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d287c" officeooo:paragraph-rsid="001d28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<text:tab/>RASMC_RNA_0H<text:tab/>RASMC_RNA_PDGF_2H<text:tab/>RASMC_RNA_PDGF_JQ1_2H<text:tab/>RASMC_RNA_PDGF_24H<text:tab/>RASMC_RNA_PDGF_JQ1_24H</text:p>
      <text:p text:style-name="P1">A1bg<text:tab/>0.103933771121142<text:tab/>0.10330493628222<text:tab/>0.0979952785205257<text:tab/>0.101020019074265<text:tab/>0.0959986064385136</text:p>
      <text:p text:style-name="P1">A1cf<text:tab/>0.103933771121142<text:tab/>0.10330493628222<text:tab/>0.0979952785205257<text:tab/>0.101020019074265<text:tab/>0.0959986064385136</text:p>
      <text:p text:style-name="P1">A1i3<text:tab/>0.103933771121142<text:tab/>0.10330493628222<text:tab/>0.0979952785205257<text:tab/>0.101020019074265<text:tab/>0.0959986064385136</text:p>
      <text:p text:style-name="P1">A2m<text:tab/>0.103933771121142<text:tab/>0.10330493628222<text:tab/>0.0979952785205257<text:tab/>0.101020019074265<text:tab/>0.0959986064385136</text:p>
      <text:p text:style-name="P1">A3galt2<text:tab/>49.8558429333472<text:tab/>79.9216493533161<text:tab/>21.9892767297224<text:tab/>106.518152665087<text:tab/>44.2485222809554</text:p>
      <text:p text:style-name="P1">A4galt<text:tab/>0.10412389006911<text:tab/>0.118584905694567<text:tab/>0.098109144447727<text:tab/>0.101547582454716<text:tab/>0.096036256141404</text:p>
      <text:p text:style-name="P1">AA926063<text:tab/>0.104379805853796<text:tab/>0.815474722803193<text:tab/>0.0968692399936133<text:tab/>0.267388530437844<text:tab/>0.996967520692918</text:p>
      <text:p text:style-name="P1">Aaas<text:tab/>16.3772034770387<text:tab/>12.0823921160831<text:tab/>6.86034293077494<text:tab/>23.9975352617822<text:tab/>10.9452824918612</text:p>
      <text:p text:style-name="P1">Aacs<text:tab/>46.89106338518<text:tab/>33.7294484871697<text:tab/>28.8203288702689<text:tab/>49.9765512446268<text:tab/>24.0251017128115</text:p>
      <text:p text:style-name="P1">Aadac<text:tab/>0.103933771121142<text:tab/>0.10330493628222<text:tab/>0.0979952785205257<text:tab/>0.101020019074265<text:tab/>0.0959986064385136</text:p>
      <text:p text:style-name="P1">Aadacl2<text:tab/>0.103933771121142<text:tab/>0.10330493628222<text:tab/>0.0979952785205257<text:tab/>0.101020019074265<text:tab/>0.0959986064385136</text:p>
      <text:p text:style-name="P1">Aadacl3<text:tab/>0.103933771121142<text:tab/>0.10330493628222<text:tab/>0.0979952785205257<text:tab/>0.101020019074265<text:tab/>0.0959986064385136</text:p>
      <text:p text:style-name="P1">Aadat<text:tab/>0.103282704901671<text:tab/>0.103278500125518<text:tab/>0.123762070117432<text:tab/>0.101010902104189<text:tab/>0.0953673284564319</text:p>
      <text:p text:style-name="P1">Aaed1<text:tab/>65.6899546989953<text:tab/>49.0306580653912<text:tab/>38.3832998073162<text:tab/>69.4048225458171<text:tab/>20.9939065527298</text:p>
      <text:p text:style-name="P1">Aagab<text:tab/>19.0933044126112<text:tab/>18.361500767929<text:tab/>20.2092091157612<text:tab/>30.7724576312769<text:tab/>40.7432453699487</text:p>
      <text:p text:style-name="P1">Aak1<text:tab/>1.85450800601336<text:tab/>2.6972437727439<text:tab/>2.08342630378025<text:tab/>4.22314738956919<text:tab/>3.53251856391414</text:p>
      <text:p text:style-name="P1">Aamdc<text:tab/>0.429827551444822<text:tab/>0.722948442875377<text:tab/>1.85424415173904<text:tab/>0.949748065731692<text:tab/>3.52100150176574</text:p>
      <text:p text:style-name="P1">Aamp<text:tab/>58.7069052408915<text:tab/>67.7700555249374<text:tab/>61.8313137279085<text:tab/>112.965381036751<text:tab/>75.2324918126373</text:p>
      <text:p text:style-name="P1">Aanat<text:tab/>0.208234012217497<text:tab/>0.106028773814277<text:tab/>0.147135556583765<text:tab/>0.123377675694216<text:tab/>0.0959833478764785</text:p>
      <text:p text:style-name="P1">Aar2<text:tab/>6.1548848065698<text:tab/>7.39924144188298<text:tab/>6.1429104736966<text:tab/>10.2334209718973<text:tab/>9.77556059436917</text:p>
      <text:p text:style-name="P1">Aard<text:tab/>0.45406382143314<text:tab/>0.186821761332838<text:tab/>0.211280527193099<text:tab/>0.446916734246539<text:tab/>0.162723123273497</text:p>
      <text:p text:style-name="P1">Aars<text:tab/>109.891076781093<text:tab/>133.510614894062<text:tab/>62.8346602197969<text:tab/>173.473399433633<text:tab/>156.346364566229</text:p>
      <text:p text:style-name="P1">Aars2<text:tab/>4.12326868549379<text:tab/>3.75993233780567<text:tab/>3.29222332837668<text:tab/>6.5342248426818<text:tab/>7.26546670241162</text:p>
      <text:p text:style-name="P1">Aarsd1<text:tab/>10.1910964072766<text:tab/>8.19031889501193<text:tab/>5.95560785808553<text:tab/>13.2999794182433<text:tab/>15.9082926647744</text:p>
      <text:p text:style-name="P1">Aasdhppt<text:tab/>39.7694275569644<text:tab/>24.6738904469039<text:tab/>36.7768468960597<text:tab/>60.7154780481332<text:tab/>60.5852085194367</text:p>
      <text:p text:style-name="P1">Aass<text:tab/>3.75796428883208<text:tab/>2.85615218054149<text:tab/>0.625191911433897<text:tab/>5.76395555680757<text:tab/>0.327044624636202</text:p>
      <text:p text:style-name="P1">Aatf<text:tab/>15.8744758671848<text:tab/>13.6312095944423<text:tab/>18.6579365126602<text:tab/>25.5690808926949<text:tab/>24.3956144222242</text:p>
      <text:p text:style-name="P1">Aatk<text:tab/>0.127856001477439<text:tab/>0.182498541837509<text:tab/>0.135425483045315<text:tab/>0.112517119498468<text:tab/>0.0956643193556814</text:p>
      <text:p text:style-name="P1">Abat<text:tab/>0.104653279194435<text:tab/>0.199879390741598<text:tab/>0.263755018499134<text:tab/>0.188926734366775<text:soft-page-break/><text:tab/>0.16801451888537</text:p>
      <text:p text:style-name="P1">Abca1<text:tab/>7.90831599262971<text:tab/>2.11407506363504<text:tab/>2.29436807014559<text:tab/>11.1364493796275<text:tab/>6.77553193295923</text:p>
      <text:p text:style-name="P1">Abca13<text:tab/>0.109867999194681<text:tab/>0.103393896554991<text:tab/>0.0980104810846288<text:tab/>0.101116779758809<text:tab/>0.0959695783425347</text:p>
      <text:p text:style-name="P1">Abca15<text:tab/>0.103933771121142<text:tab/>0.10330493628222<text:tab/>0.0979952785205257<text:tab/>0.101020019074265<text:tab/>0.0959986064385136</text:p>
      <text:p text:style-name="P1">Abca17<text:tab/>0.104518242131004<text:tab/>0.117322870813901<text:tab/>0.0982367383883768<text:tab/>0.124587724098301<text:tab/>0.107673631695336</text:p>
      <text:p text:style-name="P1">Abca2<text:tab/>6.72310083458424<text:tab/>5.35025008486039<text:tab/>4.43044650315238<text:tab/>13.0934000455889<text:tab/>7.60506514325557</text:p>
      <text:p text:style-name="P1">Abca4<text:tab/>0.104308950220855<text:tab/>0.138110585980871<text:tab/>0.0980634463346563<text:tab/>0.10834332864916<text:tab/>0.0958421292864001</text:p>
      <text:p text:style-name="P1">Abca5<text:tab/>1.58648701078006<text:tab/>1.19448372640974<text:tab/>2.70393102878023<text:tab/>1.9272436431438<text:tab/>2.93424908709059</text:p>
      <text:p text:style-name="P1">Abca7<text:tab/>3.35887836868234<text:tab/>3.35571921878936<text:tab/>1.92888237804<text:tab/>13.353761803926<text:tab/>14.3761098948438</text:p>
      <text:p text:style-name="P1">Abca8a<text:tab/>3.89847539667882<text:tab/>3.18755543842612<text:tab/>1.44032644832746<text:tab/>4.06536119627067<text:tab/>0.274245614315866</text:p>
      <text:p text:style-name="P1">Abcb10<text:tab/>7.56560947777012<text:tab/>4.01829508663322<text:tab/>6.33965048891388<text:tab/>6.03980975773711<text:tab/>5.87140072592288</text:p>
      <text:p text:style-name="P1">Abcb11<text:tab/>0.103933771121142<text:tab/>0.10330493628222<text:tab/>0.0979952785205257<text:tab/>0.101020019074265<text:tab/>0.0959986064385136</text:p>
      <text:p text:style-name="P1">Abcb1a<text:tab/>0.502274806954868<text:tab/>1.1064456288843<text:tab/>0.877646701985941<text:tab/>0.797687514888309<text:tab/>0.76431053894116</text:p>
      <text:p text:style-name="P1">Abcb1b<text:tab/>19.7130453302496<text:tab/>47.240237738284<text:tab/>41.1260589214066<text:tab/>28.496454332216<text:tab/>12.1346660991408</text:p>
      <text:p text:style-name="P1">Abcb4<text:tab/>0.106652137745571<text:tab/>0.225665573987153<text:tab/>0.288606396370928<text:tab/>0.154066172314164<text:tab/>0.0961651947530913</text:p>
      <text:p text:style-name="P1">Abcb6<text:tab/>9.9192985616258<text:tab/>6.28588553204941<text:tab/>4.14584647895503<text:tab/>10.6020660251828<text:tab/>5.20280658549459</text:p>
      <text:p text:style-name="P1">Abcb7<text:tab/>6.07632702793338<text:tab/>4.36148202285266<text:tab/>1.76921248600119<text:tab/>7.7768441442651<text:tab/>5.81213592822977</text:p>
      <text:p text:style-name="P1">Abcb8<text:tab/>13.6689139767494<text:tab/>10.0052937791369<text:tab/>5.33290078598861<text:tab/>17.5748550367785<text:tab/>15.2941485233861</text:p>
      <text:p text:style-name="P1">Abcb9<text:tab/>0.132355674366437<text:tab/>0.153416654427035<text:tab/>0.104212614328386<text:tab/>0.599196262841212<text:tab/>0.31126552618591</text:p>
      <text:p text:style-name="P1">Abcc1<text:tab/>8.73084447354702<text:tab/>6.29615463563668<text:tab/>5.93208473948595<text:tab/>12.3684837645126<text:tab/>9.32418095450248</text:p>
      <text:p text:style-name="P1">Abcc10<text:tab/>2.42959404438024<text:tab/>0.599735436303095<text:tab/>1.35798793582856<text:tab/>3.83559034168426<text:tab/>2.16597151930234</text:p>
      <text:p text:style-name="P1">Abcc12<text:tab/>0.103933771121142<text:tab/>0.10330493628222<text:tab/>0.0979952785205257<text:tab/>0.101020019074265<text:tab/>0.0959986064385136</text:p>
      <text:p text:style-name="P1">Abcc2<text:tab/>0.103933771121142<text:tab/>0.10330493628222<text:tab/>0.0979952785205257<text:tab/>0.101020019074265<text:tab/>0.0959986064385136</text:p>
      <text:p text:style-name="P1">Abcc3<text:tab/>8.01798513986848<text:tab/>2.68894082706694<text:tab/>2.40801001098127<text:tab/>6.01033407024897<text:tab/>3.53401584124084</text:p>
      <text:p text:style-name="P1">Abcc4<text:tab/>2.46608637276823<text:tab/>2.7348858376959<text:tab/>1.85331066524551<text:tab/>8.26092538686811<text:tab/>8.76243308802073</text:p>
      <text:p text:style-name="P1">Abcc5<text:tab/>10.174638388091<text:tab/>7.510309226901<text:tab/>4.68221155637998<text:tab/>12.0475429463006<text:tab/>9.10730330162814</text:p>
      <text:p text:style-name="P1">Abcc6<text:tab/>0.103302679111983<text:tab/>0.108897756430067<text:tab/>0.104830185716363<text:tab/>0.152020535405582<text:tab/>0.0949740551523309</text:p>
      <text:p text:style-name="P1">Abcc8<text:tab/>0.103933771121142<text:tab/>0.10330493628222<text:tab/>0.0979952785205257<text:tab/>0.101020019074265<text:tab/>0.0959986064385136</text:p>
      <text:p text:style-name="P1">Abcc9<text:tab/>1.58215133564121<text:tab/>1.28528192868189<text:tab/>0.872482433886356<text:tab/>6.42734579720649<text:tab/>0.155491541399211</text:p>
      <text:p text:style-name="P1">Abcd1<text:tab/>5.39479288575079<text:tab/>3.67000822226796<text:tab/>1.8427225954902<text:tab/>10.4995173228316<text:tab/>2.98382558522224</text:p>
      <text:p text:style-name="P1"><text:soft-page-break/>Abcd2<text:tab/>0.103769342266926<text:tab/>0.103554964857103<text:tab/>0.0977521502794805<text:tab/>0.124836661182144<text:tab/>0.095600214149523</text:p>
      <text:p text:style-name="P1">Abcd3<text:tab/>18.6314635753269<text:tab/>9.99981826284118<text:tab/>23.6325280121424<text:tab/>25.5754642631474<text:tab/>31.6230315999105</text:p>
      <text:p text:style-name="P1">Abcd4<text:tab/>18.2508249017311<text:tab/>9.427868906353<text:tab/>10.7123723528237<text:tab/>25.0808719992717<text:tab/>9.56216427632891</text:p>
      <text:p text:style-name="P1">Abce1<text:tab/>61.3466389394741<text:tab/>81.8619167320663<text:tab/>43.795496705606<text:tab/>70.5395467654973<text:tab/>51.2366261689664</text:p>
      <text:p text:style-name="P1">Abcf1<text:tab/>46.4788892715765<text:tab/>57.9795602061281<text:tab/>54.9138135391066<text:tab/>52.9484494052177<text:tab/>69.6480786598664</text:p>
      <text:p text:style-name="P1">Abcf2<text:tab/>39.9862653450902<text:tab/>49.2791091414332<text:tab/>43.8480209286348<text:tab/>55.1341609476846<text:tab/>63.7355899703052</text:p>
      <text:p text:style-name="P1">Abcf3<text:tab/>20.0644687832035<text:tab/>24.2997744089352<text:tab/>20.7578100655366<text:tab/>40.3415178500934<text:tab/>39.4633349513714</text:p>
      <text:p text:style-name="P1">Abcg1<text:tab/>0.921603133861447<text:tab/>1.35433907238608<text:tab/>0.498949342688453<text:tab/>3.74213035015422<text:tab/>0.640912198375657</text:p>
      <text:p text:style-name="P1">Abcg2<text:tab/>0.31384460237348<text:tab/>0.233366378017864<text:tab/>0.562709730174379<text:tab/>0.183104814227145<text:tab/>0.182736017496606</text:p>
      <text:p text:style-name="P1">Abcg3<text:tab/>2.29411526416254<text:tab/>2.48354261561127<text:tab/>1.27686821569057<text:tab/>2.79956025453877<text:tab/>2.17580843218752</text:p>
      <text:p text:style-name="P1">Abcg3l1<text:tab/>4.5694226192929<text:tab/>13.7264878513662<text:tab/>8.08080252250334<text:tab/>8.34658478383276<text:tab/>6.36506475102425</text:p>
      <text:p text:style-name="P1">Abcg3l2<text:tab/>3.25068042313546<text:tab/>2.56199869095817<text:tab/>1.45509397742751<text:tab/>3.17993397457384<text:tab/>3.05555395901473</text:p>
      <text:p text:style-name="P1">Abcg3l3<text:tab/>11.0437904728649<text:tab/>7.85070061610087<text:tab/>4.86379203460382<text:tab/>18.5379558208732<text:tab/>10.18590328953</text:p>
      <text:p text:style-name="P1">Abcg3l4<text:tab/>0.120216130861401<text:tab/>1.02651381818196<text:tab/>0.620046239929793<text:tab/>0.720150993372734<text:tab/>0.960885299847154</text:p>
      <text:p text:style-name="P1">Abcg4<text:tab/>0.46614454339684<text:tab/>0.51244441114285<text:tab/>0.244407542691713<text:tab/>0.602006857032609<text:tab/>0.270910898228302</text:p>
      <text:p text:style-name="P1">Abcg5<text:tab/>0.103933771121142<text:tab/>0.10330493628222<text:tab/>0.0979952785205257<text:tab/>0.101020019074265<text:tab/>0.0959986064385136</text:p>
      <text:p text:style-name="P1">Abcg8<text:tab/>0.104065904063515<text:tab/>0.103538483626375<text:tab/>0.0980938610577563<text:tab/>0.101277841429404<text:tab/>0.0996652434511231</text:p>
      <text:p text:style-name="P1">Abhd1<text:tab/>6.60587808178946<text:tab/>5.55089597041058<text:tab/>8.27498164018947<text:tab/>17.7697671517109<text:tab/>7.606080442043</text:p>
      <text:p text:style-name="P1">Abhd10<text:tab/>0.103933771121142<text:tab/>0.10330493628222<text:tab/>0.0979952785205257<text:tab/>0.101020019074265<text:tab/>0.0959986064385136</text:p>
      <text:p text:style-name="P1">Abhd11<text:tab/>9.64533876129049<text:tab/>6.70115504010208<text:tab/>6.98632007296581<text:tab/>13.6433170219721<text:tab/>10.4794580706905</text:p>
      <text:p text:style-name="P1">Abhd12<text:tab/>24.0676424532518<text:tab/>19.6990553223059<text:tab/>34.2507095579598<text:tab/>41.5132322010504<text:tab/>45.8621411628085</text:p>
      <text:p text:style-name="P1">Abhd12b<text:tab/>0.103933771121142<text:tab/>0.10330493628222<text:tab/>0.0979952785205257<text:tab/>0.101020019074265<text:tab/>0.0959986064385136</text:p>
      <text:p text:style-name="P1">Abhd13<text:tab/>4.69070023413581<text:tab/>5.98952844029129<text:tab/>6.23690448731186<text:tab/>6.20298833886415<text:tab/>5.53484611430882</text:p>
      <text:p text:style-name="P1">Abhd14a<text:tab/>3.21368699106151<text:tab/>3.65666693314493<text:tab/>3.56115670357868<text:tab/>4.08212360472937<text:tab/>3.44739284217898</text:p>
      <text:p text:style-name="P1">Abhd14b<text:tab/>27.3987743966573<text:tab/>18.3762658510236<text:tab/>21.9495807245687<text:tab/>49.2814355757084<text:tab/>23.4965514088713</text:p>
      <text:p text:style-name="P1">Abhd15<text:tab/>0.136388931454825<text:tab/>0.140172584373766<text:tab/>0.558239570840343<text:tab/>0.151574635676234<text:tab/>0.147546020036587</text:p>
      <text:p text:style-name="P1">Abhd16a<text:tab/>30.5444069640953<text:tab/>44.9728095445812<text:tab/>26.2428556517793<text:tab/>46.4409344219573<text:tab/>30.0101769655383</text:p>
      <text:p text:style-name="P1">Abhd16b<text:tab/>0.241632532032199<text:tab/>0.106434096233959<text:tab/>0.0980202418081915<text:tab/>0.146014301238288<text:tab/>0.140826880403955</text:p>
      <text:p text:style-name="P1">Abhd17a<text:tab/>35.1093123331507<text:tab/>54.3343774124379<text:tab/>49.3233204162711<text:tab/>75.1682150478389<text:tab/>269.463685015527</text:p>
      <text:p text:style-name="P1">Abhd17b<text:tab/>11.9663454299113<text:tab/>10.9985359283369<text:tab/>23.7792004133683<text:tab/>17.6215292160257<text:soft-page-break/><text:tab/>18.7045239657127</text:p>
      <text:p text:style-name="P1">Abhd17c<text:tab/>13.4842758135412<text:tab/>13.3600393775661<text:tab/>13.2388091740853<text:tab/>13.1742255280391<text:tab/>11.6612486967172</text:p>
      <text:p text:style-name="P1">Abhd2<text:tab/>13.597391943707<text:tab/>44.2858469630847<text:tab/>54.4305232578194<text:tab/>24.1821198160089<text:tab/>27.4705329907118</text:p>
      <text:p text:style-name="P1">Abhd3<text:tab/>0.921771424403841<text:tab/>0.589064434241804<text:tab/>2.19610905578344<text:tab/>3.30462331779048<text:tab/>2.78236794155791</text:p>
      <text:p text:style-name="P1">Abhd4<text:tab/>61.4393734329192<text:tab/>54.5871008314093<text:tab/>48.0181845443387<text:tab/>138.048486860013<text:tab/>74.5573199665934</text:p>
      <text:p text:style-name="P1">Abhd5<text:tab/>11.7618522174004<text:tab/>23.5515758637241<text:tab/>38.4830299593745<text:tab/>24.6323948876818<text:tab/>44.2420603003061</text:p>
      <text:p text:style-name="P1">Abhd6<text:tab/>12.4441566265505<text:tab/>4.86194936520829<text:tab/>6.56354391939542<text:tab/>50.2662065823027<text:tab/>21.9591384754143</text:p>
      <text:p text:style-name="P1">Abhd8<text:tab/>17.3164071382216<text:tab/>13.3670347151601<text:tab/>9.9438347926144<text:tab/>29.0751436024527<text:tab/>22.97508835121</text:p>
      <text:p text:style-name="P1">Abi1<text:tab/>42.5152182892152<text:tab/>38.4432603106666<text:tab/>39.4148660258107<text:tab/>45.8306483613983<text:tab/>40.39494361235</text:p>
      <text:p text:style-name="P1">Abi2<text:tab/>16.7060621748556<text:tab/>20.9157895746332<text:tab/>13.6563440933754<text:tab/>26.9999386872215<text:tab/>16.0172580460441</text:p>
      <text:p text:style-name="P1">Abi3<text:tab/>0.103933771121142<text:tab/>0.10330493628222<text:tab/>0.0979952785205257<text:tab/>0.101020019074265<text:tab/>0.0959986064385136</text:p>
      <text:p text:style-name="P1">Abl1<text:tab/>1.48293797648574<text:tab/>0.42592889662393<text:tab/>0.396304194893324<text:tab/>2.49598407551457<text:tab/>0.660977973838252</text:p>
      <text:p text:style-name="P1">Abl2<text:tab/>2.73544119422067<text:tab/>7.59822437644916<text:tab/>4.19604261382917<text:tab/>4.23766954609956<text:tab/>2.22968192273081</text:p>
      <text:p text:style-name="P1">Ablim2<text:tab/>0.10171416118493<text:tab/>0.106561959702708<text:tab/>0.128955288379225<text:tab/>0.358006703360084<text:tab/>0.188711558112568</text:p>
      <text:p text:style-name="P1">Ablim3<text:tab/>0.158397189109438<text:tab/>0.127775775543033<text:tab/>0.254505785466912<text:tab/>0.112653850848756<text:tab/>0.0947354761926426</text:p>
      <text:p text:style-name="P1">Abo<text:tab/>0.12692172839899<text:tab/>0.106612149619608<text:tab/>0.174690458639786<text:tab/>0.164650859755221<text:tab/>0.0958762651487897</text:p>
      <text:p text:style-name="P1">Abo2<text:tab/>0.103933771121142<text:tab/>0.10330493628222<text:tab/>0.0979952785205257<text:tab/>0.101020019074265<text:tab/>0.0959986064385136</text:p>
      <text:p text:style-name="P1">Abr<text:tab/>8.53175331984526<text:tab/>6.19357278961086<text:tab/>8.2325213532171<text:tab/>24.601645423339<text:tab/>12.7515985228314</text:p>
      <text:p text:style-name="P1">Abra<text:tab/>1.20279398289244<text:tab/>2.30191363960502<text:tab/>0.488724113487494<text:tab/>0.238462454544738<text:tab/>0.0865035609849017</text:p>
      <text:p text:style-name="P1">Abracl<text:tab/>129.842849836857<text:tab/>111.246543191375<text:tab/>66.8041189335909<text:tab/>150.891783329682<text:tab/>57.0634471111057</text:p>
      <text:p text:style-name="P1">Abt1<text:tab/>13.8478242779936<text:tab/>23.2551567253292<text:tab/>14.1331741108984<text:tab/>16.5139583519371<text:tab/>19.9441561070192</text:p>
      <text:p text:style-name="P1">Abtb1<text:tab/>9.32322652888859<text:tab/>4.66647807927865<text:tab/>3.18859606353267<text:tab/>15.4175191527016<text:tab/>8.53756997401075</text:p>
      <text:p text:style-name="P1">Abtb2<text:tab/>4.66167612767078<text:tab/>15.412514839858<text:tab/>19.7236856790029<text:tab/>6.53777271917703<text:tab/>12.8530314968282</text:p>
      <text:p text:style-name="P1">Ac1576<text:tab/>0.456281666215226<text:tab/>0.762873138434736<text:tab/>1.20336530987474<text:tab/>1.10672411466629<text:tab/>0.946296156449241</text:p>
      <text:p text:style-name="P1">Acaa1a<text:tab/>28.5820556606263<text:tab/>20.4066698179474<text:tab/>17.5059486512339<text:tab/>40.9000697718105<text:tab/>32.4067608713594</text:p>
      <text:p text:style-name="P1">Acaa1b<text:tab/>1.23694790692097<text:tab/>1.17520293039977<text:tab/>0.259927607732283<text:tab/>1.68201779779604<text:tab/>0.945407823152266</text:p>
      <text:p text:style-name="P1">Acaa2<text:tab/>26.6165352955765<text:tab/>24.6342104036663<text:tab/>22.7531007482165<text:tab/>55.0689870297806<text:tab/>29.3970959829893</text:p>
      <text:p text:style-name="P1">Acaca<text:tab/>15.9443870077223<text:tab/>11.2051586704181<text:tab/>12.6651658234375<text:tab/>23.2887121976147<text:tab/>15.1541250110732</text:p>
      <text:p text:style-name="P1">Acacb<text:tab/>0.111289523545701<text:tab/>0.119364472097342<text:tab/>0.0980723704318494<text:tab/>0.131826156509883<text:tab/>0.132046843227264</text:p>
      <text:p text:style-name="P1">Acad10<text:tab/>5.26430567360492<text:tab/>3.67176241780342<text:tab/>2.22106365168179<text:tab/>6.17625197662081<text:tab/>3.72986329948806</text:p>
      <text:p text:style-name="P1"><text:soft-page-break/>Acad11<text:tab/>20.3436697223359<text:tab/>17.2854392307776<text:tab/>12.0732870660381<text:tab/>34.2935656398234<text:tab/>9.04584011516317</text:p>
      <text:p text:style-name="P1">Acad9<text:tab/>15.792848187174<text:tab/>10.5478154868906<text:tab/>5.95543284305891<text:tab/>15.0545150364892<text:tab/>10.7363711623672</text:p>
      <text:p text:style-name="P1">Acadl<text:tab/>59.4831528957707<text:tab/>58.8504946899084<text:tab/>71.6721626750944<text:tab/>110.423473589519<text:tab/>89.1382734460836</text:p>
      <text:p text:style-name="P1">Acadm<text:tab/>32.2590856131402<text:tab/>30.3260370193969<text:tab/>35.9855821123517<text:tab/>53.8332887410254<text:tab/>49.9519238262883</text:p>
      <text:p text:style-name="P1">Acads<text:tab/>14.4426227003102<text:tab/>12.3938859742439<text:tab/>14.0919705920386<text:tab/>30.5139706531659<text:tab/>15.3761950303142</text:p>
      <text:p text:style-name="P1">Acadsb<text:tab/>20.0334472703701<text:tab/>15.2680657137109<text:tab/>13.0899172438379<text:tab/>23.8403389657651<text:tab/>5.40560522394059</text:p>
      <text:p text:style-name="P1">Acadvl<text:tab/>20.595691625692<text:tab/>21.5612250604445<text:tab/>27.245867600911<text:tab/>45.914912316471<text:tab/>66.5565347768389</text:p>
      <text:p text:style-name="P1">Acan<text:tab/>1.57514651330599<text:tab/>9.26625585912424<text:tab/>2.08633667669898<text:tab/>8.62778670115457<text:tab/>0.487392430969362</text:p>
      <text:p text:style-name="P1">Acap1<text:tab/>0.189566056009703<text:tab/>0.148144894226127<text:tab/>0.167795348145505<text:tab/>0.183704869925733<text:tab/>0.266064297720073</text:p>
      <text:p text:style-name="P1">Acap2<text:tab/>23.1775810297442<text:tab/>18.2367835584444<text:tab/>28.7060194383055<text:tab/>38.8958112262855<text:tab/>31.609754626343</text:p>
      <text:p text:style-name="P1">Acap3<text:tab/>8.35097461246384<text:tab/>13.182720678208<text:tab/>17.0223519433493<text:tab/>11.4199537325962<text:tab/>10.8071209975897</text:p>
      <text:p text:style-name="P1">Acat1<text:tab/>39.6638553387384<text:tab/>40.9242028079993<text:tab/>38.7042169895262<text:tab/>43.5991868401762<text:tab/>31.6937107126381</text:p>
      <text:p text:style-name="P1">Acat2<text:tab/>37.2594241592492<text:tab/>34.0279602052623<text:tab/>22.8687283213434<text:tab/>50.4877718526212<text:tab/>21.5134353628266</text:p>
      <text:p text:style-name="P1">Acbd3<text:tab/>33.4156708829154<text:tab/>40.4262581478579<text:tab/>29.984452710506<text:tab/>38.9824328378939<text:tab/>22.2397427312893</text:p>
      <text:p text:style-name="P1">Acbd4<text:tab/>11.5537446797631<text:tab/>6.94850294991587<text:tab/>5.18366547107103<text:tab/>15.409116313162<text:tab/>11.3649066934563</text:p>
      <text:p text:style-name="P1">Acbd5<text:tab/>6.02864941939803<text:tab/>5.79160930596895<text:tab/>4.64909164796235<text:tab/>10.5716199217977<text:tab/>4.78891290787207</text:p>
      <text:p text:style-name="P1">Acbd6<text:tab/>14.3959385478917<text:tab/>16.2947488600087<text:tab/>10.457404064802<text:tab/>33.108710598274<text:tab/>15.0172532594888</text:p>
      <text:p text:style-name="P1">Acbd7<text:tab/>0.106825354756575<text:tab/>0.187892637120573<text:tab/>2.19246734850234<text:tab/>0.397616253525442<text:tab/>0.914075563840802</text:p>
      <text:p text:style-name="P1">Accs<text:tab/>7.08937479703557<text:tab/>2.20208190905709<text:tab/>1.44430782016504<text:tab/>6.58062675796749<text:tab/>2.49295319384971</text:p>
      <text:p text:style-name="P1">Accsl<text:tab/>0.103681454880991<text:tab/>0.229787805404335<text:tab/>0.0972319106933281<text:tab/>0.194525691360042<text:tab/>0.0944557137828863</text:p>
      <text:p text:style-name="P1">Acd<text:tab/>40.6331820066568<text:tab/>29.920731794417<text:tab/>32.9455338624731<text:tab/>54.8762783313924<text:tab/>63.9913206713739</text:p>
      <text:p text:style-name="P1">Ace<text:tab/>0.265945601163028<text:tab/>0.89488203588332<text:tab/>0.20469825665533<text:tab/>1.40297478717949<text:tab/>0.133083963579637</text:p>
      <text:p text:style-name="P1">Ace2<text:tab/>0.103933771121142<text:tab/>0.10330493628222<text:tab/>0.0979952785205257<text:tab/>0.101020019074265<text:tab/>0.0959986064385136</text:p>
      <text:p text:style-name="P1">Ace3<text:tab/>0.103933771121142<text:tab/>0.10330493628222<text:tab/>0.0979952785205257<text:tab/>0.101020019074265<text:tab/>0.0959986064385136</text:p>
      <text:p text:style-name="P1">Acer1<text:tab/>0.10456639764021<text:tab/>0.137403883209376<text:tab/>0.200769117564511<text:tab/>0.107779878666043<text:tab/>0.321385242166107</text:p>
      <text:p text:style-name="P1">Acer2<text:tab/>0.400553731092025<text:tab/>0.622562305104163<text:tab/>0.612327479799474<text:tab/>0.425335751437864<text:tab/>0.405910781227569</text:p>
      <text:p text:style-name="P1">Ache<text:tab/>1.78849937502436<text:tab/>2.11366219473382<text:tab/>1.54213450641058<text:tab/>4.76854004023331<text:tab/>0.449447997470868</text:p>
      <text:p text:style-name="P1">Acin1<text:tab/>49.6677270022832<text:tab/>41.3596768941768<text:tab/>29.1846544039253<text:tab/>58.3660271692829<text:tab/>44.0576691194397</text:p>
      <text:p text:style-name="P1">Ackr2<text:tab/>0.103933771121142<text:tab/>0.10330493628222<text:tab/>0.0979952785205257<text:tab/>0.101020019074265<text:tab/>0.0959986064385136</text:p>
      <text:p text:style-name="P1">Ackr3<text:tab/>92.2257351837918<text:tab/>25.9457266228526<text:tab/>13.9859692067538<text:tab/>18.6218069443039<text:soft-page-break/><text:tab/>1.52454416066773</text:p>
      <text:p text:style-name="P1">Acly<text:tab/>97.858458115861<text:tab/>91.0215678834654<text:tab/>208.660315299096<text:tab/>143.659865727973<text:tab/>228.31462522953</text:p>
      <text:p text:style-name="P1">Acmsd<text:tab/>0.299962916738507<text:tab/>0.10460076978071<text:tab/>0.0982046812001473<text:tab/>0.10268113072513<text:tab/>0.0956395701238815</text:p>
      <text:p text:style-name="P1">Acnat2<text:tab/>0.103933771121142<text:tab/>0.10330493628222<text:tab/>0.0979952785205257<text:tab/>0.101020019074265<text:tab/>0.0959986064385136</text:p>
      <text:p text:style-name="P1">Aco1<text:tab/>72.2511482720927<text:tab/>50.7533375527805<text:tab/>54.430776006347<text:tab/>56.0767882609773<text:tab/>39.9453992246328</text:p>
      <text:p text:style-name="P1">Aco2<text:tab/>86.8268068363897<text:tab/>99.9244024216358<text:tab/>78.0754817871327<text:tab/>137.179066874153<text:tab/>89.6828701567697</text:p>
      <text:p text:style-name="P1">Acot1<text:tab/>0.309135675168876<text:tab/>0.182469293537315<text:tab/>0.0983772164262399<text:tab/>0.121160262995<text:tab/>0.107470349044998</text:p>
      <text:p text:style-name="P1">Acot11<text:tab/>0.448992216790922<text:tab/>0.106594665389403<text:tab/>0.140616453582283<text:tab/>0.147648053775624<text:tab/>0.0947768607477514</text:p>
      <text:p text:style-name="P1">Acot12<text:tab/>0.101680246236507<text:tab/>0.161227681584357<text:tab/>0.847998292972671<text:tab/>0.103023169791217<text:tab/>0.0934065207519299</text:p>
      <text:p text:style-name="P1">Acot13<text:tab/>6.28518682984664<text:tab/>4.42427624683262<text:tab/>7.27686178114851<text:tab/>9.99795658324846<text:tab/>8.3592605465006</text:p>
      <text:p text:style-name="P1">Acot2<text:tab/>3.20784677325603<text:tab/>1.9807991509446<text:tab/>0.982095017663903<text:tab/>2.44331330618741<text:tab/>0.649661810724455</text:p>
      <text:p text:style-name="P1">Acot3<text:tab/>3.96652241147552<text:tab/>2.45923972787469<text:tab/>0.727774197773957<text:tab/>5.51943677839069<text:tab/>0.923650076342467</text:p>
      <text:p text:style-name="P1">Acot4<text:tab/>0.102954001012772<text:tab/>0.103072172442601<text:tab/>0.0972134441885442<text:tab/>0.148630080207618<text:tab/>0.0950020486096887</text:p>
      <text:p text:style-name="P1">Acot5<text:tab/>0.103933771121142<text:tab/>0.10330493628222<text:tab/>0.0979952785205257<text:tab/>0.101020019074265<text:tab/>0.0959986064385136</text:p>
      <text:p text:style-name="P1">Acot6<text:tab/>0.103933771121142<text:tab/>0.10330493628222<text:tab/>0.0979952785205257<text:tab/>0.101020019074265<text:tab/>0.0959986064385136</text:p>
      <text:p text:style-name="P1">Acot7<text:tab/>27.1726645289313<text:tab/>61.7781418001412<text:tab/>60.9904559496058<text:tab/>107.811428008432<text:tab/>96.4999914057276</text:p>
      <text:p text:style-name="P1">Acot8<text:tab/>9.23034193793864<text:tab/>6.37405509934751<text:tab/>5.79653458052829<text:tab/>10.018410007968<text:tab/>7.0942134581088</text:p>
      <text:p text:style-name="P1">Acot9<text:tab/>42.1631337301167<text:tab/>64.7030955346605<text:tab/>40.4674440822134<text:tab/>78.8129941319363<text:tab/>53.9950759384831</text:p>
      <text:p text:style-name="P1">Acox1<text:tab/>24.2258952986424<text:tab/>22.7158342634771<text:tab/>20.793498020566<text:tab/>34.6285096212943<text:tab/>23.8107608504845</text:p>
      <text:p text:style-name="P1">Acox2<text:tab/>0.105474468927784<text:tab/>0.124945833731413<text:tab/>0.122903401543366<text:tab/>0.113848367065536<text:tab/>0.127889442218178</text:p>
      <text:p text:style-name="P1">Acox3<text:tab/>7.39084392911919<text:tab/>5.22076872878619<text:tab/>4.4306293203857<text:tab/>8.89412448559011<text:tab/>6.06274264230744</text:p>
      <text:p text:style-name="P1">Acoxl<text:tab/>0.103891140546346<text:tab/>0.10429635929771<text:tab/>0.0976844675422309<text:tab/>0.143295308422873<text:tab/>0.121055293431494</text:p>
      <text:p text:style-name="P1">Acp1<text:tab/>16.6305147028993<text:tab/>32.974720137976<text:tab/>21.7870697212799<text:tab/>30.3341229541826<text:tab/>15.3572575208373</text:p>
      <text:p text:style-name="P1">Acp2<text:tab/>24.2870244162628<text:tab/>18.0255541822076<text:tab/>5.01508859153638<text:tab/>43.7988264771724<text:tab/>5.93860487185447</text:p>
      <text:p text:style-name="P1">Acp5<text:tab/>4.54797082621502<text:tab/>3.94355976930159<text:tab/>3.24443770359735<text:tab/>19.092413228905<text:tab/>5.21900809522122</text:p>
      <text:p text:style-name="P1">Acp6<text:tab/>18.3279426256852<text:tab/>17.1913829893153<text:tab/>11.2065030393596<text:tab/>27.5511349315889<text:tab/>8.1453394375969</text:p>
      <text:p text:style-name="P1">Acpp<text:tab/>0.0975859771075087<text:tab/>0.131270064659932<text:tab/>0.0911974910503535<text:tab/>1.58535400408305<text:tab/>0.117792484815271</text:p>
      <text:p text:style-name="P1">Acpt<text:tab/>0.100057766769848<text:tab/>4.27985951060167<text:tab/>1.08657645134155<text:tab/>0.182949293844947<text:tab/>0.104427265220465</text:p>
      <text:p text:style-name="P1">Acr<text:tab/>0.103933771121142<text:tab/>0.10330493628222<text:tab/>0.0979952785205257<text:tab/>0.101020019074265<text:tab/>0.0959986064385136</text:p>
      <text:p text:style-name="P1">Acrbp<text:tab/>1.1232280613395<text:tab/>0.647917612472005<text:tab/>0.857580737740996<text:tab/>1.29714812868252<text:tab/>1.15052734966569</text:p>
      <text:p text:style-name="P1"><text:soft-page-break/>Acrv1<text:tab/>0.102839563981322<text:tab/>0.104578758500952<text:tab/>0.220072669002344<text:tab/>0.248137996879551<text:tab/>0.0944252709684368</text:p>
      <text:p text:style-name="P1">Acsbg1<text:tab/>0.104607793584553<text:tab/>0.121933390757419<text:tab/>0.0984034606074349<text:tab/>0.111140930984465<text:tab/>0.102855875844353</text:p>
      <text:p text:style-name="P1">Acsbg2<text:tab/>0.104165258853091<text:tab/>0.103678947827696<text:tab/>0.10964020475386<text:tab/>0.101503324005835<text:tab/>0.0960679434369928</text:p>
      <text:p text:style-name="P1">Acsf2<text:tab/>11.5142621184666<text:tab/>7.59007232448112<text:tab/>6.66719882537356<text:tab/>15.9929203164017<text:tab/>4.66863280087124</text:p>
      <text:p text:style-name="P1">Acsl1<text:tab/>8.03721685427442<text:tab/>13.6040194936763<text:tab/>17.3600979975584<text:tab/>10.9547968375015<text:tab/>9.44216592055292</text:p>
      <text:p text:style-name="P1">Acsl3<text:tab/>32.7515274637981<text:tab/>58.9223223462114<text:tab/>89.6430398897671<text:tab/>42.6879247243125<text:tab/>56.2614600572136</text:p>
      <text:p text:style-name="P1">Acsl4<text:tab/>20.4158868903177<text:tab/>97.5813649942836<text:tab/>54.5066840258411<text:tab/>48.64291163608<text:tab/>108.989005032914</text:p>
      <text:p text:style-name="P1">Acsl5<text:tab/>85.7863106832391<text:tab/>87.6898454376109<text:tab/>34.8836433851593<text:tab/>96.7938716157285<text:tab/>31.6387790805678</text:p>
      <text:p text:style-name="P1">Acsl6<text:tab/>0.116181859859458<text:tab/>0.10447896735317<text:tab/>0.120667944150068<text:tab/>0.135436534284166<text:tab/>0.118238046879292</text:p>
      <text:p text:style-name="P1">Acsm1<text:tab/>0.103933771121142<text:tab/>0.10330493628222<text:tab/>0.0979952785205257<text:tab/>0.101020019074265<text:tab/>0.0959986064385136</text:p>
      <text:p text:style-name="P1">Acsm2a<text:tab/>0.103933771121142<text:tab/>0.10330493628222<text:tab/>0.0979952785205257<text:tab/>0.101020019074265<text:tab/>0.0959986064385136</text:p>
      <text:p text:style-name="P1">Acsm3<text:tab/>1.42470717508535<text:tab/>1.32574014409847<text:tab/>0.445544479540978<text:tab/>0.785696873215626<text:tab/>0.448150597076521</text:p>
      <text:p text:style-name="P1">Acsm4<text:tab/>0.103933771121142<text:tab/>0.10330493628222<text:tab/>0.0979952785205257<text:tab/>0.101020019074265<text:tab/>0.0959986064385136</text:p>
      <text:p text:style-name="P1">Acsm5<text:tab/>0.103933771121142<text:tab/>0.10330493628222<text:tab/>0.0979952785205257<text:tab/>0.101020019074265<text:tab/>0.0959986064385136</text:p>
      <text:p text:style-name="P1">Acss1<text:tab/>0.402265227236721<text:tab/>0.329994027623452<text:tab/>0.147716998497762<text:tab/>0.41018585356322<text:tab/>0.107726811250957</text:p>
      <text:p text:style-name="P1">Acss2<text:tab/>15.9974074863531<text:tab/>16.405203158442<text:tab/>24.0260139232239<text:tab/>19.2861297363136<text:tab/>17.2621262907099</text:p>
      <text:p text:style-name="P1">Acss3<text:tab/>0.888885796568294<text:tab/>0.359686981614562<text:tab/>0.549624559492438<text:tab/>0.394327718226846<text:tab/>0.264480076532086</text:p>
      <text:p text:style-name="P1">Acta1<text:tab/>25.5344400705883<text:tab/>26.3142528140866<text:tab/>51.1810573017681<text:tab/>3.79282482060015<text:tab/>1.85024183060687</text:p>
      <text:p text:style-name="P1">Acta2<text:tab/>5251.23664315476<text:tab/>6011.84353325165<text:tab/>6198.40512074431<text:tab/>945.178031479337<text:tab/>87.9340416264</text:p>
      <text:p text:style-name="P1">Actb<text:tab/>4130.33831285514<text:tab/>5058.68460618805<text:tab/>6234.51748676033<text:tab/>3821.41512624568<text:tab/>2914.35155982952</text:p>
      <text:p text:style-name="P1">Actbl2<text:tab/>1.64203502810117<text:tab/>1.74809950641816<text:tab/>2.78267980197754<text:tab/>1.61476554599363<text:tab/>0.910434353292771</text:p>
      <text:p text:style-name="P1">Actc1<text:tab/>0.239329607294887<text:tab/>0.191888316940394<text:tab/>0.147184070711771<text:tab/>0.208110968051737<text:tab/>0.119891757007379</text:p>
      <text:p text:style-name="P1">Actg1<text:tab/>1797.82491683457<text:tab/>2815.5796230687<text:tab/>3251.95643756019<text:tab/>2177.37254022786<text:tab/>1983.79112253259</text:p>
      <text:p text:style-name="P1">Actg2<text:tab/>7.88857423999715<text:tab/>10.7728338450372<text:tab/>6.06438212046803<text:tab/>0.719540905358631<text:tab/>0.23830293813598</text:p>
      <text:p text:style-name="P1">Actl11<text:tab/>0.103933771121142<text:tab/>0.10330493628222<text:tab/>0.0979952785205257<text:tab/>0.101020019074265<text:tab/>0.0959986064385136</text:p>
      <text:p text:style-name="P1">Actl6a<text:tab/>26.31287705149<text:tab/>27.4185152444615<text:tab/>20.9085125133998<text:tab/>38.5591997695815<text:tab/>29.0766237548465</text:p>
      <text:p text:style-name="P1">Actl6b<text:tab/>0.104296794444095<text:tab/>0.103895725850371<text:tab/>0.098162197936466<text:tab/>0.117300748324496<text:tab/>0.0960671013736076</text:p>
      <text:p text:style-name="P1">Actl7a<text:tab/>0.211704416845399<text:tab/>0.443483881712676<text:tab/>0.191100967979772<text:tab/>1.30040163628669<text:tab/>0.27742739161213</text:p>
      <text:p text:style-name="P1">Actl7b<text:tab/>0.173526439468303<text:tab/>0.496027939057961<text:tab/>0.478560362127858<text:tab/>0.480172226418513<text:tab/>0.168887736950017</text:p>
      <text:p text:style-name="P1">Actl9<text:tab/>0.103933771121142<text:tab/>0.10330493628222<text:tab/>0.0979952785205257<text:tab/>0.101020019074265<text:soft-page-break/><text:tab/>0.0959986064385136</text:p>
      <text:p text:style-name="P1">Actl9b<text:tab/>0.103933771121142<text:tab/>0.10330493628222<text:tab/>0.0979952785205257<text:tab/>0.101020019074265<text:tab/>0.0959986064385136</text:p>
      <text:p text:style-name="P1">Actn1<text:tab/>368.971089862428<text:tab/>685.604370196392<text:tab/>684.453131797722<text:tab/>412.66451017799<text:tab/>255.120196093252</text:p>
      <text:p text:style-name="P1">Actn2<text:tab/>0.591089756055698<text:tab/>0.308654440055701<text:tab/>0.411615078996018<text:tab/>0.180860168093668<text:tab/>0.0934983574037584</text:p>
      <text:p text:style-name="P1">Actn3<text:tab/>0.137101656052541<text:tab/>0.176218762280755<text:tab/>0.239330034177854<text:tab/>0.390241032652338<text:tab/>0.509673055578678</text:p>
      <text:p text:style-name="P1">Actn4<text:tab/>449.846875596393<text:tab/>549.404814672999<text:tab/>489.995494161096<text:tab/>393.864789154654<text:tab/>292.121802223796</text:p>
      <text:p text:style-name="P1">Actr10<text:tab/>74.8094720473567<text:tab/>97.596797667906<text:tab/>89.0320106233045<text:tab/>114.25249004885<text:tab/>100.588458098703</text:p>
      <text:p text:style-name="P1">Actr1a<text:tab/>69.767313104526<text:tab/>80.8288240129741<text:tab/>62.4831462255901<text:tab/>98.1764676084609<text:tab/>93.0048454057977</text:p>
      <text:p text:style-name="P1">Actr1b<text:tab/>36.6874976704681<text:tab/>58.4635577133051<text:tab/>46.4581754494208<text:tab/>53.7530059197934<text:tab/>39.503229853958</text:p>
      <text:p text:style-name="P1">Actr2<text:tab/>125.080343036228<text:tab/>232.466082688144<text:tab/>129.044854120572<text:tab/>271.252406429039<text:tab/>216.306987665442</text:p>
      <text:p text:style-name="P1">Actr3<text:tab/>208.396191607137<text:tab/>292.672527507116<text:tab/>162.184385448906<text:tab/>261.495368081619<text:tab/>150.365057788128</text:p>
      <text:p text:style-name="P1">Actr3b<text:tab/>4.2271269139533<text:tab/>17.1735744275415<text:tab/>10.9155348442049<text:tab/>16.3480482569725<text:tab/>9.78172355680138</text:p>
      <text:p text:style-name="P1">Actr5<text:tab/>3.14029771207277<text:tab/>2.2633472174319<text:tab/>1.872032896713<text:tab/>3.73903440191642<text:tab/>3.55036014087624</text:p>
      <text:p text:style-name="P1">Actr6<text:tab/>15.489753838767<text:tab/>11.1291981619934<text:tab/>9.98195243761683<text:tab/>30.5065477365425<text:tab/>29.7332238487974</text:p>
      <text:p text:style-name="P1">Actr8<text:tab/>17.1171980345056<text:tab/>15.515096450675<text:tab/>8.3463528057591<text:tab/>28.6404127512432<text:tab/>24.5253147664024</text:p>
      <text:p text:style-name="P1">Actrt1<text:tab/>0.103933771121142<text:tab/>0.10330493628222<text:tab/>0.0979952785205257<text:tab/>0.101020019074265<text:tab/>0.0959986064385136</text:p>
      <text:p text:style-name="P1">Actrt2<text:tab/>0.102967279020902<text:tab/>0.103075327799041<text:tab/>0.0972224305592224<text:tab/>0.147778749200208<text:tab/>0.0950133284687908</text:p>
      <text:p text:style-name="P1">Actrt3<text:tab/>0.0985749631541935<text:tab/>0.105682835572453<text:tab/>0.120053782708549<text:tab/>1.05015913180669<text:tab/>0.109151251627574</text:p>
      <text:p text:style-name="P1">Acvr1<text:tab/>16.973563722993<text:tab/>21.9338406593869<text:tab/>24.8125692709112<text:tab/>25.3952810254805<text:tab/>9.17819564152205</text:p>
      <text:p text:style-name="P1">Acvr1b<text:tab/>3.2164546645751<text:tab/>3.16887038858061<text:tab/>2.2505341025169<text:tab/>4.20296843293537<text:tab/>2.21434644617363</text:p>
      <text:p text:style-name="P1">Acvr1c<text:tab/>0.103933771121142<text:tab/>0.10330493628222<text:tab/>0.0979952785205257<text:tab/>0.101020019074265<text:tab/>0.0959986064385136</text:p>
      <text:p text:style-name="P1">Acvr2a<text:tab/>3.80556431033611<text:tab/>4.33935449708432<text:tab/>8.02059256405492<text:tab/>4.37474626418864<text:tab/>3.48063128976182</text:p>
      <text:p text:style-name="P1">Acvr2b<text:tab/>0.729666307620315<text:tab/>1.25484942780099<text:tab/>1.15076423899523<text:tab/>1.17829877281983<text:tab/>0.844805900601946</text:p>
      <text:p text:style-name="P1">Acvrl1<text:tab/>1.49905619961377<text:tab/>0.586643475153772<text:tab/>0.262292804939136<text:tab/>1.83664317301878<text:tab/>0.139169826984313</text:p>
      <text:p text:style-name="P1">Acy1<text:tab/>26.5442959781384<text:tab/>26.4901912632869<text:tab/>14.8205747138449<text:tab/>55.9891790192878<text:tab/>39.6973626498892</text:p>
      <text:p text:style-name="P1">Acy3<text:tab/>19.0753306567082<text:tab/>10.064063498381<text:tab/>4.36285696191011<text:tab/>27.114319149308<text:tab/>0.684306283910681</text:p>
      <text:p text:style-name="P1">Acyp1<text:tab/>27.4221956692092<text:tab/>31.324697875228<text:tab/>10.095237682987<text:tab/>48.4096410496922<text:tab/>19.8739939090137</text:p>
      <text:p text:style-name="P1">Acyp2<text:tab/>2.43408118146219<text:tab/>3.4538344752761<text:tab/>2.61810161233972<text:tab/>8.40900881117372<text:tab/>6.76830298400074</text:p>
      <text:p text:style-name="P1">Ada<text:tab/>5.12345754891047<text:tab/>6.23760144299475<text:tab/>4.55753550741715<text:tab/>12.0335610086554<text:tab/>3.55275585265823</text:p>
      <text:p text:style-name="P1">Adad1<text:tab/>0.102664153884669<text:tab/>0.103299415781233<text:tab/>0.172980327047048<text:tab/>0.101046674065071<text:tab/>0.0947544561960358</text:p>
      <text:p text:style-name="P1"><text:soft-page-break/>Adal<text:tab/>4.02624365457302<text:tab/>2.05935194294554<text:tab/>2.30001254649287<text:tab/>3.03666152989401<text:tab/>3.82283866162988</text:p>
      <text:p text:style-name="P1">Adam10<text:tab/>13.6904543865634<text:tab/>10.5354730289943<text:tab/>15.511660495862<text:tab/>25.1365278556541<text:tab/>23.123671132268</text:p>
      <text:p text:style-name="P1">Adam11<text:tab/>0.105067224192162<text:tab/>0.11542654677049<text:tab/>0.0986237052399689<text:tab/>0.148952233997069<text:tab/>0.169483745199408</text:p>
      <text:p text:style-name="P1">Adam15<text:tab/>15.9381473462886<text:tab/>18.1167020128394<text:tab/>19.8591656790153<text:tab/>37.160790267906<text:tab/>33.4043008534664</text:p>
      <text:p text:style-name="P1">Adam17<text:tab/>20.3858220822113<text:tab/>23.069734557439<text:tab/>18.8445662430967<text:tab/>30.0656622820351<text:tab/>25.7225818884609</text:p>
      <text:p text:style-name="P1">Adam19<text:tab/>14.7264666052675<text:tab/>29.0059233288493<text:tab/>3.15239252114267<text:tab/>20.5662240956931<text:tab/>3.10714655685751</text:p>
      <text:p text:style-name="P1">Adam1a<text:tab/>3.14537070232149<text:tab/>3.08491323361144<text:tab/>2.16762435394647<text:tab/>1.93553312587388<text:tab/>0.712043058694805</text:p>
      <text:p text:style-name="P1">Adam2<text:tab/>0.106161935968865<text:tab/>0.210141779328208<text:tab/>0.183348867717898<text:tab/>0.106816853893877<text:tab/>0.0964631302768901</text:p>
      <text:p text:style-name="P1">Adam23<text:tab/>0.473725894935228<text:tab/>0.751749604694306<text:tab/>0.567253742014766<text:tab/>2.02436028272882<text:tab/>3.75075060194403</text:p>
      <text:p text:style-name="P1">Adam26a<text:tab/>0.103933771121142<text:tab/>0.10330493628222<text:tab/>0.0979952785205257<text:tab/>0.101020019074265<text:tab/>0.0959986064385136</text:p>
      <text:p text:style-name="P1">Adam28<text:tab/>0.103933771121142<text:tab/>0.10330493628222<text:tab/>0.0979952785205257<text:tab/>0.101020019074265<text:tab/>0.0959986064385136</text:p>
      <text:p text:style-name="P1">Adam30<text:tab/>0.103561486658115<text:tab/>0.103285206253712<text:tab/>0.110604243785443<text:tab/>0.101010156305553<text:tab/>0.0956379613931731</text:p>
      <text:p text:style-name="P1">Adam32<text:tab/>0.105039730343963<text:tab/>0.211941586012339<text:tab/>0.13570789584483<text:tab/>0.104462581005811<text:tab/>0.0959430188844612</text:p>
      <text:p text:style-name="P1">Adam34<text:tab/>0.103933771121142<text:tab/>0.10330493628222<text:tab/>0.0979952785205257<text:tab/>0.101020019074265<text:tab/>0.0959986064385136</text:p>
      <text:p text:style-name="P1">Adam3a<text:tab/>0.103933771121142<text:tab/>0.10330493628222<text:tab/>0.0979952785205257<text:tab/>0.101020019074265<text:tab/>0.0959986064385136</text:p>
      <text:p text:style-name="P1">Adam4<text:tab/>0.389754574142231<text:tab/>0.252496055602042<text:tab/>0.23029292731834<text:tab/>0.683005247926227<text:tab/>0.294850503226439</text:p>
      <text:p text:style-name="P1">Adam4l1<text:tab/>0.773846090452814<text:tab/>0.215184129432026<text:tab/>0.106405019253375<text:tab/>0.580565804352314<text:tab/>0.334497984872228</text:p>
      <text:p text:style-name="P1">Adam5<text:tab/>0.103933771121142<text:tab/>0.10330493628222<text:tab/>0.0979952785205257<text:tab/>0.101020019074265<text:tab/>0.0959986064385136</text:p>
      <text:p text:style-name="P1">Adam6<text:tab/>0.103933771121142<text:tab/>0.10330493628222<text:tab/>0.0979952785205257<text:tab/>0.101020019074265<text:tab/>0.0959986064385136</text:p>
      <text:p text:style-name="P1">Adam7<text:tab/>0.103933771121142<text:tab/>0.10330493628222<text:tab/>0.0979952785205257<text:tab/>0.101020019074265<text:tab/>0.0959986064385136</text:p>
      <text:p text:style-name="P1">Adam9<text:tab/>40.3130285862729<text:tab/>56.2340564738497<text:tab/>58.3279633310887<text:tab/>54.1434724332732<text:tab/>40.0073029981756</text:p>
      <text:p text:style-name="P1">Adamdec1<text:tab/>0.103933771121142<text:tab/>0.10330493628222<text:tab/>0.0979952785205257<text:tab/>0.101020019074265<text:tab/>0.0959986064385136</text:p>
      <text:p text:style-name="P1">Adamts1<text:tab/>104.553642183938<text:tab/>344.224843557941<text:tab/>142.388496288648<text:tab/>155.083362358103<text:tab/>48.2880892966582</text:p>
      <text:p text:style-name="P1">Adamts10<text:tab/>51.0897503543025<text:tab/>21.4003887763712<text:tab/>18.2228027743873<text:tab/>35.8900615761345<text:tab/>7.2775162941685</text:p>
      <text:p text:style-name="P1">Adamts12<text:tab/>127.919561035191<text:tab/>106.136655896656<text:tab/>86.7481870491026<text:tab/>45.3527352605318<text:tab/>3.78491631719174</text:p>
      <text:p text:style-name="P1">Adamts14<text:tab/>1.87064855014411<text:tab/>3.63073381838452<text:tab/>1.06215553303909<text:tab/>6.56026302016553<text:tab/>0.252291511313396</text:p>
      <text:p text:style-name="P1">Adamts15<text:tab/>5.39207230006029<text:tab/>0.931737708714949<text:tab/>0.37155813952685<text:tab/>0.875230156742991<text:tab/>0.18401453163012</text:p>
      <text:p text:style-name="P1">Adamts18<text:tab/>0.103955127295919<text:tab/>0.111485593901556<text:tab/>0.0979535359756601<text:tab/>0.10120646094853<text:tab/>0.0959104131472067</text:p>
      <text:p text:style-name="P1">Adamts19<text:tab/>0.103933771121142<text:tab/>0.10330493628222<text:tab/>0.0979952785205257<text:tab/>0.101020019074265<text:tab/>0.0959986064385136</text:p>
      <text:p text:style-name="P1">Adamts2<text:tab/>14.9090813393012<text:tab/>14.9250153016985<text:tab/>15.591577453071<text:tab/>17.6252712186982<text:soft-page-break/><text:tab/>7.66273735324104</text:p>
      <text:p text:style-name="P1">Adamts3<text:tab/>1.44105674713539<text:tab/>2.48829821944095<text:tab/>1.39084202892937<text:tab/>0.748031950598581<text:tab/>0.838259623683776</text:p>
      <text:p text:style-name="P1">Adamts4<text:tab/>0.128078226316774<text:tab/>0.859279180598724<text:tab/>0.102983211010196<text:tab/>1.59308628000954<text:tab/>0.110262402604134</text:p>
      <text:p text:style-name="P1">Adamts5<text:tab/>9.12380744587184<text:tab/>5.01531519272934<text:tab/>2.18631725581162<text:tab/>7.82859311453526<text:tab/>4.86783813464092</text:p>
      <text:p text:style-name="P1">Adamts7<text:tab/>0.591550879388234<text:tab/>1.20246844841402<text:tab/>0.582952532585556<text:tab/>6.00923826051169<text:tab/>0.592023229983394</text:p>
      <text:p text:style-name="P1">Adamts9<text:tab/>15.6178654314473<text:tab/>10.0217117130071<text:tab/>11.45732671509<text:tab/>3.687867915356<text:tab/>1.57818127792462</text:p>
      <text:p text:style-name="P1">Adamtsl3<text:tab/>1.96031355983041<text:tab/>2.32668419642441<text:tab/>0.830789776836823<text:tab/>6.07431834959815<text:tab/>0.1990792142747</text:p>
      <text:p text:style-name="P1">Adamtsl4<text:tab/>26.3669359326383<text:tab/>19.6117482460097<text:tab/>13.8915561811748<text:tab/>17.2149022715972<text:tab/>4.42007379111839</text:p>
      <text:p text:style-name="P1">Adamtsl5<text:tab/>19.8563399814082<text:tab/>24.529146779309<text:tab/>8.76966535559422<text:tab/>33.9089617285269<text:tab/>8.62519532121787</text:p>
      <text:p text:style-name="P1">Adap1<text:tab/>0.104562647293747<text:tab/>0.105940145257235<text:tab/>0.0983127169472297<text:tab/>0.117435012661142<text:tab/>0.216645397706702</text:p>
      <text:p text:style-name="P1">Adap2<text:tab/>0.228408614353351<text:tab/>0.106140567163979<text:tab/>0.098447671815019<text:tab/>0.148253233923311<text:tab/>0.13183673466252</text:p>
      <text:p text:style-name="P1">Adar<text:tab/>11.3328793901738<text:tab/>25.3044275352742<text:tab/>10.3965121599587<text:tab/>12.9368192276756<text:tab/>10.0640528301252</text:p>
      <text:p text:style-name="P1">Adarb1<text:tab/>87.11918784827<text:tab/>59.1203722956731<text:tab/>40.0157571969011<text:tab/>18.0016266051149<text:tab/>12.6000199484786</text:p>
      <text:p text:style-name="P1">Adarb2<text:tab/>0.103933771121142<text:tab/>0.10330493628222<text:tab/>0.0979952785205257<text:tab/>0.101020019074265<text:tab/>0.0959986064385136</text:p>
      <text:p text:style-name="P1">Adat1<text:tab/>0.861415315261858<text:tab/>0.716525325674788<text:tab/>1.47911629320749<text:tab/>1.16697011775674<text:tab/>1.43261917390459</text:p>
      <text:p text:style-name="P1">Adat2<text:tab/>5.94370720916034<text:tab/>4.6484709079981<text:tab/>0.929544110374083<text:tab/>7.92758282040451<text:tab/>0.956807958212718</text:p>
      <text:p text:style-name="P1">Adat3<text:tab/>6.27830766475133<text:tab/>8.72069877496589<text:tab/>10.3855044380487<text:tab/>10.1298826626762<text:tab/>9.66624374979425</text:p>
      <text:p text:style-name="P1">Adck1<text:tab/>2.63272292476282<text:tab/>1.56139973332631<text:tab/>2.58049918006415<text:tab/>5.22567546914854<text:tab/>3.60738877331852</text:p>
      <text:p text:style-name="P1">Adck2<text:tab/>6.25001616884067<text:tab/>1.84363464070751<text:tab/>3.51468560378776<text:tab/>8.24794303530122<text:tab/>7.79321327810434</text:p>
      <text:p text:style-name="P1">Adck3<text:tab/>3.47376067978732<text:tab/>1.63024831346435<text:tab/>2.06229846521981<text:tab/>3.88153993905296<text:tab/>3.62729341065935</text:p>
      <text:p text:style-name="P1">Adck4<text:tab/>12.303061866602<text:tab/>17.564647811871<text:tab/>12.9173346774559<text:tab/>24.6392317485564<text:tab/>15.4163676923629</text:p>
      <text:p text:style-name="P1">Adck5<text:tab/>8.33665214536152<text:tab/>11.5062749698563<text:tab/>11.2554814840246<text:tab/>16.4249837852234<text:tab/>17.0508069293712</text:p>
      <text:p text:style-name="P1">Adcy1<text:tab/>0.392321079302004<text:tab/>0.105845413302105<text:tab/>0.0978154009070539<text:tab/>0.10384043139395<text:tab/>0.108523995312733</text:p>
      <text:p text:style-name="P1">Adcy10<text:tab/>0.197732799980819<text:tab/>0.163975550550771<text:tab/>0.230379692749484<text:tab/>0.192727103715219<text:tab/>0.114907428431656</text:p>
      <text:p text:style-name="P1">Adcy2<text:tab/>0.103560855949054<text:tab/>0.103092196987623<text:tab/>0.0975981139538361<text:tab/>0.109812605423143<text:tab/>0.0955756714793762</text:p>
      <text:p text:style-name="P1">Adcy3<text:tab/>9.62542994556274<text:tab/>6.11632319846118<text:tab/>3.91080813240167<text:tab/>23.7662575351272<text:tab/>5.31223297384387</text:p>
      <text:p text:style-name="P1">Adcy4<text:tab/>10.0820298427752<text:tab/>9.16426846833014<text:tab/>3.59708985166251<text:tab/>19.5677648734768<text:tab/>2.11314705672115</text:p>
      <text:p text:style-name="P1">Adcy5<text:tab/>1.9465252756873<text:tab/>2.14598718100453<text:tab/>0.539306779290758<text:tab/>0.952965315721615<text:tab/>0.195098357169609</text:p>
      <text:p text:style-name="P1">Adcy6<text:tab/>31.4181462193659<text:tab/>32.6094015947719<text:tab/>18.2683159908225<text:tab/>47.1022345675173<text:tab/>15.5184704164712</text:p>
      <text:p text:style-name="P1">Adcy7<text:tab/>1.18489022471067<text:tab/>0.702580895604018<text:tab/>0.23921267315358<text:tab/>4.85747580595854<text:tab/>2.24848852108817</text:p>
      <text:p text:style-name="P1"><text:soft-page-break/>Adcy8<text:tab/>0.13520959758238<text:tab/>0.109572917575105<text:tab/>0.0963297731566307<text:tab/>0.186485655418705<text:tab/>0.142208973213372</text:p>
      <text:p text:style-name="P1">Adcyap1<text:tab/>0.104397898407716<text:tab/>0.104139250277319<text:tab/>0.0983488300558184<text:tab/>0.101948607055814<text:tab/>0.111581290201484</text:p>
      <text:p text:style-name="P1">Adcyap1r1<text:tab/>0.103378090614488<text:tab/>0.111516886766996<text:tab/>0.169649862543725<text:tab/>0.105825471162015<text:tab/>0.0984449788937469</text:p>
      <text:p text:style-name="P1">Add1<text:tab/>121.843816401892<text:tab/>119.032010449147<text:tab/>100.032863725768<text:tab/>137.015797040025<text:tab/>101.836322178221</text:p>
      <text:p text:style-name="P1">Add2<text:tab/>0.10887232205044<text:tab/>0.202150218054032<text:tab/>0.119001903482165<text:tab/>3.16679136514141<text:tab/>0.238421738709849</text:p>
      <text:p text:style-name="P1">Add3<text:tab/>2.37059213677057<text:tab/>1.19347585589913<text:tab/>5.54857595402181<text:tab/>2.31249198727098<text:tab/>2.27902652015992</text:p>
      <text:p text:style-name="P1">Adgrb2<text:tab/>0.26677262835888<text:tab/>0.193998675132192<text:tab/>0.250028688440905<text:tab/>0.223940892038185<text:tab/>0.210302482798496</text:p>
      <text:p text:style-name="P1">Adgrb3<text:tab/>0.103933771121142<text:tab/>0.10330493628222<text:tab/>0.0979952785205257<text:tab/>0.101020019074265<text:tab/>0.0959986064385136</text:p>
      <text:p text:style-name="P1">Adgre1<text:tab/>0.103933771121142<text:tab/>0.10330493628222<text:tab/>0.0979952785205257<text:tab/>0.101020019074265<text:tab/>0.0959986064385136</text:p>
      <text:p text:style-name="P1">Adgre5<text:tab/>5.99637259331634<text:tab/>9.14184241846509<text:tab/>4.58812477788009<text:tab/>11.3385031820661<text:tab/>8.50374914774852</text:p>
      <text:p text:style-name="P1">Adgrf3<text:tab/>0.104813906606443<text:tab/>0.119652725156882<text:tab/>0.106473670810337<text:tab/>0.110265754844444<text:tab/>0.109928564992539</text:p>
      <text:p text:style-name="P1">Adgrf5<text:tab/>0.103933771121142<text:tab/>0.10330493628222<text:tab/>0.0979952785205257<text:tab/>0.101020019074265<text:tab/>0.0959986064385136</text:p>
      <text:p text:style-name="P1">Adgrg1<text:tab/>0.232913068105793<text:tab/>1.15255701427785<text:tab/>0.995774579597417<text:tab/>0.891490386401618<text:tab/>0.117049080182209</text:p>
      <text:p text:style-name="P1">Adgrg2<text:tab/>0.320635261884751<text:tab/>0.132758063086255<text:tab/>0.107835203474702<text:tab/>0.23659377075973<text:tab/>0.137073157622337</text:p>
      <text:p text:style-name="P1">Adgrg5<text:tab/>0.203088131739643<text:tab/>0.104731492597899<text:tab/>0.0978933377591931<text:tab/>0.14102875405076<text:tab/>0.0952449753844308</text:p>
      <text:p text:style-name="P1">Adgrg7<text:tab/>0.103933771121142<text:tab/>0.10330493628222<text:tab/>0.0979952785205257<text:tab/>0.101020019074265<text:tab/>0.0959986064385136</text:p>
      <text:p text:style-name="P1">Adgrl1<text:tab/>6.38820492455489<text:tab/>8.58088008696115<text:tab/>6.16088204524069<text:tab/>9.07587636115059<text:tab/>3.44052028143887</text:p>
      <text:p text:style-name="P1">Adgrl2<text:tab/>36.2561880634883<text:tab/>43.4290127922462<text:tab/>23.3266415777875<text:tab/>55.7950018001649<text:tab/>19.6300459056302</text:p>
      <text:p text:style-name="P1">Adgrl3<text:tab/>0.153337436561874<text:tab/>0.10383897453977<text:tab/>0.0975965103686881<text:tab/>0.117627903402762<text:tab/>0.0952815894595557</text:p>
      <text:p text:style-name="P1">Adgrl4<text:tab/>0.103933771121142<text:tab/>0.10330493628222<text:tab/>0.0979952785205257<text:tab/>0.101020019074265<text:tab/>0.0959986064385136</text:p>
      <text:p text:style-name="P1">Adh1<text:tab/>2.63417409771193<text:tab/>1.2145361956101<text:tab/>0.975062846982464<text:tab/>11.4756224965912<text:tab/>3.8074316118092</text:p>
      <text:p text:style-name="P1">Adh4<text:tab/>0.104160744803317<text:tab/>0.122785814975145<text:tab/>0.0981308602816327<text:tab/>0.101659817347904<text:tab/>0.0960433431841861</text:p>
      <text:p text:style-name="P1">Adh5<text:tab/>53.3268354247966<text:tab/>49.8187622270442<text:tab/>47.2897967289964<text:tab/>77.88516524037<text:tab/>64.0980166798037</text:p>
      <text:p text:style-name="P1">Adh6<text:tab/>0.103933771121142<text:tab/>0.10330493628222<text:tab/>0.0979952785205257<text:tab/>0.101020019074265<text:tab/>0.0959986064385136</text:p>
      <text:p text:style-name="P1">Adh6a<text:tab/>0.101328395919603<text:tab/>0.264024494042118<text:tab/>0.0940495202546447<text:tab/>0.466352797755514<text:tab/>0.0916534489619478</text:p>
      <text:p text:style-name="P1">Adh7<text:tab/>6.80014859294575<text:tab/>4.52544024487495<text:tab/>1.5527717387133<text:tab/>10.3604402927567<text:tab/>1.64460421053742</text:p>
      <text:p text:style-name="P1">Adhfe1<text:tab/>1.19108686367318<text:tab/>0.35346752296047<text:tab/>0.515486516330846<text:tab/>1.26079430960923<text:tab/>0.200599645744991</text:p>
      <text:p text:style-name="P1">Adi1<text:tab/>9.93116074053905<text:tab/>7.85512195814695<text:tab/>7.97441256171716<text:tab/>14.9574601957876<text:tab/>8.70170183627925</text:p>
      <text:p text:style-name="P1">Adipoq<text:tab/>0.104141355343344<text:tab/>0.120509032846543<text:tab/>0.098119456403313<text:tab/>0.101600306644126<text:tab/>0.09603962686285</text:p>
      <text:p text:style-name="P1">Adipor1<text:tab/>102.197086398594<text:tab/>114.102144854331<text:tab/>91.5148284436853<text:tab/>141.195221045581<text:soft-page-break/><text:tab/>94.144510707591</text:p>
      <text:p text:style-name="P1">Adipor2<text:tab/>35.0252149083734<text:tab/>48.6107478920992<text:tab/>49.4107979587871<text:tab/>52.7958909139586<text:tab/>56.7061893831883</text:p>
      <text:p text:style-name="P1">Adk<text:tab/>26.9057506238693<text:tab/>33.6261649882719<text:tab/>30.0414523804982<text:tab/>27.7467117385485<text:tab/>20.4793567302838</text:p>
      <text:p text:style-name="P1">Adm<text:tab/>7.2862858573089<text:tab/>2.61918713918454<text:tab/>4.18721358681792<text:tab/>10.3082343712304<text:tab/>2.53881790303401</text:p>
      <text:p text:style-name="P1">Adm2<text:tab/>1.14200620540548<text:tab/>2.53177692134428<text:tab/>0.0840347602920366<text:tab/>4.52413965637256<text:tab/>0.324270303042555</text:p>
      <text:p text:style-name="P1">Adnp<text:tab/>18.7971921685526<text:tab/>18.7412669488004<text:tab/>15.6068577606063<text:tab/>28.3483453499827<text:tab/>13.566148761389</text:p>
      <text:p text:style-name="P1">Adnp2<text:tab/>9.32201280765139<text:tab/>9.45062295702019<text:tab/>7.44943209503453<text:tab/>11.2435994339832<text:tab/>8.07804417352559</text:p>
      <text:p text:style-name="P1">Ado<text:tab/>6.97905988555994<text:tab/>11.7731825770411<text:tab/>5.29680343788154<text:tab/>8.27029422103419<text:tab/>6.66331234381303</text:p>
      <text:p text:style-name="P1">Adora1<text:tab/>0.104334134428091<text:tab/>0.152626032532056<text:tab/>0.0982297005138516<text:tab/>0.102245036489493<text:tab/>0.0960747592296266</text:p>
      <text:p text:style-name="P1">Adora2a<text:tab/>0.126634649493746<text:tab/>0.178359025102896<text:tab/>0.231921155088677<text:tab/>0.111233212372972<text:tab/>0.0931016602947899</text:p>
      <text:p text:style-name="P1">Adora2b<text:tab/>0.450774127223168<text:tab/>1.81590578736272<text:tab/>0.557838899533474<text:tab/>0.776255190677855<text:tab/>0.21551932339058</text:p>
      <text:p text:style-name="P1">Adpgk<text:tab/>21.5222855059527<text:tab/>19.2897039947049<text:tab/>21.1574117299689<text:tab/>28.9494749121638<text:tab/>38.7442368005354</text:p>
      <text:p text:style-name="P1">Adprh<text:tab/>23.1204622315923<text:tab/>16.8442558635889<text:tab/>17.9937290421666<text:tab/>32.2687109328705<text:tab/>25.2399683407297</text:p>
      <text:p text:style-name="P1">Adprhl1<text:tab/>3.27716503090456<text:tab/>2.60054413031605<text:tab/>0.719955430769822<text:tab/>0.218527001083708<text:tab/>0.17332097786651</text:p>
      <text:p text:style-name="P1">Adprhl2<text:tab/>31.6152084317718<text:tab/>39.4213628171121<text:tab/>37.4836575338068<text:tab/>74.3264872091244<text:tab/>43.8949431160107</text:p>
      <text:p text:style-name="P1">Adprm<text:tab/>14.2874006704313<text:tab/>19.4775669981962<text:tab/>17.3033310936923<text:tab/>25.2414874451268<text:tab/>21.2394671306459</text:p>
      <text:p text:style-name="P1">Adra1a<text:tab/>0.103933771121142<text:tab/>0.10330493628222<text:tab/>0.0979952785205257<text:tab/>0.101020019074265<text:tab/>0.0959986064385136</text:p>
      <text:p text:style-name="P1">Adra1b<text:tab/>0.29342514209269<text:tab/>0.166674047134937<text:tab/>0.200330012838951<text:tab/>0.354953327093552<text:tab/>0.203148244204872</text:p>
      <text:p text:style-name="P1">Adra1d<text:tab/>6.56847107332514<text:tab/>5.74889595361952<text:tab/>0.894015322095459<text:tab/>14.5675111697796<text:tab/>0.21124764279253</text:p>
      <text:p text:style-name="P1">Adra2a<text:tab/>0.0980926715265203<text:tab/>0.722088557832949<text:tab/>0.217382393058672<text:tab/>0.36720153718395<text:tab/>0.168403407992691</text:p>
      <text:p text:style-name="P1">Adra2b<text:tab/>0.11644223647756<text:tab/>0.103452575210111<text:tab/>0.0979403550918506<text:tab/>0.101183942465374<text:tab/>0.0959042557632688</text:p>
      <text:p text:style-name="P1">Adra2c<text:tab/>0.103933771121142<text:tab/>0.10330493628222<text:tab/>0.0979952785205257<text:tab/>0.101020019074265<text:tab/>0.0959986064385136</text:p>
      <text:p text:style-name="P1">Adrb1<text:tab/>0.10446103023833<text:tab/>0.242768014925094<text:tab/>0.0975725599749666<text:tab/>0.138931616880362<text:tab/>0.164041548211208</text:p>
      <text:p text:style-name="P1">Adrb2<text:tab/>0.22520256908593<text:tab/>1.27436179463183<text:tab/>3.8142755066144<text:tab/>0.637597775430347<text:tab/>1.32705215834061</text:p>
      <text:p text:style-name="P1">Adrb3<text:tab/>0.281740203419157<text:tab/>0.119759539815009<text:tab/>0.0977650520330827<text:tab/>0.103297786372453<text:tab/>0.095237210017666</text:p>
      <text:p text:style-name="P1">Adrbk1<text:tab/>23.7182799731335<text:tab/>33.2250291436776<text:tab/>23.9553338887037<text:tab/>34.8216733433827<text:tab/>26.5981699578568</text:p>
      <text:p text:style-name="P1">Adrbk2<text:tab/>0.185853242133842<text:tab/>0.315474146336906<text:tab/>0.112031910126849<text:tab/>0.198050415026697<text:tab/>0.237222530152178</text:p>
      <text:p text:style-name="P1">Adrm1<text:tab/>77.7234889601399<text:tab/>121.797048844807<text:tab/>91.7474773194054<text:tab/>148.587336557938<text:tab/>162.435234206762</text:p>
      <text:p text:style-name="P1">Adsl<text:tab/>25.0818365091755<text:tab/>23.1485573185009<text:tab/>13.993150621859<text:tab/>36.7231951077971<text:tab/>38.556359188978</text:p>
      <text:p text:style-name="P1">Adss<text:tab/>74.2470261371471<text:tab/>187.493668508677<text:tab/>118.562538040761<text:tab/>161.646653713821<text:tab/>69.3543577911207</text:p>
      <text:p text:style-name="P1"><text:soft-page-break/>Adtrp<text:tab/>0.103933771121142<text:tab/>0.10330493628222<text:tab/>0.0979952785205257<text:tab/>0.101020019074265<text:tab/>0.0959986064385136</text:p>
      <text:p text:style-name="P1">Aebp1<text:tab/>113.101634947634<text:tab/>117.487697277983<text:tab/>84.4623189801686<text:tab/>222.998897639377<text:tab/>23.4881061658801</text:p>
      <text:p text:style-name="P1">Aebp2<text:tab/>14.7992751621447<text:tab/>28.4986691597447<text:tab/>16.8810963917712<text:tab/>21.0989864064727<text:tab/>11.6055417047607</text:p>
      <text:p text:style-name="P1">Aen<text:tab/>28.7483386430014<text:tab/>59.1176323661171<text:tab/>34.5941513360281<text:tab/>50.8302779040112<text:tab/>22.1120691262925</text:p>
      <text:p text:style-name="P1">Aes<text:tab/>355.586594545857<text:tab/>422.618685776567<text:tab/>324.978058311791<text:tab/>682.818255735853<text:tab/>296.886310900731</text:p>
      <text:p text:style-name="P1">Afap1<text:tab/>39.6840419745106<text:tab/>50.8288350157573<text:tab/>52.5513538037738<text:tab/>44.0444658877953<text:tab/>31.9703300391515</text:p>
      <text:p text:style-name="P1">Afap1l1<text:tab/>0.102082884943775<text:tab/>0.117593299779423<text:tab/>0.205437814370274<text:tab/>0.185746323667322<text:tab/>0.0934226108788556</text:p>
      <text:p text:style-name="P1">Afap1l2<text:tab/>7.86530809710591<text:tab/>4.23177111007669<text:tab/>0.587909323304587<text:tab/>5.19652799064137<text:tab/>0.401119286489629</text:p>
      <text:p text:style-name="P1">Aff1<text:tab/>6.1101456150316<text:tab/>13.7039414045728<text:tab/>11.4354654385729<text:tab/>10.295771418378<text:tab/>7.90232198828584</text:p>
      <text:p text:style-name="P1">Aff3<text:tab/>5.93331073119662<text:tab/>7.16868209374311<text:tab/>5.43446131064959<text:tab/>3.15809519171881<text:tab/>1.28199901324569</text:p>
      <text:p text:style-name="P1">Aff4<text:tab/>20.2238858507025<text:tab/>26.4290393543374<text:tab/>22.1879157177416<text:tab/>21.7724587369692<text:tab/>18.1741979397158</text:p>
      <text:p text:style-name="P1">Afg3l1<text:tab/>29.4274703382792<text:tab/>23.7792923149437<text:tab/>16.5118720120864<text:tab/>34.249512394468<text:tab/>23.8813806454647</text:p>
      <text:p text:style-name="P1">Afg3l2<text:tab/>21.8158627207384<text:tab/>44.1725447867093<text:tab/>38.0471455021772<text:tab/>40.4951008904896<text:tab/>33.0848407693361</text:p>
      <text:p text:style-name="P1">Afm<text:tab/>0.33240313255479<text:tab/>0.107297313186087<text:tab/>0.0983480031785346<text:tab/>0.156187980298889<text:tab/>0.131682002281415</text:p>
      <text:p text:style-name="P1">Afmid<text:tab/>0.660705456010078<text:tab/>0.344162153541136<text:tab/>0.774695152897643<text:tab/>2.26229044352892<text:tab/>0.643526747038003</text:p>
      <text:p text:style-name="P1">Afp<text:tab/>0.104411062266791<text:tab/>0.174668778098189<text:tab/>0.0982705966040233<text:tab/>0.102540863653632<text:tab/>0.0960869887408702</text:p>
      <text:p text:style-name="P1">Aftph<text:tab/>12.5031785530652<text:tab/>22.8324644227499<text:tab/>8.02985277664728<text:tab/>28.9611823179752<text:tab/>21.1203842314571</text:p>
      <text:p text:style-name="P1">Aga<text:tab/>75.9636599585746<text:tab/>71.183954431647<text:tab/>51.5267251624001<text:tab/>96.1040823451249<text:tab/>25.7064686400871</text:p>
      <text:p text:style-name="P1">Agap1<text:tab/>8.28728796421266<text:tab/>6.99135205093267<text:tab/>6.32677586532615<text:tab/>14.3177185537536<text:tab/>10.7185791424684</text:p>
      <text:p text:style-name="P1">Agap2<text:tab/>0.10400656210914<text:tab/>0.103468106560942<text:tab/>0.0980579893894631<text:tab/>0.101213299091486<text:tab/>0.100352681299431</text:p>
      <text:p text:style-name="P1">Agap3<text:tab/>13.7190050953927<text:tab/>12.9460904352403<text:tab/>8.83765248902231<text:tab/>21.8175553684086<text:tab/>17.452344048149</text:p>
      <text:p text:style-name="P1">Agbl4<text:tab/>0.103933771121142<text:tab/>0.10330493628222<text:tab/>0.0979952785205257<text:tab/>0.101020019074265<text:tab/>0.0959986064385136</text:p>
      <text:p text:style-name="P1">Agbl5<text:tab/>2.11043503901351<text:tab/>1.15483768977218<text:tab/>0.463372250466298<text:tab/>3.12793497456092<text:tab/>0.741094473736247</text:p>
      <text:p text:style-name="P1">Ager<text:tab/>2.0894973302766<text:tab/>3.97223607105569<text:tab/>1.65080624277535<text:tab/>2.11147482776914<text:tab/>0.576291997142345</text:p>
      <text:p text:style-name="P1">Agfg1<text:tab/>39.4384174195839<text:tab/>46.5040764166099<text:tab/>32.1483688890263<text:tab/>43.7699663247361<text:tab/>39.0618651652964</text:p>
      <text:p text:style-name="P1">Agfg2<text:tab/>13.2266531951201<text:tab/>6.07584177741135<text:tab/>11.9897870270276<text:tab/>15.4551908929579<text:tab/>8.69749612079992</text:p>
      <text:p text:style-name="P1">Agk<text:tab/>9.9665290321655<text:tab/>8.56809921104666<text:tab/>3.61810337897806<text:tab/>14.8576565514415<text:tab/>11.315904321153</text:p>
      <text:p text:style-name="P1">Agl<text:tab/>9.59311057834408<text:tab/>5.03210557555015<text:tab/>5.70501073792434<text:tab/>9.59498636551149<text:tab/>6.25821865467847</text:p>
      <text:p text:style-name="P1">Agmat<text:tab/>0.105301668450095<text:tab/>0.10627273157678<text:tab/>0.149233178512084<text:tab/>0.104775578636918<text:tab/>0.165326389044425</text:p>
      <text:p text:style-name="P1">Agmo<text:tab/>0.103933771121142<text:tab/>0.10330493628222<text:tab/>0.0979952785205257<text:tab/>0.101020019074265<text:soft-page-break/><text:tab/>0.0959986064385136</text:p>
      <text:p text:style-name="P1">Ago1<text:tab/>6.5627734942133<text:tab/>3.3637761394235<text:tab/>3.14227630198424<text:tab/>8.41838465481907<text:tab/>4.89006674908767</text:p>
      <text:p text:style-name="P1">Ago2<text:tab/>6.13435918653159<text:tab/>14.0823475594976<text:tab/>11.9290992401213<text:tab/>13.3945196926852<text:tab/>11.4991942137364</text:p>
      <text:p text:style-name="P1">Ago3<text:tab/>1.68993619837441<text:tab/>3.07401377676523<text:tab/>1.95913636321316<text:tab/>3.21308845802818<text:tab/>2.26303251960737</text:p>
      <text:p text:style-name="P1">Ago4<text:tab/>1.13264700245205<text:tab/>0.875618039645265<text:tab/>0.127794335736879<text:tab/>0.716954503689972<text:tab/>0.202545678599323</text:p>
      <text:p text:style-name="P1">Agpat1<text:tab/>51.0365915163883<text:tab/>58.6074790428255<text:tab/>42.7169617608795<text:tab/>105.740818963733<text:tab/>74.725999889899</text:p>
      <text:p text:style-name="P1">Agpat2<text:tab/>13.5071684083745<text:tab/>51.6173122687401<text:tab/>33.5988890074189<text:tab/>34.2536069555071<text:tab/>15.762375337111</text:p>
      <text:p text:style-name="P1">Agpat3<text:tab/>5.91649259229135<text:tab/>8.34535124349442<text:tab/>3.75565770911789<text:tab/>8.53381800762668<text:tab/>5.46483297692702</text:p>
      <text:p text:style-name="P1">Agpat4<text:tab/>18.422602423299<text:tab/>18.0722867252684<text:tab/>11.8670884441563<text:tab/>52.4053590153523<text:tab/>19.5685796321646</text:p>
      <text:p text:style-name="P1">Agpat5<text:tab/>19.4191383487716<text:tab/>7.16184833694916<text:tab/>11.0617182215604<text:tab/>23.9438476211187<text:tab/>11.6022553771374</text:p>
      <text:p text:style-name="P1">Agpat6<text:tab/>26.2156219136792<text:tab/>47.2539100118773<text:tab/>38.265770852329<text:tab/>38.1037532514837<text:tab/>44.7270281392492</text:p>
      <text:p text:style-name="P1">Agpat9<text:tab/>2.31202784789525<text:tab/>23.7778788919171<text:tab/>19.2454537847411<text:tab/>4.71464069122594<text:tab/>2.59574516662828</text:p>
      <text:p text:style-name="P1">Agps<text:tab/>13.3443809909562<text:tab/>18.2888062597836<text:tab/>19.5423664483947<text:tab/>23.0247607464952<text:tab/>20.5941627151427</text:p>
      <text:p text:style-name="P1">Agr2<text:tab/>0.103933771121142<text:tab/>0.10330493628222<text:tab/>0.0979952785205257<text:tab/>0.101020019074265<text:tab/>0.0959986064385136</text:p>
      <text:p text:style-name="P1">Agr3<text:tab/>0.104229458504135<text:tab/>0.230950265890026<text:tab/>0.0978097113526478<text:tab/>0.102615407288964<text:tab/>0.0954499985856683</text:p>
      <text:p text:style-name="P1">Agrn<text:tab/>22.1781982955919<text:tab/>18.4967078198451<text:tab/>22.5127886085441<text:tab/>36.2928306901399<text:tab/>14.1259825368706</text:p>
      <text:p text:style-name="P1">Agrp<text:tab/>0.10559402922122<text:tab/>0.336975596437824<text:tab/>0.764624150460971<text:tab/>1.51944749807521<text:tab/>0.432759804350547</text:p>
      <text:p text:style-name="P1">Agt<text:tab/>0.796658036453329<text:tab/>0.346661778627636<text:tab/>0.731945104635347<text:tab/>0.680060688606412<text:tab/>0.131938925805507</text:p>
      <text:p text:style-name="P1">Agtpbp1<text:tab/>9.27302257825168<text:tab/>11.5214965055944<text:tab/>6.9019102048842<text:tab/>11.2724682167552<text:tab/>9.08917581674019</text:p>
      <text:p text:style-name="P1">Agtr1a<text:tab/>34.4353379064018<text:tab/>30.1829518940571<text:tab/>8.79154483360071<text:tab/>12.6563285668411<text:tab/>5.98765585264204</text:p>
      <text:p text:style-name="P1">Agtr1b<text:tab/>0.118766207670871<text:tab/>0.103513598926277<text:tab/>0.0980314006024691<text:tab/>0.101252562726315<text:tab/>0.0959322071721197</text:p>
      <text:p text:style-name="P1">Agtr2<text:tab/>0.103933771121142<text:tab/>0.10330493628222<text:tab/>0.0979952785205257<text:tab/>0.101020019074265<text:tab/>0.0959986064385136</text:p>
      <text:p text:style-name="P1">Agtrap<text:tab/>9.34353044693046<text:tab/>4.84351370765405<text:tab/>2.92174493858965<text:tab/>18.7220172568781<text:tab/>6.05539478271545</text:p>
      <text:p text:style-name="P1">Agxt<text:tab/>0.103933771121142<text:tab/>0.10330493628222<text:tab/>0.0979952785205257<text:tab/>0.101020019074265<text:tab/>0.0959986064385136</text:p>
      <text:p text:style-name="P1">Agxt2<text:tab/>0.103933771121142<text:tab/>0.10330493628222<text:tab/>0.0979952785205257<text:tab/>0.101020019074265<text:tab/>0.0959986064385136</text:p>
      <text:p text:style-name="P1">Ahctf1<text:tab/>11.8931893991532<text:tab/>16.2538990677207<text:tab/>17.9988176958046<text:tab/>12.6325066629605<text:tab/>16.6715306334025</text:p>
      <text:p text:style-name="P1">Ahcy<text:tab/>37.52648101274<text:tab/>38.5202993309609<text:tab/>55.0299768381532<text:tab/>60.0685898836364<text:tab/>82.5468146324451</text:p>
      <text:p text:style-name="P1">Ahcyl1<text:tab/>58.5011818876289<text:tab/>76.5878030861621<text:tab/>69.9341797388542<text:tab/>92.514199252141<text:tab/>79.3446095601741</text:p>
      <text:p text:style-name="P1">Ahcyl2<text:tab/>1.76435084787809<text:tab/>2.32336549025751<text:tab/>4.615638992647<text:tab/>3.65817082111199<text:tab/>5.33750002848818</text:p>
      <text:p text:style-name="P1">Ahdc1<text:tab/>4.73565225944179<text:tab/>11.8716670385475<text:tab/>9.18458591647043<text:tab/>9.33675092791553<text:tab/>4.47971210208028</text:p>
      <text:p text:style-name="P1"><text:soft-page-break/>Ahi1<text:tab/>3.51426106039262<text:tab/>4.32042093401405<text:tab/>6.26250646687867<text:tab/>6.75595151896022<text:tab/>9.79147170786594</text:p>
      <text:p text:style-name="P1">Ahnak<text:tab/>45.9902162238121<text:tab/>71.1577963833261<text:tab/>90.0678962233534<text:tab/>40.2627280616335<text:tab/>46.6747205963335</text:p>
      <text:p text:style-name="P1">Ahr<text:tab/>12.1619146075491<text:tab/>34.4424888957187<text:tab/>12.7127537091278<text:tab/>30.7252010196819<text:tab/>15.4029771677011</text:p>
      <text:p text:style-name="P1">Ahrr<text:tab/>0.654289449097829<text:tab/>1.63691110555705<text:tab/>0.223832571359864<text:tab/>0.814362031235393<text:tab/>0.145595928517734</text:p>
      <text:p text:style-name="P1">Ahsa1<text:tab/>82.6587898622268<text:tab/>86.6361662705518<text:tab/>60.6452401311199<text:tab/>131.789886016851<text:tab/>140.35083698395</text:p>
      <text:p text:style-name="P1">Ahsa2<text:tab/>12.3173634542279<text:tab/>15.1493876487258<text:tab/>11.2425558080181<text:tab/>14.6735404628273<text:tab/>12.6521517665212</text:p>
      <text:p text:style-name="P1">Ahsg<text:tab/>0.103933771121142<text:tab/>0.10330493628222<text:tab/>0.0979952785205257<text:tab/>0.101020019074265<text:tab/>0.0959986064385136</text:p>
      <text:p text:style-name="P1">Ahsp<text:tab/>0.103933771121142<text:tab/>0.10330493628222<text:tab/>0.0979952785205257<text:tab/>0.101020019074265<text:tab/>0.0959986064385136</text:p>
      <text:p text:style-name="P1">Aida<text:tab/>47.8606928140072<text:tab/>66.1737523337964<text:tab/>46.6345281219003<text:tab/>70.1067989937506<text:tab/>38.0725896072451</text:p>
      <text:p text:style-name="P1">Aif1<text:tab/>0.103933771121142<text:tab/>0.10330493628222<text:tab/>0.0979952785205257<text:tab/>0.101020019074265<text:tab/>0.0959986064385136</text:p>
      <text:p text:style-name="P1">Aif1l<text:tab/>9.11970911982788<text:tab/>12.6132197995886<text:tab/>6.85981015601576<text:tab/>1.24644177613256<text:tab/>0.483090867046273</text:p>
      <text:p text:style-name="P1">Aifm1<text:tab/>36.9336107426385<text:tab/>26.7430760063574<text:tab/>17.5179067459843<text:tab/>47.8352050404429<text:tab/>34.365734919939</text:p>
      <text:p text:style-name="P1">Aifm2<text:tab/>7.03353071126908<text:tab/>4.45539851881468<text:tab/>1.9650692475345<text:tab/>10.2740863417496<text:tab/>2.14886780047799</text:p>
      <text:p text:style-name="P1">Aifm3<text:tab/>0.537558487673343<text:tab/>0.488903066371859<text:tab/>1.07772712174119<text:tab/>0.739103711882225<text:tab/>0.774447479440084</text:p>
      <text:p text:style-name="P1">Aig1<text:tab/>16.3767667352821<text:tab/>25.1115773864589<text:tab/>12.5578720500454<text:tab/>67.3309376873512<text:tab/>38.0962926310888</text:p>
      <text:p text:style-name="P1">Aimp1<text:tab/>69.7500409480426<text:tab/>70.2341189391769<text:tab/>57.728427835939<text:tab/>78.0179938562282<text:tab/>85.9151012274201</text:p>
      <text:p text:style-name="P1">Aimp2<text:tab/>42.9459486238805<text:tab/>61.3837864417167<text:tab/>64.2635965281155<text:tab/>55.2488354940742<text:tab/>85.2803761735822</text:p>
      <text:p text:style-name="P1">Aip<text:tab/>29.5883796946743<text:tab/>25.2967985411695<text:tab/>19.8331921534862<text:tab/>43.6748061827662<text:tab/>28.5390079670454</text:p>
      <text:p text:style-name="P1">Aipl1<text:tab/>0.22175889752412<text:tab/>0.105201496480215<text:tab/>0.0985198807697994<text:tab/>0.103335131057257<text:tab/>0.128165962489604</text:p>
      <text:p text:style-name="P1">Aire<text:tab/>0.104242601699658<text:tab/>0.103801869377788<text:tab/>0.0981368142955027<text:tab/>0.114193496999868<text:tab/>0.0960569652763766</text:p>
      <text:p text:style-name="P1">Ajap1<text:tab/>0.103933771121142<text:tab/>0.10330493628222<text:tab/>0.0979952785205257<text:tab/>0.101020019074265<text:tab/>0.0959986064385136</text:p>
      <text:p text:style-name="P1">Ajuba<text:tab/>49.6615559988127<text:tab/>39.9821499267835<text:tab/>26.1361500347551<text:tab/>33.1917784520431<text:tab/>11.7791674228942</text:p>
      <text:p text:style-name="P1">Ak1<text:tab/>6.04423231840025<text:tab/>2.24622325475852<text:tab/>0.756692952371098<text:tab/>26.919559399693<text:tab/>5.46466434134839</text:p>
      <text:p text:style-name="P1">Ak2<text:tab/>42.9714120181491<text:tab/>61.4542199009549<text:tab/>42.3418790642409<text:tab/>52.2240214191365<text:tab/>33.7363015251247</text:p>
      <text:p text:style-name="P1">Ak3<text:tab/>128.823429771912<text:tab/>129.263973682077<text:tab/>65.6856390843696<text:tab/>123.524649173352<text:tab/>54.5657047265437</text:p>
      <text:p text:style-name="P1">Ak4<text:tab/>2.88473440710256<text:tab/>8.32086604050198<text:tab/>11.5063671698924<text:tab/>7.44282508895682<text:tab/>5.08349149758218</text:p>
      <text:p text:style-name="P1">Ak6<text:tab/>24.3750190798451<text:tab/>36.3163987099491<text:tab/>42.3449238286868<text:tab/>31.7099657492324<text:tab/>29.6829141362993</text:p>
      <text:p text:style-name="P1">Ak7<text:tab/>0.364788103270045<text:tab/>0.198564919820176<text:tab/>0.137354413564279<text:tab/>0.154754294712801<text:tab/>0.118480688604189</text:p>
      <text:p text:style-name="P1">Ak8<text:tab/>0.103995103624972<text:tab/>0.37234578426057<text:tab/>0.476047437944873<text:tab/>0.108468740094738<text:tab/>0.131024640838791</text:p>
      <text:p text:style-name="P1">Akap1<text:tab/>29.8021179823613<text:tab/>19.3781657671275<text:tab/>25.9256251125169<text:tab/>32.9783805530174<text:soft-page-break/><text:tab/>41.8061238576507</text:p>
      <text:p text:style-name="P1">Akap10<text:tab/>6.71515643696778<text:tab/>5.82289132392433<text:tab/>4.95562433772823<text:tab/>12.4930753956081<text:tab/>11.2235583768512</text:p>
      <text:p text:style-name="P1">Akap11<text:tab/>10.740659722103<text:tab/>6.62188417960144<text:tab/>6.86910420145433<text:tab/>14.5176912151546<text:tab/>12.3152688096427</text:p>
      <text:p text:style-name="P1">Akap12<text:tab/>64.4122907868976<text:tab/>644.450096606965<text:tab/>257.167790188287<text:tab/>112.233133515215<text:tab/>29.3719736370674</text:p>
      <text:p text:style-name="P1">Akap13<text:tab/>7.51411546903206<text:tab/>9.1243002095323<text:tab/>7.83508055490784<text:tab/>9.67193278241179<text:tab/>7.29169991608897</text:p>
      <text:p text:style-name="P1">Akap14<text:tab/>0.103855129783385<text:tab/>0.103972177392663<text:tab/>0.0976006737276391<text:tab/>0.115014183701571<text:tab/>0.161921171656242</text:p>
      <text:p text:style-name="P1">Akap17a<text:tab/>16.3349089171292<text:tab/>22.0892645962256<text:tab/>10.9717166439829<text:tab/>23.694150806832<text:tab/>18.8633417174756</text:p>
      <text:p text:style-name="P1">Akap2<text:tab/>26.5283121918299<text:tab/>84.2955293899824<text:tab/>39.6170661338686<text:tab/>21.6408729019978<text:tab/>13.0150565639924</text:p>
      <text:p text:style-name="P1">Akap3<text:tab/>0.104148079957005<text:tab/>0.103649902887527<text:tab/>0.108572468620153<text:tab/>0.101465685425995<text:tab/>0.096062979311413</text:p>
      <text:p text:style-name="P1">Akap4<text:tab/>0.103933771121142<text:tab/>0.10330493628222<text:tab/>0.0979952785205257<text:tab/>0.101020019074265<text:tab/>0.0959986064385136</text:p>
      <text:p text:style-name="P1">Akap5<text:tab/>1.00817422922501<text:tab/>0.251766722418297<text:tab/>0.508162548088797<text:tab/>0.297150802111547<text:tab/>0.113372776590918</text:p>
      <text:p text:style-name="P1">Akap6<text:tab/>2.99778673061359<text:tab/>3.61380369788801<text:tab/>0.568167135441459<text:tab/>5.48492919377623<text:tab/>0.152667688097317</text:p>
      <text:p text:style-name="P1">Akap7<text:tab/>8.99079898042804<text:tab/>2.81706900228288<text:tab/>1.933813552836<text:tab/>4.48012049097412<text:tab/>1.87099315961231</text:p>
      <text:p text:style-name="P1">Akap8<text:tab/>29.2281845782277<text:tab/>25.9105085563006<text:tab/>22.0011723931091<text:tab/>28.1205800565883<text:tab/>27.0587385877249</text:p>
      <text:p text:style-name="P1">Akap8l<text:tab/>34.1218752468288<text:tab/>15.6854421731391<text:tab/>22.3417048242735<text:tab/>38.3364968811294<text:tab/>40.9317154939083</text:p>
      <text:p text:style-name="P1">Akap9<text:tab/>6.55045037807579<text:tab/>6.40534209553936<text:tab/>4.87370133867758<text:tab/>8.61908756494783<text:tab/>4.81201454564485</text:p>
      <text:p text:style-name="P1">Akip1<text:tab/>28.9550039115658<text:tab/>19.7618555659761<text:tab/>13.7788330730233<text:tab/>17.7569654732495<text:tab/>6.93409564902977</text:p>
      <text:p text:style-name="P1">Akirin1<text:tab/>21.9345046759337<text:tab/>49.5812843099822<text:tab/>52.2634603916346<text:tab/>37.9527468262389<text:tab/>44.180203558798</text:p>
      <text:p text:style-name="P1">Akirin2<text:tab/>36.4702359160602<text:tab/>48.9907644550487<text:tab/>38.0159134034488<text:tab/>57.7771709224321<text:tab/>49.7925026112215</text:p>
      <text:p text:style-name="P1">Akna<text:tab/>3.09853504200671<text:tab/>2.96780303920271<text:tab/>0.989598392692341<text:tab/>4.66796137552706<text:tab/>3.17510791223117</text:p>
      <text:p text:style-name="P1">Aknad1<text:tab/>0.137629516700926<text:tab/>0.103725565163184<text:tab/>0.0980689984947751<text:tab/>0.101506393073684<text:tab/>0.0958698123974237</text:p>
      <text:p text:style-name="P1">Akp3<text:tab/>0.141444084303044<text:tab/>0.103775395217144<text:tab/>0.0968475849955577<text:tab/>0.140649469078494<text:tab/>0.168438507639927</text:p>
      <text:p text:style-name="P1">Akr1a1<text:tab/>545.034502276534<text:tab/>666.153299561146<text:tab/>455.614614099868<text:tab/>782.761600604757<text:tab/>445.60188543564</text:p>
      <text:p text:style-name="P1">Akr1b1<text:tab/>219.481378083157<text:tab/>246.781711686163<text:tab/>265.128076416504<text:tab/>183.384828954044<text:tab/>226.715700832643</text:p>
      <text:p text:style-name="P1">Akr1b10<text:tab/>0.103933771121142<text:tab/>0.10330493628222<text:tab/>0.0979952785205257<text:tab/>0.101020019074265<text:tab/>0.0959986064385136</text:p>
      <text:p text:style-name="P1">Akr1b7<text:tab/>0.14764412303244<text:tab/>0.103972811883104<text:tab/>0.0972589836258409<text:tab/>0.102218933505086<text:tab/>0.171636983865817</text:p>
      <text:p text:style-name="P1">Akr1b8<text:tab/>1.71745749986075<text:tab/>0.56579767821973<text:tab/>0.478174030154076<text:tab/>2.85526684271289<text:tab/>8.08180367226907</text:p>
      <text:p text:style-name="P1">Akr1c1<text:tab/>0.102805272807271<text:tab/>0.103036756263855<text:tab/>0.0971142704460343<text:tab/>0.158695022659175<text:tab/>0.0948778126714454</text:p>
      <text:p text:style-name="P1">Akr1c12<text:tab/>0.103933771121142<text:tab/>0.10330493628222<text:tab/>0.0979952785205257<text:tab/>0.101020019074265<text:tab/>0.0959986064385136</text:p>
      <text:p text:style-name="P1">Akr1c12l1<text:tab/>0.158239375761464<text:tab/>0.107245559336804<text:tab/>0.0962209424751632<text:tab/>1.58349261905055<text:tab/>0.129935359602755</text:p>
      <text:p text:style-name="P1"><text:soft-page-break/>Akr1c13<text:tab/>1.47765965446346<text:tab/>3.63285917560651<text:tab/>0.270023205235137<text:tab/>22.5147965633665<text:tab/>1.70541205693245</text:p>
      <text:p text:style-name="P1">Akr1c14<text:tab/>0.921961237547826<text:tab/>1.25743358073489<text:tab/>0.0922558427111923<text:tab/>0.218225748556141<text:tab/>0.0952947150192738</text:p>
      <text:p text:style-name="P1">Akr1c19<text:tab/>0.150062145527889<text:tab/>0.300286780531237<text:tab/>0.0953586101630535<text:tab/>0.613823641267928<text:tab/>0.0916533145570734</text:p>
      <text:p text:style-name="P1">Akr1c2<text:tab/>0.103933771121142<text:tab/>0.10330493628222<text:tab/>0.0979952785205257<text:tab/>0.101020019074265<text:tab/>0.0959986064385136</text:p>
      <text:p text:style-name="P1">Akr1c3<text:tab/>0.105230071948698<text:tab/>0.106545116938055<text:tab/>0.098997446738157<text:tab/>0.10499886397599<text:tab/>0.227136962036878</text:p>
      <text:p text:style-name="P1">Akr1cl<text:tab/>3.96362667982684<text:tab/>3.72833969075005<text:tab/>1.52008285701993<text:tab/>1.35349868061551<text:tab/>0.21485669583873</text:p>
      <text:p text:style-name="P1">Akr1d1<text:tab/>0.103933771121142<text:tab/>0.10330493628222<text:tab/>0.0979952785205257<text:tab/>0.101020019074265<text:tab/>0.0959986064385136</text:p>
      <text:p text:style-name="P1">Akr1e2<text:tab/>4.48758782365347<text:tab/>1.74988730446233<text:tab/>1.97377825781314<text:tab/>5.09418172324714<text:tab/>4.50104467210502</text:p>
      <text:p text:style-name="P1">Akr7a2<text:tab/>21.8856122132948<text:tab/>19.0257929223824<text:tab/>32.6521961024307<text:tab/>33.2783867058563<text:tab/>59.1466668947954</text:p>
      <text:p text:style-name="P1">Akr7a3<text:tab/>0.103933771121142<text:tab/>0.10330493628222<text:tab/>0.0979952785205257<text:tab/>0.101020019074265<text:tab/>0.0959986064385136</text:p>
      <text:p text:style-name="P1">Akt1<text:tab/>154.422078839552<text:tab/>174.914428933429<text:tab/>104.252831793689<text:tab/>234.960335311296<text:tab/>124.143673548668</text:p>
      <text:p text:style-name="P1">Akt1s1<text:tab/>48.7593493377378<text:tab/>49.3144472390747<text:tab/>26.288612904684<text:tab/>87.6581867979923<text:tab/>87.1561835229687</text:p>
      <text:p text:style-name="P1">Akt2<text:tab/>33.9626595773366<text:tab/>43.631307288866<text:tab/>20.8028706018855<text:tab/>50.4584874288327<text:tab/>29.6102927548265</text:p>
      <text:p text:style-name="P1">Akt3<text:tab/>36.2792427709355<text:tab/>42.2832606593281<text:tab/>30.2647665568567<text:tab/>52.1123629112091<text:tab/>26.170982741915</text:p>
      <text:p text:style-name="P1">Aktip<text:tab/>29.9028670560746<text:tab/>17.9424174269408<text:tab/>24.986618461238<text:tab/>24.9100073111349<text:tab/>27.2431463717881</text:p>
      <text:p text:style-name="P1">Alad<text:tab/>17.2508656204461<text:tab/>10.4799060312157<text:tab/>16.4650476453086<text:tab/>26.8480417133026<text:tab/>18.8685869919203</text:p>
      <text:p text:style-name="P1">Alas1<text:tab/>14.118734948893<text:tab/>20.5655379398989<text:tab/>31.8691200533412<text:tab/>21.4813069246979<text:tab/>25.6063069219971</text:p>
      <text:p text:style-name="P1">Alas2<text:tab/>0.103933771121142<text:tab/>0.10330493628222<text:tab/>0.0979952785205257<text:tab/>0.101020019074265<text:tab/>0.0959986064385136</text:p>
      <text:p text:style-name="P1">Alb<text:tab/>0.103933771121142<text:tab/>0.10330493628222<text:tab/>0.0979952785205257<text:tab/>0.101020019074265<text:tab/>0.0959986064385136</text:p>
      <text:p text:style-name="P1">Alcam<text:tab/>30.3638956947064<text:tab/>27.7638468156296<text:tab/>44.7749186293501<text:tab/>40.4273068799075<text:tab/>71.5017615878543</text:p>
      <text:p text:style-name="P1">Aldh16a1<text:tab/>24.6484906477467<text:tab/>21.0928442299112<text:tab/>17.4730103267009<text:tab/>40.0080422435082<text:tab/>36.3352063489971</text:p>
      <text:p text:style-name="P1">Aldh18a1<text:tab/>0.114084022958495<text:tab/>0.136446799448264<text:tab/>0.172148211569145<text:tab/>0.351407837579591<text:tab/>0.118959954380994</text:p>
      <text:p text:style-name="P1">Aldh1a1<text:tab/>0.477830804185063<text:tab/>0.204471581381396<text:tab/>0.120663061151531<text:tab/>0.117235273917163<text:tab/>0.0947814238627605</text:p>
      <text:p text:style-name="P1">Aldh1a2<text:tab/>22.8062905709969<text:tab/>19.4606726491859<text:tab/>11.0753845902709<text:tab/>1.40351302918895<text:tab/>1.56355505271999</text:p>
      <text:p text:style-name="P1">Aldh1a3<text:tab/>0.101565163895514<text:tab/>3.80548657069864<text:tab/>0.196662830557543<text:tab/>0.188932608358893<text:tab/>0.19885654238555</text:p>
      <text:p text:style-name="P1">Aldh1a7<text:tab/>0.103933771121142<text:tab/>0.10330493628222<text:tab/>0.0979952785205257<text:tab/>0.101020019074265<text:tab/>0.0959986064385136</text:p>
      <text:p text:style-name="P1">Aldh1b1<text:tab/>0.103933771121142<text:tab/>0.10330493628222<text:tab/>0.0979952785205257<text:tab/>0.101020019074265<text:tab/>0.0959986064385136</text:p>
      <text:p text:style-name="P1">Aldh1l1<text:tab/>0.172471717107309<text:tab/>0.108062925760331<text:tab/>0.181870680692066<text:tab/>0.467214505981806<text:tab/>0.0924281825169136</text:p>
      <text:p text:style-name="P1">Aldh1l2<text:tab/>20.7895103822543<text:tab/>20.9586742754003<text:tab/>5.32497672223889<text:tab/>30.5963838474606<text:tab/>4.65726124848653</text:p>
      <text:p text:style-name="P1">Aldh2<text:tab/>164.411944642432<text:tab/>168.750323169255<text:tab/>164.834686236431<text:tab/>192.435832361191<text:soft-page-break/><text:tab/>209.410863494625</text:p>
      <text:p text:style-name="P1">Aldh3a1<text:tab/>0.0998003969451716<text:tab/>0.164667605168099<text:tab/>0.423683690408819<text:tab/>0.827419834484968<text:tab/>0.271292640667816</text:p>
      <text:p text:style-name="P1">Aldh3a2<text:tab/>27.7924967641027<text:tab/>22.4100847305505<text:tab/>31.6786060781209<text:tab/>33.4524256441464<text:tab/>26.9085009560412</text:p>
      <text:p text:style-name="P1">Aldh3b1<text:tab/>2.48771662167648<text:tab/>2.76470812037448<text:tab/>1.16947167229728<text:tab/>9.85120789430293<text:tab/>2.18495618117023</text:p>
      <text:p text:style-name="P1">Aldh4a1<text:tab/>11.920327168858<text:tab/>9.19110262791918<text:tab/>10.0481281144164<text:tab/>15.7299113915692<text:tab/>10.1355944624482</text:p>
      <text:p text:style-name="P1">Aldh5a1<text:tab/>0.757059849793642<text:tab/>0.708597839644809<text:tab/>0.669316072196687<text:tab/>1.99782653192818<text:tab/>1.14700678186528</text:p>
      <text:p text:style-name="P1">Aldh6a1<text:tab/>44.8150800862396<text:tab/>32.3590896409435<text:tab/>36.373851589354<text:tab/>41.3626390940263<text:tab/>31.4847701271126</text:p>
      <text:p text:style-name="P1">Aldh7a1<text:tab/>78.0775237229982<text:tab/>92.4307975073756<text:tab/>78.8904551420323<text:tab/>129.317679300782<text:tab/>56.1656013233549</text:p>
      <text:p text:style-name="P1">Aldh8a1<text:tab/>0.104384236102473<text:tab/>0.104401275040201<text:tab/>0.0984279550922437<text:tab/>0.102331830652068<text:tab/>0.141233746567102</text:p>
      <text:p text:style-name="P1">Aldh9a1<text:tab/>62.0405936288619<text:tab/>76.2977445486478<text:tab/>79.1711091573404<text:tab/>108.705721344834<text:tab/>63.7113215503382</text:p>
      <text:p text:style-name="P1">Aldoa<text:tab/>624.877460325845<text:tab/>866.260381750695<text:tab/>725.29655600314<text:tab/>1406.18796000703<text:tab/>1143.62341705123</text:p>
      <text:p text:style-name="P1">Aldoart2<text:tab/>0.404583773684373<text:tab/>1.25368839416323<text:tab/>1.19159265205269<text:tab/>1.25455894498654<text:tab/>0.863033496388699</text:p>
      <text:p text:style-name="P1">Aldob<text:tab/>0.104518678830809<text:tab/>0.157189537237378<text:tab/>0.0982922123877684<text:tab/>0.102978612237438<text:tab/>0.110618000787501</text:p>
      <text:p text:style-name="P1">Aldoc<text:tab/>2.21540864495918<text:tab/>0.214297313593031<text:tab/>0.869389206659181<text:tab/>2.66064523747255<text:tab/>0.220017702131879</text:p>
      <text:p text:style-name="P1">Alg1<text:tab/>10.0076064458977<text:tab/>5.94858810950901<text:tab/>5.53558655796257<text:tab/>18.0578237775264<text:tab/>18.8581824222001</text:p>
      <text:p text:style-name="P1">Alg10<text:tab/>8.26858836757441<text:tab/>14.074038867706<text:tab/>9.41887508331718<text:tab/>10.1359354118081<text:tab/>9.5135397168634</text:p>
      <text:p text:style-name="P1">Alg11<text:tab/>19.4539431553131<text:tab/>12.3573548549215<text:tab/>13.6907738479289<text:tab/>17.9899321223507<text:tab/>15.6328276684304</text:p>
      <text:p text:style-name="P1">Alg12<text:tab/>7.76465871465648<text:tab/>9.98997922615449<text:tab/>3.80211578586837<text:tab/>12.0197609278117<text:tab/>8.37700877296317</text:p>
      <text:p text:style-name="P1">Alg13<text:tab/>6.34745503574105<text:tab/>8.46921833847102<text:tab/>5.02247492080619<text:tab/>6.30758521359418<text:tab/>4.84521591687307</text:p>
      <text:p text:style-name="P1">Alg14<text:tab/>25.1982243173473<text:tab/>21.1015843192283<text:tab/>13.6727734302936<text:tab/>29.5957526660321<text:tab/>21.2145587334546</text:p>
      <text:p text:style-name="P1">Alg2<text:tab/>10.3824003694215<text:tab/>19.7978263793763<text:tab/>17.8761224288127<text:tab/>27.9165597136458<text:tab/>25.7403161917447</text:p>
      <text:p text:style-name="P1">Alg3<text:tab/>18.5110241657449<text:tab/>16.5541906568417<text:tab/>9.13482002006779<text:tab/>22.8732402816005<text:tab/>20.3107475514311</text:p>
      <text:p text:style-name="P1">Alg5<text:tab/>29.8500574477194<text:tab/>35.5524351359835<text:tab/>26.1681745165453<text:tab/>50.7149629194158<text:tab/>43.280238726648</text:p>
      <text:p text:style-name="P1">Alg6<text:tab/>4.19225354828992<text:tab/>2.01550952673169<text:tab/>1.34467163006432<text:tab/>2.98249131482772<text:tab/>1.11544437240313</text:p>
      <text:p text:style-name="P1">Alg8<text:tab/>6.06140147945013<text:tab/>4.69232956989282<text:tab/>4.1469000716835<text:tab/>7.03704869735124<text:tab/>6.20023068803907</text:p>
      <text:p text:style-name="P1">Alg9<text:tab/>13.4033610902858<text:tab/>13.0284638109784<text:tab/>4.81133603544165<text:tab/>19.4252981246849<text:tab/>9.87105226136129</text:p>
      <text:p text:style-name="P1">Alk<text:tab/>0.142426387333701<text:tab/>0.165517617956843<text:tab/>0.0980103049916268<text:tab/>0.129926885360564<text:tab/>0.104017209365535</text:p>
      <text:p text:style-name="P1">Alkbh1<text:tab/>7.21904693426663<text:tab/>18.1383349401445<text:tab/>9.16312955876761<text:tab/>9.17838653383971<text:tab/>7.79258598129583</text:p>
      <text:p text:style-name="P1">Alkbh2<text:tab/>4.40705847218641<text:tab/>1.13584619541908<text:tab/>1.76583766895775<text:tab/>4.38488211827654<text:tab/>2.92785296043127</text:p>
      <text:p text:style-name="P1">Alkbh3<text:tab/>23.599178906532<text:tab/>38.0074908665198<text:tab/>15.9031817999527<text:tab/>20.8045383488141<text:tab/>17.1985516918385</text:p>
      <text:p text:style-name="P1"><text:soft-page-break/>Alkbh4<text:tab/>3.14539161654916<text:tab/>3.74392855480949<text:tab/>1.27978299458883<text:tab/>2.38535434673094<text:tab/>2.37183577318948</text:p>
      <text:p text:style-name="P1">Alkbh5<text:tab/>10.5718419149806<text:tab/>8.67349080814054<text:tab/>15.4162887333522<text:tab/>16.3942738708457<text:tab/>21.5779348027878</text:p>
      <text:p text:style-name="P1">Alkbh6<text:tab/>1.06878837940727<text:tab/>1.56230929098157<text:tab/>0.0896025837115171<text:tab/>0.32484670544079<text:tab/>0.13208615376234</text:p>
      <text:p text:style-name="P1">Alkbh7<text:tab/>15.7319750262021<text:tab/>10.6047132310893<text:tab/>18.5709328320041<text:tab/>17.6364389835351<text:tab/>19.8193743597961</text:p>
      <text:p text:style-name="P1">Alkbh8<text:tab/>3.21693101778254<text:tab/>2.59534508906929<text:tab/>1.26008709576418<text:tab/>5.54087639963965<text:tab/>2.62226214413857</text:p>
      <text:p text:style-name="P1">Allc<text:tab/>0.103933771121142<text:tab/>0.10330493628222<text:tab/>0.0979952785205257<text:tab/>0.101020019074265<text:tab/>0.0959986064385136</text:p>
      <text:p text:style-name="P1">Alms1<text:tab/>1.6236147508441<text:tab/>0.60741940685052<text:tab/>0.633175097146085<text:tab/>2.39809162215025<text:tab/>0.715667047694801</text:p>
      <text:p text:style-name="P1">Alox12<text:tab/>0.129013560405474<text:tab/>0.128910484907261<text:tab/>0.217512465459241<text:tab/>0.184704282037367<text:tab/>0.384697006458101</text:p>
      <text:p text:style-name="P1">Alox12b<text:tab/>0.103933771121142<text:tab/>0.10330493628222<text:tab/>0.0979952785205257<text:tab/>0.101020019074265<text:tab/>0.0959986064385136</text:p>
      <text:p text:style-name="P1">Alox12e<text:tab/>0.103933771121142<text:tab/>0.10330493628222<text:tab/>0.0979952785205257<text:tab/>0.101020019074265<text:tab/>0.0959986064385136</text:p>
      <text:p text:style-name="P1">Alox15<text:tab/>0.105328424133816<text:tab/>0.189755963710669<text:tab/>0.112738974536083<text:tab/>0.125864603787251<text:tab/>0.106419023550445</text:p>
      <text:p text:style-name="P1">Alox15b<text:tab/>0.103933771121142<text:tab/>0.10330493628222<text:tab/>0.0979952785205257<text:tab/>0.101020019074265<text:tab/>0.0959986064385136</text:p>
      <text:p text:style-name="P1">Alox5<text:tab/>0.136871084007773<text:tab/>0.112983354814238<text:tab/>0.093961499428487<text:tab/>0.454999813526996<text:tab/>0.0918523445732315</text:p>
      <text:p text:style-name="P1">Alox5ap<text:tab/>0.104481679935963<text:tab/>0.104233191459549<text:tab/>0.0982500940740608<text:tab/>0.130615545024618<text:tab/>0.096101073230076</text:p>
      <text:p text:style-name="P1">Aloxe3<text:tab/>0.145596741650264<text:tab/>0.229325698899321<text:tab/>0.309648984150338<text:tab/>0.615728338025813<text:tab/>0.411926679746147</text:p>
      <text:p text:style-name="P1">Alpi<text:tab/>0.103933771121142<text:tab/>0.10330493628222<text:tab/>0.0979952785205257<text:tab/>0.101020019074265<text:tab/>0.0959986064385136</text:p>
      <text:p text:style-name="P1">Alpk3<text:tab/>0.10407240285233<text:tab/>0.131755730801213<text:tab/>0.0979486947985179<text:tab/>0.101693751239835<text:tab/>0.0958036264263743</text:p>
      <text:p text:style-name="P1">Alpl<text:tab/>0.192788033245153<text:tab/>0.11523686924392<text:tab/>0.231662595331272<text:tab/>0.103783848275136<text:tab/>0.112046349010091</text:p>
      <text:p text:style-name="P1">Als2<text:tab/>5.69159412646606<text:tab/>4.30424187090915<text:tab/>9.2228722469383<text:tab/>7.21253626847717<text:tab/>11.3592601424125</text:p>
      <text:p text:style-name="P1">Als2cr11<text:tab/>0.103933771121142<text:tab/>0.10330493628222<text:tab/>0.0979952785205257<text:tab/>0.101020019074265<text:tab/>0.0959986064385136</text:p>
      <text:p text:style-name="P1">Als2cr12<text:tab/>0.103186869045121<text:tab/>0.103127397391827<text:tab/>0.0973749261111538<text:tab/>0.134705852360681<text:tab/>0.0952053322132389</text:p>
      <text:p text:style-name="P1">Alx1<text:tab/>0.103933771121142<text:tab/>0.10330493628222<text:tab/>0.0979952785205257<text:tab/>0.101020019074265<text:tab/>0.0959986064385136</text:p>
      <text:p text:style-name="P1">Alx3<text:tab/>0.103933771121142<text:tab/>0.10330493628222<text:tab/>0.0979952785205257<text:tab/>0.101020019074265<text:tab/>0.0959986064385136</text:p>
      <text:p text:style-name="P1">Alx4<text:tab/>0.104247817926402<text:tab/>0.104047677961185<text:tab/>0.098285249352797<text:tab/>0.101905038743127<text:tab/>0.121771161158627</text:p>
      <text:p text:style-name="P1">Alyref<text:tab/>50.2098725974312<text:tab/>136.127935369188<text:tab/>171.121653494327<text:tab/>69.9351164830043<text:tab/>89.2741004001584</text:p>
      <text:p text:style-name="P1">Amacr<text:tab/>4.33376593319098<text:tab/>1.95557608954346<text:tab/>4.26754207097065<text:tab/>8.64471137584524<text:tab/>10.81554540086</text:p>
      <text:p text:style-name="P1">Ambn<text:tab/>0.103933771121142<text:tab/>0.10330493628222<text:tab/>0.0979952785205257<text:tab/>0.101020019074265<text:tab/>0.0959986064385136</text:p>
      <text:p text:style-name="P1">Ambp<text:tab/>0.103933771121142<text:tab/>0.10330493628222<text:tab/>0.0979952785205257<text:tab/>0.101020019074265<text:tab/>0.0959986064385136</text:p>
      <text:p text:style-name="P1">Ambra1<text:tab/>10.6179431566084<text:tab/>9.01046766514828<text:tab/>8.85318704553848<text:tab/>11.3032801183991<text:tab/>8.54017645305415</text:p>
      <text:p text:style-name="P1">Amd1<text:tab/>36.6050735185178<text:tab/>152.736085664936<text:tab/>165.86101608868<text:tab/>81.2119256526655<text:soft-page-break/><text:tab/>121.214302999625</text:p>
      <text:p text:style-name="P1">Amdhd1<text:tab/>0.103933771121142<text:tab/>0.10330493628222<text:tab/>0.0979952785205257<text:tab/>0.101020019074265<text:tab/>0.0959986064385136</text:p>
      <text:p text:style-name="P1">Amdhd2<text:tab/>9.61957552493377<text:tab/>11.1970653194376<text:tab/>5.07952440717288<text:tab/>34.6438572952491<text:tab/>40.8730136498889</text:p>
      <text:p text:style-name="P1">Amelx<text:tab/>0.103933771121142<text:tab/>0.10330493628222<text:tab/>0.0979952785205257<text:tab/>0.101020019074265<text:tab/>0.0959986064385136</text:p>
      <text:p text:style-name="P1">Amer1<text:tab/>5.22974661439556<text:tab/>4.64913906556152<text:tab/>4.86561240400335<text:tab/>5.74250444901182<text:tab/>1.69519723153402</text:p>
      <text:p text:style-name="P1">Amh<text:tab/>0.298864310828905<text:tab/>2.43224310855976<text:tab/>2.23970521400235<text:tab/>0.15523961793499<text:tab/>0.261422784584738</text:p>
      <text:p text:style-name="P1">Amhr2<text:tab/>0.105645770874771<text:tab/>0.169187912759517<text:tab/>0.193119720493721<text:tab/>0.136323103746206<text:tab/>0.116868555029249</text:p>
      <text:p text:style-name="P1">Amigo1<text:tab/>0.896982603110193<text:tab/>0.158629314792007<text:tab/>0.477687404628753<text:tab/>1.22642616417124<text:tab/>0.5876686759963</text:p>
      <text:p text:style-name="P1">Amigo2<text:tab/>0.511592442276522<text:tab/>2.49312917524978<text:tab/>0.496298647197855<text:tab/>1.37295511043605<text:tab/>0.244171594463494</text:p>
      <text:p text:style-name="P1">Amigo3<text:tab/>3.52115245832306<text:tab/>14.9991513790118<text:tab/>4.479870257362<text:tab/>4.40379424781702<text:tab/>2.44033431730479</text:p>
      <text:p text:style-name="P1">Ammecr1l<text:tab/>17.3224691463632<text:tab/>23.3360369718345<text:tab/>13.5322668891228<text:tab/>18.2704216270484<text:tab/>13.691490312606</text:p>
      <text:p text:style-name="P1">Amn<text:tab/>0.2309264181592<text:tab/>0.180196489210375<text:tab/>0.288689370990021<text:tab/>0.132521099139921<text:tab/>0.227773110478348</text:p>
      <text:p text:style-name="P1">Amn1<text:tab/>12.5415046994959<text:tab/>13.9265095013067<text:tab/>5.79749524376513<text:tab/>14.2220406226189<text:tab/>9.66017493231946</text:p>
      <text:p text:style-name="P1">Amotl2<text:tab/>154.949685180407<text:tab/>131.933828458911<text:tab/>80.0059519463494<text:tab/>40.2416190464573<text:tab/>17.1588645179997</text:p>
      <text:p text:style-name="P1">Ampd1<text:tab/>0.099398023664524<text:tab/>1.69748465305325<text:tab/>0.245644148924329<text:tab/>0.222557228158811<text:tab/>0.127503380421598</text:p>
      <text:p text:style-name="P1">Ampd2<text:tab/>17.1370950241022<text:tab/>17.1365660152396<text:tab/>8.4215608892514<text:tab/>35.2591068656452<text:tab/>15.0413243943964</text:p>
      <text:p text:style-name="P1">Ampd3<text:tab/>0.295679759342988<text:tab/>0.109103775942891<text:tab/>0.0923903820030272<text:tab/>1.06281156670222<text:tab/>0.165968938015028</text:p>
      <text:p text:style-name="P1">Amph<text:tab/>1.64558707467796<text:tab/>1.97027114525804<text:tab/>1.73127107383442<text:tab/>7.14437371124212<text:tab/>2.3131775964899</text:p>
      <text:p text:style-name="P1">Amt<text:tab/>2.31132249779107<text:tab/>1.25089190740979<text:tab/>0.499509967941378<text:tab/>3.02585750196986<text:tab/>0.56601633890444</text:p>
      <text:p text:style-name="P1">Amtn<text:tab/>0.104599608831433<text:tab/>0.104988177700037<text:tab/>0.0986731802263028<text:tab/>0.103049139701358<text:tab/>0.190632199243452</text:p>
      <text:p text:style-name="P1">Amy1a<text:tab/>0.104299151698462<text:tab/>0.103958459950325<text:tab/>0.0982719010998159<text:tab/>0.101745632115638<text:tab/>0.10756588487202</text:p>
      <text:p text:style-name="P1">Amy2a3<text:tab/>0.103933771121142<text:tab/>0.10330493628222<text:tab/>0.0979952785205257<text:tab/>0.101020019074265<text:tab/>0.0959986064385136</text:p>
      <text:p text:style-name="P1">Amz1<text:tab/>1.56207236095589<text:tab/>2.30755340021677<text:tab/>0.326299346913301<text:tab/>0.774088630907308<text:tab/>0.33954567869538</text:p>
      <text:p text:style-name="P1">Amz2<text:tab/>14.5521182621505<text:tab/>11.6564896343852<text:tab/>6.12688503208749<text:tab/>24.1241727492999<text:tab/>18.500578921118</text:p>
      <text:p text:style-name="P1">Anapc1<text:tab/>13.8534953393644<text:tab/>8.75180688171389<text:tab/>4.16955162287699<text:tab/>16.0044214826307<text:tab/>7.05416049305475</text:p>
      <text:p text:style-name="P1">Anapc10<text:tab/>10.9073730231176<text:tab/>15.1412751281583<text:tab/>14.9171965787851<text:tab/>15.9268840748546<text:tab/>11.2543213410059</text:p>
      <text:p text:style-name="P1">Anapc11<text:tab/>14.6035374841705<text:tab/>13.4677037624895<text:tab/>11.7916803114425<text:tab/>21.3243983779387<text:tab/>13.100637976978</text:p>
      <text:p text:style-name="P1">Anapc13<text:tab/>66.098208982174<text:tab/>58.6391215928803<text:tab/>44.1431789901922<text:tab/>91.780324450552<text:tab/>57.4464940812128</text:p>
      <text:p text:style-name="P1">Anapc15<text:tab/>35.9140046420121<text:tab/>34.980260128588<text:tab/>13.6252857111708<text:tab/>36.3745466166765<text:tab/>19.0205445501528</text:p>
      <text:p text:style-name="P1">Anapc2<text:tab/>56.7513896659643<text:tab/>49.2827928040903<text:tab/>39.6148928122315<text:tab/>62.8053849061269<text:tab/>41.8840533962487</text:p>
      <text:p text:style-name="P1"><text:soft-page-break/>Anapc4<text:tab/>32.7073655457977<text:tab/>23.3980534334262<text:tab/>16.1853278958145<text:tab/>38.6763289287531<text:tab/>22.0143702699023</text:p>
      <text:p text:style-name="P1">Anapc5<text:tab/>154.351511021675<text:tab/>160.082083069577<text:tab/>150.042562091844<text:tab/>184.279629869348<text:tab/>129.618211212867</text:p>
      <text:p text:style-name="P1">Anapc7<text:tab/>15.0833169725579<text:tab/>15.9790318410031<text:tab/>9.88982610945093<text:tab/>18.6268442037522<text:tab/>17.073646734203</text:p>
      <text:p text:style-name="P1">Andpro<text:tab/>0.103933771121142<text:tab/>0.10330493628222<text:tab/>0.0979952785205257<text:tab/>0.101020019074265<text:tab/>0.0959986064385136</text:p>
      <text:p text:style-name="P1">Ang<text:tab/>1.52936389214297<text:tab/>1.79026714371333<text:tab/>0.416497010539846<text:tab/>2.17788629203212<text:tab/>1.26682085547084</text:p>
      <text:p text:style-name="P1">Ang2<text:tab/>0.103933771121142<text:tab/>0.10330493628222<text:tab/>0.0979952785205257<text:tab/>0.101020019074265<text:tab/>0.0959986064385136</text:p>
      <text:p text:style-name="P1">Angel1<text:tab/>2.79108122268644<text:tab/>0.75268351510839<text:tab/>1.78279499846169<text:tab/>5.33150515564111<text:tab/>3.55115565928395</text:p>
      <text:p text:style-name="P1">Angel2<text:tab/>10.2163150163984<text:tab/>6.63106884574452<text:tab/>7.47071502813238<text:tab/>12.3430110662474<text:tab/>11.5753452460694</text:p>
      <text:p text:style-name="P1">Angpt1<text:tab/>0.103933771121142<text:tab/>0.10330493628222<text:tab/>0.0979952785205257<text:tab/>0.101020019074265<text:tab/>0.0959986064385136</text:p>
      <text:p text:style-name="P1">Angpt2<text:tab/>2.09586173833412<text:tab/>1.37663356542716<text:tab/>0.131194794998585<text:tab/>1.21829943410103<text:tab/>0.205935427963202</text:p>
      <text:p text:style-name="P1">Angpt4<text:tab/>0.104443001459676<text:tab/>0.104304746992401<text:tab/>0.0983420098902078<text:tab/>0.112236701671034<text:tab/>0.11488348619265</text:p>
      <text:p text:style-name="P1">Angptl1<text:tab/>0.449459284541316<text:tab/>0.216949949949515<text:tab/>0.136224488265131<text:tab/>3.59408244279617<text:tab/>0.270982382813532</text:p>
      <text:p text:style-name="P1">Angptl2<text:tab/>23.6815168926459<text:tab/>17.6137543458326<text:tab/>8.58654198020969<text:tab/>17.687447342269<text:tab/>7.35676913662168</text:p>
      <text:p text:style-name="P1">Angptl3<text:tab/>0.103933771121142<text:tab/>0.10330493628222<text:tab/>0.0979952785205257<text:tab/>0.101020019074265<text:tab/>0.0959986064385136</text:p>
      <text:p text:style-name="P1">Angptl4<text:tab/>0.153575830794979<text:tab/>0.108201280297729<text:tab/>0.666131124362186<text:tab/>0.237699529547515<text:tab/>0.15672332548293</text:p>
      <text:p text:style-name="P1">Angptl6<text:tab/>0.422371699936125<text:tab/>0.536015767573542<text:tab/>0.948543174996747<text:tab/>0.470351267516471<text:tab/>0.526252847242216</text:p>
      <text:p text:style-name="P1">Ank1<text:tab/>0.104059591940649<text:tab/>0.103500123867327<text:tab/>0.098052324573433<text:tab/>0.105611156770473<text:tab/>0.0960224447523888</text:p>
      <text:p text:style-name="P1">Ank3<text:tab/>0.343379244320397<text:tab/>0.547972406466788<text:tab/>0.172241841215714<text:tab/>1.33254651303373<text:tab/>0.15234281260588</text:p>
      <text:p text:style-name="P1">Ankef1<text:tab/>0.103933771121142<text:tab/>0.10330493628222<text:tab/>0.0979952785205257<text:tab/>0.101020019074265<text:tab/>0.0959986064385136</text:p>
      <text:p text:style-name="P1">Ankfy1<text:tab/>12.2974360781192<text:tab/>12.0935839839735<text:tab/>7.40990646642955<text:tab/>14.6550851841328<text:tab/>11.5445823157051</text:p>
      <text:p text:style-name="P1">Ankh<text:tab/>6.88093433817673<text:tab/>22.7118519231982<text:tab/>6.27245975125265<text:tab/>303.28602787362<text:tab/>64.5494872380058</text:p>
      <text:p text:style-name="P1">Ankhd1<text:tab/>8.08120281441045<text:tab/>8.02301899495621<text:tab/>6.9747068561185<text:tab/>10.717198085054<text:tab/>8.69842793636661</text:p>
      <text:p text:style-name="P1">Ankib1<text:tab/>10.7762103550429<text:tab/>9.59504927520403<text:tab/>11.522130779551<text:tab/>13.3695509022365<text:tab/>10.7191039482962</text:p>
      <text:p text:style-name="P1">Ankle2<text:tab/>14.980158045537<text:tab/>11.8965724834309<text:tab/>13.4948915772541<text:tab/>16.7245861317021<text:tab/>16.0499874993834</text:p>
      <text:p text:style-name="P1">Ankmy2<text:tab/>23.459098578565<text:tab/>11.1828474947687<text:tab/>6.37928026695386<text:tab/>27.6059981220179<text:tab/>15.9494711275433</text:p>
      <text:p text:style-name="P1">Ankra2<text:tab/>0.126495428003028<text:tab/>0.689304129329634<text:tab/>0.38650473252948<text:tab/>0.218267563740486<text:tab/>0.255690320901065</text:p>
      <text:p text:style-name="P1">Ankrd1<text:tab/>48.2202293185056<text:tab/>10.4913279116172<text:tab/>7.38437734116117<text:tab/>10.6051526708042<text:tab/>2.42202652721249</text:p>
      <text:p text:style-name="P1">Ankrd10<text:tab/>17.724135588633<text:tab/>9.0679882315557<text:tab/>14.2418434746685<text:tab/>14.5709508190864<text:tab/>8.6964886936583</text:p>
      <text:p text:style-name="P1">Ankrd12<text:tab/>5.93467421208845<text:tab/>6.88724803887584<text:tab/>4.27287033956728<text:tab/>6.34194440564379<text:tab/>3.95220904797528</text:p>
      <text:p text:style-name="P1">Ankrd13a<text:tab/>35.3720153261139<text:tab/>49.5120282873269<text:tab/>75.2254338192102<text:tab/>43.5179137599119<text:soft-page-break/><text:tab/>45.0502105565625</text:p>
      <text:p text:style-name="P1">Ankrd13c<text:tab/>15.7059796806679<text:tab/>21.5226525975636<text:tab/>15.237642851568<text:tab/>17.3311422100919<text:tab/>15.0867786714524</text:p>
      <text:p text:style-name="P1">Ankrd13d<text:tab/>4.26474616695746<text:tab/>3.23538627583882<text:tab/>2.63810021896669<text:tab/>9.94898272529088<text:tab/>1.3472369277206</text:p>
      <text:p text:style-name="P1">Ankrd16<text:tab/>5.99937296666703<text:tab/>2.19500234061345<text:tab/>2.33940842930868<text:tab/>7.52284090917906<text:tab/>4.97943187663018</text:p>
      <text:p text:style-name="P1">Ankrd17<text:tab/>15.6217634179688<text:tab/>21.7649027820199<text:tab/>18.5191903417098<text:tab/>20.4893981156203<text:tab/>15.2832955736586</text:p>
      <text:p text:style-name="P1">Ankrd2<text:tab/>0.104058270445832<text:tab/>1.11206122283809<text:tab/>1.25398053072315<text:tab/>0.631925527112767<text:tab/>0.320080169110363</text:p>
      <text:p text:style-name="P1">Ankrd22<text:tab/>0.103933771121142<text:tab/>0.10330493628222<text:tab/>0.0979952785205257<text:tab/>0.101020019074265<text:tab/>0.0959986064385136</text:p>
      <text:p text:style-name="P1">Ankrd23<text:tab/>0.523484060476471<text:tab/>0.765177299992217<text:tab/>0.340250169425732<text:tab/>0.27220945994403<text:tab/>0.401989580096226</text:p>
      <text:p text:style-name="P1">Ankrd24<text:tab/>0.104896664804063<text:tab/>0.105449263988477<text:tab/>0.202690518917148<text:tab/>0.112220974830863<text:tab/>0.106074950547862</text:p>
      <text:p text:style-name="P1">Ankrd27<text:tab/>8.61540881147064<text:tab/>9.55359658910637<text:tab/>7.87695661280863<text:tab/>11.0488110077554<text:tab/>5.63989923841901</text:p>
      <text:p text:style-name="P1">Ankrd29<text:tab/>2.57571559763672<text:tab/>1.92087042831682<text:tab/>1.67615193519037<text:tab/>3.43726096004354<text:tab/>0.299554764300463</text:p>
      <text:p text:style-name="P1">Ankrd32<text:tab/>4.40355352681885<text:tab/>2.85822953312519<text:tab/>2.04749172598305<text:tab/>3.29145736460401<text:tab/>2.16315556154495</text:p>
      <text:p text:style-name="P1">Ankrd33b<text:tab/>0.102870012567924<text:tab/>0.103052190034378<text:tab/>0.0971571227352486<text:tab/>0.154191057959761<text:tab/>0.0949314386421193</text:p>
      <text:p text:style-name="P1">Ankrd34a<text:tab/>2.79004888439713<text:tab/>1.04479124472919<text:tab/>0.823705505131659<text:tab/>9.68113401973557<text:tab/>1.51554279225779</text:p>
      <text:p text:style-name="P1">Ankrd34b<text:tab/>0.103933771121142<text:tab/>0.10330493628222<text:tab/>0.0979952785205257<text:tab/>0.101020019074265<text:tab/>0.0959986064385136</text:p>
      <text:p text:style-name="P1">Ankrd34c<text:tab/>0.103933771121142<text:tab/>0.10330493628222<text:tab/>0.0979952785205257<text:tab/>0.101020019074265<text:tab/>0.0959986064385136</text:p>
      <text:p text:style-name="P1">Ankrd37<text:tab/>7.31140980055693<text:tab/>3.30310960031541<text:tab/>4.01111277581071<text:tab/>5.7668984475532<text:tab/>5.49250129597549</text:p>
      <text:p text:style-name="P1">Ankrd39<text:tab/>2.86201178208401<text:tab/>2.45850989265261<text:tab/>0.788609684641857<text:tab/>3.51659197007353<text:tab/>1.38743906153075</text:p>
      <text:p text:style-name="P1">Ankrd40<text:tab/>27.4112083716609<text:tab/>18.4677916155469<text:tab/>15.2479302680632<text:tab/>33.6811987657214<text:tab/>19.3040102863681</text:p>
      <text:p text:style-name="P1">Ankrd42<text:tab/>4.39870510845722<text:tab/>2.71789729490114<text:tab/>2.78022674254489<text:tab/>4.93673791794654<text:tab/>3.82612027605181</text:p>
      <text:p text:style-name="P1">Ankrd44<text:tab/>1.27270748605282<text:tab/>1.78878305623025<text:tab/>0.59443100577256<text:tab/>1.92281008266062<text:tab/>0.304829696585494</text:p>
      <text:p text:style-name="P1">Ankrd46<text:tab/>23.6623593673833<text:tab/>13.9855797374418<text:tab/>12.5741309582809<text:tab/>37.8331818963853<text:tab/>29.8286634961608</text:p>
      <text:p text:style-name="P1">Ankrd49<text:tab/>10.2647739180081<text:tab/>9.99362633430794<text:tab/>7.95809195921309<text:tab/>11.3539016674568<text:tab/>11.6042984328979</text:p>
      <text:p text:style-name="P1">Ankrd50<text:tab/>20.745273204219<text:tab/>25.0563872676894<text:tab/>24.3568010023299<text:tab/>17.2102307337049<text:tab/>11.83026756571</text:p>
      <text:p text:style-name="P1">Ankrd52<text:tab/>18.4943671949977<text:tab/>39.1586537303418<text:tab/>25.9109849008919<text:tab/>25.5477724280946<text:tab/>19.3229534139564</text:p>
      <text:p text:style-name="P1">Ankrd54<text:tab/>8.80886293759034<text:tab/>7.49827876114752<text:tab/>10.2650529203971<text:tab/>16.5218205485056<text:tab/>8.91879183137445</text:p>
      <text:p text:style-name="P1">Ankrd55<text:tab/>0.104141050032834<text:tab/>0.103631658966021<text:tab/>0.0980897015021808<text:tab/>0.109108725911571<text:tab/>0.0960378488719476</text:p>
      <text:p text:style-name="P1">Ankrd6<text:tab/>0.37356977558841<text:tab/>1.0984982608198<text:tab/>0.15585388724447<text:tab/>2.28894202524802<text:tab/>0.703920709715006</text:p>
      <text:p text:style-name="P1">Ankrd61<text:tab/>1.68196921835148<text:tab/>0.628257192591696<text:tab/>0.810361168631771<text:tab/>0.52547635917911<text:tab/>0.334201460667196</text:p>
      <text:p text:style-name="P1">Ankrd65<text:tab/>0.103933771121142<text:tab/>0.10330493628222<text:tab/>0.0979952785205257<text:tab/>0.101020019074265<text:tab/>0.0959986064385136</text:p>
      <text:p text:style-name="P1"><text:soft-page-break/>Ankrd7<text:tab/>0.103933771121142<text:tab/>0.10330493628222<text:tab/>0.0979952785205257<text:tab/>0.101020019074265<text:tab/>0.0959986064385136</text:p>
      <text:p text:style-name="P1">Ankrd9<text:tab/>4.83068201652863<text:tab/>4.60411568112196<text:tab/>6.6694227551643<text:tab/>7.79144874510222<text:tab/>5.06855067431983</text:p>
      <text:p text:style-name="P1">Anks1a<text:tab/>4.08590230978012<text:tab/>4.83895169143973<text:tab/>4.39335157212907<text:tab/>7.46872209867409<text:tab/>4.66813808475495</text:p>
      <text:p text:style-name="P1">Anks1b<text:tab/>1.18782368243114<text:tab/>1.31809163719771<text:tab/>0.351225733475125<text:tab/>0.621501286293476<text:tab/>0.0973342338156784</text:p>
      <text:p text:style-name="P1">Anks3<text:tab/>12.5770307533007<text:tab/>6.7908939133981<text:tab/>11.9482858597142<text:tab/>16.3831006015793<text:tab/>14.763228540226</text:p>
      <text:p text:style-name="P1">Anks4b<text:tab/>0.444881809373197<text:tab/>2.45499167454608<text:tab/>0.843726665750783<text:tab/>0.858946702367168<text:tab/>0.16180603344902</text:p>
      <text:p text:style-name="P1">Anks6<text:tab/>4.09426873492658<text:tab/>4.49517963281024<text:tab/>6.07777526372098<text:tab/>9.66831473240726<text:tab/>7.66452112765914</text:p>
      <text:p text:style-name="P1">Ankzf1<text:tab/>29.3293186253802<text:tab/>16.1694818787011<text:tab/>14.6182103530656<text:tab/>56.8113429456954<text:tab/>20.3512992821076</text:p>
      <text:p text:style-name="P1">Ano1<text:tab/>5.56400294050151<text:tab/>31.9906881076039<text:tab/>2.14742972628361<text:tab/>115.319655119346<text:tab/>6.38401991583126</text:p>
      <text:p text:style-name="P1">Ano4<text:tab/>0.103933771121142<text:tab/>0.10330493628222<text:tab/>0.0979952785205257<text:tab/>0.101020019074265<text:tab/>0.0959986064385136</text:p>
      <text:p text:style-name="P1">Ano6<text:tab/>35.376402252757<text:tab/>55.198943643401<text:tab/>35.6027676306696<text:tab/>59.4882137448068<text:tab/>35.6708883346668</text:p>
      <text:p text:style-name="P1">Ano7<text:tab/>0.0961551871083492<text:tab/>0.867264596824088<text:tab/>0.0903703186480044<text:tab/>0.279623502511027<text:tab/>0.0997580455900553</text:p>
      <text:p text:style-name="P1">Anp32a<text:tab/>190.829316390423<text:tab/>162.476354299076<text:tab/>64.521131651033<text:tab/>227.955436515998<text:tab/>80.0950550296138</text:p>
      <text:p text:style-name="P1">Anp32b<text:tab/>150.513950541134<text:tab/>176.338149984998<text:tab/>69.0367031263783<text:tab/>169.477510021946<text:tab/>96.4727340523403</text:p>
      <text:p text:style-name="P1">Anp32e<text:tab/>46.7360037797545<text:tab/>83.2745618510002<text:tab/>54.9108703872913<text:tab/>82.7958311697858<text:tab/>48.5402011840364</text:p>
      <text:p text:style-name="P1">Anpep<text:tab/>2.53959123523008<text:tab/>2.17616480878422<text:tab/>1.14431080853717<text:tab/>4.06029521819693<text:tab/>0.313333178399137</text:p>
      <text:p text:style-name="P1">Antxr1<text:tab/>255.485193135631<text:tab/>252.369253833683<text:tab/>136.857232194159<text:tab/>182.070717775878<text:tab/>20.3000514775197</text:p>
      <text:p text:style-name="P1">Anxa1<text:tab/>904.169450343743<text:tab/>1085.32428625766<text:tab/>1281.1401986899<text:tab/>1088.93049315635<text:tab/>1284.4114167418</text:p>
      <text:p text:style-name="P1">Anxa10<text:tab/>0.121503448999475<text:tab/>0.105546722760712<text:tab/>0.126237357572932<text:tab/>5.05685652241603<text:tab/>0.208467689289229</text:p>
      <text:p text:style-name="P1">Anxa11<text:tab/>108.208753856393<text:tab/>122.433415804614<text:tab/>109.115360473138<text:tab/>151.268932784382<text:tab/>104.653663114933</text:p>
      <text:p text:style-name="P1">Anxa13<text:tab/>0.104491891462054<text:tab/>0.10435419450979<text:tab/>0.0983415401524447<text:tab/>0.117347571674387<text:tab/>0.110381279843425</text:p>
      <text:p text:style-name="P1">Anxa2<text:tab/>1105.5979207346<text:tab/>1587.54857128937<text:tab/>1827.19451609254<text:tab/>2149.50163106655<text:tab/>3560.86165068947</text:p>
      <text:p text:style-name="P1">Anxa3<text:tab/>15.7841530778011<text:tab/>48.6848246196805<text:tab/>11.1701511159571<text:tab/>12.4466585126212<text:tab/>9.39974843924942</text:p>
      <text:p text:style-name="P1">Anxa4<text:tab/>126.291714368215<text:tab/>141.15622531967<text:tab/>106.175068574758<text:tab/>186.469210961971<text:tab/>183.440633655893</text:p>
      <text:p text:style-name="P1">Anxa5<text:tab/>601.71175140938<text:tab/>1030.7978400686<text:tab/>698.179369081774<text:tab/>1388.31681695248<text:tab/>775.55035730418</text:p>
      <text:p text:style-name="P1">Anxa6<text:tab/>301.657717903309<text:tab/>381.089336172182<text:tab/>236.198297546403<text:tab/>423.331361519305<text:tab/>130.514905029234</text:p>
      <text:p text:style-name="P1">Anxa7<text:tab/>113.843318502622<text:tab/>144.482376550185<text:tab/>54.5332624363638<text:tab/>192.367439884826<text:tab/>83.0548053087562</text:p>
      <text:p text:style-name="P1">Anxa8<text:tab/>0.105168955141897<text:tab/>0.105577465015986<text:tab/>0.226623882809478<text:tab/>0.116984788299552<text:tab/>0.096281011474493</text:p>
      <text:p text:style-name="P1">Aoah<text:tab/>0.103933771121142<text:tab/>0.10330493628222<text:tab/>0.0979952785205257<text:tab/>0.101020019074265<text:tab/>0.0959986064385136</text:p>
      <text:p text:style-name="P1">Aoc1<text:tab/>0.103933771121142<text:tab/>0.10330493628222<text:tab/>0.0979952785205257<text:tab/>0.101020019074265<text:soft-page-break/><text:tab/>0.0959986064385136</text:p>
      <text:p text:style-name="P1">Aoc2-ps1<text:tab/>1.83764542130143<text:tab/>5.47101468268923<text:tab/>3.07898360496618<text:tab/>2.11664471269042<text:tab/>1.62913869847297</text:p>
      <text:p text:style-name="P1">Aoc3<text:tab/>13.8680789551928<text:tab/>13.3886941961118<text:tab/>9.8223071786849<text:tab/>2.75240806671002<text:tab/>0.421285129248551</text:p>
      <text:p text:style-name="P1">Aox1<text:tab/>6.69315258102035<text:tab/>6.37364753170365<text:tab/>3.95543282340739<text:tab/>5.64854737385145<text:tab/>0.644712486908066</text:p>
      <text:p text:style-name="P1">Aox2<text:tab/>0.103933771121142<text:tab/>0.10330493628222<text:tab/>0.0979952785205257<text:tab/>0.101020019074265<text:tab/>0.0959986064385136</text:p>
      <text:p text:style-name="P1">Aox3<text:tab/>0.103933771121142<text:tab/>0.10330493628222<text:tab/>0.0979952785205257<text:tab/>0.101020019074265<text:tab/>0.0959986064385136</text:p>
      <text:p text:style-name="P1">Aox4<text:tab/>0.103933771121142<text:tab/>0.10330493628222<text:tab/>0.0979952785205257<text:tab/>0.101020019074265<text:tab/>0.0959986064385136</text:p>
      <text:p text:style-name="P1">Ap1ar<text:tab/>19.6972889145985<text:tab/>20.6303968678693<text:tab/>24.7478243107898<text:tab/>21.9356937259365<text:tab/>22.2867436509801</text:p>
      <text:p text:style-name="P1">Ap1b1<text:tab/>18.1518454302682<text:tab/>20.4554394009865<text:tab/>16.970263652056<text:tab/>29.2403104500595<text:tab/>24.6067512109698</text:p>
      <text:p text:style-name="P1">Ap1g1<text:tab/>21.7462292052389<text:tab/>37.1536132466148<text:tab/>20.60611493813<text:tab/>32.7817123743608<text:tab/>23.7151368596206</text:p>
      <text:p text:style-name="P1">Ap1m1<text:tab/>34.2023148542664<text:tab/>38.9595752937595<text:tab/>26.4763443042894<text:tab/>59.92664212161<text:tab/>59.5238163128635</text:p>
      <text:p text:style-name="P1">Ap1m2<text:tab/>0.103933771121142<text:tab/>0.10330493628222<text:tab/>0.0979952785205257<text:tab/>0.101020019074265<text:tab/>0.0959986064385136</text:p>
      <text:p text:style-name="P1">Ap1s1<text:tab/>59.2483910571466<text:tab/>66.0049548763939<text:tab/>27.3730319779827<text:tab/>125.795334628966<text:tab/>57.2300684866625</text:p>
      <text:p text:style-name="P1">Ap1s2<text:tab/>18.402302396657<text:tab/>12.216301912638<text:tab/>32.1622903477219<text:tab/>28.7529878020118<text:tab/>27.6406713477236</text:p>
      <text:p text:style-name="P1">Ap1s3<text:tab/>4.24856771754124<text:tab/>4.3192607396602<text:tab/>4.2019362160015<text:tab/>4.04236355308592<text:tab/>8.06817300455491</text:p>
      <text:p text:style-name="P1">Ap2a1<text:tab/>47.5701023916882<text:tab/>58.4124926988091<text:tab/>39.2067914336652<text:tab/>88.0966874845833<text:tab/>66.0939708998505</text:p>
      <text:p text:style-name="P1">Ap2a2<text:tab/>50.660760388878<text:tab/>58.6629728805349<text:tab/>50.4231706309456<text:tab/>66.1707126525495<text:tab/>63.3063089252522</text:p>
      <text:p text:style-name="P1">Ap2b1<text:tab/>47.4028037662103<text:tab/>46.5936086967934<text:tab/>36.3527441425146<text:tab/>64.5054677192042<text:tab/>42.5992815174335</text:p>
      <text:p text:style-name="P1">Ap2m1<text:tab/>193.148632567442<text:tab/>262.236089113918<text:tab/>183.156052948866<text:tab/>311.111995529461<text:tab/>236.399871565427</text:p>
      <text:p text:style-name="P1">Ap2s1<text:tab/>142.745533696343<text:tab/>152.708790796145<text:tab/>107.69124852483<text:tab/>237.688703965767<text:tab/>172.706750858831</text:p>
      <text:p text:style-name="P1">Ap3b1<text:tab/>30.3254941143349<text:tab/>32.4891069399544<text:tab/>25.0728132402519<text:tab/>50.6664432977416<text:tab/>37.0452200692425</text:p>
      <text:p text:style-name="P1">Ap3d1<text:tab/>45.952440592652<text:tab/>70.658872631584<text:tab/>67.9638563828394<text:tab/>86.9393629752007<text:tab/>147.580337531249</text:p>
      <text:p text:style-name="P1">Ap3m1<text:tab/>14.4801627697466<text:tab/>9.86108834804231<text:tab/>7.11512129102381<text:tab/>21.4300705969774<text:tab/>16.4561800349671</text:p>
      <text:p text:style-name="P1">Ap3m2<text:tab/>4.78345989292565<text:tab/>2.5918248269826<text:tab/>3.43473227952327<text:tab/>7.05288350563416<text:tab/>8.17379099971556</text:p>
      <text:p text:style-name="P1">Ap3s1<text:tab/>46.0426152503502<text:tab/>52.0521732203177<text:tab/>71.0776414579711<text:tab/>96.0137588296178<text:tab/>64.0300996968341</text:p>
      <text:p text:style-name="P1">Ap3s2<text:tab/>30.809738595572<text:tab/>25.4346983575866<text:tab/>22.0554172953539<text:tab/>51.7945526136609<text:tab/>45.3137146707427</text:p>
      <text:p text:style-name="P1">Ap4b1<text:tab/>9.35998050759851<text:tab/>4.99499611735762<text:tab/>3.82747295323147<text:tab/>10.7144615742203<text:tab/>6.72985355143135</text:p>
      <text:p text:style-name="P1">Ap4e1<text:tab/>5.42338813367932<text:tab/>3.75085071511174<text:tab/>3.16877476924879<text:tab/>3.80291296571028<text:tab/>2.98813665175115</text:p>
      <text:p text:style-name="P1">Ap4m1<text:tab/>13.209229829747<text:tab/>11.3659137153016<text:tab/>4.04253270303965<text:tab/>14.8995456843332<text:tab/>7.94639277864182</text:p>
      <text:p text:style-name="P1">Ap4s1<text:tab/>12.0662451719042<text:tab/>16.5664239269812<text:tab/>12.67560289964<text:tab/>16.5027598039562<text:tab/>7.18753045046694</text:p>
      <text:p text:style-name="P1"><text:soft-page-break/>Ap5b1<text:tab/>6.65865159206468<text:tab/>11.0827815170577<text:tab/>8.97206388302659<text:tab/>6.8731371633392<text:tab/>7.91308943401876</text:p>
      <text:p text:style-name="P1">Ap5m1<text:tab/>5.43010814373099<text:tab/>3.49697046744324<text:tab/>3.79180610274415<text:tab/>7.39894731912244<text:tab/>5.42232189643338</text:p>
      <text:p text:style-name="P1">Ap5s1<text:tab/>4.66369449821539<text:tab/>3.48271226406845<text:tab/>0.794896701951194<text:tab/>6.78631704056339<text:tab/>2.46199814730044</text:p>
      <text:p text:style-name="P1">Ap5z1<text:tab/>9.04724756008405<text:tab/>3.18618167286394<text:tab/>1.79920139021399<text:tab/>14.0598873753272<text:tab/>10.8334245696301</text:p>
      <text:p text:style-name="P1">Apaf1<text:tab/>6.43571851511<text:tab/>8.50643831411871<text:tab/>7.67638611204629<text:tab/>8.30145058884489<text:tab/>4.03818263297639</text:p>
      <text:p text:style-name="P1">Apba1<text:tab/>6.53237690524054<text:tab/>2.99025143476965<text:tab/>3.32199172714821<text:tab/>2.94773581782561<text:tab/>1.94832124818368</text:p>
      <text:p text:style-name="P1">Apba2<text:tab/>0.103933771121142<text:tab/>0.10330493628222<text:tab/>0.0979952785205257<text:tab/>0.101020019074265<text:tab/>0.0959986064385136</text:p>
      <text:p text:style-name="P1">Apba3<text:tab/>32.7306492145804<text:tab/>25.2551926175823<text:tab/>19.5227163775906<text:tab/>48.1602048219244<text:tab/>37.5721485862409</text:p>
      <text:p text:style-name="P1">Apbb1<text:tab/>20.4604664991263<text:tab/>8.36995439218404<text:tab/>3.96538090119067<text:tab/>25.9715655393831<text:tab/>5.09878003995997</text:p>
      <text:p text:style-name="P1">Apbb1ip<text:tab/>0.103370900402795<text:tab/>0.103170941928163<text:tab/>0.0975098077161102<text:tab/>0.125048356916633<text:tab/>0.0953761122165598</text:p>
      <text:p text:style-name="P1">Apbb3<text:tab/>18.6441877974083<text:tab/>10.2638579674988<text:tab/>7.44334021828746<text:tab/>30.0376287640986<text:tab/>15.8725383939373</text:p>
      <text:p text:style-name="P1">Apc<text:tab/>7.78242183639531<text:tab/>6.91829773076615<text:tab/>6.47066095443779<text:tab/>11.3488403662031<text:tab/>6.65552945642633</text:p>
      <text:p text:style-name="P1">Apc2<text:tab/>1.47078160915722<text:tab/>0.830374380158676<text:tab/>0.330483078760189<text:tab/>3.31887574964467<text:tab/>0.585903848018228</text:p>
      <text:p text:style-name="P1">Apcs<text:tab/>0.103933771121142<text:tab/>0.10330493628222<text:tab/>0.0979952785205257<text:tab/>0.101020019074265<text:tab/>0.0959986064385136</text:p>
      <text:p text:style-name="P1">Apeg3<text:tab/>2.29447634021267<text:tab/>2.03939194553765<text:tab/>4.5814854357434<text:tab/>2.5283044049167<text:tab/>4.63077181255556</text:p>
      <text:p text:style-name="P1">Apeh<text:tab/>29.6745547471886<text:tab/>29.0190966487754<text:tab/>34.4868947300205<text:tab/>57.2949641417612<text:tab/>57.4407180737915</text:p>
      <text:p text:style-name="P1">Apex1<text:tab/>92.9934327754615<text:tab/>57.5940201141367<text:tab/>34.3878844897838<text:tab/>104.918804639935<text:tab/>130.210268308149</text:p>
      <text:p text:style-name="P1">Apex2<text:tab/>5.57738693340436<text:tab/>5.99122372665458<text:tab/>2.78959463106303<text:tab/>7.78456967234752<text:tab/>3.42660074136043</text:p>
      <text:p text:style-name="P1">Apex2l1<text:tab/>0.103675339548184<text:tab/>0.125248244484205<text:tab/>0.0972280171139782<text:tab/>0.158354890621585<text:tab/>0.0949290699275625</text:p>
      <text:p text:style-name="P1">Aph1a<text:tab/>57.1816372362185<text:tab/>82.2347525202422<text:tab/>34.4144337987569<text:tab/>86.8351800943068<text:tab/>48.5132861975973</text:p>
      <text:p text:style-name="P1">Aph1b<text:tab/>0.103933771121142<text:tab/>0.10330493628222<text:tab/>0.0979952785205257<text:tab/>0.101020019074265<text:tab/>0.0959986064385136</text:p>
      <text:p text:style-name="P1">Api5<text:tab/>52.661883948916<text:tab/>65.0256646147143<text:tab/>71.2602713645532<text:tab/>63.3007289297921<text:tab/>58.6635325141554</text:p>
      <text:p text:style-name="P1">Apip<text:tab/>9.9711533325962<text:tab/>8.15514511453671<text:tab/>9.93659997899437<text:tab/>15.006520238796<text:tab/>15.4734207604641</text:p>
      <text:p text:style-name="P1">Apitd1<text:tab/>16.7882565016805<text:tab/>16.2220090856512<text:tab/>9.47234006465858<text:tab/>11.8422991610402<text:tab/>4.00755468717413</text:p>
      <text:p text:style-name="P1">Aplf<text:tab/>9.30057512098138<text:tab/>4.51757161892958<text:tab/>5.66506918014305<text:tab/>7.35405830705833<text:tab/>3.99400962071972</text:p>
      <text:p text:style-name="P1">Apln<text:tab/>0.131777703766968<text:tab/>0.223844201315713<text:tab/>0.107595854489934<text:tab/>0.170087759919087<text:tab/>0.152089632506755</text:p>
      <text:p text:style-name="P1">Aplnr<text:tab/>0.119268954992708<text:tab/>0.145288296575523<text:tab/>0.130451161913364<text:tab/>0.10410152177017<text:tab/>0.0963533955950035</text:p>
      <text:p text:style-name="P1">Aplp1<text:tab/>40.5991486297045<text:tab/>56.0641728664032<text:tab/>46.4818592530961<text:tab/>68.202887496279<text:tab/>40.0257636772321</text:p>
      <text:p text:style-name="P1">Aplp2<text:tab/>163.405730943824<text:tab/>194.538488735563<text:tab/>289.077195092558<text:tab/>378.552762704039<text:tab/>487.814975863153</text:p>
      <text:p text:style-name="P1">Apmap<text:tab/>19.3695050798987<text:tab/>19.2997261176378<text:tab/>19.460855325699<text:tab/>14.7846063645985<text:soft-page-break/><text:tab/>15.8071444277364</text:p>
      <text:p text:style-name="P1">Apoa1<text:tab/>0.174214646454603<text:tab/>2.80639693831621<text:tab/>0.3848875373603<text:tab/>1.25063385905698<text:tab/>0.27237002418628</text:p>
      <text:p text:style-name="P1">Apoa1bp<text:tab/>32.571714508877<text:tab/>29.4278230345088<text:tab/>31.0655207321355<text:tab/>48.1242546662621<text:tab/>37.7977934448613</text:p>
      <text:p text:style-name="P1">Apoa2<text:tab/>0.104702020144705<text:tab/>0.295968594504258<text:tab/>0.0983623286035647<text:tab/>0.103501739425751<text:tab/>0.0961467323396051</text:p>
      <text:p text:style-name="P1">Apoa4<text:tab/>0.103933771121142<text:tab/>0.10330493628222<text:tab/>0.0979952785205257<text:tab/>0.101020019074265<text:tab/>0.0959986064385136</text:p>
      <text:p text:style-name="P1">Apoa5<text:tab/>0.103517812480962<text:tab/>0.103205713758464<text:tab/>0.0976237329662659<text:tab/>0.118061917001845<text:tab/>0.0955210788720893</text:p>
      <text:p text:style-name="P1">Apob<text:tab/>0.102455971276724<text:tab/>0.146594260872727<text:tab/>0.0966562177025864<text:tab/>0.100044171919715<text:tab/>0.0947124743542514</text:p>
      <text:p text:style-name="P1">Apobec1<text:tab/>0.103933771121142<text:tab/>0.10330493628222<text:tab/>0.0979952785205257<text:tab/>0.101020019074265<text:tab/>0.0959986064385136</text:p>
      <text:p text:style-name="P1">Apobec2<text:tab/>0.248088327128846<text:tab/>0.108572145988434<text:tab/>0.0990783064783979<text:tab/>0.188560821857155<text:tab/>0.202902368741933</text:p>
      <text:p text:style-name="P1">Apobec3b<text:tab/>3.19802921461372<text:tab/>1.90621487468327<text:tab/>1.54378662354856<text:tab/>5.90555076511524<text:tab/>2.53174282671478</text:p>
      <text:p text:style-name="P1">Apobec4<text:tab/>0.103933771121142<text:tab/>0.10330493628222<text:tab/>0.0979952785205257<text:tab/>0.101020019074265<text:tab/>0.0959986064385136</text:p>
      <text:p text:style-name="P1">Apobr<text:tab/>0.413086710610003<text:tab/>0.107545765827021<text:tab/>0.154128546076538<text:tab/>0.312259731430603<text:tab/>0.110884398505708</text:p>
      <text:p text:style-name="P1">Apoc1<text:tab/>0.103933771121142<text:tab/>0.10330493628222<text:tab/>0.0979952785205257<text:tab/>0.101020019074265<text:tab/>0.0959986064385136</text:p>
      <text:p text:style-name="P1">Apoc2<text:tab/>0.103933771121142<text:tab/>0.10330493628222<text:tab/>0.0979952785205257<text:tab/>0.101020019074265<text:tab/>0.0959986064385136</text:p>
      <text:p text:style-name="P1">Apoc3<text:tab/>0.966606994666982<text:tab/>0.818779476878624<text:tab/>0.807876519210905<text:tab/>0.32108068935032<text:tab/>0.150972942979412</text:p>
      <text:p text:style-name="P1">Apoc4<text:tab/>0.103933771121142<text:tab/>0.10330493628222<text:tab/>0.0979952785205257<text:tab/>0.101020019074265<text:tab/>0.0959986064385136</text:p>
      <text:p text:style-name="P1">Apod<text:tab/>0.104525471735975<text:tab/>0.10431726758811<text:tab/>0.0982712039199449<text:tab/>0.134543147799897<text:tab/>0.0961089154971251</text:p>
      <text:p text:style-name="P1">Apoe<text:tab/>0.888776241836277<text:tab/>9.0580683953709<text:tab/>5.01091676538245<text:tab/>1.38118811999852<text:tab/>2.52997506359472</text:p>
      <text:p text:style-name="P1">Apof<text:tab/>0.103933771121142<text:tab/>0.10330493628222<text:tab/>0.0979952785205257<text:tab/>0.101020019074265<text:tab/>0.0959986064385136</text:p>
      <text:p text:style-name="P1">Apoh<text:tab/>0.110182460467288<text:tab/>0.374823885579551<text:tab/>0.461428390171523<text:tab/>0.146682591876233<text:tab/>0.908675406313975</text:p>
      <text:p text:style-name="P1">Apol3<text:tab/>0.100508478440413<text:tab/>0.302346208981469<text:tab/>0.174517003562215<text:tab/>0.512576555406932<text:tab/>0.156559831231284</text:p>
      <text:p text:style-name="P1">Apol9a<text:tab/>0.883147545556343<text:tab/>28.079583327122<text:tab/>3.789165518028<text:tab/>6.32377688516016<text:tab/>1.07515004954437</text:p>
      <text:p text:style-name="P1">Apold1<text:tab/>0.77664641820366<text:tab/>0.522975295540345<text:tab/>0.138698004087669<text:tab/>0.424380029985273<text:tab/>0.0908897425512881</text:p>
      <text:p text:style-name="P1">Apom<text:tab/>1.98306943237274<text:tab/>0.71126883435224<text:tab/>0.506559445929678<text:tab/>1.58357656260262<text:tab/>1.58075042656581</text:p>
      <text:p text:style-name="P1">Apon<text:tab/>0.103933771121142<text:tab/>0.10330493628222<text:tab/>0.0979952785205257<text:tab/>0.101020019074265<text:tab/>0.0959986064385136</text:p>
      <text:p text:style-name="P1">Apoo<text:tab/>17.4181079277076<text:tab/>16.7689395580128<text:tab/>15.6528139270196<text:tab/>26.8784121675985<text:tab/>23.5579311720718</text:p>
      <text:p text:style-name="P1">Apool<text:tab/>14.2066408575767<text:tab/>15.082820266839<text:tab/>7.3969027098564<text:tab/>26.963910118428<text:tab/>20.3167748146314</text:p>
      <text:p text:style-name="P1">Apopt1<text:tab/>0.103933771121142<text:tab/>0.10330493628222<text:tab/>0.0979952785205257<text:tab/>0.101020019074265<text:tab/>0.0959986064385136</text:p>
      <text:p text:style-name="P1">App<text:tab/>352.876797224421<text:tab/>377.584235972794<text:tab/>374.272572449668<text:tab/>332.347200048865<text:tab/>229.944856814751</text:p>
      <text:p text:style-name="P1">Appbp2<text:tab/>12.9151761982558<text:tab/>20.0230296020221<text:tab/>17.5114747290228<text:tab/>15.0455327083529<text:tab/>12.5460911609904</text:p>
      <text:p text:style-name="P1"><text:soft-page-break/>Appl2<text:tab/>15.3345777181561<text:tab/>8.35973693398022<text:tab/>11.2484444286866<text:tab/>20.0434887673691<text:tab/>11.3748056061634</text:p>
      <text:p text:style-name="P1">Aprt<text:tab/>345.783893757966<text:tab/>373.695967904962<text:tab/>295.158269488045<text:tab/>626.742234169673<text:tab/>227.731278560516</text:p>
      <text:p text:style-name="P1">Aptr<text:tab/>3.05866718804304<text:tab/>1.17768951148498<text:tab/>2.96307728729494<text:tab/>3.38934049988846<text:tab/>1.35053969366886</text:p>
      <text:p text:style-name="P1">Aptx<text:tab/>10.023649028447<text:tab/>4.67231365736314<text:tab/>5.58416114669311<text:tab/>6.632159592284<text:tab/>8.65838646459589</text:p>
      <text:p text:style-name="P1">Aqp1<text:tab/>78.1268535869054<text:tab/>91.7171870207276<text:tab/>46.5856306577742<text:tab/>422.030710145731<text:tab/>94.1026894307098</text:p>
      <text:p text:style-name="P1">Aqp11<text:tab/>0.337635061315118<text:tab/>0.534070690508372<text:tab/>0.957238157343453<text:tab/>0.74258182645791<text:tab/>1.15811000930976</text:p>
      <text:p text:style-name="P1">Aqp12a<text:tab/>0.103933771121142<text:tab/>0.10330493628222<text:tab/>0.0979952785205257<text:tab/>0.101020019074265<text:tab/>0.0959986064385136</text:p>
      <text:p text:style-name="P1">Aqp2<text:tab/>0.12838661975597<text:tab/>0.103627852887918<text:tab/>0.0980516396674769<text:tab/>0.101387428493385<text:tab/>0.0958980494090925</text:p>
      <text:p text:style-name="P1">Aqp3<text:tab/>0.102266059039983<text:tab/>0.1042782931608<text:tab/>0.206616526102053<text:tab/>0.102687242104713<text:tab/>0.204818323058536</text:p>
      <text:p text:style-name="P1">Aqp4<text:tab/>0.103933771121142<text:tab/>0.10330493628222<text:tab/>0.0979952785205257<text:tab/>0.101020019074265<text:tab/>0.0959986064385136</text:p>
      <text:p text:style-name="P1">Aqp5<text:tab/>0.103933771121142<text:tab/>0.10330493628222<text:tab/>0.0979952785205257<text:tab/>0.101020019074265<text:tab/>0.0959986064385136</text:p>
      <text:p text:style-name="P1">Aqp6<text:tab/>0.103933771121142<text:tab/>0.10330493628222<text:tab/>0.0979952785205257<text:tab/>0.101020019074265<text:tab/>0.0959986064385136</text:p>
      <text:p text:style-name="P1">Aqp7<text:tab/>0.104170450819422<text:tab/>0.123985301688998<text:tab/>0.0981365498040532<text:tab/>0.101690006525602<text:tab/>0.0960451924202529</text:p>
      <text:p text:style-name="P1">Aqp8<text:tab/>0.103933771121142<text:tab/>0.10330493628222<text:tab/>0.0979952785205257<text:tab/>0.101020019074265<text:tab/>0.0959986064385136</text:p>
      <text:p text:style-name="P1">Aqp9<text:tab/>0.103933771121142<text:tab/>0.10330493628222<text:tab/>0.0979952785205257<text:tab/>0.101020019074265<text:tab/>0.0959986064385136</text:p>
      <text:p text:style-name="P1">Aqr<text:tab/>18.7973052034991<text:tab/>15.9337306068074<text:tab/>11.7815341466816<text:tab/>25.3458473553787<text:tab/>18.9102516893889</text:p>
      <text:p text:style-name="P1">Ar<text:tab/>0.103435732273629<text:tab/>0.103186281407255<text:tab/>0.0975592986902211<text:tab/>0.121891919289762<text:tab/>0.0954390059845204</text:p>
      <text:p text:style-name="P1">Araf<text:tab/>50.9066045618151<text:tab/>42.9838814244705<text:tab/>29.6825322557463<text:tab/>61.1061353305226<text:tab/>31.7881562220028</text:p>
      <text:p text:style-name="P1">Arap2<text:tab/>0.839128703067384<text:tab/>1.37264291976064<text:tab/>0.393456423362974<text:tab/>4.4029520396021<text:tab/>1.53585978923258</text:p>
      <text:p text:style-name="P1">Arc<text:tab/>1.66054194578326<text:tab/>61.8627928160173<text:tab/>302.897806272977<text:tab/>3.59339061737443<text:tab/>4.15364364132984</text:p>
      <text:p text:style-name="P1">Arcn1<text:tab/>107.674457852536<text:tab/>148.219676317478<text:tab/>99.3028098152312<text:tab/>152.148588156359<text:tab/>92.914371139444</text:p>
      <text:p text:style-name="P1">Areg<text:tab/>0.223322154936609<text:tab/>10.0807128056337<text:tab/>5.83842931505773<text:tab/>0.76228151859429<text:tab/>6.09415239220201</text:p>
      <text:p text:style-name="P1">Arel1<text:tab/>9.49546653931213<text:tab/>6.56653024537375<text:tab/>5.47247716166268<text:tab/>12.9945161973331<text:tab/>11.5767506898022</text:p>
      <text:p text:style-name="P1">Arf1<text:tab/>391.052375323898<text:tab/>465.466686842834<text:tab/>321.72145142584<text:tab/>613.663259128941<text:tab/>468.954986093896</text:p>
      <text:p text:style-name="P1">Arf2<text:tab/>19.2589575849793<text:tab/>46.0960093849411<text:tab/>57.5809682387587<text:tab/>17.5629815212314<text:tab/>9.99521087282331</text:p>
      <text:p text:style-name="P1">Arf3<text:tab/>39.8175488993458<text:tab/>81.3968058720017<text:tab/>69.9594994577262<text:tab/>105.421012254289<text:tab/>68.4658089631695</text:p>
      <text:p text:style-name="P1">Arf4<text:tab/>373.545912003584<text:tab/>598.560243850688<text:tab/>527.248665768868<text:tab/>483.190890873809<text:tab/>267.167687067743</text:p>
      <text:p text:style-name="P1">Arf5<text:tab/>179.902367274665<text:tab/>245.30911308454<text:tab/>154.192627927516<text:tab/>286.053703827861<text:tab/>106.835121167516</text:p>
      <text:p text:style-name="P1">Arf6<text:tab/>60.091223439708<text:tab/>151.277847402895<text:tab/>137.442658955026<text:tab/>108.87845340636<text:tab/>112.798918669991</text:p>
      <text:p text:style-name="P1">Arfgap1<text:tab/>52.4436055386459<text:tab/>78.1137160433871<text:tab/>37.2638921346445<text:tab/>74.4155878250487<text:soft-page-break/><text:tab/>38.0726286458275</text:p>
      <text:p text:style-name="P1">Arfgap2<text:tab/>38.4973606247226<text:tab/>40.3486010946635<text:tab/>22.4054207983143<text:tab/>41.9718885756097<text:tab/>34.2084924258862</text:p>
      <text:p text:style-name="P1">Arfgap3<text:tab/>32.0972707499822<text:tab/>54.4296245277295<text:tab/>30.0764859629421<text:tab/>61.0776373767233<text:tab/>19.2112622651433</text:p>
      <text:p text:style-name="P1">Arfgef1<text:tab/>15.6466924527556<text:tab/>18.0658157370556<text:tab/>10.9443016298891<text:tab/>19.433684987241<text:tab/>11.2961550608269</text:p>
      <text:p text:style-name="P1">Arfgef2<text:tab/>10.0956899940806<text:tab/>9.04928286396069<text:tab/>10.0172661197742<text:tab/>13.6624335098745<text:tab/>14.9519047452659</text:p>
      <text:p text:style-name="P1">Arfip1<text:tab/>49.8815067450369<text:tab/>60.7227183985947<text:tab/>51.308039333577<text:tab/>64.3190773739686<text:tab/>38.0388268091344</text:p>
      <text:p text:style-name="P1">Arfip2<text:tab/>42.593602011764<text:tab/>49.563526287597<text:tab/>38.3663657923435<text:tab/>59.5009563739139<text:tab/>44.8890394478951</text:p>
      <text:p text:style-name="P1">Arfrp1<text:tab/>37.5091089499666<text:tab/>34.5615826833684<text:tab/>19.7644615818455<text:tab/>42.6389948992015<text:tab/>37.8109784487604</text:p>
      <text:p text:style-name="P1">Arg1<text:tab/>12.6380876510609<text:tab/>12.542539591485<text:tab/>5.36587657388667<text:tab/>8.02848552172815<text:tab/>2.16072716541275</text:p>
      <text:p text:style-name="P1">Arg2<text:tab/>0.334106838151269<text:tab/>0.775455277530632<text:tab/>1.92522313391735<text:tab/>0.809827684394999<text:tab/>0.699368704118487</text:p>
      <text:p text:style-name="P1">Arglu1<text:tab/>77.5737694335181<text:tab/>68.7711864452983<text:tab/>54.1109895388175<text:tab/>73.4515215582497<text:tab/>52.5885458304411</text:p>
      <text:p text:style-name="P1">Arhgap1<text:tab/>81.2542308690452<text:tab/>73.6231636282561<text:tab/>69.639647529197<text:tab/>87.7145387765409<text:tab/>73.3716183782168</text:p>
      <text:p text:style-name="P1">Arhgap10<text:tab/>8.79672655933191<text:tab/>6.73855384000362<text:tab/>6.25908073236159<text:tab/>15.2513720049855<text:tab/>14.3346511834606</text:p>
      <text:p text:style-name="P1">Arhgap11a<text:tab/>14.7239935024019<text:tab/>11.8283696303796<text:tab/>5.74529877413838<text:tab/>6.24567271253477<text:tab/>1.01690889148172</text:p>
      <text:p text:style-name="P1">Arhgap12<text:tab/>4.85336107444867<text:tab/>4.00583239029604<text:tab/>6.87205340143147<text:tab/>5.40042258764909<text:tab/>5.22670753664165</text:p>
      <text:p text:style-name="P1">Arhgap15<text:tab/>0.104122544383638<text:tab/>0.11844134908937<text:tab/>0.0981083484659076<text:tab/>0.101543553818532<text:tab/>0.0960359955802188</text:p>
      <text:p text:style-name="P1">Arhgap17<text:tab/>29.5306143959063<text:tab/>47.4583660579477<text:tab/>48.434197290729<text:tab/>42.7978234971809<text:tab/>27.6739324016355</text:p>
      <text:p text:style-name="P1">Arhgap18<text:tab/>4.08179713912511<text:tab/>1.84702220924127<text:tab/>1.6167463920559<text:tab/>17.1951449882476<text:tab/>2.41425086305972</text:p>
      <text:p text:style-name="P1">Arhgap20<text:tab/>0.301696102160795<text:tab/>0.168589629696243<text:tab/>0.117884715140096<text:tab/>0.228435076784276<text:tab/>0.136298368368457</text:p>
      <text:p text:style-name="P1">Arhgap21<text:tab/>26.4084565182727<text:tab/>29.7077453706837<text:tab/>20.6229350565298<text:tab/>23.5970638765242<text:tab/>12.6016584878337</text:p>
      <text:p text:style-name="P1">Arhgap22<text:tab/>2.91785140549234<text:tab/>8.49507371995444<text:tab/>5.10255651590753<text:tab/>58.4334637325466<text:tab/>14.7777994418605</text:p>
      <text:p text:style-name="P1">Arhgap24<text:tab/>12.022378878963<text:tab/>6.48232388777846<text:tab/>1.13134008134168<text:tab/>9.16881427791383<text:tab/>0.490079489870807</text:p>
      <text:p text:style-name="P1">Arhgap25<text:tab/>0.103933771121142<text:tab/>0.10330493628222<text:tab/>0.0979952785205257<text:tab/>0.101020019074265<text:tab/>0.0959986064385136</text:p>
      <text:p text:style-name="P1">Arhgap26<text:tab/>0.188587676181978<text:tab/>0.214941435586185<text:tab/>0.39166058083514<text:tab/>0.131556145435276<text:tab/>0.204624514209279</text:p>
      <text:p text:style-name="P1">Arhgap27<text:tab/>0.150029397361412<text:tab/>0.714567336786799<text:tab/>0.279052007084378<text:tab/>0.628865883372905<text:tab/>0.203034540418115</text:p>
      <text:p text:style-name="P1">Arhgap28<text:tab/>1.42324518106499<text:tab/>1.62258640796179<text:tab/>1.40875613147445<text:tab/>1.05634255922538<text:tab/>1.49160616581176</text:p>
      <text:p text:style-name="P1">Arhgap29<text:tab/>13.3300774591039<text:tab/>4.31287895141439<text:tab/>7.48669525780209<text:tab/>9.67352107533181<text:tab/>6.94581277376422</text:p>
      <text:p text:style-name="P1">Arhgap30<text:tab/>0.101868497609149<text:tab/>0.102994238070943<text:tab/>0.103509579064865<text:tab/>0.195941689943171<text:tab/>0.0936792651904649</text:p>
      <text:p text:style-name="P1">Arhgap31<text:tab/>4.97334487858672<text:tab/>6.48014707546095<text:tab/>4.65181530643189<text:tab/>7.82701158463453<text:tab/>1.30566071873109</text:p>
      <text:p text:style-name="P1">Arhgap35<text:tab/>15.6744220831856<text:tab/>15.2443893653967<text:tab/>8.52420890640524<text:tab/>27.4100925987024<text:tab/>14.0402998387012</text:p>
      <text:p text:style-name="P1"><text:soft-page-break/>Arhgap39<text:tab/>2.43707685764437<text:tab/>2.25187708907737<text:tab/>2.42080810081748<text:tab/>3.77799275362382<text:tab/>2.98082807518752</text:p>
      <text:p text:style-name="P1">Arhgap4<text:tab/>2.26912668971794<text:tab/>3.08098655165784<text:tab/>1.57480383064837<text:tab/>2.44368630859147<text:tab/>2.02489660887115</text:p>
      <text:p text:style-name="P1">Arhgap5<text:tab/>22.4065783619578<text:tab/>19.1395434543222<text:tab/>14.2792871337395<text:tab/>24.6807909315214<text:tab/>12.9998242290685</text:p>
      <text:p text:style-name="P1">Arhgap8<text:tab/>0.105832259445332<text:tab/>0.170894434427288<text:tab/>0.0992150690906601<text:tab/>0.137403832232199<text:tab/>0.132096206663666</text:p>
      <text:p text:style-name="P1">Arhgap9<text:tab/>0.105110299811016<text:tab/>0.105386449585429<text:tab/>0.09877697710422<text:tab/>0.122731753031931<text:tab/>0.126196019512109</text:p>
      <text:p text:style-name="P1">Arhgdia<text:tab/>387.094857808541<text:tab/>568.275450893361<text:tab/>323.72967393256<text:tab/>594.361242630516<text:tab/>471.725851191572</text:p>
      <text:p text:style-name="P1">Arhgdib<text:tab/>0.104406628636366<text:tab/>0.104092863941824<text:tab/>0.0982141720440125<text:tab/>0.124634727144382<text:tab/>0.0960874253991827</text:p>
      <text:p text:style-name="P1">Arhgef1<text:tab/>63.7573846826027<text:tab/>52.7058217229688<text:tab/>34.2169928056259<text:tab/>84.5189803174903<text:tab/>47.2333133891203</text:p>
      <text:p text:style-name="P1">Arhgef11<text:tab/>22.4265220057408<text:tab/>16.5624556388689<text:tab/>18.7313861072316<text:tab/>20.1796405477318<text:tab/>17.529418192258</text:p>
      <text:p text:style-name="P1">Arhgef12<text:tab/>18.4326764584369<text:tab/>18.3612095084487<text:tab/>20.8593015928565<text:tab/>32.9099375793663<text:tab/>24.1550020422256</text:p>
      <text:p text:style-name="P1">Arhgef15<text:tab/>0.104717041150443<text:tab/>0.180805790217712<text:tab/>0.121994689001744<text:tab/>0.103510460733202<text:tab/>0.0957905103004034</text:p>
      <text:p text:style-name="P1">Arhgef16<text:tab/>0.406830704778206<text:tab/>0.115094418099582<text:tab/>0.0972968422019946<text:tab/>0.200574938164152<text:tab/>0.0941235937935987</text:p>
      <text:p text:style-name="P1">Arhgef18<text:tab/>7.77329425114164<text:tab/>4.59679467569543<text:tab/>6.66444376868027<text:tab/>9.77727839755728<text:tab/>8.00503302251488</text:p>
      <text:p text:style-name="P1">Arhgef19<text:tab/>0.993865839861092<text:tab/>0.322215582451588<text:tab/>0.168183939018463<text:tab/>4.17621305843426<text:tab/>0.149532957567007</text:p>
      <text:p text:style-name="P1">Arhgef2<text:tab/>45.1036951753124<text:tab/>40.0031416697594<text:tab/>23.0681322520327<text:tab/>84.4375485125217<text:tab/>79.4310114898825</text:p>
      <text:p text:style-name="P1">Arhgef25<text:tab/>112.869289314975<text:tab/>83.112128414188<text:tab/>28.2302234775143<text:tab/>129.457104341575<text:tab/>27.317589037921</text:p>
      <text:p text:style-name="P1">Arhgef28<text:tab/>4.51152260595592<text:tab/>3.33876355120204<text:tab/>2.98056847886351<text:tab/>9.24482118041238<text:tab/>4.35203351201355</text:p>
      <text:p text:style-name="P1">Arhgef3<text:tab/>1.51274174013562<text:tab/>7.65231707963965<text:tab/>4.7725913927198<text:tab/>2.96913769223267<text:tab/>1.75918022290911</text:p>
      <text:p text:style-name="P1">Arhgef37<text:tab/>0.103871945146952<text:tab/>0.103639091009797<text:tab/>0.0978214634605465<text:tab/>0.12419365066032<text:tab/>0.0956718890701473</text:p>
      <text:p text:style-name="P1">Arhgef39<text:tab/>19.9786502953261<text:tab/>9.73064768489063<text:tab/>6.12623554821911<text:tab/>5.15713193951838<text:tab/>4.62375422334557</text:p>
      <text:p text:style-name="P1">Arhgef40<text:tab/>16.1400797530052<text:tab/>9.07297758371628<text:tab/>3.6234971572047<text:tab/>34.3575259472093<text:tab/>4.82551790159997</text:p>
      <text:p text:style-name="P1">Arhgef6<text:tab/>26.097688303903<text:tab/>20.196006105871<text:tab/>5.78748112127419<text:tab/>24.9764290407168<text:tab/>6.18435600264501</text:p>
      <text:p text:style-name="P1">Arhgef7<text:tab/>13.9931949992549<text:tab/>13.7225730559721<text:tab/>12.2707452939141<text:tab/>19.7685511522101<text:tab/>16.8073833316163</text:p>
      <text:p text:style-name="P1">Arhgef9<text:tab/>0.787474975377097<text:tab/>1.2669231345022<text:tab/>0.53052849958103<text:tab/>1.67668801928267<text:tab/>0.764830369709928</text:p>
      <text:p text:style-name="P1">Arid1a<text:tab/>17.5931382680773<text:tab/>25.106938396475<text:tab/>14.6112602453159<text:tab/>20.1997546175791<text:tab/>15.7209660948932</text:p>
      <text:p text:style-name="P1">Arid3a<text:tab/>2.02650461611182<text:tab/>3.18020726593712<text:tab/>0.677511017330608<text:tab/>3.01368213334336<text:tab/>0.449114381298468</text:p>
      <text:p text:style-name="P1">Arid3b<text:tab/>0.804903727540818<text:tab/>3.0829487545781<text:tab/>2.4170420910172<text:tab/>1.28013463292367<text:tab/>0.829406882895162</text:p>
      <text:p text:style-name="P1">Arid3c<text:tab/>0.104374655462826<text:tab/>0.104034490173187<text:tab/>0.0981989688305084<text:tab/>0.122340844313618<text:tab/>0.0960815457675838</text:p>
      <text:p text:style-name="P1">Arid4a<text:tab/>4.96836079420458<text:tab/>4.89196180136113<text:tab/>5.21971674163662<text:tab/>7.39742791175894<text:tab/>2.73377669265683</text:p>
      <text:p text:style-name="P1">Arid4b<text:tab/>0.138376256235151<text:tab/>0.346616598635291<text:tab/>0.100206888890105<text:tab/>0.0986135199365433<text:soft-page-break/><text:tab/>0.0967207151438768</text:p>
      <text:p text:style-name="P1">Arid5a<text:tab/>0.540882807031486<text:tab/>11.8338593786699<text:tab/>18.831641236498<text:tab/>1.63552861730734<text:tab/>7.06141540008983</text:p>
      <text:p text:style-name="P1">Arid5b<text:tab/>35.8951807314385<text:tab/>27.5060075067483<text:tab/>6.42803896805132<text:tab/>21.8065643418765<text:tab/>7.76786214031941</text:p>
      <text:p text:style-name="P1">Arih1<text:tab/>26.9538450781998<text:tab/>43.196669789634<text:tab/>40.1110228816299<text:tab/>43.2949204819234<text:tab/>36.7047529548853</text:p>
      <text:p text:style-name="P1">Arih2<text:tab/>18.1408785688258<text:tab/>24.1086561988942<text:tab/>16.8873847470775<text:tab/>24.8894694621066<text:tab/>22.5764005794595</text:p>
      <text:p text:style-name="P1">Arl1<text:tab/>122.526701479535<text:tab/>167.971260335172<text:tab/>119.218972020235<text:tab/>186.810483724925<text:tab/>81.9173996314708</text:p>
      <text:p text:style-name="P1">Arl10<text:tab/>6.88112538855311<text:tab/>10.5021834241515<text:tab/>6.54199194859466<text:tab/>6.69937202799608<text:tab/>4.05858748311659</text:p>
      <text:p text:style-name="P1">Arl11<text:tab/>0.0997587551965916<text:tab/>0.103738195493382<text:tab/>0.0934763257579447<text:tab/>0.474382249652607<text:tab/>0.0911920033280219</text:p>
      <text:p text:style-name="P1">Arl13a<text:tab/>0.104279786215227<text:tab/>0.103866034086442<text:tab/>0.0981542129492508<text:tab/>0.116292758363043<text:tab/>0.0960639264061852</text:p>
      <text:p text:style-name="P1">Arl13b<text:tab/>4.33992567968838<text:tab/>4.59578045810778<text:tab/>3.33091414515151<text:tab/>6.24753338574954<text:tab/>3.36990558833546</text:p>
      <text:p text:style-name="P1">Arl14<text:tab/>0.104717454544458<text:tab/>0.104736317854307<text:tab/>0.0986039875496004<text:tab/>0.102625360945167<text:tab/>0.128222687157007</text:p>
      <text:p text:style-name="P1">Arl14ep<text:tab/>35.8389108816786<text:tab/>24.6097065097097<text:tab/>8.8536558663195<text:tab/>40.8614755368589<text:tab/>28.3943830430143</text:p>
      <text:p text:style-name="P1">Arl2<text:tab/>23.8495017747832<text:tab/>23.5482585397346<text:tab/>11.2024723024502<text:tab/>41.2734730885781<text:tab/>18.591694083058</text:p>
      <text:p text:style-name="P1">Arl2bp<text:tab/>53.4094515974942<text:tab/>58.1541441135047<text:tab/>48.6088864859874<text:tab/>67.3369651149795<text:tab/>45.380671776317</text:p>
      <text:p text:style-name="P1">Arl3<text:tab/>83.5413781983573<text:tab/>128.930957819817<text:tab/>113.665417643935<text:tab/>145.84847635582<text:tab/>122.239011016065</text:p>
      <text:p text:style-name="P1">Arl4a<text:tab/>36.3975507250346<text:tab/>50.457018260644<text:tab/>87.3086078732642<text:tab/>45.6367532995652<text:tab/>40.5812570966461</text:p>
      <text:p text:style-name="P1">Arl4c<text:tab/>1.28447754278664<text:tab/>28.3683859142493<text:tab/>7.65859496995712<text:tab/>13.8212252624753<text:tab/>1.40933371382854</text:p>
      <text:p text:style-name="P1">Arl4d<text:tab/>4.19574529458604<text:tab/>3.57927643122005<text:tab/>11.1198970105412<text:tab/>2.91869945868259<text:tab/>8.52461125626067</text:p>
      <text:p text:style-name="P1">Arl5a<text:tab/>22.4998961058717<text:tab/>25.4493790558474<text:tab/>30.1189064001662<text:tab/>30.9231883454718<text:tab/>31.6768542253336</text:p>
      <text:p text:style-name="P1">Arl5b<text:tab/>3.88612051595983<text:tab/>13.3398569845456<text:tab/>9.11612682680834<text:tab/>5.60788605621179<text:tab/>3.18337764314983</text:p>
      <text:p text:style-name="P1">Arl5c<text:tab/>0.103901909299559<text:tab/>0.216769351955835<text:tab/>0.702015114145188<text:tab/>0.145766679089752<text:tab/>0.288351456665032</text:p>
      <text:p text:style-name="P1">Arl6<text:tab/>8.20910638695342<text:tab/>5.12335654855055<text:tab/>1.67938426474348<text:tab/>19.0694481310921<text:tab/>7.19369497135024</text:p>
      <text:p text:style-name="P1">Arl6ip1<text:tab/>52.3737971550558<text:tab/>32.1698004371834<text:tab/>80.3984803047535<text:tab/>39.8582326277267<text:tab/>63.2787483536582</text:p>
      <text:p text:style-name="P1">Arl6ip4<text:tab/>31.3876271612586<text:tab/>32.8118549733752<text:tab/>27.4155825845259<text:tab/>51.4823910235649<text:tab/>39.1416262198564</text:p>
      <text:p text:style-name="P1">Arl6ip5<text:tab/>117.401406731218<text:tab/>153.524744488189<text:tab/>75.1904148958142<text:tab/>173.692449563778<text:tab/>84.767382014298</text:p>
      <text:p text:style-name="P1">Arl6ip6<text:tab/>11.0759146265922<text:tab/>8.85799840265682<text:tab/>9.27531783231198<text:tab/>11.6289544453302<text:tab/>9.02349105845238</text:p>
      <text:p text:style-name="P1">Arl8a<text:tab/>66.2960504059218<text:tab/>91.5843443977876<text:tab/>48.3409071493786<text:tab/>98.6563157138921<text:tab/>65.0574298757393</text:p>
      <text:p text:style-name="P1">Arl8b<text:tab/>56.4703044419505<text:tab/>64.9869318771871<text:tab/>62.3866001624087<text:tab/>82.2303683750326<text:tab/>91.2986167526597</text:p>
      <text:p text:style-name="P1">Arl9<text:tab/>0.107187223404506<text:tab/>0.108644073044545<text:tab/>0.516618401693843<text:tab/>0.107347297517198<text:tab/>0.098075769539061</text:p>
      <text:p text:style-name="P1">Armc1<text:tab/>16.0438572547717<text:tab/>12.3212515922476<text:tab/>13.3407471044724<text:tab/>21.5679188535669<text:tab/>16.1596525455005</text:p>
      <text:p text:style-name="P1"><text:soft-page-break/>Armc10<text:tab/>23.8765277497803<text:tab/>15.7783169800083<text:tab/>12.3193260197158<text:tab/>36.2096201084363<text:tab/>26.6777623142699</text:p>
      <text:p text:style-name="P1">Armc12<text:tab/>0.103933771121142<text:tab/>0.10330493628222<text:tab/>0.0979952785205257<text:tab/>0.101020019074265<text:tab/>0.0959986064385136</text:p>
      <text:p text:style-name="P1">Armc3<text:tab/>0.103933771121142<text:tab/>0.10330493628222<text:tab/>0.0979952785205257<text:tab/>0.101020019074265<text:tab/>0.0959986064385136</text:p>
      <text:p text:style-name="P1">Armc5<text:tab/>18.7108160579447<text:tab/>12.4843164355946<text:tab/>8.67698156685097<text:tab/>19.5027264460589<text:tab/>9.24712844791546</text:p>
      <text:p text:style-name="P1">Armc6<text:tab/>8.44257312729057<text:tab/>13.583447612893<text:tab/>8.91892140589087<text:tab/>8.68973028550854<text:tab/>9.18504181803039</text:p>
      <text:p text:style-name="P1">Armc7<text:tab/>6.1607175869234<text:tab/>5.56336479180037<text:tab/>2.70570795225115<text:tab/>8.95550675436483<text:tab/>2.92956235468887</text:p>
      <text:p text:style-name="P1">Armc8<text:tab/>7.83425117273906<text:tab/>7.75164470843321<text:tab/>7.35523199083755<text:tab/>8.58752496884309<text:tab/>7.59743900621284</text:p>
      <text:p text:style-name="P1">Armc9<text:tab/>17.5135642978063<text:tab/>13.1444452151598<text:tab/>8.52525322675512<text:tab/>19.6152021712273<text:tab/>12.3535057579127</text:p>
      <text:p text:style-name="P1">Armcx1<text:tab/>0.104395289790375<text:tab/>0.104072067791362<text:tab/>0.0982087735433198<text:tab/>0.123805075701128<text:tab/>0.096085344232982</text:p>
      <text:p text:style-name="P1">Armcx2<text:tab/>46.9685857376724<text:tab/>39.3668493356349<text:tab/>33.7030056776066<text:tab/>59.0274642151453<text:tab/>32.9147232323201</text:p>
      <text:p text:style-name="P1">Armcx3<text:tab/>46.0056649178775<text:tab/>55.0890017805622<text:tab/>29.414324401591<text:tab/>55.7532982901776<text:tab/>36.0972431322362</text:p>
      <text:p text:style-name="P1">Armcx6<text:tab/>10.5408457221938<text:tab/>3.94214461144623<text:tab/>2.85811597519419<text:tab/>15.7860961851454<text:tab/>7.72111683274748</text:p>
      <text:p text:style-name="P1">Armt1<text:tab/>7.26960210926774<text:tab/>4.62429044271956<text:tab/>3.23372622333505<text:tab/>11.7240484704959<text:tab/>5.93395042049773</text:p>
      <text:p text:style-name="P1">Arnt<text:tab/>19.6736585871434<text:tab/>18.5880146417751<text:tab/>14.2056263920676<text:tab/>23.8605327472512<text:tab/>16.7123760367051</text:p>
      <text:p text:style-name="P1">Arnt2<text:tab/>2.63833165188649<text:tab/>2.21427265221016<text:tab/>0.701209661848897<text:tab/>3.29261123124758<text:tab/>0.623763700772849</text:p>
      <text:p text:style-name="P1">Arntl<text:tab/>5.01778415516083<text:tab/>17.669352272322<text:tab/>14.850504545426<text:tab/>9.57032032975325<text:tab/>9.50956665249035</text:p>
      <text:p text:style-name="P1">Arntl2<text:tab/>2.29589628069979<text:tab/>5.71134105448978<text:tab/>1.06250158595271<text:tab/>10.1440419043551<text:tab/>1.09263657000059</text:p>
      <text:p text:style-name="P1">Arpc1a<text:tab/>109.073977365607<text:tab/>127.048109478136<text:tab/>94.7651678446272<text:tab/>154.850299326511<text:tab/>97.6858504908047</text:p>
      <text:p text:style-name="P1">Arpc1b<text:tab/>508.505293312994<text:tab/>659.771874890824<text:tab/>569.126629516259<text:tab/>1236.11565874963<text:tab/>686.480701912671</text:p>
      <text:p text:style-name="P1">Arpc2<text:tab/>500.882881901999<text:tab/>676.414413781672<text:tab/>497.336918799192<text:tab/>775.23685794288<text:tab/>564.562346314552</text:p>
      <text:p text:style-name="P1">Arpc3<text:tab/>219.436079961255<text:tab/>317.846949371561<text:tab/>215.307665242901<text:tab/>417.131205426357<text:tab/>322.167133798493</text:p>
      <text:p text:style-name="P1">Arpc4<text:tab/>126.129071378689<text:tab/>199.37295701331<text:tab/>136.86544375438<text:tab/>218.02235681599<text:tab/>158.197717643989</text:p>
      <text:p text:style-name="P1">Arpc5<text:tab/>104.359076965079<text:tab/>193.802267796087<text:tab/>132.066277695901<text:tab/>172.805816614418<text:tab/>147.616278906387</text:p>
      <text:p text:style-name="P1">Arpc5l<text:tab/>71.0112598593536<text:tab/>82.4557621889764<text:tab/>46.7044102942831<text:tab/>127.94633611305<text:tab/>98.9717814517033</text:p>
      <text:p text:style-name="P1">Arpin<text:tab/>12.9274727945074<text:tab/>11.9636532486411<text:tab/>6.55101312691584<text:tab/>19.362962092617<text:tab/>5.63783189178054</text:p>
      <text:p text:style-name="P1">Arpp19<text:tab/>214.804876741016<text:tab/>318.939395349166<text:tab/>232.474434898098<text:tab/>383.580461608604<text:tab/>365.140889448813</text:p>
      <text:p text:style-name="P1">Arpp21<text:tab/>0.516946164632038<text:tab/>0.583684918972719<text:tab/>0.323375008734819<text:tab/>1.9374340405145<text:tab/>0.14884186098347</text:p>
      <text:p text:style-name="P1">Arr3<text:tab/>0.611448560156263<text:tab/>0.322746560752599<text:tab/>0.414418752469112<text:tab/>0.323741033173448<text:tab/>0.0945527747377822</text:p>
      <text:p text:style-name="P1">Arrb1<text:tab/>0.901680449707875<text:tab/>0.450769238869319<text:tab/>0.112542693194597<text:tab/>4.27718673029581<text:tab/>0.798608785214726</text:p>
      <text:p text:style-name="P1">Arrb2<text:tab/>1.06061541963501<text:tab/>0.609872134152285<text:tab/>1.9456819252457<text:tab/>3.40013579766586<text:soft-page-break/><text:tab/>7.86781214560014</text:p>
      <text:p text:style-name="P1">Arrdc1<text:tab/>19.7148143664987<text:tab/>22.1635023235337<text:tab/>14.8189939104319<text:tab/>21.0272897292518<text:tab/>12.8897368408563</text:p>
      <text:p text:style-name="P1">Arrdc2<text:tab/>4.67641678389235<text:tab/>2.05122639320142<text:tab/>6.62301696590254<text:tab/>6.14183405469511<text:tab/>118.353676504315</text:p>
      <text:p text:style-name="P1">Arrdc3<text:tab/>16.027735004794<text:tab/>27.7910526251506<text:tab/>6.99914513232522<text:tab/>105.824916816834<text:tab/>41.2159906555453</text:p>
      <text:p text:style-name="P1">Arrdc4<text:tab/>0.516153579583842<text:tab/>0.199544791336275<text:tab/>0.464212990066538<text:tab/>3.63705755886818<text:tab/>1.5925027565621</text:p>
      <text:p text:style-name="P1">Arrdc5<text:tab/>0.103933771121142<text:tab/>0.10330493628222<text:tab/>0.0979952785205257<text:tab/>0.101020019074265<text:tab/>0.0959986064385136</text:p>
      <text:p text:style-name="P1">Arsa<text:tab/>30.433099350056<text:tab/>27.3400114452342<text:tab/>25.1776463906483<text:tab/>40.9841198027105<text:tab/>25.3649419398697</text:p>
      <text:p text:style-name="P1">Arsb<text:tab/>15.0573213191412<text:tab/>17.149762856116<text:tab/>19.5428588880047<text:tab/>103.669889967405<text:tab/>25.5168398226284</text:p>
      <text:p text:style-name="P1">Arse<text:tab/>22.2187008899147<text:tab/>21.1126440452347<text:tab/>24.1928049606765<text:tab/>21.0624362124647<text:tab/>15.4390640209857</text:p>
      <text:p text:style-name="P1">Arsg<text:tab/>2.34213174402926<text:tab/>1.61826640228325<text:tab/>1.84031786706357<text:tab/>3.24773659278181<text:tab/>1.31722960500258</text:p>
      <text:p text:style-name="P1">Arsi<text:tab/>31.397089601643<text:tab/>16.9636677890303<text:tab/>2.14624294842587<text:tab/>12.490023743267<text:tab/>0.231969026432114</text:p>
      <text:p text:style-name="P1">Arsj<text:tab/>1.16881802638091<text:tab/>3.86624138785827<text:tab/>1.69268794155606<text:tab/>5.96306844421093<text:tab/>1.23774431779012</text:p>
      <text:p text:style-name="P1">Arsk<text:tab/>8.25551792445805<text:tab/>9.78474463943401<text:tab/>7.12745552363449<text:tab/>14.3040594659142<text:tab/>7.18029123889493</text:p>
      <text:p text:style-name="P1">Art1<text:tab/>0.104324187861069<text:tab/>0.103958806981911<text:tab/>0.121734113432566<text:tab/>0.10186688273459<text:tab/>0.0961120692581847</text:p>
      <text:p text:style-name="P1">Art2b<text:tab/>0.103933771121142<text:tab/>0.10330493628222<text:tab/>0.0979952785205257<text:tab/>0.101020019074265<text:tab/>0.0959986064385136</text:p>
      <text:p text:style-name="P1">Art3<text:tab/>0.103933771121142<text:tab/>0.10330493628222<text:tab/>0.0979952785205257<text:tab/>0.101020019074265<text:tab/>0.0959986064385136</text:p>
      <text:p text:style-name="P1">Art4<text:tab/>0.565494314390413<text:tab/>0.185594892370093<text:tab/>0.115218589687427<text:tab/>0.296401257081062<text:tab/>0.0995094565718423</text:p>
      <text:p text:style-name="P1">Art5<text:tab/>0.102139406111611<text:tab/>0.103955517634592<text:tab/>0.363835523171991<text:tab/>0.101845640446118<text:tab/>0.0939805198330656</text:p>
      <text:p text:style-name="P1">Artn<text:tab/>0.0999727736779054<text:tab/>0.332232348925747<text:tab/>0.810835205465339<text:tab/>1.32285868512677<text:tab/>0.182109982573783</text:p>
      <text:p text:style-name="P1">Arv1<text:tab/>15.1512106461887<text:tab/>10.9503652058658<text:tab/>11.5012688405919<text:tab/>16.6163684251295<text:tab/>13.964483025877</text:p>
      <text:p text:style-name="P1">Arvcf<text:tab/>8.74756312776826<text:tab/>6.03993913355243<text:tab/>5.36028326735007<text:tab/>18.8744999433444<text:tab/>9.9533968976989</text:p>
      <text:p text:style-name="P1">Arx<text:tab/>0.103475327364392<text:tab/>0.112526229898467<text:tab/>0.0975389406104199<text:tab/>0.15530966101843<text:tab/>0.103077744023219</text:p>
      <text:p text:style-name="P1">As3mt<text:tab/>8.37316625207596<text:tab/>12.5804584769723<text:tab/>2.19124612515936<text:tab/>13.0174637860937<text:tab/>1.09919581701234</text:p>
      <text:p text:style-name="P1">Asah1<text:tab/>100.639820685287<text:tab/>83.2215152758455<text:tab/>80.7225613785557<text:tab/>149.106829866979<text:tab/>108.560195861426</text:p>
      <text:p text:style-name="P1">Asah2<text:tab/>1.3701654691894<text:tab/>0.604797210621713<text:tab/>0.59985183268412<text:tab/>1.71870014341603<text:tab/>0.476260224390443</text:p>
      <text:p text:style-name="P1">Asap1<text:tab/>30.4011472108483<text:tab/>20.5644028167731<text:tab/>14.1998462227139<text:tab/>29.1116361582647<text:tab/>23.6933124569147</text:p>
      <text:p text:style-name="P1">Asb1<text:tab/>3.77181973614502<text:tab/>2.39976930132839<text:tab/>2.67072436299727<text:tab/>2.21897360599332<text:tab/>2.18730396029095</text:p>
      <text:p text:style-name="P1">Asb10<text:tab/>0.104221798666847<text:tab/>0.131086826659765<text:tab/>0.0981664027980053<text:tab/>0.101854405098955<text:tab/>0.0960548325543692</text:p>
      <text:p text:style-name="P1">Asb11<text:tab/>0.124177569402024<text:tab/>0.223783027087749<text:tab/>0.171244533565312<text:tab/>0.151070664400316<text:tab/>0.125023213609765</text:p>
      <text:p text:style-name="P1">Asb12<text:tab/>0.32906520623649<text:tab/>0.35380530077575<text:tab/>0.220941358141774<text:tab/>2.90761366706889<text:tab/>0.213934596763808</text:p>
      <text:p text:style-name="P1"><text:soft-page-break/>Asb13<text:tab/>6.09411587297786<text:tab/>4.08431819915699<text:tab/>2.26460720891281<text:tab/>8.29556697054769<text:tab/>4.40513005553677</text:p>
      <text:p text:style-name="P1">Asb14<text:tab/>0.244266106929601<text:tab/>0.224288922872855<text:tab/>0.467659689551759<text:tab/>0.280807155991703<text:tab/>0.181438733477682</text:p>
      <text:p text:style-name="P1">Asb16<text:tab/>0.331755176963432<text:tab/>0.104933310810017<text:tab/>0.0967127358937508<text:tab/>0.126843195481362<text:tab/>0.139722927083995</text:p>
      <text:p text:style-name="P1">Asb17<text:tab/>0.103933771121142<text:tab/>0.10330493628222<text:tab/>0.0979952785205257<text:tab/>0.101020019074265<text:tab/>0.0959986064385136</text:p>
      <text:p text:style-name="P1">Asb18<text:tab/>0.103933771121142<text:tab/>0.10330493628222<text:tab/>0.0979952785205257<text:tab/>0.101020019074265<text:tab/>0.0959986064385136</text:p>
      <text:p text:style-name="P1">Asb2<text:tab/>0.224536820586664<text:tab/>0.104602837520512<text:tab/>0.0978455707410104<text:tab/>0.10245771535642<text:tab/>0.0954995175533484</text:p>
      <text:p text:style-name="P1">Asb3<text:tab/>7.19329238095908<text:tab/>7.55898202563705<text:tab/>4.7832681621311<text:tab/>7.53611151475743<text:tab/>4.96611532560406</text:p>
      <text:p text:style-name="P1">Asb4<text:tab/>0.103933771121142<text:tab/>0.10330493628222<text:tab/>0.0979952785205257<text:tab/>0.101020019074265<text:tab/>0.0959986064385136</text:p>
      <text:p text:style-name="P1">Asb5<text:tab/>0.314609570732638<text:tab/>0.44285868014429<text:tab/>1.3243786660656<text:tab/>1.05316069745163<text:tab/>0.314241944635255</text:p>
      <text:p text:style-name="P1">Asb6<text:tab/>10.1884035084779<text:tab/>10.6924246417274<text:tab/>6.73205548484898<text:tab/>17.8440702644191<text:tab/>15.1543147632462</text:p>
      <text:p text:style-name="P1">Asb7<text:tab/>3.0572228441409<text:tab/>4.71249931271519<text:tab/>2.79870409735046<text:tab/>6.56201615272094<text:tab/>1.91886079899253</text:p>
      <text:p text:style-name="P1">Asb8<text:tab/>21.7951268847075<text:tab/>7.94989793362498<text:tab/>10.2468328012096<text:tab/>30.0756667046877<text:tab/>16.6971602471371</text:p>
      <text:p text:style-name="P1">Asb9<text:tab/>0.103933771121142<text:tab/>0.10330493628222<text:tab/>0.0979952785205257<text:tab/>0.101020019074265<text:tab/>0.0959986064385136</text:p>
      <text:p text:style-name="P1">Ascc1<text:tab/>28.3455211473975<text:tab/>23.3292133778503<text:tab/>15.2970732846563<text:tab/>40.5807897105785<text:tab/>33.3207167521357</text:p>
      <text:p text:style-name="P1">Ascc2<text:tab/>14.4799283482717<text:tab/>14.603214267461<text:tab/>12.2630673684193<text:tab/>26.8153989502373<text:tab/>23.3805482465894</text:p>
      <text:p text:style-name="P1">Ascc3<text:tab/>10.601946113943<text:tab/>11.7676354724505<text:tab/>12.233079344214<text:tab/>12.4390513794221<text:tab/>10.4017478394288</text:p>
      <text:p text:style-name="P1">Ascl1<text:tab/>0.103933771121142<text:tab/>0.10330493628222<text:tab/>0.0979952785205257<text:tab/>0.101020019074265<text:tab/>0.0959986064385136</text:p>
      <text:p text:style-name="P1">Ascl2<text:tab/>0.250949338049469<text:tab/>1.78832366290211<text:tab/>0.423206556586829<text:tab/>0.599425620582178<text:tab/>0.142402445428706</text:p>
      <text:p text:style-name="P1">Ascl3<text:tab/>0.110834599821789<text:tab/>0.369355749307862<text:tab/>0.593642147401861<text:tab/>0.251838696222362<text:tab/>0.748623394136009</text:p>
      <text:p text:style-name="P1">Asf1a<text:tab/>13.2360628829594<text:tab/>9.41926241612146<text:tab/>9.26732179349499<text:tab/>17.5631292497954<text:tab/>8.50872587316361</text:p>
      <text:p text:style-name="P1">Asf1b<text:tab/>13.693079869368<text:tab/>11.6485449316109<text:tab/>5.73173517917195<text:tab/>5.48415718233956<text:tab/>0.840413316006226</text:p>
      <text:p text:style-name="P1">Asgr1<text:tab/>0.102978093272637<text:tab/>0.280513125248351<text:tab/>0.0966623754246874<text:tab/>0.123778651947702<text:tab/>0.0942966880046344</text:p>
      <text:p text:style-name="P1">Asgr2<text:tab/>0.103933771121142<text:tab/>0.10330493628222<text:tab/>0.0979952785205257<text:tab/>0.101020019074265<text:tab/>0.0959986064385136</text:p>
      <text:p text:style-name="P1">Ash1l<text:tab/>10.8206875691192<text:tab/>14.3601198660132<text:tab/>7.2365957237844<text:tab/>13.7784638046766<text:tab/>6.38916886606596</text:p>
      <text:p text:style-name="P1">Ash2l<text:tab/>38.3601224131465<text:tab/>27.9015250145776<text:tab/>23.2761420704557<text:tab/>46.9883871487645<text:tab/>34.7499579376371</text:p>
      <text:p text:style-name="P1">Asic1<text:tab/>0.264963076754867<text:tab/>0.152178379939345<text:tab/>0.272709294438918<text:tab/>0.789550710441519<text:tab/>0.305132675526718</text:p>
      <text:p text:style-name="P1">Asic2<text:tab/>0.103698707404613<text:tab/>0.103983416739765<text:tab/>0.0976181513323671<text:tab/>0.160384282497078<text:tab/>0.0953092655383453</text:p>
      <text:p text:style-name="P1">Asic3<text:tab/>0.161026091135822<text:tab/>1.3294176596603<text:tab/>0.189138657218792<text:tab/>0.146995522675954<text:tab/>0.172857688630828</text:p>
      <text:p text:style-name="P1">Asic4<text:tab/>0.124422887284357<text:tab/>0.173799822284477<text:tab/>0.218357631624411<text:tab/>0.114492121366135<text:tab/>0.111224453114786</text:p>
      <text:p text:style-name="P1">Asic5<text:tab/>0.103933771121142<text:tab/>0.10330493628222<text:tab/>0.0979952785205257<text:tab/>0.101020019074265<text:soft-page-break/><text:tab/>0.0959986064385136</text:p>
      <text:p text:style-name="P1">Asip<text:tab/>0.103933771121142<text:tab/>0.10330493628222<text:tab/>0.0979952785205257<text:tab/>0.101020019074265<text:tab/>0.0959986064385136</text:p>
      <text:p text:style-name="P1">Asl<text:tab/>26.8012330644616<text:tab/>28.8280783589998<text:tab/>51.3451956003351<text:tab/>41.6758141181561<text:tab/>31.0126001062947</text:p>
      <text:p text:style-name="P1">Asmt<text:tab/>0.367175722096627<text:tab/>1.68459275306441<text:tab/>0.0905842816151961<text:tab/>0.122495358938689<text:tab/>0.191125260701825</text:p>
      <text:p text:style-name="P1">Asmtl<text:tab/>51.0546345618638<text:tab/>54.6254920000126<text:tab/>43.729844769174<text:tab/>63.6525331410072<text:tab/>51.0582338040867</text:p>
      <text:p text:style-name="P1">Asna1<text:tab/>50.8716450211513<text:tab/>60.1681943202121<text:tab/>46.3090517140541<text:tab/>101.371915788081<text:tab/>86.3872488764745</text:p>
      <text:p text:style-name="P1">Asns<text:tab/>32.1199645212205<text:tab/>55.8601667799908<text:tab/>26.6913759844113<text:tab/>67.5453209290897<text:tab/>79.862036824288</text:p>
      <text:p text:style-name="P1">Asnsd1<text:tab/>24.3995138019759<text:tab/>25.9547857542625<text:tab/>29.4136995125704<text:tab/>41.2742752399263<text:tab/>41.1054782412795</text:p>
      <text:p text:style-name="P1">Aspa<text:tab/>2.13959039810458<text:tab/>1.16242927911394<text:tab/>0.229932962671477<text:tab/>5.5991483334781<text:tab/>0.246781995492469</text:p>
      <text:p text:style-name="P1">Aspdh<text:tab/>0.103933771121142<text:tab/>0.10330493628222<text:tab/>0.0979952785205257<text:tab/>0.101020019074265<text:tab/>0.0959986064385136</text:p>
      <text:p text:style-name="P1">Aspg<text:tab/>0.103933771121142<text:tab/>0.10330493628222<text:tab/>0.0979952785205257<text:tab/>0.101020019074265<text:tab/>0.0959986064385136</text:p>
      <text:p text:style-name="P1">Asphd2<text:tab/>0.103933771121142<text:tab/>0.10330493628222<text:tab/>0.0979952785205257<text:tab/>0.101020019074265<text:tab/>0.0959986064385136</text:p>
      <text:p text:style-name="P1">Aspm<text:tab/>4.25087060137196<text:tab/>1.48310299008847<text:tab/>1.24092040287374<text:tab/>2.2738026565526<text:tab/>0.382101790694312</text:p>
      <text:p text:style-name="P1">Aspn<text:tab/>0.103933771121142<text:tab/>0.10330493628222<text:tab/>0.0979952785205257<text:tab/>0.101020019074265<text:tab/>0.0959986064385136</text:p>
      <text:p text:style-name="P1">Asrgl1<text:tab/>7.44924605033005<text:tab/>5.423166747485<text:tab/>5.49859274130683<text:tab/>21.936971881096<text:tab/>9.43702496430843</text:p>
      <text:p text:style-name="P1">Ass1<text:tab/>0.180040976595315<text:tab/>1.83373591403464<text:tab/>0.242518085176188<text:tab/>2.99495710723034<text:tab/>0.330138007225232</text:p>
      <text:p text:style-name="P1">Aste1<text:tab/>0.655060116715079<text:tab/>0.31911203439928<text:tab/>0.407280102313309<text:tab/>1.26253989187736<text:tab/>0.762262679899472</text:p>
      <text:p text:style-name="P1">Astl<text:tab/>0.103933771121142<text:tab/>0.10330493628222<text:tab/>0.0979952785205257<text:tab/>0.101020019074265<text:tab/>0.0959986064385136</text:p>
      <text:p text:style-name="P1">Astn1<text:tab/>0.103933771121142<text:tab/>0.10330493628222<text:tab/>0.0979952785205257<text:tab/>0.101020019074265<text:tab/>0.0959986064385136</text:p>
      <text:p text:style-name="P1">Astn2<text:tab/>0.104017236233157<text:tab/>0.103492480452054<text:tab/>0.0980674010691559<text:tab/>0.101242221058<text:tab/>0.10105603281684</text:p>
      <text:p text:style-name="P1">Asun<text:tab/>13.4306330581063<text:tab/>20.8092401519357<text:tab/>17.8428618367289<text:tab/>20.3847650081646<text:tab/>22.1014076916561</text:p>
      <text:p text:style-name="P1">Asz1<text:tab/>0.103933771121142<text:tab/>0.10330493628222<text:tab/>0.0979952785205257<text:tab/>0.101020019074265<text:tab/>0.0959986064385136</text:p>
      <text:p text:style-name="P1">Atad1<text:tab/>36.1527790669358<text:tab/>42.3177889437795<text:tab/>48.1778059091899<text:tab/>39.1061816774419<text:tab/>43.8987683596919</text:p>
      <text:p text:style-name="P1">Atad2<text:tab/>8.12076887345474<text:tab/>4.91237232616902<text:tab/>9.41883176469445<text:tab/>6.06974767951679<text:tab/>2.59565800741552</text:p>
      <text:p text:style-name="P1">Atad2b<text:tab/>2.70152786620044<text:tab/>1.15566041874609<text:tab/>1.81754534653049<text:tab/>2.47169453163355<text:tab/>1.80143374671575</text:p>
      <text:p text:style-name="P1">Atad3a<text:tab/>22.6796147661906<text:tab/>33.0008366046079<text:tab/>31.0653105231058<text:tab/>25.5035174660295<text:tab/>39.3718435582043</text:p>
      <text:p text:style-name="P1">Atat1<text:tab/>12.3215937178337<text:tab/>9.39277253977719<text:tab/>10.7744946325219<text:tab/>23.6652736630928<text:tab/>16.2020234514837</text:p>
      <text:p text:style-name="P1">Atcay<text:tab/>0.86957957217521<text:tab/>0.873935058631342<text:tab/>0.240110841158014<text:tab/>2.51354439000661<text:tab/>1.80226564552936</text:p>
      <text:p text:style-name="P1">Ate1<text:tab/>28.065395767989<text:tab/>16.0784075941225<text:tab/>19.4924791177492<text:tab/>25.1901579502662<text:tab/>15.3838940955852</text:p>
      <text:p text:style-name="P1">Atf1<text:tab/>36.036120517407<text:tab/>47.6186762589025<text:tab/>23.522721695867<text:tab/>40.6028311768385<text:tab/>25.5236961295909</text:p>
      <text:p text:style-name="P1"><text:soft-page-break/>Atf2<text:tab/>18.1464603942169<text:tab/>20.6532370353754<text:tab/>31.5806155425367<text:tab/>23.342633773627<text:tab/>17.1582083742237</text:p>
      <text:p text:style-name="P1">Atf3<text:tab/>0.812811147971618<text:tab/>48.6856152975536<text:tab/>58.3923378398406<text:tab/>0.792650280068402<text:tab/>17.985340404345</text:p>
      <text:p text:style-name="P1">Atf4<text:tab/>229.199798210614<text:tab/>529.090588953347<text:tab/>419.147135111258<text:tab/>244.027220644413<text:tab/>331.117836826266</text:p>
      <text:p text:style-name="P1">Atf5<text:tab/>269.257720244808<text:tab/>278.37444650585<text:tab/>232.517597000928<text:tab/>389.743878182708<text:tab/>282.958037257586</text:p>
      <text:p text:style-name="P1">Atf6<text:tab/>25.4374322417925<text:tab/>47.438499691123<text:tab/>39.0145915738207<text:tab/>51.6223313624004<text:tab/>78.2101663982359</text:p>
      <text:p text:style-name="P1">Atf6b<text:tab/>64.9330007912311<text:tab/>73.6240413691774<text:tab/>45.1051822434627<text:tab/>111.778225064456<text:tab/>55.6246432950496</text:p>
      <text:p text:style-name="P1">Atf7<text:tab/>10.2553360857792<text:tab/>12.3901260995383<text:tab/>9.94531306367924<text:tab/>15.9883369786216<text:tab/>11.268698624472</text:p>
      <text:p text:style-name="P1">Atf7ip2<text:tab/>0.309465406987646<text:tab/>0.168250100025979<text:tab/>0.248630883560516<text:tab/>0.104731279210332<text:tab/>0.115073692962834</text:p>
      <text:p text:style-name="P1">Atg10<text:tab/>4.13479096623965<text:tab/>3.85689721385671<text:tab/>1.19953193673439<text:tab/>5.71840234387544<text:tab/>3.25053130108674</text:p>
      <text:p text:style-name="P1">Atg101<text:tab/>23.6056483083719<text:tab/>30.0680541242914<text:tab/>30.8031675583162<text:tab/>45.0986194370558<text:tab/>49.5827337466076</text:p>
      <text:p text:style-name="P1">Atg12<text:tab/>14.3292353063896<text:tab/>12.7542085732113<text:tab/>19.9250772014083<text:tab/>25.092695025762<text:tab/>27.4819446289503</text:p>
      <text:p text:style-name="P1">Atg13<text:tab/>25.3608013743245<text:tab/>13.8348083915011<text:tab/>10.0397566256873<text:tab/>30.3444985293012<text:tab/>17.0734742016713</text:p>
      <text:p text:style-name="P1">Atg14<text:tab/>5.16894615831994<text:tab/>1.3292963555198<text:tab/>1.97533447954085<text:tab/>7.01321471810282<text:tab/>5.50057202179678</text:p>
      <text:p text:style-name="P1">Atg16l1<text:tab/>14.2184916139977<text:tab/>33.5765920929727<text:tab/>32.0681054184243<text:tab/>23.7724503590387<text:tab/>23.1291486950261</text:p>
      <text:p text:style-name="P1">Atg16l2<text:tab/>4.67564310784166<text:tab/>3.44456466483207<text:tab/>1.70926050868242<text:tab/>14.1348899112168<text:tab/>5.0861932528714</text:p>
      <text:p text:style-name="P1">Atg2a<text:tab/>8.5248687258568<text:tab/>4.09293329574774<text:tab/>6.7592846364967<text:tab/>12.7558828376094<text:tab/>14.8826778957513</text:p>
      <text:p text:style-name="P1">Atg3<text:tab/>81.660427587424<text:tab/>90.6277648681176<text:tab/>76.5696915105935<text:tab/>84.0441462033124<text:tab/>81.4381125076609</text:p>
      <text:p text:style-name="P1">Atg4al1<text:tab/>9.83980198168667<text:tab/>8.1055550461774<text:tab/>3.99488185594079<text:tab/>18.0282314621771<text:tab/>12.0988518124919</text:p>
      <text:p text:style-name="P1">Atg4b<text:tab/>13.7045238365824<text:tab/>16.3030076300803<text:tab/>18.4334860241512<text:tab/>19.7930790654789<text:tab/>20.4305565633071</text:p>
      <text:p text:style-name="P1">Atg4c<text:tab/>4.74879408320414<text:tab/>1.75888873423465<text:tab/>0.520507745578513<text:tab/>9.04369544400869<text:tab/>4.64162164170969</text:p>
      <text:p text:style-name="P1">Atg4d<text:tab/>9.99157970949858<text:tab/>8.56650415759806<text:tab/>12.2585507517766<text:tab/>15.4498791699509<text:tab/>14.1032204083961</text:p>
      <text:p text:style-name="P1">Atg5<text:tab/>18.3139418544844<text:tab/>16.7540274837222<text:tab/>19.984614076043<text:tab/>28.0191618481638<text:tab/>19.6491071841236</text:p>
      <text:p text:style-name="P1">Atg7<text:tab/>6.21603338162941<text:tab/>5.61276348929846<text:tab/>4.05886337878483<text:tab/>12.6378953801829<text:tab/>9.85412150041578</text:p>
      <text:p text:style-name="P1">Atg9a<text:tab/>27.0512007718128<text:tab/>18.9700634460809<text:tab/>20.6642412380782<text:tab/>34.7596427240842<text:tab/>27.9247696985719</text:p>
      <text:p text:style-name="P1">Atg9b<text:tab/>0.104519712792015<text:tab/>0.121103134215505<text:tab/>0.098295089844781<text:tab/>0.118793079384667<text:tab/>0.0961114564311742</text:p>
      <text:p text:style-name="P1">Atic<text:tab/>41.4605031306817<text:tab/>47.2629589276673<text:tab/>31.4995049767193<text:tab/>61.6854120639943<text:tab/>63.12050252515</text:p>
      <text:p text:style-name="P1">Atl1<text:tab/>1.41461338514108<text:tab/>2.10961304016736<text:tab/>0.961953109490346<text:tab/>1.86081005227919<text:tab/>0.724160899602271</text:p>
      <text:p text:style-name="P1">Atl2<text:tab/>12.8601390086131<text:tab/>11.7967341326325<text:tab/>15.8447581551776<text:tab/>10.4094379458935<text:tab/>12.2792342035632</text:p>
      <text:p text:style-name="P1">Atl3<text:tab/>42.9373045269876<text:tab/>31.8957868530871<text:tab/>30.4707545197731<text:tab/>70.0759492047287<text:tab/>41.0361322286273</text:p>
      <text:p text:style-name="P1">Atm<text:tab/>4.71106671137214<text:tab/>2.20973099561987<text:tab/>1.32222062694802<text:tab/>3.5592933452066<text:soft-page-break/><text:tab/>2.21425677222553</text:p>
      <text:p text:style-name="P1">Atmin<text:tab/>4.31139065791095<text:tab/>1.54400980125137<text:tab/>3.43425162847472<text:tab/>0.972824889111932<text:tab/>3.55095138233244</text:p>
      <text:p text:style-name="P1">Atn1<text:tab/>0.734301517690906<text:tab/>0.987827723500811<text:tab/>0.48678359816608<text:tab/>0.587104357328479<text:tab/>0.345433246689947</text:p>
      <text:p text:style-name="P1">Atoh1<text:tab/>0.103933771121142<text:tab/>0.10330493628222<text:tab/>0.0979952785205257<text:tab/>0.101020019074265<text:tab/>0.0959986064385136</text:p>
      <text:p text:style-name="P1">Atoh7<text:tab/>0.105242947248606<text:tab/>0.105857706210627<text:tab/>0.399395468025226<text:tab/>0.104346885826882<text:tab/>0.0963277388377912</text:p>
      <text:p text:style-name="P1">Atoh8<text:tab/>1.66599281725203<text:tab/>0.193356419881009<text:tab/>0.0960315851662034<text:tab/>0.25540470010006<text:tab/>0.101229207951411</text:p>
      <text:p text:style-name="P1">Atox1<text:tab/>117.824165763315<text:tab/>139.166524710795<text:tab/>155.752671300789<text:tab/>223.53573423348<text:tab/>228.536532220816</text:p>
      <text:p text:style-name="P1">Atp10a<text:tab/>14.7738294814975<text:tab/>33.7613037420736<text:tab/>10.4393203764209<text:tab/>16.0370068016374<text:tab/>4.97016123442353</text:p>
      <text:p text:style-name="P1">Atp11a<text:tab/>11.9689410213934<text:tab/>17.6257437842753<text:tab/>18.8496449145722<text:tab/>23.8725868112053<text:tab/>27.5347384656382</text:p>
      <text:p text:style-name="P1">Atp12a<text:tab/>0.119172223735793<text:tab/>0.109338604387125<text:tab/>0.0979111938528115<text:tab/>0.108591235836926<text:tab/>0.0957226149666803</text:p>
      <text:p text:style-name="P1">Atp13a1<text:tab/>25.5321350631116<text:tab/>27.8197212513918<text:tab/>20.801340188307<text:tab/>40.0256135060486<text:tab/>31.2463834905454</text:p>
      <text:p text:style-name="P1">Atp13a2<text:tab/>10.1241777875548<text:tab/>4.39908492811473<text:tab/>7.20528810893709<text:tab/>15.8341816734098<text:tab/>17.2546931342021</text:p>
      <text:p text:style-name="P1">Atp13a3<text:tab/>13.842988465511<text:tab/>7.76019697300547<text:tab/>13.5530711240324<text:tab/>5.9066275886134<text:tab/>14.7245533567974</text:p>
      <text:p text:style-name="P1">Atp13a4<text:tab/>0.103933771121142<text:tab/>0.10330493628222<text:tab/>0.0979952785205257<text:tab/>0.101020019074265<text:tab/>0.0959986064385136</text:p>
      <text:p text:style-name="P1">Atp13a5<text:tab/>0.103933771121142<text:tab/>0.10330493628222<text:tab/>0.0979952785205257<text:tab/>0.101020019074265<text:tab/>0.0959986064385136</text:p>
      <text:p text:style-name="P1">Atp1a1<text:tab/>153.572364505824<text:tab/>428.51601448472<text:tab/>376.859583996501<text:tab/>800.710716293323<text:tab/>479.554057561483</text:p>
      <text:p text:style-name="P1">Atp1a2<text:tab/>0.153425402283711<text:tab/>0.120185377973713<text:tab/>0.203808613160995<text:tab/>0.125850760938848<text:tab/>0.101446259111002</text:p>
      <text:p text:style-name="P1">Atp1a3<text:tab/>0.10417835337217<text:tab/>0.104071774114741<text:tab/>0.0980986589360751<text:tab/>0.116423894025283<text:tab/>0.106838202637557</text:p>
      <text:p text:style-name="P1">Atp1a4<text:tab/>0.104044693803522<text:tab/>0.137231020363667<text:tab/>0.0977019196677821<text:tab/>0.109109775601008<text:tab/>0.129092811601491</text:p>
      <text:p text:style-name="P1">Atp1b1<text:tab/>18.4662777754518<text:tab/>29.2307162260493<text:tab/>32.7662200622324<text:tab/>61.7932027988061<text:tab/>21.090337161206</text:p>
      <text:p text:style-name="P1">Atp1b2<text:tab/>0.165684111846748<text:tab/>0.453519257159354<text:tab/>1.94851725093445<text:tab/>0.220524466291556<text:tab/>7.783976126971</text:p>
      <text:p text:style-name="P1">Atp1b3<text:tab/>160.889444265255<text:tab/>275.936444658579<text:tab/>276.084249372411<text:tab/>365.419946997342<text:tab/>327.371800308839</text:p>
      <text:p text:style-name="P1">Atp1b4<text:tab/>0.17959036419266<text:tab/>0.139407078103392<text:tab/>0.147722024669767<text:tab/>0.141140040852147<text:tab/>0.185255394950186</text:p>
      <text:p text:style-name="P1">Atp2a1<text:tab/>2.72965495714183<text:tab/>2.85543858086373<text:tab/>0.942941456941122<text:tab/>0.40085419268538<text:tab/>0.107827669854858</text:p>
      <text:p text:style-name="P1">Atp2a2<text:tab/>99.8825363915187<text:tab/>246.340730961965<text:tab/>300.503677224064<text:tab/>148.976615730484<text:tab/>108.143170370721</text:p>
      <text:p text:style-name="P1">Atp2a3<text:tab/>0.311894208457318<text:tab/>0.226180210080058<text:tab/>0.395981752315129<text:tab/>0.378924982812668<text:tab/>0.22071313420796</text:p>
      <text:p text:style-name="P1">Atp2b1<text:tab/>10.6070604518962<text:tab/>48.0292897533706<text:tab/>36.9607936156509<text:tab/>18.3333899506478<text:tab/>23.2165158778095</text:p>
      <text:p text:style-name="P1">Atp2b2<text:tab/>0.115041262798461<text:tab/>0.204663341579149<text:tab/>0.0963968770081719<text:tab/>0.104333400453572<text:tab/>0.109855954650888</text:p>
      <text:p text:style-name="P1">Atp2b3<text:tab/>0.103616802194168<text:tab/>0.164772907944148<text:tab/>0.209502229549876<text:tab/>0.108559339139593<text:tab/>0.114182338249643</text:p>
      <text:p text:style-name="P1">Atp2b4<text:tab/>7.89474565037419<text:tab/>10.3780312517249<text:tab/>3.47744848351129<text:tab/>8.52477885538854<text:tab/>2.2982459690248</text:p>
      <text:p text:style-name="P1"><text:soft-page-break/>Atp2c1<text:tab/>26.2259384057752<text:tab/>26.4976380929078<text:tab/>20.7941709346178<text:tab/>46.1482054510844<text:tab/>44.3684153523785</text:p>
      <text:p text:style-name="P1">Atp2c2<text:tab/>0.103933771121142<text:tab/>0.10330493628222<text:tab/>0.0979952785205257<text:tab/>0.101020019074265<text:tab/>0.0959986064385136</text:p>
      <text:p text:style-name="P1">Atp4a<text:tab/>0.105887637714181<text:tab/>0.116921171533235<text:tab/>0.182818439964007<text:tab/>0.105473746012286<text:tab/>0.110635204691702</text:p>
      <text:p text:style-name="P1">Atp4b<text:tab/>0.103933771121142<text:tab/>0.10330493628222<text:tab/>0.0979952785205257<text:tab/>0.101020019074265<text:tab/>0.0959986064385136</text:p>
      <text:p text:style-name="P1">Atp5a1<text:tab/>286.412070434943<text:tab/>303.518246831892<text:tab/>318.592726840432<text:tab/>466.878497592698<text:tab/>396.90215633824</text:p>
      <text:p text:style-name="P1">Atp5b<text:tab/>460.340647769633<text:tab/>552.289398016<text:tab/>543.062640329821<text:tab/>675.377913675107<text:tab/>624.555556301013</text:p>
      <text:p text:style-name="P1">Atp5c1<text:tab/>209.545887861697<text:tab/>198.80564628189<text:tab/>125.903187935769<text:tab/>251.115072091206<text:tab/>171.770725839439</text:p>
      <text:p text:style-name="P1">Atp5d<text:tab/>193.310791178524<text:tab/>231.6721122131<text:tab/>183.856723463375<text:tab/>316.364797193281<text:tab/>350.740149895299</text:p>
      <text:p text:style-name="P1">Atp5e<text:tab/>668.691456901376<text:tab/>721.796252255134<text:tab/>623.013443323843<text:tab/>713.972722735632<text:tab/>252.601123753925</text:p>
      <text:p text:style-name="P1">Atp5f1<text:tab/>0.103933771121142<text:tab/>0.10330493628222<text:tab/>0.0979952785205257<text:tab/>0.101020019074265<text:tab/>0.0959986064385136</text:p>
      <text:p text:style-name="P1">Atp5g1<text:tab/>183.447678526585<text:tab/>218.199857374471<text:tab/>149.788395587553<text:tab/>328.682353692624<text:tab/>182.219020749118</text:p>
      <text:p text:style-name="P1">Atp5g2<text:tab/>352.542573676987<text:tab/>390.740301003237<text:tab/>281.383792149865<text:tab/>367.485105621121<text:tab/>216.670946447037</text:p>
      <text:p text:style-name="P1">Atp5g3<text:tab/>329.565788323596<text:tab/>453.691560753196<text:tab/>374.331648753785<text:tab/>534.194508517879<text:tab/>487.223514688861</text:p>
      <text:p text:style-name="P1">Atp5h<text:tab/>319.576678489651<text:tab/>407.557088335696<text:tab/>345.972172535361<text:tab/>596.210088199932<text:tab/>438.273644282097</text:p>
      <text:p text:style-name="P1">Atp5i<text:tab/>884.654635903199<text:tab/>944.301647836844<text:tab/>687.714178430997<text:tab/>1388.52033082785<text:tab/>815.447955892111</text:p>
      <text:p text:style-name="P1">Atp5j<text:tab/>223.627078042586<text:tab/>251.581652989688<text:tab/>209.681960221246<text:tab/>391.720829837313<text:tab/>208.600122240477</text:p>
      <text:p text:style-name="P1">Atp5j2<text:tab/>478.710491488702<text:tab/>566.577930764065<text:tab/>394.561207374237<text:tab/>684.675131548736<text:tab/>483.312162159041</text:p>
      <text:p text:style-name="P1">Atp5l<text:tab/>330.854557818587<text:tab/>396.759578648556<text:tab/>358.487907807167<text:tab/>666.21930192881<text:tab/>480.786630453895</text:p>
      <text:p text:style-name="P1">Atp5o<text:tab/>235.308038849746<text:tab/>245.76997423425<text:tab/>214.40986981986<text:tab/>335.994961953873<text:tab/>246.094129618479</text:p>
      <text:p text:style-name="P1">Atp5s<text:tab/>1.86052190514643<text:tab/>3.89880089507677<text:tab/>4.79141177994904<text:tab/>3.53024005805871<text:tab/>3.66844869237067</text:p>
      <text:p text:style-name="P1">Atp5sl<text:tab/>20.4152208145134<text:tab/>10.4728287535646<text:tab/>5.45756264423499<text:tab/>20.7417614737659<text:tab/>7.37851533035339</text:p>
      <text:p text:style-name="P1">Atp6ap1<text:tab/>128.486750372271<text:tab/>130.577642688233<text:tab/>136.767944884154<text:tab/>203.759030348734<text:tab/>189.678609409784</text:p>
      <text:p text:style-name="P1">Atp6ap1l<text:tab/>0.104746272118738<text:tab/>0.157737521857774<text:tab/>0.0982707586519531<text:tab/>0.125447719208385<text:tab/>0.0958909368337352</text:p>
      <text:p text:style-name="P1">Atp6ap2<text:tab/>36.298909655224<text:tab/>54.2191611674412<text:tab/>47.6070644935555<text:tab/>93.6770668579983<text:tab/>108.876135537399</text:p>
      <text:p text:style-name="P1">Atp6v0a1<text:tab/>14.825264859859<text:tab/>20.724609459785<text:tab/>17.2719724010661<text:tab/>25.8783432886699<text:tab/>33.0535990154738</text:p>
      <text:p text:style-name="P1">Atp6v0a2<text:tab/>15.5510240386001<text:tab/>18.9863533487135<text:tab/>31.4030894445831<text:tab/>17.5177160507549<text:tab/>11.097073889469</text:p>
      <text:p text:style-name="P1">Atp6v0a4<text:tab/>0.169277233877953<text:tab/>0.133813685745165<text:tab/>0.302104837019513<text:tab/>0.197802304495417<text:tab/>0.159072500090594</text:p>
      <text:p text:style-name="P1">Atp6v0b<text:tab/>83.8626330089106<text:tab/>102.981529103196<text:tab/>108.993519670699<text:tab/>142.385669957387<text:tab/>180.010106593871</text:p>
      <text:p text:style-name="P1">Atp6v0c<text:tab/>219.49936473135<text:tab/>399.110111173453<text:tab/>428.098478231312<text:tab/>448.014326288626<text:tab/>497.690168324641</text:p>
      <text:p text:style-name="P1">Atp6v0d1<text:tab/>123.569279921105<text:tab/>130.669404939128<text:tab/>123.315751076703<text:tab/>208.657446432554<text:soft-page-break/><text:tab/>230.072366742267</text:p>
      <text:p text:style-name="P1">Atp6v0d2<text:tab/>0.103933771121142<text:tab/>0.10330493628222<text:tab/>0.0979952785205257<text:tab/>0.101020019074265<text:tab/>0.0959986064385136</text:p>
      <text:p text:style-name="P1">Atp6v0e1<text:tab/>136.701972289791<text:tab/>137.685402136363<text:tab/>146.664161073161<text:tab/>205.19898085829<text:tab/>183.926308831612</text:p>
      <text:p text:style-name="P1">Atp6v0e2<text:tab/>25.558680806645<text:tab/>22.6089122309962<text:tab/>11.7300465319971<text:tab/>23.5229067509486<text:tab/>34.9171803773208</text:p>
      <text:p text:style-name="P1">Atp6v1a<text:tab/>50.7776718704998<text:tab/>53.5775863721132<text:tab/>41.5838953869674<text:tab/>78.7935216000197<text:tab/>59.248397669314</text:p>
      <text:p text:style-name="P1">Atp6v1b1<text:tab/>0.246602097102565<text:tab/>0.314744890500932<text:tab/>0.236453592760682<text:tab/>0.151724404747843<text:tab/>0.235062975718034</text:p>
      <text:p text:style-name="P1">Atp6v1b2<text:tab/>22.4468267346683<text:tab/>54.0346642188629<text:tab/>61.8721475268732<text:tab/>67.7009868199588<text:tab/>123.658055971077</text:p>
      <text:p text:style-name="P1">Atp6v1c1<text:tab/>54.9620612011162<text:tab/>62.3547871209238<text:tab/>53.6729629214517<text:tab/>111.123427649949<text:tab/>128.706369022623</text:p>
      <text:p text:style-name="P1">Atp6v1c2<text:tab/>1.44596242439414<text:tab/>2.15690923722656<text:tab/>2.02845151164162<text:tab/>1.38895022705787<text:tab/>4.62070988656683</text:p>
      <text:p text:style-name="P1">Atp6v1d<text:tab/>99.1414579925425<text:tab/>93.7270347635624<text:tab/>76.9764952220481<text:tab/>315.757845758815<text:tab/>234.26623990672</text:p>
      <text:p text:style-name="P1">Atp6v1e1<text:tab/>94.6497740498201<text:tab/>95.4917509607071<text:tab/>100.896656750586<text:tab/>222.281436469386<text:tab/>273.514557513546</text:p>
      <text:p text:style-name="P1">Atp6v1e2<text:tab/>0.443562416146738<text:tab/>0.458778367578855<text:tab/>0.0899679899978921<text:tab/>3.39247908428977<text:tab/>0.165283262192187</text:p>
      <text:p text:style-name="P1">Atp6v1f<text:tab/>137.526935824488<text:tab/>138.390796011309<text:tab/>136.018736350145<text:tab/>241.141235078936<text:tab/>273.896600971179</text:p>
      <text:p text:style-name="P1">Atp6v1g1<text:tab/>174.268737692089<text:tab/>176.626919092268<text:tab/>146.663849761899<text:tab/>319.948900006672<text:tab/>332.304258311699</text:p>
      <text:p text:style-name="P1">Atp6v1g2<text:tab/>0.416160907599976<text:tab/>0.208293243135991<text:tab/>0.0929757485104648<text:tab/>0.583134458123818<text:tab/>0.110971582831861</text:p>
      <text:p text:style-name="P1">Atp6v1g3<text:tab/>0.103933771121142<text:tab/>0.10330493628222<text:tab/>0.0979952785205257<text:tab/>0.101020019074265<text:tab/>0.0959986064385136</text:p>
      <text:p text:style-name="P1">Atp6v1h<text:tab/>49.6110680340836<text:tab/>64.5157717946453<text:tab/>58.7705942809656<text:tab/>84.6549521948527<text:tab/>93.4635070667311</text:p>
      <text:p text:style-name="P1">Atp7a<text:tab/>5.00473873630508<text:tab/>8.0533251022087<text:tab/>6.91077771737441<text:tab/>10.8829759018499<text:tab/>5.86208471561424</text:p>
      <text:p text:style-name="P1">Atp7b<text:tab/>0.113226090772844<text:tab/>0.168534347745932<text:tab/>0.10716504888216<text:tab/>0.180899329457007<text:tab/>0.101696783248751</text:p>
      <text:p text:style-name="P1">Atp8b1<text:tab/>0.745412787876226<text:tab/>6.6518335900221<text:tab/>1.61782371245121<text:tab/>1.96779210403577<text:tab/>0.938260944467268</text:p>
      <text:p text:style-name="P1">Atp8b2<text:tab/>58.8406756516963<text:tab/>57.7310659974129<text:tab/>48.1224824878714<text:tab/>74.044233946222<text:tab/>72.2351507896331</text:p>
      <text:p text:style-name="P1">Atp9b<text:tab/>15.2755591490021<text:tab/>13.5073310415925<text:tab/>9.9729281332098<text:tab/>16.2297561785024<text:tab/>9.93078128291684</text:p>
      <text:p text:style-name="P1">Atpaf1<text:tab/>5.88927860811014<text:tab/>3.26754368802171<text:tab/>1.78869482992609<text:tab/>7.74242962695274<text:tab/>3.34748349370785</text:p>
      <text:p text:style-name="P1">Atpaf2<text:tab/>18.8694395167984<text:tab/>14.0431954455526<text:tab/>10.5916057182505<text:tab/>25.6394951986935<text:tab/>19.8613540101873</text:p>
      <text:p text:style-name="P1">Atpif1<text:tab/>246.690922240922<text:tab/>321.721689485831<text:tab/>213.315587642688<text:tab/>452.299109998103<text:tab/>331.304372560203</text:p>
      <text:p text:style-name="P1">Atraid<text:tab/>46.0400221369839<text:tab/>37.904811208655<text:tab/>34.3577893223831<text:tab/>55.1566729772908<text:tab/>41.6121230187858</text:p>
      <text:p text:style-name="P1">Atrip<text:tab/>1.85681722815612<text:tab/>1.87942577528669<text:tab/>1.66598360174985<text:tab/>2.27588441173403<text:tab/>1.5280645730214</text:p>
      <text:p text:style-name="P1">Atrn<text:tab/>24.4404522570887<text:tab/>21.4993547235552<text:tab/>20.9992697598259<text:tab/>24.5828960465338<text:tab/>20.3725626940333</text:p>
      <text:p text:style-name="P1">Atxn1<text:tab/>2.50049204840943<text:tab/>3.75367105735724<text:tab/>2.48022102188031<text:tab/>3.38720820825709<text:tab/>0.795392417782941</text:p>
      <text:p text:style-name="P1">Atxn10<text:tab/>99.8817387701338<text:tab/>101.15611393112<text:tab/>69.5205425755725<text:tab/>163.780231018013<text:tab/>111.35834008091</text:p>
      <text:p text:style-name="P1"><text:soft-page-break/>Atxn2l<text:tab/>70.2521368635698<text:tab/>110.676574789198<text:tab/>51.3195057765879<text:tab/>82.8980925665707<text:tab/>67.6654820742751</text:p>
      <text:p text:style-name="P1">Atxn3<text:tab/>7.0720580533896<text:tab/>3.21775828495713<text:tab/>2.96047353268899<text:tab/>6.66197521030263<text:tab/>6.82106045552769</text:p>
      <text:p text:style-name="P1">Atxn7l3b<text:tab/>31.0887352805357<text:tab/>25.3234085691577<text:tab/>29.3362940816875<text:tab/>33.0022199376045<text:tab/>33.1150762889693</text:p>
      <text:p text:style-name="P1">Auh<text:tab/>19.7949281192985<text:tab/>16.540493056942<text:tab/>12.7223438092504<text:tab/>42.8820025256356<text:tab/>23.2897481549436</text:p>
      <text:p text:style-name="P1">Aup1<text:tab/>58.0485795695685<text:tab/>79.5829156309206<text:tab/>58.7537077157406<text:tab/>102.256161418289<text:tab/>92.6112043993102</text:p>
      <text:p text:style-name="P1">Aurka<text:tab/>12.2649386743922<text:tab/>5.43915638234072<text:tab/>5.02774857500632<text:tab/>5.29650041387963<text:tab/>2.9631877096884</text:p>
      <text:p text:style-name="P1">Aurkaip1<text:tab/>68.6217528284485<text:tab/>59.1419191849041<text:tab/>32.5737473891971<text:tab/>127.532596004523<text:tab/>89.6235352562599</text:p>
      <text:p text:style-name="P1">Aurkb<text:tab/>15.9708562879977<text:tab/>15.4530828717375<text:tab/>8.39269639907278<text:tab/>7.89321107602985<text:tab/>1.39764347082062</text:p>
      <text:p text:style-name="P1">Aurkc<text:tab/>7.4964798048023<text:tab/>2.61607837085987<text:tab/>0.916141470344923<text:tab/>3.94811530727633<text:tab/>0.832048861418429</text:p>
      <text:p text:style-name="P1">Aven<text:tab/>14.9716127097442<text:tab/>10.5447617586277<text:tab/>7.86307191452722<text:tab/>20.8410188818297<text:tab/>15.8136064118969</text:p>
      <text:p text:style-name="P1">Avil<text:tab/>0.650006072047536<text:tab/>1.91875854318924<text:tab/>0.687114502832282<text:tab/>1.8600478832338<text:tab/>0.698885009392911</text:p>
      <text:p text:style-name="P1">Avp<text:tab/>0.103933771121142<text:tab/>0.10330493628222<text:tab/>0.0979952785205257<text:tab/>0.101020019074265<text:tab/>0.0959986064385136</text:p>
      <text:p text:style-name="P1">Avpi1<text:tab/>51.608194180506<text:tab/>65.6386515839414<text:tab/>31.3854572963239<text:tab/>67.3492184525921<text:tab/>51.6005702454726</text:p>
      <text:p text:style-name="P1">Avpr1a<text:tab/>2.3429065172606<text:tab/>4.77255264434995<text:tab/>0.944346370358031<text:tab/>5.55130297969282<text:tab/>1.10017670095583</text:p>
      <text:p text:style-name="P1">Avpr1b<text:tab/>0.103933771121142<text:tab/>0.10330493628222<text:tab/>0.0979952785205257<text:tab/>0.101020019074265<text:tab/>0.0959986064385136</text:p>
      <text:p text:style-name="P1">Avpr2<text:tab/>0.318483576610203<text:tab/>2.33501172958056<text:tab/>0.904252299189508<text:tab/>0.129655541941606<text:tab/>0.10702516011457</text:p>
      <text:p text:style-name="P1">Awat1<text:tab/>0.103933771121142<text:tab/>0.10330493628222<text:tab/>0.0979952785205257<text:tab/>0.101020019074265<text:tab/>0.0959986064385136</text:p>
      <text:p text:style-name="P1">Awat2<text:tab/>0.103933771121142<text:tab/>0.10330493628222<text:tab/>0.0979952785205257<text:tab/>0.101020019074265<text:tab/>0.0959986064385136</text:p>
      <text:p text:style-name="P1">Axin2<text:tab/>0.505830127399122<text:tab/>1.08524426351085<text:tab/>1.10449593329784<text:tab/>0.441888668387401<text:tab/>0.256670701975573</text:p>
      <text:p text:style-name="P1">Axl<text:tab/>97.1395675060001<text:tab/>240.474333642897<text:tab/>92.2052575273854<text:tab/>259.096616364428<text:tab/>179.421835911039</text:p>
      <text:p text:style-name="P1">Azgp1<text:tab/>0.104388982604153<text:tab/>0.104060545198631<text:tab/>0.0982057739257384<text:tab/>0.123351361239356<text:tab/>0.0960841846696137</text:p>
      <text:p text:style-name="P1">Azi2<text:tab/>18.9258557649855<text:tab/>22.6147528869063<text:tab/>13.9506597424247<text:tab/>28.0534818713791<text:tab/>21.6568598103319</text:p>
      <text:p text:style-name="P1">Azin1<text:tab/>21.124819712871<text:tab/>52.6161242057356<text:tab/>69.7567839602636<text:tab/>28.0987437614737<text:tab/>44.5490822423022</text:p>
      <text:p text:style-name="P1">Azin2<text:tab/>0.880887128328579<text:tab/>8.61040002260643<text:tab/>5.27821072981591<text:tab/>2.99719273430868<text:tab/>2.65862642839137</text:p>
      <text:p text:style-name="P1">B2m<text:tab/>375.383244634621<text:tab/>586.14520192247<text:tab/>580.842920196148<text:tab/>668.121334312985<text:tab/>537.511081220635</text:p>
      <text:p text:style-name="P1">B3galnt1<text:tab/>15.6981834622331<text:tab/>19.5929689155569<text:tab/>8.6989612024523<text:tab/>32.6564831003827<text:tab/>13.0990794840012</text:p>
      <text:p text:style-name="P1">B3galnt2<text:tab/>17.4276605600568<text:tab/>13.1118644362945<text:tab/>16.4253951846307<text:tab/>13.8351705294924<text:tab/>8.49170030134467</text:p>
      <text:p text:style-name="P1">B3galt1<text:tab/>0.47339677954235<text:tab/>0.165628760809751<text:tab/>0.692137561510712<text:tab/>0.336744934406444<text:tab/>0.949913562380103</text:p>
      <text:p text:style-name="P1">B3galt2<text:tab/>0.124536458646366<text:tab/>0.103583811575886<text:tab/>0.0980438208152461<text:tab/>0.101334874686034<text:tab/>0.0959110588857737</text:p>
      <text:p text:style-name="P1">B3galt4<text:tab/>1.44630886144068<text:tab/>1.35642127526292<text:tab/>0.424677042429094<text:tab/>2.96541446385078<text:soft-page-break/><text:tab/>2.02075627979791</text:p>
      <text:p text:style-name="P1">B3galt5<text:tab/>0.103933771121142<text:tab/>0.10330493628222<text:tab/>0.0979952785205257<text:tab/>0.101020019074265<text:tab/>0.0959986064385136</text:p>
      <text:p text:style-name="P1">B3galt6<text:tab/>6.3665446572248<text:tab/>3.37770445690802<text:tab/>2.81403626771684<text:tab/>7.5083496542578<text:tab/>7.85370770979286</text:p>
      <text:p text:style-name="P1">B3gat1<text:tab/>0.186417686848866<text:tab/>0.275673501582881<text:tab/>0.106610622127363<text:tab/>0.363478099094429<text:tab/>0.176333324144311</text:p>
      <text:p text:style-name="P1">B3gat2<text:tab/>0.247898547043436<text:tab/>0.1425191502981<text:tab/>0.113943880885484<text:tab/>0.150453993089048<text:tab/>0.128030543983602</text:p>
      <text:p text:style-name="P1">B3gat3<text:tab/>31.2542651074581<text:tab/>38.8487157607786<text:tab/>33.5271116690491<text:tab/>73.05324345957<text:tab/>55.7979936667654</text:p>
      <text:p text:style-name="P1">B3gnt1<text:tab/>0.103933771121142<text:tab/>0.10330493628222<text:tab/>0.0979952785205257<text:tab/>0.101020019074265<text:tab/>0.0959986064385136</text:p>
      <text:p text:style-name="P1">B3gnt2<text:tab/>7.37218570005956<text:tab/>17.1024806986648<text:tab/>12.761286544466<text:tab/>8.62615161254737<text:tab/>9.63972302442642</text:p>
      <text:p text:style-name="P1">B3gnt3<text:tab/>0.103933771121142<text:tab/>0.10330493628222<text:tab/>0.0979952785205257<text:tab/>0.101020019074265<text:tab/>0.0959986064385136</text:p>
      <text:p text:style-name="P1">B3gnt4<text:tab/>0.103772668186324<text:tab/>0.19103894154137<text:tab/>0.0974139415971981<text:tab/>0.168348786665026<text:tab/>0.094736487248294</text:p>
      <text:p text:style-name="P1">B3gnt5<text:tab/>0.104159481593613<text:tab/>0.103674332450033<text:tab/>0.104007868077541<text:tab/>0.101410601867702<text:tab/>0.0961225704094947</text:p>
      <text:p text:style-name="P1">B3gnt6<text:tab/>0.103933771121142<text:tab/>0.10330493628222<text:tab/>0.0979952785205257<text:tab/>0.101020019074265<text:tab/>0.0959986064385136</text:p>
      <text:p text:style-name="P1">B3gnt7<text:tab/>1.17042097154579<text:tab/>1.22189310049054<text:tab/>1.02731900485145<text:tab/>1.90853350843491<text:tab/>0.341068042169604</text:p>
      <text:p text:style-name="P1">B3gnt8<text:tab/>0.208126080422072<text:tab/>0.131582485575557<text:tab/>0.0973378056079544<text:tab/>0.153053034061437<text:tab/>0.162998616496287</text:p>
      <text:p text:style-name="P1">B3gntl1<text:tab/>0.991636647472018<text:tab/>0.602618188882064<text:tab/>1.42805936602994<text:tab/>1.73174403089102<text:tab/>1.68668783560081</text:p>
      <text:p text:style-name="P1">B4galnt1<text:tab/>4.46240511549764<text:tab/>4.30056898324794<text:tab/>2.08445136821413<text:tab/>10.439075062899<text:tab/>4.87455708601908</text:p>
      <text:p text:style-name="P1">B4galnt3<text:tab/>0.104246973105941<text:tab/>0.119565712760647<text:tab/>0.0982153015286145<text:tab/>0.101881981888099<text:tab/>0.103370116413127</text:p>
      <text:p text:style-name="P1">B4galnt4<text:tab/>0.780537658432328<text:tab/>0.654742031682961<text:tab/>0.562959780219653<text:tab/>1.27631798885836<text:tab/>0.290074490650986</text:p>
      <text:p text:style-name="P1">B4galt1<text:tab/>30.1070904860467<text:tab/>71.3079556607143<text:tab/>52.2471548039507<text:tab/>49.09025518436<text:tab/>36.2062740345813</text:p>
      <text:p text:style-name="P1">B4galt2<text:tab/>19.3060295625746<text:tab/>20.9060917604002<text:tab/>10.1762928518935<text:tab/>23.0422884443068<text:tab/>5.95223393526189</text:p>
      <text:p text:style-name="P1">B4galt3<text:tab/>14.8101104137056<text:tab/>18.4099930635117<text:tab/>13.2863680250156<text:tab/>23.6208138138652<text:tab/>24.5416486143291</text:p>
      <text:p text:style-name="P1">B4galt4<text:tab/>9.08449270833305<text:tab/>3.55563018515316<text:tab/>6.42004392216464<text:tab/>8.2342377403558<text:tab/>6.87994999461271</text:p>
      <text:p text:style-name="P1">B4galt5<text:tab/>20.509010705131<text:tab/>118.016831942896<text:tab/>105.236994302527<text:tab/>80.077226200484<text:tab/>37.8153331577906</text:p>
      <text:p text:style-name="P1">B4galt6<text:tab/>3.95000302215998<text:tab/>3.37179737461603<text:tab/>3.90756529654932<text:tab/>7.46036406297296<text:tab/>3.95116854062475</text:p>
      <text:p text:style-name="P1">B4galt7<text:tab/>20.6757150662132<text:tab/>10.165972276969<text:tab/>12.4607919465343<text:tab/>26.7473596577273<text:tab/>18.8034811902474</text:p>
      <text:p text:style-name="P1">B9d1<text:tab/>0.710310471310228<text:tab/>0.335905741786126<text:tab/>1.28113268312013<text:tab/>0.256210467612357<text:tab/>0.164450907277448</text:p>
      <text:p text:style-name="P1">B9d2<text:tab/>9.36864809749475<text:tab/>9.11575733026737<text:tab/>6.99423040281429<text:tab/>17.3026389467657<text:tab/>14.3439427496473</text:p>
      <text:p text:style-name="P1">Baalc<text:tab/>0.0978288934148211<text:tab/>2.3352700558576<text:tab/>0.161213103566675<text:tab/>0.504963689324479<text:tab/>0.0877372322480743</text:p>
      <text:p text:style-name="P1">Baat<text:tab/>0.100401572491863<text:tab/>0.102698081929437<text:tab/>0.121880520803473<text:tab/>0.254570272076545<text:tab/>0.0923487862521045</text:p>
      <text:p text:style-name="P1">Babam1<text:tab/>43.5995803470291<text:tab/>51.9111861508651<text:tab/>37.2189642286419<text:tab/>85.7265561173306<text:tab/>54.2307016622108</text:p>
      <text:p text:style-name="P1"><text:soft-page-break/>Bace1<text:tab/>13.1361305869041<text:tab/>7.44220290801316<text:tab/>7.7766350500874<text:tab/>13.9773809758583<text:tab/>5.93256655133143</text:p>
      <text:p text:style-name="P1">Bace2<text:tab/>0.102245761617885<text:tab/>0.105743549308043<text:tab/>0.390001697458439<text:tab/>0.146562445453377<text:tab/>0.125164798730927</text:p>
      <text:p text:style-name="P1">Bach1<text:tab/>3.76560687470767<text:tab/>10.513457540552<text:tab/>11.2283498861957<text:tab/>6.17605973544354<text:tab/>5.89337883249021</text:p>
      <text:p text:style-name="P1">Bad<text:tab/>26.6284576959422<text:tab/>24.4379976196307<text:tab/>22.6391337861519<text:tab/>46.4887219582042<text:tab/>20.4009040321278</text:p>
      <text:p text:style-name="P1">Bag1<text:tab/>60.0128589096046<text:tab/>76.3187614136856<text:tab/>83.55994789801<text:tab/>97.2698318156832<text:tab/>68.910798421084</text:p>
      <text:p text:style-name="P1">Bag2<text:tab/>60.0845199816345<text:tab/>92.0215967776842<text:tab/>33.7825486594075<text:tab/>69.3395515887865<text:tab/>22.0155379350559</text:p>
      <text:p text:style-name="P1">Bag3<text:tab/>34.9133474121528<text:tab/>152.560026054055<text:tab/>447.220839142182<text:tab/>62.594536051837<text:tab/>68.1046797455481</text:p>
      <text:p text:style-name="P1">Bag4<text:tab/>5.94821869323754<text:tab/>8.78527403569737<text:tab/>4.32449450057284<text:tab/>7.21623530838104<text:tab/>7.3815812055432</text:p>
      <text:p text:style-name="P1">Bag5<text:tab/>0.103933771121142<text:tab/>0.10330493628222<text:tab/>0.0979952785205257<text:tab/>0.101020019074265<text:tab/>0.0959986064385136</text:p>
      <text:p text:style-name="P1">Bag6<text:tab/>59.3077175898526<text:tab/>61.1215198639901<text:tab/>44.2777789329526<text:tab/>104.491337230852<text:tab/>74.9677179405797</text:p>
      <text:p text:style-name="P1">Bai1<text:tab/>0.104056934630314<text:tab/>0.103495903893285<text:tab/>0.0980511112904076<text:tab/>0.105504630750323<text:tab/>0.0960219416285501</text:p>
      <text:p text:style-name="P1">Baiap2<text:tab/>4.20324632023837<text:tab/>24.2283095626343<text:tab/>79.8823582823293<text:tab/>16.4995359021322<text:tab/>43.710622076392</text:p>
      <text:p text:style-name="P1">Baiap2l1<text:tab/>18.0781471050108<text:tab/>26.3584174623954<text:tab/>35.0526710895546<text:tab/>27.074790116881<text:tab/>27.0694578669375</text:p>
      <text:p text:style-name="P1">Baiap2l2<text:tab/>0.120066084857841<text:tab/>0.167852612872489<text:tab/>0.0973067270761626<text:tab/>0.134905674649699<text:tab/>0.0947727239311176</text:p>
      <text:p text:style-name="P1">Bak1<text:tab/>30.8583469535157<text:tab/>81.8256928292369<text:tab/>33.2663585363619<text:tab/>42.5338322433955<text:tab/>29.7270199189719</text:p>
      <text:p text:style-name="P1">Bambi<text:tab/>18.168134867063<text:tab/>7.18224155694829<text:tab/>23.2452229552115<text:tab/>13.6768217342252<text:tab/>10.1523209172271</text:p>
      <text:p text:style-name="P1">Banf1<text:tab/>143.591134471291<text:tab/>162.558260400677<text:tab/>131.015351075574<text:tab/>191.705137187591<text:tab/>140.054796736963</text:p>
      <text:p text:style-name="P1">Bank1<text:tab/>0.103933771121142<text:tab/>0.10330493628222<text:tab/>0.0979952785205257<text:tab/>0.101020019074265<text:tab/>0.0959986064385136</text:p>
      <text:p text:style-name="P1">Banp<text:tab/>8.75314922725961<text:tab/>5.83086306199015<text:tab/>6.24876945153423<text:tab/>18.7545402149384<text:tab/>22.0390406048982</text:p>
      <text:p text:style-name="P1">Bap1<text:tab/>24.6351634133259<text:tab/>34.6122650054454<text:tab/>17.1292929160877<text:tab/>27.9801522758884<text:tab/>17.8528818853582</text:p>
      <text:p text:style-name="P1">Bard1<text:tab/>4.59866898890586<text:tab/>3.25420608937922<text:tab/>2.34286948680444<text:tab/>1.79656375557852<text:tab/>0.551095939423626</text:p>
      <text:p text:style-name="P1">Barhl1<text:tab/>0.130952345197838<text:tab/>0.133526830117009<text:tab/>0.0982378341601034<text:tab/>0.102302428256754<text:tab/>0.0959503506625669</text:p>
      <text:p text:style-name="P1">Barhl2<text:tab/>0.103933771121142<text:tab/>0.10330493628222<text:tab/>0.0979952785205257<text:tab/>0.101020019074265<text:tab/>0.0959986064385136</text:p>
      <text:p text:style-name="P1">Barx1<text:tab/>0.606889065968627<text:tab/>0.130760686268151<text:tab/>0.136837427405958<text:tab/>0.613400014296096<text:tab/>0.115280175279693</text:p>
      <text:p text:style-name="P1">Basp1<text:tab/>188.45306826755<text:tab/>324.367930548254<text:tab/>271.03728591023<text:tab/>288.766664653565<text:tab/>232.469552846065</text:p>
      <text:p text:style-name="P1">Batf<text:tab/>0.104467556598554<text:tab/>0.10420642424832<text:tab/>0.0982433092009233<text:tab/>0.129421136944136<text:tab/>0.0960985235134707</text:p>
      <text:p text:style-name="P1">Batf3<text:tab/>0.106432825532504<text:tab/>3.54207092887042<text:tab/>0.0975513721401608<text:tab/>0.217135193764793<text:tab/>0.095450111782632</text:p>
      <text:p text:style-name="P1">Bax<text:tab/>198.387171770477<text:tab/>193.909145183987<text:tab/>112.373494892256<text:tab/>362.783518242457<text:tab/>153.877511592435</text:p>
      <text:p text:style-name="P1">Baz1a<text:tab/>7.74634768386201<text:tab/>23.9827774369778<text:tab/>21.4562422504206<text:tab/>10.0392401589623<text:tab/>10.1496212115988</text:p>
      <text:p text:style-name="P1">Baz1b<text:tab/>25.3010775932536<text:tab/>13.6049723919906<text:tab/>10.2112452375858<text:tab/>35.3097542187698<text:soft-page-break/><text:tab/>23.2619290850613</text:p>
      <text:p text:style-name="P1">Baz2a<text:tab/>10.8515628321235<text:tab/>14.2817051455016<text:tab/>8.28991962869451<text:tab/>16.0805142711169<text:tab/>12.1488407386597</text:p>
      <text:p text:style-name="P1">Baz2b<text:tab/>6.03874624684841<text:tab/>6.24499983218552<text:tab/>3.02651453346395<text:tab/>5.69825633878454<text:tab/>4.73282755174151</text:p>
      <text:p text:style-name="P1">Bbc3<text:tab/>16.0814780604413<text:tab/>6.50388509232361<text:tab/>2.68840396247583<text:tab/>27.2462749214187<text:tab/>30.1547738428364</text:p>
      <text:p text:style-name="P1">Bbox1<text:tab/>0.0968500029039428<text:tab/>0.104473384409392<text:tab/>0.0899209779004134<text:tab/>3.21142657655909<text:tab/>0.13302136563053</text:p>
      <text:p text:style-name="P1">Bbs1<text:tab/>4.73616135508299<text:tab/>3.29625280568987<text:tab/>1.75745558840359<text:tab/>8.00626019469347<text:tab/>2.51426395382495</text:p>
      <text:p text:style-name="P1">Bbs10<text:tab/>1.95147962653347<text:tab/>1.62381761655757<text:tab/>0.403849127217111<text:tab/>4.68094601886429<text:tab/>1.22278240725347</text:p>
      <text:p text:style-name="P1">Bbs2<text:tab/>3.62260706443894<text:tab/>1.61686975406604<text:tab/>2.75832063364988<text:tab/>7.52759067857568<text:tab/>6.31260770206786</text:p>
      <text:p text:style-name="P1">Bbs4<text:tab/>8.05934561061138<text:tab/>5.75630754686192<text:tab/>5.80601746038161<text:tab/>8.62926370878938<text:tab/>7.8696533490691</text:p>
      <text:p text:style-name="P1">Bbs5<text:tab/>7.32977010872917<text:tab/>2.3540789439035<text:tab/>1.73793402614006<text:tab/>6.54751260365625<text:tab/>2.93224130354262</text:p>
      <text:p text:style-name="P1">Bbs7<text:tab/>13.4199820030201<text:tab/>10.6636099749121<text:tab/>5.19066586181249<text:tab/>8.71028856302619<text:tab/>3.64425328207649</text:p>
      <text:p text:style-name="P1">Bbx<text:tab/>2.39846864427306<text:tab/>1.00371123052301<text:tab/>1.26690378283775<text:tab/>4.67900540540114<text:tab/>1.16160564301101</text:p>
      <text:p text:style-name="P1">Bc1<text:tab/>238.298117781606<text:tab/>491.94536889675<text:tab/>300.378610220801<text:tab/>349.430764494241<text:tab/>237.261648911787</text:p>
      <text:p text:style-name="P1">Bcam<text:tab/>46.4898657540281<text:tab/>38.5620529073267<text:tab/>25.6782869465637<text:tab/>7.93667573512786<text:tab/>4.05870191985378</text:p>
      <text:p text:style-name="P1">Bcan<text:tab/>0.104160203020306<text:tab/>0.103663216884092<text:tab/>0.0980985426447888<text:tab/>0.110001539551303<text:tab/>0.0960414635388945</text:p>
      <text:p text:style-name="P1">Bcap29<text:tab/>17.3207631039575<text:tab/>14.6109653839834<text:tab/>9.88737756749562<text:tab/>17.9585426194036<text:tab/>18.8014591083014</text:p>
      <text:p text:style-name="P1">Bcap31<text:tab/>111.288159338838<text:tab/>120.875587558411<text:tab/>108.1485672308<text:tab/>225.268679986348<text:tab/>144.641644233587</text:p>
      <text:p text:style-name="P1">Bcar1<text:tab/>40.4210644729099<text:tab/>105.11363148754<text:tab/>67.6931170531718<text:tab/>59.1841889056243<text:tab/>41.4967399279109</text:p>
      <text:p text:style-name="P1">Bcar3<text:tab/>6.90192198973842<text:tab/>28.0456489106044<text:tab/>30.5010287056511<text:tab/>13.7344800512214<text:tab/>8.29513346187094</text:p>
      <text:p text:style-name="P1">Bcas1<text:tab/>0.103933771121142<text:tab/>0.10330493628222<text:tab/>0.0979952785205257<text:tab/>0.101020019074265<text:tab/>0.0959986064385136</text:p>
      <text:p text:style-name="P1">Bcas2<text:tab/>44.0642741921422<text:tab/>55.2421399535318<text:tab/>27.1901994111407<text:tab/>55.0362403522343<text:tab/>46.5635792413074</text:p>
      <text:p text:style-name="P1">Bcas3<text:tab/>7.33093478043734<text:tab/>10.1175156733158<text:tab/>7.93613042059226<text:tab/>15.7682250024788<text:tab/>12.6950923710705</text:p>
      <text:p text:style-name="P1">Bcat1<text:tab/>142.519893572127<text:tab/>555.131292516141<text:tab/>291.572089629852<text:tab/>374.056568967301<text:tab/>225.254572390435</text:p>
      <text:p text:style-name="P1">Bcat2<text:tab/>40.3195333606999<text:tab/>33.5887638654996<text:tab/>17.6826639999811<text:tab/>52.105610517034<text:tab/>9.56622011731047</text:p>
      <text:p text:style-name="P1">Bccip<text:tab/>32.3408126004992<text:tab/>34.0465130573183<text:tab/>20.7938951539659<text:tab/>54.149968985449<text:tab/>25.6145201669231</text:p>
      <text:p text:style-name="P1">Bcdin3d<text:tab/>2.69907076213131<text:tab/>4.08064788274175<text:tab/>1.88763333282479<text:tab/>4.31294264575087<text:tab/>1.26355197929624</text:p>
      <text:p text:style-name="P1">Bche<text:tab/>0.104285483389157<text:tab/>0.142075892226554<text:tab/>0.0982027004140482<text:tab/>0.102070242994887<text:tab/>0.0960663678997952</text:p>
      <text:p text:style-name="P1">Bckdha<text:tab/>27.4844853996693<text:tab/>27.2502008009059<text:tab/>13.5334381461757<text:tab/>30.9448642728641<text:tab/>24.8722788597011</text:p>
      <text:p text:style-name="P1">Bckdhb<text:tab/>13.561137175863<text:tab/>10.5281501355315<text:tab/>11.7094486795209<text:tab/>19.0449872004575<text:tab/>14.6742860178841</text:p>
      <text:p text:style-name="P1">Bckdk<text:tab/>35.1329839600892<text:tab/>31.1976796933567<text:tab/>19.5447690336919<text:tab/>59.386861624821<text:tab/>39.8032746506444</text:p>
      <text:p text:style-name="P1"><text:soft-page-break/>Bcl10<text:tab/>29.3873498282255<text:tab/>101.165897663249<text:tab/>61.8942628093762<text:tab/>45.5516788427292<text:tab/>37.7896021375286</text:p>
      <text:p text:style-name="P1">Bcl11a<text:tab/>0.198833446899625<text:tab/>0.149643767383553<text:tab/>0.0990474984803107<text:tab/>0.131293690064513<text:tab/>0.153186052320402</text:p>
      <text:p text:style-name="P1">Bcl11b<text:tab/>0.104706974794689<text:tab/>0.122351154099107<text:tab/>0.134506177615537<text:tab/>0.114400044095482<text:tab/>0.0960194234493597</text:p>
      <text:p text:style-name="P1">Bcl2<text:tab/>4.04756430874982<text:tab/>6.73779761430215<text:tab/>4.03274224862562<text:tab/>6.6150552314802<text:tab/>2.50229695785194</text:p>
      <text:p text:style-name="P1">Bcl2a1<text:tab/>0.104618520758519<text:tab/>0.104501409073543<text:tab/>0.0983164051120476<text:tab/>0.144167697540552<text:tab/>0.0961251948951907</text:p>
      <text:p text:style-name="P1">Bcl2l1<text:tab/>44.873605022918<text:tab/>63.1555771807574<text:tab/>16.1615609676775<text:tab/>90.9159831716343<text:tab/>53.0642091318974</text:p>
      <text:p text:style-name="P1">Bcl2l10<text:tab/>0.103842938287466<text:tab/>0.104141786589755<text:tab/>0.0977392078957688<text:tab/>0.102421719879104<text:tab/>0.181103906102467</text:p>
      <text:p text:style-name="P1">Bcl2l11<text:tab/>10.7613969360079<text:tab/>6.90609912204725<text:tab/>36.3188600907699<text:tab/>14.1810370423675<text:tab/>17.712470563639</text:p>
      <text:p text:style-name="P1">Bcl2l12<text:tab/>9.58568668487107<text:tab/>7.96301207824729<text:tab/>3.08104977171022<text:tab/>10.5779876903385<text:tab/>5.77406005632894</text:p>
      <text:p text:style-name="P1">Bcl2l13<text:tab/>11.9031583495529<text:tab/>19.3669400874737<text:tab/>9.21763610582908<text:tab/>29.114717970772<text:tab/>18.5228544173949</text:p>
      <text:p text:style-name="P1">Bcl2l14<text:tab/>0.103933771121142<text:tab/>0.10330493628222<text:tab/>0.0979952785205257<text:tab/>0.101020019074265<text:tab/>0.0959986064385136</text:p>
      <text:p text:style-name="P1">Bcl2l15<text:tab/>0.103603535053119<text:tab/>0.231184159621106<text:tab/>0.0969326644017434<text:tab/>0.10367985428377<text:tab/>0.265866693382047</text:p>
      <text:p text:style-name="P1">Bcl2l2<text:tab/>23.883436498421<text:tab/>27.8378012106693<text:tab/>13.1052886128695<text:tab/>31.1355990088492<text:tab/>15.4048582379814</text:p>
      <text:p text:style-name="P1">Bcl3<text:tab/>0.180447521198414<text:tab/>0.902658433885511<text:tab/>0.088126976495716<text:tab/>1.58112370789221<text:tab/>0.349121534404246</text:p>
      <text:p text:style-name="P1">Bcl6<text:tab/>7.63526581822974<text:tab/>3.93326449867502<text:tab/>2.48376203676284<text:tab/>14.7752500979947<text:tab/>9.683136299194</text:p>
      <text:p text:style-name="P1">Bcl6b<text:tab/>0.129291653756773<text:tab/>0.106531633646826<text:tab/>0.0955196117334803<text:tab/>0.306597000777862<text:tab/>0.192764806968807</text:p>
      <text:p text:style-name="P1">Bcl7b<text:tab/>29.7617734342194<text:tab/>33.4670709442251<text:tab/>23.2351573371985<text:tab/>41.7188664858979<text:tab/>30.663153028738</text:p>
      <text:p text:style-name="P1">Bcl7c<text:tab/>45.0239988644091<text:tab/>52.5348006573573<text:tab/>38.4789830560903<text:tab/>63.9155121306812<text:tab/>31.8631266673346</text:p>
      <text:p text:style-name="P1">Bcl9l<text:tab/>21.0383190870671<text:tab/>26.4982389734573<text:tab/>15.2918315716734<text:tab/>33.6210200257801<text:tab/>9.97626994728243</text:p>
      <text:p text:style-name="P1">Bclaf1<text:tab/>56.3296091961747<text:tab/>42.8733068479545<text:tab/>50.0633023555565<text:tab/>61.1632418031546<text:tab/>48.3670721030376</text:p>
      <text:p text:style-name="P1">Bco1<text:tab/>0.136353977183026<text:tab/>0.456601112683376<text:tab/>0.253128830558596<text:tab/>0.10572433822994<text:tab/>0.0935101520923345</text:p>
      <text:p text:style-name="P1">Bco2<text:tab/>0.104403623936207<text:tab/>0.14161521531843<text:tab/>0.0981502872073396<text:tab/>0.103326431367469<text:tab/>0.147174549351347</text:p>
      <text:p text:style-name="P1">Bcor<text:tab/>7.21061060353476<text:tab/>9.58677034370969<text:tab/>8.40764421189586<text:tab/>7.39579221018364<text:tab/>5.07533301560342</text:p>
      <text:p text:style-name="P1">Bcorl1<text:tab/>2.95779750011584<text:tab/>5.90478511861814<text:tab/>4.49943052068464<text:tab/>4.89302035498138<text:tab/>2.3923016551457</text:p>
      <text:p text:style-name="P1">Bcs1l<text:tab/>12.2829300928163<text:tab/>8.72433474174503<text:tab/>6.32229519404605<text:tab/>10.5071675349074<text:tab/>13.787117357608</text:p>
      <text:p text:style-name="P1">Bdh1<text:tab/>18.7445269541241<text:tab/>18.9157956365233<text:tab/>8.80550177266481<text:tab/>20.0815138822952<text:tab/>9.7797061638975</text:p>
      <text:p text:style-name="P1">Bdh2<text:tab/>22.8606486256749<text:tab/>14.8849637580025<text:tab/>15.5047435432359<text:tab/>25.511560584776<text:tab/>7.55287735123714</text:p>
      <text:p text:style-name="P1">Bdkrb1<text:tab/>0.106500442488645<text:tab/>0.572324183787422<text:tab/>0.0989083746286891<text:tab/>0.145942221977816<text:tab/>0.110321314438659</text:p>
      <text:p text:style-name="P1">Bdkrb2<text:tab/>0.09627201710372<text:tab/>1.0123780085924<text:tab/>0.244953766655385<text:tab/>0.375457324073456<text:tab/>0.185781337535076</text:p>
      <text:p text:style-name="P1">Bdnf<text:tab/>23.0204151313613<text:tab/>24.5321354169106<text:tab/>21.7774240512372<text:tab/>24.0507223850888<text:soft-page-break/><text:tab/>22.6629231282173</text:p>
      <text:p text:style-name="P1">Bdp1<text:tab/>2.5060566740197<text:tab/>5.98633231294144<text:tab/>5.70318951745111<text:tab/>2.5699327761671<text:tab/>3.6786840210066</text:p>
      <text:p text:style-name="P1">Becn1<text:tab/>75.4399468901663<text:tab/>76.6075539144487<text:tab/>59.0831059040184<text:tab/>107.757798710197<text:tab/>86.9914464184792</text:p>
      <text:p text:style-name="P1">Begain<text:tab/>0.270805125419955<text:tab/>1.77519108320813<text:tab/>0.431886391222041<text:tab/>1.18929903607599<text:tab/>0.303243311098773</text:p>
      <text:p text:style-name="P1">Bend5<text:tab/>0.71023619933911<text:tab/>0.122562849216657<text:tab/>0.146464291183288<text:tab/>0.177537724880859<text:tab/>0.113452857040614</text:p>
      <text:p text:style-name="P1">Bend6<text:tab/>10.9112216656665<text:tab/>8.855965699435<text:tab/>9.06498084046271<text:tab/>24.4222925243991<text:tab/>8.89064364038962</text:p>
      <text:p text:style-name="P1">Bend7<text:tab/>0.108207641340596<text:tab/>0.26826101895725<text:tab/>0.347961691817425<text:tab/>0.131848069370214<text:tab/>0.151196969084996</text:p>
      <text:p text:style-name="P1">Best1<text:tab/>0.104721071933863<text:tab/>0.128601675298426<text:tab/>0.0985545016889506<text:tab/>0.102836231326713<text:tab/>0.114160518896927</text:p>
      <text:p text:style-name="P1">Best2<text:tab/>0.152550333622076<text:tab/>0.163609247722621<text:tab/>0.0980791571347232<text:tab/>0.116484529897815<text:tab/>0.183511278571432</text:p>
      <text:p text:style-name="P1">Best3<text:tab/>0.104386775473469<text:tab/>0.104074983080694<text:tab/>0.127889671579953<text:tab/>0.102018272442531<text:tab/>0.0961283896947273</text:p>
      <text:p text:style-name="P1">Bet1<text:tab/>31.2562569575439<text:tab/>26.3454559353061<text:tab/>13.9377232805833<text:tab/>31.820182288066<text:tab/>15.0309152782768</text:p>
      <text:p text:style-name="P1">Bet1l<text:tab/>29.1120184385071<text:tab/>30.3593945533009<text:tab/>20.0739828377093<text:tab/>33.1283181750078<text:tab/>21.1062631715481</text:p>
      <text:p text:style-name="P1">Bex1<text:tab/>0.104611284441332<text:tab/>0.10448681903843<text:tab/>0.0983128738183556<text:tab/>0.143349768206327<text:tab/>0.0961239505496108</text:p>
      <text:p text:style-name="P1">Bex2<text:tab/>0.153244420041642<text:tab/>0.211941031044597<text:tab/>0.0973815793693362<text:tab/>0.212115302434526<text:tab/>0.16911430046641</text:p>
      <text:p text:style-name="P1">Bex4<text:tab/>0.103933771121142<text:tab/>0.10330493628222<text:tab/>0.0979952785205257<text:tab/>0.101020019074265<text:tab/>0.0959986064385136</text:p>
      <text:p text:style-name="P1">Bfar<text:tab/>22.5537060228897<text:tab/>24.8097885196063<text:tab/>15.657485265815<text:tab/>32.0311509907154<text:tab/>24.4340805585543</text:p>
      <text:p text:style-name="P1">Bfsp1<text:tab/>0.181471810546994<text:tab/>0.185934791923956<text:tab/>0.23911410205786<text:tab/>0.216155195699785<text:tab/>0.181220204485</text:p>
      <text:p text:style-name="P1">Bfsp2<text:tab/>0.147578981183729<text:tab/>0.104767108959247<text:tab/>0.138538739522434<text:tab/>0.102852286430933<text:tab/>0.0959977075027761</text:p>
      <text:p text:style-name="P1">Bglap<text:tab/>0.100986986647209<text:tab/>2.31043316986742<text:tab/>0.623143584741971<text:tab/>0.262078180153447<text:tab/>0.242410099891041</text:p>
      <text:p text:style-name="P1">Bgn<text:tab/>3342.63452649612<text:tab/>3641.94537301723<text:tab/>3068.9278600348<text:tab/>4608.3587016085<text:tab/>1828.5498672046</text:p>
      <text:p text:style-name="P1">Bhlha15<text:tab/>0.104761869797826<text:tab/>0.105097855716151<text:tab/>0.131280047724931<text:tab/>0.11150038331187<text:tab/>0.115452479532203</text:p>
      <text:p text:style-name="P1">Bhlhb9<text:tab/>9.60322131072722<text:tab/>6.27768801227292<text:tab/>5.05675683107107<text:tab/>13.1828694111196<text:tab/>6.12891925421668</text:p>
      <text:p text:style-name="P1">Bhlhe22<text:tab/>0.103933771121142<text:tab/>0.10330493628222<text:tab/>0.0979952785205257<text:tab/>0.101020019074265<text:tab/>0.0959986064385136</text:p>
      <text:p text:style-name="P1">Bhlhe23<text:tab/>0.103933771121142<text:tab/>0.10330493628222<text:tab/>0.0979952785205257<text:tab/>0.101020019074265<text:tab/>0.0959986064385136</text:p>
      <text:p text:style-name="P1">Bhlhe40<text:tab/>34.3974184560659<text:tab/>33.7681076198872<text:tab/>21.6249546376492<text:tab/>70.3676977865405<text:tab/>71.9569060307824</text:p>
      <text:p text:style-name="P1">Bhmt<text:tab/>0.103933771121142<text:tab/>0.10330493628222<text:tab/>0.0979952785205257<text:tab/>0.101020019074265<text:tab/>0.0959986064385136</text:p>
      <text:p text:style-name="P1">Bhmt2<text:tab/>0.103933771121142<text:tab/>0.10330493628222<text:tab/>0.0979952785205257<text:tab/>0.101020019074265<text:tab/>0.0959986064385136</text:p>
      <text:p text:style-name="P1">Bicc1<text:tab/>36.9280241365744<text:tab/>27.574462351368<text:tab/>20.6633689742062<text:tab/>37.8661880530422<text:tab/>12.7294226910564</text:p>
      <text:p text:style-name="P1">Bicd1<text:tab/>2.19224154735717<text:tab/>3.02493797976829<text:tab/>1.45682628031315<text:tab/>6.34805248078117<text:tab/>4.31282044457706</text:p>
      <text:p text:style-name="P1">Bicd2<text:tab/>28.1354831639276<text:tab/>34.9168529560522<text:tab/>28.1338934670662<text:tab/>34.4648843651007<text:tab/>28.3678899818328</text:p>
      <text:p text:style-name="P1"><text:soft-page-break/>Bid<text:tab/>10.9808533912875<text:tab/>24.1933698057204<text:tab/>12.0654737996302<text:tab/>19.8220674944633<text:tab/>9.71981679212481</text:p>
      <text:p text:style-name="P1">Bik<text:tab/>0.104229563613168<text:tab/>0.132284548889731<text:tab/>0.0981708762897051<text:tab/>0.101879985734585<text:tab/>0.096056266651464</text:p>
      <text:p text:style-name="P1">Bin1<text:tab/>21.2912500099675<text:tab/>37.2771196447916<text:tab/>32.4234908672156<text:tab/>55.2323577292944<text:tab/>32.8739700185342</text:p>
      <text:p text:style-name="P1">Bin2<text:tab/>0.103511378237655<text:tab/>0.103626081219661<text:tab/>0.113491303068454<text:tab/>0.133974713872623<text:tab/>0.0953190961365223</text:p>
      <text:p text:style-name="P1">Bin2a<text:tab/>0.10482504019239<text:tab/>0.104941288494227<text:tab/>0.0986919217440945<text:tab/>0.102859787846438<text:tab/>0.13540557283193</text:p>
      <text:p text:style-name="P1">Bin3<text:tab/>14.8297044859964<text:tab/>15.5713918218403<text:tab/>19.1228207721479<text:tab/>25.3168893092351<text:tab/>24.5371903184084</text:p>
      <text:p text:style-name="P1">Birc2<text:tab/>7.98413735907708<text:tab/>9.13371931290353<text:tab/>12.028846173805<text:tab/>8.81803788027028<text:tab/>7.50483099476382</text:p>
      <text:p text:style-name="P1">Birc3<text:tab/>0.716163421530203<text:tab/>1.4223068420068<text:tab/>0.80531676261938<text:tab/>1.27649959252216<text:tab/>0.907371832631676</text:p>
      <text:p text:style-name="P1">Birc5<text:tab/>31.1595790494072<text:tab/>28.5794801232473<text:tab/>21.8511024038258<text:tab/>11.4852608205856<text:tab/>1.22442248953598</text:p>
      <text:p text:style-name="P1">Birc6<text:tab/>10.7591180595272<text:tab/>10.5491830685189<text:tab/>9.23782447002571<text:tab/>11.2931259290487<text:tab/>8.81857496807356</text:p>
      <text:p text:style-name="P1">Birc7<text:tab/>0.103933771121142<text:tab/>0.10330493628222<text:tab/>0.0979952785205257<text:tab/>0.101020019074265<text:tab/>0.0959986064385136</text:p>
      <text:p text:style-name="P1">Bivm<text:tab/>11.9849914806016<text:tab/>3.89443076266751<text:tab/>1.34647352302277<text:tab/>15.8846697299364<text:tab/>7.17195492007327</text:p>
      <text:p text:style-name="P1">Blcap<text:tab/>23.979931309772<text:tab/>31.6366812063817<text:tab/>26.2369261492082<text:tab/>39.7587463964006<text:tab/>31.1547546144676</text:p>
      <text:p text:style-name="P1">Bles03<text:tab/>23.8209177977965<text:tab/>17.0011169379156<text:tab/>11.9537001021613<text:tab/>38.0038049034724<text:tab/>14.2360741483379</text:p>
      <text:p text:style-name="P1">Blk<text:tab/>0.102848712436226<text:tab/>0.103047115320023<text:tab/>0.0971429730628457<text:tab/>0.155651371156578<text:tab/>0.0949137222807789</text:p>
      <text:p text:style-name="P1">Blmh<text:tab/>26.4736253044577<text:tab/>27.2925254507394<text:tab/>19.1387207230077<text:tab/>39.9351439374544<text:tab/>27.3056421627683</text:p>
      <text:p text:style-name="P1">Blnk<text:tab/>0.104123199457258<text:tab/>0.103740783267879<text:tab/>0.0981639767129164<text:tab/>0.101537660096579<text:tab/>0.109116005166813</text:p>
      <text:p text:style-name="P1">Bloc1s1<text:tab/>82.243317393625<text:tab/>83.9537343250783<text:tab/>63.9843110945986<text:tab/>136.177835964803<text:tab/>144.341915242168</text:p>
      <text:p text:style-name="P1">Bloc1s2<text:tab/>49.4806464751769<text:tab/>52.8489335232787<text:tab/>46.7179768030307<text:tab/>77.5163055179851<text:tab/>68.3527875381466</text:p>
      <text:p text:style-name="P1">Bloc1s4<text:tab/>9.37830311174541<text:tab/>22.4229146441096<text:tab/>13.2826007249745<text:tab/>14.6125668806265<text:tab/>12.931735998493</text:p>
      <text:p text:style-name="P1">Bloc1s5<text:tab/>11.4803314554079<text:tab/>5.60469241874821<text:tab/>5.69465177131799<text:tab/>13.1154098024668<text:tab/>10.6553813211956</text:p>
      <text:p text:style-name="P1">Bloc1s6<text:tab/>15.7697862988953<text:tab/>11.4492937633247<text:tab/>7.66849464091581<text:tab/>20.7247167538128<text:tab/>13.9952349052187</text:p>
      <text:p text:style-name="P1">Blvra<text:tab/>17.7613739766514<text:tab/>15.8800009101768<text:tab/>14.4345402348071<text:tab/>39.4007736960558<text:tab/>26.8627875619092</text:p>
      <text:p text:style-name="P1">Blvrb<text:tab/>33.9856327785116<text:tab/>36.9521722259613<text:tab/>29.1916747287123<text:tab/>153.508497759958<text:tab/>127.340947926993</text:p>
      <text:p text:style-name="P1">Blzf1<text:tab/>7.10193383658909<text:tab/>4.87207266375799<text:tab/>3.05861486990373<text:tab/>10.6549299564856<text:tab/>4.86821383426653</text:p>
      <text:p text:style-name="P1">Bmf<text:tab/>4.0522094909809<text:tab/>0.288964068464703<text:tab/>0.112821332835386<text:tab/>8.9421080294457<text:tab/>1.15107602252029</text:p>
      <text:p text:style-name="P1">Bmi1<text:tab/>26.205225642075<text:tab/>21.4498185139829<text:tab/>11.1300250230465<text:tab/>30.6713208843518<text:tab/>15.2792098409016</text:p>
      <text:p text:style-name="P1">Bmp1<text:tab/>40.931080429007<text:tab/>36.6422878805011<text:tab/>37.2932103769883<text:tab/>50.3932943175604<text:tab/>24.4190075220045</text:p>
      <text:p text:style-name="P1">Bmp10<text:tab/>0.103933771121142<text:tab/>0.10330493628222<text:tab/>0.0979952785205257<text:tab/>0.101020019074265<text:tab/>0.0959986064385136</text:p>
      <text:p text:style-name="P1">Bmp15<text:tab/>0.103933771121142<text:tab/>0.10330493628222<text:tab/>0.0979952785205257<text:tab/>0.101020019074265<text:soft-page-break/><text:tab/>0.0959986064385136</text:p>
      <text:p text:style-name="P1">Bmp2<text:tab/>0.892075920901512<text:tab/>8.19790012345684<text:tab/>5.75779796595199<text:tab/>1.02875929318455<text:tab/>1.64965691123615</text:p>
      <text:p text:style-name="P1">Bmp3<text:tab/>15.5122060682983<text:tab/>6.48096383070053<text:tab/>2.8133930881096<text:tab/>5.11722143744172<text:tab/>1.21787481390309</text:p>
      <text:p text:style-name="P1">Bmp4<text:tab/>117.165773579504<text:tab/>73.537172720267<text:tab/>30.1322657225808<text:tab/>39.0751820578415<text:tab/>23.4553601349527</text:p>
      <text:p text:style-name="P1">Bmp5<text:tab/>0.103933771121142<text:tab/>0.10330493628222<text:tab/>0.0979952785205257<text:tab/>0.101020019074265<text:tab/>0.0959986064385136</text:p>
      <text:p text:style-name="P1">Bmp6<text:tab/>0.783320556849216<text:tab/>0.443880626899099<text:tab/>0.41036150722311<text:tab/>0.208401793576462<text:tab/>0.13995721844588</text:p>
      <text:p text:style-name="P1">Bmp7<text:tab/>0.0977314095604099<text:tab/>1.16876818290728<text:tab/>0.0923821729316872<text:tab/>0.0968711671372738<text:tab/>0.107569342490856</text:p>
      <text:p text:style-name="P1">Bmp8a<text:tab/>0.680134855472948<text:tab/>0.108355761610825<text:tab/>0.320599689775023<text:tab/>0.215008602424333<text:tab/>0.138989406604449</text:p>
      <text:p text:style-name="P1">Bmper<text:tab/>20.8040838468376<text:tab/>27.4980491414828<text:tab/>3.60061224052201<text:tab/>8.50384890334661<text:tab/>0.507540705925434</text:p>
      <text:p text:style-name="P1">Bmpr1a<text:tab/>28.9554958977354<text:tab/>17.5614394752387<text:tab/>14.174624345808<text:tab/>24.9914791106452<text:tab/>15.5136521759883</text:p>
      <text:p text:style-name="P1">Bmpr1b<text:tab/>0.33230114701172<text:tab/>1.73024345696542<text:tab/>0.721400243845092<text:tab/>0.123855866452831<text:tab/>0.123811830376773</text:p>
      <text:p text:style-name="P1">Bmpr2<text:tab/>17.0042451031079<text:tab/>21.8374626808525<text:tab/>14.0598017352884<text:tab/>19.2979588817363<text:tab/>8.95834046016017</text:p>
      <text:p text:style-name="P1">Bms1<text:tab/>24.5969331494598<text:tab/>21.193545113749<text:tab/>20.0564786236496<text:tab/>26.6638425478694<text:tab/>21.3603097413153</text:p>
      <text:p text:style-name="P1">Bmx<text:tab/>0.404747750498892<text:tab/>0.105631766354941<text:tab/>0.0977127680475646<text:tab/>0.103612236945846<text:tab/>0.0952049140359663</text:p>
      <text:p text:style-name="P1">Bmyc<text:tab/>9.46794414963177<text:tab/>6.41072543864129<text:tab/>2.2608534459485<text:tab/>12.127826508271<text:tab/>6.66433366219088</text:p>
      <text:p text:style-name="P1">Bnc1<text:tab/>0.103933771121142<text:tab/>0.10330493628222<text:tab/>0.0979952785205257<text:tab/>0.101020019074265<text:tab/>0.0959986064385136</text:p>
      <text:p text:style-name="P1">Bnc2<text:tab/>0.317116103785991<text:tab/>1.17249826715138<text:tab/>0.0977800171834902<text:tab/>0.445363324247304<text:tab/>0.264783602594246</text:p>
      <text:p text:style-name="P1">Bnip1<text:tab/>12.1235465182953<text:tab/>10.9607397549508<text:tab/>6.46058489531623<text:tab/>22.7703437533986<text:tab/>8.45242750218916</text:p>
      <text:p text:style-name="P1">Bnip2<text:tab/>73.7623939974095<text:tab/>85.0375009644106<text:tab/>74.9326472979777<text:tab/>98.9195130010329<text:tab/>83.9531768320538</text:p>
      <text:p text:style-name="P1">Bnip3<text:tab/>26.1441217149083<text:tab/>13.8979875730057<text:tab/>17.9727513385833<text:tab/>43.2758195421703<text:tab/>24.4005548807953</text:p>
      <text:p text:style-name="P1">Bnip3l<text:tab/>54.7391370117489<text:tab/>36.998470084651<text:tab/>45.6593132655942<text:tab/>70.9171012824406<text:tab/>57.0900725763478</text:p>
      <text:p text:style-name="P1">Bnipl<text:tab/>0.196722065785755<text:tab/>0.14714332769436<text:tab/>0.0938911740893325<text:tab/>0.548374282147795<text:tab/>0.116995517400065</text:p>
      <text:p text:style-name="P1">Bod1<text:tab/>20.6456371225008<text:tab/>26.0430185764941<text:tab/>17.5104260631496<text:tab/>22.8632933522446<text:tab/>11.1920118174072</text:p>
      <text:p text:style-name="P1">Bok<text:tab/>12.7932941562122<text:tab/>22.5092997127591<text:tab/>8.90063798939966<text:tab/>12.2853597750872<text:tab/>6.49231987266591</text:p>
      <text:p text:style-name="P1">Bola1<text:tab/>14.2446468256508<text:tab/>15.3939050697733<text:tab/>13.8016989725242<text:tab/>23.2173212973038<text:tab/>41.0179468012145</text:p>
      <text:p text:style-name="P1">Bola3<text:tab/>30.0484114459875<text:tab/>27.7776633342572<text:tab/>19.6538105108394<text:tab/>50.2030608463264<text:tab/>39.5096426347324</text:p>
      <text:p text:style-name="P1">Boll<text:tab/>0.103933771121142<text:tab/>0.10330493628222<text:tab/>0.0979952785205257<text:tab/>0.101020019074265<text:tab/>0.0959986064385136</text:p>
      <text:p text:style-name="P1">Bop1<text:tab/>17.2548285362163<text:tab/>16.0366207216766<text:tab/>19.3937786712126<text:tab/>24.6688399864663<text:tab/>31.9035139870823</text:p>
      <text:p text:style-name="P1">Bora<text:tab/>5.32085866862302<text:tab/>2.50745575486437<text:tab/>3.04970880064759<text:tab/>2.79308342216909<text:tab/>1.61988111465803</text:p>
      <text:p text:style-name="P1">Bpgm<text:tab/>19.3650490789169<text:tab/>20.2104105925577<text:tab/>10.3996162981918<text:tab/>22.4952001703794<text:tab/>10.1967453793031</text:p>
      <text:p text:style-name="P1"><text:soft-page-break/>Bphl<text:tab/>3.26455404261539<text:tab/>2.1067859971422<text:tab/>1.51498358205525<text:tab/>4.85324007939807<text:tab/>1.5191754959172</text:p>
      <text:p text:style-name="P1">Bpi<text:tab/>0.103933771121142<text:tab/>0.10330493628222<text:tab/>0.0979952785205257<text:tab/>0.101020019074265<text:tab/>0.0959986064385136</text:p>
      <text:p text:style-name="P1">Bpifa1<text:tab/>0.103933771121142<text:tab/>0.10330493628222<text:tab/>0.0979952785205257<text:tab/>0.101020019074265<text:tab/>0.0959986064385136</text:p>
      <text:p text:style-name="P1">Bpifa2<text:tab/>0.103933771121142<text:tab/>0.10330493628222<text:tab/>0.0979952785205257<text:tab/>0.101020019074265<text:tab/>0.0959986064385136</text:p>
      <text:p text:style-name="P1">Bpifa2f<text:tab/>0.103933771121142<text:tab/>0.10330493628222<text:tab/>0.0979952785205257<text:tab/>0.101020019074265<text:tab/>0.0959986064385136</text:p>
      <text:p text:style-name="P1">Bpifa3<text:tab/>0.103933771121142<text:tab/>0.10330493628222<text:tab/>0.0979952785205257<text:tab/>0.101020019074265<text:tab/>0.0959986064385136</text:p>
      <text:p text:style-name="P1">Bpifa5<text:tab/>0.103933771121142<text:tab/>0.10330493628222<text:tab/>0.0979952785205257<text:tab/>0.101020019074265<text:tab/>0.0959986064385136</text:p>
      <text:p text:style-name="P1">Bpifb1<text:tab/>0.105494972659997<text:tab/>0.492128801404531<text:tab/>0.0984671774449633<text:tab/>0.106380590223516<text:tab/>0.118126530047944</text:p>
      <text:p text:style-name="P1">Bpifb2<text:tab/>0.103933771121142<text:tab/>0.10330493628222<text:tab/>0.0979952785205257<text:tab/>0.101020019074265<text:tab/>0.0959986064385136</text:p>
      <text:p text:style-name="P1">Bpifb3<text:tab/>0.103933771121142<text:tab/>0.10330493628222<text:tab/>0.0979952785205257<text:tab/>0.101020019074265<text:tab/>0.0959986064385136</text:p>
      <text:p text:style-name="P1">Bpifb4<text:tab/>0.104093621408573<text:tab/>0.103670305453209<text:tab/>0.0981364320854466<text:tab/>0.101453649352755<text:tab/>0.106652327887212</text:p>
      <text:p text:style-name="P1">Bpifb6<text:tab/>0.103933771121142<text:tab/>0.10330493628222<text:tab/>0.0979952785205257<text:tab/>0.101020019074265<text:tab/>0.0959986064385136</text:p>
      <text:p text:style-name="P1">Bpifc<text:tab/>0.103550201386656<text:tab/>0.134134156764703<text:tab/>0.137113887066411<text:tab/>0.131258317342515<text:tab/>0.139224370919744</text:p>
      <text:p text:style-name="P1">Bpnt1<text:tab/>15.4848240559977<text:tab/>13.4278675244777<text:tab/>15.5944034212399<text:tab/>16.6982073055408<text:tab/>27.0216827014794</text:p>
      <text:p text:style-name="P1">Brap<text:tab/>14.2067515646932<text:tab/>16.7665990693772<text:tab/>21.5921372333236<text:tab/>20.9707691824003<text:tab/>24.5301341323495</text:p>
      <text:p text:style-name="P1">Brca1<text:tab/>3.39215793249598<text:tab/>1.36835735110604<text:tab/>0.713484543919308<text:tab/>1.79559407463014<text:tab/>0.443081178811781</text:p>
      <text:p text:style-name="P1">Brca2<text:tab/>1.30581721450677<text:tab/>0.528778794997624<text:tab/>0.445030927209813<text:tab/>0.600258269285128<text:tab/>0.247429503163183</text:p>
      <text:p text:style-name="P1">Brcc3<text:tab/>7.97499478728691<text:tab/>5.24214741662613<text:tab/>6.34410458332866<text:tab/>12.6300129514385<text:tab/>8.56355573162677</text:p>
      <text:p text:style-name="P1">Brd1<text:tab/>16.9878363850054<text:tab/>17.1775353821232<text:tab/>16.0548413340081<text:tab/>18.3486166865249<text:tab/>13.9445978407859</text:p>
      <text:p text:style-name="P1">Brd2<text:tab/>0.711110546169151<text:tab/>1.28255876599424<text:tab/>3.33013306132445<text:tab/>0.954838537507409<text:tab/>6.83523222831867</text:p>
      <text:p text:style-name="P1">Brd3<text:tab/>26.0607346255731<text:tab/>12.5762049032053<text:tab/>19.6783087460923<text:tab/>24.4957644546531<text:tab/>18.4570472407848</text:p>
      <text:p text:style-name="P1">Brd4<text:tab/>23.9407888845293<text:tab/>24.3968403170291<text:tab/>20.4546351733221<text:tab/>32.8699607319765<text:tab/>30.8465335294629</text:p>
      <text:p text:style-name="P1">Brd7<text:tab/>46.2911717933163<text:tab/>46.4663652184171<text:tab/>38.2822551724407<text:tab/>73.0333609633683<text:tab/>59.4908473671434</text:p>
      <text:p text:style-name="P1">Brd8<text:tab/>21.3499703611554<text:tab/>9.48041563500853<text:tab/>7.59437137217017<text:tab/>23.7197218657453<text:tab/>15.6812584931846</text:p>
      <text:p text:style-name="P1">Brd9<text:tab/>20.6559702492586<text:tab/>18.7471326191801<text:tab/>10.033046509013<text:tab/>18.8164843557278<text:tab/>8.470084797822</text:p>
      <text:p text:style-name="P1">Brdt<text:tab/>0.103933771121142<text:tab/>0.10330493628222<text:tab/>0.0979952785205257<text:tab/>0.101020019074265<text:tab/>0.0959986064385136</text:p>
      <text:p text:style-name="P1">Bre<text:tab/>21.5963339508903<text:tab/>25.1149977728137<text:tab/>19.4062254137737<text:tab/>30.4878882311688<text:tab/>21.8877349882045</text:p>
      <text:p text:style-name="P1">Brf1<text:tab/>14.5261853156585<text:tab/>12.4260110907553<text:tab/>21.3280106545519<text:tab/>19.2787975849952<text:tab/>29.6185989447686</text:p>
      <text:p text:style-name="P1">Brf2<text:tab/>7.76815531077587<text:tab/>9.21073777565083<text:tab/>6.31980931295598<text:tab/>12.6239193056328<text:tab/>10.7825546985951</text:p>
      <text:p text:style-name="P1">Bri3<text:tab/>201.760720344221<text:tab/>186.993731260929<text:tab/>157.473846672224<text:tab/>233.684299611974<text:soft-page-break/><text:tab/>192.90394762355</text:p>
      <text:p text:style-name="P1">Bri3bp<text:tab/>12.7105650452051<text:tab/>20.9260082318955<text:tab/>17.7205249565206<text:tab/>26.4466626537301<text:tab/>16.8086767506605</text:p>
      <text:p text:style-name="P1">Brinp1<text:tab/>0.103933771121142<text:tab/>0.10330493628222<text:tab/>0.0979952785205257<text:tab/>0.101020019074265<text:tab/>0.0959986064385136</text:p>
      <text:p text:style-name="P1">Brinp2<text:tab/>0.104227790613233<text:tab/>0.111203554515714<text:tab/>0.0980829298051884<text:tab/>0.112545522476281<text:tab/>0.0959695551676951</text:p>
      <text:p text:style-name="P1">Brinp3<text:tab/>0.103820142955347<text:tab/>0.103768037440696<text:tab/>0.0977482476762663<text:tab/>0.135941995408658<text:tab/>0.095539225838036</text:p>
      <text:p text:style-name="P1">Brix1<text:tab/>22.1764855237856<text:tab/>32.3693353564807<text:tab/>23.7018592231811<text:tab/>22.9013737005866<text:tab/>27.1472702047219</text:p>
      <text:p text:style-name="P1">Brk1<text:tab/>95.5309510592503<text:tab/>102.481512892724<text:tab/>79.3583330985795<text:tab/>135.478541885008<text:tab/>120.130240804105</text:p>
      <text:p text:style-name="P1">Brms1<text:tab/>0.131447163494824<text:tab/>0.185563473654389<text:tab/>0.185552452948692<text:tab/>0.152819549181095<text:tab/>0.094534414757189</text:p>
      <text:p text:style-name="P1">Brms1l<text:tab/>4.15490640026374<text:tab/>2.02384016578318<text:tab/>3.33351303430109<text:tab/>5.5495302560396<text:tab/>3.45973342357248</text:p>
      <text:p text:style-name="P1">Brox<text:tab/>28.7253842737069<text:tab/>22.8775134375476<text:tab/>18.3025441198529<text:tab/>39.0268123180035<text:tab/>29.1741432152911</text:p>
      <text:p text:style-name="P1">Brpf1<text:tab/>9.76299463609864<text:tab/>12.8288327647168<text:tab/>9.76742718546202<text:tab/>13.038930768536<text:tab/>7.14996275299354</text:p>
      <text:p text:style-name="P1">Brpf3<text:tab/>5.69973640847136<text:tab/>8.86152520460039<text:tab/>5.57395362835381<text:tab/>11.2673970211355<text:tab/>7.32409260720799</text:p>
      <text:p text:style-name="P1">Brs3<text:tab/>0.103933771121142<text:tab/>0.10330493628222<text:tab/>0.0979952785205257<text:tab/>0.101020019074265<text:tab/>0.0959986064385136</text:p>
      <text:p text:style-name="P1">Brsk1<text:tab/>6.44860210195863<text:tab/>9.58829123345727<text:tab/>1.43279852192733<text:tab/>12.8937177022182<text:tab/>2.92573215093181</text:p>
      <text:p text:style-name="P1">Bscl2<text:tab/>22.4564117234259<text:tab/>21.7012555248589<text:tab/>17.0090684324541<text:tab/>40.754534215646<text:tab/>23.4191005299628</text:p>
      <text:p text:style-name="P1">Bsdc1<text:tab/>21.4855046870096<text:tab/>13.514891513208<text:tab/>13.5948925879841<text:tab/>30.9474898256627<text:tab/>23.666592742591</text:p>
      <text:p text:style-name="P1">Bsg<text:tab/>530.151125314655<text:tab/>591.150494976193<text:tab/>595.619391046881<text:tab/>819.224214776018<text:tab/>693.018975708387</text:p>
      <text:p text:style-name="P1">Bsn<text:tab/>0.104201544311995<text:tab/>0.110759864811848<text:tab/>0.101611033192596<text:tab/>0.111927822060774<text:tab/>0.111338497151976</text:p>
      <text:p text:style-name="P1">Bsnd<text:tab/>0.103933771121142<text:tab/>0.10330493628222<text:tab/>0.0979952785205257<text:tab/>0.101020019074265<text:tab/>0.0959986064385136</text:p>
      <text:p text:style-name="P1">Bspry<text:tab/>0.357416469738396<text:tab/>0.309224345981855<text:tab/>0.0979804470017767<text:tab/>0.398519715795844<text:tab/>0.186740202163455</text:p>
      <text:p text:style-name="P1">Bst1<text:tab/>0.625824053637478<text:tab/>1.63187535570478<text:tab/>0.928353045619207<text:tab/>2.14200019314928<text:tab/>0.228087356794798</text:p>
      <text:p text:style-name="P1">Bst2<text:tab/>11.0744137963246<text:tab/>19.9895946825376<text:tab/>6.831580157051<text:tab/>20.8016614560591<text:tab/>3.92360663437908</text:p>
      <text:p text:style-name="P1">Bsx<text:tab/>0.103933771121142<text:tab/>0.10330493628222<text:tab/>0.0979952785205257<text:tab/>0.101020019074265<text:tab/>0.0959986064385136</text:p>
      <text:p text:style-name="P1">Btaf1<text:tab/>7.21113705533664<text:tab/>13.6278564081283<text:tab/>12.8688241664983<text:tab/>8.99935298231421<text:tab/>11.6610211633609</text:p>
      <text:p text:style-name="P1">Btbd1<text:tab/>30.0767773828091<text:tab/>26.252674819587<text:tab/>27.5551073515586<text:tab/>44.2988764255385<text:tab/>25.5055388916036</text:p>
      <text:p text:style-name="P1">Btbd10<text:tab/>16.7651821024067<text:tab/>25.3732244819562<text:tab/>24.9117128098877<text:tab/>29.6607161100411<text:tab/>20.9457511517918</text:p>
      <text:p text:style-name="P1">Btbd16<text:tab/>0.103983573883866<text:tab/>0.120959551857805<text:tab/>0.0979212887705815<text:tab/>0.101396206109353<text:tab/>0.0958316237870243</text:p>
      <text:p text:style-name="P1">Btbd17<text:tab/>0.104055937275504<text:tab/>0.112075833054476<text:tab/>0.0980687288152018<text:tab/>0.101349833128607<text:tab/>0.0960229686393119</text:p>
      <text:p text:style-name="P1">Btbd3<text:tab/>5.31135955879212<text:tab/>2.95674541979716<text:tab/>2.21930959300898<text:tab/>6.7426964065437<text:tab/>3.42016980263516</text:p>
      <text:p text:style-name="P1">Btbd6<text:tab/>20.7632179749833<text:tab/>10.3848551368916<text:tab/>17.557368755947<text:tab/>28.5783251899761<text:tab/>18.4252738217574</text:p>
      <text:p text:style-name="P1"><text:soft-page-break/>Btbd7<text:tab/>10.3469167776289<text:tab/>12.8452898548902<text:tab/>9.97885779891149<text:tab/>14.3283212849826<text:tab/>8.00242418827911</text:p>
      <text:p text:style-name="P1">Btbd9<text:tab/>3.29267216399566<text:tab/>4.78607339178998<text:tab/>2.8860483858459<text:tab/>6.29376506196097<text:tab/>3.64457147860689</text:p>
      <text:p text:style-name="P1">Btc<text:tab/>7.13251710929745<text:tab/>3.72129285587985<text:tab/>0.810467346460966<text:tab/>2.72520204523008<text:tab/>0.570575116903841</text:p>
      <text:p text:style-name="P1">Btd<text:tab/>21.8785614840671<text:tab/>18.438876832787<text:tab/>20.7359754720385<text:tab/>32.5097314661344<text:tab/>13.7002908732655</text:p>
      <text:p text:style-name="P1">Btf3<text:tab/>289.517166972251<text:tab/>325.776853191925<text:tab/>280.433711555625<text:tab/>359.101747043033<text:tab/>240.077171426044</text:p>
      <text:p text:style-name="P1">Btg1<text:tab/>352.658112737611<text:tab/>119.665566222488<text:tab/>233.095835762416<text:tab/>201.612765084289<text:tab/>275.346504011476</text:p>
      <text:p text:style-name="P1">Btg2<text:tab/>21.7638601756021<text:tab/>125.445020129393<text:tab/>88.6361067328921<text:tab/>29.9004250047265<text:tab/>43.3549779948422</text:p>
      <text:p text:style-name="P1">Btg3<text:tab/>73.7721258429669<text:tab/>102.106908896066<text:tab/>46.0972721905957<text:tab/>127.424404385901<text:tab/>59.0021498090606</text:p>
      <text:p text:style-name="P1">Btg4<text:tab/>0.104428667728267<text:tab/>0.104133585996098<text:tab/>0.0982246866138149<text:tab/>0.126300403355082<text:tab/>0.0960914570950663</text:p>
      <text:p text:style-name="P1">Btk<text:tab/>0.248481733945597<text:tab/>1.87878979912857<text:tab/>0.137958143901177<text:tab/>0.134471280493581<text:tab/>0.0888231854192388</text:p>
      <text:p text:style-name="P1">Btla<text:tab/>0.103618985202134<text:tab/>0.18970671891271<text:tab/>0.0976164495301122<text:tab/>0.141726076066758<text:tab/>0.095226926613928</text:p>
      <text:p text:style-name="P1">Btn1a1<text:tab/>0.209290074815044<text:tab/>0.169065222666422<text:tab/>0.0988982129116458<text:tab/>0.166452855701321<text:tab/>0.122316309318224</text:p>
      <text:p text:style-name="P1">Btn3a2<text:tab/>0.103933771121142<text:tab/>0.10330493628222<text:tab/>0.0979952785205257<text:tab/>0.101020019074265<text:tab/>0.0959986064385136</text:p>
      <text:p text:style-name="P1">Btnl2<text:tab/>0.103933771121142<text:tab/>0.10330493628222<text:tab/>0.0979952785205257<text:tab/>0.101020019074265<text:tab/>0.0959986064385136</text:p>
      <text:p text:style-name="P1">Btnl3<text:tab/>0.103933771121142<text:tab/>0.10330493628222<text:tab/>0.0979952785205257<text:tab/>0.101020019074265<text:tab/>0.0959986064385136</text:p>
      <text:p text:style-name="P1">Btnl5<text:tab/>0.103933771121142<text:tab/>0.10330493628222<text:tab/>0.0979952785205257<text:tab/>0.101020019074265<text:tab/>0.0959986064385136</text:p>
      <text:p text:style-name="P1">Btnl7<text:tab/>0.103933771121142<text:tab/>0.10330493628222<text:tab/>0.0979952785205257<text:tab/>0.101020019074265<text:tab/>0.0959986064385136</text:p>
      <text:p text:style-name="P1">Btnl8<text:tab/>0.103933771121142<text:tab/>0.10330493628222<text:tab/>0.0979952785205257<text:tab/>0.101020019074265<text:tab/>0.0959986064385136</text:p>
      <text:p text:style-name="P1">Btrc<text:tab/>8.33269778498543<text:tab/>6.99028069347635<text:tab/>5.69646555022958<text:tab/>16.2908880367239<text:tab/>8.30119047074866</text:p>
      <text:p text:style-name="P1">Bub1<text:tab/>13.7647075184048<text:tab/>12.3633199209508<text:tab/>5.18525374486547<text:tab/>5.79198896942721<text:tab/>1.09418597177612</text:p>
      <text:p text:style-name="P1">Bub1b<text:tab/>10.3130949861442<text:tab/>5.86128869081726<text:tab/>2.08707195380274<text:tab/>4.0900832999148<text:tab/>0.266129104050695</text:p>
      <text:p text:style-name="P1">Bub3<text:tab/>54.1050402343259<text:tab/>57.2530698710596<text:tab/>52.1526763934573<text:tab/>66.7630916985486<text:tab/>73.3590679880698</text:p>
      <text:p text:style-name="P1">Bud13<text:tab/>7.0352812795791<text:tab/>11.5441629095918<text:tab/>8.65311329644165<text:tab/>9.65240081704933<text:tab/>9.76435978856605</text:p>
      <text:p text:style-name="P1">Bud31<text:tab/>106.109388662605<text:tab/>152.124532791213<text:tab/>140.049895669533<text:tab/>165.452080491076<text:tab/>169.826441703875</text:p>
      <text:p text:style-name="P1">Bves<text:tab/>23.0379480157327<text:tab/>23.0719642063446<text:tab/>14.271497636932<text:tab/>5.99422869658288<text:tab/>4.85079571445823</text:p>
      <text:p text:style-name="P1">Bysl<text:tab/>24.1589984522869<text:tab/>34.9666238316174<text:tab/>20.5138944877387<text:tab/>34.001098866262<text:tab/>37.6298032932212</text:p>
      <text:p text:style-name="P1">Bzw1<text:tab/>91.6675440488836<text:tab/>178.32742759814<text:tab/>174.577691320139<text:tab/>113.684570558424<text:tab/>123.643469861249</text:p>
      <text:p text:style-name="P1">Bzw2<text:tab/>59.9982628907601<text:tab/>83.5909549976494<text:tab/>101.443413074564<text:tab/>128.896088972307<text:tab/>92.8160642420566</text:p>
      <text:p text:style-name="P1">C1d<text:tab/>5.76030092894081<text:tab/>6.34098990601449<text:tab/>0.844241483734967<text:tab/>9.3511360076834<text:tab/>3.0332020737932</text:p>
      <text:p text:style-name="P1">C1galt1<text:tab/>7.67143187174443<text:tab/>8.66536464261756<text:tab/>11.3917517435654<text:tab/>14.1177594934539<text:soft-page-break/><text:tab/>17.4740024327738</text:p>
      <text:p text:style-name="P1">C1galt1c1<text:tab/>20.4846301210881<text:tab/>21.6520580841863<text:tab/>9.67032573354713<text:tab/>44.4998952946142<text:tab/>15.391009538393</text:p>
      <text:p text:style-name="P1">C1qa<text:tab/>0.103933771121142<text:tab/>0.10330493628222<text:tab/>0.0979952785205257<text:tab/>0.101020019074265<text:tab/>0.0959986064385136</text:p>
      <text:p text:style-name="P1">C1qb<text:tab/>0.103933771121142<text:tab/>0.10330493628222<text:tab/>0.0979952785205257<text:tab/>0.101020019074265<text:tab/>0.0959986064385136</text:p>
      <text:p text:style-name="P1">C1qbp<text:tab/>206.795868871504<text:tab/>256.884319990048<text:tab/>183.475425924026<text:tab/>260.845618685063<text:tab/>268.019793307349</text:p>
      <text:p text:style-name="P1">C1qc<text:tab/>0.103933771121142<text:tab/>0.10330493628222<text:tab/>0.0979952785205257<text:tab/>0.101020019074265<text:tab/>0.0959986064385136</text:p>
      <text:p text:style-name="P1">C1ql1<text:tab/>0.298703102424651<text:tab/>1.73466553088293<text:tab/>0.514846273275913<text:tab/>0.162655971697367<text:tab/>0.179424130446654</text:p>
      <text:p text:style-name="P1">C1ql2<text:tab/>0.103933771121142<text:tab/>0.10330493628222<text:tab/>0.0979952785205257<text:tab/>0.101020019074265<text:tab/>0.0959986064385136</text:p>
      <text:p text:style-name="P1">C1ql3<text:tab/>2.03322968792727<text:tab/>2.76145742211213<text:tab/>0.6141739636726<text:tab/>10.7476102007795<text:tab/>0.941279273824263</text:p>
      <text:p text:style-name="P1">C1ql4<text:tab/>0.265225754036047<text:tab/>0.492648322026234<text:tab/>0.095653599459875<text:tab/>0.507443767619806<text:tab/>0.119415451696082</text:p>
      <text:p text:style-name="P1">C1qtnf1<text:tab/>9.66537766238402<text:tab/>5.58569984549578<text:tab/>2.05523984819147<text:tab/>11.4845587657529<text:tab/>0.4810114284686</text:p>
      <text:p text:style-name="P1">C1qtnf2<text:tab/>32.3839468361077<text:tab/>20.1126617603794<text:tab/>3.07451462409742<text:tab/>33.0714355416412<text:tab/>2.89833340915885</text:p>
      <text:p text:style-name="P1">C1qtnf3<text:tab/>0.122178570132037<text:tab/>0.14277653061022<text:tab/>0.14572221296503<text:tab/>0.104185762103312<text:tab/>0.107839609222059</text:p>
      <text:p text:style-name="P1">C1qtnf4<text:tab/>0.103933771121142<text:tab/>0.10330493628222<text:tab/>0.0979952785205257<text:tab/>0.101020019074265<text:tab/>0.0959986064385136</text:p>
      <text:p text:style-name="P1">C1qtnf5<text:tab/>41.9024098120094<text:tab/>34.5473932277571<text:tab/>17.3666238426184<text:tab/>40.7894702782665<text:tab/>1.21714792161412</text:p>
      <text:p text:style-name="P1">C1qtnf6<text:tab/>22.0283944944149<text:tab/>16.1891392523089<text:tab/>6.36788746882431<text:tab/>23.6223414469693<text:tab/>4.09419860854831</text:p>
      <text:p text:style-name="P1">C1qtnf7<text:tab/>1.27678502230111<text:tab/>1.40103142936377<text:tab/>0.325622266545326<text:tab/>0.121725109757572<text:tab/>0.0870736030041921</text:p>
      <text:p text:style-name="P1">C1qtnf9<text:tab/>0.103933771121142<text:tab/>0.10330493628222<text:tab/>0.0979952785205257<text:tab/>0.101020019074265<text:tab/>0.0959986064385136</text:p>
      <text:p text:style-name="P1">C1r<text:tab/>199.828742337214<text:tab/>193.03636709745<text:tab/>142.194153242504<text:tab/>154.438447684153<text:tab/>15.4262631019532</text:p>
      <text:p text:style-name="P1">C1rl<text:tab/>1.84035461054554<text:tab/>2.72816138580061<text:tab/>1.31458528860726<text:tab/>3.30012312388972<text:tab/>0.225640056429819</text:p>
      <text:p text:style-name="P1">C1s<text:tab/>24.1307037756125<text:tab/>22.5886670280039<text:tab/>16.0313132545628<text:tab/>11.3647204774665<text:tab/>1.97277819467426</text:p>
      <text:p text:style-name="P1">C2<text:tab/>1.12478095476646<text:tab/>0.674261519229533<text:tab/>0.947885367577134<text:tab/>0.467069985506303<text:tab/>0.485458204296344</text:p>
      <text:p text:style-name="P1">C2cd2<text:tab/>28.4609166622394<text:tab/>16.9430944590147<text:tab/>20.1506489891417<text:tab/>21.7876700437922<text:tab/>20.22001166739</text:p>
      <text:p text:style-name="P1">C2cd2l<text:tab/>9.98453559367376<text:tab/>10.5662559910103<text:tab/>22.4846727810815<text:tab/>18.1762207353346<text:tab/>22.2248788829649</text:p>
      <text:p text:style-name="P1">C2cd3<text:tab/>3.99214222379867<text:tab/>2.29077037062217<text:tab/>1.03018038003742<text:tab/>4.58528382103852<text:tab/>2.08278460751514</text:p>
      <text:p text:style-name="P1">C2cd4c<text:tab/>0.283288496721922<text:tab/>0.222866316905801<text:tab/>0.491571275807899<text:tab/>2.90947603986506<text:tab/>0.661561474230122</text:p>
      <text:p text:style-name="P1">C2cd5<text:tab/>4.43320649545628<text:tab/>2.68920747069984<text:tab/>2.01745206045694<text:tab/>3.56034088080232<text:tab/>1.38316381159424</text:p>
      <text:p text:style-name="P1">C3<text:tab/>0.120112570970593<text:tab/>0.152375354676258<text:tab/>0.0958677712237199<text:tab/>0.20672578337734<text:tab/>0.140889329544503</text:p>
      <text:p text:style-name="P1">C3ar1<text:tab/>0.103933771121142<text:tab/>0.10330493628222<text:tab/>0.0979952785205257<text:tab/>0.101020019074265<text:tab/>0.0959986064385136</text:p>
      <text:p text:style-name="P1">C4a<text:tab/>0.186505881004165<text:tab/>0.205890220808439<text:tab/>0.246533856756557<text:tab/>0.215941186814518<text:tab/>0.114379418630747</text:p>
      <text:p text:style-name="P1"><text:soft-page-break/>C4b<text:tab/>0.105053364672362<text:tab/>0.126625626323512<text:tab/>0.128285222185491<text:tab/>0.140157458174886<text:tab/>0.120944500041976</text:p>
      <text:p text:style-name="P1">C4bpa<text:tab/>0.104546123355682<text:tab/>0.104479737455509<text:tab/>0.0984801457505369<text:tab/>0.102352150628966<text:tab/>0.121228398719174</text:p>
      <text:p text:style-name="P1">C4bpb<text:tab/>0.106081555683554<text:tab/>0.170365652873382<text:tab/>0.0993642588071731<text:tab/>0.129760422405814<text:tab/>0.189217695692373</text:p>
      <text:p text:style-name="P1">C5ar1<text:tab/>0.103933771121142<text:tab/>0.10330493628222<text:tab/>0.0979952785205257<text:tab/>0.101020019074265<text:tab/>0.0959986064385136</text:p>
      <text:p text:style-name="P1">C5ar2<text:tab/>0.0978719002468495<text:tab/>0.127867510646187<text:tab/>0.0911531699293382<text:tab/>2.47161396465767<text:tab/>0.525747558130943</text:p>
      <text:p text:style-name="P1">C6<text:tab/>0.135739618705236<text:tab/>0.112227720670505<text:tab/>0.106652965339416<text:tab/>0.10233501311814<text:tab/>0.0960698605866412</text:p>
      <text:p text:style-name="P1">C8a<text:tab/>0.103933771121142<text:tab/>0.10330493628222<text:tab/>0.0979952785205257<text:tab/>0.101020019074265<text:tab/>0.0959986064385136</text:p>
      <text:p text:style-name="P1">C8b<text:tab/>0.103933771121142<text:tab/>0.10330493628222<text:tab/>0.0979952785205257<text:tab/>0.101020019074265<text:tab/>0.0959986064385136</text:p>
      <text:p text:style-name="P1">C8g<text:tab/>3.21632300848095<text:tab/>1.83757851129048<text:tab/>1.96466355603454<text:tab/>4.06014779381772<text:tab/>2.74982307883137</text:p>
      <text:p text:style-name="P1">C9<text:tab/>0.103933771121142<text:tab/>0.10330493628222<text:tab/>0.0979952785205257<text:tab/>0.101020019074265<text:tab/>0.0959986064385136</text:p>
      <text:p text:style-name="P1">CB741658<text:tab/>0.103933771121142<text:tab/>0.10330493628222<text:tab/>0.0979952785205257<text:tab/>0.101020019074265<text:tab/>0.0959986064385136</text:p>
      <text:p text:style-name="P1">Caap1<text:tab/>6.83146225137462<text:tab/>7.14653280349691<text:tab/>9.10258540741969<text:tab/>10.5986926023787<text:tab/>11.6178899455334</text:p>
      <text:p text:style-name="P1">Cab39<text:tab/>30.178244112348<text:tab/>48.568834241262<text:tab/>36.181934440753<text:tab/>48.6766692881928<text:tab/>41.7319124386491</text:p>
      <text:p text:style-name="P1">Cab39l<text:tab/>13.411525624099<text:tab/>13.8038713188115<text:tab/>9.41534156650517<text:tab/>19.6222327099131<text:tab/>12.4712718350269</text:p>
      <text:p text:style-name="P1">Cabin1<text:tab/>7.6449908374062<text:tab/>12.2260083566341<text:tab/>3.20825868381742<text:tab/>14.934543569878<text:tab/>4.96385654803691</text:p>
      <text:p text:style-name="P1">Cables1<text:tab/>9.17420533350706<text:tab/>1.91894467503227<text:tab/>2.08028173756854<text:tab/>8.76406464410664<text:tab/>4.05415969378446</text:p>
      <text:p text:style-name="P1">Cabp1<text:tab/>10.470909750045<text:tab/>1.65414049434075<text:tab/>0.84597338917616<text:tab/>3.86785206359957<text:tab/>2.76229575444429</text:p>
      <text:p text:style-name="P1">Cabp4<text:tab/>1.39070670223779<text:tab/>0.308125068068279<text:tab/>0.22234169008168<text:tab/>1.60029106455908<text:tab/>0.401387048591491</text:p>
      <text:p text:style-name="P1">Cabp5<text:tab/>0.103933771121142<text:tab/>0.10330493628222<text:tab/>0.0979952785205257<text:tab/>0.101020019074265<text:tab/>0.0959986064385136</text:p>
      <text:p text:style-name="P1">Cabp7<text:tab/>0.710447146189601<text:tab/>0.51977424684563<text:tab/>0.701483243941206<text:tab/>1.53833033457584<text:tab/>0.775303943506472</text:p>
      <text:p text:style-name="P1">Cabs1<text:tab/>0.103933771121142<text:tab/>0.10330493628222<text:tab/>0.0979952785205257<text:tab/>0.101020019074265<text:tab/>0.0959986064385136</text:p>
      <text:p text:style-name="P1">Cabyr<text:tab/>0.41201742616738<text:tab/>0.781239360288822<text:tab/>0.433263697048286<text:tab/>0.428770056768767<text:tab/>0.283871081992053</text:p>
      <text:p text:style-name="P1">Cacfd1<text:tab/>9.00059268682918<text:tab/>7.4361150873414<text:tab/>9.82069212179305<text:tab/>11.6175087806649<text:tab/>11.8763063492198</text:p>
      <text:p text:style-name="P1">Cachd1<text:tab/>3.83124685289804<text:tab/>6.26428041059261<text:tab/>12.5447489619901<text:tab/>7.27443431913031<text:tab/>7.50586798895241</text:p>
      <text:p text:style-name="P1">Cacna1a<text:tab/>0.837173839505772<text:tab/>0.556793934442064<text:tab/>0.254984064159129<text:tab/>4.33124618062471<text:tab/>0.246617130244892</text:p>
      <text:p text:style-name="P1">Cacna1b<text:tab/>0.136308091240792<text:tab/>0.134354675137738<text:tab/>0.121090188753261<text:tab/>0.231498497934117<text:tab/>0.129848968011743</text:p>
      <text:p text:style-name="P1">Cacna1c<text:tab/>7.49181274931244<text:tab/>8.01411430620958<text:tab/>3.4845916021257<text:tab/>5.22962539717358<text:tab/>1.41044956703547</text:p>
      <text:p text:style-name="P1">Cacna1d<text:tab/>0.102366734546648<text:tab/>0.313575516666534<text:tab/>0.148502962877146<text:tab/>0.117107159290339<text:tab/>0.338114413617839</text:p>
      <text:p text:style-name="P1">Cacna1e<text:tab/>0.216288350000604<text:tab/>0.155880549956525<text:tab/>0.130507808316659<text:tab/>0.109001072497928<text:tab/>0.0988441086827374</text:p>
      <text:p text:style-name="P1">Cacna1f<text:tab/>0.103933771121142<text:tab/>0.10330493628222<text:tab/>0.0979952785205257<text:soft-page-break/><text:tab/>0.101020019074265<text:tab/>0.0959986064385136</text:p>
      <text:p text:style-name="P1">Cacna1g<text:tab/>0.4071026220806<text:tab/>0.230251983989297<text:tab/>0.11705949434833<text:tab/>0.692588056594215<text:tab/>0.162488976922273</text:p>
      <text:p text:style-name="P1">Cacna1h<text:tab/>0.104209521321712<text:tab/>0.10375482679675<text:tab/>0.112582927637062<text:tab/>0.101601736819629<text:tab/>0.0960805729637836</text:p>
      <text:p text:style-name="P1">Cacna1i<text:tab/>0.165027152825299<text:tab/>2.84761820675164<text:tab/>0.912522313346618<text:tab/>0.498623047810277<text:tab/>0.104258578991476</text:p>
      <text:p text:style-name="P1">Cacna1s<text:tab/>0.104307275919722<text:tab/>0.104074482773919<text:tab/>0.106071695480401<text:tab/>0.113762405253471<text:tab/>0.0960473292283025</text:p>
      <text:p text:style-name="P1">Cacna2d1<text:tab/>5.10397502062699<text:tab/>4.71400586128902<text:tab/>4.75239677531835<text:tab/>9.47953652331123<text:tab/>3.8131904880716</text:p>
      <text:p text:style-name="P1">Cacna2d2<text:tab/>0.714218304296714<text:tab/>0.303118122718662<text:tab/>0.421980859992741<text:tab/>1.09404370071616<text:tab/>0.533759582335359</text:p>
      <text:p text:style-name="P1">Cacna2d3<text:tab/>0.103933771121142<text:tab/>0.10330493628222<text:tab/>0.0979952785205257<text:tab/>0.101020019074265<text:tab/>0.0959986064385136</text:p>
      <text:p text:style-name="P1">Cacna2d4<text:tab/>0.103933771121142<text:tab/>0.10330493628222<text:tab/>0.0979952785205257<text:tab/>0.101020019074265<text:tab/>0.0959986064385136</text:p>
      <text:p text:style-name="P1">Cacnb1<text:tab/>0.854993944416404<text:tab/>3.82449650463219<text:tab/>1.56375608750677<text:tab/>1.69600388330616<text:tab/>0.333167026201934</text:p>
      <text:p text:style-name="P1">Cacnb2<text:tab/>2.49835138304775<text:tab/>2.60259007993549<text:tab/>1.9017393807853<text:tab/>3.59181633343429<text:tab/>2.48571047398392</text:p>
      <text:p text:style-name="P1">Cacnb3<text:tab/>27.415978008656<text:tab/>26.0923190380858<text:tab/>17.63958353103<text:tab/>29.6358891700816<text:tab/>14.6925009172215</text:p>
      <text:p text:style-name="P1">Cacnb4<text:tab/>0.1447142499549<text:tab/>0.14242995792426<text:tab/>0.098115907208384<text:tab/>0.108718461368842<text:tab/>0.0956465842905964</text:p>
      <text:p text:style-name="P1">Cacng1<text:tab/>0.103933771121142<text:tab/>0.10330493628222<text:tab/>0.0979952785205257<text:tab/>0.101020019074265<text:tab/>0.0959986064385136</text:p>
      <text:p text:style-name="P1">Cacng2<text:tab/>0.103933771121142<text:tab/>0.10330493628222<text:tab/>0.0979952785205257<text:tab/>0.101020019074265<text:tab/>0.0959986064385136</text:p>
      <text:p text:style-name="P1">Cacng3<text:tab/>0.103933771121142<text:tab/>0.10330493628222<text:tab/>0.0979952785205257<text:tab/>0.101020019074265<text:tab/>0.0959986064385136</text:p>
      <text:p text:style-name="P1">Cacng4<text:tab/>0.103933771121142<text:tab/>0.10330493628222<text:tab/>0.0979952785205257<text:tab/>0.101020019074265<text:tab/>0.0959986064385136</text:p>
      <text:p text:style-name="P1">Cacng5<text:tab/>0.104497796341997<text:tab/>0.104290208416544<text:tab/>0.141530529460387<text:tab/>0.10229943315385<text:tab/>0.0961554768642072</text:p>
      <text:p text:style-name="P1">Cacng6<text:tab/>0.103933771121142<text:tab/>0.10330493628222<text:tab/>0.0979952785205257<text:tab/>0.101020019074265<text:tab/>0.0959986064385136</text:p>
      <text:p text:style-name="P1">Cacng7<text:tab/>0.0985953651873193<text:tab/>0.359045681734343<text:tab/>0.0915281489279979<text:tab/>0.835843424997843<text:tab/>0.0890880685235198</text:p>
      <text:p text:style-name="P1">Cacng8<text:tab/>0.103933771121142<text:tab/>0.10330493628222<text:tab/>0.0979952785205257<text:tab/>0.101020019074265<text:tab/>0.0959986064385136</text:p>
      <text:p text:style-name="P1">Cactin<text:tab/>10.2437060003419<text:tab/>9.58404936689649<text:tab/>10.8602600570299<text:tab/>15.1345278960216<text:tab/>37.1959405044836</text:p>
      <text:p text:style-name="P1">Cacul1<text:tab/>31.8762428797896<text:tab/>46.9110624881011<text:tab/>38.9291167218309<text:tab/>35.1673423588605<text:tab/>27.1570322652635</text:p>
      <text:p text:style-name="P1">Cacybp<text:tab/>55.3543126408167<text:tab/>58.9317995536073<text:tab/>66.7816472652157<text:tab/>102.64040330456<text:tab/>79.0094987547639</text:p>
      <text:p text:style-name="P1">Cad<text:tab/>15.6901104118762<text:tab/>12.7878340509783<text:tab/>9.50914501116908<text:tab/>18.8877297571492<text:tab/>18.8790702193699</text:p>
      <text:p text:style-name="P1">Cadm1<text:tab/>0.105257990795803<text:tab/>0.219874513911511<text:tab/>0.471046908721688<text:tab/>0.194030740519415<text:tab/>1.12251424877833</text:p>
      <text:p text:style-name="P1">Cadm2<text:tab/>0.103933771121142<text:tab/>0.10330493628222<text:tab/>0.0979952785205257<text:tab/>0.101020019074265<text:tab/>0.0959986064385136</text:p>
      <text:p text:style-name="P1">Cadm3<text:tab/>0.103933771121142<text:tab/>0.10330493628222<text:tab/>0.0979952785205257<text:tab/>0.101020019074265<text:tab/>0.0959986064385136</text:p>
      <text:p text:style-name="P1">Cadm4<text:tab/>87.6748854228172<text:tab/>219.45480369141<text:tab/>168.12243113849<text:tab/>317.002944394909<text:tab/>90.7298701949324</text:p>
      <text:p text:style-name="P1">Cadps<text:tab/>0.10356628763362<text:tab/>0.103285388323146<text:tab/>0.110409670241767<text:tab/>0.101010209435801<text:tab/>0.0956426120223988</text:p>
      <text:p text:style-name="P1"><text:soft-page-break/>Cage1<text:tab/>0.673334148235577<text:tab/>0.161868366983896<text:tab/>0.239253333105393<text:tab/>0.793611935704026<text:tab/>0.278044489157417</text:p>
      <text:p text:style-name="P1">Calb1<text:tab/>0.102860475335857<text:tab/>0.103029241556385<text:tab/>0.0967596388536279<text:tab/>0.123463239077242<text:tab/>0.130607484234199</text:p>
      <text:p text:style-name="P1">Calb2<text:tab/>0.103933771121142<text:tab/>0.10330493628222<text:tab/>0.0979952785205257<text:tab/>0.101020019074265<text:tab/>0.0959986064385136</text:p>
      <text:p text:style-name="P1">Calca<text:tab/>0.103933771121142<text:tab/>0.10330493628222<text:tab/>0.0979952785205257<text:tab/>0.101020019074265<text:tab/>0.0959986064385136</text:p>
      <text:p text:style-name="P1">Calcb<text:tab/>0.103933771121142<text:tab/>0.10330493628222<text:tab/>0.0979952785205257<text:tab/>0.101020019074265<text:tab/>0.0959986064385136</text:p>
      <text:p text:style-name="P1">Calcoco1<text:tab/>0.103933771121142<text:tab/>0.10330493628222<text:tab/>0.0979952785205257<text:tab/>0.101020019074265<text:tab/>0.0959986064385136</text:p>
      <text:p text:style-name="P1">Calcr<text:tab/>0.103933771121142<text:tab/>0.10330493628222<text:tab/>0.0979952785205257<text:tab/>0.101020019074265<text:tab/>0.0959986064385136</text:p>
      <text:p text:style-name="P1">Calcrl<text:tab/>0.475061005955478<text:tab/>0.113611557348019<text:tab/>0.091611077195319<text:tab/>2.05328762991756<text:tab/>0.501439481245966</text:p>
      <text:p text:style-name="P1">Cald1<text:tab/>1152.47558804099<text:tab/>1063.03257763575<text:tab/>1102.65807297331<text:tab/>395.59344382385<text:tab/>121.15770887754</text:p>
      <text:p text:style-name="P1">Calhm1<text:tab/>0.10220565007956<text:tab/>0.103623681811267<text:tab/>0.0966611372498545<text:tab/>0.30524145239302<text:tab/>0.0941067744706822</text:p>
      <text:p text:style-name="P1">Calhm2<text:tab/>40.6887629407874<text:tab/>25.8911421441147<text:tab/>3.08246670105676<text:tab/>40.0082345736788<text:tab/>6.10766069801826</text:p>
      <text:p text:style-name="P1">Calhm3<text:tab/>0.101697666154031<text:tab/>0.102764941257715<text:tab/>0.0964141109703668<text:tab/>0.280919155280754<text:tab/>0.0939980957362873</text:p>
      <text:p text:style-name="P1">Calm1<text:tab/>427.094629214049<text:tab/>600.245182773554<text:tab/>741.291505299067<text:tab/>707.410195941847<text:tab/>529.239510035016</text:p>
      <text:p text:style-name="P1">Calm2<text:tab/>66.6727894982139<text:tab/>62.996382020405<text:tab/>81.2609122136067<text:tab/>59.3170272802697<text:tab/>57.444138229597</text:p>
      <text:p text:style-name="P1">Calm3<text:tab/>168.711755761815<text:tab/>145.058370168046<text:tab/>115.403901242605<text:tab/>257.058732044172<text:tab/>128.373734687794</text:p>
      <text:p text:style-name="P1">Calml3<text:tab/>0.102144047195837<text:tab/>0.103056443829542<text:tab/>0.13274307916131<text:tab/>0.148862258206829<text:tab/>0.0942180564165973</text:p>
      <text:p text:style-name="P1">Calml4<text:tab/>0.461817719050035<text:tab/>0.457978834901617<text:tab/>0.0961802422071372<text:tab/>1.0150607152218<text:tab/>0.0922905313414028</text:p>
      <text:p text:style-name="P1">Caln1<text:tab/>0.103933771121142<text:tab/>0.10330493628222<text:tab/>0.0979952785205257<text:tab/>0.101020019074265<text:tab/>0.0959986064385136</text:p>
      <text:p text:style-name="P1">Calr<text:tab/>574.632501507133<text:tab/>846.104978544802<text:tab/>1043.40802963194<text:tab/>1232.01927520353<text:tab/>1063.50811047767</text:p>
      <text:p text:style-name="P1">Calr3<text:tab/>2.05661089430198<text:tab/>2.26909702235444<text:tab/>2.26538496462428<text:tab/>4.22316153813231<text:tab/>6.45818556354944</text:p>
      <text:p text:style-name="P1">Calu<text:tab/>468.213097644389<text:tab/>541.135299752305<text:tab/>461.531487586871<text:tab/>638.600063852481<text:tab/>203.065660800283</text:p>
      <text:p text:style-name="P1">Caly<text:tab/>0.104466227558197<text:tab/>0.104203914063748<text:tab/>0.0982426713192439<text:tab/>0.129310467094948<text:tab/>0.0960982831013791</text:p>
      <text:p text:style-name="P1">Camk1<text:tab/>54.8042314107439<text:tab/>55.6237407418383<text:tab/>26.4930960245632<text:tab/>111.661633746555<text:tab/>49.7077239577453</text:p>
      <text:p text:style-name="P1">Camk1d<text:tab/>0.980688449250053<text:tab/>0.55673007804104<text:tab/>0.638239127959119<text:tab/>1.49506733660997<text:tab/>0.604138612489669</text:p>
      <text:p text:style-name="P1">Camk1g<text:tab/>0.103933771121142<text:tab/>0.10330493628222<text:tab/>0.0979952785205257<text:tab/>0.101020019074265<text:tab/>0.0959986064385136</text:p>
      <text:p text:style-name="P1">Camk2a<text:tab/>0.146316547479236<text:tab/>0.104371382805625<text:tab/>0.0968745941496438<text:tab/>0.298429256376183<text:tab/>0.094057261156592</text:p>
      <text:p text:style-name="P1">Camk2b<text:tab/>0.827449434677265<text:tab/>0.795751425033823<text:tab/>0.376135963691008<text:tab/>1.63652124991481<text:tab/>0.269343661199582</text:p>
      <text:p text:style-name="P1">Camk2d<text:tab/>39.8075857809236<text:tab/>45.9548703708464<text:tab/>40.9511549945682<text:tab/>92.8687212939198<text:tab/>55.1497911523015</text:p>
      <text:p text:style-name="P1">Camk2g<text:tab/>0.378482321756565<text:tab/>0.357030794352615<text:tab/>0.56767218798813<text:tab/>1.20517896361384<text:tab/>0.614089456420659</text:p>
      <text:p text:style-name="P1">Camk2n1<text:tab/>31.9517211701905<text:tab/>50.7821590992671<text:tab/>35.9032000861919<text:tab/>78.5713596696964<text:soft-page-break/><text:tab/>27.5432514707596</text:p>
      <text:p text:style-name="P1">Camk2n2<text:tab/>9.46512159617497<text:tab/>19.343787106727<text:tab/>10.429076891804<text:tab/>14.6775993814695<text:tab/>2.89842241245188</text:p>
      <text:p text:style-name="P1">Camk4<text:tab/>0.106052863096457<text:tab/>0.106919650102663<text:tab/>0.259445874553969<text:tab/>0.105686970583338<text:tab/>0.0971483160577571</text:p>
      <text:p text:style-name="P1">Camkk1<text:tab/>3.54391160890571<text:tab/>2.12055020827801<text:tab/>2.93629575115726<text:tab/>4.33771645560802<text:tab/>1.50624361808366</text:p>
      <text:p text:style-name="P1">Camkk2<text:tab/>5.3607571247619<text:tab/>4.4557655424367<text:tab/>2.91658999698181<text:tab/>3.15385097089839<text:tab/>1.45354173794448</text:p>
      <text:p text:style-name="P1">Camkmt<text:tab/>8.44700499731096<text:tab/>5.70031777218121<text:tab/>2.35631821666975<text:tab/>13.0542241520931<text:tab/>3.66295277021632</text:p>
      <text:p text:style-name="P1">Camkv<text:tab/>0.104355778245235<text:tab/>0.104703419070092<text:tab/>0.106391991548571<text:tab/>0.118938726642465<text:tab/>0.120580416232202</text:p>
      <text:p text:style-name="P1">Camlg<text:tab/>16.4398580871927<text:tab/>18.9524988998001<text:tab/>13.4064529962441<text:tab/>25.8116720438224<text:tab/>21.6092307697299</text:p>
      <text:p text:style-name="P1">Camp<text:tab/>0.103933771121142<text:tab/>0.10330493628222<text:tab/>0.0979952785205257<text:tab/>0.101020019074265<text:tab/>0.0959986064385136</text:p>
      <text:p text:style-name="P1">Camsap1<text:tab/>16.5500767938334<text:tab/>14.9513036111439<text:tab/>21.3768809521372<text:tab/>21.0755607937894<text:tab/>21.3718971762341</text:p>
      <text:p text:style-name="P1">Camsap2<text:tab/>11.7231445867991<text:tab/>9.99952975887771<text:tab/>13.0323401776697<text:tab/>13.9495987717178<text:tab/>15.0225358035605</text:p>
      <text:p text:style-name="P1">Camsap3<text:tab/>0.120053483943377<text:tab/>0.105357236240023<text:tab/>0.14253166919113<text:tab/>0.103475665452431<text:tab/>0.0965274307470175</text:p>
      <text:p text:style-name="P1">Camta1<text:tab/>4.5080241129505<text:tab/>6.2149581036316<text:tab/>10.6373602765906<text:tab/>11.1135243073264<text:tab/>4.85712661931776</text:p>
      <text:p text:style-name="P1">Camta2<text:tab/>18.3937397992818<text:tab/>11.1654798603081<text:tab/>5.86472330963881<text:tab/>20.8693008897949<text:tab/>12.8883403507154</text:p>
      <text:p text:style-name="P1">Cand1<text:tab/>52.9747634598969<text:tab/>62.0941614994428<text:tab/>53.0638021133482<text:tab/>66.2253590095059<text:tab/>53.888136024612</text:p>
      <text:p text:style-name="P1">Cand2<text:tab/>6.70087103558747<text:tab/>4.51403298197981<text:tab/>1.92694852824876<text:tab/>13.1152019887435<text:tab/>2.27973266343278</text:p>
      <text:p text:style-name="P1">Cant1<text:tab/>18.8916393857722<text:tab/>8.82446754117795<text:tab/>11.1809258542976<text:tab/>28.4443018380722<text:tab/>26.0117463001094</text:p>
      <text:p text:style-name="P1">Canx<text:tab/>182.070478866444<text:tab/>210.142277321033<text:tab/>178.474462254771<text:tab/>282.735779251328<text:tab/>167.156900604077</text:p>
      <text:p text:style-name="P1">Cap1<text:tab/>324.251800211065<text:tab/>381.687146851263<text:tab/>240.803396422032<text:tab/>501.487859870458<text:tab/>300.66379722112</text:p>
      <text:p text:style-name="P1">Cap2<text:tab/>0.806557727263957<text:tab/>1.52928004682886<text:tab/>0.217511773867869<text:tab/>2.99555537889168<text:tab/>0.687525522772905</text:p>
      <text:p text:style-name="P1">Capg<text:tab/>63.2103519176504<text:tab/>59.6679535454989<text:tab/>37.8972154215423<text:tab/>209.902956238919<text:tab/>23.0382921049526</text:p>
      <text:p text:style-name="P1">Capn1<text:tab/>33.4661419925386<text:tab/>25.898943331187<text:tab/>15.1466507479758<text:tab/>51.3602612392646<text:tab/>22.2532407730393</text:p>
      <text:p text:style-name="P1">Capn10<text:tab/>12.7068176940236<text:tab/>7.18165667992746<text:tab/>6.16330165275187<text:tab/>17.051012586634<text:tab/>14.9604268818911</text:p>
      <text:p text:style-name="P1">Capn11<text:tab/>0.10456749595869<text:tab/>0.198241014959148<text:tab/>0.0981800479478639<text:tab/>0.103381229098838<text:tab/>0.104030838443605</text:p>
      <text:p text:style-name="P1">Capn12<text:tab/>20.6059784788814<text:tab/>20.4219900738582<text:tab/>21.1562521483584<text:tab/>15.0770758469233<text:tab/>11.5335933996174</text:p>
      <text:p text:style-name="P1">Capn13<text:tab/>0.103933771121142<text:tab/>0.10330493628222<text:tab/>0.0979952785205257<text:tab/>0.101020019074265<text:tab/>0.0959986064385136</text:p>
      <text:p text:style-name="P1">Capn15<text:tab/>4.85095654623401<text:tab/>4.7641553886637<text:tab/>2.97964670772039<text:tab/>5.17807725688128<text:tab/>2.74994964059755</text:p>
      <text:p text:style-name="P1">Capn2<text:tab/>96.9910533497398<text:tab/>115.706589102255<text:tab/>55.5206432117991<text:tab/>140.458071929605<text:tab/>57.4474641179006</text:p>
      <text:p text:style-name="P1">Capn3<text:tab/>0.178020178938052<text:tab/>1.09507762321244<text:tab/>0.114224333369072<text:tab/>0.740535200697826<text:tab/>0.136716927973882</text:p>
      <text:p text:style-name="P1">Capn5<text:tab/>12.3668883966472<text:tab/>7.54027823404415<text:tab/>4.91055991072221<text:tab/>35.6371658533054<text:tab/>13.6010793916529</text:p>
      <text:p text:style-name="P1"><text:soft-page-break/>Capn6<text:tab/>0.104178682176926<text:tab/>0.103875439682646<text:tab/>0.0982169133764361<text:tab/>0.101698533636279<text:tab/>0.114258439458818</text:p>
      <text:p text:style-name="P1">Capn7<text:tab/>17.3374305516502<text:tab/>14.7840040331877<text:tab/>25.0959148204864<text:tab/>20.4812416696676<text:tab/>24.7894441882989</text:p>
      <text:p text:style-name="P1">Capn8<text:tab/>0.103933771121142<text:tab/>0.10330493628222<text:tab/>0.0979952785205257<text:tab/>0.101020019074265<text:tab/>0.0959986064385136</text:p>
      <text:p text:style-name="P1">Capn9<text:tab/>0.103933771121142<text:tab/>0.10330493628222<text:tab/>0.0979952785205257<text:tab/>0.101020019074265<text:tab/>0.0959986064385136</text:p>
      <text:p text:style-name="P1">Capns1<text:tab/>1.59932222081962<text:tab/>2.89863496241005<text:tab/>2.60861005977926<text:tab/>3.11653857472511<text:tab/>1.40550191097015</text:p>
      <text:p text:style-name="P1">Capns2<text:tab/>0.100689763878021<text:tab/>0.10478612613874<text:tab/>0.520699204929048<text:tab/>0.169614826940731<text:tab/>0.2428039214577</text:p>
      <text:p text:style-name="P1">Caprin1<text:tab/>156.604877031315<text:tab/>158.490417941513<text:tab/>129.318683886159<text:tab/>221.716427422124<text:tab/>160.51350547399</text:p>
      <text:p text:style-name="P1">Caps2<text:tab/>0.103933771121142<text:tab/>0.10330493628222<text:tab/>0.0979952785205257<text:tab/>0.101020019074265<text:tab/>0.0959986064385136</text:p>
      <text:p text:style-name="P1">Capsl<text:tab/>0.103933771121142<text:tab/>0.10330493628222<text:tab/>0.0979952785205257<text:tab/>0.101020019074265<text:tab/>0.0959986064385136</text:p>
      <text:p text:style-name="P1">Capza1<text:tab/>67.9316275772626<text:tab/>85.6383293981974<text:tab/>60.5803302449368<text:tab/>101.947155315007<text:tab/>73.0496080776979</text:p>
      <text:p text:style-name="P1">Capza2<text:tab/>94.6428112964798<text:tab/>99.0374871695982<text:tab/>98.8745446137915<text:tab/>122.954729176266<text:tab/>101.620468917242</text:p>
      <text:p text:style-name="P1">Capza3<text:tab/>0.103933771121142<text:tab/>0.10330493628222<text:tab/>0.0979952785205257<text:tab/>0.101020019074265<text:tab/>0.0959986064385136</text:p>
      <text:p text:style-name="P1">Capzb<text:tab/>247.128764293143<text:tab/>280.351129771222<text:tab/>205.619325067207<text:tab/>345.044651050783<text:tab/>208.241730050176</text:p>
      <text:p text:style-name="P1">Car1<text:tab/>0.105727944173884<text:tab/>0.191933121437111<text:tab/>0.179795699989009<text:tab/>0.105680494745964<text:tab/>0.0963917091343865</text:p>
      <text:p text:style-name="P1">Car11<text:tab/>19.8744019661722<text:tab/>10.2265934989183<text:tab/>6.21640160748043<text:tab/>18.7075663934981<text:tab/>2.18844360030704</text:p>
      <text:p text:style-name="P1">Car12<text:tab/>0.105143277751234<text:tab/>0.105969727228296<text:tab/>0.0989660377505571<text:tab/>0.128604524090732<text:tab/>0.204885624222789</text:p>
      <text:p text:style-name="P1">Car13<text:tab/>0.622927094118504<text:tab/>1.46891768539093<text:tab/>0.231861014529604<text:tab/>0.904622280422675<text:tab/>1.28521652891701</text:p>
      <text:p text:style-name="P1">Car14<text:tab/>0.10274651327985<text:tab/>0.36665294055284<text:tab/>0.153084845815037<text:tab/>0.500249585784996<text:tab/>0.232236909962995</text:p>
      <text:p text:style-name="P1">Car15<text:tab/>0.103933771121142<text:tab/>0.10330493628222<text:tab/>0.0979952785205257<text:tab/>0.101020019074265<text:tab/>0.0959986064385136</text:p>
      <text:p text:style-name="P1">Car2<text:tab/>0.104155242112992<text:tab/>0.103818160462727<text:tab/>0.0981943448484125<text:tab/>0.101630043093068<text:tab/>0.11199797177921</text:p>
      <text:p text:style-name="P1">Car3<text:tab/>1.40359873579329<text:tab/>2.67169153059814<text:tab/>1.57419883264628<text:tab/>1.76756219093372<text:tab/>0.0793336879204215</text:p>
      <text:p text:style-name="P1">Car4<text:tab/>0.103933771121142<text:tab/>0.10330493628222<text:tab/>0.0979952785205257<text:tab/>0.101020019074265<text:tab/>0.0959986064385136</text:p>
      <text:p text:style-name="P1">Car5a<text:tab/>0.103984957847589<text:tab/>0.10433309837566<text:tab/>0.0977866785124651<text:tab/>0.169369244325047<text:tab/>0.0954505541710221</text:p>
      <text:p text:style-name="P1">Car5b<text:tab/>1.96448611881495<text:tab/>2.24907111533689<text:tab/>3.22159427857343<text:tab/>15.1192502447296<text:tab/>2.84549296581812</text:p>
      <text:p text:style-name="P1">Car6<text:tab/>0.343405658518443<text:tab/>0.105765873973114<text:tab/>0.144231553074943<text:tab/>0.104213242688637<text:tab/>0.0957821396532985</text:p>
      <text:p text:style-name="P1">Car7<text:tab/>0.128383799232716<text:tab/>0.107240559266185<text:tab/>0.160839008993437<text:tab/>0.105700606411031<text:tab/>0.158696029415836</text:p>
      <text:p text:style-name="P1">Car8<text:tab/>0.104330586910159<text:tab/>0.10395537129724<text:tab/>0.0981781130494191<text:tab/>0.119398866781944<text:tab/>0.0960733900020197</text:p>
      <text:p text:style-name="P1">Car9<text:tab/>187.736898321031<text:tab/>177.079252879019<text:tab/>92.0497537882506<text:tab/>153.701987779037<text:tab/>8.87398334969916</text:p>
      <text:p text:style-name="P1">Card10<text:tab/>0.270217004896673<text:tab/>1.45664658032484<text:tab/>0.22845163468338<text:tab/>0.859146563376417<text:tab/>0.145470864700831</text:p>
      <text:p text:style-name="P1">Card6<text:tab/>7.64049844431973<text:tab/>4.86216461502523<text:tab/>4.41990588250105<text:tab/>11.1522054528884<text:soft-page-break/><text:tab/>7.18117966404101</text:p>
      <text:p text:style-name="P1">Card9<text:tab/>0.769078149979394<text:tab/>1.40025800558221<text:tab/>0.108487633528318<text:tab/>0.419391809292121<text:tab/>0.250774846212867</text:p>
      <text:p text:style-name="P1">Carf<text:tab/>2.63227227793002<text:tab/>1.21625583475677<text:tab/>0.655230525042733<text:tab/>3.32621374076119<text:tab/>1.64442273142775</text:p>
      <text:p text:style-name="P1">Carhsp1<text:tab/>31.9183859209447<text:tab/>35.0253804655833<text:tab/>55.2947735076337<text:tab/>65.871577306373<text:tab/>67.8771865327335</text:p>
      <text:p text:style-name="P1">Carkd<text:tab/>20.2557418725713<text:tab/>19.5439077100832<text:tab/>20.4661966174791<text:tab/>25.9797853857014<text:tab/>32.247028809595</text:p>
      <text:p text:style-name="P1">Carm1<text:tab/>37.7782056522601<text:tab/>42.4122053427217<text:tab/>17.0080561212387<text:tab/>57.1039218475588<text:tab/>31.0484246803204</text:p>
      <text:p text:style-name="P1">Cars<text:tab/>32.7196556634205<text:tab/>86.1563284049145<text:tab/>49.0217548634037<text:tab/>57.1700102445134<text:tab/>68.7918757298815</text:p>
      <text:p text:style-name="P1">Cars2<text:tab/>6.33639426954919<text:tab/>2.95988980100217<text:tab/>2.6994905741891<text:tab/>9.92664939716792<text:tab/>4.82941821165256</text:p>
      <text:p text:style-name="P1">Cartpt<text:tab/>0.103933771121142<text:tab/>0.10330493628222<text:tab/>0.0979952785205257<text:tab/>0.101020019074265<text:tab/>0.0959986064385136</text:p>
      <text:p text:style-name="P1">Casc1<text:tab/>2.0371342046201<text:tab/>1.66936548948468<text:tab/>1.90261449628779<text:tab/>2.2750619327937<text:tab/>0.664376360684617</text:p>
      <text:p text:style-name="P1">Casc3<text:tab/>21.4501581646029<text:tab/>33.2354573044165<text:tab/>30.447342260314<text:tab/>31.2102451269205<text:tab/>36.0499373144773</text:p>
      <text:p text:style-name="P1">Casc4<text:tab/>20.9773509016671<text:tab/>21.1605142653094<text:tab/>29.4625825528822<text:tab/>21.651640983198<text:tab/>13.1656435239417</text:p>
      <text:p text:style-name="P1">Casc5<text:tab/>3.0068360386175<text:tab/>1.74511991879102<text:tab/>1.23208553808035<text:tab/>1.91428229411375<text:tab/>0.786179006860562</text:p>
      <text:p text:style-name="P1">Cask<text:tab/>1.75202947552638<text:tab/>2.26120419550497<text:tab/>3.62622867484675<text:tab/>4.08153926896658<text:tab/>5.36672633758907</text:p>
      <text:p text:style-name="P1">Caskin1<text:tab/>0.970026149482472<text:tab/>1.09546299323644<text:tab/>1.34605228597946<text:tab/>1.25723908759464<text:tab/>0.339048226851171</text:p>
      <text:p text:style-name="P1">Caskin2<text:tab/>4.95175983878183<text:tab/>3.7959679788497<text:tab/>2.84268687324772<text:tab/>6.6323218155846<text:tab/>3.29334605260558</text:p>
      <text:p text:style-name="P1">Casp1<text:tab/>0.104399824583796<text:tab/>0.205690616070473<text:tab/>0.0977249554454273<text:tab/>0.185433279529251<text:tab/>0.0950177105974835</text:p>
      <text:p text:style-name="P1">Casp12<text:tab/>32.0327295032124<text:tab/>34.1772652494233<text:tab/>12.0052597342323<text:tab/>25.5926965362364<text:tab/>9.33957884438174</text:p>
      <text:p text:style-name="P1">Casp14<text:tab/>0.103933771121142<text:tab/>0.10330493628222<text:tab/>0.0979952785205257<text:tab/>0.101020019074265<text:tab/>0.0959986064385136</text:p>
      <text:p text:style-name="P1">Casp2<text:tab/>8.53702401788017<text:tab/>2.7192861678272<text:tab/>1.41230357909579<text:tab/>7.01276706109818<text:tab/>4.45770779421577</text:p>
      <text:p text:style-name="P1">Casp3<text:tab/>13.5607621269479<text:tab/>20.1166801376844<text:tab/>17.5131436325663<text:tab/>40.9765054716005<text:tab/>16.0014403153723</text:p>
      <text:p text:style-name="P1">Casp4<text:tab/>21.2302361456096<text:tab/>21.949569256199<text:tab/>12.35006166528<text:tab/>21.394471116453<text:tab/>27.3666496572936</text:p>
      <text:p text:style-name="P1">Casp6<text:tab/>0.137111187094142<text:tab/>0.103477449723961<text:tab/>0.097108617742509<text:tab/>0.147560089338747<text:tab/>0.0948201785568333</text:p>
      <text:p text:style-name="P1">Casp7<text:tab/>5.9735331061631<text:tab/>10.191631530311<text:tab/>8.30042117230026<text:tab/>9.7471075241011<text:tab/>4.76701292881104</text:p>
      <text:p text:style-name="P1">Casp8<text:tab/>6.26079960896676<text:tab/>4.376375404221<text:tab/>1.99374526965927<text:tab/>7.37449080681513<text:tab/>3.75340311981557</text:p>
      <text:p text:style-name="P1">Casp8ap2<text:tab/>4.50572162587781<text:tab/>3.76723221840499<text:tab/>3.25836130063078<text:tab/>4.1428222648241<text:tab/>3.28743958492184</text:p>
      <text:p text:style-name="P1">Casp9<text:tab/>8.65266310164658<text:tab/>5.4545651963509<text:tab/>5.40428790162453<text:tab/>11.7741347092103<text:tab/>9.90726941248045</text:p>
      <text:p text:style-name="P1">Casq1<text:tab/>1.09989109295257<text:tab/>2.22214816096009<text:tab/>1.24772939797124<text:tab/>4.01488614936252<text:tab/>0.291563620568202</text:p>
      <text:p text:style-name="P1">Casq2<text:tab/>110.304118042975<text:tab/>107.104166609478<text:tab/>80.6623080797849<text:tab/>21.9197178535369<text:tab/>5.11736733847532</text:p>
      <text:p text:style-name="P1">Casr<text:tab/>0.104087373330061<text:tab/>0.103549005069544<text:tab/>0.105096775434736<text:tab/>0.101335072584863<text:tab/>0.0960451799776272</text:p>
      <text:p text:style-name="P1"><text:soft-page-break/>Cass4<text:tab/>0.103933771121142<text:tab/>0.10330493628222<text:tab/>0.0979952785205257<text:tab/>0.101020019074265<text:tab/>0.0959986064385136</text:p>
      <text:p text:style-name="P1">Cast<text:tab/>87.4236400153991<text:tab/>88.2312874090928<text:tab/>56.125024707613<text:tab/>104.350750258009<text:tab/>50.7112548083677</text:p>
      <text:p text:style-name="P1">Cat<text:tab/>37.3677409409627<text:tab/>30.005533817057<text:tab/>35.9248323617117<text:tab/>72.4915949399564<text:tab/>78.817225013891</text:p>
      <text:p text:style-name="P1">Catsper2<text:tab/>0.738504189387003<text:tab/>1.93385077152996<text:tab/>0.254259482005061<text:tab/>1.19874726366884<text:tab/>0.42204849154625</text:p>
      <text:p text:style-name="P1">Catsper3<text:tab/>0.103933771121142<text:tab/>0.10330493628222<text:tab/>0.0979952785205257<text:tab/>0.101020019074265<text:tab/>0.0959986064385136</text:p>
      <text:p text:style-name="P1">Catsperd<text:tab/>0.584692250486132<text:tab/>0.474629977738168<text:tab/>0.467426061170452<text:tab/>0.843740100999298<text:tab/>1.19370658085436</text:p>
      <text:p text:style-name="P1">Catsperg1<text:tab/>1.49878011379891<text:tab/>1.63383102981467<text:tab/>0.356888858335653<text:tab/>0.590057294370794<text:tab/>0.153387069042674</text:p>
      <text:p text:style-name="P1">Cav1<text:tab/>304.544367370875<text:tab/>449.934740181816<text:tab/>269.448045448504<text:tab/>362.018765071027<text:tab/>81.8920310693535</text:p>
      <text:p text:style-name="P1">Cav2<text:tab/>38.9699506667987<text:tab/>39.1781211090285<text:tab/>8.52897952201059<text:tab/>41.7768750159729<text:tab/>6.18653374090452</text:p>
      <text:p text:style-name="P1">Cav3<text:tab/>9.63373540213058<text:tab/>11.7080925484515<text:tab/>2.85727735980311<text:tab/>3.44370131616356<text:tab/>0.165533938262678</text:p>
      <text:p text:style-name="P1">Cb707485<text:tab/>0.103933771121142<text:tab/>0.10330493628222<text:tab/>0.0979952785205257<text:tab/>0.101020019074265<text:tab/>0.0959986064385136</text:p>
      <text:p text:style-name="P1">Cbfa2t2<text:tab/>7.53796167890588<text:tab/>6.05012461603452<text:tab/>6.69069505084775<text:tab/>11.1827072650333<text:tab/>7.21523431684408</text:p>
      <text:p text:style-name="P1">Cbfa2t3<text:tab/>0.175507825264399<text:tab/>0.177119070771969<text:tab/>0.188941468719283<text:tab/>0.157170959971631<text:tab/>0.106788057748334</text:p>
      <text:p text:style-name="P1">Cbfb<text:tab/>16.2206017798237<text:tab/>19.399787935366<text:tab/>13.3744240001313<text:tab/>30.8361540815749<text:tab/>20.1209289115341</text:p>
      <text:p text:style-name="P1">Cblb<text:tab/>7.75538396845108<text:tab/>5.02396663416928<text:tab/>5.93106658461547<text:tab/>11.343729911371<text:tab/>7.19175558139675</text:p>
      <text:p text:style-name="P1">Cblc<text:tab/>0.103933771121142<text:tab/>0.10330493628222<text:tab/>0.0979952785205257<text:tab/>0.101020019074265<text:tab/>0.0959986064385136</text:p>
      <text:p text:style-name="P1">Cbll1<text:tab/>5.78208342130469<text:tab/>9.4468430916345<text:tab/>7.00292667024186<text:tab/>6.46476602707553<text:tab/>6.3575756014928</text:p>
      <text:p text:style-name="P1">Cbln1<text:tab/>0.103933771121142<text:tab/>0.10330493628222<text:tab/>0.0979952785205257<text:tab/>0.101020019074265<text:tab/>0.0959986064385136</text:p>
      <text:p text:style-name="P1">Cbln2<text:tab/>0.103933771121142<text:tab/>0.10330493628222<text:tab/>0.0979952785205257<text:tab/>0.101020019074265<text:tab/>0.0959986064385136</text:p>
      <text:p text:style-name="P1">Cbln3<text:tab/>0.104606084731919<text:tab/>0.225711616168383<text:tab/>0.117516634607714<text:tab/>0.220639258692534<text:tab/>0.0948470823198152</text:p>
      <text:p text:style-name="P1">Cbln4<text:tab/>0.103672061298952<text:tab/>0.127597284368449<text:tab/>0.11327564650973<text:tab/>0.10191666118505<text:tab/>0.10549824237119</text:p>
      <text:p text:style-name="P1">Cbr1<text:tab/>0.142535512940913<text:tab/>0.134576978234182<text:tab/>0.0988563726497751<text:tab/>0.661627584227312<text:tab/>0.0960067795298955</text:p>
      <text:p text:style-name="P1">Cbr3<text:tab/>13.2619904925553<text:tab/>9.91798250006144<text:tab/>8.30136633712485<text:tab/>24.2141719905466<text:tab/>11.2148739142475</text:p>
      <text:p text:style-name="P1">Cbr4<text:tab/>10.312579241426<text:tab/>7.13504603247178<text:tab/>5.18308733330399<text:tab/>18.9808378521514<text:tab/>9.60947147696946</text:p>
      <text:p text:style-name="P1">Cbs<text:tab/>0.104200990612373<text:tab/>0.113230533637374<text:tab/>0.0981937170479203<text:tab/>0.101743811292191<text:tab/>0.104755415562421</text:p>
      <text:p text:style-name="P1">Cbwd1<text:tab/>7.13280619512055<text:tab/>5.10166397765109<text:tab/>4.20957603043001<text:tab/>11.8564411976394<text:tab/>9.92722168990269</text:p>
      <text:p text:style-name="P1">Cbx2<text:tab/>3.1244464687594<text:tab/>0.978620082977432<text:tab/>1.62717149395929<text:tab/>2.34280447702436<text:tab/>1.8060349532097</text:p>
      <text:p text:style-name="P1">Cbx3<text:tab/>47.839756906624<text:tab/>56.5628774667752<text:tab/>30.5621272043771<text:tab/>46.1448761338166<text:tab/>16.329866383387</text:p>
      <text:p text:style-name="P1">Cbx5<text:tab/>26.6535927876754<text:tab/>14.8169079771942<text:tab/>21.4049027170299<text:tab/>45.4815848351079<text:tab/>32.4361411593752</text:p>
      <text:p text:style-name="P1">Cbx6<text:tab/>56.246648086638<text:tab/>36.45139427783<text:tab/>16.3033466070872<text:tab/>114.771500840369<text:soft-page-break/><text:tab/>32.4873408265614</text:p>
      <text:p text:style-name="P1">Cbx7<text:tab/>1.28567536674329<text:tab/>0.539673728433514<text:tab/>0.649844147884084<text:tab/>1.71870021407477<text:tab/>0.900390890764104</text:p>
      <text:p text:style-name="P1">Cbx8<text:tab/>14.1412007399117<text:tab/>1.95953357928492<text:tab/>6.29184418921978<text:tab/>14.9831529112516<text:tab/>10.0554544614434</text:p>
      <text:p text:style-name="P1">Cby1<text:tab/>19.1143165808994<text:tab/>18.7348205568705<text:tab/>11.4718148822686<text:tab/>37.6859389513999<text:tab/>23.797411560618</text:p>
      <text:p text:style-name="P1">Cc2d1a<text:tab/>23.8870686423639<text:tab/>17.9929633889127<text:tab/>6.74581656271357<text:tab/>27.0021910271809<text:tab/>12.4049976093365</text:p>
      <text:p text:style-name="P1">Cc2d1b<text:tab/>24.9990398517378<text:tab/>19.6299701639022<text:tab/>20.1283033157153<text:tab/>47.8644320297583<text:tab/>39.6311102573447</text:p>
      <text:p text:style-name="P1">Ccar1<text:tab/>15.9529305345419<text:tab/>15.73078594752<text:tab/>13.1944389378544<text:tab/>16.0200406457897<text:tab/>13.1193427908641</text:p>
      <text:p text:style-name="P1">Ccar2<text:tab/>21.1795459549091<text:tab/>13.0847756068301<text:tab/>12.3965881823443<text:tab/>26.4713505007877<text:tab/>25.8788113728247</text:p>
      <text:p text:style-name="P1">Ccbl1<text:tab/>8.67569229140073<text:tab/>4.81249386555106<text:tab/>3.90055300842816<text:tab/>14.1530915462719<text:tab/>8.05323218175346</text:p>
      <text:p text:style-name="P1">Ccbl2<text:tab/>3.34981618127389<text:tab/>3.92755683514413<text:tab/>2.46037859280569<text:tab/>5.38935711178717<text:tab/>3.76105149119774</text:p>
      <text:p text:style-name="P1">Ccdc101<text:tab/>15.0952367172896<text:tab/>7.00101031356933<text:tab/>8.63995397823637<text:tab/>10.506136308381<text:tab/>22.663203248292</text:p>
      <text:p text:style-name="P1">Ccdc102a<text:tab/>22.8841359859564<text:tab/>35.7271255716941<text:tab/>16.3934607812705<text:tab/>33.5807307226875<text:tab/>11.2126726138692</text:p>
      <text:p text:style-name="P1">Ccdc103<text:tab/>0.22445629703688<text:tab/>0.353790637823615<text:tab/>0.203853172940946<text:tab/>0.24848445550497<text:tab/>0.198834272291657</text:p>
      <text:p text:style-name="P1">Ccdc104<text:tab/>24.9273239782863<text:tab/>25.3810893097209<text:tab/>11.3230512311599<text:tab/>45.9014934534938<text:tab/>13.6464087842004</text:p>
      <text:p text:style-name="P1">Ccdc105<text:tab/>0.103933771121142<text:tab/>0.10330493628222<text:tab/>0.0979952785205257<text:tab/>0.101020019074265<text:tab/>0.0959986064385136</text:p>
      <text:p text:style-name="P1">Ccdc112<text:tab/>7.33956956522726<text:tab/>10.5091398874658<text:tab/>9.36879024497592<text:tab/>7.89956994127979<text:tab/>8.46258514974539</text:p>
      <text:p text:style-name="P1">Ccdc114<text:tab/>0.275078331354104<text:tab/>1.25674700147103<text:tab/>0.682095438715319<text:tab/>0.527060802390901<text:tab/>1.29857388985587</text:p>
      <text:p text:style-name="P1">Ccdc115<text:tab/>15.7043298368132<text:tab/>17.0289445029181<text:tab/>11.1673641584895<text:tab/>16.3601551707363<text:tab/>14.8451958680894</text:p>
      <text:p text:style-name="P1">Ccdc116<text:tab/>0.105209226889348<text:tab/>0.105637615275963<text:tab/>0.174319506195913<text:tab/>0.103875698387972<text:tab/>0.114706409444633</text:p>
      <text:p text:style-name="P1">Ccdc117<text:tab/>7.09754124079403<text:tab/>6.62215429932649<text:tab/>7.2516928844921<text:tab/>7.10279348196648<text:tab/>8.45371574388389</text:p>
      <text:p text:style-name="P1">Ccdc12<text:tab/>32.2300044294542<text:tab/>17.0635182640448<text:tab/>8.72128562324939<text:tab/>51.7975949830843<text:tab/>26.5762690847142</text:p>
      <text:p text:style-name="P1">Ccdc120<text:tab/>3.25363978883164<text:tab/>2.16592157456042<text:tab/>1.42400415377175<text:tab/>3.92222058712536<text:tab/>1.25175083605977</text:p>
      <text:p text:style-name="P1">Ccdc124<text:tab/>20.2296203115954<text:tab/>24.7236727029112<text:tab/>18.7703435676671<text:tab/>28.3634206110572<text:tab/>37.9561742740734</text:p>
      <text:p text:style-name="P1">Ccdc125<text:tab/>4.39559570389844<text:tab/>4.53630634491194<text:tab/>0.187724508594097<text:tab/>9.09098295762004<text:tab/>0.831125475725835</text:p>
      <text:p text:style-name="P1">Ccdc126<text:tab/>6.92821723035298<text:tab/>7.40097167681048<text:tab/>6.05234848882333<text:tab/>7.85590792628749<text:tab/>4.85435164791862</text:p>
      <text:p text:style-name="P1">Ccdc127<text:tab/>15.8999444084929<text:tab/>10.9518757548801<text:tab/>12.9123078951335<text:tab/>23.6427115038217<text:tab/>18.0334181762705</text:p>
      <text:p text:style-name="P1">Ccdc129<text:tab/>0.103933771121142<text:tab/>0.10330493628222<text:tab/>0.0979952785205257<text:tab/>0.101020019074265<text:tab/>0.0959986064385136</text:p>
      <text:p text:style-name="P1">Ccdc130<text:tab/>6.2452393798726<text:tab/>4.06305661532161<text:tab/>5.70925901293133<text:tab/>12.0668388568144<text:tab/>8.29136529190868</text:p>
      <text:p text:style-name="P1">Ccdc132<text:tab/>9.64189354221708<text:tab/>5.32404253266198<text:tab/>3.46111529183587<text:tab/>10.5448189269918<text:tab/>9.44693003010327</text:p>
      <text:p text:style-name="P1">Ccdc134<text:tab/>7.87593468141229<text:tab/>4.95531692974435<text:tab/>7.77224863122415<text:tab/>9.35812771772945<text:tab/>16.9507931149635</text:p>
      <text:p text:style-name="P1"><text:soft-page-break/>Ccdc137<text:tab/>6.35880939346368<text:tab/>15.3017230961442<text:tab/>11.3934945265648<text:tab/>6.62744427979605<text:tab/>9.04669653371008</text:p>
      <text:p text:style-name="P1">Ccdc146<text:tab/>0.431723221644811<text:tab/>1.43376227468917<text:tab/>0.180522342807819<text:tab/>0.60656024649926<text:tab/>0.358649990408901</text:p>
      <text:p text:style-name="P1">Ccdc148<text:tab/>0.104134073142023<text:tab/>0.104957199221884<text:tab/>0.0979872346651883<text:tab/>0.162531228934182<text:tab/>0.117693089230412</text:p>
      <text:p text:style-name="P1">Ccdc150<text:tab/>0.225057941838723<text:tab/>0.132799080348112<text:tab/>0.282068367686384<text:tab/>0.331736662526928<text:tab/>0.20158657318654</text:p>
      <text:p text:style-name="P1">Ccdc151<text:tab/>0.174583766760002<text:tab/>0.227782486665909<text:tab/>0.0975196577097898<text:tab/>0.568688354014254<text:tab/>0.305208992309411</text:p>
      <text:p text:style-name="P1">Ccdc152<text:tab/>0.102460780281513<text:tab/>0.102954035438311<text:tab/>0.0968924159946505<text:tab/>0.186357879812841<text:tab/>0.0946014718101959</text:p>
      <text:p text:style-name="P1">Ccdc153<text:tab/>0.105933626021031<text:tab/>0.125690760836302<text:tab/>0.160401561113519<text:tab/>0.105654234657203<text:tab/>0.130657169886704</text:p>
      <text:p text:style-name="P1">Ccdc163<text:tab/>3.06103739476007<text:tab/>2.64862225749028<text:tab/>3.05723718115601<text:tab/>1.8282185143051<text:tab/>2.66374496761814</text:p>
      <text:p text:style-name="P1">Ccdc166<text:tab/>0.103933771121142<text:tab/>0.10330493628222<text:tab/>0.0979952785205257<text:tab/>0.101020019074265<text:tab/>0.0959986064385136</text:p>
      <text:p text:style-name="P1">Ccdc167<text:tab/>6.30649885534102<text:tab/>2.82592544063426<text:tab/>2.76015822739712<text:tab/>7.30963778895736<text:tab/>3.33851548301491</text:p>
      <text:p text:style-name="P1">Ccdc169<text:tab/>0.103933771121142<text:tab/>0.10330493628222<text:tab/>0.0979952785205257<text:tab/>0.101020019074265<text:tab/>0.0959986064385136</text:p>
      <text:p text:style-name="P1">Ccdc17<text:tab/>3.9260519478651<text:tab/>2.81511717061639<text:tab/>2.50913502666444<text:tab/>4.89192374264634<text:tab/>4.88850164186412</text:p>
      <text:p text:style-name="P1">Ccdc172<text:tab/>0.103933771121142<text:tab/>0.10330493628222<text:tab/>0.0979952785205257<text:tab/>0.101020019074265<text:tab/>0.0959986064385136</text:p>
      <text:p text:style-name="P1">Ccdc173<text:tab/>0.210453673648606<text:tab/>0.146820433174511<text:tab/>0.0969897448926129<text:tab/>0.363239175577243<text:tab/>0.218609805790523</text:p>
      <text:p text:style-name="P1">Ccdc174<text:tab/>12.2464688965593<text:tab/>11.9056387858528<text:tab/>14.4570962110395<text:tab/>13.1346339601533<text:tab/>11.2560580922854</text:p>
      <text:p text:style-name="P1">Ccdc175<text:tab/>0.598495659844786<text:tab/>1.2068795353416<text:tab/>0.0879964485413649<text:tab/>1.13288714905893<text:tab/>0.23289969995514</text:p>
      <text:p text:style-name="P1">Ccdc176<text:tab/>2.31114755461051<text:tab/>1.66018264411968<text:tab/>1.90900229065006<text:tab/>2.18212889484704<text:tab/>1.84848557740772</text:p>
      <text:p text:style-name="P1">Ccdc179<text:tab/>0.103933771121142<text:tab/>0.10330493628222<text:tab/>0.0979952785205257<text:tab/>0.101020019074265<text:tab/>0.0959986064385136</text:p>
      <text:p text:style-name="P1">Ccdc181<text:tab/>5.21810049359739<text:tab/>3.24789182694487<text:tab/>0.861117449346341<text:tab/>9.7033872758835<text:tab/>2.47554511547398</text:p>
      <text:p text:style-name="P1">Ccdc182<text:tab/>0.103933771121142<text:tab/>0.10330493628222<text:tab/>0.0979952785205257<text:tab/>0.101020019074265<text:tab/>0.0959986064385136</text:p>
      <text:p text:style-name="P1">Ccdc183<text:tab/>0.143484384477546<text:tab/>0.104550803827551<text:tab/>0.0983809813566334<text:tab/>0.102491683010568<text:tab/>0.12256656803416</text:p>
      <text:p text:style-name="P1">Ccdc184<text:tab/>0.293149595608634<text:tab/>0.105153230144701<text:tab/>0.0968255823083269<text:tab/>0.194023157517644<text:tab/>0.0942793174507064</text:p>
      <text:p text:style-name="P1">Ccdc185<text:tab/>0.103933771121142<text:tab/>0.10330493628222<text:tab/>0.0979952785205257<text:tab/>0.101020019074265<text:tab/>0.0959986064385136</text:p>
      <text:p text:style-name="P1">Ccdc19<text:tab/>0.134202407499248<text:tab/>0.173885530002958<text:tab/>0.693873821846159<text:tab/>0.221631548094564<text:tab/>0.156363947275999</text:p>
      <text:p text:style-name="P1">Ccdc22<text:tab/>15.6532112279197<text:tab/>13.9485035880843<text:tab/>8.01283607164761<text:tab/>19.9931866988498<text:tab/>15.2712471128209</text:p>
      <text:p text:style-name="P1">Ccdc24<text:tab/>0.288238687401777<text:tab/>0.358009768515972<text:tab/>0.0980180342282455<text:tab/>0.127662103441731<text:tab/>0.0947129253033686</text:p>
      <text:p text:style-name="P1">Ccdc25<text:tab/>11.1277941604879<text:tab/>28.7533707236704<text:tab/>20.6193542206646<text:tab/>22.1174345402416<text:tab/>23.7532357791536</text:p>
      <text:p text:style-name="P1">Ccdc27<text:tab/>0.103553655855458<text:tab/>0.103214206564228<text:tab/>0.0976525646237111<text:tab/>0.116444416177756<text:tab/>0.0955578728967273</text:p>
      <text:p text:style-name="P1">Ccdc28a<text:tab/>6.73854942088201<text:tab/>0.731271298215039<text:tab/>0.965646148696576<text:tab/>6.39551289477397<text:tab/>3.43973707051322</text:p>
      <text:p text:style-name="P1">Ccdc28b<text:tab/>2.31197306940486<text:tab/>2.44482475926779<text:tab/>0.732810782074265<text:tab/>3.53066925305648<text:soft-page-break/><text:tab/>0.395467339364797</text:p>
      <text:p text:style-name="P1">Ccdc32<text:tab/>11.8346421061334<text:tab/>6.50164636913037<text:tab/>5.99887415374772<text:tab/>17.0075789242045<text:tab/>13.393732711263</text:p>
      <text:p text:style-name="P1">Ccdc33<text:tab/>0.103933771121142<text:tab/>0.10330493628222<text:tab/>0.0979952785205257<text:tab/>0.101020019074265<text:tab/>0.0959986064385136</text:p>
      <text:p text:style-name="P1">Ccdc34<text:tab/>5.21598854582134<text:tab/>4.47866410371159<text:tab/>1.45190762293352<text:tab/>5.11181371915972<text:tab/>1.42561537814971</text:p>
      <text:p text:style-name="P1">Ccdc39<text:tab/>2.45826437982972<text:tab/>2.17556671238967<text:tab/>0.876923047873878<text:tab/>2.19891624170436<text:tab/>0.993756695409003</text:p>
      <text:p text:style-name="P1">Ccdc40<text:tab/>0.104381974471029<text:tab/>0.139594548951665<text:tab/>0.0981303057757106<text:tab/>0.143341173382284<text:tab/>0.107167462155532</text:p>
      <text:p text:style-name="P1">Ccdc42<text:tab/>0.103933771121142<text:tab/>0.10330493628222<text:tab/>0.0979952785205257<text:tab/>0.101020019074265<text:tab/>0.0959986064385136</text:p>
      <text:p text:style-name="P1">Ccdc43<text:tab/>9.68457950845899<text:tab/>8.30179032699859<text:tab/>4.22582085662575<text:tab/>11.6492653881516<text:tab/>7.42389308814627</text:p>
      <text:p text:style-name="P1">Ccdc47<text:tab/>57.3974769623053<text:tab/>57.1507016809226<text:tab/>40.2874604721787<text:tab/>71.0551064611246<text:tab/>59.2465717932383</text:p>
      <text:p text:style-name="P1">Ccdc50<text:tab/>57.5809508983682<text:tab/>79.7776405328836<text:tab/>48.8623858089018<text:tab/>88.1643487513697<text:tab/>52.3761917154256</text:p>
      <text:p text:style-name="P1">Ccdc51<text:tab/>6.20495604198897<text:tab/>5.01792338491742<text:tab/>4.23236517415626<text:tab/>7.65973104877043<text:tab/>7.51116123217047</text:p>
      <text:p text:style-name="P1">Ccdc53<text:tab/>47.4873680798342<text:tab/>36.8194915881046<text:tab/>24.7360912153499<text:tab/>52.5349713731827<text:tab/>47.6780057881785</text:p>
      <text:p text:style-name="P1">Ccdc58<text:tab/>19.1868794839432<text:tab/>17.9360074627183<text:tab/>9.45297398209887<text:tab/>23.4079801987008<text:tab/>16.6064738285806</text:p>
      <text:p text:style-name="P1">Ccdc59<text:tab/>9.3508920182371<text:tab/>15.4692225141003<text:tab/>6.24796131815756<text:tab/>14.0049327453616<text:tab/>6.97599571207709</text:p>
      <text:p text:style-name="P1">Ccdc60<text:tab/>0.103933771121142<text:tab/>0.10330493628222<text:tab/>0.0979952785205257<text:tab/>0.101020019074265<text:tab/>0.0959986064385136</text:p>
      <text:p text:style-name="P1">Ccdc61<text:tab/>5.66293970942659<text:tab/>3.68341049454468<text:tab/>3.4765454982108<text:tab/>9.64368411327595<text:tab/>7.7311846041281</text:p>
      <text:p text:style-name="P1">Ccdc62<text:tab/>5.26051107587353<text:tab/>0.800693642207125<text:tab/>1.91498074278446<text:tab/>3.97731756970598<text:tab/>3.58609835120747</text:p>
      <text:p text:style-name="P1">Ccdc63<text:tab/>0.103933771121142<text:tab/>0.10330493628222<text:tab/>0.0979952785205257<text:tab/>0.101020019074265<text:tab/>0.0959986064385136</text:p>
      <text:p text:style-name="P1">Ccdc64<text:tab/>0.143551090160627<text:tab/>0.168165442435743<text:tab/>0.461848414983741<text:tab/>0.230604318713166<text:tab/>0.226546143155425</text:p>
      <text:p text:style-name="P1">Ccdc64b<text:tab/>0.098552401918285<text:tab/>1.51077582982896<text:tab/>0.745393307235238<text:tab/>0.108845601674658<text:tab/>0.311499901144394</text:p>
      <text:p text:style-name="P1">Ccdc65<text:tab/>9.64412236750491<text:tab/>6.6197961743849<text:tab/>2.97195902876017<text:tab/>5.50051727288001<text:tab/>3.36676151996121</text:p>
      <text:p text:style-name="P1">Ccdc67<text:tab/>0.37705804790503<text:tab/>0.251157230912468<text:tab/>0.297354905313638<text:tab/>0.447911852150175<text:tab/>0.106783919471444</text:p>
      <text:p text:style-name="P1">Ccdc68<text:tab/>0.103933771121142<text:tab/>0.10330493628222<text:tab/>0.0979952785205257<text:tab/>0.101020019074265<text:tab/>0.0959986064385136</text:p>
      <text:p text:style-name="P1">Ccdc69<text:tab/>1.43407347268477<text:tab/>0.523492822810847<text:tab/>0.0903461443421578<text:tab/>1.34651877226244<text:tab/>0.442747280432906</text:p>
      <text:p text:style-name="P1">Ccdc7<text:tab/>0.104258771798464<text:tab/>0.103885043413989<text:tab/>0.0982407092841563<text:tab/>0.101663478019251<text:tab/>0.10604844116129</text:p>
      <text:p text:style-name="P1">Ccdc71<text:tab/>15.8864596078754<text:tab/>9.21699792429144<text:tab/>6.52953739910127<text:tab/>20.4374325107538<text:tab/>19.9182611335827</text:p>
      <text:p text:style-name="P1">Ccdc77<text:tab/>5.24838057711845<text:tab/>1.8546057749672<text:tab/>0.905306264773153<text:tab/>2.53152983864036<text:tab/>0.900397270928276</text:p>
      <text:p text:style-name="P1">Ccdc8<text:tab/>10.5478915278688<text:tab/>7.31704245680866<text:tab/>3.70584840385058<text:tab/>19.0913860359728<text:tab/>5.80257072558567</text:p>
      <text:p text:style-name="P1">Ccdc80<text:tab/>303.555397188576<text:tab/>299.729226768527<text:tab/>205.42991988481<text:tab/>246.466423706362<text:tab/>21.9001850094539</text:p>
      <text:p text:style-name="P1">Ccdc81<text:tab/>0.103257868314415<text:tab/>0.103144201221737<text:tab/>0.0974260752091921<text:tab/>0.130851251717303<text:tab/>0.0952699872370152</text:p>
      <text:p text:style-name="P1"><text:soft-page-break/>Ccdc82<text:tab/>4.55659591202302<text:tab/>2.10433362200753<text:tab/>2.19512845699571<text:tab/>5.2824144441208<text:tab/>3.72806293157845</text:p>
      <text:p text:style-name="P1">Ccdc85a<text:tab/>0.103933771121142<text:tab/>0.10330493628222<text:tab/>0.0979952785205257<text:tab/>0.101020019074265<text:tab/>0.0959986064385136</text:p>
      <text:p text:style-name="P1">Ccdc86<text:tab/>32.1359877797196<text:tab/>56.1066615461179<text:tab/>27.9190326982694<text:tab/>35.8616310005127<text:tab/>56.3861476130104</text:p>
      <text:p text:style-name="P1">Ccdc87<text:tab/>0.103933771121142<text:tab/>0.10330493628222<text:tab/>0.0979952785205257<text:tab/>0.101020019074265<text:tab/>0.0959986064385136</text:p>
      <text:p text:style-name="P1">Ccdc89<text:tab/>0.103933771121142<text:tab/>0.10330493628222<text:tab/>0.0979952785205257<text:tab/>0.101020019074265<text:tab/>0.0959986064385136</text:p>
      <text:p text:style-name="P1">Ccdc90b<text:tab/>22.0122517938539<text:tab/>15.8241120976303<text:tab/>10.4039930963922<text:tab/>27.8990018988385<text:tab/>17.8143795558012</text:p>
      <text:p text:style-name="P1">Ccdc91<text:tab/>19.4572188832507<text:tab/>9.80564903876578<text:tab/>6.83542709968971<text:tab/>19.8518389013361<text:tab/>20.5124341426553</text:p>
      <text:p text:style-name="P1">Ccdc92<text:tab/>2.0737710260521<text:tab/>2.37676800472344<text:tab/>3.42926161694439<text:tab/>6.96584308128784<text:tab/>6.9411382946706</text:p>
      <text:p text:style-name="P1">Ccdc93<text:tab/>9.66714206647477<text:tab/>9.21400431249712<text:tab/>10.1422635470816<text:tab/>21.0790831101521<text:tab/>18.6180972080073</text:p>
      <text:p text:style-name="P1">Ccdc94<text:tab/>11.5305111009416<text:tab/>8.84937747086147<text:tab/>3.27968646586503<text:tab/>13.4365261216995<text:tab/>9.07591016455608</text:p>
      <text:p text:style-name="P1">Ccdc97<text:tab/>15.7191886132675<text:tab/>23.1565843253062<text:tab/>16.2295159475187<text:tab/>27.352702752049<text:tab/>27.6885611014415</text:p>
      <text:p text:style-name="P1">Ccer1<text:tab/>0.103933771121142<text:tab/>0.10330493628222<text:tab/>0.0979952785205257<text:tab/>0.101020019074265<text:tab/>0.0959986064385136</text:p>
      <text:p text:style-name="P1">Cchcr1<text:tab/>21.9032075328554<text:tab/>17.4289269209966<text:tab/>4.73112403539456<text:tab/>22.9547813555014<text:tab/>4.48669354405393</text:p>
      <text:p text:style-name="P1">Ccin<text:tab/>0.103933771121142<text:tab/>0.10330493628222<text:tab/>0.0979952785205257<text:tab/>0.101020019074265<text:tab/>0.0959986064385136</text:p>
      <text:p text:style-name="P1">Cck<text:tab/>0.103933771121142<text:tab/>0.10330493628222<text:tab/>0.0979952785205257<text:tab/>0.101020019074265<text:tab/>0.0959986064385136</text:p>
      <text:p text:style-name="P1">Cckar<text:tab/>0.103933771121142<text:tab/>0.10330493628222<text:tab/>0.0979952785205257<text:tab/>0.101020019074265<text:tab/>0.0959986064385136</text:p>
      <text:p text:style-name="P1">Cckbr<text:tab/>0.103933771121142<text:tab/>0.10330493628222<text:tab/>0.0979952785205257<text:tab/>0.101020019074265<text:tab/>0.0959986064385136</text:p>
      <text:p text:style-name="P1">Ccl1<text:tab/>0.103933771121142<text:tab/>0.10330493628222<text:tab/>0.0979952785205257<text:tab/>0.101020019074265<text:tab/>0.0959986064385136</text:p>
      <text:p text:style-name="P1">Ccl11<text:tab/>0.0916732078538706<text:tab/>3.5011227144162<text:tab/>0.0838475925519312<text:tab/>3.31884395391832<text:tab/>0.104954863395707</text:p>
      <text:p text:style-name="P1">Ccl12<text:tab/>0.104762741702332<text:tab/>0.104801493181904<text:tab/>0.0983872591440678<text:tab/>0.163449877585755<text:tab/>0.0961490090168547</text:p>
      <text:p text:style-name="P1">Ccl17<text:tab/>0.103933771121142<text:tab/>0.10330493628222<text:tab/>0.0979952785205257<text:tab/>0.101020019074265<text:tab/>0.0959986064385136</text:p>
      <text:p text:style-name="P1">Ccl19<text:tab/>0.105297692467677<text:tab/>0.105960768084817<text:tab/>0.435179928029079<text:tab/>0.104484062019834<text:tab/>0.0963514139846313</text:p>
      <text:p text:style-name="P1">Ccl2<text:tab/>2.06594610311538<text:tab/>197.102935294582<text:tab/>30.8516142682266<text:tab/>105.230989605225<text:tab/>28.2542715732646</text:p>
      <text:p text:style-name="P1">Ccl20<text:tab/>0.103933771121142<text:tab/>0.10330493628222<text:tab/>0.0979952785205257<text:tab/>0.101020019074265<text:tab/>0.0959986064385136</text:p>
      <text:p text:style-name="P1">Ccl21<text:tab/>0.103933771121142<text:tab/>0.10330493628222<text:tab/>0.0979952785205257<text:tab/>0.101020019074265<text:tab/>0.0959986064385136</text:p>
      <text:p text:style-name="P1">Ccl22<text:tab/>0.106776345087505<text:tab/>0.108247388117935<text:tab/>0.282704696165707<text:tab/>0.10720782738937<text:tab/>0.118444162317417</text:p>
      <text:p text:style-name="P1">Ccl24<text:tab/>0.103933771121142<text:tab/>0.10330493628222<text:tab/>0.0979952785205257<text:tab/>0.101020019074265<text:tab/>0.0959986064385136</text:p>
      <text:p text:style-name="P1">Ccl25<text:tab/>0.104331990378511<text:tab/>0.103973096598386<text:tab/>0.122451111119313<text:tab/>0.101885489031552<text:tab/>0.096114140395494</text:p>
      <text:p text:style-name="P1">Ccl26<text:tab/>0.103933771121142<text:tab/>0.10330493628222<text:tab/>0.0979952785205257<text:tab/>0.101020019074265<text:tab/>0.0959986064385136</text:p>
      <text:p text:style-name="P1">Ccl27<text:tab/>1.11971376208802<text:tab/>0.925948322107072<text:tab/>1.19622579658379<text:tab/>1.08149766551028<text:soft-page-break/><text:tab/>1.70724457875043</text:p>
      <text:p text:style-name="P1">Ccl28<text:tab/>0.104649870157095<text:tab/>0.104605465793543<text:tab/>0.168364582459389<text:tab/>0.102712823501548<text:tab/>0.0961876661765609</text:p>
      <text:p text:style-name="P1">Ccl3<text:tab/>0.103933771121142<text:tab/>0.10330493628222<text:tab/>0.0979952785205257<text:tab/>0.101020019074265<text:tab/>0.0959986064385136</text:p>
      <text:p text:style-name="P1">Ccl4<text:tab/>0.103933771121142<text:tab/>0.10330493628222<text:tab/>0.0979952785205257<text:tab/>0.101020019074265<text:tab/>0.0959986064385136</text:p>
      <text:p text:style-name="P1">Ccl5<text:tab/>0.104732413003196<text:tab/>0.10473695163123<text:tab/>0.0983722935046906<text:tab/>0.158874972389424<text:tab/>0.0961441768484736</text:p>
      <text:p text:style-name="P1">Ccl6<text:tab/>0.103933771121142<text:tab/>0.10330493628222<text:tab/>0.0979952785205257<text:tab/>0.101020019074265<text:tab/>0.0959986064385136</text:p>
      <text:p text:style-name="P1">Ccl7<text:tab/>3.15759802763019<text:tab/>423.68105329762<text:tab/>66.0013959688624<text:tab/>283.390723324048<text:tab/>4.82367801104718</text:p>
      <text:p text:style-name="P1">Ccl9<text:tab/>0.103933771121142<text:tab/>0.10330493628222<text:tab/>0.0979952785205257<text:tab/>0.101020019074265<text:tab/>0.0959986064385136</text:p>
      <text:p text:style-name="P1">Ccm2<text:tab/>27.2643774564305<text:tab/>59.5102930999467<text:tab/>52.7762991939012<text:tab/>47.1276592793927<text:tab/>60.0475046487214</text:p>
      <text:p text:style-name="P1">Ccna1<text:tab/>0.175553409362816<text:tab/>0.10406053565235<text:tab/>0.242149901419779<text:tab/>0.120259022016524<text:tab/>0.0935959761287331</text:p>
      <text:p text:style-name="P1">Ccna2<text:tab/>30.4147515605044<text:tab/>30.1043399490005<text:tab/>21.9722699363394<text:tab/>7.62241683060869<text:tab/>0.722776317248538</text:p>
      <text:p text:style-name="P1">Ccnb1<text:tab/>17.470266148938<text:tab/>10.2900642799392<text:tab/>3.37529219900572<text:tab/>5.55663090009646<text:tab/>0.612108631167126</text:p>
      <text:p text:style-name="P1">Ccnb1ip1<text:tab/>0.103933771121142<text:tab/>0.10330493628222<text:tab/>0.0979952785205257<text:tab/>0.101020019074265<text:tab/>0.0959986064385136</text:p>
      <text:p text:style-name="P1">Ccnb2<text:tab/>10.8883579172939<text:tab/>9.1244809843482<text:tab/>3.37663345136803<text:tab/>6.36559354902038<text:tab/>0.462814458883001</text:p>
      <text:p text:style-name="P1">Ccnc<text:tab/>12.2666341924297<text:tab/>13.9277693258735<text:tab/>9.87145241216028<text:tab/>14.7997047620388<text:tab/>11.7363591877535</text:p>
      <text:p text:style-name="P1">Ccnd1<text:tab/>87.2722855157526<text:tab/>84.9001330278301<text:tab/>41.8432958947914<text:tab/>335.617522641585<text:tab/>97.115261510427</text:p>
      <text:p text:style-name="P1">Ccnd2<text:tab/>3.80309703631334<text:tab/>4.35921088810948<text:tab/>2.78549447870212<text:tab/>17.0202631907099<text:tab/>13.1856584402084</text:p>
      <text:p text:style-name="P1">Ccnd3<text:tab/>73.7118368047326<text:tab/>90.2788963211217<text:tab/>77.7274651198924<text:tab/>99.2997945000571<text:tab/>56.7539039744413</text:p>
      <text:p text:style-name="P1">Ccndbp1<text:tab/>23.7025557682967<text:tab/>14.3552199364207<text:tab/>15.8830558688311<text:tab/>31.9411699985329<text:tab/>28.6632887539843</text:p>
      <text:p text:style-name="P1">Ccne1<text:tab/>7.88383187259508<text:tab/>12.3483948237413<text:tab/>9.93998324135532<text:tab/>8.15841219136964<text:tab/>4.26764483324616</text:p>
      <text:p text:style-name="P1">Ccne2<text:tab/>6.62993328803901<text:tab/>3.95399531361328<text:tab/>3.24245390933705<text:tab/>3.85130955555822<text:tab/>1.61554102199397</text:p>
      <text:p text:style-name="P1">Ccnf<text:tab/>7.55982914761424<text:tab/>31.2898442672694<text:tab/>18.0763559975555<text:tab/>3.7133640657566<text:tab/>3.40453913624354</text:p>
      <text:p text:style-name="P1">Ccng1<text:tab/>167.08437074682<text:tab/>148.050083275712<text:tab/>134.151373991629<text:tab/>349.367096623707<text:tab/>132.063520337152</text:p>
      <text:p text:style-name="P1">Ccng2<text:tab/>18.9742324334893<text:tab/>2.85194456724559<text:tab/>11.3000652659828<text:tab/>31.1490092837158<text:tab/>14.1003945997439</text:p>
      <text:p text:style-name="P1">Ccnh<text:tab/>26.0867494385284<text:tab/>51.5048273163623<text:tab/>44.200529626416<text:tab/>26.9831088102732<text:tab/>57.8037132078667</text:p>
      <text:p text:style-name="P1">Ccni<text:tab/>67.7861023374979<text:tab/>60.6476145878535<text:tab/>62.4662463507197<text:tab/>102.605952359814<text:tab/>70.6521491687409</text:p>
      <text:p text:style-name="P1">Ccnj<text:tab/>0.103933771121142<text:tab/>0.10330493628222<text:tab/>0.0979952785205257<text:tab/>0.101020019074265<text:tab/>0.0959986064385136</text:p>
      <text:p text:style-name="P1">Ccnjl<text:tab/>0.33874269959327<text:tab/>0.249708696172891<text:tab/>0.509166435386826<text:tab/>0.56478476554601<text:tab/>0.453230755740559</text:p>
      <text:p text:style-name="P1">Ccnk<text:tab/>14.9741070867719<text:tab/>20.3656259168154<text:tab/>19.2509933289056<text:tab/>22.1721403008989<text:tab/>23.0463536667985</text:p>
      <text:p text:style-name="P1">Ccnl1<text:tab/>27.7014830082172<text:tab/>44.6485983964592<text:tab/>32.9749576543052<text:tab/>27.7346042596568<text:tab/>34.002532989387</text:p>
      <text:p text:style-name="P1"><text:soft-page-break/>Ccnl2<text:tab/>50.0424493326109<text:tab/>56.873374165397<text:tab/>62.3204668217261<text:tab/>62.0527629621529<text:tab/>55.874283612391</text:p>
      <text:p text:style-name="P1">Ccno<text:tab/>0.226671290390752<text:tab/>0.475161477611029<text:tab/>0.709714203895143<text:tab/>0.114456486208118<text:tab/>0.255854284388415</text:p>
      <text:p text:style-name="P1">Ccnt1<text:tab/>0.527100367660577<text:tab/>0.435336979237532<text:tab/>0.841266124848695<text:tab/>0.489525201393147<text:tab/>0.701177403057711</text:p>
      <text:p text:style-name="P1">Ccnt2<text:tab/>10.3196575530348<text:tab/>6.41478253194076<text:tab/>6.88817329003396<text:tab/>10.4196824690102<text:tab/>9.57448683546678</text:p>
      <text:p text:style-name="P1">Ccny<text:tab/>52.2817472456803<text:tab/>42.9139999733174<text:tab/>29.8585099696663<text:tab/>65.2632483260879<text:tab/>22.3957627641549</text:p>
      <text:p text:style-name="P1">Ccp110<text:tab/>3.97101247416108<text:tab/>5.97641856314492<text:tab/>5.57831193644893<text:tab/>4.34467754196444<text:tab/>3.73686340863261</text:p>
      <text:p text:style-name="P1">Ccpg1<text:tab/>18.559217197403<text:tab/>13.006788280575<text:tab/>12.4003592943784<text:tab/>22.5086046695502<text:tab/>14.9461166767762</text:p>
      <text:p text:style-name="P1">Ccpg1os<text:tab/>5.32835031922153<text:tab/>4.06028013568102<text:tab/>0.0829782780524036<text:tab/>15.5065220614932<text:tab/>3.26278856296898</text:p>
      <text:p text:style-name="P1">Ccr1<text:tab/>0.103933771121142<text:tab/>0.10330493628222<text:tab/>0.0979952785205257<text:tab/>0.101020019074265<text:tab/>0.0959986064385136</text:p>
      <text:p text:style-name="P1">Ccr10<text:tab/>0.177319619090144<text:tab/>0.152983340834882<text:tab/>0.429578929525248<text:tab/>0.711899747729183<text:tab/>0.417202734417364</text:p>
      <text:p text:style-name="P1">Ccr1l1<text:tab/>0.103933771121142<text:tab/>0.10330493628222<text:tab/>0.0979952785205257<text:tab/>0.101020019074265<text:tab/>0.0959986064385136</text:p>
      <text:p text:style-name="P1">Ccr3<text:tab/>0.103933771121142<text:tab/>0.10330493628222<text:tab/>0.0979952785205257<text:tab/>0.101020019074265<text:tab/>0.0959986064385136</text:p>
      <text:p text:style-name="P1">Ccr4<text:tab/>0.104202086284915<text:tab/>0.128199908180342<text:tab/>0.0981549951142376<text:tab/>0.101790333058341<text:tab/>0.0960511623340334</text:p>
      <text:p text:style-name="P1">Ccr5<text:tab/>0.103933771121142<text:tab/>0.10330493628222<text:tab/>0.0979952785205257<text:tab/>0.101020019074265<text:tab/>0.0959986064385136</text:p>
      <text:p text:style-name="P1">Ccr6<text:tab/>0.103933771121142<text:tab/>0.10330493628222<text:tab/>0.0979952785205257<text:tab/>0.101020019074265<text:tab/>0.0959986064385136</text:p>
      <text:p text:style-name="P1">Ccr7<text:tab/>0.103933771121142<text:tab/>0.10330493628222<text:tab/>0.0979952785205257<text:tab/>0.101020019074265<text:tab/>0.0959986064385136</text:p>
      <text:p text:style-name="P1">Ccr9<text:tab/>0.103933771121142<text:tab/>0.10330493628222<text:tab/>0.0979952785205257<text:tab/>0.101020019074265<text:tab/>0.0959986064385136</text:p>
      <text:p text:style-name="P1">Ccrl2<text:tab/>0.146380369805415<text:tab/>0.700251633814605<text:tab/>0.659846868028012<text:tab/>0.735419104287622<text:tab/>0.255692722766735</text:p>
      <text:p text:style-name="P1">Ccs<text:tab/>17.2806127314554<text:tab/>16.2314472872794<text:tab/>10.5510928016229<text:tab/>54.5447519401594<text:tab/>19.9662467715574</text:p>
      <text:p text:style-name="P1">Ccsap<text:tab/>3.05397041216361<text:tab/>2.79547118551719<text:tab/>4.12146033143684<text:tab/>1.75212597975233<text:tab/>1.27432230437519</text:p>
      <text:p text:style-name="P1">Ccser1<text:tab/>0.103933771121142<text:tab/>0.10330493628222<text:tab/>0.0979952785205257<text:tab/>0.101020019074265<text:tab/>0.0959986064385136</text:p>
      <text:p text:style-name="P1">Cct2<text:tab/>192.362623239398<text:tab/>210.123369113442<text:tab/>148.642111198006<text:tab/>257.477277710143<text:tab/>218.072380986838</text:p>
      <text:p text:style-name="P1">Cct3<text:tab/>178.487387694342<text:tab/>245.460021964926<text:tab/>162.778442100163<text:tab/>240.790087872406<text:tab/>232.230312820672</text:p>
      <text:p text:style-name="P1">Cct4<text:tab/>163.540258676332<text:tab/>251.972523743473<text:tab/>146.503985299939<text:tab/>233.848590328309<text:tab/>232.978588714384</text:p>
      <text:p text:style-name="P1">Cct5<text:tab/>252.231912700182<text:tab/>335.362516235161<text:tab/>242.58888413916<text:tab/>323.792673486574<text:tab/>339.648115698901</text:p>
      <text:p text:style-name="P1">Cct6a<text:tab/>107.337766533012<text:tab/>126.946706651434<text:tab/>97.006685939757<text:tab/>132.388177866057<text:tab/>151.482866828158</text:p>
      <text:p text:style-name="P1">Cct6b<text:tab/>0.208957690634045<text:tab/>0.348784595668823<text:tab/>0.752245138643427<text:tab/>0.504288417167174<text:tab/>0.219643364138148</text:p>
      <text:p text:style-name="P1">Cct7<text:tab/>105.610792237947<text:tab/>133.841928943937<text:tab/>95.7692590232108<text:tab/>161.460202481589<text:tab/>166.119292378468</text:p>
      <text:p text:style-name="P1">Cct8<text:tab/>128.246396620684<text:tab/>136.696482459495<text:tab/>114.402484038769<text:tab/>172.714148572117<text:tab/>194.970339903201</text:p>
      <text:p text:style-name="P1">Cct8l1<text:tab/>0.103933771121142<text:tab/>0.10330493628222<text:tab/>0.0979952785205257<text:soft-page-break/><text:tab/>0.101020019074265<text:tab/>0.0959986064385136</text:p>
      <text:p text:style-name="P1">Ccz1b<text:tab/>19.8383902952805<text:tab/>21.3759520253513<text:tab/>11.870857004922<text:tab/>35.0589269353184<text:tab/>18.0839776498394</text:p>
      <text:p text:style-name="P1">Cd101<text:tab/>0.104381638778465<text:tab/>0.212993839276193<text:tab/>0.0979856632816933<text:tab/>0.113126337208622<text:tab/>0.10231892660161</text:p>
      <text:p text:style-name="P1">Cd14<text:tab/>14.6787009534037<text:tab/>19.4463743792571<text:tab/>4.37870820530296<text:tab/>57.8854444229609<text:tab/>4.19882396572847</text:p>
      <text:p text:style-name="P1">Cd151<text:tab/>0.103933771121142<text:tab/>0.10330493628222<text:tab/>0.0979952785205257<text:tab/>0.101020019074265<text:tab/>0.0959986064385136</text:p>
      <text:p text:style-name="P1">Cd163<text:tab/>0.103933771121142<text:tab/>0.10330493628222<text:tab/>0.0979952785205257<text:tab/>0.101020019074265<text:tab/>0.0959986064385136</text:p>
      <text:p text:style-name="P1">Cd163l1<text:tab/>0.103933771121142<text:tab/>0.10330493628222<text:tab/>0.0979952785205257<text:tab/>0.101020019074265<text:tab/>0.0959986064385136</text:p>
      <text:p text:style-name="P1">Cd164<text:tab/>143.164664835249<text:tab/>154.536057857918<text:tab/>184.624461828493<text:tab/>285.461991801902<text:tab/>153.459088743364</text:p>
      <text:p text:style-name="P1">Cd177<text:tab/>0.103933771121142<text:tab/>0.10330493628222<text:tab/>0.0979952785205257<text:tab/>0.101020019074265<text:tab/>0.0959986064385136</text:p>
      <text:p text:style-name="P1">Cd180<text:tab/>48.3281824321078<text:tab/>31.4560353391375<text:tab/>3.96465336170847<text:tab/>48.0031166602838<text:tab/>0.664744685184225</text:p>
      <text:p text:style-name="P1">Cd19<text:tab/>0.103933771121142<text:tab/>0.10330493628222<text:tab/>0.0979952785205257<text:tab/>0.101020019074265<text:tab/>0.0959986064385136</text:p>
      <text:p text:style-name="P1">Cd1d1<text:tab/>10.3897474332662<text:tab/>8.26106062864857<text:tab/>6.34689098217298<text:tab/>19.4664092651668<text:tab/>5.1818825777325</text:p>
      <text:p text:style-name="P1">Cd2<text:tab/>0.103933771121142<text:tab/>0.10330493628222<text:tab/>0.0979952785205257<text:tab/>0.101020019074265<text:tab/>0.0959986064385136</text:p>
      <text:p text:style-name="P1">Cd200<text:tab/>158.052064376383<text:tab/>132.482030840513<text:tab/>25.2904824453663<text:tab/>77.1378404194412<text:tab/>9.41855527735528</text:p>
      <text:p text:style-name="P1">Cd200r1<text:tab/>0.106083501383383<text:tab/>0.107437124333685<text:tab/>0.0995899693056666<text:tab/>0.132819365111417<text:tab/>0.198269777876376</text:p>
      <text:p text:style-name="P1">Cd209a<text:tab/>0.103933771121142<text:tab/>0.10330493628222<text:tab/>0.0979952785205257<text:tab/>0.101020019074265<text:tab/>0.0959986064385136</text:p>
      <text:p text:style-name="P1">Cd209b<text:tab/>0.103933771121142<text:tab/>0.10330493628222<text:tab/>0.0979952785205257<text:tab/>0.101020019074265<text:tab/>0.0959986064385136</text:p>
      <text:p text:style-name="P1">Cd209e<text:tab/>0.103933771121142<text:tab/>0.10330493628222<text:tab/>0.0979952785205257<text:tab/>0.101020019074265<text:tab/>0.0959986064385136</text:p>
      <text:p text:style-name="P1">Cd22<text:tab/>0.103933771121142<text:tab/>0.10330493628222<text:tab/>0.0979952785205257<text:tab/>0.101020019074265<text:tab/>0.0959986064385136</text:p>
      <text:p text:style-name="P1">Cd226<text:tab/>0.103933771121142<text:tab/>0.10330493628222<text:tab/>0.0979952785205257<text:tab/>0.101020019074265<text:tab/>0.0959986064385136</text:p>
      <text:p text:style-name="P1">Cd24<text:tab/>38.6365986074618<text:tab/>28.610369379174<text:tab/>34.4668564549891<text:tab/>44.7080114011289<text:tab/>44.4551994160617</text:p>
      <text:p text:style-name="P1">Cd244<text:tab/>0.103340319698134<text:tab/>0.103745054186363<text:tab/>0.0973910563494953<text:tab/>0.169178208589263<text:tab/>0.0950634691348487</text:p>
      <text:p text:style-name="P1">Cd247<text:tab/>0.103933771121142<text:tab/>0.10330493628222<text:tab/>0.0979952785205257<text:tab/>0.101020019074265<text:tab/>0.0959986064385136</text:p>
      <text:p text:style-name="P1">Cd248<text:tab/>0.103933771121142<text:tab/>0.10330493628222<text:tab/>0.0979952785205257<text:tab/>0.101020019074265<text:tab/>0.0959986064385136</text:p>
      <text:p text:style-name="P1">Cd27<text:tab/>0.103933771121142<text:tab/>0.10330493628222<text:tab/>0.0979952785205257<text:tab/>0.101020019074265<text:tab/>0.0959986064385136</text:p>
      <text:p text:style-name="P1">Cd274<text:tab/>0.376891712438407<text:tab/>7.21969363571499<text:tab/>0.887354676723726<text:tab/>1.86147899108938<text:tab/>0.383783982615315</text:p>
      <text:p text:style-name="P1">Cd276<text:tab/>32.5980289031105<text:tab/>36.4743098830132<text:tab/>24.6594574778061<text:tab/>80.5533342752814<text:tab/>44.4150049690719</text:p>
      <text:p text:style-name="P1">Cd28<text:tab/>0.182238633255441<text:tab/>0.359258973510854<text:tab/>0.506615815880811<text:tab/>0.156545688998742<text:tab/>0.194269841339526</text:p>
      <text:p text:style-name="P1">Cd2ap<text:tab/>24.0744290022671<text:tab/>35.0343881164929<text:tab/>35.042856528527<text:tab/>44.938250054951<text:tab/>43.2452532047558</text:p>
      <text:p text:style-name="P1">Cd2bp2<text:tab/>43.5776519635953<text:tab/>35.7860363792584<text:tab/>23.7084291234651<text:tab/>51.2897520611122<text:tab/>35.8737244597951</text:p>
      <text:p text:style-name="P1"><text:soft-page-break/>Cd300a<text:tab/>0.103933771121142<text:tab/>0.10330493628222<text:tab/>0.0979952785205257<text:tab/>0.101020019074265<text:tab/>0.0959986064385136</text:p>
      <text:p text:style-name="P1">Cd300e<text:tab/>0.103933771121142<text:tab/>0.10330493628222<text:tab/>0.0979952785205257<text:tab/>0.101020019074265<text:tab/>0.0959986064385136</text:p>
      <text:p text:style-name="P1">Cd300lb<text:tab/>0.103401278869991<text:tab/>0.103519495374023<text:tab/>0.0972667343991427<text:tab/>0.101838927923906<text:tab/>0.210239693610956</text:p>
      <text:p text:style-name="P1">Cd300le<text:tab/>0.103933771121142<text:tab/>0.10330493628222<text:tab/>0.0979952785205257<text:tab/>0.101020019074265<text:tab/>0.0959986064385136</text:p>
      <text:p text:style-name="P1">Cd300lf<text:tab/>0.103933771121142<text:tab/>0.10330493628222<text:tab/>0.0979952785205257<text:tab/>0.101020019074265<text:tab/>0.0959986064385136</text:p>
      <text:p text:style-name="P1">Cd302<text:tab/>9.03261108290367<text:tab/>5.48204641788782<text:tab/>5.65525046758168<text:tab/>10.8733073899708<text:tab/>0.45836119931527</text:p>
      <text:p text:style-name="P1">Cd320<text:tab/>28.021591970731<text:tab/>34.6405025360589<text:tab/>38.6580625029357<text:tab/>34.7732745975131<text:tab/>53.4247130874704</text:p>
      <text:p text:style-name="P1">Cd34<text:tab/>0.104631344666738<text:tab/>0.104527376451798<text:tab/>0.098322669395433<text:tab/>0.145648580979152<text:tab/>0.0961273899972446</text:p>
      <text:p text:style-name="P1">Cd36<text:tab/>0.48506940511831<text:tab/>0.245226340868127<text:tab/>0.134878667550552<text:tab/>0.200959856573709<text:tab/>0.0926770876007503</text:p>
      <text:p text:style-name="P1">Cd37<text:tab/>0.167513053558294<text:tab/>0.152873038684977<text:tab/>0.122857966423974<text:tab/>0.129238577776395<text:tab/>0.129367385792514</text:p>
      <text:p text:style-name="P1">Cd38<text:tab/>14.6430128742283<text:tab/>10.9997529024113<text:tab/>3.65641851746589<text:tab/>25.9226561706146<text:tab/>5.01004772505564</text:p>
      <text:p text:style-name="P1">Cd3d<text:tab/>0.103933771121142<text:tab/>0.10330493628222<text:tab/>0.0979952785205257<text:tab/>0.101020019074265<text:tab/>0.0959986064385136</text:p>
      <text:p text:style-name="P1">Cd3e<text:tab/>0.103933771121142<text:tab/>0.10330493628222<text:tab/>0.0979952785205257<text:tab/>0.101020019074265<text:tab/>0.0959986064385136</text:p>
      <text:p text:style-name="P1">Cd3eap<text:tab/>24.014099348734<text:tab/>87.1725125485667<text:tab/>51.9511188084013<text:tab/>24.2589921523977<text:tab/>25.0434464128221</text:p>
      <text:p text:style-name="P1">Cd3g<text:tab/>0.103933771121142<text:tab/>0.10330493628222<text:tab/>0.0979952785205257<text:tab/>0.101020019074265<text:tab/>0.0959986064385136</text:p>
      <text:p text:style-name="P1">Cd4<text:tab/>0.104320974003301<text:tab/>0.176691116684122<text:tab/>0.0980157122122729<text:tab/>0.102684192146179<text:tab/>0.108541032057982</text:p>
      <text:p text:style-name="P1">Cd40<text:tab/>0.103933771121142<text:tab/>0.10330493628222<text:tab/>0.0979952785205257<text:tab/>0.101020019074265<text:tab/>0.0959986064385136</text:p>
      <text:p text:style-name="P1">Cd40lg<text:tab/>0.103933771121142<text:tab/>0.10330493628222<text:tab/>0.0979952785205257<text:tab/>0.101020019074265<text:tab/>0.0959986064385136</text:p>
      <text:p text:style-name="P1">Cd44<text:tab/>23.4937538062192<text:tab/>210.612030928245<text:tab/>359.597393983624<text:tab/>98.1999150611791<text:tab/>206.493237786309</text:p>
      <text:p text:style-name="P1">Cd46<text:tab/>2.04697971205027<text:tab/>2.82347436560882<text:tab/>1.7610888568627<text:tab/>2.24766089546579<text:tab/>1.15536583979195</text:p>
      <text:p text:style-name="P1">Cd47<text:tab/>24.4594806831603<text:tab/>19.5363928847266<text:tab/>21.9198019763329<text:tab/>39.1671478414591<text:tab/>51.6952142929253</text:p>
      <text:p text:style-name="P1">Cd48<text:tab/>50.733852769918<text:tab/>35.0621332132533<text:tab/>20.0434948830114<text:tab/>49.7325883176294<text:tab/>13.4073994158958</text:p>
      <text:p text:style-name="P1">Cd5<text:tab/>0.103933771121142<text:tab/>0.10330493628222<text:tab/>0.0979952785205257<text:tab/>0.101020019074265<text:tab/>0.0959986064385136</text:p>
      <text:p text:style-name="P1">Cd52<text:tab/>0.103933771121142<text:tab/>0.10330493628222<text:tab/>0.0979952785205257<text:tab/>0.101020019074265<text:tab/>0.0959986064385136</text:p>
      <text:p text:style-name="P1">Cd53<text:tab/>0.104172161269176<text:tab/>0.104392782162075<text:tab/>0.0979258526774416<text:tab/>0.161827374973594<text:tab/>0.095623635977868</text:p>
      <text:p text:style-name="P1">Cd55<text:tab/>5.02777336163896<text:tab/>12.9824621477384<text:tab/>8.54166480623715<text:tab/>3.01180010135917<text:tab/>5.89101549992664</text:p>
      <text:p text:style-name="P1">Cd59<text:tab/>49.5710876375608<text:tab/>50.3030796312687<text:tab/>52.4882424653361<text:tab/>52.3081876643713<text:tab/>33.0560150843928</text:p>
      <text:p text:style-name="P1">Cd5l<text:tab/>0.489790315146362<text:tab/>0.143538098938412<text:tab/>0.0980348315029332<text:tab/>0.158242601882049<text:tab/>0.0948610234458573</text:p>
      <text:p text:style-name="P1">Cd6<text:tab/>0.103933771121142<text:tab/>0.10330493628222<text:tab/>0.0979952785205257<text:tab/>0.101020019074265<text:tab/>0.0959986064385136</text:p>
      <text:p text:style-name="P1">Cd63<text:tab/>1124.46050636165<text:tab/>2254.06236083653<text:tab/>1992.10530828733<text:tab/>4203.80783392773<text:soft-page-break/><text:tab/>4372.11029748557</text:p>
      <text:p text:style-name="P1">Cd68<text:tab/>0.924321967731715<text:tab/>2.60372037354098<text:tab/>2.07905521219784<text:tab/>0.632963360935412<text:tab/>7.76750824060192</text:p>
      <text:p text:style-name="P1">Cd69<text:tab/>0.103933771121142<text:tab/>0.10330493628222<text:tab/>0.0979952785205257<text:tab/>0.101020019074265<text:tab/>0.0959986064385136</text:p>
      <text:p text:style-name="P1">Cd7<text:tab/>0.101405088637329<text:tab/>0.13225771314977<text:tab/>0.121458374495262<text:tab/>0.450913353679002<text:tab/>0.116842407766018</text:p>
      <text:p text:style-name="P1">Cd70<text:tab/>0.103933771121142<text:tab/>0.10330493628222<text:tab/>0.0979952785205257<text:tab/>0.101020019074265<text:tab/>0.0959986064385136</text:p>
      <text:p text:style-name="P1">Cd72<text:tab/>0.242619792898027<text:tab/>0.776758582567683<text:tab/>0.460449407482874<text:tab/>0.445128519611637<text:tab/>0.360956988567937</text:p>
      <text:p text:style-name="P1">Cd74<text:tab/>2.72447282466923<text:tab/>4.29527828004377<text:tab/>4.19297510883459<text:tab/>2.26205335984513<text:tab/>0.569989005172506</text:p>
      <text:p text:style-name="P1">Cd79b<text:tab/>0.103933771121142<text:tab/>0.10330493628222<text:tab/>0.0979952785205257<text:tab/>0.101020019074265<text:tab/>0.0959986064385136</text:p>
      <text:p text:style-name="P1">Cd80<text:tab/>4.14346709915798<text:tab/>1.65143573194362<text:tab/>0.21972812029158<text:tab/>12.5033698527559<text:tab/>0.340135652985743</text:p>
      <text:p text:style-name="P1">Cd81<text:tab/>496.956338405053<text:tab/>523.397968658722<text:tab/>507.335224202368<text:tab/>970.634291189922<text:tab/>361.380972496123</text:p>
      <text:p text:style-name="P1">Cd82<text:tab/>38.0273003861024<text:tab/>48.6642298627954<text:tab/>31.5380177408651<text:tab/>157.963319946538<text:tab/>52.040495206974</text:p>
      <text:p text:style-name="P1">Cd83<text:tab/>0.13342190103536<text:tab/>0.720671182900178<text:tab/>0.237980977808303<text:tab/>0.111629142087544<text:tab/>0.0961203420137535</text:p>
      <text:p text:style-name="P1">Cd84<text:tab/>0.103933771121142<text:tab/>0.10330493628222<text:tab/>0.0979952785205257<text:tab/>0.101020019074265<text:tab/>0.0959986064385136</text:p>
      <text:p text:style-name="P1">Cd86<text:tab/>0.103933771121142<text:tab/>0.10330493628222<text:tab/>0.0979952785205257<text:tab/>0.101020019074265<text:tab/>0.0959986064385136</text:p>
      <text:p text:style-name="P1">Cd8a<text:tab/>0.104153363831374<text:tab/>0.12190085590626<text:tab/>0.0981265249646051<text:tab/>0.101637039656144<text:tab/>0.096041931866198</text:p>
      <text:p text:style-name="P1">Cd8b<text:tab/>0.103933771121142<text:tab/>0.10330493628222<text:tab/>0.0979952785205257<text:tab/>0.101020019074265<text:tab/>0.0959986064385136</text:p>
      <text:p text:style-name="P1">Cd9<text:tab/>237.097441205353<text:tab/>371.178603201686<text:tab/>323.04084747224<text:tab/>399.954601470516<text:tab/>205.149562896573</text:p>
      <text:p text:style-name="P1">Cd93<text:tab/>0.104172979521974<text:tab/>0.137209627993235<text:tab/>0.0980291956454427<text:tab/>0.101939883876522<text:tab/>0.095857402857643</text:p>
      <text:p text:style-name="P1">Cd96<text:tab/>0.103933771121142<text:tab/>0.10330493628222<text:tab/>0.0979952785205257<text:tab/>0.101020019074265<text:tab/>0.0959986064385136</text:p>
      <text:p text:style-name="P1">Cd99<text:tab/>367.219847116128<text:tab/>450.567562765723<text:tab/>383.972669986288<text:tab/>422.009949233768<text:tab/>265.760959711531</text:p>
      <text:p text:style-name="P1">Cd99l2<text:tab/>0.104238849370895<text:tab/>0.103813335395391<text:tab/>0.0981786447563443<text:tab/>0.10701118689357<text:tab/>0.100296775836086</text:p>
      <text:p text:style-name="P1">Cda<text:tab/>0.104995855125712<text:tab/>0.1894449555055<text:tab/>0.0985501624167112<text:tab/>0.132087524231697<text:tab/>0.0961968510283673</text:p>
      <text:p text:style-name="P1">Cdadc1<text:tab/>21.9030893702095<text:tab/>18.8369188493411<text:tab/>10.3455032919662<text:tab/>23.3835822765318<text:tab/>14.0262345968448</text:p>
      <text:p text:style-name="P1">Cdc123<text:tab/>49.0083053991941<text:tab/>63.4576604182611<text:tab/>41.0319422308688<text:tab/>78.5472482284942<text:tab/>44.1299154930945</text:p>
      <text:p text:style-name="P1">Cdc14a<text:tab/>1.6225900288559<text:tab/>2.50988139438084<text:tab/>2.55285729277597<text:tab/>3.01779151487545<text:tab/>1.16272204677081</text:p>
      <text:p text:style-name="P1">Cdc14b<text:tab/>8.42543390407058<text:tab/>7.02297953167356<text:tab/>3.60379730700075<text:tab/>7.73642197405064<text:tab/>4.76626097732029</text:p>
      <text:p text:style-name="P1">Cdc16<text:tab/>35.6241559639199<text:tab/>44.2966886647354<text:tab/>24.1398178612481<text:tab/>41.7082325413304<text:tab/>23.1739348460326</text:p>
      <text:p text:style-name="P1">Cdc20<text:tab/>50.1943399509903<text:tab/>28.7652040593535<text:tab/>8.89276223113967<text:tab/>15.9351313253865<text:tab/>2.74616600414619</text:p>
      <text:p text:style-name="P1">Cdc23<text:tab/>26.0453047704275<text:tab/>18.2532853427921<text:tab/>9.9339347815713<text:tab/>26.2757220447657<text:tab/>14.5253921373687</text:p>
      <text:p text:style-name="P1">Cdc25a<text:tab/>10.4121779602077<text:tab/>9.30744077587781<text:tab/>5.66827699968578<text:tab/>8.68943443752216<text:tab/>5.71574512762743</text:p>
      <text:p text:style-name="P1"><text:soft-page-break/>Cdc25b<text:tab/>11.6410376005467<text:tab/>11.3802911002284<text:tab/>5.70672420808868<text:tab/>9.77384717401206<text:tab/>4.37387759751653</text:p>
      <text:p text:style-name="P1">Cdc25c<text:tab/>7.50302674585526<text:tab/>4.14522511894473<text:tab/>3.90457210093193<text:tab/>4.91149240720255<text:tab/>2.72652392816989</text:p>
      <text:p text:style-name="P1">Cdc26<text:tab/>17.1835101073385<text:tab/>11.7848843900511<text:tab/>4.47719390932023<text:tab/>22.1571397400316<text:tab/>8.47821541828338</text:p>
      <text:p text:style-name="P1">Cdc27<text:tab/>23.5117673281951<text:tab/>17.1246666988855<text:tab/>12.9307861489742<text:tab/>28.9781032530467<text:tab/>20.1485893206459</text:p>
      <text:p text:style-name="P1">Cdc34<text:tab/>45.0991947783445<text:tab/>65.8860281473656<text:tab/>56.6145938996181<text:tab/>56.7607370036851<text:tab/>69.4292650511839</text:p>
      <text:p text:style-name="P1">Cdc37<text:tab/>165.601454851223<text:tab/>243.395664202134<text:tab/>199.288512652776<text:tab/>298.803499621388<text:tab/>257.584921741341</text:p>
      <text:p text:style-name="P1">Cdc37l1<text:tab/>19.4367575800661<text:tab/>19.8148613631733<text:tab/>23.4283564646353<text:tab/>25.4551440924677<text:tab/>22.8687638628489</text:p>
      <text:p text:style-name="P1">Cdc40<text:tab/>9.52299319684069<text:tab/>5.81687044828668<text:tab/>5.30596595971116<text:tab/>11.4980001804562<text:tab/>8.21406122878422</text:p>
      <text:p text:style-name="P1">Cdc42<text:tab/>370.051761624144<text:tab/>480.383350522015<text:tab/>329.637759040816<text:tab/>519.010488724593<text:tab/>403.946238034938</text:p>
      <text:p text:style-name="P1">Cdc42bpa<text:tab/>21.6228481591191<text:tab/>16.9947522951565<text:tab/>16.0468181405474<text:tab/>20.6507598226351<text:tab/>16.6668728610957</text:p>
      <text:p text:style-name="P1">Cdc42bpb<text:tab/>26.6241905457565<text:tab/>36.8315988687141<text:tab/>28.7929695906992<text:tab/>35.6943008049808<text:tab/>27.3911632814721</text:p>
      <text:p text:style-name="P1">Cdc42bpg<text:tab/>0.585199940610282<text:tab/>0.774997739459397<text:tab/>0.50601318177817<text:tab/>1.67020783305246<text:tab/>0.122762134731579</text:p>
      <text:p text:style-name="P1">Cdc42ep1<text:tab/>11.8495813491214<text:tab/>11.340507541506<text:tab/>6.50230292164489<text:tab/>26.4987124183945<text:tab/>7.11952692355861</text:p>
      <text:p text:style-name="P1">Cdc42ep2<text:tab/>7.20227872459428<text:tab/>0.71394579493403<text:tab/>4.67318061418569<text:tab/>13.1042082260948<text:tab/>11.0590909877999</text:p>
      <text:p text:style-name="P1">Cdc42ep3<text:tab/>27.6204781552674<text:tab/>90.2003432926268<text:tab/>52.8042873718503<text:tab/>16.2256317574067<text:tab/>11.5887864430009</text:p>
      <text:p text:style-name="P1">Cdc42ep4<text:tab/>15.0159434397692<text:tab/>17.829859188777<text:tab/>11.7912543966553<text:tab/>19.986050784685<text:tab/>9.20385622237683</text:p>
      <text:p text:style-name="P1">Cdc42ep5<text:tab/>48.9331758754017<text:tab/>41.0260207448336<text:tab/>13.8760801139202<text:tab/>71.1565253397424<text:tab/>9.5800875977718</text:p>
      <text:p text:style-name="P1">Cdc42se1<text:tab/>32.6365296427802<text:tab/>78.5601094338482<text:tab/>42.875588008853<text:tab/>47.2335876992076<text:tab/>30.9213984148495</text:p>
      <text:p text:style-name="P1">Cdc42se2<text:tab/>14.9308441491685<text:tab/>11.2836509784232<text:tab/>23.9146542536773<text:tab/>14.4232046087571<text:tab/>21.8006330698112</text:p>
      <text:p text:style-name="P1">Cdc45<text:tab/>7.5373342211939<text:tab/>7.34141271855991<text:tab/>3.14566558886404<text:tab/>2.92751431614418<text:tab/>0.623878031071448</text:p>
      <text:p text:style-name="P1">Cdc5l<text:tab/>32.5508049420829<text:tab/>28.5809936788519<text:tab/>33.3949591322871<text:tab/>45.1152952908135<text:tab/>47.6895863117661</text:p>
      <text:p text:style-name="P1">Cdc6<text:tab/>3.8693760527071<text:tab/>3.49517512922088<text:tab/>2.24573377148789<text:tab/>1.78831738005373<text:tab/>0.59820666373844</text:p>
      <text:p text:style-name="P1">Cdc7<text:tab/>3.23957513617548<text:tab/>5.1840665857506<text:tab/>3.36035491538264<text:tab/>3.54931081995942<text:tab/>2.60129231134298</text:p>
      <text:p text:style-name="P1">Cdc73<text:tab/>15.8583984866964<text:tab/>13.9423373249049<text:tab/>21.3633730208884<text:tab/>19.3974149601119<text:tab/>23.8279371625052</text:p>
      <text:p text:style-name="P1">Cdca2<text:tab/>7.78887337188501<text:tab/>2.7261630444135<text:tab/>1.68672085022749<text:tab/>2.14124107359087<text:tab/>0.339298979577266</text:p>
      <text:p text:style-name="P1">Cdca3<text:tab/>27.5609693308704<text:tab/>17.6989358666667<text:tab/>9.42196003897949<text:tab/>7.9545472183379<text:tab/>0.780991137117229</text:p>
      <text:p text:style-name="P1">Cdca4<text:tab/>18.1240833265681<text:tab/>41.7091962033086<text:tab/>35.740849626473<text:tab/>19.2994318332975<text:tab/>13.0996008554387</text:p>
      <text:p text:style-name="P1">Cdca5<text:tab/>3.64966029208343<text:tab/>1.76302233957955<text:tab/>1.77813605818167<text:tab/>0.995454584053072<text:tab/>0.224604680114714</text:p>
      <text:p text:style-name="P1">Cdca7<text:tab/>5.32297831809708<text:tab/>5.01586743014036<text:tab/>2.27847160681226<text:tab/>3.63614442106638<text:tab/>0.858684189073473</text:p>
      <text:p text:style-name="P1">Cdca7l<text:tab/>2.01878126024226<text:tab/>0.618402685668935<text:tab/>0.231917182793119<text:tab/>1.91632791206653<text:soft-page-break/><text:tab/>0.159553814393737</text:p>
      <text:p text:style-name="P1">Cdca8<text:tab/>33.7071733944018<text:tab/>26.8152335958078<text:tab/>14.1842006056872<text:tab/>14.8453243490712<text:tab/>3.83014372642165</text:p>
      <text:p text:style-name="P1">Cdcp1<text:tab/>0.103933771121142<text:tab/>0.10330493628222<text:tab/>0.0979952785205257<text:tab/>0.101020019074265<text:tab/>0.0959986064385136</text:p>
      <text:p text:style-name="P1">Cdh1<text:tab/>0.103933771121142<text:tab/>0.10330493628222<text:tab/>0.0979952785205257<text:tab/>0.101020019074265<text:tab/>0.0959986064385136</text:p>
      <text:p text:style-name="P1">Cdh10<text:tab/>0.103933771121142<text:tab/>0.10330493628222<text:tab/>0.0979952785205257<text:tab/>0.101020019074265<text:tab/>0.0959986064385136</text:p>
      <text:p text:style-name="P1">Cdh11<text:tab/>99.0401634122431<text:tab/>55.5890484414244<text:tab/>45.3548924888269<text:tab/>75.5722988843378<text:tab/>22.9634439029569</text:p>
      <text:p text:style-name="P1">Cdh13<text:tab/>70.1541965977879<text:tab/>79.8263490552895<text:tab/>73.8121356097465<text:tab/>104.177123650688<text:tab/>68.2894918580195</text:p>
      <text:p text:style-name="P1">Cdh15<text:tab/>0.103469561129635<text:tab/>0.125931636753182<text:tab/>0.268438307552461<text:tab/>0.127092114034071<text:tab/>0.0946250663981591</text:p>
      <text:p text:style-name="P1">Cdh16<text:tab/>0.222747452873606<text:tab/>0.270782462127526<text:tab/>0.301892605989649<text:tab/>0.846316361105846<text:tab/>0.0883696183451409</text:p>
      <text:p text:style-name="P1">Cdh17<text:tab/>0.103189919855313<text:tab/>0.158334498643719<text:tab/>0.0969809251914075<text:tab/>0.354711881164064<text:tab/>0.141854634095352</text:p>
      <text:p text:style-name="P1">Cdh19<text:tab/>0.103933771121142<text:tab/>0.10330493628222<text:tab/>0.0979952785205257<text:tab/>0.101020019074265<text:tab/>0.0959986064385136</text:p>
      <text:p text:style-name="P1">Cdh2<text:tab/>14.3914311204828<text:tab/>10.3600658696741<text:tab/>9.92863234822708<text:tab/>20.1052174029879<text:tab/>21.4690238901264</text:p>
      <text:p text:style-name="P1">Cdh20<text:tab/>0.103933771121142<text:tab/>0.10330493628222<text:tab/>0.0979952785205257<text:tab/>0.101020019074265<text:tab/>0.0959986064385136</text:p>
      <text:p text:style-name="P1">Cdh22<text:tab/>0.103933771121142<text:tab/>0.10330493628222<text:tab/>0.0979952785205257<text:tab/>0.101020019074265<text:tab/>0.0959986064385136</text:p>
      <text:p text:style-name="P1">Cdh23<text:tab/>0.101961245943425<text:tab/>0.103390401642737<text:tab/>0.207258896373661<text:tab/>0.120973343880981<text:tab/>0.0969593938497554</text:p>
      <text:p text:style-name="P1">Cdh26<text:tab/>0.145396002035766<text:tab/>0.104642587579536<text:tab/>0.0978349168470618<text:tab/>0.159545787185887<text:tab/>0.095289569362804</text:p>
      <text:p text:style-name="P1">Cdh3<text:tab/>2.08118602624842<text:tab/>1.41970337403262<text:tab/>0.465690400301786<text:tab/>1.99177317452922<text:tab/>0.139050137649989</text:p>
      <text:p text:style-name="P1">Cdh5<text:tab/>0.103933771121142<text:tab/>0.10330493628222<text:tab/>0.0979952785205257<text:tab/>0.101020019074265<text:tab/>0.0959986064385136</text:p>
      <text:p text:style-name="P1">Cdh6<text:tab/>0.190901527376165<text:tab/>0.147272909612727<text:tab/>0.13914434390179<text:tab/>0.11205155937009<text:tab/>0.110414211717598</text:p>
      <text:p text:style-name="P1">Cdh7<text:tab/>0.104073575251923<text:tab/>0.113630429896906<text:tab/>0.0980792585312196<text:tab/>0.101400084252673<text:tab/>0.0960264408022434</text:p>
      <text:p text:style-name="P1">Cdh8<text:tab/>0.171926025580931<text:tab/>0.212519232336349<text:tab/>0.097361594366156<text:tab/>0.154287861128923<text:tab/>0.094389050634215</text:p>
      <text:p text:style-name="P1">Cdh9<text:tab/>0.103933771121142<text:tab/>0.10330493628222<text:tab/>0.0979952785205257<text:tab/>0.101020019074265<text:tab/>0.0959986064385136</text:p>
      <text:p text:style-name="P1">Cdhr1<text:tab/>0.147954046100549<text:tab/>7.2984652822208<text:tab/>0.529067268407743<text:tab/>6.9021933619051<text:tab/>0.864148153002233</text:p>
      <text:p text:style-name="P1">Cdhr5<text:tab/>0.246468116110125<text:tab/>0.202946763217347<text:tab/>0.227214303132831<text:tab/>0.361095477211657<text:tab/>0.425440541540785</text:p>
      <text:p text:style-name="P1">Cdip1<text:tab/>19.5992097897341<text:tab/>17.1872753812618<text:tab/>13.420909573999<text:tab/>25.0904273472667<text:tab/>16.1749284120625</text:p>
      <text:p text:style-name="P1">Cdipt<text:tab/>53.8866181646647<text:tab/>57.576420551795<text:tab/>30.1597001720986<text:tab/>70.7777340174656<text:tab/>42.2391828418218</text:p>
      <text:p text:style-name="P1">Cdk1<text:tab/>77.4511211552217<text:tab/>53.3954890728927<text:tab/>34.0148201737055<text:tab/>26.2687074654186<text:tab/>4.6552413664659</text:p>
      <text:p text:style-name="P1">Cdk10<text:tab/>29.5035708724777<text:tab/>20.9304669882401<text:tab/>18.5619901929503<text:tab/>41.1013777420515<text:tab/>40.2117776598379</text:p>
      <text:p text:style-name="P1">Cdk11b<text:tab/>31.9553566703847<text:tab/>28.223689639709<text:tab/>24.7399925492987<text:tab/>50.2637221780995<text:tab/>46.3415566239647</text:p>
      <text:p text:style-name="P1">Cdk12<text:tab/>9.2168185618812<text:tab/>10.9998375053697<text:tab/>10.4224482058945<text:tab/>10.9733259334634<text:tab/>12.1855432906544</text:p>
      <text:p text:style-name="P1"><text:soft-page-break/>Cdk13<text:tab/>9.6290038104394<text:tab/>15.0941422984634<text:tab/>19.2425763788217<text:tab/>11.9128119464817<text:tab/>10.532349801017</text:p>
      <text:p text:style-name="P1">Cdk14<text:tab/>11.7636089694925<text:tab/>13.3965915255179<text:tab/>7.09370480958956<text:tab/>34.8492800113729<text:tab/>19.7205732973164</text:p>
      <text:p text:style-name="P1">Cdk16<text:tab/>77.8231899313365<text:tab/>101.525853002671<text:tab/>65.642696380708<text:tab/>116.619653394821<text:tab/>75.5769749853116</text:p>
      <text:p text:style-name="P1">Cdk17<text:tab/>6.37317064042642<text:tab/>19.6601193890921<text:tab/>18.7036691928821<text:tab/>10.1752107825799<text:tab/>7.28898533747464</text:p>
      <text:p text:style-name="P1">Cdk18<text:tab/>2.77974042014546<text:tab/>0.669503843824534<text:tab/>0.543401470227767<text:tab/>4.81078372845692<text:tab/>0.480244608681932</text:p>
      <text:p text:style-name="P1">Cdk19<text:tab/>12.0446005692735<text:tab/>8.98743224027671<text:tab/>5.61046788648319<text:tab/>17.9531662621137<text:tab/>5.60514708455802</text:p>
      <text:p text:style-name="P1">Cdk2<text:tab/>18.1046549557735<text:tab/>12.3744561803028<text:tab/>9.02540069092184<text:tab/>9.73734656455406<text:tab/>5.72933943011991</text:p>
      <text:p text:style-name="P1">Cdk20<text:tab/>6.10991301812344<text:tab/>3.70923378126591<text:tab/>3.62167678685603<text:tab/>8.03189190083552<text:tab/>7.62745066860867</text:p>
      <text:p text:style-name="P1">Cdk2ap1<text:tab/>143.619839384443<text:tab/>190.880530344057<text:tab/>108.862164691436<text:tab/>258.423586341669<text:tab/>86.8167539893936</text:p>
      <text:p text:style-name="P1">Cdk2ap2<text:tab/>47.9830199097414<text:tab/>41.4855791685973<text:tab/>67.8508208479624<text:tab/>91.1925611008197<text:tab/>76.35436395484</text:p>
      <text:p text:style-name="P1">Cdk4<text:tab/>187.444201391189<text:tab/>197.062391491029<text:tab/>111.753859272374<text:tab/>248.469290460819<text:tab/>178.13465134315</text:p>
      <text:p text:style-name="P1">Cdk5<text:tab/>31.3166615542856<text:tab/>32.2316098524905<text:tab/>20.1674045409693<text:tab/>63.7858915507404<text:tab/>55.8584838346995</text:p>
      <text:p text:style-name="P1">Cdk5r1<text:tab/>0.408371254234162<text:tab/>5.00002275419959<text:tab/>2.76978061450259<text:tab/>3.20710846981671<text:tab/>1.23304745785039</text:p>
      <text:p text:style-name="P1">Cdk5r2<text:tab/>0.103933771121142<text:tab/>0.10330493628222<text:tab/>0.0979952785205257<text:tab/>0.101020019074265<text:tab/>0.0959986064385136</text:p>
      <text:p text:style-name="P1">Cdk5rap1<text:tab/>10.1217397836881<text:tab/>4.90259536517262<text:tab/>6.24380775992854<text:tab/>13.090623912846<text:tab/>16.2363928586937</text:p>
      <text:p text:style-name="P1">Cdk5rap2<text:tab/>8.11168001538054<text:tab/>6.3236580448075<text:tab/>2.05499972604888<text:tab/>5.92517200117235<text:tab/>1.70876527025194</text:p>
      <text:p text:style-name="P1">Cdk5rap3<text:tab/>34.1558368649706<text:tab/>26.9341683470167<text:tab/>19.3449731033841<text:tab/>48.7991519284635<text:tab/>31.681829375544</text:p>
      <text:p text:style-name="P1">Cdk6<text:tab/>6.89813835110238<text:tab/>16.6287871401446<text:tab/>3.076864101424<text:tab/>11.5590958123587<text:tab/>6.03044202301546</text:p>
      <text:p text:style-name="P1">Cdk8<text:tab/>16.1462183349803<text:tab/>27.7833370310891<text:tab/>19.6084469210591<text:tab/>18.9705285376331<text:tab/>17.2867757679417</text:p>
      <text:p text:style-name="P1">Cdk9<text:tab/>49.9342169256056<text:tab/>74.2762567621693<text:tab/>64.6396438357984<text:tab/>73.7385001677534<text:tab/>74.1190651434338</text:p>
      <text:p text:style-name="P1">Cdkl1<text:tab/>0.104484276417737<text:tab/>0.195702122757894<text:tab/>0.497891780880008<text:tab/>0.108262869144895<text:tab/>0.104528475792336</text:p>
      <text:p text:style-name="P1">Cdkl2<text:tab/>4.46781993119576<text:tab/>5.45703573863734<text:tab/>2.84436055437997<text:tab/>6.33320957353513<text:tab/>4.33108790540767</text:p>
      <text:p text:style-name="P1">Cdkl3<text:tab/>1.03015114231363<text:tab/>1.58508148603084<text:tab/>1.18260755983257<text:tab/>1.53329884626399<text:tab/>1.05116382452333</text:p>
      <text:p text:style-name="P1">Cdkn1a<text:tab/>96.9183550462775<text:tab/>230.765317902677<text:tab/>353.548502560251<text:tab/>244.732719066014<text:tab/>272.339883022684</text:p>
      <text:p text:style-name="P1">Cdkn1b<text:tab/>41.9939598115432<text:tab/>13.6163854604736<text:tab/>23.9551411211095<text:tab/>33.6794196846897<text:tab/>16.7135366391931</text:p>
      <text:p text:style-name="P1">Cdkn1c<text:tab/>0.442072209187054<text:tab/>1.4314918367876<text:tab/>1.29445207210683<text:tab/>0.651555941379202<text:tab/>1.11098840524885</text:p>
      <text:p text:style-name="P1">Cdkn2a<text:tab/>14.7224035088625<text:tab/>14.4921433202391<text:tab/>12.8897975093062<text:tab/>74.3605182718598<text:tab/>17.7537830546529</text:p>
      <text:p text:style-name="P1">Cdkn2aip<text:tab/>17.3649019341249<text:tab/>8.95483542726585<text:tab/>16.1032228967978<text:tab/>17.1427020836573<text:tab/>14.6975554779186</text:p>
      <text:p text:style-name="P1">Cdkn2aipnl<text:tab/>8.37644098146848<text:tab/>6.26958464581343<text:tab/>5.80786248145042<text:tab/>15.771244607764<text:tab/>14.9601058298083</text:p>
      <text:p text:style-name="P1">Cdkn2b<text:tab/>7.96016689859593<text:tab/>11.041565060958<text:tab/>15.4733104678437<text:tab/>99.2485656617229<text:soft-page-break/><text:tab/>53.1054440323143</text:p>
      <text:p text:style-name="P1">Cdkn2c<text:tab/>13.9974193667773<text:tab/>6.66601303685024<text:tab/>9.72098258188089<text:tab/>9.19862243648921<text:tab/>3.85464958417939</text:p>
      <text:p text:style-name="P1">Cdkn3<text:tab/>42.6285950304119<text:tab/>34.9720181603744<text:tab/>20.9388470859321<text:tab/>23.4619164124505<text:tab/>2.16572523228359</text:p>
      <text:p text:style-name="P1">Cdnf<text:tab/>1.87062351608093<text:tab/>0.208081041983629<text:tab/>0.0943469023342534<text:tab/>0.962109790014429<text:tab/>0.31376585659386</text:p>
      <text:p text:style-name="P1">Cdo1<text:tab/>2.10771254874167<text:tab/>4.62175599318974<text:tab/>4.62153812409937<text:tab/>0.866865528083601<text:tab/>0.456092523678494</text:p>
      <text:p text:style-name="P1">Cdon<text:tab/>4.39322957650484<text:tab/>1.83936735188555<text:tab/>4.10715646456152<text:tab/>4.76153545421471<text:tab/>2.24808584969113</text:p>
      <text:p text:style-name="P1">Cdr2<text:tab/>23.5597317505342<text:tab/>49.2480066814562<text:tab/>38.3937203860027<text:tab/>24.4027262574488<text:tab/>22.83810542369</text:p>
      <text:p text:style-name="P1">Cds1<text:tab/>5.98570849376475<text:tab/>13.944128050448<text:tab/>4.42022332771412<text:tab/>10.8387757046176<text:tab/>3.7113074907898</text:p>
      <text:p text:style-name="P1">Cds2<text:tab/>21.3863554347396<text:tab/>5.27483601757802<text:tab/>6.26572758713152<text:tab/>19.2476866138533<text:tab/>12.9984863268365</text:p>
      <text:p text:style-name="P1">Cdt1<text:tab/>4.14293882335492<text:tab/>2.07083124214628<text:tab/>1.74834432184287<text:tab/>1.40537574463946<text:tab/>1.42337751354583</text:p>
      <text:p text:style-name="P1">Cdv3<text:tab/>47.7223175752677<text:tab/>138.752389381156<text:tab/>98.5032204320345<text:tab/>83.9441221130984<text:tab/>66.5644256074227</text:p>
      <text:p text:style-name="P1">Cdx2<text:tab/>0.103569519815854<text:tab/>0.103217967190998<text:tab/>0.0976654713933067<text:tab/>0.115738746754118<text:tab/>0.0955743581670602</text:p>
      <text:p text:style-name="P1">Cdx4<text:tab/>0.103933771121142<text:tab/>0.10330493628222<text:tab/>0.0979952785205257<text:tab/>0.101020019074265<text:tab/>0.0959986064385136</text:p>
      <text:p text:style-name="P1">Cdyl<text:tab/>6.77081945482853<text:tab/>24.9901338725617<text:tab/>16.1912995823089<text:tab/>11.9768961260666<text:tab/>10.9309000262225</text:p>
      <text:p text:style-name="P1">Cdyl2<text:tab/>4.91563359581673<text:tab/>5.1938855033989<text:tab/>2.8738596213331<text:tab/>11.5297127733091<text:tab/>5.37365375513368</text:p>
      <text:p text:style-name="P1">Ceacam1<text:tab/>0.103716832947565<text:tab/>0.103252963250248<text:tab/>0.0977902099521005<text:tab/>0.109465776828464<text:tab/>0.0957341335244259</text:p>
      <text:p text:style-name="P1">Ceacam10<text:tab/>0.103933771121142<text:tab/>0.10330493628222<text:tab/>0.0979952785205257<text:tab/>0.101020019074265<text:tab/>0.0959986064385136</text:p>
      <text:p text:style-name="P1">Ceacam11<text:tab/>0.103933771121142<text:tab/>0.10330493628222<text:tab/>0.0979952785205257<text:tab/>0.101020019074265<text:tab/>0.0959986064385136</text:p>
      <text:p text:style-name="P1">Ceacam16<text:tab/>0.103933771121142<text:tab/>0.10330493628222<text:tab/>0.0979952785205257<text:tab/>0.101020019074265<text:tab/>0.0959986064385136</text:p>
      <text:p text:style-name="P1">Ceacam19<text:tab/>0.10729886731051<text:tab/>0.125524048584557<text:tab/>0.252604317654721<text:tab/>0.143376212471511<text:tab/>0.106208436733625</text:p>
      <text:p text:style-name="P1">Ceacam20<text:tab/>0.103933771121142<text:tab/>0.10330493628222<text:tab/>0.0979952785205257<text:tab/>0.101020019074265<text:tab/>0.0959986064385136</text:p>
      <text:p text:style-name="P1">Ceacam3<text:tab/>0.103933771121142<text:tab/>0.10330493628222<text:tab/>0.0979952785205257<text:tab/>0.101020019074265<text:tab/>0.0959986064385136</text:p>
      <text:p text:style-name="P1">Ceacam6<text:tab/>0.103933771121142<text:tab/>0.10330493628222<text:tab/>0.0979952785205257<text:tab/>0.101020019074265<text:tab/>0.0959986064385136</text:p>
      <text:p text:style-name="P1">Ceacam9<text:tab/>0.103933771121142<text:tab/>0.10330493628222<text:tab/>0.0979952785205257<text:tab/>0.101020019074265<text:tab/>0.0959986064385136</text:p>
      <text:p text:style-name="P1">Cebpa<text:tab/>2.41605293542443<text:tab/>9.45062047154146<text:tab/>11.439095940337<text:tab/>6.12820325246145<text:tab/>19.3921020037435</text:p>
      <text:p text:style-name="P1">Cebpb<text:tab/>57.059429142481<text:tab/>100.500390812314<text:tab/>89.4887178534798<text:tab/>104.419658924415<text:tab/>166.808766420718</text:p>
      <text:p text:style-name="P1">Cebpd<text:tab/>18.4271544987431<text:tab/>14.0161615075617<text:tab/>13.2552902702561<text:tab/>50.3686518236518<text:tab/>16.6304850807403</text:p>
      <text:p text:style-name="P1">Cebpe<text:tab/>0.103933771121142<text:tab/>0.10330493628222<text:tab/>0.0979952785205257<text:tab/>0.101020019074265<text:tab/>0.0959986064385136</text:p>
      <text:p text:style-name="P1">Cebpg<text:tab/>25.0548725229315<text:tab/>50.4923927096041<text:tab/>33.281806373456<text:tab/>33.4722153456904<text:tab/>35.3697345620471</text:p>
      <text:p text:style-name="P1">Cebpz<text:tab/>20.4593970882492<text:tab/>29.3286015830667<text:tab/>21.0860930741562<text:tab/>24.5786224843252<text:tab/>25.9950881213148</text:p>
      <text:p text:style-name="P1"><text:soft-page-break/>Cecr2<text:tab/>0.104187774814554<text:tab/>0.103717356592501<text:tab/>0.111101335281032<text:tab/>0.101553124044899<text:tab/>0.0960743977373853</text:p>
      <text:p text:style-name="P1">Cecr5<text:tab/>10.0025641935664<text:tab/>5.55791548978834<text:tab/>6.04516721550165<text:tab/>8.16049341262054<text:tab/>9.38418093191791</text:p>
      <text:p text:style-name="P1">Cel<text:tab/>0.483688681471704<text:tab/>0.35945351964424<text:tab/>1.50223985398494<text:tab/>0.163151642950473<text:tab/>0.230788814805947</text:p>
      <text:p text:style-name="P1">Cela1<text:tab/>0.103933771121142<text:tab/>0.10330493628222<text:tab/>0.0979952785205257<text:tab/>0.101020019074265<text:tab/>0.0959986064385136</text:p>
      <text:p text:style-name="P1">Cela2a<text:tab/>0.63422633146284<text:tab/>2.13679006145609<text:tab/>1.13162113449017<text:tab/>1.69158109424298<text:tab/>0.292893654545374</text:p>
      <text:p text:style-name="P1">Cela3b<text:tab/>0.103933771121142<text:tab/>0.10330493628222<text:tab/>0.0979952785205257<text:tab/>0.101020019074265<text:tab/>0.0959986064385136</text:p>
      <text:p text:style-name="P1">Celf1<text:tab/>31.6902088160292<text:tab/>54.1631719391257<text:tab/>42.2360849073096<text:tab/>51.3715187978643<text:tab/>37.1279597642147</text:p>
      <text:p text:style-name="P1">Celf2<text:tab/>15.1792061706683<text:tab/>15.3658642375302<text:tab/>7.42983948568632<text:tab/>4.78457050332138<text:tab/>2.72553614771351</text:p>
      <text:p text:style-name="P1">Celf3<text:tab/>1.12949995082084<text:tab/>1.60179089259096<text:tab/>0.337861101873337<text:tab/>3.70650892119797<text:tab/>0.273492182379701</text:p>
      <text:p text:style-name="P1">Celf4<text:tab/>0.130577561597116<text:tab/>0.104333755304429<text:tab/>0.106304749282177<text:tab/>0.141128049144174<text:tab/>0.0953597484241628</text:p>
      <text:p text:style-name="P1">Celf5<text:tab/>0.476305945561218<text:tab/>1.56277347767021<text:tab/>0.361077084440446<text:tab/>1.11943578871518<text:tab/>0.405424775565542</text:p>
      <text:p text:style-name="P1">Celf6<text:tab/>0.103933771121142<text:tab/>0.10330493628222<text:tab/>0.0979952785205257<text:tab/>0.101020019074265<text:tab/>0.0959986064385136</text:p>
      <text:p text:style-name="P1">Celsr2<text:tab/>0.393902705844018<text:tab/>0.279177677847949<text:tab/>0.31298582172694<text:tab/>0.436557540866759<text:tab/>0.328605790874168</text:p>
      <text:p text:style-name="P1">Celsr3<text:tab/>0.194521624969895<text:tab/>0.227597310144434<text:tab/>0.164004422353784<text:tab/>0.3368451758942<text:tab/>0.158558584623877</text:p>
      <text:p text:style-name="P1">Cend1<text:tab/>0.103933771121142<text:tab/>0.10330493628222<text:tab/>0.0979952785205257<text:tab/>0.101020019074265<text:tab/>0.0959986064385136</text:p>
      <text:p text:style-name="P1">Cenpa<text:tab/>12.1028788427699<text:tab/>9.4391296806525<text:tab/>6.5471148380053<text:tab/>4.41398919358864<text:tab/>0.123428009767877</text:p>
      <text:p text:style-name="P1">Cenpc<text:tab/>11.0056244104581<text:tab/>6.1437938309912<text:tab/>5.6245082106132<text:tab/>7.47726829061336<text:tab/>7.62989074160869</text:p>
      <text:p text:style-name="P1">Cenpf<text:tab/>8.93725890201308<text:tab/>4.45167074419413<text:tab/>2.93510427088533<text:tab/>2.64887314573146<text:tab/>0.274544683769207</text:p>
      <text:p text:style-name="P1">Cenpi<text:tab/>5.39837909721792<text:tab/>3.90936380413483<text:tab/>2.19138523522271<text:tab/>3.30685946007184<text:tab/>0.475753863463316</text:p>
      <text:p text:style-name="P1">Cenpj<text:tab/>3.77796372387423<text:tab/>3.4709943621117<text:tab/>2.3975129406074<text:tab/>5.41752741970126<text:tab/>3.70498378858079</text:p>
      <text:p text:style-name="P1">Cenpk<text:tab/>4.64908383102627<text:tab/>10.076923009756<text:tab/>4.36348308906515<text:tab/>2.51398435052071<text:tab/>1.38420410776317</text:p>
      <text:p text:style-name="P1">Cenpl<text:tab/>6.52552359167073<text:tab/>4.28624498631618<text:tab/>1.74563803533422<text:tab/>3.06219873226549<text:tab/>2.51019660918914</text:p>
      <text:p text:style-name="P1">Cenpm<text:tab/>16.753676877875<text:tab/>12.2815301429862<text:tab/>9.99830457941962<text:tab/>18.4105734943382<text:tab/>2.63521232358839</text:p>
      <text:p text:style-name="P1">Cenpn<text:tab/>10.9817473704291<text:tab/>10.8493417960239<text:tab/>6.68076451063442<text:tab/>7.30672509497547<text:tab/>4.80723204147974</text:p>
      <text:p text:style-name="P1">Cenpq<text:tab/>6.70482860992697<text:tab/>4.57116506706216<text:tab/>3.64835254813535<text:tab/>1.43176534491083<text:tab/>0.286330711974702</text:p>
      <text:p text:style-name="P1">Cenpt<text:tab/>13.5702221479958<text:tab/>8.53408606686739<text:tab/>3.79639181747457<text:tab/>4.99168271689816<text:tab/>0.340517638609368</text:p>
      <text:p text:style-name="P1">Cenpu<text:tab/>5.73287235429694<text:tab/>2.66830866430274<text:tab/>4.06252758321135<text:tab/>1.83050468393226<text:tab/>0.35520069126773</text:p>
      <text:p text:style-name="P1">Cenpw<text:tab/>10.3504857821073<text:tab/>8.46314015723847<text:tab/>4.16271254576993<text:tab/>2.69503242583321<text:tab/>0.19884562678891</text:p>
      <text:p text:style-name="P1">Cep104<text:tab/>9.7746625787252<text:tab/>11.2811945415817<text:tab/>8.37783280338357<text:tab/>14.6144661379253<text:tab/>10.3530124412193</text:p>
      <text:p text:style-name="P1">Cep112<text:tab/>2.08117847496342<text:tab/>1.79276077091133<text:tab/>1.26961276949885<text:tab/>2.17882796208513<text:soft-page-break/><text:tab/>0.762184868858217</text:p>
      <text:p text:style-name="P1">Cep120<text:tab/>10.2643555816729<text:tab/>6.9081942582557<text:tab/>2.9781141649293<text:tab/>13.6163988421555<text:tab/>9.22864594070004</text:p>
      <text:p text:style-name="P1">Cep131<text:tab/>6.42028103134158<text:tab/>2.66190392494567<text:tab/>3.8533200746465<text:tab/>8.99142773621569<text:tab/>7.7603239260006</text:p>
      <text:p text:style-name="P1">Cep162<text:tab/>3.53402124536019<text:tab/>1.40810574824092<text:tab/>0.723484689340995<text:tab/>4.26620235035274<text:tab/>1.66009203064685</text:p>
      <text:p text:style-name="P1">Cep19<text:tab/>18.3680525701464<text:tab/>17.8636169278064<text:tab/>8.58414213824084<text:tab/>29.7774068291121<text:tab/>16.7751548518139</text:p>
      <text:p text:style-name="P1">Cep290<text:tab/>2.26081937917451<text:tab/>0.91547722894253<text:tab/>1.16381100826181<text:tab/>2.61885525702011<text:tab/>2.20435560078322</text:p>
      <text:p text:style-name="P1">Cep295<text:tab/>3.18857440638998<text:tab/>2.16027369470615<text:tab/>3.85343079461572<text:tab/>1.5197996328713<text:tab/>0.809338392092687</text:p>
      <text:p text:style-name="P1">Cep295nl<text:tab/>0.142317322429659<text:tab/>0.24596699217548<text:tab/>0.342487540452833<text:tab/>0.220828149086891<text:tab/>0.26427526244944</text:p>
      <text:p text:style-name="P1">Cep41<text:tab/>2.8310574470437<text:tab/>2.27548298347424<text:tab/>0.451696983382732<text:tab/>3.25518686204759<text:tab/>0.871708354038487</text:p>
      <text:p text:style-name="P1">Cep44<text:tab/>13.0273374658009<text:tab/>5.35302652396139<text:tab/>4.14151061581607<text:tab/>11.3488246093998<text:tab/>6.89147962914014</text:p>
      <text:p text:style-name="P1">Cep55<text:tab/>12.4357447584062<text:tab/>7.75984347480607<text:tab/>6.6898950285658<text:tab/>3.82956206136008<text:tab/>0.444570932136862</text:p>
      <text:p text:style-name="P1">Cep57<text:tab/>10.28027718706<text:tab/>3.33633495742278<text:tab/>4.80751264882954<text:tab/>12.9211973312429<text:tab/>6.14114996835468</text:p>
      <text:p text:style-name="P1">Cep57l1<text:tab/>5.91193143030404<text:tab/>1.59572632030562<text:tab/>1.98163024560077<text:tab/>6.30769224647961<text:tab/>4.22135931163295</text:p>
      <text:p text:style-name="P1">Cep63<text:tab/>22.81332161305<text:tab/>12.8017376402649<text:tab/>11.1086635947555<text:tab/>17.4686254581539<text:tab/>18.0456905782319</text:p>
      <text:p text:style-name="P1">Cep70<text:tab/>2.72581662150587<text:tab/>4.29540588356563<text:tab/>1.58146028192166<text:tab/>2.77008556914799<text:tab/>0.645824884134019</text:p>
      <text:p text:style-name="P1">Cep76<text:tab/>4.82953176580907<text:tab/>5.67441720473344<text:tab/>5.51782398665612<text:tab/>5.98031192790782<text:tab/>5.92254107598179</text:p>
      <text:p text:style-name="P1">Cep78<text:tab/>4.3514843788679<text:tab/>1.39851476108605<text:tab/>4.33844340739233<text:tab/>4.93472144113846<text:tab/>8.47195829486313</text:p>
      <text:p text:style-name="P1">Cep83<text:tab/>12.853563266032<text:tab/>11.8608919880249<text:tab/>6.24980398799144<text:tab/>7.20532845158694<text:tab/>5.32258487731449</text:p>
      <text:p text:style-name="P1">Cep85<text:tab/>9.88513690077472<text:tab/>8.34305020357416<text:tab/>11.2969642186649<text:tab/>9.73180857979297<text:tab/>10.1008470410251</text:p>
      <text:p text:style-name="P1">Cep85l<text:tab/>4.77479837976074<text:tab/>7.26703238389412<text:tab/>6.77309386767639<text:tab/>4.342781241798<text:tab/>3.4709520404633</text:p>
      <text:p text:style-name="P1">Cep89<text:tab/>7.34679562298445<text:tab/>5.90243817646295<text:tab/>3.41088124198448<text:tab/>9.05706817674436<text:tab/>7.18442763433671</text:p>
      <text:p text:style-name="P1">Cep95<text:tab/>7.07455860301162<text:tab/>2.77290848242341<text:tab/>3.19980256006449<text:tab/>10.7837123783801<text:tab/>8.63194644077553</text:p>
      <text:p text:style-name="P1">Cep97<text:tab/>2.66170937695497<text:tab/>0.513681887105054<text:tab/>0.752195359449013<text:tab/>3.51074804610591<text:tab/>1.64201539025283</text:p>
      <text:p text:style-name="P1">Cept1<text:tab/>17.4660622461964<text:tab/>23.4691021225216<text:tab/>17.3674088155779<text:tab/>26.569120298985<text:tab/>16.0518684671739</text:p>
      <text:p text:style-name="P1">Cer1<text:tab/>0.103933771121142<text:tab/>0.10330493628222<text:tab/>0.0979952785205257<text:tab/>0.101020019074265<text:tab/>0.0959986064385136</text:p>
      <text:p text:style-name="P1">Cercam<text:tab/>4.05025560255101<text:tab/>5.87840770471515<text:tab/>2.84130440266509<text:tab/>5.95205111932592<text:tab/>0.810330303598441</text:p>
      <text:p text:style-name="P1">Cerk<text:tab/>11.7757752699441<text:tab/>14.6165547806054<text:tab/>9.56507671570751<text:tab/>44.0073931344092<text:tab/>17.0813987159961</text:p>
      <text:p text:style-name="P1">Cers2<text:tab/>72.1764330112716<text:tab/>81.668148818404<text:tab/>51.5740095947363<text:tab/>121.771942147879<text:tab/>87.615231135064</text:p>
      <text:p text:style-name="P1">Cers3<text:tab/>0.114562720632929<text:tab/>0.111854303874618<text:tab/>0.0974996571075203<text:tab/>0.133728889563439<text:tab/>0.0952056953707878</text:p>
      <text:p text:style-name="P1">Cers4<text:tab/>11.7310372163523<text:tab/>6.70157973097845<text:tab/>6.62846365340699<text:tab/>16.2070314967847<text:tab/>4.87686556089262</text:p>
      <text:p text:style-name="P1"><text:soft-page-break/>Cers5<text:tab/>45.3273308770819<text:tab/>47.4807030896046<text:tab/>50.3728243288718<text:tab/>69.9865431211614<text:tab/>53.9060461544118</text:p>
      <text:p text:style-name="P1">Ces1a<text:tab/>0.103933771121142<text:tab/>0.10330493628222<text:tab/>0.0979952785205257<text:tab/>0.101020019074265<text:tab/>0.0959986064385136</text:p>
      <text:p text:style-name="P1">Ces1c<text:tab/>0.104248590258068<text:tab/>0.103812134492628<text:tab/>0.0981396109310623<text:tab/>0.114522258602073<text:tab/>0.0960580880542031</text:p>
      <text:p text:style-name="P1">Ces1d<text:tab/>0.103933771121142<text:tab/>0.10330493628222<text:tab/>0.0979952785205257<text:tab/>0.101020019074265<text:tab/>0.0959986064385136</text:p>
      <text:p text:style-name="P1">Ces1e<text:tab/>0.103933771121142<text:tab/>0.10330493628222<text:tab/>0.0979952785205257<text:tab/>0.101020019074265<text:tab/>0.0959986064385136</text:p>
      <text:p text:style-name="P1">Ces1f<text:tab/>0.602102274427656<text:tab/>0.366708707987712<text:tab/>0.376146548703102<text:tab/>0.397175468383914<text:tab/>0.0897786825665709</text:p>
      <text:p text:style-name="P1">Ces2<text:tab/>0.159283056928046<text:tab/>0.104474504542076<text:tab/>0.154282676974396<text:tab/>0.116116295918799<text:tab/>0.0948356238025755</text:p>
      <text:p text:style-name="P1">Ces2a<text:tab/>0.103933771121142<text:tab/>0.10330493628222<text:tab/>0.0979952785205257<text:tab/>0.101020019074265<text:tab/>0.0959986064385136</text:p>
      <text:p text:style-name="P1">Ces2c<text:tab/>0.104436366383518<text:tab/>0.104147905359671<text:tab/>0.0982283662508988<text:tab/>0.126899347035658<text:tab/>0.0960928610234187</text:p>
      <text:p text:style-name="P1">Ces2e<text:tab/>0.103933771121142<text:tab/>0.10330493628222<text:tab/>0.0979952785205257<text:tab/>0.101020019074265<text:tab/>0.0959986064385136</text:p>
      <text:p text:style-name="P1">Ces2g<text:tab/>0.122754906296169<text:tab/>0.183097301951983<text:tab/>0.146694160661375<text:tab/>0.871642668118986<text:tab/>0.0891060199707212</text:p>
      <text:p text:style-name="P1">Ces2h<text:tab/>0.103933771121142<text:tab/>0.10330493628222<text:tab/>0.0979952785205257<text:tab/>0.101020019074265<text:tab/>0.0959986064385136</text:p>
      <text:p text:style-name="P1">Ces2j<text:tab/>0.103933771121142<text:tab/>0.10330493628222<text:tab/>0.0979952785205257<text:tab/>0.101020019074265<text:tab/>0.0959986064385136</text:p>
      <text:p text:style-name="P1">Ces4a<text:tab/>0.103933771121142<text:tab/>0.10330493628222<text:tab/>0.0979952785205257<text:tab/>0.101020019074265<text:tab/>0.0959986064385136</text:p>
      <text:p text:style-name="P1">Ces5a<text:tab/>0.120027384222046<text:tab/>0.1039872996025<text:tab/>0.0981659097880049<text:tab/>0.11324693122402<text:tab/>0.0959830516749838</text:p>
      <text:p text:style-name="P1">Cesl1<text:tab/>0.113565268875542<text:tab/>0.114788462227861<text:tab/>0.106770725859167<text:tab/>0.109798841342844<text:tab/>0.0952809195547135</text:p>
      <text:p text:style-name="P1">Cetn1<text:tab/>0.103933771121142<text:tab/>0.10330493628222<text:tab/>0.0979952785205257<text:tab/>0.101020019074265<text:tab/>0.0959986064385136</text:p>
      <text:p text:style-name="P1">Cetn3<text:tab/>0.10466136578865<text:tab/>0.104630295327857<text:tab/>0.170911095298926<text:tab/>0.102745455685995<text:tab/>0.0961898195403722</text:p>
      <text:p text:style-name="P1">Cetn4<text:tab/>0.478973872835194<text:tab/>0.954910834271413<text:tab/>1.15296536003931<text:tab/>4.98919913306801<text:tab/>1.90169214873744</text:p>
      <text:p text:style-name="P1">Cfap126<text:tab/>1.09894133817684<text:tab/>0.636995581180106<text:tab/>0.204090292664404<text:tab/>0.962742260677287<text:tab/>0.354511244067426</text:p>
      <text:p text:style-name="P1">Cfap20<text:tab/>24.3116552507362<text:tab/>19.2415957796436<text:tab/>47.9659405338333<text:tab/>45.8906193152292<text:tab/>33.8656694438165</text:p>
      <text:p text:style-name="P1">Cfap52<text:tab/>0.125067620745454<text:tab/>0.188340717716036<text:tab/>0.20530678078895<text:tab/>0.869035800761313<text:tab/>0.192730390006892</text:p>
      <text:p text:style-name="P1">Cfap97<text:tab/>6.28359029263014<text:tab/>4.82644656294571<text:tab/>2.5963998249223<text:tab/>8.74545649246164<text:tab/>6.17646209706573</text:p>
      <text:p text:style-name="P1">Cfb<text:tab/>0.211898673285833<text:tab/>0.961293087769444<text:tab/>0.311234815110715<text:tab/>0.412624675631716<text:tab/>0.0955967631961316</text:p>
      <text:p text:style-name="P1">Cfc1<text:tab/>0.103933771121142<text:tab/>0.10330493628222<text:tab/>0.0979952785205257<text:tab/>0.101020019074265<text:tab/>0.0959986064385136</text:p>
      <text:p text:style-name="P1">Cfd<text:tab/>0.104466927895532<text:tab/>0.104623376174574<text:tab/>0.0985194330299284<text:tab/>0.102602082908746<text:tab/>0.156958027864601</text:p>
      <text:p text:style-name="P1">Cfdp1<text:tab/>64.3302160370325<text:tab/>81.4290674692912<text:tab/>70.3641758146597<text:tab/>90.6094352382446<text:tab/>93.8405861608405</text:p>
      <text:p text:style-name="P1">Cfh<text:tab/>3.01681458824669<text:tab/>2.39803647073521<text:tab/>2.05102753609954<text:tab/>4.46764203796543<text:tab/>2.05477065121649</text:p>
      <text:p text:style-name="P1">Cfhr1<text:tab/>0.103933771121142<text:tab/>0.10330493628222<text:tab/>0.0979952785205257<text:tab/>0.101020019074265<text:tab/>0.0959986064385136</text:p>
      <text:p text:style-name="P1">Cfi<text:tab/>0.103933771121142<text:tab/>0.10330493628222<text:tab/>0.0979952785205257<text:tab/>0.101020019074265<text:soft-page-break/><text:tab/>0.0959986064385136</text:p>
      <text:p text:style-name="P1">Cfl1<text:tab/>956.635973280296<text:tab/>1620.98580010572<text:tab/>1499.97480094684<text:tab/>1329.85626750192<text:tab/>1420.4100979169</text:p>
      <text:p text:style-name="P1">Cfl2<text:tab/>67.6858673414167<text:tab/>64.0373730170482<text:tab/>46.61020032261<text:tab/>55.9291776303904<text:tab/>40.0589055265504</text:p>
      <text:p text:style-name="P1">Cflar<text:tab/>11.9952877735687<text:tab/>54.0130035491436<text:tab/>19.5998168498007<text:tab/>21.2492126676748<text:tab/>8.05709697603241</text:p>
      <text:p text:style-name="P1">Cfp<text:tab/>3.57140558383764<text:tab/>4.2890532411914<text:tab/>3.58405639073235<text:tab/>2.84773162267945<text:tab/>2.97097254517277</text:p>
      <text:p text:style-name="P1">Cftr<text:tab/>0.179705033682655<text:tab/>0.10985265895683<text:tab/>0.234417368955345<text:tab/>0.159769924857726<text:tab/>0.111613261044354</text:p>
      <text:p text:style-name="P1">Cga<text:tab/>0.103933771121142<text:tab/>0.10330493628222<text:tab/>0.0979952785205257<text:tab/>0.101020019074265<text:tab/>0.0959986064385136</text:p>
      <text:p text:style-name="P1">Cggbp1<text:tab/>26.2719582700612<text:tab/>23.0750977475781<text:tab/>20.5070221259762<text:tab/>25.5665632248101<text:tab/>14.3194152411879</text:p>
      <text:p text:style-name="P1">Cgm4<text:tab/>0.103933771121142<text:tab/>0.10330493628222<text:tab/>0.0979952785205257<text:tab/>0.101020019074265<text:tab/>0.0959986064385136</text:p>
      <text:p text:style-name="P1">Cgnl1<text:tab/>2.68915201371594<text:tab/>2.66834919870173<text:tab/>2.22673531166086<text:tab/>2.12303832068071<text:tab/>4.81684344334663</text:p>
      <text:p text:style-name="P1">Cgref1<text:tab/>21.2543372070015<text:tab/>36.0845279990466<text:tab/>14.175623361882<text:tab/>34.3875733463891<text:tab/>4.03771332604292</text:p>
      <text:p text:style-name="P1">Cgrrf1<text:tab/>21.3574033622463<text:tab/>17.2562128079147<text:tab/>18.0577914947436<text:tab/>30.8623074448763<text:tab/>21.6974735861548</text:p>
      <text:p text:style-name="P1">Ch25h<text:tab/>0.0975835174508439<text:tab/>1.05829849859953<text:tab/>0.445895188522726<text:tab/>0.203775118126338<text:tab/>0.0887933277530522</text:p>
      <text:p text:style-name="P1">Chac1<text:tab/>9.99255323951588<text:tab/>99.0941118830618<text:tab/>89.9490681982296<text:tab/>18.6674446275773<text:tab/>78.4573408330343</text:p>
      <text:p text:style-name="P1">Chac2<text:tab/>5.07062599402324<text:tab/>4.98655005424833<text:tab/>4.43671606870715<text:tab/>9.0860189716026<text:tab/>4.95125895898503</text:p>
      <text:p text:style-name="P1">Chad<text:tab/>0.493063608518831<text:tab/>0.154019598820325<text:tab/>0.202404110019853<text:tab/>0.983652501840064<text:tab/>0.25112469643491</text:p>
      <text:p text:style-name="P1">Chaf1b<text:tab/>5.50806152499253<text:tab/>4.2942311585559<text:tab/>5.19971104599554<text:tab/>2.92676513897229<text:tab/>2.63676328543069</text:p>
      <text:p text:style-name="P1">Champ1<text:tab/>12.1968698546489<text:tab/>13.4638446919795<text:tab/>9.47980542848035<text:tab/>15.9266035344286<text:tab/>10.8019601461871</text:p>
      <text:p text:style-name="P1">Chat<text:tab/>0.103933771121142<text:tab/>0.10330493628222<text:tab/>0.0979952785205257<text:tab/>0.101020019074265<text:tab/>0.0959986064385136</text:p>
      <text:p text:style-name="P1">Chchd1<text:tab/>67.4510671932121<text:tab/>91.3501001056303<text:tab/>34.4716918435546<text:tab/>89.1609765173424<text:tab/>75.5417658565467</text:p>
      <text:p text:style-name="P1">Chchd10<text:tab/>0.171102930469865<text:tab/>0.107418635923734<text:tab/>0.0975264592953161<text:tab/>0.58150223657292<text:tab/>0.252672865382542</text:p>
      <text:p text:style-name="P1">Chchd2<text:tab/>0.101953225819787<text:tab/>0.102727306635139<text:tab/>0.0958325851233857<text:tab/>0.177452812165115<text:tab/>0.0938840431909571</text:p>
      <text:p text:style-name="P1">Chchd3<text:tab/>49.6062808643057<text:tab/>53.3539771087108<text:tab/>41.513402857354<text:tab/>78.3357660665288<text:tab/>80.0842375576065</text:p>
      <text:p text:style-name="P1">Chchd4<text:tab/>5.8946534034217<text:tab/>10.0506468496441<text:tab/>5.93653535262981<text:tab/>5.9805481384427<text:tab/>5.80663473756138</text:p>
      <text:p text:style-name="P1">Chchd5<text:tab/>22.7618877209308<text:tab/>12.4487823784939<text:tab/>10.4994792775941<text:tab/>29.5413046166641<text:tab/>32.7050199756165</text:p>
      <text:p text:style-name="P1">Chchd6<text:tab/>11.4606934937479<text:tab/>11.5179813740227<text:tab/>7.3722435151977<text:tab/>17.0010116754286<text:tab/>17.1412959462205</text:p>
      <text:p text:style-name="P1">Chd1<text:tab/>11.6863380027812<text:tab/>24.4633028125927<text:tab/>20.8557728894573<text:tab/>13.9916204660729<text:tab/>13.2262537673188</text:p>
      <text:p text:style-name="P1">Chd2<text:tab/>9.44745621041169<text:tab/>6.09527343995545<text:tab/>2.2554498965954<text:tab/>10.2500999800597<text:tab/>5.63345611644795</text:p>
      <text:p text:style-name="P1">Chd5<text:tab/>0.109915605392628<text:tab/>0.164804357788687<text:tab/>0.115768033853392<text:tab/>0.117528768199366<text:tab/>0.2117373941123</text:p>
      <text:p text:style-name="P1">Chd6<text:tab/>6.32191915145851<text:tab/>2.5491020188903<text:tab/>2.33327967539766<text:tab/>7.56227144939397<text:tab/>2.60895067184269</text:p>
      <text:p text:style-name="P1"><text:soft-page-break/>Chd8<text:tab/>14.3612619612747<text:tab/>9.28346705013161<text:tab/>8.66207729349129<text:tab/>17.8336731565669<text:tab/>12.3646771604551</text:p>
      <text:p text:style-name="P1">Chdh<text:tab/>0.10155383587057<text:tab/>0.1905525246293<text:tab/>0.094594150251761<text:tab/>0.360007344255523<text:tab/>0.0921093081213459</text:p>
      <text:p text:style-name="P1">Chek1<text:tab/>6.71409473884485<text:tab/>8.9066057513294<text:tab/>3.22163770118666<text:tab/>6.103470689796<text:tab/>1.07974791319489</text:p>
      <text:p text:style-name="P1">Chek2<text:tab/>6.56893244538108<text:tab/>5.18209237718019<text:tab/>2.16903846991024<text:tab/>6.87951746138358<text:tab/>2.71216918346501</text:p>
      <text:p text:style-name="P1">Cherp<text:tab/>25.849540688351<text:tab/>29.9319657019682<text:tab/>26.7005092504354<text:tab/>32.9912002577981<text:tab/>32.1429460281376</text:p>
      <text:p text:style-name="P1">Chfr<text:tab/>22.7475909169055<text:tab/>11.3628091089122<text:tab/>10.7131630260106<text:tab/>14.681328700603<text:tab/>13.4309602262201</text:p>
      <text:p text:style-name="P1">Chga<text:tab/>0.118740027564119<text:tab/>0.10359814412522<text:tab/>0.0956515421565571<text:tab/>0.20607594614793<text:tab/>0.116292302039411</text:p>
      <text:p text:style-name="P1">Chgb<text:tab/>0.317006998797199<text:tab/>0.105275977959904<text:tab/>0.0978168595687639<text:tab/>0.103236556633246<text:tab/>0.0953183080386814</text:p>
      <text:p text:style-name="P1">Chi3l1<text:tab/>0.298897886818196<text:tab/>0.231447453719658<text:tab/>0.113563576776379<text:tab/>0.121285850690305<text:tab/>0.0956323909024043</text:p>
      <text:p text:style-name="P1">Chi3l3<text:tab/>0.103933771121142<text:tab/>0.10330493628222<text:tab/>0.0979952785205257<text:tab/>0.101020019074265<text:tab/>0.0959986064385136</text:p>
      <text:p text:style-name="P1">Chia<text:tab/>0.103933771121142<text:tab/>0.10330493628222<text:tab/>0.0979952785205257<text:tab/>0.101020019074265<text:tab/>0.0959986064385136</text:p>
      <text:p text:style-name="P1">Chic2<text:tab/>22.3745113041677<text:tab/>36.0755954799502<text:tab/>12.4896857578817<text:tab/>31.8311038080055<text:tab/>21.1219763062968</text:p>
      <text:p text:style-name="P1">Chid1<text:tab/>0.10432735555611<text:tab/>0.10394962978327<text:tab/>0.0981765882891744<text:tab/>0.119192537363291<text:tab/>0.0960727898695135</text:p>
      <text:p text:style-name="P1">Chit1<text:tab/>0.103501101407757<text:tab/>0.103201755865461<text:tab/>0.0976104408660202<text:tab/>0.118827228143266<text:tab/>0.095504130506505</text:p>
      <text:p text:style-name="P1">Chka<text:tab/>18.819002175565<text:tab/>41.3004196619951<text:tab/>105.988327208638<text:tab/>13.0898766762821<text:tab/>37.4934204790501</text:p>
      <text:p text:style-name="P1">Chkb<text:tab/>25.1400979208498<text:tab/>23.3991543805671<text:tab/>13.740676915456<text:tab/>29.1382456396138<text:tab/>26.1541799588624</text:p>
      <text:p text:style-name="P1">Chm<text:tab/>8.64597971788689<text:tab/>5.09687950848702<text:tab/>3.29896194331793<text:tab/>10.3733693419832<text:tab/>4.57847796238501</text:p>
      <text:p text:style-name="P1">Chml<text:tab/>2.01962471754523<text:tab/>1.13864474183788<text:tab/>2.33553726902633<text:tab/>3.62165913766176<text:tab/>2.19117122108484</text:p>
      <text:p text:style-name="P1">Chmp1a<text:tab/>45.4420880752928<text:tab/>32.6932891029121<text:tab/>34.7735399385423<text:tab/>68.0436843716515<text:tab/>71.1899642031098</text:p>
      <text:p text:style-name="P1">Chmp1b<text:tab/>22.5605615210404<text:tab/>22.2911626430386<text:tab/>16.6931604468185<text:tab/>32.7393061984097<text:tab/>29.3484649445303</text:p>
      <text:p text:style-name="P1">Chmp2a<text:tab/>77.0197253807772<text:tab/>78.2987467857093<text:tab/>56.4470411810108<text:tab/>110.945839627641<text:tab/>111.417401019109</text:p>
      <text:p text:style-name="P1">Chmp3<text:tab/>100.702602222722<text:tab/>103.448137893502<text:tab/>58.1581132949357<text:tab/>170.113572731522<text:tab/>97.0536944352895</text:p>
      <text:p text:style-name="P1">Chmp4bl1<text:tab/>48.5786291353376<text:tab/>58.408668848304<text:tab/>37.626291166034<text:tab/>94.2837143331425<text:tab/>47.9407471734644</text:p>
      <text:p text:style-name="P1">Chmp4c<text:tab/>32.7630164968262<text:tab/>24.1901219198923<text:tab/>9.48609754793326<text:tab/>36.6613927748029<text:tab/>14.1259308101496</text:p>
      <text:p text:style-name="P1">Chmp5<text:tab/>60.8429299350281<text:tab/>52.192044293137<text:tab/>44.458829059317<text:tab/>106.445460698752<text:tab/>86.3353557682796</text:p>
      <text:p text:style-name="P1">Chmp6<text:tab/>19.4048227393518<text:tab/>23.2062048167054<text:tab/>12.5788698153848<text:tab/>26.5762508269323<text:tab/>16.5486547045279</text:p>
      <text:p text:style-name="P1">Chmp7<text:tab/>23.5338080260542<text:tab/>16.562804505079<text:tab/>16.2871545506038<text:tab/>30.1818690654949<text:tab/>17.1290883465442</text:p>
      <text:p text:style-name="P1">Chn1<text:tab/>11.0917864546621<text:tab/>8.47213676276356<text:tab/>4.55570055461307<text:tab/>5.18871575267171<text:tab/>1.99038216284808</text:p>
      <text:p text:style-name="P1">Chn2<text:tab/>0.198631452998961<text:tab/>0.466672187905443<text:tab/>0.824164740633114<text:tab/>1.58861803537561<text:tab/>0.151815518227109</text:p>
      <text:p text:style-name="P1">Chodl<text:tab/>0.103933771121142<text:tab/>0.10330493628222<text:tab/>0.0979952785205257<text:tab/>0.101020019074265<text:soft-page-break/><text:tab/>0.0959986064385136</text:p>
      <text:p text:style-name="P1">Chordc1<text:tab/>21.5254252210073<text:tab/>23.3929141344624<text:tab/>17.1650164349881<text:tab/>43.8007477463206<text:tab/>37.1016433842563</text:p>
      <text:p text:style-name="P1">Chp1<text:tab/>40.307091632213<text:tab/>49.6851234505657<text:tab/>56.6583566353425<text:tab/>74.3281218695469<text:tab/>71.987550200273</text:p>
      <text:p text:style-name="P1">Chp2<text:tab/>0.103933771121142<text:tab/>0.10330493628222<text:tab/>0.0979952785205257<text:tab/>0.101020019074265<text:tab/>0.0959986064385136</text:p>
      <text:p text:style-name="P1">Chpf<text:tab/>71.3543627373488<text:tab/>101.378038624478<text:tab/>81.895620852648<text:tab/>141.382471506528<text:tab/>56.710282332522</text:p>
      <text:p text:style-name="P1">Chpf2<text:tab/>32.2942074056962<text:tab/>33.3005113622331<text:tab/>23.0180277913595<text:tab/>56.0648020748613<text:tab/>29.9976118138152</text:p>
      <text:p text:style-name="P1">Chpt1<text:tab/>5.43341780630928<text:tab/>3.84075567724688<text:tab/>4.56237548303052<text:tab/>11.2217747868394<text:tab/>7.51370768308403</text:p>
      <text:p text:style-name="P1">Chrac1<text:tab/>34.6661736763682<text:tab/>30.0986727860361<text:tab/>28.3761420013471<text:tab/>56.0924701146647<text:tab/>51.0796836731949</text:p>
      <text:p text:style-name="P1">Chrd<text:tab/>0.443102638446788<text:tab/>0.358911435292239<text:tab/>0.620277913266593<text:tab/>0.256970699233501<text:tab/>0.193810501272232</text:p>
      <text:p text:style-name="P1">Chrdl1<text:tab/>0.141760065480041<text:tab/>0.139792116180243<text:tab/>0.157172033780579<text:tab/>0.137872074970445<text:tab/>0.0954069133007123</text:p>
      <text:p text:style-name="P1">Chrdl2<text:tab/>0.102786380360055<text:tab/>0.183214271890639<text:tab/>0.0969183252508992<text:tab/>0.695672598157542<text:tab/>0.093659444553725</text:p>
      <text:p text:style-name="P1">Chrm1<text:tab/>0.104307472916433<text:tab/>0.104200152404938<text:tab/>0.0983463688552216<text:tab/>0.102088583663243<text:tab/>0.129429733259295</text:p>
      <text:p text:style-name="P1">Chrm2<text:tab/>0.103933771121142<text:tab/>0.10330493628222<text:tab/>0.0979952785205257<text:tab/>0.101020019074265<text:tab/>0.0959986064385136</text:p>
      <text:p text:style-name="P1">Chrm3<text:tab/>0.104022607232047<text:tab/>0.103609066665381<text:tab/>0.0980150460589935<text:tab/>0.101427183681721<text:tab/>0.107189078160884</text:p>
      <text:p text:style-name="P1">Chrm4<text:tab/>0.106509121641469<text:tab/>0.107793769813238<text:tab/>0.22294053738393<text:tab/>0.106592685709504<text:tab/>0.122400105210267</text:p>
      <text:p text:style-name="P1">Chrm5<text:tab/>0.144437056882905<text:tab/>0.10379120270684<text:tab/>0.0980806196445835<text:tab/>0.101588022604507<text:tab/>0.0958512753361846</text:p>
      <text:p text:style-name="P1">Chrna1<text:tab/>0.103933771121142<text:tab/>0.10330493628222<text:tab/>0.0979952785205257<text:tab/>0.101020019074265<text:tab/>0.0959986064385136</text:p>
      <text:p text:style-name="P1">Chrna10<text:tab/>0.104954284286754<text:tab/>0.105618335743688<text:tab/>0.1263092457076<text:tab/>0.128815378769799<text:tab/>0.120233896310094</text:p>
      <text:p text:style-name="P1">Chrna2<text:tab/>0.495474564472792<text:tab/>0.2045307118236<text:tab/>0.158501029784342<text:tab/>0.111181661114053<text:tab/>0.202692543642991</text:p>
      <text:p text:style-name="P1">Chrna3<text:tab/>0.103933771121142<text:tab/>0.10330493628222<text:tab/>0.0979952785205257<text:tab/>0.101020019074265<text:tab/>0.0959986064385136</text:p>
      <text:p text:style-name="P1">Chrna4<text:tab/>0.104301033018033<text:tab/>0.152253603472019<text:tab/>0.0981235738114029<text:tab/>0.102312006545942<text:tab/>0.0959147408743673</text:p>
      <text:p text:style-name="P1">Chrna5<text:tab/>0.121908780595717<text:tab/>0.104786216382013<text:tab/>0.13586119487804<text:tab/>0.102787154374138<text:tab/>0.0961747957183816</text:p>
      <text:p text:style-name="P1">Chrna6<text:tab/>0.103933771121142<text:tab/>0.10330493628222<text:tab/>0.0979952785205257<text:tab/>0.101020019074265<text:tab/>0.0959986064385136</text:p>
      <text:p text:style-name="P1">Chrna7<text:tab/>0.103177563654997<text:tab/>0.103278175383977<text:tab/>0.12984571532237<text:tab/>0.101013330458402<text:tab/>0.0952647434135914</text:p>
      <text:p text:style-name="P1">Chrna9<text:tab/>0.103933771121142<text:tab/>0.10330493628222<text:tab/>0.0979952785205257<text:tab/>0.101020019074265<text:tab/>0.0959986064385136</text:p>
      <text:p text:style-name="P1">Chrnb1<text:tab/>2.56778019092978<text:tab/>2.14212590595541<text:tab/>0.92639225381141<text:tab/>2.18354973140134<text:tab/>5.76243046522973</text:p>
      <text:p text:style-name="P1">Chrnb2<text:tab/>0.177081955573655<text:tab/>0.179494700868557<text:tab/>0.795419940171197<text:tab/>0.239171550652845<text:tab/>0.210885539281718</text:p>
      <text:p text:style-name="P1">Chrnb3<text:tab/>0.103933771121142<text:tab/>0.10330493628222<text:tab/>0.0979952785205257<text:tab/>0.101020019074265<text:tab/>0.0959986064385136</text:p>
      <text:p text:style-name="P1">Chrnb4<text:tab/>0.104337458257785<text:tab/>0.153429988200795<text:tab/>0.0982315170362283<text:tab/>0.102257313647918<text:tab/>0.0960753162822233</text:p>
      <text:p text:style-name="P1">Chrnd<text:tab/>0.103933771121142<text:tab/>0.10330493628222<text:tab/>0.0979952785205257<text:tab/>0.101020019074265<text:tab/>0.0959986064385136</text:p>
      <text:p text:style-name="P1"><text:soft-page-break/>Chrne<text:tab/>1.27825550858065<text:tab/>3.2684145396264<text:tab/>5.93436625950147<text:tab/>0.694225694771719<text:tab/>0.772800526184909</text:p>
      <text:p text:style-name="P1">Chrng<text:tab/>0.103933771121142<text:tab/>0.10330493628222<text:tab/>0.0979952785205257<text:tab/>0.101020019074265<text:tab/>0.0959986064385136</text:p>
      <text:p text:style-name="P1">Chst1<text:tab/>0.103716960305948<text:tab/>0.306713751733709<text:tab/>0.0970489200744581<text:tab/>0.156015782616949<text:tab/>0.126535149931676</text:p>
      <text:p text:style-name="P1">Chst10<text:tab/>2.32626771859236<text:tab/>4.17405771283971<text:tab/>4.3387949120511<text:tab/>6.39429461594412<text:tab/>4.08251201316604</text:p>
      <text:p text:style-name="P1">Chst11<text:tab/>3.69864963135289<text:tab/>12.9216153683367<text:tab/>5.59500762944249<text:tab/>13.4679308257554<text:tab/>7.14597637997433</text:p>
      <text:p text:style-name="P1">Chst12<text:tab/>8.72129749949759<text:tab/>4.8200874764244<text:tab/>10.3781359929738<text:tab/>22.2870117399098<text:tab/>12.5330412125384</text:p>
      <text:p text:style-name="P1">Chst13<text:tab/>0.103933771121142<text:tab/>0.10330493628222<text:tab/>0.0979952785205257<text:tab/>0.101020019074265<text:tab/>0.0959986064385136</text:p>
      <text:p text:style-name="P1">Chst14<text:tab/>18.8637288932315<text:tab/>6.97231380407483<text:tab/>3.98206863599623<text:tab/>31.3468458143036<text:tab/>5.36348718401991</text:p>
      <text:p text:style-name="P1">Chst15<text:tab/>0.410979836293352<text:tab/>0.173001866367978<text:tab/>0.245076634265472<text:tab/>2.02518968742863<text:tab/>0.5691178802503</text:p>
      <text:p text:style-name="P1">Chst3<text:tab/>0.49795216699296<text:tab/>3.91319188625177<text:tab/>1.25591266183524<text:tab/>0.393653154855614<text:tab/>0.167589840289928</text:p>
      <text:p text:style-name="P1">Chst4<text:tab/>0.103933771121142<text:tab/>0.10330493628222<text:tab/>0.0979952785205257<text:tab/>0.101020019074265<text:tab/>0.0959986064385136</text:p>
      <text:p text:style-name="P1">Chst5<text:tab/>0.102905445713601<text:tab/>0.141630257626848<text:tab/>0.0969544249911145<text:tab/>0.320333284907413<text:tab/>0.194971290213177</text:p>
      <text:p text:style-name="P1">Chst7<text:tab/>0.366145011473235<text:tab/>1.16069318109455<text:tab/>0.343010832789273<text:tab/>0.457656984911066<text:tab/>0.306636470446455</text:p>
      <text:p text:style-name="P1">Chst8<text:tab/>0.448985012758685<text:tab/>0.306758636438735<text:tab/>0.365864839258899<text:tab/>0.108805896328644<text:tab/>0.0938436714406653</text:p>
      <text:p text:style-name="P1">Chst9<text:tab/>0.195056128470569<text:tab/>0.104163117695205<text:tab/>0.0981439618125972<text:tab/>0.10207310585159<text:tab/>0.0957509257826867</text:p>
      <text:p text:style-name="P1">Chsy1<text:tab/>13.3890507076802<text:tab/>31.7514626319324<text:tab/>25.010389681188<text:tab/>22.1715863808763<text:tab/>19.378695217696</text:p>
      <text:p text:style-name="P1">Chtf18<text:tab/>5.55908247382537<text:tab/>4.48050340536061<text:tab/>2.30421150367893<text:tab/>2.99988030147394<text:tab/>1.75633214469633</text:p>
      <text:p text:style-name="P1">Chtf8<text:tab/>35.1422192278071<text:tab/>32.0549111034601<text:tab/>30.3862744897453<text:tab/>50.6659965854668<text:tab/>42.3417322775466</text:p>
      <text:p text:style-name="P1">Chuk<text:tab/>14.0486833674974<text:tab/>15.0506603984241<text:tab/>16.2971469321472<text:tab/>15.4947580215095<text:tab/>13.4778096207535</text:p>
      <text:p text:style-name="P1">Churc1<text:tab/>61.5553365748226<text:tab/>80.00017563954<text:tab/>42.7697638587895<text:tab/>95.4861137859023<text:tab/>51.0122969917898</text:p>
      <text:p text:style-name="P1">Ciao1<text:tab/>32.2764425547139<text:tab/>31.9635180781895<text:tab/>21.6889232435639<text:tab/>41.6116739427725<text:tab/>42.312689687493</text:p>
      <text:p text:style-name="P1">Ciapin1<text:tab/>30.52116734606<text:tab/>29.9712697608952<text:tab/>45.1116818407593<text:tab/>42.4167090250784<text:tab/>60.6828811022915</text:p>
      <text:p text:style-name="P1">Ciart<text:tab/>4.97020514186548<text:tab/>2.68683157308038<text:tab/>1.76399406984059<text:tab/>7.94389090004603<text:tab/>7.83933438369314</text:p>
      <text:p text:style-name="P1">Cib1<text:tab/>32.8669921996605<text:tab/>45.416242812299<text:tab/>58.0150542545609<text:tab/>88.5772380722009<text:tab/>103.053996219168</text:p>
      <text:p text:style-name="P1">Cib2<text:tab/>13.7064350546634<text:tab/>18.2119891122129<text:tab/>22.5847435117797<text:tab/>27.5974517743115<text:tab/>6.89173012350878</text:p>
      <text:p text:style-name="P1">Cib3<text:tab/>0.103933771121142<text:tab/>0.10330493628222<text:tab/>0.0979952785205257<text:tab/>0.101020019074265<text:tab/>0.0959986064385136</text:p>
      <text:p text:style-name="P1">Cidea<text:tab/>2.79410010112886<text:tab/>1.85375132619574<text:tab/>3.30848246311255<text:tab/>16.9895465527544<text:tab/>9.37306418297048</text:p>
      <text:p text:style-name="P1">Cideb<text:tab/>0.159593248108275<text:tab/>0.286316102340987<text:tab/>0.148091903226161<text:tab/>0.488803036133669<text:tab/>0.230431430466572</text:p>
      <text:p text:style-name="P1">Cidec<text:tab/>0.122525188175017<text:tab/>0.143744215292315<text:tab/>0.303996555449748<text:tab/>0.102992702859607<text:tab/>0.0938428501585197</text:p>
      <text:p text:style-name="P1">Ciita<text:tab/>1.51559178376338<text:tab/>3.61197624962349<text:tab/>0.173686960083628<text:tab/>1.14316736454549<text:soft-page-break/><text:tab/>0.111530589644555</text:p>
      <text:p text:style-name="P1">Cilp<text:tab/>0.26914110910655<text:tab/>0.156921683633993<text:tab/>0.098259980941498<text:tab/>0.135437805162775<text:tab/>0.0993687693438105</text:p>
      <text:p text:style-name="P1">Cilp2<text:tab/>0.156829645161659<text:tab/>0.183773184776886<text:tab/>0.23219411366323<text:tab/>0.3130906092722<text:tab/>0.160262856934649</text:p>
      <text:p text:style-name="P1">Cinp<text:tab/>30.8058663171577<text:tab/>36.8539597139331<text:tab/>22.4288810388668<text:tab/>41.5214949190074<text:tab/>42.0386849474275</text:p>
      <text:p text:style-name="P1">Cipc<text:tab/>8.02530144620115<text:tab/>9.00876479488437<text:tab/>2.01028989685747<text:tab/>12.9743233839958<text:tab/>4.13375652496659</text:p>
      <text:p text:style-name="P1">Cir1<text:tab/>22.4414484609499<text:tab/>12.4288601433134<text:tab/>8.21249774533054<text:tab/>36.460939459715<text:tab/>23.3883308567798</text:p>
      <text:p text:style-name="P1">Cirbp<text:tab/>29.1264769994159<text:tab/>3.6725862228575<text:tab/>22.6292691042766<text:tab/>18.2857146392234<text:tab/>41.5447718233265</text:p>
      <text:p text:style-name="P1">Cirh1a<text:tab/>28.6464092347709<text:tab/>48.1207259916856<text:tab/>38.9326895071754<text:tab/>42.9160553978539<text:tab/>36.8333405462894</text:p>
      <text:p text:style-name="P1">Cisd1<text:tab/>102.516843977535<text:tab/>100.518752329099<text:tab/>88.3463742262686<text:tab/>160.330294109909<text:tab/>158.00445358809</text:p>
      <text:p text:style-name="P1">Cisd2<text:tab/>30.3202802229523<text:tab/>34.0012062774562<text:tab/>29.0254043482013<text:tab/>47.4435113959006<text:tab/>56.1016928050029</text:p>
      <text:p text:style-name="P1">Cisd3<text:tab/>23.3127049784717<text:tab/>15.5535017439543<text:tab/>7.19300545700695<text:tab/>49.8432766364164<text:tab/>32.6159978426868</text:p>
      <text:p text:style-name="P1">Cish<text:tab/>0.637243664232464<text:tab/>9.07712862937603<text:tab/>3.78769311774267<text:tab/>5.13518205303119<text:tab/>2.78155936526284</text:p>
      <text:p text:style-name="P1">Cistr-act<text:tab/>0.103933771121142<text:tab/>0.10330493628222<text:tab/>0.0979952785205257<text:tab/>0.101020019074265<text:tab/>0.0959986064385136</text:p>
      <text:p text:style-name="P1">Cit<text:tab/>3.59120527525119<text:tab/>2.8381666867369<text:tab/>1.27533133620396<text:tab/>0.737155341650364<text:tab/>0.132862946732594</text:p>
      <text:p text:style-name="P1">Cited1<text:tab/>0.107322186780456<text:tab/>0.955991548085109<text:tab/>1.51865082559251<text:tab/>0.306080559889354<text:tab/>1.2428392410072</text:p>
      <text:p text:style-name="P1">Cited2<text:tab/>90.1682993910962<text:tab/>185.198873498448<text:tab/>248.00147925268<text:tab/>150.174931272615<text:tab/>256.349835178915</text:p>
      <text:p text:style-name="P1">Cited4<text:tab/>0.242496751841815<text:tab/>4.07912314558927<text:tab/>6.655070260125<text:tab/>4.97241153992326<text:tab/>2.32712040081709</text:p>
      <text:p text:style-name="P1">Ciz1<text:tab/>17.7084549572331<text:tab/>13.7348496366766<text:tab/>13.3222236513958<text:tab/>27.5416711572844<text:tab/>24.8860653093351</text:p>
      <text:p text:style-name="P1">Ckap2<text:tab/>35.1749684621134<text:tab/>15.0212750904615<text:tab/>9.5159299124854<text:tab/>24.4107996033165<text:tab/>4.5543573404581</text:p>
      <text:p text:style-name="P1">Ckap4<text:tab/>133.513428069136<text:tab/>192.687194010425<text:tab/>114.264201950808<text:tab/>227.818802822461<text:tab/>57.36863601441</text:p>
      <text:p text:style-name="P1">Ckb<text:tab/>28.6121178524547<text:tab/>37.4158376086014<text:tab/>86.5056279483327<text:tab/>102.012961342565<text:tab/>92.3351980652822</text:p>
      <text:p text:style-name="P1">Cklf<text:tab/>2.19699714969805<text:tab/>3.63140867259917<text:tab/>3.51417362336889<text:tab/>4.48525121615636<text:tab/>3.97405014019035</text:p>
      <text:p text:style-name="P1">Ckm<text:tab/>0.103597437464105<text:tab/>0.171793475117795<text:tab/>0.0971440303819396<text:tab/>0.102946256675536<text:tab/>0.206402572006686</text:p>
      <text:p text:style-name="P1">Ckmt1b<text:tab/>0.136324945466436<text:tab/>0.105464652861661<text:tab/>0.466288701891682<text:tab/>0.139086532363243<text:tab/>0.0932130922604859</text:p>
      <text:p text:style-name="P1">Ckmt2<text:tab/>0.103933771121142<text:tab/>0.10330493628222<text:tab/>0.0979952785205257<text:tab/>0.101020019074265<text:tab/>0.0959986064385136</text:p>
      <text:p text:style-name="P1">Cks1b<text:tab/>39.1484775228453<text:tab/>33.677430060337<text:tab/>23.422246700868<text:tab/>28.5592142462288<text:tab/>15.0426193205932</text:p>
      <text:p text:style-name="P1">Cks2<text:tab/>70.5048555119441<text:tab/>52.9554718540863<text:tab/>30.1057902108113<text:tab/>20.3500946553131<text:tab/>11.1481994874393</text:p>
      <text:p text:style-name="P1">Clasp2<text:tab/>7.39176209930154<text:tab/>7.99625030892411<text:tab/>4.12285064584596<text:tab/>15.1947867554853<text:tab/>5.89308561959249</text:p>
      <text:p text:style-name="P1">Clasrp<text:tab/>38.978751848792<text:tab/>30.4040010081361<text:tab/>23.7637262175898<text:tab/>33.4421388208345<text:tab/>27.1523553768454</text:p>
      <text:p text:style-name="P1">Clca1<text:tab/>0.103956270273701<text:tab/>0.111881769027846<text:tab/>0.0979519071713352<text:tab/>0.101214920889242<text:tab/>0.0959066921264284</text:p>
      <text:p text:style-name="P1"><text:soft-page-break/>Clca2<text:tab/>0.104114302645042<text:tab/>0.117576190750403<text:tab/>0.0981034691156571<text:tab/>0.101518983458369<text:tab/>0.096034397234094</text:p>
      <text:p text:style-name="P1">Clca4<text:tab/>0.103933771121142<text:tab/>0.10330493628222<text:tab/>0.0979952785205257<text:tab/>0.101020019074265<text:tab/>0.0959986064385136</text:p>
      <text:p text:style-name="P1">Clca4l<text:tab/>0.10156791302654<text:tab/>0.124459129780919<text:tab/>0.203039829334867<text:tab/>0.101375188598095<text:tab/>0.133989475151953</text:p>
      <text:p text:style-name="P1">Clca5<text:tab/>0.149098150001429<text:tab/>0.103833435299813<text:tab/>0.0980880600274729<text:tab/>0.101641230647024<text:tab/>0.0958395100975133</text:p>
      <text:p text:style-name="P1">Clcc1<text:tab/>11.5994415223536<text:tab/>9.34313304597369<text:tab/>9.62813768790301<text:tab/>13.5658663796429<text:tab/>15.0569223743103</text:p>
      <text:p text:style-name="P1">Clcf1<text:tab/>7.39284720129742<text:tab/>117.673526144538<text:tab/>133.129966015758<text:tab/>19.5110468391105<text:tab/>7.60258453459042</text:p>
      <text:p text:style-name="P1">Clcn1<text:tab/>0.166732158244196<text:tab/>0.105204915267422<text:tab/>0.103712471573156<text:tab/>0.367177579031947<text:tab/>0.123412014402298</text:p>
      <text:p text:style-name="P1">Clcn2<text:tab/>0.104128774048922<text:tab/>0.103617524675149<text:tab/>0.107418527998208<text:tab/>0.101423748235672<text:tab/>0.0960573611596057</text:p>
      <text:p text:style-name="P1">Clcn3<text:tab/>13.0280864876839<text:tab/>4.48909161766927<text:tab/>5.02196441361177<text:tab/>15.4141411477457<text:tab/>7.66732063359926</text:p>
      <text:p text:style-name="P1">Clcn4<text:tab/>0.329489168749933<text:tab/>0.157497689558033<text:tab/>0.148480569338259<text:tab/>0.769667674245755<text:tab/>0.208567741889845</text:p>
      <text:p text:style-name="P1">Clcn5<text:tab/>0.691937607691128<text:tab/>2.01464843894614<text:tab/>2.94463182058873<text:tab/>3.27465745724875<text:tab/>4.52780904558339</text:p>
      <text:p text:style-name="P1">Clcn6<text:tab/>13.5878032676416<text:tab/>13.5917195345373<text:tab/>5.90351176438358<text:tab/>12.9572879781398<text:tab/>4.23564933573856</text:p>
      <text:p text:style-name="P1">Clcn7<text:tab/>20.8143168578332<text:tab/>11.6832852149011<text:tab/>14.1100255582294<text:tab/>37.1740934541484<text:tab/>58.7391579389098</text:p>
      <text:p text:style-name="P1">Clcnka<text:tab/>0.107032961542972<text:tab/>0.525972973285192<text:tab/>0.107359083760297<text:tab/>1.05702596233426<text:tab/>0.245923472088426</text:p>
      <text:p text:style-name="P1">Clcnkb<text:tab/>0.276313336608446<text:tab/>0.336962729085749<text:tab/>0.507346855882801<text:tab/>0.801245601494948<text:tab/>0.122710720369612</text:p>
      <text:p text:style-name="P1">Cldn1<text:tab/>0.103933771121142<text:tab/>0.10330493628222<text:tab/>0.0979952785205257<text:tab/>0.101020019074265<text:tab/>0.0959986064385136</text:p>
      <text:p text:style-name="P1">Cldn10<text:tab/>0.104078395322279<text:tab/>0.153717672247425<text:tab/>0.0978644792996482<text:tab/>0.101901331756059<text:tab/>0.095655801961867</text:p>
      <text:p text:style-name="P1">Cldn11<text:tab/>0.271879093111036<text:tab/>0.10604669128417<text:tab/>0.0974344214673289<text:tab/>0.139385054715161<text:tab/>0.14249289883222</text:p>
      <text:p text:style-name="P1">Cldn12<text:tab/>6.39687264273779<text:tab/>7.28182025267806<text:tab/>5.70032127174589<text:tab/>8.57579963978941<text:tab/>6.5095155836521</text:p>
      <text:p text:style-name="P1">Cldn14<text:tab/>0.103933771121142<text:tab/>0.10330493628222<text:tab/>0.0979952785205257<text:tab/>0.101020019074265<text:tab/>0.0959986064385136</text:p>
      <text:p text:style-name="P1">Cldn15<text:tab/>1.7025641525989<text:tab/>4.18317050837021<text:tab/>1.05406911492973<text:tab/>0.506087845995121<text:tab/>0.592128777345788</text:p>
      <text:p text:style-name="P1">Cldn16<text:tab/>0.103933771121142<text:tab/>0.10330493628222<text:tab/>0.0979952785205257<text:tab/>0.101020019074265<text:tab/>0.0959986064385136</text:p>
      <text:p text:style-name="P1">Cldn17<text:tab/>0.103933771121142<text:tab/>0.10330493628222<text:tab/>0.0979952785205257<text:tab/>0.101020019074265<text:tab/>0.0959986064385136</text:p>
      <text:p text:style-name="P1">Cldn18<text:tab/>0.103933771121142<text:tab/>0.10330493628222<text:tab/>0.0979952785205257<text:tab/>0.101020019074265<text:tab/>0.0959986064385136</text:p>
      <text:p text:style-name="P1">Cldn19<text:tab/>0.53171275579578<text:tab/>0.29749761876134<text:tab/>0.399949671861547<text:tab/>0.323157498408225<text:tab/>0.0913631974612507</text:p>
      <text:p text:style-name="P1">Cldn2<text:tab/>0.135039320967767<text:tab/>0.165491657666052<text:tab/>0.0980828356329605<text:tab/>0.291112817700555<text:tab/>0.108877520987648</text:p>
      <text:p text:style-name="P1">Cldn20<text:tab/>0.409315998813524<text:tab/>0.329880959988477<text:tab/>0.153420004659509<text:tab/>0.399092431898293<text:tab/>0.631356296058658</text:p>
      <text:p text:style-name="P1">Cldn22<text:tab/>0.670311031935472<text:tab/>0.219594980175613<text:tab/>0.0978810640492475<text:tab/>0.133042385770502<text:tab/>0.0950722032283127</text:p>
      <text:p text:style-name="P1">Cldn23<text:tab/>0.106902623928649<text:tab/>0.499667548190449<text:tab/>0.151843773851065<text:tab/>0.112545315611428<text:tab/>0.324505577271683</text:p>
      <text:p text:style-name="P1">Cldn24<text:tab/>0.103933771121142<text:tab/>0.10330493628222<text:tab/>0.0979952785205257<text:tab/>0.101020019074265<text:tab/>0.0959986064385136</text:p>
      <text:p text:style-name="P1">Cldn3<text:tab/>0.105340491039286<text:tab/>0.106985767376675<text:tab/>0.0989606764234904<text:tab/>0.122291519914389<text:tab/>0.253665776396204</text:p>
      <text:p text:style-name="P1">Cldn34a<text:tab/>0.103933771121142<text:tab/>0.10330493628222<text:tab/>0.0979952785205257<text:tab/>0.101020019074265<text:tab/>0.0959986064385136</text:p>
      <text:p text:style-name="P1">Cldn34d<text:tab/>0.103933771121142<text:tab/>0.10330493628222<text:tab/>0.0979952785205257<text:tab/>0.101020019074265<text:tab/>0.0959986064385136</text:p>
      <text:p text:style-name="P1">Cldn34e<text:tab/>0.100938153361403<text:tab/>0.201599646038587<text:tab/>1.00367158677908<text:tab/>0.105207740105799<text:tab/>0.418335186463799</text:p>
      <text:p text:style-name="P1">Cldn4<text:tab/>0.104205909378063<text:tab/>0.105421298160872<text:tab/>0.161402372421172<text:tab/>0.126513229559566<text:tab/>0.147108680305831</text:p>
      <text:p text:style-name="P1">Cldn5<text:tab/>0.103933771121142<text:tab/>0.10330493628222<text:tab/>0.0979952785205257<text:tab/>0.101020019074265<text:tab/>0.0959986064385136</text:p>
      <text:p text:style-name="P1">Cldn6<text:tab/>0.101295938648979<text:tab/>0.145183039695156<text:tab/>0.133628508140703<text:tab/>0.316542161233412<text:tab/>0.0924196000619053</text:p>
      <text:p text:style-name="P1">Cldn7<text:tab/>0.103933771121142<text:tab/>0.10330493628222<text:tab/>0.0979952785205257<text:tab/>0.101020019074265<text:tab/>0.0959986064385136</text:p>
      <text:p text:style-name="P1">Cldn8<text:tab/>0.103933771121142<text:tab/>0.10330493628222<text:tab/>0.0979952785205257<text:tab/>0.101020019074265<text:tab/>0.0959986064385136</text:p>
      <text:p text:style-name="P1">Cldn9<text:tab/>0.105579646015619<text:tab/>0.14179895510548<text:tab/>0.202844838836382<text:tab/>0.106248499015571<text:tab/>0.157585036370419</text:p>
      <text:p text:style-name="P1">Cldnd1<text:tab/>29.8753852962681<text:tab/>41.9169025072505<text:tab/>47.1344305503025<text:tab/>24.4855956246373<text:tab/>19.8323289106548</text:p>
      <text:p text:style-name="P1">Cldnd2<text:tab/>0.103933771121142<text:tab/>0.10330493628222<text:tab/>0.0979952785205257<text:tab/>0.101020019074265<text:tab/>0.0959986064385136</text:p>
      <text:p text:style-name="P1">Clec10a<text:tab/>0.103933771121142<text:tab/>0.10330493628222<text:tab/>0.0979952785205257<text:tab/>0.101020019074265<text:tab/>0.0959986064385136</text:p>
      <text:p text:style-name="P1">Clec11a<text:tab/>0.154240706816225<text:tab/>0.137241297900393<text:tab/>0.0979940849790959<text:tab/>0.102350144895115<text:tab/>0.0955649536338047</text:p>
      <text:p text:style-name="P1">Clec12a<text:tab/>0.103933771121142<text:tab/>0.10330493628222<text:tab/>0.0979952785205257<text:tab/>0.101020019074265<text:tab/>0.0959986064385136</text:p>
      <text:p text:style-name="P1">Clec12b<text:tab/>0.103933771121142<text:tab/>0.10330493628222<text:tab/>0.0979952785205257<text:tab/>0.101020019074265<text:tab/>0.0959986064385136</text:p>
      <text:p text:style-name="P1">Clec14a<text:tab/>0.103933771121142<text:tab/>0.10330493628222<text:tab/>0.0979952785205257<text:tab/>0.101020019074265<text:tab/>0.0959986064385136</text:p>
      <text:p text:style-name="P1">Clec1a<text:tab/>0.103933771121142<text:tab/>0.10330493628222<text:tab/>0.0979952785205257<text:tab/>0.101020019074265<text:tab/>0.0959986064385136</text:p>
      <text:p text:style-name="P1">Clec1b<text:tab/>0.103933771121142<text:tab/>0.10330493628222<text:tab/>0.0979952785205257<text:tab/>0.101020019074265<text:tab/>0.0959986064385136</text:p>
      <text:p text:style-name="P1">Clec2d<text:tab/>30.1774125043308<text:tab/>38.0745047656856<text:tab/>28.4046539597028<text:tab/>46.4903634782421<text:tab/>23.3181289778399</text:p>
      <text:p text:style-name="P1">Clec2d2<text:tab/>0.159652461636509<text:tab/>0.108118574908547<text:tab/>0.0957268126221887<text:tab/>0.522291768193556<text:tab/>0.150294288840638</text:p>
      <text:p text:style-name="P1">Clec2dl1<text:tab/>4.12202732532769<text:tab/>8.23104806949964<text:tab/>5.79714264206997<text:tab/>8.67011748212816<text:tab/>4.20063714937624</text:p>
      <text:p text:style-name="P1">Clec2e<text:tab/>0.103933771121142<text:tab/>0.10330493628222<text:tab/>0.0979952785205257<text:tab/>0.101020019074265<text:tab/>0.0959986064385136</text:p>
      <text:p text:style-name="P1">Clec2g<text:tab/>2.92582818117142<text:tab/>2.05109487666595<text:tab/>5.47613220603418<text:tab/>13.8480188288604<text:tab/>11.8332288536681</text:p>
      <text:p text:style-name="P1">Clec2l<text:tab/>0.146708408581038<text:tab/>0.180990071246399<text:tab/>0.273135144705238<text:tab/>0.178495922460452<text:tab/>0.133284069337809</text:p>
      <text:p text:style-name="P1">Clec3a<text:tab/>0.103933771121142<text:tab/>0.10330493628222<text:tab/>0.0979952785205257<text:tab/>0.101020019074265<text:tab/>0.0959986064385136</text:p>
      <text:p text:style-name="P1">Clec4a<text:tab/>0.103933771121142<text:tab/>0.10330493628222<text:tab/>0.0979952785205257<text:tab/>0.101020019074265<text:tab/>0.0959986064385136</text:p>
      <text:p text:style-name="P1">Clec4a1<text:tab/>0.104365123126535<text:tab/>0.104034386397019<text:tab/>0.125652019780328<text:tab/>0.10196534006882<text:tab/>0.0961228211953345</text:p>
      <text:p text:style-name="P1">Clec4a2<text:tab/>0.103933771121142<text:tab/>0.10330493628222<text:tab/>0.0979952785205257<text:tab/>0.101020019074265<text:tab/>0.0959986064385136</text:p>
      <text:p text:style-name="P1">Clec4a3<text:tab/>0.103933771121142<text:tab/>0.10330493628222<text:tab/>0.0979952785205257<text:tab/>0.101020019074265<text:tab/>0.0959986064385136</text:p>
      <text:p text:style-name="P1">Clec4b2<text:tab/>0.103933771121142<text:tab/>0.10330493628222<text:tab/>0.0979952785205257<text:tab/>0.101020019074265<text:tab/>0.0959986064385136</text:p>
      <text:p text:style-name="P1">Clec4d<text:tab/>0.103933771121142<text:tab/>0.10330493628222<text:tab/>0.0979952785205257<text:tab/>0.101020019074265<text:tab/>0.0959986064385136</text:p>
      <text:p text:style-name="P1">Clec4e<text:tab/>0.103933771121142<text:tab/>0.10330493628222<text:tab/>0.0979952785205257<text:tab/>0.101020019074265<text:tab/>0.0959986064385136</text:p>
      <text:p text:style-name="P1">Clec4f<text:tab/>0.103933771121142<text:tab/>0.10330493628222<text:tab/>0.0979952785205257<text:tab/>0.101020019074265<text:tab/>0.0959986064385136</text:p>
      <text:p text:style-name="P1">Clec4m<text:tab/>0.103085052709002<text:tab/>0.105205080205945<text:tab/>0.134375181517198<text:tab/>0.332620516984627<text:tab/>0.0943615216060857</text:p>
      <text:p text:style-name="P1">Clec5a<text:tab/>0.103933771121142<text:tab/>0.10330493628222<text:tab/>0.0979952785205257<text:tab/>0.101020019074265<text:tab/>0.0959986064385136</text:p>
      <text:p text:style-name="P1">Clec6a-ps1<text:tab/>0.103933771121142<text:tab/>0.10330493628222<text:tab/>0.0979952785205257<text:tab/>0.101020019074265<text:tab/>0.0959986064385136</text:p>
      <text:p text:style-name="P1">Clec7a<text:tab/>0.10536339231788<text:tab/>0.106154201320723<text:tab/>0.172704178257362<text:tab/>0.126792652429197<text:tab/>0.0964853645133818</text:p>
      <text:p text:style-name="P1">Clec9a<text:tab/>0.104124241931809<text:tab/>0.103743283843968<text:tab/>0.0981649560099228<text:tab/>0.101540643159063<text:tab/>0.109206178197033</text:p>
      <text:p text:style-name="P1">Clgn<text:tab/>0.102905984898859<text:tab/>0.104184857219843<text:tab/>0.203531263758475<text:tab/>0.10202785186509<text:tab/>0.110130259200143</text:p>
      <text:p text:style-name="P1">Clhc1<text:tab/>0.188308745860609<text:tab/>0.125167947734475<text:tab/>0.252339731066063<text:tab/>0.706989971203183<text:tab/>0.207524189486848</text:p>
      <text:p text:style-name="P1">Clic1<text:tab/>228.576772631792<text:tab/>384.870393559734<text:tab/>197.114462598543<text:tab/>503.245664490629<text:tab/>190.957033545619</text:p>
      <text:p text:style-name="P1">Clic2<text:tab/>3.15600954725074<text:tab/>3.6916418874703<text:tab/>1.26908262068396<text:tab/>4.72616802714582<text:tab/>0.800130706688617</text:p>
      <text:p text:style-name="P1">Clic3<text:tab/>0.105788055722613<text:tab/>0.108967231125411<text:tab/>0.274756933492448<text:tab/>0.179809427984932<text:tab/>0.358451117111623</text:p>
      <text:p text:style-name="P1">Clic4<text:tab/>289.802761524898<text:tab/>629.946003323877<text:tab/>717.032887506785<text:tab/>479.93377400186<text:tab/>439.789363742634</text:p>
      <text:p text:style-name="P1">Clic5<text:tab/>0.099806115724532<text:tab/>0.108317540677177<text:tab/>0.111045230340874<text:tab/>0.997790822760876<text:tab/>0.186756919921408</text:p>
      <text:p text:style-name="P1">Clic6<text:tab/>0.52115616215243<text:tab/>1.34199295362401<text:tab/>0.3291529402084<text:tab/>0.556024864736657<text:tab/>0.109467050918082</text:p>
      <text:p text:style-name="P1">Clint1<text:tab/>37.1699337947827<text:tab/>61.765855705317<text:tab/>48.821799731558<text:tab/>50.6368424396223<text:tab/>39.3155234189779</text:p>
      <text:p text:style-name="P1">Clip1<text:tab/>16.0203673077057<text:tab/>17.8951211311361<text:tab/>17.737727504408<text:tab/>34.5268628118037<text:tab/>18.1847741967928</text:p>
      <text:p text:style-name="P1">Clip2<text:tab/>10.4407072352526<text:tab/>27.7460451809775<text:tab/>12.1477711950077<text:tab/>29.0320687415412<text:tab/>20.5173818150257</text:p>
      <text:p text:style-name="P1">Clip3<text:tab/>0.221747572190042<text:tab/>0.156861253844252<text:tab/>0.152138890508628<text:tab/>0.541691153547983<text:tab/>0.14698619752984</text:p>
      <text:p text:style-name="P1">Clip4<text:tab/>0.10421034049956<text:tab/>0.106312157077519<text:tab/>0.0978545631460121<text:tab/>0.178274172689676<text:tab/>0.214547920802633</text:p>
      <text:p text:style-name="P1">Clk1<text:tab/>91.7979305394683<text:tab/>57.5588014636541<text:tab/>81.4429872193271<text:tab/>82.0598511555735<text:tab/>73.8301991902314</text:p>
      <text:p text:style-name="P1">Clk2<text:tab/>29.9235495887883<text:tab/>17.9418247473267<text:tab/>17.753560826599<text:tab/>32.185102026897<text:tab/>20.3137714124171</text:p>
      <text:p text:style-name="P1">Clk3<text:tab/>24.4289620052509<text:tab/>40.5668280432982<text:tab/>30.6440454056436<text:tab/>34.8306116536195<text:tab/>34.9769975140241</text:p>
      <text:p text:style-name="P1">Clk4<text:tab/>24.2496838979049<text:tab/>22.9531385920594<text:tab/>27.1604537817889<text:tab/>22.5315867232241<text:tab/>18.8385467281769</text:p>
      <text:p text:style-name="P1">Clmn<text:tab/>0.91364876098143<text:tab/>1.21132083095989<text:tab/>0.483347693885522<text:tab/>0.392010394147789<text:tab/>0.102778444473877</text:p>
      <text:p text:style-name="P1">Clmp<text:tab/>0.10409694416613<text:tab/>0.103678177519019<text:tab/>0.0981395033379471<text:tab/>0.101463026751696<text:tab/>0.106920199194134</text:p>
      <text:p text:style-name="P1">Cln3<text:tab/>5.99264656106516<text:tab/>5.81803266703116<text:tab/>1.02891001198971<text:tab/>9.59540018280558<text:tab/>3.0560889680036</text:p>
      <text:p text:style-name="P1">Cln5<text:tab/>4.57904000324891<text:tab/>3.50339311412285<text:tab/>4.33581069805747<text:tab/>9.82228344094271<text:tab/>13.4451433931372</text:p>
      <text:p text:style-name="P1">Cln6<text:tab/>21.709705193353<text:tab/>7.19261938058666<text:tab/>4.16970623893327<text:tab/>19.7763945129752<text:tab/>6.34736284793381</text:p>
      <text:p text:style-name="P1">Cln8<text:tab/>6.14317359585543<text:tab/>4.45365946191213<text:tab/>7.37133728164144<text:tab/>9.68628676090992<text:tab/>7.71328218084141</text:p>
      <text:p text:style-name="P1">Clns1a<text:tab/>45.2312534817303<text:tab/>40.82658535872<text:tab/>27.3773066835447<text:tab/>65.0061234022791<text:tab/>57.0987106558201</text:p>
      <text:p text:style-name="P1">Clock<text:tab/>6.17964704487252<text:tab/>12.058065221922<text:tab/>6.52651216540721<text:tab/>9.55219106897923<text:tab/>6.05658962522486</text:p>
      <text:p text:style-name="P1">Clp1<text:tab/>5.2920248150677<text:tab/>9.34976779709259<text:tab/>12.3950823716954<text:tab/>10.7802951523285<text:tab/>13.791850058826</text:p>
      <text:p text:style-name="P1">Clpb<text:tab/>11.8556874182586<text:tab/>7.94804470907318<text:tab/>6.35721989439734<text:tab/>13.9310334733824<text:tab/>19.3614777520957</text:p>
      <text:p text:style-name="P1">Clps<text:tab/>0.103933771121142<text:tab/>0.10330493628222<text:tab/>0.0979952785205257<text:tab/>0.101020019074265<text:tab/>0.0959986064385136</text:p>
      <text:p text:style-name="P1">Clpsl2<text:tab/>0.103933771121142<text:tab/>0.10330493628222<text:tab/>0.0979952785205257<text:tab/>0.101020019074265<text:tab/>0.0959986064385136</text:p>
      <text:p text:style-name="P1">Clptm1<text:tab/>58.0843285698589<text:tab/>69.256107173304<text:tab/>77.3062467757955<text:tab/>91.9712806213436<text:tab/>96.3320219527407</text:p>
      <text:p text:style-name="P1">Clptm1l<text:tab/>74.966879566502<text:tab/>77.7240193882701<text:tab/>46.8555749757219<text:tab/>124.834697409886<text:tab/>82.5790315950296</text:p>
      <text:p text:style-name="P1">Clpx<text:tab/>18.5226941684472<text:tab/>14.4484280838398<text:tab/>14.9199413458101<text:tab/>22.3413890396712<text:tab/>18.6893191688344</text:p>
      <text:p text:style-name="P1">Clrn1<text:tab/>0.103933771121142<text:tab/>0.10330493628222<text:tab/>0.0979952785205257<text:tab/>0.101020019074265<text:tab/>0.0959986064385136</text:p>
      <text:p text:style-name="P1">Clrn2<text:tab/>0.103933771121142<text:tab/>0.10330493628222<text:tab/>0.0979952785205257<text:tab/>0.101020019074265<text:tab/>0.0959986064385136</text:p>
      <text:p text:style-name="P1">Clrn3<text:tab/>0.104595673657996<text:tab/>0.104490309365639<text:tab/>0.15744933327569<text:tab/>0.102561616506446<text:tab/>0.0961769479491412</text:p>
      <text:p text:style-name="P1">Clspn<text:tab/>2.09047266356137<text:tab/>1.71681962273751<text:tab/>0.421838232244849<text:tab/>1.23636721541311<text:tab/>0.117739806030963</text:p>
      <text:p text:style-name="P1">Clstn1<text:tab/>79.419726704294<text:tab/>79.8373057715673<text:tab/>73.1037095693629<text:tab/>146.788938089141<text:tab/>90.0304189923049</text:p>
      <text:p text:style-name="P1">Clstn2<text:tab/>0.106378668052271<text:tab/>0.107913225601573<text:tab/>0.16848515319756<text:tab/>0.106592571391749<text:tab/>0.165272840742872</text:p>
      <text:p text:style-name="P1">Clstn3<text:tab/>0.104387861625769<text:tab/>0.104622658830019<text:tab/>0.0980481067402465<text:tab/>0.132388833988452<text:tab/>0.132015719482107</text:p>
      <text:p text:style-name="P1">Clta<text:tab/>271.163016987256<text:tab/>294.959210795611<text:tab/>275.391082433903<text:tab/>361.764804978259<text:tab/>335.472273847692</text:p>
      <text:p text:style-name="P1">Cltb<text:tab/>103.854897104244<text:tab/>162.216090863584<text:tab/>136.624570100937<text:tab/>114.215469427583<text:tab/>85.7402126486658</text:p>
      <text:p text:style-name="P1">Cltc<text:tab/>124.574197439129<text:tab/>153.361198970674<text:tab/>102.244798749763<text:tab/>204.252858642516<text:tab/>155.549497025668</text:p>
      <text:p text:style-name="P1">Clu<text:tab/>120.149122747265<text:tab/>255.003759358945<text:tab/>284.391144111217<text:tab/>594.318147943105<text:tab/>317.475179790379</text:p>
      <text:p text:style-name="P1">Cluap1<text:tab/>15.2260329657702<text:tab/>10.1606490842395<text:tab/>7.40709325491304<text:tab/>21.0632845988782<text:tab/>9.14623696486772</text:p>
      <text:p text:style-name="P1">Cluh<text:tab/>19.485805538112<text:tab/>28.840671468035<text:tab/>21.4465680618725<text:tab/>24.4794986263947<text:tab/>26.2422993789116</text:p>
      <text:p text:style-name="P1">Clul1<text:tab/>0.103933771121142<text:tab/>0.10330493628222<text:tab/>0.0979952785205257<text:tab/>0.101020019074265<text:tab/>0.0959986064385136</text:p>
      <text:p text:style-name="P1">Clvs1<text:tab/>2.14455946445021<text:tab/>1.45604499772779<text:tab/>2.04992683474061<text:tab/>2.40633858728026<text:tab/>1.33860762892856</text:p>
      <text:p text:style-name="P1">Clvs2<text:tab/>0.103933771121142<text:tab/>0.10330493628222<text:tab/>0.0979952785205257<text:tab/>0.101020019074265<text:tab/>0.0959986064385136</text:p>
      <text:p text:style-name="P1">Clybl<text:tab/>2.18276518147678<text:tab/>2.8785529575452<text:tab/>2.83916811671499<text:tab/>1.73212566579725<text:tab/>1.84641694331031</text:p>
      <text:p text:style-name="P1">Cma1<text:tab/>0.103933771121142<text:tab/>0.10330493628222<text:tab/>0.0979952785205257<text:tab/>0.101020019074265<text:tab/>0.0959986064385136</text:p>
      <text:p text:style-name="P1">Cmah<text:tab/>0.103933771121142<text:tab/>0.10330493628222<text:tab/>0.0979952785205257<text:tab/>0.101020019074265<text:tab/>0.0959986064385136</text:p>
      <text:p text:style-name="P1">Cmas<text:tab/>38.1485221158651<text:tab/>29.9453357154585<text:tab/>17.7221320542583<text:tab/>47.8261482468608<text:tab/>33.9195156149467</text:p>
      <text:p text:style-name="P1">Cmbl<text:tab/>0.862558987319316<text:tab/>4.00085678506969<text:tab/>2.10528305029919<text:tab/>1.91652000734437<text:tab/>1.21196265968231</text:p>
      <text:p text:style-name="P1">Cmc1<text:tab/>22.6337065069019<text:tab/>17.8754506573439<text:tab/>19.6344662115018<text:tab/>25.0580663431917<text:tab/>20.7189144430945</text:p>
      <text:p text:style-name="P1">Cmip<text:tab/>10.3717600351999<text:tab/>33.995610772353<text:tab/>22.2405362906094<text:tab/>20.2437240477791<text:tab/>12.1520023499291</text:p>
      <text:p text:style-name="P1">Cmklr1<text:tab/>27.4785177783834<text:tab/>16.5678830571722<text:tab/>2.28075229070388<text:tab/>71.7826714505978<text:tab/>14.2302623693635</text:p>
      <text:p text:style-name="P1">Cml1<text:tab/>0.103933771121142<text:tab/>0.10330493628222<text:tab/>0.0979952785205257<text:tab/>0.101020019074265<text:tab/>0.0959986064385136</text:p>
      <text:p text:style-name="P1">Cml2<text:tab/>0.103933771121142<text:tab/>0.10330493628222<text:tab/>0.0979952785205257<text:tab/>0.101020019074265<text:tab/>0.0959986064385136</text:p>
      <text:p text:style-name="P1">Cml5<text:tab/>0.103933771121142<text:tab/>0.10330493628222<text:tab/>0.0979952785205257<text:tab/>0.101020019074265<text:tab/>0.0959986064385136</text:p>
      <text:p text:style-name="P1">Cmpk1<text:tab/>61.1479418755873<text:tab/>67.2467114034046<text:tab/>59.1968597414257<text:tab/>77.3587079032489<text:tab/>34.4778308216366</text:p>
      <text:p text:style-name="P1">Cmpk2<text:tab/>0.479619964591339<text:tab/>1.91998670977247<text:tab/>0.757128405895453<text:tab/>0.868958744731865<text:tab/>0.291938282644882</text:p>
      <text:p text:style-name="P1">Cmss1<text:tab/>9.78475368730646<text:tab/>9.52151051152515<text:tab/>3.15918566087268<text:tab/>7.58561192967438<text:tab/>4.83627435315506</text:p>
      <text:p text:style-name="P1">Cmtm1<text:tab/>0.103933771121142<text:tab/>0.10330493628222<text:tab/>0.0979952785205257<text:tab/>0.101020019074265<text:tab/>0.0959986064385136</text:p>
      <text:p text:style-name="P1">Cmtm2a<text:tab/>0.289804325562619<text:tab/>0.109786571979698<text:tab/>0.419192695378923<text:tab/>0.149244322262679<text:tab/>0.170079753872692</text:p>
      <text:p text:style-name="P1">Cmtm3<text:tab/>32.9223258601745<text:tab/>28.4808178209785<text:tab/>8.79912006378664<text:tab/>63.2681084584289<text:tab/>15.8973384319943</text:p>
      <text:p text:style-name="P1">Cmtm4<text:tab/>14.5544184974553<text:tab/>14.0095725972435<text:tab/>10.3133557380341<text:tab/>21.425542944185<text:tab/>17.6635709339254</text:p>
      <text:p text:style-name="P1">Cmtm5<text:tab/>0.103933771121142<text:tab/>0.10330493628222<text:tab/>0.0979952785205257<text:tab/>0.101020019074265<text:tab/>0.0959986064385136</text:p>
      <text:p text:style-name="P1">Cmtm6<text:tab/>58.681303951819<text:tab/>83.3381944706096<text:tab/>119.060750450445<text:tab/>67.3375443276233<text:tab/>61.8653511294065</text:p>
      <text:p text:style-name="P1">Cmtm7<text:tab/>34.7210502188479<text:tab/>39.5978728789466<text:tab/>19.5627538371297<text:tab/>40.2076429590531<text:tab/>26.4414270723904</text:p>
      <text:p text:style-name="P1">Cmtm8<text:tab/>0.572708941527938<text:tab/>0.131860387668064<text:tab/>0.0980573933864231<text:tab/>0.141056396203945<text:tab/>0.250781647772773</text:p>
      <text:p text:style-name="P1">Cmtr1<text:tab/>20.3393870763496<text:tab/>21.9541942785047<text:tab/>19.9569289238758<text:tab/>33.6783906271621<text:tab/>32.0125124505583</text:p>
      <text:p text:style-name="P1">Cmtr2<text:tab/>3.00080110490822<text:tab/>2.91280736100884<text:tab/>4.56219110254476<text:tab/>3.22578551199627<text:tab/>4.70240937765823</text:p>
      <text:p text:style-name="P1">Cnbd2<text:tab/>2.81547133694599<text:tab/>3.0461769882331<text:tab/>2.88302983920502<text:tab/>4.15803468144843<text:tab/>4.51600976736943</text:p>
      <text:p text:style-name="P1">Cnbp<text:tab/>266.85601986665<text:tab/>371.699756973787<text:tab/>206.834288492345<text:tab/>256.460624334117<text:tab/>231.922531159063</text:p>
      <text:p text:style-name="P1">Cndp1<text:tab/>0.11567641172333<text:tab/>0.115315361712811<text:tab/>0.0977111291097092<text:tab/>0.11267160948394<text:tab/>0.0954874478596363</text:p>
      <text:p text:style-name="P1">Cndp2<text:tab/>72.4656546896548<text:tab/>60.8714031286923<text:tab/>62.0291577928457<text:tab/>42.4775248979566<text:tab/>29.0503260101828</text:p>
      <text:p text:style-name="P1">Cnep1r1<text:tab/>29.5238909649909<text:tab/>18.295315790148<text:tab/>23.0546983134196<text:tab/>36.1630955648883<text:tab/>25.2932736081273</text:p>
      <text:p text:style-name="P1">Cnfn<text:tab/>0.103933771121142<text:tab/>0.10330493628222<text:tab/>0.0979952785205257<text:tab/>0.101020019074265<text:tab/>0.0959986064385136</text:p>
      <text:p text:style-name="P1">Cnga1<text:tab/>0.163608222044582<text:tab/>0.19091818136244<text:tab/>0.0979594772685742<text:tab/>0.103091344421304<text:tab/>0.0953513520094491</text:p>
      <text:p text:style-name="P1">Cnga2<text:tab/>0.103933771121142<text:tab/>0.10330493628222<text:tab/>0.0979952785205257<text:tab/>0.101020019074265<text:tab/>0.0959986064385136</text:p>
      <text:p text:style-name="P1">Cnga3<text:tab/>0.103933771121142<text:tab/>0.10330493628222<text:tab/>0.0979952785205257<text:tab/>0.101020019074265<text:tab/>0.0959986064385136</text:p>
      <text:p text:style-name="P1">Cnga4<text:tab/>0.104035285962653<text:tab/>0.104446981279798<text:tab/>0.10841797862826<text:tab/>0.102771133405848<text:tab/>0.181663251831166</text:p>
      <text:p text:style-name="P1">Cngb1<text:tab/>0.197976888913871<text:tab/>0.178022304549366<text:tab/>0.331243462918943<text:tab/>0.253043193743972<text:tab/>0.207236174976946</text:p>
      <text:p text:style-name="P1">Cngb3<text:tab/>0.103933771121142<text:tab/>0.10330493628222<text:tab/>0.0979952785205257<text:tab/>0.101020019074265<text:tab/>0.0959986064385136</text:p>
      <text:p text:style-name="P1">Cnih1<text:tab/>122.162568558175<text:tab/>138.551745649271<text:tab/>110.170958208457<text:tab/>149.295571950183<text:tab/>108.034120710193</text:p>
      <text:p text:style-name="P1">Cnih2<text:tab/>0.671486143731611<text:tab/>2.68664506036387<text:tab/>0.445469367061184<text:tab/>0.37211210582189<text:tab/>0.373875117367022</text:p>
      <text:p text:style-name="P1">Cnih3<text:tab/>0.103933771121142<text:tab/>0.10330493628222<text:tab/>0.0979952785205257<text:tab/>0.101020019074265<text:tab/>0.0959986064385136</text:p>
      <text:p text:style-name="P1">Cnih4<text:tab/>27.6921489339815<text:tab/>31.7334680652719<text:tab/>28.322099076623<text:tab/>43.3195059380115<text:tab/>44.2810786003007</text:p>
      <text:p text:style-name="P1">Cnksr1<text:tab/>5.14790318454399<text:tab/>5.16723203990391<text:tab/>0.619814936674401<text:tab/>4.48695819882048<text:tab/>0.25844354270222</text:p>
      <text:p text:style-name="P1">Cnksr2<text:tab/>0.104687761276488<text:tab/>0.10563937311662<text:tab/>0.0983816033001943<text:tab/>0.15865238296311<text:tab/>0.131182136307468</text:p>
      <text:p text:style-name="P1">Cnksr3<text:tab/>47.081609430926<text:tab/>31.0283360926102<text:tab/>19.087290389032<text:tab/>24.2525403639795<text:tab/>19.3102520169648</text:p>
      <text:p text:style-name="P1">Cnn1<text:tab/>320.306455332168<text:tab/>674.965925910917<text:tab/>515.26137254267<text:tab/>45.0655966257164<text:tab/>6.67788946069864</text:p>
      <text:p text:style-name="P1">Cnn3<text:tab/>182.622795002641<text:tab/>325.130433855427<text:tab/>318.192983700048<text:tab/>281.953174801748<text:tab/>207.257252205212</text:p>
      <text:p text:style-name="P1">Cnnm1<text:tab/>0.104516893391205<text:tab/>0.152581778222485<text:tab/>0.129469175669451<text:tab/>0.161969040969234<text:tab/>0.0953189520767071</text:p>
      <text:p text:style-name="P1">Cnnm2<text:tab/>16.3740381466201<text:tab/>36.7384562079654<text:tab/>14.9591271808638<text:tab/>7.80233488767067<text:tab/>4.59568070412423</text:p>
      <text:p text:style-name="P1">Cnnm3<text:tab/>9.21861434693232<text:tab/>4.54401107163388<text:tab/>7.16164982955953<text:tab/>11.1820510366762<text:tab/>6.67956979278623</text:p>
      <text:p text:style-name="P1">Cnnm4<text:tab/>1.24568613594168<text:tab/>2.0623037766283<text:tab/>14.2081053811163<text:tab/>1.55250381877265<text:tab/>9.80622591306103</text:p>
      <text:p text:style-name="P1">Cnot1<text:tab/>23.2192935863464<text:tab/>24.0570601537219<text:tab/>18.2930451780523<text:tab/>28.7606099126634<text:tab/>20.3869757143865</text:p>
      <text:p text:style-name="P1">Cnot10<text:tab/>17.9454097635265<text:tab/>14.1150718574064<text:tab/>14.3169213773833<text:tab/>21.7211436889395<text:tab/>20.9525656054317</text:p>
      <text:p text:style-name="P1">Cnot11<text:tab/>16.6119764100005<text:tab/>23.7458578362217<text:tab/>18.0250539449521<text:tab/>26.8019721624586<text:tab/>29.6951465791355</text:p>
      <text:p text:style-name="P1">Cnot2<text:tab/>29.1871964885101<text:tab/>25.3421308047803<text:tab/>17.833082699119<text:tab/>33.8653184401144<text:tab/>26.2460087089316</text:p>
      <text:p text:style-name="P1">Cnot3<text:tab/>22.4451822877563<text:tab/>19.9806013838621<text:tab/>19.0634086936825<text:tab/>34.0153040875477<text:tab/>26.1847484721066</text:p>
      <text:p text:style-name="P1">Cnot4<text:tab/>9.48130635254137<text:tab/>12.0721548510872<text:tab/>14.9116339503144<text:tab/>14.0116324616644<text:tab/>12.399562582138</text:p>
      <text:p text:style-name="P1">Cnot6<text:tab/>31.3122906210348<text:tab/>24.7171616258052<text:tab/>20.1133468095585<text:tab/>31.7775647674548<text:tab/>16.8243456879976</text:p>
      <text:p text:style-name="P1">Cnot6l<text:tab/>7.42194030636139<text:tab/>10.0038777706157<text:tab/>3.38548498828154<text:tab/>8.59364425817454<text:tab/>4.26668362399376</text:p>
      <text:p text:style-name="P1">Cnot7<text:tab/>17.3447803000912<text:tab/>16.4282493811993<text:tab/>16.5213356289706<text:tab/>19.8846792289255<text:tab/>16.4810895516913</text:p>
      <text:p text:style-name="P1">Cnot8<text:tab/>31.6069411810253<text:tab/>16.1302314203832<text:tab/>10.1831753454134<text:tab/>45.1326906353795<text:tab/>26.9323156221513</text:p>
      <text:p text:style-name="P1">Cnp<text:tab/>15.573108826811<text:tab/>13.864497316347<text:tab/>10.5857982692623<text:tab/>24.3084517457142<text:tab/>8.59503243239053</text:p>
      <text:p text:style-name="P1">Cnppd1<text:tab/>44.9757018900444<text:tab/>28.1514439515664<text:tab/>17.2832946513272<text:tab/>44.8521452194582<text:tab/>39.0503762579276</text:p>
      <text:p text:style-name="P1">Cnpy2<text:tab/>117.746180095815<text:tab/>107.897354839633<text:tab/>72.1006839417834<text:tab/>174.017130864007<text:tab/>115.474539221863</text:p>
      <text:p text:style-name="P1">Cnpy3<text:tab/>41.7577321265308<text:tab/>42.5293007156362<text:tab/>31.6074767463235<text:tab/>74.5076185523196<text:tab/>52.2419824054655</text:p>
      <text:p text:style-name="P1">Cnpy4<text:tab/>54.2199981757879<text:tab/>51.5879546208972<text:tab/>49.5414520192611<text:tab/>89.8894672045103<text:tab/>55.4258647213171</text:p>
      <text:p text:style-name="P1">Cnr1<text:tab/>0.103933771121142<text:tab/>0.10330493628222<text:tab/>0.0979952785205257<text:tab/>0.101020019074265<text:tab/>0.0959986064385136</text:p>
      <text:p text:style-name="P1">Cnr2<text:tab/>0.10425920367149<text:tab/>0.103841854039062<text:tab/>0.116251963916967<text:tab/>0.101714755775304<text:tab/>0.0960944505577883</text:p>
      <text:p text:style-name="P1">Cnrip1<text:tab/>0.219732929855795<text:tab/>0.274950814364624<text:tab/>0.219828022505592<text:tab/>0.367077475383262<text:tab/>0.109901784970321</text:p>
      <text:p text:style-name="P1">Cntd1<text:tab/>4.78477222942137<text:tab/>5.52393683598414<text:tab/>3.35393745246387<text:tab/>6.90238217671379<text:tab/>5.1718698261506</text:p>
      <text:p text:style-name="P1">Cntf<text:tab/>4.67347058545993<text:tab/>3.1227400249736<text:tab/>1.66056211668461<text:tab/>3.19337399167414<text:tab/>0.646985121440572</text:p>
      <text:p text:style-name="P1">Cntfr<text:tab/>0.104347846665041<text:tab/>0.103986176468652<text:tab/>0.0981862677227362<text:tab/>0.120522205927809<text:tab/>0.0960765908348615</text:p>
      <text:p text:style-name="P1">Cntln<text:tab/>2.84949687716121<text:tab/>1.66680917729759<text:tab/>0.350608797031741<text:tab/>1.60508971728366<text:tab/>0.305471337580138</text:p>
      <text:p text:style-name="P1">Cntn1<text:tab/>0.103933771121142<text:tab/>0.10330493628222<text:tab/>0.0979952785205257<text:tab/>0.101020019074265<text:tab/>0.0959986064385136</text:p>
      <text:p text:style-name="P1">Cntn2<text:tab/>0.789463451500251<text:tab/>0.703842217477673<text:tab/>0.520596422552815<text:tab/>0.132106048184921<text:tab/>0.0929438594224843</text:p>
      <text:p text:style-name="P1">Cntn3<text:tab/>3.51355663587904<text:tab/>4.38121219659158<text:tab/>2.24468203401822<text:tab/>0.591031007359112<text:tab/>0.298985757003919</text:p>
      <text:p text:style-name="P1">Cntn4<text:tab/>0.103933771121142<text:tab/>0.10330493628222<text:tab/>0.0979952785205257<text:tab/>0.101020019074265<text:tab/>0.0959986064385136</text:p>
      <text:p text:style-name="P1">Cntn5<text:tab/>0.103933771121142<text:tab/>0.10330493628222<text:tab/>0.0979952785205257<text:tab/>0.101020019074265<text:tab/>0.0959986064385136</text:p>
      <text:p text:style-name="P1">Cntn6<text:tab/>0.103933771121142<text:tab/>0.10330493628222<text:tab/>0.0979952785205257<text:tab/>0.101020019074265<text:tab/>0.0959986064385136</text:p>
      <text:p text:style-name="P1">Cntnap1<text:tab/>0.953940024346039<text:tab/>0.770099895341523<text:tab/>0.480034747590284<text:tab/>1.95660528064918<text:tab/>1.03069832632214</text:p>
      <text:p text:style-name="P1">Cntnap4<text:tab/>0.103933771121142<text:tab/>0.10330493628222<text:tab/>0.0979952785205257<text:tab/>0.101020019074265<text:tab/>0.0959986064385136</text:p>
      <text:p text:style-name="P1">Cntnap5a<text:tab/>0.103933771121142<text:tab/>0.10330493628222<text:tab/>0.0979952785205257<text:tab/>0.101020019074265<text:tab/>0.0959986064385136</text:p>
      <text:p text:style-name="P1">Cntnap5b<text:tab/>0.103933771121142<text:tab/>0.10330493628222<text:tab/>0.0979952785205257<text:tab/>0.101020019074265<text:tab/>0.0959986064385136</text:p>
      <text:p text:style-name="P1">Cntnap5c<text:tab/>0.103933771121142<text:tab/>0.10330493628222<text:tab/>0.0979952785205257<text:tab/>0.101020019074265<text:tab/>0.0959986064385136</text:p>
      <text:p text:style-name="P1">Cntrob<text:tab/>4.68251362797354<text:tab/>3.19547198002914<text:tab/>0.652907110303352<text:tab/>3.87262103422811<text:tab/>2.36784375989429</text:p>
      <text:p text:style-name="P1">Coa3<text:tab/>51.9314459184408<text:tab/>46.268597051044<text:tab/>20.2734946406549<text:tab/>78.0795988373967<text:tab/>40.4797584145462</text:p>
      <text:p text:style-name="P1">Coa4<text:tab/>9.47724482651145<text:tab/>6.08160971911857<text:tab/>3.8644952973893<text:tab/>16.2909759715377<text:tab/>10.7109224302804</text:p>
      <text:p text:style-name="P1">Coa5<text:tab/>16.6007108101667<text:tab/>16.084338662697<text:tab/>8.93009577758031<text:tab/>14.5108484241662<text:tab/>12.2219627017893</text:p>
      <text:p text:style-name="P1">Coa7<text:tab/>3.24972003495481<text:tab/>3.05260405035045<text:tab/>2.01403682416551<text:tab/>4.9399502808016<text:tab/>4.195046198337</text:p>
      <text:p text:style-name="P1">Coasy<text:tab/>9.38300817201015<text:tab/>3.9473417782364<text:tab/>4.71467658429938<text:tab/>23.1071895445107<text:tab/>20.1886460288317</text:p>
      <text:p text:style-name="P1">Cobl<text:tab/>18.3765930525572<text:tab/>10.6716558165992<text:tab/>4.48981172983592<text:tab/>9.44709117186192<text:tab/>2.02772103902671</text:p>
      <text:p text:style-name="P1">Coch<text:tab/>0.103933771121142<text:tab/>0.10330493628222<text:tab/>0.0979952785205257<text:tab/>0.101020019074265<text:tab/>0.0959986064385136</text:p>
      <text:p text:style-name="P1">Cog1<text:tab/>19.4954550846455<text:tab/>11.9181674945661<text:tab/>9.71550884917417<text:tab/>29.4683037019276<text:tab/>17.5353739055506</text:p>
      <text:p text:style-name="P1">Cog2<text:tab/>16.5313483848987<text:tab/>12.9368632752295<text:tab/>12.4163464010265<text:tab/>21.0180922738015<text:tab/>15.752818680817</text:p>
      <text:p text:style-name="P1">Cog3<text:tab/>14.9703938331461<text:tab/>18.6799193686016<text:tab/>13.6499276914889<text:tab/>17.0662488994535<text:tab/>13.0932220588864</text:p>
      <text:p text:style-name="P1">Cog4<text:tab/>26.2715925130194<text:tab/>20.4832452602478<text:tab/>16.2852513386856<text:tab/>32.6507419301444<text:tab/>27.0196296194504</text:p>
      <text:p text:style-name="P1">Cog6<text:tab/>15.0228699860841<text:tab/>14.0028322625011<text:tab/>9.00538227597341<text:tab/>23.5222853108493<text:tab/>13.3876350343527</text:p>
      <text:p text:style-name="P1">Cog7<text:tab/>12.5781383338678<text:tab/>10.1247942373466<text:tab/>5.15449447892038<text:tab/>17.5803418570383<text:tab/>11.2326423280408</text:p>
      <text:p text:style-name="P1">Cog8<text:tab/>17.7740419851062<text:tab/>9.73716205129579<text:tab/>7.05560487095236<text:tab/>27.5668311579184<text:tab/>14.355345653199</text:p>
      <text:p text:style-name="P1">Coil<text:tab/>2.97482869324786<text:tab/>3.53732899199946<text:tab/>1.64238208892952<text:tab/>4.13239215831469<text:tab/>1.64358691065808</text:p>
      <text:p text:style-name="P1">Col11a1<text:tab/>65.1440498368834<text:tab/>54.0878111880036<text:tab/>46.2713880181796<text:tab/>14.7598116958032<text:tab/>7.97028522042428</text:p>
      <text:p text:style-name="P1">Col11a2<text:tab/>1.23537968045568<text:tab/>1.58209619296987<text:tab/>1.43609907566543<text:tab/>0.934974385975371<text:tab/>0.642823211792679</text:p>
      <text:p text:style-name="P1">Col13a1<text:tab/>0.103933771121142<text:tab/>0.10330493628222<text:tab/>0.0979952785205257<text:tab/>0.101020019074265<text:tab/>0.0959986064385136</text:p>
      <text:p text:style-name="P1">Col14a1<text:tab/>33.1992312299595<text:tab/>26.6249097346917<text:tab/>24.7948676974178<text:tab/>9.80824741484872<text:tab/>4.80998015134759</text:p>
      <text:p text:style-name="P1">Col15a1<text:tab/>0.10230803758242<text:tab/>0.545987856636458<text:tab/>0.22611197715268<text:tab/>3.95592958374852<text:tab/>0.133980744893535</text:p>
      <text:p text:style-name="P1">Col16a1<text:tab/>14.8328540618558<text:tab/>13.9883548520235<text:tab/>10.0918534447996<text:tab/>37.5639837392291<text:tab/>2.90250589498781</text:p>
      <text:p text:style-name="P1">Col17a1<text:tab/>0.132753388819522<text:tab/>0.146597342801956<text:tab/>0.104234275554736<text:tab/>0.461164447751668<text:tab/>0.116421053019957</text:p>
      <text:p text:style-name="P1">Col18a1<text:tab/>159.070540276427<text:tab/>270.358963085013<text:tab/>176.343199393048<text:tab/>1405.45474183818<text:tab/>318.975862250699</text:p>
      <text:p text:style-name="P1">Col1a1<text:tab/>1915.36264797634<text:tab/>2434.60882491389<text:tab/>2536.44845313714<text:tab/>5942.36298705586<text:tab/>3346.88291431253</text:p>
      <text:p text:style-name="P1">Col1a2<text:tab/>0.156804461602245<text:tab/>0.647425457403573<text:tab/>0.130756954373044<text:tab/>0.164316913329282<text:tab/>0.105178832563249</text:p>
      <text:p text:style-name="P1">Col23a1<text:tab/>0.103933771121142<text:tab/>0.10330493628222<text:tab/>0.0979952785205257<text:tab/>0.101020019074265<text:tab/>0.0959986064385136</text:p>
      <text:p text:style-name="P1">Col26a1<text:tab/>0.103933771121142<text:tab/>0.10330493628222<text:tab/>0.0979952785205257<text:tab/>0.101020019074265<text:tab/>0.0959986064385136</text:p>
      <text:p text:style-name="P1">Col27a1<text:tab/>7.17095998256714<text:tab/>12.0963612588695<text:tab/>6.09295795339545<text:tab/>7.47854535759394<text:tab/>0.993930726396316</text:p>
      <text:p text:style-name="P1">Col2a1<text:tab/>0.20873941940553<text:tab/>0.225063382432498<text:tab/>0.216644951300541<text:tab/>0.149278236769129<text:tab/>0.134689185846234</text:p>
      <text:p text:style-name="P1">Col3a1<text:tab/>726.871089285596<text:tab/>728.945671303885<text:tab/>578.239774578247<text:tab/>1220.91247032592<text:tab/>36.7318210053131</text:p>
      <text:p text:style-name="P1">Col4a1<text:tab/>211.600438368152<text:tab/>245.447619696181<text:tab/>260.141506734901<text:tab/>141.725373428254<text:tab/>116.062015833589</text:p>
      <text:p text:style-name="P1">Col4a3<text:tab/>0.26875101242758<text:tab/>0.265907778327602<text:tab/>0.133038871627251<text:tab/>0.293815601641445<text:tab/>0.0953571242243146</text:p>
      <text:p text:style-name="P1">Col4a3bp<text:tab/>17.6448179446871<text:tab/>19.9854353393361<text:tab/>16.599358007752<text:tab/>22.7874502744036<text:tab/>16.4238998906612</text:p>
      <text:p text:style-name="P1">Col4a4<text:tab/>0.249916308633231<text:tab/>0.105452006669277<text:tab/>0.33652593737565<text:tab/>0.12518277646683<text:tab/>0.0937259537674037</text:p>
      <text:p text:style-name="P1">Col5a1<text:tab/>256.00775682104<text:tab/>325.038846787708<text:tab/>265.923018879485<text:tab/>402.028271384492<text:tab/>59.6570228248872</text:p>
      <text:p text:style-name="P1">Col5a2<text:tab/>323.769108821058<text:tab/>352.684650941994<text:tab/>314.735131744916<text:tab/>389.582654022784<text:tab/>153.719856516006</text:p>
      <text:p text:style-name="P1">Col5a3<text:tab/>2.03786843678887<text:tab/>2.45122592469029<text:tab/>1.08914036357227<text:tab/>2.66349919866566<text:tab/>0.535634586650366</text:p>
      <text:p text:style-name="P1">Col6a2<text:tab/>37.2877728472631<text:tab/>41.0242402750712<text:tab/>34.952528020971<text:tab/>79.4444384881012<text:tab/>9.73869439685532</text:p>
      <text:p text:style-name="P1">Col6a4<text:tab/>0.103933771121142<text:tab/>0.10330493628222<text:tab/>0.0979952785205257<text:tab/>0.101020019074265<text:tab/>0.0959986064385136</text:p>
      <text:p text:style-name="P1">Col7a1<text:tab/>0.187749035367443<text:tab/>0.244453377600769<text:tab/>0.189793198071162<text:tab/>0.16836661436401<text:tab/>0.137974621546335</text:p>
      <text:p text:style-name="P1">Col8a1<text:tab/>252.369922865004<text:tab/>259.39551069489<text:tab/>154.285926423731<text:tab/>727.981010156006<text:tab/>362.147527316664</text:p>
      <text:p text:style-name="P1">Col9a1<text:tab/>0.240295267068605<text:tab/>0.128962018115385<text:tab/>0.097964378842036<text:tab/>0.103327440088944<text:tab/>0.0955246153554976</text:p>
      <text:p text:style-name="P1">Col9a2<text:tab/>0.909499680550277<text:tab/>2.85091011721974<text:tab/>1.19408126387708<text:tab/>0.50612412486812<text:tab/>0.143430230659899</text:p>
      <text:p text:style-name="P1">Colec10<text:tab/>0.220311885399144<text:tab/>0.607075906179651<text:tab/>0.218681927110481<text:tab/>0.106609628936193<text:tab/>0.0909601731611988</text:p>
      <text:p text:style-name="P1">Colec12<text:tab/>3.88411642956702<text:tab/>3.71214779105475<text:tab/>1.74172656538269<text:tab/>6.37473989370307<text:tab/>3.10881491920772</text:p>
      <text:p text:style-name="P1">Colgalt1<text:tab/>70.7636701327162<text:tab/>65.0073463039914<text:tab/>74.2723634713088<text:tab/>83.5194403530513<text:tab/>167.781996588508</text:p>
      <text:p text:style-name="P1">Colq<text:tab/>1.13025006402934<text:tab/>2.15970927211384<text:tab/>0.130211244231775<text:tab/>0.752103819784841<text:tab/>0.136026394134628</text:p>
      <text:p text:style-name="P1">Commd1<text:tab/>43.5999449217536<text:tab/>37.6046629888982<text:tab/>32.0014184487088<text:tab/>73.7225817368912<text:tab/>43.6308910727912</text:p>
      <text:p text:style-name="P1">Commd10<text:tab/>26.1795734474443<text:tab/>17.5447618707439<text:tab/>10.3488476150083<text:tab/>36.1536239807792<text:tab/>22.8607867055638</text:p>
      <text:p text:style-name="P1">Commd2<text:tab/>9.84757510100008<text:tab/>10.1672597714337<text:tab/>6.32500502178154<text:tab/>12.2342388911869<text:tab/>7.10645993004714</text:p>
      <text:p text:style-name="P1">Commd3<text:tab/>130.029979205295<text:tab/>105.928852567175<text:tab/>101.532278920557<text:tab/>202.706563643225<text:tab/>183.457991382609</text:p>
      <text:p text:style-name="P1">Commd4<text:tab/>63.4942737538007<text:tab/>56.2295129752136<text:tab/>34.2312623436639<text:tab/>114.107149726041<text:tab/>100.321721959785</text:p>
      <text:p text:style-name="P1">Commd5<text:tab/>0.104332769562426<text:tab/>0.152299252319119<text:tab/>0.0982289534654448<text:tab/>0.10224000785595<text:tab/>0.0960745298345073</text:p>
      <text:p text:style-name="P1">Commd6<text:tab/>21.1985850961019<text:tab/>16.1591319836983<text:tab/>17.2864597932433<text:tab/>29.7668162172564<text:tab/>20.8375281846736</text:p>
      <text:p text:style-name="P1">Commd7<text:tab/>52.5499280623656<text:tab/>34.0332570226938<text:tab/>20.3810334649898<text:tab/>65.0844672411918<text:tab/>30.7076240476397</text:p>
      <text:p text:style-name="P1">Commd8<text:tab/>20.6977561334736<text:tab/>17.5738059239464<text:tab/>13.4421345526551<text:tab/>30.32434923001<text:tab/>27.485917480456</text:p>
      <text:p text:style-name="P1">Commd9<text:tab/>46.2709183802262<text:tab/>43.2651671604508<text:tab/>22.4958595174903<text:tab/>64.3349085818617<text:tab/>56.5713147472831</text:p>
      <text:p text:style-name="P1">Comp<text:tab/>0.383211413591767<text:tab/>0.326670490563477<text:tab/>0.153346109633093<text:tab/>0.782958173073054<text:tab/>3.77963886322271</text:p>
      <text:p text:style-name="P1">Comt<text:tab/>52.3656561169055<text:tab/>53.090231310124<text:tab/>15.1251797640209<text:tab/>78.2602288382268<text:tab/>29.2769541238646</text:p>
      <text:p text:style-name="P1">Comtd1<text:tab/>11.9503248446786<text:tab/>10.7298459421386<text:tab/>6.7659738625217<text:tab/>24.0154598793839<text:tab/>13.6672064649547</text:p>
      <text:p text:style-name="P1">Copa<text:tab/>114.387377157564<text:tab/>151.103630366848<text:tab/>102.616749700073<text:tab/>162.234936181577<text:tab/>90.9879148270806</text:p>
      <text:p text:style-name="P1">Copb1<text:tab/>77.4665843470152<text:tab/>109.768617324645<text:tab/>64.2812732121666<text:tab/>113.840296045681<text:tab/>61.0937545575483</text:p>
      <text:p text:style-name="P1">Copb2<text:tab/>111.866811120108<text:tab/>123.186839596085<text:tab/>86.3231578229166<text:tab/>154.316685500499<text:tab/>85.7287479144906</text:p>
      <text:p text:style-name="P1">Cope<text:tab/>87.6688212830165<text:tab/>109.059523184313<text:tab/>65.6156492938282<text:tab/>156.683599803807<text:tab/>72.7642438051917</text:p>
      <text:p text:style-name="P1">Copg1<text:tab/>117.255380780922<text:tab/>131.720034046009<text:tab/>75.3057529260389<text:tab/>180.720577165443<text:tab/>81.2236687245307</text:p>
      <text:p text:style-name="P1">Copg2<text:tab/>14.318628231761<text:tab/>10.5738405076597<text:tab/>8.02519283752958<text:tab/>19.2304195619673<text:tab/>15.2963724754035</text:p>
      <text:p text:style-name="P1">Coprs<text:tab/>18.6272251932654<text:tab/>11.7543413467955<text:tab/>17.8128354665224<text:tab/>24.6450378095749<text:tab/>22.908676101333</text:p>
      <text:p text:style-name="P1">Cops2<text:tab/>72.2409579401449<text:tab/>68.0521316176426<text:tab/>59.8135583007874<text:tab/>99.4643302740937<text:tab/>77.3044893221679</text:p>
      <text:p text:style-name="P1">Cops3<text:tab/>55.5867284769453<text:tab/>61.4797868591674<text:tab/>56.7501535669776<text:tab/>83.4115826689955<text:tab/>51.3056754561591</text:p>
      <text:p text:style-name="P1">Cops4<text:tab/>59.0349491448233<text:tab/>68.3088836001852<text:tab/>36.1764251104798<text:tab/>68.9552927145351<text:tab/>40.7136919286825</text:p>
      <text:p text:style-name="P1">Cops5<text:tab/>64.7689861419618<text:tab/>69.1590507428462<text:tab/>39.4278331619967<text:tab/>104.298141127725<text:tab/>77.0186853217417</text:p>
      <text:p text:style-name="P1">Cops6<text:tab/>78.620210586021<text:tab/>84.6378905141945<text:tab/>57.5568868000286<text:tab/>153.04648650964<text:tab/>109.325551502742</text:p>
      <text:p text:style-name="P1">Cops7a<text:tab/>63.9558574812897<text:tab/>60.7683852749807<text:tab/>38.8542106070113<text:tab/>102.133607074981<text:tab/>86.7743978108528</text:p>
      <text:p text:style-name="P1">Cops7b<text:tab/>10.5941985578128<text:tab/>6.6059821278725<text:tab/>7.34662241872274<text:tab/>9.70254611231004<text:tab/>8.91636204485017</text:p>
      <text:p text:style-name="P1">Cops8<text:tab/>44.6403687716475<text:tab/>50.8801479011394<text:tab/>32.911353937632<text:tab/>55.1286826829152<text:tab/>46.2844734724879</text:p>
      <text:p text:style-name="P1">Copz1<text:tab/>105.728401469258<text:tab/>112.954054020846<text:tab/>78.4782685434814<text:tab/>176.209959840672<text:tab/>95.7013120552383</text:p>
      <text:p text:style-name="P1">Copz2<text:tab/>126.960010684603<text:tab/>146.345540060154<text:tab/>102.727882765407<text:tab/>147.671968973761<text:tab/>34.5417064915236</text:p>
      <text:p text:style-name="P1">Coq10a<text:tab/>13.7808825894425<text:tab/>6.2689965297992<text:tab/>6.46797272015982<text:tab/>17.6763257894718<text:tab/>19.7829830704272</text:p>
      <text:p text:style-name="P1">Coq10b<text:tab/>24.9637522171769<text:tab/>75.2656082805485<text:tab/>96.7693597113912<text:tab/>32.529291926996<text:tab/>41.2176925704286</text:p>
      <text:p text:style-name="P1">Coq2<text:tab/>11.8384934405297<text:tab/>5.58925720239656<text:tab/>6.14957696594513<text:tab/>14.8629773997682<text:tab/>13.1467574274487</text:p>
      <text:p text:style-name="P1">Coq3<text:tab/>11.1706525913991<text:tab/>8.16274115850704<text:tab/>8.9000395650603<text:tab/>14.4405688884991<text:tab/>12.9854724658485</text:p>
      <text:p text:style-name="P1">Coq4<text:tab/>4.24017596123873<text:tab/>1.95970682816781<text:tab/>0.682532440159545<text:tab/>5.02983164314533<text:tab/>1.46690338220333</text:p>
      <text:p text:style-name="P1">Coq5<text:tab/>11.4788741696838<text:tab/>15.7602458266936<text:tab/>7.08264979258019<text:tab/>18.9774970606235<text:tab/>14.2064752803464</text:p>
      <text:p text:style-name="P1">Coq6<text:tab/>13.4043129661267<text:tab/>11.9817946575915<text:tab/>9.30400148356909<text:tab/>20.2245852169947<text:tab/>11.1658592961622</text:p>
      <text:p text:style-name="P1">Coq7<text:tab/>7.96496147190568<text:tab/>7.51000230963618<text:tab/>3.25896608438748<text:tab/>7.05758934232989<text:tab/>3.02492103492626</text:p>
      <text:p text:style-name="P1">Coq9<text:tab/>21.9436995951453<text:tab/>12.8987918076675<text:tab/>14.8345414236348<text:tab/>43.0281719849707<text:tab/>47.4352044489297</text:p>
      <text:p text:style-name="P1">Corin<text:tab/>0.16310289933301<text:tab/>0.180434167897857<text:tab/>0.164861195949674<text:tab/>0.119613332172378<text:tab/>0.0964926384963456</text:p>
      <text:p text:style-name="P1">Coro1a<text:tab/>0.102469519788344<text:tab/>0.112591687832832<text:tab/>0.459101323677874<text:tab/>0.36845161102179<text:tab/>0.413543445442059</text:p>
      <text:p text:style-name="P1">Coro1b<text:tab/>143.889219369848<text:tab/>139.018426637327<text:tab/>106.181471533914<text:tab/>228.153254950236<text:tab/>169.271540050657</text:p>
      <text:p text:style-name="P1">Coro1c<text:tab/>76.7349810076221<text:tab/>93.2465569372734<text:tab/>81.2019898077772<text:tab/>76.9228589781706<text:tab/>60.4875772824448</text:p>
      <text:p text:style-name="P1">Coro2a<text:tab/>0.379343623501666<text:tab/>0.106827347967536<text:tab/>0.12130801048389<text:tab/>0.104905367091936<text:tab/>0.136675475742524</text:p>
      <text:p text:style-name="P1">Coro6<text:tab/>3.51675049262902<text:tab/>2.48011334006746<text:tab/>1.17624737255476<text:tab/>2.59358195475172<text:tab/>0.353413930057313</text:p>
      <text:p text:style-name="P1">Coro7<text:tab/>7.13724911318523<text:tab/>4.7250184453424<text:tab/>4.84311236999022<text:tab/>10.0596077304775<text:tab/>12.6068466808978</text:p>
      <text:p text:style-name="P1">Cort<text:tab/>0.10490374251578<text:tab/>0.105107147327709<text:tab/>0.0984563554917602<text:tab/>0.188936520733101<text:tab/>0.0961702753419542</text:p>
      <text:p text:style-name="P1">Cotl1<text:tab/>3.00940936083525<text:tab/>4.66176957650524<text:tab/>17.4940413818839<text:tab/>7.64607923042034<text:tab/>5.60310015295966</text:p>
      <text:p text:style-name="P1">Cox11<text:tab/>6.06531647926158<text:tab/>4.2299666348729<text:tab/>2.72697689158487<text:tab/>3.01486112812784<text:tab/>2.38928347315261</text:p>
      <text:p text:style-name="P1">Cox15<text:tab/>4.63119176081153<text:tab/>3.5221777852155<text:tab/>2.38023984676202<text:tab/>6.68373449097692<text:tab/>4.14756011595241</text:p>
      <text:p text:style-name="P1">Cox16<text:tab/>30.0419363284973<text:tab/>31.2349767576113<text:tab/>17.6762502414671<text:tab/>49.6813547357097<text:tab/>24.5221694111138</text:p>
      <text:p text:style-name="P1">Cox17<text:tab/>152.616198868597<text:tab/>156.405781531781<text:tab/>88.1456702792087<text:tab/>194.784137980071<text:tab/>178.575317985562</text:p>
      <text:p text:style-name="P1">Cox18<text:tab/>8.67474058055413<text:tab/>11.0590837798<text:tab/>8.44817791952885<text:tab/>11.2095958232056<text:tab/>9.71868984013483</text:p>
      <text:p text:style-name="P1">Cox19<text:tab/>9.01618597656169<text:tab/>8.71934570048143<text:tab/>8.21297079060049<text:tab/>15.1584056466579<text:tab/>11.7752453259599</text:p>
      <text:p text:style-name="P1">Cox20<text:tab/>40.2484955556846<text:tab/>35.3048913041587<text:tab/>29.2952188382455<text:tab/>60.0679227226903<text:tab/>42.6976408250605</text:p>
      <text:p text:style-name="P1">Cox4i1<text:tab/>570.486412654852<text:tab/>761.22921900926<text:tab/>627.725118220949<text:tab/>737.531814431349<text:tab/>563.792829495509</text:p>
      <text:p text:style-name="P1">Cox4i2<text:tab/>0.106435822779309<text:tab/>1.21553468312506<text:tab/>0.398101760291154<text:tab/>0.351055954261356<text:tab/>0.373155179006253</text:p>
      <text:p text:style-name="P1">Cox5a<text:tab/>400.692196962904<text:tab/>503.615966200085<text:tab/>511.769737363975<text:tab/>600.071452572453<text:tab/>557.778383419333</text:p>
      <text:p text:style-name="P1">Cox5b<text:tab/>250.850988515403<text:tab/>311.336481843472<text:tab/>267.429863247478<text:tab/>403.729160077135<text:tab/>319.573625140263</text:p>
      <text:p text:style-name="P1">Cox6a1<text:tab/>544.862623046136<text:tab/>706.408881964937<text:tab/>593.846318337157<text:tab/>799.464934787094<text:tab/>776.780055626654</text:p>
      <text:p text:style-name="P1">Cox6a2<text:tab/>0.470328964109606<text:tab/>1.39042177403815<text:tab/>0.625089037608528<text:tab/>0.369684789345554<text:tab/>1.14272192678345</text:p>
      <text:p text:style-name="P1">Cox6b2<text:tab/>0.995247763147429<text:tab/>0.345028101035801<text:tab/>4.83066433398177<text:tab/>1.68668271709513<text:tab/>0.0858851616695974</text:p>
      <text:p text:style-name="P1">Cox6c<text:tab/>698.562227902251<text:tab/>799.796642827642<text:tab/>686.64808365341<text:tab/>1140.3856395419<text:tab/>784.434981227177</text:p>
      <text:p text:style-name="P1">Cox6c-ps1<text:tab/>0.10281220090064<text:tab/>0.178402210454304<text:tab/>0.0963801323449807<text:tab/>0.157001779590958<text:tab/>0.0940685653110023</text:p>
      <text:p text:style-name="P1">Cox7a2<text:tab/>282.509529234448<text:tab/>331.522646399068<text:tab/>280.165710166567<text:tab/>471.513453153106<text:tab/>293.66277853922</text:p>
      <text:p text:style-name="P1">Cox7a2l<text:tab/>149.133036226198<text:tab/>155.789666037672<text:tab/>141.538210602471<text:tab/>179.123415117075<text:tab/>137.947431429505</text:p>
      <text:p text:style-name="P1">Cox7b<text:tab/>345.066939678367<text:tab/>324.831046144498<text:tab/>357.451229791273<text:tab/>541.161352423711<text:tab/>390.988267320167</text:p>
      <text:p text:style-name="P1">Cox7c<text:tab/>451.171351542578<text:tab/>464.229677765742<text:tab/>429.050590595045<text:tab/>551.847008390896<text:tab/>482.86345629944</text:p>
      <text:p text:style-name="P1">Cox8a<text:tab/>377.928021016123<text:tab/>456.188221769492<text:tab/>409.747286550252<text:tab/>685.667679657231<text:tab/>491.175034410823</text:p>
      <text:p text:style-name="P1">Cox8b<text:tab/>0.103933771121142<text:tab/>0.10330493628222<text:tab/>0.0979952785205257<text:tab/>0.101020019074265<text:tab/>0.0959986064385136</text:p>
      <text:p text:style-name="P1">Cox8c<text:tab/>0.103933771121142<text:tab/>0.10330493628222<text:tab/>0.0979952785205257<text:tab/>0.101020019074265<text:tab/>0.0959986064385136</text:p>
      <text:p text:style-name="P1">Cp<text:tab/>3.3993273982049<text:tab/>3.03528567401359<text:tab/>1.75933623690602<text:tab/>40.1841602736079<text:tab/>1.28167854568935</text:p>
      <text:p text:style-name="P1">Cpa1<text:tab/>0.103933771121142<text:tab/>0.10330493628222<text:tab/>0.0979952785205257<text:tab/>0.101020019074265<text:tab/>0.0959986064385136</text:p>
      <text:p text:style-name="P1">Cpa2<text:tab/>0.149731435186329<text:tab/>0.608639315163716<text:tab/>0.935026677787365<text:tab/>1.68425705046609<text:tab/>0.191587793799249</text:p>
      <text:p text:style-name="P1">Cpa3<text:tab/>0.103933771121142<text:tab/>0.10330493628222<text:tab/>0.0979952785205257<text:tab/>0.101020019074265<text:tab/>0.0959986064385136</text:p>
      <text:p text:style-name="P1">Cpa4<text:tab/>0.104361565002907<text:tab/>0.120794822063496<text:tab/>0.0982206396906329<text:tab/>0.110297947343733<text:tab/>0.096081574108159</text:p>
      <text:p text:style-name="P1">Cpa5<text:tab/>0.103933771121142<text:tab/>0.10330493628222<text:tab/>0.0979952785205257<text:tab/>0.101020019074265<text:tab/>0.0959986064385136</text:p>
      <text:p text:style-name="P1">Cpa6<text:tab/>0.101995316938667<text:tab/>0.236818830100328<text:tab/>0.154854442491531<text:tab/>0.205533003905995<text:tab/>0.0926042004101287</text:p>
      <text:p text:style-name="P1">Cpamd8<text:tab/>0.103933771121142<text:tab/>0.10330493628222<text:tab/>0.0979952785205257<text:tab/>0.101020019074265<text:tab/>0.0959986064385136</text:p>
      <text:p text:style-name="P1">Cpb1<text:tab/>0.104370366359542<text:tab/>0.104026722132583<text:tab/>0.0981969339492781<text:tab/>0.122043652180378<text:tab/>0.0960807544877928</text:p>
      <text:p text:style-name="P1">Cpb2<text:tab/>0.104323279079554<text:tab/>0.103942398183584<text:tab/>0.0981746656222271<text:tab/>0.118934000920113<text:tab/>0.0960720323999159</text:p>
      <text:p text:style-name="P1">Cpd<text:tab/>20.9817822897355<text:tab/>19.8219158463203<text:tab/>30.8341913831887<text:tab/>39.0983124388091<text:tab/>40.4457148798327</text:p>
      <text:p text:style-name="P1">Cpe<text:tab/>346.318666897464<text:tab/>381.387630379279<text:tab/>328.881322047329<text:tab/>656.519072795385<text:tab/>319.061990005682</text:p>
      <text:p text:style-name="P1">Cpeb1<text:tab/>6.48345156294171<text:tab/>5.65857719133454<text:tab/>2.56054615562054<text:tab/>8.17972997205955<text:tab/>3.56356080542731</text:p>
      <text:p text:style-name="P1">Cpeb4<text:tab/>6.96187763140313<text:tab/>22.1302468221772<text:tab/>23.6677040060339<text:tab/>11.6782910262772<text:tab/>12.0334046925777</text:p>
      <text:p text:style-name="P1">Cpg1<text:tab/>0.103933771121142<text:tab/>0.10330493628222<text:tab/>0.0979952785205257<text:tab/>0.101020019074265<text:tab/>0.0959986064385136</text:p>
      <text:p text:style-name="P1">Cplx1<text:tab/>0.100487590148098<text:tab/>0.343772148142484<text:tab/>0.303560600694697<text:tab/>0.377080240358285<text:tab/>0.124693572886151</text:p>
      <text:p text:style-name="P1">Cplx2<text:tab/>5.40696902469769<text:tab/>12.8774789545354<text:tab/>2.42857988099853<text:tab/>19.7467453312531<text:tab/>4.20866736504507</text:p>
      <text:p text:style-name="P1">Cplx3<text:tab/>0.104034837384828<text:tab/>0.110325176139153<text:tab/>0.0980561021460995<text:tab/>0.101290651670962<text:tab/>0.0960187969633241</text:p>
      <text:p text:style-name="P1">Cplx4<text:tab/>0.103933771121142<text:tab/>0.10330493628222<text:tab/>0.0979952785205257<text:tab/>0.101020019074265<text:tab/>0.0959986064385136</text:p>
      <text:p text:style-name="P1">Cpm<text:tab/>0.640428770297447<text:tab/>0.578571775593572<text:tab/>0.681246348518646<text:tab/>0.852241681472108<text:tab/>0.366673024677333</text:p>
      <text:p text:style-name="P1">Cpn1<text:tab/>0.103933771121142<text:tab/>0.10330493628222<text:tab/>0.0979952785205257<text:tab/>0.101020019074265<text:tab/>0.0959986064385136</text:p>
      <text:p text:style-name="P1">Cpn2<text:tab/>0.103933771121142<text:tab/>0.10330493628222<text:tab/>0.0979952785205257<text:tab/>0.101020019074265<text:tab/>0.0959986064385136</text:p>
      <text:p text:style-name="P1">Cpne1<text:tab/>0.104220228695597<text:tab/>0.104378418624259<text:tab/>0.0978754578197016<text:tab/>0.132120512482626<text:tab/>0.134478346240483</text:p>
      <text:p text:style-name="P1">Cpne2<text:tab/>6.46237162647635<text:tab/>12.231799896332<text:tab/>5.41607344169237<text:tab/>14.2846627660144<text:tab/>6.21339380222945</text:p>
      <text:p text:style-name="P1">Cpne3<text:tab/>27.1144792720781<text:tab/>23.1084829837075<text:tab/>16.549776419477<text:tab/>29.006588274451<text:tab/>10.9837403683876</text:p>
      <text:p text:style-name="P1">Cpne4<text:tab/>0.103933771121142<text:tab/>0.10330493628222<text:tab/>0.0979952785205257<text:tab/>0.101020019074265<text:tab/>0.0959986064385136</text:p>
      <text:p text:style-name="P1">Cpne5<text:tab/>0.587341515219105<text:tab/>0.262471674838526<text:tab/>0.164025452676985<text:tab/>0.892640211887434<text:tab/>0.0896448377879324</text:p>
      <text:p text:style-name="P1">Cpne6<text:tab/>0.12006051490511<text:tab/>0.103529815258506<text:tab/>0.0980342622744772<text:tab/>0.101271407239625<text:tab/>0.0959272757812451</text:p>
      <text:p text:style-name="P1">Cpne7<text:tab/>5.19899882398899<text:tab/>5.8351443804871<text:tab/>3.73742292803801<text:tab/>10.5837358666329<text:tab/>2.71330055443635</text:p>
      <text:p text:style-name="P1">Cpne8<text:tab/>0.0969996780879415<text:tab/>0.499370102398062<text:tab/>0.0909333845425056<text:tab/>0.331561732585919<text:tab/>0.0945321159488343</text:p>
      <text:p text:style-name="P1">Cpne9<text:tab/>0.104029157598803<text:tab/>0.136015515771074<text:tab/>0.0978885877757972<text:tab/>0.101652608036554<text:tab/>0.0957375103699128</text:p>
      <text:p text:style-name="P1">Cpox<text:tab/>8.56382688515674<text:tab/>4.26440469919995<text:tab/>3.97621400973921<text:tab/>12.2778354745548<text:tab/>9.50613878305733</text:p>
      <text:p text:style-name="P1">Cpped1<text:tab/>8.69407136439108<text:tab/>5.07577329629238<text:tab/>2.53578624235229<text:tab/>10.6773868548467<text:tab/>6.98851904843095</text:p>
      <text:p text:style-name="P1">Cpq<text:tab/>79.1380758682726<text:tab/>75.6113653918273<text:tab/>70.179798508019<text:tab/>91.6552814330135<text:tab/>33.80882947015</text:p>
      <text:p text:style-name="P1">Cps1<text:tab/>0.103933771121142<text:tab/>0.10330493628222<text:tab/>0.0979952785205257<text:tab/>0.101020019074265<text:tab/>0.0959986064385136</text:p>
      <text:p text:style-name="P1">Cpsf1<text:tab/>14.6586965795816<text:tab/>12.2251795826957<text:tab/>8.14136323386745<text:tab/>21.1371462736126<text:tab/>15.681466589754</text:p>
      <text:p text:style-name="P1">Cpsf2<text:tab/>13.3893830974527<text:tab/>15.4251798525609<text:tab/>10.5519819334173<text:tab/>19.2016497462764<text:tab/>15.0867926841065</text:p>
      <text:p text:style-name="P1">Cpsf3<text:tab/>26.4924212707756<text:tab/>24.4905258443672<text:tab/>15.6015265711153<text:tab/>49.7594463603047<text:tab/>37.2327863069693</text:p>
      <text:p text:style-name="P1">Cpsf3l<text:tab/>21.9190618078547<text:tab/>24.035465862493<text:tab/>19.9690387262867<text:tab/>26.6860383601543<text:tab/>35.5648005849811</text:p>
      <text:p text:style-name="P1">Cpsf4<text:tab/>23.1605079707538<text:tab/>41.0235913611079<text:tab/>40.9533792272534<text:tab/>28.0906504764638<text:tab/>29.4370512365663</text:p>
      <text:p text:style-name="P1">Cpsf6<text:tab/>14.9976557214182<text:tab/>15.2651089308544<text:tab/>17.7943478426232<text:tab/>15.3748972714175<text:tab/>14.7960078421978</text:p>
      <text:p text:style-name="P1">Cpsf7<text:tab/>27.1586114807384<text:tab/>34.0146131029464<text:tab/>26.5424978790438<text:tab/>28.7194598506912<text:tab/>24.5669155950241</text:p>
      <text:p text:style-name="P1">Cpt1a<text:tab/>9.49399725398259<text:tab/>4.6420166099955<text:tab/>9.73515231566556<text:tab/>18.7880651108959<text:tab/>19.5654305556114</text:p>
      <text:p text:style-name="P1">Cpt1b<text:tab/>1.51013246748366<text:tab/>3.78480803576907<text:tab/>1.7567710436152<text:tab/>1.82385438252941<text:tab/>0.879817612910894</text:p>
      <text:p text:style-name="P1">Cpt1c<text:tab/>13.1119257252732<text:tab/>6.45562478923689<text:tab/>6.96882242487439<text:tab/>24.3250334203444<text:tab/>10.3367605379762</text:p>
      <text:p text:style-name="P1">Cpt2<text:tab/>7.74303116665337<text:tab/>4.71266268563044<text:tab/>3.99744845247897<text:tab/>14.1248604070174<text:tab/>7.83251660033262</text:p>
      <text:p text:style-name="P1">Cptp<text:tab/>6.64603979293308<text:tab/>10.6961368560435<text:tab/>5.07041779828685<text:tab/>16.5729050484556<text:tab/>6.42213976265275</text:p>
      <text:p text:style-name="P1">Cpvl<text:tab/>0.265647784359845<text:tab/>0.104938717679764<text:tab/>0.0978534315600565<text:tab/>0.102855564891933<text:tab/>0.0954079383201791</text:p>
      <text:p text:style-name="P1">Cpxm1<text:tab/>0.445675384075368<text:tab/>1.36984175916643<text:tab/>0.423046755297829<text:tab/>0.164374739383193<text:tab/>0.239231342058095</text:p>
      <text:p text:style-name="P1">Cpxm2<text:tab/>0.459432339504588<text:tab/>0.11046500465284<text:tab/>0.398654797783969<text:tab/>0.115620229842168<text:tab/>0.120064990527285</text:p>
      <text:p text:style-name="P1">Cpz<text:tab/>0.430333799888087<text:tab/>0.671614057357207<text:tab/>0.25002650491137<text:tab/>0.81884014745904<text:tab/>0.154582377759363</text:p>
      <text:p text:style-name="P1">Cr1l<text:tab/>41.7536249432438<text:tab/>45.8555323637795<text:tab/>26.0895842757151<text:tab/>67.7144237047311<text:tab/>23.1930300406949</text:p>
      <text:p text:style-name="P1">Cr2<text:tab/>0.103933771121142<text:tab/>0.10330493628222<text:tab/>0.0979952785205257<text:tab/>0.101020019074265<text:tab/>0.0959986064385136</text:p>
      <text:p text:style-name="P1">Crabp1<text:tab/>0.104306769143521<text:tab/>0.30088409237545<text:tab/>0.0977720915915455<text:tab/>0.103001017199739<text:tab/>0.0953344126991079</text:p>
      <text:p text:style-name="P1">Crabp2<text:tab/>2.56335917417056<text:tab/>2.56583384250763<text:tab/>0.981977265457429<text:tab/>0.779055202776046<text:tab/>1.62974648433414</text:p>
      <text:p text:style-name="P1">Cracr2b<text:tab/>0.103933771121142<text:tab/>0.10330493628222<text:tab/>0.0979952785205257<text:tab/>0.101020019074265<text:tab/>0.0959986064385136</text:p>
      <text:p text:style-name="P1">Cradd<text:tab/>0.831814270544296<text:tab/>0.703734417085292<text:tab/>0.0939131699675984<text:tab/>1.38159197977922<text:tab/>0.405689410775559</text:p>
      <text:p text:style-name="P1">Crat<text:tab/>22.7486434181892<text:tab/>16.170235719575<text:tab/>16.5023013038481<text:tab/>53.888017914382<text:tab/>35.8643733079649</text:p>
      <text:p text:style-name="P1">Crb1<text:tab/>0.103933771121142<text:tab/>0.10330493628222<text:tab/>0.0979952785205257<text:tab/>0.101020019074265<text:tab/>0.0959986064385136</text:p>
      <text:p text:style-name="P1">Crb2<text:tab/>0.385267296763571<text:tab/>0.191406078248005<text:tab/>0.153189765006423<text:tab/>0.314320816551036<text:tab/>0.102383590893599</text:p>
      <text:p text:style-name="P1">Crb3<text:tab/>0.263413223506327<text:tab/>0.456204527733422<text:tab/>0.0980196698348905<text:tab/>0.131955829587172<text:tab/>0.189765224563735</text:p>
      <text:p text:style-name="P1">Crbn<text:tab/>14.784978103154<text:tab/>10.7786511955228<text:tab/>8.32632771851347<text:tab/>19.0149087878998<text:tab/>18.9125819732491</text:p>
      <text:p text:style-name="P1">Crcp<text:tab/>13.8230110356402<text:tab/>11.1787677298872<text:tab/>11.1054028667353<text:tab/>14.2411097633836<text:tab/>17.6270481885346</text:p>
      <text:p text:style-name="P1">Creb1<text:tab/>4.78508369721934<text:tab/>6.15963747839593<text:tab/>18.1262975678876<text:tab/>10.0560238503908<text:tab/>11.0653012595032</text:p>
      <text:p text:style-name="P1">Creb3<text:tab/>110.735536207146<text:tab/>148.240910723915<text:tab/>99.7080374016925<text:tab/>153.2683155991<text:tab/>96.1162781669639</text:p>
      <text:p text:style-name="P1">Creb3l1<text:tab/>6.25293497137032<text:tab/>27.6598761613531<text:tab/>13.630357823762<text:tab/>21.1512430396386<text:tab/>6.22346015287047</text:p>
      <text:p text:style-name="P1">Creb3l2<text:tab/>38.285453807137<text:tab/>42.5574447910273<text:tab/>27.4435509441254<text:tab/>52.6450645366193<text:tab/>12.836314851123</text:p>
      <text:p text:style-name="P1">Creb3l3<text:tab/>0.104313679189708<text:tab/>0.104216213118105<text:tab/>0.0983528426330483<text:tab/>0.10210795941951<text:tab/>0.130297533393552</text:p>
      <text:p text:style-name="P1">Creb3l4<text:tab/>0.104198042335741<text:tab/>0.127633528706016<text:tab/>0.0981526462990152<text:tab/>0.101777339477846<text:tab/>0.0960504044439957</text:p>
      <text:p text:style-name="P1">Creb5<text:tab/>2.53468315949847<text:tab/>3.0036869308187<text:tab/>1.17632097995144<text:tab/>0.777303641711329<text:tab/>0.886900957113955</text:p>
      <text:p text:style-name="P1">Crebbp<text:tab/>4.29616496883493<text:tab/>3.62793685563172<text:tab/>2.43860742689446<text:tab/>3.74150153474261<text:tab/>2.28388536280764</text:p>
      <text:p text:style-name="P1">Crebl2<text:tab/>7.73231921795692<text:tab/>3.75494189911365<text:tab/>3.27123257955373<text:tab/>8.55068007642641<text:tab/>5.39451017937897</text:p>
      <text:p text:style-name="P1">Crebrf<text:tab/>5.3917402567108<text:tab/>1.18683118715504<text:tab/>0.865888406553881<text:tab/>5.34503127930086<text:tab/>2.33420308739761</text:p>
      <text:p text:style-name="P1">Crebzf<text:tab/>19.0596380431665<text:tab/>14.8945188843713<text:tab/>14.4886011324362<text:tab/>16.8771863090711<text:tab/>14.5939800154034</text:p>
      <text:p text:style-name="P1">Creg1<text:tab/>0.338413848764649<text:tab/>1.79815099246776<text:tab/>0.764533166289801<text:tab/>0.242550296986202<text:tab/>1.02751247353217</text:p>
      <text:p text:style-name="P1">Creld1<text:tab/>44.3625338325062<text:tab/>35.5887663960321<text:tab/>22.8598703922668<text:tab/>74.3590078554956<text:tab/>25.2149410802728</text:p>
      <text:p text:style-name="P1">Creld2<text:tab/>35.8596874532345<text:tab/>62.6236339766397<text:tab/>41.1561259751356<text:tab/>59.2691534968903<text:tab/>37.0186109537613</text:p>
      <text:p text:style-name="P1">Crem<text:tab/>3.36488279262918<text:tab/>7.74450809863744<text:tab/>4.44963705507971<text:tab/>6.68425320202363<text:tab/>3.69832208151159</text:p>
      <text:p text:style-name="P1">Crh<text:tab/>0.103933771121142<text:tab/>0.10330493628222<text:tab/>0.0979952785205257<text:tab/>0.101020019074265<text:tab/>0.0959986064385136</text:p>
      <text:p text:style-name="P1">Crhbp<text:tab/>0.103933771121142<text:tab/>0.10330493628222<text:tab/>0.0979952785205257<text:tab/>0.101020019074265<text:tab/>0.0959986064385136</text:p>
      <text:p text:style-name="P1">Crhr1<text:tab/>0.103933771121142<text:tab/>0.10330493628222<text:tab/>0.0979952785205257<text:tab/>0.101020019074265<text:tab/>0.0959986064385136</text:p>
      <text:p text:style-name="P1">Crhr2<text:tab/>0.104275134223096<text:tab/>0.103870190185093<text:tab/>0.117519553839727<text:tab/>0.101751588507614<text:tab/>0.0960988282192307</text:p>
      <text:p text:style-name="P1">Crim1<text:tab/>89.0037436933532<text:tab/>83.8737969293399<text:tab/>113.319820549121<text:tab/>61.146814771656<text:tab/>46.7256507955166</text:p>
      <text:p text:style-name="P1">Crip1<text:tab/>1.45398424297463<text:tab/>0.364131183204225<text:tab/>2.04185979460903<text:tab/>7.24570059553239<text:tab/>0.176913505511391</text:p>
      <text:p text:style-name="P1">Crip2<text:tab/>90.855303085692<text:tab/>120.826667161591<text:tab/>95.3530338157589<text:tab/>144.432417652027<text:tab/>99.7910801099251</text:p>
      <text:p text:style-name="P1">Crip3<text:tab/>0.103933771121142<text:tab/>0.10330493628222<text:tab/>0.0979952785205257<text:tab/>0.101020019074265<text:tab/>0.0959986064385136</text:p>
      <text:p text:style-name="P1">Cript<text:tab/>28.4102300134549<text:tab/>20.1718866094447<text:tab/>19.6718519640213<text:tab/>52.6752024838998<text:tab/>40.2736042986601</text:p>
      <text:p text:style-name="P1">Crisp1<text:tab/>0.103933771121142<text:tab/>0.10330493628222<text:tab/>0.0979952785205257<text:tab/>0.101020019074265<text:tab/>0.0959986064385136</text:p>
      <text:p text:style-name="P1">Crisp2<text:tab/>0.180398075295205<text:tab/>0.281968856901359<text:tab/>0.26910880247273<text:tab/>0.430918822627871<text:tab/>1.5313444553176</text:p>
      <text:p text:style-name="P1">Crisp4<text:tab/>0.103933771121142<text:tab/>0.10330493628222<text:tab/>0.0979952785205257<text:tab/>0.101020019074265<text:tab/>0.0959986064385136</text:p>
      <text:p text:style-name="P1">Crispld1<text:tab/>0.165716307861483<text:tab/>0.171489306694139<text:tab/>0.225460244108237<text:tab/>0.218783471702394<text:tab/>0.133049887454842</text:p>
      <text:p text:style-name="P1">Crispld2<text:tab/>7.84118998755352<text:tab/>11.0600103360842<text:tab/>6.49478527517833<text:tab/>0.997618669852432<text:tab/>0.482079162842997</text:p>
      <text:p text:style-name="P1">Crk<text:tab/>45.3836806906657<text:tab/>102.221075842126<text:tab/>73.8350204801059<text:tab/>79.3286919145758<text:tab/>82.4361083365965</text:p>
      <text:p text:style-name="P1">Crkl<text:tab/>2.62871795499377<text:tab/>5.67417425863533<text:tab/>13.0144993126324<text:tab/>8.5476269318483<text:tab/>10.3755835818984</text:p>
      <text:p text:style-name="P1">Crlf1<text:tab/>1.19942525215124<text:tab/>10.2933771836884<text:tab/>2.27527449361739<text:tab/>7.83447267519234<text:tab/>1.79052293148179</text:p>
      <text:p text:style-name="P1">Crlf2<text:tab/>12.7279885646654<text:tab/>16.9663404589373<text:tab/>12.0502348398974<text:tab/>20.8032528934513<text:tab/>12.312047794651</text:p>
      <text:p text:style-name="P1">Crlf3<text:tab/>14.3037653554526<text:tab/>15.5002215361254<text:tab/>12.8045473096818<text:tab/>19.9391551554336<text:tab/>26.6556483048623</text:p>
      <text:p text:style-name="P1">Crls1<text:tab/>16.2171870495781<text:tab/>20.8406499677452<text:tab/>11.7995408975171<text:tab/>13.9048278975426<text:tab/>7.80465000181256</text:p>
      <text:p text:style-name="P1">Crmp1<text:tab/>0.550341727262379<text:tab/>1.3639835413866<text:tab/>0.631584259159723<text:tab/>2.04306223233956<text:tab/>1.31629667112943</text:p>
      <text:p text:style-name="P1">Crnkl1<text:tab/>11.9832208378788<text:tab/>6.04641601971353<text:tab/>5.18509167569734<text:tab/>18.4510971919859<text:tab/>16.685195950529</text:p>
      <text:p text:style-name="P1">Crocc<text:tab/>1.70103979727592<text:tab/>1.0891446223736<text:tab/>2.09187338320807<text:tab/>3.16367465965912<text:tab/>2.8104905881151</text:p>
      <text:p text:style-name="P1">Crot<text:tab/>13.900397342853<text:tab/>7.53905159358055<text:tab/>5.10733131380232<text:tab/>20.3807892686269<text:tab/>10.1854604908228</text:p>
      <text:p text:style-name="P1">Crp<text:tab/>0.105097141075649<text:tab/>0.105467562129876<text:tab/>0.0989183006666558<text:tab/>0.103465880722039<text:tab/>0.158386943140309</text:p>
      <text:p text:style-name="P1">Crtac1<text:tab/>0.103933771121142<text:tab/>0.10330493628222<text:tab/>0.0979952785205257<text:tab/>0.101020019074265<text:tab/>0.0959986064385136</text:p>
      <text:p text:style-name="P1">Crtam<text:tab/>0.103933771121142<text:tab/>0.10330493628222<text:tab/>0.0979952785205257<text:tab/>0.101020019074265<text:tab/>0.0959986064385136</text:p>
      <text:p text:style-name="P1">Crtap<text:tab/>1.94305974103589<text:tab/>0.971631627135581<text:tab/>1.18881723392568<text:tab/>1.22370288602026<text:tab/>0.703496083377265</text:p>
      <text:p text:style-name="P1">Crtc1<text:tab/>8.51200134025727<text:tab/>7.37488562582552<text:tab/>4.93538030074465<text:tab/>12.4164364915386<text:tab/>8.84846989217112</text:p>
      <text:p text:style-name="P1">Crtc2<text:tab/>22.5138720962859<text:tab/>27.4047740277109<text:tab/>19.8359562891947<text:tab/>31.6774655862233<text:tab/>23.876405661959</text:p>
      <text:p text:style-name="P1">Crx<text:tab/>0.103933771121142<text:tab/>0.10330493628222<text:tab/>0.0979952785205257<text:tab/>0.101020019074265<text:tab/>0.0959986064385136</text:p>
      <text:p text:style-name="P1">Cry1<text:tab/>5.05491910142265<text:tab/>9.65857924200514<text:tab/>12.336535345204<text:tab/>5.03705423820855<text:tab/>7.51235618800583</text:p>
      <text:p text:style-name="P1">Cry2<text:tab/>10.5455165361043<text:tab/>9.99411722220481<text:tab/>11.949901857422<text:tab/>13.6769442264894<text:tab/>7.48784713178333</text:p>
      <text:p text:style-name="P1">Cryaa<text:tab/>0.103933771121142<text:tab/>0.10330493628222<text:tab/>0.0979952785205257<text:tab/>0.101020019074265<text:tab/>0.0959986064385136</text:p>
      <text:p text:style-name="P1">Cryab<text:tab/>304.6967959998<text:tab/>682.529091417506<text:tab/>1085.29539378665<text:tab/>374.64205367331<text:tab/>316.28546875994</text:p>
      <text:p text:style-name="P1">Cryba1<text:tab/>0.104739324984689<text:tab/>0.104802377407144<text:tab/>0.19070828383598<text:tab/>0.102971889274382<text:tab/>0.0962032012297848</text:p>
      <text:p text:style-name="P1">Cryba2<text:tab/>0.103933771121142<text:tab/>0.10330493628222<text:tab/>0.0979952785205257<text:tab/>0.101020019074265<text:tab/>0.0959986064385136</text:p>
      <text:p text:style-name="P1">Cryba4<text:tab/>0.750161801175593<text:tab/>1.46567795677234<text:tab/>1.16919031242816<text:tab/>2.60770416005526<text:tab/>0.370513643452959</text:p>
      <text:p text:style-name="P1">Crybb1<text:tab/>0.5019081859585<text:tab/>0.141927627440973<text:tab/>0.176610963829538<text:tab/>1.62039883890785<text:tab/>0.0861227244814064</text:p>
      <text:p text:style-name="P1">Crybb2<text:tab/>0.103933771121142<text:tab/>0.10330493628222<text:tab/>0.0979952785205257<text:tab/>0.101020019074265<text:tab/>0.0959986064385136</text:p>
      <text:p text:style-name="P1">Crybb3<text:tab/>0.104539505323488<text:tab/>0.104374256173693<text:tab/>0.147789404960049<text:tab/>0.102409468165064<text:tab/>0.0961649337097846</text:p>
      <text:p text:style-name="P1">Cryga<text:tab/>1.09364429012616<text:tab/>0.105450618250653<text:tab/>0.0972457771918722<text:tab/>0.104037796198643<text:tab/>0.0950771218636702</text:p>
      <text:p text:style-name="P1">Crygb<text:tab/>0.103933771121142<text:tab/>0.10330493628222<text:tab/>0.0979952785205257<text:tab/>0.101020019074265<text:tab/>0.0959986064385136</text:p>
      <text:p text:style-name="P1">Crygc<text:tab/>0.103933771121142<text:tab/>0.10330493628222<text:tab/>0.0979952785205257<text:tab/>0.101020019074265<text:tab/>0.0959986064385136</text:p>
      <text:p text:style-name="P1">Crygd<text:tab/>0.103933771121142<text:tab/>0.10330493628222<text:tab/>0.0979952785205257<text:tab/>0.101020019074265<text:tab/>0.0959986064385136</text:p>
      <text:p text:style-name="P1">Cryge<text:tab/>0.103933771121142<text:tab/>0.10330493628222<text:tab/>0.0979952785205257<text:tab/>0.101020019074265<text:tab/>0.0959986064385136</text:p>
      <text:p text:style-name="P1">Crygf<text:tab/>0.103933771121142<text:tab/>0.10330493628222<text:tab/>0.0979952785205257<text:tab/>0.101020019074265<text:tab/>0.0959986064385136</text:p>
      <text:p text:style-name="P1">Crygn<text:tab/>0.103933771121142<text:tab/>0.10330493628222<text:tab/>0.0979952785205257<text:tab/>0.101020019074265<text:tab/>0.0959986064385136</text:p>
      <text:p text:style-name="P1">Crygs<text:tab/>0.099092866869397<text:tab/>0.145114438598277<text:tab/>0.0920254773307477<text:tab/>0.917131033921917<text:tab/>0.29511658871635</text:p>
      <text:p text:style-name="P1">Cryl1<text:tab/>5.48585115938231<text:tab/>5.31337575786724<text:tab/>4.59812079657383<text:tab/>13.4326167221387<text:tab/>6.740544852371</text:p>
      <text:p text:style-name="P1">Crym<text:tab/>6.99626204371476<text:tab/>9.4284145058784<text:tab/>6.77308402636942<text:tab/>6.81217765946044<text:tab/>0.696326522931917</text:p>
      <text:p text:style-name="P1">Cryz<text:tab/>3.87089700625983<text:tab/>1.08875448443317<text:tab/>1.30093809410611<text:tab/>4.23194358344191<text:tab/>0.765447497063604</text:p>
      <text:p text:style-name="P1">Cryzl1<text:tab/>19.5718090112223<text:tab/>10.5116760599259<text:tab/>4.59881530897222<text:tab/>16.6217077125896<text:tab/>7.24041294870068</text:p>
      <text:p text:style-name="P1">Cs<text:tab/>118.331749525752<text:tab/>137.604696732402<text:tab/>125.188951575447<text:tab/>152.818020733798<text:tab/>162.84205069217</text:p>
      <text:p text:style-name="P1">Csad<text:tab/>17.0146356923351<text:tab/>14.9751880305545<text:tab/>18.8487359542555<text:tab/>28.3944341650184<text:tab/>11.0210125858858</text:p>
      <text:p text:style-name="P1">Csap1<text:tab/>0.103933771121142<text:tab/>0.10330493628222<text:tab/>0.0979952785205257<text:tab/>0.101020019074265<text:tab/>0.0959986064385136</text:p>
      <text:p text:style-name="P1">Csdc2<text:tab/>0.954088455058839<text:tab/>0.66455134141954<text:tab/>0.40341716983783<text:tab/>6.65752852336486<text:tab/>1.04186954202845</text:p>
      <text:p text:style-name="P1">Csde1<text:tab/>76.5570238091658<text:tab/>92.2584964931151<text:tab/>59.4417402298453<text:tab/>93.7175374447118<text:tab/>64.251855926591</text:p>
      <text:p text:style-name="P1">Cse1l<text:tab/>33.9099213696257<text:tab/>24.0811582872869<text:tab/>20.6439842874587<text:tab/>30.1106934401542<text:tab/>32.3132335661541</text:p>
      <text:p text:style-name="P1">Csf1<text:tab/>14.0169927278975<text:tab/>70.1182908553963<text:tab/>83.3714947765382<text:tab/>49.7779627832715<text:tab/>24.3232709713981</text:p>
      <text:p text:style-name="P1">Csf1r<text:tab/>0.173902272957499<text:tab/>0.26560867184055<text:tab/>0.420628846820533<text:tab/>0.23634968467962<text:tab/>0.186404245086345</text:p>
      <text:p text:style-name="P1">Csf2<text:tab/>0.103933771121142<text:tab/>0.10330493628222<text:tab/>0.0979952785205257<text:tab/>0.101020019074265<text:tab/>0.0959986064385136</text:p>
      <text:p text:style-name="P1">Csf2ra<text:tab/>5.27739217063247<text:tab/>5.84034821112<text:tab/>2.98902274481054<text:tab/>8.17633950631663<text:tab/>1.19794344105017</text:p>
      <text:p text:style-name="P1">Csf2rb<text:tab/>0.103933771121142<text:tab/>0.10330493628222<text:tab/>0.0979952785205257<text:tab/>0.101020019074265<text:tab/>0.0959986064385136</text:p>
      <text:p text:style-name="P1">Csf3<text:tab/>0.103348620100632<text:tab/>0.103165671145058<text:tab/>0.0974930585194481<text:tab/>0.126161264838203<text:tab/>0.0953548554408429</text:p>
      <text:p text:style-name="P1">Csf3r<text:tab/>0.103933771121142<text:tab/>0.10330493628222<text:tab/>0.0979952785205257<text:tab/>0.101020019074265<text:tab/>0.0959986064385136</text:p>
      <text:p text:style-name="P1">Csgalnact1<text:tab/>17.2973544865914<text:tab/>25.0949379784839<text:tab/>7.38466946127392<text:tab/>34.5716599169242<text:tab/>16.6668937603144</text:p>
      <text:p text:style-name="P1">Csgalnact2<text:tab/>14.4354226257391<text:tab/>7.06293565691965<text:tab/>16.1550737050438<text:tab/>9.37369321540082<text:tab/>8.07230595520081</text:p>
      <text:p text:style-name="P1">Csk<text:tab/>30.087597259568<text:tab/>26.4273494152688<text:tab/>18.1432183398777<text:tab/>62.1731384176173<text:tab/>24.7867727154002</text:p>
      <text:p text:style-name="P1">Csmd1<text:tab/>0.122349039482323<text:tab/>0.112409383962034<text:tab/>0.0966380363425305<text:tab/>0.175267364045136<text:tab/>0.10566818229803</text:p>
      <text:p text:style-name="P1">Csn1s1<text:tab/>0.103933771121142<text:tab/>0.10330493628222<text:tab/>0.0979952785205257<text:tab/>0.101020019074265<text:tab/>0.0959986064385136</text:p>
      <text:p text:style-name="P1">Csn1s2a<text:tab/>0.103933771121142<text:tab/>0.10330493628222<text:tab/>0.0979952785205257<text:tab/>0.101020019074265<text:tab/>0.0959986064385136</text:p>
      <text:p text:style-name="P1">Csn1s2b<text:tab/>0.103933771121142<text:tab/>0.10330493628222<text:tab/>0.0979952785205257<text:tab/>0.101020019074265<text:tab/>0.0959986064385136</text:p>
      <text:p text:style-name="P1">Csn2<text:tab/>0.103933771121142<text:tab/>0.10330493628222<text:tab/>0.0979952785205257<text:tab/>0.101020019074265<text:tab/>0.0959986064385136</text:p>
      <text:p text:style-name="P1">Csn3<text:tab/>0.103933771121142<text:tab/>0.10330493628222<text:tab/>0.0979952785205257<text:tab/>0.101020019074265<text:tab/>0.0959986064385136</text:p>
      <text:p text:style-name="P1">Csnk1a1<text:tab/>137.492185018537<text:tab/>186.556354297811<text:tab/>175.249897478107<text:tab/>185.785943971601<text:tab/>155.507154962949</text:p>
      <text:p text:style-name="P1">Csnk1d<text:tab/>46.7657778610671<text:tab/>58.8513627383557<text:tab/>45.7639105254973<text:tab/>66.6781021717805<text:tab/>47.9591233738233</text:p>
      <text:p text:style-name="P1">Csnk1e<text:tab/>35.0206209355591<text:tab/>36.3038560022486<text:tab/>25.7893172236007<text:tab/>44.9081371536774<text:tab/>36.838581175813</text:p>
      <text:p text:style-name="P1">Csnk1g1<text:tab/>2.66389128092342<text:tab/>5.22192033659296<text:tab/>4.39891474412545<text:tab/>4.35257562198661<text:tab/>2.74910401614693</text:p>
      <text:p text:style-name="P1">Csnk1g2<text:tab/>74.0543433077891<text:tab/>113.523159766307<text:tab/>59.5777027222444<text:tab/>121.391519093782<text:tab/>84.703950280914</text:p>
      <text:p text:style-name="P1">Csnk1g3<text:tab/>11.1915767777517<text:tab/>17.0813309445614<text:tab/>15.4334846657265<text:tab/>17.4970377471095<text:tab/>18.0748948755664</text:p>
      <text:p text:style-name="P1">Csnk2a1<text:tab/>44.8935867514532<text:tab/>46.443714944035<text:tab/>52.7842150388636<text:tab/>69.5062557016149<text:tab/>85.5855951724701</text:p>
      <text:p text:style-name="P1">Csnk2a2<text:tab/>32.2060341544333<text:tab/>67.448151488752<text:tab/>52.2643308550187<text:tab/>52.6639219658832<text:tab/>45.5857806649795</text:p>
      <text:p text:style-name="P1">Csnk2b<text:tab/>163.07281902857<text:tab/>247.374593420176<text:tab/>191.372939668179<text:tab/>267.007457363584<text:tab/>215.141310650239</text:p>
      <text:p text:style-name="P1">Cspg4<text:tab/>25.0719002752123<text:tab/>45.0282007994592<text:tab/>30.7886797307414<text:tab/>62.7465080019493<text:tab/>21.0635936154873</text:p>
      <text:p text:style-name="P1">Cspg5<text:tab/>0.456209115382592<text:tab/>0.781888380792541<text:tab/>1.33766601219181<text:tab/>0.752295144065493<text:tab/>0.432749805365118</text:p>
      <text:p text:style-name="P1">Cspp1<text:tab/>10.0937986941991<text:tab/>8.87809334369729<text:tab/>7.85631577941396<text:tab/>12.5048121557186<text:tab/>7.18914069583912</text:p>
      <text:p text:style-name="P1">Csrnp1<text:tab/>7.62276027869876<text:tab/>100.511652121225<text:tab/>97.3802027321473<text:tab/>9.51808585486683<text:tab/>8.89721613514735</text:p>
      <text:p text:style-name="P1">Csrnp2<text:tab/>3.8562960967599<text:tab/>11.034987434547<text:tab/>19.2798373160026<text:tab/>4.84547402836276<text:tab/>7.48343991164281</text:p>
      <text:p text:style-name="P1">Csrnp3<text:tab/>0.103933771121142<text:tab/>0.10330493628222<text:tab/>0.0979952785205257<text:tab/>0.101020019074265<text:tab/>0.0959986064385136</text:p>
      <text:p text:style-name="P1">Csrp1<text:tab/>613.817971887601<text:tab/>820.032058906942<text:tab/>775.006073662928<text:tab/>377.9290495408<text:tab/>183.955689454861</text:p>
      <text:p text:style-name="P1">Csrp2<text:tab/>36.5156005854843<text:tab/>75.0938137479432<text:tab/>52.7469651120296<text:tab/>16.1037921700312<text:tab/>8.11345708573482</text:p>
      <text:p text:style-name="P1">Csrp2bp<text:tab/>5.2606846430515<text:tab/>6.59260266453825<text:tab/>4.58354125644222<text:tab/>6.94500054050998<text:tab/>9.02891224536715</text:p>
      <text:p text:style-name="P1">Csrp3<text:tab/>0.104550989979389<text:tab/>0.321677792880225<text:tab/>1.83647257485865<text:tab/>0.251763337869075<text:tab/>0.12365545999412</text:p>
      <text:p text:style-name="P1">Cst11<text:tab/>0.103933771121142<text:tab/>0.10330493628222<text:tab/>0.0979952785205257<text:tab/>0.101020019074265<text:tab/>0.0959986064385136</text:p>
      <text:p text:style-name="P1">Cst12<text:tab/>0.103933771121142<text:tab/>0.10330493628222<text:tab/>0.0979952785205257<text:tab/>0.101020019074265<text:tab/>0.0959986064385136</text:p>
      <text:p text:style-name="P1">Cst13<text:tab/>0.103933771121142<text:tab/>0.10330493628222<text:tab/>0.0979952785205257<text:tab/>0.101020019074265<text:tab/>0.0959986064385136</text:p>
      <text:p text:style-name="P1">Cst3<text:tab/>341.466927201419<text:tab/>394.901964401991<text:tab/>437.214076909488<text:tab/>460.485035510418<text:tab/>398.374738753187</text:p>
      <text:p text:style-name="P1">Cst5<text:tab/>0.103933771121142<text:tab/>0.10330493628222<text:tab/>0.0979952785205257<text:tab/>0.101020019074265<text:tab/>0.0959986064385136</text:p>
      <text:p text:style-name="P1">Cst6<text:tab/>0.152327642142414<text:tab/>0.107640753333142<text:tab/>0.0995475011649643<text:tab/>0.139167759923268<text:tab/>0.188841196085137</text:p>
      <text:p text:style-name="P1">Cst7<text:tab/>0.104191393965345<text:tab/>0.126720585464088<text:tab/>0.0981487787942733<text:tab/>0.101756086808706<text:tab/>0.0960491549836929</text:p>
      <text:p text:style-name="P1">Cst8<text:tab/>0.103933771121142<text:tab/>0.10330493628222<text:tab/>0.0979952785205257<text:tab/>0.101020019074265<text:tab/>0.0959986064385136</text:p>
      <text:p text:style-name="P1">Cst9l<text:tab/>0.103933771121142<text:tab/>0.10330493628222<text:tab/>0.0979952785205257<text:tab/>0.101020019074265<text:tab/>0.0959986064385136</text:p>
      <text:p text:style-name="P1">Csta<text:tab/>0.103933771121142<text:tab/>0.10330493628222<text:tab/>0.0979952785205257<text:tab/>0.101020019074265<text:tab/>0.0959986064385136</text:p>
      <text:p text:style-name="P1">Cstb<text:tab/>242.991394420336<text:tab/>367.237378687809<text:tab/>277.676515001289<text:tab/>574.355590050806<text:tab/>404.604579697288</text:p>
      <text:p text:style-name="P1">Cstf1<text:tab/>12.0559125214077<text:tab/>13.9928673961569<text:tab/>7.45678790789322<text:tab/>15.0388250321525<text:tab/>9.87573955955226</text:p>
      <text:p text:style-name="P1">Cstf2<text:tab/>14.2995865646366<text:tab/>19.6131138245869<text:tab/>8.71124914189777<text:tab/>142.387825164893<text:tab/>40.6631081142149</text:p>
      <text:p text:style-name="P1">Cstf2t<text:tab/>11.0094147645663<text:tab/>20.6731251275165<text:tab/>10.6378540319189<text:tab/>17.780840419701<text:tab/>11.7612429143787</text:p>
      <text:p text:style-name="P1">Cstf3<text:tab/>13.8845021873131<text:tab/>17.6533725065104<text:tab/>20.9294917625188<text:tab/>19.5937134175576<text:tab/>13.7178166535761</text:p>
      <text:p text:style-name="P1">Cstl1<text:tab/>0.103933771121142<text:tab/>0.10330493628222<text:tab/>0.0979952785205257<text:tab/>0.101020019074265<text:tab/>0.0959986064385136</text:p>
      <text:p text:style-name="P1">Ctag2<text:tab/>0.103933771121142<text:tab/>0.10330493628222<text:tab/>0.0979952785205257<text:tab/>0.101020019074265<text:tab/>0.0959986064385136</text:p>
      <text:p text:style-name="P1">Ctbp1<text:tab/>78.3329553758149<text:tab/>91.2653776584552<text:tab/>77.7996953756155<text:tab/>115.160499635858<text:tab/>94.5747682724916</text:p>
      <text:p text:style-name="P1">Ctbp2<text:tab/>21.9869510804807<text:tab/>31.6094636077424<text:tab/>18.0923443191397<text:tab/>23.921002792797<text:tab/>13.4320275664054</text:p>
      <text:p text:style-name="P1">Ctbs<text:tab/>40.9873707748078<text:tab/>43.2385211312739<text:tab/>46.1362229379606<text:tab/>98.2817772587373<text:tab/>53.3746607631399</text:p>
      <text:p text:style-name="P1">Ctc1<text:tab/>14.5665878398556<text:tab/>8.55380931663236<text:tab/>7.61714846013874<text:tab/>14.7258417306053<text:tab/>13.8470483183332</text:p>
      <text:p text:style-name="P1">Ctcf<text:tab/>18.4129639814085<text:tab/>15.8751506193162<text:tab/>12.4343324358293<text:tab/>21.1150775128338<text:tab/>17.8312895153846</text:p>
      <text:p text:style-name="P1">Ctdnep1<text:tab/>70.7487438838595<text:tab/>77.9629207280488<text:tab/>29.0782046417735<text:tab/>118.437819804743<text:tab/>47.9726180778599</text:p>
      <text:p text:style-name="P1">Ctdp1<text:tab/>9.23770211296706<text:tab/>9.96404634988279<text:tab/>12.907994539525<text:tab/>11.2658813088312<text:tab/>16.7969118413801</text:p>
      <text:p text:style-name="P1">Ctdsp1<text:tab/>69.3216907933179<text:tab/>52.4764723178747<text:tab/>19.2688431579463<text:tab/>63.7655132651684<text:tab/>21.1751607398297</text:p>
      <text:p text:style-name="P1">Ctdspl<text:tab/>7.45728966497475<text:tab/>5.5250378821474<text:tab/>4.62814583911313<text:tab/>19.6881125555662<text:tab/>10.6045615005185</text:p>
      <text:p text:style-name="P1">Ctdspl2<text:tab/>11.2154320801917<text:tab/>11.1836170982188<text:tab/>11.6057072584245<text:tab/>11.4101411751168<text:tab/>9.07054868749064</text:p>
      <text:p text:style-name="P1">Ctf1<text:tab/>13.2372003167248<text:tab/>11.2842441885378<text:tab/>2.8387733933661<text:tab/>10.6736006340301<text:tab/>0.971859714305139</text:p>
      <text:p text:style-name="P1">Ctf2<text:tab/>0.573244518410461<text:tab/>0.106172993057262<text:tab/>0.0986230181126616<text:tab/>0.104774110643744<text:tab/>0.142439910544382</text:p>
      <text:p text:style-name="P1">Ctgf<text:tab/>3593.06668656821<text:tab/>1789.30151446972<text:tab/>1634.39506522431<text:tab/>2783.68636803442<text:tab/>1641.85961526499</text:p>
      <text:p text:style-name="P1">Cth<text:tab/>1.62043843652237<text:tab/>2.90763145182955<text:tab/>2.44526256076569<text:tab/>4.11434485927094<text:tab/>1.18266807418753</text:p>
      <text:p text:style-name="P1">Cthrc1<text:tab/>0.414382892012581<text:tab/>0.608312182419513<text:tab/>0.214374717985423<text:tab/>1.15293033809222<text:tab/>0.223152896142749</text:p>
      <text:p text:style-name="P1">Ctif<text:tab/>19.9349527253795<text:tab/>13.9095834695542<text:tab/>11.5080213542792<text:tab/>15.4703525524938<text:tab/>6.69506805493089</text:p>
      <text:p text:style-name="P1">Ctla2a<text:tab/>0.103933771121142<text:tab/>0.10330493628222<text:tab/>0.0979952785205257<text:tab/>0.101020019074265<text:tab/>0.0959986064385136</text:p>
      <text:p text:style-name="P1">Ctla4<text:tab/>0.103933771121142<text:tab/>0.10330493628222<text:tab/>0.0979952785205257<text:tab/>0.101020019074265<text:tab/>0.0959986064385136</text:p>
      <text:p text:style-name="P1">Ctnna1<text:tab/>98.877015246278<text:tab/>137.664668851748<text:tab/>132.659720160185<text:tab/>143.441717714429<text:tab/>120.781435189458</text:p>
      <text:p text:style-name="P1">Ctnna2<text:tab/>0.115530091453697<text:tab/>0.103959100134053<text:tab/>0.0977904954332595<text:tab/>0.109831819476205<text:tab/>0.113907271597432</text:p>
      <text:p text:style-name="P1">Ctnnal1<text:tab/>7.04787209323475<text:tab/>2.8690961507416<text:tab/>4.25849737899441<text:tab/>5.85817507451178<text:tab/>6.01534276186551</text:p>
      <text:p text:style-name="P1">Ctnnb1<text:tab/>144.314038138851<text:tab/>164.106476837338<text:tab/>275.410386681089<text:tab/>207.512755282782<text:tab/>219.847329576037</text:p>
      <text:p text:style-name="P1">Ctnnbip1<text:tab/>9.83451966974497<text:tab/>8.00684987265092<text:tab/>17.387914507259<text:tab/>9.36416157490481<text:tab/>6.34950816181416</text:p>
      <text:p text:style-name="P1">Ctnnbl1<text:tab/>21.438290899077<text:tab/>20.2824769950849<text:tab/>8.80804666582012<text:tab/>30.1568039948963<text:tab/>19.551902763209</text:p>
      <text:p text:style-name="P1">Ctnnd1<text:tab/>53.4118232929589<text:tab/>48.7085911604337<text:tab/>28.605725700745<text:tab/>66.0147183251969<text:tab/>40.8160104595207</text:p>
      <text:p text:style-name="P1">Ctnnd2<text:tab/>0.184746995134398<text:tab/>0.157939439984817<text:tab/>0.107857344580492<text:tab/>0.31550229126179<text:tab/>0.172369645302716</text:p>
      <text:p text:style-name="P1">Ctns<text:tab/>5.76213785589929<text:tab/>6.37637320403913<text:tab/>2.47975495457365<text:tab/>15.8455133601619<text:tab/>13.0293297353418</text:p>
      <text:p text:style-name="P1">Ctps1<text:tab/>124.284592426227<text:tab/>199.868234720343<text:tab/>259.54853448628<text:tab/>97.650109002679<text:tab/>104.496942655093</text:p>
      <text:p text:style-name="P1">Ctps2<text:tab/>21.4119343873862<text:tab/>17.4252622683882<text:tab/>8.1723688259118<text:tab/>31.3792429132206<text:tab/>4.37027535861746</text:p>
      <text:p text:style-name="P1">Ctr9<text:tab/>23.486603036887<text:tab/>16.4815881489237<text:tab/>38.2107601242852<text:tab/>39.6004340698028<text:tab/>34.8102986161111</text:p>
      <text:p text:style-name="P1">Ctrb1<text:tab/>0.602148629385679<text:tab/>0.924747297756355<text:tab/>0.140391944926947<text:tab/>0.81190013716403<text:tab/>0.0921077643916997</text:p>
      <text:p text:style-name="P1">Ctrc<text:tab/>0.256082751890002<text:tab/>5.76952482917741<text:tab/>4.96789013927661<text:tab/>0.123538555506609<text:tab/>0.172709451414274</text:p>
      <text:p text:style-name="P1">Ctrl<text:tab/>0.890807320300544<text:tab/>1.81805774300025<text:tab/>2.29034588660195<text:tab/>0.405242246013543<text:tab/>1.11428239880666</text:p>
      <text:p text:style-name="P1">Cts7<text:tab/>0.103933771121142<text:tab/>0.10330493628222<text:tab/>0.0979952785205257<text:tab/>0.101020019074265<text:tab/>0.0959986064385136</text:p>
      <text:p text:style-name="P1">Cts8<text:tab/>0.103933771121142<text:tab/>0.10330493628222<text:tab/>0.0979952785205257<text:tab/>0.101020019074265<text:tab/>0.0959986064385136</text:p>
      <text:p text:style-name="P1">Ctsa<text:tab/>285.335947163708<text:tab/>294.851011581737<text:tab/>266.706781972305<text:tab/>419.041182502569<text:tab/>349.68441076363</text:p>
      <text:p text:style-name="P1">Ctsb<text:tab/>298.334329581908<text:tab/>407.901010111086<text:tab/>409.861568331558<text:tab/>1035.68839157058<text:tab/>855.149522684656</text:p>
      <text:p text:style-name="P1">Ctsc<text:tab/>1.14663458004778<text:tab/>1.09494431639586<text:tab/>0.859465822971959<text:tab/>3.47823880983538<text:tab/>0.779615426906659</text:p>
      <text:p text:style-name="P1">Ctsd<text:tab/>275.562972379482<text:tab/>276.624900760045<text:tab/>246.799722195631<text:tab/>559.62724796845<text:tab/>437.260026286388</text:p>
      <text:p text:style-name="P1">Ctse<text:tab/>0.103933771121142<text:tab/>0.10330493628222<text:tab/>0.0979952785205257<text:tab/>0.101020019074265<text:tab/>0.0959986064385136</text:p>
      <text:p text:style-name="P1">Ctsf<text:tab/>42.6803172145703<text:tab/>41.4224411942543<text:tab/>38.7301504926385<text:tab/>58.9366633862508<text:tab/>38.398328996271</text:p>
      <text:p text:style-name="P1">Ctsg<text:tab/>0.103933771121142<text:tab/>0.10330493628222<text:tab/>0.0979952785205257<text:tab/>0.101020019074265<text:tab/>0.0959986064385136</text:p>
      <text:p text:style-name="P1">Ctsh<text:tab/>9.72611097172907<text:tab/>11.46793088235<text:tab/>8.43193892309965<text:tab/>20.751248725889<text:tab/>5.37229377748437</text:p>
      <text:p text:style-name="P1">Ctsj<text:tab/>0.103933771121142<text:tab/>0.10330493628222<text:tab/>0.0979952785205257<text:tab/>0.101020019074265<text:tab/>0.0959986064385136</text:p>
      <text:p text:style-name="P1">Ctsk<text:tab/>6.20875465402672<text:tab/>4.23287567445213<text:tab/>4.89980386316191<text:tab/>37.7579643022393<text:tab/>2.23953563708711</text:p>
      <text:p text:style-name="P1">Ctsl<text:tab/>240.060311451587<text:tab/>281.695671005088<text:tab/>391.788317328635<text:tab/>971.257976050164<text:tab/>1599.85481794891</text:p>
      <text:p text:style-name="P1">Ctsm<text:tab/>0.103933771121142<text:tab/>0.10330493628222<text:tab/>0.0979952785205257<text:tab/>0.101020019074265<text:tab/>0.0959986064385136</text:p>
      <text:p text:style-name="P1">Ctsq<text:tab/>0.103933771121142<text:tab/>0.10330493628222<text:tab/>0.0979952785205257<text:tab/>0.101020019074265<text:tab/>0.0959986064385136</text:p>
      <text:p text:style-name="P1">Ctsql2<text:tab/>0.103933771121142<text:tab/>0.10330493628222<text:tab/>0.0979952785205257<text:tab/>0.101020019074265<text:tab/>0.0959986064385136</text:p>
      <text:p text:style-name="P1">Ctsr<text:tab/>0.103933771121142<text:tab/>0.10330493628222<text:tab/>0.0979952785205257<text:tab/>0.101020019074265<text:tab/>0.0959986064385136</text:p>
      <text:p text:style-name="P1">Ctss<text:tab/>0.10466517537242<text:tab/>0.12763856180692<text:tab/>0.126130896225494<text:tab/>0.175724686538337<text:tab/>0.0956038599846979</text:p>
      <text:p text:style-name="P1">Ctsw<text:tab/>0.206321709852995<text:tab/>1.47872225211868<text:tab/>0.64467303459172<text:tab/>9.40133939805562<text:tab/>5.74996985808182</text:p>
      <text:p text:style-name="P1">Ctsz<text:tab/>2.21131968737625<text:tab/>2.3169983525519<text:tab/>0.916252861089866<text:tab/>3.02807903013683<text:tab/>0.765528351330038</text:p>
      <text:p text:style-name="P1">Cttn<text:tab/>0.102657824801025<text:tab/>0.139624413429905<text:tab/>0.0965359910039212<text:tab/>0.131080352829533<text:tab/>0.104207567740138</text:p>
      <text:p text:style-name="P1">Cttnbp2<text:tab/>3.81456869802056<text:tab/>2.20940438914389<text:tab/>0.631960352076477<text:tab/>6.13378344902763<text:tab/>1.3803251670233</text:p>
      <text:p text:style-name="P1">Cttnbp2nl<text:tab/>15.774204230506<text:tab/>90.4441391883322<text:tab/>32.1844791707583<text:tab/>25.3191400801121<text:tab/>16.0933318122259</text:p>
      <text:p text:style-name="P1">Ctu1<text:tab/>8.05784432464946<text:tab/>5.67834799330376<text:tab/>2.58568742187905<text:tab/>8.4381903726912<text:tab/>6.30532687105959</text:p>
      <text:p text:style-name="P1">Ctu2<text:tab/>10.9277891726278<text:tab/>28.2417054642086<text:tab/>17.5368413301463<text:tab/>11.0526058457717<text:tab/>12.5215256250048</text:p>
      <text:p text:style-name="P1">Ctxn1<text:tab/>5.60072426411235<text:tab/>5.67188641970908<text:tab/>2.98638263990603<text:tab/>10.4361858043896<text:tab/>2.15508280081687</text:p>
      <text:p text:style-name="P1">Ctxn2<text:tab/>0.103933771121142<text:tab/>0.10330493628222<text:tab/>0.0979952785205257<text:tab/>0.101020019074265<text:tab/>0.0959986064385136</text:p>
      <text:p text:style-name="P1">Ctxn3<text:tab/>0.928540952972181<text:tab/>0.587804788157569<text:tab/>0.372798573982216<text:tab/>0.782045413341799<text:tab/>0.104506078048899</text:p>
      <text:p text:style-name="P1">Cubn<text:tab/>0.10865140674773<text:tab/>0.103354188412224<text:tab/>0.0979103656253092<text:tab/>0.104856138767893<text:tab/>0.0958488418553762</text:p>
      <text:p text:style-name="P1">Cuedc1<text:tab/>9.64458474581572<text:tab/>14.6143049811391<text:tab/>5.85625535142868<text:tab/>18.2110520887185<text:tab/>4.45529349191279</text:p>
      <text:p text:style-name="P1">Cuedc2<text:tab/>21.8713164048192<text:tab/>17.3059072765407<text:tab/>11.6418958276566<text:tab/>24.8574336919001<text:tab/>14.7506004371718</text:p>
      <text:p text:style-name="P1">Cul1<text:tab/>55.7424646888089<text:tab/>56.8823497657776<text:tab/>45.4418905231747<text:tab/>79.0143363963866<text:tab/>70.9375969369192</text:p>
      <text:p text:style-name="P1">Cul2<text:tab/>14.7764640649183<text:tab/>24.5519658174717<text:tab/>15.6575546823118<text:tab/>18.4193361079163<text:tab/>14.7542812812698</text:p>
      <text:p text:style-name="P1">Cul3<text:tab/>25.1129778084274<text:tab/>38.010523515998<text:tab/>36.6294507329295<text:tab/>39.4598211843077<text:tab/>37.0434463463983</text:p>
      <text:p text:style-name="P1">Cul4a<text:tab/>43.7713450718109<text:tab/>34.119663880391<text:tab/>28.474297156968<text:tab/>57.1890700806362<text:tab/>43.913410623327</text:p>
      <text:p text:style-name="P1">Cul4b<text:tab/>22.878316479681<text:tab/>17.2528482070502<text:tab/>16.6438796366866<text:tab/>30.4743902740972<text:tab/>20.1638111353319</text:p>
      <text:p text:style-name="P1">Cul5<text:tab/>19.4318656211404<text:tab/>24.9371060035984<text:tab/>14.7400529374839<text:tab/>23.4930313554959<text:tab/>20.2488541968826</text:p>
      <text:p text:style-name="P1">Cul9<text:tab/>2.19211469083604<text:tab/>1.66599536468789<text:tab/>1.26160392581947<text:tab/>3.37373294934789<text:tab/>1.35282463720135</text:p>
      <text:p text:style-name="P1">Cuta<text:tab/>105.713881456375<text:tab/>122.127606249723<text:tab/>93.4248747232019<text:tab/>209.513608183202<text:tab/>187.04467404328</text:p>
      <text:p text:style-name="P1">Cutc<text:tab/>6.37688223736712<text:tab/>6.56736923932155<text:tab/>5.05767946165222<text:tab/>9.4032397919749<text:tab/>7.09480262453616</text:p>
      <text:p text:style-name="P1">Cux2<text:tab/>0.127705931484894<text:tab/>0.103666561145583<text:tab/>0.097906350399754<text:tab/>0.101538295806556<text:tab/>0.10678850560629</text:p>
      <text:p text:style-name="P1">Cuzd1<text:tab/>0.104195088923212<text:tab/>0.103729917706528<text:tab/>0.111591706507349<text:tab/>0.101569417218865<text:tab/>0.0960764812312147</text:p>
      <text:p text:style-name="P1">Cwc15<text:tab/>45.7959259082679<text:tab/>45.461678081103<text:tab/>28.4278496869355<text:tab/>64.4223559975195<text:tab/>55.7529198239018</text:p>
      <text:p text:style-name="P1">Cwc25<text:tab/>5.84917235874388<text:tab/>9.10496919308616<text:tab/>6.2918253793771<text:tab/>8.12969764996972<text:tab/>6.82301919806521</text:p>
      <text:p text:style-name="P1">Cwc27<text:tab/>13.153143390366<text:tab/>8.10643057314439<text:tab/>2.2450444916362<text:tab/>13.3437591497808<text:tab/>5.19243291201666</text:p>
      <text:p text:style-name="P1">Cwf19l1<text:tab/>11.9817647777658<text:tab/>7.8419614539246<text:tab/>3.98783848137898<text:tab/>13.3391405997946<text:tab/>5.50219687984235</text:p>
      <text:p text:style-name="P1">Cwf19l2<text:tab/>3.11307118738007<text:tab/>2.23067324599955<text:tab/>1.79590619764606<text:tab/>3.15279160898172<text:tab/>2.40241377664572</text:p>
      <text:p text:style-name="P1">Cwh43<text:tab/>0.103933771121142<text:tab/>0.10330493628222<text:tab/>0.0979952785205257<text:tab/>0.101020019074265<text:tab/>0.0959986064385136</text:p>
      <text:p text:style-name="P1">Cx3cl1<text:tab/>3.87806776247719<text:tab/>18.7723539833576<text:tab/>8.60727222995433<text:tab/>21.1390661402221<text:tab/>3.62024598631635</text:p>
      <text:p text:style-name="P1">Cx3cr1<text:tab/>0.103933771121142<text:tab/>0.10330493628222<text:tab/>0.0979952785205257<text:tab/>0.101020019074265<text:tab/>0.0959986064385136</text:p>
      <text:p text:style-name="P1">Cxadr<text:tab/>13.5088504990108<text:tab/>13.0773432652939<text:tab/>17.3194756457643<text:tab/>13.5588782154714<text:tab/>17.6335126920146</text:p>
      <text:p text:style-name="P1">Cxadrl1<text:tab/>0.103933771121142<text:tab/>0.10330493628222<text:tab/>0.0979952785205257<text:tab/>0.101020019074265<text:tab/>0.0959986064385136</text:p>
      <text:p text:style-name="P1">Cxcl1<text:tab/>1.48724816153467<text:tab/>12.4735423606499<text:tab/>2.40554975582195<text:tab/>1.17219980137362<text:tab/>3.09618828661249</text:p>
      <text:p text:style-name="P1">Cxcl10<text:tab/>0.353755220056193<text:tab/>34.6740329590058<text:tab/>11.6385768996207<text:tab/>3.67607923470268<text:tab/>7.27345990178454</text:p>
      <text:p text:style-name="P1">Cxcl11<text:tab/>0.103749044163549<text:tab/>0.200976789519887<text:tab/>0.0977023319880805<text:tab/>0.135878897227279<text:tab/>0.0953232909886022</text:p>
      <text:p text:style-name="P1">Cxcl12<text:tab/>1179.41703007761<text:tab/>611.974739580029<text:tab/>443.281662355548<text:tab/>248.496780243457<text:tab/>18.0942626710821</text:p>
      <text:p text:style-name="P1">Cxcl13<text:tab/>0.102328680140922<text:tab/>0.102921978151708<text:tab/>0.0968092222688064<text:tab/>0.198915985770194<text:tab/>0.0944983727926473</text:p>
      <text:p text:style-name="P1">Cxcl14<text:tab/>0.103933771121142<text:tab/>0.10330493628222<text:tab/>0.0979952785205257<text:tab/>0.101020019074265<text:tab/>0.0959986064385136</text:p>
      <text:p text:style-name="P1">Cxcl16<text:tab/>13.7090063696822<text:tab/>25.4204380426972<text:tab/>8.38941878269043<text:tab/>55.633526736365<text:tab/>24.821998364179</text:p>
      <text:p text:style-name="P1">Cxcl17<text:tab/>0.297629781454451<text:tab/>0.178133471497371<text:tab/>0.0993223469826298<text:tab/>0.176054961418964<text:tab/>0.128945468582311</text:p>
      <text:p text:style-name="P1">Cxcl2<text:tab/>0.103933771121142<text:tab/>0.10330493628222<text:tab/>0.0979952785205257<text:tab/>0.101020019074265<text:tab/>0.0959986064385136</text:p>
      <text:p text:style-name="P1">Cxcl3<text:tab/>0.104583515807663<text:tab/>0.104464906602476<text:tab/>0.155226519969911<text:tab/>0.102528292295973<text:tab/>0.0961744219941017</text:p>
      <text:p text:style-name="P1">Cxcl6<text:tab/>0.103933771121142<text:tab/>0.10330493628222<text:tab/>0.0979952785205257<text:tab/>0.101020019074265<text:tab/>0.0959986064385136</text:p>
      <text:p text:style-name="P1">Cxcl9<text:tab/>0.102788516071725<text:tab/>0.276368190981717<text:tab/>0.0969178071413242<text:tab/>0.430605415952154<text:tab/>0.0939354644888347</text:p>
      <text:p text:style-name="P1">Cxcr1<text:tab/>0.103933771121142<text:tab/>0.10330493628222<text:tab/>0.0979952785205257<text:tab/>0.101020019074265<text:tab/>0.0959986064385136</text:p>
      <text:p text:style-name="P1">Cxcr2<text:tab/>0.103933771121142<text:tab/>0.10330493628222<text:tab/>0.0979952785205257<text:tab/>0.101020019074265<text:tab/>0.0959986064385136</text:p>
      <text:p text:style-name="P1">Cxcr3<text:tab/>0.103481919395439<text:tab/>0.103197213859306<text:tab/>0.097595295838504<text:tab/>0.119714678495482<text:tab/>0.095484830707686</text:p>
      <text:p text:style-name="P1">Cxcr4<text:tab/>0.102848550400326<text:tab/>0.134677978273143<text:tab/>0.0969633764752601<text:tab/>0.426246418103735<text:tab/>0.24075831224224</text:p>
      <text:p text:style-name="P1">Cxcr5<text:tab/>0.0994814658537467<text:tab/>0.153766398368343<text:tab/>0.0924290546421581<text:tab/>1.1221293789596<text:tab/>0.526416328996734</text:p>
      <text:p text:style-name="P1">Cxcr6<text:tab/>0.103933771121142<text:tab/>0.10330493628222<text:tab/>0.0979952785205257<text:tab/>0.101020019074265<text:tab/>0.0959986064385136</text:p>
      <text:p text:style-name="P1">Cxxc1<text:tab/>23.5326972634097<text:tab/>21.225573552507<text:tab/>9.89666859295899<text:tab/>34.5163767628171<text:tab/>16.7517390606312</text:p>
      <text:p text:style-name="P1">Cxxc4<text:tab/>0.103687542782433<text:tab/>0.107413805415762<text:tab/>0.0976845494317865<text:tab/>0.107268988661966<text:tab/>0.100719816449917</text:p>
      <text:p text:style-name="P1">Cxxc5<text:tab/>18.2817803034132<text:tab/>11.9888116113652<text:tab/>12.313292669065<text:tab/>38.4913452500671<text:tab/>18.9709747532208</text:p>
      <text:p text:style-name="P1">Cyb561<text:tab/>0.451308388393229<text:tab/>1.69599560406305<text:tab/>0.108817882304<text:tab/>0.584783382257005<text:tab/>0.186350635328231</text:p>
      <text:p text:style-name="P1">Cyb561a3<text:tab/>8.7285499620913<text:tab/>5.02179009428529<text:tab/>2.39777923077842<text:tab/>11.7317750687504<text:tab/>4.29254796324031</text:p>
      <text:p text:style-name="P1">Cyb561d1<text:tab/>3.33305225081413<text:tab/>3.32219128087913<text:tab/>3.08137558083151<text:tab/>5.77322946364103<text:tab/>7.03994706931261</text:p>
      <text:p text:style-name="P1">Cyb561d2<text:tab/>7.59022841409583<text:tab/>10.0035588632561<text:tab/>5.42348021260866<text:tab/>20.1337274419612<text:tab/>8.43200159835085</text:p>
      <text:p text:style-name="P1">Cyb5a<text:tab/>65.2927048704571<text:tab/>53.5978596384077<text:tab/>36.4185691466356<text:tab/>66.5508965866055<text:tab/>31.2991428549633</text:p>
      <text:p text:style-name="P1">Cyb5b<text:tab/>36.0676081879915<text:tab/>30.3940346804349<text:tab/>17.97499938225<text:tab/>47.8116587921499<text:tab/>37.9918019138145</text:p>
      <text:p text:style-name="P1">Cyb5d1<text:tab/>10.5228548178091<text:tab/>4.52981039087662<text:tab/>1.30554302229301<text:tab/>12.942378154854<text:tab/>4.61907930749838</text:p>
      <text:p text:style-name="P1">Cyb5d2<text:tab/>2.5908950033602<text:tab/>1.13100151335101<text:tab/>1.99685197463748<text:tab/>4.43570510463049<text:tab/>5.44195624689546</text:p>
      <text:p text:style-name="P1">Cyb5r1<text:tab/>44.7759271822566<text:tab/>50.9697284451727<text:tab/>49.8789388507758<text:tab/>46.9464428081947<text:tab/>46.5605734366042</text:p>
      <text:p text:style-name="P1">Cyb5r2<text:tab/>0.103933771121142<text:tab/>0.10330493628222<text:tab/>0.0979952785205257<text:tab/>0.101020019074265<text:tab/>0.0959986064385136</text:p>
      <text:p text:style-name="P1">Cyb5r3<text:tab/>192.185136386877<text:tab/>180.436818805799<text:tab/>197.609628361086<text:tab/>205.269992519806<text:tab/>122.570068151612</text:p>
      <text:p text:style-name="P1">Cyb5r4<text:tab/>33.4023708474284<text:tab/>30.9117826212283<text:tab/>15.6363075431298<text:tab/>41.7595802300701<text:tab/>20.1576743411854</text:p>
      <text:p text:style-name="P1">Cyba<text:tab/>103.20128043372<text:tab/>101.607984157457<text:tab/>95.2515418891879<text:tab/>184.226163282841<text:tab/>69.8975830397639</text:p>
      <text:p text:style-name="P1">Cybb<text:tab/>0.103933771121142<text:tab/>0.10330493628222<text:tab/>0.0979952785205257<text:tab/>0.101020019074265<text:tab/>0.0959986064385136</text:p>
      <text:p text:style-name="P1">Cybrd1<text:tab/>3.09753474651788<text:tab/>3.30777529796834<text:tab/>1.47256737827471<text:tab/>7.19763605924536<text:tab/>0.460970852990594</text:p>
      <text:p text:style-name="P1">Cyc1<text:tab/>81.6555157391434<text:tab/>111.52306203889<text:tab/>90.4660926381016<text:tab/>127.355942120459<text:tab/>138.811661755559</text:p>
      <text:p text:style-name="P1">Cycs<text:tab/>23.2515629827027<text:tab/>32.6454606040673<text:tab/>21.607206873569<text:tab/>26.84394290357<text:tab/>55.0741477008778</text:p>
      <text:p text:style-name="P1">Cyct<text:tab/>0.103933771121142<text:tab/>0.10330493628222<text:tab/>0.0979952785205257<text:tab/>0.101020019074265<text:tab/>0.0959986064385136</text:p>
      <text:p text:style-name="P1">Cyfip1<text:tab/>43.7725664839327<text:tab/>44.2351551685389<text:tab/>38.6782732412211<text:tab/>67.843631656531<text:tab/>48.1313933804532</text:p>
      <text:p text:style-name="P1">Cyfip2<text:tab/>0.241543363784919<text:tab/>0.373143044303428<text:tab/>0.116577392974955<text:tab/>0.131662264037385<text:tab/>0.175780839876758</text:p>
      <text:p text:style-name="P1">Cygb<text:tab/>0.251619638643394<text:tab/>0.150901099247012<text:tab/>0.0981497251310085<text:tab/>0.190417525556001<text:tab/>0.135964771448866</text:p>
      <text:p text:style-name="P1">Cyhr1<text:tab/>2.87755868005784<text:tab/>1.42243201279333<text:tab/>1.87267648234011<text:tab/>7.27202914292309<text:tab/>3.92870088414674</text:p>
      <text:p text:style-name="P1">Cyld<text:tab/>14.3022773658509<text:tab/>8.50837869146203<text:tab/>9.54706836228354<text:tab/>11.8822752652284<text:tab/>5.71247116953376</text:p>
      <text:p text:style-name="P1">Cym<text:tab/>0.103933771121142<text:tab/>0.10330493628222<text:tab/>0.0979952785205257<text:tab/>0.101020019074265<text:tab/>0.0959986064385136</text:p>
      <text:p text:style-name="P1">Cyp11a1<text:tab/>0.104667363221056<text:tab/>0.120299228478754<text:tab/>0.137729855553671<text:tab/>0.102783711137787<text:tab/>0.0961886722759002</text:p>
      <text:p text:style-name="P1">Cyp11b1<text:tab/>0.103933771121142<text:tab/>0.10330493628222<text:tab/>0.0979952785205257<text:tab/>0.101020019074265<text:tab/>0.0959986064385136</text:p>
      <text:p text:style-name="P1">Cyp11b2<text:tab/>0.103933771121142<text:tab/>0.10330493628222<text:tab/>0.0979952785205257<text:tab/>0.101020019074265<text:tab/>0.0959986064385136</text:p>
      <text:p text:style-name="P1">Cyp11b3<text:tab/>0.103933771121142<text:tab/>0.10330493628222<text:tab/>0.0979952785205257<text:tab/>0.101020019074265<text:tab/>0.0959986064385136</text:p>
      <text:p text:style-name="P1">Cyp17a1<text:tab/>0.103933771121142<text:tab/>0.10330493628222<text:tab/>0.0979952785205257<text:tab/>0.101020019074265<text:tab/>0.0959986064385136</text:p>
      <text:p text:style-name="P1">Cyp19a1<text:tab/>0.0984877477187306<text:tab/>0.123169315363154<text:tab/>0.108123526709588<text:tab/>1.39206751415348<text:tab/>0.168605664424539</text:p>
      <text:p text:style-name="P1">Cyp1a1<text:tab/>0.12844263286878<text:tab/>0.127998982697506<text:tab/>0.0980731887119998<text:tab/>0.111124924261475<text:tab/>0.0957344681472421</text:p>
      <text:p text:style-name="P1">Cyp1a2<text:tab/>0.103933771121142<text:tab/>0.10330493628222<text:tab/>0.0979952785205257<text:tab/>0.101020019074265<text:tab/>0.0959986064385136</text:p>
      <text:p text:style-name="P1">Cyp1b1<text:tab/>30.6384092650482<text:tab/>330.924034820586<text:tab/>200.954407797925<text:tab/>120.485212721853<text:tab/>37.8683724199709</text:p>
      <text:p text:style-name="P1">Cyp20a1<text:tab/>56.14566738324<text:tab/>52.2528824506502<text:tab/>35.7243456366563<text:tab/>73.173682267508<text:tab/>74.6359182355597</text:p>
      <text:p text:style-name="P1">Cyp21a1<text:tab/>0.104202116996159<text:tab/>0.128204242081326<text:tab/>0.0981550129412642<text:tab/>0.101790431929974<text:tab/>0.0960511680835075</text:p>
      <text:p text:style-name="P1">Cyp24a1<text:tab/>0.103933771121142<text:tab/>0.10330493628222<text:tab/>0.0979952785205257<text:tab/>0.101020019074265<text:tab/>0.0959986064385136</text:p>
      <text:p text:style-name="P1">Cyp26a1<text:tab/>0.095761969317439<text:tab/>2.05856273449794<text:tab/>0.185546363827281<text:tab/>1.43735153577408<text:tab/>0.689332481895287</text:p>
      <text:p text:style-name="P1">Cyp26b1<text:tab/>0.697483976591066<text:tab/>0.520254335259248<text:tab/>0.592600208241625<text:tab/>1.26258616509833<text:tab/>0.461953911622243</text:p>
      <text:p text:style-name="P1">Cyp27a1<text:tab/>1.63880631534332<text:tab/>0.735944927860825<text:tab/>0.288696240971322<text:tab/>5.5663772369044<text:tab/>2.56523652456517</text:p>
      <text:p text:style-name="P1">Cyp27b1<text:tab/>0.695327326533843<text:tab/>1.11177165805642<text:tab/>1.29095801285501<text:tab/>0.634492806442909<text:tab/>0.639270704750139</text:p>
      <text:p text:style-name="P1">Cyp2a1<text:tab/>0.103933771121142<text:tab/>0.10330493628222<text:tab/>0.0979952785205257<text:tab/>0.101020019074265<text:tab/>0.0959986064385136</text:p>
      <text:p text:style-name="P1">Cyp2a2<text:tab/>0.103933771121142<text:tab/>0.10330493628222<text:tab/>0.0979952785205257<text:tab/>0.101020019074265<text:tab/>0.0959986064385136</text:p>
      <text:p text:style-name="P1">Cyp2a3<text:tab/>0.103933771121142<text:tab/>0.10330493628222<text:tab/>0.0979952785205257<text:tab/>0.101020019074265<text:tab/>0.0959986064385136</text:p>
      <text:p text:style-name="P1">Cyp2b1<text:tab/>0.103933771121142<text:tab/>0.10330493628222<text:tab/>0.0979952785205257<text:tab/>0.101020019074265<text:tab/>0.0959986064385136</text:p>
      <text:p text:style-name="P1">Cyp2b12<text:tab/>0.100619316932547<text:tab/>0.10370655765559<text:tab/>0.0939612836167018<text:tab/>0.423135392037125<text:tab/>0.0919680907950853</text:p>
      <text:p text:style-name="P1">Cyp2b15<text:tab/>0.103933771121142<text:tab/>0.10330493628222<text:tab/>0.0979952785205257<text:tab/>0.101020019074265<text:tab/>0.0959986064385136</text:p>
      <text:p text:style-name="P1">Cyp2b2<text:tab/>0.103933771121142<text:tab/>0.10330493628222<text:tab/>0.0979952785205257<text:tab/>0.101020019074265<text:tab/>0.0959986064385136</text:p>
      <text:p text:style-name="P1">Cyp2b21<text:tab/>0.103933771121142<text:tab/>0.10330493628222<text:tab/>0.0979952785205257<text:tab/>0.101020019074265<text:tab/>0.0959986064385136</text:p>
      <text:p text:style-name="P1">Cyp2b3<text:tab/>0.103933771121142<text:tab/>0.10330493628222<text:tab/>0.0979952785205257<text:tab/>0.101020019074265<text:tab/>0.0959986064385136</text:p>
      <text:p text:style-name="P1">Cyp2c11<text:tab/>0.104538469142448<text:tab/>0.279872209589038<text:tab/>0.0979727019951134<text:tab/>0.103585642251324<text:tab/>0.0954667220861812</text:p>
      <text:p text:style-name="P1">Cyp2c12<text:tab/>0.103933771121142<text:tab/>0.10330493628222<text:tab/>0.0979952785205257<text:tab/>0.101020019074265<text:tab/>0.0959986064385136</text:p>
      <text:p text:style-name="P1">Cyp2c13<text:tab/>0.105490130458256<text:tab/>0.105930199164282<text:tab/>0.180033055457492<text:tab/>0.104328836969001<text:tab/>0.0968376259518779</text:p>
      <text:p text:style-name="P1">Cyp2c22<text:tab/>0.10426501688304<text:tab/>0.103852169481972<text:tab/>0.116709109042351<text:tab/>0.101728162395325<text:tab/>0.0960960522298222</text:p>
      <text:p text:style-name="P1">Cyp2c23<text:tab/>0.103933771121142<text:tab/>0.10330493628222<text:tab/>0.0979952785205257<text:tab/>0.101020019074265<text:tab/>0.0959986064385136</text:p>
      <text:p text:style-name="P1">Cyp2c24<text:tab/>0.104512426426467<text:tab/>0.104319485623055<text:tab/>0.143645305366861<text:tab/>0.102337747869452<text:tab/>0.0961588429033054</text:p>
      <text:p text:style-name="P1">Cyp2c6v1<text:tab/>0.103933771121142<text:tab/>0.10330493628222<text:tab/>0.0979952785205257<text:tab/>0.101020019074265<text:tab/>0.0959986064385136</text:p>
      <text:p text:style-name="P1">Cyp2c7<text:tab/>0.103933771121142<text:tab/>0.10330493628222<text:tab/>0.0979952785205257<text:tab/>0.101020019074265<text:tab/>0.0959986064385136</text:p>
      <text:p text:style-name="P1">Cyp2d1<text:tab/>0.103933771121142<text:tab/>0.10330493628222<text:tab/>0.0979952785205257<text:tab/>0.101020019074265<text:tab/>0.0959986064385136</text:p>
      <text:p text:style-name="P1">Cyp2d2<text:tab/>0.103933771121142<text:tab/>0.10330493628222<text:tab/>0.0979952785205257<text:tab/>0.101020019074265<text:tab/>0.0959986064385136</text:p>
      <text:p text:style-name="P1">Cyp2d3<text:tab/>0.103933771121142<text:tab/>0.10330493628222<text:tab/>0.0979952785205257<text:tab/>0.101020019074265<text:tab/>0.0959986064385136</text:p>
      <text:p text:style-name="P1">Cyp2d4<text:tab/>0.103933771121142<text:tab/>0.10330493628222<text:tab/>0.0979952785205257<text:tab/>0.101020019074265<text:tab/>0.0959986064385136</text:p>
      <text:p text:style-name="P1">Cyp2d5<text:tab/>0.103933771121142<text:tab/>0.10330493628222<text:tab/>0.0979952785205257<text:tab/>0.101020019074265<text:tab/>0.0959986064385136</text:p>
      <text:p text:style-name="P1">Cyp2e1<text:tab/>0.104127743881874<text:tab/>0.118999667094705<text:tab/>0.0981114228824407<text:tab/>0.101559146217858<text:tab/>0.0960370016882868</text:p>
      <text:p text:style-name="P1">Cyp2f4<text:tab/>0.10484344480829<text:tab/>0.104976540208827<text:tab/>0.0987070600538763<text:tab/>0.102900204524514<text:tab/>0.136730691236801</text:p>
      <text:p text:style-name="P1">Cyp2g1<text:tab/>0.103933771121142<text:tab/>0.10330493628222<text:tab/>0.0979952785205257<text:tab/>0.101020019074265<text:tab/>0.0959986064385136</text:p>
      <text:p text:style-name="P1">Cyp2j10<text:tab/>0.142363040695832<text:tab/>0.119981547271751<text:tab/>0.0988552703898737<text:tab/>0.156751309906224<text:tab/>0.121202601878341</text:p>
      <text:p text:style-name="P1">Cyp2j3<text:tab/>0.398845184693294<text:tab/>0.200447224529398<text:tab/>0.0933268203834641<text:tab/>1.10772299744445<text:tab/>0.162686679668404</text:p>
      <text:p text:style-name="P1">Cyp2j4<text:tab/>0.303078059802656<text:tab/>0.164547633622851<text:tab/>0.0932014773740502<text:tab/>0.602843089044085<text:tab/>0.111351410763201</text:p>
      <text:p text:style-name="P1">Cyp2r1<text:tab/>0.247550783770021<text:tab/>0.10786403464687<text:tab/>0.131975879020843<text:tab/>0.262199741120479<text:tab/>0.190534045063443</text:p>
      <text:p text:style-name="P1">Cyp2s1<text:tab/>0.412141059795802<text:tab/>0.367991761653696<text:tab/>0.676284204976905<text:tab/>4.31718131686334<text:tab/>0.464120927726109</text:p>
      <text:p text:style-name="P1">Cyp2t1<text:tab/>0.324942600656544<text:tab/>0.153443334438867<text:tab/>0.551119816645591<text:tab/>0.194859511721657<text:tab/>0.0936433965105194</text:p>
      <text:p text:style-name="P1">Cyp2u1<text:tab/>6.34315976665652<text:tab/>2.70281646514621<text:tab/>3.69259395601472<text:tab/>11.06376353555<text:tab/>12.7713874332674</text:p>
      <text:p text:style-name="P1">Cyp39a1<text:tab/>0.881391169267692<text:tab/>0.964239309180691<text:tab/>0.269904922724227<text:tab/>0.594740677652595<text:tab/>0.128709556067387</text:p>
      <text:p text:style-name="P1">Cyp3a18<text:tab/>0.103933771121142<text:tab/>0.10330493628222<text:tab/>0.0979952785205257<text:tab/>0.101020019074265<text:tab/>0.0959986064385136</text:p>
      <text:p text:style-name="P1">Cyp3a2<text:tab/>0.103933771121142<text:tab/>0.10330493628222<text:tab/>0.0979952785205257<text:tab/>0.101020019074265<text:tab/>0.0959986064385136</text:p>
      <text:p text:style-name="P1">Cyp3a23/3a1<text:tab/>0.103933771121142<text:tab/>0.10330493628222<text:tab/>0.0979952785205257<text:tab/>0.101020019074265<text:tab/>0.0959986064385136</text:p>
      <text:p text:style-name="P1">Cyp3a62<text:tab/>0.144146830783853<text:tab/>0.107234679042044<text:tab/>0.193112735736824<text:tab/>0.140383256625198<text:tab/>0.177065176127524</text:p>
      <text:p text:style-name="P1">Cyp3a9<text:tab/>0.101567375096454<text:tab/>0.141696023472018<text:tab/>0.11046165262002<text:tab/>0.521148003662757<text:tab/>0.225106112274032</text:p>
      <text:p text:style-name="P1">Cyp46a1<text:tab/>0.690237936794958<text:tab/>0.17095229565764<text:tab/>1.51683311907053<text:tab/>1.08234839872061<text:tab/>1.00471683250083</text:p>
      <text:p text:style-name="P1">Cyp4a1<text:tab/>0.103933771121142<text:tab/>0.10330493628222<text:tab/>0.0979952785205257<text:tab/>0.101020019074265<text:tab/>0.0959986064385136</text:p>
      <text:p text:style-name="P1">Cyp4a2<text:tab/>0.103933771121142<text:tab/>0.10330493628222<text:tab/>0.0979952785205257<text:tab/>0.101020019074265<text:tab/>0.0959986064385136</text:p>
      <text:p text:style-name="P1">Cyp4a3<text:tab/>0.103933771121142<text:tab/>0.10330493628222<text:tab/>0.0979952785205257<text:tab/>0.101020019074265<text:tab/>0.0959986064385136</text:p>
      <text:p text:style-name="P1">Cyp4a8<text:tab/>0.103933771121142<text:tab/>0.10330493628222<text:tab/>0.0979952785205257<text:tab/>0.101020019074265<text:tab/>0.0959986064385136</text:p>
      <text:p text:style-name="P1">Cyp4b1<text:tab/>0.103933771121142<text:tab/>0.10330493628222<text:tab/>0.0979952785205257<text:tab/>0.101020019074265<text:tab/>0.0959986064385136</text:p>
      <text:p text:style-name="P1">Cyp4f1<text:tab/>0.32809781413048<text:tab/>1.10065438825276<text:tab/>0.1060772420995<text:tab/>0.358476886886064<text:tab/>0.168323102349009</text:p>
      <text:p text:style-name="P1">Cyp4f17<text:tab/>6.60198953909238<text:tab/>2.24440555799487<text:tab/>2.98466988729859<text:tab/>8.27798225842324<text:tab/>1.5898671737286</text:p>
      <text:p text:style-name="P1">Cyp4f18<text:tab/>0.217542688579584<text:tab/>0.199176695151222<text:tab/>0.14546491530461<text:tab/>0.311665364778433<text:tab/>0.0917653853183266</text:p>
      <text:p text:style-name="P1">Cyp4f37<text:tab/>0.225935072560665<text:tab/>0.105094489363186<text:tab/>0.111600362885307<text:tab/>0.103251463934654<text:tab/>0.10536436209576</text:p>
      <text:p text:style-name="P1">Cyp4f4<text:tab/>0.128646756575988<text:tab/>0.1035135347923<text:tab/>0.0975742062179757<text:tab/>0.115743622545859<text:tab/>0.0954183975037916</text:p>
      <text:p text:style-name="P1">Cyp4f40<text:tab/>0.125200578145872<text:tab/>0.103591561119674<text:tab/>0.0980451955544963<text:tab/>0.101344071894926<text:tab/>0.0959087560342547</text:p>
      <text:p text:style-name="P1">Cyp4f5<text:tab/>0.393257554871453<text:tab/>0.129155100048352<text:tab/>0.175130142000701<text:tab/>0.699854856451715<text:tab/>0.188260791525781</text:p>
      <text:p text:style-name="P1">Cyp4f6<text:tab/>8.02021267582521<text:tab/>3.99808687446263<text:tab/>5.1702220810281<text:tab/>10.7940049137121<text:tab/>4.42684646611356</text:p>
      <text:p text:style-name="P1">Cyp4v3<text:tab/>2.87275617547809<text:tab/>1.4325208242995<text:tab/>0.884747130082189<text:tab/>8.21819617623337<text:tab/>2.37818631246056</text:p>
      <text:p text:style-name="P1">Cyp4x1<text:tab/>0.103933771121142<text:tab/>0.10330493628222<text:tab/>0.0979952785205257<text:tab/>0.101020019074265<text:tab/>0.0959986064385136</text:p>
      <text:p text:style-name="P1">Cyp51<text:tab/>144.57215979213<text:tab/>236.408048235857<text:tab/>107.29148436106<text:tab/>204.042049946889<text:tab/>71.6992724386556</text:p>
      <text:p text:style-name="P1">Cyp7a1<text:tab/>0.103933771121142<text:tab/>0.10330493628222<text:tab/>0.0979952785205257<text:tab/>0.101020019074265<text:tab/>0.0959986064385136</text:p>
      <text:p text:style-name="P1">Cyp7b1<text:tab/>0.103933771121142<text:tab/>0.10330493628222<text:tab/>0.0979952785205257<text:tab/>0.101020019074265<text:tab/>0.0959986064385136</text:p>
      <text:p text:style-name="P1">Cyp8b1<text:tab/>0.103933771121142<text:tab/>0.10330493628222<text:tab/>0.0979952785205257<text:tab/>0.101020019074265<text:tab/>0.0959986064385136</text:p>
      <text:p text:style-name="P1">Cyr61<text:tab/>271.265163483098<text:tab/>991.723233490589<text:tab/>1024.84817918505<text:tab/>100.359623096852<text:tab/>51.3134032846465</text:p>
      <text:p text:style-name="P1">Cys1<text:tab/>5.55371532934139<text:tab/>1.55526324335327<text:tab/>0.455938911374627<text:tab/>5.95761590096023<text:tab/>0.195934329745734</text:p>
      <text:p text:style-name="P1">Cysltr1<text:tab/>0.103933771121142<text:tab/>0.10330493628222<text:tab/>0.0979952785205257<text:tab/>0.101020019074265<text:tab/>0.0959986064385136</text:p>
      <text:p text:style-name="P1">Cysltr2<text:tab/>0.103933771121142<text:tab/>0.10330493628222<text:tab/>0.0979952785205257<text:tab/>0.101020019074265<text:tab/>0.0959986064385136</text:p>
      <text:p text:style-name="P1">Cysrt1<text:tab/>0.103933771121142<text:tab/>0.10330493628222<text:tab/>0.0979952785205257<text:tab/>0.101020019074265<text:tab/>0.0959986064385136</text:p>
      <text:p text:style-name="P1">Cyss<text:tab/>0.103933771121142<text:tab/>0.10330493628222<text:tab/>0.0979952785205257<text:tab/>0.101020019074265<text:tab/>0.0959986064385136</text:p>
      <text:p text:style-name="P1">Cyth1<text:tab/>4.68078463728171<text:tab/>4.92755949025529<text:tab/>5.14985061722727<text:tab/>4.83185683099352<text:tab/>3.99647410859878</text:p>
      <text:p text:style-name="P1">Cyth2<text:tab/>42.7184382172932<text:tab/>64.4043510629014<text:tab/>51.7178163663555<text:tab/>74.2607199382705<text:tab/>69.7827818476986</text:p>
      <text:p text:style-name="P1">Cyth3<text:tab/>12.1643170536881<text:tab/>14.9261023642481<text:tab/>12.4836090889259<text:tab/>30.2167399852154<text:tab/>20.9540804522395</text:p>
      <text:p text:style-name="P1">Cyth4<text:tab/>0.103588367600908<text:tab/>0.104134315583201<text:tab/>0.0975211594162368<text:tab/>0.182110987643401<text:tab/>0.0951418523101148</text:p>
      <text:p text:style-name="P1">Cytip<text:tab/>0.102322471554399<text:tab/>0.107670955111147<text:tab/>0.188959783828213<text:tab/>0.583668014980347<text:tab/>0.145963958088105</text:p>
      <text:p text:style-name="P1">Cytl1<text:tab/>0.103933771121142<text:tab/>0.10330493628222<text:tab/>0.0979952785205257<text:tab/>0.101020019074265<text:tab/>0.0959986064385136</text:p>
      <text:p text:style-name="P1">Cyyr1<text:tab/>0.103933771121142<text:tab/>0.10330493628222<text:tab/>0.0979952785205257<text:tab/>0.101020019074265<text:tab/>0.0959986064385136</text:p>
      <text:p text:style-name="P1">D2hgdh<text:tab/>3.87433535072438<text:tab/>2.93053296440752<text:tab/>2.44917472376865<text:tab/>8.46282097726727<text:tab/>6.99240725189711</text:p>
      <text:p text:style-name="P1">Daam1<text:tab/>7.13690525710253<text:tab/>8.56360998419675<text:tab/>7.90963132373178<text:tab/>5.61233526133507<text:tab/>6.20709229183574</text:p>
      <text:p text:style-name="P1">Dab1<text:tab/>0.103933771121142<text:tab/>0.10330493628222<text:tab/>0.0979952785205257<text:tab/>0.101020019074265<text:tab/>0.0959986064385136</text:p>
      <text:p text:style-name="P1">Dab2<text:tab/>11.5241547045557<text:tab/>5.78361734465847<text:tab/>5.35653752105866<text:tab/>14.9131492529136<text:tab/>8.32004014873948</text:p>
      <text:p text:style-name="P1">Dab2ip<text:tab/>13.4361029596447<text:tab/>9.93279880453232<text:tab/>7.55970500427406<text:tab/>21.0755478320432<text:tab/>6.86618740956366</text:p>
      <text:p text:style-name="P1">Dact2<text:tab/>0.104157696139187<text:tab/>0.103659072309129<text:tab/>0.0980973842901673<text:tab/>0.109883042585115<text:tab/>0.0960409906260945</text:p>
      <text:p text:style-name="P1">Dact3<text:tab/>16.1859287646772<text:tab/>9.96539461693717<text:tab/>16.2158070723276<text:tab/>28.4652577155318<text:tab/>12.8799886117488</text:p>
      <text:p text:style-name="P1">Dad1<text:tab/>166.694743661446<text:tab/>210.707443832476<text:tab/>189.387349350633<text:tab/>320.54961219758<text:tab/>197.959587379939</text:p>
      <text:p text:style-name="P1">Dag1<text:tab/>76.7148134572626<text:tab/>73.2253377941884<text:tab/>89.4983666088801<text:tab/>130.006702286575<text:tab/>88.5254758918867</text:p>
      <text:p text:style-name="P1">Dagla<text:tab/>0.278554091791654<text:tab/>0.296789116800738<text:tab/>0.363062735704536<text:tab/>2.1077250072133<text:tab/>0.386141026054001</text:p>
      <text:p text:style-name="P1">Daglb<text:tab/>6.32479558935935<text:tab/>5.33492154278829<text:tab/>8.76376238966688<text:tab/>10.7051737560959<text:tab/>11.996749070602</text:p>
      <text:p text:style-name="P1">Dalrd3<text:tab/>17.5661599886008<text:tab/>16.3377315919351<text:tab/>12.0546883509838<text:tab/>39.3413274002247<text:tab/>24.0892833887001</text:p>
      <text:p text:style-name="P1">Dao<text:tab/>0.118954304574875<text:tab/>1.44013812851556<text:tab/>0.0922037295331937<text:tab/>0.101733618535379<text:tab/>0.148666109385395</text:p>
      <text:p text:style-name="P1">Dap<text:tab/>208.317153459605<text:tab/>245.671849213781<text:tab/>141.155219830521<text:tab/>484.634817777475<text:tab/>159.446236988702</text:p>
      <text:p text:style-name="P1">Dap3<text:tab/>41.0222746227873<text:tab/>34.9396952319314<text:tab/>36.5296285039299<text:tab/>57.6342950044146<text:tab/>42.5668448544452</text:p>
      <text:p text:style-name="P1">Dapk1<text:tab/>0.103809730252689<text:tab/>0.103275134179238<text:tab/>0.0978743058445394<text:tab/>0.105745957139453<text:tab/>0.0958423171044806</text:p>
      <text:p text:style-name="P1">Dapk2<text:tab/>0.149224806756371<text:tab/>0.337477560341298<text:tab/>0.579100030290864<text:tab/>2.30793206181187<text:tab/>0.489686901840551</text:p>
      <text:p text:style-name="P1">Dapk3<text:tab/>37.830486030724<text:tab/>35.4438804148397<text:tab/>18.242895588428<text:tab/>62.3163643462078<text:tab/>62.1105337118443</text:p>
      <text:p text:style-name="P1">Dapl1<text:tab/>0.103933771121142<text:tab/>0.10330493628222<text:tab/>0.0979952785205257<text:tab/>0.101020019074265<text:tab/>0.0959986064385136</text:p>
      <text:p text:style-name="P1">Dapp1<text:tab/>0.636981608971466<text:tab/>0.221674308777292<text:tab/>0.206647289140661<text:tab/>0.747760134368586<text:tab/>0.151088471676092</text:p>
      <text:p text:style-name="P1">Dars<text:tab/>79.1659166844593<text:tab/>76.4998667074329<text:tab/>34.0455774772728<text:tab/>91.9438395897744<text:tab/>68.617073440981</text:p>
      <text:p text:style-name="P1">Dars2<text:tab/>5.78142449819579<text:tab/>1.60326874023601<text:tab/>0.751891492902536<text:tab/>7.02395279847419<text:tab/>3.88219318156229</text:p>
      <text:p text:style-name="P1">Daw1<text:tab/>0.103933771121142<text:tab/>0.10330493628222<text:tab/>0.0979952785205257<text:tab/>0.101020019074265<text:tab/>0.0959986064385136</text:p>
      <text:p text:style-name="P1">Daxx<text:tab/>15.8670227493491<text:tab/>24.7297223640072<text:tab/>12.5603106748537<text:tab/>17.8072379387497<text:tab/>12.9608873584276</text:p>
      <text:p text:style-name="P1">Dazap1<text:tab/>56.8016031407082<text:tab/>72.5891442643164<text:tab/>59.6631465611268<text:tab/>83.3122935093234<text:tab/>90.6065041099514</text:p>
      <text:p text:style-name="P1">Dazap2<text:tab/>94.9943502875011<text:tab/>90.1506084538923<text:tab/>61.1041942618359<text:tab/>109.060982833866<text:tab/>78.0072147966864</text:p>
      <text:p text:style-name="P1">Dazl<text:tab/>0.103933771121142<text:tab/>0.10330493628222<text:tab/>0.0979952785205257<text:tab/>0.101020019074265<text:tab/>0.0959986064385136</text:p>
      <text:p text:style-name="P1">Dbf4<text:tab/>3.00620858193474<text:tab/>1.56728289073385<text:tab/>1.99553582482512<text:tab/>0.907084879500254<text:tab/>0.806998743793586</text:p>
      <text:p text:style-name="P1">Dbh<text:tab/>0.104909707103319<text:tab/>0.196247840070259<text:tab/>0.0985080963561351<text:tab/>0.124249240683146<text:tab/>0.0961799413890306</text:p>
      <text:p text:style-name="P1">Dbi<text:tab/>512.54286569059<text:tab/>629.238550068625<text:tab/>564.695111862396<text:tab/>1175.43403788032<text:tab/>607.339388090085</text:p>
      <text:p text:style-name="P1">Dbil5<text:tab/>0.967091285661272<text:tab/>0.723335762138544<text:tab/>0.0986827144609904<text:tab/>0.1130607314308<text:tab/>0.176761472351575</text:p>
      <text:p text:style-name="P1">Dbn1<text:tab/>65.6330269255237<text:tab/>70.9466414509832<text:tab/>55.3340898913946<text:tab/>89.1571080050904<text:tab/>24.0954867563762</text:p>
      <text:p text:style-name="P1">Dbndd1<text:tab/>0.17358010180993<text:tab/>0.120553673156903<text:tab/>0.0928769811315149<text:tab/>0.767922742348171<text:tab/>0.169872426827869</text:p>
      <text:p text:style-name="P1">Dbndd2<text:tab/>86.4928912343596<text:tab/>113.035424677389<text:tab/>40.5125233964953<text:tab/>120.422107072354<text:tab/>40.0346664887582</text:p>
      <text:p text:style-name="P1">Dbnl<text:tab/>61.631847791235<text:tab/>60.7686714192149<text:tab/>53.5882907138457<text:tab/>79.3802273661667<text:tab/>71.0776218173391</text:p>
      <text:p text:style-name="P1">Dbp<text:tab/>18.0445184655623<text:tab/>5.14165998117821<text:tab/>3.2542772027825<text:tab/>43.7768633958428<text:tab/>13.3397660770072</text:p>
      <text:p text:style-name="P1">Dbr1<text:tab/>10.3679075089393<text:tab/>10.5302184276007<text:tab/>15.8094987782482<text:tab/>12.782986578902<text:tab/>18.2632547150044</text:p>
      <text:p text:style-name="P1">Dbt<text:tab/>21.5342025733878<text:tab/>13.3487840431351<text:tab/>19.5326480077758<text:tab/>22.3011826890497<text:tab/>15.3872548697041</text:p>
      <text:p text:style-name="P1">Dbx1<text:tab/>0.103933771121142<text:tab/>0.10330493628222<text:tab/>0.0979952785205257<text:tab/>0.101020019074265<text:tab/>0.0959986064385136</text:p>
      <text:p text:style-name="P1">Dcaf10<text:tab/>4.53666753588356<text:tab/>6.6622744280298<text:tab/>6.28806441542465<text:tab/>6.52885513956684<text:tab/>4.71360339948453</text:p>
      <text:p text:style-name="P1">Dcaf11<text:tab/>33.9032665832617<text:tab/>28.1066729142497<text:tab/>23.7688054460183<text:tab/>49.8112648241508<text:tab/>29.8958071043568</text:p>
      <text:p text:style-name="P1">Dcaf12<text:tab/>0.103933771121142<text:tab/>0.10330493628222<text:tab/>0.0979952785205257<text:tab/>0.101020019074265<text:tab/>0.0959986064385136</text:p>
      <text:p text:style-name="P1">Dcaf13<text:tab/>29.8961760188698<text:tab/>35.813640281361<text:tab/>22.8947335738762<text:tab/>46.3116381945598<text:tab/>37.6261817556439</text:p>
      <text:p text:style-name="P1">Dcaf15<text:tab/>9.04423828287351<text:tab/>8.94607387929827<text:tab/>4.07175332967562<text:tab/>11.3684141178062<text:tab/>8.28370417230955</text:p>
      <text:p text:style-name="P1">Dcaf17<text:tab/>10.1267749988798<text:tab/>9.16465395146124<text:tab/>2.1449476510362<text:tab/>8.37610687705679<text:tab/>3.91477099162036</text:p>
      <text:p text:style-name="P1">Dcaf4<text:tab/>6.05449197096385<text:tab/>3.03014808651824<text:tab/>2.39434654892885<text:tab/>9.79325183041194<text:tab/>3.42494820641508</text:p>
      <text:p text:style-name="P1">Dcaf5<text:tab/>8.81502448696232<text:tab/>10.9983933515724<text:tab/>7.77993290769055<text:tab/>13.5031297830267<text:tab/>6.68079183362921</text:p>
      <text:p text:style-name="P1">Dcaf6<text:tab/>20.3292146481033<text:tab/>22.4618098365651<text:tab/>18.8690199051459<text:tab/>25.328321667861<text:tab/>17.6895440197281</text:p>
      <text:p text:style-name="P1">Dcaf7<text:tab/>10.5762993404301<text:tab/>8.02665597790615<text:tab/>10.0584940362927<text:tab/>15.1723084859029<text:tab/>14.7665150656624</text:p>
      <text:p text:style-name="P1">Dcaf8<text:tab/>24.393270579665<text:tab/>12.4868911880107<text:tab/>10.0395323745025<text:tab/>29.5000421674572<text:tab/>16.8986858238178</text:p>
      <text:p text:style-name="P1">Dcakd<text:tab/>35.4441055779105<text:tab/>31.6440826903163<text:tab/>39.6482465046517<text:tab/>59.5104622835564<text:tab/>53.6273957441291</text:p>
      <text:p text:style-name="P1">Dcbld2<text:tab/>16.3545357804611<text:tab/>20.3191840374447<text:tab/>31.7443524771273<text:tab/>27.1753495967128<text:tab/>38.2774468293856</text:p>
      <text:p text:style-name="P1">Dcc<text:tab/>0.103933771121142<text:tab/>0.10330493628222<text:tab/>0.0979952785205257<text:tab/>0.101020019074265<text:tab/>0.0959986064385136</text:p>
      <text:p text:style-name="P1">Dcdc2<text:tab/>3.57371982986687<text:tab/>2.99902227319231<text:tab/>0.517473029610385<text:tab/>0.935196059880631<text:tab/>0.10627390624307</text:p>
      <text:p text:style-name="P1">Dcdc2c<text:tab/>0.103933771121142<text:tab/>0.10330493628222<text:tab/>0.0979952785205257<text:tab/>0.101020019074265<text:tab/>0.0959986064385136</text:p>
      <text:p text:style-name="P1">Dcdc5<text:tab/>0.104669831177834<text:tab/>0.166124267168804<text:tab/>0.128909981853567<text:tab/>0.103310054514042<text:tab/>0.0958022931357727</text:p>
      <text:p text:style-name="P1">Dchs1<text:tab/>0.1084024273928<text:tab/>0.107061900491319<text:tab/>0.147517589383707<text:tab/>0.107703169851529<text:tab/>0.0949731166208806</text:p>
      <text:p text:style-name="P1">Dck<text:tab/>7.13781231262674<text:tab/>5.46366813073023<text:tab/>3.22816831951343<text:tab/>4.76743416195584<text:tab/>3.4489334736881</text:p>
      <text:p text:style-name="P1">Dclk1<text:tab/>31.9868671199705<text:tab/>20.7292617549742<text:tab/>20.9603708326736<text:tab/>18.9337986686749<text:tab/>6.70778779793982</text:p>
      <text:p text:style-name="P1">Dclk2<text:tab/>0.798998183138095<text:tab/>0.507382500527407<text:tab/>0.194931000940874<text:tab/>0.494907630380635<text:tab/>0.213267570750769</text:p>
      <text:p text:style-name="P1">Dclk3<text:tab/>0.113593034357411<text:tab/>0.103445846001313<text:tab/>0.0980195082102987<text:tab/>0.101174966183599<text:tab/>0.0959531401024883</text:p>
      <text:p text:style-name="P1">Dclre1a<text:tab/>5.91487941739023<text:tab/>4.7701086143582<text:tab/>1.38382886865931<text:tab/>6.29357877362873<text:tab/>2.81965925377521</text:p>
      <text:p text:style-name="P1">Dclre1b<text:tab/>6.53286235396071<text:tab/>6.28670321596691<text:tab/>4.70774227157688<text:tab/>5.61228849312882<text:tab/>5.84684993907037</text:p>
      <text:p text:style-name="P1">Dclre1c<text:tab/>4.64211505722907<text:tab/>2.16671805976925<text:tab/>2.41417154625497<text:tab/>4.97981437726338<text:tab/>4.8248163485119</text:p>
      <text:p text:style-name="P1">Dcm5<text:tab/>0.103933771121142<text:tab/>0.10330493628222<text:tab/>0.0979952785205257<text:tab/>0.101020019074265<text:tab/>0.0959986064385136</text:p>
      <text:p text:style-name="P1">Dcn<text:tab/>0.104839684024388<text:tab/>0.104836066871294<text:tab/>0.117928394145183<text:tab/>0.132486131109334<text:tab/>0.0962052878824307</text:p>
      <text:p text:style-name="P1">Dcp1a<text:tab/>10.5990543230267<text:tab/>13.692328920176<text:tab/>9.21301462253743<text:tab/>9.89786984027824<text:tab/>6.99527379986343</text:p>
      <text:p text:style-name="P1">Dcp2<text:tab/>0.103448587694284<text:tab/>0.444652906049705<text:tab/>0.169883057700674<text:tab/>0.234783819276213<text:tab/>0.0937797076919054</text:p>
      <text:p text:style-name="P1">Dcps<text:tab/>21.7847718178809<text:tab/>16.0363074764139<text:tab/>6.67545931471008<text:tab/>26.2009002032184<text:tab/>20.3337191796842</text:p>
      <text:p text:style-name="P1">Dctd<text:tab/>17.442214956493<text:tab/>11.8848663801312<text:tab/>2.65214438446505<text:tab/>13.6476098554197<text:tab/>1.07101431430126</text:p>
      <text:p text:style-name="P1">Dctn1<text:tab/>43.4636185699354<text:tab/>35.9667178286662<text:tab/>35.1928394078772<text:tab/>61.9824119860083<text:tab/>50.376872819609</text:p>
      <text:p text:style-name="P1">Dctn2<text:tab/>154.635290993072<text:tab/>163.354622354635<text:tab/>123.230803105871<text:tab/>233.541383208992<text:tab/>177.463670467762</text:p>
      <text:p text:style-name="P1">Dctn3<text:tab/>35.7113512666334<text:tab/>40.3269527089208<text:tab/>31.8926457782419<text:tab/>44.16466113001<text:tab/>43.0963877428256</text:p>
      <text:p text:style-name="P1">Dctn4<text:tab/>33.1741966937614<text:tab/>35.8203713590159<text:tab/>23.5751974872539<text:tab/>48.0661345118545<text:tab/>37.4786972166848</text:p>
      <text:p text:style-name="P1">Dctn5<text:tab/>36.1445183282342<text:tab/>26.9880197076203<text:tab/>17.6858442445525<text:tab/>51.2107272297342<text:tab/>33.584625976086</text:p>
      <text:p text:style-name="P1">Dctn6<text:tab/>61.7991972957149<text:tab/>52.8567325983355<text:tab/>46.0658672131551<text:tab/>73.9327566752354<text:tab/>54.1728486668381</text:p>
      <text:p text:style-name="P1">Dctpp1<text:tab/>20.4716684167497<text:tab/>14.5141802815005<text:tab/>11.1664279552559<text:tab/>14.820301604073<text:tab/>5.65029478645444</text:p>
      <text:p text:style-name="P1">Dcun1d1<text:tab/>6.92904516212885<text:tab/>5.24454348120531<text:tab/>3.37022540412541<text:tab/>4.29216661504659<text:tab/>4.46174218628279</text:p>
      <text:p text:style-name="P1">Dcun1d2<text:tab/>0.102273977180413<text:tab/>0.188788481688872<text:tab/>0.157187597912279<text:tab/>0.766215220508631<text:tab/>0.259086589543283</text:p>
      <text:p text:style-name="P1">Dcun1d3<text:tab/>2.95907344609448<text:tab/>15.5278782751798<text:tab/>12.8475824910369<text:tab/>8.45757585757707<text:tab/>7.91067364976097</text:p>
      <text:p text:style-name="P1">Dcun1d4<text:tab/>4.78513602713708<text:tab/>8.23047948998816<text:tab/>7.93727703928664<text:tab/>9.1954408005964<text:tab/>3.94007246557676</text:p>
      <text:p text:style-name="P1">Dcun1d5<text:tab/>56.7026157848815<text:tab/>91.4330815515979<text:tab/>52.0844647774413<text:tab/>76.0135607756116<text:tab/>67.6947968101028</text:p>
      <text:p text:style-name="P1">Dcx<text:tab/>0.103933771121142<text:tab/>0.10330493628222<text:tab/>0.0979952785205257<text:tab/>0.101020019074265<text:tab/>0.0959986064385136</text:p>
      <text:p text:style-name="P1">Dcxr<text:tab/>14.3376362509372<text:tab/>15.5606646571135<text:tab/>11.9369252358873<text:tab/>19.6096161697173<text:tab/>8.98741029276189</text:p>
      <text:p text:style-name="P1">Dda1<text:tab/>31.221728637482<text:tab/>47.3934173568549<text:tab/>35.1763592192559<text:tab/>42.096276378957<text:tab/>46.4506390750669</text:p>
      <text:p text:style-name="P1">Ddah1<text:tab/>39.0784361970911<text:tab/>49.2405738527524<text:tab/>31.6044189572111<text:tab/>33.9564836169358<text:tab/>18.7469305250918</text:p>
      <text:p text:style-name="P1">Ddah2<text:tab/>68.9745303444758<text:tab/>63.7409687813846<text:tab/>48.2886424629547<text:tab/>40.7746263375465<text:tab/>10.6275351774083</text:p>
      <text:p text:style-name="P1">Ddb1<text:tab/>213.820400929058<text:tab/>212.399691706911<text:tab/>155.580636807263<text:tab/>230.329343830655<text:tab/>156.669185013384</text:p>
      <text:p text:style-name="P1">Ddb2<text:tab/>1.48196052829886<text:tab/>0.668532484584059<text:tab/>0.582708954174239<text:tab/>2.12761553816498<text:tab/>0.435886280821336</text:p>
      <text:p text:style-name="P1">Ddc<text:tab/>0.103790529131963<text:tab/>0.103270543044619<text:tab/>0.0978565201013483<text:tab/>0.106501191876349<text:tab/>0.0958194054143514</text:p>
      <text:p text:style-name="P1">Ddhd1<text:tab/>5.01803547102026<text:tab/>5.11063900758024<text:tab/>9.44135273083662<text:tab/>5.64664653112461<text:tab/>7.13591494447553</text:p>
      <text:p text:style-name="P1">Ddi1<text:tab/>0.226051594329472<text:tab/>0.119059343642919<text:tab/>0.163206874571007<text:tab/>0.104442294464581<text:tab/>0.0959342413699132</text:p>
      <text:p text:style-name="P1">Ddi2<text:tab/>8.68577290436818<text:tab/>15.2967248598527<text:tab/>13.7996633099647<text:tab/>21.1818025282055<text:tab/>27.2914641759919</text:p>
      <text:p text:style-name="P1">Ddias<text:tab/>2.28400636773054<text:tab/>0.957514839274882<text:tab/>1.2754555613419<text:tab/>1.18671975461092<text:tab/>0.390538306190241</text:p>
      <text:p text:style-name="P1">Ddit3<text:tab/>41.2355528029353<text:tab/>56.5170128462269<text:tab/>100.236718306478<text:tab/>88.3131892821829<text:tab/>597.889590297419</text:p>
      <text:p text:style-name="P1">Ddit4<text:tab/>10.3183149380497<text:tab/>8.03467904184277<text:tab/>11.744790237831<text:tab/>60.2538818263949<text:tab/>41.4917302721254</text:p>
      <text:p text:style-name="P1">Ddit4l2<text:tab/>13.4632949261474<text:tab/>1.87877314332241<text:tab/>0.76807858899797<text:tab/>4.04557174419547<text:tab/>0.525105908014262</text:p>
      <text:p text:style-name="P1">Ddn<text:tab/>0.166181787579674<text:tab/>1.07191608412803<text:tab/>0.100257404550439<text:tab/>0.152777693768933<text:tab/>0.0943615021548597</text:p>
      <text:p text:style-name="P1">Ddo<text:tab/>0.102325176956617<text:tab/>0.102921124973917<text:tab/>0.0968070248600935<text:tab/>0.199266137904695<text:tab/>0.0944956532953998</text:p>
      <text:p text:style-name="P1">Ddost<text:tab/>160.085885422365<text:tab/>176.481345099435<text:tab/>149.441977775795<text:tab/>272.811852258281<text:tab/>158.628815568292</text:p>
      <text:p text:style-name="P1">Ddr1<text:tab/>39.956845344511<text:tab/>48.8453703985143<text:tab/>21.3109651893645<text:tab/>65.7193833943919<text:tab/>16.0392219973788</text:p>
      <text:p text:style-name="P1">Ddr2<text:tab/>36.5512843268849<text:tab/>40.6710762305621<text:tab/>13.2689708446982<text:tab/>63.2153264832024<text:tab/>20.7426158260432</text:p>
      <text:p text:style-name="P1">Ddrgk1<text:tab/>34.3866561259042<text:tab/>38.2140974437173<text:tab/>32.7521003259151<text:tab/>66.7307194965925<text:tab/>79.0167711571181</text:p>
      <text:p text:style-name="P1">Ddt<text:tab/>103.481362148846<text:tab/>102.615150431401<text:tab/>91.5521523815322<text:tab/>161.338381726028<text:tab/>108.092332903963</text:p>
      <text:p text:style-name="P1">Ddx1<text:tab/>73.3812995302836<text:tab/>95.7748352208079<text:tab/>56.8225102801453<text:tab/>141.198765641041<text:tab/>78.0956370991026</text:p>
      <text:p text:style-name="P1">Ddx10<text:tab/>11.4596636831159<text:tab/>6.60636887204419<text:tab/>7.87028722410796<text:tab/>11.9556242171721<text:tab/>11.3311259128531</text:p>
      <text:p text:style-name="P1">Ddx17<text:tab/>93.735260167878<text:tab/>74.2053429774302<text:tab/>49.6190308325367<text:tab/>103.801805759538<text:tab/>65.0069582774622</text:p>
      <text:p text:style-name="P1">Ddx18<text:tab/>22.8776534575177<text:tab/>43.535053268169<text:tab/>36.5120519618232<text:tab/>32.6813858186248<text:tab/>35.2541901915333</text:p>
      <text:p text:style-name="P1">Ddx19a<text:tab/>13.4002087153549<text:tab/>12.2410451717276<text:tab/>12.4510173729523<text:tab/>16.8608817065901<text:tab/>18.0852175164178</text:p>
      <text:p text:style-name="P1">Ddx19b<text:tab/>4.36675817311227<text:tab/>4.45352187270084<text:tab/>3.22883487625374<text:tab/>4.90529473653712<text:tab/>4.42240453195207</text:p>
      <text:p text:style-name="P1">Ddx20<text:tab/>12.0584437577888<text:tab/>10.719175136015<text:tab/>9.5678016429105<text:tab/>9.77225215234331<text:tab/>9.42898195372807</text:p>
      <text:p text:style-name="P1">Ddx21<text:tab/>48.2472323258504<text:tab/>87.9696898413905<text:tab/>79.4978110604859<text:tab/>51.4291267974607<text:tab/>91.5745749109393</text:p>
      <text:p text:style-name="P1">Ddx23<text:tab/>42.5048121813338<text:tab/>39.1009838643454<text:tab/>18.6767455063792<text:tab/>53.0227531506805<text:tab/>36.0393170469727</text:p>
      <text:p text:style-name="P1">Ddx24<text:tab/>28.793271324418<text:tab/>34.5263110958038<text:tab/>29.9806727433229<text:tab/>33.4469730229878<text:tab/>35.4366409544092</text:p>
      <text:p text:style-name="P1">Ddx25<text:tab/>0.153665001135551<text:tab/>0.40407981007047<text:tab/>0.679167509650778<text:tab/>1.25574088205477<text:tab/>0.470701988378087</text:p>
      <text:p text:style-name="P1">Ddx27<text:tab/>18.0031816258802<text:tab/>27.0442962281258<text:tab/>23.2255905651038<text:tab/>30.5471923340819<text:tab/>35.4052132119426</text:p>
      <text:p text:style-name="P1">Ddx28<text:tab/>3.40754245472179<text:tab/>2.85677765051085<text:tab/>4.93524970568914<text:tab/>7.02832971333869<text:tab/>4.30870106737897</text:p>
      <text:p text:style-name="P1">Ddx3<text:tab/>23.9329491512312<text:tab/>33.5062102572037<text:tab/>23.3930505900375<text:tab/>30.2906464804082<text:tab/>23.859426330616</text:p>
      <text:p text:style-name="P1">Ddx31<text:tab/>6.6338429026293<text:tab/>9.2259646639217<text:tab/>5.20682241378958<text:tab/>9.27811283927094<text:tab/>8.39629189829073</text:p>
      <text:p text:style-name="P1">Ddx39a<text:tab/>36.2119880742082<text:tab/>66.8467482504817<text:tab/>45.4026172622594<text:tab/>70.6352095363975<text:tab/>64.398564035919</text:p>
      <text:p text:style-name="P1">Ddx39b<text:tab/>154.750015314818<text:tab/>162.77433950713<text:tab/>91.3889976441738<text:tab/>173.321867243602<text:tab/>141.283831125708</text:p>
      <text:p text:style-name="P1">Ddx3x<text:tab/>140.55661230471<text:tab/>215.226739578976<text:tab/>172.917922018856<text:tab/>167.594764222649<text:tab/>180.366533245711</text:p>
      <text:p text:style-name="P1">Ddx3y<text:tab/>0.204286527390088<text:tab/>0.291483165549356<text:tab/>0.289582154847638<text:tab/>0.225795625377487<text:tab/>0.143239959587191</text:p>
      <text:p text:style-name="P1">Ddx4<text:tab/>0.103933771121142<text:tab/>0.10330493628222<text:tab/>0.0979952785205257<text:tab/>0.101020019074265<text:tab/>0.0959986064385136</text:p>
      <text:p text:style-name="P1">Ddx41<text:tab/>10.5748707118432<text:tab/>24.4284328106645<text:tab/>19.6359053487919<text:tab/>31.1053057134186<text:tab/>28.2737216254332</text:p>
      <text:p text:style-name="P1">Ddx42<text:tab/>30.3449591337947<text:tab/>29.4634160855831<text:tab/>21.4388376834186<text:tab/>29.510121108329<text:tab/>21.3879139122748</text:p>
      <text:p text:style-name="P1">Ddx46<text:tab/>50.1796752253561<text:tab/>39.0131082345638<text:tab/>32.6709562174216<text:tab/>57.5509646572565<text:tab/>41.900885104629</text:p>
      <text:p text:style-name="P1">Ddx47<text:tab/>44.4668107076912<text:tab/>52.5182923465038<text:tab/>29.4468608632613<text:tab/>62.5806125437483<text:tab/>51.2622689837894</text:p>
      <text:p text:style-name="P1">Ddx49<text:tab/>45.8746596393364<text:tab/>58.0318729138567<text:tab/>59.7577408232721<text:tab/>58.0073762634012<text:tab/>58.3289060277588</text:p>
      <text:p text:style-name="P1">Ddx5<text:tab/>393.314301561852<text:tab/>661.871457727991<text:tab/>1064.17292075712<text:tab/>476.81920970691<text:tab/>532.123250500307</text:p>
      <text:p text:style-name="P1">Ddx50<text:tab/>29.4939033039506<text:tab/>37.2599495492619<text:tab/>25.9695300703348<text:tab/>39.2301509787307<text:tab/>23.8338953839412</text:p>
      <text:p text:style-name="P1">Ddx51<text:tab/>9.44055389360144<text:tab/>7.18199085948785<text:tab/>6.53302981052547<text:tab/>9.51124979323966<text:tab/>9.7732847119641</text:p>
      <text:p text:style-name="P1">Ddx52<text:tab/>15.4449314724525<text:tab/>13.7741392492567<text:tab/>7.95678517553992<text:tab/>25.6230275417372<text:tab/>12.6447467972217</text:p>
      <text:p text:style-name="P1">Ddx54<text:tab/>20.2827498974002<text:tab/>26.8066380633041<text:tab/>26.0610344671133<text:tab/>32.5903203822929<text:tab/>46.4139564356437</text:p>
      <text:p text:style-name="P1">Ddx55<text:tab/>12.8653056552435<text:tab/>10.1408822561002<text:tab/>7.07203036856309<text:tab/>14.2191975944196<text:tab/>16.4026205807968</text:p>
      <text:p text:style-name="P1">Ddx56<text:tab/>17.2520793823177<text:tab/>20.0317686334284<text:tab/>18.0935119987393<text:tab/>23.1959059879694<text:tab/>26.5323353882</text:p>
      <text:p text:style-name="P1">Ddx58<text:tab/>6.0344859342884<text:tab/>12.9033729373034<text:tab/>2.45454874523203<text:tab/>6.91105228550922<text:tab/>1.13178646657972</text:p>
      <text:p text:style-name="P1">Ddx59<text:tab/>6.03309001240724<text:tab/>3.11911260058147<text:tab/>5.13761955665706<text:tab/>6.87943244102803<text:tab/>10.6013334001594</text:p>
      <text:p text:style-name="P1">Ddx6<text:tab/>16.4139322051759<text:tab/>9.15666964778444<text:tab/>11.0227391776533<text:tab/>12.8561398126445<text:tab/>10.6904729913135</text:p>
      <text:p text:style-name="P1">Deaf1<text:tab/>18.9751331879515<text:tab/>15.9803614700005<text:tab/>10.5890212500383<text:tab/>21.5405336468031<text:tab/>10.9646879958438</text:p>
      <text:p text:style-name="P1">Dear<text:tab/>0.817410884711597<text:tab/>0.522088531394991<text:tab/>0.760741428348753<text:tab/>0.528779526437779<text:tab/>0.25529041506298</text:p>
      <text:p text:style-name="P1">Decr1<text:tab/>39.8618420697449<text:tab/>31.1183222942645<text:tab/>25.5106251977691<text:tab/>58.1645820736247<text:tab/>25.6617109134092</text:p>
      <text:p text:style-name="P1">Decr2<text:tab/>3.62031692532333<text:tab/>2.94361797051357<text:tab/>1.32337221741027<text:tab/>6.94473808393543<text:tab/>2.04157092538856</text:p>
      <text:p text:style-name="P1">Dedd<text:tab/>21.0678314385103<text:tab/>26.8726403737489<text:tab/>16.4550570338897<text:tab/>39.688488107238<text:tab/>18.8972548698334</text:p>
      <text:p text:style-name="P1">Def6<text:tab/>4.23284073121648<text:tab/>3.26253913934786<text:tab/>1.04239893688551<text:tab/>12.3351517550117<text:tab/>1.62024622874525</text:p>
      <text:p text:style-name="P1">Def8<text:tab/>7.4495234017942<text:tab/>5.08594587245417<text:tab/>3.33143164489416<text:tab/>9.9513202202368<text:tab/>6.02903896510112</text:p>
      <text:p text:style-name="P1">Defa10<text:tab/>0.103933771121142<text:tab/>0.10330493628222<text:tab/>0.0979952785205257<text:tab/>0.101020019074265<text:tab/>0.0959986064385136</text:p>
      <text:p text:style-name="P1">Defa11<text:tab/>0.103933771121142<text:tab/>0.10330493628222<text:tab/>0.0979952785205257<text:tab/>0.101020019074265<text:tab/>0.0959986064385136</text:p>
      <text:p text:style-name="P1">Defa24<text:tab/>0.103933771121142<text:tab/>0.10330493628222<text:tab/>0.0979952785205257<text:tab/>0.101020019074265<text:tab/>0.0959986064385136</text:p>
      <text:p text:style-name="P1">Defa5<text:tab/>0.103933771121142<text:tab/>0.10330493628222<text:tab/>0.0979952785205257<text:tab/>0.101020019074265<text:tab/>0.0959986064385136</text:p>
      <text:p text:style-name="P1">Defa6<text:tab/>0.103933771121142<text:tab/>0.10330493628222<text:tab/>0.0979952785205257<text:tab/>0.101020019074265<text:tab/>0.0959986064385136</text:p>
      <text:p text:style-name="P1">Defa7<text:tab/>0.103933771121142<text:tab/>0.10330493628222<text:tab/>0.0979952785205257<text:tab/>0.101020019074265<text:tab/>0.0959986064385136</text:p>
      <text:p text:style-name="P1">Defa8<text:tab/>0.103933771121142<text:tab/>0.10330493628222<text:tab/>0.0979952785205257<text:tab/>0.101020019074265<text:tab/>0.0959986064385136</text:p>
      <text:p text:style-name="P1">Defa9<text:tab/>0.103933771121142<text:tab/>0.10330493628222<text:tab/>0.0979952785205257<text:tab/>0.101020019074265<text:tab/>0.0959986064385136</text:p>
      <text:p text:style-name="P1">Defal1<text:tab/>0.103933771121142<text:tab/>0.10330493628222<text:tab/>0.0979952785205257<text:tab/>0.101020019074265<text:tab/>0.0959986064385136</text:p>
      <text:p text:style-name="P1">Defb1<text:tab/>0.103933771121142<text:tab/>0.10330493628222<text:tab/>0.0979952785205257<text:tab/>0.101020019074265<text:tab/>0.0959986064385136</text:p>
      <text:p text:style-name="P1">Defb10<text:tab/>0.103933771121142<text:tab/>0.10330493628222<text:tab/>0.0979952785205257<text:tab/>0.101020019074265<text:tab/>0.0959986064385136</text:p>
      <text:p text:style-name="P1">Defb11<text:tab/>0.103933771121142<text:tab/>0.10330493628222<text:tab/>0.0979952785205257<text:tab/>0.101020019074265<text:tab/>0.0959986064385136</text:p>
      <text:p text:style-name="P1">Defb12<text:tab/>0.103933771121142<text:tab/>0.10330493628222<text:tab/>0.0979952785205257<text:tab/>0.101020019074265<text:tab/>0.0959986064385136</text:p>
      <text:p text:style-name="P1">Defb13<text:tab/>0.103933771121142<text:tab/>0.10330493628222<text:tab/>0.0979952785205257<text:tab/>0.101020019074265<text:tab/>0.0959986064385136</text:p>
      <text:p text:style-name="P1">Defb14<text:tab/>0.103933771121142<text:tab/>0.10330493628222<text:tab/>0.0979952785205257<text:tab/>0.101020019074265<text:tab/>0.0959986064385136</text:p>
      <text:p text:style-name="P1">Defb15<text:tab/>0.103933771121142<text:tab/>0.10330493628222<text:tab/>0.0979952785205257<text:tab/>0.101020019074265<text:tab/>0.0959986064385136</text:p>
      <text:p text:style-name="P1">Defb16-ps<text:tab/>0.103933771121142<text:tab/>0.10330493628222<text:tab/>0.0979952785205257<text:tab/>0.101020019074265<text:tab/>0.0959986064385136</text:p>
      <text:p text:style-name="P1">Defb17<text:tab/>0.103933771121142<text:tab/>0.10330493628222<text:tab/>0.0979952785205257<text:tab/>0.101020019074265<text:tab/>0.0959986064385136</text:p>
      <text:p text:style-name="P1">Defb18<text:tab/>0.103933771121142<text:tab/>0.10330493628222<text:tab/>0.0979952785205257<text:tab/>0.101020019074265<text:tab/>0.0959986064385136</text:p>
      <text:p text:style-name="P1">Defb2<text:tab/>0.103933771121142<text:tab/>0.10330493628222<text:tab/>0.0979952785205257<text:tab/>0.101020019074265<text:tab/>0.0959986064385136</text:p>
      <text:p text:style-name="P1">Defb20<text:tab/>0.103933771121142<text:tab/>0.10330493628222<text:tab/>0.0979952785205257<text:tab/>0.101020019074265<text:tab/>0.0959986064385136</text:p>
      <text:p text:style-name="P1">Defb21<text:tab/>0.103933771121142<text:tab/>0.10330493628222<text:tab/>0.0979952785205257<text:tab/>0.101020019074265<text:tab/>0.0959986064385136</text:p>
      <text:p text:style-name="P1">Defb22<text:tab/>0.103933771121142<text:tab/>0.10330493628222<text:tab/>0.0979952785205257<text:tab/>0.101020019074265<text:tab/>0.0959986064385136</text:p>
      <text:p text:style-name="P1">Defb23<text:tab/>0.103933771121142<text:tab/>0.10330493628222<text:tab/>0.0979952785205257<text:tab/>0.101020019074265<text:tab/>0.0959986064385136</text:p>
      <text:p text:style-name="P1">Defb24<text:tab/>0.103933771121142<text:tab/>0.10330493628222<text:tab/>0.0979952785205257<text:tab/>0.101020019074265<text:tab/>0.0959986064385136</text:p>
      <text:p text:style-name="P1">Defb25<text:tab/>0.103933771121142<text:tab/>0.10330493628222<text:tab/>0.0979952785205257<text:tab/>0.101020019074265<text:tab/>0.0959986064385136</text:p>
      <text:p text:style-name="P1">Defb26<text:tab/>0.103933771121142<text:tab/>0.10330493628222<text:tab/>0.0979952785205257<text:tab/>0.101020019074265<text:tab/>0.0959986064385136</text:p>
      <text:p text:style-name="P1">Defb27<text:tab/>0.103933771121142<text:tab/>0.10330493628222<text:tab/>0.0979952785205257<text:tab/>0.101020019074265<text:tab/>0.0959986064385136</text:p>
      <text:p text:style-name="P1">Defb29<text:tab/>0.103933771121142<text:tab/>0.10330493628222<text:tab/>0.0979952785205257<text:tab/>0.101020019074265<text:tab/>0.0959986064385136</text:p>
      <text:p text:style-name="P1">Defb3<text:tab/>0.103933771121142<text:tab/>0.10330493628222<text:tab/>0.0979952785205257<text:tab/>0.101020019074265<text:tab/>0.0959986064385136</text:p>
      <text:p text:style-name="P1">Defb30<text:tab/>0.103933771121142<text:tab/>0.10330493628222<text:tab/>0.0979952785205257<text:tab/>0.101020019074265<text:tab/>0.0959986064385136</text:p>
      <text:p text:style-name="P1">Defb33<text:tab/>0.103933771121142<text:tab/>0.10330493628222<text:tab/>0.0979952785205257<text:tab/>0.101020019074265<text:tab/>0.0959986064385136</text:p>
      <text:p text:style-name="P1">Defb36<text:tab/>0.103933771121142<text:tab/>0.10330493628222<text:tab/>0.0979952785205257<text:tab/>0.101020019074265<text:tab/>0.0959986064385136</text:p>
      <text:p text:style-name="P1">Defb37<text:tab/>0.103933771121142<text:tab/>0.10330493628222<text:tab/>0.0979952785205257<text:tab/>0.101020019074265<text:tab/>0.0959986064385136</text:p>
      <text:p text:style-name="P1">Defb38<text:tab/>0.103933771121142<text:tab/>0.10330493628222<text:tab/>0.0979952785205257<text:tab/>0.101020019074265<text:tab/>0.0959986064385136</text:p>
      <text:p text:style-name="P1">Defb39<text:tab/>0.103933771121142<text:tab/>0.10330493628222<text:tab/>0.0979952785205257<text:tab/>0.101020019074265<text:tab/>0.0959986064385136</text:p>
      <text:p text:style-name="P1">Defb4<text:tab/>0.103933771121142<text:tab/>0.10330493628222<text:tab/>0.0979952785205257<text:tab/>0.101020019074265<text:tab/>0.0959986064385136</text:p>
      <text:p text:style-name="P1">Defb40<text:tab/>0.103933771121142<text:tab/>0.10330493628222<text:tab/>0.0979952785205257<text:tab/>0.101020019074265<text:tab/>0.0959986064385136</text:p>
      <text:p text:style-name="P1">Defb41<text:tab/>0.103933771121142<text:tab/>0.10330493628222<text:tab/>0.0979952785205257<text:tab/>0.101020019074265<text:tab/>0.0959986064385136</text:p>
      <text:p text:style-name="P1">Defb42<text:tab/>0.103933771121142<text:tab/>0.10330493628222<text:tab/>0.0979952785205257<text:tab/>0.101020019074265<text:tab/>0.0959986064385136</text:p>
      <text:p text:style-name="P1">Defb43<text:tab/>0.103933771121142<text:tab/>0.10330493628222<text:tab/>0.0979952785205257<text:tab/>0.101020019074265<text:tab/>0.0959986064385136</text:p>
      <text:p text:style-name="P1">Defb44<text:tab/>0.103933771121142<text:tab/>0.10330493628222<text:tab/>0.0979952785205257<text:tab/>0.101020019074265<text:tab/>0.0959986064385136</text:p>
      <text:p text:style-name="P1">Defb49<text:tab/>0.103933771121142<text:tab/>0.10330493628222<text:tab/>0.0979952785205257<text:tab/>0.101020019074265<text:tab/>0.0959986064385136</text:p>
      <text:p text:style-name="P1">Defb5<text:tab/>0.103933771121142<text:tab/>0.10330493628222<text:tab/>0.0979952785205257<text:tab/>0.101020019074265<text:tab/>0.0959986064385136</text:p>
      <text:p text:style-name="P1">Defb50<text:tab/>0.103933771121142<text:tab/>0.10330493628222<text:tab/>0.0979952785205257<text:tab/>0.101020019074265<text:tab/>0.0959986064385136</text:p>
      <text:p text:style-name="P1">Defb51<text:tab/>0.103933771121142<text:tab/>0.10330493628222<text:tab/>0.0979952785205257<text:tab/>0.101020019074265<text:tab/>0.0959986064385136</text:p>
      <text:p text:style-name="P1">Defb52<text:tab/>0.103933771121142<text:tab/>0.10330493628222<text:tab/>0.0979952785205257<text:tab/>0.101020019074265<text:tab/>0.0959986064385136</text:p>
      <text:p text:style-name="P1">Defb9<text:tab/>0.103933771121142<text:tab/>0.10330493628222<text:tab/>0.0979952785205257<text:tab/>0.101020019074265<text:tab/>0.0959986064385136</text:p>
      <text:p text:style-name="P1">Degs1<text:tab/>190.50059267039<text:tab/>217.362318396813<text:tab/>235.722306576452<text:tab/>197.061019360363<text:tab/>189.676941858027</text:p>
      <text:p text:style-name="P1">Degs2<text:tab/>0.187906011237836<text:tab/>0.110951754060901<text:tab/>0.220274084054557<text:tab/>0.110616181414233<text:tab/>0.389700429080324</text:p>
      <text:p text:style-name="P1">Dek<text:tab/>33.5506602255927<text:tab/>24.5953559668759<text:tab/>22.3322766751083<text:tab/>31.7529557359183<text:tab/>21.6864231457838</text:p>
      <text:p text:style-name="P1">Dennd1a<text:tab/>6.79814546908994<text:tab/>5.55165261035603<text:tab/>3.69345027140639<text:tab/>8.81739437605006<text:tab/>6.04007811142278</text:p>
      <text:p text:style-name="P1">Dennd1c<text:tab/>0.104092777172423<text:tab/>0.115425455769338<text:tab/>0.0980906924990644<text:tab/>0.101455631119913<text:tab/>0.0960302034229555</text:p>
      <text:p text:style-name="P1">Dennd2c<text:tab/>0.735536623373753<text:tab/>2.16099113928154<text:tab/>3.64354666552047<text:tab/>1.02315656648664<text:tab/>1.88645006852468</text:p>
      <text:p text:style-name="P1">Dennd2d<text:tab/>0.300303666573825<text:tab/>0.142037777763784<text:tab/>0.0984200533138051<text:tab/>0.103737582333293<text:tab/>0.0957097950855919</text:p>
      <text:p text:style-name="P1">Dennd5a<text:tab/>26.8469432627112<text:tab/>32.6049089275067<text:tab/>30.5788276939121<text:tab/>38.7203840696561<text:tab/>32.9292064720501</text:p>
      <text:p text:style-name="P1">Dennd6a<text:tab/>17.730737717857<text:tab/>7.27311228078023<text:tab/>8.90546808021822<text:tab/>14.9921863095<text:tab/>13.1014964684117</text:p>
      <text:p text:style-name="P1">Dennd6b<text:tab/>3.99887451756647<text:tab/>3.48278389289565<text:tab/>2.02224815869721<text:tab/>4.11657123151209<text:tab/>3.03883343780376</text:p>
      <text:p text:style-name="P1">Denr<text:tab/>77.5815876310435<text:tab/>67.2156045369176<text:tab/>86.7561427897494<text:tab/>110.666792027079<text:tab/>86.2469554562862</text:p>
      <text:p text:style-name="P1">Depdc1<text:tab/>8.15655288536052<text:tab/>3.33198287912189<text:tab/>1.24937638054381<text:tab/>2.1078716176557<text:tab/>0.228507436113214</text:p>
      <text:p text:style-name="P1">Depdc1b<text:tab/>4.36995033121301<text:tab/>1.3533540560819<text:tab/>0.909891915713698<text:tab/>0.623204308066379<text:tab/>0.185400405965732</text:p>
      <text:p text:style-name="P1">Depdc5<text:tab/>3.37872137786342<text:tab/>1.72217288043888<text:tab/>1.0336279642585<text:tab/>4.08028046599865<text:tab/>3.00047388331784</text:p>
      <text:p text:style-name="P1">Depdc7<text:tab/>4.35756360675826<text:tab/>2.15486313240335<text:tab/>15.0455076170672<text:tab/>3.10930976339903<text:tab/>6.83308828171664</text:p>
      <text:p text:style-name="P1">Derl1<text:tab/>39.6596652945212<text:tab/>45.7040387847927<text:tab/>33.542374213461<text:tab/>64.1143233923569<text:tab/>43.5264956601323</text:p>
      <text:p text:style-name="P1">Derl3<text:tab/>1.72588757960158<text:tab/>2.27586281261314<text:tab/>1.37455691886443<text:tab/>1.03725558794506<text:tab/>1.18475068192722</text:p>
      <text:p text:style-name="P1">Des<text:tab/>0.408366522292816<text:tab/>0.411640174769128<text:tab/>0.501208754970766<text:tab/>1.52317099165601<text:tab/>0.240217207942532</text:p>
      <text:p text:style-name="P1">Desi1<text:tab/>24.2871210258367<text:tab/>43.2011441259305<text:tab/>38.1037679374905<text:tab/>43.330826315374<text:tab/>35.689963852777</text:p>
      <text:p text:style-name="P1">Desi2<text:tab/>16.300276454906<text:tab/>22.277060972077<text:tab/>25.4887675249437<text:tab/>27.1121924212394<text:tab/>21.7968094467359</text:p>
      <text:p text:style-name="P1">Det1<text:tab/>3.35878761442876<text:tab/>2.17213189044885<text:tab/>0.879702427370307<text:tab/>6.25384114912024<text:tab/>2.79192278391199</text:p>
      <text:p text:style-name="P1">Dexi<text:tab/>14.2265638154054<text:tab/>15.9237530590056<text:tab/>35.7575386824156<text:tab/>23.1748959720383<text:tab/>23.4374298551476</text:p>
      <text:p text:style-name="P1">Dffa<text:tab/>7.13914582626214<text:tab/>11.507355618453<text:tab/>12.2097608488279<text:tab/>10.187735943304<text:tab/>10.8296992141325</text:p>
      <text:p text:style-name="P1">Dffb<text:tab/>5.50863689873873<text:tab/>10.0892339442171<text:tab/>5.36446390983737<text:tab/>7.74217227309322<text:tab/>4.04641068525545</text:p>
      <text:p text:style-name="P1">Dfna5<text:tab/>0.282821708748211<text:tab/>0.228490089998334<text:tab/>0.467724938080518<text:tab/>1.45413341314677<text:tab/>0.642437254422569</text:p>
      <text:p text:style-name="P1">Dfnb31<text:tab/>2.84343795440229<text:tab/>3.56210689610522<text:tab/>2.2153469641551<text:tab/>8.64934601626638<text:tab/>2.87168278417364</text:p>
      <text:p text:style-name="P1">Dgat1<text:tab/>20.4946858019811<text:tab/>33.8248793620746<text:tab/>31.775269448287<text:tab/>48.8821096150809<text:tab/>34.1467897512922</text:p>
      <text:p text:style-name="P1">Dgat2<text:tab/>6.30468894425557<text:tab/>6.60506878442612<text:tab/>14.391911970939<text:tab/>6.85252172611646<text:tab/>13.8778911071226</text:p>
      <text:p text:style-name="P1">Dgat2l6<text:tab/>0.103933771121142<text:tab/>0.10330493628222<text:tab/>0.0979952785205257<text:tab/>0.101020019074265<text:tab/>0.0959986064385136</text:p>
      <text:p text:style-name="P1">Dgcr14<text:tab/>10.7919613406608<text:tab/>8.17624257576421<text:tab/>3.17824035465807<text:tab/>10.7593086332924<text:tab/>9.16439227968675</text:p>
      <text:p text:style-name="P1">Dgcr2<text:tab/>1.84322576441785<text:tab/>0.3637023679723<text:tab/>0.137816944001363<text:tab/>0.327515074678967<text:tab/>0.270536292346674</text:p>
      <text:p text:style-name="P1">Dgcr6<text:tab/>21.3863239693077<text:tab/>21.5991944799764<text:tab/>25.6643397312463<text:tab/>16.3836268530977<text:tab/>19.4951790535484</text:p>
      <text:p text:style-name="P1">Dgcr8<text:tab/>10.5879864313246<text:tab/>10.8818013449123<text:tab/>14.3102873471195<text:tab/>10.2407211155618<text:tab/>8.17586448222157</text:p>
      <text:p text:style-name="P1">Dgka<text:tab/>12.4725295422888<text:tab/>16.7629607205102<text:tab/>13.9133013722649<text:tab/>29.0514706795754<text:tab/>24.59924103185</text:p>
      <text:p text:style-name="P1">Dgkb<text:tab/>0.103933771121142<text:tab/>0.10330493628222<text:tab/>0.0979952785205257<text:tab/>0.101020019074265<text:tab/>0.0959986064385136</text:p>
      <text:p text:style-name="P1">Dgke<text:tab/>3.64857798527934<text:tab/>2.45054004491627<text:tab/>4.09276340199091<text:tab/>3.51483850442953<text:tab/>2.61253394801816</text:p>
      <text:p text:style-name="P1">Dgkg<text:tab/>0.616374729555934<text:tab/>1.98502547290222<text:tab/>0.143956434265519<text:tab/>1.42645492791174<text:tab/>0.225470393230774</text:p>
      <text:p text:style-name="P1">Dgki<text:tab/>0.61788643209767<text:tab/>0.661806497408321<text:tab/>0.811939045850588<text:tab/>0.331575680351115<text:tab/>0.338749674371316</text:p>
      <text:p text:style-name="P1">Dgkq<text:tab/>9.21523590423663<text:tab/>7.83438777798033<text:tab/>9.36963395948534<text:tab/>14.7647035286321<text:tab/>11.976065829672</text:p>
      <text:p text:style-name="P1">Dgkz<text:tab/>11.0843632766821<text:tab/>10.8518471454926<text:tab/>11.2092514143624<text:tab/>33.2349348236968<text:tab/>15.6144586373915</text:p>
      <text:p text:style-name="P1">Dguok<text:tab/>17.3621654024509<text:tab/>10.20168956271<text:tab/>10.1379142528844<text:tab/>20.9855857976986<text:tab/>26.2042264726396</text:p>
      <text:p text:style-name="P1">Dhcr24<text:tab/>67.7235775276454<text:tab/>96.5003199716359<text:tab/>79.6894746713647<text:tab/>155.900308653189<text:tab/>66.3820876956533</text:p>
      <text:p text:style-name="P1">Dhcr7<text:tab/>13.7597617299535<text:tab/>4.82821652988262<text:tab/>4.80891282804879<text:tab/>14.3423861740884<text:tab/>5.39007163558367</text:p>
      <text:p text:style-name="P1">Dhdds<text:tab/>26.7948756638716<text:tab/>24.0822670053872<text:tab/>14.1513327127463<text:tab/>40.3673071331409<text:tab/>24.1123646291016</text:p>
      <text:p text:style-name="P1">Dhfr<text:tab/>14.6513137440749<text:tab/>16.0975389280477<text:tab/>23.9083171834291<text:tab/>18.7678059985613<text:tab/>9.90844643994882</text:p>
      <text:p text:style-name="P1">Dhh<text:tab/>0.118214775355164<text:tab/>0.210619193621259<text:tab/>1.27203195070372<text:tab/>0.213354531891935<text:tab/>0.206362729004002</text:p>
      <text:p text:style-name="P1">Dhodh<text:tab/>8.67076940597458<text:tab/>4.65335938944088<text:tab/>7.56352177882806<text:tab/>8.42164164767313<text:tab/>8.36041689876546</text:p>
      <text:p text:style-name="P1">Dhps<text:tab/>24.9672888422294<text:tab/>28.7384493074974<text:tab/>20.6519973969595<text:tab/>53.0926446292682<text:tab/>49.3011184067911</text:p>
      <text:p text:style-name="P1">Dhrs1<text:tab/>22.3072963433335<text:tab/>36.0064997378451<text:tab/>11.4480221971753<text:tab/>58.7696946468522<text:tab/>15.1809376175014</text:p>
      <text:p text:style-name="P1">Dhrs11<text:tab/>5.0466546745345<text:tab/>3.1664077010781<text:tab/>6.44439246970015<text:tab/>5.37402999822338<text:tab/>4.72473165717881</text:p>
      <text:p text:style-name="P1">Dhrs3<text:tab/>3.18520784135195<text:tab/>1.37418293902534<text:tab/>0.132111168878455<text:tab/>4.03644193713846<text:tab/>0.367964746433488</text:p>
      <text:p text:style-name="P1">Dhrs4<text:tab/>22.6804609410955<text:tab/>18.2158998971555<text:tab/>13.485670021507<text:tab/>26.9634437617179<text:tab/>13.2987135925404</text:p>
      <text:p text:style-name="P1">Dhrs7<text:tab/>0.784742486973136<text:tab/>1.73018510684157<text:tab/>0.415922434338613<text:tab/>0.617226302006206<text:tab/>0.673740114970273</text:p>
      <text:p text:style-name="P1">Dhrs7b<text:tab/>16.2838229026401<text:tab/>13.4169942784817<text:tab/>6.5627573373228<text:tab/>28.4056794414749<text:tab/>29.7314899859562</text:p>
      <text:p text:style-name="P1">Dhrs7c<text:tab/>0.268767553919922<text:tab/>0.104498909227624<text:tab/>0.0981927482073987<text:tab/>0.102537320629051<text:tab/>0.0956635118145244</text:p>
      <text:p text:style-name="P1">Dhrs9<text:tab/>2.64400047962486<text:tab/>12.5417551560252<text:tab/>2.7080626694092<text:tab/>4.24560677422485<text:tab/>0.391215634285582</text:p>
      <text:p text:style-name="P1">Dhrsx<text:tab/>30.3092132910081<text:tab/>27.5948931241767<text:tab/>12.5236458365233<text:tab/>35.3690317876366<text:tab/>22.015190315882</text:p>
      <text:p text:style-name="P1">Dhtkd1<text:tab/>8.02649645012267<text:tab/>3.93193440750233<text:tab/>2.29682392017978<text:tab/>6.48857146955563<text:tab/>1.75194595199572</text:p>
      <text:p text:style-name="P1">Dhx15<text:tab/>41.3770348440399<text:tab/>62.3377642886154<text:tab/>47.1326207580006<text:tab/>58.5725019478021<text:tab/>54.9522477239346</text:p>
      <text:p text:style-name="P1">Dhx16<text:tab/>13.356950821461<text:tab/>8.10111252146672<text:tab/>8.1826943156909<text:tab/>18.0757286006902<text:tab/>15.7700215342878</text:p>
      <text:p text:style-name="P1">Dhx30<text:tab/>19.9376380124972<text:tab/>13.841512201572<text:tab/>8.23518895139886<text:tab/>25.5967102667944<text:tab/>21.1118181108454</text:p>
      <text:p text:style-name="P1">Dhx32<text:tab/>8.31743930382553<text:tab/>5.98374715561896<text:tab/>6.53621645089768<text:tab/>11.5275463517014<text:tab/>7.82864892976043</text:p>
      <text:p text:style-name="P1">Dhx33<text:tab/>8.37703576649465<text:tab/>4.98697417399574<text:tab/>12.2538488879023<text:tab/>9.9921309512924<text:tab/>10.6256074993809</text:p>
      <text:p text:style-name="P1">Dhx34<text:tab/>2.26951052837707<text:tab/>1.18144045369414<text:tab/>0.619410899728927<text:tab/>3.58187558638653<text:tab/>1.37006177427646</text:p>
      <text:p text:style-name="P1">Dhx35<text:tab/>4.61906504209092<text:tab/>2.72210240622402<text:tab/>0.653658179076493<text:tab/>8.47214450100815<text:tab/>2.78194945759455</text:p>
      <text:p text:style-name="P1">Dhx36<text:tab/>11.715729827424<text:tab/>11.2697996438692<text:tab/>8.4402574590116<text:tab/>11.7455723294246<text:tab/>10.4665487272657</text:p>
      <text:p text:style-name="P1">Dhx37<text:tab/>9.39013118354332<text:tab/>9.24361632253172<text:tab/>11.5161739855869<text:tab/>12.7237144284196<text:tab/>15.1916547132168</text:p>
      <text:p text:style-name="P1">Dhx38<text:tab/>10.8295485257497<text:tab/>13.4268258042056<text:tab/>6.26942269571826<text:tab/>18.2411508850413<text:tab/>10.4972265912785</text:p>
      <text:p text:style-name="P1">Dhx40<text:tab/>20.420341703243<text:tab/>13.9808496149586<text:tab/>6.6526349854362<text:tab/>30.3989277836996<text:tab/>12.5501879306103</text:p>
      <text:p text:style-name="P1">Dhx57<text:tab/>7.59226930116234<text:tab/>4.52636226967507<text:tab/>5.04810073175848<text:tab/>9.5713040881098<text:tab/>4.86984350151469</text:p>
      <text:p text:style-name="P1">Dhx58<text:tab/>1.18901030060679<text:tab/>5.12012337839181<text:tab/>0.886162409167845<text:tab/>1.83477258902195<text:tab/>0.195270208177014</text:p>
      <text:p text:style-name="P1">Dhx8<text:tab/>7.80697142539318<text:tab/>5.84150823192664<text:tab/>4.7044182209669<text:tab/>7.5390531362042<text:tab/>5.36260735888597</text:p>
      <text:p text:style-name="P1">Dhx9<text:tab/>48.4850625221424<text:tab/>50.1856152221711<text:tab/>46.1514377329393<text:tab/>53.9829325364587<text:tab/>38.8175845891741</text:p>
      <text:p text:style-name="P1">Diablo<text:tab/>11.9185609485012<text:tab/>8.6485104597306<text:tab/>15.5599919986281<text:tab/>56.5785741476824<text:tab/>37.1872156918792</text:p>
      <text:p text:style-name="P1">Diaph1<text:tab/>15.0467075097166<text:tab/>32.3543199447548<text:tab/>31.1537633874995<text:tab/>24.1649032409077<text:tab/>20.0532253202275</text:p>
      <text:p text:style-name="P1">Diaph3<text:tab/>28.2604373178941<text:tab/>28.9343052552917<text:tab/>15.764970582861<text:tab/>9.25693323926178<text:tab/>1.52021455011325</text:p>
      <text:p text:style-name="P1">Diexf<text:tab/>13.7167084566909<text:tab/>12.2163181646398<text:tab/>8.0523938603101<text:tab/>14.620764199876<text:tab/>14.0088156269173</text:p>
      <text:p text:style-name="P1">Dimt1<text:tab/>14.299541437859<text:tab/>14.0272462086114<text:tab/>10.3042581809547<text:tab/>14.8787522558361<text:tab/>12.779111562288</text:p>
      <text:p text:style-name="P1">Dio1<text:tab/>0.103933771121142<text:tab/>0.10330493628222<text:tab/>0.0979952785205257<text:tab/>0.101020019074265<text:tab/>0.0959986064385136</text:p>
      <text:p text:style-name="P1">Dio2<text:tab/>0.104530196014041<text:tab/>0.130891829093285<text:tab/>0.115410361775869<text:tab/>0.102511274711324<text:tab/>0.0961469292983157</text:p>
      <text:p text:style-name="P1">Dio3<text:tab/>0.104388882337059<text:tab/>0.167504261995673<text:tab/>0.0982590731558639<text:tab/>0.102453013905349<text:tab/>0.0960836177750646</text:p>
      <text:p text:style-name="P1">Dip2a<text:tab/>8.65938086860094<text:tab/>6.68566867137629<text:tab/>5.73074233495825<text:tab/>10.8357470461677<text:tab/>5.02814515107118</text:p>
      <text:p text:style-name="P1">Dip2c<text:tab/>5.20053971997445<text:tab/>3.8798795657717<text:tab/>2.81435257953456<text:tab/>8.23927541281545<text:tab/>6.89915511922988</text:p>
      <text:p text:style-name="P1">Diras1<text:tab/>0.115598474313477<text:tab/>0.142286147530965<text:tab/>0.0929254109574836<text:tab/>0.748543946908162<text:tab/>0.220922969890294</text:p>
      <text:p text:style-name="P1">Diras2<text:tab/>0.103933771121142<text:tab/>0.10330493628222<text:tab/>0.0979952785205257<text:tab/>0.101020019074265<text:tab/>0.0959986064385136</text:p>
      <text:p text:style-name="P1">Dirc2<text:tab/>16.457780476212<text:tab/>14.3191237049563<text:tab/>12.7673125100662<text:tab/>20.0088952400616<text:tab/>18.1870621355736</text:p>
      <text:p text:style-name="P1">Dis3<text:tab/>10.5247432677734<text:tab/>15.9923417661584<text:tab/>13.9495650030485<text:tab/>12.3318047469544<text:tab/>9.97864220911005</text:p>
      <text:p text:style-name="P1">Dis3l<text:tab/>9.18804290973019<text:tab/>5.85231387427211<text:tab/>3.0845248445698<text:tab/>12.8463683877006<text:tab/>4.2137185344938</text:p>
      <text:p text:style-name="P1">Dis3l2<text:tab/>4.6557783552761<text:tab/>3.45958491694616<text:tab/>3.01172298263927<text:tab/>5.60473420318492<text:tab/>5.98111550968436</text:p>
      <text:p text:style-name="P1">Disc1<text:tab/>0.103933771121142<text:tab/>0.10330493628222<text:tab/>0.0979952785205257<text:tab/>0.101020019074265<text:tab/>0.0959986064385136</text:p>
      <text:p text:style-name="P1">Disp1<text:tab/>3.66319153708982<text:tab/>2.06524920126797<text:tab/>2.44684334894635<text:tab/>5.42588791372971<text:tab/>2.46703509534462</text:p>
      <text:p text:style-name="P1">Disp2<text:tab/>0.392874279710489<text:tab/>0.505367018783829<text:tab/>0.105022195290587<text:tab/>1.03128935963025<text:tab/>0.188695136499131</text:p>
      <text:p text:style-name="P1">Dixdc1<text:tab/>4.64154471464258<text:tab/>3.12389155795962<text:tab/>3.56484312582683<text:tab/>7.92526379370838<text:tab/>2.50849217492281</text:p>
      <text:p text:style-name="P1">Dkc1<text:tab/>48.5843431695048<text:tab/>81.6875697199829<text:tab/>46.4992975845164<text:tab/>64.0815295200051<text:tab/>69.6318437613209</text:p>
      <text:p text:style-name="P1">Dkk1<text:tab/>0.103933771121142<text:tab/>0.10330493628222<text:tab/>0.0979952785205257<text:tab/>0.101020019074265<text:tab/>0.0959986064385136</text:p>
      <text:p text:style-name="P1">Dkk2<text:tab/>0.114132526141227<text:tab/>0.103453141886139<text:tab/>0.0980207830285018<text:tab/>0.101183231284396<text:tab/>0.0959508593470601</text:p>
      <text:p text:style-name="P1">Dkk3<text:tab/>8.42643547396641<text:tab/>9.46836310885172<text:tab/>6.86039738030777<text:tab/>15.1142509142888<text:tab/>2.73044610478459</text:p>
      <text:p text:style-name="P1">Dkk4<text:tab/>6.22429550085628<text:tab/>5.96127788130249<text:tab/>5.31194932245685<text:tab/>6.87043039586624<text:tab/>6.59846354024437</text:p>
      <text:p text:style-name="P1">Dkkl1<text:tab/>0.103016766062152<text:tab/>0.163322527100361<text:tab/>0.0969423200336679<text:tab/>0.219460882562387<text:tab/>0.0942618698225314</text:p>
      <text:p text:style-name="P1">Dlat<text:tab/>23.138835491097<text:tab/>24.0535839032495<text:tab/>27.3896134764079<text:tab/>30.7367374590295<text:tab/>25.9715009504847</text:p>
      <text:p text:style-name="P1">Dlc1<text:tab/>11.4031976247055<text:tab/>41.6996542473761<text:tab/>20.3917349902906<text:tab/>8.1628795789888<text:tab/>5.39412001487752</text:p>
      <text:p text:style-name="P1">Dld<text:tab/>53.5852800232679<text:tab/>58.4817537979268<text:tab/>51.4994424443779<text:tab/>76.0605609107914<text:tab/>69.0752488979838</text:p>
      <text:p text:style-name="P1">Dleu7<text:tab/>0.103933771121142<text:tab/>0.10330493628222<text:tab/>0.0979952785205257<text:tab/>0.101020019074265<text:tab/>0.0959986064385136</text:p>
      <text:p text:style-name="P1">Dlg1<text:tab/>25.5159257941418<text:tab/>42.6519919947845<text:tab/>25.026200646525<text:tab/>33.1501924450564<text:tab/>23.5702928096217</text:p>
      <text:p text:style-name="P1">Dlg2<text:tab/>0.104157971005399<text:tab/>0.104035158103575<text:tab/>0.097983080761558<text:tab/>0.134340948368642<text:tab/>0.0957889249547739</text:p>
      <text:p text:style-name="P1">Dlg3<text:tab/>2.97465182361965<text:tab/>2.24887425794867<text:tab/>0.405388152346658<text:tab/>3.71066578040371<text:tab/>0.507030254162872</text:p>
      <text:p text:style-name="P1">Dlg4<text:tab/>19.17485273876<text:tab/>26.659133128829<text:tab/>11.7217866778571<text:tab/>35.8841189576182<text:tab/>14.3877325442271</text:p>
      <text:p text:style-name="P1">Dlgap1<text:tab/>0.311978566282479<text:tab/>0.281602629368712<text:tab/>0.323574086889614<text:tab/>0.406678935980831<text:tab/>0.17784706978261</text:p>
      <text:p text:style-name="P1">Dlgap2<text:tab/>0.104104342819005<text:tab/>0.103571857020577<text:tab/>0.0980728138400236<text:tab/>0.107475037764099<text:tab/>0.0960309126049705</text:p>
      <text:p text:style-name="P1">Dlgap3<text:tab/>0.103931859414638<text:tab/>0.132821533342557<text:tab/>0.0978097988862254<text:tab/>0.118000168161409<text:tab/>0.100233307532838</text:p>
      <text:p text:style-name="P1">Dlgap4<text:tab/>20.7189394952599<text:tab/>31.974930802491<text:tab/>35.2168363844558<text:tab/>25.7639716466126<text:tab/>31.0596834039474</text:p>
      <text:p text:style-name="P1">Dlgap5<text:tab/>19.3523616671134<text:tab/>12.3690044699092<text:tab/>4.17894010735378<text:tab/>7.47797103556259<text:tab/>1.07332790299726</text:p>
      <text:p text:style-name="P1">Dlk1<text:tab/>0.103933771121142<text:tab/>0.10330493628222<text:tab/>0.0979952785205257<text:tab/>0.101020019074265<text:tab/>0.0959986064385136</text:p>
      <text:p text:style-name="P1">Dlk2<text:tab/>0.304061468803558<text:tab/>0.478908668115276<text:tab/>0.619315706033507<text:tab/>0.975500339026352<text:tab/>0.147553903168434</text:p>
      <text:p text:style-name="P1">Dll1<text:tab/>0.112564633631888<text:tab/>0.143592799217973<text:tab/>0.291231500667393<text:tab/>0.232603800104061<text:tab/>0.11341406776889</text:p>
      <text:p text:style-name="P1">Dll3<text:tab/>0.104174716553924<text:tab/>0.339400916643908<text:tab/>0.499002269175007<text:tab/>0.109874135999328<text:tab/>0.181189524853743</text:p>
      <text:p text:style-name="P1">Dll4<text:tab/>0.10468124410128<text:tab/>0.203784237266931<text:tab/>0.115136982481059<text:tab/>0.104301822038828<text:tab/>0.126223517511643</text:p>
      <text:p text:style-name="P1">Dlst<text:tab/>44.7014871307599<text:tab/>68.3517213714356<text:tab/>64.081305438467<text:tab/>68.1403299204021<text:tab/>72.531857674402</text:p>
      <text:p text:style-name="P1">Dlx1<text:tab/>1.58804157630879<text:tab/>1.43896900686469<text:tab/>0.556435460397244<text:tab/>1.37910740764693<text:tab/>0.313391259089152</text:p>
      <text:p text:style-name="P1">Dlx2<text:tab/>0.205905195882371<text:tab/>0.152568942403616<text:tab/>1.01360238584664<text:tab/>0.560823991909972<text:tab/>0.882758666631136</text:p>
      <text:p text:style-name="P1">Dlx3<text:tab/>0.103933771121142<text:tab/>0.10330493628222<text:tab/>0.0979952785205257<text:tab/>0.101020019074265<text:tab/>0.0959986064385136</text:p>
      <text:p text:style-name="P1">Dlx4<text:tab/>0.104264637315426<text:tab/>0.104090312910938<text:tab/>0.0983022787031506<text:tab/>0.101956289819823<text:tab/>0.123810979584936</text:p>
      <text:p text:style-name="P1">Dlx5<text:tab/>0.128700171518069<text:tab/>0.158000491666504<text:tab/>0.121017691347617<text:tab/>0.127273984174509<text:tab/>0.0954893344833833</text:p>
      <text:p text:style-name="P1">Dmap1<text:tab/>11.3722150261586<text:tab/>6.00067951807035<text:tab/>2.95783594874817<text:tab/>18.904097624548<text:tab/>4.40351626783625</text:p>
      <text:p text:style-name="P1">Dmbt1<text:tab/>0.103933771121142<text:tab/>0.10330493628222<text:tab/>0.0979952785205257<text:tab/>0.101020019074265<text:tab/>0.0959986064385136</text:p>
      <text:p text:style-name="P1">Dmbx1<text:tab/>0.103933771121142<text:tab/>0.10330493628222<text:tab/>0.0979952785205257<text:tab/>0.101020019074265<text:tab/>0.0959986064385136</text:p>
      <text:p text:style-name="P1">Dmc1<text:tab/>0.103933771121142<text:tab/>0.10330493628222<text:tab/>0.0979952785205257<text:tab/>0.101020019074265<text:tab/>0.0959986064385136</text:p>
      <text:p text:style-name="P1">Dmd<text:tab/>16.4214274070837<text:tab/>10.3571269419833<text:tab/>7.75586926069032<text:tab/>10.8871908792958<text:tab/>6.00339460822298</text:p>
      <text:p text:style-name="P1">Dmgdh<text:tab/>0.103933771121142<text:tab/>0.10330493628222<text:tab/>0.0979952785205257<text:tab/>0.101020019074265<text:tab/>0.0959986064385136</text:p>
      <text:p text:style-name="P1">Dmkn<text:tab/>0.104591843645981<text:tab/>0.117764037435376<text:tab/>0.112494306068516<text:tab/>0.102385207626099<text:tab/>0.0962976513432632</text:p>
      <text:p text:style-name="P1">Dmp1<text:tab/>0.100557377316297<text:tab/>0.679854819682722<text:tab/>0.302371625822706<text:tab/>1.78841227773513<text:tab/>0.728032803173983</text:p>
      <text:p text:style-name="P1">Dmrt1<text:tab/>0.103933771121142<text:tab/>0.10330493628222<text:tab/>0.0979952785205257<text:tab/>0.101020019074265<text:tab/>0.0959986064385136</text:p>
      <text:p text:style-name="P1">Dmrt2<text:tab/>0.858449291071634<text:tab/>0.449632105009411<text:tab/>0.482311637853201<text:tab/>0.316263328193076<text:tab/>0.414813153646774</text:p>
      <text:p text:style-name="P1">Dmrt3<text:tab/>0.103933771121142<text:tab/>0.10330493628222<text:tab/>0.0979952785205257<text:tab/>0.101020019074265<text:tab/>0.0959986064385136</text:p>
      <text:p text:style-name="P1">Dmrta1<text:tab/>0.10395356889153<text:tab/>0.110941602011466<text:tab/>0.0979558214730857<text:tab/>0.101194763849514<text:tab/>0.0959155938589027</text:p>
      <text:p text:style-name="P1">Dmrta2<text:tab/>3.97107129678045<text:tab/>4.23934852925712<text:tab/>1.82099350703033<text:tab/>5.22705915835724<text:tab/>1.30785131386881</text:p>
      <text:p text:style-name="P1">Dmrtb1<text:tab/>0.103933771121142<text:tab/>0.10330493628222<text:tab/>0.0979952785205257<text:tab/>0.101020019074265<text:tab/>0.0959986064385136</text:p>
      <text:p text:style-name="P1">Dmrtc1a<text:tab/>0.103933771121142<text:tab/>0.10330493628222<text:tab/>0.0979952785205257<text:tab/>0.101020019074265<text:tab/>0.0959986064385136</text:p>
      <text:p text:style-name="P1">Dmrtc1c1<text:tab/>0.103933771121142<text:tab/>0.10330493628222<text:tab/>0.0979952785205257<text:tab/>0.101020019074265<text:tab/>0.0959986064385136</text:p>
      <text:p text:style-name="P1">Dmrtc2<text:tab/>0.103933771121142<text:tab/>0.10330493628222<text:tab/>0.0979952785205257<text:tab/>0.101020019074265<text:tab/>0.0959986064385136</text:p>
      <text:p text:style-name="P1">Dmtf1<text:tab/>13.3297255136495<text:tab/>24.9723226990161<text:tab/>22.2584855760293<text:tab/>18.7118206637197<text:tab/>20.5051053836314</text:p>
      <text:p text:style-name="P1">Dmtn<text:tab/>0.134653256776834<text:tab/>0.147728412833055<text:tab/>0.0942154282922838<text:tab/>0.308369607168324<text:tab/>0.0919361354283736</text:p>
      <text:p text:style-name="P1">Dnaaf1<text:tab/>0.192910094070346<text:tab/>0.192893522971099<text:tab/>0.139978365817823<text:tab/>0.106575036139742<text:tab/>0.134698316746358</text:p>
      <text:p text:style-name="P1">Dnaaf2<text:tab/>4.40936288713986<text:tab/>6.96249007068161<text:tab/>7.97884881472555<text:tab/>9.05267779940947<text:tab/>10.6460263806107</text:p>
      <text:p text:style-name="P1">Dnaaf3<text:tab/>3.96863326806086<text:tab/>3.83435653291821<text:tab/>1.01965310817149<text:tab/>3.81099845066864<text:tab/>0.536197550016052</text:p>
      <text:p text:style-name="P1">Dnaaf5<text:tab/>5.00259055845506<text:tab/>7.52040617663153<text:tab/>7.60419448716584<text:tab/>10.6781866233817<text:tab/>9.1390939141047</text:p>
      <text:p text:style-name="P1">Dnah1<text:tab/>0.470944509150797<text:tab/>0.461737868751357<text:tab/>0.230372266565415<text:tab/>1.12846459468247<text:tab/>0.310295653713133</text:p>
      <text:p text:style-name="P1">Dnai1<text:tab/>0.103933771121142<text:tab/>0.10330493628222<text:tab/>0.0979952785205257<text:tab/>0.101020019074265<text:tab/>0.0959986064385136</text:p>
      <text:p text:style-name="P1">Dnai2<text:tab/>0.185824783686606<text:tab/>0.249982725996617<text:tab/>0.335126593195652<text:tab/>1.18162607182736<text:tab/>0.150193079829859</text:p>
      <text:p text:style-name="P1">Dnaja1<text:tab/>139.651352338327<text:tab/>228.692101021618<text:tab/>410.388941951892<text:tab/>233.352242595955<text:tab/>408.042284001497</text:p>
      <text:p text:style-name="P1">Dnaja2<text:tab/>81.2922995973308<text:tab/>112.41598956175<text:tab/>89.4619271885318<text:tab/>117.886968703698<text:tab/>108.848072207093</text:p>
      <text:p text:style-name="P1">Dnaja3<text:tab/>27.1625389739211<text:tab/>18.7904838457837<text:tab/>17.7049677072428<text:tab/>43.0963232339264<text:tab/>52.9307603344436</text:p>
      <text:p text:style-name="P1">Dnaja4<text:tab/>9.63717219395049<text:tab/>9.18977331712161<text:tab/>9.79633591306927<text:tab/>16.8794843594655<text:tab/>16.563050206182</text:p>
      <text:p text:style-name="P1">Dnajb1<text:tab/>19.3861612452764<text:tab/>55.5978223482817<text:tab/>127.686464177351<text:tab/>25.5727338342051<text:tab/>51.8966425551113</text:p>
      <text:p text:style-name="P1">Dnajb11<text:tab/>74.0610708714847<text:tab/>82.892925198455<text:tab/>53.1989536115479<text:tab/>143.786409711371<text:tab/>55.3426624935167</text:p>
      <text:p text:style-name="P1">Dnajb12<text:tab/>20.4071603330885<text:tab/>21.5563385989483<text:tab/>12.1606921333679<text:tab/>31.3523142247693<text:tab/>19.1310891652327</text:p>
      <text:p text:style-name="P1">Dnajb13<text:tab/>0.339040969594883<text:tab/>0.249815920018552<text:tab/>0.343688966469285<text:tab/>0.210557423483876<text:tab/>0.132264762324227</text:p>
      <text:p text:style-name="P1">Dnajb14<text:tab/>6.7508870701809<text:tab/>3.72525979729637<text:tab/>2.15580142533165<text:tab/>12.6010126222515<text:tab/>5.13201411915207</text:p>
      <text:p text:style-name="P1">Dnajb2<text:tab/>28.8077184626479<text:tab/>31.8794244430462<text:tab/>19.7961240151501<text:tab/>33.8347985906474<text:tab/>18.2634224229776</text:p>
      <text:p text:style-name="P1">Dnajb3<text:tab/>0.167808716791867<text:tab/>0.250203291978127<text:tab/>0.313444276411906<text:tab/>0.136965868881704<text:tab/>0.0964902455462056</text:p>
      <text:p text:style-name="P1">Dnajb4<text:tab/>48.6634229694183<text:tab/>117.362877995098<text:tab/>62.2680721735672<text:tab/>45.9457701122959<text:tab/>24.004656041615</text:p>
      <text:p text:style-name="P1">Dnajb5<text:tab/>14.5522015193206<text:tab/>20.1432200077938<text:tab/>11.2925352667068<text:tab/>15.820968969998<text:tab/>5.67218138499176</text:p>
      <text:p text:style-name="P1">Dnajb6<text:tab/>19.821428466407<text:tab/>27.0962843078485<text:tab/>29.9121401949591<text:tab/>35.4075407713284<text:tab/>39.0589644666869</text:p>
      <text:p text:style-name="P1">Dnajb7<text:tab/>0.10603266743913<text:tab/>0.197149082241628<text:tab/>0.123699000835707<text:tab/>0.162060885283189<text:tab/>0.131147742518422</text:p>
      <text:p text:style-name="P1">Dnajb8<text:tab/>0.103933771121142<text:tab/>0.10330493628222<text:tab/>0.0979952785205257<text:tab/>0.101020019074265<text:tab/>0.0959986064385136</text:p>
      <text:p text:style-name="P1">Dnajb9<text:tab/>12.5024445299692<text:tab/>16.6197302385129<text:tab/>16.6286804162061<text:tab/>19.8988265625126<text:tab/>20.4930410599573</text:p>
      <text:p text:style-name="P1">Dnajc10<text:tab/>59.7241111807818<text:tab/>52.2795456419266<text:tab/>55.392658933375<text:tab/>108.969704138235<text:tab/>61.3620745262763</text:p>
      <text:p text:style-name="P1">Dnajc11<text:tab/>19.1700049891265<text:tab/>19.519150288258<text:tab/>19.0114746566404<text:tab/>33.172604863066<text:tab/>34.6543759399009</text:p>
      <text:p text:style-name="P1">Dnajc12<text:tab/>0.107685475416306<text:tab/>0.541699774708135<text:tab/>0.153999585320978<text:tab/>0.479981037357026<text:tab/>1.0190921380307</text:p>
      <text:p text:style-name="P1">Dnajc14<text:tab/>8.66054577545846<text:tab/>7.26193286932565<text:tab/>5.88812795028123<text:tab/>13.2286324728613<text:tab/>7.37622214150888</text:p>
      <text:p text:style-name="P1">Dnajc15<text:tab/>46.2321470961304<text:tab/>48.0060854162876<text:tab/>32.2324021406216<text:tab/>72.4800862434<text:tab/>47.4773210643895</text:p>
      <text:p text:style-name="P1">Dnajc16<text:tab/>5.50215811023553<text:tab/>3.8710589524386<text:tab/>3.95901268862334<text:tab/>10.3690903896639<text:tab/>7.91150742896234</text:p>
      <text:p text:style-name="P1">Dnajc17<text:tab/>10.5935836943976<text:tab/>6.27628158191911<text:tab/>2.98065992088433<text:tab/>13.7148672267933<text:tab/>6.11597205559987</text:p>
      <text:p text:style-name="P1">Dnajc18<text:tab/>14.2066835908506<text:tab/>12.6005480414388<text:tab/>16.8644353774733<text:tab/>21.3454456859567<text:tab/>18.5221791188653</text:p>
      <text:p text:style-name="P1">Dnajc19<text:tab/>9.48638600641174<text:tab/>10.2484600732597<text:tab/>5.27765038762173<text:tab/>11.5112976233353<text:tab/>7.14485464031134</text:p>
      <text:p text:style-name="P1">Dnajc2<text:tab/>20.0603936709218<text:tab/>27.503766034168<text:tab/>17.0310867713211<text:tab/>24.9097994223177<text:tab/>31.1122816895927</text:p>
      <text:p text:style-name="P1">Dnajc21<text:tab/>17.8767613302131<text:tab/>31.5288205118432<text:tab/>28.0395912432708<text:tab/>15.1473709087248<text:tab/>18.4117809064926</text:p>
      <text:p text:style-name="P1">Dnajc22<text:tab/>22.441128002821<text:tab/>19.7902909867071<text:tab/>5.87468859705831<text:tab/>43.922066533049<text:tab/>11.9256715078513</text:p>
      <text:p text:style-name="P1">Dnajc24<text:tab/>13.4325906585501<text:tab/>9.17053102479177<text:tab/>2.90223570026321<text:tab/>20.7884800128679<text:tab/>5.87104252092334</text:p>
      <text:p text:style-name="P1">Dnajc25<text:tab/>15.619878875889<text:tab/>31.5184165582893<text:tab/>20.8046016781398<text:tab/>26.5365800494683<text:tab/>18.5101736920338</text:p>
      <text:p text:style-name="P1">Dnajc27<text:tab/>3.95942511399043<text:tab/>4.55367466724228<text:tab/>5.537190268118<text:tab/>6.08721497908114<text:tab/>6.19145463299968</text:p>
      <text:p text:style-name="P1">Dnajc28<text:tab/>2.32954221076836<text:tab/>0.697487257430333<text:tab/>0.8474941095808<text:tab/>3.73975085885894<text:tab/>3.39032977021286</text:p>
      <text:p text:style-name="P1">Dnajc3<text:tab/>59.6970016975934<text:tab/>77.873271571419<text:tab/>64.5607629215173<text:tab/>90.2313440583025<text:tab/>61.3489480500694</text:p>
      <text:p text:style-name="P1">Dnajc30<text:tab/>16.5589257350941<text:tab/>7.29052835134467<text:tab/>6.15285187930127<text:tab/>13.3714191993003<text:tab/>7.68092529130863</text:p>
      <text:p text:style-name="P1">Dnajc4<text:tab/>5.870279294783<text:tab/>6.09055304906529<text:tab/>2.97605691347892<text:tab/>10.3595308139796<text:tab/>6.35611343722866</text:p>
      <text:p text:style-name="P1">Dnajc5<text:tab/>26.8879000633722<text:tab/>49.1629605081783<text:tab/>49.3177091133689<text:tab/>43.8908117682194<text:tab/>49.9810483658479</text:p>
      <text:p text:style-name="P1">Dnajc5b<text:tab/>0.302728186727829<text:tab/>0.13515881600754<text:tab/>0.0983972205130406<text:tab/>0.103610908821939<text:tab/>0.09570068527633</text:p>
      <text:p text:style-name="P1">Dnajc5g<text:tab/>0.103933771121142<text:tab/>0.10330493628222<text:tab/>0.0979952785205257<text:tab/>0.101020019074265<text:tab/>0.0959986064385136</text:p>
      <text:p text:style-name="P1">Dnajc6<text:tab/>0.361655840029687<text:tab/>0.154305894765075<text:tab/>0.112232461669252<text:tab/>0.142824198888723<text:tab/>0.106788670523697</text:p>
      <text:p text:style-name="P1">Dnajc7<text:tab/>56.0469094760516<text:tab/>76.6783578188833<text:tab/>29.9907866956077<text:tab/>84.2753546886425<text:tab/>46.0604119558094</text:p>
      <text:p text:style-name="P1">Dnajc8<text:tab/>67.4047951401494<text:tab/>70.7662900843323<text:tab/>57.4682436939944<text:tab/>97.896753822777<text:tab/>78.7901472207666</text:p>
      <text:p text:style-name="P1">Dnajc9<text:tab/>32.3824495558638<text:tab/>28.9485194001765<text:tab/>24.0764320314986<text:tab/>23.3645852638375<text:tab/>14.9217161510111</text:p>
      <text:p text:style-name="P1">Dnal1<text:tab/>4.86178015784445<text:tab/>4.95146442709413<text:tab/>2.0395347410771<text:tab/>15.5388227894122<text:tab/>9.6762366438225</text:p>
      <text:p text:style-name="P1">Dnal4<text:tab/>13.7688705962465<text:tab/>12.0617582719036<text:tab/>9.89809013475801<text:tab/>66.7980601811088<text:tab/>34.1882098931683</text:p>
      <text:p text:style-name="P1">Dnali1<text:tab/>0.11900490593011<text:tab/>0.182046728648667<text:tab/>0.11162276911306<text:tab/>0.128376355517554<text:tab/>0.0953623802364548</text:p>
      <text:p text:style-name="P1">Dnase1<text:tab/>0.105685957506971<text:tab/>0.148678883551257<text:tab/>0.194402712819148<text:tab/>0.262645414174843<text:tab/>0.197992247421988</text:p>
      <text:p text:style-name="P1">Dnase1l1<text:tab/>15.8570136545712<text:tab/>15.0468851023875<text:tab/>12.5885904772023<text:tab/>34.1697805897724<text:tab/>19.0898178549893</text:p>
      <text:p text:style-name="P1">Dnase1l3<text:tab/>0.102969180585335<text:tab/>0.103075779605198<text:tab/>0.0972237194529143<text:tab/>0.147657432874003<text:tab/>0.0950149466233222</text:p>
      <text:p text:style-name="P1">Dnase2<text:tab/>26.2824000851185<text:tab/>30.1762751196837<text:tab/>13.813596474497<text:tab/>51.3194275972566<text:tab/>17.4470513512917</text:p>
      <text:p text:style-name="P1">Dnase2b<text:tab/>0.103933771121142<text:tab/>0.10330493628222<text:tab/>0.0979952785205257<text:tab/>0.101020019074265<text:tab/>0.0959986064385136</text:p>
      <text:p text:style-name="P1">Dnd1<text:tab/>0.197274827192778<text:tab/>1.3127315948954<text:tab/>0.361428099269622<text:tab/>1.0681647120654<text:tab/>0.383160092914765</text:p>
      <text:p text:style-name="P1">Dnlz<text:tab/>37.1711030959691<text:tab/>41.8831141398719<text:tab/>17.0953492858643<text:tab/>65.1645314198383<text:tab/>29.3249806375376</text:p>
      <text:p text:style-name="P1">Dnm1<text:tab/>0.50912605008174<text:tab/>0.967103621202324<text:tab/>0.149217548047788<text:tab/>2.44654897148052<text:tab/>0.418772429251365</text:p>
      <text:p text:style-name="P1">Dnm1l<text:tab/>27.0669771046052<text:tab/>30.8837032240045<text:tab/>21.7349392193074<text:tab/>36.166405482505<text:tab/>30.0609382345349</text:p>
      <text:p text:style-name="P1">Dnm2<text:tab/>32.0309176707913<text:tab/>27.4959406036884<text:tab/>31.5812651344933<text:tab/>57.2253138192216<text:tab/>61.7309084737699</text:p>
      <text:p text:style-name="P1">Dnm3<text:tab/>0.180980050755988<text:tab/>0.212757380471252<text:tab/>0.101338509570301<text:tab/>0.925690714050178<text:tab/>0.101274427248488</text:p>
      <text:p text:style-name="P1">Dnmt1<text:tab/>15.390784688013<text:tab/>9.11184664400051<text:tab/>10.1898013843995<text:tab/>12.4170600199091<text:tab/>9.90254038950925</text:p>
      <text:p text:style-name="P1">Dnmt3a<text:tab/>2.88018193431658<text:tab/>8.50288824685961<text:tab/>2.11090594321255<text:tab/>4.88207990782527<text:tab/>1.27426713331841</text:p>
      <text:p text:style-name="P1">Dnmt3b<text:tab/>1.02219407154658<text:tab/>3.68228311274719<text:tab/>1.50492259215292<text:tab/>0.518685861428923<text:tab/>0.344527553185813</text:p>
      <text:p text:style-name="P1">Dnmt3l<text:tab/>0.103933771121142<text:tab/>0.10330493628222<text:tab/>0.0979952785205257<text:tab/>0.101020019074265<text:tab/>0.0959986064385136</text:p>
      <text:p text:style-name="P1">Dnpep<text:tab/>88.7048896793175<text:tab/>95.2148113658371<text:tab/>78.9071522561332<text:tab/>166.878860707826<text:tab/>78.9156911840571</text:p>
      <text:p text:style-name="P1">Dnph1<text:tab/>12.7659877768864<text:tab/>15.1155180489295<text:tab/>6.66458765763571<text:tab/>17.2218473735139<text:tab/>14.3151611700586</text:p>
      <text:p text:style-name="P1">Dntt<text:tab/>0.103933771121142<text:tab/>0.10330493628222<text:tab/>0.0979952785205257<text:tab/>0.101020019074265<text:tab/>0.0959986064385136</text:p>
      <text:p text:style-name="P1">Dnttip1<text:tab/>38.6525954620935<text:tab/>38.9698958946296<text:tab/>17.9866291306316<text:tab/>51.6013380797569<text:tab/>37.3635186839029</text:p>
      <text:p text:style-name="P1">Doc2a<text:tab/>1.69836854969957<text:tab/>0.808363597990527<text:tab/>0.405605626555548<text:tab/>3.36355681519312<text:tab/>1.84681961200684</text:p>
      <text:p text:style-name="P1">Doc2b<text:tab/>0.103933771121142<text:tab/>0.10330493628222<text:tab/>0.0979952785205257<text:tab/>0.101020019074265<text:tab/>0.0959986064385136</text:p>
      <text:p text:style-name="P1">Doc2g<text:tab/>0.436640278060786<text:tab/>0.505938475044931<text:tab/>0.793821879184645<text:tab/>1.39688883489401<text:tab/>1.48931376273062</text:p>
      <text:p text:style-name="P1">Dock1<text:tab/>16.0129688967353<text:tab/>15.0431004108256<text:tab/>11.6606675713793<text:tab/>20.7801338794639<text:tab/>8.28757430235262</text:p>
      <text:p text:style-name="P1">Dock11<text:tab/>2.48577667089138<text:tab/>2.74238610305416<text:tab/>1.58807072193698<text:tab/>7.79387685309649<text:tab/>4.531705196221</text:p>
      <text:p text:style-name="P1">Dock6<text:tab/>5.75235113199407<text:tab/>4.70853703017425<text:tab/>5.30772649678416<text:tab/>10.9859622542354<text:tab/>5.87614487081016</text:p>
      <text:p text:style-name="P1">Dock7<text:tab/>22.7036654760455<text:tab/>20.0682605325864<text:tab/>10.4916600151209<text:tab/>26.0517244716308<text:tab/>13.279157221416</text:p>
      <text:p text:style-name="P1">Dock8<text:tab/>6.03039341393835<text:tab/>6.57366847092214<text:tab/>3.60459378537729<text:tab/>7.22348606858016<text:tab/>1.0797216914274</text:p>
      <text:p text:style-name="P1">Dock9<text:tab/>2.40273032056555<text:tab/>2.20239950504741<text:tab/>3.48898111226744<text:tab/>5.92688204945643<text:tab/>5.57462956194506</text:p>
      <text:p text:style-name="P1">Dohh<text:tab/>36.4020272092631<text:tab/>45.2429205984707<text:tab/>27.713577220906<text:tab/>53.0547335896416<text:tab/>58.0319044661517</text:p>
      <text:p text:style-name="P1">Dok1<text:tab/>13.7739972228826<text:tab/>23.9495312194001<text:tab/>12.6928933607067<text:tab/>20.0753043949868<text:tab/>8.79227487620669</text:p>
      <text:p text:style-name="P1">Dok2<text:tab/>0.819594801164987<text:tab/>2.27891146681089<text:tab/>0.471729927909255<text:tab/>1.6681410729046<text:tab/>0.57801613544848</text:p>
      <text:p text:style-name="P1">Dok3<text:tab/>0.488408174607438<text:tab/>2.95812319252642<text:tab/>1.10667985731406<text:tab/>0.655757468568082<text:tab/>0.318674012470624</text:p>
      <text:p text:style-name="P1">Dok4<text:tab/>1.91172119580028<text:tab/>2.09028712058889<text:tab/>5.19961322430227<text:tab/>6.4040312440438<text:tab/>4.03174573141453</text:p>
      <text:p text:style-name="P1">Dok5<text:tab/>3.50317066033157<text:tab/>23.431002287748<text:tab/>4.70903970010133<text:tab/>22.2896194159334<text:tab/>8.89521029271879</text:p>
      <text:p text:style-name="P1">Dok6<text:tab/>1.0639182755194<text:tab/>0.684959044989241<text:tab/>0.5824780068996<text:tab/>2.76562035910485<text:tab/>0.808464059186766</text:p>
      <text:p text:style-name="P1">Dok7<text:tab/>0.130620940498944<text:tab/>0.117458873022666<text:tab/>0.122807138336925<text:tab/>0.102588745418951<text:tab/>0.0958791129571734</text:p>
      <text:p text:style-name="P1">Dolk<text:tab/>17.799275271108<text:tab/>15.6592712249849<text:tab/>18.914765709141<text:tab/>31.1044478081391<text:tab/>30.8201382172638</text:p>
      <text:p text:style-name="P1">Dolpp1<text:tab/>11.4055397748775<text:tab/>9.8918531403437<text:tab/>5.89002927531563<text:tab/>12.9259845272252<text:tab/>6.98891706491106</text:p>
      <text:p text:style-name="P1">Donson<text:tab/>2.67625293435444<text:tab/>3.29591412672574<text:tab/>9.98645612173124<text:tab/>2.61628870282331<text:tab/>6.45261749061709</text:p>
      <text:p text:style-name="P1">Dopey2<text:tab/>3.14757158319022<text:tab/>3.56292603278545<text:tab/>8.23801820669884<text:tab/>5.05341033023178<text:tab/>5.92771496478697</text:p>
      <text:p text:style-name="P1">Dos<text:tab/>7.73828528734652<text:tab/>13.7120562900085<text:tab/>20.1690121458083<text:tab/>20.1055936087939<text:tab/>70.0278214682288</text:p>
      <text:p text:style-name="P1">Dot1l<text:tab/>9.5813431971929<text:tab/>167.820517938998<text:tab/>126.735819455493<text:tab/>9.47142954811355<text:tab/>17.0985098023031</text:p>
      <text:p text:style-name="P1">Doxl1<text:tab/>0.103933771121142<text:tab/>0.10330493628222<text:tab/>0.0979952785205257<text:tab/>0.101020019074265<text:tab/>0.0959986064385136</text:p>
      <text:p text:style-name="P1">Doxl2<text:tab/>0.103933771121142<text:tab/>0.10330493628222<text:tab/>0.0979952785205257<text:tab/>0.101020019074265<text:tab/>0.0959986064385136</text:p>
      <text:p text:style-name="P1">Dpagt1<text:tab/>42.4557719814202<text:tab/>36.3544299814602<text:tab/>16.7108649599298<text:tab/>62.0612131807228<text:tab/>15.0625118214268</text:p>
      <text:p text:style-name="P1">Dpcd<text:tab/>13.9505408963002<text:tab/>13.1353359330852<text:tab/>8.62145572961619<text:tab/>25.5970759394225<text:tab/>17.4488043702571</text:p>
      <text:p text:style-name="P1">Dpcr1<text:tab/>0.103933771121142<text:tab/>0.10330493628222<text:tab/>0.0979952785205257<text:tab/>0.101020019074265<text:tab/>0.0959986064385136</text:p>
      <text:p text:style-name="P1">Dpep1<text:tab/>0.554937819618896<text:tab/>0.309178653768292<text:tab/>0.30102203592411<text:tab/>0.229553939268537<text:tab/>0.106174464787012</text:p>
      <text:p text:style-name="P1">Dpep2<text:tab/>0.38013250608568<text:tab/>0.152495044940198<text:tab/>0.154569056711072<text:tab/>0.18553096202477<text:tab/>0.10933642492432</text:p>
      <text:p text:style-name="P1">Dpep3<text:tab/>0.103481638201589<text:tab/>0.103197147284992<text:tab/>0.097595074698459<text:tab/>0.119727760042828<text:tab/>0.0954845489898309</text:p>
      <text:p text:style-name="P1">Dpf1<text:tab/>2.68658834695305<text:tab/>2.24123639914523<text:tab/>1.87185396590027<text:tab/>4.39398064290818<text:tab/>2.42076002068286</text:p>
      <text:p text:style-name="P1">Dpf2<text:tab/>42.5729013102644<text:tab/>57.1848240478319<text:tab/>30.669554832116<text:tab/>58.1780168376356<text:tab/>41.7100160725361</text:p>
      <text:p text:style-name="P1">Dpf3<text:tab/>0.107592148655026<text:tab/>0.216341402792055<text:tab/>0.260461900045521<text:tab/>0.113479877114487<text:tab/>0.396152744647063</text:p>
      <text:p text:style-name="P1">Dph1<text:tab/>12.3360674369924<text:tab/>13.8030503771882<text:tab/>8.35061940645097<text:tab/>20.4918096775001<text:tab/>18.5321139934337</text:p>
      <text:p text:style-name="P1">Dph2<text:tab/>5.57291954791645<text:tab/>3.62896122030378<text:tab/>3.510831894217<text:tab/>8.93318045713124<text:tab/>10.3096660953379</text:p>
      <text:p text:style-name="P1">Dph3<text:tab/>8.78463162733496<text:tab/>14.4116974494497<text:tab/>7.99555432306616<text:tab/>19.8492404133606<text:tab/>14.3152237840316</text:p>
      <text:p text:style-name="P1">Dph5<text:tab/>8.66263106933353<text:tab/>10.6715181387578<text:tab/>2.00841005890315<text:tab/>9.37222280296986<text:tab/>4.58323286911063</text:p>
      <text:p text:style-name="P1">Dph6<text:tab/>5.81014571959051<text:tab/>4.39540386299736<text:tab/>1.86198536170507<text:tab/>7.95107523409624<text:tab/>3.52532407113668</text:p>
      <text:p text:style-name="P1">Dpm1<text:tab/>20.1679295780793<text:tab/>18.278034403617<text:tab/>26.0439930979389<text:tab/>26.7923344329373<text:tab/>23.753619883447</text:p>
      <text:p text:style-name="P1">Dpm2<text:tab/>25.789655143397<text:tab/>28.1594371961349<text:tab/>18.3180926860065<text:tab/>63.6520741120941<text:tab/>52.9482115249885</text:p>
      <text:p text:style-name="P1">Dpm3<text:tab/>41.1690025333691<text:tab/>50.7485022873753<text:tab/>25.3229746021179<text:tab/>100.423857507584<text:tab/>51.4901932436229</text:p>
      <text:p text:style-name="P1">Dpp10<text:tab/>0.103933771121142<text:tab/>0.10330493628222<text:tab/>0.0979952785205257<text:tab/>0.101020019074265<text:tab/>0.0959986064385136</text:p>
      <text:p text:style-name="P1">Dpp3<text:tab/>34.6609249247103<text:tab/>28.7186929019981<text:tab/>37.53270921795<text:tab/>69.4697072618886<text:tab/>64.0750102687966</text:p>
      <text:p text:style-name="P1">Dpp4<text:tab/>0.103933771121142<text:tab/>0.10330493628222<text:tab/>0.0979952785205257<text:tab/>0.101020019074265<text:tab/>0.0959986064385136</text:p>
      <text:p text:style-name="P1">Dpp6<text:tab/>0.58778565988746<text:tab/>0.395119255299615<text:tab/>0.393988648939025<text:tab/>0.129691614337811<text:tab/>0.0915110026849078</text:p>
      <text:p text:style-name="P1">Dpp7<text:tab/>136.657196509096<text:tab/>133.396174422605<text:tab/>108.786840647043<text:tab/>266.644987072556<text:tab/>225.229562094762</text:p>
      <text:p text:style-name="P1">Dpp8<text:tab/>28.8903428016311<text:tab/>25.875904959099<text:tab/>26.5903176472879<text:tab/>38.7768091744317<text:tab/>31.3623653408981</text:p>
      <text:p text:style-name="P1">Dpp9<text:tab/>34.3455340569534<text:tab/>34.6700678893424<text:tab/>20.721533450115<text:tab/>44.4218507861393<text:tab/>28.5572729473069</text:p>
      <text:p text:style-name="P1">Dppa1<text:tab/>0.103933771121142<text:tab/>0.10330493628222<text:tab/>0.0979952785205257<text:tab/>0.101020019074265<text:tab/>0.0959986064385136</text:p>
      <text:p text:style-name="P1">Dppa3<text:tab/>0.103933771121142<text:tab/>0.10330493628222<text:tab/>0.0979952785205257<text:tab/>0.101020019074265<text:tab/>0.0959986064385136</text:p>
      <text:p text:style-name="P1">Dpt<text:tab/>0.103933771121142<text:tab/>0.10330493628222<text:tab/>0.0979952785205257<text:tab/>0.101020019074265<text:tab/>0.0959986064385136</text:p>
      <text:p text:style-name="P1">Dpy19l1<text:tab/>17.2089137612563<text:tab/>15.6840993592666<text:tab/>25.2303272267458<text:tab/>31.7349281311783<text:tab/>26.4480996120037</text:p>
      <text:p text:style-name="P1">Dpy19l3<text:tab/>11.7779601819083<text:tab/>11.6553558130077<text:tab/>6.46775936765551<text:tab/>13.9940614935128<text:tab/>2.72611417241397</text:p>
      <text:p text:style-name="P1">Dpy19l4<text:tab/>3.85255502115091<text:tab/>2.10825590384919<text:tab/>4.4174883733101<text:tab/>6.9705880675418<text:tab/>3.59437810166274</text:p>
      <text:p text:style-name="P1">Dpy30<text:tab/>98.8305110275226<text:tab/>92.7018021101998<text:tab/>63.9685192018224<text:tab/>74.5433322719984<text:tab/>51.4731647404165</text:p>
      <text:p text:style-name="P1">Dpyd<text:tab/>0.281453725223175<text:tab/>0.201177124943918<text:tab/>0.295529033736844<text:tab/>0.215533960054478<text:tab/>0.236980996139219</text:p>
      <text:p text:style-name="P1">Dpys<text:tab/>0.10106343398578<text:tab/>0.329430330695247<text:tab/>0.186166805379227<text:tab/>0.773143977058329<text:tab/>0.090360132858478</text:p>
      <text:p text:style-name="P1">Dpysl2<text:tab/>52.6801336154364<text:tab/>26.5518706644449<text:tab/>19.1859960980945<text:tab/>74.5445230771058<text:tab/>27.6535326067501</text:p>
      <text:p text:style-name="P1">Dpysl3<text:tab/>119.392326149535<text:tab/>148.280095148967<text:tab/>73.0338317980962<text:tab/>216.436378941531<text:tab/>75.8696094947128</text:p>
      <text:p text:style-name="P1">Dpysl4<text:tab/>0.104060938224382<text:tab/>0.112507863790903<text:tab/>0.0980717167998903<text:tab/>0.101364007570355<text:tab/>0.0960239545753355</text:p>
      <text:p text:style-name="P1">Dpysl5<text:tab/>0.103933771121142<text:tab/>0.10330493628222<text:tab/>0.0979952785205257<text:tab/>0.101020019074265<text:tab/>0.0959986064385136</text:p>
      <text:p text:style-name="P1">Dqx1<text:tab/>1.15167790199975<text:tab/>2.63174140096762<text:tab/>1.43120551315624<text:tab/>1.40365300782432<text:tab/>1.17562683587965</text:p>
      <text:p text:style-name="P1">Dr1<text:tab/>0.103933771121142<text:tab/>0.10330493628222<text:tab/>0.0979952785205257<text:tab/>0.101020019074265<text:tab/>0.0959986064385136</text:p>
      <text:p text:style-name="P1">Dram1<text:tab/>18.5075560366721<text:tab/>16.4136170122661<text:tab/>7.91894911832899<text:tab/>14.8344131620197<text:tab/>4.05710129265169</text:p>
      <text:p text:style-name="P1">Dram2<text:tab/>9.62614640136522<text:tab/>13.6042086724064<text:tab/>8.49952840900033<text:tab/>17.7562887794102<text:tab/>10.3862701103984</text:p>
      <text:p text:style-name="P1">Drap1<text:tab/>68.9951764196121<text:tab/>82.2754281490835<text:tab/>81.6830518784568<text:tab/>126.752324741433<text:tab/>83.3505496561814</text:p>
      <text:p text:style-name="P1">Drc1<text:tab/>0.152976505138529<text:tab/>0.142979596970883<text:tab/>0.0967456245805295<text:tab/>0.208384910131551<text:tab/>0.236686079343716</text:p>
      <text:p text:style-name="P1">Drc7<text:tab/>0.103933771121142<text:tab/>0.10330493628222<text:tab/>0.0979952785205257<text:tab/>0.101020019074265<text:tab/>0.0959986064385136</text:p>
      <text:p text:style-name="P1">Drd1<text:tab/>0.104002751512341<text:tab/>0.103771619139176<text:tab/>0.0979642009771616<text:tab/>0.116664987712082<text:tab/>0.102060835696112</text:p>
      <text:p text:style-name="P1">Drd2<text:tab/>0.103933771121142<text:tab/>0.10330493628222<text:tab/>0.0979952785205257<text:tab/>0.101020019074265<text:tab/>0.0959986064385136</text:p>
      <text:p text:style-name="P1">Drd3<text:tab/>0.103933771121142<text:tab/>0.10330493628222<text:tab/>0.0979952785205257<text:tab/>0.101020019074265<text:tab/>0.0959986064385136</text:p>
      <text:p text:style-name="P1">Drd4<text:tab/>0.106228728392336<text:tab/>0.107968795337873<text:tab/>0.207704264467816<text:tab/>0.124196190995676<text:tab/>0.188501214096108</text:p>
      <text:p text:style-name="P1">Drd5<text:tab/>0.103933771121142<text:tab/>0.10330493628222<text:tab/>0.0979952785205257<text:tab/>0.101020019074265<text:tab/>0.0959986064385136</text:p>
      <text:p text:style-name="P1">Drg1<text:tab/>28.6981602914058<text:tab/>28.835144987065<text:tab/>23.9677333193968<text:tab/>43.3073480726971<text:tab/>51.6975130111004</text:p>
      <text:p text:style-name="P1">Drgx<text:tab/>0.103933771121142<text:tab/>0.10330493628222<text:tab/>0.0979952785205257<text:tab/>0.101020019074265<text:tab/>0.0959986064385136</text:p>
      <text:p text:style-name="P1">Drosha<text:tab/>11.7631470331456<text:tab/>10.6855231800108<text:tab/>8.28290201615537<text:tab/>14.0458854707329<text:tab/>8.26732198829996</text:p>
      <text:p text:style-name="P1">Drp2<text:tab/>0.104234181156678<text:tab/>0.133013901693906<text:tab/>0.0981735308007799<text:tab/>0.101895291283482<text:tab/>0.0960571161527514</text:p>
      <text:p text:style-name="P1">Dsc2<text:tab/>0.103594555292795<text:tab/>0.104203181811916<text:tab/>0.0975253064905853<text:tab/>0.144781531953656<text:tab/>0.127100734882252</text:p>
      <text:p text:style-name="P1">Dsc3<text:tab/>0.103933771121142<text:tab/>0.10330493628222<text:tab/>0.0979952785205257<text:tab/>0.101020019074265<text:tab/>0.0959986064385136</text:p>
      <text:p text:style-name="P1">Dscam<text:tab/>0.103933771121142<text:tab/>0.10330493628222<text:tab/>0.0979952785205257<text:tab/>0.101020019074265<text:tab/>0.0959986064385136</text:p>
      <text:p text:style-name="P1">Dscaml1<text:tab/>0.104493565043712<text:tab/>0.104228083315698<text:tab/>0.115313850960972<text:tab/>0.102053307757597<text:tab/>0.0963041448905308</text:p>
      <text:p text:style-name="P1">Dscc1<text:tab/>4.75857292754203<text:tab/>4.36314109013112<text:tab/>1.74763823147659<text:tab/>1.73006764807288<text:tab/>0.424729756691659</text:p>
      <text:p text:style-name="P1">Dscr3<text:tab/>30.2813713972195<text:tab/>22.750196421783<text:tab/>13.9111820175166<text:tab/>50.8127408820934<text:tab/>30.0613666950529</text:p>
      <text:p text:style-name="P1">Dse<text:tab/>13.2981436421171<text:tab/>16.9007270797296<text:tab/>11.7510487382734<text:tab/>19.3262156785749<text:tab/>10.0718070250233</text:p>
      <text:p text:style-name="P1">Dsel<text:tab/>4.18678498674855<text:tab/>4.887167444807<text:tab/>6.29405107177989<text:tab/>6.6842748937618<text:tab/>2.89822603577622</text:p>
      <text:p text:style-name="P1">Dsg3<text:tab/>0.103933771121142<text:tab/>0.10330493628222<text:tab/>0.0979952785205257<text:tab/>0.101020019074265<text:tab/>0.0959986064385136</text:p>
      <text:p text:style-name="P1">Dsg4<text:tab/>0.10404474481083<text:tab/>0.103555829741035<text:tab/>0.0980919182530959<text:tab/>0.101317455019429<text:tab/>0.102953451722147</text:p>
      <text:p text:style-name="P1">Dsn1<text:tab/>11.0652032326875<text:tab/>5.02709183076457<text:tab/>2.71133293519377<text:tab/>8.23409600816837<text:tab/>1.21516294228754</text:p>
      <text:p text:style-name="P1">Dspp<text:tab/>0.103933771121142<text:tab/>0.10330493628222<text:tab/>0.0979952785205257<text:tab/>0.101020019074265<text:tab/>0.0959986064385136</text:p>
      <text:p text:style-name="P1">Dstn<text:tab/>1201.96401495037<text:tab/>1259.02442942738<text:tab/>1348.58825755969<text:tab/>701.823713376438<text:tab/>382.707160197195</text:p>
      <text:p text:style-name="P1">Dstyk<text:tab/>4.50177817205143<text:tab/>3.73909572634284<text:tab/>5.37365300416544<text:tab/>5.42121795550393<text:tab/>3.92148614721269</text:p>
      <text:p text:style-name="P1">Dtd1<text:tab/>19.1809045194975<text:tab/>19.5148801466295<text:tab/>11.9865535180021<text:tab/>20.6784348232794<text:tab/>11.0111679245282</text:p>
      <text:p text:style-name="P1">Dtd2<text:tab/>7.99261414647516<text:tab/>3.16774387881073<text:tab/>5.83048389181999<text:tab/>18.2405967614948<text:tab/>15.4255107915925</text:p>
      <text:p text:style-name="P1">Dtnb<text:tab/>7.43222821095911<text:tab/>5.51244676392544<text:tab/>3.99625427626877<text:tab/>13.4782827873788<text:tab/>3.29166304650688</text:p>
      <text:p text:style-name="P1">Dtnbp1<text:tab/>18.0770053774011<text:tab/>35.8695979894622<text:tab/>34.8285915398808<text:tab/>27.5244363396333<text:tab/>24.5088986313435</text:p>
      <text:p text:style-name="P1">Dtwd1<text:tab/>7.16895355149076<text:tab/>2.28825169120812<text:tab/>2.62722480876325<text:tab/>12.376218564933<text:tab/>7.02542290879286</text:p>
      <text:p text:style-name="P1">Dtwd2<text:tab/>3.48641698104714<text:tab/>1.1928850722272<text:tab/>1.79813026439236<text:tab/>2.5268469082953<text:tab/>2.73192812003938</text:p>
      <text:p text:style-name="P1">Dtx2<text:tab/>7.06251973058705<text:tab/>13.4178729027472<text:tab/>11.9637894823796<text:tab/>12.7257145717828<text:tab/>11.4407149860498</text:p>
      <text:p text:style-name="P1">Dtx3<text:tab/>43.5024463845895<text:tab/>33.8061278521385<text:tab/>22.1261770562608<text:tab/>65.1531269468787<text:tab/>30.332869335117</text:p>
      <text:p text:style-name="P1">Dtx3l<text:tab/>1.57396929462857<text:tab/>5.57770882954114<text:tab/>4.25541416325685<text:tab/>2.83113476721681<text:tab/>1.06152920053027</text:p>
      <text:p text:style-name="P1">Dtx4<text:tab/>3.30867463224707<text:tab/>0.522355192832624<text:tab/>0.68106516105845<text:tab/>11.2136898934023<text:tab/>1.94852130348603</text:p>
      <text:p text:style-name="P1">Dtymk<text:tab/>44.7807793134312<text:tab/>49.5917230314195<text:tab/>35.4369450372519<text:tab/>63.1712469812922<text:tab/>43.1887619894078</text:p>
      <text:p text:style-name="P1">Duox1<text:tab/>0.171575885823618<text:tab/>0.306394457281168<text:tab/>0.402026092873446<text:tab/>0.212598381617792<text:tab/>0.297692554857299</text:p>
      <text:p text:style-name="P1">Duox2<text:tab/>0.457726435317314<text:tab/>1.52914066130269<text:tab/>0.225057325010904<text:tab/>0.715725910710847<text:tab/>0.229284313611927</text:p>
      <text:p text:style-name="P1">Duoxa1<text:tab/>2.50527672578688<text:tab/>1.46001195331419<text:tab/>1.13361055873306<text:tab/>2.48003944734068<text:tab/>2.46226476041176</text:p>
      <text:p text:style-name="P1">Duoxa2<text:tab/>0.334510627341384<text:tab/>0.756375703138473<text:tab/>1.32958963344912<text:tab/>0.229410836390684<text:tab/>0.418370098332156</text:p>
      <text:p text:style-name="P1">Dupd1<text:tab/>0.169276656715676<text:tab/>0.108422283488021<text:tab/>0.20287235011623<text:tab/>0.107026051603653<text:tab/>0.161375456801447</text:p>
      <text:p text:style-name="P1">Dus1l<text:tab/>14.1589464063472<text:tab/>11.7655735182024<text:tab/>10.7043201175001<text:tab/>21.7711259296484<text:tab/>18.0315579749168</text:p>
      <text:p text:style-name="P1">Dus2<text:tab/>9.70173461710779<text:tab/>6.87698678118052<text:tab/>2.96475662296443<text:tab/>10.0015970803949<text:tab/>7.69465045477307</text:p>
      <text:p text:style-name="P1">Dus3l<text:tab/>16.4630021305257<text:tab/>14.8843682666938<text:tab/>10.393961521473<text:tab/>19.4807324192468<text:tab/>15.8328217847722</text:p>
      <text:p text:style-name="P1">Dus4l<text:tab/>1.90813816959364<text:tab/>2.33932401844443<text:tab/>1.17033015229153<text:tab/>2.22026110461176<text:tab/>1.77104383210931</text:p>
      <text:p text:style-name="P1">Dusp1<text:tab/>79.5633898012061<text:tab/>107.998411431505<text:tab/>68.8946283659049<text:tab/>56.1956892330935<text:tab/>42.7037839607811</text:p>
      <text:p text:style-name="P1">Dusp10<text:tab/>1.3296104281192<text:tab/>21.2641244182062<text:tab/>10.0814192446046<text:tab/>6.6008736451448<text:tab/>4.30714338811527</text:p>
      <text:p text:style-name="P1">Dusp11<text:tab/>0.103933771121142<text:tab/>0.10330493628222<text:tab/>0.0979952785205257<text:tab/>0.101020019074265<text:tab/>0.0959986064385136</text:p>
      <text:p text:style-name="P1">Dusp12<text:tab/>4.40953292705163<text:tab/>4.84115920516449<text:tab/>5.01445741445442<text:tab/>12.4583205170594<text:tab/>5.09512134867857</text:p>
      <text:p text:style-name="P1">Dusp13<text:tab/>0.257501148686848<text:tab/>0.125931065024356<text:tab/>0.167176992601977<text:tab/>0.304409348672133<text:tab/>0.0924791450100964</text:p>
      <text:p text:style-name="P1">Dusp14<text:tab/>14.9237559897134<text:tab/>44.3030931350971<text:tab/>123.787471123022<text:tab/>10.8473768043047<text:tab/>4.96046242383907</text:p>
      <text:p text:style-name="P1">Dusp15<text:tab/>0.168138968856283<text:tab/>0.123431206345512<text:tab/>0.124242935827817<text:tab/>0.237442556182911<text:tab/>0.0921108138294615</text:p>
      <text:p text:style-name="P1">Dusp16<text:tab/>4.15923817288053<text:tab/>7.41151056452641<text:tab/>3.8244440710744<text:tab/>7.14655850253984<text:tab/>4.0002692871094</text:p>
      <text:p text:style-name="P1">Dusp18<text:tab/>7.06397064020124<text:tab/>7.86161313763923<text:tab/>7.00173343795361<text:tab/>15.4194616012829<text:tab/>9.66657989171392</text:p>
      <text:p text:style-name="P1">Dusp19<text:tab/>7.70379937883501<text:tab/>3.17062886121385<text:tab/>1.73011252138583<text:tab/>6.29893011656329<text:tab/>4.14047200156651</text:p>
      <text:p text:style-name="P1">Dusp2<text:tab/>0.258992091147019<text:tab/>11.9545826248464<text:tab/>24.951411745573<text:tab/>0.565101696897305<text:tab/>0.753787394337357</text:p>
      <text:p text:style-name="P1">Dusp21<text:tab/>0.103933771121142<text:tab/>0.10330493628222<text:tab/>0.0979952785205257<text:tab/>0.101020019074265<text:tab/>0.0959986064385136</text:p>
      <text:p text:style-name="P1">Dusp22<text:tab/>0.79692140590788<text:tab/>2.04124231387356<text:tab/>1.33974565707114<text:tab/>2.94513715391002<text:tab/>0.644388391306192</text:p>
      <text:p text:style-name="P1">Dusp23<text:tab/>5.25060599393711<text:tab/>2.67999193455918<text:tab/>1.89850476750627<text:tab/>12.1670578359423<text:tab/>1.79780937276392</text:p>
      <text:p text:style-name="P1">Dusp26<text:tab/>0.133731137332014<text:tab/>0.103093034952831<text:tab/>0.0943017963211755<text:tab/>0.299841715241385<text:tab/>0.0924350099530421</text:p>
      <text:p text:style-name="P1">Dusp27<text:tab/>0.115619235379661<text:tab/>0.125557854874297<text:tab/>0.0943609670025257<text:tab/>0.34995145970594<text:tab/>0.0917607612229945</text:p>
      <text:p text:style-name="P1">Dusp3<text:tab/>38.892980012408<text:tab/>34.7026647112975<text:tab/>20.2407535918066<text:tab/>31.7570872973716<text:tab/>14.7316506302072</text:p>
      <text:p text:style-name="P1">Dusp4<text:tab/>0.586551570985155<text:tab/>21.0543656864623<text:tab/>13.5507760033903<text:tab/>1.67766162210067<text:tab/>4.93816428458291</text:p>
      <text:p text:style-name="P1">Dusp5<text:tab/>1.33651859567703<text:tab/>148.644511669225<text:tab/>229.940569943811<text:tab/>5.2491696064954<text:tab/>15.4666616919169</text:p>
      <text:p text:style-name="P1">Dusp6<text:tab/>7.42817673572116<text:tab/>64.6143097958886<text:tab/>78.8612828310627<text:tab/>34.0156866356798<text:tab/>91.1641951021126</text:p>
      <text:p text:style-name="P1">Dusp7<text:tab/>8.97842269589444<text:tab/>56.2577243347402<text:tab/>31.7405052528445<text:tab/>22.4083356891957<text:tab/>10.318761769485</text:p>
      <text:p text:style-name="P1">Dusp8<text:tab/>4.70132375739046<text:tab/>3.26928695627343<text:tab/>2.80060294620744<text:tab/>3.36863283901347<text:tab/>3.76889465879396</text:p>
      <text:p text:style-name="P1">Dusp9<text:tab/>0.179473987965508<text:tab/>0.156455442539258<text:tab/>0.172235351871915<text:tab/>0.116150767481592<text:tab/>0.0938095223781677</text:p>
      <text:p text:style-name="P1">Dut<text:tab/>76.6212884513978<text:tab/>55.6935256026595<text:tab/>34.2531921650366<text:tab/>49.5754719938316<text:tab/>19.2471290030547</text:p>
      <text:p text:style-name="P1">Dvl1<text:tab/>16.8504539447766<text:tab/>24.5616337284862<text:tab/>16.2405757599089<text:tab/>30.3219073297889<text:tab/>21.1885112629935</text:p>
      <text:p text:style-name="P1">Dvl2<text:tab/>19.732008674979<text:tab/>11.1816407160753<text:tab/>12.2012502407977<text:tab/>19.4372190749412<text:tab/>17.8383327157453</text:p>
      <text:p text:style-name="P1">Dvl3<text:tab/>33.5720142490533<text:tab/>42.0276525665329<text:tab/>36.7295192487395<text:tab/>39.3187629907946<text:tab/>27.550276949064</text:p>
      <text:p text:style-name="P1">Dxo<text:tab/>7.75928134497995<text:tab/>6.18186855838671<text:tab/>6.64536579793819<text:tab/>8.80428788987698<text:tab/>10.830219954145</text:p>
      <text:p text:style-name="P1">Dydc2<text:tab/>0.103933771121142<text:tab/>0.10330493628222<text:tab/>0.0979952785205257<text:tab/>0.101020019074265<text:tab/>0.0959986064385136</text:p>
      <text:p text:style-name="P1">Dym<text:tab/>16.4125214140911<text:tab/>14.3125952755781<text:tab/>16.2847924212822<text:tab/>26.8876351170019<text:tab/>19.1224640020945</text:p>
      <text:p text:style-name="P1">Dync1h1<text:tab/>21.4230547342434<text:tab/>20.6061993868838<text:tab/>20.6209208529812<text:tab/>31.7625768708705<text:tab/>27.6850989442267</text:p>
      <text:p text:style-name="P1">Dync1i1<text:tab/>0.162652390647999<text:tab/>0.281235737529186<text:tab/>0.0976634422345049<text:tab/>0.136583791342864<text:tab/>0.0946817195607109</text:p>
      <text:p text:style-name="P1">Dync1i2<text:tab/>84.0132305353207<text:tab/>99.1374261350637<text:tab/>58.0004123992685<text:tab/>106.054382481781<text:tab/>74.9033714991216</text:p>
      <text:p text:style-name="P1">Dync1li1<text:tab/>33.3470362333784<text:tab/>48.8283725777521<text:tab/>50.4848285184891<text:tab/>44.7073879523852<text:tab/>40.4761521485126</text:p>
      <text:p text:style-name="P1">Dync1li2<text:tab/>39.5229252574256<text:tab/>35.9079159950136<text:tab/>27.2755027742188<text:tab/>50.254196438324<text:tab/>51.612664025558</text:p>
      <text:p text:style-name="P1">Dync2h1<text:tab/>1.67657903384894<text:tab/>2.57718269013922<text:tab/>0.481035865634149<text:tab/>3.12338229557897<text:tab/>0.944461715607591</text:p>
      <text:p text:style-name="P1">Dync2li1<text:tab/>12.3224197317921<text:tab/>12.0175070190202<text:tab/>7.64462994542349<text:tab/>19.3504531098885<text:tab/>10.6831956157464</text:p>
      <text:p text:style-name="P1">Dynll1<text:tab/>380.171388902435<text:tab/>644.898598012086<text:tab/>1101.80006153698<text:tab/>609.302703073794<text:tab/>457.368390060521</text:p>
      <text:p text:style-name="P1">Dynll2<text:tab/>53.4252918198642<text:tab/>49.4470184080574<text:tab/>97.5397089715645<text:tab/>72.4394982940503<text:tab/>102.168361906943</text:p>
      <text:p text:style-name="P1">Dynlrb1<text:tab/>155.821511536581<text:tab/>179.048878038167<text:tab/>138.277931332988<text:tab/>280.230737958223<text:tab/>220.883200903209</text:p>
      <text:p text:style-name="P1">Dynlrb2<text:tab/>0.27564302475453<text:tab/>0.17972635073642<text:tab/>0.322821016805995<text:tab/>2.48961537982458<text:tab/>0.638713199752043</text:p>
      <text:p text:style-name="P1">Dynlt1<text:tab/>72.7126014360866<text:tab/>114.856325327789<text:tab/>130.765856612166<text:tab/>149.476734953276<text:tab/>165.419639369062</text:p>
      <text:p text:style-name="P1">Dynlt3<text:tab/>13.3413078010663<text:tab/>13.662717449815<text:tab/>11.6498410954645<text:tab/>27.9238935446411<text:tab/>16.3995920367552</text:p>
      <text:p text:style-name="P1">Dyrk1a<text:tab/>20.381358129572<text:tab/>27.1335569351377<text:tab/>17.2413384589009<text:tab/>25.1653765863118<text:tab/>14.4128511274185</text:p>
      <text:p text:style-name="P1">Dyrk1b<text:tab/>6.71803948841468<text:tab/>2.52081807715836<text:tab/>2.35444884729363<text:tab/>18.3918022858557<text:tab/>5.14390051908668</text:p>
      <text:p text:style-name="P1">Dyrk2<text:tab/>4.52889377313223<text:tab/>4.8394006208586<text:tab/>3.83820350274662<text:tab/>3.14249683003672<text:tab/>1.62611010364939</text:p>
      <text:p text:style-name="P1">Dyrk3<text:tab/>0.101618933193892<text:tab/>0.130109186726961<text:tab/>0.444367047341035<text:tab/>1.37697274171825<text:tab/>0.678835365737071</text:p>
      <text:p text:style-name="P1">Dysf<text:tab/>27.6856869513742<text:tab/>35.1149345841991<text:tab/>15.2396503696744<text:tab/>87.7197959496056<text:tab/>30.4328564861976</text:p>
      <text:p text:style-name="P1">Dyx1c1<text:tab/>0.358849522000204<text:tab/>0.156235943656593<text:tab/>0.285632217360248<text:tab/>0.568952210997767<text:tab/>0.164064612218707</text:p>
      <text:p text:style-name="P1">Dzip1-ps1<text:tab/>0.103933771121142<text:tab/>0.10330493628222<text:tab/>0.0979952785205257<text:tab/>0.101020019074265<text:tab/>0.0959986064385136</text:p>
      <text:p text:style-name="P1">Dzip1l<text:tab/>23.9602801733851<text:tab/>12.0527296110924<text:tab/>8.45976616607496<text:tab/>18.425151461568<text:tab/>7.76264330546598</text:p>
      <text:p text:style-name="P1">E230034O05Rik<text:tab/>0.57639338690116<text:tab/>0.107582683692383<text:tab/>0.0978032830782528<text:tab/>0.129152949741147<text:tab/>0.154426152185003</text:p>
      <text:p text:style-name="P1">E2f1<text:tab/>8.55459503451135<text:tab/>7.51423806618324<text:tab/>7.20180818497747<text:tab/>4.37192179162912<text:tab/>6.75505613991752</text:p>
      <text:p text:style-name="P1">E2f3<text:tab/>3.73332345734003<text:tab/>10.3191648148747<text:tab/>4.74967471817888<text:tab/>7.0874077075283<text:tab/>3.17462327219011</text:p>
      <text:p text:style-name="P1">E2f4<text:tab/>31.029228462558<text:tab/>50.6220354839407<text:tab/>31.9970186428085<text:tab/>35.611376244954<text:tab/>29.878563997428</text:p>
      <text:p text:style-name="P1">E2f6<text:tab/>22.9484339717478<text:tab/>44.9872023317156<text:tab/>26.4833219457587<text:tab/>24.5696984881647<text:tab/>21.9081660061954</text:p>
      <text:p text:style-name="P1">E2f7<text:tab/>2.51214411022415<text:tab/>1.45253476871228<text:tab/>0.77041426987588<text:tab/>0.954327257717961<text:tab/>0.105270768831881</text:p>
      <text:p text:style-name="P1">E4f1<text:tab/>10.4011308210332<text:tab/>7.85837810734144<text:tab/>6.94938075862939<text:tab/>12.5121852246116<text:tab/>8.16506526055035</text:p>
      <text:p text:style-name="P1">ERCC-00002<text:tab/>923.525140261896<text:tab/>1028.73101594703<text:tab/>1015.85051487886<text:tab/>969.425317094621<text:tab/>1026.50380605892</text:p>
      <text:p text:style-name="P1">ERCC-00003<text:tab/>141.354894101219<text:tab/>116.617841039234<text:tab/>145.31996335907<text:tab/>141.404859049625<text:tab/>129.676752324101</text:p>
      <text:p text:style-name="P1">ERCC-00004<text:tab/>1358.97965916677<text:tab/>1125.16021437878<text:tab/>1306.15077365032<text:tab/>1205.72935751621<text:tab/>1184.37205901312</text:p>
      <text:p text:style-name="P1">ERCC-00009<text:tab/>44.4887393742251<text:tab/>42.961244439567<text:tab/>44.3694200281415<text:tab/>47.581439473303<text:tab/>47.3914428213761</text:p>
      <text:p text:style-name="P1">ERCC-00012<text:tab/>0.103933771121142<text:tab/>0.10330493628222<text:tab/>0.0979952785205257<text:tab/>0.101020019074265<text:tab/>0.0959986064385136</text:p>
      <text:p text:style-name="P1">ERCC-00013<text:tab/>0.103582418550925<text:tab/>0.334587843331924<text:tab/>0.169280699800741<text:tab/>0.103771676471731<text:tab/>0.0949766583197406</text:p>
      <text:p text:style-name="P1">ERCC-00014<text:tab/>0.10083184834811<text:tab/>0.105107236354261<text:tab/>0.124298355976853<text:tab/>0.368117665017561<text:tab/>0.145840900914627</text:p>
      <text:p text:style-name="P1">ERCC-00016<text:tab/>0.103933771121142<text:tab/>0.10330493628222<text:tab/>0.0979952785205257<text:tab/>0.101020019074265<text:tab/>0.0959986064385136</text:p>
      <text:p text:style-name="P1">ERCC-00017<text:tab/>0.103933771121142<text:tab/>0.10330493628222<text:tab/>0.0979952785205257<text:tab/>0.101020019074265<text:tab/>0.0959986064385136</text:p>
      <text:p text:style-name="P1">ERCC-00019<text:tab/>2.7530093448919<text:tab/>4.0678131703145<text:tab/>6.29591707226446<text:tab/>2.36852662668909<text:tab/>2.56375565157952</text:p>
      <text:p text:style-name="P1">ERCC-00022<text:tab/>31.1165343421771<text:tab/>35.0737859554545<text:tab/>31.0980283954359<text:tab/>29.9662072044362<text:tab/>34.4287098990557</text:p>
      <text:p text:style-name="P1">ERCC-00024<text:tab/>0.107456410790334<text:tab/>0.108905323606581<text:tab/>0.641910192855445<text:tab/>0.107553869184559<text:tab/>0.0982715710182991</text:p>
      <text:p text:style-name="P1">ERCC-00025<text:tab/>2.08690808629744<text:tab/>2.30081279354153<text:tab/>0.79537607447025<text:tab/>1.41387015955697<text:tab/>1.33197392009598</text:p>
      <text:p text:style-name="P1">ERCC-00028<text:tab/>0.162286170383691<text:tab/>0.130689840841907<text:tab/>0.665145950252597<text:tab/>0.172562047084456<text:tab/>0.209529369417439</text:p>
      <text:p text:style-name="P1">ERCC-00031<text:tab/>0.403141132129118<text:tab/>0.177420918592584<text:tab/>0.309719284065699<text:tab/>0.178392781872314<text:tab/>0.155883241096178</text:p>
      <text:p text:style-name="P1">ERCC-00033<text:tab/>0.133514646692489<text:tab/>0.108354328638539<text:tab/>0.237998538895474<text:tab/>0.130725401245933<text:tab/>0.0970267629362735</text:p>
      <text:p text:style-name="P1">ERCC-00034<text:tab/>1.83124569679086<text:tab/>1.11539471952822<text:tab/>0.357571255793923<text:tab/>1.27706610119155<text:tab/>1.68636377257315</text:p>
      <text:p text:style-name="P1">ERCC-00035<text:tab/>5.54090180112401<text:tab/>11.0568458408535<text:tab/>5.1839473719311<text:tab/>5.98698765798881<text:tab/>4.78716556410774</text:p>
      <text:p text:style-name="P1">ERCC-00039<text:tab/>1.13451939712075<text:tab/>0.207458379110544<text:tab/>0.239771720409591<text:tab/>0.328252337707238<text:tab/>0.157627957957913</text:p>
      <text:p text:style-name="P1">ERCC-00040<text:tab/>0.105845087886335<text:tab/>0.106939247052804<text:tab/>0.195806478159386<text:tab/>0.21651305198543<text:tab/>0.09639937996527</text:p>
      <text:p text:style-name="P1">ERCC-00041<text:tab/>0.103933771121142<text:tab/>0.10330493628222<text:tab/>0.0979952785205257<text:tab/>0.101020019074265<text:tab/>0.0959986064385136</text:p>
      <text:p text:style-name="P1">ERCC-00042<text:tab/>74.4524966094173<text:tab/>67.6244257307767<text:tab/>59.008251878504<text:tab/>62.6519126248634<text:tab/>57.7983539055998</text:p>
      <text:p text:style-name="P1">ERCC-00043<text:tab/>99.8754013892996<text:tab/>83.0830813212912<text:tab/>97.2354314698603<text:tab/>86.5562722439762<text:tab/>82.9788423174703</text:p>
      <text:p text:style-name="P1">ERCC-00044<text:tab/>1.41930832378341<text:tab/>0.553455841451824<text:tab/>2.30257593729013<text:tab/>1.18685185508756<text:tab/>0.912179705545114</text:p>
      <text:p text:style-name="P1">ERCC-00046<text:tab/>931.472349742286<text:tab/>795.390230002446<text:tab/>802.022872254668<text:tab/>800.757837432868<text:tab/>793.592633475155</text:p>
      <text:p text:style-name="P1">ERCC-00048<text:tab/>0.103933771121142<text:tab/>0.10330493628222<text:tab/>0.0979952785205257<text:tab/>0.101020019074265<text:tab/>0.0959986064385136</text:p>
      <text:p text:style-name="P1">ERCC-00051<text:tab/>14.0740800237087<text:tab/>15.7603731359935<text:tab/>12.6268760316837<text:tab/>35.4791837322813<text:tab/>16.473607804727</text:p>
      <text:p text:style-name="P1">ERCC-00053<text:tab/>1.37452235052018<text:tab/>1.25345698891869<text:tab/>1.91070119088656<text:tab/>1.91620228009072<text:tab/>1.31761273559859</text:p>
      <text:p text:style-name="P1">ERCC-00054<text:tab/>8.48924587447315<text:tab/>4.77606597959814<text:tab/>6.00616509963231<text:tab/>4.21073175757654<text:tab/>7.5758815842465</text:p>
      <text:p text:style-name="P1">ERCC-00057<text:tab/>0.103933771121142<text:tab/>0.10330493628222<text:tab/>0.0979952785205257<text:tab/>0.101020019074265<text:tab/>0.0959986064385136</text:p>
      <text:p text:style-name="P1">ERCC-00058<text:tab/>0.10601913609663<text:tab/>0.162094254367713<text:tab/>0.210027045509833<text:tab/>0.151933495221952<text:tab/>0.17283411513952</text:p>
      <text:p text:style-name="P1">ERCC-00059<text:tab/>4.62029911734626<text:tab/>5.34681860193534<text:tab/>2.24403019053314<text:tab/>3.11972609575511<text:tab/>2.4999749262382</text:p>
      <text:p text:style-name="P1">ERCC-00060<text:tab/>133.466516893138<text:tab/>93.6097528611181<text:tab/>136.226593758184<text:tab/>122.590525711488<text:tab/>126.48669245276</text:p>
      <text:p text:style-name="P1">ERCC-00061<text:tab/>0.103933771121142<text:tab/>0.10330493628222<text:tab/>0.0979952785205257<text:tab/>0.101020019074265<text:tab/>0.0959986064385136</text:p>
      <text:p text:style-name="P1">ERCC-00062<text:tab/>8.22362057514135<text:tab/>8.64058376092586<text:tab/>5.35526250236601<text:tab/>5.97424362830591<text:tab/>6.90346912951753</text:p>
      <text:p text:style-name="P1">ERCC-00067<text:tab/>0.111905152631339<text:tab/>0.3448425796308<text:tab/>0.581551034057837<text:tab/>0.305817064880325<text:tab/>0.211666359280801</text:p>
      <text:p text:style-name="P1">ERCC-00069<text:tab/>0.227039720997749<text:tab/>2.68042142331187<text:tab/>0.214771424616446<text:tab/>0.110972471454394<text:tab/>0.174375240601014</text:p>
      <text:p text:style-name="P1">ERCC-00071<text:tab/>11.2790778155663<text:tab/>6.25434617450715<text:tab/>8.54070092815266<text:tab/>11.9758346324898<text:tab/>10.2218213987991</text:p>
      <text:p text:style-name="P1">ERCC-00073<text:tab/>0.105217715840328<text:tab/>0.105703841819952<text:tab/>0.099020139640116<text:tab/>0.10373964113267<text:tab/>0.17130369184323</text:p>
      <text:p text:style-name="P1">ERCC-00074<text:tab/>6757.86076604825<text:tab/>6560.27998211547<text:tab/>6533.96098963859<text:tab/>6388.45343539961<text:tab/>6505.75145253467</text:p>
      <text:p text:style-name="P1">ERCC-00075<text:tab/>0.103933771121142<text:tab/>0.10330493628222<text:tab/>0.0979952785205257<text:tab/>0.101020019074265<text:tab/>0.0959986064385136</text:p>
      <text:p text:style-name="P1">ERCC-00076<text:tab/>37.003885032126<text:tab/>42.4978320749785<text:tab/>41.974989670787<text:tab/>36.1189090907005<text:tab/>41.1224649987801</text:p>
      <text:p text:style-name="P1">ERCC-00077<text:tab/>0.65945622946156<text:tab/>0.845545972669391<text:tab/>0.100769835656473<text:tab/>0.938386823348094<text:tab/>1.11926617415674</text:p>
      <text:p text:style-name="P1">ERCC-00078<text:tab/>2.62389365388982<text:tab/>3.31211245147912<text:tab/>3.46435389339681<text:tab/>3.99685816809033<text:tab/>3.54622397067581</text:p>
      <text:p text:style-name="P1">ERCC-00079<text:tab/>10.2614416797843<text:tab/>12.8778108580901<text:tab/>10.1151351300138<text:tab/>12.5515782604614<text:tab/>12.5175735885032</text:p>
      <text:p text:style-name="P1">ERCC-00081<text:tab/>0.103933771121142<text:tab/>0.10330493628222<text:tab/>0.0979952785205257<text:tab/>0.101020019074265<text:tab/>0.0959986064385136</text:p>
      <text:p text:style-name="P1">ERCC-00083<text:tab/>0.103933771121142<text:tab/>0.10330493628222<text:tab/>0.0979952785205257<text:tab/>0.101020019074265<text:tab/>0.0959986064385136</text:p>
      <text:p text:style-name="P1">ERCC-00084<text:tab/>1.93535029956485<text:tab/>1.54210530107106<text:tab/>0.960491351476642<text:tab/>2.29346372806449<text:tab/>1.65837502172125</text:p>
      <text:p text:style-name="P1">ERCC-00085<text:tab/>1.10254950439515<text:tab/>1.38154019427582<text:tab/>1.18210906182801<text:tab/>1.0244965618254<text:tab/>1.11774847439779</text:p>
      <text:p text:style-name="P1">ERCC-00086<text:tab/>0.132811423076996<text:tab/>2.10694570202879<text:tab/>0.0918255973125519<text:tab/>0.0991134261973921<text:tab/>0.127201633461353</text:p>
      <text:p text:style-name="P1">ERCC-00092<text:tab/>19.3523443510812<text:tab/>17.7863605896598<text:tab/>19.4908901702103<text:tab/>17.5157982405081<text:tab/>17.502152527175</text:p>
      <text:p text:style-name="P1">ERCC-00095<text:tab/>13.4831317438332<text:tab/>8.57718148790598<text:tab/>11.2010471517371<text:tab/>9.57778166717918<text:tab/>11.0939135562488</text:p>
      <text:p text:style-name="P1">ERCC-00096<text:tab/>822.16403334058<text:tab/>930.463119800058<text:tab/>881.295353099004<text:tab/>854.803004265462<text:tab/>927.493750826003</text:p>
      <text:p text:style-name="P1">ERCC-00097<text:tab/>0.279530995349192<text:tab/>0.107123761306997<text:tab/>0.25602213594121<text:tab/>0.106743507632097<text:tab/>0.446241976729309</text:p>
      <text:p text:style-name="P1">ERCC-00098<text:tab/>0.103933771121142<text:tab/>0.10330493628222<text:tab/>0.0979952785205257<text:tab/>0.101020019074265<text:tab/>0.0959986064385136</text:p>
      <text:p text:style-name="P1">ERCC-00099<text:tab/>1.16970383262204<text:tab/>2.15980312747367<text:tab/>1.48311487775793<text:tab/>1.42954332166759<text:tab/>0.846651820208182</text:p>
      <text:p text:style-name="P1">ERCC-00104<text:tab/>0.103933771121142<text:tab/>0.10330493628222<text:tab/>0.0979952785205257<text:tab/>0.101020019074265<text:tab/>0.0959986064385136</text:p>
      <text:p text:style-name="P1">ERCC-00108<text:tab/>83.1315647383186<text:tab/>83.6642498110152<text:tab/>77.2526561194404<text:tab/>81.8396388400215<text:tab/>86.0867009571055</text:p>
      <text:p text:style-name="P1">ERCC-00109<text:tab/>0.10465479526658<text:tab/>0.105141454841702<text:tab/>0.0987392032242256<text:tab/>0.103237687565839<text:tab/>0.20844337551577</text:p>
      <text:p text:style-name="P1">ERCC-00111<text:tab/>44.1460393757844<text:tab/>39.3945855601084<text:tab/>38.528808041008<text:tab/>44.9435883656433<text:tab/>43.3655470427167</text:p>
      <text:p text:style-name="P1">ERCC-00112<text:tab/>4.27160463145887<text:tab/>5.74852931644098<text:tab/>5.74386588568414<text:tab/>5.5472881406251<text:tab/>4.11846372388659</text:p>
      <text:p text:style-name="P1">ERCC-00113<text:tab/>558.505764469502<text:tab/>658.856887606332<text:tab/>621.909547574604<text:tab/>615.79491879967<text:tab/>652.793260485547</text:p>
      <text:p text:style-name="P1">ERCC-00116<text:tab/>1.41798411906557<text:tab/>2.46059910893899<text:tab/>2.86143528734108<text:tab/>2.76561810520479<text:tab/>2.25970129095991</text:p>
      <text:p text:style-name="P1">ERCC-00117<text:tab/>0.103933771121142<text:tab/>0.10330493628222<text:tab/>0.0979952785205257<text:tab/>0.101020019074265<text:tab/>0.0959986064385136</text:p>
      <text:p text:style-name="P1">ERCC-00120<text:tab/>0.104275201705551<text:tab/>0.267856498743586<text:tab/>0.097790333413462<text:tab/>0.102838301195606<text:tab/>0.095384688618909</text:p>
      <text:p text:style-name="P1">ERCC-00123<text:tab/>0.103933771121142<text:tab/>0.10330493628222<text:tab/>0.0979952785205257<text:tab/>0.101020019074265<text:tab/>0.0959986064385136</text:p>
      <text:p text:style-name="P1">ERCC-00126<text:tab/>0.105395883070454<text:tab/>0.107109258244868<text:tab/>0.20834221158815<text:tab/>0.129120619017211<text:tab/>0.218678116732062</text:p>
      <text:p text:style-name="P1">ERCC-00130<text:tab/>1609.72320151372<text:tab/>1783.62648497718<text:tab/>1749.44880782744<text:tab/>1736.88690772935<text:tab/>1846.35429257985</text:p>
      <text:p text:style-name="P1">ERCC-00131<text:tab/>15.1520997641051<text:tab/>18.2401119111037<text:tab/>12.8095961107093<text:tab/>14.5437591953548<text:tab/>16.9797726451596</text:p>
      <text:p text:style-name="P1">ERCC-00134<text:tab/>0.106218648388923<text:tab/>0.107899238914792<text:tab/>0.0997284874779044<text:tab/>0.106216901448164<text:tab/>0.429162393635829</text:p>
      <text:p text:style-name="P1">ERCC-00136<text:tab/>61.4528438041038<text:tab/>48.3248042154669<text:tab/>54.1899164212468<text:tab/>56.4684887626488<text:tab/>55.9558465718452</text:p>
      <text:p text:style-name="P1">ERCC-00137<text:tab/>0.103583518418304<text:tab/>0.110196973496637<text:tab/>0.518976782690005<text:tab/>1.93896061843697<text:tab/>0.222591273363979</text:p>
      <text:p text:style-name="P1">ERCC-00138<text:tab/>0.103933771121142<text:tab/>0.10330493628222<text:tab/>0.0979952785205257<text:tab/>0.101020019074265<text:tab/>0.0959986064385136</text:p>
      <text:p text:style-name="P1">ERCC-00142<text:tab/>0.103933771121142<text:tab/>0.10330493628222<text:tab/>0.0979952785205257<text:tab/>0.101020019074265<text:tab/>0.0959986064385136</text:p>
      <text:p text:style-name="P1">ERCC-00143<text:tab/>0.637656722637065<text:tab/>0.686960420943033<text:tab/>0.353604042658596<text:tab/>0.287148335314589<text:tab/>0.300188732275013</text:p>
      <text:p text:style-name="P1">ERCC-00144<text:tab/>3.47207075735806<text:tab/>8.13148136743779<text:tab/>3.19454220942149<text:tab/>3.60510527704345<text:tab/>3.96013138249581</text:p>
      <text:p text:style-name="P1">ERCC-00145<text:tab/>53.0546383598872<text:tab/>71.9333973902028<text:tab/>64.9365364024707<text:tab/>60.0599837082552<text:tab/>64.2716265225317</text:p>
      <text:p text:style-name="P1">ERCC-00147<text:tab/>0.208620704408556<text:tab/>0.106943636744904<text:tab/>0.162738813933668<text:tab/>0.10609043130124<text:tab/>0.244672236654372</text:p>
      <text:p text:style-name="P1">ERCC-00148<text:tab/>0.549857284697856<text:tab/>1.02007127556481<text:tab/>3.91697447910698<text:tab/>2.64143385226383<text:tab/>1.1235491188311</text:p>
      <text:p text:style-name="P1">ERCC-00150<text:tab/>0.107653233212215<text:tab/>0.225981981865991<text:tab/>0.431440157394457<text:tab/>0.110518275738137<text:tab/>0.097469703932645</text:p>
      <text:p text:style-name="P1">ERCC-00154<text:tab/>2.63116958746141<text:tab/>0.720571221713919<text:tab/>2.41067378279991<text:tab/>0.72572171538885<text:tab/>1.76341823700703</text:p>
      <text:p text:style-name="P1">ERCC-00156<text:tab/>0.103933771121142<text:tab/>0.10330493628222<text:tab/>0.0979952785205257<text:tab/>0.101020019074265<text:tab/>0.0959986064385136</text:p>
      <text:p text:style-name="P1">ERCC-00157<text:tab/>0.152037069683629<text:tab/>3.68524742591687<text:tab/>0.346760430014154<text:tab/>0.976466011986346<text:tab/>0.275935766599967</text:p>
      <text:p text:style-name="P1">ERCC-00158<text:tab/>0.103933771121142<text:tab/>0.10330493628222<text:tab/>0.0979952785205257<text:tab/>0.101020019074265<text:tab/>0.0959986064385136</text:p>
      <text:p text:style-name="P1">ERCC-00160<text:tab/>1.2721750175485<text:tab/>6.03807972221188<text:tab/>2.6626589353857<text:tab/>0.866954970139666<text:tab/>1.79384453693324</text:p>
      <text:p text:style-name="P1">ERCC-00162<text:tab/>12.0203423675053<text:tab/>10.0630565620389<text:tab/>17.6492572340371<text:tab/>11.0759013764756<text:tab/>14.0514654550387</text:p>
      <text:p text:style-name="P1">ERCC-00163<text:tab/>2.53843016711749<text:tab/>2.59265834596401<text:tab/>2.25940808945832<text:tab/>1.8324109402674<text:tab/>5.10676385393955</text:p>
      <text:p text:style-name="P1">ERCC-00164<text:tab/>0.103435402961324<text:tab/>0.103501678298227<text:tab/>0.0973157027188357<text:tab/>0.101782127435964<text:tab/>0.195832066269504</text:p>
      <text:p text:style-name="P1">ERCC-00165<text:tab/>4.83855091532358<text:tab/>4.82299145444166<text:tab/>3.47884389049173<text:tab/>6.28540989742016<text:tab/>3.19891366289776</text:p>
      <text:p text:style-name="P1">ERCC-00168<text:tab/>0.102075192432019<text:tab/>0.105542943158875<text:tab/>0.81365743167773<text:tab/>0.129155478792556<text:tab/>0.117116315193702</text:p>
      <text:p text:style-name="P1">ERCC-00170<text:tab/>0.873529790857835<text:tab/>1.17092202577373<text:tab/>0.860774726903511<text:tab/>1.91927729680823<text:tab/>1.31013164684427</text:p>
      <text:p text:style-name="P1">ERCC-00171<text:tab/>756.687434742463<text:tab/>795.154586086484<text:tab/>808.989725950276<text:tab/>798.422394972875<text:tab/>816.814418528927</text:p>
      <text:p text:style-name="P1">Eaf1<text:tab/>11.121990398584<text:tab/>48.0795197268409<text:tab/>36.608376370837<text:tab/>18.3938500730331<text:tab/>22.3816507395599</text:p>
      <text:p text:style-name="P1">Eaf2<text:tab/>0.107037326660147<text:tab/>0.1124779991603<text:tab/>0.296075108432901<text:tab/>0.112950784660268<text:tab/>0.791175285759197</text:p>
      <text:p text:style-name="P1">Eapp<text:tab/>39.4677491745182<text:tab/>26.7940083163777<text:tab/>22.2593314291011<text:tab/>58.8040213316831<text:tab/>55.5019971362032</text:p>
      <text:p text:style-name="P1">Ear11<text:tab/>0.103933771121142<text:tab/>0.10330493628222<text:tab/>0.0979952785205257<text:tab/>0.101020019074265<text:tab/>0.0959986064385136</text:p>
      <text:p text:style-name="P1">Ears2<text:tab/>3.82857609464088<text:tab/>1.4333109417011<text:tab/>0.661338182765546<text:tab/>1.96904045671821<text:tab/>1.54269461114799</text:p>
      <text:p text:style-name="P1">Ebag9<text:tab/>14.758372863328<text:tab/>14.4941692120161<text:tab/>8.52520720740125<text:tab/>19.6590304969451<text:tab/>12.7243832456836</text:p>
      <text:p text:style-name="P1">Ebf1<text:tab/>7.00432789369123<text:tab/>6.98270681003709<text:tab/>2.38193626125637<text:tab/>3.41100910258869<text:tab/>1.77955818483595</text:p>
      <text:p text:style-name="P1">Ebf2<text:tab/>0.150457424260699<text:tab/>0.125660465483298<text:tab/>0.17091451315157<text:tab/>0.148637652623284<text:tab/>0.136990593787482</text:p>
      <text:p text:style-name="P1">Ebf3<text:tab/>0.116775616054796<text:tab/>0.109575634199493<text:tab/>0.238918836383112<text:tab/>0.12792677091054<text:tab/>0.200295919072863</text:p>
      <text:p text:style-name="P1">Ebf4<text:tab/>0.257502070880099<text:tab/>0.603330741411439<text:tab/>1.18392366259999<text:tab/>1.46492046928832<text:tab/>0.305081059942801</text:p>
      <text:p text:style-name="P1">Ebi3<text:tab/>0.267657679146845<text:tab/>0.13385943240089<text:tab/>0.169630517596691<text:tab/>0.722394418853198<text:tab/>0.0898637205891035</text:p>
      <text:p text:style-name="P1">Ebna1bp2<text:tab/>0.103706095957815<text:tab/>0.10339861532896<text:tab/>0.0976738482559179<text:tab/>0.101371873088521<text:tab/>0.12557012035538</text:p>
      <text:p text:style-name="P1">Ebp<text:tab/>16.7927162035376<text:tab/>16.8788522973023<text:tab/>13.2464018099102<text:tab/>33.3489168549927<text:tab/>16.85794332105</text:p>
      <text:p text:style-name="P1">Ebpl<text:tab/>15.0233015061073<text:tab/>12.5013433193592<text:tab/>7.36759332430684<text:tab/>38.3167904709467<text:tab/>19.0823942666119</text:p>
      <text:p text:style-name="P1">Ece1<text:tab/>14.9376610136391<text:tab/>26.4970608808264<text:tab/>27.4077824499035<text:tab/>39.5251476409492<text:tab/>31.9833454106072</text:p>
      <text:p text:style-name="P1">Ece2<text:tab/>4.88553844416593<text:tab/>4.74115239565325<text:tab/>2.97296471547048<text:tab/>5.75778417835333<text:tab/>0.513163445620794</text:p>
      <text:p text:style-name="P1">Ecel1<text:tab/>0.0991748443743282<text:tab/>1.00496839541005<text:tab/>0.124065470684706<text:tab/>0.15571929591726<text:tab/>0.105623993447421</text:p>
      <text:p text:style-name="P1">Ech1<text:tab/>28.0155721121403<text:tab/>18.197851761624<text:tab/>9.0617253772757<text:tab/>34.7089326619975<text:tab/>5.46821060551676</text:p>
      <text:p text:style-name="P1">Echdc1<text:tab/>24.7430452275998<text:tab/>20.4391128300791<text:tab/>14.2958526409145<text:tab/>36.6871614436867<text:tab/>27.9980559120202</text:p>
      <text:p text:style-name="P1">Echdc2<text:tab/>6.56604089764476<text:tab/>2.75796263451341<text:tab/>2.60190734535849<text:tab/>11.9096303255514<text:tab/>0.824914433460774</text:p>
      <text:p text:style-name="P1">Echdc3<text:tab/>2.60768246599551<text:tab/>1.69826705756512<text:tab/>0.559597531236815<text:tab/>9.24664128818478<text:tab/>1.89072865202135</text:p>
      <text:p text:style-name="P1">Echs1<text:tab/>2.74044107655149<text:tab/>0.166913248375693<text:tab/>0.398404115908562<text:tab/>0.168682538805618<text:tab/>0.217067965153634</text:p>
      <text:p text:style-name="P1">Eci1<text:tab/>67.0900459544609<text:tab/>50.8817766568415<text:tab/>54.9895493848366<text:tab/>120.957119731238<text:tab/>55.9462310804538</text:p>
      <text:p text:style-name="P1">Eci2<text:tab/>21.0309127653525<text:tab/>17.22333328968<text:tab/>17.2216671646917<text:tab/>32.5460815803014<text:tab/>26.5575128609363</text:p>
      <text:p text:style-name="P1">Eci3<text:tab/>69.2415689192845<text:tab/>53.8955413972855<text:tab/>41.342697055508<text:tab/>99.331086402396<text:tab/>70.6225894722918</text:p>
      <text:p text:style-name="P1">Ecm1<text:tab/>53.8108597431138<text:tab/>63.9018803993584<text:tab/>64.0756829968915<text:tab/>91.9968022086466<text:tab/>52.2396261102569</text:p>
      <text:p text:style-name="P1">Ecsit<text:tab/>15.7218175082468<text:tab/>7.11071199772748<text:tab/>4.68071073626056<text:tab/>19.9727248583144<text:tab/>21.3067513671552</text:p>
      <text:p text:style-name="P1">Ect2<text:tab/>17.2049589451822<text:tab/>7.19902071479969<text:tab/>2.75079012359988<text:tab/>3.71702572596798<text:tab/>0.339306047098738</text:p>
      <text:p text:style-name="P1">Eda<text:tab/>0.709735286805423<text:tab/>0.423338802956653<text:tab/>1.00739817322054<text:tab/>1.46596483635058<text:tab/>2.78595124827138</text:p>
      <text:p text:style-name="P1">Edar<text:tab/>0.102815903519575<text:tab/>0.103540775979691<text:tab/>0.0971849818627521<text:tab/>0.177009892951004<text:tab/>0.111987378215315</text:p>
      <text:p text:style-name="P1">Edc4<text:tab/>17.0949399093109<text:tab/>23.3423532573408<text:tab/>20.5593980898732<text:tab/>26.7386983696028<text:tab/>22.3404473771196</text:p>
      <text:p text:style-name="P1">Eddm3b<text:tab/>0.387314320816265<text:tab/>0.107320922676057<text:tab/>0.098217435748636<text:tab/>0.168537554022385<text:tab/>0.115878789468579</text:p>
      <text:p text:style-name="P1">Edem1<text:tab/>28.1328020905566<text:tab/>46.3854138776612<text:tab/>29.2796621362984<text:tab/>39.7955487985009<text:tab/>25.4177856366663</text:p>
      <text:p text:style-name="P1">Edem2<text:tab/>17.3751850786537<text:tab/>11.1743685299383<text:tab/>7.27420212178638<text:tab/>31.5173666115719<text:tab/>20.2585208150494</text:p>
      <text:p text:style-name="P1">Edem3<text:tab/>31.3005221198422<text:tab/>39.2582434852758<text:tab/>42.3986337657257<text:tab/>46.9558913024429<text:tab/>41.8781490099787</text:p>
      <text:p text:style-name="P1">Edf1<text:tab/>244.952374653455<text:tab/>295.121040550512<text:tab/>238.948620869511<text:tab/>389.842389165332<text:tab/>334.830836970671</text:p>
      <text:p text:style-name="P1">Edn1<text:tab/>55.9374581470289<text:tab/>37.395267901994<text:tab/>28.4929577214361<text:tab/>6.43559897334809<text:tab/>0.767742903064114</text:p>
      <text:p text:style-name="P1">Edn2<text:tab/>0.103933771121142<text:tab/>0.10330493628222<text:tab/>0.0979952785205257<text:tab/>0.101020019074265<text:tab/>0.0959986064385136</text:p>
      <text:p text:style-name="P1">Edn3<text:tab/>0.103933771121142<text:tab/>0.10330493628222<text:tab/>0.0979952785205257<text:tab/>0.101020019074265<text:tab/>0.0959986064385136</text:p>
      <text:p text:style-name="P1">Ednra<text:tab/>0.571482146910765<text:tab/>0.278683171767726<text:tab/>0.212987156018373<text:tab/>1.78249201364178<text:tab/>0.219928098621798</text:p>
      <text:p text:style-name="P1">Ednrb<text:tab/>0.103721557156607<text:tab/>0.103948120503804<text:tab/>0.0976401392986031<text:tab/>0.155899344990458<text:tab/>0.0953476681233648</text:p>
      <text:p text:style-name="P1">Edrf1<text:tab/>4.37609231228697<text:tab/>9.12320845083678<text:tab/>9.69441443748658<text:tab/>4.65016083723842<text:tab/>6.35764369471764</text:p>
      <text:p text:style-name="P1">Eea1<text:tab/>8.86006105807621<text:tab/>13.4064983898071<text:tab/>19.7228125675418<text:tab/>9.12773246596272<text:tab/>13.027551781042</text:p>
      <text:p text:style-name="P1">Eed<text:tab/>18.1617096550821<text:tab/>19.9302104334491<text:tab/>18.9666291685422<text:tab/>26.6537901407784<text:tab/>19.9950317563615</text:p>
      <text:p text:style-name="P1">Eef1a1<text:tab/>2843.72829191967<text:tab/>3384.11689500321<text:tab/>3301.18391595571<text:tab/>2713.15773993719<text:tab/>2931.5787357383</text:p>
      <text:p text:style-name="P1">Eef1a2<text:tab/>0.230780042562452<text:tab/>0.285607073736777<text:tab/>0.329002617137016<text:tab/>0.143337148085223<text:tab/>0.159954169149629</text:p>
      <text:p text:style-name="P1">Eef1b2<text:tab/>505.72423105083<text:tab/>626.980473279173<text:tab/>528.1747009628<text:tab/>730.658982235538<text:tab/>493.252126385341</text:p>
      <text:p text:style-name="P1">Eef1d<text:tab/>104.73307088893<text:tab/>131.008271776791<text:tab/>134.61284473251<text:tab/>166.276575381806<text:tab/>140.943125953679</text:p>
      <text:p text:style-name="P1">Eef1e1<text:tab/>33.8023851604858<text:tab/>45.1165122356265<text:tab/>22.1351200609039<text:tab/>36.3381269964633<text:tab/>32.8908543722517</text:p>
      <text:p text:style-name="P1">Eef1g<text:tab/>1263.85418605913<text:tab/>1488.83480428716<text:tab/>1256.40066985491<text:tab/>1723.78443861045<text:tab/>1018.19498501035</text:p>
      <text:p text:style-name="P1">Eef2<text:tab/>1291.23202065034<text:tab/>1444.62150437178<text:tab/>1375.66972373679<text:tab/>1432.9829295652<text:tab/>1667.75463728397</text:p>
      <text:p text:style-name="P1">Eef2k<text:tab/>26.6000197940267<text:tab/>14.5570607458591<text:tab/>12.4428106624675<text:tab/>14.7744237884269<text:tab/>7.47459933735022</text:p>
      <text:p text:style-name="P1">Eef2kmt<text:tab/>6.17594308536846<text:tab/>4.43171176278559<text:tab/>2.60345661940539<text:tab/>11.1044474248878<text:tab/>10.9207432448018</text:p>
      <text:p text:style-name="P1">Eefsec<text:tab/>4.50850002941614<text:tab/>3.61540868708156<text:tab/>2.13361923980245<text:tab/>5.21499574076423<text:tab/>8.43732003701732</text:p>
      <text:p text:style-name="P1">Eepd1<text:tab/>1.61380991475691<text:tab/>1.25088878740228<text:tab/>2.26127928889578<text:tab/>0.946170063275492<text:tab/>0.888365987666765</text:p>
      <text:p text:style-name="P1">Efcab1<text:tab/>0.468763035359146<text:tab/>0.297113933012873<text:tab/>0.0970060656209447<text:tab/>0.484523971359124<text:tab/>0.0929182963876451</text:p>
      <text:p text:style-name="P1">Efcab10<text:tab/>0.103933771121142<text:tab/>0.10330493628222<text:tab/>0.0979952785205257<text:tab/>0.101020019074265<text:tab/>0.0959986064385136</text:p>
      <text:p text:style-name="P1">Efcab11<text:tab/>0.620168322098385<text:tab/>0.50409834050431<text:tab/>0.424974517050659<text:tab/>0.361252231403329<text:tab/>0.290654438155033</text:p>
      <text:p text:style-name="P1">Efcab14<text:tab/>16.1718889814944<text:tab/>13.9744773121528<text:tab/>12.4563176631749<text:tab/>22.7671615495261<text:tab/>18.0146232098096</text:p>
      <text:p text:style-name="P1">Efcab2<text:tab/>0.289776672028702<text:tab/>0.236907819482272<text:tab/>0.342988563086658<text:tab/>0.443857893290192<text:tab/>0.0970020484842936</text:p>
      <text:p text:style-name="P1">Efcab3<text:tab/>0.103933771121142<text:tab/>0.10330493628222<text:tab/>0.0979952785205257<text:tab/>0.101020019074265<text:tab/>0.0959986064385136</text:p>
      <text:p text:style-name="P1">Efcab7<text:tab/>4.76158659605737<text:tab/>3.65393054835104<text:tab/>0.657424274084967<text:tab/>7.97162286507608<text:tab/>2.79881701558323</text:p>
      <text:p text:style-name="P1">Efcab9<text:tab/>0.103933771121142<text:tab/>0.10330493628222<text:tab/>0.0979952785205257<text:tab/>0.101020019074265<text:tab/>0.0959986064385136</text:p>
      <text:p text:style-name="P1">Efcc1<text:tab/>0.104120374748653<text:tab/>0.118211264196985<text:tab/>0.0981070646918782<text:tab/>0.101537068501116<text:tab/>0.0960355752338794</text:p>
      <text:p text:style-name="P1">Efemp1<text:tab/>0.105848983864046<text:tab/>0.108174921112253<text:tab/>0.129162471448026<text:tab/>0.163871414267185<text:tab/>0.254417334884116</text:p>
      <text:p text:style-name="P1">Efemp2<text:tab/>208.341322928641<text:tab/>257.411400459438<text:tab/>153.654660364509<text:tab/>331.950837838868<text:tab/>74.3389512337208</text:p>
      <text:p text:style-name="P1">Efhb<text:tab/>0.103933771121142<text:tab/>0.10330493628222<text:tab/>0.0979952785205257<text:tab/>0.101020019074265<text:tab/>0.0959986064385136</text:p>
      <text:p text:style-name="P1">Efhc1<text:tab/>2.2687394609244<text:tab/>2.73937746663172<text:tab/>0.708752675624494<text:tab/>4.80751463175383<text:tab/>1.18801176560317</text:p>
      <text:p text:style-name="P1">Efhc2<text:tab/>0.103933771121142<text:tab/>0.10330493628222<text:tab/>0.0979952785205257<text:tab/>0.101020019074265<text:tab/>0.0959986064385136</text:p>
      <text:p text:style-name="P1">Efhd1<text:tab/>0.272920749652677<text:tab/>0.195824212545305<text:tab/>0.144989843591465<text:tab/>0.117658292238664<text:tab/>0.127453328472237</text:p>
      <text:p text:style-name="P1">Efhd2<text:tab/>40.9236408058653<text:tab/>127.332151235553<text:tab/>126.47667862807<text:tab/>75.9228699270268<text:tab/>64.8718521046809</text:p>
      <text:p text:style-name="P1">Efna1<text:tab/>0.425454828508138<text:tab/>0.754496593256125<text:tab/>1.91652748999192<text:tab/>7.9674928904007<text:tab/>2.69766730441898</text:p>
      <text:p text:style-name="P1">Efna2<text:tab/>0.783450962847073<text:tab/>0.612256627308584<text:tab/>0.472345048969966<text:tab/>2.2024067525779<text:tab/>0.775388830086863</text:p>
      <text:p text:style-name="P1">Efna4<text:tab/>15.5141402982304<text:tab/>3.56131649765388<text:tab/>8.73106209826503<text:tab/>20.0853862586423<text:tab/>7.68336261599276</text:p>
      <text:p text:style-name="P1">Efna5<text:tab/>0.203572915177477<text:tab/>3.12228055188409<text:tab/>0.254245162155713<text:tab/>0.407102297794587<text:tab/>0.354664152587726</text:p>
      <text:p text:style-name="P1">Efnb1<text:tab/>2.81548129547995<text:tab/>2.84091500630404<text:tab/>8.49076581004377<text:tab/>5.70633522752118<text:tab/>7.21706733580895</text:p>
      <text:p text:style-name="P1">Efnb2<text:tab/>109.814318067748<text:tab/>67.0646280026448<text:tab/>132.940238760567<text:tab/>68.9682986966333<text:tab/>162.060467213917</text:p>
      <text:p text:style-name="P1">Efnb3<text:tab/>0.125232917576405<text:tab/>0.229880109888745<text:tab/>0.123241012261839<text:tab/>0.122338137731214<text:tab/>0.109161764701977</text:p>
      <text:p text:style-name="P1">Efr3a<text:tab/>16.643419183726<text:tab/>16.8655504748324<text:tab/>25.777730376599<text:tab/>26.1953323400315<text:tab/>26.1409538170895</text:p>
      <text:p text:style-name="P1">Efs<text:tab/>9.44815286755853<text:tab/>8.65948607129474<text:tab/>2.69519161162222<text:tab/>16.6839564632801<text:tab/>2.00611128647613</text:p>
      <text:p text:style-name="P1">Eftud1<text:tab/>9.75276467116674<text:tab/>16.0222698389208<text:tab/>8.28425996402942<text:tab/>12.1879975206991<text:tab/>11.0637078578659</text:p>
      <text:p text:style-name="P1">Egf<text:tab/>0.136973597045592<text:tab/>0.10434990659183<text:tab/>0.0979833104286474<text:tab/>0.133873296378342<text:tab/>0.0955871805483898</text:p>
      <text:p text:style-name="P1">Egfem1<text:tab/>0.103933771121142<text:tab/>0.10330493628222<text:tab/>0.0979952785205257<text:tab/>0.101020019074265<text:tab/>0.0959986064385136</text:p>
      <text:p text:style-name="P1">Egfl6<text:tab/>0.364800448674087<text:tab/>0.117370186951647<text:tab/>0.165659430334179<text:tab/>0.122552286302725<text:tab/>0.095403547866373</text:p>
      <text:p text:style-name="P1">Egfl7<text:tab/>4.11880332981291<text:tab/>6.84459330142533<text:tab/>6.13134620455635<text:tab/>9.97436454952476<text:tab/>9.18462148735632</text:p>
      <text:p text:style-name="P1">Egfl8<text:tab/>1.02728935204653<text:tab/>0.771944786703852<text:tab/>1.02075791045001<text:tab/>1.75512095584058<text:tab/>2.88199879196551</text:p>
      <text:p text:style-name="P1">Egflam<text:tab/>0.103933771121142<text:tab/>0.10330493628222<text:tab/>0.0979952785205257<text:tab/>0.101020019074265<text:tab/>0.0959986064385136</text:p>
      <text:p text:style-name="P1">Egfr<text:tab/>4.24599416583038<text:tab/>11.254731213684<text:tab/>11.4293968009618<text:tab/>11.1646958036172<text:tab/>6.28477183287018</text:p>
      <text:p text:style-name="P1">Egln2<text:tab/>30.1521249897447<text:tab/>23.0108596603578<text:tab/>21.5538201652174<text:tab/>43.5769191312576<text:tab/>33.9872298199346</text:p>
      <text:p text:style-name="P1">Egln3<text:tab/>1.5553316367623<text:tab/>8.54223806542415<text:tab/>1.19146869527476<text:tab/>5.11393552714941<text:tab/>2.20317773848243</text:p>
      <text:p text:style-name="P1">Egr1<text:tab/>14.707204870002<text:tab/>389.847133147523<text:tab/>518.075440484096<text:tab/>50.8268164672232<text:tab/>160.137800757222</text:p>
      <text:p text:style-name="P1">Egr2<text:tab/>0.63693992887839<text:tab/>31.3626936202045<text:tab/>17.5978073119479<text:tab/>2.6054325702986<text:tab/>4.03706308730697</text:p>
      <text:p text:style-name="P1">Egr3<text:tab/>1.75766314458995<text:tab/>69.4596025299434<text:tab/>115.216216734458<text:tab/>1.40083081725931<text:tab/>5.34114018648355</text:p>
      <text:p text:style-name="P1">Egr4<text:tab/>0.174183337621566<text:tab/>4.54855926633802<text:tab/>13.6674766270367<text:tab/>0.156905974016833<text:tab/>0.136951704720355</text:p>
      <text:p text:style-name="P1">Ehbp1<text:tab/>6.5273050376988<text:tab/>2.8239823461947<text:tab/>2.69652106200177<text:tab/>4.661566505168<text:tab/>3.1189422418201</text:p>
      <text:p text:style-name="P1">Ehbp1l1<text:tab/>84.136444924634<text:tab/>120.259092630089<text:tab/>54.0241123378062<text:tab/>98.7652069339013<text:tab/>36.0635980832712</text:p>
      <text:p text:style-name="P1">Ehd1<text:tab/>28.0564271626234<text:tab/>30.7401355162054<text:tab/>34.6034915045101<text:tab/>24.0682188050183<text:tab/>23.3700965017503</text:p>
      <text:p text:style-name="P1">Ehd2<text:tab/>210.597258048703<text:tab/>225.455432887783<text:tab/>138.596263784287<text:tab/>294.677359151528<text:tab/>107.10271200566</text:p>
      <text:p text:style-name="P1">Ehd3<text:tab/>13.0894243195387<text:tab/>9.51784201574363<text:tab/>6.14067497548283<text:tab/>13.3005286532665<text:tab/>8.27666352859919</text:p>
      <text:p text:style-name="P1">Ehd4<text:tab/>32.8848213387865<text:tab/>57.8984811601232<text:tab/>48.824575236204<text:tab/>69.7711590854639<text:tab/>61.8825991841456</text:p>
      <text:p text:style-name="P1">Ehf<text:tab/>0.104363996845169<text:tab/>0.104015213322328<text:tab/>0.0981939140596392<text:tab/>0.121606744990083<text:tab/>0.0960795783558744</text:p>
      <text:p text:style-name="P1">Ehhadh<text:tab/>0.700298069042432<text:tab/>0.16655788435602<text:tab/>0.211905148499531<text:tab/>0.824572923061189<text:tab/>0.134459714473448</text:p>
      <text:p text:style-name="P1">Ehmt1<text:tab/>8.53560770270864<text:tab/>7.9787273875883<text:tab/>7.69171849584869<text:tab/>13.1976840525254<text:tab/>11.1701601659439</text:p>
      <text:p text:style-name="P1">Ehmt2<text:tab/>36.3697251440669<text:tab/>25.4407923357137<text:tab/>13.9465492433416<text:tab/>63.5281781675993<text:tab/>19.6948910495247</text:p>
      <text:p text:style-name="P1">Ei24<text:tab/>42.5913873626721<text:tab/>36.9243461210381<text:tab/>27.414713454587<text:tab/>57.877010110036<text:tab/>26.4695912957229</text:p>
      <text:p text:style-name="P1">Eid1<text:tab/>97.9580874067701<text:tab/>88.5871938178268<text:tab/>55.9823363182248<text:tab/>149.119153378825<text:tab/>76.1823955928417</text:p>
      <text:p text:style-name="P1">Eid3<text:tab/>0.412267751347564<text:tab/>2.02941555240131<text:tab/>2.44321853194315<text:tab/>0.24638179612095<text:tab/>0.351948256350299</text:p>
      <text:p text:style-name="P1">Eif1<text:tab/>241.818491995474<text:tab/>562.920205472874<text:tab/>675.535345529987<text:tab/>306.471020753179<text:tab/>454.321194814576</text:p>
      <text:p text:style-name="P1">Eif1a<text:tab/>62.6090971331299<text:tab/>129.243260717816<text:tab/>49.6703047704152<text:tab/>91.1080543991114<text:tab/>62.0850819728197</text:p>
      <text:p text:style-name="P1">Eif1ad<text:tab/>8.95975375869766<text:tab/>11.7894998536578<text:tab/>9.02754517706777<text:tab/>8.15993312095263<text:tab/>11.5777348851475</text:p>
      <text:p text:style-name="P1">Eif1ax<text:tab/>44.2487287363791<text:tab/>51.24819833889<text:tab/>46.0933427971639<text:tab/>60.2491823285068<text:tab/>51.7579321715442</text:p>
      <text:p text:style-name="P1">Eif1b<text:tab/>51.8582411696318<text:tab/>99.778872993415<text:tab/>140.937810037577<text:tab/>54.7025408722875<text:tab/>69.3242804339917</text:p>
      <text:p text:style-name="P1">Eif2a<text:tab/>38.216285039278<text:tab/>34.1273545340765<text:tab/>15.3073976624965<text:tab/>37.0486210500682<text:tab/>23.1201230497698</text:p>
      <text:p text:style-name="P1">Eif2ak1<text:tab/>41.2416521109943<text:tab/>24.3232190895225<text:tab/>34.2216963748203<text:tab/>48.1823786716963<text:tab/>41.4028259983395</text:p>
      <text:p text:style-name="P1">Eif2ak2<text:tab/>12.8761073972194<text:tab/>47.5201498609441<text:tab/>26.009065982293<text:tab/>19.6462880815484<text:tab/>10.4788404946358</text:p>
      <text:p text:style-name="P1">Eif2ak3<text:tab/>9.92245036745921<text:tab/>8.44449363369092<text:tab/>8.13274091434561<text:tab/>14.6348980221623<text:tab/>8.38212023849948</text:p>
      <text:p text:style-name="P1">Eif2ak4<text:tab/>11.1889696576132<text:tab/>7.39515661699791<text:tab/>9.75345947697821<text:tab/>16.0902976227501<text:tab/>7.51833528186256</text:p>
      <text:p text:style-name="P1">Eif2b1<text:tab/>34.1368433377964<text:tab/>47.7826587887967<text:tab/>35.055347960128<text:tab/>45.4092439279849<text:tab/>36.4350251576618</text:p>
      <text:p text:style-name="P1">Eif2b2<text:tab/>44.892887865353<text:tab/>45.5526131889832<text:tab/>31.1520912098375<text:tab/>91.5826578989381<text:tab/>69.0173184201053</text:p>
      <text:p text:style-name="P1">Eif2b3<text:tab/>16.5634276654931<text:tab/>28.0943731358899<text:tab/>26.7411991015573<text:tab/>30.7280103161368<text:tab/>60.9155579280792</text:p>
      <text:p text:style-name="P1">Eif2b4<text:tab/>14.4053513032902<text:tab/>9.89244987200752<text:tab/>8.11116684560698<text:tab/>27.7275900747652<text:tab/>24.9425824634046</text:p>
      <text:p text:style-name="P1">Eif2b5<text:tab/>23.1030403496811<text:tab/>23.615491914798<text:tab/>16.3931390226115<text:tab/>34.1541544172379<text:tab/>26.7664836092986</text:p>
      <text:p text:style-name="P1">Eif2d<text:tab/>25.0804637371092<text:tab/>21.7611036350538<text:tab/>12.6117290661568<text:tab/>39.1807475084431<text:tab/>30.1346239169745</text:p>
      <text:p text:style-name="P1">Eif2s1<text:tab/>102.655373642318<text:tab/>130.784605377373<text:tab/>103.192018354822<text:tab/>142.225691342224<text:tab/>161.29401306938</text:p>
      <text:p text:style-name="P1">Eif2s2<text:tab/>144.125591350175<text:tab/>231.898163988523<text:tab/>145.367445756368<text:tab/>186.435999192842<text:tab/>197.802581038688</text:p>
      <text:p text:style-name="P1">Eif2s3x<text:tab/>51.0603573591995<text:tab/>53.6030347825334<text:tab/>46.9471549444684<text:tab/>58.3011513521893<text:tab/>50.5284322334353</text:p>
      <text:p text:style-name="P1">Eif2s3y<text:tab/>71.3482569550987<text:tab/>67.3015329431348<text:tab/>42.4162212794615<text:tab/>93.2306744948591<text:tab/>61.7611815068057</text:p>
      <text:p text:style-name="P1">Eif3a<text:tab/>107.143436765757<text:tab/>144.619837327912<text:tab/>100.451929130091<text:tab/>128.047091765866<text:tab/>135.675888853509</text:p>
      <text:p text:style-name="P1">Eif3b<text:tab/>76.8199780186862<text:tab/>122.335677838323<text:tab/>111.128729495202<text:tab/>117.485507063546<text:tab/>135.300454101732</text:p>
      <text:p text:style-name="P1">Eif3c<text:tab/>121.606978732511<text:tab/>187.792141551924<text:tab/>116.055656403901<text:tab/>206.913278954494<text:tab/>196.490851174128</text:p>
      <text:p text:style-name="P1">Eif3d<text:tab/>104.626832258311<text:tab/>127.532910239102<text:tab/>80.5814478047575<text:tab/>138.475364411413<text:tab/>136.513583848878</text:p>
      <text:p text:style-name="P1">Eif3e<text:tab/>171.419682566369<text:tab/>179.165816839028<text:tab/>105.751608237499<text:tab/>155.021220264776<text:tab/>153.839451752367</text:p>
      <text:p text:style-name="P1">Eif3f<text:tab/>324.499651815432<text:tab/>361.006395729582<text:tab/>292.024765953008<text:tab/>396.628553054128<text:tab/>285.35490019288</text:p>
      <text:p text:style-name="P1">Eif3g<text:tab/>147.425209415331<text:tab/>249.524928710654<text:tab/>182.871123633874<text:tab/>215.617522055807<text:tab/>230.703105799727</text:p>
      <text:p text:style-name="P1">Eif3h<text:tab/>14.8225785216547<text:tab/>19.3608974355154<text:tab/>15.4961518591266<text:tab/>19.063942739407<text:tab/>17.9716909339319</text:p>
      <text:p text:style-name="P1">Eif3i<text:tab/>179.954352868241<text:tab/>240.323059944148<text:tab/>199.919536531211<text:tab/>278.360641517759<text:tab/>246.088648965951</text:p>
      <text:p text:style-name="P1">Eif3j<text:tab/>60.6822106639482<text:tab/>107.977777922923<text:tab/>93.6179544114065<text:tab/>73.8328152649312<text:tab/>89.9402817455191</text:p>
      <text:p text:style-name="P1">Eif3k<text:tab/>223.654501951842<text:tab/>210.49641651176<text:tab/>192.673413778358<text:tab/>308.453015430007<text:tab/>252.822193124082</text:p>
      <text:p text:style-name="P1">Eif3l<text:tab/>129.83777307501<text:tab/>137.020960767011<text:tab/>120.823998769377<text:tab/>175.056298115198<text:tab/>153.471216289945</text:p>
      <text:p text:style-name="P1">Eif3m<text:tab/>230.023605906967<text:tab/>269.172130129716<text:tab/>181.575202655815<text:tab/>247.921781967648<text:tab/>211.388807030475</text:p>
      <text:p text:style-name="P1">Eif4a1<text:tab/>403.846108021614<text:tab/>708.950403839531<text:tab/>580.33859915331<text:tab/>504.821490219138<text:tab/>1244.11213959129</text:p>
      <text:p text:style-name="P1">Eif4a2<text:tab/>239.176894997802<text:tab/>274.418412871293<text:tab/>228.058770069518<text:tab/>209.838900659742<text:tab/>337.910044272752</text:p>
      <text:p text:style-name="P1">Eif4a3<text:tab/>114.296671351184<text:tab/>117.562877365345<text:tab/>88.5996084129426<text:tab/>115.073329965077<text:tab/>100.497167464095</text:p>
      <text:p text:style-name="P1">Eif4b<text:tab/>179.5634730267<text:tab/>143.961395341401<text:tab/>90.2082887552914<text:tab/>186.337371127875<text:tab/>138.113482381072</text:p>
      <text:p text:style-name="P1">Eif4e<text:tab/>25.0318555659807<text:tab/>84.8596279166623<text:tab/>73.1392351559581<text:tab/>51.8996905433424<text:tab/>54.5051786380212</text:p>
      <text:p text:style-name="P1">Eif4e2<text:tab/>40.7802300241284<text:tab/>70.8302489667039<text:tab/>41.6416528140066<text:tab/>53.0328244187678<text:tab/>32.8190201737769</text:p>
      <text:p text:style-name="P1">Eif4e3<text:tab/>2.84289017240157<text:tab/>4.87752165002527<text:tab/>3.36654129109184<text:tab/>4.88013788214795<text:tab/>2.63857661182705</text:p>
      <text:p text:style-name="P1">Eif4ebp1<text:tab/>147.412323147042<text:tab/>216.749813537533<text:tab/>83.1424013174229<text:tab/>212.749650638588<text:tab/>115.764458092206</text:p>
      <text:p text:style-name="P1">Eif4ebp2<text:tab/>25.1793033685584<text:tab/>24.498044724707<text:tab/>55.4246962825272<text:tab/>32.3226956765915<text:tab/>34.4569661741523</text:p>
      <text:p text:style-name="P1">Eif4ebp3<text:tab/>11.9393581887449<text:tab/>11.2878755636868<text:tab/>10.723921520806<text:tab/>13.1886568143557<text:tab/>13.5764359850549</text:p>
      <text:p text:style-name="P1">Eif4enif1<text:tab/>14.578104109803<text:tab/>29.7364659209297<text:tab/>22.4768953732048<text:tab/>18.4039369520694<text:tab/>13.4895316235772</text:p>
      <text:p text:style-name="P1">Eif4g2<text:tab/>230.93842198643<text:tab/>290.574959139033<text:tab/>370.900260592218<text:tab/>281.308337317377<text:tab/>275.150975065896</text:p>
      <text:p text:style-name="P1">Eif4g3<text:tab/>31.8054014690786<text:tab/>28.2110841396438<text:tab/>25.5122956979744<text:tab/>46.5357129092024<text:tab/>44.6328070241496</text:p>
      <text:p text:style-name="P1">Eif4h<text:tab/>131.041331427332<text:tab/>161.805408153554<text:tab/>151.157242167055<text:tab/>157.124985625656<text:tab/>177.889533243602</text:p>
      <text:p text:style-name="P1">Eif5<text:tab/>58.844371183923<text:tab/>68.3723180647085<text:tab/>62.2888289924156<text:tab/>57.2923830078715<text:tab/>72.9429534444745</text:p>
      <text:p text:style-name="P1">Eif5a<text:tab/>609.162172907352<text:tab/>990.115963394657<text:tab/>719.199412938285<text:tab/>953.550775346245<text:tab/>1720.83376554767</text:p>
      <text:p text:style-name="P1">Eif5a2<text:tab/>7.4980866851838<text:tab/>6.97427019786328<text:tab/>7.13517492871303<text:tab/>5.87320813898313<text:tab/>4.54394407200807</text:p>
      <text:p text:style-name="P1">Eif5b<text:tab/>46.2120166407847<text:tab/>64.6233150993925<text:tab/>58.4371441941541<text:tab/>70.9917013223275<text:tab/>55.1999076146915</text:p>
      <text:p text:style-name="P1">Eif6<text:tab/>56.6822263221869<text:tab/>131.027343654019<text:tab/>77.4554000770215<text:tab/>91.5875242192439<text:tab/>81.3353892512249</text:p>
      <text:p text:style-name="P1">Elac1<text:tab/>2.8269179878331<text:tab/>0.499665944823311<text:tab/>0.837129764849618<text:tab/>2.67290353478733<text:tab/>3.01534660284094</text:p>
      <text:p text:style-name="P1">Elac2<text:tab/>19.4618585756467<text:tab/>23.3919427393223<text:tab/>25.9479634315089<text:tab/>19.7474279424253<text:tab/>20.8839049775007</text:p>
      <text:p text:style-name="P1">Elane<text:tab/>0.103933771121142<text:tab/>0.10330493628222<text:tab/>0.0979952785205257<text:tab/>0.101020019074265<text:tab/>0.0959986064385136</text:p>
      <text:p text:style-name="P1">Elavl1<text:tab/>21.7585660611113<text:tab/>31.5186770762222<text:tab/>25.4698124506187<text:tab/>25.1798898500034<text:tab/>25.5446088949715</text:p>
      <text:p text:style-name="P1">Elavl2<text:tab/>0.103933771121142<text:tab/>0.10330493628222<text:tab/>0.0979952785205257<text:tab/>0.101020019074265<text:tab/>0.0959986064385136</text:p>
      <text:p text:style-name="P1">Elavl3<text:tab/>0.102127401743094<text:tab/>0.104680436518262<text:tab/>0.5084274488913<text:tab/>0.102658992739753<text:tab/>0.107670532216365</text:p>
      <text:p text:style-name="P1">Elavl4<text:tab/>0.103933771121142<text:tab/>0.10330493628222<text:tab/>0.0979952785205257<text:tab/>0.101020019074265<text:tab/>0.0959986064385136</text:p>
      <text:p text:style-name="P1">Elf1<text:tab/>16.3016151257693<text:tab/>33.642430870126<text:tab/>28.0417545845368<text:tab/>26.648630048925<text:tab/>14.8536700843213</text:p>
      <text:p text:style-name="P1">Elf2<text:tab/>16.9980643723114<text:tab/>20.6188119685425<text:tab/>11.058427800428<text:tab/>18.1493081227194<text:tab/>10.2868479251249</text:p>
      <text:p text:style-name="P1">Elf3<text:tab/>0.103285416732299<text:tab/>0.116278565305612<text:tab/>0.0973565086505211<text:tab/>0.150919204999282<text:tab/>0.119645312259952</text:p>
      <text:p text:style-name="P1">Elf4<text:tab/>9.99159967531111<text:tab/>21.8156308222004<text:tab/>12.1528553339098<text:tab/>10.2884630945863<text:tab/>6.66347431543469</text:p>
      <text:p text:style-name="P1">Elf5<text:tab/>0.104061813306349<text:tab/>0.147514393821602<text:tab/>0.0978717994828911<text:tab/>0.101819584994882<text:tab/>0.0956818151282839</text:p>
      <text:p text:style-name="P1">Elfn1<text:tab/>0.111011425656479<text:tab/>0.120086107976199<text:tab/>0.108197532197795<text:tab/>0.110136677709214<text:tab/>0.0995290482111978</text:p>
      <text:p text:style-name="P1">Elk1<text:tab/>13.8986174762392<text:tab/>17.0814339383333<text:tab/>19.1696405856722<text:tab/>23.4828202212028<text:tab/>18.2948541255116</text:p>
      <text:p text:style-name="P1">Elk3<text:tab/>13.5208223824535<text:tab/>20.6580831106501<text:tab/>7.85786866351119<text:tab/>44.2818902292309<text:tab/>11.5020816085898</text:p>
      <text:p text:style-name="P1">Elk4<text:tab/>8.12652866939453<text:tab/>14.9088899395037<text:tab/>8.94239243359925<text:tab/>12.5068944117743<text:tab/>9.31180733439604</text:p>
      <text:p text:style-name="P1">Ell<text:tab/>10.900397875163<text:tab/>13.0948062400611<text:tab/>12.9291648544281<text:tab/>15.7166397573521<text:tab/>12.9257596196333</text:p>
      <text:p text:style-name="P1">Ell3<text:tab/>1.54002553873292<text:tab/>1.53965312138913<text:tab/>2.12183859387355<text:tab/>2.31910216589358<text:tab/>0.86549709178738</text:p>
      <text:p text:style-name="P1">Elmo1<text:tab/>0.259734242943094<text:tab/>0.1619785972643<text:tab/>0.166934573772505<text:tab/>0.552407608094908<text:tab/>0.925619739143127</text:p>
      <text:p text:style-name="P1">Elmo2<text:tab/>12.9786282204575<text:tab/>8.47041123983401<text:tab/>8.91894381820964<text:tab/>13.1210517458073<text:tab/>9.3519162185058</text:p>
      <text:p text:style-name="P1">Elmo3<text:tab/>2.1796021594431<text:tab/>6.95139698214029<text:tab/>6.23061336593725<text:tab/>3.02488732944352<text:tab/>3.5586960920068</text:p>
      <text:p text:style-name="P1">Elmod1<text:tab/>0.0983729679417885<text:tab/>1.31367442779325<text:tab/>0.250910033539366<text:tab/>0.129952295956017<text:tab/>0.185052220743794</text:p>
      <text:p text:style-name="P1">Elmod2<text:tab/>0.399275085510773<text:tab/>0.771480910500513<text:tab/>0.837159008121101<text:tab/>0.475614113054296<text:tab/>1.79562133733265</text:p>
      <text:p text:style-name="P1">Elmod3<text:tab/>3.77377365564489<text:tab/>3.39749070748414<text:tab/>1.57993004719992<text:tab/>6.17832354440421<text:tab/>3.09837191304846</text:p>
      <text:p text:style-name="P1">Elmsan1<text:tab/>3.84311698599267<text:tab/>5.42810172661733<text:tab/>11.1772316200803<text:tab/>5.69845544337072<text:tab/>6.69643699079441</text:p>
      <text:p text:style-name="P1">Eln<text:tab/>8859.96225044296<text:tab/>9954.35144995391<text:tab/>6321.72078032331<text:tab/>2398.98404177742<text:tab/>70.0649080680022</text:p>
      <text:p text:style-name="P1">Elof1<text:tab/>33.2373464870774<text:tab/>33.0162070360861<text:tab/>32.253726701054<text:tab/>49.9981370713577<text:tab/>52.1676305081783</text:p>
      <text:p text:style-name="P1">Elovl1<text:tab/>61.8435576670337<text:tab/>82.4357058011236<text:tab/>51.1795307137697<text:tab/>99.9192399551169<text:tab/>65.1871663844426</text:p>
      <text:p text:style-name="P1">Elovl2<text:tab/>0.147989392452702<text:tab/>0.132475238921016<text:tab/>0.222834829070951<text:tab/>0.107028059321605<text:tab/>0.0968669774930383</text:p>
      <text:p text:style-name="P1">Elovl3<text:tab/>0.103933771121142<text:tab/>0.10330493628222<text:tab/>0.0979952785205257<text:tab/>0.101020019074265<text:tab/>0.0959986064385136</text:p>
      <text:p text:style-name="P1">Elovl4<text:tab/>2.33549615612916<text:tab/>2.7083952578553<text:tab/>3.17184549182699<text:tab/>3.41183297616015<text:tab/>4.69182461302569</text:p>
      <text:p text:style-name="P1">Elovl5<text:tab/>96.5449571659795<text:tab/>101.512838919997<text:tab/>88.0717362136276<text:tab/>118.687099704067<text:tab/>74.3399213084683</text:p>
      <text:p text:style-name="P1">Elovl6<text:tab/>0.382743235590303<text:tab/>0.516073428669054<text:tab/>0.222612351797752<text:tab/>0.999102887653636<text:tab/>0.309642190773786</text:p>
      <text:p text:style-name="P1">Elovl7<text:tab/>0.104395940836834<text:tab/>0.105003719437975<text:tab/>0.130344104971015<text:tab/>0.103504175145846<text:tab/>0.178055033494978</text:p>
      <text:p text:style-name="P1">Elp2<text:tab/>24.9540861959833<text:tab/>16.8861893352417<text:tab/>11.6570063893229<text:tab/>39.0723770103884<text:tab/>30.6478151908553</text:p>
      <text:p text:style-name="P1">Elp5<text:tab/>30.2160740738706<text:tab/>55.5465872743017<text:tab/>35.3395483455749<text:tab/>40.8034916249632<text:tab/>36.6510205794489</text:p>
      <text:p text:style-name="P1">Elp6<text:tab/>16.2655462558713<text:tab/>8.18439759921272<text:tab/>2.66665846576899<text:tab/>18.0639429686932<text:tab/>9.92869022106775</text:p>
      <text:p text:style-name="P1">Emb<text:tab/>21.8290116561142<text:tab/>22.5536075492344<text:tab/>31.748166267632<text:tab/>52.6292135670728<text:tab/>65.1109434102934</text:p>
      <text:p text:style-name="P1">Emc1<text:tab/>17.89543133243<text:tab/>16.8885990854853<text:tab/>14.3467234247578<text:tab/>24.8747577800826<text:tab/>23.7768516795357</text:p>
      <text:p text:style-name="P1">Emc10<text:tab/>101.221615916125<text:tab/>107.946231437751<text:tab/>94.4510375098952<text:tab/>185.428724521734<text:tab/>148.397118736837</text:p>
      <text:p text:style-name="P1">Emc2<text:tab/>27.213468253299<text:tab/>23.3764062458691<text:tab/>20.8968462167247<text:tab/>38.9047009678924<text:tab/>25.4324259235844</text:p>
      <text:p text:style-name="P1">Emc3<text:tab/>65.8689546672561<text:tab/>75.3520636903097<text:tab/>46.5523782246684<text:tab/>96.2943637275616<text:tab/>64.229249713233</text:p>
      <text:p text:style-name="P1">Emc4<text:tab/>41.5447809999128<text:tab/>49.4329852471376<text:tab/>48.9195328426293<text:tab/>68.946890288453<text:tab/>66.0981350424706</text:p>
      <text:p text:style-name="P1">Emc6<text:tab/>28.5052297881479<text:tab/>44.0868795119067<text:tab/>42.8611914709868<text:tab/>37.2310022703976<text:tab/>47.7500982186715</text:p>
      <text:p text:style-name="P1">Emc7<text:tab/>81.0795786109128<text:tab/>82.4850125444483<text:tab/>61.2248501305028<text:tab/>116.382940113356<text:tab/>83.0793434381604</text:p>
      <text:p text:style-name="P1">Emc8<text:tab/>30.1665609071621<text:tab/>40.5942345658756<text:tab/>45.3295808937416<text:tab/>44.040053260794<text:tab/>43.7102500277131</text:p>
      <text:p text:style-name="P1">Emc9<text:tab/>2.92179833617565<text:tab/>3.28783543752105<text:tab/>3.11768894790495<text:tab/>5.51024296943066<text:tab/>3.53188738089572</text:p>
      <text:p text:style-name="P1">Emcn<text:tab/>0.103933771121142<text:tab/>0.10330493628222<text:tab/>0.0979952785205257<text:tab/>0.101020019074265<text:tab/>0.0959986064385136</text:p>
      <text:p text:style-name="P1">Emd<text:tab/>117.248597029011<text:tab/>130.004831329008<text:tab/>73.705302278049<text:tab/>57.4278904272961<text:tab/>35.6628271166217</text:p>
      <text:p text:style-name="P1">Eme1<text:tab/>1.4401598935217<text:tab/>3.14682203344338<text:tab/>0.613969828823076<text:tab/>0.567402809053527<text:tab/>0.199021785059992</text:p>
      <text:p text:style-name="P1">Emg1<text:tab/>20.4426483038218<text:tab/>30.6574972275739<text:tab/>16.8622797422971<text:tab/>35.143064731792<text:tab/>31.204800069884</text:p>
      <text:p text:style-name="P1">Emid1<text:tab/>0.103933771121142<text:tab/>0.10330493628222<text:tab/>0.0979952785205257<text:tab/>0.101020019074265<text:tab/>0.0959986064385136</text:p>
      <text:p text:style-name="P1">Emilin1<text:tab/>68.6266641612684<text:tab/>53.108135955599<text:tab/>18.551233681845<text:tab/>145.669919810505<text:tab/>8.85397134194027</text:p>
      <text:p text:style-name="P1">Emilin3<text:tab/>0.296290821025528<text:tab/>0.141420798716755<text:tab/>0.0977109336632796<text:tab/>0.145425916134848<text:tab/>0.0949536348047789</text:p>
      <text:p text:style-name="P1">Eml1<text:tab/>31.4407177272463<text:tab/>31.1666120445682<text:tab/>15.7221687173771<text:tab/>39.4817575692243<text:tab/>20.8380947283516</text:p>
      <text:p text:style-name="P1">Eml2<text:tab/>32.5733354245107<text:tab/>26.6308699630761<text:tab/>22.8995036530003<text:tab/>39.0695192738347<text:tab/>21.6647872599731</text:p>
      <text:p text:style-name="P1">Eml4<text:tab/>8.99593621414238<text:tab/>8.3507639326621<text:tab/>16.8536422644418<text:tab/>8.78507292872436<text:tab/>7.17154988626032</text:p>
      <text:p text:style-name="P1">Eml5<text:tab/>0.32056222763433<text:tab/>0.123228943656314<text:tab/>0.135282164557605<text:tab/>0.198984888710615<text:tab/>0.183425937931065</text:p>
      <text:p text:style-name="P1">Emp1<text:tab/>101.670588547592<text:tab/>479.227066428123<text:tab/>1203.66977655871<text:tab/>127.085708060603<text:tab/>73.0788191187893</text:p>
      <text:p text:style-name="P1">Emp2<text:tab/>8.08438369175906<text:tab/>6.03818371431535<text:tab/>3.89281255193239<text:tab/>7.62608240345645<text:tab/>2.97682412546938</text:p>
      <text:p text:style-name="P1">Emp3<text:tab/>334.954973686952<text:tab/>780.166725280669<text:tab/>386.262752103107<text:tab/>840.569625876882<text:tab/>533.659725095312</text:p>
      <text:p text:style-name="P1">Emr4<text:tab/>0.103933771121142<text:tab/>0.10330493628222<text:tab/>0.0979952785205257<text:tab/>0.101020019074265<text:tab/>0.0959986064385136</text:p>
      <text:p text:style-name="P1">Emx2<text:tab/>0.566006692833637<text:tab/>0.233440961909309<text:tab/>0.24880116930837<text:tab/>0.30137514326027<text:tab/>0.17656737105332</text:p>
      <text:p text:style-name="P1">En2<text:tab/>0.10524093128046<text:tab/>0.140033425442107<text:tab/>0.149383898676193<text:tab/>0.104168474135748<text:tab/>0.096381370463474</text:p>
      <text:p text:style-name="P1">Enah<text:tab/>58.8433795932029<text:tab/>164.012009865108<text:tab/>90.9747317787089<text:tab/>100.370561673315<text:tab/>39.0471481276322</text:p>
      <text:p text:style-name="P1">Enam<text:tab/>0.103933771121142<text:tab/>0.10330493628222<text:tab/>0.0979952785205257<text:tab/>0.101020019074265<text:tab/>0.0959986064385136</text:p>
      <text:p text:style-name="P1">Enc1<text:tab/>8.16333866298844<text:tab/>34.9723411290343<text:tab/>35.6745248052995<text:tab/>15.9944195972769<text:tab/>9.82115843829924</text:p>
      <text:p text:style-name="P1">Endog<text:tab/>12.8369299480595<text:tab/>9.27529561694344<text:tab/>11.6408682216895<text:tab/>13.940896966492<text:tab/>32.2938523872139</text:p>
      <text:p text:style-name="P1">Endou<text:tab/>4.32165569092322<text:tab/>5.47273942319478<text:tab/>1.10187004766511<text:tab/>0.293460493378517<text:tab/>0.115822011386352</text:p>
      <text:p text:style-name="P1">Eng<text:tab/>44.7881186626746<text:tab/>50.3054876394009<text:tab/>17.731381693185<text:tab/>128.121069679773<text:tab/>21.0434741977703</text:p>
      <text:p text:style-name="P1">Engase<text:tab/>1.67243350957282<text:tab/>0.472058488917016<text:tab/>0.747235799245784<text:tab/>3.02391530883268<text:tab/>1.16408800104448</text:p>
      <text:p text:style-name="P1">Enho<text:tab/>0.219086997279931<text:tab/>0.136944400738473<text:tab/>0.0988440930910279<text:tab/>0.10818986182333<text:tab/>0.388832750511366</text:p>
      <text:p text:style-name="P1">Enkd1<text:tab/>2.14412549126453<text:tab/>0.847688519039462<text:tab/>0.867357411516541<text:tab/>3.45781582612435<text:tab/>1.06353373385367</text:p>
      <text:p text:style-name="P1">Enkur<text:tab/>1.181695270263<text:tab/>0.192919394429113<text:tab/>0.439345464441946<text:tab/>1.1296428681322<text:tab/>0.176799732749716</text:p>
      <text:p text:style-name="P1">Eno1<text:tab/>279.842845487472<text:tab/>435.872930786288<text:tab/>344.966284603004<text:tab/>1115.75750006037<text:tab/>559.616587897472</text:p>
      <text:p text:style-name="P1">Eno2<text:tab/>0.309710750500766<text:tab/>0.653434127469881<text:tab/>0.339352345699327<text:tab/>1.31760090902097<text:tab/>0.790099640578243</text:p>
      <text:p text:style-name="P1">Eno3<text:tab/>37.2174814445713<text:tab/>41.2580397213971<text:tab/>19.0597481206311<text:tab/>61.1743264608377<text:tab/>34.3320143551478</text:p>
      <text:p text:style-name="P1">Eno4<text:tab/>0.363871862623606<text:tab/>0.214366728733737<text:tab/>0.44081232730227<text:tab/>0.606269168070643<text:tab/>0.963559798176609</text:p>
      <text:p text:style-name="P1">Enoph1<text:tab/>31.2915748520214<text:tab/>44.9628639878276<text:tab/>26.7900390577267<text:tab/>35.1474677204289<text:tab/>32.1335447213123</text:p>
      <text:p text:style-name="P1">Enpep<text:tab/>5.13309621098426<text:tab/>4.41211558884016<text:tab/>3.20656506727297<text:tab/>28.4275815554907<text:tab/>2.01375376673027</text:p>
      <text:p text:style-name="P1">Enpp1<text:tab/>11.7909044687842<text:tab/>40.235654070492<text:tab/>18.4835027161556<text:tab/>57.539046571852<text:tab/>29.6472895913722</text:p>
      <text:p text:style-name="P1">Enpp2<text:tab/>0.276716849567851<text:tab/>0.913628180786606<text:tab/>0.797943126518924<text:tab/>0.181960431038414<text:tab/>0.132575921829676</text:p>
      <text:p text:style-name="P1">Enpp3<text:tab/>0.87580475612336<text:tab/>15.6239715570645<text:tab/>2.29466945247703<text:tab/>2.88281240756014<text:tab/>0.59866736891487</text:p>
      <text:p text:style-name="P1">Enpp4<text:tab/>0.143133967852528<text:tab/>0.132253985986339<text:tab/>0.206732889982314<text:tab/>0.13411158818469<text:tab/>0.173549777138137</text:p>
      <text:p text:style-name="P1">Enpp5<text:tab/>0.104106095446743<text:tab/>0.116738049039915<text:tab/>0.0980986031026618<text:tab/>0.101494690356908<text:tab/>0.0960328014175508</text:p>
      <text:p text:style-name="P1">Enpp6<text:tab/>0.103933771121142<text:tab/>0.10330493628222<text:tab/>0.0979952785205257<text:tab/>0.101020019074265<text:tab/>0.0959986064385136</text:p>
      <text:p text:style-name="P1">Enpp7<text:tab/>0.103933771121142<text:tab/>0.10330493628222<text:tab/>0.0979952785205257<text:tab/>0.101020019074265<text:tab/>0.0959986064385136</text:p>
      <text:p text:style-name="P1">Ensa<text:tab/>25.0883049363831<text:tab/>18.9008081189622<text:tab/>23.9331510361599<text:tab/>41.0724107483837<text:tab/>35.0656480117805</text:p>
      <text:p text:style-name="P1">Enthd1<text:tab/>0.105583122728029<text:tab/>0.106063768859303<text:tab/>0.166705421398148<text:tab/>0.113187696800636<text:tab/>0.0968080296048386</text:p>
      <text:p text:style-name="P1">Enthd2<text:tab/>8.59888860714953<text:tab/>10.4463934038591<text:tab/>8.46519506918525<text:tab/>13.3083960708457<text:tab/>9.51339190010353</text:p>
      <text:p text:style-name="P1">Entpd1<text:tab/>0.0989545980476657<text:tab/>1.10410766320336<text:tab/>0.146296551418634<text:tab/>0.101148481609903<text:tab/>0.0905638426085182</text:p>
      <text:p text:style-name="P1">Entpd2<text:tab/>2.64955030665718<text:tab/>2.95406433751324<text:tab/>1.34113993694498<text:tab/>7.60811813109924<text:tab/>0.945074924232681</text:p>
      <text:p text:style-name="P1">Entpd3<text:tab/>0.102336975883391<text:tab/>0.103340250037316<text:tab/>0.219509944854453<text:tab/>0.10109291549553<text:tab/>0.0944137889957087</text:p>
      <text:p text:style-name="P1">Entpd4<text:tab/>12.9608420055429<text:tab/>10.8065573268064<text:tab/>10.7590932154109<text:tab/>15.291215485402<text:tab/>27.5049722336266</text:p>
      <text:p text:style-name="P1">Entpd5<text:tab/>5.69452858082993<text:tab/>5.25306688556316<text:tab/>11.2035634619134<text:tab/>9.71659366621954<text:tab/>27.4588949709549</text:p>
      <text:p text:style-name="P1">Entpd6<text:tab/>3.61230904231104<text:tab/>4.09896592832659<text:tab/>2.79373199395124<text:tab/>6.37384429029678<text:tab/>4.08896383601485</text:p>
      <text:p text:style-name="P1">Entpd7<text:tab/>0.685846220659899<text:tab/>3.79084209444661<text:tab/>1.22238045424448<text:tab/>1.36797589358008<text:tab/>0.581433308644266</text:p>
      <text:p text:style-name="P1">Entpd8<text:tab/>0.103933771121142<text:tab/>0.10330493628222<text:tab/>0.0979952785205257<text:tab/>0.101020019074265<text:tab/>0.0959986064385136</text:p>
      <text:p text:style-name="P1">Eny2<text:tab/>35.4712404193352<text:tab/>37.5391350535087<text:tab/>36.3559568054754<text:tab/>36.6251678288894<text:tab/>35.6937120256712</text:p>
      <text:p text:style-name="P1">Eogt<text:tab/>19.9993670589986<text:tab/>17.6535221398467<text:tab/>4.7178254198782<text:tab/>21.3875865779258<text:tab/>9.74779409411896</text:p>
      <text:p text:style-name="P1">Ep400<text:tab/>7.62703391026795<text:tab/>7.04955296304018<text:tab/>12.9469886944142<text:tab/>10.7555525156534<text:tab/>10.5377063402689</text:p>
      <text:p text:style-name="P1">Epas1<text:tab/>2.91315833699517<text:tab/>5.98472371899598<text:tab/>17.63639978665<text:tab/>17.7612691928259<text:tab/>7.97272370525304</text:p>
      <text:p text:style-name="P1">Epb4.1l5<text:tab/>20.8680004599656<text:tab/>8.59611312060895<text:tab/>8.66771165330681<text:tab/>6.72159112308167<text:tab/>3.25886514648669</text:p>
      <text:p text:style-name="P1">Epb41l1<text:tab/>2.6042624745324<text:tab/>3.46279488786287<text:tab/>2.4054790481232<text:tab/>5.41789809220662<text:tab/>1.4672903229634</text:p>
      <text:p text:style-name="P1">Epb41l3<text:tab/>0.124924689404791<text:tab/>0.11002771084185<text:tab/>0.098330364606172<text:tab/>0.143027042870071<text:tab/>0.0997237441505088</text:p>
      <text:p text:style-name="P1">Epb41l4a<text:tab/>0.237267583919678<text:tab/>0.205728619672466<text:tab/>0.122353415696718<text:tab/>0.650924317663045<text:tab/>0.176730382885499</text:p>
      <text:p text:style-name="P1">Epb41l4b<text:tab/>0.91124862362832<text:tab/>0.271888225078117<text:tab/>0.0971484677764426<text:tab/>0.389600271319691<text:tab/>0.201879255223294</text:p>
      <text:p text:style-name="P1">Epb42<text:tab/>0.183041048984104<text:tab/>0.10398545373659<text:tab/>0.0972911164941827<text:tab/>0.125661373305947<text:tab/>0.0950366304964081</text:p>
      <text:p text:style-name="P1">Epc1<text:tab/>9.91950684957947<text:tab/>9.37461868686272<text:tab/>8.3995167225874<text:tab/>9.94153497241623<text:tab/>7.52978750186458</text:p>
      <text:p text:style-name="P1">Epc2<text:tab/>7.94372446070339<text:tab/>9.76958623049166<text:tab/>3.82598713185869<text:tab/>8.8119035554674<text:tab/>4.92155386389776</text:p>
      <text:p text:style-name="P1">Epcam<text:tab/>0.0994432271619861<text:tab/>1.9955766950592<text:tab/>0.374116554677201<text:tab/>0.122667501063942<text:tab/>0.0891876333549801</text:p>
      <text:p text:style-name="P1">Epdr1<text:tab/>25.7478615129269<text:tab/>19.6224493318511<text:tab/>10.3390102574365<text:tab/>59.3336563647058<text:tab/>37.8304557956955</text:p>
      <text:p text:style-name="P1">Epgn<text:tab/>0.103933771121142<text:tab/>0.10330493628222<text:tab/>0.0979952785205257<text:tab/>0.101020019074265<text:tab/>0.0959986064385136</text:p>
      <text:p text:style-name="P1">Epha1<text:tab/>0.739886875369179<text:tab/>1.1327432705816<text:tab/>1.00698926625349<text:tab/>0.675155123973977<text:tab/>0.554212838168168</text:p>
      <text:p text:style-name="P1">Epha10<text:tab/>0.136000249554004<text:tab/>0.104068739543545<text:tab/>0.0977375076707048<text:tab/>0.13714374444622<text:tab/>0.0953287854240862</text:p>
      <text:p text:style-name="P1">Epha2<text:tab/>15.5325834386107<text:tab/>127.003446375657<text:tab/>122.479113225275<text:tab/>34.4801476637596<text:tab/>50.3175286545747</text:p>
      <text:p text:style-name="P1">Epha3<text:tab/>0.102630855699558<text:tab/>0.103226492530004<text:tab/>0.0970287395296588<text:tab/>0.181699414982692<text:tab/>0.101652047080092</text:p>
      <text:p text:style-name="P1">Epha4<text:tab/>1.35928537767136<text:tab/>0.711288327311948<text:tab/>0.485317442081344<text:tab/>1.67620823129762<text:tab/>1.14392823019268</text:p>
      <text:p text:style-name="P1">Epha5<text:tab/>0.103933771121142<text:tab/>0.10330493628222<text:tab/>0.0979952785205257<text:tab/>0.101020019074265<text:tab/>0.0959986064385136</text:p>
      <text:p text:style-name="P1">Epha7<text:tab/>0.344806886772162<text:tab/>0.31024405955117<text:tab/>1.06962085605923<text:tab/>3.13183851156395<text:tab/>2.47767011283284</text:p>
      <text:p text:style-name="P1">Ephb1<text:tab/>0.121487356875396<text:tab/>0.11774627469841<text:tab/>0.113073716633389<text:tab/>0.139787783797843<text:tab/>0.0998785824938042</text:p>
      <text:p text:style-name="P1">Ephb2<text:tab/>0.160565598025728<text:tab/>0.194505916615615<text:tab/>0.631735807066685<text:tab/>0.271271058219822<text:tab/>0.260112057282962</text:p>
      <text:p text:style-name="P1">Ephb3<text:tab/>7.03677508095858<text:tab/>8.01671621186573<text:tab/>11.7934642728794<text:tab/>8.10630906767184<text:tab/>4.44611137949825</text:p>
      <text:p text:style-name="P1">Ephb6<text:tab/>2.64963320934074<text:tab/>1.86333373920361<text:tab/>1.63737722270824<text:tab/>3.19924374620574<text:tab/>1.13031904285862</text:p>
      <text:p text:style-name="P1">Ephx1<text:tab/>59.8920145700807<text:tab/>56.7831457202125<text:tab/>36.0139987798201<text:tab/>135.490627018725<text:tab/>16.248452206024</text:p>
      <text:p text:style-name="P1">Ephx2<text:tab/>5.42631682183713<text:tab/>4.05797058231309<text:tab/>1.84205002720473<text:tab/>3.42037444359926<text:tab/>1.19250712521341</text:p>
      <text:p text:style-name="P1">Ephx3<text:tab/>0.104850207635879<text:tab/>0.574109876072416<text:tab/>0.762041600035322<text:tab/>0.197565190225517<text:tab/>0.133903494088863</text:p>
      <text:p text:style-name="P1">Ephx4<text:tab/>0.103933771121142<text:tab/>0.10330493628222<text:tab/>0.0979952785205257<text:tab/>0.101020019074265<text:tab/>0.0959986064385136</text:p>
      <text:p text:style-name="P1">Epm2a<text:tab/>3.08399021905174<text:tab/>1.09092117676399<text:tab/>2.20203402506977<text:tab/>2.0269448774711<text:tab/>1.7647180015705</text:p>
      <text:p text:style-name="P1">Epm2aip1<text:tab/>14.1563936329727<text:tab/>7.09316441753779<text:tab/>9.394196836343<text:tab/>15.2513853749317<text:tab/>10.5164069394533</text:p>
      <text:p text:style-name="P1">Epn1<text:tab/>58.1291394310568<text:tab/>54.7459689155897<text:tab/>41.9197373608832<text:tab/>86.1263565261295<text:tab/>49.8851680171922</text:p>
      <text:p text:style-name="P1">Epn2<text:tab/>30.2014026157727<text:tab/>25.263059945519<text:tab/>20.0383603992895<text:tab/>31.6675558054356<text:tab/>23.7868257473676</text:p>
      <text:p text:style-name="P1">Epn3<text:tab/>0.121845477922776<text:tab/>0.103776968616959<text:tab/>0.0981252990779498<text:tab/>0.101563837198845<text:tab/>0.102089105815916</text:p>
      <text:p text:style-name="P1">Epo<text:tab/>0.104336494094469<text:tab/>0.103965888240094<text:tab/>0.0981809020269626<text:tab/>0.119779270138574<text:tab/>0.0960744863924744</text:p>
      <text:p text:style-name="P1">Epor<text:tab/>0.383855598675299<text:tab/>1.27714571727844<text:tab/>0.834730330585118<text:tab/>1.70051605149691<text:tab/>0.372779082962396</text:p>
      <text:p text:style-name="P1">Eppin<text:tab/>1.09716591740677<text:tab/>0.41603302639442<text:tab/>0.498619067245142<text:tab/>2.53908927773496<text:tab/>0.617484182280026</text:p>
      <text:p text:style-name="P1">Eprs<text:tab/>92.8714155443687<text:tab/>166.341744206257<text:tab/>109.421008952661<text:tab/>125.97613509821<text:tab/>157.734301809714</text:p>
      <text:p text:style-name="P1">Eps15<text:tab/>23.688105816841<text:tab/>17.5130307969395<text:tab/>26.6896325241892<text:tab/>28.8602320458961<text:tab/>21.5852834003694</text:p>
      <text:p text:style-name="P1">Eps15l1<text:tab/>25.7229830733616<text:tab/>19.0835299477149<text:tab/>19.7404130919768<text:tab/>28.7167905399899<text:tab/>23.1477047611484</text:p>
      <text:p text:style-name="P1">Eps8l1<text:tab/>0.104391119494531<text:tab/>0.10408318047216<text:tab/>0.128353366766968<text:tab/>0.102028964649422<text:tab/>0.0961294965059927</text:p>
      <text:p text:style-name="P1">Eps8l2<text:tab/>0.237877570220659<text:tab/>0.279535688049515<text:tab/>0.154145330894989<text:tab/>0.379266796969233<text:tab/>0.376899358001969</text:p>
      <text:p text:style-name="P1">Eps8l3<text:tab/>0.104162408168986<text:tab/>0.10371104364169<text:tab/>0.0981668980549215<text:tab/>0.101469407434902<text:tab/>0.102690839030406</text:p>
      <text:p text:style-name="P1">Epsti1<text:tab/>0.103933771121142<text:tab/>0.10330493628222<text:tab/>0.0979952785205257<text:tab/>0.101020019074265<text:tab/>0.0959986064385136</text:p>
      <text:p text:style-name="P1">Epx<text:tab/>0.104617680709208<text:tab/>0.104499713015299<text:tab/>0.0983159950392644<text:tab/>0.144072097755594<text:tab/>0.0961250506490229</text:p>
      <text:p text:style-name="P1">Epyc<text:tab/>17.9958045866432<text:tab/>17.3635022262217<text:tab/>11.5247066715521<text:tab/>12.5052285985178<text:tab/>0.34090772817378</text:p>
      <text:p text:style-name="P1">Eqtn<text:tab/>0.860244032956072<text:tab/>0.56074954039019<text:tab/>0.754890817701582<text:tab/>0.812641540195905<text:tab/>1.37242842756142</text:p>
      <text:p text:style-name="P1">Eral1<text:tab/>11.7935290399291<text:tab/>6.76372959104495<text:tab/>3.20746424853138<text:tab/>11.928128262503<text:tab/>8.65046061270537</text:p>
      <text:p text:style-name="P1">Erap1<text:tab/>17.9804713826697<text:tab/>20.1709039400652<text:tab/>14.2107730449478<text:tab/>24.9130706632686<text:tab/>12.0466909347779</text:p>
      <text:p text:style-name="P1">Eras<text:tab/>0.103933771121142<text:tab/>0.10330493628222<text:tab/>0.0979952785205257<text:tab/>0.101020019074265<text:tab/>0.0959986064385136</text:p>
      <text:p text:style-name="P1">Erbb2<text:tab/>2.88459834163492<text:tab/>3.57536562755934<text:tab/>2.1484816978989<text:tab/>3.49484768043588<text:tab/>3.10502729368894</text:p>
      <text:p text:style-name="P1">Erbb3<text:tab/>0.11172813841556<text:tab/>0.151782878500319<text:tab/>0.226970281894219<text:tab/>0.187109288785242<text:tab/>0.108110163659155</text:p>
      <text:p text:style-name="P1">Erbb4<text:tab/>0.703729029977695<text:tab/>1.5644370163647<text:tab/>0.429403928375722<text:tab/>2.62436198968144<text:tab/>0.280475010416936</text:p>
      <text:p text:style-name="P1">Erc1<text:tab/>6.50732259672721<text:tab/>7.0797261333218<text:tab/>9.31277825324621<text:tab/>10.1982303868436<text:tab/>7.80239800772463</text:p>
      <text:p text:style-name="P1">Erc2<text:tab/>0.103933771121142<text:tab/>0.10330493628222<text:tab/>0.0979952785205257<text:tab/>0.101020019074265<text:tab/>0.0959986064385136</text:p>
      <text:p text:style-name="P1">Ercc1<text:tab/>21.6583742182067<text:tab/>56.9779221256462<text:tab/>22.5677075898831<text:tab/>121.836839605335<text:tab/>21.8072221693074</text:p>
      <text:p text:style-name="P1">Ercc2<text:tab/>7.11895691590369<text:tab/>4.28225479058626<text:tab/>7.39217358582621<text:tab/>6.75358086052801<text:tab/>6.54712297647887</text:p>
      <text:p text:style-name="P1">Ercc3<text:tab/>16.3922975957253<text:tab/>10.5525813689928<text:tab/>10.3331569987829<text:tab/>28.7025705556702<text:tab/>23.8120360145708</text:p>
      <text:p text:style-name="P1">Ercc6<text:tab/>4.03401423715682<text:tab/>1.96513594213066<text:tab/>2.95639141095314<text:tab/>3.8509047442364<text:tab/>4.21586941851443</text:p>
      <text:p text:style-name="P1">Ercc6l<text:tab/>2.51595454633917<text:tab/>1.7060278936765<text:tab/>1.02905508661318<text:tab/>1.00078937426277<text:tab/>0.238002476025988</text:p>
      <text:p text:style-name="P1">Ercc8<text:tab/>8.16839190022413<text:tab/>6.74969763795604<text:tab/>4.82149114898026<text:tab/>7.36102716439491<text:tab/>6.69083535549299</text:p>
      <text:p text:style-name="P1">Ereg<text:tab/>0.694853727810499<text:tab/>10.6318502829513<text:tab/>4.00200196288537<text:tab/>1.04170897789479<text:tab/>0.496778855587459</text:p>
      <text:p text:style-name="P1">Erf<text:tab/>24.5933838144821<text:tab/>52.901122901694<text:tab/>33.9878000805235<text:tab/>35.1934740491396<text:tab/>44.1921989118351</text:p>
      <text:p text:style-name="P1">Erg<text:tab/>4.67501046309959<text:tab/>6.95298743284159<text:tab/>0.957303081197244<text:tab/>3.36508847639113<text:tab/>0.109132340106605</text:p>
      <text:p text:style-name="P1">Ergic2<text:tab/>33.6892944720183<text:tab/>34.7016969123865<text:tab/>24.8570119404954<text:tab/>52.5967511214982<text:tab/>36.8425102856397</text:p>
      <text:p text:style-name="P1">Ergic3<text:tab/>86.1020117511143<text:tab/>95.3484392700791<text:tab/>74.4374004607998<text:tab/>189.052494213596<text:tab/>76.0205692880056</text:p>
      <text:p text:style-name="P1">Erh<text:tab/>118.342446601103<text:tab/>166.892873221839<text:tab/>127.566720265611<text:tab/>167.596344927462<text:tab/>142.452853714457</text:p>
      <text:p text:style-name="P1">Eri1<text:tab/>12.2555144299905<text:tab/>6.52875307859186<text:tab/>8.58231094253268<text:tab/>13.6008371733976<text:tab/>16.946445955833</text:p>
      <text:p text:style-name="P1">Eri2<text:tab/>5.44226620542632<text:tab/>3.41678810800025<text:tab/>2.97433355755281<text:tab/>3.11026668529015<text:tab/>2.3921851407456</text:p>
      <text:p text:style-name="P1">Erich1<text:tab/>6.87727497960782<text:tab/>5.43779353105916<text:tab/>5.85901685435635<text:tab/>12.2404333894312<text:tab/>12.5291404936995</text:p>
      <text:p text:style-name="P1">Erich2<text:tab/>0.106080089336562<text:tab/>0.16567651299003<text:tab/>0.0994579329093361<text:tab/>0.135143497442966<text:tab/>0.152971990676537</text:p>
      <text:p text:style-name="P1">Erich4<text:tab/>0.216387107536322<text:tab/>0.401333618889031<text:tab/>0.197632915698819<text:tab/>0.592685800554165<text:tab/>0.115921084943278</text:p>
      <text:p text:style-name="P1">Erich6<text:tab/>0.133616400390025<text:tab/>0.199488993415151<text:tab/>0.45924432253295<text:tab/>0.240844005911243<text:tab/>0.11878345325748</text:p>
      <text:p text:style-name="P1">Erlec1<text:tab/>46.8511177004863<text:tab/>35.4561137977176<text:tab/>40.4373449116896<text:tab/>69.1345066870286<text:tab/>41.643635410704</text:p>
      <text:p text:style-name="P1">Erlin1<text:tab/>15.2419705043969<text:tab/>12.6366615528603<text:tab/>9.68393321306377<text:tab/>17.4830707671426<text:tab/>11.7053938649508</text:p>
      <text:p text:style-name="P1">Erlin2<text:tab/>16.4597717484388<text:tab/>12.2885474976374<text:tab/>6.10319229401925<text:tab/>20.5048741322304<text:tab/>12.2715011092697</text:p>
      <text:p text:style-name="P1">Ermn<text:tab/>0.103933771121142<text:tab/>0.10330493628222<text:tab/>0.0979952785205257<text:tab/>0.101020019074265<text:tab/>0.0959986064385136</text:p>
      <text:p text:style-name="P1">Ermp1<text:tab/>19.49543273573<text:tab/>12.9278937469419<text:tab/>15.2040613073339<text:tab/>17.4343148219829<text:tab/>12.445091164918</text:p>
      <text:p text:style-name="P1">Ern1<text:tab/>4.08510004664776<text:tab/>7.9918957747741<text:tab/>16.3285652965623<text:tab/>5.78846797785482<text:tab/>14.5486262523031</text:p>
      <text:p text:style-name="P1">Ern2<text:tab/>0.103933771121142<text:tab/>0.10330493628222<text:tab/>0.0979952785205257<text:tab/>0.101020019074265<text:tab/>0.0959986064385136</text:p>
      <text:p text:style-name="P1">Ero1a<text:tab/>18.8838374008209<text:tab/>28.3393333477624<text:tab/>39.5797895131553<text:tab/>36.0820475754919<text:tab/>38.0303204460055</text:p>
      <text:p text:style-name="P1">Ero1b<text:tab/>4.34166339809792<text:tab/>3.3234445121908<text:tab/>2.42060280498573<text:tab/>6.35386284338536<text:tab/>2.48297639838395</text:p>
      <text:p text:style-name="P1">Erp27<text:tab/>0.103933771121142<text:tab/>0.10330493628222<text:tab/>0.0979952785205257<text:tab/>0.101020019074265<text:tab/>0.0959986064385136</text:p>
      <text:p text:style-name="P1">Erp29<text:tab/>80.6376458472031<text:tab/>100.393376826192<text:tab/>90.1941473722145<text:tab/>196.562835720927<text:tab/>110.44609282246</text:p>
      <text:p text:style-name="P1">Erp44<text:tab/>87.0041613502641<text:tab/>105.947722109346<text:tab/>90.3486775491286<text:tab/>145.375266318645<text:tab/>85.4831926935989</text:p>
      <text:p text:style-name="P1">Errfi1<text:tab/>2.71914558736963<text:tab/>146.227383671889<text:tab/>101.50889018556<text:tab/>14.3229303178026<text:tab/>13.8688411714574</text:p>
      <text:p text:style-name="P1">Esam<text:tab/>1.04173226993789<text:tab/>0.664158516651313<text:tab/>0.170927131379664<text:tab/>3.01749588102821<text:tab/>0.247394174552322</text:p>
      <text:p text:style-name="P1">Esco1<text:tab/>6.88677732647878<text:tab/>5.65106806222481<text:tab/>5.20453700782833<text:tab/>11.0111858498708<text:tab/>5.01458251116485</text:p>
      <text:p text:style-name="P1">Esd<text:tab/>59.7161490411831<text:tab/>49.8654147984745<text:tab/>29.8850541091953<text:tab/>77.564161923381<text:tab/>39.3339728383923</text:p>
      <text:p text:style-name="P1">Esf1<text:tab/>16.3336844351161<text:tab/>18.8799805055502<text:tab/>13.8145404239486<text:tab/>15.7532453277858<text:tab/>16.1442454874556</text:p>
      <text:p text:style-name="P1">Esm1<text:tab/>9.64397290015553<text:tab/>84.758334792266<text:tab/>9.31399167706822<text:tab/>140.010918957851<text:tab/>14.2215043805186</text:p>
      <text:p text:style-name="P1">Espl1<text:tab/>4.46090134260553<text:tab/>2.34371200447387<text:tab/>1.23957337287055<text:tab/>1.26637804733322<text:tab/>0.180638281195769</text:p>
      <text:p text:style-name="P1">Espn<text:tab/>0.131346078739024<text:tab/>0.238518337300393<text:tab/>0.454463527195425<text:tab/>0.25140600993491<text:tab/>0.146062999998793</text:p>
      <text:p text:style-name="P1">Espnl<text:tab/>0.189009653626301<text:tab/>0.901608937430974<text:tab/>0.504453034341262<text:tab/>0.110044664953444<text:tab/>0.138470582939216</text:p>
      <text:p text:style-name="P1">Esr1<text:tab/>0.914043954634626<text:tab/>0.698299328236572<text:tab/>0.0931024528696148<text:tab/>0.976004631922173<text:tab/>0.118006190732542</text:p>
      <text:p text:style-name="P1">Esr2<text:tab/>0.128791116284315<text:tab/>0.103632358747868<text:tab/>0.0980524402460267<text:tab/>0.101392843775685<text:tab/>0.0958967288246059</text:p>
      <text:p text:style-name="P1">Esrp1<text:tab/>0.103933771121142<text:tab/>0.10330493628222<text:tab/>0.0979952785205257<text:tab/>0.101020019074265<text:tab/>0.0959986064385136</text:p>
      <text:p text:style-name="P1">Esrp2<text:tab/>3.21960279623869<text:tab/>2.05350271448074<text:tab/>1.61716805190904<text:tab/>4.68385694996944<text:tab/>1.07402013098572</text:p>
      <text:p text:style-name="P1">Esrra<text:tab/>19.9041196789972<text:tab/>23.8486224414605<text:tab/>17.9712292722543<text:tab/>38.7282174625261<text:tab/>24.4064351414284</text:p>
      <text:p text:style-name="P1">Esrrb<text:tab/>0.103933771121142<text:tab/>0.10330493628222<text:tab/>0.0979952785205257<text:tab/>0.101020019074265<text:tab/>0.0959986064385136</text:p>
      <text:p text:style-name="P1">Esrrg<text:tab/>0.104042538758882<text:tab/>0.10355072090601<text:tab/>0.0980899380378346<text:tab/>0.101311384267529<text:tab/>0.102796626460177</text:p>
      <text:p text:style-name="P1">Esyt1<text:tab/>82.8738623629803<text:tab/>107.84151587874<text:tab/>156.282925928814<text:tab/>78.6681508760227<text:tab/>120.405008910185</text:p>
      <text:p text:style-name="P1">Etaa1<text:tab/>2.08638312897981<text:tab/>1.10152825982295<text:tab/>0.125467197003808<text:tab/>3.0839922037303<text:tab/>1.64397327765743</text:p>
      <text:p text:style-name="P1">Etf1<text:tab/>83.0741861731975<text:tab/>186.016460261003<text:tab/>142.493154370504<text:tab/>115.513807035659<text:tab/>127.567920440312</text:p>
      <text:p text:style-name="P1">Etfa<text:tab/>68.8567735663601<text:tab/>77.855882757934<text:tab/>60.664398455627<text:tab/>111.821391697951<text:tab/>76.1698404459184</text:p>
      <text:p text:style-name="P1">Etfb<text:tab/>42.972588893335<text:tab/>44.3464431043697<text:tab/>38.6077228335562<text:tab/>68.5522649727772<text:tab/>51.1018807897031</text:p>
      <text:p text:style-name="P1">Etfdh<text:tab/>19.6233541281649<text:tab/>11.5774951489245<text:tab/>9.37315155142859<text:tab/>27.8100097461643<text:tab/>10.9445559452105</text:p>
      <text:p text:style-name="P1">Ethe1<text:tab/>28.551516634006<text:tab/>76.3397063372947<text:tab/>45.6591571504561<text:tab/>46.4275659816628<text:tab/>31.0939891102303</text:p>
      <text:p text:style-name="P1">Etnk1<text:tab/>10.8195014909512<text:tab/>12.5084731850576<text:tab/>17.2720965474446<text:tab/>17.6065840460546<text:tab/>19.0006758019949</text:p>
      <text:p text:style-name="P1">Etnk2<text:tab/>0.191749250337024<text:tab/>0.141045074159135<text:tab/>0.177529069705742<text:tab/>0.373677349658494<text:tab/>0.210473876417462</text:p>
      <text:p text:style-name="P1">Ets1<text:tab/>20.2193560332565<text:tab/>119.605508348706<text:tab/>120.31561624168<text:tab/>31.1354951977114<text:tab/>25.001614774076</text:p>
      <text:p text:style-name="P1">Ets2<text:tab/>3.06144823811074<text:tab/>59.1964491192976<text:tab/>52.0836120629126<text:tab/>7.10179868445283<text:tab/>7.06244829009102</text:p>
      <text:p text:style-name="P1">Etv1<text:tab/>1.01148760047158<text:tab/>0.403140549206109<text:tab/>0.229717711934448<text:tab/>2.84669446237122<text:tab/>0.419874838468214</text:p>
      <text:p text:style-name="P1">Etv3<text:tab/>11.6674714035089<text:tab/>14.1707562443838<text:tab/>12.542735683783<text:tab/>10.9081417270707<text:tab/>9.61719424361664</text:p>
      <text:p text:style-name="P1">Etv3l<text:tab/>0.103933771121142<text:tab/>0.10330493628222<text:tab/>0.0979952785205257<text:tab/>0.101020019074265<text:tab/>0.0959986064385136</text:p>
      <text:p text:style-name="P1">Etv4<text:tab/>11.2588388294339<text:tab/>12.097877726921<text:tab/>6.25088473393021<text:tab/>35.6714961736174<text:tab/>9.30722348239452</text:p>
      <text:p text:style-name="P1">Etv5<text:tab/>5.93559111999039<text:tab/>7.54744464037921<text:tab/>27.2594186333041<text:tab/>13.9827616929263<text:tab/>16.2947899244362</text:p>
      <text:p text:style-name="P1">Etv6<text:tab/>9.14486768475097<text:tab/>11.9314385767854<text:tab/>4.11944269965938<text:tab/>9.58785711861764<text:tab/>4.3716266717158</text:p>
      <text:p text:style-name="P1">Eva1a<text:tab/>1.26304696097695<text:tab/>5.59765131953709<text:tab/>0.639472102791157<text:tab/>1.36444067950914<text:tab/>0.17970158929597</text:p>
      <text:p text:style-name="P1">Eva1b<text:tab/>47.7691482212528<text:tab/>28.7965213558072<text:tab/>24.5378613429433<text:tab/>126.792704922803<text:tab/>51.3699853058389</text:p>
      <text:p text:style-name="P1">Evc<text:tab/>10.4931821124033<text:tab/>4.55389694233986<text:tab/>4.86079467999736<text:tab/>13.7690320543007<text:tab/>9.28131538398166</text:p>
      <text:p text:style-name="P1">Evc2<text:tab/>13.4139935487433<text:tab/>10.5664846055409<text:tab/>4.34901116700271<text:tab/>18.8659177292539<text:tab/>7.35894124660634</text:p>
      <text:p text:style-name="P1">Evi2a<text:tab/>0.098708108944134<text:tab/>0.159778519886554<text:tab/>0.0921723889820176<text:tab/>2.05383904108303<text:tab/>0.14393261906118</text:p>
      <text:p text:style-name="P1">Evi2b<text:tab/>0.104744532557878<text:tab/>0.104762654523869<text:tab/>0.0983782704377196<text:tab/>0.160666457270993<text:tab/>0.096146120441628</text:p>
      <text:p text:style-name="P1">Evi5<text:tab/>8.52574605074567<text:tab/>7.30829494414326<text:tab/>9.44681254640873<text:tab/>11.0267027447319<text:tab/>8.68950733183513</text:p>
      <text:p text:style-name="P1">Evl<text:tab/>24.9249769304434<text:tab/>25.4684253529203<text:tab/>31.7772899756846<text:tab/>22.7921790363301<text:tab/>15.5921604487314</text:p>
      <text:p text:style-name="P1">Evpl<text:tab/>0.0982147941412838<text:tab/>0.523079486670889<text:tab/>0.136056264173629<text:tab/>0.209120251190279<text:tab/>0.111864045521672</text:p>
      <text:p text:style-name="P1">Evx1<text:tab/>0.103933771121142<text:tab/>0.10330493628222<text:tab/>0.0979952785205257<text:tab/>0.101020019074265<text:tab/>0.0959986064385136</text:p>
      <text:p text:style-name="P1">Ewsr1<text:tab/>3.2708451241086<text:tab/>5.29119860693657<text:tab/>4.77089155149279<text:tab/>6.93310479803104<text:tab/>4.09699671029776</text:p>
      <text:p text:style-name="P1">Exd1<text:tab/>0.111415209079729<text:tab/>0.117886600639603<text:tab/>0.128212667216042<text:tab/>0.218827922854203<text:tab/>0.0937626551038063</text:p>
      <text:p text:style-name="P1">Exd2<text:tab/>8.14894825721406<text:tab/>8.56589453229201<text:tab/>4.34265743507764<text:tab/>12.1899628203465<text:tab/>6.00230634615944</text:p>
      <text:p text:style-name="P1">Exnef<text:tab/>1.50211619889712<text:tab/>1.90739935756766<text:tab/>1.97376745928993<text:tab/>1.95380376817962<text:tab/>0.438800046136356</text:p>
      <text:p text:style-name="P1">Exo1<text:tab/>1.11899254886486<text:tab/>1.75076276349258<text:tab/>0.561933879482194<text:tab/>0.44958710788657<text:tab/>0.149482250522274</text:p>
      <text:p text:style-name="P1">Exo5<text:tab/>4.12914673456695<text:tab/>4.04150382746151<text:tab/>2.22195482676083<text:tab/>6.97896670237375<text:tab/>1.4777789923758</text:p>
      <text:p text:style-name="P1">Exoc1<text:tab/>11.238510030066<text:tab/>6.79905150965699<text:tab/>6.15182564775638<text:tab/>20.9112696045141<text:tab/>13.1976267176913</text:p>
      <text:p text:style-name="P1">Exoc2<text:tab/>11.6977255418231<text:tab/>7.99524705887246<text:tab/>4.75890980161458<text:tab/>20.7086507496806<text:tab/>15.6882107744078</text:p>
      <text:p text:style-name="P1">Exoc3<text:tab/>22.7507972458908<text:tab/>23.079564843582<text:tab/>22.3767552010224<text:tab/>25.5418450235421<text:tab/>22.0361401701652</text:p>
      <text:p text:style-name="P1">Exoc3l1<text:tab/>0.508872649998346<text:tab/>1.15230389738617<text:tab/>0.253933889743949<text:tab/>1.09469174994842<text:tab/>0.292272563739071</text:p>
      <text:p text:style-name="P1">Exoc3l4<text:tab/>0.528989042152082<text:tab/>1.15649626362195<text:tab/>0.175111584096149<text:tab/>0.359470178708052<text:tab/>0.225867509165561</text:p>
      <text:p text:style-name="P1">Exoc4<text:tab/>10.1531741390257<text:tab/>9.80380594554805<text:tab/>6.51447235372489<text:tab/>18.7949753580637<text:tab/>7.12904132964762</text:p>
      <text:p text:style-name="P1">Exoc5<text:tab/>20.3257782456501<text:tab/>25.4780735942758<text:tab/>28.3659554337688<text:tab/>25.6511756418743<text:tab/>27.998076655636</text:p>
      <text:p text:style-name="P1">Exoc6<text:tab/>4.05806969789727<text:tab/>2.06453096653766<text:tab/>3.47185997070498<text:tab/>4.92917561624028<text:tab/>5.36417782552763</text:p>
      <text:p text:style-name="P1">Exoc6b<text:tab/>10.6258154992301<text:tab/>10.0954638357619<text:tab/>10.8526359737063<text:tab/>14.5772136182237<text:tab/>12.7695247261341</text:p>
      <text:p text:style-name="P1">Exoc7<text:tab/>0.103933771121142<text:tab/>0.10330493628222<text:tab/>0.0979952785205257<text:tab/>0.101020019074265<text:tab/>0.0959986064385136</text:p>
      <text:p text:style-name="P1">Exoc8<text:tab/>11.1901596388803<text:tab/>14.7511256596059<text:tab/>16.6535301059771<text:tab/>14.0806213580588<text:tab/>11.3156041059242</text:p>
      <text:p text:style-name="P1">Exog<text:tab/>1.81962500586458<text:tab/>1.28091622818896<text:tab/>2.8892905046988<text:tab/>2.47917579943533<text:tab/>3.59811612536243</text:p>
      <text:p text:style-name="P1">Exosc2<text:tab/>16.523192148597<text:tab/>10.270226723215<text:tab/>8.37715435073975<text:tab/>11.7884759729379<text:tab/>14.2065992690214</text:p>
      <text:p text:style-name="P1">Exosc3<text:tab/>11.8264165966772<text:tab/>27.5590909264799<text:tab/>12.2411957476732<text:tab/>18.1396908111987<text:tab/>15.5439115754553</text:p>
      <text:p text:style-name="P1">Exosc4<text:tab/>15.2059067807055<text:tab/>13.3015748350918<text:tab/>8.02191877493545<text:tab/>24.0941919160397<text:tab/>20.1908435132198</text:p>
      <text:p text:style-name="P1">Exosc5<text:tab/>14.1569819802277<text:tab/>12.7008792958292<text:tab/>9.53820204868499<text:tab/>27.0273640307833<text:tab/>54.8382856346781</text:p>
      <text:p text:style-name="P1">Exosc7<text:tab/>15.942831933689<text:tab/>15.1524156041722<text:tab/>14.2592997964362<text:tab/>22.8797566561067<text:tab/>27.7234901061138</text:p>
      <text:p text:style-name="P1">Exosc8<text:tab/>9.08193061205546<text:tab/>9.94442271348746<text:tab/>6.13066518463866<text:tab/>5.70815766997111<text:tab/>10.259497950548</text:p>
      <text:p text:style-name="P1">Exosc9<text:tab/>25.5568574544044<text:tab/>23.1325424593434<text:tab/>17.5784338014308<text:tab/>32.508114930813<text:tab/>29.8179511982934</text:p>
      <text:p text:style-name="P1">Ext1<text:tab/>85.7140180484552<text:tab/>135.106754750047<text:tab/>140.878850633723<text:tab/>109.900199844451<text:tab/>118.719494326082</text:p>
      <text:p text:style-name="P1">Ext2<text:tab/>56.9185106158436<text:tab/>49.8764717772863<text:tab/>47.4175178602362<text:tab/>85.5134658519896<text:tab/>62.5260377313585</text:p>
      <text:p text:style-name="P1">Extl1<text:tab/>0.310263265167597<text:tab/>0.13768173322785<text:tab/>0.510697100410403<text:tab/>0.814084084509378<text:tab/>0.443063424858214</text:p>
      <text:p text:style-name="P1">Extl2<text:tab/>12.0968680764322<text:tab/>7.24286965616838<text:tab/>2.64770007679763<text:tab/>16.1853253024088<text:tab/>4.18464816504549</text:p>
      <text:p text:style-name="P1">Extl3<text:tab/>10.9390317654513<text:tab/>16.8327529212606<text:tab/>7.90874728107456<text:tab/>34.0082599779435<text:tab/>14.6060081138197</text:p>
      <text:p text:style-name="P1">Eya2<text:tab/>0.103933771121142<text:tab/>0.10330493628222<text:tab/>0.0979952785205257<text:tab/>0.101020019074265<text:tab/>0.0959986064385136</text:p>
      <text:p text:style-name="P1">Eya3<text:tab/>14.1675671940099<text:tab/>10.5174250133575<text:tab/>8.04016524011238<text:tab/>19.6952987713809<text:tab/>16.4038370235143</text:p>
      <text:p text:style-name="P1">Eya4<text:tab/>0.112635581460706<text:tab/>0.103432759081644<text:tab/>0.0980172255797289<text:tab/>0.101160197403914<text:tab/>0.0959572480105736</text:p>
      <text:p text:style-name="P1">Ezh1<text:tab/>10.4434935997672<text:tab/>3.26771043724593<text:tab/>4.40174405289506<text:tab/>14.2481812877776<text:tab/>9.43766748941394</text:p>
      <text:p text:style-name="P1">Ezh2<text:tab/>16.1839901205988<text:tab/>8.81610849948216<text:tab/>15.3597733160779<text:tab/>9.74464227926117<text:tab/>11.5887204862474</text:p>
      <text:p text:style-name="P1">Ezr<text:tab/>18.4656029998186<text:tab/>62.614531896749<text:tab/>70.1222164203065<text:tab/>47.168008215156<text:tab/>47.7159903464855</text:p>
      <text:p text:style-name="P1">F10<text:tab/>0.103933771121142<text:tab/>0.10330493628222<text:tab/>0.0979952785205257<text:tab/>0.101020019074265<text:tab/>0.0959986064385136</text:p>
      <text:p text:style-name="P1">F11<text:tab/>0.103933771121142<text:tab/>0.10330493628222<text:tab/>0.0979952785205257<text:tab/>0.101020019074265<text:tab/>0.0959986064385136</text:p>
      <text:p text:style-name="P1">F11r<text:tab/>13.7087194581138<text:tab/>6.36192093585241<text:tab/>8.32343549407348<text:tab/>6.93733469156157<text:tab/>3.97555413117531</text:p>
      <text:p text:style-name="P1">F12<text:tab/>0.103933771121142<text:tab/>0.10330493628222<text:tab/>0.0979952785205257<text:tab/>0.101020019074265<text:tab/>0.0959986064385136</text:p>
      <text:p text:style-name="P1">F13a1<text:tab/>0.103933771121142<text:tab/>0.10330493628222<text:tab/>0.0979952785205257<text:tab/>0.101020019074265<text:tab/>0.0959986064385136</text:p>
      <text:p text:style-name="P1">F13b<text:tab/>0.103933771121142<text:tab/>0.10330493628222<text:tab/>0.0979952785205257<text:tab/>0.101020019074265<text:tab/>0.0959986064385136</text:p>
      <text:p text:style-name="P1">F2<text:tab/>0.10432475453677<text:tab/>0.136122088161597<text:tab/>0.0980275153740994<text:tab/>0.114121115739677<text:tab/>0.095796486616307</text:p>
      <text:p text:style-name="P1">F2r<text:tab/>68.9316746607122<text:tab/>90.3548367931031<text:tab/>98.9335765396127<text:tab/>52.3517212099204<text:tab/>39.4814848837927</text:p>
      <text:p text:style-name="P1">F2rl1<text:tab/>0.2269935268107<text:tab/>1.17738809029486<text:tab/>0.64237196465317<text:tab/>0.419098052141813<text:tab/>0.199418971604371</text:p>
      <text:p text:style-name="P1">F2rl2<text:tab/>0.103109972117084<text:tab/>0.104624721952476<text:tab/>0.0971744468825285<text:tab/>0.293475952916658<text:tab/>0.0945633853539799</text:p>
      <text:p text:style-name="P1">F2rl3<text:tab/>0.105164304426978<text:tab/>0.289367335749762<text:tab/>0.116662897306317<text:tab/>0.119026141845494<text:tab/>0.108888404961697</text:p>
      <text:p text:style-name="P1">F3<text:tab/>15.1751168827891<text:tab/>90.1057477529612<text:tab/>85.0105775029594<text:tab/>4.75814504163236<text:tab/>1.82753070721671</text:p>
      <text:p text:style-name="P1">F5<text:tab/>0.103933771121142<text:tab/>0.10330493628222<text:tab/>0.0979952785205257<text:tab/>0.101020019074265<text:tab/>0.0959986064385136</text:p>
      <text:p text:style-name="P1">F7<text:tab/>0.10413501038312<text:tab/>0.177446324401091<text:tab/>0.0978429463334433<text:tab/>0.102171646114549<text:tab/>0.0955743417928669</text:p>
      <text:p text:style-name="P1">F8<text:tab/>4.32584094563741<text:tab/>4.06518080221702<text:tab/>3.48395580931818<text:tab/>6.54680004419937<text:tab/>2.93079137533161</text:p>
      <text:p text:style-name="P1">F8a1<text:tab/>14.1507914137992<text:tab/>12.2154809438044<text:tab/>13.4486448344924<text:tab/>24.4192127600751<text:tab/>27.542225627912</text:p>
      <text:p text:style-name="P1">F9<text:tab/>0.103933771121142<text:tab/>0.10330493628222<text:tab/>0.0979952785205257<text:tab/>0.101020019074265<text:tab/>0.0959986064385136</text:p>
      <text:p text:style-name="P1">FAM187A<text:tab/>0.103655858359076<text:tab/>0.232800067845863<text:tab/>0.310152554001258<text:tab/>0.105626543778721<text:tab/>0.0944542000230442</text:p>
      <text:p text:style-name="P1">Fa2h<text:tab/>0.106402295310373<text:tab/>0.133425566126228<text:tab/>0.179786542412277<text:tab/>0.106824264447103<text:tab/>0.135474455050323</text:p>
      <text:p text:style-name="P1">Faah<text:tab/>0.103933771121142<text:tab/>0.10330493628222<text:tab/>0.0979952785205257<text:tab/>0.101020019074265<text:tab/>0.0959986064385136</text:p>
      <text:p text:style-name="P1">Faap20<text:tab/>9.65393676802818<text:tab/>7.27899859323587<text:tab/>4.19624892972466<text:tab/>12.7484921051718<text:tab/>12.9930355677686</text:p>
      <text:p text:style-name="P1">Faap24<text:tab/>3.31091109259401<text:tab/>1.02723015429758<text:tab/>0.179106200923033<text:tab/>3.79262635994781<text:tab/>1.34682613202904</text:p>
      <text:p text:style-name="P1">Fabp1<text:tab/>0.103933771121142<text:tab/>0.10330493628222<text:tab/>0.0979952785205257<text:tab/>0.101020019074265<text:tab/>0.0959986064385136</text:p>
      <text:p text:style-name="P1">Fabp12<text:tab/>0.104539505323488<text:tab/>0.104374256173693<text:tab/>0.147789404960049<text:tab/>0.102409468165064<text:tab/>0.0961649337097846</text:p>
      <text:p text:style-name="P1">Fabp2<text:tab/>0.103933771121142<text:tab/>0.10330493628222<text:tab/>0.0979952785205257<text:tab/>0.101020019074265<text:tab/>0.0959986064385136</text:p>
      <text:p text:style-name="P1">Fabp3<text:tab/>226.217177507215<text:tab/>227.375723715802<text:tab/>168.913128767315<text:tab/>216.641838441113<text:tab/>105.457560754314</text:p>
      <text:p text:style-name="P1">Fabp4<text:tab/>0.100134914946474<text:tab/>0.289612855989661<text:tab/>0.0948094599235039<text:tab/>0.0980304181530619<text:tab/>0.0930393192810087</text:p>
      <text:p text:style-name="P1">Fabp5<text:tab/>46.5240982900775<text:tab/>79.8370593925767<text:tab/>88.2072697398903<text:tab/>18.1086823247401<text:tab/>53.884957893148</text:p>
      <text:p text:style-name="P1">Fabp6<text:tab/>0.103933771121142<text:tab/>0.10330493628222<text:tab/>0.0979952785205257<text:tab/>0.101020019074265<text:tab/>0.0959986064385136</text:p>
      <text:p text:style-name="P1">Fabp7<text:tab/>0.103933771121142<text:tab/>0.10330493628222<text:tab/>0.0979952785205257<text:tab/>0.101020019074265<text:tab/>0.0959986064385136</text:p>
      <text:p text:style-name="P1">Fabp9<text:tab/>0.103933771121142<text:tab/>0.10330493628222<text:tab/>0.0979952785205257<text:tab/>0.101020019074265<text:tab/>0.0959986064385136</text:p>
      <text:p text:style-name="P1">Fadd<text:tab/>13.1177661343713<text:tab/>14.1520240871349<text:tab/>14.4240844968845<text:tab/>21.3014075036269<text:tab/>16.2497740923133</text:p>
      <text:p text:style-name="P1">Fads1<text:tab/>14.1920356081157<text:tab/>9.12422563096362<text:tab/>5.34219881833807<text:tab/>48.7967445698067<text:tab/>10.6856768467025</text:p>
      <text:p text:style-name="P1">Fads2<text:tab/>40.8515076821526<text:tab/>47.7850767837766<text:tab/>17.093917713937<text:tab/>82.9836766659766<text:tab/>15.6545407439385</text:p>
      <text:p text:style-name="P1">Fads3<text:tab/>73.6158568554804<text:tab/>121.526963037604<text:tab/>117.010780375581<text:tab/>111.090373233679<text:tab/>136.110969314904</text:p>
      <text:p text:style-name="P1">Fads6<text:tab/>0.104188372070916<text:tab/>0.127842895464578<text:tab/>0.215869869618377<text:tab/>0.523829963975269<text:tab/>0.587189535989509</text:p>
      <text:p text:style-name="P1">Faf1<text:tab/>28.9834000421002<text:tab/>34.7128220788394<text:tab/>31.6145325563219<text:tab/>42.4755187513764<text:tab/>35.701737483446</text:p>
      <text:p text:style-name="P1">Faf2<text:tab/>24.9754014494803<text:tab/>32.0197313261126<text:tab/>20.5777229855656<text:tab/>40.248493548801<text:tab/>38.3156780132405</text:p>
      <text:p text:style-name="P1">Fah<text:tab/>9.68514844138294<text:tab/>8.79497012066645<text:tab/>8.44820661518076<text:tab/>11.0910967679312<text:tab/>1.56004347140121</text:p>
      <text:p text:style-name="P1">Fahd1<text:tab/>17.1212667384892<text:tab/>14.1085584959762<text:tab/>12.6265718251709<text:tab/>27.4521740487702<text:tab/>18.5745630031061</text:p>
      <text:p text:style-name="P1">Fahd2a<text:tab/>18.4463103015541<text:tab/>16.0159117999682<text:tab/>8.81699358678688<text:tab/>19.0193806641571<text:tab/>12.08022789224</text:p>
      <text:p text:style-name="P1">Faim<text:tab/>0.103933771121142<text:tab/>0.10330493628222<text:tab/>0.0979952785205257<text:tab/>0.101020019074265<text:tab/>0.0959986064385136</text:p>
      <text:p text:style-name="P1">Faim2<text:tab/>0.103933771121142<text:tab/>0.10330493628222<text:tab/>0.0979952785205257<text:tab/>0.101020019074265<text:tab/>0.0959986064385136</text:p>
      <text:p text:style-name="P1">Fam101a<text:tab/>0.147794101034441<text:tab/>0.173870428768073<text:tab/>0.174790354384334<text:tab/>0.122184278670437<text:tab/>0.118710587072084</text:p>
      <text:p text:style-name="P1">Fam101b<text:tab/>6.04516289429138<text:tab/>18.9375807375729<text:tab/>13.0026417741694<text:tab/>6.92355839682911<text:tab/>3.33598325508572</text:p>
      <text:p text:style-name="P1">Fam102b<text:tab/>8.9377873239954<text:tab/>6.13497727637752<text:tab/>13.3415309077712<text:tab/>18.9498911196977<text:tab/>9.19385855652285</text:p>
      <text:p text:style-name="P1">Fam103a1<text:tab/>20.1400857508273<text:tab/>17.6328993592047<text:tab/>20.4966573099755<text:tab/>20.6186500687815<text:tab/>26.9953513192218</text:p>
      <text:p text:style-name="P1">Fam104a<text:tab/>30.205921919978<text:tab/>39.2076436838615<text:tab/>25.8300872759662<text:tab/>43.6905759019466<text:tab/>25.2067023162579</text:p>
      <text:p text:style-name="P1">Fam105a<text:tab/>0.656590613545088<text:tab/>2.03260418545658<text:tab/>2.28921215972508<text:tab/>0.428910736028621<text:tab/>0.609890357029398</text:p>
      <text:p text:style-name="P1">Fam107a<text:tab/>0.100003935637036<text:tab/>0.103583482067358<text:tab/>0.208602333040121<text:tab/>0.226950839870206<text:tab/>0.139613902984884</text:p>
      <text:p text:style-name="P1">Fam107b<text:tab/>41.6843154124776<text:tab/>24.5366182227577<text:tab/>53.1377243924315<text:tab/>41.9222614499819<text:tab/>18.4243347210377</text:p>
      <text:p text:style-name="P1">Fam109b<text:tab/>4.12018480685012<text:tab/>4.01633074014734<text:tab/>1.47705190656058<text:tab/>3.53021689791701<text:tab/>1.29420720265726</text:p>
      <text:p text:style-name="P1">Fam110a<text:tab/>7.15807770403475<text:tab/>15.7106999844618<text:tab/>6.27408014983866<text:tab/>13.5938282589623<text:tab/>6.34528695426491</text:p>
      <text:p text:style-name="P1">Fam110b<text:tab/>11.4999385478592<text:tab/>6.61119732959171<text:tab/>4.40691928634596<text:tab/>14.6741201841865<text:tab/>6.80581401303058</text:p>
      <text:p text:style-name="P1">Fam110c<text:tab/>0.106270742128296<text:tab/>0.756972699059068<text:tab/>0.666366490343036<text:tab/>0.207454040750817<text:tab/>0.31530953335674</text:p>
      <text:p text:style-name="P1">Fam110d<text:tab/>0.103933771121142<text:tab/>0.10330493628222<text:tab/>0.0979952785205257<text:tab/>0.101020019074265<text:tab/>0.0959986064385136</text:p>
      <text:p text:style-name="P1">Fam111a<text:tab/>80.0621246206632<text:tab/>37.3276906544531<text:tab/>40.068480093827<text:tab/>54.1120167776503<text:tab/>15.5565130827103</text:p>
      <text:p text:style-name="P1">Fam115e<text:tab/>0.103933771121142<text:tab/>0.10330493628222<text:tab/>0.0979952785205257<text:tab/>0.101020019074265<text:tab/>0.0959986064385136</text:p>
      <text:p text:style-name="P1">Fam117a<text:tab/>4.68164813317781<text:tab/>3.44634428347344<text:tab/>9.91450433499063<text:tab/>12.0845370557827<text:tab/>29.7373246132232</text:p>
      <text:p text:style-name="P1">Fam117b<text:tab/>6.68649153433487<text:tab/>6.85574474159978<text:tab/>7.49750334373053<text:tab/>7.81320193388212<text:tab/>7.43120919230869</text:p>
      <text:p text:style-name="P1">Fam118a<text:tab/>7.8151743239959<text:tab/>1.50505435460924<text:tab/>1.41421028176911<text:tab/>8.98903365175401<text:tab/>2.67847855711603</text:p>
      <text:p text:style-name="P1">Fam118b<text:tab/>14.8699372596968<text:tab/>8.6064678194098<text:tab/>15.8387984145325<text:tab/>17.6568526021987<text:tab/>26.2701524267843</text:p>
      <text:p text:style-name="P1">Fam120a<text:tab/>80.2444104275593<text:tab/>77.2698745023413<text:tab/>60.3831713707077<text:tab/>89.9498555423559<text:tab/>52.0312626833561</text:p>
      <text:p text:style-name="P1">Fam120b<text:tab/>9.1398402452541<text:tab/>5.24686737198631<text:tab/>4.37979712794884<text:tab/>11.2682064573815<text:tab/>6.74286403665375</text:p>
      <text:p text:style-name="P1">Fam122a<text:tab/>8.19508611449848<text:tab/>4.7146722854691<text:tab/>10.6056870384096<text:tab/>12.3005298197978<text:tab/>12.0579673564756</text:p>
      <text:p text:style-name="P1">Fam122b<text:tab/>0.103726357534088<text:tab/>0.103476024312021<text:tab/>0.0977342844808422<text:tab/>0.122375607149001<text:tab/>0.0955970891881984</text:p>
      <text:p text:style-name="P1">Fam126a<text:tab/>4.50612408196889<text:tab/>9.37721763888939<text:tab/>17.2226931517764<text:tab/>10.646795033363<text:tab/>6.66114613891148</text:p>
      <text:p text:style-name="P1">Fam126b<text:tab/>1.56351684533104<text:tab/>3.28826599067217<text:tab/>1.7842854544543<text:tab/>0.92109035587959<text:tab/>0.783534045174912</text:p>
      <text:p text:style-name="P1">Fam127b<text:tab/>27.7519542106893<text:tab/>21.5922380199978<text:tab/>14.1573328639886<text:tab/>34.3825283062495<text:tab/>14.9813089499797</text:p>
      <text:p text:style-name="P1">Fam129a<text:tab/>86.8998163324077<text:tab/>146.72147780685<text:tab/>111.096490291861<text:tab/>108.187368519818<text:tab/>73.9376442379609</text:p>
      <text:p text:style-name="P1">Fam129b<text:tab/>92.2100789918275<text:tab/>266.119363288803<text:tab/>245.972342501549<text:tab/>191.200716729394<text:tab/>189.742608333696</text:p>
      <text:p text:style-name="P1">Fam129c<text:tab/>0.334229560470518<text:tab/>0.105377160466319<text:tab/>0.0973188391070527<text:tab/>0.129497246838927<text:tab/>0.112931094427339</text:p>
      <text:p text:style-name="P1">Fam131b<text:tab/>1.70750490318082<text:tab/>2.69056597777309<text:tab/>1.82892080160499<text:tab/>8.53722643390903<text:tab/>8.58758909885504</text:p>
      <text:p text:style-name="P1">Fam132a<text:tab/>0.475640429893513<text:tab/>0.822960776564466<text:tab/>0.949969492835659<text:tab/>0.77170908455679<text:tab/>0.912120597969239</text:p>
      <text:p text:style-name="P1">Fam133b<text:tab/>16.4086420954715<text:tab/>25.3039324921509<text:tab/>27.5880434200191<text:tab/>14.4938432126468<text:tab/>18.1770494613863</text:p>
      <text:p text:style-name="P1">Fam134a<text:tab/>17.62693701223<text:tab/>6.01843230105941<text:tab/>6.56663564880963<text:tab/>22.1074813231977<text:tab/>16.9238729714951</text:p>
      <text:p text:style-name="P1">Fam134b<text:tab/>2.13494903121644<text:tab/>2.43408617814585<text:tab/>1.52213820473038<text:tab/>2.17106378623182<text:tab/>2.077789539782</text:p>
      <text:p text:style-name="P1">Fam134c<text:tab/>21.0852650267159<text:tab/>13.7831558322696<text:tab/>15.4524195451169<text:tab/>26.5031504796077<text:tab/>25.1966738159415</text:p>
      <text:p text:style-name="P1">Fam135a<text:tab/>12.662426489446<text:tab/>4.79084196858946<text:tab/>4.43211546068386<text:tab/>6.39929572607818<text:tab/>6.2109781560413</text:p>
      <text:p text:style-name="P1">Fam136a<text:tab/>28.0708692771712<text:tab/>31.2514832996249<text:tab/>23.283652026215<text:tab/>31.6259927146207<text:tab/>17.1996497766002</text:p>
      <text:p text:style-name="P1">Fam13a<text:tab/>2.21058302263351<text:tab/>0.844390348993789<text:tab/>0.292873769517083<text:tab/>2.18301417895795<text:tab/>0.587190387317989</text:p>
      <text:p text:style-name="P1">Fam13b<text:tab/>33.1121114852878<text:tab/>31.9606401130566<text:tab/>28.2772007350105<text:tab/>31.5581367107188<text:tab/>18.6717954181111</text:p>
      <text:p text:style-name="P1">Fam149b1<text:tab/>15.6952852337998<text:tab/>12.0540911990119<text:tab/>7.76928132823541<text:tab/>17.2278399226838<text:tab/>9.93219907180361</text:p>
      <text:p text:style-name="P1">Fam150a<text:tab/>37.5379385202189<text:tab/>11.9057838865404<text:tab/>1.35479593199879<text:tab/>3.9475248878573<text:tab/>0.460133775085821</text:p>
      <text:p text:style-name="P1">Fam150b<text:tab/>0.503801132116406<text:tab/>0.105266742844713<text:tab/>0.0974786084200588<text:tab/>0.103251852597485<text:tab/>0.0952343197274193</text:p>
      <text:p text:style-name="P1">Fam151a<text:tab/>0.103933771121142<text:tab/>0.10330493628222<text:tab/>0.0979952785205257<text:tab/>0.101020019074265<text:tab/>0.0959986064385136</text:p>
      <text:p text:style-name="P1">Fam151b<text:tab/>6.25065019623989<text:tab/>3.5449720351613<text:tab/>2.8058299539992<text:tab/>7.43944864694384<text:tab/>1.75153261404906</text:p>
      <text:p text:style-name="P1">Fam160a1<text:tab/>0.476630317981788<text:tab/>0.211130443992727<text:tab/>0.195528945951674<text:tab/>0.423207252349493<text:tab/>0.176587504104623</text:p>
      <text:p text:style-name="P1">Fam160a2<text:tab/>7.17232768872104<text:tab/>13.1447995202489<text:tab/>8.33935579437629<text:tab/>14.5028147682415<text:tab/>9.4514760105619</text:p>
      <text:p text:style-name="P1">Fam160b2<text:tab/>9.41378839086159<text:tab/>6.66638311066725<text:tab/>4.65432090745296<text:tab/>10.3504985929562<text:tab/>5.9326311058382</text:p>
      <text:p text:style-name="P1">Fam161a<text:tab/>0.163978599664862<text:tab/>1.25640272579222<text:tab/>0.0925207403736724<text:tab/>0.099453211435377<text:tab/>0.0901384748003653</text:p>
      <text:p text:style-name="P1">Fam162a<text:tab/>74.6796451950535<text:tab/>79.628323021262<text:tab/>101.308966537253<text:tab/>181.481619089474<text:tab/>192.717820903576</text:p>
      <text:p text:style-name="P1">Fam163a<text:tab/>0.103933771121142<text:tab/>0.10330493628222<text:tab/>0.0979952785205257<text:tab/>0.101020019074265<text:tab/>0.0959986064385136</text:p>
      <text:p text:style-name="P1">Fam163b<text:tab/>0.103933771121142<text:tab/>0.10330493628222<text:tab/>0.0979952785205257<text:tab/>0.101020019074265<text:tab/>0.0959986064385136</text:p>
      <text:p text:style-name="P1">Fam166a<text:tab/>0.287681574889879<text:tab/>0.274828841645211<text:tab/>0.806650770940455<text:tab/>0.473162074927541<text:tab/>0.383734646346415</text:p>
      <text:p text:style-name="P1">Fam167a<text:tab/>0.152316402052585<text:tab/>0.20330761220416<text:tab/>0.146086113285884<text:tab/>0.67649407230125<text:tab/>0.0968270986292935</text:p>
      <text:p text:style-name="P1">Fam168a<text:tab/>9.93546605363088<text:tab/>8.63827249255689<text:tab/>6.36082409248963<text:tab/>16.0103463792958<text:tab/>4.90314021284623</text:p>
      <text:p text:style-name="P1">Fam168b<text:tab/>45.5441076719252<text:tab/>38.0819603653625<text:tab/>24.7441786891788<text:tab/>36.0069664030747<text:tab/>23.8641970616335</text:p>
      <text:p text:style-name="P1">Fam170a<text:tab/>0.103933771121142<text:tab/>0.10330493628222<text:tab/>0.0979952785205257<text:tab/>0.101020019074265<text:tab/>0.0959986064385136</text:p>
      <text:p text:style-name="P1">Fam172a<text:tab/>10.2238874579341<text:tab/>9.88038299363939<text:tab/>4.58624173768119<text:tab/>11.4680836243627<text:tab/>7.66930560904693</text:p>
      <text:p text:style-name="P1">Fam173a<text:tab/>19.8737156830226<text:tab/>13.5501237457939<text:tab/>18.2492072234248<text:tab/>28.6228185448106<text:tab/>34.3505716369407</text:p>
      <text:p text:style-name="P1">Fam173b<text:tab/>10.7194325289452<text:tab/>5.07632015954348<text:tab/>2.53284662986389<text:tab/>11.4766761022639<text:tab/>10.916493333556</text:p>
      <text:p text:style-name="P1">Fam174a<text:tab/>42.9285752033217<text:tab/>26.9187520179778<text:tab/>21.3025647696175<text:tab/>43.5413145566576<text:tab/>35.5519918103422</text:p>
      <text:p text:style-name="P1">Fam175a<text:tab/>7.64056565372207<text:tab/>3.47215637186823<text:tab/>9.07657450359674<text:tab/>10.8854803870635<text:tab/>9.82537989870549</text:p>
      <text:p text:style-name="P1">Fam175b<text:tab/>15.3212491520343<text:tab/>11.5698367625953<text:tab/>10.7312208807043<text:tab/>21.8638502523018<text:tab/>14.8454081793637</text:p>
      <text:p text:style-name="P1">Fam178a<text:tab/>5.94598709677734<text:tab/>2.98263947180133<text:tab/>4.90569594410481<text:tab/>6.10158269649042<text:tab/>6.38138553473186</text:p>
      <text:p text:style-name="P1">Fam178b<text:tab/>0.103933771121142<text:tab/>0.10330493628222<text:tab/>0.0979952785205257<text:tab/>0.101020019074265<text:tab/>0.0959986064385136</text:p>
      <text:p text:style-name="P1">Fam180a<text:tab/>0.537546733619043<text:tab/>0.165070728762007<text:tab/>0.0946719831501656<text:tab/>0.366855984306287<text:tab/>0.0913014608738721</text:p>
      <text:p text:style-name="P1">Fam181b<text:tab/>0.0986275982670393<text:tab/>0.71915366198082<text:tab/>0.0930765653967171<text:tab/>0.1437495437978<text:tab/>0.0906407192789879</text:p>
      <text:p text:style-name="P1">Fam184b<text:tab/>0.102479648750678<text:tab/>0.104000842159761<text:tab/>0.197768404197236<text:tab/>0.119166297929068<text:tab/>0.107591208581804</text:p>
      <text:p text:style-name="P1">Fam185a<text:tab/>3.48805282254504<text:tab/>7.39268910082803<text:tab/>6.06728186846719<text:tab/>5.93413572339833<text:tab/>5.81929771730806</text:p>
      <text:p text:style-name="P1">Fam186b<text:tab/>0.0993240830560968<text:tab/>0.85710297486005<text:tab/>0.242325138034968<text:tab/>0.103285422515668<text:tab/>0.10325203584678</text:p>
      <text:p text:style-name="P1">Fam188a<text:tab/>22.5853182367782<text:tab/>25.6307086788846<text:tab/>32.2126637386512<text:tab/>29.7446868854636<text:tab/>26.3137165267404</text:p>
      <text:p text:style-name="P1">Fam189b<text:tab/>14.9353341861389<text:tab/>10.9791276910017<text:tab/>6.74117852016227<text:tab/>26.2862823077701<text:tab/>6.72597171374875</text:p>
      <text:p text:style-name="P1">Fam192a<text:tab/>23.265161538042<text:tab/>11.241645993414<text:tab/>10.0814625261162<text:tab/>25.5103394814352<text:tab/>20.1923484030364</text:p>
      <text:p text:style-name="P1">Fam193b<text:tab/>11.030365093725<text:tab/>6.28550080251651<text:tab/>6.35868998220566<text:tab/>12.1360105430551<text:tab/>10.2809139772252</text:p>
      <text:p text:style-name="P1">Fam195a<text:tab/>2.9959388561931<text:tab/>3.65261711349309<text:tab/>3.15413923972748<text:tab/>8.40691660813676<text:tab/>3.17727798357787</text:p>
      <text:p text:style-name="P1">Fam195b<text:tab/>34.5816786697634<text:tab/>24.5293971329999<text:tab/>19.2227504405484<text:tab/>38.0893533075233<text:tab/>50.2439388501932</text:p>
      <text:p text:style-name="P1">Fam196a<text:tab/>0.138249534608856<text:tab/>0.117480670810316<text:tab/>0.0980102049748801<text:tab/>0.101818501985124<text:tab/>0.0957320955519589</text:p>
      <text:p text:style-name="P1">Fam198b<text:tab/>109.947709012737<text:tab/>104.961189243362<text:tab/>22.4727362173595<text:tab/>248.154130616082<text:tab/>24.2568062286918</text:p>
      <text:p text:style-name="P1">Fam199x<text:tab/>3.14037640246255<text:tab/>2.483065834564<text:tab/>4.04340534626102<text:tab/>5.09134973672845<text:tab/>3.71027049387566</text:p>
      <text:p text:style-name="P1">Fam19a4<text:tab/>0.103933771121142<text:tab/>0.10330493628222<text:tab/>0.0979952785205257<text:tab/>0.101020019074265<text:tab/>0.0959986064385136</text:p>
      <text:p text:style-name="P1">Fam19a5<text:tab/>0.155609100014045<text:tab/>0.263415704553143<text:tab/>0.0969876646127207<text:tab/>0.503876038935905<text:tab/>0.15557546250998</text:p>
      <text:p text:style-name="P1">Fam203a<text:tab/>15.2383020224736<text:tab/>18.4957460197901<text:tab/>16.5686259080461<text:tab/>16.6781530956141<text:tab/>22.6294180803791</text:p>
      <text:p text:style-name="P1">Fam204a<text:tab/>4.1254023786609<text:tab/>5.21534115958044<text:tab/>2.90641549107718<text:tab/>7.24206458836489<text:tab/>5.15393698153297</text:p>
      <text:p text:style-name="P1">Fam205c<text:tab/>0.103933771121142<text:tab/>0.10330493628222<text:tab/>0.0979952785205257<text:tab/>0.101020019074265<text:tab/>0.0959986064385136</text:p>
      <text:p text:style-name="P1">Fam207a<text:tab/>16.1863257889876<text:tab/>10.5155805587266<text:tab/>9.76107221468008<text:tab/>20.0920109584701<text:tab/>17.0283779269683</text:p>
      <text:p text:style-name="P1">Fam209a<text:tab/>0.103281616800229<text:tab/>0.103636190743821<text:tab/>0.0970473398197288<text:tab/>0.102087087345305<text:tab/>0.284663204481055</text:p>
      <text:p text:style-name="P1">Fam20a<text:tab/>0.319595106746491<text:tab/>0.178596769485219<text:tab/>0.150088478845144<text:tab/>1.13748309068314<text:tab/>0.363274469693561</text:p>
      <text:p text:style-name="P1">Fam20b<text:tab/>12.8590437133787<text:tab/>13.409319287805<text:tab/>12.5537361985545<text:tab/>22.7291387215016<text:tab/>13.2106751809243</text:p>
      <text:p text:style-name="P1">Fam20c<text:tab/>12.5495209876507<text:tab/>21.8242843245527<text:tab/>37.6094437970986<text:tab/>49.3046239444667<text:tab/>30.132581636874</text:p>
      <text:p text:style-name="P1">Fam210a<text:tab/>6.35346842888582<text:tab/>5.35433428099246<text:tab/>4.45275989193019<text:tab/>8.11989006942922<text:tab/>4.48696756342579</text:p>
      <text:p text:style-name="P1">Fam210b<text:tab/>11.6282529525482<text:tab/>6.88926163084776<text:tab/>7.93062762470555<text:tab/>8.9616513804845<text:tab/>5.215182432527</text:p>
      <text:p text:style-name="P1">Fam212a<text:tab/>0.979862771836431<text:tab/>1.02668865751796<text:tab/>2.33307538617009<text:tab/>3.42594280045882<text:tab/>1.15768335517465</text:p>
      <text:p text:style-name="P1">Fam212b<text:tab/>2.46468649782479<text:tab/>3.26056516415881<text:tab/>3.52467414648029<text:tab/>2.11928709839093<text:tab/>0.523858933561043</text:p>
      <text:p text:style-name="P1">Fam213a<text:tab/>51.9821647615638<text:tab/>38.3620285393404<text:tab/>18.9820783539978<text:tab/>53.0728377496032<text:tab/>13.5260916505482</text:p>
      <text:p text:style-name="P1">Fam213b<text:tab/>6.92595267337141<text:tab/>7.61504387908659<text:tab/>5.82897440686373<text:tab/>9.82435414257466<text:tab/>14.2060706445744</text:p>
      <text:p text:style-name="P1">Fam214a<text:tab/>4.63617785182097<text:tab/>4.39390379183639<text:tab/>4.10303490564734<text:tab/>21.6693974192002<text:tab/>7.66870162537042</text:p>
      <text:p text:style-name="P1">Fam214b<text:tab/>17.9532795791804<text:tab/>42.0796241043417<text:tab/>28.5778379623125<text:tab/>45.3681576362262<text:tab/>21.9319621788988</text:p>
      <text:p text:style-name="P1">Fam216a<text:tab/>22.5594907935473<text:tab/>19.1048412135191<text:tab/>21.9334424939946<text:tab/>36.2418897654963<text:tab/>22.869906114425</text:p>
      <text:p text:style-name="P1">Fam217a<text:tab/>0.485857507139872<text:tab/>0.269239061661836<text:tab/>0.23341025231345<text:tab/>0.194343021475297<text:tab/>0.140669726378852</text:p>
      <text:p text:style-name="P1">Fam217b<text:tab/>4.24958112577889<text:tab/>0.788994479479834<text:tab/>1.01986670463379<text:tab/>5.79668875451183<text:tab/>1.89264787351081</text:p>
      <text:p text:style-name="P1">Fam219a<text:tab/>5.33126851472891<text:tab/>9.52163738869672<text:tab/>15.3194798888211<text:tab/>12.086572768859<text:tab/>15.0529754311445</text:p>
      <text:p text:style-name="P1">Fam219b<text:tab/>19.665574751547<text:tab/>13.1194812573372<text:tab/>7.17839023965282<text:tab/>29.6437183820805<text:tab/>17.3473850742603</text:p>
      <text:p text:style-name="P1">Fam21c<text:tab/>35.2023780485806<text:tab/>26.2323870427289<text:tab/>21.8362876490566<text:tab/>61.0855900494211<text:tab/>67.6152583999217</text:p>
      <text:p text:style-name="P1">Fam220a<text:tab/>5.29609093076066<text:tab/>6.25091105855151<text:tab/>11.8993010306966<text:tab/>11.1747893135337<text:tab/>16.0609780869367</text:p>
      <text:p text:style-name="P1">Fam221a<text:tab/>0.528416603631241<text:tab/>0.685514323055193<text:tab/>0.631052897590564<text:tab/>0.292821345663971<text:tab/>0.127992479644307</text:p>
      <text:p text:style-name="P1">Fam221b<text:tab/>0.103933771121142<text:tab/>0.10330493628222<text:tab/>0.0979952785205257<text:tab/>0.101020019074265<text:tab/>0.0959986064385136</text:p>
      <text:p text:style-name="P1"><text:soft-page-break/>Fam222a<text:tab/>0.191017390242298<text:tab/>0.230018426179745<text:tab/>4.50318807947967<text:tab/>0.51252291884687<text:tab/>1.83457974490435</text:p>
      <text:p text:style-name="P1">Fam222b<text:tab/>5.27103269584575<text:tab/>7.30488355765081<text:tab/>10.3845016443019<text:tab/>9.1851445825855<text:tab/>8.05058421219934</text:p>
      <text:p text:style-name="P1">Fam227a<text:tab/>0.494853254437917<text:tab/>0.150696632885087<text:tab/>0.339948040359222<text:tab/>0.551967777879744<text:tab/>0.11992244149983</text:p>
      <text:p text:style-name="P1">Fam227b<text:tab/>1.44938244529493<text:tab/>0.631085113827144<text:tab/>0.735466694084173<text:tab/>1.41096831923316<text:tab/>0.529331892823327</text:p>
      <text:p text:style-name="P1">Fam228a<text:tab/>0.103933771121142<text:tab/>0.10330493628222<text:tab/>0.0979952785205257<text:tab/>0.101020019074265<text:tab/>0.0959986064385136</text:p>
      <text:p text:style-name="P1">Fam229a<text:tab/>1.34986553098808<text:tab/>2.08436268198376<text:tab/>1.50512802147743<text:tab/>0.580881446946468<text:tab/>0.818717366180795</text:p>
      <text:p text:style-name="P1">Fam229b<text:tab/>7.27905242028641<text:tab/>2.28700760997014<text:tab/>0.316169196969077<text:tab/>8.84214080964853<text:tab/>2.05899419477004</text:p>
      <text:p text:style-name="P1">Fam24a<text:tab/>0.10450761950842<text:tab/>0.21643431730698<text:tab/>0.0983174230428185<text:tab/>0.102948111536528<text:tab/>0.0960998527982154</text:p>
      <text:p text:style-name="P1">Fam25a<text:tab/>0.0957681802727076<text:tab/>0.101138252160417<text:tab/>0.0891604170285938<text:tab/>2.73083976375198<text:tab/>0.0865467496381999</text:p>
      <text:p text:style-name="P1">Fam26e<text:tab/>0.369846715326576<text:tab/>0.141532814431703<text:tab/>0.833939401848259<text:tab/>2.39613454876077<text:tab/>0.335829386972831</text:p>
      <text:p text:style-name="P1">Fam26f<text:tab/>0.103933771121142<text:tab/>0.10330493628222<text:tab/>0.0979952785205257<text:tab/>0.101020019074265<text:tab/>0.0959986064385136</text:p>
      <text:p text:style-name="P1">Fam32a<text:tab/>55.836531926943<text:tab/>58.8518341480654<text:tab/>40.4275912787417<text:tab/>67.1759524761607<text:tab/>48.5482067617924</text:p>
      <text:p text:style-name="P1">Fam35a<text:tab/>3.34428691762247<text:tab/>2.50470789275547<text:tab/>1.4554254650857<text:tab/>4.4163224290889<text:tab/>3.09342072305242</text:p>
      <text:p text:style-name="P1">Fam3a<text:tab/>21.2522919306844<text:tab/>16.4872915682581<text:tab/>10.6461673682279<text:tab/>25.9414326408577<text:tab/>14.1338612605968</text:p>
      <text:p text:style-name="P1">Fam3b<text:tab/>0.103933771121142<text:tab/>0.10330493628222<text:tab/>0.0979952785205257<text:tab/>0.101020019074265<text:tab/>0.0959986064385136</text:p>
      <text:p text:style-name="P1">Fam3c<text:tab/>48.8015438064297<text:tab/>43.1382736424651<text:tab/>44.6886521961207<text:tab/>71.092360932022<text:tab/>47.9689658020018</text:p>
      <text:p text:style-name="P1">Fam3d<text:tab/>0.103516271278161<text:tab/>0.103470242237577<text:tab/>0.0974209647897569<text:tab/>0.101660206191795<text:tab/>0.168969397555655</text:p>
      <text:p text:style-name="P1">Fam43a<text:tab/>5.17822231329962<text:tab/>7.17000296971354<text:tab/>29.9940284798669<text:tab/>10.8242780944477<text:tab/>5.32421642452494</text:p>
      <text:p text:style-name="P1">Fam45a<text:tab/>16.0318489770296<text:tab/>12.6231574494275<text:tab/>13.8639713026071<text:tab/>19.7505688358634<text:tab/>15.2182664365977</text:p>
      <text:p text:style-name="P1">Fam46a<text:tab/>2.60020777059674<text:tab/>6.89603746726798<text:tab/>3.86736533159395<text:tab/>6.793168119063<text:tab/>2.42863547482836</text:p>
      <text:p text:style-name="P1">Fam46b<text:tab/>2.59392909702526<text:tab/>2.53680168898472<text:tab/>4.35167425089069<text:tab/>0.597804083634315<text:tab/>0.777064124363541</text:p>
      <text:p text:style-name="P1">Fam46c<text:tab/>0.124715606574524<text:tab/>0.354289290566755<text:tab/>2.03361979152369<text:tab/>0.121474479171404<text:tab/>0.278962527870923</text:p>
      <text:p text:style-name="P1">Fam46d<text:tab/>0.103933771121142<text:tab/>0.10330493628222<text:tab/>0.0979952785205257<text:tab/>0.101020019074265<text:tab/>0.0959986064385136</text:p>
      <text:p text:style-name="P1">Fam49a<text:tab/>0.0974162713803275<text:tab/>2.39442875283181<text:tab/>1.27158096159907<text:tab/>0.509179201265294<text:tab/>0.649486702142766</text:p>
      <text:p text:style-name="P1">Fam49b<text:tab/>21.9543489741711<text:tab/>32.3033674544925<text:tab/>26.4850107857343<text:tab/>26.0386265272273<text:tab/>25.4836791195865</text:p>
      <text:p text:style-name="P1">Fam50a<text:tab/>0.61285036023311<text:tab/>0.558533617747181<text:tab/>0.289110224722834<text:tab/>0.509023148086499<text:tab/>0.744582758150593</text:p>
      <text:p text:style-name="P1">Fam50b<text:tab/>0.103933771121142<text:tab/>0.10330493628222<text:tab/>0.0979952785205257<text:tab/>0.101020019074265<text:tab/>0.0959986064385136</text:p>
      <text:p text:style-name="P1">Fam53a<text:tab/>5.60037424847078<text:tab/>2.52664360690053<text:tab/>5.56604048594699<text:tab/>11.3318166116077<text:tab/>10.2858679587657</text:p>
      <text:p text:style-name="P1">Fam53b<text:tab/>3.62001495803786<text:tab/>1.33286989109656<text:tab/>1.28401438673597<text:tab/>6.11569315266009<text:tab/>1.5893709225444</text:p>
      <text:p text:style-name="P1">Fam55b<text:tab/>0.508709128208171<text:tab/>0.709924848791905<text:tab/>0.586536643354779<text:tab/>2.0177916312765<text:tab/>0.678607264727966</text:p>
      <text:p text:style-name="P1">Fam57b<text:tab/>0.193806887697261<text:tab/>1.02315942584586<text:tab/>0.194546595725892<text:tab/>0.146336247604501<text:tab/>0.167960818908706</text:p>
      <text:p text:style-name="P1">Fam58b<text:tab/>7.94347949314484<text:tab/>3.21494013419796<text:tab/>2.60792033402271<text:tab/>9.11759896310149<text:tab/>4.31219319779916</text:p>
      <text:p text:style-name="P1">Fam60a<text:tab/>1.69236384732864<text:tab/>0.577233651405692<text:tab/>1.01842993532848<text:tab/>1.43600701892331<text:tab/>1.34446478720775</text:p>
      <text:p text:style-name="P1">Fam63a<text:tab/>19.3819287871917<text:tab/>10.3899378825891<text:tab/>5.24265221409568<text:tab/>28.0524700090293<text:tab/>12.6483848909626</text:p>
      <text:p text:style-name="P1">Fam64a<text:tab/>33.1935318550366<text:tab/>15.1100530163833<text:tab/>4.51109743546027<text:tab/>5.9761307312262<text:tab/>0.333233280499499</text:p>
      <text:p text:style-name="P1">Fam65a<text:tab/>27.1594881984648<text:tab/>36.6505332390517<text:tab/>25.2154897266777<text:tab/>43.1087900650408<text:tab/>25.2151911657138</text:p>
      <text:p text:style-name="P1">Fam65b<text:tab/>0.378762918116482<text:tab/>0.210066547890401<text:tab/>0.186963557784412<text:tab/>0.387758852446396<text:tab/>0.52442609605284</text:p>
      <text:p text:style-name="P1">Fam69a<text:tab/>3.20265680625514<text:tab/>4.07107914701568<text:tab/>3.85270227467404<text:tab/>4.2221068604287<text:tab/>2.46585108721378</text:p>
      <text:p text:style-name="P1">Fam69b<text:tab/>12.1070957169697<text:tab/>6.60616640722616<text:tab/>6.92405444459081<text:tab/>15.4393672977013<text:tab/>17.774642971599</text:p>
      <text:p text:style-name="P1">Fam71a<text:tab/>0.105314041338537<text:tab/>0.105648499978004<text:tab/>0.142598643783271<text:tab/>0.103796961630171<text:tab/>0.105065655070809</text:p>
      <text:p text:style-name="P1">Fam71b<text:tab/>0.103933771121142<text:tab/>0.10330493628222<text:tab/>0.0979952785205257<text:tab/>0.101020019074265<text:tab/>0.0959986064385136</text:p>
      <text:p text:style-name="P1">Fam71d<text:tab/>0.103933771121142<text:tab/>0.10330493628222<text:tab/>0.0979952785205257<text:tab/>0.101020019074265<text:tab/>0.0959986064385136</text:p>
      <text:p text:style-name="P1">Fam71e2<text:tab/>0.105702899514397<text:tab/>0.180113001096614<text:tab/>0.156535725392458<text:tab/>0.105495011755878<text:tab/>0.0963632682600307</text:p>
      <text:p text:style-name="P1">Fam71f1<text:tab/>0.103933771121142<text:tab/>0.10330493628222<text:tab/>0.0979952785205257<text:tab/>0.101020019074265<text:tab/>0.0959986064385136</text:p>
      <text:p text:style-name="P1">Fam71f2<text:tab/>0.103933771121142<text:tab/>0.10330493628222<text:tab/>0.0979952785205257<text:tab/>0.101020019074265<text:tab/>0.0959986064385136</text:p>
      <text:p text:style-name="P1">Fam72a<text:tab/>4.94504935210095<text:tab/>1.46610841997772<text:tab/>5.7951643098541<text:tab/>2.98289819075792<text:tab/>3.60038026574525</text:p>
      <text:p text:style-name="P1">Fam73b<text:tab/>9.61223381793406<text:tab/>6.95170601028919<text:tab/>7.74919513651381<text:tab/>15.3167466171049<text:tab/>9.82960534125211</text:p>
      <text:p text:style-name="P1">Fam76a<text:tab/>17.8369600582003<text:tab/>21.8326850816759<text:tab/>16.2238226069159<text:tab/>20.4154802534747<text:tab/>19.3152385066801</text:p>
      <text:p text:style-name="P1">Fam76b<text:tab/>11.137782857483<text:tab/>5.88595108424632<text:tab/>6.6868166090799<text:tab/>10.2401420568031<text:tab/>5.7633253652336</text:p>
      <text:p text:style-name="P1">Fam81a<text:tab/>0.285011389693818<text:tab/>1.24311574776439<text:tab/>0.291457084004546<text:tab/>0.126988440703846<text:tab/>0.12933991213969</text:p>
      <text:p text:style-name="P1">Fam83a<text:tab/>0.105378784319661<text:tab/>0.105969425676023<text:tab/>0.18241915504552<text:tab/>0.104264962192936<text:tab/>0.121527458456678</text:p>
      <text:p text:style-name="P1">Fam83b<text:tab/>0.103933771121142<text:tab/>0.10330493628222<text:tab/>0.0979952785205257<text:tab/>0.101020019074265<text:tab/>0.0959986064385136</text:p>
      <text:p text:style-name="P1">Fam83d<text:tab/>8.75931417316458<text:tab/>11.4841771828431<text:tab/>11.6465186318923<text:tab/>7.91715248701034<text:tab/>5.44993437602584</text:p>
      <text:p text:style-name="P1">Fam83f<text:tab/>0.103933771121142<text:tab/>0.10330493628222<text:tab/>0.0979952785205257<text:tab/>0.101020019074265<text:tab/>0.0959986064385136</text:p>
      <text:p text:style-name="P1"><text:soft-page-break/>Fam83h<text:tab/>2.75001047183297<text:tab/>6.14056638570927<text:tab/>1.08934232673021<text:tab/>3.10766782638315<text:tab/>0.693837097457362</text:p>
      <text:p text:style-name="P1">Fam84a<text:tab/>0.10211406826232<text:tab/>0.103400820325632<text:tab/>0.22138587364419<text:tab/>0.11666027231457<text:tab/>0.0940073449062355</text:p>
      <text:p text:style-name="P1">Fam89a<text:tab/>0.251476229069763<text:tab/>0.204661583269625<text:tab/>0.670976040174816<text:tab/>1.13057193026028<text:tab/>0.337611677052909</text:p>
      <text:p text:style-name="P1">Fam89b<text:tab/>63.8321444977544<text:tab/>92.112843271124<text:tab/>190.359078363566<text:tab/>92.4085472045411<text:tab/>156.988024378984</text:p>
      <text:p text:style-name="P1">Fam8a1<text:tab/>25.6097022745177<text:tab/>20.2927545216028<text:tab/>16.3595696375791<text:tab/>28.3997734373246<text:tab/>12.481258253899</text:p>
      <text:p text:style-name="P1">Fam91a1<text:tab/>26.2280634047191<text:tab/>30.3705060313075<text:tab/>31.5309840711237<text:tab/>42.3397926903654<text:tab/>47.3919566212426</text:p>
      <text:p text:style-name="P1">Fam96a<text:tab/>25.7878156933369<text:tab/>12.9906196135803<text:tab/>6.20669156661538<text:tab/>40.6548359659287<text:tab/>17.1525208793886</text:p>
      <text:p text:style-name="P1">Fam96b<text:tab/>99.7903212780708<text:tab/>102.015009321486<text:tab/>79.0522528763599<text:tab/>134.340932808249<text:tab/>85.143540510317</text:p>
      <text:p text:style-name="P1">Fam98a<text:tab/>34.8410394191697<text:tab/>49.6895205591684<text:tab/>27.8756468155039<text:tab/>41.8202476940468<text:tab/>29.0217302352649</text:p>
      <text:p text:style-name="P1">Fam98c<text:tab/>15.3823761689284<text:tab/>16.5415857959169<text:tab/>11.3356108600848<text:tab/>27.85176848322<text:tab/>20.5714876875695</text:p>
      <text:p text:style-name="P1">Fan1<text:tab/>2.98833287797869<text:tab/>0.755371762484665<text:tab/>0.573489913323309<text:tab/>3.95209137505082<text:tab/>2.40776768364772</text:p>
      <text:p text:style-name="P1">Fanca<text:tab/>1.68089084146576<text:tab/>1.53054485224081<text:tab/>1.39568344541899<text:tab/>1.31941308977943<text:tab/>0.43065165557963</text:p>
      <text:p text:style-name="P1">Fancb<text:tab/>3.80551298529949<text:tab/>3.14295047278651<text:tab/>0.559164966602649<text:tab/>1.77856444028639<text:tab/>0.552708291103066</text:p>
      <text:p text:style-name="P1">Fancc<text:tab/>1.34538984850349<text:tab/>2.28141070937883<text:tab/>0.61074473815039<text:tab/>1.14703323971768<text:tab/>0.809145582077832</text:p>
      <text:p text:style-name="P1">Fancd2<text:tab/>7.00717441896974<text:tab/>4.8760514633118<text:tab/>3.73041895276143<text:tab/>2.82539573582033<text:tab/>0.585136748112585</text:p>
      <text:p text:style-name="P1">Fancd2os<text:tab/>0.104541270656858<text:tab/>0.104377853198607<text:tab/>0.148070446806281<text:tab/>0.102414180288101<text:tab/>0.0961653242977332</text:p>
      <text:p text:style-name="P1">Fance<text:tab/>9.60657696516655<text:tab/>6.48910343572335<text:tab/>8.17204968696579<text:tab/>11.3404587151695<text:tab/>11.5163403059884</text:p>
      <text:p text:style-name="P1">Fancl<text:tab/>9.40671873851607<text:tab/>5.83171366514705<text:tab/>5.88312810368364<text:tab/>7.65892117981639<text:tab/>5.41705155745495</text:p>
      <text:p text:style-name="P1">Fank1<text:tab/>0.101214006272591<text:tab/>0.103985374656699<text:tab/>0.0946575767394415<text:tab/>0.347097663417826<text:tab/>0.110209961441221</text:p>
      <text:p text:style-name="P1">Fap<text:tab/>0.360401371504134<text:tab/>0.174181261994643<text:tab/>0.12919837429335<text:tab/>0.889190394384098<text:tab/>0.116099027575995</text:p>
      <text:p text:style-name="P1">Far1<text:tab/>24.472089435633<text:tab/>51.1376250187113<text:tab/>49.5702951992872<text:tab/>35.3355837741935<text:tab/>25.3852821311602</text:p>
      <text:p text:style-name="P1">Farp1<text:tab/>13.9510351822314<text:tab/>21.0714072897848<text:tab/>11.8489118650282<text:tab/>48.5481389585149<text:tab/>24.2833912618955</text:p>
      <text:p text:style-name="P1">Farp2<text:tab/>14.4581366363887<text:tab/>11.2486906953266<text:tab/>14.6204580268801<text:tab/>7.70370179499084<text:tab/>7.05509113164778</text:p>
      <text:p text:style-name="P1">Fars2<text:tab/>8.32270958323887<text:tab/>7.4948311798965<text:tab/>2.13126935483611<text:tab/>10.6417604301098<text:tab/>7.06586806392706</text:p>
      <text:p text:style-name="P1">Farsa<text:tab/>39.7610089414825<text:tab/>46.0246835402257<text:tab/>23.5742065235372<text:tab/>59.3490547122826<text:tab/>50.2249665766725</text:p>
      <text:p text:style-name="P1">Farsb<text:tab/>37.303396806459<text:tab/>39.0367024906394<text:tab/>26.9086386413887<text:tab/>55.1257044015414<text:tab/>66.1900901183766</text:p>
      <text:p text:style-name="P1">Fas<text:tab/>10.9588170047403<text:tab/>6.90539726981802<text:tab/>5.30805299108463<text:tab/>21.3291014139467<text:tab/>2.8872483742711</text:p>
      <text:p text:style-name="P1">Faslg<text:tab/>0.295912776025806<text:tab/>0.192744366953033<text:tab/>0.200862826722736<text:tab/>0.966008153416255<text:tab/>0.154938786214929</text:p>
      <text:p text:style-name="P1">Fasn<text:tab/>73.3881941191943<text:tab/>96.0837780573178<text:tab/>104.674800632613<text:tab/>122.474346360267<text:tab/>98.1199698094361</text:p>
      <text:p text:style-name="P1">Fastkd1<text:tab/>4.80182859291306<text:tab/>3.95208262980191<text:tab/>3.15304115782964<text:tab/>6.1458397753972<text:tab/>6.40192328534236</text:p>
      <text:p text:style-name="P1">Fastkd2<text:tab/>6.10934045830058<text:tab/>7.31646611077026<text:tab/>1.65003104261664<text:tab/>9.10170706194928<text:tab/>6.67098904731723</text:p>
      <text:p text:style-name="P1">Fastkd3<text:tab/>5.81936516861762<text:tab/>6.08957200046708<text:tab/>5.7784567514104<text:tab/>6.79148923949099<text:tab/>5.48968687456836</text:p>
      <text:p text:style-name="P1">Fat1<text:tab/>105.592727992464<text:tab/>80.9863341468807<text:tab/>82.7717720342553<text:tab/>113.222605220629<text:tab/>66.7083704002178</text:p>
      <text:p text:style-name="P1">Fat2<text:tab/>0.104017060449404<text:tab/>0.103433099885224<text:tab/>0.0980329500718631<text:tab/>0.103958628447581<text:tab/>0.0960143892200837</text:p>
      <text:p text:style-name="P1">Fat3<text:tab/>0.116970910265258<text:tab/>0.377127097646538<text:tab/>0.0975250717283528<text:tab/>0.127156902653004<text:tab/>0.0916389170298289</text:p>
      <text:p text:style-name="P1">Fat4<text:tab/>3.05580572782133<text:tab/>4.65934406806419<text:tab/>2.8278105598938<text:tab/>1.73432299413038<text:tab/>0.710215690681248</text:p>
      <text:p text:style-name="P1">Fau<text:tab/>537.817302694904<text:tab/>1355.33209441907<text:tab/>1080.63823252265<text:tab/>1108.15438280723<text:tab/>913.184860365399</text:p>
      <text:p text:style-name="P1">Faxc<text:tab/>4.46112393101179<text:tab/>2.56895725923663<text:tab/>2.17292322400726<text:tab/>4.16620622010005<text:tab/>1.46590600718071</text:p>
      <text:p text:style-name="P1">Fbl<text:tab/>75.0888431653703<text:tab/>104.834147988287<text:tab/>83.096944071947<text:tab/>89.8536163177089<text:tab/>91.3136139309855</text:p>
      <text:p text:style-name="P1">Fblim1<text:tab/>145.734616618625<text:tab/>155.54477376452<text:tab/>57.0856351095886<text:tab/>116.858360727641<text:tab/>10.2336173665918</text:p>
      <text:p text:style-name="P1">Fbll1<text:tab/>0.143975262025212<text:tab/>0.107975531161053<text:tab/>0.116676147096818<text:tab/>0.184710193887216<text:tab/>0.347514404051118</text:p>
      <text:p text:style-name="P1">Fbln1<text:tab/>2.09070680421301<text:tab/>1.39671787350387<text:tab/>1.68160633380707<text:tab/>1.11871547024593<text:tab/>0.297337890378586</text:p>
      <text:p text:style-name="P1">Fbln5<text:tab/>1113.19042060076<text:tab/>1132.9137088173<text:tab/>925.869143885473<text:tab/>509.246807102052<text:tab/>67.562131044785</text:p>
      <text:p text:style-name="P1">Fbn1<text:tab/>107.614909027136<text:tab/>101.275696417562<text:tab/>77.4140884585762<text:tab/>142.880681310175<text:tab/>35.8680219507568</text:p>
      <text:p text:style-name="P1">Fbn2<text:tab/>0.511174335489902<text:tab/>0.670900904806968<text:tab/>0.364937029166788<text:tab/>0.160145618911599<text:tab/>0.0954089829777164</text:p>
      <text:p text:style-name="P1">Fbp1<text:tab/>0.490745475234761<text:tab/>0.144834690729309<text:tab/>0.270642820720341<text:tab/>0.194233025355305<text:tab/>0.145833749526886</text:p>
      <text:p text:style-name="P1">Fbp2<text:tab/>0.103933771121142<text:tab/>0.10330493628222<text:tab/>0.0979952785205257<text:tab/>0.101020019074265<text:tab/>0.0959986064385136</text:p>
      <text:p text:style-name="P1">Fbxl12<text:tab/>8.1950195743921<text:tab/>10.4403824909439<text:tab/>8.88907151809758<text:tab/>6.73847393064779<text:tab/>5.77843799165553</text:p>
      <text:p text:style-name="P1">Fbxl13<text:tab/>0.102121966475369<text:tab/>0.103919677683395<text:tab/>0.350073500595638<text:tab/>0.112372340522045<text:tab/>0.0939443377281607</text:p>
      <text:p text:style-name="P1">Fbxl14<text:tab/>7.00803094666312<text:tab/>5.96259296412446<text:tab/>7.15997284269317<text:tab/>6.51301349043763<text:tab/>5.97901718332487</text:p>
      <text:p text:style-name="P1">Fbxl15<text:tab/>1.73231676370995<text:tab/>2.20461066392149<text:tab/>6.73195609559408<text:tab/>6.54629194508322<text:tab/>10.0747253171477</text:p>
      <text:p text:style-name="P1">Fbxl16<text:tab/>1.6473768774601<text:tab/>0.894294931024555<text:tab/>0.974534564843148<text:tab/>2.38423529281925<text:tab/>1.81867700131126</text:p>
      <text:p text:style-name="P1">Fbxl17<text:tab/>12.9487802877739<text:tab/>12.9012072116971<text:tab/>9.83783466328487<text:tab/>25.9545619014058<text:tab/>8.91941263614892</text:p>
      <text:p text:style-name="P1">Fbxl19<text:tab/>10.8784187157817<text:tab/>10.2017740138573<text:tab/>4.74004550678659<text:tab/>16.1038101703112<text:tab/>6.80528471753694</text:p>
      <text:p text:style-name="P1"><text:soft-page-break/>Fbxl20<text:tab/>22.5895813772965<text:tab/>7.09151722393815<text:tab/>7.3219088388496<text:tab/>38.1605841951469<text:tab/>19.0634196836068</text:p>
      <text:p text:style-name="P1">Fbxl22<text:tab/>0.689387609410308<text:tab/>0.821667441916486<text:tab/>1.04976751699656<text:tab/>0.726603443892116<text:tab/>0.528273419362596</text:p>
      <text:p text:style-name="P1">Fbxl3<text:tab/>20.6577631016344<text:tab/>15.5788331374087<text:tab/>9.92240857611739<text:tab/>21.7438471901219<text:tab/>13.9382676940535</text:p>
      <text:p text:style-name="P1">Fbxl3-ps1<text:tab/>0.285320957157508<text:tab/>0.153919645251277<text:tab/>0.498025373227117<text:tab/>0.413375668723874<text:tab/>0.617673192239271</text:p>
      <text:p text:style-name="P1">Fbxl4<text:tab/>6.68273049014428<text:tab/>2.77447884621697<text:tab/>3.5625131176992<text:tab/>7.04367579395217<text:tab/>4.26584783239582</text:p>
      <text:p text:style-name="P1">Fbxl5<text:tab/>21.2462764731511<text:tab/>19.7200863978667<text:tab/>20.6184211523572<text:tab/>21.3914266453509<text:tab/>23.0605472020929</text:p>
      <text:p text:style-name="P1">Fbxl6<text:tab/>23.0149261416934<text:tab/>17.2547942138867<text:tab/>14.9142166926378<text:tab/>31.1901454807411<text:tab/>29.0369549086042</text:p>
      <text:p text:style-name="P1">Fbxl7<text:tab/>10.1900826176957<text:tab/>12.2308227093162<text:tab/>22.5465137119416<text:tab/>6.6018958323706<text:tab/>12.3794420002967</text:p>
      <text:p text:style-name="P1">Fbxl8<text:tab/>7.55503701477499<text:tab/>2.17238537463362<text:tab/>2.33385386574139<text:tab/>8.26822469673126<text:tab/>3.29470187753352</text:p>
      <text:p text:style-name="P1">Fbxo11<text:tab/>14.0183009045178<text:tab/>19.2089994731774<text:tab/>15.2268037046733<text:tab/>16.1376925129513<text:tab/>9.9688974666963</text:p>
      <text:p text:style-name="P1">Fbxo15<text:tab/>0.620986414499127<text:tab/>0.317672570245386<text:tab/>0.117612954636479<text:tab/>0.954187548219521<text:tab/>0.230747189349593</text:p>
      <text:p text:style-name="P1">Fbxo16<text:tab/>0.124554489179283<text:tab/>0.10296640195869<text:tab/>0.0912955781633336<text:tab/>1.47203844028052<text:tab/>0.0888458153951137</text:p>
      <text:p text:style-name="P1">Fbxo17<text:tab/>0.105134415092595<text:tab/>0.107600443246077<text:tab/>0.0984993071314221<text:tab/>0.121899460953403<text:tab/>0.429908684900509</text:p>
      <text:p text:style-name="P1">Fbxo18<text:tab/>36.4172425760414<text:tab/>35.0372885960486<text:tab/>37.5273117825716<text:tab/>59.4329541993016<text:tab/>50.8677419957197</text:p>
      <text:p text:style-name="P1">Fbxo2<text:tab/>0.201501825060896<text:tab/>0.517112381368969<text:tab/>0.716946214587474<text:tab/>0.623711708321377<text:tab/>0.738907136234261</text:p>
      <text:p text:style-name="P1">Fbxo21<text:tab/>11.3832075524981<text:tab/>5.55083730560271<text:tab/>9.38397132003996<text:tab/>11.2954319237953<text:tab/>7.86255985246505</text:p>
      <text:p text:style-name="P1">Fbxo22<text:tab/>30.9088944561035<text:tab/>21.8938688936804<text:tab/>16.5151241666155<text:tab/>45.3351175226611<text:tab/>31.4324268306408</text:p>
      <text:p text:style-name="P1">Fbxo24<text:tab/>0.350028901060217<text:tab/>2.14965137943685<text:tab/>0.131884945409202<text:tab/>0.299587368885405<text:tab/>0.221697944875851</text:p>
      <text:p text:style-name="P1">Fbxo25<text:tab/>11.3992851585056<text:tab/>8.71644708403047<text:tab/>7.12800765960994<text:tab/>21.6304485462411<text:tab/>15.0263991535925</text:p>
      <text:p text:style-name="P1">Fbxo27<text:tab/>3.75002314165671<text:tab/>9.52687543828979<text:tab/>3.44375700562607<text:tab/>7.48557935423575<text:tab/>8.18769982840289</text:p>
      <text:p text:style-name="P1">Fbxo28<text:tab/>15.2576969456203<text:tab/>25.9386027330919<text:tab/>20.1530947929352<text:tab/>23.3039659641174<text:tab/>21.0325833902611</text:p>
      <text:p text:style-name="P1">Fbxo3<text:tab/>19.8921956233038<text:tab/>10.8563768137691<text:tab/>7.01894850323613<text:tab/>18.9009218365564<text:tab/>11.6762887952766</text:p>
      <text:p text:style-name="P1">Fbxo30<text:tab/>9.77330768894349<text:tab/>20.4185651940342<text:tab/>20.5982694566424<text:tab/>13.4220578738011<text:tab/>7.48403902760489</text:p>
      <text:p text:style-name="P1">Fbxo31<text:tab/>12.8386782007264<text:tab/>4.58147544129089<text:tab/>11.7946336292002<text:tab/>18.5845933967703<text:tab/>26.7610498696572</text:p>
      <text:p text:style-name="P1">Fbxo32<text:tab/>2.69014833063419<text:tab/>0.337802831896158<text:tab/>0.0909838133445226<text:tab/>2.96730093333012<text:tab/>1.26504982410537</text:p>
      <text:p text:style-name="P1">Fbxo33<text:tab/>5.71827121569335<text:tab/>8.49727488271215<text:tab/>20.2483171219529<text:tab/>9.286168906103<text:tab/>8.93189235377403</text:p>
      <text:p text:style-name="P1">Fbxo34<text:tab/>5.8000875174709<text:tab/>11.5837569212606<text:tab/>9.15377126387732<text:tab/>8.37659746299177<text:tab/>5.7724876624387</text:p>
      <text:p text:style-name="P1">Fbxo36<text:tab/>0.106603756607634<text:tab/>0.14109731482961<text:tab/>0.175662578117626<text:tab/>0.152809621513962<text:tab/>0.344892407716165</text:p>
      <text:p text:style-name="P1">Fbxo39<text:tab/>0.199009451440609<text:tab/>1.03564159479277<text:tab/>0.636129823382469<text:tab/>0.39379345100245<text:tab/>0.103920262269389</text:p>
      <text:p text:style-name="P1">Fbxo4<text:tab/>5.49313239777363<text:tab/>6.66011574149173<text:tab/>4.35609684710375<text:tab/>10.8751470533485<text:tab/>9.10087998279066</text:p>
      <text:p text:style-name="P1">Fbxo41<text:tab/>0.119169600017472<text:tab/>0.136676973875594<text:tab/>0.233920348927948<text:tab/>0.390672405865201<text:tab/>0.133413951777025</text:p>
      <text:p text:style-name="P1">Fbxo42<text:tab/>9.03150236863124<text:tab/>8.39537315384226<text:tab/>9.76628184060903<text:tab/>11.207709632569<text:tab/>10.0974271554161</text:p>
      <text:p text:style-name="P1">Fbxo43<text:tab/>0.10459267480275<text:tab/>0.105658775125749<text:tab/>0.126651718504153<text:tab/>0.149817078258794<text:tab/>0.111487885956899</text:p>
      <text:p text:style-name="P1">Fbxo44<text:tab/>0.58163740172646<text:tab/>2.22465739039527<text:tab/>1.23301598325746<text:tab/>3.35780760991397<text:tab/>0.840278153574587</text:p>
      <text:p text:style-name="P1">Fbxo46<text:tab/>4.34547328037099<text:tab/>4.57210917442247<text:tab/>6.65071457545729<text:tab/>6.82934856373033<text:tab/>6.20707599413498</text:p>
      <text:p text:style-name="P1">Fbxo48<text:tab/>0.159664958488729<text:tab/>0.210990439193556<text:tab/>0.524085649966333<text:tab/>0.384705643894472<text:tab/>0.359747354944486</text:p>
      <text:p text:style-name="P1">Fbxo5<text:tab/>15.3104656991736<text:tab/>11.7617148254202<text:tab/>6.0111023795926<text:tab/>5.11753879062088<text:tab/>0.742959345805268</text:p>
      <text:p text:style-name="P1">Fbxo6<text:tab/>49.6912540929883<text:tab/>46.1842717470096<text:tab/>16.2261879243193<text:tab/>83.94617807167<text:tab/>57.5078864120658</text:p>
      <text:p text:style-name="P1">Fbxo7<text:tab/>14.3711382447151<text:tab/>19.5187991665092<text:tab/>10.6777879985291<text:tab/>18.5436502640297<text:tab/>10.2511252088448</text:p>
      <text:p text:style-name="P1">Fbxo8<text:tab/>13.0911204462734<text:tab/>8.08771913289637<text:tab/>6.87778116247708<text:tab/>16.2143727134885<text:tab/>9.02548188308505</text:p>
      <text:p text:style-name="P1">Fbxo9<text:tab/>15.5150540409172<text:tab/>10.7881296357704<text:tab/>22.6450987397514<text:tab/>22.3284891939598<text:tab/>26.8400160528489</text:p>
      <text:p text:style-name="P1">Fbxw11<text:tab/>17.9365751634937<text:tab/>30.0569858792845<text:tab/>20.6123728525138<text:tab/>27.5075868634971<text:tab/>23.1062193289397</text:p>
      <text:p text:style-name="P1">Fbxw17<text:tab/>7.50620049450004<text:tab/>5.8821046019626<text:tab/>2.39326877564679<text:tab/>10.8790283964132<text:tab/>3.08167343219662</text:p>
      <text:p text:style-name="P1">Fbxw2<text:tab/>39.256647664101<text:tab/>31.2388563570979<text:tab/>31.1864680231647<text:tab/>52.9460980309041<text:tab/>53.8408611591896</text:p>
      <text:p text:style-name="P1">Fbxw4<text:tab/>18.7286913977121<text:tab/>9.94718922371027<text:tab/>8.65463595727007<text:tab/>17.4322835889462<text:tab/>9.81571685162821</text:p>
      <text:p text:style-name="P1">Fbxw5<text:tab/>24.8678159116967<text:tab/>16.4759580288355<text:tab/>16.0900829080936<text:tab/>30.9784847734024<text:tab/>26.8841264009694</text:p>
      <text:p text:style-name="P1">Fbxw8<text:tab/>13.8923317394428<text:tab/>13.0265012006251<text:tab/>9.19062555292884<text:tab/>17.1400247592276<text:tab/>11.1886385084814</text:p>
      <text:p text:style-name="P1">Fbxw9<text:tab/>5.02898853788225<text:tab/>4.56939121344525<text:tab/>4.61229670483833<text:tab/>8.95133334025466<text:tab/>4.40920143838382</text:p>
      <text:p text:style-name="P1">Fcar<text:tab/>0.103933771121142<text:tab/>0.10330493628222<text:tab/>0.0979952785205257<text:tab/>0.101020019074265<text:tab/>0.0959986064385136</text:p>
      <text:p text:style-name="P1">Fcer1a<text:tab/>0.103933771121142<text:tab/>0.10330493628222<text:tab/>0.0979952785205257<text:tab/>0.101020019074265<text:tab/>0.0959986064385136</text:p>
      <text:p text:style-name="P1">Fcer1g<text:tab/>0.367820224093828<text:tab/>0.446229314941388<text:tab/>0.215087209554133<text:tab/>0.497008493344843<text:tab/>0.665400917486381</text:p>
      <text:p text:style-name="P1">Fcer2<text:tab/>0.103933771121142<text:tab/>0.10330493628222<text:tab/>0.0979952785205257<text:tab/>0.101020019074265<text:tab/>0.0959986064385136</text:p>
      <text:p text:style-name="P1">Fcf1<text:tab/>57.3602431412417<text:tab/>69.6831372646669<text:tab/>41.7807966862283<text:tab/>84.4515642895291<text:tab/>82.8580134862962</text:p>
      <text:p text:style-name="P1">Fcgbp<text:tab/>0.11129426353852<text:tab/>0.115390226177551<text:tab/>0.167175038594596<text:tab/>0.146927769707296<text:tab/>0.11986741138323</text:p>
      <text:p text:style-name="P1"><text:soft-page-break/>Fcgbpl1<text:tab/>0.1035426425915<text:tab/>0.106166694725308<text:tab/>0.0976348656363158<text:tab/>0.119189502078022<text:tab/>0.0955086781419724</text:p>
      <text:p text:style-name="P1">Fcgr1a<text:tab/>0.104352359486284<text:tab/>0.104010657949164<text:tab/>0.12438811420125<text:tab/>0.101934416686269<text:tab/>0.0961194994351156</text:p>
      <text:p text:style-name="P1">Fcgr2a<text:tab/>0.10660252352927<text:tab/>0.108769025349413<text:tab/>0.100182495515674<text:tab/>0.12494773235074<text:tab/>0.307775127219943</text:p>
      <text:p text:style-name="P1">Fcgr2b<text:tab/>0.103933771121142<text:tab/>0.10330493628222<text:tab/>0.0979952785205257<text:tab/>0.101020019074265<text:tab/>0.0959986064385136</text:p>
      <text:p text:style-name="P1">Fcgr3a<text:tab/>0.103933771121142<text:tab/>0.10330493628222<text:tab/>0.0979952785205257<text:tab/>0.101020019074265<text:tab/>0.0959986064385136</text:p>
      <text:p text:style-name="P1">Fcgrt<text:tab/>89.0300244526911<text:tab/>99.6590390989442<text:tab/>72.5979138060173<text:tab/>121.651338210035<text:tab/>71.4109804065791</text:p>
      <text:p text:style-name="P1">Fcho1<text:tab/>0.134356744585568<text:tab/>0.113989612203408<text:tab/>0.134885474397061<text:tab/>0.114537884866879<text:tab/>0.14674438480705</text:p>
      <text:p text:style-name="P1">Fcho2<text:tab/>10.0257273455345<text:tab/>5.85438350708072<text:tab/>8.67007035709447<text:tab/>12.4598752141537<text:tab/>8.38233676785203</text:p>
      <text:p text:style-name="P1">Fchsd1<text:tab/>27.1332228117729<text:tab/>33.8716463644652<text:tab/>11.7138169160286<text:tab/>12.5982338478442<text:tab/>5.4086621926446</text:p>
      <text:p text:style-name="P1">Fchsd2<text:tab/>6.61382858014846<text:tab/>8.54157622931459<text:tab/>5.18758862054304<text:tab/>16.0437782285737<text:tab/>3.7490685858037</text:p>
      <text:p text:style-name="P1">Fcmr<text:tab/>0.103933771121142<text:tab/>0.10330493628222<text:tab/>0.0979952785205257<text:tab/>0.101020019074265<text:tab/>0.0959986064385136</text:p>
      <text:p text:style-name="P1">Fcna<text:tab/>0.103933771121142<text:tab/>0.10330493628222<text:tab/>0.0979952785205257<text:tab/>0.101020019074265<text:tab/>0.0959986064385136</text:p>
      <text:p text:style-name="P1">Fcnb<text:tab/>0.102834689983842<text:tab/>0.170960951561096<text:tab/>0.0971130704873194<text:tab/>0.19754652931824<text:tab/>0.0946208770082469</text:p>
      <text:p text:style-name="P1">Fcrl2<text:tab/>0.103933771121142<text:tab/>0.10330493628222<text:tab/>0.0979952785205257<text:tab/>0.101020019074265<text:tab/>0.0959986064385136</text:p>
      <text:p text:style-name="P1">Fcrl6<text:tab/>0.103933771121142<text:tab/>0.10330493628222<text:tab/>0.0979952785205257<text:tab/>0.101020019074265<text:tab/>0.0959986064385136</text:p>
      <text:p text:style-name="P1">Fcrla<text:tab/>0.104017334961751<text:tab/>0.132035075468521<text:tab/>0.0978957456255901<text:tab/>0.101589435378101<text:tab/>0.0957596226486527</text:p>
      <text:p text:style-name="P1">Fcrlb<text:tab/>0.104161571471107<text:tab/>0.103833570981016<text:tab/>0.098200409252623<text:tab/>0.101648461175131<text:tab/>0.112595202138421</text:p>
      <text:p text:style-name="P1">Fdft1<text:tab/>65.3443632764143<text:tab/>42.4603154175116<text:tab/>15.3752905350703<text:tab/>87.2438484686469<text:tab/>31.5956628841692</text:p>
      <text:p text:style-name="P1">Fdps<text:tab/>460.225171142185<text:tab/>526.821897388254<text:tab/>264.906042131992<text:tab/>665.893866543254<text:tab/>367.548990319209</text:p>
      <text:p text:style-name="P1">Fdx1<text:tab/>22.0989665538586<text:tab/>51.1352682541694<text:tab/>170.53446883302<text:tab/>35.6230532060531<text:tab/>20.2179283650797</text:p>
      <text:p text:style-name="P1">Fdx1l<text:tab/>53.5711399593674<text:tab/>71.6002621183086<text:tab/>35.9410051578401<text:tab/>88.9652743681861<text:tab/>60.1067754114124</text:p>
      <text:p text:style-name="P1">Fdxacb1<text:tab/>1.84820641080941<text:tab/>0.605306412024263<text:tab/>2.14544332561464<text:tab/>2.76542490914727<text:tab/>2.15878428115889</text:p>
      <text:p text:style-name="P1">Fdxr<text:tab/>2.88070692032364<text:tab/>1.76896645303495<text:tab/>2.43179693547352<text:tab/>2.45291594492501<text:tab/>3.16526521508357</text:p>
      <text:p text:style-name="P1">Fech<text:tab/>10.952404535204<text:tab/>6.47572706294728<text:tab/>8.72507442295308<text:tab/>13.8162923122996<text:tab/>16.37777168228</text:p>
      <text:p text:style-name="P1">Fem1a<text:tab/>15.8205923849112<text:tab/>25.5770288395308<text:tab/>27.8649462224095<text:tab/>22.9169907350159<text:tab/>31.1665531338844</text:p>
      <text:p text:style-name="P1">Fem1b<text:tab/>7.98988795852795<text:tab/>15.9692406356253<text:tab/>25.6290973053161<text:tab/>12.4548543840401<text:tab/>14.48126972344</text:p>
      <text:p text:style-name="P1">Fem1c<text:tab/>5.68785994858538<text:tab/>6.41479530572635<text:tab/>8.12490169413699<text:tab/>5.72953205426673<text:tab/>5.23892889404706</text:p>
      <text:p text:style-name="P1">Fen1<text:tab/>11.3228263865628<text:tab/>8.61412771088018<text:tab/>5.4430040844034<text:tab/>6.93522963911758<text:tab/>4.27238029606087</text:p>
      <text:p text:style-name="P1">Fendrr<text:tab/>0.332423208455923<text:tab/>0.587473153158116<text:tab/>0.113982450777335<text:tab/>0.585726630687786<text:tab/>0.0907186547715537</text:p>
      <text:p text:style-name="P1">Fer<text:tab/>7.26535464997975<text:tab/>6.96244385893125<text:tab/>6.28373106675378<text:tab/>8.13935531635336<text:tab/>4.29375458869559</text:p>
      <text:p text:style-name="P1">Fer1l4<text:tab/>0.10423919372732<text:tab/>0.111213224070913<text:tab/>0.107608218110789<text:tab/>0.101720262826083<text:tab/>0.0960797324287377</text:p>
      <text:p text:style-name="P1">Ferd3l<text:tab/>0.103933771121142<text:tab/>0.10330493628222<text:tab/>0.0979952785205257<text:tab/>0.101020019074265<text:tab/>0.0959986064385136</text:p>
      <text:p text:style-name="P1">Fermt1<text:tab/>0.102318204426034<text:tab/>0.113258515648316<text:tab/>0.0960058441073036<text:tab/>0.199513692721456<text:tab/>0.111972400795447</text:p>
      <text:p text:style-name="P1">Fermt2<text:tab/>111.130109652005<text:tab/>270.18837081525<text:tab/>226.072681733315<text:tab/>127.935159412547<text:tab/>83.7171393126024</text:p>
      <text:p text:style-name="P1">Fermt3<text:tab/>0.574156164506645<text:tab/>0.292868238229575<text:tab/>1.59488962095335<text:tab/>0.938242427036034<text:tab/>0.708054982534339</text:p>
      <text:p text:style-name="P1">Fes<text:tab/>0.111231937796482<text:tab/>0.831704432249441<text:tab/>0.250785116613023<text:tab/>0.206443768721189<text:tab/>0.172756417796794</text:p>
      <text:p text:style-name="P1">Fetub<text:tab/>0.103933771121142<text:tab/>0.10330493628222<text:tab/>0.0979952785205257<text:tab/>0.101020019074265<text:tab/>0.0959986064385136</text:p>
      <text:p text:style-name="P1">Fev<text:tab/>0.103933771121142<text:tab/>0.10330493628222<text:tab/>0.0979952785205257<text:tab/>0.101020019074265<text:tab/>0.0959986064385136</text:p>
      <text:p text:style-name="P1">Fez1<text:tab/>0.144580720139038<text:tab/>0.136680299059921<text:tab/>0.203992531482696<text:tab/>0.181453291407441<text:tab/>0.0958297783592391</text:p>
      <text:p text:style-name="P1">Fez2<text:tab/>72.104965398873<text:tab/>64.4694105242658<text:tab/>35.2763631852688<text:tab/>80.9413644180741<text:tab/>42.3989628308203</text:p>
      <text:p text:style-name="P1">Fezf1<text:tab/>0.117244060945902<text:tab/>0.103494162411813<text:tab/>0.0980279776198014<text:tab/>0.101230112103037<text:tab/>0.0959381568620105</text:p>
      <text:p text:style-name="P1">Fezf2<text:tab/>0.103933771121142<text:tab/>0.10330493628222<text:tab/>0.0979952785205257<text:tab/>0.101020019074265<text:tab/>0.0959986064385136</text:p>
      <text:p text:style-name="P1">Ffar1<text:tab/>0.103933771121142<text:tab/>0.10330493628222<text:tab/>0.0979952785205257<text:tab/>0.101020019074265<text:tab/>0.0959986064385136</text:p>
      <text:p text:style-name="P1">Ffar2<text:tab/>0.103933771121142<text:tab/>0.10330493628222<text:tab/>0.0979952785205257<text:tab/>0.101020019074265<text:tab/>0.0959986064385136</text:p>
      <text:p text:style-name="P1">Ffar3<text:tab/>0.103933771121142<text:tab/>0.10330493628222<text:tab/>0.0979952785205257<text:tab/>0.101020019074265<text:tab/>0.0959986064385136</text:p>
      <text:p text:style-name="P1">Ffar4<text:tab/>0.103933771121142<text:tab/>0.10330493628222<text:tab/>0.0979952785205257<text:tab/>0.101020019074265<text:tab/>0.0959986064385136</text:p>
      <text:p text:style-name="P1">Fga<text:tab/>0.103933771121142<text:tab/>0.10330493628222<text:tab/>0.0979952785205257<text:tab/>0.101020019074265<text:tab/>0.0959986064385136</text:p>
      <text:p text:style-name="P1">Fgb<text:tab/>0.103933771121142<text:tab/>0.10330493628222<text:tab/>0.0979952785205257<text:tab/>0.101020019074265<text:tab/>0.0959986064385136</text:p>
      <text:p text:style-name="P1">Fgd1<text:tab/>2.5958933829126<text:tab/>2.76682951724354<text:tab/>2.27264471805368<text:tab/>4.2128196031094<text:tab/>1.49814200281472</text:p>
      <text:p text:style-name="P1">Fgd2<text:tab/>0.104206977530221<text:tab/>0.128896435771177<text:tab/>0.0981578322716664<text:tab/>0.101806116914798<text:tab/>0.0960520768260082</text:p>
      <text:p text:style-name="P1">Fgd3<text:tab/>0.137597886542995<text:tab/>0.104651878798773<text:tab/>0.0980128551923251<text:tab/>0.132489076537299<text:tab/>0.109568747991528</text:p>
      <text:p text:style-name="P1">Fgd4<text:tab/>0.12324916908188<text:tab/>0.104565647830936<text:tab/>0.110172334599342<text:tab/>0.113060666950136<text:tab/>0.108783457594352</text:p>
      <text:p text:style-name="P1">Fgd6<text:tab/>0.269546844977556<text:tab/>1.1541011572034<text:tab/>0.674391163809933<text:tab/>1.36353552643327<text:tab/>1.05750043185535</text:p>
      <text:p text:style-name="P1">Fgf1<text:tab/>1.53683335907243<text:tab/>1.2735788144964<text:tab/>0.134690947785766<text:tab/>2.95480001358749<text:tab/>0.115296645462764</text:p>
      <text:p text:style-name="P1"><text:soft-page-break/>Fgf10<text:tab/>0.103933771121142<text:tab/>0.10330493628222<text:tab/>0.0979952785205257<text:tab/>0.101020019074265<text:tab/>0.0959986064385136</text:p>
      <text:p text:style-name="P1">Fgf11<text:tab/>0.290170434217303<text:tab/>0.120280665412189<text:tab/>0.444503909498075<text:tab/>0.308507363686289<text:tab/>0.855985315717851</text:p>
      <text:p text:style-name="P1">Fgf12<text:tab/>0.103933771121142<text:tab/>0.10330493628222<text:tab/>0.0979952785205257<text:tab/>0.101020019074265<text:tab/>0.0959986064385136</text:p>
      <text:p text:style-name="P1">Fgf13<text:tab/>9.19678979892155<text:tab/>12.3742875498321<text:tab/>4.95959682075246<text:tab/>5.64105465816556<text:tab/>1.60107492805763</text:p>
      <text:p text:style-name="P1">Fgf14<text:tab/>0.261195842985733<text:tab/>0.105631790830402<text:tab/>0.0985076894165882<text:tab/>0.142026552325846<text:tab/>0.0957960369828103</text:p>
      <text:p text:style-name="P1">Fgf16<text:tab/>1.70753296380204<text:tab/>0.107466704902693<text:tab/>0.0973589969009818<text:tab/>0.106678266737468<text:tab/>0.0946170101117906</text:p>
      <text:p text:style-name="P1">Fgf17<text:tab/>0.104565494389454<text:tab/>0.104893698775439<text:tab/>0.0986329178614246<text:tab/>0.102933166940222<text:tab/>0.180823520781898</text:p>
      <text:p text:style-name="P1">Fgf18<text:tab/>82.1395595693186<text:tab/>24.8918481945936<text:tab/>15.0613924989582<text:tab/>3.01282998542027<text:tab/>0.699952895095773</text:p>
      <text:p text:style-name="P1">Fgf19<text:tab/>0.104551818926936<text:tab/>0.239746872910493<text:tab/>0.0983344392179627<text:tab/>0.10312846932415<text:tab/>0.0961091242040761</text:p>
      <text:p text:style-name="P1">Fgf2<text:tab/>2.03774975700667<text:tab/>23.4603153561858<text:tab/>5.41403830946623<text:tab/>6.90642777595858<text:tab/>2.11901647377685</text:p>
      <text:p text:style-name="P1">Fgf20<text:tab/>0.103933771121142<text:tab/>0.10330493628222<text:tab/>0.0979952785205257<text:tab/>0.101020019074265<text:tab/>0.0959986064385136</text:p>
      <text:p text:style-name="P1">Fgf21<text:tab/>0.105182682177867<text:tab/>0.105635024450988<text:tab/>0.0989904697627528<text:tab/>0.103659818525688<text:tab/>0.167350644677859</text:p>
      <text:p text:style-name="P1">Fgf22<text:tab/>3.5602776655278<text:tab/>4.17632876777674<text:tab/>5.77841392972989<text:tab/>6.16269023338987<text:tab/>3.8070937615134</text:p>
      <text:p text:style-name="P1">Fgf23<text:tab/>0.103933771121142<text:tab/>0.10330493628222<text:tab/>0.0979952785205257<text:tab/>0.101020019074265<text:tab/>0.0959986064385136</text:p>
      <text:p text:style-name="P1">Fgf3<text:tab/>0.103933771121142<text:tab/>0.10330493628222<text:tab/>0.0979952785205257<text:tab/>0.101020019074265<text:tab/>0.0959986064385136</text:p>
      <text:p text:style-name="P1">Fgf4<text:tab/>0.103933771121142<text:tab/>0.10330493628222<text:tab/>0.0979952785205257<text:tab/>0.101020019074265<text:tab/>0.0959986064385136</text:p>
      <text:p text:style-name="P1">Fgf5<text:tab/>0.104983072667584<text:tab/>0.10524566304304<text:tab/>0.0988227589420283<text:tab/>0.103209649816021<text:tab/>0.14781334654676</text:p>
      <text:p text:style-name="P1">Fgf6<text:tab/>0.103933771121142<text:tab/>0.10330493628222<text:tab/>0.0979952785205257<text:tab/>0.101020019074265<text:tab/>0.0959986064385136</text:p>
      <text:p text:style-name="P1">Fgf7<text:tab/>0.641091404045585<text:tab/>0.233375161972439<text:tab/>0.0974681914773273<text:tab/>0.379506858623942<text:tab/>0.340530516409136</text:p>
      <text:p text:style-name="P1">Fgf8<text:tab/>0.103933771121142<text:tab/>0.10330493628222<text:tab/>0.0979952785205257<text:tab/>0.101020019074265<text:tab/>0.0959986064385136</text:p>
      <text:p text:style-name="P1">Fgf9<text:tab/>0.10561413673509<text:tab/>0.106594532013162<text:tab/>0.194842720652347<text:tab/>0.105034591558675<text:tab/>0.139888336503532</text:p>
      <text:p text:style-name="P1">Fgfbp1<text:tab/>0.103933771121142<text:tab/>0.10330493628222<text:tab/>0.0979952785205257<text:tab/>0.101020019074265<text:tab/>0.0959986064385136</text:p>
      <text:p text:style-name="P1">Fgfbp3<text:tab/>1.57997738974167<text:tab/>1.98147034792293<text:tab/>2.33459282798984<text:tab/>3.90371341184563<text:tab/>2.64417756849346</text:p>
      <text:p text:style-name="P1">Fgfr1<text:tab/>24.0760442183357<text:tab/>30.6325482822217<text:tab/>41.7108813543192<text:tab/>30.5814610848191<text:tab/>9.96484048638174</text:p>
      <text:p text:style-name="P1">Fgfr1op2<text:tab/>25.0778527266824<text:tab/>43.8474044104031<text:tab/>32.6173801213464<text:tab/>36.0998333640586<text:tab/>28.742672536563</text:p>
      <text:p text:style-name="P1">Fgfr2<text:tab/>18.0244401283521<text:tab/>8.90263145815636<text:tab/>12.948113344625<text:tab/>3.46426456176173<text:tab/>1.2163416216806</text:p>
      <text:p text:style-name="P1">Fgfr3<text:tab/>43.86364699256<text:tab/>47.5466633728106<text:tab/>69.5202479282825<text:tab/>7.77515096645835<text:tab/>9.82025833257322</text:p>
      <text:p text:style-name="P1">Fgfr4<text:tab/>0.103674319831492<text:tab/>0.120233469519389<text:tab/>0.217822976114523<text:tab/>0.141717689428575<text:tab/>0.10394152325482</text:p>
      <text:p text:style-name="P1">Fgfrl1<text:tab/>15.4700101699968<text:tab/>16.7703432917121<text:tab/>16.1015862452482<text:tab/>14.9422647838458<text:tab/>5.71771672394603</text:p>
      <text:p text:style-name="P1">Fgg<text:tab/>0.103933771121142<text:tab/>0.10330493628222<text:tab/>0.0979952785205257<text:tab/>0.101020019074265<text:tab/>0.0959986064385136</text:p>
      <text:p text:style-name="P1">Fggy<text:tab/>3.24531907426491<text:tab/>3.46411143754336<text:tab/>2.4594579961102<text:tab/>4.02296663330988<text:tab/>4.58957343522953</text:p>
      <text:p text:style-name="P1">Fgl1<text:tab/>0.103933771121142<text:tab/>0.10330493628222<text:tab/>0.0979952785205257<text:tab/>0.101020019074265<text:tab/>0.0959986064385136</text:p>
      <text:p text:style-name="P1">Fgl2<text:tab/>0.156938335111674<text:tab/>13.2118527626856<text:tab/>2.91317421581355<text:tab/>2.81353190934345<text:tab/>0.174875582253434</text:p>
      <text:p text:style-name="P1">Fgr<text:tab/>0.104290500989469<text:tab/>0.141236005951494<text:tab/>0.0980686230319848<text:tab/>0.10221641442788<text:tab/>0.10299384865192</text:p>
      <text:p text:style-name="P1">Fh<text:tab/>49.6998083915897<text:tab/>54.7133160620284<text:tab/>52.9029838294229<text:tab/>63.0154607643776<text:tab/>53.6956842930043</text:p>
      <text:p text:style-name="P1">Fhdc1<text:tab/>0.959943060471842<text:tab/>2.6253969851714<text:tab/>1.75511560349305<text:tab/>1.23219285864489<text:tab/>1.28851079510132</text:p>
      <text:p text:style-name="P1">Fhit<text:tab/>0.103933771121142<text:tab/>0.10330493628222<text:tab/>0.0979952785205257<text:tab/>0.101020019074265<text:tab/>0.0959986064385136</text:p>
      <text:p text:style-name="P1">Fhl1<text:tab/>1247.56979018976<text:tab/>1194.82537186158<text:tab/>1486.70031029674<text:tab/>673.315680472926<text:tab/>406.022359765238</text:p>
      <text:p text:style-name="P1">Fhl2<text:tab/>53.5933646418306<text:tab/>100.84681651415<text:tab/>59.133065322769<text:tab/>118.223587551434<text:tab/>58.7449811790991</text:p>
      <text:p text:style-name="P1">Fhl3<text:tab/>26.6022414481386<text:tab/>121.500204463744<text:tab/>84.2101324320123<text:tab/>100.212780816915<text:tab/>78.9438613007998</text:p>
      <text:p text:style-name="P1">Fhl4<text:tab/>2.30033776991883<text:tab/>0.617583404431177<text:tab/>1.15532055117681<text:tab/>2.71451520699251<text:tab/>0.600834476006981</text:p>
      <text:p text:style-name="P1">Fhl5<text:tab/>0.102748162216886<text:tab/>0.103023115972907<text:tab/>0.0970768284608723<text:tab/>0.162835140206564<text:tab/>0.0948310251517039</text:p>
      <text:p text:style-name="P1">Fhod1<text:tab/>22.876154599835<text:tab/>16.7478516512351<text:tab/>13.1274932216822<text:tab/>41.0130828812511<text:tab/>13.9846261253327</text:p>
      <text:p text:style-name="P1">Fhod3<text:tab/>0.172335215197803<text:tab/>0.551082628371702<text:tab/>0.480303934382188<text:tab/>0.256942641823608<text:tab/>0.127271265592317</text:p>
      <text:p text:style-name="P1">Fibcd1<text:tab/>0.103933771121142<text:tab/>0.10330493628222<text:tab/>0.0979952785205257<text:tab/>0.101020019074265<text:tab/>0.0959986064385136</text:p>
      <text:p text:style-name="P1">Fibin<text:tab/>8.90601571476266<text:tab/>9.38598646869701<text:tab/>1.51652854895258<text:tab/>97.9510964947207<text:tab/>4.18938177243354</text:p>
      <text:p text:style-name="P1">Fibp<text:tab/>38.9465111634127<text:tab/>36.0548971380787<text:tab/>25.1917783715759<text:tab/>72.6034940647844<text:tab/>49.0069761236348</text:p>
      <text:p text:style-name="P1">Ficd<text:tab/>5.69775155685932<text:tab/>7.38101066123508<text:tab/>6.18676768939581<text:tab/>10.6314063991822<text:tab/>8.56324244242516</text:p>
      <text:p text:style-name="P1">Fig4<text:tab/>12.205548547132<text:tab/>7.57326260317467<text:tab/>6.33305088243627<text:tab/>20.2921319267546<text:tab/>7.43402425939321</text:p>
      <text:p text:style-name="P1">Figf<text:tab/>3.13854081522879<text:tab/>1.10098322667918<text:tab/>0.209915720975239<text:tab/>0.156210594771161<text:tab/>0.103582115151375</text:p>
      <text:p text:style-name="P1">Fign<text:tab/>1.53223948384902<text:tab/>1.61699982336465<text:tab/>0.179492561534931<text:tab/>1.80838012949201<text:tab/>0.344104725771123</text:p>
      <text:p text:style-name="P1">Fignl1<text:tab/>1.6085186190141<text:tab/>0.273622050542282<text:tab/>0.418771171566712<text:tab/>0.406344677244048<text:tab/>0.225909455293885</text:p>
      <text:p text:style-name="P1">Filip1<text:tab/>0.104124973493971<text:tab/>0.125033639341857<text:tab/>0.0976882287218507<text:tab/>0.187455329913836<text:tab/>0.155216104042847</text:p>
      <text:p text:style-name="P1">Fip1l1<text:tab/>34.5550380415197<text:tab/>55.6832851104661<text:tab/>39.780843208144<text:tab/>66.4238424709692<text:tab/>49.7001472267957</text:p>
      <text:p text:style-name="P1"><text:soft-page-break/>Fis1<text:tab/>66.4491135793982<text:tab/>92.8586614365147<text:tab/>57.0371145724986<text:tab/>106.096695959765<text:tab/>42.4869850072417</text:p>
      <text:p text:style-name="P1">Fitm1<text:tab/>0.104976071907443<text:tab/>0.213251152547936<text:tab/>0.1360013422699<text:tab/>0.10433877031683<text:tab/>0.095774178214689</text:p>
      <text:p text:style-name="P1">Fitm2<text:tab/>1.94113974350923<text:tab/>4.76756771235931<text:tab/>3.45296975828861<text:tab/>2.8072673725447<text:tab/>2.08114153947608</text:p>
      <text:p text:style-name="P1">Fiz1<text:tab/>7.54407439792833<text:tab/>6.63301368526205<text:tab/>4.59739213211229<text:tab/>9.48615290152328<text:tab/>8.03690798910545</text:p>
      <text:p text:style-name="P1">Fjx1<text:tab/>14.3002479680732<text:tab/>121.247436825181<text:tab/>56.0675055605941<text:tab/>29.631628853435<text:tab/>17.6170457374629</text:p>
      <text:p text:style-name="P1">Fkbp10<text:tab/>124.02373687813<text:tab/>141.640251301019<text:tab/>105.372441670836<text:tab/>262.210446596925<text:tab/>63.9447156795511</text:p>
      <text:p text:style-name="P1">Fkbp11<text:tab/>65.0636520298446<text:tab/>68.9800498238776<text:tab/>42.4011700733522<text:tab/>79.2394071210687<text:tab/>17.3315965587362</text:p>
      <text:p text:style-name="P1">Fkbp14<text:tab/>42.5870269602403<text:tab/>36.6230482982149<text:tab/>28.9724437870122<text:tab/>86.831640589429<text:tab/>18.919678544594</text:p>
      <text:p text:style-name="P1">Fkbp1a<text:tab/>281.542912381583<text:tab/>360.436079006749<text:tab/>251.286558093418<text:tab/>623.433996473903<text:tab/>550.85829798819</text:p>
      <text:p text:style-name="P1">Fkbp1b<text:tab/>6.68096586995045<text:tab/>22.1641402537995<text:tab/>10.2050595181815<text:tab/>15.4229598213755<text:tab/>1.26670614992085</text:p>
      <text:p text:style-name="P1">Fkbp2<text:tab/>71.8551865010007<text:tab/>84.0706717034698<text:tab/>64.8714844591882<text:tab/>132.445471980725<text:tab/>64.3974236977498</text:p>
      <text:p text:style-name="P1">Fkbp3<text:tab/>105.459734040471<text:tab/>100.972302288275<text:tab/>110.050671679987<text:tab/>138.186969264019<text:tab/>157.618809926286</text:p>
      <text:p text:style-name="P1">Fkbp4<text:tab/>48.2398218836909<text:tab/>54.0429683655518<text:tab/>51.1190554080051<text:tab/>84.6952484774332<text:tab/>63.8816173741131</text:p>
      <text:p text:style-name="P1">Fkbp5<text:tab/>5.60086940097519<text:tab/>13.6722577355824<text:tab/>30.3056782458866<text:tab/>8.04674610620616<text:tab/>19.2534123370243</text:p>
      <text:p text:style-name="P1">Fkbp6<text:tab/>0.103933771121142<text:tab/>0.10330493628222<text:tab/>0.0979952785205257<text:tab/>0.101020019074265<text:tab/>0.0959986064385136</text:p>
      <text:p text:style-name="P1">Fkbp7<text:tab/>67.9186236172985<text:tab/>50.1073824050487<text:tab/>61.140063067684<text:tab/>78.5944576940499<text:tab/>32.7647575474036</text:p>
      <text:p text:style-name="P1">Fkbp8<text:tab/>102.706133226015<text:tab/>92.4231863089662<text:tab/>76.5496597591569<text:tab/>183.467823317502<text:tab/>95.54734805112</text:p>
      <text:p text:style-name="P1">Fkbp9<text:tab/>99.3394971307291<text:tab/>105.795406539588<text:tab/>102.47367405217<text:tab/>123.325709979511<text:tab/>38.9625428493443</text:p>
      <text:p text:style-name="P1">Fkbpl<text:tab/>5.39300202144803<text:tab/>1.52101846866397<text:tab/>5.10333061791871<text:tab/>10.9129069823265<text:tab/>16.1911820172876</text:p>
      <text:p text:style-name="P1">Fkrp<text:tab/>11.7720670888186<text:tab/>11.1852143110148<text:tab/>7.58194746529659<text:tab/>15.6952281362209<text:tab/>11.3128760848233</text:p>
      <text:p text:style-name="P1">Fktn<text:tab/>7.46008966162982<text:tab/>3.14437093850713<text:tab/>2.31118553910331<text:tab/>4.68216061025562<text:tab/>2.6602775043174</text:p>
      <text:p text:style-name="P1">Flad1<text:tab/>8.21302314429851<text:tab/>4.35881275509424<text:tab/>2.6704984251089<text:tab/>13.1665093669205<text:tab/>11.427484018282</text:p>
      <text:p text:style-name="P1">Flcn<text:tab/>26.1581429889021<text:tab/>9.50966106497564<text:tab/>10.2098890669582<text:tab/>36.3644102139966<text:tab/>30.047996796968</text:p>
      <text:p text:style-name="P1">Fli1<text:tab/>1.60928521340103<text:tab/>2.71157535851475<text:tab/>1.50842421154588<text:tab/>1.34645355987691<text:tab/>0.244067102162735</text:p>
      <text:p text:style-name="P1">Flii<text:tab/>53.780386144035<text:tab/>60.1444249093807<text:tab/>44.3136614522394<text:tab/>78.770493367601<text:tab/>38.5543545108632</text:p>
      <text:p text:style-name="P1">Flna<text:tab/>781.197174239961<text:tab/>845.799248627072<text:tab/>951.304622579945<text:tab/>473.107576679779<text:tab/>326.416297612464</text:p>
      <text:p text:style-name="P1">Flnb<text:tab/>7.17322514723739<text:tab/>7.65415990361866<text:tab/>9.51654919411957<text:tab/>9.25618398202674<text:tab/>7.7732153600972</text:p>
      <text:p text:style-name="P1">Flnc<text:tab/>47.2732819989507<text:tab/>627.222051373679<text:tab/>943.501236537292<text:tab/>71.0439650107687<text:tab/>18.0284497387079</text:p>
      <text:p text:style-name="P1">Flot1<text:tab/>69.4980169247756<text:tab/>66.5964752707368<text:tab/>26.0345356421986<text:tab/>100.496917378009<text:tab/>39.2220172451021</text:p>
      <text:p text:style-name="P1">Flot2<text:tab/>39.4884814793348<text:tab/>45.6739080144318<text:tab/>24.1615936034195<text:tab/>53.4716273921766<text:tab/>18.1558376734424</text:p>
      <text:p text:style-name="P1">Flrt1<text:tab/>0.113404952099233<text:tab/>0.176499918473562<text:tab/>0.211451118404492<text:tab/>0.192477626952454<text:tab/>0.0930182139246595</text:p>
      <text:p text:style-name="P1">Flrt2<text:tab/>2.97092900250842<text:tab/>9.03050925273191<text:tab/>12.915193605187<text:tab/>8.54724704867667<text:tab/>41.3840091751194</text:p>
      <text:p text:style-name="P1">Flrt3<text:tab/>0.106860722737061<text:tab/>0.212146918452427<text:tab/>0.220491708097626<text:tab/>0.148729629305538<text:tab/>0.377145104117098</text:p>
      <text:p text:style-name="P1">Flt1<text:tab/>4.8832304317341<text:tab/>77.2229681670461<text:tab/>26.8183492272677<text:tab/>22.5484309788196<text:tab/>10.7876893166036</text:p>
      <text:p text:style-name="P1">Flt3<text:tab/>0.278549037502618<text:tab/>0.106863513164206<text:tab/>0.144823375658697<text:tab/>0.105163091491727<text:tab/>0.117601556723613</text:p>
      <text:p text:style-name="P1">Flt3lg<text:tab/>3.84818676659854<text:tab/>5.48277722105625<text:tab/>2.06184372749238<text:tab/>11.8898414704567<text:tab/>2.63603996890809</text:p>
      <text:p text:style-name="P1">Flt4<text:tab/>0.121273605338214<text:tab/>0.244612878673589<text:tab/>0.47267841728237<text:tab/>0.470580367609365<text:tab/>0.178619361275803</text:p>
      <text:p text:style-name="P1">Flvcr2<text:tab/>17.1622833343121<text:tab/>11.0923692820436<text:tab/>7.07704488417194<text:tab/>8.17498431449257<text:tab/>2.52253700885422</text:p>
      <text:p text:style-name="P1">Fmc1<text:tab/>4.94649139663217<text:tab/>6.30725417988447<text:tab/>4.75579863682697<text:tab/>6.02809198509452<text:tab/>3.14045690269539</text:p>
      <text:p text:style-name="P1">Fmnl1<text:tab/>0.102890163425328<text:tab/>0.130369176821866<text:tab/>0.298306928641279<text:tab/>0.141121368293213<text:tab/>0.116217405073211</text:p>
      <text:p text:style-name="P1">Fmo1<text:tab/>0.103933771121142<text:tab/>0.10330493628222<text:tab/>0.0979952785205257<text:tab/>0.101020019074265<text:tab/>0.0959986064385136</text:p>
      <text:p text:style-name="P1">Fmo2<text:tab/>0.182856812149978<text:tab/>0.104088141446063<text:tab/>0.0981317202859853<text:tab/>0.101972490809913<text:tab/>0.0957706753527141</text:p>
      <text:p text:style-name="P1">Fmo3<text:tab/>0.155607597966377<text:tab/>0.117049521578701<text:tab/>0.0982019025677296<text:tab/>0.102182815585014<text:tab/>0.0958589749227264</text:p>
      <text:p text:style-name="P1">Fmo4<text:tab/>1.87791530764916<text:tab/>1.32837952637796<text:tab/>0.254726961842595<text:tab/>2.23667653013617<text:tab/>0.399428717984952</text:p>
      <text:p text:style-name="P1">Fmo5<text:tab/>0.27054694099174<text:tab/>0.36571794231236<text:tab/>0.639734835729134<text:tab/>0.169099865340041<text:tab/>0.877073913591051</text:p>
      <text:p text:style-name="P1">Fmo9<text:tab/>0.103933771121142<text:tab/>0.10330493628222<text:tab/>0.0979952785205257<text:tab/>0.101020019074265<text:tab/>0.0959986064385136</text:p>
      <text:p text:style-name="P1">Fmod<text:tab/>116.146980302407<text:tab/>113.205494693398<text:tab/>80.3792010216222<text:tab/>34.5270096946375<text:tab/>5.87330915401891</text:p>
      <text:p text:style-name="P1">Fmr1<text:tab/>22.6683831613742<text:tab/>17.1818386982382<text:tab/>21.8982110720683<text:tab/>16.1538811306758<text:tab/>12.9477758748548</text:p>
      <text:p text:style-name="P1">Fn1<text:tab/>2008.53798430834<text:tab/>2890.02021453659<text:tab/>3001.4834540899<text:tab/>2531.92388522861<text:tab/>4062.62607804021</text:p>
      <text:p text:style-name="P1">Fn3k<text:tab/>0.583790074082249<text:tab/>0.106975394537294<text:tab/>0.0980754427227884<text:tab/>0.105350139702285<text:tab/>0.174820838461784</text:p>
      <text:p text:style-name="P1">Fn3krp<text:tab/>6.96244982737645<text:tab/>3.00448710537024<text:tab/>3.61488816559167<text:tab/>6.26867403053881<text:tab/>3.50519909678804</text:p>
      <text:p text:style-name="P1">Fnbp1<text:tab/>35.5194879667372<text:tab/>36.0587922266114<text:tab/>36.1638120306043<text:tab/>20.9754057482675<text:tab/>18.1390420656577</text:p>
      <text:p text:style-name="P1">Fnbp1l<text:tab/>12.6449912154658<text:tab/>12.441243689492<text:tab/>15.1503732291407<text:tab/>13.5304237066028<text:tab/>10.5816447791107</text:p>
      <text:p text:style-name="P1">Fnbp4<text:tab/>20.9877592541192<text:tab/>30.3826334050139<text:tab/>19.7281469632103<text:tab/>16.4908961767433<text:tab/>18.9017642653104</text:p>
      <text:p text:style-name="P1"><text:soft-page-break/>Fndc1<text:tab/>5.72763792809127<text:tab/>3.51626487752376<text:tab/>1.95615371675584<text:tab/>1.32423491665028<text:tab/>0.145294405960734</text:p>
      <text:p text:style-name="P1">Fndc3a<text:tab/>9.37663722124974<text:tab/>31.664192834282<text:tab/>12.7425390518475<text:tab/>30.9255151786934<text:tab/>11.289998351646</text:p>
      <text:p text:style-name="P1">Fndc3b<text:tab/>54.4822668781118<text:tab/>96.0129425740897<text:tab/>107.551837805776<text:tab/>66.4294508388246<text:tab/>78.1827972757952</text:p>
      <text:p text:style-name="P1">Fndc3c1<text:tab/>0.103933771121142<text:tab/>0.10330493628222<text:tab/>0.0979952785205257<text:tab/>0.101020019074265<text:tab/>0.0959986064385136</text:p>
      <text:p text:style-name="P1">Fndc5<text:tab/>0.232247269999501<text:tab/>0.257092876299446<text:tab/>0.0976386044622052<text:tab/>0.20882117718694<text:tab/>0.10806327870272</text:p>
      <text:p text:style-name="P1">Fndc7<text:tab/>0.103933771121142<text:tab/>0.10330493628222<text:tab/>0.0979952785205257<text:tab/>0.101020019074265<text:tab/>0.0959986064385136</text:p>
      <text:p text:style-name="P1">Fndc8<text:tab/>0.358029603316038<text:tab/>0.672399293007879<text:tab/>0.556649713039671<text:tab/>0.217638024060358<text:tab/>0.246106170733565</text:p>
      <text:p text:style-name="P1">Fnip1<text:tab/>8.17893097395569<text:tab/>8.00884874133989<text:tab/>8.7436850625589<text:tab/>9.72359135495112<text:tab/>8.83377981808863</text:p>
      <text:p text:style-name="P1">Fnip2<text:tab/>6.15666806968834<text:tab/>5.6346780725519<text:tab/>7.3418502510799<text:tab/>7.01805170156169<text:tab/>7.43746623110376</text:p>
      <text:p text:style-name="P1">Fnta<text:tab/>51.4096350546553<text:tab/>58.1266193402009<text:tab/>63.7565205569619<text:tab/>77.379053861597<text:tab/>70.0941497250032</text:p>
      <text:p text:style-name="P1">Fntb<text:tab/>7.30333945959366<text:tab/>5.51685552899501<text:tab/>3.51758769408306<text:tab/>7.04988934038134<text:tab/>2.83756850564538</text:p>
      <text:p text:style-name="P1">Folh1<text:tab/>0.103933771121142<text:tab/>0.10330493628222<text:tab/>0.0979952785205257<text:tab/>0.101020019074265<text:tab/>0.0959986064385136</text:p>
      <text:p text:style-name="P1">Folr1<text:tab/>0.576370395189837<text:tab/>0.10288159522072<text:tab/>0.0897134954761854<text:tab/>2.12924796708894<text:tab/>0.0869105387154989</text:p>
      <text:p text:style-name="P1">Folr2<text:tab/>0.103933771121142<text:tab/>0.10330493628222<text:tab/>0.0979952785205257<text:tab/>0.101020019074265<text:tab/>0.0959986064385136</text:p>
      <text:p text:style-name="P1">Fopnl<text:tab/>29.7263203751793<text:tab/>17.7510480057912<text:tab/>8.2477439294254<text:tab/>29.1542906465142<text:tab/>10.8579537311845</text:p>
      <text:p text:style-name="P1">Fos<text:tab/>1.1576091009048<text:tab/>9.11155203468943<text:tab/>27.4426353779231<text:tab/>4.96874027627979<text:tab/>6.14706261930838</text:p>
      <text:p text:style-name="P1">Fosb<text:tab/>0.792199156683356<text:tab/>73.7548274637172<text:tab/>73.1794848083532<text:tab/>1.2865242254689<text:tab/>3.75389239395003</text:p>
      <text:p text:style-name="P1">Fosl1<text:tab/>3.65911691656283<text:tab/>221.342152280669<text:tab/>139.948677441924<text:tab/>27.4765709265177<text:tab/>13.6206096449286</text:p>
      <text:p text:style-name="P1">Fosl2<text:tab/>18.6461581078544<text:tab/>96.7661293710721<text:tab/>38.3323183803164<text:tab/>16.2553477656351<text:tab/>20.0566005222947</text:p>
      <text:p text:style-name="P1">Foxa1<text:tab/>0.169308682846398<text:tab/>1.14755540943669<text:tab/>0.683341018486173<text:tab/>0.280525138682319<text:tab/>0.356781967944149</text:p>
      <text:p text:style-name="P1">Foxa2<text:tab/>1.01432392027409<text:tab/>0.551490991533165<text:tab/>0.176617216636834<text:tab/>0.743948427561939<text:tab/>0.179990084379741</text:p>
      <text:p text:style-name="P1">Foxa3<text:tab/>0.213481880120673<text:tab/>0.382463878738979<text:tab/>0.347813965069319<text:tab/>1.01918231546312<text:tab/>0.310864672616364</text:p>
      <text:p text:style-name="P1">Foxb1<text:tab/>0.103933771121142<text:tab/>0.10330493628222<text:tab/>0.0979952785205257<text:tab/>0.101020019074265<text:tab/>0.0959986064385136</text:p>
      <text:p text:style-name="P1">Foxb2<text:tab/>0.104592818916908<text:tab/>0.104501301225203<text:tab/>0.0985033648695696<text:tab/>0.102357846708798<text:tab/>0.12098032816493</text:p>
      <text:p text:style-name="P1">Foxc1<text:tab/>18.8981259557806<text:tab/>8.4416350708073<text:tab/>14.2754574387658<text:tab/>22.33330896754<text:tab/>15.9918468550493</text:p>
      <text:p text:style-name="P1">Foxc2<text:tab/>38.2111457817687<text:tab/>139.404920778221<text:tab/>117.402511337486<text:tab/>62.6996693981616<text:tab/>72.1830707341652</text:p>
      <text:p text:style-name="P1">Foxd1<text:tab/>0.104180665629821<text:tab/>0.103705187264926<text:tab/>0.110632206240926<text:tab/>0.101537342200759<text:tab/>0.0960723663824829</text:p>
      <text:p text:style-name="P1">Foxe1<text:tab/>0.10449323466561<text:tab/>0.104283716210075<text:tab/>0.108987696216245<text:tab/>0.110413469322646<text:tab/>0.10388523977925</text:p>
      <text:p text:style-name="P1">Foxe3<text:tab/>0.103933771121142<text:tab/>0.10330493628222<text:tab/>0.0979952785205257<text:tab/>0.101020019074265<text:tab/>0.0959986064385136</text:p>
      <text:p text:style-name="P1">Foxg1<text:tab/>0.376429119088141<text:tab/>0.284685978076394<text:tab/>0.625962365963559<text:tab/>0.555249215508648<text:tab/>0.325081860806828</text:p>
      <text:p text:style-name="P1">Foxh1<text:tab/>0.464867931870563<text:tab/>0.134255037249792<text:tab/>0.167517324150526<text:tab/>0.395554951042558<text:tab/>0.350856888713263</text:p>
      <text:p text:style-name="P1">Foxi1<text:tab/>0.103933771121142<text:tab/>0.10330493628222<text:tab/>0.0979952785205257<text:tab/>0.101020019074265<text:tab/>0.0959986064385136</text:p>
      <text:p text:style-name="P1">Foxi3<text:tab/>0.103933771121142<text:tab/>0.10330493628222<text:tab/>0.0979952785205257<text:tab/>0.101020019074265<text:tab/>0.0959986064385136</text:p>
      <text:p text:style-name="P1">Foxj1<text:tab/>0.169151315426183<text:tab/>0.142530310659105<text:tab/>0.122762970956189<text:tab/>0.185544672297812<text:tab/>0.127780690172032</text:p>
      <text:p text:style-name="P1">Foxj2<text:tab/>13.2130438800937<text:tab/>16.1416422213914<text:tab/>8.20500933566457<text:tab/>14.0167222284403<text:tab/>7.58938153639817</text:p>
      <text:p text:style-name="P1">Foxj3<text:tab/>11.0242165348488<text:tab/>15.8622446555381<text:tab/>12.5895047035643<text:tab/>15.1573098754934<text:tab/>11.8192459079761</text:p>
      <text:p text:style-name="P1">Foxk1<text:tab/>5.64868272406994<text:tab/>4.89706429838954<text:tab/>3.96197918289941<text:tab/>5.6700853508356<text:tab/>5.15813558297093</text:p>
      <text:p text:style-name="P1">Foxk2<text:tab/>22.60361523481<text:tab/>26.5655961717487<text:tab/>15.6994910036634<text:tab/>28.7689908161298<text:tab/>25.8360721907406</text:p>
      <text:p text:style-name="P1">Foxm1<text:tab/>9.02982144139485<text:tab/>8.6110302441972<text:tab/>4.68401956588855<text:tab/>3.06561290938757<text:tab/>1.67153109893462</text:p>
      <text:p text:style-name="P1">Foxn1<text:tab/>0.271987689267134<text:tab/>3.56749171341306<text:tab/>0.109957246637212<text:tab/>0.476613824791738<text:tab/>0.0842879169195425</text:p>
      <text:p text:style-name="P1">Foxn3<text:tab/>12.1080317793108<text:tab/>7.62777222467266<text:tab/>4.3413725889926<text:tab/>8.71376918875067<text:tab/>4.65100723521766</text:p>
      <text:p text:style-name="P1">Foxn4<text:tab/>0.103933771121142<text:tab/>0.10330493628222<text:tab/>0.0979952785205257<text:tab/>0.101020019074265<text:tab/>0.0959986064385136</text:p>
      <text:p text:style-name="P1">Foxo1<text:tab/>9.02147953600708<text:tab/>26.917117289789<text:tab/>20.562104996724<text:tab/>9.13668300915068<text:tab/>6.74757122445524</text:p>
      <text:p text:style-name="P1">Foxo3<text:tab/>4.46928708329184<text:tab/>9.41501275413455<text:tab/>5.65537870029136<text:tab/>11.3531317581745<text:tab/>6.55366883055002</text:p>
      <text:p text:style-name="P1">Foxo4<text:tab/>11.5453026912897<text:tab/>9.38353157398065<text:tab/>7.25250949617591<text:tab/>13.809032418606<text:tab/>7.47324944041756</text:p>
      <text:p text:style-name="P1">Foxp1<text:tab/>47.4311315498875<text:tab/>103.806670623796<text:tab/>58.8526679316197<text:tab/>51.5722001502802<text:tab/>27.9458709813605</text:p>
      <text:p text:style-name="P1">Foxp2<text:tab/>0.129626870992656<text:tab/>0.113781604364672<text:tab/>0.1433947964953<text:tab/>0.101804306343562<text:tab/>0.0950000593108679</text:p>
      <text:p text:style-name="P1">Foxp3<text:tab/>1.61326348269167<text:tab/>1.60957337825875<text:tab/>1.11833325474094<text:tab/>2.60691843474581<text:tab/>1.36531363309017</text:p>
      <text:p text:style-name="P1">Foxp4<text:tab/>12.1493649757698<text:tab/>19.7891338881263<text:tab/>18.02325270309<text:tab/>19.9646551178634<text:tab/>14.0839273869882</text:p>
      <text:p text:style-name="P1">Foxq1<text:tab/>3.33526063916053<text:tab/>22.0261522723464<text:tab/>11.5121964605955<text:tab/>9.28305941790877<text:tab/>7.89243116678869</text:p>
      <text:p text:style-name="P1">Foxred2<text:tab/>0.681123017632966<text:tab/>2.42192545147395<text:tab/>2.06994930703402<text:tab/>2.21454611298035<text:tab/>1.39416835684494</text:p>
      <text:p text:style-name="P1">Foxs1<text:tab/>19.5824145574537<text:tab/>139.758559248689<text:tab/>74.7459741179799<text:tab/>49.5245579632925<text:tab/>4.50372340594558</text:p>
      <text:p text:style-name="P1">Fpgs<text:tab/>16.6771871338088<text:tab/>27.0965116858623<text:tab/>22.9390182967157<text:tab/>27.8990050774004<text:tab/>22.3990088662218</text:p>
      <text:p text:style-name="P1">Fpgt<text:tab/>4.62648273417659<text:tab/>6.70811098522637<text:tab/>2.71839168448971<text:tab/>6.54599826017223<text:tab/>4.02237186507269</text:p>
      <text:p text:style-name="P1"><text:soft-page-break/>Fpr-rs3<text:tab/>0.103933771121142<text:tab/>0.10330493628222<text:tab/>0.0979952785205257<text:tab/>0.101020019074265<text:tab/>0.0959986064385136</text:p>
      <text:p text:style-name="P1">Fpr1<text:tab/>0.335101931479958<text:tab/>0.348006942966283<text:tab/>0.383537355984962<text:tab/>0.474620136187789<text:tab/>0.113512720505366</text:p>
      <text:p text:style-name="P1">Fra10ac1<text:tab/>13.5904203692183<text:tab/>8.18463887493634<text:tab/>3.99494460234626<text:tab/>16.3017804698624<text:tab/>8.88728898085174</text:p>
      <text:p text:style-name="P1">Fras1<text:tab/>1.87130401160383<text:tab/>1.29181488235689<text:tab/>1.17199193291809<text:tab/>1.18327202887279<text:tab/>0.493254170818691</text:p>
      <text:p text:style-name="P1">Frem1<text:tab/>1.73132282990155<text:tab/>2.20780689975309<text:tab/>0.701738147939223<text:tab/>2.21245267663934<text:tab/>0.0928212119922472</text:p>
      <text:p text:style-name="P1">Frem2<text:tab/>0.103831636764739<text:tab/>0.103349084755258<text:tab/>0.0978478780406364<text:tab/>0.101178901396329<text:tab/>0.107066778481697</text:p>
      <text:p text:style-name="P1">Frem3<text:tab/>0.103933771121142<text:tab/>0.10330493628222<text:tab/>0.0979952785205257<text:tab/>0.101020019074265<text:tab/>0.0959986064385136</text:p>
      <text:p text:style-name="P1">Frg1<text:tab/>32.8701922921369<text:tab/>16.2946900630066<text:tab/>13.2833164816164<text:tab/>39.8529227776138<text:tab/>33.5273211851841</text:p>
      <text:p text:style-name="P1">Frk<text:tab/>4.82469334051097<text:tab/>2.79811440817461<text:tab/>1.4688393296739<text:tab/>9.24104439150496<text:tab/>3.3774797687847</text:p>
      <text:p text:style-name="P1">Frmd3<text:tab/>0.103933771121142<text:tab/>0.10330493628222<text:tab/>0.0979952785205257<text:tab/>0.101020019074265<text:tab/>0.0959986064385136</text:p>
      <text:p text:style-name="P1">Frmd4a<text:tab/>2.92559047234245<text:tab/>3.33390625005393<text:tab/>0.3523067051931<text:tab/>6.38483846358857<text:tab/>1.56769370023687</text:p>
      <text:p text:style-name="P1">Frmd6<text:tab/>60.2076316961659<text:tab/>137.970522437547<text:tab/>105.443750960873<text:tab/>62.661798193651<text:tab/>44.5918509432346</text:p>
      <text:p text:style-name="P1">Frmd8<text:tab/>17.3521054696112<text:tab/>20.7825788117652<text:tab/>14.6027175207528<text:tab/>46.1639890467311<text:tab/>46.6905145426768</text:p>
      <text:p text:style-name="P1">Frmpd4<text:tab/>0.103781071852101<text:tab/>0.103434094246933<text:tab/>0.0977944074001786<text:tab/>0.116615991047032<text:tab/>0.0956899765312694</text:p>
      <text:p text:style-name="P1">Frs2<text:tab/>8.12228208398298<text:tab/>10.1060206109718<text:tab/>8.80032120069037<text:tab/>10.6164771204715<text:tab/>7.34258968497991</text:p>
      <text:p text:style-name="P1">Frs3<text:tab/>2.7021145600687<text:tab/>1.16045324025929<text:tab/>1.02693696426359<text:tab/>3.20660754072292<text:tab/>1.25477368043182</text:p>
      <text:p text:style-name="P1">Fry<text:tab/>4.63978124083726<text:tab/>3.22447756439278<text:tab/>1.07146650613197<text:tab/>2.51115311815194<text:tab/>0.748041726143084</text:p>
      <text:p text:style-name="P1">Frzb<text:tab/>3.74825233701003<text:tab/>3.08732296373927<text:tab/>1.80520741719114<text:tab/>1.77070394769351<text:tab/>0.119925169602562</text:p>
      <text:p text:style-name="P1">Fscb<text:tab/>0.103933771121142<text:tab/>0.10330493628222<text:tab/>0.0979952785205257<text:tab/>0.101020019074265<text:tab/>0.0959986064385136</text:p>
      <text:p text:style-name="P1">Fscn1<text:tab/>14.8149984699156<text:tab/>30.4488980853722<text:tab/>38.6618155863296<text:tab/>36.2780706892172<text:tab/>17.2168227697068</text:p>
      <text:p text:style-name="P1">Fscn2<text:tab/>0.677591244329227<text:tab/>2.69924197850753<text:tab/>1.74229605253415<text:tab/>0.833781967459323<text:tab/>0.389919966137218</text:p>
      <text:p text:style-name="P1">Fscn3<text:tab/>0.514886166685395<text:tab/>3.0985810559034<text:tab/>0.993123998697891<text:tab/>0.285498108619708<text:tab/>0.465312462856525</text:p>
      <text:p text:style-name="P1">Fsd1<text:tab/>2.7583314088095<text:tab/>1.34286247243196<text:tab/>0.662712974083124<text:tab/>5.12308232315923<text:tab/>0.875703545522404</text:p>
      <text:p text:style-name="P1">Fsd2<text:tab/>0.104372470916064<text:tab/>0.130600415660617<text:tab/>0.0981613201069848<text:tab/>0.110047232685987<text:tab/>0.0959673993646577</text:p>
      <text:p text:style-name="P1">Fshb<text:tab/>0.103933771121142<text:tab/>0.10330493628222<text:tab/>0.0979952785205257<text:tab/>0.101020019074265<text:tab/>0.0959986064385136</text:p>
      <text:p text:style-name="P1">Fshr<text:tab/>0.103933771121142<text:tab/>0.10330493628222<text:tab/>0.0979952785205257<text:tab/>0.101020019074265<text:tab/>0.0959986064385136</text:p>
      <text:p text:style-name="P1">Fsip1<text:tab/>1.41548258046085<text:tab/>2.00918286293086<text:tab/>0.279899496770274<text:tab/>2.3293776265828<text:tab/>0.647023660827647</text:p>
      <text:p text:style-name="P1">Fst<text:tab/>4.93421778962169<text:tab/>338.235250070242<text:tab/>33.4704169284433<text:tab/>24.9029347596212<text:tab/>9.64084841032898</text:p>
      <text:p text:style-name="P1">Fstl1<text:tab/>1147.78496199217<text:tab/>1132.044174078<text:tab/>1317.00836530624<text:tab/>783.978625445709<text:tab/>499.204241033459</text:p>
      <text:p text:style-name="P1">Fstl3<text:tab/>44.0887319476446<text:tab/>77.903432339691<text:tab/>35.1920888752571<text:tab/>25.0038870511793<text:tab/>7.97906377019076</text:p>
      <text:p text:style-name="P1">Fstl4<text:tab/>0.104053601223291<text:tab/>0.111876327701794<text:tab/>0.0980673324213185<text:tab/>0.101343231576537<text:tab/>0.096022507705295</text:p>
      <text:p text:style-name="P1">Fstl5<text:tab/>0.186073381946072<text:tab/>0.152961606494206<text:tab/>0.0981428337185462<text:tab/>0.103178514815642<text:tab/>0.0955302589198332</text:p>
      <text:p text:style-name="P1">Ftcd<text:tab/>0.168325503340619<text:tab/>0.165639610036782<text:tab/>0.0941395270528852<text:tab/>0.461159613254236<text:tab/>0.091807720810043</text:p>
      <text:p text:style-name="P1">Fth1<text:tab/>1002.1439474164<text:tab/>1218.46146563697<text:tab/>1808.15646611901<text:tab/>1734.2774934223<text:tab/>2507.72152433526</text:p>
      <text:p text:style-name="P1">Ftl1<text:tab/>379.374785297132<text:tab/>737.68074535714<text:tab/>2080.70282647435<text:tab/>1207.62342685726<text:tab/>4451.63456105564</text:p>
      <text:p text:style-name="P1">Ftmt<text:tab/>0.103933771121142<text:tab/>0.10330493628222<text:tab/>0.0979952785205257<text:tab/>0.101020019074265<text:tab/>0.0959986064385136</text:p>
      <text:p text:style-name="P1">Fto<text:tab/>28.7829457644656<text:tab/>24.6679532991043<text:tab/>13.97849074769<text:tab/>35.0797119176314<text:tab/>21.5946672216339</text:p>
      <text:p text:style-name="P1">Ftsj2<text:tab/>5.8412652020202<text:tab/>2.2902720856865<text:tab/>1.85380336020818<text:tab/>7.06956604183517<text:tab/>5.92520776000539</text:p>
      <text:p text:style-name="P1">Ftsj3<text:tab/>32.898292564359<text:tab/>38.4649230812733<text:tab/>28.3187047295483<text:tab/>40.017919704121<text:tab/>54.0728331487112</text:p>
      <text:p text:style-name="P1">Fubp1<text:tab/>38.5318067524957<text:tab/>53.4159928951277<text:tab/>31.189278447259<text:tab/>44.3428551223794<text:tab/>42.0242453326272</text:p>
      <text:p text:style-name="P1">Fubp3<text:tab/>29.4879916821186<text:tab/>37.709872542705<text:tab/>40.5750632784867<text:tab/>43.4510098614381<text:tab/>43.3233174811016</text:p>
      <text:p text:style-name="P1">Fuca1<text:tab/>101.104284852387<text:tab/>106.113019377992<text:tab/>93.0614892093618<text:tab/>209.169903149465<text:tab/>95.1913353177223</text:p>
      <text:p text:style-name="P1">Fuca2<text:tab/>4.73220590131304<text:tab/>6.5446708054733<text:tab/>4.6306739682041<text:tab/>5.10093485419407<text:tab/>0.51203020077443</text:p>
      <text:p text:style-name="P1">Fuk<text:tab/>5.73416862486669<text:tab/>3.79318852599496<text:tab/>2.34545328751515<text:tab/>9.18623004702796<text:tab/>6.07174530336554</text:p>
      <text:p text:style-name="P1">Fundc1<text:tab/>10.3668413146752<text:tab/>7.04451676830503<text:tab/>3.23331729368884<text:tab/>15.4225324437932<text:tab/>5.38095330531377</text:p>
      <text:p text:style-name="P1">Fundc2<text:tab/>26.7121103058008<text:tab/>20.1396939794224<text:tab/>10.6837961351991<text:tab/>37.883520714149<text:tab/>28.3329867196773</text:p>
      <text:p text:style-name="P1">Fuom<text:tab/>0.104003819895218<text:tab/>0.103895002282394<text:tab/>0.109382939729434<text:tab/>0.115302580821771<text:tab/>0.0958264146056636</text:p>
      <text:p text:style-name="P1">Furin<text:tab/>48.6538541943867<text:tab/>88.1588143671577<text:tab/>39.111041669449<text:tab/>111.659499741921<text:tab/>42.4220557837986</text:p>
      <text:p text:style-name="P1">Fus<text:tab/>191.04300589711<text:tab/>256.477157404401<text:tab/>361.063950419817<text:tab/>183.636731228004<text:tab/>88.772643564329</text:p>
      <text:p text:style-name="P1">Fut1<text:tab/>0.104306767111759<text:tab/>0.104931196685958<text:tab/>0.098266034658385<text:tab/>0.125157989972506<text:tab/>0.136788121368247</text:p>
      <text:p text:style-name="P1">Fut10<text:tab/>3.88295588185427<text:tab/>2.28904401580973<text:tab/>1.02745608290172<text:tab/>4.61686441752277<text:tab/>1.0746209934642</text:p>
      <text:p text:style-name="P1">Fut11<text:tab/>11.7703622855008<text:tab/>10.8623522526042<text:tab/>11.3270349406248<text:tab/>14.7418849505201<text:tab/>13.0672763485776</text:p>
      <text:p text:style-name="P1">Fut2<text:tab/>0.103933771121142<text:tab/>0.10330493628222<text:tab/>0.0979952785205257<text:tab/>0.101020019074265<text:tab/>0.0959986064385136</text:p>
      <text:p text:style-name="P1">Fut4<text:tab/>3.31455317849546<text:tab/>2.61654205886348<text:tab/>1.61009686538284<text:tab/>3.71542754985591<text:tab/>1.10438028903383</text:p>
      <text:p text:style-name="P1"><text:soft-page-break/>Fut7<text:tab/>0.103933771121142<text:tab/>0.10330493628222<text:tab/>0.0979952785205257<text:tab/>0.101020019074265<text:tab/>0.0959986064385136</text:p>
      <text:p text:style-name="P1">Fut8<text:tab/>10.7942900660323<text:tab/>6.61320431015693<text:tab/>8.47241961088316<text:tab/>19.0449581457383<text:tab/>9.6230095258965</text:p>
      <text:p text:style-name="P1">Fut9<text:tab/>0.133839086582053<text:tab/>0.103686776551041<text:tab/>0.0980621108720197<text:tab/>0.101458790415182<text:tab/>0.0958809240953537</text:p>
      <text:p text:style-name="P1">Fuz<text:tab/>10.9601758637847<text:tab/>10.3238447578903<text:tab/>6.38945504919585<text:tab/>19.6087981187032<text:tab/>8.49454403682957</text:p>
      <text:p text:style-name="P1">Fv1<text:tab/>20.8250145143384<text:tab/>29.6825266785589<text:tab/>37.3858180323139<text:tab/>14.6903483514829<text:tab/>28.4671105567072</text:p>
      <text:p text:style-name="P1">Fxn<text:tab/>19.6188559594918<text:tab/>15.6646187285499<text:tab/>15.0936517381274<text:tab/>27.1458371533459<text:tab/>28.334463705376</text:p>
      <text:p text:style-name="P1">Fxr1<text:tab/>12.4392653713573<text:tab/>16.7797514006638<text:tab/>11.0918164593599<text:tab/>15.1354312830261<text:tab/>17.0028473046828</text:p>
      <text:p text:style-name="P1">Fxr2<text:tab/>49.7698456860691<text:tab/>51.8593645577375<text:tab/>51.5053112577454<text:tab/>62.5470685490298<text:tab/>61.6901882299464</text:p>
      <text:p text:style-name="P1">Fxyd1<text:tab/>6.0785326270363<text:tab/>3.24716421264853<text:tab/>3.41554150400786<text:tab/>4.05871718300777<text:tab/>0.135664776104084</text:p>
      <text:p text:style-name="P1">Fxyd2<text:tab/>0.103933771121142<text:tab/>0.10330493628222<text:tab/>0.0979952785205257<text:tab/>0.101020019074265<text:tab/>0.0959986064385136</text:p>
      <text:p text:style-name="P1">Fxyd3<text:tab/>0.105085003158271<text:tab/>0.105443870023186<text:tab/>0.098908094500715<text:tab/>0.103438480405064<text:tab/>0.157189925997889</text:p>
      <text:p text:style-name="P1">Fxyd4<text:tab/>0.104520494839531<text:tab/>0.104335725756913<text:tab/>0.144848067770027<text:tab/>0.102359008022345<text:tab/>0.0961606769609567</text:p>
      <text:p text:style-name="P1">Fxyd5<text:tab/>104.526837117351<text:tab/>167.258993525303<text:tab/>107.953415961706<text:tab/>529.320100091993<text:tab/>177.084358857347</text:p>
      <text:p text:style-name="P1">Fxyd6<text:tab/>0.103933771121142<text:tab/>0.10330493628222<text:tab/>0.0979952785205257<text:tab/>0.101020019074265<text:tab/>0.0959986064385136</text:p>
      <text:p text:style-name="P1">Fxyd7<text:tab/>0.103933771121142<text:tab/>0.10330493628222<text:tab/>0.0979952785205257<text:tab/>0.101020019074265<text:tab/>0.0959986064385136</text:p>
      <text:p text:style-name="P1">Fyb<text:tab/>0.103989279942142<text:tab/>0.137847274631866<text:tab/>0.0979370907471941<text:tab/>0.112892091602245<text:tab/>0.0957352995287522</text:p>
      <text:p text:style-name="P1">Fyco1<text:tab/>6.28707439391946<text:tab/>4.90357944084614<text:tab/>3.2926520597506<text:tab/>10.7587806337849<text:tab/>4.87222682837238</text:p>
      <text:p text:style-name="P1">Fyn<text:tab/>14.3463064473107<text:tab/>15.9240056119786<text:tab/>20.4841977682199<text:tab/>20.5803010218113<text:tab/>21.5686127124384</text:p>
      <text:p text:style-name="P1">Fyttd1<text:tab/>30.2395664527593<text:tab/>50.6717733542088<text:tab/>28.7114329338939<text:tab/>39.1993751754886<text:tab/>27.1351043140307</text:p>
      <text:p text:style-name="P1">Fzd1<text:tab/>22.8862786378381<text:tab/>6.74469100189311<text:tab/>10.3627503821362<text:tab/>23.4326262007251<text:tab/>16.3278095087033</text:p>
      <text:p text:style-name="P1">Fzd10<text:tab/>0.100516679283137<text:tab/>0.102666879317628<text:tab/>0.094183415089625<text:tab/>0.328068502994138<text:tab/>0.0924238427550065</text:p>
      <text:p text:style-name="P1">Fzd2<text:tab/>87.59738082791<text:tab/>22.7121305227844<text:tab/>25.0647599741489<text:tab/>112.591635618652<text:tab/>55.5296483605952</text:p>
      <text:p text:style-name="P1">Fzd3<text:tab/>1.92541453513729<text:tab/>2.11664387189379<text:tab/>4.81863649423357<text:tab/>8.25839505543056<text:tab/>10.4761891714526</text:p>
      <text:p text:style-name="P1">Fzd4<text:tab/>7.23075837330461<text:tab/>13.0920023551933<text:tab/>15.3714229855734<text:tab/>6.38743518047382<text:tab/>5.78955632079407</text:p>
      <text:p text:style-name="P1">Fzd5<text:tab/>1.06628584755228<text:tab/>4.99319692615847<text:tab/>9.80224404347543<text:tab/>1.2625138678372<text:tab/>2.59167223920307</text:p>
      <text:p text:style-name="P1">Fzd6<text:tab/>14.6967644082031<text:tab/>25.7821397259395<text:tab/>12.4395813269184<text:tab/>20.1443297381086<text:tab/>10.1525115351983</text:p>
      <text:p text:style-name="P1">Fzd8<text:tab/>0.103933771121142<text:tab/>0.10330493628222<text:tab/>0.0979952785205257<text:tab/>0.101020019074265<text:tab/>0.0959986064385136</text:p>
      <text:p text:style-name="P1">Fzd9<text:tab/>0.154664472019928<text:tab/>0.161038407513218<text:tab/>2.72673759073488<text:tab/>0.739105568912937<text:tab/>2.57301623612425</text:p>
      <text:p text:style-name="P1">Fzr1<text:tab/>22.3466877748432<text:tab/>21.5926965053812<text:tab/>12.0490643041879<text:tab/>29.5981476205943<text:tab/>17.5617622631531</text:p>
      <text:p text:style-name="P1">G0s2<text:tab/>0.103933771121142<text:tab/>0.10330493628222<text:tab/>0.0979952785205257<text:tab/>0.101020019074265<text:tab/>0.0959986064385136</text:p>
      <text:p text:style-name="P1">G2e3<text:tab/>4.08727660903378<text:tab/>1.32102433966369<text:tab/>1.17248072822794<text:tab/>2.31673448504899<text:tab/>1.60047180479636</text:p>
      <text:p text:style-name="P1">G3bp1<text:tab/>44.7020425021001<text:tab/>58.7960008606152<text:tab/>54.8933812235502<text:tab/>46.3012156290429<text:tab/>55.9897062695468</text:p>
      <text:p text:style-name="P1">G3bp2<text:tab/>72.9479035101239<text:tab/>70.5925423098276<text:tab/>82.976700700169<text:tab/>79.3444358439675<text:tab/>70.2496577789583</text:p>
      <text:p text:style-name="P1">G4<text:tab/>5.48963766789369<text:tab/>13.8635733889475<text:tab/>8.01577715055305<text:tab/>9.99808932198098<text:tab/>8.3453760031113</text:p>
      <text:p text:style-name="P1">G6b<text:tab/>0.163729615969722<text:tab/>1.26897971824095<text:tab/>1.18470804024629<text:tab/>0.312972391368912<text:tab/>0.0928235799561213</text:p>
      <text:p text:style-name="P1">G6pc<text:tab/>0.338068478714805<text:tab/>0.10571887074485<text:tab/>0.0975838993699801<text:tab/>0.127660577297797<text:tab/>0.0949671133848284</text:p>
      <text:p text:style-name="P1">G6pc3<text:tab/>47.9044822391454<text:tab/>56.1367034971656<text:tab/>34.7568830602531<text:tab/>56.2166304132262<text:tab/>31.3929678946409</text:p>
      <text:p text:style-name="P1">G6pd<text:tab/>91.3055222187146<text:tab/>100.990504052098<text:tab/>77.0928855873907<text:tab/>226.47563566871<text:tab/>167.661924403001</text:p>
      <text:p text:style-name="P1">Gaa<text:tab/>44.6904032646928<text:tab/>44.7803636471185<text:tab/>33.9749243930063<text:tab/>122.952908481148<text:tab/>36.0581804621325</text:p>
      <text:p text:style-name="P1">Gab1<text:tab/>16.1325008885957<text:tab/>28.8402579297094<text:tab/>26.1632326366763<text:tab/>8.51984662091273<text:tab/>3.68832718432927</text:p>
      <text:p text:style-name="P1">Gab2<text:tab/>9.2857111346377<text:tab/>7.06482700791328<text:tab/>5.04731950373757<text:tab/>9.68224429045838<text:tab/>4.95034301095636</text:p>
      <text:p text:style-name="P1">Gabarap<text:tab/>410.317958386825<text:tab/>502.116714140359<text:tab/>397.539762666259<text:tab/>727.478530107145<text:tab/>575.665394541065</text:p>
      <text:p text:style-name="P1">Gabarapl1<text:tab/>56.5951556544041<text:tab/>70.2649844603867<text:tab/>35.9149011223639<text:tab/>133.571316230721<text:tab/>91.2157632369973</text:p>
      <text:p text:style-name="P1">Gabarapl2<text:tab/>55.6447018897159<text:tab/>58.4495100332461<text:tab/>56.5736941293874<text:tab/>81.3337976002086<text:tab/>75.6940304544732</text:p>
      <text:p text:style-name="P1">Gabbr1<text:tab/>31.2011831118822<text:tab/>24.5585562475034<text:tab/>16.0925541034643<text:tab/>22.7832474707456<text:tab/>12.5933268585493</text:p>
      <text:p text:style-name="P1">Gabbr2<text:tab/>0.158616227085312<text:tab/>0.114428300381248<text:tab/>0.118827895880879<text:tab/>0.162926151246211<text:tab/>0.143466041362027</text:p>
      <text:p text:style-name="P1">Gabpa<text:tab/>10.74306160323<text:tab/>10.824977734466<text:tab/>7.27251144391891<text:tab/>14.4436569479853<text:tab/>7.89554612892271</text:p>
      <text:p text:style-name="P1">Gabpb1<text:tab/>7.20661166523823<text:tab/>11.8913494762436<text:tab/>7.41812476841387<text:tab/>6.3473991805036<text:tab/>7.14540423744224</text:p>
      <text:p text:style-name="P1">Gabpb1l<text:tab/>1.46544988871271<text:tab/>1.16286921209148<text:tab/>1.04268367541725<text:tab/>1.33725581222685<text:tab/>0.857667443775392</text:p>
      <text:p text:style-name="P1">Gabra1<text:tab/>0.160176794230103<text:tab/>0.104723686762051<text:tab/>0.129968747044284<text:tab/>0.102730312583631<text:tab/>0.0958476322272042</text:p>
      <text:p text:style-name="P1">Gabra2<text:tab/>0.103933771121142<text:tab/>0.10330493628222<text:tab/>0.0979952785205257<text:tab/>0.101020019074265<text:tab/>0.0959986064385136</text:p>
      <text:p text:style-name="P1">Gabra3<text:tab/>0.104928016732817<text:tab/>0.181499735168993<text:tab/>0.0983543036672898<text:tab/>0.130288333155775<text:tab/>0.0958913837427625</text:p>
      <text:p text:style-name="P1">Gabra4<text:tab/>0.103933771121142<text:tab/>0.10330493628222<text:tab/>0.0979952785205257<text:tab/>0.101020019074265<text:tab/>0.0959986064385136</text:p>
      <text:p text:style-name="P1">Gabra5<text:tab/>0.103933771121142<text:tab/>0.10330493628222<text:tab/>0.0979952785205257<text:tab/>0.101020019074265<text:tab/>0.0959986064385136</text:p>
      <text:p text:style-name="P1"><text:soft-page-break/>Gabra6<text:tab/>0.103933771121142<text:tab/>0.10330493628222<text:tab/>0.0979952785205257<text:tab/>0.101020019074265<text:tab/>0.0959986064385136</text:p>
      <text:p text:style-name="P1">Gabrb1<text:tab/>0.103933771121142<text:tab/>0.10330493628222<text:tab/>0.0979952785205257<text:tab/>0.101020019074265<text:tab/>0.0959986064385136</text:p>
      <text:p text:style-name="P1">Gabrb2<text:tab/>0.103933771121142<text:tab/>0.10330493628222<text:tab/>0.0979952785205257<text:tab/>0.101020019074265<text:tab/>0.0959986064385136</text:p>
      <text:p text:style-name="P1">Gabrb3<text:tab/>0.103933771121142<text:tab/>0.10330493628222<text:tab/>0.0979952785205257<text:tab/>0.101020019074265<text:tab/>0.0959986064385136</text:p>
      <text:p text:style-name="P1">Gabrd<text:tab/>0.103933771121142<text:tab/>0.10330493628222<text:tab/>0.0979952785205257<text:tab/>0.101020019074265<text:tab/>0.0959986064385136</text:p>
      <text:p text:style-name="P1">Gabre<text:tab/>0.475258314268556<text:tab/>0.35729676903011<text:tab/>0.279039098969764<text:tab/>0.826903368027665<text:tab/>0.730037110211214</text:p>
      <text:p text:style-name="P1">Gabrg1<text:tab/>0.103933771121142<text:tab/>0.10330493628222<text:tab/>0.0979952785205257<text:tab/>0.101020019074265<text:tab/>0.0959986064385136</text:p>
      <text:p text:style-name="P1">Gabrg2<text:tab/>0.103933771121142<text:tab/>0.10330493628222<text:tab/>0.0979952785205257<text:tab/>0.101020019074265<text:tab/>0.0959986064385136</text:p>
      <text:p text:style-name="P1">Gabrg3<text:tab/>0.103933771121142<text:tab/>0.10330493628222<text:tab/>0.0979952785205257<text:tab/>0.101020019074265<text:tab/>0.0959986064385136</text:p>
      <text:p text:style-name="P1">Gabrp<text:tab/>2.44370408631242<text:tab/>0.62093544759711<text:tab/>0.264787072906679<text:tab/>0.705164859716443<text:tab/>0.104556813635443</text:p>
      <text:p text:style-name="P1">Gabrq<text:tab/>0.104240242694643<text:tab/>0.103797832911832<text:tab/>0.0981357132169231<text:tab/>0.114064944401848<text:tab/>0.0960565228273126</text:p>
      <text:p text:style-name="P1">Gabrr1<text:tab/>0.103933771121142<text:tab/>0.10330493628222<text:tab/>0.0979952785205257<text:tab/>0.101020019074265<text:tab/>0.0959986064385136</text:p>
      <text:p text:style-name="P1">Gabrr2<text:tab/>0.10352737275437<text:tab/>0.285245206681143<text:tab/>0.0971957883888537<text:tab/>0.159996533983708<text:tab/>0.0944261621550287</text:p>
      <text:p text:style-name="P1">Gabrr3<text:tab/>0.20823247935874<text:tab/>0.105903896606792<text:tab/>0.0987621516796518<text:tab/>0.116921230569502<text:tab/>0.142619056058991</text:p>
      <text:p text:style-name="P1">Gad1<text:tab/>0.103933771121142<text:tab/>0.10330493628222<text:tab/>0.0979952785205257<text:tab/>0.101020019074265<text:tab/>0.0959986064385136</text:p>
      <text:p text:style-name="P1">Gad2<text:tab/>0.103933771121142<text:tab/>0.10330493628222<text:tab/>0.0979952785205257<text:tab/>0.101020019074265<text:tab/>0.0959986064385136</text:p>
      <text:p text:style-name="P1">Gadd45a<text:tab/>20.0063609210451<text:tab/>29.9570482566811<text:tab/>106.531894354434<text:tab/>84.9885057169087<text:tab/>102.262294653036</text:p>
      <text:p text:style-name="P1">Gadd45b<text:tab/>106.46705412294<text:tab/>108.846387736386<text:tab/>255.027657127835<text:tab/>41.799477501543<text:tab/>103.765899405261</text:p>
      <text:p text:style-name="P1">Gadd45g<text:tab/>14.4779530297804<text:tab/>25.1161358715696<text:tab/>75.9710076302913<text:tab/>3.75960429015037<text:tab/>1.63230345021481</text:p>
      <text:p text:style-name="P1">Gadd45gip1<text:tab/>30.5818438461434<text:tab/>30.0597307443303<text:tab/>14.4747755162276<text:tab/>55.9096480266551<text:tab/>31.0539439528828</text:p>
      <text:p text:style-name="P1">Gak<text:tab/>23.0285481474038<text:tab/>24.331458143196<text:tab/>17.908574795881<text:tab/>36.8122443142344<text:tab/>35.798631722261</text:p>
      <text:p text:style-name="P1">Gal<text:tab/>0.106165475607203<text:tab/>0.113965970829288<text:tab/>1.21258941213712<text:tab/>0.114449481520537<text:tab/>0.349726751609404</text:p>
      <text:p text:style-name="P1">Gal3st1<text:tab/>0.16051521534473<text:tab/>0.16022776349512<text:tab/>0.149702403447562<text:tab/>0.103169246934121<text:tab/>0.0946246217810617</text:p>
      <text:p text:style-name="P1">Gal3st3<text:tab/>0.103038180635142<text:tab/>0.103092161561083<text:tab/>0.097270832639507<text:tab/>0.143355302137271<text:tab/>0.0950741492963268</text:p>
      <text:p text:style-name="P1">Gal3st4<text:tab/>5.3266287466707<text:tab/>2.9411898452923<text:tab/>2.46113226782009<text:tab/>10.1104405174579<text:tab/>1.52732398398456</text:p>
      <text:p text:style-name="P1">Galc<text:tab/>0.808159386098658<text:tab/>0.37930142916977<text:tab/>0.390265364590467<text:tab/>0.787455908832824<text:tab/>0.674524533801931</text:p>
      <text:p text:style-name="P1">Gale<text:tab/>46.8642695428057<text:tab/>49.8649849988659<text:tab/>31.4943573961181<text:tab/>88.4735310901895<text:tab/>58.0100704745894</text:p>
      <text:p text:style-name="P1">Galk1<text:tab/>57.2286140758028<text:tab/>61.2967291511577<text:tab/>24.5603148770769<text:tab/>78.9310535003218<text:tab/>25.9840347680414</text:p>
      <text:p text:style-name="P1">Galk2<text:tab/>23.3788913067073<text:tab/>17.8399763605438<text:tab/>12.9943528711726<text:tab/>41.7100007621205<text:tab/>19.2195563224939</text:p>
      <text:p text:style-name="P1">Galm<text:tab/>6.21973850270593<text:tab/>4.15447463749141<text:tab/>2.80880157571881<text:tab/>10.7369776521495<text:tab/>2.076597503578</text:p>
      <text:p text:style-name="P1">Galns<text:tab/>5.61538282826208<text:tab/>1.67064671618179<text:tab/>2.00612712196625<text:tab/>9.45892084650178<text:tab/>7.31706662900462</text:p>
      <text:p text:style-name="P1">Galnt1<text:tab/>49.97327224321<text:tab/>51.3864264940683<text:tab/>51.5594159387771<text:tab/>69.8764421880336<text:tab/>55.9761048683399</text:p>
      <text:p text:style-name="P1">Galnt10<text:tab/>13.8620689661361<text:tab/>13.4278685811884<text:tab/>21.3387554810696<text:tab/>30.7502098611239<text:tab/>22.0512180725774</text:p>
      <text:p text:style-name="P1">Galnt11<text:tab/>16.0721940199337<text:tab/>9.23436107036596<text:tab/>9.25984768531128<text:tab/>16.4003024615687<text:tab/>13.3072699732402</text:p>
      <text:p text:style-name="P1">Galnt13<text:tab/>15.1964211329601<text:tab/>15.6668845318435<text:tab/>15.7039063713845<text:tab/>13.2273381389627<text:tab/>7.12330600711965</text:p>
      <text:p text:style-name="P1">Galnt14<text:tab/>0.145804997570219<text:tab/>0.104666072611299<text:tab/>0.136972983042484<text:tab/>0.116131332848788<text:tab/>0.0956161028880023</text:p>
      <text:p text:style-name="P1">Galnt16<text:tab/>0.128219310600661<text:tab/>0.208899055403855<text:tab/>0.184326463548637<text:tab/>0.215379198759929<text:tab/>0.130292918030968</text:p>
      <text:p text:style-name="P1">Galnt18<text:tab/>2.70465748814812<text:tab/>5.15901580071987<text:tab/>2.75138770359671<text:tab/>4.3884953059315<text:tab/>1.58969591876187</text:p>
      <text:p text:style-name="P1">Galnt2<text:tab/>33.5856579275974<text:tab/>29.264615254206<text:tab/>28.7168371984934<text:tab/>53.7422011373559<text:tab/>26.0166180796964</text:p>
      <text:p text:style-name="P1">Galnt3<text:tab/>0.105572111710056<text:tab/>0.180343018399058<text:tab/>0.0989907113940647<text:tab/>0.137864919139102<text:tab/>0.115304013012032</text:p>
      <text:p text:style-name="P1">Galnt4<text:tab/>5.27303464864979<text:tab/>4.16630321064171<text:tab/>3.05816078430309<text:tab/>10.4472576593812<text:tab/>4.2654057401505</text:p>
      <text:p text:style-name="P1">Galnt5<text:tab/>0.102792191543211<text:tab/>0.137034350117616<text:tab/>0.0969323538736452<text:tab/>0.100433250414578<text:tab/>0.0998968844931543</text:p>
      <text:p text:style-name="P1">Galnt6<text:tab/>0.103933771121142<text:tab/>0.10330493628222<text:tab/>0.0979952785205257<text:tab/>0.101020019074265<text:tab/>0.0959986064385136</text:p>
      <text:p text:style-name="P1">Galnt7<text:tab/>3.78693848179893<text:tab/>4.98840620367635<text:tab/>3.70803107693996<text:tab/>10.9535976368721<text:tab/>4.72684480040377</text:p>
      <text:p text:style-name="P1">Galnt9<text:tab/>0.103933771121142<text:tab/>0.10330493628222<text:tab/>0.0979952785205257<text:tab/>0.101020019074265<text:tab/>0.0959986064385136</text:p>
      <text:p text:style-name="P1">Galntl5<text:tab/>0.104387416287786<text:tab/>0.167056096934638<text:tab/>0.0982583031521804<text:tab/>0.102447281536895<text:tab/>0.0960833901339173</text:p>
      <text:p text:style-name="P1">Galntl6<text:tab/>0.104147220286968<text:tab/>0.183209058157105<text:tab/>0.0978386966112894<text:tab/>0.102228930553092<text:tab/>0.0955578034639214</text:p>
      <text:p text:style-name="P1">Galp<text:tab/>0.104876524493932<text:tab/>0.352630870505869<text:tab/>0.0983800617696429<text:tab/>0.103824386602059<text:tab/>0.0961875388523153</text:p>
      <text:p text:style-name="P1">Galr1<text:tab/>0.103933771121142<text:tab/>0.10330493628222<text:tab/>0.0979952785205257<text:tab/>0.101020019074265<text:tab/>0.0959986064385136</text:p>
      <text:p text:style-name="P1">Galr2<text:tab/>0.103933771121142<text:tab/>0.10330493628222<text:tab/>0.0979952785205257<text:tab/>0.101020019074265<text:tab/>0.0959986064385136</text:p>
      <text:p text:style-name="P1">Galr3<text:tab/>0.102017663103248<text:tab/>0.127078824752499<text:tab/>0.434145607849634<text:tab/>0.133009136024548<text:tab/>0.0933555869106953</text:p>
      <text:p text:style-name="P1">Galt<text:tab/>22.4328408391939<text:tab/>16.060213132831<text:tab/>7.42579110739617<text:tab/>38.0454616548761<text:tab/>14.9197268198913</text:p>
      <text:p text:style-name="P1">Gamt<text:tab/>13.9432100815532<text:tab/>10.611980167949<text:tab/>10.7223072384422<text:tab/>42.1652846901808<text:tab/>92.125429893691</text:p>
      <text:p text:style-name="P1">Gan<text:tab/>0.989509630710814<text:tab/>1.22741919501434<text:tab/>2.50542629059182<text:tab/>2.97693109726129<text:tab/>1.95744904257637</text:p>
      <text:p text:style-name="P1"><text:soft-page-break/>Ganab<text:tab/>120.93859708105<text:tab/>122.191227341522<text:tab/>104.368507376207<text:tab/>179.836714171384<text:tab/>111.986466194982</text:p>
      <text:p text:style-name="P1">Ganc<text:tab/>4.12206428289053<text:tab/>2.97026795669266<text:tab/>2.47092053572422<text:tab/>4.62802084081441<text:tab/>3.21840491452752</text:p>
      <text:p text:style-name="P1">Gap43<text:tab/>0.103988406683855<text:tab/>0.190696203347433<text:tab/>0.097591425402167<text:tab/>0.10258075102375<text:tab/>0.116489235594734</text:p>
      <text:p text:style-name="P1">Gapdh<text:tab/>437.065960508256<text:tab/>617.742346651526<text:tab/>721.545931603752<text:tab/>1220.83857826495<text:tab/>1165.60445881862</text:p>
      <text:p text:style-name="P1">Gapdh-ps1<text:tab/>0.0985179481283619<text:tab/>0.231526575789352<text:tab/>0.113010747081391<text:tab/>0.333450908143749<text:tab/>0.123298474102188</text:p>
      <text:p text:style-name="P1">Gapdhs<text:tab/>0.2924552949343<text:tab/>0.244265296756862<text:tab/>0.0998976183995569<text:tab/>0.230282909097776<text:tab/>0.282645587720859</text:p>
      <text:p text:style-name="P1">Gapt<text:tab/>0.103933771121142<text:tab/>0.10330493628222<text:tab/>0.0979952785205257<text:tab/>0.101020019074265<text:tab/>0.0959986064385136</text:p>
      <text:p text:style-name="P1">Gar1<text:tab/>16.6308374238423<text:tab/>33.0049543673497<text:tab/>14.0233460431651<text:tab/>18.8308174371747<text:tab/>15.9542271069284</text:p>
      <text:p text:style-name="P1">Gareml<text:tab/>0.410972785655363<text:tab/>1.44531868412976<text:tab/>1.52277912319225<text:tab/>1.22507030795171<text:tab/>0.836044326414047</text:p>
      <text:p text:style-name="P1">Gars<text:tab/>103.420065710167<text:tab/>151.723962844337<text:tab/>64.1872997145026<text:tab/>155.47142612318<text:tab/>142.655875418805</text:p>
      <text:p text:style-name="P1">Gart<text:tab/>39.8874197704195<text:tab/>37.2266440339927<text:tab/>34.5850213818237<text:tab/>34.1047040625282<text:tab/>54.8404861387946</text:p>
      <text:p text:style-name="P1">Gas2<text:tab/>0.180692366270658<text:tab/>0.115930897363188<text:tab/>0.0979019700681676<text:tab/>0.11735139542265<text:tab/>0.0953844698278789</text:p>
      <text:p text:style-name="P1">Gas2l1<text:tab/>12.5822342827051<text:tab/>12.3695719101837<text:tab/>13.2821704696084<text:tab/>27.2342324849622<text:tab/>19.147390391041</text:p>
      <text:p text:style-name="P1">Gas2l2<text:tab/>0.11400786740849<text:tab/>0.150403459441647<text:tab/>0.0977525344975343<text:tab/>0.111695960744176<text:tab/>0.0953929530280821</text:p>
      <text:p text:style-name="P1">Gas5<text:tab/>644.875091017557<text:tab/>653.309199492344<text:tab/>516.793085351278<text:tab/>485.976299694331<text:tab/>625.320490127123</text:p>
      <text:p text:style-name="P1">Gas6<text:tab/>460.999671741737<text:tab/>358.845682781728<text:tab/>321.501788968536<text:tab/>333.196530621248<text:tab/>50.315024616889</text:p>
      <text:p text:style-name="P1">Gas7<text:tab/>0.323734046392583<text:tab/>0.545868421539308<text:tab/>0.670703809548116<text:tab/>1.3849242775135<text:tab/>0.346872845456824</text:p>
      <text:p text:style-name="P1">Gas8<text:tab/>5.92444147502468<text:tab/>5.87472278654446<text:tab/>9.22753430125179<text:tab/>8.24340617590779<text:tab/>8.06665034541907</text:p>
      <text:p text:style-name="P1">Gast<text:tab/>0.104073652724581<text:tab/>0.109269421941164<text:tab/>0.863983114451351<text:tab/>0.108068274744895<text:tab/>0.212456410462704</text:p>
      <text:p text:style-name="P1">Gata1<text:tab/>0.103933771121142<text:tab/>0.10330493628222<text:tab/>0.0979952785205257<text:tab/>0.101020019074265<text:tab/>0.0959986064385136</text:p>
      <text:p text:style-name="P1">Gata2<text:tab/>5.41223947089213<text:tab/>14.1768323469174<text:tab/>15.3211874811574<text:tab/>9.77356057512202<text:tab/>5.95788506426425</text:p>
      <text:p text:style-name="P1">Gata3<text:tab/>2.15768694012398<text:tab/>5.50439857119814<text:tab/>3.16150022732218<text:tab/>4.44903572345705<text:tab/>2.41779711503342</text:p>
      <text:p text:style-name="P1">Gata4<text:tab/>0.103933771121142<text:tab/>0.10330493628222<text:tab/>0.0979952785205257<text:tab/>0.101020019074265<text:tab/>0.0959986064385136</text:p>
      <text:p text:style-name="P1">Gata5<text:tab/>0.103933771121142<text:tab/>0.10330493628222<text:tab/>0.0979952785205257<text:tab/>0.101020019074265<text:tab/>0.0959986064385136</text:p>
      <text:p text:style-name="P1">Gata6<text:tab/>29.6275549132259<text:tab/>25.7890635530107<text:tab/>29.7018237067353<text:tab/>24.1497398182265<text:tab/>30.0014843550393</text:p>
      <text:p text:style-name="P1">Gatad2a<text:tab/>28.4791268959452<text:tab/>40.0596756396841<text:tab/>33.7052610497437<text:tab/>33.642438026621<text:tab/>47.4320572024832</text:p>
      <text:p text:style-name="P1">Gatad2b<text:tab/>7.87612479844964<text:tab/>6.48721086364254<text:tab/>4.94266500833683<text:tab/>9.10690643797944<text:tab/>7.61726469866555</text:p>
      <text:p text:style-name="P1">Gatc<text:tab/>10.8098422004857<text:tab/>9.04978127920548<text:tab/>6.51764102609932<text:tab/>14.9773084433382<text:tab/>8.3446432497165</text:p>
      <text:p text:style-name="P1">Gatm<text:tab/>2.81511308529516<text:tab/>3.04748645930081<text:tab/>4.08470347044328<text:tab/>1.45853619119299<text:tab/>1.51088893617878</text:p>
      <text:p text:style-name="P1">Gatsl2<text:tab/>3.44281215551737<text:tab/>0.807933499593643<text:tab/>0.887405551519867<text:tab/>4.17820555804221<text:tab/>2.48267833850235</text:p>
      <text:p text:style-name="P1">Gatsl3<text:tab/>2.60726376849218<text:tab/>2.07572461131226<text:tab/>1.79822461182671<text:tab/>3.29382070213095<text:tab/>1.05732948976473</text:p>
      <text:p text:style-name="P1">Gba<text:tab/>36.912244367181<text:tab/>34.4973675750688<text:tab/>26.5081596730169<text:tab/>93.4776751386547<text:tab/>46.6337928781613</text:p>
      <text:p text:style-name="P1">Gba2<text:tab/>11.178103617063<text:tab/>13.6442011248492<text:tab/>18.8701175520262<text:tab/>14.1066257225468<text:tab/>15.5796502036666</text:p>
      <text:p text:style-name="P1">Gba3<text:tab/>0.102910212216126<text:tab/>0.103061759563639<text:tab/>0.0971839713262307<text:tab/>0.151490839098914<text:tab/>0.0949650802424089</text:p>
      <text:p text:style-name="P1">Gbas<text:tab/>23.0508668585714<text:tab/>12.5821467538302<text:tab/>14.7832810169513<text:tab/>28.2971319194319<text:tab/>28.3856621733522</text:p>
      <text:p text:style-name="P1">Gbe1<text:tab/>7.18273385156605<text:tab/>5.53895974783101<text:tab/>8.81691443044061<text:tab/>10.0041675516007<text:tab/>11.8551129380863</text:p>
      <text:p text:style-name="P1">Gbf1<text:tab/>23.2847941188954<text:tab/>24.0822339271083<text:tab/>17.1459245691199<text:tab/>28.9452516239712<text:tab/>16.4596923660682</text:p>
      <text:p text:style-name="P1">Gbgt1<text:tab/>0.103933771121142<text:tab/>0.10330493628222<text:tab/>0.0979952785205257<text:tab/>0.101020019074265<text:tab/>0.0959986064385136</text:p>
      <text:p text:style-name="P1">Gbp2<text:tab/>3.51238449125746<text:tab/>29.1451951685694<text:tab/>21.7525971938816<text:tab/>25.4488182093645<text:tab/>2.25629222808302</text:p>
      <text:p text:style-name="P1">Gbp4<text:tab/>0.104944207774766<text:tab/>0.248269306475373<text:tab/>0.141339617131269<text:tab/>0.476522485289674<text:tab/>0.11404291716914</text:p>
      <text:p text:style-name="P1">Gbp5<text:tab/>2.69392717869518<text:tab/>2.2187352404436<text:tab/>0.56570052067115<text:tab/>2.68929206879917<text:tab/>0.190194291474484</text:p>
      <text:p text:style-name="P1">Gbx1<text:tab/>0.103824383634186<text:tab/>0.104238019932601<text:tab/>0.0977678708480737<text:tab/>0.149662913902686<text:tab/>0.105384807009317</text:p>
      <text:p text:style-name="P1">Gbx2<text:tab/>0.103069162663192<text:tab/>0.103844366468684<text:tab/>0.0973865461569773<text:tab/>0.165801244726077<text:tab/>0.123906332980314</text:p>
      <text:p text:style-name="P1">Gc<text:tab/>0.104123310964043<text:tab/>0.118523047152642<text:tab/>0.0981088019278879<text:tab/>0.101545848179163<text:tab/>0.0960361440253731</text:p>
      <text:p text:style-name="P1">Gca<text:tab/>4.99054602887189<text:tab/>3.22638821916444<text:tab/>7.56952700147<text:tab/>9.43997447252952<text:tab/>5.03260106215162</text:p>
      <text:p text:style-name="P1">Gcat<text:tab/>5.63474574199907<text:tab/>4.80454462602702<text:tab/>3.84546363254721<text:tab/>6.80592033224724<text:tab/>11.4591461038652</text:p>
      <text:p text:style-name="P1">Gcc2<text:tab/>4.90260060991846<text:tab/>5.32282713415819<text:tab/>3.23512386638751<text:tab/>9.56782084443534<text:tab/>4.88996700397332</text:p>
      <text:p text:style-name="P1">Gcdh<text:tab/>22.0648056816466<text:tab/>11.080582834656<text:tab/>13.5479129684076<text:tab/>28.8275620454916<text:tab/>24.53011136657</text:p>
      <text:p text:style-name="P1">Gcfc2<text:tab/>4.09055578087544<text:tab/>2.88521095038368<text:tab/>2.55356049517138<text:tab/>5.26990213452423<text:tab/>3.21302049728101</text:p>
      <text:p text:style-name="P1">Gcg<text:tab/>0.103933771121142<text:tab/>0.10330493628222<text:tab/>0.0979952785205257<text:tab/>0.101020019074265<text:tab/>0.0959986064385136</text:p>
      <text:p text:style-name="P1">Gcgr<text:tab/>0.141539889240369<text:tab/>0.463356967360098<text:tab/>0.452503406604733<text:tab/>0.188812215901674<text:tab/>0.253803062917713</text:p>
      <text:p text:style-name="P1">Gch1<text:tab/>0.63622827776567<text:tab/>2.22042569940284<text:tab/>6.99249898655332<text:tab/>0.249633261014309<text:tab/>2.69220081071034</text:p>
      <text:p text:style-name="P1">Gchfr<text:tab/>3.18554028440409<text:tab/>2.59808218644795<text:tab/>1.27148912743315<text:tab/>12.0327028973539<text:tab/>3.64912534113089</text:p>
      <text:p text:style-name="P1">Gck<text:tab/>0.104093256084221<text:tab/>0.159532124148484<text:tab/>0.0978584035211321<text:tab/>0.101973365606686<text:tab/>0.0956334630964802</text:p>
      <text:p text:style-name="P1"><text:soft-page-break/>Gckr<text:tab/>0.0978154026257382<text:tab/>0.231967977123044<text:tab/>0.0911110314741226<text:tab/>1.85502241092859<text:tab/>0.104830470879229</text:p>
      <text:p text:style-name="P1">Gclc<text:tab/>23.3742659634079<text:tab/>38.5252160032024<text:tab/>156.101437467471<text:tab/>24.2072020076274<text:tab/>108.388196501704</text:p>
      <text:p text:style-name="P1">Gclm<text:tab/>19.308390011593<text:tab/>21.6540864400739<text:tab/>26.6214666134411<text:tab/>20.7396139984279<text:tab/>23.5844927801925</text:p>
      <text:p text:style-name="P1">Gcm1<text:tab/>0.103933771121142<text:tab/>0.10330493628222<text:tab/>0.0979952785205257<text:tab/>0.101020019074265<text:tab/>0.0959986064385136</text:p>
      <text:p text:style-name="P1">Gcm2<text:tab/>0.103933771121142<text:tab/>0.10330493628222<text:tab/>0.0979952785205257<text:tab/>0.101020019074265<text:tab/>0.0959986064385136</text:p>
      <text:p text:style-name="P1">Gcn1l1<text:tab/>26.7673136815507<text:tab/>24.7279710537486<text:tab/>17.7522432482955<text:tab/>37.5281029650829<text:tab/>25.5494186431928</text:p>
      <text:p text:style-name="P1">Gcnt1<text:tab/>0.433024020379831<text:tab/>9.89167468518755<text:tab/>4.4365172546909<text:tab/>2.32781986759798<text:tab/>0.680898851907054</text:p>
      <text:p text:style-name="P1">Gcnt2<text:tab/>4.9930599940642<text:tab/>16.3894616244134<text:tab/>6.76124006209098<text:tab/>13.2827323351361<text:tab/>0.849606501939276</text:p>
      <text:p text:style-name="P1">Gcnt3<text:tab/>0.115485826676001<text:tab/>0.142630369659658<text:tab/>0.598931308339316<text:tab/>1.03513683850504<text:tab/>0.407174429669683</text:p>
      <text:p text:style-name="P1">Gcs1<text:tab/>0.103933771121142<text:tab/>0.10330493628222<text:tab/>0.0979952785205257<text:tab/>0.101020019074265<text:tab/>0.0959986064385136</text:p>
      <text:p text:style-name="P1">Gcsh<text:tab/>57.9615991050732<text:tab/>57.7357788434131<text:tab/>52.8499488882184<text:tab/>78.5496715708288<text:tab/>49.5068420462047</text:p>
      <text:p text:style-name="P1">Gda<text:tab/>1.77837910603163<text:tab/>3.72937560752599<text:tab/>0.659319906894027<text:tab/>19.039221205664<text:tab/>21.3215927854336</text:p>
      <text:p text:style-name="P1">Gdap1<text:tab/>0.103933771121142<text:tab/>0.10330493628222<text:tab/>0.0979952785205257<text:tab/>0.101020019074265<text:tab/>0.0959986064385136</text:p>
      <text:p text:style-name="P1">Gdap1l1<text:tab/>0.103933771121142<text:tab/>0.10330493628222<text:tab/>0.0979952785205257<text:tab/>0.101020019074265<text:tab/>0.0959986064385136</text:p>
      <text:p text:style-name="P1">Gdap2<text:tab/>7.42724620508479<text:tab/>7.36296544135204<text:tab/>9.52289838149763<text:tab/>11.2728233324202<text:tab/>10.0319140151509</text:p>
      <text:p text:style-name="P1">Gde1<text:tab/>38.037236998584<text:tab/>34.4168013155252<text:tab/>39.6333317760412<text:tab/>46.5336743948123<text:tab/>56.667775004957</text:p>
      <text:p text:style-name="P1">Gdf1<text:tab/>4.73041771911548<text:tab/>4.99057188576558<text:tab/>4.24807514701324<text:tab/>8.2646606053218<text:tab/>5.66211002057886</text:p>
      <text:p text:style-name="P1">Gdf10<text:tab/>2.41607294923426<text:tab/>0.954601471975242<text:tab/>0.156690874228713<text:tab/>2.05248947663161<text:tab/>0.0810760735884546</text:p>
      <text:p text:style-name="P1">Gdf11<text:tab/>8.23064855124226<text:tab/>8.31986303075993<text:tab/>17.3932831108242<text:tab/>31.4721131992272<text:tab/>61.8627705918172</text:p>
      <text:p text:style-name="P1">Gdf15<text:tab/>4.44837008005128<text:tab/>3.03970753909908<text:tab/>1.5465209185496<text:tab/>15.1873187653406<text:tab/>32.4672430783481</text:p>
      <text:p text:style-name="P1">Gdf2<text:tab/>0.103933771121142<text:tab/>0.10330493628222<text:tab/>0.0979952785205257<text:tab/>0.101020019074265<text:tab/>0.0959986064385136</text:p>
      <text:p text:style-name="P1">Gdf3<text:tab/>0.103933771121142<text:tab/>0.10330493628222<text:tab/>0.0979952785205257<text:tab/>0.101020019074265<text:tab/>0.0959986064385136</text:p>
      <text:p text:style-name="P1">Gdf6<text:tab/>32.5683091452406<text:tab/>6.87304244093511<text:tab/>3.25009284954164<text:tab/>10.1934444986134<text:tab/>1.53835413567575</text:p>
      <text:p text:style-name="P1">Gdf7<text:tab/>0.794660529108207<text:tab/>0.340763046757108<text:tab/>0.0966110832495661<text:tab/>0.128912158991321<text:tab/>0.119001229820926</text:p>
      <text:p text:style-name="P1">Gdf9<text:tab/>0.17744758252277<text:tab/>0.10526756547881<text:tab/>0.0985298034247369<text:tab/>0.121134170392063<text:tab/>0.112721170357287</text:p>
      <text:p text:style-name="P1">Gdi1<text:tab/>110.690563619129<text:tab/>112.390898202967<text:tab/>128.114335193596<text:tab/>143.887369918555<text:tab/>116.190069509627</text:p>
      <text:p text:style-name="P1">Gdi2<text:tab/>246.82041083688<text:tab/>259.004895549606<text:tab/>194.625351485967<text:tab/>316.85431488646<text:tab/>206.6667190554</text:p>
      <text:p text:style-name="P1">Gdnf<text:tab/>1.03160160303434<text:tab/>8.02102294364263<text:tab/>7.82051000162689<text:tab/>6.73884073076653<text:tab/>2.8980989355806</text:p>
      <text:p text:style-name="P1">Gdpd1<text:tab/>4.80949568034777<text:tab/>2.67272848928454<text:tab/>4.88233237678729<text:tab/>10.557078114885<text:tab/>19.4823702695156</text:p>
      <text:p text:style-name="P1">Gdpd2<text:tab/>0.134304337052797<text:tab/>0.230272786092528<text:tab/>0.20504282056562<text:tab/>0.403525325742964<text:tab/>0.0894220406563425</text:p>
      <text:p text:style-name="P1">Gdpd3<text:tab/>0.276201003170505<text:tab/>0.239905126717545<text:tab/>0.0980328712696985<text:tab/>0.10427691916921<text:tab/>0.0951026056735645</text:p>
      <text:p text:style-name="P1">Gem<text:tab/>0.506980228461228<text:tab/>14.4576275072762<text:tab/>13.630771428271<text:tab/>5.786637042208<text:tab/>5.7318543509319</text:p>
      <text:p text:style-name="P1">Gemin2<text:tab/>8.12355065844095<text:tab/>5.23828530307603<text:tab/>2.6097723098765<text:tab/>7.87124147579194<text:tab/>4.87519897285881</text:p>
      <text:p text:style-name="P1">Gemin4<text:tab/>7.26656253853382<text:tab/>3.5353165403948<text:tab/>3.42949012185714<text:tab/>8.27092805796717<text:tab/>7.53060555820991</text:p>
      <text:p text:style-name="P1">Gemin5<text:tab/>7.77079555476306<text:tab/>9.58442933394758<text:tab/>8.95213388831535<text:tab/>10.1249352703472<text:tab/>13.0519110234115</text:p>
      <text:p text:style-name="P1">Gemin6<text:tab/>7.8657953131858<text:tab/>6.65002913884052<text:tab/>3.67276518045567<text:tab/>6.48121828439817<text:tab/>7.02760972187148</text:p>
      <text:p text:style-name="P1">Gemin7<text:tab/>15.6353376407231<text:tab/>13.9767126988297<text:tab/>10.4972279766321<text:tab/>20.3413021506088<text:tab/>21.6982484746163</text:p>
      <text:p text:style-name="P1">Gemin8<text:tab/>18.1890382795006<text:tab/>11.266157587169<text:tab/>6.3456226105576<text:tab/>20.9892261396639<text:tab/>7.78538857096039</text:p>
      <text:p text:style-name="P1">Gen1<text:tab/>1.67854209440778<text:tab/>1.46354950346205<text:tab/>1.08240907669048<text:tab/>1.00979924743163<text:tab/>0.371924148203089</text:p>
      <text:p text:style-name="P1">Get4<text:tab/>45.0498641502333<text:tab/>72.1739605332203<text:tab/>40.6823607073433<text:tab/>52.5294783290631<text:tab/>29.2740347167553</text:p>
      <text:p text:style-name="P1">Gfap<text:tab/>0.129977359137301<text:tab/>3.16126755645483<text:tab/>0.75723658384375<text:tab/>0.112086933796035<text:tab/>0.110668114199488</text:p>
      <text:p text:style-name="P1">Gfer<text:tab/>21.4600342660049<text:tab/>21.495890518567<text:tab/>17.8873541149644<text:tab/>26.7515156944215<text:tab/>20.0136805081038</text:p>
      <text:p text:style-name="P1">Gfi1<text:tab/>0.105122902704851<text:tab/>0.105437370348743<text:tab/>0.0988468997386765<text:tab/>0.113158105604023<text:tab/>0.138698849747798</text:p>
      <text:p text:style-name="P1">Gfi1b<text:tab/>0.103933771121142<text:tab/>0.10330493628222<text:tab/>0.0979952785205257<text:tab/>0.101020019074265<text:tab/>0.0959986064385136</text:p>
      <text:p text:style-name="P1">Gfm1<text:tab/>16.6029145181476<text:tab/>17.6037052933659<text:tab/>12.0102499529104<text:tab/>26.3492536213697<text:tab/>23.0143085767755</text:p>
      <text:p text:style-name="P1">Gfm2<text:tab/>4.49707832064115<text:tab/>2.03676461531523<text:tab/>2.5550787561283<text:tab/>6.04155470154438<text:tab/>5.38482377724199</text:p>
      <text:p text:style-name="P1">Gfod1<text:tab/>12.7605024063094<text:tab/>125.855620037366<text:tab/>59.1797708632947<text:tab/>14.4634240183059<text:tab/>12.0733480987724</text:p>
      <text:p text:style-name="P1">Gfod2<text:tab/>4.52458674966507<text:tab/>3.06109296873663<text:tab/>4.59787792635171<text:tab/>6.26697365583336<text:tab/>4.1057513667576</text:p>
      <text:p text:style-name="P1">Gfpt1<text:tab/>34.900000572868<text:tab/>58.322312867002<text:tab/>37.7060463131518<text:tab/>52.3472640788606<text:tab/>25.634320906864</text:p>
      <text:p text:style-name="P1">Gfpt2<text:tab/>0.575886469812395<text:tab/>0.91429039368842<text:tab/>1.63166750486622<text:tab/>0.254224259109465<text:tab/>1.69382209011426</text:p>
      <text:p text:style-name="P1">Gfra1<text:tab/>0.147308288096612<text:tab/>0.673529434811902<text:tab/>0.164385863414744<text:tab/>0.588311703619149<text:tab/>0.281036956033243</text:p>
      <text:p text:style-name="P1">Gfra2<text:tab/>0.104031132194727<text:tab/>0.136688338794689<text:tab/>0.0978874580527068<text:tab/>0.101662993456978<text:tab/>0.0957339340243512</text:p>
      <text:p text:style-name="P1">Gfra3<text:tab/>0.104217776530373<text:tab/>0.103769148808186<text:tab/>0.1131643957997<text:tab/>0.101620325499398<text:tab/>0.0960829015327136</text:p>
      <text:p text:style-name="P1">Gfra4<text:tab/>0.559305311235629<text:tab/>0.458608735760927<text:tab/>1.81542889596438<text:tab/>0.353429157833539<text:tab/>0.0944003153297658</text:p>
      <text:p text:style-name="P1"><text:soft-page-break/>Gfral<text:tab/>0.103933771121142<text:tab/>0.10330493628222<text:tab/>0.0979952785205257<text:tab/>0.101020019074265<text:tab/>0.0959986064385136</text:p>
      <text:p text:style-name="P1">Gga1<text:tab/>19.3259125614307<text:tab/>17.5525213519599<text:tab/>17.8767644661899<text:tab/>33.0859681311225<text:tab/>35.9313528551037</text:p>
      <text:p text:style-name="P1">Gga2<text:tab/>32.3788728669977<text:tab/>20.9758469936291<text:tab/>21.9912994168585<text:tab/>50.3091080715738<text:tab/>31.4904398591328</text:p>
      <text:p text:style-name="P1">Gga3<text:tab/>11.3066484488754<text:tab/>8.86916850628369<text:tab/>7.21548160172773<text:tab/>14.0538178667107<text:tab/>12.5008801962119</text:p>
      <text:p text:style-name="P1">Ggact<text:tab/>5.07770562459649<text:tab/>3.38838012269083<text:tab/>2.38804878494228<text:tab/>7.92620863742613<text:tab/>1.39677378822667</text:p>
      <text:p text:style-name="P1">Ggct<text:tab/>10.8027053678638<text:tab/>31.3696850985719<text:tab/>32.0471574661852<text:tab/>26.2473307383045<text:tab/>32.9901409962258</text:p>
      <text:p text:style-name="P1">Ggcx<text:tab/>45.2387892149226<text:tab/>42.8358914308691<text:tab/>41.2970081580694<text:tab/>80.2324121229733<text:tab/>33.427599230448</text:p>
      <text:p text:style-name="P1">Ggh<text:tab/>9.23765759922162<text:tab/>5.25802236588425<text:tab/>8.00267219498117<text:tab/>36.2981705956997<text:tab/>12.9455681940404</text:p>
      <text:p text:style-name="P1">Ggn<text:tab/>0.894066398170763<text:tab/>0.719857370322682<text:tab/>0.857208189995664<text:tab/>1.77988766424138<text:tab/>1.46577465123207</text:p>
      <text:p text:style-name="P1">Ggnbp1<text:tab/>0.45315262847153<text:tab/>0.363035501533954<text:tab/>0.486097827300614<text:tab/>1.54991269688163<text:tab/>0.285933294425184</text:p>
      <text:p text:style-name="P1">Ggnbp2<text:tab/>39.3055158576501<text:tab/>62.053429614546<text:tab/>58.8764275609336<text:tab/>50.3179866988849<text:tab/>38.2959735782315</text:p>
      <text:p text:style-name="P1">Ggps1<text:tab/>5.60172766667364<text:tab/>5.24281324953287<text:tab/>3.67125728518524<text:tab/>9.69470399033132<text:tab/>6.20481997847249</text:p>
      <text:p text:style-name="P1">Ggt1<text:tab/>0.621887399512206<text:tab/>0.158344948171314<text:tab/>0.138441278798906<text:tab/>0.214349070545165<text:tab/>0.171208310901516</text:p>
      <text:p text:style-name="P1">Ggt5<text:tab/>0.367095595263768<text:tab/>0.506626502089458<text:tab/>0.297584290679138<text:tab/>3.15329045904302<text:tab/>0.155961395348675</text:p>
      <text:p text:style-name="P1">Ggt6<text:tab/>0.103933771121142<text:tab/>0.10330493628222<text:tab/>0.0979952785205257<text:tab/>0.101020019074265<text:tab/>0.0959986064385136</text:p>
      <text:p text:style-name="P1">Ggt7<text:tab/>4.75333555401737<text:tab/>6.98329730746429<text:tab/>2.84946487543323<text:tab/>4.6185440586674<text:tab/>1.36811256019157</text:p>
      <text:p text:style-name="P1">Ggta1<text:tab/>18.0563536621848<text:tab/>14.428143990292<text:tab/>3.10475920763791<text:tab/>22.3745208293734<text:tab/>5.15018096099862</text:p>
      <text:p text:style-name="P1">Ggta1l1<text:tab/>0.103933771121142<text:tab/>0.10330493628222<text:tab/>0.0979952785205257<text:tab/>0.101020019074265<text:tab/>0.0959986064385136</text:p>
      <text:p text:style-name="P1">Gh1<text:tab/>0.103933771121142<text:tab/>0.10330493628222<text:tab/>0.0979952785205257<text:tab/>0.101020019074265<text:tab/>0.0959986064385136</text:p>
      <text:p text:style-name="P1">Ghdc<text:tab/>7.05646874706901<text:tab/>3.62659325234542<text:tab/>2.1729110117886<text:tab/>18.707198452423<text:tab/>10.6411127421976</text:p>
      <text:p text:style-name="P1">Ghitm<text:tab/>153.698350661248<text:tab/>221.592820501048<text:tab/>157.01197968579<text:tab/>276.040215528468<text:tab/>399.76485698499</text:p>
      <text:p text:style-name="P1">Ghr<text:tab/>6.38558072129065<text:tab/>4.76404421893809<text:tab/>3.8055305019473<text:tab/>7.15801176444072<text:tab/>4.78017298758947</text:p>
      <text:p text:style-name="P1">Ghrh<text:tab/>0.103933771121142<text:tab/>0.10330493628222<text:tab/>0.0979952785205257<text:tab/>0.101020019074265<text:tab/>0.0959986064385136</text:p>
      <text:p text:style-name="P1">Ghrhr<text:tab/>0.164768048924399<text:tab/>0.111013707673896<text:tab/>0.57839882560141<text:tab/>0.204111941530194<text:tab/>0.152729049160747</text:p>
      <text:p text:style-name="P1">Ghrl<text:tab/>0.0999804034359267<text:tab/>5.66370206430005<text:tab/>0.269216520744649<text:tab/>0.186122066559494<text:tab/>0.773145571572147</text:p>
      <text:p text:style-name="P1">Ghsr<text:tab/>0.103933771121142<text:tab/>0.10330493628222<text:tab/>0.0979952785205257<text:tab/>0.101020019074265<text:tab/>0.0959986064385136</text:p>
      <text:p text:style-name="P1">Gid8<text:tab/>43.5036771911775<text:tab/>40.0863907862303<text:tab/>25.4257135112444<text:tab/>58.6338690477417<text:tab/>32.4480017486854</text:p>
      <text:p text:style-name="P1">Gif<text:tab/>0.104043868714155<text:tab/>0.255369626638603<text:tab/>0.0976124872065001<text:tab/>0.128433734972107<text:tab/>0.0949830817965173</text:p>
      <text:p text:style-name="P1">Gigyf1<text:tab/>14.4415704020796<text:tab/>3.33227747564839<text:tab/>4.43876202196858<text:tab/>15.9175986457085<text:tab/>11.4700538246561</text:p>
      <text:p text:style-name="P1">Gimap1<text:tab/>0.103933771121142<text:tab/>0.10330493628222<text:tab/>0.0979952785205257<text:tab/>0.101020019074265<text:tab/>0.0959986064385136</text:p>
      <text:p text:style-name="P1">Gimap4<text:tab/>0.103933771121142<text:tab/>0.10330493628222<text:tab/>0.0979952785205257<text:tab/>0.101020019074265<text:tab/>0.0959986064385136</text:p>
      <text:p text:style-name="P1">Gimap5<text:tab/>0.103933771121142<text:tab/>0.10330493628222<text:tab/>0.0979952785205257<text:tab/>0.101020019074265<text:tab/>0.0959986064385136</text:p>
      <text:p text:style-name="P1">Gimap6<text:tab/>1.24498241842179<text:tab/>0.377446385170891<text:tab/>0.159607649273855<text:tab/>1.38349931012185<text:tab/>0.754863139755477</text:p>
      <text:p text:style-name="P1">Gimap7<text:tab/>0.103933771121142<text:tab/>0.10330493628222<text:tab/>0.0979952785205257<text:tab/>0.101020019074265<text:tab/>0.0959986064385136</text:p>
      <text:p text:style-name="P1">Gimap8<text:tab/>0.103933771121142<text:tab/>0.10330493628222<text:tab/>0.0979952785205257<text:tab/>0.101020019074265<text:tab/>0.0959986064385136</text:p>
      <text:p text:style-name="P1">Gimap9<text:tab/>0.103933771121142<text:tab/>0.10330493628222<text:tab/>0.0979952785205257<text:tab/>0.101020019074265<text:tab/>0.0959986064385136</text:p>
      <text:p text:style-name="P1">Gimd1<text:tab/>0.103933771121142<text:tab/>0.10330493628222<text:tab/>0.0979952785205257<text:tab/>0.101020019074265<text:tab/>0.0959986064385136</text:p>
      <text:p text:style-name="P1">Gin1<text:tab/>6.4580991693654<text:tab/>5.29472153078849<text:tab/>2.95567668796285<text:tab/>7.86022551740393<text:tab/>5.46230777985217</text:p>
      <text:p text:style-name="P1">Gins1<text:tab/>7.97305106870608<text:tab/>5.17029813808757<text:tab/>5.09485932666758<text:tab/>1.73621391111831<text:tab/>0.866284753557841</text:p>
      <text:p text:style-name="P1">Gins2<text:tab/>1.53665847460342<text:tab/>2.08999771239433<text:tab/>1.53633936196917<text:tab/>2.73476571057072<text:tab/>1.56001228716684</text:p>
      <text:p text:style-name="P1">Gins3<text:tab/>3.8319511413022<text:tab/>2.89737679338513<text:tab/>1.03606459582221<text:tab/>2.373695751061<text:tab/>0.564700408208719</text:p>
      <text:p text:style-name="P1">Gins4<text:tab/>12.0193109682056<text:tab/>11.8659088612243<text:tab/>9.47299213774898<text:tab/>5.86762141512262<text:tab/>5.54221744340283</text:p>
      <text:p text:style-name="P1">Giot1<text:tab/>2.2157877591771<text:tab/>2.615215059338<text:tab/>2.74262405234665<text:tab/>10.2744190423699<text:tab/>2.26254950206132</text:p>
      <text:p text:style-name="P1">Gip<text:tab/>0.104705507392904<text:tab/>0.104680320045441<text:tab/>0.0983590427517504<text:tab/>0.155064573860933<text:tab/>0.0961398050816596</text:p>
      <text:p text:style-name="P1">Gipc1<text:tab/>69.0418993829751<text:tab/>74.6157046882125<text:tab/>71.5986446652878<text:tab/>110.96303713169<text:tab/>126.087662731449</text:p>
      <text:p text:style-name="P1">Gipc2<text:tab/>1.81738664940928<text:tab/>2.88406925359862<text:tab/>0.608027536735593<text:tab/>2.24340168726679<text:tab/>0.964097230398038</text:p>
      <text:p text:style-name="P1">Gipc3<text:tab/>1.17723155423985<text:tab/>0.418679389477211<text:tab/>0.532709916646495<text:tab/>2.00908128213438<text:tab/>0.153420531728849</text:p>
      <text:p text:style-name="P1">Gipr<text:tab/>0.276065449015659<text:tab/>0.734587330702673<text:tab/>0.104043193444705<text:tab/>0.152815650702702<text:tab/>0.137484543288064</text:p>
      <text:p text:style-name="P1">Git1<text:tab/>30.3977440153017<text:tab/>53.8601023704923<text:tab/>50.1492281159481<text:tab/>54.3543186831341<text:tab/>48.4952068589362</text:p>
      <text:p text:style-name="P1">Git2<text:tab/>25.9522767646306<text:tab/>28.4519358832092<text:tab/>24.4420488940979<text:tab/>33.4910019771534<text:tab/>25.6459409418386</text:p>
      <text:p text:style-name="P1">Gja1<text:tab/>206.792809959682<text:tab/>689.32667138286<text:tab/>489.902709868073<text:tab/>330.815429951016<text:tab/>378.726532920527</text:p>
      <text:p text:style-name="P1">Gja10<text:tab/>0.313544224391846<text:tab/>0.104816449257619<text:tab/>0.0976038911333044<text:tab/>0.102656817980506<text:tab/>0.0954350320713095</text:p>
      <text:p text:style-name="P1">Gja3<text:tab/>3.91093708824607<text:tab/>5.78736573595876<text:tab/>2.68717564041203<text:tab/>4.41901568751217<text:tab/>2.30982010959892</text:p>
      <text:p text:style-name="P1">Gja4<text:tab/>2.67007826335379<text:tab/>34.8004968366536<text:tab/>17.4461992988694<text:tab/>122.678324791489<text:tab/>21.1006755611852</text:p>
      <text:p text:style-name="P1"><text:soft-page-break/>Gja5<text:tab/>0.134643280116207<text:tab/>0.206379560620409<text:tab/>0.163681402767233<text:tab/>1.98677393031979<text:tab/>0.107194897776803</text:p>
      <text:p text:style-name="P1">Gja6<text:tab/>0.102438398436108<text:tab/>0.10294861904377<text:tab/>0.0968782685835144<text:tab/>0.188400532307924<text:tab/>0.0945839200255996</text:p>
      <text:p text:style-name="P1">Gja8<text:tab/>0.103933771121142<text:tab/>0.10330493628222<text:tab/>0.0979952785205257<text:tab/>0.101020019074265<text:tab/>0.0959986064385136</text:p>
      <text:p text:style-name="P1">Gjb1<text:tab/>0.103933771121142<text:tab/>0.10330493628222<text:tab/>0.0979952785205257<text:tab/>0.101020019074265<text:tab/>0.0959986064385136</text:p>
      <text:p text:style-name="P1">Gjb2<text:tab/>0.48447668777617<text:tab/>2.7029831338899<text:tab/>0.402945498538443<text:tab/>0.150990211339029<text:tab/>0.166289362639391</text:p>
      <text:p text:style-name="P1">Gjb3<text:tab/>5.13426526871311<text:tab/>12.1732730608236<text:tab/>1.92245609274909<text:tab/>18.3101166389232<text:tab/>0.947209563128158</text:p>
      <text:p text:style-name="P1">Gjb4<text:tab/>0.312647566939993<text:tab/>0.246881965617005<text:tab/>0.130643294971227<text:tab/>0.285741384668995<text:tab/>0.11296544015496</text:p>
      <text:p text:style-name="P1">Gjb5<text:tab/>0.851510336737723<text:tab/>0.219474390970678<text:tab/>0.526225468909479<text:tab/>0.571819678356211<text:tab/>0.0899185762627139</text:p>
      <text:p text:style-name="P1">Gjb6<text:tab/>0.104093141832401<text:tab/>0.15948641843397<text:tab/>0.0978584487701633<text:tab/>0.10197281551222<text:tab/>0.0956336317710407</text:p>
      <text:p text:style-name="P1">Gjc1<text:tab/>12.043469714126<text:tab/>18.8041515020647<text:tab/>16.6027990744343<text:tab/>16.0143668897404<text:tab/>10.8101630916448</text:p>
      <text:p text:style-name="P1">Gjc2<text:tab/>0.177659847880148<text:tab/>2.58645240699548<text:tab/>0.580775034756787<text:tab/>0.135032178572114<text:tab/>0.136170869120393</text:p>
      <text:p text:style-name="P1">Gjd2<text:tab/>0.103933771121142<text:tab/>0.10330493628222<text:tab/>0.0979952785205257<text:tab/>0.101020019074265<text:tab/>0.0959986064385136</text:p>
      <text:p text:style-name="P1">Gjd4<text:tab/>0.568427955301932<text:tab/>0.137653614414712<text:tab/>0.097355110757577<text:tab/>0.104056438982204<text:tab/>0.0949355918446467</text:p>
      <text:p text:style-name="P1">Gje1<text:tab/>0.103933771121142<text:tab/>0.10330493628222<text:tab/>0.0979952785205257<text:tab/>0.101020019074265<text:tab/>0.0959986064385136</text:p>
      <text:p text:style-name="P1">Gk<text:tab/>2.00876176624846<text:tab/>2.90126527543133<text:tab/>2.90715945665681<text:tab/>5.1442873756122<text:tab/>3.31549243854389</text:p>
      <text:p text:style-name="P1">Gk2<text:tab/>0.103933771121142<text:tab/>0.10330493628222<text:tab/>0.0979952785205257<text:tab/>0.101020019074265<text:tab/>0.0959986064385136</text:p>
      <text:p text:style-name="P1">Gkap1<text:tab/>17.7733860171184<text:tab/>19.6492933891959<text:tab/>9.90070388093279<text:tab/>18.6464063042489<text:tab/>12.6342898765182</text:p>
      <text:p text:style-name="P1">Gkn1<text:tab/>0.103933771121142<text:tab/>0.10330493628222<text:tab/>0.0979952785205257<text:tab/>0.101020019074265<text:tab/>0.0959986064385136</text:p>
      <text:p text:style-name="P1">Gkn2<text:tab/>0.101737959894959<text:tab/>0.102775216023454<text:tab/>0.096439615817512<text:tab/>0.274266319676344<text:tab/>0.0940318661795781</text:p>
      <text:p text:style-name="P1">Gla<text:tab/>34.5623983007576<text:tab/>41.5901283314978<text:tab/>39.2795565218933<text:tab/>62.1862658440821<text:tab/>46.088600585452</text:p>
      <text:p text:style-name="P1">Glb1<text:tab/>51.9563504805222<text:tab/>60.3808543068878<text:tab/>52.6672999000514<text:tab/>98.1738894495619<text:tab/>51.9121133128121</text:p>
      <text:p text:style-name="P1">Glb1l<text:tab/>50.7603397052709<text:tab/>47.253361341237<text:tab/>35.5577942318218<text:tab/>119.21649758302<text:tab/>19.8782455308506</text:p>
      <text:p text:style-name="P1">Glb1l2<text:tab/>10.300702317991<text:tab/>23.8184331161359<text:tab/>9.14621386940324<text:tab/>81.3514917665801<text:tab/>40.8600651295916</text:p>
      <text:p text:style-name="P1">Glb1l3<text:tab/>0.099374856291325<text:tab/>0.103185949341544<text:tab/>0.0924774867180532<text:tab/>0.751950282072083<text:tab/>0.102942305084354</text:p>
      <text:p text:style-name="P1">Glcci1<text:tab/>3.58201436976205<text:tab/>4.28176751892365<text:tab/>7.39381207838931<text:tab/>4.0480694571707<text:tab/>5.32944677055382</text:p>
      <text:p text:style-name="P1">Gldc<text:tab/>0.106223720511872<text:tab/>0.121816765203057<text:tab/>0.175801170210816<text:tab/>0.145015339280159<text:tab/>0.126713139478271</text:p>
      <text:p text:style-name="P1">Gldn<text:tab/>0.789488174650384<text:tab/>3.19993548524745<text:tab/>5.83035112876328<text:tab/>2.85278908643032<text:tab/>0.658875161332885</text:p>
      <text:p text:style-name="P1">Gle1<text:tab/>11.2431253285993<text:tab/>6.24951000852406<text:tab/>5.27661907417369<text:tab/>10.0466688075601<text:tab/>16.232085106986</text:p>
      <text:p text:style-name="P1">Glg1<text:tab/>50.2040256439469<text:tab/>52.4383659421461<text:tab/>45.5972323278253<text:tab/>105.28359986745<text:tab/>69.3243613089328</text:p>
      <text:p text:style-name="P1">Gli1<text:tab/>0.188562791260459<text:tab/>0.171619215038681<text:tab/>0.097095554449444<text:tab/>0.267513579247099<text:tab/>0.0988946726158887</text:p>
      <text:p text:style-name="P1">Gli2<text:tab/>0.634253645067775<text:tab/>0.137896177503854<text:tab/>0.139896646128973<text:tab/>0.728231432523607<text:tab/>0.121221965615631</text:p>
      <text:p text:style-name="P1">Gli3<text:tab/>3.64217988763537<text:tab/>2.84208637124238<text:tab/>1.67305229525064<text:tab/>5.0453365360636<text:tab/>2.31327173822778</text:p>
      <text:p text:style-name="P1">Gli4<text:tab/>4.71326697311095<text:tab/>2.89960953784805<text:tab/>1.11857271856793<text:tab/>5.32856739014054<text:tab/>3.01233873027759</text:p>
      <text:p text:style-name="P1">Glipr1<text:tab/>104.638984107719<text:tab/>118.141858211<text:tab/>49.39823753229<text:tab/>29.7284822389081<text:tab/>3.19783240267441</text:p>
      <text:p text:style-name="P1">Glis2<text:tab/>44.0260036988771<text:tab/>86.6346084630807<text:tab/>56.1030139239018<text:tab/>56.6547228124508<text:tab/>38.7277663219734</text:p>
      <text:p text:style-name="P1">Glmn<text:tab/>10.3812006552801<text:tab/>6.67221225334192<text:tab/>13.2516687050185<text:tab/>9.45713320178331<text:tab/>10.5357504681463</text:p>
      <text:p text:style-name="P1">Glmp<text:tab/>76.1032366566824<text:tab/>93.0568187140459<text:tab/>72.9726538741207<text:tab/>180.866622999908<text:tab/>173.756994605276</text:p>
      <text:p text:style-name="P1">Glo1<text:tab/>182.711014737702<text:tab/>191.973244111521<text:tab/>188.831385619344<text:tab/>214.768410378273<text:tab/>156.78558804297</text:p>
      <text:p text:style-name="P1">Glod4<text:tab/>53.6016396954566<text:tab/>41.2495367139568<text:tab/>32.0146357496787<text:tab/>79.9490557056859<text:tab/>58.2041166170376</text:p>
      <text:p text:style-name="P1">Glod5<text:tab/>0.104349132757907<text:tab/>0.104308647381295<text:tab/>0.0983902388129103<text:tab/>0.102219635312725<text:tab/>0.135537153196169</text:p>
      <text:p text:style-name="P1">Glp1r<text:tab/>0.103933771121142<text:tab/>0.10330493628222<text:tab/>0.0979952785205257<text:tab/>0.101020019074265<text:tab/>0.0959986064385136</text:p>
      <text:p text:style-name="P1">Glp2r<text:tab/>0.103933771121142<text:tab/>0.10330493628222<text:tab/>0.0979952785205257<text:tab/>0.101020019074265<text:tab/>0.0959986064385136</text:p>
      <text:p text:style-name="P1">Glra1<text:tab/>0.106483939493182<text:tab/>0.152750315714639<text:tab/>0.244184238782231<text:tab/>0.133752777640578<text:tab/>0.0968581423618126</text:p>
      <text:p text:style-name="P1">Glra2<text:tab/>0.103933771121142<text:tab/>0.10330493628222<text:tab/>0.0979952785205257<text:tab/>0.101020019074265<text:tab/>0.0959986064385136</text:p>
      <text:p text:style-name="P1">Glra3<text:tab/>0.103933771121142<text:tab/>0.10330493628222<text:tab/>0.0979952785205257<text:tab/>0.101020019074265<text:tab/>0.0959986064385136</text:p>
      <text:p text:style-name="P1">Glra4<text:tab/>0.103933771121142<text:tab/>0.10330493628222<text:tab/>0.0979952785205257<text:tab/>0.101020019074265<text:tab/>0.0959986064385136</text:p>
      <text:p text:style-name="P1">Glrb<text:tab/>0.103182701726935<text:tab/>0.104293143025771<text:tab/>0.0973447499546395<text:tab/>0.209364256805126<text:tab/>0.107251528096776</text:p>
      <text:p text:style-name="P1">Glrx<text:tab/>19.8237340666413<text:tab/>27.9030546771467<text:tab/>14.6729110919282<text:tab/>73.9688565685233<text:tab/>16.113143346296</text:p>
      <text:p text:style-name="P1">Glrx2<text:tab/>22.7150830744135<text:tab/>18.1010238470055<text:tab/>13.9524415357633<text:tab/>32.633901068453<text:tab/>26.4429081191636</text:p>
      <text:p text:style-name="P1">Glrx3<text:tab/>149.135589943383<text:tab/>156.441314011698<text:tab/>105.654256148005<text:tab/>337.433600601472<text:tab/>167.789827114868</text:p>
      <text:p text:style-name="P1">Glrx5<text:tab/>21.1896712887644<text:tab/>28.2078088196658<text:tab/>37.2248375669178<text:tab/>33.0297096090084<text:tab/>28.6092708138734</text:p>
      <text:p text:style-name="P1">Gls<text:tab/>88.8822183454732<text:tab/>59.2870276514551<text:tab/>114.628701819757<text:tab/>57.1417554383751<text:tab/>77.621501973163</text:p>
      <text:p text:style-name="P1">Gls2<text:tab/>8.90691261151111<text:tab/>6.50967125143928<text:tab/>5.89691945940814<text:tab/>5.75434205574443<text:tab/>3.21958638184496</text:p>
      <text:p text:style-name="P1">Glt6d1<text:tab/>0.103933771121142<text:tab/>0.10330493628222<text:tab/>0.0979952785205257<text:tab/>0.101020019074265<text:tab/>0.0959986064385136</text:p>
      <text:p text:style-name="P1"><text:soft-page-break/>Glt8d1<text:tab/>28.6532733379289<text:tab/>19.4200989245327<text:tab/>10.8668580468611<text:tab/>41.4991788568173<text:tab/>12.4280282183816</text:p>
      <text:p text:style-name="P1">Gltp<text:tab/>30.0815687382275<text:tab/>36.0816352760457<text:tab/>25.7595318712124<text:tab/>26.9994481495558<text:tab/>17.2147777751144</text:p>
      <text:p text:style-name="P1">Gltpd2<text:tab/>0.504712096809047<text:tab/>0.116084337762423<text:tab/>0.144033868149872<text:tab/>0.314973253739377<text:tab/>0.722525085921211</text:p>
      <text:p text:style-name="P1">Gltscr1<text:tab/>7.38617346308766<text:tab/>4.54137954281232<text:tab/>3.00069520911845<text:tab/>9.03344827775887<text:tab/>4.04234496649338</text:p>
      <text:p text:style-name="P1">Gltscr1l<text:tab/>4.21140708795125<text:tab/>2.65724229551043<text:tab/>1.83741038003426<text:tab/>4.93262433552907<text:tab/>2.71447860640611</text:p>
      <text:p text:style-name="P1">Gltscr2<text:tab/>121.507009604338<text:tab/>113.578350912347<text:tab/>78.7305594857155<text:tab/>128.883265445657<text:tab/>133.639533775855</text:p>
      <text:p text:style-name="P1">Glud1<text:tab/>135.065065892568<text:tab/>141.147338011995<text:tab/>164.905760077888<text:tab/>184.645768802636<text:tab/>119.221588409516</text:p>
      <text:p text:style-name="P1">Glul<text:tab/>28.5187518885894<text:tab/>73.1224589933842<text:tab/>111.765543552739<text:tab/>52.1831374087134<text:tab/>48.3874076794914</text:p>
      <text:p text:style-name="P1">Glyat<text:tab/>0.101688133851695<text:tab/>0.103540102783605<text:tab/>0.425051075924352<text:tab/>0.101280924260239<text:tab/>0.0937109666734068</text:p>
      <text:p text:style-name="P1">Glyatl1<text:tab/>0.247835318812071<text:tab/>0.17324237764815<text:tab/>0.634263622373917<text:tab/>0.215233703234962<text:tab/>0.235177397614219</text:p>
      <text:p text:style-name="P1">Glyatl2<text:tab/>0.103933771121142<text:tab/>0.10330493628222<text:tab/>0.0979952785205257<text:tab/>0.101020019074265<text:tab/>0.0959986064385136</text:p>
      <text:p text:style-name="P1">Glyatl3<text:tab/>0.193595917971692<text:tab/>0.108120723328699<text:tab/>0.292319423457327<text:tab/>0.107160878288656<text:tab/>0.097049064114732</text:p>
      <text:p text:style-name="P1">Glycam1<text:tab/>0.103933771121142<text:tab/>0.10330493628222<text:tab/>0.0979952785205257<text:tab/>0.101020019074265<text:tab/>0.0959986064385136</text:p>
      <text:p text:style-name="P1">Glyctk<text:tab/>2.11940408145694<text:tab/>2.56462799431073<text:tab/>0.696250844565157<text:tab/>4.66579968767267<text:tab/>2.59389138121811</text:p>
      <text:p text:style-name="P1">Glyr1<text:tab/>37.5101090439565<text:tab/>39.5704218745924<text:tab/>44.2297373997561<text:tab/>62.5625539973365<text:tab/>62.203123476322</text:p>
      <text:p text:style-name="P1">Gm2a<text:tab/>96.0043039676551<text:tab/>87.0437268295563<text:tab/>88.7780857054046<text:tab/>89.2224586281576<text:tab/>187.055266153858</text:p>
      <text:p text:style-name="P1">Gmcl1<text:tab/>14.995674592026<text:tab/>12.6797573193008<text:tab/>13.3713281422515<text:tab/>14.1513830177074<text:tab/>13.1551647986973</text:p>
      <text:p text:style-name="P1">Gmds<text:tab/>47.6533128514733<text:tab/>55.6464100118866<text:tab/>29.0082942712414<text:tab/>49.5819514323768<text:tab/>27.7706917126189</text:p>
      <text:p text:style-name="P1">Gmeb1<text:tab/>4.2553277757552<text:tab/>16.0563232576279<text:tab/>7.25748881359339<text:tab/>8.98819349350962<text:tab/>6.77410870500807</text:p>
      <text:p text:style-name="P1">Gmeb2<text:tab/>4.56450204522442<text:tab/>12.0434222243297<text:tab/>6.31238643883545<text:tab/>4.43740014796926<text:tab/>5.80780070654021</text:p>
      <text:p text:style-name="P1">Gmfb<text:tab/>25.279692790703<text:tab/>42.7229317929992<text:tab/>30.976553161177<text:tab/>39.7151482772922<text:tab/>42.1216068863272</text:p>
      <text:p text:style-name="P1">Gmfg<text:tab/>23.6206856808845<text:tab/>33.0300675180096<text:tab/>22.9305190739539<text:tab/>40.6939886500343<text:tab/>30.4044885689538</text:p>
      <text:p text:style-name="P1">Gmip<text:tab/>5.2066104454304<text:tab/>7.29128071899899<text:tab/>3.43105187550127<text:tab/>6.86833839548057<text:tab/>2.56616833067128</text:p>
      <text:p text:style-name="P1">Gmnn<text:tab/>16.6816207859743<text:tab/>17.3486371858372<text:tab/>20.0432923727301<text:tab/>11.9449534256926<text:tab/>20.887891796976</text:p>
      <text:p text:style-name="P1">Gmppa<text:tab/>29.7298625504977<text:tab/>20.5622876820989<text:tab/>9.38393690794869<text:tab/>49.7474847345148<text:tab/>22.4039191930718</text:p>
      <text:p text:style-name="P1">Gmppb<text:tab/>15.4669720427422<text:tab/>24.7960359764423<text:tab/>12.9109045664414<text:tab/>28.1317074382925<text:tab/>9.15648767515996</text:p>
      <text:p text:style-name="P1">Gmpr<text:tab/>3.9639740464366<text:tab/>2.07149965974744<text:tab/>1.45119449710167<text:tab/>10.2611838603307<text:tab/>0.867521936393374</text:p>
      <text:p text:style-name="P1">Gmpr2<text:tab/>7.3766850118608<text:tab/>6.3075594169453<text:tab/>3.58671627252454<text:tab/>9.74059054399571<text:tab/>4.81563289593875</text:p>
      <text:p text:style-name="P1">Gmps<text:tab/>40.9114072956149<text:tab/>51.6057212543858<text:tab/>63.3281252923894<text:tab/>47.1095492791432<text:tab/>66.9468132188009</text:p>
      <text:p text:style-name="P1">Gna11<text:tab/>45.3306800435102<text:tab/>48.6120261607772<text:tab/>54.6246221635039<text:tab/>68.8926713735339<text:tab/>79.6244093141128</text:p>
      <text:p text:style-name="P1">Gna12<text:tab/>34.0288619529573<text:tab/>33.1288448720365<text:tab/>40.2942610015036<text:tab/>58.7103039778829<text:tab/>39.4061017464811</text:p>
      <text:p text:style-name="P1">Gna13<text:tab/>11.4454574148029<text:tab/>23.5560154775277<text:tab/>28.2326134031201<text:tab/>15.0876065986623<text:tab/>16.056195715188</text:p>
      <text:p text:style-name="P1">Gna14<text:tab/>0.196899634372577<text:tab/>0.104922064967729<text:tab/>0.420043074669976<text:tab/>0.144950313568147<text:tab/>0.0926006491005622</text:p>
      <text:p text:style-name="P1">Gna15<text:tab/>0.144410983492176<text:tab/>0.134511325597183<text:tab/>0.153163332012713<text:tab/>0.103963284271554<text:tab/>0.0960897325781563</text:p>
      <text:p text:style-name="P1">Gnai1<text:tab/>12.9781396525704<text:tab/>11.0468124186753<text:tab/>20.0747027903628<text:tab/>19.8827168842058<text:tab/>32.0922879016765</text:p>
      <text:p text:style-name="P1">Gnai2<text:tab/>335.485267068675<text:tab/>419.18174350206<text:tab/>384.481142086659<text:tab/>546.827120380808<text:tab/>278.988861103572</text:p>
      <text:p text:style-name="P1">Gnai3<text:tab/>81.9763978693587<text:tab/>104.801171067836<text:tab/>89.3035016243419<text:tab/>81.0621991157729<text:tab/>71.4327301781018</text:p>
      <text:p text:style-name="P1">Gnal<text:tab/>2.95208556965542<text:tab/>7.01053335626367<text:tab/>3.75987796813349<text:tab/>7.03903237579644<text:tab/>3.00926894257945</text:p>
      <text:p text:style-name="P1">Gnao1<text:tab/>7.19922753331959<text:tab/>4.43710371932689<text:tab/>2.5008827701573<text:tab/>9.15348475161916<text:tab/>3.81646610218491</text:p>
      <text:p text:style-name="P1">Gnaq<text:tab/>24.4026167091648<text:tab/>24.6939560041217<text:tab/>19.1716390609438<text:tab/>39.4347441190553<text:tab/>22.9624911673937</text:p>
      <text:p text:style-name="P1">Gnas<text:tab/>508.666353801362<text:tab/>672.199601688647<text:tab/>566.472512468374<text:tab/>1018.94540769531<text:tab/>476.13153237413</text:p>
      <text:p text:style-name="P1">Gnat1<text:tab/>1.09981027840569<text:tab/>2.44506836800549<text:tab/>3.67663815735115<text:tab/>1.41685792747094<text:tab/>0.716652332275376</text:p>
      <text:p text:style-name="P1">Gnat2<text:tab/>0.128730217128849<text:tab/>0.228638563614409<text:tab/>0.0995708271603768<text:tab/>0.181031383633245<text:tab/>0.388462383720902</text:p>
      <text:p text:style-name="P1">Gnat3<text:tab/>0.103933771121142<text:tab/>0.10330493628222<text:tab/>0.0979952785205257<text:tab/>0.101020019074265<text:tab/>0.0959986064385136</text:p>
      <text:p text:style-name="P1">Gnaz<text:tab/>2.69461808523563<text:tab/>3.84872573389286<text:tab/>3.65014786916858<text:tab/>3.70097188349166<text:tab/>1.34365049354221</text:p>
      <text:p text:style-name="P1">Gnb1<text:tab/>256.13340608972<text:tab/>335.929687146674<text:tab/>193.711659888412<text:tab/>338.916023842359<text:tab/>221.54884378838</text:p>
      <text:p text:style-name="P1">Gnb2<text:tab/>175.849868654306<text:tab/>291.629054084469<text:tab/>168.373057266441<text:tab/>325.982166854619<text:tab/>261.689605645242</text:p>
      <text:p text:style-name="P1">Gnb2l1<text:tab/>1381.72052110499<text:tab/>1547.03780892543<text:tab/>1397.70974880859<text:tab/>1461.25507862063<text:tab/>1411.9773784728</text:p>
      <text:p text:style-name="P1">Gnb3<text:tab/>1.49261954823368<text:tab/>2.88979578605539<text:tab/>0.841582282844197<text:tab/>1.62490150897617<text:tab/>0.558777044198209</text:p>
      <text:p text:style-name="P1">Gnb4<text:tab/>7.30449237284574<text:tab/>9.17702274865372<text:tab/>4.20532924362025<text:tab/>35.5284542380727<text:tab/>4.98347492842173</text:p>
      <text:p text:style-name="P1">Gnb5<text:tab/>6.14672726625797<text:tab/>2.53749263429264<text:tab/>1.63428083431575<text:tab/>7.85693541209934<text:tab/>4.82000501205536</text:p>
      <text:p text:style-name="P1">Gne<text:tab/>14.7140792120491<text:tab/>9.48084972570943<text:tab/>4.35858422233528<text:tab/>20.0471381734159<text:tab/>9.3670765338566</text:p>
      <text:p text:style-name="P1">Gng10<text:tab/>117.095045350026<text:tab/>119.006573235254<text:tab/>113.13358047573<text:tab/>173.862793506117<text:tab/>99.8070872535656</text:p>
      <text:p text:style-name="P1">Gng11<text:tab/>0.103933771121142<text:tab/>0.10330493628222<text:tab/>0.0979952785205257<text:tab/>0.101020019074265<text:tab/>0.0959986064385136</text:p>
      <text:p text:style-name="P1"><text:soft-page-break/>Gng12<text:tab/>143.573622412685<text:tab/>155.087653637742<text:tab/>134.737037726516<text:tab/>129.638466846865<text:tab/>98.1955295330901</text:p>
      <text:p text:style-name="P1">Gng13<text:tab/>0.105644480100477<text:tab/>0.485416611016596<text:tab/>0.0987434515070276<text:tab/>0.57297832330546<text:tab/>0.188249000358461</text:p>
      <text:p text:style-name="P1">Gng2<text:tab/>0.356673082030228<text:tab/>0.320174631240829<text:tab/>0.687193885684719<text:tab/>1.16207456754989<text:tab/>1.03206634517464</text:p>
      <text:p text:style-name="P1">Gng3<text:tab/>2.94896942369877<text:tab/>4.98848088159983<text:tab/>1.65985113391161<text:tab/>4.24636393245253<text:tab/>0.426466593257077</text:p>
      <text:p text:style-name="P1">Gng5<text:tab/>61.9159638352381<text:tab/>104.805357633543<text:tab/>66.9766348007692<text:tab/>113.682577024819<text:tab/>79.6011541362156</text:p>
      <text:p text:style-name="P1">Gng7<text:tab/>0.148505227103086<text:tab/>0.118692752869948<text:tab/>0.138669036187993<text:tab/>0.171773553911223<text:tab/>0.480656254343298</text:p>
      <text:p text:style-name="P1">Gng8<text:tab/>12.9946231263461<text:tab/>3.11529351405654<text:tab/>4.23275231613369<text:tab/>20.539551341766<text:tab/>29.7314168533999</text:p>
      <text:p text:style-name="P1">Gngt1<text:tab/>0.103933771121142<text:tab/>0.10330493628222<text:tab/>0.0979952785205257<text:tab/>0.101020019074265<text:tab/>0.0959986064385136</text:p>
      <text:p text:style-name="P1">Gngt2<text:tab/>0.103933771121142<text:tab/>0.10330493628222<text:tab/>0.0979952785205257<text:tab/>0.101020019074265<text:tab/>0.0959986064385136</text:p>
      <text:p text:style-name="P1">Gnl1<text:tab/>38.7347524680731<text:tab/>68.6741696359624<text:tab/>43.4185172507831<text:tab/>86.4492486351574<text:tab/>43.6233815531163</text:p>
      <text:p text:style-name="P1">Gnl2<text:tab/>37.6024581614704<text:tab/>59.456108182526<text:tab/>47.7973804108959<text:tab/>35.5576581158256<text:tab/>45.3145288899138</text:p>
      <text:p text:style-name="P1">Gnl3<text:tab/>67.6506776475998<text:tab/>110.145269408866<text:tab/>85.3268132848262<text:tab/>62.2318438498257<text:tab/>78.9411810508529</text:p>
      <text:p text:style-name="P1">Gnl3l<text:tab/>24.9532969665352<text:tab/>25.4434662743372<text:tab/>21.9118869975218<text:tab/>41.0993147611052<text:tab/>46.5081210715126</text:p>
      <text:p text:style-name="P1">Gnmt<text:tab/>0.103933771121142<text:tab/>0.10330493628222<text:tab/>0.0979952785205257<text:tab/>0.101020019074265<text:tab/>0.0959986064385136</text:p>
      <text:p text:style-name="P1">Gnpat<text:tab/>11.5459256425903<text:tab/>7.60788763607067<text:tab/>6.37115029646009<text:tab/>12.7239990759703<text:tab/>14.8759632555224</text:p>
      <text:p text:style-name="P1">Gnpda1<text:tab/>24.542879675373<text:tab/>15.1139113523535<text:tab/>7.81591109183057<text:tab/>55.0217778226667<text:tab/>28.3707416039296</text:p>
      <text:p text:style-name="P1">Gnpda2<text:tab/>11.3159016917667<text:tab/>7.14691359156717<text:tab/>9.24009177535549<text:tab/>11.034550717196<text:tab/>9.44143490697784</text:p>
      <text:p text:style-name="P1">Gnpnat1<text:tab/>24.6121042693865<text:tab/>30.981381818238<text:tab/>14.3091102896011<text:tab/>29.0091729581599<text:tab/>15.4590509687407</text:p>
      <text:p text:style-name="P1">Gnptg<text:tab/>16.9727819362375<text:tab/>17.740016415707<text:tab/>18.9115757299953<text:tab/>22.4068109280413<text:tab/>44.2598403448244</text:p>
      <text:p text:style-name="P1">Gnrh1<text:tab/>4.03865468304587<text:tab/>1.34305795254507<text:tab/>1.09158183102195<text:tab/>0.129273558878206<text:tab/>0.412588026051465</text:p>
      <text:p text:style-name="P1">Gnrhr<text:tab/>0.103933771121142<text:tab/>0.10330493628222<text:tab/>0.0979952785205257<text:tab/>0.101020019074265<text:tab/>0.0959986064385136</text:p>
      <text:p text:style-name="P1">Gns<text:tab/>0.287427585922511<text:tab/>0.106340748954665<text:tab/>0.200619955177779<text:tab/>0.10464522691878<text:tab/>0.0956872442138895</text:p>
      <text:p text:style-name="P1">Golga1<text:tab/>5.67325633226361<text:tab/>3.88194865191518<text:tab/>3.52934966821007<text:tab/>8.40754313780387<text:tab/>5.05970179207216</text:p>
      <text:p text:style-name="P1">Golga2<text:tab/>39.0688827087346<text:tab/>34.0047545549381<text:tab/>17.8994998910883<text:tab/>51.2335086001691<text:tab/>20.4519205914671</text:p>
      <text:p text:style-name="P1">Golga3<text:tab/>14.2895720771339<text:tab/>14.7734444420661<text:tab/>8.98331814061782<text:tab/>19.2567395450633<text:tab/>12.926805670709</text:p>
      <text:p text:style-name="P1">Golga4<text:tab/>16.8208442729135<text:tab/>19.3767202535625<text:tab/>14.7107572319078<text:tab/>24.8342379067325<text:tab/>21.2548644762806</text:p>
      <text:p text:style-name="P1">Golga5<text:tab/>25.8785630177391<text:tab/>15.8377489999863<text:tab/>8.78619704199178<text:tab/>30.8071291301343<text:tab/>18.6371672623652</text:p>
      <text:p text:style-name="P1">Golga7<text:tab/>52.1348890362231<text:tab/>52.4341926837579<text:tab/>43.734223307304<text:tab/>70.8105025926044<text:tab/>48.0871972213437</text:p>
      <text:p text:style-name="P1">Golga7b<text:tab/>0.239046871328796<text:tab/>0.107500087603313<text:tab/>0.098370619007908<text:tab/>0.249648308681299<text:tab/>0.13133696186579</text:p>
      <text:p text:style-name="P1">Golgb1<text:tab/>15.3050352328041<text:tab/>8.43144838376773<text:tab/>7.86573771524722<text:tab/>19.0873432042694<text:tab/>9.15350423228475</text:p>
      <text:p text:style-name="P1">Golim4<text:tab/>80.5168039811772<text:tab/>73.4863267811688<text:tab/>86.130736653226<text:tab/>73.5983218391252<text:tab/>25.584107785215</text:p>
      <text:p text:style-name="P1">Golph3<text:tab/>28.2288255098552<text:tab/>44.3425485674205<text:tab/>36.4401820738728<text:tab/>45.7774972831227<text:tab/>33.7275060838412</text:p>
      <text:p text:style-name="P1">Golph3l<text:tab/>10.7552569387496<text:tab/>3.5207742498048<text:tab/>2.67170863737885<text:tab/>9.79534414194765<text:tab/>4.60409074744925</text:p>
      <text:p text:style-name="P1">Golt1a<text:tab/>0.408327329186358<text:tab/>0.105162415782583<text:tab/>0.220609039059223<text:tab/>5.50016529717203<text:tab/>0.0857444385100723</text:p>
      <text:p text:style-name="P1">Golt1b<text:tab/>54.5075305446979<text:tab/>55.0750197392011<text:tab/>42.4451298306414<text:tab/>63.9948731434385<text:tab/>33.8542034411937</text:p>
      <text:p text:style-name="P1">Gon4l<text:tab/>5.02141301687241<text:tab/>3.56881364999948<text:tab/>2.42537841630637<text:tab/>6.57339068871615<text:tab/>5.80481373153326</text:p>
      <text:p text:style-name="P1">Gopc<text:tab/>15.313822952857<text:tab/>21.9983671801135<text:tab/>21.6519722526015<text:tab/>16.9566593628601<text:tab/>12.5662614842099</text:p>
      <text:p text:style-name="P1">Gorab<text:tab/>5.84435149690013<text:tab/>9.03005427757866<text:tab/>6.29478430542851<text:tab/>11.8026385272075<text:tab/>9.09881001579826</text:p>
      <text:p text:style-name="P1">Gorasp1<text:tab/>15.9051972464533<text:tab/>11.847373558121<text:tab/>10.1894717845499<text:tab/>21.4756996053644<text:tab/>14.7033723840761</text:p>
      <text:p text:style-name="P1">Gorasp2<text:tab/>8.63541626489788<text:tab/>11.2060437817167<text:tab/>6.90908953107963<text:tab/>10.9553188411215<text:tab/>6.61130247169055</text:p>
      <text:p text:style-name="P1">Gosr1<text:tab/>16.8860399853435<text:tab/>11.8595892391707<text:tab/>5.76874185257247<text:tab/>18.2651955648321<text:tab/>12.1706122805516</text:p>
      <text:p text:style-name="P1">Gosr2<text:tab/>40.0191166093559<text:tab/>52.163777826419<text:tab/>26.0113551978195<text:tab/>70.9119330802637<text:tab/>44.7074818409152</text:p>
      <text:p text:style-name="P1">Got1<text:tab/>27.1279799138903<text:tab/>36.2318027776924<text:tab/>31.0914043884532<text:tab/>37.9716838684128<text:tab/>39.5970599113064</text:p>
      <text:p text:style-name="P1">Got1l1<text:tab/>0.124328619624664<text:tab/>0.397071369311001<text:tab/>0.216383836037957<text:tab/>0.454466705751695<text:tab/>0.0908398266424922</text:p>
      <text:p text:style-name="P1">Got2<text:tab/>61.7351248781682<text:tab/>67.6521930407963<text:tab/>50.6359311345186<text:tab/>129.635427671193<text:tab/>96.1153537432931</text:p>
      <text:p text:style-name="P1">Gp1ba<text:tab/>0.105691514817986<text:tab/>0.365044108554614<text:tab/>0.616986276737003<text:tab/>0.142347201816864<text:tab/>0.110112331015391</text:p>
      <text:p text:style-name="P1">Gp1bb<text:tab/>0.185641581802341<text:tab/>0.623233868092969<text:tab/>0.328039605606607<text:tab/>0.1274089993439<text:tab/>0.371666555888435</text:p>
      <text:p text:style-name="P1">Gp2<text:tab/>0.103933771121142<text:tab/>0.10330493628222<text:tab/>0.0979952785205257<text:tab/>0.101020019074265<text:tab/>0.0959986064385136</text:p>
      <text:p text:style-name="P1">Gp5<text:tab/>0.102540621202545<text:tab/>0.146415834999916<text:tab/>0.253637493495392<text:tab/>0.102271815368137<text:tab/>0.094312508507659</text:p>
      <text:p text:style-name="P1">Gp9<text:tab/>0.104325826680905<text:tab/>0.325503657646687<text:tab/>0.097755033377517<text:tab/>0.103105693020578<text:tab/>0.0953017319477483</text:p>
      <text:p text:style-name="P1">Gpa33<text:tab/>0.103933771121142<text:tab/>0.10330493628222<text:tab/>0.0979952785205257<text:tab/>0.101020019074265<text:tab/>0.0959986064385136</text:p>
      <text:p text:style-name="P1">Gpaa1<text:tab/>24.2693166978641<text:tab/>23.3216633459038<text:tab/>23.8411705140104<text:tab/>32.8678119717267<text:tab/>35.3222357450867</text:p>
      <text:p text:style-name="P1">Gpalpp1<text:tab/>26.9298197816613<text:tab/>21.7105895253562<text:tab/>15.9626139464317<text:tab/>36.3488780029926<text:tab/>27.9982463917412</text:p>
      <text:p text:style-name="P1">Gpam<text:tab/>9.25448829019985<text:tab/>5.06123305124173<text:tab/>6.24659632787671<text:tab/>12.3948259185675<text:tab/>7.93521717127688</text:p>
      <text:p text:style-name="P1"><text:soft-page-break/>Gpank1<text:tab/>7.12055074016916<text:tab/>2.32062199542301<text:tab/>1.81151700759153<text:tab/>11.4897113539541<text:tab/>8.4119154816128</text:p>
      <text:p text:style-name="P1">Gpat2<text:tab/>0.103207515394504<text:tab/>0.103499903419223<text:tab/>0.0974040938942805<text:tab/>0.148068078769785<text:tab/>0.10189973513875</text:p>
      <text:p text:style-name="P1">Gpatch1<text:tab/>4.61074313453922<text:tab/>1.88963700249486<text:tab/>2.81333297929577<text:tab/>7.45319423270414<text:tab/>4.3394128592747</text:p>
      <text:p text:style-name="P1">Gpatch11<text:tab/>17.1532764188286<text:tab/>12.1007258221759<text:tab/>18.5382507696169<text:tab/>21.3786096979414<text:tab/>31.7867809995647</text:p>
      <text:p text:style-name="P1">Gpatch2<text:tab/>3.97488096148482<text:tab/>6.74688302308109<text:tab/>5.93859952922607<text:tab/>7.62369039871275<text:tab/>7.00935963917037</text:p>
      <text:p text:style-name="P1">Gpatch2l<text:tab/>3.9095222119564<text:tab/>6.57099225364399<text:tab/>8.58641213963573<text:tab/>5.74543525616032<text:tab/>5.8959638261668</text:p>
      <text:p text:style-name="P1">Gpatch4<text:tab/>9.58001675383271<text:tab/>13.7461481575827<text:tab/>9.3620439063172<text:tab/>8.87721274171214<text:tab/>13.1304855635896</text:p>
      <text:p text:style-name="P1">Gpbar1<text:tab/>0.101918537464398<text:tab/>0.104598139030314<text:tab/>0.652677351195222<text:tab/>0.102555848032054<text:tab/>0.0935975284645651</text:p>
      <text:p text:style-name="P1">Gpbp1<text:tab/>21.999591594413<text:tab/>26.1896607061441<text:tab/>17.1021036851472<text:tab/>25.8308669056235<text:tab/>20.273872196128</text:p>
      <text:p text:style-name="P1">Gpbp1l1<text:tab/>16.770968817782<text:tab/>6.46473009820775<text:tab/>9.75389271775705<text:tab/>25.5105136348363<text:tab/>16.8079261362891</text:p>
      <text:p text:style-name="P1">Gpc1<text:tab/>19.205101641201<text:tab/>28.8172544108122<text:tab/>25.4876368404388<text:tab/>44.1239530811029<text:tab/>22.857034254783</text:p>
      <text:p text:style-name="P1">Gpc2<text:tab/>2.18534526357163<text:tab/>0.742348276723431<text:tab/>1.19813877966196<text:tab/>2.32782423664156<text:tab/>0.459710809160631</text:p>
      <text:p text:style-name="P1">Gpc3<text:tab/>0.148224197776956<text:tab/>0.134239317523584<text:tab/>0.147962994331675<text:tab/>0.117790705907159<text:tab/>0.0947736122043682</text:p>
      <text:p text:style-name="P1">Gpc4<text:tab/>202.689271141731<text:tab/>171.470774425037<text:tab/>143.97253444353<text:tab/>97.3789029004128<text:tab/>40.7143725495856</text:p>
      <text:p text:style-name="P1">Gpc5<text:tab/>0.144317069880341<text:tab/>0.164393590458395<text:tab/>0.146475772715269<text:tab/>0.106807115326881<text:tab/>0.149364964249307</text:p>
      <text:p text:style-name="P1">Gpcpd1<text:tab/>3.75390323019534<text:tab/>5.36705825151575<text:tab/>9.14954613533458<text:tab/>2.80278113127877<text:tab/>5.83171541526097</text:p>
      <text:p text:style-name="P1">Gpd1<text:tab/>0.322993661187813<text:tab/>1.10441206538077<text:tab/>0.614409753702805<text:tab/>1.67018940741454<text:tab/>0.888024312827269</text:p>
      <text:p text:style-name="P1">Gpd1l<text:tab/>12.5407633437183<text:tab/>8.05691543019955<text:tab/>13.9264312944439<text:tab/>12.3898012023823<text:tab/>10.9505246942565</text:p>
      <text:p text:style-name="P1">Gpd2<text:tab/>2.54171323332881<text:tab/>2.39980129024635<text:tab/>2.5653138182591<text:tab/>3.3555165787266<text:tab/>3.09549329733913</text:p>
      <text:p text:style-name="P1">Gper1<text:tab/>0.104361768473824<text:tab/>0.104011194592855<text:tab/>0.0981928581177866<text:tab/>0.121455132279402<text:tab/>0.0960791665971657</text:p>
      <text:p text:style-name="P1">Gpha2<text:tab/>0.103933771121142<text:tab/>0.10330493628222<text:tab/>0.0979952785205257<text:tab/>0.101020019074265<text:tab/>0.0959986064385136</text:p>
      <text:p text:style-name="P1">Gphb5<text:tab/>0.103933771121142<text:tab/>0.10330493628222<text:tab/>0.0979952785205257<text:tab/>0.101020019074265<text:tab/>0.0959986064385136</text:p>
      <text:p text:style-name="P1">Gphn<text:tab/>3.0271176653408<text:tab/>2.32133698456235<text:tab/>4.19569456762931<text:tab/>6.58319413538247<text:tab/>5.08806336844476</text:p>
      <text:p text:style-name="P1">Gpi<text:tab/>163.222877038494<text:tab/>172.161514753269<text:tab/>310.565418705912<text:tab/>383.875498793772<text:tab/>345.138960167977</text:p>
      <text:p text:style-name="P1">Gpihbp1<text:tab/>0.103933771121142<text:tab/>0.10330493628222<text:tab/>0.0979952785205257<text:tab/>0.101020019074265<text:tab/>0.0959986064385136</text:p>
      <text:p text:style-name="P1">Gpkow<text:tab/>11.9808519471743<text:tab/>18.3509931722657<text:tab/>9.20443066667463<text:tab/>11.1854756888179<text:tab/>9.03124453536122</text:p>
      <text:p text:style-name="P1">Gpld1<text:tab/>0.794573649030355<text:tab/>0.355217922777618<text:tab/>0.996642247971872<text:tab/>0.722831013653211<text:tab/>0.576903997450211</text:p>
      <text:p text:style-name="P1">Gpm6a<text:tab/>0.103933771121142<text:tab/>0.10330493628222<text:tab/>0.0979952785205257<text:tab/>0.101020019074265<text:tab/>0.0959986064385136</text:p>
      <text:p text:style-name="P1">Gpm6b<text:tab/>18.8265203643569<text:tab/>16.1286390785215<text:tab/>11.512541218587<text:tab/>24.4286660372305<text:tab/>3.49822929052941</text:p>
      <text:p text:style-name="P1">Gpn1<text:tab/>17.5576176863038<text:tab/>18.8822622941076<text:tab/>8.49119483681554<text:tab/>20.913474083817<text:tab/>13.4590458679757</text:p>
      <text:p text:style-name="P1">Gpn2<text:tab/>9.44240688300559<text:tab/>13.7410465316033<text:tab/>12.7613205379538<text:tab/>13.3286812725418<text:tab/>22.450519385243</text:p>
      <text:p text:style-name="P1">Gpn3<text:tab/>13.3092296500084<text:tab/>9.59260841608904<text:tab/>8.8216800429823<text:tab/>17.0396537518148<text:tab/>17.5920723736019</text:p>
      <text:p text:style-name="P1">Gpnmb<text:tab/>57.0979020105223<text:tab/>57.7146660020425<text:tab/>44.1037862402184<text:tab/>152.151302772986<text:tab/>95.2974850892725</text:p>
      <text:p text:style-name="P1">Gpr1<text:tab/>0.103933771121142<text:tab/>0.10330493628222<text:tab/>0.0979952785205257<text:tab/>0.101020019074265<text:tab/>0.0959986064385136</text:p>
      <text:p text:style-name="P1">Gpr101<text:tab/>0.103933771121142<text:tab/>0.10330493628222<text:tab/>0.0979952785205257<text:tab/>0.101020019074265<text:tab/>0.0959986064385136</text:p>
      <text:p text:style-name="P1">Gpr107<text:tab/>31.0886588137886<text:tab/>51.3146369389362<text:tab/>44.3216411977802<text:tab/>35.1107493057362<text:tab/>23.9596269753568</text:p>
      <text:p text:style-name="P1">Gpr108<text:tab/>21.2807388740729<text:tab/>20.9582917547153<text:tab/>17.0638671115184<text:tab/>44.0004436766105<text:tab/>30.2895357204613</text:p>
      <text:p text:style-name="P1">Gpr119<text:tab/>0.103933771121142<text:tab/>0.10330493628222<text:tab/>0.0979952785205257<text:tab/>0.101020019074265<text:tab/>0.0959986064385136</text:p>
      <text:p text:style-name="P1">Gpr12<text:tab/>0.103933771121142<text:tab/>0.10330493628222<text:tab/>0.0979952785205257<text:tab/>0.101020019074265<text:tab/>0.0959986064385136</text:p>
      <text:p text:style-name="P1">Gpr132<text:tab/>0.11677087931774<text:tab/>0.103444562880574<text:tab/>0.0896832628334912<text:tab/>2.00635106584062<text:tab/>0.159425189117535</text:p>
      <text:p text:style-name="P1">Gpr135<text:tab/>0.669659295537044<text:tab/>0.25722769404018<text:tab/>0.749653467881373<text:tab/>0.24317067697418<text:tab/>0.418861920268374</text:p>
      <text:p text:style-name="P1">Gpr137<text:tab/>4.52274732628601<text:tab/>3.29281363767503<text:tab/>1.45221930807914<text:tab/>11.0892503654624<text:tab/>3.1079256978143</text:p>
      <text:p text:style-name="P1">Gpr137b<text:tab/>9.60370235063911<text:tab/>4.85032551918494<text:tab/>6.66129351964604<text:tab/>8.72281852303408<text:tab/>6.20054166451297</text:p>
      <text:p text:style-name="P1">Gpr137c<text:tab/>0.105278376993677<text:tab/>0.172168827344544<text:tab/>0.784970807192036<text:tab/>0.170355691819972<text:tab/>0.245551360028853</text:p>
      <text:p text:style-name="P1">Gpr139<text:tab/>0.103933771121142<text:tab/>0.10330493628222<text:tab/>0.0979952785205257<text:tab/>0.101020019074265<text:tab/>0.0959986064385136</text:p>
      <text:p text:style-name="P1">Gpr141<text:tab/>0.103933771121142<text:tab/>0.10330493628222<text:tab/>0.0979952785205257<text:tab/>0.101020019074265<text:tab/>0.0959986064385136</text:p>
      <text:p text:style-name="P1">Gpr143<text:tab/>0.104639640003191<text:tab/>0.10476986650604<text:tab/>0.0985890644031091<text:tab/>0.102711635200852<text:tab/>0.135941285731455</text:p>
      <text:p text:style-name="P1">Gpr146<text:tab/>2.90622426410193<text:tab/>0.263197632446349<text:tab/>0.831882281627047<text:tab/>7.19826078381221<text:tab/>1.62364317428503</text:p>
      <text:p text:style-name="P1">Gpr149<text:tab/>0.151744657502185<text:tab/>0.104148964751823<text:tab/>0.0979171245181267<text:tab/>0.102210348258894<text:tab/>0.123667785460888</text:p>
      <text:p text:style-name="P1">Gpr15<text:tab/>0.103933771121142<text:tab/>0.10330493628222<text:tab/>0.0979952785205257<text:tab/>0.101020019074265<text:tab/>0.0959986064385136</text:p>
      <text:p text:style-name="P1">Gpr150<text:tab/>4.67826120948639<text:tab/>2.41840335111982<text:tab/>0.899805382489434<text:tab/>6.02223684932837<text:tab/>0.934739624833095</text:p>
      <text:p text:style-name="P1">Gpr151<text:tab/>0.295061257156356<text:tab/>0.307191445816835<text:tab/>0.249643234326655<text:tab/>0.422009088637944<text:tab/>0.156324382185736</text:p>
      <text:p text:style-name="P1">Gpr153<text:tab/>1.39385759205369<text:tab/>4.1319210354106<text:tab/>1.38674055224411<text:tab/>10.1438944709237<text:tab/>0.641672937954684</text:p>
      <text:p text:style-name="P1">Gpr155<text:tab/>0.387576544413851<text:tab/>0.233096339264176<text:tab/>1.32879359120944<text:tab/>0.365882039900947<text:tab/>1.6203807849981</text:p>
      <text:p text:style-name="P1"><text:soft-page-break/>Gpr156<text:tab/>0.102833502841507<text:tab/>0.134980995727142<text:tab/>0.263223209281832<text:tab/>0.13026097665638<text:tab/>0.138002133567985</text:p>
      <text:p text:style-name="P1">Gpr157<text:tab/>0.407363817338326<text:tab/>0.175940487032011<text:tab/>1.06561149918475<text:tab/>0.316450332940947<text:tab/>0.767472367996872</text:p>
      <text:p text:style-name="P1">Gpr158<text:tab/>0.103933771121142<text:tab/>0.10330493628222<text:tab/>0.0979952785205257<text:tab/>0.101020019074265<text:tab/>0.0959986064385136</text:p>
      <text:p text:style-name="P1">Gpr160<text:tab/>0.27011241473224<text:tab/>0.150486441051276<text:tab/>0.0978806602665687<text:tab/>0.103650988438772<text:tab/>0.0955727045903575</text:p>
      <text:p text:style-name="P1">Gpr162<text:tab/>1.81080482681884<text:tab/>1.54542890858618<text:tab/>0.333556182023539<text:tab/>2.73908823713227<text:tab/>0.505114583032241</text:p>
      <text:p text:style-name="P1">Gpr165<text:tab/>0.103933771121142<text:tab/>0.10330493628222<text:tab/>0.0979952785205257<text:tab/>0.101020019074265<text:tab/>0.0959986064385136</text:p>
      <text:p text:style-name="P1">Gpr17<text:tab/>0.167113573893206<text:tab/>3.2734711930971<text:tab/>0.0909762596933974<text:tab/>0.0989218191256356<text:tab/>0.0896746033685571</text:p>
      <text:p text:style-name="P1">Gpr171<text:tab/>0.103933771121142<text:tab/>0.10330493628222<text:tab/>0.0979952785205257<text:tab/>0.101020019074265<text:tab/>0.0959986064385136</text:p>
      <text:p text:style-name="P1">Gpr173<text:tab/>0.162611123832564<text:tab/>0.132282558335849<text:tab/>0.202393008682899<text:tab/>0.607042058045161<text:tab/>0.187001349423617</text:p>
      <text:p text:style-name="P1">Gpr174<text:tab/>0.103933771121142<text:tab/>0.10330493628222<text:tab/>0.0979952785205257<text:tab/>0.101020019074265<text:tab/>0.0959986064385136</text:p>
      <text:p text:style-name="P1">Gpr176<text:tab/>44.5045243604998<text:tab/>36.1760051868746<text:tab/>23.2170640038914<text:tab/>27.2433761209341<text:tab/>6.97421313072851</text:p>
      <text:p text:style-name="P1">Gpr18<text:tab/>0.104466580702014<text:tab/>0.196272612202677<text:tab/>0.0982982633501833<text:tab/>0.102770125773672<text:tab/>0.0960947424267125</text:p>
      <text:p text:style-name="P1">Gpr180<text:tab/>21.6693367393516<text:tab/>24.8777632801051<text:tab/>13.2356290504829<text:tab/>28.4169390770488<text:tab/>18.3942340314004</text:p>
      <text:p text:style-name="P1">Gpr182<text:tab/>0.413168372693194<text:tab/>2.19051330889524<text:tab/>1.61524969743297<text:tab/>1.08603044152943<text:tab/>1.23713440520474</text:p>
      <text:p text:style-name="P1">Gpr183<text:tab/>0.104328266649824<text:tab/>0.104308131448455<text:tab/>0.115136855262867<text:tab/>0.102327436285883<text:tab/>0.116443617139309</text:p>
      <text:p text:style-name="P1">Gpr19<text:tab/>2.01562843586907<text:tab/>2.79530062263318<text:tab/>0.72862473960376<text:tab/>2.33318847952953<text:tab/>0.770129757537391</text:p>
      <text:p text:style-name="P1">Gpr20<text:tab/>0.103933771121142<text:tab/>0.10330493628222<text:tab/>0.0979952785205257<text:tab/>0.101020019074265<text:tab/>0.0959986064385136</text:p>
      <text:p text:style-name="P1">Gpr21<text:tab/>0.369812541964938<text:tab/>0.170918259194988<text:tab/>0.0938435802542056<text:tab/>0.488916948629378<text:tab/>0.0907624513190023</text:p>
      <text:p text:style-name="P1">Gpr22<text:tab/>0.103735395618647<text:tab/>0.103387363990132<text:tab/>0.097713878147716<text:tab/>0.101327028403347<text:tab/>0.120673545396822</text:p>
      <text:p text:style-name="P1">Gpr26<text:tab/>0.103933771121142<text:tab/>0.10330493628222<text:tab/>0.0979952785205257<text:tab/>0.101020019074265<text:tab/>0.0959986064385136</text:p>
      <text:p text:style-name="P1">Gpr27<text:tab/>0.104023744982108<text:tab/>0.134183469416126<text:tab/>0.0978917773551123<text:tab/>0.101623906467972<text:tab/>0.0957474790855522</text:p>
      <text:p text:style-name="P1">Gpr3<text:tab/>0.107529327868604<text:tab/>0.580225994983263<text:tab/>2.78103573107437<text:tab/>0.149268272291648<text:tab/>0.0955189184087439</text:p>
      <text:p text:style-name="P1">Gpr31<text:tab/>0.103933771121142<text:tab/>0.10330493628222<text:tab/>0.0979952785205257<text:tab/>0.101020019074265<text:tab/>0.0959986064385136</text:p>
      <text:p text:style-name="P1">Gpr33<text:tab/>0.103933771121142<text:tab/>0.10330493628222<text:tab/>0.0979952785205257<text:tab/>0.101020019074265<text:tab/>0.0959986064385136</text:p>
      <text:p text:style-name="P1">Gpr34<text:tab/>0.0990477959056701<text:tab/>0.103326902001594<text:tab/>0.111642537608118<text:tab/>0.584140329641685<text:tab/>0.090629614524425</text:p>
      <text:p text:style-name="P1">Gpr35<text:tab/>0.103933771121142<text:tab/>0.10330493628222<text:tab/>0.0979952785205257<text:tab/>0.101020019074265<text:tab/>0.0959986064385136</text:p>
      <text:p text:style-name="P1">Gpr37<text:tab/>0.19158686756169<text:tab/>0.128580612862418<text:tab/>0.359042744875409<text:tab/>1.73615539906654<text:tab/>0.329443928573743</text:p>
      <text:p text:style-name="P1">Gpr37l1<text:tab/>0.10277930399006<text:tab/>0.104044767309186<text:tab/>0.122960313395975<text:tab/>0.201384332307135<text:tab/>0.116981055595529</text:p>
      <text:p text:style-name="P1">Gpr39<text:tab/>0.572852115380751<text:tab/>3.15948560354328<text:tab/>0.14729999611933<text:tab/>0.513352728778257<text:tab/>0.267685272268576</text:p>
      <text:p text:style-name="P1">Gpr4<text:tab/>0.104519661607661<text:tab/>0.121101023608994<text:tab/>0.0982950633152212<text:tab/>0.11879098432692<text:tab/>0.0961114466975149</text:p>
      <text:p text:style-name="P1">Gpr45<text:tab/>0.103933771121142<text:tab/>0.10330493628222<text:tab/>0.0979952785205257<text:tab/>0.101020019074265<text:tab/>0.0959986064385136</text:p>
      <text:p text:style-name="P1">Gpr50<text:tab/>0.103933771121142<text:tab/>0.10330493628222<text:tab/>0.0979952785205257<text:tab/>0.101020019074265<text:tab/>0.0959986064385136</text:p>
      <text:p text:style-name="P1">Gpr52<text:tab/>0.335319488888388<text:tab/>0.214449263950798<text:tab/>0.336232792135738<text:tab/>0.289267719810138<text:tab/>0.134786490045272</text:p>
      <text:p text:style-name="P1">Gpr6<text:tab/>0.103933771121142<text:tab/>0.10330493628222<text:tab/>0.0979952785205257<text:tab/>0.101020019074265<text:tab/>0.0959986064385136</text:p>
      <text:p text:style-name="P1">Gpr61<text:tab/>0.103933771121142<text:tab/>0.10330493628222<text:tab/>0.0979952785205257<text:tab/>0.101020019074265<text:tab/>0.0959986064385136</text:p>
      <text:p text:style-name="P1">Gpr63<text:tab/>1.19719969393993<text:tab/>0.623334546862466<text:tab/>0.868180902869287<text:tab/>0.987311918193077<text:tab/>0.723819848876217</text:p>
      <text:p text:style-name="P1">Gpr65<text:tab/>0.103933771121142<text:tab/>0.10330493628222<text:tab/>0.0979952785205257<text:tab/>0.101020019074265<text:tab/>0.0959986064385136</text:p>
      <text:p text:style-name="P1">Gpr68<text:tab/>0.103933771121142<text:tab/>0.10330493628222<text:tab/>0.0979952785205257<text:tab/>0.101020019074265<text:tab/>0.0959986064385136</text:p>
      <text:p text:style-name="P1">Gpr75<text:tab/>0.131817823031809<text:tab/>0.582176669057551<text:tab/>0.201742714307582<text:tab/>0.5153939788389<text:tab/>0.111150804866569</text:p>
      <text:p text:style-name="P1">Gpr81<text:tab/>0.103933771121142<text:tab/>0.10330493628222<text:tab/>0.0979952785205257<text:tab/>0.101020019074265<text:tab/>0.0959986064385136</text:p>
      <text:p text:style-name="P1">Gpr83<text:tab/>0.104429050801458<text:tab/>0.156195223719641<text:tab/>0.098105397182992<text:tab/>0.108827415827885<text:tab/>0.0958124677650873</text:p>
      <text:p text:style-name="P1">Gpr84<text:tab/>0.104310710814012<text:tab/>0.103920182939647<text:tab/>0.0981687439581601<text:tab/>0.118149038874103<text:tab/>0.0960696944454806</text:p>
      <text:p text:style-name="P1">Gpr85<text:tab/>0.115824494039596<text:tab/>0.171254152047331<text:tab/>0.0977418176325847<text:tab/>0.111419044366392<text:tab/>0.116980393029643</text:p>
      <text:p text:style-name="P1">Gpr87<text:tab/>0.103933771121142<text:tab/>0.10330493628222<text:tab/>0.0979952785205257<text:tab/>0.101020019074265<text:tab/>0.0959986064385136</text:p>
      <text:p text:style-name="P1">Gpr88<text:tab/>0.698603606394639<text:tab/>0.831601292494881<text:tab/>0.160807127103241<text:tab/>3.39123012328402<text:tab/>0.153339380753833</text:p>
      <text:p text:style-name="P1">Gpr89b<text:tab/>24.5773087932916<text:tab/>22.1441593252935<text:tab/>18.3070804591279<text:tab/>32.6392781817506<text:tab/>27.3066389785412</text:p>
      <text:p text:style-name="P1">Gprasp1<text:tab/>2.71986814923856<text:tab/>2.0904289989477<text:tab/>2.44825733285591<text:tab/>4.18508301163833<text:tab/>3.34651077501905</text:p>
      <text:p text:style-name="P1">Gprc5a<text:tab/>5.46098483197635<text:tab/>24.5435484299829<text:tab/>20.5009005857888<text:tab/>6.48106775892707<text:tab/>13.7045907359871</text:p>
      <text:p text:style-name="P1">Gprc5b<text:tab/>0.986976273008264<text:tab/>11.5642704632654<text:tab/>5.85918863498662<text:tab/>11.5297049081226<text:tab/>4.03796522701098</text:p>
      <text:p text:style-name="P1">Gprc5c<text:tab/>2.98613119576393<text:tab/>2.41370720398775<text:tab/>0.351091365011186<text:tab/>4.89333193096279<text:tab/>0.68683876070976</text:p>
      <text:p text:style-name="P1">Gprc5d<text:tab/>0.104288924678624<text:tab/>0.169232660608118<text:tab/>0.0980016600330832<text:tab/>0.10248514143277<text:tab/>0.0957116630715745</text:p>
      <text:p text:style-name="P1">Gprc6a<text:tab/>0.144917420918903<text:tab/>0.103795652353234<text:tab/>0.0980814051815926<text:tab/>0.10159360381998<text:tab/>0.0958500300260336</text:p>
      <text:p text:style-name="P1">Gps1<text:tab/>53.461661777177<text:tab/>51.0313448368133<text:tab/>31.4844144337585<text:tab/>83.057985185205<text:tab/>56.1576672697395</text:p>
      <text:p text:style-name="P1">Gps2<text:tab/>15.8573166755734<text:tab/>16.8868462148969<text:tab/>9.02337829889171<text:tab/>27.8856342405799<text:tab/>17.0001974847649</text:p>
      <text:p text:style-name="P1"><text:soft-page-break/>Gpsm1<text:tab/>20.6620681939965<text:tab/>24.7326668442595<text:tab/>28.0841546133978<text:tab/>20.3998903555354<text:tab/>10.5411513755176</text:p>
      <text:p text:style-name="P1">Gpsm2<text:tab/>9.04396072715319<text:tab/>3.96813445530165<text:tab/>4.12689617770735<text:tab/>6.65305753924703<text:tab/>5.57207003918555</text:p>
      <text:p text:style-name="P1">Gpsm3<text:tab/>0.0986189418227961<text:tab/>0.395281806050616<text:tab/>0.0917604977631608<text:tab/>1.01650185684921<text:tab/>0.206126790544622</text:p>
      <text:p text:style-name="P1">Gpt<text:tab/>2.2363982375507<text:tab/>2.53444495047617<text:tab/>1.28088166943526<text:tab/>4.6876436788434<text:tab/>1.37060757394432</text:p>
      <text:p text:style-name="P1">Gpt2<text:tab/>5.57940839306966<text:tab/>5.94274682516924<text:tab/>3.28292317258101<text:tab/>19.9188723549237<text:tab/>9.85673219836834</text:p>
      <text:p text:style-name="P1">Gpx1<text:tab/>100.465137225161<text:tab/>191.056057029443<text:tab/>161.059055910177<text:tab/>87.3521678367613<text:tab/>80.6797166335247</text:p>
      <text:p text:style-name="P1">Gpx2<text:tab/>0.103933771121142<text:tab/>0.10330493628222<text:tab/>0.0979952785205257<text:tab/>0.101020019074265<text:tab/>0.0959986064385136</text:p>
      <text:p text:style-name="P1">Gpx3<text:tab/>0.103421069474673<text:tab/>0.103182811649587<text:tab/>0.0975480031936451<text:tab/>0.122595358689297<text:tab/>0.095424640468281</text:p>
      <text:p text:style-name="P1">Gpx4<text:tab/>195.12430374943<text:tab/>220.322865452289<text:tab/>235.731279859329<text:tab/>415.096878897497<text:tab/>626.848218982873</text:p>
      <text:p text:style-name="P1">Gpx5<text:tab/>0.103933771121142<text:tab/>0.10330493628222<text:tab/>0.0979952785205257<text:tab/>0.101020019074265<text:tab/>0.0959986064385136</text:p>
      <text:p text:style-name="P1">Gpx6<text:tab/>0.103933771121142<text:tab/>0.10330493628222<text:tab/>0.0979952785205257<text:tab/>0.101020019074265<text:tab/>0.0959986064385136</text:p>
      <text:p text:style-name="P1">Gpx7<text:tab/>90.4086816607463<text:tab/>86.4207190623936<text:tab/>66.2130015671229<text:tab/>109.511205052796<text:tab/>18.9694733307041</text:p>
      <text:p text:style-name="P1">Gpx8<text:tab/>165.572335361062<text:tab/>269.373368689613<text:tab/>110.427780116318<text:tab/>399.2577240174<text:tab/>101.802172572066</text:p>
      <text:p text:style-name="P1">Gramd1a<text:tab/>32.4590166168353<text:tab/>24.6814659096161<text:tab/>23.1646963014933<text:tab/>40.7121798476291<text:tab/>31.2531753988185</text:p>
      <text:p text:style-name="P1">Gramd1b<text:tab/>0.535568270928451<text:tab/>0.300326540423886<text:tab/>0.276282981095211<text:tab/>1.70935679197413<text:tab/>0.220154788581561</text:p>
      <text:p text:style-name="P1">Gramd1c<text:tab/>3.37770956171113<text:tab/>2.43171369468258<text:tab/>0.681882910739707<text:tab/>1.09801143493884<text:tab/>0.50670362927738</text:p>
      <text:p text:style-name="P1">Gramd3<text:tab/>4.98238244254116<text:tab/>4.72069152457024<text:tab/>7.0186220317442<text:tab/>11.3287899279534<text:tab/>4.55618582979265</text:p>
      <text:p text:style-name="P1">Grap<text:tab/>0.104972262760815<text:tab/>0.105115672306452<text:tab/>0.158733846302536<text:tab/>0.119188809526969<text:tab/>0.0962491416264985</text:p>
      <text:p text:style-name="P1">Grap2<text:tab/>0.103933771121142<text:tab/>0.10330493628222<text:tab/>0.0979952785205257<text:tab/>0.101020019074265<text:tab/>0.0959986064385136</text:p>
      <text:p text:style-name="P1">Grasp<text:tab/>10.0196033999616<text:tab/>97.2613484125182<text:tab/>129.223930213429<text:tab/>24.0322241190396<text:tab/>28.6574905989593</text:p>
      <text:p text:style-name="P1">Grb10<text:tab/>42.8521818143307<text:tab/>47.1600450542983<text:tab/>27.8281051174651<text:tab/>46.4822025970679<text:tab/>20.071437388317</text:p>
      <text:p text:style-name="P1">Grb14<text:tab/>208.915792758669<text:tab/>160.269570769185<text:tab/>68.813289173914<text:tab/>79.7014209166126<text:tab/>25.1887383823335</text:p>
      <text:p text:style-name="P1">Grb2<text:tab/>21.0617182312666<text:tab/>33.6407807711057<text:tab/>40.9109985444884<text:tab/>24.5019449439508<text:tab/>21.5551652011519</text:p>
      <text:p text:style-name="P1">Grb7<text:tab/>0.265780680599731<text:tab/>0.899729603278393<text:tab/>0.560010141361197<text:tab/>0.307380662416574<text:tab/>0.110670034295727</text:p>
      <text:p text:style-name="P1">Grcc10<text:tab/>0.9748171647138<text:tab/>0.950180544322184<text:tab/>1.28660990889027<text:tab/>3.50978122523675<text:tab/>1.27575490936408</text:p>
      <text:p text:style-name="P1">Grem1<text:tab/>50.1691461347309<text:tab/>147.856573727008<text:tab/>17.661806945913<text:tab/>42.6749146513889<text:tab/>3.98990891898079</text:p>
      <text:p text:style-name="P1">Grem2<text:tab/>0.120607641108097<text:tab/>0.103536586494758<text:tab/>0.0980354585858615<text:tab/>0.101279305954674<text:tab/>0.0959252252140632</text:p>
      <text:p text:style-name="P1">Grhl2<text:tab/>0.103856287494656<text:tab/>0.128480552414307<text:tab/>0.0976903569635366<text:tab/>0.101767246442675<text:tab/>0.113239871160023</text:p>
      <text:p text:style-name="P1">Grhl3<text:tab/>0.10421278548622<text:tab/>0.116498515007371<text:tab/>0.0980485675826044<text:tab/>0.111112317843658<text:tab/>0.0959160444339518</text:p>
      <text:p text:style-name="P1">Grhpr<text:tab/>10.5361545590399<text:tab/>8.56530849715183<text:tab/>6.84785426240807<text:tab/>18.683193626507<text:tab/>3.3104415328896</text:p>
      <text:p text:style-name="P1">Gria1<text:tab/>0.103933771121142<text:tab/>0.10330493628222<text:tab/>0.0979952785205257<text:tab/>0.101020019074265<text:tab/>0.0959986064385136</text:p>
      <text:p text:style-name="P1">Gria2<text:tab/>0.325288211187903<text:tab/>0.138360371649477<text:tab/>0.191863767337067<text:tab/>0.129848786772458<text:tab/>0.102555811201768</text:p>
      <text:p text:style-name="P1">Gria3<text:tab/>0.120650196283151<text:tab/>0.145030799660965<text:tab/>0.103947627807203<text:tab/>0.16188790709881<text:tab/>0.103835143457597</text:p>
      <text:p text:style-name="P1">Gria4<text:tab/>0.118894933104043<text:tab/>0.103515224352834<text:tab/>0.0980316872133555<text:tab/>0.101254446968807<text:tab/>0.0959317115587276</text:p>
      <text:p text:style-name="P1">Grid1<text:tab/>0.101777686318104<text:tab/>0.10271865006059<text:tab/>0.095634924791608<text:tab/>0.189373081874482<text:tab/>0.0937063313765738</text:p>
      <text:p text:style-name="P1">Grid2<text:tab/>0.103933771121142<text:tab/>0.10330493628222<text:tab/>0.0979952785205257<text:tab/>0.101020019074265<text:tab/>0.0959986064385136</text:p>
      <text:p text:style-name="P1">Grid2ip<text:tab/>0.10243304354124<text:tab/>0.103534741219901<text:tab/>0.112771365691387<text:tab/>0.186323927716952<text:tab/>0.0940056702246625</text:p>
      <text:p text:style-name="P1">Grifin<text:tab/>0.103640217579044<text:tab/>0.104968520564695<text:tab/>0.097265165294499<text:tab/>0.103794011658193<text:tab/>0.439509055979961</text:p>
      <text:p text:style-name="P1">Grik1<text:tab/>0.10413046448528<text:tab/>0.103653737733357<text:tab/>0.0981426246979242<text:tab/>0.101405689797289<text:tab/>0.101654052482281</text:p>
      <text:p text:style-name="P1">Grik2<text:tab/>3.09866685897505<text:tab/>3.27708410579693<text:tab/>3.11867558542862<text:tab/>0.707812621003944<text:tab/>0.525579879707912</text:p>
      <text:p text:style-name="P1">Grik3<text:tab/>0.103933771121142<text:tab/>0.10330493628222<text:tab/>0.0979952785205257<text:tab/>0.101020019074265<text:tab/>0.0959986064385136</text:p>
      <text:p text:style-name="P1">Grik4<text:tab/>0.103933771121142<text:tab/>0.10330493628222<text:tab/>0.0979952785205257<text:tab/>0.101020019074265<text:tab/>0.0959986064385136</text:p>
      <text:p text:style-name="P1">Grik5<text:tab/>11.1489784460889<text:tab/>11.4671327308724<text:tab/>3.38424548509089<text:tab/>18.1611698336522<text:tab/>3.09241301673163</text:p>
      <text:p text:style-name="P1">Grin1<text:tab/>0.106344082988338<text:tab/>0.155699222552732<text:tab/>0.129641441768749<text:tab/>0.131077150519884<text:tab/>0.196191867333185</text:p>
      <text:p text:style-name="P1">Grin2a<text:tab/>0.103933771121142<text:tab/>0.10330493628222<text:tab/>0.0979952785205257<text:tab/>0.101020019074265<text:tab/>0.0959986064385136</text:p>
      <text:p text:style-name="P1">Grin2b<text:tab/>0.103933771121142<text:tab/>0.10330493628222<text:tab/>0.0979952785205257<text:tab/>0.101020019074265<text:tab/>0.0959986064385136</text:p>
      <text:p text:style-name="P1">Grin2c<text:tab/>0.10365919781012<text:tab/>0.104140029156312<text:tab/>0.0976054624521375<text:tab/>0.167477446113069<text:tab/>0.100025289247179</text:p>
      <text:p text:style-name="P1">Grin2d<text:tab/>1.89722010302714<text:tab/>2.64896018302979<text:tab/>1.02301033936146<text:tab/>2.15585630797694<text:tab/>0.862762247039121</text:p>
      <text:p text:style-name="P1">Grin3a<text:tab/>0.104319877017759<text:tab/>0.118664732766718<text:tab/>0.0982569123840075<text:tab/>0.10193120547234<text:tab/>0.10173381765675</text:p>
      <text:p text:style-name="P1">Grin3b<text:tab/>2.53073542478082<text:tab/>5.78709953981084<text:tab/>2.14057158079112<text:tab/>2.37964109535332<text:tab/>1.2175858573677</text:p>
      <text:p text:style-name="P1">Grina<text:tab/>93.8626040610946<text:tab/>111.790722306531<text:tab/>114.94140283297<text:tab/>216.818420032645<text:tab/>185.536125868721</text:p>
      <text:p text:style-name="P1">Grip1<text:tab/>0.439306180484047<text:tab/>0.538641393196634<text:tab/>0.173995908201993<text:tab/>0.1645850094481<text:tab/>0.102102925260265</text:p>
      <text:p text:style-name="P1">Grip2<text:tab/>0.392988299665838<text:tab/>0.185867905117778<text:tab/>0.271141721888435<text:tab/>0.122686538975083<text:tab/>0.109693865119817</text:p>
      <text:p text:style-name="P1">Gripap1<text:tab/>16.9031953226195<text:tab/>20.2610633158052<text:tab/>12.633238833516<text:tab/>29.4754283036153<text:tab/>18.4097860755117</text:p>
      <text:p text:style-name="P1"><text:soft-page-break/>Grk1<text:tab/>0.103933771121142<text:tab/>0.10330493628222<text:tab/>0.0979952785205257<text:tab/>0.101020019074265<text:tab/>0.0959986064385136</text:p>
      <text:p text:style-name="P1">Grk4<text:tab/>2.74775793106028<text:tab/>2.40887565499532<text:tab/>1.53225510422673<text:tab/>2.97512380072388<text:tab/>1.38381303169328</text:p>
      <text:p text:style-name="P1">Grk5<text:tab/>29.173464199023<text:tab/>23.7842985231043<text:tab/>24.2104668043718<text:tab/>23.023164134229<text:tab/>26.8527720245584</text:p>
      <text:p text:style-name="P1">Grk6<text:tab/>19.606730900723<text:tab/>21.6725153915395<text:tab/>20.9106011485977<text:tab/>29.3795517309975<text:tab/>27.2901619607912</text:p>
      <text:p text:style-name="P1">Grm1<text:tab/>0.103933771121142<text:tab/>0.10330493628222<text:tab/>0.0979952785205257<text:tab/>0.101020019074265<text:tab/>0.0959986064385136</text:p>
      <text:p text:style-name="P1">Grm2<text:tab/>0.103933771121142<text:tab/>0.10330493628222<text:tab/>0.0979952785205257<text:tab/>0.101020019074265<text:tab/>0.0959986064385136</text:p>
      <text:p text:style-name="P1">Grm3<text:tab/>0.103933771121142<text:tab/>0.10330493628222<text:tab/>0.0979952785205257<text:tab/>0.101020019074265<text:tab/>0.0959986064385136</text:p>
      <text:p text:style-name="P1">Grm4<text:tab/>0.388107728313778<text:tab/>0.136373132213495<text:tab/>0.137912991957577<text:tab/>1.17392055672998<text:tab/>0.114992390289469</text:p>
      <text:p text:style-name="P1">Grm5<text:tab/>0.103933771121142<text:tab/>0.10330493628222<text:tab/>0.0979952785205257<text:tab/>0.101020019074265<text:tab/>0.0959986064385136</text:p>
      <text:p text:style-name="P1">Grm6<text:tab/>0.10245437890012<text:tab/>0.103322461128833<text:tab/>0.200359437707287<text:tab/>0.101073494146959<text:tab/>0.0945381021866939</text:p>
      <text:p text:style-name="P1">Grm7<text:tab/>0.103933771121142<text:tab/>0.10330493628222<text:tab/>0.0979952785205257<text:tab/>0.101020019074265<text:tab/>0.0959986064385136</text:p>
      <text:p text:style-name="P1">Grm8<text:tab/>3.24900246761132<text:tab/>4.60388178166918<text:tab/>2.02720209645452<text:tab/>5.84341247421391<text:tab/>3.51921014062896</text:p>
      <text:p text:style-name="P1">Grn<text:tab/>236.456872084142<text:tab/>235.969246635324<text:tab/>220.455195327665<text:tab/>474.812488666557<text:tab/>1068.51973967077</text:p>
      <text:p text:style-name="P1">Grp<text:tab/>0.147606983533619<text:tab/>0.103820149502813<text:tab/>0.0980857232804986<text:tab/>0.101624435754377<text:tab/>0.0958431983991006</text:p>
      <text:p text:style-name="P1">Grpca<text:tab/>0.103933771121142<text:tab/>0.10330493628222<text:tab/>0.0979952785205257<text:tab/>0.101020019074265<text:tab/>0.0959986064385136</text:p>
      <text:p text:style-name="P1">Grpcb<text:tab/>0.103933771121142<text:tab/>0.10330493628222<text:tab/>0.0979952785205257<text:tab/>0.101020019074265<text:tab/>0.0959986064385136</text:p>
      <text:p text:style-name="P1">Grpel1<text:tab/>60.2767484068411<text:tab/>72.2335326493099<text:tab/>77.8887796744141<text:tab/>89.9045606180586<text:tab/>75.9277576739663</text:p>
      <text:p text:style-name="P1">Grpel2<text:tab/>6.88976599306111<text:tab/>12.5918525227934<text:tab/>11.3133481164338<text:tab/>8.89225961766068<text:tab/>11.9979606176346</text:p>
      <text:p text:style-name="P1">Grpr<text:tab/>0.770147422517342<text:tab/>0.232148904980433<text:tab/>0.0971276440055884<text:tab/>0.492355546602319<text:tab/>0.0932373635570417</text:p>
      <text:p text:style-name="P1">Grsf1<text:tab/>45.328758263061<text:tab/>38.0102231238851<text:tab/>44.3161815008671<text:tab/>58.5493480778077<text:tab/>47.4865437552382</text:p>
      <text:p text:style-name="P1">Grtp1<text:tab/>5.80150286839827<text:tab/>2.20849613470694<text:tab/>6.17475795971838<text:tab/>9.13004283384807<text:tab/>4.37504297396984</text:p>
      <text:p text:style-name="P1">Grwd1<text:tab/>11.196118051802<text:tab/>14.3228549670849<text:tab/>10.9761969303539<text:tab/>13.4038364438766<text:tab/>19.5588619913771</text:p>
      <text:p text:style-name="P1">Grxcr1<text:tab/>0.103933771121142<text:tab/>0.10330493628222<text:tab/>0.0979952785205257<text:tab/>0.101020019074265<text:tab/>0.0959986064385136</text:p>
      <text:p text:style-name="P1">Grxcr2<text:tab/>0.103933771121142<text:tab/>0.10330493628222<text:tab/>0.0979952785205257<text:tab/>0.101020019074265<text:tab/>0.0959986064385136</text:p>
      <text:p text:style-name="P1">Gsap<text:tab/>0.745959063506596<text:tab/>1.83148832066745<text:tab/>0.764067003901644<text:tab/>3.75549334968958<text:tab/>0.348373619096136</text:p>
      <text:p text:style-name="P1">Gsc<text:tab/>0.103933771121142<text:tab/>0.10330493628222<text:tab/>0.0979952785205257<text:tab/>0.101020019074265<text:tab/>0.0959986064385136</text:p>
      <text:p text:style-name="P1">Gsc2<text:tab/>0.103933771121142<text:tab/>0.10330493628222<text:tab/>0.0979952785205257<text:tab/>0.101020019074265<text:tab/>0.0959986064385136</text:p>
      <text:p text:style-name="P1">Gsdma<text:tab/>0.104049865140708<text:tab/>0.11156025984167<text:tab/>0.0980650983185414<text:tab/>0.101332699414924<text:tab/>0.096021770032075</text:p>
      <text:p text:style-name="P1">Gsdmc<text:tab/>0.0986910657002319<text:tab/>1.72074391333712<text:tab/>0.131028591932167<text:tab/>0.178101068305482<text:tab/>0.131109897351229</text:p>
      <text:p text:style-name="P1">Gsdmd<text:tab/>27.2430014435964<text:tab/>24.6669472461867<text:tab/>8.1461013731559<text:tab/>39.3045454097585<text:tab/>2.1969937792755</text:p>
      <text:p text:style-name="P1">Gsg1<text:tab/>0.104313932288513<text:tab/>0.104216868864476<text:tab/>0.098353107100872<text:tab/>0.102108750691879<text:tab/>0.130333225449383</text:p>
      <text:p text:style-name="P1">Gsk3a<text:tab/>44.0478228240879<text:tab/>58.100589528294<text:tab/>46.0651972320524<text:tab/>68.5339117815296<text:tab/>68.7326667357195</text:p>
      <text:p text:style-name="P1">Gsk3b<text:tab/>23.5025016457219<text:tab/>38.600627936635<text:tab/>50.50165830467<text:tab/>37.6060088164119<text:tab/>43.1939762169946</text:p>
      <text:p text:style-name="P1">Gskip<text:tab/>17.9556807413398<text:tab/>18.812386156098<text:tab/>16.7602341446495<text:tab/>29.2958874577236<text:tab/>12.5593957828153</text:p>
      <text:p text:style-name="P1">Gsn<text:tab/>113.289101705909<text:tab/>130.33993819764<text:tab/>117.12650451217<text:tab/>310.1312509335<text:tab/>110.351111682412</text:p>
      <text:p text:style-name="P1">Gspt1<text:tab/>0.199129886675282<text:tab/>3.65627936009622<text:tab/>0.182784881142422<text:tab/>1.45602311643332<text:tab/>0.972332783536453</text:p>
      <text:p text:style-name="P1">Gspt2<text:tab/>0.908169826963067<text:tab/>1.1765389148864<text:tab/>1.57573951482867<text:tab/>1.27112076540652<text:tab/>1.38461021470477</text:p>
      <text:p text:style-name="P1">Gsr<text:tab/>26.2874243739453<text:tab/>18.3223452937563<text:tab/>10.2160988996113<text:tab/>54.2268840898182<text:tab/>34.897148718758</text:p>
      <text:p text:style-name="P1">Gss<text:tab/>23.5540699674717<text:tab/>46.3426210919864<text:tab/>34.9240687648586<text:tab/>110.39538574109<text:tab/>104.9825295329</text:p>
      <text:p text:style-name="P1">Gsta1<text:tab/>27.7921239483696<text:tab/>23.7002242074312<text:tab/>14.8763403099642<text:tab/>28.7003295326888<text:tab/>11.1824402755664</text:p>
      <text:p text:style-name="P1">Gsta2<text:tab/>0.104030621553564<text:tab/>0.103475814997011<text:tab/>0.0980673774668693<text:tab/>0.101208494603097<text:tab/>0.0986353243847526</text:p>
      <text:p text:style-name="P1">Gsta3<text:tab/>0.165876299569678<text:tab/>0.200348713805437<text:tab/>0.131324551390855<text:tab/>0.193172697098835<text:tab/>0.146092934981597</text:p>
      <text:p text:style-name="P1">Gsta4<text:tab/>0.536992352681316<text:tab/>2.5487466070958<text:tab/>1.28843461484476<text:tab/>4.07090128648238<text:tab/>1.41182117360463</text:p>
      <text:p text:style-name="P1">Gsta5<text:tab/>0.104633871840209<text:tab/>0.104578415372893<text:tab/>0.0985363561257651<text:tab/>0.10244546800601<text:tab/>0.123248406095983</text:p>
      <text:p text:style-name="P1">Gstcd<text:tab/>1.49870152660855<text:tab/>1.61894293727427<text:tab/>1.04475776018165<text:tab/>2.07444578463557<text:tab/>1.32243972383029</text:p>
      <text:p text:style-name="P1">Gstk1<text:tab/>6.49677391536875<text:tab/>3.51893873055317<text:tab/>4.2396462565871<text:tab/>6.12657117739769<text:tab/>0.794819268341852</text:p>
      <text:p text:style-name="P1">Gstm1<text:tab/>39.2310823864572<text:tab/>29.5549158900164<text:tab/>23.746047225826<text:tab/>58.4385015216797<text:tab/>41.7439856897194</text:p>
      <text:p text:style-name="P1">Gstm2<text:tab/>242.780163013007<text:tab/>251.594976315811<text:tab/>195.251764948327<text:tab/>111.610185409439<text:tab/>19.2719612727209</text:p>
      <text:p text:style-name="P1">Gstm3<text:tab/>0.158870886640284<text:tab/>3.24001195766837<text:tab/>0.770224217508891<text:tab/>0.405745771555809<text:tab/>0.317427370796123</text:p>
      <text:p text:style-name="P1">Gstm4<text:tab/>13.4964948684478<text:tab/>7.61661818870388<text:tab/>6.41095735740047<text:tab/>17.9394972904603<text:tab/>9.02122821850133</text:p>
      <text:p text:style-name="P1">Gstm5<text:tab/>34.1125528065276<text:tab/>44.845373882794<text:tab/>23.976902519679<text:tab/>39.0915065346751<text:tab/>11.1042833390361</text:p>
      <text:p text:style-name="P1">Gstm6<text:tab/>0.105964177409832<text:tab/>0.106765085582554<text:tab/>0.243924748897212<text:tab/>0.105485157109045<text:tab/>0.0970941626520845</text:p>
      <text:p text:style-name="P1">Gstm6l<text:tab/>0.221378219133389<text:tab/>0.104302778067257<text:tab/>0.0981656520140117<text:tab/>0.102263948469049<text:tab/>0.0957144841755191</text:p>
      <text:p text:style-name="P1">Gstm7<text:tab/>1.426512847184<text:tab/>3.55323145992783<text:tab/>0.93393362923405<text:tab/>0.668244783601272<text:tab/>0.265125377928862</text:p>
      <text:p text:style-name="P1"><text:soft-page-break/>Gsto1<text:tab/>75.0157326023593<text:tab/>72.338118041423<text:tab/>94.3710559807112<text:tab/>120.891282758796<text:tab/>152.923427189844</text:p>
      <text:p text:style-name="P1">Gsto2<text:tab/>0.323146798553488<text:tab/>0.662953692478284<text:tab/>1.41999135848465<text:tab/>0.433493586269278<text:tab/>0.595263877731178</text:p>
      <text:p text:style-name="P1">Gstp1<text:tab/>270.506911290949<text:tab/>292.040313003446<text:tab/>363.096870695352<text:tab/>839.776786131452<text:tab/>1375.57960050611</text:p>
      <text:p text:style-name="P1">Gstt1<text:tab/>3.30676384239956<text:tab/>2.39931625477174<text:tab/>3.32494758590534<text:tab/>8.64381762068391<text:tab/>2.50624569604116</text:p>
      <text:p text:style-name="P1">Gstt2<text:tab/>6.31930574552181<text:tab/>2.90645364282896<text:tab/>3.45333683040866<text:tab/>8.34347400840577<text:tab/>9.57582676992366</text:p>
      <text:p text:style-name="P1">Gstt3<text:tab/>0.103933771121142<text:tab/>0.10330493628222<text:tab/>0.0979952785205257<text:tab/>0.101020019074265<text:tab/>0.0959986064385136</text:p>
      <text:p text:style-name="P1">Gstt4<text:tab/>0.103933771121142<text:tab/>0.10330493628222<text:tab/>0.0979952785205257<text:tab/>0.101020019074265<text:tab/>0.0959986064385136</text:p>
      <text:p text:style-name="P1">Gstz1<text:tab/>8.72358906986417<text:tab/>4.94676529865513<text:tab/>3.59917195697222<text:tab/>10.4243519219188<text:tab/>2.22459275368005</text:p>
      <text:p text:style-name="P1">Gsx1<text:tab/>0.103933771121142<text:tab/>0.10330493628222<text:tab/>0.0979952785205257<text:tab/>0.101020019074265<text:tab/>0.0959986064385136</text:p>
      <text:p text:style-name="P1">Gsx2<text:tab/>0.103933771121142<text:tab/>0.10330493628222<text:tab/>0.0979952785205257<text:tab/>0.101020019074265<text:tab/>0.0959986064385136</text:p>
      <text:p text:style-name="P1">Gtdc1<text:tab/>3.24181151673794<text:tab/>3.11951833024551<text:tab/>3.28370923936146<text:tab/>3.70068951526111<text:tab/>6.18876555461603</text:p>
      <text:p text:style-name="P1">Gtf2a1<text:tab/>9.89723677274852<text:tab/>6.15301303727225<text:tab/>10.8209227259156<text:tab/>14.2788931961426<text:tab/>16.4400770430156</text:p>
      <text:p text:style-name="P1">Gtf2a1l<text:tab/>0.271079332054788<text:tab/>0.108639591722221<text:tab/>0.185186915377805<text:tab/>0.16631969893656<text:tab/>0.12425252007985</text:p>
      <text:p text:style-name="P1">Gtf2a2<text:tab/>184.337929580517<text:tab/>171.742224023183<text:tab/>165.601075364117<text:tab/>247.677439831267<text:tab/>228.069104812763</text:p>
      <text:p text:style-name="P1">Gtf2b<text:tab/>24.9315455512107<text:tab/>35.483344676357<text:tab/>50.8525889194331<text:tab/>48.1040129621484<text:tab/>43.2458800449285</text:p>
      <text:p text:style-name="P1">Gtf2e1<text:tab/>8.43456571934161<text:tab/>7.67492336354622<text:tab/>4.57374728706827<text:tab/>12.9233410895275<text:tab/>12.7869345613149</text:p>
      <text:p text:style-name="P1">Gtf2e2<text:tab/>31.1677097612676<text:tab/>22.7206660743134<text:tab/>24.9458853955104<text:tab/>44.0552474194442<text:tab/>44.0047153613249</text:p>
      <text:p text:style-name="P1">Gtf2f1<text:tab/>63.3144485111143<text:tab/>87.9122138593089<text:tab/>46.6630704978052<text:tab/>97.4695264470136<text:tab/>78.0537532620763</text:p>
      <text:p text:style-name="P1">Gtf2f2<text:tab/>8.13303834442656<text:tab/>9.95247441163269<text:tab/>8.52180127412669<text:tab/>11.2313242957053<text:tab/>14.5266735140794</text:p>
      <text:p text:style-name="P1">Gtf2h1<text:tab/>26.164010019192<text:tab/>41.5768582669129<text:tab/>23.7212700128639<text:tab/>40.3393775353038<text:tab/>30.838558401198</text:p>
      <text:p text:style-name="P1">Gtf2h2<text:tab/>13.4941013414992<text:tab/>11.8172958131502<text:tab/>6.27039542152563<text:tab/>17.0861155248324<text:tab/>16.0089573118283</text:p>
      <text:p text:style-name="P1">Gtf2h3<text:tab/>8.97703617115712<text:tab/>6.90465153259807<text:tab/>6.57855441347824<text:tab/>17.0016593007562<text:tab/>15.697865096055</text:p>
      <text:p text:style-name="P1">Gtf2h4<text:tab/>9.15551547454875<text:tab/>6.70731701570305<text:tab/>6.2023346811956<text:tab/>14.7715821304537<text:tab/>11.7100617172359</text:p>
      <text:p text:style-name="P1">Gtf2h5<text:tab/>19.7835460188112<text:tab/>20.0469423263188<text:tab/>16.657734132685<text:tab/>17.6397283240986<text:tab/>17.6192211868005</text:p>
      <text:p text:style-name="P1">Gtf2i<text:tab/>74.5429833943376<text:tab/>43.964736024069<text:tab/>20.6758175245411<text:tab/>97.7528530331618<text:tab/>34.0843683809663</text:p>
      <text:p text:style-name="P1">Gtf2ird1<text:tab/>1.35536469770155<text:tab/>1.6949375526788<text:tab/>0.966909147697684<text:tab/>2.91135964924339<text:tab/>1.47441469990911</text:p>
      <text:p text:style-name="P1">Gtf2ird2<text:tab/>5.03087296956563<text:tab/>3.62203911604045<text:tab/>1.37697076822345<text:tab/>7.68254267442164<text:tab/>3.90913330276756</text:p>
      <text:p text:style-name="P1">Gtf3a<text:tab/>21.6639691716138<text:tab/>24.8257445644312<text:tab/>14.957922093887<text:tab/>32.9314043439475<text:tab/>35.7084461312183</text:p>
      <text:p text:style-name="P1">Gtf3c1<text:tab/>18.1921647735028<text:tab/>14.1205111985982<text:tab/>13.8549559897823<text:tab/>30.4342508737447<text:tab/>24.8344292428265</text:p>
      <text:p text:style-name="P1">Gtf3c2<text:tab/>18.4059294409957<text:tab/>14.9653635229043<text:tab/>10.0477317200259<text:tab/>18.3457057358402<text:tab/>18.1823407920702</text:p>
      <text:p text:style-name="P1">Gtf3c3<text:tab/>9.49964597408853<text:tab/>6.57149786383921<text:tab/>5.40259468827954<text:tab/>12.6897382801536<text:tab/>7.05534422862097</text:p>
      <text:p text:style-name="P1">Gtf3c4<text:tab/>7.95151433669916<text:tab/>11.4097352286667<text:tab/>12.4068135240363<text:tab/>8.58925165139421<text:tab/>8.00289820344411</text:p>
      <text:p text:style-name="P1">Gtf3c5<text:tab/>14.7253216084182<text:tab/>5.08947638831396<text:tab/>5.67628684992515<text:tab/>12.8428218784421<text:tab/>8.17493083500045</text:p>
      <text:p text:style-name="P1">Gtf3c6<text:tab/>12.5777247628866<text:tab/>12.3659241216497<text:tab/>1.56424623988804<text:tab/>21.7640148969094<text:tab/>2.81440872974417</text:p>
      <text:p text:style-name="P1">Gtpbp1<text:tab/>11.03754695993<text:tab/>15.0694956101256<text:tab/>16.5743439678811<text:tab/>13.7198035316238<text:tab/>14.4706266366142</text:p>
      <text:p text:style-name="P1">Gtpbp10<text:tab/>7.61298623019518<text:tab/>5.51215426109018<text:tab/>1.4922764676947<text:tab/>7.78109428820235<text:tab/>4.9449098717668</text:p>
      <text:p text:style-name="P1">Gtpbp2<text:tab/>17.3956509511454<text:tab/>10.7010509931681<text:tab/>7.18339953396924<text:tab/>19.784796107304<text:tab/>14.5209959358411</text:p>
      <text:p text:style-name="P1">Gtpbp3<text:tab/>5.84424715864262<text:tab/>1.0932328953181<text:tab/>2.9666793759426<text:tab/>7.06788298978203<text:tab/>5.6598756402307</text:p>
      <text:p text:style-name="P1">Gtpbp4<text:tab/>11.3785018969444<text:tab/>18.6102540413141<text:tab/>16.4955471860312<text:tab/>12.1760112667231<text:tab/>16.7135737474472</text:p>
      <text:p text:style-name="P1">Gtpbp6<text:tab/>0.103933771121142<text:tab/>0.10330493628222<text:tab/>0.0979952785205257<text:tab/>0.101020019074265<text:tab/>0.0959986064385136</text:p>
      <text:p text:style-name="P1">Gtpbp8<text:tab/>2.70611317295969<text:tab/>4.1462492081151<text:tab/>2.86137642436078<text:tab/>5.40242897089993<text:tab/>3.89091614344095</text:p>
      <text:p text:style-name="P1">Gtse1<text:tab/>22.6977787136064<text:tab/>12.5142095581995<text:tab/>3.68072093692563<text:tab/>24.9450321118239<text:tab/>1.35372855144485</text:p>
      <text:p text:style-name="P1">Gtsf1<text:tab/>0.103933771121142<text:tab/>0.10330493628222<text:tab/>0.0979952785205257<text:tab/>0.101020019074265<text:tab/>0.0959986064385136</text:p>
      <text:p text:style-name="P1">Guca1a<text:tab/>0.0983973672991688<text:tab/>0.101939354745905<text:tab/>0.0918888961445763<text:tab/>0.795795850376253<text:tab/>0.0899499281151905</text:p>
      <text:p text:style-name="P1">Guca1b<text:tab/>0.104455390951467<text:tab/>0.118889439055557<text:tab/>0.116981708453206<text:tab/>0.102258647037877<text:tab/>0.0961343232487021</text:p>
      <text:p text:style-name="P1">Guca2a<text:tab/>0.784523077569272<text:tab/>0.401327514794657<text:tab/>0.967039945141126<text:tab/>0.513325600640173<text:tab/>0.648250505152711</text:p>
      <text:p text:style-name="P1">Guca2b<text:tab/>0.104535686428722<text:tab/>0.23149154262474<text:tab/>0.0983289132531539<text:tab/>0.103066467843107<text:tab/>0.0961051625585982</text:p>
      <text:p text:style-name="P1">Gucd1<text:tab/>24.0228205916807<text:tab/>17.352466134731<text:tab/>21.2236584235497<text:tab/>24.7201203748579<text:tab/>14.0624656888182</text:p>
      <text:p text:style-name="P1">Gucy1a2<text:tab/>0.104227425007902<text:tab/>0.176463842341723<text:tab/>0.119064324362015<text:tab/>0.220664059863593<text:tab/>0.164897307883747</text:p>
      <text:p text:style-name="P1">Gucy1a3<text:tab/>59.0196067187829<text:tab/>25.5070613786064<text:tab/>10.0109685755482<text:tab/>77.7496680962086<text:tab/>15.5796792460673</text:p>
      <text:p text:style-name="P1">Gucy1b2<text:tab/>0.103933771121142<text:tab/>0.10330493628222<text:tab/>0.0979952785205257<text:tab/>0.101020019074265<text:tab/>0.0959986064385136</text:p>
      <text:p text:style-name="P1">Gucy1b3<text:tab/>44.1993343874624<text:tab/>24.6569365938118<text:tab/>24.9697560747897<text:tab/>64.0026162909664<text:tab/>42.2539097830708</text:p>
      <text:p text:style-name="P1">Gucy2c<text:tab/>0.103557864603541<text:tab/>0.103215204152678<text:tab/>0.0976559798615626<text:tab/>0.116256597110711<text:tab/>0.0955622341873526</text:p>
      <text:p text:style-name="P1">Gucy2d<text:tab/>0.101538124591471<text:tab/>0.102710735446248<text:tab/>0.0953635783523136<text:tab/>0.20782986074313<text:tab/>0.0934645262786339</text:p>
      <text:p text:style-name="P1"><text:soft-page-break/>Gucy2e<text:tab/>0.138798047868983<text:tab/>0.103737187954781<text:tab/>0.098071060106589<text:tab/>0.101520750491445<text:tab/>0.0958665062994569</text:p>
      <text:p text:style-name="P1">Gucy2f<text:tab/>0.103933771121142<text:tab/>0.10330493628222<text:tab/>0.0979952785205257<text:tab/>0.101020019074265<text:tab/>0.0959986064385136</text:p>
      <text:p text:style-name="P1">Gucy2g<text:tab/>0.103933771121142<text:tab/>0.10330493628222<text:tab/>0.0979952785205257<text:tab/>0.101020019074265<text:tab/>0.0959986064385136</text:p>
      <text:p text:style-name="P1">Guf1<text:tab/>5.37820085456083<text:tab/>3.43959296051893<text:tab/>1.13117601452756<text:tab/>6.60374724027875<text:tab/>2.29589508643111</text:p>
      <text:p text:style-name="P1">Guk1<text:tab/>80.5590753926639<text:tab/>111.06678002791<text:tab/>73.2488428515367<text:tab/>120.91896384791<text:tab/>91.951863219822</text:p>
      <text:p text:style-name="P1">Gulo<text:tab/>0.103933771121142<text:tab/>0.10330493628222<text:tab/>0.0979952785205257<text:tab/>0.101020019074265<text:tab/>0.0959986064385136</text:p>
      <text:p text:style-name="P1">Gulp1<text:tab/>15.8118752166773<text:tab/>9.34893599388035<text:tab/>6.29591267443364<text:tab/>14.0949762956859<text:tab/>2.89801838253282</text:p>
      <text:p text:style-name="P1">Gusb<text:tab/>27.5229136435706<text:tab/>26.326406954266<text:tab/>17.8121497338481<text:tab/>55.3168215020713<text:tab/>8.8596120942879</text:p>
      <text:p text:style-name="P1">Gxylt1<text:tab/>6.07829819850291<text:tab/>4.37000853054037<text:tab/>6.57079444153645<text:tab/>5.8802441655872<text:tab/>5.76723859356211</text:p>
      <text:p text:style-name="P1">Gyg1<text:tab/>97.9778260021829<text:tab/>84.6915870464986<text:tab/>66.8933186123428<text:tab/>321.202108761182<text:tab/>161.597685655234</text:p>
      <text:p text:style-name="P1">Gykl1<text:tab/>0.103420027076352<text:tab/>0.118522470997518<text:tab/>0.126883663686048<text:tab/>0.101542388937317<text:tab/>0.0953549922829461</text:p>
      <text:p text:style-name="P1">Gyltl1b<text:tab/>0.613425323991766<text:tab/>0.196762993468833<text:tab/>0.107460977209765<text:tab/>0.356765812036697<text:tab/>0.156858824457341</text:p>
      <text:p text:style-name="P1">Gypc<text:tab/>54.0805174445394<text:tab/>42.6858871317371<text:tab/>13.1837545409748<text:tab/>49.3980182401541<text:tab/>23.2041086902367</text:p>
      <text:p text:style-name="P1">Gys1<text:tab/>17.9365842655067<text:tab/>13.6203991266655<text:tab/>6.27051466751657<text:tab/>27.7518067943112<text:tab/>6.18317429712613</text:p>
      <text:p text:style-name="P1">Gys2<text:tab/>0.0965499600193045<text:tab/>1.97939569124215<text:tab/>0.0906834251214686<text:tab/>0.144848629302049<text:tab/>0.0890284997558734</text:p>
      <text:p text:style-name="P1">Gzf1<text:tab/>7.56134491743006<text:tab/>6.95903285858334<text:tab/>6.84505749810215<text:tab/>9.51562512281541<text:tab/>5.32490788103004</text:p>
      <text:p text:style-name="P1">Gzma<text:tab/>0.103933771121142<text:tab/>0.10330493628222<text:tab/>0.0979952785205257<text:tab/>0.101020019074265<text:tab/>0.0959986064385136</text:p>
      <text:p text:style-name="P1">Gzmb<text:tab/>0.103933771121142<text:tab/>0.10330493628222<text:tab/>0.0979952785205257<text:tab/>0.101020019074265<text:tab/>0.0959986064385136</text:p>
      <text:p text:style-name="P1">Gzmc<text:tab/>0.103933771121142<text:tab/>0.10330493628222<text:tab/>0.0979952785205257<text:tab/>0.101020019074265<text:tab/>0.0959986064385136</text:p>
      <text:p text:style-name="P1">Gzmf<text:tab/>0.103933771121142<text:tab/>0.10330493628222<text:tab/>0.0979952785205257<text:tab/>0.101020019074265<text:tab/>0.0959986064385136</text:p>
      <text:p text:style-name="P1">Gzmk<text:tab/>0.103933771121142<text:tab/>0.10330493628222<text:tab/>0.0979952785205257<text:tab/>0.101020019074265<text:tab/>0.0959986064385136</text:p>
      <text:p text:style-name="P1">Gzmm<text:tab/>0.104509607930037<text:tab/>0.10510269114976<text:tab/>0.135184670865341<text:tab/>0.103545914660419<text:tab/>0.160125065273883</text:p>
      <text:p text:style-name="P1">Gzmn<text:tab/>0.103933771121142<text:tab/>0.10330493628222<text:tab/>0.0979952785205257<text:tab/>0.101020019074265<text:tab/>0.0959986064385136</text:p>
      <text:p text:style-name="P1">H19<text:tab/>0.541977393082542<text:tab/>0.199613041908773<text:tab/>0.306191468410388<text:tab/>0.117455843618487<text:tab/>0.0930238562542856</text:p>
      <text:p text:style-name="P1">H1f0<text:tab/>74.7294082903888<text:tab/>43.2585062473842<text:tab/>77.8556227618441<text:tab/>107.366782990169<text:tab/>162.742976243234</text:p>
      <text:p text:style-name="P1">H1fnt<text:tab/>0.103933771121142<text:tab/>0.10330493628222<text:tab/>0.0979952785205257<text:tab/>0.101020019074265<text:tab/>0.0959986064385136</text:p>
      <text:p text:style-name="P1">H1foo<text:tab/>0.103933771121142<text:tab/>0.10330493628222<text:tab/>0.0979952785205257<text:tab/>0.101020019074265<text:tab/>0.0959986064385136</text:p>
      <text:p text:style-name="P1">H2afb3<text:tab/>0.103933771121142<text:tab/>0.10330493628222<text:tab/>0.0979952785205257<text:tab/>0.101020019074265<text:tab/>0.0959986064385136</text:p>
      <text:p text:style-name="P1">H2afj<text:tab/>0.103933771121142<text:tab/>0.10330493628222<text:tab/>0.0979952785205257<text:tab/>0.101020019074265<text:tab/>0.0959986064385136</text:p>
      <text:p text:style-name="P1">H2afv<text:tab/>20.9967276917306<text:tab/>17.4370923606515<text:tab/>20.5660818578229<text:tab/>18.0800808399451<text:tab/>13.0922448292429</text:p>
      <text:p text:style-name="P1">H2afx<text:tab/>58.0938507700998<text:tab/>54.6134161246268<text:tab/>217.592315089051<text:tab/>41.4134641795438<text:tab/>142.821844936827</text:p>
      <text:p text:style-name="P1">H2afy<text:tab/>58.6027978564286<text:tab/>70.4110799830262<text:tab/>55.1335779590246<text:tab/>102.543518253799<text:tab/>86.7331391510121</text:p>
      <text:p text:style-name="P1">H2afy2<text:tab/>10.5237206117385<text:tab/>7.30070074304391<text:tab/>0.767259758184631<text:tab/>6.17886399062209<text:tab/>0.498222293837495</text:p>
      <text:p text:style-name="P1">H2afz<text:tab/>281.790806056431<text:tab/>283.543823525123<text:tab/>363.408224695128<text:tab/>217.393957205435<text:tab/>146.62153753847</text:p>
      <text:p text:style-name="P1">H3f3b<text:tab/>180.707131750317<text:tab/>438.164371588218<text:tab/>1197.64098217987<text:tab/>229.800981541551<text:tab/>711.456811521248</text:p>
      <text:p text:style-name="P1">H6pd<text:tab/>6.27894901732722<text:tab/>4.30368882894791<text:tab/>3.96206733739793<text:tab/>9.01885167340727<text:tab/>5.98192548447325</text:p>
      <text:p text:style-name="P1">Haao<text:tab/>0.103933771121142<text:tab/>0.10330493628222<text:tab/>0.0979952785205257<text:tab/>0.101020019074265<text:tab/>0.0959986064385136</text:p>
      <text:p text:style-name="P1">Habp2<text:tab/>0.103933771121142<text:tab/>0.10330493628222<text:tab/>0.0979952785205257<text:tab/>0.101020019074265<text:tab/>0.0959986064385136</text:p>
      <text:p text:style-name="P1">Habp4<text:tab/>13.161955366123<text:tab/>8.92378169686204<text:tab/>29.0594670356854<text:tab/>26.203900582633<text:tab/>36.004405269776</text:p>
      <text:p text:style-name="P1">Hacd1<text:tab/>53.1398523283267<text:tab/>65.61335229164<text:tab/>34.5806570240754<text:tab/>42.0712125120006<text:tab/>10.8460094202928</text:p>
      <text:p text:style-name="P1">Hacd3<text:tab/>25.6550818229599<text:tab/>19.3035019451824<text:tab/>17.3717053112801<text:tab/>39.7286993268986<text:tab/>49.1962132539598</text:p>
      <text:p text:style-name="P1">Hacd4<text:tab/>6.8070120929776<text:tab/>4.46687963414349<text:tab/>1.99040363929455<text:tab/>6.92948752658859<text:tab/>0.228562643051082</text:p>
      <text:p text:style-name="P1">Hace1<text:tab/>11.769878323495<text:tab/>8.6758337182779<text:tab/>7.65507965585753<text:tab/>14.6314212524562<text:tab/>8.71462252502824</text:p>
      <text:p text:style-name="P1">Hacl1<text:tab/>10.7715865856897<text:tab/>7.46400709928637<text:tab/>5.1106603062638<text:tab/>14.7925957618965<text:tab/>7.22820347942967</text:p>
      <text:p text:style-name="P1">Hadh<text:tab/>45.014631782163<text:tab/>32.8468541232916<text:tab/>51.6541540390298<text:tab/>51.3219204311702<text:tab/>47.6925285000438</text:p>
      <text:p text:style-name="P1">Hadha<text:tab/>65.2687412165191<text:tab/>60.7337762663482<text:tab/>81.6578120290687<text:tab/>86.0043580326671<text:tab/>88.2881665728626</text:p>
      <text:p text:style-name="P1">Hadhb<text:tab/>86.1886375934232<text:tab/>91.5912303956111<text:tab/>105.391918778679<text:tab/>155.321690996449<text:tab/>199.79712657906</text:p>
      <text:p text:style-name="P1">Hagh<text:tab/>19.0281698137808<text:tab/>22.2465258013137<text:tab/>38.9252200121157<text:tab/>35.480552583786<text:tab/>55.0842126362033</text:p>
      <text:p text:style-name="P1">Hal<text:tab/>0.103933771121142<text:tab/>0.10330493628222<text:tab/>0.0979952785205257<text:tab/>0.101020019074265<text:tab/>0.0959986064385136</text:p>
      <text:p text:style-name="P1">Hamp<text:tab/>0.10163681074593<text:tab/>0.102749342622921<text:tab/>0.0963754153713126<text:tab/>0.291442353498309<text:tab/>0.0939464110048576</text:p>
      <text:p text:style-name="P1">Hand1<text:tab/>0.103933771121142<text:tab/>0.10330493628222<text:tab/>0.0979952785205257<text:tab/>0.101020019074265<text:tab/>0.0959986064385136</text:p>
      <text:p text:style-name="P1">Hand2<text:tab/>6.14711734120613<text:tab/>8.98417689465564<text:tab/>7.20758961817865<text:tab/>12.5009412595779<text:tab/>10.2754259278624</text:p>
      <text:p text:style-name="P1">Hao1<text:tab/>0.106090178915058<text:tab/>0.216527117195378<text:tab/>0.218329985301083<text:tab/>0.106687788689391<text:tab/>0.0965082281367671</text:p>
      <text:p text:style-name="P1">Hao2<text:tab/>0.103933771121142<text:tab/>0.10330493628222<text:tab/>0.0979952785205257<text:tab/>0.101020019074265<text:tab/>0.0959986064385136</text:p>
      <text:p text:style-name="P1"><text:soft-page-break/>Hap1<text:tab/>0.44410967311409<text:tab/>2.36518256492966<text:tab/>6.69551102854922<text:tab/>5.69171234865795<text:tab/>7.93508548744758</text:p>
      <text:p text:style-name="P1">Hapln1<text:tab/>0.103933771121142<text:tab/>0.10330493628222<text:tab/>0.0979952785205257<text:tab/>0.101020019074265<text:tab/>0.0959986064385136</text:p>
      <text:p text:style-name="P1">Hapln2<text:tab/>0.106051618778279<text:tab/>0.125472458237611<text:tab/>0.145176188082063<text:tab/>0.123688914037664<text:tab/>0.136020667308494</text:p>
      <text:p text:style-name="P1">Hapln3<text:tab/>0.596357857786987<text:tab/>7.69140558387558<text:tab/>23.4806405968941<text:tab/>1.07184196004338<text:tab/>0.869130439101222</text:p>
      <text:p text:style-name="P1">Hapln4<text:tab/>0.153326047893829<text:tab/>0.1717372961735<text:tab/>0.263162631014135<text:tab/>0.371871619138419<text:tab/>0.756627078293669</text:p>
      <text:p text:style-name="P1">Harbi1<text:tab/>3.75179653185886<text:tab/>0.765953875179591<text:tab/>0.958667833829385<text:tab/>5.72525973515743<text:tab/>4.17965961213735</text:p>
      <text:p text:style-name="P1">Hars<text:tab/>65.5351156176438<text:tab/>93.1591571087976<text:tab/>73.9115940368522<text:tab/>82.6011497906731<text:tab/>91.3940519021596</text:p>
      <text:p text:style-name="P1">Hars2<text:tab/>12.7702757853322<text:tab/>9.12459970887427<text:tab/>7.51189306175796<text:tab/>13.8068328325322<text:tab/>8.23370156650606</text:p>
      <text:p text:style-name="P1">Has1<text:tab/>0.371873044604907<text:tab/>1.31204027776086<text:tab/>0.939954661577215<text:tab/>0.768775407745509<text:tab/>0.124053224565717</text:p>
      <text:p text:style-name="P1">Has2<text:tab/>0.0934923721648621<text:tab/>2.49440362238542<text:tab/>0.150201713430777<text:tab/>3.89494489094196<text:tab/>1.22642246783026</text:p>
      <text:p text:style-name="P1">Has3<text:tab/>0.194459576220928<text:tab/>0.806840106263546<text:tab/>0.339831297959655<text:tab/>0.109063445412839<text:tab/>0.10538370778959</text:p>
      <text:p text:style-name="P1">Hat1<text:tab/>28.8807339635593<text:tab/>30.9213522461235<text:tab/>19.9086550853167<text:tab/>22.7504229230267<text:tab/>19.6783954166931</text:p>
      <text:p text:style-name="P1">Haus1<text:tab/>0.140992008524822<text:tab/>0.145609935322037<text:tab/>0.280539565739261<text:tab/>0.108108201914704<text:tab/>0.130866564291067</text:p>
      <text:p text:style-name="P1">Haus3<text:tab/>7.31333680548538<text:tab/>5.38602788881192<text:tab/>3.71018560457625<text:tab/>6.12414692587361<text:tab/>6.52299657043167</text:p>
      <text:p text:style-name="P1">Haus4<text:tab/>16.0675227094401<text:tab/>14.1453192404511<text:tab/>11.8122563103115<text:tab/>11.990491837892<text:tab/>10.6574541864092</text:p>
      <text:p text:style-name="P1">Haus7<text:tab/>42.7851234265161<text:tab/>35.7973206447133<text:tab/>34.5266149257208<text:tab/>171.182420201652<text:tab/>21.3433548029408</text:p>
      <text:p text:style-name="P1">Haus8<text:tab/>12.3549548291093<text:tab/>17.2578971909397<text:tab/>38.6286033245155<text:tab/>8.3079271182063<text:tab/>41.1114738379104</text:p>
      <text:p text:style-name="P1">Havcr1<text:tab/>0.103933771121142<text:tab/>0.10330493628222<text:tab/>0.0979952785205257<text:tab/>0.101020019074265<text:tab/>0.0959986064385136</text:p>
      <text:p text:style-name="P1">Havcr2<text:tab/>0.103933771121142<text:tab/>0.10330493628222<text:tab/>0.0979952785205257<text:tab/>0.101020019074265<text:tab/>0.0959986064385136</text:p>
      <text:p text:style-name="P1">Hax1<text:tab/>83.9838940147326<text:tab/>66.1263489441293<text:tab/>35.2301674544687<text:tab/>113.848995423506<text:tab/>78.3425680070227</text:p>
      <text:p text:style-name="P1">Hba1<text:tab/>0.103933771121142<text:tab/>0.10330493628222<text:tab/>0.0979952785205257<text:tab/>0.101020019074265<text:tab/>0.0959986064385136</text:p>
      <text:p text:style-name="P1">Hba2<text:tab/>0.103933771121142<text:tab/>0.10330493628222<text:tab/>0.0979952785205257<text:tab/>0.101020019074265<text:tab/>0.0959986064385136</text:p>
      <text:p text:style-name="P1">Hbb<text:tab/>0.103933771121142<text:tab/>0.10330493628222<text:tab/>0.0979952785205257<text:tab/>0.101020019074265<text:tab/>0.0959986064385136</text:p>
      <text:p text:style-name="P1">Hbb-b1<text:tab/>0.103933771121142<text:tab/>0.10330493628222<text:tab/>0.0979952785205257<text:tab/>0.101020019074265<text:tab/>0.0959986064385136</text:p>
      <text:p text:style-name="P1">Hbe1<text:tab/>0.103933771121142<text:tab/>0.10330493628222<text:tab/>0.0979952785205257<text:tab/>0.101020019074265<text:tab/>0.0959986064385136</text:p>
      <text:p text:style-name="P1">Hbe2<text:tab/>0.103933771121142<text:tab/>0.10330493628222<text:tab/>0.0979952785205257<text:tab/>0.101020019074265<text:tab/>0.0959986064385136</text:p>
      <text:p text:style-name="P1">Hbegf<text:tab/>54.7566957465338<text:tab/>714.284841848623<text:tab/>712.549957918844<text:tab/>22.3484838520178<text:tab/>56.4646407007158</text:p>
      <text:p text:style-name="P1">Hbg1<text:tab/>0.103933771121142<text:tab/>0.10330493628222<text:tab/>0.0979952785205257<text:tab/>0.101020019074265<text:tab/>0.0959986064385136</text:p>
      <text:p text:style-name="P1">Hbp1<text:tab/>44.8232943467239<text:tab/>13.7485765185318<text:tab/>12.2451736117179<text:tab/>51.8176243548425<text:tab/>24.1652250411221</text:p>
      <text:p text:style-name="P1">Hbs1l<text:tab/>27.6046521323636<text:tab/>34.3641550061376<text:tab/>29.6855355622737<text:tab/>45.2943238034178<text:tab/>49.0442246381057</text:p>
      <text:p text:style-name="P1">Hbz<text:tab/>0.103933771121142<text:tab/>0.10330493628222<text:tab/>0.0979952785205257<text:tab/>0.101020019074265<text:tab/>0.0959986064385136</text:p>
      <text:p text:style-name="P1">Hccs<text:tab/>9.02356609942906<text:tab/>8.47819271469513<text:tab/>4.0993335140144<text:tab/>8.59775888072338<text:tab/>7.55805560635262</text:p>
      <text:p text:style-name="P1">Hcfc1<text:tab/>4.20998408342608<text:tab/>5.084724157576<text:tab/>1.72303229802052<text:tab/>5.94275074904916<text:tab/>3.6815703747308</text:p>
      <text:p text:style-name="P1">Hcfc1r1<text:tab/>248.994212472208<text:tab/>270.072808267033<text:tab/>201.911547103186<text:tab/>361.012044006271<text:tab/>173.982292080919</text:p>
      <text:p text:style-name="P1">Hcfc2<text:tab/>12.5466100713921<text:tab/>18.490750212379<text:tab/>10.9282121395844<text:tab/>20.1933277148743<text:tab/>8.30020415169905</text:p>
      <text:p text:style-name="P1">Hck<text:tab/>0.103933771121142<text:tab/>0.10330493628222<text:tab/>0.0979952785205257<text:tab/>0.101020019074265<text:tab/>0.0959986064385136</text:p>
      <text:p text:style-name="P1">Hcls1<text:tab/>0.132666449396875<text:tab/>0.178050793846448<text:tab/>0.0937436427297503<text:tab/>0.424778263833203<text:tab/>0.0914913798038312</text:p>
      <text:p text:style-name="P1">Hcn1<text:tab/>0.103933771121142<text:tab/>0.10330493628222<text:tab/>0.0979952785205257<text:tab/>0.101020019074265<text:tab/>0.0959986064385136</text:p>
      <text:p text:style-name="P1">Hcn2<text:tab/>4.40088454124627<text:tab/>5.23799662237457<text:tab/>8.47998981322063<text:tab/>5.15194697244504<text:tab/>7.04515524107026</text:p>
      <text:p text:style-name="P1">Hcn3<text:tab/>0.391352795110484<text:tab/>0.45993617169954<text:tab/>0.297048856282526<text:tab/>0.25164850232457<text:tab/>0.337706846391373</text:p>
      <text:p text:style-name="P1">Hcn4<text:tab/>0.221640649508068<text:tab/>2.93690397755721<text:tab/>0.268227504021426<text:tab/>0.217843119218255<text:tab/>0.108570995783706</text:p>
      <text:p text:style-name="P1">Hcrt<text:tab/>0.103933771121142<text:tab/>0.10330493628222<text:tab/>0.0979952785205257<text:tab/>0.101020019074265<text:tab/>0.0959986064385136</text:p>
      <text:p text:style-name="P1">Hcrtr1<text:tab/>0.104122056628218<text:tab/>0.132456629767507<text:tab/>0.0980164301185799<text:tab/>0.102055371520596<text:tab/>0.107942149579622</text:p>
      <text:p text:style-name="P1">Hcrtr2<text:tab/>0.103933771121142<text:tab/>0.10330493628222<text:tab/>0.0979952785205257<text:tab/>0.101020019074265<text:tab/>0.0959986064385136</text:p>
      <text:p text:style-name="P1">Hcst<text:tab/>0.103933771121142<text:tab/>0.10330493628222<text:tab/>0.0979952785205257<text:tab/>0.101020019074265<text:tab/>0.0959986064385136</text:p>
      <text:p text:style-name="P1">Hdac1<text:tab/>74.0421049934605<text:tab/>92.6226309692509<text:tab/>134.812033503794<text:tab/>112.174714406529<text:tab/>81.1924507175943</text:p>
      <text:p text:style-name="P1">Hdac10<text:tab/>13.6819107807746<text:tab/>9.6810198816484<text:tab/>4.83700537567305<text:tab/>13.4730286841217<text:tab/>9.74454900208032</text:p>
      <text:p text:style-name="P1">Hdac11<text:tab/>0.115987767102966<text:tab/>0.10335533431009<text:tab/>0.0975461747138693<text:tab/>0.12507594825035<text:tab/>0.095323849614017</text:p>
      <text:p text:style-name="P1">Hdac1l<text:tab/>3.17110967873761<text:tab/>4.69574629912108<text:tab/>8.52000596838216<text:tab/>8.25139377251119<text:tab/>3.88401327456669</text:p>
      <text:p text:style-name="P1">Hdac2<text:tab/>76.7560223065289<text:tab/>92.2565843243869<text:tab/>80.77226294012<text:tab/>97.6862803342047<text:tab/>73.6118605206321</text:p>
      <text:p text:style-name="P1">Hdac3<text:tab/>36.6207618575925<text:tab/>34.865628026335<text:tab/>39.6942911228658<text:tab/>61.0791435249617<text:tab/>49.3614539820039</text:p>
      <text:p text:style-name="P1">Hdac4<text:tab/>5.85476364230845<text:tab/>14.5292418508504<text:tab/>9.8570470728889<text:tab/>5.97864466849078<text:tab/>5.10668717480231</text:p>
      <text:p text:style-name="P1">Hdac5<text:tab/>29.8888342136967<text:tab/>56.0812265065359<text:tab/>28.0586494139648<text:tab/>58.2036463487269<text:tab/>31.3048013553959</text:p>
      <text:p text:style-name="P1">Hdac8<text:tab/>4.36880288007544<text:tab/>6.49893537539447<text:tab/>1.23332166581224<text:tab/>6.00583517933955<text:tab/>1.95686275396567</text:p>
      <text:p text:style-name="P1"><text:soft-page-break/>Hdac9<text:tab/>1.59056602597481<text:tab/>5.33351761284985<text:tab/>0.432344465776284<text:tab/>10.2835909864875<text:tab/>0.911404639978236</text:p>
      <text:p text:style-name="P1">Hdc<text:tab/>0.104028902084717<text:tab/>0.115229883357849<text:tab/>0.0978676702964256<text:tab/>0.186451919111949<text:tab/>0.110238722645744</text:p>
      <text:p text:style-name="P1">Hddc2<text:tab/>20.9449879592893<text:tab/>16.2943113433594<text:tab/>15.7746865389324<text:tab/>28.1092477588194<text:tab/>26.0471949746432</text:p>
      <text:p text:style-name="P1">Hddc3<text:tab/>6.44676884287637<text:tab/>3.58173949832303<text:tab/>1.51438128485553<text:tab/>11.41529451859<text:tab/>4.65901758831296</text:p>
      <text:p text:style-name="P1">Hdgf<text:tab/>156.968466337017<text:tab/>185.353326871825<text:tab/>82.0034651642105<text:tab/>187.456225359006<text:tab/>81.5369961296479</text:p>
      <text:p text:style-name="P1">Hdgfl1<text:tab/>0.105206108900185<text:tab/>0.105483134942541<text:tab/>0.111657076742166<text:tab/>0.115394513175361<text:tab/>0.114553478896823</text:p>
      <text:p text:style-name="P1">Hdgfrp2<text:tab/>56.1887527542677<text:tab/>40.5152630101996<text:tab/>72.1393095544207<text:tab/>83.7758423371638<text:tab/>86.8930077253461</text:p>
      <text:p text:style-name="P1">Hdgfrp3<text:tab/>25.6782459831351<text:tab/>33.8852490199174<text:tab/>17.9810285747305<text:tab/>34.3176355673208<text:tab/>15.0619061430909</text:p>
      <text:p text:style-name="P1">Hdhd1<text:tab/>0.103933771121142<text:tab/>0.10330493628222<text:tab/>0.0979952785205257<text:tab/>0.101020019074265<text:tab/>0.0959986064385136</text:p>
      <text:p text:style-name="P1">Hdhd2<text:tab/>21.7147301238114<text:tab/>19.9406210413113<text:tab/>16.6394357164681<text:tab/>30.8627707933467<text:tab/>24.2904952491262</text:p>
      <text:p text:style-name="P1">Hdhd3<text:tab/>5.6635841729293<text:tab/>4.58759557440957<text:tab/>3.35403065116387<text:tab/>8.97173157507892<text:tab/>3.57378421792439</text:p>
      <text:p text:style-name="P1">Hdlbp<text:tab/>199.979339616506<text:tab/>296.221632337312<text:tab/>313.556495509975<text:tab/>292.77100410673<text:tab/>185.088336503354</text:p>
      <text:p text:style-name="P1">Hdx<text:tab/>0.104143315725814<text:tab/>0.143594982146925<text:tab/>0.0979591742262181<text:tab/>0.102013184484542<text:tab/>0.101376101061355</text:p>
      <text:p text:style-name="P1">Heatr1<text:tab/>0.112294207670085<text:tab/>0.102523595177997<text:tab/>0.112333403116562<text:tab/>1.32239413406849<text:tab/>0.0899581139744157</text:p>
      <text:p text:style-name="P1">Heatr5b<text:tab/>6.54559659554433<text:tab/>4.80988611174775<text:tab/>3.57544897386469<text:tab/>8.44056466261977<text:tab/>6.09272984935607</text:p>
      <text:p text:style-name="P1">Heatr6<text:tab/>6.18732448296504<text:tab/>6.40580809096986<text:tab/>5.38074699039644<text:tab/>7.44901665176638<text:tab/>6.47210315903672</text:p>
      <text:p text:style-name="P1">Hebp1<text:tab/>19.8605044456461<text:tab/>34.3206144429289<text:tab/>52.3589605566266<text:tab/>47.2996355166732<text:tab/>50.5656806828432</text:p>
      <text:p text:style-name="P1">Hebp2<text:tab/>4.66772061221189<text:tab/>1.89507329732804<text:tab/>1.11248646601307<text:tab/>9.78081713744296<text:tab/>1.04883960169452</text:p>
      <text:p text:style-name="P1">Heca<text:tab/>8.25981950587647<text:tab/>7.53645781470696<text:tab/>4.15158182759337<text:tab/>6.99922425502513<text:tab/>2.94894064603177</text:p>
      <text:p text:style-name="P1">Hectd2<text:tab/>3.27827864114213<text:tab/>4.77746067140538<text:tab/>4.07287939879894<text:tab/>3.60593366710333<text:tab/>4.11334445970779</text:p>
      <text:p text:style-name="P1">Hecw1<text:tab/>0.523741583248193<text:tab/>0.647323946553527<text:tab/>0.119176359841727<text:tab/>0.363346306333838<text:tab/>0.102980695737524</text:p>
      <text:p text:style-name="P1">Hecw2<text:tab/>1.02296284209874<text:tab/>2.23351439581391<text:tab/>0.118215720835747<text:tab/>1.34434403862095<text:tab/>0.448487031855192</text:p>
      <text:p text:style-name="P1">Hells<text:tab/>0.400802014592962<text:tab/>0.176065336753801<text:tab/>0.475016530227034<text:tab/>0.163977126112061<text:tab/>0.167195819668838</text:p>
      <text:p text:style-name="P1">Helq<text:tab/>2.87832115773211<text:tab/>1.44714959454508<text:tab/>1.59059119346165<text:tab/>3.11483956825308<text:tab/>3.29615574583124</text:p>
      <text:p text:style-name="P1">Helz<text:tab/>7.63987301074442<text:tab/>7.02832524316869<text:tab/>7.35759861605577<text:tab/>9.17252846306757<text:tab/>4.42119536334857</text:p>
      <text:p text:style-name="P1">Helz2<text:tab/>2.0433697878435<text:tab/>11.9704997925199<text:tab/>4.78204246110714<text:tab/>3.52940811885615<text:tab/>1.31953002579845</text:p>
      <text:p text:style-name="P1">Hemgn<text:tab/>0.103933771121142<text:tab/>0.10330493628222<text:tab/>0.0979952785205257<text:tab/>0.101020019074265<text:tab/>0.0959986064385136</text:p>
      <text:p text:style-name="P1">Hemk1<text:tab/>4.22059238027272<text:tab/>1.9365119439833<text:tab/>1.08238736235764<text:tab/>4.92490500823967<text:tab/>2.95412411282112</text:p>
      <text:p text:style-name="P1">Henmt1<text:tab/>0.310212593485983<text:tab/>0.131022330775358<text:tab/>0.098297340330552<text:tab/>0.332852769365127<text:tab/>0.275580636439986</text:p>
      <text:p text:style-name="P1">Hepacam2<text:tab/>0.103933771121142<text:tab/>0.10330493628222<text:tab/>0.0979952785205257<text:tab/>0.101020019074265<text:tab/>0.0959986064385136</text:p>
      <text:p text:style-name="P1">Heph<text:tab/>0.104353251562583<text:tab/>0.103974313502366<text:tab/>0.105087874963832<text:tab/>0.112350552298829<text:tab/>0.0960953541056627</text:p>
      <text:p text:style-name="P1">Hephl1<text:tab/>0.103933771121142<text:tab/>0.10330493628222<text:tab/>0.0979952785205257<text:tab/>0.101020019074265<text:tab/>0.0959986064385136</text:p>
      <text:p text:style-name="P1">Herc2<text:tab/>9.02569305900571<text:tab/>5.58076376674071<text:tab/>7.59337199975262<text:tab/>11.0122808747234<text:tab/>9.40794425555614</text:p>
      <text:p text:style-name="P1">Herc3<text:tab/>3.09510008829017<text:tab/>4.35410693842229<text:tab/>3.31648652029231<text:tab/>10.5348859202972<text:tab/>3.68934261321513</text:p>
      <text:p text:style-name="P1">Herc4<text:tab/>13.428161236671<text:tab/>14.3447634480205<text:tab/>16.5769340802272<text:tab/>15.9113083501886<text:tab/>13.7200607392395</text:p>
      <text:p text:style-name="P1">Herpud1<text:tab/>72.7145029135366<text:tab/>128.896646404629<text:tab/>106.670514911813<text:tab/>70.8959367423809<text:tab/>56.3512328851166</text:p>
      <text:p text:style-name="P1">Herpud2<text:tab/>34.4995254757347<text:tab/>22.0452051820799<text:tab/>27.2074494855559<text:tab/>29.6869463101957<text:tab/>26.0432873554856</text:p>
      <text:p text:style-name="P1">Hes1<text:tab/>5.19275714897184<text:tab/>10.352864108726<text:tab/>5.57547828512908<text:tab/>11.38059779391<text:tab/>11.030471093793</text:p>
      <text:p text:style-name="P1">Hes2<text:tab/>0.10123596758438<text:tab/>0.102643633265661<text:tab/>0.096094564208688<text:tab/>0.378966783767203<text:tab/>0.0935859960967177</text:p>
      <text:p text:style-name="P1">Hes3<text:tab/>0.103933771121142<text:tab/>0.10330493628222<text:tab/>0.0979952785205257<text:tab/>0.101020019074265<text:tab/>0.0959986064385136</text:p>
      <text:p text:style-name="P1">Hes5<text:tab/>0.103933771121142<text:tab/>0.10330493628222<text:tab/>0.0979952785205257<text:tab/>0.101020019074265<text:tab/>0.0959986064385136</text:p>
      <text:p text:style-name="P1">Hes6<text:tab/>24.1397872282151<text:tab/>17.6117264000104<text:tab/>9.82744851125482<text:tab/>41.0538168056265<text:tab/>17.04319272352</text:p>
      <text:p text:style-name="P1">Hes7<text:tab/>0.819421335277866<text:tab/>0.330092449287514<text:tab/>0.93923608091882<text:tab/>2.79336352374753<text:tab/>0.817125587767566</text:p>
      <text:p text:style-name="P1">Hesx1<text:tab/>0.103933771121142<text:tab/>0.10330493628222<text:tab/>0.0979952785205257<text:tab/>0.101020019074265<text:tab/>0.0959986064385136</text:p>
      <text:p text:style-name="P1">Hexa<text:tab/>144.002347511964<text:tab/>157.441420565134<text:tab/>124.962699733589<text:tab/>190.865328542545<text:tab/>86.5265242400794</text:p>
      <text:p text:style-name="P1">Hexb<text:tab/>168.610837330351<text:tab/>158.531229748024<text:tab/>142.213239620454<text:tab/>146.011786098869<text:tab/>128.248489604586</text:p>
      <text:p text:style-name="P1">Hexdc<text:tab/>13.336395201481<text:tab/>6.06496044113884<text:tab/>11.942615173658<text:tab/>13.3025861560339<text:tab/>12.3540439587696</text:p>
      <text:p text:style-name="P1">Hexim1<text:tab/>38.2045581226102<text:tab/>22.7371956694401<text:tab/>98.4745856035484<text:tab/>59.1297150734341<text:tab/>171.553300758819</text:p>
      <text:p text:style-name="P1">Hexim2<text:tab/>3.61307405269252<text:tab/>1.54941177706802<text:tab/>0.408029875554813<text:tab/>5.30120287150053<text:tab/>1.3958887002715</text:p>
      <text:p text:style-name="P1">Hey1<text:tab/>0.34617150496298<text:tab/>0.224659536138766<text:tab/>1.78828893366552<text:tab/>0.648387574464409<text:tab/>0.193686478491825</text:p>
      <text:p text:style-name="P1">Hey2<text:tab/>56.0529290594668<text:tab/>26.6546881718777<text:tab/>29.1338700037126<text:tab/>57.0411628860886<text:tab/>47.0310007351355</text:p>
      <text:p text:style-name="P1">Heyl<text:tab/>0.271161192456548<text:tab/>0.505119268121463<text:tab/>0.093011501774014<text:tab/>0.268602095285827<text:tab/>0.121055248385114</text:p>
      <text:p text:style-name="P1">Hfe<text:tab/>2.55276313426518<text:tab/>3.39037959349067<text:tab/>1.64885822972466<text:tab/>2.95177735148849<text:tab/>0.0802558267040955</text:p>
      <text:p text:style-name="P1">Hfe2<text:tab/>0.119931812298915<text:tab/>0.151137131354921<text:tab/>0.171716031659421<text:tab/>0.178546974846036<text:tab/>0.0953422645320664</text:p>
      <text:p text:style-name="P1"><text:soft-page-break/>Hfm1<text:tab/>0.103933771121142<text:tab/>0.10330493628222<text:tab/>0.0979952785205257<text:tab/>0.101020019074265<text:tab/>0.0959986064385136</text:p>
      <text:p text:style-name="P1">Hgd<text:tab/>0.103434540450923<text:tab/>0.10442242907218<text:tab/>0.0970267827800906<text:tab/>0.150190221059931<text:tab/>0.244877011863515</text:p>
      <text:p text:style-name="P1">Hgf<text:tab/>0.103780808775835<text:tab/>0.103677115408337<text:tab/>0.0975877659218824<text:tab/>0.133812890312778<text:tab/>0.0954499862595548</text:p>
      <text:p text:style-name="P1">Hgfac<text:tab/>0.138274759671311<text:tab/>0.200669887621965<text:tab/>0.215312875685937<text:tab/>0.107478481022809<text:tab/>0.096422206232583</text:p>
      <text:p text:style-name="P1">Hgs<text:tab/>40.7027838446593<text:tab/>66.3996000977702<text:tab/>57.7176251641607<text:tab/>76.3659389474145<text:tab/>63.5413694664769</text:p>
      <text:p text:style-name="P1">Hhatl<text:tab/>0.170200546775061<text:tab/>2.88131440216612<text:tab/>6.26415405177488<text:tab/>0.746722903962899<text:tab/>0.220465435678494</text:p>
      <text:p text:style-name="P1">Hhex<text:tab/>0.107008466460191<text:tab/>0.149643931335851<text:tab/>0.297834233566462<text:tab/>0.303104926640479<text:tab/>0.244467591619832</text:p>
      <text:p text:style-name="P1">Hhip<text:tab/>0.103933771121142<text:tab/>0.10330493628222<text:tab/>0.0979952785205257<text:tab/>0.101020019074265<text:tab/>0.0959986064385136</text:p>
      <text:p text:style-name="P1">Hiat1<text:tab/>0.575667413696357<text:tab/>0.926377685081509<text:tab/>0.493298161873103<text:tab/>1.42871627688613<text:tab/>0.187155944421069</text:p>
      <text:p text:style-name="P1">Hiatl1<text:tab/>18.9226457534542<text:tab/>20.386773767846<text:tab/>15.9599154420651<text:tab/>23.2298493112214<text:tab/>16.924086424491</text:p>
      <text:p text:style-name="P1">Hibadh<text:tab/>43.5135162358403<text:tab/>30.2782054197175<text:tab/>34.2155299715282<text:tab/>47.9646980412218<text:tab/>45.6505213906869</text:p>
      <text:p text:style-name="P1">Hibch<text:tab/>12.2815234810703<text:tab/>8.89585478285365<text:tab/>3.4431316125916<text:tab/>15.3994418636699<text:tab/>5.0576487840888</text:p>
      <text:p text:style-name="P1">Hic1<text:tab/>0.888945796020187<text:tab/>3.25728717549682<text:tab/>0.750179697649593<text:tab/>6.76404381893013<text:tab/>1.49468541852881</text:p>
      <text:p text:style-name="P1">Hic2<text:tab/>0.607342388839213<text:tab/>1.5413387402796<text:tab/>0.795029675505538<text:tab/>0.599393594198875<text:tab/>0.606694949944799</text:p>
      <text:p text:style-name="P1">Hid1<text:tab/>8.68520907139277<text:tab/>14.3293013317177<text:tab/>15.7973696542326<text:tab/>32.0103424002448<text:tab/>14.7245672440994</text:p>
      <text:p text:style-name="P1">Hif1a<text:tab/>29.2325623691084<text:tab/>42.6990195322028<text:tab/>30.7249779598339<text:tab/>48.7358646438642<text:tab/>33.3689112616932</text:p>
      <text:p text:style-name="P1">Hif1an<text:tab/>8.16028030022942<text:tab/>15.2663433213242<text:tab/>12.6768635197902<text:tab/>14.1746356414154<text:tab/>9.44223313007735</text:p>
      <text:p text:style-name="P1">Hif3a<text:tab/>0.103933771121142<text:tab/>0.10330493628222<text:tab/>0.0979952785205257<text:tab/>0.101020019074265<text:tab/>0.0959986064385136</text:p>
      <text:p text:style-name="P1">Higd1a<text:tab/>25.3104581183168<text:tab/>48.1790479987185<text:tab/>40.773229321303<text:tab/>53.8706724548217<text:tab/>34.9825010912733</text:p>
      <text:p text:style-name="P1">Higd1b<text:tab/>0.263783882908826<text:tab/>0.105653943840193<text:tab/>0.0985120861107733<text:tab/>0.142681959046766<text:tab/>0.0957946435733068</text:p>
      <text:p text:style-name="P1">Higd2a<text:tab/>83.1096915740206<text:tab/>79.8125913947147<text:tab/>72.0495223829098<text:tab/>107.712230488017<text:tab/>93.3195118925863</text:p>
      <text:p text:style-name="P1">Hils1<text:tab/>0.103575640846861<text:tab/>0.104150143339968<text:tab/>0.0975107075471289<text:tab/>0.184655111109809<text:tab/>0.0951239902437045</text:p>
      <text:p text:style-name="P1">Hint1<text:tab/>364.770173019895<text:tab/>371.276080221172<text:tab/>333.583470625965<text:tab/>479.247398711636<text:tab/>390.456744229677</text:p>
      <text:p text:style-name="P1">Hint2<text:tab/>58.3387715270642<text:tab/>54.9941976550153<text:tab/>44.0860803096336<text:tab/>96.02551621208<text:tab/>83.3365027647743</text:p>
      <text:p text:style-name="P1">Hint3<text:tab/>12.400985081425<text:tab/>6.40446632758007<text:tab/>5.83106339647361<text:tab/>23.6541064855483<text:tab/>14.6540650867932</text:p>
      <text:p text:style-name="P1">Hip1<text:tab/>39.281657076029<text:tab/>64.6198663875613<text:tab/>40.0988693254008<text:tab/>81.1319262446081<text:tab/>29.1587650577767</text:p>
      <text:p text:style-name="P1">Hip1r<text:tab/>16.5755872394236<text:tab/>91.6530142705965<text:tab/>82.1613930137831<text:tab/>26.7132652120131<text:tab/>34.8622341255473</text:p>
      <text:p text:style-name="P1">Hipk1<text:tab/>17.1267179184255<text:tab/>20.1135613915338<text:tab/>17.8415098356555<text:tab/>23.037299611091<text:tab/>14.7009402011689</text:p>
      <text:p text:style-name="P1">Hipk2<text:tab/>2.24070216175076<text:tab/>10.5842067005856<text:tab/>8.15706676933719<text:tab/>5.24263128689614<text:tab/>2.98672151499917</text:p>
      <text:p text:style-name="P1">Hipk3<text:tab/>14.9593188032291<text:tab/>20.8740094654242<text:tab/>15.3125558707275<text:tab/>15.6969828530715<text:tab/>10.9331087581196</text:p>
      <text:p text:style-name="P1">Hipk4<text:tab/>1.09938389282034<text:tab/>2.40437738591204<text:tab/>1.27994087505313<text:tab/>1.24317085241366<text:tab/>0.570847396602766</text:p>
      <text:p text:style-name="P1">Hira<text:tab/>0.85043107919246<text:tab/>0.542395346241384<text:tab/>0.511181104485953<text:tab/>1.31399992922484<text:tab/>0.392715800681779</text:p>
      <text:p text:style-name="P1">Hirip3<text:tab/>18.5561318708919<text:tab/>12.3429358576142<text:tab/>5.05738283629453<text:tab/>9.86237797352679<text:tab/>6.9081291507558</text:p>
      <text:p text:style-name="P1">Hist1h1a<text:tab/>0.518421275006824<text:tab/>0.113092368157859<text:tab/>0.145783918123309<text:tab/>1.48968438369687<text:tab/>0.577175052510945</text:p>
      <text:p text:style-name="P1">Hist1h1b<text:tab/>0.860975484215214<text:tab/>0.582324573355841<text:tab/>0.467268357624716<text:tab/>0.604262251591414<text:tab/>2.16957273854581</text:p>
      <text:p text:style-name="P1">Hist1h1d<text:tab/>2.15389698149827<text:tab/>2.03878374388593<text:tab/>2.54701056206464<text:tab/>0.348764527245274<text:tab/>2.2106018768306</text:p>
      <text:p text:style-name="P1">Hist1h1t<text:tab/>0.34585690854766<text:tab/>1.57938092714542<text:tab/>5.95441739096159<text:tab/>0.24655478111227<text:tab/>2.24067252838223</text:p>
      <text:p text:style-name="P1">Hist1h2aa<text:tab/>1.94052533474463<text:tab/>0.224465818883756<text:tab/>1.53417848498062<text:tab/>0.287557491849135<text:tab/>1.66776813348809</text:p>
      <text:p text:style-name="P1">Hist1h2af<text:tab/>2.93499343250684<text:tab/>0.951322920577313<text:tab/>4.97010519452227<text:tab/>2.3663804412059<text:tab/>1.58928508729467</text:p>
      <text:p text:style-name="P1">Hist1h2ail1<text:tab/>3.65901587899147<text:tab/>0.982435419875545<text:tab/>7.16054208705635<text:tab/>3.03218796818938<text:tab/>2.95646512858069</text:p>
      <text:p text:style-name="P1">Hist1h2ak<text:tab/>4.8570720930467<text:tab/>1.84918233492699<text:tab/>3.93937895097667<text:tab/>3.16161175625307<text:tab/>2.43970048437805</text:p>
      <text:p text:style-name="P1">Hist1h2an<text:tab/>1.29047642693128<text:tab/>1.48644838686457<text:tab/>3.46331776496587<text:tab/>0.95148801692687<text:tab/>0.985265985127454</text:p>
      <text:p text:style-name="P1">Hist1h2ba<text:tab/>0.101220575052879<text:tab/>0.104014659616796<text:tab/>0.945828030219344<text:tab/>0.101755404090362<text:tab/>0.0932930804670164</text:p>
      <text:p text:style-name="P1">Hist1h2bd<text:tab/>0.10470394314047<text:tab/>0.108754581822917<text:tab/>0.916706456065148<text:tab/>0.109544569144625<text:tab/>1.63077964539386</text:p>
      <text:p text:style-name="P1">Hist1h2bh<text:tab/>92.5861466320194<text:tab/>92.9389364470705<text:tab/>340.053827364777<text:tab/>113.216514654296<text:tab/>424.265038908611</text:p>
      <text:p text:style-name="P1">Hist1h2bk<text:tab/>32.9667554382901<text:tab/>37.797612761542<text:tab/>86.0937657639407<text:tab/>31.3833864099216<text:tab/>151.897759230533</text:p>
      <text:p text:style-name="P1">Hist1h2bl<text:tab/>0.10810037737191<text:tab/>0.246300072228209<text:tab/>3.01121360648928<text:tab/>0.44910398312288<text:tab/>1.26915794081118</text:p>
      <text:p text:style-name="P1">Hist1h2bo<text:tab/>0.103491858871409<text:tab/>0.115028397849739<text:tab/>4.11846895516596<text:tab/>0.485679341189732<text:tab/>2.13406120326153</text:p>
      <text:p text:style-name="P1">Hist1h4b<text:tab/>7.05364646856078<text:tab/>6.28883598653358<text:tab/>34.5372220393803<text:tab/>10.2749680606806<text:tab/>37.3951622999435</text:p>
      <text:p text:style-name="P1">Hist1h4m<text:tab/>0.608975118022044<text:tab/>0.122510809650187<text:tab/>0.715502832076635<text:tab/>0.316360541827987<text:tab/>0.808385521420535</text:p>
      <text:p text:style-name="P1">Hist2h2ab<text:tab/>0.256587647480301<text:tab/>0.114492551062358<text:tab/>4.06523959586428<text:tab/>0.116245825335678<text:tab/>0.666249781668247</text:p>
      <text:p text:style-name="P1">Hist2h3c2<text:tab/>0.10891066942549<text:tab/>0.114151248146688<text:tab/>0.343376453993678<text:tab/>0.114632916241764<text:tab/>1.12972506163738</text:p>
      <text:p text:style-name="P1">Hist2h4<text:tab/>0.395620756162125<text:tab/>0.116944712124597<text:tab/>0.360686874273041<text:tab/>0.120216818165079<text:tab/>5.32128458425487</text:p>
      <text:p text:style-name="P1">Hist3h2a<text:tab/>13.6287503203963<text:tab/>8.18614498189211<text:tab/>38.2552047172467<text:tab/>15.894720828626<text:tab/>24.7715664121587</text:p>
      <text:p text:style-name="P1"><text:soft-page-break/>Hist3h2ba<text:tab/>0.107880605570637<text:tab/>0.255775800773418<text:tab/>0.455391124780831<text:tab/>0.11113829417089<text:tab/>0.0976024216110046</text:p>
      <text:p text:style-name="P1">Hist3h2bb<text:tab/>0.105334782474891<text:tab/>0.219416700560605<text:tab/>0.19531144703902<text:tab/>0.105011399806438<text:tab/>0.0963122112150739</text:p>
      <text:p text:style-name="P1">Hist3h3<text:tab/>0.106898362888747<text:tab/>0.244882025076312<text:tab/>1.09342706552222<text:tab/>0.322132185040164<text:tab/>0.344757044093984</text:p>
      <text:p text:style-name="P1">Hivep1<text:tab/>6.09885170549368<text:tab/>9.64354883295129<text:tab/>12.6100442932033<text:tab/>3.22371922342427<text:tab/>4.16252562880753</text:p>
      <text:p text:style-name="P1">Hivep2<text:tab/>1.79100672870735<text:tab/>12.0623309514098<text:tab/>5.69634079518797<text:tab/>3.6825562032421<text:tab/>3.08705774052</text:p>
      <text:p text:style-name="P1">Hivep3<text:tab/>0.869818189012322<text:tab/>60.7784629262858<text:tab/>12.2658137058438<text:tab/>1.77531326471937<text:tab/>1.86064855876985</text:p>
      <text:p text:style-name="P1">Hjurp<text:tab/>8.21288213904026<text:tab/>4.83212648965891<text:tab/>1.40949984962647<text:tab/>2.9443009805688<text:tab/>0.225894929876337</text:p>
      <text:p text:style-name="P1">Hk1<text:tab/>51.4726930011619<text:tab/>97.9537845072644<text:tab/>68.5461505427761<text:tab/>117.378157880026<text:tab/>57.2907867275078</text:p>
      <text:p text:style-name="P1">Hk2<text:tab/>11.8692189410642<text:tab/>179.569427863355<text:tab/>90.2260678247779<text:tab/>25.3335801411206<text:tab/>21.2726631459158</text:p>
      <text:p text:style-name="P1">Hk3<text:tab/>0.103933771121142<text:tab/>0.10330493628222<text:tab/>0.0979952785205257<text:tab/>0.101020019074265<text:tab/>0.0959986064385136</text:p>
      <text:p text:style-name="P1">Hltf<text:tab/>10.1180874167937<text:tab/>6.57642705808791<text:tab/>2.49467577654684<text:tab/>11.8626806091875<text:tab/>4.42231278114477</text:p>
      <text:p text:style-name="P1">Hlx<text:tab/>3.66973159052722<text:tab/>4.33392140123984<text:tab/>4.3538846320946<text:tab/>5.50160439682226<text:tab/>2.1747507318579</text:p>
      <text:p text:style-name="P1">Hm13<text:tab/>69.0980474534295<text:tab/>105.63188331481<text:tab/>76.2423045458737<text:tab/>143.980223331932<text:tab/>135.246007461672</text:p>
      <text:p text:style-name="P1">Hmbs<text:tab/>19.7628973767364<text:tab/>14.1695715932451<text:tab/>5.15776864149687<text:tab/>34.6543605164049<text:tab/>21.1006705271804</text:p>
      <text:p text:style-name="P1">Hmces<text:tab/>4.02251329677894<text:tab/>5.49456230782287<text:tab/>9.69020182514464<text:tab/>10.5988805548485<text:tab/>11.0081223424232</text:p>
      <text:p text:style-name="P1">Hmcn1<text:tab/>0.129408528886572<text:tab/>0.263098960642231<text:tab/>0.137753465127409<text:tab/>0.11138897058353<text:tab/>0.0930953713663469</text:p>
      <text:p text:style-name="P1">Hmg1l1<text:tab/>0.273548444465196<text:tab/>0.171903594912144<text:tab/>0.267877232368003<text:tab/>0.135234906681121<text:tab/>0.109413866811227</text:p>
      <text:p text:style-name="P1">Hmg20a<text:tab/>16.8029653465988<text:tab/>10.2550357226301<text:tab/>6.28439012707083<text:tab/>22.0629183697801<text:tab/>14.9636109992972</text:p>
      <text:p text:style-name="P1">Hmg20b<text:tab/>37.8277032665569<text:tab/>32.9198621486825<text:tab/>33.194262162583<text:tab/>48.3997214626176<text:tab/>78.6659759720797</text:p>
      <text:p text:style-name="P1">Hmga1<text:tab/>72.7118818103046<text:tab/>1683.65822204001<text:tab/>2394.46253631842<text:tab/>1553.72075902559<text:tab/>2215.17797920541</text:p>
      <text:p text:style-name="P1">Hmga2<text:tab/>1.63011736000634<text:tab/>17.9226353747375<text:tab/>8.70688346980436<text:tab/>24.4503168294361<text:tab/>9.39729425549362</text:p>
      <text:p text:style-name="P1">Hmgb1<text:tab/>0.168687931657759<text:tab/>0.136386610869806<text:tab/>0.206061827782307<text:tab/>0.106791502803264<text:tab/>0.0964096559989268</text:p>
      <text:p text:style-name="P1">Hmgb1-ps2<text:tab/>0.172406859815251<text:tab/>0.105829792766594<text:tab/>0.098318285826735<text:tab/>0.138314145151333<text:tab/>0.149083874716946</text:p>
      <text:p text:style-name="P1">Hmgb2<text:tab/>26.0904499454186<text:tab/>8.66110273135038<text:tab/>4.1100326183709<text:tab/>5.83040074065778<text:tab/>1.495025781252</text:p>
      <text:p text:style-name="P1">Hmgb3<text:tab/>0.364726334071602<text:tab/>0.290557987062468<text:tab/>0.281896647241704<text:tab/>0.305651885676106<text:tab/>0.143433989910692</text:p>
      <text:p text:style-name="P1">Hmgb4<text:tab/>0.103933771121142<text:tab/>0.10330493628222<text:tab/>0.0979952785205257<text:tab/>0.101020019074265<text:tab/>0.0959986064385136</text:p>
      <text:p text:style-name="P1">Hmgcl<text:tab/>12.9518127293136<text:tab/>10.8552480119792<text:tab/>12.2581145021598<text:tab/>25.7988371431856<text:tab/>22.4740732056794</text:p>
      <text:p text:style-name="P1">Hmgcll1<text:tab/>0.103933771121142<text:tab/>0.10330493628222<text:tab/>0.0979952785205257<text:tab/>0.101020019074265<text:tab/>0.0959986064385136</text:p>
      <text:p text:style-name="P1">Hmgcr<text:tab/>44.0469238814339<text:tab/>89.857208026854<text:tab/>77.8741372569966<text:tab/>48.9099047659319<text:tab/>32.0182722719699</text:p>
      <text:p text:style-name="P1">Hmgcs1<text:tab/>152.725030197317<text:tab/>125.457960578947<text:tab/>85.0206932662184<text:tab/>149.862585151901<text:tab/>62.30676779617</text:p>
      <text:p text:style-name="P1">Hmgcs2<text:tab/>0.10547151429795<text:tab/>0.429022750038323<text:tab/>0.144418989409151<text:tab/>0.200723442568313<text:tab/>0.0952122808323083</text:p>
      <text:p text:style-name="P1">Hmgn1<text:tab/>17.7490474787436<text:tab/>24.4539017559383<text:tab/>20.3088944741289<text:tab/>16.9415440420045<text:tab/>10.6789928615872</text:p>
      <text:p text:style-name="P1">Hmgn2<text:tab/>128.389297690495<text:tab/>131.644772542592<text:tab/>108.785157163582<text:tab/>95.5270484549036<text:tab/>66.5371779133151</text:p>
      <text:p text:style-name="P1">Hmgn3<text:tab/>128.127122679565<text:tab/>96.9707770918274<text:tab/>69.5687867053452<text:tab/>82.4645400441589<text:tab/>37.515472625892</text:p>
      <text:p text:style-name="P1">Hmgn5<text:tab/>0.111043373350427<text:tab/>0.109721878928378<text:tab/>0.103921244877995<text:tab/>0.51202434757754<text:tab/>0.101670966078029</text:p>
      <text:p text:style-name="P1">Hmgn5b<text:tab/>1.56289847906215<text:tab/>0.593851860102207<text:tab/>0.925412574990871<text:tab/>1.11013025236946<text:tab/>1.03262066553149</text:p>
      <text:p text:style-name="P1">Hmgxb4<text:tab/>5.63148447615413<text:tab/>2.86347254175428<text:tab/>4.54189849113069<text:tab/>6.95386612837958<text:tab/>5.92503243245898</text:p>
      <text:p text:style-name="P1">Hmha1<text:tab/>0.227791890767816<text:tab/>0.113722155433389<text:tab/>0.0949118565578883<text:tab/>0.426133903562052<text:tab/>0.170661887327523</text:p>
      <text:p text:style-name="P1">Hmmr<text:tab/>26.5364226241621<text:tab/>12.8441443169887<text:tab/>8.03623302734154<text:tab/>8.94643194180117<text:tab/>1.22929541746467</text:p>
      <text:p text:style-name="P1">Hmox1<text:tab/>24.3992633325807<text:tab/>243.837461245098<text:tab/>130.595299164034<text:tab/>59.4250738248594<text:tab/>150.616998427877</text:p>
      <text:p text:style-name="P1">Hmox2<text:tab/>22.6714081499492<text:tab/>30.0884284852209<text:tab/>30.7886046121829<text:tab/>32.1117313920495<text:tab/>42.91023314254</text:p>
      <text:p text:style-name="P1">Hmox2-ps1<text:tab/>0.573052357716805<text:tab/>0.585505078499731<text:tab/>0.878795907064981<text:tab/>1.06257888215889<text:tab/>0.789824475337767</text:p>
      <text:p text:style-name="P1">Hmx1<text:tab/>0.104060865435866<text:tab/>0.147168033337864<text:tab/>0.09787223838252<text:tab/>0.101814860408799<text:tab/>0.0956833418067112</text:p>
      <text:p text:style-name="P1">Hmx2<text:tab/>1.3390533910184<text:tab/>0.499961157035563<text:tab/>0.247232312937384<text:tab/>2.00295838409346<text:tab/>0.0970030053992302</text:p>
      <text:p text:style-name="P1">Hmx3<text:tab/>0.153343304578616<text:tab/>0.316868834044916<text:tab/>0.0975778514598379<text:tab/>0.132360726038212<text:tab/>0.300492026847821</text:p>
      <text:p text:style-name="P1">Hn1<text:tab/>96.6297521480891<text:tab/>114.507547078935<text:tab/>186.424937643543<text:tab/>117.276534968372<text:tab/>169.548969756466</text:p>
      <text:p text:style-name="P1">Hn1l<text:tab/>41.8582483446608<text:tab/>56.1032773879466<text:tab/>35.2406785568653<text:tab/>44.7240177252503<text:tab/>28.898891754682</text:p>
      <text:p text:style-name="P1">Hnf1a<text:tab/>0.103933771121142<text:tab/>0.10330493628222<text:tab/>0.0979952785205257<text:tab/>0.101020019074265<text:tab/>0.0959986064385136</text:p>
      <text:p text:style-name="P1">Hnf1b<text:tab/>6.00383928458325<text:tab/>7.55674194650112<text:tab/>1.37579251957683<text:tab/>11.5094160029309<text:tab/>2.03769482270953</text:p>
      <text:p text:style-name="P1">Hnf4a<text:tab/>0.103933771121142<text:tab/>0.10330493628222<text:tab/>0.0979952785205257<text:tab/>0.101020019074265<text:tab/>0.0959986064385136</text:p>
      <text:p text:style-name="P1">Hnf4g<text:tab/>0.103933771121142<text:tab/>0.10330493628222<text:tab/>0.0979952785205257<text:tab/>0.101020019074265<text:tab/>0.0959986064385136</text:p>
      <text:p text:style-name="P1">Hnmt<text:tab/>0.103933771121142<text:tab/>0.10330493628222<text:tab/>0.0979952785205257<text:tab/>0.101020019074265<text:tab/>0.0959986064385136</text:p>
      <text:p text:style-name="P1">Hnrnpa1<text:tab/>229.00675513057<text:tab/>249.083766497464<text:tab/>118.364082109504<text:tab/>182.28040162767<text:tab/>64.4969961263163</text:p>
      <text:p text:style-name="P1">Hnrnpa2b1<text:tab/>607.377808336172<text:tab/>646.068268876892<text:tab/>648.563789310275<text:tab/>855.022497089912<text:tab/>642.06857528864</text:p>
      <text:p text:style-name="P1"><text:soft-page-break/>Hnrnpa3<text:tab/>109.140095999484<text:tab/>121.112156586572<text:tab/>61.7930612960201<text:tab/>126.335210774685<text:tab/>103.385316774118</text:p>
      <text:p text:style-name="P1">Hnrnpab<text:tab/>0.101676660358197<text:tab/>0.219001130137333<text:tab/>0.169855625680511<text:tab/>0.125885601476028<text:tab/>0.104446113310341</text:p>
      <text:p text:style-name="P1">Hnrnpc<text:tab/>10.3920925399827<text:tab/>6.89199787152474<text:tab/>7.57591748675194<text:tab/>11.4201845111558<text:tab/>1.02285314302245</text:p>
      <text:p text:style-name="P1">Hnrnpd<text:tab/>111.035865370896<text:tab/>162.48643751442<text:tab/>54.8872300978656<text:tab/>102.685113790276<text:tab/>66.9382265151464</text:p>
      <text:p text:style-name="P1">Hnrnpdl<text:tab/>116.283617671067<text:tab/>191.091722944951<text:tab/>103.965431918509<text:tab/>112.600959731306<text:tab/>108.648591174098</text:p>
      <text:p text:style-name="P1">Hnrnpf<text:tab/>54.9772852628177<text:tab/>87.9692898722828<text:tab/>77.1347153026598<text:tab/>62.0054888278092<text:tab/>85.5669641298691</text:p>
      <text:p text:style-name="P1">Hnrnph1<text:tab/>201.405865421834<text:tab/>238.97077407003<text:tab/>215.279115121854<text:tab/>174.288143944693<text:tab/>95.094352517142</text:p>
      <text:p text:style-name="P1">Hnrnph2<text:tab/>73.6125712945116<text:tab/>88.2786880771201<text:tab/>61.5330155669234<text:tab/>91.0616501522441<text:tab/>84.4123925462787</text:p>
      <text:p text:style-name="P1">Hnrnph3<text:tab/>0.104230600661497<text:tab/>0.104004328613391<text:tab/>0.0982679818127913<text:tab/>0.101852984426377<text:tab/>0.119773351596843</text:p>
      <text:p text:style-name="P1">Hnrnpk<text:tab/>329.461677072957<text:tab/>610.87659199757<text:tab/>362.352260288836<text:tab/>389.186651534565<text:tab/>299.322320195145</text:p>
      <text:p text:style-name="P1">Hnrnpl<text:tab/>188.384293636279<text:tab/>225.744296635652<text:tab/>140.953280691001<text:tab/>266.350751482241<text:tab/>218.51994884397</text:p>
      <text:p text:style-name="P1">Hnrnpm<text:tab/>86.4670641871148<text:tab/>99.7400862702289<text:tab/>84.0600933432964<text:tab/>135.495691313882<text:tab/>92.0120718594112</text:p>
      <text:p text:style-name="P1">Hnrnpr<text:tab/>28.9009554720507<text:tab/>21.4295898409636<text:tab/>5.06311806304219<text:tab/>30.1635837250795<text:tab/>7.94390542579754</text:p>
      <text:p text:style-name="P1">Hnrnpu<text:tab/>193.154162252317<text:tab/>288.239145783376<text:tab/>286.839261215502<text:tab/>229.213851030048<text:tab/>228.093799007446</text:p>
      <text:p text:style-name="P1">Hnrnpul1<text:tab/>65.7428179351057<text:tab/>57.6658259343076<text:tab/>38.258099401736<text:tab/>78.3937693522618<text:tab/>46.2832116538133</text:p>
      <text:p text:style-name="P1">Hnrnpul2<text:tab/>69.2603538750526<text:tab/>64.5117720044129<text:tab/>50.4263723023906<text:tab/>96.7754243374547<text:tab/>59.9749588770053</text:p>
      <text:p text:style-name="P1">Hoga1<text:tab/>0.0956904621609895<text:tab/>1.41934396531791<text:tab/>0.0905854634562104<text:tab/>0.261667793553362<text:tab/>0.0885411626963268</text:p>
      <text:p text:style-name="P1">Homer1<text:tab/>2.59032193144282<text:tab/>8.37694024785649<text:tab/>24.3420739274039<text:tab/>4.48601440263162<text:tab/>6.408687443111</text:p>
      <text:p text:style-name="P1">Homer2<text:tab/>4.14934849431161<text:tab/>5.74985785124817<text:tab/>3.01541891383769<text:tab/>5.24845752762469<text:tab/>3.26704657485348</text:p>
      <text:p text:style-name="P1">Homer3<text:tab/>57.3687519812671<text:tab/>76.2202852267762<text:tab/>35.0842144083055<text:tab/>90.0941055908206<text:tab/>40.9186076431901</text:p>
      <text:p text:style-name="P1">Homez<text:tab/>2.18060945464706<text:tab/>0.795197014912685<text:tab/>2.31116139727722<text:tab/>3.46661218035309<text:tab/>1.11515948445009</text:p>
      <text:p text:style-name="P1">Hook1<text:tab/>0.103933771121142<text:tab/>0.10330493628222<text:tab/>0.0979952785205257<text:tab/>0.101020019074265<text:tab/>0.0959986064385136</text:p>
      <text:p text:style-name="P1">Hook2<text:tab/>6.44925475019696<text:tab/>4.9460323254557<text:tab/>2.85592471184782<text:tab/>8.05433003297034<text:tab/>8.28535479722665</text:p>
      <text:p text:style-name="P1">Hook3<text:tab/>12.017534352148<text:tab/>19.4804603696532<text:tab/>15.9187879128887<text:tab/>21.2820505120795<text:tab/>19.0798103587059</text:p>
      <text:p text:style-name="P1">Hopx<text:tab/>18.5487099362942<text:tab/>16.6204582971579<text:tab/>5.09533984283096<text:tab/>1.61213117922314<text:tab/>1.85284622418231</text:p>
      <text:p text:style-name="P1">Hormad1<text:tab/>0.103933771121142<text:tab/>0.10330493628222<text:tab/>0.0979952785205257<text:tab/>0.101020019074265<text:tab/>0.0959986064385136</text:p>
      <text:p text:style-name="P1">Hormad2<text:tab/>0.103933771121142<text:tab/>0.10330493628222<text:tab/>0.0979952785205257<text:tab/>0.101020019074265<text:tab/>0.0959986064385136</text:p>
      <text:p text:style-name="P1">Hoxa11<text:tab/>0.103933771121142<text:tab/>0.10330493628222<text:tab/>0.0979952785205257<text:tab/>0.101020019074265<text:tab/>0.0959986064385136</text:p>
      <text:p text:style-name="P1">Hoxa13<text:tab/>0.103933771121142<text:tab/>0.10330493628222<text:tab/>0.0979952785205257<text:tab/>0.101020019074265<text:tab/>0.0959986064385136</text:p>
      <text:p text:style-name="P1">Hoxa2<text:tab/>20.0736099096759<text:tab/>5.66523667441341<text:tab/>5.23137445067608<text:tab/>23.9046296226585<text:tab/>2.69771348169714</text:p>
      <text:p text:style-name="P1">Hoxa6<text:tab/>0.103933771121142<text:tab/>0.10330493628222<text:tab/>0.0979952785205257<text:tab/>0.101020019074265<text:tab/>0.0959986064385136</text:p>
      <text:p text:style-name="P1">Hoxa9<text:tab/>0.103933771121142<text:tab/>0.10330493628222<text:tab/>0.0979952785205257<text:tab/>0.101020019074265<text:tab/>0.0959986064385136</text:p>
      <text:p text:style-name="P1">Hoxb13<text:tab/>0.103933771121142<text:tab/>0.10330493628222<text:tab/>0.0979952785205257<text:tab/>0.101020019074265<text:tab/>0.0959986064385136</text:p>
      <text:p text:style-name="P1">Hoxb3<text:tab/>3.71401315805071<text:tab/>4.24155544517247<text:tab/>0.773867696622391<text:tab/>6.50915834469343<text:tab/>1.31267800270757</text:p>
      <text:p text:style-name="P1">Hoxb4<text:tab/>3.8111279211235<text:tab/>0.689785724422651<text:tab/>0.512624644254033<text:tab/>5.27325074421524<text:tab/>1.20125267692687</text:p>
      <text:p text:style-name="P1">Hoxb5<text:tab/>0.10425222716641<text:tab/>0.135993182569373<text:tab/>0.0981838617590291<text:tab/>0.101955791150853<text:tab/>0.0960604111328355</text:p>
      <text:p text:style-name="P1">Hoxb7<text:tab/>0.360552958173252<text:tab/>0.108807406132281<text:tab/>0.0974249714552092<text:tab/>0.278715130395603<text:tab/>0.206051055600588</text:p>
      <text:p text:style-name="P1">Hoxb8<text:tab/>0.103933771121142<text:tab/>0.10330493628222<text:tab/>0.0979952785205257<text:tab/>0.101020019074265<text:tab/>0.0959986064385136</text:p>
      <text:p text:style-name="P1">Hoxb9<text:tab/>0.103933771121142<text:tab/>0.10330493628222<text:tab/>0.0979952785205257<text:tab/>0.101020019074265<text:tab/>0.0959986064385136</text:p>
      <text:p text:style-name="P1">Hoxc10<text:tab/>0.103933771121142<text:tab/>0.10330493628222<text:tab/>0.0979952785205257<text:tab/>0.101020019074265<text:tab/>0.0959986064385136</text:p>
      <text:p text:style-name="P1">Hoxc11<text:tab/>0.103933771121142<text:tab/>0.10330493628222<text:tab/>0.0979952785205257<text:tab/>0.101020019074265<text:tab/>0.0959986064385136</text:p>
      <text:p text:style-name="P1">Hoxc12<text:tab/>0.103933771121142<text:tab/>0.10330493628222<text:tab/>0.0979952785205257<text:tab/>0.101020019074265<text:tab/>0.0959986064385136</text:p>
      <text:p text:style-name="P1">Hoxc4<text:tab/>0.103933771121142<text:tab/>0.10330493628222<text:tab/>0.0979952785205257<text:tab/>0.101020019074265<text:tab/>0.0959986064385136</text:p>
      <text:p text:style-name="P1">Hoxc5<text:tab/>0.103933771121142<text:tab/>0.10330493628222<text:tab/>0.0979952785205257<text:tab/>0.101020019074265<text:tab/>0.0959986064385136</text:p>
      <text:p text:style-name="P1">Hoxc8<text:tab/>0.103933771121142<text:tab/>0.10330493628222<text:tab/>0.0979952785205257<text:tab/>0.101020019074265<text:tab/>0.0959986064385136</text:p>
      <text:p text:style-name="P1">Hoxc9<text:tab/>0.103933771121142<text:tab/>0.10330493628222<text:tab/>0.0979952785205257<text:tab/>0.101020019074265<text:tab/>0.0959986064385136</text:p>
      <text:p text:style-name="P1">Hoxd1<text:tab/>0.103933771121142<text:tab/>0.10330493628222<text:tab/>0.0979952785205257<text:tab/>0.101020019074265<text:tab/>0.0959986064385136</text:p>
      <text:p text:style-name="P1">Hoxd10<text:tab/>0.103933771121142<text:tab/>0.10330493628222<text:tab/>0.0979952785205257<text:tab/>0.101020019074265<text:tab/>0.0959986064385136</text:p>
      <text:p text:style-name="P1">Hoxd12<text:tab/>0.103933771121142<text:tab/>0.10330493628222<text:tab/>0.0979952785205257<text:tab/>0.101020019074265<text:tab/>0.0959986064385136</text:p>
      <text:p text:style-name="P1">Hoxd13<text:tab/>3.31678180415251<text:tab/>1.95427043160083<text:tab/>0.786993032307121<text:tab/>2.14603705020607<text:tab/>0.3355653294719</text:p>
      <text:p text:style-name="P1">Hoxd3<text:tab/>0.323174551381122<text:tab/>0.178659781728176<text:tab/>0.0969404784084988<text:tab/>0.168277740955016<text:tab/>0.10222679383815</text:p>
      <text:p text:style-name="P1">Hoxd4<text:tab/>0.513456377920295<text:tab/>0.390314734538792<text:tab/>0.50044049953657<text:tab/>1.03545065155107<text:tab/>0.200946809095043</text:p>
      <text:p text:style-name="P1">Hoxd9<text:tab/>0.544955358061828<text:tab/>0.14942472788185<text:tab/>0.123561755500971<text:tab/>0.457513227695045<text:tab/>0.186380017804199</text:p>
      <text:p text:style-name="P1">Hp<text:tab/>1.04571857226272<text:tab/>3.01101107136414<text:tab/>1.37612716695286<text:tab/>1.76434503729489<text:tab/>0.559296426163765</text:p>
      <text:p text:style-name="P1"><text:soft-page-break/>Hp1bp3<text:tab/>64.4737162368325<text:tab/>37.0462855348648<text:tab/>33.8002300565969<text:tab/>68.5045268123522<text:tab/>32.3138472740637</text:p>
      <text:p text:style-name="P1">Hpca<text:tab/>0.103933771121142<text:tab/>0.10330493628222<text:tab/>0.0979952785205257<text:tab/>0.101020019074265<text:tab/>0.0959986064385136</text:p>
      <text:p text:style-name="P1">Hpcal1<text:tab/>55.3968942635981<text:tab/>68.7276567577578<text:tab/>57.209790877554<text:tab/>73.7083458059612<text:tab/>39.1064633929374</text:p>
      <text:p text:style-name="P1">Hpcal4<text:tab/>0.101169294743843<text:tab/>0.104287417086516<text:tab/>1.25929396924925<text:tab/>0.102168980942212<text:tab/>0.0932730872993258</text:p>
      <text:p text:style-name="P1">Hpd<text:tab/>0.105283478930551<text:tab/>0.179184520033394<text:tab/>0.0987888175731354<text:tab/>0.104761135552508<text:tab/>0.153322131729915</text:p>
      <text:p text:style-name="P1">Hpdl<text:tab/>1.7345205403082<text:tab/>1.93600195478999<text:tab/>2.11069576814173<text:tab/>3.64465817363511<text:tab/>2.58547459571797</text:p>
      <text:p text:style-name="P1">Hpgd<text:tab/>0.103933771121142<text:tab/>0.10330493628222<text:tab/>0.0979952785205257<text:tab/>0.101020019074265<text:tab/>0.0959986064385136</text:p>
      <text:p text:style-name="P1">Hpgds<text:tab/>0.103933771121142<text:tab/>0.10330493628222<text:tab/>0.0979952785205257<text:tab/>0.101020019074265<text:tab/>0.0959986064385136</text:p>
      <text:p text:style-name="P1">Hpn<text:tab/>0.101574535569126<text:tab/>0.141809586566157<text:tab/>0.588052555853594<text:tab/>0.102147783678924<text:tab/>0.0932061193503497</text:p>
      <text:p text:style-name="P1">Hprt1<text:tab/>0.102958636988591<text:tab/>0.164335324898108<text:tab/>0.096814297139815<text:tab/>0.12256638159676<text:tab/>0.155233288903012</text:p>
      <text:p text:style-name="P1">Hps1<text:tab/>17.3869718068726<text:tab/>13.902797569083<text:tab/>10.1440455536851<text:tab/>24.8982182283727<text:tab/>23.9441247962686</text:p>
      <text:p text:style-name="P1">Hps3<text:tab/>5.94878127415293<text:tab/>1.76395019813299<text:tab/>3.08205881310982<text:tab/>8.49686475219467<text:tab/>6.96981492355187</text:p>
      <text:p text:style-name="P1">Hps4<text:tab/>6.50228603844958<text:tab/>4.29793178985819<text:tab/>3.28082373249028<text:tab/>6.71640432368828<text:tab/>4.08247847963326</text:p>
      <text:p text:style-name="P1">Hps5<text:tab/>6.01583247992715<text:tab/>6.97678794409404<text:tab/>4.35042981504339<text:tab/>7.28604485565364<text:tab/>7.80823024770168</text:p>
      <text:p text:style-name="P1">Hps6<text:tab/>5.76104599371347<text:tab/>8.30248206827167<text:tab/>10.2932596973824<text:tab/>11.3922546368988<text:tab/>6.76612465325285</text:p>
      <text:p text:style-name="P1">Hpse<text:tab/>0.843951253722492<text:tab/>1.22164341260251<text:tab/>0.59691935550428<text:tab/>1.58462455732501<text:tab/>0.20312445237945</text:p>
      <text:p text:style-name="P1">Hpse2<text:tab/>0.103933771121142<text:tab/>0.10330493628222<text:tab/>0.0979952785205257<text:tab/>0.101020019074265<text:tab/>0.0959986064385136</text:p>
      <text:p text:style-name="P1">Hpx<text:tab/>1.34792747371581<text:tab/>4.38410153229339<text:tab/>4.19326714905835<text:tab/>2.45870282136172<text:tab/>3.00567955163914</text:p>
      <text:p text:style-name="P1">Hr<text:tab/>0.231816106884754<text:tab/>0.57541474477901<text:tab/>0.343357785748952<text:tab/>0.720925267984155<text:tab/>0.26961895551538</text:p>
      <text:p text:style-name="P1">Hras<text:tab/>38.8268972607549<text:tab/>79.5683528619583<text:tab/>59.820961667359<text:tab/>54.8718499016566<text:tab/>53.844355437286</text:p>
      <text:p text:style-name="P1">Hrasls<text:tab/>10.0772036617464<text:tab/>4.43243571684285<text:tab/>1.28637124864936<text:tab/>13.0999233226159<text:tab/>1.28111681114949</text:p>
      <text:p text:style-name="P1">Hrasls5<text:tab/>0.812313418020921<text:tab/>1.48319397760115<text:tab/>1.625399714404<text:tab/>1.6227656386698<text:tab/>0.181389536064521</text:p>
      <text:p text:style-name="P1">Hrc<text:tab/>0.730292726022473<text:tab/>0.392899306086356<text:tab/>0.203515443315062<text:tab/>0.339444261831053<text:tab/>0.140830569284038</text:p>
      <text:p text:style-name="P1">Hrg<text:tab/>0.103933771121142<text:tab/>0.10330493628222<text:tab/>0.0979952785205257<text:tab/>0.101020019074265<text:tab/>0.0959986064385136</text:p>
      <text:p text:style-name="P1">Hrh1<text:tab/>0.103933771121142<text:tab/>0.10330493628222<text:tab/>0.0979952785205257<text:tab/>0.101020019074265<text:tab/>0.0959986064385136</text:p>
      <text:p text:style-name="P1">Hrh2<text:tab/>0.103933771121142<text:tab/>0.10330493628222<text:tab/>0.0979952785205257<text:tab/>0.101020019074265<text:tab/>0.0959986064385136</text:p>
      <text:p text:style-name="P1">Hrh3<text:tab/>0.104692741504217<text:tab/>0.113593515455248<text:tab/>0.0984588770357605<text:tab/>0.115224165158499<text:tab/>0.105955161697788</text:p>
      <text:p text:style-name="P1">Hrh4<text:tab/>0.103933771121142<text:tab/>0.10330493628222<text:tab/>0.0979952785205257<text:tab/>0.101020019074265<text:tab/>0.0959986064385136</text:p>
      <text:p text:style-name="P1">Hrk<text:tab/>0.164105388894517<text:tab/>0.145544314337731<text:tab/>0.102732896660124<text:tab/>0.180170769590337<text:tab/>0.210985612645892</text:p>
      <text:p text:style-name="P1">Hrsp12<text:tab/>34.0555729779607<text:tab/>25.4098043311122<text:tab/>20.561076380254<text:tab/>43.4821639492533<text:tab/>14.6775835419357</text:p>
      <text:p text:style-name="P1">Hs2st1<text:tab/>24.805182297569<text:tab/>21.62154958481<text:tab/>22.2330340560047<text:tab/>57.4361108984574<text:tab/>27.04499833081</text:p>
      <text:p text:style-name="P1">Hs3st1<text:tab/>0.0952056638889257<text:tab/>2.00420195978649<text:tab/>0.343725792746495<text:tab/>9.75815730758825<text:tab/>14.3953348926023</text:p>
      <text:p text:style-name="P1">Hs3st2<text:tab/>0.103933771121142<text:tab/>0.10330493628222<text:tab/>0.0979952785205257<text:tab/>0.101020019074265<text:tab/>0.0959986064385136</text:p>
      <text:p text:style-name="P1">Hs3st3a1<text:tab/>0.162189962993171<text:tab/>0.1057250607989<text:tab/>0.151778816546336<text:tab/>0.153888166894375<text:tab/>0.0953832046352665</text:p>
      <text:p text:style-name="P1">Hs3st3b1<text:tab/>0.100198805465615<text:tab/>1.01472675713765<text:tab/>0.306464424431916<text:tab/>0.157186955102589<text:tab/>0.494309518295622</text:p>
      <text:p text:style-name="P1">Hs3st5<text:tab/>0.238262901120777<text:tab/>0.108639750138745<text:tab/>0.0989711959742179<text:tab/>0.107463347010101<text:tab/>0.325837543002265</text:p>
      <text:p text:style-name="P1">Hs3st6<text:tab/>0.100296293768798<text:tab/>1.42554982808201<text:tab/>0.333085623176542<text:tab/>0.103655823002403<text:tab/>0.128532239735648</text:p>
      <text:p text:style-name="P1">Hs6st1<text:tab/>21.0513585044371<text:tab/>18.4901323150334<text:tab/>21.0565012296766<text:tab/>9.74214423546343<text:tab/>19.7657306665444</text:p>
      <text:p text:style-name="P1">Hs6st2<text:tab/>64.5309139670704<text:tab/>68.9578592872209<text:tab/>38.2757094958298<text:tab/>83.1690318468064<text:tab/>8.32487917955895</text:p>
      <text:p text:style-name="P1">Hs6st3<text:tab/>0.137219435942165<text:tab/>0.155324022714979<text:tab/>0.0970647557359813<text:tab/>0.126374204252594<text:tab/>0.0946906551730988</text:p>
      <text:p text:style-name="P1">Hsbp1<text:tab/>157.426210016903<text:tab/>186.284850017661<text:tab/>174.542402004137<text:tab/>219.873252979738<text:tab/>156.438761479997</text:p>
      <text:p text:style-name="P1">Hsbp1l1<text:tab/>0.256721901817811<text:tab/>0.64917633672301<text:tab/>0.694994059424892<text:tab/>0.223557066696396<text:tab/>0.0979593693031944</text:p>
      <text:p text:style-name="P1">Hscb<text:tab/>39.1581753307299<text:tab/>22.155635600075<text:tab/>20.3388808013243<text:tab/>34.7310279399645<text:tab/>21.5999159270466</text:p>
      <text:p text:style-name="P1">Hsd11b1<text:tab/>2.79606970032337<text:tab/>0.44345954518731<text:tab/>0.655454696995462<text:tab/>6.4105521371297<text:tab/>0.437966779725618</text:p>
      <text:p text:style-name="P1">Hsd11b2<text:tab/>0.123569619912238<text:tab/>0.316921956991472<text:tab/>2.62843679802597<text:tab/>0.467249844188888<text:tab/>0.90949115617925</text:p>
      <text:p text:style-name="P1">Hsd17b1<text:tab/>1.12564941537168<text:tab/>0.6430887743209<text:tab/>0.575522730583278<text:tab/>1.87117806307977<text:tab/>1.29007669943212</text:p>
      <text:p text:style-name="P1">Hsd17b10<text:tab/>93.5420514245159<text:tab/>103.036502542183<text:tab/>82.8527894652127<text:tab/>125.794681936782<text:tab/>57.3347601124899</text:p>
      <text:p text:style-name="P1">Hsd17b11<text:tab/>31.5147929513527<text:tab/>23.354651571721<text:tab/>17.2947046439226<text:tab/>32.8827647669452<text:tab/>17.7649182723429</text:p>
      <text:p text:style-name="P1">Hsd17b12<text:tab/>69.3779673456776<text:tab/>75.4596588288132<text:tab/>54.3640345359763<text:tab/>109.390452356427<text:tab/>75.8908374584562</text:p>
      <text:p text:style-name="P1">Hsd17b13<text:tab/>0.350286323549677<text:tab/>1.71230915583255<text:tab/>0.10419042150666<text:tab/>1.72827449726554<text:tab/>0.24529411481323</text:p>
      <text:p text:style-name="P1">Hsd17b14<text:tab/>0.103933771121142<text:tab/>0.10330493628222<text:tab/>0.0979952785205257<text:tab/>0.101020019074265<text:tab/>0.0959986064385136</text:p>
      <text:p text:style-name="P1">Hsd17b2<text:tab/>0.103933771121142<text:tab/>0.10330493628222<text:tab/>0.0979952785205257<text:tab/>0.101020019074265<text:tab/>0.0959986064385136</text:p>
      <text:p text:style-name="P1">Hsd17b3<text:tab/>0.23263987321784<text:tab/>0.264122452933<text:tab/>0.157877183701705<text:tab/>0.109256263509678<text:tab/>0.207829568279538</text:p>
      <text:p text:style-name="P1">Hsd17b4<text:tab/>45.0366458013766<text:tab/>37.1859851961269<text:tab/>28.0417171908178<text:tab/>55.7273158382186<text:tab/>28.390915968024</text:p>
      <text:p text:style-name="P1"><text:soft-page-break/>Hsd17b6<text:tab/>0.103933771121142<text:tab/>0.10330493628222<text:tab/>0.0979952785205257<text:tab/>0.101020019074265<text:tab/>0.0959986064385136</text:p>
      <text:p text:style-name="P1">Hsd17b7<text:tab/>11.186553235659<text:tab/>14.8218731370024<text:tab/>11.0696135945064<text:tab/>21.0001663095533<text:tab/>15.5044017606804</text:p>
      <text:p text:style-name="P1">Hsd17b8<text:tab/>15.8897506971443<text:tab/>14.9242883162045<text:tab/>11.5456352112451<text:tab/>19.7815823697436<text:tab/>24.4144844609527</text:p>
      <text:p text:style-name="P1">Hsd3b<text:tab/>0.104752745234466<text:tab/>0.10483263935276<text:tab/>0.194617491592672<text:tab/>0.103011757094652<text:tab/>0.0962052752848452</text:p>
      <text:p text:style-name="P1">Hsd3b1<text:tab/>0.103997515245198<text:tab/>0.10340436694518<text:tab/>0.1006851390979<text:tab/>0.101148214325084<text:tab/>0.0960181756693047</text:p>
      <text:p text:style-name="P1">Hsd3b5<text:tab/>0.103933771121142<text:tab/>0.10330493628222<text:tab/>0.0979952785205257<text:tab/>0.101020019074265<text:tab/>0.0959986064385136</text:p>
      <text:p text:style-name="P1">Hsd3b6<text:tab/>0.103933771121142<text:tab/>0.10330493628222<text:tab/>0.0979952785205257<text:tab/>0.101020019074265<text:tab/>0.0959986064385136</text:p>
      <text:p text:style-name="P1">Hsd3b7<text:tab/>27.5042280942844<text:tab/>12.5104789055697<text:tab/>11.5301813751689<text:tab/>49.574778551906<text:tab/>46.6660025177833</text:p>
      <text:p text:style-name="P1">Hsdl1<text:tab/>10.1737493107748<text:tab/>6.63946993409027<text:tab/>9.9962585194652<text:tab/>9.93926541034376<text:tab/>15.6807154472222</text:p>
      <text:p text:style-name="P1">Hsdl2<text:tab/>5.69576758404486<text:tab/>2.94740886863256<text:tab/>5.36193895158221<text:tab/>8.7960659658903<text:tab/>8.17938386914916</text:p>
      <text:p text:style-name="P1">Hsf1<text:tab/>21.8011836014728<text:tab/>26.0635933946532<text:tab/>17.9550485148749<text:tab/>32.7917871725447<text:tab/>29.8102167838449</text:p>
      <text:p text:style-name="P1">Hsf2<text:tab/>10.6655708624779<text:tab/>9.05641968346748<text:tab/>15.7967380401598<text:tab/>16.7962468368409<text:tab/>19.3891663162804</text:p>
      <text:p text:style-name="P1">Hsf2bp<text:tab/>0.290570681839352<text:tab/>0.224476720276076<text:tab/>0.11599986598456<text:tab/>0.187660758186188<text:tab/>0.190343144602156</text:p>
      <text:p text:style-name="P1">Hsf4<text:tab/>4.75545856304398<text:tab/>6.24903364400703<text:tab/>1.06624128500873<text:tab/>10.4930979538488<text:tab/>2.0238143534357</text:p>
      <text:p text:style-name="P1">Hsfy2<text:tab/>0.103933771121142<text:tab/>0.10330493628222<text:tab/>0.0979952785205257<text:tab/>0.101020019074265<text:tab/>0.0959986064385136</text:p>
      <text:p text:style-name="P1">Hsh2d<text:tab/>0.105345163536888<text:tab/>0.352357334881485<text:tab/>0.45575520975481<text:tab/>0.110468220544996<text:tab/>0.0950771707430094</text:p>
      <text:p text:style-name="P1">Hsp90aa1<text:tab/>0.127173495519126<text:tab/>0.125223803551707<text:tab/>0.108889140644055<text:tab/>0.123255269109447<text:tab/>0.138420650742258</text:p>
      <text:p text:style-name="P1">Hsp90ab1<text:tab/>520.652497858509<text:tab/>711.940786682776<text:tab/>668.45038068761<text:tab/>939.989384259572<text:tab/>890.798629224692</text:p>
      <text:p text:style-name="P1">Hsp90b1<text:tab/>338.505984564411<text:tab/>508.827896447156<text:tab/>479.03731316172<text:tab/>713.794144967318<text:tab/>321.354502896938</text:p>
      <text:p text:style-name="P1">Hspa12a<text:tab/>0.482427536257213<text:tab/>0.219582908622295<text:tab/>0.71014300205671<text:tab/>1.85277264239935<text:tab/>0.4243809273245</text:p>
      <text:p text:style-name="P1">Hspa12b<text:tab/>3.10192443636321<text:tab/>1.69277874424608<text:tab/>2.47009792943494<text:tab/>2.2328171142443<text:tab/>1.41475996792952</text:p>
      <text:p text:style-name="P1">Hspa13<text:tab/>27.4339607456622<text:tab/>24.5392039997845<text:tab/>21.4699461763039<text:tab/>40.8836374916413<text:tab/>23.6497728260675</text:p>
      <text:p text:style-name="P1">Hspa14<text:tab/>19.8118400659737<text:tab/>32.7851117442587<text:tab/>23.7919111502312<text:tab/>39.4147187399508<text:tab/>25.3950026890824</text:p>
      <text:p text:style-name="P1">Hspa1a<text:tab/>1.34629353824019<text:tab/>5.32111620730902<text:tab/>13.3201124098762<text:tab/>2.12688840088391<text:tab/>11.3395411479847</text:p>
      <text:p text:style-name="P1">Hspa1b<text:tab/>4.00877546349845<text:tab/>10.7131003798876<text:tab/>68.9833811926451<text:tab/>5.97640481022322<text:tab/>40.7486884909368</text:p>
      <text:p text:style-name="P1">Hspa1l<text:tab/>0.828805463945826<text:tab/>1.27225589981758<text:tab/>0.817353804905518<text:tab/>1.62409066237586<text:tab/>0.499930408159936</text:p>
      <text:p text:style-name="P1">Hspa2<text:tab/>4.33766498270014<text:tab/>3.99073484376923<text:tab/>10.0824311178405<text:tab/>9.66295337531817<text:tab/>4.44257687724917</text:p>
      <text:p text:style-name="P1">Hspa4<text:tab/>103.71505994245<text:tab/>148.103853514307<text:tab/>107.055835763519<text:tab/>160.423930613542<text:tab/>161.472927465843</text:p>
      <text:p text:style-name="P1">Hspa4l<text:tab/>0.460207595865782<text:tab/>1.24029934826679<text:tab/>0.591428355120738<text:tab/>1.05036795908526<text:tab/>1.78611020478733</text:p>
      <text:p text:style-name="P1">Hspa5<text:tab/>363.064615353246<text:tab/>1058.35203143011<text:tab/>1204.4530115544<text:tab/>657.518033734184<text:tab/>723.032554812758</text:p>
      <text:p text:style-name="P1">Hspa8<text:tab/>0.103512825085285<text:tab/>0.159593322734842<text:tab/>0.173896683301703<text:tab/>0.11876014186041<text:tab/>0.113466346457289</text:p>
      <text:p text:style-name="P1">Hspa9<text:tab/>84.2895436211839<text:tab/>145.279426528415<text:tab/>95.7858402945741<text:tab/>129.495255118782<text:tab/>151.233860774299</text:p>
      <text:p text:style-name="P1">Hspb1<text:tab/>345.129016569005<text:tab/>630.613348397836<text:tab/>1549.17952221351<text:tab/>422.856074261412<text:tab/>793.153333935691</text:p>
      <text:p text:style-name="P1">Hspb11<text:tab/>8.30728358723576<text:tab/>9.13489283037277<text:tab/>10.1978736816725<text:tab/>11.066138948383<text:tab/>11.5250507286564</text:p>
      <text:p text:style-name="P1">Hspb2<text:tab/>85.5255426419503<text:tab/>63.7794724616426<text:tab/>35.3843239048847<text:tab/>88.1688297341176<text:tab/>8.22272736002223</text:p>
      <text:p text:style-name="P1">Hspb3<text:tab/>0.103933771121142<text:tab/>0.10330493628222<text:tab/>0.0979952785205257<text:tab/>0.101020019074265<text:tab/>0.0959986064385136</text:p>
      <text:p text:style-name="P1">Hspb6<text:tab/>26.2670312106014<text:tab/>19.0427795029499<text:tab/>19.9446890839024<text:tab/>25.4401623571159<text:tab/>9.79909887022938</text:p>
      <text:p text:style-name="P1">Hspb7<text:tab/>1.49877603672267<text:tab/>4.93612478702719<text:tab/>0.984522423884081<text:tab/>2.52937789805168<text:tab/>0.156536403986962</text:p>
      <text:p text:style-name="P1">Hspb8<text:tab/>4.32127908765644<text:tab/>5.42968478261649<text:tab/>1.14292162998767<text:tab/>35.2388295985016<text:tab/>1.81609496015747</text:p>
      <text:p text:style-name="P1">Hspb9<text:tab/>0.35968902609134<text:tab/>0.960067006449802<text:tab/>0.86844784141148<text:tab/>1.16304763703584<text:tab/>0.563543999178328</text:p>
      <text:p text:style-name="P1">Hspbap1<text:tab/>12.3813272987736<text:tab/>18.3488456883683<text:tab/>13.5037389112429<text:tab/>20.0072391750309<text:tab/>22.9362704370639</text:p>
      <text:p text:style-name="P1">Hspbp1<text:tab/>25.0918792984697<text:tab/>49.0331057961417<text:tab/>20.3954523638908<text:tab/>45.3619581831186<text:tab/>42.7222962376809</text:p>
      <text:p text:style-name="P1">Hspd1<text:tab/>171.559477299073<text:tab/>183.063222431719<text:tab/>128.437863254805<text:tab/>172.743942691158<text:tab/>204.106699128224</text:p>
      <text:p text:style-name="P1">Hspe1<text:tab/>329.381131538032<text:tab/>401.283668348269<text:tab/>334.123723505139<text:tab/>366.871273071403<text:tab/>386.736412816222</text:p>
      <text:p text:style-name="P1">Hsph1<text:tab/>104.428535628143<text:tab/>151.606114057344<text:tab/>123.206329835966<text:tab/>123.070445720158<text:tab/>138.261111627793</text:p>
      <text:p text:style-name="P1">Htatip2<text:tab/>15.8180087073094<text:tab/>20.3056090451863<text:tab/>14.811710358959<text:tab/>40.5095922350696<text:tab/>29.8679563612028</text:p>
      <text:p text:style-name="P1">Htatsf1<text:tab/>20.9631456298733<text:tab/>23.9148210486221<text:tab/>19.3525508577457<text:tab/>23.1577779295932<text:tab/>19.6838697509172</text:p>
      <text:p text:style-name="P1">Htr1a<text:tab/>0.103933771121142<text:tab/>0.10330493628222<text:tab/>0.0979952785205257<text:tab/>0.101020019074265<text:tab/>0.0959986064385136</text:p>
      <text:p text:style-name="P1">Htr1b<text:tab/>0.627915463255515<text:tab/>0.258138007254373<text:tab/>0.304319021336366<text:tab/>0.270891094677781<text:tab/>0.243123917092767</text:p>
      <text:p text:style-name="P1">Htr1d<text:tab/>0.408175381370674<text:tab/>1.52338393512196<text:tab/>0.0924784288080661<text:tab/>0.103676797827869<text:tab/>0.13689972455427</text:p>
      <text:p text:style-name="P1">Htr1f<text:tab/>0.146833523639332<text:tab/>0.108767125143314<text:tab/>0.115759642471174<text:tab/>0.721746381615041<text:tab/>0.273394620055446</text:p>
      <text:p text:style-name="P1">Htr2a<text:tab/>1.46528819557284<text:tab/>1.67396167793904<text:tab/>0.195117111459768<text:tab/>0.82860675271668<text:tab/>0.407074938636211</text:p>
      <text:p text:style-name="P1">Htr2b<text:tab/>0.103933771121142<text:tab/>0.10330493628222<text:tab/>0.0979952785205257<text:tab/>0.101020019074265<text:tab/>0.0959986064385136</text:p>
      <text:p text:style-name="P1">Htr2c<text:tab/>0.103933771121142<text:tab/>0.10330493628222<text:tab/>0.0979952785205257<text:tab/>0.101020019074265<text:tab/>0.0959986064385136</text:p>
      <text:p text:style-name="P1"><text:soft-page-break/>Htr3a<text:tab/>0.103933771121142<text:tab/>0.10330493628222<text:tab/>0.0979952785205257<text:tab/>0.101020019074265<text:tab/>0.0959986064385136</text:p>
      <text:p text:style-name="P1">Htr3b<text:tab/>0.103933771121142<text:tab/>0.10330493628222<text:tab/>0.0979952785205257<text:tab/>0.101020019074265<text:tab/>0.0959986064385136</text:p>
      <text:p text:style-name="P1">Htr4<text:tab/>0.0970279527200257<text:tab/>1.99735629150333<text:tab/>0.162498936953262<text:tab/>0.676967369033223<text:tab/>0.101555689304974</text:p>
      <text:p text:style-name="P1">Htr5a<text:tab/>0.103933771121142<text:tab/>0.10330493628222<text:tab/>0.0979952785205257<text:tab/>0.101020019074265<text:tab/>0.0959986064385136</text:p>
      <text:p text:style-name="P1">Htr5b<text:tab/>0.358613474565941<text:tab/>0.106294936561705<text:tab/>0.094212651095643<text:tab/>0.365938781359142<text:tab/>0.0991811029394938</text:p>
      <text:p text:style-name="P1">Htr6<text:tab/>0.182460398345775<text:tab/>0.706305664533352<text:tab/>0.169549723032149<text:tab/>0.102568804337983<text:tab/>0.172344429348571</text:p>
      <text:p text:style-name="P1">Htr7<text:tab/>0.103395973954589<text:tab/>0.103707960769525<text:tab/>0.0974348567919426<text:tab/>0.161578844229906<text:tab/>0.0951317976251808</text:p>
      <text:p text:style-name="P1">Htra1<text:tab/>308.789991979392<text:tab/>448.328049505568<text:tab/>364.968332788625<text:tab/>1292.13896168363<text:tab/>1054.3622716622</text:p>
      <text:p text:style-name="P1">Htra2<text:tab/>74.1681073755687<text:tab/>45.8566560555973<text:tab/>24.0139791788098<text:tab/>51.7215671287287<text:tab/>30.0748282947381</text:p>
      <text:p text:style-name="P1">Htra3<text:tab/>5.16466640118596<text:tab/>2.79877319918334<text:tab/>2.09537348402297<text:tab/>6.61732163854952<text:tab/>0.607488395902845</text:p>
      <text:p text:style-name="P1">Htra4<text:tab/>0.640374411148184<text:tab/>1.16093401705754<text:tab/>1.06992379711791<text:tab/>0.260637643323012<text:tab/>0.257511290709134</text:p>
      <text:p text:style-name="P1">Htt<text:tab/>5.91224942361088<text:tab/>6.49289754220463<text:tab/>5.12644499337273<text:tab/>8.50902108264912<text:tab/>5.61578760502491</text:p>
      <text:p text:style-name="P1">Hunk<text:tab/>0.753806555233848<text:tab/>1.60028517175289<text:tab/>1.29918459832572<text:tab/>0.895549813760816<text:tab/>0.147491526675981</text:p>
      <text:p text:style-name="P1">Hus1<text:tab/>5.64924327836678<text:tab/>4.45743803208803<text:tab/>1.76391726983234<text:tab/>5.39828760178146<text:tab/>3.42309064133938</text:p>
      <text:p text:style-name="P1">Hus1b<text:tab/>0.103933771121142<text:tab/>0.10330493628222<text:tab/>0.0979952785205257<text:tab/>0.101020019074265<text:tab/>0.0959986064385136</text:p>
      <text:p text:style-name="P1">Hyal1<text:tab/>10.2664649731882<text:tab/>9.66386553833033<text:tab/>10.5427392397204<text:tab/>20.795068724413<text:tab/>10.325098644822</text:p>
      <text:p text:style-name="P1">Hyal2<text:tab/>17.8021628678617<text:tab/>14.238015362706<text:tab/>21.6625068424704<text:tab/>33.4333252223774<text:tab/>22.2053954431249</text:p>
      <text:p text:style-name="P1">Hyal3<text:tab/>10.2393341371532<text:tab/>7.86307396194413<text:tab/>6.84688661461855<text:tab/>10.1775733835963<text:tab/>2.00751556765488</text:p>
      <text:p text:style-name="P1">Hyal4<text:tab/>0.103933771121142<text:tab/>0.10330493628222<text:tab/>0.0979952785205257<text:tab/>0.101020019074265<text:tab/>0.0959986064385136</text:p>
      <text:p text:style-name="P1">Hyal5<text:tab/>0.103933771121142<text:tab/>0.10330493628222<text:tab/>0.0979952785205257<text:tab/>0.101020019074265<text:tab/>0.0959986064385136</text:p>
      <text:p text:style-name="P1">Hyal6<text:tab/>0.103933771121142<text:tab/>0.10330493628222<text:tab/>0.0979952785205257<text:tab/>0.101020019074265<text:tab/>0.0959986064385136</text:p>
      <text:p text:style-name="P1">Hykk<text:tab/>0.542810721789667<text:tab/>0.14490682320095<text:tab/>0.230869049439959<text:tab/>0.324550453206119<text:tab/>0.246250288741238</text:p>
      <text:p text:style-name="P1">Hyou1<text:tab/>65.3357017658008<text:tab/>95.520606225375<text:tab/>78.1621157098548<text:tab/>116.500273606129<text:tab/>83.9807531958884</text:p>
      <text:p text:style-name="P1">Hypk<text:tab/>98.8451746807808<text:tab/>115.686484538988<text:tab/>81.3612017967232<text:tab/>191.287266467<text:tab/>120.595083624549</text:p>
      <text:p text:style-name="P1">Hypm<text:tab/>0.103933771121142<text:tab/>0.10330493628222<text:tab/>0.0979952785205257<text:tab/>0.101020019074265<text:tab/>0.0959986064385136</text:p>
      <text:p text:style-name="P1">Iah1<text:tab/>56.0773796680204<text:tab/>42.1864326199834<text:tab/>37.7340309019997<text:tab/>85.6935588222685<text:tab/>64.7309202621765</text:p>
      <text:p text:style-name="P1">Iapp<text:tab/>0.103933771121142<text:tab/>0.10330493628222<text:tab/>0.0979952785205257<text:tab/>0.101020019074265<text:tab/>0.0959986064385136</text:p>
      <text:p text:style-name="P1">Iars<text:tab/>26.2001834411086<text:tab/>39.5212018628667<text:tab/>16.0614859860498<text:tab/>31.926923697005<text:tab/>24.8435165810815</text:p>
      <text:p text:style-name="P1">Iba57<text:tab/>3.05323150374835<text:tab/>0.930229339903087<text:tab/>0.909470197017065<text:tab/>3.42220342411321<text:tab/>2.46495797004887</text:p>
      <text:p text:style-name="P1">Ibsp<text:tab/>0.218903200440006<text:tab/>0.154960248797343<text:tab/>0.113932365447467<text:tab/>0.145270457162635<text:tab/>0.0951276298718645</text:p>
      <text:p text:style-name="P1">Ica1<text:tab/>1.9695960548404<text:tab/>1.8254466535766<text:tab/>0.490445330604722<text:tab/>6.46238672080387<text:tab/>0.974340285727749</text:p>
      <text:p text:style-name="P1">Ica1l<text:tab/>0.132096795431204<text:tab/>0.158405092852906<text:tab/>0.170960066048384<text:tab/>0.105640450421765<text:tab/>0.124426749907296</text:p>
      <text:p text:style-name="P1">Icam1<text:tab/>23.3118630808616<text:tab/>114.91810169819<text:tab/>107.877075685006<text:tab/>43.2213173711773<text:tab/>60.3364146677959</text:p>
      <text:p text:style-name="P1">Icam2<text:tab/>0.143099939409909<text:tab/>0.122450868704587<text:tab/>0.0966567612740621<text:tab/>0.152264356508166<text:tab/>0.164689313579474</text:p>
      <text:p text:style-name="P1">Icam4<text:tab/>0.100648232077896<text:tab/>3.6102286747599<text:tab/>0.414859578179739<text:tab/>0.113144286648133<text:tab/>0.535466841803399</text:p>
      <text:p text:style-name="P1">Icam5<text:tab/>3.04203020849075<text:tab/>5.23049385129894<text:tab/>7.83659645761011<text:tab/>15.1723261586256<text:tab/>18.492207445025</text:p>
      <text:p text:style-name="P1">Ice2<text:tab/>4.13702797655694<text:tab/>2.63308921796785<text:tab/>0.557340585648038<text:tab/>5.09382256279026<text:tab/>2.33706488048921</text:p>
      <text:p text:style-name="P1">Ick<text:tab/>17.4145269915061<text:tab/>11.9395405028562<text:tab/>5.65345586070811<text:tab/>22.3577398948444<text:tab/>7.7265460087695</text:p>
      <text:p text:style-name="P1">Icmt<text:tab/>14.6016905600005<text:tab/>14.6927369569952<text:tab/>24.8514213331618<text:tab/>28.2649278767209<text:tab/>35.1874852951843</text:p>
      <text:p text:style-name="P1">Icos<text:tab/>0.103231120958957<text:tab/>0.104859120522719<text:tab/>0.12626471625861<text:tab/>0.178358713507702<text:tab/>0.179612535534988</text:p>
      <text:p text:style-name="P1">Ict1<text:tab/>23.7230817833932<text:tab/>32.3454898468882<text:tab/>21.6127645795035<text:tab/>44.5135742814029<text:tab/>38.1453498395603</text:p>
      <text:p text:style-name="P1">Id1<text:tab/>24.1831538512467<text:tab/>10.6908911079<text:tab/>35.2968689717966<text:tab/>15.0722919401543<text:tab/>91.411593013354</text:p>
      <text:p text:style-name="P1">Id2<text:tab/>18.1005018380076<text:tab/>2.77892575238644<text:tab/>16.243370668017<text:tab/>3.13392957068901<text:tab/>9.98161156200478</text:p>
      <text:p text:style-name="P1">Id3<text:tab/>234.25689316281<text:tab/>534.711568360781<text:tab/>293.086916026294<text:tab/>161.277046854321<text:tab/>107.94149939258</text:p>
      <text:p text:style-name="P1">Id4<text:tab/>18.9658869981785<text:tab/>20.9024604946043<text:tab/>46.8054856416582<text:tab/>21.5442498813397<text:tab/>33.4876039189842</text:p>
      <text:p text:style-name="P1">Ide<text:tab/>17.7655172709736<text:tab/>16.6365239640918<text:tab/>14.6726744260328<text:tab/>33.0704815336781<text:tab/>34.1894751052867</text:p>
      <text:p text:style-name="P1">Idh1<text:tab/>201.331727331986<text:tab/>130.50953433725<text:tab/>171.071024930192<text:tab/>137.037659341498<text:tab/>159.86042748305</text:p>
      <text:p text:style-name="P1">Idh2<text:tab/>141.054214534959<text:tab/>116.892812808381<text:tab/>74.855413320297<text:tab/>184.267251769973<text:tab/>34.2868767261285</text:p>
      <text:p text:style-name="P1">Idh3B<text:tab/>63.1619362956972<text:tab/>60.8590990500925<text:tab/>42.7375993132153<text:tab/>102.278957314696<text:tab/>69.6809816598226</text:p>
      <text:p text:style-name="P1">Idh3a<text:tab/>45.5893455629492<text:tab/>54.1209191245266<text:tab/>37.3667547964941<text:tab/>64.0119220286848<text:tab/>59.8286225418467</text:p>
      <text:p text:style-name="P1">Idh3g<text:tab/>46.8075154564558<text:tab/>51.0608239534601<text:tab/>33.0189705911043<text:tab/>71.8126761902211<text:tab/>44.4244281921405</text:p>
      <text:p text:style-name="P1">Idi1<text:tab/>59.8584647940392<text:tab/>127.370117612884<text:tab/>195.549195217689<text:tab/>57.1192483400846<text:tab/>53.5152723424355</text:p>
      <text:p text:style-name="P1">Idi2<text:tab/>0.685163083547671<text:tab/>0.420861815357422<text:tab/>0.416756653989273<text:tab/>0.115483634724653<text:tab/>0.0963969731630878</text:p>
      <text:p text:style-name="P1">Idnk<text:tab/>3.54325492372501<text:tab/>2.17198324458609<text:tab/>1.59601130413732<text:tab/>5.36281036565505<text:tab/>4.41864298271913</text:p>
      <text:p text:style-name="P1"><text:soft-page-break/>Ido1<text:tab/>0.103933771121142<text:tab/>0.10330493628222<text:tab/>0.0979952785205257<text:tab/>0.101020019074265<text:tab/>0.0959986064385136</text:p>
      <text:p text:style-name="P1">Idua<text:tab/>56.1583508998735<text:tab/>37.7211677721914<text:tab/>29.247630817558<text:tab/>65.9026728329933<text:tab/>23.8072791772832</text:p>
      <text:p text:style-name="P1">Ier2<text:tab/>21.9406535689203<text:tab/>200.074146713695<text:tab/>220.675262663926<text:tab/>49.5141188343366<text:tab/>102.427920877637</text:p>
      <text:p text:style-name="P1">Ier3<text:tab/>31.4802594882733<text:tab/>278.059279155584<text:tab/>273.006490430045<text:tab/>112.026032500324<text:tab/>262.654591341466</text:p>
      <text:p text:style-name="P1">Ier3ip1<text:tab/>0.103933771121142<text:tab/>0.10330493628222<text:tab/>0.0979952785205257<text:tab/>0.101020019074265<text:tab/>0.0959986064385136</text:p>
      <text:p text:style-name="P1">Ier5<text:tab/>16.0880727481827<text:tab/>143.576363789315<text:tab/>203.916181548775<text:tab/>52.1052847701888<text:tab/>86.1518592717705</text:p>
      <text:p text:style-name="P1">Ier5l<text:tab/>16.8324300995503<text:tab/>40.9973863827156<text:tab/>23.915477673131<text:tab/>83.6272385287131<text:tab/>52.2264384461229</text:p>
      <text:p text:style-name="P1">Iffo1<text:tab/>21.1296342002213<text:tab/>5.10756189603446<text:tab/>9.50081378798921<text:tab/>17.8203959627079<text:tab/>14.4094550307201</text:p>
      <text:p text:style-name="P1">Iffo2<text:tab/>9.70037899316511<text:tab/>34.5481426413139<text:tab/>48.2243812302672<text:tab/>24.5018974249832<text:tab/>19.5712401208247</text:p>
      <text:p text:style-name="P1">Ifi27<text:tab/>261.352699193912<text:tab/>369.292677097049<text:tab/>226.730475017214<text:tab/>377.491793330393<text:tab/>116.307086583567</text:p>
      <text:p text:style-name="P1">Ifi27l2b<text:tab/>4.37540177918595<text:tab/>4.77351292136592<text:tab/>7.61225888298885<text:tab/>27.4788700891423<text:tab/>88.3174535835173</text:p>
      <text:p text:style-name="P1">Ifi30<text:tab/>39.190288921032<text:tab/>34.6515142770036<text:tab/>20.66917028171<text:tab/>41.0361701518103<text:tab/>64.6770238385324</text:p>
      <text:p text:style-name="P1">Ifi35<text:tab/>13.2157820693049<text:tab/>15.0485975117913<text:tab/>9.98454206944429<text:tab/>21.9194343761715<text:tab/>18.0589283055346</text:p>
      <text:p text:style-name="P1">Ifi44<text:tab/>0.233221113068867<text:tab/>2.48540975504259<text:tab/>0.183664552944928<text:tab/>1.26249975905866<text:tab/>0.119878793597574</text:p>
      <text:p text:style-name="P1">Ifi47<text:tab/>0.541335878031874<text:tab/>28.9485240797019<text:tab/>3.76106994900641<text:tab/>1.06179455816938<text:tab/>0.309475494271386</text:p>
      <text:p text:style-name="P1">Ifih1<text:tab/>3.01623061589802<text:tab/>31.5702326726431<text:tab/>18.1463173522747<text:tab/>7.05298860543365<text:tab/>3.53596277901064</text:p>
      <text:p text:style-name="P1">Ifit1<text:tab/>0.125810440678371<text:tab/>2.46673200321807<text:tab/>0.101783685181779<text:tab/>0.599040429137893<text:tab/>0.0955415793516127</text:p>
      <text:p text:style-name="P1">Ifit2<text:tab/>4.49565932883619<text:tab/>5.8939993386927<text:tab/>1.30630341857052<text:tab/>3.65920797501964<text:tab/>1.51744645991863</text:p>
      <text:p text:style-name="P1">Ifit3<text:tab/>0.32663767911899<text:tab/>3.20048178654856<text:tab/>0.11014228240151<text:tab/>1.06355444088597<text:tab/>0.249073535807228</text:p>
      <text:p text:style-name="P1">Ifitm1<text:tab/>0.155951084923492<text:tab/>0.435514713770537<text:tab/>0.791629412780776<text:tab/>3.47229495906023<text:tab/>0.80867374691636</text:p>
      <text:p text:style-name="P1">Ifitm2<text:tab/>252.629948360411<text:tab/>281.871974407858<text:tab/>190.169205644912<text:tab/>690.040544070954<text:tab/>175.641066088151</text:p>
      <text:p text:style-name="P1">Ifitm3<text:tab/>315.690124425314<text:tab/>530.580084277603<text:tab/>217.837235521139<text:tab/>1241.97234229586<text:tab/>97.1201466298247</text:p>
      <text:p text:style-name="P1">Ifna1<text:tab/>0.103933771121142<text:tab/>0.10330493628222<text:tab/>0.0979952785205257<text:tab/>0.101020019074265<text:tab/>0.0959986064385136</text:p>
      <text:p text:style-name="P1">Ifna2<text:tab/>0.103933771121142<text:tab/>0.10330493628222<text:tab/>0.0979952785205257<text:tab/>0.101020019074265<text:tab/>0.0959986064385136</text:p>
      <text:p text:style-name="P1">Ifna4<text:tab/>0.103933771121142<text:tab/>0.10330493628222<text:tab/>0.0979952785205257<text:tab/>0.101020019074265<text:tab/>0.0959986064385136</text:p>
      <text:p text:style-name="P1">Ifnar1<text:tab/>23.9969740100812<text:tab/>16.5237614476072<text:tab/>16.9194937168418<text:tab/>27.2872795403707<text:tab/>21.033339522895</text:p>
      <text:p text:style-name="P1">Ifnb1<text:tab/>0.103933771121142<text:tab/>0.10330493628222<text:tab/>0.0979952785205257<text:tab/>0.101020019074265<text:tab/>0.0959986064385136</text:p>
      <text:p text:style-name="P1">Ifng<text:tab/>0.103933771121142<text:tab/>0.10330493628222<text:tab/>0.0979952785205257<text:tab/>0.101020019074265<text:tab/>0.0959986064385136</text:p>
      <text:p text:style-name="P1">Ifngr1<text:tab/>32.5558108658305<text:tab/>37.8974737057766<text:tab/>32.2590658415177<text:tab/>52.4480574352526<text:tab/>36.4177091755264</text:p>
      <text:p text:style-name="P1">Ifngr2<text:tab/>10.8726120834676<text:tab/>17.5982964036964<text:tab/>12.847807634407<text:tab/>10.6084742522479<text:tab/>9.50820639868321</text:p>
      <text:p text:style-name="P1">Ifnk<text:tab/>0.103933771121142<text:tab/>0.10330493628222<text:tab/>0.0979952785205257<text:tab/>0.101020019074265<text:tab/>0.0959986064385136</text:p>
      <text:p text:style-name="P1">Ifnlr1<text:tab/>1.91164258688682<text:tab/>3.26522926667058<text:tab/>1.20746617875205<text:tab/>4.65164829159714<text:tab/>0.716042702992968</text:p>
      <text:p text:style-name="P1">Ifrd1<text:tab/>45.4221245159078<text:tab/>153.564324727713<text:tab/>337.720620602763<text:tab/>58.6894281601059<text:tab/>107.028288679688</text:p>
      <text:p text:style-name="P1">Ifrd2<text:tab/>13.9682697685685<text:tab/>15.5032172556591<text:tab/>7.9150245759661<text:tab/>13.5719830328285<text:tab/>12.7570500647049</text:p>
      <text:p text:style-name="P1">Ift122<text:tab/>3.8022239194123<text:tab/>2.73684946223253<text:tab/>2.30626364734689<text:tab/>8.39459257528181<text:tab/>3.15367318807291</text:p>
      <text:p text:style-name="P1">Ift172<text:tab/>5.8796741543902<text:tab/>2.74318712668716<text:tab/>2.16814977398839<text:tab/>7.70844928426972<text:tab/>4.00420136629543</text:p>
      <text:p text:style-name="P1">Ift20<text:tab/>37.1292310649606<text:tab/>46.2828686711189<text:tab/>53.6271437240536<text:tab/>50.4270069031718<text:tab/>50.3773950497229</text:p>
      <text:p text:style-name="P1">Ift22<text:tab/>11.0806463594462<text:tab/>8.26889146939503<text:tab/>4.10852447410862<text:tab/>17.8074578259032<text:tab/>12.9512430944548</text:p>
      <text:p text:style-name="P1">Ift27<text:tab/>14.1477955645418<text:tab/>12.1072537574551<text:tab/>9.74598751368004<text:tab/>27.4006160617714<text:tab/>11.7885421155276</text:p>
      <text:p text:style-name="P1">Ift43<text:tab/>46.2088252476764<text:tab/>41.8490118194262<text:tab/>21.6605310640207<text:tab/>46.1664191906394<text:tab/>26.918527634728</text:p>
      <text:p text:style-name="P1">Ift46<text:tab/>30.0051375835601<text:tab/>17.662476146787<text:tab/>14.6221348516275<text:tab/>36.2303699863028<text:tab/>18.7791564400044</text:p>
      <text:p text:style-name="P1">Ift52<text:tab/>26.9371009227029<text:tab/>19.4476706670516<text:tab/>9.43902260514693<text:tab/>33.2696989715576<text:tab/>16.0561595513733</text:p>
      <text:p text:style-name="P1">Ift57<text:tab/>11.3669073288792<text:tab/>8.63452259035765<text:tab/>5.6729133170924<text:tab/>22.0583090077107<text:tab/>11.9183720209688</text:p>
      <text:p text:style-name="P1">Ift74<text:tab/>11.5284317180187<text:tab/>9.5837680717216<text:tab/>3.93181135844551<text:tab/>20.5132025586826<text:tab/>12.7505238592283</text:p>
      <text:p text:style-name="P1">Ift80<text:tab/>9.42723136654708<text:tab/>7.77594468242363<text:tab/>8.96460912388455<text:tab/>20.134872270439<text:tab/>8.33261518254796</text:p>
      <text:p text:style-name="P1">Ift81<text:tab/>11.7192766521922<text:tab/>5.76325436295225<text:tab/>1.94609331820871<text:tab/>19.0368384602516<text:tab/>5.63344438384033</text:p>
      <text:p text:style-name="P1">Ift88<text:tab/>6.91231643107586<text:tab/>4.18780037256344<text:tab/>3.22865768075814<text:tab/>6.76645976387581<text:tab/>5.78584307319541</text:p>
      <text:p text:style-name="P1">Igbp1<text:tab/>26.3104173849478<text:tab/>20.1747784492585<text:tab/>20.7980191357867<text:tab/>33.5628962816102<text:tab/>27.2796435851144</text:p>
      <text:p text:style-name="P1">Igbp1b<text:tab/>0.103933771121142<text:tab/>0.10330493628222<text:tab/>0.0979952785205257<text:tab/>0.101020019074265<text:tab/>0.0959986064385136</text:p>
      <text:p text:style-name="P1">Igf1<text:tab/>0.104291953076718<text:tab/>0.103900339601521<text:tab/>0.118909881728933<text:tab/>0.101790796255904<text:tab/>0.0961034096829255</text:p>
      <text:p text:style-name="P1">Igf1r<text:tab/>12.2271859100293<text:tab/>12.6683307110144<text:tab/>9.48025102104823<text:tab/>12.4560073258051<text:tab/>5.35511923953185</text:p>
      <text:p text:style-name="P1">Igf2<text:tab/>0.104754361025036<text:tab/>0.117913838710141<text:tab/>0.139434513514832<text:tab/>0.10301148585537<text:tab/>0.102317806901921</text:p>
      <text:p text:style-name="P1">Igf2bp1<text:tab/>0.244290990569103<text:tab/>0.127748309313168<text:tab/>0.0981408224115452<text:tab/>0.103420024329849<text:tab/>0.0955388305611114</text:p>
      <text:p text:style-name="P1">Igf2bp2<text:tab/>2.72964596521276<text:tab/>18.8599718104339<text:tab/>6.43462797921075<text:tab/>12.9928761650241<text:tab/>5.64364148482219</text:p>
      <text:p text:style-name="P1"><text:soft-page-break/>Igf2r<text:tab/>42.6454834405761<text:tab/>40.2963759982899<text:tab/>35.8827806752087<text:tab/>105.468313339252<text:tab/>57.6147398235322</text:p>
      <text:p text:style-name="P1">Igfals<text:tab/>0.102908873795452<text:tab/>0.116166085287504<text:tab/>0.351593244803425<text:tab/>0.103295179463887<text:tab/>0.0943387737938336</text:p>
      <text:p text:style-name="P1">Igfbp1<text:tab/>0.103933771121142<text:tab/>0.10330493628222<text:tab/>0.0979952785205257<text:tab/>0.101020019074265<text:tab/>0.0959986064385136</text:p>
      <text:p text:style-name="P1">Igfbp2<text:tab/>567.400851365541<text:tab/>654.321327280234<text:tab/>525.562190919457<text:tab/>179.377759000643<text:tab/>88.219178152001</text:p>
      <text:p text:style-name="P1">Igfbp3<text:tab/>1.04822228827199<text:tab/>0.695473716232176<text:tab/>1.20385906256517<text:tab/>1.38132978672488<text:tab/>0.236321539759043</text:p>
      <text:p text:style-name="P1">Igfbp4<text:tab/>0.66626640467464<text:tab/>0.745892456472463<text:tab/>0.442483382671959<text:tab/>1.4449442222081<text:tab/>0.393278080230058</text:p>
      <text:p text:style-name="P1">Igfbp5<text:tab/>0.103092230103466<text:tab/>0.103104979071359<text:tab/>0.0973082385667672<text:tab/>0.140116428431042<text:tab/>0.0951212292838161</text:p>
      <text:p text:style-name="P1">Igfbp6<text:tab/>112.404772610427<text:tab/>142.868520121216<text:tab/>120.454209374271<text:tab/>152.763974856805<text:tab/>61.8444617851153</text:p>
      <text:p text:style-name="P1">Igfbp7<text:tab/>1288.40313252255<text:tab/>1507.20776769976<text:tab/>1413.33096343905<text:tab/>1053.55181014195<text:tab/>750.759592419115</text:p>
      <text:p text:style-name="P1">Igfbpl1<text:tab/>0.103933771121142<text:tab/>0.10330493628222<text:tab/>0.0979952785205257<text:tab/>0.101020019074265<text:tab/>0.0959986064385136</text:p>
      <text:p text:style-name="P1">Igfl3<text:tab/>0.103933771121142<text:tab/>0.10330493628222<text:tab/>0.0979952785205257<text:tab/>0.101020019074265<text:tab/>0.0959986064385136</text:p>
      <text:p text:style-name="P1">Igflr1<text:tab/>0.432711867025426<text:tab/>0.614199148411583<text:tab/>0.0985686837416475<text:tab/>0.536574929258051<text:tab/>0.384112756965651</text:p>
      <text:p text:style-name="P1">Ighmbp2<text:tab/>6.05302191840064<text:tab/>3.18414417317664<text:tab/>1.62832950764485<text:tab/>6.23168919692823<text:tab/>3.55696882995968</text:p>
      <text:p text:style-name="P1">Igll1<text:tab/>0.103933771121142<text:tab/>0.10330493628222<text:tab/>0.0979952785205257<text:tab/>0.101020019074265<text:tab/>0.0959986064385136</text:p>
      <text:p text:style-name="P1">Igsf1<text:tab/>0.103933771121142<text:tab/>0.10330493628222<text:tab/>0.0979952785205257<text:tab/>0.101020019074265<text:tab/>0.0959986064385136</text:p>
      <text:p text:style-name="P1">Igsf10<text:tab/>0.109378226096164<text:tab/>0.253971561034528<text:tab/>0.0937423109700466<text:tab/>0.183470290151619<text:tab/>0.0981157430977467</text:p>
      <text:p text:style-name="P1">Igsf11<text:tab/>0.102736493733774<text:tab/>0.104462958649676<text:tab/>0.186646890253116<text:tab/>0.122896735755267<text:tab/>0.135510352477224</text:p>
      <text:p text:style-name="P1">Igsf21<text:tab/>0.138207366893213<text:tab/>0.184709593786797<text:tab/>0.113578481344628<text:tab/>0.159194309443661<text:tab/>0.217632024795593</text:p>
      <text:p text:style-name="P1">Igsf3<text:tab/>4.47680157928326<text:tab/>18.9784337042047<text:tab/>24.1960033821803<text:tab/>11.3744156981757<text:tab/>7.04459827245017</text:p>
      <text:p text:style-name="P1">Igsf5<text:tab/>0.103933771121142<text:tab/>0.10330493628222<text:tab/>0.0979952785205257<text:tab/>0.101020019074265<text:tab/>0.0959986064385136</text:p>
      <text:p text:style-name="P1">Igsf6<text:tab/>0.530214780488233<text:tab/>0.144697755556774<text:tab/>0.231513513207191<text:tab/>0.229330248594508<text:tab/>0.149947726758223</text:p>
      <text:p text:style-name="P1">Igsf8<text:tab/>13.2111887698233<text:tab/>10.3622690853788<text:tab/>10.9009572903706<text:tab/>12.6331151502097<text:tab/>4.90315131484322</text:p>
      <text:p text:style-name="P1">Igsf9<text:tab/>0.235752689446742<text:tab/>0.200286292270733<text:tab/>0.102430082817716<text:tab/>0.291609571055421<text:tab/>0.109022180939629</text:p>
      <text:p text:style-name="P1">Igtp<text:tab/>2.80559181875626<text:tab/>38.0131841906299<text:tab/>2.51709985103011<text:tab/>6.79877604446986<text:tab/>0.438267383102391</text:p>
      <text:p text:style-name="P1">Ihh<text:tab/>0.104502706584786<text:tab/>0.104273355942222<text:tab/>0.098260216450673<text:tab/>0.132457834187239<text:tab/>0.0961048512195624</text:p>
      <text:p text:style-name="P1">Ik<text:tab/>90.9846449297957<text:tab/>80.1589549097016<text:tab/>65.3066166352935<text:tab/>107.528717019128<text:tab/>76.2031746066973</text:p>
      <text:p text:style-name="P1">Ikbip<text:tab/>105.026986400174<text:tab/>107.369567453786<text:tab/>77.7995239587432<text:tab/>157.119948296993<text:tab/>25.0284604483965</text:p>
      <text:p text:style-name="P1">Ikbkap<text:tab/>23.1496739851659<text:tab/>13.3726449426353<text:tab/>10.9257519809243<text:tab/>27.0443275363639<text:tab/>20.7514059557017</text:p>
      <text:p text:style-name="P1">Ikbkb<text:tab/>15.8842259695074<text:tab/>25.4591027190393<text:tab/>14.6194566926549<text:tab/>25.0442178786893<text:tab/>17.9388735264576</text:p>
      <text:p text:style-name="P1">Ikbke<text:tab/>10.7156987674911<text:tab/>3.30459225085578<text:tab/>1.74071827772367<text:tab/>12.7869766646214<text:tab/>6.41728818975266</text:p>
      <text:p text:style-name="P1">Ikbkg<text:tab/>14.0412130484057<text:tab/>13.0977135241569<text:tab/>5.93276678548192<text:tab/>18.4764348485247<text:tab/>16.0257038839165</text:p>
      <text:p text:style-name="P1">Ikzf1<text:tab/>0.103933771121142<text:tab/>0.10330493628222<text:tab/>0.0979952785205257<text:tab/>0.101020019074265<text:tab/>0.0959986064385136</text:p>
      <text:p text:style-name="P1">Ikzf2<text:tab/>0.103933771121142<text:tab/>0.10330493628222<text:tab/>0.0979952785205257<text:tab/>0.101020019074265<text:tab/>0.0959986064385136</text:p>
      <text:p text:style-name="P1">Ikzf3<text:tab/>0.104191182979416<text:tab/>0.10371478969712<text:tab/>0.0981128866629695<text:tab/>0.111508244179138<text:tab/>0.0960473021714985</text:p>
      <text:p text:style-name="P1">Ikzf5<text:tab/>7.80786743809139<text:tab/>7.21460814222759<text:tab/>10.1379307935871<text:tab/>8.12664939885356<text:tab/>6.09624002876227</text:p>
      <text:p text:style-name="P1">Il10<text:tab/>0.103933771121142<text:tab/>0.10330493628222<text:tab/>0.0979952785205257<text:tab/>0.101020019074265<text:tab/>0.0959986064385136</text:p>
      <text:p text:style-name="P1">Il10ra<text:tab/>0.10435110861669<text:tab/>0.139477426349911<text:tab/>0.115148895052206<text:tab/>0.102371274560742<text:tab/>0.0958155695329048</text:p>
      <text:p text:style-name="P1">Il10rb<text:tab/>14.9827447527705<text:tab/>12.1901667711963<text:tab/>4.55107113492412<text:tab/>24.5495485419313<text:tab/>8.28585356429328</text:p>
      <text:p text:style-name="P1">Il11<text:tab/>0.6572633808667<text:tab/>10.7481743140569<text:tab/>9.93343996679972<text:tab/>2.61319418681071<text:tab/>0.603801068954557</text:p>
      <text:p text:style-name="P1">Il11ra1<text:tab/>51.4908941749514<text:tab/>45.8051792342784<text:tab/>30.4284112071107<text:tab/>69.6496207188072<text:tab/>27.0582332705629</text:p>
      <text:p text:style-name="P1">Il12a<text:tab/>1.48691004815273<text:tab/>0.144413066789684<text:tab/>0.171591787943569<text:tab/>0.281257615414872<text:tab/>0.0924411369321939</text:p>
      <text:p text:style-name="P1">Il12b<text:tab/>0.103933771121142<text:tab/>0.10330493628222<text:tab/>0.0979952785205257<text:tab/>0.101020019074265<text:tab/>0.0959986064385136</text:p>
      <text:p text:style-name="P1">Il12rb1<text:tab/>0.104903289496526<text:tab/>0.139323801786156<text:tab/>0.0986420445633472<text:tab/>0.107420990360876<text:tab/>0.455592157458879</text:p>
      <text:p text:style-name="P1">Il12rb2<text:tab/>0.25575725185471<text:tab/>0.23811433596527<text:tab/>0.435717559701161<text:tab/>0.154205646236532<text:tab/>0.199924362991866</text:p>
      <text:p text:style-name="P1">Il13<text:tab/>0.103933771121142<text:tab/>0.10330493628222<text:tab/>0.0979952785205257<text:tab/>0.101020019074265<text:tab/>0.0959986064385136</text:p>
      <text:p text:style-name="P1">Il13ra1<text:tab/>2.02344528892381<text:tab/>2.65189885952321<text:tab/>1.55007344885924<text:tab/>6.45486456761729<text:tab/>0.234703874387561</text:p>
      <text:p text:style-name="P1">Il13ra2<text:tab/>0.104101462681451<text:tab/>0.116274922775398<text:tab/>0.0980958533480127<text:tab/>0.101481053162219<text:tab/>0.0960318988517423</text:p>
      <text:p text:style-name="P1">Il15<text:tab/>12.397586844775<text:tab/>1.35430137858339<text:tab/>2.46413730014858<text:tab/>13.3936539866975<text:tab/>2.46817275676072</text:p>
      <text:p text:style-name="P1">Il16<text:tab/>0.44510894509255<text:tab/>1.12325463661754<text:tab/>0.15359121172036<text:tab/>0.665559117181018<text:tab/>0.124433472875655</text:p>
      <text:p text:style-name="P1">Il17a<text:tab/>0.103933771121142<text:tab/>0.10330493628222<text:tab/>0.0979952785205257<text:tab/>0.101020019074265<text:tab/>0.0959986064385136</text:p>
      <text:p text:style-name="P1">Il17b<text:tab/>7.67331834855462<text:tab/>11.7900832179318<text:tab/>4.81676294978261<text:tab/>8.95108863927864<text:tab/>0.683988252472103</text:p>
      <text:p text:style-name="P1">Il17c<text:tab/>0.103933771121142<text:tab/>0.10330493628222<text:tab/>0.0979952785205257<text:tab/>0.101020019074265<text:tab/>0.0959986064385136</text:p>
      <text:p text:style-name="P1">Il17f<text:tab/>0.102237754424747<text:tab/>0.102899778574731<text:tab/>0.0967522965644547<text:tab/>0.20831324340373<text:tab/>0.0944279811225502</text:p>
      <text:p text:style-name="P1">Il17ra<text:tab/>17.1110406563281<text:tab/>21.8997935972229<text:tab/>29.6985130686879<text:tab/>22.1040711344561<text:tab/>22.9135004369513</text:p>
      <text:p text:style-name="P1"><text:soft-page-break/>Il17rb<text:tab/>0.328832080915027<text:tab/>0.151584138335617<text:tab/>0.126912985011173<text:tab/>0.120329300136465<text:tab/>0.0952083813509465</text:p>
      <text:p text:style-name="P1">Il17rc<text:tab/>14.0257048810229<text:tab/>22.0300868605983<text:tab/>8.83959059205013<text:tab/>17.1541923792221<text:tab/>7.85805947359633</text:p>
      <text:p text:style-name="P1">Il17rd<text:tab/>0.203707108790774<text:tab/>0.264579718827489<text:tab/>0.440947255525431<text:tab/>0.584534718461428<text:tab/>0.190605243909074</text:p>
      <text:p text:style-name="P1">Il17re<text:tab/>0.920562744864136<text:tab/>0.444838956537582<text:tab/>0.222848636925107<text:tab/>2.54463735266003<text:tab/>0.139118364009327</text:p>
      <text:p text:style-name="P1">Il18<text:tab/>0.105400625473011<text:tab/>0.148272272671344<text:tab/>0.0989422935898025<text:tab/>0.145861874882117<text:tab/>0.134989800182651</text:p>
      <text:p text:style-name="P1">Il18bp<text:tab/>3.46261017467484<text:tab/>4.98051234700044<text:tab/>2.14231841594039<text:tab/>5.48221380984798<text:tab/>1.30524780921306</text:p>
      <text:p text:style-name="P1">Il18r1<text:tab/>0.365020154082975<text:tab/>1.53012373312968<text:tab/>0.557086409479467<text:tab/>0.219209754083018<text:tab/>0.0880526411840321</text:p>
      <text:p text:style-name="P1">Il1a<text:tab/>0.10422910274385<text:tab/>0.103778825820047<text:tab/>0.0981305179149953<text:tab/>0.113465045557463<text:tab/>0.0960544322231631</text:p>
      <text:p text:style-name="P1">Il1b<text:tab/>0.103933771121142<text:tab/>0.10330493628222<text:tab/>0.0979952785205257<text:tab/>0.101020019074265<text:tab/>0.0959986064385136</text:p>
      <text:p text:style-name="P1">Il1f10<text:tab/>0.103933771121142<text:tab/>0.10330493628222<text:tab/>0.0979952785205257<text:tab/>0.101020019074265<text:tab/>0.0959986064385136</text:p>
      <text:p text:style-name="P1">Il1r1<text:tab/>27.1368590656697<text:tab/>56.3740515127961<text:tab/>31.4464999391654<text:tab/>16.9552545027204<text:tab/>7.41663848076607</text:p>
      <text:p text:style-name="P1">Il1r2<text:tab/>0.10500409178437<text:tab/>0.172025753774087<text:tab/>0.166158080489345<text:tab/>0.10421480838048<text:tab/>0.0958993214628421</text:p>
      <text:p text:style-name="P1">Il1rap<text:tab/>14.2854398456329<text:tab/>70.9882292078648<text:tab/>21.8223224362594<text:tab/>46.5401137999161<text:tab/>11.2849742974096</text:p>
      <text:p text:style-name="P1">Il1rapl1<text:tab/>0.103933771121142<text:tab/>0.10330493628222<text:tab/>0.0979952785205257<text:tab/>0.101020019074265<text:tab/>0.0959986064385136</text:p>
      <text:p text:style-name="P1">Il1rapl2<text:tab/>0.103933771121142<text:tab/>0.10330493628222<text:tab/>0.0979952785205257<text:tab/>0.101020019074265<text:tab/>0.0959986064385136</text:p>
      <text:p text:style-name="P1">Il1rl1<text:tab/>3.33383557906841<text:tab/>74.9298129709814<text:tab/>85.8692048396194<text:tab/>12.7935367402519<text:tab/>1.28156934770442</text:p>
      <text:p text:style-name="P1">Il1rl2<text:tab/>0.826749796540235<text:tab/>4.95042669430658<text:tab/>3.40923120300734<text:tab/>0.463108921739159<text:tab/>0.102457024226102</text:p>
      <text:p text:style-name="P1">Il1rn<text:tab/>0.914053661082374<text:tab/>4.55099803861085<text:tab/>1.04072150524458<text:tab/>31.9116733540548<text:tab/>0.767429278147791</text:p>
      <text:p text:style-name="P1">Il2<text:tab/>0.103933771121142<text:tab/>0.10330493628222<text:tab/>0.0979952785205257<text:tab/>0.101020019074265<text:tab/>0.0959986064385136</text:p>
      <text:p text:style-name="P1">Il20<text:tab/>0.104313989213163<text:tab/>0.281887038878354<text:tab/>0.604657728264091<text:tab/>0.109054525076077<text:tab/>0.0943763722218778</text:p>
      <text:p text:style-name="P1">Il20ra<text:tab/>0.103933771121142<text:tab/>0.10330493628222<text:tab/>0.0979952785205257<text:tab/>0.101020019074265<text:tab/>0.0959986064385136</text:p>
      <text:p text:style-name="P1">Il20rb<text:tab/>0.456897357762464<text:tab/>0.137814489695211<text:tab/>0.328052553039784<text:tab/>0.370864494371201<text:tab/>0.262654773971786</text:p>
      <text:p text:style-name="P1">Il21<text:tab/>0.103933771121142<text:tab/>0.10330493628222<text:tab/>0.0979952785205257<text:tab/>0.101020019074265<text:tab/>0.0959986064385136</text:p>
      <text:p text:style-name="P1">Il21r<text:tab/>0.103422541409972<text:tab/>0.103280875391318<text:tab/>0.116677423222018<text:tab/>0.101009554807093<text:tab/>0.0955032569872535</text:p>
      <text:p text:style-name="P1">Il22<text:tab/>0.103933771121142<text:tab/>0.10330493628222<text:tab/>0.0979952785205257<text:tab/>0.101020019074265<text:tab/>0.0959986064385136</text:p>
      <text:p text:style-name="P1">Il22ra1<text:tab/>0.103933771121142<text:tab/>0.10330493628222<text:tab/>0.0979952785205257<text:tab/>0.101020019074265<text:tab/>0.0959986064385136</text:p>
      <text:p text:style-name="P1">Il22ra2<text:tab/>0.16745024620363<text:tab/>0.10616172726392<text:tab/>0.139293719970013<text:tab/>0.113637747606711<text:tab/>0.0962671919640524</text:p>
      <text:p text:style-name="P1">Il23a<text:tab/>0.526411404895899<text:tab/>0.191590837653146<text:tab/>0.280243351667966<text:tab/>0.299114017217292<text:tab/>0.523907502431667</text:p>
      <text:p text:style-name="P1">Il24<text:tab/>0.106034863356229<text:tab/>0.440742635114138<text:tab/>0.259224410369072<text:tab/>0.107971671191171<text:tab/>0.095824861688194</text:p>
      <text:p text:style-name="P1">Il25<text:tab/>0.0990001545175835<text:tab/>0.101811334822963<text:tab/>0.0915787153318672<text:tab/>1.89404514239904<text:tab/>0.089587658749509</text:p>
      <text:p text:style-name="P1">Il27ra<text:tab/>1.39465446773625<text:tab/>1.99876829653496<text:tab/>1.37322346712279<text:tab/>2.95358777534108<text:tab/>2.45450970776741</text:p>
      <text:p text:style-name="P1">Il2ra<text:tab/>0.104131130637125<text:tab/>0.119368675291481<text:tab/>0.0981134237908423<text:tab/>0.101569341077055<text:tab/>0.096037656064265</text:p>
      <text:p text:style-name="P1">Il2rb<text:tab/>0.128298990752971<text:tab/>0.103626873797706<text:tab/>0.09805146571801<text:tab/>0.101386252724212<text:tab/>0.0958983366119433</text:p>
      <text:p text:style-name="P1">Il2rg<text:tab/>0.103770540519474<text:tab/>0.103373656924179<text:tab/>0.097762338691016<text:tab/>0.101273090592868<text:tab/>0.11529101455348</text:p>
      <text:p text:style-name="P1">Il3<text:tab/>0.103933771121142<text:tab/>0.10330493628222<text:tab/>0.0979952785205257<text:tab/>0.101020019074265<text:tab/>0.0959986064385136</text:p>
      <text:p text:style-name="P1">Il31ra<text:tab/>0.103933771121142<text:tab/>0.10330493628222<text:tab/>0.0979952785205257<text:tab/>0.101020019074265<text:tab/>0.0959986064385136</text:p>
      <text:p text:style-name="P1">Il33<text:tab/>0.103161407576346<text:tab/>0.103458249580565<text:tab/>0.0973022414460399<text:tab/>0.161091830334796<text:tab/>0.0950177480679291</text:p>
      <text:p text:style-name="P1">Il34<text:tab/>0.103933771121142<text:tab/>0.10330493628222<text:tab/>0.0979952785205257<text:tab/>0.101020019074265<text:tab/>0.0959986064385136</text:p>
      <text:p text:style-name="P1">Il36a<text:tab/>0.103933771121142<text:tab/>0.10330493628222<text:tab/>0.0979952785205257<text:tab/>0.101020019074265<text:tab/>0.0959986064385136</text:p>
      <text:p text:style-name="P1">Il36b<text:tab/>0.103933771121142<text:tab/>0.10330493628222<text:tab/>0.0979952785205257<text:tab/>0.101020019074265<text:tab/>0.0959986064385136</text:p>
      <text:p text:style-name="P1">Il36g<text:tab/>0.103933771121142<text:tab/>0.10330493628222<text:tab/>0.0979952785205257<text:tab/>0.101020019074265<text:tab/>0.0959986064385136</text:p>
      <text:p text:style-name="P1">Il36rn<text:tab/>0.103933771121142<text:tab/>0.10330493628222<text:tab/>0.0979952785205257<text:tab/>0.101020019074265<text:tab/>0.0959986064385136</text:p>
      <text:p text:style-name="P1">Il3ra<text:tab/>8.53216153479163<text:tab/>8.76322990071553<text:tab/>7.70359792015389<text:tab/>12.1997103743646<text:tab/>3.12945259402945</text:p>
      <text:p text:style-name="P1">Il4<text:tab/>0.103933771121142<text:tab/>0.10330493628222<text:tab/>0.0979952785205257<text:tab/>0.101020019074265<text:tab/>0.0959986064385136</text:p>
      <text:p text:style-name="P1">Il4r<text:tab/>7.23564445783421<text:tab/>8.46524868506839<text:tab/>7.76019924194284<text:tab/>9.18656136841816<text:tab/>3.83645431969117</text:p>
      <text:p text:style-name="P1">Il5<text:tab/>0.103933771121142<text:tab/>0.10330493628222<text:tab/>0.0979952785205257<text:tab/>0.101020019074265<text:tab/>0.0959986064385136</text:p>
      <text:p text:style-name="P1">Il5ra<text:tab/>0.103933771121142<text:tab/>0.10330493628222<text:tab/>0.0979952785205257<text:tab/>0.101020019074265<text:tab/>0.0959986064385136</text:p>
      <text:p text:style-name="P1">Il6<text:tab/>1.93564496894749<text:tab/>7.10058119026376<text:tab/>0.304531646489439<text:tab/>6.92472728833886<text:tab/>0.373416557148468</text:p>
      <text:p text:style-name="P1">Il6r<text:tab/>1.56956535524909<text:tab/>10.2726297725589<text:tab/>6.84450978930257<text:tab/>5.99305818870848<text:tab/>2.55381501474709</text:p>
      <text:p text:style-name="P1">Il6st<text:tab/>46.7408838654543<text:tab/>49.3826842532619<text:tab/>39.5915357503978<text:tab/>36.8676144447015<text:tab/>32.2890616384495</text:p>
      <text:p text:style-name="P1">Il7<text:tab/>0.203968373322227<text:tab/>0.570190931373179<text:tab/>0.835312185174623<text:tab/>0.140682005193917<text:tab/>0.115688996265616</text:p>
      <text:p text:style-name="P1">Il7r<text:tab/>0.103933771121142<text:tab/>0.10330493628222<text:tab/>0.0979952785205257<text:tab/>0.101020019074265<text:tab/>0.0959986064385136</text:p>
      <text:p text:style-name="P1">Il9<text:tab/>0.103933771121142<text:tab/>0.10330493628222<text:tab/>0.0979952785205257<text:tab/>0.101020019074265<text:tab/>0.0959986064385136</text:p>
      <text:p text:style-name="P1">Il9r<text:tab/>0.104104948636193<text:tab/>0.103697188265583<text:tab/>0.0981469258246148<text:tab/>0.101485679243072<text:tab/>0.107574579547561</text:p>
      <text:p text:style-name="P1"><text:soft-page-break/>Ildr1<text:tab/>0.103933771121142<text:tab/>0.10330493628222<text:tab/>0.0979952785205257<text:tab/>0.101020019074265<text:tab/>0.0959986064385136</text:p>
      <text:p text:style-name="P1">Ilf2<text:tab/>36.4656969328056<text:tab/>29.4972339548228<text:tab/>38.8579673153166<text:tab/>27.5101456343773<text:tab/>36.4710670674549</text:p>
      <text:p text:style-name="P1">Ilf3<text:tab/>32.7013224672245<text:tab/>28.7540910913972<text:tab/>22.6769641854846<text:tab/>41.4359812395683<text:tab/>30.7596116499442</text:p>
      <text:p text:style-name="P1">Ilk<text:tab/>317.183236797213<text:tab/>358.890682457132<text:tab/>198.422665945341<text:tab/>354.322918971952<text:tab/>158.669726186631</text:p>
      <text:p text:style-name="P1">Ilkap<text:tab/>39.5858291514089<text:tab/>29.6492241177561<text:tab/>32.9639307769755<text:tab/>43.1897808943898<text:tab/>40.3666717135849</text:p>
      <text:p text:style-name="P1">Ilvbl<text:tab/>13.3951526856093<text:tab/>11.0302880576989<text:tab/>7.96270343401514<text:tab/>21.3972740582903<text:tab/>16.2293875568171</text:p>
      <text:p text:style-name="P1">Immt<text:tab/>60.7238319115028<text:tab/>64.906470423659<text:tab/>49.1949821414958<text:tab/>75.0102000761483<text:tab/>73.4928529028913</text:p>
      <text:p text:style-name="P1">Imp3<text:tab/>33.3534254047094<text:tab/>36.1088818130701<text:tab/>34.6902207518907<text:tab/>58.5670754068883<text:tab/>66.2515528862516</text:p>
      <text:p text:style-name="P1">Imp4<text:tab/>30.3330888298197<text:tab/>42.8316235470154<text:tab/>31.6462630719282<text:tab/>49.4460111521389<text:tab/>63.1893096685304</text:p>
      <text:p text:style-name="P1">Impa1<text:tab/>33.756374396977<text:tab/>30.9609830423293<text:tab/>29.8327100513569<text:tab/>62.4087825608161<text:tab/>45.0931573918883</text:p>
      <text:p text:style-name="P1">Impa2<text:tab/>12.11276286497<text:tab/>7.91326253594531<text:tab/>7.18160874754505<text:tab/>14.7689153007166<text:tab/>4.13623928890956</text:p>
      <text:p text:style-name="P1">Impact<text:tab/>8.94473565368816<text:tab/>11.9047801182202<text:tab/>10.503165196029<text:tab/>11.8082352464585<text:tab/>15.6176642101317</text:p>
      <text:p text:style-name="P1">Impad1<text:tab/>0.103933771121142<text:tab/>0.10330493628222<text:tab/>0.0979952785205257<text:tab/>0.101020019074265<text:tab/>0.0959986064385136</text:p>
      <text:p text:style-name="P1">Impdh1<text:tab/>28.5802307607912<text:tab/>30.8425272236854<text:tab/>37.9940304602757<text:tab/>53.9036340863017<text:tab/>40.9814265998311</text:p>
      <text:p text:style-name="P1">Impdh2<text:tab/>180.972892866747<text:tab/>162.46670736382<text:tab/>165.19045272113<text:tab/>179.245509082122<text:tab/>252.517257827929</text:p>
      <text:p text:style-name="P1">Impg1<text:tab/>0.103933771121142<text:tab/>0.10330493628222<text:tab/>0.0979952785205257<text:tab/>0.101020019074265<text:tab/>0.0959986064385136</text:p>
      <text:p text:style-name="P1">Impg2<text:tab/>0.192960823447984<text:tab/>0.116181337595404<text:tab/>0.117790438192764<text:tab/>0.141971103185559<text:tab/>0.116009023142802</text:p>
      <text:p text:style-name="P1">Ina<text:tab/>0.187001879475881<text:tab/>0.650763164694187<text:tab/>0.166789084487449<text:tab/>0.238222370732984<text:tab/>0.222942133481192</text:p>
      <text:p text:style-name="P1">Inadl<text:tab/>8.09111847533482<text:tab/>5.7729067126213<text:tab/>1.48056542236139<text:tab/>5.94254077831688<text:tab/>1.26812677364538</text:p>
      <text:p text:style-name="P1">Inafm1<text:tab/>5.31391848500237<text:tab/>10.2803277625637<text:tab/>9.7336451915078<text:tab/>8.2708193330785<text:tab/>24.7867070890487</text:p>
      <text:p text:style-name="P1">Inca1<text:tab/>0.133910881447081<text:tab/>0.222808958162633<text:tab/>0.149087163857765<text:tab/>0.14765508853138<text:tab/>0.203439328053991</text:p>
      <text:p text:style-name="P1">Incenp<text:tab/>13.323161213876<text:tab/>4.46975318746548<text:tab/>4.48431008579195<text:tab/>7.12276399168014<text:tab/>3.57894250050229</text:p>
      <text:p text:style-name="P1">Ing1<text:tab/>28.0951462905703<text:tab/>14.530957365143<text:tab/>22.7423255149634<text:tab/>33.5033734952374<text:tab/>28.2467061837481</text:p>
      <text:p text:style-name="P1">Ing2<text:tab/>6.73613336366513<text:tab/>5.59846941203238<text:tab/>7.12414411976573<text:tab/>9.37260732578241<text:tab/>4.51209417775144</text:p>
      <text:p text:style-name="P1">Ing3<text:tab/>7.88260737200031<text:tab/>9.59871335270827<text:tab/>5.37096373129987<text:tab/>8.5670636838677<text:tab/>5.72539037628862</text:p>
      <text:p text:style-name="P1">Ing4<text:tab/>46.3339493892365<text:tab/>22.7262332733467<text:tab/>17.510358236921<text:tab/>45.190464090741<text:tab/>29.8946963994922</text:p>
      <text:p text:style-name="P1">Ing5<text:tab/>9.07372951828204<text:tab/>12.2395947835484<text:tab/>10.0661296990655<text:tab/>10.1826253204908<text:tab/>5.87556510300203</text:p>
      <text:p text:style-name="P1">Inha<text:tab/>5.39300488964145<text:tab/>0.923376386552692<text:tab/>0.797505439853447<text:tab/>4.69436213002752<text:tab/>2.25780090403883</text:p>
      <text:p text:style-name="P1">Inhba<text:tab/>42.6242330193815<text:tab/>292.334060269886<text:tab/>119.694574286261<text:tab/>99.0851748784205<text:tab/>42.655303125797</text:p>
      <text:p text:style-name="P1">Inhbb<text:tab/>1.43938882116016<text:tab/>2.88358496689265<text:tab/>0.547698549286689<text:tab/>3.81550062232359<text:tab/>0.281309878635518</text:p>
      <text:p text:style-name="P1">Inhbc<text:tab/>0.103933771121142<text:tab/>0.10330493628222<text:tab/>0.0979952785205257<text:tab/>0.101020019074265<text:tab/>0.0959986064385136</text:p>
      <text:p text:style-name="P1">Inhbe<text:tab/>0.103933771121142<text:tab/>0.10330493628222<text:tab/>0.0979952785205257<text:tab/>0.101020019074265<text:tab/>0.0959986064385136</text:p>
      <text:p text:style-name="P1">Inip<text:tab/>6.53777902471661<text:tab/>6.89303315079844<text:tab/>5.05048572321858<text:tab/>7.19312814987011<text:tab/>8.96551071618934</text:p>
      <text:p text:style-name="P1">Inmt<text:tab/>0.103933771121142<text:tab/>0.10330493628222<text:tab/>0.0979952785205257<text:tab/>0.101020019074265<text:tab/>0.0959986064385136</text:p>
      <text:p text:style-name="P1">Ino80<text:tab/>9.01183972596965<text:tab/>13.2518947435914<text:tab/>9.68456783956288<text:tab/>11.6616982886225<text:tab/>8.40879220507426</text:p>
      <text:p text:style-name="P1">Ino80b<text:tab/>0.103933771121142<text:tab/>0.10330493628222<text:tab/>0.0979952785205257<text:tab/>0.101020019074265<text:tab/>0.0959986064385136</text:p>
      <text:p text:style-name="P1">Ino80c<text:tab/>9.06837574567869<text:tab/>8.01867201082485<text:tab/>3.3401723493451<text:tab/>10.4816390681321<text:tab/>6.37910166746142</text:p>
      <text:p text:style-name="P1">Ino80d<text:tab/>1.30467951615265<text:tab/>2.79031613360264<text:tab/>1.74550436990009<text:tab/>2.76451596206531<text:tab/>0.980576350643331</text:p>
      <text:p text:style-name="P1">Ino80e<text:tab/>18.6507417899846<text:tab/>15.5243689765195<text:tab/>6.07289234624061<text:tab/>27.1359877967059<text:tab/>11.7432463717347</text:p>
      <text:p text:style-name="P1">Inpp1<text:tab/>7.10118868171125<text:tab/>5.40177826025133<text:tab/>4.35492650110385<text:tab/>8.65412082209973<text:tab/>4.17747148155392</text:p>
      <text:p text:style-name="P1">Inpp4a<text:tab/>4.36224790871177<text:tab/>4.37535405616064<text:tab/>7.52518806940111<text:tab/>7.43708692814626<text:tab/>5.1909763022892</text:p>
      <text:p text:style-name="P1">Inpp4b<text:tab/>0.238324714525448<text:tab/>0.139546187722113<text:tab/>0.0946111995393275<text:tab/>0.433340340531458<text:tab/>0.0914823282926077</text:p>
      <text:p text:style-name="P1">Inpp5a<text:tab/>24.6664570801597<text:tab/>33.3908627939434<text:tab/>26.5659929381988<text:tab/>43.7802222277982<text:tab/>23.6081638389266</text:p>
      <text:p text:style-name="P1">Inpp5b<text:tab/>3.40381478125116<text:tab/>2.09912422597124<text:tab/>0.330949331630638<text:tab/>2.99950065882912<text:tab/>0.823644586542169</text:p>
      <text:p text:style-name="P1">Inpp5d<text:tab/>0.109876712289034<text:tab/>0.125900232277127<text:tab/>0.108825702882705<text:tab/>0.173318952338528<text:tab/>0.0947041356953028</text:p>
      <text:p text:style-name="P1">Inpp5e<text:tab/>5.66214417353016<text:tab/>3.79512656012894<text:tab/>3.02448678467289<text:tab/>5.23210296497971<text:tab/>1.79505893870037</text:p>
      <text:p text:style-name="P1">Inpp5f<text:tab/>5.64195036660874<text:tab/>4.6680201297758<text:tab/>6.59526228969434<text:tab/>7.81005775545568<text:tab/>5.35743459548997</text:p>
      <text:p text:style-name="P1">Inpp5j<text:tab/>0.31434170504249<text:tab/>0.120677071603597<text:tab/>0.159190814424226<text:tab/>2.63685313447155<text:tab/>0.172945458080411</text:p>
      <text:p text:style-name="P1">Inpp5k<text:tab/>41.3922338619981<text:tab/>43.8342706340119<text:tab/>40.5215293937824<text:tab/>36.44939633363<text:tab/>35.2872572421458</text:p>
      <text:p text:style-name="P1">Inppl1<text:tab/>31.8903859412963<text:tab/>38.7218661401952<text:tab/>19.4391269784764<text:tab/>58.9864531016373<text:tab/>32.5410056336391</text:p>
      <text:p text:style-name="P1">Ins1<text:tab/>0.103933771121142<text:tab/>0.10330493628222<text:tab/>0.0979952785205257<text:tab/>0.101020019074265<text:tab/>0.0959986064385136</text:p>
      <text:p text:style-name="P1">Ins2<text:tab/>0.103933771121142<text:tab/>0.10330493628222<text:tab/>0.0979952785205257<text:tab/>0.101020019074265<text:tab/>0.0959986064385136</text:p>
      <text:p text:style-name="P1">Insc<text:tab/>0.103933771121142<text:tab/>0.10330493628222<text:tab/>0.0979952785205257<text:tab/>0.101020019074265<text:tab/>0.0959986064385136</text:p>
      <text:p text:style-name="P1">Insig1<text:tab/>81.4767379616725<text:tab/>113.62282434984<text:tab/>200.88117747293<text:tab/>79.8942142324612<text:tab/>107.464882489946</text:p>
      <text:p text:style-name="P1"><text:soft-page-break/>Insig2<text:tab/>14.2857299621739<text:tab/>5.17745975967063<text:tab/>3.2573890354545<text:tab/>19.6034854025639<text:tab/>6.72990249862869</text:p>
      <text:p text:style-name="P1">Insl3<text:tab/>0.310880223426233<text:tab/>0.106052460230323<text:tab/>0.092582721527404<text:tab/>0.998048359926817<text:tab/>0.304293335170425</text:p>
      <text:p text:style-name="P1">Insl6<text:tab/>0.103933771121142<text:tab/>0.10330493628222<text:tab/>0.0979952785205257<text:tab/>0.101020019074265<text:tab/>0.0959986064385136</text:p>
      <text:p text:style-name="P1">Insr<text:tab/>4.14745626351834<text:tab/>4.15254912811586<text:tab/>3.74135584362806<text:tab/>6.65633906258023<text:tab/>4.08567055807974</text:p>
      <text:p text:style-name="P1">Insrr<text:tab/>0.10326129121483<text:tab/>0.1035798774799<text:tab/>0.133030759479972<text:tab/>0.101371121716416<text:tab/>0.103606110819772</text:p>
      <text:p text:style-name="P1">Ints10<text:tab/>20.5895743002165<text:tab/>19.5842558208183<text:tab/>16.6517216284528<text:tab/>28.8283842746861<text:tab/>24.7398346030977</text:p>
      <text:p text:style-name="P1">Ints12<text:tab/>10.5721537630505<text:tab/>6.57605272448753<text:tab/>5.39167949327586<text:tab/>9.97781205255878<text:tab/>7.11104441493865</text:p>
      <text:p text:style-name="P1">Ints2<text:tab/>4.63508901668854<text:tab/>9.82982263574467<text:tab/>26.6265772521836<text:tab/>7.10331857885778<text:tab/>6.63156110342957</text:p>
      <text:p text:style-name="P1">Ints4<text:tab/>19.8837486023193<text:tab/>11.5832884066201<text:tab/>10.7410171339356<text:tab/>21.9164575798429<text:tab/>14.5395177458913</text:p>
      <text:p text:style-name="P1">Ints5<text:tab/>8.54005273010414<text:tab/>10.3874264027743<text:tab/>8.71791468947129<text:tab/>12.1972552532195<text:tab/>11.251445749265</text:p>
      <text:p text:style-name="P1">Ints6<text:tab/>9.60465052662695<text:tab/>17.8756945888319<text:tab/>11.7686399679132<text:tab/>14.9245775850375<text:tab/>8.82612541811801</text:p>
      <text:p text:style-name="P1">Ints7<text:tab/>9.08000218045344<text:tab/>5.95561998041414<text:tab/>7.43712388225331<text:tab/>9.94741765370087<text:tab/>11.9511984673774</text:p>
      <text:p text:style-name="P1">Invs<text:tab/>1.79106631688927<text:tab/>0.894690980676758<text:tab/>0.763407638014417<text:tab/>2.15007699172575<text:tab/>1.51431502186379</text:p>
      <text:p text:style-name="P1">Ip6k1<text:tab/>24.6791495196761<text:tab/>15.5838180365058<text:tab/>11.7562614208528<text:tab/>34.7403077788624<text:tab/>24.5123559586918</text:p>
      <text:p text:style-name="P1">Ip6k2<text:tab/>13.3241057134814<text:tab/>11.7816212196795<text:tab/>14.5978124093247<text:tab/>19.0024031198136<text:tab/>21.6586537806324</text:p>
      <text:p text:style-name="P1">Ipcef1<text:tab/>0.098780812603631<text:tab/>0.10226593871124<text:tab/>0.0924506332604828<text:tab/>0.580212636796375<text:tab/>0.0905188580036418</text:p>
      <text:p text:style-name="P1">Ipmk<text:tab/>4.20801289552462<text:tab/>4.69675558663041<text:tab/>5.50458094893539<text:tab/>4.20441935658285<text:tab/>3.96502812163355</text:p>
      <text:p text:style-name="P1">Ipo13<text:tab/>13.0221720002839<text:tab/>14.9299343989675<text:tab/>11.4731346529135<text:tab/>19.1440666700617<text:tab/>23.0100542256943</text:p>
      <text:p text:style-name="P1">Ipo4<text:tab/>49.0036683704994<text:tab/>64.8501315421673<text:tab/>36.9303652655235<text:tab/>78.7446240074331<text:tab/>51.3324699914297</text:p>
      <text:p text:style-name="P1">Ipo7<text:tab/>39.6576967017192<text:tab/>57.6221681613211<text:tab/>53.7721616245755<text:tab/>42.2176086838824<text:tab/>53.4995593370261</text:p>
      <text:p text:style-name="P1">Ipo9<text:tab/>43.2984316557042<text:tab/>39.9255635998637<text:tab/>29.7540806144035<text:tab/>60.1811956609502<text:tab/>34.7568310339707</text:p>
      <text:p text:style-name="P1">Ipp<text:tab/>5.28931089454828<text:tab/>2.91492551291175<text:tab/>3.59526789776385<text:tab/>8.82922842444774<text:tab/>8.68653014557692</text:p>
      <text:p text:style-name="P1">Ippk<text:tab/>2.75162736008043<text:tab/>13.2711804184624<text:tab/>16.3950866537112<text:tab/>4.8986913115438<text:tab/>8.49840008985721</text:p>
      <text:p text:style-name="P1">Iqca1l<text:tab/>0.110006993093987<text:tab/>1.04087237678098<text:tab/>0.189063837957636<text:tab/>0.0998740284502449<text:tab/>0.116898355506902</text:p>
      <text:p text:style-name="P1">Iqcb1<text:tab/>3.23710999135875<text:tab/>4.1962061351356<text:tab/>3.00005899036461<text:tab/>3.03560108730335<text:tab/>4.00348907934395</text:p>
      <text:p text:style-name="P1">Iqcf1<text:tab/>0.104592273864882<text:tab/>0.257577803336073<text:tab/>0.0983448894463186<text:tab/>0.103255751814342<text:tab/>0.0961196332257737</text:p>
      <text:p text:style-name="P1">Iqcf3<text:tab/>0.103933771121142<text:tab/>0.10330493628222<text:tab/>0.0979952785205257<text:tab/>0.101020019074265<text:tab/>0.0959986064385136</text:p>
      <text:p text:style-name="P1">Iqcf5<text:tab/>0.103933771121142<text:tab/>0.10330493628222<text:tab/>0.0979952785205257<text:tab/>0.101020019074265<text:tab/>0.0959986064385136</text:p>
      <text:p text:style-name="P1">Iqcf6<text:tab/>0.103933771121142<text:tab/>0.10330493628222<text:tab/>0.0979952785205257<text:tab/>0.101020019074265<text:tab/>0.0959986064385136</text:p>
      <text:p text:style-name="P1">Iqcg<text:tab/>0.107037158098904<text:tab/>0.124252360462041<text:tab/>0.198939241474675<text:tab/>0.123003640435136<text:tab/>0.130743057142091</text:p>
      <text:p text:style-name="P1">Iqch<text:tab/>0.130250477913473<text:tab/>0.124572882114028<text:tab/>0.251465556525677<text:tab/>0.106382954308792<text:tab/>0.13325834743936</text:p>
      <text:p text:style-name="P1">Iqgap1<text:tab/>92.5119882610996<text:tab/>120.745719898085<text:tab/>91.5443458178814<text:tab/>134.543856543948<text:tab/>103.861467787408</text:p>
      <text:p text:style-name="P1">Iqgap3<text:tab/>10.0325386434483<text:tab/>6.78261598710964<text:tab/>4.6588466378982<text:tab/>3.23445047221806<text:tab/>0.194671333552992</text:p>
      <text:p text:style-name="P1">Iqsec2<text:tab/>17.9306389940733<text:tab/>10.0229443032425<text:tab/>12.6373094827609<text:tab/>21.6554429039393<text:tab/>15.657456123516</text:p>
      <text:p text:style-name="P1">Iqsec3<text:tab/>0.103933771121142<text:tab/>0.10330493628222<text:tab/>0.0979952785205257<text:tab/>0.101020019074265<text:tab/>0.0959986064385136</text:p>
      <text:p text:style-name="P1">Iqub<text:tab/>0.352914756808989<text:tab/>0.238300411135006<text:tab/>0.533463592549096<text:tab/>0.908300577643309<text:tab/>0.446883832694099</text:p>
      <text:p text:style-name="P1">Irak1<text:tab/>43.4221830354314<text:tab/>44.3091550342241<text:tab/>24.6761181917843<text:tab/>92.6836194499375<text:tab/>34.9463960856246</text:p>
      <text:p text:style-name="P1">Irak1bp1<text:tab/>8.16270120515957<text:tab/>4.5149926054884<text:tab/>1.05298662884031<text:tab/>8.55882128471471<text:tab/>2.66065137490754</text:p>
      <text:p text:style-name="P1">Irak2<text:tab/>2.33817417963504<text:tab/>1.11555258241793<text:tab/>0.795872065038407<text:tab/>2.51620016693057<text:tab/>1.24519985596272</text:p>
      <text:p text:style-name="P1">Irak3<text:tab/>3.77456683473921<text:tab/>5.3947549915209<text:tab/>1.52735008119816<text:tab/>7.03582533325672<text:tab/>2.64039476130908</text:p>
      <text:p text:style-name="P1">Irak4<text:tab/>12.5268615366176<text:tab/>7.33568344635297<text:tab/>9.34562326568766<text:tab/>19.4376005065395<text:tab/>13.7382635222213</text:p>
      <text:p text:style-name="P1">Ireb2<text:tab/>22.9743953223452<text:tab/>24.4386201006649<text:tab/>24.9229788632462<text:tab/>23.9096222098767<text:tab/>17.2949713815251</text:p>
      <text:p text:style-name="P1">Irf1<text:tab/>10.2773400410061<text:tab/>11.3689748541238<text:tab/>10.0838405247761<text:tab/>22.9752208145934<text:tab/>17.6478629022308</text:p>
      <text:p text:style-name="P1">Irf2<text:tab/>12.9476169280503<text:tab/>12.6073961109806<text:tab/>6.87129398300402<text:tab/>22.4074500623849<text:tab/>13.2225064404209</text:p>
      <text:p text:style-name="P1">Irf2bp1<text:tab/>12.9401043929085<text:tab/>5.69733633397309<text:tab/>11.4560620054826<text:tab/>17.6964350820524<text:tab/>14.2815994553378</text:p>
      <text:p text:style-name="P1">Irf2bpl<text:tab/>22.9463821808423<text:tab/>18.5773736824431<text:tab/>18.0477382489451<text:tab/>42.1087918829738<text:tab/>18.437821825859</text:p>
      <text:p text:style-name="P1">Irf3<text:tab/>57.4268908192532<text:tab/>52.3310424321461<text:tab/>38.3741059513267<text:tab/>94.577217449892<text:tab/>111.731129835749</text:p>
      <text:p text:style-name="P1">Irf4<text:tab/>0.103101131750781<text:tab/>0.103921636944642<text:tab/>0.177201272514642<text:tab/>0.107784532658681<text:tab/>0.0948809371883101</text:p>
      <text:p text:style-name="P1">Irf5<text:tab/>1.30466564829079<text:tab/>4.49318682123728<text:tab/>1.97308702223343<text:tab/>6.97297240422856<text:tab/>2.47341994045669</text:p>
      <text:p text:style-name="P1">Irf6<text:tab/>0.103752317709993<text:tab/>0.103261420310496<text:tab/>0.0978217684287928<text:tab/>0.108024929387989<text:tab/>0.0957746870216012</text:p>
      <text:p text:style-name="P1">Irf7<text:tab/>2.85722930146619<text:tab/>50.9323615611585<text:tab/>16.9108928367502<text:tab/>8.50683438716794<text:tab/>3.27499374994136</text:p>
      <text:p text:style-name="P1">Irf8<text:tab/>1.19844315273449<text:tab/>13.5643689695937<text:tab/>9.21809721043059<text:tab/>3.83410960988429<text:tab/>1.17197082764038</text:p>
      <text:p text:style-name="P1">Irf9<text:tab/>12.4408040497533<text:tab/>25.1793870509946<text:tab/>9.14933483069766<text:tab/>21.6773411604081<text:tab/>7.36643040212041</text:p>
      <text:p text:style-name="P1">Irg1<text:tab/>0.103933771121142<text:tab/>0.10330493628222<text:tab/>0.0979952785205257<text:tab/>0.101020019074265<text:tab/>0.0959986064385136</text:p>
      <text:p text:style-name="P1"><text:soft-page-break/>Irgc<text:tab/>1.03488453388617<text:tab/>1.782647376394<text:tab/>0.951725470498863<text:tab/>4.3965231452731<text:tab/>1.11698520046022</text:p>
      <text:p text:style-name="P1">Irgm<text:tab/>9.54014216186031<text:tab/>52.6537177172714<text:tab/>6.36906009326839<text:tab/>15.8447494232247<text:tab/>2.52227388520617</text:p>
      <text:p text:style-name="P1">Irgq<text:tab/>7.74739546790566<text:tab/>11.652881724044<text:tab/>5.80478139503539<text:tab/>13.3893635716377<text:tab/>7.93037837297668</text:p>
      <text:p text:style-name="P1">Irs1<text:tab/>2.74306661289589<text:tab/>1.81127808353756<text:tab/>0.923680015102072<text:tab/>2.65033199053277<text:tab/>2.57266279794707</text:p>
      <text:p text:style-name="P1">Irs2<text:tab/>14.2474511265136<text:tab/>19.1598317955803<text:tab/>23.4548949103092<text:tab/>8.20144517631888<text:tab/>9.20112417317593</text:p>
      <text:p text:style-name="P1">Irs3<text:tab/>1.66530895472267<text:tab/>2.42708522397878<text:tab/>1.6986504503479<text:tab/>2.52508870438279<text:tab/>0.770468952511867</text:p>
      <text:p text:style-name="P1">Irx1<text:tab/>0.103933771121142<text:tab/>0.10330493628222<text:tab/>0.0979952785205257<text:tab/>0.101020019074265<text:tab/>0.0959986064385136</text:p>
      <text:p text:style-name="P1">Irx2<text:tab/>0.104197679224522<text:tab/>0.115672427923616<text:tab/>0.0980453683207976<text:tab/>0.110485468474597<text:tab/>0.0959203675828575</text:p>
      <text:p text:style-name="P1">Irx3<text:tab/>2.49591758253657<text:tab/>11.3212964799398<text:tab/>5.05559640283597<text:tab/>7.23184960620291<text:tab/>3.23950833634882</text:p>
      <text:p text:style-name="P1">Irx4<text:tab/>0.103933771121142<text:tab/>0.10330493628222<text:tab/>0.0979952785205257<text:tab/>0.101020019074265<text:tab/>0.0959986064385136</text:p>
      <text:p text:style-name="P1">Irx5<text:tab/>3.20910969013347<text:tab/>6.14793680309548<text:tab/>8.94527875345557<text:tab/>5.45537486144551<text:tab/>5.01823807941473</text:p>
      <text:p text:style-name="P1">Irx6<text:tab/>0.103933771121142<text:tab/>0.10330493628222<text:tab/>0.0979952785205257<text:tab/>0.101020019074265<text:tab/>0.0959986064385136</text:p>
      <text:p text:style-name="P1">Isca1<text:tab/>41.6455751751582<text:tab/>33.3319325121732<text:tab/>42.1982595410004<text:tab/>45.7473040256454<text:tab/>49.2625818242542</text:p>
      <text:p text:style-name="P1">Isca2<text:tab/>33.8411140776462<text:tab/>18.354404527153<text:tab/>9.87696723545114<text:tab/>45.8124368372911<text:tab/>35.231462025293</text:p>
      <text:p text:style-name="P1">Iscu<text:tab/>106.477989329869<text:tab/>107.724242788134<text:tab/>87.8709534758968<text:tab/>121.437810429225<text:tab/>118.869869456855</text:p>
      <text:p text:style-name="P1">Isg15<text:tab/>3.38922028280978<text:tab/>24.8885432850936<text:tab/>5.03429465581436<text:tab/>9.68595919365966<text:tab/>1.99177111524106</text:p>
      <text:p text:style-name="P1">Isg20<text:tab/>17.1785842499035<text:tab/>76.1227556585515<text:tab/>31.7974213834284<text:tab/>18.3108648897485<text:tab/>10.8155759686688</text:p>
      <text:p text:style-name="P1">Isg20l2<text:tab/>11.004943987638<text:tab/>22.480685341922<text:tab/>21.3347251600149<text:tab/>18.0946131372054<text:tab/>14.4801330559818</text:p>
      <text:p text:style-name="P1">Isl1<text:tab/>0.103933771121142<text:tab/>0.10330493628222<text:tab/>0.0979952785205257<text:tab/>0.101020019074265<text:tab/>0.0959986064385136</text:p>
      <text:p text:style-name="P1">Isl2<text:tab/>0.105542994670208<text:tab/>0.106620848932645<text:tab/>0.0993688515179722<text:tab/>0.104850250865205<text:tab/>0.206718926471241</text:p>
      <text:p text:style-name="P1">Islr<text:tab/>0.407194704707092<text:tab/>0.12872670922876<text:tab/>0.0903977208345267<text:tab/>1.81749693751263<text:tab/>0.102619203270463</text:p>
      <text:p text:style-name="P1">Ism1<text:tab/>0.103933771121142<text:tab/>0.10330493628222<text:tab/>0.0979952785205257<text:tab/>0.101020019074265<text:tab/>0.0959986064385136</text:p>
      <text:p text:style-name="P1">Isoc1<text:tab/>7.73545950181956<text:tab/>5.68718125575741<text:tab/>3.61810593257251<text:tab/>12.142302085071<text:tab/>6.00605711929137</text:p>
      <text:p text:style-name="P1">Isoc2b<text:tab/>10.5658604883853<text:tab/>8.15648793136628<text:tab/>5.07435179039423<text:tab/>13.025199276579<text:tab/>7.61107914109787</text:p>
      <text:p text:style-name="P1">Ispd<text:tab/>1.2650188700435<text:tab/>1.34448317093286<text:tab/>0.57494988528446<text:tab/>1.87931760161537<text:tab/>2.14361304952843</text:p>
      <text:p text:style-name="P1">Ist1<text:tab/>55.8225760889084<text:tab/>67.3135644330439<text:tab/>60.7082575493571<text:tab/>74.8415733740666<text:tab/>71.0629831203577</text:p>
      <text:p text:style-name="P1">Isy1<text:tab/>29.5431172699251<text:tab/>33.2041606478628<text:tab/>21.1673957676477<text:tab/>42.0778772789165<text:tab/>24.7223676826287</text:p>
      <text:p text:style-name="P1">Isyna1<text:tab/>9.1089541108895<text:tab/>10.8306104423964<text:tab/>9.56634055163227<text:tab/>17.8011137908162<text:tab/>71.9254658921798</text:p>
      <text:p text:style-name="P1">Itch<text:tab/>19.0679836595204<text:tab/>29.908777823637<text:tab/>20.1589849137487<text:tab/>26.2889338321778<text:tab/>23.4204883473341</text:p>
      <text:p text:style-name="P1">Itfg1<text:tab/>39.4348044429252<text:tab/>38.9606604391835<text:tab/>32.2046345831174<text:tab/>53.6540208036658<text:tab/>33.5515438238256</text:p>
      <text:p text:style-name="P1">Itfg2<text:tab/>7.22923639056315<text:tab/>5.83373627254175<text:tab/>4.58555778374779<text:tab/>8.67372058603819<text:tab/>4.20159500243591</text:p>
      <text:p text:style-name="P1">Itga1<text:tab/>40.8263195924373<text:tab/>41.609886750103<text:tab/>23.5426960365112<text:tab/>75.248642999514<text:tab/>42.414610197106</text:p>
      <text:p text:style-name="P1">Itga10<text:tab/>0.0998218669517544<text:tab/>0.191526990894028<text:tab/>0.130862464713151<text:tab/>0.760145504706072<text:tab/>0.0975950931481693</text:p>
      <text:p text:style-name="P1">Itga11<text:tab/>6.0938314925701<text:tab/>6.54041114638723<text:tab/>2.93631726673206<text:tab/>2.84995662770183<text:tab/>0.825152369318978</text:p>
      <text:p text:style-name="P1">Itga4<text:tab/>1.54670732233062<text:tab/>1.6547138055044<text:tab/>0.550184156386223<text:tab/>0.869324341048778<text:tab/>0.277256960040072</text:p>
      <text:p text:style-name="P1">Itga5<text:tab/>31.522518164287<text:tab/>288.983054978801<text:tab/>171.37851327785<text:tab/>94.4138038635934<text:tab/>27.7869768168916</text:p>
      <text:p text:style-name="P1">Itga6<text:tab/>10.5344600859097<text:tab/>13.2652998722778<text:tab/>12.5171720570372<text:tab/>13.2260626789355<text:tab/>6.59765135084975</text:p>
      <text:p text:style-name="P1">Itga7<text:tab/>47.1941599264883<text:tab/>92.8446653442475<text:tab/>49.940065772149<text:tab/>360.500745882712<text:tab/>56.2191765222447</text:p>
      <text:p text:style-name="P1">Itga8<text:tab/>51.6459789547955<text:tab/>42.8990508271867<text:tab/>25.1755854358167<text:tab/>95.9565193967546<text:tab/>9.56382078826652</text:p>
      <text:p text:style-name="P1">Itgad<text:tab/>0.10404850842211<text:tab/>0.127462577637168<text:tab/>0.0978678750505715<text:tab/>0.11646139373474<text:tab/>0.0956352797838279</text:p>
      <text:p text:style-name="P1">Itgae<text:tab/>1.6617743855416<text:tab/>1.97932418823031<text:tab/>0.587476165158366<text:tab/>2.54124517579146<text:tab/>0.551318447543212</text:p>
      <text:p text:style-name="P1">Itgal<text:tab/>0.0996485812373583<text:tab/>0.396214083835515<text:tab/>0.094371488857409<text:tab/>0.0980008793283375<text:tab/>0.0925634783739618</text:p>
      <text:p text:style-name="P1">Itgam<text:tab/>0.105521315861825<text:tab/>0.106317393350072<text:tab/>0.2087528916275<text:tab/>0.113450808313693<text:tab/>0.0967084983229516</text:p>
      <text:p text:style-name="P1">Itgb1<text:tab/>552.71587037405<text:tab/>846.950995719624<text:tab/>692.493470125822<text:tab/>920.712358938314<text:tab/>580.899876449462</text:p>
      <text:p text:style-name="P1">Itgb1bp1<text:tab/>38.5415751157705<text:tab/>43.1951548314514<text:tab/>18.0631715395739<text:tab/>60.3150742197529<text:tab/>40.8706237915505</text:p>
      <text:p text:style-name="P1">Itgb1bp2<text:tab/>1.09321638696617<text:tab/>4.08938470342742<text:tab/>1.1054872934848<text:tab/>0.973105780532041<text:tab/>0.620465427556754</text:p>
      <text:p text:style-name="P1">Itgb2<text:tab/>0.103933771121142<text:tab/>0.10330493628222<text:tab/>0.0979952785205257<text:tab/>0.101020019074265<text:tab/>0.0959986064385136</text:p>
      <text:p text:style-name="P1">Itgb3<text:tab/>0.891287205157187<text:tab/>1.39493672337982<text:tab/>0.340260481405112<text:tab/>3.9937711554264<text:tab/>0.512971936763876</text:p>
      <text:p text:style-name="P1">Itgb3bp<text:tab/>11.559740178351<text:tab/>8.56916128679777<text:tab/>4.08768728358892<text:tab/>11.6413410209217<text:tab/>2.56902927793635</text:p>
      <text:p text:style-name="P1">Itgb4<text:tab/>0.22902164459535<text:tab/>0.233936766757881<text:tab/>0.211982665215206<text:tab/>0.359979289715283<text:tab/>0.104069110927428</text:p>
      <text:p text:style-name="P1">Itgb5<text:tab/>83.0073052090803<text:tab/>91.0323430478362<text:tab/>79.1833979356152<text:tab/>341.661019745982<text:tab/>109.786842850635</text:p>
      <text:p text:style-name="P1">Itgb6<text:tab/>0.183779080887331<text:tab/>0.140162829497818<text:tab/>0.161643753498214<text:tab/>0.105953672480811<text:tab/>0.0965284251441645</text:p>
      <text:p text:style-name="P1">Itgb7<text:tab/>0.151037847619048<text:tab/>0.122755812067348<text:tab/>0.109255408629356<text:tab/>0.147205445840803<text:tab/>0.101937254840059</text:p>
      <text:p text:style-name="P1">Itgb8<text:tab/>1.23343510831427<text:tab/>0.332859991200169<text:tab/>0.624672861908855<text:tab/>4.62593816870918<text:tab/>0.540141007906041</text:p>
      <text:p text:style-name="P1"><text:soft-page-break/>Itgbl1<text:tab/>114.075992437051<text:tab/>103.15872645479<text:tab/>77.806733563502<text:tab/>32.9943289251323<text:tab/>4.05644643017574</text:p>
      <text:p text:style-name="P1">Itih1<text:tab/>0.103676596557655<text:tab/>0.103243388452343<text:tab/>0.0977551890141845<text:tab/>0.111131163603952<text:tab/>0.0956891927319237</text:p>
      <text:p text:style-name="P1">Itih3<text:tab/>0.102174576923881<text:tab/>0.103371934058869<text:tab/>0.252078829310961<text:tab/>0.101126107972784<text:tab/>0.094240208780278</text:p>
      <text:p text:style-name="P1">Itih4<text:tab/>0.104245488344113<text:tab/>0.13485598220966<text:tab/>0.0981800122175905<text:tab/>0.101933070294529<text:tab/>0.0960591854971165</text:p>
      <text:p text:style-name="P1">Itk<text:tab/>0.103933771121142<text:tab/>0.10330493628222<text:tab/>0.0979952785205257<text:tab/>0.101020019074265<text:tab/>0.0959986064385136</text:p>
      <text:p text:style-name="P1">Itln1<text:tab/>0.103933771121142<text:tab/>0.10330493628222<text:tab/>0.0979952785205257<text:tab/>0.101020019074265<text:tab/>0.0959986064385136</text:p>
      <text:p text:style-name="P1">Itm2a<text:tab/>0.103933771121142<text:tab/>0.10330493628222<text:tab/>0.0979952785205257<text:tab/>0.101020019074265<text:tab/>0.0959986064385136</text:p>
      <text:p text:style-name="P1">Itm2b<text:tab/>319.700506159771<text:tab/>311.161483586469<text:tab/>304.964532053337<text:tab/>481.607026564107<text:tab/>325.654825088945</text:p>
      <text:p text:style-name="P1">Itm2c<text:tab/>222.982516369401<text:tab/>246.964118694531<text:tab/>216.679185805712<text:tab/>405.378550828869<text:tab/>149.299487508573</text:p>
      <text:p text:style-name="P1">Itpa<text:tab/>63.6227304223472<text:tab/>68.1066786991001<text:tab/>48.4778719068012<text:tab/>111.836530092207<text:tab/>123.270225694545</text:p>
      <text:p text:style-name="P1">Itpk1<text:tab/>1.4905206193486<text:tab/>4.19488456908931<text:tab/>4.2375516726392<text:tab/>15.5215452742466<text:tab/>6.79506084268471</text:p>
      <text:p text:style-name="P1">Itpka<text:tab/>0.1078154436207<text:tab/>0.13906847183579<text:tab/>1.44081609892763<text:tab/>0.136391544114203<text:tab/>0.755378366828138</text:p>
      <text:p text:style-name="P1">Itpkb<text:tab/>5.97796492179856<text:tab/>1.75282504364884<text:tab/>0.842961233950602<text:tab/>7.43473073251271<text:tab/>1.02058721864473</text:p>
      <text:p text:style-name="P1">Itpkc<text:tab/>5.13056458713971<text:tab/>21.3140499566954<text:tab/>18.4462847827893<text:tab/>9.40583299414872<text:tab/>6.9667824462412</text:p>
      <text:p text:style-name="P1">Itpr1<text:tab/>30.6681547229944<text:tab/>20.7658365302972<text:tab/>16.6348956854732<text:tab/>25.1424563637291<text:tab/>12.8191031230524</text:p>
      <text:p text:style-name="P1">Itpr2<text:tab/>1.18795256286866<text:tab/>1.36177320712776<text:tab/>0.438492825839191<text:tab/>2.12636962118693<text:tab/>0.338334933182648</text:p>
      <text:p text:style-name="P1">Itpr3<text:tab/>3.36252142742711<text:tab/>6.36114337650418<text:tab/>4.82919938781857<text:tab/>13.4519252939583<text:tab/>5.07341326320577</text:p>
      <text:p text:style-name="P1">Itpripl1<text:tab/>3.39114459208311<text:tab/>3.64445152330197<text:tab/>2.06181098216752<text:tab/>3.41964640948314<text:tab/>0.98180063089775</text:p>
      <text:p text:style-name="P1">Itpripl2<text:tab/>7.87327407015196<text:tab/>31.8350516306979<text:tab/>13.6457576235448<text:tab/>16.653565134817<text:tab/>9.24158653659297</text:p>
      <text:p text:style-name="P1">Itsn1<text:tab/>17.3835564663271<text:tab/>15.5453157506061<text:tab/>28.0560010902788<text:tab/>19.8706801222613<text:tab/>17.1592917088137</text:p>
      <text:p text:style-name="P1">Ivd<text:tab/>19.4881694272317<text:tab/>15.7108568805242<text:tab/>18.3111356995901<text:tab/>27.2704693102364<text:tab/>14.0637048239681</text:p>
      <text:p text:style-name="P1">Ivl<text:tab/>0.103933771121142<text:tab/>0.10330493628222<text:tab/>0.0979952785205257<text:tab/>0.101020019074265<text:tab/>0.0959986064385136</text:p>
      <text:p text:style-name="P1">Ivns1abp<text:tab/>41.5728013270309<text:tab/>83.3108100700819<text:tab/>90.5931003945992<text:tab/>31.0917587719204<text:tab/>54.8822429526986</text:p>
      <text:p text:style-name="P1">Iws1<text:tab/>9.61227571295422<text:tab/>16.5358704585027<text:tab/>17.8562350524471<text:tab/>12.8566204894419<text:tab/>11.7846333745544</text:p>
      <text:p text:style-name="P1">Iyd<text:tab/>0.103933771121142<text:tab/>0.10330493628222<text:tab/>0.0979952785205257<text:tab/>0.101020019074265<text:tab/>0.0959986064385136</text:p>
      <text:p text:style-name="P1">Izumo1<text:tab/>0.103423227451981<text:tab/>0.103183322284169<text:tab/>0.0975496617263821<text:tab/>0.122491454006849<text:tab/>0.0954267493655033</text:p>
      <text:p text:style-name="P1">Jade1<text:tab/>4.99858181995306<text:tab/>6.54716051818224<text:tab/>2.82325373157028<text:tab/>7.50060113697874<text:tab/>1.92492100570823</text:p>
      <text:p text:style-name="P1">Jade2<text:tab/>3.22428654312304<text:tab/>2.27056556633395<text:tab/>0.182481592153834<text:tab/>9.4270494139525<text:tab/>0.318090664604786</text:p>
      <text:p text:style-name="P1">Jade3<text:tab/>1.93041170449023<text:tab/>2.34741621696923<text:tab/>7.19615947758151<text:tab/>1.21728466793509<text:tab/>3.36212674537727</text:p>
      <text:p text:style-name="P1">Jag1<text:tab/>62.7311077134494<text:tab/>9.18344465133252<text:tab/>12.779907842172<text:tab/>27.2262404691537<text:tab/>52.3639091616401</text:p>
      <text:p text:style-name="P1">Jagn1<text:tab/>26.3473394003661<text:tab/>28.6018838172641<text:tab/>32.7547309592148<text:tab/>45.8667266358514<text:tab/>45.3357457688067</text:p>
      <text:p text:style-name="P1">Jak1<text:tab/>61.8798564636174<text:tab/>66.7263885626165<text:tab/>76.9037168988347<text:tab/>76.2259276486974<text:tab/>60.7905089930857</text:p>
      <text:p text:style-name="P1">Jak2<text:tab/>5.78920128862499<text:tab/>15.2297144702044<text:tab/>16.3385941902104<text:tab/>9.19070601204904<text:tab/>5.49152284551719</text:p>
      <text:p text:style-name="P1">Jak3<text:tab/>4.32401245336243<text:tab/>5.37469691781667<text:tab/>2.75409417821747<text:tab/>11.4035730546434<text:tab/>5.05809938175863</text:p>
      <text:p text:style-name="P1">Jakmip1<text:tab/>0.103933771121142<text:tab/>0.10330493628222<text:tab/>0.0979952785205257<text:tab/>0.101020019074265<text:tab/>0.0959986064385136</text:p>
      <text:p text:style-name="P1">Jakmip2<text:tab/>0.103933771121142<text:tab/>0.10330493628222<text:tab/>0.0979952785205257<text:tab/>0.101020019074265<text:tab/>0.0959986064385136</text:p>
      <text:p text:style-name="P1">Jakmip3<text:tab/>0.177359694436363<text:tab/>0.114209605499097<text:tab/>0.0975567002898618<text:tab/>0.1155395734656<text:tab/>0.0952885130653134</text:p>
      <text:p text:style-name="P1">Jam2<text:tab/>0.245681136330393<text:tab/>0.104917219428605<text:tab/>0.097651693257343<text:tab/>0.115291157707769<text:tab/>0.100493490599403</text:p>
      <text:p text:style-name="P1">Jam3<text:tab/>44.6690217268733<text:tab/>50.1604711155972<text:tab/>39.3619621661836<text:tab/>117.523460649022<text:tab/>38.7591478904783</text:p>
      <text:p text:style-name="P1">Jdp2<text:tab/>37.6486216714729<text:tab/>36.2491984900342<text:tab/>32.4052988432903<text:tab/>36.8852049017605<text:tab/>20.2596253527378</text:p>
      <text:p text:style-name="P1">Jkamp<text:tab/>29.0272129040155<text:tab/>21.386143398583<text:tab/>14.222472306135<text:tab/>33.9925678481027<text:tab/>16.9950361799724</text:p>
      <text:p text:style-name="P1">Jmjd1c<text:tab/>8.89025347680703<text:tab/>8.35017194702192<text:tab/>6.74669983939252<text:tab/>14.611816613076<text:tab/>6.97910218878455</text:p>
      <text:p text:style-name="P1">Jmjd4<text:tab/>5.12077995312803<text:tab/>1.04531866383161<text:tab/>2.00826397990196<text:tab/>3.32308265542522<text:tab/>1.40286531485594</text:p>
      <text:p text:style-name="P1">Jmjd6<text:tab/>13.7591674739669<text:tab/>42.6297213472538<text:tab/>20.9169722776021<text:tab/>21.2914973300171<text:tab/>16.6636253897131</text:p>
      <text:p text:style-name="P1">Jmjd7<text:tab/>4.84657688481713<text:tab/>2.32704150830992<text:tab/>1.53287060791957<text:tab/>5.28260973457329<text:tab/>3.24845300357653</text:p>
      <text:p text:style-name="P1">Jmjd8<text:tab/>44.1023082198086<text:tab/>43.697364820242<text:tab/>45.2225762820403<text:tab/>55.7645086617291<text:tab/>42.7817942819393</text:p>
      <text:p text:style-name="P1">Josd1<text:tab/>20.7261386374129<text:tab/>15.4691399913378<text:tab/>17.6099181189929<text:tab/>26.7216400565511<text:tab/>18.1385330187087</text:p>
      <text:p text:style-name="P1">Josd2<text:tab/>30.2904981509351<text:tab/>36.4072527935425<text:tab/>26.1097726752236<text:tab/>63.0139123291358<text:tab/>40.1089262992582</text:p>
      <text:p text:style-name="P1">Jph1<text:tab/>0.684550724984379<text:tab/>0.372661166547724<text:tab/>0.850834894058908<text:tab/>0.601028280628444<text:tab/>0.552549844794281</text:p>
      <text:p text:style-name="P1">Jph2<text:tab/>23.6472200757323<text:tab/>63.444486608225<text:tab/>27.0913609009508<text:tab/>41.8002452246789<text:tab/>4.04218519848025</text:p>
      <text:p text:style-name="P1">Jph3<text:tab/>0.0985951644433628<text:tab/>0.869115895524229<text:tab/>0.100484119874254<text:tab/>0.127794037324812<text:tab/>0.17079139271672</text:p>
      <text:p text:style-name="P1">Jph4<text:tab/>0.169258622837608<text:tab/>0.116731875622651<text:tab/>0.096807513017964<text:tab/>0.189676412822203<text:tab/>0.126142454438195</text:p>
      <text:p text:style-name="P1">Jrk<text:tab/>4.84220889731806<text:tab/>4.43045915090182<text:tab/>1.99062577565315<text:tab/>6.13433265814252<text:tab/>2.75288271509128</text:p>
      <text:p text:style-name="P1">Jrkl<text:tab/>3.48376562654571<text:tab/>1.59422821860123<text:tab/>2.45740190350684<text:tab/>5.11192045606098<text:tab/>4.29399326241938</text:p>
      <text:p text:style-name="P1"><text:soft-page-break/>Jsrp1<text:tab/>0.106569561518618<text:tab/>0.226642471870475<text:tab/>0.239074087731451<text:tab/>0.107914100404076<text:tab/>0.0969422496455256</text:p>
      <text:p text:style-name="P1">Jtb<text:tab/>82.5286218990956<text:tab/>92.135780048535<text:tab/>58.2684259009638<text:tab/>129.238335201101<text:tab/>75.4568399896301</text:p>
      <text:p text:style-name="P1">Jun<text:tab/>10.8815390281475<text:tab/>34.8135569484528<text:tab/>62.525096554673<text:tab/>57.6563206342025<text:tab/>82.8876829194373</text:p>
      <text:p text:style-name="P1">Junb<text:tab/>62.241689081062<text:tab/>807.150129085716<text:tab/>621.146266126732<text:tab/>200.249901815554<text:tab/>299.200139444361</text:p>
      <text:p text:style-name="P1">Jund<text:tab/>70.1650434549917<text:tab/>104.448425977228<text:tab/>235.134796686846<text:tab/>105.29788697744<text:tab/>496.901526612261</text:p>
      <text:p text:style-name="P1">Jup<text:tab/>57.9337625930004<text:tab/>74.9577756167515<text:tab/>60.254689990299<text:tab/>170.195947987808<text:tab/>163.08287865883</text:p>
      <text:p text:style-name="P1">Ka11<text:tab/>0.103933771121142<text:tab/>0.10330493628222<text:tab/>0.0979952785205257<text:tab/>0.101020019074265<text:tab/>0.0959986064385136</text:p>
      <text:p text:style-name="P1">Kalrn<text:tab/>10.2288705340754<text:tab/>6.42837605690287<text:tab/>3.87535628282557<text:tab/>11.6664549846847<text:tab/>2.39220124861787</text:p>
      <text:p text:style-name="P1">Kank1<text:tab/>73.8691012232282<text:tab/>112.708826738778<text:tab/>68.928665926082<text:tab/>86.3480202960937<text:tab/>58.8948009603636</text:p>
      <text:p text:style-name="P1">Kank2<text:tab/>61.8265336775724<text:tab/>24.7294782818<text:tab/>25.0156798308714<text:tab/>65.0252194305397<text:tab/>41.7247454752549</text:p>
      <text:p text:style-name="P1">Kank3<text:tab/>2.19017342231738<text:tab/>1.5321948656539<text:tab/>0.784039185266804<text:tab/>1.47463790898948<text:tab/>0.813907206062986</text:p>
      <text:p text:style-name="P1">Kank4<text:tab/>0.361712129966794<text:tab/>0.260631795697237<text:tab/>0.299753817911908<text:tab/>1.04118469281448<text:tab/>0.141047656611826</text:p>
      <text:p text:style-name="P1">Kansl2<text:tab/>0.119741496083954<text:tab/>0.103525844300791<text:tab/>0.0980335610751486<text:tab/>0.101266783279661<text:tab/>0.0959284806583005</text:p>
      <text:p text:style-name="P1">Kansl3<text:tab/>16.5985124287351<text:tab/>23.7280460304157<text:tab/>15.8949391797605<text:tab/>14.6715172897969<text:tab/>12.8278048621683</text:p>
      <text:p text:style-name="P1">Kantr<text:tab/>2.19004183885788<text:tab/>0.371188757945758<text:tab/>0.218966570275217<text:tab/>1.19315007498904<text:tab/>3.20105615640543</text:p>
      <text:p text:style-name="P1">Kap<text:tab/>0.103933771121142<text:tab/>0.10330493628222<text:tab/>0.0979952785205257<text:tab/>0.101020019074265<text:tab/>0.0959986064385136</text:p>
      <text:p text:style-name="P1">Kars<text:tab/>84.0222512005514<text:tab/>128.995970544658<text:tab/>100.197975097805<text:tab/>113.724968043696<text:tab/>107.164077414899</text:p>
      <text:p text:style-name="P1">Kat2a<text:tab/>20.2995876796178<text:tab/>13.5791350148638<text:tab/>7.97477478443686<text:tab/>28.4961474077329<text:tab/>19.2766513544198</text:p>
      <text:p text:style-name="P1">Kat5<text:tab/>24.6062896031174<text:tab/>31.2784933217563<text:tab/>14.2734801203928<text:tab/>34.222177334969<text:tab/>17.9835087113188</text:p>
      <text:p text:style-name="P1">Kat6a<text:tab/>8.51914008434597<text:tab/>10.7273557018233<text:tab/>10.1469221608417<text:tab/>11.1737335180621<text:tab/>10.6417727301123</text:p>
      <text:p text:style-name="P1">Kat7<text:tab/>18.1419243860529<text:tab/>17.9315272059941<text:tab/>12.9271650268726<text:tab/>25.937831980126<text:tab/>23.8926595038976</text:p>
      <text:p text:style-name="P1">Kat8<text:tab/>12.5311592926727<text:tab/>11.1130548662959<text:tab/>9.2727809280584<text:tab/>14.1863121529757<text:tab/>19.4648209583488</text:p>
      <text:p text:style-name="P1">Katna1<text:tab/>8.76124403341976<text:tab/>15.0084648344961<text:tab/>9.74269624232678<text:tab/>14.1784937007076<text:tab/>10.2291621160035</text:p>
      <text:p text:style-name="P1">Katnal1<text:tab/>0.143266960090006<text:tab/>0.103397886512447<text:tab/>0.097171377371669<text:tab/>0.12481572832246<text:tab/>0.0949126738847727</text:p>
      <text:p text:style-name="P1">Katnb1<text:tab/>12.6350470734525<text:tab/>7.93139127058931<text:tab/>6.70896341081214<text:tab/>18.8226054082184<text:tab/>9.62759532332246</text:p>
      <text:p text:style-name="P1">Katnbl1<text:tab/>8.17808860739775<text:tab/>10.8655810201688<text:tab/>7.87255792235666<text:tab/>6.02048570928711<text:tab/>6.47453446053184</text:p>
      <text:p text:style-name="P1">Kazald1<text:tab/>3.81035843999288<text:tab/>2.65069552455999<text:tab/>2.64842437848458<text:tab/>17.0848404089303<text:tab/>0.628983007587695</text:p>
      <text:p text:style-name="P1">Kazn<text:tab/>3.29570936438576<text:tab/>9.91237412874919<text:tab/>6.79798138830579<text:tab/>3.90828889323859<text:tab/>3.60242926509568</text:p>
      <text:p text:style-name="P1">Kb15<text:tab/>0.103933771121142<text:tab/>0.10330493628222<text:tab/>0.0979952785205257<text:tab/>0.101020019074265<text:tab/>0.0959986064385136</text:p>
      <text:p text:style-name="P1">Kb23<text:tab/>0.103933771121142<text:tab/>0.10330493628222<text:tab/>0.0979952785205257<text:tab/>0.101020019074265<text:tab/>0.0959986064385136</text:p>
      <text:p text:style-name="P1">Kbtbd11<text:tab/>0.205013451293545<text:tab/>0.104994738084665<text:tab/>0.093987721094839<text:tab/>0.37763773950928<text:tab/>0.0966087447870863</text:p>
      <text:p text:style-name="P1">Kbtbd2<text:tab/>12.0737301550198<text:tab/>17.658455295634<text:tab/>13.5106181620928<text:tab/>13.8222690996821<text:tab/>12.8364430082077</text:p>
      <text:p text:style-name="P1">Kbtbd3<text:tab/>2.70333124063365<text:tab/>1.76989298698883<text:tab/>0.759012797046472<text:tab/>3.46295220640966<text:tab/>1.58728891493526</text:p>
      <text:p text:style-name="P1">Kbtbd4<text:tab/>6.99447734148616<text:tab/>4.49881595987301<text:tab/>3.35747156880944<text:tab/>11.5295173011874<text:tab/>6.29090134357282</text:p>
      <text:p text:style-name="P1">Kbtbd6<text:tab/>0.103933771121142<text:tab/>0.10330493628222<text:tab/>0.0979952785205257<text:tab/>0.101020019074265<text:tab/>0.0959986064385136</text:p>
      <text:p text:style-name="P1">Kbtbd7<text:tab/>1.16085751102935<text:tab/>0.546372702006894<text:tab/>0.434611249108793<text:tab/>1.30613259200391<text:tab/>0.379342141298024</text:p>
      <text:p text:style-name="P1">Kbtbd8<text:tab/>0.484817317490614<text:tab/>5.80694473676239<text:tab/>4.42046352072782<text:tab/>1.10235054771588<text:tab/>1.04661582306382</text:p>
      <text:p text:style-name="P1">Kcmf1<text:tab/>47.5726373625862<text:tab/>91.4952132769833<text:tab/>52.1482061636947<text:tab/>79.2834656248611<text:tab/>61.8510375490125</text:p>
      <text:p text:style-name="P1">Kcna1<text:tab/>0.103933771121142<text:tab/>0.10330493628222<text:tab/>0.0979952785205257<text:tab/>0.101020019074265<text:tab/>0.0959986064385136</text:p>
      <text:p text:style-name="P1">Kcna10<text:tab/>0.103933771121142<text:tab/>0.10330493628222<text:tab/>0.0979952785205257<text:tab/>0.101020019074265<text:tab/>0.0959986064385136</text:p>
      <text:p text:style-name="P1">Kcna2<text:tab/>0.103933771121142<text:tab/>0.10330493628222<text:tab/>0.0979952785205257<text:tab/>0.101020019074265<text:tab/>0.0959986064385136</text:p>
      <text:p text:style-name="P1">Kcna3<text:tab/>0.103933771121142<text:tab/>0.10330493628222<text:tab/>0.0979952785205257<text:tab/>0.101020019074265<text:tab/>0.0959986064385136</text:p>
      <text:p text:style-name="P1">Kcna4<text:tab/>0.102367279120355<text:tab/>0.13362304427451<text:tab/>0.266242455427069<text:tab/>0.136512428181471<text:tab/>0.113416783748775</text:p>
      <text:p text:style-name="P1">Kcna5<text:tab/>0.103933771121142<text:tab/>0.10330493628222<text:tab/>0.0979952785205257<text:tab/>0.101020019074265<text:tab/>0.0959986064385136</text:p>
      <text:p text:style-name="P1">Kcna6<text:tab/>0.117344754991739<text:tab/>0.103598818143334<text:tab/>0.0978716823342637<text:tab/>0.113060492687783<text:tab/>0.0956955282931591</text:p>
      <text:p text:style-name="P1">Kcna7<text:tab/>0.158470985326263<text:tab/>0.106388647078851<text:tab/>0.351052829060056<text:tab/>0.113366374487343<text:tab/>0.142964409869353</text:p>
      <text:p text:style-name="P1">Kcnab1<text:tab/>0.235396681149125<text:tab/>0.143060497046434<text:tab/>0.410170719561901<text:tab/>0.411207781403731<text:tab/>0.274048122669011</text:p>
      <text:p text:style-name="P1">Kcnab2<text:tab/>0.384658646400303<text:tab/>0.597024286709765<text:tab/>0.817621319357429<text:tab/>1.18370055044058<text:tab/>0.817273009847435</text:p>
      <text:p text:style-name="P1">Kcnab3<text:tab/>0.165011176949368<text:tab/>0.241918787916524<text:tab/>1.04182647251202<text:tab/>0.514229740408228<text:tab/>1.93770492670639</text:p>
      <text:p text:style-name="P1">Kcnb1<text:tab/>0.311227921164498<text:tab/>0.266468895644872<text:tab/>0.115306580175775<text:tab/>0.470556811563843<text:tab/>0.174563130785606</text:p>
      <text:p text:style-name="P1">Kcnb2<text:tab/>0.103933771121142<text:tab/>0.10330493628222<text:tab/>0.0979952785205257<text:tab/>0.101020019074265<text:tab/>0.0959986064385136</text:p>
      <text:p text:style-name="P1">Kcnc1<text:tab/>0.102417417502564<text:tab/>0.17412966343465<text:tab/>0.201919669170686<text:tab/>0.117279531724499<text:tab/>0.0937890277824656</text:p>
      <text:p text:style-name="P1">Kcnc2<text:tab/>0.103933771121142<text:tab/>0.10330493628222<text:tab/>0.0979952785205257<text:tab/>0.101020019074265<text:tab/>0.0959986064385136</text:p>
      <text:p text:style-name="P1">Kcnc3<text:tab/>0.116427032439568<text:tab/>0.123617260169075<text:tab/>0.162313378400689<text:tab/>0.11345197936462<text:tab/>0.12626700331729</text:p>
      <text:p text:style-name="P1"><text:soft-page-break/>Kcnc4<text:tab/>0.103933771121142<text:tab/>0.10330493628222<text:tab/>0.0979952785205257<text:tab/>0.101020019074265<text:tab/>0.0959986064385136</text:p>
      <text:p text:style-name="P1">Kcnd1<text:tab/>1.84913668233672<text:tab/>1.50485299539996<text:tab/>0.822447743318127<text:tab/>4.51599053429941<text:tab/>1.08980238479821</text:p>
      <text:p text:style-name="P1">Kcnd2<text:tab/>0.103933771121142<text:tab/>0.10330493628222<text:tab/>0.0979952785205257<text:tab/>0.101020019074265<text:tab/>0.0959986064385136</text:p>
      <text:p text:style-name="P1">Kcnd3<text:tab/>8.94175334907717<text:tab/>6.51947649473537<text:tab/>2.46192825450244<text:tab/>1.47757341035122<text:tab/>0.439001652958155</text:p>
      <text:p text:style-name="P1">Kcne1<text:tab/>0.103933771121142<text:tab/>0.10330493628222<text:tab/>0.0979952785205257<text:tab/>0.101020019074265<text:tab/>0.0959986064385136</text:p>
      <text:p text:style-name="P1">Kcne2<text:tab/>0.768737692720304<text:tab/>0.353342424083264<text:tab/>0.402534158484083<text:tab/>0.148430481579613<text:tab/>0.158015903886117</text:p>
      <text:p text:style-name="P1">Kcne3<text:tab/>0.627340633096037<text:tab/>0.110932240528306<text:tab/>0.655740469419238<text:tab/>0.208938156477039<text:tab/>0.0928958782663885</text:p>
      <text:p text:style-name="P1">Kcne4<text:tab/>1.51513821598384<text:tab/>0.438479451250257<text:tab/>0.546471553212518<text:tab/>0.591757316328094<text:tab/>0.570560383321467</text:p>
      <text:p text:style-name="P1">Kcne5<text:tab/>0.103933771121142<text:tab/>0.10330493628222<text:tab/>0.0979952785205257<text:tab/>0.101020019074265<text:tab/>0.0959986064385136</text:p>
      <text:p text:style-name="P1">Kcnf1<text:tab/>0.290981542839347<text:tab/>0.300339993629385<text:tab/>0.208618469037366<text:tab/>0.94456989341179<text:tab/>0.120726249160549</text:p>
      <text:p text:style-name="P1">Kcng1<text:tab/>1.27139868825082<text:tab/>0.446030788565599<text:tab/>0.700159785044917<text:tab/>4.2323230484767<text:tab/>1.45523971072761</text:p>
      <text:p text:style-name="P1">Kcng2<text:tab/>0.103933771121142<text:tab/>0.10330493628222<text:tab/>0.0979952785205257<text:tab/>0.101020019074265<text:tab/>0.0959986064385136</text:p>
      <text:p text:style-name="P1">Kcng3<text:tab/>0.103933771121142<text:tab/>0.10330493628222<text:tab/>0.0979952785205257<text:tab/>0.101020019074265<text:tab/>0.0959986064385136</text:p>
      <text:p text:style-name="P1">Kcng4<text:tab/>0.104089186092748<text:tab/>0.103547419478913<text:tab/>0.0980658622345734<text:tab/>0.106828626977728<text:tab/>0.0960280458251364</text:p>
      <text:p text:style-name="P1">Kcnh1<text:tab/>0.103933771121142<text:tab/>0.10330493628222<text:tab/>0.0979952785205257<text:tab/>0.101020019074265<text:tab/>0.0959986064385136</text:p>
      <text:p text:style-name="P1">Kcnh2<text:tab/>2.0972534697233<text:tab/>1.47394046445017<text:tab/>0.163625978365031<text:tab/>2.7764489804088<text:tab/>0.128968112320417</text:p>
      <text:p text:style-name="P1">Kcnh3<text:tab/>0.103746940213445<text:tab/>0.119899592155262<text:tab/>0.0975979736240177<text:tab/>0.101740027947069<text:tab/>0.126418132012413</text:p>
      <text:p text:style-name="P1">Kcnh4<text:tab/>0.111350609854728<text:tab/>0.115749621216795<text:tab/>0.0972393813433763<text:tab/>0.141576900621065<text:tab/>0.110171773280448</text:p>
      <text:p text:style-name="P1">Kcnh5<text:tab/>0.188516021875933<text:tab/>0.130945479321766<text:tab/>0.0979357896799503<text:tab/>0.116021712377263<text:tab/>0.0954398352101761</text:p>
      <text:p text:style-name="P1">Kcnh6<text:tab/>0.104118466139768<text:tab/>0.103594761737467<text:tab/>0.0980793027204663<text:tab/>0.108091937741365<text:tab/>0.0960335825798146</text:p>
      <text:p text:style-name="P1">Kcnh7<text:tab/>0.103933771121142<text:tab/>0.10330493628222<text:tab/>0.0979952785205257<text:tab/>0.101020019074265<text:tab/>0.0959986064385136</text:p>
      <text:p text:style-name="P1">Kcnh8<text:tab/>0.103933771121142<text:tab/>0.10330493628222<text:tab/>0.0979952785205257<text:tab/>0.101020019074265<text:tab/>0.0959986064385136</text:p>
      <text:p text:style-name="P1">Kcnip1<text:tab/>0.120981074499299<text:tab/>1.11184634054932<text:tab/>0.1340132894869<text:tab/>0.122837285847988<text:tab/>0.102115241691177</text:p>
      <text:p text:style-name="P1">Kcnip2<text:tab/>0.103933771121142<text:tab/>0.10330493628222<text:tab/>0.0979952785205257<text:tab/>0.101020019074265<text:tab/>0.0959986064385136</text:p>
      <text:p text:style-name="P1">Kcnip3<text:tab/>1.30313992409702<text:tab/>3.80693366853235<text:tab/>0.519381536313574<text:tab/>4.47844015291164<text:tab/>0.776575360735717</text:p>
      <text:p text:style-name="P1">Kcnip4<text:tab/>0.103933771121142<text:tab/>0.10330493628222<text:tab/>0.0979952785205257<text:tab/>0.101020019074265<text:tab/>0.0959986064385136</text:p>
      <text:p text:style-name="P1">Kcnj1<text:tab/>0.103933771121142<text:tab/>0.10330493628222<text:tab/>0.0979952785205257<text:tab/>0.101020019074265<text:tab/>0.0959986064385136</text:p>
      <text:p text:style-name="P1">Kcnj10<text:tab/>0.150020711009778<text:tab/>0.1059538663738<text:tab/>0.119527989776678<text:tab/>0.28193696178611<text:tab/>0.0946603662224745</text:p>
      <text:p text:style-name="P1">Kcnj11<text:tab/>0.103933771121142<text:tab/>0.10330493628222<text:tab/>0.0979952785205257<text:tab/>0.101020019074265<text:tab/>0.0959986064385136</text:p>
      <text:p text:style-name="P1">Kcnj12<text:tab/>0.101475904148322<text:tab/>0.117377923198992<text:tab/>0.107955437603434<text:tab/>0.284966213340927<text:tab/>0.0928403268349051</text:p>
      <text:p text:style-name="P1">Kcnj13<text:tab/>0.301479719932691<text:tab/>1.67640073410507<text:tab/>0.276137249825636<text:tab/>0.162511363264705<text:tab/>0.207146374398888</text:p>
      <text:p text:style-name="P1">Kcnj14<text:tab/>1.4407464490601<text:tab/>4.25154483007663<text:tab/>1.02027944486968<text:tab/>0.646467594068219<text:tab/>0.737661529456302</text:p>
      <text:p text:style-name="P1">Kcnj15<text:tab/>0.103933771121142<text:tab/>0.10330493628222<text:tab/>0.0979952785205257<text:tab/>0.101020019074265<text:tab/>0.0959986064385136</text:p>
      <text:p text:style-name="P1">Kcnj16<text:tab/>0.13817027308802<text:tab/>0.332543189349045<text:tab/>0.197825444658003<text:tab/>0.122798786894122<text:tab/>0.0961923753909045</text:p>
      <text:p text:style-name="P1">Kcnj2<text:tab/>0.104342801782293<text:tab/>0.107166024988861<text:tab/>0.169512513415286<text:tab/>0.323203491464725<text:tab/>0.196636454314155</text:p>
      <text:p text:style-name="P1">Kcnj3<text:tab/>0.103933771121142<text:tab/>0.10330493628222<text:tab/>0.0979952785205257<text:tab/>0.101020019074265<text:tab/>0.0959986064385136</text:p>
      <text:p text:style-name="P1">Kcnj4<text:tab/>0.154083773254204<text:tab/>2.57819961913307<text:tab/>0.898290490673769<text:tab/>2.1888034114691<text:tab/>0.113560531595088</text:p>
      <text:p text:style-name="P1">Kcnj5<text:tab/>0.103933771121142<text:tab/>0.10330493628222<text:tab/>0.0979952785205257<text:tab/>0.101020019074265<text:tab/>0.0959986064385136</text:p>
      <text:p text:style-name="P1">Kcnj6<text:tab/>0.108775932904473<text:tab/>0.108969137024031<text:tab/>0.0979647832081924<text:tab/>0.101419318684557<text:tab/>0.102580936152375</text:p>
      <text:p text:style-name="P1">Kcnj8<text:tab/>1.64630515141647<text:tab/>2.20706628954288<text:tab/>0.159786776302761<text:tab/>2.48253392266403<text:tab/>0.614652320081053</text:p>
      <text:p text:style-name="P1">Kcnj9<text:tab/>0.27125517563945<text:tab/>0.139088262918628<text:tab/>0.308199357273018<text:tab/>0.212155252272712<text:tab/>0.182716735528858</text:p>
      <text:p text:style-name="P1">Kcnk1<text:tab/>0.103933771121142<text:tab/>0.10330493628222<text:tab/>0.0979952785205257<text:tab/>0.101020019074265<text:tab/>0.0959986064385136</text:p>
      <text:p text:style-name="P1">Kcnk10<text:tab/>0.103991667313741<text:tab/>0.123596047498109<text:tab/>0.0979142822323532<text:tab/>0.101444747597988<text:tab/>0.0958128506583123</text:p>
      <text:p text:style-name="P1">Kcnk12<text:tab/>0.120041982423168<text:tab/>0.223848812207112<text:tab/>0.096963336614242<text:tab/>0.274145984359001<text:tab/>0.0938792315273554</text:p>
      <text:p text:style-name="P1">Kcnk13<text:tab/>0.103529780342773<text:tab/>0.209058895053465<text:tab/>0.0972076533520803<text:tab/>0.161572469983273<text:tab/>0.0945829921040552</text:p>
      <text:p text:style-name="P1">Kcnk15<text:tab/>0.10418378829837<text:tab/>0.103710527751793<text:tab/>0.1108373673016<text:tab/>0.101544267653196<text:tab/>0.0960732593945516</text:p>
      <text:p text:style-name="P1">Kcnk16<text:tab/>0.148683225653301<text:tab/>0.104263378019114<text:tab/>0.117688825882283<text:tab/>0.102083410802101<text:tab/>0.103097892102023</text:p>
      <text:p text:style-name="P1">Kcnk18<text:tab/>0.103933771121142<text:tab/>0.10330493628222<text:tab/>0.0979952785205257<text:tab/>0.101020019074265<text:tab/>0.0959986064385136</text:p>
      <text:p text:style-name="P1">Kcnk2<text:tab/>11.4029999732701<text:tab/>12.1064802093493<text:tab/>2.0613775235366<text:tab/>16.4707815378249<text:tab/>0.381569977274231</text:p>
      <text:p text:style-name="P1">Kcnk3<text:tab/>0.135290702150836<text:tab/>1.63934532562916<text:tab/>0.378671197322776<text:tab/>0.124273924342414<text:tab/>0.146517006151786</text:p>
      <text:p text:style-name="P1">Kcnk4<text:tab/>0.274320681939368<text:tab/>0.233605497014929<text:tab/>0.0940394033415902<text:tab/>0.305133354981257<text:tab/>0.151712110872935</text:p>
      <text:p text:style-name="P1">Kcnk5<text:tab/>0.105313409136732<text:tab/>0.124043677782307<text:tab/>0.619981314826782<text:tab/>0.117301573307526<text:tab/>0.159480371093823</text:p>
      <text:p text:style-name="P1">Kcnk6<text:tab/>0.103933771121142<text:tab/>0.10330493628222<text:tab/>0.0979952785205257<text:tab/>0.101020019074265<text:tab/>0.0959986064385136</text:p>
      <text:p text:style-name="P1">Kcnk9<text:tab/>0.103933771121142<text:tab/>0.10330493628222<text:tab/>0.0979952785205257<text:tab/>0.101020019074265<text:tab/>0.0959986064385136</text:p>
      <text:p text:style-name="P1"><text:soft-page-break/>Kcnma1<text:tab/>0.144595644268863<text:tab/>0.135011558074191<text:tab/>0.130456641557199<text:tab/>0.202876497505174<text:tab/>0.098976947574503</text:p>
      <text:p text:style-name="P1">Kcnmb1<text:tab/>0.98824300485921<text:tab/>0.771850295750379<text:tab/>0.64016417549446<text:tab/>0.118192399495037<text:tab/>0.0943410749402954</text:p>
      <text:p text:style-name="P1">Kcnmb2<text:tab/>0.103933771121142<text:tab/>0.10330493628222<text:tab/>0.0979952785205257<text:tab/>0.101020019074265<text:tab/>0.0959986064385136</text:p>
      <text:p text:style-name="P1">Kcnmb3<text:tab/>0.104282985197305<text:tab/>0.103871602042185<text:tab/>0.0981557135103855<text:tab/>0.116479981976117<text:tab/>0.0960645240319788</text:p>
      <text:p text:style-name="P1">Kcnmb4<text:tab/>0.429925759098014<text:tab/>0.706858096120812<text:tab/>0.15527630670125<text:tab/>1.39919835390702<text:tab/>0.297689388444911</text:p>
      <text:p text:style-name="P1">Kcnn1<text:tab/>0.796159293891444<text:tab/>0.337653852875898<text:tab/>0.109245833531657<text:tab/>2.15728184649624<text:tab/>1.05627253760221</text:p>
      <text:p text:style-name="P1">Kcnn2<text:tab/>0.103933771121142<text:tab/>0.10330493628222<text:tab/>0.0979952785205257<text:tab/>0.101020019074265<text:tab/>0.0959986064385136</text:p>
      <text:p text:style-name="P1">Kcnn3<text:tab/>0.104323068337556<text:tab/>0.150031286317918<text:tab/>0.0982236251023478<text:tab/>0.102204477365591<text:tab/>0.0960728886611285</text:p>
      <text:p text:style-name="P1">Kcnn4<text:tab/>7.57187091925029<text:tab/>134.857943397189<text:tab/>10.2744870591058<text:tab/>143.461079964024<text:tab/>9.80863753928859</text:p>
      <text:p text:style-name="P1">Kcnq1<text:tab/>0.255660040758896<text:tab/>0.229717542921681<text:tab/>0.357633777669454<text:tab/>0.219546709554277<text:tab/>0.186148072271925</text:p>
      <text:p text:style-name="P1">Kcnq2<text:tab/>0.104418967300998<text:tab/>0.120595766292127<text:tab/>0.0983299490722483<text:tab/>0.102147225661503<text:tab/>0.104493777085859</text:p>
      <text:p text:style-name="P1">Kcnq3<text:tab/>0.103933771121142<text:tab/>0.10330493628222<text:tab/>0.0979952785205257<text:tab/>0.101020019074265<text:tab/>0.0959986064385136</text:p>
      <text:p text:style-name="P1">Kcnq5<text:tab/>1.37536099480818<text:tab/>2.13052256752319<text:tab/>0.533593277802404<text:tab/>9.63403323085243<text:tab/>1.88714168610504</text:p>
      <text:p text:style-name="P1">Kcnrg<text:tab/>0.483012186132021<text:tab/>0.502305359020471<text:tab/>1.06603848247988<text:tab/>0.666374151042655<text:tab/>0.312897272604253</text:p>
      <text:p text:style-name="P1">Kcns1<text:tab/>0.127324646438899<text:tab/>0.103615915717902<text:tab/>0.0980495191577385<text:tab/>0.101373116214769<text:tab/>0.0959015571509178</text:p>
      <text:p text:style-name="P1">Kcns2<text:tab/>0.103933771121142<text:tab/>0.10330493628222<text:tab/>0.0979952785205257<text:tab/>0.101020019074265<text:tab/>0.0959986064385136</text:p>
      <text:p text:style-name="P1">Kcns3<text:tab/>0.0986809162568122<text:tab/>0.14554176858633<text:tab/>0.220095088276157<text:tab/>0.682787195499766<text:tab/>0.185944750279188</text:p>
      <text:p text:style-name="P1">Kcnt1<text:tab/>0.263418326268996<text:tab/>0.566928220114809<text:tab/>0.0937359821536571<text:tab/>0.191919295278516<text:tab/>0.101680165098899</text:p>
      <text:p text:style-name="P1">Kcnt2<text:tab/>0.63776937996634<text:tab/>1.14972539910032<text:tab/>0.479574389777156<text:tab/>0.382211194982343<text:tab/>0.322402728835515</text:p>
      <text:p text:style-name="P1">Kcnv1<text:tab/>0.103933771121142<text:tab/>0.10330493628222<text:tab/>0.0979952785205257<text:tab/>0.101020019074265<text:tab/>0.0959986064385136</text:p>
      <text:p text:style-name="P1">Kcnv2<text:tab/>0.103933771121142<text:tab/>0.10330493628222<text:tab/>0.0979952785205257<text:tab/>0.101020019074265<text:tab/>0.0959986064385136</text:p>
      <text:p text:style-name="P1">Kctd1<text:tab/>3.27408519745899<text:tab/>2.63191322684883<text:tab/>1.92602779754128<text:tab/>6.64958459324569<text:tab/>2.84465868775875</text:p>
      <text:p text:style-name="P1">Kctd10<text:tab/>67.3059713604738<text:tab/>103.285241828697<text:tab/>87.1989027840904<text:tab/>96.1689495185536<text:tab/>73.5454318000516</text:p>
      <text:p text:style-name="P1">Kctd11<text:tab/>6.19374876666041<text:tab/>14.6431189094175<text:tab/>17.8652097165186<text:tab/>8.43730870974851<text:tab/>32.9685135918545</text:p>
      <text:p text:style-name="P1">Kctd13<text:tab/>3.58994431416278<text:tab/>4.65735650812443<text:tab/>5.15557241278746<text:tab/>5.56535946515284<text:tab/>7.07161157800794</text:p>
      <text:p text:style-name="P1">Kctd15<text:tab/>24.9832077775316<text:tab/>30.6219822742637<text:tab/>10.5951902007997<text:tab/>30.6084710833088<text:tab/>5.8493719422976</text:p>
      <text:p text:style-name="P1">Kctd16<text:tab/>0.103933771121142<text:tab/>0.10330493628222<text:tab/>0.0979952785205257<text:tab/>0.101020019074265<text:tab/>0.0959986064385136</text:p>
      <text:p text:style-name="P1">Kctd17<text:tab/>16.8924797635214<text:tab/>16.6536569029013<text:tab/>11.9724845281646<text:tab/>39.7142850531751<text:tab/>25.0141151663328</text:p>
      <text:p text:style-name="P1">Kctd18<text:tab/>10.7166992603125<text:tab/>6.83051562631403<text:tab/>4.1382117362602<text:tab/>9.67875937942024<text:tab/>6.23585961439176</text:p>
      <text:p text:style-name="P1">Kctd19<text:tab/>0.232099556989395<text:tab/>0.106228467575526<text:tab/>0.118030429829338<text:tab/>0.12240750491552<text:tab/>0.108646848900316</text:p>
      <text:p text:style-name="P1">Kctd21<text:tab/>3.24356672607835<text:tab/>4.29130309335396<text:tab/>2.07460072022289<text:tab/>6.0851870412701<text:tab/>1.59449077898457</text:p>
      <text:p text:style-name="P1">Kctd3<text:tab/>23.2162380392785<text:tab/>11.9082977410877<text:tab/>9.43948557049362<text:tab/>17.9602198972585<text:tab/>7.91203832019553</text:p>
      <text:p text:style-name="P1">Kctd4<text:tab/>0.103933771121142<text:tab/>0.10330493628222<text:tab/>0.0979952785205257<text:tab/>0.101020019074265<text:tab/>0.0959986064385136</text:p>
      <text:p text:style-name="P1">Kctd5<text:tab/>16.2574498615019<text:tab/>33.5091325141314<text:tab/>22.6358829369979<text:tab/>24.5978285993701<text:tab/>15.2155775581593</text:p>
      <text:p text:style-name="P1">Kctd6<text:tab/>5.77818639674297<text:tab/>5.85701212441132<text:tab/>9.33793498683773<text:tab/>7.04389430077393<text:tab/>7.65848635173255</text:p>
      <text:p text:style-name="P1">Kctd7<text:tab/>24.4509295999955<text:tab/>3.06728879092913<text:tab/>2.81809217261409<text:tab/>12.5541283918942<text:tab/>2.15528733186758</text:p>
      <text:p text:style-name="P1">Kctd8<text:tab/>0.103933771121142<text:tab/>0.10330493628222<text:tab/>0.0979952785205257<text:tab/>0.101020019074265<text:tab/>0.0959986064385136</text:p>
      <text:p text:style-name="P1">Kctd9<text:tab/>24.5977220043259<text:tab/>22.454506084115<text:tab/>22.5412107592525<text:tab/>19.9933925162746<text:tab/>9.6327966339341</text:p>
      <text:p text:style-name="P1">Kdelc1<text:tab/>27.4514073340653<text:tab/>22.3388214846234<text:tab/>16.4879975307741<text:tab/>40.1191736496023<text:tab/>29.5640422459391</text:p>
      <text:p text:style-name="P1">Kdelc2<text:tab/>61.0784147038124<text:tab/>45.5820436334927<text:tab/>29.3627591675427<text:tab/>65.2294313302288<text:tab/>17.3700192203048</text:p>
      <text:p text:style-name="P1">Kdelr1<text:tab/>225.488244714457<text:tab/>231.845828803097<text:tab/>144.307903655326<text:tab/>300.269501102896<text:tab/>112.640201415512</text:p>
      <text:p text:style-name="P1">Kdelr2<text:tab/>123.959231906466<text:tab/>178.070248549249<text:tab/>122.781742474022<text:tab/>159.302495486675<text:tab/>74.5788443765462</text:p>
      <text:p text:style-name="P1">Kdelr3<text:tab/>91.7778159877098<text:tab/>136.993232196726<text:tab/>69.1321107341735<text:tab/>133.267497878843<text:tab/>31.2485323417285</text:p>
      <text:p text:style-name="P1">Kdf1<text:tab/>0.102558649369586<text:tab/>0.102977653388444<text:tab/>0.0969545889223744<text:tab/>0.1778045177721<text:tab/>0.0946787027200448</text:p>
      <text:p text:style-name="P1">Kdm1a<text:tab/>31.7218739537396<text:tab/>86.6787722300416<text:tab/>46.0345282175138<text:tab/>51.7228371921061<text:tab/>45.3099694436176</text:p>
      <text:p text:style-name="P1">Kdm1b<text:tab/>2.78904223422997<text:tab/>1.87807825215073<text:tab/>7.25096040156414<text:tab/>4.25440628112892<text:tab/>6.20164066769703</text:p>
      <text:p text:style-name="P1">Kdm2a<text:tab/>18.1439743264005<text:tab/>17.4660693590716<text:tab/>10.5553566281685<text:tab/>23.0363029079053<text:tab/>14.188507242376</text:p>
      <text:p text:style-name="P1">Kdm2b<text:tab/>8.22993575274683<text:tab/>5.60243443333396<text:tab/>6.6756948912642<text:tab/>7.51213223933322<text:tab/>6.04728227086099</text:p>
      <text:p text:style-name="P1">Kdm3a<text:tab/>17.2002473735163<text:tab/>16.1808445142186<text:tab/>16.214366514234<text:tab/>15.3809032060261<text:tab/>10.7398284709332</text:p>
      <text:p text:style-name="P1">Kdm4a<text:tab/>28.00629036105<text:tab/>15.3535129899161<text:tab/>8.83359997620516<text:tab/>30.3615900769008<text:tab/>18.404733650637</text:p>
      <text:p text:style-name="P1">Kdm4b<text:tab/>10.9015944784635<text:tab/>5.32647997774423<text:tab/>11.1362344536717<text:tab/>13.6523834004406<text:tab/>11.5277687623503</text:p>
      <text:p text:style-name="P1">Kdm4c<text:tab/>6.11901789427267<text:tab/>3.88784855441762<text:tab/>3.47406993700103<text:tab/>5.85388591828465<text:tab/>4.60448922778526</text:p>
      <text:p text:style-name="P1">Kdm4d<text:tab/>0.104191570639014<text:tab/>0.10371543923296<text:tab/>0.0981130664959251<text:tab/>0.111527606911619<text:tab/>0.0960473751608836</text:p>
      <text:p text:style-name="P1">Kdm5a<text:tab/>12.414303433142<text:tab/>12.0374677142091<text:tab/>9.23227705065867<text:tab/>16.687252068094<text:tab/>11.3015711872025</text:p>
      <text:p text:style-name="P1"><text:soft-page-break/>Kdm5b<text:tab/>15.9206570787356<text:tab/>28.0654208870372<text:tab/>16.636409927624<text:tab/>23.4679764710223<text:tab/>12.8378340270752</text:p>
      <text:p text:style-name="P1">Kdm6b<text:tab/>8.56464866008693<text:tab/>54.1696747934496<text:tab/>26.2646326785124<text:tab/>15.9458826109816<text:tab/>15.3099723772048</text:p>
      <text:p text:style-name="P1">Kdm8<text:tab/>5.71140304128093<text:tab/>5.97749482970869<text:tab/>7.06872489419594<text:tab/>6.6517892787789<text:tab/>8.46703444761716</text:p>
      <text:p text:style-name="P1">Kdr<text:tab/>0.0992531132882632<text:tab/>0.5353600533895<text:tab/>0.0938273114968158<text:tab/>0.098318247302603<text:tab/>0.0918618670576079</text:p>
      <text:p text:style-name="P1">Kdsr<text:tab/>17.9033168534073<text:tab/>13.9937221379217<text:tab/>21.438079755013<text:tab/>31.994047017019<text:tab/>31.1143446252564</text:p>
      <text:p text:style-name="P1">Keap1<text:tab/>15.4970242990283<text:tab/>12.6210777370519<text:tab/>5.333577957163<text:tab/>26.1734588617163<text:tab/>14.3266135858143</text:p>
      <text:p text:style-name="P1">Kel<text:tab/>0.103933771121142<text:tab/>0.10330493628222<text:tab/>0.0979952785205257<text:tab/>0.101020019074265<text:tab/>0.0959986064385136</text:p>
      <text:p text:style-name="P1">Kera<text:tab/>0.103933771121142<text:tab/>0.10330493628222<text:tab/>0.0979952785205257<text:tab/>0.101020019074265<text:tab/>0.0959986064385136</text:p>
      <text:p text:style-name="P1">Khdc3<text:tab/>0.103776910564414<text:tab/>0.107910084314179<text:tab/>0.690437093804141<text:tab/>0.106576257650611<text:tab/>0.117120242219567</text:p>
      <text:p text:style-name="P1">Khdrbs1<text:tab/>81.0367154905798<text:tab/>86.2880883920525<text:tab/>55.3933607364937<text:tab/>95.899790284632<text:tab/>62.5831186561945</text:p>
      <text:p text:style-name="P1">Khdrbs2<text:tab/>0.104103755624194<text:tab/>0.103694350622647<text:tab/>0.0981458174076754<text:tab/>0.101482297435475<text:tab/>0.107476226628522</text:p>
      <text:p text:style-name="P1">Khdrbs3<text:tab/>8.16650132976001<text:tab/>9.22191110497797<text:tab/>14.6645814841995<text:tab/>11.126583473716<text:tab/>13.5244322454638</text:p>
      <text:p text:style-name="P1">Khk<text:tab/>2.63994943147871<text:tab/>0.853429670928435<text:tab/>2.02249692289204<text:tab/>4.52027040620951<text:tab/>7.32083577168225</text:p>
      <text:p text:style-name="P1">Khsrp<text:tab/>37.1325396124535<text:tab/>41.4537340881812<text:tab/>26.7492102027037<text:tab/>44.464225743883<text:tab/>36.4258251287291</text:p>
      <text:p text:style-name="P1">Kiaa0408<text:tab/>0.251759076451215<text:tab/>0.105694104562288<text:tab/>0.104509789539431<text:tab/>0.145603781959577<text:tab/>0.107089287880958</text:p>
      <text:p text:style-name="P1">Kiaa0895l<text:tab/>3.01877362767335<text:tab/>2.8685707285529<text:tab/>2.33200520799854<text:tab/>3.41409348357142<text:tab/>2.70841239697048</text:p>
      <text:p text:style-name="P1">Kidins220<text:tab/>26.6000501030583<text:tab/>21.5696457662044<text:tab/>15.0318411408365<text:tab/>27.3128008309891<text:tab/>12.0506493759647</text:p>
      <text:p text:style-name="P1">Kif11<text:tab/>13.7247072708429<text:tab/>7.41005131340524<text:tab/>4.90755895472537<text:tab/>3.36701883191819<text:tab/>0.457933579980273</text:p>
      <text:p text:style-name="P1">Kif12<text:tab/>0.169375063958164<text:tab/>0.104523511719612<text:tab/>0.0944206840639908<text:tab/>0.364989144328611<text:tab/>0.0918727570266409</text:p>
      <text:p text:style-name="P1">Kif13a<text:tab/>23.5658103307548<text:tab/>31.7659632802971<text:tab/>17.7932340136663<text:tab/>22.2028350559452<text:tab/>12.7040733530943</text:p>
      <text:p text:style-name="P1">Kif13b<text:tab/>3.69648904807732<text:tab/>4.02848419002243<text:tab/>5.02047427303936<text:tab/>6.05296909953166<text:tab/>4.51920142106708</text:p>
      <text:p text:style-name="P1">Kif15<text:tab/>8.06482753258006<text:tab/>5.61467869902224<text:tab/>2.23327546773033<text:tab/>2.28047410092999<text:tab/>0.57678426575205</text:p>
      <text:p text:style-name="P1">Kif16b<text:tab/>5.65897518160423<text:tab/>2.66238848873263<text:tab/>1.19470047474219<text:tab/>6.59010039115483<text:tab/>1.99834753127746</text:p>
      <text:p text:style-name="P1">Kif18a<text:tab/>3.36157209568199<text:tab/>0.651272044121398<text:tab/>0.430307358840666<text:tab/>1.62019306215064<text:tab/>1.04774805298771</text:p>
      <text:p text:style-name="P1">Kif18b<text:tab/>10.6224045898007<text:tab/>3.88530890768028<text:tab/>2.09762036598954<text:tab/>3.24974572950031<text:tab/>0.800310421486158</text:p>
      <text:p text:style-name="P1">Kif19<text:tab/>0.104114101922567<text:tab/>0.103587670163762<text:tab/>0.0980772964423422<text:tab/>0.10789978329876<text:tab/>0.0960327576855602</text:p>
      <text:p text:style-name="P1">Kif1b<text:tab/>15.556958248783<text:tab/>14.9254451527926<text:tab/>23.6899519528558<text:tab/>21.0323363819477<text:tab/>23.3483528512462</text:p>
      <text:p text:style-name="P1">Kif1bp<text:tab/>14.3495785528491<text:tab/>12.2190865271555<text:tab/>16.8306631585222<text:tab/>25.6789292082077<text:tab/>22.9408620213648</text:p>
      <text:p text:style-name="P1">Kif1c<text:tab/>144.566608709417<text:tab/>157.448330798822<text:tab/>89.7008497211031<text:tab/>165.292322632542<text:tab/>67.9402572470996</text:p>
      <text:p text:style-name="P1">Kif20a<text:tab/>41.9693329966758<text:tab/>23.2965888976228<text:tab/>17.0739124020319<text:tab/>19.3550532322863<text:tab/>2.51846087186165</text:p>
      <text:p text:style-name="P1">Kif20b<text:tab/>7.04709194008725<text:tab/>2.58318050496627<text:tab/>1.02338138182248<text:tab/>2.44478409136717<text:tab/>0.270494333699664</text:p>
      <text:p text:style-name="P1">Kif21b<text:tab/>3.23729583634592<text:tab/>5.12232992212987<text:tab/>1.20979172857999<text:tab/>13.2475843948746<text:tab/>4.54573036739022</text:p>
      <text:p text:style-name="P1">Kif22<text:tab/>27.7211253731663<text:tab/>11.6554142994493<text:tab/>4.32391806702649<text:tab/>11.2765543604437<text:tab/>1.74003328868911</text:p>
      <text:p text:style-name="P1">Kif23<text:tab/>32.4123609782977<text:tab/>22.9020493929415<text:tab/>19.1209330614323<text:tab/>11.9084702246731<text:tab/>2.73724370914883</text:p>
      <text:p text:style-name="P1">Kif26a<text:tab/>0.121419015696633<text:tab/>0.123024401758615<text:tab/>0.119113820921427<text:tab/>0.13949907284621<text:tab/>0.153572187088282</text:p>
      <text:p text:style-name="P1">Kif26b<text:tab/>7.91447778584121<text:tab/>8.72523225441896<text:tab/>4.14168585079658<text:tab/>1.12634435668239<text:tab/>0.182156251715099</text:p>
      <text:p text:style-name="P1">Kif27<text:tab/>0.565693816237906<text:tab/>0.30214091710089<text:tab/>0.21920262939473<text:tab/>0.19355734275439<text:tab/>0.286798833114111</text:p>
      <text:p text:style-name="P1">Kif28p<text:tab/>0.104168812204185<text:tab/>0.110043304125234<text:tab/>0.0981137038477206<text:tab/>0.10435223388478<text:tab/>0.0986162551856677</text:p>
      <text:p text:style-name="P1">Kif2a<text:tab/>14.4187058293996<text:tab/>17.5423081376542<text:tab/>16.8041488158961<text:tab/>18.0480444593767<text:tab/>15.9033027929505</text:p>
      <text:p text:style-name="P1">Kif2b<text:tab/>0.103933771121142<text:tab/>0.10330493628222<text:tab/>0.0979952785205257<text:tab/>0.101020019074265<text:tab/>0.0959986064385136</text:p>
      <text:p text:style-name="P1">Kif2c<text:tab/>15.5737329661162<text:tab/>9.25104748540183<text:tab/>6.5784342292765<text:tab/>5.14290364002448<text:tab/>0.547744394794193</text:p>
      <text:p text:style-name="P1">Kif3a<text:tab/>12.2012713544226<text:tab/>10.5737155628502<text:tab/>17.2245798548885<text:tab/>22.3030200763115<text:tab/>17.429338992604</text:p>
      <text:p text:style-name="P1">Kif3b<text:tab/>8.05656181803632<text:tab/>5.37970835544473<text:tab/>4.98269597813193<text:tab/>11.9702984308789<text:tab/>8.81053970017399</text:p>
      <text:p text:style-name="P1">Kif3c<text:tab/>3.87276948594367<text:tab/>2.98012220848607<text:tab/>3.9833377225163<text:tab/>8.94086379666741<text:tab/>4.70759605575657</text:p>
      <text:p text:style-name="P1">Kif5a<text:tab/>0.202719540585897<text:tab/>0.73508539605578<text:tab/>0.148204428209044<text:tab/>0.145432838806103<text:tab/>0.13613971518072</text:p>
      <text:p text:style-name="P1">Kif5b<text:tab/>107.027592007061<text:tab/>106.110278786418<text:tab/>91.287018076875<text:tab/>81.9177199530627<text:tab/>67.5032770254689</text:p>
      <text:p text:style-name="P1">Kif5c<text:tab/>1.70348858437514<text:tab/>1.64158336136237<text:tab/>3.19860793171054<text:tab/>5.31029625340727<text:tab/>5.9759506861653</text:p>
      <text:p text:style-name="P1">Kif9<text:tab/>0.103701379300531<text:tab/>0.144512653522126<text:tab/>0.0975997283569566<text:tab/>0.19184491422608<text:tab/>0.185110982661397</text:p>
      <text:p text:style-name="P1">Kifap3<text:tab/>17.972258327831<text:tab/>12.8115210477067<text:tab/>8.53807022249334<text:tab/>26.2220765851714<text:tab/>14.1253034200558</text:p>
      <text:p text:style-name="P1">Kifc1<text:tab/>18.9664062509099<text:tab/>12.3914098750148<text:tab/>3.50167013561733<text:tab/>5.18760384931542<text:tab/>1.94719556477081</text:p>
      <text:p text:style-name="P1">Kifc2<text:tab/>1.67320134801175<text:tab/>0.99711206769259<text:tab/>1.02757650958424<text:tab/>3.38158247192236<text:tab/>1.82677219106007</text:p>
      <text:p text:style-name="P1">Kifc3<text:tab/>29.3193437903216<text:tab/>57.242834078821<text:tab/>25.1568309784842<text:tab/>38.3570197110219<text:tab/>11.1011870608275</text:p>
      <text:p text:style-name="P1">Kin<text:tab/>13.0927772200475<text:tab/>12.046221584655<text:tab/>16.4793961002701<text:tab/>14.0733440697425<text:tab/>11.9322100422481</text:p>
      <text:p text:style-name="P1">Kir3dl1<text:tab/>0.103933771121142<text:tab/>0.10330493628222<text:tab/>0.0979952785205257<text:tab/>0.101020019074265<text:tab/>0.0959986064385136</text:p>
      <text:p text:style-name="P1"><text:soft-page-break/>Kirrel<text:tab/>36.4147736110285<text:tab/>40.8858684195188<text:tab/>22.1935705878682<text:tab/>65.0257766141664<text:tab/>22.7756759487864</text:p>
      <text:p text:style-name="P1">Kirrel2<text:tab/>0.103933771121142<text:tab/>0.10330493628222<text:tab/>0.0979952785205257<text:tab/>0.101020019074265<text:tab/>0.0959986064385136</text:p>
      <text:p text:style-name="P1">Kirrel3<text:tab/>0.28147063467401<text:tab/>0.343019846980522<text:tab/>0.752255276922788<text:tab/>0.126277592724728<text:tab/>0.116751686406821</text:p>
      <text:p text:style-name="P1">Kiss1<text:tab/>0.250431364648525<text:tab/>0.107294449989396<text:tab/>2.12865523664042<text:tab/>1.10835091037075<text:tab/>0.0901505555644532</text:p>
      <text:p text:style-name="P1">Kiss1r<text:tab/>0.14887437419426<text:tab/>0.107603595946015<text:tab/>0.0980667842918636<text:tab/>0.259106803797487<text:tab/>0.244976058926993</text:p>
      <text:p text:style-name="P1">Kit<text:tab/>0.103688363920325<text:tab/>0.103649025389572<text:tab/>0.0976643824927188<text:tab/>0.136127198151204<text:tab/>0.0954566580650404</text:p>
      <text:p text:style-name="P1">Kitlg<text:tab/>0.676219906285531<text:tab/>3.4603167734709<text:tab/>8.14024559265283<text:tab/>2.32740985226696<text:tab/>4.28025325936263</text:p>
      <text:p text:style-name="P1">Kl<text:tab/>0.212130694374528<text:tab/>0.140296539676859<text:tab/>0.0949600681234744<text:tab/>0.232021206892076<text:tab/>0.0927550808996249</text:p>
      <text:p text:style-name="P1">Klc1<text:tab/>75.8844560108141<text:tab/>87.7732461617348<text:tab/>63.191611317214<text:tab/>119.691118654822<text:tab/>91.240397339601</text:p>
      <text:p text:style-name="P1">Klc3<text:tab/>3.71664945999158<text:tab/>3.97625941903256<text:tab/>3.38055964720683<text:tab/>6.79597841832462<text:tab/>2.1220603333533</text:p>
      <text:p text:style-name="P1">Klc4<text:tab/>12.0136241264377<text:tab/>6.16685504805462<text:tab/>5.72162844777827<text:tab/>16.6237708873686<text:tab/>8.76531735539096</text:p>
      <text:p text:style-name="P1">Klf1<text:tab/>0.236759050277408<text:tab/>0.425140454790788<text:tab/>0.611707529349993<text:tab/>0.519430337583231<text:tab/>0.52675589774615</text:p>
      <text:p text:style-name="P1">Klf10<text:tab/>4.70404262234877<text:tab/>22.631674713084<text:tab/>18.5402363317104<text:tab/>15.2024955378293<text:tab/>11.788022695454</text:p>
      <text:p text:style-name="P1">Klf11<text:tab/>2.89552130626018<text:tab/>0.261799940780261<text:tab/>1.06322150516602<text:tab/>3.1378528008974<text:tab/>1.15016415438051</text:p>
      <text:p text:style-name="P1">Klf12<text:tab/>2.07681129888029<text:tab/>1.22433744770009<text:tab/>0.93007229290266<text:tab/>6.88551128616413<text:tab/>1.42831922446058</text:p>
      <text:p text:style-name="P1">Klf13<text:tab/>4.82068643972213<text:tab/>13.3772266368023<text:tab/>7.86525500037284<text:tab/>5.10256167294715<text:tab/>2.23889961451619</text:p>
      <text:p text:style-name="P1">Klf14<text:tab/>0.103933771121142<text:tab/>0.10330493628222<text:tab/>0.0979952785205257<text:tab/>0.101020019074265<text:tab/>0.0959986064385136</text:p>
      <text:p text:style-name="P1">Klf15<text:tab/>13.8916421791482<text:tab/>0.388836785625618<text:tab/>2.01092709296196<text:tab/>5.20249691569454<text:tab/>5.63198746629533</text:p>
      <text:p text:style-name="P1">Klf16<text:tab/>19.2870209189416<text:tab/>46.9286694611224<text:tab/>25.6868632254196<text:tab/>22.8164677158074<text:tab/>107.250126582365</text:p>
      <text:p text:style-name="P1">Klf2<text:tab/>7.02058537941574<text:tab/>4.08717357554338<text:tab/>37.1927789806784<text:tab/>9.4923088255974<text:tab/>15.6462369814787</text:p>
      <text:p text:style-name="P1">Klf3<text:tab/>14.2855166403686<text:tab/>8.76191190588166<text:tab/>10.4480575636208<text:tab/>14.9968602955857<text:tab/>14.4291464816169</text:p>
      <text:p text:style-name="P1">Klf4<text:tab/>8.67775320535708<text:tab/>33.7918910932876<text:tab/>57.889895071844<text:tab/>12.2497045254581<text:tab/>33.2866038171762</text:p>
      <text:p text:style-name="P1">Klf5<text:tab/>0.3679628578939<text:tab/>1.84688059781751<text:tab/>3.60166742739141<text:tab/>0.602048549057873<text:tab/>1.85429636121943</text:p>
      <text:p text:style-name="P1">Klf6<text:tab/>30.6874579903768<text:tab/>94.690185891356<text:tab/>63.2259068456134<text:tab/>34.5906114987755<text:tab/>69.1465216419423</text:p>
      <text:p text:style-name="P1">Klf7<text:tab/>7.3798531861692<text:tab/>3.08344502120202<text:tab/>1.38444952473042<text:tab/>8.56583198304664<text:tab/>1.4121985541848</text:p>
      <text:p text:style-name="P1">Klf9<text:tab/>10.488860956463<text:tab/>20.6866721709607<text:tab/>19.2821640945059<text:tab/>14.4406996084886<text:tab/>6.39237239937939</text:p>
      <text:p text:style-name="P1">Klhdc1<text:tab/>1.70541050082366<text:tab/>0.854460443593615<text:tab/>1.57644578859525<text:tab/>2.13700636766051<text:tab/>1.25206795881116</text:p>
      <text:p text:style-name="P1">Klhdc10<text:tab/>13.8143946893786<text:tab/>12.9917761966563<text:tab/>5.01569714608458<text:tab/>21.6082025663114<text:tab/>11.5550295087538</text:p>
      <text:p text:style-name="P1">Klhdc2<text:tab/>48.4194757491662<text:tab/>39.1207611704088<text:tab/>26.8977655435693<text:tab/>57.3036170635324<text:tab/>37.4423335510864</text:p>
      <text:p text:style-name="P1">Klhdc3<text:tab/>39.996801775306<text:tab/>34.4695889930536<text:tab/>29.6180411056029<text:tab/>56.0144122121186<text:tab/>31.1011689092851</text:p>
      <text:p text:style-name="P1">Klhdc8a<text:tab/>0.104199699712933<text:tab/>0.111364630112732<text:tab/>0.0980795015313637<text:tab/>0.118268812844186<text:tab/>0.101378403884802</text:p>
      <text:p text:style-name="P1">Klhdc8b<text:tab/>8.2265422483311<text:tab/>6.39730585628906<text:tab/>4.04880108238808<text:tab/>23.6291740070332<text:tab/>3.57156854068713</text:p>
      <text:p text:style-name="P1">Klhdc9<text:tab/>1.92123717930119<text:tab/>1.43166096799249<text:tab/>1.21076992271238<text:tab/>4.75958299972165<text:tab/>2.05813666074838</text:p>
      <text:p text:style-name="P1">Klhl1<text:tab/>0.104163522827347<text:tab/>0.103713046653274<text:tab/>0.0981677468068058<text:tab/>0.10147163634458<text:tab/>0.102727674511385</text:p>
      <text:p text:style-name="P1">Klhl10<text:tab/>0.543791395379776<text:tab/>0.187537208649714<text:tab/>0.142094024173125<text:tab/>0.172076627083385<text:tab/>0.136310944062597</text:p>
      <text:p text:style-name="P1">Klhl11<text:tab/>9.09021159415564<text:tab/>12.0943119343666<text:tab/>12.5872044825041<text:tab/>12.346097755855<text:tab/>14.0786371892199</text:p>
      <text:p text:style-name="P1">Klhl12<text:tab/>10.8799065360159<text:tab/>4.48860064859899<text:tab/>9.64655938950328<text:tab/>8.3313558143561<text:tab/>9.51249171846722</text:p>
      <text:p text:style-name="P1">Klhl14<text:tab/>0.200941803575884<text:tab/>0.104230712178406<text:tab/>0.0977341961217462<text:tab/>0.102019402810292<text:tab/>0.0956067848206972</text:p>
      <text:p text:style-name="P1">Klhl15<text:tab/>1.13533497701597<text:tab/>1.75259979920092<text:tab/>0.940031791858337<text:tab/>0.803451367415128<text:tab/>0.529923883385549</text:p>
      <text:p text:style-name="P1">Klhl17<text:tab/>7.50350361768012<text:tab/>2.19507776768853<text:tab/>2.96248860876892<text:tab/>9.28321752734012<text:tab/>6.30805817338943</text:p>
      <text:p text:style-name="P1">Klhl20<text:tab/>15.3285880318373<text:tab/>6.75995198034878<text:tab/>5.56412081472087<text:tab/>18.301233662371<text:tab/>7.95152601331462</text:p>
      <text:p text:style-name="P1">Klhl21<text:tab/>20.7279101811502<text:tab/>90.177612336969<text:tab/>229.618130661588<text:tab/>25.9559357518712<text:tab/>53.9849035563196</text:p>
      <text:p text:style-name="P1">Klhl22<text:tab/>22.1406675809806<text:tab/>14.6365666715998<text:tab/>17.7213850472591<text:tab/>33.3429645856031<text:tab/>37.2953087981337</text:p>
      <text:p text:style-name="P1">Klhl23<text:tab/>2.27205777309407<text:tab/>2.35998644653339<text:tab/>0.9544495731913<text:tab/>1.47814750812429<text:tab/>0.381828278922811</text:p>
      <text:p text:style-name="P1">Klhl24<text:tab/>22.3248427718209<text:tab/>4.89266348435469<text:tab/>6.52685557240707<text:tab/>22.9449568825902<text:tab/>14.5389306129111</text:p>
      <text:p text:style-name="P1">Klhl25<text:tab/>2.76050670399787<text:tab/>3.18459469124226<text:tab/>3.43520135666766<text:tab/>3.8621584586264<text:tab/>3.78774984666981</text:p>
      <text:p text:style-name="P1">Klhl26<text:tab/>5.33333715646582<text:tab/>19.7123460124281<text:tab/>11.0101417944382<text:tab/>9.784940416629<text:tab/>4.87466128116434</text:p>
      <text:p text:style-name="P1">Klhl28<text:tab/>1.39848227368401<text:tab/>2.09388773961715<text:tab/>2.43278776493949<text:tab/>2.55111537349819<text:tab/>1.93191324684067</text:p>
      <text:p text:style-name="P1">Klhl29<text:tab/>5.15875171229516<text:tab/>5.2104360765842<text:tab/>7.43281759813351<text:tab/>2.51227412467312<text:tab/>1.96897834479281</text:p>
      <text:p text:style-name="P1">Klhl31<text:tab/>2.27823160976229<text:tab/>0.85202161671151<text:tab/>0.67823418665317<text:tab/>3.77460395897123<text:tab/>0.445389838349072</text:p>
      <text:p text:style-name="P1">Klhl36<text:tab/>1.61933283365478<text:tab/>2.53859111557404<text:tab/>0.718248310503473<text:tab/>2.24072975948933<text:tab/>0.164621732648786</text:p>
      <text:p text:style-name="P1">Klhl38<text:tab/>0.819930401250473<text:tab/>0.149740767931002<text:tab/>0.094342360025141<text:tab/>0.566411494415075<text:tab/>0.0905269386632181</text:p>
      <text:p text:style-name="P1">Klhl4<text:tab/>0.103933771121142<text:tab/>0.10330493628222<text:tab/>0.0979952785205257<text:tab/>0.101020019074265<text:tab/>0.0959986064385136</text:p>
      <text:p text:style-name="P1">Klhl40<text:tab/>0.408297806700497<text:tab/>12.5864744251797<text:tab/>51.2015678372208<text:tab/>8.45186583647384<text:tab/>2.30990719394445</text:p>
      <text:p text:style-name="P1"><text:soft-page-break/>Klhl41<text:tab/>1.32769242410699<text:tab/>9.18328816654785<text:tab/>1.57204686094436<text:tab/>0.745428144229383<text:tab/>0.167292495040297</text:p>
      <text:p text:style-name="P1">Klhl42<text:tab/>5.08130756104627<text:tab/>3.02774292941159<text:tab/>2.45281055203277<text:tab/>7.93959974617532<text:tab/>3.88731416648242</text:p>
      <text:p text:style-name="P1">Klhl5<text:tab/>6.43847389833198<text:tab/>4.77035766548022<text:tab/>1.95058247492584<text:tab/>6.26394592506761<text:tab/>0.988972209509355</text:p>
      <text:p text:style-name="P1">Klhl6<text:tab/>0.10418348354034<text:tab/>0.103701910657363<text:tab/>0.0981093167008082<text:tab/>0.111126326821725<text:tab/>0.0960458521237079</text:p>
      <text:p text:style-name="P1">Klhl7<text:tab/>23.8562268079181<text:tab/>17.8645232317583<text:tab/>21.8340614516527<text:tab/>25.9631239911195<text:tab/>20.3257771664293</text:p>
      <text:p text:style-name="P1">Klhl8<text:tab/>1.58323173913598<text:tab/>1.5407675909019<text:tab/>2.00800546862881<text:tab/>2.3190929013563<text:tab/>2.43587634285891</text:p>
      <text:p text:style-name="P1">Klhl9<text:tab/>21.7106403698243<text:tab/>21.963380931912<text:tab/>21.7655851222328<text:tab/>24.8499747776727<text:tab/>19.9150510225404</text:p>
      <text:p text:style-name="P1">Klk1<text:tab/>0.103933771121142<text:tab/>0.10330493628222<text:tab/>0.0979952785205257<text:tab/>0.101020019074265<text:tab/>0.0959986064385136</text:p>
      <text:p text:style-name="P1">Klk10<text:tab/>0.103933771121142<text:tab/>0.10330493628222<text:tab/>0.0979952785205257<text:tab/>0.101020019074265<text:tab/>0.0959986064385136</text:p>
      <text:p text:style-name="P1">Klk11<text:tab/>0.103933771121142<text:tab/>0.10330493628222<text:tab/>0.0979952785205257<text:tab/>0.101020019074265<text:tab/>0.0959986064385136</text:p>
      <text:p text:style-name="P1">Klk12<text:tab/>0.103933771121142<text:tab/>0.10330493628222<text:tab/>0.0979952785205257<text:tab/>0.101020019074265<text:tab/>0.0959986064385136</text:p>
      <text:p text:style-name="P1">Klk13<text:tab/>0.103933771121142<text:tab/>0.10330493628222<text:tab/>0.0979952785205257<text:tab/>0.101020019074265<text:tab/>0.0959986064385136</text:p>
      <text:p text:style-name="P1">Klk1c10<text:tab/>0.103933771121142<text:tab/>0.10330493628222<text:tab/>0.0979952785205257<text:tab/>0.101020019074265<text:tab/>0.0959986064385136</text:p>
      <text:p text:style-name="P1">Klk1c12<text:tab/>0.103933771121142<text:tab/>0.10330493628222<text:tab/>0.0979952785205257<text:tab/>0.101020019074265<text:tab/>0.0959986064385136</text:p>
      <text:p text:style-name="P1">Klk1c2<text:tab/>0.104255143744437<text:tab/>0.13649481171727<text:tab/>0.0981855246672226<text:tab/>0.101965673027561<text:tab/>0.0960609397526154</text:p>
      <text:p text:style-name="P1">Klk1c3<text:tab/>0.103933771121142<text:tab/>0.10330493628222<text:tab/>0.0979952785205257<text:tab/>0.101020019074265<text:tab/>0.0959986064385136</text:p>
      <text:p text:style-name="P1">Klk1c6<text:tab/>0.103933771121142<text:tab/>0.10330493628222<text:tab/>0.0979952785205257<text:tab/>0.101020019074265<text:tab/>0.0959986064385136</text:p>
      <text:p text:style-name="P1">Klk1c7<text:tab/>0.103933771121142<text:tab/>0.10330493628222<text:tab/>0.0979952785205257<text:tab/>0.101020019074265<text:tab/>0.0959986064385136</text:p>
      <text:p text:style-name="P1">Klk1c8<text:tab/>0.103933771121142<text:tab/>0.10330493628222<text:tab/>0.0979952785205257<text:tab/>0.101020019074265<text:tab/>0.0959986064385136</text:p>
      <text:p text:style-name="P1">Klk1c9<text:tab/>0.103933771121142<text:tab/>0.10330493628222<text:tab/>0.0979952785205257<text:tab/>0.101020019074265<text:tab/>0.0959986064385136</text:p>
      <text:p text:style-name="P1">Klk4<text:tab/>0.103933771121142<text:tab/>0.10330493628222<text:tab/>0.0979952785205257<text:tab/>0.101020019074265<text:tab/>0.0959986064385136</text:p>
      <text:p text:style-name="P1">Klk6<text:tab/>0.103933771121142<text:tab/>0.10330493628222<text:tab/>0.0979952785205257<text:tab/>0.101020019074265<text:tab/>0.0959986064385136</text:p>
      <text:p text:style-name="P1">Klk7<text:tab/>0.103933771121142<text:tab/>0.10330493628222<text:tab/>0.0979952785205257<text:tab/>0.101020019074265<text:tab/>0.0959986064385136</text:p>
      <text:p text:style-name="P1">Klk8<text:tab/>0.103933771121142<text:tab/>0.10330493628222<text:tab/>0.0979952785205257<text:tab/>0.101020019074265<text:tab/>0.0959986064385136</text:p>
      <text:p text:style-name="P1">Klk9<text:tab/>0.103933771121142<text:tab/>0.10330493628222<text:tab/>0.0979952785205257<text:tab/>0.101020019074265<text:tab/>0.0959986064385136</text:p>
      <text:p text:style-name="P1">Klkb1<text:tab/>0.103933771121142<text:tab/>0.10330493628222<text:tab/>0.0979952785205257<text:tab/>0.101020019074265<text:tab/>0.0959986064385136</text:p>
      <text:p text:style-name="P1">Klra1<text:tab/>0.103933771121142<text:tab/>0.10330493628222<text:tab/>0.0979952785205257<text:tab/>0.101020019074265<text:tab/>0.0959986064385136</text:p>
      <text:p text:style-name="P1">Klra17<text:tab/>0.103933771121142<text:tab/>0.10330493628222<text:tab/>0.0979952785205257<text:tab/>0.101020019074265<text:tab/>0.0959986064385136</text:p>
      <text:p text:style-name="P1">Klra2<text:tab/>0.103933771121142<text:tab/>0.10330493628222<text:tab/>0.0979952785205257<text:tab/>0.101020019074265<text:tab/>0.0959986064385136</text:p>
      <text:p text:style-name="P1">Klra22<text:tab/>0.103933771121142<text:tab/>0.10330493628222<text:tab/>0.0979952785205257<text:tab/>0.101020019074265<text:tab/>0.0959986064385136</text:p>
      <text:p text:style-name="P1">Klra5<text:tab/>0.103933771121142<text:tab/>0.10330493628222<text:tab/>0.0979952785205257<text:tab/>0.101020019074265<text:tab/>0.0959986064385136</text:p>
      <text:p text:style-name="P1">Klrb1<text:tab/>0.103933771121142<text:tab/>0.10330493628222<text:tab/>0.0979952785205257<text:tab/>0.101020019074265<text:tab/>0.0959986064385136</text:p>
      <text:p text:style-name="P1">Klrb1a<text:tab/>0.103933771121142<text:tab/>0.10330493628222<text:tab/>0.0979952785205257<text:tab/>0.101020019074265<text:tab/>0.0959986064385136</text:p>
      <text:p text:style-name="P1">Klrb1b<text:tab/>0.103933771121142<text:tab/>0.10330493628222<text:tab/>0.0979952785205257<text:tab/>0.101020019074265<text:tab/>0.0959986064385136</text:p>
      <text:p text:style-name="P1">Klrb1c<text:tab/>0.103933771121142<text:tab/>0.10330493628222<text:tab/>0.0979952785205257<text:tab/>0.101020019074265<text:tab/>0.0959986064385136</text:p>
      <text:p text:style-name="P1">Klrc1<text:tab/>0.103933771121142<text:tab/>0.10330493628222<text:tab/>0.0979952785205257<text:tab/>0.101020019074265<text:tab/>0.0959986064385136</text:p>
      <text:p text:style-name="P1">Klrc2<text:tab/>0.103933771121142<text:tab/>0.10330493628222<text:tab/>0.0979952785205257<text:tab/>0.101020019074265<text:tab/>0.0959986064385136</text:p>
      <text:p text:style-name="P1">Klrc3<text:tab/>0.103933771121142<text:tab/>0.10330493628222<text:tab/>0.0979952785205257<text:tab/>0.101020019074265<text:tab/>0.0959986064385136</text:p>
      <text:p text:style-name="P1">Klrd1<text:tab/>0.103933771121142<text:tab/>0.10330493628222<text:tab/>0.0979952785205257<text:tab/>0.101020019074265<text:tab/>0.0959986064385136</text:p>
      <text:p text:style-name="P1">Klre1<text:tab/>0.103933771121142<text:tab/>0.10330493628222<text:tab/>0.0979952785205257<text:tab/>0.101020019074265<text:tab/>0.0959986064385136</text:p>
      <text:p text:style-name="P1">Klrg1<text:tab/>0.103933771121142<text:tab/>0.10330493628222<text:tab/>0.0979952785205257<text:tab/>0.101020019074265<text:tab/>0.0959986064385136</text:p>
      <text:p text:style-name="P1">Klrh1<text:tab/>0.103933771121142<text:tab/>0.10330493628222<text:tab/>0.0979952785205257<text:tab/>0.101020019074265<text:tab/>0.0959986064385136</text:p>
      <text:p text:style-name="P1">Klri1<text:tab/>0.103933771121142<text:tab/>0.10330493628222<text:tab/>0.0979952785205257<text:tab/>0.101020019074265<text:tab/>0.0959986064385136</text:p>
      <text:p text:style-name="P1">Klri2<text:tab/>0.103933771121142<text:tab/>0.10330493628222<text:tab/>0.0979952785205257<text:tab/>0.101020019074265<text:tab/>0.0959986064385136</text:p>
      <text:p text:style-name="P1">Klrk1<text:tab/>0.103933771121142<text:tab/>0.10330493628222<text:tab/>0.0979952785205257<text:tab/>0.101020019074265<text:tab/>0.0959986064385136</text:p>
      <text:p text:style-name="P1">Kmo<text:tab/>0.103933771121142<text:tab/>0.10330493628222<text:tab/>0.0979952785205257<text:tab/>0.101020019074265<text:tab/>0.0959986064385136</text:p>
      <text:p text:style-name="P1">Kmt2e<text:tab/>22.3068215622651<text:tab/>15.5904337400373<text:tab/>6.47019308460849<text:tab/>31.0834000044763<text:tab/>10.7390245436744</text:p>
      <text:p text:style-name="P1">Kng1<text:tab/>0.103933771121142<text:tab/>0.10330493628222<text:tab/>0.0979952785205257<text:tab/>0.101020019074265<text:tab/>0.0959986064385136</text:p>
      <text:p text:style-name="P1">Kng1l1<text:tab/>0.103933771121142<text:tab/>0.10330493628222<text:tab/>0.0979952785205257<text:tab/>0.101020019074265<text:tab/>0.0959986064385136</text:p>
      <text:p text:style-name="P1">Knop1<text:tab/>0.103933771121142<text:tab/>0.10330493628222<text:tab/>0.0979952785205257<text:tab/>0.101020019074265<text:tab/>0.0959986064385136</text:p>
      <text:p text:style-name="P1">Knstrn<text:tab/>36.3818375181822<text:tab/>21.5805451512298<text:tab/>10.23325372934<text:tab/>11.11944939943<text:tab/>1.05380026566439</text:p>
      <text:p text:style-name="P1">Kntc1<text:tab/>5.02655050145115<text:tab/>3.52380777339325<text:tab/>2.49126113736214<text:tab/>2.05107664770777<text:tab/>0.276368900144941</text:p>
      <text:p text:style-name="P1">Kpna1<text:tab/>18.2927770201014<text:tab/>30.8104374501175<text:tab/>29.8125910264287<text:tab/>18.2076749932113<text:tab/>32.6956336325194</text:p>
      <text:p text:style-name="P1">Kpna2<text:tab/>86.4812325069429<text:tab/>51.3962590490855<text:tab/>78.0777664735346<text:tab/>49.6253703286603<text:tab/>60.0376226485412</text:p>
      <text:p text:style-name="P1"><text:soft-page-break/>Kpna3<text:tab/>28.041099645523<text:tab/>29.0434362026789<text:tab/>37.8767124324698<text:tab/>39.3716816134929<text:tab/>34.5006071399956</text:p>
      <text:p text:style-name="P1">Kpna4<text:tab/>46.2318051467262<text:tab/>70.3242819348096<text:tab/>76.9443047704476<text:tab/>54.7470540078916<text:tab/>49.9157192856203</text:p>
      <text:p text:style-name="P1">Kpna5<text:tab/>5.8210116026131<text:tab/>5.64496729524575<text:tab/>10.4846691529418<text:tab/>5.69783529539383<text:tab/>6.33251281864243</text:p>
      <text:p text:style-name="P1">Kpna6<text:tab/>22.0396697858511<text:tab/>31.0042261697264<text:tab/>24.1225474117893<text:tab/>34.5050619657797<text:tab/>28.9678046482746</text:p>
      <text:p text:style-name="P1">Kpnb1<text:tab/>118.569957719481<text:tab/>179.749810315116<text:tab/>94.1545644085617<text:tab/>129.658824276157<text:tab/>118.768988102392</text:p>
      <text:p text:style-name="P1">Kprp<text:tab/>2.28454696405518<text:tab/>5.73459349053084<text:tab/>0.223722285296652<text:tab/>1.0123737490028<text:tab/>0.0820746047339608</text:p>
      <text:p text:style-name="P1">Kptn<text:tab/>4.86194109699244<text:tab/>6.41181318803289<text:tab/>1.49982736415169<text:tab/>11.4863338926668<text:tab/>8.46701095597854</text:p>
      <text:p text:style-name="P1">Kras<text:tab/>16.7997913024754<text:tab/>31.3879055315605<text:tab/>31.991923591976<text:tab/>24.7354371952225<text:tab/>28.0683109241739</text:p>
      <text:p text:style-name="P1">Krcc1<text:tab/>58.6885248526932<text:tab/>29.7015314007323<text:tab/>24.7005738517858<text:tab/>90.1887490984852<text:tab/>44.4842251212296</text:p>
      <text:p text:style-name="P1">Kremen1<text:tab/>3.29983719798793<text:tab/>3.49963565539284<text:tab/>1.71852718558888<text:tab/>3.06532516364963<text:tab/>1.3639635009002</text:p>
      <text:p text:style-name="P1">Kremen2<text:tab/>0.104063937271833<text:tab/>0.164639303641179<text:tab/>0.0978200723046703<text:tab/>0.102918149211427<text:tab/>0.143064863315796</text:p>
      <text:p text:style-name="P1">Krit1<text:tab/>20.2810091419269<text:tab/>26.5612585908135<text:tab/>25.1369046831314<text:tab/>25.5179605965213<text:tab/>18.5290950216982</text:p>
      <text:p text:style-name="P1">Krr1<text:tab/>17.7141882208141<text:tab/>11.5377774158107<text:tab/>7.47844239365169<text:tab/>15.7192201424347<text:tab/>15.1056087100316</text:p>
      <text:p text:style-name="P1">Krt1<text:tab/>0.103933771121142<text:tab/>0.10330493628222<text:tab/>0.0979952785205257<text:tab/>0.101020019074265<text:tab/>0.0959986064385136</text:p>
      <text:p text:style-name="P1">Krt10<text:tab/>6.81022119584406<text:tab/>4.18114307094565<text:tab/>1.3272316512862<text:tab/>6.90316309394019<text:tab/>0.516242871515274</text:p>
      <text:p text:style-name="P1">Krt12<text:tab/>0.103933771121142<text:tab/>0.10330493628222<text:tab/>0.0979952785205257<text:tab/>0.101020019074265<text:tab/>0.0959986064385136</text:p>
      <text:p text:style-name="P1">Krt13<text:tab/>0.103933771121142<text:tab/>0.10330493628222<text:tab/>0.0979952785205257<text:tab/>0.101020019074265<text:tab/>0.0959986064385136</text:p>
      <text:p text:style-name="P1">Krt14<text:tab/>0.10488328380955<text:tab/>0.104884766567039<text:tab/>0.13357383981263<text:tab/>0.102890209134799<text:tab/>0.0965136713844442</text:p>
      <text:p text:style-name="P1">Krt15<text:tab/>0.287285100222355<text:tab/>0.195229385921433<text:tab/>0.138090164987725<text:tab/>2.06545595756966<text:tab/>0.0994054641762224</text:p>
      <text:p text:style-name="P1">Krt16<text:tab/>0.103933771121142<text:tab/>0.10330493628222<text:tab/>0.0979952785205257<text:tab/>0.101020019074265<text:tab/>0.0959986064385136</text:p>
      <text:p text:style-name="P1">Krt17<text:tab/>0.103933771121142<text:tab/>0.10330493628222<text:tab/>0.0979952785205257<text:tab/>0.101020019074265<text:tab/>0.0959986064385136</text:p>
      <text:p text:style-name="P1">Krt18<text:tab/>0.106027532931574<text:tab/>1.07320346509682<text:tab/>0.115961665484482<text:tab/>0.270519119232242<text:tab/>0.127420059027095</text:p>
      <text:p text:style-name="P1">Krt19<text:tab/>0.103933771121142<text:tab/>0.10330493628222<text:tab/>0.0979952785205257<text:tab/>0.101020019074265<text:tab/>0.0959986064385136</text:p>
      <text:p text:style-name="P1">Krt2<text:tab/>0.103933771121142<text:tab/>0.10330493628222<text:tab/>0.0979952785205257<text:tab/>0.101020019074265<text:tab/>0.0959986064385136</text:p>
      <text:p text:style-name="P1">Krt20<text:tab/>0.103439818767536<text:tab/>0.10349992522725<text:tab/>0.097321424145183<text:tab/>0.101775481197864<text:tab/>0.194196367267051</text:p>
      <text:p text:style-name="P1">Krt23<text:tab/>0.102573676778204<text:tab/>0.124655500506914<text:tab/>0.0968410749715417<text:tab/>0.411162012721744<text:tab/>0.0939919626616836</text:p>
      <text:p text:style-name="P1">Krt24<text:tab/>0.104142636134292<text:tab/>0.120654729568216<text:tab/>0.098120211182931<text:tab/>0.101604205533583<text:tab/>0.0960398732133339</text:p>
      <text:p text:style-name="P1">Krt25<text:tab/>0.103933771121142<text:tab/>0.10330493628222<text:tab/>0.0979952785205257<text:tab/>0.101020019074265<text:tab/>0.0959986064385136</text:p>
      <text:p text:style-name="P1">Krt26<text:tab/>0.103933771121142<text:tab/>0.10330493628222<text:tab/>0.0979952785205257<text:tab/>0.101020019074265<text:tab/>0.0959986064385136</text:p>
      <text:p text:style-name="P1">Krt27<text:tab/>0.103933771121142<text:tab/>0.10330493628222<text:tab/>0.0979952785205257<text:tab/>0.101020019074265<text:tab/>0.0959986064385136</text:p>
      <text:p text:style-name="P1">Krt28<text:tab/>0.103933771121142<text:tab/>0.10330493628222<text:tab/>0.0979952785205257<text:tab/>0.101020019074265<text:tab/>0.0959986064385136</text:p>
      <text:p text:style-name="P1">Krt31<text:tab/>0.103933771121142<text:tab/>0.10330493628222<text:tab/>0.0979952785205257<text:tab/>0.101020019074265<text:tab/>0.0959986064385136</text:p>
      <text:p text:style-name="P1">Krt32<text:tab/>0.103933771121142<text:tab/>0.10330493628222<text:tab/>0.0979952785205257<text:tab/>0.101020019074265<text:tab/>0.0959986064385136</text:p>
      <text:p text:style-name="P1">Krt33a<text:tab/>0.10461139613141<text:tab/>0.104487043885346<text:tab/>0.0983129283030238<text:tab/>0.143362297194739<text:tab/>0.0961239697861614</text:p>
      <text:p text:style-name="P1">Krt33b<text:tab/>0.103933771121142<text:tab/>0.10330493628222<text:tab/>0.0979952785205257<text:tab/>0.101020019074265<text:tab/>0.0959986064385136</text:p>
      <text:p text:style-name="P1">Krt34<text:tab/>0.104184738991964<text:tab/>0.125828772697297<text:tab/>0.0981449002306516<text:tab/>0.101734947355781<text:tab/>0.096047900098543</text:p>
      <text:p text:style-name="P1">Krt35<text:tab/>0.103933771121142<text:tab/>0.10330493628222<text:tab/>0.0979952785205257<text:tab/>0.101020019074265<text:tab/>0.0959986064385136</text:p>
      <text:p text:style-name="P1">Krt36<text:tab/>0.103933771121142<text:tab/>0.10330493628222<text:tab/>0.0979952785205257<text:tab/>0.101020019074265<text:tab/>0.0959986064385136</text:p>
      <text:p text:style-name="P1">Krt39<text:tab/>0.102658643581658<text:tab/>0.103001682035992<text:tab/>0.0970187385534428<text:tab/>0.169659840944692<text:tab/>0.0947585589014495</text:p>
      <text:p text:style-name="P1">Krt4<text:tab/>0.103933771121142<text:tab/>0.10330493628222<text:tab/>0.0979952785205257<text:tab/>0.101020019074265<text:tab/>0.0959986064385136</text:p>
      <text:p text:style-name="P1">Krt40<text:tab/>0.103933771121142<text:tab/>0.10330493628222<text:tab/>0.0979952785205257<text:tab/>0.101020019074265<text:tab/>0.0959986064385136</text:p>
      <text:p text:style-name="P1">Krt42<text:tab/>0.103933771121142<text:tab/>0.10330493628222<text:tab/>0.0979952785205257<text:tab/>0.101020019074265<text:tab/>0.0959986064385136</text:p>
      <text:p text:style-name="P1">Krt5<text:tab/>0.10347576941644<text:tab/>0.103485825009542<text:tab/>0.0973681104549752<text:tab/>0.101721325027614<text:tab/>0.181637240291314</text:p>
      <text:p text:style-name="P1">Krt71<text:tab/>0.103933771121142<text:tab/>0.10330493628222<text:tab/>0.0979952785205257<text:tab/>0.101020019074265<text:tab/>0.0959986064385136</text:p>
      <text:p text:style-name="P1">Krt72<text:tab/>0.104795006998373<text:tab/>0.104735002699444<text:tab/>0.128842058460804<text:tab/>0.102693266992053<text:tab/>0.0964663804535918</text:p>
      <text:p text:style-name="P1">Krt73<text:tab/>0.103933771121142<text:tab/>0.10330493628222<text:tab/>0.0979952785205257<text:tab/>0.101020019074265<text:tab/>0.0959986064385136</text:p>
      <text:p text:style-name="P1">Krt75<text:tab/>0.103933771121142<text:tab/>0.10330493628222<text:tab/>0.0979952785205257<text:tab/>0.101020019074265<text:tab/>0.0959986064385136</text:p>
      <text:p text:style-name="P1">Krt76<text:tab/>0.103263169174593<text:tab/>0.103278340512446<text:tab/>0.124839852141842<text:tab/>0.101011257740527<text:tab/>0.0953482967201824</text:p>
      <text:p text:style-name="P1">Krt77<text:tab/>0.103933771121142<text:tab/>0.10330493628222<text:tab/>0.0979952785205257<text:tab/>0.101020019074265<text:tab/>0.0959986064385136</text:p>
      <text:p text:style-name="P1">Krt8<text:tab/>11.2207012779754<text:tab/>25.5705150538126<text:tab/>6.54212260245842<text:tab/>34.3254336423916<text:tab/>2.01849289504255</text:p>
      <text:p text:style-name="P1">Krt80<text:tab/>0.492341240190117<text:tab/>2.66280844470883<text:tab/>0.0905724663783965<text:tab/>0.440081547861643<text:tab/>0.102889247452679</text:p>
      <text:p text:style-name="P1">Krt81<text:tab/>0.104451183294385<text:tab/>0.212694210190333<text:tab/>0.0980278570927191<text:tab/>0.103130333722578<text:tab/>0.0956224039500797</text:p>
      <text:p text:style-name="P1">Krt82<text:tab/>0.103933771121142<text:tab/>0.10330493628222<text:tab/>0.0979952785205257<text:tab/>0.101020019074265<text:tab/>0.0959986064385136</text:p>
      <text:p text:style-name="P1">Krt83<text:tab/>0.103933771121142<text:tab/>0.10330493628222<text:tab/>0.0979952785205257<text:tab/>0.101020019074265<text:tab/>0.0959986064385136</text:p>
      <text:p text:style-name="P1"><text:soft-page-break/>Krt84<text:tab/>0.104233483827207<text:tab/>0.132902922532447<text:tab/>0.0981731302026691<text:tab/>0.101892975366909<text:tab/>0.0960569880247026</text:p>
      <text:p text:style-name="P1">Krt85<text:tab/>0.103933771121142<text:tab/>0.10330493628222<text:tab/>0.0979952785205257<text:tab/>0.101020019074265<text:tab/>0.0959986064385136</text:p>
      <text:p text:style-name="P1">Krt86<text:tab/>0.103933771121142<text:tab/>0.10330493628222<text:tab/>0.0979952785205257<text:tab/>0.101020019074265<text:tab/>0.0959986064385136</text:p>
      <text:p text:style-name="P1">Krt9<text:tab/>0.103933771121142<text:tab/>0.10330493628222<text:tab/>0.0979952785205257<text:tab/>0.101020019074265<text:tab/>0.0959986064385136</text:p>
      <text:p text:style-name="P1">Krtap1-5<text:tab/>0.103933771121142<text:tab/>0.10330493628222<text:tab/>0.0979952785205257<text:tab/>0.101020019074265<text:tab/>0.0959986064385136</text:p>
      <text:p text:style-name="P1">Krtap13-2<text:tab/>0.103933771121142<text:tab/>0.10330493628222<text:tab/>0.0979952785205257<text:tab/>0.101020019074265<text:tab/>0.0959986064385136</text:p>
      <text:p text:style-name="P1">Krtap14<text:tab/>0.103933771121142<text:tab/>0.10330493628222<text:tab/>0.0979952785205257<text:tab/>0.101020019074265<text:tab/>0.0959986064385136</text:p>
      <text:p text:style-name="P1">Krtap15-1<text:tab/>0.103933771121142<text:tab/>0.10330493628222<text:tab/>0.0979952785205257<text:tab/>0.101020019074265<text:tab/>0.0959986064385136</text:p>
      <text:p text:style-name="P1">Krtap16-5<text:tab/>0.103933771121142<text:tab/>0.10330493628222<text:tab/>0.0979952785205257<text:tab/>0.101020019074265<text:tab/>0.0959986064385136</text:p>
      <text:p text:style-name="P1">Krtap19-5<text:tab/>0.103933771121142<text:tab/>0.10330493628222<text:tab/>0.0979952785205257<text:tab/>0.101020019074265<text:tab/>0.0959986064385136</text:p>
      <text:p text:style-name="P1">Krtap31-1<text:tab/>0.103933771121142<text:tab/>0.10330493628222<text:tab/>0.0979952785205257<text:tab/>0.101020019074265<text:tab/>0.0959986064385136</text:p>
      <text:p text:style-name="P1">Krtap7-1<text:tab/>0.103933771121142<text:tab/>0.10330493628222<text:tab/>0.0979952785205257<text:tab/>0.101020019074265<text:tab/>0.0959986064385136</text:p>
      <text:p text:style-name="P1">Krtcap2<text:tab/>68.1613224462257<text:tab/>65.3165631127297<text:tab/>53.2629548999093<text:tab/>103.780680702146<text:tab/>44.4580582594228</text:p>
      <text:p text:style-name="P1">Krtcap3<text:tab/>0.104575659162594<text:tab/>0.289048736571107<text:tab/>0.280127254820226<text:tab/>0.280712618386953<text:tab/>0.217792762792939</text:p>
      <text:p text:style-name="P1">Ksr1<text:tab/>2.47979476563919<text:tab/>5.67401028416058<text:tab/>1.88509710811674<text:tab/>2.59617158427097<text:tab/>1.07307233259596</text:p>
      <text:p text:style-name="P1">Kti12<text:tab/>2.32138014879564<text:tab/>5.04894297213802<text:tab/>4.10386496847861<text:tab/>4.36423063417499<text:tab/>5.28294266649217</text:p>
      <text:p text:style-name="P1">Kxd1<text:tab/>25.6578657064305<text:tab/>21.1490634052019<text:tab/>12.431641701651<text:tab/>35.5970765548376<text:tab/>37.0405129849767</text:p>
      <text:p text:style-name="P1">Ky<text:tab/>0.104055583940548<text:tab/>0.103581003874988<text:tab/>0.0981016837237679<text:tab/>0.101347378092734<text:tab/>0.103736235552004</text:p>
      <text:p text:style-name="P1">Kynu<text:tab/>0.103933771121142<text:tab/>0.10330493628222<text:tab/>0.0979952785205257<text:tab/>0.101020019074265<text:tab/>0.0959986064385136</text:p>
      <text:p text:style-name="P1">L1cam<text:tab/>0.197567877706334<text:tab/>1.83267297567537<text:tab/>0.621733706537153<text:tab/>0.234670807724123<text:tab/>0.251999112075129</text:p>
      <text:p text:style-name="P1">L2hgdh<text:tab/>3.66122873271353<text:tab/>2.29150674462293<text:tab/>6.12735751688013<text:tab/>4.35148080873088<text:tab/>5.21074586270775</text:p>
      <text:p text:style-name="P1">L3hypdh<text:tab/>4.12799395768888<text:tab/>2.27413175919202<text:tab/>1.55890259981922<text:tab/>3.76517024088267<text:tab/>2.33622131480762</text:p>
      <text:p text:style-name="P1">L3mbtl2<text:tab/>10.2945865226386<text:tab/>4.97093977741406<text:tab/>3.34664771611805<text:tab/>10.5159631390889<text:tab/>8.53205826207498</text:p>
      <text:p text:style-name="P1">LOC100125362<text:tab/>0.103933771121142<text:tab/>0.10330493628222<text:tab/>0.0979952785205257<text:tab/>0.101020019074265<text:tab/>0.0959986064385136</text:p>
      <text:p text:style-name="P1">LOC100125364<text:tab/>19.168120037229<text:tab/>15.4982914309305<text:tab/>14.8888429777399<text:tab/>26.9320596255112<text:tab/>17.4073017827332</text:p>
      <text:p text:style-name="P1">LOC100125367<text:tab/>1.31731452318789<text:tab/>2.7307979151915<text:tab/>0.268742046664579<text:tab/>2.1470343397424<text:tab/>1.29348958082603</text:p>
      <text:p text:style-name="P1">LOC100125368<text:tab/>0.119049697086658<text:tab/>0.198396815814938<text:tab/>0.0959067571987186<text:tab/>0.149699383616153<text:tab/>0.557539781058639</text:p>
      <text:p text:style-name="P1">LOC100125384<text:tab/>0.103933771121142<text:tab/>0.10330493628222<text:tab/>0.0979952785205257<text:tab/>0.101020019074265<text:tab/>0.0959986064385136</text:p>
      <text:p text:style-name="P1">LOC100134871<text:tab/>0.103933771121142<text:tab/>0.10330493628222<text:tab/>0.0979952785205257<text:tab/>0.101020019074265<text:tab/>0.0959986064385136</text:p>
      <text:p text:style-name="P1">LOC100151767<text:tab/>13.8724281962754<text:tab/>16.6795259662226<text:tab/>12.867678916158<text:tab/>21.8047875122959<text:tab/>15.5471256873076</text:p>
      <text:p text:style-name="P1">LOC100158225<text:tab/>4.71868698002618<text:tab/>3.26922675648088<text:tab/>2.27886630949875<text:tab/>2.76068738023736<text:tab/>1.4958328463041</text:p>
      <text:p text:style-name="P1">LOC100174910<text:tab/>8.35374576988087<text:tab/>6.88443199718164<text:tab/>5.92759999020271<text:tab/>11.2316592988957<text:tab/>7.98903777981786</text:p>
      <text:p text:style-name="P1">LOC100233176<text:tab/>18.7468769746526<text:tab/>28.144271393602<text:tab/>26.866452947015<text:tab/>21.75205180575<text:tab/>26.9658402499999</text:p>
      <text:p text:style-name="P1">LOC100271845<text:tab/>0.103660591026623<text:tab/>0.116408359068741<text:tab/>0.0976513604618785<text:tab/>0.113705682785855<text:tab/>0.0955004007118936</text:p>
      <text:p text:style-name="P1">LOC100294508<text:tab/>13.4576788298349<text:tab/>6.93720463426527<text:tab/>8.34030470947476<text:tab/>24.4612258706323<text:tab/>23.1899476367435</text:p>
      <text:p text:style-name="P1">LOC100302372<text:tab/>11.3956820381585<text:tab/>10.3811230352493<text:tab/>3.4796045259989<text:tab/>18.0465080575949<text:tab/>6.44852350350596</text:p>
      <text:p text:style-name="P1">LOC100302465<text:tab/>0.136338632409007<text:tab/>1.79660289993543<text:tab/>0.270591610060266<text:tab/>1.0135963970382<text:tab/>0.237163198488211</text:p>
      <text:p text:style-name="P1">LOC100359649<text:tab/>0.103933771121142<text:tab/>0.10330493628222<text:tab/>0.0979952785205257<text:tab/>0.101020019074265<text:tab/>0.0959986064385136</text:p>
      <text:p text:style-name="P1">LOC100359907<text:tab/>0.103933771121142<text:tab/>0.10330493628222<text:tab/>0.0979952785205257<text:tab/>0.101020019074265<text:tab/>0.0959986064385136</text:p>
      <text:p text:style-name="P1">LOC100359924<text:tab/>0.103933771121142<text:tab/>0.10330493628222<text:tab/>0.0979952785205257<text:tab/>0.101020019074265<text:tab/>0.0959986064385136</text:p>
      <text:p text:style-name="P1">LOC100359968<text:tab/>0.103933771121142<text:tab/>0.10330493628222<text:tab/>0.0979952785205257<text:tab/>0.101020019074265<text:tab/>0.0959986064385136</text:p>
      <text:p text:style-name="P1">LOC100359977<text:tab/>0.106961487626127<text:tab/>0.602809309229497<text:tab/>0.257682964259729<text:tab/>0.110296954301548<text:tab/>0.119982491325386</text:p>
      <text:p text:style-name="P1">LOC100360049<text:tab/>0.103933771121142<text:tab/>0.10330493628222<text:tab/>0.0979952785205257<text:tab/>0.101020019074265<text:tab/>0.0959986064385136</text:p>
      <text:p text:style-name="P1">LOC100360095<text:tab/>0.103933771121142<text:tab/>0.10330493628222<text:tab/>0.0979952785205257<text:tab/>0.101020019074265<text:tab/>0.0959986064385136</text:p>
      <text:p text:style-name="P1">LOC100360244<text:tab/>3.64866809765874<text:tab/>5.50477728624914<text:tab/>6.71778533407467<text:tab/>10.3894364217796<text:tab/>7.30787905881112</text:p>
      <text:p text:style-name="P1">LOC100360552<text:tab/>16.5417919625087<text:tab/>16.4304898995154<text:tab/>20.482864275405<text:tab/>15.817593866558<text:tab/>13.5537950571507</text:p>
      <text:p text:style-name="P1">LOC100360619<text:tab/>25.0605887390659<text:tab/>35.9367144621913<text:tab/>31.3944668055838<text:tab/>29.0732975755323<text:tab/>35.6062520500633</text:p>
      <text:p text:style-name="P1">LOC100360933<text:tab/>0.103933771121142<text:tab/>0.10330493628222<text:tab/>0.0979952785205257<text:tab/>0.101020019074265<text:tab/>0.0959986064385136</text:p>
      <text:p text:style-name="P1">LOC100361083<text:tab/>21.6282585023777<text:tab/>6.58950210808143<text:tab/>7.72376033601474<text:tab/>10.3194379012332<text:tab/>5.70730043228431</text:p>
      <text:p text:style-name="P1">LOC100361087<text:tab/>0.231847184925879<text:tab/>0.303112009011659<text:tab/>1.5826859931634<text:tab/>0.217189303726743<text:tab/>0.35107278721156</text:p>
      <text:p text:style-name="P1">LOC100361092<text:tab/>0.103933771121142<text:tab/>0.10330493628222<text:tab/>0.0979952785205257<text:tab/>0.101020019074265<text:tab/>0.0959986064385136</text:p>
      <text:p text:style-name="P1">LOC100361444<text:tab/>0.105812654734305<text:tab/>0.524008110578568<text:tab/>0.129182410056305<text:tab/>0.263225135339026<text:tab/>0.117676207471799</text:p>
      <text:p text:style-name="P1">LOC100361645<text:tab/>0.179204177224752<text:tab/>0.119781159295635<text:tab/>0.0988406459009622<text:tab/>0.104029149801406<text:tab/>0.126522753681499</text:p>
      <text:p text:style-name="P1">LOC100361793<text:tab/>0.103933771121142<text:tab/>0.10330493628222<text:tab/>0.0979952785205257<text:tab/>0.101020019074265<text:tab/>0.0959986064385136</text:p>
      <text:p text:style-name="P1"><text:soft-page-break/>LOC100361828<text:tab/>0.103933771121142<text:tab/>0.10330493628222<text:tab/>0.0979952785205257<text:tab/>0.101020019074265<text:tab/>0.0959986064385136</text:p>
      <text:p text:style-name="P1">LOC100362040<text:tab/>29.5990784664527<text:tab/>26.5190064824558<text:tab/>20.4433174163903<text:tab/>36.5991835588423<text:tab/>17.9402759343919</text:p>
      <text:p text:style-name="P1">LOC100362078<text:tab/>0.103933771121142<text:tab/>0.10330493628222<text:tab/>0.0979952785205257<text:tab/>0.101020019074265<text:tab/>0.0959986064385136</text:p>
      <text:p text:style-name="P1">LOC100362110<text:tab/>0.103933771121142<text:tab/>0.10330493628222<text:tab/>0.0979952785205257<text:tab/>0.101020019074265<text:tab/>0.0959986064385136</text:p>
      <text:p text:style-name="P1">LOC100362172<text:tab/>0.103933771121142<text:tab/>0.10330493628222<text:tab/>0.0979952785205257<text:tab/>0.101020019074265<text:tab/>0.0959986064385136</text:p>
      <text:p text:style-name="P1">LOC100362690<text:tab/>0.103933771121142<text:tab/>0.10330493628222<text:tab/>0.0979952785205257<text:tab/>0.101020019074265<text:tab/>0.0959986064385136</text:p>
      <text:p text:style-name="P1">LOC100362783<text:tab/>0.103933771121142<text:tab/>0.10330493628222<text:tab/>0.0979952785205257<text:tab/>0.101020019074265<text:tab/>0.0959986064385136</text:p>
      <text:p text:style-name="P1">LOC100362981<text:tab/>0.103933771121142<text:tab/>0.10330493628222<text:tab/>0.0979952785205257<text:tab/>0.101020019074265<text:tab/>0.0959986064385136</text:p>
      <text:p text:style-name="P1">LOC100363112<text:tab/>0.104805340443184<text:tab/>0.104952948556039<text:tab/>0.211608883650081<text:tab/>0.103170386793134<text:tab/>0.0962127823536896</text:p>
      <text:p text:style-name="P1">LOC100363129<text:tab/>0.168517806252981<text:tab/>0.10398956933213<text:tab/>0.0981151391858363<text:tab/>0.101842284783582<text:tab/>0.0957969435195375</text:p>
      <text:p text:style-name="P1">LOC100363178<text:tab/>0.103933771121142<text:tab/>0.10330493628222<text:tab/>0.0979952785205257<text:tab/>0.101020019074265<text:tab/>0.0959986064385136</text:p>
      <text:p text:style-name="P1">LOC100363193<text:tab/>0.103933771121142<text:tab/>0.10330493628222<text:tab/>0.0979952785205257<text:tab/>0.101020019074265<text:tab/>0.0959986064385136</text:p>
      <text:p text:style-name="P1">LOC100363289<text:tab/>46.9518004555106<text:tab/>49.0184738573868<text:tab/>53.6280058037314<text:tab/>77.6719988910364<text:tab/>48.821429081433</text:p>
      <text:p text:style-name="P1">LOC100363294<text:tab/>0.102367182693696<text:tab/>0.108380234395681<text:tab/>1.20356087045787<text:tab/>0.136240552903329<text:tab/>0.307171128754218</text:p>
      <text:p text:style-name="P1">LOC100363521<text:tab/>44.7482949602946<text:tab/>27.7938717328734<text:tab/>18.6959594297519<text:tab/>51.328315134147<text:tab/>28.6845686429156</text:p>
      <text:p text:style-name="P1">LOC100363531<text:tab/>17.5073928220753<text:tab/>15.7325491109196<text:tab/>15.6291410330388<text:tab/>26.259655857842<text:tab/>23.8633290653574</text:p>
      <text:p text:style-name="P1">LOC100363867<text:tab/>0.103933771121142<text:tab/>0.10330493628222<text:tab/>0.0979952785205257<text:tab/>0.101020019074265<text:tab/>0.0959986064385136</text:p>
      <text:p text:style-name="P1">LOC100364673<text:tab/>0.579663090681008<text:tab/>0.114366463996588<text:tab/>0.214154429735636<text:tab/>0.135781128625366<text:tab/>0.242034915240351</text:p>
      <text:p text:style-name="P1">LOC100364769<text:tab/>0.878856041543345<text:tab/>2.77104543488048<text:tab/>2.25566823506264<text:tab/>2.26920642150926<text:tab/>1.63868785383103</text:p>
      <text:p text:style-name="P1">LOC100365008<text:tab/>12.9127858628544<text:tab/>10.6896315738807<text:tab/>11.2289767402558<text:tab/>25.885472995486<text:tab/>17.4810408231258</text:p>
      <text:p text:style-name="P1">LOC100365112<text:tab/>0.108706185744257<text:tab/>0.103498438060696<text:tab/>0.10196832019957<text:tab/>0.104029028635163<text:tab/>0.0958637137359159</text:p>
      <text:p text:style-name="P1">LOC100365289<text:tab/>6.3629579614846<text:tab/>8.5388141407889<text:tab/>5.27756728419802<text:tab/>9.32569567864035<text:tab/>5.08980511346982</text:p>
      <text:p text:style-name="P1">LOC100365773<text:tab/>0.10366490600299<text:tab/>0.10324060912214<text:tab/>0.097745156565811<text:tab/>0.111621556932039<text:tab/>0.0956763305384625</text:p>
      <text:p text:style-name="P1">LOC100365921<text:tab/>6.57692901300588<text:tab/>3.68227864475381<text:tab/>7.72181429406474<text:tab/>9.99454763783831<text:tab/>13.8463389140598</text:p>
      <text:p text:style-name="P1">LOC100366030<text:tab/>0.78609270198531<text:tab/>0.225486746895032<text:tab/>0.243213171128483<text:tab/>0.225110642898939<text:tab/>0.0960945547277114</text:p>
      <text:p text:style-name="P1">LOC100366054<text:tab/>4.34158620369849<text:tab/>6.75817539587659<text:tab/>3.79315544978175<text:tab/>7.18327944766877<text:tab/>6.23128209458495</text:p>
      <text:p text:style-name="P1">LOC100909416<text:tab/>0.103933771121142<text:tab/>0.10330493628222<text:tab/>0.0979952785205257<text:tab/>0.101020019074265<text:tab/>0.0959986064385136</text:p>
      <text:p text:style-name="P1">LOC100909539<text:tab/>103.712206724807<text:tab/>112.34206255199<text:tab/>90.2223367868741<text:tab/>130.802781386475<text:tab/>20.0047138295412</text:p>
      <text:p text:style-name="P1">LOC100909648<text:tab/>0.103933771121142<text:tab/>0.10330493628222<text:tab/>0.0979952785205257<text:tab/>0.101020019074265<text:tab/>0.0959986064385136</text:p>
      <text:p text:style-name="P1">LOC100909675<text:tab/>19.391486467439<text:tab/>38.120006141636<text:tab/>20.6739704815971<text:tab/>10.7560985051028<text:tab/>15.1356475025352</text:p>
      <text:p text:style-name="P1">LOC100909680<text:tab/>0.103933771121142<text:tab/>0.10330493628222<text:tab/>0.0979952785205257<text:tab/>0.101020019074265<text:tab/>0.0959986064385136</text:p>
      <text:p text:style-name="P1">LOC100909941<text:tab/>0.1049848927151<text:tab/>0.105338379006352<text:tab/>0.276167146143794<text:tab/>0.103670313651197<text:tab/>0.0962438300823001</text:p>
      <text:p text:style-name="P1">LOC100909970<text:tab/>0.103933771121142<text:tab/>0.10330493628222<text:tab/>0.0979952785205257<text:tab/>0.101020019074265<text:tab/>0.0959986064385136</text:p>
      <text:p text:style-name="P1">LOC100910189<text:tab/>0.190102065244256<text:tab/>0.113698400618719<text:tab/>0.0982207606952584<text:tab/>0.102394382528275<text:tab/>0.0957858308101735</text:p>
      <text:p text:style-name="P1">LOC100910237<text:tab/>2.90833669949388<text:tab/>3.51167094660639<text:tab/>1.17779040767851<text:tab/>8.19917607749837<text:tab/>5.15335426082526</text:p>
      <text:p text:style-name="P1">LOC100910304<text:tab/>0.103933771121142<text:tab/>0.10330493628222<text:tab/>0.0979952785205257<text:tab/>0.101020019074265<text:tab/>0.0959986064385136</text:p>
      <text:p text:style-name="P1">LOC100910558<text:tab/>0.192896383083413<text:tab/>0.10374876425418<text:tab/>0.0939215710044614<text:tab/>0.428863598586902<text:tab/>0.0911318161473554</text:p>
      <text:p text:style-name="P1">LOC100910620<text:tab/>0.103933771121142<text:tab/>0.10330493628222<text:tab/>0.0979952785205257<text:tab/>0.101020019074265<text:tab/>0.0959986064385136</text:p>
      <text:p text:style-name="P1">LOC100910802<text:tab/>1.47208051102056<text:tab/>0.563105171055727<text:tab/>0.902564440168336<text:tab/>1.42090585906782<text:tab/>1.53892290034571</text:p>
      <text:p text:style-name="P1">LOC100910827<text:tab/>19.9635779748459<text:tab/>13.7585255546265<text:tab/>12.5559287110523<text:tab/>19.9176060447672<text:tab/>12.6907618892563</text:p>
      <text:p text:style-name="P1">LOC100910945<text:tab/>0.577476233730936<text:tab/>0.322128046952651<text:tab/>0.0969230817645106<text:tab/>0.493493809435541<text:tab/>0.0932947432417907</text:p>
      <text:p text:style-name="P1">LOC100910973<text:tab/>8.88401906955171<text:tab/>10.1252306431236<text:tab/>3.24244634761465<text:tab/>7.04489160770226<text:tab/>0.549696237096815</text:p>
      <text:p text:style-name="P1">LOC100910996<text:tab/>2.70672938080121<text:tab/>1.82891562112912<text:tab/>3.47540961305017<text:tab/>9.54119093283658<text:tab/>0.653886862618999</text:p>
      <text:p text:style-name="P1">LOC100911068<text:tab/>0.103933771121142<text:tab/>0.10330493628222<text:tab/>0.0979952785205257<text:tab/>0.101020019074265<text:tab/>0.0959986064385136</text:p>
      <text:p text:style-name="P1">LOC100911177<text:tab/>479.858597222449<text:tab/>450.89315495093<text:tab/>297.047264062115<text:tab/>301.203042670441<text:tab/>365.353012512201</text:p>
      <text:p text:style-name="P1">LOC100911360<text:tab/>0.103933771121142<text:tab/>0.10330493628222<text:tab/>0.0979952785205257<text:tab/>0.101020019074265<text:tab/>0.0959986064385136</text:p>
      <text:p text:style-name="P1">LOC100911367<text:tab/>0.104319544942638<text:tab/>0.141423907425044<text:tab/>0.0976940591033873<text:tab/>0.139675475475469<text:tab/>0.238630344950729</text:p>
      <text:p text:style-name="P1">LOC100911370<text:tab/>0.103933771121142<text:tab/>0.10330493628222<text:tab/>0.0979952785205257<text:tab/>0.101020019074265<text:tab/>0.0959986064385136</text:p>
      <text:p text:style-name="P1">LOC100911483<text:tab/>192.237739114913<text:tab/>244.870936638332<text:tab/>181.531461680093<text:tab/>352.370027302175<text:tab/>160.390948697201</text:p>
      <text:p text:style-name="P1">LOC100911576<text:tab/>0.859315010723293<text:tab/>1.96904553356543<text:tab/>1.8144356891412<text:tab/>3.40899814032524<text:tab/>0.835059717788386</text:p>
      <text:p text:style-name="P1">LOC100911627<text:tab/>0.103933771121142<text:tab/>0.10330493628222<text:tab/>0.0979952785205257<text:tab/>0.101020019074265<text:tab/>0.0959986064385136</text:p>
      <text:p text:style-name="P1">LOC100911664<text:tab/>52.3082066626374<text:tab/>62.665296660373<text:tab/>71.4023222767903<text:tab/>64.0131351741567<text:tab/>78.8456357305222</text:p>
      <text:p text:style-name="P1">LOC100911796<text:tab/>0.103933771121142<text:tab/>0.10330493628222<text:tab/>0.0979952785205257<text:tab/>0.101020019074265<text:tab/>0.0959986064385136</text:p>
      <text:p text:style-name="P1">LOC100911827<text:tab/>0.105189244498479<text:tab/>0.152141254242857<text:tab/>0.302986851163274<text:tab/>0.104723435492993<text:tab/>0.0959390839299372</text:p>
      <text:p text:style-name="P1"><text:soft-page-break/>LOC100912041<text:tab/>102.761984207708<text:tab/>189.811606650922<text:tab/>112.400514731303<text:tab/>90.8494771429471<text:tab/>147.351798181952</text:p>
      <text:p text:style-name="P1">LOC100912071<text:tab/>0.201352485591035<text:tab/>0.125149414548504<text:tab/>0.105894060452013<text:tab/>0.518970542003279<text:tab/>0.138478575751688</text:p>
      <text:p text:style-name="P1">LOC100912083<text:tab/>28.2219144452503<text:tab/>38.6741999840217<text:tab/>35.0780779995722<text:tab/>22.0969672883969<text:tab/>25.904772415391</text:p>
      <text:p text:style-name="P1">LOC100912214<text:tab/>0.107152664075699<text:tab/>0.109029136119674<text:tab/>0.26423710168243<text:tab/>0.164999977098174<text:tab/>0.0972471857547924</text:p>
      <text:p text:style-name="P1">LOC100912266<text:tab/>0.103933771121142<text:tab/>0.10330493628222<text:tab/>0.0979952785205257<text:tab/>0.101020019074265<text:tab/>0.0959986064385136</text:p>
      <text:p text:style-name="P1">LOC100912312<text:tab/>0.103933771121142<text:tab/>0.10330493628222<text:tab/>0.0979952785205257<text:tab/>0.101020019074265<text:tab/>0.0959986064385136</text:p>
      <text:p text:style-name="P1">LOC100912510<text:tab/>0.103933771121142<text:tab/>0.10330493628222<text:tab/>0.0979952785205257<text:tab/>0.101020019074265<text:tab/>0.0959986064385136</text:p>
      <text:p text:style-name="P1">LOC102546391<text:tab/>0.103933771121142<text:tab/>0.10330493628222<text:tab/>0.0979952785205257<text:tab/>0.101020019074265<text:tab/>0.0959986064385136</text:p>
      <text:p text:style-name="P1">LOC102547344<text:tab/>0.103933771121142<text:tab/>0.10330493628222<text:tab/>0.0979952785205257<text:tab/>0.101020019074265<text:tab/>0.0959986064385136</text:p>
      <text:p text:style-name="P1">LOC102547468<text:tab/>0.102714526944992<text:tab/>0.105291184450223<text:tab/>0.0961435498271411<text:tab/>0.238918905464875<text:tab/>0.147621953212036</text:p>
      <text:p text:style-name="P1">LOC102548399<text:tab/>0.103933771121142<text:tab/>0.10330493628222<text:tab/>0.0979952785205257<text:tab/>0.101020019074265<text:tab/>0.0959986064385136</text:p>
      <text:p text:style-name="P1">LOC102548847<text:tab/>0.103933771121142<text:tab/>0.10330493628222<text:tab/>0.0979952785205257<text:tab/>0.101020019074265<text:tab/>0.0959986064385136</text:p>
      <text:p text:style-name="P1">LOC102549726<text:tab/>108.44869376654<text:tab/>110.444119788471<text:tab/>64.3503193015258<text:tab/>100.160260701327<text:tab/>139.649045829533</text:p>
      <text:p text:style-name="P1">LOC102549772<text:tab/>0.103933771121142<text:tab/>0.10330493628222<text:tab/>0.0979952785205257<text:tab/>0.101020019074265<text:tab/>0.0959986064385136</text:p>
      <text:p text:style-name="P1">LOC102550325<text:tab/>0.103933771121142<text:tab/>0.10330493628222<text:tab/>0.0979952785205257<text:tab/>0.101020019074265<text:tab/>0.0959986064385136</text:p>
      <text:p text:style-name="P1">LOC102550367<text:tab/>1.18217588712323<text:tab/>1.88361542502036<text:tab/>0.553730511164083<text:tab/>0.256990935083414<text:tab/>0.0926632658301558</text:p>
      <text:p text:style-name="P1">LOC102550394<text:tab/>0.103933771121142<text:tab/>0.10330493628222<text:tab/>0.0979952785205257<text:tab/>0.101020019074265<text:tab/>0.0959986064385136</text:p>
      <text:p text:style-name="P1">LOC102550396<text:tab/>0.103933771121142<text:tab/>0.10330493628222<text:tab/>0.0979952785205257<text:tab/>0.101020019074265<text:tab/>0.0959986064385136</text:p>
      <text:p text:style-name="P1">LOC102551365<text:tab/>0.348132835794873<text:tab/>0.10589651078278<text:tab/>0.166304325887899<text:tab/>0.271177287564521<text:tab/>0.0936986607250338</text:p>
      <text:p text:style-name="P1">LOC102552805<text:tab/>0.463643157230974<text:tab/>1.24555041812977<text:tab/>0.297578686324249<text:tab/>0.540822063233374<text:tab/>0.203367033903278</text:p>
      <text:p text:style-name="P1">LOC102554586<text:tab/>3.54714763412816<text:tab/>1.20419514435417<text:tab/>3.01858599281098<text:tab/>2.97779110249802<text:tab/>2.65885052530241</text:p>
      <text:p text:style-name="P1">LOC102723236<text:tab/>1.22278170266644<text:tab/>3.47453081478507<text:tab/>21.5256027677283<text:tab/>0.132310732268165<text:tab/>1.1280439789273</text:p>
      <text:p text:style-name="P1">LOC103692984<text:tab/>0.332944261826181<text:tab/>1.38618660290828<text:tab/>1.73333614475289<text:tab/>0.46688505105464<text:tab/>1.45051093801395</text:p>
      <text:p text:style-name="P1">LOC104940696<text:tab/>2.80840905583863<text:tab/>3.85434805198497<text:tab/>4.38487562586574<text:tab/>2.96863548376573<text:tab/>2.39985560734843</text:p>
      <text:p text:style-name="P1">LOC171573<text:tab/>0.394159501686921<text:tab/>0.11061259920273<text:tab/>0.100316681256962<text:tab/>0.163032550649064<text:tab/>0.336920217100856</text:p>
      <text:p text:style-name="P1">LOC24906<text:tab/>0.103933771121142<text:tab/>0.10330493628222<text:tab/>0.0979952785205257<text:tab/>0.101020019074265<text:tab/>0.0959986064385136</text:p>
      <text:p text:style-name="P1">LOC252890<text:tab/>0.103933771121142<text:tab/>0.10330493628222<text:tab/>0.0979952785205257<text:tab/>0.101020019074265<text:tab/>0.0959986064385136</text:p>
      <text:p text:style-name="P1">LOC257642<text:tab/>0.102217769329393<text:tab/>0.102331338829071<text:tab/>0.0944165013335583<text:tab/>43.0626835300532<text:tab/>64.524754018313</text:p>
      <text:p text:style-name="P1">LOC257643<text:tab/>0.103933771121142<text:tab/>0.10330493628222<text:tab/>0.0979952785205257<text:tab/>0.101020019074265<text:tab/>0.0959986064385136</text:p>
      <text:p text:style-name="P1">LOC257650<text:tab/>1.85830976066051<text:tab/>2.58162177427318<text:tab/>2.56603273778348<text:tab/>2.17193737252488<text:tab/>1.63842906610716</text:p>
      <text:p text:style-name="P1">LOC259244<text:tab/>0.103933771121142<text:tab/>0.10330493628222<text:tab/>0.0979952785205257<text:tab/>0.101020019074265<text:tab/>0.0959986064385136</text:p>
      <text:p text:style-name="P1">LOC259245<text:tab/>0.103933771121142<text:tab/>0.10330493628222<text:tab/>0.0979952785205257<text:tab/>0.101020019074265<text:tab/>0.0959986064385136</text:p>
      <text:p text:style-name="P1">LOC259246<text:tab/>0.103933771121142<text:tab/>0.10330493628222<text:tab/>0.0979952785205257<text:tab/>0.101020019074265<text:tab/>0.0959986064385136</text:p>
      <text:p text:style-name="P1">LOC286960<text:tab/>0.103933771121142<text:tab/>0.10330493628222<text:tab/>0.0979952785205257<text:tab/>0.101020019074265<text:tab/>0.0959986064385136</text:p>
      <text:p text:style-name="P1">LOC287004<text:tab/>0.103933771121142<text:tab/>0.10330493628222<text:tab/>0.0979952785205257<text:tab/>0.101020019074265<text:tab/>0.0959986064385136</text:p>
      <text:p text:style-name="P1">LOC287167<text:tab/>0.60509864877581<text:tab/>5.62292574784083<text:tab/>0.0915097794291092<text:tab/>0.107579222292781<text:tab/>0.0895870897701733</text:p>
      <text:p text:style-name="P1">LOC288521<text:tab/>0.103933771121142<text:tab/>0.10330493628222<text:tab/>0.0979952785205257<text:tab/>0.101020019074265<text:tab/>0.0959986064385136</text:p>
      <text:p text:style-name="P1">LOC288913<text:tab/>100.093914242675<text:tab/>106.86603189537<text:tab/>95.912438040917<text:tab/>179.356621945232<text:tab/>174.895790282192</text:p>
      <text:p text:style-name="P1">LOC288978<text:tab/>1.73360674285772<text:tab/>6.14573255693686<text:tab/>2.52403589003455<text:tab/>4.75890120521874<text:tab/>5.0981059241378</text:p>
      <text:p text:style-name="P1">LOC289035<text:tab/>0.164507440465758<text:tab/>0.198017743371348<text:tab/>0.135607342489568<text:tab/>0.104765284211746<text:tab/>0.0955666985073362</text:p>
      <text:p text:style-name="P1">LOC290595<text:tab/>0.197181653153041<text:tab/>4.11449852278915<text:tab/>0.178233534141062<text:tab/>1.72267866376316<text:tab/>0.283355496940142</text:p>
      <text:p text:style-name="P1">LOC290876<text:tab/>0.154732973889013<text:tab/>0.104558939364291<text:tab/>0.0982885446924486<text:tab/>0.120827574218319<text:tab/>0.0959053237824728</text:p>
      <text:p text:style-name="P1">LOC291863<text:tab/>0.103933771121142<text:tab/>0.10330493628222<text:tab/>0.0979952785205257<text:tab/>0.101020019074265<text:tab/>0.0959986064385136</text:p>
      <text:p text:style-name="P1">LOC292543<text:tab/>0.236940796977219<text:tab/>0.124564697523843<text:tab/>0.0980066170064131<text:tab/>0.156639820057839<text:tab/>0.0951087458430574</text:p>
      <text:p text:style-name="P1">LOC292801<text:tab/>0.103933771121142<text:tab/>0.10330493628222<text:tab/>0.0979952785205257<text:tab/>0.101020019074265<text:tab/>0.0959986064385136</text:p>
      <text:p text:style-name="P1">LOC294154<text:tab/>36.2225075469436<text:tab/>49.5265286829288<text:tab/>42.7125378264793<text:tab/>60.099775631121<text:tab/>67.0799251782966</text:p>
      <text:p text:style-name="P1">LOC296235<text:tab/>0.103933771121142<text:tab/>0.10330493628222<text:tab/>0.0979952785205257<text:tab/>0.101020019074265<text:tab/>0.0959986064385136</text:p>
      <text:p text:style-name="P1">LOC297756<text:tab/>0.550490087031602<text:tab/>0.206215656666242<text:tab/>0.974980186648321<text:tab/>0.581977802994795<text:tab/>0.702065244411962</text:p>
      <text:p text:style-name="P1">LOC298111<text:tab/>0.103933771121142<text:tab/>0.10330493628222<text:tab/>0.0979952785205257<text:tab/>0.101020019074265<text:tab/>0.0959986064385136</text:p>
      <text:p text:style-name="P1">LOC298116<text:tab/>0.103933771121142<text:tab/>0.10330493628222<text:tab/>0.0979952785205257<text:tab/>0.101020019074265<text:tab/>0.0959986064385136</text:p>
      <text:p text:style-name="P1">LOC298139<text:tab/>0.103933771121142<text:tab/>0.10330493628222<text:tab/>0.0979952785205257<text:tab/>0.101020019074265<text:tab/>0.0959986064385136</text:p>
      <text:p text:style-name="P1">LOC298795<text:tab/>0.103933771121142<text:tab/>0.10330493628222<text:tab/>0.0979952785205257<text:tab/>0.101020019074265<text:tab/>0.0959986064385136</text:p>
      <text:p text:style-name="P1">LOC299282<text:tab/>0.103933771121142<text:tab/>0.10330493628222<text:tab/>0.0979952785205257<text:tab/>0.101020019074265<text:tab/>0.0959986064385136</text:p>
      <text:p text:style-name="P1">LOC300308<text:tab/>0.103933771121142<text:tab/>0.10330493628222<text:tab/>0.0979952785205257<text:tab/>0.101020019074265<text:tab/>0.0959986064385136</text:p>
      <text:p text:style-name="P1"><text:soft-page-break/>LOC301124<text:tab/>76.083321816951<text:tab/>91.0439029766677<text:tab/>78.4421988789036<text:tab/>133.771367364131<text:tab/>118.515448823863</text:p>
      <text:p text:style-name="P1">LOC301165<text:tab/>0.103933771121142<text:tab/>0.10330493628222<text:tab/>0.0979952785205257<text:tab/>0.101020019074265<text:tab/>0.0959986064385136</text:p>
      <text:p text:style-name="P1">LOC302022<text:tab/>0.84471629269331<text:tab/>4.93134023517625<text:tab/>0.950020831563333<text:tab/>1.45481218607569<text:tab/>0.275759973519666</text:p>
      <text:p text:style-name="P1">LOC302576<text:tab/>0.103933771121142<text:tab/>0.10330493628222<text:tab/>0.0979952785205257<text:tab/>0.101020019074265<text:tab/>0.0959986064385136</text:p>
      <text:p text:style-name="P1">LOC303448<text:tab/>0.180432005868321<text:tab/>0.145109379390021<text:tab/>0.138392692086453<text:tab/>0.212150325904785<text:tab/>0.18436895143099</text:p>
      <text:p text:style-name="P1">LOC303566<text:tab/>1.33631915086916<text:tab/>1.20876672157483<text:tab/>0.926218034515514<text:tab/>0.756420775743845<text:tab/>0.413109450814744</text:p>
      <text:p text:style-name="P1">LOC306079<text:tab/>5.1819993334136<text:tab/>5.72811768424779<text:tab/>5.9540357967236<text:tab/>8.28547897730494<text:tab/>5.04680879355914</text:p>
      <text:p text:style-name="P1">LOC306766<text:tab/>25.6502774541008<text:tab/>27.434200455225<text:tab/>28.9606491550922<text:tab/>27.6725214333113<text:tab/>25.9123050076378</text:p>
      <text:p text:style-name="P1">LOC307727<text:tab/>0.348499248215156<text:tab/>0.105107673192347<text:tab/>0.497734248138445<text:tab/>0.103241692555857<text:tab/>0.0932261016822386</text:p>
      <text:p text:style-name="P1">LOC308990<text:tab/>0.103933771121142<text:tab/>0.10330493628222<text:tab/>0.0979952785205257<text:tab/>0.101020019074265<text:tab/>0.0959986064385136</text:p>
      <text:p text:style-name="P1">LOC310926<text:tab/>0.107326128710645<text:tab/>0.111568911891233<text:tab/>0.0996041055763106<text:tab/>0.877548004669145<text:tab/>1.38118794444834</text:p>
      <text:p text:style-name="P1">LOC312273<text:tab/>0.103933771121142<text:tab/>0.10330493628222<text:tab/>0.0979952785205257<text:tab/>0.101020019074265<text:tab/>0.0959986064385136</text:p>
      <text:p text:style-name="P1">LOC314140<text:tab/>8.91242562867306<text:tab/>8.11102729417784<text:tab/>10.5719755617769<text:tab/>10.8659131774992<text:tab/>5.74395743099783</text:p>
      <text:p text:style-name="P1">LOC316124<text:tab/>0.105330373319114<text:tab/>0.123747960322507<text:tab/>0.126476909391315<text:tab/>0.112923649335505<text:tab/>0.104957442190555</text:p>
      <text:p text:style-name="P1">LOC317165<text:tab/>0.147179129997717<text:tab/>0.187067638424062<text:tab/>0.0980952163530859<text:tab/>0.104658320312331<text:tab/>0.13409451298958</text:p>
      <text:p text:style-name="P1">LOC317456<text:tab/>1.57866577765951<text:tab/>1.48523835925874<text:tab/>2.88094416585619<text:tab/>2.45787668714303<text:tab/>1.22587996730502</text:p>
      <text:p text:style-name="P1">LOC360231<text:tab/>0.406799105752703<text:tab/>1.12666052103133<text:tab/>0.698275752862351<text:tab/>1.06367458717735<text:tab/>1.72842618596406</text:p>
      <text:p text:style-name="P1">LOC360479<text:tab/>0.287319303151673<text:tab/>0.125322687475126<text:tab/>0.137910362896237<text:tab/>0.622997484007537<text:tab/>0.566851841388313</text:p>
      <text:p text:style-name="P1">LOC360933<text:tab/>0.195021701756167<text:tab/>0.138300547453357<text:tab/>0.0977913622897447<text:tab/>0.102851227501525<text:tab/>0.0953151485214231</text:p>
      <text:p text:style-name="P1">LOC361016<text:tab/>0.710524874723232<text:tab/>2.11452748628558<text:tab/>0.421463661467964<text:tab/>1.36905863548821<text:tab/>0.196660235472663</text:p>
      <text:p text:style-name="P1">LOC361346<text:tab/>25.9435697467386<text:tab/>39.2376231953838<text:tab/>11.3848662004818<text:tab/>28.742350168816<text:tab/>13.368443187068</text:p>
      <text:p text:style-name="P1">LOC361635<text:tab/>38.0284471196095<text:tab/>25.134839107952<text:tab/>14.6096301210543<text:tab/>66.2370035850816<text:tab/>38.105968435208</text:p>
      <text:p text:style-name="P1">LOC361646<text:tab/>3.31218190153393<text:tab/>3.10494809957225<text:tab/>1.86983871653064<text:tab/>4.8539420384416<text:tab/>2.60144213854108</text:p>
      <text:p text:style-name="P1">LOC361914<text:tab/>0.103933771121142<text:tab/>0.10330493628222<text:tab/>0.0979952785205257<text:tab/>0.101020019074265<text:tab/>0.0959986064385136</text:p>
      <text:p text:style-name="P1">LOC361985<text:tab/>79.2679413486955<text:tab/>81.1828325348904<text:tab/>54.8718179143182<text:tab/>110.444344024307<text:tab/>64.7867862407276</text:p>
      <text:p text:style-name="P1">LOC361990<text:tab/>40.6533216291526<text:tab/>34.4864737267989<text:tab/>28.9293869143501<text:tab/>41.7779850724845<text:tab/>36.5935940958329</text:p>
      <text:p text:style-name="P1">LOC362863<text:tab/>0.136803897167823<text:tab/>0.176903554955148<text:tab/>0.163592116271336<text:tab/>0.234171377915254<text:tab/>0.149021922602975</text:p>
      <text:p text:style-name="P1">LOC362901<text:tab/>0.103933771121142<text:tab/>0.10330493628222<text:tab/>0.0979952785205257<text:tab/>0.101020019074265<text:tab/>0.0959986064385136</text:p>
      <text:p text:style-name="P1">LOC362921<text:tab/>0.323716404036961<text:tab/>0.104854304257575<text:tab/>0.0975953608646281<text:tab/>0.102699223926982<text:tab/>0.0954216446447937</text:p>
      <text:p text:style-name="P1">LOC363337<text:tab/>0.103933771121142<text:tab/>0.10330493628222<text:tab/>0.0979952785205257<text:tab/>0.101020019074265<text:tab/>0.0959986064385136</text:p>
      <text:p text:style-name="P1">LOC365238<text:tab/>0.84883421933349<text:tab/>0.607448269937921<text:tab/>0.738352863336911<text:tab/>1.49111408099639<text:tab/>0.891969930844109</text:p>
      <text:p text:style-name="P1">LOC365778<text:tab/>0.160569916353497<text:tab/>0.105624682071519<text:tab/>0.137791456017687<text:tab/>0.131797299777874<text:tab/>0.111154680913843</text:p>
      <text:p text:style-name="P1">LOC365985<text:tab/>0.390187928168333<text:tab/>0.193260764240965<text:tab/>0.0971345134154565<text:tab/>0.189198976850853<text:tab/>0.0937582066700741</text:p>
      <text:p text:style-name="P1">LOC367117<text:tab/>0.247432009675256<text:tab/>0.26673101742098<text:tab/>0.568766774596274<text:tab/>1.59141052056168<text:tab/>0.303255021589354</text:p>
      <text:p text:style-name="P1">LOC367195<text:tab/>1.16957294879083<text:tab/>1.21004134776364<text:tab/>3.27244094778853<text:tab/>0.469318852162838<text:tab/>2.18705810592224</text:p>
      <text:p text:style-name="P1">LOC367515<text:tab/>0.103933771121142<text:tab/>0.10330493628222<text:tab/>0.0979952785205257<text:tab/>0.101020019074265<text:tab/>0.0959986064385136</text:p>
      <text:p text:style-name="P1">LOC367830<text:tab/>0.103933771121142<text:tab/>0.10330493628222<text:tab/>0.0979952785205257<text:tab/>0.101020019074265<text:tab/>0.0959986064385136</text:p>
      <text:p text:style-name="P1">LOC367975<text:tab/>0.101487648516457<text:tab/>0.154316946447803<text:tab/>0.113908480317656<text:tab/>0.199193203892784<text:tab/>0.128737633411522</text:p>
      <text:p text:style-name="P1">LOC494224<text:tab/>0.103933771121142<text:tab/>0.10330493628222<text:tab/>0.0979952785205257<text:tab/>0.101020019074265<text:tab/>0.0959986064385136</text:p>
      <text:p text:style-name="P1">LOC497796<text:tab/>0.103933771121142<text:tab/>0.10330493628222<text:tab/>0.0979952785205257<text:tab/>0.101020019074265<text:tab/>0.0959986064385136</text:p>
      <text:p text:style-name="P1">LOC497899<text:tab/>1.69572635406952<text:tab/>0.794037191331778<text:tab/>1.3835438430601<text:tab/>0.616765499274956<text:tab/>1.53993023693805</text:p>
      <text:p text:style-name="P1">LOC497934<text:tab/>11.4263509908333<text:tab/>12.7433432762695<text:tab/>12.5981625233232<text:tab/>18.4321467777897<text:tab/>14.3589416945727</text:p>
      <text:p text:style-name="P1">LOC497938<text:tab/>0.104289753629335<text:tab/>0.103883408074736<text:tab/>0.0981588903790059<text:tab/>0.116879700606704<text:tab/>0.0960657877930156</text:p>
      <text:p text:style-name="P1">LOC497940<text:tab/>6.42896741603133<text:tab/>4.96131779699036<text:tab/>1.4215546037989<text:tab/>3.52450082653465<text:tab/>12.3883918863261</text:p>
      <text:p text:style-name="P1">LOC498063<text:tab/>0.103933771121142<text:tab/>0.10330493628222<text:tab/>0.0979952785205257<text:tab/>0.101020019074265<text:tab/>0.0959986064385136</text:p>
      <text:p text:style-name="P1">LOC498084<text:tab/>0.103933771121142<text:tab/>0.10330493628222<text:tab/>0.0979952785205257<text:tab/>0.101020019074265<text:tab/>0.0959986064385136</text:p>
      <text:p text:style-name="P1">LOC498122<text:tab/>8.12679015363689<text:tab/>3.70462446181739<text:tab/>3.47437862003085<text:tab/>9.8285280389846<text:tab/>5.18463738518904</text:p>
      <text:p text:style-name="P1">LOC498152<text:tab/>0.103933771121142<text:tab/>0.10330493628222<text:tab/>0.0979952785205257<text:tab/>0.101020019074265<text:tab/>0.0959986064385136</text:p>
      <text:p text:style-name="P1">LOC498154<text:tab/>9.12636412153855<text:tab/>5.86074044290556<text:tab/>4.20709343380042<text:tab/>17.9119590044852<text:tab/>14.0102750924965</text:p>
      <text:p text:style-name="P1">LOC498155<text:tab/>0.103933771121142<text:tab/>0.10330493628222<text:tab/>0.0979952785205257<text:tab/>0.101020019074265<text:tab/>0.0959986064385136</text:p>
      <text:p text:style-name="P1">LOC498222<text:tab/>0.107397723427039<text:tab/>0.17482093189977<text:tab/>0.217597795554755<text:tab/>0.112406363896736<text:tab/>0.394304708350861</text:p>
      <text:p text:style-name="P1">LOC498231<text:tab/>14.744079465455<text:tab/>18.5538636035445<text:tab/>12.3400081982869<text:tab/>14.492084740047<text:tab/>10.2844116340884</text:p>
      <text:p text:style-name="P1">LOC498236<text:tab/>0.103933771121142<text:tab/>0.10330493628222<text:tab/>0.0979952785205257<text:tab/>0.101020019074265<text:tab/>0.0959986064385136</text:p>
      <text:p text:style-name="P1">LOC498265<text:tab/>4.33417153308525<text:tab/>2.02899186441258<text:tab/>1.39762264800244<text:tab/>2.72340460392967<text:tab/>1.92359146204529</text:p>
      <text:p text:style-name="P1"><text:soft-page-break/>LOC498276<text:tab/>0.103933771121142<text:tab/>0.10330493628222<text:tab/>0.0979952785205257<text:tab/>0.101020019074265<text:tab/>0.0959986064385136</text:p>
      <text:p text:style-name="P1">LOC498308<text:tab/>0.103933771121142<text:tab/>0.10330493628222<text:tab/>0.0979952785205257<text:tab/>0.101020019074265<text:tab/>0.0959986064385136</text:p>
      <text:p text:style-name="P1">LOC498316<text:tab/>0.103933771121142<text:tab/>0.10330493628222<text:tab/>0.0979952785205257<text:tab/>0.101020019074265<text:tab/>0.0959986064385136</text:p>
      <text:p text:style-name="P1">LOC498330<text:tab/>0.103933771121142<text:tab/>0.10330493628222<text:tab/>0.0979952785205257<text:tab/>0.101020019074265<text:tab/>0.0959986064385136</text:p>
      <text:p text:style-name="P1">LOC498339<text:tab/>0.103933771121142<text:tab/>0.10330493628222<text:tab/>0.0979952785205257<text:tab/>0.101020019074265<text:tab/>0.0959986064385136</text:p>
      <text:p text:style-name="P1">LOC498368<text:tab/>0.104260381212133<text:tab/>0.169906456446747<text:tab/>0.0979701450253157<text:tab/>0.102423872353607<text:tab/>0.0956819318556747</text:p>
      <text:p text:style-name="P1">LOC498460<text:tab/>0.103933771121142<text:tab/>0.10330493628222<text:tab/>0.0979952785205257<text:tab/>0.101020019074265<text:tab/>0.0959986064385136</text:p>
      <text:p text:style-name="P1">LOC498592<text:tab/>0.103933771121142<text:tab/>0.10330493628222<text:tab/>0.0979952785205257<text:tab/>0.101020019074265<text:tab/>0.0959986064385136</text:p>
      <text:p text:style-name="P1">LOC498675<text:tab/>0.764319524632695<text:tab/>3.35901669448061<text:tab/>2.02005244370986<text:tab/>0.908505907989786<text:tab/>0.366295932344167</text:p>
      <text:p text:style-name="P1">LOC498705<text:tab/>0.103933771121142<text:tab/>0.10330493628222<text:tab/>0.0979952785205257<text:tab/>0.101020019074265<text:tab/>0.0959986064385136</text:p>
      <text:p text:style-name="P1">LOC498750<text:tab/>33.9980838260103<text:tab/>28.9482871495973<text:tab/>35.370561822534<text:tab/>41.4072228368141<text:tab/>50.953326962004</text:p>
      <text:p text:style-name="P1">LOC498836<text:tab/>0.102246025094884<text:tab/>0.105852490155891<text:tab/>0.20904003998614<text:tab/>0.350835867885639<text:tab/>0.09332702380878</text:p>
      <text:p text:style-name="P1">LOC498933<text:tab/>0.212177139078392<text:tab/>0.226746082154671<text:tab/>0.0981364304114175<text:tab/>0.104266072601245<text:tab/>0.0952717209773291</text:p>
      <text:p text:style-name="P1">LOC498971<text:tab/>0.103933771121142<text:tab/>0.10330493628222<text:tab/>0.0979952785205257<text:tab/>0.101020019074265<text:tab/>0.0959986064385136</text:p>
      <text:p text:style-name="P1">LOC499136<text:tab/>0.164351973069059<text:tab/>0.154102311470221<text:tab/>0.250922630908333<text:tab/>0.360738386875772<text:tab/>0.235686290189456</text:p>
      <text:p text:style-name="P1">LOC499219<text:tab/>0.103933771121142<text:tab/>0.10330493628222<text:tab/>0.0979952785205257<text:tab/>0.101020019074265<text:tab/>0.0959986064385136</text:p>
      <text:p text:style-name="P1">LOC499240<text:tab/>0.560349762438853<text:tab/>0.147483410188208<text:tab/>0.148411872627529<text:tab/>0.245717898169545<text:tab/>0.0943043305745569</text:p>
      <text:p text:style-name="P1">LOC499306<text:tab/>0.100104444558944<text:tab/>0.291724105913237<text:tab/>0.0929645365478217<text:tab/>0.613996185681725<text:tab/>0.0906833102629784</text:p>
      <text:p text:style-name="P1">LOC499331<text:tab/>12.7049835440001<text:tab/>8.78646175760541<text:tab/>6.39644960602273<text:tab/>13.2186317102902<text:tab/>12.9986132660474</text:p>
      <text:p text:style-name="P1">LOC499339<text:tab/>83.2104234730051<text:tab/>92.7562188365863<text:tab/>36.5697035223924<text:tab/>55.8719422696008<text:tab/>55.6183991252567</text:p>
      <text:p text:style-name="P1">LOC499407<text:tab/>0.723109877720704<text:tab/>0.459047982093497<text:tab/>1.46366617868411<text:tab/>0.889332601590467<text:tab/>1.09167445942753</text:p>
      <text:p text:style-name="P1">LOC499469<text:tab/>0.103933771121142<text:tab/>0.10330493628222<text:tab/>0.0979952785205257<text:tab/>0.101020019074265<text:tab/>0.0959986064385136</text:p>
      <text:p text:style-name="P1">LOC499530<text:tab/>0.103933771121142<text:tab/>0.10330493628222<text:tab/>0.0979952785205257<text:tab/>0.101020019074265<text:tab/>0.0959986064385136</text:p>
      <text:p text:style-name="P1">LOC499541<text:tab/>0.103933771121142<text:tab/>0.10330493628222<text:tab/>0.0979952785205257<text:tab/>0.101020019074265<text:tab/>0.0959986064385136</text:p>
      <text:p text:style-name="P1">LOC499542<text:tab/>0.103933771121142<text:tab/>0.10330493628222<text:tab/>0.0979952785205257<text:tab/>0.101020019074265<text:tab/>0.0959986064385136</text:p>
      <text:p text:style-name="P1">LOC499544<text:tab/>0.103933771121142<text:tab/>0.10330493628222<text:tab/>0.0979952785205257<text:tab/>0.101020019074265<text:tab/>0.0959986064385136</text:p>
      <text:p text:style-name="P1">LOC499565<text:tab/>0.103933771121142<text:tab/>0.10330493628222<text:tab/>0.0979952785205257<text:tab/>0.101020019074265<text:tab/>0.0959986064385136</text:p>
      <text:p text:style-name="P1">LOC499573<text:tab/>0.103933771121142<text:tab/>0.10330493628222<text:tab/>0.0979952785205257<text:tab/>0.101020019074265<text:tab/>0.0959986064385136</text:p>
      <text:p text:style-name="P1">LOC499584<text:tab/>0.105040352236373<text:tab/>0.105535898232699<text:tab/>0.0987219872654674<text:tab/>0.145680045191612<text:tab/>0.135868784864006</text:p>
      <text:p text:style-name="P1">LOC499602<text:tab/>2.13439126976725<text:tab/>0.433674381036283<text:tab/>0.438782235916743<text:tab/>3.70625853508255<text:tab/>1.01364018082614</text:p>
      <text:p text:style-name="P1">LOC499643<text:tab/>0.103933771121142<text:tab/>0.10330493628222<text:tab/>0.0979952785205257<text:tab/>0.101020019074265<text:tab/>0.0959986064385136</text:p>
      <text:p text:style-name="P1">LOC499715<text:tab/>0.104218296888774<text:tab/>0.130558181980933<text:tab/>0.0981643815423622<text:tab/>0.101842932851705<text:tab/>0.0960541835989219</text:p>
      <text:p text:style-name="P1">LOC499742<text:tab/>0.103933771121142<text:tab/>0.10330493628222<text:tab/>0.0979952785205257<text:tab/>0.101020019074265<text:tab/>0.0959986064385136</text:p>
      <text:p text:style-name="P1">LOC499770<text:tab/>14.7838873479112<text:tab/>12.663454965091<text:tab/>9.07554155765674<text:tab/>21.2553275295598<text:tab/>26.0414684807504</text:p>
      <text:p text:style-name="P1">LOC499781<text:tab/>12.4172882670388<text:tab/>33.0149664345858<text:tab/>29.2412381176619<text:tab/>15.634407443229<text:tab/>18.4749820196115</text:p>
      <text:p text:style-name="P1">LOC499796<text:tab/>0.103933771121142<text:tab/>0.10330493628222<text:tab/>0.0979952785205257<text:tab/>0.101020019074265<text:tab/>0.0959986064385136</text:p>
      <text:p text:style-name="P1">LOC499843<text:tab/>0.103933771121142<text:tab/>0.10330493628222<text:tab/>0.0979952785205257<text:tab/>0.101020019074265<text:tab/>0.0959986064385136</text:p>
      <text:p text:style-name="P1">LOC499886<text:tab/>0.103933771121142<text:tab/>0.10330493628222<text:tab/>0.0979952785205257<text:tab/>0.101020019074265<text:tab/>0.0959986064385136</text:p>
      <text:p text:style-name="P1">LOC500028<text:tab/>0.667023363793026<text:tab/>0.605949672286909<text:tab/>0.572591313850676<text:tab/>2.15322743651115<text:tab/>0.77307942323776</text:p>
      <text:p text:style-name="P1">LOC500034<text:tab/>11.8116362641327<text:tab/>13.035927479338<text:tab/>18.4667008006384<text:tab/>16.5446258483131<text:tab/>13.3367561250573</text:p>
      <text:p text:style-name="P1">LOC500035<text:tab/>0.101360351563711<text:tab/>0.103058633297993<text:tab/>0.189819997449739<text:tab/>0.162344171214244<text:tab/>0.0934669546455927</text:p>
      <text:p text:style-name="P1">LOC500077<text:tab/>3.63310354312535<text:tab/>1.10131066752382<text:tab/>0.906121751216829<text:tab/>5.4639100603202<text:tab/>5.09291227582822</text:p>
      <text:p text:style-name="P1">LOC500124<text:tab/>1.04294417235647<text:tab/>0.540960715906557<text:tab/>0.577902966365784<text:tab/>0.418471690196541<text:tab/>0.316405625004295</text:p>
      <text:p text:style-name="P1">LOC500148<text:tab/>0.126982021810989<text:tab/>0.267959768432853<text:tab/>0.0953142027075727<text:tab/>0.100600426588059<text:tab/>0.117543781093541</text:p>
      <text:p text:style-name="P1">LOC500227<text:tab/>0.234246842937698<text:tab/>0.361352250932325<text:tab/>0.150339627101271<text:tab/>2.22532681711346<text:tab/>0.315255328657162</text:p>
      <text:p text:style-name="P1">LOC500300<text:tab/>11.9620274786156<text:tab/>21.610795595428<text:tab/>12.2879473912272<text:tab/>15.6505412083174<text:tab/>10.8706389408772</text:p>
      <text:p text:style-name="P1">LOC500331<text:tab/>0.103933771121142<text:tab/>0.10330493628222<text:tab/>0.0979952785205257<text:tab/>0.101020019074265<text:tab/>0.0959986064385136</text:p>
      <text:p text:style-name="P1">LOC500350<text:tab/>0.103933771121142<text:tab/>0.10330493628222<text:tab/>0.0979952785205257<text:tab/>0.101020019074265<text:tab/>0.0959986064385136</text:p>
      <text:p text:style-name="P1">LOC500354<text:tab/>0.103933771121142<text:tab/>0.10330493628222<text:tab/>0.0979952785205257<text:tab/>0.101020019074265<text:tab/>0.0959986064385136</text:p>
      <text:p text:style-name="P1">LOC500475<text:tab/>0.470466370352045<text:tab/>1.08240714341046<text:tab/>0.247304565776129<text:tab/>0.370821304950353<text:tab/>1.19793732492813</text:p>
      <text:p text:style-name="P1">LOC500567<text:tab/>0.103933771121142<text:tab/>0.10330493628222<text:tab/>0.0979952785205257<text:tab/>0.101020019074265<text:tab/>0.0959986064385136</text:p>
      <text:p text:style-name="P1">LOC500594<text:tab/>0.10460009584598<text:tab/>0.146800549553042<text:tab/>0.138310376660003<text:tab/>0.103035501100887<text:tab/>0.0958429382702793</text:p>
      <text:p text:style-name="P1">LOC500684<text:tab/>1.56484500538301<text:tab/>1.84970398169781<text:tab/>0.673833897774767<text:tab/>1.52060297538478<text:tab/>0.786083609623474</text:p>
      <text:p text:style-name="P1">LOC500702<text:tab/>0.103933771121142<text:tab/>0.10330493628222<text:tab/>0.0979952785205257<text:tab/>0.101020019074265<text:tab/>0.0959986064385136</text:p>
      <text:p text:style-name="P1"><text:soft-page-break/>LOC500827<text:tab/>0.104099020283322<text:tab/>0.116033597016793<text:tab/>0.0980944028267701<text:tab/>0.101473885371365<text:tab/>0.0960314225197335</text:p>
      <text:p text:style-name="P1">LOC500846<text:tab/>0.103933771121142<text:tab/>0.10330493628222<text:tab/>0.0979952785205257<text:tab/>0.101020019074265<text:tab/>0.0959986064385136</text:p>
      <text:p text:style-name="P1">LOC500876<text:tab/>0.103933771121142<text:tab/>0.10330493628222<text:tab/>0.0979952785205257<text:tab/>0.101020019074265<text:tab/>0.0959986064385136</text:p>
      <text:p text:style-name="P1">LOC500877<text:tab/>0.103933771121142<text:tab/>0.10330493628222<text:tab/>0.0979952785205257<text:tab/>0.101020019074265<text:tab/>0.0959986064385136</text:p>
      <text:p text:style-name="P1">LOC500948<text:tab/>0.101942353824766<text:tab/>0.104867782985722<text:tab/>3.65648754140768<text:tab/>0.103526842249893<text:tab/>0.0940037442745821</text:p>
      <text:p text:style-name="P1">LOC500956<text:tab/>1.90303741752625<text:tab/>3.69226415358844<text:tab/>0.968801870178487<text:tab/>1.64923413667395<text:tab/>0.269177227204252</text:p>
      <text:p text:style-name="P1">LOC500959<text:tab/>1.77469780695809<text:tab/>4.85181397341955<text:tab/>1.9185094606146<text:tab/>7.86001451979739<text:tab/>2.05380477650682</text:p>
      <text:p text:style-name="P1">LOC500990<text:tab/>0.103933771121142<text:tab/>0.10330493628222<text:tab/>0.0979952785205257<text:tab/>0.101020019074265<text:tab/>0.0959986064385136</text:p>
      <text:p text:style-name="P1">LOC501038<text:tab/>0.103933771121142<text:tab/>0.10330493628222<text:tab/>0.0979952785205257<text:tab/>0.101020019074265<text:tab/>0.0959986064385136</text:p>
      <text:p text:style-name="P1">LOC501110<text:tab/>3.20550830964603<text:tab/>1.26096864003838<text:tab/>1.42063953858981<text:tab/>4.62875673227495<text:tab/>0.621027992826029</text:p>
      <text:p text:style-name="P1">LOC501180<text:tab/>0.103933771121142<text:tab/>0.10330493628222<text:tab/>0.0979952785205257<text:tab/>0.101020019074265<text:tab/>0.0959986064385136</text:p>
      <text:p text:style-name="P1">LOC501233<text:tab/>0.103933771121142<text:tab/>0.10330493628222<text:tab/>0.0979952785205257<text:tab/>0.101020019074265<text:tab/>0.0959986064385136</text:p>
      <text:p text:style-name="P1">LOC501618<text:tab/>0.103933771121142<text:tab/>0.10330493628222<text:tab/>0.0979952785205257<text:tab/>0.101020019074265<text:tab/>0.0959986064385136</text:p>
      <text:p text:style-name="P1">LOC502176<text:tab/>0.1005546763371<text:tab/>0.350132615634725<text:tab/>0.0948713401935127<text:tab/>0.1666805926345<text:tab/>0.0928806280990879</text:p>
      <text:p text:style-name="P1">LOC502618<text:tab/>0.103933771121142<text:tab/>0.10330493628222<text:tab/>0.0979952785205257<text:tab/>0.101020019074265<text:tab/>0.0959986064385136</text:p>
      <text:p text:style-name="P1">LOC502684<text:tab/>0.107360177485757<text:tab/>0.300161041236804<text:tab/>0.274821435432564<text:tab/>0.153778139619628<text:tab/>0.112697762680911</text:p>
      <text:p text:style-name="P1">LOC56764<text:tab/>0.104718563102691<text:tab/>0.137786036480455<text:tab/>0.0984863828388245<text:tab/>0.103375506276053<text:tab/>0.138927981641965</text:p>
      <text:p text:style-name="P1">LOC619574<text:tab/>21.8660888213475<text:tab/>32.0568197825502<text:tab/>24.0351066351995<text:tab/>33.0644847548942<text:tab/>22.4845164977398</text:p>
      <text:p text:style-name="P1">LOC652956<text:tab/>45.7098572910605<text:tab/>54.1011862817502<text:tab/>46.8610001333321<text:tab/>86.8229659002126<text:tab/>66.375593700982</text:p>
      <text:p text:style-name="P1">LOC654482<text:tab/>4.00985183384337<text:tab/>2.48307788397392<text:tab/>1.42483970157498<text:tab/>10.701305478475<text:tab/>2.70957445025534</text:p>
      <text:p text:style-name="P1">LOC679149<text:tab/>0.104121485674264<text:tab/>0.171359599634536<text:tab/>0.0978477607057249<text:tab/>0.102107914193143<text:tab/>0.095593005477364</text:p>
      <text:p text:style-name="P1">LOC680039<text:tab/>6.25277613525641<text:tab/>6.59903774873478<text:tab/>7.13786712418174<text:tab/>10.0074590771404<text:tab/>8.20277493309903</text:p>
      <text:p text:style-name="P1">LOC680045<text:tab/>0.103933771121142<text:tab/>0.10330493628222<text:tab/>0.0979952785205257<text:tab/>0.101020019074265<text:tab/>0.0959986064385136</text:p>
      <text:p text:style-name="P1">LOC680112<text:tab/>0.103933771121142<text:tab/>0.10330493628222<text:tab/>0.0979952785205257<text:tab/>0.101020019074265<text:tab/>0.0959986064385136</text:p>
      <text:p text:style-name="P1">LOC680200<text:tab/>2.63449492206095<text:tab/>2.15438148508262<text:tab/>0.37687768549291<text:tab/>3.55335556269481<text:tab/>0.778844690222048</text:p>
      <text:p text:style-name="P1">LOC680227<text:tab/>0.104350209036588<text:tab/>0.104311471351556<text:tab/>0.0983913850568679<text:tab/>0.102223051565365<text:tab/>0.13570403483406</text:p>
      <text:p text:style-name="P1">LOC680254<text:tab/>18.787714634944<text:tab/>58.5944222295328<text:tab/>36.1375239382481<text:tab/>27.0970520534787<text:tab/>13.2025286524754</text:p>
      <text:p text:style-name="P1">LOC680428<text:tab/>0.103933771121142<text:tab/>0.10330493628222<text:tab/>0.0979952785205257<text:tab/>0.101020019074265<text:tab/>0.0959986064385136</text:p>
      <text:p text:style-name="P1">LOC680590<text:tab/>0.103933771121142<text:tab/>0.10330493628222<text:tab/>0.0979952785205257<text:tab/>0.101020019074265<text:tab/>0.0959986064385136</text:p>
      <text:p text:style-name="P1">LOC680663<text:tab/>0.103933771121142<text:tab/>0.10330493628222<text:tab/>0.0979952785205257<text:tab/>0.101020019074265<text:tab/>0.0959986064385136</text:p>
      <text:p text:style-name="P1">LOC680885<text:tab/>0.103933771121142<text:tab/>0.10330493628222<text:tab/>0.0979952785205257<text:tab/>0.101020019074265<text:tab/>0.0959986064385136</text:p>
      <text:p text:style-name="P1">LOC681325<text:tab/>0.103933771121142<text:tab/>0.10330493628222<text:tab/>0.0979952785205257<text:tab/>0.101020019074265<text:tab/>0.0959986064385136</text:p>
      <text:p text:style-name="P1">LOC681383<text:tab/>0.103933771121142<text:tab/>0.10330493628222<text:tab/>0.0979952785205257<text:tab/>0.101020019074265<text:tab/>0.0959986064385136</text:p>
      <text:p text:style-name="P1">LOC681419<text:tab/>33.3213167891073<text:tab/>17.7083091577053<text:tab/>29.571258503379<text:tab/>39.5598146094012<text:tab/>34.95982496357</text:p>
      <text:p text:style-name="P1">LOC681766<text:tab/>0.103933771121142<text:tab/>0.10330493628222<text:tab/>0.0979952785205257<text:tab/>0.101020019074265<text:tab/>0.0959986064385136</text:p>
      <text:p text:style-name="P1">LOC682102<text:tab/>0.103933771121142<text:tab/>0.10330493628222<text:tab/>0.0979952785205257<text:tab/>0.101020019074265<text:tab/>0.0959986064385136</text:p>
      <text:p text:style-name="P1">LOC682259<text:tab/>0.103933771121142<text:tab/>0.10330493628222<text:tab/>0.0979952785205257<text:tab/>0.101020019074265<text:tab/>0.0959986064385136</text:p>
      <text:p text:style-name="P1">LOC683313<text:tab/>0.103933771121142<text:tab/>0.10330493628222<text:tab/>0.0979952785205257<text:tab/>0.101020019074265<text:tab/>0.0959986064385136</text:p>
      <text:p text:style-name="P1">LOC683469<text:tab/>0.103933771121142<text:tab/>0.10330493628222<text:tab/>0.0979952785205257<text:tab/>0.101020019074265<text:tab/>0.0959986064385136</text:p>
      <text:p text:style-name="P1">LOC683722<text:tab/>8.98010047141627<text:tab/>23.0213264968461<text:tab/>13.4656792036103<text:tab/>12.639026406221<text:tab/>9.8454713469487</text:p>
      <text:p text:style-name="P1">LOC683897<text:tab/>8.65474745206806<text:tab/>4.67797613589195<text:tab/>11.7334574662859<text:tab/>12.9709939642971<text:tab/>17.2341921071748</text:p>
      <text:p text:style-name="P1">LOC684871<text:tab/>0.103933771121142<text:tab/>0.10330493628222<text:tab/>0.0979952785205257<text:tab/>0.101020019074265<text:tab/>0.0959986064385136</text:p>
      <text:p text:style-name="P1">LOC685157<text:tab/>0.103933771121142<text:tab/>0.10330493628222<text:tab/>0.0979952785205257<text:tab/>0.101020019074265<text:tab/>0.0959986064385136</text:p>
      <text:p text:style-name="P1">LOC685171<text:tab/>0.774019942818033<text:tab/>1.22946344094155<text:tab/>1.66951707870327<text:tab/>2.5877435938504<text:tab/>0.378096978921917</text:p>
      <text:p text:style-name="P1">LOC685391<text:tab/>0.105491546165986<text:tab/>0.202383097546388<text:tab/>0.0985081776369487<text:tab/>0.305825268325517<text:tab/>0.0957335207807319</text:p>
      <text:p text:style-name="P1">LOC685406<text:tab/>0.103933771121142<text:tab/>0.10330493628222<text:tab/>0.0979952785205257<text:tab/>0.101020019074265<text:tab/>0.0959986064385136</text:p>
      <text:p text:style-name="P1">LOC685544<text:tab/>0.103933771121142<text:tab/>0.10330493628222<text:tab/>0.0979952785205257<text:tab/>0.101020019074265<text:tab/>0.0959986064385136</text:p>
      <text:p text:style-name="P1">LOC685964<text:tab/>0.103933771121142<text:tab/>0.10330493628222<text:tab/>0.0979952785205257<text:tab/>0.101020019074265<text:tab/>0.0959986064385136</text:p>
      <text:p text:style-name="P1">LOC686031<text:tab/>0.103933771121142<text:tab/>0.10330493628222<text:tab/>0.0979952785205257<text:tab/>0.101020019074265<text:tab/>0.0959986064385136</text:p>
      <text:p text:style-name="P1">LOC686120<text:tab/>0.753502325989725<text:tab/>0.683739665420302<text:tab/>1.93929647776932<text:tab/>2.13977474008913<text:tab/>2.00915249266336</text:p>
      <text:p text:style-name="P1">LOC686288<text:tab/>0.103933771121142<text:tab/>0.10330493628222<text:tab/>0.0979952785205257<text:tab/>0.101020019074265<text:tab/>0.0959986064385136</text:p>
      <text:p text:style-name="P1">LOC687399<text:tab/>0.186856931321635<text:tab/>1.65262331650287<text:tab/>0.376487311056319<text:tab/>1.14187859313859<text:tab/>0.917970592809608</text:p>
      <text:p text:style-name="P1">LOC687707<text:tab/>0.936234251766206<text:tab/>2.02313420674784<text:tab/>3.13088835976359<text:tab/>0.294559809354869<text:tab/>0.843286836504255</text:p>
      <text:p text:style-name="P1">LOC688090<text:tab/>0.145147896717583<text:tab/>2.98316973428485<text:tab/>0.221735940991837<text:tab/>0.206605680540108<text:tab/>0.0886268600428483</text:p>
      <text:p text:style-name="P1"><text:soft-page-break/>LOC688335<text:tab/>0.103933771121142<text:tab/>0.10330493628222<text:tab/>0.0979952785205257<text:tab/>0.101020019074265<text:tab/>0.0959986064385136</text:p>
      <text:p text:style-name="P1">LOC688390<text:tab/>0.103933771121142<text:tab/>0.10330493628222<text:tab/>0.0979952785205257<text:tab/>0.101020019074265<text:tab/>0.0959986064385136</text:p>
      <text:p text:style-name="P1">LOC688452<text:tab/>4.59345142470873<text:tab/>5.09509459132858<text:tab/>4.21692965400204<text:tab/>8.50709827208856<text:tab/>2.6676586398345</text:p>
      <text:p text:style-name="P1">LOC688459<text:tab/>7.30112294973327<text:tab/>147.125470892986<text:tab/>51.499522218852<text:tab/>71.7643245189952<text:tab/>56.4516337643859</text:p>
      <text:p text:style-name="P1">LOC688553<text:tab/>0.102665938296881<text:tab/>0.103003431255026<text:tab/>0.0970234471459458<text:tab/>0.169087741401954<text:tab/>0.094764427304873</text:p>
      <text:p text:style-name="P1">LOC688613<text:tab/>0.103933771121142<text:tab/>0.10330493628222<text:tab/>0.0979952785205257<text:tab/>0.101020019074265<text:tab/>0.0959986064385136</text:p>
      <text:p text:style-name="P1">LOC688765<text:tab/>4.52154765377212<text:tab/>2.18628382723044<text:tab/>0.564758581648878<text:tab/>5.72717728938327<text:tab/>1.17646440663608</text:p>
      <text:p text:style-name="P1">LOC688828<text:tab/>0.103933771121142<text:tab/>0.10330493628222<text:tab/>0.0979952785205257<text:tab/>0.101020019074265<text:tab/>0.0959986064385136</text:p>
      <text:p text:style-name="P1">LOC688869<text:tab/>392.561234582533<text:tab/>509.497030770949<text:tab/>424.004265448571<text:tab/>735.374931414131<text:tab/>486.012045279198</text:p>
      <text:p text:style-name="P1">LOC688924<text:tab/>0.103933771121142<text:tab/>0.10330493628222<text:tab/>0.0979952785205257<text:tab/>0.101020019074265<text:tab/>0.0959986064385136</text:p>
      <text:p text:style-name="P1">LOC688925<text:tab/>1.03084509999123<text:tab/>0.38765880118251<text:tab/>0.611611589258196<text:tab/>0.111312172192665<text:tab/>0.09575772035921</text:p>
      <text:p text:style-name="P1">LOC689064<text:tab/>0.103933771121142<text:tab/>0.10330493628222<text:tab/>0.0979952785205257<text:tab/>0.101020019074265<text:tab/>0.0959986064385136</text:p>
      <text:p text:style-name="P1">LOC689065<text:tab/>0.103933771121142<text:tab/>0.10330493628222<text:tab/>0.0979952785205257<text:tab/>0.101020019074265<text:tab/>0.0959986064385136</text:p>
      <text:p text:style-name="P1">LOC689081<text:tab/>0.103933771121142<text:tab/>0.10330493628222<text:tab/>0.0979952785205257<text:tab/>0.101020019074265<text:tab/>0.0959986064385136</text:p>
      <text:p text:style-name="P1">LOC689199<text:tab/>0.103933771121142<text:tab/>0.10330493628222<text:tab/>0.0979952785205257<text:tab/>0.101020019074265<text:tab/>0.0959986064385136</text:p>
      <text:p text:style-name="P1">LOC689226<text:tab/>111.873330669841<text:tab/>115.917046425899<text:tab/>76.6589051149382<text:tab/>172.787601103724<text:tab/>78.4772834182293</text:p>
      <text:p text:style-name="P1">LOC689412<text:tab/>0.341311460936398<text:tab/>0.451804442246628<text:tab/>0.202820328182863<text:tab/>0.405300266669132<text:tab/>0.213389031927912</text:p>
      <text:p text:style-name="P1">LOC689574<text:tab/>98.6924529463617<text:tab/>115.199165705433<text:tab/>100.946047417979<text:tab/>126.080705871312<text:tab/>116.040351347373</text:p>
      <text:p text:style-name="P1">LOC689589<text:tab/>0.103933771121142<text:tab/>0.10330493628222<text:tab/>0.0979952785205257<text:tab/>0.101020019074265<text:tab/>0.0959986064385136</text:p>
      <text:p text:style-name="P1">LOC689600<text:tab/>0.103933771121142<text:tab/>0.10330493628222<text:tab/>0.0979952785205257<text:tab/>0.101020019074265<text:tab/>0.0959986064385136</text:p>
      <text:p text:style-name="P1">LOC689618<text:tab/>0.103933771121142<text:tab/>0.10330493628222<text:tab/>0.0979952785205257<text:tab/>0.101020019074265<text:tab/>0.0959986064385136</text:p>
      <text:p text:style-name="P1">LOC689713<text:tab/>0.103933771121142<text:tab/>0.10330493628222<text:tab/>0.0979952785205257<text:tab/>0.101020019074265<text:tab/>0.0959986064385136</text:p>
      <text:p text:style-name="P1">LOC689757<text:tab/>0.10106158300055<text:tab/>0.266810327432528<text:tab/>0.0952878126548776<text:tab/>0.15262669095194<text:tab/>0.118646711751229</text:p>
      <text:p text:style-name="P1">LOC689766<text:tab/>0.0990535981922305<text:tab/>0.101996224658078<text:tab/>0.0923742166390566<text:tab/>0.809313064183296<text:tab/>0.0906042537056462</text:p>
      <text:p text:style-name="P1">LOC689770<text:tab/>0.099740637019524<text:tab/>0.231685855205634<text:tab/>0.155927880957867<text:tab/>0.574655436382776<text:tab/>0.0904478513336037</text:p>
      <text:p text:style-name="P1">LOC689840<text:tab/>0.103933771121142<text:tab/>0.10330493628222<text:tab/>0.0979952785205257<text:tab/>0.101020019074265<text:tab/>0.0959986064385136</text:p>
      <text:p text:style-name="P1">LOC689927<text:tab/>0.103933771121142<text:tab/>0.10330493628222<text:tab/>0.0979952785205257<text:tab/>0.101020019074265<text:tab/>0.0959986064385136</text:p>
      <text:p text:style-name="P1">LOC689959<text:tab/>11.0592301147354<text:tab/>12.1092866788751<text:tab/>2.51883262757138<text:tab/>10.9086832435875<text:tab/>6.25713795557397</text:p>
      <text:p text:style-name="P1">LOC689986<text:tab/>1.31392167510478<text:tab/>0.512021429696611<text:tab/>0.991449297176659<text:tab/>1.25511160351331<text:tab/>0.46908469897213</text:p>
      <text:p text:style-name="P1">LOC690120<text:tab/>2.94707297074618<text:tab/>1.50633843681267<text:tab/>3.74455188492411<text:tab/>4.49665817921418<text:tab/>5.18421185334359</text:p>
      <text:p text:style-name="P1">LOC690206<text:tab/>0.103933771121142<text:tab/>0.10330493628222<text:tab/>0.0979952785205257<text:tab/>0.101020019074265<text:tab/>0.0959986064385136</text:p>
      <text:p text:style-name="P1">LOC690276<text:tab/>16.8541107071635<text:tab/>19.3934867795623<text:tab/>3.48554957056288<text:tab/>23.5667582207952<text:tab/>4.59391419697905</text:p>
      <text:p text:style-name="P1">LOC690326<text:tab/>0.103933771121142<text:tab/>0.10330493628222<text:tab/>0.0979952785205257<text:tab/>0.101020019074265<text:tab/>0.0959986064385136</text:p>
      <text:p text:style-name="P1">LOC690344<text:tab/>45.7498679554747<text:tab/>29.3027479726052<text:tab/>26.5592579790391<text:tab/>84.7324945789022<text:tab/>40.5319558039758</text:p>
      <text:p text:style-name="P1">LOC690352<text:tab/>0.636978339625929<text:tab/>0.108325260980025<text:tab/>0.199861716070946<text:tab/>0.107160353802676<text:tab/>0.145323524099762</text:p>
      <text:p text:style-name="P1">LOC690386<text:tab/>0.103933771121142<text:tab/>0.10330493628222<text:tab/>0.0979952785205257<text:tab/>0.101020019074265<text:tab/>0.0959986064385136</text:p>
      <text:p text:style-name="P1">LOC690415<text:tab/>0.103933771121142<text:tab/>0.10330493628222<text:tab/>0.0979952785205257<text:tab/>0.101020019074265<text:tab/>0.0959986064385136</text:p>
      <text:p text:style-name="P1">LOC690435<text:tab/>0.103933771121142<text:tab/>0.10330493628222<text:tab/>0.0979952785205257<text:tab/>0.101020019074265<text:tab/>0.0959986064385136</text:p>
      <text:p text:style-name="P1">LOC690460<text:tab/>0.103933771121142<text:tab/>0.10330493628222<text:tab/>0.0979952785205257<text:tab/>0.101020019074265<text:tab/>0.0959986064385136</text:p>
      <text:p text:style-name="P1">LOC690478<text:tab/>0.103933771121142<text:tab/>0.10330493628222<text:tab/>0.0979952785205257<text:tab/>0.101020019074265<text:tab/>0.0959986064385136</text:p>
      <text:p text:style-name="P1">LOC690617<text:tab/>4.40150119810584<text:tab/>4.43997911352053<text:tab/>6.02957618897428<text:tab/>10.3715681662429<text:tab/>33.2821958428134</text:p>
      <text:p text:style-name="P1">LOC690784<text:tab/>0.103933771121142<text:tab/>0.10330493628222<text:tab/>0.0979952785205257<text:tab/>0.101020019074265<text:tab/>0.0959986064385136</text:p>
      <text:p text:style-name="P1">LOC690806<text:tab/>1.8853749424013<text:tab/>3.74625026266345<text:tab/>3.97192302122218<text:tab/>4.59202190556105<text:tab/>5.11682808339976</text:p>
      <text:p text:style-name="P1">LOC690871<text:tab/>42.5804185816661<text:tab/>55.7896463497048<text:tab/>24.1041014134965<text:tab/>68.5014157155166<text:tab/>32.9467631474918</text:p>
      <text:p text:style-name="P1">LOC690911<text:tab/>8.052930596059<text:tab/>6.04024417035085<text:tab/>8.93386156738446<text:tab/>9.13309729038742<text:tab/>8.76981830426108</text:p>
      <text:p text:style-name="P1">LOC690918<text:tab/>0.166018728351408<text:tab/>0.135028051629599<text:tab/>0.0983001194731546<text:tab/>0.102730817006319<text:tab/>0.0958641713821149</text:p>
      <text:p text:style-name="P1">LOC691083<text:tab/>0.14783315853252<text:tab/>0.288858280858301<text:tab/>0.17758375749752<text:tab/>0.531007361845788<text:tab/>0.239040150223266</text:p>
      <text:p text:style-name="P1">LOC691141<text:tab/>0.718164931255222<text:tab/>0.753722267150642<text:tab/>1.45474890343972<text:tab/>1.33916918048554<text:tab/>0.847009847321193</text:p>
      <text:p text:style-name="P1">LOC691153<text:tab/>2.5544241862472<text:tab/>3.41303654776967<text:tab/>5.74023519684665<text:tab/>5.4278811403248<text:tab/>3.23632460186717</text:p>
      <text:p text:style-name="P1">LOC691162<text:tab/>0.103933771121142<text:tab/>0.10330493628222<text:tab/>0.0979952785205257<text:tab/>0.101020019074265<text:tab/>0.0959986064385136</text:p>
      <text:p text:style-name="P1">LOC691215<text:tab/>0.103933771121142<text:tab/>0.10330493628222<text:tab/>0.0979952785205257<text:tab/>0.101020019074265<text:tab/>0.0959986064385136</text:p>
      <text:p text:style-name="P1">LOC691277<text:tab/>0.103933771121142<text:tab/>0.10330493628222<text:tab/>0.0979952785205257<text:tab/>0.101020019074265<text:tab/>0.0959986064385136</text:p>
      <text:p text:style-name="P1">LOC691286<text:tab/>0.103933771121142<text:tab/>0.10330493628222<text:tab/>0.0979952785205257<text:tab/>0.101020019074265<text:tab/>0.0959986064385136</text:p>
      <text:p text:style-name="P1">LOC691352<text:tab/>0.103933771121142<text:tab/>0.10330493628222<text:tab/>0.0979952785205257<text:tab/>0.101020019074265<text:tab/>0.0959986064385136</text:p>
      <text:p text:style-name="P1"><text:soft-page-break/>LOC691670<text:tab/>0.103933771121142<text:tab/>0.10330493628222<text:tab/>0.0979952785205257<text:tab/>0.101020019074265<text:tab/>0.0959986064385136</text:p>
      <text:p text:style-name="P1">LOC691807<text:tab/>66.11466832293<text:tab/>73.0896422242958<text:tab/>44.0879446686749<text:tab/>95.3600500345763<text:tab/>49.541630721437</text:p>
      <text:p text:style-name="P1">LOC691895<text:tab/>0.103933771121142<text:tab/>0.10330493628222<text:tab/>0.0979952785205257<text:tab/>0.101020019074265<text:tab/>0.0959986064385136</text:p>
      <text:p text:style-name="P1">LOC691909<text:tab/>1.50591614031051<text:tab/>0.604152374144829<text:tab/>1.93282872114493<text:tab/>4.96647873937233<text:tab/>2.62939292749852</text:p>
      <text:p text:style-name="P1">LOC691921<text:tab/>24.8763107469143<text:tab/>19.4553320370082<text:tab/>8.87980331977589<text:tab/>33.6796407485725<text:tab/>20.7130884789662</text:p>
      <text:p text:style-name="P1">LOC691931<text:tab/>32.9620171343376<text:tab/>36.8834557537754<text:tab/>34.5324951668085<text:tab/>21.1959000942143<text:tab/>19.8393734808149</text:p>
      <text:p text:style-name="P1">LOC691952<text:tab/>0.103933771121142<text:tab/>0.10330493628222<text:tab/>0.0979952785205257<text:tab/>0.101020019074265<text:tab/>0.0959986064385136</text:p>
      <text:p text:style-name="P1">LOC691995<text:tab/>0.394677849820935<text:tab/>2.2432405139685<text:tab/>0.657730469635425<text:tab/>0.702467480473779<text:tab/>0.114759934756139</text:p>
      <text:p text:style-name="P1">LRRTM1<text:tab/>0.103933771121142<text:tab/>0.10330493628222<text:tab/>0.0979952785205257<text:tab/>0.101020019074265<text:tab/>0.0959986064385136</text:p>
      <text:p text:style-name="P1">Lace1<text:tab/>1.42160774163875<text:tab/>0.677235427400346<text:tab/>0.32296730435765<text:tab/>3.36092436810271<text:tab/>1.14472095936666</text:p>
      <text:p text:style-name="P1">Lactb<text:tab/>12.1107432658353<text:tab/>16.6426860825696<text:tab/>11.7086130222275<text:tab/>21.0113745001105<text:tab/>12.3418922853722</text:p>
      <text:p text:style-name="P1">Lactb2<text:tab/>13.6019118263526<text:tab/>7.37623055779988<text:tab/>3.6809827878217<text:tab/>22.1578139250439<text:tab/>12.1162773745281</text:p>
      <text:p text:style-name="P1">Lad1<text:tab/>0.133016751780211<text:tab/>0.132404899393282<text:tab/>0.0979646382531393<text:tab/>0.102022857015048<text:tab/>0.0956459080694554</text:p>
      <text:p text:style-name="P1">Lag3<text:tab/>0.392449935969375<text:tab/>0.915242446501973<text:tab/>3.64135511552113<text:tab/>1.14406381896789<text:tab/>0.73370694970992</text:p>
      <text:p text:style-name="P1">Lage3<text:tab/>90.1256010308635<text:tab/>85.1062712086438<text:tab/>58.4221762243213<text:tab/>118.490417279797<text:tab/>51.1538657161455</text:p>
      <text:p text:style-name="P1">Lair1<text:tab/>0.104392575132129<text:tab/>0.168646614874684<text:tab/>0.098261008260523<text:tab/>0.102467493662685<text:tab/>0.0960841886028363</text:p>
      <text:p text:style-name="P1">Lalba<text:tab/>0.104504036591579<text:tab/>0.104724564267947<text:tab/>0.098561625504565<text:tab/>0.102725817406087<text:tab/>0.165221237631189</text:p>
      <text:p text:style-name="P1">Lama1<text:tab/>0.103933771121142<text:tab/>0.10330493628222<text:tab/>0.0979952785205257<text:tab/>0.101020019074265<text:tab/>0.0959986064385136</text:p>
      <text:p text:style-name="P1">Lama4<text:tab/>3.95812500172409<text:tab/>4.79989415711268<text:tab/>2.29265964470456<text:tab/>18.2360848827183<text:tab/>2.777949328436</text:p>
      <text:p text:style-name="P1">Lama5<text:tab/>73.7018103342535<text:tab/>120.569505107229<text:tab/>92.2588578709623<text:tab/>161.053224865529<text:tab/>87.1911146548025</text:p>
      <text:p text:style-name="P1">Lamb2<text:tab/>76.5863751733879<text:tab/>83.7052548277525<text:tab/>61.6515753663197<text:tab/>63.5973485172396<text:tab/>34.5919472738088</text:p>
      <text:p text:style-name="P1">Lamb3<text:tab/>0.10346006749656<text:tab/>0.104408281874651<text:tab/>0.0974111532585709<text:tab/>0.222063489102268<text:tab/>0.0949290218055834</text:p>
      <text:p text:style-name="P1">Lamc1<text:tab/>89.8548149528075<text:tab/>217.131853279231<text:tab/>182.399645619375<text:tab/>173.545638121593<text:tab/>86.0395045222384</text:p>
      <text:p text:style-name="P1">Lamc2<text:tab/>0.732696549526604<text:tab/>9.09479327882148<text:tab/>1.43826597392806<text:tab/>3.06711484819823<text:tab/>0.268460763795356</text:p>
      <text:p text:style-name="P1">Lamc3<text:tab/>0.103933771121142<text:tab/>0.10330493628222<text:tab/>0.0979952785205257<text:tab/>0.101020019074265<text:tab/>0.0959986064385136</text:p>
      <text:p text:style-name="P1">Lamp1<text:tab/>390.715741428364<text:tab/>413.282316907526<text:tab/>385.966693088848<text:tab/>652.549150764271<text:tab/>641.545500785293</text:p>
      <text:p text:style-name="P1">Lamp2<text:tab/>148.531370695115<text:tab/>150.246651681549<text:tab/>172.875323943086<text:tab/>227.85584913733<text:tab/>199.694393873377</text:p>
      <text:p text:style-name="P1">Lamp3<text:tab/>0.121230449307195<text:tab/>0.103544234986393<text:tab/>0.0980368107989626<text:tab/>0.10128824906177<text:tab/>0.095922914952647</text:p>
      <text:p text:style-name="P1">Lamp5<text:tab/>0.10178074116426<text:tab/>0.102718776243263<text:tab/>0.0956383729508699<text:tab/>0.189154699697962<text:tab/>0.0937094192847189</text:p>
      <text:p text:style-name="P1">Lamtor1<text:tab/>106.823498634034<text:tab/>105.282850065725<text:tab/>57.2541157552742<text:tab/>199.931951990231<text:tab/>167.404096639273</text:p>
      <text:p text:style-name="P1">Lamtor2<text:tab/>87.2046765628863<text:tab/>73.1215255556562<text:tab/>75.6197155733913<text:tab/>137.000952662936<text:tab/>132.959162936052</text:p>
      <text:p text:style-name="P1">Lamtor3<text:tab/>47.2421135122997<text:tab/>60.7282230978993<text:tab/>46.1995668313541<text:tab/>64.5550478733421<text:tab/>48.9468511494488</text:p>
      <text:p text:style-name="P1">Lamtor4<text:tab/>88.2147484609598<text:tab/>71.7441642086838<text:tab/>53.9883935385827<text:tab/>147.662543939733<text:tab/>100.931186525972</text:p>
      <text:p text:style-name="P1">Lamtor5<text:tab/>50.0192047000448<text:tab/>48.3685512041884<text:tab/>34.1151731225955<text:tab/>82.0591275401266<text:tab/>60.4967174739913</text:p>
      <text:p text:style-name="P1">Lancl1<text:tab/>29.1213179159608<text:tab/>20.8362052824093<text:tab/>16.1266527922586<text:tab/>33.0316092912228<text:tab/>23.7435191238062</text:p>
      <text:p text:style-name="P1">Lancl2<text:tab/>13.6201950244596<text:tab/>8.40060092249067<text:tab/>10.024046277792<text:tab/>16.4188119517835<text:tab/>7.54322494627969</text:p>
      <text:p text:style-name="P1">Lancl3<text:tab/>0.104672818442146<text:tab/>0.104655172358762<text:tab/>0.173536028926031<text:tab/>0.1027781605675<text:tab/>0.0961919208216555</text:p>
      <text:p text:style-name="P1">Lao1<text:tab/>0.103933771121142<text:tab/>0.10330493628222<text:tab/>0.0979952785205257<text:tab/>0.101020019074265<text:tab/>0.0959986064385136</text:p>
      <text:p text:style-name="P1">Lap3<text:tab/>54.9896390689244<text:tab/>68.7116759414992<text:tab/>71.4372175044713<text:tab/>92.0428950785889<text:tab/>90.8621666707529</text:p>
      <text:p text:style-name="P1">Laptm4a<text:tab/>601.454157560268<text:tab/>583.547414048603<text:tab/>582.817720727665<text:tab/>701.988429654075<text:tab/>521.260311424396</text:p>
      <text:p text:style-name="P1">Laptm4b<text:tab/>82.8471304125408<text:tab/>72.0080076464535<text:tab/>56.4698476393101<text:tab/>102.528393235599<text:tab/>48.2030578693503</text:p>
      <text:p text:style-name="P1">Laptm5<text:tab/>0.104797193908773<text:tab/>0.127822380758944<text:tab/>0.0984347804866852<text:tab/>0.136457071780715<text:tab/>0.0961630277348949</text:p>
      <text:p text:style-name="P1">Large<text:tab/>54.7500763260089<text:tab/>47.8522283337737<text:tab/>35.446564720823<text:tab/>42.9754391713182<text:tab/>24.3024573674489</text:p>
      <text:p text:style-name="P1">Larp1b<text:tab/>17.7831354718677<text:tab/>21.8961147603544<text:tab/>39.167569690793<text:tab/>10.8388038045621<text:tab/>16.0410135530095</text:p>
      <text:p text:style-name="P1">Larp4b<text:tab/>21.8914598038006<text:tab/>25.1574663386277<text:tab/>22.1233995902213<text:tab/>20.8469808561616<text:tab/>20.1514070011728</text:p>
      <text:p text:style-name="P1">Larp6<text:tab/>2.47103807403484<text:tab/>8.74325549569897<text:tab/>2.63098577185744<text:tab/>8.54713688233147<text:tab/>1.484147941402</text:p>
      <text:p text:style-name="P1">Larp7<text:tab/>26.4838584152054<text:tab/>37.0557271112281<text:tab/>18.2723158129284<text:tab/>35.9699713923413<text:tab/>20.6726289350379</text:p>
      <text:p text:style-name="P1">Lars<text:tab/>47.2578542022684<text:tab/>68.4100514153218<text:tab/>36.1639315255088<text:tab/>69.1808159595612<text:tab/>72.7847809577781</text:p>
      <text:p text:style-name="P1">Lars2<text:tab/>7.07497062132712<text:tab/>2.13215489567209<text:tab/>0.779958523836748<text:tab/>8.48345942601009<text:tab/>3.39795434304332</text:p>
      <text:p text:style-name="P1">Las1l<text:tab/>30.6065764328705<text:tab/>29.2512394544725<text:tab/>27.4593739465941<text:tab/>27.4755650563209<text:tab/>30.296928560097</text:p>
      <text:p text:style-name="P1">Lasp1<text:tab/>115.724743282282<text:tab/>109.894882015003<text:tab/>88.9012719303553<text:tab/>150.134288019479<text:tab/>74.9061204511603</text:p>
      <text:p text:style-name="P1">Lat<text:tab/>0.148839228844124<text:tab/>0.630321893928318<text:tab/>0.397824617951853<text:tab/>1.91425685761169<text:tab/>1.03744068274863</text:p>
      <text:p text:style-name="P1">Lat2<text:tab/>0.104396148037181<text:tab/>0.104432944818723<text:tab/>0.0984409076465322<text:tab/>0.102370258314132<text:tab/>0.143290905535983</text:p>
      <text:p text:style-name="P1">Lats1<text:tab/>8.38022709637177<text:tab/>11.7661236127618<text:tab/>8.6505599106005<text:tab/>10.9483710570014<text:tab/>8.86280824919536</text:p>
      <text:p text:style-name="P1"><text:soft-page-break/>Lats2<text:tab/>39.3878299282822<text:tab/>21.6266690203598<text:tab/>16.0314176336971<text:tab/>20.3383070331751<text:tab/>11.8338520457062</text:p>
      <text:p text:style-name="P1">Lax1<text:tab/>0.104219799246916<text:tab/>0.138266404571597<text:tab/>0.261058241352133<text:tab/>0.115643856686438<text:tab/>0.0952818505436832</text:p>
      <text:p text:style-name="P1">Layn<text:tab/>7.89634398684216<text:tab/>56.8097733480609<text:tab/>15.5147008045792<text:tab/>94.5155451135656<text:tab/>30.0186534205137</text:p>
      <text:p text:style-name="P1">Lbh<text:tab/>274.642009935205<text:tab/>256.879533754109<text:tab/>144.575931907127<text:tab/>242.01469647441<text:tab/>81.7055211579337</text:p>
      <text:p text:style-name="P1">Lbhd1<text:tab/>41.0272359266639<text:tab/>37.0652014719071<text:tab/>33.445406194061<text:tab/>51.8180063581382<text:tab/>52.8396864097964</text:p>
      <text:p text:style-name="P1">Lbp<text:tab/>2.07398953299127<text:tab/>1.31389200661383<text:tab/>0.827322563093358<text:tab/>0.74676349467734<text:tab/>0.36990701380893</text:p>
      <text:p text:style-name="P1">Lbr<text:tab/>19.5187524111596<text:tab/>18.7749619689775<text:tab/>14.6151628383978<text:tab/>15.5317714060968<text:tab/>13.9579107029946</text:p>
      <text:p text:style-name="P1">Lbx1<text:tab/>0.103933771121142<text:tab/>0.10330493628222<text:tab/>0.0979952785205257<text:tab/>0.101020019074265<text:tab/>0.0959986064385136</text:p>
      <text:p text:style-name="P1">Lbx2<text:tab/>0.103933771121142<text:tab/>0.10330493628222<text:tab/>0.0979952785205257<text:tab/>0.101020019074265<text:tab/>0.0959986064385136</text:p>
      <text:p text:style-name="P1">Lca5<text:tab/>0.528402315110575<text:tab/>0.872727485087496<text:tab/>0.633709872330193<text:tab/>1.42370194431952<text:tab/>0.7147276901905</text:p>
      <text:p text:style-name="P1">Lca5l<text:tab/>0.104220786410427<text:tab/>0.103764694542862<text:tab/>0.0981266441032634<text:tab/>0.113024783256249<text:tab/>0.0960528702556442</text:p>
      <text:p text:style-name="P1">Lcat<text:tab/>11.2502217768789<text:tab/>16.1394020218868<text:tab/>13.2147561306733<text:tab/>8.81546856357986<text:tab/>8.05411196663334</text:p>
      <text:p text:style-name="P1">Lce1f<text:tab/>0.103933771121142<text:tab/>0.10330493628222<text:tab/>0.0979952785205257<text:tab/>0.101020019074265<text:tab/>0.0959986064385136</text:p>
      <text:p text:style-name="P1">Lce1l<text:tab/>0.10776015822824<text:tab/>1.11538271832717<text:tab/>0.459663699288841<text:tab/>0.115000461382387<text:tab/>0.270424743244401</text:p>
      <text:p text:style-name="P1">Lce1m<text:tab/>4.51254478857694<text:tab/>2.66810478615897<text:tab/>0.305513897789684<text:tab/>0.118565662658463<text:tab/>0.0942013001136418</text:p>
      <text:p text:style-name="P1">Lck<text:tab/>0.134027670751598<text:tab/>0.257736634483909<text:tab/>0.16583700375006<text:tab/>0.167764932673961<text:tab/>0.139340021579123</text:p>
      <text:p text:style-name="P1">Lcmt1<text:tab/>22.2290926378225<text:tab/>23.0640251022234<text:tab/>25.0751168433165<text:tab/>27.8048096878951<text:tab/>33.3794779059956</text:p>
      <text:p text:style-name="P1">Lcmt2<text:tab/>5.42641606957506<text:tab/>5.35153465571076<text:tab/>11.0211910970346<text:tab/>6.24198844414358<text:tab/>9.26393853031946</text:p>
      <text:p text:style-name="P1">Lcn1<text:tab/>0.103933771121142<text:tab/>0.10330493628222<text:tab/>0.0979952785205257<text:tab/>0.101020019074265<text:tab/>0.0959986064385136</text:p>
      <text:p text:style-name="P1">Lcn10<text:tab/>0.103933771121142<text:tab/>0.10330493628222<text:tab/>0.0979952785205257<text:tab/>0.101020019074265<text:tab/>0.0959986064385136</text:p>
      <text:p text:style-name="P1">Lcn11<text:tab/>0.103933771121142<text:tab/>0.10330493628222<text:tab/>0.0979952785205257<text:tab/>0.101020019074265<text:tab/>0.0959986064385136</text:p>
      <text:p text:style-name="P1">Lcn12<text:tab/>2.04107907628429<text:tab/>0.568561002667503<text:tab/>0.688951766334398<text:tab/>1.49442409614819<text:tab/>0.822161002621463</text:p>
      <text:p text:style-name="P1">Lcn2<text:tab/>0.677089221760238<text:tab/>2.68791724129842<text:tab/>0.19704061648084<text:tab/>0.69806857642532<text:tab/>0.08355017592183</text:p>
      <text:p text:style-name="P1">Lcn5<text:tab/>0.103933771121142<text:tab/>0.10330493628222<text:tab/>0.0979952785205257<text:tab/>0.101020019074265<text:tab/>0.0959986064385136</text:p>
      <text:p text:style-name="P1">Lcn6<text:tab/>0.103933771121142<text:tab/>0.10330493628222<text:tab/>0.0979952785205257<text:tab/>0.101020019074265<text:tab/>0.0959986064385136</text:p>
      <text:p text:style-name="P1">Lcn8<text:tab/>0.103933771121142<text:tab/>0.10330493628222<text:tab/>0.0979952785205257<text:tab/>0.101020019074265<text:tab/>0.0959986064385136</text:p>
      <text:p text:style-name="P1">Lcn9<text:tab/>0.103933771121142<text:tab/>0.10330493628222<text:tab/>0.0979952785205257<text:tab/>0.101020019074265<text:tab/>0.0959986064385136</text:p>
      <text:p text:style-name="P1">Lcp1<text:tab/>0.41503688290832<text:tab/>0.348824407088128<text:tab/>0.221198386770889<text:tab/>0.349280288094862<text:tab/>0.0920928535047233</text:p>
      <text:p text:style-name="P1">Lcp2<text:tab/>0.103933771121142<text:tab/>0.10330493628222<text:tab/>0.0979952785205257<text:tab/>0.101020019074265<text:tab/>0.0959986064385136</text:p>
      <text:p text:style-name="P1">Lct<text:tab/>0.103986301790163<text:tab/>0.11474124017736<text:tab/>0.0978959411558354<text:tab/>0.109946404861883<text:tab/>0.104896731219015</text:p>
      <text:p text:style-name="P1">Lctl<text:tab/>2.33990694584707<text:tab/>0.977183124409584<text:tab/>1.06366459324041<text:tab/>0.973050986398791<text:tab/>0.710265583294574</text:p>
      <text:p text:style-name="P1">Ldah<text:tab/>13.094651736043<text:tab/>8.54384550232506<text:tab/>3.6060877288277<text:tab/>15.3922868636168<text:tab/>6.14407009016456</text:p>
      <text:p text:style-name="P1">Ldb1<text:tab/>44.7233279266075<text:tab/>30.7481917430937<text:tab/>24.1247387927566<text:tab/>58.4149969188199<text:tab/>34.3949904897867</text:p>
      <text:p text:style-name="P1">Ldb2<text:tab/>0.119617106172356<text:tab/>0.103306636499846<text:tab/>0.0972465164249589<text:tab/>0.150047863079643<text:tab/>0.0949171880874676</text:p>
      <text:p text:style-name="P1">Ldb3<text:tab/>6.92142979410217<text:tab/>5.48432456770344<text:tab/>0.81439284249359<text:tab/>5.07856822681368<text:tab/>0.251727268644445</text:p>
      <text:p text:style-name="P1">Ldha<text:tab/>257.864018851265<text:tab/>451.85919323837<text:tab/>404.88183900135<text:tab/>719.324325401828<text:tab/>335.984873216512</text:p>
      <text:p text:style-name="P1">Ldhal6b<text:tab/>0.104395012985759<text:tab/>0.105272611600909<text:tab/>0.0980917906752109<text:tab/>0.120993568234586<text:tab/>0.210825275356674</text:p>
      <text:p text:style-name="P1">Ldhb<text:tab/>90.3926106718339<text:tab/>127.902302238627<text:tab/>72.7562851395289<text:tab/>94.1216239843296<text:tab/>51.4643165402021</text:p>
      <text:p text:style-name="P1">Ldhc<text:tab/>0.129403960992769<text:tab/>0.278122686526544<text:tab/>0.387135670895956<text:tab/>0.687006410886156<text:tab/>0.123762601232247</text:p>
      <text:p text:style-name="P1">Ldhd<text:tab/>4.02082937404906<text:tab/>1.8302809478897<text:tab/>0.924702100403705<text:tab/>8.46728070925696<text:tab/>2.62921325447678</text:p>
      <text:p text:style-name="P1">Ldlr<text:tab/>97.534956011106<text:tab/>219.351894092235<text:tab/>175.848280183721<text:tab/>138.174275332342<text:tab/>140.491125651165</text:p>
      <text:p text:style-name="P1">Ldlrad4<text:tab/>15.1859160200684<text:tab/>16.5156101319226<text:tab/>5.07994851098004<text:tab/>21.1909329228252<text:tab/>4.66014597981558</text:p>
      <text:p text:style-name="P1">Ldlrap1<text:tab/>5.08946428242169<text:tab/>3.34224660681323<text:tab/>4.80954486449605<text:tab/>8.56785613696404<text:tab/>5.83809330767746</text:p>
      <text:p text:style-name="P1">Leap2<text:tab/>53.6867363628771<text:tab/>70.5278642377279<text:tab/>73.287639007917<text:tab/>85.8475020284745<text:tab/>51.4986095426877</text:p>
      <text:p text:style-name="P1">Lect1<text:tab/>0.104543813841364<text:tab/>0.104312102792727<text:tab/>0.117319571960803<text:tab/>0.102156247101476<text:tab/>0.096331281894261</text:p>
      <text:p text:style-name="P1">Lect2<text:tab/>0.103933771121142<text:tab/>0.10330493628222<text:tab/>0.0979952785205257<text:tab/>0.101020019074265<text:tab/>0.0959986064385136</text:p>
      <text:p text:style-name="P1">Lef1<text:tab/>0.0972685868932741<text:tab/>0.620995465217924<text:tab/>0.114807052018635<text:tab/>1.12639715575871<text:tab/>0.324985683083411</text:p>
      <text:p text:style-name="P1">Lefty1<text:tab/>0.103958948047987<text:tab/>0.126416135470799<text:tab/>0.0979695609552842<text:tab/>0.168175807487936<text:tab/>0.157401097701431</text:p>
      <text:p text:style-name="P1">Lefty2<text:tab/>0.103933771121142<text:tab/>0.10330493628222<text:tab/>0.0979952785205257<text:tab/>0.101020019074265<text:tab/>0.0959986064385136</text:p>
      <text:p text:style-name="P1">Lekr1<text:tab/>0.179077904593064<text:tab/>0.195376456468009<text:tab/>0.153630732483934<text:tab/>0.235477068849504<text:tab/>0.217262698350952</text:p>
      <text:p text:style-name="P1">Lemd2<text:tab/>3.50942583132153<text:tab/>5.99151994651324<text:tab/>3.14806170647079<text:tab/>5.20416753660142<text:tab/>3.39101698382562</text:p>
      <text:p text:style-name="P1">Lemd3<text:tab/>7.10048248000568<text:tab/>10.1282839278465<text:tab/>6.86368743038729<text:tab/>10.0333322857871<text:tab/>5.93568535901301</text:p>
      <text:p text:style-name="P1">Lenep<text:tab/>0.111398736946238<text:tab/>0.116119238914747<text:tab/>0.706524301446275<text:tab/>0.10912324645268<text:tab/>0.101743444556857</text:p>
      <text:p text:style-name="P1">Leng1<text:tab/>10.1046671582081<text:tab/>6.54125689046533<text:tab/>11.050337391763<text:tab/>11.4163712751187<text:tab/>11.0050853154119</text:p>
      <text:p text:style-name="P1"><text:soft-page-break/>Leng8<text:tab/>50.9883495958613<text:tab/>45.7600354916704<text:tab/>51.5804206549902<text:tab/>48.765717965916<text:tab/>63.976958245558</text:p>
      <text:p text:style-name="P1">Leo1<text:tab/>14.2288717900134<text:tab/>15.8831137834748<text:tab/>10.5448128022153<text:tab/>22.8520247988202<text:tab/>17.0102022026989</text:p>
      <text:p text:style-name="P1">Lep<text:tab/>0.103933771121142<text:tab/>0.10330493628222<text:tab/>0.0979952785205257<text:tab/>0.101020019074265<text:tab/>0.0959986064385136</text:p>
      <text:p text:style-name="P1">Lepr<text:tab/>2.33305353121868<text:tab/>2.13258788543456<text:tab/>1.64860962176099<text:tab/>1.05269537061565<text:tab/>0.632593727502659</text:p>
      <text:p text:style-name="P1">Leprot<text:tab/>49.9873079248227<text:tab/>36.2127485097479<text:tab/>28.5482807646441<text:tab/>58.9054832937469<text:tab/>27.6091302477897</text:p>
      <text:p text:style-name="P1">Leprotl1<text:tab/>78.8464579093004<text:tab/>111.35816302935<text:tab/>94.7987555370302<text:tab/>128.781582158522<text:tab/>119.182627145373</text:p>
      <text:p text:style-name="P1">Letm1<text:tab/>25.643700343289<text:tab/>22.9953485190807<text:tab/>13.8605397820617<text:tab/>32.881959874357<text:tab/>23.7402332661261</text:p>
      <text:p text:style-name="P1">Letm2<text:tab/>2.96372391404078<text:tab/>0.866530297005177<text:tab/>0.944595298402473<text:tab/>4.69578534732586<text:tab/>1.01597939795884</text:p>
      <text:p text:style-name="P1">Letmd1<text:tab/>18.7151644285909<text:tab/>15.6035138140595<text:tab/>7.066950669129<text:tab/>22.5261447896502<text:tab/>16.1877330291729</text:p>
      <text:p text:style-name="P1">Lfng<text:tab/>14.5362059523099<text:tab/>30.5505225891206<text:tab/>111.5736713535<text:tab/>20.3559286638654<text:tab/>24.4433701075198</text:p>
      <text:p text:style-name="P1">Lgals1<text:tab/>1562.23880291214<text:tab/>1969.54216108501<text:tab/>2072.91476124716<text:tab/>5437.94613412106<text:tab/>3004.91709223159</text:p>
      <text:p text:style-name="P1">Lgals12<text:tab/>0.103933771121142<text:tab/>0.10330493628222<text:tab/>0.0979952785205257<text:tab/>0.101020019074265<text:tab/>0.0959986064385136</text:p>
      <text:p text:style-name="P1">Lgals2<text:tab/>0.103538893707562<text:tab/>0.1034616422601<text:tab/>0.097450623440395<text:tab/>0.101626014774113<text:tab/>0.162507533249748</text:p>
      <text:p text:style-name="P1">Lgals3<text:tab/>115.540871941755<text:tab/>364.247828744571<text:tab/>200.680261180179<text:tab/>475.372683043958<text:tab/>591.550573618509</text:p>
      <text:p text:style-name="P1">Lgals3bp<text:tab/>107.537339681187<text:tab/>156.293417415226<text:tab/>70.7663666655776<text:tab/>213.101423744572<text:tab/>20.0589156584916</text:p>
      <text:p text:style-name="P1">Lgals4<text:tab/>0.102971455190118<text:tab/>0.107541494822849<text:tab/>1.34971176243487<text:tab/>0.106330945118977<text:tab/>0.0942594543805168</text:p>
      <text:p text:style-name="P1">Lgals5<text:tab/>0.104057923448618<text:tab/>0.146098315482944<text:tab/>0.097873616314519<text:tab/>0.101800156690576<text:tab/>0.0956881101470962</text:p>
      <text:p text:style-name="P1">Lgals7<text:tab/>0.104248483934576<text:tab/>0.106497194267332<text:tab/>0.0980787261653991<text:tab/>0.267529944202291<text:tab/>0.143872118617876</text:p>
      <text:p text:style-name="P1">Lgals8<text:tab/>13.6025118378544<text:tab/>22.4888634770959<text:tab/>8.57920093818115<text:tab/>35.9362646679633<text:tab/>7.91547051667439</text:p>
      <text:p text:style-name="P1">Lgals9<text:tab/>21.627255486175<text:tab/>25.7980233329919<text:tab/>10.3050909576498<text:tab/>13.3529194150142<text:tab/>0.919972513577293</text:p>
      <text:p text:style-name="P1">Lgalsl<text:tab/>34.8058348797528<text:tab/>34.6487251765238<text:tab/>6.46871929578162<text:tab/>34.1810208958228<text:tab/>3.61123512409675</text:p>
      <text:p text:style-name="P1">Lgi1<text:tab/>0.103933771121142<text:tab/>0.10330493628222<text:tab/>0.0979952785205257<text:tab/>0.101020019074265<text:tab/>0.0959986064385136</text:p>
      <text:p text:style-name="P1">Lgi2<text:tab/>0.103933771121142<text:tab/>0.10330493628222<text:tab/>0.0979952785205257<text:tab/>0.101020019074265<text:tab/>0.0959986064385136</text:p>
      <text:p text:style-name="P1">Lgi3<text:tab/>0.100744077652376<text:tab/>0.10378700719023<text:tab/>0.111775023014075<text:tab/>0.348309649890766<text:tab/>0.0922092269995397</text:p>
      <text:p text:style-name="P1">Lgi4<text:tab/>0.130228009997045<text:tab/>0.105871209669032<text:tab/>0.0989163820861509<text:tab/>0.113141364181687<text:tab/>0.151925519539293</text:p>
      <text:p text:style-name="P1">Lgmn<text:tab/>91.003575241314<text:tab/>87.403885066143<text:tab/>85.9961115071162<text:tab/>150.238512984054<text:tab/>106.524533819871</text:p>
      <text:p text:style-name="P1">Lgr4<text:tab/>8.35777241061026<text:tab/>6.3711000812087<text:tab/>16.9162382016311<text:tab/>21.6641967146962<text:tab/>12.4202725428269</text:p>
      <text:p text:style-name="P1">Lgr5<text:tab/>0.214833139067438<text:tab/>1.09236318800048<text:tab/>0.432516600303888<text:tab/>0.229242967251767<text:tab/>0.0894156676723012</text:p>
      <text:p text:style-name="P1">Lgsn<text:tab/>0.103933771121142<text:tab/>0.10330493628222<text:tab/>0.0979952785205257<text:tab/>0.101020019074265<text:tab/>0.0959986064385136</text:p>
      <text:p text:style-name="P1">Lhb<text:tab/>0.100093642720982<text:tab/>5.52501839656021<text:tab/>0.0924540071564314<text:tab/>0.105274915708653<text:tab/>0.269637051750458</text:p>
      <text:p text:style-name="P1">Lhcgr<text:tab/>0.103933771121142<text:tab/>0.10330493628222<text:tab/>0.0979952785205257<text:tab/>0.101020019074265<text:tab/>0.0959986064385136</text:p>
      <text:p text:style-name="P1">Lhfp<text:tab/>201.427309405038<text:tab/>187.641411767627<text:tab/>165.805807513353<text:tab/>266.484873901568<text:tab/>83.2731825591862</text:p>
      <text:p text:style-name="P1">Lhfpl1<text:tab/>0.102810327538228<text:tab/>0.136878784681422<text:tab/>0.0968595212648033<text:tab/>0.289497107198155<text:tab/>0.0941197999636967</text:p>
      <text:p text:style-name="P1">Lhfpl2<text:tab/>0.769662809636067<text:tab/>1.40744050426951<text:tab/>0.74482467525756<text:tab/>2.88015351375656<text:tab/>1.05818702424371</text:p>
      <text:p text:style-name="P1">Lhfpl4<text:tab/>0.104709998760037<text:tab/>0.104689731972777<text:tab/>0.0983612528708614<text:tab/>0.155685099681348<text:tab/>0.0961405401469837</text:p>
      <text:p text:style-name="P1">Lhfpl5<text:tab/>0.0983728747081891<text:tab/>1.99218695051808<text:tab/>0.137148181956111<text:tab/>0.100748933066974<text:tab/>0.089687349407251</text:p>
      <text:p text:style-name="P1">Lhpp<text:tab/>6.58603811489241<text:tab/>3.19032072851668<text:tab/>4.32137080388824<text:tab/>10.0388003242841<text:tab/>3.49115449458285</text:p>
      <text:p text:style-name="P1">Lhx1<text:tab/>0.103933771121142<text:tab/>0.10330493628222<text:tab/>0.0979952785205257<text:tab/>0.101020019074265<text:tab/>0.0959986064385136</text:p>
      <text:p text:style-name="P1">Lhx2<text:tab/>0.458868324478707<text:tab/>0.20078622237583<text:tab/>0.191060671205018<text:tab/>0.408934059242799<text:tab/>0.116544900821648</text:p>
      <text:p text:style-name="P1">Lhx4<text:tab/>0.22356168289899<text:tab/>0.168547024524024<text:tab/>0.0933983164162438<text:tab/>0.687026842985909<text:tab/>0.0909029857221618</text:p>
      <text:p text:style-name="P1">Lhx5<text:tab/>0.103933771121142<text:tab/>0.10330493628222<text:tab/>0.0979952785205257<text:tab/>0.101020019074265<text:tab/>0.0959986064385136</text:p>
      <text:p text:style-name="P1">Lhx6<text:tab/>0.104193870297921<text:tab/>0.133009947944547<text:tab/>0.0980917251355559<text:tab/>0.101896742572915<text:tab/>0.0959485412662978</text:p>
      <text:p text:style-name="P1">Lhx8<text:tab/>0.103933771121142<text:tab/>0.10330493628222<text:tab/>0.0979952785205257<text:tab/>0.101020019074265<text:tab/>0.0959986064385136</text:p>
      <text:p text:style-name="P1">Lhx9<text:tab/>0.103495133965845<text:tab/>0.104132655595474<text:tab/>0.146205245855441<text:tab/>0.154406565951252<text:tab/>0.0951201867946667</text:p>
      <text:p text:style-name="P1">Lias<text:tab/>9.60453841447337<text:tab/>4.24570730835036<text:tab/>1.34061681617958<text:tab/>11.4364110012228<text:tab/>6.47599346769424</text:p>
      <text:p text:style-name="P1">Lif<text:tab/>0.940399247992919<text:tab/>102.288124736636<text:tab/>23.4348037789796<text:tab/>7.08044573010559<text:tab/>4.12928886820232</text:p>
      <text:p text:style-name="P1">Lifr<text:tab/>5.55260108076313<text:tab/>7.27796645476263<text:tab/>3.80978565294012<text:tab/>3.5034123854056<text:tab/>1.82322621317802</text:p>
      <text:p text:style-name="P1">Lig1<text:tab/>3.77332249854297<text:tab/>3.7071025336488<text:tab/>1.94859831572314<text:tab/>2.58286358457102<text:tab/>1.52488281764907</text:p>
      <text:p text:style-name="P1">Lig3<text:tab/>8.95341778527701<text:tab/>7.72768992489421<text:tab/>5.71753076175775<text:tab/>12.0891942552513<text:tab/>4.42052260292087</text:p>
      <text:p text:style-name="P1">Lig4<text:tab/>12.6811643199267<text:tab/>5.70548324619384<text:tab/>8.10425168943518<text:tab/>14.8627043799355<text:tab/>10.7871320851281</text:p>
      <text:p text:style-name="P1">Lilra5<text:tab/>0.104165302527534<text:tab/>0.192265521222169<text:tab/>0.0978324916124883<text:tab/>0.102313526404397<text:tab/>0.0955337422744868</text:p>
      <text:p text:style-name="P1">Lilrb3<text:tab/>0.103521358301814<text:tab/>0.187639602614246<text:tab/>0.0972709323837383<text:tab/>0.138075908829787<text:tab/>0.105863942174373</text:p>
      <text:p text:style-name="P1">Lilrb3l<text:tab/>0.103933771121142<text:tab/>0.10330493628222<text:tab/>0.0979952785205257<text:tab/>0.101020019074265<text:tab/>0.0959986064385136</text:p>
      <text:p text:style-name="P1">Lilrb4<text:tab/>0.103933771121142<text:tab/>0.10330493628222<text:tab/>0.0979952785205257<text:tab/>0.101020019074265<text:tab/>0.0959986064385136</text:p>
      <text:p text:style-name="P1"><text:soft-page-break/>Lilrc2<text:tab/>0.103933771121142<text:tab/>0.10330493628222<text:tab/>0.0979952785205257<text:tab/>0.101020019074265<text:tab/>0.0959986064385136</text:p>
      <text:p text:style-name="P1">Lim2<text:tab/>0.104545389797886<text:tab/>0.236480694179926<text:tab/>0.0983323112993986<text:tab/>0.10310417883445<text:tab/>0.0961074710117618</text:p>
      <text:p text:style-name="P1">Lima1<text:tab/>49.5631535365085<text:tab/>36.5427164345257<text:tab/>37.9577337766228<text:tab/>44.1911794902446<text:tab/>28.0551483932163</text:p>
      <text:p text:style-name="P1">Limch1<text:tab/>0.489560013425948<text:tab/>0.270681639648741<text:tab/>0.162869394746917<text:tab/>0.706933518891422<text:tab/>0.278857287108865</text:p>
      <text:p text:style-name="P1">Limd1<text:tab/>9.0124656260255<text:tab/>9.64958331796826<text:tab/>8.22984563559091<text:tab/>14.6675639392859<text:tab/>12.5938210472236</text:p>
      <text:p text:style-name="P1">Limd2<text:tab/>18.7845119128013<text:tab/>18.7707394197635<text:tab/>14.8715744747875<text:tab/>55.5230265182438<text:tab/>7.46435120219992</text:p>
      <text:p text:style-name="P1">Lime1<text:tab/>7.37696584752842<text:tab/>5.88454125927062<text:tab/>5.82814728538726<text:tab/>7.36388089933968<text:tab/>5.40386479933335</text:p>
      <text:p text:style-name="P1">Limk1<text:tab/>2.86579946844319<text:tab/>2.67512316952644<text:tab/>6.81446525555<text:tab/>8.42277164350998<text:tab/>14.686693959508</text:p>
      <text:p text:style-name="P1">Limk2<text:tab/>9.14485267112966<text:tab/>13.3893827385486<text:tab/>12.5440340051691<text:tab/>15.1381015018642<text:tab/>6.46630771118746</text:p>
      <text:p text:style-name="P1">Lims1<text:tab/>29.3128113242847<text:tab/>37.1060462571356<text:tab/>41.8028070043136<text:tab/>43.0213679509151<text:tab/>33.4024474216296</text:p>
      <text:p text:style-name="P1">Lims2<text:tab/>73.4094319677415<text:tab/>44.3554345291039<text:tab/>10.3188130285511<text:tab/>9.53142469193325<text:tab/>0.557332295009493</text:p>
      <text:p text:style-name="P1">Lin28a<text:tab/>0.118526266427602<text:tab/>0.130016538054632<text:tab/>0.0977283708680582<text:tab/>0.102544916485154<text:tab/>0.132070265788004</text:p>
      <text:p text:style-name="P1">Lin28c<text:tab/>0.103933771121142<text:tab/>0.10330493628222<text:tab/>0.0979952785205257<text:tab/>0.101020019074265<text:tab/>0.0959986064385136</text:p>
      <text:p text:style-name="P1">Lin37<text:tab/>18.9077288495799<text:tab/>16.7951488542948<text:tab/>14.4949227489117<text:tab/>25.5437174867822<text:tab/>20.5940869466074</text:p>
      <text:p text:style-name="P1">Lin54<text:tab/>5.27776123464905<text:tab/>3.9242982659016<text:tab/>4.85901468202061<text:tab/>3.26702439674232<text:tab/>4.82144987726957</text:p>
      <text:p text:style-name="P1">Lin7a<text:tab/>0.717228048598067<text:tab/>1.45603609507299<text:tab/>1.6598843782017<text:tab/>0.691474690499383<text:tab/>0.228780178302421</text:p>
      <text:p text:style-name="P1">Lin7b<text:tab/>0.108176733617893<text:tab/>0.112895788012399<text:tab/>0.352469466085715<text:tab/>0.113372293372938<text:tab/>0.427096283328335</text:p>
      <text:p text:style-name="P1">Lin7c<text:tab/>39.3222838458244<text:tab/>48.199555179937<text:tab/>35.0464149303659<text:tab/>35.3888561590527<text:tab/>38.1178698014475</text:p>
      <text:p text:style-name="P1">Lingo1<text:tab/>9.77153352189751<text:tab/>4.59748432161085<text:tab/>4.09581130318749<text:tab/>4.66590410961934<text:tab/>1.42885809281244</text:p>
      <text:p text:style-name="P1">Lingo2<text:tab/>0.104079096783925<text:tab/>0.114135267009851<text:tab/>0.098082549667422<text:tab/>0.101415965676974<text:tab/>0.0960275246899081</text:p>
      <text:p text:style-name="P1">Lingo3<text:tab/>0.27426330434831<text:tab/>0.369314269187745<text:tab/>0.345261942766345<text:tab/>0.553959959502733<text:tab/>0.287531766057934</text:p>
      <text:p text:style-name="P1">Lingo4<text:tab/>0.104137696935942<text:tab/>0.103671430154595<text:tab/>0.101876499100841<text:tab/>0.10141951691801<text:tab/>0.0993082767072509</text:p>
      <text:p text:style-name="P1">Lipa<text:tab/>29.4840113389572<text:tab/>21.5307797557485<text:tab/>26.5531639274558<text:tab/>87.0130080337254<text:tab/>56.541482503169</text:p>
      <text:p text:style-name="P1">Lipc<text:tab/>0.103933771121142<text:tab/>0.10330493628222<text:tab/>0.0979952785205257<text:tab/>0.101020019074265<text:tab/>0.0959986064385136</text:p>
      <text:p text:style-name="P1">Lipe<text:tab/>0.498816896728044<text:tab/>0.174081367427232<text:tab/>0.125780531668659<text:tab/>0.47574082780095<text:tab/>0.236371630472362</text:p>
      <text:p text:style-name="P1">Lipf<text:tab/>0.103933771121142<text:tab/>0.10330493628222<text:tab/>0.0979952785205257<text:tab/>0.101020019074265<text:tab/>0.0959986064385136</text:p>
      <text:p text:style-name="P1">Lipg<text:tab/>0.617769936199273<text:tab/>0.329062137305964<text:tab/>0.362363735328366<text:tab/>0.619942984936219<text:tab/>0.346942253871344</text:p>
      <text:p text:style-name="P1">Liph<text:tab/>0.10282393781925<text:tab/>0.125668528604047<text:tab/>0.124413142539592<text:tab/>0.295741672463481<text:tab/>0.119739831256574</text:p>
      <text:p text:style-name="P1">Lipi<text:tab/>0.103933771121142<text:tab/>0.10330493628222<text:tab/>0.0979952785205257<text:tab/>0.101020019074265<text:tab/>0.0959986064385136</text:p>
      <text:p text:style-name="P1">Lipk<text:tab/>0.103933771121142<text:tab/>0.10330493628222<text:tab/>0.0979952785205257<text:tab/>0.101020019074265<text:tab/>0.0959986064385136</text:p>
      <text:p text:style-name="P1">Lipn<text:tab/>0.103933771121142<text:tab/>0.10330493628222<text:tab/>0.0979952785205257<text:tab/>0.101020019074265<text:tab/>0.0959986064385136</text:p>
      <text:p text:style-name="P1">Lipogenin<text:tab/>0.103933771121142<text:tab/>0.10330493628222<text:tab/>0.0979952785205257<text:tab/>0.101020019074265<text:tab/>0.0959986064385136</text:p>
      <text:p text:style-name="P1">Lipt1<text:tab/>0.889456876911155<text:tab/>1.09596688108653<text:tab/>1.08259611138916<text:tab/>1.55437954627632<text:tab/>0.820711603949262</text:p>
      <text:p text:style-name="P1">Lipt2<text:tab/>5.1294030086695<text:tab/>2.26801108280703<text:tab/>1.83324211914432<text:tab/>4.41568700675221<text:tab/>3.10101445809125</text:p>
      <text:p text:style-name="P1">Litaf<text:tab/>78.6963337077837<text:tab/>159.130133174054<text:tab/>130.814755861377<text:tab/>180.754647426232<text:tab/>113.079789030324</text:p>
      <text:p text:style-name="P1">Lix1<text:tab/>0.624078520341143<text:tab/>0.195938735700213<text:tab/>0.215352126876176<text:tab/>0.22093752823952<text:tab/>0.129178169106033</text:p>
      <text:p text:style-name="P1">Lix1l<text:tab/>57.156081505632<text:tab/>43.7663719423465<text:tab/>43.3032521263218<text:tab/>75.5182930055309<text:tab/>33.2890804490083</text:p>
      <text:p text:style-name="P1">Lkaaear1<text:tab/>0.202173009405235<text:tab/>0.107839824477417<text:tab/>0.25203400367254<text:tab/>0.106674873280306<text:tab/>0.096742901678501</text:p>
      <text:p text:style-name="P1">Llgl1<text:tab/>22.6951279037296<text:tab/>19.8649152811555<text:tab/>13.8638685686802<text:tab/>36.3585104476787<text:tab/>21.5098844547185</text:p>
      <text:p text:style-name="P1">Llgl2<text:tab/>3.37191627395492<text:tab/>2.10869599921858<text:tab/>1.51453158245582<text:tab/>2.4341148053828<text:tab/>1.95830129168606</text:p>
      <text:p text:style-name="P1">Llph<text:tab/>3.96837156309948<text:tab/>2.87113066349198<text:tab/>3.76994879595401<text:tab/>2.53725788148312<text:tab/>2.28104203495162</text:p>
      <text:p text:style-name="P1">Lman1<text:tab/>58.2744644268231<text:tab/>71.2003325390207<text:tab/>53.6842030695093<text:tab/>95.2343418089075<text:tab/>40.6476873582999</text:p>
      <text:p text:style-name="P1">Lman1l<text:tab/>0.10499078348702<text:tab/>0.187028266978162<text:tab/>0.114855346360791<text:tab/>0.10390352940841<text:tab/>0.0961941642823644</text:p>
      <text:p text:style-name="P1">Lman2<text:tab/>134.661647091412<text:tab/>181.613944852987<text:tab/>133.426624021647<text:tab/>254.506406395391<text:tab/>164.301974066565</text:p>
      <text:p text:style-name="P1">Lman2l<text:tab/>4.01304510038128<text:tab/>6.41653011150622<text:tab/>2.64497789050466<text:tab/>6.50296349916901<text:tab/>4.06838534667609</text:p>
      <text:p text:style-name="P1">Lmbr1<text:tab/>5.3751549964686<text:tab/>4.58312569720876<text:tab/>4.95033968043942<text:tab/>7.01938307855083<text:tab/>6.54264316651385</text:p>
      <text:p text:style-name="P1">Lmbr1l<text:tab/>4.7493104374884<text:tab/>1.16915182614536<text:tab/>6.56685661969249<text:tab/>3.61208134379968<text:tab/>7.13408532574813</text:p>
      <text:p text:style-name="P1">Lmbrd1<text:tab/>14.364762525342<text:tab/>15.12378327423<text:tab/>6.25585875411239<text:tab/>36.0494874943144<text:tab/>30.1385023511029</text:p>
      <text:p text:style-name="P1">Lmbrd2<text:tab/>5.09364992660834<text:tab/>6.30141323838843<text:tab/>4.04162786013948<text:tab/>6.16311647541644<text:tab/>2.01291328605598</text:p>
      <text:p text:style-name="P1">Lmcd1<text:tab/>279.821322550324<text:tab/>960.450617923763<text:tab/>404.240440986202<text:tab/>213.537538468026<text:tab/>74.9563128446469</text:p>
      <text:p text:style-name="P1">Lmf2<text:tab/>47.7323212389668<text:tab/>46.048535661222<text:tab/>34.6769505479522<text:tab/>55.2621607335443<text:tab/>24.0585443409541</text:p>
      <text:p text:style-name="P1">Lmln<text:tab/>1.17914145544641<text:tab/>1.02454922449381<text:tab/>1.25559824739742<text:tab/>2.66105896765433<text:tab/>2.07477217939104</text:p>
      <text:p text:style-name="P1">Lmna<text:tab/>242.553685412906<text:tab/>539.439022012018<text:tab/>697.785633146318<text:tab/>500.42584039235<text:tab/>276.063408019775</text:p>
      <text:p text:style-name="P1">Lmnb1<text:tab/>31.3909285947583<text:tab/>37.0713371524243<text:tab/>15.2035395717958<text:tab/>12.3536067084711<text:tab/>3.83224494311818</text:p>
      <text:p text:style-name="P1"><text:soft-page-break/>Lmnb2<text:tab/>13.8903210963944<text:tab/>14.4512470026848<text:tab/>13.0556750169786<text:tab/>11.2540429611807<text:tab/>12.455653281032</text:p>
      <text:p text:style-name="P1">Lmntd1<text:tab/>0.103933771121142<text:tab/>0.10330493628222<text:tab/>0.0979952785205257<text:tab/>0.101020019074265<text:tab/>0.0959986064385136</text:p>
      <text:p text:style-name="P1">Lmntd2<text:tab/>0.584796487389586<text:tab/>0.187628798010252<text:tab/>0.147722259234958<text:tab/>0.224409650516913<text:tab/>0.126532375874666</text:p>
      <text:p text:style-name="P1">Lmo1<text:tab/>8.37883782623207<text:tab/>14.9522537749233<text:tab/>8.22935281081842<text:tab/>12.6999589216621<text:tab/>10.9137799141829</text:p>
      <text:p text:style-name="P1">Lmo2<text:tab/>0.589617810186431<text:tab/>0.346848339455691<text:tab/>0.363256864857066<text:tab/>1.15400255697791<text:tab/>0.18265323457591</text:p>
      <text:p text:style-name="P1">Lmo4<text:tab/>32.8388897964121<text:tab/>64.0358526722284<text:tab/>74.70177448347<text:tab/>38.2708450266283<text:tab/>27.1702532122811</text:p>
      <text:p text:style-name="P1">Lmo7<text:tab/>15.7513950894195<text:tab/>17.2118466277894<text:tab/>5.7229364331725<text:tab/>18.1464476498104<text:tab/>1.91927749388192</text:p>
      <text:p text:style-name="P1">Lmod1<text:tab/>53.3248629954417<text:tab/>38.2085271981483<text:tab/>19.873587544099<text:tab/>13.4977219523769<text:tab/>0.806965579751918</text:p>
      <text:p text:style-name="P1">Lmod2<text:tab/>0.103933771121142<text:tab/>0.10330493628222<text:tab/>0.0979952785205257<text:tab/>0.101020019074265<text:tab/>0.0959986064385136</text:p>
      <text:p text:style-name="P1">Lmtk2<text:tab/>3.95152530399894<text:tab/>2.46160146844674<text:tab/>4.96565504100794<text:tab/>3.22099120487168<text:tab/>3.85020488405299</text:p>
      <text:p text:style-name="P1">Lmx1a<text:tab/>0.104142310539696<text:tab/>0.127417363529438<text:tab/>0.0980585107703186<text:tab/>0.101744683825079<text:tab/>0.0959340587327508</text:p>
      <text:p text:style-name="P1">Lmx1b<text:tab/>0.103522019658957<text:tab/>0.125944819015068<text:tab/>0.0974351442863602<text:tab/>0.118994219224011<text:tab/>0.095304812586908</text:p>
      <text:p text:style-name="P1">Lnc001<text:tab/>0.156150841312644<text:tab/>0.141016803336846<text:tab/>0.166492412341245<text:tab/>0.104597449608934<text:tab/>0.148352543071462</text:p>
      <text:p text:style-name="P1">Lnc004<text:tab/>0.103933771121142<text:tab/>0.10330493628222<text:tab/>0.0979952785205257<text:tab/>0.101020019074265<text:tab/>0.0959986064385136</text:p>
      <text:p text:style-name="P1">Lnc012<text:tab/>0.104374342533385<text:tab/>0.151577355242102<text:tab/>0.0980541890645069<text:tab/>0.117447608207474<text:tab/>0.109906928916795</text:p>
      <text:p text:style-name="P1">Lnc016<text:tab/>0.103933771121142<text:tab/>0.10330493628222<text:tab/>0.0979952785205257<text:tab/>0.101020019074265<text:tab/>0.0959986064385136</text:p>
      <text:p text:style-name="P1">Lnc056<text:tab/>0.103933771121142<text:tab/>0.10330493628222<text:tab/>0.0979952785205257<text:tab/>0.101020019074265<text:tab/>0.0959986064385136</text:p>
      <text:p text:style-name="P1">Lnc081<text:tab/>0.103933771121142<text:tab/>0.10330493628222<text:tab/>0.0979952785205257<text:tab/>0.101020019074265<text:tab/>0.0959986064385136</text:p>
      <text:p text:style-name="P1">Lnc134<text:tab/>5.04691690776344<text:tab/>2.61114258172905<text:tab/>2.58541947381184<text:tab/>4.77135807776429<text:tab/>2.75979729408312</text:p>
      <text:p text:style-name="P1">Lnc215<text:tab/>19.8363419198016<text:tab/>63.7815404323521<text:tab/>30.4191648874532<text:tab/>34.7498242864555<text:tab/>28.3579716416989</text:p>
      <text:p text:style-name="P1">Lnp<text:tab/>29.611438304288<text:tab/>14.9738024989491<text:tab/>16.4586666982691<text:tab/>21.3253882689488<text:tab/>21.7948015447654</text:p>
      <text:p text:style-name="P1">Lnpep<text:tab/>0.857745537042042<text:tab/>0.246827694954551<text:tab/>0.703179069814544<text:tab/>1.6426451547564<text:tab/>0.374899713882647</text:p>
      <text:p text:style-name="P1">Lnx1<text:tab/>1.01065951303551<text:tab/>0.837966075047335<text:tab/>0.529048051557022<text:tab/>1.71857534891879<text:tab/>0.699047615640345</text:p>
      <text:p text:style-name="P1">Lnx2<text:tab/>2.79129601909197<text:tab/>1.29740470197057<text:tab/>1.94695293931425<text:tab/>3.75750009873814<text:tab/>1.15826844217216</text:p>
      <text:p text:style-name="P1">Loh12cr1<text:tab/>5.50280872391299<text:tab/>1.5496437414019<text:tab/>1.78310346263343<text:tab/>9.41148275154867<text:tab/>3.36111726834525</text:p>
      <text:p text:style-name="P1">Lonp1<text:tab/>38.3816962097647<text:tab/>49.9283454836211<text:tab/>37.9300182764094<text:tab/>53.087828467941<text:tab/>90.0066629826179</text:p>
      <text:p text:style-name="P1">Lonp2<text:tab/>19.8678842927571<text:tab/>18.8317141648594<text:tab/>14.0823304527874<text:tab/>30.3245881048244<text:tab/>23.4376685664338</text:p>
      <text:p text:style-name="P1">Lonrf3<text:tab/>0.128284522115321<text:tab/>0.142072159292599<text:tab/>0.0983600491305394<text:tab/>0.135417236980165<text:tab/>0.313865176860175</text:p>
      <text:p text:style-name="P1">Lox<text:tab/>310.126110048254<text:tab/>327.442813119924<text:tab/>211.208354559327<text:tab/>149.976475644509<text:tab/>4.19187076768347</text:p>
      <text:p text:style-name="P1">Loxhd1<text:tab/>0.125358178131687<text:tab/>0.104213230783827<text:tab/>0.101973373126182<text:tab/>0.10547513359666<text:tab/>0.133407511089637</text:p>
      <text:p text:style-name="P1">Loxl1<text:tab/>109.870315639512<text:tab/>120.27263707851<text:tab/>80.2010285182626<text:tab/>134.680132435224<text:tab/>33.1894282638264</text:p>
      <text:p text:style-name="P1">Loxl2<text:tab/>40.578049120837<text:tab/>63.6155127544658<text:tab/>88.4978454717259<text:tab/>71.2717135601636<text:tab/>82.8245123057133</text:p>
      <text:p text:style-name="P1">Loxl3<text:tab/>29.7479918340946<text:tab/>31.7613821211597<text:tab/>14.4574780737899<text:tab/>60.5208893344936<text:tab/>6.5749682846191</text:p>
      <text:p text:style-name="P1">Loxl4<text:tab/>2.21844419046866<text:tab/>33.4252044731348<text:tab/>29.2441305386773<text:tab/>12.0950637591508<text:tab/>2.08474529513575</text:p>
      <text:p text:style-name="P1">Lpar1<text:tab/>0.88866679258387<text:tab/>2.1034590773372<text:tab/>0.162490688421022<text:tab/>0.779582783777008<text:tab/>0.394343335959115</text:p>
      <text:p text:style-name="P1">Lpar2<text:tab/>0.103251128418989<text:tab/>0.342562013153792<text:tab/>0.179996346217814<text:tab/>0.765494474745434<text:tab/>0.175353327468576</text:p>
      <text:p text:style-name="P1">Lpar3<text:tab/>0.481926428732854<text:tab/>1.52098067648316<text:tab/>0.520032843702068<text:tab/>0.42136821676405<text:tab/>0.304724264931718</text:p>
      <text:p text:style-name="P1">Lpar4<text:tab/>0.28768716404907<text:tab/>0.17708782438143<text:tab/>0.175200288262091<text:tab/>0.26794287912479<text:tab/>0.12249731849056</text:p>
      <text:p text:style-name="P1">Lpar6<text:tab/>13.4100675886766<text:tab/>5.90098021041473<text:tab/>6.58944889945106<text:tab/>8.46716565112745<text:tab/>3.03431283050024</text:p>
      <text:p text:style-name="P1">Lpcat1<text:tab/>10.410138504555<text:tab/>13.3322507519436<text:tab/>14.0757892917066<text:tab/>25.9559234829489<text:tab/>13.3273086212151</text:p>
      <text:p text:style-name="P1">Lpcat2<text:tab/>1.22227884949167<text:tab/>1.45809457599417<text:tab/>0.875007639371012<text:tab/>4.05833381332604<text:tab/>0.911012183005239</text:p>
      <text:p text:style-name="P1">Lpcat2b<text:tab/>0.103933771121142<text:tab/>0.10330493628222<text:tab/>0.0979952785205257<text:tab/>0.101020019074265<text:tab/>0.0959986064385136</text:p>
      <text:p text:style-name="P1">Lpcat3<text:tab/>70.3326363924255<text:tab/>69.4130114964551<text:tab/>50.0764685476507<text:tab/>132.399168464985<text:tab/>69.3605528513647</text:p>
      <text:p text:style-name="P1">Lpcat4<text:tab/>17.8524363519045<text:tab/>27.146668356826<text:tab/>16.738917566968<text:tab/>37.5719877118129<text:tab/>19.080855781815</text:p>
      <text:p text:style-name="P1">Lpgat1<text:tab/>15.0005365947299<text:tab/>20.4417438609999<text:tab/>8.9557008280027<text:tab/>20.7106919215602<text:tab/>7.09633673282075</text:p>
      <text:p text:style-name="P1">Lpin1<text:tab/>4.80024066225325<text:tab/>1.02012180479309<text:tab/>1.12994408098517<text:tab/>9.37902960314245<text:tab/>3.00519199818977</text:p>
      <text:p text:style-name="P1">Lpin2<text:tab/>7.10497876537866<text:tab/>4.04183044773623<text:tab/>5.3469253415425<text:tab/>6.55102619326694<text:tab/>4.45435961256796</text:p>
      <text:p text:style-name="P1">Lpin3<text:tab/>13.4426869648414<text:tab/>11.2134360923841<text:tab/>1.51636466039641<text:tab/>25.120724658874<text:tab/>1.07730183987321</text:p>
      <text:p text:style-name="P1">Lpl<text:tab/>0.175463958491109<text:tab/>0.223855939938239<text:tab/>0.0981344090148555<text:tab/>0.230078677876665<text:tab/>0.165917054114497</text:p>
      <text:p text:style-name="P1">Lpo<text:tab/>0.103933771121142<text:tab/>0.10330493628222<text:tab/>0.0979952785205257<text:tab/>0.101020019074265<text:tab/>0.0959986064385136</text:p>
      <text:p text:style-name="P1">Lpp<text:tab/>16.2380054408502<text:tab/>16.6645724929396<text:tab/>8.14037791100348<text:tab/>15.0916519792366<text:tab/>4.06448636210694</text:p>
      <text:p text:style-name="P1">Lppr1<text:tab/>0.104035636115127<text:tab/>0.1382325593993<text:tab/>0.0978849445377116<text:tab/>0.101686522453478<text:tab/>0.095725890176254</text:p>
      <text:p text:style-name="P1">Lppr2<text:tab/>6.34174153639422<text:tab/>6.40898188621673<text:tab/>10.690872155639<text:tab/>12.5155578991803<text:tab/>11.3260195146581</text:p>
      <text:p text:style-name="P1">Lppr3<text:tab/>0.150770866679668<text:tab/>0.15337361889145<text:tab/>0.347136319565817<text:tab/>0.802670425381971<text:tab/>0.112817926539094</text:p>
      <text:p text:style-name="P1"><text:soft-page-break/>Lppr4<text:tab/>0.142372981452975<text:tab/>0.131375016701856<text:tab/>0.106823826573315<text:tab/>0.102683719808361<text:tab/>0.0958070735587372</text:p>
      <text:p text:style-name="P1">Lppr5<text:tab/>0.114236308353033<text:tab/>0.123988304857978<text:tab/>0.0971934605979731<text:tab/>0.100588722065718<text:tab/>0.0951542543342516</text:p>
      <text:p text:style-name="P1">Lpxn<text:tab/>6.15497792673551<text:tab/>2.95809878373313<text:tab/>1.77345705886976<text:tab/>1.79843470226897<text:tab/>1.18039280432783</text:p>
      <text:p text:style-name="P1">Lrat<text:tab/>0.103933771121142<text:tab/>0.10330493628222<text:tab/>0.0979952785205257<text:tab/>0.101020019074265<text:tab/>0.0959986064385136</text:p>
      <text:p text:style-name="P1">Lrba<text:tab/>5.47641995326184<text:tab/>4.51248707139697<text:tab/>3.37854826945309<text:tab/>5.92070250066653<text:tab/>2.89827489514385</text:p>
      <text:p text:style-name="P1">Lrch1<text:tab/>11.5464672386938<text:tab/>10.3423959229242<text:tab/>6.96619017075589<text:tab/>17.4551757881467<text:tab/>10.0077941495925</text:p>
      <text:p text:style-name="P1">Lrch4<text:tab/>18.2333982336464<text:tab/>8.80528106990763<text:tab/>12.3477051628214<text:tab/>14.7985455436804<text:tab/>13.1744768073441</text:p>
      <text:p text:style-name="P1">Lrcol1<text:tab/>0.104241608392215<text:tab/>0.239794817987997<text:tab/>0.0978049562742304<text:tab/>0.102673646817407<text:tab/>0.095433466701046</text:p>
      <text:p text:style-name="P1">Lrfn1<text:tab/>0.499692660225992<text:tab/>0.749652692678602<text:tab/>0.631519699736317<text:tab/>1.10119215900116<text:tab/>0.797540428718838</text:p>
      <text:p text:style-name="P1">Lrfn2<text:tab/>0.103933771121142<text:tab/>0.10330493628222<text:tab/>0.0979952785205257<text:tab/>0.101020019074265<text:tab/>0.0959986064385136</text:p>
      <text:p text:style-name="P1">Lrfn3<text:tab/>1.71199774858202<text:tab/>2.30767469359629<text:tab/>0.360783995925441<text:tab/>2.45645460911337<text:tab/>0.314641674882657</text:p>
      <text:p text:style-name="P1">Lrfn4<text:tab/>20.022387599595<text:tab/>46.85742564601<text:tab/>11.0799583148677<text:tab/>32.8751867181711<text:tab/>13.9563192717475</text:p>
      <text:p text:style-name="P1">Lrfn5<text:tab/>0.103933771121142<text:tab/>0.10330493628222<text:tab/>0.0979952785205257<text:tab/>0.101020019074265<text:tab/>0.0959986064385136</text:p>
      <text:p text:style-name="P1">Lrg1<text:tab/>0.102693944207263<text:tab/>0.103721646070786<text:tab/>0.0971033607628128<text:tab/>0.208760371633876<text:tab/>0.109205545308248</text:p>
      <text:p text:style-name="P1">Lrguk<text:tab/>0.104300513423705<text:tab/>0.103960940959131<text:tab/>0.0982729556749648<text:tab/>0.101748411158306<text:tab/>0.107618264344357</text:p>
      <text:p text:style-name="P1">Lrif1<text:tab/>3.77762356456137<text:tab/>2.72284974164925<text:tab/>3.48248548193646<text:tab/>6.44803325693823<text:tab/>3.41906377528001</text:p>
      <text:p text:style-name="P1">Lrig2<text:tab/>3.76097591811055<text:tab/>3.84483872876967<text:tab/>4.49052402479581<text:tab/>4.40839297711341<text:tab/>3.48820914440549</text:p>
      <text:p text:style-name="P1">Lrit1<text:tab/>0.104013281042261<text:tab/>0.11429126383732<text:tab/>0.0979053894707457<text:tab/>0.125185594035084<text:tab/>0.0956942558609993</text:p>
      <text:p text:style-name="P1">Lrit2<text:tab/>0.103933771121142<text:tab/>0.10330493628222<text:tab/>0.0979952785205257<text:tab/>0.101020019074265<text:tab/>0.0959986064385136</text:p>
      <text:p text:style-name="P1">Lrp1<text:tab/>75.2532034821933<text:tab/>78.2877451590697<text:tab/>47.4935246452712<text:tab/>139.650842837392<text:tab/>71.8697704190307</text:p>
      <text:p text:style-name="P1">Lrp10<text:tab/>64.5896567095451<text:tab/>108.527174411421<text:tab/>62.9618265440397<text:tab/>159.275019543196<text:tab/>89.899512087599</text:p>
      <text:p text:style-name="P1">Lrp11<text:tab/>8.66739122507255<text:tab/>8.88372615261137<text:tab/>11.0009844627831<text:tab/>12.9013643452758<text:tab/>15.1002639394362</text:p>
      <text:p text:style-name="P1">Lrp12<text:tab/>4.88470669902952<text:tab/>6.16568288859443<text:tab/>6.33270896764064<text:tab/>8.57760356746483<text:tab/>5.35922032595782</text:p>
      <text:p text:style-name="P1">Lrp1b<text:tab/>0.103954882659287<text:tab/>0.11140049969817<text:tab/>0.097953889706478<text:tab/>0.101204637406623<text:tab/>0.0959112180490648</text:p>
      <text:p text:style-name="P1">Lrp2<text:tab/>0.130217800786699<text:tab/>0.153901633100763<text:tab/>0.159596978214079<text:tab/>0.185949871821916<text:tab/>0.107747542765686</text:p>
      <text:p text:style-name="P1">Lrp2bp<text:tab/>0.105391098074432<text:tab/>0.249577023991755<text:tab/>0.119354000009439<text:tab/>0.13698951381798<text:tab/>0.0957163336143486</text:p>
      <text:p text:style-name="P1">Lrp3<text:tab/>0.265426721018208<text:tab/>0.770821579828268<text:tab/>0.238295155169936<text:tab/>0.49225618831723<text:tab/>0.165118140795416</text:p>
      <text:p text:style-name="P1">Lrp4<text:tab/>1.45130535385962<text:tab/>1.36488281687659<text:tab/>1.6330124545462<text:tab/>2.99936917949895<text:tab/>1.12176749047292</text:p>
      <text:p text:style-name="P1">Lrp5<text:tab/>8.066391517131<text:tab/>5.4761194677438<text:tab/>2.86052878199769<text:tab/>10.6476487775925<text:tab/>1.86042344516603</text:p>
      <text:p text:style-name="P1">Lrp6<text:tab/>16.5740850533852<text:tab/>10.8456838196404<text:tab/>8.24319427416913<text:tab/>21.1082138330535<text:tab/>12.275260889582</text:p>
      <text:p text:style-name="P1">Lrpap1<text:tab/>63.957510628535<text:tab/>69.0174555622933<text:tab/>89.5028637062361<text:tab/>87.7732091376324<text:tab/>75.3448645657206</text:p>
      <text:p text:style-name="P1">Lrpprc<text:tab/>25.4419804661339<text:tab/>22.2500322592102<text:tab/>21.4560902188007<text:tab/>31.4397014568528<text:tab/>36.5516232752122</text:p>
      <text:p text:style-name="P1">Lrr1<text:tab/>0.643258649126326<text:tab/>0.420088049473637<text:tab/>0.19057459337481<text:tab/>0.161522957003166<text:tab/>0.108408723087391</text:p>
      <text:p text:style-name="P1">Lrrc1<text:tab/>5.55989050263105<text:tab/>2.938401605341<text:tab/>3.36249402494326<text:tab/>7.68021191671337<text:tab/>5.24187953516629</text:p>
      <text:p text:style-name="P1">Lrrc10<text:tab/>0.103933771121142<text:tab/>0.10330493628222<text:tab/>0.0979952785205257<text:tab/>0.101020019074265<text:tab/>0.0959986064385136</text:p>
      <text:p text:style-name="P1">Lrrc10b<text:tab/>0.101054574775104<text:tab/>0.164275213814281<text:tab/>0.0940227818733326<text:tab/>0.557402692951288<text:tab/>0.0918738652308287</text:p>
      <text:p text:style-name="P1">Lrrc14<text:tab/>7.57935873777564<text:tab/>4.5734215365674<text:tab/>3.50651901154649<text:tab/>8.92422838287238<text:tab/>7.21692330490326</text:p>
      <text:p text:style-name="P1">Lrrc14b<text:tab/>1.58488262806429<text:tab/>0.337721606148382<text:tab/>0.387540063603014<text:tab/>2.88154525900174<text:tab/>0.780103994318658</text:p>
      <text:p text:style-name="P1">Lrrc15<text:tab/>0.107636549992329<text:tab/>0.109974855894888<text:tab/>0.392234031807233<text:tab/>0.109491378171671<text:tab/>0.118637233691536</text:p>
      <text:p text:style-name="P1">Lrrc16a<text:tab/>4.78369325709954<text:tab/>3.13607758163247<text:tab/>3.30963937195001<text:tab/>8.23149206411891<text:tab/>4.40688455471522</text:p>
      <text:p text:style-name="P1">Lrrc16b<text:tab/>0.553398060961121<text:tab/>0.202560146639597<text:tab/>0.460590251692398<text:tab/>0.38277556917494<text:tab/>0.356723048904837</text:p>
      <text:p text:style-name="P1">Lrrc17<text:tab/>0.170045549878805<text:tab/>0.292073637228811<text:tab/>0.18371466325356<text:tab/>1.869035310054<text:tab/>0.130057106468558</text:p>
      <text:p text:style-name="P1">Lrrc18<text:tab/>0.103933771121142<text:tab/>0.10330493628222<text:tab/>0.0979952785205257<text:tab/>0.101020019074265<text:tab/>0.0959986064385136</text:p>
      <text:p text:style-name="P1">Lrrc19<text:tab/>0.105049110694367<text:tab/>0.129935782258273<text:tab/>0.0988183900492003<text:tab/>0.103547554771624<text:tab/>0.132117489652479</text:p>
      <text:p text:style-name="P1">Lrrc2<text:tab/>0.185244544568201<text:tab/>0.271590491699934<text:tab/>0.0971169758336264<text:tab/>0.248588525119008<text:tab/>0.0939916474145559</text:p>
      <text:p text:style-name="P1">Lrrc20<text:tab/>2.66049102377829<text:tab/>0.634131236300048<text:tab/>0.888202332107038<text:tab/>3.84363451956992<text:tab/>3.44392174266498</text:p>
      <text:p text:style-name="P1">Lrrc23<text:tab/>0.103933771121142<text:tab/>0.10330493628222<text:tab/>0.0979952785205257<text:tab/>0.101020019074265<text:tab/>0.0959986064385136</text:p>
      <text:p text:style-name="P1">Lrrc24<text:tab/>1.73651098130814<text:tab/>2.26141406548747<text:tab/>1.32510045658951<text:tab/>2.0749114383024<text:tab/>1.21465077030088</text:p>
      <text:p text:style-name="P1">Lrrc26<text:tab/>0.103933771121142<text:tab/>0.10330493628222<text:tab/>0.0979952785205257<text:tab/>0.101020019074265<text:tab/>0.0959986064385136</text:p>
      <text:p text:style-name="P1">Lrrc27<text:tab/>0.325850761833262<text:tab/>0.215422749040496<text:tab/>0.323509679823347<text:tab/>0.991593801610176<text:tab/>0.556504960407305</text:p>
      <text:p text:style-name="P1">Lrrc28<text:tab/>3.17776547782371<text:tab/>3.51950046838025<text:tab/>2.63099206623001<text:tab/>8.83489251120808<text:tab/>5.6212544161541</text:p>
      <text:p text:style-name="P1">Lrrc29<text:tab/>0.51092901719327<text:tab/>0.137420605778372<text:tab/>0.468191696592125<text:tab/>0.92365359833343<text:tab/>0.371836988779638</text:p>
      <text:p text:style-name="P1">Lrrc3<text:tab/>0.192034022414318<text:tab/>0.309960163378171<text:tab/>0.735007683430969<text:tab/>0.400006311407473<text:tab/>0.0883440743861353</text:p>
      <text:p text:style-name="P1">Lrrc32<text:tab/>7.89373757201706<text:tab/>5.68364157543654<text:tab/>1.5920094666379<text:tab/>9.53184798765741<text:tab/>0.986303273834266</text:p>
      <text:p text:style-name="P1"><text:soft-page-break/>Lrrc34<text:tab/>0.102780855147662<text:tab/>0.117215828846431<text:tab/>0.0963016117233094<text:tab/>0.217196595486108<text:tab/>0.128435706565832</text:p>
      <text:p text:style-name="P1">Lrrc36<text:tab/>0.10463851034188<text:tab/>0.105339662004871<text:tab/>0.155394650993279<text:tab/>0.12906344731142<text:tab/>0.0960543202941404</text:p>
      <text:p text:style-name="P1">Lrrc38<text:tab/>0.103933771121142<text:tab/>0.10330493628222<text:tab/>0.0979952785205257<text:tab/>0.101020019074265<text:tab/>0.0959986064385136</text:p>
      <text:p text:style-name="P1">Lrrc39<text:tab/>4.24004172945594<text:tab/>4.77534633139808<text:tab/>3.34795737784381<text:tab/>3.89737816077435<text:tab/>2.62623385758911</text:p>
      <text:p text:style-name="P1">Lrrc4<text:tab/>0.102768334298686<text:tab/>0.135160584556722<text:tab/>0.20053671523548<text:tab/>0.10200599227072<text:tab/>0.0946046873573065</text:p>
      <text:p text:style-name="P1">Lrrc40<text:tab/>15.2297801084012<text:tab/>9.39230801849804<text:tab/>10.1755964502198<text:tab/>10.5246161188188<text:tab/>10.4908721629509</text:p>
      <text:p text:style-name="P1">Lrrc41<text:tab/>30.0517279359265<text:tab/>57.3498076588519<text:tab/>22.4196831876892<text:tab/>41.8685656849072<text:tab/>24.7165454598804</text:p>
      <text:p text:style-name="P1">Lrrc42<text:tab/>33.5475027632152<text:tab/>44.9915863915761<text:tab/>26.1796421107513<text:tab/>52.9284842376552<text:tab/>32.6684756062375</text:p>
      <text:p text:style-name="P1">Lrrc43<text:tab/>0.104196935117128<text:tab/>0.136098493738453<text:tab/>0.098040603622283<text:tab/>0.102111289426478<text:tab/>0.107072225617311</text:p>
      <text:p text:style-name="P1">Lrrc45<text:tab/>14.4456317935132<text:tab/>11.4234838909061<text:tab/>5.12001906451215<text:tab/>17.8669335862887<text:tab/>8.85319464173717</text:p>
      <text:p text:style-name="P1">Lrrc46<text:tab/>0.184182893119557<text:tab/>1.82825405165251<text:tab/>0.354748515201677<text:tab/>0.385492539949095<text:tab/>0.389805294933039</text:p>
      <text:p text:style-name="P1">Lrrc47<text:tab/>19.55110430964<text:tab/>24.6993410157321<text:tab/>17.8727286227783<text:tab/>19.4270581921423<text:tab/>21.4545064691232</text:p>
      <text:p text:style-name="P1">Lrrc48<text:tab/>2.13174204567761<text:tab/>1.92940417697639<text:tab/>1.40587446121674<text:tab/>1.68306816658337<text:tab/>0.318896049353043</text:p>
      <text:p text:style-name="P1">Lrrc49<text:tab/>7.73210621541521<text:tab/>7.93349021831617<text:tab/>2.04480472902836<text:tab/>20.1914817960658<text:tab/>3.45149269252244</text:p>
      <text:p text:style-name="P1">Lrrc4b<text:tab/>0.104338536118044<text:tab/>0.104030353576106<text:tab/>0.0983024730080929<text:tab/>0.101826234715288<text:tab/>0.109113750062266</text:p>
      <text:p text:style-name="P1">Lrrc4c<text:tab/>0.103933771121142<text:tab/>0.10330493628222<text:tab/>0.0979952785205257<text:tab/>0.101020019074265<text:tab/>0.0959986064385136</text:p>
      <text:p text:style-name="P1">Lrrc51<text:tab/>2.03649695178208<text:tab/>1.57744375653716<text:tab/>1.07070789830071<text:tab/>1.7593832617827<text:tab/>1.30187280661284</text:p>
      <text:p text:style-name="P1">Lrrc52<text:tab/>0.103933771121142<text:tab/>0.10330493628222<text:tab/>0.0979952785205257<text:tab/>0.101020019074265<text:tab/>0.0959986064385136</text:p>
      <text:p text:style-name="P1">Lrrc55<text:tab/>0.103933771121142<text:tab/>0.10330493628222<text:tab/>0.0979952785205257<text:tab/>0.101020019074265<text:tab/>0.0959986064385136</text:p>
      <text:p text:style-name="P1">Lrrc56<text:tab/>0.707472905255032<text:tab/>0.302987339708194<text:tab/>0.565739457887683<text:tab/>1.88492520662399<text:tab/>0.722765725472915</text:p>
      <text:p text:style-name="P1">Lrrc57<text:tab/>10.5128960695457<text:tab/>4.35473178685826<text:tab/>4.83473526450774<text:tab/>9.56795783454123<text:tab/>9.32008471250808</text:p>
      <text:p text:style-name="P1">Lrrc58<text:tab/>44.0109419788033<text:tab/>55.2620615780528<text:tab/>46.5321894209132<text:tab/>55.7287169981427<text:tab/>42.6751068952678</text:p>
      <text:p text:style-name="P1">Lrrc59<text:tab/>82.8388849732636<text:tab/>191.523796251591<text:tab/>83.7634049747463<text:tab/>126.368531912091<text:tab/>86.1954416031339</text:p>
      <text:p text:style-name="P1">Lrrc6<text:tab/>0.103933771121142<text:tab/>0.10330493628222<text:tab/>0.0979952785205257<text:tab/>0.101020019074265<text:tab/>0.0959986064385136</text:p>
      <text:p text:style-name="P1">Lrrc61<text:tab/>1.4382443077658<text:tab/>1.17876177012264<text:tab/>0.739440997399819<text:tab/>2.96204855841902<text:tab/>2.10378176486648</text:p>
      <text:p text:style-name="P1">Lrrc63<text:tab/>0.103933771121142<text:tab/>0.10330493628222<text:tab/>0.0979952785205257<text:tab/>0.101020019074265<text:tab/>0.0959986064385136</text:p>
      <text:p text:style-name="P1">Lrrc66<text:tab/>0.153078814616191<text:tab/>0.22456210728817<text:tab/>0.835332794651857<text:tab/>0.188707642115308<text:tab/>0.331224529241717</text:p>
      <text:p text:style-name="P1">Lrrc69<text:tab/>0.100665151789642<text:tab/>0.197446420637014<text:tab/>0.0930499942066883<text:tab/>1.58462327913417<text:tab/>0.440348640676802</text:p>
      <text:p text:style-name="P1">Lrrc7<text:tab/>0.119971456028734<text:tab/>0.140647655925128<text:tab/>0.128087502693904<text:tab/>0.806082678674271<text:tab/>0.116835598553825</text:p>
      <text:p text:style-name="P1">Lrrc71<text:tab/>5.56746517612603<text:tab/>3.91786408010068<text:tab/>4.24459055203777<text:tab/>5.03277108146004<text:tab/>3.80388496904479</text:p>
      <text:p text:style-name="P1">Lrrc73<text:tab/>1.2339834717039<text:tab/>3.64671592784179<text:tab/>1.83476384977353<text:tab/>4.94423990682864<text:tab/>3.32712370311879</text:p>
      <text:p text:style-name="P1">Lrrc74<text:tab/>0.103933771121142<text:tab/>0.10330493628222<text:tab/>0.0979952785205257<text:tab/>0.101020019074265<text:tab/>0.0959986064385136</text:p>
      <text:p text:style-name="P1">Lrrc75b<text:tab/>8.07113208558563<text:tab/>4.41834061187325<text:tab/>1.44119866385919<text:tab/>11.6351812969685<text:tab/>2.06258755671968</text:p>
      <text:p text:style-name="P1">Lrrc8a<text:tab/>15.1822244266377<text:tab/>42.5589804140612<text:tab/>43.4920692081405<text:tab/>26.1834636623492<text:tab/>32.0359605626236</text:p>
      <text:p text:style-name="P1">Lrrc8b<text:tab/>2.46900240774804<text:tab/>4.80369443116443<text:tab/>6.31972625692381<text:tab/>5.77504312007837<text:tab/>5.88002128061211</text:p>
      <text:p text:style-name="P1">Lrrc8c<text:tab/>5.91497321019423<text:tab/>31.6887602810245<text:tab/>16.3798330752498<text:tab/>14.0321182193657<text:tab/>8.06735070472823</text:p>
      <text:p text:style-name="P1">Lrrc8d<text:tab/>4.43434520870902<text:tab/>3.49021988412317<text:tab/>1.64828265383261<text:tab/>6.77326744446474<text:tab/>4.17750972172896</text:p>
      <text:p text:style-name="P1">Lrrc8e<text:tab/>3.79100671847144<text:tab/>6.23140421679678<text:tab/>2.95244840605982<text:tab/>5.63946062748083<text:tab/>0.890677707347643</text:p>
      <text:p text:style-name="P1">Lrrc9<text:tab/>0.103933771121142<text:tab/>0.10330493628222<text:tab/>0.0979952785205257<text:tab/>0.101020019074265<text:tab/>0.0959986064385136</text:p>
      <text:p text:style-name="P1">Lrrcc1<text:tab/>11.1959934640632<text:tab/>9.47200115940264<text:tab/>6.98039542734767<text:tab/>9.30317428736952<text:tab/>3.96549991088883</text:p>
      <text:p text:style-name="P1">Lrrfip1<text:tab/>103.826894128287<text:tab/>258.983881503933<text:tab/>107.106438104817<text:tab/>108.381461312825<text:tab/>57.1038816061846</text:p>
      <text:p text:style-name="P1">Lrrfip2<text:tab/>25.8595762268538<text:tab/>49.9237689788147<text:tab/>40.4484506876596<text:tab/>39.3544007993093<text:tab/>35.4644995923734</text:p>
      <text:p text:style-name="P1">Lrriq3<text:tab/>0.283720107932028<text:tab/>0.193539815280893<text:tab/>0.248540653591892<text:tab/>0.763653126521985<text:tab/>0.208680988015466</text:p>
      <text:p text:style-name="P1">Lrrk1<text:tab/>11.1908937555433<text:tab/>6.56206288805874<text:tab/>1.37489195946693<text:tab/>14.7485664984243<text:tab/>0.947622651527981</text:p>
      <text:p text:style-name="P1">Lrrk2<text:tab/>5.33955133357935<text:tab/>5.21385323946475<text:tab/>2.18459741188676<text:tab/>7.99784820397378<text:tab/>2.88733447270967</text:p>
      <text:p text:style-name="P1">Lrrn1<text:tab/>0.103933771121142<text:tab/>0.10330493628222<text:tab/>0.0979952785205257<text:tab/>0.101020019074265<text:tab/>0.0959986064385136</text:p>
      <text:p text:style-name="P1">Lrrn2<text:tab/>0.148554196209275<text:tab/>0.632733267600103<text:tab/>0.252738382306033<text:tab/>3.81194672325354<text:tab/>0.153243751020808</text:p>
      <text:p text:style-name="P1">Lrrn3<text:tab/>0.0986118221230437<text:tab/>0.155067251081784<text:tab/>0.0922868228090379<text:tab/>1.30910459794397<text:tab/>0.187416531667072</text:p>
      <text:p text:style-name="P1">Lrrn4cl<text:tab/>0.10652318829712<text:tab/>0.271004521539802<text:tab/>0.136907055654271<text:tab/>0.155719531272746<text:tab/>0.120294212331056</text:p>
      <text:p text:style-name="P1">Lrrtm2<text:tab/>0.103933771121142<text:tab/>0.10330493628222<text:tab/>0.0979952785205257<text:tab/>0.101020019074265<text:tab/>0.0959986064385136</text:p>
      <text:p text:style-name="P1">Lrrtm3<text:tab/>6.29210669689734<text:tab/>3.89751732096502<text:tab/>0.501604243693252<text:tab/>0.570904932592751<text:tab/>0.174708963100299</text:p>
      <text:p text:style-name="P1">Lrrtm4<text:tab/>0.103933771121142<text:tab/>0.10330493628222<text:tab/>0.0979952785205257<text:tab/>0.101020019074265<text:tab/>0.0959986064385136</text:p>
      <text:p text:style-name="P1">Lrsam1<text:tab/>18.9357599382149<text:tab/>36.7221552685255<text:tab/>37.4130308688384<text:tab/>34.2642784401291<text:tab/>32.2516802602853</text:p>
      <text:p text:style-name="P1">Lrtm2<text:tab/>0.23800199561964<text:tab/>0.491035314143275<text:tab/>0.154815996333422<text:tab/>0.102913466009485<text:tab/>0.141429345072207</text:p>
      <text:p text:style-name="P1"><text:soft-page-break/>Lrtomt<text:tab/>0.100640444185397<text:tab/>0.138437333452955<text:tab/>0.169163774866085<text:tab/>1.65161896969194<text:tab/>0.533686076036836</text:p>
      <text:p text:style-name="P1">Lrwd1<text:tab/>11.5092708577736<text:tab/>6.9228725163773<text:tab/>2.67585371863877<text:tab/>18.6237766031267<text:tab/>7.4817255128802</text:p>
      <text:p text:style-name="P1">Lsamp<text:tab/>0.473834082725086<text:tab/>0.326045734756151<text:tab/>0.260633286592046<text:tab/>0.11277787886327<text:tab/>0.0959352388605503</text:p>
      <text:p text:style-name="P1">Lsg1<text:tab/>13.3813271849636<text:tab/>10.643302892457<text:tab/>9.69431990175044<text:tab/>15.9318025175787<text:tab/>15.319969829606</text:p>
      <text:p text:style-name="P1">Lsm1<text:tab/>23.9933397246005<text:tab/>22.4083040588133<text:tab/>15.3299269147411<text:tab/>30.5522263001046<text:tab/>26.6004435610249</text:p>
      <text:p text:style-name="P1">Lsm10<text:tab/>10.7878681646754<text:tab/>5.12145973362688<text:tab/>3.16321165945478<text:tab/>17.5616148030534<text:tab/>14.2099771281471</text:p>
      <text:p text:style-name="P1">Lsm11<text:tab/>4.66965641557454<text:tab/>6.89259210000971<text:tab/>4.52692278326113<text:tab/>3.11127284661291<text:tab/>1.82796649524348</text:p>
      <text:p text:style-name="P1">Lsm12<text:tab/>38.9162202233551<text:tab/>53.3225452071611<text:tab/>49.3763084683825<text:tab/>59.1180425192579<text:tab/>56.7285952535543</text:p>
      <text:p text:style-name="P1">Lsm14a<text:tab/>46.575103897057<text:tab/>46.2656947222287<text:tab/>33.4430567388717<text:tab/>50.3730070943144<text:tab/>38.3611186748701</text:p>
      <text:p text:style-name="P1">Lsm2<text:tab/>38.5961220949649<text:tab/>40.8715592730646<text:tab/>22.4977095578312<text:tab/>30.8679164424604<text:tab/>18.2791711814411</text:p>
      <text:p text:style-name="P1">Lsm3<text:tab/>47.0593476405525<text:tab/>50.3018618836522<text:tab/>32.3460241490633<text:tab/>36.6462953746085<text:tab/>28.3991164613782</text:p>
      <text:p text:style-name="P1">Lsm4<text:tab/>63.5732687510423<text:tab/>91.6717197508139<text:tab/>52.1495512914525<text:tab/>102.088570314783<text:tab/>105.032599308606</text:p>
      <text:p text:style-name="P1">Lsm5<text:tab/>47.1697158418935<text:tab/>49.0392784408723<text:tab/>39.0922618000494<text:tab/>52.5400633814719<text:tab/>19.6330229999236</text:p>
      <text:p text:style-name="P1">Lsm6<text:tab/>1.71877732685822<text:tab/>3.19708980031231<text:tab/>0.891887457885174<text:tab/>2.8113445383469<text:tab/>1.00355636463916</text:p>
      <text:p text:style-name="P1">Lsm7<text:tab/>72.1643620972121<text:tab/>94.4688891583625<text:tab/>73.1610060945136<text:tab/>123.653804690789<text:tab/>91.700698887793</text:p>
      <text:p text:style-name="P1">Lsm8<text:tab/>41.0553420867861<text:tab/>28.5493018021547<text:tab/>24.2912273491141<text:tab/>47.2638032101739<text:tab/>27.6969355087045</text:p>
      <text:p text:style-name="P1">Lsp1<text:tab/>10.2780207317046<text:tab/>14.5047879708616<text:tab/>1.64961666383498<text:tab/>21.6890789853506<text:tab/>0.721203471751341</text:p>
      <text:p text:style-name="P1">Lsr<text:tab/>1.38836422569324<text:tab/>1.86802478754316<text:tab/>0.537972410174708<text:tab/>1.59791623782541<text:tab/>0.511562351800009</text:p>
      <text:p text:style-name="P1">Lss<text:tab/>48.427630991676<text:tab/>43.132465990205<text:tab/>22.2958551801286<text:tab/>53.5120546608678<text:tab/>29.9570763860457</text:p>
      <text:p text:style-name="P1">Lst1<text:tab/>0.103933771121142<text:tab/>0.10330493628222<text:tab/>0.0979952785205257<text:tab/>0.101020019074265<text:tab/>0.0959986064385136</text:p>
      <text:p text:style-name="P1">Lta<text:tab/>0.103933771121142<text:tab/>0.10330493628222<text:tab/>0.0979952785205257<text:tab/>0.101020019074265<text:tab/>0.0959986064385136</text:p>
      <text:p text:style-name="P1">Lta4h<text:tab/>34.1587165228747<text:tab/>36.6229065598982<text:tab/>47.7313463575722<text:tab/>61.8411141326494<text:tab/>56.9585189280742</text:p>
      <text:p text:style-name="P1">Ltb<text:tab/>0.10371675564149<text:tab/>0.10339453770074<text:tab/>0.0976883746501526<text:tab/>0.10135557018109<text:tab/>0.123743355170463</text:p>
      <text:p text:style-name="P1">Ltb4r<text:tab/>0.104338288375838<text:tab/>0.153632596548874<text:tab/>0.0982319700939048<text:tab/>0.10226038672214<text:tab/>0.096075455049788</text:p>
      <text:p text:style-name="P1">Ltb4r2<text:tab/>0.261177464696424<text:tab/>0.198648753325699<text:tab/>0.0968791646710086<text:tab/>0.206739485637414<text:tab/>0.0937019148457212</text:p>
      <text:p text:style-name="P1">Ltbp1<text:tab/>22.8730288292649<text:tab/>43.3583418013031<text:tab/>10.6019287516367<text:tab/>56.3677482761299<text:tab/>10.062787547587</text:p>
      <text:p text:style-name="P1">Ltbp2<text:tab/>211.159513359624<text:tab/>230.739330849047<text:tab/>212.887132904101<text:tab/>221.731678583676<text:tab/>67.5180926898928</text:p>
      <text:p text:style-name="P1">Ltbp3<text:tab/>138.251633330628<text:tab/>135.400455249814<text:tab/>115.040547728332<text:tab/>188.581002603921<text:tab/>65.7525262920295</text:p>
      <text:p text:style-name="P1">Ltbp4<text:tab/>19.497468873029<text:tab/>22.630005609983<text:tab/>17.3453970414745<text:tab/>34.6213792939936<text:tab/>5.01449063736173</text:p>
      <text:p text:style-name="P1">Ltbr<text:tab/>72.697782111036<text:tab/>90.2583352197446<text:tab/>45.7244070957398<text:tab/>117.527589793262<text:tab/>64.5231695157967</text:p>
      <text:p text:style-name="P1">Ltc4s<text:tab/>0.103933771121142<text:tab/>0.10330493628222<text:tab/>0.0979952785205257<text:tab/>0.101020019074265<text:tab/>0.0959986064385136</text:p>
      <text:p text:style-name="P1">Ltf<text:tab/>0.103933771121142<text:tab/>0.10330493628222<text:tab/>0.0979952785205257<text:tab/>0.101020019074265<text:tab/>0.0959986064385136</text:p>
      <text:p text:style-name="P1">Ltk<text:tab/>0.62834056555575<text:tab/>0.16502933149011<text:tab/>0.142512982069645<text:tab/>0.83593622442354<text:tab/>0.117010417358109</text:p>
      <text:p text:style-name="P1">Ltn1<text:tab/>13.265699546802<text:tab/>11.0120855703851<text:tab/>6.21939657577794<text:tab/>13.1531995043789<text:tab/>9.59549292900601</text:p>
      <text:p text:style-name="P1">Ltv1<text:tab/>23.4568259968091<text:tab/>24.0979015080212<text:tab/>6.40535516542564<text:tab/>34.3869981203555<text:tab/>16.2589580492252</text:p>
      <text:p text:style-name="P1">Luc7l<text:tab/>24.1943550091098<text:tab/>23.9898985408997<text:tab/>35.1507358216689<text:tab/>27.9787843455623<text:tab/>37.4282475108576</text:p>
      <text:p text:style-name="P1">Luc7l2<text:tab/>41.4724758354872<text:tab/>35.8452772473867<text:tab/>29.2092663150997<text:tab/>41.7932668517072<text:tab/>27.9424142194734</text:p>
      <text:p text:style-name="P1">Luc7l3<text:tab/>46.3865278752183<text:tab/>31.7608859886833<text:tab/>34.4307434135006<text:tab/>57.3154184322402<text:tab/>46.8747285869127</text:p>
      <text:p text:style-name="P1">Lum<text:tab/>113.047239975455<text:tab/>105.846827703927<text:tab/>76.8588326998087<text:tab/>111.785376770419<text:tab/>3.99935361111094</text:p>
      <text:p text:style-name="P1">Lurap1<text:tab/>1.1620562797737<text:tab/>0.613374445227197<text:tab/>0.984035988030547<text:tab/>2.43150905504048<text:tab/>0.595565683709208</text:p>
      <text:p text:style-name="P1">Lurap1l<text:tab/>10.3725800237753<text:tab/>4.25156928196723<text:tab/>1.59562594648819<text:tab/>9.03839818132346<text:tab/>1.72994493611995</text:p>
      <text:p text:style-name="P1">Luzp1<text:tab/>18.2118336042157<text:tab/>18.1051984147881<text:tab/>23.7282775218287<text:tab/>17.606150788239<text:tab/>16.1676235551132</text:p>
      <text:p text:style-name="P1">Lxn<text:tab/>87.3209696401057<text:tab/>103.695842882945<text:tab/>57.4062918520838<text:tab/>100.147309774816<text:tab/>9.23778237592661</text:p>
      <text:p text:style-name="P1">Ly49i2<text:tab/>0.103933771121142<text:tab/>0.10330493628222<text:tab/>0.0979952785205257<text:tab/>0.101020019074265<text:tab/>0.0959986064385136</text:p>
      <text:p text:style-name="P1">Ly49i3<text:tab/>0.103933771121142<text:tab/>0.10330493628222<text:tab/>0.0979952785205257<text:tab/>0.101020019074265<text:tab/>0.0959986064385136</text:p>
      <text:p text:style-name="P1">Ly49i4<text:tab/>0.103933771121142<text:tab/>0.10330493628222<text:tab/>0.0979952785205257<text:tab/>0.101020019074265<text:tab/>0.0959986064385136</text:p>
      <text:p text:style-name="P1">Ly49i5<text:tab/>0.103933771121142<text:tab/>0.10330493628222<text:tab/>0.0979952785205257<text:tab/>0.101020019074265<text:tab/>0.0959986064385136</text:p>
      <text:p text:style-name="P1">Ly49i7<text:tab/>0.103933771121142<text:tab/>0.10330493628222<text:tab/>0.0979952785205257<text:tab/>0.101020019074265<text:tab/>0.0959986064385136</text:p>
      <text:p text:style-name="P1">Ly49i9<text:tab/>0.103933771121142<text:tab/>0.10330493628222<text:tab/>0.0979952785205257<text:tab/>0.101020019074265<text:tab/>0.0959986064385136</text:p>
      <text:p text:style-name="P1">Ly49s3<text:tab/>0.103933771121142<text:tab/>0.10330493628222<text:tab/>0.0979952785205257<text:tab/>0.101020019074265<text:tab/>0.0959986064385136</text:p>
      <text:p text:style-name="P1">Ly49s4<text:tab/>0.103933771121142<text:tab/>0.10330493628222<text:tab/>0.0979952785205257<text:tab/>0.101020019074265<text:tab/>0.0959986064385136</text:p>
      <text:p text:style-name="P1">Ly49s5<text:tab/>0.103933771121142<text:tab/>0.10330493628222<text:tab/>0.0979952785205257<text:tab/>0.101020019074265<text:tab/>0.0959986064385136</text:p>
      <text:p text:style-name="P1">Ly49s6<text:tab/>0.103933771121142<text:tab/>0.10330493628222<text:tab/>0.0979952785205257<text:tab/>0.101020019074265<text:tab/>0.0959986064385136</text:p>
      <text:p text:style-name="P1">Ly49s7<text:tab/>0.103933771121142<text:tab/>0.10330493628222<text:tab/>0.0979952785205257<text:tab/>0.101020019074265<text:tab/>0.0959986064385136</text:p>
      <text:p text:style-name="P1"><text:soft-page-break/>Ly49si1<text:tab/>0.103933771121142<text:tab/>0.10330493628222<text:tab/>0.0979952785205257<text:tab/>0.101020019074265<text:tab/>0.0959986064385136</text:p>
      <text:p text:style-name="P1">Ly49si2<text:tab/>0.103933771121142<text:tab/>0.10330493628222<text:tab/>0.0979952785205257<text:tab/>0.101020019074265<text:tab/>0.0959986064385136</text:p>
      <text:p text:style-name="P1">Ly49si3<text:tab/>0.103933771121142<text:tab/>0.10330493628222<text:tab/>0.0979952785205257<text:tab/>0.101020019074265<text:tab/>0.0959986064385136</text:p>
      <text:p text:style-name="P1">Ly6al<text:tab/>0.103933771121142<text:tab/>0.10330493628222<text:tab/>0.0979952785205257<text:tab/>0.101020019074265<text:tab/>0.0959986064385136</text:p>
      <text:p text:style-name="P1">Ly6c<text:tab/>0.103933771121142<text:tab/>0.10330493628222<text:tab/>0.0979952785205257<text:tab/>0.101020019074265<text:tab/>0.0959986064385136</text:p>
      <text:p text:style-name="P1">Ly6d<text:tab/>0.103933771121142<text:tab/>0.10330493628222<text:tab/>0.0979952785205257<text:tab/>0.101020019074265<text:tab/>0.0959986064385136</text:p>
      <text:p text:style-name="P1">Ly6e<text:tab/>30.3884801642253<text:tab/>30.1908676158888<text:tab/>27.4400748735783<text:tab/>44.942952445596<text:tab/>10.7025344502252</text:p>
      <text:p text:style-name="P1">Ly6g5b<text:tab/>0.893440879146735<text:tab/>0.399910182225219<text:tab/>0.169279831992491<text:tab/>0.382785530782121<text:tab/>0.275099155759712</text:p>
      <text:p text:style-name="P1">Ly6g5c<text:tab/>0.103933771121142<text:tab/>0.10330493628222<text:tab/>0.0979952785205257<text:tab/>0.101020019074265<text:tab/>0.0959986064385136</text:p>
      <text:p text:style-name="P1">Ly6g6c<text:tab/>0.189131649425618<text:tab/>4.05811466642689<text:tab/>2.38909807767774<text:tab/>0.255761543008486<text:tab/>0.11672031884941</text:p>
      <text:p text:style-name="P1">Ly6g6d<text:tab/>0.103933771121142<text:tab/>0.10330493628222<text:tab/>0.0979952785205257<text:tab/>0.101020019074265<text:tab/>0.0959986064385136</text:p>
      <text:p text:style-name="P1">Ly6g6e<text:tab/>0.103933771121142<text:tab/>0.10330493628222<text:tab/>0.0979952785205257<text:tab/>0.101020019074265<text:tab/>0.0959986064385136</text:p>
      <text:p text:style-name="P1">Ly6g6f<text:tab/>0.103933771121142<text:tab/>0.10330493628222<text:tab/>0.0979952785205257<text:tab/>0.101020019074265<text:tab/>0.0959986064385136</text:p>
      <text:p text:style-name="P1">Ly6h<text:tab/>0.103933771121142<text:tab/>0.10330493628222<text:tab/>0.0979952785205257<text:tab/>0.101020019074265<text:tab/>0.0959986064385136</text:p>
      <text:p text:style-name="P1">Ly6i<text:tab/>0.101111550379291<text:tab/>0.102609014663112<text:tab/>0.0959970766862148<text:tab/>0.414703513770761<text:tab/>0.0934672981913395</text:p>
      <text:p text:style-name="P1">Ly86<text:tab/>0.103933771121142<text:tab/>0.10330493628222<text:tab/>0.0979952785205257<text:tab/>0.101020019074265<text:tab/>0.0959986064385136</text:p>
      <text:p text:style-name="P1">Ly9<text:tab/>0.103933771121142<text:tab/>0.10330493628222<text:tab/>0.0979952785205257<text:tab/>0.101020019074265<text:tab/>0.0959986064385136</text:p>
      <text:p text:style-name="P1">Ly96<text:tab/>37.9250615573299<text:tab/>19.7356746559087<text:tab/>7.46581478154955<text:tab/>145.466152121657<text:tab/>35.8191837991156</text:p>
      <text:p text:style-name="P1">Lyar<text:tab/>25.8005832526279<text:tab/>64.1257923610163<text:tab/>44.2112331359429<text:tab/>26.3067471876996<text:tab/>28.1051371377592</text:p>
      <text:p text:style-name="P1">Lyc2<text:tab/>0.103933771121142<text:tab/>0.10330493628222<text:tab/>0.0979952785205257<text:tab/>0.101020019074265<text:tab/>0.0959986064385136</text:p>
      <text:p text:style-name="P1">Lyg1<text:tab/>0.103933771121142<text:tab/>0.10330493628222<text:tab/>0.0979952785205257<text:tab/>0.101020019074265<text:tab/>0.0959986064385136</text:p>
      <text:p text:style-name="P1">Lyl1<text:tab/>0.296874306643783<text:tab/>3.58030535993652<text:tab/>0.485062531928394<text:tab/>0.392754538076436<text:tab/>0.170856316550364</text:p>
      <text:p text:style-name="P1">Lyn<text:tab/>4.02354681863985<text:tab/>3.22329728709867<text:tab/>3.502786931308<text:tab/>8.581416636456<text:tab/>4.02339087678765</text:p>
      <text:p text:style-name="P1">Lynx1<text:tab/>0.104743927340035<text:tab/>0.104799200810983<text:tab/>0.126575449210251<text:tab/>0.108375973759234<text:tab/>0.111603829289715</text:p>
      <text:p text:style-name="P1">Lypd1<text:tab/>0.278796443846914<text:tab/>2.45858462134949<text:tab/>0.127670582938019<text:tab/>0.889941651394482<text:tab/>0.110535751618756</text:p>
      <text:p text:style-name="P1">Lypd2<text:tab/>0.103933771121142<text:tab/>0.10330493628222<text:tab/>0.0979952785205257<text:tab/>0.101020019074265<text:tab/>0.0959986064385136</text:p>
      <text:p text:style-name="P1">Lypd3<text:tab/>0.647906606441037<text:tab/>0.110693407649419<text:tab/>0.437693475163937<text:tab/>0.632165724260408<text:tab/>0.120384823273489</text:p>
      <text:p text:style-name="P1">Lypd4<text:tab/>0.103933771121142<text:tab/>0.10330493628222<text:tab/>0.0979952785205257<text:tab/>0.101020019074265<text:tab/>0.0959986064385136</text:p>
      <text:p text:style-name="P1">Lypd5<text:tab/>0.100153952728132<text:tab/>0.244729611762727<text:tab/>0.0933582850045833<text:tab/>0.581068330544452<text:tab/>0.0913895053498562</text:p>
      <text:p text:style-name="P1">Lypd6b<text:tab/>0.534782594403155<text:tab/>1.80214375217288<text:tab/>0.115235657485349<text:tab/>0.196993653714982<text:tab/>0.194084557414398</text:p>
      <text:p text:style-name="P1">Lypd8<text:tab/>0.103625772334192<text:tab/>0.151472486188198<text:tab/>0.0976417499267381<text:tab/>0.133847953707784<text:tab/>0.0953217274628279</text:p>
      <text:p text:style-name="P1">Lypla1<text:tab/>67.1065076967613<text:tab/>58.5410987309383<text:tab/>60.570781899539<text:tab/>93.1461586440375<text:tab/>77.5319411935165</text:p>
      <text:p text:style-name="P1">Lypla2<text:tab/>33.5877420560665<text:tab/>74.5422140873299<text:tab/>41.6896935353108<text:tab/>65.0760164721052<text:tab/>54.9922285970398</text:p>
      <text:p text:style-name="P1">Lyplal1<text:tab/>6.9859683069038<text:tab/>2.57485791664755<text:tab/>1.72517767603443<text:tab/>10.8005097592521<text:tab/>6.00033208837014</text:p>
      <text:p text:style-name="P1">Lyrm1<text:tab/>11.4201084251158<text:tab/>9.95039280584026<text:tab/>7.94066928123895<text:tab/>8.92359052825084<text:tab/>7.39253974309388</text:p>
      <text:p text:style-name="P1">Lyrm2<text:tab/>23.4421304052657<text:tab/>15.4269512479008<text:tab/>8.98563846275994<text:tab/>24.9237028131777<text:tab/>10.5717871575719</text:p>
      <text:p text:style-name="P1">Lyrm7<text:tab/>2.93871664359018<text:tab/>1.01680913639143<text:tab/>0.546984098371043<text:tab/>3.77131488110851<text:tab/>3.78495887369644</text:p>
      <text:p text:style-name="P1">Lyrm9<text:tab/>3.692152096618<text:tab/>2.85312489325378<text:tab/>3.46687008535085<text:tab/>5.78587368896857<text:tab/>6.68272727333839</text:p>
      <text:p text:style-name="P1">Lysmd1<text:tab/>5.60397016920201<text:tab/>2.41799489882034<text:tab/>1.32996893134163<text:tab/>6.07020486910974<text:tab/>1.57637012399206</text:p>
      <text:p text:style-name="P1">Lysmd2<text:tab/>23.3194982293492<text:tab/>26.6230050935944<text:tab/>9.22214285917062<text:tab/>41.9774753909382<text:tab/>17.8335109996248</text:p>
      <text:p text:style-name="P1">Lysmd3<text:tab/>4.96751776954958<text:tab/>11.073050727231<text:tab/>5.20846769980433<text:tab/>9.47777753486015<text:tab/>4.16340566349276</text:p>
      <text:p text:style-name="P1">Lyst<text:tab/>8.45510511720809<text:tab/>4.85319572222103<text:tab/>3.76722489027768<text:tab/>10.7682832291732<text:tab/>7.25257885932146</text:p>
      <text:p text:style-name="P1">Lyve1<text:tab/>0.173329986672519<text:tab/>0.208020756624982<text:tab/>0.12922759107308<text:tab/>0.56767596061022<text:tab/>0.100721851503798</text:p>
      <text:p text:style-name="P1">Lyz2<text:tab/>0.104568983854561<text:tab/>0.104434748929448<text:tab/>0.152668454466281<text:tab/>0.102488745330018<text:tab/>0.0961713476011195</text:p>
      <text:p text:style-name="P1">Lyzl1<text:tab/>0.103933771121142<text:tab/>0.10330493628222<text:tab/>0.0979952785205257<text:tab/>0.101020019074265<text:tab/>0.0959986064385136</text:p>
      <text:p text:style-name="P1">Lyzl4<text:tab/>0.103933771121142<text:tab/>0.10330493628222<text:tab/>0.0979952785205257<text:tab/>0.101020019074265<text:tab/>0.0959986064385136</text:p>
      <text:p text:style-name="P1">Lyzl6<text:tab/>0.103933771121142<text:tab/>0.10330493628222<text:tab/>0.0979952785205257<text:tab/>0.101020019074265<text:tab/>0.0959986064385136</text:p>
      <text:p text:style-name="P1">Lzic<text:tab/>16.3564088687262<text:tab/>10.0154849362065<text:tab/>7.23281132050976<text:tab/>13.6253081563952<text:tab/>8.25406901271002</text:p>
      <text:p text:style-name="P1">Lztfl1<text:tab/>17.8053689277571<text:tab/>5.79776208090724<text:tab/>2.75824789518848<text:tab/>19.189173898292<text:tab/>7.82724215915249</text:p>
      <text:p text:style-name="P1">Lztr1<text:tab/>35.6955846198548<text:tab/>33.8106325320048<text:tab/>13.0635982259499<text:tab/>55.4412007203629<text:tab/>27.9032347952166</text:p>
      <text:p text:style-name="P1">Lzts1<text:tab/>0.153974093298469<text:tab/>0.110494118471666<text:tab/>0.132500741188337<text:tab/>0.153464017821939<text:tab/>0.0954612679054797</text:p>
      <text:p text:style-name="P1">Lzts2<text:tab/>48.3101887273339<text:tab/>36.9826776748403<text:tab/>11.5274128337209<text:tab/>56.8090841295808<text:tab/>26.5463041682694</text:p>
      <text:p text:style-name="P1">Lzts3<text:tab/>4.8491678858733<text:tab/>3.397315764081<text:tab/>7.1347155603139<text:tab/>4.7780817767666<text:tab/>4.80363186220599</text:p>
      <text:p text:style-name="P1">M6pr<text:tab/>0.69334317545842<text:tab/>0.741232907357059<text:tab/>0.675762510210627<text:tab/>1.66386517000222<text:tab/>0.857488566998821</text:p>
      <text:p text:style-name="P1"><text:soft-page-break/>MAST1<text:tab/>0.158806709746952<text:tab/>0.158956232845154<text:tab/>0.096320541390052<text:tab/>0.280191971325125<text:tab/>0.215119454797566</text:p>
      <text:p text:style-name="P1">MGC105567<text:tab/>0.994839058969162<text:tab/>1.87121909189369<text:tab/>1.38282128063711<text:tab/>1.38360009989497<text:tab/>0.14117662021222</text:p>
      <text:p text:style-name="P1">MGC105649<text:tab/>0.284083373750423<text:tab/>12.5428851694788<text:tab/>0.809448831452597<text:tab/>3.74191814533665<text:tab/>8.40153531853492</text:p>
      <text:p text:style-name="P1">MGC108823<text:tab/>0.311344053946462<text:tab/>1.77345822677088<text:tab/>0.431967624370693<text:tab/>0.61745309048278<text:tab/>0.15595639751374</text:p>
      <text:p text:style-name="P1">MGC109340<text:tab/>0.103933771121142<text:tab/>0.10330493628222<text:tab/>0.0979952785205257<text:tab/>0.101020019074265<text:tab/>0.0959986064385136</text:p>
      <text:p text:style-name="P1">MGC112692<text:tab/>0.103933771121142<text:tab/>0.10330493628222<text:tab/>0.0979952785205257<text:tab/>0.101020019074265<text:tab/>0.0959986064385136</text:p>
      <text:p text:style-name="P1">MGC112715<text:tab/>0.102316661022742<text:tab/>0.10365731952945<text:tab/>0.0967302234758408<text:tab/>0.288533582905661<text:tab/>0.0941960199871615</text:p>
      <text:p text:style-name="P1">MGC114246<text:tab/>0.103933771121142<text:tab/>0.10330493628222<text:tab/>0.0979952785205257<text:tab/>0.101020019074265<text:tab/>0.0959986064385136</text:p>
      <text:p text:style-name="P1">MGC114427<text:tab/>0.103933771121142<text:tab/>0.10330493628222<text:tab/>0.0979952785205257<text:tab/>0.101020019074265<text:tab/>0.0959986064385136</text:p>
      <text:p text:style-name="P1">MGC114483<text:tab/>0.103933771121142<text:tab/>0.10330493628222<text:tab/>0.0979952785205257<text:tab/>0.101020019074265<text:tab/>0.0959986064385136</text:p>
      <text:p text:style-name="P1">MGC114492<text:tab/>0.103933771121142<text:tab/>0.10330493628222<text:tab/>0.0979952785205257<text:tab/>0.101020019074265<text:tab/>0.0959986064385136</text:p>
      <text:p text:style-name="P1">MGC114499<text:tab/>0.103933771121142<text:tab/>0.10330493628222<text:tab/>0.0979952785205257<text:tab/>0.101020019074265<text:tab/>0.0959986064385136</text:p>
      <text:p text:style-name="P1">MGC116121<text:tab/>13.8964018165123<text:tab/>5.46986285868539<text:tab/>4.32929241211268<text:tab/>18.5726797730202<text:tab/>12.3307791877743</text:p>
      <text:p text:style-name="P1">MGC116197<text:tab/>0.103933771121142<text:tab/>0.10330493628222<text:tab/>0.0979952785205257<text:tab/>0.101020019074265<text:tab/>0.0959986064385136</text:p>
      <text:p text:style-name="P1">MGC93861<text:tab/>0.103933771121142<text:tab/>0.10330493628222<text:tab/>0.0979952785205257<text:tab/>0.101020019074265<text:tab/>0.0959986064385136</text:p>
      <text:p text:style-name="P1">MGC94199<text:tab/>0.399613295745059<text:tab/>0.176123209412042<text:tab/>0.0970249828565045<text:tab/>0.683554846012709<text:tab/>0.331696767782391</text:p>
      <text:p text:style-name="P1">MGC94207<text:tab/>27.3067124925202<text:tab/>19.9875975906875<text:tab/>12.6251373540309<text:tab/>40.354118933855<text:tab/>37.2428436245298</text:p>
      <text:p text:style-name="P1">MGC94335<text:tab/>17.5704689011199<text:tab/>20.7056037225637<text:tab/>8.72649406848032<text:tab/>25.5759931385093<text:tab/>15.7502113812421</text:p>
      <text:p text:style-name="P1">MGC94891<text:tab/>0.103933771121142<text:tab/>0.10330493628222<text:tab/>0.0979952785205257<text:tab/>0.101020019074265<text:tab/>0.0959986064385136</text:p>
      <text:p text:style-name="P1">MGC95208<text:tab/>3.83513360394484<text:tab/>8.71686169027275<text:tab/>0.958543148456421<text:tab/>15.5694442037517<text:tab/>10.6705543908408</text:p>
      <text:p text:style-name="P1">MGC95210<text:tab/>4.91148563425902<text:tab/>4.71713148154038<text:tab/>4.42545298420437<text:tab/>6.6815664393752<text:tab/>4.89375812700617</text:p>
      <text:p text:style-name="P1">Mab21l1<text:tab/>8.04053836247098<text:tab/>17.1061237946872<text:tab/>9.49231837306072<text:tab/>8.94457998951823<text:tab/>2.39290001477147</text:p>
      <text:p text:style-name="P1">Mab21l2<text:tab/>3.927947284331<text:tab/>0.933404550090495<text:tab/>1.33789492468988<text:tab/>6.11537425489971<text:tab/>5.55449712944575</text:p>
      <text:p text:style-name="P1">Mab21l3<text:tab/>0.122768692168897<text:tab/>0.67844411724115<text:tab/>0.0941798388026079<text:tab/>0.14866571101827<text:tab/>0.117799546966438</text:p>
      <text:p text:style-name="P1">Macc1<text:tab/>0.0996258737334742<text:tab/>0.112450130616001<text:tab/>0.0928106643455858<text:tab/>0.726925004866542<text:tab/>0.0904789593584525</text:p>
      <text:p text:style-name="P1">Macf1<text:tab/>23.2701371151628<text:tab/>13.9391542065316<text:tab/>14.0624380935188<text:tab/>18.6491750441932<text:tab/>9.62586480363639</text:p>
      <text:p text:style-name="P1">Macrod1<text:tab/>7.06148246506449<text:tab/>5.8332891773388<text:tab/>3.9757053907437<text:tab/>5.28240295171162<text:tab/>1.61972499618149</text:p>
      <text:p text:style-name="P1">Mad1l1<text:tab/>7.44719967150128<text:tab/>6.77300932742823<text:tab/>8.45544657204491<text:tab/>7.6109873076734<text:tab/>13.9766194210475</text:p>
      <text:p text:style-name="P1">Mad2l1<text:tab/>14.2400153764897<text:tab/>10.7796335704819<text:tab/>8.87954876409763<text:tab/>8.14323403118567<text:tab/>2.93750123367563</text:p>
      <text:p text:style-name="P1">Mad2l1bp<text:tab/>7.30272621491136<text:tab/>17.9839112332592<text:tab/>9.53381957415391<text:tab/>12.8481747071858<text:tab/>16.6945802188417</text:p>
      <text:p text:style-name="P1">Mad2l2<text:tab/>14.378853344103<text:tab/>14.5321176336377<text:tab/>11.7536567949625<text:tab/>18.5791056383773<text:tab/>11.4779601113792</text:p>
      <text:p text:style-name="P1">Madcam1<text:tab/>0.152702831242444<text:tab/>0.155808457107563<text:tab/>0.0937032309428834<text:tab/>0.552012160588123<text:tab/>0.10855804215665</text:p>
      <text:p text:style-name="P1">Madd<text:tab/>2.74816582477712<text:tab/>2.09533010006154<text:tab/>1.81058230523712<text:tab/>4.77772016704034<text:tab/>1.74625181395844</text:p>
      <text:p text:style-name="P1">Maea<text:tab/>77.4592279575556<text:tab/>74.3938725318185<text:tab/>48.482904030228<text:tab/>103.833661250192<text:tab/>40.9840479885644</text:p>
      <text:p text:style-name="P1">Mael<text:tab/>0.103933771121142<text:tab/>0.10330493628222<text:tab/>0.0979952785205257<text:tab/>0.101020019074265<text:tab/>0.0959986064385136</text:p>
      <text:p text:style-name="P1">Maf<text:tab/>6.99394002975539<text:tab/>4.94552520973794<text:tab/>8.43018622945367<text:tab/>3.31327085972316<text:tab/>3.32751927173082</text:p>
      <text:p text:style-name="P1">Maf1<text:tab/>51.4177178770649<text:tab/>33.9197905906023<text:tab/>28.150972033553<text:tab/>61.2061921032692<text:tab/>39.8658919416263</text:p>
      <text:p text:style-name="P1">Mafb<text:tab/>0.10608440897643<text:tab/>0.1519405966561<text:tab/>0.656180839199376<text:tab/>0.25847930629857<text:tab/>0.32448845421431</text:p>
      <text:p text:style-name="P1">Maff<text:tab/>11.572299196382<text:tab/>42.5905633482027<text:tab/>32.952824578016<text:tab/>11.7665059521571<text:tab/>11.3242436122561</text:p>
      <text:p text:style-name="P1">Mafg<text:tab/>21.7368275314926<text:tab/>31.483254664328<text:tab/>20.2879945367221<text:tab/>37.0808377791716<text:tab/>28.5915036866892</text:p>
      <text:p text:style-name="P1">Mafk<text:tab/>36.717972927174<text:tab/>57.4440547793874<text:tab/>62.4120042146216<text:tab/>20.4615818250523<text:tab/>26.4865661636034</text:p>
      <text:p text:style-name="P1">Mag<text:tab/>0.116860134068307<text:tab/>0.103489195999334<text:tab/>0.0980271043162841<text:tab/>0.101224399670326<text:tab/>0.0959396841064049</text:p>
      <text:p text:style-name="P1">Magea11<text:tab/>0.468730550333465<text:tab/>0.289102775779311<text:tab/>0.340798127689948<text:tab/>0.377926319864677<text:tab/>0.318872002550337</text:p>
      <text:p text:style-name="P1">Magea4<text:tab/>0.103933771121142<text:tab/>0.10330493628222<text:tab/>0.0979952785205257<text:tab/>0.101020019074265<text:tab/>0.0959986064385136</text:p>
      <text:p text:style-name="P1">Mageb16<text:tab/>0.103933771121142<text:tab/>0.10330493628222<text:tab/>0.0979952785205257<text:tab/>0.101020019074265<text:tab/>0.0959986064385136</text:p>
      <text:p text:style-name="P1">Mageb18<text:tab/>0.103933771121142<text:tab/>0.10330493628222<text:tab/>0.0979952785205257<text:tab/>0.101020019074265<text:tab/>0.0959986064385136</text:p>
      <text:p text:style-name="P1">Mageb3<text:tab/>0.103933771121142<text:tab/>0.10330493628222<text:tab/>0.0979952785205257<text:tab/>0.101020019074265<text:tab/>0.0959986064385136</text:p>
      <text:p text:style-name="P1">Mageb4<text:tab/>0.193576089591648<text:tab/>1.67717959478197<text:tab/>0.08797610992084<text:tab/>0.352995763773511<text:tab/>0.0863679776558545</text:p>
      <text:p text:style-name="P1">Mageb5<text:tab/>0.103933771121142<text:tab/>0.10330493628222<text:tab/>0.0979952785205257<text:tab/>0.101020019074265<text:tab/>0.0959986064385136</text:p>
      <text:p text:style-name="P1">Mageb7<text:tab/>0.103933771121142<text:tab/>0.10330493628222<text:tab/>0.0979952785205257<text:tab/>0.101020019074265<text:tab/>0.0959986064385136</text:p>
      <text:p text:style-name="P1">Magebl1<text:tab/>0.145786166550673<text:tab/>0.103803641721785<text:tab/>0.0980828147273737<text:tab/>0.101603639715009<text:tab/>0.0958477975074654</text:p>
      <text:p text:style-name="P1">Magec2<text:tab/>0.103933771121142<text:tab/>0.10330493628222<text:tab/>0.0979952785205257<text:tab/>0.101020019074265<text:tab/>0.0959986064385136</text:p>
      <text:p text:style-name="P1">Maged1<text:tab/>178.429535694231<text:tab/>209.332314375334<text:tab/>166.500871562307<text:tab/>211.022139124383<text:tab/>48.2575652420021</text:p>
      <text:p text:style-name="P1">Maged2<text:tab/>66.9990555606569<text:tab/>70.050399407599<text:tab/>34.8412313292312<text:tab/>96.0049150527039<text:tab/>7.92042956466608</text:p>
      <text:p text:style-name="P1"><text:soft-page-break/>Magee1<text:tab/>2.58956585934971<text:tab/>1.64605898359741<text:tab/>3.10356178165982<text:tab/>3.18496963889517<text:tab/>1.67715468305561</text:p>
      <text:p text:style-name="P1">Magee2<text:tab/>0.103582934584623<text:tab/>0.103221148190923<text:tab/>0.0976764584240389<text:tab/>0.115146813080652<text:tab/>0.095588398311613</text:p>
      <text:p text:style-name="P1">Mageh1<text:tab/>18.0494129950685<text:tab/>20.1158494701786<text:tab/>9.34396198020383<text:tab/>28.3503020574496<text:tab/>7.84928859865875</text:p>
      <text:p text:style-name="P1">Magi1<text:tab/>6.71762012407575<text:tab/>4.56422337489092<text:tab/>4.55451674498598<text:tab/>6.76403385714395<text:tab/>4.07436646424876</text:p>
      <text:p text:style-name="P1">Magi2<text:tab/>0.463112867527004<text:tab/>0.870483931184966<text:tab/>0.83551810647709<text:tab/>2.37522645262453<text:tab/>0.426602269600549</text:p>
      <text:p text:style-name="P1">Magi3<text:tab/>1.95961078917383<text:tab/>3.35409985408503<text:tab/>5.92736631570569<text:tab/>1.79385716585834<text:tab/>2.62352646811809</text:p>
      <text:p text:style-name="P1">Magix<text:tab/>0.716418172505324<text:tab/>0.236180112457105<text:tab/>0.902249153188778<text:tab/>0.411751127609111<text:tab/>0.263246601901873</text:p>
      <text:p text:style-name="P1">Magoh<text:tab/>98.1805235395767<text:tab/>144.710129712754<text:tab/>131.448382631403<text:tab/>109.752825350492<text:tab/>90.4055863964155</text:p>
      <text:p text:style-name="P1">Magohb<text:tab/>10.3956482921707<text:tab/>11.170575523858<text:tab/>2.75672891270907<text:tab/>20.7658804024342<text:tab/>7.4446282696396</text:p>
      <text:p text:style-name="P1">Magt1<text:tab/>40.0601789109518<text:tab/>34.4440298831772<text:tab/>39.5080795586763<text:tab/>50.5361539474776<text:tab/>42.6276319324733</text:p>
      <text:p text:style-name="P1">Mak<text:tab/>0.104363311583886<text:tab/>0.104013977076112<text:tab/>0.0981935893087591<text:tab/>0.121560053563476<text:tab/>0.0960794517490358</text:p>
      <text:p text:style-name="P1">Mak16<text:tab/>30.7128979542261<text:tab/>30.6285104392856<text:tab/>25.1237120111801<text:tab/>42.9270963537504<text:tab/>37.9558836085981</text:p>
      <text:p text:style-name="P1">Mal<text:tab/>0.116869604219001<text:tab/>0.132183665228729<text:tab/>0.160048637064382<text:tab/>0.261842540613728<text:tab/>0.0941497306651231</text:p>
      <text:p text:style-name="P1">Mal2<text:tab/>0.662099124709704<text:tab/>0.354580160382138<text:tab/>0.185917608351449<text:tab/>0.213362923059711<text:tab/>0.157428975563588</text:p>
      <text:p text:style-name="P1">Mall<text:tab/>0.103617774130954<text:tab/>0.139371045153721<text:tab/>0.0975095721535681<text:tab/>0.119224662783049<text:tab/>0.0952372749462447</text:p>
      <text:p text:style-name="P1">Malsu1<text:tab/>26.278809513298<text:tab/>23.8421184572461<text:tab/>17.9682240751097<text:tab/>36.8622323898265<text:tab/>24.3964015017406</text:p>
      <text:p text:style-name="P1">Mamdc4<text:tab/>0.400263877226847<text:tab/>1.69600884136462<text:tab/>0.953373969071541<text:tab/>0.41381004933626<text:tab/>0.715661041766892</text:p>
      <text:p text:style-name="P1">Maml1<text:tab/>6.57995121379238<text:tab/>7.88984096477175<text:tab/>4.87628356896155<text:tab/>7.72261898426628<text:tab/>5.77208840565624</text:p>
      <text:p text:style-name="P1">Maml3<text:tab/>0.283184389364849<text:tab/>0.303463348818467<text:tab/>0.157066108641719<text:tab/>1.10265541492834<text:tab/>0.245538821977039</text:p>
      <text:p text:style-name="P1">Man1a1<text:tab/>18.4473673829232<text:tab/>13.7236469088574<text:tab/>21.6081210694276<text:tab/>15.556620465761<text:tab/>13.515544584924</text:p>
      <text:p text:style-name="P1">Man1a2<text:tab/>16.9169999250263<text:tab/>11.8901825558472<text:tab/>15.359569713937<text:tab/>23.2141061015174<text:tab/>20.9456476120035</text:p>
      <text:p text:style-name="P1">Man1b1<text:tab/>46.8785152663617<text:tab/>65.0919134766561<text:tab/>49.7189649357501<text:tab/>63.6848905459845<text:tab/>51.5341486486306</text:p>
      <text:p text:style-name="P1">Man1c1<text:tab/>8.6710042751067<text:tab/>16.2826733812644<text:tab/>24.0609795646913<text:tab/>21.0026847517859<text:tab/>14.2534691612504</text:p>
      <text:p text:style-name="P1">Man2a1<text:tab/>35.380665090123<text:tab/>31.3785174584103<text:tab/>36.3677005141746<text:tab/>35.4744509922756<text:tab/>18.7301889989737</text:p>
      <text:p text:style-name="P1">Man2a2<text:tab/>10.7934626807522<text:tab/>9.94272916353419<text:tab/>7.47532914999139<text:tab/>30.5114699607455<text:tab/>10.8605076194139</text:p>
      <text:p text:style-name="P1">Man2b1<text:tab/>53.1488036255552<text:tab/>48.1870796132004<text:tab/>56.3386849350665<text:tab/>71.4364893379223<text:tab/>53.8861534740414</text:p>
      <text:p text:style-name="P1">Man2b2<text:tab/>37.9636026197964<text:tab/>33.9048639794129<text:tab/>24.6471639140532<text:tab/>65.7863135327528<text:tab/>12.9946257559751</text:p>
      <text:p text:style-name="P1">Man2c1<text:tab/>18.7864444905522<text:tab/>13.8339318943221<text:tab/>9.81150098609965<text:tab/>26.9643737381631<text:tab/>18.9095072957417</text:p>
      <text:p text:style-name="P1">Manba<text:tab/>7.89966423168875<text:tab/>7.23358583701482<text:tab/>5.01153335547242<text:tab/>16.9882435457992<text:tab/>8.229469605853</text:p>
      <text:p text:style-name="P1">Manbal<text:tab/>47.0494684242879<text:tab/>65.4076477566121<text:tab/>25.1284067213411<text:tab/>82.6237365005449<text:tab/>48.1629540503088</text:p>
      <text:p text:style-name="P1">Manea<text:tab/>14.6188814139843<text:tab/>11.9295603991563<text:tab/>9.0626097803149<text:tab/>11.0146468105929<text:tab/>9.796804574447</text:p>
      <text:p text:style-name="P1">Manf<text:tab/>128.937773371749<text:tab/>226.482104663256<text:tab/>209.569417348437<text:tab/>233.975974874067<text:tab/>188.925230791983</text:p>
      <text:p text:style-name="P1">Mansc1<text:tab/>11.311439629884<text:tab/>8.98092474538545<text:tab/>2.1807530521538<text:tab/>10.4656011260083<text:tab/>0.808573841555759</text:p>
      <text:p text:style-name="P1">Maoa<text:tab/>39.4828944290158<text:tab/>56.0329099315812<text:tab/>50.4885107454135<text:tab/>46.4398872870882<text:tab/>47.993557283799</text:p>
      <text:p text:style-name="P1">Maob<text:tab/>0.105088893600777<text:tab/>0.171196558258753<text:tab/>0.137742246447865<text:tab/>0.117573898955146<text:tab/>0.096037682005761</text:p>
      <text:p text:style-name="P1">Map10<text:tab/>0.180584722907995<text:tab/>0.139410427362799<text:tab/>0.162359101393235<text:tab/>0.512811686309901<text:tab/>0.312071863603294</text:p>
      <text:p text:style-name="P1">Map1a<text:tab/>20.9995028756452<text:tab/>33.0917997545884<text:tab/>25.85393631332<text:tab/>31.6019233081472<text:tab/>15.9103129544922</text:p>
      <text:p text:style-name="P1">Map1b<text:tab/>3.5837953232585<text:tab/>12.6009906150581<text:tab/>2.92769558506342<text:tab/>10.7828084663722<text:tab/>9.74852005146664</text:p>
      <text:p text:style-name="P1">Map1lc3a<text:tab/>125.039744550822<text:tab/>179.865398206843<text:tab/>156.244241292827<text:tab/>202.29778848414<text:tab/>124.218841041964</text:p>
      <text:p text:style-name="P1">Map1lc3b<text:tab/>102.094214052801<text:tab/>108.061955845776<text:tab/>141.60030567474<text:tab/>189.015369932707<text:tab/>204.176239346668</text:p>
      <text:p text:style-name="P1">Map1s<text:tab/>12.4445036096817<text:tab/>32.003850689165<text:tab/>16.6924078694774<text:tab/>25.634876144261<text:tab/>18.296063013406</text:p>
      <text:p text:style-name="P1">Map2<text:tab/>0.683173604334455<text:tab/>1.26102721048151<text:tab/>0.633571935248246<text:tab/>0.150367649281856<text:tab/>0.224356190328947</text:p>
      <text:p text:style-name="P1">Map2k1<text:tab/>49.0033608904069<text:tab/>107.677484236363<text:tab/>93.4216651020712<text:tab/>160.904127231717<text:tab/>133.321903598456</text:p>
      <text:p text:style-name="P1">Map2k2<text:tab/>84.6882057824606<text:tab/>87.765594174737<text:tab/>129.112217430313<text:tab/>140.756369347003<text:tab/>167.335007473331</text:p>
      <text:p text:style-name="P1">Map2k3<text:tab/>0.104721362968781<text:tab/>0.155168356117662<text:tab/>0.136418586795897<text:tab/>0.103362828447811<text:tab/>0.0958781797358696</text:p>
      <text:p text:style-name="P1">Map2k4<text:tab/>29.1204135579845<text:tab/>70.2253396671765<text:tab/>79.0689214025065<text:tab/>49.0532963841536<text:tab/>49.9416306698017</text:p>
      <text:p text:style-name="P1">Map2k5<text:tab/>19.0755998619257<text:tab/>11.6360220832558<text:tab/>4.56344429238975<text:tab/>25.3647436112768<text:tab/>6.41510082494295</text:p>
      <text:p text:style-name="P1">Map2k6<text:tab/>1.49839932716115<text:tab/>0.754442834613644<text:tab/>0.233228522316501<text:tab/>1.10750858681755<text:tab/>0.191049112975038</text:p>
      <text:p text:style-name="P1">Map2k7<text:tab/>17.9173084395407<text:tab/>18.5279729471081<text:tab/>13.338457742232<text:tab/>21.16467992204<text:tab/>22.8044772504719</text:p>
      <text:p text:style-name="P1">Map3k1<text:tab/>0.492826840041833<text:tab/>0.544972416037075<text:tab/>0.161336227390752<text:tab/>0.172936490721349<text:tab/>0.265869306049539</text:p>
      <text:p text:style-name="P1">Map3k10<text:tab/>8.05257856310895<text:tab/>10.458460724159<text:tab/>2.98443659772172<text:tab/>11.1855624258903<text:tab/>2.15580324124301</text:p>
      <text:p text:style-name="P1">Map3k11<text:tab/>8.55988981327422<text:tab/>24.9781250654513<text:tab/>23.5910227103299<text:tab/>12.5344323889561<text:tab/>24.7020305282935</text:p>
      <text:p text:style-name="P1">Map3k12<text:tab/>11.8002633786411<text:tab/>10.4172319624457<text:tab/>10.7053483526923<text:tab/>19.8232031148618<text:tab/>10.8161824380672</text:p>
      <text:p text:style-name="P1">Map3k13<text:tab/>0.632204793081904<text:tab/>1.14504119989466<text:tab/>0.809920223036975<text:tab/>0.584336818297837<text:tab/>0.912984694120354</text:p>
      <text:p text:style-name="P1"><text:soft-page-break/>Map3k14<text:tab/>3.04776159174807<text:tab/>9.05247088842694<text:tab/>11.541825234859<text:tab/>5.19031095555749<text:tab/>5.83746342811406</text:p>
      <text:p text:style-name="P1">Map3k2<text:tab/>2.13164641095724<text:tab/>5.68292474177331<text:tab/>5.48225642690753<text:tab/>6.10387301419441<text:tab/>5.17385399923216</text:p>
      <text:p text:style-name="P1">Map3k3<text:tab/>12.778064547066<text:tab/>11.0535576343481<text:tab/>17.9125911305908<text:tab/>15.9249600177462<text:tab/>13.2995916975749</text:p>
      <text:p text:style-name="P1">Map3k4<text:tab/>6.41213684656521<text:tab/>4.03480699263753<text:tab/>9.69814529530515<text:tab/>7.65673008208268<text:tab/>5.19815801135036</text:p>
      <text:p text:style-name="P1">Map3k5<text:tab/>3.54189861854484<text:tab/>9.37917621351064<text:tab/>6.34718259959518<text:tab/>5.59463905579669<text:tab/>2.53027048466097</text:p>
      <text:p text:style-name="P1">Map3k6<text:tab/>2.93323642263626<text:tab/>11.3154615505397<text:tab/>5.02866708493515<text:tab/>10.4727415931054<text:tab/>8.12021512330575</text:p>
      <text:p text:style-name="P1">Map3k7<text:tab/>0.185198989580967<text:tab/>0.165663021290588<text:tab/>0.274898103998386<text:tab/>0.198836783309948<text:tab/>0.12861540919156</text:p>
      <text:p text:style-name="P1">Map3k7cl<text:tab/>18.3587021833577<text:tab/>21.4611068865334<text:tab/>2.94102829007365<text:tab/>13.4630408987267<text:tab/>0.567490330911723</text:p>
      <text:p text:style-name="P1">Map3k8<text:tab/>0.534226602263389<text:tab/>0.251635191914927<text:tab/>0.415570250578172<text:tab/>1.21042057010712<text:tab/>0.403471131171142</text:p>
      <text:p text:style-name="P1">Map3k9<text:tab/>0.22116869968562<text:tab/>0.118564514105288<text:tab/>0.397368604723313<text:tab/>0.223576706788421<text:tab/>0.330013850979277</text:p>
      <text:p text:style-name="P1">Map4<text:tab/>85.7627412623782<text:tab/>106.434965087313<text:tab/>101.456749099512<text:tab/>101.491014693103<text:tab/>82.7495421690307</text:p>
      <text:p text:style-name="P1">Map4k1<text:tab/>0.19823736887419<text:tab/>0.199967717906474<text:tab/>0.211510140992976<text:tab/>0.212017495146345<text:tab/>0.114279338297167</text:p>
      <text:p text:style-name="P1">Map4k2<text:tab/>3.074846226731<text:tab/>3.64187055571981<text:tab/>1.29111058629483<text:tab/>3.99628744502951<text:tab/>1.40854195368404</text:p>
      <text:p text:style-name="P1">Map4k3<text:tab/>22.4108081503675<text:tab/>13.7155552044745<text:tab/>6.83924841803895<text:tab/>13.0748472369457<text:tab/>4.44906679774453</text:p>
      <text:p text:style-name="P1">Map4k4<text:tab/>76.477290811265<text:tab/>176.436290998213<text:tab/>110.2632627737<text:tab/>87.2069894144043<text:tab/>69.5635360058726</text:p>
      <text:p text:style-name="P1">Map4k5<text:tab/>27.8427805968962<text:tab/>44.3655263805404<text:tab/>34.5845381444425<text:tab/>32.6575916032927<text:tab/>20.3446027555536</text:p>
      <text:p text:style-name="P1">Map6<text:tab/>20.1330582491208<text:tab/>54.4749169002641<text:tab/>52.7752051962838<text:tab/>40.4928049572986<text:tab/>27.6753814321156</text:p>
      <text:p text:style-name="P1">Map6d1<text:tab/>0.351715127362498<text:tab/>0.124105127459322<text:tab/>0.0983589559046611<text:tab/>0.103533808771101<text:tab/>0.0956602314379454</text:p>
      <text:p text:style-name="P1">Map7<text:tab/>0.161456304653716<text:tab/>0.154646727467978<text:tab/>0.203676985868649<text:tab/>0.120825725255953<text:tab/>0.111992606288853</text:p>
      <text:p text:style-name="P1">Map7d1<text:tab/>54.4845380831269<text:tab/>145.353554704958<text:tab/>308.530354267616<text:tab/>113.624759221948<text:tab/>107.845575868461</text:p>
      <text:p text:style-name="P1">Map7d2<text:tab/>0.615104874972055<text:tab/>0.940860150960944<text:tab/>0.524209724553624<text:tab/>0.957224152967114<text:tab/>0.667726018834522</text:p>
      <text:p text:style-name="P1">Map7d3<text:tab/>5.24269316803072<text:tab/>3.15018554899547<text:tab/>0.80413093708769<text:tab/>6.76565487697249<text:tab/>3.05495246109021</text:p>
      <text:p text:style-name="P1">Map9<text:tab/>4.79911573853756<text:tab/>5.16355591199195<text:tab/>4.02625762596375<text:tab/>6.35866933105247<text:tab/>5.6996971956054</text:p>
      <text:p text:style-name="P1">Mapk1<text:tab/>34.2369526225787<text:tab/>30.249987871595<text:tab/>41.6675080763307<text:tab/>39.8772989561062<text:tab/>46.8628481842677</text:p>
      <text:p text:style-name="P1">Mapk10<text:tab/>0.104056070322191<text:tab/>0.112087239495566<text:tab/>0.0980688083327569<text:tab/>0.101350209486205<text:tab/>0.0960229948839346</text:p>
      <text:p text:style-name="P1">Mapk11<text:tab/>2.33662007604097<text:tab/>2.56963928010738<text:tab/>0.722355332683138<text:tab/>3.58153321236656<text:tab/>0.65493698063603</text:p>
      <text:p text:style-name="P1">Mapk12<text:tab/>7.17752149108692<text:tab/>4.61679146486438<text:tab/>2.90993559933933<text:tab/>9.9094969116713<text:tab/>8.487967716594</text:p>
      <text:p text:style-name="P1">Mapk13<text:tab/>0.104910245968109<text:tab/>0.106204831179913<text:tab/>0.131128614487281<text:tab/>0.164293037638113<text:tab/>0.124030142618183</text:p>
      <text:p text:style-name="P1">Mapk14<text:tab/>33.6101912130385<text:tab/>34.041410181268<text:tab/>39.2542490771798<text:tab/>42.3367744857351<text:tab/>37.1611521525295</text:p>
      <text:p text:style-name="P1">Mapk15<text:tab/>0.104414052441037<text:tab/>0.104126751781521<text:tab/>0.130887433007957<text:tab/>0.10208581875659<text:tab/>0.0961352800423131</text:p>
      <text:p text:style-name="P1">Mapk1ip1<text:tab/>14.3826100595569<text:tab/>4.23839640157377<text:tab/>5.73208763304814<text:tab/>11.5182881980028<text:tab/>12.7336212967257</text:p>
      <text:p text:style-name="P1">Mapk1ip1l<text:tab/>18.8538535370663<text:tab/>45.5992699725216<text:tab/>29.7352952872218<text:tab/>29.1264791503679<text:tab/>26.8879669710979</text:p>
      <text:p text:style-name="P1">Mapk3<text:tab/>88.423679931434<text:tab/>83.9320952025818<text:tab/>35.1357161075657<text:tab/>120.441706853958<text:tab/>32.8275751245862</text:p>
      <text:p text:style-name="P1">Mapk4<text:tab/>0.10493560543735<text:tab/>0.105031279472963<text:tab/>0.131141234364339<text:tab/>0.103053951802026<text:tab/>0.102496280192444</text:p>
      <text:p text:style-name="P1">Mapk6<text:tab/>24.7177243379341<text:tab/>47.9449243710126<text:tab/>24.5029079975201<text:tab/>66.4220926790695<text:tab/>32.8251193741011</text:p>
      <text:p text:style-name="P1">Mapk7<text:tab/>0.103933771121142<text:tab/>0.10330493628222<text:tab/>0.0979952785205257<text:tab/>0.101020019074265<text:tab/>0.0959986064385136</text:p>
      <text:p text:style-name="P1">Mapk8<text:tab/>7.33533506666746<text:tab/>10.0425423584601<text:tab/>10.246751516035<text:tab/>7.40334154715947<text:tab/>7.35489790397575</text:p>
      <text:p text:style-name="P1">Mapk8ip1<text:tab/>7.63961170776132<text:tab/>8.72388802566341<text:tab/>8.32001426049343<text:tab/>23.7268135652999<text:tab/>8.12564888408819</text:p>
      <text:p text:style-name="P1">Mapk8ip3<text:tab/>13.8739857145087<text:tab/>23.990128260306<text:tab/>24.6897298278522<text:tab/>12.571565253533<text:tab/>16.0664559609141</text:p>
      <text:p text:style-name="P1">Mapk9<text:tab/>20.040900758649<text:tab/>14.3232506956192<text:tab/>23.5288140857812<text:tab/>25.6260101076258<text:tab/>25.3398850748698</text:p>
      <text:p text:style-name="P1">Mapkap1<text:tab/>20.0043705199201<text:tab/>15.9332570005044<text:tab/>9.09721995999111<text:tab/>19.6447852873819<text:tab/>15.4882203224923</text:p>
      <text:p text:style-name="P1">Mapkapk2<text:tab/>52.9023986016951<text:tab/>123.798008633012<text:tab/>132.987461235009<text:tab/>66.7781801338208<text:tab/>49.7109882403432</text:p>
      <text:p text:style-name="P1">Mapkapk3<text:tab/>2.55103126814744<text:tab/>3.29823082864665<text:tab/>0.63159157101793<text:tab/>5.5646357536361<text:tab/>2.15242145226565</text:p>
      <text:p text:style-name="P1">Mapkapk5<text:tab/>27.124484504637<text:tab/>25.0756341630231<text:tab/>18.5064115410673<text:tab/>28.5907091199081<text:tab/>26.3512664733152</text:p>
      <text:p text:style-name="P1">Mapkbp1<text:tab/>4.82461112864376<text:tab/>7.32773198955585<text:tab/>8.81914165475351<text:tab/>4.60716932468293<text:tab/>5.00599577999854</text:p>
      <text:p text:style-name="P1">Mapre1<text:tab/>94.5890736140368<text:tab/>151.599979667269<text:tab/>140.735846105405<text:tab/>129.327766289655<text:tab/>113.671961460547</text:p>
      <text:p text:style-name="P1">Mapre2<text:tab/>28.0781278733623<text:tab/>15.6516322610136<text:tab/>23.8586415233592<text:tab/>30.6120204296971<text:tab/>16.7548462109262</text:p>
      <text:p text:style-name="P1">Mapre3<text:tab/>13.8516730773942<text:tab/>17.0898172714864<text:tab/>16.0197732872129<text:tab/>34.0870978753733<text:tab/>25.5475165709556</text:p>
      <text:p text:style-name="P1">Mapt<text:tab/>0.188152150619816<text:tab/>0.134433350189473<text:tab/>0.204647946083577<text:tab/>0.109842351602811<text:tab/>0.124045078482936</text:p>
      <text:p text:style-name="P1">Marc1<text:tab/>0.104436407853782<text:tab/>0.139800041392226<text:tab/>0.143799264361968<text:tab/>0.157852448034147<text:tab/>0.240034122475232</text:p>
      <text:p text:style-name="P1">Marc2<text:tab/>31.9473647959753<text:tab/>24.2688264274918<text:tab/>19.6018984085683<text:tab/>43.6811176534482<text:tab/>27.1460872733656</text:p>
      <text:p text:style-name="P1">March1<text:tab/>0.103933771121142<text:tab/>0.10330493628222<text:tab/>0.0979952785205257<text:tab/>0.101020019074265<text:tab/>0.0959986064385136</text:p>
      <text:p text:style-name="P1">March10<text:tab/>0.104143320636863<text:tab/>0.103676778934562<text:tab/>0.0981523822061584<text:tab/>0.10143129708297<text:tab/>0.102066981113956</text:p>
      <text:p text:style-name="P1">March11<text:tab/>0.103933771121142<text:tab/>0.10330493628222<text:tab/>0.0979952785205257<text:tab/>0.101020019074265<text:tab/>0.0959986064385136</text:p>
      <text:p text:style-name="P1"><text:soft-page-break/>March2<text:tab/>70.3992273872609<text:tab/>60.275623769738<text:tab/>61.9231668543144<text:tab/>101.300535278144<text:tab/>71.2245740434656</text:p>
      <text:p text:style-name="P1">March3<text:tab/>3.65933380251007<text:tab/>13.4116797421222<text:tab/>20.4482987095541<text:tab/>7.41636355577219<text:tab/>5.27510756838783</text:p>
      <text:p text:style-name="P1">March5<text:tab/>34.9938428531484<text:tab/>44.3831268695634<text:tab/>43.5511386703806<text:tab/>52.9560784814273<text:tab/>51.6348461699659</text:p>
      <text:p text:style-name="P1">March6<text:tab/>18.7825990599211<text:tab/>19.3173849605799<text:tab/>14.7863820009674<text:tab/>24.3236900851772<text:tab/>21.5172082339452</text:p>
      <text:p text:style-name="P1">March7<text:tab/>25.2380812417626<text:tab/>34.2934335364844<text:tab/>23.7669649778075<text:tab/>25.2364006673254<text:tab/>22.4881899234301</text:p>
      <text:p text:style-name="P1">March8<text:tab/>18.1286598159486<text:tab/>14.315698142059<text:tab/>10.7330434171964<text:tab/>28.8018559116723<text:tab/>18.627095989085</text:p>
      <text:p text:style-name="P1">March9<text:tab/>4.84636395232806<text:tab/>4.1221701981962<text:tab/>1.29317476262681<text:tab/>7.76071036085776<text:tab/>2.42757129314283</text:p>
      <text:p text:style-name="P1">Marcks<text:tab/>36.1353781730545<text:tab/>13.723630272081<text:tab/>9.99606699648611<text:tab/>32.0759967343565<text:tab/>15.2730742324002</text:p>
      <text:p text:style-name="P1">Marcksl1<text:tab/>1.12386289941721<text:tab/>0.776271852634614<text:tab/>2.37857347081852<text:tab/>0.497608113930137<text:tab/>0.633812854180783</text:p>
      <text:p text:style-name="P1">Marco<text:tab/>0.103933771121142<text:tab/>0.10330493628222<text:tab/>0.0979952785205257<text:tab/>0.101020019074265<text:tab/>0.0959986064385136</text:p>
      <text:p text:style-name="P1">Marf1<text:tab/>0.104194606257659<text:tab/>0.103982456387871<text:tab/>0.109222947052386<text:tab/>0.107760192822689<text:tab/>0.110514403825973</text:p>
      <text:p text:style-name="P1">Mark1<text:tab/>21.8373602198386<text:tab/>35.7715093009087<text:tab/>6.1254361329208<text:tab/>26.5660650803898<text:tab/>5.21614956704359</text:p>
      <text:p text:style-name="P1">Mark2<text:tab/>18.723150130622<text:tab/>18.4758057311524<text:tab/>15.8391486107256<text:tab/>25.8461026071421<text:tab/>24.9076468130882</text:p>
      <text:p text:style-name="P1">Mark3<text:tab/>26.9321024098139<text:tab/>35.4106955849026<text:tab/>37.0515364019689<text:tab/>36.6187736609694<text:tab/>38.3849708978539</text:p>
      <text:p text:style-name="P1">Mark4<text:tab/>11.4904948705213<text:tab/>26.4595289786038<text:tab/>17.4132527797646<text:tab/>23.1762926852185<text:tab/>13.160934633135</text:p>
      <text:p text:style-name="P1">Mars<text:tab/>49.62926474974<text:tab/>51.8480194944126<text:tab/>27.4180618850443<text:tab/>72.7034607346311<text:tab/>52.3446407414193</text:p>
      <text:p text:style-name="P1">Marveld1<text:tab/>65.9840252351572<text:tab/>45.5819143190355<text:tab/>33.9680104859119<text:tab/>59.9150762430291<text:tab/>25.7169164740697</text:p>
      <text:p text:style-name="P1">Marveld2<text:tab/>0.103933771121142<text:tab/>0.10330493628222<text:tab/>0.0979952785205257<text:tab/>0.101020019074265<text:tab/>0.0959986064385136</text:p>
      <text:p text:style-name="P1">Marveld3<text:tab/>0.104155327859782<text:tab/>0.122134098001432<text:tab/>0.0981276792774486<text:tab/>0.101643085646168<text:tab/>0.0960423078238227</text:p>
      <text:p text:style-name="P1">Mas1<text:tab/>0.102664702237724<text:tab/>0.1182248533142<text:tab/>0.30273824819075<text:tab/>0.160050038583171<text:tab/>0.159284866087013</text:p>
      <text:p text:style-name="P1">Masp1<text:tab/>0.104061826577728<text:tab/>0.103507328670787<text:tab/>0.103760287465426<text:tab/>0.101281185091764<text:tab/>0.0960375779005565</text:p>
      <text:p text:style-name="P1">Masp2<text:tab/>2.43955365921855<text:tab/>4.40108347584526<text:tab/>4.16816112562856<text:tab/>1.5388825235999<text:tab/>1.31742850876061</text:p>
      <text:p text:style-name="P1">Mast2<text:tab/>15.4354770218848<text:tab/>20.8612108234414<text:tab/>27.1799047479691<text:tab/>21.2593344387227<text:tab/>21.6493764691668</text:p>
      <text:p text:style-name="P1">Mast3<text:tab/>4.84875834487422<text:tab/>4.40403297046079<text:tab/>7.84548734021811<text:tab/>8.58639047242041<text:tab/>18.4975813929081</text:p>
      <text:p text:style-name="P1">Mastl<text:tab/>5.42076098781419<text:tab/>3.67463137386742<text:tab/>2.9964065940206<text:tab/>2.56638845054085<text:tab/>0.655814633358811</text:p>
      <text:p text:style-name="P1">Mat1a<text:tab/>0.255781013485138<text:tab/>0.28616110225099<text:tab/>0.177670624479235<text:tab/>0.448820209243484<text:tab/>0.0923156865671888</text:p>
      <text:p text:style-name="P1">Mat2a<text:tab/>95.7192184750207<text:tab/>119.251977130642<text:tab/>208.419422645239<text:tab/>86.8982865815346<text:tab/>149.350783695038</text:p>
      <text:p text:style-name="P1">Mat2b<text:tab/>36.7917338895042<text:tab/>87.3646551494772<text:tab/>49.5925399678582<text:tab/>55.3432640022868<text:tab/>49.5465032964656</text:p>
      <text:p text:style-name="P1">Matk<text:tab/>0.368103852615392<text:tab/>0.778816007218886<text:tab/>0.182233981336482<text:tab/>0.49395251000917<text:tab/>0.360691505435825</text:p>
      <text:p text:style-name="P1">Matn1<text:tab/>0.103933771121142<text:tab/>0.10330493628222<text:tab/>0.0979952785205257<text:tab/>0.101020019074265<text:tab/>0.0959986064385136</text:p>
      <text:p text:style-name="P1">Matn3<text:tab/>0.632972322974655<text:tab/>0.586737774762953<text:tab/>0.6577330310063<text:tab/>0.136865047905117<text:tab/>0.188544888590147</text:p>
      <text:p text:style-name="P1">Matn4<text:tab/>0.498029333932849<text:tab/>0.92319204227478<text:tab/>0.436344391008508<text:tab/>0.431028942648058<text:tab/>0.186342637424933</text:p>
      <text:p text:style-name="P1">Matr3<text:tab/>19.2639423234029<text:tab/>20.2411576293536<text:tab/>13.9400179652701<text:tab/>17.195042490705<text:tab/>9.99198293525271</text:p>
      <text:p text:style-name="P1">Mau2<text:tab/>8.10306823477628<text:tab/>5.86757240719092<text:tab/>3.51854221831674<text:tab/>10.9112341888845<text:tab/>7.90808825260668</text:p>
      <text:p text:style-name="P1">Mavs<text:tab/>12.8698881834921<text:tab/>9.92956090309788<text:tab/>6.81506416885512<text:tab/>11.3026500184582<text:tab/>8.85403558365733</text:p>
      <text:p text:style-name="P1">Max<text:tab/>52.2734028835355<text:tab/>63.0643321517938<text:tab/>38.9343522486288<text:tab/>72.4531584711653<text:tab/>47.4339761544608</text:p>
      <text:p text:style-name="P1">Maz<text:tab/>49.876076282565<text:tab/>51.3606646191286<text:tab/>22.4888910892491<text:tab/>59.0861878763172<text:tab/>27.1896785027575</text:p>
      <text:p text:style-name="P1">Mb<text:tab/>0.14292533793326<text:tab/>0.103777048178015<text:tab/>0.0980781186046426<text:tab/>0.10157030797952<text:tab/>0.095855246001206</text:p>
      <text:p text:style-name="P1">Mb21d2<text:tab/>7.87961795429137<text:tab/>3.39136216727065<text:tab/>2.32509072200383<text:tab/>6.61583677545159<text:tab/>2.31821938664303</text:p>
      <text:p text:style-name="P1">Mbd1<text:tab/>14.5701109661551<text:tab/>14.8003331175252<text:tab/>13.4836468370718<text:tab/>18.9104428046343<text:tab/>14.9235566616407</text:p>
      <text:p text:style-name="P1">Mbd2<text:tab/>61.5904372241867<text:tab/>90.7660622286016<text:tab/>53.3122349152055<text:tab/>96.5459899285332<text:tab/>56.9664550830366</text:p>
      <text:p text:style-name="P1">Mbd3<text:tab/>72.4943759216731<text:tab/>90.603610592247<text:tab/>63.5826169181575<text:tab/>114.860112517547<text:tab/>377.128666187997</text:p>
      <text:p text:style-name="P1">Mbd3l1<text:tab/>0.103933771121142<text:tab/>0.10330493628222<text:tab/>0.0979952785205257<text:tab/>0.101020019074265<text:tab/>0.0959986064385136</text:p>
      <text:p text:style-name="P1">Mbd6<text:tab/>22.9408500736318<text:tab/>21.6952086001558<text:tab/>15.5108685488552<text:tab/>26.3768176367435<text:tab/>23.3293012944514</text:p>
      <text:p text:style-name="P1">Mbip<text:tab/>4.61719098215339<text:tab/>5.84513214280587<text:tab/>4.25750485235115<text:tab/>8.57657637318921<text:tab/>2.63255229380955</text:p>
      <text:p text:style-name="P1">Mbl1<text:tab/>0.103933771121142<text:tab/>0.10330493628222<text:tab/>0.0979952785205257<text:tab/>0.101020019074265<text:tab/>0.0959986064385136</text:p>
      <text:p text:style-name="P1">Mbl2<text:tab/>0.103933771121142<text:tab/>0.10330493628222<text:tab/>0.0979952785205257<text:tab/>0.101020019074265<text:tab/>0.0959986064385136</text:p>
      <text:p text:style-name="P1">Mblac1<text:tab/>5.15866215458754<text:tab/>3.67467608735968<text:tab/>1.17493645511264<text:tab/>7.82227529820647<text:tab/>2.44845008929825</text:p>
      <text:p text:style-name="P1">Mblac2<text:tab/>3.55345048973919<text:tab/>1.92953968021384<text:tab/>2.08765339696807<text:tab/>6.51923008330274<text:tab/>1.64604390990815</text:p>
      <text:p text:style-name="P1">Mbnl1<text:tab/>63.0781537669283<text:tab/>67.7947885863865<text:tab/>43.3563921218864<text:tab/>74.3765353814031<text:tab/>40.8705291846978</text:p>
      <text:p text:style-name="P1">Mbnl2<text:tab/>45.6138537296941<text:tab/>57.757117244805<text:tab/>47.2446398084063<text:tab/>54.1112404240589<text:tab/>46.7707865717037</text:p>
      <text:p text:style-name="P1">Mbnl3<text:tab/>1.44652655188041<text:tab/>2.8853966388778<text:tab/>0.371790750679038<text:tab/>2.83863510669061<text:tab/>0.473870314281582</text:p>
      <text:p text:style-name="P1">Mboat1<text:tab/>7.9713224841576<text:tab/>3.98208247742114<text:tab/>2.72165485234193<text:tab/>8.31431015944064<text:tab/>2.58559503614717</text:p>
      <text:p text:style-name="P1">Mboat2<text:tab/>0.311575703100182<text:tab/>0.758802064692059<text:tab/>1.35782004339126<text:tab/>0.82894217658689<text:tab/>0.269534463615975</text:p>
      <text:p text:style-name="P1"><text:soft-page-break/>Mboat4<text:tab/>0.103933771121142<text:tab/>0.10330493628222<text:tab/>0.0979952785205257<text:tab/>0.101020019074265<text:tab/>0.0959986064385136</text:p>
      <text:p text:style-name="P1">Mboat7<text:tab/>0.21360385565993<text:tab/>0.115085843321467<text:tab/>0.201723320364513<text:tab/>0.103065360808943<text:tab/>0.133027155255267</text:p>
      <text:p text:style-name="P1">Mbp<text:tab/>0.163513015694562<text:tab/>0.121334767976101<text:tab/>0.264942347197179<text:tab/>0.467810091214333<text:tab/>0.110580695410354</text:p>
      <text:p text:style-name="P1">Mbtps1<text:tab/>52.1857992805292<text:tab/>45.8556943097047<text:tab/>36.4777162499496<text:tab/>68.3584777138234<text:tab/>57.2803145594584</text:p>
      <text:p text:style-name="P1">Mbtps2<text:tab/>6.83142948452318<text:tab/>2.96127330652224<text:tab/>2.20844831803079<text:tab/>8.78758859988204<text:tab/>5.18006901047548</text:p>
      <text:p text:style-name="P1">Mc2r<text:tab/>0.103933771121142<text:tab/>0.10330493628222<text:tab/>0.0979952785205257<text:tab/>0.101020019074265<text:tab/>0.0959986064385136</text:p>
      <text:p text:style-name="P1">Mc3r<text:tab/>0.103933771121142<text:tab/>0.10330493628222<text:tab/>0.0979952785205257<text:tab/>0.101020019074265<text:tab/>0.0959986064385136</text:p>
      <text:p text:style-name="P1">Mc4r<text:tab/>0.103933771121142<text:tab/>0.10330493628222<text:tab/>0.0979952785205257<text:tab/>0.101020019074265<text:tab/>0.0959986064385136</text:p>
      <text:p text:style-name="P1">Mc5r<text:tab/>0.103933771121142<text:tab/>0.10330493628222<text:tab/>0.0979952785205257<text:tab/>0.101020019074265<text:tab/>0.0959986064385136</text:p>
      <text:p text:style-name="P1">Mcam<text:tab/>35.8223763754654<text:tab/>59.012821364754<text:tab/>27.3450972690155<text:tab/>35.6347326972747<text:tab/>8.08175735234196</text:p>
      <text:p text:style-name="P1">Mcart1<text:tab/>5.81956566667997<text:tab/>0.12218239057277<text:tab/>1.6258971257964<text:tab/>1.70516387538457<text:tab/>0.767704371731082</text:p>
      <text:p text:style-name="P1">Mcat<text:tab/>5.62812650991829<text:tab/>5.98601466230421<text:tab/>5.89049235359014<text:tab/>10.2126519053138<text:tab/>14.3788049038296</text:p>
      <text:p text:style-name="P1">Mcc<text:tab/>10.0628792045246<text:tab/>7.14609861643137<text:tab/>6.86332646103937<text:tab/>6.61806755729708<text:tab/>2.53348080442616</text:p>
      <text:p text:style-name="P1">Mccc1<text:tab/>7.36963613625837<text:tab/>3.62950584451863<text:tab/>3.86107041382808<text:tab/>8.42294340686789<text:tab/>5.3299880428325</text:p>
      <text:p text:style-name="P1">Mccc2<text:tab/>23.6915237692421<text:tab/>16.4902753999082<text:tab/>14.2210031944152<text:tab/>22.8996958000586<text:tab/>16.062485301418</text:p>
      <text:p text:style-name="P1">Mcee<text:tab/>10.349928895282<text:tab/>11.5820448158836<text:tab/>10.6420912347453<text:tab/>20.9190681596904<text:tab/>5.73581766778778</text:p>
      <text:p text:style-name="P1">Mcemp1<text:tab/>0.103933771121142<text:tab/>0.10330493628222<text:tab/>0.0979952785205257<text:tab/>0.101020019074265<text:tab/>0.0959986064385136</text:p>
      <text:p text:style-name="P1">Mcf2l<text:tab/>0.40582500343773<text:tab/>0.937437034843525<text:tab/>0.517994052255487<text:tab/>1.14038980771225<text:tab/>0.190899343029899</text:p>
      <text:p text:style-name="P1">Mcfd2<text:tab/>23.1328010553629<text:tab/>36.8812340477726<text:tab/>28.1666055831493<text:tab/>65.1151978142728<text:tab/>35.7307824102069</text:p>
      <text:p text:style-name="P1">Mchr1<text:tab/>0.10460657524088<text:tab/>0.249793627478126<text:tab/>0.0981096463119281<text:tab/>0.103712513775823<text:tab/>0.0956365226249493</text:p>
      <text:p text:style-name="P1">Mcl1<text:tab/>62.2252929899579<text:tab/>173.739451653757<text:tab/>234.003571452554<text:tab/>92.7703695895386<text:tab/>127.242069415714</text:p>
      <text:p text:style-name="P1">Mcm10<text:tab/>2.93606610041791<text:tab/>3.30248473278844<text:tab/>1.11500773608859<text:tab/>1.31779198082476<text:tab/>0.205291854520498</text:p>
      <text:p text:style-name="P1">Mcm2<text:tab/>18.5687971143972<text:tab/>12.8029722704984<text:tab/>7.00046671449857<text:tab/>16.3599571654779<text:tab/>8.7718683980761</text:p>
      <text:p text:style-name="P1">Mcm3<text:tab/>16.0403667650429<text:tab/>11.6442702105748<text:tab/>3.29786456585802<text:tab/>10.5266450157719<text:tab/>1.53362118615384</text:p>
      <text:p text:style-name="P1">Mcm3ap<text:tab/>15.1080896905608<text:tab/>10.3207412741805<text:tab/>8.18009394693873<text:tab/>19.6386444058143<text:tab/>12.4648495427573</text:p>
      <text:p text:style-name="P1">Mcm4<text:tab/>21.7569269483303<text:tab/>22.1082899207638<text:tab/>12.5363975697084<text:tab/>14.4349342615425<text:tab/>7.0993539995246</text:p>
      <text:p text:style-name="P1">Mcm5<text:tab/>14.1861783303782<text:tab/>13.0694525878715<text:tab/>7.0193251075702<text:tab/>5.44475946845129<text:tab/>0.658110444370591</text:p>
      <text:p text:style-name="P1">Mcm6<text:tab/>20.8703189715209<text:tab/>19.7527945713744<text:tab/>7.65404790058036<text:tab/>12.943031687181<text:tab/>3.62183985141137</text:p>
      <text:p text:style-name="P1">Mcm7<text:tab/>30.332593466453<text:tab/>19.6370710979097<text:tab/>9.62013730661155<text:tab/>13.5736446769211<text:tab/>13.5469489768767</text:p>
      <text:p text:style-name="P1">Mcm8<text:tab/>2.11391364370672<text:tab/>0.841012263355379<text:tab/>0.776785718603156<text:tab/>0.477234092016771<text:tab/>0.158503273951656</text:p>
      <text:p text:style-name="P1">Mcmbp<text:tab/>16.4907255655974<text:tab/>25.0337844311239<text:tab/>24.6512312732552<text:tab/>19.9099052360384<text:tab/>26.509377348852</text:p>
      <text:p text:style-name="P1">Mcmdc2<text:tab/>0.186350923795772<text:tab/>0.143498586079976<text:tab/>0.201024083795418<text:tab/>0.134517309053902<text:tab/>0.250805660144822</text:p>
      <text:p text:style-name="P1">Mcoln1<text:tab/>14.9273919534413<text:tab/>12.1992495299133<text:tab/>12.3493287953637<text:tab/>32.2265303793272<text:tab/>55.1257036303641</text:p>
      <text:p text:style-name="P1">Mcoln2<text:tab/>0.126092701566865<text:tab/>0.10583674939246<text:tab/>0.118174427467647<text:tab/>0.122249224973382<text:tab/>0.113612657467819</text:p>
      <text:p text:style-name="P1">Mcoln3<text:tab/>0.100735641483384<text:tab/>0.194127080349501<text:tab/>0.0935361571123035<text:tab/>0.772644950794158<text:tab/>0.111377466916611</text:p>
      <text:p text:style-name="P1">Mcpt1<text:tab/>10.1620545595357<text:tab/>9.09371836393833<text:tab/>10.3533221367926<text:tab/>1.20374226800003<text:tab/>0.680021452829074</text:p>
      <text:p text:style-name="P1">Mcpt10<text:tab/>0.103933771121142<text:tab/>0.10330493628222<text:tab/>0.0979952785205257<text:tab/>0.101020019074265<text:tab/>0.0959986064385136</text:p>
      <text:p text:style-name="P1">Mcpt1l1<text:tab/>0.103933771121142<text:tab/>0.10330493628222<text:tab/>0.0979952785205257<text:tab/>0.101020019074265<text:tab/>0.0959986064385136</text:p>
      <text:p text:style-name="P1">Mcpt2<text:tab/>0.103933771121142<text:tab/>0.10330493628222<text:tab/>0.0979952785205257<text:tab/>0.101020019074265<text:tab/>0.0959986064385136</text:p>
      <text:p text:style-name="P1">Mcpt3<text:tab/>0.103933771121142<text:tab/>0.10330493628222<text:tab/>0.0979952785205257<text:tab/>0.101020019074265<text:tab/>0.0959986064385136</text:p>
      <text:p text:style-name="P1">Mcpt4<text:tab/>0.668039996628664<text:tab/>0.106353237017146<text:tab/>0.134660325418802<text:tab/>0.104779463395516<text:tab/>0.0952885055506022</text:p>
      <text:p text:style-name="P1">Mcpt8<text:tab/>0.103933771121142<text:tab/>0.10330493628222<text:tab/>0.0979952785205257<text:tab/>0.101020019074265<text:tab/>0.0959986064385136</text:p>
      <text:p text:style-name="P1">Mcpt8l2<text:tab/>0.103933771121142<text:tab/>0.10330493628222<text:tab/>0.0979952785205257<text:tab/>0.101020019074265<text:tab/>0.0959986064385136</text:p>
      <text:p text:style-name="P1">Mcpt9<text:tab/>0.103933771121142<text:tab/>0.10330493628222<text:tab/>0.0979952785205257<text:tab/>0.101020019074265<text:tab/>0.0959986064385136</text:p>
      <text:p text:style-name="P1">Mcrs1<text:tab/>26.9154389388902<text:tab/>38.0741510258256<text:tab/>12.2008795117069<text:tab/>44.8963005797647<text:tab/>23.751261513602</text:p>
      <text:p text:style-name="P1">Mctp2<text:tab/>0.103933771121142<text:tab/>0.10330493628222<text:tab/>0.0979952785205257<text:tab/>0.101020019074265<text:tab/>0.0959986064385136</text:p>
      <text:p text:style-name="P1">Mcts1<text:tab/>25.6048287323934<text:tab/>22.5651513851604<text:tab/>18.7468938067258<text:tab/>33.5656659218406<text:tab/>18.7847219859473</text:p>
      <text:p text:style-name="P1">Mcu<text:tab/>28.0175688961815<text:tab/>31.2410935090263<text:tab/>31.3017600486884<text:tab/>35.6195913874641<text:tab/>30.3241791330281</text:p>
      <text:p text:style-name="P1">Mcur1<text:tab/>14.5060228889585<text:tab/>15.2686577224576<text:tab/>13.9592902698014<text:tab/>12.8668437733865<text:tab/>17.587002223369</text:p>
      <text:p text:style-name="P1">Mdc1<text:tab/>4.85486226422273<text:tab/>2.37096629459894<text:tab/>2.63031673865341<text:tab/>4.09349546557378<text:tab/>5.44021259030883</text:p>
      <text:p text:style-name="P1">Mdfi<text:tab/>0.449022536635694<text:tab/>1.2505808623085<text:tab/>0.0845171467041752<text:tab/>4.64014325612293<text:tab/>0.375855242249154</text:p>
      <text:p text:style-name="P1">Mdfic<text:tab/>8.63099872418436<text:tab/>12.0660036754139<text:tab/>5.06510823162594<text:tab/>9.44303688350705<text:tab/>7.5302899735528</text:p>
      <text:p text:style-name="P1">Mdga1<text:tab/>1.02051128920895<text:tab/>2.98459892555713<text:tab/>3.21179574884045<text:tab/>2.3875210270156<text:tab/>0.800515580263508</text:p>
      <text:p text:style-name="P1">Mdga2<text:tab/>0.454598910107813<text:tab/>0.275241281732892<text:tab/>0.330207666550553<text:tab/>3.00495716638121<text:tab/>2.3617856132542</text:p>
      <text:p text:style-name="P1"><text:soft-page-break/>Mdh1<text:tab/>186.197070672492<text:tab/>155.179322608926<text:tab/>189.78241274708<text:tab/>254.110620632436<text:tab/>140.274983754394</text:p>
      <text:p text:style-name="P1">Mdh1b<text:tab/>0.104627592114807<text:tab/>0.104519763096007<text:tab/>0.0983208355108065<text:tab/>0.145211033308598<text:tab/>0.0961267490200448</text:p>
      <text:p text:style-name="P1">Mdh2<text:tab/>174.543650887798<text:tab/>214.582688600945<text:tab/>214.277527631379<text:tab/>296.014587951202<text:tab/>317.146660650545</text:p>
      <text:p text:style-name="P1">Mdk<text:tab/>0.31369709369471<text:tab/>0.12020775549516<text:tab/>0.559347343789423<text:tab/>0.457335272638674<text:tab/>0.635685354773567</text:p>
      <text:p text:style-name="P1">Mdm1<text:tab/>5.49504612630905<text:tab/>2.47954836612625<text:tab/>2.81054752040754<text:tab/>4.08696827595788<text:tab/>2.74915727967892</text:p>
      <text:p text:style-name="P1">Mdm2<text:tab/>32.6902476699774<text:tab/>79.740729167834<text:tab/>47.9099685638774<text:tab/>105.248000720239<text:tab/>42.4491325155541</text:p>
      <text:p text:style-name="P1">Mdm4<text:tab/>18.5573693363486<text:tab/>10.6012273077437<text:tab/>4.09896799362373<text:tab/>14.3397774604337<text:tab/>9.65429147800163</text:p>
      <text:p text:style-name="P1">Mdp1<text:tab/>4.30346318223978<text:tab/>5.91357500973259<text:tab/>3.46396370293616<text:tab/>7.44237923371902<text:tab/>1.37479679124196</text:p>
      <text:p text:style-name="P1">Me1<text:tab/>71.2935347692949<text:tab/>74.4926154404981<text:tab/>46.4836279942335<text:tab/>83.1733292902<text:tab/>44.2876227889049</text:p>
      <text:p text:style-name="P1">Me2<text:tab/>8.39935071503756<text:tab/>7.38850655418855<text:tab/>8.92898096048746<text:tab/>11.7382993377532<text:tab/>10.6999572995445</text:p>
      <text:p text:style-name="P1">Me3<text:tab/>0.704203040551176<text:tab/>0.444928793263169<text:tab/>0.754389940321164<text:tab/>0.882158401092895<text:tab/>0.169630522982419</text:p>
      <text:p text:style-name="P1">Mea1<text:tab/>112.418240868466<text:tab/>138.588876175716<text:tab/>99.096827354486<text:tab/>275.703185741184<text:tab/>161.290128980768</text:p>
      <text:p text:style-name="P1">Meaf6<text:tab/>11.9930371478099<text:tab/>6.7472013372382<text:tab/>9.96319503093633<text:tab/>21.9891458038279<text:tab/>21.1200359599315</text:p>
      <text:p text:style-name="P1">Mecom<text:tab/>16.2457457785131<text:tab/>9.8600272208809<text:tab/>3.92112186359385<text:tab/>8.96980268345704<text:tab/>2.84613776930298</text:p>
      <text:p text:style-name="P1">Mecp2<text:tab/>6.63058163225422<text:tab/>8.37882392727283<text:tab/>5.58626626172182<text:tab/>7.24908994937526<text:tab/>5.5330346493869</text:p>
      <text:p text:style-name="P1">Mecr<text:tab/>6.53590162912333<text:tab/>5.9839259606719<text:tab/>9.19363826712648<text:tab/>6.40685483610512<text:tab/>7.29573525089852</text:p>
      <text:p text:style-name="P1">Med1<text:tab/>12.4746485482946<text:tab/>13.6579473726552<text:tab/>9.2137950258754<text:tab/>14.2100358380453<text:tab/>13.993915917736</text:p>
      <text:p text:style-name="P1">Med10<text:tab/>35.9615527536803<text:tab/>65.819029276935<text:tab/>53.0429360384581<text:tab/>60.2319244982281<text:tab/>51.651384336374</text:p>
      <text:p text:style-name="P1">Med11<text:tab/>8.94719062096494<text:tab/>5.43887661591066<text:tab/>5.31107497703546<text:tab/>13.4327076318709<text:tab/>11.6637731963674</text:p>
      <text:p text:style-name="P1">Med12<text:tab/>13.3612415334004<text:tab/>11.004219757538<text:tab/>4.18074919093382<text:tab/>16.2564490595024<text:tab/>6.83242386248417</text:p>
      <text:p text:style-name="P1">Med12l<text:tab/>0.103933771121142<text:tab/>0.10330493628222<text:tab/>0.0979952785205257<text:tab/>0.101020019074265<text:tab/>0.0959986064385136</text:p>
      <text:p text:style-name="P1">Med13<text:tab/>7.57975784521148<text:tab/>39.3191624168671<text:tab/>69.4856984588732<text:tab/>8.74669332804796<text:tab/>7.99278310354596</text:p>
      <text:p text:style-name="P1">Med14<text:tab/>8.10977313111279<text:tab/>8.77906577656298<text:tab/>10.7649953063241<text:tab/>9.25572843357071<text:tab/>8.46309456538913</text:p>
      <text:p text:style-name="P1">Med15<text:tab/>28.5113292187041<text:tab/>38.1161042836418<text:tab/>28.9850642476087<text:tab/>42.0200080485975<text:tab/>37.6094115202728</text:p>
      <text:p text:style-name="P1">Med16<text:tab/>10.6337386819315<text:tab/>9.84201450139152<text:tab/>9.60313613698902<text:tab/>14.6977888869529<text:tab/>10.5098621800475</text:p>
      <text:p text:style-name="P1">Med17<text:tab/>5.83028609293041<text:tab/>6.42030534264966<text:tab/>6.7245534503259<text:tab/>7.59161995104491<text:tab/>5.23506179302149</text:p>
      <text:p text:style-name="P1">Med18<text:tab/>9.87420512136861<text:tab/>3.78067638940469<text:tab/>1.4465055319422<text:tab/>7.53017582496873<text:tab/>7.28848814269256</text:p>
      <text:p text:style-name="P1">Med19<text:tab/>12.2147214514543<text:tab/>15.1653084638575<text:tab/>11.8467333630465<text:tab/>16.874846241506<text:tab/>13.1447218404675</text:p>
      <text:p text:style-name="P1">Med20<text:tab/>18.3281888566864<text:tab/>17.3789149302766<text:tab/>11.7992225416699<text:tab/>26.1705384067069<text:tab/>18.2249894209847</text:p>
      <text:p text:style-name="P1">Med21<text:tab/>21.7026554920296<text:tab/>62.7643035864364<text:tab/>40.5468648424083<text:tab/>31.0313269678201<text:tab/>28.0116544514979</text:p>
      <text:p text:style-name="P1">Med22<text:tab/>0.103933771121142<text:tab/>0.10330493628222<text:tab/>0.0979952785205257<text:tab/>0.101020019074265<text:tab/>0.0959986064385136</text:p>
      <text:p text:style-name="P1">Med23<text:tab/>16.7209220348824<text:tab/>13.0296522488854<text:tab/>7.64874852752563<text:tab/>19.376841338861<text:tab/>11.2095120485123</text:p>
      <text:p text:style-name="P1">Med24<text:tab/>16.4154722113158<text:tab/>11.763961605301<text:tab/>3.42614631433209<text:tab/>24.5068452776166<text:tab/>10.1520267308354</text:p>
      <text:p text:style-name="P1">Med25<text:tab/>29.1249917866831<text:tab/>20.784257738491<text:tab/>21.9047733086107<text:tab/>51.7585228707693<text:tab/>39.1679723337246</text:p>
      <text:p text:style-name="P1">Med26<text:tab/>1.55670963408816<text:tab/>4.04220448512045<text:tab/>4.85403247857596<text:tab/>3.24065889609255<text:tab/>3.16684406468466</text:p>
      <text:p text:style-name="P1">Med27<text:tab/>17.0007924253769<text:tab/>22.9236363501632<text:tab/>13.5758535790719<text:tab/>20.7623586691575<text:tab/>17.9526750936597</text:p>
      <text:p text:style-name="P1">Med28<text:tab/>21.958971117327<text:tab/>24.1285745536717<text:tab/>14.9704748622231<text:tab/>27.6509372566434<text:tab/>22.7960525429403</text:p>
      <text:p text:style-name="P1">Med29<text:tab/>13.4737011200956<text:tab/>17.7855715100063<text:tab/>12.9606101732373<text:tab/>33.5613194393926<text:tab/>28.4276849248944</text:p>
      <text:p text:style-name="P1">Med30<text:tab/>16.1599286281128<text:tab/>10.1745640673777<text:tab/>5.59583583521167<text:tab/>20.7737888055786<text:tab/>12.2734590050065</text:p>
      <text:p text:style-name="P1">Med31<text:tab/>14.16074756829<text:tab/>10.6015825712992<text:tab/>11.8754086118013<text:tab/>34.8548499281534<text:tab/>28.4850927147337</text:p>
      <text:p text:style-name="P1">Med4<text:tab/>10.7327912195703<text:tab/>14.2247290672535<text:tab/>10.1003087032609<text:tab/>11.3981143192151<text:tab/>14.2310588142031</text:p>
      <text:p text:style-name="P1">Med6<text:tab/>20.6952375822222<text:tab/>14.1909130417672<text:tab/>8.12751622752972<text:tab/>29.8846127242112<text:tab/>14.1388663316927</text:p>
      <text:p text:style-name="P1">Med7<text:tab/>11.5490242335862<text:tab/>10.5522467348374<text:tab/>10.3493916338902<text:tab/>17.881495830596<text:tab/>16.1184002450316</text:p>
      <text:p text:style-name="P1">Med8<text:tab/>16.7430857194681<text:tab/>14.3510812338096<text:tab/>6.78187030097352<text:tab/>20.0860065491114<text:tab/>15.0759466821842</text:p>
      <text:p text:style-name="P1">Med9<text:tab/>9.53831915754771<text:tab/>7.56261240100153<text:tab/>5.88711014641185<text:tab/>16.8590826972362<text:tab/>12.1107917559777</text:p>
      <text:p text:style-name="P1">Mef2a<text:tab/>17.426762197064<text:tab/>42.6841136870628<text:tab/>21.8196356148856<text:tab/>30.1743647318212<text:tab/>21.850206313526</text:p>
      <text:p text:style-name="P1">Mef2b<text:tab/>0.40953057083182<text:tab/>0.409874167687492<text:tab/>1.45939513402233<text:tab/>0.326317885115935<text:tab/>1.3810750444315</text:p>
      <text:p text:style-name="P1">Mef2bnb<text:tab/>43.5695813895567<text:tab/>34.3150386377928<text:tab/>29.7195535869192<text:tab/>57.1873369927245<text:tab/>55.425374740056</text:p>
      <text:p text:style-name="P1">Mef2d<text:tab/>35.2528712679418<text:tab/>49.6898490799623<text:tab/>27.0573529535168<text:tab/>64.1582596548595<text:tab/>28.489493745286</text:p>
      <text:p text:style-name="P1">Mefv<text:tab/>0.129889753746188<text:tab/>0.111098417964891<text:tab/>0.0980170240010461<text:tab/>0.101674602699968<text:tab/>0.095857895265657</text:p>
      <text:p text:style-name="P1">Megf10<text:tab/>0.104019593731056<text:tab/>0.109128912482038<text:tab/>0.0980469616708613<text:tab/>0.10124850531696<text:tab/>0.096015772137303</text:p>
      <text:p text:style-name="P1">Megf6<text:tab/>0.181931325333419<text:tab/>0.112991273957384<text:tab/>0.103348064937267<text:tab/>0.106852713058729<text:tab/>0.0957071718907471</text:p>
      <text:p text:style-name="P1">Megf8<text:tab/>12.8246914067119<text:tab/>9.63202549365997<text:tab/>7.53023913133445<text:tab/>21.6969044816619<text:tab/>13.3180106774734</text:p>
      <text:p text:style-name="P1">Megf9<text:tab/>19.2656689653111<text:tab/>6.15441915901766<text:tab/>9.76685841260925<text:tab/>10.1039482116749<text:tab/>6.27749067975659</text:p>
      <text:p text:style-name="P1"><text:soft-page-break/>Mei1<text:tab/>0.104454694192076<text:tab/>0.104400994789271<text:tab/>0.0983496745061938<text:tab/>0.102316173977021<text:tab/>0.1242886182407</text:p>
      <text:p text:style-name="P1">Mei4<text:tab/>0.103933771121142<text:tab/>0.10330493628222<text:tab/>0.0979952785205257<text:tab/>0.101020019074265<text:tab/>0.0959986064385136</text:p>
      <text:p text:style-name="P1">Meig1<text:tab/>0.103933771121142<text:tab/>0.10330493628222<text:tab/>0.0979952785205257<text:tab/>0.101020019074265<text:tab/>0.0959986064385136</text:p>
      <text:p text:style-name="P1">Meiob<text:tab/>0.103933771121142<text:tab/>0.10330493628222<text:tab/>0.0979952785205257<text:tab/>0.101020019074265<text:tab/>0.0959986064385136</text:p>
      <text:p text:style-name="P1">Meis1<text:tab/>30.3345074846444<text:tab/>23.1064588521351<text:tab/>22.2512071247647<text:tab/>27.8363879082959<text:tab/>21.6255496676469</text:p>
      <text:p text:style-name="P1">Meis2<text:tab/>6.52837513842713<text:tab/>4.22516401142834<text:tab/>3.09021629308531<text:tab/>14.3743775156906<text:tab/>8.65432083136428</text:p>
      <text:p text:style-name="P1">Meis3<text:tab/>9.78130696361509<text:tab/>8.4063483274194<text:tab/>3.5573587543461<text:tab/>19.5402952305282<text:tab/>7.7598967456393</text:p>
      <text:p text:style-name="P1">Melk<text:tab/>7.72241514527923<text:tab/>6.73813257846178<text:tab/>3.16109596258274<text:tab/>2.17622063656783<text:tab/>0.183741013343955</text:p>
      <text:p text:style-name="P1">Memo1<text:tab/>76.2752565612279<text:tab/>79.286915769975<text:tab/>78.5324020692572<text:tab/>88.4442760052723<text:tab/>73.344360273305</text:p>
      <text:p text:style-name="P1">Men1<text:tab/>19.9825882684129<text:tab/>20.7973050696508<text:tab/>13.2449532121992<text:tab/>27.7172298140724<text:tab/>17.3430044301958</text:p>
      <text:p text:style-name="P1">Meox1<text:tab/>0.0985669682665793<text:tab/>0.713968968583982<text:tab/>0.0930683096816612<text:tab/>0.202550519352145<text:tab/>0.0908815684474241</text:p>
      <text:p text:style-name="P1">Meox2<text:tab/>0.25504457143034<text:tab/>0.11904232977292<text:tab/>0.0979585077166401<text:tab/>0.127319421134553<text:tab/>0.0952027052669266</text:p>
      <text:p text:style-name="P1">Mep1a<text:tab/>0.103933771121142<text:tab/>0.10330493628222<text:tab/>0.0979952785205257<text:tab/>0.101020019074265<text:tab/>0.0959986064385136</text:p>
      <text:p text:style-name="P1">Mep1b<text:tab/>0.103933771121142<text:tab/>0.10330493628222<text:tab/>0.0979952785205257<text:tab/>0.101020019074265<text:tab/>0.0959986064385136</text:p>
      <text:p text:style-name="P1">Mepce<text:tab/>0.104233464305283<text:tab/>0.103796236095496<text:tab/>0.106238699698685<text:tab/>0.10154645802357<text:tab/>0.0961629656850039</text:p>
      <text:p text:style-name="P1">Mepe<text:tab/>0.107948679435646<text:tab/>1.16110750903226<text:tab/>1.19883853557007<text:tab/>0.180817211946549<text:tab/>0.108368887407786</text:p>
      <text:p text:style-name="P1">Mertk<text:tab/>0.113544762230209<text:tab/>0.173232711301252<text:tab/>0.291851372394166<text:tab/>0.11184587926694<text:tab/>0.0942172806788483</text:p>
      <text:p text:style-name="P1">Mesdc1<text:tab/>14.5437052940543<text:tab/>47.6782679010754<text:tab/>44.7929205422179<text:tab/>16.9622526174113<text:tab/>21.0821627973174</text:p>
      <text:p text:style-name="P1">Mesdc2<text:tab/>79.3348414854529<text:tab/>73.4979321458355<text:tab/>62.9751289248071<text:tab/>112.376355232866<text:tab/>87.2814738571152</text:p>
      <text:p text:style-name="P1">Mesp1<text:tab/>0.103933771121142<text:tab/>0.10330493628222<text:tab/>0.0979952785205257<text:tab/>0.101020019074265<text:tab/>0.0959986064385136</text:p>
      <text:p text:style-name="P1">Mesp2<text:tab/>0.104366682926315<text:tab/>0.105343318754829<text:tab/>0.0983184078558199<text:tab/>0.137726041566578<text:tab/>0.159147970511731</text:p>
      <text:p text:style-name="P1">Mest<text:tab/>1.19195316952568<text:tab/>0.730381942599129<text:tab/>2.90795941474308<text:tab/>1.44513917817266<text:tab/>3.44793995817195</text:p>
      <text:p text:style-name="P1">Met<text:tab/>12.4805206892721<text:tab/>9.17327125527976<text:tab/>8.15046890287681<text:tab/>8.27267739528323<text:tab/>2.70345792069493</text:p>
      <text:p text:style-name="P1">Metap1<text:tab/>24.3206045154628<text:tab/>41.3283652734689<text:tab/>44.9392050702938<text:tab/>32.3498687727945<text:tab/>27.4033680257472</text:p>
      <text:p text:style-name="P1">Metap1d<text:tab/>2.98404757568264<text:tab/>1.3868717645608<text:tab/>0.91469022971197<text:tab/>4.21897070549539<text:tab/>0.99648245504912</text:p>
      <text:p text:style-name="P1">Metap2<text:tab/>73.2864229321076<text:tab/>97.4565971500275<text:tab/>73.2931884941316<text:tab/>96.6389439193102<text:tab/>88.6519066513094</text:p>
      <text:p text:style-name="P1">Metrn<text:tab/>14.3289718336259<text:tab/>10.9462391628243<text:tab/>10.4751394894288<text:tab/>20.2009957081169<text:tab/>5.06380397247832</text:p>
      <text:p text:style-name="P1">Metrnl<text:tab/>23.9714790788227<text:tab/>46.8932369355752<text:tab/>34.0058655940899<text:tab/>36.7979675331839<text:tab/>22.9178349955748</text:p>
      <text:p text:style-name="P1">Mettl10<text:tab/>12.371627557178<text:tab/>10.3243484444663<text:tab/>2.73507982833284<text:tab/>24.4291143890829<text:tab/>10.9678292615645</text:p>
      <text:p text:style-name="P1">Mettl13<text:tab/>5.69251552051489<text:tab/>4.39816945485418<text:tab/>3.68112092658944<text:tab/>7.30073906847747<text:tab/>8.3244406585332</text:p>
      <text:p text:style-name="P1">Mettl14<text:tab/>17.7345774704343<text:tab/>13.8670125833991<text:tab/>9.0229321432209<text:tab/>16.7024025777467<text:tab/>14.8419553763408</text:p>
      <text:p text:style-name="P1">Mettl15<text:tab/>0.148429695937814<text:tab/>0.158856319758742<text:tab/>0.16439803107623<text:tab/>0.884975463755629<text:tab/>0.576173570489409</text:p>
      <text:p text:style-name="P1">Mettl18<text:tab/>3.84204341929309<text:tab/>2.85601249128922<text:tab/>0.958870644247347<text:tab/>6.92566084489165<text:tab/>2.64784099815094</text:p>
      <text:p text:style-name="P1">Mettl20<text:tab/>8.1035987366863<text:tab/>1.54383870226262<text:tab/>0.805450460609533<text:tab/>8.06565930514616<text:tab/>1.9202909851822</text:p>
      <text:p text:style-name="P1">Mettl21c<text:tab/>0.199674993920504<text:tab/>0.105144419937458<text:tab/>0.0985534048138027<text:tab/>0.10317109776321<text:tab/>0.113812932308991</text:p>
      <text:p text:style-name="P1">Mettl23<text:tab/>5.71279943076045<text:tab/>4.2781329733346<text:tab/>1.68428657084657<text:tab/>6.20494607146534<text:tab/>7.32248885644499</text:p>
      <text:p text:style-name="P1">Mettl24<text:tab/>0.103933771121142<text:tab/>0.10330493628222<text:tab/>0.0979952785205257<text:tab/>0.101020019074265<text:tab/>0.0959986064385136</text:p>
      <text:p text:style-name="P1">Mettl25<text:tab/>5.96336469908982<text:tab/>5.55351618247434<text:tab/>4.00805207586093<text:tab/>7.44700149443546<text:tab/>3.86585957140668</text:p>
      <text:p text:style-name="P1">Mettl2b<text:tab/>13.1327562314446<text:tab/>13.2671064881893<text:tab/>8.69671213004156<text:tab/>14.3944106601463<text:tab/>10.7596425997931</text:p>
      <text:p text:style-name="P1">Mettl3<text:tab/>20.7329526356751<text:tab/>12.5369362922963<text:tab/>10.8051742406378<text:tab/>26.5052861900337<text:tab/>31.2233716100578</text:p>
      <text:p text:style-name="P1">Mettl4<text:tab/>1.20071896319688<text:tab/>0.392468316128848<text:tab/>0.235483380240501<text:tab/>2.4712735650704<text:tab/>0.57324703681229</text:p>
      <text:p text:style-name="P1">Mettl5<text:tab/>24.3726787505324<text:tab/>32.1119947902689<text:tab/>13.1315571793177<text:tab/>33.4003267733405<text:tab/>19.859953885769</text:p>
      <text:p text:style-name="P1">Mettl6<text:tab/>10.6500464774745<text:tab/>17.356068793922<text:tab/>16.3717737494638<text:tab/>22.7015375371503<text:tab/>17.0152980089371</text:p>
      <text:p text:style-name="P1">Mettl7a<text:tab/>17.8766729191587<text:tab/>6.84338552754811<text:tab/>4.3658563926888<text:tab/>24.0558211301893<text:tab/>12.9340336083139</text:p>
      <text:p text:style-name="P1">Mettl7b<text:tab/>0.400632019267179<text:tab/>0.20458923856123<text:tab/>0.1379403112365<text:tab/>0.267897508325767<text:tab/>0.0929754865676157</text:p>
      <text:p text:style-name="P1">Mettl9<text:tab/>48.3092937914588<text:tab/>69.2340220291785<text:tab/>38.1495595041872<text:tab/>80.5970355818655<text:tab/>27.6528017756377</text:p>
      <text:p text:style-name="P1">Mex3b<text:tab/>2.2425875668699<text:tab/>7.29234728162915<text:tab/>3.91729660141717<text:tab/>2.9673215968179<text:tab/>4.2537747068562</text:p>
      <text:p text:style-name="P1">Mex3c<text:tab/>17.0193543626749<text:tab/>31.8540207853761<text:tab/>25.9563684963902<text:tab/>28.1351829433955<text:tab/>15.1786350026578</text:p>
      <text:p text:style-name="P1">Mfap1a<text:tab/>21.7364180621785<text:tab/>24.517956144417<text:tab/>28.820343215962<text:tab/>27.6681893547775<text:tab/>26.9915409204803</text:p>
      <text:p text:style-name="P1">Mfap2<text:tab/>0.10733859511729<text:tab/>0.110039581385349<text:tab/>0.268313662241957<text:tab/>0.159593950778178<text:tab/>0.150025161607823</text:p>
      <text:p text:style-name="P1">Mfap3<text:tab/>9.64068649347373<text:tab/>9.19683589705873<text:tab/>8.14902703441482<text:tab/>9.96783663010574<text:tab/>6.35018185657913</text:p>
      <text:p text:style-name="P1">Mfap3l<text:tab/>0.216122359832518<text:tab/>0.816846437909843<text:tab/>0.523097737834676<text:tab/>0.604374512918651<text:tab/>0.325905116381064</text:p>
      <text:p text:style-name="P1">Mfap4<text:tab/>0.103933771121142<text:tab/>0.10330493628222<text:tab/>0.0979952785205257<text:tab/>0.101020019074265<text:tab/>0.0959986064385136</text:p>
      <text:p text:style-name="P1">Mfap5<text:tab/>3.2193302298329<text:tab/>6.01690725001609<text:tab/>3.02047366620162<text:tab/>0.373905172633523<text:tab/>0.23723439195202</text:p>
      <text:p text:style-name="P1"><text:soft-page-break/>Mff<text:tab/>0.102545022374806<text:tab/>0.417187434753783<text:tab/>0.40136969445405<text:tab/>0.1190484991151<text:tab/>0.124387864820359</text:p>
      <text:p text:style-name="P1">Mfge8<text:tab/>935.353739523998<text:tab/>1298.03095978026<text:tab/>1317.67089007334<text:tab/>1496.30229994638<text:tab/>1313.73883038103</text:p>
      <text:p text:style-name="P1">Mfhas1<text:tab/>7.39380116047155<text:tab/>9.21343304806729<text:tab/>7.65063926703878<text:tab/>7.6430280630783<text:tab/>5.32870573375047</text:p>
      <text:p text:style-name="P1">Mfi2<text:tab/>0.125637323472688<text:tab/>0.237334407214019<text:tab/>0.185063167994755<text:tab/>0.118474749808175<text:tab/>0.145136688301212</text:p>
      <text:p text:style-name="P1">Mfn1<text:tab/>25.213532132194<text:tab/>34.3709758067508<text:tab/>36.1453434745937<text:tab/>34.2751658380488<text:tab/>39.5094287099296</text:p>
      <text:p text:style-name="P1">Mfn2<text:tab/>0.687908781361005<text:tab/>1.15893138785071<text:tab/>0.52902768355145<text:tab/>0.775310891184352<text:tab/>0.44626701308563</text:p>
      <text:p text:style-name="P1">Mfng<text:tab/>0.103933771121142<text:tab/>0.10330493628222<text:tab/>0.0979952785205257<text:tab/>0.101020019074265<text:tab/>0.0959986064385136</text:p>
      <text:p text:style-name="P1">Mfrp<text:tab/>0.271836267546787<text:tab/>0.105165096908056<text:tab/>0.307358554638574<text:tab/>0.259207567354019<text:tab/>0.0908552190321962</text:p>
      <text:p text:style-name="P1">Mfsd1<text:tab/>74.234419919894<text:tab/>65.5284204969508<text:tab/>70.6148043560332<text:tab/>115.173888656281<text:tab/>88.4839571600778</text:p>
      <text:p text:style-name="P1">Mfsd10<text:tab/>28.9214436957802<text:tab/>36.193922273233<text:tab/>20.2509326924639<text:tab/>50.9522670502507<text:tab/>19.0424159037073</text:p>
      <text:p text:style-name="P1">Mfsd11<text:tab/>13.4466866777979<text:tab/>16.1745180393529<text:tab/>17.638760562559<text:tab/>31.5666738909711<text:tab/>54.5663145410961</text:p>
      <text:p text:style-name="P1">Mfsd12<text:tab/>6.02710114066479<text:tab/>4.09455013736003<text:tab/>7.26301377308615<text:tab/>7.9866846863175<text:tab/>25.4871881258989</text:p>
      <text:p text:style-name="P1">Mfsd2a<text:tab/>2.06434814715568<text:tab/>19.8320366094748<text:tab/>12.2453070161183<text:tab/>6.36553365105268<text:tab/>3.75269950310184</text:p>
      <text:p text:style-name="P1">Mfsd3<text:tab/>18.0417861892403<text:tab/>14.3357209138475<text:tab/>10.8265014525579<text:tab/>33.4441535162694<text:tab/>39.9121405430523</text:p>
      <text:p text:style-name="P1">Mfsd4<text:tab/>3.91241166568511<text:tab/>4.96118190743407<text:tab/>4.92824994801282<text:tab/>6.47328029349863<text:tab/>3.7511494247431</text:p>
      <text:p text:style-name="P1">Mfsd5<text:tab/>29.5841113822846<text:tab/>40.8801935960975<text:tab/>23.2447429092081<text:tab/>51.8108561253168<text:tab/>42.6926498826423</text:p>
      <text:p text:style-name="P1">Mfsd6<text:tab/>6.0062508974605<text:tab/>3.37256105617558<text:tab/>1.40522000067337<text:tab/>4.99467422157104<text:tab/>3.64067979289186</text:p>
      <text:p text:style-name="P1">Mfsd6l<text:tab/>0.103933771121142<text:tab/>0.10330493628222<text:tab/>0.0979952785205257<text:tab/>0.101020019074265<text:tab/>0.0959986064385136</text:p>
      <text:p text:style-name="P1">Mfsd7<text:tab/>0.830393542534803<text:tab/>1.13112116235496<text:tab/>0.308533359216097<text:tab/>3.6952399631386<text:tab/>1.07576147986605</text:p>
      <text:p text:style-name="P1">Mfsd8<text:tab/>2.62308021736557<text:tab/>2.12963391202245<text:tab/>0.379425512148065<text:tab/>3.03608433815689<text:tab/>1.41755534261927</text:p>
      <text:p text:style-name="P1">Mfsd9<text:tab/>2.50412365026012<text:tab/>0.436441560275722<text:tab/>0.639574293384147<text:tab/>3.45929363242548<text:tab/>0.545304031084095</text:p>
      <text:p text:style-name="P1">Mgarp<text:tab/>0.52606809303927<text:tab/>0.217904388887049<text:tab/>0.353964962982381<text:tab/>1.05418503480528<text:tab/>0.267731047074304</text:p>
      <text:p text:style-name="P1">Mgat1<text:tab/>104.307515682871<text:tab/>200.632028171397<text:tab/>287.129899936601<text:tab/>65.5955927931197<text:tab/>87.5798469497005</text:p>
      <text:p text:style-name="P1">Mgat2<text:tab/>27.439357324871<text:tab/>46.9954325022857<text:tab/>51.8705584384962<text:tab/>38.0000531358936<text:tab/>32.5578346732284</text:p>
      <text:p text:style-name="P1">Mgat3<text:tab/>0.299568098714429<text:tab/>0.132768869918127<text:tab/>0.610338592337807<text:tab/>0.509237146187238<text:tab/>0.122327973314582</text:p>
      <text:p text:style-name="P1">Mgat4a<text:tab/>0.408239914956977<text:tab/>0.525529239624987<text:tab/>0.55237471343732<text:tab/>0.266127432065722<text:tab/>0.266018756542096</text:p>
      <text:p text:style-name="P1">Mgat4b<text:tab/>50.5568850253694<text:tab/>41.0057768278688<text:tab/>21.4459688019622<text:tab/>70.4213115326038<text:tab/>43.5790498220418</text:p>
      <text:p text:style-name="P1">Mgat4c<text:tab/>0.103933771121142<text:tab/>0.10330493628222<text:tab/>0.0979952785205257<text:tab/>0.101020019074265<text:tab/>0.0959986064385136</text:p>
      <text:p text:style-name="P1">Mgat4d<text:tab/>0.103933771121142<text:tab/>0.10330493628222<text:tab/>0.0979952785205257<text:tab/>0.101020019074265<text:tab/>0.0959986064385136</text:p>
      <text:p text:style-name="P1">Mgat5<text:tab/>1.53609438823908<text:tab/>3.55614317641452<text:tab/>1.3852242107258<text:tab/>3.19339682287416<text:tab/>1.9992427475352</text:p>
      <text:p text:style-name="P1">Mgat5b<text:tab/>0.119600456644409<text:tab/>0.103524083334263<text:tab/>0.0980332502112337<text:tab/>0.10126473468156<text:tab/>0.095929015530427</text:p>
      <text:p text:style-name="P1">Mgea5<text:tab/>36.6974385625186<text:tab/>27.2112726629332<text:tab/>45.4765776531457<text:tab/>35.4021757098018<text:tab/>26.6354330581473</text:p>
      <text:p text:style-name="P1">Mgll<text:tab/>27.8279699855603<text:tab/>26.8929780723756<text:tab/>15.6053789849649<text:tab/>27.0391447629937<text:tab/>6.03294255775069</text:p>
      <text:p text:style-name="P1">Mgme1<text:tab/>2.82725231002598<text:tab/>3.16269339401348<text:tab/>0.870745680413624<text:tab/>2.13548075185607<text:tab/>1.54089778680773</text:p>
      <text:p text:style-name="P1">Mgmt<text:tab/>110.705958471585<text:tab/>124.455852179597<text:tab/>76.0588026807652<text:tab/>305.172466797513<text:tab/>65.5681606769986</text:p>
      <text:p text:style-name="P1">Mgp<text:tab/>658.147137819522<text:tab/>1278.86324312698<text:tab/>1113.43575727202<text:tab/>14986.3410716164<text:tab/>1646.69045163286</text:p>
      <text:p text:style-name="P1">Mgrn1<text:tab/>38.7162266245339<text:tab/>37.047931130916<text:tab/>35.9661258009334<text:tab/>57.7563171018423<text:tab/>38.3386097207735</text:p>
      <text:p text:style-name="P1">Mgst1<text:tab/>0.76149896779006<text:tab/>1.09253601333825<text:tab/>0.465815489327949<text:tab/>2.01398881995838<text:tab/>0.57129430027892</text:p>
      <text:p text:style-name="P1">Mgst2<text:tab/>4.97841867772617<text:tab/>4.34178647570715<text:tab/>1.41791997437694<text:tab/>29.7391785629594<text:tab/>3.82004340678508</text:p>
      <text:p text:style-name="P1">Mgst3<text:tab/>11.688933103777<text:tab/>14.7084643176902<text:tab/>13.7136444314487<text:tab/>32.7283948878644<text:tab/>9.7641862647976</text:p>
      <text:p text:style-name="P1">Mia<text:tab/>1.69678181142788<text:tab/>0.579764632945942<text:tab/>2.0323963260857<text:tab/>0.580453387586634<text:tab/>0.740993846845493</text:p>
      <text:p text:style-name="P1">Miat<text:tab/>0.103933771121142<text:tab/>0.10330493628222<text:tab/>0.0979952785205257<text:tab/>0.101020019074265<text:tab/>0.0959986064385136</text:p>
      <text:p text:style-name="P1">Mib1<text:tab/>10.5516368312315<text:tab/>12.3684107116372<text:tab/>14.2969585938604<text:tab/>17.1422209356327<text:tab/>18.0498146003951</text:p>
      <text:p text:style-name="P1">Mib2<text:tab/>11.7656624822964<text:tab/>12.4594746584177<text:tab/>3.36817537971957<text:tab/>23.4720799205355<text:tab/>7.19498123820208</text:p>
      <text:p text:style-name="P1">Mical1<text:tab/>58.3267520577426<text:tab/>34.1662037819902<text:tab/>19.2065384374054<text:tab/>27.4343778436316<text:tab/>7.32601736725137</text:p>
      <text:p text:style-name="P1">Mical2<text:tab/>44.9004889727995<text:tab/>82.8506008766497<text:tab/>63.3633560355389<text:tab/>70.4831872519004<text:tab/>37.558874439761</text:p>
      <text:p text:style-name="P1">Mical3<text:tab/>5.70607086831052<text:tab/>4.56908125263473<text:tab/>5.94890119035268<text:tab/>9.43972631178034<text:tab/>7.21240773302355</text:p>
      <text:p text:style-name="P1">Micalcl<text:tab/>0.499529776648044<text:tab/>0.655963333636648<text:tab/>1.23628073078247<text:tab/>0.322293947040714<text:tab/>0.165405144386482</text:p>
      <text:p text:style-name="P1">Micb<text:tab/>4.93484489889582<text:tab/>1.48357911980817<text:tab/>0.777537286380414<text:tab/>2.75466090617467<text:tab/>0.527851978953789</text:p>
      <text:p text:style-name="P1">Micu1<text:tab/>34.6548647210878<text:tab/>29.415262442619<text:tab/>41.2748654962942<text:tab/>59.5544559987367<text:tab/>69.554940785387</text:p>
      <text:p text:style-name="P1">Micu2<text:tab/>30.2645474433436<text:tab/>17.9180090043648<text:tab/>15.7025323426503<text:tab/>49.674573416061<text:tab/>23.2959924023168</text:p>
      <text:p text:style-name="P1">Micu3<text:tab/>5.76523597474258<text:tab/>2.37937941943812<text:tab/>3.13613767760283<text:tab/>5.499328478082<text:tab/>3.54431655636475</text:p>
      <text:p text:style-name="P1">Mid1<text:tab/>12.4586758037691<text:tab/>7.05891019079768<text:tab/>4.64815489705969<text:tab/>12.7771314604396<text:tab/>6.34079642988373</text:p>
      <text:p text:style-name="P1">Mid1ip1<text:tab/>61.5849436283498<text:tab/>102.757909019084<text:tab/>61.7228857369061<text:tab/>93.6665858222934<text:tab/>209.980190724532</text:p>
      <text:p text:style-name="P1"><text:soft-page-break/>Mid2<text:tab/>2.14280581982867<text:tab/>6.18482210032463<text:tab/>2.64070126739976<text:tab/>6.3191940872291<text:tab/>2.95198365253167</text:p>
      <text:p text:style-name="P1">Midn<text:tab/>45.628434691953<text:tab/>97.070458359982<text:tab/>166.321988224717<text:tab/>65.9942967070701<text:tab/>183.760756338652</text:p>
      <text:p text:style-name="P1">Mief1<text:tab/>8.70787648165805<text:tab/>9.72822736182806<text:tab/>8.46177016517209<text:tab/>14.424826132594<text:tab/>10.9870532638289</text:p>
      <text:p text:style-name="P1">Mien1<text:tab/>3.19915348129433<text:tab/>4.44694897834549<text:tab/>2.29187550408734<text:tab/>6.05021736474248<text:tab/>5.4844018790959</text:p>
      <text:p text:style-name="P1">Mier1<text:tab/>18.4307561486253<text:tab/>21.6381417977076<text:tab/>19.093536203796<text:tab/>19.4514386362469<text:tab/>14.5744451163365</text:p>
      <text:p text:style-name="P1">Mier2<text:tab/>12.3624079516066<text:tab/>13.6182805080317<text:tab/>11.6164499125572<text:tab/>14.5605616278081<text:tab/>10.6789475458504</text:p>
      <text:p text:style-name="P1">Mier3<text:tab/>7.54820806625782<text:tab/>13.1495561618288<text:tab/>14.6406523622796<text:tab/>7.56989477229554<text:tab/>4.44514952499295</text:p>
      <text:p text:style-name="P1">Mif<text:tab/>119.129424545506<text:tab/>189.171371056458<text:tab/>157.384066589568<text:tab/>483.859799229926<text:tab/>257.214426539777</text:p>
      <text:p text:style-name="P1">Mif4gd<text:tab/>17.3175130138612<text:tab/>15.0665121994746<text:tab/>21.7989190542227<text:tab/>20.9157961150373<text:tab/>24.8444282644872</text:p>
      <text:p text:style-name="P1">Miip<text:tab/>0.10413812078889<text:tab/>0.103776682692474<text:tab/>0.0981780493271387<text:tab/>0.101580501914835<text:tab/>0.110429303520201</text:p>
      <text:p text:style-name="P1">Mill1<text:tab/>0.115589228285545<text:tab/>0.158118685209506<text:tab/>0.0976381874068671<text:tab/>0.133790912979651<text:tab/>0.0951127090467752</text:p>
      <text:p text:style-name="P1">Milr1<text:tab/>0.0989959558667025<text:tab/>1.85324995452393<text:tab/>0.167910353619548<text:tab/>0.100767803506205<text:tab/>0.090773064520265</text:p>
      <text:p text:style-name="P1">Mina<text:tab/>5.66461754844686<text:tab/>3.28435501286156<text:tab/>3.77653067689157<text:tab/>6.2141341919671<text:tab/>9.22612673106863</text:p>
      <text:p text:style-name="P1">Mink1<text:tab/>22.4720205452422<text:tab/>17.4973893525334<text:tab/>14.0037759579793<text:tab/>30.1609004033361<text:tab/>25.353428819671</text:p>
      <text:p text:style-name="P1">Minos1<text:tab/>250.188355101922<text:tab/>314.817953566006<text:tab/>276.970261803139<text:tab/>553.319768741718<text:tab/>531.741793351861</text:p>
      <text:p text:style-name="P1">Minpp1<text:tab/>16.3991658067845<text:tab/>19.7059581435398<text:tab/>21.3479073770304<text:tab/>29.6286638080494<text:tab/>31.890611531913</text:p>
      <text:p text:style-name="P1">Mios<text:tab/>4.57559005707057<text:tab/>3.15455630719172<text:tab/>3.47757810016676<text:tab/>3.87800295157848<text:tab/>3.23671796543141</text:p>
      <text:p text:style-name="P1">Miox<text:tab/>0.103933771121142<text:tab/>0.10330493628222<text:tab/>0.0979952785205257<text:tab/>0.101020019074265<text:tab/>0.0959986064385136</text:p>
      <text:p text:style-name="P1">Mip<text:tab/>0.114869161359652<text:tab/>0.124214243932281<text:tab/>0.117240314814398<text:tab/>0.312892403858069<text:tab/>0.112319937868401</text:p>
      <text:p text:style-name="P1">Mipep<text:tab/>7.79371158646848<text:tab/>6.65897319898585<text:tab/>4.23373500295792<text:tab/>15.6039277707663<text:tab/>12.8982760324631</text:p>
      <text:p text:style-name="P1">Mir1<text:tab/>0.103933771121142<text:tab/>0.10330493628222<text:tab/>0.0979952785205257<text:tab/>0.101020019074265<text:tab/>0.0959986064385136</text:p>
      <text:p text:style-name="P1">Mir101a<text:tab/>0.103933771121142<text:tab/>0.10330493628222<text:tab/>0.0979952785205257<text:tab/>0.101020019074265<text:tab/>0.0959986064385136</text:p>
      <text:p text:style-name="P1">Mir101b<text:tab/>0.103933771121142<text:tab/>0.10330493628222<text:tab/>0.0979952785205257<text:tab/>0.101020019074265<text:tab/>0.0959986064385136</text:p>
      <text:p text:style-name="P1">Mir103-1<text:tab/>0.103933771121142<text:tab/>0.10330493628222<text:tab/>0.0979952785205257<text:tab/>0.101020019074265<text:tab/>0.0959986064385136</text:p>
      <text:p text:style-name="P1">Mir103-2<text:tab/>0.103933771121142<text:tab/>0.10330493628222<text:tab/>0.0979952785205257<text:tab/>0.101020019074265<text:tab/>0.0959986064385136</text:p>
      <text:p text:style-name="P1">Mir105<text:tab/>0.103933771121142<text:tab/>0.10330493628222<text:tab/>0.0979952785205257<text:tab/>0.101020019074265<text:tab/>0.0959986064385136</text:p>
      <text:p text:style-name="P1">Mir106b<text:tab/>0.103933771121142<text:tab/>0.10330493628222<text:tab/>0.0979952785205257<text:tab/>0.101020019074265<text:tab/>0.0959986064385136</text:p>
      <text:p text:style-name="P1">Mir107<text:tab/>0.103933771121142<text:tab/>0.10330493628222<text:tab/>0.0979952785205257<text:tab/>0.101020019074265<text:tab/>0.0959986064385136</text:p>
      <text:p text:style-name="P1">Mir10a<text:tab/>0.103933771121142<text:tab/>0.10330493628222<text:tab/>0.0979952785205257<text:tab/>0.101020019074265<text:tab/>0.0959986064385136</text:p>
      <text:p text:style-name="P1">Mir10b<text:tab/>0.103933771121142<text:tab/>0.10330493628222<text:tab/>0.0979952785205257<text:tab/>0.101020019074265<text:tab/>0.0959986064385136</text:p>
      <text:p text:style-name="P1">Mir1188<text:tab/>0.103933771121142<text:tab/>0.10330493628222<text:tab/>0.0979952785205257<text:tab/>0.101020019074265<text:tab/>0.0959986064385136</text:p>
      <text:p text:style-name="P1">Mir1193<text:tab/>0.103933771121142<text:tab/>0.10330493628222<text:tab/>0.0979952785205257<text:tab/>0.101020019074265<text:tab/>0.0959986064385136</text:p>
      <text:p text:style-name="P1">Mir1199<text:tab/>0.103933771121142<text:tab/>0.10330493628222<text:tab/>0.0979952785205257<text:tab/>0.101020019074265<text:tab/>0.0959986064385136</text:p>
      <text:p text:style-name="P1">Mir122<text:tab/>0.103933771121142<text:tab/>0.10330493628222<text:tab/>0.0979952785205257<text:tab/>0.101020019074265<text:tab/>0.0959986064385136</text:p>
      <text:p text:style-name="P1">Mir1224<text:tab/>101.303544977208<text:tab/>24.6243620172377<text:tab/>164.239472994468<text:tab/>27.6788732749013<text:tab/>124.399046372074</text:p>
      <text:p text:style-name="P1">Mir124-1<text:tab/>0.103933771121142<text:tab/>0.10330493628222<text:tab/>0.0979952785205257<text:tab/>0.101020019074265<text:tab/>0.0959986064385136</text:p>
      <text:p text:style-name="P1">Mir124-2<text:tab/>0.103933771121142<text:tab/>0.10330493628222<text:tab/>0.0979952785205257<text:tab/>0.101020019074265<text:tab/>0.0959986064385136</text:p>
      <text:p text:style-name="P1">Mir124-3<text:tab/>0.103933771121142<text:tab/>0.10330493628222<text:tab/>0.0979952785205257<text:tab/>0.101020019074265<text:tab/>0.0959986064385136</text:p>
      <text:p text:style-name="P1">Mir1247<text:tab/>0.103933771121142<text:tab/>0.10330493628222<text:tab/>0.0979952785205257<text:tab/>0.101020019074265<text:tab/>0.0959986064385136</text:p>
      <text:p text:style-name="P1">Mir1249<text:tab/>0.106116732067172<text:tab/>0.106617721101384<text:tab/>8.83989309580186<text:tab/>0.105922878634953<text:tab/>0.0975025741239799</text:p>
      <text:p text:style-name="P1">Mir125a<text:tab/>0.103933771121142<text:tab/>0.10330493628222<text:tab/>0.0979952785205257<text:tab/>0.101020019074265<text:tab/>0.0959986064385136</text:p>
      <text:p text:style-name="P1">Mir125b-2<text:tab/>0.103933771121142<text:tab/>0.10330493628222<text:tab/>0.0979952785205257<text:tab/>0.101020019074265<text:tab/>0.0959986064385136</text:p>
      <text:p text:style-name="P1">Mir125b1<text:tab/>0.103933771121142<text:tab/>0.10330493628222<text:tab/>0.0979952785205257<text:tab/>0.101020019074265<text:tab/>0.0959986064385136</text:p>
      <text:p text:style-name="P1">Mir125b2<text:tab/>0.101555756162611<text:tab/>0.101287165794494<text:tab/>0.0948496382473087<text:tab/>35.4741132547744<text:tab/>0.0936988002932019</text:p>
      <text:p text:style-name="P1">Mir126<text:tab/>0.103755054111506<text:tab/>140.686648942915<text:tab/>0.0968681027891171<text:tab/>0.103217658321029<text:tab/>0.0958500468471593</text:p>
      <text:p text:style-name="P1">Mir127<text:tab/>0.103933771121142<text:tab/>0.10330493628222<text:tab/>0.0979952785205257<text:tab/>0.101020019074265<text:tab/>0.0959986064385136</text:p>
      <text:p text:style-name="P1">Mir128-1<text:tab/>0.103933771121142<text:tab/>0.10330493628222<text:tab/>0.0979952785205257<text:tab/>0.101020019074265<text:tab/>0.0959986064385136</text:p>
      <text:p text:style-name="P1">Mir128-2<text:tab/>0.103933771121142<text:tab/>0.10330493628222<text:tab/>0.0979952785205257<text:tab/>0.101020019074265<text:tab/>0.0959986064385136</text:p>
      <text:p text:style-name="P1">Mir129-1<text:tab/>0.103933771121142<text:tab/>0.10330493628222<text:tab/>0.0979952785205257<text:tab/>0.101020019074265<text:tab/>0.0959986064385136</text:p>
      <text:p text:style-name="P1">Mir129-2<text:tab/>0.103933771121142<text:tab/>0.10330493628222<text:tab/>0.0979952785205257<text:tab/>0.101020019074265<text:tab/>0.0959986064385136</text:p>
      <text:p text:style-name="P1">Mir1297<text:tab/>0.103933771121142<text:tab/>0.10330493628222<text:tab/>0.0979952785205257<text:tab/>0.101020019074265<text:tab/>0.0959986064385136</text:p>
      <text:p text:style-name="P1">Mir1298<text:tab/>0.103933771121142<text:tab/>0.10330493628222<text:tab/>0.0979952785205257<text:tab/>0.101020019074265<text:tab/>0.0959986064385136</text:p>
      <text:p text:style-name="P1">Mir1306<text:tab/>0.104107978896437<text:tab/>44.5140140566492<text:tab/>239.328383580765<text:tab/>0.109424756553013<text:tab/>0.100579184446183</text:p>
      <text:p text:style-name="P1">Mir130a<text:tab/>0.101388959833738<text:tab/>0.10108770285791<text:tab/>0.0946654051969243<text:tab/>48.6316604244006<text:tab/>0.0935751912325802</text:p>
      <text:p text:style-name="P1"><text:soft-page-break/>Mir130b<text:tab/>0.103933771121142<text:tab/>0.10330493628222<text:tab/>0.0979952785205257<text:tab/>0.101020019074265<text:tab/>0.0959986064385136</text:p>
      <text:p text:style-name="P1">Mir132<text:tab/>0.10409003201735<text:tab/>23.5138089421553<text:tab/>0.0970552547508009<text:tab/>0.103706362397172<text:tab/>0.0958266028279949</text:p>
      <text:p text:style-name="P1">Mir133a<text:tab/>0.103933771121142<text:tab/>0.10330493628222<text:tab/>0.0979952785205257<text:tab/>0.101020019074265<text:tab/>0.0959986064385136</text:p>
      <text:p text:style-name="P1">Mir133b<text:tab/>0.103933771121142<text:tab/>0.10330493628222<text:tab/>0.0979952785205257<text:tab/>0.101020019074265<text:tab/>0.0959986064385136</text:p>
      <text:p text:style-name="P1">Mir134<text:tab/>0.103933771121142<text:tab/>0.10330493628222<text:tab/>0.0979952785205257<text:tab/>0.101020019074265<text:tab/>0.0959986064385136</text:p>
      <text:p text:style-name="P1">Mir135a<text:tab/>0.103933771121142<text:tab/>0.10330493628222<text:tab/>0.0979952785205257<text:tab/>0.101020019074265<text:tab/>0.0959986064385136</text:p>
      <text:p text:style-name="P1">Mir135b<text:tab/>0.103933771121142<text:tab/>0.10330493628222<text:tab/>0.0979952785205257<text:tab/>0.101020019074265<text:tab/>0.0959986064385136</text:p>
      <text:p text:style-name="P1">Mir136<text:tab/>0.103933771121142<text:tab/>0.10330493628222<text:tab/>0.0979952785205257<text:tab/>0.101020019074265<text:tab/>0.0959986064385136</text:p>
      <text:p text:style-name="P1">Mir137<text:tab/>0.103933771121142<text:tab/>0.10330493628222<text:tab/>0.0979952785205257<text:tab/>0.101020019074265<text:tab/>0.0959986064385136</text:p>
      <text:p text:style-name="P1">Mir138-1<text:tab/>0.103933771121142<text:tab/>0.10330493628222<text:tab/>0.0979952785205257<text:tab/>0.101020019074265<text:tab/>0.0959986064385136</text:p>
      <text:p text:style-name="P1">Mir138-2<text:tab/>0.103933771121142<text:tab/>0.10330493628222<text:tab/>0.0979952785205257<text:tab/>0.101020019074265<text:tab/>0.0959986064385136</text:p>
      <text:p text:style-name="P1">Mir139<text:tab/>0.103933771121142<text:tab/>0.10330493628222<text:tab/>0.0979952785205257<text:tab/>0.101020019074265<text:tab/>0.0959986064385136</text:p>
      <text:p text:style-name="P1">Mir140<text:tab/>0.103933771121142<text:tab/>0.10330493628222<text:tab/>0.0979952785205257<text:tab/>0.101020019074265<text:tab/>0.0959986064385136</text:p>
      <text:p text:style-name="P1">Mir141<text:tab/>0.103933771121142<text:tab/>0.10330493628222<text:tab/>0.0979952785205257<text:tab/>0.101020019074265<text:tab/>0.0959986064385136</text:p>
      <text:p text:style-name="P1">Mir142<text:tab/>0.103933771121142<text:tab/>0.10330493628222<text:tab/>0.0979952785205257<text:tab/>0.101020019074265<text:tab/>0.0959986064385136</text:p>
      <text:p text:style-name="P1">Mir143<text:tab/>528.113000001607<text:tab/>710.505514046503<text:tab/>1545.76622242085<text:tab/>146.146303110819<text:tab/>37.4314634831952</text:p>
      <text:p text:style-name="P1">Mir144<text:tab/>0.103933771121142<text:tab/>0.10330493628222<text:tab/>0.0979952785205257<text:tab/>0.101020019074265<text:tab/>0.0959986064385136</text:p>
      <text:p text:style-name="P1">Mir145<text:tab/>43.5636352421122<text:tab/>109.397268383735<text:tab/>412.929831947613<text:tab/>23.6632942744492<text:tab/>0.0963375934149591</text:p>
      <text:p text:style-name="P1">Mir146a<text:tab/>0.103933771121142<text:tab/>0.10330493628222<text:tab/>0.0979952785205257<text:tab/>0.101020019074265<text:tab/>0.0959986064385136</text:p>
      <text:p text:style-name="P1">Mir146b<text:tab/>0.103933771121142<text:tab/>0.10330493628222<text:tab/>0.0979952785205257<text:tab/>0.101020019074265<text:tab/>0.0959986064385136</text:p>
      <text:p text:style-name="P1">Mir147<text:tab/>0.102206377921323<text:tab/>0.108729568834667<text:tab/>0.0953896795095873<text:tab/>20.0127369601204<text:tab/>0.113663237238136</text:p>
      <text:p text:style-name="P1">Mir148a<text:tab/>0.103933771121142<text:tab/>0.10330493628222<text:tab/>0.0979952785205257<text:tab/>0.101020019074265<text:tab/>0.0959986064385136</text:p>
      <text:p text:style-name="P1">Mir148b<text:tab/>0.103933771121142<text:tab/>0.10330493628222<text:tab/>0.0979952785205257<text:tab/>0.101020019074265<text:tab/>0.0959986064385136</text:p>
      <text:p text:style-name="P1">Mir149<text:tab/>0.103933771121142<text:tab/>0.10330493628222<text:tab/>0.0979952785205257<text:tab/>0.101020019074265<text:tab/>0.0959986064385136</text:p>
      <text:p text:style-name="P1">Mir150<text:tab/>0.103933771121142<text:tab/>0.10330493628222<text:tab/>0.0979952785205257<text:tab/>0.101020019074265<text:tab/>0.0959986064385136</text:p>
      <text:p text:style-name="P1">Mir151<text:tab/>0.103933771121142<text:tab/>0.10330493628222<text:tab/>0.0979952785205257<text:tab/>0.101020019074265<text:tab/>0.0959986064385136</text:p>
      <text:p text:style-name="P1">Mir152<text:tab/>0.103933771121142<text:tab/>0.10330493628222<text:tab/>0.0979952785205257<text:tab/>0.101020019074265<text:tab/>0.0959986064385136</text:p>
      <text:p text:style-name="P1">Mir153<text:tab/>0.103933771121142<text:tab/>0.10330493628222<text:tab/>0.0979952785205257<text:tab/>0.101020019074265<text:tab/>0.0959986064385136</text:p>
      <text:p text:style-name="P1">Mir154<text:tab/>0.103933771121142<text:tab/>0.10330493628222<text:tab/>0.0979952785205257<text:tab/>0.101020019074265<text:tab/>0.0959986064385136</text:p>
      <text:p text:style-name="P1">Mir155<text:tab/>0.103933771121142<text:tab/>0.10330493628222<text:tab/>0.0979952785205257<text:tab/>0.101020019074265<text:tab/>0.0959986064385136</text:p>
      <text:p text:style-name="P1">Mir155hg<text:tab/>2.6634107832499<text:tab/>7.04732600357457<text:tab/>15.4408635810579<text:tab/>2.56928644378983<text:tab/>1.47320579577118</text:p>
      <text:p text:style-name="P1">Mir15b<text:tab/>0.103933771121142<text:tab/>0.10330493628222<text:tab/>0.0979952785205257<text:tab/>0.101020019074265<text:tab/>0.0959986064385136</text:p>
      <text:p text:style-name="P1">Mir16<text:tab/>0.103933771121142<text:tab/>0.10330493628222<text:tab/>0.0979952785205257<text:tab/>0.101020019074265<text:tab/>0.0959986064385136</text:p>
      <text:p text:style-name="P1">Mir17<text:tab/>0.103933771121142<text:tab/>0.10330493628222<text:tab/>0.0979952785205257<text:tab/>0.101020019074265<text:tab/>0.0959986064385136</text:p>
      <text:p text:style-name="P1">Mir17-2<text:tab/>0.103933771121142<text:tab/>0.10330493628222<text:tab/>0.0979952785205257<text:tab/>0.101020019074265<text:tab/>0.0959986064385136</text:p>
      <text:p text:style-name="P1">Mir181a-1<text:tab/>0.103933771121142<text:tab/>0.10330493628222<text:tab/>0.0979952785205257<text:tab/>0.101020019074265<text:tab/>0.0959986064385136</text:p>
      <text:p text:style-name="P1">Mir181a2<text:tab/>0.103933771121142<text:tab/>0.10330493628222<text:tab/>0.0979952785205257<text:tab/>0.101020019074265<text:tab/>0.0959986064385136</text:p>
      <text:p text:style-name="P1">Mir181b1<text:tab/>0.103933771121142<text:tab/>0.10330493628222<text:tab/>0.0979952785205257<text:tab/>0.101020019074265<text:tab/>0.0959986064385136</text:p>
      <text:p text:style-name="P1">Mir181b2<text:tab/>0.103933771121142<text:tab/>0.10330493628222<text:tab/>0.0979952785205257<text:tab/>0.101020019074265<text:tab/>0.0959986064385136</text:p>
      <text:p text:style-name="P1">Mir181c<text:tab/>0.103933771121142<text:tab/>0.10330493628222<text:tab/>0.0979952785205257<text:tab/>0.101020019074265<text:tab/>0.0959986064385136</text:p>
      <text:p text:style-name="P1">Mir181d<text:tab/>0.103933771121142<text:tab/>0.10330493628222<text:tab/>0.0979952785205257<text:tab/>0.101020019074265<text:tab/>0.0959986064385136</text:p>
      <text:p text:style-name="P1">Mir182<text:tab/>0.103933771121142<text:tab/>0.10330493628222<text:tab/>0.0979952785205257<text:tab/>0.101020019074265<text:tab/>0.0959986064385136</text:p>
      <text:p text:style-name="P1">Mir183<text:tab/>0.103933771121142<text:tab/>0.10330493628222<text:tab/>0.0979952785205257<text:tab/>0.101020019074265<text:tab/>0.0959986064385136</text:p>
      <text:p text:style-name="P1">Mir184<text:tab/>0.103933771121142<text:tab/>0.10330493628222<text:tab/>0.0979952785205257<text:tab/>0.101020019074265<text:tab/>0.0959986064385136</text:p>
      <text:p text:style-name="P1">Mir1843<text:tab/>0.103933771121142<text:tab/>0.10330493628222<text:tab/>0.0979952785205257<text:tab/>0.101020019074265<text:tab/>0.0959986064385136</text:p>
      <text:p text:style-name="P1">Mir1843b<text:tab/>0.103933771121142<text:tab/>0.10330493628222<text:tab/>0.0979952785205257<text:tab/>0.101020019074265<text:tab/>0.0959986064385136</text:p>
      <text:p text:style-name="P1">Mir185<text:tab/>0.103933771121142<text:tab/>0.10330493628222<text:tab/>0.0979952785205257<text:tab/>0.101020019074265<text:tab/>0.0959986064385136</text:p>
      <text:p text:style-name="P1">Mir186<text:tab/>0.103933771121142<text:tab/>0.10330493628222<text:tab/>0.0979952785205257<text:tab/>0.101020019074265<text:tab/>0.0959986064385136</text:p>
      <text:p text:style-name="P1">Mir187<text:tab/>0.103933771121142<text:tab/>0.10330493628222<text:tab/>0.0979952785205257<text:tab/>0.101020019074265<text:tab/>0.0959986064385136</text:p>
      <text:p text:style-name="P1">Mir188<text:tab/>0.103933771121142<text:tab/>0.10330493628222<text:tab/>0.0979952785205257<text:tab/>0.101020019074265<text:tab/>0.0959986064385136</text:p>
      <text:p text:style-name="P1">Mir1896<text:tab/>831.069827918516<text:tab/>812.475646095619<text:tab/>258.774956194862<text:tab/>850.031401803838<text:tab/>615.311732879306</text:p>
      <text:p text:style-name="P1">Mir18a<text:tab/>0.103933771121142<text:tab/>0.10330493628222<text:tab/>0.0979952785205257<text:tab/>0.101020019074265<text:tab/>0.0959986064385136</text:p>
      <text:p text:style-name="P1">Mir190<text:tab/>0.103933771121142<text:tab/>0.10330493628222<text:tab/>0.0979952785205257<text:tab/>0.101020019074265<text:tab/>0.0959986064385136</text:p>
      <text:p text:style-name="P1">Mir190b<text:tab/>0.103933771121142<text:tab/>0.10330493628222<text:tab/>0.0979952785205257<text:tab/>0.101020019074265<text:tab/>0.0959986064385136</text:p>
      <text:p text:style-name="P1"><text:soft-page-break/>Mir191<text:tab/>0.103933771121142<text:tab/>0.10330493628222<text:tab/>0.0979952785205257<text:tab/>0.101020019074265<text:tab/>0.0959986064385136</text:p>
      <text:p text:style-name="P1">Mir1912<text:tab/>0.103933771121142<text:tab/>0.10330493628222<text:tab/>0.0979952785205257<text:tab/>0.101020019074265<text:tab/>0.0959986064385136</text:p>
      <text:p text:style-name="P1">Mir192<text:tab/>0.103933771121142<text:tab/>0.10330493628222<text:tab/>0.0979952785205257<text:tab/>0.101020019074265<text:tab/>0.0959986064385136</text:p>
      <text:p text:style-name="P1">Mir193<text:tab/>0.103933771121142<text:tab/>0.10330493628222<text:tab/>0.0979952785205257<text:tab/>0.101020019074265<text:tab/>0.0959986064385136</text:p>
      <text:p text:style-name="P1">Mir193b<text:tab/>0.103933771121142<text:tab/>0.10330493628222<text:tab/>0.0979952785205257<text:tab/>0.101020019074265<text:tab/>0.0959986064385136</text:p>
      <text:p text:style-name="P1">Mir194-1<text:tab/>0.103933771121142<text:tab/>0.10330493628222<text:tab/>0.0979952785205257<text:tab/>0.101020019074265<text:tab/>0.0959986064385136</text:p>
      <text:p text:style-name="P1">Mir194-2<text:tab/>0.103933771121142<text:tab/>0.10330493628222<text:tab/>0.0979952785205257<text:tab/>0.101020019074265<text:tab/>0.0959986064385136</text:p>
      <text:p text:style-name="P1">Mir1949<text:tab/>0.10145714355593<text:tab/>0.101122631027012<text:tab/>0.0944142012415346<text:tab/>217.54059504104<text:tab/>0.0936792342796773</text:p>
      <text:p text:style-name="P1">Mir195<text:tab/>0.103933771121142<text:tab/>0.10330493628222<text:tab/>0.0979952785205257<text:tab/>0.101020019074265<text:tab/>0.0959986064385136</text:p>
      <text:p text:style-name="P1">Mir1956<text:tab/>197.576226075734<text:tab/>0.103411191424812<text:tab/>0.0969453666602366<text:tab/>0.103239221278684<text:tab/>0.0958406000554034</text:p>
      <text:p text:style-name="P1">Mir196a<text:tab/>0.103933771121142<text:tab/>0.10330493628222<text:tab/>0.0979952785205257<text:tab/>0.101020019074265<text:tab/>0.0959986064385136</text:p>
      <text:p text:style-name="P1">Mir196b<text:tab/>0.103933771121142<text:tab/>0.10330493628222<text:tab/>0.0979952785205257<text:tab/>0.101020019074265<text:tab/>0.0959986064385136</text:p>
      <text:p text:style-name="P1">Mir196c<text:tab/>0.103933771121142<text:tab/>0.10330493628222<text:tab/>0.0979952785205257<text:tab/>0.101020019074265<text:tab/>0.0959986064385136</text:p>
      <text:p text:style-name="P1">Mir199a2<text:tab/>100.886552160783<text:tab/>0.0990158854631974<text:tab/>33.7256852775016<text:tab/>70.9261604101214<text:tab/>0.0888721984775001</text:p>
      <text:p text:style-name="P1">Mir19a<text:tab/>0.103933771121142<text:tab/>0.10330493628222<text:tab/>0.0979952785205257<text:tab/>0.101020019074265<text:tab/>0.0959986064385136</text:p>
      <text:p text:style-name="P1">Mir19b1<text:tab/>0.103933771121142<text:tab/>0.10330493628222<text:tab/>0.0979952785205257<text:tab/>0.101020019074265<text:tab/>0.0959986064385136</text:p>
      <text:p text:style-name="P1">Mir19b2<text:tab/>0.103933771121142<text:tab/>0.10330493628222<text:tab/>0.0979952785205257<text:tab/>0.101020019074265<text:tab/>0.0959986064385136</text:p>
      <text:p text:style-name="P1">Mir1b<text:tab/>0.103933771121142<text:tab/>0.10330493628222<text:tab/>0.0979952785205257<text:tab/>0.101020019074265<text:tab/>0.0959986064385136</text:p>
      <text:p text:style-name="P1">Mir200a<text:tab/>0.103933771121142<text:tab/>0.10330493628222<text:tab/>0.0979952785205257<text:tab/>0.101020019074265<text:tab/>0.0959986064385136</text:p>
      <text:p text:style-name="P1">Mir200b<text:tab/>0.103933771121142<text:tab/>0.10330493628222<text:tab/>0.0979952785205257<text:tab/>0.101020019074265<text:tab/>0.0959986064385136</text:p>
      <text:p text:style-name="P1">Mir200c<text:tab/>0.103933771121142<text:tab/>0.10330493628222<text:tab/>0.0979952785205257<text:tab/>0.101020019074265<text:tab/>0.0959986064385136</text:p>
      <text:p text:style-name="P1">Mir201<text:tab/>0.103933771121142<text:tab/>0.10330493628222<text:tab/>0.0979952785205257<text:tab/>0.101020019074265<text:tab/>0.0959986064385136</text:p>
      <text:p text:style-name="P1">Mir202<text:tab/>0.103933771121142<text:tab/>0.10330493628222<text:tab/>0.0979952785205257<text:tab/>0.101020019074265<text:tab/>0.0959986064385136</text:p>
      <text:p text:style-name="P1">Mir203<text:tab/>0.103933771121142<text:tab/>0.10330493628222<text:tab/>0.0979952785205257<text:tab/>0.101020019074265<text:tab/>0.0959986064385136</text:p>
      <text:p text:style-name="P1">Mir204<text:tab/>0.103933771121142<text:tab/>0.10330493628222<text:tab/>0.0979952785205257<text:tab/>0.101020019074265<text:tab/>0.0959986064385136</text:p>
      <text:p text:style-name="P1">Mir205<text:tab/>0.103933771121142<text:tab/>0.10330493628222<text:tab/>0.0979952785205257<text:tab/>0.101020019074265<text:tab/>0.0959986064385136</text:p>
      <text:p text:style-name="P1">Mir206<text:tab/>0.103933771121142<text:tab/>0.10330493628222<text:tab/>0.0979952785205257<text:tab/>0.101020019074265<text:tab/>0.0959986064385136</text:p>
      <text:p text:style-name="P1">Mir207<text:tab/>0.104238073713748<text:tab/>0.104107272057501<text:tab/>34.5104839822172<text:tab/>0.103954801380775<text:tab/>0.0960999059450329</text:p>
      <text:p text:style-name="P1">Mir208a<text:tab/>0.103933771121142<text:tab/>0.10330493628222<text:tab/>0.0979952785205257<text:tab/>0.101020019074265<text:tab/>0.0959986064385136</text:p>
      <text:p text:style-name="P1">Mir208b<text:tab/>0.103933771121142<text:tab/>0.10330493628222<text:tab/>0.0979952785205257<text:tab/>0.101020019074265<text:tab/>0.0959986064385136</text:p>
      <text:p text:style-name="P1">Mir20a<text:tab/>0.103933771121142<text:tab/>0.10330493628222<text:tab/>0.0979952785205257<text:tab/>0.101020019074265<text:tab/>0.0959986064385136</text:p>
      <text:p text:style-name="P1">Mir20b<text:tab/>0.103933771121142<text:tab/>0.10330493628222<text:tab/>0.0979952785205257<text:tab/>0.101020019074265<text:tab/>0.0959986064385136</text:p>
      <text:p text:style-name="P1">Mir21<text:tab/>0.100262505360912<text:tab/>145.621131962698<text:tab/>17.2474536844371<text:tab/>198.002674869597<text:tab/>11.8941153179129</text:p>
      <text:p text:style-name="P1">Mir210<text:tab/>0.103933771121142<text:tab/>0.10330493628222<text:tab/>0.0979952785205257<text:tab/>0.101020019074265<text:tab/>0.0959986064385136</text:p>
      <text:p text:style-name="P1">Mir211<text:tab/>0.103933771121142<text:tab/>0.10330493628222<text:tab/>0.0979952785205257<text:tab/>0.101020019074265<text:tab/>0.0959986064385136</text:p>
      <text:p text:style-name="P1">Mir212<text:tab/>0.109164065902861<text:tab/>0.115698641612479<text:tab/>110.952658906129<text:tab/>8.76709338028804<text:tab/>15.7376773448263</text:p>
      <text:p text:style-name="P1">Mir214<text:tab/>218.992427345142<text:tab/>50.2289142404278<text:tab/>0.0849903186447796<text:tab/>404.655020006353<text:tab/>0.0889214888274089</text:p>
      <text:p text:style-name="P1">Mir215<text:tab/>24.7231438419734<text:tab/>0.103956391944898<text:tab/>0.0971422605604998<text:tab/>0.103465175823497<text:tab/>0.0956971847646516</text:p>
      <text:p text:style-name="P1">Mir216a<text:tab/>0.103933771121142<text:tab/>0.10330493628222<text:tab/>0.0979952785205257<text:tab/>0.101020019074265<text:tab/>0.0959986064385136</text:p>
      <text:p text:style-name="P1">Mir216b<text:tab/>0.103933771121142<text:tab/>0.10330493628222<text:tab/>0.0979952785205257<text:tab/>0.101020019074265<text:tab/>0.0959986064385136</text:p>
      <text:p text:style-name="P1">Mir217<text:tab/>0.103933771121142<text:tab/>0.10330493628222<text:tab/>0.0979952785205257<text:tab/>0.101020019074265<text:tab/>0.0959986064385136</text:p>
      <text:p text:style-name="P1">Mir218-1<text:tab/>0.103933771121142<text:tab/>0.10330493628222<text:tab/>0.0979952785205257<text:tab/>0.101020019074265<text:tab/>0.0959986064385136</text:p>
      <text:p text:style-name="P1">Mir218-2<text:tab/>0.103933771121142<text:tab/>0.10330493628222<text:tab/>0.0979952785205257<text:tab/>0.101020019074265<text:tab/>0.0959986064385136</text:p>
      <text:p text:style-name="P1">Mir219-1<text:tab/>0.102374535114282<text:tab/>0.103980805625606<text:tab/>0.0952489261721496<text:tab/>19.4419097315157<text:tab/>5.61567827404097</text:p>
      <text:p text:style-name="P1">Mir219-2<text:tab/>15.3426922760112<text:tab/>0.106293270331836<text:tab/>74.1412838102903<text:tab/>0.107945983692404<text:tab/>0.096830353667349</text:p>
      <text:p text:style-name="P1">Mir22<text:tab/>696.953442842015<text:tab/>425.182439355949<text:tab/>750.610935827566<text:tab/>124.607243120652<text:tab/>225.96448998878</text:p>
      <text:p text:style-name="P1">Mir221<text:tab/>0.10540568909658<text:tab/>20.6874635661353<text:tab/>17.5158574132897<text:tab/>0.110776916325725<text:tab/>11.858016972577</text:p>
      <text:p text:style-name="P1">Mir222<text:tab/>0.104727250016278<text:tab/>0.105047308639702<text:tab/>0.0981734224526111<text:tab/>0.10443812642423<text:tab/>14.8265220144198</text:p>
      <text:p text:style-name="P1">Mir223<text:tab/>0.103933771121142<text:tab/>0.10330493628222<text:tab/>0.0979952785205257<text:tab/>0.101020019074265<text:tab/>0.0959986064385136</text:p>
      <text:p text:style-name="P1">Mir224<text:tab/>0.103933771121142<text:tab/>0.10330493628222<text:tab/>0.0979952785205257<text:tab/>0.101020019074265<text:tab/>0.0959986064385136</text:p>
      <text:p text:style-name="P1">Mir23a<text:tab/>0.103933771121142<text:tab/>0.10330493628222<text:tab/>0.0979952785205257<text:tab/>0.101020019074265<text:tab/>0.0959986064385136</text:p>
      <text:p text:style-name="P1">Mir23b<text:tab/>0.105322358472114<text:tab/>0.105310980323865<text:tab/>212.726795879908<text:tab/>0.105176535287193<text:tab/>0.0973967535171598</text:p>
      <text:p text:style-name="P1">Mir24-1<text:tab/>0.105773585874264<text:tab/>65.6370193881044<text:tab/>702.336113209354<text:tab/>0.11077264686254<text:tab/>81.2278433876954</text:p>
      <text:p text:style-name="P1">Mir24-2<text:tab/>38.7002603503337<text:tab/>14.3652926042895<text:tab/>67.6038873596846<text:tab/>0.119467762597195<text:tab/>28.5949523730881</text:p>
      <text:p text:style-name="P1"><text:soft-page-break/>Mir25<text:tab/>105.868071644589<text:tab/>0.102741689175677<text:tab/>0.093518426356026<text:tab/>28.0305287667119<text:tab/>34.9353559977764</text:p>
      <text:p text:style-name="P1">Mir26a<text:tab/>0.101460752974271<text:tab/>0.101127075241328<text:tab/>0.0944221300792104<text:tab/>225.772921797826<text:tab/>0.0936843032406496</text:p>
      <text:p text:style-name="P1">Mir26b<text:tab/>0.103933771121142<text:tab/>0.10330493628222<text:tab/>0.0979952785205257<text:tab/>0.101020019074265<text:tab/>0.0959986064385136</text:p>
      <text:p text:style-name="P1">Mir27a<text:tab/>0.104094391323558<text:tab/>21.3452404479229<text:tab/>0.0970744894826749<text:tab/>0.103725392018631<text:tab/>0.0958130410657698</text:p>
      <text:p text:style-name="P1">Mir27b<text:tab/>0.103933771121142<text:tab/>0.10330493628222<text:tab/>0.0979952785205257<text:tab/>0.101020019074265<text:tab/>0.0959986064385136</text:p>
      <text:p text:style-name="P1">Mir28<text:tab/>0.103933771121142<text:tab/>0.10330493628222<text:tab/>0.0979952785205257<text:tab/>0.101020019074265<text:tab/>0.0959986064385136</text:p>
      <text:p text:style-name="P1">Mir290<text:tab/>0.103933771121142<text:tab/>0.10330493628222<text:tab/>0.0979952785205257<text:tab/>0.101020019074265<text:tab/>0.0959986064385136</text:p>
      <text:p text:style-name="P1">Mir291a<text:tab/>0.103933771121142<text:tab/>0.10330493628222<text:tab/>0.0979952785205257<text:tab/>0.101020019074265<text:tab/>0.0959986064385136</text:p>
      <text:p text:style-name="P1">Mir291b<text:tab/>0.103933771121142<text:tab/>0.10330493628222<text:tab/>0.0979952785205257<text:tab/>0.101020019074265<text:tab/>0.0959986064385136</text:p>
      <text:p text:style-name="P1">Mir292<text:tab/>0.103933771121142<text:tab/>0.10330493628222<text:tab/>0.0979952785205257<text:tab/>0.101020019074265<text:tab/>0.0959986064385136</text:p>
      <text:p text:style-name="P1">Mir293<text:tab/>0.103933771121142<text:tab/>0.10330493628222<text:tab/>0.0979952785205257<text:tab/>0.101020019074265<text:tab/>0.0959986064385136</text:p>
      <text:p text:style-name="P1">Mir294<text:tab/>0.103933771121142<text:tab/>0.10330493628222<text:tab/>0.0979952785205257<text:tab/>0.101020019074265<text:tab/>0.0959986064385136</text:p>
      <text:p text:style-name="P1">Mir295-1<text:tab/>0.103933771121142<text:tab/>0.10330493628222<text:tab/>0.0979952785205257<text:tab/>0.101020019074265<text:tab/>0.0959986064385136</text:p>
      <text:p text:style-name="P1">Mir296<text:tab/>0.103933771121142<text:tab/>0.10330493628222<text:tab/>0.0979952785205257<text:tab/>0.101020019074265<text:tab/>0.0959986064385136</text:p>
      <text:p text:style-name="P1">Mir2964<text:tab/>0.104604097293683<text:tab/>0.104514712976782<text:tab/>0.097852285568094<text:tab/>0.104226738077266<text:tab/>34.2236249865463</text:p>
      <text:p text:style-name="P1">Mir297<text:tab/>0.103933771121142<text:tab/>0.10330493628222<text:tab/>0.0979952785205257<text:tab/>0.101020019074265<text:tab/>0.0959986064385136</text:p>
      <text:p text:style-name="P1">Mir298<text:tab/>0.103933771121142<text:tab/>0.10330493628222<text:tab/>0.0979952785205257<text:tab/>0.101020019074265<text:tab/>0.0959986064385136</text:p>
      <text:p text:style-name="P1">Mir2985<text:tab/>0.103933771121142<text:tab/>0.10330493628222<text:tab/>0.0979952785205257<text:tab/>0.101020019074265<text:tab/>0.0959986064385136</text:p>
      <text:p text:style-name="P1">Mir299<text:tab/>0.103933771121142<text:tab/>0.10330493628222<text:tab/>0.0979952785205257<text:tab/>0.101020019074265<text:tab/>0.0959986064385136</text:p>
      <text:p text:style-name="P1">Mir29a<text:tab/>0.103933771121142<text:tab/>0.10330493628222<text:tab/>0.0979952785205257<text:tab/>0.101020019074265<text:tab/>0.0959986064385136</text:p>
      <text:p text:style-name="P1">Mir29b1<text:tab/>0.103933771121142<text:tab/>0.10330493628222<text:tab/>0.0979952785205257<text:tab/>0.101020019074265<text:tab/>0.0959986064385136</text:p>
      <text:p text:style-name="P1">Mir29b2<text:tab/>0.103933771121142<text:tab/>0.10330493628222<text:tab/>0.0979952785205257<text:tab/>0.101020019074265<text:tab/>0.0959986064385136</text:p>
      <text:p text:style-name="P1">Mir29c<text:tab/>0.103933771121142<text:tab/>0.10330493628222<text:tab/>0.0979952785205257<text:tab/>0.101020019074265<text:tab/>0.0959986064385136</text:p>
      <text:p text:style-name="P1">Mir300<text:tab/>0.103933771121142<text:tab/>0.10330493628222<text:tab/>0.0979952785205257<text:tab/>0.101020019074265<text:tab/>0.0959986064385136</text:p>
      <text:p text:style-name="P1">Mir301a<text:tab/>38.6936197544631<text:tab/>9.46144457196482<text:tab/>12.0718228361085<text:tab/>13.2527042005854<text:tab/>0.094135319730111</text:p>
      <text:p text:style-name="P1">Mir301b<text:tab/>0.103933771121142<text:tab/>0.10330493628222<text:tab/>0.0979952785205257<text:tab/>0.101020019074265<text:tab/>0.0959986064385136</text:p>
      <text:p text:style-name="P1">Mir3064<text:tab/>2566.73063585657<text:tab/>3137.35322760999<text:tab/>2577.50675209545<text:tab/>5846.9938140976<text:tab/>6081.70009828719</text:p>
      <text:p text:style-name="P1">Mir3065<text:tab/>0.103933771121142<text:tab/>0.10330493628222<text:tab/>0.0979952785205257<text:tab/>0.101020019074265<text:tab/>0.0959986064385136</text:p>
      <text:p text:style-name="P1">Mir3068<text:tab/>0.103933771121142<text:tab/>0.10330493628222<text:tab/>0.0979952785205257<text:tab/>0.101020019074265<text:tab/>0.0959986064385136</text:p>
      <text:p text:style-name="P1">Mir3072<text:tab/>0.103933771121142<text:tab/>0.10330493628222<text:tab/>0.0979952785205257<text:tab/>0.101020019074265<text:tab/>0.0959986064385136</text:p>
      <text:p text:style-name="P1">Mir3074<text:tab/>35.0834449097494<text:tab/>6.53970742853849<text:tab/>156.83909757243<text:tab/>36.7105803809807<text:tab/>8.00975879893534</text:p>
      <text:p text:style-name="P1">Mir3075<text:tab/>0.103933771121142<text:tab/>0.10330493628222<text:tab/>0.0979952785205257<text:tab/>0.101020019074265<text:tab/>0.0959986064385136</text:p>
      <text:p text:style-name="P1">Mir3084a<text:tab/>0.103933771121142<text:tab/>0.10330493628222<text:tab/>0.0979952785205257<text:tab/>0.101020019074265<text:tab/>0.0959986064385136</text:p>
      <text:p text:style-name="P1">Mir3084c<text:tab/>0.103933771121142<text:tab/>0.10330493628222<text:tab/>0.0979952785205257<text:tab/>0.101020019074265<text:tab/>0.0959986064385136</text:p>
      <text:p text:style-name="P1">Mir3084d<text:tab/>0.103933771121142<text:tab/>0.10330493628222<text:tab/>0.0979952785205257<text:tab/>0.101020019074265<text:tab/>0.0959986064385136</text:p>
      <text:p text:style-name="P1">Mir3085<text:tab/>0.103933771121142<text:tab/>0.10330493628222<text:tab/>0.0979952785205257<text:tab/>0.101020019074265<text:tab/>0.0959986064385136</text:p>
      <text:p text:style-name="P1">Mir3099<text:tab/>0.103933771121142<text:tab/>0.10330493628222<text:tab/>0.0979952785205257<text:tab/>0.101020019074265<text:tab/>0.0959986064385136</text:p>
      <text:p text:style-name="P1">Mir30a<text:tab/>0.103933771121142<text:tab/>0.10330493628222<text:tab/>0.0979952785205257<text:tab/>0.101020019074265<text:tab/>0.0959986064385136</text:p>
      <text:p text:style-name="P1">Mir30b<text:tab/>0.103933771121142<text:tab/>0.10330493628222<text:tab/>0.0979952785205257<text:tab/>0.101020019074265<text:tab/>0.0959986064385136</text:p>
      <text:p text:style-name="P1">Mir30c-1<text:tab/>0.103933771121142<text:tab/>0.10330493628222<text:tab/>0.0979952785205257<text:tab/>0.101020019074265<text:tab/>0.0959986064385136</text:p>
      <text:p text:style-name="P1">Mir30c2<text:tab/>0.103933771121142<text:tab/>0.10330493628222<text:tab/>0.0979952785205257<text:tab/>0.101020019074265<text:tab/>0.0959986064385136</text:p>
      <text:p text:style-name="P1">Mir30d<text:tab/>0.103933771121142<text:tab/>0.10330493628222<text:tab/>0.0979952785205257<text:tab/>0.101020019074265<text:tab/>0.0959986064385136</text:p>
      <text:p text:style-name="P1">Mir30e<text:tab/>0.103933771121142<text:tab/>0.10330493628222<text:tab/>0.0979952785205257<text:tab/>0.101020019074265<text:tab/>0.0959986064385136</text:p>
      <text:p text:style-name="P1">Mir31<text:tab/>0.0967801715159832<text:tab/>89.0803983452701<text:tab/>19.7262171719582<text:tab/>181.442630028117<text:tab/>82.5986227118804</text:p>
      <text:p text:style-name="P1">Mir3102<text:tab/>11.7510698030578<text:tab/>0.109644005907192<text:tab/>64.793119115756<text:tab/>0.113108884857858<text:tab/>0.0981550614239126</text:p>
      <text:p text:style-name="P1">Mir3120<text:tab/>293.600292318333<text:tab/>38.6202998537441<text:tab/>33.4109119465349<text:tab/>603.168142933534<text:tab/>47.7018343523773</text:p>
      <text:p text:style-name="P1">Mir32<text:tab/>0.103933771121142<text:tab/>0.10330493628222<text:tab/>0.0979952785205257<text:tab/>0.101020019074265<text:tab/>0.0959986064385136</text:p>
      <text:p text:style-name="P1">Mir320a<text:tab/>0.104559512065441<text:tab/>0.104350723302047<text:tab/>0.0977849652691311<text:tab/>0.104127438226038<text:tab/>34.3554140421536</text:p>
      <text:p text:style-name="P1">Mir322<text:tab/>0.103933771121142<text:tab/>0.10330493628222<text:tab/>0.0979952785205257<text:tab/>0.101020019074265<text:tab/>0.0959986064385136</text:p>
      <text:p text:style-name="P1">Mir323<text:tab/>0.103933771121142<text:tab/>0.10330493628222<text:tab/>0.0979952785205257<text:tab/>0.101020019074265<text:tab/>0.0959986064385136</text:p>
      <text:p text:style-name="P1">Mir324<text:tab/>0.103995650133034<text:tab/>83.345123196656<text:tab/>0.0971001016901165<text:tab/>0.103694853955387<text:tab/>0.0961000350216176</text:p>
      <text:p text:style-name="P1">Mir325<text:tab/>0.103933771121142<text:tab/>0.10330493628222<text:tab/>0.0979952785205257<text:tab/>0.101020019074265<text:tab/>0.0959986064385136</text:p>
      <text:p text:style-name="P1">Mir326<text:tab/>0.103933771121142<text:tab/>0.10330493628222<text:tab/>0.0979952785205257<text:tab/>0.101020019074265<text:tab/>0.0959986064385136</text:p>
      <text:p text:style-name="P1">Mir327<text:tab/>0.103933771121142<text:tab/>0.10330493628222<text:tab/>0.0979952785205257<text:tab/>0.101020019074265<text:tab/>0.0959986064385136</text:p>
      <text:p text:style-name="P1"><text:soft-page-break/>Mir328<text:tab/>0.104108077594256<text:tab/>39.2758423096995<text:tab/>0.0971625295660626<text:tab/>0.103808143521309<text:tab/>0.0960965957646064</text:p>
      <text:p text:style-name="P1">Mir328b<text:tab/>0.103933771121142<text:tab/>0.10330493628222<text:tab/>0.0979952785205257<text:tab/>0.101020019074265<text:tab/>0.0959986064385136</text:p>
      <text:p text:style-name="P1">Mir329<text:tab/>0.103933771121142<text:tab/>0.10330493628222<text:tab/>0.0979952785205257<text:tab/>0.101020019074265<text:tab/>0.0959986064385136</text:p>
      <text:p text:style-name="P1">Mir33<text:tab/>0.103933771121142<text:tab/>0.10330493628222<text:tab/>0.0979952785205257<text:tab/>0.101020019074265<text:tab/>0.0959986064385136</text:p>
      <text:p text:style-name="P1">Mir330<text:tab/>0.103933771121142<text:tab/>0.10330493628222<text:tab/>0.0979952785205257<text:tab/>0.101020019074265<text:tab/>0.0959986064385136</text:p>
      <text:p text:style-name="P1">Mir331<text:tab/>0.103933771121142<text:tab/>0.10330493628222<text:tab/>0.0979952785205257<text:tab/>0.101020019074265<text:tab/>0.0959986064385136</text:p>
      <text:p text:style-name="P1">Mir336<text:tab/>0.104150780982843<text:tab/>22.64542913706<text:tab/>0.0972274926330303<text:tab/>0.103900036066203<text:tab/>0.0960760410250068</text:p>
      <text:p text:style-name="P1">Mir337<text:tab/>0.103933771121142<text:tab/>0.10330493628222<text:tab/>0.0979952785205257<text:tab/>0.101020019074265<text:tab/>0.0959986064385136</text:p>
      <text:p text:style-name="P1">Mir338<text:tab/>0.103933771121142<text:tab/>0.10330493628222<text:tab/>0.0979952785205257<text:tab/>0.101020019074265<text:tab/>0.0959986064385136</text:p>
      <text:p text:style-name="P1">Mir339<text:tab/>0.103933771121142<text:tab/>0.10330493628222<text:tab/>0.0979952785205257<text:tab/>0.101020019074265<text:tab/>0.0959986064385136</text:p>
      <text:p text:style-name="P1">Mir341<text:tab/>0.103933771121142<text:tab/>0.10330493628222<text:tab/>0.0979952785205257<text:tab/>0.101020019074265<text:tab/>0.0959986064385136</text:p>
      <text:p text:style-name="P1">Mir342<text:tab/>0.103933771121142<text:tab/>0.10330493628222<text:tab/>0.0979952785205257<text:tab/>0.101020019074265<text:tab/>0.0959986064385136</text:p>
      <text:p text:style-name="P1">Mir343<text:tab/>18.0554593083344<text:tab/>27.7774249442298<text:tab/>118.682010387382<text:tab/>0.108891511842267<text:tab/>0.0947481989446976</text:p>
      <text:p text:style-name="P1">Mir344-1<text:tab/>0.103933771121142<text:tab/>0.10330493628222<text:tab/>0.0979952785205257<text:tab/>0.101020019074265<text:tab/>0.0959986064385136</text:p>
      <text:p text:style-name="P1">Mir344a-2<text:tab/>0.103933771121142<text:tab/>0.10330493628222<text:tab/>0.0979952785205257<text:tab/>0.101020019074265<text:tab/>0.0959986064385136</text:p>
      <text:p text:style-name="P1">Mir344b-1<text:tab/>0.103933771121142<text:tab/>0.10330493628222<text:tab/>0.0979952785205257<text:tab/>0.101020019074265<text:tab/>0.0959986064385136</text:p>
      <text:p text:style-name="P1">Mir344g<text:tab/>0.103933771121142<text:tab/>0.10330493628222<text:tab/>0.0979952785205257<text:tab/>0.101020019074265<text:tab/>0.0959986064385136</text:p>
      <text:p text:style-name="P1">Mir344i<text:tab/>0.103933771121142<text:tab/>0.10330493628222<text:tab/>0.0979952785205257<text:tab/>0.101020019074265<text:tab/>0.0959986064385136</text:p>
      <text:p text:style-name="P1">Mir345<text:tab/>0.103933771121142<text:tab/>0.10330493628222<text:tab/>0.0979952785205257<text:tab/>0.101020019074265<text:tab/>0.0959986064385136</text:p>
      <text:p text:style-name="P1">Mir346<text:tab/>0.103933771121142<text:tab/>0.10330493628222<text:tab/>0.0979952785205257<text:tab/>0.101020019074265<text:tab/>0.0959986064385136</text:p>
      <text:p text:style-name="P1">Mir3473<text:tab/>0.103933771121142<text:tab/>0.10330493628222<text:tab/>0.0979952785205257<text:tab/>0.101020019074265<text:tab/>0.0959986064385136</text:p>
      <text:p text:style-name="P1">Mir349<text:tab/>0.103933771121142<text:tab/>0.10330493628222<text:tab/>0.0979952785205257<text:tab/>0.101020019074265<text:tab/>0.0959986064385136</text:p>
      <text:p text:style-name="P1">Mir34a<text:tab/>0.103933771121142<text:tab/>0.10330493628222<text:tab/>0.0979952785205257<text:tab/>0.101020019074265<text:tab/>0.0959986064385136</text:p>
      <text:p text:style-name="P1">Mir34b<text:tab/>0.103933771121142<text:tab/>0.10330493628222<text:tab/>0.0979952785205257<text:tab/>0.101020019074265<text:tab/>0.0959986064385136</text:p>
      <text:p text:style-name="P1">Mir34c<text:tab/>0.103933771121142<text:tab/>0.10330493628222<text:tab/>0.0979952785205257<text:tab/>0.101020019074265<text:tab/>0.0959986064385136</text:p>
      <text:p text:style-name="P1">Mir350<text:tab/>0.103933771121142<text:tab/>0.10330493628222<text:tab/>0.0979952785205257<text:tab/>0.101020019074265<text:tab/>0.0959986064385136</text:p>
      <text:p text:style-name="P1">Mir351<text:tab/>0.103933771121142<text:tab/>0.10330493628222<text:tab/>0.0979952785205257<text:tab/>0.101020019074265<text:tab/>0.0959986064385136</text:p>
      <text:p text:style-name="P1">Mir3541<text:tab/>0.103259554780382<text:tab/>0.104212207227054<text:tab/>0.0958513379255436<text:tab/>10.8830435912058<text:tab/>19.0061562774965</text:p>
      <text:p text:style-name="P1">Mir3542<text:tab/>0.103933771121142<text:tab/>0.10330493628222<text:tab/>0.0979952785205257<text:tab/>0.101020019074265<text:tab/>0.0959986064385136</text:p>
      <text:p text:style-name="P1">Mir3543<text:tab/>0.103933771121142<text:tab/>0.10330493628222<text:tab/>0.0979952785205257<text:tab/>0.101020019074265<text:tab/>0.0959986064385136</text:p>
      <text:p text:style-name="P1">Mir3544<text:tab/>0.103933771121142<text:tab/>0.10330493628222<text:tab/>0.0979952785205257<text:tab/>0.101020019074265<text:tab/>0.0959986064385136</text:p>
      <text:p text:style-name="P1">Mir3545<text:tab/>0.103933771121142<text:tab/>0.10330493628222<text:tab/>0.0979952785205257<text:tab/>0.101020019074265<text:tab/>0.0959986064385136</text:p>
      <text:p text:style-name="P1">Mir3546<text:tab/>0.103933771121142<text:tab/>0.10330493628222<text:tab/>0.0979952785205257<text:tab/>0.101020019074265<text:tab/>0.0959986064385136</text:p>
      <text:p text:style-name="P1">Mir3547<text:tab/>0.103933771121142<text:tab/>0.10330493628222<text:tab/>0.0979952785205257<text:tab/>0.101020019074265<text:tab/>0.0959986064385136</text:p>
      <text:p text:style-name="P1">Mir3548<text:tab/>0.103933771121142<text:tab/>0.10330493628222<text:tab/>0.0979952785205257<text:tab/>0.101020019074265<text:tab/>0.0959986064385136</text:p>
      <text:p text:style-name="P1">Mir3549<text:tab/>0.103933771121142<text:tab/>0.10330493628222<text:tab/>0.0979952785205257<text:tab/>0.101020019074265<text:tab/>0.0959986064385136</text:p>
      <text:p text:style-name="P1">Mir3550<text:tab/>0.103933771121142<text:tab/>0.10330493628222<text:tab/>0.0979952785205257<text:tab/>0.101020019074265<text:tab/>0.0959986064385136</text:p>
      <text:p text:style-name="P1">Mir3551<text:tab/>0.103933771121142<text:tab/>0.10330493628222<text:tab/>0.0979952785205257<text:tab/>0.101020019074265<text:tab/>0.0959986064385136</text:p>
      <text:p text:style-name="P1">Mir3552<text:tab/>0.103933771121142<text:tab/>0.10330493628222<text:tab/>0.0979952785205257<text:tab/>0.101020019074265<text:tab/>0.0959986064385136</text:p>
      <text:p text:style-name="P1">Mir3553<text:tab/>0.103933771121142<text:tab/>0.10330493628222<text:tab/>0.0979952785205257<text:tab/>0.101020019074265<text:tab/>0.0959986064385136</text:p>
      <text:p text:style-name="P1">Mir3554<text:tab/>6.43179914382772<text:tab/>31.8776568455536<text:tab/>50.2691399994333<text:tab/>80.8055547175956<text:tab/>8.7382985541534</text:p>
      <text:p text:style-name="P1">Mir3555<text:tab/>0.103933771121142<text:tab/>0.10330493628222<text:tab/>0.0979952785205257<text:tab/>0.101020019074265<text:tab/>0.0959986064385136</text:p>
      <text:p text:style-name="P1">Mir3556a<text:tab/>0.103933771121142<text:tab/>0.10330493628222<text:tab/>0.0979952785205257<text:tab/>0.101020019074265<text:tab/>0.0959986064385136</text:p>
      <text:p text:style-name="P1">Mir3556b<text:tab/>0.103933771121142<text:tab/>0.10330493628222<text:tab/>0.0979952785205257<text:tab/>0.101020019074265<text:tab/>0.0959986064385136</text:p>
      <text:p text:style-name="P1">Mir3557<text:tab/>0.103933771121142<text:tab/>0.10330493628222<text:tab/>0.0979952785205257<text:tab/>0.101020019074265<text:tab/>0.0959986064385136</text:p>
      <text:p text:style-name="P1">Mir3558<text:tab/>0.103933771121142<text:tab/>0.10330493628222<text:tab/>0.0979952785205257<text:tab/>0.101020019074265<text:tab/>0.0959986064385136</text:p>
      <text:p text:style-name="P1">Mir3559<text:tab/>0.103933771121142<text:tab/>0.10330493628222<text:tab/>0.0979952785205257<text:tab/>0.101020019074265<text:tab/>0.0959986064385136</text:p>
      <text:p text:style-name="P1">Mir3560<text:tab/>0.103933771121142<text:tab/>0.10330493628222<text:tab/>0.0979952785205257<text:tab/>0.101020019074265<text:tab/>0.0959986064385136</text:p>
      <text:p text:style-name="P1">Mir3561<text:tab/>0.0988013985979508<text:tab/>18.0536298903536<text:tab/>0.0887272759715546<text:tab/>123.910055377515<text:tab/>10.4316497608569</text:p>
      <text:p text:style-name="P1">Mir3562<text:tab/>0.103933771121142<text:tab/>0.10330493628222<text:tab/>0.0979952785205257<text:tab/>0.101020019074265<text:tab/>0.0959986064385136</text:p>
      <text:p text:style-name="P1">Mir3563<text:tab/>0.103933771121142<text:tab/>0.10330493628222<text:tab/>0.0979952785205257<text:tab/>0.101020019074265<text:tab/>0.0959986064385136</text:p>
      <text:p text:style-name="P1">Mir3564<text:tab/>0.103933771121142<text:tab/>0.10330493628222<text:tab/>0.0979952785205257<text:tab/>0.101020019074265<text:tab/>0.0959986064385136</text:p>
      <text:p text:style-name="P1">Mir3565<text:tab/>0.105682145539544<text:tab/>0.10547555301648<text:tab/>28.959715828687<text:tab/>0.105190615091582<text:tab/>0.0973106126069092</text:p>
      <text:p text:style-name="P1">Mir3566<text:tab/>0.103933771121142<text:tab/>0.10330493628222<text:tab/>0.0979952785205257<text:tab/>0.101020019074265<text:tab/>0.0959986064385136</text:p>
      <text:p text:style-name="P1"><text:soft-page-break/>Mir3567<text:tab/>0.103933771121142<text:tab/>0.10330493628222<text:tab/>0.0979952785205257<text:tab/>0.101020019074265<text:tab/>0.0959986064385136</text:p>
      <text:p text:style-name="P1">Mir3568<text:tab/>0.102329549093029<text:tab/>0.102494024439232<text:tab/>0.0956555050875711<text:tab/>12.3034766125203<text:tab/>0.0942509505824561</text:p>
      <text:p text:style-name="P1">Mir3569<text:tab/>0.103933771121142<text:tab/>0.10330493628222<text:tab/>0.0979952785205257<text:tab/>0.101020019074265<text:tab/>0.0959986064385136</text:p>
      <text:p text:style-name="P1">Mir3570<text:tab/>0.103933771121142<text:tab/>0.10330493628222<text:tab/>0.0979952785205257<text:tab/>0.101020019074265<text:tab/>0.0959986064385136</text:p>
      <text:p text:style-name="P1">Mir3571<text:tab/>0.103933771121142<text:tab/>0.10330493628222<text:tab/>0.0979952785205257<text:tab/>0.101020019074265<text:tab/>0.0959986064385136</text:p>
      <text:p text:style-name="P1">Mir3572<text:tab/>9.66360812738968<text:tab/>21.721029572457<text:tab/>29.0358082324458<text:tab/>0.111043654587556<text:tab/>0.0962946128200861</text:p>
      <text:p text:style-name="P1">Mir3573<text:tab/>0.103933771121142<text:tab/>0.10330493628222<text:tab/>0.0979952785205257<text:tab/>0.101020019074265<text:tab/>0.0959986064385136</text:p>
      <text:p text:style-name="P1">Mir3574<text:tab/>0.103933771121142<text:tab/>0.10330493628222<text:tab/>0.0979952785205257<text:tab/>0.101020019074265<text:tab/>0.0959986064385136</text:p>
      <text:p text:style-name="P1">Mir3575<text:tab/>0.103933771121142<text:tab/>0.10330493628222<text:tab/>0.0979952785205257<text:tab/>0.101020019074265<text:tab/>0.0959986064385136</text:p>
      <text:p text:style-name="P1">Mir3576<text:tab/>0.103933771121142<text:tab/>0.10330493628222<text:tab/>0.0979952785205257<text:tab/>0.101020019074265<text:tab/>0.0959986064385136</text:p>
      <text:p text:style-name="P1">Mir3577<text:tab/>0.103933771121142<text:tab/>0.10330493628222<text:tab/>0.0979952785205257<text:tab/>0.101020019074265<text:tab/>0.0959986064385136</text:p>
      <text:p text:style-name="P1">Mir3578<text:tab/>0.103933771121142<text:tab/>0.10330493628222<text:tab/>0.0979952785205257<text:tab/>0.101020019074265<text:tab/>0.0959986064385136</text:p>
      <text:p text:style-name="P1">Mir3579<text:tab/>0.103933771121142<text:tab/>0.10330493628222<text:tab/>0.0979952785205257<text:tab/>0.101020019074265<text:tab/>0.0959986064385136</text:p>
      <text:p text:style-name="P1">Mir3580<text:tab/>0.103933771121142<text:tab/>0.10330493628222<text:tab/>0.0979952785205257<text:tab/>0.101020019074265<text:tab/>0.0959986064385136</text:p>
      <text:p text:style-name="P1">Mir3581<text:tab/>0.103933771121142<text:tab/>0.10330493628222<text:tab/>0.0979952785205257<text:tab/>0.101020019074265<text:tab/>0.0959986064385136</text:p>
      <text:p text:style-name="P1">Mir3582<text:tab/>0.103933771121142<text:tab/>0.10330493628222<text:tab/>0.0979952785205257<text:tab/>0.101020019074265<text:tab/>0.0959986064385136</text:p>
      <text:p text:style-name="P1">Mir3583<text:tab/>0.103933771121142<text:tab/>0.10330493628222<text:tab/>0.0979952785205257<text:tab/>0.101020019074265<text:tab/>0.0959986064385136</text:p>
      <text:p text:style-name="P1">Mir3584<text:tab/>0.103933771121142<text:tab/>0.10330493628222<text:tab/>0.0979952785205257<text:tab/>0.101020019074265<text:tab/>0.0959986064385136</text:p>
      <text:p text:style-name="P1">Mir3585<text:tab/>0.103933771121142<text:tab/>0.10330493628222<text:tab/>0.0979952785205257<text:tab/>0.101020019074265<text:tab/>0.0959986064385136</text:p>
      <text:p text:style-name="P1">Mir3586<text:tab/>0.103933771121142<text:tab/>0.10330493628222<text:tab/>0.0979952785205257<text:tab/>0.101020019074265<text:tab/>0.0959986064385136</text:p>
      <text:p text:style-name="P1">Mir3587<text:tab/>0.103933771121142<text:tab/>0.10330493628222<text:tab/>0.0979952785205257<text:tab/>0.101020019074265<text:tab/>0.0959986064385136</text:p>
      <text:p text:style-name="P1">Mir3588<text:tab/>0.103933771121142<text:tab/>0.10330493628222<text:tab/>0.0979952785205257<text:tab/>0.101020019074265<text:tab/>0.0959986064385136</text:p>
      <text:p text:style-name="P1">Mir3589<text:tab/>0.103933771121142<text:tab/>0.10330493628222<text:tab/>0.0979952785205257<text:tab/>0.101020019074265<text:tab/>0.0959986064385136</text:p>
      <text:p text:style-name="P1">Mir3590<text:tab/>0.103933771121142<text:tab/>0.10330493628222<text:tab/>0.0979952785205257<text:tab/>0.101020019074265<text:tab/>0.0959986064385136</text:p>
      <text:p text:style-name="P1">Mir3591<text:tab/>0.103933771121142<text:tab/>0.10330493628222<text:tab/>0.0979952785205257<text:tab/>0.101020019074265<text:tab/>0.0959986064385136</text:p>
      <text:p text:style-name="P1">Mir3592<text:tab/>0.103933771121142<text:tab/>0.10330493628222<text:tab/>0.0979952785205257<text:tab/>0.101020019074265<text:tab/>0.0959986064385136</text:p>
      <text:p text:style-name="P1">Mir3593<text:tab/>57.2234258564465<text:tab/>0.101529924381309<text:tab/>0.0897266829402792<text:tab/>99.1806266325937<text:tab/>65.8086524932182</text:p>
      <text:p text:style-name="P1">Mir3594<text:tab/>0.103933771121142<text:tab/>0.10330493628222<text:tab/>0.0979952785205257<text:tab/>0.101020019074265<text:tab/>0.0959986064385136</text:p>
      <text:p text:style-name="P1">Mir3595<text:tab/>0.103933771121142<text:tab/>0.10330493628222<text:tab/>0.0979952785205257<text:tab/>0.101020019074265<text:tab/>0.0959986064385136</text:p>
      <text:p text:style-name="P1">Mir3596a<text:tab/>0.103933771121142<text:tab/>0.10330493628222<text:tab/>0.0979952785205257<text:tab/>0.101020019074265<text:tab/>0.0959986064385136</text:p>
      <text:p text:style-name="P1">Mir3596b<text:tab/>145.465818879732<text:tab/>71.4959945245659<text:tab/>45.1321809335062<text:tab/>86.4504027197852<text:tab/>59.1575512342574</text:p>
      <text:p text:style-name="P1">Mir3596c<text:tab/>0.102864972838364<text:tab/>0.103473014644432<text:tab/>0.0962107443519244<text:tab/>6.47187957304378<text:tab/>0.094615094473729</text:p>
      <text:p text:style-name="P1">Mir3596d<text:tab/>0.100398861762133<text:tab/>42.6464915469218<text:tab/>27.7701804297263<text:tab/>61.228749793628<text:tab/>0.091881465154743</text:p>
      <text:p text:style-name="P1">Mir3597-1<text:tab/>0.103933771121142<text:tab/>0.10330493628222<text:tab/>0.0979952785205257<text:tab/>0.101020019074265<text:tab/>0.0959986064385136</text:p>
      <text:p text:style-name="P1">Mir3597-2<text:tab/>0.103933771121142<text:tab/>0.10330493628222<text:tab/>0.0979952785205257<text:tab/>0.101020019074265<text:tab/>0.0959986064385136</text:p>
      <text:p text:style-name="P1">Mir3597-3<text:tab/>0.103933771121142<text:tab/>0.10330493628222<text:tab/>0.0979952785205257<text:tab/>0.101020019074265<text:tab/>0.0959986064385136</text:p>
      <text:p text:style-name="P1">Mir361<text:tab/>0.103933771121142<text:tab/>0.10330493628222<text:tab/>0.0979952785205257<text:tab/>0.101020019074265<text:tab/>0.0959986064385136</text:p>
      <text:p text:style-name="P1">Mir362<text:tab/>0.103933771121142<text:tab/>0.10330493628222<text:tab/>0.0979952785205257<text:tab/>0.101020019074265<text:tab/>0.0959986064385136</text:p>
      <text:p text:style-name="P1">Mir363<text:tab/>0.103933771121142<text:tab/>0.10330493628222<text:tab/>0.0979952785205257<text:tab/>0.101020019074265<text:tab/>0.0959986064385136</text:p>
      <text:p text:style-name="P1">Mir365<text:tab/>0.103933771121142<text:tab/>0.10330493628222<text:tab/>0.0979952785205257<text:tab/>0.101020019074265<text:tab/>0.0959986064385136</text:p>
      <text:p text:style-name="P1">Mir369<text:tab/>0.103933771121142<text:tab/>0.10330493628222<text:tab/>0.0979952785205257<text:tab/>0.101020019074265<text:tab/>0.0959986064385136</text:p>
      <text:p text:style-name="P1">Mir370<text:tab/>0.103933771121142<text:tab/>0.10330493628222<text:tab/>0.0979952785205257<text:tab/>0.101020019074265<text:tab/>0.0959986064385136</text:p>
      <text:p text:style-name="P1">Mir374<text:tab/>0.103933771121142<text:tab/>0.10330493628222<text:tab/>0.0979952785205257<text:tab/>0.101020019074265<text:tab/>0.0959986064385136</text:p>
      <text:p text:style-name="P1">Mir375<text:tab/>0.103933771121142<text:tab/>0.10330493628222<text:tab/>0.0979952785205257<text:tab/>0.101020019074265<text:tab/>0.0959986064385136</text:p>
      <text:p text:style-name="P1">Mir376a<text:tab/>0.103933771121142<text:tab/>0.10330493628222<text:tab/>0.0979952785205257<text:tab/>0.101020019074265<text:tab/>0.0959986064385136</text:p>
      <text:p text:style-name="P1">Mir376b<text:tab/>0.103933771121142<text:tab/>0.10330493628222<text:tab/>0.0979952785205257<text:tab/>0.101020019074265<text:tab/>0.0959986064385136</text:p>
      <text:p text:style-name="P1">Mir376c<text:tab/>0.103933771121142<text:tab/>0.10330493628222<text:tab/>0.0979952785205257<text:tab/>0.101020019074265<text:tab/>0.0959986064385136</text:p>
      <text:p text:style-name="P1">Mir377<text:tab/>0.103933771121142<text:tab/>0.10330493628222<text:tab/>0.0979952785205257<text:tab/>0.101020019074265<text:tab/>0.0959986064385136</text:p>
      <text:p text:style-name="P1">Mir378<text:tab/>0.103933771121142<text:tab/>0.10330493628222<text:tab/>0.0979952785205257<text:tab/>0.101020019074265<text:tab/>0.0959986064385136</text:p>
      <text:p text:style-name="P1">Mir378b<text:tab/>0.103933771121142<text:tab/>0.10330493628222<text:tab/>0.0979952785205257<text:tab/>0.101020019074265<text:tab/>0.0959986064385136</text:p>
      <text:p text:style-name="P1">Mir379<text:tab/>0.103933771121142<text:tab/>0.10330493628222<text:tab/>0.0979952785205257<text:tab/>0.101020019074265<text:tab/>0.0959986064385136</text:p>
      <text:p text:style-name="P1">Mir380<text:tab/>0.103933771121142<text:tab/>0.10330493628222<text:tab/>0.0979952785205257<text:tab/>0.101020019074265<text:tab/>0.0959986064385136</text:p>
      <text:p text:style-name="P1">Mir381<text:tab/>0.103933771121142<text:tab/>0.10330493628222<text:tab/>0.0979952785205257<text:tab/>0.101020019074265<text:tab/>0.0959986064385136</text:p>
      <text:p text:style-name="P1">Mir382<text:tab/>0.103933771121142<text:tab/>0.10330493628222<text:tab/>0.0979952785205257<text:tab/>0.101020019074265<text:tab/>0.0959986064385136</text:p>
      <text:p text:style-name="P1"><text:soft-page-break/>Mir383<text:tab/>0.103933771121142<text:tab/>0.10330493628222<text:tab/>0.0979952785205257<text:tab/>0.101020019074265<text:tab/>0.0959986064385136</text:p>
      <text:p text:style-name="P1">Mir384<text:tab/>0.103933771121142<text:tab/>0.10330493628222<text:tab/>0.0979952785205257<text:tab/>0.101020019074265<text:tab/>0.0959986064385136</text:p>
      <text:p text:style-name="P1">Mir409<text:tab/>0.103933771121142<text:tab/>0.10330493628222<text:tab/>0.0979952785205257<text:tab/>0.101020019074265<text:tab/>0.0959986064385136</text:p>
      <text:p text:style-name="P1">Mir410<text:tab/>0.103933771121142<text:tab/>0.10330493628222<text:tab/>0.0979952785205257<text:tab/>0.101020019074265<text:tab/>0.0959986064385136</text:p>
      <text:p text:style-name="P1">Mir411<text:tab/>0.103933771121142<text:tab/>0.10330493628222<text:tab/>0.0979952785205257<text:tab/>0.101020019074265<text:tab/>0.0959986064385136</text:p>
      <text:p text:style-name="P1">Mir412<text:tab/>0.103933771121142<text:tab/>0.10330493628222<text:tab/>0.0979952785205257<text:tab/>0.101020019074265<text:tab/>0.0959986064385136</text:p>
      <text:p text:style-name="P1">Mir421<text:tab/>0.103933771121142<text:tab/>0.10330493628222<text:tab/>0.0979952785205257<text:tab/>0.101020019074265<text:tab/>0.0959986064385136</text:p>
      <text:p text:style-name="P1">Mir423<text:tab/>0.103933771121142<text:tab/>0.10330493628222<text:tab/>0.0979952785205257<text:tab/>0.101020019074265<text:tab/>0.0959986064385136</text:p>
      <text:p text:style-name="P1">Mir425<text:tab/>139.85039481622<text:tab/>0.106413430211897<text:tab/>131.951797486204<text:tab/>0.110821997289097<text:tab/>112.392186620144</text:p>
      <text:p text:style-name="P1">Mir429<text:tab/>0.103933771121142<text:tab/>0.10330493628222<text:tab/>0.0979952785205257<text:tab/>0.101020019074265<text:tab/>0.0959986064385136</text:p>
      <text:p text:style-name="P1">Mir431<text:tab/>0.103933771121142<text:tab/>0.10330493628222<text:tab/>0.0979952785205257<text:tab/>0.101020019074265<text:tab/>0.0959986064385136</text:p>
      <text:p text:style-name="P1">Mir433<text:tab/>0.103933771121142<text:tab/>0.10330493628222<text:tab/>0.0979952785205257<text:tab/>0.101020019074265<text:tab/>0.0959986064385136</text:p>
      <text:p text:style-name="P1">Mir434<text:tab/>0.103933771121142<text:tab/>0.10330493628222<text:tab/>0.0979952785205257<text:tab/>0.101020019074265<text:tab/>0.0959986064385136</text:p>
      <text:p text:style-name="P1">Mir448<text:tab/>0.103933771121142<text:tab/>0.10330493628222<text:tab/>0.0979952785205257<text:tab/>0.101020019074265<text:tab/>0.0959986064385136</text:p>
      <text:p text:style-name="P1">Mir449a<text:tab/>0.103933771121142<text:tab/>0.10330493628222<text:tab/>0.0979952785205257<text:tab/>0.101020019074265<text:tab/>0.0959986064385136</text:p>
      <text:p text:style-name="P1">Mir449c<text:tab/>0.103933771121142<text:tab/>0.10330493628222<text:tab/>0.0979952785205257<text:tab/>0.101020019074265<text:tab/>0.0959986064385136</text:p>
      <text:p text:style-name="P1">Mir450a<text:tab/>0.103933771121142<text:tab/>0.10330493628222<text:tab/>0.0979952785205257<text:tab/>0.101020019074265<text:tab/>0.0959986064385136</text:p>
      <text:p text:style-name="P1">Mir451a<text:tab/>0.103933771121142<text:tab/>0.10330493628222<text:tab/>0.0979952785205257<text:tab/>0.101020019074265<text:tab/>0.0959986064385136</text:p>
      <text:p text:style-name="P1">Mir455<text:tab/>0.103933771121142<text:tab/>0.10330493628222<text:tab/>0.0979952785205257<text:tab/>0.101020019074265<text:tab/>0.0959986064385136</text:p>
      <text:p text:style-name="P1">Mir463<text:tab/>0.103933771121142<text:tab/>0.10330493628222<text:tab/>0.0979952785205257<text:tab/>0.101020019074265<text:tab/>0.0959986064385136</text:p>
      <text:p text:style-name="P1">Mir465<text:tab/>0.103933771121142<text:tab/>0.10330493628222<text:tab/>0.0979952785205257<text:tab/>0.101020019074265<text:tab/>0.0959986064385136</text:p>
      <text:p text:style-name="P1">Mir466c<text:tab/>0.103933771121142<text:tab/>0.10330493628222<text:tab/>0.0979952785205257<text:tab/>0.101020019074265<text:tab/>0.0959986064385136</text:p>
      <text:p text:style-name="P1">Mir466d<text:tab/>0.103933771121142<text:tab/>0.10330493628222<text:tab/>0.0979952785205257<text:tab/>0.101020019074265<text:tab/>0.0959986064385136</text:p>
      <text:p text:style-name="P1">Mir471<text:tab/>0.103933771121142<text:tab/>0.10330493628222<text:tab/>0.0979952785205257<text:tab/>0.101020019074265<text:tab/>0.0959986064385136</text:p>
      <text:p text:style-name="P1">Mir483<text:tab/>0.103933771121142<text:tab/>0.10330493628222<text:tab/>0.0979952785205257<text:tab/>0.101020019074265<text:tab/>0.0959986064385136</text:p>
      <text:p text:style-name="P1">Mir484<text:tab/>0.103933771121142<text:tab/>0.10330493628222<text:tab/>0.0979952785205257<text:tab/>0.101020019074265<text:tab/>0.0959986064385136</text:p>
      <text:p text:style-name="P1">Mir485<text:tab/>0.103933771121142<text:tab/>0.10330493628222<text:tab/>0.0979952785205257<text:tab/>0.101020019074265<text:tab/>0.0959986064385136</text:p>
      <text:p text:style-name="P1">Mir487b<text:tab/>0.103933771121142<text:tab/>0.10330493628222<text:tab/>0.0979952785205257<text:tab/>0.101020019074265<text:tab/>0.0959986064385136</text:p>
      <text:p text:style-name="P1">Mir488<text:tab/>0.103933771121142<text:tab/>0.10330493628222<text:tab/>0.0979952785205257<text:tab/>0.101020019074265<text:tab/>0.0959986064385136</text:p>
      <text:p text:style-name="P1">Mir489<text:tab/>0.103933771121142<text:tab/>0.10330493628222<text:tab/>0.0979952785205257<text:tab/>0.101020019074265<text:tab/>0.0959986064385136</text:p>
      <text:p text:style-name="P1">Mir490<text:tab/>0.103933771121142<text:tab/>0.10330493628222<text:tab/>0.0979952785205257<text:tab/>0.101020019074265<text:tab/>0.0959986064385136</text:p>
      <text:p text:style-name="P1">Mir493<text:tab/>0.103933771121142<text:tab/>0.10330493628222<text:tab/>0.0979952785205257<text:tab/>0.101020019074265<text:tab/>0.0959986064385136</text:p>
      <text:p text:style-name="P1">Mir494<text:tab/>0.103933771121142<text:tab/>0.10330493628222<text:tab/>0.0979952785205257<text:tab/>0.101020019074265<text:tab/>0.0959986064385136</text:p>
      <text:p text:style-name="P1">Mir495<text:tab/>0.103933771121142<text:tab/>0.10330493628222<text:tab/>0.0979952785205257<text:tab/>0.101020019074265<text:tab/>0.0959986064385136</text:p>
      <text:p text:style-name="P1">Mir496<text:tab/>0.103933771121142<text:tab/>0.10330493628222<text:tab/>0.0979952785205257<text:tab/>0.101020019074265<text:tab/>0.0959986064385136</text:p>
      <text:p text:style-name="P1">Mir497<text:tab/>0.103933771121142<text:tab/>0.10330493628222<text:tab/>0.0979952785205257<text:tab/>0.101020019074265<text:tab/>0.0959986064385136</text:p>
      <text:p text:style-name="P1">Mir499<text:tab/>0.103933771121142<text:tab/>0.10330493628222<text:tab/>0.0979952785205257<text:tab/>0.101020019074265<text:tab/>0.0959986064385136</text:p>
      <text:p text:style-name="P1">Mir500<text:tab/>0.103933771121142<text:tab/>0.10330493628222<text:tab/>0.0979952785205257<text:tab/>0.101020019074265<text:tab/>0.0959986064385136</text:p>
      <text:p text:style-name="P1">Mir501<text:tab/>0.103933771121142<text:tab/>0.10330493628222<text:tab/>0.0979952785205257<text:tab/>0.101020019074265<text:tab/>0.0959986064385136</text:p>
      <text:p text:style-name="P1">Mir503<text:tab/>0.103933771121142<text:tab/>0.10330493628222<text:tab/>0.0979952785205257<text:tab/>0.101020019074265<text:tab/>0.0959986064385136</text:p>
      <text:p text:style-name="P1">Mir504<text:tab/>0.103933771121142<text:tab/>0.10330493628222<text:tab/>0.0979952785205257<text:tab/>0.101020019074265<text:tab/>0.0959986064385136</text:p>
      <text:p text:style-name="P1">Mir505<text:tab/>0.103933771121142<text:tab/>0.10330493628222<text:tab/>0.0979952785205257<text:tab/>0.101020019074265<text:tab/>0.0959986064385136</text:p>
      <text:p text:style-name="P1">Mir509<text:tab/>0.103933771121142<text:tab/>0.10330493628222<text:tab/>0.0979952785205257<text:tab/>0.101020019074265<text:tab/>0.0959986064385136</text:p>
      <text:p text:style-name="P1">Mir511<text:tab/>0.103933771121142<text:tab/>0.10330493628222<text:tab/>0.0979952785205257<text:tab/>0.101020019074265<text:tab/>0.0959986064385136</text:p>
      <text:p text:style-name="P1">Mir5132<text:tab/>54.7459185805109<text:tab/>0.103589814144173<text:tab/>0.0970035955642358<text:tab/>0.103418600867324<text:tab/>0.0957801748792975</text:p>
      <text:p text:style-name="P1">Mir532<text:tab/>0.103933771121142<text:tab/>0.10330493628222<text:tab/>0.0979952785205257<text:tab/>0.101020019074265<text:tab/>0.0959986064385136</text:p>
      <text:p text:style-name="P1">Mir539<text:tab/>0.103933771121142<text:tab/>0.10330493628222<text:tab/>0.0979952785205257<text:tab/>0.101020019074265<text:tab/>0.0959986064385136</text:p>
      <text:p text:style-name="P1">Mir540<text:tab/>0.103933771121142<text:tab/>0.10330493628222<text:tab/>0.0979952785205257<text:tab/>0.101020019074265<text:tab/>0.0959986064385136</text:p>
      <text:p text:style-name="P1">Mir541<text:tab/>0.103933771121142<text:tab/>0.10330493628222<text:tab/>0.0979952785205257<text:tab/>0.101020019074265<text:tab/>0.0959986064385136</text:p>
      <text:p text:style-name="P1">Mir542<text:tab/>0.103933771121142<text:tab/>0.10330493628222<text:tab/>0.0979952785205257<text:tab/>0.101020019074265<text:tab/>0.0959986064385136</text:p>
      <text:p text:style-name="P1">Mir543<text:tab/>0.103933771121142<text:tab/>0.10330493628222<text:tab/>0.0979952785205257<text:tab/>0.101020019074265<text:tab/>0.0959986064385136</text:p>
      <text:p text:style-name="P1">Mir544<text:tab/>0.103933771121142<text:tab/>0.10330493628222<text:tab/>0.0979952785205257<text:tab/>0.101020019074265<text:tab/>0.0959986064385136</text:p>
      <text:p text:style-name="P1">Mir547<text:tab/>0.103933771121142<text:tab/>0.10330493628222<text:tab/>0.0979952785205257<text:tab/>0.101020019074265<text:tab/>0.0959986064385136</text:p>
      <text:p text:style-name="P1">Mir551b<text:tab/>0.103933771121142<text:tab/>0.10330493628222<text:tab/>0.0979952785205257<text:tab/>0.101020019074265<text:tab/>0.0959986064385136</text:p>
      <text:p text:style-name="P1"><text:soft-page-break/>Mir568<text:tab/>68.4199832356859<text:tab/>34.8696383130047<text:tab/>44.3411610051244<text:tab/>185.292034420319<text:tab/>0.0915631157043624</text:p>
      <text:p text:style-name="P1">Mir582<text:tab/>0.103933771121142<text:tab/>0.10330493628222<text:tab/>0.0979952785205257<text:tab/>0.101020019074265<text:tab/>0.0959986064385136</text:p>
      <text:p text:style-name="P1">Mir592<text:tab/>0.103933771121142<text:tab/>0.10330493628222<text:tab/>0.0979952785205257<text:tab/>0.101020019074265<text:tab/>0.0959986064385136</text:p>
      <text:p text:style-name="P1">Mir598<text:tab/>0.103933771121142<text:tab/>0.10330493628222<text:tab/>0.0979952785205257<text:tab/>0.101020019074265<text:tab/>0.0959986064385136</text:p>
      <text:p text:style-name="P1">Mir615<text:tab/>0.103933771121142<text:tab/>0.10330493628222<text:tab/>0.0979952785205257<text:tab/>0.101020019074265<text:tab/>0.0959986064385136</text:p>
      <text:p text:style-name="P1">Mir6215<text:tab/>0.103933771121142<text:tab/>0.10330493628222<text:tab/>0.0979952785205257<text:tab/>0.101020019074265<text:tab/>0.0959986064385136</text:p>
      <text:p text:style-name="P1">Mir6216<text:tab/>0.103933771121142<text:tab/>0.10330493628222<text:tab/>0.0979952785205257<text:tab/>0.101020019074265<text:tab/>0.0959986064385136</text:p>
      <text:p text:style-name="P1">Mir628<text:tab/>0.103933771121142<text:tab/>0.10330493628222<text:tab/>0.0979952785205257<text:tab/>0.101020019074265<text:tab/>0.0959986064385136</text:p>
      <text:p text:style-name="P1">Mir6314<text:tab/>0.103933771121142<text:tab/>0.10330493628222<text:tab/>0.0979952785205257<text:tab/>0.101020019074265<text:tab/>0.0959986064385136</text:p>
      <text:p text:style-name="P1">Mir6315<text:tab/>62.8197763340434<text:tab/>0.101110579412615<text:tab/>0.0914539042199356<text:tab/>25.9349121966594<text:tab/>0.0913876624494023</text:p>
      <text:p text:style-name="P1">Mir6316<text:tab/>0.103933771121142<text:tab/>0.10330493628222<text:tab/>0.0979952785205257<text:tab/>0.101020019074265<text:tab/>0.0959986064385136</text:p>
      <text:p text:style-name="P1">Mir6318<text:tab/>0.0999920828581701<text:tab/>59.9725057198511<text:tab/>70.9062247643107<text:tab/>29.5610093998454<text:tab/>81.0505354572778</text:p>
      <text:p text:style-name="P1">Mir632<text:tab/>0.103933771121142<text:tab/>0.10330493628222<text:tab/>0.0979952785205257<text:tab/>0.101020019074265<text:tab/>0.0959986064385136</text:p>
      <text:p text:style-name="P1">Mir6320<text:tab/>0.103933771121142<text:tab/>0.10330493628222<text:tab/>0.0979952785205257<text:tab/>0.101020019074265<text:tab/>0.0959986064385136</text:p>
      <text:p text:style-name="P1">Mir6321<text:tab/>6.04795364322983<text:tab/>40.4257035271371<text:tab/>63.5207112308058<text:tab/>17.00657678324<text:tab/>33.3020356873439</text:p>
      <text:p text:style-name="P1">Mir6322<text:tab/>0.103933771121142<text:tab/>0.10330493628222<text:tab/>0.0979952785205257<text:tab/>0.101020019074265<text:tab/>0.0959986064385136</text:p>
      <text:p text:style-name="P1">Mir6323<text:tab/>0.103933771121142<text:tab/>0.10330493628222<text:tab/>0.0979952785205257<text:tab/>0.101020019074265<text:tab/>0.0959986064385136</text:p>
      <text:p text:style-name="P1">Mir6324<text:tab/>0.103933771121142<text:tab/>0.10330493628222<text:tab/>0.0979952785205257<text:tab/>0.101020019074265<text:tab/>0.0959986064385136</text:p>
      <text:p text:style-name="P1">Mir6325<text:tab/>0.103933771121142<text:tab/>0.10330493628222<text:tab/>0.0979952785205257<text:tab/>0.101020019074265<text:tab/>0.0959986064385136</text:p>
      <text:p text:style-name="P1">Mir6326<text:tab/>25.4519555291306<text:tab/>85.4154146685995<text:tab/>58.6021268793831<text:tab/>0.119522161014006<text:tab/>9.80046630148573</text:p>
      <text:p text:style-name="P1">Mir6327<text:tab/>0.103933771121142<text:tab/>0.10330493628222<text:tab/>0.0979952785205257<text:tab/>0.101020019074265<text:tab/>0.0959986064385136</text:p>
      <text:p text:style-name="P1">Mir6328<text:tab/>441.552042606302<text:tab/>1610.31341104456<text:tab/>2382.58670666253<text:tab/>1140.59802626192<text:tab/>421.246931818205</text:p>
      <text:p text:style-name="P1">Mir6329<text:tab/>0.103933771121142<text:tab/>0.10330493628222<text:tab/>0.0979952785205257<text:tab/>0.101020019074265<text:tab/>0.0959986064385136</text:p>
      <text:p text:style-name="P1">Mir6330<text:tab/>0.103933771121142<text:tab/>0.10330493628222<text:tab/>0.0979952785205257<text:tab/>0.101020019074265<text:tab/>0.0959986064385136</text:p>
      <text:p text:style-name="P1">Mir6331<text:tab/>0.103933771121142<text:tab/>0.10330493628222<text:tab/>0.0979952785205257<text:tab/>0.101020019074265<text:tab/>0.0959986064385136</text:p>
      <text:p text:style-name="P1">Mir6332<text:tab/>0.103933771121142<text:tab/>0.10330493628222<text:tab/>0.0979952785205257<text:tab/>0.101020019074265<text:tab/>0.0959986064385136</text:p>
      <text:p text:style-name="P1">Mir6333<text:tab/>0.103933771121142<text:tab/>0.10330493628222<text:tab/>0.0979952785205257<text:tab/>0.101020019074265<text:tab/>0.0959986064385136</text:p>
      <text:p text:style-name="P1">Mir6334<text:tab/>0.101686024237842<text:tab/>0.101451115304522<text:tab/>0.0949816935119368<text:tab/>29.2113154421348<text:tab/>0.0937962005583024</text:p>
      <text:p text:style-name="P1">Mir652<text:tab/>0.103933771121142<text:tab/>0.10330493628222<text:tab/>0.0979952785205257<text:tab/>0.101020019074265<text:tab/>0.0959986064385136</text:p>
      <text:p text:style-name="P1">Mir653<text:tab/>0.103933771121142<text:tab/>0.10330493628222<text:tab/>0.0979952785205257<text:tab/>0.101020019074265<text:tab/>0.0959986064385136</text:p>
      <text:p text:style-name="P1">Mir664-1<text:tab/>0.103933771121142<text:tab/>0.10330493628222<text:tab/>0.0979952785205257<text:tab/>0.101020019074265<text:tab/>0.0959986064385136</text:p>
      <text:p text:style-name="P1">Mir664-2<text:tab/>0.103933771121142<text:tab/>0.10330493628222<text:tab/>0.0979952785205257<text:tab/>0.101020019074265<text:tab/>0.0959986064385136</text:p>
      <text:p text:style-name="P1">Mir665<text:tab/>0.103933771121142<text:tab/>0.10330493628222<text:tab/>0.0979952785205257<text:tab/>0.101020019074265<text:tab/>0.0959986064385136</text:p>
      <text:p text:style-name="P1">Mir666<text:tab/>0.103933771121142<text:tab/>0.10330493628222<text:tab/>0.0979952785205257<text:tab/>0.101020019074265<text:tab/>0.0959986064385136</text:p>
      <text:p text:style-name="P1">Mir667<text:tab/>0.103933771121142<text:tab/>0.10330493628222<text:tab/>0.0979952785205257<text:tab/>0.101020019074265<text:tab/>0.0959986064385136</text:p>
      <text:p text:style-name="P1">Mir668<text:tab/>0.103933771121142<text:tab/>0.10330493628222<text:tab/>0.0979952785205257<text:tab/>0.101020019074265<text:tab/>0.0959986064385136</text:p>
      <text:p text:style-name="P1">Mir671<text:tab/>0.105623439377686<text:tab/>0.118663434968897<text:tab/>101.43862947563<text:tab/>0.11402722383484<text:tab/>0.0998544341178323</text:p>
      <text:p text:style-name="P1">Mir672<text:tab/>0.103933771121142<text:tab/>0.10330493628222<text:tab/>0.0979952785205257<text:tab/>0.101020019074265<text:tab/>0.0959986064385136</text:p>
      <text:p text:style-name="P1">Mir673<text:tab/>0.103933771121142<text:tab/>0.10330493628222<text:tab/>0.0979952785205257<text:tab/>0.101020019074265<text:tab/>0.0959986064385136</text:p>
      <text:p text:style-name="P1">Mir674<text:tab/>0.103933771121142<text:tab/>0.10330493628222<text:tab/>0.0979952785205257<text:tab/>0.101020019074265<text:tab/>0.0959986064385136</text:p>
      <text:p text:style-name="P1">Mir675<text:tab/>0.103933771121142<text:tab/>0.10330493628222<text:tab/>0.0979952785205257<text:tab/>0.101020019074265<text:tab/>0.0959986064385136</text:p>
      <text:p text:style-name="P1">Mir676<text:tab/>0.103933771121142<text:tab/>0.10330493628222<text:tab/>0.0979952785205257<text:tab/>0.101020019074265<text:tab/>0.0959986064385136</text:p>
      <text:p text:style-name="P1">Mir678<text:tab/>165.765946896856<text:tab/>129.829362635073<text:tab/>151.06592646487<text:tab/>71.5252397235023<text:tab/>0.145556801054007</text:p>
      <text:p text:style-name="P1">Mir702<text:tab/>0.103933771121142<text:tab/>0.10330493628222<text:tab/>0.0979952785205257<text:tab/>0.101020019074265<text:tab/>0.0959986064385136</text:p>
      <text:p text:style-name="P1">Mir708<text:tab/>0.103933771121142<text:tab/>0.10330493628222<text:tab/>0.0979952785205257<text:tab/>0.101020019074265<text:tab/>0.0959986064385136</text:p>
      <text:p text:style-name="P1">Mir711<text:tab/>0.103933771121142<text:tab/>0.10330493628222<text:tab/>0.0979952785205257<text:tab/>0.101020019074265<text:tab/>0.0959986064385136</text:p>
      <text:p text:style-name="P1">Mir741<text:tab/>0.103933771121142<text:tab/>0.10330493628222<text:tab/>0.0979952785205257<text:tab/>0.101020019074265<text:tab/>0.0959986064385136</text:p>
      <text:p text:style-name="P1">Mir742<text:tab/>0.103933771121142<text:tab/>0.10330493628222<text:tab/>0.0979952785205257<text:tab/>0.101020019074265<text:tab/>0.0959986064385136</text:p>
      <text:p text:style-name="P1">Mir743a<text:tab/>0.103933771121142<text:tab/>0.10330493628222<text:tab/>0.0979952785205257<text:tab/>0.101020019074265<text:tab/>0.0959986064385136</text:p>
      <text:p text:style-name="P1">Mir743b<text:tab/>0.103933771121142<text:tab/>0.10330493628222<text:tab/>0.0979952785205257<text:tab/>0.101020019074265<text:tab/>0.0959986064385136</text:p>
      <text:p text:style-name="P1">Mir7578<text:tab/>0.103933771121142<text:tab/>0.10330493628222<text:tab/>0.0979952785205257<text:tab/>0.101020019074265<text:tab/>0.0959986064385136</text:p>
      <text:p text:style-name="P1">Mir758<text:tab/>0.103933771121142<text:tab/>0.10330493628222<text:tab/>0.0979952785205257<text:tab/>0.101020019074265<text:tab/>0.0959986064385136</text:p>
      <text:p text:style-name="P1">Mir759<text:tab/>0.103933771121142<text:tab/>0.10330493628222<text:tab/>0.0979952785205257<text:tab/>0.101020019074265<text:tab/>0.0959986064385136</text:p>
      <text:p text:style-name="P1">Mir760<text:tab/>0.103933771121142<text:tab/>0.10330493628222<text:tab/>0.0979952785205257<text:tab/>0.101020019074265<text:tab/>0.0959986064385136</text:p>
      <text:p text:style-name="P1"><text:soft-page-break/>Mir761<text:tab/>0.103933771121142<text:tab/>0.10330493628222<text:tab/>0.0979952785205257<text:tab/>0.101020019074265<text:tab/>0.0959986064385136</text:p>
      <text:p text:style-name="P1">Mir762<text:tab/>1928.15278011782<text:tab/>3872.80905942525<text:tab/>3345.51772971863<text:tab/>2566.35584953106<text:tab/>1670.45158210658</text:p>
      <text:p text:style-name="P1">Mir764<text:tab/>0.103933771121142<text:tab/>0.10330493628222<text:tab/>0.0979952785205257<text:tab/>0.101020019074265<text:tab/>0.0959986064385136</text:p>
      <text:p text:style-name="P1">Mir770<text:tab/>0.103933771121142<text:tab/>0.10330493628222<text:tab/>0.0979952785205257<text:tab/>0.101020019074265<text:tab/>0.0959986064385136</text:p>
      <text:p text:style-name="P1">Mir7a-1<text:tab/>0.104967115292556<text:tab/>10.750839678674<text:tab/>0.097752806030784<text:tab/>0.107805561935608<text:tab/>9.21879533855453</text:p>
      <text:p text:style-name="P1">Mir7a-2<text:tab/>0.103933771121142<text:tab/>0.10330493628222<text:tab/>0.0979952785205257<text:tab/>0.101020019074265<text:tab/>0.0959986064385136</text:p>
      <text:p text:style-name="P1">Mir7b<text:tab/>0.103933771121142<text:tab/>0.10330493628222<text:tab/>0.0979952785205257<text:tab/>0.101020019074265<text:tab/>0.0959986064385136</text:p>
      <text:p text:style-name="P1">Mir802<text:tab/>0.103933771121142<text:tab/>0.10330493628222<text:tab/>0.0979952785205257<text:tab/>0.101020019074265<text:tab/>0.0959986064385136</text:p>
      <text:p text:style-name="P1">Mir871<text:tab/>0.103933771121142<text:tab/>0.10330493628222<text:tab/>0.0979952785205257<text:tab/>0.101020019074265<text:tab/>0.0959986064385136</text:p>
      <text:p text:style-name="P1">Mir872<text:tab/>0.103933771121142<text:tab/>0.10330493628222<text:tab/>0.0979952785205257<text:tab/>0.101020019074265<text:tab/>0.0959986064385136</text:p>
      <text:p text:style-name="P1">Mir873<text:tab/>0.103933771121142<text:tab/>0.10330493628222<text:tab/>0.0979952785205257<text:tab/>0.101020019074265<text:tab/>0.0959986064385136</text:p>
      <text:p text:style-name="P1">Mir874<text:tab/>0.103933771121142<text:tab/>0.10330493628222<text:tab/>0.0979952785205257<text:tab/>0.101020019074265<text:tab/>0.0959986064385136</text:p>
      <text:p text:style-name="P1">Mir875<text:tab/>0.103933771121142<text:tab/>0.10330493628222<text:tab/>0.0979952785205257<text:tab/>0.101020019074265<text:tab/>0.0959986064385136</text:p>
      <text:p text:style-name="P1">Mir876<text:tab/>0.103933771121142<text:tab/>0.10330493628222<text:tab/>0.0979952785205257<text:tab/>0.101020019074265<text:tab/>0.0959986064385136</text:p>
      <text:p text:style-name="P1">Mir877<text:tab/>0.10430588165192<text:tab/>0.104223153045923<text:tab/>23.8161901693338<text:tab/>0.104012137509819<text:tab/>0.0961016089970784</text:p>
      <text:p text:style-name="P1">Mir878<text:tab/>0.103933771121142<text:tab/>0.10330493628222<text:tab/>0.0979952785205257<text:tab/>0.101020019074265<text:tab/>0.0959986064385136</text:p>
      <text:p text:style-name="P1">Mir879<text:tab/>0.103933771121142<text:tab/>0.10330493628222<text:tab/>0.0979952785205257<text:tab/>0.101020019074265<text:tab/>0.0959986064385136</text:p>
      <text:p text:style-name="P1">Mir880<text:tab/>0.103933771121142<text:tab/>0.10330493628222<text:tab/>0.0979952785205257<text:tab/>0.101020019074265<text:tab/>0.0959986064385136</text:p>
      <text:p text:style-name="P1">Mir881<text:tab/>0.103933771121142<text:tab/>0.10330493628222<text:tab/>0.0979952785205257<text:tab/>0.101020019074265<text:tab/>0.0959986064385136</text:p>
      <text:p text:style-name="P1">Mir883<text:tab/>0.103933771121142<text:tab/>0.10330493628222<text:tab/>0.0979952785205257<text:tab/>0.101020019074265<text:tab/>0.0959986064385136</text:p>
      <text:p text:style-name="P1">Mir9-1<text:tab/>0.103933771121142<text:tab/>0.10330493628222<text:tab/>0.0979952785205257<text:tab/>0.101020019074265<text:tab/>0.0959986064385136</text:p>
      <text:p text:style-name="P1">Mir9-2<text:tab/>0.103933771121142<text:tab/>0.10330493628222<text:tab/>0.0979952785205257<text:tab/>0.101020019074265<text:tab/>0.0959986064385136</text:p>
      <text:p text:style-name="P1">Mir9-3<text:tab/>0.103933771121142<text:tab/>0.10330493628222<text:tab/>0.0979952785205257<text:tab/>0.101020019074265<text:tab/>0.0959986064385136</text:p>
      <text:p text:style-name="P1">Mir92a1<text:tab/>0.103933771121142<text:tab/>0.10330493628222<text:tab/>0.0979952785205257<text:tab/>0.101020019074265<text:tab/>0.0959986064385136</text:p>
      <text:p text:style-name="P1">Mir92a2<text:tab/>0.103933771121142<text:tab/>0.10330493628222<text:tab/>0.0979952785205257<text:tab/>0.101020019074265<text:tab/>0.0959986064385136</text:p>
      <text:p text:style-name="P1">Mir92b<text:tab/>0.103933771121142<text:tab/>0.10330493628222<text:tab/>0.0979952785205257<text:tab/>0.101020019074265<text:tab/>0.0959986064385136</text:p>
      <text:p text:style-name="P1">Mir93<text:tab/>0.103933771121142<text:tab/>0.10330493628222<text:tab/>0.0979952785205257<text:tab/>0.101020019074265<text:tab/>0.0959986064385136</text:p>
      <text:p text:style-name="P1">Mir935<text:tab/>0.103933771121142<text:tab/>0.10330493628222<text:tab/>0.0979952785205257<text:tab/>0.101020019074265<text:tab/>0.0959986064385136</text:p>
      <text:p text:style-name="P1">Mir96<text:tab/>0.103933771121142<text:tab/>0.10330493628222<text:tab/>0.0979952785205257<text:tab/>0.101020019074265<text:tab/>0.0959986064385136</text:p>
      <text:p text:style-name="P1">Mir98<text:tab/>0.103933771121142<text:tab/>0.10330493628222<text:tab/>0.0979952785205257<text:tab/>0.101020019074265<text:tab/>0.0959986064385136</text:p>
      <text:p text:style-name="P1">Mir99a<text:tab/>0.103933771121142<text:tab/>0.10330493628222<text:tab/>0.0979952785205257<text:tab/>0.101020019074265<text:tab/>0.0959986064385136</text:p>
      <text:p text:style-name="P1">Mir99b<text:tab/>0.103933771121142<text:tab/>0.10330493628222<text:tab/>0.0979952785205257<text:tab/>0.101020019074265<text:tab/>0.0959986064385136</text:p>
      <text:p text:style-name="P1">Mirlet7a-2<text:tab/>0.103933771121142<text:tab/>0.10330493628222<text:tab/>0.0979952785205257<text:tab/>0.101020019074265<text:tab/>0.0959986064385136</text:p>
      <text:p text:style-name="P1">Mirlet7a1<text:tab/>0.102785934487298<text:tab/>0.102933947086555<text:tab/>0.0960325409460167<text:tab/>0.102787182173669<text:tab/>16.1209337216523</text:p>
      <text:p text:style-name="P1">Mirlet7b<text:tab/>228.792122293328<text:tab/>56.5216862245569<text:tab/>151.639594352586<text:tab/>0.110070107388071<text:tab/>0.0972033745524526</text:p>
      <text:p text:style-name="P1">Mirlet7c-1<text:tab/>0.103933771121142<text:tab/>0.10330493628222<text:tab/>0.0979952785205257<text:tab/>0.101020019074265<text:tab/>0.0959986064385136</text:p>
      <text:p text:style-name="P1">Mirlet7c-2<text:tab/>64.7933252730396<text:tab/>48.5838368048235<text:tab/>0.0871194999916116<text:tab/>209.926953960036<text:tab/>0.0894889893679024</text:p>
      <text:p text:style-name="P1">Mirlet7d<text:tab/>0.104690863603412<text:tab/>0.104602432441846<text:tab/>0.0979428075553064<text:tab/>0.104274010238163<text:tab/>24.461116587851</text:p>
      <text:p text:style-name="P1">Mirlet7e<text:tab/>0.103933771121142<text:tab/>0.10330493628222<text:tab/>0.0979952785205257<text:tab/>0.101020019074265<text:tab/>0.0959986064385136</text:p>
      <text:p text:style-name="P1">Mirlet7f-1<text:tab/>0.103933771121142<text:tab/>0.10330493628222<text:tab/>0.0979952785205257<text:tab/>0.101020019074265<text:tab/>0.0959986064385136</text:p>
      <text:p text:style-name="P1">Mirlet7f-2<text:tab/>0.103933771121142<text:tab/>0.10330493628222<text:tab/>0.0979952785205257<text:tab/>0.101020019074265<text:tab/>0.0959986064385136</text:p>
      <text:p text:style-name="P1">Mirlet7g<text:tab/>0.103933771121142<text:tab/>0.10330493628222<text:tab/>0.0979952785205257<text:tab/>0.101020019074265<text:tab/>0.0959986064385136</text:p>
      <text:p text:style-name="P1">Mirlet7i<text:tab/>0.102423479089188<text:tab/>0.102673251444497<text:tab/>0.0949090762376583<text:tab/>26.9178047571175<text:tab/>29.2243236055935</text:p>
      <text:p text:style-name="P1">Mis12<text:tab/>38.8964515740014<text:tab/>22.3497464053279<text:tab/>27.6174135454972<text:tab/>41.5272782267638<text:tab/>33.6417429212981</text:p>
      <text:p text:style-name="P1">Mis18a<text:tab/>7.29336439657553<text:tab/>5.99504567796419<text:tab/>5.22324691590095<text:tab/>3.81516795863367<text:tab/>3.82018262936002</text:p>
      <text:p text:style-name="P1">Mis18bp1<text:tab/>3.89383410961231<text:tab/>1.11257060874255<text:tab/>0.845296135820735<text:tab/>1.54281877202672<text:tab/>0.943888452116563</text:p>
      <text:p text:style-name="P1">Misp<text:tab/>0.209419085460505<text:tab/>0.104741981281355<text:tab/>0.248106676125428<text:tab/>0.111601938245996<text:tab/>0.094053856475525</text:p>
      <text:p text:style-name="P1">Mitd1<text:tab/>18.8577574392159<text:tab/>36.6517330684427<text:tab/>19.6896240976864<text:tab/>23.8104473776099<text:tab/>12.9644174916091</text:p>
      <text:p text:style-name="P1">Mitf<text:tab/>0.65388648276612<text:tab/>0.221870797531277<text:tab/>0.263328309069218<text:tab/>1.68161101329099<text:tab/>0.887406897421367</text:p>
      <text:p text:style-name="P1">Mixl1<text:tab/>0.103933771121142<text:tab/>0.10330493628222<text:tab/>0.0979952785205257<text:tab/>0.101020019074265<text:tab/>0.0959986064385136</text:p>
      <text:p text:style-name="P1">Mk1<text:tab/>17.7923243245739<text:tab/>9.30729589561271<text:tab/>8.27344217763865<text:tab/>31.8210721257784<text:tab/>59.3233579741269</text:p>
      <text:p text:style-name="P1">Mki67<text:tab/>7.82710852233302<text:tab/>4.73888045826847<text:tab/>2.30613931389591<text:tab/>2.77167221053587<text:tab/>0.267173597005342</text:p>
      <text:p text:style-name="P1">Mkks<text:tab/>14.2478105785412<text:tab/>14.9949496250663<text:tab/>7.19266310962232<text:tab/>20.6313035340355<text:tab/>13.3862193698839</text:p>
      <text:p text:style-name="P1">Mkln1<text:tab/>25.889301843641<text:tab/>34.4030511077661<text:tab/>29.3263663065883<text:tab/>44.5554687317459<text:tab/>36.0444829327239</text:p>
      <text:p text:style-name="P1"><text:soft-page-break/>Mknk1<text:tab/>10.0843270285339<text:tab/>6.22551003486873<text:tab/>6.37109077617457<text:tab/>13.3817472677599<text:tab/>9.44848452066253</text:p>
      <text:p text:style-name="P1">Mknk2<text:tab/>39.235893930073<text:tab/>29.4456071667589<text:tab/>171.49123917437<text:tab/>82.4153785155254<text:tab/>310.795614943287</text:p>
      <text:p text:style-name="P1">Mkrn1<text:tab/>10.2471707244595<text:tab/>7.20120637044741<text:tab/>5.88166423473613<text:tab/>17.0796024959145<text:tab/>5.63319981777858</text:p>
      <text:p text:style-name="P1">Mkrn2<text:tab/>10.4877009859085<text:tab/>5.89695243986957<text:tab/>8.0267769697598<text:tab/>10.3216854746556<text:tab/>10.5983203417582</text:p>
      <text:p text:style-name="P1">Mks1<text:tab/>6.24185355126324<text:tab/>2.5816759105151<text:tab/>0.880152755064399<text:tab/>4.18630467360774<text:tab/>0.58280133648331</text:p>
      <text:p text:style-name="P1">Mlana<text:tab/>0.10617213499496<text:tab/>0.107420498358767<text:tab/>0.147529191483369<text:tab/>0.178766699406382<text:tab/>0.12472115296876</text:p>
      <text:p text:style-name="P1">Mlc1<text:tab/>0.103933771121142<text:tab/>0.10330493628222<text:tab/>0.0979952785205257<text:tab/>0.101020019074265<text:tab/>0.0959986064385136</text:p>
      <text:p text:style-name="P1">Mlec<text:tab/>101.488944586917<text:tab/>114.873736672412<text:tab/>87.7292781790767<text:tab/>184.04683634703<text:tab/>54.898481289962</text:p>
      <text:p text:style-name="P1">Mlf1<text:tab/>1.76170639952508<text:tab/>5.17363283123658<text:tab/>3.18971368683121<text:tab/>0.314560716283222<text:tab/>0.297731779132882</text:p>
      <text:p text:style-name="P1">Mlf2<text:tab/>126.582646634902<text:tab/>142.038196992535<text:tab/>148.061697518253<text:tab/>230.339558161825<text:tab/>193.864283781115</text:p>
      <text:p text:style-name="P1">Mlh1<text:tab/>7.87338881083902<text:tab/>3.00701698646238<text:tab/>1.55262041299246<text:tab/>5.62364027548077<text:tab/>3.72101348707093</text:p>
      <text:p text:style-name="P1">Mlh3<text:tab/>1.41307805508517<text:tab/>0.465491156984443<text:tab/>0.290504451931792<text:tab/>1.4275306565569<text:tab/>0.959786032298616</text:p>
      <text:p text:style-name="P1">Mllt1<text:tab/>15.4534640481357<text:tab/>28.0612588989216<text:tab/>22.463463998506<text:tab/>29.4837514367491<text:tab/>27.9241653363465</text:p>
      <text:p text:style-name="P1">Mllt10<text:tab/>11.8441851735788<text:tab/>9.65817308691807<text:tab/>4.82000808642173<text:tab/>13.4312870520533<text:tab/>7.79102467482057</text:p>
      <text:p text:style-name="P1">Mllt11<text:tab/>31.5340415039379<text:tab/>31.1083788218734<text:tab/>20.1799037362095<text:tab/>26.1853645133233<text:tab/>18.599564618211</text:p>
      <text:p text:style-name="P1">Mllt3<text:tab/>7.07318369533243<text:tab/>5.0426579334976<text:tab/>5.81531550327524<text:tab/>13.1964882861626<text:tab/>10.9680544830855</text:p>
      <text:p text:style-name="P1">Mllt4<text:tab/>5.19828929461312<text:tab/>5.28153772649403<text:tab/>3.52425275490691<text:tab/>12.2666114158713<text:tab/>6.96442329948724</text:p>
      <text:p text:style-name="P1">Mln<text:tab/>0.103933771121142<text:tab/>0.10330493628222<text:tab/>0.0979952785205257<text:tab/>0.101020019074265<text:tab/>0.0959986064385136</text:p>
      <text:p text:style-name="P1">Mlph<text:tab/>0.103933771121142<text:tab/>0.10330493628222<text:tab/>0.0979952785205257<text:tab/>0.101020019074265<text:tab/>0.0959986064385136</text:p>
      <text:p text:style-name="P1">Mlst8<text:tab/>8.8145019180462<text:tab/>3.90708135235366<text:tab/>4.36440295176585<text:tab/>8.97963580423999<text:tab/>8.70950765387908</text:p>
      <text:p text:style-name="P1">Mlx<text:tab/>30.3741024473288<text:tab/>45.2530207700735<text:tab/>41.1058672396531<text:tab/>60.6325846121315<text:tab/>49.6142303583106</text:p>
      <text:p text:style-name="P1">Mlxipl<text:tab/>0.104257795975811<text:tab/>0.104223877064255<text:tab/>0.0980877656877378<text:tab/>0.127868488661649<text:tab/>0.101954584413577</text:p>
      <text:p text:style-name="P1">Mlycd<text:tab/>20.4984133292294<text:tab/>15.4300651390213<text:tab/>18.0163573608507<text:tab/>27.1215231083563<text:tab/>20.1584033609368</text:p>
      <text:p text:style-name="P1">Mmaa<text:tab/>0.837337629745375<text:tab/>0.285396761089714<text:tab/>0.691923446742314<text:tab/>0.774465798345652<text:tab/>1.06511642770549</text:p>
      <text:p text:style-name="P1">Mmachc<text:tab/>7.16105475843692<text:tab/>6.6173476568414<text:tab/>0.663592302825872<text:tab/>7.88451506407924<text:tab/>5.22650784200003</text:p>
      <text:p text:style-name="P1">Mmadhc<text:tab/>76.3825380667571<text:tab/>58.3854896955366<text:tab/>41.6134830553681<text:tab/>73.1068837672757<text:tab/>65.5217795836306</text:p>
      <text:p text:style-name="P1">Mmd<text:tab/>17.2489214447664<text:tab/>26.7259209067108<text:tab/>27.7419796531973<text:tab/>23.9797335001919<text:tab/>11.9519448938879</text:p>
      <text:p text:style-name="P1">Mmd2<text:tab/>0.103933771121142<text:tab/>0.10330493628222<text:tab/>0.0979952785205257<text:tab/>0.101020019074265<text:tab/>0.0959986064385136</text:p>
      <text:p text:style-name="P1">Mme<text:tab/>0.348901042505348<text:tab/>0.280533499917104<text:tab/>0.380392363727599<text:tab/>1.34729314470253<text:tab/>0.106705103236094</text:p>
      <text:p text:style-name="P1">Mmel1<text:tab/>0.103933771121142<text:tab/>0.10330493628222<text:tab/>0.0979952785205257<text:tab/>0.101020019074265<text:tab/>0.0959986064385136</text:p>
      <text:p text:style-name="P1">Mmgt1<text:tab/>12.4408953613156<text:tab/>9.85576230646387<text:tab/>9.64585177087284<text:tab/>11.2142622891567<text:tab/>11.5524614604894</text:p>
      <text:p text:style-name="P1">Mmgt2<text:tab/>8.19153631547552<text:tab/>2.07258265169108<text:tab/>1.60789734218046<text:tab/>10.6817032682382<text:tab/>4.17803265774603</text:p>
      <text:p text:style-name="P1">Mmp1<text:tab/>0.103933771121142<text:tab/>0.10330493628222<text:tab/>0.0979952785205257<text:tab/>0.101020019074265<text:tab/>0.0959986064385136</text:p>
      <text:p text:style-name="P1">Mmp10<text:tab/>0.103933771121142<text:tab/>0.10330493628222<text:tab/>0.0979952785205257<text:tab/>0.101020019074265<text:tab/>0.0959986064385136</text:p>
      <text:p text:style-name="P1">Mmp11<text:tab/>10.9682154362345<text:tab/>4.70236975261438<text:tab/>3.66647121550219<text:tab/>6.0490709113861<text:tab/>2.94335483940373</text:p>
      <text:p text:style-name="P1">Mmp12<text:tab/>0.103933771121142<text:tab/>0.10330493628222<text:tab/>0.0979952785205257<text:tab/>0.101020019074265<text:tab/>0.0959986064385136</text:p>
      <text:p text:style-name="P1">Mmp13<text:tab/>0.105855674158584<text:tab/>0.108287859341545<text:tab/>0.110826767222267<text:tab/>0.14531829790737<text:tab/>0.258447663511538</text:p>
      <text:p text:style-name="P1">Mmp14<text:tab/>133.303101510592<text:tab/>228.400313819481<text:tab/>106.115032100338<text:tab/>279.036518076569<text:tab/>60.7817624616472</text:p>
      <text:p text:style-name="P1">Mmp15<text:tab/>0.597024641795033<text:tab/>0.370238590646295<text:tab/>0.403009131995165<text:tab/>1.86768784365942<text:tab/>0.292040411946629</text:p>
      <text:p text:style-name="P1">Mmp16<text:tab/>15.7093341018283<text:tab/>13.7561963671894<text:tab/>9.17229912247076<text:tab/>82.9831633538991<text:tab/>32.1196211258471</text:p>
      <text:p text:style-name="P1">Mmp17<text:tab/>0.216766598379976<text:tab/>0.289967255283451<text:tab/>2.54345383093591<text:tab/>0.349727040073262<text:tab/>2.6115992383368</text:p>
      <text:p text:style-name="P1">Mmp19<text:tab/>34.9466050573364<text:tab/>44.7700600635278<text:tab/>27.056161903775<text:tab/>111.25043151236<text:tab/>53.9434659721102</text:p>
      <text:p text:style-name="P1">Mmp2<text:tab/>213.640211849049<text:tab/>211.119550820754<text:tab/>160.891202687911<text:tab/>393.638371418879<text:tab/>20.4631312617227</text:p>
      <text:p text:style-name="P1">Mmp20<text:tab/>0.103933771121142<text:tab/>0.10330493628222<text:tab/>0.0979952785205257<text:tab/>0.101020019074265<text:tab/>0.0959986064385136</text:p>
      <text:p text:style-name="P1">Mmp21<text:tab/>0.103933771121142<text:tab/>0.10330493628222<text:tab/>0.0979952785205257<text:tab/>0.101020019074265<text:tab/>0.0959986064385136</text:p>
      <text:p text:style-name="P1">Mmp23<text:tab/>78.9969694159446<text:tab/>74.2960609674467<text:tab/>49.1636110127303<text:tab/>89.8348393830329<text:tab/>4.33203878366466</text:p>
      <text:p text:style-name="P1">Mmp24<text:tab/>2.02906461530324<text:tab/>1.45290022965754<text:tab/>0.97484097185037<text:tab/>3.40115392923214<text:tab/>2.12121023737379</text:p>
      <text:p text:style-name="P1">Mmp27<text:tab/>0.103933771121142<text:tab/>0.10330493628222<text:tab/>0.0979952785205257<text:tab/>0.101020019074265<text:tab/>0.0959986064385136</text:p>
      <text:p text:style-name="P1">Mmp28<text:tab/>9.46438842132071<text:tab/>2.86769013824341<text:tab/>3.94495364173188<text:tab/>7.36065886914538<text:tab/>3.90957531308058</text:p>
      <text:p text:style-name="P1">Mmp3<text:tab/>0.104142055157945<text:tab/>0.103786187034824<text:tab/>0.098181779883363<text:tab/>0.101591849901844<text:tab/>0.110783828635692</text:p>
      <text:p text:style-name="P1">Mmp7<text:tab/>0.103933771121142<text:tab/>0.10330493628222<text:tab/>0.0979952785205257<text:tab/>0.101020019074265<text:tab/>0.0959986064385136</text:p>
      <text:p text:style-name="P1">Mmp8<text:tab/>0.103933771121142<text:tab/>0.10330493628222<text:tab/>0.0979952785205257<text:tab/>0.101020019074265<text:tab/>0.0959986064385136</text:p>
      <text:p text:style-name="P1">Mmp9<text:tab/>0.105162557697224<text:tab/>0.105600410292686<text:tab/>0.130583276786234<text:tab/>0.103732758470025<text:tab/>0.125039010385094</text:p>
      <text:p text:style-name="P1">Mms19<text:tab/>17.6797996469573<text:tab/>18.4725084141676<text:tab/>16.0633681478383<text:tab/>20.544161456787<text:tab/>16.5883662171481</text:p>
      <text:p text:style-name="P1"><text:soft-page-break/>Mms22l<text:tab/>5.00827045811676<text:tab/>3.7554785172225<text:tab/>2.44630845971215<text:tab/>1.75516260953986<text:tab/>0.427112727983995</text:p>
      <text:p text:style-name="P1">Mn1<text:tab/>0.467923217533458<text:tab/>0.336782125013105<text:tab/>0.373016462058054<text:tab/>1.0224517156714<text:tab/>0.127130391500846</text:p>
      <text:p text:style-name="P1">Mnat1<text:tab/>44.6594515735511<text:tab/>37.5721648388993<text:tab/>32.6037945151519<text:tab/>57.1242906254449<text:tab/>42.5651957847116</text:p>
      <text:p text:style-name="P1">Mnda<text:tab/>0.105267805404366<text:tab/>0.352374070313076<text:tab/>0.133329887707194<text:tab/>0.105633216846471<text:tab/>0.0956032792228464</text:p>
      <text:p text:style-name="P1">Mns1<text:tab/>2.89107520805248<text:tab/>1.28518115246175<text:tab/>1.61991150810427<text:tab/>0.680704977752512<text:tab/>0.409123199639465</text:p>
      <text:p text:style-name="P1">Mnt<text:tab/>10.2024160782454<text:tab/>3.81912101327684<text:tab/>6.10995658409029<text:tab/>16.6332651067286<text:tab/>10.0805340066799</text:p>
      <text:p text:style-name="P1">Mnx1<text:tab/>0.104106095446743<text:tab/>0.116738049039915<text:tab/>0.0980986031026618<text:tab/>0.101494690356908<text:tab/>0.0960328014175508</text:p>
      <text:p text:style-name="P1">Moap1<text:tab/>4.43213533778299<text:tab/>4.52122620284967<text:tab/>0.904895075346135<text:tab/>8.5872500859853<text:tab/>5.20309529283491</text:p>
      <text:p text:style-name="P1">Mob1a<text:tab/>32.0611737784217<text:tab/>39.7203127797856<text:tab/>42.9603366623612<text:tab/>36.9130433292329<text:tab/>33.7229369680453</text:p>
      <text:p text:style-name="P1">Mob1b<text:tab/>12.8124792280736<text:tab/>15.5908035877888<text:tab/>21.7981890233336<text:tab/>17.7112069839776<text:tab/>14.8627673641044</text:p>
      <text:p text:style-name="P1">Mob2<text:tab/>27.3549319822077<text:tab/>16.7447085843618<text:tab/>17.0025314836194<text:tab/>31.8259067935767<text:tab/>30.8743616601092</text:p>
      <text:p text:style-name="P1">Mob3a<text:tab/>22.5860294854287<text:tab/>69.9970580803938<text:tab/>48.9969589052276<text:tab/>32.1793230924123<text:tab/>31.5523761689594</text:p>
      <text:p text:style-name="P1">Mob3b<text:tab/>1.31821853356981<text:tab/>1.30292851940335<text:tab/>0.147620164114177<text:tab/>2.45067270239193<text:tab/>0.120188724470223</text:p>
      <text:p text:style-name="P1">Mob3c<text:tab/>1.34278311698907<text:tab/>3.12435667314127<text:tab/>3.43853877139611<text:tab/>2.66114689084063<text:tab/>0.789645493951441</text:p>
      <text:p text:style-name="P1">Mob4<text:tab/>20.297905096529<text:tab/>25.8002302433963<text:tab/>17.3028473861178<text:tab/>24.2854704572018<text:tab/>19.9709101867614</text:p>
      <text:p text:style-name="P1">Mobp<text:tab/>0.104117919160544<text:tab/>0.103728134824528<text:tab/>0.0981590253436906<text:tab/>0.101522573608004<text:tab/>0.108662840750031</text:p>
      <text:p text:style-name="P1">Mocos<text:tab/>1.7890413966685<text:tab/>2.01747719529791<text:tab/>3.22057984992105<text:tab/>3.65757273196719<text:tab/>3.79108606576631</text:p>
      <text:p text:style-name="P1">Mocs1<text:tab/>13.4608515468311<text:tab/>6.17520958615783<text:tab/>4.52808365647129<text:tab/>22.1359902326782<text:tab/>7.1895497454335</text:p>
      <text:p text:style-name="P1">Mocs2<text:tab/>18.7459893199041<text:tab/>13.6175883210313<text:tab/>10.7559476361146<text:tab/>26.9233754194525<text:tab/>22.9222825528969</text:p>
      <text:p text:style-name="P1">Mocs3<text:tab/>4.64997801624046<text:tab/>4.94739379899327<text:tab/>7.14329431675644<text:tab/>11.2825648813968<text:tab/>7.70296676373069</text:p>
      <text:p text:style-name="P1">Mog<text:tab/>15.8128100818671<text:tab/>9.05402035813063<text:tab/>1.55572100168823<text:tab/>11.8116191060735<text:tab/>2.17808936609073</text:p>
      <text:p text:style-name="P1">Mogat1<text:tab/>3.91615768968131<text:tab/>0.710630095541072<text:tab/>0.172045931596792<text:tab/>1.49367219647952<text:tab/>2.25520358991499</text:p>
      <text:p text:style-name="P1">Mogat2<text:tab/>0.266320512261673<text:tab/>0.282492941857328<text:tab/>0.110224898832212<text:tab/>0.92332432839878<text:tab/>0.119656836097798</text:p>
      <text:p text:style-name="P1">Mok<text:tab/>1.30647291026208<text:tab/>0.950975205774989<text:tab/>0.94216601859048<text:tab/>3.50072457863876<text:tab/>2.13608497447316</text:p>
      <text:p text:style-name="P1">Mon1a<text:tab/>6.05373577929795<text:tab/>6.23102660816491<text:tab/>4.27038236099522<text:tab/>9.108877369637<text:tab/>6.10276415755588</text:p>
      <text:p text:style-name="P1">Mon1b<text:tab/>6.61911315649185<text:tab/>5.92651346264867<text:tab/>4.87446472221325<text:tab/>9.76839085892724<text:tab/>10.0956196053361</text:p>
      <text:p text:style-name="P1">Mon2<text:tab/>17.5192187833039<text:tab/>22.0202717912233<text:tab/>18.9465895896803<text:tab/>22.4406633762842<text:tab/>14.566617945885</text:p>
      <text:p text:style-name="P1">Morc1<text:tab/>0.103933771121142<text:tab/>0.10330493628222<text:tab/>0.0979952785205257<text:tab/>0.101020019074265<text:tab/>0.0959986064385136</text:p>
      <text:p text:style-name="P1">Morc2<text:tab/>16.4865637334739<text:tab/>13.8181151087953<text:tab/>18.3826456658727<text:tab/>19.5325894362403<text:tab/>15.1004454555851</text:p>
      <text:p text:style-name="P1">Morc2b<text:tab/>0.103933771121142<text:tab/>0.10330493628222<text:tab/>0.0979952785205257<text:tab/>0.101020019074265<text:tab/>0.0959986064385136</text:p>
      <text:p text:style-name="P1">Morc3<text:tab/>11.6743814623954<text:tab/>10.3139667774984<text:tab/>16.2773523738863<text:tab/>10.7950291335461<text:tab/>11.7800939634225</text:p>
      <text:p text:style-name="P1">Morf4l1<text:tab/>217.283610606038<text:tab/>239.846366377398<text:tab/>120.147998603264<text:tab/>276.446838004611<text:tab/>138.873823720319</text:p>
      <text:p text:style-name="P1">Morf4l2<text:tab/>278.078232687613<text:tab/>357.904639646158<text:tab/>238.332801512545<text:tab/>364.060255417284<text:tab/>212.039438313962</text:p>
      <text:p text:style-name="P1">Morn1<text:tab/>1.20292007691832<text:tab/>0.313631094878123<text:tab/>0.478836996982708<text:tab/>2.31661167957401<text:tab/>0.963981329683143</text:p>
      <text:p text:style-name="P1">Morn2<text:tab/>6.89569872956216<text:tab/>9.66076577589671<text:tab/>3.51400908768971<text:tab/>5.68228793195781<text:tab/>7.54370020794734</text:p>
      <text:p text:style-name="P1">Morn4<text:tab/>4.33978872893789<text:tab/>2.40440560967576<text:tab/>0.9156024822388<text:tab/>7.23422697313769<text:tab/>1.70249168714305</text:p>
      <text:p text:style-name="P1">Morn5<text:tab/>3.23251388760627<text:tab/>2.92116892059371<text:tab/>1.76271932818766<text:tab/>6.31104946657589<text:tab/>3.52936038529235</text:p>
      <text:p text:style-name="P1">Mos<text:tab/>0.104354033948154<text:tab/>0.103997276398998<text:tab/>0.0981891952875499<text:tab/>0.120933812751298<text:tab/>0.0960777362732917</text:p>
      <text:p text:style-name="P1">Mospd1<text:tab/>7.59258815025802<text:tab/>6.78835699747543<text:tab/>12.7882451811946<text:tab/>12.2313718050299<text:tab/>14.2587351992823</text:p>
      <text:p text:style-name="P1">Mospd2<text:tab/>13.9512941544799<text:tab/>14.2268606748677<text:tab/>9.44616414558454<text:tab/>16.9670866261184<text:tab/>8.90604114643467</text:p>
      <text:p text:style-name="P1">Mospd3<text:tab/>36.3334377451732<text:tab/>37.2118109842849<text:tab/>21.272238972736<text:tab/>73.794077426732<text:tab/>30.4341351755246</text:p>
      <text:p text:style-name="P1">Mospd4<text:tab/>0.104266975111132<text:tab/>0.138590453878171<text:tab/>0.0981922499082549<text:tab/>0.102006062887729<text:tab/>0.0960630723087385</text:p>
      <text:p text:style-name="P1">Mov10<text:tab/>5.15879197890184<text:tab/>9.19624706218218<text:tab/>4.31127266046853<text:tab/>12.2768465869943<text:tab/>2.59347498981424</text:p>
      <text:p text:style-name="P1">Moxd2<text:tab/>0.103933771121142<text:tab/>0.10330493628222<text:tab/>0.0979952785205257<text:tab/>0.101020019074265<text:tab/>0.0959986064385136</text:p>
      <text:p text:style-name="P1">Mpc1<text:tab/>69.5033343523435<text:tab/>62.5743810177794<text:tab/>86.2232099552651<text:tab/>91.614229735444<text:tab/>79.0703160163038</text:p>
      <text:p text:style-name="P1">Mpc2<text:tab/>149.37652117297<text:tab/>129.678686380329<text:tab/>123.888354339157<text:tab/>160.081374047074<text:tab/>127.31544519601</text:p>
      <text:p text:style-name="P1">Mpdu1<text:tab/>35.0595786420351<text:tab/>29.6668702240352<text:tab/>24.846069233534<text:tab/>42.2347221621053<text:tab/>37.710983038684</text:p>
      <text:p text:style-name="P1">Mpdz<text:tab/>23.4617635042907<text:tab/>15.0429055975255<text:tab/>10.4336921991316<text:tab/>24.3909085969009<text:tab/>10.7344108676284</text:p>
      <text:p text:style-name="P1">Mpeg1<text:tab/>0.155458967663256<text:tab/>0.104327455867085<text:tab/>0.0982247845228843<text:tab/>0.112970860268411<text:tab/>0.0958775692634862</text:p>
      <text:p text:style-name="P1">Mpg<text:tab/>7.9200211026681<text:tab/>6.98534140295974<text:tab/>5.09522992627325<text:tab/>16.0927935463647<text:tab/>14.4918256067642</text:p>
      <text:p text:style-name="P1">Mphosph10<text:tab/>25.9726138590229<text:tab/>31.6576695597012<text:tab/>28.6569620190112<text:tab/>26.7405706871806<text:tab/>31.3895367384455</text:p>
      <text:p text:style-name="P1">Mphosph6<text:tab/>31.8262122578493<text:tab/>37.4460300365916<text:tab/>22.2227750114631<text:tab/>34.1979713855793<text:tab/>23.4443267394581</text:p>
      <text:p text:style-name="P1">Mphosph8<text:tab/>20.3591662106966<text:tab/>17.1494428990955<text:tab/>12.9930536164528<text:tab/>31.800164476302<text:tab/>25.9624862359622</text:p>
      <text:p text:style-name="P1">Mphosph9<text:tab/>3.57843649297763<text:tab/>0.744688822626453<text:tab/>2.38050742558693<text:tab/>2.17199109776506<text:tab/>3.29747947493084</text:p>
      <text:p text:style-name="P1"><text:soft-page-break/>Mpi<text:tab/>14.4946324731866<text:tab/>13.91164108243<text:tab/>7.97797528890084<text:tab/>34.1049654342681<text:tab/>24.2100603685644</text:p>
      <text:p text:style-name="P1">Mplkip<text:tab/>14.2507004485066<text:tab/>15.4722039938737<text:tab/>8.34929325011911<text:tab/>15.9463770377932<text:tab/>10.6324511963742</text:p>
      <text:p text:style-name="P1">Mpnd<text:tab/>32.8263760106768<text:tab/>26.7624348671131<text:tab/>35.8509994019418<text:tab/>59.8463459538025<text:tab/>53.6988175142239</text:p>
      <text:p text:style-name="P1">Mpo<text:tab/>0.103933771121142<text:tab/>0.10330493628222<text:tab/>0.0979952785205257<text:tab/>0.101020019074265<text:tab/>0.0959986064385136</text:p>
      <text:p text:style-name="P1">Mpp2<text:tab/>1.21132067852589<text:tab/>3.26555793951781<text:tab/>0.588069443460276<text:tab/>3.85066522865871<text:tab/>0.624329037663898</text:p>
      <text:p text:style-name="P1">Mpp3<text:tab/>0.0979456071423691<text:tab/>0.6538178257666<text:tab/>0.233491891016335<text:tab/>0.306118736747488<text:tab/>0.130063935999049</text:p>
      <text:p text:style-name="P1">Mpp4<text:tab/>0.121219385506507<text:tab/>0.234004667583739<text:tab/>0.465529007275031<text:tab/>0.268026690633219<text:tab/>0.204103714913446</text:p>
      <text:p text:style-name="P1">Mpp5<text:tab/>7.68718918522101<text:tab/>14.7331462146462<text:tab/>12.8036941283214<text:tab/>8.40134886979273<text:tab/>6.08112542970683</text:p>
      <text:p text:style-name="P1">Mpp6<text:tab/>16.8323089102759<text:tab/>17.5189285352049<text:tab/>15.3607568384461<text:tab/>14.5940049752314<text:tab/>19.9399577119149</text:p>
      <text:p text:style-name="P1">Mpp7<text:tab/>0.384443198420491<text:tab/>0.198881208733499<text:tab/>0.573235857019153<text:tab/>0.450342408234586<text:tab/>0.122195130908354</text:p>
      <text:p text:style-name="P1">Mppe1<text:tab/>14.8966477905905<text:tab/>5.3249104403459<text:tab/>1.92417273406605<text:tab/>13.8621068325244<text:tab/>3.86509678715435</text:p>
      <text:p text:style-name="P1">Mpped1<text:tab/>0.103933771121142<text:tab/>0.10330493628222<text:tab/>0.0979952785205257<text:tab/>0.101020019074265<text:tab/>0.0959986064385136</text:p>
      <text:p text:style-name="P1">Mpped2<text:tab/>5.78658911130214<text:tab/>2.17305177310216<text:tab/>0.448250597674041<text:tab/>2.92852096445738<text:tab/>1.37695681903158</text:p>
      <text:p text:style-name="P1">Mprip<text:tab/>258.699082620064<text:tab/>311.845449008225<text:tab/>281.512568229151<text:tab/>247.285008010216<text:tab/>165.09207648788</text:p>
      <text:p text:style-name="P1">Mpst<text:tab/>43.2484672859496<text:tab/>38.2745372563274<text:tab/>31.7200555243816<text:tab/>38.1700973584478<text:tab/>18.7987470905186</text:p>
      <text:p text:style-name="P1">Mptx<text:tab/>0.103933771121142<text:tab/>0.10330493628222<text:tab/>0.0979952785205257<text:tab/>0.101020019074265<text:tab/>0.0959986064385136</text:p>
      <text:p text:style-name="P1">Mpv17l<text:tab/>21.2739390555168<text:tab/>19.0489868131363<text:tab/>13.9866863745282<text:tab/>33.692045542619<text:tab/>26.7238622660591</text:p>
      <text:p text:style-name="P1">Mpv17l2<text:tab/>31.166891944112<text:tab/>22.5494220072517<text:tab/>17.6590360034435<text:tab/>56.6529999557554<text:tab/>105.768667567269</text:p>
      <text:p text:style-name="P1">Mpz<text:tab/>0.104592275740086<text:tab/>0.181359753467357<text:tab/>0.0981787827928066<text:tab/>0.104397893324319<text:tab/>0.182623750010441</text:p>
      <text:p text:style-name="P1">Mpzl1<text:tab/>18.686894420341<text:tab/>24.1110847829603<text:tab/>28.6304837243219<text:tab/>33.6489044219875<text:tab/>20.6396451274617</text:p>
      <text:p text:style-name="P1">Mpzl2<text:tab/>0.151385728207057<text:tab/>0.404122914094481<text:tab/>0.198773598161999<text:tab/>0.126108444523873<text:tab/>0.116082908655946</text:p>
      <text:p text:style-name="P1">Mpzl3<text:tab/>1.77077499869732<text:tab/>2.24009864209676<text:tab/>1.05383182633584<text:tab/>4.69609337644626<text:tab/>1.53986922409667</text:p>
      <text:p text:style-name="P1">Mr1<text:tab/>3.04627296275964<text:tab/>3.36945015678871<text:tab/>2.13336522396153<text:tab/>5.23131251030367<text:tab/>0.855646538351746</text:p>
      <text:p text:style-name="P1">Mrap<text:tab/>0.104952238561986<text:tab/>0.105185984969998<text:tab/>0.098797084438506<text:tab/>0.103140899358418<text:tab/>0.145200640641102</text:p>
      <text:p text:style-name="P1">Mrap2<text:tab/>0.82666308669324<text:tab/>0.501541793422291<text:tab/>0.120996165822502<text:tab/>0.217363021929755<text:tab/>0.118370782048196</text:p>
      <text:p text:style-name="P1">Mras<text:tab/>10.1831622273841<text:tab/>16.9676149250797<text:tab/>17.7878566585362<text:tab/>14.9351749437152<text:tab/>13.337140228894</text:p>
      <text:p text:style-name="P1">Mrc1<text:tab/>0.102813464040699<text:tab/>0.122293391640636<text:tab/>0.394100683448764<text:tab/>0.103519718650457<text:tab/>0.0942226673011669</text:p>
      <text:p text:style-name="P1">Mrc2<text:tab/>35.0066171342469<text:tab/>33.0405613648208<text:tab/>28.773252566336<text:tab/>115.654062332287<text:tab/>66.1979707741009</text:p>
      <text:p text:style-name="P1">Mre11a<text:tab/>10.6956654459429<text:tab/>7.29375680683211<text:tab/>4.86189084321162<text:tab/>11.9211387068084<text:tab/>6.61679230076073</text:p>
      <text:p text:style-name="P1">Mreg<text:tab/>1.7620020822372<text:tab/>0.656935381151379<text:tab/>0.878793187443091<text:tab/>0.512864826682551<text:tab/>1.10193068828445</text:p>
      <text:p text:style-name="P1">Mrfap1<text:tab/>229.145539059895<text:tab/>233.21573719288<text:tab/>213.777406731936<text:tab/>291.195120717203<text:tab/>209.072351564735</text:p>
      <text:p text:style-name="P1">Mrgbp<text:tab/>0.103933771121142<text:tab/>0.10330493628222<text:tab/>0.0979952785205257<text:tab/>0.101020019074265<text:tab/>0.0959986064385136</text:p>
      <text:p text:style-name="P1">Mrgprb13<text:tab/>0.103933771121142<text:tab/>0.10330493628222<text:tab/>0.0979952785205257<text:tab/>0.101020019074265<text:tab/>0.0959986064385136</text:p>
      <text:p text:style-name="P1">Mrgprb4<text:tab/>0.103933771121142<text:tab/>0.10330493628222<text:tab/>0.0979952785205257<text:tab/>0.101020019074265<text:tab/>0.0959986064385136</text:p>
      <text:p text:style-name="P1">Mrgprb5<text:tab/>0.103933771121142<text:tab/>0.10330493628222<text:tab/>0.0979952785205257<text:tab/>0.101020019074265<text:tab/>0.0959986064385136</text:p>
      <text:p text:style-name="P1">Mrgprc<text:tab/>0.103933771121142<text:tab/>0.10330493628222<text:tab/>0.0979952785205257<text:tab/>0.101020019074265<text:tab/>0.0959986064385136</text:p>
      <text:p text:style-name="P1">Mrgprd<text:tab/>0.103933771121142<text:tab/>0.10330493628222<text:tab/>0.0979952785205257<text:tab/>0.101020019074265<text:tab/>0.0959986064385136</text:p>
      <text:p text:style-name="P1">Mrgpre<text:tab/>0.103933771121142<text:tab/>0.10330493628222<text:tab/>0.0979952785205257<text:tab/>0.101020019074265<text:tab/>0.0959986064385136</text:p>
      <text:p text:style-name="P1">Mrgprf<text:tab/>0.352451736466167<text:tab/>0.143165683299946<text:tab/>0.0939850024390183<text:tab/>0.370005442463845<text:tab/>0.0910817356910168</text:p>
      <text:p text:style-name="P1">Mrgprg<text:tab/>0.103933771121142<text:tab/>0.10330493628222<text:tab/>0.0979952785205257<text:tab/>0.101020019074265<text:tab/>0.0959986064385136</text:p>
      <text:p text:style-name="P1">Mrgprh<text:tab/>0.103933771121142<text:tab/>0.10330493628222<text:tab/>0.0979952785205257<text:tab/>0.101020019074265<text:tab/>0.0959986064385136</text:p>
      <text:p text:style-name="P1">Mrgprx1<text:tab/>0.103933771121142<text:tab/>0.10330493628222<text:tab/>0.0979952785205257<text:tab/>0.101020019074265<text:tab/>0.0959986064385136</text:p>
      <text:p text:style-name="P1">Mrgprx2<text:tab/>0.103933771121142<text:tab/>0.10330493628222<text:tab/>0.0979952785205257<text:tab/>0.101020019074265<text:tab/>0.0959986064385136</text:p>
      <text:p text:style-name="P1">Mrgprx2l<text:tab/>0.103933771121142<text:tab/>0.10330493628222<text:tab/>0.0979952785205257<text:tab/>0.101020019074265<text:tab/>0.0959986064385136</text:p>
      <text:p text:style-name="P1">Mrgprx3<text:tab/>0.103933771121142<text:tab/>0.10330493628222<text:tab/>0.0979952785205257<text:tab/>0.101020019074265<text:tab/>0.0959986064385136</text:p>
      <text:p text:style-name="P1">Mri1<text:tab/>15.3663719052947<text:tab/>14.0158408275826<text:tab/>7.34942703703431<text:tab/>34.8465598992449<text:tab/>30.9148964373968</text:p>
      <text:p text:style-name="P1">Mrln<text:tab/>0.105733258961418<text:tab/>0.453079995190007<text:tab/>0.422474173290428<text:tab/>0.107062129235196<text:tab/>0.0955342945847528</text:p>
      <text:p text:style-name="P1">Mrm1<text:tab/>6.7820750470745<text:tab/>3.91573946628652<text:tab/>4.3467950589852<text:tab/>5.93620139933757<text:tab/>6.22150299132279</text:p>
      <text:p text:style-name="P1">Mroh1<text:tab/>10.0966227319889<text:tab/>8.80133845281228<text:tab/>6.49882855072459<text:tab/>22.9844699253848<text:tab/>13.4048605073626</text:p>
      <text:p text:style-name="P1">Mroh7<text:tab/>0.104017552118861<text:tab/>0.108972829630484<text:tab/>0.0980457363941604<text:tab/>0.101242898393702<text:tab/>0.0960153663676446</text:p>
      <text:p text:style-name="P1">Mrp63<text:tab/>26.7808471737262<text:tab/>21.8602890030152<text:tab/>22.5755164322783<text:tab/>51.9567273396334<text:tab/>65.0481045867079</text:p>
      <text:p text:style-name="P1">Mrpl1<text:tab/>0.487947338433853<text:tab/>5.32280375976664<text:tab/>0.262225003662709<text:tab/>0.925149978322507<text:tab/>0.916537835887121</text:p>
      <text:p text:style-name="P1">Mrpl10<text:tab/>23.4865792741236<text:tab/>17.9283847206221<text:tab/>20.9040781170122<text:tab/>35.2114411949127<text:tab/>47.0313575364537</text:p>
      <text:p text:style-name="P1">Mrpl12<text:tab/>48.176515323813<text:tab/>50.1882605829163<text:tab/>36.4590717370598<text:tab/>56.5998792820774<text:tab/>57.4554866685628</text:p>
      <text:p text:style-name="P1"><text:soft-page-break/>Mrpl13<text:tab/>111.421245847539<text:tab/>98.1632522064661<text:tab/>69.9344423353098<text:tab/>129.826216059907<text:tab/>79.7531900425909</text:p>
      <text:p text:style-name="P1">Mrpl14<text:tab/>34.4580435045013<text:tab/>24.3665587528051<text:tab/>29.0542042905182<text:tab/>31.585136079511<text:tab/>31.2682870316706</text:p>
      <text:p text:style-name="P1">Mrpl15<text:tab/>17.6274849506848<text:tab/>13.2892420281455<text:tab/>7.84205294635085<text:tab/>25.0122266412937<text:tab/>18.9048854477121</text:p>
      <text:p text:style-name="P1">Mrpl16<text:tab/>22.9360262967033<text:tab/>17.5201320315567<text:tab/>16.9453288797738<text:tab/>31.1829544989724<text:tab/>30.2215300131108</text:p>
      <text:p text:style-name="P1">Mrpl17<text:tab/>133.830879417319<text:tab/>164.915736828799<text:tab/>143.917239090212<text:tab/>247.701263781493<text:tab/>207.459922787882</text:p>
      <text:p text:style-name="P1">Mrpl18<text:tab/>42.4088492395693<text:tab/>28.5131239669565<text:tab/>17.8045749363822<text:tab/>48.5332358182686<text:tab/>21.7410473546101</text:p>
      <text:p text:style-name="P1">Mrpl19<text:tab/>21.3703254652736<text:tab/>17.7907673980164<text:tab/>12.663090689302<text:tab/>26.1844256007855<text:tab/>21.4360440025977</text:p>
      <text:p text:style-name="P1">Mrpl2<text:tab/>22.4640296768663<text:tab/>11.36936749868<text:tab/>8.36622614744066<text:tab/>37.4882061789993<text:tab/>30.1568000900274</text:p>
      <text:p text:style-name="P1">Mrpl20<text:tab/>81.3109787444018<text:tab/>70.4329569436282<text:tab/>50.5759508157749<text:tab/>119.194782383955<text:tab/>62.0396086030412</text:p>
      <text:p text:style-name="P1">Mrpl21<text:tab/>25.9446118303981<text:tab/>22.8388570946249<text:tab/>13.6056380994421<text:tab/>39.161811410799<text:tab/>25.7575744445104</text:p>
      <text:p text:style-name="P1">Mrpl22<text:tab/>46.6435712073538<text:tab/>34.8989048855284<text:tab/>29.2720306863619<text:tab/>60.2208674429409<text:tab/>55.6017233025744</text:p>
      <text:p text:style-name="P1">Mrpl23<text:tab/>80.3406185646327<text:tab/>108.716680216689<text:tab/>67.0218181942968<text:tab/>91.5308791072758<text:tab/>52.9386240254296</text:p>
      <text:p text:style-name="P1">Mrpl27<text:tab/>85.2646464438203<text:tab/>86.7129247839492<text:tab/>39.2521515451246<text:tab/>128.753308481762<text:tab/>79.7498131355008</text:p>
      <text:p text:style-name="P1">Mrpl3<text:tab/>36.9622642225915<text:tab/>37.8999851253031<text:tab/>17.6869015025774<text:tab/>40.9661716001681<text:tab/>33.6061396859084</text:p>
      <text:p text:style-name="P1">Mrpl30<text:tab/>0.0971129115779256<text:tab/>1.42579961193389<text:tab/>0.159891661498185<text:tab/>0.0976467036960825<text:tab/>0.0897411407579008</text:p>
      <text:p text:style-name="P1">Mrpl32<text:tab/>52.2438002225206<text:tab/>31.7664792148777<text:tab/>37.4859788196698<text:tab/>66.2880347771972<text:tab/>61.5503244788769</text:p>
      <text:p text:style-name="P1">Mrpl34<text:tab/>55.4391110228066<text:tab/>40.7519622585025<text:tab/>19.0427919178744<text:tab/>59.9625058626615<text:tab/>52.3882367466837</text:p>
      <text:p text:style-name="P1">Mrpl35<text:tab/>15.5897057191595<text:tab/>16.5063836695078<text:tab/>8.28666847297735<text:tab/>21.5390838379958<text:tab/>13.0449306793906</text:p>
      <text:p text:style-name="P1">Mrpl36<text:tab/>0.104954541991529<text:tab/>0.394668169279243<text:tab/>0.0979761230438799<text:tab/>0.136385994762371<text:tab/>0.0953427884305289</text:p>
      <text:p text:style-name="P1">Mrpl37<text:tab/>31.6179031319507<text:tab/>34.0452045771963<text:tab/>14.8888119778516<text:tab/>48.1299603570705<text:tab/>23.696502624396</text:p>
      <text:p text:style-name="P1">Mrpl38<text:tab/>16.4852392358906<text:tab/>20.0954806668621<text:tab/>9.8315961399232<text:tab/>30.9598892755602<text:tab/>35.7886267307279</text:p>
      <text:p text:style-name="P1">Mrpl4<text:tab/>30.7762023992338<text:tab/>27.0827187232658<text:tab/>19.8550623707429<text:tab/>40.1087818624741<text:tab/>41.8950443898578</text:p>
      <text:p text:style-name="P1">Mrpl40<text:tab/>6.26359544902597<text:tab/>1.60149224801957<text:tab/>0.731814966715908<text:tab/>7.02090272454816<text:tab/>4.16529366207091</text:p>
      <text:p text:style-name="P1">Mrpl41<text:tab/>68.8530171337902<text:tab/>54.9731257143966<text:tab/>71.0433316053796<text:tab/>69.5187870609067<text:tab/>110.888883347661</text:p>
      <text:p text:style-name="P1">Mrpl42<text:tab/>20.3135485723881<text:tab/>21.7483715322832<text:tab/>26.0645913006475<text:tab/>35.6153803246722<text:tab/>45.576841826617</text:p>
      <text:p text:style-name="P1">Mrpl43<text:tab/>57.7147308885162<text:tab/>68.3193319241556<text:tab/>51.1793090707577<text:tab/>105.258519346079<text:tab/>100.052700485706</text:p>
      <text:p text:style-name="P1">Mrpl44<text:tab/>22.6072532551005<text:tab/>17.0532846618046<text:tab/>11.8813803999375<text:tab/>31.3904351209314<text:tab/>21.717971641395</text:p>
      <text:p text:style-name="P1">Mrpl45<text:tab/>20.4283412249665<text:tab/>20.7878235963307<text:tab/>8.33509314524559<text:tab/>27.8280344936468<text:tab/>13.6086167021429</text:p>
      <text:p text:style-name="P1">Mrpl46<text:tab/>13.2787325110645<text:tab/>15.3848200467394<text:tab/>8.90012392519946<text:tab/>19.0202401872715<text:tab/>17.2948536790678</text:p>
      <text:p text:style-name="P1">Mrpl47<text:tab/>9.64295891933099<text:tab/>10.210277913815<text:tab/>7.38607028776158<text:tab/>9.51605873566418<text:tab/>11.4125025964096</text:p>
      <text:p text:style-name="P1">Mrpl48<text:tab/>28.7783209183188<text:tab/>23.1066554177529<text:tab/>14.2458608070198<text:tab/>35.2266988893402<text:tab/>19.6120979333412</text:p>
      <text:p text:style-name="P1">Mrpl49<text:tab/>41.343610427964<text:tab/>28.8745330171071<text:tab/>39.3174282433451<text:tab/>79.3493281012402<text:tab/>100.231255269211</text:p>
      <text:p text:style-name="P1">Mrpl50<text:tab/>7.66382541277518<text:tab/>6.30774553588058<text:tab/>5.3606053819202<text:tab/>12.2057590410526<text:tab/>9.94680401727445</text:p>
      <text:p text:style-name="P1">Mrpl51<text:tab/>15.4833992536533<text:tab/>11.0263050478769<text:tab/>7.10215949737766<text:tab/>19.6111276738968<text:tab/>11.6653508672249</text:p>
      <text:p text:style-name="P1">Mrpl52<text:tab/>94.4220267532102<text:tab/>84.0371968968052<text:tab/>74.7612978068897<text:tab/>120.592766624405<text:tab/>90.3904493225112</text:p>
      <text:p text:style-name="P1">Mrpl53<text:tab/>0.103933771121142<text:tab/>0.10330493628222<text:tab/>0.0979952785205257<text:tab/>0.101020019074265<text:tab/>0.0959986064385136</text:p>
      <text:p text:style-name="P1">Mrpl54<text:tab/>92.220077698104<text:tab/>130.153254575251<text:tab/>109.891286677532<text:tab/>155.513171355455<text:tab/>177.025274643765</text:p>
      <text:p text:style-name="P1">Mrpl55<text:tab/>26.0418108571789<text:tab/>26.8637814171569<text:tab/>18.2121404225783<text:tab/>35.1699206421579<text:tab/>32.4465380108592</text:p>
      <text:p text:style-name="P1">Mrps10<text:tab/>22.304899946486<text:tab/>15.8189025923191<text:tab/>8.77232685138666<text:tab/>11.5637376833161<text:tab/>38.3930622559444</text:p>
      <text:p text:style-name="P1">Mrps11<text:tab/>28.2107471486254<text:tab/>26.9592425181979<text:tab/>16.5128790548736<text:tab/>42.4449962253418<text:tab/>28.3267590869998</text:p>
      <text:p text:style-name="P1">Mrps12<text:tab/>48.1348800145758<text:tab/>28.288909472329<text:tab/>28.5517836078945<text:tab/>57.9699200653342<text:tab/>53.2176324984865</text:p>
      <text:p text:style-name="P1">Mrps14<text:tab/>23.7625528125456<text:tab/>26.8394331045639<text:tab/>14.8629346244312<text:tab/>35.6178262433507<text:tab/>30.4511290027971</text:p>
      <text:p text:style-name="P1">Mrps15<text:tab/>20.3630679783733<text:tab/>22.1319030912963<text:tab/>12.5091132529581<text:tab/>29.422738314304<text:tab/>12.8525500315134</text:p>
      <text:p text:style-name="P1">Mrps16<text:tab/>57.1368105940004<text:tab/>53.9519289361783<text:tab/>38.0400697845516<text:tab/>104.194472577435<text:tab/>45.2802086110603</text:p>
      <text:p text:style-name="P1">Mrps17<text:tab/>32.2879213617462<text:tab/>22.5083050928731<text:tab/>23.3819535458772<text:tab/>36.9489258448796<text:tab/>34.148997356861</text:p>
      <text:p text:style-name="P1">Mrps18a<text:tab/>31.6395826171187<text:tab/>45.5594622585335<text:tab/>24.1716528057585<text:tab/>50.4802206720217<text:tab/>50.7255926518768</text:p>
      <text:p text:style-name="P1">Mrps18b<text:tab/>42.0473052926254<text:tab/>33.9518722340685<text:tab/>14.5371779472807<text:tab/>64.2769217880497<text:tab/>57.9300729272212</text:p>
      <text:p text:style-name="P1">Mrps18c<text:tab/>19.5486479373882<text:tab/>25.0254673101629<text:tab/>13.4570747621672<text:tab/>40.1770835895011<text:tab/>25.5339747252732</text:p>
      <text:p text:style-name="P1">Mrps2<text:tab/>17.2545938928355<text:tab/>21.8101264081452<text:tab/>18.3042541473816<text:tab/>19.9876387909925<text:tab/>20.2638572662159</text:p>
      <text:p text:style-name="P1">Mrps21<text:tab/>99.227099320817<text:tab/>93.1457810016126<text:tab/>83.807313408003<text:tab/>164.31098695535<text:tab/>87.8986577730261</text:p>
      <text:p text:style-name="P1">Mrps22<text:tab/>24.781062549968<text:tab/>24.2769246505583<text:tab/>25.1611423103824<text:tab/>30.3336814778713<text:tab/>36.3848132402021</text:p>
      <text:p text:style-name="P1">Mrps23<text:tab/>30.6476138745547<text:tab/>27.0455486677265<text:tab/>24.2816818077167<text:tab/>44.1388715741886<text:tab/>52.1163693071929</text:p>
      <text:p text:style-name="P1">Mrps24<text:tab/>84.9728169302577<text:tab/>70.4728359147454<text:tab/>44.9769089190197<text:tab/>89.6462497263977<text:tab/>70.3358274697222</text:p>
      <text:p text:style-name="P1">Mrps25<text:tab/>48.339556671112<text:tab/>47.7413168864716<text:tab/>39.6080900482344<text:tab/>70.9248877845984<text:tab/>82.7043528550898</text:p>
      <text:p text:style-name="P1"><text:soft-page-break/>Mrps26<text:tab/>42.4520271316207<text:tab/>38.2607927454782<text:tab/>36.3960653940726<text:tab/>36.7227496952114<text:tab/>49.4561954531121</text:p>
      <text:p text:style-name="P1">Mrps27<text:tab/>20.295534322168<text:tab/>14.6991481937776<text:tab/>10.0558468050269<text:tab/>24.3079237812757<text:tab/>17.5482954620881</text:p>
      <text:p text:style-name="P1">Mrps28<text:tab/>3.4018890961797<text:tab/>3.52952469051866<text:tab/>5.86204363801412<text:tab/>10.6079830979109<text:tab/>7.40373140627926</text:p>
      <text:p text:style-name="P1">Mrps30<text:tab/>25.3723888399268<text:tab/>26.0302489105587<text:tab/>18.7013132506854<text:tab/>28.4574752461232<text:tab/>24.2359366245321</text:p>
      <text:p text:style-name="P1">Mrps31<text:tab/>13.9292331976474<text:tab/>7.22862322603622<text:tab/>8.70286822780064<text:tab/>16.073797616107<text:tab/>13.0351185654028</text:p>
      <text:p text:style-name="P1">Mrps33<text:tab/>69.6499395471843<text:tab/>59.0429162861724<text:tab/>36.7174596369128<text:tab/>93.7662775422081<text:tab/>51.6503047185347</text:p>
      <text:p text:style-name="P1">Mrps34<text:tab/>39.2274818140169<text:tab/>50.044229538624<text:tab/>29.4029539222476<text:tab/>58.7423411244653<text:tab/>59.6483677606098</text:p>
      <text:p text:style-name="P1">Mrps35<text:tab/>14.1860192396236<text:tab/>13.9370496371261<text:tab/>11.8510987585591<text:tab/>18.4831197198968<text:tab/>18.1734638033559</text:p>
      <text:p text:style-name="P1">Mrps36<text:tab/>37.572475450663<text:tab/>42.3895371218205<text:tab/>24.4255250680907<text:tab/>51.5544972217631<text:tab/>31.3199255447809</text:p>
      <text:p text:style-name="P1">Mrps5<text:tab/>12.5255336077034<text:tab/>8.61558019541793<text:tab/>6.25040056399133<text:tab/>16.7958098222087<text:tab/>12.3409261166182</text:p>
      <text:p text:style-name="P1">Mrps7<text:tab/>59.1010090493827<text:tab/>81.69719521691<text:tab/>46.3999727461759<text:tab/>111.761017080657<text:tab/>77.343324486549</text:p>
      <text:p text:style-name="P1">Mrps9<text:tab/>22.7870787409836<text:tab/>28.0284434509654<text:tab/>18.0721773414121<text:tab/>36.0401383463317<text:tab/>23.5029531541926</text:p>
      <text:p text:style-name="P1">Mrrf<text:tab/>7.58768129053483<text:tab/>4.71696873331276<text:tab/>2.57086339925409<text:tab/>7.87986454887106<text:tab/>4.85465345473441</text:p>
      <text:p text:style-name="P1">Mrs2<text:tab/>8.11559535905573<text:tab/>5.92845772372132<text:tab/>6.34864026600566<text:tab/>7.1863131594305<text:tab/>7.46408741408234</text:p>
      <text:p text:style-name="P1">Mrto4<text:tab/>29.3009469755367<text:tab/>47.8231425921399<text:tab/>28.939889839085<text:tab/>35.8732004414661<text:tab/>50.7924555801546</text:p>
      <text:p text:style-name="P1">Mrvi1<text:tab/>33.3919577477516<text:tab/>18.271931422516<text:tab/>3.3129742125877<text:tab/>39.3861576024244<text:tab/>0.407333847428034</text:p>
      <text:p text:style-name="P1">Ms4a1<text:tab/>0.103933771121142<text:tab/>0.10330493628222<text:tab/>0.0979952785205257<text:tab/>0.101020019074265<text:tab/>0.0959986064385136</text:p>
      <text:p text:style-name="P1">Ms4a10<text:tab/>0.103933771121142<text:tab/>0.10330493628222<text:tab/>0.0979952785205257<text:tab/>0.101020019074265<text:tab/>0.0959986064385136</text:p>
      <text:p text:style-name="P1">Ms4a14<text:tab/>0.103933771121142<text:tab/>0.10330493628222<text:tab/>0.0979952785205257<text:tab/>0.101020019074265<text:tab/>0.0959986064385136</text:p>
      <text:p text:style-name="P1">Ms4a15<text:tab/>0.104999157048418<text:tab/>0.258528966458632<text:tab/>0.171473975563335<text:tab/>0.104570173787057<text:tab/>0.0956009337048133</text:p>
      <text:p text:style-name="P1">Ms4a2<text:tab/>0.10415554718734<text:tab/>0.122160244670443<text:tab/>0.0981278081504196<text:tab/>0.101643761488674<text:tab/>0.0960423497893661</text:p>
      <text:p text:style-name="P1">Ms4a4c<text:tab/>0.103933771121142<text:tab/>0.10330493628222<text:tab/>0.0979952785205257<text:tab/>0.101020019074265<text:tab/>0.0959986064385136</text:p>
      <text:p text:style-name="P1">Ms4a6bl<text:tab/>0.103933771121142<text:tab/>0.10330493628222<text:tab/>0.0979952785205257<text:tab/>0.101020019074265<text:tab/>0.0959986064385136</text:p>
      <text:p text:style-name="P1">Ms4a7<text:tab/>0.374950865033746<text:tab/>0.24122079280221<text:tab/>0.092349829054183<text:tab/>0.93027698527293<text:tab/>0.088916406853552</text:p>
      <text:p text:style-name="P1">Ms4a8<text:tab/>0.103933771121142<text:tab/>0.10330493628222<text:tab/>0.0979952785205257<text:tab/>0.101020019074265<text:tab/>0.0959986064385136</text:p>
      <text:p text:style-name="P1">Msantd1<text:tab/>0.459364785460669<text:tab/>0.40267750990039<text:tab/>1.01311108642047<text:tab/>0.846485867410435<text:tab/>0.781438101469171</text:p>
      <text:p text:style-name="P1">Msantd3<text:tab/>7.80134767333827<text:tab/>16.7446111573936<text:tab/>8.93133525569821<text:tab/>10.9490489943083<text:tab/>6.68104603166324</text:p>
      <text:p text:style-name="P1">Msantd4<text:tab/>18.0986095000111<text:tab/>12.4043974733434<text:tab/>11.1483212512784<text:tab/>25.2561828910997<text:tab/>14.9365346693227</text:p>
      <text:p text:style-name="P1">Msc<text:tab/>0.103933771121142<text:tab/>0.10330493628222<text:tab/>0.0979952785205257<text:tab/>0.101020019074265<text:tab/>0.0959986064385136</text:p>
      <text:p text:style-name="P1">Msgn1<text:tab/>0.103933771121142<text:tab/>0.10330493628222<text:tab/>0.0979952785205257<text:tab/>0.101020019074265<text:tab/>0.0959986064385136</text:p>
      <text:p text:style-name="P1">Msh2<text:tab/>7.95469479249837<text:tab/>4.59004428196309<text:tab/>6.0356610262551<text:tab/>4.80050252120271<text:tab/>3.12413698130737</text:p>
      <text:p text:style-name="P1">Msh3<text:tab/>5.61029697164299<text:tab/>2.17370181282464<text:tab/>1.34311477150775<text:tab/>5.72038293273972<text:tab/>5.56793837029571</text:p>
      <text:p text:style-name="P1">Msh4<text:tab/>0.103933771121142<text:tab/>0.10330493628222<text:tab/>0.0979952785205257<text:tab/>0.101020019074265<text:tab/>0.0959986064385136</text:p>
      <text:p text:style-name="P1">Msh5<text:tab/>0.259302703738167<text:tab/>0.221919037311416<text:tab/>0.126036078149546<text:tab/>0.769434580513261<text:tab/>0.181714861368187</text:p>
      <text:p text:style-name="P1">Msi1<text:tab/>0.104509549699039<text:tab/>0.104345800809268<text:tab/>0.0984369176644663<text:tab/>0.102181638444424<text:tab/>0.11670319777191</text:p>
      <text:p text:style-name="P1">Msl1<text:tab/>24.9497490755911<text:tab/>36.2754646458148<text:tab/>13.6629496409129<text:tab/>39.1690154997576<text:tab/>20.797207484713</text:p>
      <text:p text:style-name="P1">Msl3<text:tab/>18.8807830034927<text:tab/>17.8005374638437<text:tab/>11.1017550279701<text:tab/>15.6704533570651<text:tab/>13.2855413775732</text:p>
      <text:p text:style-name="P1">Msl3l2<text:tab/>2.61852261098412<text:tab/>2.99648522679115<text:tab/>1.48793256928619<text:tab/>6.72374212732195<text:tab/>2.00695725239218</text:p>
      <text:p text:style-name="P1">Msln<text:tab/>0.652016378771338<text:tab/>0.792483313738591<text:tab/>1.1645788333055<text:tab/>3.46242994385349<text:tab/>0.245457432658055</text:p>
      <text:p text:style-name="P1">Msmb<text:tab/>0.103933771121142<text:tab/>0.10330493628222<text:tab/>0.0979952785205257<text:tab/>0.101020019074265<text:tab/>0.0959986064385136</text:p>
      <text:p text:style-name="P1">Msmo1<text:tab/>258.438417352477<text:tab/>744.966912557045<text:tab/>618.690843795294<text:tab/>525.352066786666<text:tab/>363.083071528714</text:p>
      <text:p text:style-name="P1">Msn<text:tab/>228.896088551798<text:tab/>497.338637749001<text:tab/>326.717307840966<text:tab/>488.524031447309<text:tab/>379.008013570192</text:p>
      <text:p text:style-name="P1">Msr1<text:tab/>0.103933771121142<text:tab/>0.10330493628222<text:tab/>0.0979952785205257<text:tab/>0.101020019074265<text:tab/>0.0959986064385136</text:p>
      <text:p text:style-name="P1">Msra<text:tab/>2.94735037044134<text:tab/>2.81174213739952<text:tab/>2.78423927481713<text:tab/>5.82481321668281<text:tab/>3.65741720658588</text:p>
      <text:p text:style-name="P1">Msrb1<text:tab/>112.652362184488<text:tab/>110.772970944238<text:tab/>95.373497821383<text:tab/>88.4022850274536<text:tab/>66.9475234469198</text:p>
      <text:p text:style-name="P1">Msrb2<text:tab/>6.51737285566282<text:tab/>6.35621578325906<text:tab/>1.00377292761232<text:tab/>14.6777541071056<text:tab/>1.62285196874162</text:p>
      <text:p text:style-name="P1">Mss51<text:tab/>2.47431001660457<text:tab/>2.72779673841263<text:tab/>3.16581825462619<text:tab/>1.99075289702925<text:tab/>2.16962209269647</text:p>
      <text:p text:style-name="P1">Mst1<text:tab/>0.103512849314513<text:tab/>0.128818585679106<text:tab/>0.0975193908775948<text:tab/>0.144317851997659<text:tab/>0.103154469155299</text:p>
      <text:p text:style-name="P1">Mst1r<text:tab/>0.100121605150871<text:tab/>0.108281120758632<text:tab/>0.170294948017315<text:tab/>0.223788647647952<text:tab/>0.0919779093765618</text:p>
      <text:p text:style-name="P1">Mstn<text:tab/>0.103933771121142<text:tab/>0.10330493628222<text:tab/>0.0979952785205257<text:tab/>0.101020019074265<text:tab/>0.0959986064385136</text:p>
      <text:p text:style-name="P1">Msto1<text:tab/>15.6915571783307<text:tab/>17.6796787888228<text:tab/>14.8182371199001<text:tab/>21.4028820865664<text:tab/>16.4579966628884</text:p>
      <text:p text:style-name="P1">Msx1<text:tab/>9.70982220175201<text:tab/>11.4950929679634<text:tab/>19.5282923979928<text:tab/>12.0067151275607<text:tab/>8.90655901563746</text:p>
      <text:p text:style-name="P1">Msx2<text:tab/>0.105461676656122<text:tab/>0.131071817859474<text:tab/>0.129634588652752<text:tab/>0.145227234509035<text:tab/>0.138331808332742</text:p>
      <text:p text:style-name="P1">Msx3<text:tab/>0.103933771121142<text:tab/>0.10330493628222<text:tab/>0.0979952785205257<text:tab/>0.101020019074265<text:tab/>0.0959986064385136</text:p>
      <text:p text:style-name="P1"><text:soft-page-break/>Mt1a<text:tab/>26.6533649323483<text:tab/>1949.80431192968<text:tab/>1764.02740850741<text:tab/>130.740836137125<text:tab/>261.987613717705</text:p>
      <text:p text:style-name="P1">Mt2A<text:tab/>212.600183088558<text:tab/>2856.99404077995<text:tab/>3095.91024914255<text:tab/>214.349484703166<text:tab/>547.554398086076</text:p>
      <text:p text:style-name="P1">Mt3<text:tab/>0.10464227972664<text:tab/>0.105106672799624<text:tab/>0.0987241427525351<text:tab/>0.103194847955398<text:tab/>0.204181598574059</text:p>
      <text:p text:style-name="P1">Mt4<text:tab/>0.103933771121142<text:tab/>0.10330493628222<text:tab/>0.0979952785205257<text:tab/>0.101020019074265<text:tab/>0.0959986064385136</text:p>
      <text:p text:style-name="P1">Mta1<text:tab/>63.220346037528<text:tab/>65.6933484672268<text:tab/>31.9881666958169<text:tab/>70.6149825502873<text:tab/>32.4184046075484</text:p>
      <text:p text:style-name="P1">Mta2<text:tab/>36.3031140578154<text:tab/>59.0445659183886<text:tab/>31.9322825192027<text:tab/>49.7256199640797<text:tab/>36.019259367403</text:p>
      <text:p text:style-name="P1">Mtap<text:tab/>29.8091977793826<text:tab/>29.3213584249821<text:tab/>22.5032022657946<text:tab/>84.1171505356082<text:tab/>45.6819609533847</text:p>
      <text:p text:style-name="P1">Mtbp<text:tab/>4.84801826181536<text:tab/>4.17675082873969<text:tab/>1.67923322377099<text:tab/>4.51343595249598<text:tab/>1.29427340068708</text:p>
      <text:p text:style-name="P1">Mtch1<text:tab/>166.138350277936<text:tab/>200.492207198<text:tab/>170.172210525221<text:tab/>253.649882353033<text:tab/>204.413666785451</text:p>
      <text:p text:style-name="P1">Mtch2<text:tab/>76.6855667878234<text:tab/>88.9749432648035<text:tab/>66.0398956062257<text:tab/>103.950390500893<text:tab/>94.0141522683273</text:p>
      <text:p text:style-name="P1">Mtdh<text:tab/>15.0699687305386<text:tab/>25.9646071648591<text:tab/>27.7796942675437<text:tab/>25.9314281044045<text:tab/>28.1090705463734</text:p>
      <text:p text:style-name="P1">Mterf<text:tab/>4.3982410312422<text:tab/>3.66490801598471<text:tab/>3.20399246654692<text:tab/>5.54692920157949<text:tab/>6.03517889669889</text:p>
      <text:p text:style-name="P1">Mterfd1<text:tab/>20.8660548842439<text:tab/>22.8436364558549<text:tab/>28.7235968658129<text:tab/>30.5344361450444<text:tab/>27.6418575401197</text:p>
      <text:p text:style-name="P1">Mterfd2<text:tab/>9.12349048358963<text:tab/>15.8524318867336<text:tab/>12.2116655619731<text:tab/>19.3884345888853<text:tab/>14.0503696460426</text:p>
      <text:p text:style-name="P1">Mterfd3<text:tab/>1.59180458844683<text:tab/>1.13373936993171<text:tab/>1.83542353162502<text:tab/>1.67136937515538<text:tab/>0.623822101172721</text:p>
      <text:p text:style-name="P1">Mtf1<text:tab/>1.04344672960509<text:tab/>3.71946510252592<text:tab/>0.776332807137169<text:tab/>1.90851868187382<text:tab/>0.662596788821344</text:p>
      <text:p text:style-name="P1">Mtf2<text:tab/>6.31240405057616<text:tab/>3.39394795442284<text:tab/>5.40766369171898<text:tab/>6.96235252586538<text:tab/>6.53359482763044</text:p>
      <text:p text:style-name="P1">Mtfmt<text:tab/>16.0047997081234<text:tab/>6.57847213747916<text:tab/>6.56118600493473<text:tab/>21.629896664974<text:tab/>15.9359021207043</text:p>
      <text:p text:style-name="P1">Mtfp1<text:tab/>0.476314636102767<text:tab/>0.375242992948199<text:tab/>0.0942493005993214<text:tab/>1.30755730246054<text:tab/>0.565936072161455</text:p>
      <text:p text:style-name="P1">Mtfr1<text:tab/>28.2860990332857<text:tab/>23.6723371711671<text:tab/>40.499241236526<text:tab/>26.3417418454364<text:tab/>35.1637766502183</text:p>
      <text:p text:style-name="P1">Mtfr1l<text:tab/>57.8544944059751<text:tab/>55.7673109214784<text:tab/>46.1437964001064<text:tab/>78.0292780036342<text:tab/>40.6432784225131</text:p>
      <text:p text:style-name="P1">Mtfr2<text:tab/>6.30603613713054<text:tab/>5.81146261763113<text:tab/>9.45097752988173<text:tab/>2.85890045633309<text:tab/>5.07086408205808</text:p>
      <text:p text:style-name="P1">Mtg2<text:tab/>15.3685282133816<text:tab/>11.8715232058816<text:tab/>11.5890979298846<text:tab/>25.8109600325433<text:tab/>22.6307516409327</text:p>
      <text:p text:style-name="P1">Mthfd1<text:tab/>16.6007757973964<text:tab/>15.1699602704161<text:tab/>12.1562047819806<text:tab/>15.8634590223382<text:tab/>15.8057853795014</text:p>
      <text:p text:style-name="P1">Mthfd1l<text:tab/>6.93840711361488<text:tab/>14.2776177248233<text:tab/>4.59007559024992<text:tab/>13.3303383163874<text:tab/>7.24160336975589</text:p>
      <text:p text:style-name="P1">Mthfd2<text:tab/>44.8888566720352<text:tab/>131.961574887575<text:tab/>81.5847629922156<text:tab/>54.8106251445677<text:tab/>59.0948344503825</text:p>
      <text:p text:style-name="P1">Mthfd2l<text:tab/>1.94287178383373<text:tab/>3.08825717432851<text:tab/>2.81067419238939<text:tab/>2.26570596279302<text:tab/>1.47924199742516</text:p>
      <text:p text:style-name="P1">Mthfs<text:tab/>2.08193490436472<text:tab/>1.86201467980102<text:tab/>0.475847213032394<text:tab/>3.34757647007918<text:tab/>1.21454354672935</text:p>
      <text:p text:style-name="P1">Mtif2<text:tab/>11.1626899210674<text:tab/>4.06230544869755<text:tab/>4.48828045972029<text:tab/>9.14451165400636<text:tab/>5.83811801984661</text:p>
      <text:p text:style-name="P1">Mtif3<text:tab/>8.24045648240806<text:tab/>8.63736074876894<text:tab/>4.65368750508233<text:tab/>14.5295242186694<text:tab/>9.99021232480209</text:p>
      <text:p text:style-name="P1">Mtl5<text:tab/>0.103933771121142<text:tab/>0.10330493628222<text:tab/>0.0979952785205257<text:tab/>0.101020019074265<text:tab/>0.0959986064385136</text:p>
      <text:p text:style-name="P1">Mtm1<text:tab/>15.0493791851035<text:tab/>8.00533177868981<text:tab/>6.61053618603491<text:tab/>18.8598831218724<text:tab/>8.48940724820303</text:p>
      <text:p text:style-name="P1">Mtmr1<text:tab/>10.5834134908192<text:tab/>12.6190049808527<text:tab/>10.891771722429<text:tab/>17.5821223757487<text:tab/>13.3793194832599</text:p>
      <text:p text:style-name="P1">Mtmr10<text:tab/>4.93036404575423<text:tab/>6.42375574585661<text:tab/>7.34897261639013<text:tab/>5.22882760412254<text:tab/>4.30434212052997</text:p>
      <text:p text:style-name="P1">Mtmr11<text:tab/>32.0952960196029<text:tab/>31.6894368059912<text:tab/>9.48550003611162<text:tab/>45.3972357267521<text:tab/>9.53594713072306</text:p>
      <text:p text:style-name="P1">Mtmr12<text:tab/>5.52219557630791<text:tab/>7.88566091077604<text:tab/>9.48425263527593<text:tab/>7.13723013832056<text:tab/>6.07506346067943</text:p>
      <text:p text:style-name="P1">Mtmr14<text:tab/>6.9668129095178<text:tab/>4.15726715247562<text:tab/>4.9248833312853<text:tab/>9.39368388331065<text:tab/>7.25371448011199</text:p>
      <text:p text:style-name="P1">Mtmr2<text:tab/>31.1759714976429<text:tab/>30.3441628376047<text:tab/>24.9246430349915<text:tab/>46.967089151296<text:tab/>27.0787730472608</text:p>
      <text:p text:style-name="P1">Mtmr3<text:tab/>11.9171728179128<text:tab/>14.5912306842302<text:tab/>12.8662711292669<text:tab/>17.6772107298197<text:tab/>14.8523768184132</text:p>
      <text:p text:style-name="P1">Mtmr4<text:tab/>19.8610325454374<text:tab/>9.68958494888768<text:tab/>9.17399842458875<text:tab/>21.0220350546474<text:tab/>10.45440470449</text:p>
      <text:p text:style-name="P1">Mtmr6<text:tab/>34.6340964568919<text:tab/>22.5105372562162<text:tab/>18.2936233133985<text:tab/>34.5242225983209<text:tab/>20.1176064004951</text:p>
      <text:p text:style-name="P1">Mtmr7<text:tab/>0.72121457379803<text:tab/>0.216820054428566<text:tab/>0.430656237169924<text:tab/>1.69536252848699<text:tab/>0.282714646288299</text:p>
      <text:p text:style-name="P1">Mtmr9<text:tab/>10.0150672459943<text:tab/>6.94991314748377<text:tab/>6.50419077070366<text:tab/>14.8814251728365<text:tab/>9.66282445316487</text:p>
      <text:p text:style-name="P1">Mtnr1a<text:tab/>0.103933771121142<text:tab/>0.10330493628222<text:tab/>0.0979952785205257<text:tab/>0.101020019074265<text:tab/>0.0959986064385136</text:p>
      <text:p text:style-name="P1">Mtnr1b<text:tab/>0.103933771121142<text:tab/>0.10330493628222<text:tab/>0.0979952785205257<text:tab/>0.101020019074265<text:tab/>0.0959986064385136</text:p>
      <text:p text:style-name="P1">Mto1<text:tab/>5.36541742113927<text:tab/>3.99477190544023<text:tab/>2.26714424459252<text:tab/>7.30855178165551<text:tab/>3.81101488043521</text:p>
      <text:p text:style-name="P1">Mtor<text:tab/>8.705227500532<text:tab/>5.46620336537517<text:tab/>7.22138563457754<text:tab/>13.4214141697907<text:tab/>12.2406713003702</text:p>
      <text:p text:style-name="P1">Mtpap<text:tab/>9.30335219177373<text:tab/>8.80881240310315<text:tab/>10.6408463603362<text:tab/>10.2074592984662<text:tab/>10.6093759470721</text:p>
      <text:p text:style-name="P1">Mtpn<text:tab/>114.471421183343<text:tab/>161.011216726557<text:tab/>95.9247179436644<text:tab/>168.14865247651<text:tab/>124.664825541252</text:p>
      <text:p text:style-name="P1">Mtr<text:tab/>8.15761235138181<text:tab/>8.83799300013643<text:tab/>6.40497473458765<text:tab/>13.4667631366547<text:tab/>8.7544529504869</text:p>
      <text:p text:style-name="P1">Mtrf1l<text:tab/>10.7494693395978<text:tab/>9.46265710341168<text:tab/>11.7739441249934<text:tab/>16.620148288684<text:tab/>8.36241766085562</text:p>
      <text:p text:style-name="P1">Mtrr<text:tab/>6.47795453800356<text:tab/>5.14109765597587<text:tab/>4.10872061182171<text:tab/>9.71352186305068<text:tab/>8.16885047093847</text:p>
      <text:p text:style-name="P1">Mtss1<text:tab/>37.8960592214295<text:tab/>22.6205907993198<text:tab/>10.2437187302295<text:tab/>29.2738718080836<text:tab/>12.6128132832151</text:p>
      <text:p text:style-name="P1">Mtss1l<text:tab/>19.4907506034443<text:tab/>13.5088677389974<text:tab/>8.57629749169875<text:tab/>23.6718369659551<text:tab/>3.74713529187018</text:p>
      <text:p text:style-name="P1"><text:soft-page-break/>Mttp<text:tab/>0.103933771121142<text:tab/>0.10330493628222<text:tab/>0.0979952785205257<text:tab/>0.101020019074265<text:tab/>0.0959986064385136</text:p>
      <text:p text:style-name="P1">Mturn<text:tab/>2.73852659319495<text:tab/>4.46528315738158<text:tab/>7.01614492378463<text:tab/>2.00430726371786<text:tab/>2.92995957863028</text:p>
      <text:p text:style-name="P1">Mtus1<text:tab/>7.04743631779393<text:tab/>10.8888292131321<text:tab/>4.51320534270799<text:tab/>16.4341112751278<text:tab/>6.66223758903408</text:p>
      <text:p text:style-name="P1">Mtus2<text:tab/>8.42772453269049<text:tab/>1.05853914146032<text:tab/>0.726170012319171<text:tab/>2.8053138611338<text:tab/>0.106052500822011</text:p>
      <text:p text:style-name="P1">Mtx1<text:tab/>23.4185491923585<text:tab/>29.8737336990188<text:tab/>18.3648722801132<text:tab/>44.4273882087412<text:tab/>33.7508959490528</text:p>
      <text:p text:style-name="P1">Mtx2<text:tab/>43.8442145968195<text:tab/>34.0109372775391<text:tab/>17.6055397253624<text:tab/>57.0619473967834<text:tab/>35.25925029878</text:p>
      <text:p text:style-name="P1">Muc1<text:tab/>0.372966253034871<text:tab/>0.203267557737389<text:tab/>0.106093007007565<text:tab/>0.66508129868707<text:tab/>0.164126699342445</text:p>
      <text:p text:style-name="P1">Muc15<text:tab/>0.103933771121142<text:tab/>0.10330493628222<text:tab/>0.0979952785205257<text:tab/>0.101020019074265<text:tab/>0.0959986064385136</text:p>
      <text:p text:style-name="P1">Muc19<text:tab/>0.103933771121142<text:tab/>0.10330493628222<text:tab/>0.0979952785205257<text:tab/>0.101020019074265<text:tab/>0.0959986064385136</text:p>
      <text:p text:style-name="P1">Muc20<text:tab/>0.103933771121142<text:tab/>0.10330493628222<text:tab/>0.0979952785205257<text:tab/>0.101020019074265<text:tab/>0.0959986064385136</text:p>
      <text:p text:style-name="P1">Mug1<text:tab/>0.103933771121142<text:tab/>0.10330493628222<text:tab/>0.0979952785205257<text:tab/>0.101020019074265<text:tab/>0.0959986064385136</text:p>
      <text:p text:style-name="P1">Mug2<text:tab/>0.103933771121142<text:tab/>0.10330493628222<text:tab/>0.0979952785205257<text:tab/>0.101020019074265<text:tab/>0.0959986064385136</text:p>
      <text:p text:style-name="P1">Mul1<text:tab/>4.16143838363942<text:tab/>2.99899020827425<text:tab/>3.18710229311041<text:tab/>4.69282007098052<text:tab/>3.98379505778141</text:p>
      <text:p text:style-name="P1">Mum1<text:tab/>18.6070870804011<text:tab/>5.93202486093951<text:tab/>7.15948538763465<text:tab/>19.9693754594171<text:tab/>23.3316001207171</text:p>
      <text:p text:style-name="P1">Mum1l1<text:tab/>3.43130984781195<text:tab/>2.37789719552497<text:tab/>7.18849807108542<text:tab/>4.36230950086875<text:tab/>4.1383363917834</text:p>
      <text:p text:style-name="P1">Mup4<text:tab/>0.103933771121142<text:tab/>0.10330493628222<text:tab/>0.0979952785205257<text:tab/>0.101020019074265<text:tab/>0.0959986064385136</text:p>
      <text:p text:style-name="P1">Mup5<text:tab/>0.103933771121142<text:tab/>0.10330493628222<text:tab/>0.0979952785205257<text:tab/>0.101020019074265<text:tab/>0.0959986064385136</text:p>
      <text:p text:style-name="P1">Murc<text:tab/>0.106934042289524<text:tab/>0.198062007627834<text:tab/>0.160098018247054<text:tab/>0.155403232291822<text:tab/>0.153481294577513</text:p>
      <text:p text:style-name="P1">Mus81<text:tab/>13.767790394292<text:tab/>10.2017933550194<text:tab/>16.9930389029726<text:tab/>17.3155499135119<text:tab/>28.2079842984049</text:p>
      <text:p text:style-name="P1">Musk<text:tab/>0.103933771121142<text:tab/>0.10330493628222<text:tab/>0.0979952785205257<text:tab/>0.101020019074265<text:tab/>0.0959986064385136</text:p>
      <text:p text:style-name="P1">Mustn1<text:tab/>0.292885236215379<text:tab/>2.94262032910867<text:tab/>0.656493194962588<text:tab/>0.554525310102144<text:tab/>0.276166438266996</text:p>
      <text:p text:style-name="P1">Mutyh<text:tab/>5.89121104062206<text:tab/>2.38465145840736<text:tab/>1.52482079460335<text:tab/>5.46499726028795<text:tab/>2.9408194522657</text:p>
      <text:p text:style-name="P1">Mvb12a<text:tab/>92.1150676476396<text:tab/>115.868200805745<text:tab/>61.4306790040197<text:tab/>150.774523192051<text:tab/>70.1825093045105</text:p>
      <text:p text:style-name="P1">Mvb12b<text:tab/>10.7420843033582<text:tab/>7.41214690929043<text:tab/>2.10208800592313<text:tab/>12.7605628474378<text:tab/>3.66967917063334</text:p>
      <text:p text:style-name="P1">Mvd<text:tab/>31.2749458433647<text:tab/>25.2966922653654<text:tab/>12.8184058951634<text:tab/>53.5209802494657<text:tab/>27.2088571775302</text:p>
      <text:p text:style-name="P1">Mvk<text:tab/>37.3229694855186<text:tab/>25.5851009951069<text:tab/>17.5965023758706<text:tab/>39.1218501291406<text:tab/>18.0991051643105</text:p>
      <text:p text:style-name="P1">Mvp<text:tab/>30.1694909732106<text:tab/>42.6679014966246<text:tab/>27.9339604611238<text:tab/>64.2678878644929<text:tab/>51.4837970345636</text:p>
      <text:p text:style-name="P1">Mx1<text:tab/>0.199106417965464<text:tab/>0.104864139627236<text:tab/>0.0974115148413686<text:tab/>0.153202898344795<text:tab/>0.0950001868335634</text:p>
      <text:p text:style-name="P1">Mx2<text:tab/>0.096709876421359<text:tab/>5.00712280593038<text:tab/>0.40814350543963<text:tab/>0.937221387908055<text:tab/>0.127948747117777</text:p>
      <text:p text:style-name="P1">Mxd1<text:tab/>7.65415313129482<text:tab/>4.68850618391531<text:tab/>14.1863397563308<text:tab/>4.6168131402126<text:tab/>13.0314319850745</text:p>
      <text:p text:style-name="P1">Mxd3<text:tab/>8.93729435286365<text:tab/>7.6980037758659<text:tab/>6.11719184631943<text:tab/>3.63897449864357<text:tab/>0.934608731576617</text:p>
      <text:p text:style-name="P1">Mxd4<text:tab/>37.8329399313767<text:tab/>21.2530405566173<text:tab/>26.7446976295355<text:tab/>74.7728971067391<text:tab/>25.0248811288239</text:p>
      <text:p text:style-name="P1">Mxi1<text:tab/>6.96277088624064<text:tab/>3.51695799068558<text:tab/>8.03464751852327<text:tab/>17.764916084661<text:tab/>12.0883186332769</text:p>
      <text:p text:style-name="P1">Mxra8<text:tab/>132.005770386045<text:tab/>138.118557049026<text:tab/>96.8091721187428<text:tab/>247.929003418801<text:tab/>82.7876239581293</text:p>
      <text:p text:style-name="P1">Myadm<text:tab/>144.822491574082<text:tab/>204.886491290767<text:tab/>80.9846726305732<text:tab/>192.893822052505<text:tab/>60.0113579323335</text:p>
      <text:p text:style-name="P1">Myadml2<text:tab/>0.103933771121142<text:tab/>0.10330493628222<text:tab/>0.0979952785205257<text:tab/>0.101020019074265<text:tab/>0.0959986064385136</text:p>
      <text:p text:style-name="P1">Mybbp1a<text:tab/>60.6848968392856<text:tab/>82.3629172693134<text:tab/>45.3256124852291<text:tab/>64.0224364980529<text:tab/>72.4731099315483</text:p>
      <text:p text:style-name="P1">Mybl1<text:tab/>4.38485617239379<text:tab/>12.969377568142<text:tab/>3.14358807556781<text:tab/>9.80469382292658<text:tab/>1.79561621546185</text:p>
      <text:p text:style-name="P1">Mybl2<text:tab/>8.75832816895431<text:tab/>12.4679074728318<text:tab/>8.28778296888877<text:tab/>3.03732036978356<text:tab/>0.784035575495963</text:p>
      <text:p text:style-name="P1">Mybpc1<text:tab/>0.103933771121142<text:tab/>0.10330493628222<text:tab/>0.0979952785205257<text:tab/>0.101020019074265<text:tab/>0.0959986064385136</text:p>
      <text:p text:style-name="P1">Mybpc2<text:tab/>0.43314406860967<text:tab/>0.214691359554022<text:tab/>0.1753137135436<text:tab/>0.69801415290155<text:tab/>0.197794629330098</text:p>
      <text:p text:style-name="P1">Mybpc3<text:tab/>0.161975918044436<text:tab/>0.187901420879813<text:tab/>0.13160468155077<text:tab/>0.161579674770683<text:tab/>0.134331663782216</text:p>
      <text:p text:style-name="P1">Mybph<text:tab/>0.103933771121142<text:tab/>0.10330493628222<text:tab/>0.0979952785205257<text:tab/>0.101020019074265<text:tab/>0.0959986064385136</text:p>
      <text:p text:style-name="P1">Mybphl<text:tab/>7.90657251670731<text:tab/>3.09680540488217<text:tab/>0.160270338462748<text:tab/>0.516696750810279<text:tab/>0.10320907126453</text:p>
      <text:p text:style-name="P1">Myc<text:tab/>56.9267166150644<text:tab/>100.865209170736<text:tab/>105.607625155683<text:tab/>38.3775760191544<text:tab/>59.9476047236081</text:p>
      <text:p text:style-name="P1">Mycbp<text:tab/>16.3033089284581<text:tab/>19.6836534495549<text:tab/>23.6490129207497<text:tab/>30.2718096739395<text:tab/>17.5698470680184</text:p>
      <text:p text:style-name="P1">Mycbp2<text:tab/>4.5310211208415<text:tab/>4.1518200597862<text:tab/>5.1546120431426<text:tab/>5.61765652242547<text:tab/>5.3405679985172</text:p>
      <text:p text:style-name="P1">Mycbpap<text:tab/>0.692830622347961<text:tab/>0.453335504046453<text:tab/>0.223604295151313<text:tab/>0.357620668736697<text:tab/>0.327959359001079</text:p>
      <text:p text:style-name="P1">Mycl<text:tab/>0.376257353480525<text:tab/>8.73288549324503<text:tab/>1.63985669161837<text:tab/>1.79727606529013<text:tab/>1.83750701946565</text:p>
      <text:p text:style-name="P1">Mycn<text:tab/>0.391324961034866<text:tab/>0.163610490006442<text:tab/>0.117625997580015<text:tab/>0.274579801786875<text:tab/>0.0937906208093136</text:p>
      <text:p text:style-name="P1">Mycs<text:tab/>0.103933771121142<text:tab/>0.10330493628222<text:tab/>0.0979952785205257<text:tab/>0.101020019074265<text:tab/>0.0959986064385136</text:p>
      <text:p text:style-name="P1">Myct1<text:tab/>3.46459472900047<text:tab/>5.81895204949698<text:tab/>0.277730849491019<text:tab/>5.40104858556801<text:tab/>0.183194007619307</text:p>
      <text:p text:style-name="P1">Myd88<text:tab/>12.7568008466872<text:tab/>26.1246121300914<text:tab/>14.8748114892685<text:tab/>34.0676781691444<text:tab/>16.2428240950097</text:p>
      <text:p text:style-name="P1">Myef2<text:tab/>42.3053771794737<text:tab/>42.2950029294791<text:tab/>23.8141839745505<text:tab/>42.915253521429<text:tab/>29.5153498642952</text:p>
      <text:p text:style-name="P1"><text:soft-page-break/>Myeov2<text:tab/>194.125798591012<text:tab/>216.33598774048<text:tab/>195.219209110035<text:tab/>288.480768101645<text:tab/>221.874207125814</text:p>
      <text:p text:style-name="P1">Myf5<text:tab/>0.103933771121142<text:tab/>0.10330493628222<text:tab/>0.0979952785205257<text:tab/>0.101020019074265<text:tab/>0.0959986064385136</text:p>
      <text:p text:style-name="P1">Myf6<text:tab/>0.103933771121142<text:tab/>0.10330493628222<text:tab/>0.0979952785205257<text:tab/>0.101020019074265<text:tab/>0.0959986064385136</text:p>
      <text:p text:style-name="P1">Myg1<text:tab/>21.8745613904136<text:tab/>21.6210886913278<text:tab/>13.7044874807225<text:tab/>38.5849788515556<text:tab/>30.5382968910988</text:p>
      <text:p text:style-name="P1">Myh1<text:tab/>38.5999368683836<text:tab/>22.8730572470059<text:tab/>10.1592045699062<text:tab/>2.38166630288077<text:tab/>0.223325113825575</text:p>
      <text:p text:style-name="P1">Myh10<text:tab/>164.174944942232<text:tab/>130.122639286004<text:tab/>100.620539607742<text:tab/>114.79607398327<text:tab/>44.575942169825</text:p>
      <text:p text:style-name="P1">Myh11<text:tab/>5.36505989522742<text:tab/>5.00544694039903<text:tab/>2.67777380560598<text:tab/>1.91517152961972<text:tab/>0.383422682666012</text:p>
      <text:p text:style-name="P1">Myh14<text:tab/>0.749206020189726<text:tab/>0.366611683748609<text:tab/>0.213968472149032<text:tab/>0.963935631923611<text:tab/>0.155937235094766</text:p>
      <text:p text:style-name="P1">Myh2<text:tab/>11.4040007669989<text:tab/>9.24432280400061<text:tab/>3.91709076087075<text:tab/>0.471417100177086<text:tab/>0.220357856568224</text:p>
      <text:p text:style-name="P1">Myh3<text:tab/>0.719443922020052<text:tab/>0.236723206112063<text:tab/>0.191432437985574<text:tab/>0.109837025225182<text:tab/>0.0976756220197329</text:p>
      <text:p text:style-name="P1">Myh4<text:tab/>0.271014918644096<text:tab/>0.156216049610024<text:tab/>0.135448149017022<text:tab/>0.124992220152273<text:tab/>0.095782408507021</text:p>
      <text:p text:style-name="P1">Myh6<text:tab/>0.145342257990358<text:tab/>0.166097971279468<text:tab/>0.0974912032655807<text:tab/>0.102583149116306<text:tab/>0.0951691486527339</text:p>
      <text:p text:style-name="P1">Myh7<text:tab/>0.129531622380214<text:tab/>0.1397249774636<text:tab/>0.102851475102704<text:tab/>0.111455922307138<text:tab/>0.0991362312000425</text:p>
      <text:p text:style-name="P1">Myh7b<text:tab/>0.741229684065663<text:tab/>1.44468513733457<text:tab/>0.389385790320893<text:tab/>0.820852249409889<text:tab/>0.200107045561803</text:p>
      <text:p text:style-name="P1">Myh8<text:tab/>0.260647398685232<text:tab/>0.146789013271136<text:tab/>0.125225753361427<text:tab/>0.117509959467959<text:tab/>0.0947091443957584</text:p>
      <text:p text:style-name="P1">Myh9<text:tab/>9.71091534484374<text:tab/>9.65217261091868<text:tab/>5.63736707196252<text:tab/>11.0383637901203<text:tab/>6.20478553950558</text:p>
      <text:p text:style-name="P1">Myh9l1<text:tab/>0.110687260670345<text:tab/>0.111493212987844<text:tab/>0.101152738553245<text:tab/>0.105516026946487<text:tab/>0.106818465221672</text:p>
      <text:p text:style-name="P1">Myl1<text:tab/>0.103933771121142<text:tab/>0.10330493628222<text:tab/>0.0979952785205257<text:tab/>0.101020019074265<text:tab/>0.0959986064385136</text:p>
      <text:p text:style-name="P1">Myl12a<text:tab/>1672.70050323502<text:tab/>1919.42114821865<text:tab/>1844.79490241264<text:tab/>1204.08209897048<text:tab/>802.904128374387</text:p>
      <text:p text:style-name="P1">Myl12b<text:tab/>163.604216460509<text:tab/>162.580812258161<text:tab/>161.864514272144<text:tab/>254.74193935221<text:tab/>190.60016206665</text:p>
      <text:p text:style-name="P1">Myl2<text:tab/>0.103933771121142<text:tab/>0.10330493628222<text:tab/>0.0979952785205257<text:tab/>0.101020019074265<text:tab/>0.0959986064385136</text:p>
      <text:p text:style-name="P1">Myl3<text:tab/>0.267899848849636<text:tab/>6.07924775321998<text:tab/>0.280244250382992<text:tab/>0.106552045782925<text:tab/>0.0907174201401816</text:p>
      <text:p text:style-name="P1">Myl4<text:tab/>2.71117722393574<text:tab/>6.34858025569748<text:tab/>1.26502330206551<text:tab/>3.53882888886831<text:tab/>0.541625514052055</text:p>
      <text:p text:style-name="P1">Myl6<text:tab/>2517.76221210802<text:tab/>3050.25321409739<text:tab/>2475.48804864795<text:tab/>2331.19626542345<text:tab/>1316.24311305194</text:p>
      <text:p text:style-name="P1">Myl6b<text:tab/>813.10011656391<text:tab/>881.483320476399<text:tab/>792.111603033606<text:tab/>667.127075019963<text:tab/>328.822336697845</text:p>
      <text:p text:style-name="P1">Myl6l<text:tab/>0.152427330506398<text:tab/>0.116068989088988<text:tab/>0.110820120758492<text:tab/>0.114020918052678<text:tab/>0.103961031714645</text:p>
      <text:p text:style-name="P1">Myl7<text:tab/>0.103933771121142<text:tab/>0.10330493628222<text:tab/>0.0979952785205257<text:tab/>0.101020019074265<text:tab/>0.0959986064385136</text:p>
      <text:p text:style-name="P1">Myl9<text:tab/>1039.44712720491<text:tab/>1125.1322875151<text:tab/>959.315693486684<text:tab/>190.489636265066<text:tab/>40.6448157414225</text:p>
      <text:p text:style-name="P1">Mylip<text:tab/>9.85340522497573<text:tab/>20.5076522066122<text:tab/>38.5376135378781<text:tab/>14.8365172421919<text:tab/>10.1334031854892</text:p>
      <text:p text:style-name="P1">Mylk<text:tab/>9.58218279310211<text:tab/>7.40653613296025<text:tab/>4.09808182276491<text:tab/>5.2086130149245<text:tab/>0.880506328387986</text:p>
      <text:p text:style-name="P1">Mylk2<text:tab/>0.237173362435095<text:tab/>0.206441248276872<text:tab/>0.0980852588350673<text:tab/>0.113557781344583<text:tab/>0.0951914527811514</text:p>
      <text:p text:style-name="P1">Mylk3<text:tab/>1.21122515891024<text:tab/>0.474193815498782<text:tab/>0.413352424817689<text:tab/>1.88493866971549<text:tab/>0.174689718509682</text:p>
      <text:p text:style-name="P1">Mylpf<text:tab/>0.490450450369452<text:tab/>3.47239454249789<text:tab/>0.270855487333832<text:tab/>0.27908336988876<text:tab/>1.12909632377656</text:p>
      <text:p text:style-name="P1">Mynn<text:tab/>14.5827620429207<text:tab/>14.5463357539361<text:tab/>8.25615263823017<text:tab/>14.9679312749011<text:tab/>6.98986712412103</text:p>
      <text:p text:style-name="P1">Myo10<text:tab/>13.8699217103843<text:tab/>48.5044011048867<text:tab/>47.9704214096869<text:tab/>21.5272235881582<text:tab/>21.76090554967</text:p>
      <text:p text:style-name="P1">Myo16<text:tab/>0.103933771121142<text:tab/>0.10330493628222<text:tab/>0.0979952785205257<text:tab/>0.101020019074265<text:tab/>0.0959986064385136</text:p>
      <text:p text:style-name="P1">Myo18a<text:tab/>17.7963843887252<text:tab/>12.1688868475897<text:tab/>10.6945492546501<text:tab/>34.9367807346809<text:tab/>16.9715589621896</text:p>
      <text:p text:style-name="P1">Myo19<text:tab/>7.98319096529528<text:tab/>10.3806835526365<text:tab/>5.48888751544237<text:tab/>8.09205821706334<text:tab/>6.57388369379554</text:p>
      <text:p text:style-name="P1">Myo1a<text:tab/>0.348204583677932<text:tab/>0.484105864223633<text:tab/>0.29335612900925<text:tab/>0.130510003363656<text:tab/>0.140208273000799</text:p>
      <text:p text:style-name="P1">Myo1b<text:tab/>2.50734121366598<text:tab/>2.59123808394447<text:tab/>2.8673365493435<text:tab/>7.47825024586207<text:tab/>3.93121677645099</text:p>
      <text:p text:style-name="P1">Myo1c<text:tab/>251.752758625634<text:tab/>305.018418638941<text:tab/>145.515223994768<text:tab/>220.809284325999<text:tab/>114.734852998238</text:p>
      <text:p text:style-name="P1">Myo1d<text:tab/>34.2235036023012<text:tab/>46.0591293246396<text:tab/>47.8399025932986<text:tab/>79.5840090627967<text:tab/>48.6963961953652</text:p>
      <text:p text:style-name="P1">Myo1e<text:tab/>20.8835484886048<text:tab/>24.0500775362109<text:tab/>34.2624501690017<text:tab/>40.0130291977688<text:tab/>46.5049742477473</text:p>
      <text:p text:style-name="P1">Myo1f<text:tab/>1.96062084069481<text:tab/>1.32318924674632<text:tab/>2.09762087024797<text:tab/>0.79038648991931<text:tab/>0.376634564019248</text:p>
      <text:p text:style-name="P1">Myo1g<text:tab/>0.139599281910304<text:tab/>0.13973758111441<text:tab/>0.0967681723761204<text:tab/>0.128517096685781<text:tab/>0.0943363146159475</text:p>
      <text:p text:style-name="P1">Myo3b<text:tab/>0.103933771121142<text:tab/>0.10330493628222<text:tab/>0.0979952785205257<text:tab/>0.101020019074265<text:tab/>0.0959986064385136</text:p>
      <text:p text:style-name="P1">Myo5a<text:tab/>9.71739039929957<text:tab/>8.6099039496901<text:tab/>8.84918575435509<text:tab/>18.4126711499052<text:tab/>12.8133874460064</text:p>
      <text:p text:style-name="P1">Myo5b<text:tab/>0.151669917730297<text:tab/>0.130844442485397<text:tab/>0.133247346349694<text:tab/>0.19052218168576<text:tab/>0.110226960911581</text:p>
      <text:p text:style-name="P1">Myo7a<text:tab/>1.74942759897781<text:tab/>2.10987906467554<text:tab/>0.558366387268301<text:tab/>3.99098019457908<text:tab/>0.158952764806154</text:p>
      <text:p text:style-name="P1">Myo7b<text:tab/>0.113694610164508<text:tab/>0.372908386797329<text:tab/>0.0988644164350921<text:tab/>0.116195805420169<text:tab/>0.0923213862911656</text:p>
      <text:p text:style-name="P1">Myo9a<text:tab/>4.82811577265224<text:tab/>5.2154304733232<text:tab/>5.15549097594112<text:tab/>5.29099551729461<text:tab/>3.52148337952528</text:p>
      <text:p text:style-name="P1">Myo9b<text:tab/>24.9336822158583<text:tab/>41.3563706323086<text:tab/>26.411749856615<text:tab/>41.0813952496365<text:tab/>30.4553714027787</text:p>
      <text:p text:style-name="P1">Myoc<text:tab/>0.102070316846706<text:tab/>0.161653866674075<text:tab/>0.295677353059483<text:tab/>0.118982583550401<text:tab/>0.126039917050465</text:p>
      <text:p text:style-name="P1">Myocd<text:tab/>5.33881178778863<text:tab/>4.33179616899668<text:tab/>0.552469556159131<text:tab/>1.58065559411058<text:tab/>0.124911899424934</text:p>
      <text:p text:style-name="P1"><text:soft-page-break/>Myod1<text:tab/>0.104099020283322<text:tab/>0.116033597016793<text:tab/>0.0980944028267701<text:tab/>0.101473885371365<text:tab/>0.0960314225197335</text:p>
      <text:p text:style-name="P1">Myof<text:tab/>66.8801436873865<text:tab/>78.8219694565807<text:tab/>33.9384488719596<text:tab/>175.580968576504<text:tab/>75.4275318983447</text:p>
      <text:p text:style-name="P1">Myog<text:tab/>0.103933771121142<text:tab/>0.10330493628222<text:tab/>0.0979952785205257<text:tab/>0.101020019074265<text:tab/>0.0959986064385136</text:p>
      <text:p text:style-name="P1">Myom1<text:tab/>1.72348968264232<text:tab/>0.941336320855183<text:tab/>0.622862595921408<text:tab/>0.232483057787001<text:tab/>0.121676772936641</text:p>
      <text:p text:style-name="P1">Myom2<text:tab/>0.103933771121142<text:tab/>0.10330493628222<text:tab/>0.0979952785205257<text:tab/>0.101020019074265<text:tab/>0.0959986064385136</text:p>
      <text:p text:style-name="P1">Myot<text:tab/>0.103933771121142<text:tab/>0.10330493628222<text:tab/>0.0979952785205257<text:tab/>0.101020019074265<text:tab/>0.0959986064385136</text:p>
      <text:p text:style-name="P1">Myoz1<text:tab/>0.489738140550267<text:tab/>0.27125688601075<text:tab/>0.138566355027309<text:tab/>0.1097224104447<text:tab/>0.167919267728427</text:p>
      <text:p text:style-name="P1">Myoz2<text:tab/>2.05647479610169<text:tab/>3.40268503667417<text:tab/>0.118582616099845<text:tab/>2.11411883373439<text:tab/>0.260982030357853</text:p>
      <text:p text:style-name="P1">Mypn<text:tab/>0.103933771121142<text:tab/>0.10330493628222<text:tab/>0.0979952785205257<text:tab/>0.101020019074265<text:tab/>0.0959986064385136</text:p>
      <text:p text:style-name="P1">Mypop<text:tab/>4.149354293744<text:tab/>1.05068365330603<text:tab/>0.952866119406844<text:tab/>10.3665868416544<text:tab/>2.5116710731055</text:p>
      <text:p text:style-name="P1">Myrf<text:tab/>10.0587950114896<text:tab/>5.68529059517475<text:tab/>1.31987422250324<text:tab/>10.4637935253047<text:tab/>1.75870812905921</text:p>
      <text:p text:style-name="P1">Myrip<text:tab/>0.0992872759861078<text:tab/>0.307065176565774<text:tab/>0.183205338763888<text:tab/>2.87881839872667<text:tab/>0.131620069154082</text:p>
      <text:p text:style-name="P1">Myt1<text:tab/>0.104294036355588<text:tab/>0.103904090938479<text:tab/>0.119085948553663<text:tab/>0.101795675971469<text:tab/>0.0961039742157786</text:p>
      <text:p text:style-name="P1">Myt1l<text:tab/>0.118231024241085<text:tab/>0.104089243959803<text:tab/>0.110419002575387<text:tab/>0.101913619808698<text:tab/>0.0960987133751464</text:p>
      <text:p text:style-name="P1">Myzap<text:tab/>0.235455593381114<text:tab/>0.28611465284118<text:tab/>0.426930777065813<text:tab/>5.5311553436346<text:tab/>1.68706778626676</text:p>
      <text:p text:style-name="P1">Mzb1<text:tab/>0.104814263549786<text:tab/>0.104973334644361<text:tab/>0.214701815236064<text:tab/>0.103197273081622<text:tab/>0.096214050199698</text:p>
      <text:p text:style-name="P1">Mzf1<text:tab/>2.64561696130663<text:tab/>1.10270389905725<text:tab/>1.6257450052651<text:tab/>5.57165555838283<text:tab/>1.55530524838586</text:p>
      <text:p text:style-name="P1">Mzt2b<text:tab/>8.95846587750783<text:tab/>5.81668930806194<text:tab/>3.57409754361798<text:tab/>13.0567548674721<text:tab/>4.83614676282285</text:p>
      <text:p text:style-name="P1">N4bp1<text:tab/>7.47781038032396<text:tab/>10.0703665152591<text:tab/>9.52699764965618<text:tab/>9.18424525282225<text:tab/>5.51350626265694</text:p>
      <text:p text:style-name="P1">N4bp2l1<text:tab/>0.973454063685432<text:tab/>0.248977387842075<text:tab/>0.36004228221048<text:tab/>1.07788382092898<text:tab/>0.313075274198428</text:p>
      <text:p text:style-name="P1">N4bp2l2<text:tab/>17.4163035428025<text:tab/>24.7652769915817<text:tab/>17.6745578511658<text:tab/>29.9829904911802<text:tab/>24.2137351973815</text:p>
      <text:p text:style-name="P1">N4bp3<text:tab/>0.103933771121142<text:tab/>0.10330493628222<text:tab/>0.0979952785205257<text:tab/>0.101020019074265<text:tab/>0.0959986064385136</text:p>
      <text:p text:style-name="P1">N5<text:tab/>0.103719110610502<text:tab/>0.103393634549484<text:tab/>0.097691589503775<text:tab/>0.101351966621794<text:tab/>0.123346879774909</text:p>
      <text:p text:style-name="P1">N6amt1<text:tab/>6.2203620757895<text:tab/>5.80216365464721<text:tab/>3.42880319517981<text:tab/>15.1131311918885<text:tab/>15.6465332211461</text:p>
      <text:p text:style-name="P1">N6amt2<text:tab/>16.6226140302427<text:tab/>19.009567695694<text:tab/>10.0919095985872<text:tab/>29.1539552201132<text:tab/>10.6239145255435</text:p>
      <text:p text:style-name="P1">NEWGENE_2812<text:tab/>3.88626257250831<text:tab/>1.98983676588492<text:tab/>1.58476614928996<text:tab/>3.29346265245482<text:tab/>1.82039055585448</text:p>
      <text:p text:style-name="P1">NMS<text:tab/>0.103933771121142<text:tab/>0.10330493628222<text:tab/>0.0979952785205257<text:tab/>0.101020019074265<text:tab/>0.0959986064385136</text:p>
      <text:p text:style-name="P1">Naa10<text:tab/>31.2847150195125<text:tab/>36.1108427178201<text:tab/>15.1731450779309<text:tab/>42.8197124978533<text:tab/>57.2592300281029</text:p>
      <text:p text:style-name="P1">Naa11<text:tab/>0.103933771121142<text:tab/>0.10330493628222<text:tab/>0.0979952785205257<text:tab/>0.101020019074265<text:tab/>0.0959986064385136</text:p>
      <text:p text:style-name="P1">Naa15<text:tab/>21.9207966530198<text:tab/>36.4470926085129<text:tab/>27.5856096541775<text:tab/>22.7564155978746<text:tab/>29.45665830987</text:p>
      <text:p text:style-name="P1">Naa20<text:tab/>37.0508227523387<text:tab/>43.742774044052<text:tab/>37.7843528958488<text:tab/>54.9313770687848<text:tab/>41.9131582572662</text:p>
      <text:p text:style-name="P1">Naa25<text:tab/>9.51229706071684<text:tab/>21.1928683534259<text:tab/>17.0579613618445<text:tab/>13.5543633779957<text:tab/>18.9381485341882</text:p>
      <text:p text:style-name="P1">Naa30<text:tab/>5.14726589563633<text:tab/>12.1145971961111<text:tab/>12.2331303342968<text:tab/>7.36955342498393<text:tab/>7.10496598701977</text:p>
      <text:p text:style-name="P1">Naa35<text:tab/>29.9692620839884<text:tab/>24.411105893846<text:tab/>37.5461651886351<text:tab/>43.15619617898<text:tab/>29.9634650110796</text:p>
      <text:p text:style-name="P1">Naa38<text:tab/>70.9145310883139<text:tab/>94.5832185591706<text:tab/>63.5141237691418<text:tab/>139.719849082359<text:tab/>115.699771814865</text:p>
      <text:p text:style-name="P1">Naa40<text:tab/>6.94175444532176<text:tab/>6.26631131975502<text:tab/>4.5496865808558<text:tab/>6.21712286313285<text:tab/>4.74274485912025</text:p>
      <text:p text:style-name="P1">Naa50<text:tab/>6.18079946270325<text:tab/>6.78305041325582<text:tab/>7.92365871044766<text:tab/>6.17760842574775<text:tab/>8.64544661673757</text:p>
      <text:p text:style-name="P1">Naa60<text:tab/>20.3847798920458<text:tab/>13.0400504659798<text:tab/>8.34106709849048<text:tab/>31.8598285893169<text:tab/>20.7094953769554</text:p>
      <text:p text:style-name="P1">Naaa<text:tab/>0.102922300140008<text:tab/>0.113095752349479<text:tab/>0.806859538831939<text:tab/>0.30421509853221<text:tab/>0.523692390483724</text:p>
      <text:p text:style-name="P1">Naalad2<text:tab/>0.104285613462096<text:tab/>0.14210133014611<text:tab/>0.0982027735390638<text:tab/>0.102070698427949<text:tab/>0.0960663908762791</text:p>
      <text:p text:style-name="P1">Naaladl1<text:tab/>0.141766461683018<text:tab/>0.25709950749639<text:tab/>0.0979710038063436<text:tab/>0.14194180343027<text:tab/>0.176726290160094</text:p>
      <text:p text:style-name="P1">Nab1<text:tab/>16.607070329514<text:tab/>18.581918424267<text:tab/>7.37586722723112<text:tab/>24.4532529333782<text:tab/>9.88694847612898</text:p>
      <text:p text:style-name="P1">Nab2<text:tab/>33.7627099616609<text:tab/>81.7089310271354<text:tab/>26.7720108452223<text:tab/>77.6425900356228<text:tab/>56.8292317990061</text:p>
      <text:p text:style-name="P1">Nabp1<text:tab/>1.28693034192498<text:tab/>2.553957658187<text:tab/>3.81197307320678<text:tab/>2.00837845930306<text:tab/>7.95648248544552</text:p>
      <text:p text:style-name="P1">Nabp2<text:tab/>57.9125819360009<text:tab/>55.2878054055274<text:tab/>38.3615658915707<text:tab/>84.033576748573<text:tab/>60.2110411288707</text:p>
      <text:p text:style-name="P1">Naca<text:tab/>1187.87667900258<text:tab/>1306.6064332015<text:tab/>869.983589680598<text:tab/>1359.60084641168<text:tab/>1006.6173994449</text:p>
      <text:p text:style-name="P1">Nacad<text:tab/>2.96834251711955<text:tab/>6.62882361973653<text:tab/>1.07019331559848<text:tab/>4.26260191026947<text:tab/>0.880121053638696</text:p>
      <text:p text:style-name="P1">Nacc1<text:tab/>32.6050388982829<text:tab/>46.5136505644523<text:tab/>29.2376607267934<text:tab/>53.8196416677929<text:tab/>38.5244112280232</text:p>
      <text:p text:style-name="P1">Nacc2<text:tab/>18.6902032147542<text:tab/>11.6153329679345<text:tab/>7.00375322693577<text:tab/>27.3679536306414<text:tab/>7.95087035634085</text:p>
      <text:p text:style-name="P1">Nadk<text:tab/>24.2134543939558<text:tab/>16.5197005287843<text:tab/>17.715101987572<text:tab/>47.1124561836255<text:tab/>38.0087362235348</text:p>
      <text:p text:style-name="P1">Nadk2<text:tab/>3.46551785059103<text:tab/>1.9682091817001<text:tab/>0.515885176897886<text:tab/>3.75401409376408<text:tab/>0.468587991151915</text:p>
      <text:p text:style-name="P1">Nadsyn1<text:tab/>4.63594908841608<text:tab/>2.0862136261597<text:tab/>0.984323874825919<text:tab/>4.53705350820028<text:tab/>2.16298857579892</text:p>
      <text:p text:style-name="P1">Nae1<text:tab/>20.4430841250721<text:tab/>19.4256679910649<text:tab/>11.7872278760931<text:tab/>25.0503364352848<text:tab/>19.1366535061217</text:p>
      <text:p text:style-name="P1">Naf1<text:tab/>5.25690699810303<text:tab/>8.23218146954088<text:tab/>6.15868471890301<text:tab/>7.05450237131714<text:tab/>7.70942494203493</text:p>
      <text:p text:style-name="P1"><text:soft-page-break/>Naga<text:tab/>28.882959703681<text:tab/>26.1899451718121<text:tab/>25.2762572553881<text:tab/>52.9341963693231<text:tab/>27.3898144140328</text:p>
      <text:p text:style-name="P1">Nagk<text:tab/>50.3411306889719<text:tab/>42.4138784302694<text:tab/>28.6740459033689<text:tab/>95.0603952364002<text:tab/>56.093567062566</text:p>
      <text:p text:style-name="P1">Naglt1<text:tab/>0.103933771121142<text:tab/>0.10330493628222<text:tab/>0.0979952785205257<text:tab/>0.101020019074265<text:tab/>0.0959986064385136</text:p>
      <text:p text:style-name="P1">Nagpa<text:tab/>6.26805650928092<text:tab/>4.83844635407545<text:tab/>2.87789639467285<text:tab/>11.1452991096389<text:tab/>7.85596202314829</text:p>
      <text:p text:style-name="P1">Nags<text:tab/>0.143329484138071<text:tab/>0.145874100929606<text:tab/>0.0933310460840011<text:tab/>0.337928619155249<text:tab/>0.0911239891693691</text:p>
      <text:p text:style-name="P1">Nalcn<text:tab/>0.2461791219764<text:tab/>0.434325164738897<text:tab/>0.156363986246796<text:tab/>0.128447606469825<text:tab/>0.0922588190279357</text:p>
      <text:p text:style-name="P1">Nampt<text:tab/>20.2180721808237<text:tab/>128.593114295787<text:tab/>113.897679644468<text:tab/>34.7814773771654<text:tab/>38.8357012955145</text:p>
      <text:p text:style-name="P1">Nanog<text:tab/>0.103933771121142<text:tab/>0.10330493628222<text:tab/>0.0979952785205257<text:tab/>0.101020019074265<text:tab/>0.0959986064385136</text:p>
      <text:p text:style-name="P1">Nanos2<text:tab/>0.103933771121142<text:tab/>0.10330493628222<text:tab/>0.0979952785205257<text:tab/>0.101020019074265<text:tab/>0.0959986064385136</text:p>
      <text:p text:style-name="P1">Nanos3<text:tab/>0.213310980015661<text:tab/>0.20148074411487<text:tab/>0.0993709181437362<text:tab/>0.1465063746063<text:tab/>0.19990769091924</text:p>
      <text:p text:style-name="P1">Nanp<text:tab/>8.60668935969666<text:tab/>10.0817603296158<text:tab/>4.84870983659721<text:tab/>10.226236790678<text:tab/>9.28309466441131</text:p>
      <text:p text:style-name="P1">Nans<text:tab/>38.3754451542929<text:tab/>48.018737697484<text:tab/>39.6324176137838<text:tab/>77.691993257666<text:tab/>35.11817132887</text:p>
      <text:p text:style-name="P1">Nap1l1<text:tab/>183.423346430741<text:tab/>232.209746886835<text:tab/>168.370870099849<text:tab/>207.588170498982<text:tab/>188.622347834002</text:p>
      <text:p text:style-name="P1">Nap1l2<text:tab/>0.132162601450164<text:tab/>0.10633359996499<text:tab/>0.136087519007533<text:tab/>0.114311081752211<text:tab/>0.125050988185594</text:p>
      <text:p text:style-name="P1">Nap1l3<text:tab/>2.24182743370494<text:tab/>1.41624696292148<text:tab/>1.2135540613301<text:tab/>2.29387236407436<text:tab/>1.25594972890516</text:p>
      <text:p text:style-name="P1">Nap1l4<text:tab/>48.1624022887238<text:tab/>39.9834519963356<text:tab/>49.4946288547143<text:tab/>58.138312039143<text:tab/>54.1356078766561</text:p>
      <text:p text:style-name="P1">Nap1l5<text:tab/>0.127713984980288<text:tab/>0.131324118501442<text:tab/>0.353240710217134<text:tab/>0.161678763723833<text:tab/>0.197631952070291</text:p>
      <text:p text:style-name="P1">Napa<text:tab/>62.33810219599<text:tab/>65.3243589669132<text:tab/>65.0390725449878<text:tab/>111.649545074914<text:tab/>98.5543929503535</text:p>
      <text:p text:style-name="P1">Napb<text:tab/>3.54001418296368<text:tab/>1.30652129517885<text:tab/>1.36952289871591<text:tab/>3.10579554135031<text:tab/>3.89716373664584</text:p>
      <text:p text:style-name="P1">Napepld<text:tab/>5.67772519270263<text:tab/>6.51129081430083<text:tab/>8.99389330780356<text:tab/>8.99776767832439<text:tab/>8.94916956907634</text:p>
      <text:p text:style-name="P1">Napg<text:tab/>16.8994791911382<text:tab/>9.08272906780893<text:tab/>7.33773383476638<text:tab/>22.2360112449196<text:tab/>17.4921898331746</text:p>
      <text:p text:style-name="P1">Naprt1<text:tab/>3.06202723000692<text:tab/>3.45572048688627<text:tab/>1.81915860555759<text:tab/>4.4702801529282<text:tab/>0.948173849792303</text:p>
      <text:p text:style-name="P1">Napsa<text:tab/>0.103933771121142<text:tab/>0.10330493628222<text:tab/>0.0979952785205257<text:tab/>0.101020019074265<text:tab/>0.0959986064385136</text:p>
      <text:p text:style-name="P1">Narf<text:tab/>18.6841933027511<text:tab/>6.22092514670204<text:tab/>21.0709557031037<text:tab/>17.9801869905602<text:tab/>37.7172394948637</text:p>
      <text:p text:style-name="P1">Narfl<text:tab/>13.1774277352183<text:tab/>9.91009469062405<text:tab/>7.46617871253701<text:tab/>17.5984928349248<text:tab/>14.1656786574695</text:p>
      <text:p text:style-name="P1">Nars<text:tab/>105.574806466408<text:tab/>204.700183054547<text:tab/>126.671565696537<text:tab/>181.155578297787<text:tab/>174.766797377115</text:p>
      <text:p text:style-name="P1">Nars2<text:tab/>2.91619229146579<text:tab/>2.1663766558882<text:tab/>5.07001478885741<text:tab/>5.53901397838619<text:tab/>5.97647097298461</text:p>
      <text:p text:style-name="P1">Nasp<text:tab/>28.0355265160968<text:tab/>29.0747937496455<text:tab/>39.3642943994412<text:tab/>19.2416515309134<text:tab/>16.0718401351557</text:p>
      <text:p text:style-name="P1">Nat1<text:tab/>8.06525836669869<text:tab/>3.87348672121232<text:tab/>2.57676764514708<text:tab/>11.3599960107992<text:tab/>4.41475214088354</text:p>
      <text:p text:style-name="P1">Nat10<text:tab/>10.8240802370962<text:tab/>9.07545127109289<text:tab/>6.68096575738781<text:tab/>15.581720156195<text:tab/>20.3233179598681</text:p>
      <text:p text:style-name="P1">Nat14<text:tab/>2.15695757932428<text:tab/>2.49109348785476<text:tab/>1.16206571372736<text:tab/>6.41743760835678<text:tab/>1.69609877634924</text:p>
      <text:p text:style-name="P1">Nat2<text:tab/>1.75675697037264<text:tab/>1.44602095600622<text:tab/>1.34628367295091<text:tab/>5.03608662472921<text:tab/>2.40089932452766</text:p>
      <text:p text:style-name="P1">Nat3<text:tab/>0.104913017856278<text:tab/>0.188884456335352<text:tab/>0.176899069797495<text:tab/>0.104111670746477<text:tab/>0.0957471574490641</text:p>
      <text:p text:style-name="P1">Nat6<text:tab/>27.4114863489991<text:tab/>18.0143829822571<text:tab/>18.6689261544547<text:tab/>46.1509193728446<text:tab/>16.0772635971185</text:p>
      <text:p text:style-name="P1">Nat8<text:tab/>0.103933771121142<text:tab/>0.10330493628222<text:tab/>0.0979952785205257<text:tab/>0.101020019074265<text:tab/>0.0959986064385136</text:p>
      <text:p text:style-name="P1">Nat8b<text:tab/>0.103933771121142<text:tab/>0.10330493628222<text:tab/>0.0979952785205257<text:tab/>0.101020019074265<text:tab/>0.0959986064385136</text:p>
      <text:p text:style-name="P1">Nat8l<text:tab/>0.11120684099359<text:tab/>0.122746162978276<text:tab/>0.415839298909886<text:tab/>0.111509026658666<text:tab/>0.099716516561424</text:p>
      <text:p text:style-name="P1">Nat9<text:tab/>19.3236876386592<text:tab/>16.4527824669589<text:tab/>12.9063237825402<text:tab/>35.8687402407109<text:tab/>21.7830563959112</text:p>
      <text:p text:style-name="P1">Natd1<text:tab/>0.103933771121142<text:tab/>0.10330493628222<text:tab/>0.0979952785205257<text:tab/>0.101020019074265<text:tab/>0.0959986064385136</text:p>
      <text:p text:style-name="P1">Nav2<text:tab/>8.45736644721912<text:tab/>9.72214361050038<text:tab/>9.50231295028462<text:tab/>9.7126238622549<text:tab/>6.99678890451506</text:p>
      <text:p text:style-name="P1">Nav3<text:tab/>0.599556674274043<text:tab/>0.535453949079639<text:tab/>0.446079201943569<text:tab/>1.40493247699106<text:tab/>0.142480187404322</text:p>
      <text:p text:style-name="P1">Nbl1<text:tab/>24.88139531711<text:tab/>49.2843211192079<text:tab/>56.3804016017814<text:tab/>50.4668027197747<text:tab/>51.2223161818767</text:p>
      <text:p text:style-name="P1">Nbn<text:tab/>21.1159034397625<text:tab/>20.0913315215585<text:tab/>10.8222829845368<text:tab/>25.6144297863616<text:tab/>15.9197429930444</text:p>
      <text:p text:style-name="P1">Nbr1<text:tab/>48.8209172016448<text:tab/>27.3745993072691<text:tab/>24.7781417595774<text:tab/>79.2741936277579<text:tab/>65.8654570940032</text:p>
      <text:p text:style-name="P1">Ncald<text:tab/>1.26213053410734<text:tab/>0.719603501233515<text:tab/>0.717766027357169<text:tab/>3.25716928823064<text:tab/>0.631763165830056</text:p>
      <text:p text:style-name="P1">Ncam1<text:tab/>11.8840584225058<text:tab/>10.8193913903884<text:tab/>7.35601366895729<text:tab/>59.314217110408<text:tab/>13.8497493622481</text:p>
      <text:p text:style-name="P1">Ncam2<text:tab/>0.103868659311244<text:tab/>0.103333598848489<text:tab/>0.097900614656173<text:tab/>0.101121532629119<text:tab/>0.10270133751487</text:p>
      <text:p text:style-name="P1">Ncan<text:tab/>0.103933771121142<text:tab/>0.10330493628222<text:tab/>0.0979952785205257<text:tab/>0.101020019074265<text:tab/>0.0959986064385136</text:p>
      <text:p text:style-name="P1">Ncapd3<text:tab/>10.7931308026206<text:tab/>5.60399935034379<text:tab/>4.0992440717786<text:tab/>4.01355147800332<text:tab/>1.67617834500632</text:p>
      <text:p text:style-name="P1">Ncaph2<text:tab/>34.7254237328341<text:tab/>25.1627326438024<text:tab/>17.490654606497<text:tab/>27.0034500314058<text:tab/>26.5474818253803</text:p>
      <text:p text:style-name="P1">Ncbp1<text:tab/>29.8777604958808<text:tab/>30.3761727637473<text:tab/>30.8148420989018<text:tab/>35.5489361350608<text:tab/>45.4268314370311</text:p>
      <text:p text:style-name="P1">Nccrp1<text:tab/>0.103933771121142<text:tab/>0.10330493628222<text:tab/>0.0979952785205257<text:tab/>0.101020019074265<text:tab/>0.0959986064385136</text:p>
      <text:p text:style-name="P1">Ncdn<text:tab/>12.0338668447943<text:tab/>11.9824359745909<text:tab/>19.2922561284572<text:tab/>25.9892467351592<text:tab/>27.7225134498484</text:p>
      <text:p text:style-name="P1">Nceh1<text:tab/>7.4487279600477<text:tab/>4.71809360159663<text:tab/>5.966642892315<text:tab/>23.0200660976508<text:tab/>20.2002360652178</text:p>
      <text:p text:style-name="P1"><text:soft-page-break/>Ncf1<text:tab/>0.103579928943453<text:tab/>0.253584041100518<text:tab/>0.270944356743052<text:tab/>0.145494128895866<text:tab/>0.146862488215834</text:p>
      <text:p text:style-name="P1">Ncf2<text:tab/>0.102090684123183<text:tab/>0.103367151402424<text:tab/>0.0966080027719451<text:tab/>0.290924167245468<text:tab/>0.0941012605792203</text:p>
      <text:p text:style-name="P1">Ncf4<text:tab/>0.103933771121142<text:tab/>0.10330493628222<text:tab/>0.0979952785205257<text:tab/>0.101020019074265<text:tab/>0.0959986064385136</text:p>
      <text:p text:style-name="P1">Nck1<text:tab/>13.065071304124<text:tab/>12.850736288151<text:tab/>18.2615799279396<text:tab/>22.3024657148977<text:tab/>16.9748471740019</text:p>
      <text:p text:style-name="P1">Nck2<text:tab/>15.1017235900525<text:tab/>12.6963376517247<text:tab/>13.1626784178469<text:tab/>18.9868400933145<text:tab/>17.9148138729855</text:p>
      <text:p text:style-name="P1">Nckap1<text:tab/>144.083850952698<text:tab/>139.150429148511<text:tab/>96.8711820194879<text:tab/>167.390932958953<text:tab/>107.813293807236</text:p>
      <text:p text:style-name="P1">Nckap1l<text:tab/>0.103933771121142<text:tab/>0.10330493628222<text:tab/>0.0979952785205257<text:tab/>0.101020019074265<text:tab/>0.0959986064385136</text:p>
      <text:p text:style-name="P1">Nckap5l<text:tab/>11.3186705458584<text:tab/>11.5304148537847<text:tab/>11.39258134507<text:tab/>16.4456471560205<text:tab/>9.14076430767105</text:p>
      <text:p text:style-name="P1">Nckipsd<text:tab/>4.43814734365704<text:tab/>3.3498630827779<text:tab/>2.28698125993574<text:tab/>5.92293837814377<text:tab/>5.73911520403821</text:p>
      <text:p text:style-name="P1">Ncl<text:tab/>248.943962676485<text:tab/>473.285302810266<text:tab/>408.691297810234<text:tab/>360.93646498569<text:tab/>494.871251985071</text:p>
      <text:p text:style-name="P1">Ncln<text:tab/>41.1979053104875<text:tab/>43.4800164616288<text:tab/>37.6425132509526<text:tab/>83.8964900038165<text:tab/>83.5623625294761</text:p>
      <text:p text:style-name="P1">Ncmap<text:tab/>0.103933771121142<text:tab/>0.10330493628222<text:tab/>0.0979952785205257<text:tab/>0.101020019074265<text:tab/>0.0959986064385136</text:p>
      <text:p text:style-name="P1">Ncoa1<text:tab/>4.67006193493167<text:tab/>4.10090634908339<text:tab/>4.57291626683669<text:tab/>6.23450204362441<text:tab/>3.46112813097547</text:p>
      <text:p text:style-name="P1">Ncoa2<text:tab/>4.79091061626674<text:tab/>2.09094324017551<text:tab/>2.66080222470575<text:tab/>7.0181316186754<text:tab/>2.52528157563646</text:p>
      <text:p text:style-name="P1">Ncoa4<text:tab/>32.3797132516234<text:tab/>44.5529963892346<text:tab/>47.2704743287042<text:tab/>41.7124225944873<text:tab/>47.0483582630039</text:p>
      <text:p text:style-name="P1">Ncoa5<text:tab/>14.6244673241973<text:tab/>20.5848473088843<text:tab/>24.7068043071767<text:tab/>16.7693374879395<text:tab/>20.0219814898936</text:p>
      <text:p text:style-name="P1">Ncoa6<text:tab/>9.57875909674401<text:tab/>14.976716616778<text:tab/>5.68538354209773<text:tab/>12.3558966944983<text:tab/>5.42540901001762</text:p>
      <text:p text:style-name="P1">Ncor1<text:tab/>18.9125081488639<text:tab/>19.4264576762645<text:tab/>11.7841459175393<text:tab/>25.6775437054558<text:tab/>15.9684990839461</text:p>
      <text:p text:style-name="P1">Ncor2<text:tab/>25.6421037476167<text:tab/>52.7183251496079<text:tab/>28.4572228682336<text:tab/>47.5870119334641<text:tab/>39.1981467505396</text:p>
      <text:p text:style-name="P1">Ncr1<text:tab/>0.103933771121142<text:tab/>0.10330493628222<text:tab/>0.0979952785205257<text:tab/>0.101020019074265<text:tab/>0.0959986064385136</text:p>
      <text:p text:style-name="P1">Ncr3<text:tab/>0.103933771121142<text:tab/>0.10330493628222<text:tab/>0.0979952785205257<text:tab/>0.101020019074265<text:tab/>0.0959986064385136</text:p>
      <text:p text:style-name="P1">Ncs1<text:tab/>17.3404909127741<text:tab/>38.7380989363762<text:tab/>20.4433587869537<text:tab/>29.1591947851617<text:tab/>15.3883940722552</text:p>
      <text:p text:style-name="P1">Ncstn<text:tab/>63.4252462593228<text:tab/>58.7412980320915<text:tab/>37.2584444764248<text:tab/>97.3353463666289<text:tab/>38.2584102786752</text:p>
      <text:p text:style-name="P1">Ndc1<text:tab/>9.85484219487465<text:tab/>10.60641087318<text:tab/>8.33207980662156<text:tab/>10.7232074358005<text:tab/>11.1956566933572</text:p>
      <text:p text:style-name="P1">Ndc80<text:tab/>26.5355145586152<text:tab/>19.6262276198912<text:tab/>14.3679689148256<text:tab/>5.85577285826223<text:tab/>0.560604204411746</text:p>
      <text:p text:style-name="P1">Nde1<text:tab/>26.1277781849137<text:tab/>20.192167174542<text:tab/>8.46798395412095<text:tab/>23.3555739959562<text:tab/>10.7310418174048</text:p>
      <text:p text:style-name="P1">Ndel1<text:tab/>49.0804963831462<text:tab/>85.9994426068259<text:tab/>64.2171811937976<text:tab/>63.2807993978131<text:tab/>57.5925660862277</text:p>
      <text:p text:style-name="P1">Ndfip1<text:tab/>145.229810970801<text:tab/>135.84124425465<text:tab/>173.725835881407<text:tab/>305.372204568014<text:tab/>231.977138201272</text:p>
      <text:p text:style-name="P1">Ndfip2<text:tab/>25.4463702684692<text:tab/>37.3614000047733<text:tab/>30.4487877975289<text:tab/>50.0456420202959<text:tab/>45.1234698879439</text:p>
      <text:p text:style-name="P1">Ndn<text:tab/>4.91039443725944<text:tab/>4.21886452351251<text:tab/>2.99800931556509<text:tab/>5.23324421851741<text:tab/>1.93304108519067</text:p>
      <text:p text:style-name="P1">Ndnl2<text:tab/>16.0545763381628<text:tab/>16.0775528636417<text:tab/>15.6753204101913<text:tab/>18.7482853096641<text:tab/>23.6175547864171</text:p>
      <text:p text:style-name="P1">Ndor1<text:tab/>14.1310817052892<text:tab/>5.88410866433669<text:tab/>6.89224158139593<text:tab/>17.4660855737996<text:tab/>22.6307666060856</text:p>
      <text:p text:style-name="P1">Ndp<text:tab/>0.103933771121142<text:tab/>0.10330493628222<text:tab/>0.0979952785205257<text:tab/>0.101020019074265<text:tab/>0.0959986064385136</text:p>
      <text:p text:style-name="P1">Ndrg1<text:tab/>36.2596516646536<text:tab/>28.5259086278328<text:tab/>11.3183025989711<text:tab/>27.2867337787337<text:tab/>11.5746657035562</text:p>
      <text:p text:style-name="P1">Ndrg2<text:tab/>3.79128289336847<text:tab/>4.79138834025556<text:tab/>1.02629991210331<text:tab/>12.2224531079307<text:tab/>0.595388560534997</text:p>
      <text:p text:style-name="P1">Ndrg3<text:tab/>6.50092493922132<text:tab/>4.90896111594021<text:tab/>5.50982117480488<text:tab/>10.354281611436<text:tab/>13.2260042490101</text:p>
      <text:p text:style-name="P1">Ndrg4<text:tab/>13.6881860074646<text:tab/>14.441211516387<text:tab/>17.9781136650525<text:tab/>29.6640551704512<text:tab/>14.8756649466947</text:p>
      <text:p text:style-name="P1">Ndst1<text:tab/>17.5458256528703<text:tab/>11.2652571124724<text:tab/>5.26494852372853<text:tab/>15.819847756131<text:tab/>7.28650308523301</text:p>
      <text:p text:style-name="P1">Ndst2<text:tab/>0.12562049595775<text:tab/>0.164529508181046<text:tab/>0.142647475229666<text:tab/>0.241510174226721<text:tab/>0.141352493362689</text:p>
      <text:p text:style-name="P1">Ndst3<text:tab/>1.75913015580262<text:tab/>0.487213602739054<text:tab/>0.182399023477184<text:tab/>1.69606534302998<text:tab/>1.46922718080895</text:p>
      <text:p text:style-name="P1">Ndst4<text:tab/>0.103933771121142<text:tab/>0.10330493628222<text:tab/>0.0979952785205257<text:tab/>0.101020019074265<text:tab/>0.0959986064385136</text:p>
      <text:p text:style-name="P1">Ndufa1<text:tab/>0.103933771121142<text:tab/>0.10330493628222<text:tab/>0.0979952785205257<text:tab/>0.101020019074265<text:tab/>0.0959986064385136</text:p>
      <text:p text:style-name="P1">Ndufa10<text:tab/>33.2803402653663<text:tab/>36.7625898690155<text:tab/>29.108231589355<text:tab/>51.4265559880725<text:tab/>35.4964159147188</text:p>
      <text:p text:style-name="P1">Ndufa10l1<text:tab/>11.9607849300089<text:tab/>8.54343601367676<text:tab/>9.72360249881478<text:tab/>13.8476117396125<text:tab/>9.83998981211893</text:p>
      <text:p text:style-name="P1">Ndufa11<text:tab/>146.542464109774<text:tab/>190.198342048405<text:tab/>149.118593155735<text:tab/>274.370716923522<text:tab/>183.978934062509</text:p>
      <text:p text:style-name="P1">Ndufa12<text:tab/>15.2947114950398<text:tab/>26.1103389436902<text:tab/>18.2838220198463<text:tab/>37.9285891845413<text:tab/>27.0846360143876</text:p>
      <text:p text:style-name="P1">Ndufa2<text:tab/>127.027562066731<text:tab/>114.400066069652<text:tab/>104.01141961364<text:tab/>188.987865203487<text:tab/>83.9352960841091</text:p>
      <text:p text:style-name="P1">Ndufa4<text:tab/>246.902396186422<text:tab/>306.036836323813<text:tab/>277.200971208461<text:tab/>365.207107790505<text:tab/>306.765650277977</text:p>
      <text:p text:style-name="P1">Ndufa4l2<text:tab/>0.104884026397263<text:tab/>0.105064415528037<text:tab/>0.0984468565105865<text:tab/>0.184955195983547<text:tab/>0.0961673886745359</text:p>
      <text:p text:style-name="P1">Ndufa5<text:tab/>148.045525211193<text:tab/>133.838168731503<text:tab/>157.112002887467<text:tab/>177.121902746916<text:tab/>187.606341467516</text:p>
      <text:p text:style-name="P1">Ndufa6<text:tab/>146.544332317919<text:tab/>168.475116332893<text:tab/>137.302594597922<text:tab/>224.137580337415<text:tab/>236.439237160545</text:p>
      <text:p text:style-name="P1">Ndufa7<text:tab/>160.852496053446<text:tab/>185.198160080401<text:tab/>152.836740750607<text:tab/>190.951393244295<text:tab/>174.913121735641</text:p>
      <text:p text:style-name="P1">Ndufa8<text:tab/>72.3284530486118<text:tab/>72.1434832472813<text:tab/>65.366031833832<text:tab/>123.159740608089<text:tab/>104.595747021312</text:p>
      <text:p text:style-name="P1">Ndufa9<text:tab/>65.4918226209188<text:tab/>56.0589011886757<text:tab/>26.241161699269<text:tab/>93.9777348554006<text:tab/>44.63216902107</text:p>
      <text:p text:style-name="P1"><text:soft-page-break/>Ndufab1<text:tab/>17.8198817734708<text:tab/>19.2334779470885<text:tab/>14.7808783771998<text:tab/>31.6743178408459<text:tab/>29.8343093919734</text:p>
      <text:p text:style-name="P1">Ndufaf1<text:tab/>7.54097139363613<text:tab/>2.89847084454916<text:tab/>1.32946991473205<text:tab/>11.2042186845421<text:tab/>3.3408598344378</text:p>
      <text:p text:style-name="P1">Ndufaf3<text:tab/>14.4667344209848<text:tab/>15.2993160966119<text:tab/>8.57789849047662<text:tab/>25.7077421970764<text:tab/>17.8269088608829</text:p>
      <text:p text:style-name="P1">Ndufaf4<text:tab/>11.3789344070327<text:tab/>12.7560758597755<text:tab/>18.7189342860074<text:tab/>15.0474186571143<text:tab/>19.5944579003297</text:p>
      <text:p text:style-name="P1">Ndufaf5<text:tab/>14.5666468716703<text:tab/>14.9811732363503<text:tab/>13.6686682447117<text:tab/>21.301918141448<text:tab/>19.4552689306058</text:p>
      <text:p text:style-name="P1">Ndufaf6<text:tab/>10.2881676926981<text:tab/>7.25321252186194<text:tab/>5.91713538885985<text:tab/>7.61194955942125<text:tab/>4.15563232373763</text:p>
      <text:p text:style-name="P1">Ndufaf7<text:tab/>3.16299386722692<text:tab/>3.52432045014413<text:tab/>3.73704276456952<text:tab/>7.49082980292503<text:tab/>17.7770203312759</text:p>
      <text:p text:style-name="P1">Ndufb10<text:tab/>86.8166592876926<text:tab/>81.1012977716177<text:tab/>96.1675795320975<text:tab/>126.339683873742<text:tab/>253.338495901376</text:p>
      <text:p text:style-name="P1">Ndufb11<text:tab/>116.956267096607<text:tab/>133.02229170894<text:tab/>123.435349030426<text:tab/>189.20124278637<text:tab/>129.16843222193</text:p>
      <text:p text:style-name="P1">Ndufb2<text:tab/>251.443401215031<text:tab/>238.099238918435<text:tab/>200.334438963276<text:tab/>352.337328037911<text:tab/>243.732017945776</text:p>
      <text:p text:style-name="P1">Ndufb3<text:tab/>68.1432357047229<text:tab/>56.5244410886929<text:tab/>55.0520699696911<text:tab/>91.4899990125123<text:tab/>65.4392602182834</text:p>
      <text:p text:style-name="P1">Ndufb4<text:tab/>100.079641590034<text:tab/>76.9494980215106<text:tab/>91.1309190709102<text:tab/>234.443005870063<text:tab/>130.247400196604</text:p>
      <text:p text:style-name="P1">Ndufb5<text:tab/>69.3931827703964<text:tab/>79.6855071691134<text:tab/>67.2837532175917<text:tab/>111.656018662804<text:tab/>71.3934332495816</text:p>
      <text:p text:style-name="P1">Ndufb6<text:tab/>104.369015905325<text:tab/>120.662362335<text:tab/>108.575964563147<text:tab/>146.371377190791<text:tab/>95.8756198840367</text:p>
      <text:p text:style-name="P1">Ndufb7<text:tab/>113.596428698283<text:tab/>136.163379500922<text:tab/>98.8229604933979<text:tab/>218.869227216023<text:tab/>154.794550879381</text:p>
      <text:p text:style-name="P1">Ndufb8<text:tab/>141.260404615482<text:tab/>169.299973486127<text:tab/>131.603541283035<text:tab/>228.074987416448<text:tab/>171.753507714151</text:p>
      <text:p text:style-name="P1">Ndufb9<text:tab/>169.31983002061<text:tab/>219.573020353573<text:tab/>174.216557783112<text:tab/>221.576368797964<text:tab/>279.612757494552</text:p>
      <text:p text:style-name="P1">Ndufc2<text:tab/>102.722310978258<text:tab/>122.535266100635<text:tab/>71.9545556712968<text:tab/>155.353452553653<text:tab/>130.670797669208</text:p>
      <text:p text:style-name="P1">Ndufs1<text:tab/>44.7590094997728<text:tab/>33.7174547632885<text:tab/>18.4630307791213<text:tab/>74.0943576159931<text:tab/>42.4593103910425</text:p>
      <text:p text:style-name="P1">Ndufs2<text:tab/>87.2419839704055<text:tab/>94.1556111030751<text:tab/>48.8979335630106<text:tab/>133.03377494966<text:tab/>79.2945778577276</text:p>
      <text:p text:style-name="P1">Ndufs3<text:tab/>59.6353779537825<text:tab/>49.1636691892802<text:tab/>21.084232260484<text:tab/>78.6362021876237<text:tab/>46.7557062521346</text:p>
      <text:p text:style-name="P1">Ndufs4<text:tab/>33.0747569543768<text:tab/>35.2212852589666<text:tab/>23.7741632424601<text:tab/>58.6620014728366<text:tab/>41.2452540513242</text:p>
      <text:p text:style-name="P1">Ndufs5<text:tab/>176.533171318787<text:tab/>179.014235530825<text:tab/>161.629787074346<text:tab/>257.858006176692<text:tab/>306.543193474327</text:p>
      <text:p text:style-name="P1">Ndufs6<text:tab/>11.9021209200035<text:tab/>9.66832529440669<text:tab/>10.4048040740004<text:tab/>17.8261050896076<text:tab/>6.63759092145624</text:p>
      <text:p text:style-name="P1">Ndufs7<text:tab/>67.7333837851378<text:tab/>79.0787532934776<text:tab/>52.1430192957479<text:tab/>109.74599522981<text:tab/>78.4574857308969</text:p>
      <text:p text:style-name="P1">Ndufs8<text:tab/>103.479573051446<text:tab/>109.782855382637<text:tab/>61.0995755059619<text:tab/>162.532874561425<text:tab/>79.8930422956173</text:p>
      <text:p text:style-name="P1">Ndufv1<text:tab/>54.7153158061802<text:tab/>68.4840277152978<text:tab/>51.2194239564048<text:tab/>92.6677603729017<text:tab/>77.4958068666505</text:p>
      <text:p text:style-name="P1">Ndufv2<text:tab/>97.8507988428613<text:tab/>100.876573484365<text:tab/>74.8614756854453<text:tab/>160.263665518477<text:tab/>107.364945066588</text:p>
      <text:p text:style-name="P1">Ndufv3<text:tab/>37.5386983195461<text:tab/>36.79742371702<text:tab/>28.7090349553557<text:tab/>48.4457383786378<text:tab/>75.8275582559887</text:p>
      <text:p text:style-name="P1">Nebl<text:tab/>0.101947873957233<text:tab/>0.104488797819117<text:tab/>0.0953580564562612<text:tab/>0.293187577032771<text:tab/>0.111934941430549</text:p>
      <text:p text:style-name="P1">Necab1<text:tab/>0.103933771121142<text:tab/>0.10330493628222<text:tab/>0.0979952785205257<text:tab/>0.101020019074265<text:tab/>0.0959986064385136</text:p>
      <text:p text:style-name="P1">Necab2<text:tab/>0.104832848060551<text:tab/>0.104832206951395<text:tab/>0.137946704768148<text:tab/>0.118375262813707<text:tab/>0.0962182287139105</text:p>
      <text:p text:style-name="P1">Necab3<text:tab/>0.722209346682767<text:tab/>0.346321319908161<text:tab/>0.878492840829555<text:tab/>0.773266055029117<text:tab/>0.385293230741141</text:p>
      <text:p text:style-name="P1">Necap1<text:tab/>19.9926007715156<text:tab/>23.8815130420999<text:tab/>22.6936111515613<text:tab/>37.4228230047195<text:tab/>33.5225553882572</text:p>
      <text:p text:style-name="P1">Necap2<text:tab/>28.2900168100968<text:tab/>28.2595366351436<text:tab/>35.0705993383053<text:tab/>44.659964655936<text:tab/>59.1383236365726</text:p>
      <text:p text:style-name="P1">Nedd1<text:tab/>4.62007799823305<text:tab/>2.13304137577545<text:tab/>3.98913286696832<text:tab/>5.14533481668117<text:tab/>6.01474708227958</text:p>
      <text:p text:style-name="P1">Nedd4<text:tab/>429.252669538757<text:tab/>380.729551960257<text:tab/>277.439609752417<text:tab/>558.285602466254<text:tab/>215.185521108176</text:p>
      <text:p text:style-name="P1">Nedd4l<text:tab/>5.61453428753412<text:tab/>6.76994108423653<text:tab/>11.1765048893243<text:tab/>8.93085740853844<text:tab/>7.71431171206002</text:p>
      <text:p text:style-name="P1">Nedd8<text:tab/>154.33119683273<text:tab/>203.817477176198<text:tab/>144.159638108112<text:tab/>251.635403505513<text:tab/>205.654050695048</text:p>
      <text:p text:style-name="P1">Nedd9<text:tab/>38.553950620658<text:tab/>18.8599017704675<text:tab/>16.3510181035466<text:tab/>20.3948509594449<text:tab/>8.06241226532923</text:p>
      <text:p text:style-name="P1">Nefh<text:tab/>0.101223534394262<text:tab/>0.111900024907842<text:tab/>0.107730810876804<text:tab/>0.44496723537474<text:tab/>0.129030610807632</text:p>
      <text:p text:style-name="P1">Nefl<text:tab/>0.106331350277034<text:tab/>0.167068225739727<text:tab/>0.217180067713061<text:tab/>0.106947241415343<text:tab/>0.0967208499463246</text:p>
      <text:p text:style-name="P1">Nefm<text:tab/>0.104857982053591<text:tab/>0.152585865777815<text:tab/>0.117822759406945<text:tab/>0.103450489134088<text:tab/>0.101939268260107</text:p>
      <text:p text:style-name="P1">Negr1<text:tab/>0.158460579392244<text:tab/>0.104762528375392<text:tab/>0.132219053995452<text:tab/>0.10284328709047<text:tab/>0.0959597389920595</text:p>
      <text:p text:style-name="P1">Neil1<text:tab/>5.21112104943307<text:tab/>1.86899913880251<text:tab/>0.925545536406602<text:tab/>11.2390596028011<text:tab/>4.93513556112809</text:p>
      <text:p text:style-name="P1">Neil2<text:tab/>0.103933771121142<text:tab/>0.10330493628222<text:tab/>0.0979952785205257<text:tab/>0.101020019074265<text:tab/>0.0959986064385136</text:p>
      <text:p text:style-name="P1">Neil3<text:tab/>1.34532807411613<text:tab/>1.31207517766683<text:tab/>0.720940519337214<text:tab/>0.528640542696362<text:tab/>0.114689451509955</text:p>
      <text:p text:style-name="P1">Nek1<text:tab/>1.88342064407673<text:tab/>0.655693561986593<text:tab/>1.20449718486561<text:tab/>3.07289290954857<text:tab/>1.33921556028422</text:p>
      <text:p text:style-name="P1">Nek11<text:tab/>0.793633307865937<text:tab/>0.540662234141737<text:tab/>0.455189878308411<text:tab/>0.489929627425902<text:tab/>0.605255963244592</text:p>
      <text:p text:style-name="P1">Nek2<text:tab/>9.08292320405271<text:tab/>3.38093306002073<text:tab/>1.41685993322168<text:tab/>1.27741203610359<text:tab/>0.141221356382956</text:p>
      <text:p text:style-name="P1">Nek4<text:tab/>3.08510839396591<text:tab/>1.02426405713192<text:tab/>1.02777489568143<text:tab/>6.74363368921719<text:tab/>1.83676063884118</text:p>
      <text:p text:style-name="P1">Nek6<text:tab/>43.0399018943029<text:tab/>28.1733500053065<text:tab/>10.8242378526731<text:tab/>37.4767163867827<text:tab/>12.4886892759962</text:p>
      <text:p text:style-name="P1">Nek7<text:tab/>34.8458749616053<text:tab/>36.2531641456206<text:tab/>32.5325495343508<text:tab/>113.193584506008<text:tab/>54.046854609882</text:p>
      <text:p text:style-name="P1">Nek8<text:tab/>3.86307394511717<text:tab/>1.4083816713404<text:tab/>1.23192711970071<text:tab/>6.73060667311466<text:tab/>2.5575879762985</text:p>
      <text:p text:style-name="P1"><text:soft-page-break/>Nek9<text:tab/>31.3411398149233<text:tab/>29.0828472961081<text:tab/>24.4283184839562<text:tab/>42.5033260602835<text:tab/>33.3340029988711</text:p>
      <text:p text:style-name="P1">Nelfa<text:tab/>17.5936239737019<text:tab/>13.6796148554459<text:tab/>8.52571496701566<text:tab/>26.629360356658<text:tab/>12.8363712061728</text:p>
      <text:p text:style-name="P1">Nelfb<text:tab/>36.0824160036504<text:tab/>43.6476400768072<text:tab/>25.3750549285479<text:tab/>59.2117678511972<text:tab/>42.8648688422778</text:p>
      <text:p text:style-name="P1">Nelfcd<text:tab/>22.0662335093156<text:tab/>18.2299151109033<text:tab/>9.99218882238592<text:tab/>27.0269004330776<text:tab/>8.85875833542911</text:p>
      <text:p text:style-name="P1">Nelfe<text:tab/>29.1402949027586<text:tab/>29.863263532727<text:tab/>20.5428810469557<text:tab/>44.0213376662861<text:tab/>26.9817220616964</text:p>
      <text:p text:style-name="P1">Nell1<text:tab/>0.103933771121142<text:tab/>0.10330493628222<text:tab/>0.0979952785205257<text:tab/>0.101020019074265<text:tab/>0.0959986064385136</text:p>
      <text:p text:style-name="P1">Nell2<text:tab/>0.10375629360034<text:tab/>0.122733334528679<text:tab/>0.09769816391305<text:tab/>0.110608176395156<text:tab/>0.0955362403977968</text:p>
      <text:p text:style-name="P1">Nemf<text:tab/>9.44731579072398<text:tab/>9.16850037164585<text:tab/>7.4990031625677<text:tab/>12.7953198514304<text:tab/>12.6425064820909</text:p>
      <text:p text:style-name="P1">Nemp1<text:tab/>6.43315292222499<text:tab/>4.02559442320932<text:tab/>2.46875172829185<text:tab/>3.37486174315658<text:tab/>4.75378950499967</text:p>
      <text:p text:style-name="P1">Nemp2<text:tab/>4.99810589300418<text:tab/>4.37445580128634<text:tab/>2.5528546151723<text:tab/>3.96361488173214<text:tab/>1.47770990938493</text:p>
      <text:p text:style-name="P1">Nenf<text:tab/>86.574820627258<text:tab/>98.6814701688677<text:tab/>77.0544000342966<text:tab/>94.9860938082816<text:tab/>39.4856554824406</text:p>
      <text:p text:style-name="P1">Nepn<text:tab/>0.124113328433412<text:tab/>0.105094595899356<text:tab/>0.0986717682857532<text:tab/>0.103051064526414<text:tab/>0.130593246874734</text:p>
      <text:p text:style-name="P1">Nes<text:tab/>0.243207740254688<text:tab/>4.53005616942325<text:tab/>2.50818739939705<text:tab/>1.7924272055075<text:tab/>3.36137213898637</text:p>
      <text:p text:style-name="P1">Net1<text:tab/>59.3245128408923<text:tab/>61.762787778434<text:tab/>10.653373668571<text:tab/>141.170130401558<text:tab/>18.5579829656769</text:p>
      <text:p text:style-name="P1">Neto1<text:tab/>0.103933771121142<text:tab/>0.10330493628222<text:tab/>0.0979952785205257<text:tab/>0.101020019074265<text:tab/>0.0959986064385136</text:p>
      <text:p text:style-name="P1">Neto2<text:tab/>0.203478884423831<text:tab/>1.46431512309536<text:tab/>4.34498755052729<text:tab/>1.00699351347204<text:tab/>2.24788884086949</text:p>
      <text:p text:style-name="P1">Neu1<text:tab/>23.6346092605911<text:tab/>34.0595579518274<text:tab/>28.0099153105773<text:tab/>40.5014444902248<text:tab/>59.7394218594376</text:p>
      <text:p text:style-name="P1">Neu2<text:tab/>0.102263791623551<text:tab/>0.10448172610447<text:tab/>0.407991200443974<text:tab/>0.130374180428899<text:tab/>0.0938570860445886</text:p>
      <text:p text:style-name="P1">Neu3<text:tab/>0.893807458267965<text:tab/>0.177442609931778<text:tab/>0.304998923980708<text:tab/>1.60042495923543<text:tab/>0.642639149104702</text:p>
      <text:p text:style-name="P1">Neu4<text:tab/>0.103933771121142<text:tab/>0.10330493628222<text:tab/>0.0979952785205257<text:tab/>0.101020019074265<text:tab/>0.0959986064385136</text:p>
      <text:p text:style-name="P1">Neurl1<text:tab/>0.512751012839613<text:tab/>1.72718353413995<text:tab/>0.21279729700572<text:tab/>0.82535283599432<text:tab/>0.316192655131927</text:p>
      <text:p text:style-name="P1">Neurl1b<text:tab/>4.21740033755417<text:tab/>0.895582547110529<text:tab/>0.767750286650344<text:tab/>1.6679780462505<text:tab/>0.437416010728308</text:p>
      <text:p text:style-name="P1">Neurl2<text:tab/>8.95660233108015<text:tab/>6.67709680688446<text:tab/>4.61986740428042<text:tab/>7.86276817730631<text:tab/>4.5816185676026</text:p>
      <text:p text:style-name="P1">Neurl3<text:tab/>1.33247791632556<text:tab/>2.81506294923061<text:tab/>2.56822334517247<text:tab/>1.98566137642685<text:tab/>3.75579244437761</text:p>
      <text:p text:style-name="P1">Neurl4<text:tab/>9.87166605727034<text:tab/>7.4846141311594<text:tab/>6.76724086267257<text:tab/>12.2524227560118<text:tab/>9.89497686672142</text:p>
      <text:p text:style-name="P1">Neurod1<text:tab/>0.103933771121142<text:tab/>0.10330493628222<text:tab/>0.0979952785205257<text:tab/>0.101020019074265<text:tab/>0.0959986064385136</text:p>
      <text:p text:style-name="P1">Neurod2<text:tab/>0.103933771121142<text:tab/>0.10330493628222<text:tab/>0.0979952785205257<text:tab/>0.101020019074265<text:tab/>0.0959986064385136</text:p>
      <text:p text:style-name="P1">Neurod4<text:tab/>0.104038853157308<text:tab/>0.103542196817123<text:tab/>0.0980866352355779<text:tab/>0.101301256588033<text:tab/>0.102536472713648</text:p>
      <text:p text:style-name="P1">Neurod6<text:tab/>0.103933771121142<text:tab/>0.10330493628222<text:tab/>0.0979952785205257<text:tab/>0.101020019074265<text:tab/>0.0959986064385136</text:p>
      <text:p text:style-name="P1">Neurog1<text:tab/>0.103933771121142<text:tab/>0.10330493628222<text:tab/>0.0979952785205257<text:tab/>0.101020019074265<text:tab/>0.0959986064385136</text:p>
      <text:p text:style-name="P1">Neurog3<text:tab/>0.103933771121142<text:tab/>0.10330493628222<text:tab/>0.0979952785205257<text:tab/>0.101020019074265<text:tab/>0.0959986064385136</text:p>
      <text:p text:style-name="P1">Nexn<text:tab/>121.666881962177<text:tab/>84.5118377184663<text:tab/>33.9686790229348<text:tab/>46.0910921253716<text:tab/>4.30119203065886</text:p>
      <text:p text:style-name="P1">Nf1<text:tab/>6.8968413661246<text:tab/>6.16297470908113<text:tab/>3.37512312411865<text:tab/>8.23439716232873<text:tab/>3.82493168884767</text:p>
      <text:p text:style-name="P1">Nf2<text:tab/>17.2344718036136<text:tab/>18.6980523946706<text:tab/>13.1660600895014<text:tab/>25.3774931356657<text:tab/>15.6031684508935</text:p>
      <text:p text:style-name="P1">Nfasc<text:tab/>0.103933771121142<text:tab/>0.10330493628222<text:tab/>0.0979952785205257<text:tab/>0.101020019074265<text:tab/>0.0959986064385136</text:p>
      <text:p text:style-name="P1">Nfat5<text:tab/>8.322160987673<text:tab/>11.9163953945907<text:tab/>11.5118925066121<text:tab/>13.8831787389282<text:tab/>8.28044442920987</text:p>
      <text:p text:style-name="P1">Nfatc1<text:tab/>0.343085159972009<text:tab/>6.60032227003788<text:tab/>4.28659835747569<text:tab/>2.20290170301605<text:tab/>0.499298481133408</text:p>
      <text:p text:style-name="P1">Nfatc2<text:tab/>0.101091376416316<text:tab/>5.01032233684863<text:tab/>0.34501316551187<text:tab/>0.138191520692452<text:tab/>0.119042492709239</text:p>
      <text:p text:style-name="P1">Nfatc2ip<text:tab/>2.57000396447548<text:tab/>0.716688805729949<text:tab/>2.27734680283993<text:tab/>3.30494536949157<text:tab/>2.700020110975</text:p>
      <text:p text:style-name="P1">Nfatc3<text:tab/>12.8080811283127<text:tab/>7.62766385457189<text:tab/>9.43680545588504<text:tab/>16.3207295315796<text:tab/>9.09208995839825</text:p>
      <text:p text:style-name="P1">Nfatc4<text:tab/>8.72649936861684<text:tab/>7.73587220915792<text:tab/>1.66612855856376<text:tab/>21.2305983296173<text:tab/>3.26454763132052</text:p>
      <text:p text:style-name="P1">Nfe2<text:tab/>0.122987832030802<text:tab/>0.103384895154009<text:tab/>0.0973679551126918<text:tab/>0.139783573120429<text:tab/>0.0950496725442554</text:p>
      <text:p text:style-name="P1">Nfe2l2<text:tab/>89.2664631163279<text:tab/>148.115054759008<text:tab/>115.453228697972<text:tab/>160.008256432444<text:tab/>140.929651738925</text:p>
      <text:p text:style-name="P1">Nfe2l3<text:tab/>0.744401101873473<text:tab/>0.264244862533448<text:tab/>0.347848770734893<text:tab/>0.338572178954767<text:tab/>0.135388454965847</text:p>
      <text:p text:style-name="P1">Nfia<text:tab/>35.9730598701246<text:tab/>27.6465123456857<text:tab/>14.8143128921069<text:tab/>47.8837085013442<text:tab/>7.79210723513383</text:p>
      <text:p text:style-name="P1">Nfib<text:tab/>8.55935053228644<text:tab/>3.23759784906609<text:tab/>1.532246032028<text:tab/>8.81013750555618<text:tab/>4.43471645990597</text:p>
      <text:p text:style-name="P1">Nfic<text:tab/>53.5267592796426<text:tab/>75.3726502081393<text:tab/>28.8998412401917<text:tab/>87.7233639651868<text:tab/>39.9576120841916</text:p>
      <text:p text:style-name="P1">Nfil3<text:tab/>11.1115511457273<text:tab/>62.0573917289725<text:tab/>40.7684523959334<text:tab/>26.0059454443145<text:tab/>27.321175013082</text:p>
      <text:p text:style-name="P1">Nfix<text:tab/>51.3692662630469<text:tab/>50.5689024161195<text:tab/>39.0019259465181<text:tab/>83.1817998684457<text:tab/>30.8461607877801</text:p>
      <text:p text:style-name="P1">Nfkb1<text:tab/>21.0496602697455<text:tab/>80.3523612028296<text:tab/>29.2021095090838<text:tab/>35.119399660396<text:tab/>18.2202676077633</text:p>
      <text:p text:style-name="P1">Nfkb2<text:tab/>13.197472862489<text:tab/>34.9825599086612<text:tab/>17.0789363707603<text:tab/>25.7702753698185<text:tab/>20.5119695481541</text:p>
      <text:p text:style-name="P1">Nfkbia<text:tab/>8.23503798682215<text:tab/>9.90546088171345<text:tab/>17.1519157620751<text:tab/>11.6717694438733<text:tab/>27.3448416825166</text:p>
      <text:p text:style-name="P1">Nfkbib<text:tab/>8.29886143176119<text:tab/>13.8450658355005<text:tab/>10.7109461457345<text:tab/>14.6160525463532<text:tab/>24.3062586895631</text:p>
      <text:p text:style-name="P1">Nfkbie<text:tab/>8.46758922505917<text:tab/>11.372641746165<text:tab/>18.2091223340765<text:tab/>15.2791762389479<text:tab/>13.5867336764172</text:p>
      <text:p text:style-name="P1"><text:soft-page-break/>Nfkbil1<text:tab/>10.1288494528121<text:tab/>5.08916818600058<text:tab/>3.58622283447733<text:tab/>14.1276490072336<text:tab/>6.33672632488487</text:p>
      <text:p text:style-name="P1">Nfkbiz<text:tab/>2.56592280479628<text:tab/>12.725283122732<text:tab/>4.52286802177618<text:tab/>8.30843960283796<text:tab/>7.05567511497542</text:p>
      <text:p text:style-name="P1">Nfrkb<text:tab/>13.2497657849496<text:tab/>11.790122811019<text:tab/>12.1546095518447<text:tab/>10.9370142894107<text:tab/>8.52773854939221</text:p>
      <text:p text:style-name="P1">Nfs1<text:tab/>0.104944010868923<text:tab/>0.10537883416171<text:tab/>0.134773694011737<text:tab/>0.103624684147398<text:tab/>0.122636474969076</text:p>
      <text:p text:style-name="P1">Nfu1<text:tab/>30.0809813705208<text:tab/>16.003399277043<text:tab/>13.1125648473597<text:tab/>28.1295322912777<text:tab/>42.4082740961044</text:p>
      <text:p text:style-name="P1">Nfx1<text:tab/>16.7753153132494<text:tab/>22.2644178792177<text:tab/>17.9824420563367<text:tab/>18.5929154810185<text:tab/>17.1972044807369</text:p>
      <text:p text:style-name="P1">Nfxl1<text:tab/>9.64115631983771<text:tab/>14.6475437402897<text:tab/>7.90168094444492<text:tab/>9.13822416439161<text:tab/>8.59634315156299</text:p>
      <text:p text:style-name="P1">Nfya<text:tab/>6.97536322200718<text:tab/>9.94971768128164<text:tab/>14.7953314842462<text:tab/>9.6015684839722<text:tab/>14.759829868667</text:p>
      <text:p text:style-name="P1">Nfyb<text:tab/>9.96812652990558<text:tab/>11.8101528455763<text:tab/>12.9946784785254<text:tab/>7.68373150811809<text:tab/>8.54125193444028</text:p>
      <text:p text:style-name="P1">Nfyc<text:tab/>21.8744557409541<text:tab/>25.1929494794651<text:tab/>15.3108380164894<text:tab/>29.5398491480677<text:tab/>17.7266745473763</text:p>
      <text:p text:style-name="P1">Ngb<text:tab/>0.161090249286624<text:tab/>0.1625262962603<text:tab/>0.18634189872765<text:tab/>0.213022146777991<text:tab/>0.0955464709443219</text:p>
      <text:p text:style-name="P1">Ngdn<text:tab/>28.6429026798388<text:tab/>55.195525236555<text:tab/>27.1631847592601<text:tab/>57.329243311813<text:tab/>49.4748817886384</text:p>
      <text:p text:style-name="P1">Ngef<text:tab/>0.12638146224834<text:tab/>0.881217791292912<text:tab/>0.617309336717804<text:tab/>0.913489993643061<text:tab/>0.194908366635799</text:p>
      <text:p text:style-name="P1">Ngf<text:tab/>11.5599411644843<text:tab/>61.6078770732163<text:tab/>55.2761997846078<text:tab/>42.8907544428583<text:tab/>10.8264744398654</text:p>
      <text:p text:style-name="P1">Ngfr<text:tab/>0.100028447715757<text:tab/>0.558185969650633<text:tab/>0.481902352334723<text:tab/>0.106202930950432<text:tab/>0.209552076334106</text:p>
      <text:p text:style-name="P1">Ngfrap1<text:tab/>50.6701615390647<text:tab/>41.7748873755763<text:tab/>26.1071037430342<text:tab/>57.0402604293006<text:tab/>34.2957845977196</text:p>
      <text:p text:style-name="P1">Ngly1<text:tab/>18.1001560583125<text:tab/>14.3152171463912<text:tab/>18.4304251035504<text:tab/>20.3119083146425<text:tab/>26.3237378732823</text:p>
      <text:p text:style-name="P1">Ngp<text:tab/>0.104944365120724<text:tab/>0.105071083384901<text:tab/>0.0986241498182892<text:tab/>0.126557104992805<text:tab/>0.114312168336762</text:p>
      <text:p text:style-name="P1">Ngrn<text:tab/>17.5925128227997<text:tab/>16.8695723334088<text:tab/>14.892890962483<text:tab/>21.0078968230514<text:tab/>22.8576886457203</text:p>
      <text:p text:style-name="P1">Nhej1<text:tab/>1.89294544005578<text:tab/>2.14739135648854<text:tab/>0.995843124061759<text:tab/>2.4833258978241<text:tab/>2.9846659243185</text:p>
      <text:p text:style-name="P1">Nhlh1<text:tab/>0.104522475568542<text:tab/>0.154840441474392<text:tab/>0.0982048563973872<text:tab/>0.102801367512186<text:tab/>0.110247427674003</text:p>
      <text:p text:style-name="P1">Nhlh2<text:tab/>0.103933771121142<text:tab/>0.10330493628222<text:tab/>0.0979952785205257<text:tab/>0.101020019074265<text:tab/>0.0959986064385136</text:p>
      <text:p text:style-name="P1">Nhlrc1<text:tab/>3.96028829458378<text:tab/>1.14164695707088<text:tab/>1.94595623405937<text:tab/>3.76206560403174<text:tab/>1.02518614842811</text:p>
      <text:p text:style-name="P1">Nhlrc2<text:tab/>8.01285624266899<text:tab/>6.70123623020181<text:tab/>3.27277401155707<text:tab/>7.40404907209282<text:tab/>3.42151663635686</text:p>
      <text:p text:style-name="P1">Nhp2<text:tab/>0.101947605450691<text:tab/>0.102726980462652<text:tab/>0.0958262715293653<text:tab/>0.177815399113221<text:tab/>0.0938783435352784</text:p>
      <text:p text:style-name="P1">Nhp2l1<text:tab/>20.7394334663771<text:tab/>35.0037536210004<text:tab/>23.4106922024543<text:tab/>41.4457025996795<text:tab/>26.209952449239</text:p>
      <text:p text:style-name="P1">Nhs<text:tab/>2.03778188173242<text:tab/>2.06069231868814<text:tab/>0.747215626205308<text:tab/>3.03394677662127<text:tab/>0.659451949940367</text:p>
      <text:p text:style-name="P1">Niacr1<text:tab/>0.103933771121142<text:tab/>0.10330493628222<text:tab/>0.0979952785205257<text:tab/>0.101020019074265<text:tab/>0.0959986064385136</text:p>
      <text:p text:style-name="P1">Nicn1<text:tab/>9.75317950842861<text:tab/>7.49527204411063<text:tab/>1.66418706090185<text:tab/>13.2832345100228<text:tab/>4.92865849077013</text:p>
      <text:p text:style-name="P1">Nid2<text:tab/>51.4739212656303<text:tab/>61.729336474225<text:tab/>41.9040980713771<text:tab/>52.570544907483<text:tab/>16.998003940967</text:p>
      <text:p text:style-name="P1">Nif3l1<text:tab/>13.1622442338366<text:tab/>10.7692678572576<text:tab/>5.92291331800912<text:tab/>17.0871632430695<text:tab/>17.7367480644686</text:p>
      <text:p text:style-name="P1">Nifk<text:tab/>38.3601902798299<text:tab/>74.1990651801515<text:tab/>51.5957066716639<text:tab/>42.7773233846222<text:tab/>54.7397110392418</text:p>
      <text:p text:style-name="P1">Nin<text:tab/>0.420717828122655<text:tab/>0.429502908216665<text:tab/>0.387492314289005<text:tab/>0.444850959904781<text:tab/>0.387412909648999</text:p>
      <text:p text:style-name="P1">Ninj1<text:tab/>64.9670196395934<text:tab/>107.894234015492<text:tab/>59.2586595987882<text:tab/>203.30620366387<text:tab/>106.224178978286</text:p>
      <text:p text:style-name="P1">Ninj2<text:tab/>0.103933771121142<text:tab/>0.10330493628222<text:tab/>0.0979952785205257<text:tab/>0.101020019074265<text:tab/>0.0959986064385136</text:p>
      <text:p text:style-name="P1">Nip7<text:tab/>15.2197644200591<text:tab/>44.0897958443294<text:tab/>26.1183750963851<text:tab/>25.8292910293122<text:tab/>23.7448020117227</text:p>
      <text:p text:style-name="P1">Nipa1<text:tab/>13.7914649699092<text:tab/>5.46963529869836<text:tab/>4.29991017079255<text:tab/>14.0261624818384<text:tab/>5.20790166288932</text:p>
      <text:p text:style-name="P1">Nipa2<text:tab/>21.6786542653735<text:tab/>24.4536189620656<text:tab/>21.3485557181827<text:tab/>30.5773152181671<text:tab/>24.7822782356601</text:p>
      <text:p text:style-name="P1">Nipal1<text:tab/>1.72139061550094<text:tab/>2.22395672869617<text:tab/>1.36028466172903<text:tab/>1.96431632504279<text:tab/>2.24804050547377</text:p>
      <text:p text:style-name="P1">Nipal2<text:tab/>12.562912176439<text:tab/>9.71668722357212<text:tab/>2.71272644866249<text:tab/>18.9021273472029<text:tab/>0.961447509902695</text:p>
      <text:p text:style-name="P1">Nipal4<text:tab/>0.122868453108906<text:tab/>0.92160923605033<text:tab/>0.311181150352168<text:tab/>0.246001428904379<text:tab/>0.0871585740834949</text:p>
      <text:p text:style-name="P1">Nipsnap1<text:tab/>14.9538164955938<text:tab/>8.88752739186433<text:tab/>6.54898957650537<text:tab/>25.9316053309338<text:tab/>18.8334879582795</text:p>
      <text:p text:style-name="P1">Nipsnap3a<text:tab/>0.639645160485409<text:tab/>0.105389731440016<text:tab/>0.0974186846025851<text:tab/>0.103520856056045<text:tab/>0.0951510710199342</text:p>
      <text:p text:style-name="P1">Nipsnap3b<text:tab/>40.3238417687452<text:tab/>29.5808821183324<text:tab/>30.5775360844446<text:tab/>43.4113029392376<text:tab/>28.4782234875117</text:p>
      <text:p text:style-name="P1">Nit1<text:tab/>63.984544305177<text:tab/>60.8108371028962<text:tab/>40.6268943427569<text:tab/>148.36209930187<text:tab/>127.120624286838</text:p>
      <text:p text:style-name="P1">Nit2<text:tab/>77.2858438147416<text:tab/>60.1297038533281<text:tab/>66.0158190374818<text:tab/>96.6430244922948<text:tab/>88.4187896965529</text:p>
      <text:p text:style-name="P1">Nkain3<text:tab/>0.103547372776583<text:tab/>0.103212717451081<text:tab/>0.0976474780193934<text:tab/>0.116725620701238<text:tab/>0.0955513783858821</text:p>
      <text:p text:style-name="P1">Nkain4<text:tab/>6.16592484511757<text:tab/>9.86521219326251<text:tab/>3.60779798463716<text:tab/>1.0069967182735<text:tab/>0.218946162035977</text:p>
      <text:p text:style-name="P1">Nkap<text:tab/>10.0288630604842<text:tab/>5.96281466307404<text:tab/>2.77188104213182<text:tab/>10.4913162199685<text:tab/>5.42561679486449</text:p>
      <text:p text:style-name="P1">Nkapl<text:tab/>0.280741648982855<text:tab/>0.110134980055169<text:tab/>0.188720120968815<text:tab/>0.163889526025034<text:tab/>0.182875680677676</text:p>
      <text:p text:style-name="P1">Nkd1<text:tab/>0.289105661096387<text:tab/>1.21647821147632<text:tab/>0.317469540056684<text:tab/>0.309286477564409<text:tab/>0.141607994379657</text:p>
      <text:p text:style-name="P1">Nkd2<text:tab/>78.0105532122231<text:tab/>31.4756811127968<text:tab/>14.4733917220945<text:tab/>10.6287296464378<text:tab/>3.29205151649478</text:p>
      <text:p text:style-name="P1">Nkg7<text:tab/>0.103933771121142<text:tab/>0.10330493628222<text:tab/>0.0979952785205257<text:tab/>0.101020019074265<text:tab/>0.0959986064385136</text:p>
      <text:p text:style-name="P1">Nkiras1<text:tab/>6.01908900961859<text:tab/>3.29877189533067<text:tab/>6.94964833607748<text:tab/>7.37722870622397<text:tab/>14.4496404932879</text:p>
      <text:p text:style-name="P1"><text:soft-page-break/>Nkiras2<text:tab/>8.32126182423175<text:tab/>7.71032702707085<text:tab/>8.15115106606043<text:tab/>12.9044868843427<text:tab/>11.299046049629</text:p>
      <text:p text:style-name="P1">Nkr-p1c<text:tab/>0.103933771121142<text:tab/>0.10330493628222<text:tab/>0.0979952785205257<text:tab/>0.101020019074265<text:tab/>0.0959986064385136</text:p>
      <text:p text:style-name="P1">Nkx1-2<text:tab/>0.104369097548483<text:tab/>0.406133157818909<text:tab/>0.0976727103808301<text:tab/>0.103379887906659<text:tab/>0.0952183260570459</text:p>
      <text:p text:style-name="P1">Nkx2-1<text:tab/>0.104597986680597<text:tab/>0.10469748638349<text:tab/>0.0984982939711544<text:tab/>0.112859070549126<text:tab/>0.13358299046768</text:p>
      <text:p text:style-name="P1">Nkx2-2<text:tab/>0.103933771121142<text:tab/>0.10330493628222<text:tab/>0.0979952785205257<text:tab/>0.101020019074265<text:tab/>0.0959986064385136</text:p>
      <text:p text:style-name="P1">Nkx2-3<text:tab/>0.103933771121142<text:tab/>0.10330493628222<text:tab/>0.0979952785205257<text:tab/>0.101020019074265<text:tab/>0.0959986064385136</text:p>
      <text:p text:style-name="P1">Nkx2-5<text:tab/>0.104161860809188<text:tab/>0.122921638093262<text:tab/>0.0981315151396232<text:tab/>0.101663274779206<text:tab/>0.0960435562015416</text:p>
      <text:p text:style-name="P1">Nkx2-6<text:tab/>0.103933771121142<text:tab/>0.10330493628222<text:tab/>0.0979952785205257<text:tab/>0.101020019074265<text:tab/>0.0959986064385136</text:p>
      <text:p text:style-name="P1">Nkx2-8<text:tab/>0.103933771121142<text:tab/>0.10330493628222<text:tab/>0.0979952785205257<text:tab/>0.101020019074265<text:tab/>0.0959986064385136</text:p>
      <text:p text:style-name="P1">Nkx3-1<text:tab/>0.103933771121142<text:tab/>0.10330493628222<text:tab/>0.0979952785205257<text:tab/>0.101020019074265<text:tab/>0.0959986064385136</text:p>
      <text:p text:style-name="P1">Nkx6-1<text:tab/>0.138869534905281<text:tab/>0.150833302785996<text:tab/>0.112653019671962<text:tab/>0.282619979984532<text:tab/>0.0988407403580872</text:p>
      <text:p text:style-name="P1">Nkx6-2<text:tab/>0.184617319632626<text:tab/>0.10409942852813<text:tab/>0.0981335856512555<text:tab/>0.101987552409899<text:tab/>0.0957676909975916</text:p>
      <text:p text:style-name="P1">Nkx6-3<text:tab/>0.103496080647877<text:tab/>0.129441418563951<text:tab/>0.0974986973823928<text:tab/>0.165776616732169<text:tab/>0.0950825851125574</text:p>
      <text:p text:style-name="P1">Nle1<text:tab/>17.7659709296757<text:tab/>16.6734324765781<text:tab/>10.2341484111764<text:tab/>16.971765394634<text:tab/>20.2694200199755</text:p>
      <text:p text:style-name="P1">Nlgn1<text:tab/>0.102082935821141<text:tab/>0.103453683090817<text:tab/>0.0958162980261903<text:tab/>0.202702263125905<text:tab/>0.106309279819011</text:p>
      <text:p text:style-name="P1">Nlgn2<text:tab/>10.4189371393154<text:tab/>10.4513445398095<text:tab/>11.7950313650642<text:tab/>21.2280830512435<text:tab/>42.5462698692521</text:p>
      <text:p text:style-name="P1">Nlgn3<text:tab/>0.751860310170176<text:tab/>0.904013988773157<text:tab/>0.637789705358724<text:tab/>1.12450328381482<text:tab/>0.295443413264034</text:p>
      <text:p text:style-name="P1">Nlk<text:tab/>3.64186309238728<text:tab/>3.28862734321809<text:tab/>3.1891494046976<text:tab/>4.87847370580406<text:tab/>4.67627245247846</text:p>
      <text:p text:style-name="P1">Nln<text:tab/>19.0733930322347<text:tab/>19.3529510539979<text:tab/>19.8201451586008<text:tab/>35.2346674486423<text:tab/>27.2154416386674</text:p>
      <text:p text:style-name="P1">Nlrc4<text:tab/>0.103176783364991<text:tab/>0.103125009498603<text:tab/>0.0973677415629998<text:tab/>0.135267284290367<text:tab/>0.0951962609583658</text:p>
      <text:p text:style-name="P1">Nlrp10<text:tab/>0.129403574770796<text:tab/>0.104410354791923<text:tab/>0.0983815183494288<text:tab/>0.102257539432625<text:tab/>0.109999246621184</text:p>
      <text:p text:style-name="P1">Nlrp12<text:tab/>0.103933771121142<text:tab/>0.10330493628222<text:tab/>0.0979952785205257<text:tab/>0.101020019074265<text:tab/>0.0959986064385136</text:p>
      <text:p text:style-name="P1">Nlrp1a<text:tab/>1.59698276464681<text:tab/>1.9651780726199<text:tab/>0.35279060864994<text:tab/>3.21283663282504<text:tab/>0.546029035431491</text:p>
      <text:p text:style-name="P1">Nlrp3<text:tab/>3.88218336590632<text:tab/>0.337207819323707<text:tab/>0.120691812609874<text:tab/>0.388295695908889<text:tab/>0.134663988072468</text:p>
      <text:p text:style-name="P1">Nlrp4<text:tab/>0.103933771121142<text:tab/>0.10330493628222<text:tab/>0.0979952785205257<text:tab/>0.101020019074265<text:tab/>0.0959986064385136</text:p>
      <text:p text:style-name="P1">Nlrp4a<text:tab/>0.103933771121142<text:tab/>0.10330493628222<text:tab/>0.0979952785205257<text:tab/>0.101020019074265<text:tab/>0.0959986064385136</text:p>
      <text:p text:style-name="P1">Nlrp5<text:tab/>0.103933771121142<text:tab/>0.10330493628222<text:tab/>0.0979952785205257<text:tab/>0.101020019074265<text:tab/>0.0959986064385136</text:p>
      <text:p text:style-name="P1">Nlrp6<text:tab/>0.103933771121142<text:tab/>0.10330493628222<text:tab/>0.0979952785205257<text:tab/>0.101020019074265<text:tab/>0.0959986064385136</text:p>
      <text:p text:style-name="P1">Nlrp9<text:tab/>0.103933771121142<text:tab/>0.10330493628222<text:tab/>0.0979952785205257<text:tab/>0.101020019074265<text:tab/>0.0959986064385136</text:p>
      <text:p text:style-name="P1">Nlrx1<text:tab/>7.62358754865884<text:tab/>4.32428869537405<text:tab/>2.37541238422946<text:tab/>10.4866962047218<text:tab/>5.90898452439459</text:p>
      <text:p text:style-name="P1">Nmb<text:tab/>0.647884693680525<text:tab/>0.117345086351924<text:tab/>0.529148056297998<text:tab/>0.358482181855268<text:tab/>0.515524799264512</text:p>
      <text:p text:style-name="P1">Nmbr<text:tab/>0.103933771121142<text:tab/>0.10330493628222<text:tab/>0.0979952785205257<text:tab/>0.101020019074265<text:tab/>0.0959986064385136</text:p>
      <text:p text:style-name="P1">Nmd3<text:tab/>30.5701491524626<text:tab/>62.9629619099478<text:tab/>38.4242542941262<text:tab/>34.7939867112566<text:tab/>28.7344350387999</text:p>
      <text:p text:style-name="P1">Nme1<text:tab/>136.933723132143<text:tab/>184.100969280879<text:tab/>126.403168092217<text:tab/>390.955422924231<text:tab/>202.737343664606</text:p>
      <text:p text:style-name="P1">Nme2<text:tab/>646.739991929537<text:tab/>828.442533732051<text:tab/>607.393774924355<text:tab/>1157.05775081286<text:tab/>662.229835313989</text:p>
      <text:p text:style-name="P1">Nme3<text:tab/>12.7301463529412<text:tab/>15.7914642879321<text:tab/>10.7809259207171<text:tab/>37.3457202808795<text:tab/>6.22419063299911</text:p>
      <text:p text:style-name="P1">Nme4<text:tab/>2.46822049323543<text:tab/>0.809363668608903<text:tab/>0.117549878186555<text:tab/>4.56159910778576<text:tab/>0.853746745853159</text:p>
      <text:p text:style-name="P1">Nme6<text:tab/>8.9169372014456<text:tab/>2.47083673780496<text:tab/>1.0129636261705<text:tab/>13.8591243476935<text:tab/>6.13746141730831</text:p>
      <text:p text:style-name="P1">Nme7<text:tab/>10.7092115534202<text:tab/>6.96722934876009<text:tab/>6.10453124630714<text:tab/>20.7401308813072<text:tab/>9.21146271895882</text:p>
      <text:p text:style-name="P1">Nme8<text:tab/>0.103933771121142<text:tab/>0.10330493628222<text:tab/>0.0979952785205257<text:tab/>0.101020019074265<text:tab/>0.0959986064385136</text:p>
      <text:p text:style-name="P1">Nmi<text:tab/>15.0588758287531<text:tab/>17.3793073839373<text:tab/>6.06864966386321<text:tab/>30.6972367235998<text:tab/>4.67828271100983</text:p>
      <text:p text:style-name="P1">Nmnat1<text:tab/>11.4268862758802<text:tab/>6.92048668524523<text:tab/>5.02531980018061<text:tab/>13.1475423435589<text:tab/>9.53804849515111</text:p>
      <text:p text:style-name="P1">Nmnat2<text:tab/>0.420294528883584<text:tab/>0.385035150901269<text:tab/>0.542588041155182<text:tab/>1.07988336078407<text:tab/>0.0982904470664522</text:p>
      <text:p text:style-name="P1">Nmnat3<text:tab/>1.87398739133673<text:tab/>0.445463906176067<text:tab/>0.720607624120494<text:tab/>2.35999811509914<text:tab/>1.30637695323794</text:p>
      <text:p text:style-name="P1">Nmral1<text:tab/>10.5402778020528<text:tab/>3.404550951284<text:tab/>2.66013989201078<text:tab/>7.11170298548005<text:tab/>3.34731395780685</text:p>
      <text:p text:style-name="P1">Nmrk1<text:tab/>5.17951239491248<text:tab/>3.84915539965937<text:tab/>0.669695798656708<text:tab/>6.76871801512023<text:tab/>0.576131163885494</text:p>
      <text:p text:style-name="P1">Nmt1<text:tab/>48.358894023219<text:tab/>52.538977344192<text:tab/>40.6921793567851<text:tab/>95.4018608378166<text:tab/>67.1097285587263</text:p>
      <text:p text:style-name="P1">Nmt2<text:tab/>26.6359320581568<text:tab/>76.3712901284999<text:tab/>51.8493589950405<text:tab/>51.4622683495697<text:tab/>42.2515421376746</text:p>
      <text:p text:style-name="P1">Nmu<text:tab/>0.107365890114546<text:tab/>0.108827178919742<text:tab/>0.590074652378506<text:tab/>0.107506642339607<text:tab/>0.0982091788036514</text:p>
      <text:p text:style-name="P1">Nmur1<text:tab/>0.103933771121142<text:tab/>0.10330493628222<text:tab/>0.0979952785205257<text:tab/>0.101020019074265<text:tab/>0.0959986064385136</text:p>
      <text:p text:style-name="P1">Nmur2<text:tab/>0.103933771121142<text:tab/>0.10330493628222<text:tab/>0.0979952785205257<text:tab/>0.101020019074265<text:tab/>0.0959986064385136</text:p>
      <text:p text:style-name="P1">Nnat<text:tab/>7.53046335779961<text:tab/>10.162902920585<text:tab/>9.80361785677594<text:tab/>5.61078889526776<text:tab/>3.24291150653749</text:p>
      <text:p text:style-name="P1">Nnmt<text:tab/>5.38464891271686<text:tab/>6.24385428759495<text:tab/>3.483797987493<text:tab/>8.19506914965162<text:tab/>4.35031061232438</text:p>
      <text:p text:style-name="P1">Nnt<text:tab/>46.8001155243608<text:tab/>38.9789307195182<text:tab/>25.5078273253971<text:tab/>45.8074334052954<text:tab/>14.7306173056703</text:p>
      <text:p text:style-name="P1"><text:soft-page-break/>Noa1<text:tab/>9.73240377046958<text:tab/>7.60211952089644<text:tab/>11.9929071636434<text:tab/>9.53188734812506<text:tab/>11.5086945180461</text:p>
      <text:p text:style-name="P1">Nob1<text:tab/>54.7555406035062<text:tab/>50.6078570047294<text:tab/>37.8002073918458<text:tab/>55.1896660978596<text:tab/>60.1306901541621</text:p>
      <text:p text:style-name="P1">Nobox<text:tab/>0.167604126590312<text:tab/>0.182763791974912<text:tab/>0.118264717634888<text:tab/>0.104217939343698<text:tab/>0.0955645312557076</text:p>
      <text:p text:style-name="P1">Noc2l<text:tab/>37.5659572263899<text:tab/>41.5727513422474<text:tab/>33.2281837059828<text:tab/>42.1150533363557<text:tab/>54.2231931463584</text:p>
      <text:p text:style-name="P1">Noc3l<text:tab/>17.3888566173169<text:tab/>28.41844276551<text:tab/>20.2508365158637<text:tab/>23.4623596268777<text:tab/>22.7305527699586</text:p>
      <text:p text:style-name="P1">Noc4l<text:tab/>13.5732481183425<text:tab/>14.4180693172136<text:tab/>13.7075024230198<text:tab/>16.9766742761968<text:tab/>23.4762813112378</text:p>
      <text:p text:style-name="P1">Noct<text:tab/>2.69059968507407<text:tab/>122.190695926818<text:tab/>52.8465753386233<text:tab/>2.52576101741373<text:tab/>5.35224648593711</text:p>
      <text:p text:style-name="P1">Nod1<text:tab/>6.179075698816<text:tab/>19.6804613006448<text:tab/>9.33520090060302<text:tab/>9.74423384324192<text:tab/>6.55855765902236</text:p>
      <text:p text:style-name="P1">Nod2<text:tab/>0.104233288035078<text:tab/>0.103796207758012<text:tab/>0.114286580061028<text:tab/>0.101655457179874<text:tab/>0.096087252912294</text:p>
      <text:p text:style-name="P1">Nodal<text:tab/>0.103933771121142<text:tab/>0.10330493628222<text:tab/>0.0979952785205257<text:tab/>0.101020019074265<text:tab/>0.0959986064385136</text:p>
      <text:p text:style-name="P1">Nog<text:tab/>0.103933771121142<text:tab/>0.10330493628222<text:tab/>0.0979952785205257<text:tab/>0.101020019074265<text:tab/>0.0959986064385136</text:p>
      <text:p text:style-name="P1">Nol10<text:tab/>9.2204574478837<text:tab/>15.565190545556<text:tab/>11.1320555816581<text:tab/>11.7976837349789<text:tab/>16.2558511799664</text:p>
      <text:p text:style-name="P1">Nol12<text:tab/>12.1693215109759<text:tab/>17.1093819013563<text:tab/>6.89974626255768<text:tab/>22.7957801989688<text:tab/>19.7461764427296</text:p>
      <text:p text:style-name="P1">Nol3<text:tab/>30.611276574745<text:tab/>20.5188347221862<text:tab/>10.440923816549<text:tab/>60.334754379381<text:tab/>37.4955554857326</text:p>
      <text:p text:style-name="P1">Nol4<text:tab/>0.103933771121142<text:tab/>0.10330493628222<text:tab/>0.0979952785205257<text:tab/>0.101020019074265<text:tab/>0.0959986064385136</text:p>
      <text:p text:style-name="P1">Nol8<text:tab/>0.153208087991645<text:tab/>0.103554637614915<text:tab/>0.094535459202125<text:tab/>0.280777430847967<text:tab/>0.0961933860636255</text:p>
      <text:p text:style-name="P1">Nolc1<text:tab/>41.3480727215791<text:tab/>77.5153558251045<text:tab/>50.0827007638006<text:tab/>46.2933536349056<text:tab/>63.149845626041</text:p>
      <text:p text:style-name="P1">Nomo1<text:tab/>54.5521728955262<text:tab/>73.0677139746352<text:tab/>61.1112972044003<text:tab/>89.0805866470133<text:tab/>85.8958837081438</text:p>
      <text:p text:style-name="P1">Nono<text:tab/>171.600085655325<text:tab/>175.819932110462<text:tab/>143.998532336303<text:tab/>202.02098260165<text:tab/>177.737267724278</text:p>
      <text:p text:style-name="P1">Nop10<text:tab/>27.3411972613899<text:tab/>38.5387577461291<text:tab/>27.0805170596097<text:tab/>42.1180911071901<text:tab/>64.6738651122965</text:p>
      <text:p text:style-name="P1">Nop14<text:tab/>23.6087376358807<text:tab/>38.0209337858866<text:tab/>34.2711167938016<text:tab/>35.0058728376284<text:tab/>46.0550969267129</text:p>
      <text:p text:style-name="P1">Nop16<text:tab/>49.4019567030388<text:tab/>64.0904948179405<text:tab/>45.7399693872132<text:tab/>57.3142167795669<text:tab/>74.5384293354127</text:p>
      <text:p text:style-name="P1">Nop2<text:tab/>32.5474962685989<text:tab/>50.5326828177113<text:tab/>19.6054744502805<text:tab/>35.981084723922<text:tab/>45.7079804306026</text:p>
      <text:p text:style-name="P1">Nop56<text:tab/>54.8258114547872<text:tab/>127.084589268199<text:tab/>121.884614345429<text:tab/>63.6627623548547<text:tab/>120.512925769511</text:p>
      <text:p text:style-name="P1">Nop58<text:tab/>71.7323101052608<text:tab/>169.352595421851<text:tab/>91.0351639577722<text:tab/>77.8275711948408<text:tab/>88.5043353298443</text:p>
      <text:p text:style-name="P1">Nop9<text:tab/>13.0271563983382<text:tab/>23.9745959504117<text:tab/>20.3406456868522<text:tab/>18.6453247284873<text:tab/>27.3607276586117</text:p>
      <text:p text:style-name="P1">Nos1<text:tab/>0.103933771121142<text:tab/>0.10330493628222<text:tab/>0.0979952785205257<text:tab/>0.101020019074265<text:tab/>0.0959986064385136</text:p>
      <text:p text:style-name="P1">Nos1ap<text:tab/>0.357914367794904<text:tab/>0.238038670349931<text:tab/>0.647494012492135<text:tab/>0.144504498568648<text:tab/>0.405071284010456</text:p>
      <text:p text:style-name="P1">Nos2<text:tab/>0.103933771121142<text:tab/>0.10330493628222<text:tab/>0.0979952785205257<text:tab/>0.101020019074265<text:tab/>0.0959986064385136</text:p>
      <text:p text:style-name="P1">Nos3<text:tab/>0.104393169525038<text:tab/>0.13472065338336<text:tab/>0.112854242462006<text:tab/>0.102461591069803<text:tab/>0.101239061949473</text:p>
      <text:p text:style-name="P1">Nosip<text:tab/>17.6254233126626<text:tab/>13.9052766285452<text:tab/>14.0775415399643<text:tab/>31.7280527116256<text:tab/>28.9285366582277</text:p>
      <text:p text:style-name="P1">Nostrin<text:tab/>0.973577160382656<text:tab/>1.19788154625318<text:tab/>0.170162622373196<text:tab/>2.42514357633743<text:tab/>0.658824692182364</text:p>
      <text:p text:style-name="P1">Notch1<text:tab/>2.51572945733791<text:tab/>34.1288278389008<text:tab/>19.9521957500508<text:tab/>8.84167684951413<text:tab/>3.50293042403883</text:p>
      <text:p text:style-name="P1">Notch2<text:tab/>10.9432638067913<text:tab/>15.8887469057989<text:tab/>13.9382384907015<text:tab/>14.6898531905917<text:tab/>9.05050098829137</text:p>
      <text:p text:style-name="P1">Notch3<text:tab/>26.0263847576449<text:tab/>18.4900816408673<text:tab/>11.8049017002441<text:tab/>20.947869507427<text:tab/>3.61782818703476</text:p>
      <text:p text:style-name="P1">Notch4<text:tab/>0.276159020627016<text:tab/>0.220737587522431<text:tab/>0.100235743741323<text:tab/>0.352475118697652<text:tab/>0.212816769603398</text:p>
      <text:p text:style-name="P1">Noto<text:tab/>0.103933771121142<text:tab/>0.10330493628222<text:tab/>0.0979952785205257<text:tab/>0.101020019074265<text:tab/>0.0959986064385136</text:p>
      <text:p text:style-name="P1">Notum<text:tab/>0.104501977824272<text:tab/>0.104426830476045<text:tab/>0.0983839473839963<text:tab/>0.113928430764947<text:tab/>0.117761676753341</text:p>
      <text:p text:style-name="P1">Nov<text:tab/>866.63589594119<text:tab/>877.358642747031<text:tab/>586.718279194576<text:tab/>244.499759638746<text:tab/>60.0524014837464</text:p>
      <text:p text:style-name="P1">Nova1<text:tab/>0.103933771121142<text:tab/>0.10330493628222<text:tab/>0.0979952785205257<text:tab/>0.101020019074265<text:tab/>0.0959986064385136</text:p>
      <text:p text:style-name="P1">Nox1<text:tab/>1.36068894009384<text:tab/>2.266780655955<text:tab/>0.551831678202523<text:tab/>16.5010225091922<text:tab/>1.73751125292875</text:p>
      <text:p text:style-name="P1">Nox3<text:tab/>0.103933771121142<text:tab/>0.10330493628222<text:tab/>0.0979952785205257<text:tab/>0.101020019074265<text:tab/>0.0959986064385136</text:p>
      <text:p text:style-name="P1">Nox4<text:tab/>23.3880801826288<text:tab/>12.1425271919672<text:tab/>4.9209117756124<text:tab/>11.2853012298984<text:tab/>1.88532567822382</text:p>
      <text:p text:style-name="P1">Noxa1<text:tab/>0.446604659614298<text:tab/>0.493409818353235<text:tab/>0.780304158142678<text:tab/>1.0630372210317<text:tab/>0.160251094205706</text:p>
      <text:p text:style-name="P1">Noxo1<text:tab/>0.104201921497715<text:tab/>0.128176662232487<text:tab/>0.0981548994570451<text:tab/>0.101789802593183<text:tab/>0.0960511314824897</text:p>
      <text:p text:style-name="P1">Np4<text:tab/>0.103933771121142<text:tab/>0.10330493628222<text:tab/>0.0979952785205257<text:tab/>0.101020019074265<text:tab/>0.0959986064385136</text:p>
      <text:p text:style-name="P1">Npap60<text:tab/>16.8049336568707<text:tab/>24.1490459746382<text:tab/>25.1284063676336<text:tab/>20.3841682332798<text:tab/>29.2113347912285</text:p>
      <text:p text:style-name="P1">Npas1<text:tab/>0.463761727905302<text:tab/>0.423736780946373<text:tab/>0.387076640825394<text:tab/>0.786229707627042<text:tab/>0.313600154574585</text:p>
      <text:p text:style-name="P1">Npas2<text:tab/>0.713040830587835<text:tab/>1.19903678103416<text:tab/>0.198114334420389<text:tab/>6.43083964953156<text:tab/>0.901086107865408</text:p>
      <text:p text:style-name="P1">Npas4<text:tab/>0.425485839681762<text:tab/>1.60771598917091<text:tab/>0.229326749577438<text:tab/>0.145386318511676<text:tab/>0.0901626024237714</text:p>
      <text:p text:style-name="P1">Npat<text:tab/>6.22586177160217<text:tab/>3.3270187858269<text:tab/>3.51148560589503<text:tab/>6.46385768605694<text:tab/>5.69245684333687</text:p>
      <text:p text:style-name="P1">Npb<text:tab/>0.105156864784135<text:tab/>0.106320538076934<text:tab/>0.0990851433238726<text:tab/>0.105181399019908<text:tab/>0.532595546834423</text:p>
      <text:p text:style-name="P1">Npbwr1<text:tab/>0.176809103768852<text:tab/>0.104048063684009<text:tab/>0.0981250385831731<text:tab/>0.101919260265763<text:tab/>0.0957813087924964</text:p>
      <text:p text:style-name="P1">Npc1<text:tab/>17.7535455931047<text:tab/>40.0569938594229<text:tab/>38.4374920765496<text:tab/>32.5545210405698<text:tab/>23.0325021163712</text:p>
      <text:p text:style-name="P1"><text:soft-page-break/>Npc1l1<text:tab/>0.103933771121142<text:tab/>0.10330493628222<text:tab/>0.0979952785205257<text:tab/>0.101020019074265<text:tab/>0.0959986064385136</text:p>
      <text:p text:style-name="P1">Npc2<text:tab/>273.248031346198<text:tab/>282.670090477802<text:tab/>267.804146360389<text:tab/>491.382222499545<text:tab/>359.694400038281</text:p>
      <text:p text:style-name="P1">Npdc1<text:tab/>89.6486263901761<text:tab/>104.983022196522<text:tab/>87.3345474827245<text:tab/>152.287777243228<text:tab/>132.854252032738</text:p>
      <text:p text:style-name="P1">Npepl1<text:tab/>46.1410153152115<text:tab/>36.6197961873039<text:tab/>19.7345956299428<text:tab/>64.5549135641088<text:tab/>46.3290752966641</text:p>
      <text:p text:style-name="P1">Npepo<text:tab/>2.8866824166982<text:tab/>6.12213186465296<text:tab/>2.52081966604775<text:tab/>2.62436276047662<text:tab/>1.09288041859455</text:p>
      <text:p text:style-name="P1">Npepps<text:tab/>44.2927772762307<text:tab/>38.4929931315605<text:tab/>28.8157999553817<text:tab/>64.709604628117<text:tab/>36.6553921500799</text:p>
      <text:p text:style-name="P1">Npff<text:tab/>6.450534015187<text:tab/>3.86564282165316<text:tab/>6.40763654560395<text:tab/>7.97408325634544<text:tab/>3.51067799301219</text:p>
      <text:p text:style-name="P1">Npffr1<text:tab/>0.104382830477606<text:tab/>0.104111548223266<text:tab/>0.0983370317250386<text:tab/>0.101917444737366<text:tab/>0.11093907086921</text:p>
      <text:p text:style-name="P1">Npffr2<text:tab/>0.103933771121142<text:tab/>0.10330493628222<text:tab/>0.0979952785205257<text:tab/>0.101020019074265<text:tab/>0.0959986064385136</text:p>
      <text:p text:style-name="P1">Nphp1<text:tab/>12.123304937765<text:tab/>7.38260835349464<text:tab/>4.68806165289893<text:tab/>16.9755076160645<text:tab/>7.46091960477305</text:p>
      <text:p text:style-name="P1">Nphp3<text:tab/>4.37598268798947<text:tab/>5.2516608689279<text:tab/>4.87726529492877<text:tab/>7.35621385745151<text:tab/>3.88282780132639</text:p>
      <text:p text:style-name="P1">Nphp4<text:tab/>2.29129264981605<text:tab/>1.27762175725465<text:tab/>0.904137947429492<text:tab/>6.54059778050822<text:tab/>3.82970737891888</text:p>
      <text:p text:style-name="P1">Nphs1<text:tab/>0.103933771121142<text:tab/>0.10330493628222<text:tab/>0.0979952785205257<text:tab/>0.101020019074265<text:tab/>0.0959986064385136</text:p>
      <text:p text:style-name="P1">Nphs2<text:tab/>0.0947783814986989<text:tab/>1.5705653225751<text:tab/>1.18014368127728<text:tab/>0.385210503752613<text:tab/>0.104552323936066</text:p>
      <text:p text:style-name="P1">Npl<text:tab/>0.524740448145673<text:tab/>3.03931447776249<text:tab/>0.252535648445383<text:tab/>2.36217374988382<text:tab/>0.856022676735085</text:p>
      <text:p text:style-name="P1">Nploc4<text:tab/>25.3992617760055<text:tab/>43.9332081117292<text:tab/>35.740540871051<text:tab/>41.9473095998481<text:tab/>43.2955327622155</text:p>
      <text:p text:style-name="P1">Npm1<text:tab/>622.95318719546<text:tab/>789.51469372958<text:tab/>685.922478345514<text:tab/>610.789119062052<text:tab/>865.249432533182</text:p>
      <text:p text:style-name="P1">Npm2<text:tab/>0.105703190203278<text:tab/>0.469315132617151<text:tab/>0.160525155990954<text:tab/>0.524890633392137<text:tab/>0.249334704326931</text:p>
      <text:p text:style-name="P1">Nppa<text:tab/>0.103649949293018<text:tab/>0.172487052164123<text:tab/>0.0971207359061708<text:tab/>0.103831360608084<text:tab/>0.369123768585608</text:p>
      <text:p text:style-name="P1">Nppb<text:tab/>0.10711991757182<text:tab/>0.116632137397382<text:tab/>1.00390348910567<text:tab/>0.11857025717991<text:tab/>0.88865528932006</text:p>
      <text:p text:style-name="P1">Nppc<text:tab/>0.601878414540907<text:tab/>0.360526096426215<text:tab/>0.46899859761753<text:tab/>0.118635544777826<text:tab/>0.287045024179501</text:p>
      <text:p text:style-name="P1">Npr1<text:tab/>7.500024643331<text:tab/>6.09934087272815<text:tab/>2.01812215712525<text:tab/>7.926729838197<text:tab/>2.02272765682244</text:p>
      <text:p text:style-name="P1">Npr2<text:tab/>19.6918088747607<text:tab/>14.2924294706881<text:tab/>6.5300586222189<text:tab/>20.1103014941362<text:tab/>2.5393474272016</text:p>
      <text:p text:style-name="P1">Npr3<text:tab/>171.694048312931<text:tab/>104.255912975835<text:tab/>33.8325262142084<text:tab/>4.76453778813354<text:tab/>1.47335485555969</text:p>
      <text:p text:style-name="P1">Nprl2<text:tab/>14.5355519843068<text:tab/>9.82153550410188<text:tab/>7.89385701947087<text:tab/>21.5583097808264<text:tab/>16.79928189675</text:p>
      <text:p text:style-name="P1">Nprl3<text:tab/>5.99760210412141<text:tab/>3.28969664403068<text:tab/>3.750280369368<text:tab/>9.12040960696649<text:tab/>9.06461516109416</text:p>
      <text:p text:style-name="P1">Nps<text:tab/>0.103933771121142<text:tab/>0.10330493628222<text:tab/>0.0979952785205257<text:tab/>0.101020019074265<text:tab/>0.0959986064385136</text:p>
      <text:p text:style-name="P1">Npsr1<text:tab/>0.103933771121142<text:tab/>0.10330493628222<text:tab/>0.0979952785205257<text:tab/>0.101020019074265<text:tab/>0.0959986064385136</text:p>
      <text:p text:style-name="P1">Nptn<text:tab/>128.580891709447<text:tab/>135.859893145702<text:tab/>150.134119034763<text:tab/>164.257005226518<text:tab/>182.659124347936</text:p>
      <text:p text:style-name="P1">Nptx1<text:tab/>0.120335689452686<text:tab/>0.345003513519371<text:tab/>2.54354322197207<text:tab/>0.131876818162222<text:tab/>0.76662052852568</text:p>
      <text:p text:style-name="P1">Nptx2<text:tab/>0.134393580247789<text:tab/>0.10697481123451<text:tab/>0.203668532678652<text:tab/>0.105606319986586<text:tab/>0.096752227725348</text:p>
      <text:p text:style-name="P1">Nptxr<text:tab/>13.7187588134417<text:tab/>85.2069808245537<text:tab/>59.474685918189<text:tab/>314.026977274557<text:tab/>55.9385885548972</text:p>
      <text:p text:style-name="P1">Npvf<text:tab/>0.104645905173467<text:tab/>0.104596934552757<text:tab/>0.16750613679867<text:tab/>0.102701613714719<text:tab/>0.0961869133700692</text:p>
      <text:p text:style-name="P1">Npw<text:tab/>4.12300538851724<text:tab/>6.61935143917406<text:tab/>7.31235695596405<text:tab/>19.5748240898466<text:tab/>8.06677613687713</text:p>
      <text:p text:style-name="P1">Npy<text:tab/>0.103933771121142<text:tab/>0.10330493628222<text:tab/>0.0979952785205257<text:tab/>0.101020019074265<text:tab/>0.0959986064385136</text:p>
      <text:p text:style-name="P1">Npy1r<text:tab/>0.195317028504708<text:tab/>0.922328408812339<text:tab/>0.0895063357456408<text:tab/>0.588174388275713<text:tab/>0.157738095880075</text:p>
      <text:p text:style-name="P1">Npy2r<text:tab/>0.103933771121142<text:tab/>0.10330493628222<text:tab/>0.0979952785205257<text:tab/>0.101020019074265<text:tab/>0.0959986064385136</text:p>
      <text:p text:style-name="P1">Npy4r<text:tab/>0.103933771121142<text:tab/>0.10330493628222<text:tab/>0.0979952785205257<text:tab/>0.101020019074265<text:tab/>0.0959986064385136</text:p>
      <text:p text:style-name="P1">Npy5r<text:tab/>0.104164364021758<text:tab/>0.123228251390521<text:tab/>0.0981329833650286<text:tab/>0.101671042767957<text:tab/>0.0960440336365912</text:p>
      <text:p text:style-name="P1">Nqo1<text:tab/>18.3912902985557<text:tab/>20.7236497533708<text:tab/>16.4832058141868<text:tab/>49.3415004851953<text:tab/>40.1258637415969</text:p>
      <text:p text:style-name="P1">Nqo2<text:tab/>5.05862365289307<text:tab/>2.08329204952247<text:tab/>2.74330808202415<text:tab/>7.02719275079076<text:tab/>2.67209301879574</text:p>
      <text:p text:style-name="P1">Nr0b1<text:tab/>0.103933771121142<text:tab/>0.10330493628222<text:tab/>0.0979952785205257<text:tab/>0.101020019074265<text:tab/>0.0959986064385136</text:p>
      <text:p text:style-name="P1">Nr0b2<text:tab/>0.362540230014342<text:tab/>0.104861398225269<text:tab/>0.146079746011689<text:tab/>3.51554694142478<text:tab/>0.0859410065321432</text:p>
      <text:p text:style-name="P1">Nr1d1<text:tab/>14.4766722520092<text:tab/>20.4506265550025<text:tab/>10.7483224312088<text:tab/>33.8600546587609<text:tab/>20.8088868541232</text:p>
      <text:p text:style-name="P1">Nr1d2<text:tab/>10.1324359513989<text:tab/>6.3635899957044<text:tab/>5.64324903327751<text:tab/>16.6695012638071<text:tab/>7.95395277285559</text:p>
      <text:p text:style-name="P1">Nr1h2<text:tab/>38.7738081067308<text:tab/>38.0421641676071<text:tab/>33.7992888280487<text:tab/>61.0647911327606<text:tab/>53.5998071984872</text:p>
      <text:p text:style-name="P1">Nr1h3<text:tab/>1.19615757515868<text:tab/>0.20050788216551<text:tab/>0.148511412896469<text:tab/>1.27824311897362<text:tab/>0.328878686639353</text:p>
      <text:p text:style-name="P1">Nr1h4<text:tab/>0.103933771121142<text:tab/>0.10330493628222<text:tab/>0.0979952785205257<text:tab/>0.101020019074265<text:tab/>0.0959986064385136</text:p>
      <text:p text:style-name="P1">Nr1i2<text:tab/>0.103933771121142<text:tab/>0.10330493628222<text:tab/>0.0979952785205257<text:tab/>0.101020019074265<text:tab/>0.0959986064385136</text:p>
      <text:p text:style-name="P1">Nr1i3<text:tab/>2.98729569127507<text:tab/>3.20858057937501<text:tab/>0.314240912385291<text:tab/>5.34497384551289<text:tab/>0.697282499766473</text:p>
      <text:p text:style-name="P1">Nr2c1<text:tab/>13.5589980737912<text:tab/>11.9478321634256<text:tab/>5.12406901544233<text:tab/>13.0025117617477<text:tab/>10.9652917541532</text:p>
      <text:p text:style-name="P1">Nr2c2<text:tab/>10.5541292664632<text:tab/>5.84157304171448<text:tab/>3.36450380328368<text:tab/>11.6853063751254<text:tab/>6.8223967747013</text:p>
      <text:p text:style-name="P1">Nr2c2ap<text:tab/>22.3726270291378<text:tab/>33.9005648832145<text:tab/>30.8583857589846<text:tab/>53.3080476516313<text:tab/>43.4435698818305</text:p>
      <text:p text:style-name="P1">Nr2e1<text:tab/>0.103933771121142<text:tab/>0.10330493628222<text:tab/>0.0979952785205257<text:tab/>0.101020019074265<text:tab/>0.0959986064385136</text:p>
      <text:p text:style-name="P1"><text:soft-page-break/>Nr2f1<text:tab/>7.63477201110336<text:tab/>7.62214637047234<text:tab/>7.11527982667259<text:tab/>47.4358323382226<text:tab/>28.2906467537083</text:p>
      <text:p text:style-name="P1">Nr2f2<text:tab/>33.228666744625<text:tab/>18.9763067091159<text:tab/>16.787356947978<text:tab/>67.820027524633<text:tab/>23.9524164087578</text:p>
      <text:p text:style-name="P1">Nr2f6<text:tab/>59.9854593772261<text:tab/>100.266147023499<text:tab/>61.4983656576466<text:tab/>99.1254987767185<text:tab/>78.3642000040686</text:p>
      <text:p text:style-name="P1">Nr3c1<text:tab/>18.3750524324569<text:tab/>14.3837256453397<text:tab/>8.87661998390085<text:tab/>17.1419187580298<text:tab/>8.97342278111969</text:p>
      <text:p text:style-name="P1">Nr3c2<text:tab/>0.801321146560659<text:tab/>0.629948860008791<text:tab/>0.370411097716804<text:tab/>2.63998678331672<text:tab/>1.06475158262278</text:p>
      <text:p text:style-name="P1">Nr4a1<text:tab/>3.88277425630292<text:tab/>203.306936416553<text:tab/>238.402827437882<text:tab/>4.83539595969167<text:tab/>19.2579077776692</text:p>
      <text:p text:style-name="P1">Nr4a2<text:tab/>4.62963068041537<text:tab/>10.4862329752612<text:tab/>8.10209052032776<text:tab/>2.19727289581532<text:tab/>3.45908393384557</text:p>
      <text:p text:style-name="P1">Nr4a3<text:tab/>1.51902140574206<text:tab/>162.658380553878<text:tab/>64.3441347597667<text:tab/>3.16079141582711<text:tab/>2.34155475582899</text:p>
      <text:p text:style-name="P1">Nr5a1<text:tab/>0.106172078049792<text:tab/>0.139958640713727<text:tab/>0.162533681778759<text:tab/>0.117027172506717<text:tab/>0.117102355146193</text:p>
      <text:p text:style-name="P1">Nr5a2<text:tab/>0.104180011424075<text:tab/>0.200149616739384<text:tab/>0.097827452521426<text:tab/>0.102382303666213<text:tab/>0.0955144562924563</text:p>
      <text:p text:style-name="P1">Nradd<text:tab/>46.4852043397373<text:tab/>43.1828562372859<text:tab/>22.9737353766775<text:tab/>84.6370427837014<text:tab/>28.9818817898052</text:p>
      <text:p text:style-name="P1">Nrap<text:tab/>0.104054293192701<text:tab/>0.111935272220711<text:tab/>0.0980677460935431<text:tab/>0.101345185745535<text:tab/>0.0960226442650369</text:p>
      <text:p text:style-name="P1">Nrarp<text:tab/>1.70288699794505<text:tab/>2.18102612233005<text:tab/>1.3793901812585<text:tab/>2.86437495966106<text:tab/>2.51178280900877</text:p>
      <text:p text:style-name="P1">Nras<text:tab/>34.2399040061611<text:tab/>43.9765517833537<text:tab/>23.351509503326<text:tab/>53.8351247400103<text:tab/>29.6926112272397</text:p>
      <text:p text:style-name="P1">Nrbf2<text:tab/>6.21865718528287<text:tab/>4.43275485292331<text:tab/>4.16421693657583<text:tab/>9.79691971431042<text:tab/>4.96804205654581</text:p>
      <text:p text:style-name="P1">Nrbp1<text:tab/>39.3614794770022<text:tab/>49.1586366553009<text:tab/>75.7126574363291<text:tab/>65.4267082477861<text:tab/>47.2451998925819</text:p>
      <text:p text:style-name="P1">Nrbp2<text:tab/>12.7992481313446<text:tab/>8.78448523342533<text:tab/>8.69771732712185<text:tab/>4.11211788257712<text:tab/>2.68466023391588</text:p>
      <text:p text:style-name="P1">Nrcam<text:tab/>0.131918344306516<text:tab/>0.123388341081428<text:tab/>0.240938177017289<text:tab/>0.126417726367414<text:tab/>0.142312379377533</text:p>
      <text:p text:style-name="P1">Nrd1<text:tab/>26.6441639890083<text:tab/>31.0699078520379<text:tab/>36.9676290949062<text:tab/>46.4907804835723<text:tab/>52.556676641416</text:p>
      <text:p text:style-name="P1">Nrep<text:tab/>36.9707215167144<text:tab/>19.8696948289338<text:tab/>5.25380240404866<text:tab/>78.914353728261<text:tab/>5.23441364434766</text:p>
      <text:p text:style-name="P1">Nrf1<text:tab/>5.20226584577271<text:tab/>12.197733224766<text:tab/>8.19954875013168<text:tab/>8.07021889676458<text:tab/>9.16216091798885</text:p>
      <text:p text:style-name="P1">Nrg1<text:tab/>14.2638100083389<text:tab/>10.0216152176748<text:tab/>15.0822350770949<text:tab/>6.1312584960938<text:tab/>3.58151953817495</text:p>
      <text:p text:style-name="P1">Nrg2<text:tab/>0.103896436266406<text:tab/>0.103610145131238<text:tab/>0.0979221725090679<text:tab/>0.11089473389366<text:tab/>0.101583372914199</text:p>
      <text:p text:style-name="P1">Nrg4<text:tab/>0.156784780304612<text:tab/>0.143092917295464<text:tab/>0.0983133329791335<text:tab/>0.102791708899736<text:tab/>0.0958921425162337</text:p>
      <text:p text:style-name="P1">Nrgn<text:tab/>0.645020696484038<text:tab/>0.415657572145668<text:tab/>0.784521574873693<text:tab/>0.227843217074461<text:tab/>0.151755537923052</text:p>
      <text:p text:style-name="P1">Nrip1<text:tab/>2.11338235464318<text:tab/>5.61492066116926<text:tab/>7.33282483875066<text:tab/>2.33162249955702<text:tab/>5.99976535250584</text:p>
      <text:p text:style-name="P1">Nrip3<text:tab/>1.41814321454512<text:tab/>3.01371899902523<text:tab/>6.48387348651472<text:tab/>2.81377064232284<text:tab/>4.11686563183709</text:p>
      <text:p text:style-name="P1">Nrk<text:tab/>0.134322557915641<text:tab/>0.149078376347593<text:tab/>0.163072230252194<text:tab/>0.116474590385403<text:tab/>0.0965352089285088</text:p>
      <text:p text:style-name="P1">Nrl<text:tab/>0.103933771121142<text:tab/>0.10330493628222<text:tab/>0.0979952785205257<text:tab/>0.101020019074265<text:tab/>0.0959986064385136</text:p>
      <text:p text:style-name="P1">Nrm<text:tab/>5.02619710151167<text:tab/>5.91703526877379<text:tab/>6.25757857661249<text:tab/>2.91972501508502<text:tab/>3.03129207917495</text:p>
      <text:p text:style-name="P1">Nrn1<text:tab/>11.9808354009791<text:tab/>21.2654613653611<text:tab/>9.8972592910362<text:tab/>34.3520001175289<text:tab/>10.344948630896</text:p>
      <text:p text:style-name="P1">Nrn1l<text:tab/>1.19889777230206<text:tab/>8.83680421503996<text:tab/>1.65619302296348<text:tab/>0.992832247932189<text:tab/>0.60755517160749</text:p>
      <text:p text:style-name="P1">Nrp1<text:tab/>24.03634545655<text:tab/>41.0386919832373<text:tab/>17.6626816787453<text:tab/>62.5406497420137<text:tab/>22.4023231312769</text:p>
      <text:p text:style-name="P1">Nrp2<text:tab/>49.3943924636825<text:tab/>43.3326171072201<text:tab/>30.9056279502724<text:tab/>71.2454547665505<text:tab/>19.9101695090652</text:p>
      <text:p text:style-name="P1">Nrros<text:tab/>0.116173209265033<text:tab/>0.103528379924867<text:tab/>0.0973907403290672<text:tab/>0.113612468353042<text:tab/>0.130930075358315</text:p>
      <text:p text:style-name="P1">Nrsn1<text:tab/>0.103171413492362<text:tab/>0.121690739595642<text:tab/>0.0973460280962367<text:tab/>0.149615078916089<text:tab/>0.0950447667023299</text:p>
      <text:p text:style-name="P1">Nrsn2<text:tab/>0.104151690130933<text:tab/>0.12170335590702<text:tab/>0.0981255408841012<text:tab/>0.101631895933355<text:tab/>0.0960416112499998</text:p>
      <text:p text:style-name="P1">Nrtn<text:tab/>0.429229448361125<text:tab/>0.861400279861311<text:tab/>2.25889634714754<text:tab/>1.99314697963386<text:tab/>0.859988732807668</text:p>
      <text:p text:style-name="P1">Nrxn1<text:tab/>0.161261616359806<text:tab/>0.104323389394864<text:tab/>0.103299284968398<text:tab/>0.117501087286011<text:tab/>0.0954735999627822</text:p>
      <text:p text:style-name="P1">Nrxn2<text:tab/>0.179836067544777<text:tab/>0.235077648761257<text:tab/>0.380914577050324<text:tab/>0.330116297772945<text:tab/>0.191630549235801</text:p>
      <text:p text:style-name="P1">Nrxn3<text:tab/>0.103945119938898<text:tab/>0.103705298940536<text:tab/>0.107395739079405<text:tab/>0.10172760227667<text:tab/>0.119130010419777</text:p>
      <text:p text:style-name="P1">Ns5atp4<text:tab/>2.3098645422258<text:tab/>1.7344198078363<text:tab/>1.59579865480996<text:tab/>4.41620350712941<text:tab/>2.97415259670107</text:p>
      <text:p text:style-name="P1">Ns5atp9<text:tab/>106.025415811035<text:tab/>92.9100770695119<text:tab/>38.8832329370868<text:tab/>43.6272121476761<text:tab/>2.47742062180575</text:p>
      <text:p text:style-name="P1">Nsa2<text:tab/>113.961530269335<text:tab/>129.962250791624<text:tab/>106.200250324234<text:tab/>127.267652852718<text:tab/>115.71598127278</text:p>
      <text:p text:style-name="P1">Nsd1<text:tab/>8.53926696263383<text:tab/>4.43944631211447<text:tab/>1.03352651917378<text:tab/>12.2588050282965<text:tab/>2.84567270951954</text:p>
      <text:p text:style-name="P1">Nsdhl<text:tab/>57.3540755858366<text:tab/>49.2459126022517<text:tab/>35.0019279245428<text:tab/>98.1316556486875<text:tab/>33.9131566080258</text:p>
      <text:p text:style-name="P1">Nsf<text:tab/>16.7034034132287<text:tab/>17.6200112418985<text:tab/>23.9987789303818<text:tab/>37.0319174022587<text:tab/>31.3982919572188</text:p>
      <text:p text:style-name="P1">Nsfl1c<text:tab/>84.6826953330235<text:tab/>111.965927869675<text:tab/>94.8710954893673<text:tab/>125.475406131895<text:tab/>128.644392274074</text:p>
      <text:p text:style-name="P1">Nsg1<text:tab/>0.98749936679153<text:tab/>6.10678534299508<text:tab/>1.7308104936227<text:tab/>4.65883629602653<text:tab/>0.553372895469869</text:p>
      <text:p text:style-name="P1">Nsg2<text:tab/>0.12985681939394<text:tab/>0.148912332850886<text:tab/>0.535928636366481<text:tab/>0.231006232146323<text:tab/>0.0924677697228719</text:p>
      <text:p text:style-name="P1">Nsl1<text:tab/>3.70009444325451<text:tab/>3.86768774385947<text:tab/>0.993886051843793<text:tab/>1.26472778549442<text:tab/>0.195490160068165</text:p>
      <text:p text:style-name="P1">Nsmaf<text:tab/>21.9711774628041<text:tab/>18.7800166524004<text:tab/>8.28800286718035<text:tab/>68.1247432014984<text:tab/>15.8829833021334</text:p>
      <text:p text:style-name="P1">Nsmce1<text:tab/>11.1202340374592<text:tab/>15.8028569317488<text:tab/>5.40802225074005<text:tab/>31.5896120361036<text:tab/>12.2435078888347</text:p>
      <text:p text:style-name="P1">Nsmce2<text:tab/>21.539253327618<text:tab/>24.3179057991136<text:tab/>13.4309773655911<text:tab/>36.5377102228149<text:tab/>31.0157173333498</text:p>
      <text:p text:style-name="P1"><text:soft-page-break/>Nsmce4a<text:tab/>32.0990249879533<text:tab/>31.2118264341263<text:tab/>26.8927810024496<text:tab/>35.503786277763<text:tab/>32.1836999915678</text:p>
      <text:p text:style-name="P1">Nsmf<text:tab/>13.8606382862575<text:tab/>25.332145692065<text:tab/>22.918798822137<text:tab/>19.9807493697847<text:tab/>22.1503419540026</text:p>
      <text:p text:style-name="P1">Nsrp1<text:tab/>15.0832096103262<text:tab/>12.3114677515497<text:tab/>7.25357286146667<text:tab/>26.7759639740738<text:tab/>21.2253518716744</text:p>
      <text:p text:style-name="P1">Nsun2<text:tab/>22.9387915996084<text:tab/>36.8407611363226<text:tab/>23.3824141344946<text:tab/>31.270106519434<text:tab/>40.088799317794</text:p>
      <text:p text:style-name="P1">Nsun4<text:tab/>0.103811239839674<text:tab/>0.103943076619405<text:tab/>0.0978461436444035<text:tab/>0.125284413504261<text:tab/>0.109298837096383</text:p>
      <text:p text:style-name="P1">Nsun5<text:tab/>13.7306773413193<text:tab/>14.0247607071534<text:tab/>7.27965805156017<text:tab/>14.6621523534676<text:tab/>12.9662374365518</text:p>
      <text:p text:style-name="P1">Nsun6<text:tab/>3.22924000025553<text:tab/>7.61432789144743<text:tab/>2.0598797639358<text:tab/>2.7539244583868<text:tab/>1.21443116628636</text:p>
      <text:p text:style-name="P1">Nsun7<text:tab/>0.100911987364649<text:tab/>0.10527579237276<text:tab/>0.0940201380147194<text:tab/>0.63178112316238<text:tab/>0.147438173921702</text:p>
      <text:p text:style-name="P1">Nt5c<text:tab/>31.6677118233965<text:tab/>25.8734749901326<text:tab/>8.6283902331<text:tab/>68.9453221394082<text:tab/>24.9525936224461</text:p>
      <text:p text:style-name="P1">Nt5c1a<text:tab/>0.103933771121142<text:tab/>0.10330493628222<text:tab/>0.0979952785205257<text:tab/>0.101020019074265<text:tab/>0.0959986064385136</text:p>
      <text:p text:style-name="P1">Nt5c1b<text:tab/>0.739748367841344<text:tab/>0.253485704467951<text:tab/>0.146491977934805<text:tab/>0.403660723452965<text:tab/>0.170068339531469</text:p>
      <text:p text:style-name="P1">Nt5c3a<text:tab/>14.3946191739302<text:tab/>16.1268668000228<text:tab/>16.8949992861645<text:tab/>18.4957425583061<text:tab/>17.5196928096181</text:p>
      <text:p text:style-name="P1">Nt5c3b<text:tab/>14.1945016139512<text:tab/>11.6025077880777<text:tab/>8.3088046644085<text:tab/>23.3545936696324<text:tab/>15.3687557744749</text:p>
      <text:p text:style-name="P1">Nt5dc1<text:tab/>9.53496148576819<text:tab/>5.83436845027715<text:tab/>3.67317743524521<text:tab/>12.4237373663297<text:tab/>5.29792805116429</text:p>
      <text:p text:style-name="P1">Nt5dc2<text:tab/>43.7546207403624<text:tab/>38.3118995859489<text:tab/>33.5030975707844<text:tab/>52.949160607714<text:tab/>19.8987456883126</text:p>
      <text:p text:style-name="P1">Nt5dc3<text:tab/>12.5169377600992<text:tab/>23.0684967349959<text:tab/>28.5669231181771<text:tab/>14.5731116185791<text:tab/>16.5898232578768</text:p>
      <text:p text:style-name="P1">Nt5e<text:tab/>0.834675094454672<text:tab/>0.793221101391721<text:tab/>0.913756356264708<text:tab/>4.13001804834937<text:tab/>0.810137045299153</text:p>
      <text:p text:style-name="P1">Nt5m<text:tab/>2.71341634561261<text:tab/>1.09848614359049<text:tab/>0.712387173691329<text:tab/>2.80909900863897<text:tab/>1.180996812033</text:p>
      <text:p text:style-name="P1">Ntan1<text:tab/>20.2356158680087<text:tab/>22.7198391290992<text:tab/>13.973528160423<text:tab/>49.5074902252934<text:tab/>23.6540401909682</text:p>
      <text:p text:style-name="P1">Ntf3<text:tab/>1.14331262450342<text:tab/>0.215850195209158<text:tab/>0.0941497560878671<text:tab/>0.578686448778735<text:tab/>0.10742419394937</text:p>
      <text:p text:style-name="P1">Ntf4<text:tab/>1.36714110045121<text:tab/>0.337139685079673<text:tab/>0.107531048010353<text:tab/>1.36938858448561<text:tab/>0.236698910644804</text:p>
      <text:p text:style-name="P1">Nthl1<text:tab/>22.552439408905<text:tab/>15.730293254133<text:tab/>6.78001870944681<text:tab/>24.2544947649588<text:tab/>13.4625400152653</text:p>
      <text:p text:style-name="P1">Ntm<text:tab/>0.103933771121142<text:tab/>0.10330493628222<text:tab/>0.0979952785205257<text:tab/>0.101020019074265<text:tab/>0.0959986064385136</text:p>
      <text:p text:style-name="P1">Ntmt1<text:tab/>19.7598861998237<text:tab/>41.3348990065396<text:tab/>31.584457290141<text:tab/>38.9894559512427<text:tab/>47.4730870050486</text:p>
      <text:p text:style-name="P1">Ntn1<text:tab/>0.143774687265382<text:tab/>0.188009180977881<text:tab/>0.426128596005356<text:tab/>0.198864137485122<text:tab/>0.565507073914782</text:p>
      <text:p text:style-name="P1">Ntn3<text:tab/>0.44468871878418<text:tab/>0.523145551348211<text:tab/>0.551283955241172<text:tab/>3.16675174848641<text:tab/>0.407417093566392</text:p>
      <text:p text:style-name="P1">Ntn4<text:tab/>10.3952711738654<text:tab/>8.31312329121355<text:tab/>4.0485602656445<text:tab/>6.77360482105604<text:tab/>5.53109837944046</text:p>
      <text:p text:style-name="P1">Ntn5<text:tab/>0.103933771121142<text:tab/>0.10330493628222<text:tab/>0.0979952785205257<text:tab/>0.101020019074265<text:tab/>0.0959986064385136</text:p>
      <text:p text:style-name="P1">Ntng1<text:tab/>0.127866232284206<text:tab/>0.103622023007223<text:tab/>0.0980506039663395<text:tab/>0.101380432434112<text:tab/>0.0958997608473769</text:p>
      <text:p text:style-name="P1">Ntng2<text:tab/>0.588113983576325<text:tab/>0.404292008890437<text:tab/>0.614156680840377<text:tab/>2.49033294886985<text:tab/>1.24355381829186</text:p>
      <text:p text:style-name="P1">Ntpcr<text:tab/>16.7082912204469<text:tab/>10.9436140151303<text:tab/>5.33860614938621<text:tab/>20.1576000734792<text:tab/>6.46573284101188</text:p>
      <text:p text:style-name="P1">Ntrk1<text:tab/>0.104283284586135<text:tab/>0.124470924330982<text:tab/>0.276972337248465<text:tab/>0.105237763477864<text:tab/>0.102124901864894</text:p>
      <text:p text:style-name="P1">Ntrk2<text:tab/>0.13853594570872<text:tab/>0.129155311682431<text:tab/>0.0979815016759818<text:tab/>0.102037765295909<text:tab/>0.0956494871139801</text:p>
      <text:p text:style-name="P1">Ntrk3<text:tab/>0.235099908740044<text:tab/>0.719439430407127<text:tab/>0.206593316542341<text:tab/>0.180555954393218<text:tab/>0.123918283143307</text:p>
      <text:p text:style-name="P1">Nts<text:tab/>0.103933771121142<text:tab/>0.10330493628222<text:tab/>0.0979952785205257<text:tab/>0.101020019074265<text:tab/>0.0959986064385136</text:p>
      <text:p text:style-name="P1">Ntsr1<text:tab/>0.103933771121142<text:tab/>0.10330493628222<text:tab/>0.0979952785205257<text:tab/>0.101020019074265<text:tab/>0.0959986064385136</text:p>
      <text:p text:style-name="P1">Ntsr2<text:tab/>0.103933771121142<text:tab/>0.10330493628222<text:tab/>0.0979952785205257<text:tab/>0.101020019074265<text:tab/>0.0959986064385136</text:p>
      <text:p text:style-name="P1">Nuak1<text:tab/>38.9183562226199<text:tab/>26.6989085565606<text:tab/>12.9908053949123<text:tab/>33.9907719048455<text:tab/>9.76763397471378</text:p>
      <text:p text:style-name="P1">Nuak2<text:tab/>18.7271490627109<text:tab/>32.9049885357077<text:tab/>12.7940173645407<text:tab/>12.6215352404467<text:tab/>3.7207082873155</text:p>
      <text:p text:style-name="P1">Nub1<text:tab/>24.6394482295557<text:tab/>25.1804594605934<text:tab/>22.1536651980833<text:tab/>35.1147120199938<text:tab/>31.6139737870986</text:p>
      <text:p text:style-name="P1">Nubp1<text:tab/>42.3724632515283<text:tab/>40.1138067431911<text:tab/>39.4490140342552<text:tab/>56.2170543722159<text:tab/>59.1037286507165</text:p>
      <text:p text:style-name="P1">Nubp2<text:tab/>30.7901560490142<text:tab/>40.8480443456697<text:tab/>29.639434168977<text:tab/>65.5960712757885<text:tab/>65.0782692991792</text:p>
      <text:p text:style-name="P1">Nubpl<text:tab/>5.34045491981822<text:tab/>6.09120184957922<text:tab/>1.75871028769713<text:tab/>6.50561572452272<text:tab/>1.95672427058303</text:p>
      <text:p text:style-name="P1">Nucb1<text:tab/>281.697128713676<text:tab/>311.756804938711<text:tab/>292.069629537541<text:tab/>605.90756334356<text:tab/>321.530265020309</text:p>
      <text:p text:style-name="P1">Nucb2<text:tab/>162.519880644632<text:tab/>173.919046885873<text:tab/>123.383593266576<text:tab/>209.143874348729<text:tab/>41.1463430406338</text:p>
      <text:p text:style-name="P1">Nucks1<text:tab/>58.5446736743935<text:tab/>40.3663495164693<text:tab/>31.0873653934274<text:tab/>49.4777812357273<text:tab/>21.4354144197136</text:p>
      <text:p text:style-name="P1">Nudc<text:tab/>95.4615937056992<text:tab/>111.166248689205<text:tab/>85.669963594734<text:tab/>158.547763485546<text:tab/>174.468832876595</text:p>
      <text:p text:style-name="P1">Nudcd1<text:tab/>12.8482343108933<text:tab/>8.39907228985874<text:tab/>6.83269696182289<text:tab/>17.434675887747<text:tab/>13.0651918387325</text:p>
      <text:p text:style-name="P1">Nudcd2<text:tab/>34.398355535526<text:tab/>26.2962963346356<text:tab/>13.1718327980316<text:tab/>39.3611418447186<text:tab/>19.688172018828</text:p>
      <text:p text:style-name="P1">Nudcd3<text:tab/>0.103933771121142<text:tab/>0.10330493628222<text:tab/>0.0979952785205257<text:tab/>0.101020019074265<text:tab/>0.0959986064385136</text:p>
      <text:p text:style-name="P1">Nudt1<text:tab/>1.74700637590778<text:tab/>2.87234971789103<text:tab/>5.18805066403321<text:tab/>4.38164196186772<text:tab/>3.800870156814</text:p>
      <text:p text:style-name="P1">Nudt12<text:tab/>1.76911034505377<text:tab/>1.02245272019506<text:tab/>0.440584234530889<text:tab/>1.67741760931199<text:tab/>0.58976226455223</text:p>
      <text:p text:style-name="P1">Nudt13<text:tab/>0.842435806822538<text:tab/>1.14646894491978<text:tab/>0.35223200059396<text:tab/>1.46024181802036<text:tab/>0.757591366615036</text:p>
      <text:p text:style-name="P1">Nudt14<text:tab/>16.0578907213553<text:tab/>15.1938929991032<text:tab/>11.444078294462<text:tab/>27.9114755477499<text:tab/>14.8291508972346</text:p>
      <text:p text:style-name="P1"><text:soft-page-break/>Nudt15<text:tab/>0.871569200364355<text:tab/>1.19265862192193<text:tab/>1.0124064960681<text:tab/>1.32010772000054<text:tab/>0.935376170129034</text:p>
      <text:p text:style-name="P1">Nudt16<text:tab/>14.1830492052091<text:tab/>6.43772944613262<text:tab/>5.94889688500038<text:tab/>17.4126041528384<text:tab/>9.38238409492043</text:p>
      <text:p text:style-name="P1">Nudt16l1<text:tab/>19.4022679644576<text:tab/>10.9594643446184<text:tab/>11.3569998348188<text:tab/>30.2194488831831<text:tab/>18.2043779778525</text:p>
      <text:p text:style-name="P1">Nudt17<text:tab/>0.586792453428171<text:tab/>0.75996502021838<text:tab/>0.795544519144226<text:tab/>1.92980438171893<text:tab/>1.01291898999393</text:p>
      <text:p text:style-name="P1">Nudt18<text:tab/>12.3020693251978<text:tab/>5.82175035192102<text:tab/>3.98875678842823<text:tab/>20.7288122210575<text:tab/>7.64721959385981</text:p>
      <text:p text:style-name="P1">Nudt19<text:tab/>12.7027994902784<text:tab/>16.784565848663<text:tab/>16.9384595674831<text:tab/>22.0031871775476<text:tab/>24.8666169428909</text:p>
      <text:p text:style-name="P1">Nudt2<text:tab/>37.8041123555544<text:tab/>21.681449523445<text:tab/>25.831460364291<text:tab/>36.9872771036914<text:tab/>35.3456384290422</text:p>
      <text:p text:style-name="P1">Nudt21<text:tab/>74.2293874566942<text:tab/>100.366872016602<text:tab/>59.2837491315165<text:tab/>98.167746456329<text:tab/>53.4840254509431</text:p>
      <text:p text:style-name="P1">Nudt22<text:tab/>7.97565910930597<text:tab/>3.40914193812095<text:tab/>2.60647434223531<text:tab/>19.0465235709271<text:tab/>5.99597646278381</text:p>
      <text:p text:style-name="P1">Nudt3<text:tab/>34.3173284504969<text:tab/>52.3515900542298<text:tab/>19.0331614187228<text:tab/>68.3283959558403<text:tab/>28.1574953953875</text:p>
      <text:p text:style-name="P1">Nudt4<text:tab/>83.7386977231014<text:tab/>47.99120358742<text:tab/>46.2746841789734<text:tab/>91.1787322138959<text:tab/>38.7847525862112</text:p>
      <text:p text:style-name="P1">Nudt5<text:tab/>29.2020785168227<text:tab/>22.1904286514643<text:tab/>14.963108645036<text:tab/>50.5317803020073<text:tab/>25.2515940537101</text:p>
      <text:p text:style-name="P1">Nudt6<text:tab/>3.3386509226643<text:tab/>14.6258067879322<text:tab/>8.26207218136856<text:tab/>7.71935286730605<text:tab/>11.3284770432178</text:p>
      <text:p text:style-name="P1">Nudt7<text:tab/>7.92441711431047<text:tab/>4.92802288208949<text:tab/>4.49870517996956<text:tab/>10.0619977058359<text:tab/>4.80869153149548</text:p>
      <text:p text:style-name="P1">Nudt9<text:tab/>16.2871999624266<text:tab/>16.0302200521892<text:tab/>15.8112776484108<text:tab/>35.0420067917212<text:tab/>42.14649394369</text:p>
      <text:p text:style-name="P1">Nuf2<text:tab/>33.8737433783623<text:tab/>21.3904912594693<text:tab/>19.0860250952017<text:tab/>8.3447351761395<text:tab/>1.086892683557</text:p>
      <text:p text:style-name="P1">Nufip1<text:tab/>22.1766190090442<text:tab/>23.4350329518175<text:tab/>18.2230821518502<text:tab/>21.6396554743437<text:tab/>21.7555701788717</text:p>
      <text:p text:style-name="P1">Numa1<text:tab/>27.1598976619696<text:tab/>10.7806439779818<text:tab/>7.80474423713552<text:tab/>32.1762719782247<text:tab/>14.740250723672</text:p>
      <text:p text:style-name="P1">Numb<text:tab/>16.0311582861255<text:tab/>25.5581595826131<text:tab/>22.9188297179072<text:tab/>19.0009437143136<text:tab/>20.2205010937238</text:p>
      <text:p text:style-name="P1">Numbl<text:tab/>18.9106186555288<text:tab/>63.941274635462<text:tab/>43.2607778389431<text:tab/>27.708331855951<text:tab/>11.1588209772045</text:p>
      <text:p text:style-name="P1">Nup107<text:tab/>14.8565543115308<text:tab/>9.25222228863778<text:tab/>6.12807197796367<text:tab/>14.2896629867994<text:tab/>12.099999936668</text:p>
      <text:p text:style-name="P1">Nup153<text:tab/>13.4239538427207<text:tab/>27.5312638325723<text:tab/>17.9914918725785<text:tab/>14.9413729669319<text:tab/>17.5504544663418</text:p>
      <text:p text:style-name="P1">Nup155<text:tab/>9.46125224006661<text:tab/>7.68790931144639<text:tab/>4.22640617548374<text:tab/>7.2850515934369<text:tab/>6.53506353399467</text:p>
      <text:p text:style-name="P1">Nup160<text:tab/>5.59181586785391<text:tab/>4.9511697520802<text:tab/>3.89656981297755<text:tab/>3.58314430806563<text:tab/>3.99948935651925</text:p>
      <text:p text:style-name="P1">Nup205<text:tab/>10.4874724091303<text:tab/>12.4878052976036<text:tab/>10.7460960611938<text:tab/>13.3654581346164<text:tab/>13.6698225769876</text:p>
      <text:p text:style-name="P1">Nup210<text:tab/>0.117205814741612<text:tab/>0.156198669695834<text:tab/>0.0979342356197645<text:tab/>0.114080529277187<text:tab/>0.0955125635570558</text:p>
      <text:p text:style-name="P1">Nup210l<text:tab/>0.512159953715657<text:tab/>0.357033119754626<text:tab/>0.684071976043251<text:tab/>0.45167297472982<text:tab/>0.159897234821191</text:p>
      <text:p text:style-name="P1">Nup214<text:tab/>10.0092899494568<text:tab/>8.4833146753514<text:tab/>4.36967089725932<text:tab/>11.3659531233348<text:tab/>11.4723944187161</text:p>
      <text:p text:style-name="P1">Nup35<text:tab/>19.5875465987731<text:tab/>17.7916736268521<text:tab/>15.457925972309<text:tab/>18.3957135519633<text:tab/>28.3477885234317</text:p>
      <text:p text:style-name="P1">Nup37<text:tab/>16.296417089583<text:tab/>12.8190439381821<text:tab/>7.65644683294109<text:tab/>22.1679892340901<text:tab/>9.64913796140314</text:p>
      <text:p text:style-name="P1">Nup43<text:tab/>9.43212635785899<text:tab/>7.79360248732572<text:tab/>8.26575680447982<text:tab/>8.97589080794849<text:tab/>11.1371816042783</text:p>
      <text:p text:style-name="P1">Nup54<text:tab/>18.2848620961716<text:tab/>30.895547997007<text:tab/>22.0272356670587<text:tab/>16.4253395573187<text:tab/>13.4714884945083</text:p>
      <text:p text:style-name="P1">Nup62<text:tab/>27.1593034774436<text:tab/>51.6553109628286<text:tab/>34.8057499818859<text:tab/>38.8891240014998<text:tab/>31.0373854754165</text:p>
      <text:p text:style-name="P1">Nup85<text:tab/>16.5458555253491<text:tab/>11.4862585863792<text:tab/>8.88707728378508<text:tab/>11.0724514866192<text:tab/>13.608015497425</text:p>
      <text:p text:style-name="P1">Nup88<text:tab/>35.252853293986<text:tab/>31.2818069436285<text:tab/>27.9532953303314<text:tab/>47.3874838245874<text:tab/>32.3189394263952</text:p>
      <text:p text:style-name="P1">Nup93<text:tab/>16.6388388114437<text:tab/>20.30948653906<text:tab/>17.6451614391246<text:tab/>21.1903957296958<text:tab/>19.892696401385</text:p>
      <text:p text:style-name="P1">Nup98<text:tab/>20.3385585998<text:tab/>27.6105223415259<text:tab/>34.0303660758858<text:tab/>26.2825711575469<text:tab/>26.2703068684156</text:p>
      <text:p text:style-name="P1">Nupl1<text:tab/>14.6710898737254<text:tab/>16.7098734632785<text:tab/>15.8404506462433<text:tab/>19.7377327921475<text:tab/>17.5696874446216</text:p>
      <text:p text:style-name="P1">Nupl2<text:tab/>6.77654790469731<text:tab/>4.77739717487849<text:tab/>3.35930130851268<text:tab/>7.85255674216621<text:tab/>5.32880897002688</text:p>
      <text:p text:style-name="P1">Nupr1<text:tab/>0.316994335076116<text:tab/>0.602039732151477<text:tab/>0.565739098651873<text:tab/>0.278140815264497<text:tab/>0.577430634497172</text:p>
      <text:p text:style-name="P1">Nupr1l<text:tab/>3.63035149473716<text:tab/>3.06590274088905<text:tab/>13.0162307212642<text:tab/>9.91059218415614<text:tab/>34.3021148217173</text:p>
      <text:p text:style-name="P1">Nus1<text:tab/>23.6130922481121<text:tab/>37.4380908153344<text:tab/>25.020028908681<text:tab/>29.4513262453463<text:tab/>18.0363971436992</text:p>
      <text:p text:style-name="P1">Nusap1<text:tab/>19.91128232412<text:tab/>11.8365131752491<text:tab/>6.18850501686876<text:tab/>4.38672747673419<text:tab/>0.690484542107756</text:p>
      <text:p text:style-name="P1">Nutf2<text:tab/>39.1500878706655<text:tab/>47.4365184678368<text:tab/>35.7656966061218<text:tab/>57.8872400443865<text:tab/>55.7974528575688</text:p>
      <text:p text:style-name="P1">Nutm1<text:tab/>0.216677335518354<text:tab/>0.421242081217291<text:tab/>0.184173364569231<text:tab/>0.472406867483354<text:tab/>0.192227684529967</text:p>
      <text:p text:style-name="P1">Nvl<text:tab/>7.52278709142165<text:tab/>11.5583584676407<text:tab/>11.0026934939121<text:tab/>11.177118044843<text:tab/>10.9038830843298</text:p>
      <text:p text:style-name="P1">Nxf1<text:tab/>90.152376879758<text:tab/>92.452177752761<text:tab/>164.975305538187<text:tab/>98.7668536827522<text:tab/>135.15183778797</text:p>
      <text:p text:style-name="P1">Nxf3<text:tab/>0.103933771121142<text:tab/>0.10330493628222<text:tab/>0.0979952785205257<text:tab/>0.101020019074265<text:tab/>0.0959986064385136</text:p>
      <text:p text:style-name="P1">Nxf7<text:tab/>0.103933771121142<text:tab/>0.10330493628222<text:tab/>0.0979952785205257<text:tab/>0.101020019074265<text:tab/>0.0959986064385136</text:p>
      <text:p text:style-name="P1">Nxn<text:tab/>14.0890929598858<text:tab/>14.4835979137563<text:tab/>18.768049189821<text:tab/>28.7794164113547<text:tab/>22.3544281941017</text:p>
      <text:p text:style-name="P1">Nxnl1<text:tab/>0.104103446672239<text:tab/>0.104815241719159<text:tab/>0.0975886539585942<text:tab/>0.148789063933324<text:tab/>0.217950906002061</text:p>
      <text:p text:style-name="P1">Nxnl2<text:tab/>0.185046605589726<text:tab/>0.19918761942171<text:tab/>0.810218389733059<text:tab/>0.26026548393762<text:tab/>0.11985093947941</text:p>
      <text:p text:style-name="P1">Nxpe1<text:tab/>0.104791367398758<text:tab/>0.123799581945472<text:tab/>0.0981216008938577<text:tab/>0.181298698042036<text:tab/>0.401361944290589</text:p>
      <text:p text:style-name="P1">Nxpe3<text:tab/>1.09334415929062<text:tab/>1.4787517711062<text:tab/>0.770999179370296<text:tab/>1.54818936008604<text:tab/>0.400850503958322</text:p>
      <text:p text:style-name="P1"><text:soft-page-break/>Nxph1<text:tab/>0.103933771121142<text:tab/>0.10330493628222<text:tab/>0.0979952785205257<text:tab/>0.101020019074265<text:tab/>0.0959986064385136</text:p>
      <text:p text:style-name="P1">Nxph3<text:tab/>1.49873533055521<text:tab/>5.50012209997203<text:tab/>2.49061526231359<text:tab/>2.58834019088375<text:tab/>0.334578279147879</text:p>
      <text:p text:style-name="P1">Nxph4<text:tab/>0.101199159736881<text:tab/>2.50697600586914<text:tab/>0.400938995925553<text:tab/>0.260504789320584<text:tab/>0.613605287163226</text:p>
      <text:p text:style-name="P1">Nxt1<text:tab/>23.5975982125938<text:tab/>17.7007255852027<text:tab/>16.5148883616168<text:tab/>25.3188906408336<text:tab/>22.1898131602231</text:p>
      <text:p text:style-name="P1">Nxt2<text:tab/>1.19022973168118<text:tab/>1.48919181156577<text:tab/>0.914679116865571<text:tab/>1.19425053804452<text:tab/>1.23437616342289</text:p>
      <text:p text:style-name="P1">Nyap1<text:tab/>0.771800822860818<text:tab/>1.22035103206028<text:tab/>0.268296028832033<text:tab/>1.2170019010692<text:tab/>0.307179291325147</text:p>
      <text:p text:style-name="P1">Nyx<text:tab/>0.103230933984592<text:tab/>0.103137827589428<text:tab/>0.0974065497230746<text:tab/>0.13229371457102<text:tab/>0.095245290707776</text:p>
      <text:p text:style-name="P1">Oacyl<text:tab/>0.0975106024758715<text:tab/>1.48327184187627<text:tab/>0.0999767389564193<text:tab/>0.105752027217329<text:tab/>0.0899547323413517</text:p>
      <text:p text:style-name="P1">Oaf<text:tab/>33.7657426477643<text:tab/>43.5086544545266<text:tab/>33.6616073399642<text:tab/>134.991209109242<text:tab/>60.9231047866809</text:p>
      <text:p text:style-name="P1">Oard1<text:tab/>5.33066539823294<text:tab/>2.26083887624072<text:tab/>2.22885558463174<text:tab/>7.40585396104519<text:tab/>5.42468372693937</text:p>
      <text:p text:style-name="P1">Oas1a<text:tab/>0.103877653451416<text:tab/>0.624111818773652<text:tab/>0.0969144213218994<text:tab/>0.105387044674138<text:tab/>0.110600907147269</text:p>
      <text:p text:style-name="P1">Oas1b<text:tab/>0.48269027751191<text:tab/>22.0788114236247<text:tab/>1.21553608159469<text:tab/>2.16580988141739<text:tab/>0.188417939482139</text:p>
      <text:p text:style-name="P1">Oas1d<text:tab/>0.103933771121142<text:tab/>0.10330493628222<text:tab/>0.0979952785205257<text:tab/>0.101020019074265<text:tab/>0.0959986064385136</text:p>
      <text:p text:style-name="P1">Oas1e<text:tab/>0.104344328099758<text:tab/>0.171170898960913<text:tab/>0.0980608431456506<text:tab/>0.102618753332232<text:tab/>0.095767402463925</text:p>
      <text:p text:style-name="P1">Oas1f<text:tab/>0.0994006957911011<text:tab/>1.23806323860038<text:tab/>0.0931237132759921<text:tab/>0.101203581870689<text:tab/>0.0908628438716718</text:p>
      <text:p text:style-name="P1">Oas1h<text:tab/>0.104285696500722<text:tab/>0.151791002828936<text:tab/>0.0980955012169653<text:tab/>0.102297516985471<text:tab/>0.0958780398125253</text:p>
      <text:p text:style-name="P1">Oas1i<text:tab/>0.0979272182000434<text:tab/>1.3675027458688<text:tab/>0.0923134503785702<text:tab/>0.0979909350902065<text:tab/>0.0904617679602371</text:p>
      <text:p text:style-name="P1">Oas1k<text:tab/>0.104842367045052<text:tab/>0.122532480366185<text:tab/>0.16362830217582<text:tab/>0.103262399163901<text:tab/>0.0962268298244051</text:p>
      <text:p text:style-name="P1">Oas2<text:tab/>0.104197126830142<text:tab/>0.103724760312936<text:tab/>0.0981156449154753<text:tab/>0.111806547811531<text:tab/>0.0960484210847414</text:p>
      <text:p text:style-name="P1">Oas3<text:tab/>0.103933771121142<text:tab/>0.10330493628222<text:tab/>0.0979952785205257<text:tab/>0.101020019074265<text:tab/>0.0959986064385136</text:p>
      <text:p text:style-name="P1">Oasl<text:tab/>0.144307732875853<text:tab/>3.02555842471174<text:tab/>2.39359258083988<text:tab/>0.443033661029122<text:tab/>1.36715673919121</text:p>
      <text:p text:style-name="P1">Oasl2<text:tab/>4.7592826205598<text:tab/>38.0161877680965<text:tab/>2.66356964864175<text:tab/>12.8852751743401<text:tab/>0.638209777218261</text:p>
      <text:p text:style-name="P1">Oat<text:tab/>113.875171558724<text:tab/>110.547401773669<text:tab/>127.786009856982<text:tab/>148.975979606855<text:tab/>97.3614793081071</text:p>
      <text:p text:style-name="P1">Oaz1<text:tab/>531.471444270278<text:tab/>724.329255900911<text:tab/>838.607642389912<text:tab/>764.960819885079<text:tab/>1267.20868948165</text:p>
      <text:p text:style-name="P1">Oaz2<text:tab/>112.290314016362<text:tab/>133.285474994902<text:tab/>150.295962727808<text:tab/>143.323938004039<text:tab/>88.71718022294</text:p>
      <text:p text:style-name="P1">Oaz3<text:tab/>0.315566892461683<text:tab/>0.104644742300551<text:tab/>0.0982093062261936<text:tab/>0.102744953176357<text:tab/>0.095630304292075</text:p>
      <text:p text:style-name="P1">Obfc1<text:tab/>15.9153142519724<text:tab/>12.6330835085946<text:tab/>5.43035703744149<text:tab/>25.1220966887783<text:tab/>12.4426522036668</text:p>
      <text:p text:style-name="P1">Obp1f<text:tab/>0.103933771121142<text:tab/>0.10330493628222<text:tab/>0.0979952785205257<text:tab/>0.101020019074265<text:tab/>0.0959986064385136</text:p>
      <text:p text:style-name="P1">Obp2a<text:tab/>0.103933771121142<text:tab/>0.10330493628222<text:tab/>0.0979952785205257<text:tab/>0.101020019074265<text:tab/>0.0959986064385136</text:p>
      <text:p text:style-name="P1">Obp2b<text:tab/>0.103933771121142<text:tab/>0.10330493628222<text:tab/>0.0979952785205257<text:tab/>0.101020019074265<text:tab/>0.0959986064385136</text:p>
      <text:p text:style-name="P1">Obp3<text:tab/>0.103933771121142<text:tab/>0.10330493628222<text:tab/>0.0979952785205257<text:tab/>0.101020019074265<text:tab/>0.0959986064385136</text:p>
      <text:p text:style-name="P1">Oc90<text:tab/>0.103933771121142<text:tab/>0.10330493628222<text:tab/>0.0979952785205257<text:tab/>0.101020019074265<text:tab/>0.0959986064385136</text:p>
      <text:p text:style-name="P1">Ocel1<text:tab/>14.305378780841<text:tab/>14.8729031802371<text:tab/>28.7156961583133<text:tab/>20.0045380600688<text:tab/>56.435277833129</text:p>
      <text:p text:style-name="P1">Ociad1<text:tab/>137.818205759043<text:tab/>141.27151272056<text:tab/>106.028622860629<text:tab/>186.551125849541<text:tab/>147.37661732081</text:p>
      <text:p text:style-name="P1">Ociad2<text:tab/>14.4408020397064<text:tab/>11.1692524042756<text:tab/>3.38306985565688<text:tab/>22.4422052789254<text:tab/>3.10887085343361</text:p>
      <text:p text:style-name="P1">Ocln<text:tab/>0.144777577382933<text:tab/>0.103497636820754<text:tab/>0.102257806337738<text:tab/>0.227447847550753<text:tab/>0.0931713816921675</text:p>
      <text:p text:style-name="P1">Ocm2<text:tab/>0.103467339285218<text:tab/>0.10697423303308<text:tab/>0.626761397344366<text:tab/>0.105653251936659<text:tab/>0.0946224260716778</text:p>
      <text:p text:style-name="P1">Ocrl<text:tab/>5.4231466341824<text:tab/>3.38649263658701<text:tab/>2.25320167715523<text:tab/>6.49604309389751<text:tab/>3.06217814528796</text:p>
      <text:p text:style-name="P1">Odam<text:tab/>0.103933771121142<text:tab/>0.10330493628222<text:tab/>0.0979952785205257<text:tab/>0.101020019074265<text:tab/>0.0959986064385136</text:p>
      <text:p text:style-name="P1">Odc1<text:tab/>66.3588196061084<text:tab/>133.815755780616<text:tab/>201.856852540961<text:tab/>72.8817202750123<text:tab/>184.21312342101</text:p>
      <text:p text:style-name="P1">Odf1<text:tab/>0.104047681678396<text:tab/>0.142434080900156<text:tab/>0.0978786128643665<text:tab/>0.101748465484834<text:tab/>0.0957050854308561</text:p>
      <text:p text:style-name="P1">Odf2<text:tab/>23.9592869836523<text:tab/>25.3878913859525<text:tab/>22.0192533441585<text:tab/>26.4817482213752<text:tab/>27.091262850708</text:p>
      <text:p text:style-name="P1">Odf2l<text:tab/>4.2901192325309<text:tab/>2.94260817452402<text:tab/>1.63810551562873<text:tab/>3.48510210406563<text:tab/>1.88387668502677</text:p>
      <text:p text:style-name="P1">Odf3<text:tab/>0.101279687110303<text:tab/>0.49744334712469<text:tab/>0.61571812568233<text:tab/>0.16982137235282<text:tab/>0.0917676902588082</text:p>
      <text:p text:style-name="P1">Odf3b<text:tab/>0.103933771121142<text:tab/>0.10330493628222<text:tab/>0.0979952785205257<text:tab/>0.101020019074265<text:tab/>0.0959986064385136</text:p>
      <text:p text:style-name="P1">Odf3l1<text:tab/>21.9656411813471<text:tab/>17.958209460159<text:tab/>2.19132635033433<text:tab/>38.7848221713592<text:tab/>2.59700189311188</text:p>
      <text:p text:style-name="P1">Odf3l2<text:tab/>0.103933771121142<text:tab/>0.10330493628222<text:tab/>0.0979952785205257<text:tab/>0.101020019074265<text:tab/>0.0959986064385136</text:p>
      <text:p text:style-name="P1">Odf4<text:tab/>0.475271583319027<text:tab/>0.105896896766062<text:tab/>0.0976800709776613<text:tab/>0.121099516175524<text:tab/>0.0953335332638677</text:p>
      <text:p text:style-name="P1">Ofd1<text:tab/>9.07940279884567<text:tab/>6.31194325000717<text:tab/>2.28153176677888<text:tab/>6.49451766458837<text:tab/>4.39865535412239</text:p>
      <text:p text:style-name="P1">Ogdh<text:tab/>10.371709420103<text:tab/>13.1094547568481<text:tab/>18.5863231463979<text:tab/>23.2582189611342<text:tab/>29.0401359713945</text:p>
      <text:p text:style-name="P1">Ogdhl<text:tab/>0.289772859288804<text:tab/>0.207002392548376<text:tab/>0.199893498758719<text:tab/>0.439684540491938<text:tab/>0.117979491774904</text:p>
      <text:p text:style-name="P1">Ogfod1<text:tab/>6.65748214555724<text:tab/>8.42523450326553<text:tab/>6.65309865053783<text:tab/>8.74738697090761<text:tab/>8.81475108136917</text:p>
      <text:p text:style-name="P1">Ogfod2<text:tab/>5.4721098664366<text:tab/>4.20466008617926<text:tab/>3.53904789856228<text:tab/>10.7795782132743<text:tab/>5.64968963574449</text:p>
      <text:p text:style-name="P1">Ogfod3<text:tab/>14.9606039256295<text:tab/>10.8300383420939<text:tab/>11.1156346207736<text:tab/>14.93353554016<text:tab/>10.0193049573217</text:p>
      <text:p text:style-name="P1"><text:soft-page-break/>Ogfr<text:tab/>27.0755094236207<text:tab/>71.5517147289604<text:tab/>39.0401096524542<text:tab/>42.3549882032387<text:tab/>30.4867006754637</text:p>
      <text:p text:style-name="P1">Ogfrl1<text:tab/>25.5593549168123<text:tab/>28.9986082872039<text:tab/>25.692957114832<text:tab/>34.4257314602336<text:tab/>19.4610111113466</text:p>
      <text:p text:style-name="P1">Ogg1<text:tab/>8.61760011109255<text:tab/>3.20373568159129<text:tab/>3.79614427095517<text:tab/>13.9596996551307<text:tab/>9.41951593681524</text:p>
      <text:p text:style-name="P1">Ogn<text:tab/>0.114617292688887<text:tab/>10.0068453419376<text:tab/>3.89894593392223<text:tab/>0.601243057179122<text:tab/>0.211872227121285</text:p>
      <text:p text:style-name="P1">Ogt<text:tab/>54.2541303999851<text:tab/>26.3593868922072<text:tab/>21.0638728790009<text:tab/>53.4901471548554<text:tab/>35.2838876375163</text:p>
      <text:p text:style-name="P1">Oit3<text:tab/>0.150523681472868<text:tab/>0.201470947048743<text:tab/>0.258195899462905<text:tab/>0.111096053222082<text:tab/>0.159401109275396</text:p>
      <text:p text:style-name="P1">Ola1<text:tab/>64.2591715632969<text:tab/>59.2709180721457<text:tab/>59.1032435841081<text:tab/>128.225863904145<text:tab/>88.2321935615768</text:p>
      <text:p text:style-name="P1">Olah<text:tab/>0.152414367339702<text:tab/>0.25126027521238<text:tab/>0.269220448928899<text:tab/>0.19120022910731<text:tab/>0.141018327597732</text:p>
      <text:p text:style-name="P1">Olfm1<text:tab/>0.361730440543111<text:tab/>2.03418073182905<text:tab/>1.14238509857081<text:tab/>1.9420356745933<text:tab/>0.433440067634696</text:p>
      <text:p text:style-name="P1">Olfm2<text:tab/>2.63430292770538<text:tab/>9.35301840148347<text:tab/>2.18957215598349<text:tab/>2.93341170244082<text:tab/>0.228093865243714</text:p>
      <text:p text:style-name="P1">Olfm3<text:tab/>0.103933771121142<text:tab/>0.10330493628222<text:tab/>0.0979952785205257<text:tab/>0.101020019074265<text:tab/>0.0959986064385136</text:p>
      <text:p text:style-name="P1">Olfm4<text:tab/>0.103933771121142<text:tab/>0.10330493628222<text:tab/>0.0979952785205257<text:tab/>0.101020019074265<text:tab/>0.0959986064385136</text:p>
      <text:p text:style-name="P1">Olfml1<text:tab/>6.2582285192276<text:tab/>3.90811283978922<text:tab/>1.09178410731678<text:tab/>3.68390022770096<text:tab/>0.114830937482265</text:p>
      <text:p text:style-name="P1">Olfml2a<text:tab/>1.11885966232728<text:tab/>0.796504316756671<text:tab/>0.433993044302619<text:tab/>4.16925645683408<text:tab/>0.0962116474045925</text:p>
      <text:p text:style-name="P1">Olfml2b<text:tab/>246.3689228934<text:tab/>449.119698872908<text:tab/>112.317277824281<text:tab/>175.749721615001<text:tab/>22.8032727883714</text:p>
      <text:p text:style-name="P1">Olfml3<text:tab/>24.1844051166695<text:tab/>31.8777650985991<text:tab/>17.9384785443743<text:tab/>45.0927989711447<text:tab/>2.02495081003661</text:p>
      <text:p text:style-name="P1">Olig1<text:tab/>0.103933771121142<text:tab/>0.10330493628222<text:tab/>0.0979952785205257<text:tab/>0.101020019074265<text:tab/>0.0959986064385136</text:p>
      <text:p text:style-name="P1">Olig2<text:tab/>0.103933771121142<text:tab/>0.10330493628222<text:tab/>0.0979952785205257<text:tab/>0.101020019074265<text:tab/>0.0959986064385136</text:p>
      <text:p text:style-name="P1">Olig3<text:tab/>0.103254610290235<text:tab/>0.102964192665981<text:tab/>0.0972681876662936<text:tab/>0.118489962891642<text:tab/>0.0952397010368825</text:p>
      <text:p text:style-name="P1">Olr1<text:tab/>0.320298449270705<text:tab/>12.3362319158644<text:tab/>11.7164862507902<text:tab/>6.08347814581641<text:tab/>2.07845086885434</text:p>
      <text:p text:style-name="P1">Olr10<text:tab/>0.103933771121142<text:tab/>0.10330493628222<text:tab/>0.0979952785205257<text:tab/>0.101020019074265<text:tab/>0.0959986064385136</text:p>
      <text:p text:style-name="P1">Olr1000<text:tab/>0.103933771121142<text:tab/>0.10330493628222<text:tab/>0.0979952785205257<text:tab/>0.101020019074265<text:tab/>0.0959986064385136</text:p>
      <text:p text:style-name="P1">Olr1002<text:tab/>0.103933771121142<text:tab/>0.10330493628222<text:tab/>0.0979952785205257<text:tab/>0.101020019074265<text:tab/>0.0959986064385136</text:p>
      <text:p text:style-name="P1">Olr1006<text:tab/>0.103933771121142<text:tab/>0.10330493628222<text:tab/>0.0979952785205257<text:tab/>0.101020019074265<text:tab/>0.0959986064385136</text:p>
      <text:p text:style-name="P1">Olr1007<text:tab/>0.103933771121142<text:tab/>0.10330493628222<text:tab/>0.0979952785205257<text:tab/>0.101020019074265<text:tab/>0.0959986064385136</text:p>
      <text:p text:style-name="P1">Olr101<text:tab/>0.103933771121142<text:tab/>0.10330493628222<text:tab/>0.0979952785205257<text:tab/>0.101020019074265<text:tab/>0.0959986064385136</text:p>
      <text:p text:style-name="P1">Olr1012<text:tab/>0.103933771121142<text:tab/>0.10330493628222<text:tab/>0.0979952785205257<text:tab/>0.101020019074265<text:tab/>0.0959986064385136</text:p>
      <text:p text:style-name="P1">Olr1014<text:tab/>0.103933771121142<text:tab/>0.10330493628222<text:tab/>0.0979952785205257<text:tab/>0.101020019074265<text:tab/>0.0959986064385136</text:p>
      <text:p text:style-name="P1">Olr1016<text:tab/>0.103933771121142<text:tab/>0.10330493628222<text:tab/>0.0979952785205257<text:tab/>0.101020019074265<text:tab/>0.0959986064385136</text:p>
      <text:p text:style-name="P1">Olr1020<text:tab/>0.103933771121142<text:tab/>0.10330493628222<text:tab/>0.0979952785205257<text:tab/>0.101020019074265<text:tab/>0.0959986064385136</text:p>
      <text:p text:style-name="P1">Olr1024<text:tab/>0.103933771121142<text:tab/>0.10330493628222<text:tab/>0.0979952785205257<text:tab/>0.101020019074265<text:tab/>0.0959986064385136</text:p>
      <text:p text:style-name="P1">Olr1029<text:tab/>0.103933771121142<text:tab/>0.10330493628222<text:tab/>0.0979952785205257<text:tab/>0.101020019074265<text:tab/>0.0959986064385136</text:p>
      <text:p text:style-name="P1">Olr103<text:tab/>0.103933771121142<text:tab/>0.10330493628222<text:tab/>0.0979952785205257<text:tab/>0.101020019074265<text:tab/>0.0959986064385136</text:p>
      <text:p text:style-name="P1">Olr104<text:tab/>0.103933771121142<text:tab/>0.10330493628222<text:tab/>0.0979952785205257<text:tab/>0.101020019074265<text:tab/>0.0959986064385136</text:p>
      <text:p text:style-name="P1">Olr1049<text:tab/>0.103933771121142<text:tab/>0.10330493628222<text:tab/>0.0979952785205257<text:tab/>0.101020019074265<text:tab/>0.0959986064385136</text:p>
      <text:p text:style-name="P1">Olr105<text:tab/>0.103933771121142<text:tab/>0.10330493628222<text:tab/>0.0979952785205257<text:tab/>0.101020019074265<text:tab/>0.0959986064385136</text:p>
      <text:p text:style-name="P1">Olr1051<text:tab/>0.103933771121142<text:tab/>0.10330493628222<text:tab/>0.0979952785205257<text:tab/>0.101020019074265<text:tab/>0.0959986064385136</text:p>
      <text:p text:style-name="P1">Olr1052<text:tab/>0.103933771121142<text:tab/>0.10330493628222<text:tab/>0.0979952785205257<text:tab/>0.101020019074265<text:tab/>0.0959986064385136</text:p>
      <text:p text:style-name="P1">Olr1055<text:tab/>0.103933771121142<text:tab/>0.10330493628222<text:tab/>0.0979952785205257<text:tab/>0.101020019074265<text:tab/>0.0959986064385136</text:p>
      <text:p text:style-name="P1">Olr1058<text:tab/>0.103933771121142<text:tab/>0.10330493628222<text:tab/>0.0979952785205257<text:tab/>0.101020019074265<text:tab/>0.0959986064385136</text:p>
      <text:p text:style-name="P1">Olr1059<text:tab/>0.103933771121142<text:tab/>0.10330493628222<text:tab/>0.0979952785205257<text:tab/>0.101020019074265<text:tab/>0.0959986064385136</text:p>
      <text:p text:style-name="P1">Olr106<text:tab/>0.103933771121142<text:tab/>0.10330493628222<text:tab/>0.0979952785205257<text:tab/>0.101020019074265<text:tab/>0.0959986064385136</text:p>
      <text:p text:style-name="P1">Olr1060<text:tab/>0.103933771121142<text:tab/>0.10330493628222<text:tab/>0.0979952785205257<text:tab/>0.101020019074265<text:tab/>0.0959986064385136</text:p>
      <text:p text:style-name="P1">Olr1061<text:tab/>0.103933771121142<text:tab/>0.10330493628222<text:tab/>0.0979952785205257<text:tab/>0.101020019074265<text:tab/>0.0959986064385136</text:p>
      <text:p text:style-name="P1">Olr1063<text:tab/>0.103933771121142<text:tab/>0.10330493628222<text:tab/>0.0979952785205257<text:tab/>0.101020019074265<text:tab/>0.0959986064385136</text:p>
      <text:p text:style-name="P1">Olr1064<text:tab/>0.103933771121142<text:tab/>0.10330493628222<text:tab/>0.0979952785205257<text:tab/>0.101020019074265<text:tab/>0.0959986064385136</text:p>
      <text:p text:style-name="P1">Olr1065<text:tab/>0.103933771121142<text:tab/>0.10330493628222<text:tab/>0.0979952785205257<text:tab/>0.101020019074265<text:tab/>0.0959986064385136</text:p>
      <text:p text:style-name="P1">Olr1067<text:tab/>0.103933771121142<text:tab/>0.10330493628222<text:tab/>0.0979952785205257<text:tab/>0.101020019074265<text:tab/>0.0959986064385136</text:p>
      <text:p text:style-name="P1">Olr1068<text:tab/>0.103933771121142<text:tab/>0.10330493628222<text:tab/>0.0979952785205257<text:tab/>0.101020019074265<text:tab/>0.0959986064385136</text:p>
      <text:p text:style-name="P1">Olr1069<text:tab/>0.103933771121142<text:tab/>0.10330493628222<text:tab/>0.0979952785205257<text:tab/>0.101020019074265<text:tab/>0.0959986064385136</text:p>
      <text:p text:style-name="P1">Olr107<text:tab/>0.103933771121142<text:tab/>0.10330493628222<text:tab/>0.0979952785205257<text:tab/>0.101020019074265<text:tab/>0.0959986064385136</text:p>
      <text:p text:style-name="P1">Olr1070<text:tab/>0.103933771121142<text:tab/>0.10330493628222<text:tab/>0.0979952785205257<text:tab/>0.101020019074265<text:tab/>0.0959986064385136</text:p>
      <text:p text:style-name="P1">Olr1071<text:tab/>0.103933771121142<text:tab/>0.10330493628222<text:tab/>0.0979952785205257<text:tab/>0.101020019074265<text:tab/>0.0959986064385136</text:p>
      <text:p text:style-name="P1">Olr1072<text:tab/>0.0993857775563523<text:tab/>0.102281201477121<text:tab/>0.0928066132478604<text:tab/>0.635562521762473<text:tab/>0.0910592184103695</text:p>
      <text:p text:style-name="P1"><text:soft-page-break/>Olr1073<text:tab/>0.10442708854888<text:tab/>0.104515734659557<text:tab/>0.0984749092897303<text:tab/>0.102470881713433<text:tab/>0.148949570300233</text:p>
      <text:p text:style-name="P1">Olr1075<text:tab/>0.103933771121142<text:tab/>0.10330493628222<text:tab/>0.0979952785205257<text:tab/>0.101020019074265<text:tab/>0.0959986064385136</text:p>
      <text:p text:style-name="P1">Olr1076<text:tab/>0.103933771121142<text:tab/>0.10330493628222<text:tab/>0.0979952785205257<text:tab/>0.101020019074265<text:tab/>0.0959986064385136</text:p>
      <text:p text:style-name="P1">Olr1077<text:tab/>0.103933771121142<text:tab/>0.10330493628222<text:tab/>0.0979952785205257<text:tab/>0.101020019074265<text:tab/>0.0959986064385136</text:p>
      <text:p text:style-name="P1">Olr1078<text:tab/>0.103933771121142<text:tab/>0.10330493628222<text:tab/>0.0979952785205257<text:tab/>0.101020019074265<text:tab/>0.0959986064385136</text:p>
      <text:p text:style-name="P1">Olr1079<text:tab/>0.103933771121142<text:tab/>0.10330493628222<text:tab/>0.0979952785205257<text:tab/>0.101020019074265<text:tab/>0.0959986064385136</text:p>
      <text:p text:style-name="P1">Olr108<text:tab/>0.103933771121142<text:tab/>0.10330493628222<text:tab/>0.0979952785205257<text:tab/>0.101020019074265<text:tab/>0.0959986064385136</text:p>
      <text:p text:style-name="P1">Olr1081<text:tab/>0.103933771121142<text:tab/>0.10330493628222<text:tab/>0.0979952785205257<text:tab/>0.101020019074265<text:tab/>0.0959986064385136</text:p>
      <text:p text:style-name="P1">Olr1082<text:tab/>0.103933771121142<text:tab/>0.10330493628222<text:tab/>0.0979952785205257<text:tab/>0.101020019074265<text:tab/>0.0959986064385136</text:p>
      <text:p text:style-name="P1">Olr1083<text:tab/>0.103933771121142<text:tab/>0.10330493628222<text:tab/>0.0979952785205257<text:tab/>0.101020019074265<text:tab/>0.0959986064385136</text:p>
      <text:p text:style-name="P1">Olr1084<text:tab/>0.103933771121142<text:tab/>0.10330493628222<text:tab/>0.0979952785205257<text:tab/>0.101020019074265<text:tab/>0.0959986064385136</text:p>
      <text:p text:style-name="P1">Olr1085<text:tab/>0.103933771121142<text:tab/>0.10330493628222<text:tab/>0.0979952785205257<text:tab/>0.101020019074265<text:tab/>0.0959986064385136</text:p>
      <text:p text:style-name="P1">Olr1086<text:tab/>0.103933771121142<text:tab/>0.10330493628222<text:tab/>0.0979952785205257<text:tab/>0.101020019074265<text:tab/>0.0959986064385136</text:p>
      <text:p text:style-name="P1">Olr1087<text:tab/>0.103933771121142<text:tab/>0.10330493628222<text:tab/>0.0979952785205257<text:tab/>0.101020019074265<text:tab/>0.0959986064385136</text:p>
      <text:p text:style-name="P1">Olr109<text:tab/>0.103933771121142<text:tab/>0.10330493628222<text:tab/>0.0979952785205257<text:tab/>0.101020019074265<text:tab/>0.0959986064385136</text:p>
      <text:p text:style-name="P1">Olr1090<text:tab/>0.103933771121142<text:tab/>0.10330493628222<text:tab/>0.0979952785205257<text:tab/>0.101020019074265<text:tab/>0.0959986064385136</text:p>
      <text:p text:style-name="P1">Olr1091<text:tab/>0.103933771121142<text:tab/>0.10330493628222<text:tab/>0.0979952785205257<text:tab/>0.101020019074265<text:tab/>0.0959986064385136</text:p>
      <text:p text:style-name="P1">Olr1092<text:tab/>0.103933771121142<text:tab/>0.10330493628222<text:tab/>0.0979952785205257<text:tab/>0.101020019074265<text:tab/>0.0959986064385136</text:p>
      <text:p text:style-name="P1">Olr1095<text:tab/>0.103933771121142<text:tab/>0.10330493628222<text:tab/>0.0979952785205257<text:tab/>0.101020019074265<text:tab/>0.0959986064385136</text:p>
      <text:p text:style-name="P1">Olr1096<text:tab/>0.103933771121142<text:tab/>0.10330493628222<text:tab/>0.0979952785205257<text:tab/>0.101020019074265<text:tab/>0.0959986064385136</text:p>
      <text:p text:style-name="P1">Olr11<text:tab/>0.103933771121142<text:tab/>0.10330493628222<text:tab/>0.0979952785205257<text:tab/>0.101020019074265<text:tab/>0.0959986064385136</text:p>
      <text:p text:style-name="P1">Olr110<text:tab/>0.103933771121142<text:tab/>0.10330493628222<text:tab/>0.0979952785205257<text:tab/>0.101020019074265<text:tab/>0.0959986064385136</text:p>
      <text:p text:style-name="P1">Olr1104<text:tab/>0.103933771121142<text:tab/>0.10330493628222<text:tab/>0.0979952785205257<text:tab/>0.101020019074265<text:tab/>0.0959986064385136</text:p>
      <text:p text:style-name="P1">Olr1105<text:tab/>0.103933771121142<text:tab/>0.10330493628222<text:tab/>0.0979952785205257<text:tab/>0.101020019074265<text:tab/>0.0959986064385136</text:p>
      <text:p text:style-name="P1">Olr1106<text:tab/>0.103933771121142<text:tab/>0.10330493628222<text:tab/>0.0979952785205257<text:tab/>0.101020019074265<text:tab/>0.0959986064385136</text:p>
      <text:p text:style-name="P1">Olr1107<text:tab/>0.103933771121142<text:tab/>0.10330493628222<text:tab/>0.0979952785205257<text:tab/>0.101020019074265<text:tab/>0.0959986064385136</text:p>
      <text:p text:style-name="P1">Olr1108<text:tab/>0.103933771121142<text:tab/>0.10330493628222<text:tab/>0.0979952785205257<text:tab/>0.101020019074265<text:tab/>0.0959986064385136</text:p>
      <text:p text:style-name="P1">Olr111<text:tab/>0.103933771121142<text:tab/>0.10330493628222<text:tab/>0.0979952785205257<text:tab/>0.101020019074265<text:tab/>0.0959986064385136</text:p>
      <text:p text:style-name="P1">Olr1111<text:tab/>0.103933771121142<text:tab/>0.10330493628222<text:tab/>0.0979952785205257<text:tab/>0.101020019074265<text:tab/>0.0959986064385136</text:p>
      <text:p text:style-name="P1">Olr1115<text:tab/>0.103933771121142<text:tab/>0.10330493628222<text:tab/>0.0979952785205257<text:tab/>0.101020019074265<text:tab/>0.0959986064385136</text:p>
      <text:p text:style-name="P1">Olr1117<text:tab/>0.103933771121142<text:tab/>0.10330493628222<text:tab/>0.0979952785205257<text:tab/>0.101020019074265<text:tab/>0.0959986064385136</text:p>
      <text:p text:style-name="P1">Olr1118<text:tab/>0.103933771121142<text:tab/>0.10330493628222<text:tab/>0.0979952785205257<text:tab/>0.101020019074265<text:tab/>0.0959986064385136</text:p>
      <text:p text:style-name="P1">Olr1119<text:tab/>0.103933771121142<text:tab/>0.10330493628222<text:tab/>0.0979952785205257<text:tab/>0.101020019074265<text:tab/>0.0959986064385136</text:p>
      <text:p text:style-name="P1">Olr112<text:tab/>0.103933771121142<text:tab/>0.10330493628222<text:tab/>0.0979952785205257<text:tab/>0.101020019074265<text:tab/>0.0959986064385136</text:p>
      <text:p text:style-name="P1">Olr1121<text:tab/>0.103933771121142<text:tab/>0.10330493628222<text:tab/>0.0979952785205257<text:tab/>0.101020019074265<text:tab/>0.0959986064385136</text:p>
      <text:p text:style-name="P1">Olr1122<text:tab/>0.103933771121142<text:tab/>0.10330493628222<text:tab/>0.0979952785205257<text:tab/>0.101020019074265<text:tab/>0.0959986064385136</text:p>
      <text:p text:style-name="P1">Olr1124<text:tab/>0.103933771121142<text:tab/>0.10330493628222<text:tab/>0.0979952785205257<text:tab/>0.101020019074265<text:tab/>0.0959986064385136</text:p>
      <text:p text:style-name="P1">Olr1125<text:tab/>0.103933771121142<text:tab/>0.10330493628222<text:tab/>0.0979952785205257<text:tab/>0.101020019074265<text:tab/>0.0959986064385136</text:p>
      <text:p text:style-name="P1">Olr1126<text:tab/>0.103933771121142<text:tab/>0.10330493628222<text:tab/>0.0979952785205257<text:tab/>0.101020019074265<text:tab/>0.0959986064385136</text:p>
      <text:p text:style-name="P1">Olr1128<text:tab/>0.103933771121142<text:tab/>0.10330493628222<text:tab/>0.0979952785205257<text:tab/>0.101020019074265<text:tab/>0.0959986064385136</text:p>
      <text:p text:style-name="P1">Olr1129<text:tab/>0.103933771121142<text:tab/>0.10330493628222<text:tab/>0.0979952785205257<text:tab/>0.101020019074265<text:tab/>0.0959986064385136</text:p>
      <text:p text:style-name="P1">Olr113<text:tab/>0.103933771121142<text:tab/>0.10330493628222<text:tab/>0.0979952785205257<text:tab/>0.101020019074265<text:tab/>0.0959986064385136</text:p>
      <text:p text:style-name="P1">Olr1130<text:tab/>0.103933771121142<text:tab/>0.10330493628222<text:tab/>0.0979952785205257<text:tab/>0.101020019074265<text:tab/>0.0959986064385136</text:p>
      <text:p text:style-name="P1">Olr1132<text:tab/>0.103933771121142<text:tab/>0.10330493628222<text:tab/>0.0979952785205257<text:tab/>0.101020019074265<text:tab/>0.0959986064385136</text:p>
      <text:p text:style-name="P1">Olr1135<text:tab/>0.103933771121142<text:tab/>0.10330493628222<text:tab/>0.0979952785205257<text:tab/>0.101020019074265<text:tab/>0.0959986064385136</text:p>
      <text:p text:style-name="P1">Olr1137<text:tab/>0.103933771121142<text:tab/>0.10330493628222<text:tab/>0.0979952785205257<text:tab/>0.101020019074265<text:tab/>0.0959986064385136</text:p>
      <text:p text:style-name="P1">Olr1138<text:tab/>0.103933771121142<text:tab/>0.10330493628222<text:tab/>0.0979952785205257<text:tab/>0.101020019074265<text:tab/>0.0959986064385136</text:p>
      <text:p text:style-name="P1">Olr1139<text:tab/>0.103933771121142<text:tab/>0.10330493628222<text:tab/>0.0979952785205257<text:tab/>0.101020019074265<text:tab/>0.0959986064385136</text:p>
      <text:p text:style-name="P1">Olr114<text:tab/>0.103933771121142<text:tab/>0.10330493628222<text:tab/>0.0979952785205257<text:tab/>0.101020019074265<text:tab/>0.0959986064385136</text:p>
      <text:p text:style-name="P1">Olr1143<text:tab/>0.103933771121142<text:tab/>0.10330493628222<text:tab/>0.0979952785205257<text:tab/>0.101020019074265<text:tab/>0.0959986064385136</text:p>
      <text:p text:style-name="P1">Olr1144<text:tab/>0.103933771121142<text:tab/>0.10330493628222<text:tab/>0.0979952785205257<text:tab/>0.101020019074265<text:tab/>0.0959986064385136</text:p>
      <text:p text:style-name="P1">Olr1145<text:tab/>0.103933771121142<text:tab/>0.10330493628222<text:tab/>0.0979952785205257<text:tab/>0.101020019074265<text:tab/>0.0959986064385136</text:p>
      <text:p text:style-name="P1">Olr1147<text:tab/>0.103933771121142<text:tab/>0.10330493628222<text:tab/>0.0979952785205257<text:tab/>0.101020019074265<text:tab/>0.0959986064385136</text:p>
      <text:p text:style-name="P1">Olr1148<text:tab/>0.103933771121142<text:tab/>0.10330493628222<text:tab/>0.0979952785205257<text:tab/>0.101020019074265<text:tab/>0.0959986064385136</text:p>
      <text:p text:style-name="P1"><text:soft-page-break/>Olr1149<text:tab/>0.103933771121142<text:tab/>0.10330493628222<text:tab/>0.0979952785205257<text:tab/>0.101020019074265<text:tab/>0.0959986064385136</text:p>
      <text:p text:style-name="P1">Olr115<text:tab/>0.103933771121142<text:tab/>0.10330493628222<text:tab/>0.0979952785205257<text:tab/>0.101020019074265<text:tab/>0.0959986064385136</text:p>
      <text:p text:style-name="P1">Olr1151<text:tab/>0.103933771121142<text:tab/>0.10330493628222<text:tab/>0.0979952785205257<text:tab/>0.101020019074265<text:tab/>0.0959986064385136</text:p>
      <text:p text:style-name="P1">Olr1155<text:tab/>0.103933771121142<text:tab/>0.10330493628222<text:tab/>0.0979952785205257<text:tab/>0.101020019074265<text:tab/>0.0959986064385136</text:p>
      <text:p text:style-name="P1">Olr1156<text:tab/>0.103933771121142<text:tab/>0.10330493628222<text:tab/>0.0979952785205257<text:tab/>0.101020019074265<text:tab/>0.0959986064385136</text:p>
      <text:p text:style-name="P1">Olr1158<text:tab/>0.103933771121142<text:tab/>0.10330493628222<text:tab/>0.0979952785205257<text:tab/>0.101020019074265<text:tab/>0.0959986064385136</text:p>
      <text:p text:style-name="P1">Olr1159<text:tab/>0.103933771121142<text:tab/>0.10330493628222<text:tab/>0.0979952785205257<text:tab/>0.101020019074265<text:tab/>0.0959986064385136</text:p>
      <text:p text:style-name="P1">Olr1160<text:tab/>0.103933771121142<text:tab/>0.10330493628222<text:tab/>0.0979952785205257<text:tab/>0.101020019074265<text:tab/>0.0959986064385136</text:p>
      <text:p text:style-name="P1">Olr1162<text:tab/>0.103933771121142<text:tab/>0.10330493628222<text:tab/>0.0979952785205257<text:tab/>0.101020019074265<text:tab/>0.0959986064385136</text:p>
      <text:p text:style-name="P1">Olr1163<text:tab/>0.103933771121142<text:tab/>0.10330493628222<text:tab/>0.0979952785205257<text:tab/>0.101020019074265<text:tab/>0.0959986064385136</text:p>
      <text:p text:style-name="P1">Olr1164<text:tab/>0.103933771121142<text:tab/>0.10330493628222<text:tab/>0.0979952785205257<text:tab/>0.101020019074265<text:tab/>0.0959986064385136</text:p>
      <text:p text:style-name="P1">Olr1165<text:tab/>0.103933771121142<text:tab/>0.10330493628222<text:tab/>0.0979952785205257<text:tab/>0.101020019074265<text:tab/>0.0959986064385136</text:p>
      <text:p text:style-name="P1">Olr1166<text:tab/>0.103933771121142<text:tab/>0.10330493628222<text:tab/>0.0979952785205257<text:tab/>0.101020019074265<text:tab/>0.0959986064385136</text:p>
      <text:p text:style-name="P1">Olr1169<text:tab/>0.103933771121142<text:tab/>0.10330493628222<text:tab/>0.0979952785205257<text:tab/>0.101020019074265<text:tab/>0.0959986064385136</text:p>
      <text:p text:style-name="P1">Olr1171<text:tab/>0.103933771121142<text:tab/>0.10330493628222<text:tab/>0.0979952785205257<text:tab/>0.101020019074265<text:tab/>0.0959986064385136</text:p>
      <text:p text:style-name="P1">Olr1172<text:tab/>0.103933771121142<text:tab/>0.10330493628222<text:tab/>0.0979952785205257<text:tab/>0.101020019074265<text:tab/>0.0959986064385136</text:p>
      <text:p text:style-name="P1">Olr1174<text:tab/>0.103933771121142<text:tab/>0.10330493628222<text:tab/>0.0979952785205257<text:tab/>0.101020019074265<text:tab/>0.0959986064385136</text:p>
      <text:p text:style-name="P1">Olr1179<text:tab/>0.103933771121142<text:tab/>0.10330493628222<text:tab/>0.0979952785205257<text:tab/>0.101020019074265<text:tab/>0.0959986064385136</text:p>
      <text:p text:style-name="P1">Olr1185<text:tab/>0.103933771121142<text:tab/>0.10330493628222<text:tab/>0.0979952785205257<text:tab/>0.101020019074265<text:tab/>0.0959986064385136</text:p>
      <text:p text:style-name="P1">Olr1186<text:tab/>0.103933771121142<text:tab/>0.10330493628222<text:tab/>0.0979952785205257<text:tab/>0.101020019074265<text:tab/>0.0959986064385136</text:p>
      <text:p text:style-name="P1">Olr119<text:tab/>0.103933771121142<text:tab/>0.10330493628222<text:tab/>0.0979952785205257<text:tab/>0.101020019074265<text:tab/>0.0959986064385136</text:p>
      <text:p text:style-name="P1">Olr1191<text:tab/>0.103933771121142<text:tab/>0.10330493628222<text:tab/>0.0979952785205257<text:tab/>0.101020019074265<text:tab/>0.0959986064385136</text:p>
      <text:p text:style-name="P1">Olr1192<text:tab/>0.103933771121142<text:tab/>0.10330493628222<text:tab/>0.0979952785205257<text:tab/>0.101020019074265<text:tab/>0.0959986064385136</text:p>
      <text:p text:style-name="P1">Olr1193<text:tab/>0.103933771121142<text:tab/>0.10330493628222<text:tab/>0.0979952785205257<text:tab/>0.101020019074265<text:tab/>0.0959986064385136</text:p>
      <text:p text:style-name="P1">Olr1194<text:tab/>0.103933771121142<text:tab/>0.10330493628222<text:tab/>0.0979952785205257<text:tab/>0.101020019074265<text:tab/>0.0959986064385136</text:p>
      <text:p text:style-name="P1">Olr1195<text:tab/>0.103933771121142<text:tab/>0.10330493628222<text:tab/>0.0979952785205257<text:tab/>0.101020019074265<text:tab/>0.0959986064385136</text:p>
      <text:p text:style-name="P1">Olr1196<text:tab/>0.103933771121142<text:tab/>0.10330493628222<text:tab/>0.0979952785205257<text:tab/>0.101020019074265<text:tab/>0.0959986064385136</text:p>
      <text:p text:style-name="P1">Olr1197<text:tab/>0.103933771121142<text:tab/>0.10330493628222<text:tab/>0.0979952785205257<text:tab/>0.101020019074265<text:tab/>0.0959986064385136</text:p>
      <text:p text:style-name="P1">Olr1198<text:tab/>0.103933771121142<text:tab/>0.10330493628222<text:tab/>0.0979952785205257<text:tab/>0.101020019074265<text:tab/>0.0959986064385136</text:p>
      <text:p text:style-name="P1">Olr1199<text:tab/>0.103933771121142<text:tab/>0.10330493628222<text:tab/>0.0979952785205257<text:tab/>0.101020019074265<text:tab/>0.0959986064385136</text:p>
      <text:p text:style-name="P1">Olr12<text:tab/>0.103933771121142<text:tab/>0.10330493628222<text:tab/>0.0979952785205257<text:tab/>0.101020019074265<text:tab/>0.0959986064385136</text:p>
      <text:p text:style-name="P1">Olr120<text:tab/>0.103933771121142<text:tab/>0.10330493628222<text:tab/>0.0979952785205257<text:tab/>0.101020019074265<text:tab/>0.0959986064385136</text:p>
      <text:p text:style-name="P1">Olr1200<text:tab/>0.103933771121142<text:tab/>0.10330493628222<text:tab/>0.0979952785205257<text:tab/>0.101020019074265<text:tab/>0.0959986064385136</text:p>
      <text:p text:style-name="P1">Olr1201<text:tab/>0.103933771121142<text:tab/>0.10330493628222<text:tab/>0.0979952785205257<text:tab/>0.101020019074265<text:tab/>0.0959986064385136</text:p>
      <text:p text:style-name="P1">Olr1202<text:tab/>0.103933771121142<text:tab/>0.10330493628222<text:tab/>0.0979952785205257<text:tab/>0.101020019074265<text:tab/>0.0959986064385136</text:p>
      <text:p text:style-name="P1">Olr1203<text:tab/>0.103933771121142<text:tab/>0.10330493628222<text:tab/>0.0979952785205257<text:tab/>0.101020019074265<text:tab/>0.0959986064385136</text:p>
      <text:p text:style-name="P1">Olr1204<text:tab/>0.103933771121142<text:tab/>0.10330493628222<text:tab/>0.0979952785205257<text:tab/>0.101020019074265<text:tab/>0.0959986064385136</text:p>
      <text:p text:style-name="P1">Olr1206<text:tab/>0.103933771121142<text:tab/>0.10330493628222<text:tab/>0.0979952785205257<text:tab/>0.101020019074265<text:tab/>0.0959986064385136</text:p>
      <text:p text:style-name="P1">Olr121<text:tab/>0.103933771121142<text:tab/>0.10330493628222<text:tab/>0.0979952785205257<text:tab/>0.101020019074265<text:tab/>0.0959986064385136</text:p>
      <text:p text:style-name="P1">Olr1213<text:tab/>0.103933771121142<text:tab/>0.10330493628222<text:tab/>0.0979952785205257<text:tab/>0.101020019074265<text:tab/>0.0959986064385136</text:p>
      <text:p text:style-name="P1">Olr1214<text:tab/>0.103933771121142<text:tab/>0.10330493628222<text:tab/>0.0979952785205257<text:tab/>0.101020019074265<text:tab/>0.0959986064385136</text:p>
      <text:p text:style-name="P1">Olr1217<text:tab/>0.103933771121142<text:tab/>0.10330493628222<text:tab/>0.0979952785205257<text:tab/>0.101020019074265<text:tab/>0.0959986064385136</text:p>
      <text:p text:style-name="P1">Olr1218<text:tab/>0.103933771121142<text:tab/>0.10330493628222<text:tab/>0.0979952785205257<text:tab/>0.101020019074265<text:tab/>0.0959986064385136</text:p>
      <text:p text:style-name="P1">Olr1219<text:tab/>0.103933771121142<text:tab/>0.10330493628222<text:tab/>0.0979952785205257<text:tab/>0.101020019074265<text:tab/>0.0959986064385136</text:p>
      <text:p text:style-name="P1">Olr122<text:tab/>0.103933771121142<text:tab/>0.10330493628222<text:tab/>0.0979952785205257<text:tab/>0.101020019074265<text:tab/>0.0959986064385136</text:p>
      <text:p text:style-name="P1">Olr1220<text:tab/>0.103933771121142<text:tab/>0.10330493628222<text:tab/>0.0979952785205257<text:tab/>0.101020019074265<text:tab/>0.0959986064385136</text:p>
      <text:p text:style-name="P1">Olr1222<text:tab/>0.103933771121142<text:tab/>0.10330493628222<text:tab/>0.0979952785205257<text:tab/>0.101020019074265<text:tab/>0.0959986064385136</text:p>
      <text:p text:style-name="P1">Olr1223<text:tab/>0.103933771121142<text:tab/>0.10330493628222<text:tab/>0.0979952785205257<text:tab/>0.101020019074265<text:tab/>0.0959986064385136</text:p>
      <text:p text:style-name="P1">Olr1225<text:tab/>0.103933771121142<text:tab/>0.10330493628222<text:tab/>0.0979952785205257<text:tab/>0.101020019074265<text:tab/>0.0959986064385136</text:p>
      <text:p text:style-name="P1">Olr1226<text:tab/>0.103933771121142<text:tab/>0.10330493628222<text:tab/>0.0979952785205257<text:tab/>0.101020019074265<text:tab/>0.0959986064385136</text:p>
      <text:p text:style-name="P1">Olr1227<text:tab/>0.103933771121142<text:tab/>0.10330493628222<text:tab/>0.0979952785205257<text:tab/>0.101020019074265<text:tab/>0.0959986064385136</text:p>
      <text:p text:style-name="P1">Olr1228<text:tab/>0.103933771121142<text:tab/>0.10330493628222<text:tab/>0.0979952785205257<text:tab/>0.101020019074265<text:tab/>0.0959986064385136</text:p>
      <text:p text:style-name="P1">Olr1229<text:tab/>0.103933771121142<text:tab/>0.10330493628222<text:tab/>0.0979952785205257<text:tab/>0.101020019074265<text:tab/>0.0959986064385136</text:p>
      <text:p text:style-name="P1">Olr1230<text:tab/>0.103933771121142<text:tab/>0.10330493628222<text:tab/>0.0979952785205257<text:tab/>0.101020019074265<text:tab/>0.0959986064385136</text:p>
      <text:p text:style-name="P1"><text:soft-page-break/>Olr1231<text:tab/>0.103933771121142<text:tab/>0.10330493628222<text:tab/>0.0979952785205257<text:tab/>0.101020019074265<text:tab/>0.0959986064385136</text:p>
      <text:p text:style-name="P1">Olr1232<text:tab/>0.103933771121142<text:tab/>0.10330493628222<text:tab/>0.0979952785205257<text:tab/>0.101020019074265<text:tab/>0.0959986064385136</text:p>
      <text:p text:style-name="P1">Olr1233<text:tab/>0.103933771121142<text:tab/>0.10330493628222<text:tab/>0.0979952785205257<text:tab/>0.101020019074265<text:tab/>0.0959986064385136</text:p>
      <text:p text:style-name="P1">Olr1234<text:tab/>0.103933771121142<text:tab/>0.10330493628222<text:tab/>0.0979952785205257<text:tab/>0.101020019074265<text:tab/>0.0959986064385136</text:p>
      <text:p text:style-name="P1">Olr1235<text:tab/>0.103933771121142<text:tab/>0.10330493628222<text:tab/>0.0979952785205257<text:tab/>0.101020019074265<text:tab/>0.0959986064385136</text:p>
      <text:p text:style-name="P1">Olr1236<text:tab/>0.103933771121142<text:tab/>0.10330493628222<text:tab/>0.0979952785205257<text:tab/>0.101020019074265<text:tab/>0.0959986064385136</text:p>
      <text:p text:style-name="P1">Olr1237<text:tab/>0.103933771121142<text:tab/>0.10330493628222<text:tab/>0.0979952785205257<text:tab/>0.101020019074265<text:tab/>0.0959986064385136</text:p>
      <text:p text:style-name="P1">Olr1238<text:tab/>0.103933771121142<text:tab/>0.10330493628222<text:tab/>0.0979952785205257<text:tab/>0.101020019074265<text:tab/>0.0959986064385136</text:p>
      <text:p text:style-name="P1">Olr1239<text:tab/>0.103933771121142<text:tab/>0.10330493628222<text:tab/>0.0979952785205257<text:tab/>0.101020019074265<text:tab/>0.0959986064385136</text:p>
      <text:p text:style-name="P1">Olr124<text:tab/>0.103933771121142<text:tab/>0.10330493628222<text:tab/>0.0979952785205257<text:tab/>0.101020019074265<text:tab/>0.0959986064385136</text:p>
      <text:p text:style-name="P1">Olr1240<text:tab/>0.103933771121142<text:tab/>0.10330493628222<text:tab/>0.0979952785205257<text:tab/>0.101020019074265<text:tab/>0.0959986064385136</text:p>
      <text:p text:style-name="P1">Olr1241<text:tab/>0.103933771121142<text:tab/>0.10330493628222<text:tab/>0.0979952785205257<text:tab/>0.101020019074265<text:tab/>0.0959986064385136</text:p>
      <text:p text:style-name="P1">Olr1242<text:tab/>0.103933771121142<text:tab/>0.10330493628222<text:tab/>0.0979952785205257<text:tab/>0.101020019074265<text:tab/>0.0959986064385136</text:p>
      <text:p text:style-name="P1">Olr1243<text:tab/>0.103933771121142<text:tab/>0.10330493628222<text:tab/>0.0979952785205257<text:tab/>0.101020019074265<text:tab/>0.0959986064385136</text:p>
      <text:p text:style-name="P1">Olr1244<text:tab/>0.103933771121142<text:tab/>0.10330493628222<text:tab/>0.0979952785205257<text:tab/>0.101020019074265<text:tab/>0.0959986064385136</text:p>
      <text:p text:style-name="P1">Olr1245<text:tab/>0.103933771121142<text:tab/>0.10330493628222<text:tab/>0.0979952785205257<text:tab/>0.101020019074265<text:tab/>0.0959986064385136</text:p>
      <text:p text:style-name="P1">Olr1246<text:tab/>0.103933771121142<text:tab/>0.10330493628222<text:tab/>0.0979952785205257<text:tab/>0.101020019074265<text:tab/>0.0959986064385136</text:p>
      <text:p text:style-name="P1">Olr1247<text:tab/>0.103933771121142<text:tab/>0.10330493628222<text:tab/>0.0979952785205257<text:tab/>0.101020019074265<text:tab/>0.0959986064385136</text:p>
      <text:p text:style-name="P1">Olr1248<text:tab/>0.103933771121142<text:tab/>0.10330493628222<text:tab/>0.0979952785205257<text:tab/>0.101020019074265<text:tab/>0.0959986064385136</text:p>
      <text:p text:style-name="P1">Olr1249<text:tab/>0.103933771121142<text:tab/>0.10330493628222<text:tab/>0.0979952785205257<text:tab/>0.101020019074265<text:tab/>0.0959986064385136</text:p>
      <text:p text:style-name="P1">Olr125<text:tab/>0.103933771121142<text:tab/>0.10330493628222<text:tab/>0.0979952785205257<text:tab/>0.101020019074265<text:tab/>0.0959986064385136</text:p>
      <text:p text:style-name="P1">Olr1250<text:tab/>0.103933771121142<text:tab/>0.10330493628222<text:tab/>0.0979952785205257<text:tab/>0.101020019074265<text:tab/>0.0959986064385136</text:p>
      <text:p text:style-name="P1">Olr1251<text:tab/>0.103933771121142<text:tab/>0.10330493628222<text:tab/>0.0979952785205257<text:tab/>0.101020019074265<text:tab/>0.0959986064385136</text:p>
      <text:p text:style-name="P1">Olr1252<text:tab/>0.103933771121142<text:tab/>0.10330493628222<text:tab/>0.0979952785205257<text:tab/>0.101020019074265<text:tab/>0.0959986064385136</text:p>
      <text:p text:style-name="P1">Olr1253<text:tab/>0.103933771121142<text:tab/>0.10330493628222<text:tab/>0.0979952785205257<text:tab/>0.101020019074265<text:tab/>0.0959986064385136</text:p>
      <text:p text:style-name="P1">Olr1254<text:tab/>0.103933771121142<text:tab/>0.10330493628222<text:tab/>0.0979952785205257<text:tab/>0.101020019074265<text:tab/>0.0959986064385136</text:p>
      <text:p text:style-name="P1">Olr1256<text:tab/>0.103933771121142<text:tab/>0.10330493628222<text:tab/>0.0979952785205257<text:tab/>0.101020019074265<text:tab/>0.0959986064385136</text:p>
      <text:p text:style-name="P1">Olr1257<text:tab/>0.103933771121142<text:tab/>0.10330493628222<text:tab/>0.0979952785205257<text:tab/>0.101020019074265<text:tab/>0.0959986064385136</text:p>
      <text:p text:style-name="P1">Olr1259<text:tab/>0.103933771121142<text:tab/>0.10330493628222<text:tab/>0.0979952785205257<text:tab/>0.101020019074265<text:tab/>0.0959986064385136</text:p>
      <text:p text:style-name="P1">Olr126<text:tab/>0.103933771121142<text:tab/>0.10330493628222<text:tab/>0.0979952785205257<text:tab/>0.101020019074265<text:tab/>0.0959986064385136</text:p>
      <text:p text:style-name="P1">Olr1260<text:tab/>0.103933771121142<text:tab/>0.10330493628222<text:tab/>0.0979952785205257<text:tab/>0.101020019074265<text:tab/>0.0959986064385136</text:p>
      <text:p text:style-name="P1">Olr1261<text:tab/>0.103933771121142<text:tab/>0.10330493628222<text:tab/>0.0979952785205257<text:tab/>0.101020019074265<text:tab/>0.0959986064385136</text:p>
      <text:p text:style-name="P1">Olr1262<text:tab/>0.103933771121142<text:tab/>0.10330493628222<text:tab/>0.0979952785205257<text:tab/>0.101020019074265<text:tab/>0.0959986064385136</text:p>
      <text:p text:style-name="P1">Olr1264<text:tab/>0.103933771121142<text:tab/>0.10330493628222<text:tab/>0.0979952785205257<text:tab/>0.101020019074265<text:tab/>0.0959986064385136</text:p>
      <text:p text:style-name="P1">Olr1265<text:tab/>0.103933771121142<text:tab/>0.10330493628222<text:tab/>0.0979952785205257<text:tab/>0.101020019074265<text:tab/>0.0959986064385136</text:p>
      <text:p text:style-name="P1">Olr1266<text:tab/>0.103933771121142<text:tab/>0.10330493628222<text:tab/>0.0979952785205257<text:tab/>0.101020019074265<text:tab/>0.0959986064385136</text:p>
      <text:p text:style-name="P1">Olr127<text:tab/>0.103933771121142<text:tab/>0.10330493628222<text:tab/>0.0979952785205257<text:tab/>0.101020019074265<text:tab/>0.0959986064385136</text:p>
      <text:p text:style-name="P1">Olr1271<text:tab/>0.103933771121142<text:tab/>0.10330493628222<text:tab/>0.0979952785205257<text:tab/>0.101020019074265<text:tab/>0.0959986064385136</text:p>
      <text:p text:style-name="P1">Olr1273<text:tab/>0.103933771121142<text:tab/>0.10330493628222<text:tab/>0.0979952785205257<text:tab/>0.101020019074265<text:tab/>0.0959986064385136</text:p>
      <text:p text:style-name="P1">Olr1274<text:tab/>0.103933771121142<text:tab/>0.10330493628222<text:tab/>0.0979952785205257<text:tab/>0.101020019074265<text:tab/>0.0959986064385136</text:p>
      <text:p text:style-name="P1">Olr1275<text:tab/>0.103933771121142<text:tab/>0.10330493628222<text:tab/>0.0979952785205257<text:tab/>0.101020019074265<text:tab/>0.0959986064385136</text:p>
      <text:p text:style-name="P1">Olr1278<text:tab/>0.103933771121142<text:tab/>0.10330493628222<text:tab/>0.0979952785205257<text:tab/>0.101020019074265<text:tab/>0.0959986064385136</text:p>
      <text:p text:style-name="P1">Olr1279<text:tab/>0.103933771121142<text:tab/>0.10330493628222<text:tab/>0.0979952785205257<text:tab/>0.101020019074265<text:tab/>0.0959986064385136</text:p>
      <text:p text:style-name="P1">Olr128<text:tab/>0.103933771121142<text:tab/>0.10330493628222<text:tab/>0.0979952785205257<text:tab/>0.101020019074265<text:tab/>0.0959986064385136</text:p>
      <text:p text:style-name="P1">Olr1280<text:tab/>0.103933771121142<text:tab/>0.10330493628222<text:tab/>0.0979952785205257<text:tab/>0.101020019074265<text:tab/>0.0959986064385136</text:p>
      <text:p text:style-name="P1">Olr1283<text:tab/>0.103933771121142<text:tab/>0.10330493628222<text:tab/>0.0979952785205257<text:tab/>0.101020019074265<text:tab/>0.0959986064385136</text:p>
      <text:p text:style-name="P1">Olr1285<text:tab/>0.103933771121142<text:tab/>0.10330493628222<text:tab/>0.0979952785205257<text:tab/>0.101020019074265<text:tab/>0.0959986064385136</text:p>
      <text:p text:style-name="P1">Olr1286<text:tab/>0.103933771121142<text:tab/>0.10330493628222<text:tab/>0.0979952785205257<text:tab/>0.101020019074265<text:tab/>0.0959986064385136</text:p>
      <text:p text:style-name="P1">Olr1288<text:tab/>0.103933771121142<text:tab/>0.10330493628222<text:tab/>0.0979952785205257<text:tab/>0.101020019074265<text:tab/>0.0959986064385136</text:p>
      <text:p text:style-name="P1">Olr129<text:tab/>0.103933771121142<text:tab/>0.10330493628222<text:tab/>0.0979952785205257<text:tab/>0.101020019074265<text:tab/>0.0959986064385136</text:p>
      <text:p text:style-name="P1">Olr1291<text:tab/>0.103933771121142<text:tab/>0.10330493628222<text:tab/>0.0979952785205257<text:tab/>0.101020019074265<text:tab/>0.0959986064385136</text:p>
      <text:p text:style-name="P1">Olr1292<text:tab/>0.103933771121142<text:tab/>0.10330493628222<text:tab/>0.0979952785205257<text:tab/>0.101020019074265<text:tab/>0.0959986064385136</text:p>
      <text:p text:style-name="P1">Olr1293<text:tab/>0.103933771121142<text:tab/>0.10330493628222<text:tab/>0.0979952785205257<text:tab/>0.101020019074265<text:tab/>0.0959986064385136</text:p>
      <text:p text:style-name="P1">Olr1294<text:tab/>0.103933771121142<text:tab/>0.10330493628222<text:tab/>0.0979952785205257<text:tab/>0.101020019074265<text:tab/>0.0959986064385136</text:p>
      <text:p text:style-name="P1"><text:soft-page-break/>Olr1295<text:tab/>0.103933771121142<text:tab/>0.10330493628222<text:tab/>0.0979952785205257<text:tab/>0.101020019074265<text:tab/>0.0959986064385136</text:p>
      <text:p text:style-name="P1">Olr1297<text:tab/>0.103933771121142<text:tab/>0.10330493628222<text:tab/>0.0979952785205257<text:tab/>0.101020019074265<text:tab/>0.0959986064385136</text:p>
      <text:p text:style-name="P1">Olr13<text:tab/>0.103933771121142<text:tab/>0.10330493628222<text:tab/>0.0979952785205257<text:tab/>0.101020019074265<text:tab/>0.0959986064385136</text:p>
      <text:p text:style-name="P1">Olr130<text:tab/>0.103933771121142<text:tab/>0.10330493628222<text:tab/>0.0979952785205257<text:tab/>0.101020019074265<text:tab/>0.0959986064385136</text:p>
      <text:p text:style-name="P1">Olr1302<text:tab/>0.103933771121142<text:tab/>0.10330493628222<text:tab/>0.0979952785205257<text:tab/>0.101020019074265<text:tab/>0.0959986064385136</text:p>
      <text:p text:style-name="P1">Olr1303<text:tab/>0.103933771121142<text:tab/>0.10330493628222<text:tab/>0.0979952785205257<text:tab/>0.101020019074265<text:tab/>0.0959986064385136</text:p>
      <text:p text:style-name="P1">Olr1304<text:tab/>0.103933771121142<text:tab/>0.10330493628222<text:tab/>0.0979952785205257<text:tab/>0.101020019074265<text:tab/>0.0959986064385136</text:p>
      <text:p text:style-name="P1">Olr1305<text:tab/>0.103933771121142<text:tab/>0.10330493628222<text:tab/>0.0979952785205257<text:tab/>0.101020019074265<text:tab/>0.0959986064385136</text:p>
      <text:p text:style-name="P1">Olr1306<text:tab/>0.103933771121142<text:tab/>0.10330493628222<text:tab/>0.0979952785205257<text:tab/>0.101020019074265<text:tab/>0.0959986064385136</text:p>
      <text:p text:style-name="P1">Olr1307<text:tab/>0.103933771121142<text:tab/>0.10330493628222<text:tab/>0.0979952785205257<text:tab/>0.101020019074265<text:tab/>0.0959986064385136</text:p>
      <text:p text:style-name="P1">Olr1308<text:tab/>0.103933771121142<text:tab/>0.10330493628222<text:tab/>0.0979952785205257<text:tab/>0.101020019074265<text:tab/>0.0959986064385136</text:p>
      <text:p text:style-name="P1">Olr1309<text:tab/>0.103933771121142<text:tab/>0.10330493628222<text:tab/>0.0979952785205257<text:tab/>0.101020019074265<text:tab/>0.0959986064385136</text:p>
      <text:p text:style-name="P1">Olr131<text:tab/>0.103933771121142<text:tab/>0.10330493628222<text:tab/>0.0979952785205257<text:tab/>0.101020019074265<text:tab/>0.0959986064385136</text:p>
      <text:p text:style-name="P1">Olr1311<text:tab/>0.103933771121142<text:tab/>0.10330493628222<text:tab/>0.0979952785205257<text:tab/>0.101020019074265<text:tab/>0.0959986064385136</text:p>
      <text:p text:style-name="P1">Olr1313<text:tab/>0.103933771121142<text:tab/>0.10330493628222<text:tab/>0.0979952785205257<text:tab/>0.101020019074265<text:tab/>0.0959986064385136</text:p>
      <text:p text:style-name="P1">Olr1314<text:tab/>0.103933771121142<text:tab/>0.10330493628222<text:tab/>0.0979952785205257<text:tab/>0.101020019074265<text:tab/>0.0959986064385136</text:p>
      <text:p text:style-name="P1">Olr1315<text:tab/>0.103933771121142<text:tab/>0.10330493628222<text:tab/>0.0979952785205257<text:tab/>0.101020019074265<text:tab/>0.0959986064385136</text:p>
      <text:p text:style-name="P1">Olr1316<text:tab/>0.103933771121142<text:tab/>0.10330493628222<text:tab/>0.0979952785205257<text:tab/>0.101020019074265<text:tab/>0.0959986064385136</text:p>
      <text:p text:style-name="P1">Olr1318<text:tab/>0.103933771121142<text:tab/>0.10330493628222<text:tab/>0.0979952785205257<text:tab/>0.101020019074265<text:tab/>0.0959986064385136</text:p>
      <text:p text:style-name="P1">Olr1319<text:tab/>0.103933771121142<text:tab/>0.10330493628222<text:tab/>0.0979952785205257<text:tab/>0.101020019074265<text:tab/>0.0959986064385136</text:p>
      <text:p text:style-name="P1">Olr132<text:tab/>0.103933771121142<text:tab/>0.10330493628222<text:tab/>0.0979952785205257<text:tab/>0.101020019074265<text:tab/>0.0959986064385136</text:p>
      <text:p text:style-name="P1">Olr1320<text:tab/>0.103933771121142<text:tab/>0.10330493628222<text:tab/>0.0979952785205257<text:tab/>0.101020019074265<text:tab/>0.0959986064385136</text:p>
      <text:p text:style-name="P1">Olr1321<text:tab/>0.103933771121142<text:tab/>0.10330493628222<text:tab/>0.0979952785205257<text:tab/>0.101020019074265<text:tab/>0.0959986064385136</text:p>
      <text:p text:style-name="P1">Olr1323<text:tab/>0.103933771121142<text:tab/>0.10330493628222<text:tab/>0.0979952785205257<text:tab/>0.101020019074265<text:tab/>0.0959986064385136</text:p>
      <text:p text:style-name="P1">Olr1325<text:tab/>0.103933771121142<text:tab/>0.10330493628222<text:tab/>0.0979952785205257<text:tab/>0.101020019074265<text:tab/>0.0959986064385136</text:p>
      <text:p text:style-name="P1">Olr1326<text:tab/>0.103933771121142<text:tab/>0.10330493628222<text:tab/>0.0979952785205257<text:tab/>0.101020019074265<text:tab/>0.0959986064385136</text:p>
      <text:p text:style-name="P1">Olr1327<text:tab/>0.103933771121142<text:tab/>0.10330493628222<text:tab/>0.0979952785205257<text:tab/>0.101020019074265<text:tab/>0.0959986064385136</text:p>
      <text:p text:style-name="P1">Olr1328<text:tab/>0.103933771121142<text:tab/>0.10330493628222<text:tab/>0.0979952785205257<text:tab/>0.101020019074265<text:tab/>0.0959986064385136</text:p>
      <text:p text:style-name="P1">Olr1329<text:tab/>0.103933771121142<text:tab/>0.10330493628222<text:tab/>0.0979952785205257<text:tab/>0.101020019074265<text:tab/>0.0959986064385136</text:p>
      <text:p text:style-name="P1">Olr1330<text:tab/>0.103933771121142<text:tab/>0.10330493628222<text:tab/>0.0979952785205257<text:tab/>0.101020019074265<text:tab/>0.0959986064385136</text:p>
      <text:p text:style-name="P1">Olr1331<text:tab/>0.103933771121142<text:tab/>0.10330493628222<text:tab/>0.0979952785205257<text:tab/>0.101020019074265<text:tab/>0.0959986064385136</text:p>
      <text:p text:style-name="P1">Olr1332<text:tab/>0.103933771121142<text:tab/>0.10330493628222<text:tab/>0.0979952785205257<text:tab/>0.101020019074265<text:tab/>0.0959986064385136</text:p>
      <text:p text:style-name="P1">Olr1334<text:tab/>0.103933771121142<text:tab/>0.10330493628222<text:tab/>0.0979952785205257<text:tab/>0.101020019074265<text:tab/>0.0959986064385136</text:p>
      <text:p text:style-name="P1">Olr1335<text:tab/>0.103933771121142<text:tab/>0.10330493628222<text:tab/>0.0979952785205257<text:tab/>0.101020019074265<text:tab/>0.0959986064385136</text:p>
      <text:p text:style-name="P1">Olr1337<text:tab/>0.103933771121142<text:tab/>0.10330493628222<text:tab/>0.0979952785205257<text:tab/>0.101020019074265<text:tab/>0.0959986064385136</text:p>
      <text:p text:style-name="P1">Olr1338<text:tab/>0.103933771121142<text:tab/>0.10330493628222<text:tab/>0.0979952785205257<text:tab/>0.101020019074265<text:tab/>0.0959986064385136</text:p>
      <text:p text:style-name="P1">Olr1339<text:tab/>0.103933771121142<text:tab/>0.10330493628222<text:tab/>0.0979952785205257<text:tab/>0.101020019074265<text:tab/>0.0959986064385136</text:p>
      <text:p text:style-name="P1">Olr1341<text:tab/>0.103933771121142<text:tab/>0.10330493628222<text:tab/>0.0979952785205257<text:tab/>0.101020019074265<text:tab/>0.0959986064385136</text:p>
      <text:p text:style-name="P1">Olr1343<text:tab/>0.103933771121142<text:tab/>0.10330493628222<text:tab/>0.0979952785205257<text:tab/>0.101020019074265<text:tab/>0.0959986064385136</text:p>
      <text:p text:style-name="P1">Olr1344<text:tab/>0.103933771121142<text:tab/>0.10330493628222<text:tab/>0.0979952785205257<text:tab/>0.101020019074265<text:tab/>0.0959986064385136</text:p>
      <text:p text:style-name="P1">Olr1345<text:tab/>0.103933771121142<text:tab/>0.10330493628222<text:tab/>0.0979952785205257<text:tab/>0.101020019074265<text:tab/>0.0959986064385136</text:p>
      <text:p text:style-name="P1">Olr1346<text:tab/>0.103933771121142<text:tab/>0.10330493628222<text:tab/>0.0979952785205257<text:tab/>0.101020019074265<text:tab/>0.0959986064385136</text:p>
      <text:p text:style-name="P1">Olr1347<text:tab/>0.103933771121142<text:tab/>0.10330493628222<text:tab/>0.0979952785205257<text:tab/>0.101020019074265<text:tab/>0.0959986064385136</text:p>
      <text:p text:style-name="P1">Olr1349<text:tab/>0.103933771121142<text:tab/>0.10330493628222<text:tab/>0.0979952785205257<text:tab/>0.101020019074265<text:tab/>0.0959986064385136</text:p>
      <text:p text:style-name="P1">Olr135<text:tab/>0.103933771121142<text:tab/>0.10330493628222<text:tab/>0.0979952785205257<text:tab/>0.101020019074265<text:tab/>0.0959986064385136</text:p>
      <text:p text:style-name="P1">Olr1350<text:tab/>0.103933771121142<text:tab/>0.10330493628222<text:tab/>0.0979952785205257<text:tab/>0.101020019074265<text:tab/>0.0959986064385136</text:p>
      <text:p text:style-name="P1">Olr1351<text:tab/>0.103933771121142<text:tab/>0.10330493628222<text:tab/>0.0979952785205257<text:tab/>0.101020019074265<text:tab/>0.0959986064385136</text:p>
      <text:p text:style-name="P1">Olr1352<text:tab/>0.103933771121142<text:tab/>0.10330493628222<text:tab/>0.0979952785205257<text:tab/>0.101020019074265<text:tab/>0.0959986064385136</text:p>
      <text:p text:style-name="P1">Olr1353<text:tab/>0.103933771121142<text:tab/>0.10330493628222<text:tab/>0.0979952785205257<text:tab/>0.101020019074265<text:tab/>0.0959986064385136</text:p>
      <text:p text:style-name="P1">Olr1356<text:tab/>0.103933771121142<text:tab/>0.10330493628222<text:tab/>0.0979952785205257<text:tab/>0.101020019074265<text:tab/>0.0959986064385136</text:p>
      <text:p text:style-name="P1">Olr1358<text:tab/>0.103933771121142<text:tab/>0.10330493628222<text:tab/>0.0979952785205257<text:tab/>0.101020019074265<text:tab/>0.0959986064385136</text:p>
      <text:p text:style-name="P1">Olr136<text:tab/>0.103933771121142<text:tab/>0.10330493628222<text:tab/>0.0979952785205257<text:tab/>0.101020019074265<text:tab/>0.0959986064385136</text:p>
      <text:p text:style-name="P1">Olr1361<text:tab/>0.103933771121142<text:tab/>0.10330493628222<text:tab/>0.0979952785205257<text:tab/>0.101020019074265<text:tab/>0.0959986064385136</text:p>
      <text:p text:style-name="P1">Olr1362<text:tab/>0.103933771121142<text:tab/>0.10330493628222<text:tab/>0.0979952785205257<text:tab/>0.101020019074265<text:tab/>0.0959986064385136</text:p>
      <text:p text:style-name="P1"><text:soft-page-break/>Olr1364<text:tab/>0.103933771121142<text:tab/>0.10330493628222<text:tab/>0.0979952785205257<text:tab/>0.101020019074265<text:tab/>0.0959986064385136</text:p>
      <text:p text:style-name="P1">Olr1365<text:tab/>0.103933771121142<text:tab/>0.10330493628222<text:tab/>0.0979952785205257<text:tab/>0.101020019074265<text:tab/>0.0959986064385136</text:p>
      <text:p text:style-name="P1">Olr1366<text:tab/>0.103933771121142<text:tab/>0.10330493628222<text:tab/>0.0979952785205257<text:tab/>0.101020019074265<text:tab/>0.0959986064385136</text:p>
      <text:p text:style-name="P1">Olr1368<text:tab/>0.103933771121142<text:tab/>0.10330493628222<text:tab/>0.0979952785205257<text:tab/>0.101020019074265<text:tab/>0.0959986064385136</text:p>
      <text:p text:style-name="P1">Olr1369<text:tab/>0.103933771121142<text:tab/>0.10330493628222<text:tab/>0.0979952785205257<text:tab/>0.101020019074265<text:tab/>0.0959986064385136</text:p>
      <text:p text:style-name="P1">Olr137<text:tab/>0.103933771121142<text:tab/>0.10330493628222<text:tab/>0.0979952785205257<text:tab/>0.101020019074265<text:tab/>0.0959986064385136</text:p>
      <text:p text:style-name="P1">Olr1370<text:tab/>0.103933771121142<text:tab/>0.10330493628222<text:tab/>0.0979952785205257<text:tab/>0.101020019074265<text:tab/>0.0959986064385136</text:p>
      <text:p text:style-name="P1">Olr1372<text:tab/>0.103933771121142<text:tab/>0.10330493628222<text:tab/>0.0979952785205257<text:tab/>0.101020019074265<text:tab/>0.0959986064385136</text:p>
      <text:p text:style-name="P1">Olr1373<text:tab/>0.103933771121142<text:tab/>0.10330493628222<text:tab/>0.0979952785205257<text:tab/>0.101020019074265<text:tab/>0.0959986064385136</text:p>
      <text:p text:style-name="P1">Olr1374<text:tab/>0.103933771121142<text:tab/>0.10330493628222<text:tab/>0.0979952785205257<text:tab/>0.101020019074265<text:tab/>0.0959986064385136</text:p>
      <text:p text:style-name="P1">Olr1375<text:tab/>0.103933771121142<text:tab/>0.10330493628222<text:tab/>0.0979952785205257<text:tab/>0.101020019074265<text:tab/>0.0959986064385136</text:p>
      <text:p text:style-name="P1">Olr1376<text:tab/>0.103933771121142<text:tab/>0.10330493628222<text:tab/>0.0979952785205257<text:tab/>0.101020019074265<text:tab/>0.0959986064385136</text:p>
      <text:p text:style-name="P1">Olr1378<text:tab/>0.103933771121142<text:tab/>0.10330493628222<text:tab/>0.0979952785205257<text:tab/>0.101020019074265<text:tab/>0.0959986064385136</text:p>
      <text:p text:style-name="P1">Olr1380<text:tab/>0.103933771121142<text:tab/>0.10330493628222<text:tab/>0.0979952785205257<text:tab/>0.101020019074265<text:tab/>0.0959986064385136</text:p>
      <text:p text:style-name="P1">Olr1381<text:tab/>0.103933771121142<text:tab/>0.10330493628222<text:tab/>0.0979952785205257<text:tab/>0.101020019074265<text:tab/>0.0959986064385136</text:p>
      <text:p text:style-name="P1">Olr1382<text:tab/>0.103933771121142<text:tab/>0.10330493628222<text:tab/>0.0979952785205257<text:tab/>0.101020019074265<text:tab/>0.0959986064385136</text:p>
      <text:p text:style-name="P1">Olr1383<text:tab/>0.103933771121142<text:tab/>0.10330493628222<text:tab/>0.0979952785205257<text:tab/>0.101020019074265<text:tab/>0.0959986064385136</text:p>
      <text:p text:style-name="P1">Olr1384<text:tab/>0.103933771121142<text:tab/>0.10330493628222<text:tab/>0.0979952785205257<text:tab/>0.101020019074265<text:tab/>0.0959986064385136</text:p>
      <text:p text:style-name="P1">Olr1385<text:tab/>0.103933771121142<text:tab/>0.10330493628222<text:tab/>0.0979952785205257<text:tab/>0.101020019074265<text:tab/>0.0959986064385136</text:p>
      <text:p text:style-name="P1">Olr1386<text:tab/>0.103933771121142<text:tab/>0.10330493628222<text:tab/>0.0979952785205257<text:tab/>0.101020019074265<text:tab/>0.0959986064385136</text:p>
      <text:p text:style-name="P1">Olr1387<text:tab/>0.109127051880217<text:tab/>0.681009945536039<text:tab/>0.958690746083419<text:tab/>0.115399795330424<text:tab/>0.0973524859491963</text:p>
      <text:p text:style-name="P1">Olr1388<text:tab/>0.103933771121142<text:tab/>0.10330493628222<text:tab/>0.0979952785205257<text:tab/>0.101020019074265<text:tab/>0.0959986064385136</text:p>
      <text:p text:style-name="P1">Olr1389<text:tab/>0.103933771121142<text:tab/>0.10330493628222<text:tab/>0.0979952785205257<text:tab/>0.101020019074265<text:tab/>0.0959986064385136</text:p>
      <text:p text:style-name="P1">Olr139<text:tab/>0.103933771121142<text:tab/>0.10330493628222<text:tab/>0.0979952785205257<text:tab/>0.101020019074265<text:tab/>0.0959986064385136</text:p>
      <text:p text:style-name="P1">Olr1391<text:tab/>0.103933771121142<text:tab/>0.10330493628222<text:tab/>0.0979952785205257<text:tab/>0.101020019074265<text:tab/>0.0959986064385136</text:p>
      <text:p text:style-name="P1">Olr1392<text:tab/>0.103933771121142<text:tab/>0.10330493628222<text:tab/>0.0979952785205257<text:tab/>0.101020019074265<text:tab/>0.0959986064385136</text:p>
      <text:p text:style-name="P1">Olr1393<text:tab/>0.103933771121142<text:tab/>0.10330493628222<text:tab/>0.0979952785205257<text:tab/>0.101020019074265<text:tab/>0.0959986064385136</text:p>
      <text:p text:style-name="P1">Olr1394<text:tab/>0.103933771121142<text:tab/>0.10330493628222<text:tab/>0.0979952785205257<text:tab/>0.101020019074265<text:tab/>0.0959986064385136</text:p>
      <text:p text:style-name="P1">Olr1395<text:tab/>0.105733547681045<text:tab/>0.106357049738461<text:tab/>0.208656223040405<text:tab/>0.104926225434019<text:tab/>0.0969679545611711</text:p>
      <text:p text:style-name="P1">Olr1396<text:tab/>0.103933771121142<text:tab/>0.10330493628222<text:tab/>0.0979952785205257<text:tab/>0.101020019074265<text:tab/>0.0959986064385136</text:p>
      <text:p text:style-name="P1">Olr1397<text:tab/>0.103933771121142<text:tab/>0.10330493628222<text:tab/>0.0979952785205257<text:tab/>0.101020019074265<text:tab/>0.0959986064385136</text:p>
      <text:p text:style-name="P1">Olr1398<text:tab/>0.103933771121142<text:tab/>0.10330493628222<text:tab/>0.0979952785205257<text:tab/>0.101020019074265<text:tab/>0.0959986064385136</text:p>
      <text:p text:style-name="P1">Olr1399<text:tab/>0.103933771121142<text:tab/>0.10330493628222<text:tab/>0.0979952785205257<text:tab/>0.101020019074265<text:tab/>0.0959986064385136</text:p>
      <text:p text:style-name="P1">Olr14<text:tab/>0.103933771121142<text:tab/>0.10330493628222<text:tab/>0.0979952785205257<text:tab/>0.101020019074265<text:tab/>0.0959986064385136</text:p>
      <text:p text:style-name="P1">Olr140<text:tab/>0.103933771121142<text:tab/>0.10330493628222<text:tab/>0.0979952785205257<text:tab/>0.101020019074265<text:tab/>0.0959986064385136</text:p>
      <text:p text:style-name="P1">Olr1401<text:tab/>0.103933771121142<text:tab/>0.10330493628222<text:tab/>0.0979952785205257<text:tab/>0.101020019074265<text:tab/>0.0959986064385136</text:p>
      <text:p text:style-name="P1">Olr1404<text:tab/>0.103933771121142<text:tab/>0.10330493628222<text:tab/>0.0979952785205257<text:tab/>0.101020019074265<text:tab/>0.0959986064385136</text:p>
      <text:p text:style-name="P1">Olr1405<text:tab/>0.103933771121142<text:tab/>0.10330493628222<text:tab/>0.0979952785205257<text:tab/>0.101020019074265<text:tab/>0.0959986064385136</text:p>
      <text:p text:style-name="P1">Olr1406<text:tab/>0.103933771121142<text:tab/>0.10330493628222<text:tab/>0.0979952785205257<text:tab/>0.101020019074265<text:tab/>0.0959986064385136</text:p>
      <text:p text:style-name="P1">Olr1407<text:tab/>0.103933771121142<text:tab/>0.10330493628222<text:tab/>0.0979952785205257<text:tab/>0.101020019074265<text:tab/>0.0959986064385136</text:p>
      <text:p text:style-name="P1">Olr1408<text:tab/>0.103933771121142<text:tab/>0.10330493628222<text:tab/>0.0979952785205257<text:tab/>0.101020019074265<text:tab/>0.0959986064385136</text:p>
      <text:p text:style-name="P1">Olr1409<text:tab/>0.103933771121142<text:tab/>0.10330493628222<text:tab/>0.0979952785205257<text:tab/>0.101020019074265<text:tab/>0.0959986064385136</text:p>
      <text:p text:style-name="P1">Olr141<text:tab/>0.103933771121142<text:tab/>0.10330493628222<text:tab/>0.0979952785205257<text:tab/>0.101020019074265<text:tab/>0.0959986064385136</text:p>
      <text:p text:style-name="P1">Olr1410<text:tab/>0.103933771121142<text:tab/>0.10330493628222<text:tab/>0.0979952785205257<text:tab/>0.101020019074265<text:tab/>0.0959986064385136</text:p>
      <text:p text:style-name="P1">Olr1411<text:tab/>0.103933771121142<text:tab/>0.10330493628222<text:tab/>0.0979952785205257<text:tab/>0.101020019074265<text:tab/>0.0959986064385136</text:p>
      <text:p text:style-name="P1">Olr1413<text:tab/>0.103933771121142<text:tab/>0.10330493628222<text:tab/>0.0979952785205257<text:tab/>0.101020019074265<text:tab/>0.0959986064385136</text:p>
      <text:p text:style-name="P1">Olr1414<text:tab/>0.103933771121142<text:tab/>0.10330493628222<text:tab/>0.0979952785205257<text:tab/>0.101020019074265<text:tab/>0.0959986064385136</text:p>
      <text:p text:style-name="P1">Olr1415<text:tab/>0.103933771121142<text:tab/>0.10330493628222<text:tab/>0.0979952785205257<text:tab/>0.101020019074265<text:tab/>0.0959986064385136</text:p>
      <text:p text:style-name="P1">Olr1416<text:tab/>0.103933771121142<text:tab/>0.10330493628222<text:tab/>0.0979952785205257<text:tab/>0.101020019074265<text:tab/>0.0959986064385136</text:p>
      <text:p text:style-name="P1">Olr1417<text:tab/>0.103933771121142<text:tab/>0.10330493628222<text:tab/>0.0979952785205257<text:tab/>0.101020019074265<text:tab/>0.0959986064385136</text:p>
      <text:p text:style-name="P1">Olr1418<text:tab/>0.103933771121142<text:tab/>0.10330493628222<text:tab/>0.0979952785205257<text:tab/>0.101020019074265<text:tab/>0.0959986064385136</text:p>
      <text:p text:style-name="P1">Olr142<text:tab/>0.103933771121142<text:tab/>0.10330493628222<text:tab/>0.0979952785205257<text:tab/>0.101020019074265<text:tab/>0.0959986064385136</text:p>
      <text:p text:style-name="P1">Olr1421<text:tab/>0.103933771121142<text:tab/>0.10330493628222<text:tab/>0.0979952785205257<text:tab/>0.101020019074265<text:tab/>0.0959986064385136</text:p>
      <text:p text:style-name="P1">Olr1422<text:tab/>0.103933771121142<text:tab/>0.10330493628222<text:tab/>0.0979952785205257<text:tab/>0.101020019074265<text:tab/>0.0959986064385136</text:p>
      <text:p text:style-name="P1"><text:soft-page-break/>Olr1423<text:tab/>0.103933771121142<text:tab/>0.10330493628222<text:tab/>0.0979952785205257<text:tab/>0.101020019074265<text:tab/>0.0959986064385136</text:p>
      <text:p text:style-name="P1">Olr1424<text:tab/>0.103933771121142<text:tab/>0.10330493628222<text:tab/>0.0979952785205257<text:tab/>0.101020019074265<text:tab/>0.0959986064385136</text:p>
      <text:p text:style-name="P1">Olr1425<text:tab/>0.103933771121142<text:tab/>0.10330493628222<text:tab/>0.0979952785205257<text:tab/>0.101020019074265<text:tab/>0.0959986064385136</text:p>
      <text:p text:style-name="P1">Olr1428<text:tab/>0.103933771121142<text:tab/>0.10330493628222<text:tab/>0.0979952785205257<text:tab/>0.101020019074265<text:tab/>0.0959986064385136</text:p>
      <text:p text:style-name="P1">Olr143<text:tab/>0.103933771121142<text:tab/>0.10330493628222<text:tab/>0.0979952785205257<text:tab/>0.101020019074265<text:tab/>0.0959986064385136</text:p>
      <text:p text:style-name="P1">Olr1431<text:tab/>0.103933771121142<text:tab/>0.10330493628222<text:tab/>0.0979952785205257<text:tab/>0.101020019074265<text:tab/>0.0959986064385136</text:p>
      <text:p text:style-name="P1">Olr1432<text:tab/>0.103933771121142<text:tab/>0.10330493628222<text:tab/>0.0979952785205257<text:tab/>0.101020019074265<text:tab/>0.0959986064385136</text:p>
      <text:p text:style-name="P1">Olr1433<text:tab/>0.103933771121142<text:tab/>0.10330493628222<text:tab/>0.0979952785205257<text:tab/>0.101020019074265<text:tab/>0.0959986064385136</text:p>
      <text:p text:style-name="P1">Olr1434<text:tab/>0.103933771121142<text:tab/>0.10330493628222<text:tab/>0.0979952785205257<text:tab/>0.101020019074265<text:tab/>0.0959986064385136</text:p>
      <text:p text:style-name="P1">Olr1435<text:tab/>0.103933771121142<text:tab/>0.10330493628222<text:tab/>0.0979952785205257<text:tab/>0.101020019074265<text:tab/>0.0959986064385136</text:p>
      <text:p text:style-name="P1">Olr1436<text:tab/>0.103933771121142<text:tab/>0.10330493628222<text:tab/>0.0979952785205257<text:tab/>0.101020019074265<text:tab/>0.0959986064385136</text:p>
      <text:p text:style-name="P1">Olr1437<text:tab/>0.103933771121142<text:tab/>0.10330493628222<text:tab/>0.0979952785205257<text:tab/>0.101020019074265<text:tab/>0.0959986064385136</text:p>
      <text:p text:style-name="P1">Olr1439<text:tab/>0.103933771121142<text:tab/>0.10330493628222<text:tab/>0.0979952785205257<text:tab/>0.101020019074265<text:tab/>0.0959986064385136</text:p>
      <text:p text:style-name="P1">Olr144<text:tab/>0.103933771121142<text:tab/>0.10330493628222<text:tab/>0.0979952785205257<text:tab/>0.101020019074265<text:tab/>0.0959986064385136</text:p>
      <text:p text:style-name="P1">Olr1440<text:tab/>0.103933771121142<text:tab/>0.10330493628222<text:tab/>0.0979952785205257<text:tab/>0.101020019074265<text:tab/>0.0959986064385136</text:p>
      <text:p text:style-name="P1">Olr1442<text:tab/>0.103933771121142<text:tab/>0.10330493628222<text:tab/>0.0979952785205257<text:tab/>0.101020019074265<text:tab/>0.0959986064385136</text:p>
      <text:p text:style-name="P1">Olr1443<text:tab/>0.103933771121142<text:tab/>0.10330493628222<text:tab/>0.0979952785205257<text:tab/>0.101020019074265<text:tab/>0.0959986064385136</text:p>
      <text:p text:style-name="P1">Olr1445<text:tab/>0.103933771121142<text:tab/>0.10330493628222<text:tab/>0.0979952785205257<text:tab/>0.101020019074265<text:tab/>0.0959986064385136</text:p>
      <text:p text:style-name="P1">Olr1448<text:tab/>0.103933771121142<text:tab/>0.10330493628222<text:tab/>0.0979952785205257<text:tab/>0.101020019074265<text:tab/>0.0959986064385136</text:p>
      <text:p text:style-name="P1">Olr1449<text:tab/>0.103933771121142<text:tab/>0.10330493628222<text:tab/>0.0979952785205257<text:tab/>0.101020019074265<text:tab/>0.0959986064385136</text:p>
      <text:p text:style-name="P1">Olr145<text:tab/>0.103933771121142<text:tab/>0.10330493628222<text:tab/>0.0979952785205257<text:tab/>0.101020019074265<text:tab/>0.0959986064385136</text:p>
      <text:p text:style-name="P1">Olr1450<text:tab/>0.103933771121142<text:tab/>0.10330493628222<text:tab/>0.0979952785205257<text:tab/>0.101020019074265<text:tab/>0.0959986064385136</text:p>
      <text:p text:style-name="P1">Olr1451<text:tab/>0.103933771121142<text:tab/>0.10330493628222<text:tab/>0.0979952785205257<text:tab/>0.101020019074265<text:tab/>0.0959986064385136</text:p>
      <text:p text:style-name="P1">Olr1452<text:tab/>0.103933771121142<text:tab/>0.10330493628222<text:tab/>0.0979952785205257<text:tab/>0.101020019074265<text:tab/>0.0959986064385136</text:p>
      <text:p text:style-name="P1">Olr1453<text:tab/>0.103933771121142<text:tab/>0.10330493628222<text:tab/>0.0979952785205257<text:tab/>0.101020019074265<text:tab/>0.0959986064385136</text:p>
      <text:p text:style-name="P1">Olr1454<text:tab/>0.103933771121142<text:tab/>0.10330493628222<text:tab/>0.0979952785205257<text:tab/>0.101020019074265<text:tab/>0.0959986064385136</text:p>
      <text:p text:style-name="P1">Olr1455<text:tab/>0.103933771121142<text:tab/>0.10330493628222<text:tab/>0.0979952785205257<text:tab/>0.101020019074265<text:tab/>0.0959986064385136</text:p>
      <text:p text:style-name="P1">Olr1457<text:tab/>0.103933771121142<text:tab/>0.10330493628222<text:tab/>0.0979952785205257<text:tab/>0.101020019074265<text:tab/>0.0959986064385136</text:p>
      <text:p text:style-name="P1">Olr1458<text:tab/>0.103933771121142<text:tab/>0.10330493628222<text:tab/>0.0979952785205257<text:tab/>0.101020019074265<text:tab/>0.0959986064385136</text:p>
      <text:p text:style-name="P1">Olr1459<text:tab/>0.103933771121142<text:tab/>0.10330493628222<text:tab/>0.0979952785205257<text:tab/>0.101020019074265<text:tab/>0.0959986064385136</text:p>
      <text:p text:style-name="P1">Olr1460<text:tab/>0.103933771121142<text:tab/>0.10330493628222<text:tab/>0.0979952785205257<text:tab/>0.101020019074265<text:tab/>0.0959986064385136</text:p>
      <text:p text:style-name="P1">Olr1461<text:tab/>0.103933771121142<text:tab/>0.10330493628222<text:tab/>0.0979952785205257<text:tab/>0.101020019074265<text:tab/>0.0959986064385136</text:p>
      <text:p text:style-name="P1">Olr1462<text:tab/>0.103933771121142<text:tab/>0.10330493628222<text:tab/>0.0979952785205257<text:tab/>0.101020019074265<text:tab/>0.0959986064385136</text:p>
      <text:p text:style-name="P1">Olr1463<text:tab/>0.103933771121142<text:tab/>0.10330493628222<text:tab/>0.0979952785205257<text:tab/>0.101020019074265<text:tab/>0.0959986064385136</text:p>
      <text:p text:style-name="P1">Olr1466<text:tab/>0.103933771121142<text:tab/>0.10330493628222<text:tab/>0.0979952785205257<text:tab/>0.101020019074265<text:tab/>0.0959986064385136</text:p>
      <text:p text:style-name="P1">Olr1467<text:tab/>0.103933771121142<text:tab/>0.10330493628222<text:tab/>0.0979952785205257<text:tab/>0.101020019074265<text:tab/>0.0959986064385136</text:p>
      <text:p text:style-name="P1">Olr1468<text:tab/>0.103933771121142<text:tab/>0.10330493628222<text:tab/>0.0979952785205257<text:tab/>0.101020019074265<text:tab/>0.0959986064385136</text:p>
      <text:p text:style-name="P1">Olr1469<text:tab/>0.103933771121142<text:tab/>0.10330493628222<text:tab/>0.0979952785205257<text:tab/>0.101020019074265<text:tab/>0.0959986064385136</text:p>
      <text:p text:style-name="P1">Olr1470<text:tab/>0.103933771121142<text:tab/>0.10330493628222<text:tab/>0.0979952785205257<text:tab/>0.101020019074265<text:tab/>0.0959986064385136</text:p>
      <text:p text:style-name="P1">Olr1471<text:tab/>0.103933771121142<text:tab/>0.10330493628222<text:tab/>0.0979952785205257<text:tab/>0.101020019074265<text:tab/>0.0959986064385136</text:p>
      <text:p text:style-name="P1">Olr1472<text:tab/>0.103933771121142<text:tab/>0.10330493628222<text:tab/>0.0979952785205257<text:tab/>0.101020019074265<text:tab/>0.0959986064385136</text:p>
      <text:p text:style-name="P1">Olr1474<text:tab/>0.103933771121142<text:tab/>0.10330493628222<text:tab/>0.0979952785205257<text:tab/>0.101020019074265<text:tab/>0.0959986064385136</text:p>
      <text:p text:style-name="P1">Olr1475<text:tab/>0.103933771121142<text:tab/>0.10330493628222<text:tab/>0.0979952785205257<text:tab/>0.101020019074265<text:tab/>0.0959986064385136</text:p>
      <text:p text:style-name="P1">Olr1479<text:tab/>0.103933771121142<text:tab/>0.10330493628222<text:tab/>0.0979952785205257<text:tab/>0.101020019074265<text:tab/>0.0959986064385136</text:p>
      <text:p text:style-name="P1">Olr148<text:tab/>0.103933771121142<text:tab/>0.10330493628222<text:tab/>0.0979952785205257<text:tab/>0.101020019074265<text:tab/>0.0959986064385136</text:p>
      <text:p text:style-name="P1">Olr1481<text:tab/>0.103933771121142<text:tab/>0.10330493628222<text:tab/>0.0979952785205257<text:tab/>0.101020019074265<text:tab/>0.0959986064385136</text:p>
      <text:p text:style-name="P1">Olr1482<text:tab/>0.103933771121142<text:tab/>0.10330493628222<text:tab/>0.0979952785205257<text:tab/>0.101020019074265<text:tab/>0.0959986064385136</text:p>
      <text:p text:style-name="P1">Olr1485<text:tab/>0.103933771121142<text:tab/>0.10330493628222<text:tab/>0.0979952785205257<text:tab/>0.101020019074265<text:tab/>0.0959986064385136</text:p>
      <text:p text:style-name="P1">Olr1486<text:tab/>0.103933771121142<text:tab/>0.10330493628222<text:tab/>0.0979952785205257<text:tab/>0.101020019074265<text:tab/>0.0959986064385136</text:p>
      <text:p text:style-name="P1">Olr1488<text:tab/>0.103933771121142<text:tab/>0.10330493628222<text:tab/>0.0979952785205257<text:tab/>0.101020019074265<text:tab/>0.0959986064385136</text:p>
      <text:p text:style-name="P1">Olr149<text:tab/>0.103933771121142<text:tab/>0.10330493628222<text:tab/>0.0979952785205257<text:tab/>0.101020019074265<text:tab/>0.0959986064385136</text:p>
      <text:p text:style-name="P1">Olr1490<text:tab/>0.103933771121142<text:tab/>0.10330493628222<text:tab/>0.0979952785205257<text:tab/>0.101020019074265<text:tab/>0.0959986064385136</text:p>
      <text:p text:style-name="P1">Olr1491<text:tab/>0.103933771121142<text:tab/>0.10330493628222<text:tab/>0.0979952785205257<text:tab/>0.101020019074265<text:tab/>0.0959986064385136</text:p>
      <text:p text:style-name="P1">Olr1492<text:tab/>0.103933771121142<text:tab/>0.10330493628222<text:tab/>0.0979952785205257<text:tab/>0.101020019074265<text:tab/>0.0959986064385136</text:p>
      <text:p text:style-name="P1"><text:soft-page-break/>Olr1496<text:tab/>0.103933771121142<text:tab/>0.10330493628222<text:tab/>0.0979952785205257<text:tab/>0.101020019074265<text:tab/>0.0959986064385136</text:p>
      <text:p text:style-name="P1">Olr1498<text:tab/>0.103933771121142<text:tab/>0.10330493628222<text:tab/>0.0979952785205257<text:tab/>0.101020019074265<text:tab/>0.0959986064385136</text:p>
      <text:p text:style-name="P1">Olr1499<text:tab/>0.103933771121142<text:tab/>0.10330493628222<text:tab/>0.0979952785205257<text:tab/>0.101020019074265<text:tab/>0.0959986064385136</text:p>
      <text:p text:style-name="P1">Olr150<text:tab/>0.103933771121142<text:tab/>0.10330493628222<text:tab/>0.0979952785205257<text:tab/>0.101020019074265<text:tab/>0.0959986064385136</text:p>
      <text:p text:style-name="P1">Olr1500<text:tab/>0.103933771121142<text:tab/>0.10330493628222<text:tab/>0.0979952785205257<text:tab/>0.101020019074265<text:tab/>0.0959986064385136</text:p>
      <text:p text:style-name="P1">Olr1501<text:tab/>0.103933771121142<text:tab/>0.10330493628222<text:tab/>0.0979952785205257<text:tab/>0.101020019074265<text:tab/>0.0959986064385136</text:p>
      <text:p text:style-name="P1">Olr1504<text:tab/>0.103933771121142<text:tab/>0.10330493628222<text:tab/>0.0979952785205257<text:tab/>0.101020019074265<text:tab/>0.0959986064385136</text:p>
      <text:p text:style-name="P1">Olr1505<text:tab/>0.103933771121142<text:tab/>0.10330493628222<text:tab/>0.0979952785205257<text:tab/>0.101020019074265<text:tab/>0.0959986064385136</text:p>
      <text:p text:style-name="P1">Olr1507<text:tab/>0.103933771121142<text:tab/>0.10330493628222<text:tab/>0.0979952785205257<text:tab/>0.101020019074265<text:tab/>0.0959986064385136</text:p>
      <text:p text:style-name="P1">Olr1509<text:tab/>0.103933771121142<text:tab/>0.10330493628222<text:tab/>0.0979952785205257<text:tab/>0.101020019074265<text:tab/>0.0959986064385136</text:p>
      <text:p text:style-name="P1">Olr1511<text:tab/>0.103933771121142<text:tab/>0.10330493628222<text:tab/>0.0979952785205257<text:tab/>0.101020019074265<text:tab/>0.0959986064385136</text:p>
      <text:p text:style-name="P1">Olr1512<text:tab/>0.103933771121142<text:tab/>0.10330493628222<text:tab/>0.0979952785205257<text:tab/>0.101020019074265<text:tab/>0.0959986064385136</text:p>
      <text:p text:style-name="P1">Olr1513<text:tab/>0.103933771121142<text:tab/>0.10330493628222<text:tab/>0.0979952785205257<text:tab/>0.101020019074265<text:tab/>0.0959986064385136</text:p>
      <text:p text:style-name="P1">Olr1514<text:tab/>0.103933771121142<text:tab/>0.10330493628222<text:tab/>0.0979952785205257<text:tab/>0.101020019074265<text:tab/>0.0959986064385136</text:p>
      <text:p text:style-name="P1">Olr1515<text:tab/>0.103933771121142<text:tab/>0.10330493628222<text:tab/>0.0979952785205257<text:tab/>0.101020019074265<text:tab/>0.0959986064385136</text:p>
      <text:p text:style-name="P1">Olr1516<text:tab/>0.103933771121142<text:tab/>0.10330493628222<text:tab/>0.0979952785205257<text:tab/>0.101020019074265<text:tab/>0.0959986064385136</text:p>
      <text:p text:style-name="P1">Olr1517<text:tab/>0.103933771121142<text:tab/>0.10330493628222<text:tab/>0.0979952785205257<text:tab/>0.101020019074265<text:tab/>0.0959986064385136</text:p>
      <text:p text:style-name="P1">Olr1519<text:tab/>0.103933771121142<text:tab/>0.10330493628222<text:tab/>0.0979952785205257<text:tab/>0.101020019074265<text:tab/>0.0959986064385136</text:p>
      <text:p text:style-name="P1">Olr152<text:tab/>0.103933771121142<text:tab/>0.10330493628222<text:tab/>0.0979952785205257<text:tab/>0.101020019074265<text:tab/>0.0959986064385136</text:p>
      <text:p text:style-name="P1">Olr1521<text:tab/>0.103933771121142<text:tab/>0.10330493628222<text:tab/>0.0979952785205257<text:tab/>0.101020019074265<text:tab/>0.0959986064385136</text:p>
      <text:p text:style-name="P1">Olr1522<text:tab/>0.103933771121142<text:tab/>0.10330493628222<text:tab/>0.0979952785205257<text:tab/>0.101020019074265<text:tab/>0.0959986064385136</text:p>
      <text:p text:style-name="P1">Olr1523<text:tab/>0.103933771121142<text:tab/>0.10330493628222<text:tab/>0.0979952785205257<text:tab/>0.101020019074265<text:tab/>0.0959986064385136</text:p>
      <text:p text:style-name="P1">Olr1525<text:tab/>0.103933771121142<text:tab/>0.10330493628222<text:tab/>0.0979952785205257<text:tab/>0.101020019074265<text:tab/>0.0959986064385136</text:p>
      <text:p text:style-name="P1">Olr1528<text:tab/>0.103933771121142<text:tab/>0.10330493628222<text:tab/>0.0979952785205257<text:tab/>0.101020019074265<text:tab/>0.0959986064385136</text:p>
      <text:p text:style-name="P1">Olr1529<text:tab/>0.103933771121142<text:tab/>0.10330493628222<text:tab/>0.0979952785205257<text:tab/>0.101020019074265<text:tab/>0.0959986064385136</text:p>
      <text:p text:style-name="P1">Olr153<text:tab/>0.103933771121142<text:tab/>0.10330493628222<text:tab/>0.0979952785205257<text:tab/>0.101020019074265<text:tab/>0.0959986064385136</text:p>
      <text:p text:style-name="P1">Olr1530<text:tab/>0.103933771121142<text:tab/>0.10330493628222<text:tab/>0.0979952785205257<text:tab/>0.101020019074265<text:tab/>0.0959986064385136</text:p>
      <text:p text:style-name="P1">Olr1531<text:tab/>0.103933771121142<text:tab/>0.10330493628222<text:tab/>0.0979952785205257<text:tab/>0.101020019074265<text:tab/>0.0959986064385136</text:p>
      <text:p text:style-name="P1">Olr1532<text:tab/>0.103933771121142<text:tab/>0.10330493628222<text:tab/>0.0979952785205257<text:tab/>0.101020019074265<text:tab/>0.0959986064385136</text:p>
      <text:p text:style-name="P1">Olr1533<text:tab/>0.103933771121142<text:tab/>0.10330493628222<text:tab/>0.0979952785205257<text:tab/>0.101020019074265<text:tab/>0.0959986064385136</text:p>
      <text:p text:style-name="P1">Olr1535<text:tab/>0.103933771121142<text:tab/>0.10330493628222<text:tab/>0.0979952785205257<text:tab/>0.101020019074265<text:tab/>0.0959986064385136</text:p>
      <text:p text:style-name="P1">Olr1536<text:tab/>0.103933771121142<text:tab/>0.10330493628222<text:tab/>0.0979952785205257<text:tab/>0.101020019074265<text:tab/>0.0959986064385136</text:p>
      <text:p text:style-name="P1">Olr1537<text:tab/>0.103933771121142<text:tab/>0.10330493628222<text:tab/>0.0979952785205257<text:tab/>0.101020019074265<text:tab/>0.0959986064385136</text:p>
      <text:p text:style-name="P1">Olr1538<text:tab/>0.103933771121142<text:tab/>0.10330493628222<text:tab/>0.0979952785205257<text:tab/>0.101020019074265<text:tab/>0.0959986064385136</text:p>
      <text:p text:style-name="P1">Olr154<text:tab/>0.103933771121142<text:tab/>0.10330493628222<text:tab/>0.0979952785205257<text:tab/>0.101020019074265<text:tab/>0.0959986064385136</text:p>
      <text:p text:style-name="P1">Olr1540<text:tab/>0.103933771121142<text:tab/>0.10330493628222<text:tab/>0.0979952785205257<text:tab/>0.101020019074265<text:tab/>0.0959986064385136</text:p>
      <text:p text:style-name="P1">Olr1541<text:tab/>0.103933771121142<text:tab/>0.10330493628222<text:tab/>0.0979952785205257<text:tab/>0.101020019074265<text:tab/>0.0959986064385136</text:p>
      <text:p text:style-name="P1">Olr1542<text:tab/>0.103933771121142<text:tab/>0.10330493628222<text:tab/>0.0979952785205257<text:tab/>0.101020019074265<text:tab/>0.0959986064385136</text:p>
      <text:p text:style-name="P1">Olr1543<text:tab/>0.103933771121142<text:tab/>0.10330493628222<text:tab/>0.0979952785205257<text:tab/>0.101020019074265<text:tab/>0.0959986064385136</text:p>
      <text:p text:style-name="P1">Olr1545<text:tab/>0.103933771121142<text:tab/>0.10330493628222<text:tab/>0.0979952785205257<text:tab/>0.101020019074265<text:tab/>0.0959986064385136</text:p>
      <text:p text:style-name="P1">Olr1546<text:tab/>0.103933771121142<text:tab/>0.10330493628222<text:tab/>0.0979952785205257<text:tab/>0.101020019074265<text:tab/>0.0959986064385136</text:p>
      <text:p text:style-name="P1">Olr1547<text:tab/>0.103933771121142<text:tab/>0.10330493628222<text:tab/>0.0979952785205257<text:tab/>0.101020019074265<text:tab/>0.0959986064385136</text:p>
      <text:p text:style-name="P1">Olr1548<text:tab/>0.103933771121142<text:tab/>0.10330493628222<text:tab/>0.0979952785205257<text:tab/>0.101020019074265<text:tab/>0.0959986064385136</text:p>
      <text:p text:style-name="P1">Olr1549<text:tab/>0.103933771121142<text:tab/>0.10330493628222<text:tab/>0.0979952785205257<text:tab/>0.101020019074265<text:tab/>0.0959986064385136</text:p>
      <text:p text:style-name="P1">Olr155<text:tab/>0.103933771121142<text:tab/>0.10330493628222<text:tab/>0.0979952785205257<text:tab/>0.101020019074265<text:tab/>0.0959986064385136</text:p>
      <text:p text:style-name="P1">Olr1551<text:tab/>0.103933771121142<text:tab/>0.10330493628222<text:tab/>0.0979952785205257<text:tab/>0.101020019074265<text:tab/>0.0959986064385136</text:p>
      <text:p text:style-name="P1">Olr1553<text:tab/>0.103933771121142<text:tab/>0.10330493628222<text:tab/>0.0979952785205257<text:tab/>0.101020019074265<text:tab/>0.0959986064385136</text:p>
      <text:p text:style-name="P1">Olr1555<text:tab/>0.103933771121142<text:tab/>0.10330493628222<text:tab/>0.0979952785205257<text:tab/>0.101020019074265<text:tab/>0.0959986064385136</text:p>
      <text:p text:style-name="P1">Olr1557<text:tab/>0.103933771121142<text:tab/>0.10330493628222<text:tab/>0.0979952785205257<text:tab/>0.101020019074265<text:tab/>0.0959986064385136</text:p>
      <text:p text:style-name="P1">Olr1558<text:tab/>0.103933771121142<text:tab/>0.10330493628222<text:tab/>0.0979952785205257<text:tab/>0.101020019074265<text:tab/>0.0959986064385136</text:p>
      <text:p text:style-name="P1">Olr1559<text:tab/>0.103933771121142<text:tab/>0.10330493628222<text:tab/>0.0979952785205257<text:tab/>0.101020019074265<text:tab/>0.0959986064385136</text:p>
      <text:p text:style-name="P1">Olr156<text:tab/>0.103933771121142<text:tab/>0.10330493628222<text:tab/>0.0979952785205257<text:tab/>0.101020019074265<text:tab/>0.0959986064385136</text:p>
      <text:p text:style-name="P1">Olr1560<text:tab/>0.103933771121142<text:tab/>0.10330493628222<text:tab/>0.0979952785205257<text:tab/>0.101020019074265<text:tab/>0.0959986064385136</text:p>
      <text:p text:style-name="P1">Olr1561<text:tab/>0.103933771121142<text:tab/>0.10330493628222<text:tab/>0.0979952785205257<text:tab/>0.101020019074265<text:tab/>0.0959986064385136</text:p>
      <text:p text:style-name="P1"><text:soft-page-break/>Olr1562<text:tab/>0.103933771121142<text:tab/>0.10330493628222<text:tab/>0.0979952785205257<text:tab/>0.101020019074265<text:tab/>0.0959986064385136</text:p>
      <text:p text:style-name="P1">Olr1564<text:tab/>0.103933771121142<text:tab/>0.10330493628222<text:tab/>0.0979952785205257<text:tab/>0.101020019074265<text:tab/>0.0959986064385136</text:p>
      <text:p text:style-name="P1">Olr1565<text:tab/>0.103933771121142<text:tab/>0.10330493628222<text:tab/>0.0979952785205257<text:tab/>0.101020019074265<text:tab/>0.0959986064385136</text:p>
      <text:p text:style-name="P1">Olr1566<text:tab/>0.103933771121142<text:tab/>0.10330493628222<text:tab/>0.0979952785205257<text:tab/>0.101020019074265<text:tab/>0.0959986064385136</text:p>
      <text:p text:style-name="P1">Olr1567<text:tab/>0.103933771121142<text:tab/>0.10330493628222<text:tab/>0.0979952785205257<text:tab/>0.101020019074265<text:tab/>0.0959986064385136</text:p>
      <text:p text:style-name="P1">Olr1568<text:tab/>0.103933771121142<text:tab/>0.10330493628222<text:tab/>0.0979952785205257<text:tab/>0.101020019074265<text:tab/>0.0959986064385136</text:p>
      <text:p text:style-name="P1">Olr1569<text:tab/>0.103933771121142<text:tab/>0.10330493628222<text:tab/>0.0979952785205257<text:tab/>0.101020019074265<text:tab/>0.0959986064385136</text:p>
      <text:p text:style-name="P1">Olr157<text:tab/>0.103933771121142<text:tab/>0.10330493628222<text:tab/>0.0979952785205257<text:tab/>0.101020019074265<text:tab/>0.0959986064385136</text:p>
      <text:p text:style-name="P1">Olr1570<text:tab/>0.103933771121142<text:tab/>0.10330493628222<text:tab/>0.0979952785205257<text:tab/>0.101020019074265<text:tab/>0.0959986064385136</text:p>
      <text:p text:style-name="P1">Olr1576<text:tab/>0.103933771121142<text:tab/>0.10330493628222<text:tab/>0.0979952785205257<text:tab/>0.101020019074265<text:tab/>0.0959986064385136</text:p>
      <text:p text:style-name="P1">Olr1579<text:tab/>0.103933771121142<text:tab/>0.10330493628222<text:tab/>0.0979952785205257<text:tab/>0.101020019074265<text:tab/>0.0959986064385136</text:p>
      <text:p text:style-name="P1">Olr158<text:tab/>0.103933771121142<text:tab/>0.10330493628222<text:tab/>0.0979952785205257<text:tab/>0.101020019074265<text:tab/>0.0959986064385136</text:p>
      <text:p text:style-name="P1">Olr1581<text:tab/>0.103933771121142<text:tab/>0.10330493628222<text:tab/>0.0979952785205257<text:tab/>0.101020019074265<text:tab/>0.0959986064385136</text:p>
      <text:p text:style-name="P1">Olr1582<text:tab/>0.103933771121142<text:tab/>0.10330493628222<text:tab/>0.0979952785205257<text:tab/>0.101020019074265<text:tab/>0.0959986064385136</text:p>
      <text:p text:style-name="P1">Olr1583<text:tab/>0.103933771121142<text:tab/>0.10330493628222<text:tab/>0.0979952785205257<text:tab/>0.101020019074265<text:tab/>0.0959986064385136</text:p>
      <text:p text:style-name="P1">Olr1584<text:tab/>0.103933771121142<text:tab/>0.10330493628222<text:tab/>0.0979952785205257<text:tab/>0.101020019074265<text:tab/>0.0959986064385136</text:p>
      <text:p text:style-name="P1">Olr1585<text:tab/>0.103933771121142<text:tab/>0.10330493628222<text:tab/>0.0979952785205257<text:tab/>0.101020019074265<text:tab/>0.0959986064385136</text:p>
      <text:p text:style-name="P1">Olr1587<text:tab/>0.103933771121142<text:tab/>0.10330493628222<text:tab/>0.0979952785205257<text:tab/>0.101020019074265<text:tab/>0.0959986064385136</text:p>
      <text:p text:style-name="P1">Olr1588<text:tab/>0.103933771121142<text:tab/>0.10330493628222<text:tab/>0.0979952785205257<text:tab/>0.101020019074265<text:tab/>0.0959986064385136</text:p>
      <text:p text:style-name="P1">Olr1589<text:tab/>0.103933771121142<text:tab/>0.10330493628222<text:tab/>0.0979952785205257<text:tab/>0.101020019074265<text:tab/>0.0959986064385136</text:p>
      <text:p text:style-name="P1">Olr159<text:tab/>0.103933771121142<text:tab/>0.10330493628222<text:tab/>0.0979952785205257<text:tab/>0.101020019074265<text:tab/>0.0959986064385136</text:p>
      <text:p text:style-name="P1">Olr1590<text:tab/>0.103933771121142<text:tab/>0.10330493628222<text:tab/>0.0979952785205257<text:tab/>0.101020019074265<text:tab/>0.0959986064385136</text:p>
      <text:p text:style-name="P1">Olr1591<text:tab/>0.103933771121142<text:tab/>0.10330493628222<text:tab/>0.0979952785205257<text:tab/>0.101020019074265<text:tab/>0.0959986064385136</text:p>
      <text:p text:style-name="P1">Olr1592<text:tab/>0.103933771121142<text:tab/>0.10330493628222<text:tab/>0.0979952785205257<text:tab/>0.101020019074265<text:tab/>0.0959986064385136</text:p>
      <text:p text:style-name="P1">Olr1593<text:tab/>0.103933771121142<text:tab/>0.10330493628222<text:tab/>0.0979952785205257<text:tab/>0.101020019074265<text:tab/>0.0959986064385136</text:p>
      <text:p text:style-name="P1">Olr1595<text:tab/>0.103933771121142<text:tab/>0.10330493628222<text:tab/>0.0979952785205257<text:tab/>0.101020019074265<text:tab/>0.0959986064385136</text:p>
      <text:p text:style-name="P1">Olr1596<text:tab/>0.103933771121142<text:tab/>0.10330493628222<text:tab/>0.0979952785205257<text:tab/>0.101020019074265<text:tab/>0.0959986064385136</text:p>
      <text:p text:style-name="P1">Olr1597<text:tab/>0.103933771121142<text:tab/>0.10330493628222<text:tab/>0.0979952785205257<text:tab/>0.101020019074265<text:tab/>0.0959986064385136</text:p>
      <text:p text:style-name="P1">Olr1598<text:tab/>0.103933771121142<text:tab/>0.10330493628222<text:tab/>0.0979952785205257<text:tab/>0.101020019074265<text:tab/>0.0959986064385136</text:p>
      <text:p text:style-name="P1">Olr16<text:tab/>0.103933771121142<text:tab/>0.10330493628222<text:tab/>0.0979952785205257<text:tab/>0.101020019074265<text:tab/>0.0959986064385136</text:p>
      <text:p text:style-name="P1">Olr160<text:tab/>0.103933771121142<text:tab/>0.10330493628222<text:tab/>0.0979952785205257<text:tab/>0.101020019074265<text:tab/>0.0959986064385136</text:p>
      <text:p text:style-name="P1">Olr1600<text:tab/>0.103933771121142<text:tab/>0.10330493628222<text:tab/>0.0979952785205257<text:tab/>0.101020019074265<text:tab/>0.0959986064385136</text:p>
      <text:p text:style-name="P1">Olr1601<text:tab/>0.103933771121142<text:tab/>0.10330493628222<text:tab/>0.0979952785205257<text:tab/>0.101020019074265<text:tab/>0.0959986064385136</text:p>
      <text:p text:style-name="P1">Olr1602<text:tab/>0.103933771121142<text:tab/>0.10330493628222<text:tab/>0.0979952785205257<text:tab/>0.101020019074265<text:tab/>0.0959986064385136</text:p>
      <text:p text:style-name="P1">Olr1605<text:tab/>0.103933771121142<text:tab/>0.10330493628222<text:tab/>0.0979952785205257<text:tab/>0.101020019074265<text:tab/>0.0959986064385136</text:p>
      <text:p text:style-name="P1">Olr1606<text:tab/>0.103933771121142<text:tab/>0.10330493628222<text:tab/>0.0979952785205257<text:tab/>0.101020019074265<text:tab/>0.0959986064385136</text:p>
      <text:p text:style-name="P1">Olr1607<text:tab/>0.103933771121142<text:tab/>0.10330493628222<text:tab/>0.0979952785205257<text:tab/>0.101020019074265<text:tab/>0.0959986064385136</text:p>
      <text:p text:style-name="P1">Olr1608<text:tab/>0.103933771121142<text:tab/>0.10330493628222<text:tab/>0.0979952785205257<text:tab/>0.101020019074265<text:tab/>0.0959986064385136</text:p>
      <text:p text:style-name="P1">Olr1609<text:tab/>0.103933771121142<text:tab/>0.10330493628222<text:tab/>0.0979952785205257<text:tab/>0.101020019074265<text:tab/>0.0959986064385136</text:p>
      <text:p text:style-name="P1">Olr161<text:tab/>0.103933771121142<text:tab/>0.10330493628222<text:tab/>0.0979952785205257<text:tab/>0.101020019074265<text:tab/>0.0959986064385136</text:p>
      <text:p text:style-name="P1">Olr1610<text:tab/>0.103933771121142<text:tab/>0.10330493628222<text:tab/>0.0979952785205257<text:tab/>0.101020019074265<text:tab/>0.0959986064385136</text:p>
      <text:p text:style-name="P1">Olr1612<text:tab/>0.103933771121142<text:tab/>0.10330493628222<text:tab/>0.0979952785205257<text:tab/>0.101020019074265<text:tab/>0.0959986064385136</text:p>
      <text:p text:style-name="P1">Olr1614<text:tab/>0.103933771121142<text:tab/>0.10330493628222<text:tab/>0.0979952785205257<text:tab/>0.101020019074265<text:tab/>0.0959986064385136</text:p>
      <text:p text:style-name="P1">Olr1615<text:tab/>0.103933771121142<text:tab/>0.10330493628222<text:tab/>0.0979952785205257<text:tab/>0.101020019074265<text:tab/>0.0959986064385136</text:p>
      <text:p text:style-name="P1">Olr1616<text:tab/>0.103933771121142<text:tab/>0.10330493628222<text:tab/>0.0979952785205257<text:tab/>0.101020019074265<text:tab/>0.0959986064385136</text:p>
      <text:p text:style-name="P1">Olr1617<text:tab/>0.103933771121142<text:tab/>0.10330493628222<text:tab/>0.0979952785205257<text:tab/>0.101020019074265<text:tab/>0.0959986064385136</text:p>
      <text:p text:style-name="P1">Olr1619<text:tab/>0.103933771121142<text:tab/>0.10330493628222<text:tab/>0.0979952785205257<text:tab/>0.101020019074265<text:tab/>0.0959986064385136</text:p>
      <text:p text:style-name="P1">Olr162<text:tab/>0.103933771121142<text:tab/>0.10330493628222<text:tab/>0.0979952785205257<text:tab/>0.101020019074265<text:tab/>0.0959986064385136</text:p>
      <text:p text:style-name="P1">Olr1620<text:tab/>0.103933771121142<text:tab/>0.10330493628222<text:tab/>0.0979952785205257<text:tab/>0.101020019074265<text:tab/>0.0959986064385136</text:p>
      <text:p text:style-name="P1">Olr1622<text:tab/>0.103933771121142<text:tab/>0.10330493628222<text:tab/>0.0979952785205257<text:tab/>0.101020019074265<text:tab/>0.0959986064385136</text:p>
      <text:p text:style-name="P1">Olr1624<text:tab/>0.103933771121142<text:tab/>0.10330493628222<text:tab/>0.0979952785205257<text:tab/>0.101020019074265<text:tab/>0.0959986064385136</text:p>
      <text:p text:style-name="P1">Olr1625<text:tab/>0.103933771121142<text:tab/>0.10330493628222<text:tab/>0.0979952785205257<text:tab/>0.101020019074265<text:tab/>0.0959986064385136</text:p>
      <text:p text:style-name="P1">Olr1626<text:tab/>0.103933771121142<text:tab/>0.10330493628222<text:tab/>0.0979952785205257<text:tab/>0.101020019074265<text:tab/>0.0959986064385136</text:p>
      <text:p text:style-name="P1">Olr1627<text:tab/>0.103933771121142<text:tab/>0.10330493628222<text:tab/>0.0979952785205257<text:tab/>0.101020019074265<text:tab/>0.0959986064385136</text:p>
      <text:p text:style-name="P1"><text:soft-page-break/>Olr1629<text:tab/>0.103933771121142<text:tab/>0.10330493628222<text:tab/>0.0979952785205257<text:tab/>0.101020019074265<text:tab/>0.0959986064385136</text:p>
      <text:p text:style-name="P1">Olr163<text:tab/>0.103933771121142<text:tab/>0.10330493628222<text:tab/>0.0979952785205257<text:tab/>0.101020019074265<text:tab/>0.0959986064385136</text:p>
      <text:p text:style-name="P1">Olr1630<text:tab/>0.103933771121142<text:tab/>0.10330493628222<text:tab/>0.0979952785205257<text:tab/>0.101020019074265<text:tab/>0.0959986064385136</text:p>
      <text:p text:style-name="P1">Olr1631<text:tab/>0.103933771121142<text:tab/>0.10330493628222<text:tab/>0.0979952785205257<text:tab/>0.101020019074265<text:tab/>0.0959986064385136</text:p>
      <text:p text:style-name="P1">Olr1632<text:tab/>0.103933771121142<text:tab/>0.10330493628222<text:tab/>0.0979952785205257<text:tab/>0.101020019074265<text:tab/>0.0959986064385136</text:p>
      <text:p text:style-name="P1">Olr1633<text:tab/>0.103933771121142<text:tab/>0.10330493628222<text:tab/>0.0979952785205257<text:tab/>0.101020019074265<text:tab/>0.0959986064385136</text:p>
      <text:p text:style-name="P1">Olr1635<text:tab/>0.103933771121142<text:tab/>0.10330493628222<text:tab/>0.0979952785205257<text:tab/>0.101020019074265<text:tab/>0.0959986064385136</text:p>
      <text:p text:style-name="P1">Olr1637<text:tab/>0.103933771121142<text:tab/>0.10330493628222<text:tab/>0.0979952785205257<text:tab/>0.101020019074265<text:tab/>0.0959986064385136</text:p>
      <text:p text:style-name="P1">Olr1638<text:tab/>0.103933771121142<text:tab/>0.10330493628222<text:tab/>0.0979952785205257<text:tab/>0.101020019074265<text:tab/>0.0959986064385136</text:p>
      <text:p text:style-name="P1">Olr1639<text:tab/>0.103933771121142<text:tab/>0.10330493628222<text:tab/>0.0979952785205257<text:tab/>0.101020019074265<text:tab/>0.0959986064385136</text:p>
      <text:p text:style-name="P1">Olr164<text:tab/>0.103933771121142<text:tab/>0.10330493628222<text:tab/>0.0979952785205257<text:tab/>0.101020019074265<text:tab/>0.0959986064385136</text:p>
      <text:p text:style-name="P1">Olr1640<text:tab/>0.103933771121142<text:tab/>0.10330493628222<text:tab/>0.0979952785205257<text:tab/>0.101020019074265<text:tab/>0.0959986064385136</text:p>
      <text:p text:style-name="P1">Olr1641<text:tab/>0.103933771121142<text:tab/>0.10330493628222<text:tab/>0.0979952785205257<text:tab/>0.101020019074265<text:tab/>0.0959986064385136</text:p>
      <text:p text:style-name="P1">Olr1642<text:tab/>0.103933771121142<text:tab/>0.10330493628222<text:tab/>0.0979952785205257<text:tab/>0.101020019074265<text:tab/>0.0959986064385136</text:p>
      <text:p text:style-name="P1">Olr1643<text:tab/>0.103933771121142<text:tab/>0.10330493628222<text:tab/>0.0979952785205257<text:tab/>0.101020019074265<text:tab/>0.0959986064385136</text:p>
      <text:p text:style-name="P1">Olr1644<text:tab/>0.103933771121142<text:tab/>0.10330493628222<text:tab/>0.0979952785205257<text:tab/>0.101020019074265<text:tab/>0.0959986064385136</text:p>
      <text:p text:style-name="P1">Olr1645<text:tab/>0.103933771121142<text:tab/>0.10330493628222<text:tab/>0.0979952785205257<text:tab/>0.101020019074265<text:tab/>0.0959986064385136</text:p>
      <text:p text:style-name="P1">Olr1646<text:tab/>0.105369646450437<text:tab/>0.238506319019596<text:tab/>0.0984994099610299<text:tab/>0.160425626058493<text:tab/>0.0958049881484769</text:p>
      <text:p text:style-name="P1">Olr165<text:tab/>0.103933771121142<text:tab/>0.10330493628222<text:tab/>0.0979952785205257<text:tab/>0.101020019074265<text:tab/>0.0959986064385136</text:p>
      <text:p text:style-name="P1">Olr1652<text:tab/>0.103933771121142<text:tab/>0.10330493628222<text:tab/>0.0979952785205257<text:tab/>0.101020019074265<text:tab/>0.0959986064385136</text:p>
      <text:p text:style-name="P1">Olr1653<text:tab/>0.103933771121142<text:tab/>0.10330493628222<text:tab/>0.0979952785205257<text:tab/>0.101020019074265<text:tab/>0.0959986064385136</text:p>
      <text:p text:style-name="P1">Olr1654<text:tab/>0.103933771121142<text:tab/>0.10330493628222<text:tab/>0.0979952785205257<text:tab/>0.101020019074265<text:tab/>0.0959986064385136</text:p>
      <text:p text:style-name="P1">Olr1657<text:tab/>0.103933771121142<text:tab/>0.10330493628222<text:tab/>0.0979952785205257<text:tab/>0.101020019074265<text:tab/>0.0959986064385136</text:p>
      <text:p text:style-name="P1">Olr1658<text:tab/>0.103933771121142<text:tab/>0.10330493628222<text:tab/>0.0979952785205257<text:tab/>0.101020019074265<text:tab/>0.0959986064385136</text:p>
      <text:p text:style-name="P1">Olr1660<text:tab/>0.103933771121142<text:tab/>0.10330493628222<text:tab/>0.0979952785205257<text:tab/>0.101020019074265<text:tab/>0.0959986064385136</text:p>
      <text:p text:style-name="P1">Olr1662<text:tab/>0.103933771121142<text:tab/>0.10330493628222<text:tab/>0.0979952785205257<text:tab/>0.101020019074265<text:tab/>0.0959986064385136</text:p>
      <text:p text:style-name="P1">Olr1664<text:tab/>0.103933771121142<text:tab/>0.10330493628222<text:tab/>0.0979952785205257<text:tab/>0.101020019074265<text:tab/>0.0959986064385136</text:p>
      <text:p text:style-name="P1">Olr1666<text:tab/>0.103284227549118<text:tab/>0.10363335741907<text:tab/>0.0970524005272535<text:tab/>0.102081510640051<text:tab/>0.282726755756385</text:p>
      <text:p text:style-name="P1">Olr1667<text:tab/>0.103933771121142<text:tab/>0.10330493628222<text:tab/>0.0979952785205257<text:tab/>0.101020019074265<text:tab/>0.0959986064385136</text:p>
      <text:p text:style-name="P1">Olr1668<text:tab/>0.103933771121142<text:tab/>0.10330493628222<text:tab/>0.0979952785205257<text:tab/>0.101020019074265<text:tab/>0.0959986064385136</text:p>
      <text:p text:style-name="P1">Olr167<text:tab/>0.103933771121142<text:tab/>0.10330493628222<text:tab/>0.0979952785205257<text:tab/>0.101020019074265<text:tab/>0.0959986064385136</text:p>
      <text:p text:style-name="P1">Olr1670<text:tab/>0.103933771121142<text:tab/>0.10330493628222<text:tab/>0.0979952785205257<text:tab/>0.101020019074265<text:tab/>0.0959986064385136</text:p>
      <text:p text:style-name="P1">Olr1671<text:tab/>0.103933771121142<text:tab/>0.10330493628222<text:tab/>0.0979952785205257<text:tab/>0.101020019074265<text:tab/>0.0959986064385136</text:p>
      <text:p text:style-name="P1">Olr1673<text:tab/>0.103933771121142<text:tab/>0.10330493628222<text:tab/>0.0979952785205257<text:tab/>0.101020019074265<text:tab/>0.0959986064385136</text:p>
      <text:p text:style-name="P1">Olr1675<text:tab/>0.103933771121142<text:tab/>0.10330493628222<text:tab/>0.0979952785205257<text:tab/>0.101020019074265<text:tab/>0.0959986064385136</text:p>
      <text:p text:style-name="P1">Olr1678<text:tab/>0.103933771121142<text:tab/>0.10330493628222<text:tab/>0.0979952785205257<text:tab/>0.101020019074265<text:tab/>0.0959986064385136</text:p>
      <text:p text:style-name="P1">Olr1679<text:tab/>0.103933771121142<text:tab/>0.10330493628222<text:tab/>0.0979952785205257<text:tab/>0.101020019074265<text:tab/>0.0959986064385136</text:p>
      <text:p text:style-name="P1">Olr168<text:tab/>0.103933771121142<text:tab/>0.10330493628222<text:tab/>0.0979952785205257<text:tab/>0.101020019074265<text:tab/>0.0959986064385136</text:p>
      <text:p text:style-name="P1">Olr1680<text:tab/>0.103933771121142<text:tab/>0.10330493628222<text:tab/>0.0979952785205257<text:tab/>0.101020019074265<text:tab/>0.0959986064385136</text:p>
      <text:p text:style-name="P1">Olr1681<text:tab/>0.103933771121142<text:tab/>0.10330493628222<text:tab/>0.0979952785205257<text:tab/>0.101020019074265<text:tab/>0.0959986064385136</text:p>
      <text:p text:style-name="P1">Olr1682<text:tab/>0.103933771121142<text:tab/>0.10330493628222<text:tab/>0.0979952785205257<text:tab/>0.101020019074265<text:tab/>0.0959986064385136</text:p>
      <text:p text:style-name="P1">Olr1683<text:tab/>0.103933771121142<text:tab/>0.10330493628222<text:tab/>0.0979952785205257<text:tab/>0.101020019074265<text:tab/>0.0959986064385136</text:p>
      <text:p text:style-name="P1">Olr1684<text:tab/>0.103933771121142<text:tab/>0.10330493628222<text:tab/>0.0979952785205257<text:tab/>0.101020019074265<text:tab/>0.0959986064385136</text:p>
      <text:p text:style-name="P1">Olr1686<text:tab/>0.103933771121142<text:tab/>0.10330493628222<text:tab/>0.0979952785205257<text:tab/>0.101020019074265<text:tab/>0.0959986064385136</text:p>
      <text:p text:style-name="P1">Olr1687<text:tab/>0.103933771121142<text:tab/>0.10330493628222<text:tab/>0.0979952785205257<text:tab/>0.101020019074265<text:tab/>0.0959986064385136</text:p>
      <text:p text:style-name="P1">Olr1688<text:tab/>0.103933771121142<text:tab/>0.10330493628222<text:tab/>0.0979952785205257<text:tab/>0.101020019074265<text:tab/>0.0959986064385136</text:p>
      <text:p text:style-name="P1">Olr1689<text:tab/>0.103933771121142<text:tab/>0.10330493628222<text:tab/>0.0979952785205257<text:tab/>0.101020019074265<text:tab/>0.0959986064385136</text:p>
      <text:p text:style-name="P1">Olr1690<text:tab/>0.103933771121142<text:tab/>0.10330493628222<text:tab/>0.0979952785205257<text:tab/>0.101020019074265<text:tab/>0.0959986064385136</text:p>
      <text:p text:style-name="P1">Olr1691<text:tab/>0.103933771121142<text:tab/>0.10330493628222<text:tab/>0.0979952785205257<text:tab/>0.101020019074265<text:tab/>0.0959986064385136</text:p>
      <text:p text:style-name="P1">Olr1692<text:tab/>0.103933771121142<text:tab/>0.10330493628222<text:tab/>0.0979952785205257<text:tab/>0.101020019074265<text:tab/>0.0959986064385136</text:p>
      <text:p text:style-name="P1">Olr1693<text:tab/>0.103933771121142<text:tab/>0.10330493628222<text:tab/>0.0979952785205257<text:tab/>0.101020019074265<text:tab/>0.0959986064385136</text:p>
      <text:p text:style-name="P1">Olr1694<text:tab/>0.103933771121142<text:tab/>0.10330493628222<text:tab/>0.0979952785205257<text:tab/>0.101020019074265<text:tab/>0.0959986064385136</text:p>
      <text:p text:style-name="P1">Olr1695<text:tab/>0.103933771121142<text:tab/>0.10330493628222<text:tab/>0.0979952785205257<text:tab/>0.101020019074265<text:tab/>0.0959986064385136</text:p>
      <text:p text:style-name="P1">Olr1696<text:tab/>0.103933771121142<text:tab/>0.10330493628222<text:tab/>0.0979952785205257<text:tab/>0.101020019074265<text:tab/>0.0959986064385136</text:p>
      <text:p text:style-name="P1"><text:soft-page-break/>Olr1697<text:tab/>0.103933771121142<text:tab/>0.10330493628222<text:tab/>0.0979952785205257<text:tab/>0.101020019074265<text:tab/>0.0959986064385136</text:p>
      <text:p text:style-name="P1">Olr1699<text:tab/>0.103933771121142<text:tab/>0.10330493628222<text:tab/>0.0979952785205257<text:tab/>0.101020019074265<text:tab/>0.0959986064385136</text:p>
      <text:p text:style-name="P1">Olr17<text:tab/>0.103933771121142<text:tab/>0.10330493628222<text:tab/>0.0979952785205257<text:tab/>0.101020019074265<text:tab/>0.0959986064385136</text:p>
      <text:p text:style-name="P1">Olr170<text:tab/>0.103933771121142<text:tab/>0.10330493628222<text:tab/>0.0979952785205257<text:tab/>0.101020019074265<text:tab/>0.0959986064385136</text:p>
      <text:p text:style-name="P1">Olr1700<text:tab/>0.103933771121142<text:tab/>0.10330493628222<text:tab/>0.0979952785205257<text:tab/>0.101020019074265<text:tab/>0.0959986064385136</text:p>
      <text:p text:style-name="P1">Olr1701<text:tab/>0.103933771121142<text:tab/>0.10330493628222<text:tab/>0.0979952785205257<text:tab/>0.101020019074265<text:tab/>0.0959986064385136</text:p>
      <text:p text:style-name="P1">Olr1702<text:tab/>0.103933771121142<text:tab/>0.10330493628222<text:tab/>0.0979952785205257<text:tab/>0.101020019074265<text:tab/>0.0959986064385136</text:p>
      <text:p text:style-name="P1">Olr1704<text:tab/>0.103933771121142<text:tab/>0.10330493628222<text:tab/>0.0979952785205257<text:tab/>0.101020019074265<text:tab/>0.0959986064385136</text:p>
      <text:p text:style-name="P1">Olr1705<text:tab/>0.103933771121142<text:tab/>0.10330493628222<text:tab/>0.0979952785205257<text:tab/>0.101020019074265<text:tab/>0.0959986064385136</text:p>
      <text:p text:style-name="P1">Olr1707<text:tab/>0.103933771121142<text:tab/>0.10330493628222<text:tab/>0.0979952785205257<text:tab/>0.101020019074265<text:tab/>0.0959986064385136</text:p>
      <text:p text:style-name="P1">Olr1708<text:tab/>0.103933771121142<text:tab/>0.10330493628222<text:tab/>0.0979952785205257<text:tab/>0.101020019074265<text:tab/>0.0959986064385136</text:p>
      <text:p text:style-name="P1">Olr1709<text:tab/>0.103933771121142<text:tab/>0.10330493628222<text:tab/>0.0979952785205257<text:tab/>0.101020019074265<text:tab/>0.0959986064385136</text:p>
      <text:p text:style-name="P1">Olr171<text:tab/>0.103933771121142<text:tab/>0.10330493628222<text:tab/>0.0979952785205257<text:tab/>0.101020019074265<text:tab/>0.0959986064385136</text:p>
      <text:p text:style-name="P1">Olr1710<text:tab/>0.103933771121142<text:tab/>0.10330493628222<text:tab/>0.0979952785205257<text:tab/>0.101020019074265<text:tab/>0.0959986064385136</text:p>
      <text:p text:style-name="P1">Olr1714<text:tab/>0.103933771121142<text:tab/>0.10330493628222<text:tab/>0.0979952785205257<text:tab/>0.101020019074265<text:tab/>0.0959986064385136</text:p>
      <text:p text:style-name="P1">Olr1718<text:tab/>0.103933771121142<text:tab/>0.10330493628222<text:tab/>0.0979952785205257<text:tab/>0.101020019074265<text:tab/>0.0959986064385136</text:p>
      <text:p text:style-name="P1">Olr172<text:tab/>0.103933771121142<text:tab/>0.10330493628222<text:tab/>0.0979952785205257<text:tab/>0.101020019074265<text:tab/>0.0959986064385136</text:p>
      <text:p text:style-name="P1">Olr1720<text:tab/>0.103933771121142<text:tab/>0.10330493628222<text:tab/>0.0979952785205257<text:tab/>0.101020019074265<text:tab/>0.0959986064385136</text:p>
      <text:p text:style-name="P1">Olr1722<text:tab/>0.103933771121142<text:tab/>0.10330493628222<text:tab/>0.0979952785205257<text:tab/>0.101020019074265<text:tab/>0.0959986064385136</text:p>
      <text:p text:style-name="P1">Olr1724<text:tab/>0.103933771121142<text:tab/>0.10330493628222<text:tab/>0.0979952785205257<text:tab/>0.101020019074265<text:tab/>0.0959986064385136</text:p>
      <text:p text:style-name="P1">Olr1726<text:tab/>0.103933771121142<text:tab/>0.10330493628222<text:tab/>0.0979952785205257<text:tab/>0.101020019074265<text:tab/>0.0959986064385136</text:p>
      <text:p text:style-name="P1">Olr1730<text:tab/>0.103933771121142<text:tab/>0.10330493628222<text:tab/>0.0979952785205257<text:tab/>0.101020019074265<text:tab/>0.0959986064385136</text:p>
      <text:p text:style-name="P1">Olr1733<text:tab/>0.103933771121142<text:tab/>0.10330493628222<text:tab/>0.0979952785205257<text:tab/>0.101020019074265<text:tab/>0.0959986064385136</text:p>
      <text:p text:style-name="P1">Olr1734<text:tab/>0.103933771121142<text:tab/>0.10330493628222<text:tab/>0.0979952785205257<text:tab/>0.101020019074265<text:tab/>0.0959986064385136</text:p>
      <text:p text:style-name="P1">Olr1735<text:tab/>0.103933771121142<text:tab/>0.10330493628222<text:tab/>0.0979952785205257<text:tab/>0.101020019074265<text:tab/>0.0959986064385136</text:p>
      <text:p text:style-name="P1">Olr1736<text:tab/>0.103933771121142<text:tab/>0.10330493628222<text:tab/>0.0979952785205257<text:tab/>0.101020019074265<text:tab/>0.0959986064385136</text:p>
      <text:p text:style-name="P1">Olr1737<text:tab/>0.103933771121142<text:tab/>0.10330493628222<text:tab/>0.0979952785205257<text:tab/>0.101020019074265<text:tab/>0.0959986064385136</text:p>
      <text:p text:style-name="P1">Olr1738<text:tab/>0.103933771121142<text:tab/>0.10330493628222<text:tab/>0.0979952785205257<text:tab/>0.101020019074265<text:tab/>0.0959986064385136</text:p>
      <text:p text:style-name="P1">Olr1739<text:tab/>0.103933771121142<text:tab/>0.10330493628222<text:tab/>0.0979952785205257<text:tab/>0.101020019074265<text:tab/>0.0959986064385136</text:p>
      <text:p text:style-name="P1">Olr174<text:tab/>0.103933771121142<text:tab/>0.10330493628222<text:tab/>0.0979952785205257<text:tab/>0.101020019074265<text:tab/>0.0959986064385136</text:p>
      <text:p text:style-name="P1">Olr1742<text:tab/>0.103933771121142<text:tab/>0.10330493628222<text:tab/>0.0979952785205257<text:tab/>0.101020019074265<text:tab/>0.0959986064385136</text:p>
      <text:p text:style-name="P1">Olr1743<text:tab/>0.103933771121142<text:tab/>0.10330493628222<text:tab/>0.0979952785205257<text:tab/>0.101020019074265<text:tab/>0.0959986064385136</text:p>
      <text:p text:style-name="P1">Olr1744<text:tab/>0.103933771121142<text:tab/>0.10330493628222<text:tab/>0.0979952785205257<text:tab/>0.101020019074265<text:tab/>0.0959986064385136</text:p>
      <text:p text:style-name="P1">Olr1746<text:tab/>0.103933771121142<text:tab/>0.10330493628222<text:tab/>0.0979952785205257<text:tab/>0.101020019074265<text:tab/>0.0959986064385136</text:p>
      <text:p text:style-name="P1">Olr1748<text:tab/>0.103933771121142<text:tab/>0.10330493628222<text:tab/>0.0979952785205257<text:tab/>0.101020019074265<text:tab/>0.0959986064385136</text:p>
      <text:p text:style-name="P1">Olr1749<text:tab/>0.104257970407459<text:tab/>0.25272922659663<text:tab/>0.0977981493250409<text:tab/>0.102753067117148<text:tab/>0.0954103311098748</text:p>
      <text:p text:style-name="P1">Olr175<text:tab/>0.103933771121142<text:tab/>0.10330493628222<text:tab/>0.0979952785205257<text:tab/>0.101020019074265<text:tab/>0.0959986064385136</text:p>
      <text:p text:style-name="P1">Olr1750<text:tab/>0.104235177160391<text:tab/>0.133172934060026<text:tab/>0.0981741028056025<text:tab/>0.101898601928148<text:tab/>0.0960572990589068</text:p>
      <text:p text:style-name="P1">Olr1751<text:tab/>0.103933771121142<text:tab/>0.10330493628222<text:tab/>0.0979952785205257<text:tab/>0.101020019074265<text:tab/>0.0959986064385136</text:p>
      <text:p text:style-name="P1">Olr176<text:tab/>0.103933771121142<text:tab/>0.10330493628222<text:tab/>0.0979952785205257<text:tab/>0.101020019074265<text:tab/>0.0959986064385136</text:p>
      <text:p text:style-name="P1">Olr1765<text:tab/>0.103933771121142<text:tab/>0.10330493628222<text:tab/>0.0979952785205257<text:tab/>0.101020019074265<text:tab/>0.0959986064385136</text:p>
      <text:p text:style-name="P1">Olr1766<text:tab/>0.103933771121142<text:tab/>0.10330493628222<text:tab/>0.0979952785205257<text:tab/>0.101020019074265<text:tab/>0.0959986064385136</text:p>
      <text:p text:style-name="P1">Olr1767<text:tab/>0.103933771121142<text:tab/>0.10330493628222<text:tab/>0.0979952785205257<text:tab/>0.101020019074265<text:tab/>0.0959986064385136</text:p>
      <text:p text:style-name="P1">Olr1768<text:tab/>0.101306279951795<text:tab/>0.103855758592106<text:tab/>0.777815902206973<text:tab/>0.101568237421794<text:tab/>0.0933489968689065</text:p>
      <text:p text:style-name="P1">Olr178<text:tab/>0.103933771121142<text:tab/>0.10330493628222<text:tab/>0.0979952785205257<text:tab/>0.101020019074265<text:tab/>0.0959986064385136</text:p>
      <text:p text:style-name="P1">Olr179<text:tab/>0.103933771121142<text:tab/>0.10330493628222<text:tab/>0.0979952785205257<text:tab/>0.101020019074265<text:tab/>0.0959986064385136</text:p>
      <text:p text:style-name="P1">Olr180<text:tab/>0.103933771121142<text:tab/>0.10330493628222<text:tab/>0.0979952785205257<text:tab/>0.101020019074265<text:tab/>0.0959986064385136</text:p>
      <text:p text:style-name="P1">Olr181<text:tab/>0.103933771121142<text:tab/>0.10330493628222<text:tab/>0.0979952785205257<text:tab/>0.101020019074265<text:tab/>0.0959986064385136</text:p>
      <text:p text:style-name="P1">Olr183<text:tab/>0.103933771121142<text:tab/>0.10330493628222<text:tab/>0.0979952785205257<text:tab/>0.101020019074265<text:tab/>0.0959986064385136</text:p>
      <text:p text:style-name="P1">Olr184<text:tab/>0.103933771121142<text:tab/>0.10330493628222<text:tab/>0.0979952785205257<text:tab/>0.101020019074265<text:tab/>0.0959986064385136</text:p>
      <text:p text:style-name="P1">Olr1845<text:tab/>0.103933771121142<text:tab/>0.10330493628222<text:tab/>0.0979952785205257<text:tab/>0.101020019074265<text:tab/>0.0959986064385136</text:p>
      <text:p text:style-name="P1">Olr185<text:tab/>0.103933771121142<text:tab/>0.10330493628222<text:tab/>0.0979952785205257<text:tab/>0.101020019074265<text:tab/>0.0959986064385136</text:p>
      <text:p text:style-name="P1">Olr186<text:tab/>0.103933771121142<text:tab/>0.10330493628222<text:tab/>0.0979952785205257<text:tab/>0.101020019074265<text:tab/>0.0959986064385136</text:p>
      <text:p text:style-name="P1">Olr1867<text:tab/>0.103933771121142<text:tab/>0.10330493628222<text:tab/>0.0979952785205257<text:tab/>0.101020019074265<text:tab/>0.0959986064385136</text:p>
      <text:p text:style-name="P1"><text:soft-page-break/>Olr1868<text:tab/>0.103933771121142<text:tab/>0.10330493628222<text:tab/>0.0979952785205257<text:tab/>0.101020019074265<text:tab/>0.0959986064385136</text:p>
      <text:p text:style-name="P1">Olr1869<text:tab/>0.103933771121142<text:tab/>0.10330493628222<text:tab/>0.0979952785205257<text:tab/>0.101020019074265<text:tab/>0.0959986064385136</text:p>
      <text:p text:style-name="P1">Olr188<text:tab/>0.103933771121142<text:tab/>0.10330493628222<text:tab/>0.0979952785205257<text:tab/>0.101020019074265<text:tab/>0.0959986064385136</text:p>
      <text:p text:style-name="P1">Olr189<text:tab/>0.103933771121142<text:tab/>0.10330493628222<text:tab/>0.0979952785205257<text:tab/>0.101020019074265<text:tab/>0.0959986064385136</text:p>
      <text:p text:style-name="P1">Olr19<text:tab/>0.103933771121142<text:tab/>0.10330493628222<text:tab/>0.0979952785205257<text:tab/>0.101020019074265<text:tab/>0.0959986064385136</text:p>
      <text:p text:style-name="P1">Olr190<text:tab/>0.103933771121142<text:tab/>0.10330493628222<text:tab/>0.0979952785205257<text:tab/>0.101020019074265<text:tab/>0.0959986064385136</text:p>
      <text:p text:style-name="P1">Olr192<text:tab/>0.103933771121142<text:tab/>0.10330493628222<text:tab/>0.0979952785205257<text:tab/>0.101020019074265<text:tab/>0.0959986064385136</text:p>
      <text:p text:style-name="P1">Olr193<text:tab/>0.103933771121142<text:tab/>0.10330493628222<text:tab/>0.0979952785205257<text:tab/>0.101020019074265<text:tab/>0.0959986064385136</text:p>
      <text:p text:style-name="P1">Olr194<text:tab/>0.103933771121142<text:tab/>0.10330493628222<text:tab/>0.0979952785205257<text:tab/>0.101020019074265<text:tab/>0.0959986064385136</text:p>
      <text:p text:style-name="P1">Olr196<text:tab/>0.103933771121142<text:tab/>0.10330493628222<text:tab/>0.0979952785205257<text:tab/>0.101020019074265<text:tab/>0.0959986064385136</text:p>
      <text:p text:style-name="P1">Olr197<text:tab/>0.103933771121142<text:tab/>0.10330493628222<text:tab/>0.0979952785205257<text:tab/>0.101020019074265<text:tab/>0.0959986064385136</text:p>
      <text:p text:style-name="P1">Olr198<text:tab/>0.103933771121142<text:tab/>0.10330493628222<text:tab/>0.0979952785205257<text:tab/>0.101020019074265<text:tab/>0.0959986064385136</text:p>
      <text:p text:style-name="P1">Olr199<text:tab/>0.103933771121142<text:tab/>0.10330493628222<text:tab/>0.0979952785205257<text:tab/>0.101020019074265<text:tab/>0.0959986064385136</text:p>
      <text:p text:style-name="P1">Olr1l<text:tab/>0.103933771121142<text:tab/>0.10330493628222<text:tab/>0.0979952785205257<text:tab/>0.101020019074265<text:tab/>0.0959986064385136</text:p>
      <text:p text:style-name="P1">Olr20<text:tab/>0.103933771121142<text:tab/>0.10330493628222<text:tab/>0.0979952785205257<text:tab/>0.101020019074265<text:tab/>0.0959986064385136</text:p>
      <text:p text:style-name="P1">Olr200<text:tab/>0.103933771121142<text:tab/>0.10330493628222<text:tab/>0.0979952785205257<text:tab/>0.101020019074265<text:tab/>0.0959986064385136</text:p>
      <text:p text:style-name="P1">Olr201<text:tab/>0.103933771121142<text:tab/>0.10330493628222<text:tab/>0.0979952785205257<text:tab/>0.101020019074265<text:tab/>0.0959986064385136</text:p>
      <text:p text:style-name="P1">Olr202<text:tab/>0.104042705476216<text:tab/>0.140685066037332<text:tab/>0.0978811639484104<text:tab/>0.10172303880657<text:tab/>0.0957135621431204</text:p>
      <text:p text:style-name="P1">Olr203<text:tab/>0.103933771121142<text:tab/>0.10330493628222<text:tab/>0.0979952785205257<text:tab/>0.101020019074265<text:tab/>0.0959986064385136</text:p>
      <text:p text:style-name="P1">Olr204<text:tab/>0.103933771121142<text:tab/>0.10330493628222<text:tab/>0.0979952785205257<text:tab/>0.101020019074265<text:tab/>0.0959986064385136</text:p>
      <text:p text:style-name="P1">Olr205<text:tab/>0.103933771121142<text:tab/>0.10330493628222<text:tab/>0.0979952785205257<text:tab/>0.101020019074265<text:tab/>0.0959986064385136</text:p>
      <text:p text:style-name="P1">Olr206<text:tab/>0.103933771121142<text:tab/>0.10330493628222<text:tab/>0.0979952785205257<text:tab/>0.101020019074265<text:tab/>0.0959986064385136</text:p>
      <text:p text:style-name="P1">Olr208<text:tab/>0.103933771121142<text:tab/>0.10330493628222<text:tab/>0.0979952785205257<text:tab/>0.101020019074265<text:tab/>0.0959986064385136</text:p>
      <text:p text:style-name="P1">Olr209<text:tab/>0.103933771121142<text:tab/>0.10330493628222<text:tab/>0.0979952785205257<text:tab/>0.101020019074265<text:tab/>0.0959986064385136</text:p>
      <text:p text:style-name="P1">Olr210<text:tab/>0.103933771121142<text:tab/>0.10330493628222<text:tab/>0.0979952785205257<text:tab/>0.101020019074265<text:tab/>0.0959986064385136</text:p>
      <text:p text:style-name="P1">Olr211<text:tab/>0.103933771121142<text:tab/>0.10330493628222<text:tab/>0.0979952785205257<text:tab/>0.101020019074265<text:tab/>0.0959986064385136</text:p>
      <text:p text:style-name="P1">Olr213<text:tab/>0.103933771121142<text:tab/>0.10330493628222<text:tab/>0.0979952785205257<text:tab/>0.101020019074265<text:tab/>0.0959986064385136</text:p>
      <text:p text:style-name="P1">Olr214<text:tab/>0.103933771121142<text:tab/>0.10330493628222<text:tab/>0.0979952785205257<text:tab/>0.101020019074265<text:tab/>0.0959986064385136</text:p>
      <text:p text:style-name="P1">Olr215<text:tab/>0.103933771121142<text:tab/>0.10330493628222<text:tab/>0.0979952785205257<text:tab/>0.101020019074265<text:tab/>0.0959986064385136</text:p>
      <text:p text:style-name="P1">Olr217<text:tab/>0.103933771121142<text:tab/>0.10330493628222<text:tab/>0.0979952785205257<text:tab/>0.101020019074265<text:tab/>0.0959986064385136</text:p>
      <text:p text:style-name="P1">Olr218<text:tab/>0.103933771121142<text:tab/>0.10330493628222<text:tab/>0.0979952785205257<text:tab/>0.101020019074265<text:tab/>0.0959986064385136</text:p>
      <text:p text:style-name="P1">Olr219<text:tab/>0.103933771121142<text:tab/>0.10330493628222<text:tab/>0.0979952785205257<text:tab/>0.101020019074265<text:tab/>0.0959986064385136</text:p>
      <text:p text:style-name="P1">Olr220<text:tab/>0.103933771121142<text:tab/>0.10330493628222<text:tab/>0.0979952785205257<text:tab/>0.101020019074265<text:tab/>0.0959986064385136</text:p>
      <text:p text:style-name="P1">Olr221<text:tab/>0.103933771121142<text:tab/>0.10330493628222<text:tab/>0.0979952785205257<text:tab/>0.101020019074265<text:tab/>0.0959986064385136</text:p>
      <text:p text:style-name="P1">Olr222<text:tab/>0.103933771121142<text:tab/>0.10330493628222<text:tab/>0.0979952785205257<text:tab/>0.101020019074265<text:tab/>0.0959986064385136</text:p>
      <text:p text:style-name="P1">Olr223<text:tab/>0.103933771121142<text:tab/>0.10330493628222<text:tab/>0.0979952785205257<text:tab/>0.101020019074265<text:tab/>0.0959986064385136</text:p>
      <text:p text:style-name="P1">Olr224<text:tab/>0.103933771121142<text:tab/>0.10330493628222<text:tab/>0.0979952785205257<text:tab/>0.101020019074265<text:tab/>0.0959986064385136</text:p>
      <text:p text:style-name="P1">Olr226<text:tab/>0.103933771121142<text:tab/>0.10330493628222<text:tab/>0.0979952785205257<text:tab/>0.101020019074265<text:tab/>0.0959986064385136</text:p>
      <text:p text:style-name="P1">Olr227<text:tab/>0.103933771121142<text:tab/>0.10330493628222<text:tab/>0.0979952785205257<text:tab/>0.101020019074265<text:tab/>0.0959986064385136</text:p>
      <text:p text:style-name="P1">Olr229<text:tab/>0.103933771121142<text:tab/>0.10330493628222<text:tab/>0.0979952785205257<text:tab/>0.101020019074265<text:tab/>0.0959986064385136</text:p>
      <text:p text:style-name="P1">Olr23<text:tab/>0.103933771121142<text:tab/>0.10330493628222<text:tab/>0.0979952785205257<text:tab/>0.101020019074265<text:tab/>0.0959986064385136</text:p>
      <text:p text:style-name="P1">Olr230<text:tab/>0.103933771121142<text:tab/>0.10330493628222<text:tab/>0.0979952785205257<text:tab/>0.101020019074265<text:tab/>0.0959986064385136</text:p>
      <text:p text:style-name="P1">Olr231<text:tab/>0.103933771121142<text:tab/>0.10330493628222<text:tab/>0.0979952785205257<text:tab/>0.101020019074265<text:tab/>0.0959986064385136</text:p>
      <text:p text:style-name="P1">Olr232<text:tab/>0.103933771121142<text:tab/>0.10330493628222<text:tab/>0.0979952785205257<text:tab/>0.101020019074265<text:tab/>0.0959986064385136</text:p>
      <text:p text:style-name="P1">Olr233<text:tab/>0.103933771121142<text:tab/>0.10330493628222<text:tab/>0.0979952785205257<text:tab/>0.101020019074265<text:tab/>0.0959986064385136</text:p>
      <text:p text:style-name="P1">Olr234<text:tab/>0.103933771121142<text:tab/>0.10330493628222<text:tab/>0.0979952785205257<text:tab/>0.101020019074265<text:tab/>0.0959986064385136</text:p>
      <text:p text:style-name="P1">Olr235<text:tab/>0.103933771121142<text:tab/>0.10330493628222<text:tab/>0.0979952785205257<text:tab/>0.101020019074265<text:tab/>0.0959986064385136</text:p>
      <text:p text:style-name="P1">Olr237<text:tab/>0.103933771121142<text:tab/>0.10330493628222<text:tab/>0.0979952785205257<text:tab/>0.101020019074265<text:tab/>0.0959986064385136</text:p>
      <text:p text:style-name="P1">Olr239<text:tab/>0.103933771121142<text:tab/>0.10330493628222<text:tab/>0.0979952785205257<text:tab/>0.101020019074265<text:tab/>0.0959986064385136</text:p>
      <text:p text:style-name="P1">Olr24<text:tab/>0.103933771121142<text:tab/>0.10330493628222<text:tab/>0.0979952785205257<text:tab/>0.101020019074265<text:tab/>0.0959986064385136</text:p>
      <text:p text:style-name="P1">Olr241<text:tab/>0.103933771121142<text:tab/>0.10330493628222<text:tab/>0.0979952785205257<text:tab/>0.101020019074265<text:tab/>0.0959986064385136</text:p>
      <text:p text:style-name="P1">Olr242<text:tab/>0.103933771121142<text:tab/>0.10330493628222<text:tab/>0.0979952785205257<text:tab/>0.101020019074265<text:tab/>0.0959986064385136</text:p>
      <text:p text:style-name="P1">Olr244<text:tab/>0.103933771121142<text:tab/>0.10330493628222<text:tab/>0.0979952785205257<text:tab/>0.101020019074265<text:tab/>0.0959986064385136</text:p>
      <text:p text:style-name="P1">Olr245<text:tab/>0.103933771121142<text:tab/>0.10330493628222<text:tab/>0.0979952785205257<text:tab/>0.101020019074265<text:tab/>0.0959986064385136</text:p>
      <text:p text:style-name="P1"><text:soft-page-break/>Olr246<text:tab/>0.103933771121142<text:tab/>0.10330493628222<text:tab/>0.0979952785205257<text:tab/>0.101020019074265<text:tab/>0.0959986064385136</text:p>
      <text:p text:style-name="P1">Olr247<text:tab/>0.103933771121142<text:tab/>0.10330493628222<text:tab/>0.0979952785205257<text:tab/>0.101020019074265<text:tab/>0.0959986064385136</text:p>
      <text:p text:style-name="P1">Olr25<text:tab/>0.103933771121142<text:tab/>0.10330493628222<text:tab/>0.0979952785205257<text:tab/>0.101020019074265<text:tab/>0.0959986064385136</text:p>
      <text:p text:style-name="P1">Olr250<text:tab/>0.103933771121142<text:tab/>0.10330493628222<text:tab/>0.0979952785205257<text:tab/>0.101020019074265<text:tab/>0.0959986064385136</text:p>
      <text:p text:style-name="P1">Olr251<text:tab/>0.103933771121142<text:tab/>0.10330493628222<text:tab/>0.0979952785205257<text:tab/>0.101020019074265<text:tab/>0.0959986064385136</text:p>
      <text:p text:style-name="P1">Olr252<text:tab/>0.103933771121142<text:tab/>0.10330493628222<text:tab/>0.0979952785205257<text:tab/>0.101020019074265<text:tab/>0.0959986064385136</text:p>
      <text:p text:style-name="P1">Olr255<text:tab/>0.103933771121142<text:tab/>0.10330493628222<text:tab/>0.0979952785205257<text:tab/>0.101020019074265<text:tab/>0.0959986064385136</text:p>
      <text:p text:style-name="P1">Olr257<text:tab/>0.103933771121142<text:tab/>0.10330493628222<text:tab/>0.0979952785205257<text:tab/>0.101020019074265<text:tab/>0.0959986064385136</text:p>
      <text:p text:style-name="P1">Olr259<text:tab/>0.103933771121142<text:tab/>0.10330493628222<text:tab/>0.0979952785205257<text:tab/>0.101020019074265<text:tab/>0.0959986064385136</text:p>
      <text:p text:style-name="P1">Olr260<text:tab/>0.103933771121142<text:tab/>0.10330493628222<text:tab/>0.0979952785205257<text:tab/>0.101020019074265<text:tab/>0.0959986064385136</text:p>
      <text:p text:style-name="P1">Olr262<text:tab/>0.103933771121142<text:tab/>0.10330493628222<text:tab/>0.0979952785205257<text:tab/>0.101020019074265<text:tab/>0.0959986064385136</text:p>
      <text:p text:style-name="P1">Olr263<text:tab/>0.103933771121142<text:tab/>0.10330493628222<text:tab/>0.0979952785205257<text:tab/>0.101020019074265<text:tab/>0.0959986064385136</text:p>
      <text:p text:style-name="P1">Olr264<text:tab/>0.103933771121142<text:tab/>0.10330493628222<text:tab/>0.0979952785205257<text:tab/>0.101020019074265<text:tab/>0.0959986064385136</text:p>
      <text:p text:style-name="P1">Olr267<text:tab/>0.103933771121142<text:tab/>0.10330493628222<text:tab/>0.0979952785205257<text:tab/>0.101020019074265<text:tab/>0.0959986064385136</text:p>
      <text:p text:style-name="P1">Olr268<text:tab/>0.103933771121142<text:tab/>0.10330493628222<text:tab/>0.0979952785205257<text:tab/>0.101020019074265<text:tab/>0.0959986064385136</text:p>
      <text:p text:style-name="P1">Olr27<text:tab/>0.103933771121142<text:tab/>0.10330493628222<text:tab/>0.0979952785205257<text:tab/>0.101020019074265<text:tab/>0.0959986064385136</text:p>
      <text:p text:style-name="P1">Olr270<text:tab/>0.103933771121142<text:tab/>0.10330493628222<text:tab/>0.0979952785205257<text:tab/>0.101020019074265<text:tab/>0.0959986064385136</text:p>
      <text:p text:style-name="P1">Olr271<text:tab/>0.103933771121142<text:tab/>0.10330493628222<text:tab/>0.0979952785205257<text:tab/>0.101020019074265<text:tab/>0.0959986064385136</text:p>
      <text:p text:style-name="P1">Olr272<text:tab/>0.103933771121142<text:tab/>0.10330493628222<text:tab/>0.0979952785205257<text:tab/>0.101020019074265<text:tab/>0.0959986064385136</text:p>
      <text:p text:style-name="P1">Olr276<text:tab/>0.103933771121142<text:tab/>0.10330493628222<text:tab/>0.0979952785205257<text:tab/>0.101020019074265<text:tab/>0.0959986064385136</text:p>
      <text:p text:style-name="P1">Olr278<text:tab/>0.103933771121142<text:tab/>0.10330493628222<text:tab/>0.0979952785205257<text:tab/>0.101020019074265<text:tab/>0.0959986064385136</text:p>
      <text:p text:style-name="P1">Olr279<text:tab/>0.103933771121142<text:tab/>0.10330493628222<text:tab/>0.0979952785205257<text:tab/>0.101020019074265<text:tab/>0.0959986064385136</text:p>
      <text:p text:style-name="P1">Olr281<text:tab/>0.103933771121142<text:tab/>0.10330493628222<text:tab/>0.0979952785205257<text:tab/>0.101020019074265<text:tab/>0.0959986064385136</text:p>
      <text:p text:style-name="P1">Olr282<text:tab/>0.103933771121142<text:tab/>0.10330493628222<text:tab/>0.0979952785205257<text:tab/>0.101020019074265<text:tab/>0.0959986064385136</text:p>
      <text:p text:style-name="P1">Olr283<text:tab/>0.103933771121142<text:tab/>0.10330493628222<text:tab/>0.0979952785205257<text:tab/>0.101020019074265<text:tab/>0.0959986064385136</text:p>
      <text:p text:style-name="P1">Olr285<text:tab/>0.103933771121142<text:tab/>0.10330493628222<text:tab/>0.0979952785205257<text:tab/>0.101020019074265<text:tab/>0.0959986064385136</text:p>
      <text:p text:style-name="P1">Olr286<text:tab/>0.103933771121142<text:tab/>0.10330493628222<text:tab/>0.0979952785205257<text:tab/>0.101020019074265<text:tab/>0.0959986064385136</text:p>
      <text:p text:style-name="P1">Olr287<text:tab/>0.103933771121142<text:tab/>0.10330493628222<text:tab/>0.0979952785205257<text:tab/>0.101020019074265<text:tab/>0.0959986064385136</text:p>
      <text:p text:style-name="P1">Olr288<text:tab/>0.103933771121142<text:tab/>0.10330493628222<text:tab/>0.0979952785205257<text:tab/>0.101020019074265<text:tab/>0.0959986064385136</text:p>
      <text:p text:style-name="P1">Olr289<text:tab/>0.103933771121142<text:tab/>0.10330493628222<text:tab/>0.0979952785205257<text:tab/>0.101020019074265<text:tab/>0.0959986064385136</text:p>
      <text:p text:style-name="P1">Olr29<text:tab/>0.103933771121142<text:tab/>0.10330493628222<text:tab/>0.0979952785205257<text:tab/>0.101020019074265<text:tab/>0.0959986064385136</text:p>
      <text:p text:style-name="P1">Olr292<text:tab/>0.103933771121142<text:tab/>0.10330493628222<text:tab/>0.0979952785205257<text:tab/>0.101020019074265<text:tab/>0.0959986064385136</text:p>
      <text:p text:style-name="P1">Olr295<text:tab/>0.103933771121142<text:tab/>0.10330493628222<text:tab/>0.0979952785205257<text:tab/>0.101020019074265<text:tab/>0.0959986064385136</text:p>
      <text:p text:style-name="P1">Olr297<text:tab/>0.103933771121142<text:tab/>0.10330493628222<text:tab/>0.0979952785205257<text:tab/>0.101020019074265<text:tab/>0.0959986064385136</text:p>
      <text:p text:style-name="P1">Olr298<text:tab/>0.103933771121142<text:tab/>0.10330493628222<text:tab/>0.0979952785205257<text:tab/>0.101020019074265<text:tab/>0.0959986064385136</text:p>
      <text:p text:style-name="P1">Olr299<text:tab/>0.103933771121142<text:tab/>0.10330493628222<text:tab/>0.0979952785205257<text:tab/>0.101020019074265<text:tab/>0.0959986064385136</text:p>
      <text:p text:style-name="P1">Olr3<text:tab/>0.103933771121142<text:tab/>0.10330493628222<text:tab/>0.0979952785205257<text:tab/>0.101020019074265<text:tab/>0.0959986064385136</text:p>
      <text:p text:style-name="P1">Olr30<text:tab/>0.103933771121142<text:tab/>0.10330493628222<text:tab/>0.0979952785205257<text:tab/>0.101020019074265<text:tab/>0.0959986064385136</text:p>
      <text:p text:style-name="P1">Olr300<text:tab/>0.103933771121142<text:tab/>0.10330493628222<text:tab/>0.0979952785205257<text:tab/>0.101020019074265<text:tab/>0.0959986064385136</text:p>
      <text:p text:style-name="P1">Olr302<text:tab/>0.103933771121142<text:tab/>0.10330493628222<text:tab/>0.0979952785205257<text:tab/>0.101020019074265<text:tab/>0.0959986064385136</text:p>
      <text:p text:style-name="P1">Olr303<text:tab/>0.103933771121142<text:tab/>0.10330493628222<text:tab/>0.0979952785205257<text:tab/>0.101020019074265<text:tab/>0.0959986064385136</text:p>
      <text:p text:style-name="P1">Olr304<text:tab/>0.103933771121142<text:tab/>0.10330493628222<text:tab/>0.0979952785205257<text:tab/>0.101020019074265<text:tab/>0.0959986064385136</text:p>
      <text:p text:style-name="P1">Olr305<text:tab/>0.103933771121142<text:tab/>0.10330493628222<text:tab/>0.0979952785205257<text:tab/>0.101020019074265<text:tab/>0.0959986064385136</text:p>
      <text:p text:style-name="P1">Olr306<text:tab/>0.103933771121142<text:tab/>0.10330493628222<text:tab/>0.0979952785205257<text:tab/>0.101020019074265<text:tab/>0.0959986064385136</text:p>
      <text:p text:style-name="P1">Olr307<text:tab/>0.103933771121142<text:tab/>0.10330493628222<text:tab/>0.0979952785205257<text:tab/>0.101020019074265<text:tab/>0.0959986064385136</text:p>
      <text:p text:style-name="P1">Olr308<text:tab/>0.103933771121142<text:tab/>0.10330493628222<text:tab/>0.0979952785205257<text:tab/>0.101020019074265<text:tab/>0.0959986064385136</text:p>
      <text:p text:style-name="P1">Olr309<text:tab/>0.103933771121142<text:tab/>0.10330493628222<text:tab/>0.0979952785205257<text:tab/>0.101020019074265<text:tab/>0.0959986064385136</text:p>
      <text:p text:style-name="P1">Olr310<text:tab/>0.103933771121142<text:tab/>0.10330493628222<text:tab/>0.0979952785205257<text:tab/>0.101020019074265<text:tab/>0.0959986064385136</text:p>
      <text:p text:style-name="P1">Olr311<text:tab/>0.103933771121142<text:tab/>0.10330493628222<text:tab/>0.0979952785205257<text:tab/>0.101020019074265<text:tab/>0.0959986064385136</text:p>
      <text:p text:style-name="P1">Olr312<text:tab/>0.103933771121142<text:tab/>0.10330493628222<text:tab/>0.0979952785205257<text:tab/>0.101020019074265<text:tab/>0.0959986064385136</text:p>
      <text:p text:style-name="P1">Olr313<text:tab/>0.103933771121142<text:tab/>0.10330493628222<text:tab/>0.0979952785205257<text:tab/>0.101020019074265<text:tab/>0.0959986064385136</text:p>
      <text:p text:style-name="P1">Olr315<text:tab/>0.103933771121142<text:tab/>0.10330493628222<text:tab/>0.0979952785205257<text:tab/>0.101020019074265<text:tab/>0.0959986064385136</text:p>
      <text:p text:style-name="P1">Olr318<text:tab/>0.103933771121142<text:tab/>0.10330493628222<text:tab/>0.0979952785205257<text:tab/>0.101020019074265<text:tab/>0.0959986064385136</text:p>
      <text:p text:style-name="P1">Olr319<text:tab/>0.103933771121142<text:tab/>0.10330493628222<text:tab/>0.0979952785205257<text:tab/>0.101020019074265<text:tab/>0.0959986064385136</text:p>
      <text:p text:style-name="P1"><text:soft-page-break/>Olr32<text:tab/>0.103933771121142<text:tab/>0.10330493628222<text:tab/>0.0979952785205257<text:tab/>0.101020019074265<text:tab/>0.0959986064385136</text:p>
      <text:p text:style-name="P1">Olr321<text:tab/>0.103933771121142<text:tab/>0.10330493628222<text:tab/>0.0979952785205257<text:tab/>0.101020019074265<text:tab/>0.0959986064385136</text:p>
      <text:p text:style-name="P1">Olr322<text:tab/>0.103933771121142<text:tab/>0.10330493628222<text:tab/>0.0979952785205257<text:tab/>0.101020019074265<text:tab/>0.0959986064385136</text:p>
      <text:p text:style-name="P1">Olr323<text:tab/>0.103933771121142<text:tab/>0.10330493628222<text:tab/>0.0979952785205257<text:tab/>0.101020019074265<text:tab/>0.0959986064385136</text:p>
      <text:p text:style-name="P1">Olr324<text:tab/>0.103933771121142<text:tab/>0.10330493628222<text:tab/>0.0979952785205257<text:tab/>0.101020019074265<text:tab/>0.0959986064385136</text:p>
      <text:p text:style-name="P1">Olr325<text:tab/>0.103933771121142<text:tab/>0.10330493628222<text:tab/>0.0979952785205257<text:tab/>0.101020019074265<text:tab/>0.0959986064385136</text:p>
      <text:p text:style-name="P1">Olr326<text:tab/>0.103933771121142<text:tab/>0.10330493628222<text:tab/>0.0979952785205257<text:tab/>0.101020019074265<text:tab/>0.0959986064385136</text:p>
      <text:p text:style-name="P1">Olr327<text:tab/>0.103933771121142<text:tab/>0.10330493628222<text:tab/>0.0979952785205257<text:tab/>0.101020019074265<text:tab/>0.0959986064385136</text:p>
      <text:p text:style-name="P1">Olr329<text:tab/>0.103933771121142<text:tab/>0.10330493628222<text:tab/>0.0979952785205257<text:tab/>0.101020019074265<text:tab/>0.0959986064385136</text:p>
      <text:p text:style-name="P1">Olr330<text:tab/>0.103933771121142<text:tab/>0.10330493628222<text:tab/>0.0979952785205257<text:tab/>0.101020019074265<text:tab/>0.0959986064385136</text:p>
      <text:p text:style-name="P1">Olr331<text:tab/>0.103933771121142<text:tab/>0.10330493628222<text:tab/>0.0979952785205257<text:tab/>0.101020019074265<text:tab/>0.0959986064385136</text:p>
      <text:p text:style-name="P1">Olr332<text:tab/>0.103933771121142<text:tab/>0.10330493628222<text:tab/>0.0979952785205257<text:tab/>0.101020019074265<text:tab/>0.0959986064385136</text:p>
      <text:p text:style-name="P1">Olr334<text:tab/>0.103933771121142<text:tab/>0.10330493628222<text:tab/>0.0979952785205257<text:tab/>0.101020019074265<text:tab/>0.0959986064385136</text:p>
      <text:p text:style-name="P1">Olr336<text:tab/>0.104717359581958<text:tab/>0.10470519323581<text:tab/>0.0983648766222397<text:tab/>0.156715376803832<text:tab/>0.0961417403194563</text:p>
      <text:p text:style-name="P1">Olr337<text:tab/>0.104798725787806<text:tab/>0.215325210392148<text:tab/>0.098282611683271<text:tab/>0.103719892001096<text:tab/>0.116857943955628</text:p>
      <text:p text:style-name="P1">Olr338<text:tab/>0.103933771121142<text:tab/>0.10330493628222<text:tab/>0.0979952785205257<text:tab/>0.101020019074265<text:tab/>0.0959986064385136</text:p>
      <text:p text:style-name="P1">Olr339<text:tab/>0.103933771121142<text:tab/>0.10330493628222<text:tab/>0.0979952785205257<text:tab/>0.101020019074265<text:tab/>0.0959986064385136</text:p>
      <text:p text:style-name="P1">Olr34<text:tab/>0.103933771121142<text:tab/>0.10330493628222<text:tab/>0.0979952785205257<text:tab/>0.101020019074265<text:tab/>0.0959986064385136</text:p>
      <text:p text:style-name="P1">Olr340<text:tab/>0.103933771121142<text:tab/>0.10330493628222<text:tab/>0.0979952785205257<text:tab/>0.101020019074265<text:tab/>0.0959986064385136</text:p>
      <text:p text:style-name="P1">Olr341<text:tab/>0.103933771121142<text:tab/>0.10330493628222<text:tab/>0.0979952785205257<text:tab/>0.101020019074265<text:tab/>0.0959986064385136</text:p>
      <text:p text:style-name="P1">Olr343<text:tab/>0.103933771121142<text:tab/>0.10330493628222<text:tab/>0.0979952785205257<text:tab/>0.101020019074265<text:tab/>0.0959986064385136</text:p>
      <text:p text:style-name="P1">Olr344<text:tab/>0.103933771121142<text:tab/>0.10330493628222<text:tab/>0.0979952785205257<text:tab/>0.101020019074265<text:tab/>0.0959986064385136</text:p>
      <text:p text:style-name="P1">Olr346<text:tab/>0.103933771121142<text:tab/>0.10330493628222<text:tab/>0.0979952785205257<text:tab/>0.101020019074265<text:tab/>0.0959986064385136</text:p>
      <text:p text:style-name="P1">Olr347<text:tab/>0.103933771121142<text:tab/>0.10330493628222<text:tab/>0.0979952785205257<text:tab/>0.101020019074265<text:tab/>0.0959986064385136</text:p>
      <text:p text:style-name="P1">Olr348<text:tab/>0.103933771121142<text:tab/>0.10330493628222<text:tab/>0.0979952785205257<text:tab/>0.101020019074265<text:tab/>0.0959986064385136</text:p>
      <text:p text:style-name="P1">Olr349<text:tab/>0.103933771121142<text:tab/>0.10330493628222<text:tab/>0.0979952785205257<text:tab/>0.101020019074265<text:tab/>0.0959986064385136</text:p>
      <text:p text:style-name="P1">Olr35<text:tab/>0.103933771121142<text:tab/>0.10330493628222<text:tab/>0.0979952785205257<text:tab/>0.101020019074265<text:tab/>0.0959986064385136</text:p>
      <text:p text:style-name="P1">Olr352<text:tab/>0.103933771121142<text:tab/>0.10330493628222<text:tab/>0.0979952785205257<text:tab/>0.101020019074265<text:tab/>0.0959986064385136</text:p>
      <text:p text:style-name="P1">Olr354<text:tab/>0.103933771121142<text:tab/>0.10330493628222<text:tab/>0.0979952785205257<text:tab/>0.101020019074265<text:tab/>0.0959986064385136</text:p>
      <text:p text:style-name="P1">Olr357<text:tab/>0.103933771121142<text:tab/>0.10330493628222<text:tab/>0.0979952785205257<text:tab/>0.101020019074265<text:tab/>0.0959986064385136</text:p>
      <text:p text:style-name="P1">Olr358<text:tab/>0.103933771121142<text:tab/>0.10330493628222<text:tab/>0.0979952785205257<text:tab/>0.101020019074265<text:tab/>0.0959986064385136</text:p>
      <text:p text:style-name="P1">Olr36<text:tab/>0.103933771121142<text:tab/>0.10330493628222<text:tab/>0.0979952785205257<text:tab/>0.101020019074265<text:tab/>0.0959986064385136</text:p>
      <text:p text:style-name="P1">Olr360<text:tab/>0.103933771121142<text:tab/>0.10330493628222<text:tab/>0.0979952785205257<text:tab/>0.101020019074265<text:tab/>0.0959986064385136</text:p>
      <text:p text:style-name="P1">Olr361<text:tab/>0.103933771121142<text:tab/>0.10330493628222<text:tab/>0.0979952785205257<text:tab/>0.101020019074265<text:tab/>0.0959986064385136</text:p>
      <text:p text:style-name="P1">Olr363<text:tab/>0.103933771121142<text:tab/>0.10330493628222<text:tab/>0.0979952785205257<text:tab/>0.101020019074265<text:tab/>0.0959986064385136</text:p>
      <text:p text:style-name="P1">Olr365<text:tab/>0.103933771121142<text:tab/>0.10330493628222<text:tab/>0.0979952785205257<text:tab/>0.101020019074265<text:tab/>0.0959986064385136</text:p>
      <text:p text:style-name="P1">Olr367<text:tab/>0.103933771121142<text:tab/>0.10330493628222<text:tab/>0.0979952785205257<text:tab/>0.101020019074265<text:tab/>0.0959986064385136</text:p>
      <text:p text:style-name="P1">Olr37<text:tab/>0.103933771121142<text:tab/>0.10330493628222<text:tab/>0.0979952785205257<text:tab/>0.101020019074265<text:tab/>0.0959986064385136</text:p>
      <text:p text:style-name="P1">Olr371<text:tab/>0.103933771121142<text:tab/>0.10330493628222<text:tab/>0.0979952785205257<text:tab/>0.101020019074265<text:tab/>0.0959986064385136</text:p>
      <text:p text:style-name="P1">Olr372<text:tab/>0.103933771121142<text:tab/>0.10330493628222<text:tab/>0.0979952785205257<text:tab/>0.101020019074265<text:tab/>0.0959986064385136</text:p>
      <text:p text:style-name="P1">Olr373<text:tab/>0.103933771121142<text:tab/>0.10330493628222<text:tab/>0.0979952785205257<text:tab/>0.101020019074265<text:tab/>0.0959986064385136</text:p>
      <text:p text:style-name="P1">Olr374<text:tab/>0.103933771121142<text:tab/>0.10330493628222<text:tab/>0.0979952785205257<text:tab/>0.101020019074265<text:tab/>0.0959986064385136</text:p>
      <text:p text:style-name="P1">Olr375<text:tab/>0.103933771121142<text:tab/>0.10330493628222<text:tab/>0.0979952785205257<text:tab/>0.101020019074265<text:tab/>0.0959986064385136</text:p>
      <text:p text:style-name="P1">Olr376<text:tab/>0.103933771121142<text:tab/>0.10330493628222<text:tab/>0.0979952785205257<text:tab/>0.101020019074265<text:tab/>0.0959986064385136</text:p>
      <text:p text:style-name="P1">Olr377<text:tab/>0.103933771121142<text:tab/>0.10330493628222<text:tab/>0.0979952785205257<text:tab/>0.101020019074265<text:tab/>0.0959986064385136</text:p>
      <text:p text:style-name="P1">Olr378<text:tab/>0.103933771121142<text:tab/>0.10330493628222<text:tab/>0.0979952785205257<text:tab/>0.101020019074265<text:tab/>0.0959986064385136</text:p>
      <text:p text:style-name="P1">Olr379<text:tab/>0.103933771121142<text:tab/>0.10330493628222<text:tab/>0.0979952785205257<text:tab/>0.101020019074265<text:tab/>0.0959986064385136</text:p>
      <text:p text:style-name="P1">Olr380<text:tab/>0.103933771121142<text:tab/>0.10330493628222<text:tab/>0.0979952785205257<text:tab/>0.101020019074265<text:tab/>0.0959986064385136</text:p>
      <text:p text:style-name="P1">Olr382<text:tab/>0.103933771121142<text:tab/>0.10330493628222<text:tab/>0.0979952785205257<text:tab/>0.101020019074265<text:tab/>0.0959986064385136</text:p>
      <text:p text:style-name="P1">Olr383<text:tab/>0.103933771121142<text:tab/>0.10330493628222<text:tab/>0.0979952785205257<text:tab/>0.101020019074265<text:tab/>0.0959986064385136</text:p>
      <text:p text:style-name="P1">Olr384<text:tab/>0.103933771121142<text:tab/>0.10330493628222<text:tab/>0.0979952785205257<text:tab/>0.101020019074265<text:tab/>0.0959986064385136</text:p>
      <text:p text:style-name="P1">Olr386<text:tab/>0.103933771121142<text:tab/>0.10330493628222<text:tab/>0.0979952785205257<text:tab/>0.101020019074265<text:tab/>0.0959986064385136</text:p>
      <text:p text:style-name="P1">Olr387<text:tab/>0.103933771121142<text:tab/>0.10330493628222<text:tab/>0.0979952785205257<text:tab/>0.101020019074265<text:tab/>0.0959986064385136</text:p>
      <text:p text:style-name="P1">Olr39<text:tab/>0.103933771121142<text:tab/>0.10330493628222<text:tab/>0.0979952785205257<text:tab/>0.101020019074265<text:tab/>0.0959986064385136</text:p>
      <text:p text:style-name="P1"><text:soft-page-break/>Olr390<text:tab/>0.103933771121142<text:tab/>0.10330493628222<text:tab/>0.0979952785205257<text:tab/>0.101020019074265<text:tab/>0.0959986064385136</text:p>
      <text:p text:style-name="P1">Olr392<text:tab/>0.103933771121142<text:tab/>0.10330493628222<text:tab/>0.0979952785205257<text:tab/>0.101020019074265<text:tab/>0.0959986064385136</text:p>
      <text:p text:style-name="P1">Olr395<text:tab/>0.103933771121142<text:tab/>0.10330493628222<text:tab/>0.0979952785205257<text:tab/>0.101020019074265<text:tab/>0.0959986064385136</text:p>
      <text:p text:style-name="P1">Olr396<text:tab/>0.103933771121142<text:tab/>0.10330493628222<text:tab/>0.0979952785205257<text:tab/>0.101020019074265<text:tab/>0.0959986064385136</text:p>
      <text:p text:style-name="P1">Olr397<text:tab/>0.103933771121142<text:tab/>0.10330493628222<text:tab/>0.0979952785205257<text:tab/>0.101020019074265<text:tab/>0.0959986064385136</text:p>
      <text:p text:style-name="P1">Olr398<text:tab/>0.103933771121142<text:tab/>0.10330493628222<text:tab/>0.0979952785205257<text:tab/>0.101020019074265<text:tab/>0.0959986064385136</text:p>
      <text:p text:style-name="P1">Olr399<text:tab/>0.103933771121142<text:tab/>0.10330493628222<text:tab/>0.0979952785205257<text:tab/>0.101020019074265<text:tab/>0.0959986064385136</text:p>
      <text:p text:style-name="P1">Olr4<text:tab/>0.103933771121142<text:tab/>0.10330493628222<text:tab/>0.0979952785205257<text:tab/>0.101020019074265<text:tab/>0.0959986064385136</text:p>
      <text:p text:style-name="P1">Olr40<text:tab/>0.103933771121142<text:tab/>0.10330493628222<text:tab/>0.0979952785205257<text:tab/>0.101020019074265<text:tab/>0.0959986064385136</text:p>
      <text:p text:style-name="P1">Olr400<text:tab/>0.103933771121142<text:tab/>0.10330493628222<text:tab/>0.0979952785205257<text:tab/>0.101020019074265<text:tab/>0.0959986064385136</text:p>
      <text:p text:style-name="P1">Olr401<text:tab/>0.103933771121142<text:tab/>0.10330493628222<text:tab/>0.0979952785205257<text:tab/>0.101020019074265<text:tab/>0.0959986064385136</text:p>
      <text:p text:style-name="P1">Olr402<text:tab/>0.103933771121142<text:tab/>0.10330493628222<text:tab/>0.0979952785205257<text:tab/>0.101020019074265<text:tab/>0.0959986064385136</text:p>
      <text:p text:style-name="P1">Olr403<text:tab/>0.103933771121142<text:tab/>0.10330493628222<text:tab/>0.0979952785205257<text:tab/>0.101020019074265<text:tab/>0.0959986064385136</text:p>
      <text:p text:style-name="P1">Olr404<text:tab/>0.103933771121142<text:tab/>0.10330493628222<text:tab/>0.0979952785205257<text:tab/>0.101020019074265<text:tab/>0.0959986064385136</text:p>
      <text:p text:style-name="P1">Olr406<text:tab/>0.103933771121142<text:tab/>0.10330493628222<text:tab/>0.0979952785205257<text:tab/>0.101020019074265<text:tab/>0.0959986064385136</text:p>
      <text:p text:style-name="P1">Olr407<text:tab/>0.103933771121142<text:tab/>0.10330493628222<text:tab/>0.0979952785205257<text:tab/>0.101020019074265<text:tab/>0.0959986064385136</text:p>
      <text:p text:style-name="P1">Olr408<text:tab/>0.103933771121142<text:tab/>0.10330493628222<text:tab/>0.0979952785205257<text:tab/>0.101020019074265<text:tab/>0.0959986064385136</text:p>
      <text:p text:style-name="P1">Olr409<text:tab/>0.103933771121142<text:tab/>0.10330493628222<text:tab/>0.0979952785205257<text:tab/>0.101020019074265<text:tab/>0.0959986064385136</text:p>
      <text:p text:style-name="P1">Olr41<text:tab/>0.103933771121142<text:tab/>0.10330493628222<text:tab/>0.0979952785205257<text:tab/>0.101020019074265<text:tab/>0.0959986064385136</text:p>
      <text:p text:style-name="P1">Olr410<text:tab/>0.103933771121142<text:tab/>0.10330493628222<text:tab/>0.0979952785205257<text:tab/>0.101020019074265<text:tab/>0.0959986064385136</text:p>
      <text:p text:style-name="P1">Olr411<text:tab/>0.103933771121142<text:tab/>0.10330493628222<text:tab/>0.0979952785205257<text:tab/>0.101020019074265<text:tab/>0.0959986064385136</text:p>
      <text:p text:style-name="P1">Olr413<text:tab/>0.103933771121142<text:tab/>0.10330493628222<text:tab/>0.0979952785205257<text:tab/>0.101020019074265<text:tab/>0.0959986064385136</text:p>
      <text:p text:style-name="P1">Olr414<text:tab/>0.103933771121142<text:tab/>0.10330493628222<text:tab/>0.0979952785205257<text:tab/>0.101020019074265<text:tab/>0.0959986064385136</text:p>
      <text:p text:style-name="P1">Olr415<text:tab/>0.103933771121142<text:tab/>0.10330493628222<text:tab/>0.0979952785205257<text:tab/>0.101020019074265<text:tab/>0.0959986064385136</text:p>
      <text:p text:style-name="P1">Olr416<text:tab/>0.103933771121142<text:tab/>0.10330493628222<text:tab/>0.0979952785205257<text:tab/>0.101020019074265<text:tab/>0.0959986064385136</text:p>
      <text:p text:style-name="P1">Olr417<text:tab/>0.103933771121142<text:tab/>0.10330493628222<text:tab/>0.0979952785205257<text:tab/>0.101020019074265<text:tab/>0.0959986064385136</text:p>
      <text:p text:style-name="P1">Olr418<text:tab/>0.103933771121142<text:tab/>0.10330493628222<text:tab/>0.0979952785205257<text:tab/>0.101020019074265<text:tab/>0.0959986064385136</text:p>
      <text:p text:style-name="P1">Olr419<text:tab/>0.103933771121142<text:tab/>0.10330493628222<text:tab/>0.0979952785205257<text:tab/>0.101020019074265<text:tab/>0.0959986064385136</text:p>
      <text:p text:style-name="P1">Olr420<text:tab/>0.103933771121142<text:tab/>0.10330493628222<text:tab/>0.0979952785205257<text:tab/>0.101020019074265<text:tab/>0.0959986064385136</text:p>
      <text:p text:style-name="P1">Olr421<text:tab/>0.103933771121142<text:tab/>0.10330493628222<text:tab/>0.0979952785205257<text:tab/>0.101020019074265<text:tab/>0.0959986064385136</text:p>
      <text:p text:style-name="P1">Olr422<text:tab/>0.103933771121142<text:tab/>0.10330493628222<text:tab/>0.0979952785205257<text:tab/>0.101020019074265<text:tab/>0.0959986064385136</text:p>
      <text:p text:style-name="P1">Olr423<text:tab/>0.103933771121142<text:tab/>0.10330493628222<text:tab/>0.0979952785205257<text:tab/>0.101020019074265<text:tab/>0.0959986064385136</text:p>
      <text:p text:style-name="P1">Olr424<text:tab/>0.103933771121142<text:tab/>0.10330493628222<text:tab/>0.0979952785205257<text:tab/>0.101020019074265<text:tab/>0.0959986064385136</text:p>
      <text:p text:style-name="P1">Olr425<text:tab/>0.103933771121142<text:tab/>0.10330493628222<text:tab/>0.0979952785205257<text:tab/>0.101020019074265<text:tab/>0.0959986064385136</text:p>
      <text:p text:style-name="P1">Olr427<text:tab/>0.103933771121142<text:tab/>0.10330493628222<text:tab/>0.0979952785205257<text:tab/>0.101020019074265<text:tab/>0.0959986064385136</text:p>
      <text:p text:style-name="P1">Olr428<text:tab/>0.103933771121142<text:tab/>0.10330493628222<text:tab/>0.0979952785205257<text:tab/>0.101020019074265<text:tab/>0.0959986064385136</text:p>
      <text:p text:style-name="P1">Olr429<text:tab/>0.103933771121142<text:tab/>0.10330493628222<text:tab/>0.0979952785205257<text:tab/>0.101020019074265<text:tab/>0.0959986064385136</text:p>
      <text:p text:style-name="P1">Olr43<text:tab/>0.103933771121142<text:tab/>0.10330493628222<text:tab/>0.0979952785205257<text:tab/>0.101020019074265<text:tab/>0.0959986064385136</text:p>
      <text:p text:style-name="P1">Olr434<text:tab/>0.103933771121142<text:tab/>0.10330493628222<text:tab/>0.0979952785205257<text:tab/>0.101020019074265<text:tab/>0.0959986064385136</text:p>
      <text:p text:style-name="P1">Olr436<text:tab/>0.103933771121142<text:tab/>0.10330493628222<text:tab/>0.0979952785205257<text:tab/>0.101020019074265<text:tab/>0.0959986064385136</text:p>
      <text:p text:style-name="P1">Olr437<text:tab/>0.103933771121142<text:tab/>0.10330493628222<text:tab/>0.0979952785205257<text:tab/>0.101020019074265<text:tab/>0.0959986064385136</text:p>
      <text:p text:style-name="P1">Olr439<text:tab/>0.103933771121142<text:tab/>0.10330493628222<text:tab/>0.0979952785205257<text:tab/>0.101020019074265<text:tab/>0.0959986064385136</text:p>
      <text:p text:style-name="P1">Olr44<text:tab/>0.103933771121142<text:tab/>0.10330493628222<text:tab/>0.0979952785205257<text:tab/>0.101020019074265<text:tab/>0.0959986064385136</text:p>
      <text:p text:style-name="P1">Olr440<text:tab/>0.103933771121142<text:tab/>0.10330493628222<text:tab/>0.0979952785205257<text:tab/>0.101020019074265<text:tab/>0.0959986064385136</text:p>
      <text:p text:style-name="P1">Olr441<text:tab/>0.103933771121142<text:tab/>0.10330493628222<text:tab/>0.0979952785205257<text:tab/>0.101020019074265<text:tab/>0.0959986064385136</text:p>
      <text:p text:style-name="P1">Olr442<text:tab/>0.103933771121142<text:tab/>0.10330493628222<text:tab/>0.0979952785205257<text:tab/>0.101020019074265<text:tab/>0.0959986064385136</text:p>
      <text:p text:style-name="P1">Olr443<text:tab/>0.103933771121142<text:tab/>0.10330493628222<text:tab/>0.0979952785205257<text:tab/>0.101020019074265<text:tab/>0.0959986064385136</text:p>
      <text:p text:style-name="P1">Olr444<text:tab/>0.103933771121142<text:tab/>0.10330493628222<text:tab/>0.0979952785205257<text:tab/>0.101020019074265<text:tab/>0.0959986064385136</text:p>
      <text:p text:style-name="P1">Olr445<text:tab/>0.103933771121142<text:tab/>0.10330493628222<text:tab/>0.0979952785205257<text:tab/>0.101020019074265<text:tab/>0.0959986064385136</text:p>
      <text:p text:style-name="P1">Olr446<text:tab/>0.103933771121142<text:tab/>0.10330493628222<text:tab/>0.0979952785205257<text:tab/>0.101020019074265<text:tab/>0.0959986064385136</text:p>
      <text:p text:style-name="P1">Olr447<text:tab/>0.103933771121142<text:tab/>0.10330493628222<text:tab/>0.0979952785205257<text:tab/>0.101020019074265<text:tab/>0.0959986064385136</text:p>
      <text:p text:style-name="P1">Olr448<text:tab/>0.103933771121142<text:tab/>0.10330493628222<text:tab/>0.0979952785205257<text:tab/>0.101020019074265<text:tab/>0.0959986064385136</text:p>
      <text:p text:style-name="P1">Olr45<text:tab/>0.103933771121142<text:tab/>0.10330493628222<text:tab/>0.0979952785205257<text:tab/>0.101020019074265<text:tab/>0.0959986064385136</text:p>
      <text:p text:style-name="P1">Olr450<text:tab/>0.103933771121142<text:tab/>0.10330493628222<text:tab/>0.0979952785205257<text:tab/>0.101020019074265<text:tab/>0.0959986064385136</text:p>
      <text:p text:style-name="P1"><text:soft-page-break/>Olr453<text:tab/>0.103933771121142<text:tab/>0.10330493628222<text:tab/>0.0979952785205257<text:tab/>0.101020019074265<text:tab/>0.0959986064385136</text:p>
      <text:p text:style-name="P1">Olr454<text:tab/>0.103933771121142<text:tab/>0.10330493628222<text:tab/>0.0979952785205257<text:tab/>0.101020019074265<text:tab/>0.0959986064385136</text:p>
      <text:p text:style-name="P1">Olr455<text:tab/>0.103933771121142<text:tab/>0.10330493628222<text:tab/>0.0979952785205257<text:tab/>0.101020019074265<text:tab/>0.0959986064385136</text:p>
      <text:p text:style-name="P1">Olr456<text:tab/>0.103933771121142<text:tab/>0.10330493628222<text:tab/>0.0979952785205257<text:tab/>0.101020019074265<text:tab/>0.0959986064385136</text:p>
      <text:p text:style-name="P1">Olr458<text:tab/>0.103933771121142<text:tab/>0.10330493628222<text:tab/>0.0979952785205257<text:tab/>0.101020019074265<text:tab/>0.0959986064385136</text:p>
      <text:p text:style-name="P1">Olr459<text:tab/>0.103933771121142<text:tab/>0.10330493628222<text:tab/>0.0979952785205257<text:tab/>0.101020019074265<text:tab/>0.0959986064385136</text:p>
      <text:p text:style-name="P1">Olr46<text:tab/>0.103933771121142<text:tab/>0.10330493628222<text:tab/>0.0979952785205257<text:tab/>0.101020019074265<text:tab/>0.0959986064385136</text:p>
      <text:p text:style-name="P1">Olr461<text:tab/>0.103933771121142<text:tab/>0.10330493628222<text:tab/>0.0979952785205257<text:tab/>0.101020019074265<text:tab/>0.0959986064385136</text:p>
      <text:p text:style-name="P1">Olr462<text:tab/>0.103933771121142<text:tab/>0.10330493628222<text:tab/>0.0979952785205257<text:tab/>0.101020019074265<text:tab/>0.0959986064385136</text:p>
      <text:p text:style-name="P1">Olr463<text:tab/>0.103933771121142<text:tab/>0.10330493628222<text:tab/>0.0979952785205257<text:tab/>0.101020019074265<text:tab/>0.0959986064385136</text:p>
      <text:p text:style-name="P1">Olr464<text:tab/>0.103933771121142<text:tab/>0.10330493628222<text:tab/>0.0979952785205257<text:tab/>0.101020019074265<text:tab/>0.0959986064385136</text:p>
      <text:p text:style-name="P1">Olr465<text:tab/>0.103933771121142<text:tab/>0.10330493628222<text:tab/>0.0979952785205257<text:tab/>0.101020019074265<text:tab/>0.0959986064385136</text:p>
      <text:p text:style-name="P1">Olr466<text:tab/>0.103933771121142<text:tab/>0.10330493628222<text:tab/>0.0979952785205257<text:tab/>0.101020019074265<text:tab/>0.0959986064385136</text:p>
      <text:p text:style-name="P1">Olr468<text:tab/>0.103933771121142<text:tab/>0.10330493628222<text:tab/>0.0979952785205257<text:tab/>0.101020019074265<text:tab/>0.0959986064385136</text:p>
      <text:p text:style-name="P1">Olr469<text:tab/>0.103933771121142<text:tab/>0.10330493628222<text:tab/>0.0979952785205257<text:tab/>0.101020019074265<text:tab/>0.0959986064385136</text:p>
      <text:p text:style-name="P1">Olr47<text:tab/>0.103933771121142<text:tab/>0.10330493628222<text:tab/>0.0979952785205257<text:tab/>0.101020019074265<text:tab/>0.0959986064385136</text:p>
      <text:p text:style-name="P1">Olr470<text:tab/>0.103933771121142<text:tab/>0.10330493628222<text:tab/>0.0979952785205257<text:tab/>0.101020019074265<text:tab/>0.0959986064385136</text:p>
      <text:p text:style-name="P1">Olr471<text:tab/>0.103933771121142<text:tab/>0.10330493628222<text:tab/>0.0979952785205257<text:tab/>0.101020019074265<text:tab/>0.0959986064385136</text:p>
      <text:p text:style-name="P1">Olr472<text:tab/>0.103933771121142<text:tab/>0.10330493628222<text:tab/>0.0979952785205257<text:tab/>0.101020019074265<text:tab/>0.0959986064385136</text:p>
      <text:p text:style-name="P1">Olr473<text:tab/>0.103933771121142<text:tab/>0.10330493628222<text:tab/>0.0979952785205257<text:tab/>0.101020019074265<text:tab/>0.0959986064385136</text:p>
      <text:p text:style-name="P1">Olr475<text:tab/>0.103933771121142<text:tab/>0.10330493628222<text:tab/>0.0979952785205257<text:tab/>0.101020019074265<text:tab/>0.0959986064385136</text:p>
      <text:p text:style-name="P1">Olr476<text:tab/>0.103933771121142<text:tab/>0.10330493628222<text:tab/>0.0979952785205257<text:tab/>0.101020019074265<text:tab/>0.0959986064385136</text:p>
      <text:p text:style-name="P1">Olr477<text:tab/>0.103933771121142<text:tab/>0.10330493628222<text:tab/>0.0979952785205257<text:tab/>0.101020019074265<text:tab/>0.0959986064385136</text:p>
      <text:p text:style-name="P1">Olr479<text:tab/>0.103933771121142<text:tab/>0.10330493628222<text:tab/>0.0979952785205257<text:tab/>0.101020019074265<text:tab/>0.0959986064385136</text:p>
      <text:p text:style-name="P1">Olr48<text:tab/>0.103933771121142<text:tab/>0.10330493628222<text:tab/>0.0979952785205257<text:tab/>0.101020019074265<text:tab/>0.0959986064385136</text:p>
      <text:p text:style-name="P1">Olr480<text:tab/>0.103933771121142<text:tab/>0.10330493628222<text:tab/>0.0979952785205257<text:tab/>0.101020019074265<text:tab/>0.0959986064385136</text:p>
      <text:p text:style-name="P1">Olr481<text:tab/>0.103933771121142<text:tab/>0.10330493628222<text:tab/>0.0979952785205257<text:tab/>0.101020019074265<text:tab/>0.0959986064385136</text:p>
      <text:p text:style-name="P1">Olr482<text:tab/>0.103933771121142<text:tab/>0.10330493628222<text:tab/>0.0979952785205257<text:tab/>0.101020019074265<text:tab/>0.0959986064385136</text:p>
      <text:p text:style-name="P1">Olr483<text:tab/>0.103933771121142<text:tab/>0.10330493628222<text:tab/>0.0979952785205257<text:tab/>0.101020019074265<text:tab/>0.0959986064385136</text:p>
      <text:p text:style-name="P1">Olr484<text:tab/>0.103933771121142<text:tab/>0.10330493628222<text:tab/>0.0979952785205257<text:tab/>0.101020019074265<text:tab/>0.0959986064385136</text:p>
      <text:p text:style-name="P1">Olr485<text:tab/>0.103933771121142<text:tab/>0.10330493628222<text:tab/>0.0979952785205257<text:tab/>0.101020019074265<text:tab/>0.0959986064385136</text:p>
      <text:p text:style-name="P1">Olr486<text:tab/>0.103933771121142<text:tab/>0.10330493628222<text:tab/>0.0979952785205257<text:tab/>0.101020019074265<text:tab/>0.0959986064385136</text:p>
      <text:p text:style-name="P1">Olr488<text:tab/>0.103933771121142<text:tab/>0.10330493628222<text:tab/>0.0979952785205257<text:tab/>0.101020019074265<text:tab/>0.0959986064385136</text:p>
      <text:p text:style-name="P1">Olr49<text:tab/>0.103933771121142<text:tab/>0.10330493628222<text:tab/>0.0979952785205257<text:tab/>0.101020019074265<text:tab/>0.0959986064385136</text:p>
      <text:p text:style-name="P1">Olr490<text:tab/>0.103933771121142<text:tab/>0.10330493628222<text:tab/>0.0979952785205257<text:tab/>0.101020019074265<text:tab/>0.0959986064385136</text:p>
      <text:p text:style-name="P1">Olr491<text:tab/>0.103933771121142<text:tab/>0.10330493628222<text:tab/>0.0979952785205257<text:tab/>0.101020019074265<text:tab/>0.0959986064385136</text:p>
      <text:p text:style-name="P1">Olr493<text:tab/>0.103933771121142<text:tab/>0.10330493628222<text:tab/>0.0979952785205257<text:tab/>0.101020019074265<text:tab/>0.0959986064385136</text:p>
      <text:p text:style-name="P1">Olr495<text:tab/>0.103933771121142<text:tab/>0.10330493628222<text:tab/>0.0979952785205257<text:tab/>0.101020019074265<text:tab/>0.0959986064385136</text:p>
      <text:p text:style-name="P1">Olr496<text:tab/>0.103933771121142<text:tab/>0.10330493628222<text:tab/>0.0979952785205257<text:tab/>0.101020019074265<text:tab/>0.0959986064385136</text:p>
      <text:p text:style-name="P1">Olr499<text:tab/>0.103933771121142<text:tab/>0.10330493628222<text:tab/>0.0979952785205257<text:tab/>0.101020019074265<text:tab/>0.0959986064385136</text:p>
      <text:p text:style-name="P1">Olr5<text:tab/>0.103933771121142<text:tab/>0.10330493628222<text:tab/>0.0979952785205257<text:tab/>0.101020019074265<text:tab/>0.0959986064385136</text:p>
      <text:p text:style-name="P1">Olr50<text:tab/>0.103933771121142<text:tab/>0.10330493628222<text:tab/>0.0979952785205257<text:tab/>0.101020019074265<text:tab/>0.0959986064385136</text:p>
      <text:p text:style-name="P1">Olr500<text:tab/>0.103933771121142<text:tab/>0.10330493628222<text:tab/>0.0979952785205257<text:tab/>0.101020019074265<text:tab/>0.0959986064385136</text:p>
      <text:p text:style-name="P1">Olr502<text:tab/>0.103933771121142<text:tab/>0.10330493628222<text:tab/>0.0979952785205257<text:tab/>0.101020019074265<text:tab/>0.0959986064385136</text:p>
      <text:p text:style-name="P1">Olr505<text:tab/>0.103933771121142<text:tab/>0.10330493628222<text:tab/>0.0979952785205257<text:tab/>0.101020019074265<text:tab/>0.0959986064385136</text:p>
      <text:p text:style-name="P1">Olr507<text:tab/>0.103933771121142<text:tab/>0.10330493628222<text:tab/>0.0979952785205257<text:tab/>0.101020019074265<text:tab/>0.0959986064385136</text:p>
      <text:p text:style-name="P1">Olr508<text:tab/>0.103933771121142<text:tab/>0.10330493628222<text:tab/>0.0979952785205257<text:tab/>0.101020019074265<text:tab/>0.0959986064385136</text:p>
      <text:p text:style-name="P1">Olr51<text:tab/>0.103933771121142<text:tab/>0.10330493628222<text:tab/>0.0979952785205257<text:tab/>0.101020019074265<text:tab/>0.0959986064385136</text:p>
      <text:p text:style-name="P1">Olr510<text:tab/>0.103933771121142<text:tab/>0.10330493628222<text:tab/>0.0979952785205257<text:tab/>0.101020019074265<text:tab/>0.0959986064385136</text:p>
      <text:p text:style-name="P1">Olr513<text:tab/>0.103933771121142<text:tab/>0.10330493628222<text:tab/>0.0979952785205257<text:tab/>0.101020019074265<text:tab/>0.0959986064385136</text:p>
      <text:p text:style-name="P1">Olr514<text:tab/>0.103933771121142<text:tab/>0.10330493628222<text:tab/>0.0979952785205257<text:tab/>0.101020019074265<text:tab/>0.0959986064385136</text:p>
      <text:p text:style-name="P1">Olr515<text:tab/>0.103933771121142<text:tab/>0.10330493628222<text:tab/>0.0979952785205257<text:tab/>0.101020019074265<text:tab/>0.0959986064385136</text:p>
      <text:p text:style-name="P1">Olr516<text:tab/>0.103933771121142<text:tab/>0.10330493628222<text:tab/>0.0979952785205257<text:tab/>0.101020019074265<text:tab/>0.0959986064385136</text:p>
      <text:p text:style-name="P1">Olr517<text:tab/>0.103933771121142<text:tab/>0.10330493628222<text:tab/>0.0979952785205257<text:tab/>0.101020019074265<text:tab/>0.0959986064385136</text:p>
      <text:p text:style-name="P1"><text:soft-page-break/>Olr518<text:tab/>0.103933771121142<text:tab/>0.10330493628222<text:tab/>0.0979952785205257<text:tab/>0.101020019074265<text:tab/>0.0959986064385136</text:p>
      <text:p text:style-name="P1">Olr519<text:tab/>0.103933771121142<text:tab/>0.10330493628222<text:tab/>0.0979952785205257<text:tab/>0.101020019074265<text:tab/>0.0959986064385136</text:p>
      <text:p text:style-name="P1">Olr520<text:tab/>0.103933771121142<text:tab/>0.10330493628222<text:tab/>0.0979952785205257<text:tab/>0.101020019074265<text:tab/>0.0959986064385136</text:p>
      <text:p text:style-name="P1">Olr522<text:tab/>0.103933771121142<text:tab/>0.10330493628222<text:tab/>0.0979952785205257<text:tab/>0.101020019074265<text:tab/>0.0959986064385136</text:p>
      <text:p text:style-name="P1">Olr526<text:tab/>0.103933771121142<text:tab/>0.10330493628222<text:tab/>0.0979952785205257<text:tab/>0.101020019074265<text:tab/>0.0959986064385136</text:p>
      <text:p text:style-name="P1">Olr527<text:tab/>0.103933771121142<text:tab/>0.10330493628222<text:tab/>0.0979952785205257<text:tab/>0.101020019074265<text:tab/>0.0959986064385136</text:p>
      <text:p text:style-name="P1">Olr528<text:tab/>0.103933771121142<text:tab/>0.10330493628222<text:tab/>0.0979952785205257<text:tab/>0.101020019074265<text:tab/>0.0959986064385136</text:p>
      <text:p text:style-name="P1">Olr529<text:tab/>0.103933771121142<text:tab/>0.10330493628222<text:tab/>0.0979952785205257<text:tab/>0.101020019074265<text:tab/>0.0959986064385136</text:p>
      <text:p text:style-name="P1">Olr53<text:tab/>0.103933771121142<text:tab/>0.10330493628222<text:tab/>0.0979952785205257<text:tab/>0.101020019074265<text:tab/>0.0959986064385136</text:p>
      <text:p text:style-name="P1">Olr530<text:tab/>0.103933771121142<text:tab/>0.10330493628222<text:tab/>0.0979952785205257<text:tab/>0.101020019074265<text:tab/>0.0959986064385136</text:p>
      <text:p text:style-name="P1">Olr531<text:tab/>0.103933771121142<text:tab/>0.10330493628222<text:tab/>0.0979952785205257<text:tab/>0.101020019074265<text:tab/>0.0959986064385136</text:p>
      <text:p text:style-name="P1">Olr532<text:tab/>0.103933771121142<text:tab/>0.10330493628222<text:tab/>0.0979952785205257<text:tab/>0.101020019074265<text:tab/>0.0959986064385136</text:p>
      <text:p text:style-name="P1">Olr533<text:tab/>0.103933771121142<text:tab/>0.10330493628222<text:tab/>0.0979952785205257<text:tab/>0.101020019074265<text:tab/>0.0959986064385136</text:p>
      <text:p text:style-name="P1">Olr535<text:tab/>0.103933771121142<text:tab/>0.10330493628222<text:tab/>0.0979952785205257<text:tab/>0.101020019074265<text:tab/>0.0959986064385136</text:p>
      <text:p text:style-name="P1">Olr536<text:tab/>0.103933771121142<text:tab/>0.10330493628222<text:tab/>0.0979952785205257<text:tab/>0.101020019074265<text:tab/>0.0959986064385136</text:p>
      <text:p text:style-name="P1">Olr537<text:tab/>0.103933771121142<text:tab/>0.10330493628222<text:tab/>0.0979952785205257<text:tab/>0.101020019074265<text:tab/>0.0959986064385136</text:p>
      <text:p text:style-name="P1">Olr539<text:tab/>0.103933771121142<text:tab/>0.10330493628222<text:tab/>0.0979952785205257<text:tab/>0.101020019074265<text:tab/>0.0959986064385136</text:p>
      <text:p text:style-name="P1">Olr540<text:tab/>0.103933771121142<text:tab/>0.10330493628222<text:tab/>0.0979952785205257<text:tab/>0.101020019074265<text:tab/>0.0959986064385136</text:p>
      <text:p text:style-name="P1">Olr541<text:tab/>0.103933771121142<text:tab/>0.10330493628222<text:tab/>0.0979952785205257<text:tab/>0.101020019074265<text:tab/>0.0959986064385136</text:p>
      <text:p text:style-name="P1">Olr542<text:tab/>0.103933771121142<text:tab/>0.10330493628222<text:tab/>0.0979952785205257<text:tab/>0.101020019074265<text:tab/>0.0959986064385136</text:p>
      <text:p text:style-name="P1">Olr544<text:tab/>0.103933771121142<text:tab/>0.10330493628222<text:tab/>0.0979952785205257<text:tab/>0.101020019074265<text:tab/>0.0959986064385136</text:p>
      <text:p text:style-name="P1">Olr545<text:tab/>0.103933771121142<text:tab/>0.10330493628222<text:tab/>0.0979952785205257<text:tab/>0.101020019074265<text:tab/>0.0959986064385136</text:p>
      <text:p text:style-name="P1">Olr546<text:tab/>0.103933771121142<text:tab/>0.10330493628222<text:tab/>0.0979952785205257<text:tab/>0.101020019074265<text:tab/>0.0959986064385136</text:p>
      <text:p text:style-name="P1">Olr550<text:tab/>0.103933771121142<text:tab/>0.10330493628222<text:tab/>0.0979952785205257<text:tab/>0.101020019074265<text:tab/>0.0959986064385136</text:p>
      <text:p text:style-name="P1">Olr551<text:tab/>0.103933771121142<text:tab/>0.10330493628222<text:tab/>0.0979952785205257<text:tab/>0.101020019074265<text:tab/>0.0959986064385136</text:p>
      <text:p text:style-name="P1">Olr552<text:tab/>0.103933771121142<text:tab/>0.10330493628222<text:tab/>0.0979952785205257<text:tab/>0.101020019074265<text:tab/>0.0959986064385136</text:p>
      <text:p text:style-name="P1">Olr554<text:tab/>0.103933771121142<text:tab/>0.10330493628222<text:tab/>0.0979952785205257<text:tab/>0.101020019074265<text:tab/>0.0959986064385136</text:p>
      <text:p text:style-name="P1">Olr555<text:tab/>0.103933771121142<text:tab/>0.10330493628222<text:tab/>0.0979952785205257<text:tab/>0.101020019074265<text:tab/>0.0959986064385136</text:p>
      <text:p text:style-name="P1">Olr556<text:tab/>0.103933771121142<text:tab/>0.10330493628222<text:tab/>0.0979952785205257<text:tab/>0.101020019074265<text:tab/>0.0959986064385136</text:p>
      <text:p text:style-name="P1">Olr557<text:tab/>0.103933771121142<text:tab/>0.10330493628222<text:tab/>0.0979952785205257<text:tab/>0.101020019074265<text:tab/>0.0959986064385136</text:p>
      <text:p text:style-name="P1">Olr558<text:tab/>0.103933771121142<text:tab/>0.10330493628222<text:tab/>0.0979952785205257<text:tab/>0.101020019074265<text:tab/>0.0959986064385136</text:p>
      <text:p text:style-name="P1">Olr559<text:tab/>0.103933771121142<text:tab/>0.10330493628222<text:tab/>0.0979952785205257<text:tab/>0.101020019074265<text:tab/>0.0959986064385136</text:p>
      <text:p text:style-name="P1">Olr56<text:tab/>0.103933771121142<text:tab/>0.10330493628222<text:tab/>0.0979952785205257<text:tab/>0.101020019074265<text:tab/>0.0959986064385136</text:p>
      <text:p text:style-name="P1">Olr560<text:tab/>0.103933771121142<text:tab/>0.10330493628222<text:tab/>0.0979952785205257<text:tab/>0.101020019074265<text:tab/>0.0959986064385136</text:p>
      <text:p text:style-name="P1">Olr561<text:tab/>0.103933771121142<text:tab/>0.10330493628222<text:tab/>0.0979952785205257<text:tab/>0.101020019074265<text:tab/>0.0959986064385136</text:p>
      <text:p text:style-name="P1">Olr562<text:tab/>0.103933771121142<text:tab/>0.10330493628222<text:tab/>0.0979952785205257<text:tab/>0.101020019074265<text:tab/>0.0959986064385136</text:p>
      <text:p text:style-name="P1">Olr563<text:tab/>0.103933771121142<text:tab/>0.10330493628222<text:tab/>0.0979952785205257<text:tab/>0.101020019074265<text:tab/>0.0959986064385136</text:p>
      <text:p text:style-name="P1">Olr566<text:tab/>0.103933771121142<text:tab/>0.10330493628222<text:tab/>0.0979952785205257<text:tab/>0.101020019074265<text:tab/>0.0959986064385136</text:p>
      <text:p text:style-name="P1">Olr567<text:tab/>0.103933771121142<text:tab/>0.10330493628222<text:tab/>0.0979952785205257<text:tab/>0.101020019074265<text:tab/>0.0959986064385136</text:p>
      <text:p text:style-name="P1">Olr569<text:tab/>0.103933771121142<text:tab/>0.10330493628222<text:tab/>0.0979952785205257<text:tab/>0.101020019074265<text:tab/>0.0959986064385136</text:p>
      <text:p text:style-name="P1">Olr57<text:tab/>0.103933771121142<text:tab/>0.10330493628222<text:tab/>0.0979952785205257<text:tab/>0.101020019074265<text:tab/>0.0959986064385136</text:p>
      <text:p text:style-name="P1">Olr575<text:tab/>0.103933771121142<text:tab/>0.10330493628222<text:tab/>0.0979952785205257<text:tab/>0.101020019074265<text:tab/>0.0959986064385136</text:p>
      <text:p text:style-name="P1">Olr576<text:tab/>0.103933771121142<text:tab/>0.10330493628222<text:tab/>0.0979952785205257<text:tab/>0.101020019074265<text:tab/>0.0959986064385136</text:p>
      <text:p text:style-name="P1">Olr577<text:tab/>0.103933771121142<text:tab/>0.10330493628222<text:tab/>0.0979952785205257<text:tab/>0.101020019074265<text:tab/>0.0959986064385136</text:p>
      <text:p text:style-name="P1">Olr578<text:tab/>0.103933771121142<text:tab/>0.10330493628222<text:tab/>0.0979952785205257<text:tab/>0.101020019074265<text:tab/>0.0959986064385136</text:p>
      <text:p text:style-name="P1">Olr581<text:tab/>0.103933771121142<text:tab/>0.10330493628222<text:tab/>0.0979952785205257<text:tab/>0.101020019074265<text:tab/>0.0959986064385136</text:p>
      <text:p text:style-name="P1">Olr582<text:tab/>0.103933771121142<text:tab/>0.10330493628222<text:tab/>0.0979952785205257<text:tab/>0.101020019074265<text:tab/>0.0959986064385136</text:p>
      <text:p text:style-name="P1">Olr583<text:tab/>0.103933771121142<text:tab/>0.10330493628222<text:tab/>0.0979952785205257<text:tab/>0.101020019074265<text:tab/>0.0959986064385136</text:p>
      <text:p text:style-name="P1">Olr584<text:tab/>0.103933771121142<text:tab/>0.10330493628222<text:tab/>0.0979952785205257<text:tab/>0.101020019074265<text:tab/>0.0959986064385136</text:p>
      <text:p text:style-name="P1">Olr586<text:tab/>0.103933771121142<text:tab/>0.10330493628222<text:tab/>0.0979952785205257<text:tab/>0.101020019074265<text:tab/>0.0959986064385136</text:p>
      <text:p text:style-name="P1">Olr587<text:tab/>0.103933771121142<text:tab/>0.10330493628222<text:tab/>0.0979952785205257<text:tab/>0.101020019074265<text:tab/>0.0959986064385136</text:p>
      <text:p text:style-name="P1">Olr588<text:tab/>0.103933771121142<text:tab/>0.10330493628222<text:tab/>0.0979952785205257<text:tab/>0.101020019074265<text:tab/>0.0959986064385136</text:p>
      <text:p text:style-name="P1">Olr59<text:tab/>0.105096536464302<text:tab/>0.113422164110618<text:tab/>0.139158563852099<text:tab/>0.103430897882407<text:tab/>0.0965885869655916</text:p>
      <text:p text:style-name="P1">Olr590<text:tab/>0.103933771121142<text:tab/>0.10330493628222<text:tab/>0.0979952785205257<text:tab/>0.101020019074265<text:tab/>0.0959986064385136</text:p>
      <text:p text:style-name="P1"><text:soft-page-break/>Olr592<text:tab/>0.103933771121142<text:tab/>0.10330493628222<text:tab/>0.0979952785205257<text:tab/>0.101020019074265<text:tab/>0.0959986064385136</text:p>
      <text:p text:style-name="P1">Olr594<text:tab/>0.103933771121142<text:tab/>0.10330493628222<text:tab/>0.0979952785205257<text:tab/>0.101020019074265<text:tab/>0.0959986064385136</text:p>
      <text:p text:style-name="P1">Olr595<text:tab/>0.103933771121142<text:tab/>0.10330493628222<text:tab/>0.0979952785205257<text:tab/>0.101020019074265<text:tab/>0.0959986064385136</text:p>
      <text:p text:style-name="P1">Olr596<text:tab/>0.103933771121142<text:tab/>0.10330493628222<text:tab/>0.0979952785205257<text:tab/>0.101020019074265<text:tab/>0.0959986064385136</text:p>
      <text:p text:style-name="P1">Olr597<text:tab/>0.103933771121142<text:tab/>0.10330493628222<text:tab/>0.0979952785205257<text:tab/>0.101020019074265<text:tab/>0.0959986064385136</text:p>
      <text:p text:style-name="P1">Olr598<text:tab/>0.103933771121142<text:tab/>0.10330493628222<text:tab/>0.0979952785205257<text:tab/>0.101020019074265<text:tab/>0.0959986064385136</text:p>
      <text:p text:style-name="P1">Olr6<text:tab/>0.103933771121142<text:tab/>0.10330493628222<text:tab/>0.0979952785205257<text:tab/>0.101020019074265<text:tab/>0.0959986064385136</text:p>
      <text:p text:style-name="P1">Olr60<text:tab/>0.103933771121142<text:tab/>0.10330493628222<text:tab/>0.0979952785205257<text:tab/>0.101020019074265<text:tab/>0.0959986064385136</text:p>
      <text:p text:style-name="P1">Olr601<text:tab/>0.103933771121142<text:tab/>0.10330493628222<text:tab/>0.0979952785205257<text:tab/>0.101020019074265<text:tab/>0.0959986064385136</text:p>
      <text:p text:style-name="P1">Olr602<text:tab/>0.103933771121142<text:tab/>0.10330493628222<text:tab/>0.0979952785205257<text:tab/>0.101020019074265<text:tab/>0.0959986064385136</text:p>
      <text:p text:style-name="P1">Olr604<text:tab/>0.103933771121142<text:tab/>0.10330493628222<text:tab/>0.0979952785205257<text:tab/>0.101020019074265<text:tab/>0.0959986064385136</text:p>
      <text:p text:style-name="P1">Olr606<text:tab/>0.103933771121142<text:tab/>0.10330493628222<text:tab/>0.0979952785205257<text:tab/>0.101020019074265<text:tab/>0.0959986064385136</text:p>
      <text:p text:style-name="P1">Olr607<text:tab/>0.103933771121142<text:tab/>0.10330493628222<text:tab/>0.0979952785205257<text:tab/>0.101020019074265<text:tab/>0.0959986064385136</text:p>
      <text:p text:style-name="P1">Olr608<text:tab/>0.103933771121142<text:tab/>0.10330493628222<text:tab/>0.0979952785205257<text:tab/>0.101020019074265<text:tab/>0.0959986064385136</text:p>
      <text:p text:style-name="P1">Olr609<text:tab/>0.103933771121142<text:tab/>0.10330493628222<text:tab/>0.0979952785205257<text:tab/>0.101020019074265<text:tab/>0.0959986064385136</text:p>
      <text:p text:style-name="P1">Olr61<text:tab/>0.103933771121142<text:tab/>0.10330493628222<text:tab/>0.0979952785205257<text:tab/>0.101020019074265<text:tab/>0.0959986064385136</text:p>
      <text:p text:style-name="P1">Olr610<text:tab/>0.103933771121142<text:tab/>0.10330493628222<text:tab/>0.0979952785205257<text:tab/>0.101020019074265<text:tab/>0.0959986064385136</text:p>
      <text:p text:style-name="P1">Olr611<text:tab/>0.103933771121142<text:tab/>0.10330493628222<text:tab/>0.0979952785205257<text:tab/>0.101020019074265<text:tab/>0.0959986064385136</text:p>
      <text:p text:style-name="P1">Olr613<text:tab/>0.103933771121142<text:tab/>0.10330493628222<text:tab/>0.0979952785205257<text:tab/>0.101020019074265<text:tab/>0.0959986064385136</text:p>
      <text:p text:style-name="P1">Olr614<text:tab/>0.103933771121142<text:tab/>0.10330493628222<text:tab/>0.0979952785205257<text:tab/>0.101020019074265<text:tab/>0.0959986064385136</text:p>
      <text:p text:style-name="P1">Olr619<text:tab/>0.103933771121142<text:tab/>0.10330493628222<text:tab/>0.0979952785205257<text:tab/>0.101020019074265<text:tab/>0.0959986064385136</text:p>
      <text:p text:style-name="P1">Olr62<text:tab/>0.103933771121142<text:tab/>0.10330493628222<text:tab/>0.0979952785205257<text:tab/>0.101020019074265<text:tab/>0.0959986064385136</text:p>
      <text:p text:style-name="P1">Olr621<text:tab/>0.103933771121142<text:tab/>0.10330493628222<text:tab/>0.0979952785205257<text:tab/>0.101020019074265<text:tab/>0.0959986064385136</text:p>
      <text:p text:style-name="P1">Olr623<text:tab/>0.103933771121142<text:tab/>0.10330493628222<text:tab/>0.0979952785205257<text:tab/>0.101020019074265<text:tab/>0.0959986064385136</text:p>
      <text:p text:style-name="P1">Olr624<text:tab/>0.103933771121142<text:tab/>0.10330493628222<text:tab/>0.0979952785205257<text:tab/>0.101020019074265<text:tab/>0.0959986064385136</text:p>
      <text:p text:style-name="P1">Olr625<text:tab/>0.103933771121142<text:tab/>0.10330493628222<text:tab/>0.0979952785205257<text:tab/>0.101020019074265<text:tab/>0.0959986064385136</text:p>
      <text:p text:style-name="P1">Olr629<text:tab/>0.103933771121142<text:tab/>0.10330493628222<text:tab/>0.0979952785205257<text:tab/>0.101020019074265<text:tab/>0.0959986064385136</text:p>
      <text:p text:style-name="P1">Olr63<text:tab/>0.103933771121142<text:tab/>0.10330493628222<text:tab/>0.0979952785205257<text:tab/>0.101020019074265<text:tab/>0.0959986064385136</text:p>
      <text:p text:style-name="P1">Olr630<text:tab/>0.103933771121142<text:tab/>0.10330493628222<text:tab/>0.0979952785205257<text:tab/>0.101020019074265<text:tab/>0.0959986064385136</text:p>
      <text:p text:style-name="P1">Olr631<text:tab/>0.103933771121142<text:tab/>0.10330493628222<text:tab/>0.0979952785205257<text:tab/>0.101020019074265<text:tab/>0.0959986064385136</text:p>
      <text:p text:style-name="P1">Olr633<text:tab/>0.103933771121142<text:tab/>0.10330493628222<text:tab/>0.0979952785205257<text:tab/>0.101020019074265<text:tab/>0.0959986064385136</text:p>
      <text:p text:style-name="P1">Olr634<text:tab/>0.103933771121142<text:tab/>0.10330493628222<text:tab/>0.0979952785205257<text:tab/>0.101020019074265<text:tab/>0.0959986064385136</text:p>
      <text:p text:style-name="P1">Olr635<text:tab/>0.103933771121142<text:tab/>0.10330493628222<text:tab/>0.0979952785205257<text:tab/>0.101020019074265<text:tab/>0.0959986064385136</text:p>
      <text:p text:style-name="P1">Olr636<text:tab/>0.103933771121142<text:tab/>0.10330493628222<text:tab/>0.0979952785205257<text:tab/>0.101020019074265<text:tab/>0.0959986064385136</text:p>
      <text:p text:style-name="P1">Olr637<text:tab/>0.103933771121142<text:tab/>0.10330493628222<text:tab/>0.0979952785205257<text:tab/>0.101020019074265<text:tab/>0.0959986064385136</text:p>
      <text:p text:style-name="P1">Olr639<text:tab/>0.103933771121142<text:tab/>0.10330493628222<text:tab/>0.0979952785205257<text:tab/>0.101020019074265<text:tab/>0.0959986064385136</text:p>
      <text:p text:style-name="P1">Olr640<text:tab/>0.103933771121142<text:tab/>0.10330493628222<text:tab/>0.0979952785205257<text:tab/>0.101020019074265<text:tab/>0.0959986064385136</text:p>
      <text:p text:style-name="P1">Olr641<text:tab/>0.103933771121142<text:tab/>0.10330493628222<text:tab/>0.0979952785205257<text:tab/>0.101020019074265<text:tab/>0.0959986064385136</text:p>
      <text:p text:style-name="P1">Olr646<text:tab/>0.103933771121142<text:tab/>0.10330493628222<text:tab/>0.0979952785205257<text:tab/>0.101020019074265<text:tab/>0.0959986064385136</text:p>
      <text:p text:style-name="P1">Olr648<text:tab/>0.103933771121142<text:tab/>0.10330493628222<text:tab/>0.0979952785205257<text:tab/>0.101020019074265<text:tab/>0.0959986064385136</text:p>
      <text:p text:style-name="P1">Olr649<text:tab/>0.103933771121142<text:tab/>0.10330493628222<text:tab/>0.0979952785205257<text:tab/>0.101020019074265<text:tab/>0.0959986064385136</text:p>
      <text:p text:style-name="P1">Olr650<text:tab/>0.103933771121142<text:tab/>0.10330493628222<text:tab/>0.0979952785205257<text:tab/>0.101020019074265<text:tab/>0.0959986064385136</text:p>
      <text:p text:style-name="P1">Olr651<text:tab/>0.103933771121142<text:tab/>0.10330493628222<text:tab/>0.0979952785205257<text:tab/>0.101020019074265<text:tab/>0.0959986064385136</text:p>
      <text:p text:style-name="P1">Olr652<text:tab/>0.103933771121142<text:tab/>0.10330493628222<text:tab/>0.0979952785205257<text:tab/>0.101020019074265<text:tab/>0.0959986064385136</text:p>
      <text:p text:style-name="P1">Olr653<text:tab/>0.103933771121142<text:tab/>0.10330493628222<text:tab/>0.0979952785205257<text:tab/>0.101020019074265<text:tab/>0.0959986064385136</text:p>
      <text:p text:style-name="P1">Olr655<text:tab/>0.103933771121142<text:tab/>0.10330493628222<text:tab/>0.0979952785205257<text:tab/>0.101020019074265<text:tab/>0.0959986064385136</text:p>
      <text:p text:style-name="P1">Olr657<text:tab/>0.103933771121142<text:tab/>0.10330493628222<text:tab/>0.0979952785205257<text:tab/>0.101020019074265<text:tab/>0.0959986064385136</text:p>
      <text:p text:style-name="P1">Olr658<text:tab/>0.103933771121142<text:tab/>0.10330493628222<text:tab/>0.0979952785205257<text:tab/>0.101020019074265<text:tab/>0.0959986064385136</text:p>
      <text:p text:style-name="P1">Olr659<text:tab/>0.103933771121142<text:tab/>0.10330493628222<text:tab/>0.0979952785205257<text:tab/>0.101020019074265<text:tab/>0.0959986064385136</text:p>
      <text:p text:style-name="P1">Olr660<text:tab/>0.103933771121142<text:tab/>0.10330493628222<text:tab/>0.0979952785205257<text:tab/>0.101020019074265<text:tab/>0.0959986064385136</text:p>
      <text:p text:style-name="P1">Olr661<text:tab/>0.103933771121142<text:tab/>0.10330493628222<text:tab/>0.0979952785205257<text:tab/>0.101020019074265<text:tab/>0.0959986064385136</text:p>
      <text:p text:style-name="P1">Olr662<text:tab/>0.103933771121142<text:tab/>0.10330493628222<text:tab/>0.0979952785205257<text:tab/>0.101020019074265<text:tab/>0.0959986064385136</text:p>
      <text:p text:style-name="P1">Olr663<text:tab/>0.103933771121142<text:tab/>0.10330493628222<text:tab/>0.0979952785205257<text:tab/>0.101020019074265<text:tab/>0.0959986064385136</text:p>
      <text:p text:style-name="P1">Olr664<text:tab/>0.103933771121142<text:tab/>0.10330493628222<text:tab/>0.0979952785205257<text:tab/>0.101020019074265<text:tab/>0.0959986064385136</text:p>
      <text:p text:style-name="P1"><text:soft-page-break/>Olr665<text:tab/>0.103933771121142<text:tab/>0.10330493628222<text:tab/>0.0979952785205257<text:tab/>0.101020019074265<text:tab/>0.0959986064385136</text:p>
      <text:p text:style-name="P1">Olr666<text:tab/>0.103933771121142<text:tab/>0.10330493628222<text:tab/>0.0979952785205257<text:tab/>0.101020019074265<text:tab/>0.0959986064385136</text:p>
      <text:p text:style-name="P1">Olr668<text:tab/>0.103933771121142<text:tab/>0.10330493628222<text:tab/>0.0979952785205257<text:tab/>0.101020019074265<text:tab/>0.0959986064385136</text:p>
      <text:p text:style-name="P1">Olr669<text:tab/>0.103933771121142<text:tab/>0.10330493628222<text:tab/>0.0979952785205257<text:tab/>0.101020019074265<text:tab/>0.0959986064385136</text:p>
      <text:p text:style-name="P1">Olr67<text:tab/>0.103933771121142<text:tab/>0.10330493628222<text:tab/>0.0979952785205257<text:tab/>0.101020019074265<text:tab/>0.0959986064385136</text:p>
      <text:p text:style-name="P1">Olr670<text:tab/>0.103933771121142<text:tab/>0.10330493628222<text:tab/>0.0979952785205257<text:tab/>0.101020019074265<text:tab/>0.0959986064385136</text:p>
      <text:p text:style-name="P1">Olr671<text:tab/>0.103933771121142<text:tab/>0.10330493628222<text:tab/>0.0979952785205257<text:tab/>0.101020019074265<text:tab/>0.0959986064385136</text:p>
      <text:p text:style-name="P1">Olr672<text:tab/>0.103933771121142<text:tab/>0.10330493628222<text:tab/>0.0979952785205257<text:tab/>0.101020019074265<text:tab/>0.0959986064385136</text:p>
      <text:p text:style-name="P1">Olr674<text:tab/>0.103933771121142<text:tab/>0.10330493628222<text:tab/>0.0979952785205257<text:tab/>0.101020019074265<text:tab/>0.0959986064385136</text:p>
      <text:p text:style-name="P1">Olr675<text:tab/>0.103933771121142<text:tab/>0.10330493628222<text:tab/>0.0979952785205257<text:tab/>0.101020019074265<text:tab/>0.0959986064385136</text:p>
      <text:p text:style-name="P1">Olr677<text:tab/>0.103933771121142<text:tab/>0.10330493628222<text:tab/>0.0979952785205257<text:tab/>0.101020019074265<text:tab/>0.0959986064385136</text:p>
      <text:p text:style-name="P1">Olr678<text:tab/>0.103933771121142<text:tab/>0.10330493628222<text:tab/>0.0979952785205257<text:tab/>0.101020019074265<text:tab/>0.0959986064385136</text:p>
      <text:p text:style-name="P1">Olr679<text:tab/>0.103933771121142<text:tab/>0.10330493628222<text:tab/>0.0979952785205257<text:tab/>0.101020019074265<text:tab/>0.0959986064385136</text:p>
      <text:p text:style-name="P1">Olr68<text:tab/>0.103933771121142<text:tab/>0.10330493628222<text:tab/>0.0979952785205257<text:tab/>0.101020019074265<text:tab/>0.0959986064385136</text:p>
      <text:p text:style-name="P1">Olr681<text:tab/>0.103933771121142<text:tab/>0.10330493628222<text:tab/>0.0979952785205257<text:tab/>0.101020019074265<text:tab/>0.0959986064385136</text:p>
      <text:p text:style-name="P1">Olr684<text:tab/>0.103933771121142<text:tab/>0.10330493628222<text:tab/>0.0979952785205257<text:tab/>0.101020019074265<text:tab/>0.0959986064385136</text:p>
      <text:p text:style-name="P1">Olr686<text:tab/>0.103933771121142<text:tab/>0.10330493628222<text:tab/>0.0979952785205257<text:tab/>0.101020019074265<text:tab/>0.0959986064385136</text:p>
      <text:p text:style-name="P1">Olr687<text:tab/>0.103933771121142<text:tab/>0.10330493628222<text:tab/>0.0979952785205257<text:tab/>0.101020019074265<text:tab/>0.0959986064385136</text:p>
      <text:p text:style-name="P1">Olr689<text:tab/>0.103933771121142<text:tab/>0.10330493628222<text:tab/>0.0979952785205257<text:tab/>0.101020019074265<text:tab/>0.0959986064385136</text:p>
      <text:p text:style-name="P1">Olr69<text:tab/>0.103933771121142<text:tab/>0.10330493628222<text:tab/>0.0979952785205257<text:tab/>0.101020019074265<text:tab/>0.0959986064385136</text:p>
      <text:p text:style-name="P1">Olr690<text:tab/>0.103933771121142<text:tab/>0.10330493628222<text:tab/>0.0979952785205257<text:tab/>0.101020019074265<text:tab/>0.0959986064385136</text:p>
      <text:p text:style-name="P1">Olr691<text:tab/>0.103933771121142<text:tab/>0.10330493628222<text:tab/>0.0979952785205257<text:tab/>0.101020019074265<text:tab/>0.0959986064385136</text:p>
      <text:p text:style-name="P1">Olr693<text:tab/>0.103933771121142<text:tab/>0.10330493628222<text:tab/>0.0979952785205257<text:tab/>0.101020019074265<text:tab/>0.0959986064385136</text:p>
      <text:p text:style-name="P1">Olr694<text:tab/>0.103933771121142<text:tab/>0.10330493628222<text:tab/>0.0979952785205257<text:tab/>0.101020019074265<text:tab/>0.0959986064385136</text:p>
      <text:p text:style-name="P1">Olr695<text:tab/>0.103933771121142<text:tab/>0.10330493628222<text:tab/>0.0979952785205257<text:tab/>0.101020019074265<text:tab/>0.0959986064385136</text:p>
      <text:p text:style-name="P1">Olr696<text:tab/>0.103933771121142<text:tab/>0.10330493628222<text:tab/>0.0979952785205257<text:tab/>0.101020019074265<text:tab/>0.0959986064385136</text:p>
      <text:p text:style-name="P1">Olr697<text:tab/>0.103933771121142<text:tab/>0.10330493628222<text:tab/>0.0979952785205257<text:tab/>0.101020019074265<text:tab/>0.0959986064385136</text:p>
      <text:p text:style-name="P1">Olr698<text:tab/>0.103933771121142<text:tab/>0.10330493628222<text:tab/>0.0979952785205257<text:tab/>0.101020019074265<text:tab/>0.0959986064385136</text:p>
      <text:p text:style-name="P1">Olr7<text:tab/>0.103933771121142<text:tab/>0.10330493628222<text:tab/>0.0979952785205257<text:tab/>0.101020019074265<text:tab/>0.0959986064385136</text:p>
      <text:p text:style-name="P1">Olr70<text:tab/>0.103933771121142<text:tab/>0.10330493628222<text:tab/>0.0979952785205257<text:tab/>0.101020019074265<text:tab/>0.0959986064385136</text:p>
      <text:p text:style-name="P1">Olr701<text:tab/>0.103933771121142<text:tab/>0.10330493628222<text:tab/>0.0979952785205257<text:tab/>0.101020019074265<text:tab/>0.0959986064385136</text:p>
      <text:p text:style-name="P1">Olr703<text:tab/>0.103933771121142<text:tab/>0.10330493628222<text:tab/>0.0979952785205257<text:tab/>0.101020019074265<text:tab/>0.0959986064385136</text:p>
      <text:p text:style-name="P1">Olr704<text:tab/>0.103933771121142<text:tab/>0.10330493628222<text:tab/>0.0979952785205257<text:tab/>0.101020019074265<text:tab/>0.0959986064385136</text:p>
      <text:p text:style-name="P1">Olr705<text:tab/>0.103933771121142<text:tab/>0.10330493628222<text:tab/>0.0979952785205257<text:tab/>0.101020019074265<text:tab/>0.0959986064385136</text:p>
      <text:p text:style-name="P1">Olr707<text:tab/>0.103933771121142<text:tab/>0.10330493628222<text:tab/>0.0979952785205257<text:tab/>0.101020019074265<text:tab/>0.0959986064385136</text:p>
      <text:p text:style-name="P1">Olr709<text:tab/>0.103933771121142<text:tab/>0.10330493628222<text:tab/>0.0979952785205257<text:tab/>0.101020019074265<text:tab/>0.0959986064385136</text:p>
      <text:p text:style-name="P1">Olr710<text:tab/>0.103933771121142<text:tab/>0.10330493628222<text:tab/>0.0979952785205257<text:tab/>0.101020019074265<text:tab/>0.0959986064385136</text:p>
      <text:p text:style-name="P1">Olr711<text:tab/>0.103933771121142<text:tab/>0.10330493628222<text:tab/>0.0979952785205257<text:tab/>0.101020019074265<text:tab/>0.0959986064385136</text:p>
      <text:p text:style-name="P1">Olr712<text:tab/>0.103933771121142<text:tab/>0.10330493628222<text:tab/>0.0979952785205257<text:tab/>0.101020019074265<text:tab/>0.0959986064385136</text:p>
      <text:p text:style-name="P1">Olr713<text:tab/>0.103933771121142<text:tab/>0.10330493628222<text:tab/>0.0979952785205257<text:tab/>0.101020019074265<text:tab/>0.0959986064385136</text:p>
      <text:p text:style-name="P1">Olr714<text:tab/>0.103933771121142<text:tab/>0.10330493628222<text:tab/>0.0979952785205257<text:tab/>0.101020019074265<text:tab/>0.0959986064385136</text:p>
      <text:p text:style-name="P1">Olr715<text:tab/>0.103933771121142<text:tab/>0.10330493628222<text:tab/>0.0979952785205257<text:tab/>0.101020019074265<text:tab/>0.0959986064385136</text:p>
      <text:p text:style-name="P1">Olr716<text:tab/>0.103933771121142<text:tab/>0.10330493628222<text:tab/>0.0979952785205257<text:tab/>0.101020019074265<text:tab/>0.0959986064385136</text:p>
      <text:p text:style-name="P1">Olr717<text:tab/>0.103933771121142<text:tab/>0.10330493628222<text:tab/>0.0979952785205257<text:tab/>0.101020019074265<text:tab/>0.0959986064385136</text:p>
      <text:p text:style-name="P1">Olr718<text:tab/>0.103933771121142<text:tab/>0.10330493628222<text:tab/>0.0979952785205257<text:tab/>0.101020019074265<text:tab/>0.0959986064385136</text:p>
      <text:p text:style-name="P1">Olr72<text:tab/>0.103933771121142<text:tab/>0.10330493628222<text:tab/>0.0979952785205257<text:tab/>0.101020019074265<text:tab/>0.0959986064385136</text:p>
      <text:p text:style-name="P1">Olr720<text:tab/>0.103933771121142<text:tab/>0.10330493628222<text:tab/>0.0979952785205257<text:tab/>0.101020019074265<text:tab/>0.0959986064385136</text:p>
      <text:p text:style-name="P1">Olr721<text:tab/>0.103933771121142<text:tab/>0.10330493628222<text:tab/>0.0979952785205257<text:tab/>0.101020019074265<text:tab/>0.0959986064385136</text:p>
      <text:p text:style-name="P1">Olr722<text:tab/>0.103933771121142<text:tab/>0.10330493628222<text:tab/>0.0979952785205257<text:tab/>0.101020019074265<text:tab/>0.0959986064385136</text:p>
      <text:p text:style-name="P1">Olr724<text:tab/>0.103933771121142<text:tab/>0.10330493628222<text:tab/>0.0979952785205257<text:tab/>0.101020019074265<text:tab/>0.0959986064385136</text:p>
      <text:p text:style-name="P1">Olr725<text:tab/>0.103933771121142<text:tab/>0.10330493628222<text:tab/>0.0979952785205257<text:tab/>0.101020019074265<text:tab/>0.0959986064385136</text:p>
      <text:p text:style-name="P1">Olr726<text:tab/>0.103933771121142<text:tab/>0.10330493628222<text:tab/>0.0979952785205257<text:tab/>0.101020019074265<text:tab/>0.0959986064385136</text:p>
      <text:p text:style-name="P1">Olr727<text:tab/>0.103933771121142<text:tab/>0.10330493628222<text:tab/>0.0979952785205257<text:tab/>0.101020019074265<text:tab/>0.0959986064385136</text:p>
      <text:p text:style-name="P1">Olr728<text:tab/>0.103933771121142<text:tab/>0.10330493628222<text:tab/>0.0979952785205257<text:tab/>0.101020019074265<text:tab/>0.0959986064385136</text:p>
      <text:p text:style-name="P1"><text:soft-page-break/>Olr729<text:tab/>0.103933771121142<text:tab/>0.10330493628222<text:tab/>0.0979952785205257<text:tab/>0.101020019074265<text:tab/>0.0959986064385136</text:p>
      <text:p text:style-name="P1">Olr731<text:tab/>0.103933771121142<text:tab/>0.10330493628222<text:tab/>0.0979952785205257<text:tab/>0.101020019074265<text:tab/>0.0959986064385136</text:p>
      <text:p text:style-name="P1">Olr733<text:tab/>0.103933771121142<text:tab/>0.10330493628222<text:tab/>0.0979952785205257<text:tab/>0.101020019074265<text:tab/>0.0959986064385136</text:p>
      <text:p text:style-name="P1">Olr734<text:tab/>0.103933771121142<text:tab/>0.10330493628222<text:tab/>0.0979952785205257<text:tab/>0.101020019074265<text:tab/>0.0959986064385136</text:p>
      <text:p text:style-name="P1">Olr735<text:tab/>0.103933771121142<text:tab/>0.10330493628222<text:tab/>0.0979952785205257<text:tab/>0.101020019074265<text:tab/>0.0959986064385136</text:p>
      <text:p text:style-name="P1">Olr736<text:tab/>0.103933771121142<text:tab/>0.10330493628222<text:tab/>0.0979952785205257<text:tab/>0.101020019074265<text:tab/>0.0959986064385136</text:p>
      <text:p text:style-name="P1">Olr737<text:tab/>0.103933771121142<text:tab/>0.10330493628222<text:tab/>0.0979952785205257<text:tab/>0.101020019074265<text:tab/>0.0959986064385136</text:p>
      <text:p text:style-name="P1">Olr74<text:tab/>0.103933771121142<text:tab/>0.10330493628222<text:tab/>0.0979952785205257<text:tab/>0.101020019074265<text:tab/>0.0959986064385136</text:p>
      <text:p text:style-name="P1">Olr741<text:tab/>0.103933771121142<text:tab/>0.10330493628222<text:tab/>0.0979952785205257<text:tab/>0.101020019074265<text:tab/>0.0959986064385136</text:p>
      <text:p text:style-name="P1">Olr742<text:tab/>0.103933771121142<text:tab/>0.10330493628222<text:tab/>0.0979952785205257<text:tab/>0.101020019074265<text:tab/>0.0959986064385136</text:p>
      <text:p text:style-name="P1">Olr744<text:tab/>0.103933771121142<text:tab/>0.10330493628222<text:tab/>0.0979952785205257<text:tab/>0.101020019074265<text:tab/>0.0959986064385136</text:p>
      <text:p text:style-name="P1">Olr745<text:tab/>0.103933771121142<text:tab/>0.10330493628222<text:tab/>0.0979952785205257<text:tab/>0.101020019074265<text:tab/>0.0959986064385136</text:p>
      <text:p text:style-name="P1">Olr747<text:tab/>0.103933771121142<text:tab/>0.10330493628222<text:tab/>0.0979952785205257<text:tab/>0.101020019074265<text:tab/>0.0959986064385136</text:p>
      <text:p text:style-name="P1">Olr748<text:tab/>0.103933771121142<text:tab/>0.10330493628222<text:tab/>0.0979952785205257<text:tab/>0.101020019074265<text:tab/>0.0959986064385136</text:p>
      <text:p text:style-name="P1">Olr749<text:tab/>0.103933771121142<text:tab/>0.10330493628222<text:tab/>0.0979952785205257<text:tab/>0.101020019074265<text:tab/>0.0959986064385136</text:p>
      <text:p text:style-name="P1">Olr75<text:tab/>0.103933771121142<text:tab/>0.10330493628222<text:tab/>0.0979952785205257<text:tab/>0.101020019074265<text:tab/>0.0959986064385136</text:p>
      <text:p text:style-name="P1">Olr750<text:tab/>0.103933771121142<text:tab/>0.10330493628222<text:tab/>0.0979952785205257<text:tab/>0.101020019074265<text:tab/>0.0959986064385136</text:p>
      <text:p text:style-name="P1">Olr752<text:tab/>0.103933771121142<text:tab/>0.10330493628222<text:tab/>0.0979952785205257<text:tab/>0.101020019074265<text:tab/>0.0959986064385136</text:p>
      <text:p text:style-name="P1">Olr753<text:tab/>0.103933771121142<text:tab/>0.10330493628222<text:tab/>0.0979952785205257<text:tab/>0.101020019074265<text:tab/>0.0959986064385136</text:p>
      <text:p text:style-name="P1">Olr754<text:tab/>0.103933771121142<text:tab/>0.10330493628222<text:tab/>0.0979952785205257<text:tab/>0.101020019074265<text:tab/>0.0959986064385136</text:p>
      <text:p text:style-name="P1">Olr756<text:tab/>0.103933771121142<text:tab/>0.10330493628222<text:tab/>0.0979952785205257<text:tab/>0.101020019074265<text:tab/>0.0959986064385136</text:p>
      <text:p text:style-name="P1">Olr757<text:tab/>0.103933771121142<text:tab/>0.10330493628222<text:tab/>0.0979952785205257<text:tab/>0.101020019074265<text:tab/>0.0959986064385136</text:p>
      <text:p text:style-name="P1">Olr758<text:tab/>0.103933771121142<text:tab/>0.10330493628222<text:tab/>0.0979952785205257<text:tab/>0.101020019074265<text:tab/>0.0959986064385136</text:p>
      <text:p text:style-name="P1">Olr760<text:tab/>0.103933771121142<text:tab/>0.10330493628222<text:tab/>0.0979952785205257<text:tab/>0.101020019074265<text:tab/>0.0959986064385136</text:p>
      <text:p text:style-name="P1">Olr766<text:tab/>0.103933771121142<text:tab/>0.10330493628222<text:tab/>0.0979952785205257<text:tab/>0.101020019074265<text:tab/>0.0959986064385136</text:p>
      <text:p text:style-name="P1">Olr767<text:tab/>0.103933771121142<text:tab/>0.10330493628222<text:tab/>0.0979952785205257<text:tab/>0.101020019074265<text:tab/>0.0959986064385136</text:p>
      <text:p text:style-name="P1">Olr768<text:tab/>0.103933771121142<text:tab/>0.10330493628222<text:tab/>0.0979952785205257<text:tab/>0.101020019074265<text:tab/>0.0959986064385136</text:p>
      <text:p text:style-name="P1">Olr769<text:tab/>0.103933771121142<text:tab/>0.10330493628222<text:tab/>0.0979952785205257<text:tab/>0.101020019074265<text:tab/>0.0959986064385136</text:p>
      <text:p text:style-name="P1">Olr77<text:tab/>0.103933771121142<text:tab/>0.10330493628222<text:tab/>0.0979952785205257<text:tab/>0.101020019074265<text:tab/>0.0959986064385136</text:p>
      <text:p text:style-name="P1">Olr770<text:tab/>0.103933771121142<text:tab/>0.10330493628222<text:tab/>0.0979952785205257<text:tab/>0.101020019074265<text:tab/>0.0959986064385136</text:p>
      <text:p text:style-name="P1">Olr771<text:tab/>0.103933771121142<text:tab/>0.10330493628222<text:tab/>0.0979952785205257<text:tab/>0.101020019074265<text:tab/>0.0959986064385136</text:p>
      <text:p text:style-name="P1">Olr772<text:tab/>0.103933771121142<text:tab/>0.10330493628222<text:tab/>0.0979952785205257<text:tab/>0.101020019074265<text:tab/>0.0959986064385136</text:p>
      <text:p text:style-name="P1">Olr773<text:tab/>0.103933771121142<text:tab/>0.10330493628222<text:tab/>0.0979952785205257<text:tab/>0.101020019074265<text:tab/>0.0959986064385136</text:p>
      <text:p text:style-name="P1">Olr774<text:tab/>0.103933771121142<text:tab/>0.10330493628222<text:tab/>0.0979952785205257<text:tab/>0.101020019074265<text:tab/>0.0959986064385136</text:p>
      <text:p text:style-name="P1">Olr775<text:tab/>0.103933771121142<text:tab/>0.10330493628222<text:tab/>0.0979952785205257<text:tab/>0.101020019074265<text:tab/>0.0959986064385136</text:p>
      <text:p text:style-name="P1">Olr776<text:tab/>0.103933771121142<text:tab/>0.10330493628222<text:tab/>0.0979952785205257<text:tab/>0.101020019074265<text:tab/>0.0959986064385136</text:p>
      <text:p text:style-name="P1">Olr777<text:tab/>0.103933771121142<text:tab/>0.10330493628222<text:tab/>0.0979952785205257<text:tab/>0.101020019074265<text:tab/>0.0959986064385136</text:p>
      <text:p text:style-name="P1">Olr778<text:tab/>0.103933771121142<text:tab/>0.10330493628222<text:tab/>0.0979952785205257<text:tab/>0.101020019074265<text:tab/>0.0959986064385136</text:p>
      <text:p text:style-name="P1">Olr779<text:tab/>0.103933771121142<text:tab/>0.10330493628222<text:tab/>0.0979952785205257<text:tab/>0.101020019074265<text:tab/>0.0959986064385136</text:p>
      <text:p text:style-name="P1">Olr78<text:tab/>0.103933771121142<text:tab/>0.10330493628222<text:tab/>0.0979952785205257<text:tab/>0.101020019074265<text:tab/>0.0959986064385136</text:p>
      <text:p text:style-name="P1">Olr780<text:tab/>0.103933771121142<text:tab/>0.10330493628222<text:tab/>0.0979952785205257<text:tab/>0.101020019074265<text:tab/>0.0959986064385136</text:p>
      <text:p text:style-name="P1">Olr781<text:tab/>0.103933771121142<text:tab/>0.10330493628222<text:tab/>0.0979952785205257<text:tab/>0.101020019074265<text:tab/>0.0959986064385136</text:p>
      <text:p text:style-name="P1">Olr782<text:tab/>0.103933771121142<text:tab/>0.10330493628222<text:tab/>0.0979952785205257<text:tab/>0.101020019074265<text:tab/>0.0959986064385136</text:p>
      <text:p text:style-name="P1">Olr783<text:tab/>0.103933771121142<text:tab/>0.10330493628222<text:tab/>0.0979952785205257<text:tab/>0.101020019074265<text:tab/>0.0959986064385136</text:p>
      <text:p text:style-name="P1">Olr784<text:tab/>0.103933771121142<text:tab/>0.10330493628222<text:tab/>0.0979952785205257<text:tab/>0.101020019074265<text:tab/>0.0959986064385136</text:p>
      <text:p text:style-name="P1">Olr785<text:tab/>0.103933771121142<text:tab/>0.10330493628222<text:tab/>0.0979952785205257<text:tab/>0.101020019074265<text:tab/>0.0959986064385136</text:p>
      <text:p text:style-name="P1">Olr786<text:tab/>0.103933771121142<text:tab/>0.10330493628222<text:tab/>0.0979952785205257<text:tab/>0.101020019074265<text:tab/>0.0959986064385136</text:p>
      <text:p text:style-name="P1">Olr788<text:tab/>0.103933771121142<text:tab/>0.10330493628222<text:tab/>0.0979952785205257<text:tab/>0.101020019074265<text:tab/>0.0959986064385136</text:p>
      <text:p text:style-name="P1">Olr789<text:tab/>0.103933771121142<text:tab/>0.10330493628222<text:tab/>0.0979952785205257<text:tab/>0.101020019074265<text:tab/>0.0959986064385136</text:p>
      <text:p text:style-name="P1">Olr79<text:tab/>0.103933771121142<text:tab/>0.10330493628222<text:tab/>0.0979952785205257<text:tab/>0.101020019074265<text:tab/>0.0959986064385136</text:p>
      <text:p text:style-name="P1">Olr790<text:tab/>0.103933771121142<text:tab/>0.10330493628222<text:tab/>0.0979952785205257<text:tab/>0.101020019074265<text:tab/>0.0959986064385136</text:p>
      <text:p text:style-name="P1">Olr791<text:tab/>0.103933771121142<text:tab/>0.10330493628222<text:tab/>0.0979952785205257<text:tab/>0.101020019074265<text:tab/>0.0959986064385136</text:p>
      <text:p text:style-name="P1">Olr792<text:tab/>0.103933771121142<text:tab/>0.10330493628222<text:tab/>0.0979952785205257<text:tab/>0.101020019074265<text:tab/>0.0959986064385136</text:p>
      <text:p text:style-name="P1">Olr795<text:tab/>0.103933771121142<text:tab/>0.10330493628222<text:tab/>0.0979952785205257<text:tab/>0.101020019074265<text:tab/>0.0959986064385136</text:p>
      <text:p text:style-name="P1"><text:soft-page-break/>Olr796<text:tab/>0.103933771121142<text:tab/>0.10330493628222<text:tab/>0.0979952785205257<text:tab/>0.101020019074265<text:tab/>0.0959986064385136</text:p>
      <text:p text:style-name="P1">Olr799<text:tab/>0.103933771121142<text:tab/>0.10330493628222<text:tab/>0.0979952785205257<text:tab/>0.101020019074265<text:tab/>0.0959986064385136</text:p>
      <text:p text:style-name="P1">Olr8<text:tab/>0.103933771121142<text:tab/>0.10330493628222<text:tab/>0.0979952785205257<text:tab/>0.101020019074265<text:tab/>0.0959986064385136</text:p>
      <text:p text:style-name="P1">Olr80<text:tab/>0.103933771121142<text:tab/>0.10330493628222<text:tab/>0.0979952785205257<text:tab/>0.101020019074265<text:tab/>0.0959986064385136</text:p>
      <text:p text:style-name="P1">Olr801<text:tab/>0.103933771121142<text:tab/>0.10330493628222<text:tab/>0.0979952785205257<text:tab/>0.101020019074265<text:tab/>0.0959986064385136</text:p>
      <text:p text:style-name="P1">Olr802<text:tab/>0.103933771121142<text:tab/>0.10330493628222<text:tab/>0.0979952785205257<text:tab/>0.101020019074265<text:tab/>0.0959986064385136</text:p>
      <text:p text:style-name="P1">Olr803<text:tab/>0.103933771121142<text:tab/>0.10330493628222<text:tab/>0.0979952785205257<text:tab/>0.101020019074265<text:tab/>0.0959986064385136</text:p>
      <text:p text:style-name="P1">Olr804<text:tab/>0.103933771121142<text:tab/>0.10330493628222<text:tab/>0.0979952785205257<text:tab/>0.101020019074265<text:tab/>0.0959986064385136</text:p>
      <text:p text:style-name="P1">Olr806<text:tab/>0.103933771121142<text:tab/>0.10330493628222<text:tab/>0.0979952785205257<text:tab/>0.101020019074265<text:tab/>0.0959986064385136</text:p>
      <text:p text:style-name="P1">Olr807<text:tab/>0.103933771121142<text:tab/>0.10330493628222<text:tab/>0.0979952785205257<text:tab/>0.101020019074265<text:tab/>0.0959986064385136</text:p>
      <text:p text:style-name="P1">Olr808<text:tab/>0.103933771121142<text:tab/>0.10330493628222<text:tab/>0.0979952785205257<text:tab/>0.101020019074265<text:tab/>0.0959986064385136</text:p>
      <text:p text:style-name="P1">Olr809<text:tab/>0.103933771121142<text:tab/>0.10330493628222<text:tab/>0.0979952785205257<text:tab/>0.101020019074265<text:tab/>0.0959986064385136</text:p>
      <text:p text:style-name="P1">Olr81<text:tab/>0.103933771121142<text:tab/>0.10330493628222<text:tab/>0.0979952785205257<text:tab/>0.101020019074265<text:tab/>0.0959986064385136</text:p>
      <text:p text:style-name="P1">Olr810<text:tab/>0.103933771121142<text:tab/>0.10330493628222<text:tab/>0.0979952785205257<text:tab/>0.101020019074265<text:tab/>0.0959986064385136</text:p>
      <text:p text:style-name="P1">Olr811<text:tab/>0.103933771121142<text:tab/>0.10330493628222<text:tab/>0.0979952785205257<text:tab/>0.101020019074265<text:tab/>0.0959986064385136</text:p>
      <text:p text:style-name="P1">Olr812<text:tab/>0.101803028352834<text:tab/>0.102791723619625<text:tab/>0.0964806371176488<text:tab/>0.264016785621404<text:tab/>0.0940857480809559</text:p>
      <text:p text:style-name="P1">Olr813<text:tab/>0.104367009473466<text:tab/>0.161119226977515<text:tab/>0.0982474852934427<text:tab/>0.102368433385853<text:tab/>0.0960801637111585</text:p>
      <text:p text:style-name="P1">Olr816<text:tab/>0.103933771121142<text:tab/>0.10330493628222<text:tab/>0.0979952785205257<text:tab/>0.101020019074265<text:tab/>0.0959986064385136</text:p>
      <text:p text:style-name="P1">Olr818<text:tab/>0.103933771121142<text:tab/>0.10330493628222<text:tab/>0.0979952785205257<text:tab/>0.101020019074265<text:tab/>0.0959986064385136</text:p>
      <text:p text:style-name="P1">Olr819<text:tab/>0.103933771121142<text:tab/>0.10330493628222<text:tab/>0.0979952785205257<text:tab/>0.101020019074265<text:tab/>0.0959986064385136</text:p>
      <text:p text:style-name="P1">Olr82<text:tab/>0.103933771121142<text:tab/>0.10330493628222<text:tab/>0.0979952785205257<text:tab/>0.101020019074265<text:tab/>0.0959986064385136</text:p>
      <text:p text:style-name="P1">Olr820<text:tab/>0.103933771121142<text:tab/>0.10330493628222<text:tab/>0.0979952785205257<text:tab/>0.101020019074265<text:tab/>0.0959986064385136</text:p>
      <text:p text:style-name="P1">Olr821<text:tab/>0.10125081927728<text:tab/>0.103946394259481<text:tab/>0.874789986291078<text:tab/>0.101671952419297<text:tab/>0.0933116574039254</text:p>
      <text:p text:style-name="P1">Olr823<text:tab/>0.103933771121142<text:tab/>0.10330493628222<text:tab/>0.0979952785205257<text:tab/>0.101020019074265<text:tab/>0.0959986064385136</text:p>
      <text:p text:style-name="P1">Olr824<text:tab/>0.103933771121142<text:tab/>0.10330493628222<text:tab/>0.0979952785205257<text:tab/>0.101020019074265<text:tab/>0.0959986064385136</text:p>
      <text:p text:style-name="P1">Olr825<text:tab/>0.103933771121142<text:tab/>0.10330493628222<text:tab/>0.0979952785205257<text:tab/>0.101020019074265<text:tab/>0.0959986064385136</text:p>
      <text:p text:style-name="P1">Olr826<text:tab/>0.103933771121142<text:tab/>0.10330493628222<text:tab/>0.0979952785205257<text:tab/>0.101020019074265<text:tab/>0.0959986064385136</text:p>
      <text:p text:style-name="P1">Olr827<text:tab/>0.103933771121142<text:tab/>0.10330493628222<text:tab/>0.0979952785205257<text:tab/>0.101020019074265<text:tab/>0.0959986064385136</text:p>
      <text:p text:style-name="P1">Olr828<text:tab/>0.103933771121142<text:tab/>0.10330493628222<text:tab/>0.0979952785205257<text:tab/>0.101020019074265<text:tab/>0.0959986064385136</text:p>
      <text:p text:style-name="P1">Olr829<text:tab/>0.103933771121142<text:tab/>0.10330493628222<text:tab/>0.0979952785205257<text:tab/>0.101020019074265<text:tab/>0.0959986064385136</text:p>
      <text:p text:style-name="P1">Olr83<text:tab/>0.103933771121142<text:tab/>0.10330493628222<text:tab/>0.0979952785205257<text:tab/>0.101020019074265<text:tab/>0.0959986064385136</text:p>
      <text:p text:style-name="P1">Olr830<text:tab/>0.103933771121142<text:tab/>0.10330493628222<text:tab/>0.0979952785205257<text:tab/>0.101020019074265<text:tab/>0.0959986064385136</text:p>
      <text:p text:style-name="P1">Olr831<text:tab/>0.103933771121142<text:tab/>0.10330493628222<text:tab/>0.0979952785205257<text:tab/>0.101020019074265<text:tab/>0.0959986064385136</text:p>
      <text:p text:style-name="P1">Olr832<text:tab/>0.103933771121142<text:tab/>0.10330493628222<text:tab/>0.0979952785205257<text:tab/>0.101020019074265<text:tab/>0.0959986064385136</text:p>
      <text:p text:style-name="P1">Olr833<text:tab/>0.103933771121142<text:tab/>0.10330493628222<text:tab/>0.0979952785205257<text:tab/>0.101020019074265<text:tab/>0.0959986064385136</text:p>
      <text:p text:style-name="P1">Olr834<text:tab/>0.103933771121142<text:tab/>0.10330493628222<text:tab/>0.0979952785205257<text:tab/>0.101020019074265<text:tab/>0.0959986064385136</text:p>
      <text:p text:style-name="P1">Olr836<text:tab/>0.103933771121142<text:tab/>0.10330493628222<text:tab/>0.0979952785205257<text:tab/>0.101020019074265<text:tab/>0.0959986064385136</text:p>
      <text:p text:style-name="P1">Olr837<text:tab/>0.103933771121142<text:tab/>0.10330493628222<text:tab/>0.0979952785205257<text:tab/>0.101020019074265<text:tab/>0.0959986064385136</text:p>
      <text:p text:style-name="P1">Olr838<text:tab/>0.103933771121142<text:tab/>0.10330493628222<text:tab/>0.0979952785205257<text:tab/>0.101020019074265<text:tab/>0.0959986064385136</text:p>
      <text:p text:style-name="P1">Olr839<text:tab/>0.179928558540275<text:tab/>0.104068993978514<text:tab/>0.0981285390755395<text:tab/>0.101947010592964<text:tab/>0.0957757481827634</text:p>
      <text:p text:style-name="P1">Olr84<text:tab/>0.103933771121142<text:tab/>0.10330493628222<text:tab/>0.0979952785205257<text:tab/>0.101020019074265<text:tab/>0.0959986064385136</text:p>
      <text:p text:style-name="P1">Olr840<text:tab/>0.103933771121142<text:tab/>0.10330493628222<text:tab/>0.0979952785205257<text:tab/>0.101020019074265<text:tab/>0.0959986064385136</text:p>
      <text:p text:style-name="P1">Olr841<text:tab/>0.103933771121142<text:tab/>0.10330493628222<text:tab/>0.0979952785205257<text:tab/>0.101020019074265<text:tab/>0.0959986064385136</text:p>
      <text:p text:style-name="P1">Olr844<text:tab/>0.103933771121142<text:tab/>0.10330493628222<text:tab/>0.0979952785205257<text:tab/>0.101020019074265<text:tab/>0.0959986064385136</text:p>
      <text:p text:style-name="P1">Olr845<text:tab/>0.103933771121142<text:tab/>0.10330493628222<text:tab/>0.0979952785205257<text:tab/>0.101020019074265<text:tab/>0.0959986064385136</text:p>
      <text:p text:style-name="P1">Olr847<text:tab/>0.103933771121142<text:tab/>0.10330493628222<text:tab/>0.0979952785205257<text:tab/>0.101020019074265<text:tab/>0.0959986064385136</text:p>
      <text:p text:style-name="P1">Olr848<text:tab/>0.103933771121142<text:tab/>0.10330493628222<text:tab/>0.0979952785205257<text:tab/>0.101020019074265<text:tab/>0.0959986064385136</text:p>
      <text:p text:style-name="P1">Olr85<text:tab/>0.103933771121142<text:tab/>0.10330493628222<text:tab/>0.0979952785205257<text:tab/>0.101020019074265<text:tab/>0.0959986064385136</text:p>
      <text:p text:style-name="P1">Olr850<text:tab/>0.103933771121142<text:tab/>0.10330493628222<text:tab/>0.0979952785205257<text:tab/>0.101020019074265<text:tab/>0.0959986064385136</text:p>
      <text:p text:style-name="P1">Olr851<text:tab/>0.104441710537503<text:tab/>0.104179971899416<text:tab/>0.134147988442777<text:tab/>0.102155313435634<text:tab/>0.0961421166031296</text:p>
      <text:p text:style-name="P1">Olr852<text:tab/>0.103933771121142<text:tab/>0.10330493628222<text:tab/>0.0979952785205257<text:tab/>0.101020019074265<text:tab/>0.0959986064385136</text:p>
      <text:p text:style-name="P1">Olr853<text:tab/>0.103933771121142<text:tab/>0.10330493628222<text:tab/>0.0979952785205257<text:tab/>0.101020019074265<text:tab/>0.0959986064385136</text:p>
      <text:p text:style-name="P1">Olr854<text:tab/>0.103933771121142<text:tab/>0.10330493628222<text:tab/>0.0979952785205257<text:tab/>0.101020019074265<text:tab/>0.0959986064385136</text:p>
      <text:p text:style-name="P1">Olr855<text:tab/>0.103933771121142<text:tab/>0.10330493628222<text:tab/>0.0979952785205257<text:tab/>0.101020019074265<text:tab/>0.0959986064385136</text:p>
      <text:p text:style-name="P1"><text:soft-page-break/>Olr856<text:tab/>0.103933771121142<text:tab/>0.10330493628222<text:tab/>0.0979952785205257<text:tab/>0.101020019074265<text:tab/>0.0959986064385136</text:p>
      <text:p text:style-name="P1">Olr857<text:tab/>0.103933771121142<text:tab/>0.10330493628222<text:tab/>0.0979952785205257<text:tab/>0.101020019074265<text:tab/>0.0959986064385136</text:p>
      <text:p text:style-name="P1">Olr858<text:tab/>0.103933771121142<text:tab/>0.10330493628222<text:tab/>0.0979952785205257<text:tab/>0.101020019074265<text:tab/>0.0959986064385136</text:p>
      <text:p text:style-name="P1">Olr859<text:tab/>0.103933771121142<text:tab/>0.10330493628222<text:tab/>0.0979952785205257<text:tab/>0.101020019074265<text:tab/>0.0959986064385136</text:p>
      <text:p text:style-name="P1">Olr86<text:tab/>0.103933771121142<text:tab/>0.10330493628222<text:tab/>0.0979952785205257<text:tab/>0.101020019074265<text:tab/>0.0959986064385136</text:p>
      <text:p text:style-name="P1">Olr860<text:tab/>0.103933771121142<text:tab/>0.10330493628222<text:tab/>0.0979952785205257<text:tab/>0.101020019074265<text:tab/>0.0959986064385136</text:p>
      <text:p text:style-name="P1">Olr862<text:tab/>0.103933771121142<text:tab/>0.10330493628222<text:tab/>0.0979952785205257<text:tab/>0.101020019074265<text:tab/>0.0959986064385136</text:p>
      <text:p text:style-name="P1">Olr865<text:tab/>0.103933771121142<text:tab/>0.10330493628222<text:tab/>0.0979952785205257<text:tab/>0.101020019074265<text:tab/>0.0959986064385136</text:p>
      <text:p text:style-name="P1">Olr866<text:tab/>0.103933771121142<text:tab/>0.10330493628222<text:tab/>0.0979952785205257<text:tab/>0.101020019074265<text:tab/>0.0959986064385136</text:p>
      <text:p text:style-name="P1">Olr867<text:tab/>0.103933771121142<text:tab/>0.10330493628222<text:tab/>0.0979952785205257<text:tab/>0.101020019074265<text:tab/>0.0959986064385136</text:p>
      <text:p text:style-name="P1">Olr868<text:tab/>0.103933771121142<text:tab/>0.10330493628222<text:tab/>0.0979952785205257<text:tab/>0.101020019074265<text:tab/>0.0959986064385136</text:p>
      <text:p text:style-name="P1">Olr869<text:tab/>0.103933771121142<text:tab/>0.10330493628222<text:tab/>0.0979952785205257<text:tab/>0.101020019074265<text:tab/>0.0959986064385136</text:p>
      <text:p text:style-name="P1">Olr87<text:tab/>0.103933771121142<text:tab/>0.10330493628222<text:tab/>0.0979952785205257<text:tab/>0.101020019074265<text:tab/>0.0959986064385136</text:p>
      <text:p text:style-name="P1">Olr875<text:tab/>0.516797799461557<text:tab/>0.104820898229715<text:tab/>0.091394088014657<text:tab/>0.94334781166205<text:tab/>0.0887561876685524</text:p>
      <text:p text:style-name="P1">Olr877<text:tab/>0.104367827851594<text:tab/>0.161346902071977<text:tab/>0.0982479225818197<text:tab/>0.102371561796034<text:tab/>0.0960802951026576</text:p>
      <text:p text:style-name="P1">Olr878<text:tab/>0.103933771121142<text:tab/>0.10330493628222<text:tab/>0.0979952785205257<text:tab/>0.101020019074265<text:tab/>0.0959986064385136</text:p>
      <text:p text:style-name="P1">Olr879<text:tab/>0.103933771121142<text:tab/>0.10330493628222<text:tab/>0.0979952785205257<text:tab/>0.101020019074265<text:tab/>0.0959986064385136</text:p>
      <text:p text:style-name="P1">Olr88<text:tab/>0.103933771121142<text:tab/>0.10330493628222<text:tab/>0.0979952785205257<text:tab/>0.101020019074265<text:tab/>0.0959986064385136</text:p>
      <text:p text:style-name="P1">Olr880<text:tab/>0.103933771121142<text:tab/>0.10330493628222<text:tab/>0.0979952785205257<text:tab/>0.101020019074265<text:tab/>0.0959986064385136</text:p>
      <text:p text:style-name="P1">Olr881<text:tab/>0.103933771121142<text:tab/>0.10330493628222<text:tab/>0.0979952785205257<text:tab/>0.101020019074265<text:tab/>0.0959986064385136</text:p>
      <text:p text:style-name="P1">Olr883<text:tab/>0.103933771121142<text:tab/>0.10330493628222<text:tab/>0.0979952785205257<text:tab/>0.101020019074265<text:tab/>0.0959986064385136</text:p>
      <text:p text:style-name="P1">Olr886<text:tab/>0.103933771121142<text:tab/>0.10330493628222<text:tab/>0.0979952785205257<text:tab/>0.101020019074265<text:tab/>0.0959986064385136</text:p>
      <text:p text:style-name="P1">Olr889<text:tab/>0.103933771121142<text:tab/>0.10330493628222<text:tab/>0.0979952785205257<text:tab/>0.101020019074265<text:tab/>0.0959986064385136</text:p>
      <text:p text:style-name="P1">Olr89<text:tab/>0.103933771121142<text:tab/>0.10330493628222<text:tab/>0.0979952785205257<text:tab/>0.101020019074265<text:tab/>0.0959986064385136</text:p>
      <text:p text:style-name="P1">Olr892<text:tab/>0.103933771121142<text:tab/>0.10330493628222<text:tab/>0.0979952785205257<text:tab/>0.101020019074265<text:tab/>0.0959986064385136</text:p>
      <text:p text:style-name="P1">Olr894<text:tab/>0.103933771121142<text:tab/>0.10330493628222<text:tab/>0.0979952785205257<text:tab/>0.101020019074265<text:tab/>0.0959986064385136</text:p>
      <text:p text:style-name="P1">Olr896<text:tab/>0.103933771121142<text:tab/>0.10330493628222<text:tab/>0.0979952785205257<text:tab/>0.101020019074265<text:tab/>0.0959986064385136</text:p>
      <text:p text:style-name="P1">Olr898<text:tab/>0.103933771121142<text:tab/>0.10330493628222<text:tab/>0.0979952785205257<text:tab/>0.101020019074265<text:tab/>0.0959986064385136</text:p>
      <text:p text:style-name="P1">Olr901<text:tab/>0.103933771121142<text:tab/>0.10330493628222<text:tab/>0.0979952785205257<text:tab/>0.101020019074265<text:tab/>0.0959986064385136</text:p>
      <text:p text:style-name="P1">Olr903<text:tab/>0.103933771121142<text:tab/>0.10330493628222<text:tab/>0.0979952785205257<text:tab/>0.101020019074265<text:tab/>0.0959986064385136</text:p>
      <text:p text:style-name="P1">Olr905<text:tab/>0.103933771121142<text:tab/>0.10330493628222<text:tab/>0.0979952785205257<text:tab/>0.101020019074265<text:tab/>0.0959986064385136</text:p>
      <text:p text:style-name="P1">Olr906<text:tab/>0.103933771121142<text:tab/>0.10330493628222<text:tab/>0.0979952785205257<text:tab/>0.101020019074265<text:tab/>0.0959986064385136</text:p>
      <text:p text:style-name="P1">Olr907<text:tab/>0.103933771121142<text:tab/>0.10330493628222<text:tab/>0.0979952785205257<text:tab/>0.101020019074265<text:tab/>0.0959986064385136</text:p>
      <text:p text:style-name="P1">Olr91<text:tab/>0.103933771121142<text:tab/>0.10330493628222<text:tab/>0.0979952785205257<text:tab/>0.101020019074265<text:tab/>0.0959986064385136</text:p>
      <text:p text:style-name="P1">Olr916<text:tab/>0.103933771121142<text:tab/>0.10330493628222<text:tab/>0.0979952785205257<text:tab/>0.101020019074265<text:tab/>0.0959986064385136</text:p>
      <text:p text:style-name="P1">Olr917<text:tab/>0.103933771121142<text:tab/>0.10330493628222<text:tab/>0.0979952785205257<text:tab/>0.101020019074265<text:tab/>0.0959986064385136</text:p>
      <text:p text:style-name="P1">Olr92<text:tab/>0.103933771121142<text:tab/>0.10330493628222<text:tab/>0.0979952785205257<text:tab/>0.101020019074265<text:tab/>0.0959986064385136</text:p>
      <text:p text:style-name="P1">Olr920<text:tab/>0.103933771121142<text:tab/>0.10330493628222<text:tab/>0.0979952785205257<text:tab/>0.101020019074265<text:tab/>0.0959986064385136</text:p>
      <text:p text:style-name="P1">Olr921<text:tab/>0.103933771121142<text:tab/>0.10330493628222<text:tab/>0.0979952785205257<text:tab/>0.101020019074265<text:tab/>0.0959986064385136</text:p>
      <text:p text:style-name="P1">Olr922<text:tab/>0.103933771121142<text:tab/>0.10330493628222<text:tab/>0.0979952785205257<text:tab/>0.101020019074265<text:tab/>0.0959986064385136</text:p>
      <text:p text:style-name="P1">Olr927<text:tab/>0.103933771121142<text:tab/>0.10330493628222<text:tab/>0.0979952785205257<text:tab/>0.101020019074265<text:tab/>0.0959986064385136</text:p>
      <text:p text:style-name="P1">Olr93<text:tab/>0.103933771121142<text:tab/>0.10330493628222<text:tab/>0.0979952785205257<text:tab/>0.101020019074265<text:tab/>0.0959986064385136</text:p>
      <text:p text:style-name="P1">Olr931<text:tab/>0.103933771121142<text:tab/>0.10330493628222<text:tab/>0.0979952785205257<text:tab/>0.101020019074265<text:tab/>0.0959986064385136</text:p>
      <text:p text:style-name="P1">Olr932<text:tab/>0.103933771121142<text:tab/>0.10330493628222<text:tab/>0.0979952785205257<text:tab/>0.101020019074265<text:tab/>0.0959986064385136</text:p>
      <text:p text:style-name="P1">Olr936<text:tab/>0.103933771121142<text:tab/>0.10330493628222<text:tab/>0.0979952785205257<text:tab/>0.101020019074265<text:tab/>0.0959986064385136</text:p>
      <text:p text:style-name="P1">Olr937<text:tab/>0.103933771121142<text:tab/>0.10330493628222<text:tab/>0.0979952785205257<text:tab/>0.101020019074265<text:tab/>0.0959986064385136</text:p>
      <text:p text:style-name="P1">Olr94<text:tab/>0.103933771121142<text:tab/>0.10330493628222<text:tab/>0.0979952785205257<text:tab/>0.101020019074265<text:tab/>0.0959986064385136</text:p>
      <text:p text:style-name="P1">Olr943<text:tab/>0.103933771121142<text:tab/>0.10330493628222<text:tab/>0.0979952785205257<text:tab/>0.101020019074265<text:tab/>0.0959986064385136</text:p>
      <text:p text:style-name="P1">Olr947<text:tab/>0.103933771121142<text:tab/>0.10330493628222<text:tab/>0.0979952785205257<text:tab/>0.101020019074265<text:tab/>0.0959986064385136</text:p>
      <text:p text:style-name="P1">Olr95<text:tab/>0.103933771121142<text:tab/>0.10330493628222<text:tab/>0.0979952785205257<text:tab/>0.101020019074265<text:tab/>0.0959986064385136</text:p>
      <text:p text:style-name="P1">Olr950<text:tab/>0.103933771121142<text:tab/>0.10330493628222<text:tab/>0.0979952785205257<text:tab/>0.101020019074265<text:tab/>0.0959986064385136</text:p>
      <text:p text:style-name="P1">Olr951<text:tab/>0.103933771121142<text:tab/>0.10330493628222<text:tab/>0.0979952785205257<text:tab/>0.101020019074265<text:tab/>0.0959986064385136</text:p>
      <text:p text:style-name="P1">Olr952<text:tab/>0.103933771121142<text:tab/>0.10330493628222<text:tab/>0.0979952785205257<text:tab/>0.101020019074265<text:tab/>0.0959986064385136</text:p>
      <text:p text:style-name="P1">Olr954<text:tab/>0.103933771121142<text:tab/>0.10330493628222<text:tab/>0.0979952785205257<text:tab/>0.101020019074265<text:tab/>0.0959986064385136</text:p>
      <text:p text:style-name="P1"><text:soft-page-break/>Olr956<text:tab/>0.103933771121142<text:tab/>0.10330493628222<text:tab/>0.0979952785205257<text:tab/>0.101020019074265<text:tab/>0.0959986064385136</text:p>
      <text:p text:style-name="P1">Olr959<text:tab/>0.103933771121142<text:tab/>0.10330493628222<text:tab/>0.0979952785205257<text:tab/>0.101020019074265<text:tab/>0.0959986064385136</text:p>
      <text:p text:style-name="P1">Olr96<text:tab/>0.103933771121142<text:tab/>0.10330493628222<text:tab/>0.0979952785205257<text:tab/>0.101020019074265<text:tab/>0.0959986064385136</text:p>
      <text:p text:style-name="P1">Olr960<text:tab/>0.103933771121142<text:tab/>0.10330493628222<text:tab/>0.0979952785205257<text:tab/>0.101020019074265<text:tab/>0.0959986064385136</text:p>
      <text:p text:style-name="P1">Olr962<text:tab/>0.103933771121142<text:tab/>0.10330493628222<text:tab/>0.0979952785205257<text:tab/>0.101020019074265<text:tab/>0.0959986064385136</text:p>
      <text:p text:style-name="P1">Olr964<text:tab/>0.103933771121142<text:tab/>0.10330493628222<text:tab/>0.0979952785205257<text:tab/>0.101020019074265<text:tab/>0.0959986064385136</text:p>
      <text:p text:style-name="P1">Olr98<text:tab/>0.103933771121142<text:tab/>0.10330493628222<text:tab/>0.0979952785205257<text:tab/>0.101020019074265<text:tab/>0.0959986064385136</text:p>
      <text:p text:style-name="P1">Olr982<text:tab/>0.103933771121142<text:tab/>0.10330493628222<text:tab/>0.0979952785205257<text:tab/>0.101020019074265<text:tab/>0.0959986064385136</text:p>
      <text:p text:style-name="P1">Olr984<text:tab/>0.103933771121142<text:tab/>0.10330493628222<text:tab/>0.0979952785205257<text:tab/>0.101020019074265<text:tab/>0.0959986064385136</text:p>
      <text:p text:style-name="P1">Olr987<text:tab/>0.103933771121142<text:tab/>0.10330493628222<text:tab/>0.0979952785205257<text:tab/>0.101020019074265<text:tab/>0.0959986064385136</text:p>
      <text:p text:style-name="P1">Olr990<text:tab/>0.103933771121142<text:tab/>0.10330493628222<text:tab/>0.0979952785205257<text:tab/>0.101020019074265<text:tab/>0.0959986064385136</text:p>
      <text:p text:style-name="P1">Olr995<text:tab/>0.103933771121142<text:tab/>0.10330493628222<text:tab/>0.0979952785205257<text:tab/>0.101020019074265<text:tab/>0.0959986064385136</text:p>
      <text:p text:style-name="P1">Olr996<text:tab/>0.103933771121142<text:tab/>0.10330493628222<text:tab/>0.0979952785205257<text:tab/>0.101020019074265<text:tab/>0.0959986064385136</text:p>
      <text:p text:style-name="P1">Oma1<text:tab/>5.05283101541095<text:tab/>4.04807564259424<text:tab/>5.0992432396055<text:tab/>7.57278550736981<text:tab/>16.6953572719008</text:p>
      <text:p text:style-name="P1">Omd<text:tab/>0.103933771121142<text:tab/>0.10330493628222<text:tab/>0.0979952785205257<text:tab/>0.101020019074265<text:tab/>0.0959986064385136</text:p>
      <text:p text:style-name="P1">Omg<text:tab/>0.104671396691208<text:tab/>0.104649158482268<text:tab/>0.0985666437105796<text:tab/>0.102525985332655<text:tab/>0.125420420972127</text:p>
      <text:p text:style-name="P1">Omp<text:tab/>0.102494266141287<text:tab/>0.102962128193478<text:tab/>0.0969136287200615<text:tab/>0.183363223129836<text:tab/>0.0946278042846976</text:p>
      <text:p text:style-name="P1">Onecut1<text:tab/>0.104334196929277<text:tab/>0.104043157475913<text:tab/>0.0982398971294252<text:tab/>0.111821176186157<text:tab/>0.10547351094838</text:p>
      <text:p text:style-name="P1">Opa1<text:tab/>17.9048162772882<text:tab/>18.5123640485184<text:tab/>16.1163002597482<text:tab/>27.6729889770066<text:tab/>22.2429426624859</text:p>
      <text:p text:style-name="P1">Opa3<text:tab/>12.1048242619965<text:tab/>10.0545454192934<text:tab/>10.4496096373449<text:tab/>16.6135144674702<text:tab/>12.6667023773316</text:p>
      <text:p text:style-name="P1">Opalin<text:tab/>0.103933771121142<text:tab/>0.10330493628222<text:tab/>0.0979952785205257<text:tab/>0.101020019074265<text:tab/>0.0959986064385136</text:p>
      <text:p text:style-name="P1">Opcml<text:tab/>0.103661871161218<text:tab/>0.103415384127674<text:tab/>0.097614004813223<text:tab/>0.101439368862572<text:tab/>0.133743574775286</text:p>
      <text:p text:style-name="P1">Ophn1<text:tab/>3.07883153304135<text:tab/>2.91714433850022<text:tab/>1.39878576050382<text:tab/>4.27036746456044<text:tab/>2.24131875735836</text:p>
      <text:p text:style-name="P1">Oplah<text:tab/>4.0862421426424<text:tab/>3.50043616945592<text:tab/>2.69462263681929<text:tab/>4.92884599938273<text:tab/>2.31478121534351</text:p>
      <text:p text:style-name="P1">Opn1mw<text:tab/>0.103933771121142<text:tab/>0.10330493628222<text:tab/>0.0979952785205257<text:tab/>0.101020019074265<text:tab/>0.0959986064385136</text:p>
      <text:p text:style-name="P1">Opn1sw<text:tab/>0.104263873329358<text:tab/>0.104088370197141<text:tab/>0.0983015017278699<text:tab/>0.101953953309169<text:tab/>0.123716374904665</text:p>
      <text:p text:style-name="P1">Opn3<text:tab/>1.93787036545917<text:tab/>1.97325287714058<text:tab/>9.63242636498405<text:tab/>8.86054274406898<text:tab/>7.24284246464173</text:p>
      <text:p text:style-name="P1">Opn4<text:tab/>0.146307680894572<text:tab/>0.146311144424739<text:tab/>0.637820584508558<text:tab/>0.247820300101955<text:tab/>0.738467832156825</text:p>
      <text:p text:style-name="P1">Opn5<text:tab/>0.103933771121142<text:tab/>0.10330493628222<text:tab/>0.0979952785205257<text:tab/>0.101020019074265<text:tab/>0.0959986064385136</text:p>
      <text:p text:style-name="P1">Oprd1<text:tab/>0.101262549324336<text:tab/>0.105155044346549<text:tab/>0.158276574572344<text:tab/>0.469362102698789<text:tab/>0.117006364677294</text:p>
      <text:p text:style-name="P1">Oprk1<text:tab/>0.103933771121142<text:tab/>0.10330493628222<text:tab/>0.0979952785205257<text:tab/>0.101020019074265<text:tab/>0.0959986064385136</text:p>
      <text:p text:style-name="P1">Oprl1<text:tab/>0.10430675077239<text:tab/>0.114296941160515<text:tab/>0.117747772489585<text:tab/>0.101996554839485<text:tab/>0.09599162563709</text:p>
      <text:p text:style-name="P1">Oprm1<text:tab/>0.103933771121142<text:tab/>0.10330493628222<text:tab/>0.0979952785205257<text:tab/>0.101020019074265<text:tab/>0.0959986064385136</text:p>
      <text:p text:style-name="P1">Optc<text:tab/>0.15862405757949<text:tab/>0.377488871511855<text:tab/>0.0975735994137677<text:tab/>0.233277778239845<text:tab/>0.0941179066414756</text:p>
      <text:p text:style-name="P1">Optn<text:tab/>12.4515051307979<text:tab/>15.7126075200604<text:tab/>11.2597598210013<text:tab/>17.2439801814676<text:tab/>11.383220361851</text:p>
      <text:p text:style-name="P1">Orai1<text:tab/>15.4212006416999<text:tab/>29.5580718422552<text:tab/>58.3538897789005<text:tab/>37.7711994248617<text:tab/>43.4266157650623</text:p>
      <text:p text:style-name="P1">Orai2<text:tab/>1.82981247816997<text:tab/>1.17585367031145<text:tab/>0.745190479625677<text:tab/>7.74745141811906<text:tab/>1.8179554265564</text:p>
      <text:p text:style-name="P1">Orai3<text:tab/>9.9122600624654<text:tab/>10.4336068674585<text:tab/>9.24823332247455<text:tab/>27.1973792836406<text:tab/>22.0421667837519</text:p>
      <text:p text:style-name="P1">Oraov1<text:tab/>12.1092839781194<text:tab/>9.88409136792<text:tab/>8.08256962278499<text:tab/>16.1934933129929<text:tab/>11.9513757278015</text:p>
      <text:p text:style-name="P1">Orc1<text:tab/>3.97770485932589<text:tab/>2.12694117952893<text:tab/>2.39333688540059<text:tab/>1.21465893990772<text:tab/>0.453238275752425</text:p>
      <text:p text:style-name="P1">Orc2<text:tab/>15.7563916351126<text:tab/>21.8729639797505<text:tab/>21.8457633138254<text:tab/>20.2278046828327<text:tab/>20.7749253130667</text:p>
      <text:p text:style-name="P1">Orc3<text:tab/>10.4220199557503<text:tab/>6.4999451757678<text:tab/>3.66859888184755<text:tab/>11.3605314919933<text:tab/>6.2820577814243</text:p>
      <text:p text:style-name="P1">Orc4<text:tab/>20.712687970128<text:tab/>18.6937418683405<text:tab/>18.8400343493078<text:tab/>25.9157137910386<text:tab/>30.7593067991129</text:p>
      <text:p text:style-name="P1">Orc5<text:tab/>16.5142631055666<text:tab/>13.460382662375<text:tab/>5.25201852590159<text:tab/>11.6126153975076<text:tab/>7.05832273422427</text:p>
      <text:p text:style-name="P1">Orc6<text:tab/>11.2096593241479<text:tab/>12.0824163907249<text:tab/>8.96669940157615<text:tab/>7.625019517935<text:tab/>11.7098522853722</text:p>
      <text:p text:style-name="P1">Orm1<text:tab/>0.104502659872257<text:tab/>0.213776233682499<text:tab/>0.0983151734881256<text:tab/>0.102926230260503<text:tab/>0.0960991719687949</text:p>
      <text:p text:style-name="P1">Ormdl1<text:tab/>1.49518699946376<text:tab/>1.36806807109736<text:tab/>1.52147216484706<text:tab/>1.19322224120653<text:tab/>0.578048695555857</text:p>
      <text:p text:style-name="P1">Ormdl2<text:tab/>27.1451128970485<text:tab/>30.2956955571053<text:tab/>28.2725112190404<text:tab/>46.9329272633741<text:tab/>62.1743313067869</text:p>
      <text:p text:style-name="P1">Ormdl3<text:tab/>64.3524630615299<text:tab/>112.388526009705<text:tab/>90.863185226437<text:tab/>102.086812733943<text:tab/>101.395586864976</text:p>
      <text:p text:style-name="P1">Os9<text:tab/>69.1573629122295<text:tab/>70.1798643203132<text:tab/>67.8183164825651<text:tab/>89.596284382353<text:tab/>72.0258225531541</text:p>
      <text:p text:style-name="P1">Osbp<text:tab/>25.9912648765205<text:tab/>27.6960106706552<text:tab/>23.4271917774<text:tab/>26.2969759405657<text:tab/>18.4139314321044</text:p>
      <text:p text:style-name="P1">Osbp2<text:tab/>0.114916436007758<text:tab/>0.121731534725009<text:tab/>0.201493981797136<text:tab/>0.602220140817265<text:tab/>0.126638866945653</text:p>
      <text:p text:style-name="P1">Osbpl11<text:tab/>8.56440305615898<text:tab/>11.1524387714069<text:tab/>10.4087178629662<text:tab/>16.8506930392967<text:tab/>15.7610457737066</text:p>
      <text:p text:style-name="P1">Osbpl1a<text:tab/>24.25229716782<text:tab/>23.8942486602762<text:tab/>6.78315391171933<text:tab/>50.3354052770399<text:tab/>7.47404185887198</text:p>
      <text:p text:style-name="P1"><text:soft-page-break/>Osbpl2<text:tab/>23.4456638609396<text:tab/>18.8359093946082<text:tab/>22.4154083973771<text:tab/>34.0967019419581<text:tab/>20.3699284367623</text:p>
      <text:p text:style-name="P1">Osbpl5<text:tab/>33.9685688121427<text:tab/>33.8845708786548<text:tab/>22.312293651882<text:tab/>40.3421490498599<text:tab/>20.3020509118543</text:p>
      <text:p text:style-name="P1">Osbpl6<text:tab/>2.08227103061853<text:tab/>1.94668845950181<text:tab/>6.48912885882231<text:tab/>3.0739206270913<text:tab/>4.7092534745231</text:p>
      <text:p text:style-name="P1">Osbpl7<text:tab/>4.86899514337939<text:tab/>2.4767805825346<text:tab/>2.28597409533763<text:tab/>6.91255547942652<text:tab/>3.31528652271497</text:p>
      <text:p text:style-name="P1">Osbpl8<text:tab/>8.56177721896986<text:tab/>11.6533065780901<text:tab/>13.7314230729034<text:tab/>8.09436130035728<text:tab/>6.49592347676728</text:p>
      <text:p text:style-name="P1">Osbpl9<text:tab/>31.3014518490541<text:tab/>23.7084676274993<text:tab/>19.0992472649576<text:tab/>61.688542721901<text:tab/>30.3106696112781</text:p>
      <text:p text:style-name="P1">Oscar<text:tab/>0.307269997232307<text:tab/>0.539916438936121<text:tab/>0.761325621503096<text:tab/>0.197994900332947<text:tab/>0.197546770732014</text:p>
      <text:p text:style-name="P1">Oscp1<text:tab/>4.84293699095656<text:tab/>2.57025300451981<text:tab/>0.380467174237948<text:tab/>7.24150988306446<text:tab/>1.21030717612078</text:p>
      <text:p text:style-name="P1">Oser1<text:tab/>24.5780721993684<text:tab/>35.1165519595066<text:tab/>45.2784722667355<text:tab/>31.4254017530054<text:tab/>54.1026638446264</text:p>
      <text:p text:style-name="P1">Osgep<text:tab/>10.5436502607236<text:tab/>8.44940476043241<text:tab/>9.92979980643286<text:tab/>11.0742047751216<text:tab/>12.5654842087575</text:p>
      <text:p text:style-name="P1">Osgepl1<text:tab/>7.71026453079656<text:tab/>2.62405383351524<text:tab/>3.56620127329825<text:tab/>6.54514126006565<text:tab/>4.30672994305182</text:p>
      <text:p text:style-name="P1">Osgin1<text:tab/>0.578582971470278<text:tab/>0.276864274881844<text:tab/>0.323312192242947<text:tab/>1.34702272171681<text:tab/>0.603018968231284</text:p>
      <text:p text:style-name="P1">Osm<text:tab/>0.103933771121142<text:tab/>0.10330493628222<text:tab/>0.0979952785205257<text:tab/>0.101020019074265<text:tab/>0.0959986064385136</text:p>
      <text:p text:style-name="P1">Osmr<text:tab/>7.95055843662894<text:tab/>63.6805514206891<text:tab/>14.7850893739098<text:tab/>19.5907241287574<text:tab/>2.36322719769516</text:p>
      <text:p text:style-name="P1">Osr1<text:tab/>309.969617252631<text:tab/>69.3414036829828<text:tab/>40.6757205974287<text:tab/>90.6317117987785<text:tab/>55.4275798261304</text:p>
      <text:p text:style-name="P1">Osr2<text:tab/>16.6834951115324<text:tab/>4.88278723766943<text:tab/>5.72220853547032<text:tab/>6.97284210916001<text:tab/>2.83029207598157</text:p>
      <text:p text:style-name="P1">Ost4<text:tab/>456.078299686653<text:tab/>566.847813020226<text:tab/>395.735570803595<text:tab/>766.977174229083<text:tab/>396.286587481111</text:p>
      <text:p text:style-name="P1">Ostc<text:tab/>179.155670104737<text:tab/>214.659785145324<text:tab/>147.824030609692<text:tab/>258.058688316624<text:tab/>105.356168483036</text:p>
      <text:p text:style-name="P1">Ostf1<text:tab/>81.3806480870397<text:tab/>66.0080938184754<text:tab/>66.6094321941565<text:tab/>100.074440267924<text:tab/>67.3314838703844</text:p>
      <text:p text:style-name="P1">Ostm1<text:tab/>28.6742202411936<text:tab/>20.4065619663324<text:tab/>26.4528641040402<text:tab/>45.5173001041371<text:tab/>58.6102342004695</text:p>
      <text:p text:style-name="P1">Ostn<text:tab/>0.103933771121142<text:tab/>0.10330493628222<text:tab/>0.0979952785205257<text:tab/>0.101020019074265<text:tab/>0.0959986064385136</text:p>
      <text:p text:style-name="P1">Otc<text:tab/>0.20509410808616<text:tab/>0.178270672060243<text:tab/>0.0937733152824379<text:tab/>0.820585470448499<text:tab/>0.621099910799251</text:p>
      <text:p text:style-name="P1">Otof<text:tab/>0.103933771121142<text:tab/>0.10330493628222<text:tab/>0.0979952785205257<text:tab/>0.101020019074265<text:tab/>0.0959986064385136</text:p>
      <text:p text:style-name="P1">Otog<text:tab/>0.103933771121142<text:tab/>0.10330493628222<text:tab/>0.0979952785205257<text:tab/>0.101020019074265<text:tab/>0.0959986064385136</text:p>
      <text:p text:style-name="P1">Otop1<text:tab/>0.104216140245185<text:tab/>0.130236081564154<text:tab/>0.0981631355527118<text:tab/>0.101835887017688<text:tab/>0.0960537832568456</text:p>
      <text:p text:style-name="P1">Otop2<text:tab/>0.103933771121142<text:tab/>0.10330493628222<text:tab/>0.0979952785205257<text:tab/>0.101020019074265<text:tab/>0.0959986064385136</text:p>
      <text:p text:style-name="P1">Otop3<text:tab/>0.103933771121142<text:tab/>0.10330493628222<text:tab/>0.0979952785205257<text:tab/>0.101020019074265<text:tab/>0.0959986064385136</text:p>
      <text:p text:style-name="P1">Otor<text:tab/>0.101255278052499<text:tab/>0.16824294317537<text:tab/>0.734480751939244<text:tab/>0.753507945884073<text:tab/>0.0906719508840321</text:p>
      <text:p text:style-name="P1">Otos<text:tab/>0.103933771121142<text:tab/>0.10330493628222<text:tab/>0.0979952785205257<text:tab/>0.101020019074265<text:tab/>0.0959986064385136</text:p>
      <text:p text:style-name="P1">Otp<text:tab/>0.103933771121142<text:tab/>0.10330493628222<text:tab/>0.0979952785205257<text:tab/>0.101020019074265<text:tab/>0.0959986064385136</text:p>
      <text:p text:style-name="P1">Otub1<text:tab/>45.3146974571815<text:tab/>51.8234822947897<text:tab/>47.3583159493874<text:tab/>81.7201139497922<text:tab/>83.9352128970608</text:p>
      <text:p text:style-name="P1">Otub2<text:tab/>23.1380634858377<text:tab/>5.40412361213961<text:tab/>4.70565785979374<text:tab/>8.85937828449687<text:tab/>7.30310891431862</text:p>
      <text:p text:style-name="P1">Otud3<text:tab/>5.23513932887862<text:tab/>7.50851182025303<text:tab/>15.3600288402655<text:tab/>8.08402487139226<text:tab/>16.462593257065</text:p>
      <text:p text:style-name="P1">Otud4<text:tab/>10.6186420629279<text:tab/>19.5001990965553<text:tab/>15.9004468293378<text:tab/>10.593991375722<text:tab/>10.458129921878</text:p>
      <text:p text:style-name="P1">Otud5<text:tab/>44.2240110291717<text:tab/>41.5638288646286<text:tab/>35.1389914286265<text:tab/>61.2801670204981<text:tab/>48.9426095889851</text:p>
      <text:p text:style-name="P1">Otud6b<text:tab/>20.7891733532945<text:tab/>30.4387571298059<text:tab/>22.0722508735226<text:tab/>35.9132890260498<text:tab/>30.5480641487339</text:p>
      <text:p text:style-name="P1">Otud7b<text:tab/>15.0615056256195<text:tab/>17.5019254736981<text:tab/>13.8385047256791<text:tab/>18.065786474754<text:tab/>13.4189541900496</text:p>
      <text:p text:style-name="P1">Otulin<text:tab/>9.61399484914906<text:tab/>11.1012372795091<text:tab/>10.0674406106721<text:tab/>19.3486429691907<text:tab/>17.7978483409498</text:p>
      <text:p text:style-name="P1">Otx1<text:tab/>0.74298189062674<text:tab/>0.182920966442351<text:tab/>0.171821022755168<text:tab/>1.63667703146919<text:tab/>0.17867673002125</text:p>
      <text:p text:style-name="P1">Otx2<text:tab/>0.103933771121142<text:tab/>0.10330493628222<text:tab/>0.0979952785205257<text:tab/>0.101020019074265<text:tab/>0.0959986064385136</text:p>
      <text:p text:style-name="P1">Ovca2<text:tab/>2.53675517615052<text:tab/>3.53987309814227<text:tab/>3.12912486911067<text:tab/>4.03265572213245<text:tab/>3.95621362184507</text:p>
      <text:p text:style-name="P1">Ovol1<text:tab/>0.342041530661276<text:tab/>0.237495836503812<text:tab/>0.323134893918123<text:tab/>0.379170014522762<text:tab/>0.341520644853802</text:p>
      <text:p text:style-name="P1">Ovol2<text:tab/>0.103933771121142<text:tab/>0.10330493628222<text:tab/>0.0979952785205257<text:tab/>0.101020019074265<text:tab/>0.0959986064385136</text:p>
      <text:p text:style-name="P1">Ovol3<text:tab/>0.121105317447212<text:tab/>0.104560316666174<text:tab/>0.144032949928488<text:tab/>0.102608190597018<text:tab/>0.0960870866150545</text:p>
      <text:p text:style-name="P1">Oxa1l<text:tab/>64.8791910320289<text:tab/>42.4576942662802<text:tab/>35.8138835102881<text:tab/>71.4804170615729<text:tab/>46.4107774388811</text:p>
      <text:p text:style-name="P1">Oxct1<text:tab/>69.5918471868322<text:tab/>54.5136648802189<text:tab/>47.6770746019371<text:tab/>57.1145005093466<text:tab/>39.9595499331695</text:p>
      <text:p text:style-name="P1">Oxct2a<text:tab/>0.382023747643375<text:tab/>0.184141426469264<text:tab/>0.115575916345103<text:tab/>0.105955288952205<text:tab/>0.0951622313546535</text:p>
      <text:p text:style-name="P1">Oxgr1<text:tab/>0.103933771121142<text:tab/>0.10330493628222<text:tab/>0.0979952785205257<text:tab/>0.101020019074265<text:tab/>0.0959986064385136</text:p>
      <text:p text:style-name="P1">Oxld1<text:tab/>10.6728184302824<text:tab/>5.54596889010739<text:tab/>2.53757359094723<text:tab/>10.2853996198585<text:tab/>9.7040958977573</text:p>
      <text:p text:style-name="P1">Oxnad1<text:tab/>7.55572492681853<text:tab/>8.47224392556288<text:tab/>4.98095551569784<text:tab/>18.4352728706574<text:tab/>11.1279964441198</text:p>
      <text:p text:style-name="P1">Oxr1<text:tab/>15.1711594998075<text:tab/>8.46937774850732<text:tab/>10.5478740859184<text:tab/>16.1871093311073<text:tab/>9.50836661238872</text:p>
      <text:p text:style-name="P1">Oxsm<text:tab/>3.3200896351281<text:tab/>1.81226569335351<text:tab/>0.574255743357213<text:tab/>3.30513251984926<text:tab/>1.0825434376637</text:p>
      <text:p text:style-name="P1">Oxsr1<text:tab/>38.7408562269213<text:tab/>31.9185012375667<text:tab/>19.0655423800432<text:tab/>42.9226427697507<text:tab/>25.7961686900145</text:p>
      <text:p text:style-name="P1">Oxt<text:tab/>0.103933771121142<text:tab/>0.10330493628222<text:tab/>0.0979952785205257<text:tab/>0.101020019074265<text:tab/>0.0959986064385136</text:p>
      <text:p text:style-name="P1"><text:soft-page-break/>Oxtr<text:tab/>0.223260338461916<text:tab/>0.21173237679244<text:tab/>0.0984992931889452<text:tab/>0.104193803301283<text:tab/>0.0958182173404208</text:p>
      <text:p text:style-name="P1">P22k15<text:tab/>0.103933771121142<text:tab/>0.10330493628222<text:tab/>0.0979952785205257<text:tab/>0.101020019074265<text:tab/>0.0959986064385136</text:p>
      <text:p text:style-name="P1">P2rx1<text:tab/>0.128784143553832<text:tab/>1.00952653017726<text:tab/>0.429359462409471<text:tab/>0.833445529579648<text:tab/>0.0918721153164376</text:p>
      <text:p text:style-name="P1">P2rx2<text:tab/>0.328230262101389<text:tab/>0.246988252392315<text:tab/>0.0982989662447055<text:tab/>0.105382454960935<text:tab/>0.0952100357348151</text:p>
      <text:p text:style-name="P1">P2rx3<text:tab/>0.197123923594323<text:tab/>0.482271286930197<text:tab/>0.188164140907082<text:tab/>0.13885294746849<text:tab/>0.166740217623274</text:p>
      <text:p text:style-name="P1">P2rx4<text:tab/>17.5453569933812<text:tab/>16.047585444626<text:tab/>11.8680146281721<text:tab/>31.3628199492953<text:tab/>23.9003162576021</text:p>
      <text:p text:style-name="P1">P2rx5<text:tab/>4.06123997462069<text:tab/>2.93502986427444<text:tab/>1.42387780597127<text:tab/>13.5543439276194<text:tab/>2.03161145852911</text:p>
      <text:p text:style-name="P1">P2rx6<text:tab/>0.0936293580926302<text:tab/>0.870038298828175<text:tab/>0.088266729084714<text:tab/>0.441668883155679<text:tab/>0.0863639852151307</text:p>
      <text:p text:style-name="P1">P2rx7<text:tab/>0.129754519508388<text:tab/>0.103964360301342<text:tab/>0.0976691186632034<text:tab/>0.116551622791903<text:tab/>0.119701413950732</text:p>
      <text:p text:style-name="P1">P2ry1<text:tab/>0.812040828864513<text:tab/>3.68641077852858<text:tab/>3.6498720514184<text:tab/>8.40748281212637<text:tab/>14.6461945989135</text:p>
      <text:p text:style-name="P1">P2ry10<text:tab/>0.103933771121142<text:tab/>0.10330493628222<text:tab/>0.0979952785205257<text:tab/>0.101020019074265<text:tab/>0.0959986064385136</text:p>
      <text:p text:style-name="P1">P2ry12<text:tab/>0.103933771121142<text:tab/>0.10330493628222<text:tab/>0.0979952785205257<text:tab/>0.101020019074265<text:tab/>0.0959986064385136</text:p>
      <text:p text:style-name="P1">P2ry13<text:tab/>0.103933771121142<text:tab/>0.10330493628222<text:tab/>0.0979952785205257<text:tab/>0.101020019074265<text:tab/>0.0959986064385136</text:p>
      <text:p text:style-name="P1">P2ry14<text:tab/>0.103933771121142<text:tab/>0.10330493628222<text:tab/>0.0979952785205257<text:tab/>0.101020019074265<text:tab/>0.0959986064385136</text:p>
      <text:p text:style-name="P1">P2ry2<text:tab/>3.3909783302398<text:tab/>4.82073881336981<text:tab/>2.05394673851743<text:tab/>2.94425744084308<text:tab/>1.02688298984578</text:p>
      <text:p text:style-name="P1">P2ry4<text:tab/>0.662946447138128<text:tab/>0.387803142995493<text:tab/>1.60660042688471<text:tab/>0.291868281377436<text:tab/>0.380943548036195</text:p>
      <text:p text:style-name="P1">P2ry6<text:tab/>6.06349750675699<text:tab/>3.5244958671371<text:tab/>0.1560824773165<text:tab/>4.48718533428155<text:tab/>0.145028551883641</text:p>
      <text:p text:style-name="P1">P3h1<text:tab/>74.8802264875221<text:tab/>75.7238496376598<text:tab/>88.5624788888714<text:tab/>130.470086465715<text:tab/>58.4872257348821</text:p>
      <text:p text:style-name="P1">P3h2<text:tab/>0.235755866310371<text:tab/>0.426514905109005<text:tab/>0.306735514968034<text:tab/>0.258911996695986<text:tab/>0.10255895746221</text:p>
      <text:p text:style-name="P1">P3h3<text:tab/>139.318246729151<text:tab/>128.572602920292<text:tab/>102.508284073843<text:tab/>204.805175642729<text:tab/>53.9574009518477</text:p>
      <text:p text:style-name="P1">P3h4<text:tab/>38.6877681839948<text:tab/>40.5165346907612<text:tab/>30.5376235629144<text:tab/>107.671347349896<text:tab/>50.1099274183857</text:p>
      <text:p text:style-name="P1">P4ha1<text:tab/>244.816684502858<text:tab/>263.954070647458<text:tab/>263.736957360381<text:tab/>309.074253564113<text:tab/>156.541461011679</text:p>
      <text:p text:style-name="P1">P4ha2<text:tab/>17.2205515532722<text:tab/>18.8209703723756<text:tab/>17.9796819344026<text:tab/>32.9200129010071<text:tab/>23.8307659505986</text:p>
      <text:p text:style-name="P1">P4ha3<text:tab/>216.927314698218<text:tab/>214.882654662886<text:tab/>104.616716687683<text:tab/>47.667914663132<text:tab/>5.60295334434735</text:p>
      <text:p text:style-name="P1">P4hb<text:tab/>575.236858059355<text:tab/>817.613082413559<text:tab/>867.184213799625<text:tab/>967.452998865273<text:tab/>814.796310170894</text:p>
      <text:p text:style-name="P1">PCOLCE2<text:tab/>13.9069497920601<text:tab/>12.9217578473865<text:tab/>5.85190184956188<text:tab/>5.08061945109996<text:tab/>0.368018407061089</text:p>
      <text:p text:style-name="P1">PVR<text:tab/>17.3574376933302<text:tab/>229.571308500239<text:tab/>244.035877718364<text:tab/>39.8962053512962<text:tab/>165.135069732523</text:p>
      <text:p text:style-name="P1">Pa2g4<text:tab/>116.225998022275<text:tab/>166.26410271903<text:tab/>126.472383402316<text:tab/>137.691296017832<text:tab/>155.853230448027</text:p>
      <text:p text:style-name="P1">Pabpc1<text:tab/>655.87826169709<text:tab/>809.394283647731<text:tab/>904.884622042104<text:tab/>754.438476923743<text:tab/>920.329037157201</text:p>
      <text:p text:style-name="P1">Pabpc2<text:tab/>0.278285817436387<text:tab/>0.178493815371192<text:tab/>0.175684713906054<text:tab/>0.137999525279297<text:tab/>0.126604097062274</text:p>
      <text:p text:style-name="P1">Pabpc4<text:tab/>104.48098602688<text:tab/>198.84256629127<text:tab/>158.014200582566<text:tab/>163.031090386734<text:tab/>141.29293636993</text:p>
      <text:p text:style-name="P1">Pabpc4l<text:tab/>0.103933771121142<text:tab/>0.10330493628222<text:tab/>0.0979952785205257<text:tab/>0.101020019074265<text:tab/>0.0959986064385136</text:p>
      <text:p text:style-name="P1">Pabpc5<text:tab/>0.103933771121142<text:tab/>0.10330493628222<text:tab/>0.0979952785205257<text:tab/>0.101020019074265<text:tab/>0.0959986064385136</text:p>
      <text:p text:style-name="P1">Pabpc6<text:tab/>0.593719051897486<text:tab/>0.932756719125128<text:tab/>0.502979200056287<text:tab/>0.241162802991244<text:tab/>0.404858339906788</text:p>
      <text:p text:style-name="P1">Pabpn1<text:tab/>113.074889283469<text:tab/>116.820643982982<text:tab/>69.2503293511346<text:tab/>136.768027769163<text:tab/>95.4281894349188</text:p>
      <text:p text:style-name="P1">Pabpn1l<text:tab/>0.103933771121142<text:tab/>0.10330493628222<text:tab/>0.0979952785205257<text:tab/>0.101020019074265<text:tab/>0.0959986064385136</text:p>
      <text:p text:style-name="P1">Pacrg<text:tab/>0.103933771121142<text:tab/>0.10330493628222<text:tab/>0.0979952785205257<text:tab/>0.101020019074265<text:tab/>0.0959986064385136</text:p>
      <text:p text:style-name="P1">Pacs1<text:tab/>16.0965887276442<text:tab/>12.0300817041454<text:tab/>9.54188826489361<text:tab/>16.2181375809816<text:tab/>6.35739178477235</text:p>
      <text:p text:style-name="P1">Pacsin1<text:tab/>0.211553580453928<text:tab/>0.170277900206149<text:tab/>0.158997107863481<text:tab/>0.197537128093953<text:tab/>0.0957882774731692</text:p>
      <text:p text:style-name="P1">Pacsin2<text:tab/>28.4212014634064<text:tab/>35.225361837951<text:tab/>37.4986350812687<text:tab/>49.7396732485078<text:tab/>43.9649871981926</text:p>
      <text:p text:style-name="P1">Pacsin3<text:tab/>23.2267947927599<text:tab/>18.4492530690562<text:tab/>12.0855233200039<text:tab/>44.3708593767086<text:tab/>9.23628454342006</text:p>
      <text:p text:style-name="P1">Padi1<text:tab/>0.103933771121142<text:tab/>0.10330493628222<text:tab/>0.0979952785205257<text:tab/>0.101020019074265<text:tab/>0.0959986064385136</text:p>
      <text:p text:style-name="P1">Padi2<text:tab/>0.111050789993054<text:tab/>0.103814532419483<text:tab/>0.0981299243624935<text:tab/>0.111517212774238<text:tab/>0.0960138472802316</text:p>
      <text:p text:style-name="P1">Padi3<text:tab/>0.127526622112381<text:tab/>0.134273463442477<text:tab/>0.0920612062440509<text:tab/>0.897295552437579<text:tab/>0.19842216621672</text:p>
      <text:p text:style-name="P1">Padi4<text:tab/>0.103933771121142<text:tab/>0.10330493628222<text:tab/>0.0979952785205257<text:tab/>0.101020019074265<text:tab/>0.0959986064385136</text:p>
      <text:p text:style-name="P1">Padi6<text:tab/>0.103933771121142<text:tab/>0.10330493628222<text:tab/>0.0979952785205257<text:tab/>0.101020019074265<text:tab/>0.0959986064385136</text:p>
      <text:p text:style-name="P1">Paf1<text:tab/>71.2978497233812<text:tab/>85.1297585752042<text:tab/>111.96345176909<text:tab/>94.683289334559<text:tab/>122.322589021943</text:p>
      <text:p text:style-name="P1">Pafah1b1<text:tab/>50.0371999970263<text:tab/>70.0607567480787<text:tab/>56.9798883661284<text:tab/>67.3004119465942<text:tab/>60.4097220250558</text:p>
      <text:p text:style-name="P1">Pafah1b2<text:tab/>53.4415465634448<text:tab/>77.7711360677997<text:tab/>57.2976830113748<text:tab/>89.9128942968569<text:tab/>65.8904079425439</text:p>
      <text:p text:style-name="P1">Pafah1b3<text:tab/>17.4640371779545<text:tab/>22.2414121123449<text:tab/>8.64011449170301<text:tab/>32.9627297462032<text:tab/>7.78679206617081</text:p>
      <text:p text:style-name="P1">Pafah2<text:tab/>2.79347242676705<text:tab/>0.48766969920735<text:tab/>0.90990647599719<text:tab/>3.31252597904469<text:tab/>2.5339323929898</text:p>
      <text:p text:style-name="P1">Pag1<text:tab/>1.54886791311458<text:tab/>0.677360858984791<text:tab/>3.74572872005047<text:tab/>2.61443369569283<text:tab/>1.82461301875196</text:p>
      <text:p text:style-name="P1">Pagr1<text:tab/>8.6595750023024<text:tab/>5.97505945845137<text:tab/>3.14743462804041<text:tab/>15.8071816864513<text:tab/>9.66491246047493</text:p>
      <text:p text:style-name="P1">Pah<text:tab/>0.103933771121142<text:tab/>0.10330493628222<text:tab/>0.0979952785205257<text:tab/>0.101020019074265<text:tab/>0.0959986064385136</text:p>
      <text:p text:style-name="P1"><text:soft-page-break/>Paics<text:tab/>24.8532119823244<text:tab/>20.3182607788552<text:tab/>10.027147132268<text:tab/>25.1143599940197<text:tab/>14.3325042644669</text:p>
      <text:p text:style-name="P1">Paip1<text:tab/>47.1412678865482<text:tab/>39.9075950409471<text:tab/>42.3671181953079<text:tab/>63.4216087571406<text:tab/>58.9176832489813</text:p>
      <text:p text:style-name="P1">Paip2<text:tab/>75.3503997140557<text:tab/>54.5660620409872<text:tab/>53.9554049338108<text:tab/>97.7526481033265<text:tab/>76.8596274105227</text:p>
      <text:p text:style-name="P1">Pak1<text:tab/>55.6240944503106<text:tab/>46.1539459055138<text:tab/>32.4609939906306<text:tab/>52.8715515010468<text:tab/>22.3383328517006</text:p>
      <text:p text:style-name="P1">Pak1ip1<text:tab/>28.422123642006<text:tab/>43.0795320645993<text:tab/>19.3674405576623<text:tab/>35.3828853674811<text:tab/>23.8912622621146</text:p>
      <text:p text:style-name="P1">Pak2<text:tab/>1.2734958963709<text:tab/>2.0777724353448<text:tab/>4.82447269380875<text:tab/>1.92756904763736<text:tab/>1.986729740299</text:p>
      <text:p text:style-name="P1">Pak3<text:tab/>4.1899342621236<text:tab/>1.31706058877817<text:tab/>0.699264137655835<text:tab/>5.3069612558347<text:tab/>2.37762815935672</text:p>
      <text:p text:style-name="P1">Pak4<text:tab/>17.6849028492822<text:tab/>17.3374548157325<text:tab/>10.2542709317664<text:tab/>21.0714758933424<text:tab/>15.9438418142732</text:p>
      <text:p text:style-name="P1">Pak6<text:tab/>0.104157136771529<text:tab/>0.103665187829658<text:tab/>0.109130454096545<text:tab/>0.101485490577762<text:tab/>0.0960656006218473</text:p>
      <text:p text:style-name="P1">Pak7<text:tab/>0.103933771121142<text:tab/>0.10330493628222<text:tab/>0.0979952785205257<text:tab/>0.101020019074265<text:tab/>0.0959986064385136</text:p>
      <text:p text:style-name="P1">Palb2<text:tab/>1.755903662024<text:tab/>0.780503365273134<text:tab/>0.695431151648664<text:tab/>1.85375015265365<text:tab/>1.69395250717764</text:p>
      <text:p text:style-name="P1">Pald1<text:tab/>4.82398871544009<text:tab/>2.11158372002965<text:tab/>2.87624492901011<text:tab/>7.2937126055273<text:tab/>2.04660799504845</text:p>
      <text:p text:style-name="P1">Palm<text:tab/>38.3002105329406<text:tab/>29.1029850224549<text:tab/>14.0309992336467<text:tab/>48.5460889178023<text:tab/>28.8928999410944</text:p>
      <text:p text:style-name="P1">Palm2<text:tab/>4.09580620034984<text:tab/>4.08473862781596<text:tab/>0.389566666464979<text:tab/>3.05566549583183<text:tab/>0.57571403111576</text:p>
      <text:p text:style-name="P1">Palmd<text:tab/>13.8937413911753<text:tab/>5.55790293865413<text:tab/>0.869029044657943<text:tab/>3.03518627837793<text:tab/>0.292563868087654</text:p>
      <text:p text:style-name="P1">Pam<text:tab/>314.170027457572<text:tab/>340.793480151182<text:tab/>269.324186668641<text:tab/>370.259857604772<text:tab/>166.55241641409</text:p>
      <text:p text:style-name="P1">Pam16<text:tab/>28.8282727069244<text:tab/>22.8412412879219<text:tab/>25.7905117488859<text:tab/>40.5058492490496<text:tab/>57.193917560639</text:p>
      <text:p text:style-name="P1">Pamr1<text:tab/>0.217566589197288<text:tab/>1.14003331896709<text:tab/>0.0919166051488635<text:tab/>0.683438923247654<text:tab/>0.221566991054378</text:p>
      <text:p text:style-name="P1">Pan2<text:tab/>6.10586062993331<text:tab/>4.5200803217467<text:tab/>2.77651502150096<text:tab/>5.29356416609738<text:tab/>4.48997651246609</text:p>
      <text:p text:style-name="P1">Pank1<text:tab/>4.58436407425477<text:tab/>10.6257744500659<text:tab/>3.48663475846947<text:tab/>14.4522997929781<text:tab/>4.93761433184568</text:p>
      <text:p text:style-name="P1">Pank2<text:tab/>17.1785279961409<text:tab/>11.4342997866831<text:tab/>9.46774216429649<text:tab/>21.0433660610791<text:tab/>14.7493318753047</text:p>
      <text:p text:style-name="P1">Pank3<text:tab/>21.8798724908914<text:tab/>16.6455811089858<text:tab/>20.6335754947467<text:tab/>21.7328837238054<text:tab/>19.4768187600117</text:p>
      <text:p text:style-name="P1">Pank4<text:tab/>10.213199094886<text:tab/>13.8600655191548<text:tab/>11.4883606994446<text:tab/>18.4769824855434<text:tab/>10.9462346297395</text:p>
      <text:p text:style-name="P1">Panx1<text:tab/>3.79133765037698<text:tab/>2.48646631703109<text:tab/>3.9399835005923<text:tab/>5.43222868416746<text:tab/>4.97364045596553</text:p>
      <text:p text:style-name="P1">Panx2<text:tab/>0.266613557900942<text:tab/>0.133623877935988<text:tab/>0.115225992260689<text:tab/>0.251231084311466<text:tab/>0.146735131325365</text:p>
      <text:p text:style-name="P1">Panx3<text:tab/>0.435331520416104<text:tab/>0.215831743044794<text:tab/>0.122616011613185<text:tab/>0.106274708669001<text:tab/>0.0949676472464633</text:p>
      <text:p text:style-name="P1">Paox<text:tab/>8.16274716654402<text:tab/>4.52690347575846<text:tab/>4.4433040300097<text:tab/>13.0089275820662<text:tab/>10.7694724780646</text:p>
      <text:p text:style-name="P1">Papd4<text:tab/>20.8497401177827<text:tab/>24.9340532216893<text:tab/>15.4083736151402<text:tab/>21.8224840645461<text:tab/>19.7721213427789</text:p>
      <text:p text:style-name="P1">Papd5<text:tab/>13.0745910183813<text:tab/>12.0161220712762<text:tab/>20.8050426018479<text:tab/>16.7324089903128<text:tab/>18.6747220649798</text:p>
      <text:p text:style-name="P1">Papd7<text:tab/>21.609058793947<text:tab/>28.6412203158031<text:tab/>22.3444055346113<text:tab/>18.8742811331683<text:tab/>9.13342350523636</text:p>
      <text:p text:style-name="P1">Papola<text:tab/>38.0128499881627<text:tab/>46.2778264838834<text:tab/>43.8603143885449<text:tab/>55.0233749747633<text:tab/>47.7380576139101</text:p>
      <text:p text:style-name="P1">Papolb<text:tab/>0.133516709677416<text:tab/>0.137680784368484<text:tab/>0.112242032423568<text:tab/>0.145302503346053<text:tab/>0.152133358276455</text:p>
      <text:p text:style-name="P1">Papolg<text:tab/>5.75346277040384<text:tab/>3.79251985341544<text:tab/>4.3565600536425<text:tab/>6.49986008573065<text:tab/>4.32039216477907</text:p>
      <text:p text:style-name="P1">Pappa<text:tab/>1.42620480383991<text:tab/>2.24073639090028<text:tab/>0.152303249999971<text:tab/>0.955866159687527<text:tab/>0.179026448806979</text:p>
      <text:p text:style-name="P1">Papss1<text:tab/>58.9642213344137<text:tab/>43.8601512249209<text:tab/>49.9934351657933<text:tab/>69.8124586744954<text:tab/>36.7300372294293</text:p>
      <text:p text:style-name="P1">Papss2<text:tab/>7.777137481532<text:tab/>7.04279426656089<text:tab/>5.93360496442476<text:tab/>8.89983154687166<text:tab/>0.794235078167502</text:p>
      <text:p text:style-name="P1">Paqr3<text:tab/>3.36261012924845<text:tab/>1.73937401700996<text:tab/>4.17092258910516<text:tab/>3.5980055338397<text:tab/>4.38449488457452</text:p>
      <text:p text:style-name="P1">Paqr4<text:tab/>3.18533719633987<text:tab/>6.10649843880861<text:tab/>5.06170712048293<text:tab/>6.20669789706971<text:tab/>5.1135067441189</text:p>
      <text:p text:style-name="P1">Paqr5<text:tab/>0.104190583769424<text:tab/>0.121848490244493<text:tab/>0.150832039001388<text:tab/>0.134758469494245<text:tab/>0.159321142044276</text:p>
      <text:p text:style-name="P1">Paqr6<text:tab/>28.0065779296061<text:tab/>24.1693587600349<text:tab/>11.9371108381868<text:tab/>19.6993174201243<text:tab/>1.46960604941261</text:p>
      <text:p text:style-name="P1">Paqr7<text:tab/>7.89097044272684<text:tab/>3.47789420883184<text:tab/>2.241957584834<text:tab/>9.32763652275556<text:tab/>2.81285633492508</text:p>
      <text:p text:style-name="P1">Paqr8<text:tab/>3.67719263094769<text:tab/>4.4910304157803<text:tab/>4.40459268800618<text:tab/>25.1228013904283<text:tab/>6.08444720698688</text:p>
      <text:p text:style-name="P1">Paqr9<text:tab/>0.138368010991798<text:tab/>0.130132216838052<text:tab/>0.0963018765775992<text:tab/>0.116104678957098<text:tab/>0.0941626289324765</text:p>
      <text:p text:style-name="P1">Pard3<text:tab/>9.97749962205735<text:tab/>9.29500210976393<text:tab/>5.42115051006448<text:tab/>13.3598415375234<text:tab/>11.6717057815549</text:p>
      <text:p text:style-name="P1">Pard3b<text:tab/>2.33442289550195<text:tab/>3.63172883730694<text:tab/>2.47905721217741<text:tab/>3.44604192453662<text:tab/>1.11671522138887</text:p>
      <text:p text:style-name="P1">Pard6a<text:tab/>0.531840695219218<text:tab/>0.30506487864732<text:tab/>0.518676877807078<text:tab/>0.945702546201044<text:tab/>1.43745599300555</text:p>
      <text:p text:style-name="P1">Pard6b<text:tab/>3.38685551681515<text:tab/>63.4482213059168<text:tab/>33.7328312803382<text:tab/>4.70728896572491<text:tab/>6.26230022485563</text:p>
      <text:p text:style-name="P1">Pard6g<text:tab/>4.72527690347143<text:tab/>5.07357538285517<text:tab/>3.80394492939611<text:tab/>8.57163000520249<text:tab/>3.10186052989215</text:p>
      <text:p text:style-name="P1">Parg<text:tab/>8.67782859896277<text:tab/>7.68555215125916<text:tab/>6.33178751334171<text:tab/>12.7993324433573<text:tab/>9.75574866344672</text:p>
      <text:p text:style-name="P1">Park2<text:tab/>0.104387231361499<text:tab/>0.104409227390901<text:tab/>0.0984312047287336<text:tab/>0.10234147663813<text:tab/>0.141744894634256</text:p>
      <text:p text:style-name="P1">Park7<text:tab/>179.318211478922<text:tab/>156.980326928121<text:tab/>139.664251154991<text:tab/>224.401426595224<text:tab/>192.129837635668</text:p>
      <text:p text:style-name="P1">Parl<text:tab/>28.5890316327776<text:tab/>28.8955643319885<text:tab/>17.3614502651894<text:tab/>49.6329511556736<text:tab/>36.2385791043791</text:p>
      <text:p text:style-name="P1">Parm1<text:tab/>4.0370497505928<text:tab/>9.03419327947883<text:tab/>2.86721682934917<text:tab/>1.15387541878647<text:tab/>1.53845138180264</text:p>
      <text:p text:style-name="P1">Parn<text:tab/>20.9606496461567<text:tab/>14.0884621520736<text:tab/>8.90444273827789<text:tab/>31.313446714393<text:tab/>18.9769985471662</text:p>
      <text:p text:style-name="P1"><text:soft-page-break/>Parp1<text:tab/>29.7772592925432<text:tab/>22.2976130362867<text:tab/>26.9036088947668<text:tab/>29.3108688378699<text:tab/>28.7962597734089</text:p>
      <text:p text:style-name="P1">Parp14<text:tab/>4.38168101487023<text:tab/>31.262026159462<text:tab/>8.34457582240962<text:tab/>14.4801651586548<text:tab/>3.0389945517627</text:p>
      <text:p text:style-name="P1">Parp16<text:tab/>5.72752665705666<text:tab/>1.44910368466633<text:tab/>2.01623370533911<text:tab/>11.7073987682035<text:tab/>7.62403054796243</text:p>
      <text:p text:style-name="P1">Parp2<text:tab/>21.3817437671546<text:tab/>10.708062316779<text:tab/>4.09743624829704<text:tab/>17.7980100629305<text:tab/>8.1372119477411</text:p>
      <text:p text:style-name="P1">Parp3<text:tab/>53.1862547496272<text:tab/>61.6209275415644<text:tab/>22.7021254956316<text:tab/>123.031522526453<text:tab/>41.32392320484</text:p>
      <text:p text:style-name="P1">Parp6<text:tab/>15.2056180055351<text:tab/>12.5999147385131<text:tab/>9.24927376803475<text:tab/>16.4487671290111<text:tab/>13.5937540613051</text:p>
      <text:p text:style-name="P1">Parp9<text:tab/>12.1897897543327<text:tab/>40.8755450943823<text:tab/>12.1083298373858<text:tab/>25.268242754318<text:tab/>4.61795550134059</text:p>
      <text:p text:style-name="P1">Parpbp<text:tab/>3.87340661708118<text:tab/>2.34688422976651<text:tab/>1.36392299330317<text:tab/>1.6999998159962<text:tab/>0.126939145179594</text:p>
      <text:p text:style-name="P1">Pars2<text:tab/>3.14051947289364<text:tab/>1.19698741701343<text:tab/>2.34562100831131<text:tab/>4.02237231082236<text:tab/>5.69378840568206</text:p>
      <text:p text:style-name="P1">Parva<text:tab/>215.245251337082<text:tab/>206.492071910141<text:tab/>166.69677429979<text:tab/>183.495781238237<text:tab/>66.0021120774058</text:p>
      <text:p text:style-name="P1">Parvb<text:tab/>5.48078647488639<text:tab/>6.11653769377953<text:tab/>3.01373406946812<text:tab/>33.6265917753341<text:tab/>15.6476619003764</text:p>
      <text:p text:style-name="P1">Parvg<text:tab/>0.103933771121142<text:tab/>0.10330493628222<text:tab/>0.0979952785205257<text:tab/>0.101020019074265<text:tab/>0.0959986064385136</text:p>
      <text:p text:style-name="P1">Pask<text:tab/>3.53660714638912<text:tab/>2.15746464504173<text:tab/>1.26845546203378<text:tab/>1.69647565991524<text:tab/>0.487582481655883</text:p>
      <text:p text:style-name="P1">Pate-f<text:tab/>0.103933771121142<text:tab/>0.10330493628222<text:tab/>0.0979952785205257<text:tab/>0.101020019074265<text:tab/>0.0959986064385136</text:p>
      <text:p text:style-name="P1">Pate1<text:tab/>0.103933771121142<text:tab/>0.10330493628222<text:tab/>0.0979952785205257<text:tab/>0.101020019074265<text:tab/>0.0959986064385136</text:p>
      <text:p text:style-name="P1">Pate2<text:tab/>0.103933771121142<text:tab/>0.10330493628222<text:tab/>0.0979952785205257<text:tab/>0.101020019074265<text:tab/>0.0959986064385136</text:p>
      <text:p text:style-name="P1">Pate3<text:tab/>0.103933771121142<text:tab/>0.10330493628222<text:tab/>0.0979952785205257<text:tab/>0.101020019074265<text:tab/>0.0959986064385136</text:p>
      <text:p text:style-name="P1">Pate4<text:tab/>0.103933771121142<text:tab/>0.10330493628222<text:tab/>0.0979952785205257<text:tab/>0.101020019074265<text:tab/>0.0959986064385136</text:p>
      <text:p text:style-name="P1">Patl1<text:tab/>12.7966881325486<text:tab/>16.6152334910843<text:tab/>12.2729234327303<text:tab/>14.4694126188652<text:tab/>12.1547478712467</text:p>
      <text:p text:style-name="P1">Patz1<text:tab/>12.0519822558662<text:tab/>6.3069250130047<text:tab/>5.68620281502328<text:tab/>16.6808586568787<text:tab/>4.98209969133363</text:p>
      <text:p text:style-name="P1">Pawr<text:tab/>57.9806576780917<text:tab/>40.1341984709004<text:tab/>15.6750790405619<text:tab/>79.6113869568701<text:tab/>26.5287330440308</text:p>
      <text:p text:style-name="P1">Pax1<text:tab/>0.171887949999268<text:tab/>0.137679510021109<text:tab/>0.0989652529197667<text:tab/>0.114036310014537<text:tab/>0.159705294315767</text:p>
      <text:p text:style-name="P1">Pax2<text:tab/>0.103933771121142<text:tab/>0.10330493628222<text:tab/>0.0979952785205257<text:tab/>0.101020019074265<text:tab/>0.0959986064385136</text:p>
      <text:p text:style-name="P1">Pax3<text:tab/>0.103933771121142<text:tab/>0.10330493628222<text:tab/>0.0979952785205257<text:tab/>0.101020019074265<text:tab/>0.0959986064385136</text:p>
      <text:p text:style-name="P1">Pax4<text:tab/>0.107400482094519<text:tab/>0.10961027989414<text:tab/>0.393046959183299<text:tab/>0.109099123397951<text:tab/>0.120119864708972</text:p>
      <text:p text:style-name="P1">Pax5<text:tab/>0.103933771121142<text:tab/>0.10330493628222<text:tab/>0.0979952785205257<text:tab/>0.101020019074265<text:tab/>0.0959986064385136</text:p>
      <text:p text:style-name="P1">Pax6<text:tab/>0.103933771121142<text:tab/>0.10330493628222<text:tab/>0.0979952785205257<text:tab/>0.101020019074265<text:tab/>0.0959986064385136</text:p>
      <text:p text:style-name="P1">Pax7<text:tab/>0.103933771121142<text:tab/>0.10330493628222<text:tab/>0.0979952785205257<text:tab/>0.101020019074265<text:tab/>0.0959986064385136</text:p>
      <text:p text:style-name="P1">Pax8<text:tab/>0.130965208401373<text:tab/>0.279580530671336<text:tab/>0.0985703352638643<text:tab/>0.124076474387653<text:tab/>0.104450877966788</text:p>
      <text:p text:style-name="P1">Pax9<text:tab/>1.18484514403457<text:tab/>0.347972635178703<text:tab/>0.922628225331802<text:tab/>1.61654358580584<text:tab/>0.522343347749974</text:p>
      <text:p text:style-name="P1">Paxip1<text:tab/>7.79777405583842<text:tab/>9.49467719796848<text:tab/>12.0853570668638<text:tab/>7.35276928521091<text:tab/>10.0199844659108</text:p>
      <text:p text:style-name="P1">Pbdc1<text:tab/>36.6684551566872<text:tab/>36.4986063461352<text:tab/>18.0205474108542<text:tab/>51.0945909949134<text:tab/>46.6584468579625</text:p>
      <text:p text:style-name="P1">Pbk<text:tab/>12.5677054697312<text:tab/>10.9946016304446<text:tab/>1.73578831337406<text:tab/>3.0986332631524<text:tab/>0.288854175388245</text:p>
      <text:p text:style-name="P1">Pbld1<text:tab/>0.176596915087114<text:tab/>0.204417108461258<text:tab/>0.0926180819241113<text:tab/>0.845408989460268<text:tab/>0.105739988756067</text:p>
      <text:p text:style-name="P1">Pbp2<text:tab/>0.103521277678749<text:tab/>0.103931954176081<text:tab/>0.117452298319375<text:tab/>0.133585809940935<text:tab/>0.0951865633886599</text:p>
      <text:p text:style-name="P1">Pbsn<text:tab/>0.103933771121142<text:tab/>0.10330493628222<text:tab/>0.0979952785205257<text:tab/>0.101020019074265<text:tab/>0.0959986064385136</text:p>
      <text:p text:style-name="P1">Pbx1<text:tab/>44.0157191074275<text:tab/>44.2766100436648<text:tab/>23.2531229328172<text:tab/>44.7188276006843<text:tab/>24.7396621556672</text:p>
      <text:p text:style-name="P1">Pbx2<text:tab/>17.4175002218293<text:tab/>15.4002089714527<text:tab/>3.97644170930262<text:tab/>25.6737475646027<text:tab/>6.54408925312556</text:p>
      <text:p text:style-name="P1">Pbx3<text:tab/>8.44961009441464<text:tab/>5.07798586798683<text:tab/>3.68056540465855<text:tab/>10.3063178803366<text:tab/>2.9279316528716</text:p>
      <text:p text:style-name="P1">Pbx4<text:tab/>0.213521424687999<text:tab/>0.131306838333729<text:tab/>0.138402636774743<text:tab/>0.757684722856571<text:tab/>0.529775411647332</text:p>
      <text:p text:style-name="P1">Pbxip1<text:tab/>84.0052947333336<text:tab/>71.4685085815359<text:tab/>58.6125673077831<text:tab/>67.7457564751106<text:tab/>40.0579314851754</text:p>
      <text:p text:style-name="P1">Pc<text:tab/>11.0390446500617<text:tab/>7.51844859211574<text:tab/>16.1485211257077<text:tab/>21.3032750601829<text:tab/>14.9941341920777</text:p>
      <text:p text:style-name="P1">Pcbd1<text:tab/>39.6388615171244<text:tab/>37.5728103844422<text:tab/>15.9667769459551<text:tab/>69.4904495591424<text:tab/>12.4849688158041</text:p>
      <text:p text:style-name="P1">Pcbp2<text:tab/>166.096391460967<text:tab/>191.984561041611<text:tab/>219.093764683978<text:tab/>187.525243514149<text:tab/>195.498240763997</text:p>
      <text:p text:style-name="P1">Pcbp3<text:tab/>6.65829611627036<text:tab/>10.3481054193985<text:tab/>11.4346453223073<text:tab/>3.34087136013009<text:tab/>5.50046954209026</text:p>
      <text:p text:style-name="P1">Pcbp4<text:tab/>40.0853407655624<text:tab/>78.508886664987<text:tab/>38.615059106873<text:tab/>64.5428150889647<text:tab/>35.7529715561217</text:p>
      <text:p text:style-name="P1">Pcca<text:tab/>13.5058032023819<text:tab/>11.3558303944468<text:tab/>9.38453994414826<text:tab/>12.1206268782253<text:tab/>8.57235804080475</text:p>
      <text:p text:style-name="P1">Pccb<text:tab/>25.8515510756529<text:tab/>29.1448496061279<text:tab/>15.5009518567522<text:tab/>45.0166121545526<text:tab/>18.0058093534937</text:p>
      <text:p text:style-name="P1">Pcdh11x<text:tab/>0.103933771121142<text:tab/>0.10330493628222<text:tab/>0.0979952785205257<text:tab/>0.101020019074265<text:tab/>0.0959986064385136</text:p>
      <text:p text:style-name="P1">Pcdh12<text:tab/>0.116492471889803<text:tab/>0.104199185045253<text:tab/>0.0981516200368137<text:tab/>0.123221805664989<text:tab/>0.0959921639646446</text:p>
      <text:p text:style-name="P1">Pcdh15<text:tab/>0.103933771121142<text:tab/>0.10330493628222<text:tab/>0.0979952785205257<text:tab/>0.101020019074265<text:tab/>0.0959986064385136</text:p>
      <text:p text:style-name="P1">Pcdh17<text:tab/>0.10417974036444<text:tab/>0.103703606293148<text:tab/>0.110571684871188<text:tab/>0.101535292137744<text:tab/>0.0960721015529362</text:p>
      <text:p text:style-name="P1">Pcdh18<text:tab/>2.22899619248321<text:tab/>9.72786018357465<text:tab/>4.52201635341987<text:tab/>7.88796157278246<text:tab/>3.50735579243285</text:p>
      <text:p text:style-name="P1">Pcdh19<text:tab/>0.104017645018315<text:tab/>0.108979911153242<text:tab/>0.0980457921532249<text:tab/>0.101243153333684<text:tab/>0.0960153848345923</text:p>
      <text:p text:style-name="P1"><text:soft-page-break/>Pcdh20<text:tab/>10.2276041557562<text:tab/>2.13240102499253<text:tab/>0.67902018181512<text:tab/>9.35155794349707<text:tab/>4.01664561395614</text:p>
      <text:p text:style-name="P1">Pcdh7<text:tab/>53.20969070352<text:tab/>50.1643128004339<text:tab/>60.6316059659286<text:tab/>56.387515575812<text:tab/>54.6261233968578</text:p>
      <text:p text:style-name="P1">Pcdh8<text:tab/>0.102215641275661<text:tab/>0.103363061660064<text:tab/>0.243071057854605<text:tab/>0.101116948055173<text:tab/>0.0942839366188591</text:p>
      <text:p text:style-name="P1">Pcdh9<text:tab/>0.105466820301223<text:tab/>0.135557440092464<text:tab/>0.139238965669807<text:tab/>0.104662316020209<text:tab/>0.123796230637696</text:p>
      <text:p text:style-name="P1">Pcdha1<text:tab/>0.113912764408691<text:tab/>0.115272239870438<text:tab/>0.10294994219435<text:tab/>0.113156510237733<text:tab/>0.104216995732609</text:p>
      <text:p text:style-name="P1">Pcdha10<text:tab/>0.113762130386947<text:tab/>0.115240923270214<text:tab/>0.102824171333695<text:tab/>0.118419789984096<text:tab/>0.1040542880484</text:p>
      <text:p text:style-name="P1">Pcdha11<text:tab/>0.114047233865132<text:tab/>0.115504244948994<text:tab/>0.103007318455364<text:tab/>0.118499655282506<text:tab/>0.104243408765014</text:p>
      <text:p text:style-name="P1">Pcdha12<text:tab/>0.113912764408691<text:tab/>0.115272239870438<text:tab/>0.10294994219435<text:tab/>0.113156510237733<text:tab/>0.104216995732609</text:p>
      <text:p text:style-name="P1">Pcdha13<text:tab/>0.299375996810217<text:tab/>0.117153724474691<text:tab/>0.102624268446523<text:tab/>0.120192255412416<text:tab/>0.103726608896148</text:p>
      <text:p text:style-name="P1">Pcdha2<text:tab/>0.113912764408691<text:tab/>0.115272239870438<text:tab/>0.10294994219435<text:tab/>0.113156510237733<text:tab/>0.104216995732609</text:p>
      <text:p text:style-name="P1">Pcdha3<text:tab/>0.113912763230903<text:tab/>0.118141424025212<text:tab/>0.10288890615996<text:tab/>0.11844303807159<text:tab/>0.1041275102757</text:p>
      <text:p text:style-name="P1">Pcdha4<text:tab/>0.493946117269824<text:tab/>0.21908706042627<text:tab/>0.169266308019791<text:tab/>0.565332160724951<text:tab/>0.178333394754302</text:p>
      <text:p text:style-name="P1">Pcdha5<text:tab/>0.113653725117057<text:tab/>0.11540812485203<text:tab/>0.102698185093479<text:tab/>0.132328687408182<text:tab/>0.103847844274343</text:p>
      <text:p text:style-name="P1">Pcdha6<text:tab/>0.215484831222021<text:tab/>0.148693464797171<text:tab/>0.143090017076704<text:tab/>0.144012912964055<text:tab/>0.104229410139537</text:p>
      <text:p text:style-name="P1">Pcdha7<text:tab/>0.12620211229237<text:tab/>0.501674789282756<text:tab/>0.098900953963083<text:tab/>0.109473125629564<text:tab/>0.106888804788418</text:p>
      <text:p text:style-name="P1">Pcdha8<text:tab/>0.115763232298486<text:tab/>0.118601501727217<text:tab/>0.200484496404633<text:tab/>0.117445279797553<text:tab/>0.105078102826317</text:p>
      <text:p text:style-name="P1">Pcdha9<text:tab/>0.111126734235683<text:tab/>0.114929856276182<text:tab/>0.0999510832145955<text:tab/>0.24904693959025<text:tab/>0.101365408581924</text:p>
      <text:p text:style-name="P1">Pcdhac1<text:tab/>0.113912764408691<text:tab/>0.115272239870438<text:tab/>0.10294994219435<text:tab/>0.113156510237733<text:tab/>0.104216995732609</text:p>
      <text:p text:style-name="P1">Pcdhac2<text:tab/>0.113772431947199<text:tab/>0.161104423756519<text:tab/>0.102687453908007<text:tab/>0.159713920849204<text:tab/>0.1035960745028</text:p>
      <text:p text:style-name="P1">Pcdhb10<text:tab/>0.395326230185732<text:tab/>0.157639798367044<text:tab/>0.26056032445044<text:tab/>0.318221003548374<text:tab/>0.101013846370803</text:p>
      <text:p text:style-name="P1">Pcdhb12<text:tab/>0.230533621044548<text:tab/>0.144138376237411<text:tab/>0.208388226850811<text:tab/>0.627550015821835<text:tab/>0.147139277113754</text:p>
      <text:p text:style-name="P1">Pcdhb2<text:tab/>0.40733867091131<text:tab/>1.55416946796652<text:tab/>0.294368643174083<text:tab/>1.22702982065171<text:tab/>0.115688460081714</text:p>
      <text:p text:style-name="P1">Pcdhb20<text:tab/>0.594631802162508<text:tab/>0.261892238841503<text:tab/>0.141401093583091<text:tab/>0.462975776921718<text:tab/>0.117555567330874</text:p>
      <text:p text:style-name="P1">Pcdhb21<text:tab/>0.448529352249673<text:tab/>0.192441325692905<text:tab/>0.156780413519221<text:tab/>0.744488859956271<text:tab/>0.100877267453701</text:p>
      <text:p text:style-name="P1">Pcdhb3<text:tab/>0.33264812213716<text:tab/>1.07475033098555<text:tab/>0.248514621129595<text:tab/>0.988782493632178<text:tab/>0.187140644609039</text:p>
      <text:p text:style-name="P1">Pcdhb4<text:tab/>0.361471756403741<text:tab/>0.155591200661098<text:tab/>0.165505706370326<text:tab/>0.788059885480585<text:tab/>0.115837607584007</text:p>
      <text:p text:style-name="P1">Pcdhb5<text:tab/>0.512253713336788<text:tab/>0.343636301439319<text:tab/>0.59659338922634<text:tab/>0.301584701414069<text:tab/>0.186879328338652</text:p>
      <text:p text:style-name="P1">Pcdhb6<text:tab/>0.130772198580511<text:tab/>0.103522724310012<text:tab/>0.0975432334810842<text:tab/>0.127746110171253<text:tab/>0.0952270322116983</text:p>
      <text:p text:style-name="P1">Pcdhb8<text:tab/>0.103661239358018<text:tab/>0.143899484308709<text:tab/>0.0975814365388203<text:tab/>0.176063251140049<text:tab/>0.0950903465531696</text:p>
      <text:p text:style-name="P1">Pcdhb9<text:tab/>0.176367315529646<text:tab/>0.156809104401154<text:tab/>0.181733317776066<text:tab/>0.546676323255695<text:tab/>0.0964108278180807</text:p>
      <text:p text:style-name="P1">Pcdhga1<text:tab/>2.62037848314429<text:tab/>2.57090875119284<text:tab/>2.33391608819508<text:tab/>5.68353856511108<text:tab/>2.64809074830274</text:p>
      <text:p text:style-name="P1">Pcdhga10<text:tab/>0.210025555426284<text:tab/>0.167551136519846<text:tab/>0.105109330528681<text:tab/>0.46599125001486<text:tab/>0.117162027184048</text:p>
      <text:p text:style-name="P1">Pcdhga11<text:tab/>0.221952200176611<text:tab/>1.31182340346327<text:tab/>0.179436856391747<text:tab/>0.350175800235279<text:tab/>0.295469735614923</text:p>
      <text:p text:style-name="P1">Pcdhga12<text:tab/>0.298171076806045<text:tab/>0.171364365587048<text:tab/>0.118370653559089<text:tab/>0.220223685841342<text:tab/>0.171322241593925</text:p>
      <text:p text:style-name="P1">Pcdhga2<text:tab/>1.66050808717379<text:tab/>1.65476023902626<text:tab/>0.873223971538693<text:tab/>2.76520608027505<text:tab/>0.457514058142688</text:p>
      <text:p text:style-name="P1">Pcdhga3<text:tab/>0.179616611189109<text:tab/>0.797087620897659<text:tab/>0.273028756809722<text:tab/>0.534218889143225<text:tab/>0.376534388435265</text:p>
      <text:p text:style-name="P1">Pcdhga5<text:tab/>0.112634021899511<text:tab/>0.147582605730963<text:tab/>0.230163986253187<text:tab/>0.162129301743616<text:tab/>0.116433450371268</text:p>
      <text:p text:style-name="P1">Pcdhga7<text:tab/>0.895340292675485<text:tab/>1.34279941207692<text:tab/>0.5621168295599<text:tab/>2.59849274975654<text:tab/>0.21132161138722</text:p>
      <text:p text:style-name="P1">Pcdhga8<text:tab/>0.115873253281931<text:tab/>0.197582694345151<text:tab/>0.2070277571843<text:tab/>0.131705474717602<text:tab/>0.121299219203228</text:p>
      <text:p text:style-name="P1">Pcdhga9<text:tab/>0.112932434309449<text:tab/>0.160496922570833<text:tab/>0.341711923696606<text:tab/>0.135776422846914<text:tab/>0.145975519785934</text:p>
      <text:p text:style-name="P1">Pcdhgb7<text:tab/>0.390908803851854<text:tab/>0.531954664430316<text:tab/>0.553886649891984<text:tab/>1.43019617322489<text:tab/>0.279438614191599</text:p>
      <text:p text:style-name="P1">Pcdhgb8<text:tab/>6.90121633008801<text:tab/>3.21102209931796<text:tab/>1.93030280880335<text:tab/>14.5455127840319<text:tab/>2.29655873618306</text:p>
      <text:p text:style-name="P1">Pcdhgc3<text:tab/>32.3365847487806<text:tab/>42.2666731973503<text:tab/>25.3538572144169<text:tab/>109.437884646995<text:tab/>32.0147019869064</text:p>
      <text:p text:style-name="P1">Pced1a<text:tab/>28.5113509281531<text:tab/>21.017184759149<text:tab/>17.1064417739317<text:tab/>32.4405026153873<text:tab/>32.063212261309</text:p>
      <text:p text:style-name="P1">Pced1b<text:tab/>1.0105002918509<text:tab/>0.357415444141907<text:tab/>0.253332616072084<text:tab/>0.658404860774471<text:tab/>0.295766903423384</text:p>
      <text:p text:style-name="P1">Pcgf1<text:tab/>0.103933771121142<text:tab/>0.10330493628222<text:tab/>0.0979952785205257<text:tab/>0.101020019074265<text:tab/>0.0959986064385136</text:p>
      <text:p text:style-name="P1">Pcgf2<text:tab/>23.0040847700354<text:tab/>12.8631681770641<text:tab/>8.04275578757723<text:tab/>32.3222168331171<text:tab/>9.87379397246509</text:p>
      <text:p text:style-name="P1">Pcgf3<text:tab/>30.3934723463473<text:tab/>41.803009109231<text:tab/>38.0578074333488<text:tab/>44.9777593399132<text:tab/>38.2891098113634</text:p>
      <text:p text:style-name="P1">Pcgf5<text:tab/>17.8589016793709<text:tab/>23.8618777998601<text:tab/>16.1652549237098<text:tab/>23.4038063803321<text:tab/>18.2767961581662</text:p>
      <text:p text:style-name="P1">Pcgf6<text:tab/>9.87630957477591<text:tab/>9.66457805536082<text:tab/>9.19064339470083<text:tab/>8.06764458090529<text:tab/>8.92811306782401</text:p>
      <text:p text:style-name="P1">Pcid2<text:tab/>12.9434684322534<text:tab/>6.85298924147995<text:tab/>4.71984762057368<text:tab/>16.7052550060382<text:tab/>12.9419236284213</text:p>
      <text:p text:style-name="P1">Pcif1<text:tab/>9.13386620078036<text:tab/>4.77400209399265<text:tab/>5.56582938316455<text:tab/>10.5596802778303<text:tab/>7.08512810770331</text:p>
      <text:p text:style-name="P1">Pck1<text:tab/>0.100444766320646<text:tab/>0.102955905556066<text:tab/>0.094107659023357<text:tab/>0.327963134594687<text:tab/>0.0921274681921501</text:p>
      <text:p text:style-name="P1">Pck2<text:tab/>68.8693191100217<text:tab/>62.5042287916415<text:tab/>31.6161930790101<text:tab/>73.2839883889416<text:tab/>33.4871313583717</text:p>
      <text:p text:style-name="P1"><text:soft-page-break/>Pclo<text:tab/>0.102596854497221<text:tab/>0.10316985849403<text:tab/>0.0963962968467261<text:tab/>0.165013393578092<text:tab/>0.0943038818022315</text:p>
      <text:p text:style-name="P1">Pcm1<text:tab/>20.0548134642383<text:tab/>10.5368471032121<text:tab/>6.61671549133255<text:tab/>20.7233740778968<text:tab/>9.75774111546674</text:p>
      <text:p text:style-name="P1">Pcmt1<text:tab/>27.8868725960932<text:tab/>34.8129281320047<text:tab/>34.2823431828408<text:tab/>33.5084098581001<text:tab/>32.6202121776431</text:p>
      <text:p text:style-name="P1">Pcmtd1<text:tab/>14.9390530866973<text:tab/>4.82658870291052<text:tab/>7.68519502365257<text:tab/>21.7393500524576<text:tab/>17.3364056142309</text:p>
      <text:p text:style-name="P1">Pcmtd2<text:tab/>10.6500452343018<text:tab/>6.15970591074297<text:tab/>6.89236607995561<text:tab/>13.050517625673<text:tab/>10.6354633586766</text:p>
      <text:p text:style-name="P1">Pcna<text:tab/>108.672129583219<text:tab/>125.102773799715<text:tab/>172.80809325499<text:tab/>73.5084752480882<text:tab/>104.905979558187</text:p>
      <text:p text:style-name="P1">Pcnp<text:tab/>79.246043557943<text:tab/>119.766821393978<text:tab/>67.4981234200326<text:tab/>108.521128720431<text:tab/>64.6118937469021</text:p>
      <text:p text:style-name="P1">Pcnx<text:tab/>22.9405966999573<text:tab/>16.9198877983006<text:tab/>11.6258176763284<text:tab/>23.2324318225639<text:tab/>8.31835327016946</text:p>
      <text:p text:style-name="P1">Pcolce<text:tab/>467.965133878209<text:tab/>479.006803629602<text:tab/>375.907752628465<text:tab/>747.973468148498<text:tab/>71.4082048845089</text:p>
      <text:p text:style-name="P1">Pcp2<text:tab/>7.34953358894098<text:tab/>4.12321213152124<text:tab/>3.33285515394084<text:tab/>14.0018948516181<text:tab/>8.57196111291748</text:p>
      <text:p text:style-name="P1">Pcp4<text:tab/>0.103933771121142<text:tab/>0.10330493628222<text:tab/>0.0979952785205257<text:tab/>0.101020019074265<text:tab/>0.0959986064385136</text:p>
      <text:p text:style-name="P1">Pcp4l1<text:tab/>0.886053652862239<text:tab/>0.993400227008346<text:tab/>0.882497598291768<text:tab/>1.5568662575609<text:tab/>0.236655452919982</text:p>
      <text:p text:style-name="P1">Pcsk1<text:tab/>0.103797181568448<text:tab/>0.104024698183415<text:tab/>0.0976863090964702<text:tab/>0.156600765338926<text:tab/>0.0953908137851217</text:p>
      <text:p text:style-name="P1">Pcsk1n<text:tab/>0.103933771121142<text:tab/>0.10330493628222<text:tab/>0.0979952785205257<text:tab/>0.101020019074265<text:tab/>0.0959986064385136</text:p>
      <text:p text:style-name="P1">Pcsk2<text:tab/>0.100043521204758<text:tab/>0.104165940884257<text:tab/>0.094060115235373<text:tab/>0.480283923311016<text:tab/>0.100007603022009</text:p>
      <text:p text:style-name="P1">Pcsk4<text:tab/>1.43144848249993<text:tab/>0.590591871002143<text:tab/>0.918436414513398<text:tab/>2.58896004759559<text:tab/>0.948455927428277</text:p>
      <text:p text:style-name="P1">Pcsk5<text:tab/>9.78431057507041<text:tab/>8.50159431747704<text:tab/>9.37089909921157<text:tab/>3.22356390507329<text:tab/>5.56647938398978</text:p>
      <text:p text:style-name="P1">Pcsk6<text:tab/>10.2180383110379<text:tab/>9.82252773976853<text:tab/>8.73653766339753<text:tab/>5.03996792886328<text:tab/>1.5230487465677</text:p>
      <text:p text:style-name="P1">Pcsk7<text:tab/>10.6570848117212<text:tab/>16.2583582150135<text:tab/>24.7854223293724<text:tab/>14.8730310560931<text:tab/>15.9569025887645</text:p>
      <text:p text:style-name="P1">Pcsk9<text:tab/>1.14754832350778<text:tab/>1.04047977153642<text:tab/>0.676275984199162<text:tab/>2.14260090255107<text:tab/>0.131126291970233</text:p>
      <text:p text:style-name="P1">Pctp<text:tab/>1.05653387130297<text:tab/>0.154245325252431<text:tab/>0.0902898012796607<text:tab/>2.92498297480868<text:tab/>0.18328929241547</text:p>
      <text:p text:style-name="P1">Pcyox1<text:tab/>49.3921511843577<text:tab/>37.4563498068656<text:tab/>63.0492704326314<text:tab/>62.8769103167629<text:tab/>46.7358813499782</text:p>
      <text:p text:style-name="P1">Pcyox1l<text:tab/>23.5269079941519<text:tab/>17.7722877568298<text:tab/>14.5957632625464<text:tab/>27.8782389372401<text:tab/>18.6095468955162</text:p>
      <text:p text:style-name="P1">Pcyt1a<text:tab/>22.3128776796209<text:tab/>35.8058065302546<text:tab/>38.7719713483262<text:tab/>26.5447217885241<text:tab/>32.4806223799201</text:p>
      <text:p text:style-name="P1">Pcyt1b<text:tab/>1.36776498347454<text:tab/>0.321722869936887<text:tab/>0.547607051384238<text:tab/>3.12211680131777<text:tab/>0.38507402409845</text:p>
      <text:p text:style-name="P1">Pcyt2<text:tab/>72.2877787521881<text:tab/>69.9938654988267<text:tab/>62.0510712278159<text:tab/>127.510764845622<text:tab/>85.9603064527431</text:p>
      <text:p text:style-name="P1">Pdap1<text:tab/>100.154731641935<text:tab/>118.4064250943<text:tab/>78.8638376668208<text:tab/>171.600952987655<text:tab/>164.832964647003</text:p>
      <text:p text:style-name="P1">Pdc<text:tab/>0.104012377089179<text:tab/>0.13113733319137<text:tab/>0.0975215212610288<text:tab/>0.122608576569484<text:tab/>0.172442133237326</text:p>
      <text:p text:style-name="P1">Pdcd1<text:tab/>0.103933771121142<text:tab/>0.10330493628222<text:tab/>0.0979952785205257<text:tab/>0.101020019074265<text:tab/>0.0959986064385136</text:p>
      <text:p text:style-name="P1">Pdcd10<text:tab/>62.8210962820554<text:tab/>66.6223055904521<text:tab/>53.1714904170168<text:tab/>67.8164580754845<text:tab/>64.1126059313068</text:p>
      <text:p text:style-name="P1">Pdcd11<text:tab/>23.9797917745086<text:tab/>24.4931025921084<text:tab/>20.0729891033322<text:tab/>30.506520771755<text:tab/>36.8597034386717</text:p>
      <text:p text:style-name="P1">Pdcd1lg2<text:tab/>0.103933771121142<text:tab/>0.10330493628222<text:tab/>0.0979952785205257<text:tab/>0.101020019074265<text:tab/>0.0959986064385136</text:p>
      <text:p text:style-name="P1">Pdcd2<text:tab/>18.2020436168352<text:tab/>22.5631073927871<text:tab/>26.6223710152761<text:tab/>28.9322189279839<text:tab/>28.7881329503522</text:p>
      <text:p text:style-name="P1">Pdcd2l<text:tab/>11.173805390454<text:tab/>13.1689098864322<text:tab/>8.52009893306224<text:tab/>13.3713912872468<text:tab/>17.5620670055459</text:p>
      <text:p text:style-name="P1">Pdcd4<text:tab/>58.3567895594356<text:tab/>33.6386679214099<text:tab/>28.9064358131397<text:tab/>100.928650689196<text:tab/>37.1556303498203</text:p>
      <text:p text:style-name="P1">Pdcd5<text:tab/>9.65299408386023<text:tab/>4.32875016092611<text:tab/>5.68076047226369<text:tab/>0.792436696595527<text:tab/>8.81693312763481</text:p>
      <text:p text:style-name="P1">Pdcd6<text:tab/>47.091409376698<text:tab/>66.3222321961779<text:tab/>46.6638880246986<text:tab/>85.9610214968681<text:tab/>77.6339869542145</text:p>
      <text:p text:style-name="P1">Pdcd6ip<text:tab/>50.789362130185<text:tab/>71.4967041783929<text:tab/>56.5820939914708<text:tab/>77.8724869438405<text:tab/>69.9461431059418</text:p>
      <text:p text:style-name="P1">Pdcd7<text:tab/>12.5419635949743<text:tab/>7.89570625509309<text:tab/>5.72456381233133<text:tab/>11.7521470972131<text:tab/>7.86262192774316</text:p>
      <text:p text:style-name="P1">Pdcl<text:tab/>4.95197267403443<text:tab/>4.82943853621871<text:tab/>4.32576466189427<text:tab/>7.27002313200264<text:tab/>4.06475569989679</text:p>
      <text:p text:style-name="P1">Pdcl3<text:tab/>54.4233330078286<text:tab/>115.229407521816<text:tab/>50.5800071031791<text:tab/>59.4861934130872<text:tab/>33.5300520152298</text:p>
      <text:p text:style-name="P1">Pddc1<text:tab/>0.103933771121142<text:tab/>0.10330493628222<text:tab/>0.0979952785205257<text:tab/>0.101020019074265<text:tab/>0.0959986064385136</text:p>
      <text:p text:style-name="P1">Pde10a<text:tab/>0.294900890431028<text:tab/>0.120416975820724<text:tab/>0.248007645419929<text:tab/>0.564989751760783<text:tab/>0.0895229039750269</text:p>
      <text:p text:style-name="P1">Pde11a<text:tab/>0.102254084691906<text:tab/>0.103355303445805<text:tab/>0.235137829023357<text:tab/>0.101108860335917<text:tab/>0.0943249674524513</text:p>
      <text:p text:style-name="P1">Pde12<text:tab/>3.4431971040435<text:tab/>6.2906291235805<text:tab/>7.91579739298841<text:tab/>5.76634554520308<text:tab/>6.95454795125787</text:p>
      <text:p text:style-name="P1">Pde1a<text:tab/>0.13430618800907<text:tab/>1.10524742898598<text:tab/>0.0980022772602919<text:tab/>2.54506776366483<text:tab/>0.0818700985392916</text:p>
      <text:p text:style-name="P1">Pde1b<text:tab/>0.103933771121142<text:tab/>0.10330493628222<text:tab/>0.0979952785205257<text:tab/>0.101020019074265<text:tab/>0.0959986064385136</text:p>
      <text:p text:style-name="P1">Pde1c<text:tab/>0.147166216024211<text:tab/>0.128596235558268<text:tab/>0.0945422090585252<text:tab/>0.542402843759394<text:tab/>0.0914187941360045</text:p>
      <text:p text:style-name="P1">Pde2a<text:tab/>0.103058592352194<text:tab/>0.129623239203528<text:tab/>0.194597381501499<text:tab/>0.20363999151305<text:tab/>0.157153617500077</text:p>
      <text:p text:style-name="P1">Pde3a<text:tab/>6.96566766489985<text:tab/>13.4894291084321<text:tab/>3.1554303398307<text:tab/>17.0554579565306<text:tab/>3.36354346339847</text:p>
      <text:p text:style-name="P1">Pde3b<text:tab/>4.46770886865678<text:tab/>2.8123618054085<text:tab/>3.20023477660679<text:tab/>4.08738073090249<text:tab/>1.71763746465284</text:p>
      <text:p text:style-name="P1">Pde4a<text:tab/>4.93280514484537<text:tab/>2.67047167169121<text:tab/>0.857585836485145<text:tab/>9.70519586534571<text:tab/>3.73387344092595</text:p>
      <text:p text:style-name="P1">Pde4b<text:tab/>0.52960380609623<text:tab/>1.28652995928747<text:tab/>0.399933682341711<text:tab/>0.541018212517167<text:tab/>0.110017366026241</text:p>
      <text:p text:style-name="P1">Pde4c<text:tab/>0.934820573876234<text:tab/>2.02909248025525<text:tab/>0.603467859507177<text:tab/>2.26017089409391<text:tab/>0.89161301206796</text:p>
      <text:p text:style-name="P1"><text:soft-page-break/>Pde4d<text:tab/>0.608030203482111<text:tab/>4.17909795050583<text:tab/>0.873860282070959<text:tab/>0.964150293530249<text:tab/>0.126967811638408</text:p>
      <text:p text:style-name="P1">Pde4dip<text:tab/>17.0921094347243<text:tab/>15.4935015939768<text:tab/>10.6374738294209<text:tab/>15.4555203133039<text:tab/>8.45154366048107</text:p>
      <text:p text:style-name="P1">Pde5a<text:tab/>10.16854192846<text:tab/>6.82792748239994<text:tab/>3.60733569555932<text:tab/>4.30693029286748<text:tab/>0.972425930879777</text:p>
      <text:p text:style-name="P1">Pde6a<text:tab/>0.103933771121142<text:tab/>0.10330493628222<text:tab/>0.0979952785205257<text:tab/>0.101020019074265<text:tab/>0.0959986064385136</text:p>
      <text:p text:style-name="P1">Pde6b<text:tab/>0.103570833010371<text:tab/>0.103283588678384<text:tab/>0.0976085719198371<text:tab/>0.111709079794493<text:tab/>0.10600503547664</text:p>
      <text:p text:style-name="P1">Pde6c<text:tab/>0.104220047238448<text:tab/>0.130821543850214<text:tab/>0.0981653921515691<text:tab/>0.101848662273802<text:tab/>0.0960545081460003</text:p>
      <text:p text:style-name="P1">Pde6d<text:tab/>27.82867719397<text:tab/>18.1609184399374<text:tab/>12.8132658090927<text:tab/>35.6684519237267<text:tab/>24.2316389995969</text:p>
      <text:p text:style-name="P1">Pde6h<text:tab/>0.103933771121142<text:tab/>0.10330493628222<text:tab/>0.0979952785205257<text:tab/>0.101020019074265<text:tab/>0.0959986064385136</text:p>
      <text:p text:style-name="P1">Pde7a<text:tab/>19.6439746490879<text:tab/>25.234734970263<text:tab/>15.5994224303762<text:tab/>22.2096211910126<text:tab/>9.97789134295283</text:p>
      <text:p text:style-name="P1">Pde7b<text:tab/>0.103933771121142<text:tab/>0.10330493628222<text:tab/>0.0979952785205257<text:tab/>0.101020019074265<text:tab/>0.0959986064385136</text:p>
      <text:p text:style-name="P1">Pde8a<text:tab/>6.31765663196773<text:tab/>11.595882182101<text:tab/>3.61578779255025<text:tab/>11.7160636700803<text:tab/>3.26879638861266</text:p>
      <text:p text:style-name="P1">Pde8b<text:tab/>0.104008953778826<text:tab/>0.129255740054588<text:tab/>0.0979012874458409<text:tab/>0.10154347528601<text:tab/>0.0957761196897168</text:p>
      <text:p text:style-name="P1">Pde9a<text:tab/>0.103933771121142<text:tab/>0.10330493628222<text:tab/>0.0979952785205257<text:tab/>0.101020019074265<text:tab/>0.0959986064385136</text:p>
      <text:p text:style-name="P1">Pdgfa<text:tab/>44.9877910835856<text:tab/>158.120731604435<text:tab/>140.14253483417<text:tab/>121.485636711162<text:tab/>86.4902141298412</text:p>
      <text:p text:style-name="P1">Pdgfb<text:tab/>13.5993493999577<text:tab/>54.4242137006353<text:tab/>17.5344990346965<text:tab/>9.14400902644667<text:tab/>13.787559511456</text:p>
      <text:p text:style-name="P1">Pdgfc<text:tab/>10.2192660814916<text:tab/>3.35049537581093<text:tab/>0.817278050920395<text:tab/>18.8329799808363<text:tab/>1.39463188975028</text:p>
      <text:p text:style-name="P1">Pdgfd<text:tab/>5.83395842233598<text:tab/>5.63405168228614<text:tab/>2.0197281827915<text:tab/>7.26345003585364<text:tab/>0.892811861522484</text:p>
      <text:p text:style-name="P1">Pdgfra<text:tab/>9.46054113498997<text:tab/>4.58392664744691<text:tab/>0.774554933890225<text:tab/>24.0421787026439<text:tab/>1.33028995675136</text:p>
      <text:p text:style-name="P1">Pdgfrb<text:tab/>353.350147024984<text:tab/>225.136980817542<text:tab/>129.145682534092<text:tab/>535.620187319307<text:tab/>137.422897021888</text:p>
      <text:p text:style-name="P1">Pdgfrl<text:tab/>32.6284600221631<text:tab/>28.4154476051193<text:tab/>18.3714066490048<text:tab/>34.0276009024268<text:tab/>0.520639196655441</text:p>
      <text:p text:style-name="P1">Pdha1<text:tab/>111.835465251457<text:tab/>113.272684501008<text:tab/>99.5963589231229<text:tab/>145.287557779876<text:tab/>77.3848334766904</text:p>
      <text:p text:style-name="P1">Pdha2<text:tab/>0.104856528663148<text:tab/>0.105122024792191<text:tab/>0.0985895802877063<text:tab/>0.134218141330872<text:tab/>0.12550745198884</text:p>
      <text:p text:style-name="P1">Pdhb<text:tab/>51.9130345249136<text:tab/>46.1470742509749<text:tab/>49.4611381639732<text:tab/>64.6797464327667<text:tab/>65.0959104877185</text:p>
      <text:p text:style-name="P1">Pdhx<text:tab/>6.08512430607014<text:tab/>8.39214008779738<text:tab/>5.17629589781768<text:tab/>11.807366365377<text:tab/>9.67757767998142</text:p>
      <text:p text:style-name="P1">Pdia3<text:tab/>635.232744591547<text:tab/>814.489251699762<text:tab/>813.183596864541<text:tab/>1123.66643543124<text:tab/>621.974248290604</text:p>
      <text:p text:style-name="P1">Pdia4<text:tab/>164.44848410988<text:tab/>179.721951584005<text:tab/>166.786046394736<text:tab/>311.852757653086<text:tab/>126.847070724261</text:p>
      <text:p text:style-name="P1">Pdia5<text:tab/>13.6301481818803<text:tab/>21.3606515256154<text:tab/>16.1822630628091<text:tab/>19.8287571294094<text:tab/>4.35166936400708</text:p>
      <text:p text:style-name="P1">Pdia6<text:tab/>395.821107207287<text:tab/>465.420894556461<text:tab/>375.901453258882<text:tab/>685.594559096692<text:tab/>192.980082558842</text:p>
      <text:p text:style-name="P1">Pdik1l<text:tab/>2.46271951995014<text:tab/>1.53380211616021<text:tab/>2.07323590469474<text:tab/>2.66373348713646<text:tab/>2.4366907275383</text:p>
      <text:p text:style-name="P1">Pdilt<text:tab/>0.103933771121142<text:tab/>0.10330493628222<text:tab/>0.0979952785205257<text:tab/>0.101020019074265<text:tab/>0.0959986064385136</text:p>
      <text:p text:style-name="P1">Pdk1<text:tab/>12.6594513214574<text:tab/>9.46182321678949<text:tab/>10.3115895660997<text:tab/>18.6832319975561<text:tab/>4.82575033180409</text:p>
      <text:p text:style-name="P1">Pdk2<text:tab/>8.89082300233143<text:tab/>5.21035837010271<text:tab/>2.81144657386377<text:tab/>14.5684178283958<text:tab/>3.87127750349074</text:p>
      <text:p text:style-name="P1">Pdk3<text:tab/>7.93832269172706<text:tab/>7.78120825708323<text:tab/>8.54646186262223<text:tab/>13.9042967349655<text:tab/>10.5805931361275</text:p>
      <text:p text:style-name="P1">Pdk4<text:tab/>1.17974828666247<text:tab/>0.230529599377066<text:tab/>0.300484274908386<text:tab/>2.05662085302992<text:tab/>0.464310580099793</text:p>
      <text:p text:style-name="P1">Pdlim1<text:tab/>619.71677856791<text:tab/>590.731042676589<text:tab/>374.972037817041<text:tab/>304.705734604761<text:tab/>196.866255423401</text:p>
      <text:p text:style-name="P1">Pdlim2<text:tab/>54.5755269882116<text:tab/>33.8502558922146<text:tab/>13.8131368378328<text:tab/>76.6508183298193<text:tab/>10.2104794642614</text:p>
      <text:p text:style-name="P1">Pdlim3<text:tab/>1.32568774056821<text:tab/>0.513417698181504<text:tab/>0.562257770445846<text:tab/>0.616985615016117<text:tab/>0.0900219730925463</text:p>
      <text:p text:style-name="P1">Pdlim4<text:tab/>3.43143466352968<text:tab/>3.07158050930607<text:tab/>0.433364983517946<text:tab/>3.88864282551438<text:tab/>0.338266681540499</text:p>
      <text:p text:style-name="P1">Pdlim5<text:tab/>193.133203222928<text:tab/>286.286437605768<text:tab/>239.558671369455<text:tab/>119.221611322398<text:tab/>83.0279027372144</text:p>
      <text:p text:style-name="P1">Pdlim7<text:tab/>240.792693260579<text:tab/>409.549038061021<text:tab/>616.290060378614<text:tab/>270.58721408178<text:tab/>300.387519461995</text:p>
      <text:p text:style-name="P1">Pdp1<text:tab/>14.1732517745381<text:tab/>36.4050492017527<text:tab/>36.1336426230959<text:tab/>10.3524447650444<text:tab/>9.11558071189084</text:p>
      <text:p text:style-name="P1">Pdp2<text:tab/>9.53768258515257<text:tab/>17.9495681029567<text:tab/>19.1411104140054<text:tab/>10.9292607696577<text:tab/>8.59326857363788</text:p>
      <text:p text:style-name="P1">Pdpk1<text:tab/>11.4104628148781<text:tab/>17.4182885717078<text:tab/>23.5576039302863<text:tab/>13.6522314437903<text:tab/>16.2494281166721</text:p>
      <text:p text:style-name="P1">Pdpn<text:tab/>3.15029175208279<text:tab/>11.7466801957291<text:tab/>8.79624895159006<text:tab/>8.47643175894923<text:tab/>4.23208835598812</text:p>
      <text:p text:style-name="P1">Pdpr<text:tab/>6.68138183228316<text:tab/>2.45891672736352<text:tab/>4.40401887393719<text:tab/>6.98196042647418<text:tab/>5.22393003151988</text:p>
      <text:p text:style-name="P1">Pdrg1<text:tab/>32.1887645778807<text:tab/>44.2486524889845<text:tab/>44.738849443201<text:tab/>37.2995929904322<text:tab/>40.3677377822589</text:p>
      <text:p text:style-name="P1">Pds5a<text:tab/>20.3252280638946<text:tab/>20.4138657284303<text:tab/>17.6612002726645<text:tab/>29.2889324789865<text:tab/>21.993402668991</text:p>
      <text:p text:style-name="P1">Pds5b<text:tab/>10.6044049362466<text:tab/>9.14186583339694<text:tab/>6.66777516489235<text:tab/>11.8982594099671<text:tab/>7.16685412050296</text:p>
      <text:p text:style-name="P1">Pdss2<text:tab/>4.53152962866815<text:tab/>2.33770524820293<text:tab/>2.02573792010465<text:tab/>6.44862036773446<text:tab/>4.26871850205429</text:p>
      <text:p text:style-name="P1">Pdx1<text:tab/>0.103933771121142<text:tab/>0.10330493628222<text:tab/>0.0979952785205257<text:tab/>0.101020019074265<text:tab/>0.0959986064385136</text:p>
      <text:p text:style-name="P1">Pdxdc1<text:tab/>8.42961941446851<text:tab/>8.05067628892568<text:tab/>6.0679542569131<text:tab/>12.4912130559934<text:tab/>6.07530139011012</text:p>
      <text:p text:style-name="P1">Pdxk<text:tab/>3.78768202077643<text:tab/>8.89709035055959<text:tab/>16.937892271171<text:tab/>7.77651441571149<text:tab/>12.8373488696795</text:p>
      <text:p text:style-name="P1">Pdxp<text:tab/>2.27375890722783<text:tab/>0.89319733120584<text:tab/>3.14685834103829<text:tab/>4.23017334318618<text:tab/>2.45876602712804</text:p>
      <text:p text:style-name="P1">Pdyn<text:tab/>0.103933771121142<text:tab/>0.10330493628222<text:tab/>0.0979952785205257<text:tab/>0.101020019074265<text:tab/>0.0959986064385136</text:p>
      <text:p text:style-name="P1"><text:soft-page-break/>Pdzd11<text:tab/>38.9718240453569<text:tab/>40.0309778042503<text:tab/>27.3907566690776<text:tab/>53.1452775037667<text:tab/>32.8955159558479</text:p>
      <text:p text:style-name="P1">Pdzd2<text:tab/>0.107400682536176<text:tab/>0.104622323070244<text:tab/>0.313923488292894<text:tab/>0.102524055868932<text:tab/>0.0992623356443206</text:p>
      <text:p text:style-name="P1">Pdzd3<text:tab/>0.105548728619226<text:tab/>0.155077928382572<text:tab/>0.0990361547186472<text:tab/>0.116128328288093<text:tab/>0.139491226350472</text:p>
      <text:p text:style-name="P1">Pdzd4<text:tab/>0.530332201375731<text:tab/>2.14766042521834<text:tab/>0.585273207142562<text:tab/>1.92248468688462<text:tab/>0.735092103102245</text:p>
      <text:p text:style-name="P1">Pdzd7<text:tab/>0.444811756081433<text:tab/>0.178211353978694<text:tab/>0.193914212151926<text:tab/>0.366458903494899<text:tab/>0.133222595915023</text:p>
      <text:p text:style-name="P1">Pdzd8<text:tab/>9.03581931658674<text:tab/>13.8885385324738<text:tab/>12.5899628870459<text:tab/>10.76693729248<text:tab/>8.08833714792559</text:p>
      <text:p text:style-name="P1">Pdzd9<text:tab/>1.00296246165005<text:tab/>0.111956417298581<text:tab/>0.666572844841572<text:tab/>0.167778123760251<text:tab/>0.118768394398861</text:p>
      <text:p text:style-name="P1">Pdzk1<text:tab/>3.45369721326214<text:tab/>3.25285260596554<text:tab/>2.00568721510692<text:tab/>3.10299727135111<text:tab/>1.63194233226786</text:p>
      <text:p text:style-name="P1">Pdzk1ip1<text:tab/>0.102945082991747<text:tab/>0.284893941520541<text:tab/>0.0968272148125978<text:tab/>0.2088965003437<text:tab/>0.0939696801729498</text:p>
      <text:p text:style-name="P1">Pdzrn3<text:tab/>25.2706118992065<text:tab/>24.5160827979084<text:tab/>9.73057563296322<text:tab/>10.5325711676655<text:tab/>2.43651661535861</text:p>
      <text:p text:style-name="P1">Pdzrn4<text:tab/>0.103933771121142<text:tab/>0.10330493628222<text:tab/>0.0979952785205257<text:tab/>0.101020019074265<text:tab/>0.0959986064385136</text:p>
      <text:p text:style-name="P1">Pea15<text:tab/>122.952328755691<text:tab/>130.421810122114<text:tab/>121.447085167716<text:tab/>179.6262055969<text:tab/>147.639290958108</text:p>
      <text:p text:style-name="P1">Peak1<text:tab/>34.4884628395851<text:tab/>14.8101383315775<text:tab/>19.7949956461796<text:tab/>29.9735122303163<text:tab/>13.8043393637164</text:p>
      <text:p text:style-name="P1">Pear1<text:tab/>14.6736877130209<text:tab/>17.7975870524433<text:tab/>9.23946726521787<text:tab/>29.3953569801025<text:tab/>4.36739414107076</text:p>
      <text:p text:style-name="P1">Pebp1<text:tab/>191.528661560426<text:tab/>258.117457395786<text:tab/>270.944082746916<text:tab/>370.419192265082<text:tab/>304.925977964798</text:p>
      <text:p text:style-name="P1">Pecam1<text:tab/>0.104509131088123<text:tab/>0.104281295827173<text:tab/>0.0983457032428278<text:tab/>0.113403778067561<text:tab/>0.104885983843894</text:p>
      <text:p text:style-name="P1">Pecr<text:tab/>14.6557537582849<text:tab/>9.98378594971892<text:tab/>10.3450522049412<text:tab/>16.4905979870557<text:tab/>8.04567140370998</text:p>
      <text:p text:style-name="P1">Pef1<text:tab/>33.7224176259955<text:tab/>29.8156474547143<text:tab/>8.70264819088016<text:tab/>40.8159075731241<text:tab/>11.1431007947229</text:p>
      <text:p text:style-name="P1">Peg12<text:tab/>4.27584242413756<text:tab/>4.24704277934695<text:tab/>2.1762467575974<text:tab/>5.03350496726831<text:tab/>1.87730913010266</text:p>
      <text:p text:style-name="P1">Peg3<text:tab/>2.49695493570718<text:tab/>1.19978890603393<text:tab/>5.154648578875<text:tab/>2.59567571462523<text:tab/>4.21600815875146</text:p>
      <text:p text:style-name="P1">Peli1<text:tab/>5.10820407830978<text:tab/>3.59885743402242<text:tab/>14.130345234874<text:tab/>4.91428682063187<text:tab/>7.58333764387076</text:p>
      <text:p text:style-name="P1">Peli2<text:tab/>0.103957290146903<text:tab/>0.112233432897841<text:tab/>0.0979504858328247<text:tab/>0.101222389268857<text:tab/>0.0959034250293454</text:p>
      <text:p text:style-name="P1">Peli3<text:tab/>0.711007991393532<text:tab/>1.46622485232297<text:tab/>3.41535877716605<text:tab/>3.75800625385441<text:tab/>2.59023006477696</text:p>
      <text:p text:style-name="P1">Pelo<text:tab/>41.6044222792589<text:tab/>85.6834905130952<text:tab/>41.5533651002794<text:tab/>70.1722796221092<text:tab/>59.696905950666</text:p>
      <text:p text:style-name="P1">Pelp1<text:tab/>23.7030376814385<text:tab/>29.6913992598093<text:tab/>14.4764688590079<text:tab/>26.2737299861799<text:tab/>22.1913164598518</text:p>
      <text:p text:style-name="P1">Pemt<text:tab/>1.54223373555841<text:tab/>6.58367344367636<text:tab/>2.39732135119997<text:tab/>7.03200720172438<text:tab/>2.74661287932962</text:p>
      <text:p text:style-name="P1">Penk<text:tab/>6.56212096828228<text:tab/>25.1593911339059<text:tab/>22.7875976808027<text:tab/>16.5008382689763<text:tab/>3.78310775025997</text:p>
      <text:p text:style-name="P1">Peo1<text:tab/>7.56394441141738<text:tab/>4.11519221251441<text:tab/>2.56902590802492<text:tab/>11.2899239350676<text:tab/>9.12064607913289</text:p>
      <text:p text:style-name="P1">Pepd<text:tab/>14.7074057314544<text:tab/>18.2758070129847<text:tab/>17.9798495041718<text:tab/>34.7025068286459<text:tab/>25.8574474773678</text:p>
      <text:p text:style-name="P1">Per1<text:tab/>6.13701221017083<text:tab/>10.2535767704962<text:tab/>7.27758800752324<text:tab/>8.34885797504587<text:tab/>8.56394094920781</text:p>
      <text:p text:style-name="P1">Per2<text:tab/>5.89715511569104<text:tab/>10.343097994533<text:tab/>4.64963406134945<text:tab/>6.10418130202438<text:tab/>1.5394875056893</text:p>
      <text:p text:style-name="P1">Per3<text:tab/>7.35712410299874<text:tab/>3.13161153412922<text:tab/>2.27051451038976<text:tab/>9.97481680213766<text:tab/>1.99670003112813</text:p>
      <text:p text:style-name="P1">Perm1<text:tab/>0.239660677664272<text:tab/>0.16507606439661<text:tab/>0.134573665695587<text:tab/>0.794281350669149<text:tab/>0.181833619455569</text:p>
      <text:p text:style-name="P1">Perp<text:tab/>0.104803843743027<text:tab/>0.104900756135288<text:tab/>0.0986745209921337<text:tab/>0.102813351963143<text:tab/>0.133915641332746</text:p>
      <text:p text:style-name="P1">Pes1<text:tab/>59.5937547001688<text:tab/>71.2667991301421<text:tab/>51.2109523342762<text:tab/>66.5560068585448<text:tab/>75.6453510678357</text:p>
      <text:p text:style-name="P1">Pet100<text:tab/>20.6780116001293<text:tab/>23.0500855690108<text:tab/>15.2736222936332<text:tab/>45.5637718540287<text:tab/>29.9198937274156</text:p>
      <text:p text:style-name="P1">Pex1<text:tab/>8.87732453544016<text:tab/>9.32700614406381<text:tab/>8.21782424751631<text:tab/>11.1522185109197<text:tab/>10.9821428936902</text:p>
      <text:p text:style-name="P1">Pex10<text:tab/>4.11522409931008<text:tab/>1.57337412278748<text:tab/>2.35398115781624<text:tab/>5.50118509486128<text:tab/>6.53328724387348</text:p>
      <text:p text:style-name="P1">Pex11a<text:tab/>1.96032823653188<text:tab/>3.03932321317387<text:tab/>3.08478545038242<text:tab/>3.18226533842971<text:tab/>1.91852828003379</text:p>
      <text:p text:style-name="P1">Pex11b<text:tab/>10.6361991317297<text:tab/>6.72911862545943<text:tab/>6.62173007902584<text:tab/>15.0182931979544<text:tab/>12.40616774855</text:p>
      <text:p text:style-name="P1">Pex11g<text:tab/>2.04194716766937<text:tab/>0.432409231770005<text:tab/>0.401505152246446<text:tab/>3.83170027625149<text:tab/>1.55541188618425</text:p>
      <text:p text:style-name="P1">Pex12<text:tab/>4.89876195826384<text:tab/>3.34067741679475<text:tab/>2.34645867587771<text:tab/>5.69581781816486<text:tab/>3.56815421771029</text:p>
      <text:p text:style-name="P1">Pex13<text:tab/>18.5364946097953<text:tab/>27.9811427116408<text:tab/>34.2267435121972<text:tab/>29.7011449543708<text:tab/>19.1583833298398</text:p>
      <text:p text:style-name="P1">Pex14<text:tab/>13.2766425669219<text:tab/>8.8849705219318<text:tab/>4.24003317797368<text:tab/>19.303138864603<text:tab/>7.54243913450687</text:p>
      <text:p text:style-name="P1">Pex16<text:tab/>9.8852778317258<text:tab/>7.63973236382512<text:tab/>11.6909249043784<text:tab/>21.203780992365<text:tab/>23.3758398690844</text:p>
      <text:p text:style-name="P1">Pex19<text:tab/>9.39019669058743<text:tab/>11.3807524862089<text:tab/>6.32405882795821<text:tab/>15.8798387434465<text:tab/>6.28679704095334</text:p>
      <text:p text:style-name="P1">Pex2<text:tab/>13.370344056973<text:tab/>9.98793975787919<text:tab/>2.99124053618574<text:tab/>19.5875459347137<text:tab/>11.7443739265687</text:p>
      <text:p text:style-name="P1">Pex26<text:tab/>2.82387194382237<text:tab/>4.67038296057797<text:tab/>2.02032017717032<text:tab/>7.45796534943107<text:tab/>3.91544947177732</text:p>
      <text:p text:style-name="P1">Pex3<text:tab/>7.59383686225626<text:tab/>8.7947529661588<text:tab/>4.81629758648891<text:tab/>9.73388784154244<text:tab/>3.61557150657557</text:p>
      <text:p text:style-name="P1">Pex5<text:tab/>0.319265064143861<text:tab/>0.133877815078857<text:tab/>0.730543008734364<text:tab/>0.486893220131152<text:tab/>0.141460408012955</text:p>
      <text:p text:style-name="P1">Pex5l<text:tab/>0.103933771121142<text:tab/>0.10330493628222<text:tab/>0.0979952785205257<text:tab/>0.101020019074265<text:tab/>0.0959986064385136</text:p>
      <text:p text:style-name="P1">Pex6<text:tab/>5.43944194991728<text:tab/>3.91713788028769<text:tab/>4.34086861501624<text:tab/>8.37747465364145<text:tab/>11.5223551603932</text:p>
      <text:p text:style-name="P1">Pex7<text:tab/>8.37813461093684<text:tab/>3.29365943447262<text:tab/>3.53303717013422<text:tab/>11.4059689979619<text:tab/>10.854144481291</text:p>
      <text:p text:style-name="P1">Pf4<text:tab/>0.103933771121142<text:tab/>0.10330493628222<text:tab/>0.0979952785205257<text:tab/>0.101020019074265<text:tab/>0.0959986064385136</text:p>
      <text:p text:style-name="P1"><text:soft-page-break/>Pfas<text:tab/>14.0240030088404<text:tab/>8.49558903597685<text:tab/>6.099567330347<text:tab/>10.0673758529625<text:tab/>9.1797353894627</text:p>
      <text:p text:style-name="P1">Pfdn1<text:tab/>202.953156617719<text:tab/>225.584416650092<text:tab/>170.415217127019<text:tab/>237.553193362817<text:tab/>139.710576808434</text:p>
      <text:p text:style-name="P1">Pfdn2<text:tab/>57.9641514182413<text:tab/>74.3632351895123<text:tab/>52.5917101122985<text:tab/>84.0412771211419<text:tab/>72.973154776697</text:p>
      <text:p text:style-name="P1">Pfdn5<text:tab/>203.604359789444<text:tab/>168.834885550944<text:tab/>140.204973017351<text:tab/>273.486398534499<text:tab/>162.894457736538</text:p>
      <text:p text:style-name="P1">Pfdn6<text:tab/>103.615565940883<text:tab/>100.46182029647<text:tab/>71.321764012965<text:tab/>167.228125114695<text:tab/>125.029089746712</text:p>
      <text:p text:style-name="P1">Pfkfb1<text:tab/>1.50797708591981<text:tab/>0.508852138974866<text:tab/>0.563258827334821<text:tab/>0.874355995578071<text:tab/>0.934131332474592</text:p>
      <text:p text:style-name="P1">Pfkfb2<text:tab/>2.47632360384904<text:tab/>1.4101313886492<text:tab/>0.943144579218895<text:tab/>3.05016192333346<text:tab/>2.75781080557086</text:p>
      <text:p text:style-name="P1">Pfkfb3<text:tab/>6.18103695525356<text:tab/>14.7187155767208<text:tab/>13.3406627902327<text:tab/>11.2300781140603<text:tab/>5.58195240173027</text:p>
      <text:p text:style-name="P1">Pfkfb4<text:tab/>0.617012418614907<text:tab/>1.10562554734219<text:tab/>0.31504069916353<text:tab/>0.605968592801705<text:tab/>0.636963849458939</text:p>
      <text:p text:style-name="P1">Pfkl<text:tab/>47.2120863311685<text:tab/>45.7240995185174<text:tab/>48.9366140200244<text:tab/>103.319662249747<text:tab/>43.2887468946741</text:p>
      <text:p text:style-name="P1">Pfkm<text:tab/>30.1007915140613<text:tab/>20.0568079809759<text:tab/>14.1479790630083<text:tab/>61.8278360625987<text:tab/>16.0170435796844</text:p>
      <text:p text:style-name="P1">Pfkp<text:tab/>24.3611676741901<text:tab/>48.4642907832615<text:tab/>36.8558370879733<text:tab/>59.7055657528678<text:tab/>76.6479075631958</text:p>
      <text:p text:style-name="P1">Pfn1<text:tab/>1469.50491427062<text:tab/>2283.95276843935<text:tab/>1607.26879323918<text:tab/>2276.98423443289<text:tab/>1438.59145832847</text:p>
      <text:p text:style-name="P1">Pfn2<text:tab/>0.669364295880205<text:tab/>0.105055219713811<text:tab/>0.098107520295145<text:tab/>0.103496039663078<text:tab/>0.0955399371280939</text:p>
      <text:p text:style-name="P1">Pfn3<text:tab/>0.103933771121142<text:tab/>0.10330493628222<text:tab/>0.0979952785205257<text:tab/>0.101020019074265<text:tab/>0.0959986064385136</text:p>
      <text:p text:style-name="P1">Pfn4<text:tab/>0.103933771121142<text:tab/>0.10330493628222<text:tab/>0.0979952785205257<text:tab/>0.101020019074265<text:tab/>0.0959986064385136</text:p>
      <text:p text:style-name="P1">Pga5<text:tab/>0.104560207616661<text:tab/>0.12348323274431<text:tab/>0.122605858411154<text:tab/>0.10253429218855<text:tab/>0.0961597419740962</text:p>
      <text:p text:style-name="P1">Pgam1<text:tab/>250.047790863272<text:tab/>338.960475171755<text:tab/>255.446457798902<text:tab/>552.521505359435<text:tab/>374.557661103077</text:p>
      <text:p text:style-name="P1">Pgam2<text:tab/>3.63081245935394<text:tab/>3.51249197236564<text:tab/>3.2316246725787<text:tab/>1.8011136276557<text:tab/>2.62214691582355</text:p>
      <text:p text:style-name="P1">Pgam5<text:tab/>24.063053459612<text:tab/>52.7513592666645<text:tab/>38.3134255853333<text:tab/>28.9505330208554<text:tab/>32.883401188262</text:p>
      <text:p text:style-name="P1">Pgap1<text:tab/>4.30173866573545<text:tab/>3.20755236642755<text:tab/>4.19778280777052<text:tab/>8.10338621376336<text:tab/>6.23439266467425</text:p>
      <text:p text:style-name="P1">Pgap2<text:tab/>7.77924982292597<text:tab/>5.81892049480576<text:tab/>4.37012665085405<text:tab/>10.9586994812833<text:tab/>4.562546883463</text:p>
      <text:p text:style-name="P1">Pgap3<text:tab/>3.37005445677437<text:tab/>1.55294850893452<text:tab/>1.07294186182347<text:tab/>4.56303850706092<text:tab/>2.5633913684903</text:p>
      <text:p text:style-name="P1">Pgbd5<text:tab/>0.104837969808439<text:tab/>0.158920568532593<text:tab/>0.739330923420048<text:tab/>0.156737825354353<text:tab/>0.164293423265531</text:p>
      <text:p text:style-name="P1">Pgc<text:tab/>0.10021852852411<text:tab/>0.102624138235783<text:tab/>0.0938304160045647<text:tab/>0.382927982508851<text:tab/>0.0920988518476962</text:p>
      <text:p text:style-name="P1">Pgd<text:tab/>132.650727014472<text:tab/>178.622693060946<text:tab/>152.240673047001<text:tab/>319.185464395867<text:tab/>169.502206159897</text:p>
      <text:p text:style-name="P1">Pgf<text:tab/>1.22971187259938<text:tab/>3.32805909816861<text:tab/>0.679245943322797<text:tab/>8.01575494713467<text:tab/>1.32122810940773</text:p>
      <text:p text:style-name="P1">Pggt1b<text:tab/>17.780807879785<text:tab/>13.813231871023<text:tab/>10.2780475742204<text:tab/>15.7316589669476<text:tab/>12.5058540505457</text:p>
      <text:p text:style-name="P1">Pgk1<text:tab/>240.362437260646<text:tab/>274.389296084682<text:tab/>218.861854783033<text:tab/>658.633680276589<text:tab/>440.205060437899</text:p>
      <text:p text:style-name="P1">Pgk2<text:tab/>0.103453239328034<text:tab/>0.103190424741558<text:tab/>0.0975728673853811<text:tab/>0.121059823780413<text:tab/>0.0954562712145592</text:p>
      <text:p text:style-name="P1">Pgls<text:tab/>26.022231724125<text:tab/>28.7512693074759<text:tab/>22.1290266033795<text:tab/>50.9164301992236<text:tab/>42.606737718012</text:p>
      <text:p text:style-name="P1">Pglyrp1<text:tab/>2.41370216502221<text:tab/>0.509388381493662<text:tab/>0.715759991062813<text:tab/>1.93757993470409<text:tab/>0.95753121146355</text:p>
      <text:p text:style-name="P1">Pglyrp3<text:tab/>0.103933771121142<text:tab/>0.10330493628222<text:tab/>0.0979952785205257<text:tab/>0.101020019074265<text:tab/>0.0959986064385136</text:p>
      <text:p text:style-name="P1">Pglyrp4<text:tab/>0.103933771121142<text:tab/>0.10330493628222<text:tab/>0.0979952785205257<text:tab/>0.101020019074265<text:tab/>0.0959986064385136</text:p>
      <text:p text:style-name="P1">Pgm1<text:tab/>22.6072105556246<text:tab/>17.8838710310477<text:tab/>14.2202903583089<text:tab/>42.2820493075525<text:tab/>16.4952031148402</text:p>
      <text:p text:style-name="P1">Pgm2<text:tab/>16.4858407307345<text:tab/>17.4419970454676<text:tab/>21.065974351807<text:tab/>29.7300000459785<text:tab/>23.5089221831839</text:p>
      <text:p text:style-name="P1">Pgm2l1<text:tab/>5.64293955257707<text:tab/>2.84152494063793<text:tab/>3.89982475828649<text:tab/>4.50975646183791<text:tab/>4.36064062788705</text:p>
      <text:p text:style-name="P1">Pgm3<text:tab/>16.9750320641375<text:tab/>19.3334069826593<text:tab/>20.3580859484866<text:tab/>36.4283599002973<text:tab/>19.1589066532395</text:p>
      <text:p text:style-name="P1">Pgm5<text:tab/>27.7805569229267<text:tab/>52.5705645513985<text:tab/>16.8372300302013<text:tab/>26.9789207249087<text:tab/>3.02296424879023</text:p>
      <text:p text:style-name="P1">Pgp<text:tab/>12.2629526887212<text:tab/>20.1804997289125<text:tab/>14.9863656854908<text:tab/>22.5615736695384<text:tab/>17.6525368853653</text:p>
      <text:p text:style-name="P1">Pgpep1<text:tab/>18.2166507054506<text:tab/>9.54067069726045<text:tab/>9.76714585308642<text:tab/>40.4733902623997<text:tab/>67.9380419381556</text:p>
      <text:p text:style-name="P1">Pgr<text:tab/>0.223473514951579<text:tab/>0.974146486092946<text:tab/>0.193821383022537<text:tab/>0.270146198810033<text:tab/>0.0911960923762883</text:p>
      <text:p text:style-name="P1">Pgr15l<text:tab/>0.103933771121142<text:tab/>0.10330493628222<text:tab/>0.0979952785205257<text:tab/>0.101020019074265<text:tab/>0.0959986064385136</text:p>
      <text:p text:style-name="P1">Pgrmc1<text:tab/>96.1949246549085<text:tab/>106.805141010201<text:tab/>152.033495971862<text:tab/>95.9706971060707<text:tab/>59.705593552786</text:p>
      <text:p text:style-name="P1">Pgrmc2<text:tab/>65.9609874122986<text:tab/>69.9552276116933<text:tab/>52.9333825405006<text:tab/>78.4489646444162<text:tab/>53.6710345549359</text:p>
      <text:p text:style-name="P1">Phactr1<text:tab/>0.10355818742045<text:tab/>0.103215280672481<text:tab/>0.0976562420804084<text:tab/>0.116242209180585<text:tab/>0.0955625690684837</text:p>
      <text:p text:style-name="P1">Phactr2<text:tab/>3.94474507857642<text:tab/>1.31585897480605<text:tab/>0.634242137597907<text:tab/>9.46860585433891<text:tab/>2.78876695807542</text:p>
      <text:p text:style-name="P1">Phactr3<text:tab/>0.103933771121142<text:tab/>0.10330493628222<text:tab/>0.0979952785205257<text:tab/>0.101020019074265<text:tab/>0.0959986064385136</text:p>
      <text:p text:style-name="P1">Phax<text:tab/>20.6520841998305<text:tab/>34.2896491780841<text:tab/>28.4047021988451<text:tab/>34.8999114312952<text:tab/>31.422260950976</text:p>
      <text:p text:style-name="P1">Phb<text:tab/>49.9929875276892<text:tab/>59.5492148235662<text:tab/>55.2570418499973<text:tab/>81.1621104915398<text:tab/>77.4176080952112</text:p>
      <text:p text:style-name="P1">Phb2<text:tab/>89.4943659093721<text:tab/>129.806038160352<text:tab/>62.8943022455484<text:tab/>123.009756836699<text:tab/>103.38897699155</text:p>
      <text:p text:style-name="P1">Phc1<text:tab/>11.0960211473814<text:tab/>9.32102761128755<text:tab/>4.60781507764277<text:tab/>11.2613295284111<text:tab/>2.89911087387153</text:p>
      <text:p text:style-name="P1">Phc2<text:tab/>27.8448621937342<text:tab/>60.5394275944496<text:tab/>86.5055622550953<text:tab/>54.5881587518116<text:tab/>80.7790781551827</text:p>
      <text:p text:style-name="P1">Phc3<text:tab/>7.02765327098254<text:tab/>8.56982140715327<text:tab/>6.44142095161041<text:tab/>8.99392144349013<text:tab/>6.32473743049784</text:p>
      <text:p text:style-name="P1"><text:soft-page-break/>Phex<text:tab/>0.38176201209671<text:tab/>1.02530335881607<text:tab/>0.428634439882337<text:tab/>0.619848525639448<text:tab/>0.145119474306592</text:p>
      <text:p text:style-name="P1">Phf1<text:tab/>16.2723139943923<text:tab/>19.1433247545323<text:tab/>10.4642042144686<text:tab/>26.402737123708<text:tab/>11.7164125481606</text:p>
      <text:p text:style-name="P1">Phf10<text:tab/>44.9850124893182<text:tab/>63.5484675305172<text:tab/>49.2348812554572<text:tab/>66.0716038164578<text:tab/>40.0539693216394</text:p>
      <text:p text:style-name="P1">Phf11<text:tab/>0.426454505809712<text:tab/>2.8427992612805<text:tab/>0.442690942246499<text:tab/>5.64726479005906<text:tab/>0.107358406564057</text:p>
      <text:p text:style-name="P1">Phf11b<text:tab/>0.102745451781722<text:tab/>0.167862950606147<text:tab/>0.324453922311954<text:tab/>0.212509679722707<text:tab/>0.0936016602729113</text:p>
      <text:p text:style-name="P1">Phf12<text:tab/>11.3161429038244<text:tab/>10.6383283116468<text:tab/>9.72777743402777<text:tab/>14.7316562378883<text:tab/>10.2142287974011</text:p>
      <text:p text:style-name="P1">Phf13<text:tab/>10.1958608322642<text:tab/>18.8510117695071<text:tab/>9.10518525336898<text:tab/>12.0558964377374<text:tab/>5.89214543519728</text:p>
      <text:p text:style-name="P1">Phf14<text:tab/>14.2964141309441<text:tab/>9.51382860000557<text:tab/>4.41221325898778<text:tab/>16.9843395434727<text:tab/>9.69786615462646</text:p>
      <text:p text:style-name="P1">Phf19<text:tab/>4.29971795819029<text:tab/>4.13006283122<text:tab/>0.569673773682563<text:tab/>1.77342685791804<text:tab/>0.163116849907122</text:p>
      <text:p text:style-name="P1">Phf2<text:tab/>14.5099318111641<text:tab/>15.9194078260067<text:tab/>5.3921610729809<text:tab/>15.0667895322022<text:tab/>7.75977256901055</text:p>
      <text:p text:style-name="P1">Phf20<text:tab/>13.5370073128479<text:tab/>11.9518393306937<text:tab/>10.7590213003786<text:tab/>17.4977607896041<text:tab/>15.762925573977</text:p>
      <text:p text:style-name="P1">Phf20l1<text:tab/>10.3853421243834<text:tab/>7.19006282701223<text:tab/>9.71571649149168<text:tab/>10.6157301767534<text:tab/>10.2764968518734</text:p>
      <text:p text:style-name="P1">Phf21b<text:tab/>0.104841029918872<text:tab/>0.1063901458139<text:tab/>0.0983388348975276<text:tab/>0.154698308518503<text:tab/>0.188728803055174</text:p>
      <text:p text:style-name="P1">Phf23<text:tab/>37.7535258081283<text:tab/>62.1556118468497<text:tab/>40.4661770009809<text:tab/>53.6434813413318<text:tab/>67.7285841524826</text:p>
      <text:p text:style-name="P1">Phf3<text:tab/>11.8923535646584<text:tab/>12.6403425975033<text:tab/>10.0402508512697<text:tab/>14.5393408471453<text:tab/>13.2805147984314</text:p>
      <text:p text:style-name="P1">Phf5a<text:tab/>65.5647912738271<text:tab/>90.393475364092<text:tab/>61.3296544457593<text:tab/>79.4014428654036<text:tab/>61.7335036453262</text:p>
      <text:p text:style-name="P1">Phf7<text:tab/>7.90202290299197<text:tab/>3.49405942830205<text:tab/>6.78447071699841<text:tab/>6.07324891014565<text:tab/>12.7449425443444</text:p>
      <text:p text:style-name="P1">Phf8<text:tab/>7.24344011469011<text:tab/>4.12979003433758<text:tab/>3.51561139681862<text:tab/>8.45048873536265<text:tab/>5.45165768995284</text:p>
      <text:p text:style-name="P1">Phgdh<text:tab/>74.1535165254467<text:tab/>142.448665642003<text:tab/>44.9194907315526<text:tab/>91.603430076118<text:tab/>50.2812781362761</text:p>
      <text:p text:style-name="P1">Phgr1<text:tab/>1.54436134560419<text:tab/>0.642320764870679<text:tab/>0.403423727349517<text:tab/>0.110571181484889<text:tab/>0.0949392379518433</text:p>
      <text:p text:style-name="P1">Phka1<text:tab/>4.3422941105208<text:tab/>4.06735442181906<text:tab/>2.87705569564445<text:tab/>6.43646824528773<text:tab/>3.32983571221951</text:p>
      <text:p text:style-name="P1">Phka2<text:tab/>1.67327227032474<text:tab/>0.4136186508929<text:tab/>0.754237486947835<text:tab/>1.01138397627096<text:tab/>0.421940499941339</text:p>
      <text:p text:style-name="P1">Phkb<text:tab/>4.44369436017413<text:tab/>3.4694213818753<text:tab/>2.48516145369749<text:tab/>5.48142534845375<text:tab/>1.75695129319692</text:p>
      <text:p text:style-name="P1">Phkg1<text:tab/>1.16589918467604<text:tab/>2.1221509451242<text:tab/>0.6896685061828<text:tab/>0.94227818243153<text:tab/>1.15435595147649</text:p>
      <text:p text:style-name="P1">Phkg2<text:tab/>23.8277765861935<text:tab/>20.1295190168558<text:tab/>9.92897034179679<text:tab/>26.8997676831925<text:tab/>14.434114012188</text:p>
      <text:p text:style-name="P1">Phlda1<text:tab/>26.8062366217276<text:tab/>591.393957416276<text:tab/>396.425234355702<text:tab/>51.0942785673331<text:tab/>155.200557868244</text:p>
      <text:p text:style-name="P1">Phlda2<text:tab/>5.77538580944031<text:tab/>6.13240459735305<text:tab/>2.0528095306629<text:tab/>12.3421609709424<text:tab/>1.92538004747033</text:p>
      <text:p text:style-name="P1">Phlda3<text:tab/>116.103823267116<text:tab/>266.307048892586<text:tab/>213.633860469586<text:tab/>326.860440459918<text:tab/>138.371872912836</text:p>
      <text:p text:style-name="P1">Phldb1<text:tab/>19.3571118309825<text:tab/>74.9264309284208<text:tab/>17.3390982129454<text:tab/>38.2948567742135<text:tab/>15.8660852130952</text:p>
      <text:p text:style-name="P1">Phldb3<text:tab/>9.44428374249807<text:tab/>8.83160020854513<text:tab/>3.4632030005091<text:tab/>13.0603025146225<text:tab/>6.54010434291982</text:p>
      <text:p text:style-name="P1">Phlpp1<text:tab/>3.17008622710425<text:tab/>6.05367277398319<text:tab/>8.53189474263096<text:tab/>6.40181623394678<text:tab/>4.16120005328886</text:p>
      <text:p text:style-name="P1">Phlpp2<text:tab/>4.52377921880077<text:tab/>7.34121183532901<text:tab/>7.17936002265527<text:tab/>3.85365166811719<text:tab/>2.84419244872166</text:p>
      <text:p text:style-name="P1">Phospho1<text:tab/>0.160974480233916<text:tab/>0.295716704254024<text:tab/>0.838505542347291<text:tab/>1.64750893031156<text:tab/>2.74464502262443</text:p>
      <text:p text:style-name="P1">Phospho2<text:tab/>10.1323424544392<text:tab/>6.91048648823847<text:tab/>5.54185981841419<text:tab/>14.4737666503594<text:tab/>12.8572185287845</text:p>
      <text:p text:style-name="P1">Phox2a<text:tab/>0.103933771121142<text:tab/>0.10330493628222<text:tab/>0.0979952785205257<text:tab/>0.101020019074265<text:tab/>0.0959986064385136</text:p>
      <text:p text:style-name="P1">Phpt1<text:tab/>94.4763609174309<text:tab/>102.019395079976<text:tab/>88.8610549146087<text:tab/>150.65577513266<text:tab/>109.803043089166</text:p>
      <text:p text:style-name="P1">Phrf1<text:tab/>14.5461314278439<text:tab/>18.9097241508031<text:tab/>20.4811082260117<text:tab/>17.7804762733469<text:tab/>17.8314597165847</text:p>
      <text:p text:style-name="P1">Phtf1<text:tab/>20.5578762840477<text:tab/>10.9913127879217<text:tab/>11.9099018710842<text:tab/>45.8517484815561<text:tab/>31.3430657141873</text:p>
      <text:p text:style-name="P1">Phtf2<text:tab/>6.51460452990656<text:tab/>11.4280653343786<text:tab/>18.6324072916148<text:tab/>8.9475520116425<text:tab/>11.357335023885</text:p>
      <text:p text:style-name="P1">Phyh<text:tab/>23.6538388366161<text:tab/>18.3085299590585<text:tab/>9.06798662567577<text:tab/>41.645261634924<text:tab/>11.2092165186429</text:p>
      <text:p text:style-name="P1">Phyhd1<text:tab/>23.3656989114067<text:tab/>31.7465214902501<text:tab/>19.2417566393586<text:tab/>56.031131816962<text:tab/>6.18969311970728</text:p>
      <text:p text:style-name="P1">Phyhip<text:tab/>0.1029553500616<text:tab/>0.103924768716996<text:tab/>0.203185060296331<text:tab/>0.101850621456776<text:tab/>0.0947898943499296</text:p>
      <text:p text:style-name="P1">Phyhipl<text:tab/>0.214416739234253<text:tab/>0.253182252602907<text:tab/>0.119815152518338<text:tab/>0.126033511135142<text:tab/>0.256163050583174</text:p>
      <text:p text:style-name="P1">Phykpl<text:tab/>0.126066631078948<text:tab/>0.105335986795038<text:tab/>0.0985719322155589<text:tab/>0.148091017270829<text:tab/>0.110522659014978</text:p>
      <text:p text:style-name="P1">Pi15<text:tab/>3.58212934060153<text:tab/>1.35988758985932<text:tab/>0.44110512827988<text:tab/>1.73095129248758<text:tab/>0.113612076138732</text:p>
      <text:p text:style-name="P1">Pi16<text:tab/>1.74200529619173<text:tab/>0.671620791259981<text:tab/>0.743013080319234<text:tab/>3.37727841001892<text:tab/>1.23701370773006</text:p>
      <text:p text:style-name="P1">Pi4k2a<text:tab/>14.3836061593653<text:tab/>16.0920831887367<text:tab/>25.5642390173462<text:tab/>22.4254390936575<text:tab/>18.6887522241059</text:p>
      <text:p text:style-name="P1">Pi4k2b<text:tab/>14.9215228906433<text:tab/>29.6524538417749<text:tab/>21.1753914649369<text:tab/>25.7580331511334<text:tab/>19.9173803823397</text:p>
      <text:p text:style-name="P1">Pi4ka<text:tab/>8.1473295576958<text:tab/>7.26561874986104<text:tab/>11.1338210929731<text:tab/>13.3810055203157<text:tab/>20.4137390187843</text:p>
      <text:p text:style-name="P1">Pi4kb<text:tab/>25.1151465120777<text:tab/>15.091310569893<text:tab/>16.1196078295025<text:tab/>25.9899825335237<text:tab/>21.4246370941877</text:p>
      <text:p text:style-name="P1">Pianp<text:tab/>0.395086262073353<text:tab/>0.10749106160039<text:tab/>0.122750986322215<text:tab/>0.1246784404295<text:tab/>0.104404353138013</text:p>
      <text:p text:style-name="P1">Pias1<text:tab/>11.4321291951291<text:tab/>9.57544477447447<text:tab/>14.3117505800433<text:tab/>14.5069653286865<text:tab/>15.2856691327749</text:p>
      <text:p text:style-name="P1">Pias2<text:tab/>26.7408300470701<text:tab/>26.7683755155847<text:tab/>21.8813116256866<text:tab/>40.6461431813304<text:tab/>33.049053743035</text:p>
      <text:p text:style-name="P1">Pias3<text:tab/>19.5431653774023<text:tab/>6.71021640695083<text:tab/>8.78594112353051<text:tab/>30.5159460700481<text:tab/>11.4269154379194</text:p>
      <text:p text:style-name="P1"><text:soft-page-break/>Pias4<text:tab/>9.43252521246869<text:tab/>11.8552856584089<text:tab/>10.6115930384697<text:tab/>18.1767081299923<text:tab/>17.3522150907247</text:p>
      <text:p text:style-name="P1">Pibf1<text:tab/>7.50071039196969<text:tab/>5.59523445708639<text:tab/>4.25012070104259<text:tab/>11.3853286213519<text:tab/>8.20110167762765</text:p>
      <text:p text:style-name="P1">Picalm<text:tab/>159.095500504387<text:tab/>202.647846652844<text:tab/>157.358235631506<text:tab/>128.125945198147<text:tab/>87.887229921721</text:p>
      <text:p text:style-name="P1">Pick1<text:tab/>12.0949514526024<text:tab/>12.7474220302227<text:tab/>2.12186721578024<text:tab/>15.4336229773517<text:tab/>4.57109471194036</text:p>
      <text:p text:style-name="P1">Pid1<text:tab/>7.79202219727556<text:tab/>6.40307860059956<text:tab/>2.35244630445031<text:tab/>21.3084966985622<text:tab/>7.78478832203676</text:p>
      <text:p text:style-name="P1">Pidd1<text:tab/>0.103974717645457<text:tab/>0.103703954972357<text:tab/>0.0979254895805805<text:tab/>0.101621847365685<text:tab/>0.118523774276548</text:p>
      <text:p text:style-name="P1">Piezo1<text:tab/>18.2303655228567<text:tab/>47.5221430217358<text:tab/>64.0263560865307<text:tab/>39.2030791803502<text:tab/>39.5584839949844</text:p>
      <text:p text:style-name="P1">Pif1<text:tab/>1.35884900627811<text:tab/>0.197076086339106<text:tab/>0.740985385911494<text:tab/>0.761420168883778<text:tab/>0.135056562366802</text:p>
      <text:p text:style-name="P1">Piga<text:tab/>6.59154855882911<text:tab/>9.97601476228329<text:tab/>5.67291660128741<text:tab/>6.57950331037262<text:tab/>2.35661991296307</text:p>
      <text:p text:style-name="P1">Pigb<text:tab/>2.06737343976861<text:tab/>1.42003709037744<text:tab/>0.665931465195888<text:tab/>3.93247225746018<text:tab/>0.598420626494309</text:p>
      <text:p text:style-name="P1">Pigbos1<text:tab/>6.53614110772291<text:tab/>3.65206703476921<text:tab/>5.54145698220711<text:tab/>8.34672836669698<text:tab/>10.0562561518712</text:p>
      <text:p text:style-name="P1">Pigc<text:tab/>23.0934870159058<text:tab/>14.793082996942<text:tab/>7.08292723054617<text:tab/>28.7679500875689<text:tab/>9.50300738918623</text:p>
      <text:p text:style-name="P1">Pigh<text:tab/>8.7630287668262<text:tab/>5.23666521034514<text:tab/>5.0038360798412<text:tab/>8.55342641500955<text:tab/>6.08210119311067</text:p>
      <text:p text:style-name="P1">Pigk<text:tab/>77.6290295724678<text:tab/>82.1080340148174<text:tab/>65.7753205963436<text:tab/>157.204974364594<text:tab/>64.8027228413804</text:p>
      <text:p text:style-name="P1">Pigl<text:tab/>3.24700173301365<text:tab/>5.55999263955643<text:tab/>5.31954342504496<text:tab/>6.42418448691509<text:tab/>16.0355518389622</text:p>
      <text:p text:style-name="P1">Pigm<text:tab/>4.04569822801559<text:tab/>9.79162693029972<text:tab/>9.37928920168865<text:tab/>4.98536162427601<text:tab/>5.03216478649538</text:p>
      <text:p text:style-name="P1">Pign<text:tab/>7.35343351013413<text:tab/>6.86782531955483<text:tab/>6.27899303719478<text:tab/>10.4269532988548<text:tab/>5.63907295402788</text:p>
      <text:p text:style-name="P1">Pigp<text:tab/>42.5698832886561<text:tab/>33.8237425024168<text:tab/>22.8258745339734<text:tab/>65.6430690886705<text:tab/>26.306643626079</text:p>
      <text:p text:style-name="P1">Pigq<text:tab/>14.8646073795069<text:tab/>9.67923021813825<text:tab/>6.30395663561152<text:tab/>21.1193721059033<text:tab/>16.9318709834457</text:p>
      <text:p text:style-name="P1">Pigr<text:tab/>0.103933771121142<text:tab/>0.10330493628222<text:tab/>0.0979952785205257<text:tab/>0.101020019074265<text:tab/>0.0959986064385136</text:p>
      <text:p text:style-name="P1">Pigs<text:tab/>28.7961638919335<text:tab/>24.5956564411468<text:tab/>24.0500790581823<text:tab/>47.1883317263633<text:tab/>36.4847898761677</text:p>
      <text:p text:style-name="P1">Pigt<text:tab/>89.4113115344495<text:tab/>91.8800406068909<text:tab/>73.2708157706599<text:tab/>135.305282917085<text:tab/>70.2597859680923</text:p>
      <text:p text:style-name="P1">Pigu<text:tab/>13.9012502109925<text:tab/>16.5901110403335<text:tab/>7.63899041303382<text:tab/>20.7335370194922<text:tab/>16.5912022253261</text:p>
      <text:p text:style-name="P1">Pigv<text:tab/>6.4175512399156<text:tab/>2.55708323747105<text:tab/>1.40547049814755<text:tab/>6.9610319652628<text:tab/>5.56014569233252</text:p>
      <text:p text:style-name="P1">Pigw<text:tab/>9.39722931250141<text:tab/>6.72527567901223<text:tab/>4.59480514149712<text:tab/>11.813143105176<text:tab/>6.24542188581534</text:p>
      <text:p text:style-name="P1">Pigx<text:tab/>36.2783247811156<text:tab/>40.9988863300576<text:tab/>25.4780858941242<text:tab/>56.108643771298<text:tab/>32.1257451843892</text:p>
      <text:p text:style-name="P1">Pigy<text:tab/>17.3755269044923<text:tab/>12.8765954841495<text:tab/>11.0574995211895<text:tab/>19.8363849047473<text:tab/>6.55864359633452</text:p>
      <text:p text:style-name="P1">Pigz<text:tab/>0.103933771121142<text:tab/>0.10330493628222<text:tab/>0.0979952785205257<text:tab/>0.101020019074265<text:tab/>0.0959986064385136</text:p>
      <text:p text:style-name="P1">Pih1d1<text:tab/>11.8849577749599<text:tab/>9.70654151695981<text:tab/>4.73432081761174<text:tab/>23.7781069185161<text:tab/>16.5776887677277</text:p>
      <text:p text:style-name="P1">Pih1d2<text:tab/>1.38021278497303<text:tab/>2.47541267034256<text:tab/>2.46161619817964<text:tab/>4.76380861544186<text:tab/>2.35333980759841</text:p>
      <text:p text:style-name="P1">Pih1d3<text:tab/>0.103933771121142<text:tab/>0.10330493628222<text:tab/>0.0979952785205257<text:tab/>0.101020019074265<text:tab/>0.0959986064385136</text:p>
      <text:p text:style-name="P1">Pik3ap1<text:tab/>0.35233681813414<text:tab/>0.231610638278005<text:tab/>0.185185689371626<text:tab/>1.28248776660329<text:tab/>0.146435760356258</text:p>
      <text:p text:style-name="P1">Pik3c2a<text:tab/>19.5277536716995<text:tab/>15.999295883147<text:tab/>19.8470391636751<text:tab/>16.5876698556977<text:tab/>13.1009242585105</text:p>
      <text:p text:style-name="P1">Pik3c2b<text:tab/>3.66782359059733<text:tab/>1.25313735410978<text:tab/>0.922791554421931<text:tab/>3.86066764649783<text:tab/>1.43477101265416</text:p>
      <text:p text:style-name="P1">Pik3c2g<text:tab/>0.103933771121142<text:tab/>0.10330493628222<text:tab/>0.0979952785205257<text:tab/>0.101020019074265<text:tab/>0.0959986064385136</text:p>
      <text:p text:style-name="P1">Pik3c3<text:tab/>12.3660517318899<text:tab/>2.43258651290079<text:tab/>2.70878160842733<text:tab/>14.7748925264799<text:tab/>11.7180058259963</text:p>
      <text:p text:style-name="P1">Pik3ca<text:tab/>12.933916001806<text:tab/>10.5755933655218<text:tab/>12.8780558201686<text:tab/>18.7497349567405<text:tab/>13.2693230782797</text:p>
      <text:p text:style-name="P1">Pik3cb<text:tab/>2.90873230614919<text:tab/>2.49230224093539<text:tab/>4.16087188274934<text:tab/>2.59722297472107<text:tab/>4.50333048330566</text:p>
      <text:p text:style-name="P1">Pik3cd<text:tab/>15.942699354835<text:tab/>13.5147607601345<text:tab/>6.51418240243721<text:tab/>17.0951179645655<text:tab/>5.96353166440253</text:p>
      <text:p text:style-name="P1">Pik3ip1<text:tab/>5.23297246359982<text:tab/>2.49975816446906<text:tab/>1.08694916803419<text:tab/>8.7126083941739<text:tab/>0.920335434540372</text:p>
      <text:p text:style-name="P1">Pik3r1<text:tab/>33.5869645367747<text:tab/>47.0501596821535<text:tab/>42.2449767372754<text:tab/>46.4258304147638<text:tab/>32.873031797195</text:p>
      <text:p text:style-name="P1">Pik3r2<text:tab/>27.3202014088729<text:tab/>21.7961419048775<text:tab/>22.5943354584916<text:tab/>50.9458216065121<text:tab/>33.1910458687255</text:p>
      <text:p text:style-name="P1">Pik3r3<text:tab/>16.8140262267111<text:tab/>34.3893712692574<text:tab/>50.911067259296<text:tab/>29.356269639915<text:tab/>24.5869654819465</text:p>
      <text:p text:style-name="P1">Pik3r4<text:tab/>7.67694721756759<text:tab/>3.69853386629426<text:tab/>2.59722414589192<text:tab/>11.9643454896338<text:tab/>9.68080104421937</text:p>
      <text:p text:style-name="P1">Pik3r5<text:tab/>0.100454865408096<text:tab/>0.572226147330787<text:tab/>0.179304603443989<text:tab/>0.107942672597804<text:tab/>0.0925705779399344</text:p>
      <text:p text:style-name="P1">Pik3r6<text:tab/>0.103933771121142<text:tab/>0.10330493628222<text:tab/>0.0979952785205257<text:tab/>0.101020019074265<text:tab/>0.0959986064385136</text:p>
      <text:p text:style-name="P1">Pim1<text:tab/>7.23559347361117<text:tab/>57.9949787328626<text:tab/>128.446733196398<text:tab/>2.53324586086339<text:tab/>12.1270562672752</text:p>
      <text:p text:style-name="P1">Pim2<text:tab/>2.79107792489279<text:tab/>1.67410474330133<text:tab/>3.8751164283068<text:tab/>3.27622233216242<text:tab/>8.27997474271154</text:p>
      <text:p text:style-name="P1">Pim3<text:tab/>24.7337897344091<text:tab/>43.7891254879057<text:tab/>47.6535824190169<text:tab/>13.3598776520163<text:tab/>14.4695339040292</text:p>
      <text:p text:style-name="P1">Pin1<text:tab/>90.9402189873558<text:tab/>117.911335237621<text:tab/>111.318637336939<text:tab/>144.164206233208<text:tab/>119.163955475039</text:p>
      <text:p text:style-name="P1">Pink1<text:tab/>25.4796688965399<text:tab/>32.80694043065<text:tab/>21.3567122060261<text:tab/>37.2865076846794<text:tab/>11.6030751066282</text:p>
      <text:p text:style-name="P1">Pinlyp<text:tab/>4.04592876470125<text:tab/>0.888487771681127<text:tab/>0.783253727346659<text:tab/>18.1182502338957<text:tab/>1.10096087516577</text:p>
      <text:p text:style-name="P1">Pinx1<text:tab/>17.7351216381703<text:tab/>26.9960575559483<text:tab/>23.0207172499622<text:tab/>37.347899191853<text:tab/>38.4336133193717</text:p>
      <text:p text:style-name="P1">Pip<text:tab/>0.103933771121142<text:tab/>0.10330493628222<text:tab/>0.0979952785205257<text:tab/>0.101020019074265<text:tab/>0.0959986064385136</text:p>
      <text:p text:style-name="P1"><text:soft-page-break/>Pip4k2a<text:tab/>13.4174534392321<text:tab/>12.3338586140467<text:tab/>11.186644170152<text:tab/>25.9375047863706<text:tab/>16.8599806381504</text:p>
      <text:p text:style-name="P1">Pip4k2b<text:tab/>14.6284409599648<text:tab/>9.30437973929337<text:tab/>7.74627590716285<text:tab/>23.4008563399528<text:tab/>10.6540216386951</text:p>
      <text:p text:style-name="P1">Pip4k2c<text:tab/>24.7108923714272<text:tab/>23.5542628300566<text:tab/>16.0644151751415<text:tab/>28.1224197556691<text:tab/>23.055497425696</text:p>
      <text:p text:style-name="P1">Pip5k1a<text:tab/>19.0326738110444<text:tab/>27.9046738603096<text:tab/>20.2741940804413<text:tab/>24.3303141638668<text:tab/>16.1357510283299</text:p>
      <text:p text:style-name="P1">Pip5k1b<text:tab/>0.106314631901042<text:tab/>0.109359703407406<text:tab/>0.15942512879179<text:tab/>0.147825744577978<text:tab/>0.368990344803482</text:p>
      <text:p text:style-name="P1">Pip5k1c<text:tab/>16.1188082159564<text:tab/>12.3369481761663<text:tab/>33.0709228895014<text:tab/>31.275138701646<text:tab/>336.12486538237</text:p>
      <text:p text:style-name="P1">Pipox<text:tab/>0.186287877738706<text:tab/>0.25883872516107<text:tab/>0.263068642741083<text:tab/>0.111267809894249<text:tab/>0.107510070961013</text:p>
      <text:p text:style-name="P1">Pir<text:tab/>13.6626321832064<text:tab/>9.48250622783019<text:tab/>3.69756937408796<text:tab/>18.9169405910964<text:tab/>3.72946007778548</text:p>
      <text:p text:style-name="P1">Pirt<text:tab/>0.103933771121142<text:tab/>0.10330493628222<text:tab/>0.0979952785205257<text:tab/>0.101020019074265<text:tab/>0.0959986064385136</text:p>
      <text:p text:style-name="P1">Pitpna<text:tab/>98.0817250089859<text:tab/>152.549486479822<text:tab/>112.346391609227<text:tab/>180.307375239412<text:tab/>131.955537165436</text:p>
      <text:p text:style-name="P1">Pitpnb<text:tab/>57.8891663309485<text:tab/>75.8353314083812<text:tab/>51.5978762841089<text:tab/>66.9114264940258<text:tab/>54.4129619331372</text:p>
      <text:p text:style-name="P1">Pitpnm1<text:tab/>19.0101421955912<text:tab/>20.5271861712873<text:tab/>19.578654611832<text:tab/>29.3418569017682<text:tab/>14.5668292268224</text:p>
      <text:p text:style-name="P1">Pitpnm2<text:tab/>2.086018170466<text:tab/>3.04144565539865<text:tab/>0.713267832909343<text:tab/>5.25264411630652<text:tab/>0.82681579610652</text:p>
      <text:p text:style-name="P1">Pitrm1<text:tab/>33.6830463897854<text:tab/>42.2852325072813<text:tab/>46.6710756372074<text:tab/>39.6870462411968<text:tab/>68.4370175390725</text:p>
      <text:p text:style-name="P1">Pitx1<text:tab/>0.104055024816036<text:tab/>0.145052041295589<text:tab/>0.0978749979924247<text:tab/>0.101785608913565<text:tab/>0.0956928537443107</text:p>
      <text:p text:style-name="P1">Pitx2<text:tab/>0.103933771121142<text:tab/>0.10330493628222<text:tab/>0.0979952785205257<text:tab/>0.101020019074265<text:tab/>0.0959986064385136</text:p>
      <text:p text:style-name="P1">Pitx3<text:tab/>0.151077558207083<text:tab/>0.104952050792016<text:tab/>0.120081118307119<text:tab/>0.102871330450673<text:tab/>0.0961146353153634</text:p>
      <text:p text:style-name="P1">Piwil1<text:tab/>0.103933771121142<text:tab/>0.10330493628222<text:tab/>0.0979952785205257<text:tab/>0.101020019074265<text:tab/>0.0959986064385136</text:p>
      <text:p text:style-name="P1">Piwil2<text:tab/>0.307233285911225<text:tab/>0.158675500752383<text:tab/>0.374764885632201<text:tab/>0.275229554926731<text:tab/>0.288365740041024</text:p>
      <text:p text:style-name="P1">Piwil4<text:tab/>0.103933771121142<text:tab/>0.10330493628222<text:tab/>0.0979952785205257<text:tab/>0.101020019074265<text:tab/>0.0959986064385136</text:p>
      <text:p text:style-name="P1">Pja1<text:tab/>15.8149564671796<text:tab/>22.4649894355772<text:tab/>24.0889775666979<text:tab/>25.068247849339<text:tab/>19.8070050615999</text:p>
      <text:p text:style-name="P1">Pja2<text:tab/>43.3063427753451<text:tab/>44.6592532256093<text:tab/>50.8748915767216<text:tab/>49.8147561293285<text:tab/>33.3260727957584</text:p>
      <text:p text:style-name="P1">Pkd1<text:tab/>24.7747411570187<text:tab/>26.6338379755605<text:tab/>20.5953342701592<text:tab/>31.4645948701997<text:tab/>20.2181290899154</text:p>
      <text:p text:style-name="P1">Pkd2<text:tab/>185.285543826816<text:tab/>484.707124204242<text:tab/>283.774231482744<text:tab/>571.941274065611<text:tab/>97.5415582236812</text:p>
      <text:p text:style-name="P1">Pkd2l1<text:tab/>0.103933771121142<text:tab/>0.10330493628222<text:tab/>0.0979952785205257<text:tab/>0.101020019074265<text:tab/>0.0959986064385136</text:p>
      <text:p text:style-name="P1">Pkd2l2<text:tab/>5.89740540624992<text:tab/>4.27271378004657<text:tab/>4.81027106514832<text:tab/>5.61214797846974<text:tab/>2.56094300615778</text:p>
      <text:p text:style-name="P1">Pkdcc<text:tab/>21.4172933995952<text:tab/>26.173336131796<text:tab/>30.9425170757651<text:tab/>8.3749272930457<text:tab/>6.54306332744304</text:p>
      <text:p text:style-name="P1">Pkdrej<text:tab/>0.10403826846313<text:tab/>0.103469293032851<text:tab/>0.102587809739411<text:tab/>0.101232037320035<text:tab/>0.0960305131576963</text:p>
      <text:p text:style-name="P1">Pkhd1l1<text:tab/>0.108932201129199<text:tab/>0.103897426597851<text:tab/>0.115130285580989<text:tab/>0.101763671458377<text:tab/>0.09882802865919</text:p>
      <text:p text:style-name="P1">Pkia<text:tab/>17.1628271165917<text:tab/>14.3092078518124<text:tab/>13.4056358915568<text:tab/>11.1971866958867<text:tab/>4.64290392579562</text:p>
      <text:p text:style-name="P1">Pkib<text:tab/>0.104570890131114<text:tab/>0.104406210710216<text:tab/>0.098293210178795<text:tab/>0.139007191080812<text:tab/>0.0961169338307768</text:p>
      <text:p text:style-name="P1">Pkig<text:tab/>79.1005001285879<text:tab/>99.8843575632902<text:tab/>33.7345376508461<text:tab/>96.8259903444975<text:tab/>35.1529559533039</text:p>
      <text:p text:style-name="P1">Pklr<text:tab/>0.125347189069143<text:tab/>0.104021025204645<text:tab/>0.0979986010784044<text:tab/>0.111975090530169<text:tab/>0.110331475171736</text:p>
      <text:p text:style-name="P1">Pkm<text:tab/>314.429034447475<text:tab/>376.037194133721<text:tab/>346.009893834437<text:tab/>652.055654877061<text:tab/>545.31283122726</text:p>
      <text:p text:style-name="P1">Pkmyt1<text:tab/>7.08279761063174<text:tab/>11.8399928248311<text:tab/>6.18073848793416<text:tab/>3.81749390356578<text:tab/>1.61468639791665</text:p>
      <text:p text:style-name="P1">Pkn1<text:tab/>23.9750492482888<text:tab/>16.9930116091987<text:tab/>9.51389539451851<text:tab/>27.5581979846133<text:tab/>22.95312214192</text:p>
      <text:p text:style-name="P1">Pkn2<text:tab/>15.1258822772899<text:tab/>19.4658780125634<text:tab/>18.6006190309491<text:tab/>23.0046095457107<text:tab/>17.4298051449259</text:p>
      <text:p text:style-name="P1">Pkn3<text:tab/>15.5915547169035<text:tab/>18.2959441072301<text:tab/>11.4801486619039<text:tab/>21.4104947726321<text:tab/>17.5104506686461</text:p>
      <text:p text:style-name="P1">Pknox1<text:tab/>4.80268721534367<text:tab/>5.99622929905631<text:tab/>8.55950386635757<text:tab/>5.47953593859771<text:tab/>8.22656239142011</text:p>
      <text:p text:style-name="P1">Pknox2<text:tab/>0.104334103681059<text:tab/>0.103942354003788<text:tab/>0.107802627930265<text:tab/>0.109191792012084<text:tab/>0.096096894613563</text:p>
      <text:p text:style-name="P1">Pkp1<text:tab/>10.8156057835813<text:tab/>80.4761007063096<text:tab/>70.9227339121645<text:tab/>62.3269544003433<text:tab/>37.1678647150039</text:p>
      <text:p text:style-name="P1">Pkp2<text:tab/>15.0008588882958<text:tab/>8.10136306476968<text:tab/>8.03692869601961<text:tab/>12.9237206811005<text:tab/>6.63558707081748</text:p>
      <text:p text:style-name="P1">Pkp3<text:tab/>0.103171244152263<text:tab/>0.154242894846774<text:tab/>0.0970964116527295<text:tab/>0.101050167375881<text:tab/>0.0949862438030709</text:p>
      <text:p text:style-name="P1">Pla1a<text:tab/>0.344121886545429<text:tab/>2.8394123057876<text:tab/>0.506722136074287<text:tab/>2.14835684533929<text:tab/>1.13208420402146</text:p>
      <text:p text:style-name="P1">Pla2g10<text:tab/>0.103933771121142<text:tab/>0.10330493628222<text:tab/>0.0979952785205257<text:tab/>0.101020019074265<text:tab/>0.0959986064385136</text:p>
      <text:p text:style-name="P1">Pla2g12a<text:tab/>9.48053828737662<text:tab/>7.96601781399904<text:tab/>7.28740093986768<text:tab/>6.17278255505204<text:tab/>9.72839272660158</text:p>
      <text:p text:style-name="P1">Pla2g15<text:tab/>5.08788608022686<text:tab/>3.74402761606458<text:tab/>4.44137546761178<text:tab/>10.8249963662924<text:tab/>10.1047406634596</text:p>
      <text:p text:style-name="P1">Pla2g16<text:tab/>64.4494958747768<text:tab/>82.6966000885433<text:tab/>44.6381519856692<text:tab/>53.9052712084657<text:tab/>20.2472740207543</text:p>
      <text:p text:style-name="P1">Pla2g1b<text:tab/>0.103933771121142<text:tab/>0.10330493628222<text:tab/>0.0979952785205257<text:tab/>0.101020019074265<text:tab/>0.0959986064385136</text:p>
      <text:p text:style-name="P1">Pla2g2a<text:tab/>0.103933771121142<text:tab/>0.10330493628222<text:tab/>0.0979952785205257<text:tab/>0.101020019074265<text:tab/>0.0959986064385136</text:p>
      <text:p text:style-name="P1">Pla2g2c<text:tab/>0.103933771121142<text:tab/>0.10330493628222<text:tab/>0.0979952785205257<text:tab/>0.101020019074265<text:tab/>0.0959986064385136</text:p>
      <text:p text:style-name="P1">Pla2g2d<text:tab/>0.103933771121142<text:tab/>0.10330493628222<text:tab/>0.0979952785205257<text:tab/>0.101020019074265<text:tab/>0.0959986064385136</text:p>
      <text:p text:style-name="P1">Pla2g2e<text:tab/>1.07829481532174<text:tab/>0.587828703493103<text:tab/>0.093050215399665<text:tab/>1.02053188995966<text:tab/>0.136751692976291</text:p>
      <text:p text:style-name="P1">Pla2g2f<text:tab/>0.103933771121142<text:tab/>0.10330493628222<text:tab/>0.0979952785205257<text:tab/>0.101020019074265<text:tab/>0.0959986064385136</text:p>
      <text:p text:style-name="P1"><text:soft-page-break/>Pla2g3<text:tab/>0.100421570976756<text:tab/>0.10265637484558<text:tab/>0.0940713008915293<text:tab/>0.344211345413489<text:tab/>0.0923229325355494</text:p>
      <text:p text:style-name="P1">Pla2g4a<text:tab/>10.8203813370562<text:tab/>17.7333890904458<text:tab/>7.19417921688657<text:tab/>41.9441910663547<text:tab/>16.2416951937871</text:p>
      <text:p text:style-name="P1">Pla2g4b<text:tab/>4.16337626343591<text:tab/>1.47722388554027<text:tab/>2.32472696789422<text:tab/>5.76108286299902<text:tab/>3.14584650130525</text:p>
      <text:p text:style-name="P1">Pla2g4c<text:tab/>0.103933771121142<text:tab/>0.10330493628222<text:tab/>0.0979952785205257<text:tab/>0.101020019074265<text:tab/>0.0959986064385136</text:p>
      <text:p text:style-name="P1">Pla2g5<text:tab/>0.378879454793232<text:tab/>0.14904517092931<text:tab/>0.343999575343123<text:tab/>0.14044584030499<text:tab/>0.0939505659539999</text:p>
      <text:p text:style-name="P1">Pla2g6<text:tab/>6.46065249944904<text:tab/>4.61638990948011<text:tab/>1.43829006848965<text:tab/>12.6889170291358<text:tab/>4.01947368175097</text:p>
      <text:p text:style-name="P1">Pla2g7<text:tab/>0.334707089793199<text:tab/>0.133094536221354<text:tab/>0.096414181152268<text:tab/>0.28138938112741<text:tab/>0.128079301925135</text:p>
      <text:p text:style-name="P1">Pla2r1<text:tab/>24.420494682644<text:tab/>21.1996187808408<text:tab/>13.2765857502755<text:tab/>6.01549857603445<text:tab/>1.00059479990401</text:p>
      <text:p text:style-name="P1">Plaa<text:tab/>25.178698172353<text:tab/>45.8376504413583<text:tab/>36.3474648196059<text:tab/>49.4732011821605<text:tab/>44.1401179052248</text:p>
      <text:p text:style-name="P1">Plac1<text:tab/>0.103933771121142<text:tab/>0.10330493628222<text:tab/>0.0979952785205257<text:tab/>0.101020019074265<text:tab/>0.0959986064385136</text:p>
      <text:p text:style-name="P1">Plac8<text:tab/>0.103933771121142<text:tab/>0.10330493628222<text:tab/>0.0979952785205257<text:tab/>0.101020019074265<text:tab/>0.0959986064385136</text:p>
      <text:p text:style-name="P1">Plac9<text:tab/>421.847255980726<text:tab/>455.524231753828<text:tab/>355.048241077401<text:tab/>216.433532158327<text:tab/>41.6940592369531</text:p>
      <text:p text:style-name="P1">Plag1<text:tab/>0.105698758877085<text:tab/>0.147515168594265<text:tab/>0.18448525880057<text:tab/>0.187939620821001<text:tab/>0.421259533698918</text:p>
      <text:p text:style-name="P1">Plagl1<text:tab/>0.103960984191181<text:tab/>0.146229880989366<text:tab/>0.215501412590187<text:tab/>0.170741771268505<text:tab/>0.215167339709425</text:p>
      <text:p text:style-name="P1">Plagl2<text:tab/>2.4800059750564<text:tab/>5.39165051863091<text:tab/>3.59429849774921<text:tab/>3.11480928570153<text:tab/>2.54946809871926</text:p>
      <text:p text:style-name="P1">Plat<text:tab/>32.4772114388898<text:tab/>346.400235304588<text:tab/>575.116194623989<text:tab/>287.759452039996<text:tab/>851.808841716259</text:p>
      <text:p text:style-name="P1">Plau<text:tab/>0.180699522585948<text:tab/>1.02347007454985<text:tab/>0.815188576460808<text:tab/>0.239683958388986<text:tab/>0.118213849211891</text:p>
      <text:p text:style-name="P1">Plaur<text:tab/>16.0843692375329<text:tab/>749.926114140076<text:tab/>402.933116697126<text:tab/>47.6093968175335<text:tab/>36.5003740981492</text:p>
      <text:p text:style-name="P1">Plb1<text:tab/>0.104045899705161<text:tab/>0.109313055579537<text:tab/>0.0978667519349511<text:tab/>0.146413969647904<text:tab/>0.0955814155309572</text:p>
      <text:p text:style-name="P1">Plbd1<text:tab/>0.103933771121142<text:tab/>0.10330493628222<text:tab/>0.0979952785205257<text:tab/>0.101020019074265<text:tab/>0.0959986064385136</text:p>
      <text:p text:style-name="P1">Plbd2<text:tab/>86.2344405660831<text:tab/>94.5607320659786<text:tab/>86.4514129065504<text:tab/>149.918555008581<text:tab/>94.4003472326528</text:p>
      <text:p text:style-name="P1">Plcb1<text:tab/>0.499444433158194<text:tab/>0.250931254179458<text:tab/>0.208710571309739<text:tab/>3.25967520853263<text:tab/>0.770874560577705</text:p>
      <text:p text:style-name="P1">Plcb2<text:tab/>0.125031971584193<text:tab/>0.103678261950069<text:tab/>0.0960963598855714<text:tab/>0.194551761584807<text:tab/>0.0938911030716049</text:p>
      <text:p text:style-name="P1">Plcb3<text:tab/>31.4059622876116<text:tab/>35.1217958867998<text:tab/>24.6145470227511<text:tab/>34.8199869452934<text:tab/>23.1700017751236</text:p>
      <text:p text:style-name="P1">Plcb4<text:tab/>28.5922973059948<text:tab/>26.8316662967754<text:tab/>11.552975329608<text:tab/>11.6006398356724<text:tab/>4.41727214276086</text:p>
      <text:p text:style-name="P1">Plcd1<text:tab/>27.0472670702574<text:tab/>43.0444188788021<text:tab/>34.6557282080118<text:tab/>44.8048111412893<text:tab/>30.9014000947717</text:p>
      <text:p text:style-name="P1">Plcd3<text:tab/>15.282917651865<text:tab/>26.6071051100065<text:tab/>13.4945074769534<text:tab/>19.2146378364575<text:tab/>19.5285988194245</text:p>
      <text:p text:style-name="P1">Plcd4<text:tab/>0.971350483640139<text:tab/>1.5298726881091<text:tab/>1.18863773956999<text:tab/>1.87940362479456<text:tab/>1.26516301933042</text:p>
      <text:p text:style-name="P1">Plce1<text:tab/>1.50926928636555<text:tab/>1.2121297741833<text:tab/>0.559889203299193<text:tab/>0.722372801819409<text:tab/>0.267364978243976</text:p>
      <text:p text:style-name="P1">Plcg1<text:tab/>33.3859458248199<text:tab/>25.3111431838755<text:tab/>24.3940611565356<text:tab/>53.9408408768422<text:tab/>30.9007486043473</text:p>
      <text:p text:style-name="P1">Plcg2<text:tab/>2.85585330585646<text:tab/>3.18152321800541<text:tab/>4.20789285543305<text:tab/>5.45109657028944<text:tab/>3.61555861881408</text:p>
      <text:p text:style-name="P1">Plch1<text:tab/>0.141163479319926<text:tab/>0.110584329493661<text:tab/>0.143593059788498<text:tab/>0.186266901329405<text:tab/>0.114754481108711</text:p>
      <text:p text:style-name="P1">Plcl1<text:tab/>6.4526341125802<text:tab/>5.71550326667576<text:tab/>6.26398973220869<text:tab/>4.17324419836411<text:tab/>2.40150437131108</text:p>
      <text:p text:style-name="P1">Plcl2<text:tab/>0.127562606181799<text:tab/>0.11050800641997<text:tab/>0.105412913718551<text:tab/>0.103048514053717<text:tab/>0.155529943170041</text:p>
      <text:p text:style-name="P1">Plcxd2<text:tab/>0.296990883668668<text:tab/>0.154509149944929<text:tab/>0.27269846377366<text:tab/>0.138543578516513<text:tab/>0.166361413482361</text:p>
      <text:p text:style-name="P1">Plcxd3<text:tab/>0.103933771121142<text:tab/>0.10330493628222<text:tab/>0.0979952785205257<text:tab/>0.101020019074265<text:tab/>0.0959986064385136</text:p>
      <text:p text:style-name="P1">Plcz1<text:tab/>0.10286979969816<text:tab/>0.103409163928038<text:tab/>0.097198706166523<text:tab/>0.167217095605971<text:tab/>0.106284527879803</text:p>
      <text:p text:style-name="P1">Pld1<text:tab/>27.5481853431019<text:tab/>18.1370710408822<text:tab/>8.3073136126638<text:tab/>21.9156639721244<text:tab/>10.2595628329866</text:p>
      <text:p text:style-name="P1">Pld2<text:tab/>9.9122374245987<text:tab/>8.1874914579134<text:tab/>5.76651020816565<text:tab/>10.2026198701137<text:tab/>7.99185217330413</text:p>
      <text:p text:style-name="P1">Pld3<text:tab/>48.9468363975002<text:tab/>47.0888193098749<text:tab/>46.9703267055897<text:tab/>124.145533044285<text:tab/>71.0140366909474</text:p>
      <text:p text:style-name="P1">Pld4<text:tab/>0.103933771121142<text:tab/>0.10330493628222<text:tab/>0.0979952785205257<text:tab/>0.101020019074265<text:tab/>0.0959986064385136</text:p>
      <text:p text:style-name="P1">Pld5<text:tab/>0.179502885814792<text:tab/>0.104066170769619<text:tab/>0.0981280682853604<text:tab/>0.101943261188937<text:tab/>0.095776497269558</text:p>
      <text:p text:style-name="P1">Plec<text:tab/>19.5624585111358<text:tab/>54.6199479112514<text:tab/>27.464052637196<text:tab/>35.220122862443<text:tab/>24.3743600920448</text:p>
      <text:p text:style-name="P1">Plek<text:tab/>0.103933771121142<text:tab/>0.10330493628222<text:tab/>0.0979952785205257<text:tab/>0.101020019074265<text:tab/>0.0959986064385136</text:p>
      <text:p text:style-name="P1">Plek2<text:tab/>0.147528600776975<text:tab/>0.33896647620104<text:tab/>0.0980752159381697<text:tab/>0.104614793058451<text:tab/>0.0952444783099503</text:p>
      <text:p text:style-name="P1">Plekha1<text:tab/>12.1122463324292<text:tab/>16.0447615442663<text:tab/>11.8942346608166<text:tab/>15.7195771004431<text:tab/>12.2555153367671</text:p>
      <text:p text:style-name="P1">Plekha3<text:tab/>34.4117043891008<text:tab/>37.5746285108873<text:tab/>27.3684057196734<text:tab/>53.8776478953706<text:tab/>38.8559365966952</text:p>
      <text:p text:style-name="P1">Plekha4<text:tab/>1.95809593556163<text:tab/>4.82921048221903<text:tab/>1.08676271902684<text:tab/>6.92583580575287<text:tab/>0.885612773349697</text:p>
      <text:p text:style-name="P1">Plekha5<text:tab/>4.71279565612638<text:tab/>6.22969212392049<text:tab/>2.28192450693011<text:tab/>16.2891821506233<text:tab/>3.17074419297028</text:p>
      <text:p text:style-name="P1">Plekha7<text:tab/>5.16585096531193<text:tab/>1.94871016987386<text:tab/>0.809448184347748<text:tab/>2.77559721293936<text:tab/>0.892752728147217</text:p>
      <text:p text:style-name="P1">Plekha8<text:tab/>4.00723347556853<text:tab/>3.31000357131269<text:tab/>3.6137982815179<text:tab/>9.96343572522312<text:tab/>4.27493806359273</text:p>
      <text:p text:style-name="P1">Plekhb1<text:tab/>0.829713236520072<text:tab/>1.10602104680603<text:tab/>1.53505368572788<text:tab/>1.6841284289518<text:tab/>0.501057387450461</text:p>
      <text:p text:style-name="P1">Plekhb2<text:tab/>48.3936284812609<text:tab/>71.2942462720278<text:tab/>42.7749916311266<text:tab/>87.5436379468866<text:tab/>68.8324824918961</text:p>
      <text:p text:style-name="P1">Plekhd1<text:tab/>0.207508051121921<text:tab/>0.850147402407944<text:tab/>0.214319400221705<text:tab/>0.158995221551982<text:tab/>0.12033890744979</text:p>
      <text:p text:style-name="P1"><text:soft-page-break/>Plekhf1<text:tab/>20.1489841959995<text:tab/>35.079241859059<text:tab/>39.1981052668124<text:tab/>29.8800019403352<text:tab/>22.8379285893612</text:p>
      <text:p text:style-name="P1">Plekhf2<text:tab/>10.7570570893238<text:tab/>13.2625986451188<text:tab/>14.2463767114594<text:tab/>11.2623876417413<text:tab/>9.37628063710409</text:p>
      <text:p text:style-name="P1">Plekhg1<text:tab/>0.101416682446283<text:tab/>0.104010866910188<text:tab/>0.0950599076009839<text:tab/>0.279169843596686<text:tab/>0.107600551441336</text:p>
      <text:p text:style-name="P1">Plekhg2<text:tab/>64.3962610394644<text:tab/>43.8575977186278<text:tab/>42.8940004320697<text:tab/>35.6972373345694<text:tab/>23.557540661189</text:p>
      <text:p text:style-name="P1">Plekhg5<text:tab/>6.62669319481284<text:tab/>2.64089417901183<text:tab/>6.33989446560427<text:tab/>8.39634066315427<text:tab/>4.17414155749402</text:p>
      <text:p text:style-name="P1">Plekhh1<text:tab/>1.84907557697627<text:tab/>1.23552343071161<text:tab/>1.34428538019506<text:tab/>1.14692862486494<text:tab/>1.42388578389691</text:p>
      <text:p text:style-name="P1">Plekhh2<text:tab/>17.774784247389<text:tab/>19.4122484040884<text:tab/>15.9939389464678<text:tab/>8.13926692360774<text:tab/>6.19221432189158</text:p>
      <text:p text:style-name="P1">Plekhh3<text:tab/>7.23049136055357<text:tab/>6.04360883958596<text:tab/>6.45027413096216<text:tab/>11.6878343149584<text:tab/>9.37718381032908</text:p>
      <text:p text:style-name="P1">Plekhj1<text:tab/>31.4331714131375<text:tab/>44.9552155717658<text:tab/>36.803109122726<text:tab/>50.1413077093485<text:tab/>53.7293936395551</text:p>
      <text:p text:style-name="P1">Plekhm1<text:tab/>4.19507540032429<text:tab/>3.82637777330804<text:tab/>5.03293538971501<text:tab/>7.69654158199305<text:tab/>7.99532821951612</text:p>
      <text:p text:style-name="P1">Plekhm2<text:tab/>15.7827506543998<text:tab/>29.6739304752372<text:tab/>19.9158787140961<text:tab/>21.7558182429434<text:tab/>21.9529989037129</text:p>
      <text:p text:style-name="P1">Plekhn1<text:tab/>2.19704423302805<text:tab/>0.985596688814613<text:tab/>1.2973232832173<text:tab/>5.75395729197761<text:tab/>1.17834111994002</text:p>
      <text:p text:style-name="P1">Plekho1<text:tab/>12.7832568337546<text:tab/>11.8536003654073<text:tab/>4.99334162424131<text:tab/>24.6648510416558<text:tab/>4.77789869775678</text:p>
      <text:p text:style-name="P1">Plekhs1<text:tab/>0.104438758914562<text:tab/>0.246586677481138<text:tab/>0.0979415242544585<text:tab/>0.178601039528692<text:tab/>0.127742112838032</text:p>
      <text:p text:style-name="P1">Plet1<text:tab/>0.103073636741847<text:tab/>0.103279219352875<text:tab/>0.136603718007988<text:tab/>0.10101703519615<text:tab/>0.095162893578178</text:p>
      <text:p text:style-name="P1">Plg<text:tab/>0.196995468261759<text:tab/>0.157641054920179<text:tab/>0.206526281059189<text:tab/>0.200553845808336<text:tab/>0.166602540249697</text:p>
      <text:p text:style-name="P1">Plgrkt<text:tab/>38.1626369764621<text:tab/>28.2430231369507<text:tab/>12.6642148113663<text:tab/>37.8169721027446<text:tab/>10.6271469040432</text:p>
      <text:p text:style-name="P1">Plin1<text:tab/>0.104234663390074<text:tab/>0.103841352877062<text:tab/>0.0982221603612508<text:tab/>0.101614663100364<text:tab/>0.10517454903009</text:p>
      <text:p text:style-name="P1">Plin2<text:tab/>25.5369441512087<text:tab/>69.5783571735571<text:tab/>24.7647623047327<text:tab/>100.184084821224<text:tab/>39.4945442483852</text:p>
      <text:p text:style-name="P1">Plin5<text:tab/>0.10410573216955<text:tab/>0.103699052746168<text:tab/>0.0981476542082279<text:tab/>0.101487901379405<text:tab/>0.10763933267421</text:p>
      <text:p text:style-name="P1">Plk1<text:tab/>29.6144979330008<text:tab/>11.5506530256196<text:tab/>3.78572421750502<text:tab/>8.20435455583664<text:tab/>0.565012134151265</text:p>
      <text:p text:style-name="P1">Plk2<text:tab/>14.0987180986568<text:tab/>66.4614129507373<text:tab/>114.277852167218<text:tab/>35.7898647472554<text:tab/>52.7112603236925</text:p>
      <text:p text:style-name="P1">Plk3<text:tab/>5.81755259924599<text:tab/>23.3871533955963<text:tab/>37.1937836588664<text:tab/>9.39359765685405<text:tab/>23.3962603247292</text:p>
      <text:p text:style-name="P1">Plk4<text:tab/>10.7367773758406<text:tab/>8.2305603944858<text:tab/>4.03245965689381<text:tab/>3.43077381223552<text:tab/>0.646762573904792</text:p>
      <text:p text:style-name="P1">Plk5<text:tab/>0.416430155068568<text:tab/>1.68262014704992<text:tab/>1.48776305885214<text:tab/>0.33931869586658<text:tab/>49.2347993593814</text:p>
      <text:p text:style-name="P1">Pllp<text:tab/>0.153591523413637<text:tab/>0.144136237409171<text:tab/>0.179482817057412<text:tab/>0.109816349344816<text:tab/>0.205004548850716</text:p>
      <text:p text:style-name="P1">Pln<text:tab/>12.5009226733645<text:tab/>7.82990562430265<text:tab/>0.624198476804902<text:tab/>1.88483089734536<text:tab/>0.0899962141729069</text:p>
      <text:p text:style-name="P1">Plod1<text:tab/>55.0510146280841<text:tab/>51.3409588660537<text:tab/>55.9235945945742<text:tab/>145.043767856417<text:tab/>58.1787509893028</text:p>
      <text:p text:style-name="P1">Plod2<text:tab/>608.489856889471<text:tab/>484.418631599852<text:tab/>589.597297173807<text:tab/>351.272201399209<text:tab/>317.378558205678</text:p>
      <text:p text:style-name="P1">Plod3<text:tab/>85.8399142370405<text:tab/>139.090849445074<text:tab/>94.7482180368022<text:tab/>163.040696886394<text:tab/>81.8582832935504</text:p>
      <text:p text:style-name="P1">Plp1<text:tab/>1.33010959276468<text:tab/>1.87775932475816<text:tab/>0.255687453039981<text:tab/>0.873913693803888<text:tab/>0.167214288359619</text:p>
      <text:p text:style-name="P1">Plp2<text:tab/>115.068594149946<text:tab/>198.729832473854<text:tab/>127.591397225282<text:tab/>228.314725929501<text:tab/>119.467164501927</text:p>
      <text:p text:style-name="P1">Plrg1<text:tab/>26.8307418162061<text:tab/>34.4602064845425<text:tab/>26.6742914259524<text:tab/>42.1921507568224<text:tab/>35.5532103915257</text:p>
      <text:p text:style-name="P1">Pls1<text:tab/>0.566774066573306<text:tab/>0.456658770394417<text:tab/>0.10786556577151<text:tab/>1.10239391550747<text:tab/>0.587408559955958</text:p>
      <text:p text:style-name="P1">Pls3<text:tab/>448.453353257527<text:tab/>418.731118833851<text:tab/>279.918713405912<text:tab/>354.257253074001<text:tab/>253.603368208409</text:p>
      <text:p text:style-name="P1">Plscr1<text:tab/>23.7578325992279<text:tab/>20.915529598935<text:tab/>11.6209865977848<text:tab/>27.4902631043468<text:tab/>41.4370475014572</text:p>
      <text:p text:style-name="P1">Plscr2<text:tab/>66.1358200938058<text:tab/>67.8172161248593<text:tab/>29.4130530439777<text:tab/>70.178943738131<text:tab/>69.0173330746924</text:p>
      <text:p text:style-name="P1">Plscr3<text:tab/>44.3039782815517<text:tab/>55.2122354077301<text:tab/>27.4101721687408<text:tab/>72.5997320669496<text:tab/>35.3596491749619</text:p>
      <text:p text:style-name="P1">Plscr4<text:tab/>14.3069433333562<text:tab/>6.9038771407863<text:tab/>1.89131569710952<text:tab/>11.4743179521328<text:tab/>1.10865685175709</text:p>
      <text:p text:style-name="P1">Plscr5<text:tab/>0.103933771121142<text:tab/>0.10330493628222<text:tab/>0.0979952785205257<text:tab/>0.101020019074265<text:tab/>0.0959986064385136</text:p>
      <text:p text:style-name="P1">Pltp<text:tab/>15.3804138482712<text:tab/>17.1031773409556<text:tab/>13.0818103550748<text:tab/>22.9664960061599<text:tab/>5.40011912099949</text:p>
      <text:p text:style-name="P1">Plvap<text:tab/>0.103891113135498<text:tab/>0.105224453878451<text:tab/>0.0977133228845991<text:tab/>0.239464975350795<text:tab/>0.1043401170184</text:p>
      <text:p text:style-name="P1">Plxdc1<text:tab/>0.227530255615013<text:tab/>0.161270499576855<text:tab/>0.0978300350616311<text:tab/>0.121225241554833<text:tab/>0.172229677168015</text:p>
      <text:p text:style-name="P1">Plxdc2<text:tab/>66.141360904502<text:tab/>73.2636756441956<text:tab/>46.3943145337376<text:tab/>98.2515389885385<text:tab/>20.6486627309656</text:p>
      <text:p text:style-name="P1">Plxna2<text:tab/>0.377345602022507<text:tab/>0.911241117507493<text:tab/>0.646781422093316<text:tab/>2.01816911779232<text:tab/>0.800575116893923</text:p>
      <text:p text:style-name="P1">Plxna3<text:tab/>4.11948515281192<text:tab/>3.45501037497138<text:tab/>5.10286572171937<text:tab/>7.35328600983584<text:tab/>4.44066467433147</text:p>
      <text:p text:style-name="P1">Plxnb2<text:tab/>83.979107272568<text:tab/>75.6791601733687<text:tab/>54.7832022411058<text:tab/>122.591674506312<text:tab/>75.7111350748242</text:p>
      <text:p text:style-name="P1">Plxnb3<text:tab/>0.104137104600061<text:tab/>0.103665634607123<text:tab/>0.0981476624309166<text:tab/>0.101418909616863<text:tab/>0.101866605306096</text:p>
      <text:p text:style-name="P1">Plxnd1<text:tab/>3.4116876942939<text:tab/>4.84183276639498<text:tab/>4.08072249526791<text:tab/>5.53926368757457<text:tab/>3.03113997450663</text:p>
      <text:p text:style-name="P1">Pm20d1<text:tab/>0.102172120667124<text:tab/>0.10461351774901<text:tab/>0.0955710756815267<text:tab/>0.245816138220099<text:tab/>0.134567742340113</text:p>
      <text:p text:style-name="P1">Pm20d2<text:tab/>0.151601144238208<text:tab/>0.127852198924801<text:tab/>0.131729907465075<text:tab/>0.140643837357663<text:tab/>0.139763649944076</text:p>
      <text:p text:style-name="P1">Pmaip1<text:tab/>95.8701282809628<text:tab/>165.672784527868<text:tab/>96.6651725598883<text:tab/>160.136914425394<text:tab/>130.822223943305</text:p>
      <text:p text:style-name="P1">Pmch<text:tab/>3.66428032387015<text:tab/>1.96911655089687<text:tab/>1.34386384926459<text:tab/>0.995419927386995<text:tab/>0.121789280991417</text:p>
      <text:p text:style-name="P1">Pmepa1<text:tab/>368.155709292304<text:tab/>1137.29707175987<text:tab/>1142.86690367763<text:tab/>1158.03362384671<text:tab/>805.378161653978</text:p>
      <text:p text:style-name="P1"><text:soft-page-break/>Pmf1<text:tab/>25.5505032187336<text:tab/>37.2575781696864<text:tab/>14.5442863600589<text:tab/>19.7183584857665<text:tab/>10.4932010179786</text:p>
      <text:p text:style-name="P1">Pmfbp1<text:tab/>0.297283936218117<text:tab/>0.149318270266574<text:tab/>0.146509542966657<text:tab/>0.106756569335621<text:tab/>0.0960692871159763</text:p>
      <text:p text:style-name="P1">Pmm1<text:tab/>94.3195171444047<text:tab/>84.6881112792315<text:tab/>57.5186166507326<text:tab/>174.138807539611<text:tab/>90.9585050228647</text:p>
      <text:p text:style-name="P1">Pmm2<text:tab/>48.9326073718751<text:tab/>50.2519838482517<text:tab/>27.2323154332207<text:tab/>71.5476902472133<text:tab/>48.1925893799567</text:p>
      <text:p text:style-name="P1">Pmp2<text:tab/>0.103933771121142<text:tab/>0.10330493628222<text:tab/>0.0979952785205257<text:tab/>0.101020019074265<text:tab/>0.0959986064385136</text:p>
      <text:p text:style-name="P1">Pmp22<text:tab/>14.402372630667<text:tab/>19.0198566833245<text:tab/>10.4522459252131<text:tab/>17.3523121451432<text:tab/>7.93213876668686</text:p>
      <text:p text:style-name="P1">Pmpca<text:tab/>30.9312508833333<text:tab/>32.2526624326106<text:tab/>29.9765236596777<text:tab/>49.1568076061882<text:tab/>48.9938386143819</text:p>
      <text:p text:style-name="P1">Pmpcb<text:tab/>65.5010937600233<text:tab/>71.8452505423848<text:tab/>36.4075735148911<text:tab/>105.227633270732<text:tab/>60.7687134566667</text:p>
      <text:p text:style-name="P1">Pms1<text:tab/>6.59876542807828<text:tab/>2.25441934033653<text:tab/>2.36875166918785<text:tab/>5.35249143003765<text:tab/>3.98480360046379</text:p>
      <text:p text:style-name="P1">Pms2<text:tab/>9.29367155939713<text:tab/>5.19374925735041<text:tab/>3.99465767995133<text:tab/>6.90416336854692<text:tab/>6.79607518044889</text:p>
      <text:p text:style-name="P1">Pmvk<text:tab/>57.5636994652189<text:tab/>56.8685010636905<text:tab/>25.637543121024<text:tab/>111.683590023039<text:tab/>21.3729807696781</text:p>
      <text:p text:style-name="P1">Pnck<text:tab/>0.103933771121142<text:tab/>0.10330493628222<text:tab/>0.0979952785205257<text:tab/>0.101020019074265<text:tab/>0.0959986064385136</text:p>
      <text:p text:style-name="P1">Pnisr<text:tab/>33.374982960846<text:tab/>24.5723268338426<text:tab/>18.7056645988107<text:tab/>33.917393488438<text:tab/>19.638831101473</text:p>
      <text:p text:style-name="P1">Pnkd<text:tab/>69.7022553607062<text:tab/>53.9866905159374<text:tab/>29.8668179638825<text:tab/>94.7658827827717<text:tab/>32.9040216668029</text:p>
      <text:p text:style-name="P1">Pnkp<text:tab/>12.0275810402763<text:tab/>9.72919997190956<text:tab/>7.64862139758792<text:tab/>22.6950559454642<text:tab/>34.1862912363881</text:p>
      <text:p text:style-name="P1">Pnldc1<text:tab/>0.933422266290065<text:tab/>0.442314070620725<text:tab/>0.471249311854899<text:tab/>0.556515550287041<text:tab/>0.533838585162798</text:p>
      <text:p text:style-name="P1">Pnlip<text:tab/>0.103933771121142<text:tab/>0.10330493628222<text:tab/>0.0979952785205257<text:tab/>0.101020019074265<text:tab/>0.0959986064385136</text:p>
      <text:p text:style-name="P1">Pnliprp1<text:tab/>0.103933771121142<text:tab/>0.10330493628222<text:tab/>0.0979952785205257<text:tab/>0.101020019074265<text:tab/>0.0959986064385136</text:p>
      <text:p text:style-name="P1">Pnliprp2<text:tab/>0.103933771121142<text:tab/>0.10330493628222<text:tab/>0.0979952785205257<text:tab/>0.101020019074265<text:tab/>0.0959986064385136</text:p>
      <text:p text:style-name="P1">Pnma1<text:tab/>0.52944908593936<text:tab/>0.113741577666457<text:tab/>0.354670703502<text:tab/>0.507337171746827<text:tab/>0.129395223136785</text:p>
      <text:p text:style-name="P1">Pnma2<text:tab/>1.5377611495446<text:tab/>0.996495303675209<text:tab/>0.885778802622717<text:tab/>3.09684463535897<text:tab/>0.370194626493009</text:p>
      <text:p text:style-name="P1">Pnma3<text:tab/>0.104243685169503<text:tab/>0.103813109568372<text:tab/>0.106558070279829<text:tab/>0.101565523459521<text:tab/>0.0961685376368647</text:p>
      <text:p text:style-name="P1">Pnma5<text:tab/>0.10207181133142<text:tab/>0.103397030624016<text:tab/>0.277364885761326<text:tab/>0.101151599237223<text:tab/>0.0941310764668635</text:p>
      <text:p text:style-name="P1">Pnmal1<text:tab/>0.103933771121142<text:tab/>0.10330493628222<text:tab/>0.0979952785205257<text:tab/>0.101020019074265<text:tab/>0.0959986064385136</text:p>
      <text:p text:style-name="P1">Pnmal2<text:tab/>0.115032659320181<text:tab/>0.10529682716842<text:tab/>0.0970858042726342<text:tab/>0.389871471580506<text:tab/>0.100917503620216</text:p>
      <text:p text:style-name="P1">Pnmt<text:tab/>0.222252510790939<text:tab/>0.164592734511088<text:tab/>0.170870810053089<text:tab/>0.107347148836641<text:tab/>0.172759015003091</text:p>
      <text:p text:style-name="P1">Pnn<text:tab/>46.1753142878717<text:tab/>54.4558525428235<text:tab/>37.5048265552424<text:tab/>40.6431085172398<text:tab/>35.2659788982052</text:p>
      <text:p text:style-name="P1">Pno1<text:tab/>30.9835419295646<text:tab/>38.5709824692979<text:tab/>38.1885537400349<text:tab/>49.7061357245546<text:tab/>60.6260466892156</text:p>
      <text:p text:style-name="P1">Pnoc<text:tab/>0.102180983441265<text:tab/>0.102885856611487<text:tab/>0.0967168420627361<text:tab/>0.214522806340144<text:tab/>0.0943842006793241</text:p>
      <text:p text:style-name="P1">Pnp<text:tab/>171.501964555328<text:tab/>149.811321795912<text:tab/>188.988501065815<text:tab/>165.449667075552<text:tab/>137.909650471289</text:p>
      <text:p text:style-name="P1">Pnpla1<text:tab/>0.103782971856644<text:tab/>0.103872357259506<text:tab/>0.0976948328535873<text:tab/>0.102053374978903<text:tab/>0.160584750680931</text:p>
      <text:p text:style-name="P1">Pnpla2<text:tab/>0.103933771121142<text:tab/>0.10330493628222<text:tab/>0.0979952785205257<text:tab/>0.101020019074265<text:tab/>0.0959986064385136</text:p>
      <text:p text:style-name="P1">Pnpla3<text:tab/>0.18094713185814<text:tab/>0.220327624803224<text:tab/>1.09817586253648<text:tab/>0.424756861051429<text:tab/>0.401954305091452</text:p>
      <text:p text:style-name="P1">Pnpla5<text:tab/>0.103933771121142<text:tab/>0.10330493628222<text:tab/>0.0979952785205257<text:tab/>0.101020019074265<text:tab/>0.0959986064385136</text:p>
      <text:p text:style-name="P1">Pnpla7<text:tab/>1.96001023096178<text:tab/>1.50933374664345<text:tab/>0.373259685146019<text:tab/>2.57066549039789<text:tab/>1.05748761663151</text:p>
      <text:p text:style-name="P1">Pnpo<text:tab/>6.60767790880725<text:tab/>1.71475600059758<text:tab/>2.08408137099913<text:tab/>10.6627400257448<text:tab/>7.87588861422231</text:p>
      <text:p text:style-name="P1">Pnpt1<text:tab/>10.3001130047961<text:tab/>17.8581432188013<text:tab/>9.45599625446402<text:tab/>18.2322204972247<text:tab/>12.3447397445152</text:p>
      <text:p text:style-name="P1">Pnrc1<text:tab/>17.2426060792161<text:tab/>5.16881143674439<text:tab/>5.18372435049904<text:tab/>28.4353507703931<text:tab/>16.1869111550177</text:p>
      <text:p text:style-name="P1">Pnrc2<text:tab/>65.7195871172342<text:tab/>35.9180646252483<text:tab/>32.692763817398<text:tab/>77.5557627708654<text:tab/>58.9242845482224</text:p>
      <text:p text:style-name="P1">Poc1a<text:tab/>5.68582948653766<text:tab/>4.20711024572096<text:tab/>3.26991192547821<text:tab/>2.46490284810145<text:tab/>0.507443746676806</text:p>
      <text:p text:style-name="P1">Poc5<text:tab/>4.02918657907902<text:tab/>2.60566918534682<text:tab/>2.11981582635999<text:tab/>2.53344010390015<text:tab/>4.11516876165366</text:p>
      <text:p text:style-name="P1">Podxl<text:tab/>0.102373262162302<text:tab/>0.103445274124689<text:tab/>0.191246074148224<text:tab/>0.107766912035008<text:tab/>0.10214518166876</text:p>
      <text:p text:style-name="P1">Podxl2<text:tab/>5.15285983351134<text:tab/>6.12655871477893<text:tab/>5.8912047546564<text:tab/>4.41945362445075<text:tab/>3.01315897870974</text:p>
      <text:p text:style-name="P1">Pof1b<text:tab/>0.103933771121142<text:tab/>0.10330493628222<text:tab/>0.0979952785205257<text:tab/>0.101020019074265<text:tab/>0.0959986064385136</text:p>
      <text:p text:style-name="P1">Pofut1<text:tab/>15.7248763673932<text:tab/>11.279950143423<text:tab/>9.66816281485<text:tab/>27.2221229536127<text:tab/>19.4245288023787</text:p>
      <text:p text:style-name="P1">Pofut2<text:tab/>100.774914664887<text:tab/>122.435835766983<text:tab/>102.902535080479<text:tab/>124.728307538619<text:tab/>63.9762739829663</text:p>
      <text:p text:style-name="P1">Pogk<text:tab/>10.7269329856467<text:tab/>6.99551105841151<text:tab/>6.37988668611523<text:tab/>10.9838038677786<text:tab/>5.27356164793952</text:p>
      <text:p text:style-name="P1">Poglut1<text:tab/>45.555890316955<text:tab/>30.2666471123663<text:tab/>19.5116438301334<text:tab/>57.7585952536819<text:tab/>30.0359006626359</text:p>
      <text:p text:style-name="P1">Pogz<text:tab/>7.73998627936927<text:tab/>6.90212589881042<text:tab/>5.05320073790536<text:tab/>9.38103428072872<text:tab/>4.77898614721991</text:p>
      <text:p text:style-name="P1">Pola1<text:tab/>4.15964403016961<text:tab/>3.30139811468521<text:tab/>1.22262395772636<text:tab/>2.82360791852482<text:tab/>1.46853829457858</text:p>
      <text:p text:style-name="P1">Pola2<text:tab/>6.86434574283239<text:tab/>5.89186248653537<text:tab/>2.8481786405965<text:tab/>4.30563865520978<text:tab/>2.8973786755405</text:p>
      <text:p text:style-name="P1">Polb<text:tab/>15.6887735192972<text:tab/>26.4559133730366<text:tab/>29.4400090397915<text:tab/>27.4699782161386<text:tab/>25.8764695726326</text:p>
      <text:p text:style-name="P1">Pold1<text:tab/>6.3972973151813<text:tab/>3.3135002132509<text:tab/>1.97949663699986<text:tab/>3.64150101309997<text:tab/>2.84618872942907</text:p>
      <text:p text:style-name="P1">Pold2<text:tab/>12.497192387791<text:tab/>14.4411841264351<text:tab/>9.74758236213837<text:tab/>11.5902763350176<text:tab/>17.9269771206853</text:p>
      <text:p text:style-name="P1"><text:soft-page-break/>Pold3<text:tab/>8.16494466464005<text:tab/>6.71829345862629<text:tab/>2.35185174591068<text:tab/>10.2786868130027<text:tab/>4.94056277155522</text:p>
      <text:p text:style-name="P1">Pold4<text:tab/>55.7538063106901<text:tab/>47.4338984130664<text:tab/>30.8484799867657<text:tab/>52.1067744847126<text:tab/>38.4087378916913</text:p>
      <text:p text:style-name="P1">Poldip2<text:tab/>41.0804300714783<text:tab/>42.0978534945809<text:tab/>30.26190477781<text:tab/>67.778049500495<text:tab/>55.9572166687189</text:p>
      <text:p text:style-name="P1">Poldip3<text:tab/>22.8325354802643<text:tab/>24.8823424232413<text:tab/>21.6771660899879<text:tab/>28.1504731035789<text:tab/>26.0581997710369</text:p>
      <text:p text:style-name="P1">Pole<text:tab/>4.55303586448438<text:tab/>2.68479845375728<text:tab/>2.0692922199942<text:tab/>2.44835303676191<text:tab/>0.720321494977911</text:p>
      <text:p text:style-name="P1">Pole2<text:tab/>3.98114688694506<text:tab/>1.9440368292154<text:tab/>2.34145721601805<text:tab/>1.87904265964193<text:tab/>0.99362326358381</text:p>
      <text:p text:style-name="P1">Pole3<text:tab/>16.1815092205923<text:tab/>14.4972733514316<text:tab/>9.11274067401728<text:tab/>12.8218650661584<text:tab/>12.4606253141161</text:p>
      <text:p text:style-name="P1">Pole4<text:tab/>25.2412680878453<text:tab/>25.7898805470184<text:tab/>26.7813947649225<text:tab/>26.2498431740211<text:tab/>24.010504586398</text:p>
      <text:p text:style-name="P1">Polg<text:tab/>14.2246919116696<text:tab/>13.4003540410526<text:tab/>21.0527962621951<text:tab/>15.3567393991909<text:tab/>20.3935228961906</text:p>
      <text:p text:style-name="P1">Polg2<text:tab/>2.79318448240636<text:tab/>4.84358405105541<text:tab/>61.4173408448453<text:tab/>5.01541803522425<text:tab/>10.0707233795302</text:p>
      <text:p text:style-name="P1">Polh<text:tab/>5.838638800828<text:tab/>2.9010459366638<text:tab/>5.74609285141202<text:tab/>4.08178141641051<text:tab/>3.95697295136521</text:p>
      <text:p text:style-name="P1">Poli<text:tab/>2.09293325418368<text:tab/>0.656031506359527<text:tab/>0.717390164436365<text:tab/>2.91138644682876<text:tab/>1.93484004978931</text:p>
      <text:p text:style-name="P1">Polk<text:tab/>2.06262683993383<text:tab/>4.28444852493131<text:tab/>2.56038898576095<text:tab/>2.81752887718071<text:tab/>2.21320076916688</text:p>
      <text:p text:style-name="P1">Poll<text:tab/>14.5173844328714<text:tab/>6.96048312522023<text:tab/>4.30726496043859<text:tab/>16.234842572221<text:tab/>7.26634917687891</text:p>
      <text:p text:style-name="P1">Polm<text:tab/>10.2441235224368<text:tab/>2.14312215524217<text:tab/>0.846669853160382<text:tab/>11.6289394636785<text:tab/>3.75630263833386</text:p>
      <text:p text:style-name="P1">Polq<text:tab/>0.723070405227657<text:tab/>0.633977555900708<text:tab/>0.880323365154716<text:tab/>0.270636883758875<text:tab/>0.113404050818177</text:p>
      <text:p text:style-name="P1">Polr1a<text:tab/>8.29622716597487<text:tab/>6.41406525672591<text:tab/>6.25030266145397<text:tab/>10.9544648296615<text:tab/>10.5141042005834</text:p>
      <text:p text:style-name="P1">Polr1b<text:tab/>5.84193569429975<text:tab/>11.6837280153286<text:tab/>9.61291137589864<text:tab/>7.3451131103345<text:tab/>9.89393325390284</text:p>
      <text:p text:style-name="P1">Polr1c<text:tab/>31.6119574997877<text:tab/>48.0324478560406<text:tab/>42.9071476767977<text:tab/>54.8463150547673<text:tab/>40.7770336053527</text:p>
      <text:p text:style-name="P1">Polr1e<text:tab/>16.4992926297594<text:tab/>17.5326804799147<text:tab/>17.1141836289682<text:tab/>15.1806158084276<text:tab/>21.028730420209</text:p>
      <text:p text:style-name="P1">Polr2b<text:tab/>28.5404881595946<text:tab/>21.2674907149291<text:tab/>26.5114331025868<text:tab/>37.2185004353091<text:tab/>37.8193328785923</text:p>
      <text:p text:style-name="P1">Polr2c<text:tab/>40.5171514823238<text:tab/>54.2540493799115<text:tab/>36.6619706725298<text:tab/>58.5241708704508<text:tab/>49.4554134592691</text:p>
      <text:p text:style-name="P1">Polr2d<text:tab/>27.4133098194508<text:tab/>36.4122108273386<text:tab/>49.9548262126545<text:tab/>47.4237805430116<text:tab/>41.7474321032962</text:p>
      <text:p text:style-name="P1">Polr2e<text:tab/>101.074479357272<text:tab/>94.3615775249944<text:tab/>80.1323521296806<text:tab/>140.878238783413<text:tab/>139.850783270507</text:p>
      <text:p text:style-name="P1">Polr2f<text:tab/>229.601179043123<text:tab/>235.484103886502<text:tab/>154.08180022208<text:tab/>139.507041620891<text:tab/>122.940321540635</text:p>
      <text:p text:style-name="P1">Polr2g<text:tab/>85.7452259210981<text:tab/>84.2648211650189<text:tab/>64.8974399794386<text:tab/>128.421391948309<text:tab/>141.117948764652</text:p>
      <text:p text:style-name="P1">Polr2h<text:tab/>0.104308602180311<text:tab/>0.104203072020873<text:tab/>0.0983475451797769<text:tab/>0.102092105295613<text:tab/>0.129586579594863</text:p>
      <text:p text:style-name="P1">Polr2i<text:tab/>0.195816593657868<text:tab/>0.139621551734576<text:tab/>0.0965705337111824<text:tab/>0.204395226129578<text:tab/>0.185706591679335</text:p>
      <text:p text:style-name="P1">Polr2j<text:tab/>47.9401238885968<text:tab/>39.9557631617987<text:tab/>35.6715438410131<text:tab/>72.6276340125786<text:tab/>57.6424120810528</text:p>
      <text:p text:style-name="P1">Polr2k<text:tab/>48.5565960183353<text:tab/>49.6990504530053<text:tab/>44.3330599618131<text:tab/>76.0733518833014<text:tab/>73.2007999158992</text:p>
      <text:p text:style-name="P1">Polr2l<text:tab/>0.103933771121142<text:tab/>0.10330493628222<text:tab/>0.0979952785205257<text:tab/>0.101020019074265<text:tab/>0.0959986064385136</text:p>
      <text:p text:style-name="P1">Polr2m<text:tab/>77.6970944341862<text:tab/>77.7181340225019<text:tab/>40.041170945042<text:tab/>102.088676029066<text:tab/>61.6436470738738</text:p>
      <text:p text:style-name="P1">Polr3b<text:tab/>8.51907653448406<text:tab/>7.05726165923928<text:tab/>5.25555151170312<text:tab/>12.1896959432164<text:tab/>12.857297841549</text:p>
      <text:p text:style-name="P1">Polr3c<text:tab/>11.2972671888516<text:tab/>12.5952215596262<text:tab/>9.91896553938288<text:tab/>16.2702171467619<text:tab/>18.4571360519995</text:p>
      <text:p text:style-name="P1">Polr3d<text:tab/>25.2700386030879<text:tab/>28.3104793483096<text:tab/>12.2836047266646<text:tab/>32.8856718580119<text:tab/>22.0808196308721</text:p>
      <text:p text:style-name="P1">Polr3e<text:tab/>14.1812620438471<text:tab/>15.5972794444997<text:tab/>18.9394736096512<text:tab/>12.8574707851925<text:tab/>13.0385331559964</text:p>
      <text:p text:style-name="P1">Polr3f<text:tab/>6.71094161493467<text:tab/>9.84020251998404<text:tab/>8.70512154783406<text:tab/>8.53885989187342<text:tab/>6.84767512730332</text:p>
      <text:p text:style-name="P1">Polr3g<text:tab/>2.83628397959651<text:tab/>2.54544249651632<text:tab/>1.75070648862155<text:tab/>3.35207684469579<text:tab/>2.47613643989447</text:p>
      <text:p text:style-name="P1">Polr3gl<text:tab/>8.86391660012576<text:tab/>10.8854089071919<text:tab/>8.55448467361302<text:tab/>17.022164402355<text:tab/>10.3019375379376</text:p>
      <text:p text:style-name="P1">Polr3h<text:tab/>27.3467227564709<text:tab/>17.7979922815653<text:tab/>19.5095496659533<text:tab/>55.2605541666602<text:tab/>39.9058968341717</text:p>
      <text:p text:style-name="P1">Polr3k<text:tab/>26.3565387846924<text:tab/>20.4289053264658<text:tab/>20.5669438710318<text:tab/>35.0932557597517<text:tab/>28.5669387063475</text:p>
      <text:p text:style-name="P1">Polrmt<text:tab/>5.38997315400134<text:tab/>6.29201910332827<text:tab/>3.89613183168398<text:tab/>7.71531773400976<text:tab/>8.93749284367625</text:p>
      <text:p text:style-name="P1">Pom121<text:tab/>9.05000611510948<text:tab/>17.0666471434516<text:tab/>12.7809137905879<text:tab/>10.1335922365794<text:tab/>9.13181797780299</text:p>
      <text:p text:style-name="P1">Pom121l2<text:tab/>0.103933771121142<text:tab/>0.10330493628222<text:tab/>0.0979952785205257<text:tab/>0.101020019074265<text:tab/>0.0959986064385136</text:p>
      <text:p text:style-name="P1">Pomc<text:tab/>1.20340583233533<text:tab/>0.51098033832859<text:tab/>1.41200217451924<text:tab/>0.975437016456596<text:tab/>1.70006965468466</text:p>
      <text:p text:style-name="P1">Pomgnt1<text:tab/>41.50578387153<text:tab/>49.2227887410956<text:tab/>23.3575806198211<text:tab/>62.3806896113403<text:tab/>35.6814072100656</text:p>
      <text:p text:style-name="P1">Pomgnt2<text:tab/>4.79676406959794<text:tab/>2.9881298214802<text:tab/>7.02342470160277<text:tab/>8.18482324377049<text:tab/>7.21336626475637</text:p>
      <text:p text:style-name="P1">Pomk<text:tab/>14.8482040732981<text:tab/>6.34587727456089<text:tab/>3.41793657172897<text:tab/>21.9262321125558<text:tab/>9.66563500857987</text:p>
      <text:p text:style-name="P1">Pomp<text:tab/>5.75937089610093<text:tab/>7.3737731636215<text:tab/>6.64382428962976<text:tab/>10.8488814748917<text:tab/>10.0415274606459</text:p>
      <text:p text:style-name="P1">Pomt1<text:tab/>15.4940708719164<text:tab/>10.5218908316082<text:tab/>5.58011822115618<text:tab/>21.236905367213<text:tab/>7.63598927433601</text:p>
      <text:p text:style-name="P1">Pomt2<text:tab/>7.94371849918297<text:tab/>7.15563342532763<text:tab/>5.66482831679193<text:tab/>13.4763985928942<text:tab/>6.50148689160505</text:p>
      <text:p text:style-name="P1">Pon1<text:tab/>0.103933771121142<text:tab/>0.10330493628222<text:tab/>0.0979952785205257<text:tab/>0.101020019074265<text:tab/>0.0959986064385136</text:p>
      <text:p text:style-name="P1">Pon2<text:tab/>50.9014339989246<text:tab/>48.8022653790396<text:tab/>35.7863502683289<text:tab/>93.9535607717055<text:tab/>53.5244385744255</text:p>
      <text:p text:style-name="P1">Pon3<text:tab/>0.361161207293381<text:tab/>0.159393063016914<text:tab/>0.199804678301386<text:tab/>0.385938369510232<text:tab/>0.124658958542072</text:p>
      <text:p text:style-name="P1"><text:soft-page-break/>Pop1<text:tab/>4.07460347910637<text:tab/>6.34944172935252<text:tab/>6.36078429202507<text:tab/>4.4541416830673<text:tab/>6.22923425926048</text:p>
      <text:p text:style-name="P1">Pop4<text:tab/>27.3125800479442<text:tab/>18.0077749043026<text:tab/>9.1248842604619<text:tab/>21.501900053439<text:tab/>16.8173528268932</text:p>
      <text:p text:style-name="P1">Pop5<text:tab/>16.0076126358977<text:tab/>10.0365216913267<text:tab/>6.61594437473468<text:tab/>19.4881804136058<text:tab/>12.336850625419</text:p>
      <text:p text:style-name="P1">Pop7<text:tab/>23.4508356330362<text:tab/>23.5540673938508<text:tab/>18.8131785390598<text:tab/>40.824640146427<text:tab/>34.4257031356627</text:p>
      <text:p text:style-name="P1">Popdc2<text:tab/>7.58472901611114<text:tab/>3.91754268475489<text:tab/>0.955255622490846<text:tab/>1.22820380430327<text:tab/>1.32307446100622</text:p>
      <text:p text:style-name="P1">Popdc3<text:tab/>1.44035854561055<text:tab/>0.60878893232124<text:tab/>0.15070366222154<text:tab/>0.233609532565376<text:tab/>0.111176999511364</text:p>
      <text:p text:style-name="P1">Por<text:tab/>31.0667009239507<text:tab/>40.2504692752619<text:tab/>66.5687650768865<text:tab/>68.1916702644946<text:tab/>83.7459861091547</text:p>
      <text:p text:style-name="P1">Porcn<text:tab/>5.85411581590592<text:tab/>3.56575838382517<text:tab/>2.74956067863646<text:tab/>5.8326590242189<text:tab/>1.49770000823828</text:p>
      <text:p text:style-name="P1">Postn<text:tab/>257.1622909121<text:tab/>531.490996555607<text:tab/>240.298839046645<text:tab/>1273.28620320653<text:tab/>78.2548055958319</text:p>
      <text:p text:style-name="P1">Pot1<text:tab/>4.93579908274101<text:tab/>1.71616447874734<text:tab/>1.24287172348087<text:tab/>3.84776477007886<text:tab/>3.29072104105967</text:p>
      <text:p text:style-name="P1">Poteg<text:tab/>0.103933771121142<text:tab/>0.10330493628222<text:tab/>0.0979952785205257<text:tab/>0.101020019074265<text:tab/>0.0959986064385136</text:p>
      <text:p text:style-name="P1">Pou1f1<text:tab/>0.103673998928441<text:tab/>0.10374739629085<text:tab/>0.117355995083239<text:tab/>0.101525525883035<text:tab/>0.103233253088079</text:p>
      <text:p text:style-name="P1">Pou2af1<text:tab/>0.153447364186239<text:tab/>0.119405577414966<text:tab/>0.167100594187894<text:tab/>0.264817890316023<text:tab/>0.0948964768792223</text:p>
      <text:p text:style-name="P1">Pou2f1<text:tab/>0.468739569405804<text:tab/>0.897535481981727<text:tab/>1.12671502937452<text:tab/>0.638979111321794<text:tab/>0.253230352182324</text:p>
      <text:p text:style-name="P1">Pou2f2<text:tab/>0.105023094290326<text:tab/>0.10532332127508<text:tab/>0.0988561826965811<text:tab/>0.103299218874175<text:tab/>0.151355423751948</text:p>
      <text:p text:style-name="P1">Pou2f3<text:tab/>0.105034555042211<text:tab/>0.144011353791564<text:tab/>0.147559936448146<text:tab/>0.103875207367504<text:tab/>0.105396814720174</text:p>
      <text:p text:style-name="P1">Pou3f1<text:tab/>0.107597507511776<text:tab/>0.173190212041344<text:tab/>1.67648819302709<text:tab/>0.128165977609514<text:tab/>0.328068342173346</text:p>
      <text:p text:style-name="P1">Pou3f2<text:tab/>0.103933771121142<text:tab/>0.10330493628222<text:tab/>0.0979952785205257<text:tab/>0.101020019074265<text:tab/>0.0959986064385136</text:p>
      <text:p text:style-name="P1">Pou3f3<text:tab/>0.253841066267316<text:tab/>0.143915260577125<text:tab/>0.25690206172373<text:tab/>0.259665430365252<text:tab/>0.335519670949575</text:p>
      <text:p text:style-name="P1">Pou3f4<text:tab/>0.103933771121142<text:tab/>0.10330493628222<text:tab/>0.0979952785205257<text:tab/>0.101020019074265<text:tab/>0.0959986064385136</text:p>
      <text:p text:style-name="P1">Pou4f2<text:tab/>0.115012057699369<text:tab/>0.105467565378913<text:tab/>0.139470896833926<text:tab/>0.110715350601459<text:tab/>0.0964668159175406</text:p>
      <text:p text:style-name="P1">Pou4f3<text:tab/>0.104054146976183<text:tab/>0.144736650524067<text:tab/>0.0978754213086659<text:tab/>0.101781190853248<text:tab/>0.0956942995108819</text:p>
      <text:p text:style-name="P1">Pou5f1<text:tab/>0.103868019237753<text:tab/>0.189915768210306<text:tab/>0.120793331158783<text:tab/>0.19912014439008<text:tab/>0.0946421036179769</text:p>
      <text:p text:style-name="P1">Pou5f2<text:tab/>0.103933771121142<text:tab/>0.10330493628222<text:tab/>0.0979952785205257<text:tab/>0.101020019074265<text:tab/>0.0959986064385136</text:p>
      <text:p text:style-name="P1">Pou6f1<text:tab/>2.03637513388405<text:tab/>1.53153349475851<text:tab/>0.637825376096775<text:tab/>2.33713777247855<text:tab/>0.202099259546692</text:p>
      <text:p text:style-name="P1">Pou6f2<text:tab/>0.103969854715176<text:tab/>0.116461570619922<text:tab/>0.0979350170237987<text:tab/>0.101309274135798<text:tab/>0.0958665721492198</text:p>
      <text:p text:style-name="P1">Pp2d1<text:tab/>0.751616541499202<text:tab/>1.10203492090324<text:tab/>0.649416579165606<text:tab/>1.9664408016846<text:tab/>0.942218937165966</text:p>
      <text:p text:style-name="P1">Ppa1<text:tab/>66.6835549625405<text:tab/>77.3638126271915<text:tab/>68.3432902245752<text:tab/>86.919104439045<text:tab/>105.357078636759</text:p>
      <text:p text:style-name="P1">Ppa2<text:tab/>10.9943881613351<text:tab/>10.3278084139437<text:tab/>5.48989899850413<text:tab/>19.4861547204863<text:tab/>8.82402042806417</text:p>
      <text:p text:style-name="P1">Ppan<text:tab/>27.3554826249539<text:tab/>51.7888171206116<text:tab/>29.9451680605394<text:tab/>36.0360840632697<text:tab/>38.0121301456324</text:p>
      <text:p text:style-name="P1">Ppap2a<text:tab/>85.2996619880124<text:tab/>118.15567456938<text:tab/>92.5242214278281<text:tab/>86.8360220231355<text:tab/>41.6337588146495</text:p>
      <text:p text:style-name="P1">Ppap2b<text:tab/>67.4133203267492<text:tab/>47.9774506682946<text:tab/>64.7576425887099<text:tab/>11.0150057778841<text:tab/>17.6446943123699</text:p>
      <text:p text:style-name="P1">Ppap2c<text:tab/>25.4864461009165<text:tab/>20.1540739806417<text:tab/>9.83583620612819<text:tab/>32.3803339117709<text:tab/>23.9317340346712</text:p>
      <text:p text:style-name="P1">Ppapdc1a<text:tab/>0.103933771121142<text:tab/>0.10330493628222<text:tab/>0.0979952785205257<text:tab/>0.101020019074265<text:tab/>0.0959986064385136</text:p>
      <text:p text:style-name="P1">Ppapdc1b<text:tab/>31.9791652918231<text:tab/>53.092658985715<text:tab/>21.3555039111191<text:tab/>56.7570819190965<text:tab/>26.1341438404764</text:p>
      <text:p text:style-name="P1">Ppapdc2<text:tab/>6.56230094170672<text:tab/>1.52073376281923<text:tab/>2.79991544463663<text:tab/>9.50488188828031<text:tab/>4.04502306892467</text:p>
      <text:p text:style-name="P1">Ppapdc3<text:tab/>2.16284066203793<text:tab/>0.687480815382695<text:tab/>0.519636036724395<text:tab/>4.16334860667675<text:tab/>1.27159852036043</text:p>
      <text:p text:style-name="P1">Ppara<text:tab/>0.460254729249321<text:tab/>0.482246934249829<text:tab/>0.825145004700891<text:tab/>1.34855711739353<text:tab/>0.280619017858422</text:p>
      <text:p text:style-name="P1">Ppard<text:tab/>10.3927541432889<text:tab/>41.7012479264126<text:tab/>26.5698068579805<text:tab/>25.7833721426223<text:tab/>14.5719122996794</text:p>
      <text:p text:style-name="P1">Pparg<text:tab/>0.485255430327452<text:tab/>0.675922216150561<text:tab/>0.15963789228521<text:tab/>1.54993770840229<text:tab/>0.795537101319329</text:p>
      <text:p text:style-name="P1">Ppargc1a<text:tab/>0.103933771121142<text:tab/>0.10330493628222<text:tab/>0.0979952785205257<text:tab/>0.101020019074265<text:tab/>0.0959986064385136</text:p>
      <text:p text:style-name="P1">Ppargc1b<text:tab/>0.367594612154079<text:tab/>0.109286137417011<text:tab/>0.125153847669392<text:tab/>0.149977354122998<text:tab/>0.297144063298487</text:p>
      <text:p text:style-name="P1">Ppat<text:tab/>15.092085974145<text:tab/>14.0175872034748<text:tab/>20.3992750954981<text:tab/>14.0274321840803<text:tab/>17.4058597263169</text:p>
      <text:p text:style-name="P1">Ppbp<text:tab/>0.103933771121142<text:tab/>0.10330493628222<text:tab/>0.0979952785205257<text:tab/>0.101020019074265<text:tab/>0.0959986064385136</text:p>
      <text:p text:style-name="P1">Ppcdc<text:tab/>0.103933771121142<text:tab/>0.10330493628222<text:tab/>0.0979952785205257<text:tab/>0.101020019074265<text:tab/>0.0959986064385136</text:p>
      <text:p text:style-name="P1">Ppcs<text:tab/>7.44385249000543<text:tab/>8.5920453229991<text:tab/>7.08962077459389<text:tab/>13.8967304252823<text:tab/>12.5133063052608</text:p>
      <text:p text:style-name="P1">Ppdpf<text:tab/>71.0952018861352<text:tab/>44.5478795997892<text:tab/>41.829129538459<text:tab/>83.953881209089<text:tab/>32.1347451754168</text:p>
      <text:p text:style-name="P1">Ppef1<text:tab/>0.219400262433756<text:tab/>1.08631987434439<text:tab/>0.142530472531792<text:tab/>0.140719807216863<text:tab/>0.104838440125851</text:p>
      <text:p text:style-name="P1">Ppef2<text:tab/>0.103933771121142<text:tab/>0.10330493628222<text:tab/>0.0979952785205257<text:tab/>0.101020019074265<text:tab/>0.0959986064385136</text:p>
      <text:p text:style-name="P1">Ppfia1<text:tab/>13.3443212527042<text:tab/>23.4923403843271<text:tab/>16.8751689366578<text:tab/>17.5366223551349<text:tab/>15.836257925047</text:p>
      <text:p text:style-name="P1">Ppfia2<text:tab/>0.104912344697725<text:tab/>0.10493419915985<text:tab/>0.135220290529218<text:tab/>0.102955897226064<text:tab/>0.0965292224770406</text:p>
      <text:p text:style-name="P1">Ppfia3<text:tab/>0.107120315981865<text:tab/>0.197826617150522<text:tab/>0.115697797466558<text:tab/>0.507001671561282<text:tab/>0.125224494617768</text:p>
      <text:p text:style-name="P1">Ppfia4<text:tab/>0.314876688038518<text:tab/>0.918687005026186<text:tab/>0.202709114548779<text:tab/>1.35786851802473<text:tab/>0.204975890603794</text:p>
      <text:p text:style-name="P1">Ppfibp1<text:tab/>47.6109306990541<text:tab/>51.0613618894391<text:tab/>31.0384750842421<text:tab/>86.4256187036759<text:tab/>45.0537565758775</text:p>
      <text:p text:style-name="P1"><text:soft-page-break/>Ppfibp2<text:tab/>0.407071625351522<text:tab/>0.207076173449977<text:tab/>0.121778223469983<text:tab/>0.4932064350515<text:tab/>0.0990064341248337</text:p>
      <text:p text:style-name="P1">Pphln1<text:tab/>10.9577531085513<text:tab/>10.9388613583531<text:tab/>8.99091098388464<text:tab/>11.8187931693392<text:tab/>12.4703120097941</text:p>
      <text:p text:style-name="P1">Ppia<text:tab/>2795.3703141103<text:tab/>2926.65444735048<text:tab/>3146.49140517879<text:tab/>3441.37867908464<text:tab/>1857.74265807678</text:p>
      <text:p text:style-name="P1">Ppib<text:tab/>538.358223889392<text:tab/>678.119946971989<text:tab/>536.226620236097<text:tab/>828.951965488832<text:tab/>431.938937683423</text:p>
      <text:p text:style-name="P1">Ppic<text:tab/>179.646477040036<text:tab/>220.917543014913<text:tab/>186.201434075182<text:tab/>240.03568995385<text:tab/>142.470952490226</text:p>
      <text:p text:style-name="P1">Ppid<text:tab/>53.6072220727732<text:tab/>59.6297460285983<text:tab/>41.7155456329906<text:tab/>63.552903165953<text:tab/>86.9025343931293</text:p>
      <text:p text:style-name="P1">Ppie<text:tab/>32.0115410384704<text:tab/>34.9202715579561<text:tab/>25.8522635864107<text:tab/>48.5201621889021<text:tab/>44.6359475026316</text:p>
      <text:p text:style-name="P1">Ppif<text:tab/>7.42097789610067<text:tab/>9.95708905725444<text:tab/>14.9312048369465<text:tab/>12.2024846087377<text:tab/>9.19261895543232</text:p>
      <text:p text:style-name="P1">Ppig<text:tab/>24.2014916057843<text:tab/>24.7321857469421<text:tab/>15.9177916043339<text:tab/>27.8461295820542<text:tab/>15.810334071276</text:p>
      <text:p text:style-name="P1">Ppil1<text:tab/>18.4162127312172<text:tab/>17.7964659481507<text:tab/>6.22543707155043<text:tab/>31.0817995352583<text:tab/>21.6497029956463</text:p>
      <text:p text:style-name="P1">Ppil2<text:tab/>27.0449126249328<text:tab/>19.9026543636683<text:tab/>19.3814861859214<text:tab/>47.9991779738376<text:tab/>41.6752056758161</text:p>
      <text:p text:style-name="P1">Ppil3<text:tab/>22.6162353894148<text:tab/>21.762595256198<text:tab/>8.90864409130758<text:tab/>40.646317663431<text:tab/>19.7287542186277</text:p>
      <text:p text:style-name="P1">Ppil4<text:tab/>14.5238186329624<text:tab/>14.441063164746<text:tab/>10.2913589237393<text:tab/>11.5051244431779<text:tab/>10.9715758292003</text:p>
      <text:p text:style-name="P1">Ppip5k1<text:tab/>17.034256879777<text:tab/>10.8832170799698<text:tab/>7.1098634875703<text:tab/>9.95158397607713<text:tab/>9.61531885017781</text:p>
      <text:p text:style-name="P1">Ppip5k2<text:tab/>8.63268319623367<text:tab/>6.44220167772646<text:tab/>6.75351365814567<text:tab/>9.83940456849944<text:tab/>4.21582144774422</text:p>
      <text:p text:style-name="P1">Ppl<text:tab/>0.163061071863603<text:tab/>2.77680145711372<text:tab/>0.913904536540933<text:tab/>2.15997079549684<text:tab/>3.0536941564417</text:p>
      <text:p text:style-name="P1">Ppm1a<text:tab/>33.0189202610101<text:tab/>46.5549666139194<text:tab/>34.2655713843967<text:tab/>50.2919455322265<text:tab/>43.8388561071036</text:p>
      <text:p text:style-name="P1">Ppm1b<text:tab/>28.1128147774363<text:tab/>25.6376300868048<text:tab/>37.0841221375212<text:tab/>29.5599871229632<text:tab/>32.8198225446396</text:p>
      <text:p text:style-name="P1">Ppm1d<text:tab/>7.3284589172871<text:tab/>6.03117402071028<text:tab/>6.24850462389694<text:tab/>6.93338230347397<text:tab/>5.48916011653357</text:p>
      <text:p text:style-name="P1">Ppm1e<text:tab/>0.728110774065778<text:tab/>0.55612331594603<text:tab/>0.976969630137966<text:tab/>0.839447841415326<text:tab/>1.55845656628271</text:p>
      <text:p text:style-name="P1">Ppm1f<text:tab/>11.701353928279<text:tab/>14.4790887915654<text:tab/>8.55440313869508<text:tab/>22.6232672600165<text:tab/>14.2869834895372</text:p>
      <text:p text:style-name="P1">Ppm1g<text:tab/>64.6574920145492<text:tab/>75.3992197469393<text:tab/>72.1252124936329<text:tab/>86.0822301438416<text:tab/>77.0687102434827</text:p>
      <text:p text:style-name="P1">Ppm1h<text:tab/>3.23493710220855<text:tab/>3.58724100946822<text:tab/>2.55290586713958<text:tab/>9.15615590757328<text:tab/>7.86026010562797</text:p>
      <text:p text:style-name="P1">Ppm1j<text:tab/>1.01088092679295<text:tab/>9.1942234499064<text:tab/>1.38099956929712<text:tab/>3.45718208711768<text:tab/>1.0340527583711</text:p>
      <text:p text:style-name="P1">Ppm1k<text:tab/>5.61088517822379<text:tab/>1.75787699857016<text:tab/>2.98916599785925<text:tab/>4.99139136522631<text:tab/>3.63432037063901</text:p>
      <text:p text:style-name="P1">Ppm1l<text:tab/>1.69662799487968<text:tab/>1.71196006062706<text:tab/>2.0115441691265<text:tab/>2.26959797579101<text:tab/>4.29841878821039</text:p>
      <text:p text:style-name="P1">Ppm1n<text:tab/>0.601252570410245<text:tab/>1.57063237860379<text:tab/>0.257475475394614<text:tab/>2.20534631659235<text:tab/>0.256948153149992</text:p>
      <text:p text:style-name="P1">Ppme1<text:tab/>31.4646284040097<text:tab/>45.946560692171<text:tab/>38.9914081985701<text:tab/>49.9038014462809<text:tab/>45.4323968027128</text:p>
      <text:p text:style-name="P1">Ppox<text:tab/>10.5287526577888<text:tab/>7.29641267055232<text:tab/>2.38895463784874<text:tab/>19.0320721771707<text:tab/>4.20376794210659</text:p>
      <text:p text:style-name="P1">Ppp1ca<text:tab/>195.738498877649<text:tab/>236.095963603965<text:tab/>177.670658576385<text:tab/>313.296464281162<text:tab/>226.921103069636</text:p>
      <text:p text:style-name="P1">Ppp1cb<text:tab/>71.9904336303407<text:tab/>76.5745646259404<text:tab/>69.5991936585723<text:tab/>88.512369684205<text:tab/>60.5711598161892</text:p>
      <text:p text:style-name="P1">Ppp1cc<text:tab/>87.748597006257<text:tab/>101.052784092823<text:tab/>69.2082033845503<text:tab/>109.442669676764<text:tab/>73.9996480442715</text:p>
      <text:p text:style-name="P1">Ppp1r10<text:tab/>17.0663842188502<text:tab/>36.3648983426695<text:tab/>28.2826505101274<text:tab/>28.8389202715609<text:tab/>26.1539848609688</text:p>
      <text:p text:style-name="P1">Ppp1r11<text:tab/>42.437811754341<text:tab/>39.4427281045042<text:tab/>16.6559157007443<text:tab/>58.1728401683328<text:tab/>38.315227385553</text:p>
      <text:p text:style-name="P1">Ppp1r12a<text:tab/>47.361844926086<text:tab/>109.706077550774<text:tab/>78.1352755248865<text:tab/>53.8504714923499<text:tab/>41.7419530239408</text:p>
      <text:p text:style-name="P1">Ppp1r12b<text:tab/>8.1787062295731<text:tab/>5.02152369300016<text:tab/>3.3347764619954<text:tab/>4.5012418483437<text:tab/>2.63811161349557</text:p>
      <text:p text:style-name="P1">Ppp1r12c<text:tab/>37.8070714262778<text:tab/>36.5395433620554<text:tab/>41.4683699318397<text:tab/>42.3989215256166<text:tab/>41.2656480439956</text:p>
      <text:p text:style-name="P1">Ppp1r13b<text:tab/>7.54166085293384<text:tab/>6.35769691006484<text:tab/>5.31637224857866<text:tab/>8.89129684537739<text:tab/>8.96144639486893</text:p>
      <text:p text:style-name="P1">Ppp1r14a<text:tab/>48.8436108590256<text:tab/>35.058742196622<text:tab/>17.1273871246124<text:tab/>32.9097607239317<text:tab/>7.96521201477902</text:p>
      <text:p text:style-name="P1">Ppp1r14b<text:tab/>284.950417313071<text:tab/>407.153540986587<text:tab/>234.264044148584<text:tab/>548.665278717093<text:tab/>276.879262082663</text:p>
      <text:p text:style-name="P1">Ppp1r14c<text:tab/>3.44197697438599<text:tab/>6.98000413691434<text:tab/>7.40175484153509<text:tab/>12.4386482449007<text:tab/>9.00755349187223</text:p>
      <text:p text:style-name="P1">Ppp1r14d<text:tab/>0.455310058997491<text:tab/>0.214520382912396<text:tab/>0.0994518527241299<text:tab/>0.148571575585823<text:tab/>0.193648070532226</text:p>
      <text:p text:style-name="P1">Ppp1r15a<text:tab/>21.0828832030772<text:tab/>91.0059644897638<text:tab/>77.7692987220415<text:tab/>30.065936814975<text:tab/>74.5896700003343</text:p>
      <text:p text:style-name="P1">Ppp1r15b<text:tab/>11.4433183114397<text:tab/>18.7943311740646<text:tab/>20.5130248783352<text:tab/>11.461770251565<text:tab/>12.1001166129433</text:p>
      <text:p text:style-name="P1">Ppp1r16a<text:tab/>8.57443037451294<text:tab/>4.77177590100702<text:tab/>2.29462475960065<text:tab/>11.872208376959<text:tab/>3.35944046611371</text:p>
      <text:p text:style-name="P1">Ppp1r16b<text:tab/>0.103933771121142<text:tab/>0.10330493628222<text:tab/>0.0979952785205257<text:tab/>0.101020019074265<text:tab/>0.0959986064385136</text:p>
      <text:p text:style-name="P1">Ppp1r17<text:tab/>0.103933771121142<text:tab/>0.10330493628222<text:tab/>0.0979952785205257<text:tab/>0.101020019074265<text:tab/>0.0959986064385136</text:p>
      <text:p text:style-name="P1">Ppp1r18<text:tab/>31.641308913888<text:tab/>140.216468775226<text:tab/>104.223866474452<text:tab/>64.952457225244<text:tab/>45.6545256030906</text:p>
      <text:p text:style-name="P1">Ppp1r1a<text:tab/>0.103933771121142<text:tab/>0.10330493628222<text:tab/>0.0979952785205257<text:tab/>0.101020019074265<text:tab/>0.0959986064385136</text:p>
      <text:p text:style-name="P1">Ppp1r1b<text:tab/>0.103480034766869<text:tab/>0.14073721395959<text:tab/>0.0972885655248646<text:tab/>0.185581189886148<text:tab/>0.0947336786027335</text:p>
      <text:p text:style-name="P1">Ppp1r1c<text:tab/>0.104149456395843<text:tab/>0.103645479590801<text:tab/>0.0980935794209207<text:tab/>0.109497060766924<text:tab/>0.0960394357976673</text:p>
      <text:p text:style-name="P1">Ppp1r2<text:tab/>56.3512674554163<text:tab/>60.3775764753158<text:tab/>80.9693035231451<text:tab/>75.4927836213275<text:tab/>64.7769779556087</text:p>
      <text:p text:style-name="P1">Ppp1r21<text:tab/>11.1550310234156<text:tab/>5.20233707702715<text:tab/>6.96272043159864<text:tab/>15.1332966257265<text:tab/>11.5084300656111</text:p>
      <text:p text:style-name="P1">Ppp1r27<text:tab/>0.103933771121142<text:tab/>0.10330493628222<text:tab/>0.0979952785205257<text:tab/>0.101020019074265<text:tab/>0.0959986064385136</text:p>
      <text:p text:style-name="P1"><text:soft-page-break/>Ppp1r32<text:tab/>0.194201403885525<text:tab/>0.186273407422662<text:tab/>0.119941430425385<text:tab/>0.104543320953857<text:tab/>0.095959960716516</text:p>
      <text:p text:style-name="P1">Ppp1r35<text:tab/>0.103933771121142<text:tab/>0.10330493628222<text:tab/>0.0979952785205257<text:tab/>0.101020019074265<text:tab/>0.0959986064385136</text:p>
      <text:p text:style-name="P1">Ppp1r36<text:tab/>27.2141115011053<text:tab/>25.7421960498566<text:tab/>15.314254017484<text:tab/>53.3886121352196<text:tab/>13.6887164799251</text:p>
      <text:p text:style-name="P1">Ppp1r37<text:tab/>24.3791021568685<text:tab/>29.8118510481039<text:tab/>23.1156372829753<text:tab/>32.3721191476322<text:tab/>27.0639789018935</text:p>
      <text:p text:style-name="P1">Ppp1r3a<text:tab/>0.103933771121142<text:tab/>0.10330493628222<text:tab/>0.0979952785205257<text:tab/>0.101020019074265<text:tab/>0.0959986064385136</text:p>
      <text:p text:style-name="P1">Ppp1r3b<text:tab/>0.425918556005281<text:tab/>0.106779667431418<text:tab/>0.0925861404854532<text:tab/>0.645513233104194<text:tab/>0.0978872272170641</text:p>
      <text:p text:style-name="P1">Ppp1r3c<text:tab/>3.45444789771531<text:tab/>1.00574299427872<text:tab/>0.90051521796584<text:tab/>10.4342660644095<text:tab/>2.35530339553908</text:p>
      <text:p text:style-name="P1">Ppp1r3d<text:tab/>6.47259398817432<text:tab/>5.52550763047868<text:tab/>4.81929163950876<text:tab/>8.47692234668038<text:tab/>3.33571805931377</text:p>
      <text:p text:style-name="P1">Ppp1r3e<text:tab/>0.388546964647942<text:tab/>0.600304632085763<text:tab/>0.405463457898493<text:tab/>1.16602593956723<text:tab/>0.788968534615567</text:p>
      <text:p text:style-name="P1">Ppp1r42<text:tab/>0.104174797355725<text:tab/>0.197297771110718<text:tab/>0.0978292422943909<text:tab/>0.102357916137854<text:tab/>0.0955212691280705</text:p>
      <text:p text:style-name="P1">Ppp1r7<text:tab/>27.4061423112928<text:tab/>28.3492243754769<text:tab/>22.6136840880251<text:tab/>35.6037475561867<text:tab/>26.5757166779258</text:p>
      <text:p text:style-name="P1">Ppp1r8<text:tab/>22.298118260438<text:tab/>23.4795445017244<text:tab/>17.3449048895996<text:tab/>28.7527268719325<text:tab/>27.06388213835</text:p>
      <text:p text:style-name="P1">Ppp1r9a<text:tab/>0.104099660851256<text:tab/>0.103569213323909<text:tab/>0.105765054266248<text:tab/>0.101361215072971<text:tab/>0.0960488136432052</text:p>
      <text:p text:style-name="P1">Ppp1r9b<text:tab/>22.9485069928542<text:tab/>31.9708618343352<text:tab/>30.0729841745063<text:tab/>39.9687544449695<text:tab/>34.421373489074</text:p>
      <text:p text:style-name="P1">Ppp2ca<text:tab/>83.0752149784119<text:tab/>154.330559913584<text:tab/>127.784031430935<text:tab/>135.472063676329<text:tab/>141.960789360902</text:p>
      <text:p text:style-name="P1">Ppp2cb<text:tab/>98.6648467857382<text:tab/>132.27679202266<text:tab/>115.792224794957<text:tab/>121.175881270941<text:tab/>114.229711545917</text:p>
      <text:p text:style-name="P1">Ppp2r1a<text:tab/>140.077432853693<text:tab/>163.257463180214<text:tab/>114.806782989645<text:tab/>189.476735103835<text:tab/>150.853446833181</text:p>
      <text:p text:style-name="P1">Ppp2r1b<text:tab/>10.9427711390455<text:tab/>26.387490824715<text:tab/>22.1601119505526<text:tab/>19.536976101502<text:tab/>16.2843522181827</text:p>
      <text:p text:style-name="P1">Ppp2r2a<text:tab/>36.4081230341192<text:tab/>51.0221077363872<text:tab/>53.4245089861007<text:tab/>56.6138038058672<text:tab/>65.9630819756255</text:p>
      <text:p text:style-name="P1">Ppp2r2b<text:tab/>0.101924330822483<text:tab/>0.102676906905325<text:tab/>0.0958717041513577<text:tab/>0.173233499809488<text:tab/>0.0938046546012508</text:p>
      <text:p text:style-name="P1">Ppp2r2c<text:tab/>5.58861490535859<text:tab/>3.62098374193961<text:tab/>2.72264680431436<text:tab/>8.49977374586033<text:tab/>4.8613384753728</text:p>
      <text:p text:style-name="P1">Ppp2r2d<text:tab/>16.3963467551094<text:tab/>31.5689922713016<text:tab/>13.1154600770316<text:tab/>18.5223214409616<text:tab/>11.9154517460799</text:p>
      <text:p text:style-name="P1">Ppp2r3a<text:tab/>1.77083893186774<text:tab/>3.49073140202088<text:tab/>2.89302145297003<text:tab/>3.02339300760358<text:tab/>1.27725745385181</text:p>
      <text:p text:style-name="P1">Ppp2r3b<text:tab/>9.63098050892141<text:tab/>11.7468016145483<text:tab/>5.40511913225095<text:tab/>6.16853929257584<text:tab/>4.21142972392223</text:p>
      <text:p text:style-name="P1">Ppp2r3c<text:tab/>13.2984525855504<text:tab/>4.77225142177932<text:tab/>4.51405581419407<text:tab/>15.1555719219939<text:tab/>6.71923555909248</text:p>
      <text:p text:style-name="P1">Ppp2r4<text:tab/>67.6369198789891<text:tab/>67.0041038815086<text:tab/>42.0133043834883<text:tab/>112.523116400775<text:tab/>57.0900468882084</text:p>
      <text:p text:style-name="P1">Ppp2r5a<text:tab/>7.42706647378448<text:tab/>12.2889141577165<text:tab/>13.1857280838876<text:tab/>12.684412532937<text:tab/>12.2038677448828</text:p>
      <text:p text:style-name="P1">Ppp2r5b<text:tab/>13.713061634222<text:tab/>17.393690384123<text:tab/>12.4649586205556<text:tab/>21.7729124820291<text:tab/>17.3781759217688</text:p>
      <text:p text:style-name="P1">Ppp2r5c<text:tab/>73.9267607544151<text:tab/>57.0492491709595<text:tab/>45.3862949018299<text:tab/>89.7143558118232<text:tab/>55.8736041936957</text:p>
      <text:p text:style-name="P1">Ppp2r5e<text:tab/>11.0363608542783<text:tab/>11.1749915174333<text:tab/>9.03525594496175<text:tab/>15.7263571208893<text:tab/>11.3905450158462</text:p>
      <text:p text:style-name="P1">Ppp3ca<text:tab/>12.6227649952492<text:tab/>11.2934404162132<text:tab/>15.6060319242533<text:tab/>15.3028697497134<text:tab/>16.4194829981351</text:p>
      <text:p text:style-name="P1">Ppp3cb<text:tab/>28.4189321960633<text:tab/>31.748186207129<text:tab/>34.0363633299657<text:tab/>31.4308807526009<text:tab/>34.4659001623827</text:p>
      <text:p text:style-name="P1">Ppp3cc<text:tab/>21.3546440439741<text:tab/>18.5777175434899<text:tab/>15.2995927987882<text:tab/>22.1162068181492<text:tab/>26.641830664152</text:p>
      <text:p text:style-name="P1">Ppp3r1<text:tab/>59.7509571923191<text:tab/>60.6060300783073<text:tab/>68.4747006799084<text:tab/>72.4306196783663<text:tab/>70.8306295871356</text:p>
      <text:p text:style-name="P1">Ppp3r2<text:tab/>0.103933771121142<text:tab/>0.10330493628222<text:tab/>0.0979952785205257<text:tab/>0.101020019074265<text:tab/>0.0959986064385136</text:p>
      <text:p text:style-name="P1">Ppp4c<text:tab/>41.2864563814426<text:tab/>53.8821080701602<text:tab/>27.7099386354181<text:tab/>64.6255822762738<text:tab/>54.4567974252963</text:p>
      <text:p text:style-name="P1">Ppp4r1<text:tab/>23.3185980409419<text:tab/>38.2189644012277<text:tab/>22.5573667706174<text:tab/>38.7977979871729<text:tab/>27.3011354155041</text:p>
      <text:p text:style-name="P1">Ppp4r2<text:tab/>14.2689665111716<text:tab/>19.5153198345066<text:tab/>17.5250825998993<text:tab/>19.9962323523161<text:tab/>18.5374670481706</text:p>
      <text:p text:style-name="P1">Ppp4r3a<text:tab/>18.491896348282<text:tab/>22.4609394148433<text:tab/>18.1251111636511<text:tab/>23.3216254452318<text:tab/>15.9981005068313</text:p>
      <text:p text:style-name="P1">Ppp4r3b<text:tab/>14.8354104259433<text:tab/>14.045721668984<text:tab/>12.3393589450545<text:tab/>17.5411282782958<text:tab/>14.5649974365693</text:p>
      <text:p text:style-name="P1">Ppp4r4<text:tab/>3.77385802539251<text:tab/>1.69021790306076<text:tab/>1.15324205307313<text:tab/>0.80189591096757<text:tab/>0.574355951420936</text:p>
      <text:p text:style-name="P1">Ppp5c<text:tab/>27.5800351570166<text:tab/>31.0928950162755<text:tab/>18.2851753533927<text:tab/>46.3174582706431<text:tab/>39.3584892683356</text:p>
      <text:p text:style-name="P1">Ppp6c<text:tab/>29.246752407467<text:tab/>33.4756956535869<text:tab/>26.3224856472938<text:tab/>33.6431551065183<text:tab/>31.3673364119194</text:p>
      <text:p text:style-name="P1">Ppp6r1<text:tab/>29.563756643952<text:tab/>29.5611675360411<text:tab/>24.2730890929251<text:tab/>45.8474049089414<text:tab/>34.6355251081058</text:p>
      <text:p text:style-name="P1">Ppp6r2<text:tab/>12.0878255291776<text:tab/>8.94413417422641<text:tab/>6.89573334069458<text:tab/>17.6928269867569<text:tab/>13.1076872845548</text:p>
      <text:p text:style-name="P1">Ppp6r3<text:tab/>25.1748788757804<text:tab/>24.2672876450008<text:tab/>28.5642254355957<text:tab/>28.1434298020384<text:tab/>32.3519416434657</text:p>
      <text:p text:style-name="P1">Pprc1<text:tab/>13.0105359012081<text:tab/>36.2325879041594<text:tab/>20.473529216119<text:tab/>14.1363383720859<text:tab/>13.5702349917782</text:p>
      <text:p text:style-name="P1">Ppt1<text:tab/>83.9728316112473<text:tab/>83.0653040976103<text:tab/>72.3702073737069<text:tab/>97.8573215225812<text:tab/>58.0156709962722</text:p>
      <text:p text:style-name="P1">Ppt2<text:tab/>16.3338502128093<text:tab/>7.9295582878268<text:tab/>4.34678655349051<text:tab/>22.6639825399263<text:tab/>28.2511615595351</text:p>
      <text:p text:style-name="P1">Pptc7<text:tab/>9.9539783456618<text:tab/>14.3913213725503<text:tab/>14.0202131650088<text:tab/>11.0404537419696<text:tab/>11.0135608095474</text:p>
      <text:p text:style-name="P1">Ppwd1<text:tab/>7.54726926487985<text:tab/>7.34209953391198<text:tab/>6.19503947680954<text:tab/>7.54660163271952<text:tab/>5.83189624732412</text:p>
      <text:p text:style-name="P1">Ppy<text:tab/>0.103933771121142<text:tab/>0.10330493628222<text:tab/>0.0979952785205257<text:tab/>0.101020019074265<text:tab/>0.0959986064385136</text:p>
      <text:p text:style-name="P1">Pqbp1<text:tab/>25.7410095673194<text:tab/>32.9168138618646<text:tab/>28.0034227239902<text:tab/>38.9214349630477<text:tab/>28.1029955918774</text:p>
      <text:p text:style-name="P1">Pqlc1<text:tab/>14.8069302375297<text:tab/>43.5034078326679<text:tab/>23.9886387645542<text:tab/>19.8597195317758<text:tab/>14.99883006334</text:p>
      <text:p text:style-name="P1"><text:soft-page-break/>Pqlc2<text:tab/>5.79917977555212<text:tab/>5.78226608445438<text:tab/>1.95301033442855<text:tab/>6.09069877407866<text:tab/>11.9812767734657</text:p>
      <text:p text:style-name="P1">Pqlc3<text:tab/>246.450502987698<text:tab/>250.378033169843<text:tab/>98.8864885894175<text:tab/>242.973054756503<text:tab/>52.6812108203386</text:p>
      <text:p text:style-name="P1">Praf2<text:tab/>47.5133388854205<text:tab/>61.8501547729197<text:tab/>38.9628097653951<text:tab/>133.386101649791<text:tab/>60.711749341097</text:p>
      <text:p text:style-name="P1">Pragmin<text:tab/>13.4543887031967<text:tab/>129.092254017125<text:tab/>24.3193004007471<text:tab/>14.6961203254816<text:tab/>11.829838748329</text:p>
      <text:p text:style-name="P1">Pramef8<text:tab/>2.86728985280539<text:tab/>3.83612576053626<text:tab/>1.64370779223839<text:tab/>3.64688172265505<text:tab/>3.58977401612214</text:p>
      <text:p text:style-name="P1">Pramel<text:tab/>0.103933771121142<text:tab/>0.10330493628222<text:tab/>0.0979952785205257<text:tab/>0.101020019074265<text:tab/>0.0959986064385136</text:p>
      <text:p text:style-name="P1">Pramel1<text:tab/>0.103933771121142<text:tab/>0.10330493628222<text:tab/>0.0979952785205257<text:tab/>0.101020019074265<text:tab/>0.0959986064385136</text:p>
      <text:p text:style-name="P1">Pramel6<text:tab/>0.103933771121142<text:tab/>0.10330493628222<text:tab/>0.0979952785205257<text:tab/>0.101020019074265<text:tab/>0.0959986064385136</text:p>
      <text:p text:style-name="P1">Prap1<text:tab/>0.103933771121142<text:tab/>0.10330493628222<text:tab/>0.0979952785205257<text:tab/>0.101020019074265<text:tab/>0.0959986064385136</text:p>
      <text:p text:style-name="P1">Prc1<text:tab/>54.8292856403849<text:tab/>46.4680891712812<text:tab/>24.691012583753<text:tab/>14.8940573378728<text:tab/>2.94000571268926</text:p>
      <text:p text:style-name="P1">Prcc<text:tab/>23.106531629162<text:tab/>20.6093505477035<text:tab/>17.2080709886523<text:tab/>29.6296518961884<text:tab/>25.26757726965</text:p>
      <text:p text:style-name="P1">Prcp<text:tab/>9.32739467997191<text:tab/>8.72559406105727<text:tab/>8.87806937648865<text:tab/>37.5325153093523<text:tab/>18.4673952775043</text:p>
      <text:p text:style-name="P1">Prdm1<text:tab/>0.121668456978508<text:tab/>0.103549576601103<text:tab/>0.0980377557097574<text:tab/>0.101294507978715<text:tab/>0.095921305208969</text:p>
      <text:p text:style-name="P1">Prdm11<text:tab/>1.20056583857908<text:tab/>0.676533654343269<text:tab/>0.687016784519507<text:tab/>0.487361996400102<text:tab/>0.300094044455458</text:p>
      <text:p text:style-name="P1">Prdm2<text:tab/>10.8480945257418<text:tab/>14.3390819084859<text:tab/>28.4451189065235<text:tab/>11.6644439367155<text:tab/>15.0064608808495</text:p>
      <text:p text:style-name="P1">Prdm4<text:tab/>9.16400511221327<text:tab/>8.04653291555878<text:tab/>6.3330801160322<text:tab/>11.9085912057667<text:tab/>7.33121945626555</text:p>
      <text:p text:style-name="P1">Prdm9<text:tab/>0.31179547974358<text:tab/>0.161753111497795<text:tab/>0.300098560297323<text:tab/>0.163375629459244<text:tab/>0.130498123163028</text:p>
      <text:p text:style-name="P1">Prdx1<text:tab/>502.69630175765<text:tab/>576.958063231981<text:tab/>824.324890125501<text:tab/>940.450593557359<text:tab/>1211.09611826157</text:p>
      <text:p text:style-name="P1">Prdx2<text:tab/>365.260569156302<text:tab/>385.225064131992<text:tab/>363.515888772673<text:tab/>643.589105682357<text:tab/>563.274470289148</text:p>
      <text:p text:style-name="P1">Prdx3<text:tab/>53.1893166384876<text:tab/>40.408864249511<text:tab/>46.6967171657056<text:tab/>69.845638169933<text:tab/>70.1073974735282</text:p>
      <text:p text:style-name="P1">Prdx4<text:tab/>226.320069973631<text:tab/>228.702523321482<text:tab/>203.634058690273<text:tab/>182.058177835107<text:tab/>81.7302253432558</text:p>
      <text:p text:style-name="P1">Prdx5<text:tab/>190.365471469495<text:tab/>255.945207609728<text:tab/>205.455970843599<text:tab/>467.637450982327<text:tab/>338.128861524326</text:p>
      <text:p text:style-name="P1">Prdx6<text:tab/>233.203721033477<text:tab/>239.00639747559<text:tab/>175.115906579479<text:tab/>219.162912360098<text:tab/>192.917699453745</text:p>
      <text:p text:style-name="P1">Preb<text:tab/>23.745699679559<text:tab/>25.2646861651552<text:tab/>25.7961132572796<text:tab/>39.5394326894654<text:tab/>34.8746992133544</text:p>
      <text:p text:style-name="P1">Prelid1<text:tab/>212.234260364679<text:tab/>296.880605450073<text:tab/>208.884276312724<text:tab/>404.911609681718<text:tab/>296.733497197627</text:p>
      <text:p text:style-name="P1">Prelid2<text:tab/>2.69615552287018<text:tab/>0.587778560903437<text:tab/>0.414176921564192<text:tab/>5.58651675031579<text:tab/>0.93795352921177</text:p>
      <text:p text:style-name="P1">Prelp<text:tab/>1.13876984937917<text:tab/>1.51263491730436<text:tab/>0.875583374598551<text:tab/>1.32518374781548<text:tab/>0.11101902036768</text:p>
      <text:p text:style-name="P1">Prep<text:tab/>37.723912550818<text:tab/>34.6039743100859<text:tab/>32.0671422835604<text:tab/>45.7957291208117<text:tab/>48.7958781294083</text:p>
      <text:p text:style-name="P1">Prepl<text:tab/>19.4002416720955<text:tab/>15.1749058034785<text:tab/>12.4872080248949<text:tab/>35.7595277095135<text:tab/>19.7418805056053</text:p>
      <text:p text:style-name="P1">Prex1<text:tab/>0.203554895628473<text:tab/>0.120982702303919<text:tab/>0.30172787337469<text:tab/>0.256954386445569<text:tab/>0.210804519693608</text:p>
      <text:p text:style-name="P1">Prex2<text:tab/>3.58871361773078<text:tab/>7.30455695385434<text:tab/>1.07520192916093<text:tab/>21.9511134292228<text:tab/>3.9354912293999</text:p>
      <text:p text:style-name="P1">Prf1<text:tab/>0.103933771121142<text:tab/>0.10330493628222<text:tab/>0.0979952785205257<text:tab/>0.101020019074265<text:tab/>0.0959986064385136</text:p>
      <text:p text:style-name="P1">Prg2<text:tab/>0.103933771121142<text:tab/>0.10330493628222<text:tab/>0.0979952785205257<text:tab/>0.101020019074265<text:tab/>0.0959986064385136</text:p>
      <text:p text:style-name="P1">Prg3<text:tab/>0.103933771121142<text:tab/>0.10330493628222<text:tab/>0.0979952785205257<text:tab/>0.101020019074265<text:tab/>0.0959986064385136</text:p>
      <text:p text:style-name="P1">Prg4<text:tab/>0.219798461813449<text:tab/>0.233382134697236<text:tab/>0.14525125180029<text:tab/>0.215678547076929<text:tab/>0.179329555138327</text:p>
      <text:p text:style-name="P1">Prickle1<text:tab/>13.6044606759911<text:tab/>14.3431512004321<text:tab/>13.204183258942<text:tab/>15.2797773332114<text:tab/>7.57192034409362</text:p>
      <text:p text:style-name="P1">Prickle2<text:tab/>2.84100085667483<text:tab/>1.34925013099326<text:tab/>0.904706309886788<text:tab/>3.97309430566254<text:tab/>0.920799850342493</text:p>
      <text:p text:style-name="P1">Prickle3<text:tab/>10.4092830083346<text:tab/>6.2007131084047<text:tab/>2.8123285004516<text:tab/>15.2771242522361<text:tab/>6.37665392147168</text:p>
      <text:p text:style-name="P1">Prim1<text:tab/>46.9258621359778<text:tab/>33.7419398288116<text:tab/>20.8143232152781<text:tab/>23.0004209273516<text:tab/>11.0174430608242</text:p>
      <text:p text:style-name="P1">Prim2<text:tab/>6.27229532551946<text:tab/>5.04921230779109<text:tab/>2.78955986241751<text:tab/>4.64819801025518<text:tab/>4.08099525632205</text:p>
      <text:p text:style-name="P1">Prima1<text:tab/>1.13144499198647<text:tab/>0.745612214846396<text:tab/>0.337705417500294<text:tab/>0.720922467767639<text:tab/>0.136211827852272</text:p>
      <text:p text:style-name="P1">Prkaa1<text:tab/>11.977272236647<text:tab/>8.54473412114885<text:tab/>5.55680573433639<text:tab/>11.9521185790079<text:tab/>8.7620610013919</text:p>
      <text:p text:style-name="P1">Prkaa2<text:tab/>7.50813067783768<text:tab/>7.04859027222774<text:tab/>2.66669217897109<text:tab/>3.82652474465538<text:tab/>2.7110947241474</text:p>
      <text:p text:style-name="P1">Prkab1<text:tab/>19.9792885163561<text:tab/>18.8984036634144<text:tab/>14.576950350417<text:tab/>28.9746129939389<text:tab/>17.7288443676606</text:p>
      <text:p text:style-name="P1">Prkab2<text:tab/>5.24191178142694<text:tab/>12.6108063720642<text:tab/>20.6826249993396<text:tab/>5.96524143206957<text:tab/>5.18811092292953</text:p>
      <text:p text:style-name="P1">Prkaca<text:tab/>41.5540494946622<text:tab/>29.1664477180643<text:tab/>38.1886808697806<text:tab/>61.8992252171513<text:tab/>38.4289187704291</text:p>
      <text:p text:style-name="P1">Prkacb<text:tab/>37.5032049791073<text:tab/>69.1621035409928<text:tab/>44.1694413236252<text:tab/>72.1506540152762<text:tab/>39.7537623372938</text:p>
      <text:p text:style-name="P1">Prkag1<text:tab/>54.5255374057965<text:tab/>47.5644926820278<text:tab/>44.7661156085658<text:tab/>80.6446584430321<text:tab/>63.0355795284578</text:p>
      <text:p text:style-name="P1">Prkag2<text:tab/>8.84382171617699<text:tab/>6.05506472804199<text:tab/>5.17722753239322<text:tab/>10.2029365222461<text:tab/>7.35660189346334</text:p>
      <text:p text:style-name="P1">Prkag3<text:tab/>0.102284588745837<text:tab/>0.103214481786589<text:tab/>0.0967478922320192<text:tab/>0.237246972853525<text:tab/>0.0943376226823677</text:p>
      <text:p text:style-name="P1">Prkar1a<text:tab/>204.95616855916<text:tab/>293.209081453201<text:tab/>245.440437550414<text:tab/>379.793532335099<text:tab/>292.82967503527</text:p>
      <text:p text:style-name="P1">Prkar1b<text:tab/>0.142585927903021<text:tab/>1.24484580773087<text:tab/>0.138076492013995<text:tab/>5.94206641528199<text:tab/>0.315169095614375</text:p>
      <text:p text:style-name="P1">Prkar2a<text:tab/>22.928441763906<text:tab/>43.1678057269678<text:tab/>31.8693012407003<text:tab/>24.9070463014154<text:tab/>29.4125208816907</text:p>
      <text:p text:style-name="P1">Prkar2b<text:tab/>12.2001115848615<text:tab/>7.41333206607814<text:tab/>10.4405331602467<text:tab/>12.0530054650821<text:tab/>13.3622164405629</text:p>
      <text:p text:style-name="P1"><text:soft-page-break/>Prkca<text:tab/>9.30689275386466<text:tab/>10.3612286235288<text:tab/>13.4506040919928<text:tab/>19.7082843357576<text:tab/>23.3156931968405</text:p>
      <text:p text:style-name="P1">Prkcb<text:tab/>0.10404669384641<text:tab/>0.111294835193043<text:tab/>0.0980632011619489<text:tab/>0.101323784166414<text:tab/>0.0960211434046377</text:p>
      <text:p text:style-name="P1">Prkcd<text:tab/>38.4052686083327<text:tab/>73.4190787240317<text:tab/>58.4230746389867<text:tab/>59.1475273645829<text:tab/>46.6818710806509</text:p>
      <text:p text:style-name="P1">Prkcdbp<text:tab/>340.736730087216<text:tab/>416.182938536974<text:tab/>251.142611747751<text:tab/>622.421625537914<text:tab/>133.13630215509</text:p>
      <text:p text:style-name="P1">Prkce<text:tab/>2.18891482206022<text:tab/>4.62465001710018<text:tab/>2.19344562826256<text:tab/>2.28001954320662<text:tab/>2.01657114183834</text:p>
      <text:p text:style-name="P1">Prkcg<text:tab/>1.66038506565294<text:tab/>2.40007341500547<text:tab/>2.51882312909606<text:tab/>0.307712429530461<text:tab/>0.194786160754086</text:p>
      <text:p text:style-name="P1">Prkch<text:tab/>0.345266591481385<text:tab/>0.200578598935158<text:tab/>0.403135318657629<text:tab/>0.281795927798113<text:tab/>0.0983844514335537</text:p>
      <text:p text:style-name="P1">Prkci<text:tab/>21.1531625126579<text:tab/>19.0390366876711<text:tab/>25.7588717831074<text:tab/>21.5340409349838<text:tab/>21.1736771423845</text:p>
      <text:p text:style-name="P1">Prkcq<text:tab/>0.415605561034035<text:tab/>0.414513253596487<text:tab/>0.211713494357892<text:tab/>0.13748068680624<text:tab/>0.1020632392241</text:p>
      <text:p text:style-name="P1">Prkcsh<text:tab/>145.033613780802<text:tab/>169.003401698089<text:tab/>130.842027154457<text:tab/>251.372344806079<text:tab/>181.300339777467</text:p>
      <text:p text:style-name="P1">Prkcz<text:tab/>0.270303574427761<text:tab/>0.132034033516828<text:tab/>0.4091581738745<text:tab/>0.463399602855041<text:tab/>0.144056403972166</text:p>
      <text:p text:style-name="P1">Prkd1<text:tab/>4.47330518414058<text:tab/>3.61606248551932<text:tab/>3.60265924518277<text:tab/>3.92950893592199<text:tab/>3.01173192288964</text:p>
      <text:p text:style-name="P1">Prkd2<text:tab/>4.65097316222793<text:tab/>6.91538623956168<text:tab/>2.09698832759123<text:tab/>7.81304899166909<text:tab/>3.03762037568772</text:p>
      <text:p text:style-name="P1">Prkd3<text:tab/>14.432773177048<text:tab/>12.8780715970572<text:tab/>10.4258302225956<text:tab/>17.6244543650841<text:tab/>9.15723012202829</text:p>
      <text:p text:style-name="P1">Prkg1<text:tab/>9.5360390115317<text:tab/>13.6131120469008<text:tab/>11.817321555493<text:tab/>27.2314548565825<text:tab/>11.1589491894332</text:p>
      <text:p text:style-name="P1">Prkg2<text:tab/>0.104141552622166<text:tab/>0.103632483929795<text:tab/>0.0980899332402698<text:tab/>0.109131790293655<text:tab/>0.0960379437670279</text:p>
      <text:p text:style-name="P1">Prkra<text:tab/>42.4616154815577<text:tab/>27.1572969721998<text:tab/>38.0342569826202<text:tab/>51.1028787014549<text:tab/>20.2877289605276</text:p>
      <text:p text:style-name="P1">Prkrip1<text:tab/>17.6336223374036<text:tab/>16.8469062410344<text:tab/>23.0477440041813<text:tab/>24.1231098180955<text:tab/>29.5503739139899</text:p>
      <text:p text:style-name="P1">Prkrir<text:tab/>21.8789744375341<text:tab/>24.1026724826055<text:tab/>25.957305012751<text:tab/>19.7995663457866<text:tab/>23.448387379585</text:p>
      <text:p text:style-name="P1">Prkx<text:tab/>9.07482957201147<text:tab/>25.6431874722249<text:tab/>17.2151048159905<text:tab/>12.9149294469841<text:tab/>11.1147485078679</text:p>
      <text:p text:style-name="P1">Prl<text:tab/>0.103933771121142<text:tab/>0.10330493628222<text:tab/>0.0979952785205257<text:tab/>0.101020019074265<text:tab/>0.0959986064385136</text:p>
      <text:p text:style-name="P1">Prl2a1<text:tab/>0.103933771121142<text:tab/>0.10330493628222<text:tab/>0.0979952785205257<text:tab/>0.101020019074265<text:tab/>0.0959986064385136</text:p>
      <text:p text:style-name="P1">Prl2b1<text:tab/>0.103933771121142<text:tab/>0.10330493628222<text:tab/>0.0979952785205257<text:tab/>0.101020019074265<text:tab/>0.0959986064385136</text:p>
      <text:p text:style-name="P1">Prl2c1<text:tab/>0.103933771121142<text:tab/>0.10330493628222<text:tab/>0.0979952785205257<text:tab/>0.101020019074265<text:tab/>0.0959986064385136</text:p>
      <text:p text:style-name="P1">Prl3a1<text:tab/>0.103933771121142<text:tab/>0.10330493628222<text:tab/>0.0979952785205257<text:tab/>0.101020019074265<text:tab/>0.0959986064385136</text:p>
      <text:p text:style-name="P1">Prl3b1<text:tab/>0.103933771121142<text:tab/>0.10330493628222<text:tab/>0.0979952785205257<text:tab/>0.101020019074265<text:tab/>0.0959986064385136</text:p>
      <text:p text:style-name="P1">Prl3c1<text:tab/>0.103933771121142<text:tab/>0.10330493628222<text:tab/>0.0979952785205257<text:tab/>0.101020019074265<text:tab/>0.0959986064385136</text:p>
      <text:p text:style-name="P1">Prl3d1<text:tab/>0.103933771121142<text:tab/>0.10330493628222<text:tab/>0.0979952785205257<text:tab/>0.101020019074265<text:tab/>0.0959986064385136</text:p>
      <text:p text:style-name="P1">Prl3d2<text:tab/>0.103933771121142<text:tab/>0.10330493628222<text:tab/>0.0979952785205257<text:tab/>0.101020019074265<text:tab/>0.0959986064385136</text:p>
      <text:p text:style-name="P1">Prl3d4<text:tab/>0.103933771121142<text:tab/>0.10330493628222<text:tab/>0.0979952785205257<text:tab/>0.101020019074265<text:tab/>0.0959986064385136</text:p>
      <text:p text:style-name="P1">Prl4a1<text:tab/>0.103933771121142<text:tab/>0.10330493628222<text:tab/>0.0979952785205257<text:tab/>0.101020019074265<text:tab/>0.0959986064385136</text:p>
      <text:p text:style-name="P1">Prl5a1<text:tab/>0.103933771121142<text:tab/>0.10330493628222<text:tab/>0.0979952785205257<text:tab/>0.101020019074265<text:tab/>0.0959986064385136</text:p>
      <text:p text:style-name="P1">Prl5a2<text:tab/>0.103933771121142<text:tab/>0.10330493628222<text:tab/>0.0979952785205257<text:tab/>0.101020019074265<text:tab/>0.0959986064385136</text:p>
      <text:p text:style-name="P1">Prl6a1<text:tab/>0.10146153878292<text:tab/>0.102703813785071<text:tab/>0.0962588284598548<text:tab/>0.325388546388606<text:tab/>0.0937930114799793</text:p>
      <text:p text:style-name="P1">Prl7a3<text:tab/>0.103933771121142<text:tab/>0.10330493628222<text:tab/>0.0979952785205257<text:tab/>0.101020019074265<text:tab/>0.0959986064385136</text:p>
      <text:p text:style-name="P1">Prl7a4<text:tab/>0.103933771121142<text:tab/>0.10330493628222<text:tab/>0.0979952785205257<text:tab/>0.101020019074265<text:tab/>0.0959986064385136</text:p>
      <text:p text:style-name="P1">Prl7b1<text:tab/>0.103933771121142<text:tab/>0.10330493628222<text:tab/>0.0979952785205257<text:tab/>0.101020019074265<text:tab/>0.0959986064385136</text:p>
      <text:p text:style-name="P1">Prl7d1<text:tab/>0.103933771121142<text:tab/>0.10330493628222<text:tab/>0.0979952785205257<text:tab/>0.101020019074265<text:tab/>0.0959986064385136</text:p>
      <text:p text:style-name="P1">Prl8a2<text:tab/>0.103933771121142<text:tab/>0.10330493628222<text:tab/>0.0979952785205257<text:tab/>0.101020019074265<text:tab/>0.0959986064385136</text:p>
      <text:p text:style-name="P1">Prl8a4<text:tab/>0.103933771121142<text:tab/>0.10330493628222<text:tab/>0.0979952785205257<text:tab/>0.101020019074265<text:tab/>0.0959986064385136</text:p>
      <text:p text:style-name="P1">Prl8a5<text:tab/>0.1030696216015<text:tab/>0.103099619036066<text:tab/>0.0972925354772836<text:tab/>0.141457615779834<text:tab/>0.0951014568034273</text:p>
      <text:p text:style-name="P1">Prl8a7<text:tab/>0.103933771121142<text:tab/>0.10330493628222<text:tab/>0.0979952785205257<text:tab/>0.101020019074265<text:tab/>0.0959986064385136</text:p>
      <text:p text:style-name="P1">Prl8a9<text:tab/>1.53032070259989<text:tab/>0.473372178133423<text:tab/>0.542838879431363<text:tab/>0.112769870292874<text:tab/>0.0922831008745186</text:p>
      <text:p text:style-name="P1">Prlh<text:tab/>0.103933771121142<text:tab/>0.10330493628222<text:tab/>0.0979952785205257<text:tab/>0.101020019074265<text:tab/>0.0959986064385136</text:p>
      <text:p text:style-name="P1">Prlhr<text:tab/>0.104342295872396<text:tab/>0.104037231568212<text:tab/>0.0983053991812428<text:tab/>0.101833953748025<text:tab/>0.109265145856035</text:p>
      <text:p text:style-name="P1">Prlr<text:tab/>0.103933771121142<text:tab/>0.10330493628222<text:tab/>0.0979952785205257<text:tab/>0.101020019074265<text:tab/>0.0959986064385136</text:p>
      <text:p text:style-name="P1">Prm1<text:tab/>0.103933771121142<text:tab/>0.10330493628222<text:tab/>0.0979952785205257<text:tab/>0.101020019074265<text:tab/>0.0959986064385136</text:p>
      <text:p text:style-name="P1">Prm2<text:tab/>0.103933771121142<text:tab/>0.10330493628222<text:tab/>0.0979952785205257<text:tab/>0.101020019074265<text:tab/>0.0959986064385136</text:p>
      <text:p text:style-name="P1">Prm3<text:tab/>0.103471369095083<text:tab/>0.103487535701566<text:tab/>0.0973623853251977<text:tab/>0.101727958295062<text:tab/>0.183104798175318</text:p>
      <text:p text:style-name="P1">Prmt1<text:tab/>123.998692775396<text:tab/>186.829525625808<text:tab/>89.0082472251609<text:tab/>165.005843728735<text:tab/>137.895606174511</text:p>
      <text:p text:style-name="P1">Prmt10<text:tab/>7.57225682457348<text:tab/>4.71953199364563<text:tab/>6.68698858993774<text:tab/>8.93363535673059<text:tab/>12.8363008332904</text:p>
      <text:p text:style-name="P1">Prmt2<text:tab/>19.8530127801785<text:tab/>20.6976294418719<text:tab/>20.4016305825566<text:tab/>27.0981129082981<text:tab/>23.4215981702268</text:p>
      <text:p text:style-name="P1">Prmt3<text:tab/>14.9967251579321<text:tab/>11.9652595169124<text:tab/>8.04381998179536<text:tab/>15.8837714535594<text:tab/>27.5768834626989</text:p>
      <text:p text:style-name="P1">Prmt5<text:tab/>32.9308580752072<text:tab/>32.8517279346475<text:tab/>23.2150649504574<text:tab/>45.8813637519636<text:tab/>52.3988656341991</text:p>
      <text:p text:style-name="P1"><text:soft-page-break/>Prmt6<text:tab/>0.103933771121142<text:tab/>0.10330493628222<text:tab/>0.0979952785205257<text:tab/>0.101020019074265<text:tab/>0.0959986064385136</text:p>
      <text:p text:style-name="P1">Prmt7<text:tab/>12.1156441739294<text:tab/>6.53281514353065<text:tab/>5.08189370760124<text:tab/>13.6067575189964<text:tab/>9.17431510036679</text:p>
      <text:p text:style-name="P1">Prmt8<text:tab/>0.10380327868761<text:tab/>0.103360624724443<text:tab/>0.0978079573943464<text:tab/>0.101222690404518<text:tab/>0.11071640738613</text:p>
      <text:p text:style-name="P1">Prnd<text:tab/>0.190851391158275<text:tab/>0.227494759498276<text:tab/>0.0984830928248864<text:tab/>0.104078975588241<text:tab/>0.095868213105848</text:p>
      <text:p text:style-name="P1">Prnp<text:tab/>368.244113991073<text:tab/>349.862321146193<text:tab/>405.562240328325<text:tab/>241.962702038089<text:tab/>205.236794959778</text:p>
      <text:p text:style-name="P1">Proc<text:tab/>0.100075556725991<text:tab/>0.102591779515491<text:tab/>0.0936594339907181<text:tab/>0.414266737561413<text:tab/>0.0919333883874925</text:p>
      <text:p text:style-name="P1">Proca1<text:tab/>1.22664097818731<text:tab/>4.67088221391453<text:tab/>2.17249050659812<text:tab/>2.2737727347724<text:tab/>1.67240715915424</text:p>
      <text:p text:style-name="P1">Procr<text:tab/>1.72517247740775<text:tab/>20.7247130102177<text:tab/>9.0208960904575<text:tab/>11.435687517608<text:tab/>5.01268673431082</text:p>
      <text:p text:style-name="P1">Prodh<text:tab/>0.313876381915909<text:tab/>0.275584373706464<text:tab/>0.858457691551482<text:tab/>0.28044970804475<text:tab/>0.093547445184814</text:p>
      <text:p text:style-name="P1">Prodh2<text:tab/>0.103933771121142<text:tab/>0.10330493628222<text:tab/>0.0979952785205257<text:tab/>0.101020019074265<text:tab/>0.0959986064385136</text:p>
      <text:p text:style-name="P1">Prok1<text:tab/>0.103933771121142<text:tab/>0.10330493628222<text:tab/>0.0979952785205257<text:tab/>0.101020019074265<text:tab/>0.0959986064385136</text:p>
      <text:p text:style-name="P1">Prok2<text:tab/>0.103933771121142<text:tab/>0.10330493628222<text:tab/>0.0979952785205257<text:tab/>0.101020019074265<text:tab/>0.0959986064385136</text:p>
      <text:p text:style-name="P1">Prokr1<text:tab/>0.103933771121142<text:tab/>0.10330493628222<text:tab/>0.0979952785205257<text:tab/>0.101020019074265<text:tab/>0.0959986064385136</text:p>
      <text:p text:style-name="P1">Prokr2<text:tab/>0.103933771121142<text:tab/>0.10330493628222<text:tab/>0.0979952785205257<text:tab/>0.101020019074265<text:tab/>0.0959986064385136</text:p>
      <text:p text:style-name="P1">Prol1<text:tab/>0.103933771121142<text:tab/>0.10330493628222<text:tab/>0.0979952785205257<text:tab/>0.101020019074265<text:tab/>0.0959986064385136</text:p>
      <text:p text:style-name="P1">Prom1<text:tab/>0.123399806075432<text:tab/>0.198188817541787<text:tab/>0.200385981608078<text:tab/>2.7989757870997<text:tab/>0.0967650021175146</text:p>
      <text:p text:style-name="P1">Prom2<text:tab/>0.218605083897645<text:tab/>0.104348388129166<text:tab/>0.0977076555182886<text:tab/>0.102145636896991<text:tab/>0.0955731127474503</text:p>
      <text:p text:style-name="P1">Prop1<text:tab/>0.103933771121142<text:tab/>0.10330493628222<text:tab/>0.0979952785205257<text:tab/>0.101020019074265<text:tab/>0.0959986064385136</text:p>
      <text:p text:style-name="P1">Prorsd1<text:tab/>4.57102659576397<text:tab/>5.92159184608619<text:tab/>1.19837249850387<text:tab/>9.6074686493278<text:tab/>4.7064400050977</text:p>
      <text:p text:style-name="P1">Pros1<text:tab/>21.1587728852417<text:tab/>21.1914396775445<text:tab/>16.8515266259364<text:tab/>46.570873002635<text:tab/>15.5719762231565</text:p>
      <text:p text:style-name="P1">Prosc<text:tab/>21.6552922330561<text:tab/>13.0760902996578<text:tab/>11.7360787529481<text:tab/>25.9528736491198<text:tab/>17.1304685042669</text:p>
      <text:p text:style-name="P1">Proser1<text:tab/>6.64124634895923<text:tab/>5.6391777344042<text:tab/>5.09778690028795<text:tab/>6.47687951577857<text:tab/>5.71603584840553</text:p>
      <text:p text:style-name="P1">Proser3<text:tab/>6.26338913033458<text:tab/>3.97423856526068<text:tab/>1.97487338810781<text:tab/>8.29124869651416<text:tab/>4.22402140902322</text:p>
      <text:p text:style-name="P1">Prox1<text:tab/>0.104236681648324<text:tab/>0.104073705521429<text:tab/>0.0981636931515902<text:tab/>0.107452123569091<text:tab/>0.118146738194565</text:p>
      <text:p text:style-name="P1">Prox2<text:tab/>0.132763104019532<text:tab/>0.117524683083357<text:tab/>0.0968113611153264<text:tab/>0.138371967660081<text:tab/>0.163605172457983</text:p>
      <text:p text:style-name="P1">Proz<text:tab/>0.103933771121142<text:tab/>0.10330493628222<text:tab/>0.0979952785205257<text:tab/>0.101020019074265<text:tab/>0.0959986064385136</text:p>
      <text:p text:style-name="P1">Prp15<text:tab/>0.103933771121142<text:tab/>0.10330493628222<text:tab/>0.0979952785205257<text:tab/>0.101020019074265<text:tab/>0.0959986064385136</text:p>
      <text:p text:style-name="P1">Prp2<text:tab/>0.103933771121142<text:tab/>0.10330493628222<text:tab/>0.0979952785205257<text:tab/>0.101020019074265<text:tab/>0.0959986064385136</text:p>
      <text:p text:style-name="P1">Prpf18<text:tab/>9.28591884515985<text:tab/>4.30348826568304<text:tab/>4.0987118668709<text:tab/>11.2412758869708<text:tab/>8.74669823925222</text:p>
      <text:p text:style-name="P1">Prpf19<text:tab/>116.270451926168<text:tab/>117.329198337216<text:tab/>92.2923909282801<text:tab/>156.566606013011<text:tab/>116.374981958841</text:p>
      <text:p text:style-name="P1">Prpf3<text:tab/>26.2122647322391<text:tab/>31.7032326187198<text:tab/>29.3803393902502<text:tab/>27.1868202137948<text:tab/>30.8952599330973</text:p>
      <text:p text:style-name="P1">Prpf31<text:tab/>15.2818683376098<text:tab/>15.5186664020942<text:tab/>9.0470263200359<text:tab/>16.5465423371376<text:tab/>17.5221503790772</text:p>
      <text:p text:style-name="P1">Prpf38a<text:tab/>28.1315707687158<text:tab/>40.1655103219623<text:tab/>18.1550915039968<text:tab/>35.309906012021<text:tab/>21.0779483166479</text:p>
      <text:p text:style-name="P1">Prpf38b<text:tab/>27.2869988705575<text:tab/>37.9055924761937<text:tab/>33.0267554560387<text:tab/>31.7007530405366<text:tab/>34.7306484932697</text:p>
      <text:p text:style-name="P1">Prpf4<text:tab/>11.009795233417<text:tab/>7.17625281928878<text:tab/>4.84339693446598<text:tab/>10.5214506350131<text:tab/>12.8824852684393</text:p>
      <text:p text:style-name="P1">Prpf40a<text:tab/>36.2909422478311<text:tab/>34.9760674734582<text:tab/>30.6162030914044<text:tab/>45.9713705622446<text:tab/>40.7544427239206</text:p>
      <text:p text:style-name="P1">Prpf40b<text:tab/>8.83621801065636<text:tab/>6.37868543712112<text:tab/>1.97701874245236<text:tab/>13.3685498782975<text:tab/>3.51941935659727</text:p>
      <text:p text:style-name="P1">Prpf4b<text:tab/>31.8121760779726<text:tab/>29.4207609658547<text:tab/>27.0195256080418<text:tab/>32.2885459591811<text:tab/>31.0742168324705</text:p>
      <text:p text:style-name="P1">Prpf6<text:tab/>46.5946598492124<text:tab/>35.074511289343<text:tab/>17.8647647726204<text:tab/>58.893014397395<text:tab/>33.986953831169</text:p>
      <text:p text:style-name="P1">Prpf8<text:tab/>43.5230988667365<text:tab/>40.8625603455381<text:tab/>25.3025091255537<text:tab/>53.4742320460013<text:tab/>36.5406136714657</text:p>
      <text:p text:style-name="P1">Prpg1<text:tab/>0.103933771121142<text:tab/>0.10330493628222<text:tab/>0.0979952785205257<text:tab/>0.101020019074265<text:tab/>0.0959986064385136</text:p>
      <text:p text:style-name="P1">Prph<text:tab/>0.377982879864649<text:tab/>0.337564582899907<text:tab/>0.602780925029877<text:tab/>0.362549481511721<text:tab/>0.376392005393743</text:p>
      <text:p text:style-name="P1">Prph2<text:tab/>0.103933771121142<text:tab/>0.10330493628222<text:tab/>0.0979952785205257<text:tab/>0.101020019074265<text:tab/>0.0959986064385136</text:p>
      <text:p text:style-name="P1">Prpmp5<text:tab/>0.103933771121142<text:tab/>0.10330493628222<text:tab/>0.0979952785205257<text:tab/>0.101020019074265<text:tab/>0.0959986064385136</text:p>
      <text:p text:style-name="P1">Prps1<text:tab/>11.9685025454939<text:tab/>18.7521174426958<text:tab/>12.0586185342872<text:tab/>16.0084237015955<text:tab/>14.789097421051</text:p>
      <text:p text:style-name="P1">Prps1l1<text:tab/>0.104231771651793<text:tab/>0.13263169542579<text:tab/>0.0981721461781147<text:tab/>0.101887295842305<text:tab/>0.0960566731831954</text:p>
      <text:p text:style-name="P1">Prps2<text:tab/>6.403335884182<text:tab/>4.04554678984748<text:tab/>4.63139475816875<text:tab/>6.26221733346359<text:tab/>3.60407593832224</text:p>
      <text:p text:style-name="P1">Prpsap1<text:tab/>46.8234002173329<text:tab/>51.3278810253771<text:tab/>67.0357579405593<text:tab/>105.463362363137<text:tab/>115.858426232403</text:p>
      <text:p text:style-name="P1">Prpsap2<text:tab/>23.8705750643929<text:tab/>16.9357908645173<text:tab/>24.9150744570646<text:tab/>38.861846897852<text:tab/>26.8947437137932</text:p>
      <text:p text:style-name="P1">Prr11<text:tab/>7.05196913241574<text:tab/>4.75173924875165<text:tab/>1.77408185666858<text:tab/>3.32547151926537<text:tab/>0.844835723194582</text:p>
      <text:p text:style-name="P1">Prr13<text:tab/>138.460920008913<text:tab/>141.461423857928<text:tab/>139.32206819841<text:tab/>214.925301210843<text:tab/>216.46152296769</text:p>
      <text:p text:style-name="P1">Prr15<text:tab/>4.00799726068936<text:tab/>5.01892874938338<text:tab/>0.884065411733016<text:tab/>7.89952945140041<text:tab/>0.723217883808848</text:p>
      <text:p text:style-name="P1">Prr16<text:tab/>0.103933771121142<text:tab/>0.10330493628222<text:tab/>0.0979952785205257<text:tab/>0.101020019074265<text:tab/>0.0959986064385136</text:p>
      <text:p text:style-name="P1">Prr18<text:tab/>0.103933771121142<text:tab/>0.10330493628222<text:tab/>0.0979952785205257<text:tab/>0.101020019074265<text:tab/>0.0959986064385136</text:p>
      <text:p text:style-name="P1"><text:soft-page-break/>Prr19<text:tab/>0.103134638905728<text:tab/>0.1241983284474<text:tab/>0.0973275365316532<text:tab/>0.231262404163243<text:tab/>0.112651467986124</text:p>
      <text:p text:style-name="P1">Prr21<text:tab/>0.103933771121142<text:tab/>0.10330493628222<text:tab/>0.0979952785205257<text:tab/>0.101020019074265<text:tab/>0.0959986064385136</text:p>
      <text:p text:style-name="P1">Prr22<text:tab/>0.917015875843808<text:tab/>0.955864840964441<text:tab/>0.593573034735339<text:tab/>0.893756006336927<text:tab/>0.384140069596193</text:p>
      <text:p text:style-name="P1">Prr3<text:tab/>13.8360599806449<text:tab/>16.9881961800865<text:tab/>13.9864804415165<text:tab/>18.1285291269976<text:tab/>14.7265298985206</text:p>
      <text:p text:style-name="P1">Prr30<text:tab/>0.103933771121142<text:tab/>0.10330493628222<text:tab/>0.0979952785205257<text:tab/>0.101020019074265<text:tab/>0.0959986064385136</text:p>
      <text:p text:style-name="P1">Prr5<text:tab/>1.45296001528748<text:tab/>2.17418737479594<text:tab/>1.75470096478925<text:tab/>0.967495222499322<text:tab/>0.548460230115202</text:p>
      <text:p text:style-name="P1">Prr5l<text:tab/>0.378741969543818<text:tab/>1.663972516006<text:tab/>0.322780864631491<text:tab/>1.32126728585334<text:tab/>0.172595768383073</text:p>
      <text:p text:style-name="P1">Prr7<text:tab/>7.82652305015471<text:tab/>23.9055274995935<text:tab/>8.58084177091781<text:tab/>22.1722462992225<text:tab/>5.93627678988782</text:p>
      <text:p text:style-name="P1">Prr9<text:tab/>0.103933771121142<text:tab/>0.10330493628222<text:tab/>0.0979952785205257<text:tab/>0.101020019074265<text:tab/>0.0959986064385136</text:p>
      <text:p text:style-name="P1">Prrc1<text:tab/>40.1940341271863<text:tab/>65.1160115360699<text:tab/>39.6609420577629<text:tab/>57.6578025378868<text:tab/>18.1920649370395</text:p>
      <text:p text:style-name="P1">Prrc2a<text:tab/>85.7495513709284<text:tab/>92.7742448139255<text:tab/>115.361947655938<text:tab/>98.5515945456867<text:tab/>109.637922976502</text:p>
      <text:p text:style-name="P1">Prrc2c<text:tab/>21.0865881858526<text:tab/>25.4125479922544<text:tab/>19.0171708855661<text:tab/>25.1972531962322<text:tab/>28.7569759852528</text:p>
      <text:p text:style-name="P1">Prrg1<text:tab/>18.1441928283825<text:tab/>10.1345227948798<text:tab/>7.00425468700523<text:tab/>11.7885575273795<text:tab/>7.69368357655149</text:p>
      <text:p text:style-name="P1">Prrg2<text:tab/>0.626157873097777<text:tab/>0.95191060961177<text:tab/>0.124916405816242<text:tab/>4.31780458824462<text:tab/>0.232531002669534</text:p>
      <text:p text:style-name="P1">Prrg4<text:tab/>10.6274415777485<text:tab/>41.6779086883441<text:tab/>8.74295931783966<text:tab/>42.1869511990161<text:tab/>8.63533768153874</text:p>
      <text:p text:style-name="P1">Prrt1<text:tab/>0.14734372494053<text:tab/>0.290065439535414<text:tab/>0.121263568244655<text:tab/>1.98046820308218<text:tab/>0.381800032955174</text:p>
      <text:p text:style-name="P1">Prrt2<text:tab/>0.604719795194357<text:tab/>0.173097443837726<text:tab/>0.197344933993464<text:tab/>0.587132511019597<text:tab/>0.201876934228363</text:p>
      <text:p text:style-name="P1">Prrt3<text:tab/>1.51737632835946<text:tab/>1.67009278028588<text:tab/>0.932543234041657<text:tab/>2.19559931109865<text:tab/>0.730280499569147</text:p>
      <text:p text:style-name="P1">Prrt4<text:tab/>0.104725717966811<text:tab/>0.105759125844825<text:tab/>0.147792863725976<text:tab/>0.104447199135172<text:tab/>0.193978853908593</text:p>
      <text:p text:style-name="P1">Prrx1<text:tab/>23.160094561685<text:tab/>24.8558444179982<text:tab/>3.16294787715039<text:tab/>148.469952713861<text:tab/>23.8165580342091</text:p>
      <text:p text:style-name="P1">Prrx2<text:tab/>23.6605960754523<text:tab/>27.6342453642691<text:tab/>23.5811909544578<text:tab/>62.4846345723742<text:tab/>18.7832625409101</text:p>
      <text:p text:style-name="P1">Prss1<text:tab/>0.103933771121142<text:tab/>0.10330493628222<text:tab/>0.0979952785205257<text:tab/>0.101020019074265<text:tab/>0.0959986064385136</text:p>
      <text:p text:style-name="P1">Prss12<text:tab/>4.27214704002309<text:tab/>3.76525266549895<text:tab/>2.12381105795643<text:tab/>4.40249319952748<text:tab/>1.98409567979178</text:p>
      <text:p text:style-name="P1">Prss16<text:tab/>0.143261784621116<text:tab/>0.10332546850539<text:tab/>0.107141532031752<text:tab/>0.490473590068276<text:tab/>0.0905651705676899</text:p>
      <text:p text:style-name="P1">Prss2<text:tab/>0.103933771121142<text:tab/>0.10330493628222<text:tab/>0.0979952785205257<text:tab/>0.101020019074265<text:tab/>0.0959986064385136</text:p>
      <text:p text:style-name="P1">Prss21<text:tab/>0.102326345179274<text:tab/>0.102921409505313<text:tab/>0.0968077575973901<text:tab/>0.199149268160458<text:tab/>0.0944965601051823</text:p>
      <text:p text:style-name="P1">Prss22<text:tab/>0.0949998803774297<text:tab/>8.58250288847406<text:tab/>1.6478881450834<text:tab/>2.88825148109743<text:tab/>0.126102539515711</text:p>
      <text:p text:style-name="P1">Prss23<text:tab/>93.0281560130115<text:tab/>121.429482105925<text:tab/>41.7383961770017<text:tab/>53.5971591706557<text:tab/>9.91684310922225</text:p>
      <text:p text:style-name="P1">Prss27<text:tab/>0.103933771121142<text:tab/>0.10330493628222<text:tab/>0.0979952785205257<text:tab/>0.101020019074265<text:tab/>0.0959986064385136</text:p>
      <text:p text:style-name="P1">Prss3<text:tab/>0.103933771121142<text:tab/>0.10330493628222<text:tab/>0.0979952785205257<text:tab/>0.101020019074265<text:tab/>0.0959986064385136</text:p>
      <text:p text:style-name="P1">Prss30<text:tab/>0.103469800648643<text:tab/>0.103194344869083<text:tab/>0.0975857877582228<text:tab/>0.120280371321536<text:tab/>0.0954727203245774</text:p>
      <text:p text:style-name="P1">Prss32<text:tab/>0.103933771121142<text:tab/>0.10330493628222<text:tab/>0.0979952785205257<text:tab/>0.101020019074265<text:tab/>0.0959986064385136</text:p>
      <text:p text:style-name="P1">Prss33<text:tab/>0.103933771121142<text:tab/>0.10330493628222<text:tab/>0.0979952785205257<text:tab/>0.101020019074265<text:tab/>0.0959986064385136</text:p>
      <text:p text:style-name="P1">Prss34<text:tab/>0.103933771121142<text:tab/>0.10330493628222<text:tab/>0.0979952785205257<text:tab/>0.101020019074265<text:tab/>0.0959986064385136</text:p>
      <text:p text:style-name="P1">Prss35<text:tab/>8.31864646921442<text:tab/>5.55498866389701<text:tab/>2.47204129603369<text:tab/>0.960160655123755<text:tab/>0.447987181026173</text:p>
      <text:p text:style-name="P1">Prss36<text:tab/>0.95668276094457<text:tab/>1.29053735649756<text:tab/>0.445825476852934<text:tab/>1.23694590935076<text:tab/>0.933582250753041</text:p>
      <text:p text:style-name="P1">Prss37<text:tab/>0.103933771121142<text:tab/>0.10330493628222<text:tab/>0.0979952785205257<text:tab/>0.101020019074265<text:tab/>0.0959986064385136</text:p>
      <text:p text:style-name="P1">Prss38<text:tab/>0.399186392261321<text:tab/>0.106764332289264<text:tab/>0.0981946249691098<text:tab/>0.104841900137694<text:tab/>0.119798632209603</text:p>
      <text:p text:style-name="P1">Prss39<text:tab/>0.103933771121142<text:tab/>0.10330493628222<text:tab/>0.0979952785205257<text:tab/>0.101020019074265<text:tab/>0.0959986064385136</text:p>
      <text:p text:style-name="P1">Prss40<text:tab/>0.103933771121142<text:tab/>0.10330493628222<text:tab/>0.0979952785205257<text:tab/>0.101020019074265<text:tab/>0.0959986064385136</text:p>
      <text:p text:style-name="P1">Prss41<text:tab/>0.103933771121142<text:tab/>0.10330493628222<text:tab/>0.0979952785205257<text:tab/>0.101020019074265<text:tab/>0.0959986064385136</text:p>
      <text:p text:style-name="P1">Prss42<text:tab/>0.103933771121142<text:tab/>0.10330493628222<text:tab/>0.0979952785205257<text:tab/>0.101020019074265<text:tab/>0.0959986064385136</text:p>
      <text:p text:style-name="P1">Prss44<text:tab/>0.103933771121142<text:tab/>0.10330493628222<text:tab/>0.0979952785205257<text:tab/>0.101020019074265<text:tab/>0.0959986064385136</text:p>
      <text:p text:style-name="P1">Prss45<text:tab/>0.103933771121142<text:tab/>0.10330493628222<text:tab/>0.0979952785205257<text:tab/>0.101020019074265<text:tab/>0.0959986064385136</text:p>
      <text:p text:style-name="P1">Prss46<text:tab/>0.103143708301933<text:tab/>0.104594103303126<text:tab/>0.0971973845042196<text:tab/>0.284082531754317<text:tab/>0.0946008530457955</text:p>
      <text:p text:style-name="P1">Prss53<text:tab/>1.3610486183178<text:tab/>0.61558437280462<text:tab/>1.50371582558514<text:tab/>1.39394759068707<text:tab/>0.682488175329465</text:p>
      <text:p text:style-name="P1">Prss54<text:tab/>0.103933771121142<text:tab/>0.10330493628222<text:tab/>0.0979952785205257<text:tab/>0.101020019074265<text:tab/>0.0959986064385136</text:p>
      <text:p text:style-name="P1">Prss57<text:tab/>0.103933771121142<text:tab/>0.10330493628222<text:tab/>0.0979952785205257<text:tab/>0.101020019074265<text:tab/>0.0959986064385136</text:p>
      <text:p text:style-name="P1">Prss58<text:tab/>0.103933771121142<text:tab/>0.10330493628222<text:tab/>0.0979952785205257<text:tab/>0.101020019074265<text:tab/>0.0959986064385136</text:p>
      <text:p text:style-name="P1">Prss8<text:tab/>0.413725417728619<text:tab/>0.200216446875453<text:tab/>0.26581830441829<text:tab/>0.273343874629893<text:tab/>0.35428691339861</text:p>
      <text:p text:style-name="P1">Prtfdc1<text:tab/>17.1485761775029<text:tab/>22.0167213068834<text:tab/>15.9831595057426<text:tab/>38.6436715354963<text:tab/>24.3365632257645</text:p>
      <text:p text:style-name="P1">Prtg<text:tab/>0.121231365655466<text:tab/>0.103694694889873<text:tab/>0.098094924326825<text:tab/>0.101466354014109<text:tab/>0.0999129441882959</text:p>
      <text:p text:style-name="P1">Prtn3<text:tab/>0.105257666581486<text:tab/>0.105782336821652<text:tab/>0.0990539888408652<text:tab/>0.103831378523726<text:tab/>0.176014896415522</text:p>
      <text:p text:style-name="P1">Prune<text:tab/>10.508247293016<text:tab/>8.0415805759398<text:tab/>4.08044158275909<text:tab/>11.2420386447301<text:tab/>5.30813581121714</text:p>
      <text:p text:style-name="P1"><text:soft-page-break/>Prx<text:tab/>2.38693717860129<text:tab/>3.54175489517045<text:tab/>3.16984032423269<text:tab/>3.14600354262133<text:tab/>2.89468037664211</text:p>
      <text:p text:style-name="P1">Psap<text:tab/>493.088532313679<text:tab/>574.821400365842<text:tab/>591.230553865489<text:tab/>761.99723920045<text:tab/>840.459140185315</text:p>
      <text:p text:style-name="P1">Psapl1<text:tab/>0.103933771121142<text:tab/>0.10330493628222<text:tab/>0.0979952785205257<text:tab/>0.101020019074265<text:tab/>0.0959986064385136</text:p>
      <text:p text:style-name="P1">Psat1<text:tab/>30.9163813860593<text:tab/>45.6489149419987<text:tab/>31.5142121379679<text:tab/>51.9051035241983<text:tab/>55.295248235198</text:p>
      <text:p text:style-name="P1">Psbpc2<text:tab/>0.103933771121142<text:tab/>0.10330493628222<text:tab/>0.0979952785205257<text:tab/>0.101020019074265<text:tab/>0.0959986064385136</text:p>
      <text:p text:style-name="P1">Psca<text:tab/>0.105093923824213<text:tab/>0.196886239698091<text:tab/>0.0989426873129647<text:tab/>0.10470499855208<text:tab/>0.179489553517918</text:p>
      <text:p text:style-name="P1">Psd<text:tab/>0.175395169947038<text:tab/>0.218954839545525<text:tab/>0.207977869787283<text:tab/>0.397518963816625<text:tab/>0.19743437345629</text:p>
      <text:p text:style-name="P1">Psd2<text:tab/>0.104307326002854<text:tab/>0.103973358293323<text:tab/>0.0982782342542781<text:tab/>0.101762322839431<text:tab/>0.107881521427723</text:p>
      <text:p text:style-name="P1">Psd4<text:tab/>0.291470970036811<text:tab/>0.648978957840348<text:tab/>0.0887278562984752<text:tab/>0.78794322886732<text:tab/>0.111295463855219</text:p>
      <text:p text:style-name="P1">Psen1<text:tab/>24.8438490534279<text:tab/>21.6230915732168<text:tab/>21.7540789426852<text:tab/>26.2613701344483<text:tab/>30.0445043286597</text:p>
      <text:p text:style-name="P1">Psen2<text:tab/>90.8162035575777<text:tab/>47.7434142461683<text:tab/>55.7840323942519<text:tab/>59.2540885845334<text:tab/>127.894982326714</text:p>
      <text:p text:style-name="P1">Psenen<text:tab/>148.506949440017<text:tab/>124.020045536464<text:tab/>103.362987721725<text:tab/>228.437211367933<text:tab/>89.5857186221435</text:p>
      <text:p text:style-name="P1">Psg16<text:tab/>0.103933771121142<text:tab/>0.10330493628222<text:tab/>0.0979952785205257<text:tab/>0.101020019074265<text:tab/>0.0959986064385136</text:p>
      <text:p text:style-name="P1">Psg19<text:tab/>0.103933771121142<text:tab/>0.10330493628222<text:tab/>0.0979952785205257<text:tab/>0.101020019074265<text:tab/>0.0959986064385136</text:p>
      <text:p text:style-name="P1">Psg29<text:tab/>0.103933771121142<text:tab/>0.10330493628222<text:tab/>0.0979952785205257<text:tab/>0.101020019074265<text:tab/>0.0959986064385136</text:p>
      <text:p text:style-name="P1">Psgb1<text:tab/>0.103933771121142<text:tab/>0.10330493628222<text:tab/>0.0979952785205257<text:tab/>0.101020019074265<text:tab/>0.0959986064385136</text:p>
      <text:p text:style-name="P1">Psip1<text:tab/>20.3261746172149<text:tab/>13.5538017817413<text:tab/>32.4126238590493<text:tab/>24.9090164632179<text:tab/>30.2429651877649</text:p>
      <text:p text:style-name="P1">Pskh1<text:tab/>5.50422496973539<text:tab/>2.16025397787745<text:tab/>3.14597635011601<text:tab/>6.81048651220161<text:tab/>9.14733760302496</text:p>
      <text:p text:style-name="P1">Psma1<text:tab/>122.064094969146<text:tab/>129.553524404865<text:tab/>113.377257885557<text:tab/>216.034594356632<text:tab/>161.136168053184</text:p>
      <text:p text:style-name="P1">Psma2<text:tab/>191.29930340251<text:tab/>217.436447201047<text:tab/>162.392398316039<text:tab/>316.598248894994<text:tab/>234.267936929645</text:p>
      <text:p text:style-name="P1">Psma3<text:tab/>18.7926320061203<text:tab/>24.442418882049<text:tab/>17.565942394354<text:tab/>21.5116001389891<text:tab/>15.6963745155444</text:p>
      <text:p text:style-name="P1">Psma3l<text:tab/>156.064879122849<text:tab/>180.661368234364<text:tab/>174.334121068603<text:tab/>302.958644006677<text:tab/>299.160268475583</text:p>
      <text:p text:style-name="P1">Psma4<text:tab/>144.053129074099<text:tab/>156.100376747066<text:tab/>131.235858543928<text:tab/>226.093913147308<text:tab/>199.594271626134</text:p>
      <text:p text:style-name="P1">Psma5<text:tab/>137.055555698241<text:tab/>158.498908500915<text:tab/>126.179541444434<text:tab/>214.732978513369<text:tab/>186.255894285522</text:p>
      <text:p text:style-name="P1">Psma6<text:tab/>110.347357402872<text:tab/>122.07937208093<text:tab/>77.2591144237324<text:tab/>169.845244476389<text:tab/>145.046196458594</text:p>
      <text:p text:style-name="P1">Psma7<text:tab/>211.903904866438<text:tab/>286.050252836217<text:tab/>210.059007909596<text:tab/>344.190360123124<text:tab/>261.853129783841</text:p>
      <text:p text:style-name="P1">Psma8<text:tab/>0.102538347398095<text:tab/>0.102915482526813<text:tab/>0.122359542724728<text:tab/>0.12108876760654<text:tab/>0.0945382206176774</text:p>
      <text:p text:style-name="P1">Psmb1<text:tab/>319.177015513777<text:tab/>331.914750458292<text:tab/>318.954101999071<text:tab/>503.465977771238<text:tab/>440.308186069415</text:p>
      <text:p text:style-name="P1">Psmb10<text:tab/>16.4734229957103<text:tab/>41.6707882598789<text:tab/>16.3157339226057<text:tab/>23.5115057813862<text:tab/>12.744403235749</text:p>
      <text:p text:style-name="P1">Psmb11<text:tab/>0.134483842536989<text:tab/>0.138691389890506<text:tab/>0.682111840085036<text:tab/>0.506109767874624<text:tab/>0.097163146165792</text:p>
      <text:p text:style-name="P1">Psmb2<text:tab/>148.096815489297<text:tab/>194.504835877484<text:tab/>139.715482024375<text:tab/>231.944671824446<text:tab/>172.257077355017</text:p>
      <text:p text:style-name="P1">Psmb3<text:tab/>108.591099922445<text:tab/>118.210441872467<text:tab/>111.666628818558<text:tab/>249.382686237901<text:tab/>203.506287208679</text:p>
      <text:p text:style-name="P1">Psmb4<text:tab/>239.979268858286<text:tab/>307.203527872267<text:tab/>304.513256944377<text:tab/>418.461423386989<text:tab/>391.494096397751</text:p>
      <text:p text:style-name="P1">Psmb5<text:tab/>140.692194676191<text:tab/>164.206729104363<text:tab/>128.32609346615<text:tab/>254.935680320374<text:tab/>179.121493081304</text:p>
      <text:p text:style-name="P1">Psmb6<text:tab/>122.003565111993<text:tab/>145.308236781225<text:tab/>121.956638138376<text:tab/>186.392386632099<text:tab/>193.248677232904</text:p>
      <text:p text:style-name="P1">Psmb7<text:tab/>148.212368840929<text:tab/>196.088144939835<text:tab/>128.194596273231<text:tab/>264.047504891936<text:tab/>225.065051758434</text:p>
      <text:p text:style-name="P1">Psmb8<text:tab/>4.73048084307926<text:tab/>14.0795575840855<text:tab/>2.71717634838269<text:tab/>10.3282578061007<text:tab/>1.08953274684794</text:p>
      <text:p text:style-name="P1">Psmb9<text:tab/>8.92485533941022<text:tab/>19.3422259489834<text:tab/>12.4159767112124<text:tab/>26.9549712713241<text:tab/>5.14516046788477</text:p>
      <text:p text:style-name="P1">Psmc1<text:tab/>126.585341387192<text:tab/>207.200760576349<text:tab/>131.655745872419<text:tab/>225.784435949529<text:tab/>176.197348286807</text:p>
      <text:p text:style-name="P1">Psmc2<text:tab/>100.608773534494<text:tab/>138.903487013108<text:tab/>92.3825055122938<text:tab/>199.206950514583<text:tab/>162.007837599788</text:p>
      <text:p text:style-name="P1">Psmc3<text:tab/>108.586211979415<text:tab/>147.889912273901<text:tab/>101.506655560574<text:tab/>242.940769546855<text:tab/>170.325747037551</text:p>
      <text:p text:style-name="P1">Psmc3ip<text:tab/>9.68361571023437<text:tab/>7.44499297901799<text:tab/>4.0723648751708<text:tab/>18.03591708156<text:tab/>18.2981860425224</text:p>
      <text:p text:style-name="P1">Psmc4<text:tab/>86.1245331887325<text:tab/>124.642630845305<text:tab/>76.3857391910763<text:tab/>163.589458706117<text:tab/>169.635142924684</text:p>
      <text:p text:style-name="P1">Psmc5<text:tab/>85.3252725677611<text:tab/>103.676713865743<text:tab/>77.084687382596<text:tab/>180.921268337895<text:tab/>151.599718869663</text:p>
      <text:p text:style-name="P1">Psmc6<text:tab/>46.2838762053039<text:tab/>53.8754476595054<text:tab/>56.4513633449742<text:tab/>83.1261113580373<text:tab/>78.9374101774925</text:p>
      <text:p text:style-name="P1">Psmd1<text:tab/>78.1410674047083<text:tab/>94.4083347555722<text:tab/>67.0927832041812<text:tab/>131.425429108806<text:tab/>105.764023106365</text:p>
      <text:p text:style-name="P1">Psmd10<text:tab/>10.9425844445695<text:tab/>14.687033012243<text:tab/>5.03803187749632<text:tab/>27.1440681117526<text:tab/>13.6503333143645</text:p>
      <text:p text:style-name="P1">Psmd11<text:tab/>32.1781255828804<text:tab/>42.1927291242789<text:tab/>31.383641858004<text:tab/>65.8935093503402<text:tab/>53.9583239261275</text:p>
      <text:p text:style-name="P1">Psmd12<text:tab/>73.187893201759<text:tab/>112.690767630218<text:tab/>76.3026872602663<text:tab/>120.470039417614<text:tab/>119.42567185753</text:p>
      <text:p text:style-name="P1">Psmd13<text:tab/>97.8498542574772<text:tab/>129.862783146898<text:tab/>98.5238310193413<text:tab/>168.706218322213<text:tab/>153.964102695453</text:p>
      <text:p text:style-name="P1">Psmd14<text:tab/>67.0708258625325<text:tab/>75.1486060909623<text:tab/>58.9108735280429<text:tab/>114.333858048526<text:tab/>99.6849743184248</text:p>
      <text:p text:style-name="P1">Psmd2<text:tab/>121.433515392315<text:tab/>149.774538921946<text:tab/>124.834879107053<text:tab/>251.645948422305<text:tab/>204.477042820161</text:p>
      <text:p text:style-name="P1">Psmd3<text:tab/>66.1764152711006<text:tab/>103.765141802011<text:tab/>102.770438058615<text:tab/>112.139378015527<text:tab/>131.777779366243</text:p>
      <text:p text:style-name="P1">Psmd4<text:tab/>89.2080609165678<text:tab/>96.842604903751<text:tab/>81.443101027058<text:tab/>155.122553215655<text:tab/>163.638919625843</text:p>
      <text:p text:style-name="P1"><text:soft-page-break/>Psmd5<text:tab/>29.462247681735<text:tab/>49.746656097649<text:tab/>35.5977020343194<text:tab/>43.9778197380457<text:tab/>46.4459766590354</text:p>
      <text:p text:style-name="P1">Psmd6<text:tab/>73.8335467736752<text:tab/>90.6840040598357<text:tab/>61.8688503238512<text:tab/>129.013104874544<text:tab/>107.322116595487</text:p>
      <text:p text:style-name="P1">Psmd7<text:tab/>79.6618162183557<text:tab/>100.839733563687<text:tab/>80.9079185705203<text:tab/>147.413212881125<text:tab/>120.950040388547</text:p>
      <text:p text:style-name="P1">Psmd8<text:tab/>92.7455985595281<text:tab/>125.636860279323<text:tab/>82.2047559334561<text:tab/>168.30745966201<text:tab/>155.324117306729</text:p>
      <text:p text:style-name="P1">Psmd9<text:tab/>30.3646852699521<text:tab/>28.3531532308812<text:tab/>21.9741261975445<text:tab/>41.6530945347749<text:tab/>34.4826770411604</text:p>
      <text:p text:style-name="P1">Psme1<text:tab/>91.8617397768525<text:tab/>137.631755142858<text:tab/>98.6261765815398<text:tab/>195.253779162894<text:tab/>74.7052423721917</text:p>
      <text:p text:style-name="P1">Psme2<text:tab/>43.1591894183896<text:tab/>86.5872195229401<text:tab/>68.0585709005033<text:tab/>101.240290741227<text:tab/>45.777387569195</text:p>
      <text:p text:style-name="P1">Psme3<text:tab/>42.3279006156618<text:tab/>63.2428911427727<text:tab/>50.6349128004348<text:tab/>49.6827087734138<text:tab/>59.4035598471751</text:p>
      <text:p text:style-name="P1">Psme4<text:tab/>29.4284284604266<text:tab/>31.6930842600993<text:tab/>48.624359156631<text:tab/>44.7393973627703<text:tab/>41.6771431355004</text:p>
      <text:p text:style-name="P1">Psmf1<text:tab/>34.7040932420773<text:tab/>21.9869283149688<text:tab/>23.8157187723154<text:tab/>37.8249047758529<text:tab/>31.6967459271983</text:p>
      <text:p text:style-name="P1">Psmg1<text:tab/>41.6214087660429<text:tab/>31.3239221130374<text:tab/>35.147601598125<text:tab/>50.5382056409974<text:tab/>56.1198343519937</text:p>
      <text:p text:style-name="P1">Psmg2<text:tab/>24.4880084813207<text:tab/>14.7451982682103<text:tab/>9.37159551855231<text:tab/>36.7437488930014<text:tab/>28.3785898325846</text:p>
      <text:p text:style-name="P1">Psmg4<text:tab/>20.25278804663<text:tab/>27.3159973643972<text:tab/>29.6722955363005<text:tab/>36.0045913566765<text:tab/>33.2861340487007</text:p>
      <text:p text:style-name="P1">Psors1c2<text:tab/>0.104488699393417<text:tab/>0.206633013725211<text:tab/>0.0983087413169079<text:tab/>0.102865178756642<text:tab/>0.0960975141166952</text:p>
      <text:p text:style-name="P1">Pspc1<text:tab/>16.3004538911196<text:tab/>21.2705209945029<text:tab/>12.7584899971952<text:tab/>16.6384725118431<text:tab/>7.3664966704604</text:p>
      <text:p text:style-name="P1">Psph<text:tab/>30.035843738718<text:tab/>58.0865155821755<text:tab/>32.6324846287094<text:tab/>51.9239335668276<text:tab/>48.3951297120625</text:p>
      <text:p text:style-name="P1">Pspn<text:tab/>4.41856579947851<text:tab/>5.55972468298311<text:tab/>2.77048583934725<text:tab/>3.11421828474669<text:tab/>3.11649739256203</text:p>
      <text:p text:style-name="P1">Psrc1<text:tab/>9.60949818096361<text:tab/>2.32059554915997<text:tab/>0.809096429393275<text:tab/>7.55876538943905<text:tab/>0.164051089896373</text:p>
      <text:p text:style-name="P1">Pstk<text:tab/>9.40065228182204<text:tab/>5.16961917759943<text:tab/>3.37392127483512<text:tab/>9.96649136637755<text:tab/>9.6266784660228</text:p>
      <text:p text:style-name="P1">Pstpip1<text:tab/>0.393654716884236<text:tab/>0.206814590932998<text:tab/>0.0962612187280785<text:tab/>0.217710456571412<text:tab/>0.093233212572764</text:p>
      <text:p text:style-name="P1">Pstpip2<text:tab/>0.104353271174792<text:tab/>0.441552802450241<text:tab/>0.51751040297342<text:tab/>0.159973514146199<text:tab/>0.62025783601204</text:p>
      <text:p text:style-name="P1">Ptafr<text:tab/>0.956354317463527<text:tab/>1.69079756895465<text:tab/>0.452534622155288<text:tab/>4.43478565841913<text:tab/>0.602126399032694</text:p>
      <text:p text:style-name="P1">Ptar1<text:tab/>3.28884798254218<text:tab/>3.66555700401042<text:tab/>3.0361196819807<text:tab/>5.041980777819<text:tab/>4.87611795231292</text:p>
      <text:p text:style-name="P1">Ptbp1<text:tab/>163.832646124973<text:tab/>260.516255712753<text:tab/>367.171111053203<text:tab/>176.299858884044<text:tab/>194.295231701758</text:p>
      <text:p text:style-name="P1">Ptbp2<text:tab/>12.843346545901<text:tab/>13.9801294527676<text:tab/>6.61621037763038<text:tab/>9.17059630005141<text:tab/>2.52148720807019</text:p>
      <text:p text:style-name="P1">Ptbp3<text:tab/>16.3325911115923<text:tab/>25.6537406350881<text:tab/>21.1326649233133<text:tab/>18.3479470814784<text:tab/>12.4804109071194</text:p>
      <text:p text:style-name="P1">Ptcd1<text:tab/>7.47168363740836<text:tab/>4.68137520596826<text:tab/>4.0052817051807<text:tab/>8.77211726257881<text:tab/>7.07475758905168</text:p>
      <text:p text:style-name="P1">Ptcd2<text:tab/>6.30620670380107<text:tab/>3.06405862941425<text:tab/>1.47788754355739<text:tab/>7.36512507460891<text:tab/>6.05305586373269</text:p>
      <text:p text:style-name="P1">Ptcd3<text:tab/>22.9929986508524<text:tab/>19.1081556935663<text:tab/>18.2879222755273<text:tab/>28.0468566871987<text:tab/>32.0324708786562</text:p>
      <text:p text:style-name="P1">Ptch1<text:tab/>2.12274090546505<text:tab/>2.39039595464313<text:tab/>2.35125921149166<text:tab/>2.47043198131877<text:tab/>1.46742671819589</text:p>
      <text:p text:style-name="P1">Ptch2<text:tab/>0.11068398533816<text:tab/>1.0572962299868<text:tab/>0.838805560252494<text:tab/>0.17589220856756<text:tab/>0.162329402791652</text:p>
      <text:p text:style-name="P1">Ptchd1<text:tab/>0.104283439112045<text:tab/>0.739129328001927<text:tab/>0.185326517733411<text:tab/>0.109194002186956<text:tab/>0.138527266695552</text:p>
      <text:p text:style-name="P1">Ptdss1<text:tab/>88.94106043658<text:tab/>83.4100573207846<text:tab/>79.6174005256969<text:tab/>50.309524143358<text:tab/>33.4116927765235</text:p>
      <text:p text:style-name="P1">Ptdss2<text:tab/>24.6248972687233<text:tab/>20.9429088579546<text:tab/>11.289772370725<text:tab/>31.3073105657529<text:tab/>14.27443629004</text:p>
      <text:p text:style-name="P1">Pten<text:tab/>43.5171188207279<text:tab/>37.275867280489<text:tab/>69.4378894165026<text:tab/>69.0772042070314<text:tab/>60.1439567882207</text:p>
      <text:p text:style-name="P1">Pter<text:tab/>11.6715734933256<text:tab/>13.1638047701598<text:tab/>3.30251753060355<text:tab/>57.2632427571231<text:tab/>8.33153317566467</text:p>
      <text:p text:style-name="P1">Ptf1a<text:tab/>0.103763699111621<text:tab/>0.10438426858639<text:tab/>0.0976189864458062<text:tab/>0.191323641240861<text:tab/>0.0952129274238403</text:p>
      <text:p text:style-name="P1">Ptgdr<text:tab/>0.103933771121142<text:tab/>0.10330493628222<text:tab/>0.0979952785205257<text:tab/>0.101020019074265<text:tab/>0.0959986064385136</text:p>
      <text:p text:style-name="P1">Ptgdr2<text:tab/>0.103933771121142<text:tab/>0.10330493628222<text:tab/>0.0979952785205257<text:tab/>0.101020019074265<text:tab/>0.0959986064385136</text:p>
      <text:p text:style-name="P1">Ptgdrl<text:tab/>0.103933771121142<text:tab/>0.10330493628222<text:tab/>0.0979952785205257<text:tab/>0.101020019074265<text:tab/>0.0959986064385136</text:p>
      <text:p text:style-name="P1">Ptgds<text:tab/>0.103933771121142<text:tab/>0.10330493628222<text:tab/>0.0979952785205257<text:tab/>0.101020019074265<text:tab/>0.0959986064385136</text:p>
      <text:p text:style-name="P1">Ptger1<text:tab/>13.2800121976199<text:tab/>9.77103597359858<text:tab/>4.90403371917251<text:tab/>16.3129683331812<text:tab/>8.98722288121248</text:p>
      <text:p text:style-name="P1">Ptger2<text:tab/>0.103933771121142<text:tab/>0.10330493628222<text:tab/>0.0979952785205257<text:tab/>0.101020019074265<text:tab/>0.0959986064385136</text:p>
      <text:p text:style-name="P1">Ptger3<text:tab/>0.151880047705728<text:tab/>0.351006299596647<text:tab/>0.119479084103498<text:tab/>0.10639922968703<text:tab/>0.0959169456912201</text:p>
      <text:p text:style-name="P1">Ptger4<text:tab/>0.569448755508341<text:tab/>0.588920188374905<text:tab/>1.46992167350618<text:tab/>0.508202552549746<text:tab/>0.344280973878229</text:p>
      <text:p text:style-name="P1">Ptges<text:tab/>0.104383222679715<text:tab/>0.105043140802512<text:tab/>0.123911281356997<text:tab/>0.103565240421877<text:tab/>0.189726332627353</text:p>
      <text:p text:style-name="P1">Ptges2<text:tab/>7.25220245553153<text:tab/>6.50743059796875<text:tab/>4.33780388283027<text:tab/>12.3052143184017<text:tab/>14.8368179680023</text:p>
      <text:p text:style-name="P1">Ptges3<text:tab/>169.347820115614<text:tab/>209.470168062505<text:tab/>155.47058147386<text:tab/>219.251811714022<text:tab/>200.033937057543</text:p>
      <text:p text:style-name="P1">Ptges3l1<text:tab/>5.12299843568847<text:tab/>5.36790117915498<text:tab/>6.47334638727725<text:tab/>9.94454920013353<text:tab/>9.7323639985189</text:p>
      <text:p text:style-name="P1">Ptgfr<text:tab/>0.164316194004824<text:tab/>0.388758637960481<text:tab/>0.575191250396132<text:tab/>0.412684694967763<text:tab/>0.199207173103738</text:p>
      <text:p text:style-name="P1">Ptgfrn<text:tab/>45.1501700890713<text:tab/>42.9422810261941<text:tab/>30.4115283088727<text:tab/>65.6100254842372<text:tab/>10.9996859132287</text:p>
      <text:p text:style-name="P1">Ptgir<text:tab/>0.201074776953365<text:tab/>0.174390338047324<text:tab/>0.0976630933272507<text:tab/>0.371797683597301<text:tab/>0.126870539724108</text:p>
      <text:p text:style-name="P1">Ptgis<text:tab/>64.3858283698971<text:tab/>99.8409573058206<text:tab/>46.6081242846546<text:tab/>52.6514574438161<text:tab/>9.62178903868475</text:p>
      <text:p text:style-name="P1">Ptgr1<text:tab/>5.62377663479522<text:tab/>6.64867294001612<text:tab/>3.56762657643749<text:tab/>11.1159376152314<text:tab/>5.48854045027575</text:p>
      <text:p text:style-name="P1"><text:soft-page-break/>Ptgr2<text:tab/>9.31217345822833<text:tab/>8.57873122880397<text:tab/>5.43623716770237<text:tab/>11.3274098470857<text:tab/>7.60656026370611</text:p>
      <text:p text:style-name="P1">Ptgs1<text:tab/>0.364255157809356<text:tab/>0.47380194410044<text:tab/>0.142605408068958<text:tab/>7.35246900997427<text:tab/>1.66060044575242</text:p>
      <text:p text:style-name="P1">Ptgs2<text:tab/>2.8781718908734<text:tab/>129.595081772542<text:tab/>41.1153896698263<text:tab/>16.3099902956211<text:tab/>9.98883486613747</text:p>
      <text:p text:style-name="P1">Pth<text:tab/>0.103933771121142<text:tab/>0.10330493628222<text:tab/>0.0979952785205257<text:tab/>0.101020019074265<text:tab/>0.0959986064385136</text:p>
      <text:p text:style-name="P1">Pth1r<text:tab/>4.40255441333252<text:tab/>2.88043375582613<text:tab/>1.53502533828145<text:tab/>22.2134240638641<text:tab/>0.774374514397892</text:p>
      <text:p text:style-name="P1">Pth2<text:tab/>0.104576629918959<text:tab/>0.251198228859105<text:tab/>0.0983413594888914<text:tab/>0.103211223733529<text:tab/>0.0961156323547919</text:p>
      <text:p text:style-name="P1">Pth2r<text:tab/>0.103933771121142<text:tab/>0.10330493628222<text:tab/>0.0979952785205257<text:tab/>0.101020019074265<text:tab/>0.0959986064385136</text:p>
      <text:p text:style-name="P1">Pthlh<text:tab/>0.104288546569991<text:tab/>0.280854886369399<text:tab/>0.0977836817857705<text:tab/>0.102905824059744<text:tab/>0.0953639755442001</text:p>
      <text:p text:style-name="P1">Ptk2<text:tab/>38.5801702084531<text:tab/>45.6239470449074<text:tab/>26.0644706689873<text:tab/>47.785884211942<text:tab/>25.1525159718676</text:p>
      <text:p text:style-name="P1">Ptk2b<text:tab/>34.097702750537<text:tab/>12.3151862174187<text:tab/>9.81757149415177<text:tab/>16.5568053521403<text:tab/>8.78441527369194</text:p>
      <text:p text:style-name="P1">Ptk6<text:tab/>0.103933771121142<text:tab/>0.10330493628222<text:tab/>0.0979952785205257<text:tab/>0.101020019074265<text:tab/>0.0959986064385136</text:p>
      <text:p text:style-name="P1">Ptk7<text:tab/>3.55828680112107<text:tab/>4.20948845074247<text:tab/>3.65248072075849<text:tab/>5.89866422192293<text:tab/>0.892132946607021</text:p>
      <text:p text:style-name="P1">Ptma<text:tab/>617.550338738225<text:tab/>853.399564934586<text:tab/>1029.56901779306<text:tab/>704.334045926176<text:tab/>939.109636306764</text:p>
      <text:p text:style-name="P1">Ptms<text:tab/>495.510966951114<text:tab/>644.457160350501<text:tab/>838.991546593646<text:tab/>875.058137163006<text:tab/>791.141061253178</text:p>
      <text:p text:style-name="P1">Ptn<text:tab/>1.76576723813619<text:tab/>0.941931989994017<text:tab/>0.626862990715237<text:tab/>1.94021974348473<text:tab/>0.113164933437006</text:p>
      <text:p text:style-name="P1">Ptov1<text:tab/>109.213634807059<text:tab/>121.741363923208<text:tab/>88.696832415168<text:tab/>156.492055874658<text:tab/>71.6888955158372</text:p>
      <text:p text:style-name="P1">Ptp4a1<text:tab/>5.94380734773645<text:tab/>19.1208430046934<text:tab/>13.7887389922635<text:tab/>8.95284764431943<text:tab/>5.91156736946664</text:p>
      <text:p text:style-name="P1">Ptp4a2<text:tab/>127.250240601378<text:tab/>177.162821542733<text:tab/>154.086168433512<text:tab/>171.173534707326<text:tab/>188.695289549411</text:p>
      <text:p text:style-name="P1">Ptp4a3<text:tab/>6.83248194160766<text:tab/>2.19588367559807<text:tab/>0.360392717539472<text:tab/>9.12074272775803<text:tab/>0.325608597852398</text:p>
      <text:p text:style-name="P1">Ptpdc1<text:tab/>0.740240644318521<text:tab/>0.706224920030166<text:tab/>1.24728037755911<text:tab/>2.41241313281593<text:tab/>1.93574973647868</text:p>
      <text:p text:style-name="P1">Ptpmt1<text:tab/>17.6417118550713<text:tab/>21.7441692933017<text:tab/>10.8116910959226<text:tab/>25.4422756848549<text:tab/>21.8624016957708</text:p>
      <text:p text:style-name="P1">Ptpn1<text:tab/>30.0422635959117<text:tab/>99.5985279979356<text:tab/>91.5522780615241<text:tab/>41.2455454571963<text:tab/>40.6129738566932</text:p>
      <text:p text:style-name="P1">Ptpn11<text:tab/>37.4579882964792<text:tab/>50.8684044799837<text:tab/>45.3240405289472<text:tab/>46.897562581916<text:tab/>51.3148359129378</text:p>
      <text:p text:style-name="P1">Ptpn12<text:tab/>22.9942615923605<text:tab/>107.600873264528<text:tab/>61.8109602717446<text:tab/>38.3919394287244<text:tab/>34.6702574933047</text:p>
      <text:p text:style-name="P1">Ptpn13<text:tab/>4.27032719410376<text:tab/>4.45581835487741<text:tab/>10.9000081580818<text:tab/>6.68651433464818<text:tab/>5.95336961295176</text:p>
      <text:p text:style-name="P1">Ptpn14<text:tab/>10.7011663225464<text:tab/>14.7096036771147<text:tab/>7.72999817412644<text:tab/>13.881768882942<text:tab/>8.015437819988</text:p>
      <text:p text:style-name="P1">Ptpn18<text:tab/>0.249230363388127<text:tab/>0.123377640314587<text:tab/>1.44218640288849<text:tab/>0.67588280312932<text:tab/>1.13525705855566</text:p>
      <text:p text:style-name="P1">Ptpn2<text:tab/>17.2151637153425<text:tab/>48.0685266833764<text:tab/>28.0505679328156<text:tab/>25.2057827515317<text:tab/>22.2413296050153</text:p>
      <text:p text:style-name="P1">Ptpn20<text:tab/>0.103933771121142<text:tab/>0.10330493628222<text:tab/>0.0979952785205257<text:tab/>0.101020019074265<text:tab/>0.0959986064385136</text:p>
      <text:p text:style-name="P1">Ptpn21<text:tab/>23.1301117441288<text:tab/>7.8127041019087<text:tab/>4.28565513772386<text:tab/>19.5473169263555<text:tab/>4.32702470489449</text:p>
      <text:p text:style-name="P1">Ptpn22<text:tab/>0.28007555498311<text:tab/>0.260506623297559<text:tab/>0.0978224428275511<text:tab/>0.156815822415404<text:tab/>0.0944783052594906</text:p>
      <text:p text:style-name="P1">Ptpn23<text:tab/>19.936275874884<text:tab/>29.8024153924353<text:tab/>20.5867578048377<text:tab/>29.9171743465944<text:tab/>24.781335627044</text:p>
      <text:p text:style-name="P1">Ptpn4<text:tab/>1.76710038576105<text:tab/>2.74994077997064<text:tab/>4.44372445147196<text:tab/>2.49021094592715<text:tab/>2.46504125631641</text:p>
      <text:p text:style-name="P1">Ptpn5<text:tab/>0.105258320630421<text:tab/>0.457647470906041<text:tab/>0.117137123367953<text:tab/>0.185305371660695<text:tab/>0.0949781933143826</text:p>
      <text:p text:style-name="P1">Ptpn6<text:tab/>0.35611030098516<text:tab/>0.14864801957625<text:tab/>0.091330995386421<text:tab/>1.14417323477943<text:tab/>0.236904058835474</text:p>
      <text:p text:style-name="P1">Ptpn7<text:tab/>0.344716652811535<text:tab/>0.253279580334297<text:tab/>0.19829221703556<text:tab/>0.620310398504114<text:tab/>0.231927618511151</text:p>
      <text:p text:style-name="P1">Ptpn9<text:tab/>35.4883415171852<text:tab/>40.0698083453784<text:tab/>24.4208063465389<text:tab/>57.7571991401711<text:tab/>28.2438065819362</text:p>
      <text:p text:style-name="P1">Ptpra<text:tab/>45.8410548883379<text:tab/>28.6562528768746<text:tab/>37.5928569602087<text:tab/>62.0848299261017<text:tab/>60.1773418783273</text:p>
      <text:p text:style-name="P1">Ptprc<text:tab/>0.103933771121142<text:tab/>0.10330493628222<text:tab/>0.0979952785205257<text:tab/>0.101020019074265<text:tab/>0.0959986064385136</text:p>
      <text:p text:style-name="P1">Ptprcap<text:tab/>0.833050329430929<text:tab/>3.0860660401906<text:tab/>0.0909515088275262<text:tab/>0.141783985260811<text:tab/>0.0882809529114324</text:p>
      <text:p text:style-name="P1">Ptpre<text:tab/>0.121840389059268<text:tab/>0.153644915071666<text:tab/>0.249693545782871<text:tab/>1.36859608145663<text:tab/>0.682756168847879</text:p>
      <text:p text:style-name="P1">Ptprf<text:tab/>16.127251548373<text:tab/>17.1772137873768<text:tab/>9.52392746091992<text:tab/>27.8136539871448<text:tab/>7.57820975199533</text:p>
      <text:p text:style-name="P1">Ptprg<text:tab/>12.3809671959475<text:tab/>11.3916625234609<text:tab/>10.5702157450076<text:tab/>29.623286629938<text:tab/>12.4584546280819</text:p>
      <text:p text:style-name="P1">Ptprh<text:tab/>0.176883065284858<text:tab/>0.114050167388482<text:tab/>0.148912596446447<text:tab/>0.146224652509733<text:tab/>0.127801793038408</text:p>
      <text:p text:style-name="P1">Ptprj<text:tab/>2.70220382528569<text:tab/>1.61582095188799<text:tab/>1.43639334757559<text:tab/>2.50958715060256<text:tab/>0.880942817610002</text:p>
      <text:p text:style-name="P1">Ptprk<text:tab/>5.2142472616227<text:tab/>5.2070373166357<text:tab/>5.45826542140398<text:tab/>4.86455858699786<text:tab/>4.40754206203419</text:p>
      <text:p text:style-name="P1">Ptprm<text:tab/>12.9579745245445<text:tab/>16.4162188054002<text:tab/>10.4467728451583<text:tab/>16.3917788126133<text:tab/>19.9678287397129</text:p>
      <text:p text:style-name="P1">Ptprn<text:tab/>3.03604257685549<text:tab/>12.188014189426<text:tab/>5.16162932771753<text:tab/>231.399476655742<text:tab/>27.4907164964902</text:p>
      <text:p text:style-name="P1">Ptprn2<text:tab/>0.103791144106445<text:tab/>0.103270690013601<text:tab/>0.097857086290071<text:tab/>0.106476896951332<text:tab/>0.0958201345203144</text:p>
      <text:p text:style-name="P1">Ptpro<text:tab/>0.103960898491753<text:tab/>0.103555985262393<text:tab/>0.0979042086863204<text:tab/>0.106018743353701<text:tab/>0.107443029280891</text:p>
      <text:p text:style-name="P1">Ptprq<text:tab/>1.25421859991634<text:tab/>0.985726166458229<text:tab/>0.749294256103781<text:tab/>0.19831759636457<text:tab/>0.108106985548494</text:p>
      <text:p text:style-name="P1">Ptprr<text:tab/>0.31907128278046<text:tab/>0.104560452851454<text:tab/>0.093801750134651<text:tab/>0.319477988658031<text:tab/>0.0915306282887321</text:p>
      <text:p text:style-name="P1">Ptprs<text:tab/>40.1666105727664<text:tab/>39.2470415322565<text:tab/>30.7495353820375<text:tab/>62.7279146447853<text:tab/>23.1483795864995</text:p>
      <text:p text:style-name="P1">Ptprt<text:tab/>0.103933771121142<text:tab/>0.10330493628222<text:tab/>0.0979952785205257<text:tab/>0.101020019074265<text:tab/>0.0959986064385136</text:p>
      <text:p text:style-name="P1"><text:soft-page-break/>Ptpru<text:tab/>0.115902852596868<text:tab/>0.108219912480175<text:tab/>0.0980224817704069<text:tab/>0.107128386180644<text:tab/>0.0992111191687681</text:p>
      <text:p text:style-name="P1">Ptprv<text:tab/>0.180901235877718<text:tab/>0.161833992040861<text:tab/>0.121246701423992<text:tab/>0.573907959294231<text:tab/>0.0913986976111479</text:p>
      <text:p text:style-name="P1">Ptprz1<text:tab/>0.125737810104963<text:tab/>0.115215027552232<text:tab/>0.0980971514922047<text:tab/>0.101767308989622<text:tab/>0.0959101638518904</text:p>
      <text:p text:style-name="P1">Ptrf<text:tab/>308.626156450448<text:tab/>525.120823852324<text:tab/>381.81483454905<text:tab/>319.404190641049<text:tab/>193.768799764645</text:p>
      <text:p text:style-name="P1">Ptrh2<text:tab/>7.33225916792376<text:tab/>6.56085029971246<text:tab/>5.61281223500325<text:tab/>8.93566711357019<text:tab/>7.70415865081106</text:p>
      <text:p text:style-name="P1">Ptrhd1<text:tab/>7.00148417607079<text:tab/>6.99570771309772<text:tab/>3.72997873880628<text:tab/>15.7076888415759<text:tab/>3.50911108460831</text:p>
      <text:p text:style-name="P1">Pts<text:tab/>11.6243828089758<text:tab/>12.8409912777892<text:tab/>10.106353018072<text:tab/>15.2735429478319<text:tab/>13.742694282672</text:p>
      <text:p text:style-name="P1">Pttg1<text:tab/>23.5412840101413<text:tab/>17.1892036269465<text:tab/>9.23635840104154<text:tab/>15.6382405029009<text:tab/>0.915198396245162</text:p>
      <text:p text:style-name="P1">Pttg1ip<text:tab/>109.866380798899<text:tab/>106.126905272057<text:tab/>132.341156469162<text:tab/>136.016133785402<text:tab/>116.126004146088</text:p>
      <text:p text:style-name="P1">Ptx3<text:tab/>0.267391794293174<text:tab/>0.157156882348639<text:tab/>0.0981545810534292<text:tab/>0.22794771052718<text:tab/>0.113376401456143</text:p>
      <text:p text:style-name="P1">Puf60<text:tab/>56.5440543058257<text:tab/>76.1892389696874<text:tab/>65.6719444190007<text:tab/>86.2334622843176<text:tab/>111.24670427588</text:p>
      <text:p text:style-name="P1">Pum1<text:tab/>16.7689268460411<text:tab/>17.2906602982177<text:tab/>17.1920419062679<text:tab/>22.101019757135<text:tab/>22.4282453183956</text:p>
      <text:p text:style-name="P1">Pum2<text:tab/>32.1642531102934<text:tab/>24.9391110268565<text:tab/>20.4878603903618<text:tab/>29.7968741396803<text:tab/>24.870839115037</text:p>
      <text:p text:style-name="P1">Purb<text:tab/>24.105423564725<text:tab/>48.5345591213955<text:tab/>27.6895918739771<text:tab/>29.8620520032681<text:tab/>18.7672937701744</text:p>
      <text:p text:style-name="P1">Purg<text:tab/>1.73403723754908<text:tab/>2.19478825212238<text:tab/>3.01165683141138<text:tab/>4.01894360335666<text:tab/>0.930788388244108</text:p>
      <text:p text:style-name="P1">Pus1<text:tab/>15.4093205707531<text:tab/>22.3659825418679<text:tab/>11.1144511587824<text:tab/>20.3259780015797<text:tab/>23.3732271399851</text:p>
      <text:p text:style-name="P1">Pus10<text:tab/>4.92777870626596<text:tab/>3.25574986720084<text:tab/>2.72257420858123<text:tab/>6.40698269285925<text:tab/>3.17717684532696</text:p>
      <text:p text:style-name="P1">Pus3<text:tab/>8.95534910619138<text:tab/>11.2555761225107<text:tab/>13.1330945759812<text:tab/>10.8917450475354<text:tab/>12.3907617289237</text:p>
      <text:p text:style-name="P1">Pus7<text:tab/>12.8417496050215<text:tab/>12.4900347346017<text:tab/>17.2992999234909<text:tab/>12.4544843961213<text:tab/>15.1121560012771</text:p>
      <text:p text:style-name="P1">Pusl1<text:tab/>11.4022292854782<text:tab/>15.090218233541<text:tab/>14.4013584720983<text:tab/>14.4076436670191<text:tab/>16.2428292818709</text:p>
      <text:p text:style-name="P1">Pvalb<text:tab/>0.103933771121142<text:tab/>0.10330493628222<text:tab/>0.0979952785205257<text:tab/>0.101020019074265<text:tab/>0.0959986064385136</text:p>
      <text:p text:style-name="P1">Pvrl1<text:tab/>6.39546263869912<text:tab/>9.59493851466631<text:tab/>8.32089025849169<text:tab/>11.9304931478051<text:tab/>6.56129679554491</text:p>
      <text:p text:style-name="P1">Pvrl2<text:tab/>20.7678217915035<text:tab/>32.8253328303615<text:tab/>11.6784409604138<text:tab/>18.9746840266765<text:tab/>18.1779106711611</text:p>
      <text:p text:style-name="P1">Pvrl3<text:tab/>17.4437203821186<text:tab/>45.3990038186035<text:tab/>55.2899270661126<text:tab/>44.0520747346376<text:tab/>46.1630974054366</text:p>
      <text:p text:style-name="P1">Pvrl4<text:tab/>0.104026247474299<text:tab/>0.103513147316656<text:tab/>0.0980753905862243<text:tab/>0.101266754912568<text:tab/>0.101663881031928</text:p>
      <text:p text:style-name="P1">Pwp1<text:tab/>13.5304701086933<text:tab/>18.7016869600726<text:tab/>14.6367314007759<text:tab/>15.0516214968232<text:tab/>15.554927020125</text:p>
      <text:p text:style-name="P1">Pwp2<text:tab/>13.0957996480114<text:tab/>18.2256980141044<text:tab/>11.7515555322746<text:tab/>17.1460957527656<text:tab/>20.1565188380268</text:p>
      <text:p text:style-name="P1">Pwwp2a<text:tab/>14.1838740264334<text:tab/>7.71150870949194<text:tab/>8.38900485647029<text:tab/>12.3691562378124<text:tab/>7.40603141147848</text:p>
      <text:p text:style-name="P1">Pwwp2b<text:tab/>2.84054610065424<text:tab/>3.38981143076037<text:tab/>1.71121490367635<text:tab/>9.23536975799127<text:tab/>4.25274554312263</text:p>
      <text:p text:style-name="P1">Pxdc1<text:tab/>35.6019981708751<text:tab/>53.0737432270524<text:tab/>115.77826880263<text:tab/>21.8461892492163<text:tab/>20.1728643617919</text:p>
      <text:p text:style-name="P1">Pxdn<text:tab/>94.1167237548262<text:tab/>79.735397766053<text:tab/>61.2450556011495<text:tab/>104.050029030387<text:tab/>39.5597271948813</text:p>
      <text:p text:style-name="P1">Pxk<text:tab/>13.8111215148004<text:tab/>7.94543921337966<text:tab/>9.17928683987872<text:tab/>26.9549234861013<text:tab/>13.4244759217621</text:p>
      <text:p text:style-name="P1">Pxmp2<text:tab/>4.67261953072901<text:tab/>1.58643725276916<text:tab/>1.98296826449861<text:tab/>1.03900805820285<text:tab/>0.507553223877484</text:p>
      <text:p text:style-name="P1">Pxmp4<text:tab/>11.3214016159573<text:tab/>6.93500600146578<text:tab/>7.06292482998376<text:tab/>13.3938041304055<text:tab/>8.62081317902132</text:p>
      <text:p text:style-name="P1">Pxn<text:tab/>59.9326990105281<text:tab/>99.3585003189921<text:tab/>95.037171237266<text:tab/>103.767006414647<text:tab/>69.5595613542525</text:p>
      <text:p text:style-name="P1">Pxylp1<text:tab/>6.47879497383323<text:tab/>6.61816952445773<text:tab/>2.24690694260789<text:tab/>11.7172181423721<text:tab/>2.12236001419703</text:p>
      <text:p text:style-name="P1">Pycard<text:tab/>27.649769566542<text:tab/>14.712165212766<text:tab/>5.52634583658727<text:tab/>43.6586686723437<text:tab/>8.11356651466409</text:p>
      <text:p text:style-name="P1">Pycr1<text:tab/>20.3633007632973<text:tab/>15.7539872846338<text:tab/>6.97982710474071<text:tab/>26.5812574080706<text:tab/>6.71547904981816</text:p>
      <text:p text:style-name="P1">Pycr2<text:tab/>41.7468117544486<text:tab/>26.9340340534062<text:tab/>19.0099245131458<text:tab/>50.2504691052195<text:tab/>32.4049880082836</text:p>
      <text:p text:style-name="P1">Pycrl<text:tab/>19.467638052655<text:tab/>19.0733085079964<text:tab/>15.7679329423041<text:tab/>31.9421888046344<text:tab/>21.3446956989732</text:p>
      <text:p text:style-name="P1">Pygb<text:tab/>30.369432805342<text:tab/>22.1928161566078<text:tab/>28.0478237949025<text:tab/>42.0273664178794<text:tab/>27.3144003051465</text:p>
      <text:p text:style-name="P1">Pygl<text:tab/>1.27300418696674<text:tab/>1.53858656508945<text:tab/>0.342618032802578<text:tab/>3.44472783571722<text:tab/>0.296723711846797</text:p>
      <text:p text:style-name="P1">Pygm<text:tab/>0.0997322235661968<text:tab/>1.51100308864331<text:tab/>3.42772910727686<text:tab/>0.399935558525161<text:tab/>0.541285468230781</text:p>
      <text:p text:style-name="P1">Pygo1<text:tab/>4.83389856831593<text:tab/>2.56369883213176<text:tab/>0.998031985432554<text:tab/>3.83799907827908<text:tab/>0.773461767617546</text:p>
      <text:p text:style-name="P1">Pygo2<text:tab/>23.9413818286014<text:tab/>34.4152169302164<text:tab/>30.5147300984087<text:tab/>35.6870195351554<text:tab/>27.868630429459</text:p>
      <text:p text:style-name="P1">Pyroxd1<text:tab/>12.0368389350419<text:tab/>7.26837072677465<text:tab/>2.86823495389613<text:tab/>17.416860035539<text:tab/>9.50423481639952</text:p>
      <text:p text:style-name="P1">Pyroxd2<text:tab/>5.26062183047542<text:tab/>7.65738178778946<text:tab/>2.86612009251196<text:tab/>10.8321789205212<text:tab/>1.04434266446949</text:p>
      <text:p text:style-name="P1">Pyy<text:tab/>0.103933771121142<text:tab/>0.10330493628222<text:tab/>0.0979952785205257<text:tab/>0.101020019074265<text:tab/>0.0959986064385136</text:p>
      <text:p text:style-name="P1">Pzp<text:tab/>0.101679688290189<text:tab/>0.103404534416046<text:tab/>0.0953826748501118<text:tab/>0.222490531152582<text:tab/>0.107887257892871</text:p>
      <text:p text:style-name="P1">Qars<text:tab/>64.2872704214949<text:tab/>52.7972661616336<text:tab/>41.3942051183527<text:tab/>99.707698404427<text:tab/>90.2889183124605</text:p>
      <text:p text:style-name="P1">Qdpr<text:tab/>30.9497360495419<text:tab/>21.4426502683246<text:tab/>36.0534076319152<text:tab/>28.3462309510186<text:tab/>38.9520558829954</text:p>
      <text:p text:style-name="P1">Qk<text:tab/>4.20869407273571<text:tab/>4.39026379771731<text:tab/>7.54925323332436<text:tab/>5.5518085175001<text:tab/>5.36978213830479</text:p>
      <text:p text:style-name="P1">Qpctl<text:tab/>13.3790146490151<text:tab/>10.6114336876549<text:tab/>7.07745256045609<text:tab/>24.1376151066344<text:tab/>15.7820770885511</text:p>
      <text:p text:style-name="P1">Qprt<text:tab/>0.104158117703582<text:tab/>0.188587846039113<text:tab/>0.0978349502989152<text:tab/>0.102279932577312<text:tab/>0.0955432490834203</text:p>
      <text:p text:style-name="P1"><text:soft-page-break/>Qrfp<text:tab/>0.103933771121142<text:tab/>0.10330493628222<text:tab/>0.0979952785205257<text:tab/>0.101020019074265<text:tab/>0.0959986064385136</text:p>
      <text:p text:style-name="P1">Qrfpr<text:tab/>0.103933771121142<text:tab/>0.10330493628222<text:tab/>0.0979952785205257<text:tab/>0.101020019074265<text:tab/>0.0959986064385136</text:p>
      <text:p text:style-name="P1">Qrich1<text:tab/>19.3562268861168<text:tab/>16.1276277136824<text:tab/>14.6981517979467<text:tab/>25.0171571823796<text:tab/>18.0667153615486</text:p>
      <text:p text:style-name="P1">Qrsl1<text:tab/>3.39921657336012<text:tab/>1.77145254920051<text:tab/>0.251398934660029<text:tab/>3.53083466168118<text:tab/>0.752931367914735</text:p>
      <text:p text:style-name="P1">Qser1<text:tab/>10.7239125094448<text:tab/>10.8592521250338<text:tab/>5.41225465812043<text:tab/>9.4275120821452<text:tab/>3.16570033346136</text:p>
      <text:p text:style-name="P1">Qsox1<text:tab/>18.3306048691331<text:tab/>19.4360553464834<text:tab/>21.2939026111739<text:tab/>29.9390894721147<text:tab/>11.9622619242947</text:p>
      <text:p text:style-name="P1">Qsox2<text:tab/>10.1665469452185<text:tab/>11.6012896578003<text:tab/>9.57603286781124<text:tab/>11.6977410610118<text:tab/>13.9651882502716</text:p>
      <text:p text:style-name="P1">Qtrt1<text:tab/>10.5735117275887<text:tab/>14.6827547234547<text:tab/>5.27460803637655<text:tab/>12.3619179239991<text:tab/>10.8323223445568</text:p>
      <text:p text:style-name="P1">Qtrtd1<text:tab/>6.92728264179506<text:tab/>4.90902639359238<text:tab/>4.39271865706783<text:tab/>2.8697182128646<text:tab/>4.71798042265678</text:p>
      <text:p text:style-name="P1">R3hdm1<text:tab/>17.0722171490954<text:tab/>25.2346290243282<text:tab/>18.7340321726786<text:tab/>34.6060590795827<text:tab/>22.9425682992871</text:p>
      <text:p text:style-name="P1">R3hdm2<text:tab/>27.6574985992015<text:tab/>19.6238986361551<text:tab/>14.1536437185731<text:tab/>37.7693690538611<text:tab/>19.7112659942049</text:p>
      <text:p text:style-name="P1">R3hdm4<text:tab/>53.6059709887663<text:tab/>46.0036279162121<text:tab/>41.0807201891405<text:tab/>77.5409213460121<text:tab/>53.0034650789262</text:p>
      <text:p text:style-name="P1">R3hdml<text:tab/>0.103933771121142<text:tab/>0.10330493628222<text:tab/>0.0979952785205257<text:tab/>0.101020019074265<text:tab/>0.0959986064385136</text:p>
      <text:p text:style-name="P1">RGD1302996<text:tab/>11.2940478900027<text:tab/>5.89031221981194<text:tab/>8.25304331498514<text:tab/>15.1400099701415<text:tab/>10.4306036568735</text:p>
      <text:p text:style-name="P1">RGD1303003<text:tab/>63.4260096521856<text:tab/>59.7008419948892<text:tab/>54.5026755276657<text:tab/>66.4480232605743<text:tab/>72.4908221119372</text:p>
      <text:p text:style-name="P1">RGD1304554<text:tab/>0.103933771121142<text:tab/>0.10330493628222<text:tab/>0.0979952785205257<text:tab/>0.101020019074265<text:tab/>0.0959986064385136</text:p>
      <text:p text:style-name="P1">RGD1304567<text:tab/>17.8168529223464<text:tab/>19.5530877291616<text:tab/>20.2975954418139<text:tab/>25.8413390166201<text:tab/>28.9331621768827</text:p>
      <text:p text:style-name="P1">RGD1304587<text:tab/>10.5905105926419<text:tab/>9.12449178070418<text:tab/>7.78134151723354<text:tab/>16.3465121443732<text:tab/>8.02807457299981</text:p>
      <text:p text:style-name="P1">RGD1304595<text:tab/>3.14835204451322<text:tab/>1.82507524905101<text:tab/>1.12176303063124<text:tab/>3.98116790633927<text:tab/>1.74985761081988</text:p>
      <text:p text:style-name="P1">RGD1304624<text:tab/>2.2712136038945<text:tab/>2.09346882985384<text:tab/>2.45254655823279<text:tab/>3.53158340130507<text:tab/>3.65482177357231</text:p>
      <text:p text:style-name="P1">RGD1304694<text:tab/>13.1242751445187<text:tab/>18.000493294229<text:tab/>29.4070311888053<text:tab/>22.7318127310886<text:tab/>29.624753763195</text:p>
      <text:p text:style-name="P1">RGD1304704<text:tab/>161.012341287558<text:tab/>164.55961466986<text:tab/>122.795679782228<text:tab/>224.476308625382<text:tab/>153.558771218043</text:p>
      <text:p text:style-name="P1">RGD1304770<text:tab/>0.103933771121142<text:tab/>0.10330493628222<text:tab/>0.0979952785205257<text:tab/>0.101020019074265<text:tab/>0.0959986064385136</text:p>
      <text:p text:style-name="P1">RGD1304810<text:tab/>0.463351869905227<text:tab/>0.105612442748118<text:tab/>0.0976153936056999<text:tab/>0.112906387506754<text:tab/>0.0953154589505701</text:p>
      <text:p text:style-name="P1">RGD1304884<text:tab/>2.39980357758931<text:tab/>3.99976316781392<text:tab/>9.30885811817046<text:tab/>3.92516971048358<text:tab/>5.28698641270235</text:p>
      <text:p text:style-name="P1">RGD1305014<text:tab/>3.00895689741853<text:tab/>9.04034661424828<text:tab/>6.59290936904932<text:tab/>3.68008446717459<text:tab/>4.33063707930532</text:p>
      <text:p text:style-name="P1">RGD1305089<text:tab/>5.16918970773055<text:tab/>2.02622661636789<text:tab/>0.399486405093815<text:tab/>6.69036207989751<text:tab/>3.89935383375169</text:p>
      <text:p text:style-name="P1">RGD1305110<text:tab/>9.00938910403543<text:tab/>12.1679543002471<text:tab/>13.0636850525038<text:tab/>12.014125379283<text:tab/>16.1543279096326</text:p>
      <text:p text:style-name="P1">RGD1305178<text:tab/>26.9909980694329<text:tab/>32.8234638320352<text:tab/>27.5045147805357<text:tab/>40.7066826243058<text:tab/>41.2495907507667</text:p>
      <text:p text:style-name="P1">RGD1305207<text:tab/>0.103933771121142<text:tab/>0.10330493628222<text:tab/>0.0979952785205257<text:tab/>0.101020019074265<text:tab/>0.0959986064385136</text:p>
      <text:p text:style-name="P1">RGD1305298<text:tab/>0.103933771121142<text:tab/>0.10330493628222<text:tab/>0.0979952785205257<text:tab/>0.101020019074265<text:tab/>0.0959986064385136</text:p>
      <text:p text:style-name="P1">RGD1305347<text:tab/>0.103933771121142<text:tab/>0.10330493628222<text:tab/>0.0979952785205257<text:tab/>0.101020019074265<text:tab/>0.0959986064385136</text:p>
      <text:p text:style-name="P1">RGD1305350<text:tab/>30.120417549508<text:tab/>35.7968045417115<text:tab/>40.4457805796166<text:tab/>38.234605895278<text:tab/>35.0548299017592</text:p>
      <text:p text:style-name="P1">RGD1305420<text:tab/>1.12899734930449<text:tab/>0.439770526490129<text:tab/>0.507045565843964<text:tab/>2.34328806614934<text:tab/>3.37960329857995</text:p>
      <text:p text:style-name="P1">RGD1305455<text:tab/>6.51645700902472<text:tab/>6.56338577383285<text:tab/>6.71573120318739<text:tab/>8.13036510904903<text:tab/>7.79044422929979</text:p>
      <text:p text:style-name="P1">RGD1305464<text:tab/>6.68549350678404<text:tab/>11.3373022919998<text:tab/>13.1531041197172<text:tab/>9.57720490181783<text:tab/>10.0487948477031</text:p>
      <text:p text:style-name="P1">RGD1305537<text:tab/>5.14597920214428<text:tab/>10.2127544608174<text:tab/>6.28207700287634<text:tab/>4.68453529230709<text:tab/>3.47355427102433</text:p>
      <text:p text:style-name="P1">RGD1305587<text:tab/>2.80529222054676<text:tab/>4.29598113519319<text:tab/>1.0695382878033<text:tab/>4.55652053413959<text:tab/>0.764861552775002</text:p>
      <text:p text:style-name="P1">RGD1305645<text:tab/>0.146678387929132<text:tab/>0.222630104744489<text:tab/>0.137226480725053<text:tab/>0.104822824878364<text:tab/>0.0961073132482908</text:p>
      <text:p text:style-name="P1">RGD1305713<text:tab/>5.71167429302417<text:tab/>4.15328428027151<text:tab/>3.75853746412195<text:tab/>10.1923975913106<text:tab/>4.82756356992127</text:p>
      <text:p text:style-name="P1">RGD1305733<text:tab/>0.103794645441539<text:tab/>0.10336408942518<text:tab/>0.0977958804029174<text:tab/>0.101235996580217<text:tab/>0.111883869516423</text:p>
      <text:p text:style-name="P1">RGD1305807<text:tab/>0.103933771121142<text:tab/>0.10330493628222<text:tab/>0.0979952785205257<text:tab/>0.101020019074265<text:tab/>0.0959986064385136</text:p>
      <text:p text:style-name="P1">RGD1305928<text:tab/>0.103933771121142<text:tab/>0.10330493628222<text:tab/>0.0979952785205257<text:tab/>0.101020019074265<text:tab/>0.0959986064385136</text:p>
      <text:p text:style-name="P1">RGD1305938<text:tab/>6.99138992044061<text:tab/>3.29040623536551<text:tab/>3.02258997327715<text:tab/>4.65305346724038<text:tab/>2.63397416489781</text:p>
      <text:p text:style-name="P1">RGD1306001<text:tab/>6.76847526206135<text:tab/>3.31347278576829<text:tab/>5.48796888700342<text:tab/>5.05813990807053<text:tab/>10.6178464342117</text:p>
      <text:p text:style-name="P1">RGD1306058<text:tab/>9.90395427579719<text:tab/>19.375110470436<text:tab/>20.2509658983596<text:tab/>44.7653443936765<text:tab/>22.8672766423409</text:p>
      <text:p text:style-name="P1">RGD1306063<text:tab/>19.9257392515674<text:tab/>13.1790205807233<text:tab/>10.3732963248319<text:tab/>30.6539891782866<text:tab/>13.1685591311589</text:p>
      <text:p text:style-name="P1">RGD1306151<text:tab/>3.30740358316339<text:tab/>2.55880116488519<text:tab/>1.11555016820904<text:tab/>6.4814462361924<text:tab/>2.05613422258874</text:p>
      <text:p text:style-name="P1">RGD1306186<text:tab/>0.103933771121142<text:tab/>0.10330493628222<text:tab/>0.0979952785205257<text:tab/>0.101020019074265<text:tab/>0.0959986064385136</text:p>
      <text:p text:style-name="P1">RGD1306195<text:tab/>0.134521374138329<text:tab/>0.105508362528679<text:tab/>0.0976375864896678<text:tab/>0.163101893917175<text:tab/>0.127500412697093</text:p>
      <text:p text:style-name="P1">RGD1306215<text:tab/>17.3000261877911<text:tab/>18.6408657149274<text:tab/>17.4573957075868<text:tab/>16.8661969579027<text:tab/>17.6473438141991</text:p>
      <text:p text:style-name="P1">RGD1306227<text:tab/>3.21501087225619<text:tab/>0.431225322747477<text:tab/>1.20055952571979<text:tab/>1.3960675918631<text:tab/>0.957846279080879</text:p>
      <text:p text:style-name="P1">RGD1306233<text:tab/>0.103933771121142<text:tab/>0.10330493628222<text:tab/>0.0979952785205257<text:tab/>0.101020019074265<text:tab/>0.0959986064385136</text:p>
      <text:p text:style-name="P1">RGD1306441<text:tab/>0.103933771121142<text:tab/>0.10330493628222<text:tab/>0.0979952785205257<text:tab/>0.101020019074265<text:tab/>0.0959986064385136</text:p>
      <text:p text:style-name="P1"><text:soft-page-break/>RGD1306474<text:tab/>0.103933771121142<text:tab/>0.10330493628222<text:tab/>0.0979952785205257<text:tab/>0.101020019074265<text:tab/>0.0959986064385136</text:p>
      <text:p text:style-name="P1">RGD1306502<text:tab/>3.20823708864104<text:tab/>1.95573821604425<text:tab/>1.05781230064362<text:tab/>3.62633536949595<text:tab/>2.80000699649081</text:p>
      <text:p text:style-name="P1">RGD1306626<text:tab/>0.155471660010909<text:tab/>0.104057362219773<text:tab/>0.307981318884647<text:tab/>0.101918138427112<text:tab/>0.0938506727676021</text:p>
      <text:p text:style-name="P1">RGD1306739<text:tab/>0.104011194170822<text:tab/>0.129995763396869<text:tab/>0.097899763691742<text:tab/>0.101555867511302<text:tab/>0.0957716359831123</text:p>
      <text:p text:style-name="P1">RGD1306746<text:tab/>7.93782325772743<text:tab/>3.38810941682361<text:tab/>2.60728230020948<text:tab/>7.00893214782314<text:tab/>4.55632810472343</text:p>
      <text:p text:style-name="P1">RGD1306750<text:tab/>0.103933771121142<text:tab/>0.10330493628222<text:tab/>0.0979952785205257<text:tab/>0.101020019074265<text:tab/>0.0959986064385136</text:p>
      <text:p text:style-name="P1">RGD1306941<text:tab/>3.16495452594957<text:tab/>3.79171439057181<text:tab/>4.66563991964378<text:tab/>4.92898776858432<text:tab/>3.72409611388658</text:p>
      <text:p text:style-name="P1">RGD1306954<text:tab/>34.0297753206412<text:tab/>28.2222712463456<text:tab/>13.0394375168979<text:tab/>87.5849582287398<text:tab/>64.6388240402405</text:p>
      <text:p text:style-name="P1">RGD1307100<text:tab/>7.7687377631476<text:tab/>9.19692056281753<text:tab/>6.64536037714155<text:tab/>11.4131657489642<text:tab/>5.36346511390729</text:p>
      <text:p text:style-name="P1">RGD1307155<text:tab/>4.25600470132162<text:tab/>5.67462959302391<text:tab/>3.12462319178472<text:tab/>12.6240362906006<text:tab/>10.5135841910506</text:p>
      <text:p text:style-name="P1">RGD1307235<text:tab/>9.18548484925556<text:tab/>7.24412872661148<text:tab/>7.56274611773722<text:tab/>11.6403685891244<text:tab/>9.34905493909193</text:p>
      <text:p text:style-name="P1">RGD1307315<text:tab/>6.37196331768991<text:tab/>4.74238915632436<text:tab/>2.39838097885707<text:tab/>12.7197600144081<text:tab/>6.35871329042621</text:p>
      <text:p text:style-name="P1">RGD1307443<text:tab/>0.10133786190458<text:tab/>0.102705921528207<text:tab/>0.0951352780497813<text:tab/>0.225507457529052<text:tab/>0.0932626314074861</text:p>
      <text:p text:style-name="P1">RGD1307461<text:tab/>0.102827607131516<text:tab/>0.184929027091471<text:tab/>0.0968236022848507<text:tab/>0.211757343276258<text:tab/>0.128185522233969</text:p>
      <text:p text:style-name="P1">RGD1307537<text:tab/>0.10632256432425<text:tab/>0.177639445154207<text:tab/>0.0996143248256761<text:tab/>0.141488661552338<text:tab/>0.170684530307284</text:p>
      <text:p text:style-name="P1">RGD1307554<text:tab/>8.72004247882863<text:tab/>7.72878923738324<text:tab/>7.11807389288372<text:tab/>9.13899377913399<text:tab/>6.09067842761892</text:p>
      <text:p text:style-name="P1">RGD1307595<text:tab/>0.103933771121142<text:tab/>0.10330493628222<text:tab/>0.0979952785205257<text:tab/>0.101020019074265<text:tab/>0.0959986064385136</text:p>
      <text:p text:style-name="P1">RGD1307603<text:tab/>0.103933771121142<text:tab/>0.10330493628222<text:tab/>0.0979952785205257<text:tab/>0.101020019074265<text:tab/>0.0959986064385136</text:p>
      <text:p text:style-name="P1">RGD1307621<text:tab/>4.74191478245235<text:tab/>5.13012785650804<text:tab/>2.7627565578102<text:tab/>4.22659173158763<text:tab/>2.17146165662275</text:p>
      <text:p text:style-name="P1">RGD1307704<text:tab/>4.62790982606104<text:tab/>14.3351913406645<text:tab/>17.4172734603248<text:tab/>6.80436782315417<text:tab/>7.9698924952468</text:p>
      <text:p text:style-name="P1">RGD1307752<text:tab/>113.672852801665<text:tab/>198.30047714169<text:tab/>157.922996181036<text:tab/>153.511704986786<text:tab/>115.725629693063</text:p>
      <text:p text:style-name="P1">RGD1307916<text:tab/>0.103933771121142<text:tab/>0.10330493628222<text:tab/>0.0979952785205257<text:tab/>0.101020019074265<text:tab/>0.0959986064385136</text:p>
      <text:p text:style-name="P1">RGD1307947<text:tab/>4.82001763433104<text:tab/>1.97104374068787<text:tab/>3.7573922763504<text:tab/>6.21659206365217<text:tab/>6.21066256206881</text:p>
      <text:p text:style-name="P1">RGD1308065<text:tab/>0.126206133898689<text:tab/>0.247577525229159<text:tab/>0.0983435383576586<text:tab/>0.119992894180973<text:tab/>0.0956246641798549</text:p>
      <text:p text:style-name="P1">RGD1308106<text:tab/>6.7383876702491<text:tab/>11.4319464896286<text:tab/>10.9912306756667<text:tab/>13.6023100967776<text:tab/>8.13980143058172</text:p>
      <text:p text:style-name="P1">RGD1308117<text:tab/>7.03582321450121<text:tab/>2.19438897435854<text:tab/>1.46738405228309<text:tab/>5.81534479200226<text:tab/>1.3035950545819</text:p>
      <text:p text:style-name="P1">RGD1308134<text:tab/>29.9949191809661<text:tab/>24.9698805000771<text:tab/>27.8775937660633<text:tab/>35.6344170250674<text:tab/>45.4695447849286</text:p>
      <text:p text:style-name="P1">RGD1308139<text:tab/>11.5710573309657<text:tab/>8.90586883352996<text:tab/>7.66300637036954<text:tab/>13.5966223955709<text:tab/>8.32842370843282</text:p>
      <text:p text:style-name="P1">RGD1308147<text:tab/>7.810910697807<text:tab/>4.12416005441992<text:tab/>4.32792504977849<text:tab/>12.4197097479405<text:tab/>10.7548182551605</text:p>
      <text:p text:style-name="P1">RGD1308195<text:tab/>0.103933771121142<text:tab/>0.10330493628222<text:tab/>0.0979952785205257<text:tab/>0.101020019074265<text:tab/>0.0959986064385136</text:p>
      <text:p text:style-name="P1">RGD1308428<text:tab/>28.5775861306367<text:tab/>17.8103113738443<text:tab/>13.1430962104677<text:tab/>15.333231447025<text:tab/>6.95199977816378</text:p>
      <text:p text:style-name="P1">RGD1308430<text:tab/>27.483247615378<text:tab/>31.132929403646<text:tab/>31.50856060836<text:tab/>45.2126664998985<text:tab/>44.2004359051375</text:p>
      <text:p text:style-name="P1">RGD1308601<text:tab/>7.26866625015111<text:tab/>8.67328358416307<text:tab/>10.8451135624427<text:tab/>7.07995539309823<text:tab/>8.6551450003855</text:p>
      <text:p text:style-name="P1">RGD1308706<text:tab/>19.7540592458912<text:tab/>17.7397851265345<text:tab/>24.5919147471268<text:tab/>23.401629908615<text:tab/>20.5181577068223</text:p>
      <text:p text:style-name="P1">RGD1308775<text:tab/>0.345455557872539<text:tab/>0.138644796395423<text:tab/>0.225827086398645<text:tab/>0.272952772820429<text:tab/>0.314643466128125</text:p>
      <text:p text:style-name="P1">RGD1308878<text:tab/>0.103933771121142<text:tab/>0.10330493628222<text:tab/>0.0979952785205257<text:tab/>0.101020019074265<text:tab/>0.0959986064385136</text:p>
      <text:p text:style-name="P1">RGD1309028<text:tab/>0.103933771121142<text:tab/>0.10330493628222<text:tab/>0.0979952785205257<text:tab/>0.101020019074265<text:tab/>0.0959986064385136</text:p>
      <text:p text:style-name="P1">RGD1309036<text:tab/>0.104452750754621<text:tab/>0.104584945051459<text:tab/>0.0985034949948103<text:tab/>0.102555190949029<text:tab/>0.154010246355603</text:p>
      <text:p text:style-name="P1">RGD1309049<text:tab/>0.145512615039213<text:tab/>0.126320228960981<text:tab/>0.098443161171194<text:tab/>0.147771028542663<text:tab/>0.142195557978855</text:p>
      <text:p text:style-name="P1">RGD1309079<text:tab/>56.9344077795517<text:tab/>74.1454758528678<text:tab/>91.6603888905119<text:tab/>81.5706691681495<text:tab/>51.5782726512217</text:p>
      <text:p text:style-name="P1">RGD1309104<text:tab/>14.0499591500356<text:tab/>33.9403893089381<text:tab/>9.43511640094662<text:tab/>67.9032473061907<text:tab/>17.0229296975508</text:p>
      <text:p text:style-name="P1">RGD1309106<text:tab/>0.103933771121142<text:tab/>0.10330493628222<text:tab/>0.0979952785205257<text:tab/>0.101020019074265<text:tab/>0.0959986064385136</text:p>
      <text:p text:style-name="P1">RGD1309110<text:tab/>0.103933771121142<text:tab/>0.10330493628222<text:tab/>0.0979952785205257<text:tab/>0.101020019074265<text:tab/>0.0959986064385136</text:p>
      <text:p text:style-name="P1">RGD1309139<text:tab/>0.103933771121142<text:tab/>0.10330493628222<text:tab/>0.0979952785205257<text:tab/>0.101020019074265<text:tab/>0.0959986064385136</text:p>
      <text:p text:style-name="P1">RGD1309170<text:tab/>0.153696707326018<text:tab/>0.390264839236132<text:tab/>0.475694389033707<text:tab/>0.157632643272425<text:tab/>0.183774178441314</text:p>
      <text:p text:style-name="P1">RGD1309188<text:tab/>14.605834941019<text:tab/>13.3996576227606<text:tab/>15.2678086534813<text:tab/>22.5174960679743<text:tab/>20.968181567842</text:p>
      <text:p text:style-name="P1">RGD1309350<text:tab/>0.103933771121142<text:tab/>0.10330493628222<text:tab/>0.0979952785205257<text:tab/>0.101020019074265<text:tab/>0.0959986064385136</text:p>
      <text:p text:style-name="P1">RGD1309362<text:tab/>2.5255189789737<text:tab/>10.3525870762668<text:tab/>0.959901611052278<text:tab/>3.75046648785645<text:tab/>0.442789200357849</text:p>
      <text:p text:style-name="P1">RGD1309534<text:tab/>8.55495799045569<text:tab/>4.19250149292465<text:tab/>4.6989180758641<text:tab/>15.6012917875289<text:tab/>5.8766053170555</text:p>
      <text:p text:style-name="P1">RGD1309540<text:tab/>21.9377174064544<text:tab/>21.5468413349866<text:tab/>11.352718136968<text:tab/>39.3287972367526<text:tab/>17.4863006800236</text:p>
      <text:p text:style-name="P1">RGD1309594<text:tab/>8.15843585475089<text:tab/>5.64985764726211<text:tab/>3.42053726299268<text:tab/>12.912549653715<text:tab/>10.0937854040871</text:p>
      <text:p text:style-name="P1">RGD1309676<text:tab/>7.44043898913528<text:tab/>9.05212087604006<text:tab/>4.78240945469725<text:tab/>19.3368337856272<text:tab/>9.98982769769241</text:p>
      <text:p text:style-name="P1">RGD1309730<text:tab/>19.6635518146497<text:tab/>20.4747058154792<text:tab/>8.91281613079553<text:tab/>25.987429906274<text:tab/>13.7388423051204</text:p>
      <text:p text:style-name="P1">RGD1309748<text:tab/>15.8222256103244<text:tab/>24.9705616876702<text:tab/>45.8282620808216<text:tab/>20.533734301764<text:tab/>20.9147792896004</text:p>
      <text:p text:style-name="P1"><text:soft-page-break/>RGD1309779<text:tab/>10.1518868324133<text:tab/>5.92520273645885<text:tab/>5.02461289234456<text:tab/>12.1830492783636<text:tab/>6.53256322302213</text:p>
      <text:p text:style-name="P1">RGD1309808<text:tab/>0.103933771121142<text:tab/>0.10330493628222<text:tab/>0.0979952785205257<text:tab/>0.101020019074265<text:tab/>0.0959986064385136</text:p>
      <text:p text:style-name="P1">RGD1309821<text:tab/>2.98045896416136<text:tab/>0.820033221994091<text:tab/>1.49726092085408<text:tab/>4.52519437779538<text:tab/>0.944985068295901</text:p>
      <text:p text:style-name="P1">RGD1309870<text:tab/>0.103933771121142<text:tab/>0.10330493628222<text:tab/>0.0979952785205257<text:tab/>0.101020019074265<text:tab/>0.0959986064385136</text:p>
      <text:p text:style-name="P1">RGD1310110<text:tab/>0.182844899351006<text:tab/>0.119675638478633<text:tab/>0.098251599353869<text:tab/>0.103371591703663<text:tab/>0.111887212587144</text:p>
      <text:p text:style-name="P1">RGD1310127<text:tab/>19.6981536650277<text:tab/>11.9577571187509<text:tab/>10.1217646222414<text:tab/>26.3460320373306<text:tab/>20.9580137896473</text:p>
      <text:p text:style-name="P1">RGD1310212<text:tab/>0.112874915505871<text:tab/>0.103436047217235<text:tab/>0.0980177985937478<text:tab/>0.101163901221979<text:tab/>0.0959562138322933</text:p>
      <text:p text:style-name="P1">RGD1310262<text:tab/>0.104718973315508<text:tab/>0.107888217504576<text:tab/>0.0987056946930699<text:tab/>0.241260970433184<text:tab/>0.243891022413835</text:p>
      <text:p text:style-name="P1">RGD1310352<text:tab/>87.1452760016947<text:tab/>91.5659110608387<text:tab/>71.210138433398<text:tab/>140.000579255237<text:tab/>82.3074928154367</text:p>
      <text:p text:style-name="P1">RGD1310371<text:tab/>0.103933771121142<text:tab/>0.10330493628222<text:tab/>0.0979952785205257<text:tab/>0.101020019074265<text:tab/>0.0959986064385136</text:p>
      <text:p text:style-name="P1">RGD1310429<text:tab/>6.88042767709697<text:tab/>3.81309048085846<text:tab/>2.0240025211097<text:tab/>6.49193708587616<text:tab/>4.63694262896422</text:p>
      <text:p text:style-name="P1">RGD1310507<text:tab/>0.86532359326198<text:tab/>0.418730760577272<text:tab/>1.21972609364147<text:tab/>1.10669875605756<text:tab/>0.38134363499509</text:p>
      <text:p text:style-name="P1">RGD1310553<text:tab/>7.4609322498276<text:tab/>4.58993620140109<text:tab/>3.25076524812039<text:tab/>10.6401154306721<text:tab/>8.56022285207565</text:p>
      <text:p text:style-name="P1">RGD1310587<text:tab/>22.406221658302<text:tab/>10.1041117085249<text:tab/>3.23609824430884<text:tab/>9.33868449758249<text:tab/>1.46322756498082</text:p>
      <text:p text:style-name="P1">RGD1310641<text:tab/>0.103933771121142<text:tab/>0.10330493628222<text:tab/>0.0979952785205257<text:tab/>0.101020019074265<text:tab/>0.0959986064385136</text:p>
      <text:p text:style-name="P1">RGD1310717<text:tab/>0.103933771121142<text:tab/>0.10330493628222<text:tab/>0.0979952785205257<text:tab/>0.101020019074265<text:tab/>0.0959986064385136</text:p>
      <text:p text:style-name="P1">RGD1310769<text:tab/>25.9331549150054<text:tab/>18.1018158182616<text:tab/>8.63601560776037<text:tab/>35.4140951966928<text:tab/>12.1114981234547</text:p>
      <text:p text:style-name="P1">RGD1310852<text:tab/>3.52550596467266<text:tab/>1.3353974789247<text:tab/>1.95701490855682<text:tab/>7.36036168633029<text:tab/>4.34328776727868</text:p>
      <text:p text:style-name="P1">RGD1311084<text:tab/>0.162086803190581<text:tab/>0.105589679324644<text:tab/>0.125741767817161<text:tab/>0.450975795990983<text:tab/>0.186987140198764</text:p>
      <text:p text:style-name="P1">RGD1311164<text:tab/>9.92207643099306<text:tab/>4.68602470639764<text:tab/>4.03121477576428<text:tab/>9.9552357191963<text:tab/>10.4226671629981</text:p>
      <text:p text:style-name="P1">RGD1311188<text:tab/>0.733218156786339<text:tab/>0.781387747912623<text:tab/>0.959807565865157<text:tab/>1.16895851962003<text:tab/>1.03232343467434</text:p>
      <text:p text:style-name="P1">RGD1311251<text:tab/>0.103933771121142<text:tab/>0.10330493628222<text:tab/>0.0979952785205257<text:tab/>0.101020019074265<text:tab/>0.0959986064385136</text:p>
      <text:p text:style-name="P1">RGD1311343<text:tab/>0.103770645793299<text:tab/>0.121090251134127<text:tab/>0.113371142001257<text:tab/>0.176856861652928<text:tab/>0.0950120876279279</text:p>
      <text:p text:style-name="P1">RGD1311345<text:tab/>23.6657809451523<text:tab/>22.0251523244997<text:tab/>13.5996656286368<text:tab/>31.1184676045939<text:tab/>26.8507786104612</text:p>
      <text:p text:style-name="P1">RGD1311447<text:tab/>0.60455528979465<text:tab/>0.719768306274482<text:tab/>1.94673069779797<text:tab/>0.826763251555409<text:tab/>0.396601857420299</text:p>
      <text:p text:style-name="P1">RGD1311458<text:tab/>10.3952002946879<text:tab/>14.4102358932484<text:tab/>10.9692021698626<text:tab/>10.142942837638<text:tab/>11.3156268579901</text:p>
      <text:p text:style-name="P1">RGD1311517<text:tab/>3.80308352126938<text:tab/>2.247308566528<text:tab/>2.46165585483787<text:tab/>3.79439421606829<text:tab/>9.44225113157673</text:p>
      <text:p text:style-name="P1">RGD1311703<text:tab/>75.5597768180551<text:tab/>60.9113067334982<text:tab/>44.0946202113128<text:tab/>91.2154794866239<text:tab/>79.5690008481734</text:p>
      <text:p text:style-name="P1">RGD1311739<text:tab/>16.4603410753436<text:tab/>13.3619139580751<text:tab/>23.8692368864001<text:tab/>27.1690040142193<text:tab/>31.5081323784269</text:p>
      <text:p text:style-name="P1">RGD1311745<text:tab/>25.3487053152474<text:tab/>13.3181878587182<text:tab/>10.7307643969541<text:tab/>29.6055917873364<text:tab/>20.1349880943877</text:p>
      <text:p text:style-name="P1">RGD1311747<text:tab/>22.685460741787<text:tab/>18.3295419150694<text:tab/>16.3216302302319<text:tab/>22.3220716233594<text:tab/>12.9264811698487</text:p>
      <text:p text:style-name="P1">RGD1311756<text:tab/>6.90103636276953<text:tab/>4.70198110755574<text:tab/>1.75298776890556<text:tab/>13.0546357938414<text:tab/>0.444679853414129</text:p>
      <text:p text:style-name="P1">RGD1311783<text:tab/>18.0302003498815<text:tab/>15.688825315041<text:tab/>9.09512544079782<text:tab/>21.0722918090383<text:tab/>8.72345382622364</text:p>
      <text:p text:style-name="P1">RGD1311805<text:tab/>24.0782064097361<text:tab/>19.9711736165707<text:tab/>33.1938753749428<text:tab/>29.0515832087095<text:tab/>49.8492719483712</text:p>
      <text:p text:style-name="P1">RGD1311847<text:tab/>6.50254411228936<text:tab/>3.54440084241922<text:tab/>1.41205162070271<text:tab/>12.8798036895613<text:tab/>4.6733676879994</text:p>
      <text:p text:style-name="P1">RGD1311863<text:tab/>10.3100058698237<text:tab/>15.2710702755993<text:tab/>17.517233539771<text:tab/>13.3432169996736<text:tab/>13.3203260565459</text:p>
      <text:p text:style-name="P1">RGD1311892<text:tab/>0.119143551885481<text:tab/>0.162133852401052<text:tab/>0.0928146780633443<text:tab/>0.878022266248165<text:tab/>0.114006509454251</text:p>
      <text:p text:style-name="P1">RGD1311899<text:tab/>45.3246986838455<text:tab/>44.7028479397905<text:tab/>32.1809040806773<text:tab/>74.5439586330233<text:tab/>62.571739630291</text:p>
      <text:p text:style-name="P1">RGD1311946<text:tab/>17.9116149521434<text:tab/>17.1133541864102<text:tab/>31.5872245676271<text:tab/>23.8964516424841<text:tab/>31.3005935437382</text:p>
      <text:p text:style-name="P1">RGD1312005<text:tab/>0.103933771121142<text:tab/>0.10330493628222<text:tab/>0.0979952785205257<text:tab/>0.101020019074265<text:tab/>0.0959986064385136</text:p>
      <text:p text:style-name="P1">RGD1359108<text:tab/>6.47456494077414<text:tab/>3.4681110241393<text:tab/>8.87399560993754<text:tab/>7.30201403704125<text:tab/>8.67195121699551</text:p>
      <text:p text:style-name="P1">RGD1359127<text:tab/>11.6617535654439<text:tab/>17.9370225535065<text:tab/>16.2805999241522<text:tab/>20.4683760561356<text:tab/>22.0093105388343</text:p>
      <text:p text:style-name="P1">RGD1359158<text:tab/>6.14271297498532<text:tab/>1.42511467469409<text:tab/>2.05954977997976<text:tab/>7.90954286195797<text:tab/>7.07604298755174</text:p>
      <text:p text:style-name="P1">RGD1359290<text:tab/>9.41954754175962<text:tab/>8.94425729460396<text:tab/>9.49474884767498<text:tab/>12.7200569630963<text:tab/>6.74552630249437</text:p>
      <text:p text:style-name="P1">RGD1359334<text:tab/>0.103001970281328<text:tab/>0.157470037185535<text:tab/>0.0970145690490064<text:tab/>0.157547293621596<text:tab/>0.0945573151196093</text:p>
      <text:p text:style-name="P1">RGD1359449<text:tab/>0.103933771121142<text:tab/>0.10330493628222<text:tab/>0.0979952785205257<text:tab/>0.101020019074265<text:tab/>0.0959986064385136</text:p>
      <text:p text:style-name="P1">RGD1359508<text:tab/>2.28010109036172<text:tab/>0.929412847576699<text:tab/>1.32930429051918<text:tab/>2.57919233989849<text:tab/>1.70498598629595</text:p>
      <text:p text:style-name="P1">RGD1359634<text:tab/>7.55582549730816<text:tab/>15.0819820255368<text:tab/>17.6810985886593<text:tab/>18.8819841145628<text:tab/>13.9140473603727</text:p>
      <text:p text:style-name="P1">RGD1559482<text:tab/>0.103933771121142<text:tab/>0.10330493628222<text:tab/>0.0979952785205257<text:tab/>0.101020019074265<text:tab/>0.0959986064385136</text:p>
      <text:p text:style-name="P1">RGD1559493<text:tab/>0.097185221191932<text:tab/>3.10941762605355<text:tab/>0.0896480497450844<text:tab/>0.406702521277639<text:tab/>0.0873678186078094</text:p>
      <text:p text:style-name="P1">RGD1559532<text:tab/>0.103933771121142<text:tab/>0.10330493628222<text:tab/>0.0979952785205257<text:tab/>0.101020019074265<text:tab/>0.0959986064385136</text:p>
      <text:p text:style-name="P1">RGD1559536<text:tab/>0.103933771121142<text:tab/>0.10330493628222<text:tab/>0.0979952785205257<text:tab/>0.101020019074265<text:tab/>0.0959986064385136</text:p>
      <text:p text:style-name="P1">RGD1559578<text:tab/>0.103933771121142<text:tab/>0.10330493628222<text:tab/>0.0979952785205257<text:tab/>0.101020019074265<text:tab/>0.0959986064385136</text:p>
      <text:p text:style-name="P1">RGD1559600<text:tab/>0.104252293072428<text:tab/>0.248096899327071<text:tab/>0.0978005707787996<text:tab/>0.102725363181471<text:tab/>0.0954184928748265</text:p>
      <text:p text:style-name="P1"><text:soft-page-break/>RGD1559683<text:tab/>0.103933771121142<text:tab/>0.10330493628222<text:tab/>0.0979952785205257<text:tab/>0.101020019074265<text:tab/>0.0959986064385136</text:p>
      <text:p text:style-name="P1">RGD1559714<text:tab/>0.103933771121142<text:tab/>0.10330493628222<text:tab/>0.0979952785205257<text:tab/>0.101020019074265<text:tab/>0.0959986064385136</text:p>
      <text:p text:style-name="P1">RGD1559747<text:tab/>0.169186424153646<text:tab/>0.106081136788404<text:tab/>0.0983806684632548<text:tab/>0.148438423432683<text:tab/>0.141554320191908</text:p>
      <text:p text:style-name="P1">RGD1559786<text:tab/>25.544210850233<text:tab/>24.8535903044807<text:tab/>11.9805950849791<text:tab/>31.0195763241544<text:tab/>17.6887119908943</text:p>
      <text:p text:style-name="P1">RGD1559804<text:tab/>0.103933771121142<text:tab/>0.10330493628222<text:tab/>0.0979952785205257<text:tab/>0.101020019074265<text:tab/>0.0959986064385136</text:p>
      <text:p text:style-name="P1">RGD1559896<text:tab/>318.998972242253<text:tab/>221.298549167072<text:tab/>136.134770550638<text:tab/>120.721569330436<text:tab/>44.7394983507838</text:p>
      <text:p text:style-name="P1">RGD1559903<text:tab/>0.105540635502983<text:tab/>0.106032531864237<text:tab/>0.135479093852462<text:tab/>0.139425048395917<text:tab/>0.0966486241131299</text:p>
      <text:p text:style-name="P1">RGD1559904<text:tab/>11.4193369609702<text:tab/>15.4123978620788<text:tab/>10.4067575419482<text:tab/>15.9309715654356<text:tab/>10.0069588356878</text:p>
      <text:p text:style-name="P1">RGD1559909<text:tab/>71.4054438710998<text:tab/>84.8851717773575<text:tab/>62.2906771531397<text:tab/>89.3123372554909<text:tab/>51.9443050126519</text:p>
      <text:p text:style-name="P1">RGD1560010<text:tab/>7.98475729189065<text:tab/>6.71005058652229<text:tab/>6.60886591365787<text:tab/>6.7532728153436<text:tab/>4.52003732881486</text:p>
      <text:p text:style-name="P1">RGD1560028<text:tab/>0.103933771121142<text:tab/>0.10330493628222<text:tab/>0.0979952785205257<text:tab/>0.101020019074265<text:tab/>0.0959986064385136</text:p>
      <text:p text:style-name="P1">RGD1560065<text:tab/>11.3401835374635<text:tab/>13.8010032365071<text:tab/>10.7661791780292<text:tab/>11.6213219366229<text:tab/>9.26329086016103</text:p>
      <text:p text:style-name="P1">RGD1560108<text:tab/>12.6430218030448<text:tab/>14.6342906495441<text:tab/>8.4627902322892<text:tab/>16.4085534903853<text:tab/>7.39306987456764</text:p>
      <text:p text:style-name="P1">RGD1560146<text:tab/>0.103933771121142<text:tab/>0.10330493628222<text:tab/>0.0979952785205257<text:tab/>0.101020019074265<text:tab/>0.0959986064385136</text:p>
      <text:p text:style-name="P1">RGD1560212<text:tab/>66.3754404038401<text:tab/>93.316332824681<text:tab/>62.8700984639479<text:tab/>70.7868081992593<text:tab/>72.4578997028055</text:p>
      <text:p text:style-name="P1">RGD1560242<text:tab/>0.103933771121142<text:tab/>0.10330493628222<text:tab/>0.0979952785205257<text:tab/>0.101020019074265<text:tab/>0.0959986064385136</text:p>
      <text:p text:style-name="P1">RGD1560289<text:tab/>0.324054965268307<text:tab/>0.621700837768546<text:tab/>0.164578090913657<text:tab/>0.176780172159594<text:tab/>0.21935358680551</text:p>
      <text:p text:style-name="P1">RGD1560324<text:tab/>0.103933771121142<text:tab/>0.10330493628222<text:tab/>0.0979952785205257<text:tab/>0.101020019074265<text:tab/>0.0959986064385136</text:p>
      <text:p text:style-name="P1">RGD1560394<text:tab/>0.34953461748151<text:tab/>3.9245357328805<text:tab/>0.303121036050921<text:tab/>0.254076313390675<text:tab/>0.81658918244354</text:p>
      <text:p text:style-name="P1">RGD1560436<text:tab/>2.48299548251172<text:tab/>2.54061319887962<text:tab/>0.857626740486418<text:tab/>3.84575097876482<text:tab/>2.02196481607555</text:p>
      <text:p text:style-name="P1">RGD1560455<text:tab/>0.103933771121142<text:tab/>0.10330493628222<text:tab/>0.0979952785205257<text:tab/>0.101020019074265<text:tab/>0.0959986064385136</text:p>
      <text:p text:style-name="P1">RGD1560608<text:tab/>0.103933771121142<text:tab/>0.10330493628222<text:tab/>0.0979952785205257<text:tab/>0.101020019074265<text:tab/>0.0959986064385136</text:p>
      <text:p text:style-name="P1">RGD1560672<text:tab/>0.223873846329219<text:tab/>0.122681527295663<text:tab/>0.132190654872128<text:tab/>0.185424125863554<text:tab/>0.167160433181977</text:p>
      <text:p text:style-name="P1">RGD1560860<text:tab/>0.103933771121142<text:tab/>0.10330493628222<text:tab/>0.0979952785205257<text:tab/>0.101020019074265<text:tab/>0.0959986064385136</text:p>
      <text:p text:style-name="P1">RGD1560927<text:tab/>0.103933771121142<text:tab/>0.10330493628222<text:tab/>0.0979952785205257<text:tab/>0.101020019074265<text:tab/>0.0959986064385136</text:p>
      <text:p text:style-name="P1">RGD1560958<text:tab/>0.104816599516154<text:tab/>0.104978627892049<text:tab/>0.215510725496091<text:tab/>0.103204252651012<text:tab/>0.0962143829277009</text:p>
      <text:p text:style-name="P1">RGD1561102<text:tab/>0.19424424431237<text:tab/>0.19188767993801<text:tab/>0.135727653745391<text:tab/>1.46411155934846<text:tab/>0.260431332095677</text:p>
      <text:p text:style-name="P1">RGD1561145<text:tab/>0.103933771121142<text:tab/>0.10330493628222<text:tab/>0.0979952785205257<text:tab/>0.101020019074265<text:tab/>0.0959986064385136</text:p>
      <text:p text:style-name="P1">RGD1561149<text:tab/>3.278470077503<text:tab/>8.67101332429295<text:tab/>2.81482300715807<text:tab/>7.22358242461253<text:tab/>1.77607555427373</text:p>
      <text:p text:style-name="P1">RGD1561157<text:tab/>5.40452248784386<text:tab/>5.76858724688598<text:tab/>3.44461611596844<text:tab/>4.74999134210742<text:tab/>0.855930369455588</text:p>
      <text:p text:style-name="P1">RGD1561161<text:tab/>0.430024823451717<text:tab/>0.220496728321096<text:tab/>0.112442136607337<text:tab/>0.261871597186049<text:tab/>0.0997694044370256</text:p>
      <text:p text:style-name="P1">RGD1561226<text:tab/>0.103933771121142<text:tab/>0.10330493628222<text:tab/>0.0979952785205257<text:tab/>0.101020019074265<text:tab/>0.0959986064385136</text:p>
      <text:p text:style-name="P1">RGD1561230<text:tab/>0.103933771121142<text:tab/>0.10330493628222<text:tab/>0.0979952785205257<text:tab/>0.101020019074265<text:tab/>0.0959986064385136</text:p>
      <text:p text:style-name="P1">RGD1561282<text:tab/>0.221270994006712<text:tab/>0.105533718867559<text:tab/>0.0985009270568695<text:tab/>0.145917128580689<text:tab/>0.0958464309482989</text:p>
      <text:p text:style-name="P1">RGD1561415<text:tab/>0.10521800081872<text:tab/>0.1057044021171<text:tab/>0.0990203812312225<text:tab/>0.103740291340613<text:tab/>0.171336552665538</text:p>
      <text:p text:style-name="P1">RGD1561517<text:tab/>0.541388947553329<text:tab/>0.113901675529907<text:tab/>0.503076613099643<text:tab/>0.389199307438817<text:tab/>0.0950065836823129</text:p>
      <text:p text:style-name="P1">RGD1561552<text:tab/>0.103933771121142<text:tab/>0.10330493628222<text:tab/>0.0979952785205257<text:tab/>0.101020019074265<text:tab/>0.0959986064385136</text:p>
      <text:p text:style-name="P1">RGD1561557<text:tab/>0.103933771121142<text:tab/>0.10330493628222<text:tab/>0.0979952785205257<text:tab/>0.101020019074265<text:tab/>0.0959986064385136</text:p>
      <text:p text:style-name="P1">RGD1561648<text:tab/>0.103933771121142<text:tab/>0.10330493628222<text:tab/>0.0979952785205257<text:tab/>0.101020019074265<text:tab/>0.0959986064385136</text:p>
      <text:p text:style-name="P1">RGD1561661<text:tab/>0.122267717084527<text:tab/>0.105390095575635<text:tab/>0.128331171323229<text:tab/>0.103422053705704<text:tab/>0.106002631214119</text:p>
      <text:p text:style-name="P1">RGD1561676<text:tab/>4.63723467470985<text:tab/>5.41186304673377<text:tab/>3.16723831786225<text:tab/>3.64595131433459<text:tab/>3.60044617045827</text:p>
      <text:p text:style-name="P1">RGD1561778<text:tab/>0.103933771121142<text:tab/>0.10330493628222<text:tab/>0.0979952785205257<text:tab/>0.101020019074265<text:tab/>0.0959986064385136</text:p>
      <text:p text:style-name="P1">RGD1561795<text:tab/>0.104413875606109<text:tab/>0.105690345545145<text:tab/>0.0976657626788498<text:tab/>0.218108289895622<text:tab/>0.253193678074411</text:p>
      <text:p text:style-name="P1">RGD1561849<text:tab/>0.407398990557685<text:tab/>0.356856100001334<text:tab/>0.0926038952505073<text:tab/>1.27607861749556<text:tab/>0.133931705279644</text:p>
      <text:p text:style-name="P1">RGD1561870<text:tab/>0.103933771121142<text:tab/>0.10330493628222<text:tab/>0.0979952785205257<text:tab/>0.101020019074265<text:tab/>0.0959986064385136</text:p>
      <text:p text:style-name="P1">RGD1561958<text:tab/>0.974335783278831<text:tab/>1.67826335445362<text:tab/>0.337803894044012<text:tab/>3.9714248697015<text:tab/>0.238428734448036</text:p>
      <text:p text:style-name="P1">RGD1562024<text:tab/>0.103933771121142<text:tab/>0.10330493628222<text:tab/>0.0979952785205257<text:tab/>0.101020019074265<text:tab/>0.0959986064385136</text:p>
      <text:p text:style-name="P1">RGD1562079<text:tab/>5.27394928915657<text:tab/>0.1482696719405<text:tab/>0.242870365224176<text:tab/>0.474680273675188<text:tab/>0.560411389485571</text:p>
      <text:p text:style-name="P1">RGD1562084<text:tab/>0.103933771121142<text:tab/>0.10330493628222<text:tab/>0.0979952785205257<text:tab/>0.101020019074265<text:tab/>0.0959986064385136</text:p>
      <text:p text:style-name="P1">RGD1562114<text:tab/>58.3990718517398<text:tab/>50.929617959601<text:tab/>30.8210635446159<text:tab/>84.7414342738813<text:tab/>94.3717350794855</text:p>
      <text:p text:style-name="P1">RGD1562136<text:tab/>10.8267008391338<text:tab/>21.960290446643<text:tab/>15.7273127900355<text:tab/>11.4582560084218<text:tab/>10.62859997889</text:p>
      <text:p text:style-name="P1">RGD1562161<text:tab/>0.998792380570129<text:tab/>1.39093665344798<text:tab/>3.13640921654646<text:tab/>1.27891563013383<text:tab/>0.76684091538582</text:p>
      <text:p text:style-name="P1">RGD1562218<text:tab/>14.0993477257885<text:tab/>13.9166903740553<text:tab/>6.22729942402568<text:tab/>18.357542075525<text:tab/>13.6783830465619</text:p>
      <text:p text:style-name="P1">RGD1562229<text:tab/>0.183750743064185<text:tab/>0.106142151180087<text:tab/>0.0984028747264791<text:tab/>0.144673095151368<text:tab/>0.157653561085377</text:p>
      <text:p text:style-name="P1"><text:soft-page-break/>RGD1562234<text:tab/>0.103933771121142<text:tab/>0.10330493628222<text:tab/>0.0979952785205257<text:tab/>0.101020019074265<text:tab/>0.0959986064385136</text:p>
      <text:p text:style-name="P1">RGD1562284<text:tab/>0.100763831978084<text:tab/>0.385999063809302<text:tab/>1.06567375556285<text:tab/>1.84306948866903<text:tab/>0.373799760769901</text:p>
      <text:p text:style-name="P1">RGD1562310<text:tab/>6.41869306577732<text:tab/>6.64380517263988<text:tab/>5.81385725330089<text:tab/>8.09714632377731<text:tab/>9.7065201662942</text:p>
      <text:p text:style-name="P1">RGD1562433<text:tab/>0.103933771121142<text:tab/>0.10330493628222<text:tab/>0.0979952785205257<text:tab/>0.101020019074265<text:tab/>0.0959986064385136</text:p>
      <text:p text:style-name="P1">RGD1562485<text:tab/>0.103933771121142<text:tab/>0.10330493628222<text:tab/>0.0979952785205257<text:tab/>0.101020019074265<text:tab/>0.0959986064385136</text:p>
      <text:p text:style-name="P1">RGD1562492<text:tab/>0.103933771121142<text:tab/>0.10330493628222<text:tab/>0.0979952785205257<text:tab/>0.101020019074265<text:tab/>0.0959986064385136</text:p>
      <text:p text:style-name="P1">RGD1562515<text:tab/>0.103240357392305<text:tab/>0.103140057634875<text:tab/>0.0974133636409699<text:tab/>0.131786332489974<text:tab/>0.0952539070351126</text:p>
      <text:p text:style-name="P1">RGD1562540<text:tab/>0.103933771121142<text:tab/>0.10330493628222<text:tab/>0.0979952785205257<text:tab/>0.101020019074265<text:tab/>0.0959986064385136</text:p>
      <text:p text:style-name="P1">RGD1562608<text:tab/>1.23320141997008<text:tab/>1.49128979732697<text:tab/>0.45551937782664<text:tab/>0.650243970474771<text:tab/>0.383932141270726</text:p>
      <text:p text:style-name="P1">RGD1562618<text:tab/>10.1068671881548<text:tab/>9.8298229994481<text:tab/>13.7136838073385<text:tab/>12.2510518892665<text:tab/>4.79908137840805</text:p>
      <text:p text:style-name="P1">RGD1562638<text:tab/>0.103933771121142<text:tab/>0.10330493628222<text:tab/>0.0979952785205257<text:tab/>0.101020019074265<text:tab/>0.0959986064385136</text:p>
      <text:p text:style-name="P1">RGD1562673<text:tab/>0.103933771121142<text:tab/>0.10330493628222<text:tab/>0.0979952785205257<text:tab/>0.101020019074265<text:tab/>0.0959986064385136</text:p>
      <text:p text:style-name="P1">RGD1562683<text:tab/>0.103933771121142<text:tab/>0.10330493628222<text:tab/>0.0979952785205257<text:tab/>0.101020019074265<text:tab/>0.0959986064385136</text:p>
      <text:p text:style-name="P1">RGD1562699<text:tab/>0.103933771121142<text:tab/>0.10330493628222<text:tab/>0.0979952785205257<text:tab/>0.101020019074265<text:tab/>0.0959986064385136</text:p>
      <text:p text:style-name="P1">RGD1562726<text:tab/>0.138732616523839<text:tab/>0.104774916603781<text:tab/>0.0979753024632852<text:tab/>0.150180728148244<text:tab/>0.103415628050507</text:p>
      <text:p text:style-name="P1">RGD1562747<text:tab/>8.57058411941557<text:tab/>5.69005674658615<text:tab/>1.75020319847822<text:tab/>17.9481166273265<text:tab/>4.74109048134288</text:p>
      <text:p text:style-name="P1">RGD1562865<text:tab/>0.491859610138899<text:tab/>0.361575111128166<text:tab/>0.176145231408035<text:tab/>0.317685136361001<text:tab/>0.139004004780618</text:p>
      <text:p text:style-name="P1">RGD1562871<text:tab/>0.103933771121142<text:tab/>0.10330493628222<text:tab/>0.0979952785205257<text:tab/>0.101020019074265<text:tab/>0.0959986064385136</text:p>
      <text:p text:style-name="P1">RGD1562885<text:tab/>0.103933771121142<text:tab/>0.10330493628222<text:tab/>0.0979952785205257<text:tab/>0.101020019074265<text:tab/>0.0959986064385136</text:p>
      <text:p text:style-name="P1">RGD1562890<text:tab/>0.105867669146708<text:tab/>0.238167599138197<text:tab/>0.183800699990561<text:tab/>0.106707060944008<text:tab/>0.157878966154096</text:p>
      <text:p text:style-name="P1">RGD1562963<text:tab/>0.292171168151417<text:tab/>0.210883647713359<text:tab/>0.126452635504355<text:tab/>0.61958281757516<text:tab/>0.569318358915988</text:p>
      <text:p text:style-name="P1">RGD1562987<text:tab/>85.2035564790287<text:tab/>82.35898101564<text:tab/>64.9103365574263<text:tab/>95.0219038959247<text:tab/>104.888291697433</text:p>
      <text:p text:style-name="P1">RGD1563015<text:tab/>0.161094254422616<text:tab/>0.214787510959406<text:tab/>0.0975593081150859<text:tab/>0.122196676486582<text:tab/>0.094800135309641</text:p>
      <text:p text:style-name="P1">RGD1563060<text:tab/>0.103933771121142<text:tab/>0.10330493628222<text:tab/>0.0979952785205257<text:tab/>0.101020019074265<text:tab/>0.0959986064385136</text:p>
      <text:p text:style-name="P1">RGD1563072<text:tab/>0.104401238915634<text:tab/>0.104145397320627<text:tab/>0.0983514486031795<text:tab/>0.101955524888382<text:tab/>0.111725172036019</text:p>
      <text:p text:style-name="P1">RGD1563104<text:tab/>0.103933771121142<text:tab/>0.10330493628222<text:tab/>0.0979952785205257<text:tab/>0.101020019074265<text:tab/>0.0959986064385136</text:p>
      <text:p text:style-name="P1">RGD1563159<text:tab/>0.104384507743348<text:tab/>0.104401995933012<text:tab/>0.098428249600316<text:tab/>0.102332704985138<text:tab/>0.141279934845745</text:p>
      <text:p text:style-name="P1">RGD1563200<text:tab/>0.103933771121142<text:tab/>0.10330493628222<text:tab/>0.0979952785205257<text:tab/>0.101020019074265<text:tab/>0.0959986064385136</text:p>
      <text:p text:style-name="P1">RGD1563217<text:tab/>0.103933771121142<text:tab/>0.10330493628222<text:tab/>0.0979952785205257<text:tab/>0.101020019074265<text:tab/>0.0959986064385136</text:p>
      <text:p text:style-name="P1">RGD1563222<text:tab/>0.408738468803774<text:tab/>3.19253940025291<text:tab/>0.0861848355843507<text:tab/>1.43190173384631<text:tab/>0.277051743808914</text:p>
      <text:p text:style-name="P1">RGD1563263<text:tab/>0.103933771121142<text:tab/>0.10330493628222<text:tab/>0.0979952785205257<text:tab/>0.101020019074265<text:tab/>0.0959986064385136</text:p>
      <text:p text:style-name="P1">RGD1563302<text:tab/>0.104624701638122<text:tab/>0.217383263617745<text:tab/>0.098225881494386<text:tab/>0.103745727623768<text:tab/>0.134963562647611</text:p>
      <text:p text:style-name="P1">RGD1563348<text:tab/>62.925367035<text:tab/>63.8900010679805<text:tab/>54.9511730463599<text:tab/>39.5915562835032<text:tab/>26.2414056433785</text:p>
      <text:p text:style-name="P1">RGD1563349<text:tab/>0.112975168978384<text:tab/>0.565690487837213<text:tab/>0.173554795222185<text:tab/>0.106651231825723<text:tab/>0.0940377255500127</text:p>
      <text:p text:style-name="P1">RGD1563365<text:tab/>25.0700577901458<text:tab/>41.307827284968<text:tab/>29.3722637640742<text:tab/>33.0862366105465<text:tab/>26.5812905571231</text:p>
      <text:p text:style-name="P1">RGD1563425<text:tab/>0.103933771121142<text:tab/>0.10330493628222<text:tab/>0.0979952785205257<text:tab/>0.101020019074265<text:tab/>0.0959986064385136</text:p>
      <text:p text:style-name="P1">RGD1563441<text:tab/>1.31967765991671<text:tab/>3.53645909333759<text:tab/>2.8149662938028<text:tab/>2.01995238713768<text:tab/>4.7877026791451</text:p>
      <text:p text:style-name="P1">RGD1563482<text:tab/>4.81263936249837<text:tab/>1.42381527116967<text:tab/>1.6776141571424<text:tab/>3.93575861563348<text:tab/>0.398013739605476</text:p>
      <text:p text:style-name="P1">RGD1563528<text:tab/>0.352956620444451<text:tab/>0.202251458711387<text:tab/>0.615242594186021<text:tab/>0.370660202957012<text:tab/>0.306481763299427</text:p>
      <text:p text:style-name="P1">RGD1563667<text:tab/>0.104411972387734<text:tab/>0.116930801436515<text:tab/>0.0982393693130609<text:tab/>0.114642794875388<text:tab/>0.0960908906676956</text:p>
      <text:p text:style-name="P1">RGD1563692<text:tab/>0.103933771121142<text:tab/>0.10330493628222<text:tab/>0.0979952785205257<text:tab/>0.101020019074265<text:tab/>0.0959986064385136</text:p>
      <text:p text:style-name="P1">RGD1563714<text:tab/>0.104986502137307<text:tab/>0.105170747883636<text:tab/>0.132208417244139<text:tab/>0.103254387219744<text:tab/>0.1161484251589</text:p>
      <text:p text:style-name="P1">RGD1563815<text:tab/>0.103933771121142<text:tab/>0.10330493628222<text:tab/>0.0979952785205257<text:tab/>0.101020019074265<text:tab/>0.0959986064385136</text:p>
      <text:p text:style-name="P1">RGD1563888<text:tab/>2.85671431559551<text:tab/>8.86283725848984<text:tab/>4.97454383062729<text:tab/>8.69657244502026<text:tab/>5.83296499098489</text:p>
      <text:p text:style-name="P1">RGD1563941<text:tab/>13.8308957835195<text:tab/>9.79838919066476<text:tab/>13.3062353838756<text:tab/>26.0771299945467<text:tab/>40.8486353082602</text:p>
      <text:p text:style-name="P1">RGD1563975<text:tab/>0.103933771121142<text:tab/>0.10330493628222<text:tab/>0.0979952785205257<text:tab/>0.101020019074265<text:tab/>0.0959986064385136</text:p>
      <text:p text:style-name="P1">RGD1563986<text:tab/>1.0237894300898<text:tab/>0.537770316211182<text:tab/>2.45197477837718<text:tab/>1.96109263336639<text:tab/>2.54936658736754</text:p>
      <text:p text:style-name="P1">RGD1564036<text:tab/>2.646850934269<text:tab/>3.3143055123904<text:tab/>1.08621487088912<text:tab/>2.07708750880513<text:tab/>1.18548219249537</text:p>
      <text:p text:style-name="P1">RGD1564053<text:tab/>0.192983494201515<text:tab/>0.129011862690236<text:tab/>0.0979111404914474<text:tab/>0.102738356138224<text:tab/>0.095678139249022</text:p>
      <text:p text:style-name="P1">RGD1564093<text:tab/>47.4188884401561<text:tab/>76.1817876297326<text:tab/>60.6283668187617<text:tab/>87.8976079525466<text:tab/>73.9451353792603</text:p>
      <text:p text:style-name="P1">RGD1564114<text:tab/>0.287882439469093<text:tab/>0.978151926680882<text:tab/>0.146002882720141<text:tab/>0.197492833139384<text:tab/>0.113562649201398</text:p>
      <text:p text:style-name="P1">RGD1564124<text:tab/>1.41788162976734<text:tab/>1.00230245445625<text:tab/>0.472574951151035<text:tab/>1.9384244630078<text:tab/>0.693570699909802</text:p>
      <text:p text:style-name="P1">RGD1564149<text:tab/>0.104054873287046<text:tab/>0.227673740366885<text:tab/>0.0976011699064877<text:tab/>0.219964344995832<text:tab/>0.0947221710244347</text:p>
      <text:p text:style-name="P1">RGD1564171<text:tab/>6.17191514409204<text:tab/>3.16830183068815<text:tab/>2.89273756664227<text:tab/>3.57056163506946<text:tab/>5.15731590480624</text:p>
      <text:p text:style-name="P1"><text:soft-page-break/>RGD1564319<text:tab/>0.143727075197371<text:tab/>0.103748824589487<text:tab/>0.097851960152622<text:tab/>0.101504429637967<text:tab/>0.0957671275989665</text:p>
      <text:p text:style-name="P1">RGD1564324<text:tab/>0.103933771121142<text:tab/>0.10330493628222<text:tab/>0.0979952785205257<text:tab/>0.101020019074265<text:tab/>0.0959986064385136</text:p>
      <text:p text:style-name="P1">RGD1564340<text:tab/>0.103933771121142<text:tab/>0.10330493628222<text:tab/>0.0979952785205257<text:tab/>0.101020019074265<text:tab/>0.0959986064385136</text:p>
      <text:p text:style-name="P1">RGD1564345<text:tab/>0.103933771121142<text:tab/>0.10330493628222<text:tab/>0.0979952785205257<text:tab/>0.101020019074265<text:tab/>0.0959986064385136</text:p>
      <text:p text:style-name="P1">RGD1564379<text:tab/>14.9270016609763<text:tab/>14.6833499911961<text:tab/>5.91099047551941<text:tab/>34.1039068455237<text:tab/>12.2365953250313</text:p>
      <text:p text:style-name="P1">RGD1564380<text:tab/>0.103933771121142<text:tab/>0.10330493628222<text:tab/>0.0979952785205257<text:tab/>0.101020019074265<text:tab/>0.0959986064385136</text:p>
      <text:p text:style-name="P1">RGD1564419<text:tab/>0.103933771121142<text:tab/>0.10330493628222<text:tab/>0.0979952785205257<text:tab/>0.101020019074265<text:tab/>0.0959986064385136</text:p>
      <text:p text:style-name="P1">RGD1564428<text:tab/>0.103933771121142<text:tab/>0.10330493628222<text:tab/>0.0979952785205257<text:tab/>0.101020019074265<text:tab/>0.0959986064385136</text:p>
      <text:p text:style-name="P1">RGD1564450<text:tab/>9.359484605198<text:tab/>14.9269060739863<text:tab/>15.9500226081378<text:tab/>36.1100806031209<text:tab/>50.8109352298884</text:p>
      <text:p text:style-name="P1">RGD1564482<text:tab/>1.1686867101339<text:tab/>3.73594279105654<text:tab/>1.31234597435536<text:tab/>3.09629322504982<text:tab/>0.152366765395618</text:p>
      <text:p text:style-name="P1">RGD1564534<text:tab/>0.103933771121142<text:tab/>0.10330493628222<text:tab/>0.0979952785205257<text:tab/>0.101020019074265<text:tab/>0.0959986064385136</text:p>
      <text:p text:style-name="P1">RGD1564541<text:tab/>5.99389709419545<text:tab/>6.51763323621232<text:tab/>3.84211901236875<text:tab/>7.68093811560308<text:tab/>7.16378624946147</text:p>
      <text:p text:style-name="P1">RGD1564599<text:tab/>0.103933771121142<text:tab/>0.10330493628222<text:tab/>0.0979952785205257<text:tab/>0.101020019074265<text:tab/>0.0959986064385136</text:p>
      <text:p text:style-name="P1">RGD1564614<text:tab/>0.103933771121142<text:tab/>0.10330493628222<text:tab/>0.0979952785205257<text:tab/>0.101020019074265<text:tab/>0.0959986064385136</text:p>
      <text:p text:style-name="P1">RGD1564664<text:tab/>121.535047982547<text:tab/>62.3511908690048<text:tab/>481.512538692615<text:tab/>54.0382104218339<text:tab/>30.8305082442878</text:p>
      <text:p text:style-name="P1">RGD1564712<text:tab/>0.103933771121142<text:tab/>0.10330493628222<text:tab/>0.0979952785205257<text:tab/>0.101020019074265<text:tab/>0.0959986064385136</text:p>
      <text:p text:style-name="P1">RGD1564770<text:tab/>0.103933771121142<text:tab/>0.10330493628222<text:tab/>0.0979952785205257<text:tab/>0.101020019074265<text:tab/>0.0959986064385136</text:p>
      <text:p text:style-name="P1">RGD1564804<text:tab/>13.0628395294587<text:tab/>10.1733968067319<text:tab/>14.1289999856175<text:tab/>22.8786573609623<text:tab/>18.9038379849829</text:p>
      <text:p text:style-name="P1">RGD1564854<text:tab/>0.103933771121142<text:tab/>0.10330493628222<text:tab/>0.0979952785205257<text:tab/>0.101020019074265<text:tab/>0.0959986064385136</text:p>
      <text:p text:style-name="P1">RGD1564865<text:tab/>0.103933771121142<text:tab/>0.10330493628222<text:tab/>0.0979952785205257<text:tab/>0.101020019074265<text:tab/>0.0959986064385136</text:p>
      <text:p text:style-name="P1">RGD1564937<text:tab/>0.250737937961087<text:tab/>0.104431124524898<text:tab/>0.0981839212963879<text:tab/>0.10244236936045<text:tab/>0.0956811428088349</text:p>
      <text:p text:style-name="P1">RGD1565002<text:tab/>27.4138417685874<text:tab/>29.7364303530839<text:tab/>15.8428781746263<text:tab/>34.9992685852829<text:tab/>18.0222149263243</text:p>
      <text:p text:style-name="P1">RGD1565033<text:tab/>9.29759316897346<text:tab/>9.76228039942222<text:tab/>5.06941771460145<text:tab/>10.23921918426<text:tab/>12.466507424634</text:p>
      <text:p text:style-name="P1">RGD1565059<text:tab/>4.30740821516855<text:tab/>0.418208119665078<text:tab/>0.58275025021076<text:tab/>3.22488691310028<text:tab/>1.65054622249055</text:p>
      <text:p text:style-name="P1">RGD1565166<text:tab/>0.652740301735555<text:tab/>0.105397272093768<text:tab/>0.0974133027704725<text:tab/>0.103542659768982<text:tab/>0.0951451037914804</text:p>
      <text:p text:style-name="P1">RGD1565212<text:tab/>0.103933771121142<text:tab/>0.10330493628222<text:tab/>0.0979952785205257<text:tab/>0.101020019074265<text:tab/>0.0959986064385136</text:p>
      <text:p text:style-name="P1">RGD1565222<text:tab/>3.3137230805118<text:tab/>0.458324754908935<text:tab/>0.811656551735426<text:tab/>6.71978018257005<text:tab/>3.24572371103444</text:p>
      <text:p text:style-name="P1">RGD1565283<text:tab/>0.104922137757566<text:tab/>0.104950871657682<text:tab/>0.135785500441362<text:tab/>0.102978124934377<text:tab/>0.0965344612045914</text:p>
      <text:p text:style-name="P1">RGD1565323<text:tab/>0.103933771121142<text:tab/>0.10330493628222<text:tab/>0.0979952785205257<text:tab/>0.101020019074265<text:tab/>0.0959986064385136</text:p>
      <text:p text:style-name="P1">RGD1565355<text:tab/>0.103933771121142<text:tab/>0.10330493628222<text:tab/>0.0979952785205257<text:tab/>0.101020019074265<text:tab/>0.0959986064385136</text:p>
      <text:p text:style-name="P1">RGD1565367<text:tab/>0.820307814096754<text:tab/>0.329705561547762<text:tab/>1.50355355625389<text:tab/>1.5036118066362<text:tab/>0.574367025900784</text:p>
      <text:p text:style-name="P1">RGD1565410<text:tab/>0.103933771121142<text:tab/>0.10330493628222<text:tab/>0.0979952785205257<text:tab/>0.101020019074265<text:tab/>0.0959986064385136</text:p>
      <text:p text:style-name="P1">RGD1565498<text:tab/>3.72631533653151<text:tab/>2.84905971801239<text:tab/>2.3249245152717<text:tab/>4.86218268509768<text:tab/>4.5514493984417</text:p>
      <text:p text:style-name="P1">RGD1565512<text:tab/>0.103933771121142<text:tab/>0.10330493628222<text:tab/>0.0979952785205257<text:tab/>0.101020019074265<text:tab/>0.0959986064385136</text:p>
      <text:p text:style-name="P1">RGD1565533<text:tab/>0.103933771121142<text:tab/>0.10330493628222<text:tab/>0.0979952785205257<text:tab/>0.101020019074265<text:tab/>0.0959986064385136</text:p>
      <text:p text:style-name="P1">RGD1565611<text:tab/>0.103933771121142<text:tab/>0.10330493628222<text:tab/>0.0979952785205257<text:tab/>0.101020019074265<text:tab/>0.0959986064385136</text:p>
      <text:p text:style-name="P1">RGD1565616<text:tab/>14.8048803708573<text:tab/>12.5886637699175<text:tab/>7.79784500160233<text:tab/>19.0778918981753<text:tab/>9.33719154985133</text:p>
      <text:p text:style-name="P1">RGD1565641<text:tab/>129.029333571965<text:tab/>117.81680136573<text:tab/>72.2252628410026<text:tab/>198.554135827551<text:tab/>125.113122349125</text:p>
      <text:p text:style-name="P1">RGD1565655<text:tab/>0.103933771121142<text:tab/>0.10330493628222<text:tab/>0.0979952785205257<text:tab/>0.101020019074265<text:tab/>0.0959986064385136</text:p>
      <text:p text:style-name="P1">RGD1565685<text:tab/>12.8412612832492<text:tab/>8.90613523132834<text:tab/>8.76095536682196<text:tab/>18.6792019674839<text:tab/>11.9625801550126</text:p>
      <text:p text:style-name="P1">RGD1565725<text:tab/>0.103933771121142<text:tab/>0.10330493628222<text:tab/>0.0979952785205257<text:tab/>0.101020019074265<text:tab/>0.0959986064385136</text:p>
      <text:p text:style-name="P1">RGD1565784<text:tab/>13.921789380498<text:tab/>7.85088677247793<text:tab/>6.86937788288138<text:tab/>16.6296214735393<text:tab/>18.6658647314486</text:p>
      <text:p text:style-name="P1">RGD1565785<text:tab/>0.241975850402162<text:tab/>0.105187204597988<text:tab/>0.0979710156485318<text:tab/>0.103067876217708<text:tab/>0.107668852538301</text:p>
      <text:p text:style-name="P1">RGD1565819<text:tab/>0.103933771121142<text:tab/>0.10330493628222<text:tab/>0.0979952785205257<text:tab/>0.101020019074265<text:tab/>0.0959986064385136</text:p>
      <text:p text:style-name="P1">RGD1565844<text:tab/>0.102188719338426<text:tab/>0.103884373774033<text:tab/>0.0968805870073212<text:tab/>0.275790966012772<text:tab/>0.137970283876487</text:p>
      <text:p text:style-name="P1">RGD1565959<text:tab/>0.103933771121142<text:tab/>0.10330493628222<text:tab/>0.0979952785205257<text:tab/>0.101020019074265<text:tab/>0.0959986064385136</text:p>
      <text:p text:style-name="P1">RGD1565989<text:tab/>0.33146120663408<text:tab/>1.92658247139564<text:tab/>2.11246904212558<text:tab/>0.113787749013429<text:tab/>0.196371365196243</text:p>
      <text:p text:style-name="P1">RGD1566052<text:tab/>4.2560700489142<text:tab/>5.00742876577427<text:tab/>2.01248536746153<text:tab/>6.20029295448157<text:tab/>2.48712256261658</text:p>
      <text:p text:style-name="P1">RGD1566099<text:tab/>6.14636059645354<text:tab/>9.79405342448373<text:tab/>11.862565479038<text:tab/>12.5578529844896<text:tab/>10.9262159691568</text:p>
      <text:p text:style-name="P1">RGD1566134<text:tab/>0.103933771121142<text:tab/>0.10330493628222<text:tab/>0.0979952785205257<text:tab/>0.101020019074265<text:tab/>0.0959986064385136</text:p>
      <text:p text:style-name="P1">RGD1566226<text:tab/>0.103933771121142<text:tab/>0.10330493628222<text:tab/>0.0979952785205257<text:tab/>0.101020019074265<text:tab/>0.0959986064385136</text:p>
      <text:p text:style-name="P1">RGD1566239<text:tab/>20.8079042905196<text:tab/>30.1775222224002<text:tab/>18.7049918868761<text:tab/>41.1249306044659<text:tab/>27.7313912851815</text:p>
      <text:p text:style-name="P1">RGD1566265<text:tab/>14.4819654539569<text:tab/>16.311651088175<text:tab/>9.68897147550363<text:tab/>28.942238774176<text:tab/>14.8744740619268</text:p>
      <text:p text:style-name="P1">RGD1566320<text:tab/>49.8850065182249<text:tab/>34.5653345186559<text:tab/>23.1087679420422<text:tab/>62.786880840109<text:tab/>47.945230831701</text:p>
      <text:p text:style-name="P1"><text:soft-page-break/>RGD1566386<text:tab/>0.640928613876038<text:tab/>0.257967920484089<text:tab/>0.280796999871563<text:tab/>1.41913295994718<text:tab/>0.88549794759603</text:p>
      <text:p text:style-name="P1">RGD1566401<text:tab/>0.103933771121142<text:tab/>0.10330493628222<text:tab/>0.0979952785205257<text:tab/>0.101020019074265<text:tab/>0.0959986064385136</text:p>
      <text:p text:style-name="P1">RGD1624210<text:tab/>0.103933771121142<text:tab/>0.10330493628222<text:tab/>0.0979952785205257<text:tab/>0.101020019074265<text:tab/>0.0959986064385136</text:p>
      <text:p text:style-name="P1">RGD2301395<text:tab/>0.103933771121142<text:tab/>0.10330493628222<text:tab/>0.0979952785205257<text:tab/>0.101020019074265<text:tab/>0.0959986064385136</text:p>
      <text:p text:style-name="P1">RGD621098<text:tab/>10.2819970810703<text:tab/>5.20098737198558<text:tab/>12.0169133016385<text:tab/>16.9386523194016<text:tab/>16.7004258999329</text:p>
      <text:p text:style-name="P1">RGD735029<text:tab/>12.771476685549<text:tab/>9.94634991769967<text:tab/>8.57672498892215<text:tab/>25.0214866346339<text:tab/>26.826675659566</text:p>
      <text:p text:style-name="P1">RGD735065<text:tab/>40.776179193569<text:tab/>33.440894704546<text:tab/>18.052238493133<text:tab/>58.4956015912612<text:tab/>43.4834710011846</text:p>
      <text:p text:style-name="P1">RSA-14-44<text:tab/>0.123497649114102<text:tab/>0.289733901493118<text:tab/>0.215888356830056<text:tab/>0.940503688659953<text:tab/>0.251169890344632</text:p>
      <text:p text:style-name="P1">RT1-A1<text:tab/>8.61548269323294<text:tab/>15.3883516062529<text:tab/>11.3522088930996<text:tab/>17.2910924393253<text:tab/>11.881864135302</text:p>
      <text:p text:style-name="P1">RT1-A2<text:tab/>15.9647059833<text:tab/>40.9835671151<text:tab/>40.2892318749754<text:tab/>42.1726607735496<text:tab/>58.7804123017345</text:p>
      <text:p text:style-name="P1">RT1-A3<text:tab/>6.08893389985435<text:tab/>6.79020138773861<text:tab/>9.12096330764092<text:tab/>9.79501898384865<text:tab/>8.22381925256054</text:p>
      <text:p text:style-name="P1">RT1-Ba<text:tab/>0.102797432379293<text:tab/>0.705554255572461<text:tab/>0.579170279761948<text:tab/>0.106932918451955<text:tab/>0.092902602592562</text:p>
      <text:p text:style-name="P1">RT1-Bb<text:tab/>0.108516636862932<text:tab/>0.111157150310099<text:tab/>0.100388441284167<text:tab/>0.104959869270104<text:tab/>0.0956550922057817</text:p>
      <text:p text:style-name="P1">RT1-CE1<text:tab/>1.02228825950211<text:tab/>2.69894245048947<text:tab/>0.899367402425255<text:tab/>0.434692275635161<text:tab/>0.898463061034701</text:p>
      <text:p text:style-name="P1">RT1-CE10<text:tab/>5.88179231888402<text:tab/>16.4063285841341<text:tab/>10.3449646772544<text:tab/>12.1537506335918<text:tab/>9.65547008552111</text:p>
      <text:p text:style-name="P1">RT1-CE11<text:tab/>2.14375466738249<text:tab/>8.43435446408459<text:tab/>4.82256726892513<text:tab/>11.9143025917812<text:tab/>1.79248907557104</text:p>
      <text:p text:style-name="P1">RT1-CE12<text:tab/>1.27505503720032<text:tab/>1.58624500751239<text:tab/>0.388477184739506<text:tab/>1.45762366164421<text:tab/>0.428633356894821</text:p>
      <text:p text:style-name="P1">RT1-CE13<text:tab/>0.103933771121142<text:tab/>0.10330493628222<text:tab/>0.0979952785205257<text:tab/>0.101020019074265<text:tab/>0.0959986064385136</text:p>
      <text:p text:style-name="P1">RT1-CE14<text:tab/>5.96642325347037<text:tab/>18.6662624718522<text:tab/>9.67935030933345<text:tab/>14.9125363438298<text:tab/>9.66971012715026</text:p>
      <text:p text:style-name="P1">RT1-CE15<text:tab/>1.25789374985104<text:tab/>5.06547127803785<text:tab/>2.92577249500575<text:tab/>2.74365948004082<text:tab/>2.15111290057044</text:p>
      <text:p text:style-name="P1">RT1-CE16<text:tab/>0.713782942115806<text:tab/>3.03805305401469<text:tab/>1.89202207018231<text:tab/>2.46423231463517<text:tab/>3.34805589529315</text:p>
      <text:p text:style-name="P1">RT1-CE2<text:tab/>6.14026894409723<text:tab/>12.832254509154<text:tab/>10.6513477643139<text:tab/>15.9127337625242<text:tab/>10.8232357600113</text:p>
      <text:p text:style-name="P1">RT1-CE3<text:tab/>0.881740717470784<text:tab/>3.23797707859794<text:tab/>1.16601498818963<text:tab/>1.24461550670257<text:tab/>0.501256280531939</text:p>
      <text:p text:style-name="P1">RT1-CE4<text:tab/>5.62028881494114<text:tab/>7.28402368795665<text:tab/>5.62627520854305<text:tab/>7.13884725294365<text:tab/>6.2370407160342</text:p>
      <text:p text:style-name="P1">RT1-CE5<text:tab/>19.5787348758502<text:tab/>28.3606345335809<text:tab/>16.9680418330989<text:tab/>31.6542114593443<text:tab/>11.0043380848666</text:p>
      <text:p text:style-name="P1">RT1-CE6<text:tab/>0.100670221591503<text:tab/>0.443668183203504<text:tab/>0.17950383960221<text:tab/>0.311891657362952<text:tab/>0.276425954945853</text:p>
      <text:p text:style-name="P1">RT1-CE7<text:tab/>0.115173705703334<text:tab/>0.118733366968783<text:tab/>0.107788219015095<text:tab/>0.117895804624709<text:tab/>1.49148383606321</text:p>
      <text:p text:style-name="P1">RT1-Cl<text:tab/>0.103590048007191<text:tab/>0.103280826136671<text:tab/>0.10163865004658<text:tab/>0.112146935341514<text:tab/>0.0955365193692017</text:p>
      <text:p text:style-name="P1">RT1-DMa<text:tab/>0.104407288431638<text:tab/>0.106208385547009<text:tab/>0.1480093399609<text:tab/>0.128034765751844<text:tab/>0.157095806722854</text:p>
      <text:p text:style-name="P1">RT1-DMb<text:tab/>0.103933771121142<text:tab/>0.10330493628222<text:tab/>0.0979952785205257<text:tab/>0.101020019074265<text:tab/>0.0959986064385136</text:p>
      <text:p text:style-name="P1">RT1-DOa<text:tab/>0.156033902184312<text:tab/>0.103892629712549<text:tab/>0.0980984184707281<text:tab/>0.101716671625348<text:tab/>0.0958232116219271</text:p>
      <text:p text:style-name="P1">RT1-DOb<text:tab/>0.104067343410359<text:tab/>0.149552288631265<text:tab/>0.0978692855400581<text:tab/>0.101847031335858<text:tab/>0.0956729978020665</text:p>
      <text:p text:style-name="P1">RT1-Da<text:tab/>0.480801480013793<text:tab/>0.200225478171287<text:tab/>0.268914180371529<text:tab/>0.13472940116651<text:tab/>0.127964901125689</text:p>
      <text:p text:style-name="P1">RT1-Db1<text:tab/>0.125785088101424<text:tab/>1.96227009425411<text:tab/>0.16452120832631<text:tab/>0.170737020647653<text:tab/>0.1238023848005</text:p>
      <text:p text:style-name="P1">RT1-Db2<text:tab/>0.104460451210348<text:tab/>0.193594234515939<text:tab/>0.0982953008877501<text:tab/>0.102744155671118<text:tab/>0.0960939399955138</text:p>
      <text:p text:style-name="P1">RT1-Ha<text:tab/>0.103933771121142<text:tab/>0.10330493628222<text:tab/>0.0979952785205257<text:tab/>0.101020019074265<text:tab/>0.0959986064385136</text:p>
      <text:p text:style-name="P1">RT1-M1-2<text:tab/>0.104956838914869<text:tab/>0.105460490407176<text:tab/>0.0988751492997686<text:tab/>0.103516883164591<text:tab/>0.163234414842643</text:p>
      <text:p text:style-name="P1">RT1-M1-4<text:tab/>0.105396678914008<text:tab/>0.13236121839528<text:tab/>0.0991379608286533<text:tab/>0.104531961497442<text:tab/>0.158510201693166</text:p>
      <text:p text:style-name="P1">RT1-M1-5<text:tab/>0.166532276443546<text:tab/>0.310466211323714<text:tab/>0.125971322531278<text:tab/>0.372644352522097<text:tab/>0.113927792851431</text:p>
      <text:p text:style-name="P1">RT1-M10-1<text:tab/>0.263010251753084<text:tab/>0.145864274296948<text:tab/>0.0983610534991354<text:tab/>0.133530898740062<text:tab/>0.0954838591918241</text:p>
      <text:p text:style-name="P1">RT1-M2<text:tab/>0.138860593889349<text:tab/>0.103737805760059<text:tab/>0.0980711696537886<text:tab/>0.101521514843619<text:tab/>0.0958663308588839</text:p>
      <text:p text:style-name="P1">RT1-M3-1<text:tab/>6.96709182759957<text:tab/>6.87141382526525<text:tab/>2.01475386619073<text:tab/>16.8508394445067<text:tab/>2.6461610713954</text:p>
      <text:p text:style-name="P1">RT1-M4<text:tab/>0.471847948117211<text:tab/>0.335603975210096<text:tab/>0.0978818563608856<text:tab/>0.21694229931943<text:tab/>0.0942807354847514</text:p>
      <text:p text:style-name="P1">RT1-M5<text:tab/>0.0961854181536571<text:tab/>1.37864881983442<text:tab/>0.0909836656299177<text:tab/>0.160600602262898<text:tab/>0.0891210618734607</text:p>
      <text:p text:style-name="P1">RT1-M6-1<text:tab/>0.0990385048152056<text:tab/>0.180250786407917<text:tab/>0.145853321120513<text:tab/>0.57077580190141<text:tab/>0.0900746903008927</text:p>
      <text:p text:style-name="P1">RT1-M6-2<text:tab/>0.624246739908901<text:tab/>0.465247732130213<text:tab/>0.193969777414812<text:tab/>0.336208495554942<text:tab/>0.572061062589391</text:p>
      <text:p text:style-name="P1">RT1-N1<text:tab/>2.55042382621184<text:tab/>3.29558236996924<text:tab/>0.934838792588934<text:tab/>1.21539503009392<text:tab/>1.06492405618101</text:p>
      <text:p text:style-name="P1">RT1-N2<text:tab/>0.774423194373768<text:tab/>0.793274159763431<text:tab/>2.30221269813283<text:tab/>5.29068959384054<text:tab/>0.864411881775014</text:p>
      <text:p text:style-name="P1">RT1-N3<text:tab/>6.51513438823392<text:tab/>9.72403571700195<text:tab/>3.35859037566677<text:tab/>9.80489363194832<text:tab/>2.74951450931498</text:p>
      <text:p text:style-name="P1">RT1-O1<text:tab/>0.183461033986299<text:tab/>0.949474635699098<text:tab/>0.315852216235192<text:tab/>1.67309795124218<text:tab/>2.23604420609433</text:p>
      <text:p text:style-name="P1">RT1-S2<text:tab/>0.202080774086795<text:tab/>0.242742795141552<text:tab/>0.364742875119506<text:tab/>0.243195252657774<text:tab/>0.303920661066803</text:p>
      <text:p text:style-name="P1">RT1-S3<text:tab/>1.01378513693828<text:tab/>10.5428917997043<text:tab/>1.88168297936416<text:tab/>7.38641154698209<text:tab/>1.81521743508917</text:p>
      <text:p text:style-name="P1">RT1-T18<text:tab/>0.103933771121142<text:tab/>0.10330493628222<text:tab/>0.0979952785205257<text:tab/>0.101020019074265<text:tab/>0.0959986064385136</text:p>
      <text:p text:style-name="P1">RT1-T24-1<text:tab/>7.651459026819<text:tab/>9.17753539438602<text:tab/>3.25548488839437<text:tab/>4.41508193519838<text:tab/>1.68327585175248</text:p>
      <text:p text:style-name="P1"><text:soft-page-break/>RT1-T24-2<text:tab/>0.198414872709459<text:tab/>0.119975747028896<text:tab/>0.14407446748022<text:tab/>0.303213280767876<text:tab/>0.105724778520983</text:p>
      <text:p text:style-name="P1">RT1-T24-3<text:tab/>0.092606041393866<text:tab/>1.80365624066044<text:tab/>0.184367279579686<text:tab/>2.90346308448778<text:tab/>0.405313611837875</text:p>
      <text:p text:style-name="P1">RT1-T24-4<text:tab/>1.39256558893309<text:tab/>0.664342263495537<text:tab/>0.824843597937376<text:tab/>1.3653597025518<text:tab/>0.3564221276457</text:p>
      <text:p text:style-name="P1">Rab10<text:tab/>52.6595840022912<text:tab/>78.7387177343952<text:tab/>71.689266494095<text:tab/>84.7850044678549<text:tab/>68.317210797236</text:p>
      <text:p text:style-name="P1">Rab11a<text:tab/>43.3804202190731<text:tab/>62.418901152889<text:tab/>47.3886732866219<text:tab/>99.6982721989128<text:tab/>61.35279065313</text:p>
      <text:p text:style-name="P1">Rab11b<text:tab/>87.5923380146136<text:tab/>97.2395271562936<text:tab/>53.4676911708176<text:tab/>123.473593772359<text:tab/>63.4791133186991</text:p>
      <text:p text:style-name="P1">Rab11fip1<text:tab/>2.26219934279975<text:tab/>2.00133864734032<text:tab/>7.37591316346336<text:tab/>3.78347153772196<text:tab/>4.75685266436693</text:p>
      <text:p text:style-name="P1">Rab11fip2<text:tab/>4.57285501309544<text:tab/>2.3409630533966<text:tab/>4.35142350068204<text:tab/>4.13659417133215<text:tab/>5.23645236537118</text:p>
      <text:p text:style-name="P1">Rab11fip4<text:tab/>0.197693744728231<text:tab/>0.12457034590505<text:tab/>0.317250075395322<text:tab/>0.123252613448466<text:tab/>0.0932251146114174</text:p>
      <text:p text:style-name="P1">Rab12<text:tab/>51.3301553895976<text:tab/>54.0196518658381<text:tab/>51.6135957752749<text:tab/>71.422525567273<text:tab/>57.484251638197</text:p>
      <text:p text:style-name="P1">Rab13<text:tab/>58.1957787096466<text:tab/>58.8986614208636<text:tab/>34.2205120197038<text:tab/>119.762917616454<text:tab/>14.8617728328605</text:p>
      <text:p text:style-name="P1">Rab14<text:tab/>77.1830153977467<text:tab/>91.0340116710953<text:tab/>90.9051334473319<text:tab/>95.0863572627536<text:tab/>95.935477465671</text:p>
      <text:p text:style-name="P1">Rab15<text:tab/>0.10434128366266<text:tab/>0.178871019491891<text:tab/>0.19157698864661<text:tab/>0.183846052207597<text:tab/>0.1572739610905</text:p>
      <text:p text:style-name="P1">Rab17<text:tab/>1.1119718138455<text:tab/>0.693662695228215<text:tab/>0.152027821585366<text:tab/>0.457825382836291<text:tab/>0.102294161110932</text:p>
      <text:p text:style-name="P1">Rab18<text:tab/>85.5055070130507<text:tab/>78.3785089612892<text:tab/>65.0981225316381<text:tab/>107.179884047079<text:tab/>79.3993259247007</text:p>
      <text:p text:style-name="P1">Rab19<text:tab/>0.15549671698533<text:tab/>0.160679559870715<text:tab/>0.0987342884669054<text:tab/>0.157963381900361<text:tab/>0.0960572481686573</text:p>
      <text:p text:style-name="P1">Rab1a<text:tab/>198.997219144565<text:tab/>283.3533056357<text:tab/>214.219956163419<text:tab/>309.753746718977<text:tab/>229.69728734962</text:p>
      <text:p text:style-name="P1">Rab1b<text:tab/>5.25623344906579<text:tab/>5.58891039183454<text:tab/>4.62189611207951<text:tab/>6.53915775536106<text:tab/>3.87548804305497</text:p>
      <text:p text:style-name="P1">Rab20<text:tab/>8.51236769463738<text:tab/>12.3210322703423<text:tab/>11.4723571879694<text:tab/>13.6849998722112<text:tab/>8.43051792284107</text:p>
      <text:p text:style-name="P1">Rab21<text:tab/>41.752522788236<text:tab/>73.9018809725733<text:tab/>72.8442829104788<text:tab/>70.8086646455569<text:tab/>69.5505706743306</text:p>
      <text:p text:style-name="P1">Rab22a<text:tab/>10.8158681054067<text:tab/>17.6627725681311<text:tab/>7.26710769675925<text:tab/>18.2408514673649<text:tab/>11.7088902594525</text:p>
      <text:p text:style-name="P1">Rab23<text:tab/>31.92866418219<text:tab/>39.2858327416923<text:tab/>26.9992928767765<text:tab/>41.2728136391849<text:tab/>19.3269440709278</text:p>
      <text:p text:style-name="P1">Rab24<text:tab/>39.3868516300008<text:tab/>37.0054812842928<text:tab/>33.6724127585079<text:tab/>58.2139032715253<text:tab/>62.1256790563532</text:p>
      <text:p text:style-name="P1">Rab25<text:tab/>0.104543987422845<text:tab/>0.285639731524521<text:tab/>0.0978165851452868<text:tab/>0.164154880111573<text:tab/>0.201565180803281</text:p>
      <text:p text:style-name="P1">Rab26<text:tab/>11.4629681443918<text:tab/>8.00046155945941<text:tab/>14.403345977207<text:tab/>14.4940796724923<text:tab/>19.6917898921775</text:p>
      <text:p text:style-name="P1">Rab27a<text:tab/>20.5098035760299<text:tab/>20.5591919770692<text:tab/>8.34250985887016<text:tab/>20.5036789366529<text:tab/>3.70991010868604</text:p>
      <text:p text:style-name="P1">Rab27b<text:tab/>1.76371096158168<text:tab/>1.1344200761142<text:tab/>0.79812901111587<text:tab/>1.68752811992634<text:tab/>0.30732904494865</text:p>
      <text:p text:style-name="P1">Rab28<text:tab/>55.5007996073012<text:tab/>60.9818004646708<text:tab/>46.938718331928<text:tab/>102.230083708158<text:tab/>63.0352015563068</text:p>
      <text:p text:style-name="P1">Rab29<text:tab/>12.382806914857<text:tab/>5.33484800736594<text:tab/>2.44345472176504<text:tab/>11.2604263883477<text:tab/>1.94438336596568</text:p>
      <text:p text:style-name="P1">Rab2a<text:tab/>311.780816684969<text:tab/>358.876927460796<text:tab/>227.655697758631<text:tab/>472.412192400873<text:tab/>278.272818916009</text:p>
      <text:p text:style-name="P1">Rab2b<text:tab/>18.6366394218562<text:tab/>12.4251347787539<text:tab/>14.8316813440342<text:tab/>20.9890936642156<text:tab/>14.5519663781116</text:p>
      <text:p text:style-name="P1">Rab30<text:tab/>6.96293416914408<text:tab/>6.757199859381<text:tab/>1.2872785590974<text:tab/>13.8088166488949<text:tab/>4.63909138486254</text:p>
      <text:p text:style-name="P1">Rab31<text:tab/>52.6619063641045<text:tab/>60.3816955715684<text:tab/>64.445022441476<text:tab/>125.676822725816<text:tab/>80.1315996771735</text:p>
      <text:p text:style-name="P1">Rab32<text:tab/>9.58245022894314<text:tab/>14.5154984527919<text:tab/>6.87632028023372<text:tab/>11.4594812516348<text:tab/>15.1118743131765</text:p>
      <text:p text:style-name="P1">Rab33a<text:tab/>1.20841085496587<text:tab/>0.404305362423773<text:tab/>0.0892559925561555<text:tab/>3.09304071966036<text:tab/>0.489030684507554</text:p>
      <text:p text:style-name="P1">Rab33b<text:tab/>10.5061103094645<text:tab/>12.3378718319345<text:tab/>7.85373125280724<text:tab/>10.1454763247253<text:tab/>6.58025943600149</text:p>
      <text:p text:style-name="P1">Rab34<text:tab/>80.8695891258484<text:tab/>84.3332073781541<text:tab/>57.6324110107755<text:tab/>146.664268907541<text:tab/>71.6587521472666</text:p>
      <text:p text:style-name="P1">Rab35<text:tab/>33.6343162139423<text:tab/>46.787152349129<text:tab/>48.2950839119863<text:tab/>42.7018993316053<text:tab/>39.4444883784</text:p>
      <text:p text:style-name="P1">Rab36<text:tab/>2.5638522612076<text:tab/>1.90134339156998<text:tab/>0.613026485990516<text:tab/>6.60557102853816<text:tab/>0.664422689511781</text:p>
      <text:p text:style-name="P1">Rab38<text:tab/>0.103013735172895<text:tab/>0.103652347941152<text:tab/>0.0971796403310656<text:tab/>0.191510470614945<text:tab/>0.0948031278616947</text:p>
      <text:p text:style-name="P1">Rab39a<text:tab/>4.03894644299752<text:tab/>3.89447426947737<text:tab/>2.20490656160409<text:tab/>3.45820880151329<text:tab/>2.39464851907255</text:p>
      <text:p text:style-name="P1">Rab3a<text:tab/>5.35514119007968<text:tab/>2.04990670187188<text:tab/>5.10205534894368<text:tab/>19.4561650291851<text:tab/>22.7009641924568</text:p>
      <text:p text:style-name="P1">Rab3b<text:tab/>13.4772228795938<text:tab/>11.324146916155<text:tab/>9.94544436740156<text:tab/>13.1542569568739<text:tab/>2.01116979593062</text:p>
      <text:p text:style-name="P1">Rab3c<text:tab/>0.103933771121142<text:tab/>0.10330493628222<text:tab/>0.0979952785205257<text:tab/>0.101020019074265<text:tab/>0.0959986064385136</text:p>
      <text:p text:style-name="P1">Rab3d<text:tab/>40.2290668270294<text:tab/>31.3461982371836<text:tab/>22.2491501807199<text:tab/>46.6099671159474<text:tab/>11.86501099517</text:p>
      <text:p text:style-name="P1">Rab3gap2<text:tab/>32.3648222977012<text:tab/>42.6529793770968<text:tab/>33.531234025659<text:tab/>42.8946800438922<text:tab/>29.1425582220854</text:p>
      <text:p text:style-name="P1">Rab3il1<text:tab/>0.339575941420433<text:tab/>0.261571956609434<text:tab/>0.527523751820581<text:tab/>1.3019971429091<text:tab/>1.08178272124218</text:p>
      <text:p text:style-name="P1">Rab3ip<text:tab/>10.0224787437908<text:tab/>6.37520807168003<text:tab/>13.8178409445586<text:tab/>11.6561563330304<text:tab/>13.1974779143022</text:p>
      <text:p text:style-name="P1">Rab40b<text:tab/>0.983156895625288<text:tab/>0.526540634680232<text:tab/>4.760009372539<text:tab/>2.8136906275693<text:tab/>1.76992638223853</text:p>
      <text:p text:style-name="P1">Rab40c<text:tab/>12.0244627553931<text:tab/>4.93147559595402<text:tab/>7.81656334091309<text:tab/>12.2580471082068<text:tab/>7.96789261912848</text:p>
      <text:p text:style-name="P1">Rab43<text:tab/>6.87876806397853<text:tab/>6.18730884423972<text:tab/>13.473653049808<text:tab/>15.2691565385539<text:tab/>12.8356915320085</text:p>
      <text:p text:style-name="P1">Rab4a<text:tab/>14.2337217859544<text:tab/>14.0597733813479<text:tab/>11.7082683459174<text:tab/>29.1321692251754<text:tab/>14.55663955822</text:p>
      <text:p text:style-name="P1">Rab4b<text:tab/>53.1494051451186<text:tab/>40.1449275411576<text:tab/>26.7370368302669<text:tab/>75.0211624270474<text:tab/>34.6578024035892</text:p>
      <text:p text:style-name="P1">Rab5a<text:tab/>34.2117566911157<text:tab/>47.3666163047044<text:tab/>33.2545653892267<text:tab/>46.6197238356914<text:tab/>38.5490235084482</text:p>
      <text:p text:style-name="P1"><text:soft-page-break/>Rab5b<text:tab/>74.1914855130797<text:tab/>50.4759285291471<text:tab/>47.7656056425761<text:tab/>86.7152973385718<text:tab/>50.4559904548895</text:p>
      <text:p text:style-name="P1">Rab5c<text:tab/>80.1438911439819<text:tab/>94.9054535250907<text:tab/>76.6971206326023<text:tab/>142.909461817068<text:tab/>97.8507946322224</text:p>
      <text:p text:style-name="P1">Rab6a<text:tab/>55.0699215592155<text:tab/>68.6540310912608<text:tab/>47.4384780484837<text:tab/>78.9643502429852<text:tab/>48.0848029642931</text:p>
      <text:p text:style-name="P1">Rab6b<text:tab/>4.84706118650123<text:tab/>5.00060083163411<text:tab/>1.74775823447372<text:tab/>11.0726585902398<text:tab/>1.91318460205617</text:p>
      <text:p text:style-name="P1">Rab7a<text:tab/>143.721371078062<text:tab/>188.874876244023<text:tab/>174.275326736455<text:tab/>243.908294076981<text:tab/>233.327215809376</text:p>
      <text:p text:style-name="P1">Rab7b<text:tab/>1.05908996044807<text:tab/>0.560935888053332<text:tab/>0.254889078614739<text:tab/>3.19530880762532<text:tab/>0.129312357062712</text:p>
      <text:p text:style-name="P1">Rab8a<text:tab/>44.184912327521<text:tab/>50.1449093725566<text:tab/>35.3232305699522<text:tab/>56.5115885569246<text:tab/>39.792356333721</text:p>
      <text:p text:style-name="P1">Rab8b<text:tab/>19.8297249093231<text:tab/>27.5595558513696<text:tab/>22.7374649226111<text:tab/>30.9189065489415<text:tab/>15.089169807245</text:p>
      <text:p text:style-name="P1">Rab9a<text:tab/>47.0230219720947<text:tab/>23.8957284090224<text:tab/>18.5652993531293<text:tab/>51.6245695394313<text:tab/>28.5294143406474</text:p>
      <text:p text:style-name="P1">Rab9b<text:tab/>0.111652315664642<text:tab/>0.130272065700598<text:tab/>0.307879375421421<text:tab/>0.138099465684109<text:tab/>0.103243183231546</text:p>
      <text:p text:style-name="P1">Rabac1<text:tab/>139.92991717479<text:tab/>168.462511640353<text:tab/>141.927890353498<text:tab/>171.576736066168<text:tab/>148.054499155013</text:p>
      <text:p text:style-name="P1">Rabep1<text:tab/>28.3837233194383<text:tab/>30.06320050127<text:tab/>20.7684106863105<text:tab/>31.9295066834507<text:tab/>24.3395546982562</text:p>
      <text:p text:style-name="P1">Rabep2<text:tab/>12.1902589368085<text:tab/>8.56387072236518<text:tab/>5.03689150766971<text:tab/>23.0048069412238<text:tab/>10.6779214910864</text:p>
      <text:p text:style-name="P1">Rabepk<text:tab/>8.15574353680841<text:tab/>11.1903683089807<text:tab/>5.91978278838333<text:tab/>15.2025491920198<text:tab/>9.76361602121417</text:p>
      <text:p text:style-name="P1">Rabgap1<text:tab/>21.8454608797111<text:tab/>11.2152247030929<text:tab/>14.7747536042581<text:tab/>27.8732335302364<text:tab/>22.9345485113695</text:p>
      <text:p text:style-name="P1">Rabgap1l<text:tab/>9.4680588801486<text:tab/>9.52897485455769<text:tab/>9.381900925716<text:tab/>12.3335794429756<text:tab/>4.53154612146064</text:p>
      <text:p text:style-name="P1">Rabgef1<text:tab/>6.81651046495073<text:tab/>15.3026216871536<text:tab/>17.795070536671<text:tab/>11.1644555798384<text:tab/>13.0385434974678</text:p>
      <text:p text:style-name="P1">Rabggta<text:tab/>15.4478155514203<text:tab/>13.5670016348432<text:tab/>9.3994944171428<text:tab/>24.3233840351508<text:tab/>19.9201167336665</text:p>
      <text:p text:style-name="P1">Rabggtb<text:tab/>90.7401128314158<text:tab/>135.866261312185<text:tab/>93.3284188026791<text:tab/>99.6393126075225<text:tab/>123.158150674064</text:p>
      <text:p text:style-name="P1">Rabif<text:tab/>0.177399783204137<text:tab/>0.107724591270282<text:tab/>0.242996878297249<text:tab/>0.176466627690493<text:tab/>0.124599319920379</text:p>
      <text:p text:style-name="P1">Rabl2a<text:tab/>7.67024487527446<text:tab/>4.63408691246851<text:tab/>3.07501231560847<text:tab/>9.1225799562869<text:tab/>5.29987020918126</text:p>
      <text:p text:style-name="P1">Rabl3<text:tab/>5.82983367870058<text:tab/>5.09841270814383<text:tab/>1.04339383577941<text:tab/>9.15658072528393<text:tab/>1.44101010066661</text:p>
      <text:p text:style-name="P1">Rabl6<text:tab/>32.2193238686353<text:tab/>28.005323516711<text:tab/>27.1604159569475<text:tab/>42.7503576003452<text:tab/>31.9508159851533</text:p>
      <text:p text:style-name="P1">Rac1<text:tab/>314.038810106901<text:tab/>426.270946534718<text:tab/>287.963220202561<text:tab/>459.690791895842<text:tab/>356.795823996517</text:p>
      <text:p text:style-name="P1">Rac2<text:tab/>0.149042165163912<text:tab/>0.126097367455477<text:tab/>0.123640504170979<text:tab/>0.124087543335439<text:tab/>0.110832685303769</text:p>
      <text:p text:style-name="P1">Racgap1<text:tab/>6.62837700657734<text:tab/>4.23631669396612<text:tab/>1.5886462695094<text:tab/>2.28680033359583<text:tab/>0.160407296089945</text:p>
      <text:p text:style-name="P1">Rad1<text:tab/>8.25420097645933<text:tab/>4.92848193524999<text:tab/>2.17587485279842<text:tab/>7.9019994816581<text:tab/>12.6668178434845</text:p>
      <text:p text:style-name="P1">Rad17<text:tab/>13.3077765298373<text:tab/>11.4923056830113<text:tab/>9.67687081583747<text:tab/>13.1899021969099<text:tab/>11.2653897944613</text:p>
      <text:p text:style-name="P1">Rad18<text:tab/>8.89568814478501<text:tab/>8.72325109424377<text:tab/>4.90314536611998<text:tab/>5.08367400109418<text:tab/>3.9943046010773</text:p>
      <text:p text:style-name="P1">Rad21<text:tab/>63.6941168256167<text:tab/>41.9441375270003<text:tab/>21.6333261124224<text:tab/>42.4496972489451<text:tab/>23.305574248863</text:p>
      <text:p text:style-name="P1">Rad23a<text:tab/>47.0913422348959<text:tab/>46.1292647116369<text:tab/>30.2097073710039<text:tab/>83.3501911700353<text:tab/>84.4688081471903</text:p>
      <text:p text:style-name="P1">Rad23b<text:tab/>102.223815422353<text:tab/>137.044020777253<text:tab/>89.265502496509<text:tab/>147.05400021123<text:tab/>102.082667598458</text:p>
      <text:p text:style-name="P1">Rad50<text:tab/>13.9139214291356<text:tab/>7.41059047039021<text:tab/>5.82545895242248<text:tab/>17.417732010668<text:tab/>12.8186927283847</text:p>
      <text:p text:style-name="P1">Rad51<text:tab/>3.2593674364112<text:tab/>4.19735548801215<text:tab/>0.357190384997486<text:tab/>4.41752135888333<text:tab/>0.164628596548178</text:p>
      <text:p text:style-name="P1">Rad51ap1<text:tab/>6.83541829393597<text:tab/>4.40217382154595<text:tab/>1.71138652776924<text:tab/>2.49098661028295<text:tab/>1.12506516467395</text:p>
      <text:p text:style-name="P1">Rad51c<text:tab/>4.67066280967938<text:tab/>2.245496027669<text:tab/>2.54214371918728<text:tab/>1.81348740767217<text:tab/>3.41628407526585</text:p>
      <text:p text:style-name="P1">Rad51d<text:tab/>10.6201469670513<text:tab/>1.8404526055152<text:tab/>0.666935030878491<text:tab/>7.17572130451049<text:tab/>2.34500248315133</text:p>
      <text:p text:style-name="P1">Rad52<text:tab/>7.4542791760681<text:tab/>2.06868702270283<text:tab/>0.763458565109931<text:tab/>6.81526531928188<text:tab/>6.32717715162163</text:p>
      <text:p text:style-name="P1">Rad54b<text:tab/>1.12667785757393<text:tab/>0.417074790890493<text:tab/>1.04348636628214<text:tab/>0.437649382115811<text:tab/>0.220422055751187</text:p>
      <text:p text:style-name="P1">Rad54l<text:tab/>3.40207837289837<text:tab/>2.41333961570254<text:tab/>1.30208971053896<text:tab/>1.71990248423628<text:tab/>0.355795942257577</text:p>
      <text:p text:style-name="P1">Rad54l2<text:tab/>2.10134623739471<text:tab/>4.22029710515698<text:tab/>3.39407573122079<text:tab/>3.41101025331898<text:tab/>4.09533681002399</text:p>
      <text:p text:style-name="P1">Rad9b<text:tab/>1.59027303094099<text:tab/>0.723861978318149<text:tab/>0.538868464029702<text:tab/>1.50361746184601<text:tab/>0.496267441995511</text:p>
      <text:p text:style-name="P1">Radil<text:tab/>1.32869202665066<text:tab/>0.802050666097589<text:tab/>1.36344573679415<text:tab/>1.92875796926785<text:tab/>1.64454792098754</text:p>
      <text:p text:style-name="P1">Rae1<text:tab/>27.382150923442<text:tab/>31.9746322352581<text:tab/>27.8713327931499<text:tab/>37.4252266384157<text:tab/>35.1401625974975</text:p>
      <text:p text:style-name="P1">Raet1l<text:tab/>0.104030621553564<text:tab/>0.103475814997011<text:tab/>0.0980673774668693<text:tab/>0.101208494603097<text:tab/>0.0986353243847526</text:p>
      <text:p text:style-name="P1">Raf1<text:tab/>47.4058996455426<text:tab/>50.5329265379449<text:tab/>25.2130069857505<text:tab/>60.261714214689<text:tab/>34.3144928745096</text:p>
      <text:p text:style-name="P1">Rag1<text:tab/>0.103933771121142<text:tab/>0.10330493628222<text:tab/>0.0979952785205257<text:tab/>0.101020019074265<text:tab/>0.0959986064385136</text:p>
      <text:p text:style-name="P1">Rag2<text:tab/>0.118654568749373<text:tab/>0.161128563909801<text:tab/>0.0978644351172475<text:tab/>0.102366598146216<text:tab/>0.0955681030633946</text:p>
      <text:p text:style-name="P1">Rai1<text:tab/>9.68327795356509<text:tab/>8.97882437187967<text:tab/>3.36232139847044<text:tab/>12.3405593164982<text:tab/>6.60224608176542</text:p>
      <text:p text:style-name="P1">Rai14<text:tab/>69.8862586813945<text:tab/>153.861162592246<text:tab/>81.3116574022766<text:tab/>73.6257019918657<text:tab/>43.3091254534692</text:p>
      <text:p text:style-name="P1">Rai2<text:tab/>2.96662096208949<text:tab/>1.35809060235206<text:tab/>0.967297863202852<text:tab/>0.583393357846876<text:tab/>0.166430005086296</text:p>
      <text:p text:style-name="P1">Rala<text:tab/>82.5907576266129<text:tab/>122.246389324475<text:tab/>95.0498253335358<text:tab/>130.683469325681<text:tab/>110.780651988085</text:p>
      <text:p text:style-name="P1">Ralb<text:tab/>29.3836205574766<text:tab/>53.0656158956928<text:tab/>36.9346756054314<text:tab/>45.0331839176344<text:tab/>19.2245900636836</text:p>
      <text:p text:style-name="P1">Ralbp1<text:tab/>28.2028886564791<text:tab/>26.9744805488158<text:tab/>17.0045207631074<text:tab/>60.4572994275659<text:tab/>29.6057681553626</text:p>
      <text:p text:style-name="P1"><text:soft-page-break/>Ralgapa1<text:tab/>8.61455505148611<text:tab/>8.29999470133591<text:tab/>5.38222524086189<text:tab/>10.705371535507<text:tab/>6.54903607495108</text:p>
      <text:p text:style-name="P1">Ralgapb<text:tab/>13.6674825131429<text:tab/>6.58615256632066<text:tab/>8.88802417304694<text:tab/>16.8992462116796<text:tab/>16.1142390640039</text:p>
      <text:p text:style-name="P1">Ralgds<text:tab/>7.80481223574<text:tab/>6.36876300839111<text:tab/>4.62586719461419<text:tab/>10.7342755875688<text:tab/>4.29852131284555</text:p>
      <text:p text:style-name="P1">Ralgps2<text:tab/>1.70800125550575<text:tab/>1.81745669858407<text:tab/>2.45906259534516<text:tab/>4.73318338898434<text:tab/>3.35056774169655</text:p>
      <text:p text:style-name="P1">Raly<text:tab/>210.695647153939<text:tab/>299.836784383087<text:tab/>481.684145331161<text:tab/>234.883654497934<text:tab/>303.219095757181</text:p>
      <text:p text:style-name="P1">Ralyl<text:tab/>0.103933771121142<text:tab/>0.10330493628222<text:tab/>0.0979952785205257<text:tab/>0.101020019074265<text:tab/>0.0959986064385136</text:p>
      <text:p text:style-name="P1">Ramp1<text:tab/>1.24694258370182<text:tab/>1.16881321826057<text:tab/>0.38968931887557<text:tab/>10.4784023800447<text:tab/>0.490302946204271</text:p>
      <text:p text:style-name="P1">Ramp2<text:tab/>10.9288328561568<text:tab/>8.17221522672491<text:tab/>2.50960794691841<text:tab/>24.2069420746645<text:tab/>2.70003660349422</text:p>
      <text:p text:style-name="P1">Ramp3<text:tab/>2.69897403994046<text:tab/>2.12629472150386<text:tab/>1.42673587034994<text:tab/>12.833297804375<text:tab/>2.83935556876082</text:p>
      <text:p text:style-name="P1">Ran<text:tab/>409.562831837672<text:tab/>667.785459258514<text:tab/>474.318116803998<text:tab/>579.646952460087<text:tab/>587.233954335545</text:p>
      <text:p text:style-name="P1">Ranbp1<text:tab/>120.001060635869<text:tab/>126.335711439299<text:tab/>73.8947968902927<text:tab/>129.94196775323<text:tab/>117.945958161078</text:p>
      <text:p text:style-name="P1">Ranbp10<text:tab/>9.98435925001045<text:tab/>7.65644128503481<text:tab/>10.6710061313056<text:tab/>15.7039033591305<text:tab/>13.2409098369831</text:p>
      <text:p text:style-name="P1">Ranbp17<text:tab/>3.58386490327142<text:tab/>2.45074816032633<text:tab/>2.1582092797142<text:tab/>2.05111880200636<text:tab/>0.828074416978187</text:p>
      <text:p text:style-name="P1">Ranbp2<text:tab/>23.1348935282891<text:tab/>26.1295647113358<text:tab/>23.633336530672<text:tab/>24.3898247351047<text:tab/>23.8604413173485</text:p>
      <text:p text:style-name="P1">Ranbp6<text:tab/>5.890962225157<text:tab/>4.30254764894027<text:tab/>5.26716270446557<text:tab/>7.48260570560773<text:tab/>4.9584448142247</text:p>
      <text:p text:style-name="P1">Rangap1<text:tab/>41.6508754040536<text:tab/>60.0751538779924<text:tab/>58.746698727453<text:tab/>48.5058938570642<text:tab/>71.2039645909011</text:p>
      <text:p text:style-name="P1">Rangrf<text:tab/>15.777210556961<text:tab/>11.8057986277645<text:tab/>6.76085528630305<text:tab/>25.4703280714102<text:tab/>17.4901090208212</text:p>
      <text:p text:style-name="P1">Rap1a<text:tab/>28.0143843589513<text:tab/>30.1474859638479<text:tab/>36.4688568412051<text:tab/>40.4248117196667<text:tab/>34.750780764467</text:p>
      <text:p text:style-name="P1">Rap1b<text:tab/>216.99910857164<text:tab/>409.084989482702<text:tab/>305.196898447854<text:tab/>514.88687770665<text:tab/>365.855767446677</text:p>
      <text:p text:style-name="P1">Rap1gap<text:tab/>0.31180028975489<text:tab/>0.960582282914616<text:tab/>1.67837246557382<text:tab/>0.446730751909102<text:tab/>0.194214574385452</text:p>
      <text:p text:style-name="P1">Rap1gap2<text:tab/>0.712198353200925<text:tab/>2.53759496318662<text:tab/>3.13104447395195<text:tab/>3.55320198856248<text:tab/>2.096641582448</text:p>
      <text:p text:style-name="P1">Rap1gds1<text:tab/>27.1577888637391<text:tab/>42.0437549019083<text:tab/>40.8211360850148<text:tab/>40.8753349982934<text:tab/>28.508319531257</text:p>
      <text:p text:style-name="P1">Rap2a<text:tab/>2.49833261879167<text:tab/>8.42767416451254<text:tab/>6.67130112061187<text:tab/>9.45358245642537<text:tab/>5.6907149985257</text:p>
      <text:p text:style-name="P1">Rap2b<text:tab/>10.6731856171649<text:tab/>8.82564663903831<text:tab/>20.3149874477518<text:tab/>18.4121242817507<text:tab/>16.8439718031623</text:p>
      <text:p text:style-name="P1">Rap2c<text:tab/>17.5550910541794<text:tab/>25.0888748853757<text:tab/>12.1135741498679<text:tab/>24.5854829427549<text:tab/>12.6440279004497</text:p>
      <text:p text:style-name="P1">Rapgef2<text:tab/>4.88464619941665<text:tab/>3.1159914207789<text:tab/>4.25831883025991<text:tab/>5.64786121660886<text:tab/>3.62436525888756</text:p>
      <text:p text:style-name="P1">Rapgef3<text:tab/>29.3254905033671<text:tab/>7.54550964024629<text:tab/>3.22710941627295<text:tab/>10.1522220683554<text:tab/>0.606318406480471</text:p>
      <text:p text:style-name="P1">Rapgef5<text:tab/>0.842302827514596<text:tab/>0.191045093874552<text:tab/>0.107125219174156<text:tab/>0.99690104182676<text:tab/>0.271541055271764</text:p>
      <text:p text:style-name="P1">Rapgef6<text:tab/>3.82679993373926<text:tab/>5.28664810301623<text:tab/>8.46554023851902<text:tab/>4.60263845788497<text:tab/>6.14172796931153</text:p>
      <text:p text:style-name="P1">Raph1<text:tab/>6.32797303376344<text:tab/>6.53066591525463<text:tab/>7.33061460729462<text:tab/>6.09945611707249<text:tab/>5.0226617561916</text:p>
      <text:p text:style-name="P1">Rapsn<text:tab/>4.90827768581143<text:tab/>5.34962274116673<text:tab/>3.2979484849834<text:tab/>6.28431810296943<text:tab/>1.50458708644132</text:p>
      <text:p text:style-name="P1">Rara<text:tab/>18.0865969251328<text:tab/>31.2524783524915<text:tab/>18.4474177739484<text:tab/>25.8240378645921<text:tab/>13.2026419545051</text:p>
      <text:p text:style-name="P1">Rarb<text:tab/>2.78686843845745<text:tab/>1.08949399534638<text:tab/>0.278354671495809<text:tab/>3.68767068085127<text:tab/>0.504238901726628</text:p>
      <text:p text:style-name="P1">Rarg<text:tab/>34.3581496843468<text:tab/>41.3336096470199<text:tab/>16.1425481090618<text:tab/>58.2711249541574<text:tab/>29.9254109115219</text:p>
      <text:p text:style-name="P1">Rarres1<text:tab/>0.384978097079922<text:tab/>0.107346145801953<text:tab/>0.18734800837381<text:tab/>0.205629305483731<text:tab/>0.166904158670019</text:p>
      <text:p text:style-name="P1">Rarres2<text:tab/>0.398077997667057<text:tab/>0.486236269022413<text:tab/>0.805313160364089<text:tab/>2.32671674656501<text:tab/>1.88852519588151</text:p>
      <text:p text:style-name="P1">Rars<text:tab/>60.404171835635<text:tab/>101.528401544499<text:tab/>82.6742075928545<text:tab/>81.7530335102185<text:tab/>95.9056972412585</text:p>
      <text:p text:style-name="P1">Rars2<text:tab/>8.53238435203722<text:tab/>5.0257705072156<text:tab/>2.41896253909977<text:tab/>9.11041451615111<text:tab/>5.26503556964677</text:p>
      <text:p text:style-name="P1">Rasa1<text:tab/>21.2572282588651<text:tab/>38.3053369530834<text:tab/>26.4664320522032<text:tab/>132.761498198573<text:tab/>62.9068318941043</text:p>
      <text:p text:style-name="P1">Rasa2<text:tab/>5.09727262453415<text:tab/>16.935587948367<text:tab/>12.6275345383424<text:tab/>7.81943672022368<text:tab/>4.51231389877591</text:p>
      <text:p text:style-name="P1">Rasa3<text:tab/>9.48276089766379<text:tab/>7.52167409353246<text:tab/>5.09459806245441<text:tab/>32.3050423837514<text:tab/>8.41727642839744</text:p>
      <text:p text:style-name="P1">Rasal1<text:tab/>0.104950399431744<text:tab/>0.19639635618326<text:tab/>0.116548601836511<text:tab/>0.104249953771159<text:tab/>0.108991747367569</text:p>
      <text:p text:style-name="P1">Rasal2<text:tab/>10.1299648877567<text:tab/>21.8333870498627<text:tab/>13.8958237909121<text:tab/>11.8996912450203<text:tab/>6.2303003819909</text:p>
      <text:p text:style-name="P1">Rasal3<text:tab/>0.283490746589988<text:tab/>0.135317053547507<text:tab/>0.0976493273688782<text:tab/>0.103446815778663<text:tab/>0.0951573045128107</text:p>
      <text:p text:style-name="P1">Rasd1<text:tab/>0.267255319018949<text:tab/>0.430786391682924<text:tab/>1.06740434551669<text:tab/>4.25992889201853<text:tab/>0.440232979252307</text:p>
      <text:p text:style-name="P1">Rasd2<text:tab/>0.139111277478423<text:tab/>0.103881172501597<text:tab/>0.0977972737073419<text:tab/>0.118722453198728<text:tab/>0.101592513726043</text:p>
      <text:p text:style-name="P1">Rasef<text:tab/>0.103933771121142<text:tab/>0.10330493628222<text:tab/>0.0979952785205257<text:tab/>0.101020019074265<text:tab/>0.0959986064385136</text:p>
      <text:p text:style-name="P1">Rasgef1c<text:tab/>0.103933771121142<text:tab/>0.10330493628222<text:tab/>0.0979952785205257<text:tab/>0.101020019074265<text:tab/>0.0959986064385136</text:p>
      <text:p text:style-name="P1">Rasgrf1<text:tab/>0.104526608729342<text:tab/>0.105586085448891<text:tab/>0.0982928973878178<text:tab/>0.160539921881545<text:tab/>0.135879206510929</text:p>
      <text:p text:style-name="P1">Rasgrf2<text:tab/>0.137561278817494<text:tab/>0.105152357892583<text:tab/>0.0967184665581809<text:tab/>0.21865829339082<text:tab/>0.116493628236271</text:p>
      <text:p text:style-name="P1">Rasgrp1<text:tab/>0.105739930617277<text:tab/>0.113122975632895<text:tab/>0.224682206827699<text:tab/>0.113593236835949<text:tab/>0.0968004187660795</text:p>
      <text:p text:style-name="P1">Rasgrp2<text:tab/>17.6473394079029<text:tab/>10.4262422382046<text:tab/>5.46670942233167<text:tab/>14.9152186981333<text:tab/>0.701219973900314</text:p>
      <text:p text:style-name="P1">Rasgrp3<text:tab/>10.9171647466474<text:tab/>3.78480733715092<text:tab/>0.62549807031233<text:tab/>1.84933326910749<text:tab/>0.306151652618157</text:p>
      <text:p text:style-name="P1">Rasgrp4<text:tab/>0.104394497830618<text:tab/>0.104070619192114<text:tab/>0.0982083967686968<text:tab/>0.12374780306029<text:tab/>0.0960851987070042</text:p>
      <text:p text:style-name="P1"><text:soft-page-break/>Rasip1<text:tab/>0.146829905631391<text:tab/>0.108861574322068<text:tab/>0.112272660463858<text:tab/>0.108163222449837<text:tab/>0.397002167541591</text:p>
      <text:p text:style-name="P1">Rasl10a<text:tab/>1.71548261045107<text:tab/>2.43536779882909<text:tab/>3.22075463768911<text:tab/>10.2090997437701<text:tab/>6.52588488500922</text:p>
      <text:p text:style-name="P1">Rasl10b<text:tab/>10.13705244036<text:tab/>5.43022776533311<text:tab/>1.72144210843051<text:tab/>7.36604966099657<text:tab/>0.778273755445265</text:p>
      <text:p text:style-name="P1">Rasl11a<text:tab/>11.5129344551377<text:tab/>4.78460953802745<text:tab/>7.05645853823268<text:tab/>10.0549197278945<text:tab/>2.7285260184214</text:p>
      <text:p text:style-name="P1">Rasl11b<text:tab/>33.3585782046814<text:tab/>77.7093559429464<text:tab/>63.0290084455873<text:tab/>26.0163273063315<text:tab/>19.1375113173503</text:p>
      <text:p text:style-name="P1">Rasl12<text:tab/>3.12269253952312<text:tab/>1.32767158786377<text:tab/>0.165095345359545<text:tab/>0.898220765705938<text:tab/>0.183270171581543</text:p>
      <text:p text:style-name="P1">Rasl2-9<text:tab/>1.11702426510873<text:tab/>4.14105162943107<text:tab/>2.22577399450407<text:tab/>3.32063017465992<text:tab/>1.83439584259021</text:p>
      <text:p text:style-name="P1">Rassf1<text:tab/>30.8198063783739<text:tab/>69.2978933964251<text:tab/>60.7624265928166<text:tab/>29.8308343513828<text:tab/>24.6022737507178</text:p>
      <text:p text:style-name="P1">Rassf2<text:tab/>0.158170839976136<text:tab/>0.222417793403232<text:tab/>0.216815120119744<text:tab/>0.367061030418774<text:tab/>0.136880223322463</text:p>
      <text:p text:style-name="P1">Rassf3<text:tab/>10.1800635508817<text:tab/>8.94559935550591<text:tab/>12.5493491759871<text:tab/>13.501806845158<text:tab/>7.92290490443553</text:p>
      <text:p text:style-name="P1">Rassf4<text:tab/>12.1270806761769<text:tab/>9.41768986036818<text:tab/>9.93886713935017<text:tab/>9.11071658793099<text:tab/>15.5489485050391</text:p>
      <text:p text:style-name="P1">Rassf5<text:tab/>3.23679211839214<text:tab/>4.21515093095405<text:tab/>7.17987280742348<text:tab/>4.53787721316831<text:tab/>5.56955920541159</text:p>
      <text:p text:style-name="P1">Rassf6<text:tab/>0.18683545347<text:tab/>0.139467404154483<text:tab/>0.0965888701286519<text:tab/>0.160645474014827<text:tab/>0.0939572677064915</text:p>
      <text:p text:style-name="P1">Rassf7<text:tab/>6.51775552177031<text:tab/>1.87323209248765<text:tab/>1.15219291919494<text:tab/>1.72640898399099<text:tab/>0.924239365321832</text:p>
      <text:p text:style-name="P1">Rassf8<text:tab/>32.2968439698168<text:tab/>127.475498599497<text:tab/>84.336804713467<text:tab/>44.8826444564139<text:tab/>27.7710623747438</text:p>
      <text:p text:style-name="P1">Rassf9<text:tab/>8.61580841362168<text:tab/>7.24622742124966<text:tab/>2.81979821214637<text:tab/>11.4654345049932<text:tab/>3.98142674374355</text:p>
      <text:p text:style-name="P1">RatNP-3b<text:tab/>0.103933771121142<text:tab/>0.10330493628222<text:tab/>0.0979952785205257<text:tab/>0.101020019074265<text:tab/>0.0959986064385136</text:p>
      <text:p text:style-name="P1">Raver1<text:tab/>30.1175829462011<text:tab/>36.1489871696722<text:tab/>34.0080124310657<text:tab/>41.5815918084432<text:tab/>40.1840195132561</text:p>
      <text:p text:style-name="P1">Raver2<text:tab/>1.0664807373901<text:tab/>1.6495793547623<text:tab/>1.08095409442932<text:tab/>2.6690900889209<text:tab/>0.678811526129102</text:p>
      <text:p text:style-name="P1">Rax<text:tab/>0.103933771121142<text:tab/>0.10330493628222<text:tab/>0.0979952785205257<text:tab/>0.101020019074265<text:tab/>0.0959986064385136</text:p>
      <text:p text:style-name="P1">Rb1<text:tab/>14.0407187747283<text:tab/>9.4368005051779<text:tab/>9.37974677671899<text:tab/>12.1808591774977<text:tab/>10.0824123135262</text:p>
      <text:p text:style-name="P1">Rb1cc1<text:tab/>30.572575035762<text:tab/>12.5577508095723<text:tab/>9.9121936749675<text:tab/>21.8446506952403<text:tab/>18.1872869242258</text:p>
      <text:p text:style-name="P1">Rbak<text:tab/>2.00463831800407<text:tab/>1.77218562242191<text:tab/>1.88216620826882<text:tab/>2.44414725541641<text:tab/>1.22008885715974</text:p>
      <text:p text:style-name="P1">Rbbp4<text:tab/>26.9794280440734<text:tab/>38.4473382000195<text:tab/>39.6567404106278<text:tab/>43.7930693610601<text:tab/>38.3540837365794</text:p>
      <text:p text:style-name="P1">Rbbp5<text:tab/>10.183223160031<text:tab/>15.0482984427183<text:tab/>14.4490193846666<text:tab/>15.2422234142094<text:tab/>15.7332158395919</text:p>
      <text:p text:style-name="P1">Rbbp7<text:tab/>175.930558001264<text:tab/>220.832890213215<text:tab/>163.172703529093<text:tab/>200.416756425144<text:tab/>130.118789831009</text:p>
      <text:p text:style-name="P1">Rbbp8<text:tab/>12.5480228182678<text:tab/>19.0648483896572<text:tab/>12.5753194317204<text:tab/>15.3112594008164<text:tab/>6.96615573869043</text:p>
      <text:p text:style-name="P1">Rbbp9<text:tab/>17.7106652312331<text:tab/>8.45614559441582<text:tab/>3.14622410875826<text:tab/>21.1246517382411<text:tab/>4.84858617602561</text:p>
      <text:p text:style-name="P1">Rbck1<text:tab/>34.8265864049544<text:tab/>32.7894642994346<text:tab/>12.5311785895523<text:tab/>43.701030120031<text:tab/>24.5395521466307</text:p>
      <text:p text:style-name="P1">Rbfa<text:tab/>17.2144260886707<text:tab/>15.7537729641205<text:tab/>13.3788152893692<text:tab/>23.3169112349434<text:tab/>17.0115179064882</text:p>
      <text:p text:style-name="P1">Rbfox1<text:tab/>0.103933771121142<text:tab/>0.10330493628222<text:tab/>0.0979952785205257<text:tab/>0.101020019074265<text:tab/>0.0959986064385136</text:p>
      <text:p text:style-name="P1">Rbfox2<text:tab/>23.5565849722322<text:tab/>25.2950786537322<text:tab/>21.5899806899874<text:tab/>39.0781494151603<text:tab/>20.3666270546587</text:p>
      <text:p text:style-name="P1">Rbfox3<text:tab/>0.103933771121142<text:tab/>0.10330493628222<text:tab/>0.0979952785205257<text:tab/>0.101020019074265<text:tab/>0.0959986064385136</text:p>
      <text:p text:style-name="P1">Rbks<text:tab/>1.00885132845147<text:tab/>0.666409400481634<text:tab/>1.18183673164816<text:tab/>4.46608003452665<text:tab/>2.40549052521228</text:p>
      <text:p text:style-name="P1">Rbl1<text:tab/>5.07987211841641<text:tab/>3.62741091509528<text:tab/>2.78635473787471<text:tab/>3.33847119659215<text:tab/>1.21675993770825</text:p>
      <text:p text:style-name="P1">Rbl2<text:tab/>11.9697039613147<text:tab/>6.40964434865612<text:tab/>3.58621356900629<text:tab/>10.8892450248854<text:tab/>4.69025237946782</text:p>
      <text:p text:style-name="P1">Rbm10<text:tab/>22.4732553041552<text:tab/>22.8368883998587<text:tab/>18.9917680449219<text:tab/>28.6322401984303<text:tab/>25.1283798311526</text:p>
      <text:p text:style-name="P1">Rbm11<text:tab/>0.1168652855446<text:tab/>0.105677901086471<text:tab/>0.0981301069854354<text:tab/>0.172494975309197<text:tab/>0.143091485599821</text:p>
      <text:p text:style-name="P1">Rbm12<text:tab/>0.103740685004979<text:tab/>0.103258646436675<text:tab/>0.0978113500004506<text:tab/>0.10849446972656<text:tab/>0.0957612931849591</text:p>
      <text:p text:style-name="P1">Rbm14<text:tab/>12.0453635719892<text:tab/>13.0747836000211<text:tab/>30.9793287299303<text:tab/>18.5689489601847<text:tab/>12.1834501043268</text:p>
      <text:p text:style-name="P1">Rbm17<text:tab/>43.5387651323094<text:tab/>74.2635568594145<text:tab/>54.190887194761<text:tab/>48.545608670287<text:tab/>55.9868646730054</text:p>
      <text:p text:style-name="P1">Rbm18<text:tab/>23.9880640620747<text:tab/>36.5243269889031<text:tab/>18.8950660940662<text:tab/>33.1318968151042<text:tab/>22.1885817788275</text:p>
      <text:p text:style-name="P1">Rbm20<text:tab/>0.490443790753489<text:tab/>0.473916875533643<text:tab/>0.170645101112807<text:tab/>0.583416524330869<text:tab/>0.138841102406485</text:p>
      <text:p text:style-name="P1">Rbm22<text:tab/>29.0414403071256<text:tab/>27.0858946767982<text:tab/>27.202825393983<text:tab/>30.0010073982834<text:tab/>32.9039265212449</text:p>
      <text:p text:style-name="P1">Rbm24<text:tab/>0.103182828463484<text:tab/>0.10321679593377<text:tab/>0.114580692827178<text:tab/>0.11212269912945<text:tab/>0.0952084089118239</text:p>
      <text:p text:style-name="P1">Rbm25<text:tab/>28.9163327026241<text:tab/>34.4479416706766<text:tab/>21.3578605565496<text:tab/>29.0106961891981<text:tab/>31.2579605511167</text:p>
      <text:p text:style-name="P1">Rbm26<text:tab/>21.4232651984543<text:tab/>17.9989188226206<text:tab/>11.7122203634396<text:tab/>24.4344794920175<text:tab/>16.8277506746224</text:p>
      <text:p text:style-name="P1">Rbm28<text:tab/>8.53797010438517<text:tab/>8.51132313613474<text:tab/>10.8711808570494<text:tab/>10.3879843453997<text:tab/>12.5152172129985</text:p>
      <text:p text:style-name="P1">Rbm3<text:tab/>318.591135097618<text:tab/>396.470633696205<text:tab/>389.418337099985<text:tab/>272.849043175851<text:tab/>290.926694949202</text:p>
      <text:p text:style-name="P1">Rbm33<text:tab/>14.9111008216307<text:tab/>11.2560589088446<text:tab/>11.1890211067524<text:tab/>13.7439913834114<text:tab/>10.7491320107969</text:p>
      <text:p text:style-name="P1">Rbm34<text:tab/>12.5772806983456<text:tab/>12.5397277252438<text:tab/>15.2946116085398<text:tab/>12.304901395576<text:tab/>13.7861896232251</text:p>
      <text:p text:style-name="P1">Rbm38<text:tab/>4.22755151714425<text:tab/>7.43920848662762<text:tab/>19.6383592660294<text:tab/>11.8327734868475<text:tab/>12.9229729037515</text:p>
      <text:p text:style-name="P1">Rbm39<text:tab/>0.101247219437216<text:tab/>0.112791198369333<text:tab/>0.30518610443157<text:tab/>0.161903210135021<text:tab/>0.100477603438135</text:p>
      <text:p text:style-name="P1">Rbm4<text:tab/>12.1778758491004<text:tab/>12.410480111744<text:tab/>15.3928612832382<text:tab/>17.82979734064<text:tab/>8.57931847653787</text:p>
      <text:p text:style-name="P1"><text:soft-page-break/>Rbm41<text:tab/>2.81245008032367<text:tab/>1.80136526748951<text:tab/>0.929193172401979<text:tab/>2.42790599368836<text:tab/>1.55671191712531</text:p>
      <text:p text:style-name="P1">Rbm42<text:tab/>45.6832149137304<text:tab/>58.9611270146021<text:tab/>34.4461860247183<text:tab/>81.5218870803116<text:tab/>58.4712768226169</text:p>
      <text:p text:style-name="P1">Rbm43<text:tab/>6.91425307136146<text:tab/>8.61080926577104<text:tab/>1.29773795018562<text:tab/>10.8247538304623<text:tab/>0.737239783676503</text:p>
      <text:p text:style-name="P1">Rbm45<text:tab/>17.4407223433335<text:tab/>18.3199727871246<text:tab/>15.0472997402996<text:tab/>26.7184705243651<text:tab/>27.9240231358989</text:p>
      <text:p text:style-name="P1">Rbm46<text:tab/>0.103933771121142<text:tab/>0.10330493628222<text:tab/>0.0979952785205257<text:tab/>0.101020019074265<text:tab/>0.0959986064385136</text:p>
      <text:p text:style-name="P1">Rbm47<text:tab/>0.103933771121142<text:tab/>0.10330493628222<text:tab/>0.0979952785205257<text:tab/>0.101020019074265<text:tab/>0.0959986064385136</text:p>
      <text:p text:style-name="P1">Rbm48<text:tab/>3.49953008437135<text:tab/>3.553571956247<text:tab/>2.15006207628631<text:tab/>4.837956477306<text:tab/>1.69215442521715</text:p>
      <text:p text:style-name="P1">Rbm4b<text:tab/>4.71840663590728<text:tab/>3.05138055680158<text:tab/>4.71664980679912<text:tab/>6.31386056503303<text:tab/>3.40574629294358</text:p>
      <text:p text:style-name="P1">Rbm5<text:tab/>51.187069174919<text:tab/>36.2070839830164<text:tab/>25.6528190914001<text:tab/>61.6848014902737<text:tab/>41.5554006085877</text:p>
      <text:p text:style-name="P1">Rbm6<text:tab/>19.0857271806095<text:tab/>13.6231774056223<text:tab/>12.2414401745318<text:tab/>23.3044025640236<text:tab/>20.097071954358</text:p>
      <text:p text:style-name="P1">Rbm7<text:tab/>21.5064658495051<text:tab/>42.5100488643393<text:tab/>25.7259255176278<text:tab/>28.8004108384028<text:tab/>28.6129723966137</text:p>
      <text:p text:style-name="P1">Rbm8a<text:tab/>46.8008530748461<text:tab/>58.0800404131061<text:tab/>56.5178172021968<text:tab/>53.853989558165<text:tab/>64.2484700712235</text:p>
      <text:p text:style-name="P1">Rbms1<text:tab/>44.9816214296755<text:tab/>68.0297812018336<text:tab/>31.5836637405128<text:tab/>51.8035712562884<text:tab/>32.0930913520928</text:p>
      <text:p text:style-name="P1">Rbms2<text:tab/>101.533041308174<text:tab/>94.4862213757817<text:tab/>65.2260799778954<text:tab/>146.648292688871<text:tab/>71.9053386577985</text:p>
      <text:p text:style-name="P1">Rbmx<text:tab/>25.0168777647856<text:tab/>17.0527503803284<text:tab/>10.8717649790076<text:tab/>18.46277712872<text:tab/>8.86451887609586</text:p>
      <text:p text:style-name="P1">Rbmx2<text:tab/>5.39174092240239<text:tab/>8.20813372152091<text:tab/>4.01485002769316<text:tab/>6.16381571397978<text:tab/>5.75054359143022</text:p>
      <text:p text:style-name="P1">Rbmxrtl<text:tab/>20.9110735998628<text:tab/>30.4435896451372<text:tab/>30.5312598359<text:tab/>36.6793635749282<text:tab/>21.8972662980372</text:p>
      <text:p text:style-name="P1">Rbp1<text:tab/>2.66074990513059<text:tab/>3.73559551959076<text:tab/>3.06524399352754<text:tab/>9.62942589915665<text:tab/>1.51019553067522</text:p>
      <text:p text:style-name="P1">Rbp2<text:tab/>0.157788281481291<text:tab/>0.192670954308469<text:tab/>0.0892569532594168<text:tab/>4.15075639432689<text:tab/>0.0860287766671644</text:p>
      <text:p text:style-name="P1">Rbp3<text:tab/>0.103933771121142<text:tab/>0.10330493628222<text:tab/>0.0979952785205257<text:tab/>0.101020019074265<text:tab/>0.0959986064385136</text:p>
      <text:p text:style-name="P1">Rbp4<text:tab/>0.103933771121142<text:tab/>0.10330493628222<text:tab/>0.0979952785205257<text:tab/>0.101020019074265<text:tab/>0.0959986064385136</text:p>
      <text:p text:style-name="P1">Rbp7<text:tab/>0.104591738735433<text:tab/>0.104966354897841<text:tab/>0.0986638516469985<text:tab/>0.103022338780381<text:tab/>0.188291629849318</text:p>
      <text:p text:style-name="P1">Rbpj<text:tab/>25.2818609261983<text:tab/>23.7055047491068<text:tab/>16.2835169957445<text:tab/>34.208680937768<text:tab/>20.0417224982791</text:p>
      <text:p text:style-name="P1">Rbpjl<text:tab/>1.17677754516355<text:tab/>2.12553917356523<text:tab/>0.631885869011471<text:tab/>2.79587203031113<text:tab/>0.40488796171845</text:p>
      <text:p text:style-name="P1">Rbpms<text:tab/>132.679618338626<text:tab/>189.936327776142<text:tab/>83.557970677391<text:tab/>196.068401331216<text:tab/>47.4926887574972</text:p>
      <text:p text:style-name="P1">Rbpms2<text:tab/>6.00900918423795<text:tab/>9.62617267067345<text:tab/>5.1570300793208<text:tab/>8.34566016724337<text:tab/>3.13855316737395</text:p>
      <text:p text:style-name="P1">Rbsn<text:tab/>8.13538822551428<text:tab/>5.22275282689749<text:tab/>2.921083644452<text:tab/>7.95913693021247<text:tab/>5.05316808284341</text:p>
      <text:p text:style-name="P1">Rbx1<text:tab/>90.9758228303795<text:tab/>79.121706764075<text:tab/>67.7801540101215<text:tab/>126.452217166589<text:tab/>116.578445048988</text:p>
      <text:p text:style-name="P1">Rc3h2<text:tab/>7.31264169902165<text:tab/>11.3671122950785<text:tab/>10.1483318628881<text:tab/>11.0192631435356<text:tab/>9.57464580345824</text:p>
      <text:p text:style-name="P1">Rcan1<text:tab/>27.8929424058215<text:tab/>168.65349459826<text:tab/>106.140310010215<text:tab/>47.7080044836757<text:tab/>23.1514584059994</text:p>
      <text:p text:style-name="P1">Rcan2<text:tab/>15.300362608502<text:tab/>16.467962889025<text:tab/>4.88706295547828<text:tab/>12.340866774483<text:tab/>4.21265791267885</text:p>
      <text:p text:style-name="P1">Rcan3<text:tab/>6.66775616798247<text:tab/>3.40599200579489<text:tab/>3.5167174367352<text:tab/>7.34596998547941<text:tab/>4.61858509559111</text:p>
      <text:p text:style-name="P1">Rcbtb1<text:tab/>10.2992176063525<text:tab/>4.66196293016966<text:tab/>2.14662669845416<text:tab/>11.8163968172858<text:tab/>3.98433890868253</text:p>
      <text:p text:style-name="P1">Rcbtb2<text:tab/>15.8659722522684<text:tab/>11.2217766704436<text:tab/>5.03566610819333<text:tab/>17.4734856363518<text:tab/>3.45831582149894</text:p>
      <text:p text:style-name="P1">Rcc1<text:tab/>15.2166595545032<text:tab/>16.4665333675704<text:tab/>16.0511731990922<text:tab/>17.4910110779644<text:tab/>18.7047847097136</text:p>
      <text:p text:style-name="P1">Rce1<text:tab/>16.3604614364075<text:tab/>20.9379479094349<text:tab/>9.76888036639121<text:tab/>20.6048921318394<text:tab/>17.0685264423646</text:p>
      <text:p text:style-name="P1">Rchy1<text:tab/>24.5072826607571<text:tab/>24.3520651165744<text:tab/>22.7866661121978<text:tab/>28.2762838317611<text:tab/>23.521226734851</text:p>
      <text:p text:style-name="P1">Rcl1<text:tab/>10.0161825562078<text:tab/>10.2310383701648<text:tab/>9.27108404211778<text:tab/>9.78932969038407<text:tab/>12.8286142005694</text:p>
      <text:p text:style-name="P1">Rcn1<text:tab/>221.676473899444<text:tab/>257.867501314154<text:tab/>188.723916764471<text:tab/>316.540551811589<text:tab/>95.5599561691686</text:p>
      <text:p text:style-name="P1">Rcn2<text:tab/>104.453811538503<text:tab/>98.0268581422908<text:tab/>117.457158412865<text:tab/>126.533225065458<text:tab/>82.5463181648746</text:p>
      <text:p text:style-name="P1">Rcn3<text:tab/>309.32191933089<text:tab/>409.064492667674<text:tab/>266.470840482866<text:tab/>505.121740519132<text:tab/>92.1471206943386</text:p>
      <text:p text:style-name="P1">Rcor1<text:tab/>8.70451933431168<text:tab/>16.8397574316165<text:tab/>13.2869423264222<text:tab/>15.7728801144031<text:tab/>9.89032572809519</text:p>
      <text:p text:style-name="P1">Rcor2<text:tab/>0.407112291680792<text:tab/>0.110111402842635<text:tab/>0.257611574931745<text:tab/>0.307524097723339<text:tab/>0.135362110223944</text:p>
      <text:p text:style-name="P1">Rcor3<text:tab/>8.37776783100736<text:tab/>5.4397009596621<text:tab/>3.71056779194932<text:tab/>6.76431582576847<text:tab/>1.65715883031113</text:p>
      <text:p text:style-name="P1">Rcsd1<text:tab/>0.332058511549144<text:tab/>0.997989211275282<text:tab/>0.108580144172665<text:tab/>0.746964409195243<text:tab/>0.0850253030522394</text:p>
      <text:p text:style-name="P1">Rcvrn<text:tab/>0.103933771121142<text:tab/>0.10330493628222<text:tab/>0.0979952785205257<text:tab/>0.101020019074265<text:tab/>0.0959986064385136</text:p>
      <text:p text:style-name="P1">Rd3l<text:tab/>0.104437305335171<text:tab/>0.184167647246533<text:tab/>0.0982839001188044<text:tab/>0.102647559843634<text:tab/>0.0960907851492343</text:p>
      <text:p text:style-name="P1">Rdh10<text:tab/>2.74344575022915<text:tab/>3.47886414573777<text:tab/>13.9869509608479<text:tab/>8.04546622665974<text:tab/>6.6024324608714</text:p>
      <text:p text:style-name="P1">Rdh11<text:tab/>30.8904077216743<text:tab/>35.4851326088219<text:tab/>16.2832084046112<text:tab/>38.1290354461427<text:tab/>20.3999156784773</text:p>
      <text:p text:style-name="P1">Rdh12<text:tab/>0.10461474503447<text:tab/>0.162139758408196<text:tab/>0.134946991901487<text:tab/>0.103169310935052<text:tab/>0.0957749634022476</text:p>
      <text:p text:style-name="P1">Rdh13<text:tab/>2.67804979433308<text:tab/>1.64023758201206<text:tab/>1.15469473893256<text:tab/>2.98354430813185<text:tab/>1.35661067701849</text:p>
      <text:p text:style-name="P1">Rdh14<text:tab/>4.70716246551948<text:tab/>4.25080018944497<text:tab/>1.19970270439072<text:tab/>6.77163882929864<text:tab/>3.12745794916488</text:p>
      <text:p text:style-name="P1">Rdh16<text:tab/>0.5016052216215<text:tab/>1.63563208858541<text:tab/>1.02527660720771<text:tab/>0.387930453583342<text:tab/>0.949159545174312</text:p>
      <text:p text:style-name="P1">Rdh7<text:tab/>0.103933771121142<text:tab/>0.10330493628222<text:tab/>0.0979952785205257<text:tab/>0.101020019074265<text:tab/>0.0959986064385136</text:p>
      <text:p text:style-name="P1"><text:soft-page-break/>Rdh8<text:tab/>0.10520267768458<text:tab/>0.105560173410472<text:tab/>0.0988386214096985<text:tab/>0.125721075537179<text:tab/>0.129344015553214</text:p>
      <text:p text:style-name="P1">Rdm1<text:tab/>7.25379381224396<text:tab/>4.28669874422247<text:tab/>3.66907021236733<text:tab/>6.6556423403581<text:tab/>1.94233085357369</text:p>
      <text:p text:style-name="P1">Rdx<text:tab/>31.5774806623585<text:tab/>34.4745143415425<text:tab/>38.5086204482987<text:tab/>39.0106250263711<text:tab/>30.7520904785514</text:p>
      <text:p text:style-name="P1">Rec114<text:tab/>0.106123697578081<text:tab/>0.148780576213503<text:tab/>0.270106132872346<text:tab/>0.192171120610998<text:tab/>0.163711863624682</text:p>
      <text:p text:style-name="P1">Rec8<text:tab/>0.311886354126335<text:tab/>1.55885379645722<text:tab/>0.121231734187341<text:tab/>0.127628169144773<text:tab/>0.0979699325507763</text:p>
      <text:p text:style-name="P1">Reck<text:tab/>50.6939739117134<text:tab/>36.9900299933085<text:tab/>32.4717779804744<text:tab/>77.6217311235935<text:tab/>18.6416284241423</text:p>
      <text:p text:style-name="P1">Recql<text:tab/>45.5968696766321<text:tab/>35.2624626969495<text:tab/>27.995358574094<text:tab/>32.6405485036597<text:tab/>19.955190682634</text:p>
      <text:p text:style-name="P1">Recql4<text:tab/>4.92548483941037<text:tab/>2.89227428273424<text:tab/>1.87911503537678<text:tab/>2.26920706693548<text:tab/>1.15921003056889</text:p>
      <text:p text:style-name="P1">Recql5<text:tab/>4.95999479201031<text:tab/>2.00589595738109<text:tab/>1.40150831066967<text:tab/>6.30916202527065<text:tab/>4.89152139504929</text:p>
      <text:p text:style-name="P1">Reep1<text:tab/>0.154385126476299<text:tab/>0.104646191214647<text:tab/>0.106334604391121<text:tab/>0.114827803617852<text:tab/>0.0959387096494148</text:p>
      <text:p text:style-name="P1">Reep2<text:tab/>0.316681174256068<text:tab/>0.524587141527612<text:tab/>1.26000660353662<text:tab/>0.162945093636586<text:tab/>0.283418357982701</text:p>
      <text:p text:style-name="P1">Reep3<text:tab/>29.1484565532129<text:tab/>31.1008944621055<text:tab/>27.0493884747442<text:tab/>55.3176408729148<text:tab/>29.5514120724569</text:p>
      <text:p text:style-name="P1">Reep4<text:tab/>23.3936474275014<text:tab/>22.4853504166343<text:tab/>17.3205309794154<text:tab/>21.7295256254174<text:tab/>19.6339429804762</text:p>
      <text:p text:style-name="P1">Reep5<text:tab/>87.4004160878612<text:tab/>110.06291669538<text:tab/>78.7854233848966<text:tab/>152.823855797209<text:tab/>78.5646205620277</text:p>
      <text:p text:style-name="P1">Reep6<text:tab/>2.82231019541043<text:tab/>4.876594851418<text:tab/>3.30297940717828<text:tab/>3.71170701400115<text:tab/>4.35324841755205</text:p>
      <text:p text:style-name="P1">Reg1a<text:tab/>0.103933771121142<text:tab/>0.10330493628222<text:tab/>0.0979952785205257<text:tab/>0.101020019074265<text:tab/>0.0959986064385136</text:p>
      <text:p text:style-name="P1">Reg3a<text:tab/>0.103933771121142<text:tab/>0.10330493628222<text:tab/>0.0979952785205257<text:tab/>0.101020019074265<text:tab/>0.0959986064385136</text:p>
      <text:p text:style-name="P1">Reg3b<text:tab/>0.103933771121142<text:tab/>0.10330493628222<text:tab/>0.0979952785205257<text:tab/>0.101020019074265<text:tab/>0.0959986064385136</text:p>
      <text:p text:style-name="P1">Reg3g<text:tab/>0.103933771121142<text:tab/>0.10330493628222<text:tab/>0.0979952785205257<text:tab/>0.101020019074265<text:tab/>0.0959986064385136</text:p>
      <text:p text:style-name="P1">Reg4<text:tab/>0.103933771121142<text:tab/>0.10330493628222<text:tab/>0.0979952785205257<text:tab/>0.101020019074265<text:tab/>0.0959986064385136</text:p>
      <text:p text:style-name="P1">Rela<text:tab/>29.420957828211<text:tab/>48.4948218204654<text:tab/>40.4911327341378<text:tab/>43.9488192900727<text:tab/>32.867398726827</text:p>
      <text:p text:style-name="P1">Rell1<text:tab/>11.1574404375281<text:tab/>18.7464553368288<text:tab/>16.5608027605631<text:tab/>9.6950195079375<text:tab/>7.81775615312463</text:p>
      <text:p text:style-name="P1">Rell2<text:tab/>9.46853424336724<text:tab/>9.06159825067212<text:tab/>4.50143286442657<text:tab/>7.86004035284552<text:tab/>3.58709659953151</text:p>
      <text:p text:style-name="P1">Reln<text:tab/>0.103144256782047<text:tab/>0.110039053325382<text:tab/>0.0967321643979053<text:tab/>0.15391981035721<text:tab/>0.183725608439375</text:p>
      <text:p text:style-name="P1">Relt<text:tab/>0.640025647446775<text:tab/>5.6417530849075<text:tab/>10.5780071874261<text:tab/>2.19654872973707<text:tab/>5.8607761880434</text:p>
      <text:p text:style-name="P1">Rem1<text:tab/>0.104013187913726<text:tab/>0.119269155115689<text:tab/>0.0978666136700253<text:tab/>0.136479378088264<text:tab/>0.0955791823198852</text:p>
      <text:p text:style-name="P1">Rem2<text:tab/>1.02586937783208<text:tab/>2.13235115644044<text:tab/>0.60691350791537<text:tab/>2.1485276160435<text:tab/>0.808283137544334</text:p>
      <text:p text:style-name="P1">Ren<text:tab/>0.103933771121142<text:tab/>0.10330493628222<text:tab/>0.0979952785205257<text:tab/>0.101020019074265<text:tab/>0.0959986064385136</text:p>
      <text:p text:style-name="P1">Renbp<text:tab/>32.9503293009708<text:tab/>32.3944915948296<text:tab/>18.5644098846306<text:tab/>67.3276138547539<text:tab/>44.666478427033</text:p>
      <text:p text:style-name="P1">Rep15<text:tab/>0.259083518083467<text:tab/>0.110275206238002<text:tab/>0.0951306500215665<text:tab/>0.479055828990682<text:tab/>0.40218685976729</text:p>
      <text:p text:style-name="P1">Repin1<text:tab/>5.01997250729548<text:tab/>4.01195465103602<text:tab/>4.78461996163681<text:tab/>10.7135497143861<text:tab/>8.75349708119879</text:p>
      <text:p text:style-name="P1">Reps1<text:tab/>6.66029413853302<text:tab/>4.80371159836299<text:tab/>7.89643748281275<text:tab/>9.76184736501784<text:tab/>5.48139097044382</text:p>
      <text:p text:style-name="P1">Rer1<text:tab/>109.371666755905<text:tab/>111.877074038522<text:tab/>78.597678445083<text:tab/>155.280960343914<text:tab/>113.072642506859</text:p>
      <text:p text:style-name="P1">Rere<text:tab/>17.8806769045985<text:tab/>9.74582572414297<text:tab/>9.19939903668609<text:tab/>27.6432435524363<text:tab/>14.4824634898114</text:p>
      <text:p text:style-name="P1">Rergl<text:tab/>0.103933771121142<text:tab/>0.10330493628222<text:tab/>0.0979952785205257<text:tab/>0.101020019074265<text:tab/>0.0959986064385136</text:p>
      <text:p text:style-name="P1">Resp18<text:tab/>0.10443958145615<text:tab/>0.185048771897322<text:tab/>0.0982850356713689<text:tab/>0.102656955379882<text:tab/>0.0960911037876863</text:p>
      <text:p text:style-name="P1">Rest<text:tab/>10.6439537249013<text:tab/>19.0609461077179<text:tab/>16.4847441041753<text:tab/>15.8091322149699<text:tab/>8.23708401684778</text:p>
      <text:p text:style-name="P1">Ret<text:tab/>0.104096048942105<text:tab/>0.103676055483577<text:tab/>0.0981386753034484<text:tab/>0.10146049877796<text:tab/>0.106847812922893</text:p>
      <text:p text:style-name="P1">Retn<text:tab/>0.103933771121142<text:tab/>0.10330493628222<text:tab/>0.0979952785205257<text:tab/>0.101020019074265<text:tab/>0.0959986064385136</text:p>
      <text:p text:style-name="P1">Retnla<text:tab/>0.103933771121142<text:tab/>0.10330493628222<text:tab/>0.0979952785205257<text:tab/>0.101020019074265<text:tab/>0.0959986064385136</text:p>
      <text:p text:style-name="P1">Retnlb<text:tab/>0.103933771121142<text:tab/>0.10330493628222<text:tab/>0.0979952785205257<text:tab/>0.101020019074265<text:tab/>0.0959986064385136</text:p>
      <text:p text:style-name="P1">Retnlg<text:tab/>0.103933771121142<text:tab/>0.10330493628222<text:tab/>0.0979952785205257<text:tab/>0.101020019074265<text:tab/>0.0959986064385136</text:p>
      <text:p text:style-name="P1">Retsat<text:tab/>22.7522259899336<text:tab/>23.7877406795954<text:tab/>25.1433959963987<text:tab/>44.6483220585937<text:tab/>31.939591293765</text:p>
      <text:p text:style-name="P1">Rev1<text:tab/>17.0714725193682<text:tab/>14.8454245275362<text:tab/>11.7215242139278<text:tab/>21.4672380981526<text:tab/>11.436907133504</text:p>
      <text:p text:style-name="P1">Rev3l<text:tab/>2.09634469135748<text:tab/>1.99572397837437<text:tab/>1.62345622545278<text:tab/>2.90661391887158<text:tab/>1.4843411898342</text:p>
      <text:p text:style-name="P1">Rexo1<text:tab/>11.6529835214084<text:tab/>11.4229632968951<text:tab/>8.1349496494962<text:tab/>15.4587114924132<text:tab/>10.7830345912228</text:p>
      <text:p text:style-name="P1">Rexo2<text:tab/>169.271151123972<text:tab/>205.935294008164<text:tab/>97.8207206893834<text:tab/>274.281536574141<text:tab/>93.1871847893877</text:p>
      <text:p text:style-name="P1">Rexo4<text:tab/>31.297143094444<text:tab/>36.9544390375625<text:tab/>17.2409118413524<text:tab/>42.19234732347<text:tab/>26.6673968930333</text:p>
      <text:p text:style-name="P1">Rfc1<text:tab/>9.49042073864502<text:tab/>4.008701192734<text:tab/>3.8732459174674<text:tab/>11.2404920231777<text:tab/>6.55329315008816</text:p>
      <text:p text:style-name="P1">Rfc2<text:tab/>11.5602444166723<text:tab/>6.64837555489184<text:tab/>6.53490148507814<text:tab/>10.7494529480533<text:tab/>13.962974848625</text:p>
      <text:p text:style-name="P1">Rfc3<text:tab/>18.199105800403<text:tab/>23.1333426051204<text:tab/>10.1010468854096<text:tab/>10.2450637440465<text:tab/>3.76715123247208</text:p>
      <text:p text:style-name="P1">Rfc4<text:tab/>11.1330738733552<text:tab/>9.2296105591632<text:tab/>6.0827124325891<text:tab/>8.3433423082093<text:tab/>4.4227166690977</text:p>
      <text:p text:style-name="P1">Rfc5<text:tab/>8.81677211008368<text:tab/>5.5212622828384<text:tab/>5.8524841603841<text:tab/>9.23834573338986<text:tab/>10.459015455457</text:p>
      <text:p text:style-name="P1">Rfesd<text:tab/>23.9716882697504<text:tab/>5.52442241806279<text:tab/>5.99868430644211<text:tab/>16.9632094112723<text:tab/>14.0592298835695</text:p>
      <text:p text:style-name="P1"><text:soft-page-break/>Rffl<text:tab/>6.87957603226412<text:tab/>8.15073628953714<text:tab/>5.24626064635125<text:tab/>8.29708062841209<text:tab/>2.86271382365504</text:p>
      <text:p text:style-name="P1">Rfk<text:tab/>21.3204342841257<text:tab/>62.3982433642262<text:tab/>48.2486744273105<text:tab/>62.200953857359<text:tab/>92.0483988167118</text:p>
      <text:p text:style-name="P1">Rfng<text:tab/>14.1838123312329<text:tab/>18.7028203682672<text:tab/>7.49316501384973<text:tab/>23.0257817066881<text:tab/>18.4234399769368</text:p>
      <text:p text:style-name="P1">Rfpl4a<text:tab/>0.104157130098795<text:tab/>0.103822752914601<text:tab/>0.0981961515155713<text:tab/>0.101635531153385<text:tab/>0.112175122759784</text:p>
      <text:p text:style-name="P1">Rft1<text:tab/>9.48027654118258<text:tab/>5.54988917778014<text:tab/>6.2601951263549<text:tab/>13.0806148456041<text:tab/>12.3783399101892</text:p>
      <text:p text:style-name="P1">Rftn1<text:tab/>3.08574607852481<text:tab/>7.86934008239602<text:tab/>0.805292244321033<text:tab/>7.90999991511721<text:tab/>0.972753113210788</text:p>
      <text:p text:style-name="P1">Rfwd2<text:tab/>46.1589515103055<text:tab/>51.2166780817418<text:tab/>46.4788601609072<text:tab/>70.1773155302931<text:tab/>39.8768396691552</text:p>
      <text:p text:style-name="P1">Rfx1<text:tab/>6.79724122760026<text:tab/>8.61518804784741<text:tab/>6.15508638993093<text:tab/>12.176732469492<text:tab/>6.05759814154406</text:p>
      <text:p text:style-name="P1">Rfx2<text:tab/>0.23471751606995<text:tab/>0.176354402767012<text:tab/>0.387503773683587<text:tab/>0.86647113489255<text:tab/>0.234532992263937</text:p>
      <text:p text:style-name="P1">Rfx3<text:tab/>1.20695902577353<text:tab/>0.517419265927982<text:tab/>1.54797636414032<text:tab/>1.83733511758236<text:tab/>1.5098301675627</text:p>
      <text:p text:style-name="P1">Rfx5<text:tab/>15.3605422121437<text:tab/>8.50076041319087<text:tab/>4.55127499099364<text:tab/>17.4926758241078<text:tab/>5.00486791649415</text:p>
      <text:p text:style-name="P1">Rfx6<text:tab/>0.103933771121142<text:tab/>0.10330493628222<text:tab/>0.0979952785205257<text:tab/>0.101020019074265<text:tab/>0.0959986064385136</text:p>
      <text:p text:style-name="P1">Rfx7<text:tab/>6.66237494645385<text:tab/>3.8213221282926<text:tab/>3.5783564135309<text:tab/>7.58092037032577<text:tab/>3.41681751484113</text:p>
      <text:p text:style-name="P1">Rfxank<text:tab/>7.00276381735121<text:tab/>5.93561895964598<text:tab/>5.9681883098321<text:tab/>15.6519960983823<text:tab/>13.7143747765824</text:p>
      <text:p text:style-name="P1">Rfxap<text:tab/>0.166755607859889<text:tab/>0.205869479978317<text:tab/>0.129334624385802<text:tab/>0.121726317384667<text:tab/>0.118150175979137</text:p>
      <text:p text:style-name="P1">Rgcc<text:tab/>27.7367261322<text:tab/>8.85672741222063<text:tab/>4.12509037727204<text:tab/>1.77987496225697<text:tab/>0.347466688669178</text:p>
      <text:p text:style-name="P1">Rgl1<text:tab/>0.473802531601375<text:tab/>0.831400509187646<text:tab/>1.12887113546647<text:tab/>0.945895095216799<text:tab/>0.902320731674845</text:p>
      <text:p text:style-name="P1">Rgl2<text:tab/>20.5357014146345<text:tab/>18.3402360801841<text:tab/>11.350030242423<text:tab/>31.3503951531269<text:tab/>9.79138143153568</text:p>
      <text:p text:style-name="P1">Rgl3<text:tab/>11.1862579391517<text:tab/>8.1957481970848<text:tab/>8.68806014889385<text:tab/>12.67131659441<text:tab/>7.17169522982861</text:p>
      <text:p text:style-name="P1">Rgma<text:tab/>3.28829939870152<text:tab/>5.22877350619724<text:tab/>1.42581344456835<text:tab/>5.49514637982511<text:tab/>0.868059294696957</text:p>
      <text:p text:style-name="P1">Rgn<text:tab/>0.247398549653538<text:tab/>0.238280111515956<text:tab/>0.0987883778657609<text:tab/>0.15845679546548<text:tab/>0.128034289965676</text:p>
      <text:p text:style-name="P1">Rgr<text:tab/>0.103933771121142<text:tab/>0.10330493628222<text:tab/>0.0979952785205257<text:tab/>0.101020019074265<text:tab/>0.0959986064385136</text:p>
      <text:p text:style-name="P1">Rgs1<text:tab/>0.103933771121142<text:tab/>0.10330493628222<text:tab/>0.0979952785205257<text:tab/>0.101020019074265<text:tab/>0.0959986064385136</text:p>
      <text:p text:style-name="P1">Rgs10<text:tab/>16.1390047831541<text:tab/>27.6973734214709<text:tab/>34.7696005052204<text:tab/>20.8078871329178<text:tab/>26.9560709921546</text:p>
      <text:p text:style-name="P1">Rgs12<text:tab/>4.26043727605166<text:tab/>1.7569699952196<text:tab/>1.59723383562745<text:tab/>5.69259162982266<text:tab/>1.88756007893566</text:p>
      <text:p text:style-name="P1">Rgs14<text:tab/>0.136160530582376<text:tab/>0.155481588616098<text:tab/>0.0944586477158819<text:tab/>0.288627513195325<text:tab/>0.0920733112933914</text:p>
      <text:p text:style-name="P1">Rgs16<text:tab/>2.04052083282716<text:tab/>144.26674916439<text:tab/>7.97233073386755<text:tab/>33.0868675675268<text:tab/>2.62726578698734</text:p>
      <text:p text:style-name="P1">Rgs17<text:tab/>5.75106717533154<text:tab/>20.2641392168049<text:tab/>14.4756710340144<text:tab/>33.9355949981436<text:tab/>15.2246798531322</text:p>
      <text:p text:style-name="P1">Rgs18<text:tab/>0.103933771121142<text:tab/>0.10330493628222<text:tab/>0.0979952785205257<text:tab/>0.101020019074265<text:tab/>0.0959986064385136</text:p>
      <text:p text:style-name="P1">Rgs19<text:tab/>47.1145677842134<text:tab/>38.1366869486379<text:tab/>20.1474885988708<text:tab/>53.6761249037866<text:tab/>26.7162011902583</text:p>
      <text:p text:style-name="P1">Rgs2<text:tab/>30.83164360698<text:tab/>1537.49408550044<text:tab/>807.102858252743<text:tab/>234.999796233839<text:tab/>241.476221076506</text:p>
      <text:p text:style-name="P1">Rgs20<text:tab/>0.546354622109254<text:tab/>0.5738605654969<text:tab/>0.373021835170534<text:tab/>0.805417957848481<text:tab/>0.292785862769004</text:p>
      <text:p text:style-name="P1">Rgs21<text:tab/>0.103933771121142<text:tab/>0.10330493628222<text:tab/>0.0979952785205257<text:tab/>0.101020019074265<text:tab/>0.0959986064385136</text:p>
      <text:p text:style-name="P1">Rgs3<text:tab/>30.703438268951<text:tab/>35.1470466596973<text:tab/>8.01228108888385<text:tab/>105.459139302586<text:tab/>11.8911939666908</text:p>
      <text:p text:style-name="P1">Rgs4<text:tab/>83.2724042660146<text:tab/>25.8585227097175<text:tab/>13.6525474150892<text:tab/>13.5368879791801<text:tab/>0.748399119368191</text:p>
      <text:p text:style-name="P1">Rgs5<text:tab/>6.27083451417425<text:tab/>2.34007397052561<text:tab/>2.48277887504256<text:tab/>1.73061639414538<text:tab/>0.307455864110624</text:p>
      <text:p text:style-name="P1">Rgs6<text:tab/>4.80912511541769<text:tab/>3.63131474478954<text:tab/>2.64525585476091<text:tab/>0.376825307757702<text:tab/>0.115058231353284</text:p>
      <text:p text:style-name="P1">Rgs7<text:tab/>0.103933771121142<text:tab/>0.10330493628222<text:tab/>0.0979952785205257<text:tab/>0.101020019074265<text:tab/>0.0959986064385136</text:p>
      <text:p text:style-name="P1">Rgs7bp<text:tab/>2.00758343665633<text:tab/>1.78414367806626<text:tab/>1.52293840615778<text:tab/>1.6168273572647<text:tab/>2.5117768845061</text:p>
      <text:p text:style-name="P1">Rgs8<text:tab/>0.296614155483634<text:tab/>1.74452694990691<text:tab/>0.122163787119784<text:tab/>0.595748362991028<text:tab/>0.101917143448812</text:p>
      <text:p text:style-name="P1">Rgs9<text:tab/>0.131765256773054<text:tab/>0.136731469388731<text:tab/>0.0988827393832965<text:tab/>0.129491934546821<text:tab/>0.251538125967833</text:p>
      <text:p text:style-name="P1">Rgs9bp<text:tab/>0.536186249962841<text:tab/>0.303443712498655<text:tab/>1.23648723328369<text:tab/>0.244194232694859<text:tab/>0.0901280876467565</text:p>
      <text:p text:style-name="P1">Rgsl2h<text:tab/>0.103933771121142<text:tab/>0.10330493628222<text:tab/>0.0979952785205257<text:tab/>0.101020019074265<text:tab/>0.0959986064385136</text:p>
      <text:p text:style-name="P1">Rhag<text:tab/>0.105535057815157<text:tab/>0.106328157254123<text:tab/>0.111107964489786<text:tab/>0.104440878922954<text:tab/>0.157378958743958</text:p>
      <text:p text:style-name="P1">Rhbdd1<text:tab/>8.0025947853854<text:tab/>12.3107786394119<text:tab/>5.92989989450639<text:tab/>10.2159879349309<text:tab/>7.62605681842355</text:p>
      <text:p text:style-name="P1">Rhbdd2<text:tab/>8.44894009380625<text:tab/>4.43404900412656<text:tab/>4.62285788518528<text:tab/>13.0509923641126<text:tab/>11.1432676678542</text:p>
      <text:p text:style-name="P1">Rhbdd3<text:tab/>12.2404245179198<text:tab/>8.66019722813484<text:tab/>3.1286260702667<text:tab/>17.2256746733193<text:tab/>7.82203014912344</text:p>
      <text:p text:style-name="P1">Rhbdf1<text:tab/>34.7610811095298<text:tab/>46.5293842754068<text:tab/>34.9337167018125<text:tab/>45.4488898238429<text:tab/>18.1976320783568</text:p>
      <text:p text:style-name="P1">Rhbdf2<text:tab/>4.87602188288055<text:tab/>12.1042205528744<text:tab/>12.1521740443772<text:tab/>7.12118549301868<text:tab/>6.15493044934997</text:p>
      <text:p text:style-name="P1">Rhbdl1<text:tab/>0.664877917771383<text:tab/>2.75866257458296<text:tab/>1.2446094015178<text:tab/>0.711748151799821<text:tab/>0.98012366023549</text:p>
      <text:p text:style-name="P1">Rhbdl2<text:tab/>0.101863433018146<text:tab/>0.102806959829232<text:tab/>0.0965185675599108<text:tab/>0.255012600750254<text:tab/>0.0941350624207935</text:p>
      <text:p text:style-name="P1">Rhbdl3<text:tab/>1.32626648479686<text:tab/>1.49769184960921<text:tab/>2.75855921567388<text:tab/>1.6273749529698<text:tab/>1.97990166766498</text:p>
      <text:p text:style-name="P1">Rhbg<text:tab/>0.106767021335397<text:tab/>0.108336015380241<text:tab/>0.340344161582978<text:tab/>0.107548396954064<text:tab/>0.0972762427157891</text:p>
      <text:p text:style-name="P1">Rhcg<text:tab/>0.103554132926455<text:tab/>0.103455879851444<text:tab/>0.0974706635422303<text:tab/>0.101602959359995<text:tab/>0.158382743902883</text:p>
      <text:p text:style-name="P1"><text:soft-page-break/>Rhd<text:tab/>0.103000835772049<text:tab/>0.103967437017345<text:tab/>0.0971446117189604<text:tab/>0.224461411583816<text:tab/>0.0946785943556091</text:p>
      <text:p text:style-name="P1">Rheb<text:tab/>116.974436261693<text:tab/>147.164313384956<text:tab/>113.777496891888<text:tab/>101.474281708351<text:tab/>93.2098873047094</text:p>
      <text:p text:style-name="P1">Rhebl1<text:tab/>1.16814710658092<text:tab/>0.386847320102174<text:tab/>0.378564388216545<text:tab/>2.88517453221713<text:tab/>1.33349277037046</text:p>
      <text:p text:style-name="P1">Rhno1<text:tab/>14.8378711033019<text:tab/>6.62836740489521<text:tab/>2.92553463369084<text:tab/>8.77499547837388<text:tab/>5.65890652801968</text:p>
      <text:p text:style-name="P1">Rho<text:tab/>0.104310710814012<text:tab/>0.103920182939647<text:tab/>0.0981687439581601<text:tab/>0.118149038874103<text:tab/>0.0960696944454806</text:p>
      <text:p text:style-name="P1">Rhoa<text:tab/>703.709357454671<text:tab/>834.173416112846<text:tab/>728.989992794855<text:tab/>998.268150332069<text:tab/>841.144257681474</text:p>
      <text:p text:style-name="P1">Rhob<text:tab/>51.075725957365<text:tab/>56.3028855420944<text:tab/>115.870664517485<text:tab/>74.3370333970612<text:tab/>86.6676138935233</text:p>
      <text:p text:style-name="P1">Rhobtb1<text:tab/>3.10702312067094<text:tab/>3.8539036269585<text:tab/>1.23706717971916<text:tab/>4.62317873276373<text:tab/>1.77007044953026</text:p>
      <text:p text:style-name="P1">Rhobtb2<text:tab/>4.53829199149156<text:tab/>0.813386111586586<text:tab/>1.80992667170914<text:tab/>5.99130456929264<text:tab/>2.99085527422161</text:p>
      <text:p text:style-name="P1">Rhobtb3<text:tab/>29.9398603085729<text:tab/>10.2862852061078<text:tab/>7.09456486486514<text:tab/>18.2762119255458<text:tab/>7.19243698637769</text:p>
      <text:p text:style-name="P1">Rhoc<text:tab/>115.0464307231<text:tab/>264.082068848717<text:tab/>171.51715963093<text:tab/>317.454315602195<text:tab/>166.861880526967</text:p>
      <text:p text:style-name="P1">Rhod<text:tab/>13.8563382092034<text:tab/>16.3881144793544<text:tab/>8.93031403094107<text:tab/>30.2845110245348<text:tab/>9.86992354626535</text:p>
      <text:p text:style-name="P1">Rhog<text:tab/>37.3016484334595<text:tab/>50.3108642191032<text:tab/>36.7202103588454<text:tab/>58.2357882094621<text:tab/>52.5751202014242</text:p>
      <text:p text:style-name="P1">Rhoh<text:tab/>0.149995685608454<text:tab/>0.225263043802601<text:tab/>0.0985114012231266<text:tab/>0.200614622966436<text:tab/>0.119318011365795</text:p>
      <text:p text:style-name="P1">Rhoj<text:tab/>34.7537093634216<text:tab/>52.2612584622716<text:tab/>33.1300989216174<text:tab/>36.0201924048199<text:tab/>7.68480149601154</text:p>
      <text:p text:style-name="P1">Rhoq<text:tab/>77.5834582733655<text:tab/>322.028795892632<text:tab/>212.69590693389<text:tab/>167.869226760576<text:tab/>59.4731927486997</text:p>
      <text:p text:style-name="P1">Rhot1<text:tab/>12.096600155457<text:tab/>14.1291271592608<text:tab/>16.5633568917179<text:tab/>17.092252383328<text:tab/>15.0469802935357</text:p>
      <text:p text:style-name="P1">Rhot2<text:tab/>11.0142244602315<text:tab/>10.7730553978369<text:tab/>11.6335188940169<text:tab/>15.6733051018968<text:tab/>17.7720583170494</text:p>
      <text:p text:style-name="P1">Rhov<text:tab/>0.139449885117225<text:tab/>0.151748880892693<text:tab/>0.281550790805706<text:tab/>0.584776834565333<text:tab/>0.233876774972908</text:p>
      <text:p text:style-name="P1">Rhox10<text:tab/>0.103933771121142<text:tab/>0.10330493628222<text:tab/>0.0979952785205257<text:tab/>0.101020019074265<text:tab/>0.0959986064385136</text:p>
      <text:p text:style-name="P1">Rhox11<text:tab/>0.103933771121142<text:tab/>0.10330493628222<text:tab/>0.0979952785205257<text:tab/>0.101020019074265<text:tab/>0.0959986064385136</text:p>
      <text:p text:style-name="P1">Rhox12<text:tab/>0.103933771121142<text:tab/>0.10330493628222<text:tab/>0.0979952785205257<text:tab/>0.101020019074265<text:tab/>0.0959986064385136</text:p>
      <text:p text:style-name="P1">Rhox2<text:tab/>0.103933771121142<text:tab/>0.10330493628222<text:tab/>0.0979952785205257<text:tab/>0.101020019074265<text:tab/>0.0959986064385136</text:p>
      <text:p text:style-name="P1">Rhox3<text:tab/>0.103933771121142<text:tab/>0.10330493628222<text:tab/>0.0979952785205257<text:tab/>0.101020019074265<text:tab/>0.0959986064385136</text:p>
      <text:p text:style-name="P1">Rhox4g<text:tab/>0.103933771121142<text:tab/>0.10330493628222<text:tab/>0.0979952785205257<text:tab/>0.101020019074265<text:tab/>0.0959986064385136</text:p>
      <text:p text:style-name="P1">Rhox5<text:tab/>0.103933771121142<text:tab/>0.10330493628222<text:tab/>0.0979952785205257<text:tab/>0.101020019074265<text:tab/>0.0959986064385136</text:p>
      <text:p text:style-name="P1">Rhox7<text:tab/>0.103933771121142<text:tab/>0.10330493628222<text:tab/>0.0979952785205257<text:tab/>0.101020019074265<text:tab/>0.0959986064385136</text:p>
      <text:p text:style-name="P1">Rhox8<text:tab/>0.103933771121142<text:tab/>0.10330493628222<text:tab/>0.0979952785205257<text:tab/>0.101020019074265<text:tab/>0.0959986064385136</text:p>
      <text:p text:style-name="P1">Rhox9<text:tab/>0.103933771121142<text:tab/>0.10330493628222<text:tab/>0.0979952785205257<text:tab/>0.101020019074265<text:tab/>0.0959986064385136</text:p>
      <text:p text:style-name="P1">Rhpn1<text:tab/>0.65869118614659<text:tab/>0.955685918374836<text:tab/>1.21860701730825<text:tab/>3.47726368390075<text:tab/>1.56258584877008</text:p>
      <text:p text:style-name="P1">Rhpn2<text:tab/>4.12171907866127<text:tab/>4.15645427809879<text:tab/>10.5097125580808<text:tab/>3.04601381763131<text:tab/>3.65616696066583</text:p>
      <text:p text:style-name="P1">Ribc1<text:tab/>2.23056462177326<text:tab/>0.65505020768204<text:tab/>0.242560193253041<text:tab/>3.43618212579146<text:tab/>1.57170147926973</text:p>
      <text:p text:style-name="P1">Ribc2<text:tab/>0.103933771121142<text:tab/>0.10330493628222<text:tab/>0.0979952785205257<text:tab/>0.101020019074265<text:tab/>0.0959986064385136</text:p>
      <text:p text:style-name="P1">Ric3<text:tab/>0.656773796258669<text:tab/>0.578801877704819<text:tab/>0.272013842450866<text:tab/>0.248279800827524<text:tab/>0.43728196505335</text:p>
      <text:p text:style-name="P1">Ric8a<text:tab/>30.4275538380735<text:tab/>32.7534636549119<text:tab/>21.8846633526481<text:tab/>47.3760176581885<text:tab/>38.0268549290059</text:p>
      <text:p text:style-name="P1">Ric8b<text:tab/>7.44446476712067<text:tab/>11.1409221824111<text:tab/>9.04151755067013<text:tab/>11.7087510372866<text:tab/>8.47728790403711</text:p>
      <text:p text:style-name="P1">Riiad1<text:tab/>0.096443168098525<text:tab/>0.102231381322477<text:tab/>0.0899927925412611<text:tab/>1.80538784834684<text:tab/>0.0873764664905679</text:p>
      <text:p text:style-name="P1">Rilp<text:tab/>1.30921582148477<text:tab/>0.510491821625468<text:tab/>0.256909303252208<text:tab/>3.49699722284828<text:tab/>0.383637107091941</text:p>
      <text:p text:style-name="P1">Rilpl1<text:tab/>17.0759239273329<text:tab/>15.8419144964157<text:tab/>13.26784458354<text:tab/>31.9746114666392<text:tab/>12.1737393154176</text:p>
      <text:p text:style-name="P1">Rilpl2<text:tab/>12.2861548137574<text:tab/>10.5955157751419<text:tab/>10.4148665528077<text:tab/>29.2315684558458<text:tab/>18.1846421303746</text:p>
      <text:p text:style-name="P1">Rimbp2<text:tab/>0.103933771121142<text:tab/>0.10330493628222<text:tab/>0.0979952785205257<text:tab/>0.101020019074265<text:tab/>0.0959986064385136</text:p>
      <text:p text:style-name="P1">Rims1<text:tab/>0.103681262881163<text:tab/>0.103244498141408<text:tab/>0.0977592109994676<text:tab/>0.110936252688974<text:tab/>0.095694350653803</text:p>
      <text:p text:style-name="P1">Rims2<text:tab/>0.82827897657395<text:tab/>0.353281866468971<text:tab/>1.10610163800965<text:tab/>1.6683767040124<text:tab/>0.44889713264947</text:p>
      <text:p text:style-name="P1">Rims3<text:tab/>0.103933771121142<text:tab/>0.10330493628222<text:tab/>0.0979952785205257<text:tab/>0.101020019074265<text:tab/>0.0959986064385136</text:p>
      <text:p text:style-name="P1">Rims4<text:tab/>0.105061434296394<text:tab/>0.105496794046267<text:tab/>0.307339787466238<text:tab/>0.103874064791828<text:tab/>0.0962629931173508</text:p>
      <text:p text:style-name="P1">Rin1<text:tab/>0.104645463110675<text:tab/>0.10478949692021<text:tab/>0.110260751036682<text:tab/>0.102858583578172<text:tab/>0.128278392895752</text:p>
      <text:p text:style-name="P1">Rin2<text:tab/>23.6774757021715<text:tab/>14.6879038914449<text:tab/>4.09947409795295<text:tab/>39.7686809874792<text:tab/>6.90129271537481</text:p>
      <text:p text:style-name="P1">Rin3<text:tab/>8.66651380922992<text:tab/>4.54504839566564<text:tab/>1.15580897688316<text:tab/>5.97861002272243<text:tab/>0.868806063789171</text:p>
      <text:p text:style-name="P1">Ring1<text:tab/>21.9687139158583<text:tab/>21.610777317754<text:tab/>14.6529953479744<text:tab/>31.0414822258031<text:tab/>27.3493798546797</text:p>
      <text:p text:style-name="P1">Rinl<text:tab/>0.101049298093129<text:tab/>0.236776105720234<text:tab/>0.0954123237309002<text:tab/>0.0991777943074491<text:tab/>0.0934753661034698</text:p>
      <text:p text:style-name="P1">Riok1<text:tab/>16.287474631794<text:tab/>24.9512638924703<text:tab/>13.2059941060619<text:tab/>18.898634676909<text:tab/>15.8996227753307</text:p>
      <text:p text:style-name="P1">Riok2<text:tab/>20.3512407324031<text:tab/>28.7067549478672<text:tab/>22.3523981322687<text:tab/>24.3926505035072<text:tab/>22.9988365095398</text:p>
      <text:p text:style-name="P1">Riok3<text:tab/>23.7490629183204<text:tab/>34.2553955082654<text:tab/>30.6813053352615<text:tab/>29.4592436753614<text:tab/>56.7076541287514</text:p>
      <text:p text:style-name="P1">Ripk1<text:tab/>9.94115258574718<text:tab/>21.853238735293<text:tab/>16.3256878359433<text:tab/>12.8851553008972<text:tab/>9.06906775860877</text:p>
      <text:p text:style-name="P1"><text:soft-page-break/>Ripk2<text:tab/>6.06792995202954<text:tab/>28.6999521390806<text:tab/>37.0480193618927<text:tab/>19.321074142327<text:tab/>32.7919351949243</text:p>
      <text:p text:style-name="P1">Ripk3<text:tab/>17.6135943791567<text:tab/>59.4157152368395<text:tab/>18.1576668181592<text:tab/>54.4257510491942<text:tab/>36.8808966228919</text:p>
      <text:p text:style-name="P1">Ripk4<text:tab/>0.105311789172171<text:tab/>0.161701132845193<text:tab/>0.171682837766714<text:tab/>0.144288085591699<text:tab/>0.112012215116048</text:p>
      <text:p text:style-name="P1">Ripply3<text:tab/>0.104718519411829<text:tab/>0.104755828189228<text:tab/>0.18495826014922<text:tab/>0.102910591438791<text:tab/>0.0961998477224339</text:p>
      <text:p text:style-name="P1">Rit1<text:tab/>35.0157298074011<text:tab/>24.4277686834832<text:tab/>18.5476094355113<text:tab/>47.6468389258263<text:tab/>37.3116382410516</text:p>
      <text:p text:style-name="P1">Rit2<text:tab/>0.103933771121142<text:tab/>0.10330493628222<text:tab/>0.0979952785205257<text:tab/>0.101020019074265<text:tab/>0.0959986064385136</text:p>
      <text:p text:style-name="P1">Rita1<text:tab/>7.07092713418366<text:tab/>5.31470380160068<text:tab/>12.0130390977041<text:tab/>15.0113816691586<text:tab/>10.1355028708294</text:p>
      <text:p text:style-name="P1">Rlbp1<text:tab/>0.103933771121142<text:tab/>0.10330493628222<text:tab/>0.0979952785205257<text:tab/>0.101020019074265<text:tab/>0.0959986064385136</text:p>
      <text:p text:style-name="P1">Rlim<text:tab/>0.0993943855706814<text:tab/>0.231705353016308<text:tab/>0.436568086622881<text:tab/>0.394639075209676<text:tab/>0.251129113740804</text:p>
      <text:p text:style-name="P1">Rln1<text:tab/>0.103933771121142<text:tab/>0.10330493628222<text:tab/>0.0979952785205257<text:tab/>0.101020019074265<text:tab/>0.0959986064385136</text:p>
      <text:p text:style-name="P1">Rln3<text:tab/>0.105594299353203<text:tab/>0.508056090619063<text:tab/>0.0984700982678556<text:tab/>1.61277768741698<text:tab/>0.509186037145361</text:p>
      <text:p text:style-name="P1">Rmdn1<text:tab/>5.57810865391516<text:tab/>4.01782328072452<text:tab/>5.50266843708412<text:tab/>9.49624673855033<text:tab/>7.2375266907512</text:p>
      <text:p text:style-name="P1">Rmdn2<text:tab/>1.78543898878635<text:tab/>2.35979483743122<text:tab/>2.63095532222279<text:tab/>3.22420112292002<text:tab/>1.87822681677981</text:p>
      <text:p text:style-name="P1">Rmdn3<text:tab/>5.62468904348119<text:tab/>14.9241634209568<text:tab/>9.56156527125901<text:tab/>12.2888716508154<text:tab/>7.42180945458099</text:p>
      <text:p text:style-name="P1">Rmnd1<text:tab/>10.6653643790877<text:tab/>5.03556328161896<text:tab/>5.77569415522158<text:tab/>14.9881305653992<text:tab/>11.0841026256452</text:p>
      <text:p text:style-name="P1">Rmnd5b<text:tab/>0.122548370266271<text:tab/>0.103560215377868<text:tab/>0.098039638899758<text:tab/>0.101307005693564<text:tab/>0.0959181081033789</text:p>
      <text:p text:style-name="P1">Rmrp<text:tab/>4.59422233965735<text:tab/>21.0872085474437<text:tab/>8.21048936343598<text:tab/>13.7355015470007<text:tab/>12.8716372523606</text:p>
      <text:p text:style-name="P1">Rmt1<text:tab/>0.10389542380861<text:tab/>0.114212304783155<text:tab/>0.0978433396683325<text:tab/>0.126636207322451<text:tab/>0.0995121461241536</text:p>
      <text:p text:style-name="P1">Rn18s<text:tab/>188.371732437826<text:tab/>298.252782653984<text:tab/>371.158595098885<text:tab/>363.486660459958<text:tab/>118.548183500656</text:p>
      <text:p text:style-name="P1">Rn28s<text:tab/>215.584019016584<text:tab/>131.766304531852<text:tab/>335.696365626998<text:tab/>590.463590641755<text:tab/>47.9023303546891</text:p>
      <text:p text:style-name="P1">Rn45s<text:tab/>5.15134867087271<text:tab/>4.40574912431904<text:tab/>9.61346812384426<text:tab/>11.58092058234<text:tab/>17.5734961627173</text:p>
      <text:p text:style-name="P1">Rn5-8s<text:tab/>0.103933771121142<text:tab/>0.10330493628222<text:tab/>0.0979952785205257<text:tab/>0.101020019074265<text:tab/>0.0959986064385136</text:p>
      <text:p text:style-name="P1">Rn5s<text:tab/>0.103933771121142<text:tab/>0.10330493628222<text:tab/>0.0979952785205257<text:tab/>0.101020019074265<text:tab/>0.0959986064385136</text:p>
      <text:p text:style-name="P1">Rnase1<text:tab/>0.103933771121142<text:tab/>0.10330493628222<text:tab/>0.0979952785205257<text:tab/>0.101020019074265<text:tab/>0.0959986064385136</text:p>
      <text:p text:style-name="P1">Rnase10<text:tab/>0.106128554002177<text:tab/>0.10704824899938<text:tab/>0.273101844417698<text:tab/>0.105847222915875<text:tab/>0.0971981087802898</text:p>
      <text:p text:style-name="P1">Rnase11<text:tab/>0.103933771121142<text:tab/>0.10330493628222<text:tab/>0.0979952785205257<text:tab/>0.101020019074265<text:tab/>0.0959986064385136</text:p>
      <text:p text:style-name="P1">Rnase12<text:tab/>0.103933771121142<text:tab/>0.10330493628222<text:tab/>0.0979952785205257<text:tab/>0.101020019074265<text:tab/>0.0959986064385136</text:p>
      <text:p text:style-name="P1">Rnase13<text:tab/>0.103064583129594<text:tab/>0.332352462660291<text:tab/>0.0971135043177737<text:tab/>0.218128629884417<text:tab/>0.0945718825486426</text:p>
      <text:p text:style-name="P1">Rnase17<text:tab/>0.103933771121142<text:tab/>0.10330493628222<text:tab/>0.0979952785205257<text:tab/>0.101020019074265<text:tab/>0.0959986064385136</text:p>
      <text:p text:style-name="P1">Rnase1l1<text:tab/>0.103933771121142<text:tab/>0.10330493628222<text:tab/>0.0979952785205257<text:tab/>0.101020019074265<text:tab/>0.0959986064385136</text:p>
      <text:p text:style-name="P1">Rnase1l2<text:tab/>0.103933771121142<text:tab/>0.10330493628222<text:tab/>0.0979952785205257<text:tab/>0.101020019074265<text:tab/>0.0959986064385136</text:p>
      <text:p text:style-name="P1">Rnase2<text:tab/>0.103933771121142<text:tab/>0.10330493628222<text:tab/>0.0979952785205257<text:tab/>0.101020019074265<text:tab/>0.0959986064385136</text:p>
      <text:p text:style-name="P1">Rnase4<text:tab/>41.3454391169693<text:tab/>53.8097764977928<text:tab/>32.0127628080586<text:tab/>57.3641600442385<text:tab/>24.0267666357412</text:p>
      <text:p text:style-name="P1">Rnase6<text:tab/>0.103933771121142<text:tab/>0.10330493628222<text:tab/>0.0979952785205257<text:tab/>0.101020019074265<text:tab/>0.0959986064385136</text:p>
      <text:p text:style-name="P1">Rnase9<text:tab/>0.103933771121142<text:tab/>0.10330493628222<text:tab/>0.0979952785205257<text:tab/>0.101020019074265<text:tab/>0.0959986064385136</text:p>
      <text:p text:style-name="P1">Rnaseh1<text:tab/>9.32203918827217<text:tab/>6.98387628440671<text:tab/>3.63276708971708<text:tab/>9.72108723767268<text:tab/>9.41668984726975</text:p>
      <text:p text:style-name="P1">Rnaseh2a<text:tab/>20.0974456952034<text:tab/>18.3940005079139<text:tab/>9.34257698203752<text:tab/>29.8546103099227<text:tab/>13.2042587488297</text:p>
      <text:p text:style-name="P1">Rnaseh2b<text:tab/>13.8509097111664<text:tab/>11.8694878971306<text:tab/>8.29767189231916<text:tab/>21.913828687594<text:tab/>12.4189929570563</text:p>
      <text:p text:style-name="P1">Rnasek<text:tab/>163.337392818785<text:tab/>175.623570094533<text:tab/>191.427314844724<text:tab/>281.8372634999<text:tab/>341.144057642503</text:p>
      <text:p text:style-name="P1">Rnasel<text:tab/>2.71064878848496<text:tab/>4.17738903910462<text:tab/>0.247442044955427<text:tab/>4.1174198933511<text:tab/>0.360807120315114</text:p>
      <text:p text:style-name="P1">Rnaset2<text:tab/>61.2092747116764<text:tab/>66.7164998405291<text:tab/>55.3188081800822<text:tab/>117.214312033518<text:tab/>62.0877588557902</text:p>
      <text:p text:style-name="P1">Rnd1<text:tab/>6.20945246209821<text:tab/>46.8468312799523<text:tab/>69.4214059779143<text:tab/>3.94916762493626<text:tab/>19.3368870009928</text:p>
      <text:p text:style-name="P1">Rnd2<text:tab/>6.4788592392041<text:tab/>3.66669630450374<text:tab/>5.50149584622426<text:tab/>10.9757532511124<text:tab/>7.69653512862566</text:p>
      <text:p text:style-name="P1">Rnd3<text:tab/>250.264924909595<text:tab/>145.279269466137<text:tab/>142.457199120763<text:tab/>92.816103686666<text:tab/>116.337113497466</text:p>
      <text:p text:style-name="P1">Rnf10<text:tab/>156.124662743009<text:tab/>209.537227370181<text:tab/>171.278447508763<text:tab/>326.375007253757<text:tab/>175.424050638697</text:p>
      <text:p text:style-name="P1">Rnf103<text:tab/>12.754323040186<text:tab/>15.4310466776598<text:tab/>27.6641296811018<text:tab/>17.8362247673552<text:tab/>23.6152471519542</text:p>
      <text:p text:style-name="P1">Rnf111<text:tab/>7.26103696722317<text:tab/>12.2764214904633<text:tab/>13.1700672001321<text:tab/>10.1466627481086<text:tab/>11.1231006081037</text:p>
      <text:p text:style-name="P1">Rnf112<text:tab/>0.104413588463205<text:tab/>0.104105680653815<text:tab/>0.0982174894089511<text:tab/>0.125153049189697<text:tab/>0.0960887005503231</text:p>
      <text:p text:style-name="P1">Rnf113a1<text:tab/>0.103933771121142<text:tab/>0.10330493628222<text:tab/>0.0979952785205257<text:tab/>0.101020019074265<text:tab/>0.0959986064385136</text:p>
      <text:p text:style-name="P1">Rnf113a2<text:tab/>10.4893684581126<text:tab/>5.1205506670151<text:tab/>5.80542958542939<text:tab/>12.0088006984121<text:tab/>10.8387182591728</text:p>
      <text:p text:style-name="P1">Rnf114<text:tab/>29.6426973907562<text:tab/>35.0280415815857<text:tab/>28.3861141793675<text:tab/>42.5954303560674<text:tab/>31.6173534226959</text:p>
      <text:p text:style-name="P1">Rnf115<text:tab/>41.3968521849957<text:tab/>59.0584335476715<text:tab/>39.8136479088131<text:tab/>80.9135115959017<text:tab/>69.4505145252604</text:p>
      <text:p text:style-name="P1">Rnf11l1<text:tab/>39.4977528773368<text:tab/>35.4406731904303<text:tab/>21.4694324617297<text:tab/>70.8951481054093<text:tab/>25.0762175274751</text:p>
      <text:p text:style-name="P1">Rnf121<text:tab/>18.1800521502923<text:tab/>21.7664671898984<text:tab/>15.2748726606064<text:tab/>25.0524751268562<text:tab/>11.9356124279177</text:p>
      <text:p text:style-name="P1"><text:soft-page-break/>Rnf123<text:tab/>19.3767264989735<text:tab/>16.6062179474552<text:tab/>13.5679689751253<text:tab/>23.8944303657013<text:tab/>23.2492172377356</text:p>
      <text:p text:style-name="P1">Rnf125<text:tab/>0.196187360790989<text:tab/>0.223865944587083<text:tab/>0.0982152358831779<text:tab/>0.126841318718481<text:tab/>0.0953174870009609</text:p>
      <text:p text:style-name="P1">Rnf126<text:tab/>26.8316670115706<text:tab/>34.4627943329548<text:tab/>31.4450260996915<text:tab/>43.452605704934<text:tab/>43.0672468628487</text:p>
      <text:p text:style-name="P1">Rnf128<text:tab/>0.105524099474762<text:tab/>0.106562356114863<text:tab/>0.0993453088128329<text:tab/>0.10477824196329<text:tab/>0.202443178753866</text:p>
      <text:p text:style-name="P1">Rnf13<text:tab/>12.1409856375538<text:tab/>8.8658262792729<text:tab/>6.70090146652431<text:tab/>13.8487102642577<text:tab/>7.52152713553689</text:p>
      <text:p text:style-name="P1">Rnf130<text:tab/>1.54450783074257<text:tab/>1.32732479709894<text:tab/>0.507638118367061<text:tab/>1.30116567696501<text:tab/>0.5705575347493</text:p>
      <text:p text:style-name="P1">Rnf133<text:tab/>0.103933771121142<text:tab/>0.10330493628222<text:tab/>0.0979952785205257<text:tab/>0.101020019074265<text:tab/>0.0959986064385136</text:p>
      <text:p text:style-name="P1">Rnf135<text:tab/>3.70296308699174<text:tab/>2.17419409491113<text:tab/>1.83905402202454<text:tab/>4.6684502005995<text:tab/>3.22007941166919</text:p>
      <text:p text:style-name="P1">Rnf138<text:tab/>9.61986877778421<text:tab/>12.4118499711431<text:tab/>9.57696894190419<text:tab/>8.84097891317724<text:tab/>4.16907895245407</text:p>
      <text:p text:style-name="P1">Rnf139<text:tab/>8.10663426395749<text:tab/>16.9803508177846<text:tab/>11.9814080487894<text:tab/>12.4236752279753<text:tab/>14.9896710849633</text:p>
      <text:p text:style-name="P1">Rnf14<text:tab/>38.0938013906672<text:tab/>25.6755552738338<text:tab/>24.5669754207717<text:tab/>48.6467376325576<text:tab/>46.7205249740055</text:p>
      <text:p text:style-name="P1">Rnf144a<text:tab/>16.1583198548076<text:tab/>11.9206844224875<text:tab/>2.7684583896294<text:tab/>19.5719107724384<text:tab/>4.18798472377587</text:p>
      <text:p text:style-name="P1">Rnf144b<text:tab/>0.242142504087978<text:tab/>0.267406806929031<text:tab/>0.570371745618542<text:tab/>2.13646003851076<text:tab/>0.42220129605689</text:p>
      <text:p text:style-name="P1">Rnf145<text:tab/>47.5794506366651<text:tab/>23.2616061327975<text:tab/>22.6916945586841<text:tab/>62.3474204448903<text:tab/>21.0893216636835</text:p>
      <text:p text:style-name="P1">Rnf146<text:tab/>18.7400597342739<text:tab/>12.6152744759343<text:tab/>23.1583257726329<text:tab/>19.7500942124287<text:tab/>20.8607088999723</text:p>
      <text:p text:style-name="P1">Rnf148<text:tab/>0.103933771121142<text:tab/>0.10330493628222<text:tab/>0.0979952785205257<text:tab/>0.101020019074265<text:tab/>0.0959986064385136</text:p>
      <text:p text:style-name="P1">Rnf150<text:tab/>8.320110773922<text:tab/>14.9648542759178<text:tab/>4.49457182403651<text:tab/>5.02807464057177<text:tab/>2.16281140870488</text:p>
      <text:p text:style-name="P1">Rnf151<text:tab/>0.984598654594644<text:tab/>0.873726920304871<text:tab/>1.38114149160466<text:tab/>0.457138075934701<text:tab/>1.84250944768959</text:p>
      <text:p text:style-name="P1">Rnf152<text:tab/>0.102612293589362<text:tab/>0.126130846773342<text:tab/>0.144255198838853<text:tab/>0.220387703117225<text:tab/>0.0934780002081425</text:p>
      <text:p text:style-name="P1">Rnf165<text:tab/>0.104291817800076<text:tab/>0.103887015424356<text:tab/>0.0981598597622683<text:tab/>0.117002582221684<text:tab/>0.0960661730095196</text:p>
      <text:p text:style-name="P1">Rnf166<text:tab/>25.13995010599<text:tab/>10.8895576848578<text:tab/>11.7442549818899<text:tab/>28.5061966429744<text:tab/>14.926194850087</text:p>
      <text:p text:style-name="P1">Rnf167<text:tab/>14.5764051118742<text:tab/>6.33383515731229<text:tab/>6.79088333325941<text:tab/>19.5086430769278<text:tab/>17.3741403798141</text:p>
      <text:p text:style-name="P1">Rnf168<text:tab/>6.27391211312501<text:tab/>3.61080101352771<text:tab/>1.84840142605516<text:tab/>6.88827802139934<text:tab/>2.56616884367674</text:p>
      <text:p text:style-name="P1">Rnf17<text:tab/>0.103933771121142<text:tab/>0.10330493628222<text:tab/>0.0979952785205257<text:tab/>0.101020019074265<text:tab/>0.0959986064385136</text:p>
      <text:p text:style-name="P1">Rnf180<text:tab/>0.115894952113635<text:tab/>0.11780070676231<text:tab/>0.120004381829412<text:tab/>0.206443613603691<text:tab/>0.130097928219468</text:p>
      <text:p text:style-name="P1">Rnf181<text:tab/>33.4583527934613<text:tab/>20.2414904380661<text:tab/>29.2118402073899<text:tab/>68.5706380046108<text:tab/>62.2200549321199</text:p>
      <text:p text:style-name="P1">Rnf182<text:tab/>0.104609612823961<text:tab/>0.104483455145305<text:tab/>0.0983120584437518<text:tab/>0.143162607226905<text:tab/>0.0961236625312687</text:p>
      <text:p text:style-name="P1">Rnf185<text:tab/>11.8702385551063<text:tab/>21.4741669480649<text:tab/>15.1851220193542<text:tab/>21.3311219057027<text:tab/>19.3007252702723</text:p>
      <text:p text:style-name="P1">Rnf186<text:tab/>0.103933771121142<text:tab/>0.10330493628222<text:tab/>0.0979952785205257<text:tab/>0.101020019074265<text:tab/>0.0959986064385136</text:p>
      <text:p text:style-name="P1">Rnf187<text:tab/>68.1536146314693<text:tab/>63.7380885376681<text:tab/>94.8995752665287<text:tab/>89.1477294700635<text:tab/>101.907288103194</text:p>
      <text:p text:style-name="P1">Rnf19a<text:tab/>17.0692969939903<text:tab/>25.5007397943843<text:tab/>22.1908239316166<text:tab/>21.3792217489294<text:tab/>18.7284673837706</text:p>
      <text:p text:style-name="P1">Rnf19b<text:tab/>8.7871576636155<text:tab/>178.792570111804<text:tab/>217.881837075186<text:tab/>52.5416461845304<text:tab/>26.6283367939093</text:p>
      <text:p text:style-name="P1">Rnf2<text:tab/>20.0192630524366<text:tab/>32.5753906803421<text:tab/>28.5960115900894<text:tab/>26.2793132664545<text:tab/>15.6959775143847</text:p>
      <text:p text:style-name="P1">Rnf20<text:tab/>12.9251919263191<text:tab/>12.5791276581506<text:tab/>11.4008355712312<text:tab/>18.1989022183576<text:tab/>18.7582275519858</text:p>
      <text:p text:style-name="P1">Rnf208<text:tab/>0.103933771121142<text:tab/>0.10330493628222<text:tab/>0.0979952785205257<text:tab/>0.101020019074265<text:tab/>0.0959986064385136</text:p>
      <text:p text:style-name="P1">Rnf215<text:tab/>13.4054256062908<text:tab/>10.4975300233883<text:tab/>10.4520944646673<text:tab/>18.7613996517752<text:tab/>11.9188614903198</text:p>
      <text:p text:style-name="P1">Rnf216<text:tab/>10.5118088534283<text:tab/>5.52341917245833<text:tab/>5.44535037406509<text:tab/>12.9299155011582<text:tab/>8.32763762563964</text:p>
      <text:p text:style-name="P1">Rnf217<text:tab/>17.5618768720661<text:tab/>17.066390439669<text:tab/>10.6740409258092<text:tab/>27.8053372481311<text:tab/>12.59132613744</text:p>
      <text:p text:style-name="P1">Rnf219<text:tab/>6.22282885535889<text:tab/>8.18864686818432<text:tab/>6.66254682450075<text:tab/>6.03003731378217<text:tab/>5.09734220982188</text:p>
      <text:p text:style-name="P1">Rnf222<text:tab/>0.105251261318501<text:tab/>0.105515420519827<text:tab/>0.158298784266589<text:tab/>0.103748691886454<text:tab/>0.096710172966443</text:p>
      <text:p text:style-name="P1">Rnf225<text:tab/>0.099601022176604<text:tab/>2.81343720839862<text:tab/>0.396491529484801<text:tab/>0.16118177651459<text:tab/>0.18182732698465</text:p>
      <text:p text:style-name="P1">Rnf24<text:tab/>16.1499011117366<text:tab/>47.1669025247208<text:tab/>20.1783752205296<text:tab/>21.4017224320173<text:tab/>11.9193763744808</text:p>
      <text:p text:style-name="P1">Rnf25<text:tab/>22.2437488938266<text:tab/>42.0170426447797<text:tab/>39.7329873446812<text:tab/>34.5994772406018<text:tab/>37.5825723742565</text:p>
      <text:p text:style-name="P1">Rnf26<text:tab/>22.816341691085<text:tab/>13.3163155996154<text:tab/>9.06717284488088<text:tab/>24.1574654265126<text:tab/>16.2768099508434</text:p>
      <text:p text:style-name="P1">Rnf31<text:tab/>6.24114998248669<text:tab/>12.3810185705969<text:tab/>9.60567985833538<text:tab/>9.19575387837598<text:tab/>7.58562041713025</text:p>
      <text:p text:style-name="P1">Rnf32<text:tab/>1.616573305489<text:tab/>0.372337512776955<text:tab/>0.255927784910739<text:tab/>1.80253391402776<text:tab/>0.581829347608797</text:p>
      <text:p text:style-name="P1">Rnf34<text:tab/>22.3874960425793<text:tab/>11.3161716539536<text:tab/>20.5045085769882<text:tab/>20.3966473750264<text:tab/>19.4433425376774</text:p>
      <text:p text:style-name="P1">Rnf38<text:tab/>8.2763294205029<text:tab/>7.09792676016604<text:tab/>10.2787987725147<text:tab/>10.0454789426448<text:tab/>9.4769200122787</text:p>
      <text:p text:style-name="P1">Rnf39<text:tab/>0.325918600830778<text:tab/>2.23197688414409<text:tab/>0.705657080018322<text:tab/>0.26912814696677<text:tab/>0.170538756279902</text:p>
      <text:p text:style-name="P1">Rnf4<text:tab/>79.9639867490134<text:tab/>91.1832083603148<text:tab/>72.3992557099483<text:tab/>73.6487015452444<text:tab/>83.5977154678189</text:p>
      <text:p text:style-name="P1">Rnf40<text:tab/>15.9151994237669<text:tab/>17.017605647742<text:tab/>12.3159820907439<text:tab/>24.1730584196547<text:tab/>18.6136400265806</text:p>
      <text:p text:style-name="P1">Rnf41<text:tab/>22.2663796819768<text:tab/>24.7835907423378<text:tab/>17.6915002490059<text:tab/>27.9532274450061<text:tab/>20.678535865648</text:p>
      <text:p text:style-name="P1">Rnf43<text:tab/>1.21448708805297<text:tab/>0.157549151940227<text:tab/>0.368265624318793<text:tab/>0.179336163775189<text:tab/>0.104540471921977</text:p>
      <text:p text:style-name="P1">Rnf44<text:tab/>21.7448439732866<text:tab/>12.9526751751488<text:tab/>11.5645821608469<text:tab/>25.3487632982006<text:tab/>24.5740698546494</text:p>
      <text:p text:style-name="P1"><text:soft-page-break/>Rnf5<text:tab/>29.8830291607811<text:tab/>21.2480810021365<text:tab/>20.6113342647637<text:tab/>46.7793748514586<text:tab/>46.3375061188557</text:p>
      <text:p text:style-name="P1">Rnf6<text:tab/>15.5222303649456<text:tab/>24.1377116942606<text:tab/>21.5689181732662<text:tab/>20.4923890909724<text:tab/>18.1157655357737</text:p>
      <text:p text:style-name="P1">Rnf7<text:tab/>12.2189206075015<text:tab/>16.878381171902<text:tab/>19.8343079977971<text:tab/>43.1502481400258<text:tab/>33.3262708980966</text:p>
      <text:p text:style-name="P1">Rnf8<text:tab/>7.36179314079835<text:tab/>3.77462478406534<text:tab/>6.55461924899582<text:tab/>10.1042899812044<text:tab/>8.10897778755927</text:p>
      <text:p text:style-name="P1">Rnft2<text:tab/>2.70637652397392<text:tab/>2.17590193542958<text:tab/>1.65944136960269<text:tab/>5.34705204437491<text:tab/>3.55443016597162</text:p>
      <text:p text:style-name="P1">Rngtt<text:tab/>6.3321579080401<text:tab/>4.23131854305917<text:tab/>4.00109620872793<text:tab/>5.98218519064173<text:tab/>6.38828100056823</text:p>
      <text:p text:style-name="P1">Rnh1<text:tab/>138.300528115715<text:tab/>204.52365928964<text:tab/>116.231056519751<text:tab/>251.696061266196<text:tab/>101.152438258744</text:p>
      <text:p text:style-name="P1">Rnls<text:tab/>1.28194995715087<text:tab/>0.920486315386901<text:tab/>0.629059627399779<text:tab/>4.99377372309991<text:tab/>1.49681986345087</text:p>
      <text:p text:style-name="P1">Rnmt<text:tab/>19.2515404245416<text:tab/>21.7532916188778<text:tab/>16.9577833297461<text:tab/>25.8018061638325<text:tab/>26.9261490842133</text:p>
      <text:p text:style-name="P1">Rnmtl1<text:tab/>5.98184788834169<text:tab/>11.0561409465055<text:tab/>5.70097087783678<text:tab/>7.69593028717931<text:tab/>7.48955455410595</text:p>
      <text:p text:style-name="P1">Rnpc3<text:tab/>16.4470713417589<text:tab/>12.292987651274<text:tab/>12.0165298274807<text:tab/>15.3027186428769<text:tab/>17.5420311149063</text:p>
      <text:p text:style-name="P1">Rnpep<text:tab/>34.3846518028271<text:tab/>31.4573139694812<text:tab/>31.8358217479329<text:tab/>56.5595045733422<text:tab/>38.7072608358006</text:p>
      <text:p text:style-name="P1">Rnpepl1<text:tab/>20.9349204903504<text:tab/>17.208873593654<text:tab/>11.7699338649202<text:tab/>28.4046028437278<text:tab/>15.889560917999</text:p>
      <text:p text:style-name="P1">Rnps1<text:tab/>71.4778371833886<text:tab/>87.4505847797794<text:tab/>78.4146072415748<text:tab/>72.5938073807347<text:tab/>91.47391210541</text:p>
      <text:p text:style-name="P1">Robo1<text:tab/>5.31021605169132<text:tab/>6.63737206815431<text:tab/>6.59585778747425<text:tab/>11.7012165160754<text:tab/>7.51302811469428</text:p>
      <text:p text:style-name="P1">Robo2<text:tab/>1.69780191465982<text:tab/>1.88343014745955<text:tab/>1.24111365833411<text:tab/>1.00672340578663<text:tab/>0.229326972924839</text:p>
      <text:p text:style-name="P1">Robo3<text:tab/>0.103933771121142<text:tab/>0.10330493628222<text:tab/>0.0979952785205257<text:tab/>0.101020019074265<text:tab/>0.0959986064385136</text:p>
      <text:p text:style-name="P1">Robo4<text:tab/>0.103933771121142<text:tab/>0.10330493628222<text:tab/>0.0979952785205257<text:tab/>0.101020019074265<text:tab/>0.0959986064385136</text:p>
      <text:p text:style-name="P1">Rock1<text:tab/>68.419785147596<text:tab/>76.3514960158301<text:tab/>90.270821103588<text:tab/>47.1068923434976<text:tab/>24.1325701282323</text:p>
      <text:p text:style-name="P1">Rock2<text:tab/>64.6294049598715<text:tab/>112.007331804089<text:tab/>75.3388454773893<text:tab/>76.0474780990894<text:tab/>46.9562596266059</text:p>
      <text:p text:style-name="P1">Rogdi<text:tab/>13.3428461364994<text:tab/>15.8830839021234<text:tab/>15.9472036615145<text:tab/>16.8860362970969<text:tab/>20.9071396450329</text:p>
      <text:p text:style-name="P1">Rom1<text:tab/>2.4794646710324<text:tab/>4.22912669229245<text:tab/>1.93748038989271<text:tab/>8.40944650094533<text:tab/>1.94863955286945</text:p>
      <text:p text:style-name="P1">Romo1<text:tab/>0.103933771121142<text:tab/>0.10330493628222<text:tab/>0.0979952785205257<text:tab/>0.101020019074265<text:tab/>0.0959986064385136</text:p>
      <text:p text:style-name="P1">Ropn1<text:tab/>0.103933771121142<text:tab/>0.10330493628222<text:tab/>0.0979952785205257<text:tab/>0.101020019074265<text:tab/>0.0959986064385136</text:p>
      <text:p text:style-name="P1">Ropn1l<text:tab/>1.12529160361607<text:tab/>3.15170697140786<text:tab/>0.940466151641<text:tab/>3.59330264090724<text:tab/>2.02857968533385</text:p>
      <text:p text:style-name="P1">Ror1<text:tab/>2.33878011253575<text:tab/>1.94855283953051<text:tab/>0.753168495326535<text:tab/>1.92544122053327<text:tab/>0.617339146348082</text:p>
      <text:p text:style-name="P1">Ror2<text:tab/>3.19061719876292<text:tab/>9.21237729181234<text:tab/>2.80042486457524<text:tab/>6.01600680552348<text:tab/>2.32389117435956</text:p>
      <text:p text:style-name="P1">Rorb<text:tab/>2.06191579322454<text:tab/>1.21337961932815<text:tab/>0.863127555250568<text:tab/>0.575641771384995<text:tab/>0.334889611625491</text:p>
      <text:p text:style-name="P1">Ros1<text:tab/>0.103933771121142<text:tab/>0.10330493628222<text:tab/>0.0979952785205257<text:tab/>0.101020019074265<text:tab/>0.0959986064385136</text:p>
      <text:p text:style-name="P1">Rp1<text:tab/>0.103933771121142<text:tab/>0.10330493628222<text:tab/>0.0979952785205257<text:tab/>0.101020019074265<text:tab/>0.0959986064385136</text:p>
      <text:p text:style-name="P1">Rp2<text:tab/>4.38730361044313<text:tab/>2.3145024840428<text:tab/>2.16679192097068<text:tab/>4.60936877110835<text:tab/>3.05882211995752</text:p>
      <text:p text:style-name="P1">Rp9<text:tab/>13.1599565089441<text:tab/>26.7166770228359<text:tab/>26.9451192675665<text:tab/>17.0549783940333<text:tab/>13.4242975838861</text:p>
      <text:p text:style-name="P1">Rpa1<text:tab/>25.8894378378831<text:tab/>15.4185096494612<text:tab/>14.839829938375<text:tab/>29.7144980561694<text:tab/>20.0891323630865</text:p>
      <text:p text:style-name="P1">Rpa2<text:tab/>25.6252404676451<text:tab/>12.6173625865054<text:tab/>6.96648016362694<text:tab/>14.1059628279941<text:tab/>8.22649919549442</text:p>
      <text:p text:style-name="P1">Rpa3<text:tab/>33.4940889985764<text:tab/>24.1200160409429<text:tab/>13.521262498697<text:tab/>31.5071739907114<text:tab/>8.67905891207155</text:p>
      <text:p text:style-name="P1">Rpain<text:tab/>14.6627174932501<text:tab/>10.0203234346975<text:tab/>5.14311464983037<text:tab/>22.4657433795973<text:tab/>13.0910616359259</text:p>
      <text:p text:style-name="P1">Rpap1<text:tab/>7.39191371237987<text:tab/>3.93703424124016<text:tab/>3.8655798143584<text:tab/>8.95851541380015<text:tab/>6.46419166605915</text:p>
      <text:p text:style-name="P1">Rpap2<text:tab/>9.93873000830092<text:tab/>5.97654740165054<text:tab/>6.03594688296708<text:tab/>11.7245630552623<text:tab/>7.00732732686504</text:p>
      <text:p text:style-name="P1">Rpap3<text:tab/>27.6505952924806<text:tab/>17.5580560771972<text:tab/>24.1310028746338<text:tab/>30.5751921559992<text:tab/>27.4891292256229</text:p>
      <text:p text:style-name="P1">Rpe<text:tab/>21.1219229692346<text:tab/>15.8190712553132<text:tab/>15.8170208837394<text:tab/>29.6937212219534<text:tab/>26.8533868967672</text:p>
      <text:p text:style-name="P1">Rpe65<text:tab/>0.103933771121142<text:tab/>0.10330493628222<text:tab/>0.0979952785205257<text:tab/>0.101020019074265<text:tab/>0.0959986064385136</text:p>
      <text:p text:style-name="P1">Rpf1<text:tab/>23.7940552255927<text:tab/>32.8833516770996<text:tab/>24.6981873825037<text:tab/>38.8718780179021<text:tab/>37.7624222545074</text:p>
      <text:p text:style-name="P1">Rpf2<text:tab/>32.6288407779538<text:tab/>51.9192987301529<text:tab/>30.2832961385947<text:tab/>37.9822977290465<text:tab/>66.5130634512617</text:p>
      <text:p text:style-name="P1">Rpgrip1l<text:tab/>2.14890065360015<text:tab/>1.27925505558287<text:tab/>0.955069817949814<text:tab/>3.89355493628211<text:tab/>1.64973228888457</text:p>
      <text:p text:style-name="P1">Rph3a<text:tab/>0.103933771121142<text:tab/>0.10330493628222<text:tab/>0.0979952785205257<text:tab/>0.101020019074265<text:tab/>0.0959986064385136</text:p>
      <text:p text:style-name="P1">Rph3al<text:tab/>0.103787461672892<text:tab/>0.115803731567162<text:tab/>0.0976642615287565<text:tab/>0.101943977285328<text:tab/>0.141316316852927</text:p>
      <text:p text:style-name="P1">Rpia<text:tab/>14.8862011824296<text:tab/>17.9088305168334<text:tab/>23.86000788234<text:tab/>22.7524064517589<text:tab/>13.8999581888046</text:p>
      <text:p text:style-name="P1">Rpl10<text:tab/>2155.97282900671<text:tab/>2443.88697643046<text:tab/>2170.32522998554<text:tab/>2343.04940365417<text:tab/>1743.58028668373</text:p>
      <text:p text:style-name="P1">Rpl10a<text:tab/>554.115203059374<text:tab/>656.747856735025<text:tab/>698.985931561905<text:tab/>582.700068318956<text:tab/>543.94578073427</text:p>
      <text:p text:style-name="P1">Rpl11<text:tab/>855.629159712846<text:tab/>1073.69784699071<text:tab/>837.552640793375<text:tab/>1237.60208351727<text:tab/>666.49846517062</text:p>
      <text:p text:style-name="P1">Rpl12<text:tab/>914.984836295616<text:tab/>1152.32228409838<text:tab/>1025.28997372123<text:tab/>939.890089910511<text:tab/>995.783042939359</text:p>
      <text:p text:style-name="P1">Rpl13<text:tab/>670.245907965138<text:tab/>791.448484363278<text:tab/>636.587506505226<text:tab/>825.610376703156<text:tab/>618.387122251522</text:p>
      <text:p text:style-name="P1">Rpl13a<text:tab/>2460.16762347099<text:tab/>2704.70616240149<text:tab/>2023.87290395507<text:tab/>2669.62035182117<text:tab/>2571.00560023339</text:p>
      <text:p text:style-name="P1">Rpl14<text:tab/>1151.49128568797<text:tab/>1462.85452418384<text:tab/>1180.66927104135<text:tab/>1515.21047508921<text:tab/>1104.82688851623</text:p>
      <text:p text:style-name="P1"><text:soft-page-break/>Rpl15<text:tab/>252.40958078848<text:tab/>272.035160437312<text:tab/>274.733453302616<text:tab/>274.959740868901<text:tab/>266.481680448522</text:p>
      <text:p text:style-name="P1">Rpl17<text:tab/>700.293351757408<text:tab/>834.981213455746<text:tab/>701.950955018212<text:tab/>749.300822796341<text:tab/>611.493200333179</text:p>
      <text:p text:style-name="P1">Rpl18<text:tab/>960.427315653664<text:tab/>1243.7937005969<text:tab/>965.380214887539<text:tab/>1324.46832109864<text:tab/>1021.79617182073</text:p>
      <text:p text:style-name="P1">Rpl18a<text:tab/>1799.67326212945<text:tab/>2372.36218476888<text:tab/>1964.9861296127<text:tab/>2292.78089966261<text:tab/>1910.51161172833</text:p>
      <text:p text:style-name="P1">Rpl19<text:tab/>1266.51792080825<text:tab/>1536.33987629334<text:tab/>1172.78139963114<text:tab/>1612.92398574249<text:tab/>976.079608210816</text:p>
      <text:p text:style-name="P1">Rpl21<text:tab/>479.380060203099<text:tab/>460.416267810555<text:tab/>383.10574688585<text:tab/>425.641045539087<text:tab/>348.476123664345</text:p>
      <text:p text:style-name="P1">Rpl22<text:tab/>1171.32463065265<text:tab/>1366.92100975782<text:tab/>1163.67217345908<text:tab/>1357.15752349764<text:tab/>928.774482358789</text:p>
      <text:p text:style-name="P1">Rpl22l1<text:tab/>363.935822072748<text:tab/>327.556885282794<text:tab/>352.936090209272<text:tab/>407.234483688908<text:tab/>370.67654540385</text:p>
      <text:p text:style-name="P1">Rpl23<text:tab/>3404.78984646408<text:tab/>4022.59105062228<text:tab/>3691.82734570392<text:tab/>3815.02783973949<text:tab/>3493.98338708115</text:p>
      <text:p text:style-name="P1">Rpl23a<text:tab/>1220.15430033588<text:tab/>1406.14516285013<text:tab/>1218.51870317117<text:tab/>1364.98534178354<text:tab/>1118.33957006695</text:p>
      <text:p text:style-name="P1">Rpl24<text:tab/>2055.15629862045<text:tab/>2452.33328971522<text:tab/>1717.77380948321<text:tab/>2218.94592994925<text:tab/>1077.3166229584</text:p>
      <text:p text:style-name="P1">Rpl26<text:tab/>2077.414629313<text:tab/>2981.08993293547<text:tab/>2758.23783965617<text:tab/>2466.6626939181<text:tab/>2302.41119322902</text:p>
      <text:p text:style-name="P1">Rpl27<text:tab/>1589.07507217131<text:tab/>1500.65941228545<text:tab/>1261.94037237366<text:tab/>1704.50905756758<text:tab/>1442.81186863802</text:p>
      <text:p text:style-name="P1">Rpl27a<text:tab/>581.852869944034<text:tab/>681.669193379839<text:tab/>520.137888280605<text:tab/>711.138269520733<text:tab/>368.702094583937</text:p>
      <text:p text:style-name="P1">Rpl28<text:tab/>320.467520797147<text:tab/>444.193305631313<text:tab/>400.218447304814<text:tab/>376.967722986566<text:tab/>340.458179345583</text:p>
      <text:p text:style-name="P1">Rpl29<text:tab/>355.201627785816<text:tab/>365.442565649117<text:tab/>337.314571509031<text:tab/>413.000109906876<text:tab/>264.625043330445</text:p>
      <text:p text:style-name="P1">Rpl3<text:tab/>1709.47202954258<text:tab/>1877.26077988396<text:tab/>1614.66547754201<text:tab/>1822.7033552306<text:tab/>1516.39132472941</text:p>
      <text:p text:style-name="P1">Rpl30<text:tab/>1240.92036947696<text:tab/>1615.92856318882<text:tab/>1168.26368958907<text:tab/>1516.08575770327<text:tab/>959.873452911383</text:p>
      <text:p text:style-name="P1">Rpl31<text:tab/>37.8572690151117<text:tab/>203.573988399438<text:tab/>217.318807506068<text:tab/>303.504187942474<text:tab/>96.8429031777729</text:p>
      <text:p text:style-name="P1">Rpl32<text:tab/>1143.22644747946<text:tab/>2031.06020764479<text:tab/>1607.08405304814<text:tab/>1694.44248807843<text:tab/>1313.86715951393</text:p>
      <text:p text:style-name="P1">Rpl34<text:tab/>1917.10669478388<text:tab/>2393.32346501122<text:tab/>1913.35812128712<text:tab/>2366.05522398189<text:tab/>1758.44529167402</text:p>
      <text:p text:style-name="P1">Rpl35<text:tab/>2666.03857592491<text:tab/>3271.31299598537<text:tab/>2824.01960609777<text:tab/>3354.6939063333<text:tab/>2351.12237548752</text:p>
      <text:p text:style-name="P1">Rpl35a<text:tab/>0.111117919489345<text:tab/>0.301323650154663<text:tab/>1.28956792006547<text:tab/>0.117770112405485<text:tab/>0.198567861173146</text:p>
      <text:p text:style-name="P1">Rpl36<text:tab/>951.249248622944<text:tab/>922.032075435721<text:tab/>1145.56829902827<text:tab/>1574.68773139164<text:tab/>1672.01989815149</text:p>
      <text:p text:style-name="P1">Rpl36a<text:tab/>334.096709707033<text:tab/>296.435366620615<text:tab/>309.312375721935<text:tab/>352.61043547326<text:tab/>265.508669165168</text:p>
      <text:p text:style-name="P1">Rpl36al<text:tab/>232.234682260764<text:tab/>185.541513812571<text:tab/>303.15645209596<text:tab/>369.225620660095<text:tab/>273.340239584735</text:p>
      <text:p text:style-name="P1">Rpl37<text:tab/>0.0977049205450132<text:tab/>310.60719469846<text:tab/>339.986358206404<text:tab/>636.125436997459<text:tab/>448.223496703885</text:p>
      <text:p text:style-name="P1">Rpl37a<text:tab/>70.6766661462241<text:tab/>53.5646027691632<text:tab/>192.145718302999<text:tab/>382.193793481787<text:tab/>39.4568932591881</text:p>
      <text:p text:style-name="P1">Rpl37a-ps1<text:tab/>3233.92476535407<text:tab/>3976.47840389003<text:tab/>3206.45653890763<text:tab/>3621.05787936229<text:tab/>2995.50791784778</text:p>
      <text:p text:style-name="P1">Rpl38<text:tab/>558.377884254357<text:tab/>217.576341452098<text:tab/>987.50599282677<text:tab/>674.822412165942<text:tab/>392.447935371282</text:p>
      <text:p text:style-name="P1">Rpl39<text:tab/>0.103933771121142<text:tab/>0.10330493628222<text:tab/>0.0979952785205257<text:tab/>0.101020019074265<text:tab/>0.0959986064385136</text:p>
      <text:p text:style-name="P1">Rpl39l<text:tab/>0.103933771121142<text:tab/>0.10330493628222<text:tab/>0.0979952785205257<text:tab/>0.101020019074265<text:tab/>0.0959986064385136</text:p>
      <text:p text:style-name="P1">Rpl3l<text:tab/>0.179037331532064<text:tab/>0.105492016456403<text:tab/>0.0979050647273008<text:tab/>0.173444320251311<text:tab/>0.129125056790501</text:p>
      <text:p text:style-name="P1">Rpl4<text:tab/>1239.63986001718<text:tab/>1461.37500586112<text:tab/>1141.2062122654<text:tab/>1348.64249777661<text:tab/>1087.99856545164</text:p>
      <text:p text:style-name="P1">Rpl41<text:tab/>2544.78588900454<text:tab/>3214.41394002673<text:tab/>2663.84496188883<text:tab/>3400.91520234541<text:tab/>2935.30533721339</text:p>
      <text:p text:style-name="P1">Rpl5<text:tab/>1243.51403540444<text:tab/>1318.81012648863<text:tab/>1227.55044093773<text:tab/>1263.51630823693<text:tab/>976.232285999363</text:p>
      <text:p text:style-name="P1">Rpl6<text:tab/>1294.01112392448<text:tab/>1167.77858463018<text:tab/>982.047699606112<text:tab/>856.633697237881<text:tab/>1170.56422274642</text:p>
      <text:p text:style-name="P1">Rpl7<text:tab/>1329.5081782488<text:tab/>1543.41947221573<text:tab/>1304.48466075484<text:tab/>1530.47313313716<text:tab/>1312.04748494376</text:p>
      <text:p text:style-name="P1">Rpl7a<text:tab/>0.104287971106151<text:tab/>0.137770480010549<text:tab/>0.097707794844635<text:tab/>0.135998633775585<text:tab/>0.224080367343525</text:p>
      <text:p text:style-name="P1">Rpl8<text:tab/>137.58931525957<text:tab/>160.927985329435<text:tab/>136.497127006069<text:tab/>148.542585044039<text:tab/>148.255685247712</text:p>
      <text:p text:style-name="P1">Rpl9<text:tab/>118.099660498951<text:tab/>120.382043434713<text:tab/>103.834997662208<text:tab/>120.021322735412<text:tab/>102.019769963311</text:p>
      <text:p text:style-name="P1">Rplp0<text:tab/>2440.697855261<text:tab/>2869.62160835064<text:tab/>2623.04458198376<text:tab/>3076.30114465648<text:tab/>3672.32579692725</text:p>
      <text:p text:style-name="P1">Rplp1<text:tab/>959.508440635069<text:tab/>957.761581956145<text:tab/>931.996129114262<text:tab/>1818.46353066769<text:tab/>1122.63299165888</text:p>
      <text:p text:style-name="P1">Rplp2<text:tab/>0.471355637854042<text:tab/>1.8297983716076<text:tab/>0.739213071419724<text:tab/>1.88677477133441<text:tab/>1.08103111716347</text:p>
      <text:p text:style-name="P1">Rpn1<text:tab/>162.874233882801<text:tab/>223.46726346208<text:tab/>145.644054337869<text:tab/>306.196778063499<text:tab/>146.165163216854</text:p>
      <text:p text:style-name="P1">Rpn2<text:tab/>259.881978039279<text:tab/>288.325467449966<text:tab/>234.01375006283<text:tab/>403.968515030532<text:tab/>213.010183285375</text:p>
      <text:p text:style-name="P1">Rpo1-3<text:tab/>73.2803832090112<text:tab/>83.0333106383322<text:tab/>123.635867971509<text:tab/>108.0871162484<text:tab/>157.289123558703</text:p>
      <text:p text:style-name="P1">Rpp14<text:tab/>18.465476073543<text:tab/>14.2865441995036<text:tab/>6.02438451298311<text:tab/>23.730581548473<text:tab/>15.9319194964883</text:p>
      <text:p text:style-name="P1">Rpp21<text:tab/>71.8295397348491<text:tab/>87.1065991062405<text:tab/>53.2543506978008<text:tab/>81.6272703830734<text:tab/>68.4236847644142</text:p>
      <text:p text:style-name="P1">Rpp25<text:tab/>2.67352471104779<text:tab/>0.717793948326468<text:tab/>1.28550466678966<text:tab/>5.88959173117482<text:tab/>1.25783803808206</text:p>
      <text:p text:style-name="P1">Rpp25l<text:tab/>11.7795129878437<text:tab/>10.273120791336<text:tab/>3.56401853565823<text:tab/>21.1967660941429<text:tab/>14.1694605728768</text:p>
      <text:p text:style-name="P1">Rpp30<text:tab/>16.1612571653895<text:tab/>12.4770914409948<text:tab/>8.66079296781122<text:tab/>11.6482730585091<text:tab/>11.899487310934</text:p>
      <text:p text:style-name="P1">Rpp38<text:tab/>9.06395289852612<text:tab/>12.2319921221481<text:tab/>10.9157673019816<text:tab/>14.118371452816<text:tab/>14.8497322108912</text:p>
      <text:p text:style-name="P1">Rpp40<text:tab/>13.3204478786381<text:tab/>6.20086271697021<text:tab/>6.84537903637173<text:tab/>18.247467699868<text:tab/>14.5214895408113</text:p>
      <text:p text:style-name="P1"><text:soft-page-break/>Rprd1a<text:tab/>10.4626563279532<text:tab/>13.9321663331602<text:tab/>12.4349285930595<text:tab/>13.7111460264007<text:tab/>11.3215026002872</text:p>
      <text:p text:style-name="P1">Rprd1b<text:tab/>8.94187030071309<text:tab/>7.44260690306117<text:tab/>4.00062742209026<text:tab/>12.8993121800164<text:tab/>5.44376368533844</text:p>
      <text:p text:style-name="P1">Rprm<text:tab/>0.103629804612696<text:tab/>0.103427445238884<text:tab/>0.0975710064989172<text:tab/>0.101488175742008<text:tab/>0.140322750237199</text:p>
      <text:p text:style-name="P1">Rprml<text:tab/>0.405360742145466<text:tab/>2.31770878949877<text:tab/>1.77406003530871<text:tab/>4.2161783217237<text:tab/>2.16320839325664</text:p>
      <text:p text:style-name="P1">Rps10<text:tab/>909.905732003856<text:tab/>1027.41769752339<text:tab/>1114.07426876592<text:tab/>1362.2216086127<text:tab/>1071.33459129935</text:p>
      <text:p text:style-name="P1">Rps11<text:tab/>2123.73482699429<text:tab/>2377.55777838981<text:tab/>1857.05191966413<text:tab/>2690.27921775868<text:tab/>2048.98439567943</text:p>
      <text:p text:style-name="P1">Rps12<text:tab/>100.408738315049<text:tab/>84.7822899571184<text:tab/>91.0309863351593<text:tab/>81.7608824652839<text:tab/>108.721154176647</text:p>
      <text:p text:style-name="P1">Rps13<text:tab/>644.497545908013<text:tab/>1133.13625375853<text:tab/>783.932627335303<text:tab/>773.588067750577<text:tab/>565.942447042546</text:p>
      <text:p text:style-name="P1">Rps14<text:tab/>949.792827046988<text:tab/>1359.11932366088<text:tab/>1161.36978358216<text:tab/>1218.00666460022<text:tab/>930.925769120235</text:p>
      <text:p text:style-name="P1">Rps15<text:tab/>1485.05663472651<text:tab/>2028.11910728727<text:tab/>1508.04573306259<text:tab/>2077.0913445997<text:tab/>1597.34797330818</text:p>
      <text:p text:style-name="P1">Rps15a<text:tab/>1943.32648819723<text:tab/>1717.77613080463<text:tab/>1563.65768302945<text:tab/>1882.39318452592<text:tab/>1425.29009846557</text:p>
      <text:p text:style-name="P1">Rps16<text:tab/>2671.70007132896<text:tab/>3321.33603910633<text:tab/>2959.02847111299<text:tab/>2936.11201484739<text:tab/>2433.38654678235</text:p>
      <text:p text:style-name="P1">Rps17<text:tab/>646.585806724253<text:tab/>1413.13249360974<text:tab/>1081.26933043869<text:tab/>984.692562387683<text:tab/>981.045120991874</text:p>
      <text:p text:style-name="P1">Rps18<text:tab/>1559.16050803898<text:tab/>743.090489207796<text:tab/>779.317561004319<text:tab/>1850.16779625377<text:tab/>981.402823629123</text:p>
      <text:p text:style-name="P1">Rps19<text:tab/>171.19390547021<text:tab/>244.301352184397<text:tab/>225.442333400938<text:tab/>207.281761006296<text:tab/>168.364161985497</text:p>
      <text:p text:style-name="P1">Rps19bp1<text:tab/>20.4705296014868<text:tab/>19.9240382007573<text:tab/>18.3691683613852<text:tab/>31.5584492579964<text:tab/>32.145580931874</text:p>
      <text:p text:style-name="P1">Rps2<text:tab/>534.025747088648<text:tab/>919.800875781796<text:tab/>759.743838683321<text:tab/>783.014593931337<text:tab/>1025.99860777904</text:p>
      <text:p text:style-name="P1">Rps20<text:tab/>0.103933771121142<text:tab/>0.10330493628222<text:tab/>0.0979952785205257<text:tab/>0.101020019074265<text:tab/>0.0959986064385136</text:p>
      <text:p text:style-name="P1">Rps21<text:tab/>2211.82809781452<text:tab/>3199.72295397066<text:tab/>2714.19873561098<text:tab/>3162.6272475281<text:tab/>2419.30435267943</text:p>
      <text:p text:style-name="P1">Rps23<text:tab/>1208.04996573294<text:tab/>1199.12229934369<text:tab/>935.406608018495<text:tab/>1480.38028856981<text:tab/>1009.39062066506</text:p>
      <text:p text:style-name="P1">Rps24<text:tab/>2623.7918188462<text:tab/>2935.30630526589<text:tab/>2656.68797007621<text:tab/>3155.237679356<text:tab/>2565.46106439273</text:p>
      <text:p text:style-name="P1">Rps25<text:tab/>745.186903164025<text:tab/>873.241941659941<text:tab/>699.5179583389<text:tab/>883.829287062348<text:tab/>562.909391891725</text:p>
      <text:p text:style-name="P1">Rps26<text:tab/>373.091223107972<text:tab/>525.494891720443<text:tab/>450.680962313114<text:tab/>458.787774646156<text:tab/>401.867600026463</text:p>
      <text:p text:style-name="P1">Rps27<text:tab/>2339.30239102657<text:tab/>2771.20639758687<text:tab/>2514.91226494162<text:tab/>2306.7819461618<text:tab/>1829.79207034825</text:p>
      <text:p text:style-name="P1">Rps27a<text:tab/>252.734942433613<text:tab/>351.149750310167<text:tab/>245.56520765669<text:tab/>376.948598360723<text:tab/>145.077437710361</text:p>
      <text:p text:style-name="P1">Rps27l<text:tab/>295.9000787385<text:tab/>342.359205942366<text:tab/>204.211018781849<text:tab/>531.885160949932<text:tab/>207.974338755693</text:p>
      <text:p text:style-name="P1">Rps28<text:tab/>1110.72307914625<text:tab/>1684.33560751445<text:tab/>1840.58987793632<text:tab/>1912.3157280745<text:tab/>1267.25940413856</text:p>
      <text:p text:style-name="P1">Rps29<text:tab/>1952.23409467352<text:tab/>1714.34066648199<text:tab/>1854.81659464037<text:tab/>1438.36213376616<text:tab/>1264.50443215065</text:p>
      <text:p text:style-name="P1">Rps3<text:tab/>1503.87193103149<text:tab/>1759.03309201015<text:tab/>1596.83062572344<text:tab/>1841.4739605634<text:tab/>1843.71601658942</text:p>
      <text:p text:style-name="P1">Rps3a<text:tab/>1877.61185765035<text:tab/>2031.77714520124<text:tab/>1794.1590673665<text:tab/>2148.04831426267<text:tab/>1777.47703355284</text:p>
      <text:p text:style-name="P1">Rps4x<text:tab/>1615.99986688746<text:tab/>1799.5404299066<text:tab/>1518.73377220123<text:tab/>1764.03741073642<text:tab/>1259.62422224653</text:p>
      <text:p text:style-name="P1">Rps4x-ps1<text:tab/>0.306213788389834<text:tab/>0.250736710123308<text:tab/>0.202615844677107<text:tab/>0.242779549453902<text:tab/>0.216108096431521</text:p>
      <text:p text:style-name="P1">Rps4y2<text:tab/>1.4239266723994<text:tab/>1.00074921226152<text:tab/>0.155451757467116<text:tab/>1.19523528630859<text:tab/>1.01383222702096</text:p>
      <text:p text:style-name="P1">Rps5<text:tab/>1238.72721640481<text:tab/>1443.84514600788<text:tab/>1233.63346694056<text:tab/>1464.90623038262<text:tab/>1179.87379065228</text:p>
      <text:p text:style-name="P1">Rps6<text:tab/>0.535388446970713<text:tab/>1.36506776715354<text:tab/>0.408475047476503<text:tab/>0.696100167497751<text:tab/>0.493170661608792</text:p>
      <text:p text:style-name="P1">Rps6ka1<text:tab/>0.886193332779786<text:tab/>3.20009323450568<text:tab/>4.25075020769383<text:tab/>4.32176482952183<text:tab/>2.36660283744506</text:p>
      <text:p text:style-name="P1">Rps6ka2<text:tab/>1.14668844825287<text:tab/>0.874582346081498<text:tab/>1.16809142970081<text:tab/>1.47853651869708<text:tab/>1.93777654467023</text:p>
      <text:p text:style-name="P1">Rps6ka3<text:tab/>9.1373697555678<text:tab/>18.2932974362434<text:tab/>21.535863308488<text:tab/>19.7710535556587<text:tab/>11.5690264372764</text:p>
      <text:p text:style-name="P1">Rps6ka4<text:tab/>29.8302252512872<text:tab/>35.7116004725526<text:tab/>26.0152374875631<text:tab/>38.2573726469316<text:tab/>13.1375877512955</text:p>
      <text:p text:style-name="P1">Rps6ka5<text:tab/>1.85357179100427<text:tab/>1.92999845371208<text:tab/>1.78349536597613<text:tab/>2.16605220315533<text:tab/>0.754317403846809</text:p>
      <text:p text:style-name="P1">Rps6ka6<text:tab/>0.103933771121142<text:tab/>0.10330493628222<text:tab/>0.0979952785205257<text:tab/>0.101020019074265<text:tab/>0.0959986064385136</text:p>
      <text:p text:style-name="P1">Rps6kb1<text:tab/>22.1375446061686<text:tab/>25.5047538441165<text:tab/>22.4485433625289<text:tab/>25.9430660932359<text:tab/>25.438523813803</text:p>
      <text:p text:style-name="P1">Rps6kb2<text:tab/>17.1681273281982<text:tab/>20.4215856306506<text:tab/>18.0815150871943<text:tab/>18.3718417388607<text:tab/>18.5933963646726</text:p>
      <text:p text:style-name="P1">Rps6kc1<text:tab/>7.93180262169485<text:tab/>12.7485245636859<text:tab/>10.8268380163127<text:tab/>14.6101438601441<text:tab/>11.9797104791201</text:p>
      <text:p text:style-name="P1">Rps7<text:tab/>1683.2252104126<text:tab/>1797.91131593771<text:tab/>1467.78682123178<text:tab/>1162.00154785682<text:tab/>1169.66775197853</text:p>
      <text:p text:style-name="P1">Rps8<text:tab/>2450.16782847166<text:tab/>2927.22586047261<text:tab/>2505.50778913556<text:tab/>2726.19682941164<text:tab/>2378.27381592981</text:p>
      <text:p text:style-name="P1">Rps9<text:tab/>56.5804169713706<text:tab/>33.5812315962731<text:tab/>50.1218800320992<text:tab/>44.95378509019<text:tab/>18.9374269925705</text:p>
      <text:p text:style-name="P1">Rpsa<text:tab/>1996.53819189103<text:tab/>2207.46365941078<text:tab/>1964.94599183483<text:tab/>2258.12952181453<text:tab/>1833.37854424916</text:p>
      <text:p text:style-name="P1">Rptor<text:tab/>5.7637493267564<text:tab/>3.87182418978256<text:tab/>2.11076945825934<text:tab/>8.99238171593638<text:tab/>6.44690183841167</text:p>
      <text:p text:style-name="P1">Rpusd1<text:tab/>7.66381839016402<text:tab/>3.4890688979177<text:tab/>5.12523111023282<text:tab/>11.9573413637907<text:tab/>9.45809747169983</text:p>
      <text:p text:style-name="P1">Rpusd2<text:tab/>0.10518058852259<text:tab/>0.116070733001558<text:tab/>0.0984952934946157<text:tab/>0.26562418315968<text:tab/>0.281216549888516</text:p>
      <text:p text:style-name="P1">Rpusd3<text:tab/>7.01962087624689<text:tab/>3.05744719359975<text:tab/>1.31743029233186<text:tab/>10.8009163357378<text:tab/>6.49124519984951</text:p>
      <text:p text:style-name="P1">Rpusd4<text:tab/>9.54165011625028<text:tab/>3.82272724989296<text:tab/>1.84831066146805<text:tab/>9.02610900357093<text:tab/>4.84313455775174</text:p>
      <text:p text:style-name="P1">Rqcd1<text:tab/>12.1925169146888<text:tab/>17.689102273024<text:tab/>9.22483408140953<text:tab/>17.1514023018465<text:tab/>13.9146281314756</text:p>
      <text:p text:style-name="P1"><text:soft-page-break/>Rrad<text:tab/>10.5910251652793<text:tab/>22.6774671768499<text:tab/>12.8976495279336<text:tab/>13.3701088506948<text:tab/>0.559607000696491</text:p>
      <text:p text:style-name="P1">RragB<text:tab/>0.150917764676339<text:tab/>0.104540786900839<text:tab/>0.12474906025177<text:tab/>0.10251304789163<text:tab/>0.0958654148543335</text:p>
      <text:p text:style-name="P1">Rraga<text:tab/>55.3558585846063<text:tab/>79.4529170376559<text:tab/>95.2331734889803<text:tab/>84.869431513166<text:tab/>89.4623440012898</text:p>
      <text:p text:style-name="P1">Rragc<text:tab/>60.4292393490526<text:tab/>71.6195264271911<text:tab/>49.5666196910733<text:tab/>91.3081769727833<text:tab/>73.4894951730156</text:p>
      <text:p text:style-name="P1">Rragd<text:tab/>11.1646925184352<text:tab/>4.33186254093058<text:tab/>1.25865009054225<text:tab/>16.1660264015267<text:tab/>4.12431842489337</text:p>
      <text:p text:style-name="P1">Rras<text:tab/>149.111623092901<text:tab/>137.719754975918<text:tab/>84.5789263116262<text:tab/>177.173313692108<text:tab/>86.5920859600226</text:p>
      <text:p text:style-name="P1">Rras2<text:tab/>58.432956772396<text:tab/>83.9953513513775<text:tab/>103.258105298885<text:tab/>42.1081948708068<text:tab/>52.0295655109682</text:p>
      <text:p text:style-name="P1">Rreb1<text:tab/>2.81779391630238<text:tab/>1.64879364887639<text:tab/>0.636322506239948<text:tab/>4.41812223648591<text:tab/>1.45605732972919</text:p>
      <text:p text:style-name="P1">Rrh<text:tab/>0.431023519787449<text:tab/>0.867466711202066<text:tab/>0.304367282183926<text:tab/>0.748259023046866<text:tab/>0.148799945271944</text:p>
      <text:p text:style-name="P1">Rrlt<text:tab/>0.222910313936971<text:tab/>0.170117615047032<text:tab/>0.127166820291596<text:tab/>0.185534464233234<text:tab/>0.354392878970033</text:p>
      <text:p text:style-name="P1">Rrm1<text:tab/>43.4496989909971<text:tab/>35.7279465901328<text:tab/>21.9657123337482<text:tab/>17.0088653882167<text:tab/>7.97193748741858</text:p>
      <text:p text:style-name="P1">Rrm2<text:tab/>57.6451156043066<text:tab/>42.083625932881<text:tab/>41.402315365686<text:tab/>16.8943251866222<text:tab/>0.977051075287837</text:p>
      <text:p text:style-name="P1">Rrm2b<text:tab/>5.51000838320105<text:tab/>2.73245546211443<text:tab/>3.36729156436283<text:tab/>7.8749039982168<text:tab/>7.64350915957371</text:p>
      <text:p text:style-name="P1">Rrn3<text:tab/>9.79908684197161<text:tab/>11.0166492093251<text:tab/>7.35207405780269<text:tab/>14.4774912900916<text:tab/>10.1285872739693</text:p>
      <text:p text:style-name="P1">Rrnad1<text:tab/>9.53167754742084<text:tab/>7.11952129114021<text:tab/>4.50837843266896<text:tab/>9.10337949251213<text:tab/>9.27336410763329</text:p>
      <text:p text:style-name="P1">Rrp1<text:tab/>31.960439116379<text:tab/>36.207809967443<text:tab/>32.6197364341226<text:tab/>37.788657540829<text:tab/>47.5887189264761</text:p>
      <text:p text:style-name="P1">Rrp15<text:tab/>31.0601575701889<text:tab/>40.2528948430777<text:tab/>20.0764483014756<text:tab/>33.2002586600123<text:tab/>33.6072529134571</text:p>
      <text:p text:style-name="P1">Rrp7a<text:tab/>12.53542601615<text:tab/>14.1288917650989<text:tab/>12.2867826900474<text:tab/>16.3313452355315<text:tab/>17.2819719704257</text:p>
      <text:p text:style-name="P1">Rrp8<text:tab/>6.85182432744161<text:tab/>7.59661828172533<text:tab/>4.53709261715265<text:tab/>6.88335221995931<text:tab/>7.07211661310513</text:p>
      <text:p text:style-name="P1">Rrp9<text:tab/>21.6672371472362<text:tab/>58.3452669944929<text:tab/>54.3920776522498<text:tab/>31.8176550410364<text:tab/>48.0051286362043</text:p>
      <text:p text:style-name="P1">Rrs1<text:tab/>19.8965331624948<text:tab/>45.4019309053077<text:tab/>37.7353806513486<text:tab/>22.6974568240813<text:tab/>25.9140128584791</text:p>
      <text:p text:style-name="P1">Rs1<text:tab/>0.103933771121142<text:tab/>0.10330493628222<text:tab/>0.0979952785205257<text:tab/>0.101020019074265<text:tab/>0.0959986064385136</text:p>
      <text:p text:style-name="P1">Rsad1<text:tab/>8.19427453871586<text:tab/>4.50933041402115<text:tab/>1.07789489524534<text:tab/>8.69739891592292<text:tab/>4.54753371941692</text:p>
      <text:p text:style-name="P1">Rsad2<text:tab/>0.0976287916930311<text:tab/>1.41438251267417<text:tab/>0.12060901580177<text:tab/>0.530342859433029<text:tab/>2.16743669519792</text:p>
      <text:p text:style-name="P1">Rsb66<text:tab/>0.105323988185484<text:tab/>0.232008050680798<text:tab/>0.0986500261780737<text:tab/>0.10702570896434<text:tab/>0.276448216000909</text:p>
      <text:p text:style-name="P1">Rsbn1<text:tab/>1.9032625440972<text:tab/>2.54424248396911<text:tab/>1.85338656056646<text:tab/>2.66168617987987<text:tab/>2.17434967306508</text:p>
      <text:p text:style-name="P1">Rsbn1l<text:tab/>8.11777406181783<text:tab/>4.64188838808173<text:tab/>4.44145162163709<text:tab/>10.096868489042<text:tab/>6.04877811027821</text:p>
      <text:p text:style-name="P1">Rsg1<text:tab/>0.105217800060752<text:tab/>0.105849234226447<text:tab/>0.0986273210136954<text:tab/>0.28882452388438<text:tab/>0.0962086969128638</text:p>
      <text:p text:style-name="P1">Rsl1d1<text:tab/>0.230003688614458<text:tab/>0.158726564348498<text:tab/>0.209129075090301<text:tab/>0.169018487141297<text:tab/>0.168380229477136</text:p>
      <text:p text:style-name="P1">Rsl24d1<text:tab/>35.3953562667701<text:tab/>49.4556579546364<text:tab/>40.3536955042092<text:tab/>38.7095054164071<text:tab/>39.4336729366891</text:p>
      <text:p text:style-name="P1">Rsph1<text:tab/>0.100533291008272<text:tab/>0.336344471355653<text:tab/>0.219651093302424<text:tab/>2.50186274310067<text:tab/>0.553711511438887</text:p>
      <text:p text:style-name="P1">Rsph10b<text:tab/>0.133842920359989<text:tab/>0.208876271304968<text:tab/>0.482466121260093<text:tab/>0.317025412329304<text:tab/>0.122140604559735</text:p>
      <text:p text:style-name="P1">Rsph6a<text:tab/>0.103958400472886<text:tab/>0.201443094961168<text:tab/>0.154117459829959<text:tab/>0.143402426400337<text:tab/>0.186979477645583</text:p>
      <text:p text:style-name="P1">Rsph9<text:tab/>0.270211020082503<text:tab/>0.444204247845062<text:tab/>0.0984940914413384<text:tab/>0.427228972641767<text:tab/>0.76555029464319</text:p>
      <text:p text:style-name="P1">Rspo1<text:tab/>14.5994436765265<text:tab/>11.7205650414463<text:tab/>6.29075362610683<text:tab/>4.28560013674386<text:tab/>0.682609868940752</text:p>
      <text:p text:style-name="P1">Rspo2<text:tab/>0.103933771121142<text:tab/>0.10330493628222<text:tab/>0.0979952785205257<text:tab/>0.101020019074265<text:tab/>0.0959986064385136</text:p>
      <text:p text:style-name="P1">Rspo3<text:tab/>0.52161371566872<text:tab/>0.382571306831713<text:tab/>0.750493393392247<text:tab/>2.29726964415787<text:tab/>0.435087243545816</text:p>
      <text:p text:style-name="P1">Rspry1<text:tab/>10.4677653148625<text:tab/>11.4084180717795<text:tab/>9.59522683311272<text:tab/>8.61909959783548<text:tab/>8.30189963350921</text:p>
      <text:p text:style-name="P1">Rsrc1<text:tab/>12.0018754593518<text:tab/>13.3886326129651<text:tab/>6.09102194674092<text:tab/>14.509483640744<text:tab/>10.4137035270962</text:p>
      <text:p text:style-name="P1">Rsrc2<text:tab/>39.9224810619786<text:tab/>54.7198981464215<text:tab/>46.6374831574657<text:tab/>49.8468267090765<text:tab/>46.1791383143054</text:p>
      <text:p text:style-name="P1">Rsrp1<text:tab/>136.251027540383<text:tab/>93.0143166531479<text:tab/>269.900996404704<text:tab/>175.968882517767<text:tab/>263.647513359021</text:p>
      <text:p text:style-name="P1">Rsu1<text:tab/>77.4733359398356<text:tab/>71.0972065048037<text:tab/>52.9114409330924<text:tab/>76.133986832567<text:tab/>31.3932951114416</text:p>
      <text:p text:style-name="P1">Rtbdn<text:tab/>0.189203209039108<text:tab/>0.156092969139983<text:tab/>0.241530836448583<text:tab/>0.131566798753386<text:tab/>0.385658650428339</text:p>
      <text:p text:style-name="P1">Rtcb<text:tab/>66.258795484872<text:tab/>98.3532389508646<text:tab/>71.6493413302818<text:tab/>88.6208003005136<text:tab/>78.8529230118849</text:p>
      <text:p text:style-name="P1">Rtcd1<text:tab/>71.1171245813009<text:tab/>81.898452181151<text:tab/>51.8126545391888<text:tab/>116.671561216598<text:tab/>73.0893569493024</text:p>
      <text:p text:style-name="P1">Rtdr1<text:tab/>0.103933771121142<text:tab/>0.10330493628222<text:tab/>0.0979952785205257<text:tab/>0.101020019074265<text:tab/>0.0959986064385136</text:p>
      <text:p text:style-name="P1">Rtel1<text:tab/>17.314062433081<text:tab/>9.04120567586051<text:tab/>7.57875195958992<text:tab/>18.6502916659877<text:tab/>15.9350271913005</text:p>
      <text:p text:style-name="P1">Rtf1<text:tab/>17.7596918304497<text:tab/>17.3161785743255<text:tab/>20.0668437655324<text:tab/>18.3817440262958<text:tab/>20.6921754370973</text:p>
      <text:p text:style-name="P1">Rtfdc1<text:tab/>32.3393555437183<text:tab/>25.4816994396371<text:tab/>19.5461044904369<text:tab/>45.2802240560323<text:tab/>38.5625785779051</text:p>
      <text:p text:style-name="P1">Rtkn<text:tab/>0.104411604345375<text:tab/>0.104110492297477<text:tab/>0.0982849134034923<text:tab/>0.110963306876643<text:tab/>0.103134136026321</text:p>
      <text:p text:style-name="P1">Rtkn2<text:tab/>1.8023453344759<text:tab/>1.25701507988407<text:tab/>0.870212036021421<text:tab/>1.35484096572983<text:tab/>0.20467405125637</text:p>
      <text:p text:style-name="P1">Rtn1<text:tab/>0.335358114243713<text:tab/>0.131358143235719<text:tab/>0.0977520927708808<text:tab/>0.132661977795755<text:tab/>0.115840797728019</text:p>
      <text:p text:style-name="P1">Rtn2<text:tab/>0.983096795044415<text:tab/>2.22593810821049<text:tab/>0.366484941476829<text:tab/>1.08445375408228<text:tab/>0.308357842972356</text:p>
      <text:p text:style-name="P1">Rtn3<text:tab/>67.2784287810035<text:tab/>70.4220373802324<text:tab/>74.9845158645411<text:tab/>109.126534161107<text:tab/>97.7362600134186</text:p>
      <text:p text:style-name="P1"><text:soft-page-break/>Rtn4<text:tab/>113.767769938409<text:tab/>246.709976779075<text:tab/>294.531973760556<text:tab/>363.799742668951<text:tab/>276.786294042765</text:p>
      <text:p text:style-name="P1">Rtn4ip1<text:tab/>4.5013779898355<text:tab/>4.88333617666821<text:tab/>2.79872444727662<text:tab/>8.04739842357412<text:tab/>5.4807570077637</text:p>
      <text:p text:style-name="P1">Rtn4r<text:tab/>1.88096084777726<text:tab/>1.37263159717746<text:tab/>0.542896327476275<text:tab/>1.22429559242241<text:tab/>0.312860462656054</text:p>
      <text:p text:style-name="P1">Rtn4rl1<text:tab/>5.88741113501183<text:tab/>4.80705523664904<text:tab/>2.50793753220814<text:tab/>8.56300859307457<text:tab/>2.63991846203276</text:p>
      <text:p text:style-name="P1">Rtn4rl2<text:tab/>0.104409753953702<text:tab/>0.12389062367716<text:tab/>0.0983564735632584<text:tab/>0.102356084306551<text:tab/>0.114225921118089</text:p>
      <text:p text:style-name="P1">Rtp1<text:tab/>0.103933771121142<text:tab/>0.10330493628222<text:tab/>0.0979952785205257<text:tab/>0.101020019074265<text:tab/>0.0959986064385136</text:p>
      <text:p text:style-name="P1">Rtp2<text:tab/>0.103933771121142<text:tab/>0.10330493628222<text:tab/>0.0979952785205257<text:tab/>0.101020019074265<text:tab/>0.0959986064385136</text:p>
      <text:p text:style-name="P1">Rtp3<text:tab/>0.103227203962878<text:tab/>0.103136944839517<text:tab/>0.0974038576875318<text:tab/>0.132495363076252<text:tab/>0.0952418872146842</text:p>
      <text:p text:style-name="P1">Rtp4<text:tab/>0.0957731348728016<text:tab/>4.99829701246299<text:tab/>0.535998689304262<text:tab/>1.14931253984386<text:tab/>0.0839095497998534</text:p>
      <text:p text:style-name="P1">Rttn<text:tab/>1.18586194719863<text:tab/>0.763776848270885<text:tab/>0.4388326909801<text:tab/>0.376248301617819<text:tab/>0.481445052098309</text:p>
      <text:p text:style-name="P1">Rufy1<text:tab/>11.3407623660194<text:tab/>14.1799470941716<text:tab/>11.0068563858723<text:tab/>21.0454574147278<text:tab/>16.1898373361206</text:p>
      <text:p text:style-name="P1">Rufy2<text:tab/>0.212473756739274<text:tab/>0.169782393513138<text:tab/>0.105956447390487<text:tab/>0.311032314458579<text:tab/>0.10228782611913</text:p>
      <text:p text:style-name="P1">Rufy3<text:tab/>5.60733535446237<text:tab/>8.13538448803614<text:tab/>8.77381376166016<text:tab/>6.26642106363392<text:tab/>6.19343447802227</text:p>
      <text:p text:style-name="P1">Rundc3a<text:tab/>0.451124320387346<text:tab/>1.18917917834636<text:tab/>0.200613469307124<text:tab/>0.500529419121595<text:tab/>0.990560996739332</text:p>
      <text:p text:style-name="P1">Rundc3b<text:tab/>0.102782304531127<text:tab/>0.103290602149944<text:tab/>0.160556804963241<text:tab/>0.101035360990145<text:tab/>0.0948738180133562</text:p>
      <text:p text:style-name="P1">Runx1<text:tab/>16.8725318883898<text:tab/>59.2672050136254<text:tab/>28.557467414397<text:tab/>23.7457161435555<text:tab/>11.6925501764285</text:p>
      <text:p text:style-name="P1">Runx1t1<text:tab/>5.13624741315291<text:tab/>1.56412414565437<text:tab/>1.41237016435242<text:tab/>5.62505259182552<text:tab/>0.71455004724803</text:p>
      <text:p text:style-name="P1">Runx2<text:tab/>0.988729558378392<text:tab/>2.73356329390449<text:tab/>2.07414267406959<text:tab/>5.61106170378287<text:tab/>5.48154089385037</text:p>
      <text:p text:style-name="P1">Runx3<text:tab/>0.153257104764916<text:tab/>0.652110268213169<text:tab/>0.661943817317064<text:tab/>1.34725700157058<text:tab/>0.130436235368043</text:p>
      <text:p text:style-name="P1">Rup2<text:tab/>0.103933771121142<text:tab/>0.10330493628222<text:tab/>0.0979952785205257<text:tab/>0.101020019074265<text:tab/>0.0959986064385136</text:p>
      <text:p text:style-name="P1">Ruvbl1<text:tab/>34.7289499317369<text:tab/>37.3086284155289<text:tab/>13.3169965433804<text:tab/>44.6436118661424<text:tab/>24.9038039761581</text:p>
      <text:p text:style-name="P1">Ruvbl2<text:tab/>35.4507983496975<text:tab/>43.6808370094542<text:tab/>30.3388767001167<text:tab/>39.4066153992854<text:tab/>46.525478477303</text:p>
      <text:p text:style-name="P1">Rwdd1<text:tab/>68.2875881119192<text:tab/>82.4866609351066<text:tab/>57.4757409525276<text:tab/>94.7623430611896<text:tab/>70.7423189320637</text:p>
      <text:p text:style-name="P1">Rwdd2a<text:tab/>1.20870171983333<text:tab/>0.332967567977136<text:tab/>0.271506811380667<text:tab/>1.84949184691914<text:tab/>0.366984496052013</text:p>
      <text:p text:style-name="P1">Rwdd2b<text:tab/>5.14655601805964<text:tab/>3.98071064620154<text:tab/>2.69528332917025<text:tab/>6.70792591781802<text:tab/>5.36219769309567</text:p>
      <text:p text:style-name="P1">Rwdd3<text:tab/>4.97472552360249<text:tab/>1.89619946825069<text:tab/>0.59270155188394<text:tab/>3.32727984476193<text:tab/>1.85731501797708</text:p>
      <text:p text:style-name="P1">Rwdd4<text:tab/>33.6749065765171<text:tab/>30.0701524432335<text:tab/>28.7628290784014<text:tab/>44.4350068355464<text:tab/>33.7680509794643</text:p>
      <text:p text:style-name="P1">Rxfp1<text:tab/>0.695701029967683<text:tab/>0.148743654828086<text:tab/>0.0946741302173213<text:tab/>0.603722969489456<text:tab/>0.0907356359737825</text:p>
      <text:p text:style-name="P1">Rxfp2<text:tab/>0.104422174284957<text:tab/>0.118551204346694<text:tab/>0.098139907953934<text:tab/>0.123133050294364<text:tab/>0.0959408454007025</text:p>
      <text:p text:style-name="P1">Rxfp3<text:tab/>2.02996125458864<text:tab/>2.05976196166271<text:tab/>0.0848756928087334<text:tab/>2.18228153402198<text:tab/>0.116232160758885</text:p>
      <text:p text:style-name="P1">Rxra<text:tab/>12.1889893535922<text:tab/>6.15275294363271<text:tab/>4.76536103921734<text:tab/>27.9010881577905<text:tab/>9.88848936381895</text:p>
      <text:p text:style-name="P1">Rxrb<text:tab/>19.9687540718664<text:tab/>12.2480265725957<text:tab/>13.9364999521388<text:tab/>25.6804095860621<text:tab/>20.7283119597332</text:p>
      <text:p text:style-name="P1">Rxrg<text:tab/>0.103933771121142<text:tab/>0.10330493628222<text:tab/>0.0979952785205257<text:tab/>0.101020019074265<text:tab/>0.0959986064385136</text:p>
      <text:p text:style-name="P1">Rybp<text:tab/>8.37055916913642<text:tab/>25.2039459702498<text:tab/>48.144475651872<text:tab/>12.4508541314808<text:tab/>14.1773286959493</text:p>
      <text:p text:style-name="P1">Ryk<text:tab/>76.9959248061114<text:tab/>77.6464974185031<text:tab/>51.6416004160449<text:tab/>116.262950388295<text:tab/>66.908034089279</text:p>
      <text:p text:style-name="P1">Ryr2<text:tab/>0.717969329329178<text:tab/>0.949115083696272<text:tab/>0.277701998560669<text:tab/>6.10040020369586<text:tab/>0.198192025416631</text:p>
      <text:p text:style-name="P1">S100a1<text:tab/>14.0281732434753<text:tab/>8.51738149106115<text:tab/>10.9618629112599<text:tab/>13.4349038992398<text:tab/>7.30496350919435</text:p>
      <text:p text:style-name="P1">S100a10<text:tab/>641.049690037129<text:tab/>1715.88051192676<text:tab/>2466.69584118763<text:tab/>1457.75746230233<text:tab/>2044.17224166735</text:p>
      <text:p text:style-name="P1">S100a11<text:tab/>4214.68520212609<text:tab/>5939.91251209186<text:tab/>4822.49134234815<text:tab/>6445.94041480126<text:tab/>3403.44444313576</text:p>
      <text:p text:style-name="P1">S100a13<text:tab/>41.639915902542<text:tab/>49.3442482002707<text:tab/>37.3658440705703<text:tab/>94.7561587426532<text:tab/>56.7191637165512</text:p>
      <text:p text:style-name="P1">S100a16<text:tab/>62.9941326805506<text:tab/>99.9162047005877<text:tab/>36.7665912289946<text:tab/>81.7607175503746<text:tab/>50.7656953641853</text:p>
      <text:p text:style-name="P1">S100a3<text:tab/>1.956984080618<text:tab/>4.77582614002201<text:tab/>0.946613016717327<text:tab/>4.68479976289172<text:tab/>1.24895441643304</text:p>
      <text:p text:style-name="P1">S100a4<text:tab/>3303.6290092938<text:tab/>3914.4406126245<text:tab/>3116.15664411455<text:tab/>5757.3123160729<text:tab/>5098.65864135645</text:p>
      <text:p text:style-name="P1">S100a5<text:tab/>0.107142032139205<text:tab/>0.19925734542955<text:tab/>0.0997696058582206<text:tab/>0.114763483245602<text:tab/>1.45261745459174</text:p>
      <text:p text:style-name="P1">S100a6<text:tab/>4222.18504531094<text:tab/>5175.24265245073<text:tab/>6049.40087269577<text:tab/>6443.37444832377<text:tab/>13210.8556949964</text:p>
      <text:p text:style-name="P1">S100a7a<text:tab/>0.337800962115538<text:tab/>0.224817230769299<text:tab/>0.762398455254978<text:tab/>0.172718079557384<text:tab/>0.0979955716518907</text:p>
      <text:p text:style-name="P1">S100a8<text:tab/>0.104677552098839<text:tab/>0.105204599938561<text:tab/>0.098766960806014<text:tab/>0.103317246496746<text:tab/>0.216497467125091</text:p>
      <text:p text:style-name="P1">S100a9<text:tab/>0.103933771121142<text:tab/>0.10330493628222<text:tab/>0.0979952785205257<text:tab/>0.101020019074265<text:tab/>0.0959986064385136</text:p>
      <text:p text:style-name="P1">S100b<text:tab/>0.104085463670889<text:tab/>0.105190539213304<text:tab/>0.0981269318926642<text:tab/>0.14792364221812<text:tab/>0.147244595177309</text:p>
      <text:p text:style-name="P1">S100g<text:tab/>0.524802382048654<text:tab/>0.665206689707968<text:tab/>1.70339067789145<text:tab/>5.40697388809564<text:tab/>0.174614434943805</text:p>
      <text:p text:style-name="P1">S100pbp<text:tab/>12.3974424089907<text:tab/>8.05525401945517<text:tab/>8.41597207228656<text:tab/>15.1455307339716<text:tab/>9.91636002408151</text:p>
      <text:p text:style-name="P1">S100vp<text:tab/>2.28298367163985<text:tab/>0.856936802946419<text:tab/>1.43903540082746<text:tab/>1.03325626833588<text:tab/>0.219168908051914</text:p>
      <text:p text:style-name="P1">S100z<text:tab/>0.103933771121142<text:tab/>0.10330493628222<text:tab/>0.0979952785205257<text:tab/>0.101020019074265<text:tab/>0.0959986064385136</text:p>
      <text:p text:style-name="P1">S1pr1<text:tab/>6.88349028638601<text:tab/>21.9303157366899<text:tab/>2.96157831681817<text:tab/>4.89086762323409<text:tab/>0.779539771664407</text:p>
      <text:p text:style-name="P1"><text:soft-page-break/>S1pr2<text:tab/>21.7035991069955<text:tab/>18.1103286150782<text:tab/>4.67476791038428<text:tab/>30.1518600543686<text:tab/>9.25435016919614</text:p>
      <text:p text:style-name="P1">S1pr3<text:tab/>31.2014295019394<text:tab/>74.4159484051353<text:tab/>14.0623820825317<text:tab/>38.4296536697907<text:tab/>10.6161505737627</text:p>
      <text:p text:style-name="P1">S1pr4<text:tab/>0.104628954072609<text:tab/>0.104634652740744<text:tab/>0.0984325714226329<text:tab/>0.122930616713939<text:tab/>0.115366811835698</text:p>
      <text:p text:style-name="P1">S1pr5<text:tab/>0.095375472505748<text:tab/>1.03336028854675<text:tab/>0.0894522676816732<text:tab/>0.323837996498084<text:tab/>0.0877315864712778</text:p>
      <text:p text:style-name="P1">ST7<text:tab/>10.8319184303452<text:tab/>18.2112775842478<text:tab/>4.11483267941154<text:tab/>13.8531912729549<text:tab/>8.55688698460695</text:p>
      <text:p text:style-name="P1">Saa4<text:tab/>0.122955701394003<text:tab/>0.103565099247187<text:tab/>0.0980405039150028<text:tab/>0.101312757081579<text:tab/>0.0959166443914985</text:p>
      <text:p text:style-name="P1">Sacm1l<text:tab/>34.7972632796965<text:tab/>34.1468633104802<text:tab/>48.0841871149703<text:tab/>43.8455741995331<text:tab/>49.1841006951047</text:p>
      <text:p text:style-name="P1">Sae1<text:tab/>64.4290807135964<text:tab/>61.8962142022059<text:tab/>50.9811478486227<text:tab/>86.8131954983631<text:tab/>66.0414335760783</text:p>
      <text:p text:style-name="P1">Safb<text:tab/>34.7916019007845<text:tab/>25.7165764055104<text:tab/>14.0995999011502<text:tab/>40.3715002814872<text:tab/>32.7947049175104</text:p>
      <text:p text:style-name="P1">Safb2<text:tab/>20.0620473243682<text:tab/>15.8127712194525<text:tab/>17.2947806658829<text:tab/>23.3653899793081<text:tab/>27.6983479665518</text:p>
      <text:p text:style-name="P1">Sag<text:tab/>0.103560941419583<text:tab/>0.187664002021166<text:tab/>0.506864961935463<text:tab/>0.105751687572063<text:tab/>0.0943913055956464</text:p>
      <text:p text:style-name="P1">Sall1<text:tab/>0.261234236468322<text:tab/>1.34796409050127<text:tab/>0.474373757296031<text:tab/>1.06588800513686<text:tab/>0.157976333351615</text:p>
      <text:p text:style-name="P1">Sall2<text:tab/>3.00419982797021<text:tab/>4.4372286014509<text:tab/>0.70168713863394<text:tab/>6.91719771590264<text:tab/>1.28778861422646</text:p>
      <text:p text:style-name="P1">Sall3<text:tab/>0.103933771121142<text:tab/>0.10330493628222<text:tab/>0.0979952785205257<text:tab/>0.101020019074265<text:tab/>0.0959986064385136</text:p>
      <text:p text:style-name="P1">Samd10<text:tab/>2.71071189641254<text:tab/>3.92729407534041<text:tab/>0.153335277630652<text:tab/>5.62901224592402<text:tab/>1.0059542763039</text:p>
      <text:p text:style-name="P1">Samd11<text:tab/>7.08981009262687<text:tab/>3.81902761123473<text:tab/>5.45974290168228<text:tab/>4.9255033452221<text:tab/>2.9296088432254</text:p>
      <text:p text:style-name="P1">Samd12<text:tab/>0.103933771121142<text:tab/>0.10330493628222<text:tab/>0.0979952785205257<text:tab/>0.101020019074265<text:tab/>0.0959986064385136</text:p>
      <text:p text:style-name="P1">Samd14<text:tab/>0.230298486939544<text:tab/>0.41035277137599<text:tab/>0.461539813927992<text:tab/>0.23621064399206<text:tab/>0.120775806438679</text:p>
      <text:p text:style-name="P1">Samd15<text:tab/>0.250190506241634<text:tab/>0.159367947460095<text:tab/>0.1405100267559<text:tab/>0.64670231174784<text:tab/>0.268349097484144</text:p>
      <text:p text:style-name="P1">Samd3<text:tab/>0.103933771121142<text:tab/>0.10330493628222<text:tab/>0.0979952785205257<text:tab/>0.101020019074265<text:tab/>0.0959986064385136</text:p>
      <text:p text:style-name="P1">Samd4a<text:tab/>17.3703251961594<text:tab/>23.887559535548<text:tab/>36.091680638185<text:tab/>14.2336560353299<text:tab/>6.07617440020693</text:p>
      <text:p text:style-name="P1">Samd4b<text:tab/>10.8264627329042<text:tab/>26.0815331838577<text:tab/>22.6133045283345<text:tab/>24.6120332546748<text:tab/>22.5379401350797</text:p>
      <text:p text:style-name="P1">Samd5<text:tab/>1.67291144264793<text:tab/>10.8455267951278<text:tab/>5.79392685683288<text:tab/>7.48559817592548<text:tab/>2.46301011691416</text:p>
      <text:p text:style-name="P1">Samd7<text:tab/>0.103933771121142<text:tab/>0.10330493628222<text:tab/>0.0979952785205257<text:tab/>0.101020019074265<text:tab/>0.0959986064385136</text:p>
      <text:p text:style-name="P1">Samd8<text:tab/>5.27657231292189<text:tab/>8.34999683452536<text:tab/>16.482103374027<text:tab/>11.2349119794004<text:tab/>13.3672570550537</text:p>
      <text:p text:style-name="P1">Samhd1<text:tab/>3.85716297548767<text:tab/>3.35779111360409<text:tab/>8.60990742230954<text:tab/>3.87143501235467<text:tab/>5.68452912022226</text:p>
      <text:p text:style-name="P1">Samm50<text:tab/>51.6400127677656<text:tab/>43.2066511939854<text:tab/>26.3556318150872<text:tab/>71.0557600350669<text:tab/>53.0997692019872</text:p>
      <text:p text:style-name="P1">Samsn1<text:tab/>0.0985046682797651<text:tab/>0.104448402555426<text:tab/>0.0916377832029086<text:tab/>1.36002679176032<text:tab/>0.122297093071309</text:p>
      <text:p text:style-name="P1">Sap18<text:tab/>89.6517878441766<text:tab/>114.934637038337<text:tab/>131.405782348679<text:tab/>127.395790415326<text:tab/>124.024918532861</text:p>
      <text:p text:style-name="P1">Sap30bp<text:tab/>14.8781110773449<text:tab/>17.096445839608<text:tab/>11.3419462198637<text:tab/>19.6306847025352<text:tab/>18.9109142095443</text:p>
      <text:p text:style-name="P1">Sapcd1<text:tab/>0.193782646278723<text:tab/>0.221788777859618<text:tab/>0.270447414564945<text:tab/>1.75650565849933<text:tab/>0.245641063063063</text:p>
      <text:p text:style-name="P1">Sapcd2<text:tab/>10.1031735794869<text:tab/>6.20956920095918<text:tab/>9.96174267808182<text:tab/>4.43652274119095<text:tab/>7.22419800645241</text:p>
      <text:p text:style-name="P1">Sar1a<text:tab/>122.880953440668<text:tab/>174.962163417088<text:tab/>127.428388304177<text:tab/>167.978336124132<text:tab/>90.1954882871555</text:p>
      <text:p text:style-name="P1">Sar1b<text:tab/>62.6275678321369<text:tab/>75.8801296321079<text:tab/>78.9298807029573<text:tab/>78.9338844512637<text:tab/>70.1001354589026</text:p>
      <text:p text:style-name="P1">Saraf<text:tab/>99.9623917667776<text:tab/>141.628336358914<text:tab/>139.510468763682<text:tab/>105.350393056197<text:tab/>126.35519742909</text:p>
      <text:p text:style-name="P1">Sardh<text:tab/>22.6149205969806<text:tab/>15.5466539710104<text:tab/>8.03283559830694<text:tab/>27.4867021621474<text:tab/>8.53647756183511</text:p>
      <text:p text:style-name="P1">Sarm1<text:tab/>2.02391493896135<text:tab/>1.68479651945243<text:tab/>2.58448963919848<text:tab/>2.97821551434021<text:tab/>2.71540371329693</text:p>
      <text:p text:style-name="P1">Sarnp<text:tab/>84.1804269992913<text:tab/>91.3948213775358<text:tab/>78.9185025622593<text:tab/>116.029789198803<text:tab/>87.9858442610692</text:p>
      <text:p text:style-name="P1">Sars<text:tab/>142.702016066233<text:tab/>192.795786712822<text:tab/>131.752911005709<text:tab/>211.946290726314<text:tab/>261.609324280433</text:p>
      <text:p text:style-name="P1">Sars2<text:tab/>5.22047994288135<text:tab/>2.02480564079149<text:tab/>2.2451073504203<text:tab/>6.1487761982581<text:tab/>6.71748333824717</text:p>
      <text:p text:style-name="P1">Sart1<text:tab/>31.9023436145507<text:tab/>35.9976679771113<text:tab/>29.4730989045188<text:tab/>44.436481734567<text:tab/>32.5710290090998</text:p>
      <text:p text:style-name="P1">Sart3<text:tab/>13.2595685069516<text:tab/>12.9830256163251<text:tab/>10.2590034174545<text:tab/>17.0787925121127<text:tab/>12.984675430522</text:p>
      <text:p text:style-name="P1">Sash3<text:tab/>0.0976322819483224<text:tab/>1.27811265867261<text:tab/>0.0921178868909656<text:tab/>0.105257319523227<text:tab/>0.0904023310266398</text:p>
      <text:p text:style-name="P1">Sass6<text:tab/>2.31984898667512<text:tab/>1.80101504870308<text:tab/>0.602860905933611<text:tab/>2.36151909788038<text:tab/>0.744251248069899</text:p>
      <text:p text:style-name="P1">Sat1<text:tab/>164.125672971561<text:tab/>942.197441763747<text:tab/>2502.32693877134<text:tab/>843.425249594533<text:tab/>3419.66584329009</text:p>
      <text:p text:style-name="P1">Sat2<text:tab/>3.04697690753778<text:tab/>2.57263553017995<text:tab/>1.39778489065472<text:tab/>4.32803043216024<text:tab/>0.642051478268023</text:p>
      <text:p text:style-name="P1">Satb1<text:tab/>0.114395371999826<text:tab/>0.103951591450225<text:tab/>0.121438576929933<text:tab/>0.10173076105045<text:tab/>0.0957095863169094</text:p>
      <text:p text:style-name="P1">Satb2<text:tab/>0.67274225957555<text:tab/>0.713972889679229<text:tab/>0.999661061499554<text:tab/>0.989218525677859<text:tab/>0.663382152022741</text:p>
      <text:p text:style-name="P1">Satl1<text:tab/>0.179164434607883<text:tab/>0.130780966749417<text:tab/>0.0966893358338241<text:tab/>0.191513444751479<text:tab/>0.0939660053821017</text:p>
      <text:p text:style-name="P1">Sav1<text:tab/>31.2424263109476<text:tab/>26.4090862874689<text:tab/>18.5056603599141<text:tab/>30.6352845106674<text:tab/>23.9983839240338</text:p>
      <text:p text:style-name="P1">Saxo1<text:tab/>0.103933771121142<text:tab/>0.10330493628222<text:tab/>0.0979952785205257<text:tab/>0.101020019074265<text:tab/>0.0959986064385136</text:p>
      <text:p text:style-name="P1">Saxo2<text:tab/>0.148549624568675<text:tab/>0.11239015960619<text:tab/>0.0981606710028715<text:tab/>0.101960219434372<text:tab/>0.0958655093758698</text:p>
      <text:p text:style-name="P1">Sbds<text:tab/>51.7964763900811<text:tab/>70.3437801239343<text:tab/>41.2504772167652<text:tab/>64.3389113126569<text:tab/>39.428741806036</text:p>
      <text:p text:style-name="P1">Sbf1<text:tab/>21.136143085426<text:tab/>23.0897325261338<text:tab/>25.4813732454657<text:tab/>41.9001928298054<text:tab/>29.2775862588705</text:p>
      <text:p text:style-name="P1"><text:soft-page-break/>Sbf2<text:tab/>9.17551850500505<text:tab/>5.25715049067562<text:tab/>3.72058132017552<text:tab/>10.890284258755<text:tab/>4.82786245344563</text:p>
      <text:p text:style-name="P1">Sbk1<text:tab/>0.103933771121142<text:tab/>0.10330493628222<text:tab/>0.0979952785205257<text:tab/>0.101020019074265<text:tab/>0.0959986064385136</text:p>
      <text:p text:style-name="P1">Sbk2<text:tab/>0.103933771121142<text:tab/>0.10330493628222<text:tab/>0.0979952785205257<text:tab/>0.101020019074265<text:tab/>0.0959986064385136</text:p>
      <text:p text:style-name="P1">Sbno1<text:tab/>17.1648557567998<text:tab/>16.901686019353<text:tab/>21.3620273825128<text:tab/>23.2171074471789<text:tab/>21.8719899161546</text:p>
      <text:p text:style-name="P1">Sbno2<text:tab/>11.2084507888662<text:tab/>38.9117198565865<text:tab/>5.11610274440127<text:tab/>38.8711416202351<text:tab/>12.007838008867</text:p>
      <text:p text:style-name="P1">Sbp<text:tab/>0.103933771121142<text:tab/>0.10330493628222<text:tab/>0.0979952785205257<text:tab/>0.101020019074265<text:tab/>0.0959986064385136</text:p>
      <text:p text:style-name="P1">Sbsn<text:tab/>0.81012555598936<text:tab/>7.01390642231341<text:tab/>1.27718253613805<text:tab/>1.03936900127049<text:tab/>1.97809201518884</text:p>
      <text:p text:style-name="P1">Sc5d<text:tab/>68.0700302381204<text:tab/>77.8448728044649<text:tab/>39.0170253145719<text:tab/>113.342510432858<text:tab/>58.7970554521054</text:p>
      <text:p text:style-name="P1">Scaf1<text:tab/>37.9549876640057<text:tab/>36.6519670705207<text:tab/>25.7786839181744<text:tab/>49.8772129523445<text:tab/>48.0006819213583</text:p>
      <text:p text:style-name="P1">Scaf11<text:tab/>17.1753185910981<text:tab/>15.1868735384357<text:tab/>17.4111910903507<text:tab/>19.2883898372043<text:tab/>15.0574986193829</text:p>
      <text:p text:style-name="P1">Scaf4<text:tab/>12.0533001076001<text:tab/>26.4150061026502<text:tab/>23.5078525996129<text:tab/>13.7941522825479<text:tab/>14.1437504333799</text:p>
      <text:p text:style-name="P1">Scaf8<text:tab/>16.1120843628105<text:tab/>12.7725316414938<text:tab/>12.1821155565171<text:tab/>17.4295308301423<text:tab/>10.767879639998</text:p>
      <text:p text:style-name="P1">Scamp1<text:tab/>23.1355707142016<text:tab/>23.5839334382829<text:tab/>19.3608037223808<text:tab/>28.9223775973765<text:tab/>14.9045388472473</text:p>
      <text:p text:style-name="P1">Scamp2<text:tab/>25.004202350336<text:tab/>24.6804150069238<text:tab/>37.5695297433706<text:tab/>40.8116324932243<text:tab/>38.2198893923185</text:p>
      <text:p text:style-name="P1">Scamp3<text:tab/>59.0698799045669<text:tab/>63.2364679139802<text:tab/>42.3882113568003<text:tab/>101.218681325085<text:tab/>74.6581532947954</text:p>
      <text:p text:style-name="P1">Scamp4<text:tab/>33.8697775489265<text:tab/>35.381623349919<text:tab/>36.4507826271472<text:tab/>54.2226924788204<text:tab/>95.1013233081662</text:p>
      <text:p text:style-name="P1">Scamp5<text:tab/>2.61227003899094<text:tab/>8.96164964639298<text:tab/>0.226078093837232<text:tab/>3.39683764984074<text:tab/>0.439726070604977</text:p>
      <text:p text:style-name="P1">Scand1<text:tab/>116.041377145953<text:tab/>152.300561683412<text:tab/>120.568621752861<text:tab/>238.539844211885<text:tab/>235.594666507374</text:p>
      <text:p text:style-name="P1">Scap<text:tab/>17.9826199127565<text:tab/>15.4700304007155<text:tab/>20.1361807277462<text:tab/>31.0203058569005<text:tab/>30.7706048822868</text:p>
      <text:p text:style-name="P1">Scara3<text:tab/>12.6589760350633<text:tab/>16.3953701122942<text:tab/>8.92922353775394<text:tab/>38.4516055528704<text:tab/>9.25841397020285</text:p>
      <text:p text:style-name="P1">Scara5<text:tab/>1.17437720020385<text:tab/>0.52349864144945<text:tab/>0.481418074873928<text:tab/>0.539505013175587<text:tab/>0.0948599283087783</text:p>
      <text:p text:style-name="P1">Scarb1<text:tab/>14.3837598201386<text:tab/>18.4293289860486<text:tab/>12.5679619828883<text:tab/>28.1987864949338<text:tab/>29.2981041538075</text:p>
      <text:p text:style-name="P1">Scarb2<text:tab/>44.288416888241<text:tab/>33.3356955820674<text:tab/>20.5324066270724<text:tab/>65.8481232843531<text:tab/>39.1560856447933</text:p>
      <text:p text:style-name="P1">Scarf1<text:tab/>0.503330608449752<text:tab/>0.110981059544361<text:tab/>0.115185579279013<text:tab/>0.528278559235711<text:tab/>0.263993344677315</text:p>
      <text:p text:style-name="P1">Scarf2<text:tab/>42.1124544582689<text:tab/>63.8686063462595<text:tab/>26.4605727721242<text:tab/>59.6371458383811<text:tab/>13.2639399611795</text:p>
      <text:p text:style-name="P1">Scarna15<text:tab/>0.103933771121142<text:tab/>0.10330493628222<text:tab/>0.0979952785205257<text:tab/>0.101020019074265<text:tab/>0.0959986064385136</text:p>
      <text:p text:style-name="P1">Sccpdh<text:tab/>0.104150742089309<text:tab/>0.104969274911319<text:tab/>0.129753777379745<text:tab/>0.133688401157374<text:tab/>0.107506999150573</text:p>
      <text:p text:style-name="P1">Scd1<text:tab/>50.2950392322503<text:tab/>39.9224437581361<text:tab/>24.9788035623328<text:tab/>106.268787324898<text:tab/>33.3102085806901</text:p>
      <text:p text:style-name="P1">Scd2<text:tab/>377.897879507859<text:tab/>280.323453886498<text:tab/>153.020320425453<text:tab/>725.131729930699<text:tab/>352.838147240795</text:p>
      <text:p text:style-name="P1">Scel<text:tab/>0.10414704228813<text:tab/>0.103641505796283<text:tab/>0.0980924653732715<text:tab/>0.109384981098151<text:tab/>0.0960389801364167</text:p>
      <text:p text:style-name="P1">Scfd1<text:tab/>40.3191274550278<text:tab/>54.9974996281233<text:tab/>18.709059313555<text:tab/>63.5921435779829<text:tab/>20.9713941095334</text:p>
      <text:p text:style-name="P1">Scfd2<text:tab/>4.90210976930497<text:tab/>3.46731062242776<text:tab/>1.63910541060346<text:tab/>7.14731590106308<text:tab/>3.43344161795422</text:p>
      <text:p text:style-name="P1">Scg2<text:tab/>0.105341398883769<text:tab/>0.106729053343436<text:tab/>0.0990231924122019<text:tab/>0.115445518432588<text:tab/>0.225749130329958</text:p>
      <text:p text:style-name="P1">Scg3<text:tab/>0.103933771121142<text:tab/>0.10330493628222<text:tab/>0.0979952785205257<text:tab/>0.101020019074265<text:tab/>0.0959986064385136</text:p>
      <text:p text:style-name="P1">Scg5<text:tab/>0.105220683226711<text:tab/>0.464781520226726<text:tab/>0.0982699610030926<text:tab/>0.105301120759433<text:tab/>0.129940568947908</text:p>
      <text:p text:style-name="P1">Scgb1a1<text:tab/>0.102195650721895<text:tab/>0.102889458199263<text:tab/>0.096725997344565<text:tab/>0.212892152119148<text:tab/>0.0943955015451677</text:p>
      <text:p text:style-name="P1">Scgb1b30<text:tab/>0.103933771121142<text:tab/>0.10330493628222<text:tab/>0.0979952785205257<text:tab/>0.101020019074265<text:tab/>0.0959986064385136</text:p>
      <text:p text:style-name="P1">Scgb1c1<text:tab/>0.214873023338107<text:tab/>0.10709755759706<text:tab/>0.294262710027784<text:tab/>0.106760071945062<text:tab/>0.534248995016</text:p>
      <text:p text:style-name="P1">Scgb1d2<text:tab/>0.104809151516364<text:tab/>0.105550627311823<text:tab/>0.0989260596617024<text:tab/>0.103814958076492<text:tab/>0.270093978442067</text:p>
      <text:p text:style-name="P1">Scgb2a2<text:tab/>0.107784037756556<text:tab/>0.110306403890535<text:tab/>0.323099887501095<text:tab/>0.15572538347581<text:tab/>0.119537506359151</text:p>
      <text:p text:style-name="P1">Scgb3a1<text:tab/>0.103933771121142<text:tab/>0.10330493628222<text:tab/>0.0979952785205257<text:tab/>0.101020019074265<text:tab/>0.0959986064385136</text:p>
      <text:p text:style-name="P1">Scgb3a2<text:tab/>0.103933771121142<text:tab/>0.10330493628222<text:tab/>0.0979952785205257<text:tab/>0.101020019074265<text:tab/>0.0959986064385136</text:p>
      <text:p text:style-name="P1">Scgn<text:tab/>0.103933771121142<text:tab/>0.10330493628222<text:tab/>0.0979952785205257<text:tab/>0.101020019074265<text:tab/>0.0959986064385136</text:p>
      <text:p text:style-name="P1">Schip1<text:tab/>15.6019310815603<text:tab/>46.9471998430802<text:tab/>24.0760724184804<text:tab/>29.8553369513815<text:tab/>8.96459752018596</text:p>
      <text:p text:style-name="P1">Scin<text:tab/>0.103933771121142<text:tab/>0.10330493628222<text:tab/>0.0979952785205257<text:tab/>0.101020019074265<text:tab/>0.0959986064385136</text:p>
      <text:p text:style-name="P1">Sclt1<text:tab/>8.35532873948163<text:tab/>8.416459788192<text:tab/>5.92011483082306<text:tab/>7.94788690718814<text:tab/>7.1556568496473</text:p>
      <text:p text:style-name="P1">Scly<text:tab/>4.81355910959487<text:tab/>8.51704883906553<text:tab/>6.41794897101028<text:tab/>9.12697623591684<text:tab/>7.11270989905332</text:p>
      <text:p text:style-name="P1">Scmh1<text:tab/>11.6135870380591<text:tab/>13.0906620980958<text:tab/>5.67856412940456<text:tab/>23.1257984045491<text:tab/>5.55008433460938</text:p>
      <text:p text:style-name="P1">Scml4<text:tab/>0.103045738441363<text:tab/>0.10327974760051<text:tab/>0.138558111559547<text:tab/>0.101018264712488<text:tab/>0.0951354603803835</text:p>
      <text:p text:style-name="P1">Scn10a<text:tab/>0.103933771121142<text:tab/>0.10330493628222<text:tab/>0.0979952785205257<text:tab/>0.101020019074265<text:tab/>0.0959986064385136</text:p>
      <text:p text:style-name="P1">Scn11a<text:tab/>0.103933771121142<text:tab/>0.10330493628222<text:tab/>0.0979952785205257<text:tab/>0.101020019074265<text:tab/>0.0959986064385136</text:p>
      <text:p text:style-name="P1">Scn1a<text:tab/>0.103288371180737<text:tab/>0.126885549561845<text:tab/>0.0972519115349489<text:tab/>0.202529842995444<text:tab/>0.0975292203875043</text:p>
      <text:p text:style-name="P1">Scn1b<text:tab/>1.5786420401575<text:tab/>4.27268446201788<text:tab/>4.06176537569873<text:tab/>19.3461460745385<text:tab/>5.78827978026733</text:p>
      <text:p text:style-name="P1">Scn2a<text:tab/>2.47860258048424<text:tab/>1.73473957040029<text:tab/>0.498698261544933<text:tab/>2.64305360666738<text:tab/>0.280415659757636</text:p>
      <text:p text:style-name="P1"><text:soft-page-break/>Scn2b<text:tab/>0.103933771121142<text:tab/>0.10330493628222<text:tab/>0.0979952785205257<text:tab/>0.101020019074265<text:tab/>0.0959986064385136</text:p>
      <text:p text:style-name="P1">Scn3a<text:tab/>0.113705451199786<text:tab/>0.1090749816288<text:tab/>0.126130402345929<text:tab/>0.139251737197856<text:tab/>0.105776611145231</text:p>
      <text:p text:style-name="P1">Scn3b<text:tab/>0.268239283171153<text:tab/>0.197446829468094<text:tab/>0.103030212589987<text:tab/>0.236543981755857<text:tab/>0.0926118869088569</text:p>
      <text:p text:style-name="P1">Scn4a<text:tab/>0.101627174752402<text:tab/>0.102711929580313<text:tab/>0.0956651638698662<text:tab/>0.190754016794103<text:tab/>0.0964179791736169</text:p>
      <text:p text:style-name="P1">Scn4b<text:tab/>0.103933771121142<text:tab/>0.10330493628222<text:tab/>0.0979952785205257<text:tab/>0.101020019074265<text:tab/>0.0959986064385136</text:p>
      <text:p text:style-name="P1">Scn5a<text:tab/>0.104108959372602<text:tab/>0.117027923552332<text:tab/>0.0981003018972146<text:tab/>0.101503147936283<text:tab/>0.0960333587430754</text:p>
      <text:p text:style-name="P1">Scn7a<text:tab/>0.126965284403738<text:tab/>0.103611840603824<text:tab/>0.0980487954293253<text:tab/>0.101368241727236<text:tab/>0.0959027577106042</text:p>
      <text:p text:style-name="P1">Scn8a<text:tab/>0.103933771121142<text:tab/>0.10330493628222<text:tab/>0.0979952785205257<text:tab/>0.101020019074265<text:tab/>0.0959986064385136</text:p>
      <text:p text:style-name="P1">Scn9a<text:tab/>0.103933771121142<text:tab/>0.10330493628222<text:tab/>0.0979952785205257<text:tab/>0.101020019074265<text:tab/>0.0959986064385136</text:p>
      <text:p text:style-name="P1">Scnm1<text:tab/>12.3953682301418<text:tab/>12.182155038488<text:tab/>7.9309545201439<text:tab/>18.6827043359902<text:tab/>17.7089454619694</text:p>
      <text:p text:style-name="P1">Scnn1a<text:tab/>0.337100907300518<text:tab/>1.33292052909074<text:tab/>0.88196209820849<text:tab/>1.17846424733013<text:tab/>0.242586619682915</text:p>
      <text:p text:style-name="P1">Scnn1b<text:tab/>0.10447802228237<text:tab/>0.104226243105347<text:tab/>0.0982483358315235<text:tab/>0.130302967464321<text:tab/>0.0961004138094789</text:p>
      <text:p text:style-name="P1">Scnn1g<text:tab/>0.103933771121142<text:tab/>0.10330493628222<text:tab/>0.0979952785205257<text:tab/>0.101020019074265<text:tab/>0.0959986064385136</text:p>
      <text:p text:style-name="P1">Sco1<text:tab/>7.20111619745507<text:tab/>8.04886524277685<text:tab/>7.65655362384308<text:tab/>8.36096582543591<text:tab/>8.00252576129509</text:p>
      <text:p text:style-name="P1">Scoc<text:tab/>48.0552247287792<text:tab/>34.5232755484172<text:tab/>40.2276214073129<text:tab/>48.5322381146341<text:tab/>36.0052377371006</text:p>
      <text:p text:style-name="P1">Scp2<text:tab/>43.1690788311853<text:tab/>35.0491900101181<text:tab/>33.3613828229623<text:tab/>59.3617160827633<text:tab/>27.1110111883906</text:p>
      <text:p text:style-name="P1">Scp2d1<text:tab/>0.208413552288989<text:tab/>0.143564320373968<text:tab/>0.098373202104748<text:tab/>0.103253030590118<text:tab/>0.095802908170448</text:p>
      <text:p text:style-name="P1">Scpep1<text:tab/>186.949286622857<text:tab/>174.834225126791<text:tab/>172.767877609369<text:tab/>299.327425527261<text:tab/>160.945794756885</text:p>
      <text:p text:style-name="P1">Scrg1<text:tab/>1.63720466909<text:tab/>0.368957212607375<text:tab/>0.0888216386887838<text:tab/>2.21470039012168<text:tab/>0.0863075659580836</text:p>
      <text:p text:style-name="P1">Scrib<text:tab/>20.3349653664701<text:tab/>21.854418803957<text:tab/>23.5544932026476<text:tab/>29.0732804892482<text:tab/>17.9876808260064</text:p>
      <text:p text:style-name="P1">Scrn1<text:tab/>37.8427020674403<text:tab/>41.1457212787453<text:tab/>13.0193178566393<text:tab/>47.4162417921237<text:tab/>12.4416026268888</text:p>
      <text:p text:style-name="P1">Scrn2<text:tab/>10.5361877994205<text:tab/>8.36292952835475<text:tab/>2.78980456668091<text:tab/>16.8086382034799<text:tab/>3.5385121972296</text:p>
      <text:p text:style-name="P1">Scrn3<text:tab/>8.69862321694275<text:tab/>3.72110349939761<text:tab/>2.34347019026549<text:tab/>5.70747978177942<text:tab/>7.79518708022866</text:p>
      <text:p text:style-name="P1">Scrt1<text:tab/>0.103933771121142<text:tab/>0.10330493628222<text:tab/>0.0979952785205257<text:tab/>0.101020019074265<text:tab/>0.0959986064385136</text:p>
      <text:p text:style-name="P1">Scrt2<text:tab/>0.103933771121142<text:tab/>0.10330493628222<text:tab/>0.0979952785205257<text:tab/>0.101020019074265<text:tab/>0.0959986064385136</text:p>
      <text:p text:style-name="P1">Sct<text:tab/>0.103933771121142<text:tab/>0.10330493628222<text:tab/>0.0979952785205257<text:tab/>0.101020019074265<text:tab/>0.0959986064385136</text:p>
      <text:p text:style-name="P1">Sctr<text:tab/>0.0980068697000464<text:tab/>0.103569474875086<text:tab/>0.0921051237307729<text:tab/>0.880879151065047<text:tab/>0.0895495144559121</text:p>
      <text:p text:style-name="P1">Scube1<text:tab/>0.104235924603866<text:tab/>0.103781035211383<text:tab/>0.105064522094061<text:tab/>0.106922327609719<text:tab/>0.0960732012596388</text:p>
      <text:p text:style-name="P1">Scube3<text:tab/>23.6111774487117<text:tab/>38.3532285740447<text:tab/>10.3420184777534<text:tab/>8.1208599842649<text:tab/>0.497257580800004</text:p>
      <text:p text:style-name="P1">Scx<text:tab/>2.42266771155312<text:tab/>2.15410592773757<text:tab/>1.18626090436064<text:tab/>2.75801129403782<text:tab/>0.850053853470559</text:p>
      <text:p text:style-name="P1">Scyl1<text:tab/>47.8012762731327<text:tab/>56.6198181169838<text:tab/>50.324012605575<text:tab/>84.1806321445921<text:tab/>63.1029494212897</text:p>
      <text:p text:style-name="P1">Scyl2<text:tab/>11.3495172227942<text:tab/>15.1685134703256<text:tab/>14.7474782458618<text:tab/>16.675648841863<text:tab/>10.9058797990813</text:p>
      <text:p text:style-name="P1">Scyl3<text:tab/>4.56965596543321<text:tab/>4.09911460075725<text:tab/>3.87260201183636<text:tab/>7.31589462973795<text:tab/>5.68487521436875</text:p>
      <text:p text:style-name="P1">Sdad1<text:tab/>10.8880855459152<text:tab/>16.8932013903711<text:tab/>14.6235775975651<text:tab/>14.4924322461538<text:tab/>21.3812968958077</text:p>
      <text:p text:style-name="P1">Sdc1<text:tab/>53.3913555578044<text:tab/>82.292896498556<text:tab/>131.879763303514<text:tab/>51.5127229343229<text:tab/>70.3266943563179</text:p>
      <text:p text:style-name="P1">Sdc2<text:tab/>144.612809907248<text:tab/>149.266328348995<text:tab/>117.697494814003<text:tab/>202.587685123573<text:tab/>79.9776427281675</text:p>
      <text:p text:style-name="P1">Sdc3<text:tab/>38.3372305038216<text:tab/>36.1558498703499<text:tab/>18.4671364959644<text:tab/>56.3595073426438<text:tab/>7.56666817492332</text:p>
      <text:p text:style-name="P1">Sdc4<text:tab/>78.5386519104856<text:tab/>550.079663797013<text:tab/>751.741613143541<text:tab/>92.6623473511347<text:tab/>161.177615820208</text:p>
      <text:p text:style-name="P1">Sdcbp<text:tab/>127.938947703099<text:tab/>182.795530991215<text:tab/>231.619490592543<text:tab/>277.222001855055<text:tab/>358.827114272763</text:p>
      <text:p text:style-name="P1">Sdcbp2<text:tab/>0.518404593683649<text:tab/>5.05583347875628<text:tab/>3.84936303995893<text:tab/>0.382794827826109<text:tab/>2.94751629425134</text:p>
      <text:p text:style-name="P1">Sdccag3<text:tab/>34.7077635775673<text:tab/>61.9547479657085<text:tab/>43.1259019353084<text:tab/>57.6980049448855<text:tab/>65.9584973868188</text:p>
      <text:p text:style-name="P1">Sdccag8<text:tab/>4.65333627249758<text:tab/>3.16793152100563<text:tab/>1.16649616759277<text:tab/>9.12208625321071<text:tab/>6.02935727139028</text:p>
      <text:p text:style-name="P1">Sde2<text:tab/>14.2864884809262<text:tab/>22.7524108911329<text:tab/>13.6673782383361<text:tab/>17.8794216086025<text:tab/>13.2421268685806</text:p>
      <text:p text:style-name="P1">Sdf2<text:tab/>67.0490487720351<text:tab/>73.2041144467051<text:tab/>72.4665237838668<text:tab/>113.635904427777<text:tab/>102.354985795284</text:p>
      <text:p text:style-name="P1">Sdf2l1<text:tab/>18.2033439293673<text:tab/>21.182967643078<text:tab/>22.0513825672873<text:tab/>41.6506606674804<text:tab/>30.9805894378602</text:p>
      <text:p text:style-name="P1">Sdf4<text:tab/>106.233699761593<text:tab/>116.459140736978<text:tab/>83.8982050222119<text:tab/>172.403632442147<text:tab/>64.0309509298309</text:p>
      <text:p text:style-name="P1">Sdha<text:tab/>63.6214706525488<text:tab/>48.6590557227991<text:tab/>26.0701705147248<text:tab/>85.7975223604415<text:tab/>43.8490385872399</text:p>
      <text:p text:style-name="P1">Sdhaf2<text:tab/>28.1815378567129<text:tab/>21.1059924409981<text:tab/>22.102468981035<text:tab/>46.1566203116473<text:tab/>44.0840581078991</text:p>
      <text:p text:style-name="P1">Sdhaf3<text:tab/>11.0756204644441<text:tab/>11.4376779226771<text:tab/>7.7649587362225<text:tab/>10.4210335883822<text:tab/>15.8971380527666</text:p>
      <text:p text:style-name="P1">Sdhb<text:tab/>95.8916276965599<text:tab/>92.9563961759521<text:tab/>69.7425688667906<text:tab/>139.889910110827<text:tab/>95.930374199361</text:p>
      <text:p text:style-name="P1">Sdhc<text:tab/>212.529301528672<text:tab/>197.194136145511<text:tab/>138.945002844507<text:tab/>212.860802625656<text:tab/>148.399430201824</text:p>
      <text:p text:style-name="P1">Sdhd<text:tab/>49.3721259936967<text:tab/>43.5890379273228<text:tab/>37.3332208547497<text:tab/>48.1577506502379<text:tab/>39.0218419789354</text:p>
      <text:p text:style-name="P1">Sdk2<text:tab/>2.95054098258515<text:tab/>4.68964729029536<text:tab/>5.1603600947769<text:tab/>10.7764357187097<text:tab/>3.82931298190291</text:p>
      <text:p text:style-name="P1">Sdpr<text:tab/>59.0789944093696<text:tab/>14.5984160585761<text:tab/>8.05331870382905<text:tab/>50.3881052340266<text:tab/>5.14548445479781</text:p>
      <text:p text:style-name="P1"><text:soft-page-break/>Sdr16c5<text:tab/>0.103933771121142<text:tab/>0.10330493628222<text:tab/>0.0979952785205257<text:tab/>0.101020019074265<text:tab/>0.0959986064385136</text:p>
      <text:p text:style-name="P1">Sdr16c6<text:tab/>0.103933771121142<text:tab/>0.10330493628222<text:tab/>0.0979952785205257<text:tab/>0.101020019074265<text:tab/>0.0959986064385136</text:p>
      <text:p text:style-name="P1">Sdr39u1<text:tab/>13.2894578174903<text:tab/>7.81477464764948<text:tab/>7.27737211351122<text:tab/>16.6872150751483<text:tab/>11.0167043608842</text:p>
      <text:p text:style-name="P1">Sdr42e1<text:tab/>0.57220776061081<text:tab/>0.231467282694438<text:tab/>0.163168521156283<text:tab/>0.15386541995638<text:tab/>0.12351017378889</text:p>
      <text:p text:style-name="P1">Sds<text:tab/>1.68546117763644<text:tab/>0.509372373472274<text:tab/>1.50713683395491<text:tab/>1.45623643183059<text:tab/>1.10499229994151</text:p>
      <text:p text:style-name="P1">Sdsl<text:tab/>0.705049460949029<text:tab/>0.62800104929348<text:tab/>0.953194470426788<text:tab/>2.42200278570922<text:tab/>0.278291036963824</text:p>
      <text:p text:style-name="P1">Sebox<text:tab/>0.103933771121142<text:tab/>0.10330493628222<text:tab/>0.0979952785205257<text:tab/>0.101020019074265<text:tab/>0.0959986064385136</text:p>
      <text:p text:style-name="P1">Sec1<text:tab/>0.104590713861182<text:tab/>0.104963514087585<text:tab/>0.0986626385691761<text:tab/>0.103018850588808<text:tab/>0.187990328237511</text:p>
      <text:p text:style-name="P1">Sec11a<text:tab/>168.783776545096<text:tab/>213.854646381755<text:tab/>152.425829873088<text:tab/>218.807767767424<text:tab/>143.336261364044</text:p>
      <text:p text:style-name="P1">Sec11c<text:tab/>36.5863644381101<text:tab/>34.9935613083398<text:tab/>33.4844742397069<text:tab/>167.088317774571<text:tab/>54.7841174392922</text:p>
      <text:p text:style-name="P1">Sec13<text:tab/>82.2642384949712<text:tab/>121.105051008797<text:tab/>61.7918946427149<text:tab/>153.214276695135<text:tab/>65.7933813225067</text:p>
      <text:p text:style-name="P1">Sec14l1<text:tab/>20.1167789682818<text:tab/>19.1368710575528<text:tab/>24.8499638612463<text:tab/>39.8781840869717<text:tab/>20.5755436826067</text:p>
      <text:p text:style-name="P1">Sec14l2<text:tab/>2.13179355130773<text:tab/>0.671891282144821<text:tab/>0.34795268029226<text:tab/>7.65232107095651<text:tab/>2.57788347286106</text:p>
      <text:p text:style-name="P1">Sec14l3<text:tab/>0.103933771121142<text:tab/>0.10330493628222<text:tab/>0.0979952785205257<text:tab/>0.101020019074265<text:tab/>0.0959986064385136</text:p>
      <text:p text:style-name="P1">Sec14l4<text:tab/>0.103933771121142<text:tab/>0.10330493628222<text:tab/>0.0979952785205257<text:tab/>0.101020019074265<text:tab/>0.0959986064385136</text:p>
      <text:p text:style-name="P1">Sec14l5<text:tab/>0.104613665795466<text:tab/>0.115137856626019<text:tab/>0.111992407064628<text:tab/>0.11298494820262<text:tab/>0.0961580965699317</text:p>
      <text:p text:style-name="P1">Sec16a<text:tab/>21.6038280847342<text:tab/>32.6838263525953<text:tab/>28.4855720559724<text:tab/>32.6106036870382<text:tab/>20.8079929184255</text:p>
      <text:p text:style-name="P1">Sec16b<text:tab/>2.93362146033186<text:tab/>1.90455627292484<text:tab/>0.666617767163027<text:tab/>2.80932035840163<text:tab/>0.182191842724943</text:p>
      <text:p text:style-name="P1">Sec22a<text:tab/>14.5424124239715<text:tab/>13.1425978904851<text:tab/>12.2816354689486<text:tab/>16.5240849027044<text:tab/>9.80137083111427</text:p>
      <text:p text:style-name="P1">Sec22b<text:tab/>64.3836602378462<text:tab/>85.9446464049725<text:tab/>57.0674469872787<text:tab/>81.0027264810178<text:tab/>44.1260519933716</text:p>
      <text:p text:style-name="P1">Sec23a<text:tab/>43.8133603489805<text:tab/>54.621273505014<text:tab/>40.6332746538512<text:tab/>58.2810954779105<text:tab/>20.0123105302914</text:p>
      <text:p text:style-name="P1">Sec23b<text:tab/>25.3362372477238<text:tab/>55.921422436834<text:tab/>28.6154223897956<text:tab/>34.2818660202887<text:tab/>22.9735330200222</text:p>
      <text:p text:style-name="P1">Sec23ip<text:tab/>30.6076105069186<text:tab/>37.7155242454503<text:tab/>31.629832691366<text:tab/>36.3675224558715<text:tab/>32.4656604794945</text:p>
      <text:p text:style-name="P1">Sec24a<text:tab/>10.9620531228675<text:tab/>37.7799450358472<text:tab/>18.0466726984434<text:tab/>12.7194666743755<text:tab/>9.15972531218596</text:p>
      <text:p text:style-name="P1">Sec24b<text:tab/>17.3276529731211<text:tab/>22.9086189606968<text:tab/>17.1399680056345<text:tab/>21.9800797997729<text:tab/>14.6552557350476</text:p>
      <text:p text:style-name="P1">Sec24c<text:tab/>33.4386490741673<text:tab/>31.4067046393688<text:tab/>25.9136859729151<text:tab/>48.72426213302<text:tab/>37.7266799566651</text:p>
      <text:p text:style-name="P1">Sec24d<text:tab/>55.9548396820792<text:tab/>80.809005340306<text:tab/>38.8971676107353<text:tab/>74.1697173963209<text:tab/>27.3867977478146</text:p>
      <text:p text:style-name="P1">Sec31a<text:tab/>80.6124411872599<text:tab/>97.6989026607449<text:tab/>62.4980962278543<text:tab/>124.073254642407<text:tab/>52.5278222509157</text:p>
      <text:p text:style-name="P1">Sec31b<text:tab/>0.224983507234769<text:tab/>0.122298571685078<text:tab/>0.11323072612938<text:tab/>0.15317552053075<text:tab/>0.116131639369918</text:p>
      <text:p text:style-name="P1">Sec61a1<text:tab/>120.51784421439<text:tab/>214.368536573131<text:tab/>132.497978079258<text:tab/>192.572583010004<text:tab/>117.104707887648</text:p>
      <text:p text:style-name="P1">Sec61a2<text:tab/>21.110685812792<text:tab/>31.5265804228032<text:tab/>29.6619784256385<text:tab/>39.4858810553187<text:tab/>28.2740093910093</text:p>
      <text:p text:style-name="P1">Sec61b<text:tab/>347.966224071912<text:tab/>460.794042025254<text:tab/>383.157457279426<text:tab/>756.686706216617<text:tab/>361.469062605335</text:p>
      <text:p text:style-name="P1">Sec61g<text:tab/>230.860148707707<text:tab/>307.26747863005<text:tab/>313.763144676504<text:tab/>431.920669110804<text:tab/>264.334329260295</text:p>
      <text:p text:style-name="P1">Sec62<text:tab/>62.3356702551815<text:tab/>74.8565131706039<text:tab/>50.5544425568643<text:tab/>97.0992176821458<text:tab/>63.6288617899976</text:p>
      <text:p text:style-name="P1">Sec63<text:tab/>28.8016889089505<text:tab/>39.1538886892679<text:tab/>29.1572688001144<text:tab/>46.3327897465494<text:tab/>26.7155594412977</text:p>
      <text:p text:style-name="P1">Secisbp2<text:tab/>8.45338691619983<text:tab/>6.85893836200899<text:tab/>6.0331736127144<text:tab/>12.3915339478293<text:tab/>16.8455119815234</text:p>
      <text:p text:style-name="P1">Secisbp2l<text:tab/>18.8408092503783<text:tab/>21.9504105046474<text:tab/>25.8735619462997<text:tab/>26.5777904227019<text:tab/>19.9051366095704</text:p>
      <text:p text:style-name="P1">Sectm1a<text:tab/>0.103933771121142<text:tab/>0.10330493628222<text:tab/>0.0979952785205257<text:tab/>0.101020019074265<text:tab/>0.0959986064385136</text:p>
      <text:p text:style-name="P1">Sectm1b<text:tab/>0.0984873353706062<text:tab/>6.15337330775773<text:tab/>0.695778011475174<text:tab/>0.182587785150683<text:tab/>0.0873761488099241</text:p>
      <text:p text:style-name="P1">Sel1l<text:tab/>36.7083426049393<text:tab/>37.8066353489703<text:tab/>41.3590877904977<text:tab/>53.4467456602562<text:tab/>55.0820688414071</text:p>
      <text:p text:style-name="P1">Sel1l2<text:tab/>0.103933771121142<text:tab/>0.10330493628222<text:tab/>0.0979952785205257<text:tab/>0.101020019074265<text:tab/>0.0959986064385136</text:p>
      <text:p text:style-name="P1">Sele<text:tab/>0.103933771121142<text:tab/>0.10330493628222<text:tab/>0.0979952785205257<text:tab/>0.101020019074265<text:tab/>0.0959986064385136</text:p>
      <text:p text:style-name="P1">Selenbp1<text:tab/>0.103933771121142<text:tab/>0.10330493628222<text:tab/>0.0979952785205257<text:tab/>0.101020019074265<text:tab/>0.0959986064385136</text:p>
      <text:p text:style-name="P1">Seli<text:tab/>11.3235914873241<text:tab/>17.0421030267046<text:tab/>11.4387522878449<text:tab/>17.6060161233596<text:tab/>17.3561276782155</text:p>
      <text:p text:style-name="P1">Selk<text:tab/>90.053799017737<text:tab/>102.606533390606<text:tab/>76.7012794317887<text:tab/>112.58309974362<text:tab/>80.2054316083006</text:p>
      <text:p text:style-name="P1">Sell<text:tab/>0.103933771121142<text:tab/>0.10330493628222<text:tab/>0.0979952785205257<text:tab/>0.101020019074265<text:tab/>0.0959986064385136</text:p>
      <text:p text:style-name="P1">Selm<text:tab/>145.054489262859<text:tab/>225.416924693518<text:tab/>104.008149165422<text:tab/>453.328020812609<text:tab/>186.174821945174</text:p>
      <text:p text:style-name="P1">Selo<text:tab/>24.7578150072483<text:tab/>15.2043510720474<text:tab/>9.89171897192593<text:tab/>32.0018522021463<text:tab/>20.3236006247973</text:p>
      <text:p text:style-name="P1">Selp<text:tab/>0.103933771121142<text:tab/>0.10330493628222<text:tab/>0.0979952785205257<text:tab/>0.101020019074265<text:tab/>0.0959986064385136</text:p>
      <text:p text:style-name="P1">Selplg<text:tab/>0.104032458763449<text:tab/>0.267695076246994<text:tab/>0.0975874426690087<text:tab/>0.130723053718262<text:tab/>0.0949295439421379</text:p>
      <text:p text:style-name="P1">Selt<text:tab/>55.2040946038102<text:tab/>56.9001031267319<text:tab/>57.1481994961053<text:tab/>79.6742780723758<text:tab/>56.6736459769539</text:p>
      <text:p text:style-name="P1">Selv<text:tab/>0.103933771121142<text:tab/>0.10330493628222<text:tab/>0.0979952785205257<text:tab/>0.101020019074265<text:tab/>0.0959986064385136</text:p>
      <text:p text:style-name="P1">Sema3a<text:tab/>0.20932662622632<text:tab/>0.323426432482725<text:tab/>0.416023901058902<text:tab/>0.421679720345385<text:tab/>0.146398986511268</text:p>
      <text:p text:style-name="P1">Sema3b<text:tab/>13.9173465218621<text:tab/>9.97035479310003<text:tab/>7.95019432027892<text:tab/>13.3714366852978<text:tab/>1.14708171094223</text:p>
      <text:p text:style-name="P1"><text:soft-page-break/>Sema3c<text:tab/>58.1537726379413<text:tab/>62.2523379638541<text:tab/>39.4473375787037<text:tab/>39.2427752909861<text:tab/>31.3496822214801</text:p>
      <text:p text:style-name="P1">Sema3d<text:tab/>27.0110162357779<text:tab/>20.0981572395657<text:tab/>6.41702133612544<text:tab/>34.4092001594233<text:tab/>5.12412000462479</text:p>
      <text:p text:style-name="P1">Sema3e<text:tab/>2.6745433536547<text:tab/>2.64725219433585<text:tab/>1.17205291194985<text:tab/>9.69275441501487<text:tab/>2.39750356279113</text:p>
      <text:p text:style-name="P1">Sema3f<text:tab/>56.388530145588<text:tab/>47.3621307569109<text:tab/>49.8442279465034<text:tab/>95.3885581091643<text:tab/>41.8149994324914</text:p>
      <text:p text:style-name="P1">Sema3g<text:tab/>0.306425577685367<text:tab/>0.168447362307182<text:tab/>0.527807785590483<text:tab/>0.209957627835293<text:tab/>0.214440300274091</text:p>
      <text:p text:style-name="P1">Sema4a<text:tab/>2.77610571039777<text:tab/>0.417909412710471<text:tab/>0.482708779905206<text:tab/>4.46231755220742<text:tab/>1.02386878479534</text:p>
      <text:p text:style-name="P1">Sema4b<text:tab/>4.49006555271083<text:tab/>19.2635978792323<text:tab/>16.1000495194344<text:tab/>11.9848605150513<text:tab/>6.45304685195664</text:p>
      <text:p text:style-name="P1">Sema4c<text:tab/>6.34766547560144<text:tab/>2.67045567550056<text:tab/>3.42752114839077<text:tab/>10.0572219565188<text:tab/>4.46397000930166</text:p>
      <text:p text:style-name="P1">Sema4d<text:tab/>0.116517138672225<text:tab/>0.103453445055607<text:tab/>0.0979400611357307<text:tab/>0.101184896205154<text:tab/>0.0959037707268537</text:p>
      <text:p text:style-name="P1">Sema4f<text:tab/>0.480713436345726<text:tab/>0.787280375064096<text:tab/>0.309882800146805<text:tab/>0.615913127848724<text:tab/>0.230737049857513</text:p>
      <text:p text:style-name="P1">Sema4g<text:tab/>8.45166733533125<text:tab/>5.27552305047707<text:tab/>2.82677201275164<text:tab/>8.82249230272609<text:tab/>1.17445817856298</text:p>
      <text:p text:style-name="P1">Sema5a<text:tab/>0.612351738013487<text:tab/>0.358106532981813<text:tab/>0.746468322035168<text:tab/>2.68456415903627<text:tab/>0.653890232580578</text:p>
      <text:p text:style-name="P1">Sema5b<text:tab/>0.112943660384337<text:tab/>3.00091126455654<text:tab/>0.316658498607665<text:tab/>0.403968133102379<text:tab/>0.101996060468425</text:p>
      <text:p text:style-name="P1">Sema6b<text:tab/>0.198791254906721<text:tab/>0.143378879740745<text:tab/>0.113706496291325<text:tab/>0.17462716400886<text:tab/>0.209804847476013</text:p>
      <text:p text:style-name="P1">Sema6c<text:tab/>0.350825069198274<text:tab/>0.180391888895845<text:tab/>1.03264288628439<text:tab/>0.831675519656427<text:tab/>0.981216266801687</text:p>
      <text:p text:style-name="P1">Sema6d<text:tab/>0.109475943316485<text:tab/>0.108519021630462<text:tab/>0.105621966822595<text:tab/>0.118715682194323<text:tab/>0.11623481629528</text:p>
      <text:p text:style-name="P1">Sema7a<text:tab/>8.33826204230198<text:tab/>202.451276366081<text:tab/>166.330756896194<text:tab/>21.9729457300524<text:tab/>15.6228097759504</text:p>
      <text:p text:style-name="P1">Semg1<text:tab/>0.103933771121142<text:tab/>0.10330493628222<text:tab/>0.0979952785205257<text:tab/>0.101020019074265<text:tab/>0.0959986064385136</text:p>
      <text:p text:style-name="P1">Senp17<text:tab/>0.103933771121142<text:tab/>0.10330493628222<text:tab/>0.0979952785205257<text:tab/>0.101020019074265<text:tab/>0.0959986064385136</text:p>
      <text:p text:style-name="P1">Senp18<text:tab/>0.103933771121142<text:tab/>0.10330493628222<text:tab/>0.0979952785205257<text:tab/>0.101020019074265<text:tab/>0.0959986064385136</text:p>
      <text:p text:style-name="P1">Senp2<text:tab/>14.8849135120588<text:tab/>22.7235610944582<text:tab/>23.8044230638429<text:tab/>18.9391663060668<text:tab/>20.8144535623194</text:p>
      <text:p text:style-name="P1">Senp3<text:tab/>36.618418379109<text:tab/>38.7945297170539<text:tab/>24.9400379306349<text:tab/>53.8851535401055<text:tab/>37.5030486108385</text:p>
      <text:p text:style-name="P1">Senp6<text:tab/>26.9293256262042<text:tab/>32.6351297878757<text:tab/>23.0969081410784<text:tab/>27.4551381805396<text:tab/>21.6360091563664</text:p>
      <text:p text:style-name="P1">Senp7<text:tab/>2.87586308964136<text:tab/>1.45029716528832<text:tab/>0.849768728168582<text:tab/>5.14920327372985<text:tab/>1.26062381610443</text:p>
      <text:p text:style-name="P1">Senp8<text:tab/>5.99403112791545<text:tab/>2.00043011485766<text:tab/>1.45511897523378<text:tab/>7.37836870055607<text:tab/>3.72850241929386</text:p>
      <text:p text:style-name="P1">Sep15<text:tab/>275.269101238805<text:tab/>297.278753253548<text:tab/>261.287376544255<text:tab/>540.397854042361<text:tab/>243.683653618077</text:p>
      <text:p text:style-name="P1">Sephs1<text:tab/>10.1309075634368<text:tab/>8.79739806527765<text:tab/>2.76464361866048<text:tab/>9.95108832697682<text:tab/>5.16660522595903</text:p>
      <text:p text:style-name="P1">Sephs2<text:tab/>10.9755256788847<text:tab/>6.1176214434062<text:tab/>4.58387145281407<text:tab/>18.9445105327079<text:tab/>16.3488426529266</text:p>
      <text:p text:style-name="P1">Sepp1<text:tab/>17.1731490111207<text:tab/>14.0493029095993<text:tab/>11.6959850524934<text:tab/>8.93730211175367<text:tab/>0.753509106837725</text:p>
      <text:p text:style-name="P1">Sepsecs<text:tab/>5.95364322907847<text:tab/>3.56406217812973<text:tab/>3.43680043021606<text:tab/>4.15872586244003<text:tab/>3.93176476906889</text:p>
      <text:p text:style-name="P1">Sept1<text:tab/>0.315269074185587<text:tab/>0.199808696150869<text:tab/>0.4389951776851<text:tab/>0.157659911664118<text:tab/>0.126971990597058</text:p>
      <text:p text:style-name="P1">Sept10<text:tab/>44.1955336992135<text:tab/>32.2329725882906<text:tab/>27.374532623653<text:tab/>35.9564821251838<text:tab/>17.0898143081356</text:p>
      <text:p text:style-name="P1">Sept11<text:tab/>143.519590724268<text:tab/>221.901833740774<text:tab/>247.09517514634<text:tab/>110.668762052121<text:tab/>97.9050133968903</text:p>
      <text:p text:style-name="P1">Sept12<text:tab/>0.101623213248874<text:tab/>0.104491409188238<text:tab/>0.406854719808913<text:tab/>0.103071415138511<text:tab/>0.221073847656514</text:p>
      <text:p text:style-name="P1">Sept14<text:tab/>0.103933771121142<text:tab/>0.10330493628222<text:tab/>0.0979952785205257<text:tab/>0.101020019074265<text:tab/>0.0959986064385136</text:p>
      <text:p text:style-name="P1">Sept2<text:tab/>253.290804694047<text:tab/>248.381191424774<text:tab/>184.744141443809<text:tab/>320.941692939539<text:tab/>163.811276436762</text:p>
      <text:p text:style-name="P1">Sept3<text:tab/>0.103943987046211<text:tab/>0.197439955168744<text:tab/>0.0975106344636687<text:tab/>0.102732484352764<text:tab/>0.125789655295568</text:p>
      <text:p text:style-name="P1">Sept4<text:tab/>14.9599511196667<text:tab/>10.763160345496<text:tab/>4.40845755471433<text:tab/>11.1291452806244<text:tab/>0.86991247090275</text:p>
      <text:p text:style-name="P1">Sept5<text:tab/>36.7443584028203<text:tab/>55.0371530071396<text:tab/>29.6545497534702<text:tab/>43.1251389530685<text:tab/>13.9775166723684</text:p>
      <text:p text:style-name="P1">Sept6<text:tab/>2.01223384568564<text:tab/>1.03136759520881<text:tab/>3.66131797575068<text:tab/>5.10601291906663<text:tab/>1.55277672955215</text:p>
      <text:p text:style-name="P1">Sept7<text:tab/>86.2090621545016<text:tab/>73.3934683002735<text:tab/>45.3455228658216<text:tab/>56.9809750520501<text:tab/>27.7580622912634</text:p>
      <text:p text:style-name="P1">Sept8<text:tab/>93.9213489547903<text:tab/>78.8790792957107<text:tab/>38.8793727870819<text:tab/>86.4582385282086<text:tab/>29.6609641655212</text:p>
      <text:p text:style-name="P1">Sept9<text:tab/>37.2794503626532<text:tab/>48.2014498563875<text:tab/>23.7904039788782<text:tab/>84.8480379901422<text:tab/>46.8044308996078</text:p>
      <text:p text:style-name="P1">Sepw1<text:tab/>0.103933771121142<text:tab/>0.10330493628222<text:tab/>0.0979952785205257<text:tab/>0.101020019074265<text:tab/>0.0959986064385136</text:p>
      <text:p text:style-name="P1">Serbp1<text:tab/>241.256691003086<text:tab/>304.108158291662<text:tab/>256.31461724369<text:tab/>302.110455683917<text:tab/>365.090640237333</text:p>
      <text:p text:style-name="P1">Serf2<text:tab/>226.770322390973<text:tab/>290.254835574372<text:tab/>237.980580542461<text:tab/>314.819089273844<text:tab/>129.699866937187</text:p>
      <text:p text:style-name="P1">Serhl2<text:tab/>16.8626086559849<text:tab/>19.5650212931918<text:tab/>17.5215159739431<text:tab/>21.5196461905398<text:tab/>20.8609068737568</text:p>
      <text:p text:style-name="P1">Serinc1<text:tab/>129.980633202261<text:tab/>104.053127419619<text:tab/>108.83237553995<text:tab/>166.579436447801<text:tab/>137.728715972676</text:p>
      <text:p text:style-name="P1">Serinc2<text:tab/>1.49365402311018<text:tab/>2.75514478803043<text:tab/>1.44228467877609<text:tab/>13.7058434590817<text:tab/>1.43770227608476</text:p>
      <text:p text:style-name="P1">Serinc3<text:tab/>230.851307174903<text:tab/>252.394092854756<text:tab/>233.432650750538<text:tab/>363.737524425824<text:tab/>189.500141429955</text:p>
      <text:p text:style-name="P1">Serinc4<text:tab/>22.2208547484771<text:tab/>25.2906980236519<text:tab/>17.7519973166599<text:tab/>20.8998808878649<text:tab/>8.85670695279676</text:p>
      <text:p text:style-name="P1">Serinc5<text:tab/>5.56265304315579<text:tab/>4.44685391071535<text:tab/>11.9004163650258<text:tab/>13.286660804631<text:tab/>14.178015619338</text:p>
      <text:p text:style-name="P1">Serp1<text:tab/>92.6869415136763<text:tab/>133.33219637245<text:tab/>103.889855652069<text:tab/>116.547408818962<text:tab/>70.2469888822501</text:p>
      <text:p text:style-name="P1">Serp2<text:tab/>2.38911330444701<text:tab/>0.675022176479006<text:tab/>1.15313373816663<text:tab/>2.06897709349878<text:tab/>1.32597112762844</text:p>
      <text:p text:style-name="P1"><text:soft-page-break/>Serpina1<text:tab/>0.103933771121142<text:tab/>0.10330493628222<text:tab/>0.0979952785205257<text:tab/>0.101020019074265<text:tab/>0.0959986064385136</text:p>
      <text:p text:style-name="P1">Serpina10<text:tab/>0.101952635728901<text:tab/>0.102727272222337<text:tab/>0.0958319222961964<text:tab/>0.177490823790488<text:tab/>0.0938834447416904</text:p>
      <text:p text:style-name="P1">Serpina11<text:tab/>0.103933771121142<text:tab/>0.10330493628222<text:tab/>0.0979952785205257<text:tab/>0.101020019074265<text:tab/>0.0959986064385136</text:p>
      <text:p text:style-name="P1">Serpina12<text:tab/>0.104062415313127<text:tab/>0.147734812030154<text:tab/>0.0978715219794704<text:tab/>0.101822582496377<text:tab/>0.09568084789825</text:p>
      <text:p text:style-name="P1">Serpina16<text:tab/>0.103933771121142<text:tab/>0.10330493628222<text:tab/>0.0979952785205257<text:tab/>0.101020019074265<text:tab/>0.0959986064385136</text:p>
      <text:p text:style-name="P1">Serpina1f<text:tab/>0.103933771121142<text:tab/>0.10330493628222<text:tab/>0.0979952785205257<text:tab/>0.101020019074265<text:tab/>0.0959986064385136</text:p>
      <text:p text:style-name="P1">Serpina3c<text:tab/>0.103933771121142<text:tab/>0.10330493628222<text:tab/>0.0979952785205257<text:tab/>0.101020019074265<text:tab/>0.0959986064385136</text:p>
      <text:p text:style-name="P1">Serpina3m<text:tab/>0.103933771121142<text:tab/>0.10330493628222<text:tab/>0.0979952785205257<text:tab/>0.101020019074265<text:tab/>0.0959986064385136</text:p>
      <text:p text:style-name="P1">Serpina3n<text:tab/>0.100205714809912<text:tab/>0.103526371357386<text:tab/>0.0938887541888938<text:tab/>0.39170110163069<text:tab/>0.0916788206537121</text:p>
      <text:p text:style-name="P1">Serpina4<text:tab/>0.103933771121142<text:tab/>0.10330493628222<text:tab/>0.0979952785205257<text:tab/>0.101020019074265<text:tab/>0.0959986064385136</text:p>
      <text:p text:style-name="P1">Serpina5<text:tab/>0.103933771121142<text:tab/>0.10330493628222<text:tab/>0.0979952785205257<text:tab/>0.101020019074265<text:tab/>0.0959986064385136</text:p>
      <text:p text:style-name="P1">Serpina6<text:tab/>0.103933771121142<text:tab/>0.10330493628222<text:tab/>0.0979952785205257<text:tab/>0.101020019074265<text:tab/>0.0959986064385136</text:p>
      <text:p text:style-name="P1">Serpina9<text:tab/>0.103933771121142<text:tab/>0.10330493628222<text:tab/>0.0979952785205257<text:tab/>0.101020019074265<text:tab/>0.0959986064385136</text:p>
      <text:p text:style-name="P1">Serpinb10<text:tab/>0.10705246020374<text:tab/>0.108733760344745<text:tab/>0.379672865939303<text:tab/>0.108008850423108<text:tab/>0.0975616518487969</text:p>
      <text:p text:style-name="P1">Serpinb11<text:tab/>0.103933771121142<text:tab/>0.10330493628222<text:tab/>0.0979952785205257<text:tab/>0.101020019074265<text:tab/>0.0959986064385136</text:p>
      <text:p text:style-name="P1">Serpinb12<text:tab/>0.103933771121142<text:tab/>0.10330493628222<text:tab/>0.0979952785205257<text:tab/>0.101020019074265<text:tab/>0.0959986064385136</text:p>
      <text:p text:style-name="P1">Serpinb13<text:tab/>0.103933771121142<text:tab/>0.10330493628222<text:tab/>0.0979952785205257<text:tab/>0.101020019074265<text:tab/>0.0959986064385136</text:p>
      <text:p text:style-name="P1">Serpinb1a<text:tab/>0.220935747407378<text:tab/>3.98234390817608<text:tab/>0.373154038092485<text:tab/>1.97907898461702<text:tab/>0.26842422182588</text:p>
      <text:p text:style-name="P1">Serpinb2<text:tab/>0.477308842576373<text:tab/>8.80076020267663<text:tab/>57.7440417531748<text:tab/>1.14402498569149<text:tab/>26.0932704785591</text:p>
      <text:p text:style-name="P1">Serpinb3<text:tab/>0.103933771121142<text:tab/>0.10330493628222<text:tab/>0.0979952785205257<text:tab/>0.101020019074265<text:tab/>0.0959986064385136</text:p>
      <text:p text:style-name="P1">Serpinb5<text:tab/>0.103933771121142<text:tab/>0.10330493628222<text:tab/>0.0979952785205257<text:tab/>0.101020019074265<text:tab/>0.0959986064385136</text:p>
      <text:p text:style-name="P1">Serpinb6<text:tab/>129.871183199183<text:tab/>126.513494702075<text:tab/>118.617053623924<text:tab/>198.003307647426<text:tab/>170.383353040392</text:p>
      <text:p text:style-name="P1">Serpinb6b<text:tab/>6.14532674640496<text:tab/>4.40889072423354<text:tab/>1.26979754458514<text:tab/>3.65079561848293<text:tab/>0.571339888694583</text:p>
      <text:p text:style-name="P1">Serpinb7<text:tab/>0.103933771121142<text:tab/>0.10330493628222<text:tab/>0.0979952785205257<text:tab/>0.101020019074265<text:tab/>0.0959986064385136</text:p>
      <text:p text:style-name="P1">Serpinb8<text:tab/>0.872849834059046<text:tab/>0.279821299835408<text:tab/>0.111285442926564<text:tab/>1.24341756471543<text:tab/>0.140613395466033</text:p>
      <text:p text:style-name="P1">Serpinb9<text:tab/>70.9432730445102<text:tab/>94.0315737402807<text:tab/>14.7443831757361<text:tab/>87.6679275744581<text:tab/>15.4505616506636</text:p>
      <text:p text:style-name="P1">Serpinb9d<text:tab/>0.103494826498395<text:tab/>0.127884955114502<text:tab/>0.0975658520613891<text:tab/>0.133424403281382<text:tab/>0.0952958722263147</text:p>
      <text:p text:style-name="P1">Serpinc1<text:tab/>0.101626217981221<text:tab/>0.16349900933477<text:tab/>0.0956820115903039<text:tab/>0.121903208304532<text:tab/>0.175514210031095</text:p>
      <text:p text:style-name="P1">Serpind1<text:tab/>0.150109791204487<text:tab/>0.103842332110776<text:tab/>0.0980896226097402<text:tab/>0.101652505842519<text:tab/>0.0958370466306464</text:p>
      <text:p text:style-name="P1">Serpine1<text:tab/>92.3847451180248<text:tab/>2620.87625716101<text:tab/>1069.5294172949<text:tab/>138.284019275324<text:tab/>222.719654349232</text:p>
      <text:p text:style-name="P1">Serpine2<text:tab/>17.6327126532442<text:tab/>23.913199826997<text:tab/>17.3703710550429<text:tab/>114.617651362684<text:tab/>36.8141871986675</text:p>
      <text:p text:style-name="P1">Serpinf1<text:tab/>104.69496677649<text:tab/>115.695768823797<text:tab/>95.3081498462829<text:tab/>150.441229650976<text:tab/>20.5492810085172</text:p>
      <text:p text:style-name="P1">Serpinf2<text:tab/>0.205397626219367<text:tab/>0.274933703090321<text:tab/>0.254389922588676<text:tab/>0.594282119315542<text:tab/>0.370093993497462</text:p>
      <text:p text:style-name="P1">Serping1<text:tab/>0.242666156710723<text:tab/>0.447102564811998<text:tab/>0.0980617787971821<text:tab/>0.133649834890249<text:tab/>0.0949496484763196</text:p>
      <text:p text:style-name="P1">Serpinh1<text:tab/>993.62576794648<text:tab/>1349.44218282357<text:tab/>1105.18667892782<text:tab/>1267.28433617039<text:tab/>626.36489112706</text:p>
      <text:p text:style-name="P1">Serpini1<text:tab/>0.869863497614806<text:tab/>2.13060918139322<text:tab/>3.21285085471156<text:tab/>4.89533039655677<text:tab/>8.5351481600734</text:p>
      <text:p text:style-name="P1">Serpini2<text:tab/>0.103933771121142<text:tab/>0.10330493628222<text:tab/>0.0979952785205257<text:tab/>0.101020019074265<text:tab/>0.0959986064385136</text:p>
      <text:p text:style-name="P1">Sert1<text:tab/>0.689183031213062<text:tab/>1.8201405555284<text:tab/>1.3797818505645<text:tab/>1.05222273828967<text:tab/>0.306541667624421</text:p>
      <text:p text:style-name="P1">Sertad1<text:tab/>28.3260839626294<text:tab/>125.130642536608<text:tab/>157.048156224387<text:tab/>51.8768043571931<text:tab/>88.6009025091054</text:p>
      <text:p text:style-name="P1">Sertad2<text:tab/>13.4657271278092<text:tab/>69.1362860046923<text:tab/>55.6313714082909<text:tab/>31.5098957970413<text:tab/>32.9320225155158</text:p>
      <text:p text:style-name="P1">Sertad3<text:tab/>3.37539779254354<text:tab/>4.42051208765926<text:tab/>6.02113266694352<text:tab/>13.8485715096047<text:tab/>12.6390616903426</text:p>
      <text:p text:style-name="P1">Sertad4<text:tab/>6.3797369675514<text:tab/>2.66984080027256<text:tab/>0.510556696897211<text:tab/>7.17463043777173<text:tab/>0.357169967962915</text:p>
      <text:p text:style-name="P1">Sertm1<text:tab/>0.103933771121142<text:tab/>0.10330493628222<text:tab/>0.0979952785205257<text:tab/>0.101020019074265<text:tab/>0.0959986064385136</text:p>
      <text:p text:style-name="P1">Sesn1<text:tab/>5.85308855356408<text:tab/>1.48279948681181<text:tab/>5.83983299085629<text:tab/>8.02331177453971<text:tab/>4.78719481747457</text:p>
      <text:p text:style-name="P1">Sesn2<text:tab/>23.8525194346783<text:tab/>50.0374263687146<text:tab/>42.6811892073405<text:tab/>38.5772255674988<text:tab/>34.5987959313205</text:p>
      <text:p text:style-name="P1">Sesn3<text:tab/>10.1800703581603<text:tab/>8.00495522361244<text:tab/>17.5279321502431<text:tab/>67.776694081453<text:tab/>18.7701242863932</text:p>
      <text:p text:style-name="P1">Sestd1<text:tab/>15.269243691706<text:tab/>13.7323552131742<text:tab/>13.3489650320065<text:tab/>33.6180007816189<text:tab/>25.1608547240413</text:p>
      <text:p text:style-name="P1">Set<text:tab/>9.03721005766391<text:tab/>11.57720682935<text:tab/>6.467856944594<text:tab/>13.5990710767517<text:tab/>12.2467558210267</text:p>
      <text:p text:style-name="P1">Setd2<text:tab/>16.6110428097071<text:tab/>14.6299149114857<text:tab/>15.1768771465472<text:tab/>16.9779000439874<text:tab/>12.9310686260653</text:p>
      <text:p text:style-name="P1">Setd4<text:tab/>13.1006248173049<text:tab/>12.9035971929877<text:tab/>7.98158110947134<text:tab/>18.2740186231508<text:tab/>18.2944451041153</text:p>
      <text:p text:style-name="P1">Setd5<text:tab/>20.1355318178911<text:tab/>26.0943235706612<text:tab/>11.1288727466359<text:tab/>21.8138462629033<text:tab/>11.7842893614484</text:p>
      <text:p text:style-name="P1">Setd6<text:tab/>4.84995608944055<text:tab/>3.73624589946998<text:tab/>4.13645718309053<text:tab/>9.39589034057764<text:tab/>10.8978336123805</text:p>
      <text:p text:style-name="P1">Setd7<text:tab/>10.9517634506991<text:tab/>4.22098264348671<text:tab/>3.16560257548221<text:tab/>19.4766605240116<text:tab/>9.14498897713071</text:p>
      <text:p text:style-name="P1">Setd8<text:tab/>88.1563451566547<text:tab/>132.41585215698<text:tab/>73.1841967397194<text:tab/>105.137222874158<text:tab/>74.242045752823</text:p>
      <text:p text:style-name="P1"><text:soft-page-break/>Setdb1<text:tab/>13.2476649600983<text:tab/>9.98038989627632<text:tab/>6.48776149102446<text:tab/>15.6631063014673<text:tab/>10.4811900016327</text:p>
      <text:p text:style-name="P1">Setl1<text:tab/>0.446364988681689<text:tab/>0.640901576161425<text:tab/>0.093572218632588<text:tab/>0.288326286149389<text:tab/>0.437973912173077</text:p>
      <text:p text:style-name="P1">Setmar<text:tab/>3.48037854854737<text:tab/>0.473760849132004<text:tab/>1.65771610880679<text:tab/>4.06097465209552<text:tab/>3.22792467167166</text:p>
      <text:p text:style-name="P1">Sez6<text:tab/>0.10409307568447<text:tab/>0.103553676730675<text:tab/>0.0980676450024095<text:tab/>0.106992997373784<text:tab/>0.0960287816435037</text:p>
      <text:p text:style-name="P1">Sez6l<text:tab/>0.103933771121142<text:tab/>0.10330493628222<text:tab/>0.0979952785205257<text:tab/>0.101020019074265<text:tab/>0.0959986064385136</text:p>
      <text:p text:style-name="P1">Sez6l2<text:tab/>0.103765722368839<text:tab/>0.103375551956093<text:tab/>0.0977556647633469<text:tab/>0.101280495074976<text:tab/>0.115999016349063</text:p>
      <text:p text:style-name="P1">Sf1<text:tab/>67.0027499347886<text:tab/>144.609670677071<text:tab/>154.318478928926<text:tab/>74.2097296631637<text:tab/>89.3579954441831</text:p>
      <text:p text:style-name="P1">Sf3a1<text:tab/>18.1334446677037<text:tab/>21.5664081190582<text:tab/>22.6339265908467<text:tab/>19.5111336686928<text:tab/>27.9645813097491</text:p>
      <text:p text:style-name="P1">Sf3a2<text:tab/>39.8170390155433<text:tab/>89.4640487044862<text:tab/>56.6536595913787<text:tab/>43.8297628955271<text:tab/>37.5959290643825</text:p>
      <text:p text:style-name="P1">Sf3a3<text:tab/>45.3756636843724<text:tab/>49.9132710587888<text:tab/>29.4760662326561<text:tab/>41.7562549650868<text:tab/>30.2064263769813</text:p>
      <text:p text:style-name="P1">Sf3b1<text:tab/>104.344655655791<text:tab/>116.421042543268<text:tab/>82.5197041975364<text:tab/>113.535680827772<text:tab/>93.4798616083968</text:p>
      <text:p text:style-name="P1">Sf3b2<text:tab/>77.7360887567274<text:tab/>71.4869697193861<text:tab/>34.967897902034<text:tab/>103.909303316746<text:tab/>63.8731141653534</text:p>
      <text:p text:style-name="P1">Sf3b3<text:tab/>38.4637601609592<text:tab/>39.9429479741707<text:tab/>20.8331753330859<text:tab/>43.3699921205664<text:tab/>33.3245763820955</text:p>
      <text:p text:style-name="P1">Sf3b4<text:tab/>58.6967638058456<text:tab/>105.440508563719<text:tab/>60.0284390811778<text:tab/>84.8786016259224<text:tab/>64.7832376421254</text:p>
      <text:p text:style-name="P1">Sf3b5<text:tab/>100.818089917218<text:tab/>113.204372468384<text:tab/>97.1098672520021<text:tab/>138.123977963878<text:tab/>114.552541639793</text:p>
      <text:p text:style-name="P1">Sf3b6<text:tab/>53.3351352999864<text:tab/>50.8714715973747<text:tab/>29.2607212272322<text:tab/>70.4149011995626<text:tab/>44.8057513388279</text:p>
      <text:p text:style-name="P1">Sfi1<text:tab/>5.03430997212723<text:tab/>2.44404054423768<text:tab/>1.94270006901803<text:tab/>7.77366790262204<text:tab/>3.09348096382136</text:p>
      <text:p text:style-name="P1">Sfmbt1<text:tab/>4.90862179524463<text:tab/>3.69699705550576<text:tab/>3.30111518489556<text:tab/>6.86789727759399<text:tab/>3.48159280665568</text:p>
      <text:p text:style-name="P1">Sfmbt2<text:tab/>1.7509346173887<text:tab/>2.01596276769451<text:tab/>0.905300956736242<text:tab/>2.4403941778864<text:tab/>1.15249971770482</text:p>
      <text:p text:style-name="P1">Sfpq<text:tab/>84.8121099483754<text:tab/>166.248808399573<text:tab/>158.439520141856<text:tab/>80.5258528550919<text:tab/>52.589974373029</text:p>
      <text:p text:style-name="P1">Sfr1<text:tab/>98.4146468650601<text:tab/>80.5048194956443<text:tab/>60.2817726772287<text:tab/>107.855925726782<text:tab/>47.8432649143026</text:p>
      <text:p text:style-name="P1">Sfrp1<text:tab/>1.61202676969348<text:tab/>1.90788103221085<text:tab/>1.19377928132373<text:tab/>1.45397020791247<text:tab/>0.315498321094009</text:p>
      <text:p text:style-name="P1">Sfrp2<text:tab/>6.71275023080283<text:tab/>4.22507480774386<text:tab/>0.785538404226987<text:tab/>52.5375081967602<text:tab/>0.257145440451531</text:p>
      <text:p text:style-name="P1">Sfrp4<text:tab/>0.872281537731107<text:tab/>2.44106099071412<text:tab/>1.00039142471138<text:tab/>20.9854458496653<text:tab/>24.5807123804427</text:p>
      <text:p text:style-name="P1">Sfrp5<text:tab/>0.105021926687323<text:tab/>0.231639248538351<text:tab/>0.0985607525335337<text:tab/>0.12763594237242<text:tab/>0.0961986800430918</text:p>
      <text:p text:style-name="P1">Sfswap<text:tab/>14.8272546293691<text:tab/>21.0012596101216<text:tab/>14.4638492138157<text:tab/>15.0990888251299<text:tab/>11.3247800333507</text:p>
      <text:p text:style-name="P1">Sft2d1<text:tab/>52.0016910432407<text:tab/>64.7465312195779<text:tab/>55.5876592968974<text:tab/>81.4726037127815<text:tab/>58.5590975254618</text:p>
      <text:p text:style-name="P1">Sft2d2<text:tab/>22.6457688141263<text:tab/>21.5664312191416<text:tab/>13.6973416094165<text:tab/>22.6626808003149<text:tab/>9.8187691350301</text:p>
      <text:p text:style-name="P1">Sft2d3<text:tab/>5.45820730096804<text:tab/>2.93955399814714<text:tab/>2.56349760161594<text:tab/>5.20488340723552<text:tab/>3.86921156230851</text:p>
      <text:p text:style-name="P1">Sfta2<text:tab/>0.103933771121142<text:tab/>0.10330493628222<text:tab/>0.0979952785205257<text:tab/>0.101020019074265<text:tab/>0.0959986064385136</text:p>
      <text:p text:style-name="P1">Sftpa1<text:tab/>0.103933771121142<text:tab/>0.10330493628222<text:tab/>0.0979952785205257<text:tab/>0.101020019074265<text:tab/>0.0959986064385136</text:p>
      <text:p text:style-name="P1">Sftpb<text:tab/>0.103933771121142<text:tab/>0.10330493628222<text:tab/>0.0979952785205257<text:tab/>0.101020019074265<text:tab/>0.0959986064385136</text:p>
      <text:p text:style-name="P1">Sftpc<text:tab/>0.0980219717445924<text:tab/>0.15046460606537<text:tab/>0.177095489267573<text:tab/>0.74707542176266<text:tab/>0.181171101066973</text:p>
      <text:p text:style-name="P1">Sftpd<text:tab/>0.103933771121142<text:tab/>0.10330493628222<text:tab/>0.0979952785205257<text:tab/>0.101020019074265<text:tab/>0.0959986064385136</text:p>
      <text:p text:style-name="P1">Sfxn1<text:tab/>32.9272876267542<text:tab/>49.6217726770183<text:tab/>22.7270955051997<text:tab/>75.5317200928216<text:tab/>86.6288648589875</text:p>
      <text:p text:style-name="P1">Sfxn2<text:tab/>2.82206678360453<text:tab/>1.14008741510808<text:tab/>1.17024330336771<text:tab/>1.7793267198853<text:tab/>1.47026864408896</text:p>
      <text:p text:style-name="P1">Sfxn3<text:tab/>67.7724258143688<text:tab/>58.8351698298618<text:tab/>33.7471799803685<text:tab/>72.1864133124694<text:tab/>40.3820513113551</text:p>
      <text:p text:style-name="P1">Sfxn4<text:tab/>3.13043653679326<text:tab/>2.33780774285525<text:tab/>0.801882773909909<text:tab/>4.65521671566304<text:tab/>1.88044208024345</text:p>
      <text:p text:style-name="P1">Sfxn5<text:tab/>0.943357469268571<text:tab/>0.966343841577009<text:tab/>1.13160681724902<text:tab/>3.42551314389998<text:tab/>1.63271447829468</text:p>
      <text:p text:style-name="P1">Sgca<text:tab/>0.896778017374396<text:tab/>2.29538447361629<text:tab/>1.01426071342639<text:tab/>11.2844713525593<text:tab/>0.44879608004356</text:p>
      <text:p text:style-name="P1">Sgcb<text:tab/>33.1571910276026<text:tab/>25.2737059515555<text:tab/>35.7673371591163<text:tab/>45.0498718066704<text:tab/>26.2389164822931</text:p>
      <text:p text:style-name="P1">Sgcd<text:tab/>0.516565658210836<text:tab/>0.18326749049418<text:tab/>0.0970696715530517<text:tab/>0.148872637022107<text:tab/>0.0944126403267517</text:p>
      <text:p text:style-name="P1">Sgce<text:tab/>68.7183453438115<text:tab/>74.5763672903515<text:tab/>38.3670686909021<text:tab/>93.9569732097238<text:tab/>12.9604684971168</text:p>
      <text:p text:style-name="P1">Sgcg<text:tab/>4.92527624929055<text:tab/>6.10975918781737<text:tab/>2.78994004043743<text:tab/>5.04474534164789<text:tab/>0.124029577355657</text:p>
      <text:p text:style-name="P1">Sgcz<text:tab/>0.103933771121142<text:tab/>0.10330493628222<text:tab/>0.0979952785205257<text:tab/>0.101020019074265<text:tab/>0.0959986064385136</text:p>
      <text:p text:style-name="P1">Sgk1<text:tab/>3.92103974406318<text:tab/>135.44980501034<text:tab/>71.0108519094246<text:tab/>13.1133991151475<text:tab/>16.9638395275154</text:p>
      <text:p text:style-name="P1">Sgk2<text:tab/>0.10194084024913<text:tab/>0.172083840509555<text:tab/>0.137668747632913<text:tab/>0.407763218237475<text:tab/>0.0921169196501836</text:p>
      <text:p text:style-name="P1">Sgms1<text:tab/>9.230312597552<text:tab/>6.30903547997601<text:tab/>7.10726182120461<text:tab/>7.42438508295874<text:tab/>6.31913587802287</text:p>
      <text:p text:style-name="P1">Sgms2<text:tab/>9.23183433794065<text:tab/>39.6614624134766<text:tab/>53.1766318092728<text:tab/>18.8925015058871<text:tab/>34.5856620569326</text:p>
      <text:p text:style-name="P1">Sgol2<text:tab/>8.96645544595819<text:tab/>2.6330261944611<text:tab/>1.60464608880498<text:tab/>1.69113570237899<text:tab/>0.341606552477036</text:p>
      <text:p text:style-name="P1">Sgpl1<text:tab/>25.6522605825026<text:tab/>40.8094034544377<text:tab/>41.0011298677376<text:tab/>53.6277561097698<text:tab/>32.9568597293633</text:p>
      <text:p text:style-name="P1">Sgpp2<text:tab/>0.103933771121142<text:tab/>0.10330493628222<text:tab/>0.0979952785205257<text:tab/>0.101020019074265<text:tab/>0.0959986064385136</text:p>
      <text:p text:style-name="P1">Sgsm1<text:tab/>0.104019924472827<text:tab/>0.103634142290572<text:tab/>0.0979616603248953<text:tab/>0.115607744114824<text:tab/>0.0958633200944003</text:p>
      <text:p text:style-name="P1">Sgsm2<text:tab/>9.90699776747317<text:tab/>11.5256653403735<text:tab/>8.47427090725537<text:tab/>16.9785229410534<text:tab/>7.8383152181684</text:p>
      <text:p text:style-name="P1"><text:soft-page-break/>Sgsm3<text:tab/>4.93113421710706<text:tab/>3.27338490777905<text:tab/>4.2039706105949<text:tab/>9.22635493087174<text:tab/>11.1661441889115</text:p>
      <text:p text:style-name="P1">Sgta<text:tab/>53.9510476599446<text:tab/>61.935295355728<text:tab/>41.6400364445588<text:tab/>110.884057442283<text:tab/>78.18514752341</text:p>
      <text:p text:style-name="P1">Sgtb<text:tab/>2.31461734308706<text:tab/>3.12271576298459<text:tab/>3.72004399566396<text:tab/>3.15120434867304<text:tab/>2.39734638333632</text:p>
      <text:p text:style-name="P1">Sh2b1<text:tab/>23.687651632994<text:tab/>24.2586532146849<text:tab/>20.0478040931908<text:tab/>27.6203985230053<text:tab/>21.4387289328648</text:p>
      <text:p text:style-name="P1">Sh2b2<text:tab/>2.05521619416943<text:tab/>1.65036711977532<text:tab/>5.642593196638<text:tab/>4.50883868175876<text:tab/>4.41648295350669</text:p>
      <text:p text:style-name="P1">Sh2b3<text:tab/>12.1765888321044<text:tab/>48.1771600011394<text:tab/>37.3849118193417<text:tab/>40.8889567945879<text:tab/>51.0115369495387</text:p>
      <text:p text:style-name="P1">Sh2d1a<text:tab/>0.103933771121142<text:tab/>0.10330493628222<text:tab/>0.0979952785205257<text:tab/>0.101020019074265<text:tab/>0.0959986064385136</text:p>
      <text:p text:style-name="P1">Sh2d2a<text:tab/>0.103933771121142<text:tab/>0.10330493628222<text:tab/>0.0979952785205257<text:tab/>0.101020019074265<text:tab/>0.0959986064385136</text:p>
      <text:p text:style-name="P1">Sh2d3c<text:tab/>2.14625846670303<text:tab/>0.881255167531702<text:tab/>0.121381040535411<text:tab/>0.985963136453129<text:tab/>0.165415348640406</text:p>
      <text:p text:style-name="P1">Sh2d4a<text:tab/>22.9139759473788<text:tab/>7.82219740474625<text:tab/>4.85428563484414<text:tab/>9.76698401893314<text:tab/>4.54946204913872</text:p>
      <text:p text:style-name="P1">Sh2d4b<text:tab/>0.103964988001947<text:tab/>0.131656902071533<text:tab/>0.0978020909738701<text:tab/>0.204604453989648<text:tab/>0.136611871215301</text:p>
      <text:p text:style-name="P1">Sh3bgr<text:tab/>0.707761135659411<text:tab/>0.256187176484248<text:tab/>0.207080713334208<text:tab/>0.10895656552462<text:tab/>0.0945659919961703</text:p>
      <text:p text:style-name="P1">Sh3bgrl<text:tab/>131.299892348638<text:tab/>104.319711947304<text:tab/>95.2334017691563<text:tab/>134.427608267987<text:tab/>57.366824024551</text:p>
      <text:p text:style-name="P1">Sh3bgrl2<text:tab/>0.488716730970369<text:tab/>0.36201604578459<text:tab/>0.632796722783708<text:tab/>2.42261777572801<text:tab/>1.38985362926691</text:p>
      <text:p text:style-name="P1">Sh3bgrl3<text:tab/>114.601759411598<text:tab/>147.315886987214<text:tab/>90.8395926021304<text:tab/>278.241918585374<text:tab/>82.2580412088549</text:p>
      <text:p text:style-name="P1">Sh3bp1<text:tab/>8.85819029874745<text:tab/>15.075055748032<text:tab/>6.49498916108671<text:tab/>15.9229219140607<text:tab/>2.6171959891285</text:p>
      <text:p text:style-name="P1">Sh3bp2<text:tab/>4.69849098110131<text:tab/>12.5215136891666<text:tab/>3.17801385979091<text:tab/>7.72107719394042<text:tab/>3.59197459916278</text:p>
      <text:p text:style-name="P1">Sh3bp4<text:tab/>26.9039543795445<text:tab/>12.750137247692<text:tab/>10.1496297248166<text:tab/>17.5409235695364<text:tab/>6.8918530976067</text:p>
      <text:p text:style-name="P1">Sh3bp5<text:tab/>41.0557642338901<text:tab/>58.3718574268061<text:tab/>15.5989154722608<text:tab/>66.4131185002257<text:tab/>16.3883830051057</text:p>
      <text:p text:style-name="P1">Sh3bp5l<text:tab/>16.2514869580349<text:tab/>20.7997995561847<text:tab/>13.6507271914581<text:tab/>26.5445196676674<text:tab/>10.2303796832309</text:p>
      <text:p text:style-name="P1">Sh3d21<text:tab/>2.80421623860261<text:tab/>1.12057008178567<text:tab/>1.87717980016167<text:tab/>8.31076377130088<text:tab/>1.63413612408277</text:p>
      <text:p text:style-name="P1">Sh3gl1<text:tab/>121.604230843928<text:tab/>117.276061144935<text:tab/>82.6169166201007<text:tab/>122.677454250046<text:tab/>66.2727483394309</text:p>
      <text:p text:style-name="P1">Sh3gl2<text:tab/>0.103933771121142<text:tab/>0.10330493628222<text:tab/>0.0979952785205257<text:tab/>0.101020019074265<text:tab/>0.0959986064385136</text:p>
      <text:p text:style-name="P1">Sh3gl3<text:tab/>0.105473317018228<text:tab/>0.142613914174604<text:tab/>0.14192673870754<text:tab/>0.277060069735393<text:tab/>0.136358444114637</text:p>
      <text:p text:style-name="P1">Sh3glb1<text:tab/>88.036239015011<text:tab/>112.858264418965<text:tab/>104.296217729922<text:tab/>170.425005523356<text:tab/>102.903338622309</text:p>
      <text:p text:style-name="P1">Sh3glb2<text:tab/>24.8837462142347<text:tab/>20.0920890744137<text:tab/>20.516013440353<text:tab/>69.1379268083489<text:tab/>29.8437161175273</text:p>
      <text:p text:style-name="P1">Sh3kbp1<text:tab/>0.467410805202723<text:tab/>0.307884439475244<text:tab/>0.813843699264977<text:tab/>1.06071937887027<text:tab/>0.744638594591661</text:p>
      <text:p text:style-name="P1">Sh3pxd2a<text:tab/>28.297393652778<text:tab/>39.9485522379903<text:tab/>19.5838682278149<text:tab/>36.7095741170399<text:tab/>10.8737404618594</text:p>
      <text:p text:style-name="P1">Sh3rf1<text:tab/>5.94961305717202<text:tab/>5.55614160255564<text:tab/>5.50039002197995<text:tab/>10.8964370212676<text:tab/>8.34257531692142</text:p>
      <text:p text:style-name="P1">Sh3rf2<text:tab/>0.103933771121142<text:tab/>0.10330493628222<text:tab/>0.0979952785205257<text:tab/>0.101020019074265<text:tab/>0.0959986064385136</text:p>
      <text:p text:style-name="P1">Sh3tc1<text:tab/>0.307212246581982<text:tab/>0.159099393576598<text:tab/>0.140311461398615<text:tab/>1.2040269635189<text:tab/>0.0873338802239124</text:p>
      <text:p text:style-name="P1">Sh3yl1<text:tab/>1.71089954576507<text:tab/>0.960573847188506<text:tab/>0.998586332950951<text:tab/>2.58865164353348<text:tab/>0.810199104084419</text:p>
      <text:p text:style-name="P1">Shank1<text:tab/>0.103744980609943<text:tab/>0.103259670572151<text:tab/>0.0978151887595659<text:tab/>0.108320768287947<text:tab/>0.095766227584515</text:p>
      <text:p text:style-name="P1">Shank2<text:tab/>0.103933771121142<text:tab/>0.10330493628222<text:tab/>0.0979952785205257<text:tab/>0.101020019074265<text:tab/>0.0959986064385136</text:p>
      <text:p text:style-name="P1">Shank3<text:tab/>0.109013531825626<text:tab/>0.116681912164733<text:tab/>0.105895801019627<text:tab/>0.129365985206113<text:tab/>0.0956200482040269</text:p>
      <text:p text:style-name="P1">Sharpin<text:tab/>24.1371936642832<text:tab/>17.1882434976035<text:tab/>12.6067300346886<text:tab/>47.4698222897663<text:tab/>26.3765870550339</text:p>
      <text:p text:style-name="P1">Shbg<text:tab/>0.483087754736778<text:tab/>0.587884893712719<text:tab/>1.16765286729626<text:tab/>0.351867197956319<text:tab/>1.32151357901319</text:p>
      <text:p text:style-name="P1">Shc1<text:tab/>65.3756756237398<text:tab/>71.8757925705685<text:tab/>34.6113421019521<text:tab/>178.774060084141<text:tab/>48.1542655892058</text:p>
      <text:p text:style-name="P1">Shc2<text:tab/>5.95161593580386<text:tab/>8.78832180730329<text:tab/>4.67134818618883<text:tab/>24.4638279922011<text:tab/>16.3734889361777</text:p>
      <text:p text:style-name="P1">Shc3<text:tab/>0.330004086918629<text:tab/>0.156041767996199<text:tab/>0.0920706950766613<text:tab/>0.689543725638756<text:tab/>0.0996462847661714</text:p>
      <text:p text:style-name="P1">Shc4<text:tab/>0.173749945985609<text:tab/>0.349192202183993<text:tab/>0.507590037908683<text:tab/>1.11662410110013<text:tab/>0.883789039288051</text:p>
      <text:p text:style-name="P1">Shcbp1l<text:tab/>0.098570052662641<text:tab/>0.881044655495803<text:tab/>0.0931992706446487<text:tab/>0.0981973955106714<text:tab/>0.0912946469613147</text:p>
      <text:p text:style-name="P1">Shd<text:tab/>0.106557836012382<text:tab/>0.308097420871992<text:tab/>0.141939049087885<text:tab/>0.159371856436046<text:tab/>0.25660072282511</text:p>
      <text:p text:style-name="P1">Shfm1<text:tab/>130.219001284983<text:tab/>174.630505609054<text:tab/>97.183194906955<text:tab/>225.985799208165<text:tab/>133.040009256873</text:p>
      <text:p text:style-name="P1">Shh<text:tab/>0.103933771121142<text:tab/>0.10330493628222<text:tab/>0.0979952785205257<text:tab/>0.101020019074265<text:tab/>0.0959986064385136</text:p>
      <text:p text:style-name="P1">Shisa2<text:tab/>0.105675542307058<text:tab/>0.112182603919081<text:tab/>0.739687200266763<text:tab/>0.112531607144102<text:tab/>0.231123633036692</text:p>
      <text:p text:style-name="P1">Shisa3<text:tab/>0.103933771121142<text:tab/>0.10330493628222<text:tab/>0.0979952785205257<text:tab/>0.101020019074265<text:tab/>0.0959986064385136</text:p>
      <text:p text:style-name="P1">Shisa4<text:tab/>187.121607866376<text:tab/>257.688211983785<text:tab/>202.827228935432<text:tab/>313.68539230445<text:tab/>126.770361041904</text:p>
      <text:p text:style-name="P1">Shisa5<text:tab/>56.8333966465749<text:tab/>85.7998544185845<text:tab/>52.1349579572263<text:tab/>121.081469230495<text:tab/>60.0935256702756</text:p>
      <text:p text:style-name="P1">Shisa6<text:tab/>0.104325759746474<text:tab/>0.150651014465975<text:tab/>0.0982251065487832<text:tab/>0.102214297464263<text:tab/>0.0960733458199398</text:p>
      <text:p text:style-name="P1">Shisa7<text:tab/>0.213233182763774<text:tab/>0.344311041268318<text:tab/>0.362261865142069<text:tab/>0.135157580846125<text:tab/>0.148975432233652</text:p>
      <text:p text:style-name="P1">Shisa8<text:tab/>0.104334970942049<text:tab/>0.160158560450977<text:tab/>0.114248501128149<text:tab/>0.156071675007226<text:tab/>0.122882044124867</text:p>
      <text:p text:style-name="P1">Shkbp1<text:tab/>10.1308759636865<text:tab/>15.6621658428754<text:tab/>6.31306670005755<text:tab/>21.4938327534497<text:tab/>8.60225862028598</text:p>
      <text:p text:style-name="P1">Shmt1<text:tab/>21.393557037416<text:tab/>22.4347679548744<text:tab/>12.8244608142921<text:tab/>9.08359016378943<text:tab/>6.84082152677378</text:p>
      <text:p text:style-name="P1"><text:soft-page-break/>Shmt2<text:tab/>68.7567425743455<text:tab/>111.474377860839<text:tab/>51.3378561819055<text:tab/>95.9432736147405<text:tab/>100.563913831089</text:p>
      <text:p text:style-name="P1">Shoc2<text:tab/>18.338826729847<text:tab/>27.8411372854993<text:tab/>26.7182847813892<text:tab/>23.1371086838336<text:tab/>14.3082540283888</text:p>
      <text:p text:style-name="P1">Shox2<text:tab/>1.58519484310854<text:tab/>1.33104628453312<text:tab/>1.10367644642142<text:tab/>4.58566505260972<text:tab/>0.965581132046141</text:p>
      <text:p text:style-name="P1">Shpk<text:tab/>1.14243806769634<text:tab/>2.27620500348636<text:tab/>2.85084889207292<text:tab/>4.18741589399034<text:tab/>3.5621407757803</text:p>
      <text:p text:style-name="P1">Shprh<text:tab/>7.26280678714761<text:tab/>5.68785168288869<text:tab/>4.09252053541801<text:tab/>5.87471164506951<text:tab/>5.42106389491333</text:p>
      <text:p text:style-name="P1">Shq1<text:tab/>1.72990650146953<text:tab/>0.63445090732835<text:tab/>1.69959544366912<text:tab/>1.46953865209018<text:tab/>3.85989442713748</text:p>
      <text:p text:style-name="P1">Shroom2<text:tab/>0.158885606222892<text:tab/>0.127903075685069<text:tab/>0.0978728014883211<text:tab/>0.129962832004099<text:tab/>0.102212259500716</text:p>
      <text:p text:style-name="P1">Shroom3<text:tab/>3.72635135302452<text:tab/>3.28090490357392<text:tab/>0.703600439021395<text:tab/>2.15305420634826<text:tab/>0.637431268035407</text:p>
      <text:p text:style-name="P1">Shroom4<text:tab/>1.90709014288361<text:tab/>1.98669144407465<text:tab/>1.12981401956178<text:tab/>3.27817266384199<text:tab/>2.2775711617701</text:p>
      <text:p text:style-name="P1">Shtn1<text:tab/>0.104314944899111<text:tab/>0.11376033175533<text:tab/>0.0982164744893504<text:tab/>0.101947864564837<text:tab/>0.107047676950894</text:p>
      <text:p text:style-name="P1">Si<text:tab/>0.103933771121142<text:tab/>0.10330493628222<text:tab/>0.0979952785205257<text:tab/>0.101020019074265<text:tab/>0.0959986064385136</text:p>
      <text:p text:style-name="P1">Siae<text:tab/>4.01422205008041<text:tab/>3.38842537422849<text:tab/>1.70051392239147<text:tab/>3.28255344438012<text:tab/>0.710124706258896</text:p>
      <text:p text:style-name="P1">Siah1<text:tab/>11.1099663770676<text:tab/>9.5111114780244<text:tab/>5.24672514854701<text:tab/>9.92316235857985<text:tab/>6.16402783336412</text:p>
      <text:p text:style-name="P1">Siah2<text:tab/>5.62972193147189<text:tab/>23.2230307821754<text:tab/>25.7629393168969<text:tab/>7.73301521600261<text:tab/>5.11736156059892</text:p>
      <text:p text:style-name="P1">Siah3<text:tab/>0.0976006770675173<text:tab/>0.102922161423508<text:tab/>0.090705848895939<text:tab/>1.74386735430455<text:tab/>0.0881752069363661</text:p>
      <text:p text:style-name="P1">Sidt1<text:tab/>0.103746071677456<text:tab/>0.103259930730513<text:tab/>0.0978161653582948<text:tab/>0.108276707570557<text:tab/>0.0957674830449339</text:p>
      <text:p text:style-name="P1">Sidt2<text:tab/>39.7295945794123<text:tab/>35.6494579403128<text:tab/>32.3124363161115<text:tab/>36.3736625890886<text:tab/>32.5635616599514</text:p>
      <text:p text:style-name="P1">Sigirr<text:tab/>0.103933771121142<text:tab/>0.10330493628222<text:tab/>0.0979952785205257<text:tab/>0.101020019074265<text:tab/>0.0959986064385136</text:p>
      <text:p text:style-name="P1">Siglec1<text:tab/>0.113043437238177<text:tab/>0.10796993852467<text:tab/>0.0979932469790633<text:tab/>0.101272906558892<text:tab/>0.0959038967525225</text:p>
      <text:p text:style-name="P1">Siglec10<text:tab/>0.128075217114751<text:tab/>0.155178315227459<text:tab/>0.095420952888207<text:tab/>0.22657834829179<text:tab/>0.0931519318078319</text:p>
      <text:p text:style-name="P1">Siglec15<text:tab/>0.164539707967654<text:tab/>0.324925786917513<text:tab/>0.0913963390620791<text:tab/>2.19904065645862<text:tab/>0.174616477384339</text:p>
      <text:p text:style-name="P1">Siglec5<text:tab/>0.103933771121142<text:tab/>0.10330493628222<text:tab/>0.0979952785205257<text:tab/>0.101020019074265<text:tab/>0.0959986064385136</text:p>
      <text:p text:style-name="P1">Sigmar1<text:tab/>119.226663124717<text:tab/>145.621197790219<text:tab/>118.539055177023<text:tab/>178.55481912891<text:tab/>155.083789495873</text:p>
      <text:p text:style-name="P1">Sik1<text:tab/>0.665604600729532<text:tab/>3.82304105065288<text:tab/>6.13703732944986<text:tab/>0.240298974990562<text:tab/>0.416751780730272</text:p>
      <text:p text:style-name="P1">Sik3<text:tab/>8.15966037693591<text:tab/>12.9333413569853<text:tab/>6.58468203166176<text:tab/>12.1002596306949<text:tab/>6.28416361586017</text:p>
      <text:p text:style-name="P1">Sike1<text:tab/>16.3328057018846<text:tab/>15.0854819934703<text:tab/>12.9656669735661<text:tab/>22.3469948540152<text:tab/>21.9261768976965</text:p>
      <text:p text:style-name="P1">Sil1<text:tab/>21.8822356641806<text:tab/>21.5386971181972<text:tab/>21.9364292916759<text:tab/>31.8366852329426<text:tab/>40.4058750413603</text:p>
      <text:p text:style-name="P1">Sim1<text:tab/>0.107360278931151<text:tab/>0.112832690327616<text:tab/>0.22505599506133<text:tab/>0.115134200018193<text:tab/>0.0968136681252197</text:p>
      <text:p text:style-name="P1">Sim2<text:tab/>0.186477913240742<text:tab/>0.17548317366051<text:tab/>0.121413214458987<text:tab/>0.163600233915406<text:tab/>0.206558388352691</text:p>
      <text:p text:style-name="P1">Sin3a<text:tab/>14.0285006075769<text:tab/>7.16125855478649<text:tab/>10.2872327937319<text:tab/>18.1657002602206<text:tab/>15.4984070276561</text:p>
      <text:p text:style-name="P1">Sin3b<text:tab/>83.8312746060199<text:tab/>108.736601009174<text:tab/>96.7540110884287<text:tab/>123.512482593495<text:tab/>84.8186261168963</text:p>
      <text:p text:style-name="P1">Sipa1<text:tab/>13.329656999421<text:tab/>23.7474195391027<text:tab/>25.6118060901209<text:tab/>30.1602149466701<text:tab/>18.5872386349837</text:p>
      <text:p text:style-name="P1">Sipa1l1<text:tab/>7.86407530826058<text:tab/>3.65764089495908<text:tab/>4.12200949766485<text:tab/>11.6137914871715<text:tab/>5.91300234829344</text:p>
      <text:p text:style-name="P1">Sipa1l2<text:tab/>12.2607403651839<text:tab/>18.9159541689356<text:tab/>26.3137758925887<text:tab/>17.564141461965<text:tab/>9.51223229091635</text:p>
      <text:p text:style-name="P1">Sipa1l3<text:tab/>3.23106360895766<text:tab/>2.85996399967248<text:tab/>4.39649423894975<text:tab/>8.35662618434709<text:tab/>7.17691692260149</text:p>
      <text:p text:style-name="P1">Sirpa<text:tab/>1.07898004239706<text:tab/>1.08041239070354<text:tab/>0.511607675476741<text:tab/>1.41107451631657<text:tab/>0.576610897799151</text:p>
      <text:p text:style-name="P1">Sirt2<text:tab/>39.6948276984098<text:tab/>45.6344949952291<text:tab/>33.0289044875873<text:tab/>63.2024976362405<text:tab/>45.6796756027213</text:p>
      <text:p text:style-name="P1">Sirt3<text:tab/>9.1943538244462<text:tab/>9.35539279664681<text:tab/>4.84073434157425<text:tab/>14.1656975842768<text:tab/>9.1813292063624</text:p>
      <text:p text:style-name="P1">Sirt4<text:tab/>1.61181836284418<text:tab/>0.452928005884187<text:tab/>0.400630814190875<text:tab/>1.30548315702196<text:tab/>1.28027212853714</text:p>
      <text:p text:style-name="P1">Sirt5<text:tab/>45.458312182956<text:tab/>39.5105340886074<text:tab/>11.5428937835841<text:tab/>62.9689739515178<text:tab/>26.6227878999413</text:p>
      <text:p text:style-name="P1">Sirt6<text:tab/>19.231647285966<text:tab/>21.6014080109356<text:tab/>8.68326554953718<text:tab/>33.6883322605758<text:tab/>16.1348576608529</text:p>
      <text:p text:style-name="P1">Sirt7<text:tab/>10.4910381972697<text:tab/>10.5581679338027<text:tab/>15.0916824979753<text:tab/>20.3481865705762<text:tab/>31.5047754368076</text:p>
      <text:p text:style-name="P1">Sit1<text:tab/>0.0977405104000078<text:tab/>0.957047730093115<text:tab/>0.0925160374668709<text:tab/>0.0962888622425166<text:tab/>0.0908142987526536</text:p>
      <text:p text:style-name="P1">Siva1<text:tab/>15.0056942212788<text:tab/>12.2955109226675<text:tab/>21.8447608100156<text:tab/>10.2258738656093<text:tab/>10.0933310090208</text:p>
      <text:p text:style-name="P1">Six1<text:tab/>6.85102793885941<text:tab/>13.2557466755244<text:tab/>11.9582924352778<text:tab/>21.7295106686347<text:tab/>16.2299146474625</text:p>
      <text:p text:style-name="P1">Six2<text:tab/>4.12740586366724<text:tab/>4.44897086543349<text:tab/>4.25334610465809<text:tab/>1.52480640002814<text:tab/>1.45780886027431</text:p>
      <text:p text:style-name="P1">Six3<text:tab/>0.285122757129264<text:tab/>0.204320018432642<text:tab/>0.131323518036311<text:tab/>1.02833258036839<text:tab/>0.192645749288563</text:p>
      <text:p text:style-name="P1">Six4<text:tab/>1.61016885951563<text:tab/>2.29066371737855<text:tab/>1.76796634473689<text:tab/>4.7940669383298<text:tab/>1.73252932428983</text:p>
      <text:p text:style-name="P1">Six6<text:tab/>0.103933771121142<text:tab/>0.10330493628222<text:tab/>0.0979952785205257<text:tab/>0.101020019074265<text:tab/>0.0959986064385136</text:p>
      <text:p text:style-name="P1">Ska1<text:tab/>14.0457249462945<text:tab/>6.74856866676746<text:tab/>5.12299645111964<text:tab/>2.75581936050501<text:tab/>0.604889553766918</text:p>
      <text:p text:style-name="P1">Ska2<text:tab/>11.9185836141438<text:tab/>6.27416820442927<text:tab/>3.13178362245814<text:tab/>7.12430193234509<text:tab/>6.03288920427287</text:p>
      <text:p text:style-name="P1">Ska3<text:tab/>7.59963019238533<text:tab/>4.79361076459657<text:tab/>5.48282831125891<text:tab/>4.94133322697508<text:tab/>4.62600213406003</text:p>
      <text:p text:style-name="P1">Skap1<text:tab/>0.103933771121142<text:tab/>0.10330493628222<text:tab/>0.0979952785205257<text:tab/>0.101020019074265<text:tab/>0.0959986064385136</text:p>
      <text:p text:style-name="P1">Skap2<text:tab/>57.4047830881617<text:tab/>54.2771611709979<text:tab/>45.8834275269764<text:tab/>68.366770390373<text:tab/>49.7685715987707</text:p>
      <text:p text:style-name="P1"><text:soft-page-break/>Skint1<text:tab/>0.103933771121142<text:tab/>0.10330493628222<text:tab/>0.0979952785205257<text:tab/>0.101020019074265<text:tab/>0.0959986064385136</text:p>
      <text:p text:style-name="P1">Skiv2l<text:tab/>15.7928078548497<text:tab/>14.7133149475919<text:tab/>13.4688830435838<text:tab/>29.4585646842507<text:tab/>32.5217368485969</text:p>
      <text:p text:style-name="P1">Skiv2l2<text:tab/>37.4331649316983<text:tab/>25.1674563631354<text:tab/>16.7186695381608<text:tab/>46.8658866864304<text:tab/>34.2908746412246</text:p>
      <text:p text:style-name="P1">Skp1<text:tab/>426.748080453595<text:tab/>468.375594336331<text:tab/>508.633735950256<text:tab/>601.888477877204<text:tab/>493.256957933749</text:p>
      <text:p text:style-name="P1">Skp2<text:tab/>4.68667857432625<text:tab/>5.42378815348856<text:tab/>3.02206726814971<text:tab/>2.85250590973688<text:tab/>1.56803916384236</text:p>
      <text:p text:style-name="P1">Sla<text:tab/>0.104134334634206<text:tab/>0.103767551600826<text:tab/>0.0981744671930746<text:tab/>0.101569601819508<text:tab/>0.110091416434358</text:p>
      <text:p text:style-name="P1">Sla2<text:tab/>0.103933771121142<text:tab/>0.10330493628222<text:tab/>0.0979952785205257<text:tab/>0.101020019074265<text:tab/>0.0959986064385136</text:p>
      <text:p text:style-name="P1">Slain1<text:tab/>0.103815604732264<text:tab/>0.117489664217273<text:tab/>0.329757128405727<text:tab/>0.104800819989146<text:tab/>0.0950063026851702</text:p>
      <text:p text:style-name="P1">Slain2<text:tab/>20.6346894471907<text:tab/>26.9132897264199<text:tab/>17.951508457228<text:tab/>33.0374189040428<text:tab/>22.7355999513993</text:p>
      <text:p text:style-name="P1">Slamf1<text:tab/>0.103933771121142<text:tab/>0.10330493628222<text:tab/>0.0979952785205257<text:tab/>0.101020019074265<text:tab/>0.0959986064385136</text:p>
      <text:p text:style-name="P1">Slamf6<text:tab/>0.104181068870466<text:tab/>0.200735965108964<text:tab/>0.0978270887407756<text:tab/>0.102387251398638<text:tab/>0.0955130773593713</text:p>
      <text:p text:style-name="P1">Slamf7<text:tab/>0.545170164788906<text:tab/>0.106216316151774<text:tab/>0.0977039323943873<text:tab/>0.129762434251745<text:tab/>0.0953029939353388</text:p>
      <text:p text:style-name="P1">Slamf8<text:tab/>0.188853845300044<text:tab/>0.498163227796251<text:tab/>0.0990159045482764<text:tab/>0.161281427457958<text:tab/>0.141900419261565</text:p>
      <text:p text:style-name="P1">Slamf9<text:tab/>0.103933771121142<text:tab/>0.10330493628222<text:tab/>0.0979952785205257<text:tab/>0.101020019074265<text:tab/>0.0959986064385136</text:p>
      <text:p text:style-name="P1">Slbp<text:tab/>27.3730853422227<text:tab/>19.1060764177746<text:tab/>35.3964780913433<text:tab/>30.1552949098651<text:tab/>21.700605199992</text:p>
      <text:p text:style-name="P1">Slc10a1<text:tab/>0.102477410574055<text:tab/>0.179459795271947<text:tab/>0.0967484423553588<text:tab/>0.247801949058346<text:tab/>0.120287836539776</text:p>
      <text:p text:style-name="P1">Slc10a2<text:tab/>0.103594981538418<text:tab/>0.103224005656656<text:tab/>0.097686383641006<text:tab/>0.114618923340607<text:tab/>0.0956010870270285</text:p>
      <text:p text:style-name="P1">Slc10a3<text:tab/>17.1413217611935<text:tab/>21.4576313705975<text:tab/>16.6400635948474<text:tab/>28.9566037001703<text:tab/>21.7612479234834</text:p>
      <text:p text:style-name="P1">Slc10a4<text:tab/>0.105011222245765<text:tab/>0.106252248123275<text:tab/>0.170229657109425<text:tab/>0.130246680274667<text:tab/>0.137491481992287</text:p>
      <text:p text:style-name="P1">Slc10a5<text:tab/>0.660042294348619<text:tab/>0.259062854409269<text:tab/>0.0970791678149192<text:tab/>0.461818261525294<text:tab/>0.235049449958933</text:p>
      <text:p text:style-name="P1">Slc10a6<text:tab/>0.258695763396243<text:tab/>0.104461954653463<text:tab/>0.098188014936323<text:tab/>0.102485489201746<text:tab/>0.095673120669173</text:p>
      <text:p text:style-name="P1">Slc10a7<text:tab/>15.1635671089877<text:tab/>15.4326493345979<text:tab/>6.25630961089222<text:tab/>22.1126971277271<text:tab/>7.35529408747045</text:p>
      <text:p text:style-name="P1">Slc11a1<text:tab/>0.229724110524658<text:tab/>0.10507924233265<text:tab/>0.0978898933558782<text:tab/>0.146959309203633<text:tab/>0.106178065965831</text:p>
      <text:p text:style-name="P1">Slc11a2<text:tab/>10.9462192711609<text:tab/>12.542196039693<text:tab/>10.4674470183261<text:tab/>13.0359623217367<text:tab/>12.0440800874118</text:p>
      <text:p text:style-name="P1">Slc12a1<text:tab/>0.103933771121142<text:tab/>0.10330493628222<text:tab/>0.0979952785205257<text:tab/>0.101020019074265<text:tab/>0.0959986064385136</text:p>
      <text:p text:style-name="P1">Slc12a2<text:tab/>15.1185396825919<text:tab/>12.519113750514<text:tab/>34.6615816758006<text:tab/>15.4162187796977<text:tab/>26.2300823732869</text:p>
      <text:p text:style-name="P1">Slc12a3<text:tab/>0.197934321132096<text:tab/>0.104737132943679<text:tab/>0.104663476142673<text:tab/>0.102640260247351<text:tab/>0.100524036742085</text:p>
      <text:p text:style-name="P1">Slc12a4<text:tab/>55.8712343393845<text:tab/>61.6662561852087<text:tab/>49.800054301227<text:tab/>68.2115082797478<text:tab/>47.2445122657679</text:p>
      <text:p text:style-name="P1">Slc12a5<text:tab/>0.144732159715105<text:tab/>0.150823857100741<text:tab/>0.375382003896471<text:tab/>0.335013962040263<text:tab/>0.111332326320214</text:p>
      <text:p text:style-name="P1">Slc12a6<text:tab/>7.18818100781577<text:tab/>6.45966224074014<text:tab/>4.98515904137426<text:tab/>15.4629844337403<text:tab/>7.04919222063775</text:p>
      <text:p text:style-name="P1">Slc12a7<text:tab/>11.121247433495<text:tab/>10.6907063957338<text:tab/>11.4544083151796<text:tab/>16.2993493334148<text:tab/>10.0810790745999</text:p>
      <text:p text:style-name="P1">Slc12a8<text:tab/>2.8789357264014<text:tab/>1.5559184054823<text:tab/>0.529604960607912<text:tab/>1.8362322196154<text:tab/>0.349547040361224</text:p>
      <text:p text:style-name="P1">Slc12a9<text:tab/>3.50462671844558<text:tab/>2.08438202875864<text:tab/>2.31034286157223<text:tab/>7.84402133134679<text:tab/>4.76813397369862</text:p>
      <text:p text:style-name="P1">Slc13a1<text:tab/>0.103933771121142<text:tab/>0.10330493628222<text:tab/>0.0979952785205257<text:tab/>0.101020019074265<text:tab/>0.0959986064385136</text:p>
      <text:p text:style-name="P1">Slc13a2<text:tab/>0.103933771121142<text:tab/>0.10330493628222<text:tab/>0.0979952785205257<text:tab/>0.101020019074265<text:tab/>0.0959986064385136</text:p>
      <text:p text:style-name="P1">Slc13a3<text:tab/>0.143169321797375<text:tab/>0.118646702815068<text:tab/>0.0981921630848575<text:tab/>0.102092082018989<text:tab/>0.095892683367782</text:p>
      <text:p text:style-name="P1">Slc13a4<text:tab/>0.10346245847341<text:tab/>0.103871868350816<text:tab/>0.0974616932823993<text:tab/>0.169579158056198<text:tab/>0.0951265729961862</text:p>
      <text:p text:style-name="P1">Slc13a5<text:tab/>0.428576186260761<text:tab/>0.746876122273415<text:tab/>0.121547974530579<text:tab/>0.40577939632551<text:tab/>0.0993621094979509</text:p>
      <text:p text:style-name="P1">Slc14a1<text:tab/>0.120073236340584<text:tab/>0.137937381603642<text:tab/>0.132712234689205<text:tab/>6.83740882607177<text:tab/>0.11734690816027</text:p>
      <text:p text:style-name="P1">Slc14a2<text:tab/>0.255749959539245<text:tab/>0.105206078378247<text:tab/>0.113838071693339<text:tab/>0.103344149809917<text:tab/>0.0955944021869635</text:p>
      <text:p text:style-name="P1">Slc15a1<text:tab/>0.114351595364044<text:tab/>0.103456088642971<text:tab/>0.0980212983597977<text:tab/>0.101186575852669<text:tab/>0.0959499400454044</text:p>
      <text:p text:style-name="P1">Slc15a2<text:tab/>0.104090428034095<text:tab/>0.115199819939128<text:tab/>0.0980892954440933<text:tab/>0.101448787446841<text:tab/>0.0960297441487982</text:p>
      <text:p text:style-name="P1">Slc15a3<text:tab/>0.103393762341449<text:tab/>0.225944482506878<text:tab/>0.127626188367603<text:tab/>0.188334332675503<text:tab/>0.0943004874104524</text:p>
      <text:p text:style-name="P1">Slc15a4<text:tab/>5.88531011327787<text:tab/>8.69840746224703<text:tab/>9.89701427501447<text:tab/>11.5273253255698<text:tab/>13.9791169104337</text:p>
      <text:p text:style-name="P1">Slc15a5<text:tab/>0.103933771121142<text:tab/>0.10330493628222<text:tab/>0.0979952785205257<text:tab/>0.101020019074265<text:tab/>0.0959986064385136</text:p>
      <text:p text:style-name="P1">Slc16a1<text:tab/>9.24409028125783<text:tab/>26.7696876645022<text:tab/>35.3589630817341<text:tab/>11.6371472633337<text:tab/>33.5326367430619</text:p>
      <text:p text:style-name="P1">Slc16a10<text:tab/>0.103301062947391<text:tab/>0.132761627076203<text:tab/>0.229561112311299<text:tab/>0.103087457394699<text:tab/>0.094799042833056</text:p>
      <text:p text:style-name="P1">Slc16a11<text:tab/>1.68237588787634<text:tab/>0.840745696827863<text:tab/>0.245288771861772<text:tab/>5.05341337753694<text:tab/>2.62094226473582</text:p>
      <text:p text:style-name="P1">Slc16a12<text:tab/>0.338199855291268<text:tab/>0.295089208721512<text:tab/>0.0890727113709872<text:tab/>4.00122289837992<text:tab/>0.277038475605915</text:p>
      <text:p text:style-name="P1">Slc16a13<text:tab/>8.56220331655753<text:tab/>3.74903566349124<text:tab/>2.61483159744963<text:tab/>26.1121793448933<text:tab/>12.7898421783608</text:p>
      <text:p text:style-name="P1">Slc16a14<text:tab/>0.391085671349768<text:tab/>0.37315161793822<text:tab/>0.253006592165641<text:tab/>2.79964645473743<text:tab/>0.507099806727042</text:p>
      <text:p text:style-name="P1">Slc16a2<text:tab/>0.291183803294703<text:tab/>0.453648791938338<text:tab/>0.921978915334579<text:tab/>0.163228278647469<text:tab/>0.142263114824896</text:p>
      <text:p text:style-name="P1">Slc16a3<text:tab/>3.93241206468568<text:tab/>4.57365193291273<text:tab/>5.46578115106412<text:tab/>32.1463265984922<text:tab/>8.89812823571497</text:p>
      <text:p text:style-name="P1">Slc16a4<text:tab/>1.01543448607763<text:tab/>0.146800317401649<text:tab/>0.164620002813936<text:tab/>0.639926201932649<text:tab/>0.221971035753957</text:p>
      <text:p text:style-name="P1"><text:soft-page-break/>Slc16a5<text:tab/>0.10352948505211<text:tab/>0.136641916807804<text:tab/>0.0973934919859931<text:tab/>0.142991140731479<text:tab/>0.0950098643182209</text:p>
      <text:p text:style-name="P1">Slc16a6<text:tab/>1.93334563289883<text:tab/>1.80438145813976<text:tab/>0.484613746140781<text:tab/>1.22079487999763<text:tab/>0.85823822630676</text:p>
      <text:p text:style-name="P1">Slc16a7<text:tab/>3.30587384357403<text:tab/>2.00734868962557<text:tab/>0.598484800540929<text:tab/>10.5486993123613<text:tab/>3.08065512440337</text:p>
      <text:p text:style-name="P1">Slc16a8<text:tab/>0.103893977733356<text:tab/>0.169809486752965<text:tab/>0.0977347219572252<text:tab/>0.138718713353803<text:tab/>0.130729028304322</text:p>
      <text:p text:style-name="P1">Slc17a1<text:tab/>0.103395291984794<text:tab/>0.103176712510533<text:tab/>0.0975282924700185<text:tab/>0.123846705658002<text:tab/>0.0953995882153058</text:p>
      <text:p text:style-name="P1">Slc17a2<text:tab/>0.105962468570414<text:tab/>0.143163028337311<text:tab/>0.35467884062685<text:tab/>0.109988339619112<text:tab/>0.179682827493728</text:p>
      <text:p text:style-name="P1">Slc17a3<text:tab/>0.215899517687458<text:tab/>0.105404598485287<text:tab/>0.0975166699811627<text:tab/>0.170424569946605<text:tab/>0.0950386639920486</text:p>
      <text:p text:style-name="P1">Slc17a4<text:tab/>0.103933771121142<text:tab/>0.10330493628222<text:tab/>0.0979952785205257<text:tab/>0.101020019074265<text:tab/>0.0959986064385136</text:p>
      <text:p text:style-name="P1">Slc17a5<text:tab/>7.4662457239173<text:tab/>3.84523555714007<text:tab/>3.66015120254136<text:tab/>10.6627069701696<text:tab/>7.07929652435394</text:p>
      <text:p text:style-name="P1">Slc17a6<text:tab/>0.104180892341549<text:tab/>0.10950706472073<text:tab/>0.0981207332175317<text:tab/>0.107235416408958<text:tab/>0.0960464157426521</text:p>
      <text:p text:style-name="P1">Slc17a7<text:tab/>0.105777835392647<text:tab/>0.193326302414218<text:tab/>0.509359799959882<text:tab/>0.363671676469278<text:tab/>0.164068057928786</text:p>
      <text:p text:style-name="P1">Slc17a8<text:tab/>0.104130307349509<text:tab/>0.103614065760194<text:tab/>0.0980847515161377<text:tab/>0.108620316301107<text:tab/>0.0960358200013979</text:p>
      <text:p text:style-name="P1">Slc17a9<text:tab/>5.6553110240256<text:tab/>5.00994250479469<text:tab/>1.81680088604077<text:tab/>14.7345912370827<text:tab/>0.806340220610439</text:p>
      <text:p text:style-name="P1">Slc18a1<text:tab/>0.103933771121142<text:tab/>0.10330493628222<text:tab/>0.0979952785205257<text:tab/>0.101020019074265<text:tab/>0.0959986064385136</text:p>
      <text:p text:style-name="P1">Slc18a2<text:tab/>1.38359682899599<text:tab/>3.13148799502222<text:tab/>2.90098065480611<text:tab/>1.59654125313066<text:tab/>1.91018398615488</text:p>
      <text:p text:style-name="P1">Slc18a3<text:tab/>0.103933771121142<text:tab/>0.10330493628222<text:tab/>0.0979952785205257<text:tab/>0.101020019074265<text:tab/>0.0959986064385136</text:p>
      <text:p text:style-name="P1">Slc19a1<text:tab/>11.2795325658638<text:tab/>11.2363031557146<text:tab/>6.1801186391059<text:tab/>5.99890739266088<text:tab/>8.83972957628243</text:p>
      <text:p text:style-name="P1">Slc19a2<text:tab/>4.69410106533445<text:tab/>3.22101943686834<text:tab/>6.63192034729057<text:tab/>8.78645824531245<text:tab/>6.7915022504801</text:p>
      <text:p text:style-name="P1">Slc19a3<text:tab/>0.103933771121142<text:tab/>0.10330493628222<text:tab/>0.0979952785205257<text:tab/>0.101020019074265<text:tab/>0.0959986064385136</text:p>
      <text:p text:style-name="P1">Slc1a1<text:tab/>0.159386630895906<text:tab/>0.295047757005133<text:tab/>0.25486959986379<text:tab/>0.183425037052756<text:tab/>0.40658467320745</text:p>
      <text:p text:style-name="P1">Slc1a2<text:tab/>0.10254076077861<text:tab/>0.103541573148022<text:tab/>0.12006708141341<text:tab/>0.219018055454445<text:tab/>0.0944790861053576</text:p>
      <text:p text:style-name="P1">Slc1a3<text:tab/>2.17219689661653<text:tab/>2.47837458165168<text:tab/>0.678387439529065<text:tab/>1.34942408469861<text:tab/>0.185827003149782</text:p>
      <text:p text:style-name="P1">Slc1a4<text:tab/>66.7305853241088<text:tab/>143.603112084925<text:tab/>124.784160954056<text:tab/>72.9158428552758<text:tab/>60.2002681903809</text:p>
      <text:p text:style-name="P1">Slc1a5<text:tab/>15.6895618259861<text:tab/>26.9694023531023<text:tab/>29.884459569834<text:tab/>24.265220497496<text:tab/>65.026114476444</text:p>
      <text:p text:style-name="P1">Slc1a6<text:tab/>0.103933771121142<text:tab/>0.10330493628222<text:tab/>0.0979952785205257<text:tab/>0.101020019074265<text:tab/>0.0959986064385136</text:p>
      <text:p text:style-name="P1">Slc1a7<text:tab/>0.335987215896382<text:tab/>0.194553426912121<text:tab/>0.29428154921969<text:tab/>0.107125918067426<text:tab/>0.101076536217543</text:p>
      <text:p text:style-name="P1">Slc20a1<text:tab/>29.3643207188834<text:tab/>153.012445730058<text:tab/>78.5382386828791<text:tab/>81.2259167358317<text:tab/>93.3647539666333</text:p>
      <text:p text:style-name="P1">Slc20a2<text:tab/>31.978062260148<text:tab/>44.7025933501229<text:tab/>18.7338658001402<text:tab/>48.8489835817028<text:tab/>46.6305374596168</text:p>
      <text:p text:style-name="P1">Slc21a4<text:tab/>0.103933771121142<text:tab/>0.10330493628222<text:tab/>0.0979952785205257<text:tab/>0.101020019074265<text:tab/>0.0959986064385136</text:p>
      <text:p text:style-name="P1">Slc22a1<text:tab/>0.103933771121142<text:tab/>0.10330493628222<text:tab/>0.0979952785205257<text:tab/>0.101020019074265<text:tab/>0.0959986064385136</text:p>
      <text:p text:style-name="P1">Slc22a12<text:tab/>0.103933771121142<text:tab/>0.10330493628222<text:tab/>0.0979952785205257<text:tab/>0.101020019074265<text:tab/>0.0959986064385136</text:p>
      <text:p text:style-name="P1">Slc22a13<text:tab/>0.179566319659834<text:tab/>0.137062426798491<text:tab/>0.0949149801201219<text:tab/>0.383398028003821<text:tab/>0.141907572489549</text:p>
      <text:p text:style-name="P1">Slc22a14<text:tab/>0.104497547093853<text:tab/>0.217315165684661<text:tab/>0.0980678541429354<text:tab/>0.103275938260754<text:tab/>0.095652276306034</text:p>
      <text:p text:style-name="P1">Slc22a15<text:tab/>4.53046100886143<text:tab/>5.99289208308514<text:tab/>1.94185421196507<text:tab/>5.52445332047655<text:tab/>1.9071923194341</text:p>
      <text:p text:style-name="P1">Slc22a17<text:tab/>13.6205840175644<text:tab/>10.2417116321519<text:tab/>14.3079859601636<text:tab/>26.372971129681<text:tab/>12.0140143121331</text:p>
      <text:p text:style-name="P1">Slc22a18<text:tab/>6.64716036165166<text:tab/>4.48594122657807<text:tab/>1.70283867579992<text:tab/>7.52502481604288<text:tab/>1.18349941974264</text:p>
      <text:p text:style-name="P1">Slc22a2<text:tab/>0.103933771121142<text:tab/>0.10330493628222<text:tab/>0.0979952785205257<text:tab/>0.101020019074265<text:tab/>0.0959986064385136</text:p>
      <text:p text:style-name="P1">Slc22a20<text:tab/>0.147282246845902<text:tab/>0.334479629344667<text:tab/>0.853321127644801<text:tab/>0.205544380860212<text:tab/>0.220068991916497</text:p>
      <text:p text:style-name="P1">Slc22a22<text:tab/>0.103933771121142<text:tab/>0.10330493628222<text:tab/>0.0979952785205257<text:tab/>0.101020019074265<text:tab/>0.0959986064385136</text:p>
      <text:p text:style-name="P1">Slc22a23<text:tab/>0.11242205975732<text:tab/>0.912841276533451<text:tab/>0.622085353327149<text:tab/>0.171172218325941<text:tab/>0.183385179237408</text:p>
      <text:p text:style-name="P1">Slc22a24<text:tab/>0.103933771121142<text:tab/>0.10330493628222<text:tab/>0.0979952785205257<text:tab/>0.101020019074265<text:tab/>0.0959986064385136</text:p>
      <text:p text:style-name="P1">Slc22a25<text:tab/>0.103933771121142<text:tab/>0.10330493628222<text:tab/>0.0979952785205257<text:tab/>0.101020019074265<text:tab/>0.0959986064385136</text:p>
      <text:p text:style-name="P1">Slc22a3<text:tab/>0.103933771121142<text:tab/>0.10330493628222<text:tab/>0.0979952785205257<text:tab/>0.101020019074265<text:tab/>0.0959986064385136</text:p>
      <text:p text:style-name="P1">Slc22a4<text:tab/>0.104762338173011<text:tab/>0.107152907432287<text:tab/>0.0981927434736142<text:tab/>0.1764563610677<text:tab/>0.273366835030191</text:p>
      <text:p text:style-name="P1">Slc22a5<text:tab/>1.85320890326522<text:tab/>3.23359419484695<text:tab/>3.5957935765146<text:tab/>2.61499489563263<text:tab/>3.3873990627667</text:p>
      <text:p text:style-name="P1">Slc22a6<text:tab/>0.103933771121142<text:tab/>0.10330493628222<text:tab/>0.0979952785205257<text:tab/>0.101020019074265<text:tab/>0.0959986064385136</text:p>
      <text:p text:style-name="P1">Slc22a7<text:tab/>0.104133789823577<text:tab/>0.103766238905331<text:tab/>0.0981739523756777<text:tab/>0.101568034989901<text:tab/>0.110043058866696</text:p>
      <text:p text:style-name="P1">Slc22a8<text:tab/>0.103933771121142<text:tab/>0.10330493628222<text:tab/>0.0979952785205257<text:tab/>0.101020019074265<text:tab/>0.0959986064385136</text:p>
      <text:p text:style-name="P1">Slc23a1<text:tab/>0.136996630891629<text:tab/>0.181855595666453<text:tab/>0.180902551048811<text:tab/>0.162206791847152<text:tab/>0.209324416819578</text:p>
      <text:p text:style-name="P1">Slc23a2<text:tab/>7.48206191201752<text:tab/>23.9853346509305<text:tab/>13.6159461674447<text:tab/>26.8967579437185<text:tab/>15.4642064786967</text:p>
      <text:p text:style-name="P1">Slc23a3<text:tab/>0.546546763620235<text:tab/>2.70189502501252<text:tab/>1.06817345397774<text:tab/>0.826289578490533<text:tab/>0.417830911723782</text:p>
      <text:p text:style-name="P1">Slc24a1<text:tab/>0.10493812497551<text:tab/>0.128921366214117<text:tab/>0.138860460037861<text:tab/>0.116187969281601<text:tab/>0.0960672304102238</text:p>
      <text:p text:style-name="P1">Slc24a2<text:tab/>0.103933771121142<text:tab/>0.10330493628222<text:tab/>0.0979952785205257<text:tab/>0.101020019074265<text:tab/>0.0959986064385136</text:p>
      <text:p text:style-name="P1">Slc24a3<text:tab/>13.9305201857604<text:tab/>13.716060176302<text:tab/>6.24072085174292<text:tab/>2.97400305262671<text:tab/>0.505090055044267</text:p>
      <text:p text:style-name="P1"><text:soft-page-break/>Slc24a4<text:tab/>0.205045117875731<text:tab/>0.145667707007964<text:tab/>0.0981734789210214<text:tab/>0.103423754747742<text:tab/>0.0956380240353246</text:p>
      <text:p text:style-name="P1">Slc24a5<text:tab/>13.8862167943422<text:tab/>8.87511071245233<text:tab/>10.4588360358393<text:tab/>15.0419773035216<text:tab/>9.19209863576106</text:p>
      <text:p text:style-name="P1">Slc25a1<text:tab/>74.9185654158751<text:tab/>88.5675428115797<text:tab/>55.5758222676696<text:tab/>139.09396791405<text:tab/>60.7278649210863</text:p>
      <text:p text:style-name="P1">Slc25a10<text:tab/>8.33302778373387<text:tab/>6.81941974974201<text:tab/>12.054340431698<text:tab/>30.6705649452934<text:tab/>16.6069695766782</text:p>
      <text:p text:style-name="P1">Slc25a11<text:tab/>50.6848454599108<text:tab/>41.5642483557114<text:tab/>32.5781282506787<text:tab/>91.929164294589<text:tab/>69.3805031750207</text:p>
      <text:p text:style-name="P1">Slc25a14<text:tab/>4.0621059601636<text:tab/>1.46924823102953<text:tab/>2.69097929444746<text:tab/>5.6369786035304<text:tab/>3.43275648115861</text:p>
      <text:p text:style-name="P1">Slc25a15<text:tab/>6.00822391323046<text:tab/>2.71671166548739<text:tab/>3.14094101756268<text:tab/>6.21898149912965<text:tab/>4.72916427419097</text:p>
      <text:p text:style-name="P1">Slc25a16<text:tab/>8.99136070639233<text:tab/>9.00490038524966<text:tab/>9.63685601735665<text:tab/>8.68663978314855<text:tab/>5.24653077862159</text:p>
      <text:p text:style-name="P1">Slc25a17<text:tab/>27.5673906793641<text:tab/>27.9145848522046<text:tab/>23.7260126731785<text:tab/>37.4347666461638<text:tab/>28.2442985000737</text:p>
      <text:p text:style-name="P1">Slc25a18<text:tab/>0.103622662037825<text:tab/>0.103430126221672<text:tab/>0.0975614703860553<text:tab/>0.101499032869379<text:tab/>0.141869298720555</text:p>
      <text:p text:style-name="P1">Slc25a19<text:tab/>6.16837953938886<text:tab/>4.49179099771709<text:tab/>3.14370650523463<text:tab/>5.85808581398574<text:tab/>10.3830158711174</text:p>
      <text:p text:style-name="P1">Slc25a2<text:tab/>0.843037878182671<text:tab/>0.677445328539714<text:tab/>0.437322987838776<text:tab/>0.905761936489226<text:tab/>0.751430047059873</text:p>
      <text:p text:style-name="P1">Slc25a20<text:tab/>26.9736832621144<text:tab/>24.4546104435379<text:tab/>18.1897227483013<text:tab/>45.8366306282168<text:tab/>22.2663623480098</text:p>
      <text:p text:style-name="P1">Slc25a21<text:tab/>0.2354579491162<text:tab/>0.180891572052216<text:tab/>0.169340860868643<text:tab/>0.180526886957092<text:tab/>0.163459842738998</text:p>
      <text:p text:style-name="P1">Slc25a22<text:tab/>0.103933771121142<text:tab/>0.10330493628222<text:tab/>0.0979952785205257<text:tab/>0.101020019074265<text:tab/>0.0959986064385136</text:p>
      <text:p text:style-name="P1">Slc25a23<text:tab/>0.283161919623888<text:tab/>0.141593382976581<text:tab/>0.212322460586066<text:tab/>0.672053074305761<text:tab/>0.148521973204729</text:p>
      <text:p text:style-name="P1">Slc25a24<text:tab/>26.7067280122328<text:tab/>30.7146122627912<text:tab/>18.4572527990728<text:tab/>45.9069904848996<text:tab/>18.3034724342932</text:p>
      <text:p text:style-name="P1">Slc25a25<text:tab/>9.01112294235218<text:tab/>16.1087232117485<text:tab/>15.4679500802286<text:tab/>11.3004521646676<text:tab/>12.3195616307074</text:p>
      <text:p text:style-name="P1">Slc25a26<text:tab/>2.94622423752914<text:tab/>3.48399148570541<text:tab/>0.636874069590969<text:tab/>4.0755570205223<text:tab/>0.631964410205855</text:p>
      <text:p text:style-name="P1">Slc25a27<text:tab/>1.5784769244008<text:tab/>0.690702171939277<text:tab/>0.497692655240044<text:tab/>2.73311722455567<text:tab/>0.769177535746293</text:p>
      <text:p text:style-name="P1">Slc25a28<text:tab/>13.4653444739692<text:tab/>23.5411656120988<text:tab/>21.4889787686885<text:tab/>15.5041481147426<text:tab/>12.7731171416508</text:p>
      <text:p text:style-name="P1">Slc25a29<text:tab/>4.86647095131929<text:tab/>1.61503847533625<text:tab/>2.32668134051759<text:tab/>2.08434444668705<text:tab/>1.92192915542047</text:p>
      <text:p text:style-name="P1">Slc25a3<text:tab/>345.590210900223<text:tab/>421.968144322966<text:tab/>404.902324036958<text:tab/>529.312636817095<text:tab/>511.769850204323</text:p>
      <text:p text:style-name="P1">Slc25a30<text:tab/>3.94094901744718<text:tab/>4.98110460694262<text:tab/>22.0515616802453<text:tab/>8.20707110748729<text:tab/>15.1790383322657</text:p>
      <text:p text:style-name="P1">Slc25a32<text:tab/>10.9425413352143<text:tab/>13.8442304646692<text:tab/>15.2971207460354<text:tab/>9.30699000978669<text:tab/>10.2690433849734</text:p>
      <text:p text:style-name="P1">Slc25a33<text:tab/>8.16201648097836<text:tab/>15.0035441161455<text:tab/>21.6092180534178<text:tab/>11.4736540874217<text:tab/>23.5228942434376</text:p>
      <text:p text:style-name="P1">Slc25a34<text:tab/>1.15954255767805<text:tab/>5.0838550868156<text:tab/>1.94701575762684<text:tab/>0.937916550147576<text:tab/>0.344779993610221</text:p>
      <text:p text:style-name="P1">Slc25a35<text:tab/>2.7491238596404<text:tab/>1.60465824522254<text:tab/>0.991368572937175<text:tab/>3.25407588742229<text:tab/>1.09115488626975</text:p>
      <text:p text:style-name="P1">Slc25a37<text:tab/>7.11989962818601<text:tab/>15.4699828280667<text:tab/>15.6564667397085<text:tab/>30.6112171859065<text:tab/>32.5738228483071</text:p>
      <text:p text:style-name="P1">Slc25a38<text:tab/>21.2194188417871<text:tab/>18.4953607461488<text:tab/>13.8540214782068<text:tab/>20.3936603554167<text:tab/>11.9907598250878</text:p>
      <text:p text:style-name="P1">Slc25a39<text:tab/>59.3664057176569<text:tab/>48.6718931830204<text:tab/>43.90688642235<text:tab/>103.206987379912<text:tab/>154.441499584721</text:p>
      <text:p text:style-name="P1">Slc25a4<text:tab/>434.656540053828<text:tab/>538.365458387994<text:tab/>607.345280553111<text:tab/>609.106064312416<text:tab/>591.271530048175</text:p>
      <text:p text:style-name="P1">Slc25a40<text:tab/>7.78026704362303<text:tab/>6.20045204346371<text:tab/>4.96407193325285<text:tab/>6.33825274784502<text:tab/>4.56496342862687</text:p>
      <text:p text:style-name="P1">Slc25a41<text:tab/>0.103933771121142<text:tab/>0.10330493628222<text:tab/>0.0979952785205257<text:tab/>0.101020019074265<text:tab/>0.0959986064385136</text:p>
      <text:p text:style-name="P1">Slc25a42<text:tab/>2.929027844125<text:tab/>0.75969518029881<text:tab/>3.73995282951308<text:tab/>2.69172358983928<text:tab/>10.559929766475</text:p>
      <text:p text:style-name="P1">Slc25a44<text:tab/>8.86020782956529<text:tab/>7.45270172773804<text:tab/>11.6371802260234<text:tab/>11.851925824491<text:tab/>13.6526187898878</text:p>
      <text:p text:style-name="P1">Slc25a45<text:tab/>0.318464609955034<text:tab/>0.287891018763776<text:tab/>0.122733569030854<text:tab/>1.89476336256672<text:tab/>0.938008888640254</text:p>
      <text:p text:style-name="P1">Slc25a46<text:tab/>16.5922889833236<text:tab/>15.3209771053053<text:tab/>20.9102592875554<text:tab/>22.4883257667225<text:tab/>29.5399145621543</text:p>
      <text:p text:style-name="P1">Slc25a47<text:tab/>0.123122412170735<text:tab/>2.05486739190135<text:tab/>0.274240859245938<text:tab/>0.133317851699806<text:tab/>0.140192719223846</text:p>
      <text:p text:style-name="P1">Slc25a5<text:tab/>122.644763894731<text:tab/>179.647263201711<text:tab/>160.959151458906<text:tab/>208.548998022305<text:tab/>201.083181709435</text:p>
      <text:p text:style-name="P1">Slc25a53<text:tab/>0.335483513725356<text:tab/>0.155538912603109<text:tab/>0.208711039503972<text:tab/>0.641070954741815<text:tab/>0.519121326565835</text:p>
      <text:p text:style-name="P1">Slc25a54<text:tab/>0.104234472148814<text:tab/>0.133060301237126<text:tab/>0.0981736979387434<text:tab/>0.10189625818027<text:tab/>0.0960571696028172</text:p>
      <text:p text:style-name="P1">Slc26a1<text:tab/>3.65094256870933<text:tab/>1.24900705038671<text:tab/>1.6036082375623<text:tab/>3.32173536612979<text:tab/>1.26177121147177</text:p>
      <text:p text:style-name="P1">Slc26a10<text:tab/>4.44882121318621<text:tab/>4.27149974679257<text:tab/>2.97047018751286<text:tab/>2.74330630480526<text:tab/>0.524696287761273</text:p>
      <text:p text:style-name="P1">Slc26a2<text:tab/>2.85054169539261<text:tab/>1.87913177511879<text:tab/>1.81193662205612<text:tab/>3.17030057632148<text:tab/>1.11077652254882</text:p>
      <text:p text:style-name="P1">Slc26a3<text:tab/>0.103933771121142<text:tab/>0.10330493628222<text:tab/>0.0979952785205257<text:tab/>0.101020019074265<text:tab/>0.0959986064385136</text:p>
      <text:p text:style-name="P1">Slc26a4<text:tab/>0.129723848920282<text:tab/>0.869464848803384<text:tab/>0.0927697093387971<text:tab/>0.0968091768624124<text:tab/>0.0908766355912386</text:p>
      <text:p text:style-name="P1">Slc26a5<text:tab/>0.103933771121142<text:tab/>0.10330493628222<text:tab/>0.0979952785205257<text:tab/>0.101020019074265<text:tab/>0.0959986064385136</text:p>
      <text:p text:style-name="P1">Slc26a6<text:tab/>7.32928330925862<text:tab/>2.73190419701144<text:tab/>1.23723683032652<text:tab/>6.82542139665222<text:tab/>6.00205549571217</text:p>
      <text:p text:style-name="P1">Slc26a7<text:tab/>0.103933771121142<text:tab/>0.10330493628222<text:tab/>0.0979952785205257<text:tab/>0.101020019074265<text:tab/>0.0959986064385136</text:p>
      <text:p text:style-name="P1">Slc26a9<text:tab/>0.10418352746206<text:tab/>0.129240112015808<text:tab/>0.0979828684103497<text:tab/>0.108186384450969<text:tab/>0.0958115872734781</text:p>
      <text:p text:style-name="P1">Slc27a1<text:tab/>9.83949189340169<text:tab/>6.60626680128106<text:tab/>5.8258855117336<text:tab/>33.9812025675237<text:tab/>40.1814256605088</text:p>
      <text:p text:style-name="P1">Slc27a2<text:tab/>0.103933771121142<text:tab/>0.10330493628222<text:tab/>0.0979952785205257<text:tab/>0.101020019074265<text:tab/>0.0959986064385136</text:p>
      <text:p text:style-name="P1">Slc27a3<text:tab/>3.8557872264258<text:tab/>3.82822800225936<text:tab/>0.780008130223767<text:tab/>7.12969708224577<text:tab/>1.42484139365965</text:p>
      <text:p text:style-name="P1"><text:soft-page-break/>Slc27a4<text:tab/>11.4100621100163<text:tab/>21.5578301681486<text:tab/>24.1589480633808<text:tab/>23.7919501770973<text:tab/>26.1264258731796</text:p>
      <text:p text:style-name="P1">Slc27a5<text:tab/>0.104079040418082<text:tab/>0.114130068186799<text:tab/>0.0980825160833249<text:tab/>0.101415803185379<text:tab/>0.0960275136328966</text:p>
      <text:p text:style-name="P1">Slc27a6<text:tab/>0.103648996547459<text:tab/>0.103236828487895<text:tab/>0.0977316020425845<text:tab/>0.112293764704752<text:tab/>0.0956589613012295</text:p>
      <text:p text:style-name="P1">Slc28a1<text:tab/>0.286203432651657<text:tab/>0.119724549326786<text:tab/>0.0930030948578791<text:tab/>0.835925535929839<text:tab/>0.10654667440309</text:p>
      <text:p text:style-name="P1">Slc28a2<text:tab/>0.462981968148827<text:tab/>0.434212079716692<text:tab/>0.636462980641915<text:tab/>0.905932266557998<text:tab/>1.39958000730181</text:p>
      <text:p text:style-name="P1">Slc28a3<text:tab/>0.103933771121142<text:tab/>0.10330493628222<text:tab/>0.0979952785205257<text:tab/>0.101020019074265<text:tab/>0.0959986064385136</text:p>
      <text:p text:style-name="P1">Slc29a1<text:tab/>4.14239196054713<text:tab/>3.38976711596962<text:tab/>2.10750633187514<text:tab/>47.5515711949374<text:tab/>21.6923229762285</text:p>
      <text:p text:style-name="P1">Slc29a2<text:tab/>0.103989661244919<text:tab/>0.122942582026525<text:tab/>0.0979159557083467<text:tab/>0.101432874646083<text:tab/>0.0958173965006745</text:p>
      <text:p text:style-name="P1">Slc29a3<text:tab/>8.38790250490488<text:tab/>6.19635555840889<text:tab/>4.29677551247089<text:tab/>15.3641081115545<text:tab/>9.33589858709425</text:p>
      <text:p text:style-name="P1">Slc29a4<text:tab/>0.958824188963952<text:tab/>0.729949092658365<text:tab/>1.55728234028307<text:tab/>0.996554108732017<text:tab/>1.13463800310127</text:p>
      <text:p text:style-name="P1">Slc2a1<text:tab/>26.7372614493243<text:tab/>75.6751236425186<text:tab/>113.585667701428<text:tab/>48.4593448335009<text:tab/>36.3880052300801</text:p>
      <text:p text:style-name="P1">Slc2a10<text:tab/>6.81031819290246<text:tab/>4.04684991478602<text:tab/>0.988632247293317<text:tab/>5.63984397265599<text:tab/>0.52663903497542</text:p>
      <text:p text:style-name="P1">Slc2a12<text:tab/>1.2115251568842<text:tab/>1.08029774456402<text:tab/>1.00028806327783<text:tab/>12.6454031726626<text:tab/>1.96906338322338</text:p>
      <text:p text:style-name="P1">Slc2a13<text:tab/>1.98278806079741<text:tab/>1.9376142111543<text:tab/>6.524280280862<text:tab/>2.46673424807426<text:tab/>3.76278737774784</text:p>
      <text:p text:style-name="P1">Slc2a2<text:tab/>0.156958337785315<text:tab/>0.182627607603065<text:tab/>0.186496472840782<text:tab/>0.119190768877306<text:tab/>0.0959312423228759</text:p>
      <text:p text:style-name="P1">Slc2a3<text:tab/>0.103933771121142<text:tab/>0.10330493628222<text:tab/>0.0979952785205257<text:tab/>0.101020019074265<text:tab/>0.0959986064385136</text:p>
      <text:p text:style-name="P1">Slc2a4<text:tab/>0.205728372925224<text:tab/>0.26576036371336<text:tab/>0.142181924871123<text:tab/>0.171508202217841<text:tab/>2.82095726756296</text:p>
      <text:p text:style-name="P1">Slc2a5<text:tab/>0.104255298131913<text:tab/>0.136521526912153<text:tab/>0.0981856126378336<text:tab/>0.101966196936719<text:tab/>0.09606096770332</text:p>
      <text:p text:style-name="P1">Slc2a6<text:tab/>7.90677843889976<text:tab/>7.19054148173985<text:tab/>6.96789340763806<text:tab/>20.7857894511666<text:tab/>19.1551752178357</text:p>
      <text:p text:style-name="P1">Slc2a8<text:tab/>8.94779048445193<text:tab/>9.15959494872617<text:tab/>9.27713782848576<text:tab/>9.21442111294296<text:tab/>9.55338958176132</text:p>
      <text:p text:style-name="P1">Slc2a9<text:tab/>0.104177874580143<text:tab/>0.155639019171826<text:tab/>0.097770260332306<text:tab/>0.140234269295791<text:tab/>0.0953056716030518</text:p>
      <text:p text:style-name="P1">Slc30a1<text:tab/>8.08854101212387<text:tab/>15.1112007689443<text:tab/>25.7571313836062<text:tab/>8.89074247673591<text:tab/>6.48714398859496</text:p>
      <text:p text:style-name="P1">Slc30a10<text:tab/>0.103933771121142<text:tab/>0.10330493628222<text:tab/>0.0979952785205257<text:tab/>0.101020019074265<text:tab/>0.0959986064385136</text:p>
      <text:p text:style-name="P1">Slc30a2<text:tab/>0.104137824418092<text:tab/>0.103626368357603<text:tab/>0.0980882145416832<text:tab/>0.108961157762291<text:tab/>0.0960372397833355</text:p>
      <text:p text:style-name="P1">Slc30a3<text:tab/>0.105488038240125<text:tab/>0.144771656086467<text:tab/>0.1681951961117<text:tab/>0.10480377359153<text:tab/>0.0964856812623486</text:p>
      <text:p text:style-name="P1">Slc30a4<text:tab/>12.0213350847744<text:tab/>30.0372120534744<text:tab/>25.6588269201282<text:tab/>26.3081141291814<text:tab/>24.0844387405159</text:p>
      <text:p text:style-name="P1">Slc30a5<text:tab/>25.69954259792<text:tab/>55.5060765314305<text:tab/>31.5299729590929<text:tab/>41.0451323701274<text:tab/>22.147819778662</text:p>
      <text:p text:style-name="P1">Slc30a6<text:tab/>9.19595901565061<text:tab/>9.19100456000366<text:tab/>6.99949686585036<text:tab/>15.2431809434158<text:tab/>10.0130288199785</text:p>
      <text:p text:style-name="P1">Slc30a7<text:tab/>17.4073472590849<text:tab/>39.1218129732682<text:tab/>21.2617996527351<text:tab/>35.4505802405697<text:tab/>15.8742499363829</text:p>
      <text:p text:style-name="P1">Slc30a8<text:tab/>0.103933771121142<text:tab/>0.10330493628222<text:tab/>0.0979952785205257<text:tab/>0.101020019074265<text:tab/>0.0959986064385136</text:p>
      <text:p text:style-name="P1">Slc30a9<text:tab/>36.5791165474721<text:tab/>34.7110933184613<text:tab/>28.9813685087285<text:tab/>44.9414692424136<text:tab/>44.0291523095272</text:p>
      <text:p text:style-name="P1">Slc31a1<text:tab/>35.5917271880952<text:tab/>65.8029289109286<text:tab/>71.1447075629092<text:tab/>67.3951627543858<text:tab/>62.1185301578882</text:p>
      <text:p text:style-name="P1">Slc31a2<text:tab/>7.99139810962345<text:tab/>6.0696908312464<text:tab/>8.09689996620489<text:tab/>13.5577499143214<text:tab/>17.1035704956465</text:p>
      <text:p text:style-name="P1">Slc32a1<text:tab/>0.103933771121142<text:tab/>0.10330493628222<text:tab/>0.0979952785205257<text:tab/>0.101020019074265<text:tab/>0.0959986064385136</text:p>
      <text:p text:style-name="P1">Slc33a1<text:tab/>23.3758792627118<text:tab/>15.8649358016546<text:tab/>14.9357512978021<text:tab/>33.4682971957054<text:tab/>17.1380883869933</text:p>
      <text:p text:style-name="P1">Slc34a1<text:tab/>0.103933771121142<text:tab/>0.10330493628222<text:tab/>0.0979952785205257<text:tab/>0.101020019074265<text:tab/>0.0959986064385136</text:p>
      <text:p text:style-name="P1">Slc34a2<text:tab/>0.103933771121142<text:tab/>0.10330493628222<text:tab/>0.0979952785205257<text:tab/>0.101020019074265<text:tab/>0.0959986064385136</text:p>
      <text:p text:style-name="P1">Slc34a3<text:tab/>0.103933771121142<text:tab/>0.10330493628222<text:tab/>0.0979952785205257<text:tab/>0.101020019074265<text:tab/>0.0959986064385136</text:p>
      <text:p text:style-name="P1">Slc35a1<text:tab/>27.0858731703635<text:tab/>19.9620886970529<text:tab/>10.9774799497763<text:tab/>44.1458312564056<text:tab/>12.2781735621736</text:p>
      <text:p text:style-name="P1">Slc35a2<text:tab/>16.3809129337417<text:tab/>19.6299047433124<text:tab/>16.0199081418804<text:tab/>32.236049798086<text:tab/>17.1073972547047</text:p>
      <text:p text:style-name="P1">Slc35a3<text:tab/>9.77600715685812<text:tab/>8.21307606731078<text:tab/>5.48586349756423<text:tab/>11.5152448655899<text:tab/>9.51310842191877</text:p>
      <text:p text:style-name="P1">Slc35a4<text:tab/>26.3691206336249<text:tab/>32.2018973720934<text:tab/>31.3632469104857<text:tab/>42.9562146050984<text:tab/>43.112474959207</text:p>
      <text:p text:style-name="P1">Slc35a5<text:tab/>17.1904657807877<text:tab/>11.1176276482646<text:tab/>8.70930084186071<text:tab/>15.1961932773097<text:tab/>15.2121853646923</text:p>
      <text:p text:style-name="P1">Slc35b1<text:tab/>82.3681924593961<text:tab/>94.7007015134043<text:tab/>57.0385428408645<text:tab/>156.004382864323<text:tab/>62.2103684131477</text:p>
      <text:p text:style-name="P1">Slc35b2<text:tab/>35.9162320870216<text:tab/>31.8096296184837<text:tab/>37.7109380858154<text:tab/>49.4463616559417<text:tab/>44.4579777864404</text:p>
      <text:p text:style-name="P1">Slc35b4<text:tab/>16.0536593083555<text:tab/>12.7241609334508<text:tab/>9.67423439981496<text:tab/>21.3664749212145<text:tab/>15.2723721136968</text:p>
      <text:p text:style-name="P1">Slc35c1<text:tab/>8.28965128162581<text:tab/>6.82242193009868<text:tab/>6.42542449284155<text:tab/>13.8341846156086<text:tab/>9.56908433056513</text:p>
      <text:p text:style-name="P1">Slc35c2<text:tab/>26.3475715837768<text:tab/>24.3115765805535<text:tab/>12.5719576318023<text:tab/>39.4740489776032<text:tab/>24.9703375902202</text:p>
      <text:p text:style-name="P1">Slc35d1<text:tab/>4.44080624875944<text:tab/>9.81050534880189<text:tab/>8.26223169427337<text:tab/>8.97144043051501<text:tab/>7.0946865297792</text:p>
      <text:p text:style-name="P1">Slc35d2<text:tab/>22.7460103981577<text:tab/>9.14700167960733<text:tab/>8.39472988733804<text:tab/>18.4495065561085<text:tab/>3.36067983794425</text:p>
      <text:p text:style-name="P1">Slc35d3<text:tab/>0.103933771121142<text:tab/>0.10330493628222<text:tab/>0.0979952785205257<text:tab/>0.101020019074265<text:tab/>0.0959986064385136</text:p>
      <text:p text:style-name="P1">Slc35e1<text:tab/>13.5485399241336<text:tab/>23.186059822826<text:tab/>18.7235255154544<text:tab/>20.6470811881979<text:tab/>16.0859831897894</text:p>
      <text:p text:style-name="P1">Slc35e2b<text:tab/>4.43212555527738<text:tab/>4.8786416547072<text:tab/>6.07006315693663<text:tab/>5.10576237608984<text:tab/>6.20671035593968</text:p>
      <text:p text:style-name="P1">Slc35e3<text:tab/>32.7416692032507<text:tab/>35.9469585438641<text:tab/>37.3351240923884<text:tab/>50.1640393428309<text:tab/>39.5211496060656</text:p>
      <text:p text:style-name="P1"><text:soft-page-break/>Slc35e4<text:tab/>7.30395809802119<text:tab/>24.8947406078136<text:tab/>47.1653521342429<text:tab/>20.3683514400042<text:tab/>35.4020957770358</text:p>
      <text:p text:style-name="P1">Slc35f1<text:tab/>4.7380035470546<text:tab/>3.51573777365507<text:tab/>0.891748628081089<text:tab/>0.415134280984173<text:tab/>0.120827283857574</text:p>
      <text:p text:style-name="P1">Slc35f2<text:tab/>6.837354785124<text:tab/>9.94209113539878<text:tab/>1.97368829964925<text:tab/>4.62777841805776<text:tab/>1.31147871683428</text:p>
      <text:p text:style-name="P1">Slc35f5<text:tab/>15.7160292858207<text:tab/>23.7542741786172<text:tab/>19.8804781693165<text:tab/>30.6707839198783<text:tab/>22.054771786924</text:p>
      <text:p text:style-name="P1">Slc35f6<text:tab/>10.471845777721<text:tab/>10.7348947951754<text:tab/>15.7713655592008<text:tab/>16.9805967023648<text:tab/>21.06425656967</text:p>
      <text:p text:style-name="P1">Slc35g1<text:tab/>0.138171147890696<text:tab/>0.410207577484264<text:tab/>0.0986364009191187<text:tab/>0.134628803812068<text:tab/>0.610262154261745</text:p>
      <text:p text:style-name="P1">Slc35g2<text:tab/>0.105331605522607<text:tab/>0.105911518069138<text:tab/>0.0989989582806284<text:tab/>0.1195548065328<text:tab/>0.145494611164677</text:p>
      <text:p text:style-name="P1">Slc35g3<text:tab/>1.09058291673271<text:tab/>0.625797413725853<text:tab/>0.641376599139237<text:tab/>0.686037196966232<text:tab/>1.7286296066239</text:p>
      <text:p text:style-name="P1">Slc36a1<text:tab/>4.07131809530676<text:tab/>3.44576665823808<text:tab/>2.22160794368368<text:tab/>9.9770224044791<text:tab/>7.07820543535795</text:p>
      <text:p text:style-name="P1">Slc36a2<text:tab/>0.103970214069873<text:tab/>0.116580443398976<text:tab/>0.0979346212473119<text:tab/>0.101311642038419<text:tab/>0.0958655959662397</text:p>
      <text:p text:style-name="P1">Slc36a3<text:tab/>0.104303931058331<text:tab/>0.145823895432238<text:tab/>0.0982130238800718<text:tab/>0.10213546053658<text:tab/>0.0960695991110095</text:p>
      <text:p text:style-name="P1">Slc36a4<text:tab/>3.72709593600489<text:tab/>4.14778047125623<text:tab/>2.55758442551913<text:tab/>6.77631946317568<text:tab/>2.22232234654964</text:p>
      <text:p text:style-name="P1">Slc37a1<text:tab/>0.809764816079551<text:tab/>0.580068357125786<text:tab/>0.788496685306532<text:tab/>0.9811848263558<text:tab/>0.806961549640092</text:p>
      <text:p text:style-name="P1">Slc37a2<text:tab/>0.128759434471673<text:tab/>0.187132414318817<text:tab/>0.510678955832654<text:tab/>0.175542533064725<text:tab/>0.803462237627147</text:p>
      <text:p text:style-name="P1">Slc37a4<text:tab/>13.4116543075006<text:tab/>9.73733881007414<text:tab/>7.60144648831058<text:tab/>22.5251866276445<text:tab/>19.6635752664077</text:p>
      <text:p text:style-name="P1">Slc38a1<text:tab/>0.104087684111936<text:tab/>0.114938439362412<text:tab/>0.0980876629679966<text:tab/>0.101440810821678<text:tab/>0.0960292073144897</text:p>
      <text:p text:style-name="P1">Slc38a2<text:tab/>103.637112282822<text:tab/>72.0765713474075<text:tab/>64.7925458182858<text:tab/>149.982264280071<text:tab/>143.058363753233</text:p>
      <text:p text:style-name="P1">Slc38a3<text:tab/>0.365331222271433<text:tab/>0.371276117637544<text:tab/>1.9897251780627<text:tab/>0.662780142173086<text:tab/>0.902516519724881</text:p>
      <text:p text:style-name="P1">Slc38a4<text:tab/>0.725150583389025<text:tab/>0.258826725692086<text:tab/>0.161483357580685<text:tab/>0.142946427272911<text:tab/>0.104256713434402</text:p>
      <text:p text:style-name="P1">Slc38a5<text:tab/>0.103933771121142<text:tab/>0.10330493628222<text:tab/>0.0979952785205257<text:tab/>0.101020019074265<text:tab/>0.0959986064385136</text:p>
      <text:p text:style-name="P1">Slc38a6<text:tab/>3.07505879799564<text:tab/>3.35781934338072<text:tab/>1.13911809274904<text:tab/>9.5493265382734<text:tab/>3.45292844648341</text:p>
      <text:p text:style-name="P1">Slc38a7<text:tab/>12.6344708706997<text:tab/>11.1494878970895<text:tab/>5.48565352700142<text:tab/>23.3955558800597<text:tab/>15.8856613805974</text:p>
      <text:p text:style-name="P1">Slc38a8<text:tab/>0.163525954243253<text:tab/>0.132882401633962<text:tab/>0.60112779790501<text:tab/>0.112854736498514<text:tab/>0.151737563203775</text:p>
      <text:p text:style-name="P1">Slc38a9<text:tab/>5.08401285893978<text:tab/>7.84755779711427<text:tab/>1.45407336705339<text:tab/>6.36267201436368<text:tab/>3.76628509207521</text:p>
      <text:p text:style-name="P1">Slc39a1<text:tab/>83.0744067626498<text:tab/>116.033165847264<text:tab/>59.7078402063545<text:tab/>168.596287810819<text:tab/>61.0493987407656</text:p>
      <text:p text:style-name="P1">Slc39a10<text:tab/>4.57965394429818<text:tab/>5.81771261062236<text:tab/>4.16933704440397<text:tab/>15.7060573562167<text:tab/>6.08952110495701</text:p>
      <text:p text:style-name="P1">Slc39a11<text:tab/>11.2309151880274<text:tab/>9.45244237947335<text:tab/>5.16131981161244<text:tab/>18.4837090812097<text:tab/>7.21015384273418</text:p>
      <text:p text:style-name="P1">Slc39a12<text:tab/>0.103597290550631<text:tab/>0.10322455343254<text:tab/>0.0976882924167939<text:tab/>0.114518138733622<text:tab/>0.095603527860405</text:p>
      <text:p text:style-name="P1">Slc39a13<text:tab/>33.1776264999818<text:tab/>46.9297052135756<text:tab/>14.0682085633053<text:tab/>94.9048238592188<text:tab/>15.4697850758846</text:p>
      <text:p text:style-name="P1">Slc39a14<text:tab/>17.2329336236791<text:tab/>25.1106521950136<text:tab/>19.3782507257212<text:tab/>26.7130231812235<text:tab/>13.4225208683364</text:p>
      <text:p text:style-name="P1">Slc39a2<text:tab/>0.103933771121142<text:tab/>0.10330493628222<text:tab/>0.0979952785205257<text:tab/>0.101020019074265<text:tab/>0.0959986064385136</text:p>
      <text:p text:style-name="P1">Slc39a3<text:tab/>9.96134955821343<text:tab/>6.96716522100069<text:tab/>4.36228402609429<text:tab/>15.6476868208103<text:tab/>12.59774920447</text:p>
      <text:p text:style-name="P1">Slc39a4<text:tab/>0.100384176350455<text:tab/>0.133516646841755<text:tab/>0.203906754563237<text:tab/>0.2784911798315<text:tab/>0.0921152260787109</text:p>
      <text:p text:style-name="P1">Slc39a5<text:tab/>4.30846375206618<text:tab/>7.61367575008001<text:tab/>4.07710275248377<text:tab/>4.08809112914281<text:tab/>2.54666073711242</text:p>
      <text:p text:style-name="P1">Slc39a6<text:tab/>22.6432346787616<text:tab/>39.95412253446<text:tab/>30.8642717400719<text:tab/>45.9592822531861<text:tab/>19.3918929834415</text:p>
      <text:p text:style-name="P1">Slc39a7<text:tab/>131.669840642355<text:tab/>174.608895634252<text:tab/>106.683938826207<text:tab/>166.822667351253<text:tab/>93.6011738935299</text:p>
      <text:p text:style-name="P1">Slc39a8<text:tab/>0.27701709350142<text:tab/>0.107259569177133<text:tab/>0.0974247737775189<text:tab/>0.207381348790728<text:tab/>0.115931486059049</text:p>
      <text:p text:style-name="P1">Slc39a9<text:tab/>14.4988625477517<text:tab/>16.9185274231326<text:tab/>17.8433186553995<text:tab/>21.4682520164735<text:tab/>10.794416811</text:p>
      <text:p text:style-name="P1">Slc3a1<text:tab/>1.96441910033379<text:tab/>1.88373717970465<text:tab/>1.00248754265438<text:tab/>3.48480276460964<text:tab/>1.17037644526622</text:p>
      <text:p text:style-name="P1">Slc3a2<text:tab/>100.770536871712<text:tab/>211.458407393381<text:tab/>115.272847775834<text:tab/>124.893512597189<text:tab/>108.35633627256</text:p>
      <text:p text:style-name="P1">Slc40a1<text:tab/>1.32759001606817<text:tab/>0.279093453955048<text:tab/>0.237067695220812<text:tab/>0.987761053688811<text:tab/>0.538240028663493</text:p>
      <text:p text:style-name="P1">Slc41a1<text:tab/>7.95005801215994<text:tab/>11.9356522241268<text:tab/>5.67905409125878<text:tab/>13.3486162568806<text:tab/>4.1383780361791</text:p>
      <text:p text:style-name="P1">Slc41a2<text:tab/>7.58802890555086<text:tab/>15.0162954556204<text:tab/>15.0730998085544<text:tab/>17.1699057451424<text:tab/>16.5137222258757</text:p>
      <text:p text:style-name="P1">Slc41a3<text:tab/>5.55280838077882<text:tab/>6.21868652297666<text:tab/>3.86708145990027<text:tab/>21.6742502441167<text:tab/>9.23805779081327</text:p>
      <text:p text:style-name="P1">Slc43a1<text:tab/>5.37887920570985<text:tab/>8.90997239274629<text:tab/>1.84677554646715<text:tab/>9.10287860041815<text:tab/>0.757766948206685</text:p>
      <text:p text:style-name="P1">Slc43a2<text:tab/>1.12727211485103<text:tab/>0.436181724806857<text:tab/>0.295769848976076<text:tab/>5.54655737780589<text:tab/>1.89405836181702</text:p>
      <text:p text:style-name="P1">Slc43a3<text:tab/>0.103933771121142<text:tab/>0.10330493628222<text:tab/>0.0979952785205257<text:tab/>0.101020019074265<text:tab/>0.0959986064385136</text:p>
      <text:p text:style-name="P1">Slc44a1<text:tab/>7.4404721111206<text:tab/>9.47675463110803<text:tab/>11.0645585387081<text:tab/>13.1596640815476<text:tab/>7.34743673655085</text:p>
      <text:p text:style-name="P1">Slc44a2<text:tab/>28.7670744198418<text:tab/>19.2644737009267<text:tab/>13.5731138446393<text:tab/>34.434743287363<text:tab/>12.4887558264432</text:p>
      <text:p text:style-name="P1">Slc44a3<text:tab/>0.113134170048623<text:tab/>0.172011511733962<text:tab/>0.0929396535340027<text:tab/>0.790243698862289<text:tab/>0.198673830251609</text:p>
      <text:p text:style-name="P1">Slc44a4<text:tab/>0.104079378762908<text:tab/>0.114161289074703<text:tab/>0.0980827176730578<text:tab/>0.101416778681174<text:tab/>0.0960275800019291</text:p>
      <text:p text:style-name="P1">Slc44a5<text:tab/>0.103933771121142<text:tab/>0.10330493628222<text:tab/>0.0979952785205257<text:tab/>0.101020019074265<text:tab/>0.0959986064385136</text:p>
      <text:p text:style-name="P1">Slc45a1<text:tab/>0.101382955346444<text:tab/>0.158953926616087<text:tab/>0.153011741175535<text:tab/>0.28552009462911<text:tab/>0.112818285526173</text:p>
      <text:p text:style-name="P1">Slc45a2<text:tab/>0.103933771121142<text:tab/>0.10330493628222<text:tab/>0.0979952785205257<text:tab/>0.101020019074265<text:tab/>0.0959986064385136</text:p>
      <text:p text:style-name="P1"><text:soft-page-break/>Slc45a3<text:tab/>0.106346767250197<text:tab/>0.192375003972951<text:tab/>0.152151855108264<text:tab/>0.108458122338631<text:tab/>0.246368147782931</text:p>
      <text:p text:style-name="P1">Slc46a1<text:tab/>6.06542555199018<text:tab/>3.82515440253485<text:tab/>5.3737204147934<text:tab/>10.0468341015807<text:tab/>5.91914622412025</text:p>
      <text:p text:style-name="P1">Slc46a2<text:tab/>0.1214669647731<text:tab/>0.187220531718957<text:tab/>0.0986250505095678<text:tab/>0.115915728549754<text:tab/>0.107377669802601</text:p>
      <text:p text:style-name="P1">Slc46a3<text:tab/>0.422582448997398<text:tab/>0.3753895478339<text:tab/>0.342792793210762<text:tab/>2.04908618345399<text:tab/>0.778647212228735</text:p>
      <text:p text:style-name="P1">Slc47a1<text:tab/>0.115431990858115<text:tab/>0.171561143695007<text:tab/>0.118268072152757<text:tab/>0.662198651193855<text:tab/>0.0887799823378578</text:p>
      <text:p text:style-name="P1">Slc47a2<text:tab/>0.103933771121142<text:tab/>0.10330493628222<text:tab/>0.0979952785205257<text:tab/>0.101020019074265<text:tab/>0.0959986064385136</text:p>
      <text:p text:style-name="P1">Slc48a1<text:tab/>144.812114528236<text:tab/>114.507228353224<text:tab/>74.8784462678261<text:tab/>93.3925879556444<text:tab/>43.690204805799</text:p>
      <text:p text:style-name="P1">Slc4a1<text:tab/>0.115246663126043<text:tab/>0.117020714090232<text:tab/>0.0978843503730397<text:tab/>0.101467384201252<text:tab/>0.0957771941617551</text:p>
      <text:p text:style-name="P1">Slc4a10<text:tab/>0.103933771121142<text:tab/>0.10330493628222<text:tab/>0.0979952785205257<text:tab/>0.101020019074265<text:tab/>0.0959986064385136</text:p>
      <text:p text:style-name="P1">Slc4a11<text:tab/>1.19298270320159<text:tab/>2.00142599482766<text:tab/>4.65889043436085<text:tab/>3.05264190183943<text:tab/>3.98726223937319</text:p>
      <text:p text:style-name="P1">Slc4a1ap<text:tab/>14.714762248029<text:tab/>8.03131389362154<text:tab/>4.53043918516774<text:tab/>17.6864109543559<text:tab/>10.5403936085657</text:p>
      <text:p text:style-name="P1">Slc4a2<text:tab/>36.6098777031536<text:tab/>48.6267184683729<text:tab/>28.1458200646969<text:tab/>68.3293358106466<text:tab/>28.7676050587642</text:p>
      <text:p text:style-name="P1">Slc4a3<text:tab/>13.9609953018473<text:tab/>9.75474825178797<text:tab/>4.05795894533312<text:tab/>11.8960059987462<text:tab/>2.79702710758571</text:p>
      <text:p text:style-name="P1">Slc4a4<text:tab/>3.98877171418902<text:tab/>5.0748220765166<text:tab/>9.89103823402097<text:tab/>1.67887771121639<text:tab/>2.29532503343938</text:p>
      <text:p text:style-name="P1">Slc4a5<text:tab/>0.104029372272948<text:tab/>0.109889930273821<text:tab/>0.0980528267979827<text:tab/>0.10127548374884<text:tab/>0.0960177135168798</text:p>
      <text:p text:style-name="P1">Slc4a7<text:tab/>6.27637157105106<text:tab/>22.0573590947842<text:tab/>20.028485346047<text:tab/>13.4434647777677<text:tab/>10.366267887106</text:p>
      <text:p text:style-name="P1">Slc4a8<text:tab/>0.104114416564946<text:tab/>0.103719760692187<text:tab/>0.0981557491428571<text:tab/>0.101512587587067<text:tab/>0.108365505984593</text:p>
      <text:p text:style-name="P1">Slc4a9<text:tab/>0.104566875806526<text:tab/>0.104355637518546<text:tab/>0.126139447356874<text:tab/>0.109600287739545<text:tab/>0.0961616250207847</text:p>
      <text:p text:style-name="P1">Slc50a1<text:tab/>28.8050774085369<text:tab/>24.867457283414<text:tab/>21.1019428300662<text:tab/>59.2719867016645<text:tab/>25.5527375850432</text:p>
      <text:p text:style-name="P1">Slc51a<text:tab/>0.0973931503573184<text:tab/>1.70626992727086<text:tab/>0.26808693425346<text:tab/>0.367198695807747<text:tab/>0.202033452116468</text:p>
      <text:p text:style-name="P1">Slc52a2<text:tab/>4.33365344856696<text:tab/>3.33047688476807<text:tab/>1.5501558280248<text:tab/>5.69266563047538<text:tab/>5.3509802381866</text:p>
      <text:p text:style-name="P1">Slc52a3<text:tab/>0.10330657113084<text:tab/>0.10315572384419<text:tab/>0.0974617837795772<text:tab/>0.128302404594088<text:tab/>0.0953152020505494</text:p>
      <text:p text:style-name="P1">Slc5a1<text:tab/>0.103933771121142<text:tab/>0.10330493628222<text:tab/>0.0979952785205257<text:tab/>0.101020019074265<text:tab/>0.0959986064385136</text:p>
      <text:p text:style-name="P1">Slc5a10<text:tab/>0.102563236233513<text:tab/>0.157497185793863<text:tab/>0.357911839572226<text:tab/>0.103281748706877<text:tab/>0.0937730127585487</text:p>
      <text:p text:style-name="P1">Slc5a11<text:tab/>0.103933771121142<text:tab/>0.10330493628222<text:tab/>0.0979952785205257<text:tab/>0.101020019074265<text:tab/>0.0959986064385136</text:p>
      <text:p text:style-name="P1">Slc5a12<text:tab/>0.103933771121142<text:tab/>0.10330493628222<text:tab/>0.0979952785205257<text:tab/>0.101020019074265<text:tab/>0.0959986064385136</text:p>
      <text:p text:style-name="P1">Slc5a2<text:tab/>5.92422800380085<text:tab/>2.83889228296927<text:tab/>2.60210316383108<text:tab/>6.09315697235413<text:tab/>4.48565801477427</text:p>
      <text:p text:style-name="P1">Slc5a3<text:tab/>2.84554471434512<text:tab/>2.46213011479278<text:tab/>6.09340461510772<text:tab/>2.67810854790272<text:tab/>1.70791002316861</text:p>
      <text:p text:style-name="P1">Slc5a4<text:tab/>0.103933771121142<text:tab/>0.10330493628222<text:tab/>0.0979952785205257<text:tab/>0.101020019074265<text:tab/>0.0959986064385136</text:p>
      <text:p text:style-name="P1">Slc5a5<text:tab/>0.115758585678709<text:tab/>0.137017653200256<text:tab/>0.108952374030824<text:tab/>0.102928920874007<text:tab/>0.103735675591933</text:p>
      <text:p text:style-name="P1">Slc5a6<text:tab/>7.04766817329074<text:tab/>5.73291729209348<text:tab/>5.25691126430031<text:tab/>9.44575385438971<text:tab/>8.09953719343356</text:p>
      <text:p text:style-name="P1">Slc5a7<text:tab/>0.103933771121142<text:tab/>0.10330493628222<text:tab/>0.0979952785205257<text:tab/>0.101020019074265<text:tab/>0.0959986064385136</text:p>
      <text:p text:style-name="P1">Slc5a8<text:tab/>0.101110570084254<text:tab/>0.103536300889399<text:tab/>0.0945434396933018<text:tab/>0.339694274950558<text:tab/>0.0926323515604002</text:p>
      <text:p text:style-name="P1">Slc5a9<text:tab/>0.103933771121142<text:tab/>0.10330493628222<text:tab/>0.0979952785205257<text:tab/>0.101020019074265<text:tab/>0.0959986064385136</text:p>
      <text:p text:style-name="P1">Slc6a1<text:tab/>0.103933771121142<text:tab/>0.10330493628222<text:tab/>0.0979952785205257<text:tab/>0.101020019074265<text:tab/>0.0959986064385136</text:p>
      <text:p text:style-name="P1">Slc6a11<text:tab/>0.104278305289788<text:tab/>0.116741444261716<text:tab/>0.0981397726843085<text:tab/>0.102316574357345<text:tab/>0.121085699980802</text:p>
      <text:p text:style-name="P1">Slc6a12<text:tab/>0.103933771121142<text:tab/>0.10330493628222<text:tab/>0.0979952785205257<text:tab/>0.101020019074265<text:tab/>0.0959986064385136</text:p>
      <text:p text:style-name="P1">Slc6a13<text:tab/>0.103933771121142<text:tab/>0.10330493628222<text:tab/>0.0979952785205257<text:tab/>0.101020019074265<text:tab/>0.0959986064385136</text:p>
      <text:p text:style-name="P1">Slc6a14<text:tab/>0.103933771121142<text:tab/>0.10330493628222<text:tab/>0.0979952785205257<text:tab/>0.101020019074265<text:tab/>0.0959986064385136</text:p>
      <text:p text:style-name="P1">Slc6a15<text:tab/>0.103676683196851<text:tab/>0.103751583231449<text:tab/>0.0977422125848922<text:tab/>0.126776910593545<text:tab/>0.105387465955562</text:p>
      <text:p text:style-name="P1">Slc6a17<text:tab/>0.104214745481626<text:tab/>0.104128428694017<text:tab/>0.105708357676787<text:tab/>0.106456049217659<text:tab/>0.110229609899945</text:p>
      <text:p text:style-name="P1">Slc6a18<text:tab/>0.103933771121142<text:tab/>0.10330493628222<text:tab/>0.0979952785205257<text:tab/>0.101020019074265<text:tab/>0.0959986064385136</text:p>
      <text:p text:style-name="P1">Slc6a19<text:tab/>0.104070420662972<text:tab/>0.113345975070032<text:tab/>0.0980773770842503<text:tab/>0.101391043313311<text:tab/>0.0960258208758488</text:p>
      <text:p text:style-name="P1">Slc6a2<text:tab/>0.103933771121142<text:tab/>0.10330493628222<text:tab/>0.0979952785205257<text:tab/>0.101020019074265<text:tab/>0.0959986064385136</text:p>
      <text:p text:style-name="P1">Slc6a20<text:tab/>0.103933771121142<text:tab/>0.10330493628222<text:tab/>0.0979952785205257<text:tab/>0.101020019074265<text:tab/>0.0959986064385136</text:p>
      <text:p text:style-name="P1">Slc6a3<text:tab/>0.103933771121142<text:tab/>0.10330493628222<text:tab/>0.0979952785205257<text:tab/>0.101020019074265<text:tab/>0.0959986064385136</text:p>
      <text:p text:style-name="P1">Slc6a4<text:tab/>0.0967089559733114<text:tab/>0.135721445847945<text:tab/>0.0892061293883<text:tab/>3.46182318539699<text:tab/>0.566832505759718</text:p>
      <text:p text:style-name="P1">Slc6a5<text:tab/>0.103933771121142<text:tab/>0.10330493628222<text:tab/>0.0979952785205257<text:tab/>0.101020019074265<text:tab/>0.0959986064385136</text:p>
      <text:p text:style-name="P1">Slc6a6<text:tab/>119.350073444455<text:tab/>110.125067563443<text:tab/>64.5509255278901<text:tab/>56.6151962836738<text:tab/>41.5080826420451</text:p>
      <text:p text:style-name="P1">Slc6a7<text:tab/>0.275301022319687<text:tab/>0.207603131652907<text:tab/>0.0973423840580393<text:tab/>0.133125289343201<text:tab/>0.102211254625839</text:p>
      <text:p text:style-name="P1">Slc6a8<text:tab/>20.7516664270196<text:tab/>35.9697892516977<text:tab/>92.6957829141893<text:tab/>50.2352306811876<text:tab/>104.991471601557</text:p>
      <text:p text:style-name="P1">Slc6a9<text:tab/>20.9428751673398<text:tab/>19.9158091756229<text:tab/>5.51563115320407<text:tab/>42.4665842753669<text:tab/>11.9462324052243</text:p>
      <text:p text:style-name="P1">Slc7a1<text:tab/>15.5457562333029<text:tab/>75.7644872538901<text:tab/>35.1910230121438<text:tab/>17.8054687961498<text:tab/>16.2966604225729</text:p>
      <text:p text:style-name="P1">Slc7a10<text:tab/>0.103933771121142<text:tab/>0.10330493628222<text:tab/>0.0979952785205257<text:tab/>0.101020019074265<text:tab/>0.0959986064385136</text:p>
      <text:p text:style-name="P1"><text:soft-page-break/>Slc7a11<text:tab/>1.0677209581431<text:tab/>6.07220105865464<text:tab/>2.1480902163522<text:tab/>1.80610270403569<text:tab/>3.83404895193947</text:p>
      <text:p text:style-name="P1">Slc7a12<text:tab/>0.103933771121142<text:tab/>0.10330493628222<text:tab/>0.0979952785205257<text:tab/>0.101020019074265<text:tab/>0.0959986064385136</text:p>
      <text:p text:style-name="P1">Slc7a13<text:tab/>0.103933771121142<text:tab/>0.10330493628222<text:tab/>0.0979952785205257<text:tab/>0.101020019074265<text:tab/>0.0959986064385136</text:p>
      <text:p text:style-name="P1">Slc7a14<text:tab/>0.10414909155215<text:tab/>0.103803225156074<text:tab/>0.0981884726502533<text:tab/>0.101612199045993<text:tab/>0.111426668995273</text:p>
      <text:p text:style-name="P1">Slc7a15<text:tab/>0.104182575796748<text:tab/>0.103700394957507<text:tab/>0.0981088960324036<text:tab/>0.111081630326686<text:tab/>0.0960456811200064</text:p>
      <text:p text:style-name="P1">Slc7a2<text:tab/>30.0807505895293<text:tab/>15.2926020318841<text:tab/>12.0898642992523<text:tab/>25.3445545190932<text:tab/>8.6197742642364</text:p>
      <text:p text:style-name="P1">Slc7a3<text:tab/>0.457876505099639<text:tab/>0.327428663737493<text:tab/>0.264723247667315<text:tab/>0.594676137545261<text:tab/>0.250130656438499</text:p>
      <text:p text:style-name="P1">Slc7a4<text:tab/>0.259619272611719<text:tab/>0.187085592808799<text:tab/>0.118928826692253<text:tab/>0.598310393859774<text:tab/>0.19753163676175</text:p>
      <text:p text:style-name="P1">Slc7a5<text:tab/>35.9027101178573<text:tab/>142.222922670719<text:tab/>162.32844987212<text:tab/>35.319401361315<text:tab/>46.0346820056612</text:p>
      <text:p text:style-name="P1">Slc7a6<text:tab/>17.0052119371131<text:tab/>24.0646978726669<text:tab/>15.9781301440398<text:tab/>20.6171812578958<text:tab/>19.191152053849</text:p>
      <text:p text:style-name="P1">Slc7a6os<text:tab/>17.0045041382882<text:tab/>18.2196244217298<text:tab/>33.2381273794859<text:tab/>23.2634383127552<text:tab/>31.2557297284596</text:p>
      <text:p text:style-name="P1">Slc7a7<text:tab/>2.73332689018213<text:tab/>2.54019191389185<text:tab/>0.545278127620792<text:tab/>7.8119846893256<text:tab/>1.24531581101628</text:p>
      <text:p text:style-name="P1">Slc7a8<text:tab/>2.49381482585793<text:tab/>17.5733406157872<text:tab/>11.695594996923<text:tab/>1.67313834682136<text:tab/>2.08017188564549</text:p>
      <text:p text:style-name="P1">Slc7a9<text:tab/>0.104226053323<text:tab/>0.131738687799523<text:tab/>0.0981688554353281<text:tab/>0.101868397202758<text:tab/>0.0960556191919001</text:p>
      <text:p text:style-name="P1">Slc8a1<text:tab/>8.62606889421175<text:tab/>13.3894822060027<text:tab/>4.87356033323889<text:tab/>25.8710767261542<text:tab/>12.9808172309162</text:p>
      <text:p text:style-name="P1">Slc8a2<text:tab/>0.106575442159644<text:tab/>0.311669897463126<text:tab/>0.17724550292395<text:tab/>0.115829385880837<text:tab/>0.0963665962185423</text:p>
      <text:p text:style-name="P1">Slc8a3<text:tab/>0.229204323945164<text:tab/>0.209467615494215<text:tab/>0.239708415980126<text:tab/>0.135668718454107<text:tab/>0.112628826856538</text:p>
      <text:p text:style-name="P1">Slc8b1<text:tab/>8.75739789035201<text:tab/>3.35588138851862<text:tab/>3.58244873659058<text:tab/>27.2170306604939<text:tab/>14.2134735843503</text:p>
      <text:p text:style-name="P1">Slc9a1<text:tab/>10.6542525955443<text:tab/>7.54924453780874<text:tab/>12.1854734935656<text:tab/>15.1468807483499<text:tab/>9.41606297970675</text:p>
      <text:p text:style-name="P1">Slc9a2<text:tab/>0.103933771121142<text:tab/>0.10330493628222<text:tab/>0.0979952785205257<text:tab/>0.101020019074265<text:tab/>0.0959986064385136</text:p>
      <text:p text:style-name="P1">Slc9a3<text:tab/>0.115871012312539<text:tab/>0.103630685768661<text:tab/>0.0980844604464247<text:tab/>0.101392426677314<text:tab/>0.100055153739953</text:p>
      <text:p text:style-name="P1">Slc9a3r1<text:tab/>38.5783940913888<text:tab/>36.7944291505439<text:tab/>61.1698526943331<text:tab/>67.5937894176282<text:tab/>58.4979683221171</text:p>
      <text:p text:style-name="P1">Slc9a3r2<text:tab/>49.47177281854<text:tab/>56.8737129806387<text:tab/>44.7888729919866<text:tab/>81.6982441458377<text:tab/>48.1541418983445</text:p>
      <text:p text:style-name="P1">Slc9a4<text:tab/>0.198380251122137<text:tab/>0.104212597249703<text:tab/>0.0977383289816906<text:tab/>0.102000012281361<text:tab/>0.0956120896516043</text:p>
      <text:p text:style-name="P1">Slc9a5<text:tab/>2.75848569945516<text:tab/>1.13489191049312<text:tab/>1.34377579773266<text:tab/>3.29722532541343<text:tab/>1.36773964704842</text:p>
      <text:p text:style-name="P1">Slc9a7<text:tab/>0.103933771121142<text:tab/>0.10330493628222<text:tab/>0.0979952785205257<text:tab/>0.101020019074265<text:tab/>0.0959986064385136</text:p>
      <text:p text:style-name="P1">Slc9a8<text:tab/>6.10228710189363<text:tab/>4.00348570602404<text:tab/>2.25259811721703<text:tab/>8.44288849568752<text:tab/>5.80724469162119</text:p>
      <text:p text:style-name="P1">Slc9a9<text:tab/>1.04345056033237<text:tab/>2.21398518026612<text:tab/>1.21425245969438<text:tab/>3.07871936814107<text:tab/>0.321902555325259</text:p>
      <text:p text:style-name="P1">Slc9b1<text:tab/>0.104247250201164<text:tab/>0.135150400095265<text:tab/>0.098181019652465<text:tab/>0.101938995693245<text:tab/>0.0960595065024246</text:p>
      <text:p text:style-name="P1">Slc9b2<text:tab/>0.383446086145897<text:tab/>1.35038650116569<text:tab/>0.122130236746876<text:tab/>0.136610727937963<text:tab/>0.0901064727250634</text:p>
      <text:p text:style-name="P1">Slc9c1<text:tab/>0.103933771121142<text:tab/>0.10330493628222<text:tab/>0.0979952785205257<text:tab/>0.101020019074265<text:tab/>0.0959986064385136</text:p>
      <text:p text:style-name="P1">Slco1a1<text:tab/>0.103933771121142<text:tab/>0.10330493628222<text:tab/>0.0979952785205257<text:tab/>0.101020019074265<text:tab/>0.0959986064385136</text:p>
      <text:p text:style-name="P1">Slco1a2<text:tab/>0.40571443375444<text:tab/>0.249654595433474<text:tab/>0.269334921960998<text:tab/>0.187175357608942<text:tab/>0.0975401060389324</text:p>
      <text:p text:style-name="P1">Slco1a5<text:tab/>0.311184612227196<text:tab/>0.114099723555414<text:tab/>0.107064843301876<text:tab/>0.134501988205559<text:tab/>0.0953182196043204</text:p>
      <text:p text:style-name="P1">Slco1a6<text:tab/>0.103933771121142<text:tab/>0.10330493628222<text:tab/>0.0979952785205257<text:tab/>0.101020019074265<text:tab/>0.0959986064385136</text:p>
      <text:p text:style-name="P1">Slco1b2<text:tab/>0.103933771121142<text:tab/>0.10330493628222<text:tab/>0.0979952785205257<text:tab/>0.101020019074265<text:tab/>0.0959986064385136</text:p>
      <text:p text:style-name="P1">Slco1c1<text:tab/>0.104946039466593<text:tab/>0.104970043127331<text:tab/>0.125160477994308<text:tab/>0.111474976672986<text:tab/>0.0964691813591579</text:p>
      <text:p text:style-name="P1">Slco2a1<text:tab/>0.377341695380991<text:tab/>3.07200651089294<text:tab/>0.396263862727001<text:tab/>16.3994356981349<text:tab/>2.11053919121358</text:p>
      <text:p text:style-name="P1">Slco2b1<text:tab/>0.103933771121142<text:tab/>0.10330493628222<text:tab/>0.0979952785205257<text:tab/>0.101020019074265<text:tab/>0.0959986064385136</text:p>
      <text:p text:style-name="P1">Slco3a1<text:tab/>30.9292405743622<text:tab/>36.794237838437<text:tab/>25.1555902071862<text:tab/>22.6531840916896<text:tab/>9.61233396112043</text:p>
      <text:p text:style-name="P1">Slco4a1<text:tab/>0.103933771121142<text:tab/>0.10330493628222<text:tab/>0.0979952785205257<text:tab/>0.101020019074265<text:tab/>0.0959986064385136</text:p>
      <text:p text:style-name="P1">Slco4c1<text:tab/>0.103933771121142<text:tab/>0.10330493628222<text:tab/>0.0979952785205257<text:tab/>0.101020019074265<text:tab/>0.0959986064385136</text:p>
      <text:p text:style-name="P1">Slco5a1<text:tab/>0.189481955717904<text:tab/>0.267307883534838<text:tab/>0.134806336960767<text:tab/>0.303992720903635<text:tab/>0.148441071876149</text:p>
      <text:p text:style-name="P1">Slco6b1<text:tab/>0.103933771121142<text:tab/>0.10330493628222<text:tab/>0.0979952785205257<text:tab/>0.101020019074265<text:tab/>0.0959986064385136</text:p>
      <text:p text:style-name="P1">Slco6c1<text:tab/>0.103933771121142<text:tab/>0.10330493628222<text:tab/>0.0979952785205257<text:tab/>0.101020019074265<text:tab/>0.0959986064385136</text:p>
      <text:p text:style-name="P1">Slco6d1<text:tab/>0.103933771121142<text:tab/>0.10330493628222<text:tab/>0.0979952785205257<text:tab/>0.101020019074265<text:tab/>0.0959986064385136</text:p>
      <text:p text:style-name="P1">Slfn13<text:tab/>19.2382231310731<text:tab/>30.0028715283288<text:tab/>11.4285350003357<text:tab/>24.8684492212432<text:tab/>11.4610233669378</text:p>
      <text:p text:style-name="P1">Slfn2<text:tab/>13.0047468913947<text:tab/>113.534171041625<text:tab/>61.2479063470165<text:tab/>59.0638665403652<text:tab/>82.040706124368</text:p>
      <text:p text:style-name="P1">Slfn3<text:tab/>16.4510558423643<text:tab/>21.2360179068688<text:tab/>5.34302025252382<text:tab/>22.4069466412258<text:tab/>0.574118588106372</text:p>
      <text:p text:style-name="P1">Slfnl1<text:tab/>1.09970650520836<text:tab/>0.680941986780311<text:tab/>0.420213847704167<text:tab/>2.47200818039905<text:tab/>0.199056871854962</text:p>
      <text:p text:style-name="P1">Slirp<text:tab/>12.7121211414834<text:tab/>15.0289128110388<text:tab/>11.2658615102441<text:tab/>19.0896121862302<text:tab/>15.1376591295231</text:p>
      <text:p text:style-name="P1">Slit1<text:tab/>0.103933771121142<text:tab/>0.10330493628222<text:tab/>0.0979952785205257<text:tab/>0.101020019074265<text:tab/>0.0959986064385136</text:p>
      <text:p text:style-name="P1">Slit2<text:tab/>10.6453977961282<text:tab/>10.05910172522<text:tab/>9.91363617760251<text:tab/>9.47500829841997<text:tab/>10.3934301832428</text:p>
      <text:p text:style-name="P1">Slit3<text:tab/>10.0366405951351<text:tab/>9.98612296129348<text:tab/>8.23478102283893<text:tab/>7.55273373578117<text:tab/>1.77970967143481</text:p>
      <text:p text:style-name="P1"><text:soft-page-break/>Slitrk1<text:tab/>0.103933771121142<text:tab/>0.10330493628222<text:tab/>0.0979952785205257<text:tab/>0.101020019074265<text:tab/>0.0959986064385136</text:p>
      <text:p text:style-name="P1">Slitrk2<text:tab/>0.228634708768831<text:tab/>0.105208238814951<text:tab/>0.0984483911015189<text:tab/>0.118702593937356<text:tab/>0.103135884408377</text:p>
      <text:p text:style-name="P1">Slitrk3<text:tab/>0.103933771121142<text:tab/>0.10330493628222<text:tab/>0.0979952785205257<text:tab/>0.101020019074265<text:tab/>0.0959986064385136</text:p>
      <text:p text:style-name="P1">Slitrk4<text:tab/>0.103933771121142<text:tab/>0.10330493628222<text:tab/>0.0979952785205257<text:tab/>0.101020019074265<text:tab/>0.0959986064385136</text:p>
      <text:p text:style-name="P1">Slitrk5<text:tab/>0.103949894120411<text:tab/>0.109638596383832<text:tab/>0.0979615383121125<text:tab/>0.101166359851113<text:tab/>0.0959283525675449</text:p>
      <text:p text:style-name="P1">Slitrk6<text:tab/>0.103933771121142<text:tab/>0.10330493628222<text:tab/>0.0979952785205257<text:tab/>0.101020019074265<text:tab/>0.0959986064385136</text:p>
      <text:p text:style-name="P1">Slk<text:tab/>18.7796308644356<text:tab/>29.1197236029787<text:tab/>21.8905563402679<text:tab/>26.9991678265595<text:tab/>27.1226672565466</text:p>
      <text:p text:style-name="P1">Slmap<text:tab/>33.3329642722645<text:tab/>22.9980809792384<text:tab/>17.3690458182072<text:tab/>38.8818956727517<text:tab/>29.683845616037</text:p>
      <text:p text:style-name="P1">Slmo1<text:tab/>4.00375003583187<text:tab/>3.14876268610797<text:tab/>2.72479741520084<text:tab/>7.27457364791685<text:tab/>4.7922676938905</text:p>
      <text:p text:style-name="P1">Slmo2<text:tab/>40.8053774970017<text:tab/>50.6295410702032<text:tab/>33.1900328995037<text:tab/>75.4933706543993<text:tab/>54.3526442398196</text:p>
      <text:p text:style-name="P1">Sln<text:tab/>0.103933771121142<text:tab/>0.10330493628222<text:tab/>0.0979952785205257<text:tab/>0.101020019074265<text:tab/>0.0959986064385136</text:p>
      <text:p text:style-name="P1">Slpi<text:tab/>0.103933771121142<text:tab/>0.10330493628222<text:tab/>0.0979952785205257<text:tab/>0.101020019074265<text:tab/>0.0959986064385136</text:p>
      <text:p text:style-name="P1">Slpil2<text:tab/>0.103933771121142<text:tab/>0.10330493628222<text:tab/>0.0979952785205257<text:tab/>0.101020019074265<text:tab/>0.0959986064385136</text:p>
      <text:p text:style-name="P1">Slpil3<text:tab/>0.103933771121142<text:tab/>0.10330493628222<text:tab/>0.0979952785205257<text:tab/>0.101020019074265<text:tab/>0.0959986064385136</text:p>
      <text:p text:style-name="P1">Slu7<text:tab/>30.6601234983579<text:tab/>18.1460533375366<text:tab/>13.2362220908125<text:tab/>30.7886411781818<text:tab/>27.2072488765597</text:p>
      <text:p text:style-name="P1">Slurp1<text:tab/>0.103933771121142<text:tab/>0.10330493628222<text:tab/>0.0979952785205257<text:tab/>0.101020019074265<text:tab/>0.0959986064385136</text:p>
      <text:p text:style-name="P1">Slx1b<text:tab/>7.70582390306255<text:tab/>4.21689957430974<text:tab/>3.09293179509678<text:tab/>8.62943546688392<text:tab/>5.08713232585539</text:p>
      <text:p text:style-name="P1">Slx4ip<text:tab/>0.646429858040035<text:tab/>0.393967037279986<text:tab/>0.31821808689885<text:tab/>0.857031317354987<text:tab/>0.439299690452291</text:p>
      <text:p text:style-name="P1">Smad1<text:tab/>14.8476412192373<text:tab/>21.1634361478733<text:tab/>12.8447800535838<text:tab/>16.9190902210225<text:tab/>13.0462493303963</text:p>
      <text:p text:style-name="P1">Smad2<text:tab/>26.9552113818196<text:tab/>24.6712345327193<text:tab/>20.0372680961267<text:tab/>31.2162849208249<text:tab/>16.4693533155497</text:p>
      <text:p text:style-name="P1">Smad3<text:tab/>13.1038309159885<text:tab/>16.7911763903765<text:tab/>14.2261688737337<text:tab/>18.6705124093389<text:tab/>19.5738952004374</text:p>
      <text:p text:style-name="P1">Smad4<text:tab/>33.9102157402814<text:tab/>28.4086975797052<text:tab/>27.0901057763426<text:tab/>43.1212173100719<text:tab/>34.5371511321855</text:p>
      <text:p text:style-name="P1">Smad5<text:tab/>16.7351529135414<text:tab/>20.0240564415633<text:tab/>16.4477816186671<text:tab/>20.6957914971218<text:tab/>15.0115025231194</text:p>
      <text:p text:style-name="P1">Smad6<text:tab/>14.8207802834873<text:tab/>0.896758858902594<text:tab/>8.52548881619409<text:tab/>15.5578479452154<text:tab/>7.12835245192917</text:p>
      <text:p text:style-name="P1">Smad7<text:tab/>14.5124574150512<text:tab/>38.1851418511834<text:tab/>26.0624235418019<text:tab/>15.5546527174063<text:tab/>8.64267189725005</text:p>
      <text:p text:style-name="P1">Smad9<text:tab/>0.514949535008788<text:tab/>0.10495427040992<text:tab/>0.0981828596850262<text:tab/>0.10327565005118<text:tab/>0.0955656288286174</text:p>
      <text:p text:style-name="P1">Smagp<text:tab/>0.886848128950765<text:tab/>0.540112608958625<text:tab/>0.206142204129138<text:tab/>3.06383980593079<text:tab/>0.598611051057234</text:p>
      <text:p text:style-name="P1">Smap2<text:tab/>21.0494700202394<text:tab/>56.7224543825682<text:tab/>35.6273163519062<text:tab/>55.4541594669436<text:tab/>29.80368030986</text:p>
      <text:p text:style-name="P1">Smarca1<text:tab/>1.67425683944067<text:tab/>2.75590977342699<text:tab/>0.619823141409298<text:tab/>2.82628973781953<text:tab/>0.10915406059955</text:p>
      <text:p text:style-name="P1">Smarca2<text:tab/>28.3636132288075<text:tab/>17.1753136975756<text:tab/>11.8871903120717<text:tab/>20.4872686634403<text:tab/>4.94585922748837</text:p>
      <text:p text:style-name="P1">Smarca4<text:tab/>34.8016659220234<text:tab/>32.8786648718101<text:tab/>21.612193354296<text:tab/>57.1387165923268<text:tab/>52.8823779212642</text:p>
      <text:p text:style-name="P1">Smarca5<text:tab/>18.2322068777898<text:tab/>45.1677234859312<text:tab/>60.7550280722244<text:tab/>31.0470364523273<text:tab/>53.473771335161</text:p>
      <text:p text:style-name="P1">Smarcad1<text:tab/>9.67427517953245<text:tab/>5.43292589274663<text:tab/>4.33092915981626<text:tab/>12.1416562978164<text:tab/>7.86590051772422</text:p>
      <text:p text:style-name="P1">Smarcal1<text:tab/>7.39493329865464<text:tab/>2.33470625685292<text:tab/>1.61430465589519<text:tab/>9.03131136539118<text:tab/>4.25486616416496</text:p>
      <text:p text:style-name="P1">Smarcb1<text:tab/>42.8666485487969<text:tab/>36.3700320119564<text:tab/>21.3299774011098<text:tab/>66.3224262642808<text:tab/>48.6243881868937</text:p>
      <text:p text:style-name="P1">Smarcc1<text:tab/>35.7762615866752<text:tab/>27.9408183448163<text:tab/>23.0249205643492<text:tab/>43.7179428569148<text:tab/>41.8391575843474</text:p>
      <text:p text:style-name="P1">Smarcd1<text:tab/>12.1173917372629<text:tab/>18.4966962808001<text:tab/>11.3678764563506<text:tab/>13.9090846348466<text:tab/>11.5293578990548</text:p>
      <text:p text:style-name="P1">Smarcd2<text:tab/>23.6856079352772<text:tab/>18.5451175553513<text:tab/>25.5984374050408<text:tab/>41.4244727857099<text:tab/>38.440067222407</text:p>
      <text:p text:style-name="P1">Smarcd3<text:tab/>60.0218389561706<text:tab/>61.2272908968464<text:tab/>15.4122200330988<text:tab/>40.986664143934<text:tab/>6.90594472571641</text:p>
      <text:p text:style-name="P1">Smarce1<text:tab/>76.0024145728518<text:tab/>67.3031746622709<text:tab/>56.0674460528652<text:tab/>88.8842372811692<text:tab/>63.4994342149656</text:p>
      <text:p text:style-name="P1">Smc1a<text:tab/>31.2747759390322<text:tab/>26.2864846566107<text:tab/>21.7813054774472<text:tab/>36.398017220004<text:tab/>29.9736742934455</text:p>
      <text:p text:style-name="P1">Smc1b<text:tab/>0.103933771121142<text:tab/>0.10330493628222<text:tab/>0.0979952785205257<text:tab/>0.101020019074265<text:tab/>0.0959986064385136</text:p>
      <text:p text:style-name="P1">Smc2<text:tab/>18.8832477924441<text:tab/>11.4239180078732<text:tab/>7.85635155237588<text:tab/>7.26922728574819<text:tab/>2.78743765266011</text:p>
      <text:p text:style-name="P1">Smc3<text:tab/>27.2896812410295<text:tab/>22.6422996819996<text:tab/>34.0583622830264<text:tab/>29.2927552531008<text:tab/>31.383222760312</text:p>
      <text:p text:style-name="P1">Smc4<text:tab/>35.0688379446343<text:tab/>20.8270292548394<text:tab/>16.3984990046572<text:tab/>18.0606944510201<text:tab/>10.1032525973142</text:p>
      <text:p text:style-name="P1">Smc5<text:tab/>10.2485590876235<text:tab/>9.05385195219234<text:tab/>9.24930989695437<text:tab/>11.1240792875405<text:tab/>11.2273196402739</text:p>
      <text:p text:style-name="P1">Smc6<text:tab/>29.3758010472046<text:tab/>18.9509815889212<text:tab/>26.0563448523026<text:tab/>31.1427533107835<text:tab/>25.6825360674214</text:p>
      <text:p text:style-name="P1">Smco4<text:tab/>13.7399048686377<text:tab/>16.3412796515586<text:tab/>5.24383031252448<text:tab/>16.0676920171217<text:tab/>6.02604053893953</text:p>
      <text:p text:style-name="P1">Smcp<text:tab/>0.103933771121142<text:tab/>0.10330493628222<text:tab/>0.0979952785205257<text:tab/>0.101020019074265<text:tab/>0.0959986064385136</text:p>
      <text:p text:style-name="P1">Smcr8<text:tab/>6.42989690224691<text:tab/>5.10610217368505<text:tab/>4.26723758134612<text:tab/>8.47026649013803<text:tab/>6.69545896061656</text:p>
      <text:p text:style-name="P1">Smg6<text:tab/>5.03928633538442<text:tab/>4.48599336700588<text:tab/>4.44947135964964<text:tab/>11.0344425064393<text:tab/>3.42449203542764</text:p>
      <text:p text:style-name="P1">Smg7<text:tab/>11.8814506535219<text:tab/>20.6030981716146<text:tab/>15.3304387631912<text:tab/>13.3891906602002<text:tab/>11.3496901920425</text:p>
      <text:p text:style-name="P1">Smg9<text:tab/>10.7915914536679<text:tab/>21.2689562998578<text:tab/>11.9755490646874<text:tab/>25.9905249848383<text:tab/>25.3198898686556</text:p>
      <text:p text:style-name="P1">Smgc<text:tab/>0.103933771121142<text:tab/>0.10330493628222<text:tab/>0.0979952785205257<text:tab/>0.101020019074265<text:tab/>0.0959986064385136</text:p>
      <text:p text:style-name="P1"><text:soft-page-break/>Smim1<text:tab/>24.3809805717357<text:tab/>6.39523680290303<text:tab/>6.59999347930158<text:tab/>38.552747453221<text:tab/>2.71602145055938</text:p>
      <text:p text:style-name="P1">Smim11<text:tab/>84.3654409280762<text:tab/>92.1751050258784<text:tab/>18.0890517643766<text:tab/>90.3030750017677<text:tab/>32.9888490716592</text:p>
      <text:p text:style-name="P1">Smim12<text:tab/>12.4183348150636<text:tab/>7.6674802391959<text:tab/>11.5272497917159<text:tab/>27.9637220213522<text:tab/>28.0918253778402</text:p>
      <text:p text:style-name="P1">Smim14<text:tab/>162.925493147264<text:tab/>181.788191717506<text:tab/>146.417429248097<text:tab/>215.017144351049<text:tab/>150.521122507957</text:p>
      <text:p text:style-name="P1">Smim15<text:tab/>18.7101693643631<text:tab/>10.0609048532807<text:tab/>6.25623878312521<text:tab/>19.43706260168<text:tab/>13.5427159443607</text:p>
      <text:p text:style-name="P1">Smim17<text:tab/>0.103933771121142<text:tab/>0.10330493628222<text:tab/>0.0979952785205257<text:tab/>0.101020019074265<text:tab/>0.0959986064385136</text:p>
      <text:p text:style-name="P1">Smim20<text:tab/>28.584836161678<text:tab/>14.7980690373501<text:tab/>7.2253773026095<text:tab/>30.9573828886042<text:tab/>19.4001732990566</text:p>
      <text:p text:style-name="P1">Smim22<text:tab/>0.103933771121142<text:tab/>0.10330493628222<text:tab/>0.0979952785205257<text:tab/>0.101020019074265<text:tab/>0.0959986064385136</text:p>
      <text:p text:style-name="P1">Smim23<text:tab/>0.103933771121142<text:tab/>0.10330493628222<text:tab/>0.0979952785205257<text:tab/>0.101020019074265<text:tab/>0.0959986064385136</text:p>
      <text:p text:style-name="P1">Smim3<text:tab/>7.97271174664058<text:tab/>19.4110308800475<text:tab/>4.14990050988907<text:tab/>28.4535004368152<text:tab/>12.4879898764626</text:p>
      <text:p text:style-name="P1">Smim5<text:tab/>0.305805842187324<text:tab/>0.137975857040635<text:tab/>0.0982294013092829<text:tab/>0.264838448901888<text:tab/>0.113042214444038</text:p>
      <text:p text:style-name="P1">Smim7<text:tab/>72.933351204114<text:tab/>80.8373598499311<text:tab/>60.4608378923619<text:tab/>96.0074828205027<text:tab/>78.4193792786043</text:p>
      <text:p text:style-name="P1">Smim8<text:tab/>10.1264692510442<text:tab/>7.10371949626143<text:tab/>4.2658163802339<text:tab/>16.4465787222537<text:tab/>6.45865268520149</text:p>
      <text:p text:style-name="P1">Smlr1<text:tab/>0.103933771121142<text:tab/>0.10330493628222<text:tab/>0.0979952785205257<text:tab/>0.101020019074265<text:tab/>0.0959986064385136</text:p>
      <text:p text:style-name="P1">Smn1<text:tab/>33.9284154313842<text:tab/>51.1671524039507<text:tab/>40.0658114818007<text:tab/>47.6514687714069<text:tab/>49.9680694371581</text:p>
      <text:p text:style-name="P1">Smndc1<text:tab/>18.1285151089512<text:tab/>24.7725666298712<text:tab/>11.1361321075413<text:tab/>24.0584905916435<text:tab/>14.1798064703209</text:p>
      <text:p text:style-name="P1">Smo<text:tab/>9.43410664129874<text:tab/>6.16388466366282<text:tab/>3.48371349218679<text:tab/>18.5482764190161<text:tab/>2.82616492007155</text:p>
      <text:p text:style-name="P1">Smoc1<text:tab/>639.728659821643<text:tab/>546.42799215234<text:tab/>391.891238877088<text:tab/>317.876147173371<text:tab/>82.4924380032721</text:p>
      <text:p text:style-name="P1">Smoc2<text:tab/>6.70238118386772<text:tab/>12.788087538044<text:tab/>7.68256998246904<text:tab/>40.8655086739387<text:tab/>1.68444856040708</text:p>
      <text:p text:style-name="P1">Smok2a<text:tab/>0.103933771121142<text:tab/>0.10330493628222<text:tab/>0.0979952785205257<text:tab/>0.101020019074265<text:tab/>0.0959986064385136</text:p>
      <text:p text:style-name="P1">Smox<text:tab/>0.120911803332938<text:tab/>0.48537466106391<text:tab/>0.543992967614359<text:tab/>0.691072221367155<text:tab/>0.410536400403779</text:p>
      <text:p text:style-name="P1">Smpd1<text:tab/>48.8087067984924<text:tab/>52.7237273280305<text:tab/>54.8535973122321<text:tab/>105.838024256262<text:tab/>70.5279115484758</text:p>
      <text:p text:style-name="P1">Smpd2<text:tab/>11.9629814451133<text:tab/>11.686368565345<text:tab/>8.25762207645704<text:tab/>23.9071428560613<text:tab/>11.5607982788011</text:p>
      <text:p text:style-name="P1">Smpd3<text:tab/>0.902554482340499<text:tab/>0.428091909663112<text:tab/>0.598513484240223<text:tab/>0.355136072518662<text:tab/>0.268431005986982</text:p>
      <text:p text:style-name="P1">Smpd4<text:tab/>13.5085060083897<text:tab/>10.7089024855142<text:tab/>3.38510176876559<text:tab/>13.4505728603824<text:tab/>5.97469567109106</text:p>
      <text:p text:style-name="P1">Smpd5<text:tab/>5.28807632829265<text:tab/>3.56098149344111<text:tab/>1.37345620581143<text:tab/>5.58854782080544<text:tab/>1.83877051697778</text:p>
      <text:p text:style-name="P1">Smpdl3a<text:tab/>0.22986759155469<text:tab/>0.21674516407344<text:tab/>0.367349306155545<text:tab/>0.624529509969573<text:tab/>0.0886264851667616</text:p>
      <text:p text:style-name="P1">Smpdl3b<text:tab/>5.28717415432856<text:tab/>4.36457303951168<text:tab/>3.00509591909821<text:tab/>14.5665566503841<text:tab/>5.60297596562959</text:p>
      <text:p text:style-name="P1">Smptb<text:tab/>0.104237511541684<text:tab/>0.103803609185716<text:tab/>0.114599008881939<text:tab/>0.1016650693772<text:tab/>0.0960884321833958</text:p>
      <text:p text:style-name="P1">Smpx<text:tab/>0.103933771121142<text:tab/>0.10330493628222<text:tab/>0.0979952785205257<text:tab/>0.101020019074265<text:tab/>0.0959986064385136</text:p>
      <text:p text:style-name="P1">Smr3a<text:tab/>0.103933771121142<text:tab/>0.10330493628222<text:tab/>0.0979952785205257<text:tab/>0.101020019074265<text:tab/>0.0959986064385136</text:p>
      <text:p text:style-name="P1">Sms<text:tab/>28.4983767946413<text:tab/>35.6522105213643<text:tab/>44.641187990049<text:tab/>40.5106216214611<text:tab/>33.5717278440483</text:p>
      <text:p text:style-name="P1">Smtn<text:tab/>46.7972565386832<text:tab/>53.5576395485579<text:tab/>54.0800578953764<text:tab/>44.2315459959977<text:tab/>20.2857547326842</text:p>
      <text:p text:style-name="P1">Smtnl1<text:tab/>0.103933771121142<text:tab/>0.10330493628222<text:tab/>0.0979952785205257<text:tab/>0.101020019074265<text:tab/>0.0959986064385136</text:p>
      <text:p text:style-name="P1">Smtnl2<text:tab/>5.08017743687094<text:tab/>0.75197876055547<text:tab/>4.34584380793354<text:tab/>3.47375557528098<text:tab/>1.69111221505116</text:p>
      <text:p text:style-name="P1">Smu1<text:tab/>47.1777438367446<text:tab/>55.661229537489<text:tab/>26.5035743186048<text:tab/>63.3610100692573<text:tab/>43.9609129298674</text:p>
      <text:p text:style-name="P1">Smug1<text:tab/>7.07543103703476<text:tab/>3.03811466035604<text:tab/>2.41101100744031<text:tab/>5.78328221739897<text:tab/>5.64132311194871</text:p>
      <text:p text:style-name="P1">Smurf1<text:tab/>19.1511600067458<text:tab/>28.6280604156911<text:tab/>19.7785143697298<text:tab/>24.0206695765841<text:tab/>12.0533498747523</text:p>
      <text:p text:style-name="P1">Smurf2<text:tab/>34.7898650677817<text:tab/>26.3430250561661<text:tab/>25.9346302767858<text:tab/>46.0924750829892<text:tab/>23.238148284519</text:p>
      <text:p text:style-name="P1">Smyd1<text:tab/>0.103933771121142<text:tab/>0.10330493628222<text:tab/>0.0979952785205257<text:tab/>0.101020019074265<text:tab/>0.0959986064385136</text:p>
      <text:p text:style-name="P1">Smyd2<text:tab/>45.7000837094943<text:tab/>51.8634904108389<text:tab/>31.6633301432469<text:tab/>65.4399786302532<text:tab/>48.7270859837078</text:p>
      <text:p text:style-name="P1">Smyd3<text:tab/>6.6337888253361<text:tab/>4.68413063239749<text:tab/>5.60136780487718<text:tab/>7.41925945563849<text:tab/>10.3034132877322</text:p>
      <text:p text:style-name="P1">Smyd4<text:tab/>1.52640567927179<text:tab/>0.182040932494078<text:tab/>0.102372630509515<text:tab/>1.31488006082215<text:tab/>0.404479709141728</text:p>
      <text:p text:style-name="P1">Smyd5<text:tab/>12.7228375592154<text:tab/>13.2387202456578<text:tab/>2.30939088967419<text:tab/>13.2231135415707<text:tab/>3.96889074679821</text:p>
      <text:p text:style-name="P1">Snai1<text:tab/>10.7037096376135<text:tab/>39.6377750579358<text:tab/>34.6107976533816<text:tab/>18.2574189459132<text:tab/>7.19702813550257</text:p>
      <text:p text:style-name="P1">Snai2<text:tab/>33.4831354139165<text:tab/>13.6780957049827<text:tab/>16.0115594563304<text:tab/>53.1489705231206<text:tab/>16.5639187973301</text:p>
      <text:p text:style-name="P1">Snai3<text:tab/>0.148185560349226<text:tab/>0.185291616872281<text:tab/>0.314649018085821<text:tab/>0.23091040580812<text:tab/>0.176650881286263</text:p>
      <text:p text:style-name="P1">Snap23<text:tab/>20.5588621417808<text:tab/>26.0877118114607<text:tab/>23.2849654793184<text:tab/>23.044550236896<text:tab/>22.6985327383066</text:p>
      <text:p text:style-name="P1">Snap25<text:tab/>0.103933771121142<text:tab/>0.10330493628222<text:tab/>0.0979952785205257<text:tab/>0.101020019074265<text:tab/>0.0959986064385136</text:p>
      <text:p text:style-name="P1">Snap29<text:tab/>16.5850467024633<text:tab/>14.0127320656866<text:tab/>18.1896621341599<text:tab/>25.487008075939<text:tab/>18.511565483778</text:p>
      <text:p text:style-name="P1">Snap47<text:tab/>10.6905072578841<text:tab/>2.28412423018773<text:tab/>3.67711891942249<text:tab/>10.9654089794773<text:tab/>13.3800334302722</text:p>
      <text:p text:style-name="P1">Snap91<text:tab/>0.133334613183511<text:tab/>0.778969583908925<text:tab/>0.101257231266122<text:tab/>0.170786474503858<text:tab/>0.104193341622264</text:p>
      <text:p text:style-name="P1">Snapc1<text:tab/>8.02794726861241<text:tab/>7.50951095043747<text:tab/>7.74642502994453<text:tab/>8.81882911396611<text:tab/>10.4467883667286</text:p>
      <text:p text:style-name="P1">Snapc2<text:tab/>16.6559010923737<text:tab/>20.2345760951151<text:tab/>14.078549209951<text:tab/>31.2218369162423<text:tab/>17.1230182942667</text:p>
      <text:p text:style-name="P1"><text:soft-page-break/>Snapc3<text:tab/>56.0035266528113<text:tab/>51.7222089122636<text:tab/>23.4631428092862<text:tab/>50.3161323436548<text:tab/>26.4511670407944</text:p>
      <text:p text:style-name="P1">Snapc5<text:tab/>9.35658407908795<text:tab/>4.53328482836516<text:tab/>3.49525272917626<text:tab/>10.8392882452722<text:tab/>10.3688602855266</text:p>
      <text:p text:style-name="P1">Snapin<text:tab/>51.8057304784121<text:tab/>38.0422288390956<text:tab/>27.1876180418349<text:tab/>56.7513359234499<text:tab/>40.8362727944743</text:p>
      <text:p text:style-name="P1">Snca<text:tab/>0.103933771121142<text:tab/>0.10330493628222<text:tab/>0.0979952785205257<text:tab/>0.101020019074265<text:tab/>0.0959986064385136</text:p>
      <text:p text:style-name="P1">Sncaip<text:tab/>0.103933771121142<text:tab/>0.10330493628222<text:tab/>0.0979952785205257<text:tab/>0.101020019074265<text:tab/>0.0959986064385136</text:p>
      <text:p text:style-name="P1">Sncb<text:tab/>0.10552194169252<text:tab/>0.106200432574386<text:tab/>0.126626636089646<text:tab/>0.10441643581295<text:tab/>0.157295059944043</text:p>
      <text:p text:style-name="P1">Sncg<text:tab/>0.158991624555322<text:tab/>0.312396637245547<text:tab/>0.993210554352039<text:tab/>2.77784080059862<text:tab/>0.0888448535455747</text:p>
      <text:p text:style-name="P1">Snd1<text:tab/>103.938620987812<text:tab/>102.52335074869<text:tab/>100.677823222228<text:tab/>180.841924187881<text:tab/>107.487468128911</text:p>
      <text:p text:style-name="P1">Sned1<text:tab/>0.156036934143205<text:tab/>0.12437611363119<text:tab/>0.243582047773799<text:tab/>0.128107368484666<text:tab/>0.183864061134118</text:p>
      <text:p text:style-name="P1">Snf8<text:tab/>100.379431157672<text:tab/>111.514062837274<text:tab/>73.5677012828676<text:tab/>161.27455974397<text:tab/>140.308848041031</text:p>
      <text:p text:style-name="P1">Snhg11<text:tab/>0.104398434352823<text:tab/>0.119473393043722<text:tab/>0.0983344490674019<text:tab/>0.10257771067454<text:tab/>0.136447875312071</text:p>
      <text:p text:style-name="P1">Snhg4<text:tab/>17.7551928829216<text:tab/>10.916793321275<text:tab/>15.9697984568184<text:tab/>9.34956869954392<text:tab/>21.2115111945183</text:p>
      <text:p text:style-name="P1">Snip1<text:tab/>0.360039258222062<text:tab/>0.418718022552855<text:tab/>8.61252637570272<text:tab/>1.19989384016914<text:tab/>0.44013372992429</text:p>
      <text:p text:style-name="P1">Snn<text:tab/>10.4816901221878<text:tab/>9.28263380705378<text:tab/>13.224539348928<text:tab/>18.6162927024623<text:tab/>9.04781855757356</text:p>
      <text:p text:style-name="P1">Snph<text:tab/>0.10447391711222<text:tab/>0.109147065712909<text:tab/>0.0983590658526776<text:tab/>0.106955487186136<text:tab/>0.108043871728018</text:p>
      <text:p text:style-name="P1">Snrk<text:tab/>6.25294434714255<text:tab/>4.87278430805582<text:tab/>11.9034065562697<text:tab/>7.40593693699875<text:tab/>7.63850617362482</text:p>
      <text:p text:style-name="P1">Snrnp200<text:tab/>32.7600800557643<text:tab/>35.1730003132366<text:tab/>21.0122727922927<text:tab/>43.5343779205157<text:tab/>35.5071261819936</text:p>
      <text:p text:style-name="P1">Snrnp27<text:tab/>25.52557903222<text:tab/>19.6231731681717<text:tab/>9.69777832870983<text:tab/>34.9988946162483<text:tab/>26.9830273471907</text:p>
      <text:p text:style-name="P1">Snrnp35<text:tab/>27.3799236160479<text:tab/>11.1182012944485<text:tab/>5.57001688263377<text:tab/>26.2045203544408<text:tab/>9.61665628340141</text:p>
      <text:p text:style-name="P1">Snrnp40<text:tab/>23.8923387182774<text:tab/>32.0286213888673<text:tab/>19.0692491112813<text:tab/>25.1484133826832<text:tab/>19.3179405152178</text:p>
      <text:p text:style-name="P1">Snrnp48<text:tab/>13.5087708054938<text:tab/>17.8851077411517<text:tab/>19.8772857208643<text:tab/>16.9616430165507<text:tab/>26.2053822533219</text:p>
      <text:p text:style-name="P1">Snrnp70<text:tab/>138.807902797385<text:tab/>145.511836267225<text:tab/>123.223047572496<text:tab/>143.913706409613<text:tab/>142.687878423285</text:p>
      <text:p text:style-name="P1">Snrpa<text:tab/>28.1685657426082<text:tab/>39.4116074284641<text:tab/>17.4075233168534<text:tab/>40.3560973119225<text:tab/>37.6262158025305</text:p>
      <text:p text:style-name="P1">Snrpa1<text:tab/>41.0707670176962<text:tab/>52.6570272908737<text:tab/>27.6741529960461<text:tab/>37.0667284434034<text:tab/>34.9743671011411</text:p>
      <text:p text:style-name="P1">Snrpb<text:tab/>151.740338659552<text:tab/>191.933733036899<text:tab/>131.697554402539<text:tab/>198.93278357386<text:tab/>165.764570622848</text:p>
      <text:p text:style-name="P1">Snrpb2<text:tab/>79.949432602859<text:tab/>93.5655859697963<text:tab/>43.7867114703449<text:tab/>97.8806336147713<text:tab/>52.8135642515152</text:p>
      <text:p text:style-name="P1">Snrpc<text:tab/>46.8909341214884<text:tab/>65.4063864758339<text:tab/>40.3872211774466<text:tab/>52.6033955432043<text:tab/>41.3239653465119</text:p>
      <text:p text:style-name="P1">Snrpd1<text:tab/>80.3617510598903<text:tab/>94.6279867382283<text:tab/>58.9940198693716<text:tab/>88.5718947549734<text:tab/>72.9456239016136</text:p>
      <text:p text:style-name="P1">Snrpd2<text:tab/>275.600141464634<text:tab/>317.76801753666<text:tab/>273.071880235851<text:tab/>415.146722041475<text:tab/>276.751077126883</text:p>
      <text:p text:style-name="P1">Snrpe<text:tab/>352.277691399053<text:tab/>405.992984191305<text:tab/>297.604570657546<text:tab/>369.256569535981<text:tab/>306.551204129139</text:p>
      <text:p text:style-name="P1">Snrpf<text:tab/>69.7159957289049<text:tab/>85.9855179380591<text:tab/>63.3616076002834<text:tab/>79.9820935620327<text:tab/>66.0136854437375</text:p>
      <text:p text:style-name="P1">Snrpg<text:tab/>191.080914845361<text:tab/>200.221617692904<text:tab/>110.327165233133<text:tab/>209.488019407133<text:tab/>106.260205345028</text:p>
      <text:p text:style-name="P1">Snrpn<text:tab/>2.10786692989132<text:tab/>0.506269662071425<text:tab/>0.251464327289775<text:tab/>1.00925509685741<text:tab/>0.792787496169535</text:p>
      <text:p text:style-name="P1">Snta1<text:tab/>17.5776182916549<text:tab/>17.6776890399741<text:tab/>21.8239547155862<text:tab/>21.281655362253<text:tab/>23.8765519763539</text:p>
      <text:p text:style-name="P1">Sntb1<text:tab/>12.2612197355062<text:tab/>7.49734854483708<text:tab/>1.46279595239722<text:tab/>16.6752558291197<text:tab/>2.26726501437319</text:p>
      <text:p text:style-name="P1">Sntb2<text:tab/>3.29956716174089<text:tab/>3.85965308742349<text:tab/>3.70795129145089<text:tab/>5.70861865429322<text:tab/>2.49637886921735</text:p>
      <text:p text:style-name="P1">Sntg1<text:tab/>0.104299532563789<text:tab/>0.103900526270946<text:tab/>0.0981634850041164<text:tab/>0.117465953576042<text:tab/>0.0960676119214986</text:p>
      <text:p text:style-name="P1">Sntg2<text:tab/>0.205653007691457<text:tab/>0.10422263918848<text:tab/>0.09815340210447<text:tab/>0.102153908413971<text:tab/>0.0957353526590076</text:p>
      <text:p text:style-name="P1">Sntn<text:tab/>0.103933771121142<text:tab/>0.10330493628222<text:tab/>0.0979952785205257<text:tab/>0.101020019074265<text:tab/>0.0959986064385136</text:p>
      <text:p text:style-name="P1">Snupn<text:tab/>8.44987207866547<text:tab/>4.77676561607846<text:tab/>3.52956936228047<text:tab/>13.0733766430035<text:tab/>16.1044617286169</text:p>
      <text:p text:style-name="P1">Snurf<text:tab/>14.4101675919189<text:tab/>16.4193061184312<text:tab/>12.2487755538268<text:tab/>16.9387543581325<text:tab/>14.2434734347934</text:p>
      <text:p text:style-name="P1">Snw1<text:tab/>31.4921249751326<text:tab/>25.7844633334768<text:tab/>22.6727620285411<text:tab/>43.313435299459<text:tab/>33.7499161361622</text:p>
      <text:p text:style-name="P1">Snx1<text:tab/>46.1759793555043<text:tab/>37.8100134616623<text:tab/>25.7144086153745<text:tab/>73.7521349287116<text:tab/>48.6372450741121</text:p>
      <text:p text:style-name="P1">Snx10<text:tab/>32.6765166175534<text:tab/>23.4464574302997<text:tab/>15.2074375885429<text:tab/>49.5120477267621<text:tab/>32.4953321676207</text:p>
      <text:p text:style-name="P1">Snx11<text:tab/>14.1874453880192<text:tab/>13.9599142381607<text:tab/>12.2335147785114<text:tab/>15.6883865774016<text:tab/>18.8031944816895</text:p>
      <text:p text:style-name="P1">Snx12<text:tab/>76.4084104179646<text:tab/>72.9528394416334<text:tab/>49.2580435416607<text:tab/>103.083366333121<text:tab/>65.7759880965072</text:p>
      <text:p text:style-name="P1">Snx13<text:tab/>14.9200932030498<text:tab/>7.93637901940196<text:tab/>6.4004974515676<text:tab/>19.646479711492<text:tab/>12.978146019054</text:p>
      <text:p text:style-name="P1">Snx14<text:tab/>17.3330796258065<text:tab/>17.5314730665449<text:tab/>14.5125000275551<text:tab/>20.9823592875085<text:tab/>11.5610868883354</text:p>
      <text:p text:style-name="P1">Snx15<text:tab/>9.73344906888939<text:tab/>13.9923115894629<text:tab/>11.1918982883385<text:tab/>15.8516052402222<text:tab/>14.5070860262199</text:p>
      <text:p text:style-name="P1">Snx16<text:tab/>5.41663295617463<text:tab/>6.80168383520711<text:tab/>3.77196462167506<text:tab/>4.88135903252478<text:tab/>2.91931776684855</text:p>
      <text:p text:style-name="P1">Snx17<text:tab/>36.879185027748<text:tab/>36.3263506344399<text:tab/>24.2835548244428<text:tab/>52.6813121183203<text:tab/>44.5315823991599</text:p>
      <text:p text:style-name="P1">Snx18<text:tab/>29.8995561350968<text:tab/>93.8942365832974<text:tab/>97.2559427000079<text:tab/>36.2132520426775<text:tab/>28.4343781558848</text:p>
      <text:p text:style-name="P1">Snx19<text:tab/>9.72893959954992<text:tab/>7.21327534773303<text:tab/>3.53609544493108<text:tab/>10.7154750091033<text:tab/>7.04166884519353</text:p>
      <text:p text:style-name="P1">Snx2<text:tab/>47.7473528830042<text:tab/>56.269100566664<text:tab/>50.7067061211702<text:tab/>73.547638383845<text:tab/>67.5829980178197</text:p>
      <text:p text:style-name="P1"><text:soft-page-break/>Snx20<text:tab/>0.103567615987118<text:tab/>0.104160000654472<text:tab/>0.0975041775444785<text:tab/>0.186266596639233<text:tab/>0.0951128448811771</text:p>
      <text:p text:style-name="P1">Snx22<text:tab/>0.104970431007895<text:tab/>0.140566859707082<text:tab/>0.295972824693426<text:tab/>0.152765191437134<text:tab/>0.15535548712815</text:p>
      <text:p text:style-name="P1">Snx24<text:tab/>10.2658974025034<text:tab/>17.0458836972928<text:tab/>6.30053827700413<text:tab/>28.6193337152564<text:tab/>9.79893997369656</text:p>
      <text:p text:style-name="P1">Snx27<text:tab/>10.5762194809834<text:tab/>7.9639710686134<text:tab/>5.61680727195465<text:tab/>15.1021277850785<text:tab/>6.12277254033427</text:p>
      <text:p text:style-name="P1">Snx29<text:tab/>3.71711692163505<text:tab/>3.67937168634019<text:tab/>3.75156057143989<text:tab/>9.08958112866091<text:tab/>5.77353999229472</text:p>
      <text:p text:style-name="P1">Snx3<text:tab/>107.844917040202<text:tab/>132.604714272101<text:tab/>93.9482695413391<text:tab/>182.851265765486<text:tab/>105.009025284011</text:p>
      <text:p text:style-name="P1">Snx30<text:tab/>6.83047367725329<text:tab/>10.9678643837518<text:tab/>5.94092258714782<text:tab/>6.91235680229963<text:tab/>3.29700736927647</text:p>
      <text:p text:style-name="P1">Snx33<text:tab/>12.8936242144742<text:tab/>4.65192118316093<text:tab/>5.70264580108287<text:tab/>20.1293267607464<text:tab/>8.45386383091557</text:p>
      <text:p text:style-name="P1">Snx4<text:tab/>32.1885869596012<text:tab/>33.6259876090181<text:tab/>30.0004229808746<text:tab/>34.9285849415247<text:tab/>27.3913579007955</text:p>
      <text:p text:style-name="P1">Snx5<text:tab/>37.9674876593501<text:tab/>42.9292588295246<text:tab/>73.5678474512794<text:tab/>55.9918675602629<text:tab/>111.486933633416</text:p>
      <text:p text:style-name="P1">Snx6<text:tab/>42.5776157469557<text:tab/>44.0499233215579<text:tab/>33.4200081916988<text:tab/>67.9203759020543<text:tab/>47.0570363297522</text:p>
      <text:p text:style-name="P1">Snx7<text:tab/>18.4255192391185<text:tab/>32.7806144117701<text:tab/>23.8822944021669<text:tab/>37.2551751868071<text:tab/>21.808230327734</text:p>
      <text:p text:style-name="P1">Snx8<text:tab/>12.0446521944599<text:tab/>7.60142958643515<text:tab/>6.92405253272384<text:tab/>15.8581362498735<text:tab/>15.6255673490231</text:p>
      <text:p text:style-name="P1">Snx9<text:tab/>24.857904713141<text:tab/>43.4597091612582<text:tab/>24.6251021679964<text:tab/>45.4135248376371<text:tab/>16.5911832241847</text:p>
      <text:p text:style-name="P1">Soat1<text:tab/>36.0018717327516<text:tab/>95.6949504907874<text:tab/>111.634165248811<text:tab/>69.8701668317078<text:tab/>80.4663800325941</text:p>
      <text:p text:style-name="P1">Soat2<text:tab/>0.105318370060346<text:tab/>0.250225138656461<text:tab/>0.15216876640854<text:tab/>0.10543000616578<text:tab/>0.105787058089802</text:p>
      <text:p text:style-name="P1">Sobp<text:tab/>0.240685245157487<text:tab/>0.107234976252121<text:tab/>0.333524176549179<text:tab/>0.562591552527841<text:tab/>0.0967240678997287</text:p>
      <text:p text:style-name="P1">Socs1<text:tab/>0.730447664703212<text:tab/>4.06687813613812<text:tab/>14.215065216347<text:tab/>1.089551006647<text:tab/>1.09983157920132</text:p>
      <text:p text:style-name="P1">Socs2<text:tab/>0.318328006530342<text:tab/>3.26819694754479<text:tab/>1.95729925802069<text:tab/>2.941550364668<text:tab/>1.1675778547054</text:p>
      <text:p text:style-name="P1">Socs3<text:tab/>4.44860204471602<text:tab/>39.355001304631<text:tab/>50.3478308890235<text:tab/>12.6115677598977<text:tab/>7.20379229176032</text:p>
      <text:p text:style-name="P1">Socs4<text:tab/>4.49119531557951<text:tab/>7.40909779521705<text:tab/>6.04555243414725<text:tab/>9.07203659245211<text:tab/>4.67641056852722</text:p>
      <text:p text:style-name="P1">Socs5<text:tab/>12.4223308528295<text:tab/>95.4123347603567<text:tab/>38.9013753485973<text:tab/>59.0430727134044<text:tab/>38.7980010230269</text:p>
      <text:p text:style-name="P1">Socs6<text:tab/>6.39632854710019<text:tab/>13.1807988581641<text:tab/>13.7126491055944<text:tab/>10.0318347103233<text:tab/>9.14292031021152</text:p>
      <text:p text:style-name="P1">Sod1<text:tab/>385.526159550211<text:tab/>440.579010731264<text:tab/>561.338379575223<text:tab/>817.471277825202<text:tab/>1019.37854822374</text:p>
      <text:p text:style-name="P1">Sod2<text:tab/>36.8541704003846<text:tab/>82.151747028823<text:tab/>131.320565133178<text:tab/>53.247117760366<text:tab/>84.7640167939964</text:p>
      <text:p text:style-name="P1">Sod3<text:tab/>253.014408281638<text:tab/>271.281181958661<text:tab/>223.144960770084<text:tab/>680.797206857706<text:tab/>147.304285961115</text:p>
      <text:p text:style-name="P1">Sohlh1<text:tab/>0.103933771121142<text:tab/>0.10330493628222<text:tab/>0.0979952785205257<text:tab/>0.101020019074265<text:tab/>0.0959986064385136</text:p>
      <text:p text:style-name="P1">Sohlh2<text:tab/>0.103933771121142<text:tab/>0.10330493628222<text:tab/>0.0979952785205257<text:tab/>0.101020019074265<text:tab/>0.0959986064385136</text:p>
      <text:p text:style-name="P1">Son<text:tab/>40.9668808308315<text:tab/>45.2276665661372<text:tab/>39.9210232240935<text:tab/>44.9382413056417<text:tab/>39.0218973512945</text:p>
      <text:p text:style-name="P1">Sorbs2<text:tab/>52.977921088359<text:tab/>39.9614329860758<text:tab/>4.82391124121801<text:tab/>30.8261344348616<text:tab/>1.79443609473485</text:p>
      <text:p text:style-name="P1">Sorbs3<text:tab/>36.2776810146567<text:tab/>21.0478075865333<text:tab/>8.48134566071896<text:tab/>46.2695765372562<text:tab/>5.20567805823249</text:p>
      <text:p text:style-name="P1">Sorcs1<text:tab/>0.112736721257507<text:tab/>0.111017152014234<text:tab/>0.0987155189936084<text:tab/>0.103193360764317<text:tab/>0.134870881966575</text:p>
      <text:p text:style-name="P1">Sorcs2<text:tab/>0.223430220012234<text:tab/>0.468061519195127<text:tab/>0.298678141571292<text:tab/>2.44466837642763<text:tab/>0.264907927895396</text:p>
      <text:p text:style-name="P1">Sorcs3<text:tab/>0.103933771121142<text:tab/>0.10330493628222<text:tab/>0.0979952785205257<text:tab/>0.101020019074265<text:tab/>0.0959986064385136</text:p>
      <text:p text:style-name="P1">Sord<text:tab/>88.5880959577564<text:tab/>66.7276162379881<text:tab/>53.2638006915977<text:tab/>68.3131876403601<text:tab/>40.3935425330491</text:p>
      <text:p text:style-name="P1">Sorl1<text:tab/>0.422143676995675<text:tab/>0.184209530311243<text:tab/>0.32478990113716<text:tab/>0.571316316375884<text:tab/>0.0892698317541846</text:p>
      <text:p text:style-name="P1">Sort1<text:tab/>29.4428123591<text:tab/>22.3116657201913<text:tab/>24.1770111151029<text:tab/>26.3521202749478<text:tab/>15.933136451345</text:p>
      <text:p text:style-name="P1">Sos1<text:tab/>7.05285966979661<text:tab/>7.50904841509239<text:tab/>10.3015597132574<text:tab/>10.3136990183526<text:tab/>8.1346725501234</text:p>
      <text:p text:style-name="P1">Sos2<text:tab/>5.64945496017285<text:tab/>3.36593602544253<text:tab/>3.86610328366013<text:tab/>6.15098511865271<text:tab/>4.96694185407275</text:p>
      <text:p text:style-name="P1">Sost<text:tab/>0.103933771121142<text:tab/>0.10330493628222<text:tab/>0.0979952785205257<text:tab/>0.101020019074265<text:tab/>0.0959986064385136</text:p>
      <text:p text:style-name="P1">Sostdc1<text:tab/>0.103933771121142<text:tab/>0.10330493628222<text:tab/>0.0979952785205257<text:tab/>0.101020019074265<text:tab/>0.0959986064385136</text:p>
      <text:p text:style-name="P1">Sowahc<text:tab/>8.72267692098161<text:tab/>11.1308998577787<text:tab/>18.1102365959125<text:tab/>6.09844217646654<text:tab/>5.12426697994227</text:p>
      <text:p text:style-name="P1">Sowahd<text:tab/>0.10412604479042<text:tab/>0.11881613608407<text:tab/>0.0981104185590311<text:tab/>0.101554043076091<text:tab/>0.0960366731078154</text:p>
      <text:p text:style-name="P1">Sox10<text:tab/>0.103933771121142<text:tab/>0.10330493628222<text:tab/>0.0979952785205257<text:tab/>0.101020019074265<text:tab/>0.0959986064385136</text:p>
      <text:p text:style-name="P1">Sox11<text:tab/>1.62425749609948<text:tab/>2.84553515680078<text:tab/>9.13018285374043<text:tab/>1.41969092735983<text:tab/>3.08319001227244</text:p>
      <text:p text:style-name="P1">Sox12<text:tab/>18.0221266939313<text:tab/>10.7372285065994<text:tab/>6.8711976317266<text:tab/>30.6415512614626<text:tab/>5.27960932549324</text:p>
      <text:p text:style-name="P1">Sox13<text:tab/>2.71289063913934<text:tab/>4.13815476957301<text:tab/>6.76633551614856<text:tab/>4.10345225591559<text:tab/>3.89194519194893</text:p>
      <text:p text:style-name="P1">Sox14<text:tab/>0.103933771121142<text:tab/>0.10330493628222<text:tab/>0.0979952785205257<text:tab/>0.101020019074265<text:tab/>0.0959986064385136</text:p>
      <text:p text:style-name="P1">Sox15<text:tab/>2.1717444973516<text:tab/>6.30674769940787<text:tab/>3.81503287885335<text:tab/>4.651507378987<text:tab/>6.3173261656073</text:p>
      <text:p text:style-name="P1">Sox17<text:tab/>0.103933771121142<text:tab/>0.10330493628222<text:tab/>0.0979952785205257<text:tab/>0.101020019074265<text:tab/>0.0959986064385136</text:p>
      <text:p text:style-name="P1">Sox18<text:tab/>0.104102452205568<text:tab/>0.163265338576136<text:tab/>0.0978548259185876<text:tab/>0.102017478605964<text:tab/>0.0956200274421175</text:p>
      <text:p text:style-name="P1">Sox2<text:tab/>0.103933771121142<text:tab/>0.10330493628222<text:tab/>0.0979952785205257<text:tab/>0.101020019074265<text:tab/>0.0959986064385136</text:p>
      <text:p text:style-name="P1">Sox4<text:tab/>31.0144912104713<text:tab/>5.61978495105077<text:tab/>10.5706255390486<text:tab/>33.7011412586144<text:tab/>37.4503791846933</text:p>
      <text:p text:style-name="P1">Sox5<text:tab/>0.253774777096308<text:tab/>0.168589476938002<text:tab/>0.0916715493073578<text:tab/>1.12401712935874<text:tab/>0.100796752012671</text:p>
      <text:p text:style-name="P1"><text:soft-page-break/>Sox6<text:tab/>0.104160136070487<text:tab/>0.103663106142044<text:tab/>0.0980985117047222<text:tab/>0.109998368412969<text:tab/>0.0960414509099093</text:p>
      <text:p text:style-name="P1">Sox7<text:tab/>0.104116338154167<text:tab/>0.300397470963721<text:tab/>0.169723572546873<text:tab/>0.420445614741096<text:tab/>0.14371296830496</text:p>
      <text:p text:style-name="P1">Sox8<text:tab/>0.134146568204782<text:tab/>1.66283815565312<text:tab/>1.37952437727869<text:tab/>0.276484610384883<text:tab/>0.552234767492191</text:p>
      <text:p text:style-name="P1">Sox9<text:tab/>12.259824520312<text:tab/>141.882837744243<text:tab/>60.9020176067451<text:tab/>28.630618217349<text:tab/>16.0864353833367</text:p>
      <text:p text:style-name="P1">Sp1<text:tab/>10.4307945776352<text:tab/>13.9969079719069<text:tab/>9.45664088678495<text:tab/>11.8934415677314<text:tab/>8.00225964662955</text:p>
      <text:p text:style-name="P1">Sp100<text:tab/>22.2536393827854<text:tab/>18.5284908220395<text:tab/>5.24546128884812<text:tab/>19.9720127907206<text:tab/>11.0973857803997</text:p>
      <text:p text:style-name="P1">Sp110<text:tab/>19.5617476742202<text:tab/>44.0081871828104<text:tab/>18.8826454114898<text:tab/>38.5464313137108<text:tab/>13.5817170659291</text:p>
      <text:p text:style-name="P1">Sp140<text:tab/>13.3620824001014<text:tab/>28.9692836623985<text:tab/>15.5815988294921<text:tab/>18.9353648102982<text:tab/>9.3769035871327</text:p>
      <text:p text:style-name="P1">Sp2<text:tab/>10.8802404718092<text:tab/>6.30912848201845<text:tab/>3.89286347917481<text:tab/>11.0429281041456<text:tab/>5.01476159400213</text:p>
      <text:p text:style-name="P1">Sp4<text:tab/>1.96318377720489<text:tab/>2.98330802390413<text:tab/>6.25791083798142<text:tab/>2.32522654309322<text:tab/>2.50390460895597</text:p>
      <text:p text:style-name="P1">Sp5<text:tab/>0.104598145609405<text:tab/>0.104511290271999<text:tab/>0.0985076369794108<text:tab/>0.102369188036419<text:tab/>0.121268438899382</text:p>
      <text:p text:style-name="P1">Sp6<text:tab/>0.450190358002092<text:tab/>0.145048812935227<text:tab/>0.0922334743055817<text:tab/>0.523976756799057<text:tab/>0.16693702086206</text:p>
      <text:p text:style-name="P1">Sp7<text:tab/>0.103933771121142<text:tab/>0.10330493628222<text:tab/>0.0979952785205257<text:tab/>0.101020019074265<text:tab/>0.0959986064385136</text:p>
      <text:p text:style-name="P1">Sp8<text:tab/>0.0992043176715457<text:tab/>0.138721804028832<text:tab/>0.486509202419648<text:tab/>0.742664228361647<text:tab/>0.212901854995464</text:p>
      <text:p text:style-name="P1">Sp9<text:tab/>0.102685937090716<text:tab/>0.103008224378462<text:tab/>0.0970363778475259<text:tab/>0.167534106865793<text:tab/>0.0947805480231543</text:p>
      <text:p text:style-name="P1">Spa17<text:tab/>6.91002558114619<text:tab/>7.3152462395235<text:tab/>1.71763498863996<text:tab/>7.80861878894965<text:tab/>0.652794189795681</text:p>
      <text:p text:style-name="P1">Spaca1<text:tab/>0.103933771121142<text:tab/>0.10330493628222<text:tab/>0.0979952785205257<text:tab/>0.101020019074265<text:tab/>0.0959986064385136</text:p>
      <text:p text:style-name="P1">Spaca3<text:tab/>0.103933771121142<text:tab/>0.10330493628222<text:tab/>0.0979952785205257<text:tab/>0.101020019074265<text:tab/>0.0959986064385136</text:p>
      <text:p text:style-name="P1">Spaca4<text:tab/>0.104991984355492<text:tab/>0.279243634468611<text:tab/>0.0981315448735039<text:tab/>0.148046980051361<text:tab/>0.0955030903196367</text:p>
      <text:p text:style-name="P1">Spaca5<text:tab/>0.422715985039606<text:tab/>0.652388040053394<text:tab/>1.02683240162245<text:tab/>0.3178438567013<text:tab/>0.0909975779725694</text:p>
      <text:p text:style-name="P1">Spag1<text:tab/>0.663957156048598<text:tab/>0.235086639436195<text:tab/>1.22929149539208<text:tab/>1.09606361386917<text:tab/>1.36651473992057</text:p>
      <text:p text:style-name="P1">Spag11a<text:tab/>0.103933771121142<text:tab/>0.10330493628222<text:tab/>0.0979952785205257<text:tab/>0.101020019074265<text:tab/>0.0959986064385136</text:p>
      <text:p text:style-name="P1">Spag11b<text:tab/>0.103933771121142<text:tab/>0.10330493628222<text:tab/>0.0979952785205257<text:tab/>0.101020019074265<text:tab/>0.0959986064385136</text:p>
      <text:p text:style-name="P1">Spag11bl<text:tab/>0.103933771121142<text:tab/>0.10330493628222<text:tab/>0.0979952785205257<text:tab/>0.101020019074265<text:tab/>0.0959986064385136</text:p>
      <text:p text:style-name="P1">Spag16<text:tab/>0.103933771121142<text:tab/>0.10330493628222<text:tab/>0.0979952785205257<text:tab/>0.101020019074265<text:tab/>0.0959986064385136</text:p>
      <text:p text:style-name="P1">Spag4<text:tab/>0.103546021742573<text:tab/>0.1034589442648<text:tab/>0.0974599907118901<text:tab/>0.101615233124129<text:tab/>0.16055603919638</text:p>
      <text:p text:style-name="P1">Spag5<text:tab/>12.2500187040564<text:tab/>7.72299200561108<text:tab/>3.75412698705585<text:tab/>3.67971490034579<text:tab/>0.29721166459909</text:p>
      <text:p text:style-name="P1">Spag6<text:tab/>0.103933771121142<text:tab/>0.10330493628222<text:tab/>0.0979952785205257<text:tab/>0.101020019074265<text:tab/>0.0959986064385136</text:p>
      <text:p text:style-name="P1">Spag6l<text:tab/>0.370770040533803<text:tab/>0.202988045655351<text:tab/>0.529231626880915<text:tab/>0.644494605250034<text:tab/>0.122230376503276</text:p>
      <text:p text:style-name="P1">Spag7<text:tab/>50.8041442199047<text:tab/>33.8951975665314<text:tab/>31.700015939154<text:tab/>55.0578417825269<text:tab/>54.163146090209</text:p>
      <text:p text:style-name="P1">Spag8<text:tab/>1.89402393742587<text:tab/>0.425307621937203<text:tab/>0.780702668697914<text:tab/>2.72634445735004<text:tab/>1.91527723641032</text:p>
      <text:p text:style-name="P1">Spag9<text:tab/>57.4987681754173<text:tab/>109.321157977851<text:tab/>77.6600125767712<text:tab/>97.1533396838322<text:tab/>65.4943700958746</text:p>
      <text:p text:style-name="P1">Spam1<text:tab/>0.103933771121142<text:tab/>0.10330493628222<text:tab/>0.0979952785205257<text:tab/>0.101020019074265<text:tab/>0.0959986064385136</text:p>
      <text:p text:style-name="P1">Sparc<text:tab/>4015.43467234816<text:tab/>4357.86438609052<text:tab/>4011.66844431553<text:tab/>3316.11244332929<text:tab/>1026.12245706451</text:p>
      <text:p text:style-name="P1">Sparcl1<text:tab/>0.103933771121142<text:tab/>0.10330493628222<text:tab/>0.0979952785205257<text:tab/>0.101020019074265<text:tab/>0.0959986064385136</text:p>
      <text:p text:style-name="P1">Spast<text:tab/>7.69833880164863<text:tab/>3.85237138863155<text:tab/>7.54479804015116<text:tab/>8.54678495902976<text:tab/>7.3910319281726</text:p>
      <text:p text:style-name="P1">Spata1<text:tab/>4.74901762307389<text:tab/>2.87962567761116<text:tab/>2.95957802277297<text:tab/>7.64353191497487<text:tab/>4.63515042746003</text:p>
      <text:p text:style-name="P1">Spata13<text:tab/>1.36841641619979<text:tab/>0.822511441082906<text:tab/>0.263820577671383<text:tab/>0.968525860320167<text:tab/>0.279005824432538</text:p>
      <text:p text:style-name="P1">Spata18<text:tab/>0.10379852717637<text:tab/>0.127649313102007<text:tab/>0.0977121534044219<text:tab/>0.144791107580438<text:tab/>0.0953671367500997</text:p>
      <text:p text:style-name="P1">Spata19<text:tab/>0.103933771121142<text:tab/>0.10330493628222<text:tab/>0.0979952785205257<text:tab/>0.101020019074265<text:tab/>0.0959986064385136</text:p>
      <text:p text:style-name="P1">Spata2<text:tab/>7.43528717069865<text:tab/>8.17749522207411<text:tab/>9.45813597617362<text:tab/>10.4349859147673<text:tab/>10.4970773953279</text:p>
      <text:p text:style-name="P1">Spata20<text:tab/>0.100989876910396<text:tab/>0.102596960621801<text:tab/>0.0948895396771521<text:tab/>0.232754281489188<text:tab/>0.0928605941087565</text:p>
      <text:p text:style-name="P1">Spata21<text:tab/>0.372285177420881<text:tab/>0.77593258671848<text:tab/>0.15150764806289<text:tab/>0.749879132035666<text:tab/>0.460955644039655</text:p>
      <text:p text:style-name="P1">Spata22<text:tab/>0.103933771121142<text:tab/>0.10330493628222<text:tab/>0.0979952785205257<text:tab/>0.101020019074265<text:tab/>0.0959986064385136</text:p>
      <text:p text:style-name="P1">Spata24<text:tab/>5.25913161602207<text:tab/>2.86591071504536<text:tab/>3.20006633643618<text:tab/>14.8414401196575<text:tab/>1.78694972497026</text:p>
      <text:p text:style-name="P1">Spata25<text:tab/>0.428088650423045<text:tab/>0.357130707454599<text:tab/>0.756385171615659<text:tab/>0.409526205672245<text:tab/>0.712385335781245</text:p>
      <text:p text:style-name="P1">Spata2L<text:tab/>1.50409721433363<text:tab/>2.51261982311864<text:tab/>4.21235643326935<text:tab/>2.74345770733358<text:tab/>2.43386716821366</text:p>
      <text:p text:style-name="P1">Spata3<text:tab/>0.103933771121142<text:tab/>0.10330493628222<text:tab/>0.0979952785205257<text:tab/>0.101020019074265<text:tab/>0.0959986064385136</text:p>
      <text:p text:style-name="P1">Spata31a5<text:tab/>0.103933771121142<text:tab/>0.10330493628222<text:tab/>0.0979952785205257<text:tab/>0.101020019074265<text:tab/>0.0959986064385136</text:p>
      <text:p text:style-name="P1">Spata31d1d<text:tab/>0.104857453387243<text:tab/>0.123286104496064<text:tab/>0.0984085579065192<text:tab/>0.121423796125217<text:tab/>0.157706193486067</text:p>
      <text:p text:style-name="P1">Spata32<text:tab/>0.103933771121142<text:tab/>0.10330493628222<text:tab/>0.0979952785205257<text:tab/>0.101020019074265<text:tab/>0.0959986064385136</text:p>
      <text:p text:style-name="P1">Spata33<text:tab/>0.969219038931047<text:tab/>1.48560200392644<text:tab/>1.71018440492949<text:tab/>4.44500190201252<text:tab/>1.84049268693031</text:p>
      <text:p text:style-name="P1">Spata4<text:tab/>0.103933771121142<text:tab/>0.10330493628222<text:tab/>0.0979952785205257<text:tab/>0.101020019074265<text:tab/>0.0959986064385136</text:p>
      <text:p text:style-name="P1">Spata5<text:tab/>6.72797637825934<text:tab/>5.85538698328233<text:tab/>6.01227838208794<text:tab/>5.27389030070964<text:tab/>5.7458244185718</text:p>
      <text:p text:style-name="P1"><text:soft-page-break/>Spata5l1<text:tab/>4.16613336434049<text:tab/>6.48978535593826<text:tab/>5.57065039162721<text:tab/>4.62598674667806<text:tab/>5.02960461281784</text:p>
      <text:p text:style-name="P1">Spata6<text:tab/>11.2507680076866<text:tab/>9.44680954948646<text:tab/>8.01993598729888<text:tab/>16.2329728184047<text:tab/>6.26838222617929</text:p>
      <text:p text:style-name="P1">Spata6l<text:tab/>0.297624426008274<text:tab/>0.385041943082114<text:tab/>0.137661519476522<text:tab/>0.379863444707843<text:tab/>0.187053858802462</text:p>
      <text:p text:style-name="P1">Spata7<text:tab/>5.86791193659908<text:tab/>2.7689463046189<text:tab/>2.01563824292747<text:tab/>11.6875827417122<text:tab/>3.40179696407022</text:p>
      <text:p text:style-name="P1">Spata9<text:tab/>1.72843292102265<text:tab/>1.51505942812891<text:tab/>0.511326907225654<text:tab/>2.73983535676988<text:tab/>0.948207240687024</text:p>
      <text:p text:style-name="P1">Spatc1<text:tab/>0.104709969387772<text:tab/>0.104757869680558<text:tab/>0.0984477444289485<text:tab/>0.13304877096916<text:tab/>0.110681871291482</text:p>
      <text:p text:style-name="P1">Spatc1l<text:tab/>0.103933771121142<text:tab/>0.10330493628222<text:tab/>0.0979952785205257<text:tab/>0.101020019074265<text:tab/>0.0959986064385136</text:p>
      <text:p text:style-name="P1">Spats1<text:tab/>1.27176516483885<text:tab/>2.20065591035215<text:tab/>0.847958042570646<text:tab/>2.3031185099035<text:tab/>0.453491326000488</text:p>
      <text:p text:style-name="P1">Spats2<text:tab/>29.8549596783243<text:tab/>50.7851242969625<text:tab/>28.1420789045002<text:tab/>49.9448751895619<text:tab/>26.2974569565681</text:p>
      <text:p text:style-name="P1">Spats2l<text:tab/>18.8173620597151<text:tab/>22.6388157543797<text:tab/>8.9817871469153<text:tab/>10.937034082192<text:tab/>4.26074640353621</text:p>
      <text:p text:style-name="P1">Spc25<text:tab/>15.8639056809426<text:tab/>11.5238983367405<text:tab/>7.31420813723878<text:tab/>5.28060125507709<text:tab/>1.26619368762565</text:p>
      <text:p text:style-name="P1">Spcs1<text:tab/>187.7592786116<text:tab/>194.184882434429<text:tab/>152.537120743301<text:tab/>302.180647596413<text:tab/>159.164329276112</text:p>
      <text:p text:style-name="P1">Spcs2<text:tab/>45.4916724127772<text:tab/>53.0308274691553<text:tab/>33.8661860603907<text:tab/>64.0153598244646<text:tab/>30.8538880177409</text:p>
      <text:p text:style-name="P1">Spcs3<text:tab/>48.8526552714526<text:tab/>47.2267846309546<text:tab/>41.2989533863947<text:tab/>79.7071643811902<text:tab/>45.2852098212073</text:p>
      <text:p text:style-name="P1">Spdef<text:tab/>0.10200030343762<text:tab/>0.158371688001854<text:tab/>0.182688553240103<text:tab/>0.159457775063154<text:tab/>0.103770941239936</text:p>
      <text:p text:style-name="P1">Spdl1<text:tab/>8.36181471426488<text:tab/>4.82643008175261<text:tab/>1.58315182644764<text:tab/>3.756189204918<text:tab/>1.57221426263914</text:p>
      <text:p text:style-name="P1">Spdya<text:tab/>0.1876352464231<text:tab/>1.35185201210162<text:tab/>0.601437942054062<text:tab/>0.777066927790855<text:tab/>0.362058113151931</text:p>
      <text:p text:style-name="P1">Spdye4<text:tab/>0.103933771121142<text:tab/>0.10330493628222<text:tab/>0.0979952785205257<text:tab/>0.101020019074265<text:tab/>0.0959986064385136</text:p>
      <text:p text:style-name="P1">Specc1<text:tab/>89.1056221732755<text:tab/>61.6756842527748<text:tab/>58.4419608315003<text:tab/>73.7121361248291<text:tab/>41.388884605626</text:p>
      <text:p text:style-name="P1">Specc1l<text:tab/>18.3312975466023<text:tab/>8.01549506130631<text:tab/>12.8605326552293<text:tab/>18.6430383754594<text:tab/>12.5559691911355</text:p>
      <text:p text:style-name="P1">Spef1<text:tab/>5.93980255536864<text:tab/>11.0826685907113<text:tab/>15.4836801016943<text:tab/>7.61988125862193<text:tab/>8.83036904987622</text:p>
      <text:p text:style-name="P1">Spef2<text:tab/>0.104054281728328<text:tab/>0.103491695276524<text:tab/>0.0980499003937168<text:tab/>0.105398729013131<text:tab/>0.0960214393117957</text:p>
      <text:p text:style-name="P1">Speg<text:tab/>4.66510805511603<text:tab/>4.17455761009841<text:tab/>0.779489854988348<text:tab/>10.2630358332218<text:tab/>1.46497718129189</text:p>
      <text:p text:style-name="P1">Spem1<text:tab/>0.317859909581343<text:tab/>0.229840784981728<text:tab/>0.430714274326495<text:tab/>0.2706243122424<text:tab/>0.593754077996474</text:p>
      <text:p text:style-name="P1">Spert<text:tab/>0.103933771121142<text:tab/>0.10330493628222<text:tab/>0.0979952785205257<text:tab/>0.101020019074265<text:tab/>0.0959986064385136</text:p>
      <text:p text:style-name="P1">Spesp1<text:tab/>0.103933771121142<text:tab/>0.10330493628222<text:tab/>0.0979952785205257<text:tab/>0.101020019074265<text:tab/>0.0959986064385136</text:p>
      <text:p text:style-name="P1">Spetex-2A<text:tab/>0.103933771121142<text:tab/>0.10330493628222<text:tab/>0.0979952785205257<text:tab/>0.101020019074265<text:tab/>0.0959986064385136</text:p>
      <text:p text:style-name="P1">Spetex-2B<text:tab/>0.103933771121142<text:tab/>0.10330493628222<text:tab/>0.0979952785205257<text:tab/>0.101020019074265<text:tab/>0.0959986064385136</text:p>
      <text:p text:style-name="P1">Spetex-2C<text:tab/>0.103933771121142<text:tab/>0.10330493628222<text:tab/>0.0979952785205257<text:tab/>0.101020019074265<text:tab/>0.0959986064385136</text:p>
      <text:p text:style-name="P1">Spetex-2D<text:tab/>0.103933771121142<text:tab/>0.10330493628222<text:tab/>0.0979952785205257<text:tab/>0.101020019074265<text:tab/>0.0959986064385136</text:p>
      <text:p text:style-name="P1">Spetex-2F<text:tab/>0.103933771121142<text:tab/>0.10330493628222<text:tab/>0.0979952785205257<text:tab/>0.101020019074265<text:tab/>0.0959986064385136</text:p>
      <text:p text:style-name="P1">Spetex-2G<text:tab/>0.103933771121142<text:tab/>0.10330493628222<text:tab/>0.0979952785205257<text:tab/>0.101020019074265<text:tab/>0.0959986064385136</text:p>
      <text:p text:style-name="P1">Spetex-2H<text:tab/>0.103933771121142<text:tab/>0.10330493628222<text:tab/>0.0979952785205257<text:tab/>0.101020019074265<text:tab/>0.0959986064385136</text:p>
      <text:p text:style-name="P1">Spg11<text:tab/>5.82321403365098<text:tab/>4.30746521771203<text:tab/>1.74250906353002<text:tab/>7.31763735821724<text:tab/>5.28552327470066</text:p>
      <text:p text:style-name="P1">Spg20<text:tab/>11.1600440250988<text:tab/>6.04178207065944<text:tab/>7.69550030892824<text:tab/>18.9361770412737<text:tab/>16.2873777267251</text:p>
      <text:p text:style-name="P1">Spg21<text:tab/>69.0901791858234<text:tab/>63.7608692024522<text:tab/>47.9143853082932<text:tab/>121.116419018522<text:tab/>78.8708047899924</text:p>
      <text:p text:style-name="P1">Spg7<text:tab/>19.0056636522962<text:tab/>18.3852438577837<text:tab/>19.3447929343318<text:tab/>27.6580006054935<text:tab/>45.4592852709279</text:p>
      <text:p text:style-name="P1">Sphk1<text:tab/>4.45178788105683<text:tab/>108.18644682363<text:tab/>140.580870592178<text:tab/>15.0493581850624<text:tab/>13.3599331975551</text:p>
      <text:p text:style-name="P1">Sphk2<text:tab/>17.0324266149534<text:tab/>14.8184614968384<text:tab/>8.67380917910408<text:tab/>35.8511419933611<text:tab/>20.1790705375738</text:p>
      <text:p text:style-name="P1">Sphkap<text:tab/>0.103933771121142<text:tab/>0.10330493628222<text:tab/>0.0979952785205257<text:tab/>0.101020019074265<text:tab/>0.0959986064385136</text:p>
      <text:p text:style-name="P1">Spi1<text:tab/>0.131964251163683<text:tab/>0.416862651927775<text:tab/>0.210016793252182<text:tab/>0.382909090413715<text:tab/>0.430465123400099</text:p>
      <text:p text:style-name="P1">Spib<text:tab/>0.104396655964656<text:tab/>0.104548225903257<text:tab/>0.15479274681064<text:tab/>0.102825682723579<text:tab/>0.119001750976421</text:p>
      <text:p text:style-name="P1">Spic<text:tab/>0.103933771121142<text:tab/>0.10330493628222<text:tab/>0.0979952785205257<text:tab/>0.101020019074265<text:tab/>0.0959986064385136</text:p>
      <text:p text:style-name="P1">Spice1<text:tab/>1.71681545856483<text:tab/>0.822849023995813<text:tab/>0.744298985348849<text:tab/>2.17523028158148<text:tab/>2.8518211212071</text:p>
      <text:p text:style-name="P1">Spidr<text:tab/>3.66254119687852<text:tab/>2.66800617767961<text:tab/>1.74102423842585<text:tab/>3.69041421592148<text:tab/>1.32860573630574</text:p>
      <text:p text:style-name="P1">Spin1<text:tab/>3.83404068475361<text:tab/>3.13181152489878<text:tab/>3.72116650860358<text:tab/>7.73928137168164<text:tab/>4.82390257006726</text:p>
      <text:p text:style-name="P1">Spin2a<text:tab/>0.103933771121142<text:tab/>0.10330493628222<text:tab/>0.0979952785205257<text:tab/>0.101020019074265<text:tab/>0.0959986064385136</text:p>
      <text:p text:style-name="P1">Spink1<text:tab/>0.103933771121142<text:tab/>0.10330493628222<text:tab/>0.0979952785205257<text:tab/>0.101020019074265<text:tab/>0.0959986064385136</text:p>
      <text:p text:style-name="P1">Spink13<text:tab/>0.103933771121142<text:tab/>0.10330493628222<text:tab/>0.0979952785205257<text:tab/>0.101020019074265<text:tab/>0.0959986064385136</text:p>
      <text:p text:style-name="P1">Spink14<text:tab/>0.103933771121142<text:tab/>0.10330493628222<text:tab/>0.0979952785205257<text:tab/>0.101020019074265<text:tab/>0.0959986064385136</text:p>
      <text:p text:style-name="P1">Spink2<text:tab/>0.103933771121142<text:tab/>0.10330493628222<text:tab/>0.0979952785205257<text:tab/>0.101020019074265<text:tab/>0.0959986064385136</text:p>
      <text:p text:style-name="P1">Spink3<text:tab/>0.103933771121142<text:tab/>0.10330493628222<text:tab/>0.0979952785205257<text:tab/>0.101020019074265<text:tab/>0.0959986064385136</text:p>
      <text:p text:style-name="P1">Spink4<text:tab/>0.105879182929268<text:tab/>1.30738818034278<text:tab/>0.642480877670254<text:tab/>0.108367237880119<text:tab/>0.0955291981039029</text:p>
      <text:p text:style-name="P1">Spink5<text:tab/>0.103933771121142<text:tab/>0.10330493628222<text:tab/>0.0979952785205257<text:tab/>0.101020019074265<text:tab/>0.0959986064385136</text:p>
      <text:p text:style-name="P1"><text:soft-page-break/>Spink6<text:tab/>0.103933771121142<text:tab/>0.10330493628222<text:tab/>0.0979952785205257<text:tab/>0.101020019074265<text:tab/>0.0959986064385136</text:p>
      <text:p text:style-name="P1">Spink7<text:tab/>0.103933771121142<text:tab/>0.10330493628222<text:tab/>0.0979952785205257<text:tab/>0.101020019074265<text:tab/>0.0959986064385136</text:p>
      <text:p text:style-name="P1">Spink8<text:tab/>0.6512771188347<text:tab/>0.150394386431562<text:tab/>0.253607668630624<text:tab/>1.07432392118589<text:tab/>0.089550012533761</text:p>
      <text:p text:style-name="P1">Spint1<text:tab/>0.179383502722381<text:tab/>0.107514491123542<text:tab/>0.137705660745893<text:tab/>0.129889245860925<text:tab/>0.142352266410878</text:p>
      <text:p text:style-name="P1">Spint2<text:tab/>75.105691388105<text:tab/>85.3306264322187<text:tab/>56.0578132330203<text:tab/>93.9363282202428<text:tab/>33.9555464382949</text:p>
      <text:p text:style-name="P1">Spint5p<text:tab/>0.103933771121142<text:tab/>0.10330493628222<text:tab/>0.0979952785205257<text:tab/>0.101020019074265<text:tab/>0.0959986064385136</text:p>
      <text:p text:style-name="P1">Spire1<text:tab/>7.96501489168165<text:tab/>15.9667667694309<text:tab/>15.4969946983267<text:tab/>14.8679954639173<text:tab/>13.1221930070454</text:p>
      <text:p text:style-name="P1">Spire2<text:tab/>0.158296880288247<text:tab/>0.104104989342355<text:tab/>0.0973816055911809<text:tab/>0.167904138498921<text:tab/>0.0947850532010143</text:p>
      <text:p text:style-name="P1">Spn<text:tab/>0.10322425104836<text:tab/>0.109734992839204<text:tab/>0.0973144248136861<text:tab/>0.181534429072202<text:tab/>0.0949232365994534</text:p>
      <text:p text:style-name="P1">Spns1<text:tab/>21.7281679811624<text:tab/>18.8426428235222<text:tab/>13.4822672029044<text:tab/>38.927499418394<text:tab/>41.8296875220559</text:p>
      <text:p text:style-name="P1">Spns2<text:tab/>5.86002293179177<text:tab/>6.4148560403091<text:tab/>3.8560915140222<text:tab/>4.95077271291377<text:tab/>5.22071486807811</text:p>
      <text:p text:style-name="P1">Spns3<text:tab/>0.103933771121142<text:tab/>0.10330493628222<text:tab/>0.0979952785205257<text:tab/>0.101020019074265<text:tab/>0.0959986064385136</text:p>
      <text:p text:style-name="P1">Spo11<text:tab/>0.103933771121142<text:tab/>0.10330493628222<text:tab/>0.0979952785205257<text:tab/>0.101020019074265<text:tab/>0.0959986064385136</text:p>
      <text:p text:style-name="P1">Spock1<text:tab/>0.104383839315838<text:tab/>0.104400222140652<text:tab/>0.0984275249760231<text:tab/>0.102330553677786<text:tab/>0.141166339208025</text:p>
      <text:p text:style-name="P1">Spock2<text:tab/>1.32844717474823<text:tab/>0.759956012462982<text:tab/>0.367707384610066<text:tab/>0.380987772552048<text:tab/>0.607234426775519</text:p>
      <text:p text:style-name="P1">Spock3<text:tab/>0.104121940913917<text:tab/>0.118377183225123<text:tab/>0.0981079914445238<text:tab/>0.101541748731126<text:tab/>0.096035878694043</text:p>
      <text:p text:style-name="P1">Spon1<text:tab/>2.74299676769087<text:tab/>4.37468409983457<text:tab/>2.39884523353627<text:tab/>0.572137607724325<text:tab/>0.226019644091741</text:p>
      <text:p text:style-name="P1">Spon2<text:tab/>0.736110835373612<text:tab/>3.02000776047498<text:tab/>1.41660094181954<text:tab/>0.381095747950083<text:tab/>0.315141671922109</text:p>
      <text:p text:style-name="P1">Spop<text:tab/>28.7132790288887<text:tab/>24.7864709660745<text:tab/>17.8671680036551<text:tab/>43.8197011150296<text:tab/>25.8245664673776</text:p>
      <text:p text:style-name="P1">Spopl<text:tab/>21.2185222610717<text:tab/>14.1052548176062<text:tab/>11.5001831578362<text:tab/>21.6521717445951<text:tab/>17.8188745261291</text:p>
      <text:p text:style-name="P1">Spp1<text:tab/>6186.88667924329<text:tab/>10037.2240466754<text:tab/>10040.4267735596<text:tab/>41310.7989498437<text:tab/>22628.5267759881</text:p>
      <text:p text:style-name="P1">Spp2<text:tab/>0.103933771121142<text:tab/>0.10330493628222<text:tab/>0.0979952785205257<text:tab/>0.101020019074265<text:tab/>0.0959986064385136</text:p>
      <text:p text:style-name="P1">Sppl2a<text:tab/>15.9967848492151<text:tab/>17.3761195175889<text:tab/>14.3493309306029<text:tab/>23.8167438258175<text:tab/>14.2256761261521</text:p>
      <text:p text:style-name="P1">Sppl2b<text:tab/>18.2775825330757<text:tab/>18.4486082640157<text:tab/>16.470861661692<text:tab/>30.5176926672349<text:tab/>21.047858603775</text:p>
      <text:p text:style-name="P1">Sppl2c<text:tab/>0.103815444402793<text:tab/>0.103355705119818<text:tab/>0.0978250355256275<text:tab/>0.101203920345969<text:tab/>0.109116594210199</text:p>
      <text:p text:style-name="P1">Spr<text:tab/>5.10363151330935<text:tab/>4.8168156670022<text:tab/>6.65895916690076<text:tab/>8.49157089207933<text:tab/>10.108856675864</text:p>
      <text:p text:style-name="P1">Spred1<text:tab/>15.393791664501<text:tab/>24.0169671743541<text:tab/>19.7782839401323<text:tab/>16.9942232513053<text:tab/>11.4680360932688</text:p>
      <text:p text:style-name="P1">Spred2<text:tab/>8.53524137379685<text:tab/>20.3584290854017<text:tab/>9.77788665839715<text:tab/>16.2976748621913<text:tab/>8.39341062434454</text:p>
      <text:p text:style-name="P1">Spred3<text:tab/>2.18858610708369<text:tab/>5.48090681854084<text:tab/>1.71402755989793<text:tab/>13.8912980211834<text:tab/>2.10892724111339</text:p>
      <text:p text:style-name="P1">Sprn<text:tab/>0.103933771121142<text:tab/>0.10330493628222<text:tab/>0.0979952785205257<text:tab/>0.101020019074265<text:tab/>0.0959986064385136</text:p>
      <text:p text:style-name="P1">Sprr1a<text:tab/>1.94877870940241<text:tab/>188.013063460639<text:tab/>320.286303138786<text:tab/>37.9042306709119<text:tab/>8.73055188672123</text:p>
      <text:p text:style-name="P1">Sprr3<text:tab/>0.103933771121142<text:tab/>0.10330493628222<text:tab/>0.0979952785205257<text:tab/>0.101020019074265<text:tab/>0.0959986064385136</text:p>
      <text:p text:style-name="P1">Sprtn<text:tab/>8.89868998621156<text:tab/>20.8366989335843<text:tab/>23.4883928731039<text:tab/>11.2471617953059<text:tab/>10.9623096147624</text:p>
      <text:p text:style-name="P1">Spry1<text:tab/>1.66231811894455<text:tab/>4.46036253466192<text:tab/>1.68272494502497<text:tab/>0.461221450438994<text:tab/>0.377564814585649</text:p>
      <text:p text:style-name="P1">Spry2<text:tab/>20.2486299520963<text:tab/>272.250683296048<text:tab/>168.624616045242<text:tab/>70.0970238174966<text:tab/>57.2571695072558</text:p>
      <text:p text:style-name="P1">Spry3<text:tab/>0.102939437809791<text:tab/>0.104429657164461<text:tab/>0.0970775501236089<text:tab/>0.290277615943637<text:tab/>0.0944801368625129</text:p>
      <text:p text:style-name="P1">Spry4<text:tab/>8.19846007517306<text:tab/>19.860728386348<text:tab/>8.48540891753776<text:tab/>9.80234204824887<text:tab/>4.78511644963613</text:p>
      <text:p text:style-name="P1">Spryd3<text:tab/>25.2588823840725<text:tab/>34.5824555146688<text:tab/>24.9002435961233<text:tab/>35.4612286735365<text:tab/>21.028432765251</text:p>
      <text:p text:style-name="P1">Spryd4<text:tab/>6.24214937921202<text:tab/>7.23369820990416<text:tab/>5.77959218906621<text:tab/>14.7738790287075<text:tab/>6.21618171199223</text:p>
      <text:p text:style-name="P1">Spryd7<text:tab/>30.3261184032791<text:tab/>23.0803542196038<text:tab/>24.4331750403427<text:tab/>36.9715201045784<text:tab/>28.1335780919835</text:p>
      <text:p text:style-name="P1">Spsb1<text:tab/>13.6362636897612<text:tab/>60.84276063472<text:tab/>57.9451927329523<text:tab/>48.9894123395631<text:tab/>16.586091449205</text:p>
      <text:p text:style-name="P1">Spsb2<text:tab/>0.203162451514862<text:tab/>0.130352480687249<text:tab/>0.140682272647332<text:tab/>0.466015055447398<text:tab/>0.227511144887647</text:p>
      <text:p text:style-name="P1">Spsb3<text:tab/>23.6734197248322<text:tab/>30.5510533118888<text:tab/>24.2691698236208<text:tab/>36.5625433494551<text:tab/>26.3540995520387</text:p>
      <text:p text:style-name="P1">Spsb4<text:tab/>3.53469317573278<text:tab/>2.41702302741544<text:tab/>3.36746964308602<text:tab/>9.04463656707629<text:tab/>4.01981156921553</text:p>
      <text:p text:style-name="P1">Spt1<text:tab/>0.103933771121142<text:tab/>0.10330493628222<text:tab/>0.0979952785205257<text:tab/>0.101020019074265<text:tab/>0.0959986064385136</text:p>
      <text:p text:style-name="P1">Spta1<text:tab/>0.121552744397589<text:tab/>0.116042454209504<text:tab/>0.097914563944776<text:tab/>0.111662533418313<text:tab/>0.0956703725113838</text:p>
      <text:p text:style-name="P1">Sptan1<text:tab/>98.9710673724279<text:tab/>105.156070300437<text:tab/>189.404765884464<text:tab/>123.631497634061<text:tab/>176.668394179169</text:p>
      <text:p text:style-name="P1">Sptb<text:tab/>0.103826669621793<text:tab/>0.1032791887791<text:tab/>0.0978901869856599<text:tab/>0.105085272773398<text:tab/>0.0958627896247228</text:p>
      <text:p text:style-name="P1">Sptbn1<text:tab/>95.9960761743808<text:tab/>93.371389069605<text:tab/>102.718617283701<text:tab/>152.643590540234<text:tab/>172.787179164682</text:p>
      <text:p text:style-name="P1">Sptbn2<text:tab/>0.223761092201045<text:tab/>0.145633144045556<text:tab/>0.299964935967674<text:tab/>0.227008907358272<text:tab/>0.170346934364395</text:p>
      <text:p text:style-name="P1">Sptbn4<text:tab/>0.348253770841494<text:tab/>0.745952067061303<text:tab/>0.344094946885825<text:tab/>1.62904631259082<text:tab/>1.23794163194046</text:p>
      <text:p text:style-name="P1">Sptlc1<text:tab/>18.1857872567447<text:tab/>18.81170172562<text:tab/>20.583078142827<text:tab/>30.3602092560091<text:tab/>26.0154269653328</text:p>
      <text:p text:style-name="P1">Sptlc2<text:tab/>22.5154357901233<text:tab/>42.5371607094567<text:tab/>35.8221388889358<text:tab/>35.6543341299841<text:tab/>37.9682689310856</text:p>
      <text:p text:style-name="P1">Sptlc3<text:tab/>0.103933771121142<text:tab/>0.10330493628222<text:tab/>0.0979952785205257<text:tab/>0.101020019074265<text:tab/>0.0959986064385136</text:p>
      <text:p text:style-name="P1"><text:soft-page-break/>Sptssa<text:tab/>32.5705430969852<text:tab/>25.8085055342583<text:tab/>22.0279887646816<text:tab/>34.4317296792469<text:tab/>15.4853293675104</text:p>
      <text:p text:style-name="P1">Sptssb<text:tab/>0.103933771121142<text:tab/>0.10330493628222<text:tab/>0.0979952785205257<text:tab/>0.101020019074265<text:tab/>0.0959986064385136</text:p>
      <text:p text:style-name="P1">Spx<text:tab/>0.105047170687767<text:tab/>0.194808828379051<text:tab/>0.0986040331052049<text:tab/>0.104396258022822<text:tab/>0.122734222090141</text:p>
      <text:p text:style-name="P1">Spz1<text:tab/>0.103933771121142<text:tab/>0.10330493628222<text:tab/>0.0979952785205257<text:tab/>0.101020019074265<text:tab/>0.0959986064385136</text:p>
      <text:p text:style-name="P1">Sqle<text:tab/>98.7176431205071<text:tab/>119.474579742796<text:tab/>81.2090941189914<text:tab/>133.77743005669<text:tab/>85.7631105040359</text:p>
      <text:p text:style-name="P1">Sqrdl<text:tab/>53.4089662200844<text:tab/>43.8809987644376<text:tab/>39.1754891555577<text:tab/>36.8189150275095<text:tab/>44.924577620482</text:p>
      <text:p text:style-name="P1">Sqstm1<text:tab/>182.355712833885<text:tab/>283.085799014567<text:tab/>249.952358849323<text:tab/>430.380411307028<text:tab/>450.537033175275</text:p>
      <text:p text:style-name="P1">Sra1<text:tab/>63.9122416847826<text:tab/>63.2629886674006<text:tab/>48.9573303334891<text:tab/>120.743205140349<text:tab/>70.9455944025726</text:p>
      <text:p text:style-name="P1">Src<text:tab/>17.8388470719097<text:tab/>32.319696935359<text:tab/>3.73976244638214<text:tab/>28.2299571004801<text:tab/>6.00646343289074</text:p>
      <text:p text:style-name="P1">Srcin1<text:tab/>0.104070972607011<text:tab/>0.103616952154314<text:tab/>0.0981156514380182<text:tab/>0.101390134096235<text:tab/>0.104883491973066</text:p>
      <text:p text:style-name="P1">Srd5a1<text:tab/>2.26603399013234<text:tab/>1.53403879729327<text:tab/>4.3123707310232<text:tab/>1.96099041898587<text:tab/>4.81234435123158</text:p>
      <text:p text:style-name="P1">Srd5a2<text:tab/>0.10426272522196<text:tab/>0.103836467505214<text:tab/>0.0981462201386789<text:tab/>0.115312250083773<text:tab/>0.0960607356834368</text:p>
      <text:p text:style-name="P1">Srd5a3<text:tab/>36.6768887180211<text:tab/>30.4387507121954<text:tab/>27.4278180096172<text:tab/>41.5353219695882<text:tab/>46.0744527385194</text:p>
      <text:p text:style-name="P1">Srebf1<text:tab/>22.9274097422646<text:tab/>21.9078886199871<text:tab/>10.3624932580404<text:tab/>50.6597964182065<text:tab/>21.6385713868345</text:p>
      <text:p text:style-name="P1">Srebf2<text:tab/>32.594369171633<text:tab/>41.2761543020066<text:tab/>21.4244134511463<text:tab/>49.4195348444728<text:tab/>27.9100618775093</text:p>
      <text:p text:style-name="P1">Srek1<text:tab/>36.3025401766297<text:tab/>33.218613535294<text:tab/>26.4332587105705<text:tab/>48.7165595472913<text:tab/>51.9010278616785</text:p>
      <text:p text:style-name="P1">Srek1ip1<text:tab/>7.85071717110583<text:tab/>8.62902833647711<text:tab/>2.97894287611035<text:tab/>14.8665345440323<text:tab/>6.24903894986965</text:p>
      <text:p text:style-name="P1">Srf<text:tab/>21.5722562959245<text:tab/>38.5655971008456<text:tab/>33.3655433587258<text:tab/>25.3518723719437<text:tab/>16.0978395876392</text:p>
      <text:p text:style-name="P1">Srfbp1<text:tab/>13.1373569933253<text:tab/>14.7801381334052<text:tab/>17.948756413708<text:tab/>17.3108096799645<text:tab/>27.7565389493735</text:p>
      <text:p text:style-name="P1">Srgap1<text:tab/>0.861929963807472<text:tab/>3.55301045794028<text:tab/>1.25443614550532<text:tab/>1.96226806916441<text:tab/>1.12630411305319</text:p>
      <text:p text:style-name="P1">Srgap2<text:tab/>12.0733261835495<text:tab/>7.92674149478092<text:tab/>9.22131600543281<text:tab/>23.4255824453088<text:tab/>12.7812596879273</text:p>
      <text:p text:style-name="P1">Srgap3<text:tab/>4.67714241012091<text:tab/>2.25662090760698<text:tab/>1.61237892206142<text:tab/>5.81675967704991<text:tab/>0.833349225781835</text:p>
      <text:p text:style-name="P1">Srgn<text:tab/>56.8410392128159<text:tab/>81.8181769861718<text:tab/>68.2382765640441<text:tab/>119.065769894531<text:tab/>53.8390373126564</text:p>
      <text:p text:style-name="P1">Sri<text:tab/>90.5567530564173<text:tab/>85.21262231462<text:tab/>60.8019693373907<text:tab/>130.314812346628<text:tab/>74.0520464641976</text:p>
      <text:p text:style-name="P1">Srm<text:tab/>0.150978803109193<text:tab/>0.12674923737932<text:tab/>0.124634033956286<text:tab/>0.144189306057383<text:tab/>0.0960439335240527</text:p>
      <text:p text:style-name="P1">Srms<text:tab/>0.103933771121142<text:tab/>0.10330493628222<text:tab/>0.0979952785205257<text:tab/>0.101020019074265<text:tab/>0.0959986064385136</text:p>
      <text:p text:style-name="P1">Srp14<text:tab/>102.868525491485<text:tab/>104.497975525302<text:tab/>109.948510019475<text:tab/>212.798838024893<text:tab/>181.913451089767</text:p>
      <text:p text:style-name="P1">Srp19<text:tab/>31.8620287228563<text:tab/>37.9191809300201<text:tab/>28.6024777320864<text:tab/>46.6488341119164<text:tab/>39.0752924137197</text:p>
      <text:p text:style-name="P1">Srp54a<text:tab/>46.6218944294269<text:tab/>56.010847989571<text:tab/>46.3571659888633<text:tab/>65.0657408990041<text:tab/>52.5738603041399</text:p>
      <text:p text:style-name="P1">Srp68<text:tab/>32.6371695681665<text:tab/>45.8246021809209<text:tab/>34.1324439559293<text:tab/>58.8143427714912<text:tab/>48.8886491890591</text:p>
      <text:p text:style-name="P1">Srp72<text:tab/>2.85452167595339<text:tab/>3.51703742608424<text:tab/>1.91432969754913<text:tab/>9.05834302817976<text:tab/>6.22518338537447</text:p>
      <text:p text:style-name="P1">Srp9<text:tab/>38.7819426125887<text:tab/>43.3068074284258<text:tab/>41.237364036059<text:tab/>57.5887040948316<text:tab/>37.8761763901242</text:p>
      <text:p text:style-name="P1">Srpk1<text:tab/>28.9454180246164<text:tab/>49.5604839443787<text:tab/>38.4162753113718<text:tab/>37.3472888373808<text:tab/>36.6830607845691</text:p>
      <text:p text:style-name="P1">Srpk2<text:tab/>19.191609136923<text:tab/>16.3135988576395<text:tab/>22.8963808454589<text:tab/>27.8183328099001<text:tab/>23.2243533719045</text:p>
      <text:p text:style-name="P1">Srpk3<text:tab/>0.217594725939592<text:tab/>0.11736589011533<text:tab/>0.098407789787741<text:tab/>0.115299852480672<text:tab/>0.0958117298388466</text:p>
      <text:p text:style-name="P1">Srpr<text:tab/>89.0422598633419<text:tab/>123.343638292065<text:tab/>66.5875012766869<text:tab/>135.491511727665<text:tab/>77.6695765905176</text:p>
      <text:p text:style-name="P1">Srprb<text:tab/>37.0168365044292<text:tab/>62.9629437495565<text:tab/>28.6011278511337<text:tab/>98.4299963718855<text:tab/>47.8096054477485</text:p>
      <text:p text:style-name="P1">Srpx<text:tab/>32.622717105819<text:tab/>27.9542620260137<text:tab/>21.9595798837765<text:tab/>86.9187910962296<text:tab/>4.86072956180606</text:p>
      <text:p text:style-name="P1">Srpx2<text:tab/>116.781118357647<text:tab/>122.821944023654<text:tab/>58.2073281137278<text:tab/>145.885342187191<text:tab/>34.2548221536392</text:p>
      <text:p text:style-name="P1">Srr<text:tab/>27.1788186208993<text:tab/>44.3406778181155<text:tab/>23.2640857319424<text:tab/>32.3800872321194<text:tab/>30.5909703109789</text:p>
      <text:p text:style-name="P1">Srrd<text:tab/>12.406499259976<text:tab/>13.0355078686206<text:tab/>6.90319210685909<text:tab/>14.6918184772007<text:tab/>11.8116174407369</text:p>
      <text:p text:style-name="P1">Srrm1<text:tab/>55.8662727767279<text:tab/>61.9360336449487<text:tab/>49.2318934837125<text:tab/>58.6079385824166<text:tab/>54.0902188648553</text:p>
      <text:p text:style-name="P1">Srrm2<text:tab/>70.3685378821826<text:tab/>81.9173968381293<text:tab/>73.6356254798432<text:tab/>79.9617934657184<text:tab/>77.0811147284924</text:p>
      <text:p text:style-name="P1">Srrm3<text:tab/>0.104589041760397<text:tab/>0.138928144665131<text:tab/>0.0983598547447959<text:tab/>0.109237358548866<text:tab/>0.10803144554233</text:p>
      <text:p text:style-name="P1">Srsf1<text:tab/>47.1163967771269<text:tab/>51.637859931762<text:tab/>37.0598271205555<text:tab/>47.4176920867913<text:tab/>40.2694641301832</text:p>
      <text:p text:style-name="P1">Srsf10<text:tab/>33.8825718834036<text:tab/>41.8213028732469<text:tab/>38.8451016241062<text:tab/>44.8017142277741<text:tab/>49.3418437415689</text:p>
      <text:p text:style-name="P1">Srsf11<text:tab/>58.7782757623114<text:tab/>55.9819488050039<text:tab/>59.9476294689968<text:tab/>63.4798977419065<text:tab/>59.7002076430642</text:p>
      <text:p text:style-name="P1">Srsf12<text:tab/>0.10169766282147<text:tab/>0.103702071371882<text:tab/>0.096276506118553<text:tab/>0.460863121325096<text:tab/>0.0935618460901615</text:p>
      <text:p text:style-name="P1">Srsf2<text:tab/>161.7462047217<text:tab/>242.36490778414<text:tab/>299.464249036737<text:tab/>169.821390841397<text:tab/>248.878934937867</text:p>
      <text:p text:style-name="P1">Srsf3<text:tab/>69.911381796386<text:tab/>100.279449533924<text:tab/>79.3214575508066<text:tab/>80.805015435413<text:tab/>72.2013851633878</text:p>
      <text:p text:style-name="P1">Srsf4<text:tab/>30.7042614517295<text:tab/>30.6207903843453<text:tab/>21.6839833329677<text:tab/>33.9979785182584<text:tab/>23.1943489901809</text:p>
      <text:p text:style-name="P1">Srsf5<text:tab/>251.36589054432<text:tab/>277.1245248757<text:tab/>401.727182010106<text:tab/>268.753078881911<text:tab/>234.085080133497</text:p>
      <text:p text:style-name="P1">Srsf6<text:tab/>72.7785981332391<text:tab/>79.9844469227886<text:tab/>81.2084497201128<text:tab/>75.1137998511146<text:tab/>59.5584011401514</text:p>
      <text:p text:style-name="P1">Srsf7<text:tab/>76.1745533227283<text:tab/>107.582791498501<text:tab/>124.37439954414<text:tab/>86.8280356455232<text:tab/>81.9553511987069</text:p>
      <text:p text:style-name="P1"><text:soft-page-break/>Srsf9<text:tab/>75.6922229478829<text:tab/>82.7595827868544<text:tab/>50.7709395206412<text:tab/>109.56779334834<text:tab/>62.4716335189649</text:p>
      <text:p text:style-name="P1">Srxn1<text:tab/>9.05849475563016<text:tab/>380.976619896329<text:tab/>800.950882407053<text:tab/>15.7334808556821<text:tab/>82.6529176427737</text:p>
      <text:p text:style-name="P1">Sry<text:tab/>0.103933771121142<text:tab/>0.10330493628222<text:tab/>0.0979952785205257<text:tab/>0.101020019074265<text:tab/>0.0959986064385136</text:p>
      <text:p text:style-name="P1">Ss18<text:tab/>49.1388102188736<text:tab/>60.8582899115964<text:tab/>56.5131869877701<text:tab/>61.7183983307734<text:tab/>48.4307439154215</text:p>
      <text:p text:style-name="P1">Ss18l1<text:tab/>5.50742712252848<text:tab/>2.6067897476693<text:tab/>5.26248633343877<text:tab/>3.16058832073028<text:tab/>2.99534183047777</text:p>
      <text:p text:style-name="P1">Ssb<text:tab/>106.12349413096<text:tab/>118.26272883971<text:tab/>90.3687269706086<text:tab/>141.794153672301<text:tab/>115.950660400052</text:p>
      <text:p text:style-name="P1">Ssbp1<text:tab/>60.6952828004745<text:tab/>52.9208959125821<text:tab/>37.3530662579866<text:tab/>87.2389840750772<text:tab/>58.9224710159731</text:p>
      <text:p text:style-name="P1">Ssbp3<text:tab/>35.0226170497834<text:tab/>35.8835502912631<text:tab/>46.1001461897706<text:tab/>47.4776994720272<text:tab/>28.0609362707271</text:p>
      <text:p text:style-name="P1">Ssbp4<text:tab/>18.5845263132658<text:tab/>28.0969130005218<text:tab/>13.7415518118818<text:tab/>53.0847363378462<text:tab/>41.4270503977932</text:p>
      <text:p text:style-name="P1">Ssc5d<text:tab/>1.65557615869473<text:tab/>2.36626394707059<text:tab/>1.70623941146147<text:tab/>8.42980622396978<text:tab/>0.60239858733109</text:p>
      <text:p text:style-name="P1">Ssfa2<text:tab/>9.58214959344444<text:tab/>30.2900426722531<text:tab/>28.7200224268262<text:tab/>29.3190489152266<text:tab/>16.0697890913478</text:p>
      <text:p text:style-name="P1">Ssh2<text:tab/>1.20622346123953<text:tab/>1.00638453262778<text:tab/>1.71375660644521<text:tab/>2.64731759246028<text:tab/>1.98298684371427</text:p>
      <text:p text:style-name="P1">Ssh3<text:tab/>27.6631891498618<text:tab/>17.4823865113731<text:tab/>8.34487824060859<text:tab/>32.8962766711325<text:tab/>10.5711436390737</text:p>
      <text:p text:style-name="P1">Ssmem1<text:tab/>0.745003465173383<text:tab/>0.174288485028085<text:tab/>0.097448069954672<text:tab/>0.419930532398585<text:tab/>0.246522446044165</text:p>
      <text:p text:style-name="P1">Ssna1<text:tab/>35.1553280592416<text:tab/>31.9361130692586<text:tab/>27.5760527749151<text:tab/>38.824694834862<text:tab/>60.1332715704379</text:p>
      <text:p text:style-name="P1">Sspn<text:tab/>9.19096887043811<text:tab/>5.46952871594924<text:tab/>3.05186566527333<text:tab/>5.20446017636507<text:tab/>1.59658636433845</text:p>
      <text:p text:style-name="P1">Sspo<text:tab/>0.103933771121142<text:tab/>0.10330493628222<text:tab/>0.0979952785205257<text:tab/>0.101020019074265<text:tab/>0.0959986064385136</text:p>
      <text:p text:style-name="P1">Ssr1<text:tab/>79.1916332984715<text:tab/>105.172270576641<text:tab/>107.931284103735<text:tab/>152.70954597342<text:tab/>104.831034137617</text:p>
      <text:p text:style-name="P1">Ssr2<text:tab/>142.345649191539<text:tab/>161.802046710137<text:tab/>124.412005388244<text:tab/>224.633184186603<text:tab/>94.263160656358</text:p>
      <text:p text:style-name="P1">Ssr3<text:tab/>80.0650376842438<text:tab/>85.289221827218<text:tab/>63.0728858420132<text:tab/>93.2079032094985<text:tab/>47.753100157094</text:p>
      <text:p text:style-name="P1">Ssr4<text:tab/>245.974785637548<text:tab/>272.198562983355<text:tab/>262.740234973366<text:tab/>395.564311580652<text:tab/>307.532940354817</text:p>
      <text:p text:style-name="P1">Ssrp1<text:tab/>76.7239767691321<text:tab/>89.7983506243447<text:tab/>42.1742227377542<text:tab/>93.2689366732119<text:tab/>65.5754609216249</text:p>
      <text:p text:style-name="P1">Sssca1<text:tab/>20.8880218787791<text:tab/>44.0676423781246<text:tab/>34.2108903813013<text:tab/>38.7521209014496<text:tab/>48.2312963108238</text:p>
      <text:p text:style-name="P1">Sst<text:tab/>0.103933771121142<text:tab/>0.10330493628222<text:tab/>0.0979952785205257<text:tab/>0.101020019074265<text:tab/>0.0959986064385136</text:p>
      <text:p text:style-name="P1">Sstr1<text:tab/>0.103933771121142<text:tab/>0.10330493628222<text:tab/>0.0979952785205257<text:tab/>0.101020019074265<text:tab/>0.0959986064385136</text:p>
      <text:p text:style-name="P1">Sstr2<text:tab/>0.107195988240885<text:tab/>0.339485288556698<text:tab/>0.552136617412395<text:tab/>0.202125701906827<text:tab/>0.22018222520614</text:p>
      <text:p text:style-name="P1">Sstr3<text:tab/>0.103933771121142<text:tab/>0.10330493628222<text:tab/>0.0979952785205257<text:tab/>0.101020019074265<text:tab/>0.0959986064385136</text:p>
      <text:p text:style-name="P1">Sstr4<text:tab/>0.29862439921521<text:tab/>0.105291297511941<text:tab/>0.0966153969175304<text:tab/>0.138883163551295<text:tab/>0.193155399389307</text:p>
      <text:p text:style-name="P1">Sstr5<text:tab/>0.103933771121142<text:tab/>0.10330493628222<text:tab/>0.0979952785205257<text:tab/>0.101020019074265<text:tab/>0.0959986064385136</text:p>
      <text:p text:style-name="P1">Ssu72<text:tab/>66.6908210463724<text:tab/>80.8612594060409<text:tab/>62.1654357227682<text:tab/>90.2966120314816<text:tab/>107.888924240931</text:p>
      <text:p text:style-name="P1">Ssx2ip<text:tab/>7.64298345528032<text:tab/>13.0949153475139<text:tab/>9.08006447656866<text:tab/>15.086032049131<text:tab/>10.8028858835012</text:p>
      <text:p text:style-name="P1">St13<text:tab/>110.740993530707<text:tab/>148.26234463702<text:tab/>82.6424543773337<text:tab/>135.017387843202<text:tab/>109.539852748469</text:p>
      <text:p text:style-name="P1">St14<text:tab/>2.11160544092226<text:tab/>1.82831531423421<text:tab/>0.756555646631964<text:tab/>4.34492138073781<text:tab/>0.169808141521659</text:p>
      <text:p text:style-name="P1">St18<text:tab/>0.103933771121142<text:tab/>0.10330493628222<text:tab/>0.0979952785205257<text:tab/>0.101020019074265<text:tab/>0.0959986064385136</text:p>
      <text:p text:style-name="P1">St3gal1<text:tab/>4.91705913455109<text:tab/>12.5635227355439<text:tab/>13.4719473538123<text:tab/>13.976619608497<text:tab/>22.4041242386605</text:p>
      <text:p text:style-name="P1">St3gal2<text:tab/>29.7989851713065<text:tab/>28.194885745895<text:tab/>13.9969344655169<text:tab/>51.088539638502<text:tab/>17.3182633579355</text:p>
      <text:p text:style-name="P1">St3gal3<text:tab/>13.607642153287<text:tab/>8.98896030650585<text:tab/>9.64017913263218<text:tab/>20.2364350269608<text:tab/>14.9021425098536</text:p>
      <text:p text:style-name="P1">St3gal4<text:tab/>11.7359733540354<text:tab/>31.2643634398088<text:tab/>13.2203397244251<text:tab/>56.1133486951896<text:tab/>24.8834873073028</text:p>
      <text:p text:style-name="P1">St3gal5<text:tab/>14.7286793590802<text:tab/>11.0714093571047<text:tab/>8.85415735307909<text:tab/>25.1946580649036<text:tab/>12.2035699541978</text:p>
      <text:p text:style-name="P1">St3gal6<text:tab/>0.104641613233151<text:tab/>0.116070685081155<text:tab/>0.0984681179819231<text:tab/>0.113908184418091<text:tab/>0.117016127131623</text:p>
      <text:p text:style-name="P1">St5<text:tab/>42.6377340796249<text:tab/>12.5975685547865<text:tab/>13.1743673217195<text:tab/>30.8350107931179<text:tab/>6.76130017184806</text:p>
      <text:p text:style-name="P1">St6gal1<text:tab/>21.1929998620944<text:tab/>17.4029207819591<text:tab/>6.05052495496689<text:tab/>20.647026129638<text:tab/>7.76530123619077</text:p>
      <text:p text:style-name="P1">St6gal2<text:tab/>0.103933771121142<text:tab/>0.10330493628222<text:tab/>0.0979952785205257<text:tab/>0.101020019074265<text:tab/>0.0959986064385136</text:p>
      <text:p text:style-name="P1">St6galnac1<text:tab/>0.101396366150872<text:tab/>0.104457194410695<text:tab/>0.0949018115622674<text:tab/>0.344317600964838<text:tab/>0.101236190052231</text:p>
      <text:p text:style-name="P1">St6galnac2<text:tab/>0.74420781196496<text:tab/>1.49830986592059<text:tab/>0.380255577932336<text:tab/>0.913361050709331<text:tab/>0.244353024805136</text:p>
      <text:p text:style-name="P1">St6galnac3<text:tab/>1.59152924128676<text:tab/>2.5750236005679<text:tab/>1.64813688431511<text:tab/>0.833294853580355<text:tab/>0.277080470607246</text:p>
      <text:p text:style-name="P1">St6galnac5<text:tab/>0.104108413598018<text:tab/>0.103705438248089<text:tab/>0.0981501493619387<text:tab/>0.101495512454199<text:tab/>0.107861884501037</text:p>
      <text:p text:style-name="P1">St6galnac6<text:tab/>11.9054172287677<text:tab/>9.41430585131834<text:tab/>5.47590415610927<text:tab/>24.9592750485908<text:tab/>7.97961621999325</text:p>
      <text:p text:style-name="P1">St7l<text:tab/>8.03193099331002<text:tab/>9.67056636328622<text:tab/>8.1572155777993<text:tab/>10.1572526863658<text:tab/>10.4343555912251</text:p>
      <text:p text:style-name="P1">St8sia1<text:tab/>0.103933771121142<text:tab/>0.10330493628222<text:tab/>0.0979952785205257<text:tab/>0.101020019074265<text:tab/>0.0959986064385136</text:p>
      <text:p text:style-name="P1">St8sia2<text:tab/>10.3974394286419<text:tab/>11.9632262386567<text:tab/>6.59393963365584<text:tab/>1.00418188340726<text:tab/>1.87580329970278</text:p>
      <text:p text:style-name="P1">St8sia3<text:tab/>0.103933771121142<text:tab/>0.10330493628222<text:tab/>0.0979952785205257<text:tab/>0.101020019074265<text:tab/>0.0959986064385136</text:p>
      <text:p text:style-name="P1">St8sia4<text:tab/>2.55085327082466<text:tab/>0.357825491567299<text:tab/>1.05067117885435<text:tab/>2.94285640237844<text:tab/>1.21907715391095</text:p>
      <text:p text:style-name="P1">St8sia5<text:tab/>0.105265897403031<text:tab/>0.271318473566161<text:tab/>0.155755501134577<text:tab/>0.105360157008858<text:tab/>0.0957256566431367</text:p>
      <text:p text:style-name="P1"><text:soft-page-break/>St8sia6<text:tab/>0.401599878761399<text:tab/>1.86897423154532<text:tab/>0.0925238920221449<text:tab/>0.343451570609617<text:tab/>1.20763229867294</text:p>
      <text:p text:style-name="P1">Stab2<text:tab/>0.104020963584541<text:tab/>0.103439205090771<text:tab/>0.0980347241356165<text:tab/>0.104105735454903<text:tab/>0.0960151286856771</text:p>
      <text:p text:style-name="P1">Stac2<text:tab/>0.110511503316324<text:tab/>2.47393287785138<text:tab/>0.291086387269496<text:tab/>0.796887941695727<text:tab/>0.0899175239034859</text:p>
      <text:p text:style-name="P1">Stac3<text:tab/>0.379554014997434<text:tab/>1.28744122729848<text:tab/>0.198283180972598<text:tab/>0.1893447555553<text:tab/>0.36491111890438</text:p>
      <text:p text:style-name="P1">Stag1<text:tab/>5.8246942905296<text:tab/>4.52508975956436<text:tab/>2.32698700721242<text:tab/>9.96906256112101<text:tab/>5.39089346728915</text:p>
      <text:p text:style-name="P1">Stag2<text:tab/>18.6612113696913<text:tab/>13.8287667907765<text:tab/>6.3776534176777<text:tab/>19.8306874584463<text:tab/>11.3125883171081</text:p>
      <text:p text:style-name="P1">Stag3<text:tab/>0.367934683141626<text:tab/>0.194085513916528<text:tab/>0.258347797348912<text:tab/>0.16066081401422<text:tab/>0.129714048843629</text:p>
      <text:p text:style-name="P1">Stam<text:tab/>23.8312110143963<text:tab/>83.1748886707769<text:tab/>97.6762630746946<text:tab/>44.3494229597689<text:tab/>49.7181481065624</text:p>
      <text:p text:style-name="P1">Stam2<text:tab/>23.2259916099786<text:tab/>15.5391955274754<text:tab/>11.941915637067<text:tab/>27.5223668927148<text:tab/>14.4567697123076</text:p>
      <text:p text:style-name="P1">Stambp<text:tab/>10.2336064342774<text:tab/>7.75260943321859<text:tab/>6.84455289821856<text:tab/>14.5918271868986<text:tab/>12.6571134758489</text:p>
      <text:p text:style-name="P1">Stambpl1<text:tab/>9.3238801816045<text:tab/>15.2218939678747<text:tab/>3.0269354273441<text:tab/>28.8180047432683<text:tab/>6.80911888352065</text:p>
      <text:p text:style-name="P1">Stap1<text:tab/>0.106101544143836<text:tab/>0.107002663568585<text:tab/>0.268181311701025<text:tab/>0.105791181312897<text:tab/>0.0971795390623082</text:p>
      <text:p text:style-name="P1">Stap2<text:tab/>0.102193688144661<text:tab/>4.13253748183901<text:tab/>0.773559221807402<text:tab/>0.240358821206957<text:tab/>0.0898497749210712</text:p>
      <text:p text:style-name="P1">Star<text:tab/>0.25124545445729<text:tab/>0.634677924333631<text:tab/>1.03876784558854<text:tab/>0.436608239905972<text:tab/>0.581246284663216</text:p>
      <text:p text:style-name="P1">Stard10<text:tab/>5.42913407900851<text:tab/>4.45256946540333<text:tab/>2.19730208418846<text:tab/>14.465186201004<text:tab/>2.28577571530765</text:p>
      <text:p text:style-name="P1">Stard13<text:tab/>5.9080421816289<text:tab/>41.6090706222866<text:tab/>21.297261289931<text:tab/>15.9057921893272<text:tab/>7.4558891698096</text:p>
      <text:p text:style-name="P1">Stard3<text:tab/>25.319067439155<text:tab/>24.1696744004282<text:tab/>17.5133494338063<text:tab/>45.286701598178<text:tab/>26.7221263400193</text:p>
      <text:p text:style-name="P1">Stard3nl<text:tab/>37.0195749862146<text:tab/>34.738803093488<text:tab/>30.0371398314807<text:tab/>63.8686710472074<text:tab/>44.9552138390767</text:p>
      <text:p text:style-name="P1">Stard4<text:tab/>6.78195843470192<text:tab/>10.3085099757556<text:tab/>4.01260098844527<text:tab/>9.82431507921702<text:tab/>5.16143284751231</text:p>
      <text:p text:style-name="P1">Stard5<text:tab/>10.0671517723847<text:tab/>7.94091008189216<text:tab/>7.28389270929553<text:tab/>9.10168433619352<text:tab/>5.09694402013435</text:p>
      <text:p text:style-name="P1">Stard6<text:tab/>1.76840981344884<text:tab/>2.65050587001676<text:tab/>1.69077391688947<text:tab/>2.67803055991386<text:tab/>0.275130893332961</text:p>
      <text:p text:style-name="P1">Stard7<text:tab/>39.3816767589716<text:tab/>14.1658845870543<text:tab/>23.0245485174784<text:tab/>29.9852882380679<text:tab/>28.3766152522756</text:p>
      <text:p text:style-name="P1">Stard8<text:tab/>1.85191765391169<text:tab/>0.419365244752711<text:tab/>0.46304695507961<text:tab/>0.962287637159283<text:tab/>0.248379529111237</text:p>
      <text:p text:style-name="P1">Stat1<text:tab/>47.1213068605789<text:tab/>34.6434504621439<text:tab/>20.4726114035264<text:tab/>34.8038719249789<text:tab/>15.1674739428913</text:p>
      <text:p text:style-name="P1">Stat2<text:tab/>15.4698768195302<text:tab/>41.2442914276854<text:tab/>27.6121747187954<text:tab/>21.3206029240054<text:tab/>14.4360229808996</text:p>
      <text:p text:style-name="P1">Stat3<text:tab/>58.7948629773031<text:tab/>108.656476236123<text:tab/>84.4535874868685<text:tab/>87.2380998779109<text:tab/>80.0900458128306</text:p>
      <text:p text:style-name="P1">Stat4<text:tab/>0.104301680396629<text:tab/>0.180370511861195<text:tab/>0.0979749702039231<text:tab/>0.102586451805613<text:tab/>0.0956558504879225</text:p>
      <text:p text:style-name="P1">Stat5a<text:tab/>3.08634158932657<text:tab/>2.36128777543906<text:tab/>1.62401473740348<text:tab/>7.14358407221529<text:tab/>2.47233120447742</text:p>
      <text:p text:style-name="P1">Stat5b<text:tab/>9.54806402169161<text:tab/>8.9140307277559<text:tab/>3.26843201713678<text:tab/>13.5822357246136<text:tab/>6.04634183652843</text:p>
      <text:p text:style-name="P1">Stat6<text:tab/>51.4686028537189<text:tab/>54.9472448747109<text:tab/>21.6172173130186<text:tab/>81.4611102216956<text:tab/>57.8381369777237</text:p>
      <text:p text:style-name="P1">Stau1<text:tab/>32.7251238202404<text:tab/>54.4525962158077<text:tab/>59.7735664155142<text:tab/>46.7143149785424<text:tab/>37.3959643424567</text:p>
      <text:p text:style-name="P1">Stau2<text:tab/>11.9313548531441<text:tab/>13.0577551663178<text:tab/>5.59691187254296<text:tab/>13.7948133714347<text:tab/>3.99640349489272</text:p>
      <text:p text:style-name="P1">Stbd1<text:tab/>11.1346177175218<text:tab/>13.3188713799039<text:tab/>12.2274301023916<text:tab/>7.00877485316514<text:tab/>5.85815545551102</text:p>
      <text:p text:style-name="P1">Stc1<text:tab/>5.54104829387959<text:tab/>1.85704399144295<text:tab/>1.49069537118254<text:tab/>2.77056655430434<text:tab/>0.857470726893359</text:p>
      <text:p text:style-name="P1">Stc2<text:tab/>0.22733639508297<text:tab/>0.107751716598544<text:tab/>0.0995861389977869<text:tab/>0.106270643629752<text:tab/>0.220376437407801</text:p>
      <text:p text:style-name="P1">Steap1<text:tab/>0.688104636947645<text:tab/>1.36208047707188<text:tab/>2.07538419403395<text:tab/>1.0083911062366<text:tab/>0.813557555081433</text:p>
      <text:p text:style-name="P1">Steap2<text:tab/>4.27250843007268<text:tab/>2.75903885097562<text:tab/>1.83893688147277<text:tab/>3.11319543083843<text:tab/>2.19184043971611</text:p>
      <text:p text:style-name="P1">Steap3<text:tab/>6.78931745729112<text:tab/>9.47922478546996<text:tab/>7.4267554847788<text:tab/>42.3280826441673<text:tab/>12.3029863543094</text:p>
      <text:p text:style-name="P1">Steap4<text:tab/>0.103933771121142<text:tab/>0.10330493628222<text:tab/>0.0979952785205257<text:tab/>0.101020019074265<text:tab/>0.0959986064385136</text:p>
      <text:p text:style-name="P1">Stfa2l1<text:tab/>0.103933771121142<text:tab/>0.10330493628222<text:tab/>0.0979952785205257<text:tab/>0.101020019074265<text:tab/>0.0959986064385136</text:p>
      <text:p text:style-name="P1">Stfa3<text:tab/>0.103933771121142<text:tab/>0.10330493628222<text:tab/>0.0979952785205257<text:tab/>0.101020019074265<text:tab/>0.0959986064385136</text:p>
      <text:p text:style-name="P1">Stfa3l1<text:tab/>0.103933771121142<text:tab/>0.10330493628222<text:tab/>0.0979952785205257<text:tab/>0.101020019074265<text:tab/>0.0959986064385136</text:p>
      <text:p text:style-name="P1">Stim1<text:tab/>7.54165019872033<text:tab/>5.96207244515496<text:tab/>7.71172668336726<text:tab/>8.81454432047941<text:tab/>6.49832930310254</text:p>
      <text:p text:style-name="P1">Stim2<text:tab/>9.25589994216064<text:tab/>10.788317066149<text:tab/>20.3856624679778<text:tab/>17.7395609735377<text:tab/>36.0479375137158</text:p>
      <text:p text:style-name="P1">Stip1<text:tab/>104.953488377787<text:tab/>136.622853652194<text:tab/>237.589291867807<text:tab/>172.629696855095<text:tab/>230.395203420044</text:p>
      <text:p text:style-name="P1">Stk10<text:tab/>13.3816776122757<text:tab/>14.901895215059<text:tab/>14.5673224834844<text:tab/>20.2647815896909<text:tab/>17.17910089742</text:p>
      <text:p text:style-name="P1">Stk11<text:tab/>20.812299000727<text:tab/>28.7235378110066<text:tab/>22.6234036460753<text:tab/>31.6356850366263<text:tab/>39.5660313532685</text:p>
      <text:p text:style-name="P1">Stk11ip<text:tab/>5.37804703787701<text:tab/>4.30399639262087<text:tab/>3.38031465403037<text:tab/>8.10291799439139<text:tab/>8.04169642573012</text:p>
      <text:p text:style-name="P1">Stk16<text:tab/>24.4938043987536<text:tab/>21.7960834211839<text:tab/>13.4565464340662<text:tab/>36.523810539461<text:tab/>27.5380451235567</text:p>
      <text:p text:style-name="P1">Stk17b<text:tab/>14.5172625020764<text:tab/>11.6746271357171<text:tab/>17.3356394954876<text:tab/>32.035078319873<text:tab/>32.8418921455231</text:p>
      <text:p text:style-name="P1">Stk19<text:tab/>4.3046636882361<text:tab/>9.62605744614224<text:tab/>2.77346428463054<text:tab/>10.4576591305755<text:tab/>5.75202511679749</text:p>
      <text:p text:style-name="P1">Stk24<text:tab/>36.6476327802798<text:tab/>42.4627875887092<text:tab/>37.3191118534669<text:tab/>47.0376829939298<text:tab/>45.7447185101322</text:p>
      <text:p text:style-name="P1">Stk25<text:tab/>73.8323151464392<text:tab/>66.9533311203084<text:tab/>59.3621674081671<text:tab/>93.4785670659117<text:tab/>57.8290007649943</text:p>
      <text:p text:style-name="P1">Stk26<text:tab/>0.275233183393511<text:tab/>1.25885913974583<text:tab/>0.292210463659158<text:tab/>0.449373822743946<text:tab/>0.233438761687021</text:p>
      <text:p text:style-name="P1"><text:soft-page-break/>Stk3<text:tab/>23.1417934300878<text:tab/>21.3152844337235<text:tab/>20.8463183835922<text:tab/>24.8852077072727<text:tab/>15.4612181894562</text:p>
      <text:p text:style-name="P1">Stk31<text:tab/>0.103933771121142<text:tab/>0.10330493628222<text:tab/>0.0979952785205257<text:tab/>0.101020019074265<text:tab/>0.0959986064385136</text:p>
      <text:p text:style-name="P1">Stk32a<text:tab/>0.103933771121142<text:tab/>0.10330493628222<text:tab/>0.0979952785205257<text:tab/>0.101020019074265<text:tab/>0.0959986064385136</text:p>
      <text:p text:style-name="P1">Stk32b<text:tab/>0.103933771121142<text:tab/>0.10330493628222<text:tab/>0.0979952785205257<text:tab/>0.101020019074265<text:tab/>0.0959986064385136</text:p>
      <text:p text:style-name="P1">Stk32c<text:tab/>0.375589366391629<text:tab/>0.570393212341985<text:tab/>2.39692370437824<text:tab/>0.248775284821296<text:tab/>1.35286252169242</text:p>
      <text:p text:style-name="P1">Stk35<text:tab/>2.12833600450257<text:tab/>2.96792414596064<text:tab/>1.64802748239546<text:tab/>4.32961327253412<text:tab/>1.78996746184802</text:p>
      <text:p text:style-name="P1">Stk36<text:tab/>1.87779314098856<text:tab/>0.544331343663801<text:tab/>0.784910524246717<text:tab/>2.72639393922906<text:tab/>1.02948625937626</text:p>
      <text:p text:style-name="P1">Stk38<text:tab/>28.9473520342784<text:tab/>18.0430976946122<text:tab/>18.6644931711949<text:tab/>41.7565189030414<text:tab/>28.7038284948555</text:p>
      <text:p text:style-name="P1">Stk38l<text:tab/>25.4281145508662<text:tab/>83.7568898379424<text:tab/>39.5116640839804<text:tab/>58.4489828037333<text:tab/>35.8735423241365</text:p>
      <text:p text:style-name="P1">Stk39<text:tab/>3.65444263437105<text:tab/>5.19945451246984<text:tab/>2.73037712760698<text:tab/>10.4418831959997<text:tab/>4.90729515892229</text:p>
      <text:p text:style-name="P1">Stk4<text:tab/>9.13191505240347<text:tab/>4.28301849422787<text:tab/>7.77795179222647<text:tab/>6.53247075819977<text:tab/>8.39069822905178</text:p>
      <text:p text:style-name="P1">Stk40<text:tab/>12.2680046639577<text:tab/>42.0584692012907<text:tab/>24.4593689620162<text:tab/>16.3309058371404<text:tab/>14.3744543470502</text:p>
      <text:p text:style-name="P1">Stkld1<text:tab/>0.103933771121142<text:tab/>0.10330493628222<text:tab/>0.0979952785205257<text:tab/>0.101020019074265<text:tab/>0.0959986064385136</text:p>
      <text:p text:style-name="P1">Stmn1<text:tab/>174.178689727315<text:tab/>171.785651874056<text:tab/>155.987096014638<text:tab/>117.087648325614<text:tab/>45.8379946774318</text:p>
      <text:p text:style-name="P1">Stmn2<text:tab/>0.104444452833552<text:tab/>0.10416299901626<text:tab/>0.0982322349648137<text:tab/>0.127538291531258<text:tab/>0.0960943330814434</text:p>
      <text:p text:style-name="P1">Stmn3<text:tab/>0.107927448269604<text:tab/>0.237268642857601<text:tab/>0.259612443771989<text:tab/>0.186813613665971<text:tab/>0.122049637479659</text:p>
      <text:p text:style-name="P1">Stmn4<text:tab/>0.162062137765034<text:tab/>0.661978823343322<text:tab/>0.119130432000046<text:tab/>0.155123430439669<text:tab/>0.619354558762183</text:p>
      <text:p text:style-name="P1">Stom<text:tab/>29.0848435470697<text:tab/>37.4280708269354<text:tab/>40.0887626164658<text:tab/>18.3599791300925<text:tab/>16.5027723000026</text:p>
      <text:p text:style-name="P1">Stoml1<text:tab/>6.35206832236971<text:tab/>4.21853046722896<text:tab/>2.7177271377072<text:tab/>13.0791442470922<text:tab/>9.1501561228535</text:p>
      <text:p text:style-name="P1">Stoml2<text:tab/>61.4694255952409<text:tab/>66.8135605032829<text:tab/>37.1568024809213<text:tab/>85.622067981503<text:tab/>61.9401150215493</text:p>
      <text:p text:style-name="P1">Stoml3<text:tab/>0.103933771121142<text:tab/>0.10330493628222<text:tab/>0.0979952785205257<text:tab/>0.101020019074265<text:tab/>0.0959986064385136</text:p>
      <text:p text:style-name="P1">Ston1<text:tab/>16.4749069309659<text:tab/>4.31558302905189<text:tab/>4.46911489976564<text:tab/>17.7591337637545<text:tab/>4.3461049385636</text:p>
      <text:p text:style-name="P1">Ston2<text:tab/>0.118691711426456<text:tab/>0.10574190002876<text:tab/>0.102120986711426<text:tab/>0.705863466647453<text:tab/>0.133773178383658</text:p>
      <text:p text:style-name="P1">Stox1<text:tab/>0.104720074321274<text:tab/>0.104759291520474<text:tab/>0.185375429320864<text:tab/>0.102915150936359<text:tab/>0.0962001040356752</text:p>
      <text:p text:style-name="P1">Stox2<text:tab/>0.103996264477864<text:tab/>0.107400572579915<text:tab/>0.0980329466583077<text:tab/>0.101184954332638<text:tab/>0.0960111269994011</text:p>
      <text:p text:style-name="P1">Stpg1<text:tab/>0.103754350368786<text:tab/>0.103567310368816<text:tab/>0.0978268140413204<text:tab/>0.114601227724423<text:tab/>0.10536863285258</text:p>
      <text:p text:style-name="P1">Stpg2<text:tab/>0.104378638320967<text:tab/>0.104140234940639<text:tab/>0.113172444684287<text:tab/>0.102060625526756<text:tab/>0.106938080286095</text:p>
      <text:p text:style-name="P1">Stra6<text:tab/>0.103933771121142<text:tab/>0.10330493628222<text:tab/>0.0979952785205257<text:tab/>0.101020019074265<text:tab/>0.0959986064385136</text:p>
      <text:p text:style-name="P1">Strada<text:tab/>21.4185570336938<text:tab/>13.2125652151903<text:tab/>17.781856900022<text:tab/>20.6502988014532<text:tab/>21.8010946403039</text:p>
      <text:p text:style-name="P1">Stradb<text:tab/>6.29589255705868<text:tab/>3.85291618006721<text:tab/>5.9716775331823<text:tab/>8.65751273010967<text:tab/>7.70874899713782</text:p>
      <text:p text:style-name="P1">Strap<text:tab/>42.4818354636393<text:tab/>63.6092326924835<text:tab/>48.4301440515448<text:tab/>55.3369544074394<text:tab/>49.7230249310695</text:p>
      <text:p text:style-name="P1">Strbp<text:tab/>13.2743188775246<text:tab/>7.64479907337337<text:tab/>6.03645240433622<text:tab/>17.3833896081469<text:tab/>8.17467134193168</text:p>
      <text:p text:style-name="P1">Strn<text:tab/>16.1972341612389<text:tab/>10.3021482673032<text:tab/>13.6659166083095<text:tab/>21.1392359376062<text:tab/>13.4231739759196</text:p>
      <text:p text:style-name="P1">Strn3<text:tab/>30.8992495566514<text:tab/>50.7008366814733<text:tab/>39.0839182282393<text:tab/>36.0321748523403<text:tab/>23.2735173649756</text:p>
      <text:p text:style-name="P1">Strn4<text:tab/>22.8712298263707<text:tab/>31.099897100693<text:tab/>18.7305049434892<text:tab/>35.6951927469271<text:tab/>21.102774894081</text:p>
      <text:p text:style-name="P1">Sts<text:tab/>5.33437765068288<text:tab/>4.70552291860612<text:tab/>3.25875897741262<text:tab/>5.72687288431072<text:tab/>4.70450023874294</text:p>
      <text:p text:style-name="P1">Stt3a<text:tab/>68.0095051259518<text:tab/>71.1308809243885<text:tab/>51.9742911159925<text:tab/>107.67824613698<text:tab/>48.037521621984</text:p>
      <text:p text:style-name="P1">Stt3b<text:tab/>49.8135511944086<text:tab/>64.7774155165755<text:tab/>79.0091420089886<text:tab/>73.3774099430639<text:tab/>50.3928243377685</text:p>
      <text:p text:style-name="P1">Stub1<text:tab/>107.59174648839<text:tab/>108.144124579544<text:tab/>130.201833778977<text:tab/>165.501555053394<text:tab/>147.748325943016</text:p>
      <text:p text:style-name="P1">Stx11<text:tab/>14.9759141132693<text:tab/>10.4808872948176<text:tab/>8.73712911841021<text:tab/>7.19532410622877<text:tab/>6.25159456479901</text:p>
      <text:p text:style-name="P1">Stx12<text:tab/>37.5500408566445<text:tab/>33.624742381588<text:tab/>38.3384838458212<text:tab/>56.649878639748<text:tab/>41.2520834519992</text:p>
      <text:p text:style-name="P1">Stx16<text:tab/>14.2676462097272<text:tab/>7.6133861847229<text:tab/>5.08274163583692<text:tab/>20.4837298930003<text:tab/>15.8717267792441</text:p>
      <text:p text:style-name="P1">Stx17<text:tab/>9.08873114543861<text:tab/>5.18260610311507<text:tab/>5.09640398600238<text:tab/>12.3269971407618<text:tab/>5.94761773377907</text:p>
      <text:p text:style-name="P1">Stx18<text:tab/>24.7374470140015<text:tab/>28.2536601466436<text:tab/>11.563862769275<text:tab/>46.5410422432967<text:tab/>18.2804941717177</text:p>
      <text:p text:style-name="P1">Stx19<text:tab/>1.1265356035255<text:tab/>0.173613487696146<text:tab/>0.093351801721261<text:tab/>0.782800683543372<text:tab/>0.328761926082411</text:p>
      <text:p text:style-name="P1">Stx1a<text:tab/>2.76034758988965<text:tab/>5.19986634360757<text:tab/>4.79477843817092<text:tab/>3.36224383882739<text:tab/>3.50173216064457</text:p>
      <text:p text:style-name="P1">Stx1b<text:tab/>0.157156064052981<text:tab/>0.13736934847608<text:tab/>0.729034265938625<text:tab/>0.695146033594362<text:tab/>0.102270862653042</text:p>
      <text:p text:style-name="P1">Stx2<text:tab/>36.0447201296556<text:tab/>24.5816638058214<text:tab/>18.4524870291479<text:tab/>49.0956748940124<text:tab/>26.3001181413126</text:p>
      <text:p text:style-name="P1">Stx3<text:tab/>16.7657119492345<text:tab/>18.1530134205788<text:tab/>14.6763473198337<text:tab/>33.4254024320705<text:tab/>22.3303018762266</text:p>
      <text:p text:style-name="P1">Stx4<text:tab/>102.919768423169<text:tab/>92.4987755794314<text:tab/>29.3539434647226<text:tab/>134.09810904658<text:tab/>53.0394982020252</text:p>
      <text:p text:style-name="P1">Stx5<text:tab/>32.681642032242<text:tab/>33.602836332792<text:tab/>19.1509428625812<text:tab/>50.8628277735772<text:tab/>23.9963062931193</text:p>
      <text:p text:style-name="P1">Stx6<text:tab/>14.5034691667193<text:tab/>16.7648377126284<text:tab/>27.6303902926322<text:tab/>33.0193602869436<text:tab/>28.1553563665455</text:p>
      <text:p text:style-name="P1">Stx7<text:tab/>3.44584291857215<text:tab/>3.52292134690746<text:tab/>2.52689294900772<text:tab/>3.623435136298<text:tab/>2.24978089105341</text:p>
      <text:p text:style-name="P1">Stx8<text:tab/>15.5008347834667<text:tab/>20.1925732835786<text:tab/>13.6024359424792<text:tab/>27.8809942664793<text:tab/>25.9813111539878</text:p>
      <text:p text:style-name="P1"><text:soft-page-break/>Stxbp1<text:tab/>15.5384259536992<text:tab/>16.8063376861275<text:tab/>18.5392228900285<text:tab/>37.0456100832398<text:tab/>37.2783111098434</text:p>
      <text:p text:style-name="P1">Stxbp2<text:tab/>17.1369931006448<text:tab/>13.8404831252093<text:tab/>7.4904525312214<text:tab/>30.0187742526729<text:tab/>9.4190061131951</text:p>
      <text:p text:style-name="P1">Stxbp3<text:tab/>18.4991532513249<text:tab/>14.6919861889391<text:tab/>19.09477089925<text:tab/>22.064622071535<text:tab/>21.2135396504005</text:p>
      <text:p text:style-name="P1">Stxbp4<text:tab/>4.95560002137865<text:tab/>3.97958645150185<text:tab/>3.54527613019195<text:tab/>12.668257957599<text:tab/>8.87705807337455</text:p>
      <text:p text:style-name="P1">Stxbp5<text:tab/>8.20629390433186<text:tab/>5.75242368463562<text:tab/>4.87091962510073<text:tab/>11.7645419358501<text:tab/>16.9900898488147</text:p>
      <text:p text:style-name="P1">Stxbp5l<text:tab/>0.130784998560585<text:tab/>0.103654247648672<text:tab/>0.0980563301199383<text:tab/>0.101419249886246<text:tab/>0.0958903400335641</text:p>
      <text:p text:style-name="P1">Stxbp6<text:tab/>0.330252458743365<text:tab/>1.74077379652231<text:tab/>0.0860045039322449<text:tab/>2.17375410553994<text:tab/>1.42862522054369</text:p>
      <text:p text:style-name="P1">Styx<text:tab/>17.6783549173267<text:tab/>17.8814589694424<text:tab/>13.2603416651247<text:tab/>17.6438244156675<text:tab/>14.884248251222</text:p>
      <text:p text:style-name="P1">Styxl1<text:tab/>1.68305332828945<text:tab/>1.04865536618283<text:tab/>0.914222755107162<text:tab/>2.92286137515508<text:tab/>3.49358478770163</text:p>
      <text:p text:style-name="P1">Sub1<text:tab/>160.348131046109<text:tab/>183.736436834347<text:tab/>232.414495376328<text:tab/>203.608311974755<text:tab/>138.021052476365</text:p>
      <text:p text:style-name="P1">Sucla2<text:tab/>43.0464205221589<text:tab/>41.1032160425413<text:tab/>39.1228062468927<text:tab/>55.1028809741718<text:tab/>39.7655339821784</text:p>
      <text:p text:style-name="P1">Suclg1<text:tab/>98.6524985664926<text:tab/>108.919309785329<text:tab/>99.6673462932662<text:tab/>190.752970182975<text:tab/>140.942771460063</text:p>
      <text:p text:style-name="P1">Suclg2<text:tab/>92.253848420726<text:tab/>80.1823097321077<text:tab/>70.4923913687854<text:tab/>91.8522378141492<text:tab/>49.2143732795851</text:p>
      <text:p text:style-name="P1">Sucnr1<text:tab/>0.103933771121142<text:tab/>0.10330493628222<text:tab/>0.0979952785205257<text:tab/>0.101020019074265<text:tab/>0.0959986064385136</text:p>
      <text:p text:style-name="P1">Suco<text:tab/>12.9182010527782<text:tab/>14.7298222518593<text:tab/>16.893038239374<text:tab/>12.4631142532829<text:tab/>8.2266237878618</text:p>
      <text:p text:style-name="P1">Sufu<text:tab/>5.88779090601199<text:tab/>11.1546178597328<text:tab/>9.33032047177579<text:tab/>16.019363078065<text:tab/>15.9367999876567</text:p>
      <text:p text:style-name="P1">Sugct<text:tab/>0.363733015556233<text:tab/>0.522597134126343<text:tab/>1.48287698653273<text:tab/>1.56682600834422<text:tab/>1.48871470279255</text:p>
      <text:p text:style-name="P1">Sugp1<text:tab/>19.4302645944915<text:tab/>15.3865103410049<text:tab/>18.6854134127041<text:tab/>27.4399094539942<text:tab/>24.3298163966022</text:p>
      <text:p text:style-name="P1">Sugp2<text:tab/>4.95567517605437<text:tab/>3.08548480037063<text:tab/>5.37117455555687<text:tab/>4.73171581371869<text:tab/>5.89626723012205</text:p>
      <text:p text:style-name="P1">Sugt1<text:tab/>71.7864255195221<text:tab/>66.7077106953129<text:tab/>48.1428853384475<text:tab/>103.646872627701<text:tab/>93.4040914864258</text:p>
      <text:p text:style-name="P1">Sulf1<text:tab/>161.970454794896<text:tab/>167.112687347472<text:tab/>85.8888002752881<text:tab/>54.8498806968819<text:tab/>23.46673346887</text:p>
      <text:p text:style-name="P1">Sulf2<text:tab/>21.6516362759708<text:tab/>20.0952119452296<text:tab/>14.7650450785122<text:tab/>41.1732148182804<text:tab/>3.52152252055549</text:p>
      <text:p text:style-name="P1">Sult1a1<text:tab/>4.95865199238715<text:tab/>4.52197319579494<text:tab/>1.56453465178662<text:tab/>1.25445425618486<text:tab/>0.232154326200838</text:p>
      <text:p text:style-name="P1">Sult1b1<text:tab/>0.103933771121142<text:tab/>0.10330493628222<text:tab/>0.0979952785205257<text:tab/>0.101020019074265<text:tab/>0.0959986064385136</text:p>
      <text:p text:style-name="P1">Sult1c2<text:tab/>0.103933771121142<text:tab/>0.10330493628222<text:tab/>0.0979952785205257<text:tab/>0.101020019074265<text:tab/>0.0959986064385136</text:p>
      <text:p text:style-name="P1">Sult1c2a<text:tab/>0.103933771121142<text:tab/>0.10330493628222<text:tab/>0.0979952785205257<text:tab/>0.101020019074265<text:tab/>0.0959986064385136</text:p>
      <text:p text:style-name="P1">Sult1c3<text:tab/>0.103933771121142<text:tab/>0.10330493628222<text:tab/>0.0979952785205257<text:tab/>0.101020019074265<text:tab/>0.0959986064385136</text:p>
      <text:p text:style-name="P1">Sult1d1<text:tab/>0.103933771121142<text:tab/>0.10330493628222<text:tab/>0.0979952785205257<text:tab/>0.101020019074265<text:tab/>0.0959986064385136</text:p>
      <text:p text:style-name="P1">Sult1e1<text:tab/>0.103933771121142<text:tab/>0.10330493628222<text:tab/>0.0979952785205257<text:tab/>0.101020019074265<text:tab/>0.0959986064385136</text:p>
      <text:p text:style-name="P1">Sult2a1<text:tab/>0.103933771121142<text:tab/>0.10330493628222<text:tab/>0.0979952785205257<text:tab/>0.101020019074265<text:tab/>0.0959986064385136</text:p>
      <text:p text:style-name="P1">Sult2a2<text:tab/>0.103933771121142<text:tab/>0.10330493628222<text:tab/>0.0979952785205257<text:tab/>0.101020019074265<text:tab/>0.0959986064385136</text:p>
      <text:p text:style-name="P1">Sult2a6<text:tab/>0.103933771121142<text:tab/>0.10330493628222<text:tab/>0.0979952785205257<text:tab/>0.101020019074265<text:tab/>0.0959986064385136</text:p>
      <text:p text:style-name="P1">Sult2b1<text:tab/>0.133692261107228<text:tab/>0.175905562680353<text:tab/>0.0985957525802128<text:tab/>0.104379223885023<text:tab/>0.134263442922887</text:p>
      <text:p text:style-name="P1">Sult4a1<text:tab/>0.103933771121142<text:tab/>0.10330493628222<text:tab/>0.0979952785205257<text:tab/>0.101020019074265<text:tab/>0.0959986064385136</text:p>
      <text:p text:style-name="P1">Sult5a1<text:tab/>0.268265597000253<text:tab/>0.106454220928403<text:tab/>0.159575977523919<text:tab/>0.243716778724525<text:tab/>0.0944307334875617</text:p>
      <text:p text:style-name="P1">Sult6b1<text:tab/>0.0989845814759048<text:tab/>0.102306264952118<text:tab/>0.0925911799880714<text:tab/>0.568038975633437<text:tab/>0.0906981384432077</text:p>
      <text:p text:style-name="P1">Sumf1<text:tab/>33.302430210227<text:tab/>28.4995746095963<text:tab/>17.2017553960868<text:tab/>50.7101118578294<text:tab/>19.3333697985616</text:p>
      <text:p text:style-name="P1">Sumf2<text:tab/>24.6277693876279<text:tab/>22.2238278885138<text:tab/>18.9293491342153<text:tab/>47.5427816458508<text:tab/>38.1867471093525</text:p>
      <text:p text:style-name="P1">Sumo1<text:tab/>113.720727097693<text:tab/>112.271550244837<text:tab/>87.4566288428956<text:tab/>153.999028004089<text:tab/>109.727982577029</text:p>
      <text:p text:style-name="P1">Sumo2<text:tab/>220.759155578921<text:tab/>193.478390700047<text:tab/>171.352870435234<text:tab/>254.16688379301<text:tab/>98.3498236318444</text:p>
      <text:p text:style-name="P1">Sumo3<text:tab/>48.2772173027714<text:tab/>46.9189979252595<text:tab/>41.0066727691993<text:tab/>78.593251311834<text:tab/>51.831843289497</text:p>
      <text:p text:style-name="P1">Sun1<text:tab/>35.7252278579345<text:tab/>50.8264684736357<text:tab/>29.2856633858265<text:tab/>56.5195966587786<text:tab/>36.2280808306924</text:p>
      <text:p text:style-name="P1">Sun5<text:tab/>0.103933771121142<text:tab/>0.10330493628222<text:tab/>0.0979952785205257<text:tab/>0.101020019074265<text:tab/>0.0959986064385136</text:p>
      <text:p text:style-name="P1">Suox<text:tab/>1.6169947865567<text:tab/>0.710540690288587<text:tab/>1.74278619570146<text:tab/>2.06323453980384<text:tab/>1.29833680306898</text:p>
      <text:p text:style-name="P1">Supt16h<text:tab/>34.3164269367259<text:tab/>32.4324441858343<text:tab/>24.8757505390896<text:tab/>36.8797398512694<text:tab/>42.9225651974619</text:p>
      <text:p text:style-name="P1">Supt20<text:tab/>27.0667710132449<text:tab/>30.9146542899818<text:tab/>20.759393210521<text:tab/>33.4602453170512<text:tab/>17.2854766631527</text:p>
      <text:p text:style-name="P1">Supt4h1<text:tab/>54.4825345496594<text:tab/>44.3718268892684<text:tab/>30.3371915874323<text:tab/>58.7560737750382<text:tab/>43.0029543087951</text:p>
      <text:p text:style-name="P1">Supt5h<text:tab/>67.8249018105779<text:tab/>69.4939610802421<text:tab/>68.3095960323725<text:tab/>100.420264556376<text:tab/>84.4304377806627</text:p>
      <text:p text:style-name="P1">Supt6h<text:tab/>31.1201222035381<text:tab/>46.4861415671948<text:tab/>35.557665354972<text:tab/>57.4917113827015<text:tab/>47.8628917090587</text:p>
      <text:p text:style-name="P1">Supt7l<text:tab/>9.84028056292238<text:tab/>5.23005594934995<text:tab/>0.783821397427075<text:tab/>10.5454803528532<text:tab/>3.40508728682802</text:p>
      <text:p text:style-name="P1">Supv3l1<text:tab/>12.7163820371558<text:tab/>12.6798894598187<text:tab/>8.08664470492902<text:tab/>17.3122206589174<text:tab/>15.9866386188156</text:p>
      <text:p text:style-name="P1">Surf1<text:tab/>0.105234071075469<text:tab/>0.105735988298125<text:tab/>0.0990340012780913<text:tab/>0.103777046950157<text:tab/>0.173206756327329</text:p>
      <text:p text:style-name="P1">Surf2<text:tab/>0.103933771121142<text:tab/>0.10330493628222<text:tab/>0.0979952785205257<text:tab/>0.101020019074265<text:tab/>0.0959986064385136</text:p>
      <text:p text:style-name="P1">Surf4<text:tab/>3.24354277679898<text:tab/>5.79290987883<text:tab/>2.61289320571376<text:tab/>7.33320677833331<text:tab/>2.92251364223627</text:p>
      <text:p text:style-name="P1"><text:soft-page-break/>Surf6<text:tab/>7.58903987907228<text:tab/>20.0603145154417<text:tab/>9.40469100869464<text:tab/>12.2180261580984<text:tab/>14.9340829519751</text:p>
      <text:p text:style-name="P1">Susd2<text:tab/>0.342924802196607<text:tab/>0.955780506693906<text:tab/>0.349501201018475<text:tab/>0.154504056955785<text:tab/>0.0895647652197889</text:p>
      <text:p text:style-name="P1">Susd3<text:tab/>0.103933771121142<text:tab/>0.10330493628222<text:tab/>0.0979952785205257<text:tab/>0.101020019074265<text:tab/>0.0959986064385136</text:p>
      <text:p text:style-name="P1">Susd4<text:tab/>0.10473236032248<text:tab/>0.10491314749514<text:tab/>0.127099686292254<text:tab/>0.103016766239496<text:tab/>0.127010912595215</text:p>
      <text:p text:style-name="P1">Suv39h1<text:tab/>5.50470849726968<text:tab/>6.70341682328115<text:tab/>8.76845251287469<text:tab/>2.62612300309256<text:tab/>7.79220781718814</text:p>
      <text:p text:style-name="P1">Suv39h2<text:tab/>0.8267856669752<text:tab/>1.07005519257358<text:tab/>1.44143485180998<text:tab/>0.683316081779756<text:tab/>0.652840349832763</text:p>
      <text:p text:style-name="P1">Suv420h1<text:tab/>8.52677570575236<text:tab/>9.11049569216643<text:tab/>4.56347831874295<text:tab/>9.48111654712244<text:tab/>4.5701084989194</text:p>
      <text:p text:style-name="P1">Suv420h2<text:tab/>12.0509869506714<text:tab/>7.11843378597533<text:tab/>3.7237052700343<text:tab/>11.6592967841619<text:tab/>5.58971648192497</text:p>
      <text:p text:style-name="P1">Sv2a<text:tab/>10.955498968163<text:tab/>6.08512636396767<text:tab/>5.49979486929255<text:tab/>31.3945780822775<text:tab/>6.93438025720405</text:p>
      <text:p text:style-name="P1">Sv2b<text:tab/>0.103933771121142<text:tab/>0.10330493628222<text:tab/>0.0979952785205257<text:tab/>0.101020019074265<text:tab/>0.0959986064385136</text:p>
      <text:p text:style-name="P1">Sv2c<text:tab/>0.103933771121142<text:tab/>0.10330493628222<text:tab/>0.0979952785205257<text:tab/>0.101020019074265<text:tab/>0.0959986064385136</text:p>
      <text:p text:style-name="P1">Sval1<text:tab/>0.103933771121142<text:tab/>0.10330493628222<text:tab/>0.0979952785205257<text:tab/>0.101020019074265<text:tab/>0.0959986064385136</text:p>
      <text:p text:style-name="P1">Sval2<text:tab/>0.103933771121142<text:tab/>0.10330493628222<text:tab/>0.0979952785205257<text:tab/>0.101020019074265<text:tab/>0.0959986064385136</text:p>
      <text:p text:style-name="P1">Svbp<text:tab/>61.8911860319801<text:tab/>45.3272018807762<text:tab/>32.92941209473<text:tab/>43.9096236991467<text:tab/>13.3688274783836</text:p>
      <text:p text:style-name="P1">Svil<text:tab/>8.46764215455859<text:tab/>8.45095734894235<text:tab/>1.88471297758774<text:tab/>11.4180539710851<text:tab/>1.63897716636044</text:p>
      <text:p text:style-name="P1">Svip<text:tab/>0.103176440489945<text:tab/>0.146821144414483<text:tab/>0.0973377505030853<text:tab/>0.160612694225172<text:tab/>0.0949489561527282</text:p>
      <text:p text:style-name="P1">Svop<text:tab/>0.174193333974701<text:tab/>0.141236381475173<text:tab/>0.11163626089372<text:tab/>0.173155219569644<text:tab/>0.104923058608601</text:p>
      <text:p text:style-name="P1">Svs1<text:tab/>0.103933771121142<text:tab/>0.10330493628222<text:tab/>0.0979952785205257<text:tab/>0.101020019074265<text:tab/>0.0959986064385136</text:p>
      <text:p text:style-name="P1">Svs3a<text:tab/>0.103933771121142<text:tab/>0.10330493628222<text:tab/>0.0979952785205257<text:tab/>0.101020019074265<text:tab/>0.0959986064385136</text:p>
      <text:p text:style-name="P1">Svs3b<text:tab/>0.103933771121142<text:tab/>0.10330493628222<text:tab/>0.0979952785205257<text:tab/>0.101020019074265<text:tab/>0.0959986064385136</text:p>
      <text:p text:style-name="P1">Svs4<text:tab/>0.103933771121142<text:tab/>0.10330493628222<text:tab/>0.0979952785205257<text:tab/>0.101020019074265<text:tab/>0.0959986064385136</text:p>
      <text:p text:style-name="P1">Svs5<text:tab/>0.103933771121142<text:tab/>0.10330493628222<text:tab/>0.0979952785205257<text:tab/>0.101020019074265<text:tab/>0.0959986064385136</text:p>
      <text:p text:style-name="P1">Svs6<text:tab/>0.103933771121142<text:tab/>0.10330493628222<text:tab/>0.0979952785205257<text:tab/>0.101020019074265<text:tab/>0.0959986064385136</text:p>
      <text:p text:style-name="P1">Swap70<text:tab/>15.6461004861727<text:tab/>16.9275737774397<text:tab/>22.9810932746438<text:tab/>40.7081533717029<text:tab/>22.7488593632878</text:p>
      <text:p text:style-name="P1">Swi5<text:tab/>227.370319095665<text:tab/>298.12349717191<text:tab/>196.265705031122<text:tab/>402.208118047107<text:tab/>193.414436224156</text:p>
      <text:p text:style-name="P1">Swsap1<text:tab/>6.7697173461598<text:tab/>2.38442564546047<text:tab/>1.64719275965017<text:tab/>7.8844498865097<text:tab/>3.41668217059551</text:p>
      <text:p text:style-name="P1">Swt1<text:tab/>6.72456961476694<text:tab/>7.75004475903895<text:tab/>8.6085434032456<text:tab/>7.87136945806553<text:tab/>6.42734268368717</text:p>
      <text:p text:style-name="P1">Syap1<text:tab/>54.7334897051413<text:tab/>54.266924863619<text:tab/>77.556741947996<text:tab/>47.7816642433971<text:tab/>42.794212749738</text:p>
      <text:p text:style-name="P1">Syce1<text:tab/>0.101835643327463<text:tab/>0.191825206244316<text:tab/>0.137109276997055<text:tab/>0.263978273695788<text:tab/>0.0926897088029707</text:p>
      <text:p text:style-name="P1">Syce2<text:tab/>0.802133071860961<text:tab/>3.78193039252304<text:tab/>1.30309476486287<text:tab/>2.70438466886751<text:tab/>2.68341054770367</text:p>
      <text:p text:style-name="P1">Syce3<text:tab/>0.103933771121142<text:tab/>0.10330493628222<text:tab/>0.0979952785205257<text:tab/>0.101020019074265<text:tab/>0.0959986064385136</text:p>
      <text:p text:style-name="P1">Sycn<text:tab/>0.103933771121142<text:tab/>0.10330493628222<text:tab/>0.0979952785205257<text:tab/>0.101020019074265<text:tab/>0.0959986064385136</text:p>
      <text:p text:style-name="P1">Sycp1<text:tab/>0.103933771121142<text:tab/>0.10330493628222<text:tab/>0.0979952785205257<text:tab/>0.101020019074265<text:tab/>0.0959986064385136</text:p>
      <text:p text:style-name="P1">Sycp2<text:tab/>0.307632284100329<text:tab/>0.562504627002074<text:tab/>0.308875899932386<text:tab/>0.182675399524513<text:tab/>0.154467399677669</text:p>
      <text:p text:style-name="P1">Sycp3<text:tab/>0.131411024620993<text:tab/>0.108964821735804<text:tab/>0.0946100451323654<text:tab/>0.516268123915322<text:tab/>0.547369079815917</text:p>
      <text:p text:style-name="P1">Syde1<text:tab/>29.9635338302569<text:tab/>60.3573275496095<text:tab/>12.9696708074732<text:tab/>29.0949506430818<text:tab/>12.1038285844587</text:p>
      <text:p text:style-name="P1">Syde2<text:tab/>17.7406694264894<text:tab/>6.68134974576723<text:tab/>6.36943969275861<text:tab/>8.57205521720848<text:tab/>4.5092460239675</text:p>
      <text:p text:style-name="P1">Syf2<text:tab/>62.992431186822<text:tab/>51.8022565082264<text:tab/>42.307448210199<text:tab/>80.4277583036942<text:tab/>66.9493357040796</text:p>
      <text:p text:style-name="P1">Syk<text:tab/>0.103933771121142<text:tab/>0.10330493628222<text:tab/>0.0979952785205257<text:tab/>0.101020019074265<text:tab/>0.0959986064385136</text:p>
      <text:p text:style-name="P1">Sympk<text:tab/>20.9844316805461<text:tab/>20.7278648610524<text:tab/>18.6980364678857<text:tab/>39.4984330328864<text:tab/>36.3767205135743</text:p>
      <text:p text:style-name="P1">Syn1<text:tab/>0.516656103765642<text:tab/>1.58983892318842<text:tab/>0.65221507596898<text:tab/>0.6690394878032<text:tab/>1.01922300749364</text:p>
      <text:p text:style-name="P1">Syn2<text:tab/>0.127893815447927<text:tab/>0.103622332960069<text:tab/>0.0980506590268086<text:tab/>0.101380804089948<text:tab/>0.0958996697764664</text:p>
      <text:p text:style-name="P1">Syn3<text:tab/>0.467126846356444<text:tab/>0.160923644932659<text:tab/>0.240693411950585<text:tab/>0.121886230755391<text:tab/>0.105924326663564</text:p>
      <text:p text:style-name="P1">Syna<text:tab/>0.103282414646833<text:tab/>0.103150008926454<text:tab/>0.0974440057991537<text:tab/>0.129557204572476<text:tab/>0.0952926832630166</text:p>
      <text:p text:style-name="P1">Synb<text:tab/>0.104245566844777<text:tab/>0.103806948734046<text:tab/>0.0981381987488526<text:tab/>0.114355842849997<text:tab/>0.0960575212792786</text:p>
      <text:p text:style-name="P1">Sync<text:tab/>24.978478877933<text:tab/>17.45049618395<text:tab/>3.94098549616667<text:tab/>19.7492703748166<text:tab/>1.87393171953242</text:p>
      <text:p text:style-name="P1">Syncrip<text:tab/>42.9755480921804<text:tab/>73.8655396274634<text:tab/>41.2475179814513<text:tab/>58.3178894153279<text:tab/>45.8248889765074</text:p>
      <text:p text:style-name="P1">Syndig1<text:tab/>1.45567977240753<text:tab/>1.46130224578651<text:tab/>0.605386601000339<text:tab/>2.54528643239787<text:tab/>0.592430704264598</text:p>
      <text:p text:style-name="P1">Syndig1l<text:tab/>0.102855495825386<text:tab/>0.103048731777009<text:tab/>0.0971474737071738<text:tab/>0.15518405041395<text:tab/>0.0949193564022036</text:p>
      <text:p text:style-name="P1">Syne3<text:tab/>1.37069349723444<text:tab/>2.5918855310726<text:tab/>3.32300448413836<text:tab/>3.19134107260659<text:tab/>1.95610064959826</text:p>
      <text:p text:style-name="P1">Syne4<text:tab/>0.103933771121142<text:tab/>0.10330493628222<text:tab/>0.0979952785205257<text:tab/>0.101020019074265<text:tab/>0.0959986064385136</text:p>
      <text:p text:style-name="P1">Syngap1<text:tab/>6.08751880406493<text:tab/>6.79043820999484<text:tab/>3.09194962952255<text:tab/>15.2456727678785<text:tab/>3.67552235194051</text:p>
      <text:p text:style-name="P1">Syngr1<text:tab/>0.0987881498025727<text:tab/>0.185475540607932<text:tab/>0.0915838444584517<text:tab/>1.62636538084435<text:tab/>0.418733409801385</text:p>
      <text:p text:style-name="P1">Syngr2<text:tab/>68.1969661637876<text:tab/>68.2177762319481<text:tab/>66.7293518584255<text:tab/>94.8657988672971<text:tab/>60.6109890148091</text:p>
      <text:p text:style-name="P1"><text:soft-page-break/>Syngr3<text:tab/>0.643774812504649<text:tab/>0.593670899195663<text:tab/>0.334589830272146<text:tab/>0.479692578791565<text:tab/>0.356583028955718</text:p>
      <text:p text:style-name="P1">Syngr4<text:tab/>0.238082846108256<text:tab/>1.11943695380962<text:tab/>0.0926766649850959<text:tab/>0.136443700954455<text:tab/>0.13937912848716</text:p>
      <text:p text:style-name="P1">Synj1<text:tab/>7.29708837428778<text:tab/>10.4092921874751<text:tab/>10.1095743208576<text:tab/>12.208278142317<text:tab/>9.10960431865354</text:p>
      <text:p text:style-name="P1">Synj2<text:tab/>6.74573962699054<text:tab/>3.29393372325246<text:tab/>1.72284606133963<text:tab/>9.61823171958346<text:tab/>1.76093140997035</text:p>
      <text:p text:style-name="P1">Synj2bp<text:tab/>12.5793101446904<text:tab/>12.5282368315396<text:tab/>16.8278007753086<text:tab/>19.6386376880025<text:tab/>14.5808011166809</text:p>
      <text:p text:style-name="P1">Synm<text:tab/>1.25532544775259<text:tab/>3.38450739568138<text:tab/>2.16630468680551<text:tab/>5.31859264595724<text:tab/>2.74647931486286</text:p>
      <text:p text:style-name="P1">Synpo<text:tab/>73.5750436431395<text:tab/>43.258292122894<text:tab/>14.5671650980637<text:tab/>74.1247215186996<text:tab/>19.2597856000353</text:p>
      <text:p text:style-name="P1">Synpo2<text:tab/>6.64013606146416<text:tab/>7.67757000135656<text:tab/>4.82872943311938<text:tab/>9.72049529842234<text:tab/>2.56048381412298</text:p>
      <text:p text:style-name="P1">Synpo2l<text:tab/>6.39334946754795<text:tab/>3.62098501234954<text:tab/>0.235453630178073<text:tab/>0.56416795491095<text:tab/>0.112233781488361</text:p>
      <text:p text:style-name="P1">Synpr<text:tab/>0.1853529952241<text:tab/>0.221948966779857<text:tab/>0.135617366128876<text:tab/>0.173016663848587<text:tab/>0.0941837594244282</text:p>
      <text:p text:style-name="P1">Synrg<text:tab/>14.299476069268<text:tab/>11.8085187446293<text:tab/>15.7901674778203<text:tab/>15.9293839660904<text:tab/>17.0380044516373</text:p>
      <text:p text:style-name="P1">Syp<text:tab/>0.103933771121142<text:tab/>0.10330493628222<text:tab/>0.0979952785205257<text:tab/>0.101020019074265<text:tab/>0.0959986064385136</text:p>
      <text:p text:style-name="P1">Sypl1<text:tab/>68.3534727437835<text:tab/>88.4359690083952<text:tab/>77.9657713107451<text:tab/>96.4522724185507<text:tab/>109.2088860256</text:p>
      <text:p text:style-name="P1">Sypl2<text:tab/>0.103933771121142<text:tab/>0.10330493628222<text:tab/>0.0979952785205257<text:tab/>0.101020019074265<text:tab/>0.0959986064385136</text:p>
      <text:p text:style-name="P1">Syt1<text:tab/>0.0943235485118663<text:tab/>0.872297980481486<text:tab/>0.108836919070729<text:tab/>1.81544319181861<text:tab/>0.959445192324734</text:p>
      <text:p text:style-name="P1">Syt10<text:tab/>0.103933771121142<text:tab/>0.10330493628222<text:tab/>0.0979952785205257<text:tab/>0.101020019074265<text:tab/>0.0959986064385136</text:p>
      <text:p text:style-name="P1">Syt11<text:tab/>14.5007516644109<text:tab/>9.58211511061425<text:tab/>3.60078592239898<text:tab/>20.2973217770936<text:tab/>22.3263145357914</text:p>
      <text:p text:style-name="P1">Syt12<text:tab/>2.14625033362593<text:tab/>3.44051578105663<text:tab/>0.924450101344991<text:tab/>4.28639466539884<text:tab/>0.941509772283463</text:p>
      <text:p text:style-name="P1">Syt13<text:tab/>0.104344442001973<text:tab/>0.103996013381693<text:tab/>0.123623759324593<text:tab/>0.101915337212876<text:tab/>0.0961174247114791</text:p>
      <text:p text:style-name="P1">Syt15<text:tab/>0.126875085367872<text:tab/>0.126821992977146<text:tab/>0.098104156311121<text:tab/>0.117045937764542<text:tab/>0.104167618250329</text:p>
      <text:p text:style-name="P1">Syt17<text:tab/>6.57649521353827<text:tab/>2.31365726956919<text:tab/>1.16731182222328<text:tab/>12.5022659302605<text:tab/>0.592679900703776</text:p>
      <text:p text:style-name="P1">Syt2<text:tab/>0.104073717768723<text:tab/>0.151939115186682<text:tab/>0.0978664802385223<text:tab/>0.101878434034041<text:tab/>0.0956630140867802</text:p>
      <text:p text:style-name="P1">Syt3<text:tab/>0.164472261438482<text:tab/>0.223332035041558<text:tab/>0.0979086102116404<text:tab/>0.218913531508486<text:tab/>0.131462269303595</text:p>
      <text:p text:style-name="P1">Syt4<text:tab/>0.103933771121142<text:tab/>0.10330493628222<text:tab/>0.0979952785205257<text:tab/>0.101020019074265<text:tab/>0.0959986064385136</text:p>
      <text:p text:style-name="P1">Syt5<text:tab/>3.35466396946814<text:tab/>6.23664471105751<text:tab/>3.00013282662065<text:tab/>6.63282201516713<text:tab/>6.67547215709462</text:p>
      <text:p text:style-name="P1">Syt6<text:tab/>0.104825372331831<text:tab/>0.175845626535365<text:tab/>0.0984205505095763<text:tab/>0.103755298690649<text:tab/>0.119928117051383</text:p>
      <text:p text:style-name="P1">Syt7<text:tab/>0.104035300249386<text:tab/>0.105203790707212<text:tab/>0.141121066308204<text:tab/>0.126599193885122<text:tab/>0.170983927099921</text:p>
      <text:p text:style-name="P1">Syt8<text:tab/>0.102595493298408<text:tab/>0.104879068362236<text:tab/>0.0968288268093165<text:tab/>0.442272628036249<text:tab/>0.0940232501107008</text:p>
      <text:p text:style-name="P1">Syt9<text:tab/>0.103933771121142<text:tab/>0.10330493628222<text:tab/>0.0979952785205257<text:tab/>0.101020019074265<text:tab/>0.0959986064385136</text:p>
      <text:p text:style-name="P1">Sytl1<text:tab/>0.324523758929653<text:tab/>1.99523113803684<text:tab/>0.701072094042895<text:tab/>7.55861321325505<text:tab/>0.355816726174184</text:p>
      <text:p text:style-name="P1">Sytl3<text:tab/>0.104363557049233<text:tab/>0.104031466926197<text:tab/>0.125494792407912<text:tab/>0.101961534750823<text:tab/>0.0961224151610705</text:p>
      <text:p text:style-name="P1">Sytl4<text:tab/>4.07209517513042<text:tab/>3.68836363037535<text:tab/>2.42770912152285<text:tab/>4.29526010029812<text:tab/>0.938661020280171</text:p>
      <text:p text:style-name="P1">Sytl5<text:tab/>0.338256615126392<text:tab/>1.27651852991234<text:tab/>0.255663015744535<text:tab/>0.886418476437313<text:tab/>0.469077238017354</text:p>
      <text:p text:style-name="P1">Syvn1<text:tab/>28.6493977940135<text:tab/>24.5068064878842<text:tab/>23.0160700120504<text:tab/>38.4230650969167<text:tab/>30.8283287825025</text:p>
      <text:p text:style-name="P1">Szrd1<text:tab/>28.8471818404973<text:tab/>48.673727717129<text:tab/>38.9987659237663<text:tab/>47.3693282257119<text:tab/>49.2962912653684</text:p>
      <text:p text:style-name="P1">T<text:tab/>0.103933771121142<text:tab/>0.10330493628222<text:tab/>0.0979952785205257<text:tab/>0.101020019074265<text:tab/>0.0959986064385136</text:p>
      <text:p text:style-name="P1">T2<text:tab/>0.103933771121142<text:tab/>0.10330493628222<text:tab/>0.0979952785205257<text:tab/>0.101020019074265<text:tab/>0.0959986064385136</text:p>
      <text:p text:style-name="P1">Taar1<text:tab/>0.103933771121142<text:tab/>0.10330493628222<text:tab/>0.0979952785205257<text:tab/>0.101020019074265<text:tab/>0.0959986064385136</text:p>
      <text:p text:style-name="P1">Taar2<text:tab/>0.103933771121142<text:tab/>0.10330493628222<text:tab/>0.0979952785205257<text:tab/>0.101020019074265<text:tab/>0.0959986064385136</text:p>
      <text:p text:style-name="P1">Taar3<text:tab/>0.103933771121142<text:tab/>0.10330493628222<text:tab/>0.0979952785205257<text:tab/>0.101020019074265<text:tab/>0.0959986064385136</text:p>
      <text:p text:style-name="P1">Taar4<text:tab/>0.103933771121142<text:tab/>0.10330493628222<text:tab/>0.0979952785205257<text:tab/>0.101020019074265<text:tab/>0.0959986064385136</text:p>
      <text:p text:style-name="P1">Taar5<text:tab/>0.103933771121142<text:tab/>0.10330493628222<text:tab/>0.0979952785205257<text:tab/>0.101020019074265<text:tab/>0.0959986064385136</text:p>
      <text:p text:style-name="P1">Taar6<text:tab/>0.103933771121142<text:tab/>0.10330493628222<text:tab/>0.0979952785205257<text:tab/>0.101020019074265<text:tab/>0.0959986064385136</text:p>
      <text:p text:style-name="P1">Taar7a<text:tab/>0.103933771121142<text:tab/>0.10330493628222<text:tab/>0.0979952785205257<text:tab/>0.101020019074265<text:tab/>0.0959986064385136</text:p>
      <text:p text:style-name="P1">Taar7b<text:tab/>0.103933771121142<text:tab/>0.10330493628222<text:tab/>0.0979952785205257<text:tab/>0.101020019074265<text:tab/>0.0959986064385136</text:p>
      <text:p text:style-name="P1">Taar7c<text:tab/>0.103933771121142<text:tab/>0.10330493628222<text:tab/>0.0979952785205257<text:tab/>0.101020019074265<text:tab/>0.0959986064385136</text:p>
      <text:p text:style-name="P1">Taar7d<text:tab/>0.103933771121142<text:tab/>0.10330493628222<text:tab/>0.0979952785205257<text:tab/>0.101020019074265<text:tab/>0.0959986064385136</text:p>
      <text:p text:style-name="P1">Taar7e<text:tab/>0.103933771121142<text:tab/>0.10330493628222<text:tab/>0.0979952785205257<text:tab/>0.101020019074265<text:tab/>0.0959986064385136</text:p>
      <text:p text:style-name="P1">Taar7g<text:tab/>0.103933771121142<text:tab/>0.10330493628222<text:tab/>0.0979952785205257<text:tab/>0.101020019074265<text:tab/>0.0959986064385136</text:p>
      <text:p text:style-name="P1">Taar7h<text:tab/>0.103933771121142<text:tab/>0.10330493628222<text:tab/>0.0979952785205257<text:tab/>0.101020019074265<text:tab/>0.0959986064385136</text:p>
      <text:p text:style-name="P1">Taar8a<text:tab/>0.103933771121142<text:tab/>0.10330493628222<text:tab/>0.0979952785205257<text:tab/>0.101020019074265<text:tab/>0.0959986064385136</text:p>
      <text:p text:style-name="P1">Taar8b<text:tab/>0.103933771121142<text:tab/>0.10330493628222<text:tab/>0.0979952785205257<text:tab/>0.101020019074265<text:tab/>0.0959986064385136</text:p>
      <text:p text:style-name="P1">Taar8c<text:tab/>0.103933771121142<text:tab/>0.10330493628222<text:tab/>0.0979952785205257<text:tab/>0.101020019074265<text:tab/>0.0959986064385136</text:p>
      <text:p text:style-name="P1">Taar9<text:tab/>0.103933771121142<text:tab/>0.10330493628222<text:tab/>0.0979952785205257<text:tab/>0.101020019074265<text:tab/>0.0959986064385136</text:p>
      <text:p text:style-name="P1"><text:soft-page-break/>Tab1<text:tab/>9.7425134372455<text:tab/>4.49056017996409<text:tab/>2.34004196094762<text:tab/>8.9900042362238<text:tab/>6.67984840801154</text:p>
      <text:p text:style-name="P1">Tab2<text:tab/>26.4602530405219<text:tab/>30.439549481269<text:tab/>18.4181710054254<text:tab/>32.8577719834142<text:tab/>20.7169905084759</text:p>
      <text:p text:style-name="P1">Tac1<text:tab/>0.104660917760359<text:tab/>0.10462932498249<text:tab/>0.170810214812062<text:tab/>0.102744180217677<text:tab/>0.0961897364382388</text:p>
      <text:p text:style-name="P1">Tac3<text:tab/>0.101834782462044<text:tab/>0.103474254344002<text:tab/>0.355703276312833<text:tab/>0.101227274924017<text:tab/>0.0938719491240901</text:p>
      <text:p text:style-name="P1">Tac4<text:tab/>0.101127530847914<text:tab/>0.126948226861349<text:tab/>0.0947533647666671<text:tab/>0.280189077144964<text:tab/>0.0928397773714747</text:p>
      <text:p text:style-name="P1">Tacc1<text:tab/>15.1617668716339<text:tab/>16.4511368050824<text:tab/>17.9944701557504<text:tab/>17.6148964772418<text:tab/>10.3653510065995</text:p>
      <text:p text:style-name="P1">Tacc2<text:tab/>11.3917316459492<text:tab/>11.5378515856393<text:tab/>4.54491747100629<text:tab/>20.6338690604106<text:tab/>13.8583388388338</text:p>
      <text:p text:style-name="P1">Tacc3<text:tab/>25.6100694940001<text:tab/>18.3436034083223<text:tab/>11.5659282397774<text:tab/>7.77814352974874<text:tab/>1.52203092625784</text:p>
      <text:p text:style-name="P1">Taco1<text:tab/>2.98933404833659<text:tab/>0.652093847627939<text:tab/>1.0005797450141<text:tab/>4.25929712316158<text:tab/>4.27633625445772</text:p>
      <text:p text:style-name="P1">Tacr1<text:tab/>0.103718329751242<text:tab/>0.10325331972285<text:tab/>0.0977915280019457<text:tab/>0.109404480966537<text:tab/>0.095735826191866</text:p>
      <text:p text:style-name="P1">Tacr2<text:tab/>0.104710206073336<text:tab/>0.104671120859566<text:tab/>0.127950412363165<text:tab/>0.110424426597414<text:tab/>0.103470592791175</text:p>
      <text:p text:style-name="P1">Tacr3<text:tab/>0.104943246821819<text:tab/>0.10534233325954<text:tab/>0.0986750247160961<text:tab/>0.135463747436635<text:tab/>0.136188202988932</text:p>
      <text:p text:style-name="P1">Tacstd2<text:tab/>0.103933771121142<text:tab/>0.10330493628222<text:tab/>0.0979952785205257<text:tab/>0.101020019074265<text:tab/>0.0959986064385136</text:p>
      <text:p text:style-name="P1">Tada1<text:tab/>7.67889175371101<text:tab/>13.5596496551631<text:tab/>9.70131819512171<text:tab/>11.4254786434433<text:tab/>8.68989064396427</text:p>
      <text:p text:style-name="P1">Tada2a<text:tab/>11.9756241179347<text:tab/>6.46357184488659<text:tab/>7.71489110891302<text:tab/>12.3716477827642<text:tab/>12.0372341598933</text:p>
      <text:p text:style-name="P1">Tada2b<text:tab/>8.52544333247551<text:tab/>7.90665917552021<text:tab/>11.5592633689925<text:tab/>13.6497730763265<text:tab/>11.5938557133796</text:p>
      <text:p text:style-name="P1">Tada3<text:tab/>22.0014545070118<text:tab/>11.1870263037752<text:tab/>5.10062137723075<text:tab/>31.0673985126382<text:tab/>16.8098673065765</text:p>
      <text:p text:style-name="P1">Taf1<text:tab/>10.7559087946303<text:tab/>11.166106267539<text:tab/>7.10828113111422<text:tab/>11.5863568414323<text:tab/>7.39926161250291</text:p>
      <text:p text:style-name="P1">Taf10<text:tab/>90.6982764429373<text:tab/>92.4150600661591<text:tab/>93.1894780340746<text:tab/>151.201527369486<text:tab/>221.074109459747</text:p>
      <text:p text:style-name="P1">Taf11<text:tab/>15.691667505128<text:tab/>12.5645886662451<text:tab/>10.2333311925624<text:tab/>21.4062585055634<text:tab/>16.6163970713346</text:p>
      <text:p text:style-name="P1">Taf12<text:tab/>16.2784810764977<text:tab/>17.9403131485839<text:tab/>26.7444106856521<text:tab/>27.9756630186072<text:tab/>42.2891803717462</text:p>
      <text:p text:style-name="P1">Taf13<text:tab/>20.6482864062321<text:tab/>18.2844734434053<text:tab/>23.5452701322784<text:tab/>24.4554238315106<text:tab/>35.1584179225568</text:p>
      <text:p text:style-name="P1">Taf15<text:tab/>56.8065218917966<text:tab/>60.1215087996532<text:tab/>75.2685189493221<text:tab/>67.3888682203717<text:tab/>97.7355281020963</text:p>
      <text:p text:style-name="P1">Taf1a<text:tab/>4.64049091852519<text:tab/>7.5485988342653<text:tab/>10.2474987763372<text:tab/>6.21931602413421<text:tab/>6.07065913950985</text:p>
      <text:p text:style-name="P1">Taf1b<text:tab/>3.99515050052528<text:tab/>3.64325448714608<text:tab/>2.78763151177968<text:tab/>3.03152294609055<text:tab/>2.41931223963443</text:p>
      <text:p text:style-name="P1">Taf1c<text:tab/>9.54786372586473<text:tab/>14.5020979342069<text:tab/>9.85134529039325<text:tab/>10.375376528178<text:tab/>9.9628393415322</text:p>
      <text:p text:style-name="P1">Taf1d<text:tab/>38.2070467885939<text:tab/>73.6709706038033<text:tab/>59.1299272448877<text:tab/>22.0772773609927<text:tab/>30.3251639479881</text:p>
      <text:p text:style-name="P1">Taf2<text:tab/>10.799317229139<text:tab/>9.98187041599335<text:tab/>11.396146578798<text:tab/>13.049862282878<text:tab/>11.8289898122783</text:p>
      <text:p text:style-name="P1">Taf3<text:tab/>3.09684752294126<text:tab/>2.9454230993144<text:tab/>3.45673734088718<text:tab/>4.20733756839087<text:tab/>4.1550432633474</text:p>
      <text:p text:style-name="P1">Taf5<text:tab/>2.4866151026494<text:tab/>3.26776898098085<text:tab/>2.79605960245672<text:tab/>1.34169546163384<text:tab/>2.84373987088864</text:p>
      <text:p text:style-name="P1">Taf5l<text:tab/>20.1898218674473<text:tab/>19.0205597426936<text:tab/>20.7312113140453<text:tab/>15.2706332475436<text:tab/>11.7729422703109</text:p>
      <text:p text:style-name="P1">Taf6<text:tab/>20.181660914257<text:tab/>13.4551318645975<text:tab/>8.68151940785392<text:tab/>35.0873823625604<text:tab/>18.9651603494929</text:p>
      <text:p text:style-name="P1">Taf6l<text:tab/>6.93683499299756<text:tab/>3.48536600507015<text:tab/>6.79553038920924<text:tab/>11.4866723102491<text:tab/>15.7447384787769</text:p>
      <text:p text:style-name="P1">Taf7<text:tab/>8.20389506674125<text:tab/>12.8877084686422<text:tab/>7.93700687282368<text:tab/>8.37907357510084<text:tab/>6.00967378363199</text:p>
      <text:p text:style-name="P1">Taf7l<text:tab/>0.156053377532189<text:tab/>0.103892790187804<text:tab/>0.0980984464199546<text:tab/>0.101716877477583<text:tab/>0.0958231677216679</text:p>
      <text:p text:style-name="P1">Taf8<text:tab/>9.31600772084238<text:tab/>3.85213501790386<text:tab/>4.86374475167302<text:tab/>10.1414800654033<text:tab/>8.95763218470687</text:p>
      <text:p text:style-name="P1">Taf9<text:tab/>80.2824180478729<text:tab/>103.031645118531<text:tab/>90.2981495102055<text:tab/>112.721773870557<text:tab/>94.8317791067626</text:p>
      <text:p text:style-name="P1">Taf9b<text:tab/>2.50531353277511<text:tab/>1.78598283733511<text:tab/>1.52458116171062<text:tab/>3.13876604370045<text:tab/>0.901433395467791</text:p>
      <text:p text:style-name="P1">Tagap<text:tab/>0.103933771121142<text:tab/>0.10330493628222<text:tab/>0.0979952785205257<text:tab/>0.101020019074265<text:tab/>0.0959986064385136</text:p>
      <text:p text:style-name="P1">Tagln<text:tab/>4044.79066145525<text:tab/>4770.72754976079<text:tab/>6621.02430390722<text:tab/>799.069590393504<text:tab/>280.457673208485</text:p>
      <text:p text:style-name="P1">Tagln2<text:tab/>511.149648321138<text:tab/>965.449780872609<text:tab/>753.971054936674<text:tab/>766.401472076711<text:tab/>506.163710362258</text:p>
      <text:p text:style-name="P1">Tagln3<text:tab/>0.103933771121142<text:tab/>0.10330493628222<text:tab/>0.0979952785205257<text:tab/>0.101020019074265<text:tab/>0.0959986064385136</text:p>
      <text:p text:style-name="P1">Tal1<text:tab/>0.103862596989244<text:tab/>0.103658938919091<text:tab/>0.111556345534594<text:tab/>0.115143720682896<text:tab/>0.0956828432780889</text:p>
      <text:p text:style-name="P1">Tal2<text:tab/>0.101485064839938<text:tab/>0.103667224420537<text:tab/>0.567319383275556<text:tab/>0.10138189342006<text:tab/>0.093503007479923</text:p>
      <text:p text:style-name="P1">Taldo1<text:tab/>102.42933487093<text:tab/>136.390273276352<text:tab/>116.89626829567<text:tab/>254.472380572013<text:tab/>255.153557235122</text:p>
      <text:p text:style-name="P1">Tamm41<text:tab/>10.0800996749787<text:tab/>10.7902095086077<text:tab/>6.65766862772521<text:tab/>16.1485028862579<text:tab/>19.2333227736039</text:p>
      <text:p text:style-name="P1">Tanc1<text:tab/>19.4762613607606<text:tab/>8.96956396426415<text:tab/>11.1301783063739<text:tab/>16.8762934700475<text:tab/>11.9686283039495</text:p>
      <text:p text:style-name="P1">Tanc2<text:tab/>2.03239055442776<text:tab/>2.16188087061524<text:tab/>1.72461969307745<text:tab/>5.29221260054863<text:tab/>2.55763161263177</text:p>
      <text:p text:style-name="P1">Tango2<text:tab/>12.9204734412202<text:tab/>10.5099653429831<text:tab/>13.0184263923143<text:tab/>23.9731845658603<text:tab/>24.1318850086098</text:p>
      <text:p text:style-name="P1">Tank<text:tab/>12.4102819404573<text:tab/>11.7588056173168<text:tab/>11.5318121372645<text:tab/>9.73825029982277<text:tab/>9.17200864323723</text:p>
      <text:p text:style-name="P1">Taok1<text:tab/>21.5754514975563<text:tab/>27.5343860156524<text:tab/>15.9054617878378<text:tab/>26.2344847614667<text:tab/>19.105583317026</text:p>
      <text:p text:style-name="P1">Taok2<text:tab/>28.1113138670703<text:tab/>27.6361882517671<text:tab/>21.555218473784<text:tab/>37.478973866504<text:tab/>30.7685235478544</text:p>
      <text:p text:style-name="P1">Taok3<text:tab/>7.17361826539574<text:tab/>5.14639638653641<text:tab/>8.51171840598<text:tab/>16.3865963367399<text:tab/>13.5704868215238</text:p>
      <text:p text:style-name="P1">Tap1<text:tab/>7.01492857413115<text:tab/>66.7706175604179<text:tab/>27.3949305195276<text:tab/>26.6328631710628<text:tab/>7.7846788940597</text:p>
      <text:p text:style-name="P1"><text:soft-page-break/>Tap2<text:tab/>0.370190705981236<text:tab/>1.14266230494284<text:tab/>0.662013917298383<text:tab/>0.849843302251283<text:tab/>0.22483695331136</text:p>
      <text:p text:style-name="P1">Tapbp<text:tab/>18.2691319927251<text:tab/>55.3367155950944<text:tab/>22.3987342524101<text:tab/>44.2069616284604<text:tab/>17.572165839953</text:p>
      <text:p text:style-name="P1">Tapbpl<text:tab/>13.0084193763012<text:tab/>23.8617087968962<text:tab/>7.4851594924693<text:tab/>30.3222203199579<text:tab/>8.23434835931096</text:p>
      <text:p text:style-name="P1">Tarbp2<text:tab/>18.4077950464616<text:tab/>10.4745677634168<text:tab/>11.2196640512017<text:tab/>28.4390237523957<text:tab/>34.2195966470916</text:p>
      <text:p text:style-name="P1">Tardbp<text:tab/>111.891811587492<text:tab/>143.326460458676<text:tab/>95.6652435990043<text:tab/>134.321842894427<text:tab/>117.595130887873</text:p>
      <text:p text:style-name="P1">Tars<text:tab/>60.8666463102327<text:tab/>102.683694430862<text:tab/>48.4291834582214<text:tab/>73.7826882493559<text:tab/>62.8231709966134</text:p>
      <text:p text:style-name="P1">Tars2<text:tab/>14.4744850389971<text:tab/>8.74946535739465<text:tab/>3.96014613274839<text:tab/>17.560046026955<text:tab/>13.4776478694866</text:p>
      <text:p text:style-name="P1">Tarsl2<text:tab/>6.41368780053692<text:tab/>7.22527071431698<text:tab/>14.0848004849931<text:tab/>7.48830724218235<text:tab/>9.73157998542264</text:p>
      <text:p text:style-name="P1">Tas1r1<text:tab/>1.03709559124139<text:tab/>0.579657304132802<text:tab/>0.74566172328151<text:tab/>1.64496291943451<text:tab/>0.996138443544119</text:p>
      <text:p text:style-name="P1">Tas1r2<text:tab/>0.104068524256229<text:tab/>0.103611216409443<text:tab/>0.0981134210022686<text:tab/>0.101383310047376<text:tab/>0.104698079031814</text:p>
      <text:p text:style-name="P1">Tas1r3<text:tab/>0.244371674200966<text:tab/>0.333532857613964<text:tab/>0.484916864396905<text:tab/>0.446061633867036<text:tab/>0.125576716785912</text:p>
      <text:p text:style-name="P1">Tas2r103<text:tab/>0.103933771121142<text:tab/>0.10330493628222<text:tab/>0.0979952785205257<text:tab/>0.101020019074265<text:tab/>0.0959986064385136</text:p>
      <text:p text:style-name="P1">Tas2r104<text:tab/>0.103933771121142<text:tab/>0.10330493628222<text:tab/>0.0979952785205257<text:tab/>0.101020019074265<text:tab/>0.0959986064385136</text:p>
      <text:p text:style-name="P1">Tas2r105<text:tab/>0.103933771121142<text:tab/>0.10330493628222<text:tab/>0.0979952785205257<text:tab/>0.101020019074265<text:tab/>0.0959986064385136</text:p>
      <text:p text:style-name="P1">Tas2r106<text:tab/>0.103933771121142<text:tab/>0.10330493628222<text:tab/>0.0979952785205257<text:tab/>0.101020019074265<text:tab/>0.0959986064385136</text:p>
      <text:p text:style-name="P1">Tas2r107<text:tab/>0.103933771121142<text:tab/>0.10330493628222<text:tab/>0.0979952785205257<text:tab/>0.101020019074265<text:tab/>0.0959986064385136</text:p>
      <text:p text:style-name="P1">Tas2r108<text:tab/>0.102461900164745<text:tab/>0.102775441602818<text:tab/>0.0963999606777125<text:tab/>0.149125032899302<text:tab/>0.09440384412163</text:p>
      <text:p text:style-name="P1">Tas2r109<text:tab/>0.103933771121142<text:tab/>0.10330493628222<text:tab/>0.0979952785205257<text:tab/>0.101020019074265<text:tab/>0.0959986064385136</text:p>
      <text:p text:style-name="P1">Tas2r110<text:tab/>0.103933771121142<text:tab/>0.10330493628222<text:tab/>0.0979952785205257<text:tab/>0.101020019074265<text:tab/>0.0959986064385136</text:p>
      <text:p text:style-name="P1">Tas2r113<text:tab/>0.103933771121142<text:tab/>0.10330493628222<text:tab/>0.0979952785205257<text:tab/>0.101020019074265<text:tab/>0.0959986064385136</text:p>
      <text:p text:style-name="P1">Tas2r114<text:tab/>0.103933771121142<text:tab/>0.10330493628222<text:tab/>0.0979952785205257<text:tab/>0.101020019074265<text:tab/>0.0959986064385136</text:p>
      <text:p text:style-name="P1">Tas2r116<text:tab/>0.103933771121142<text:tab/>0.10330493628222<text:tab/>0.0979952785205257<text:tab/>0.101020019074265<text:tab/>0.0959986064385136</text:p>
      <text:p text:style-name="P1">Tas2r117<text:tab/>0.103933771121142<text:tab/>0.10330493628222<text:tab/>0.0979952785205257<text:tab/>0.101020019074265<text:tab/>0.0959986064385136</text:p>
      <text:p text:style-name="P1">Tas2r118<text:tab/>0.103933771121142<text:tab/>0.10330493628222<text:tab/>0.0979952785205257<text:tab/>0.101020019074265<text:tab/>0.0959986064385136</text:p>
      <text:p text:style-name="P1">Tas2r119<text:tab/>0.103933771121142<text:tab/>0.10330493628222<text:tab/>0.0979952785205257<text:tab/>0.101020019074265<text:tab/>0.0959986064385136</text:p>
      <text:p text:style-name="P1">Tas2r120<text:tab/>0.103933771121142<text:tab/>0.10330493628222<text:tab/>0.0979952785205257<text:tab/>0.101020019074265<text:tab/>0.0959986064385136</text:p>
      <text:p text:style-name="P1">Tas2r121<text:tab/>0.103933771121142<text:tab/>0.10330493628222<text:tab/>0.0979952785205257<text:tab/>0.101020019074265<text:tab/>0.0959986064385136</text:p>
      <text:p text:style-name="P1">Tas2r123<text:tab/>0.103933771121142<text:tab/>0.10330493628222<text:tab/>0.0979952785205257<text:tab/>0.101020019074265<text:tab/>0.0959986064385136</text:p>
      <text:p text:style-name="P1">Tas2r124<text:tab/>0.103933771121142<text:tab/>0.10330493628222<text:tab/>0.0979952785205257<text:tab/>0.101020019074265<text:tab/>0.0959986064385136</text:p>
      <text:p text:style-name="P1">Tas2r125<text:tab/>0.103933771121142<text:tab/>0.10330493628222<text:tab/>0.0979952785205257<text:tab/>0.101020019074265<text:tab/>0.0959986064385136</text:p>
      <text:p text:style-name="P1">Tas2r126<text:tab/>0.103933771121142<text:tab/>0.10330493628222<text:tab/>0.0979952785205257<text:tab/>0.101020019074265<text:tab/>0.0959986064385136</text:p>
      <text:p text:style-name="P1">Tas2r129<text:tab/>0.103933771121142<text:tab/>0.10330493628222<text:tab/>0.0979952785205257<text:tab/>0.101020019074265<text:tab/>0.0959986064385136</text:p>
      <text:p text:style-name="P1">Tas2r13<text:tab/>0.103933771121142<text:tab/>0.10330493628222<text:tab/>0.0979952785205257<text:tab/>0.101020019074265<text:tab/>0.0959986064385136</text:p>
      <text:p text:style-name="P1">Tas2r134<text:tab/>0.103933771121142<text:tab/>0.10330493628222<text:tab/>0.0979952785205257<text:tab/>0.101020019074265<text:tab/>0.0959986064385136</text:p>
      <text:p text:style-name="P1">Tas2r135<text:tab/>0.106457161036916<text:tab/>0.1075753583281<text:tab/>0.337776024776<text:tab/>0.106438453794413<text:tab/>0.097471971527368</text:p>
      <text:p text:style-name="P1">Tas2r136<text:tab/>0.103933771121142<text:tab/>0.10330493628222<text:tab/>0.0979952785205257<text:tab/>0.101020019074265<text:tab/>0.0959986064385136</text:p>
      <text:p text:style-name="P1">Tas2r137<text:tab/>0.103933771121142<text:tab/>0.10330493628222<text:tab/>0.0979952785205257<text:tab/>0.101020019074265<text:tab/>0.0959986064385136</text:p>
      <text:p text:style-name="P1">Tas2r138<text:tab/>0.140552041014695<text:tab/>0.103754350303149<text:tab/>0.0980741017120884<text:tab/>0.101542028102707<text:tab/>0.0958616434886203</text:p>
      <text:p text:style-name="P1">Tas2r139<text:tab/>0.103933771121142<text:tab/>0.10330493628222<text:tab/>0.0979952785205257<text:tab/>0.101020019074265<text:tab/>0.0959986064385136</text:p>
      <text:p text:style-name="P1">Tas2r140<text:tab/>0.103933771121142<text:tab/>0.10330493628222<text:tab/>0.0979952785205257<text:tab/>0.101020019074265<text:tab/>0.0959986064385136</text:p>
      <text:p text:style-name="P1">Tas2r143<text:tab/>0.103933771121142<text:tab/>0.10330493628222<text:tab/>0.0979952785205257<text:tab/>0.101020019074265<text:tab/>0.0959986064385136</text:p>
      <text:p text:style-name="P1">Tas2r144<text:tab/>0.103933771121142<text:tab/>0.10330493628222<text:tab/>0.0979952785205257<text:tab/>0.101020019074265<text:tab/>0.0959986064385136</text:p>
      <text:p text:style-name="P1">Tas2r7l<text:tab/>0.103933771121142<text:tab/>0.10330493628222<text:tab/>0.0979952785205257<text:tab/>0.101020019074265<text:tab/>0.0959986064385136</text:p>
      <text:p text:style-name="P1">Tasp1<text:tab/>2.18587510854207<text:tab/>1.08746392647772<text:tab/>1.36782824819152<text:tab/>1.25482271887177<text:tab/>2.20175580095637</text:p>
      <text:p text:style-name="P1">Tat<text:tab/>0.101688715375766<text:tab/>0.103539806707103<text:tab/>0.424732280782843<text:tab/>0.101280699810484<text:tab/>0.0937115914096558</text:p>
      <text:p text:style-name="P1">Tatdn2<text:tab/>12.2553252648361<text:tab/>19.383036691099<text:tab/>22.1153786742914<text:tab/>13.0830632942581<text:tab/>10.9520686822392</text:p>
      <text:p text:style-name="P1">Tatdn3<text:tab/>3.80193611525541<text:tab/>4.93534645654454<text:tab/>0.483722819611828<text:tab/>5.14271618526317<text:tab/>1.02000967582143</text:p>
      <text:p text:style-name="P1">Tax1bp1<text:tab/>77.4702281243277<text:tab/>83.0699338928527<text:tab/>75.6628149209766<text:tab/>128.271438331546<text:tab/>108.484674952499</text:p>
      <text:p text:style-name="P1">Tax1bp3<text:tab/>158.732243911626<text:tab/>210.038182304126<text:tab/>220.521260653923<text:tab/>201.045607511546<text:tab/>145.404048312312</text:p>
      <text:p text:style-name="P1">Taz<text:tab/>18.0354822542765<text:tab/>11.3710045361462<text:tab/>8.23667663047392<text:tab/>24.7070752647077<text:tab/>17.3928388840776</text:p>
      <text:p text:style-name="P1">Tbc1d10a<text:tab/>17.3687200687228<text:tab/>40.0641612137208<text:tab/>28.4841236635822<text:tab/>23.6970696344053<text:tab/>16.7740964164652</text:p>
      <text:p text:style-name="P1">Tbc1d10b<text:tab/>17.0002112947011<text:tab/>21.2603824217251<text:tab/>17.5410730547737<text:tab/>24.5469387721339<text:tab/>19.3452169477391</text:p>
      <text:p text:style-name="P1">Tbc1d10c<text:tab/>0.429418374929966<text:tab/>0.172513700351357<text:tab/>0.110372580600112<text:tab/>0.613734069749267<text:tab/>0.299219612824057</text:p>
      <text:p text:style-name="P1">Tbc1d14<text:tab/>14.1362803414275<text:tab/>9.03091875289443<text:tab/>6.8054061094068<text:tab/>18.7094763876261<text:tab/>11.0279145931092</text:p>
      <text:p text:style-name="P1"><text:soft-page-break/>Tbc1d17<text:tab/>28.6830985956018<text:tab/>16.0231243520196<text:tab/>14.2249231157663<text:tab/>50.3281846884365<text:tab/>38.2415851525188</text:p>
      <text:p text:style-name="P1">Tbc1d19<text:tab/>8.07524805588508<text:tab/>7.10623079009023<text:tab/>3.08636212044001<text:tab/>12.2344600578184<text:tab/>3.94864949929136</text:p>
      <text:p text:style-name="P1">Tbc1d2<text:tab/>5.06961317848401<text:tab/>0.629675949777426<text:tab/>0.971541737139547<text:tab/>2.74473178758971<text:tab/>1.78937201581381</text:p>
      <text:p text:style-name="P1">Tbc1d20<text:tab/>48.6459555391419<text:tab/>46.2716636732448<text:tab/>39.8652763471736<text:tab/>60.8884320854515<text:tab/>39.2793718831623</text:p>
      <text:p text:style-name="P1">Tbc1d21<text:tab/>0.801793993247781<text:tab/>0.110918039571056<text:tab/>0.173448119089582<text:tab/>0.141174816289183<text:tab/>0.358033936225689</text:p>
      <text:p text:style-name="P1">Tbc1d22b<text:tab/>9.4825494580913<text:tab/>12.5180286194327<text:tab/>6.12004255418176<text:tab/>11.2327957103167<text:tab/>7.10367966853081</text:p>
      <text:p text:style-name="P1">Tbc1d24<text:tab/>2.95650502609213<text:tab/>4.51392910627934<text:tab/>4.63259128368462<text:tab/>3.32015049579552<text:tab/>5.74873774584033</text:p>
      <text:p text:style-name="P1">Tbc1d25<text:tab/>8.34588663211307<text:tab/>3.5714347150279<text:tab/>2.3154239093471<text:tab/>8.05846321302919<text:tab/>4.20929047583479</text:p>
      <text:p text:style-name="P1">Tbc1d2b<text:tab/>9.17637903811097<text:tab/>11.3747395014062<text:tab/>3.93054068453772<text:tab/>16.3749251595431<text:tab/>3.67644614817756</text:p>
      <text:p text:style-name="P1">Tbc1d31<text:tab/>6.88670858288952<text:tab/>6.23108704796527<text:tab/>3.54221550593747<text:tab/>9.56394632533404<text:tab/>3.5549956046522</text:p>
      <text:p text:style-name="P1">Tbc1d5<text:tab/>10.014466669872<text:tab/>5.79104429437991<text:tab/>5.30981567510981<text:tab/>11.9017399145489<text:tab/>7.89686523237508</text:p>
      <text:p text:style-name="P1">Tbc1d7<text:tab/>7.83820449696753<text:tab/>1.66834668437188<text:tab/>2.2054966033871<text:tab/>7.66045380183929<text:tab/>4.26776285296313</text:p>
      <text:p text:style-name="P1">Tbc1d8<text:tab/>0.690478290434442<text:tab/>0.496097896418429<text:tab/>1.55720336421554<text:tab/>1.24952367740022<text:tab/>1.13796445509024</text:p>
      <text:p text:style-name="P1">Tbc1d9<text:tab/>5.79293169567378<text:tab/>10.0509246967721<text:tab/>5.41639233811412<text:tab/>6.47444326976367<text:tab/>5.06903140948596</text:p>
      <text:p text:style-name="P1">Tbc1d9b<text:tab/>19.6985644401076<text:tab/>13.4434977451079<text:tab/>10.0003732945145<text:tab/>23.9647931269912<text:tab/>15.3434078312938</text:p>
      <text:p text:style-name="P1">Tbca<text:tab/>238.987860623791<text:tab/>289.262804801269<text:tab/>257.792085767926<text:tab/>358.571092286007<text:tab/>262.354589862351</text:p>
      <text:p text:style-name="P1">Tbcb<text:tab/>1.38519476667045<text:tab/>0.859229429802137<text:tab/>0.609896236931521<text:tab/>1.38879195908064<text:tab/>2.0839001158272</text:p>
      <text:p text:style-name="P1">Tbcc<text:tab/>29.0680464038018<text:tab/>35.0031666349333<text:tab/>51.8111001190256<text:tab/>47.765568089623<text:tab/>59.2016425031487</text:p>
      <text:p text:style-name="P1">Tbccd1<text:tab/>10.3904882913244<text:tab/>6.13802685629844<text:tab/>4.91706506645213<text:tab/>13.3227331837944<text:tab/>6.69777168895849</text:p>
      <text:p text:style-name="P1">Tbcd<text:tab/>24.2585919620133<text:tab/>18.2412896873855<text:tab/>17.4002080383141<text:tab/>32.214470051852<text:tab/>22.6265795561661</text:p>
      <text:p text:style-name="P1">Tbce<text:tab/>30.5352894614552<text:tab/>35.5568571616798<text:tab/>25.7842087142986<text:tab/>47.0164092447583<text:tab/>41.4476257389076</text:p>
      <text:p text:style-name="P1">Tbcel<text:tab/>8.43728530207918<text:tab/>2.95995030882617<text:tab/>3.35751548670828<text:tab/>11.4400901515308<text:tab/>5.95121092694682</text:p>
      <text:p text:style-name="P1">Tbck<text:tab/>2.23659062555919<text:tab/>1.49029215799812<text:tab/>0.620278241299321<text:tab/>1.74690357022362<text:tab/>0.617851168306647</text:p>
      <text:p text:style-name="P1">Tbk1<text:tab/>13.5359053217781<text:tab/>25.7235643419851<text:tab/>24.4806888867032<text:tab/>19.1464972518304<text:tab/>19.1764125078667</text:p>
      <text:p text:style-name="P1">Tbkbp1<text:tab/>0.266237632383158<text:tab/>0.554698535951164<text:tab/>0.154014157418668<text:tab/>0.256945343716841<text:tab/>0.180556430455163</text:p>
      <text:p text:style-name="P1">Tbl1x<text:tab/>26.9865638746236<text:tab/>17.3097124960421<text:tab/>11.632394741167<text:tab/>27.7893807138301<text:tab/>14.6475133170525</text:p>
      <text:p text:style-name="P1">Tbl1xr1<text:tab/>16.7189549417772<text:tab/>7.12323138809075<text:tab/>2.03165503759421<text:tab/>24.0139884022383<text:tab/>6.57922119282419</text:p>
      <text:p text:style-name="P1">Tbl3<text:tab/>20.7318476461311<text:tab/>29.6986322019569<text:tab/>18.3636792221605<text:tab/>28.7995488910251<text:tab/>26.3522523947534</text:p>
      <text:p text:style-name="P1">Tbp<text:tab/>11.0825340900517<text:tab/>8.79596072225607<text:tab/>9.06538142083256<text:tab/>10.3894036649695<text:tab/>9.01129661129309</text:p>
      <text:p text:style-name="P1">Tbpl1<text:tab/>23.9003937234518<text:tab/>27.8337447161919<text:tab/>24.5628783523859<text:tab/>45.3243469465095<text:tab/>36.5963733147289</text:p>
      <text:p text:style-name="P1">Tbpl2<text:tab/>0.103933771121142<text:tab/>0.10330493628222<text:tab/>0.0979952785205257<text:tab/>0.101020019074265<text:tab/>0.0959986064385136</text:p>
      <text:p text:style-name="P1">Tbr1<text:tab/>0.10476825933333<text:tab/>0.148296739541463<text:tab/>0.113484551147957<text:tab/>0.114952272063072<text:tab/>0.0959182530716786</text:p>
      <text:p text:style-name="P1">Tbrg1<text:tab/>104.122969273484<text:tab/>111.789296743119<text:tab/>64.6527948550026<text:tab/>154.388522830452<text:tab/>77.7331943951406</text:p>
      <text:p text:style-name="P1">Tbrg4<text:tab/>19.7149546432997<text:tab/>42.3619721334952<text:tab/>22.876725576843<text:tab/>25.4586068301165<text:tab/>24.4527556903154</text:p>
      <text:p text:style-name="P1">Tbx1<text:tab/>0.41681949127868<text:tab/>0.278534406117306<text:tab/>0.397213331992621<text:tab/>1.11074983895481<text:tab/>0.210278870313856</text:p>
      <text:p text:style-name="P1">Tbx15<text:tab/>0.102413649414241<text:tab/>0.129548352222124<text:tab/>0.14452359610239<text:tab/>0.668158823794771<text:tab/>0.296310008753507</text:p>
      <text:p text:style-name="P1">Tbx18<text:tab/>23.706874111224<text:tab/>9.00197697679063<text:tab/>10.7366507794777<text:tab/>12.8671265424068<text:tab/>8.52127095146122</text:p>
      <text:p text:style-name="P1">Tbx19<text:tab/>1.32185266713969<text:tab/>0.74027509079983<text:tab/>1.15600038920231<text:tab/>0.842724305748416<text:tab/>0.403371976313816</text:p>
      <text:p text:style-name="P1">Tbx2<text:tab/>14.1666819762773<text:tab/>13.6348935866393<text:tab/>9.97936445323457<text:tab/>23.7484045732089<text:tab/>4.82899873412592</text:p>
      <text:p text:style-name="P1">Tbx20<text:tab/>0.104270369609627<text:tab/>0.103849688449153<text:tab/>0.098149799321338<text:tab/>0.115747866736057<text:tab/>0.0960621660253408</text:p>
      <text:p text:style-name="P1">Tbx21<text:tab/>0.107957381747061<text:tab/>0.761852173208753<text:tab/>0.242180030191584<text:tab/>0.111976647088068<text:tab/>0.0966460390465332</text:p>
      <text:p text:style-name="P1">Tbx22<text:tab/>0.103933771121142<text:tab/>0.10330493628222<text:tab/>0.0979952785205257<text:tab/>0.101020019074265<text:tab/>0.0959986064385136</text:p>
      <text:p text:style-name="P1">Tbx3<text:tab/>1.02182146140634<text:tab/>1.84781928879765<text:tab/>1.97760089493554<text:tab/>3.43584660136608<text:tab/>1.35940864297639</text:p>
      <text:p text:style-name="P1">Tbx4<text:tab/>0.150053388175404<text:tab/>1.1703834216345<text:tab/>0.1574101452308<text:tab/>0.382704596217028<text:tab/>0.160759832807667</text:p>
      <text:p text:style-name="P1">Tbx5<text:tab/>0.103933771121142<text:tab/>0.10330493628222<text:tab/>0.0979952785205257<text:tab/>0.101020019074265<text:tab/>0.0959986064385136</text:p>
      <text:p text:style-name="P1">Tbx6<text:tab/>0.288210895587957<text:tab/>1.7458309156574<text:tab/>0.348335867839505<text:tab/>0.270319339762387<text:tab/>0.289195756475612</text:p>
      <text:p text:style-name="P1">Tbxa2r<text:tab/>3.7239808638066<text:tab/>2.87854628392208<text:tab/>1.63445844584953<text:tab/>2.07640561617137<text:tab/>11.3967843123258</text:p>
      <text:p text:style-name="P1">Tbxas1<text:tab/>0.104508901963417<text:tab/>0.105617515856554<text:tab/>0.11489190589355<text:tab/>0.20088612201212<text:tab/>0.107672807897045</text:p>
      <text:p text:style-name="P1">Tc2n<text:tab/>1.63195267213714<text:tab/>1.27017349728173<text:tab/>1.29208886963724<text:tab/>0.880569301335583<text:tab/>0.228525119119837</text:p>
      <text:p text:style-name="P1">Tcaim<text:tab/>5.8850751271245<text:tab/>2.63354264525935<text:tab/>1.59247842623736<text:tab/>6.38722220353048<text:tab/>4.19810399108131</text:p>
      <text:p text:style-name="P1">Tcam1<text:tab/>0.103933771121142<text:tab/>0.10330493628222<text:tab/>0.0979952785205257<text:tab/>0.101020019074265<text:tab/>0.0959986064385136</text:p>
      <text:p text:style-name="P1">Tcap<text:tab/>0.370460039679076<text:tab/>0.146548685029871<text:tab/>0.697375962355168<text:tab/>0.120531943556618<text:tab/>0.433789382913143</text:p>
      <text:p text:style-name="P1">Tcea1<text:tab/>46.3206735781234<text:tab/>50.0695740295288<text:tab/>40.41921337412<text:tab/>39.1205402563669<text:tab/>30.7169140742125</text:p>
      <text:p text:style-name="P1">Tcea2<text:tab/>11.0334420740028<text:tab/>11.814773235971<text:tab/>8.52931912680519<text:tab/>14.3241848442907<text:tab/>10.5618755446122</text:p>
      <text:p text:style-name="P1"><text:soft-page-break/>Tcea3<text:tab/>9.71465492389111<text:tab/>6.50242691275896<text:tab/>2.57055533980327<text:tab/>26.942888205963<text:tab/>1.89440938746947</text:p>
      <text:p text:style-name="P1">Tceal1<text:tab/>6.33168265948918<text:tab/>4.64374194915233<text:tab/>0.960488573189844<text:tab/>11.6720123103393<text:tab/>0.743045673388358</text:p>
      <text:p text:style-name="P1">Tceal7<text:tab/>0.103933771121142<text:tab/>0.10330493628222<text:tab/>0.0979952785205257<text:tab/>0.101020019074265<text:tab/>0.0959986064385136</text:p>
      <text:p text:style-name="P1">Tceal8<text:tab/>121.602611926891<text:tab/>180.831565927778<text:tab/>73.6719900154459<text:tab/>149.509854178494<text:tab/>65.7848955744711</text:p>
      <text:p text:style-name="P1">Tceanc<text:tab/>2.1599501158827<text:tab/>0.639896703373266<text:tab/>0.387571725008694<text:tab/>0.674633401446258<text:tab/>0.795357974650895</text:p>
      <text:p text:style-name="P1">Tceanc2<text:tab/>12.9457874423907<text:tab/>9.50624000527862<text:tab/>3.48774321370851<text:tab/>17.2481482640916<text:tab/>11.9854177933982</text:p>
      <text:p text:style-name="P1">Tceb1<text:tab/>17.7365200775512<text:tab/>27.0587463133726<text:tab/>20.8772369528538<text:tab/>26.1806227080505<text:tab/>24.998729966933</text:p>
      <text:p text:style-name="P1">Tceb2<text:tab/>193.988466264865<text:tab/>235.498373436242<text:tab/>210.258280945614<text:tab/>397.129540390151<text:tab/>281.201460252862</text:p>
      <text:p text:style-name="P1">Tceb3<text:tab/>31.292290469102<text:tab/>41.0216026518976<text:tab/>43.2891319922023<text:tab/>42.9405499492387<text:tab/>33.3362639189761</text:p>
      <text:p text:style-name="P1">Tcerg1<text:tab/>33.2340645215734<text:tab/>45.2222436523564<text:tab/>25.8112263325395<text:tab/>65.4092297550569<text:tab/>24.9562837543236</text:p>
      <text:p text:style-name="P1">Tcerg1l<text:tab/>0.103933771121142<text:tab/>0.10330493628222<text:tab/>0.0979952785205257<text:tab/>0.101020019074265<text:tab/>0.0959986064385136</text:p>
      <text:p text:style-name="P1">Tcf12<text:tab/>17.7599511021825<text:tab/>17.0601677201181<text:tab/>11.3253824052553<text:tab/>30.0328125929011<text:tab/>19.2974242665402</text:p>
      <text:p text:style-name="P1">Tcf15<text:tab/>0.103933771121142<text:tab/>0.10330493628222<text:tab/>0.0979952785205257<text:tab/>0.101020019074265<text:tab/>0.0959986064385136</text:p>
      <text:p text:style-name="P1">Tcf19<text:tab/>17.0873730760605<text:tab/>18.6839007166581<text:tab/>11.5109182859538<text:tab/>12.4643587081873<text:tab/>2.50331542861416</text:p>
      <text:p text:style-name="P1">Tcf20<text:tab/>8.51700437065044<text:tab/>9.52239963783994<text:tab/>6.23757948046168<text:tab/>10.2989521361302<text:tab/>6.42869138674024</text:p>
      <text:p text:style-name="P1">Tcf21<text:tab/>0.103933771121142<text:tab/>0.10330493628222<text:tab/>0.0979952785205257<text:tab/>0.101020019074265<text:tab/>0.0959986064385136</text:p>
      <text:p text:style-name="P1">Tcf3<text:tab/>39.6449589891179<text:tab/>45.2359845362098<text:tab/>25.4756671929947<text:tab/>58.7981896668309<text:tab/>42.2582650560437</text:p>
      <text:p text:style-name="P1">Tcf4<text:tab/>3.05949933204225<text:tab/>3.82554577679629<text:tab/>2.3957613524977<text:tab/>7.70257621929779<text:tab/>1.49782093735468</text:p>
      <text:p text:style-name="P1">Tcf7l1<text:tab/>21.2863342527632<text:tab/>30.1210109294463<text:tab/>22.4163479709089<text:tab/>31.6575945522968<text:tab/>13.4077189971717</text:p>
      <text:p text:style-name="P1">Tcf7l2<text:tab/>9.30978795963603<text:tab/>8.77058237612768<text:tab/>3.3875403091332<text:tab/>8.77994041116829<text:tab/>3.01433161313582</text:p>
      <text:p text:style-name="P1">Tchp<text:tab/>9.63167442617949<text:tab/>5.19964581095092<text:tab/>3.47065420507563<text:tab/>11.9537012023143<text:tab/>9.16820937533772</text:p>
      <text:p text:style-name="P1">Tcirg1<text:tab/>25.1335062541284<text:tab/>23.4428510456842<text:tab/>12.5574206514827<text:tab/>66.7123381831049<text:tab/>24.7649767378868</text:p>
      <text:p text:style-name="P1">Tcl1a<text:tab/>0.103933771121142<text:tab/>0.10330493628222<text:tab/>0.0979952785205257<text:tab/>0.101020019074265<text:tab/>0.0959986064385136</text:p>
      <text:p text:style-name="P1">Tcn2<text:tab/>60.4325377855919<text:tab/>61.9801946221957<text:tab/>50.7278903769316<text:tab/>72.4170599760863<text:tab/>26.6898106778053</text:p>
      <text:p text:style-name="P1">Tcof1<text:tab/>38.2912010688457<text:tab/>25.2355452821605<text:tab/>5.76285661334039<text:tab/>29.6097861820533<text:tab/>10.9312940591898</text:p>
      <text:p text:style-name="P1">Tcp1<text:tab/>141.683497354659<text:tab/>198.709255494601<text:tab/>155.573021244919<text:tab/>167.189044028243<text:tab/>181.111207533454</text:p>
      <text:p text:style-name="P1">Tcp10b<text:tab/>0.103933771121142<text:tab/>0.10330493628222<text:tab/>0.0979952785205257<text:tab/>0.101020019074265<text:tab/>0.0959986064385136</text:p>
      <text:p text:style-name="P1">Tcp11<text:tab/>0.172124015561449<text:tab/>0.353665206752049<text:tab/>0.565375254326507<text:tab/>0.111823004579581<text:tab/>0.094318863974663</text:p>
      <text:p text:style-name="P1">Tcp11l1<text:tab/>3.45925718317051<text:tab/>2.99962431185965<text:tab/>2.19293544416084<text:tab/>13.112942880377<text:tab/>3.81432161133334</text:p>
      <text:p text:style-name="P1">Tcp11l2<text:tab/>8.91056752663307<text:tab/>5.63929668879226<text:tab/>8.96464370244797<text:tab/>24.4531976154501<text:tab/>20.2767658449029</text:p>
      <text:p text:style-name="P1">Tcta<text:tab/>22.7292440731417<text:tab/>13.2857566555127<text:tab/>11.1783157255759<text:tab/>38.533738261682<text:tab/>27.1993764942729</text:p>
      <text:p text:style-name="P1">Tcte1<text:tab/>0.127625049497566<text:tab/>0.104136094371466<text:tab/>0.0982516626832559<text:tab/>0.101990959318293<text:tab/>0.111979331926392</text:p>
      <text:p text:style-name="P1">Tcte3<text:tab/>0.10457057629202<text:tab/>0.104907751866037<text:tab/>0.0986388862639067<text:tab/>0.10295040826263<text:tab/>0.182230031599143</text:p>
      <text:p text:style-name="P1">Tctex1d1<text:tab/>0.103933771121142<text:tab/>0.10330493628222<text:tab/>0.0979952785205257<text:tab/>0.101020019074265<text:tab/>0.0959986064385136</text:p>
      <text:p text:style-name="P1">Tctex1d2<text:tab/>16.3711280002719<text:tab/>11.719776943519<text:tab/>7.01610829897507<text:tab/>21.5097233399098<text:tab/>15.2756099632332</text:p>
      <text:p text:style-name="P1">Tctn1<text:tab/>5.18697188693676<text:tab/>5.28824082360627<text:tab/>4.21662772042891<text:tab/>11.9965640301012<text:tab/>10.3674465711135</text:p>
      <text:p text:style-name="P1">Tctn2<text:tab/>7.5820998132132<text:tab/>4.21719365791074<text:tab/>2.01366203431938<text:tab/>9.59604919387596<text:tab/>4.426582219665</text:p>
      <text:p text:style-name="P1">Tdg<text:tab/>18.7460263771584<text:tab/>32.7738215055251<text:tab/>26.9146815148736<text:tab/>19.3963694696797<text:tab/>16.7709308868084</text:p>
      <text:p text:style-name="P1">Tdh<text:tab/>0.137092858162731<text:tab/>0.149108890565603<text:tab/>0.09023704776371<text:tab/>0.990697334173019<text:tab/>0.107054871204905</text:p>
      <text:p text:style-name="P1">Tdo2<text:tab/>0.103933771121142<text:tab/>0.10330493628222<text:tab/>0.0979952785205257<text:tab/>0.101020019074265<text:tab/>0.0959986064385136</text:p>
      <text:p text:style-name="P1">Tdp1<text:tab/>3.27033338252354<text:tab/>2.95668312327721<text:tab/>3.22882865046519<text:tab/>3.37624766802298<text:tab/>6.4413372721502</text:p>
      <text:p text:style-name="P1">Tdp2<text:tab/>13.730970278505<text:tab/>7.90843984104492<text:tab/>10.7929909722437<text:tab/>18.5174647557151<text:tab/>16.912456932678</text:p>
      <text:p text:style-name="P1">Tdrd1<text:tab/>0.156536737201949<text:tab/>0.145464815776621<text:tab/>0.117574269927266<text:tab/>0.24562636955147<text:tab/>0.172874770494179</text:p>
      <text:p text:style-name="P1">Tdrd3<text:tab/>7.00662400296657<text:tab/>4.80781148055502<text:tab/>4.25976929171074<text:tab/>7.17798286458052<text:tab/>4.3680027620867</text:p>
      <text:p text:style-name="P1">Tdrd5<text:tab/>0.140830773119843<text:tab/>1.8090890112397<text:tab/>1.66998416258856<text:tab/>0.136505269102114<text:tab/>0.135048104340281</text:p>
      <text:p text:style-name="P1">Tdrd6<text:tab/>0.103933771121142<text:tab/>0.10330493628222<text:tab/>0.0979952785205257<text:tab/>0.101020019074265<text:tab/>0.0959986064385136</text:p>
      <text:p text:style-name="P1">Tdrd7<text:tab/>13.0927475678133<text:tab/>17.5680287347643<text:tab/>18.3640214187706<text:tab/>19.0280592510958<text:tab/>16.5369400318394</text:p>
      <text:p text:style-name="P1">Tdrkh<text:tab/>0.460001604546342<text:tab/>0.293515937741687<text:tab/>1.02872274047621<text:tab/>0.449091406850672<text:tab/>0.24199951955795</text:p>
      <text:p text:style-name="P1">Tdrp<text:tab/>7.88362451552651<text:tab/>6.0631563762107<text:tab/>5.26779833538217<text:tab/>4.2798893069284<text:tab/>3.57663524530486</text:p>
      <text:p text:style-name="P1">Tead1<text:tab/>33.6088733065093<text:tab/>34.8839321783915<text:tab/>28.4393225600511<text:tab/>28.8440595430543<text:tab/>23.555132160483</text:p>
      <text:p text:style-name="P1">Tead2<text:tab/>25.1217076739729<text:tab/>15.8459268421526<text:tab/>7.77042341731456<text:tab/>27.527879522682<text:tab/>8.06271073510133</text:p>
      <text:p text:style-name="P1">Tead3<text:tab/>47.2295966472062<text:tab/>51.7658204536592<text:tab/>25.9373032048155<text:tab/>31.3920243332724<text:tab/>8.37192143648852</text:p>
      <text:p text:style-name="P1">Tec<text:tab/>13.4547145893819<text:tab/>13.6895988379007<text:tab/>10.5673532929824<text:tab/>37.3677923828647<text:tab/>27.0068737665674</text:p>
      <text:p text:style-name="P1">Tecpr1<text:tab/>11.3362677507509<text:tab/>7.67045185920051<text:tab/>5.47111929405615<text:tab/>22.1709778864503<text:tab/>38.4744509242823</text:p>
      <text:p text:style-name="P1"><text:soft-page-break/>Tecr<text:tab/>125.584410823165<text:tab/>129.555438846731<text:tab/>114.298995308875<text:tab/>202.946109692002<text:tab/>133.275840151434</text:p>
      <text:p text:style-name="P1">Tecrl<text:tab/>0.103933771121142<text:tab/>0.10330493628222<text:tab/>0.0979952785205257<text:tab/>0.101020019074265<text:tab/>0.0959986064385136</text:p>
      <text:p text:style-name="P1">Tecta<text:tab/>0.103981917390265<text:tab/>0.106394940968891<text:tab/>0.0980243136459779<text:tab/>0.101146422879646<text:tab/>0.0960082617481448</text:p>
      <text:p text:style-name="P1">Tectb<text:tab/>0.103933771121142<text:tab/>0.10330493628222<text:tab/>0.0979952785205257<text:tab/>0.101020019074265<text:tab/>0.0959986064385136</text:p>
      <text:p text:style-name="P1">Teddm1<text:tab/>0.103933771121142<text:tab/>0.10330493628222<text:tab/>0.0979952785205257<text:tab/>0.101020019074265<text:tab/>0.0959986064385136</text:p>
      <text:p text:style-name="P1">Tef<text:tab/>11.1578045340298<text:tab/>5.81532177932416<text:tab/>6.50092347120112<text:tab/>18.4607637172264<text:tab/>8.02388111680717</text:p>
      <text:p text:style-name="P1">Tefm<text:tab/>6.21103667271038<text:tab/>3.68714557299192<text:tab/>4.80919084739526<text:tab/>6.7265664909779<text:tab/>8.42934745088667</text:p>
      <text:p text:style-name="P1">Tek<text:tab/>0.183961169345493<text:tab/>0.125611126153472<text:tab/>0.158414584881361<text:tab/>2.11195442540759<text:tab/>0.175451874405011</text:p>
      <text:p text:style-name="P1">Tekt1<text:tab/>0.511614313510359<text:tab/>0.352418720477935<text:tab/>0.463219578747848<text:tab/>1.57213521603492<text:tab/>0.852680967099704</text:p>
      <text:p text:style-name="P1">Tekt2<text:tab/>0.354192643074149<text:tab/>0.191346937545345<text:tab/>0.537605616791892<text:tab/>0.246843121443568<text:tab/>0.120151846840558</text:p>
      <text:p text:style-name="P1">Tekt3<text:tab/>0.103933771121142<text:tab/>0.10330493628222<text:tab/>0.0979952785205257<text:tab/>0.101020019074265<text:tab/>0.0959986064385136</text:p>
      <text:p text:style-name="P1">Tekt4<text:tab/>0.103933771121142<text:tab/>0.10330493628222<text:tab/>0.0979952785205257<text:tab/>0.101020019074265<text:tab/>0.0959986064385136</text:p>
      <text:p text:style-name="P1">Tekt5<text:tab/>0.103933771121142<text:tab/>0.10330493628222<text:tab/>0.0979952785205257<text:tab/>0.101020019074265<text:tab/>0.0959986064385136</text:p>
      <text:p text:style-name="P1">Ten1<text:tab/>5.00053960681413<text:tab/>4.7375830543478<text:tab/>5.88409475290763<text:tab/>14.9432538685967<text:tab/>14.6212989604117</text:p>
      <text:p text:style-name="P1">Tenm2<text:tab/>0.103933771121142<text:tab/>0.10330493628222<text:tab/>0.0979952785205257<text:tab/>0.101020019074265<text:tab/>0.0959986064385136</text:p>
      <text:p text:style-name="P1">Tenm3<text:tab/>25.9862677588692<text:tab/>21.3934980982719<text:tab/>11.5307602315705<text:tab/>14.9525379076657<text:tab/>4.40603134806007</text:p>
      <text:p text:style-name="P1">Tenm4<text:tab/>0.103933771121142<text:tab/>0.10330493628222<text:tab/>0.0979952785205257<text:tab/>0.101020019074265<text:tab/>0.0959986064385136</text:p>
      <text:p text:style-name="P1">Tep1<text:tab/>11.3917060398444<text:tab/>7.68882285166796<text:tab/>5.12978109171333<text:tab/>16.7681281283227<text:tab/>4.47698598043443</text:p>
      <text:p text:style-name="P1">Tepp<text:tab/>1.22647907786498<text:tab/>2.5539922208554<text:tab/>1.2744245860433<text:tab/>1.2676424125438<text:tab/>0.873357143489753</text:p>
      <text:p text:style-name="P1">Terc<text:tab/>0.103113334285728<text:tab/>0.105494058775784<text:tab/>0.0971688011430369<text:tab/>0.473256296847945<text:tab/>0.0943153365414607</text:p>
      <text:p text:style-name="P1">Terf1<text:tab/>7.00951964981719<text:tab/>7.00950891816701<text:tab/>5.45479336076134<text:tab/>3.21321541837112<text:tab/>2.89836349228279</text:p>
      <text:p text:style-name="P1">Terf2<text:tab/>10.4224995658705<text:tab/>14.1058931763982<text:tab/>5.7886107233548<text:tab/>12.5161357023333<text:tab/>12.2400142568641</text:p>
      <text:p text:style-name="P1">Terf2ip<text:tab/>12.6656284060274<text:tab/>16.9498560611092<text:tab/>20.054429254255<text:tab/>13.0839335762742<text:tab/>11.6129791298667</text:p>
      <text:p text:style-name="P1">Tert<text:tab/>0.789889708738545<text:tab/>0.322801188305062<text:tab/>0.545257260216351<text:tab/>0.937683559557671<text:tab/>0.159863383415517</text:p>
      <text:p text:style-name="P1">Tes<text:tab/>20.2747482182514<text:tab/>170.194371725411<text:tab/>131.15887278689<text:tab/>154.464378308142<text:tab/>106.718816278781</text:p>
      <text:p text:style-name="P1">Tesb<text:tab/>0.104491038122844<text:tab/>0.104223863201579<text:tab/>0.115215344173663<text:tab/>0.102048172640362<text:tab/>0.0963027791261335</text:p>
      <text:p text:style-name="P1">Tescl<text:tab/>0.10530776031637<text:tab/>0.682061040755015<text:tab/>1.01588080675383<text:tab/>0.113171940214076<text:tab/>0.0944984844746466</text:p>
      <text:p text:style-name="P1">Tesk1<text:tab/>11.1607560440221<text:tab/>19.2925217013809<text:tab/>15.5780712751759<text:tab/>15.4408151704249<text:tab/>12.0767589349775</text:p>
      <text:p text:style-name="P1">Tesk2<text:tab/>1.82417825637151<text:tab/>2.05268719826437<text:tab/>4.56546957495367<text:tab/>1.87942479870813<text:tab/>1.67502523107031</text:p>
      <text:p text:style-name="P1">Tesl<text:tab/>0.127880455061843<text:tab/>0.104247463081252<text:tab/>0.120368239104062<text:tab/>0.102189968012015<text:tab/>0.0960108140836813</text:p>
      <text:p text:style-name="P1">Testin<text:tab/>0.103933771121142<text:tab/>0.10330493628222<text:tab/>0.0979952785205257<text:tab/>0.101020019074265<text:tab/>0.0959986064385136</text:p>
      <text:p text:style-name="P1">Tex10<text:tab/>13.228814526952<text:tab/>16.6982486206692<text:tab/>13.9946288103385<text:tab/>12.1088665335926<text:tab/>18.0735654971472</text:p>
      <text:p text:style-name="P1">Tex101<text:tab/>0.103933771121142<text:tab/>0.10330493628222<text:tab/>0.0979952785205257<text:tab/>0.101020019074265<text:tab/>0.0959986064385136</text:p>
      <text:p text:style-name="P1">Tex12<text:tab/>0.107647558352892<text:tab/>0.111409188399774<text:tab/>0.391648994959194<text:tab/>0.232226434228713<text:tab/>0.59327004065143</text:p>
      <text:p text:style-name="P1">Tex15<text:tab/>0.104218873276622<text:tab/>0.110304013420003<text:tab/>0.0981850040140476<text:tab/>0.101735906168895<text:tab/>0.105063025480588</text:p>
      <text:p text:style-name="P1">Tex19.1<text:tab/>0.103515643362726<text:tab/>0.123389311914557<text:tab/>0.143695267703516<text:tab/>0.121362619486104<text:tab/>0.120480676647891</text:p>
      <text:p text:style-name="P1">Tex19.2<text:tab/>0.103933771121142<text:tab/>0.10330493628222<text:tab/>0.0979952785205257<text:tab/>0.101020019074265<text:tab/>0.0959986064385136</text:p>
      <text:p text:style-name="P1">Tex21<text:tab/>0.10423403084618<text:tab/>0.103797508434705<text:tab/>0.114341311883345<text:tab/>0.10165714628026<text:tab/>0.0960874604906925</text:p>
      <text:p text:style-name="P1">Tex26<text:tab/>0.104393780369585<text:tab/>0.183071172088468<text:tab/>0.0980703492789717<text:tab/>0.102819207708322<text:tab/>0.0957423822678072</text:p>
      <text:p text:style-name="P1">Tex261<text:tab/>74.8208271669538<text:tab/>76.8384753892252<text:tab/>53.3196050956796<text:tab/>128.220542067302<text:tab/>96.7225604912024</text:p>
      <text:p text:style-name="P1">Tex264<text:tab/>57.6711698084234<text:tab/>49.8562655026928<text:tab/>38.5226133213133<text:tab/>95.7756735849915<text:tab/>73.002602527773</text:p>
      <text:p text:style-name="P1">Tex28<text:tab/>0.104560736086703<text:tab/>0.104417731808366<text:tab/>0.151262582085317<text:tab/>0.102466437295022<text:tab/>0.0961695766184646</text:p>
      <text:p text:style-name="P1">Tex29<text:tab/>0.103933771121142<text:tab/>0.10330493628222<text:tab/>0.0979952785205257<text:tab/>0.101020019074265<text:tab/>0.0959986064385136</text:p>
      <text:p text:style-name="P1">Tex30<text:tab/>6.9642984054617<text:tab/>5.12812722326683<text:tab/>7.65485810796631<text:tab/>6.92921513750053<text:tab/>9.61555375484042</text:p>
      <text:p text:style-name="P1">Tex36<text:tab/>0.103933771121142<text:tab/>0.10330493628222<text:tab/>0.0979952785205257<text:tab/>0.101020019074265<text:tab/>0.0959986064385136</text:p>
      <text:p text:style-name="P1">Tex37<text:tab/>0.103933771121142<text:tab/>0.10330493628222<text:tab/>0.0979952785205257<text:tab/>0.101020019074265<text:tab/>0.0959986064385136</text:p>
      <text:p text:style-name="P1">Tex38<text:tab/>0.151194439637102<text:tab/>0.10978866701185<text:tab/>0.141418640455464<text:tab/>0.279672555437041<text:tab/>0.375673620674085</text:p>
      <text:p text:style-name="P1">Tex43<text:tab/>0.170824240268233<text:tab/>0.104308728685428<text:tab/>0.43962950969733<text:tab/>0.178161208025099<text:tab/>0.16204684084576</text:p>
      <text:p text:style-name="P1">Tf<text:tab/>0.104863490766406<text:tab/>0.198662276938302<text:tab/>0.161753632829548<text:tab/>0.104004486304987<text:tab/>0.0957087378283105</text:p>
      <text:p text:style-name="P1">Tfam<text:tab/>26.8300402531699<text:tab/>21.132959661522<text:tab/>17.6760869813356<text:tab/>34.5925905794942<text:tab/>26.6543678878276</text:p>
      <text:p text:style-name="P1">Tfap2a<text:tab/>5.17429814667442<text:tab/>10.9238861886024<text:tab/>8.70754652655038<text:tab/>13.597230677524<text:tab/>13.2381415919335</text:p>
      <text:p text:style-name="P1">Tfap2b<text:tab/>0.112874135721002<text:tab/>0.103388134273096<text:tab/>0.0978142655219887<text:tab/>0.109608539000632<text:tab/>0.0956917020493784</text:p>
      <text:p text:style-name="P1">Tfap2c<text:tab/>0.103933771121142<text:tab/>0.10330493628222<text:tab/>0.0979952785205257<text:tab/>0.101020019074265<text:tab/>0.0959986064385136</text:p>
      <text:p text:style-name="P1">Tfap2d<text:tab/>0.103933771121142<text:tab/>0.10330493628222<text:tab/>0.0979952785205257<text:tab/>0.101020019074265<text:tab/>0.0959986064385136</text:p>
      <text:p text:style-name="P1"><text:soft-page-break/>Tfap2e<text:tab/>0.106759476439114<text:tab/>0.287028320888209<text:tab/>0.304436098568117<text:tab/>0.316333326441315<text:tab/>0.121921115930889</text:p>
      <text:p text:style-name="P1">Tfap4<text:tab/>4.36069271661778<text:tab/>1.37385972848199<text:tab/>0.797107031033807<text:tab/>5.22963094851442<text:tab/>1.74499476179307</text:p>
      <text:p text:style-name="P1">Tfb1m<text:tab/>9.65802397795184<text:tab/>7.896387068644<text:tab/>8.04653113571101<text:tab/>9.12898329698468<text:tab/>9.06124261991489</text:p>
      <text:p text:style-name="P1">Tfb2m<text:tab/>7.37321138418469<text:tab/>5.440228916678<text:tab/>7.07756924798242<text:tab/>9.2989514938391<text:tab/>10.8246770033863</text:p>
      <text:p text:style-name="P1">Tfcp2<text:tab/>5.82223284356738<text:tab/>2.51998407480407<text:tab/>5.4470264735952<text:tab/>7.69330039918691<text:tab/>8.99495077788711</text:p>
      <text:p text:style-name="P1">Tfcp2l1<text:tab/>0.791210713348035<text:tab/>1.09797552448306<text:tab/>0.789562972732181<text:tab/>0.5685570562547<text:tab/>0.22633689212693</text:p>
      <text:p text:style-name="P1">Tfdp1<text:tab/>59.403481364858<text:tab/>59.7605241433388<text:tab/>37.133397862938<text:tab/>62.1786303165329<text:tab/>37.6882243956467</text:p>
      <text:p text:style-name="P1">Tfdp2<text:tab/>2.15187017693758<text:tab/>1.19381209972572<text:tab/>1.71108586107371<text:tab/>1.64738217800035<text:tab/>1.91098704137668</text:p>
      <text:p text:style-name="P1">Tfe3<text:tab/>12.7333214522664<text:tab/>13.1954186286654<text:tab/>9.81971742352024<text:tab/>25.7169780837359<text:tab/>28.6668377603597</text:p>
      <text:p text:style-name="P1">Tfeb<text:tab/>3.55686541473563<text:tab/>9.2338961067322<text:tab/>4.18824019593593<text:tab/>7.27841307823416<text:tab/>2.95525810526186</text:p>
      <text:p text:style-name="P1">Tfec<text:tab/>0.204961611765991<text:tab/>0.156870504597414<text:tab/>0.0982468387873599<text:tab/>0.162726257532256<text:tab/>0.0956340206795371</text:p>
      <text:p text:style-name="P1">Tff1<text:tab/>0.103933771121142<text:tab/>0.10330493628222<text:tab/>0.0979952785205257<text:tab/>0.101020019074265<text:tab/>0.0959986064385136</text:p>
      <text:p text:style-name="P1">Tff2<text:tab/>0.103933771121142<text:tab/>0.10330493628222<text:tab/>0.0979952785205257<text:tab/>0.101020019074265<text:tab/>0.0959986064385136</text:p>
      <text:p text:style-name="P1">Tff3<text:tab/>0.103933771121142<text:tab/>0.10330493628222<text:tab/>0.0979952785205257<text:tab/>0.101020019074265<text:tab/>0.0959986064385136</text:p>
      <text:p text:style-name="P1">Tfg<text:tab/>56.6656539669465<text:tab/>94.4776771117475<text:tab/>44.2724474431478<text:tab/>78.3012032942384<text:tab/>33.3603823403997</text:p>
      <text:p text:style-name="P1">Tfip11<text:tab/>14.0616864763343<text:tab/>15.9042281189185<text:tab/>10.3181742649799<text:tab/>18.4597217230419<text:tab/>16.7599245669624</text:p>
      <text:p text:style-name="P1">Tfpi<text:tab/>1.70720443700373<text:tab/>0.609230566169993<text:tab/>0.74646895898637<text:tab/>1.93172422724722<text:tab/>0.772990073999514</text:p>
      <text:p text:style-name="P1">Tfpi2<text:tab/>0.104934283863986<text:tab/>0.658448901910707<text:tab/>0.0978177553239777<text:tab/>0.105563685345426<text:tab/>0.0952259728552075</text:p>
      <text:p text:style-name="P1">Tfpt<text:tab/>16.3203962071457<text:tab/>22.8010312016658<text:tab/>12.6431463522433<text:tab/>28.4691547459115<text:tab/>23.55897731067</text:p>
      <text:p text:style-name="P1">Tfr2<text:tab/>0.124978984412211<text:tab/>0.103953262361396<text:tab/>0.0978322076143634<text:tab/>0.102011806046917<text:tab/>0.132423444299337</text:p>
      <text:p text:style-name="P1">Tfrc<text:tab/>33.7226329594082<text:tab/>48.1128173115978<text:tab/>60.3013440931171<text:tab/>41.0259501968701<text:tab/>47.1976624587983</text:p>
      <text:p text:style-name="P1">Tg<text:tab/>0.498125267125163<text:tab/>0.884331261943942<text:tab/>2.90520218228383<text:tab/>0.654813478671124<text:tab/>0.659102581835655</text:p>
      <text:p text:style-name="P1">Tgds<text:tab/>14.4346765042892<text:tab/>12.2397135939148<text:tab/>9.45858858315436<text:tab/>17.8612545315676<text:tab/>10.0827313360179</text:p>
      <text:p text:style-name="P1">Tgfa<text:tab/>5.52849229040806<text:tab/>5.27581643549475<text:tab/>2.99849349636925<text:tab/>6.14916481889632<text:tab/>2.51747096667279</text:p>
      <text:p text:style-name="P1">Tgfb1<text:tab/>70.4547360726412<text:tab/>211.285652615552<text:tab/>148.949936999498<text:tab/>295.768129329584<text:tab/>340.572591609199</text:p>
      <text:p text:style-name="P1">Tgfb1i1<text:tab/>153.271538137862<text:tab/>163.695879507983<text:tab/>41.9057116645325<text:tab/>133.30979068219<text:tab/>24.4680021725352</text:p>
      <text:p text:style-name="P1">Tgfb2<text:tab/>158.453015058274<text:tab/>166.615129417178<text:tab/>76.11620476773<text:tab/>66.9359316815212<text:tab/>15.9428989873838</text:p>
      <text:p text:style-name="P1">Tgfb3<text:tab/>407.793140099329<text:tab/>324.865375866439<text:tab/>97.740482251025<text:tab/>96.3363700483339<text:tab/>14.6444159332682</text:p>
      <text:p text:style-name="P1">Tgfbi<text:tab/>0.221166421727474<text:tab/>0.571488078396784<text:tab/>0.111873823982932<text:tab/>1.29730500731389<text:tab/>0.122119605629363</text:p>
      <text:p text:style-name="P1">Tgfbr1<text:tab/>7.38895915330331<text:tab/>9.12036859308674<text:tab/>11.6895559925408<text:tab/>11.228842240688<text:tab/>5.88275363221899</text:p>
      <text:p text:style-name="P1">Tgfbr2<text:tab/>28.1928025388016<text:tab/>25.2251429715584<text:tab/>16.4882531271851<text:tab/>40.00331082832<text:tab/>17.5460060762211</text:p>
      <text:p text:style-name="P1">Tgfbr3<text:tab/>0.685521430762636<text:tab/>1.675050685372<text:tab/>1.08771338662049<text:tab/>3.32853335994437<text:tab/>4.24227654039938</text:p>
      <text:p text:style-name="P1">Tgfbrap1<text:tab/>7.26893874074716<text:tab/>5.61651331602047<text:tab/>2.5771648351869<text:tab/>8.58428736834568<text:tab/>6.66337808621702</text:p>
      <text:p text:style-name="P1">Tgif1<text:tab/>31.4001656165477<text:tab/>117.593137848805<text:tab/>27.8715266998088<text:tab/>66.0792154996228<text:tab/>62.8545447629242</text:p>
      <text:p text:style-name="P1">Tgif2<text:tab/>4.34947824523237<text:tab/>2.60417290813569<text:tab/>1.27966002429058<text:tab/>2.64669039459821<text:tab/>1.29707945603546</text:p>
      <text:p text:style-name="P1">Tgm1<text:tab/>0.122119339558383<text:tab/>3.40761370929668<text:tab/>0.805115855585338<text:tab/>0.415514372360512<text:tab/>0.376356308950992</text:p>
      <text:p text:style-name="P1">Tgm2<text:tab/>33.9657327842901<text:tab/>34.7879314528834<text:tab/>16.4642818762567<text:tab/>6.18591469750611<text:tab/>1.29004582381503</text:p>
      <text:p text:style-name="P1">Tgm3<text:tab/>0.103933771121142<text:tab/>0.10330493628222<text:tab/>0.0979952785205257<text:tab/>0.101020019074265<text:tab/>0.0959986064385136</text:p>
      <text:p text:style-name="P1">Tgm4<text:tab/>2.24280151504065<text:tab/>2.88009832641636<text:tab/>1.5819966528319<text:tab/>2.7964964794095<text:tab/>2.62715576197352</text:p>
      <text:p text:style-name="P1">Tgoln2<text:tab/>36.907461585265<text:tab/>39.9100699277083<text:tab/>40.7050762181765<text:tab/>72.2732779131886<text:tab/>58.6322119363294</text:p>
      <text:p text:style-name="P1">Tgs1<text:tab/>6.28356845651715<text:tab/>5.56459841404497<text:tab/>6.64344655789633<text:tab/>6.13794568452485<text:tab/>5.52760560043271</text:p>
      <text:p text:style-name="P1">Th<text:tab/>0.10412089276797<text:tab/>0.103735254247714<text:tab/>0.0981618118829839<text:tab/>0.101531064825115<text:tab/>0.108917308658541</text:p>
      <text:p text:style-name="P1">Thada<text:tab/>12.5286387482325<text:tab/>7.15103238474537<text:tab/>6.5476222925706<text:tab/>13.9329922508237<text:tab/>11.7635728518807</text:p>
      <text:p text:style-name="P1">Thap1<text:tab/>10.3764051792681<text:tab/>13.8341641310408<text:tab/>9.92220672814309<text:tab/>19.2276347941397<text:tab/>13.0468671037766</text:p>
      <text:p text:style-name="P1">Thap11<text:tab/>14.2003813109826<text:tab/>11.6033729430683<text:tab/>8.34544151826395<text:tab/>25.7089518271664<text:tab/>15.1594093348719</text:p>
      <text:p text:style-name="P1">Thap3<text:tab/>12.0882446811404<text:tab/>4.14522491157375<text:tab/>4.96558848895185<text:tab/>28.1913497852752<text:tab/>11.826361032311</text:p>
      <text:p text:style-name="P1">Thap4<text:tab/>22.2702990149878<text:tab/>28.4734900015261<text:tab/>16.3717080968149<text:tab/>32.5612372738367<text:tab/>13.5681827034055</text:p>
      <text:p text:style-name="P1">Thap6<text:tab/>8.92554316635502<text:tab/>7.36377947953601<text:tab/>6.78120212708633<text:tab/>8.9904669867384<text:tab/>10.8108458256223</text:p>
      <text:p text:style-name="P1">Thap7<text:tab/>11.8849112069004<text:tab/>9.55571137359021<text:tab/>16.318312145843<text:tab/>25.7877221968638<text:tab/>27.1500150941974</text:p>
      <text:p text:style-name="P1">Thbd<text:tab/>16.1908748233862<text:tab/>13.3461656462709<text:tab/>2.69311206004772<text:tab/>10.6049905439424<text:tab/>1.49048125777832</text:p>
      <text:p text:style-name="P1">Thbs1<text:tab/>338.230149272539<text:tab/>3809.63357416248<text:tab/>2161.92953388721<text:tab/>555.443994816534<text:tab/>200.866600607704</text:p>
      <text:p text:style-name="P1">Thbs2<text:tab/>0.114837121583775<text:tab/>0.190937052968701<text:tab/>0.117530028906793<text:tab/>0.156372727606502<text:tab/>0.109930584686068</text:p>
      <text:p text:style-name="P1">Thbs3<text:tab/>10.9567642899975<text:tab/>10.322715830209<text:tab/>9.27707746042524<text:tab/>25.7651714791232<text:tab/>1.80991598468142</text:p>
      <text:p text:style-name="P1">Thbs4<text:tab/>0.160084538627571<text:tab/>0.132962897585047<text:tab/>0.112302541069956<text:tab/>0.161044761772783<text:tab/>0.0947592476818318</text:p>
      <text:p text:style-name="P1"><text:soft-page-break/>Theg<text:tab/>0.103933771121142<text:tab/>0.10330493628222<text:tab/>0.0979952785205257<text:tab/>0.101020019074265<text:tab/>0.0959986064385136</text:p>
      <text:p text:style-name="P1">Thegl<text:tab/>0.167109400231467<text:tab/>0.161977006220263<text:tab/>0.097894103354081<text:tab/>0.111900292103409<text:tab/>0.0953522715521959</text:p>
      <text:p text:style-name="P1">Them4<text:tab/>3.83486489014547<text:tab/>3.26130173716163<text:tab/>2.47954725695022<text:tab/>3.71898872719646<text:tab/>4.12206681077507</text:p>
      <text:p text:style-name="P1">Them5<text:tab/>0.101347358802314<text:tab/>0.104037667443903<text:tab/>0.414054024039139<text:tab/>0.129938701211275<text:tab/>0.112376072181332</text:p>
      <text:p text:style-name="P1">Them6<text:tab/>1.71989426514385<text:tab/>1.01424464239785<text:tab/>1.21796842016914<text:tab/>4.94377268685525<text:tab/>3.50046265588606</text:p>
      <text:p text:style-name="P1">Themis2<text:tab/>0.736995212459177<text:tab/>0.366048426840184<text:tab/>0.676517246861255<text:tab/>1.96537691731795<text:tab/>0.299423526719303</text:p>
      <text:p text:style-name="P1">Thg1l<text:tab/>13.2637758277267<text:tab/>14.6760512936721<text:tab/>16.2528520383348<text:tab/>17.6621194038184<text:tab/>28.8210097873593</text:p>
      <text:p text:style-name="P1">Thnsl1<text:tab/>0.293997960023207<text:tab/>0.224387719581275<text:tab/>0.666967512092576<text:tab/>0.656500245812178<text:tab/>2.39834457179587</text:p>
      <text:p text:style-name="P1">Thnsl2<text:tab/>2.39391186644911<text:tab/>1.40552303878661<text:tab/>1.19169422403919<text:tab/>1.50937079650838<text:tab/>0.422737257537608</text:p>
      <text:p text:style-name="P1">Thoc1<text:tab/>21.4017557254053<text:tab/>31.178105105322<text:tab/>20.3419059810415<text:tab/>23.6955239468369<text:tab/>16.8898065762627</text:p>
      <text:p text:style-name="P1">Thoc2<text:tab/>18.1429493569726<text:tab/>11.615375358141<text:tab/>12.6577490476443<text:tab/>14.880436290876<text:tab/>12.6340290124416</text:p>
      <text:p text:style-name="P1">Thoc3<text:tab/>17.061336758993<text:tab/>17.4242613165987<text:tab/>12.296166490354<text:tab/>23.3477854086315<text:tab/>16.4198214085499</text:p>
      <text:p text:style-name="P1">Thoc5<text:tab/>20.8429083452079<text:tab/>18.0091173630268<text:tab/>12.032969891476<text:tab/>32.85409214301<text:tab/>33.4491129498469</text:p>
      <text:p text:style-name="P1">Thoc6<text:tab/>27.9566923261363<text:tab/>91.699438396927<text:tab/>116.000348943246<text:tab/>38.8271279019508<text:tab/>48.3790598743836</text:p>
      <text:p text:style-name="P1">Thoc7<text:tab/>62.3765173289855<text:tab/>96.7426754341811<text:tab/>52.7599419849129<text:tab/>97.4750416523624<text:tab/>61.9862629290387</text:p>
      <text:p text:style-name="P1">Thop1<text:tab/>13.3628328902831<text:tab/>13.1066152429371<text:tab/>16.1223776466134<text:tab/>21.7811755454359<text:tab/>66.2332765865224</text:p>
      <text:p text:style-name="P1">Thpo<text:tab/>0.103933771121142<text:tab/>0.10330493628222<text:tab/>0.0979952785205257<text:tab/>0.101020019074265<text:tab/>0.0959986064385136</text:p>
      <text:p text:style-name="P1">Thra<text:tab/>20.1478447375865<text:tab/>21.7359132050116<text:tab/>10.891482162443<text:tab/>21.5283330149913<text:tab/>5.02818050370475</text:p>
      <text:p text:style-name="P1">Thrap3<text:tab/>71.1070649477514<text:tab/>49.1430394734285<text:tab/>53.0250094806081<text:tab/>88.6453595394615<text:tab/>76.258643988271</text:p>
      <text:p text:style-name="P1">Thrb<text:tab/>11.3191087425947<text:tab/>7.73620949323691<text:tab/>2.9462890259961<text:tab/>8.2556703055388<text:tab/>4.83978839386036</text:p>
      <text:p text:style-name="P1">Thrsp<text:tab/>0.104697913309761<text:tab/>0.104699294242634<text:tab/>0.0985881209273124<text:tab/>0.102583124945732<text:tab/>0.127014880323816</text:p>
      <text:p text:style-name="P1">Thsd1<text:tab/>0.516486005251283<text:tab/>1.37003077818485<text:tab/>0.744745921410202<text:tab/>0.453211853371795<text:tab/>0.495813708532498</text:p>
      <text:p text:style-name="P1">Thsd7a<text:tab/>0.18005732336095<text:tab/>0.227606293836046<text:tab/>0.124920254093948<text:tab/>0.371947254932139<text:tab/>0.116106358602418</text:p>
      <text:p text:style-name="P1">Thsd7b<text:tab/>0.103933771121142<text:tab/>0.10330493628222<text:tab/>0.0979952785205257<text:tab/>0.101020019074265<text:tab/>0.0959986064385136</text:p>
      <text:p text:style-name="P1">Thtpa<text:tab/>17.6054190756721<text:tab/>11.7517414243389<text:tab/>3.13357225639052<text:tab/>23.9618251595889<text:tab/>10.2189445597581</text:p>
      <text:p text:style-name="P1">Thumpd1<text:tab/>23.2994854812499<text:tab/>26.798619387019<text:tab/>19.7383681559088<text:tab/>23.2255293902296<text:tab/>18.418752017155</text:p>
      <text:p text:style-name="P1">Thumpd2<text:tab/>12.8489934432941<text:tab/>2.80171547194516<text:tab/>3.12821440509344<text:tab/>7.67611886340071<text:tab/>3.46306875966237</text:p>
      <text:p text:style-name="P1">Thumpd3<text:tab/>12.6036020875497<text:tab/>6.52977541650899<text:tab/>5.45285403310177<text:tab/>16.7480880187443<text:tab/>22.8165043459711</text:p>
      <text:p text:style-name="P1">Thy1<text:tab/>100.361811340549<text:tab/>115.276272716495<text:tab/>95.8448576462524<text:tab/>127.432903750079<text:tab/>41.0488802638661</text:p>
      <text:p text:style-name="P1">Thyn1<text:tab/>45.0810733402471<text:tab/>37.2275596608946<text:tab/>12.834610796251<text:tab/>56.5586797944934<text:tab/>28.5825679396813</text:p>
      <text:p text:style-name="P1">Tia1<text:tab/>18.8493697898117<text:tab/>4.91621525033527<text:tab/>6.22969936282372<text:tab/>20.1180864249371<text:tab/>13.6075109469153</text:p>
      <text:p text:style-name="P1">Tial1<text:tab/>50.5841033191914<text:tab/>50.900327980052<text:tab/>41.7123345589204<text:tab/>67.3585330716232<text:tab/>50.4170689813183</text:p>
      <text:p text:style-name="P1">Tiam1<text:tab/>0.497428613803022<text:tab/>0.772941190807847<text:tab/>0.636655518713126<text:tab/>0.81009695155487<text:tab/>0.661290839922789</text:p>
      <text:p text:style-name="P1">Ticam2<text:tab/>0.546618534657621<text:tab/>0.755799502726356<text:tab/>0.445503183091759<text:tab/>0.952910248648212<text:tab/>0.227575388850243</text:p>
      <text:p text:style-name="P1">Tie1<text:tab/>0.104191104780758<text:tab/>0.103771184757763<text:tab/>0.0981503616989738<text:tab/>0.107494389523134<text:tab/>0.101655866623473</text:p>
      <text:p text:style-name="P1">Tifa<text:tab/>4.45864349744675<text:tab/>10.0171473466871<text:tab/>2.9875955097854<text:tab/>6.09903665267517<text:tab/>2.37399340773365</text:p>
      <text:p text:style-name="P1">Tifab<text:tab/>0.103933771121142<text:tab/>0.10330493628222<text:tab/>0.0979952785205257<text:tab/>0.101020019074265<text:tab/>0.0959986064385136</text:p>
      <text:p text:style-name="P1">Tigar<text:tab/>3.89482365536666<text:tab/>3.91935047192032<text:tab/>5.04656125476808<text:tab/>7.63273133462004<text:tab/>7.84484983745882</text:p>
      <text:p text:style-name="P1">Tigd3<text:tab/>0.145009187468616<text:tab/>0.457802021993721<text:tab/>1.04834591462052<text:tab/>0.177937064490474<text:tab/>0.285180572542722</text:p>
      <text:p text:style-name="P1">Tigd5<text:tab/>1.42406626370299<text:tab/>2.43235983240236<text:tab/>2.75650582601503<text:tab/>2.71807234209894<text:tab/>1.04153231040173</text:p>
      <text:p text:style-name="P1">Timd2<text:tab/>0.180725891719477<text:tab/>0.125128784866399<text:tab/>0.0987529544560715<text:tab/>0.192590333261929<text:tab/>0.0960013508360305</text:p>
      <text:p text:style-name="P1">Timeless<text:tab/>7.70058168365023<text:tab/>4.56459247352701<text:tab/>1.63723046070872<text:tab/>3.09627102803136<text:tab/>1.15833804803538</text:p>
      <text:p text:style-name="P1">Timm10<text:tab/>8.34057795187637<text:tab/>18.3012128460785<text:tab/>5.18532477323375<text:tab/>15.1187223307135<text:tab/>14.3201417810089</text:p>
      <text:p text:style-name="P1">Timm10b<text:tab/>17.6817707910907<text:tab/>20.7230694890231<text:tab/>18.0609715892652<text:tab/>33.8695159078668<text:tab/>21.5558458364243</text:p>
      <text:p text:style-name="P1">Timm13<text:tab/>61.2577973512824<text:tab/>74.9744264911859<text:tab/>51.8246347492487<text:tab/>122.034659006782<text:tab/>144.545920338659</text:p>
      <text:p text:style-name="P1">Timm17a<text:tab/>61.3058656441199<text:tab/>65.5354226026241<text:tab/>56.0729115578061<text:tab/>119.111164338628<text:tab/>100.791330441565</text:p>
      <text:p text:style-name="P1">Timm17b<text:tab/>0.103933771121142<text:tab/>0.10330493628222<text:tab/>0.0979952785205257<text:tab/>0.101020019074265<text:tab/>0.0959986064385136</text:p>
      <text:p text:style-name="P1">Timm21<text:tab/>10.3295449828465<text:tab/>6.02134755897051<text:tab/>1.44329242561712<text:tab/>7.17352589068868<text:tab/>2.96230285890872</text:p>
      <text:p text:style-name="P1">Timm22<text:tab/>12.8966466412093<text:tab/>13.9534567985828<text:tab/>7.58646227235877<text:tab/>20.7537740623042<text:tab/>10.7097847414994</text:p>
      <text:p text:style-name="P1">Timm23<text:tab/>21.3609543375392<text:tab/>28.7404744612587<text:tab/>27.6087765159675<text:tab/>46.9830424042662<text:tab/>28.8135119773586</text:p>
      <text:p text:style-name="P1">Timm44<text:tab/>30.980215446218<text:tab/>24.3710644266077<text:tab/>16.803053598462<text:tab/>43.7038034037279<text:tab/>47.8388707355973</text:p>
      <text:p text:style-name="P1">Timm8a1<text:tab/>35.0600401868825<text:tab/>29.5971779857241<text:tab/>28.8052283185376<text:tab/>35.0679613673686<text:tab/>38.1209019188783</text:p>
      <text:p text:style-name="P1">Timm8a2<text:tab/>0.104743830268288<text:tab/>0.169354264013421<text:tab/>0.0985941265701682<text:tab/>0.103482720757297<text:tab/>0.126337581240276</text:p>
      <text:p text:style-name="P1">Timm8b<text:tab/>102.462264871796<text:tab/>111.73782070357<text:tab/>110.993152457769<text:tab/>213.035353264395<text:tab/>207.094191651314</text:p>
      <text:p text:style-name="P1"><text:soft-page-break/>Timm9<text:tab/>23.898134631919<text:tab/>32.9166488983355<text:tab/>36.4620721085044<text:tab/>30.5498080646329<text:tab/>32.2594430143806</text:p>
      <text:p text:style-name="P1">Timmdc1<text:tab/>23.1756782923644<text:tab/>16.2751459789324<text:tab/>18.4330428301346<text:tab/>31.2523390397405<text:tab/>30.1307121989261</text:p>
      <text:p text:style-name="P1">Timp1<text:tab/>133.55789263041<text:tab/>662.201065668927<text:tab/>1469.45429575276<text:tab/>579.621514664625<text:tab/>633.75171134929</text:p>
      <text:p text:style-name="P1">Timp2<text:tab/>401.141022452594<text:tab/>478.499139953263<text:tab/>409.234204894031<text:tab/>536.76868978434<text:tab/>287.395939468452</text:p>
      <text:p text:style-name="P1">Timp3<text:tab/>104.599902584767<text:tab/>125.194880174671<text:tab/>266.230965565907<text:tab/>62.8356037413158<text:tab/>14.0462217617889</text:p>
      <text:p text:style-name="P1">Timp4<text:tab/>0.103933771121142<text:tab/>0.10330493628222<text:tab/>0.0979952785205257<text:tab/>0.101020019074265<text:tab/>0.0959986064385136</text:p>
      <text:p text:style-name="P1">Tinag<text:tab/>0.103933771121142<text:tab/>0.10330493628222<text:tab/>0.0979952785205257<text:tab/>0.101020019074265<text:tab/>0.0959986064385136</text:p>
      <text:p text:style-name="P1">Tinagl1<text:tab/>174.734868554518<text:tab/>196.243080799036<text:tab/>161.730572483307<text:tab/>44.8531073827381<text:tab/>11.6408155407</text:p>
      <text:p text:style-name="P1">Tinf2<text:tab/>9.54611352399941<text:tab/>13.0271788307935<text:tab/>7.24145697926842<text:tab/>13.372335880517<text:tab/>9.63869359076663</text:p>
      <text:p text:style-name="P1">Tipin<text:tab/>22.1088860784192<text:tab/>22.0517289327403<text:tab/>10.6684485781463<text:tab/>15.8415794620584<text:tab/>9.30966356352411</text:p>
      <text:p text:style-name="P1">Tiprl<text:tab/>27.3817502910068<text:tab/>29.2687118397923<text:tab/>22.2152001712793<text:tab/>28.3909452577697<text:tab/>20.3974860020266</text:p>
      <text:p text:style-name="P1">Tjap1<text:tab/>14.7564197174695<text:tab/>21.9892156183892<text:tab/>16.1004312225345<text:tab/>23.5440624613562<text:tab/>15.4164359274009</text:p>
      <text:p text:style-name="P1">Tjp1<text:tab/>24.2423469353749<text:tab/>35.0252142434221<text:tab/>42.1022796804643<text:tab/>35.4870966449057<text:tab/>31.7967656895388</text:p>
      <text:p text:style-name="P1">Tjp2<text:tab/>21.9007062653476<text:tab/>34.6555390650882<text:tab/>21.1648956974474<text:tab/>26.1595725891276<text:tab/>12.7282649950358</text:p>
      <text:p text:style-name="P1">Tjp3<text:tab/>0.208188795974049<text:tab/>1.06227462331512<text:tab/>0.289533493060599<text:tab/>0.468968557800075<text:tab/>0.785395773188641</text:p>
      <text:p text:style-name="P1">Tk1<text:tab/>45.9621636358434<text:tab/>33.6562999185923<text:tab/>23.275166854741<text:tab/>17.1981977457404<text:tab/>1.23948027006261</text:p>
      <text:p text:style-name="P1">Tk2<text:tab/>5.41389318040619<text:tab/>4.33739707164659<text:tab/>4.16502424447594<text:tab/>8.13657936212795<text:tab/>7.5852907377394</text:p>
      <text:p text:style-name="P1">Tkfc<text:tab/>7.15319827823417<text:tab/>6.60137479605626<text:tab/>4.75717381322721<text:tab/>7.8644932643886<text:tab/>7.09382254028908</text:p>
      <text:p text:style-name="P1">Tkt<text:tab/>226.72237758774<text:tab/>247.492286380147<text:tab/>230.420388912118<text:tab/>396.145794845099<text:tab/>288.391371853463</text:p>
      <text:p text:style-name="P1">Tktl1<text:tab/>0.103933771121142<text:tab/>0.10330493628222<text:tab/>0.0979952785205257<text:tab/>0.101020019074265<text:tab/>0.0959986064385136</text:p>
      <text:p text:style-name="P1">Tktl2<text:tab/>0.103933771121142<text:tab/>0.10330493628222<text:tab/>0.0979952785205257<text:tab/>0.101020019074265<text:tab/>0.0959986064385136</text:p>
      <text:p text:style-name="P1">Tlcd1<text:tab/>3.84664855289436<text:tab/>3.28707428102574<text:tab/>2.11665332569466<text:tab/>15.9533076034819<text:tab/>5.13312693790856</text:p>
      <text:p text:style-name="P1">Tle1<text:tab/>8.71978285581701<text:tab/>19.9800015149992<text:tab/>28.1416483013548<text:tab/>14.5855550008042<text:tab/>13.8709572962584</text:p>
      <text:p text:style-name="P1">Tle2<text:tab/>1.65915345617778<text:tab/>1.53319129341795<text:tab/>1.15104961262859<text:tab/>10.366472303703<text:tab/>3.59030406632321</text:p>
      <text:p text:style-name="P1">Tle3<text:tab/>8.5826968302106<text:tab/>16.0462217829522<text:tab/>15.097064657704<text:tab/>16.5607298517516<text:tab/>5.28516542643034</text:p>
      <text:p text:style-name="P1">Tle4<text:tab/>4.88410808092073<text:tab/>6.89444960701969<text:tab/>8.38287407280331<text:tab/>3.6883578761142<text:tab/>6.08999112979625</text:p>
      <text:p text:style-name="P1">Tlk1<text:tab/>0.101522610034537<text:tab/>0.402139280254839<text:tab/>0.0936536388331971<text:tab/>1.02927143483748<text:tab/>0.194994124933418</text:p>
      <text:p text:style-name="P1">Tlk2<text:tab/>14.8624838802782<text:tab/>48.8249753911105<text:tab/>20.3150997512444<text:tab/>18.457898451493<text:tab/>12.3928903393564</text:p>
      <text:p text:style-name="P1">Tll1<text:tab/>6.54734851914962<text:tab/>4.75101046443942<text:tab/>1.94909112581492<text:tab/>2.06435422105038<text:tab/>0.195985904946677</text:p>
      <text:p text:style-name="P1">Tll2<text:tab/>0.185425615165187<text:tab/>1.44124513455695<text:tab/>0.0917563106548968<text:tab/>0.117786214349175<text:tab/>0.0948058093986263</text:p>
      <text:p text:style-name="P1">Tln1<text:tab/>181.634979699762<text:tab/>181.721352992265<text:tab/>181.464910459433<text:tab/>123.593628336143<text:tab/>86.1800452502862</text:p>
      <text:p text:style-name="P1">Tlr1<text:tab/>0.103933771121142<text:tab/>0.10330493628222<text:tab/>0.0979952785205257<text:tab/>0.101020019074265<text:tab/>0.0959986064385136</text:p>
      <text:p text:style-name="P1">Tlr10<text:tab/>0.103933771121142<text:tab/>0.10330493628222<text:tab/>0.0979952785205257<text:tab/>0.101020019074265<text:tab/>0.0959986064385136</text:p>
      <text:p text:style-name="P1">Tlr11<text:tab/>0.103933771121142<text:tab/>0.10330493628222<text:tab/>0.0979952785205257<text:tab/>0.101020019074265<text:tab/>0.0959986064385136</text:p>
      <text:p text:style-name="P1">Tlr12<text:tab/>0.103933771121142<text:tab/>0.10330493628222<text:tab/>0.0979952785205257<text:tab/>0.101020019074265<text:tab/>0.0959986064385136</text:p>
      <text:p text:style-name="P1">Tlr2<text:tab/>1.44406949724068<text:tab/>1.19853479010182<text:tab/>0.664135842040398<text:tab/>6.34900392222054<text:tab/>1.3595439387641</text:p>
      <text:p text:style-name="P1">Tlr3<text:tab/>6.20172778500105<text:tab/>3.53664303562081<text:tab/>0.383336206145776<text:tab/>15.1192145313546<text:tab/>0.692576548741154</text:p>
      <text:p text:style-name="P1">Tlr4<text:tab/>0.118968209440834<text:tab/>0.112393517434278<text:tab/>0.0944055052001634<text:tab/>0.409755560969935<text:tab/>0.148989685373114</text:p>
      <text:p text:style-name="P1">Tlr5<text:tab/>0.795903406755572<text:tab/>0.969087804729941<text:tab/>0.248180898274583<text:tab/>3.85273031096268<text:tab/>0.23684545158008</text:p>
      <text:p text:style-name="P1">Tlr6<text:tab/>1.28261368862941<text:tab/>0.567306738725944<text:tab/>0.11487166336324<text:tab/>0.63407808507536<text:tab/>0.1124664746678</text:p>
      <text:p text:style-name="P1">Tlr7<text:tab/>0.103933771121142<text:tab/>0.10330493628222<text:tab/>0.0979952785205257<text:tab/>0.101020019074265<text:tab/>0.0959986064385136</text:p>
      <text:p text:style-name="P1">Tlr8<text:tab/>0.103933771121142<text:tab/>0.10330493628222<text:tab/>0.0979952785205257<text:tab/>0.101020019074265<text:tab/>0.0959986064385136</text:p>
      <text:p text:style-name="P1">Tlr9<text:tab/>0.103933771121142<text:tab/>0.10330493628222<text:tab/>0.0979952785205257<text:tab/>0.101020019074265<text:tab/>0.0959986064385136</text:p>
      <text:p text:style-name="P1">Tlx1<text:tab/>0.103933771121142<text:tab/>0.10330493628222<text:tab/>0.0979952785205257<text:tab/>0.101020019074265<text:tab/>0.0959986064385136</text:p>
      <text:p text:style-name="P1">Tlx2<text:tab/>0.103933771121142<text:tab/>0.10330493628222<text:tab/>0.0979952785205257<text:tab/>0.101020019074265<text:tab/>0.0959986064385136</text:p>
      <text:p text:style-name="P1">Tm2d1<text:tab/>39.0958788861447<text:tab/>30.0200172115365<text:tab/>19.8496305728175<text:tab/>41.4408895178416<text:tab/>17.8917483560692</text:p>
      <text:p text:style-name="P1">Tm2d2<text:tab/>52.8423373188213<text:tab/>55.4800111293533<text:tab/>62.4628621422792<text:tab/>70.2460055289964<text:tab/>54.0540370562381</text:p>
      <text:p text:style-name="P1">Tm2d3<text:tab/>5.61693925789022<text:tab/>6.59297774110028<text:tab/>5.99496447126286<text:tab/>8.88845122434764<text:tab/>6.35956165025892</text:p>
      <text:p text:style-name="P1">Tm4sf1<text:tab/>9.37278997043362<text:tab/>7.7500318801085<text:tab/>3.23167709949381<text:tab/>15.3634776357995<text:tab/>7.5559979178022</text:p>
      <text:p text:style-name="P1">Tm4sf19<text:tab/>1.20397224718916<text:tab/>1.26640852738647<text:tab/>2.71682718899383<text:tab/>2.65932622178077<text:tab/>2.46151652760918</text:p>
      <text:p text:style-name="P1">Tm4sf20<text:tab/>0.103933771121142<text:tab/>0.10330493628222<text:tab/>0.0979952785205257<text:tab/>0.101020019074265<text:tab/>0.0959986064385136</text:p>
      <text:p text:style-name="P1">Tm4sf4<text:tab/>0.387762070480073<text:tab/>0.352539310118874<text:tab/>0.0913737114361036<text:tab/>2.16352912058558<text:tab/>0.119205269323823</text:p>
      <text:p text:style-name="P1">Tm4sf5<text:tab/>0.103933771121142<text:tab/>0.10330493628222<text:tab/>0.0979952785205257<text:tab/>0.101020019074265<text:tab/>0.0959986064385136</text:p>
      <text:p text:style-name="P1">Tm6sf1<text:tab/>8.60838078918339<text:tab/>9.57195964793895<text:tab/>4.1210354107289<text:tab/>10.7591674361459<text:tab/>4.46152764849368</text:p>
      <text:p text:style-name="P1"><text:soft-page-break/>Tm6sf2<text:tab/>0.217042221750769<text:tab/>1.58341717668062<text:tab/>0.385326806293433<text:tab/>0.203757531261275<text:tab/>0.610433110721204</text:p>
      <text:p text:style-name="P1">Tm7sf2<text:tab/>19.1484546896771<text:tab/>16.8353657271667<text:tab/>16.32021606383<text:tab/>32.2711981045367<text:tab/>15.3758705965409</text:p>
      <text:p text:style-name="P1">Tm7sf3<text:tab/>13.4375231396934<text:tab/>9.63461003869676<text:tab/>5.02206486752319<text:tab/>22.5869130954302<text:tab/>4.86925902253842</text:p>
      <text:p text:style-name="P1">Tm9sf1<text:tab/>27.2541114988555<text:tab/>26.8801965304426<text:tab/>20.2441893483303<text:tab/>42.036557612404<text:tab/>31.533118857745</text:p>
      <text:p text:style-name="P1">Tm9sf2<text:tab/>100.283451290967<text:tab/>103.903891259186<text:tab/>73.8775060702818<text:tab/>188.013377561774<text:tab/>97.4591691244173</text:p>
      <text:p text:style-name="P1">Tm9sf4<text:tab/>20.7514519586176<text:tab/>22.2874126433797<text:tab/>18.0359352630683<text:tab/>33.5695627383741<text:tab/>28.2056702054863</text:p>
      <text:p text:style-name="P1">Tma16<text:tab/>10.355205608939<text:tab/>16.497217612117<text:tab/>9.75412912770444<text:tab/>13.8182190991811<text:tab/>28.4149510554267</text:p>
      <text:p text:style-name="P1">Tma7<text:tab/>0.27799771325297<text:tab/>0.105861919898901<text:tab/>0.0987287477322298<text:tab/>0.104176772569145<text:tab/>0.154699750880464</text:p>
      <text:p text:style-name="P1">Tmbim1<text:tab/>67.438877688938<text:tab/>136.336343300665<text:tab/>67.074811170835<text:tab/>151.494749797581<text:tab/>57.032971152519</text:p>
      <text:p text:style-name="P1">Tmbim4<text:tab/>52.4761069721786<text:tab/>54.3647535950566<text:tab/>36.189352051442<text:tab/>77.1172634251745<text:tab/>57.59114942648</text:p>
      <text:p text:style-name="P1">Tmbim6<text:tab/>355.328685109324<text:tab/>474.232160306705<text:tab/>517.289770723085<text:tab/>658.943226979914<text:tab/>607.389123115544</text:p>
      <text:p text:style-name="P1">Tmc1<text:tab/>0.102751782798206<text:tab/>0.103023981462469<text:tab/>0.0970791927843651<text:tab/>0.162567864134802<text:tab/>0.0948339777579338</text:p>
      <text:p text:style-name="P1">Tmc2<text:tab/>0.104043148565367<text:tab/>0.111001175735635<text:tab/>0.0980610794399565<text:tab/>0.101313844270519<text:tab/>0.0960204423799999</text:p>
      <text:p text:style-name="P1">Tmc3<text:tab/>0.103933771121142<text:tab/>0.10330493628222<text:tab/>0.0979952785205257<text:tab/>0.101020019074265<text:tab/>0.0959986064385136</text:p>
      <text:p text:style-name="P1">Tmc4<text:tab/>0.151928371669908<text:tab/>1.68328472523222<text:tab/>1.0060869503392<text:tab/>0.185869099871996<text:tab/>0.197182220894882</text:p>
      <text:p text:style-name="P1">Tmc5<text:tab/>0.103933771121142<text:tab/>0.10330493628222<text:tab/>0.0979952785205257<text:tab/>0.101020019074265<text:tab/>0.0959986064385136</text:p>
      <text:p text:style-name="P1">Tmc7<text:tab/>0.101587957418779<text:tab/>0.103596132636651<text:tab/>0.486630286331551<text:tab/>0.10132353967492<text:tab/>0.0936055102773674</text:p>
      <text:p text:style-name="P1">Tmc8<text:tab/>0.319139633514633<text:tab/>0.188779459515252<text:tab/>0.284129893555121<text:tab/>0.40888098659366<text:tab/>0.342187669861175</text:p>
      <text:p text:style-name="P1">Tmcc2<text:tab/>3.75243447352077<text:tab/>2.93944547966611<text:tab/>0.997013490970723<text:tab/>4.3777450228348<text:tab/>2.63392945688872</text:p>
      <text:p text:style-name="P1">Tmcc3<text:tab/>0.551818316102747<text:tab/>0.215980316032874<text:tab/>0.254551013083634<text:tab/>0.245325353940762<text:tab/>0.105909138320047</text:p>
      <text:p text:style-name="P1">Tmco1<text:tab/>38.8065075689882<text:tab/>40.4892768701392<text:tab/>29.6875404022181<text:tab/>58.3592036667096<text:tab/>43.6730041962124</text:p>
      <text:p text:style-name="P1">Tmco3<text:tab/>0.290089998194817<text:tab/>0.166323045937145<text:tab/>0.121054185437005<text:tab/>0.17934796812006<text:tab/>0.123147905844574</text:p>
      <text:p text:style-name="P1">Tmco4<text:tab/>2.81019814294487<text:tab/>5.11591054594641<text:tab/>1.89506387766634<text:tab/>4.17078291680679<text:tab/>1.38860995247781</text:p>
      <text:p text:style-name="P1">Tmco6<text:tab/>6.74537807346552<text:tab/>3.38373538631185<text:tab/>2.70480809685041<text:tab/>16.5730160986893<text:tab/>13.1764543295034</text:p>
      <text:p text:style-name="P1">Tmed1<text:tab/>30.4538069780472<text:tab/>29.2973857562124<text:tab/>22.5033034226368<text:tab/>45.2954933301554<text:tab/>23.9909951516306</text:p>
      <text:p text:style-name="P1">Tmed10<text:tab/>217.594212095558<text:tab/>248.424151530946<text:tab/>173.147908632756<text:tab/>374.851870155026<text:tab/>157.236766367197</text:p>
      <text:p text:style-name="P1">Tmed2<text:tab/>206.279623535448<text:tab/>289.036322285081<text:tab/>220.214589947643<text:tab/>291.733843538912<text:tab/>203.524504588206</text:p>
      <text:p text:style-name="P1">Tmed3<text:tab/>125.636007206469<text:tab/>110.263717519191<text:tab/>87.6049023292859<text:tab/>173.033153168208<text:tab/>59.1362501968718</text:p>
      <text:p text:style-name="P1">Tmed4<text:tab/>23.1362285681994<text:tab/>15.7042989397614<text:tab/>16.0379960574822<text:tab/>25.1463690542982<text:tab/>31.529686818539</text:p>
      <text:p text:style-name="P1">Tmed5<text:tab/>10.4443970960841<text:tab/>24.3135307930723<text:tab/>20.7194940748897<text:tab/>20.9840839823898<text:tab/>20.4821094666671</text:p>
      <text:p text:style-name="P1">Tmed6<text:tab/>0.103933771121142<text:tab/>0.10330493628222<text:tab/>0.0979952785205257<text:tab/>0.101020019074265<text:tab/>0.0959986064385136</text:p>
      <text:p text:style-name="P1">Tmed7<text:tab/>48.3994419959885<text:tab/>52.906396265828<text:tab/>38.091327408172<text:tab/>69.1446579300513<text:tab/>49.5989580536882</text:p>
      <text:p text:style-name="P1">Tmed9<text:tab/>213.145594825744<text:tab/>287.53511711188<text:tab/>186.699080774566<text:tab/>323.939723411103<text:tab/>182.098119786322</text:p>
      <text:p text:style-name="P1">Tmeff1<text:tab/>0.254034096425382<text:tab/>0.783375782352479<text:tab/>0.743841727479053<text:tab/>0.331551540062644<text:tab/>0.230143909369719</text:p>
      <text:p text:style-name="P1">Tmeff2<text:tab/>0.105462381070909<text:tab/>0.127816489115682<text:tab/>0.148766020177776<text:tab/>0.157680581050465<text:tab/>0.246079554207446</text:p>
      <text:p text:style-name="P1">Tmem100<text:tab/>0.103933771121142<text:tab/>0.10330493628222<text:tab/>0.0979952785205257<text:tab/>0.101020019074265<text:tab/>0.0959986064385136</text:p>
      <text:p text:style-name="P1">Tmem101<text:tab/>17.664385302033<text:tab/>11.0673724241008<text:tab/>6.69610264458811<text:tab/>26.5625393797821<text:tab/>17.0107782842622</text:p>
      <text:p text:style-name="P1">Tmem104<text:tab/>5.29381848866506<text:tab/>6.09332356693001<text:tab/>7.22679559712042<text:tab/>11.9896519185833<text:tab/>8.2897144777801</text:p>
      <text:p text:style-name="P1">Tmem106a<text:tab/>2.85307748790167<text:tab/>6.25409781092518<text:tab/>0.859962111795293<text:tab/>3.80168022820727<text:tab/>0.395336697662174</text:p>
      <text:p text:style-name="P1">Tmem106b<text:tab/>29.0398159669549<text:tab/>15.4834017123818<text:tab/>11.8646390471669<text:tab/>38.9318719774033<text:tab/>25.2806672883147</text:p>
      <text:p text:style-name="P1">Tmem106c<text:tab/>10.8874936201856<text:tab/>5.57671127620221<text:tab/>4.733607425581<text:tab/>14.1875206505368<text:tab/>5.51698703045857</text:p>
      <text:p text:style-name="P1">Tmem107<text:tab/>11.0774204458764<text:tab/>7.06426838041351<text:tab/>4.58111470450036<text:tab/>18.2397772088692<text:tab/>10.4314183153127</text:p>
      <text:p text:style-name="P1">Tmem109<text:tab/>42.0796929085544<text:tab/>47.3605867048687<text:tab/>29.9216167015783<text:tab/>62.6270856085217<text:tab/>46.1602369677482</text:p>
      <text:p text:style-name="P1">Tmem11<text:tab/>29.7179276871974<text:tab/>40.6649406730792<text:tab/>28.4220087094114<text:tab/>45.4750005884576<text:tab/>37.2020065532367</text:p>
      <text:p text:style-name="P1">Tmem110<text:tab/>13.8419006034115<text:tab/>8.92270256588804<text:tab/>8.34409286748433<text:tab/>16.9806664480806<text:tab/>11.5609438202895</text:p>
      <text:p text:style-name="P1">Tmem114<text:tab/>0.103933771121142<text:tab/>0.10330493628222<text:tab/>0.0979952785205257<text:tab/>0.101020019074265<text:tab/>0.0959986064385136</text:p>
      <text:p text:style-name="P1">Tmem115<text:tab/>23.3021601788774<text:tab/>38.4389842184267<text:tab/>29.8793423773952<text:tab/>42.2150805499075<text:tab/>30.9682571955401</text:p>
      <text:p text:style-name="P1">Tmem116<text:tab/>0.0982313161056746<text:tab/>0.535140965673312<text:tab/>0.593099988984474<text:tab/>1.04018305709101<text:tab/>1.37002701881438</text:p>
      <text:p text:style-name="P1">Tmem117<text:tab/>0.102503187399647<text:tab/>0.136923141768783<text:tab/>0.209774892591531<text:tab/>0.124072565616207<text:tab/>0.0941260099552637</text:p>
      <text:p text:style-name="P1">Tmem119<text:tab/>19.9322096216972<text:tab/>24.8303459986751<text:tab/>5.06528356009306<text:tab/>45.3750208524728<text:tab/>3.4502917576082</text:p>
      <text:p text:style-name="P1">Tmem120a<text:tab/>52.067456670014<text:tab/>71.4201451467462<text:tab/>64.1962559402501<text:tab/>94.5368449651678<text:tab/>49.2086296398828</text:p>
      <text:p text:style-name="P1">Tmem120b<text:tab/>2.83997172313984<text:tab/>5.81101613446153<text:tab/>4.80184267106925<text:tab/>3.66858564469262<text:tab/>4.59350163841897</text:p>
      <text:p text:style-name="P1">Tmem123<text:tab/>57.9443212030395<text:tab/>52.8768577726109<text:tab/>53.0094315206927<text:tab/>43.4488576227378<text:tab/>25.586966814257</text:p>
      <text:p text:style-name="P1">Tmem125<text:tab/>0.129269362537814<text:tab/>0.176121337255473<text:tab/>0.0981006910428333<text:tab/>0.121107049539936<text:tab/>0.0955599169651723</text:p>
      <text:p text:style-name="P1"><text:soft-page-break/>Tmem126a<text:tab/>7.26060805262044<text:tab/>3.96232783563059<text:tab/>2.3672484466194<text:tab/>9.48585583408355<text:tab/>4.88117766011727</text:p>
      <text:p text:style-name="P1">Tmem126b<text:tab/>22.6525238405192<text:tab/>14.4044916716157<text:tab/>10.3877787682979<text:tab/>23.8260690398872<text:tab/>9.63748287761607</text:p>
      <text:p text:style-name="P1">Tmem127<text:tab/>35.0625734864501<text:tab/>36.0067300460342<text:tab/>36.4724588449577<text:tab/>33.1434832717225<text:tab/>30.5209574925029</text:p>
      <text:p text:style-name="P1">Tmem128<text:tab/>87.2797045480025<text:tab/>70.98836558879<text:tab/>52.7379144316932<text:tab/>87.2544338550062<text:tab/>57.5327965101644</text:p>
      <text:p text:style-name="P1">Tmem129<text:tab/>17.5719548226328<text:tab/>10.0912516204003<text:tab/>12.0408948801909<text:tab/>28.765354248449<text:tab/>18.1988136396068</text:p>
      <text:p text:style-name="P1">Tmem130<text:tab/>0.104433312772521<text:tab/>0.10414221981884<text:tab/>0.0982269063372099<text:tab/>0.126660698334232<text:tab/>0.0960923044497335</text:p>
      <text:p text:style-name="P1">Tmem132a<text:tab/>60.13868874573<text:tab/>66.8230091065776<text:tab/>63.3804904403253<text:tab/>113.612773247091<text:tab/>84.8310163364545</text:p>
      <text:p text:style-name="P1">Tmem132b<text:tab/>0.991878220606911<text:tab/>0.199734688034844<text:tab/>0.134487158658487<text:tab/>0.10922177750403<text:tab/>0.0948414631265189</text:p>
      <text:p text:style-name="P1">Tmem132d<text:tab/>0.103933771121142<text:tab/>0.10330493628222<text:tab/>0.0979952785205257<text:tab/>0.101020019074265<text:tab/>0.0959986064385136</text:p>
      <text:p text:style-name="P1">Tmem132e<text:tab/>0.104442726619154<text:tab/>0.132903892437099<text:tab/>0.105080157331956<text:tab/>0.113063045505888<text:tab/>0.0958576578552333</text:p>
      <text:p text:style-name="P1">Tmem134<text:tab/>84.3533028564148<text:tab/>96.1052218012016<text:tab/>75.7401751438673<text:tab/>126.107207892542<text:tab/>75.6279314223576</text:p>
      <text:p text:style-name="P1">Tmem135<text:tab/>9.22080340206644<text:tab/>8.2775746920981<text:tab/>5.5333680081874<text:tab/>12.982455417971<text:tab/>8.0639504752941</text:p>
      <text:p text:style-name="P1">Tmem136<text:tab/>1.18410548917342<text:tab/>0.369920891403696<text:tab/>0.933481086310236<text:tab/>2.41972472696891<text:tab/>0.977017278942795</text:p>
      <text:p text:style-name="P1">Tmem138<text:tab/>8.90688276727426<text:tab/>7.92572923674883<text:tab/>3.73096999761315<text:tab/>13.592213957053<text:tab/>5.62202983611455</text:p>
      <text:p text:style-name="P1">Tmem140<text:tab/>5.43340784988361<text:tab/>2.47473743333384<text:tab/>3.2522017062341<text:tab/>8.30646575290657<text:tab/>3.37781995166482</text:p>
      <text:p text:style-name="P1">Tmem141<text:tab/>16.9105545339934<text:tab/>11.7716612821793<text:tab/>6.521451865312<text:tab/>14.834601279991<text:tab/>2.48326540508015</text:p>
      <text:p text:style-name="P1">Tmem143<text:tab/>5.28672075876788<text:tab/>3.44935050551631<text:tab/>1.76362082799475<text:tab/>6.72702313420696<text:tab/>5.27148396025666</text:p>
      <text:p text:style-name="P1">Tmem144<text:tab/>2.06179500585199<text:tab/>1.58617823455278<text:tab/>0.9561401993425<text:tab/>3.3220017890396<text:tab/>1.60593931894017</text:p>
      <text:p text:style-name="P1">Tmem147<text:tab/>68.8292821078539<text:tab/>59.4507351213882<text:tab/>34.9514200580927<text:tab/>85.0728169730437<text:tab/>40.6475427410686</text:p>
      <text:p text:style-name="P1">Tmem14a<text:tab/>1.33336456292154<text:tab/>2.81258759553261<text:tab/>1.40664783211503<text:tab/>2.93266967406694<text:tab/>0.130731677263776</text:p>
      <text:p text:style-name="P1">Tmem14c<text:tab/>105.750234515339<text:tab/>113.065676544169<text:tab/>117.981006030551<text:tab/>207.367025473305<text:tab/>197.262190220951</text:p>
      <text:p text:style-name="P1">Tmem150a<text:tab/>58.7827146810376<text:tab/>56.2234278258482<text:tab/>53.7853706022019<text:tab/>60.8703652411332<text:tab/>57.4832545078795</text:p>
      <text:p text:style-name="P1">Tmem150b<text:tab/>0.646468328419261<text:tab/>1.36519377356906<text:tab/>0.143788584524618<text:tab/>0.366855050644105<text:tab/>0.237308576137247</text:p>
      <text:p text:style-name="P1">Tmem150c<text:tab/>0.162591142065523<text:tab/>0.593027382932207<text:tab/>0.309271478868829<text:tab/>0.136230536271355<text:tab/>0.127582614790083</text:p>
      <text:p text:style-name="P1">Tmem151a<text:tab/>0.103933771121142<text:tab/>0.10330493628222<text:tab/>0.0979952785205257<text:tab/>0.101020019074265<text:tab/>0.0959986064385136</text:p>
      <text:p text:style-name="P1">Tmem151b<text:tab/>0.446233216963227<text:tab/>0.161518174333303<text:tab/>0.133907361521009<text:tab/>0.122635381667417<text:tab/>0.213541900961298</text:p>
      <text:p text:style-name="P1">Tmem154<text:tab/>6.65655847332021<text:tab/>1.15706868916166<text:tab/>0.182295799853029<text:tab/>3.32408581054715<text:tab/>0.469394393314013</text:p>
      <text:p text:style-name="P1">Tmem156<text:tab/>0.102702585006042<text:tab/>0.103012211722015<text:tab/>0.0970471671307796<text:tab/>0.166257117460396<text:tab/>0.0947940046148199</text:p>
      <text:p text:style-name="P1">Tmem158<text:tab/>5.82294781498009<text:tab/>7.51626187436224<text:tab/>11.2940918082188<text:tab/>11.9120778640085<text:tab/>14.7960656509864</text:p>
      <text:p text:style-name="P1">Tmem159<text:tab/>37.7561507677126<text:tab/>28.3758884766406<text:tab/>21.1195892313515<text:tab/>35.2512258567366<text:tab/>17.2971693287083</text:p>
      <text:p text:style-name="P1">Tmem160<text:tab/>63.1371634857585<text:tab/>55.3254477321417<text:tab/>40.9730681801069<text:tab/>63.3671664206009<text:tab/>54.6136224575382</text:p>
      <text:p text:style-name="P1">Tmem161a<text:tab/>15.0797853557329<text:tab/>9.75040251171831<text:tab/>7.08407306261004<text:tab/>20.1209837982065<text:tab/>22.2966708614776</text:p>
      <text:p text:style-name="P1">Tmem163<text:tab/>0.103933771121142<text:tab/>0.10330493628222<text:tab/>0.0979952785205257<text:tab/>0.101020019074265<text:tab/>0.0959986064385136</text:p>
      <text:p text:style-name="P1">Tmem164<text:tab/>3.00128167788993<text:tab/>2.33506076761127<text:tab/>3.33645864146631<text:tab/>8.3463915318515<text:tab/>2.41704391072305</text:p>
      <text:p text:style-name="P1">Tmem165<text:tab/>29.5103839050612<text:tab/>44.7085615667393<text:tab/>44.6381423531779<text:tab/>38.5159961395035<text:tab/>24.7912759588615</text:p>
      <text:p text:style-name="P1">Tmem167b<text:tab/>34.3467000178511<text:tab/>38.6250344189024<text:tab/>36.0478024032613<text:tab/>37.3596428979823<text:tab/>31.8125046947529</text:p>
      <text:p text:style-name="P1">Tmem168<text:tab/>14.2298620611938<text:tab/>10.1740335737611<text:tab/>6.14062011691456<text:tab/>12.1537952317429<text:tab/>7.70138131092346</text:p>
      <text:p text:style-name="P1">Tmem169<text:tab/>0.242507894141203<text:tab/>0.159038408632511<text:tab/>0.178537941033337<text:tab/>0.220295163145165<text:tab/>0.146801588779559</text:p>
      <text:p text:style-name="P1">Tmem17<text:tab/>6.50192366636573<text:tab/>4.42452953841422<text:tab/>0.743881068082166<text:tab/>5.80480443675523<text:tab/>0.677134181062955</text:p>
      <text:p text:style-name="P1">Tmem170a<text:tab/>2.77452716739311<text:tab/>4.30928076472986<text:tab/>5.93380273648331<text:tab/>3.25751128003566<text:tab/>3.75842505679476</text:p>
      <text:p text:style-name="P1">Tmem170b<text:tab/>1.49931823661444<text:tab/>2.41601969096522<text:tab/>3.58089453864452<text:tab/>1.75639638945898<text:tab/>2.25370144146857</text:p>
      <text:p text:style-name="P1">Tmem171<text:tab/>0.103933771121142<text:tab/>0.10330493628222<text:tab/>0.0979952785205257<text:tab/>0.101020019074265<text:tab/>0.0959986064385136</text:p>
      <text:p text:style-name="P1">Tmem173<text:tab/>5.3510817635969<text:tab/>2.54350041127905<text:tab/>1.03987880419043<text:tab/>7.30948137300051<text:tab/>2.4162371107253</text:p>
      <text:p text:style-name="P1">Tmem174<text:tab/>0.103933771121142<text:tab/>0.10330493628222<text:tab/>0.0979952785205257<text:tab/>0.101020019074265<text:tab/>0.0959986064385136</text:p>
      <text:p text:style-name="P1">Tmem175<text:tab/>17.8863376709482<text:tab/>11.1868477752117<text:tab/>10.044356309703<text:tab/>21.3476751261459<text:tab/>19.787932517869</text:p>
      <text:p text:style-name="P1">Tmem176a<text:tab/>0.103933771121142<text:tab/>0.10330493628222<text:tab/>0.0979952785205257<text:tab/>0.101020019074265<text:tab/>0.0959986064385136</text:p>
      <text:p text:style-name="P1">Tmem176b<text:tab/>0.103933771121142<text:tab/>0.10330493628222<text:tab/>0.0979952785205257<text:tab/>0.101020019074265<text:tab/>0.0959986064385136</text:p>
      <text:p text:style-name="P1">Tmem177<text:tab/>3.14243554972839<text:tab/>1.15615515273287<text:tab/>1.20011608471038<text:tab/>6.57709061019075<text:tab/>4.6634997312125</text:p>
      <text:p text:style-name="P1">Tmem178a<text:tab/>0.156891942898721<text:tab/>2.88489957806127<text:tab/>0.0909215339726686<text:tab/>0.135692333463559<text:tab/>0.0889918842268905</text:p>
      <text:p text:style-name="P1">Tmem178b<text:tab/>0.104031808051228<text:tab/>0.110083023837366<text:tab/>0.0980542868438976<text:tab/>0.101282235993572<text:tab/>0.0960181965467984</text:p>
      <text:p text:style-name="P1">Tmem179<text:tab/>0.104324430150746<text:tab/>0.113897172569759<text:tab/>0.0981942800973669<text:tab/>0.111619642981855<text:tab/>0.0960740875440659</text:p>
      <text:p text:style-name="P1">Tmem179b<text:tab/>24.083398673803<text:tab/>26.4456531855786<text:tab/>14.8111407084685<text:tab/>37.0179818811408<text:tab/>24.2689387900677</text:p>
      <text:p text:style-name="P1">Tmem18<text:tab/>16.7454872717213<text:tab/>15.1322623330505<text:tab/>12.6048608236032<text:tab/>14.725149821214<text:tab/>11.1857897757958</text:p>
      <text:p text:style-name="P1">Tmem180<text:tab/>3.36537704437454<text:tab/>3.94536599018918<text:tab/>1.65084936212618<text:tab/>4.70815650441203<text:tab/>3.17784875653982</text:p>
      <text:p text:style-name="P1"><text:soft-page-break/>Tmem181<text:tab/>25.8850052006228<text:tab/>17.9100949850298<text:tab/>24.007788039917<text:tab/>48.2247995160094<text:tab/>40.0750600156852</text:p>
      <text:p text:style-name="P1">Tmem182<text:tab/>0.103933771121142<text:tab/>0.10330493628222<text:tab/>0.0979952785205257<text:tab/>0.101020019074265<text:tab/>0.0959986064385136</text:p>
      <text:p text:style-name="P1">Tmem183a<text:tab/>44.3288933250019<text:tab/>46.3261579429303<text:tab/>41.3980760510375<text:tab/>55.8067583346922<text:tab/>34.5655770943294</text:p>
      <text:p text:style-name="P1">Tmem184a<text:tab/>0.173177396767063<text:tab/>0.103861673671605<text:tab/>0.0975009067111067<text:tab/>0.136528859990922<text:tab/>0.0949878982641594</text:p>
      <text:p text:style-name="P1">Tmem184b<text:tab/>38.0765663132176<text:tab/>55.0179139817697<text:tab/>48.5746576060868<text:tab/>65.5526400230477<text:tab/>46.9350161479781</text:p>
      <text:p text:style-name="P1">Tmem184c<text:tab/>26.3432216107935<text:tab/>15.3658100237822<text:tab/>17.883661842732<text:tab/>38.4286408034243<text:tab/>29.8020205744173</text:p>
      <text:p text:style-name="P1">Tmem185a<text:tab/>13.2156074518388<text:tab/>12.9791009253294<text:tab/>8.28009880400981<text:tab/>17.8080569500243<text:tab/>11.4510830284582</text:p>
      <text:p text:style-name="P1">Tmem185b<text:tab/>9.90955402021744<text:tab/>16.510844596431<text:tab/>14.2379743778542<text:tab/>15.3976006688442<text:tab/>13.8250881249609</text:p>
      <text:p text:style-name="P1">Tmem186<text:tab/>6.86355307550429<text:tab/>3.10544181780292<text:tab/>1.79043754787509<text:tab/>10.720848133766<text:tab/>6.30726670655893</text:p>
      <text:p text:style-name="P1">Tmem189<text:tab/>56.5806954045658<text:tab/>69.3063803793027<text:tab/>75.04176135862<text:tab/>70.5872070141068<text:tab/>70.5933784965786</text:p>
      <text:p text:style-name="P1">Tmem19<text:tab/>4.95246600550663<text:tab/>6.30197298516168<text:tab/>1.90445822227359<text:tab/>7.57213908513958<text:tab/>4.61752601275916</text:p>
      <text:p text:style-name="P1">Tmem192<text:tab/>22.9948241063755<text:tab/>24.4874702337261<text:tab/>18.9284984083255<text:tab/>37.0596598685072<text:tab/>31.39675428565</text:p>
      <text:p text:style-name="P1">Tmem196<text:tab/>0.105288714293964<text:tab/>0.120636237920712<text:tab/>0.0988432057682378<text:tab/>0.132787670386261<text:tab/>0.118372118192948</text:p>
      <text:p text:style-name="P1">Tmem198b<text:tab/>3.53742415729784<text:tab/>2.19685668044486<text:tab/>0.883823358564595<text:tab/>10.9769201214521<text:tab/>2.96222235366154</text:p>
      <text:p text:style-name="P1">Tmem199<text:tab/>31.0518587726209<text:tab/>26.9061652496855<text:tab/>13.1468549611476<text:tab/>46.9370175340331<text:tab/>45.2025455232273</text:p>
      <text:p text:style-name="P1">Tmem2<text:tab/>1.85498384967839<text:tab/>3.43191111864494<text:tab/>9.22992149843215<text:tab/>5.87539749274959<text:tab/>4.82973421429977</text:p>
      <text:p text:style-name="P1">Tmem200a<text:tab/>0.104061336537878<text:tab/>0.147340072874056<text:tab/>0.0978720199423699<text:tab/>0.101817209343416<text:tab/>0.0956825824536196</text:p>
      <text:p text:style-name="P1">Tmem200c<text:tab/>0.103933771121142<text:tab/>0.10330493628222<text:tab/>0.0979952785205257<text:tab/>0.101020019074265<text:tab/>0.0959986064385136</text:p>
      <text:p text:style-name="P1">Tmem202<text:tab/>0.401052160726908<text:tab/>1.85879406640155<text:tab/>0.720404098081661<text:tab/>2.27122793637453<text:tab/>2.11197225232559</text:p>
      <text:p text:style-name="P1">Tmem203<text:tab/>17.5593686032848<text:tab/>17.3974071714564<text:tab/>8.79602689557812<text:tab/>21.6872525180963<text:tab/>18.5482955514256</text:p>
      <text:p text:style-name="P1">Tmem204<text:tab/>15.1475478983509<text:tab/>4.78074578326595<text:tab/>0.538488432361106<text:tab/>4.02315281449902<text:tab/>0.14026183027508</text:p>
      <text:p text:style-name="P1">Tmem205<text:tab/>11.684445079971<text:tab/>12.3691332418787<text:tab/>12.8251151580116<text:tab/>15.2931406148136<text:tab/>11.9188739203837</text:p>
      <text:p text:style-name="P1">Tmem206<text:tab/>6.60880847133838<text:tab/>5.36927060054965<text:tab/>8.09266430693941<text:tab/>9.59589324641168<text:tab/>14.4175000896803</text:p>
      <text:p text:style-name="P1">Tmem208<text:tab/>43.1395107167162<text:tab/>66.7873241308101<text:tab/>53.1546465242297<text:tab/>108.335301314077<text:tab/>77.2422357362755</text:p>
      <text:p text:style-name="P1">Tmem209<text:tab/>13.1894629833509<text:tab/>11.1412356285782<text:tab/>3.20737824560779<text:tab/>17.4396244555582<text:tab/>10.0617488824247</text:p>
      <text:p text:style-name="P1">Tmem212<text:tab/>0.103933771121142<text:tab/>0.10330493628222<text:tab/>0.0979952785205257<text:tab/>0.101020019074265<text:tab/>0.0959986064385136</text:p>
      <text:p text:style-name="P1">Tmem214<text:tab/>47.2158106313904<text:tab/>56.6308889109994<text:tab/>29.6683198904896<text:tab/>63.7841845878607<text:tab/>21.9665745939309</text:p>
      <text:p text:style-name="P1">Tmem216<text:tab/>7.22444194108475<text:tab/>8.4670710288187<text:tab/>2.64550637253297<text:tab/>15.9294470125639<text:tab/>5.70535900114346</text:p>
      <text:p text:style-name="P1">Tmem218<text:tab/>7.90434048473968<text:tab/>4.00962834034909<text:tab/>0.583990293454105<text:tab/>8.4550084021456<text:tab/>1.09410168416356</text:p>
      <text:p text:style-name="P1">Tmem220<text:tab/>3.94560761504381<text:tab/>2.8261024153209<text:tab/>1.30485530741642<text:tab/>4.51477579496338<text:tab/>3.14246780457302</text:p>
      <text:p text:style-name="P1">Tmem222<text:tab/>16.4525195900018<text:tab/>31.4522380725781<text:tab/>26.2677763695894<text:tab/>22.489402016971<text:tab/>26.5567556534613</text:p>
      <text:p text:style-name="P1">Tmem223<text:tab/>44.8875603452133<text:tab/>43.1227720099015<text:tab/>32.5071317931331<text:tab/>88.1618771622646<text:tab/>37.3845619818089</text:p>
      <text:p text:style-name="P1">Tmem225<text:tab/>0.103933771121142<text:tab/>0.10330493628222<text:tab/>0.0979952785205257<text:tab/>0.101020019074265<text:tab/>0.0959986064385136</text:p>
      <text:p text:style-name="P1">Tmem229a<text:tab/>0.103933771121142<text:tab/>0.10330493628222<text:tab/>0.0979952785205257<text:tab/>0.101020019074265<text:tab/>0.0959986064385136</text:p>
      <text:p text:style-name="P1">Tmem229b<text:tab/>1.02414776002075<text:tab/>0.653764160085118<text:tab/>0.449899045028449<text:tab/>2.98265482066508<text:tab/>0.570514880674043</text:p>
      <text:p text:style-name="P1">Tmem230<text:tab/>32.7657268784111<text:tab/>25.8982190902554<text:tab/>20.9683047935402<text:tab/>43.8131462376494<text:tab/>44.6608364285714</text:p>
      <text:p text:style-name="P1">Tmem231<text:tab/>3.82898852146993<text:tab/>3.11735266480055<text:tab/>3.15740850117377<text:tab/>12.3525718615826<text:tab/>6.89496791862592</text:p>
      <text:p text:style-name="P1">Tmem232<text:tab/>0.13346357510314<text:tab/>0.106594939665491<text:tab/>0.176584527075718<text:tab/>0.105094481911605<text:tab/>0.106281495299273</text:p>
      <text:p text:style-name="P1">Tmem237<text:tab/>11.6642566644579<text:tab/>8.59655841372968<text:tab/>6.98772025811059<text:tab/>16.5223304360713<text:tab/>11.2460956774929</text:p>
      <text:p text:style-name="P1">Tmem242<text:tab/>22.7772168202718<text:tab/>27.6203083320123<text:tab/>15.0953966731255<text:tab/>34.9151947148322<text:tab/>27.12922833574</text:p>
      <text:p text:style-name="P1">Tmem243<text:tab/>4.4844255729785<text:tab/>4.79975855433405<text:tab/>12.9778626353514<text:tab/>5.32698744097832<text:tab/>6.08517427172232</text:p>
      <text:p text:style-name="P1">Tmem246<text:tab/>0.500903012239632<text:tab/>0.596373482748622<text:tab/>0.605585794089184<text:tab/>1.86311487156483<text:tab/>0.369078964412509</text:p>
      <text:p text:style-name="P1">Tmem247<text:tab/>0.103933771121142<text:tab/>0.10330493628222<text:tab/>0.0979952785205257<text:tab/>0.101020019074265<text:tab/>0.0959986064385136</text:p>
      <text:p text:style-name="P1">Tmem248<text:tab/>46.6139958860958<text:tab/>59.3186303069612<text:tab/>33.0595920163089<text:tab/>69.0270057323186<text:tab/>45.1137347086124</text:p>
      <text:p text:style-name="P1">Tmem25<text:tab/>0.558153597899858<text:tab/>0.979750676117647<text:tab/>0.490064724103549<text:tab/>0.758891318938113<text:tab/>0.349737593564614</text:p>
      <text:p text:style-name="P1">Tmem252<text:tab/>1.67254986664575<text:tab/>2.70020042880917<text:tab/>0.657555196969017<text:tab/>1.38698450966679<text:tab/>0.170886756876954</text:p>
      <text:p text:style-name="P1">Tmem255a<text:tab/>0.103933771121142<text:tab/>0.10330493628222<text:tab/>0.0979952785205257<text:tab/>0.101020019074265<text:tab/>0.0959986064385136</text:p>
      <text:p text:style-name="P1">Tmem255b<text:tab/>0.104286309598391<text:tab/>0.278587323450344<text:tab/>0.0977848476599674<text:tab/>0.102894392410424<text:tab/>0.0953675009759421</text:p>
      <text:p text:style-name="P1">Tmem256<text:tab/>85.6072687893636<text:tab/>76.0634792091585<text:tab/>59.9780069255384<text:tab/>127.531544354433<text:tab/>126.294859868824</text:p>
      <text:p text:style-name="P1">Tmem259<text:tab/>60.9581703856247<text:tab/>73.8901271395177<text:tab/>43.9425216801271<text:tab/>94.8036296580992<text:tab/>100.412297743356</text:p>
      <text:p text:style-name="P1">Tmem26<text:tab/>0.174463979238132<text:tab/>0.942658433356816<text:tab/>0.143425847284899<text:tab/>1.17382950196034<text:tab/>0.150522356399373</text:p>
      <text:p text:style-name="P1">Tmem260<text:tab/>4.12208454151872<text:tab/>2.88356507822909<text:tab/>4.39660992394917<text:tab/>6.96596883794386<text:tab/>7.74195122089306</text:p>
      <text:p text:style-name="P1">Tmem261<text:tab/>38.6739091204529<text:tab/>10.1562656794264<text:tab/>10.6174286890945<text:tab/>32.0209333291191<text:tab/>15.5586325491601</text:p>
      <text:p text:style-name="P1">Tmem262<text:tab/>0.104403644648362<text:tab/>0.172190104677535<text:tab/>0.0982667698269424<text:tab/>0.102511248355521<text:tab/>0.0960858770502249</text:p>
      <text:p text:style-name="P1"><text:soft-page-break/>Tmem263<text:tab/>32.5769990208345<text:tab/>46.3275671421989<text:tab/>17.6378286566838<text:tab/>38.1581908133263<text:tab/>12.2257870302708</text:p>
      <text:p text:style-name="P1">Tmem27<text:tab/>0.103933771121142<text:tab/>0.10330493628222<text:tab/>0.0979952785205257<text:tab/>0.101020019074265<text:tab/>0.0959986064385136</text:p>
      <text:p text:style-name="P1">Tmem30a<text:tab/>58.6054254903825<text:tab/>62.4084453946023<text:tab/>56.8583065269592<text:tab/>88.2263259213899<text:tab/>70.1120607956426</text:p>
      <text:p text:style-name="P1">Tmem30b<text:tab/>0.528320757220767<text:tab/>0.616291367220982<text:tab/>0.25121811659873<text:tab/>0.619606355147758<text:tab/>0.174923850889111</text:p>
      <text:p text:style-name="P1">Tmem30c<text:tab/>0.104428953210683<text:tab/>0.181015286419541<text:tab/>0.0982797075566492<text:tab/>0.102613277073889<text:tab/>0.0960896009711052</text:p>
      <text:p text:style-name="P1">Tmem33<text:tab/>12.922593117655<text:tab/>15.3999960537626<text:tab/>8.8618839551179<text:tab/>16.6370896252846<text:tab/>11.5743532255293</text:p>
      <text:p text:style-name="P1">Tmem35<text:tab/>0.0985846198803087<text:tab/>0.103295243807311<text:tab/>0.217286086256902<text:tab/>0.371367709290593<text:tab/>0.0903501567106745</text:p>
      <text:p text:style-name="P1">Tmem37<text:tab/>0.0957589417205605<text:tab/>0.102626012246204<text:tab/>0.0893929639551092<text:tab/>1.60434104805674<text:tab/>0.213514523133302</text:p>
      <text:p text:style-name="P1">Tmem38a<text:tab/>4.73695933748737<text:tab/>3.15518482299939<text:tab/>1.50791079107532<text:tab/>7.32208466972611<text:tab/>1.99665150348676</text:p>
      <text:p text:style-name="P1">Tmem38b<text:tab/>6.38044785496832<text:tab/>4.16976572056407<text:tab/>2.75678238206465<text:tab/>5.58108158019901<text:tab/>1.21760817576471</text:p>
      <text:p text:style-name="P1">Tmem39a<text:tab/>25.3001773799976<text:tab/>53.794158653213<text:tab/>25.3034479329183<text:tab/>38.7008279361235<text:tab/>15.3074270540814</text:p>
      <text:p text:style-name="P1">Tmem39b<text:tab/>5.33479915104995<text:tab/>7.71035707595265<text:tab/>7.64154039953129<text:tab/>10.0205339033141<text:tab/>6.82036373251402</text:p>
      <text:p text:style-name="P1">Tmem40<text:tab/>0.103933771121142<text:tab/>0.10330493628222<text:tab/>0.0979952785205257<text:tab/>0.101020019074265<text:tab/>0.0959986064385136</text:p>
      <text:p text:style-name="P1">Tmem41a<text:tab/>9.38612865532665<text:tab/>8.7622671277514<text:tab/>21.7782625662643<text:tab/>13.1557034638923<text:tab/>21.3211476214748</text:p>
      <text:p text:style-name="P1">Tmem41b<text:tab/>14.1740740261989<text:tab/>14.1242518385898<text:tab/>11.6363631794803<text:tab/>19.1125044314317<text:tab/>15.0913570718059</text:p>
      <text:p text:style-name="P1">Tmem42<text:tab/>10.9806704699633<text:tab/>9.03402137894569<text:tab/>6.88993287789146<text:tab/>18.2254454222251<text:tab/>11.6109867110217</text:p>
      <text:p text:style-name="P1">Tmem43<text:tab/>73.536929235845<text:tab/>99.9390522546123<text:tab/>85.2938525900605<text:tab/>96.6541145470461<text:tab/>29.9424373640071</text:p>
      <text:p text:style-name="P1">Tmem45a<text:tab/>0.295828581196442<text:tab/>0.15187122277512<text:tab/>0.10927008725171<text:tab/>0.435121648318843<text:tab/>0.151366188155874</text:p>
      <text:p text:style-name="P1">Tmem45b<text:tab/>0.102390565734185<text:tab/>0.143283943746248<text:tab/>0.34694388632816<text:tab/>0.109085230649997<text:tab/>0.0940100721463118</text:p>
      <text:p text:style-name="P1">Tmem47<text:tab/>47.7888786558688<text:tab/>41.0408949134213<text:tab/>31.1415839228094<text:tab/>50.722737550982<text:tab/>13.995422247071</text:p>
      <text:p text:style-name="P1">Tmem5<text:tab/>19.5746962015785<text:tab/>22.7178090657896<text:tab/>22.7154852495519<text:tab/>28.3322135124595<text:tab/>15.8130849442675</text:p>
      <text:p text:style-name="P1">Tmem50a<text:tab/>152.971033902989<text:tab/>165.851498655555<text:tab/>136.552563578828<text:tab/>283.467797325857<text:tab/>212.624707509648</text:p>
      <text:p text:style-name="P1">Tmem50b<text:tab/>27.7745625517959<text:tab/>28.0426428004302<text:tab/>30.8257652754327<text:tab/>49.9463467045988<text:tab/>26.5082394516328</text:p>
      <text:p text:style-name="P1">Tmem51<text:tab/>1.62861869271861<text:tab/>1.08451900230221<text:tab/>0.423186443440667<text:tab/>1.84915344911179<text:tab/>0.336458172853813</text:p>
      <text:p text:style-name="P1">Tmem52b<text:tab/>0.102858718279285<text:tab/>0.103049499567958<text:tab/>0.097149613550202<text:tab/>0.154962791530789<text:tab/>0.094922035484877</text:p>
      <text:p text:style-name="P1">Tmem53<text:tab/>3.78893566704171<text:tab/>1.50360508649541<text:tab/>2.61959659275989<text:tab/>7.11172018695441<text:tab/>2.14293542570724</text:p>
      <text:p text:style-name="P1">Tmem54<text:tab/>0.0953453277733435<text:tab/>3.40621506031127<text:tab/>0.413176233555313<text:tab/>0.098499686508665<text:tab/>0.0877909284950781</text:p>
      <text:p text:style-name="P1">Tmem55a<text:tab/>27.5070670770545<text:tab/>15.8261640404724<text:tab/>18.0941993838045<text:tab/>40.6466884722961<text:tab/>26.9767352515962</text:p>
      <text:p text:style-name="P1">Tmem55b<text:tab/>28.404390561342<text:tab/>10.3659093576233<text:tab/>11.2750728888651<text:tab/>36.8078056091417<text:tab/>45.0240532677377</text:p>
      <text:p text:style-name="P1">Tmem56<text:tab/>0.447365972153832<text:tab/>0.650558478782722<text:tab/>2.65782789976279<text:tab/>1.40569616970282<text:tab/>0.529273255231891</text:p>
      <text:p text:style-name="P1">Tmem57<text:tab/>17.7326467134542<text:tab/>26.6898154057986<text:tab/>21.7518619016428<text:tab/>24.0144559942079<text:tab/>17.6255039729714</text:p>
      <text:p text:style-name="P1">Tmem59<text:tab/>155.691896368481<text:tab/>163.480808539175<text:tab/>143.680321459575<text:tab/>233.123420092005<text:tab/>149.409453548753</text:p>
      <text:p text:style-name="P1">Tmem59l<text:tab/>0.104553714552658<text:tab/>0.531446514514143<text:tab/>0.097412109125699<text:tab/>0.176238826611401<text:tab/>0.138588769639992</text:p>
      <text:p text:style-name="P1">Tmem60<text:tab/>8.12431301899559<text:tab/>4.35315919557785<text:tab/>6.04376681731214<text:tab/>11.9767997530105<text:tab/>11.3613117510497</text:p>
      <text:p text:style-name="P1">Tmem63a<text:tab/>14.8605295274753<text:tab/>13.6401969077127<text:tab/>5.3532403423545<text:tab/>31.670729288878<text:tab/>8.73997748666684</text:p>
      <text:p text:style-name="P1">Tmem63c<text:tab/>0.103933771121142<text:tab/>0.10330493628222<text:tab/>0.0979952785205257<text:tab/>0.101020019074265<text:tab/>0.0959986064385136</text:p>
      <text:p text:style-name="P1">Tmem65<text:tab/>13.5573623942282<text:tab/>29.5170891859624<text:tab/>20.7737338217221<text:tab/>30.0843890764351<text:tab/>16.0847792308232</text:p>
      <text:p text:style-name="P1">Tmem67<text:tab/>5.88267379580235<text:tab/>2.81743284643267<text:tab/>1.76941322469264<text:tab/>6.99478472234474<text:tab/>2.84299770765276</text:p>
      <text:p text:style-name="P1">Tmem68<text:tab/>12.5611642229703<text:tab/>11.3532479142342<text:tab/>8.65914209641077<text:tab/>12.7976995423697<text:tab/>10.3788539811823</text:p>
      <text:p text:style-name="P1">Tmem69<text:tab/>12.1531305292235<text:tab/>9.49221658264038<text:tab/>5.62565471473487<text:tab/>21.3399392943689<text:tab/>14.3477360156073</text:p>
      <text:p text:style-name="P1">Tmem70<text:tab/>8.893689953784<text:tab/>3.76298471780865<text:tab/>2.50242681904543<text:tab/>11.9808073734078<text:tab/>6.85821976036917</text:p>
      <text:p text:style-name="P1">Tmem71<text:tab/>0.155460185008626<text:tab/>0.104341368205845<text:tab/>0.0925061256569151<text:tab/>0.770346297091736<text:tab/>0.171596225562062</text:p>
      <text:p text:style-name="P1">Tmem72<text:tab/>0.103933771121142<text:tab/>0.10330493628222<text:tab/>0.0979952785205257<text:tab/>0.101020019074265<text:tab/>0.0959986064385136</text:p>
      <text:p text:style-name="P1">Tmem79<text:tab/>1.0572655073504<text:tab/>2.38249999061828<text:tab/>0.79851945143006<text:tab/>1.96624676164404<text:tab/>1.19696560737576</text:p>
      <text:p text:style-name="P1">Tmem80<text:tab/>10.1746751808158<text:tab/>9.30610883959549<text:tab/>6.30052236934838<text:tab/>12.8657181316776<text:tab/>5.60710200808296</text:p>
      <text:p text:style-name="P1">Tmem81<text:tab/>0.777662603442787<text:tab/>1.67571182668678<text:tab/>0.891189571248481<text:tab/>0.493033169884493<text:tab/>0.880600043930493</text:p>
      <text:p text:style-name="P1">Tmem86a<text:tab/>0.535788392034128<text:tab/>0.368252282928736<text:tab/>0.246002943410318<text:tab/>0.366006190579479<text:tab/>0.81943783555078</text:p>
      <text:p text:style-name="P1">Tmem86b<text:tab/>0.199518263676434<text:tab/>0.43228336785771<text:tab/>0.128174243467401<text:tab/>0.201895372019645<text:tab/>0.148674181721086</text:p>
      <text:p text:style-name="P1">Tmem87b<text:tab/>19.5556230906122<text:tab/>13.3534014087346<text:tab/>9.17951602664419<text:tab/>22.0762571113172<text:tab/>9.77336589368922</text:p>
      <text:p text:style-name="P1">Tmem88<text:tab/>2.32268376400223<text:tab/>5.2106002043589<text:tab/>1.43077271809827<text:tab/>4.07589020364141<text:tab/>3.20598290815478</text:p>
      <text:p text:style-name="P1">Tmem88b<text:tab/>0.169763478084781<text:tab/>0.104746926211421<text:tab/>0.0978245710394519<text:tab/>0.147873951011545<text:tab/>0.106640437546185</text:p>
      <text:p text:style-name="P1">Tmem89<text:tab/>0.103933771121142<text:tab/>0.10330493628222<text:tab/>0.0979952785205257<text:tab/>0.101020019074265<text:tab/>0.0959986064385136</text:p>
      <text:p text:style-name="P1">Tmem8a<text:tab/>0.758631119592666<text:tab/>0.453210474350354<text:tab/>0.612139276715428<text:tab/>5.47835606824683<text:tab/>2.7931496745842</text:p>
      <text:p text:style-name="P1">Tmem8c<text:tab/>0.103933771121142<text:tab/>0.10330493628222<text:tab/>0.0979952785205257<text:tab/>0.101020019074265<text:tab/>0.0959986064385136</text:p>
      <text:p text:style-name="P1"><text:soft-page-break/>Tmem9<text:tab/>49.5216900780556<text:tab/>31.8561683870869<text:tab/>13.9496220738473<text:tab/>65.1004803142946<text:tab/>10.8101102008733</text:p>
      <text:p text:style-name="P1">Tmem95<text:tab/>0.134441658852972<text:tab/>0.260360290290154<text:tab/>0.82699591225784<text:tab/>0.191952795722834<text:tab/>0.583152815116351</text:p>
      <text:p text:style-name="P1">Tmem97<text:tab/>45.4204937602253<text:tab/>63.6874122443387<text:tab/>42.4073883208515<text:tab/>66.660326414571<text:tab/>32.6119246412655</text:p>
      <text:p text:style-name="P1">Tmem98<text:tab/>105.46007290123<text:tab/>89.2743986767455<text:tab/>61.4254959052709<text:tab/>113.624007370937<text:tab/>58.4958789880578</text:p>
      <text:p text:style-name="P1">Tmem9b<text:tab/>27.5547120639035<text:tab/>40.2024248036422<text:tab/>22.0531538329374<text:tab/>33.6351783850628<text:tab/>35.0843992738595</text:p>
      <text:p text:style-name="P1">Tmf1<text:tab/>18.4260619826218<text:tab/>25.9363849777073<text:tab/>20.3570927044619<text:tab/>27.8797919394803<text:tab/>21.6975080508015</text:p>
      <text:p text:style-name="P1">Tmie<text:tab/>0.145683843868521<text:tab/>0.164394921530133<text:tab/>0.0929469426436439<text:tab/>0.604485892895768<text:tab/>0.0901864848984609</text:p>
      <text:p text:style-name="P1">Tmigd1<text:tab/>0.103933771121142<text:tab/>0.10330493628222<text:tab/>0.0979952785205257<text:tab/>0.101020019074265<text:tab/>0.0959986064385136</text:p>
      <text:p text:style-name="P1">Tmlhe<text:tab/>12.6867830498479<text:tab/>11.6520357847344<text:tab/>6.17264692485435<text:tab/>17.216987388603<text:tab/>9.08631195332534</text:p>
      <text:p text:style-name="P1">Tmod1<text:tab/>4.46329341493855<text:tab/>3.16294730512903<text:tab/>2.82475938240538<text:tab/>4.31710134056766<text:tab/>3.62042524780813</text:p>
      <text:p text:style-name="P1">Tmod2<text:tab/>0.63921272275271<text:tab/>0.370479356652988<text:tab/>0.200303079749706<text:tab/>0.560520979880902<text:tab/>0.440376570988307</text:p>
      <text:p text:style-name="P1">Tmod3<text:tab/>52.3453121346419<text:tab/>45.6193340700635<text:tab/>43.709958124139<text:tab/>81.75633312307<text:tab/>69.3287568944541</text:p>
      <text:p text:style-name="P1">Tmod4<text:tab/>0.623684412462287<text:tab/>1.77468731181828<text:tab/>0.279927244660324<text:tab/>1.02097899446695<text:tab/>0.57721901186729</text:p>
      <text:p text:style-name="P1">Tmpo<text:tab/>29.4920739965691<text:tab/>22.8926999874807<text:tab/>15.3819905175024<text:tab/>16.7487296040591<text:tab/>9.66379903613414</text:p>
      <text:p text:style-name="P1">Tmprss11b<text:tab/>0.103933771121142<text:tab/>0.10330493628222<text:tab/>0.0979952785205257<text:tab/>0.101020019074265<text:tab/>0.0959986064385136</text:p>
      <text:p text:style-name="P1">Tmprss11c<text:tab/>0.103933771121142<text:tab/>0.10330493628222<text:tab/>0.0979952785205257<text:tab/>0.101020019074265<text:tab/>0.0959986064385136</text:p>
      <text:p text:style-name="P1">Tmprss11d<text:tab/>0.103933771121142<text:tab/>0.10330493628222<text:tab/>0.0979952785205257<text:tab/>0.101020019074265<text:tab/>0.0959986064385136</text:p>
      <text:p text:style-name="P1">Tmprss11g<text:tab/>0.103933771121142<text:tab/>0.10330493628222<text:tab/>0.0979952785205257<text:tab/>0.101020019074265<text:tab/>0.0959986064385136</text:p>
      <text:p text:style-name="P1">Tmprss13<text:tab/>0.103933771121142<text:tab/>0.10330493628222<text:tab/>0.0979952785205257<text:tab/>0.101020019074265<text:tab/>0.0959986064385136</text:p>
      <text:p text:style-name="P1">Tmprss15<text:tab/>0.103933771121142<text:tab/>0.10330493628222<text:tab/>0.0979952785205257<text:tab/>0.101020019074265<text:tab/>0.0959986064385136</text:p>
      <text:p text:style-name="P1">Tmprss2<text:tab/>0.104184377528253<text:tab/>0.125780951456945<text:tab/>0.0981446893655661<text:tab/>0.101733802981683<text:tab/>0.0960478318227749</text:p>
      <text:p text:style-name="P1">Tmprss3<text:tab/>0.104164487297952<text:tab/>0.103714779963964<text:tab/>0.0981684812939121<text:tab/>0.101473565234056<text:tab/>0.10275958312138</text:p>
      <text:p text:style-name="P1">Tmprss4<text:tab/>0.103933771121142<text:tab/>0.10330493628222<text:tab/>0.0979952785205257<text:tab/>0.101020019074265<text:tab/>0.0959986064385136</text:p>
      <text:p text:style-name="P1">Tmprss5<text:tab/>0.244286329208111<text:tab/>0.413011287934403<text:tab/>0.336097714918589<text:tab/>0.135248416224922<text:tab/>0.111438593364971</text:p>
      <text:p text:style-name="P1">Tmprss6<text:tab/>0.191532119445776<text:tab/>0.271368979132889<text:tab/>0.0952742513400259<text:tab/>0.354526789878855<text:tab/>0.117543664472137</text:p>
      <text:p text:style-name="P1">Tmprss7<text:tab/>0.103933771121142<text:tab/>0.10330493628222<text:tab/>0.0979952785205257<text:tab/>0.101020019074265<text:tab/>0.0959986064385136</text:p>
      <text:p text:style-name="P1">Tmprss9<text:tab/>0.153734545745846<text:tab/>0.437119026349312<text:tab/>0.260018368644861<text:tab/>0.609865922164509<text:tab/>0.27515890509138</text:p>
      <text:p text:style-name="P1">Tmsb10<text:tab/>2006.28733198407<text:tab/>2774.50462216031<text:tab/>3235.20544755844<text:tab/>2889.04823655252<text:tab/>3179.74803054148</text:p>
      <text:p text:style-name="P1">Tmsb4x<text:tab/>4784.32692934987<text:tab/>6516.92576482141<text:tab/>5935.57647224853<text:tab/>6493.69576485064<text:tab/>7883.88319433603</text:p>
      <text:p text:style-name="P1">Tmsbl1<text:tab/>44.6591249723345<text:tab/>34.9275475688459<text:tab/>42.679816938807<text:tab/>59.859303570745<text:tab/>86.593021416038</text:p>
      <text:p text:style-name="P1">Tmtc2<text:tab/>0.103006267572427<text:tab/>0.104890168848451<text:tab/>0.206336208740471<text:tab/>0.127267708084244<text:tab/>0.120699759071372</text:p>
      <text:p text:style-name="P1">Tmtc3<text:tab/>9.36091086029274<text:tab/>6.42901546766688<text:tab/>8.00719632735089<text:tab/>7.97988896357547<text:tab/>4.99077089915407</text:p>
      <text:p text:style-name="P1">Tmtc4<text:tab/>10.5671585708304<text:tab/>6.53116576078187<text:tab/>4.80562014448521<text:tab/>21.4266532102571<text:tab/>6.53128158759952</text:p>
      <text:p text:style-name="P1">Tmub1<text:tab/>8.79404118008502<text:tab/>10.8882122116825<text:tab/>3.28714382359095<text:tab/>15.6775309052117<text:tab/>7.34702206288429</text:p>
      <text:p text:style-name="P1">Tmub2<text:tab/>14.9162208924116<text:tab/>9.07525354912084<text:tab/>4.86350919763389<text:tab/>20.4082697695602<text:tab/>13.3632194997599</text:p>
      <text:p text:style-name="P1">Tmx1<text:tab/>61.5007790728248<text:tab/>70.9818666684765<text:tab/>55.7133153969802<text:tab/>108.954943495766<text:tab/>84.5612422187751</text:p>
      <text:p text:style-name="P1">Tmx2<text:tab/>23.1131336166847<text:tab/>21.5601165460024<text:tab/>19.9030002736945<text:tab/>31.8058962018889<text:tab/>39.8814284863242</text:p>
      <text:p text:style-name="P1">Tmx4<text:tab/>20.3760560896018<text:tab/>39.5863243944772<text:tab/>41.9030314070203<text:tab/>30.4476942659844<text:tab/>31.4698770537887</text:p>
      <text:p text:style-name="P1">Tnc<text:tab/>13.2881399013629<text:tab/>284.850232600966<text:tab/>60.1684124698141<text:tab/>52.9816906451529<text:tab/>8.44054187047893</text:p>
      <text:p text:style-name="P1">Tnf<text:tab/>0.103933771121142<text:tab/>0.10330493628222<text:tab/>0.0979952785205257<text:tab/>0.101020019074265<text:tab/>0.0959986064385136</text:p>
      <text:p text:style-name="P1">Tnfaip1<text:tab/>49.4021572351719<text:tab/>62.3863548940081<text:tab/>28.496060663877<text:tab/>58.2821887678734<text:tab/>40.3764329812743</text:p>
      <text:p text:style-name="P1">Tnfaip2<text:tab/>4.89568679381837<text:tab/>17.7782437454011<text:tab/>6.64596948348133<text:tab/>12.1193159389288<text:tab/>15.1427379689557</text:p>
      <text:p text:style-name="P1">Tnfaip6<text:tab/>7.54321276963342<text:tab/>184.120523496892<text:tab/>59.4372939839225<text:tab/>4.22033583426067<text:tab/>1.55334482266619</text:p>
      <text:p text:style-name="P1">Tnfaip8<text:tab/>18.0256469417941<text:tab/>7.94299753577152<text:tab/>8.51563720173962<text:tab/>24.2597386442946<text:tab/>9.49956623228816</text:p>
      <text:p text:style-name="P1">Tnfaip8l2<text:tab/>0.29678375021794<text:tab/>0.149643221496777<text:tab/>0.460312829656959<text:tab/>0.337713872146332<text:tab/>0.187521130981872</text:p>
      <text:p text:style-name="P1">Tnfrsf10b<text:tab/>6.56939785143473<text:tab/>12.4192682664909<text:tab/>7.18994699772937<text:tab/>12.9309731152094<text:tab/>7.93144430804093</text:p>
      <text:p text:style-name="P1">Tnfrsf11a<text:tab/>0.390538562604811<text:tab/>0.148191585080675<text:tab/>0.098100804438718<text:tab/>0.124958564104002<text:tab/>0.0950929551090256</text:p>
      <text:p text:style-name="P1">Tnfrsf11b<text:tab/>96.2320186090827<text:tab/>173.376944688406<text:tab/>89.3851335989145<text:tab/>107.556654300605<text:tab/>11.4021329511935</text:p>
      <text:p text:style-name="P1">Tnfrsf12a<text:tab/>148.68532817041<text:tab/>1061.05706359541<text:tab/>1177.72256732037<text:tab/>411.517391861566<text:tab/>954.938860245517</text:p>
      <text:p text:style-name="P1">Tnfrsf13b<text:tab/>0.1049548578949<text:tab/>0.105275426235758<text:tab/>0.264720945083744<text:tab/>0.103589908532229<text:tab/>0.0962378837655666</text:p>
      <text:p text:style-name="P1">Tnfrsf14<text:tab/>0.104193052115493<text:tab/>0.126946192363042<text:tab/>0.0981497440620371<text:tab/>0.101761374746635<text:tab/>0.0960494670048127</text:p>
      <text:p text:style-name="P1">Tnfrsf17<text:tab/>0.24038273593718<text:tab/>0.105883955932873<text:tab/>0.0931858286333448<text:tab/>0.680126112020268<text:tab/>0.162111190495091</text:p>
      <text:p text:style-name="P1">Tnfrsf18<text:tab/>0.105032228805549<text:tab/>0.131334047445578<text:tab/>0.194183782426302<text:tab/>0.103834960775685<text:tab/>0.0962617370094977</text:p>
      <text:p text:style-name="P1">Tnfrsf19<text:tab/>0.104876096097184<text:tab/>0.105146490070292<text:tab/>0.0987568145811905<text:tab/>0.103119537513393<text:tab/>0.140826374063856</text:p>
      <text:p text:style-name="P1"><text:soft-page-break/>Tnfrsf1a<text:tab/>50.5968877893027<text:tab/>154.522490295868<text:tab/>77.7151497513589<text:tab/>123.393864252605<text:tab/>64.5498327321031</text:p>
      <text:p text:style-name="P1">Tnfrsf1b<text:tab/>0.807412739322258<text:tab/>7.04718157615004<text:tab/>9.233126958115<text:tab/>3.53963398787329<text:tab/>0.83916280701829</text:p>
      <text:p text:style-name="P1">Tnfrsf21<text:tab/>0.418049066736349<text:tab/>0.382330882684902<text:tab/>1.000225909862<text:tab/>0.876091067826136<text:tab/>1.18862833699637</text:p>
      <text:p text:style-name="P1">Tnfrsf25<text:tab/>0.788048526725574<text:tab/>2.14305601952647<text:tab/>0.905904025782938<text:tab/>1.50039650750074<text:tab/>0.504495417893905</text:p>
      <text:p text:style-name="P1">Tnfrsf26<text:tab/>0.2463017888828<text:tab/>1.2239556404762<text:tab/>0.373355829856908<text:tab/>7.87325148386489<text:tab/>4.95750359397771</text:p>
      <text:p text:style-name="P1">Tnfrsf4<text:tab/>0.313588943481044<text:tab/>0.528729673224957<text:tab/>0.122534489483169<text:tab/>0.596516218305072<text:tab/>0.731128025908061</text:p>
      <text:p text:style-name="P1">Tnfrsf8<text:tab/>0.103933771121142<text:tab/>0.10330493628222<text:tab/>0.0979952785205257<text:tab/>0.101020019074265<text:tab/>0.0959986064385136</text:p>
      <text:p text:style-name="P1">Tnfrsf9<text:tab/>0.106204111289655<text:tab/>0.1074927697316<text:tab/>0.122677906179212<text:tab/>0.191733027414452<text:tab/>0.135937203282311</text:p>
      <text:p text:style-name="P1">Tnfsf10<text:tab/>0.104635603467911<text:tab/>0.343889329208968<text:tab/>0.0979671587092372<text:tab/>0.104016839725789<text:tab/>0.0953870884230419</text:p>
      <text:p text:style-name="P1">Tnfsf11<text:tab/>0.103933771121142<text:tab/>0.10330493628222<text:tab/>0.0979952785205257<text:tab/>0.101020019074265<text:tab/>0.0959986064385136</text:p>
      <text:p text:style-name="P1">Tnfsf12<text:tab/>24.340699469904<text:tab/>24.1134046084145<text:tab/>10.6913211135944<text:tab/>41.1844362266808<text:tab/>2.55459866789451</text:p>
      <text:p text:style-name="P1">Tnfsf13<text:tab/>1.2785401953978<text:tab/>1.42537153378838<text:tab/>0.977574360048019<text:tab/>2.79466426782925<text:tab/>0.680907297362396</text:p>
      <text:p text:style-name="P1">Tnfsf13b<text:tab/>0.104439245999402<text:tab/>0.10454846425622<text:tab/>0.0984884089020462<text:tab/>0.102510729614459<text:tab/>0.151303939334932</text:p>
      <text:p text:style-name="P1">Tnfsf14<text:tab/>0.102851075761921<text:tab/>0.103047678527132<text:tab/>0.0971445404991935<text:tab/>0.155488316115357<text:tab/>0.0949156843673346</text:p>
      <text:p text:style-name="P1">Tnfsf15<text:tab/>0.804566648603739<text:tab/>0.457475507862566<text:tab/>0.493662742592959<text:tab/>0.319568748096836<text:tab/>0.639979483936671</text:p>
      <text:p text:style-name="P1">Tnfsf4<text:tab/>0.50346426253749<text:tab/>0.10712742705472<text:tab/>0.0969940045907559<text:tab/>0.240546065536992<text:tab/>0.0937686761859634</text:p>
      <text:p text:style-name="P1">Tnfsf9<text:tab/>0.850998904255581<text:tab/>0.472169451861628<text:tab/>1.25837141630351<text:tab/>3.95602561686662<text:tab/>1.50964877709263</text:p>
      <text:p text:style-name="P1">Tnik<text:tab/>4.79678316241324<text:tab/>5.6342526388414<text:tab/>1.93241601519143<text:tab/>13.8452426737137<text:tab/>6.2128232508055</text:p>
      <text:p text:style-name="P1">Tnip1<text:tab/>28.6281965902727<text:tab/>19.6405927532907<text:tab/>12.7138550489928<text:tab/>35.6049660618866<text:tab/>23.7950603308238</text:p>
      <text:p text:style-name="P1">Tnip2<text:tab/>12.9381381185384<text:tab/>14.8751071251304<text:tab/>6.21199092775748<text:tab/>13.0211968583153<text:tab/>10.4725754938003</text:p>
      <text:p text:style-name="P1">Tnk1<text:tab/>0.352853464939446<text:tab/>2.15967846326634<text:tab/>0.598333756022393<text:tab/>0.299109769464177<text:tab/>0.429806990467712</text:p>
      <text:p text:style-name="P1">Tnk2<text:tab/>16.4318310209229<text:tab/>37.9755859191258<text:tab/>13.0708131513627<text:tab/>24.2477262852129<text:tab/>14.0833148412503</text:p>
      <text:p text:style-name="P1">Tnks<text:tab/>13.1507630329984<text:tab/>11.9364698599906<text:tab/>7.99906628461876<text:tab/>20.619109315209<text:tab/>10.5576805344905</text:p>
      <text:p text:style-name="P1">Tnks2<text:tab/>23.5634115371154<text:tab/>25.0931422207759<text:tab/>21.6321658353249<text:tab/>30.250009087585<text:tab/>26.0463055308238</text:p>
      <text:p text:style-name="P1">Tnmd<text:tab/>0.103933771121142<text:tab/>0.10330493628222<text:tab/>0.0979952785205257<text:tab/>0.101020019074265<text:tab/>0.0959986064385136</text:p>
      <text:p text:style-name="P1">Tnn<text:tab/>0.104049995726358<text:tab/>0.115499613038762<text:tab/>0.0979538313484242<text:tab/>0.119226405369553<text:tab/>0.0957713481897211</text:p>
      <text:p text:style-name="P1">Tnnc1<text:tab/>252.854029687202<text:tab/>325.429692612491<text:tab/>239.399880791467<text:tab/>16.2793613383961<text:tab/>6.81820889712973</text:p>
      <text:p text:style-name="P1">Tnnc2<text:tab/>0.0995982007529059<text:tab/>0.109626005613144<text:tab/>0.0920183554459682<text:tab/>3.39754204901964<text:tab/>1.0941466964087</text:p>
      <text:p text:style-name="P1">Tnni1<text:tab/>0.104723691020795<text:tab/>0.151354472429221<text:tab/>0.0985466786940901<text:tab/>0.10387212039177<text:tab/>0.187032664500634</text:p>
      <text:p text:style-name="P1">Tnni2<text:tab/>0.103933771121142<text:tab/>0.10330493628222<text:tab/>0.0979952785205257<text:tab/>0.101020019074265<text:tab/>0.0959986064385136</text:p>
      <text:p text:style-name="P1">Tnni3<text:tab/>0.8623337593144<text:tab/>0.48383874137226<text:tab/>1.21584836221059<text:tab/>0.703339034011288<text:tab/>0.148600883095596</text:p>
      <text:p text:style-name="P1">Tnni3k<text:tab/>0.103933771121142<text:tab/>0.10330493628222<text:tab/>0.0979952785205257<text:tab/>0.101020019074265<text:tab/>0.0959986064385136</text:p>
      <text:p text:style-name="P1">Tnnt1<text:tab/>0.105863207423492<text:tab/>0.106849077754681<text:tab/>0.0993583364732054<text:tab/>0.134902983391006<text:tab/>0.180406648078147</text:p>
      <text:p text:style-name="P1">Tnnt2<text:tab/>3.1171572634516<text:tab/>3.10017234362175<text:tab/>1.25673084062243<text:tab/>3.51832922400263<text:tab/>0.0941553821817467</text:p>
      <text:p text:style-name="P1">Tnnt3<text:tab/>2.32048828846705<text:tab/>2.49604909957283<text:tab/>0.67264564790595<text:tab/>3.85245493014636<text:tab/>0.133154365755186</text:p>
      <text:p text:style-name="P1">Tnp1<text:tab/>0.103933771121142<text:tab/>0.10330493628222<text:tab/>0.0979952785205257<text:tab/>0.101020019074265<text:tab/>0.0959986064385136</text:p>
      <text:p text:style-name="P1">Tnp2<text:tab/>0.103272534743554<text:tab/>0.104474285104959<text:tab/>0.097285614910589<text:tab/>0.250957478048709<text:tab/>0.0947460872988374</text:p>
      <text:p text:style-name="P1">Tnpo1<text:tab/>31.0427365220037<text:tab/>23.9369732548617<text:tab/>22.3479719368407<text:tab/>30.7253540951346<text:tab/>24.7924738003058</text:p>
      <text:p text:style-name="P1">Tnpo2<text:tab/>38.4210032065163<text:tab/>35.9829118003194<text:tab/>26.6474617499658<text:tab/>54.4416190176698<text:tab/>39.3289060774268</text:p>
      <text:p text:style-name="P1">Tnpo3<text:tab/>21.2487127818556<text:tab/>28.5159466994672<text:tab/>18.8254118381354<text:tab/>32.7919910181445<text:tab/>19.6533753589074</text:p>
      <text:p text:style-name="P1">Tnr<text:tab/>0.103708693916388<text:tab/>0.103384127059175<text:tab/>0.0977428833103882<text:tab/>0.117713226581374<text:tab/>0.0956336341018526</text:p>
      <text:p text:style-name="P1">Tnrc18<text:tab/>18.1656692922047<text:tab/>9.89330702918685<text:tab/>8.66369043010772<text:tab/>20.3802490776367<text:tab/>6.20723090619176</text:p>
      <text:p text:style-name="P1">Tnrc6a<text:tab/>9.72633851247849<text:tab/>9.95569407786467<text:tab/>5.55606084348692<text:tab/>10.892993796664<text:tab/>5.51006407677973</text:p>
      <text:p text:style-name="P1">Tnrc6b<text:tab/>3.56984083082844<text:tab/>1.71076583455441<text:tab/>1.67975005035205<text:tab/>5.56722715370753<text:tab/>2.83587480637861</text:p>
      <text:p text:style-name="P1">Tns1<text:tab/>92.1399694547791<text:tab/>88.9635644219195<text:tab/>58.3390565824871<text:tab/>67.5681009958552<text:tab/>13.657897637678</text:p>
      <text:p text:style-name="P1">Tns3<text:tab/>33.8186859997515<text:tab/>20.3981461953038<text:tab/>5.19735299234418<text:tab/>27.0761712541032<text:tab/>5.58310873076641</text:p>
      <text:p text:style-name="P1">Tns4<text:tab/>0.103933771121142<text:tab/>0.10330493628222<text:tab/>0.0979952785205257<text:tab/>0.101020019074265<text:tab/>0.0959986064385136</text:p>
      <text:p text:style-name="P1">Tnxa-ps1<text:tab/>0.105868242580833<text:tab/>0.10980231662038<text:tab/>0.254468037944468<text:tab/>0.283329884602763<text:tab/>0.161119670520946</text:p>
      <text:p text:style-name="P1">Tob1<text:tab/>30.4752856820527<text:tab/>27.0935014671874<text:tab/>71.4666974954182<text:tab/>62.586322588094<text:tab/>61.6286798556044</text:p>
      <text:p text:style-name="P1">Tob2<text:tab/>19.3927943091766<text:tab/>27.1002913806511<text:tab/>29.8812524921972<text:tab/>20.7086149589898<text:tab/>20.3809259638057</text:p>
      <text:p text:style-name="P1">Toe1<text:tab/>9.46285565650414<text:tab/>3.50955958188911<text:tab/>2.24396554821853<text:tab/>10.2427942047139<text:tab/>5.60356323424135</text:p>
      <text:p text:style-name="P1">Tollip<text:tab/>20.2923479178313<text:tab/>35.82004019157<text:tab/>34.8181765175478<text:tab/>26.3207136055347<text:tab/>33.5544544107905</text:p>
      <text:p text:style-name="P1">Tom1<text:tab/>23.2078790121814<text:tab/>19.7416272431779<text:tab/>22.3707146680884<text:tab/>37.7716294899386<text:tab/>38.2326665737169</text:p>
      <text:p text:style-name="P1">Tom1l1<text:tab/>7.44975427718542<text:tab/>4.89169841973277<text:tab/>3.46450707645059<text:tab/>7.79351048801004<text:tab/>3.99365803653571</text:p>
      <text:p text:style-name="P1"><text:soft-page-break/>Tom1l2<text:tab/>18.8969743794899<text:tab/>17.0663034425483<text:tab/>16.8541395285888<text:tab/>19.0630564330146<text:tab/>15.0911580840303</text:p>
      <text:p text:style-name="P1">Tomm20<text:tab/>189.908732145195<text:tab/>247.273693551423<text:tab/>228.700919498171<text:tab/>242.179819311713<text:tab/>241.417773347453</text:p>
      <text:p text:style-name="P1">Tomm22<text:tab/>93.5028498910772<text:tab/>99.6635679321165<text:tab/>73.5547468743504<text:tab/>125.916645252384<text:tab/>103.91928013356</text:p>
      <text:p text:style-name="P1">Tomm34<text:tab/>17.1365622783071<text:tab/>24.1697887574537<text:tab/>18.7361637537213<text:tab/>28.8471495075442<text:tab/>29.1051111257996</text:p>
      <text:p text:style-name="P1">Tomm40<text:tab/>45.5928981359165<text:tab/>69.9655017466487<text:tab/>44.8961004824022<text:tab/>85.751854083411<text:tab/>86.569713899269</text:p>
      <text:p text:style-name="P1">Tomm40l<text:tab/>15.309417142221<text:tab/>7.63372069651175<text:tab/>2.2646755893985<text:tab/>16.1553895080389<text:tab/>2.44993744426708</text:p>
      <text:p text:style-name="P1">Tomm7<text:tab/>498.174925894059<text:tab/>501.390049045795<text:tab/>425.216701892894<text:tab/>667.335620529702<text:tab/>503.523655741805</text:p>
      <text:p text:style-name="P1">Tomm70a<text:tab/>22.2206896977149<text:tab/>44.0880147764248<text:tab/>34.8512608102241<text:tab/>35.9946954065451<text:tab/>48.4096948173246</text:p>
      <text:p text:style-name="P1">Tonsl<text:tab/>1.47554478799811<text:tab/>2.19826528996821<text:tab/>1.58758482835503<text:tab/>1.67669072972457<text:tab/>1.32784640018209</text:p>
      <text:p text:style-name="P1">Top1<text:tab/>34.1480708407831<text:tab/>60.2909242762286<text:tab/>55.4809533872012<text:tab/>39.7510151721854<text:tab/>33.6233692683995</text:p>
      <text:p text:style-name="P1">Top1mt<text:tab/>10.1411314187209<text:tab/>7.48788271596194<text:tab/>5.4060235239218<text:tab/>13.6398726797227<text:tab/>13.4571553135662</text:p>
      <text:p text:style-name="P1">Top2a<text:tab/>30.285427538417<text:tab/>15.552434712059<text:tab/>6.55865101270351<text:tab/>6.96755161651226<text:tab/>0.835436116649479</text:p>
      <text:p text:style-name="P1">Top2b<text:tab/>44.3667604941497<text:tab/>28.681014055228<text:tab/>19.8265405446229<text:tab/>44.8819939371569<text:tab/>22.3201154753058</text:p>
      <text:p text:style-name="P1">Top3b<text:tab/>12.4104640005999<text:tab/>7.53917274162932<text:tab/>6.760927815633<text:tab/>17.5495497043321<text:tab/>13.428192897374</text:p>
      <text:p text:style-name="P1">Topors<text:tab/>15.1729932645905<text:tab/>13.5323561661814<text:tab/>15.2096085686102<text:tab/>18.9843397599673<text:tab/>15.6231214716879</text:p>
      <text:p text:style-name="P1">Tor1a<text:tab/>27.5239125567091<text:tab/>34.6743618661261<text:tab/>22.9649263598245<text:tab/>44.2475936066432<text:tab/>36.8796850468751</text:p>
      <text:p text:style-name="P1">Tor1aip1<text:tab/>21.0122687198574<text:tab/>22.9127599156205<text:tab/>16.398726220063<text:tab/>30.8219902437292<text:tab/>20.2046006651824</text:p>
      <text:p text:style-name="P1">Tor1aip2<text:tab/>45.1021092640202<text:tab/>46.6595554896914<text:tab/>49.120908297228<text:tab/>63.2798767715725<text:tab/>61.9081521920982</text:p>
      <text:p text:style-name="P1">Tor1b<text:tab/>16.7747442156589<text:tab/>19.0211923413361<text:tab/>24.502945051058<text:tab/>18.5501774100942<text:tab/>26.9075641644036</text:p>
      <text:p text:style-name="P1">Tor2a<text:tab/>24.6749005206639<text:tab/>20.1138714155035<text:tab/>11.8635157323253<text:tab/>45.0650472144272<text:tab/>16.4233912339102</text:p>
      <text:p text:style-name="P1">Tor3a<text:tab/>9.42127623180324<text:tab/>6.37052183867323<text:tab/>5.50681803378443<text:tab/>10.0857370151504<text:tab/>8.56363928999033</text:p>
      <text:p text:style-name="P1">Tor4a<text:tab/>2.36378002864579<text:tab/>1.2041179250697<text:tab/>0.578699433628498<text:tab/>7.11032526185697<text:tab/>1.53787062008304</text:p>
      <text:p text:style-name="P1">Tox<text:tab/>0.386463316380487<text:tab/>0.193089875003789<text:tab/>0.106812260395847<text:tab/>1.15971904958999<text:tab/>0.164626121885298</text:p>
      <text:p text:style-name="P1">Tox2<text:tab/>0.106382648341943<text:tab/>0.19105635307578<text:tab/>0.207115701102666<text:tab/>0.107376562109454<text:tab/>0.107809069421832</text:p>
      <text:p text:style-name="P1">Tox3<text:tab/>0.103933771121142<text:tab/>0.10330493628222<text:tab/>0.0979952785205257<text:tab/>0.101020019074265<text:tab/>0.0959986064385136</text:p>
      <text:p text:style-name="P1">Tox4<text:tab/>24.7249093405534<text:tab/>30.8553344330275<text:tab/>29.0246441768903<text:tab/>34.097162915948<text:tab/>36.1246452065382</text:p>
      <text:p text:style-name="P1">Tp53<text:tab/>91.2666394596902<text:tab/>98.3553065065189<text:tab/>45.073269329065<text:tab/>118.142341104351<text:tab/>90.7149422699198</text:p>
      <text:p text:style-name="P1">Tp53i11<text:tab/>8.49463783369059<text:tab/>12.8279331408309<text:tab/>11.5400322927722<text:tab/>17.8548381440896<text:tab/>6.85070066715833</text:p>
      <text:p text:style-name="P1">Tp53i13<text:tab/>9.43929811210951<text:tab/>10.2493812933773<text:tab/>6.38844803823832<text:tab/>9.40637001144545<text:tab/>10.0487550320219</text:p>
      <text:p text:style-name="P1">Tp53i3<text:tab/>2.21689464997785<text:tab/>1.33240206690488<text:tab/>0.785362111199188<text:tab/>4.20386652389841<text:tab/>0.929775380786369</text:p>
      <text:p text:style-name="P1">Tp53inp1<text:tab/>18.7985202225239<text:tab/>7.05394862443842<text:tab/>7.66959234397735<text:tab/>28.090938094267<text:tab/>17.8091346706751</text:p>
      <text:p text:style-name="P1">Tp53inp2<text:tab/>35.295953676193<text:tab/>62.7415339126034<text:tab/>62.6703400052731<text:tab/>69.8365306732023<text:tab/>43.1681553291279</text:p>
      <text:p text:style-name="P1">Tp53rk<text:tab/>0.715620964259421<text:tab/>2.20771003335498<text:tab/>2.78156552429541<text:tab/>2.1136154921507<text:tab/>2.70814765411074</text:p>
      <text:p text:style-name="P1">Tp63<text:tab/>0.103933771121142<text:tab/>0.10330493628222<text:tab/>0.0979952785205257<text:tab/>0.101020019074265<text:tab/>0.0959986064385136</text:p>
      <text:p text:style-name="P1">Tp73<text:tab/>0.103917068648198<text:tab/>0.103581277057047<text:tab/>0.0979674326788481<text:tab/>0.107322336316182<text:tab/>0.104701951813772</text:p>
      <text:p text:style-name="P1">Tpbg<text:tab/>24.5787551031281<text:tab/>44.609462882966<text:tab/>24.4420959321654<text:tab/>57.5097932357027<text:tab/>17.3182810730867</text:p>
      <text:p text:style-name="P1">Tpbpa<text:tab/>0.103933771121142<text:tab/>0.10330493628222<text:tab/>0.0979952785205257<text:tab/>0.101020019074265<text:tab/>0.0959986064385136</text:p>
      <text:p text:style-name="P1">Tpcn1<text:tab/>20.5335412842456<text:tab/>15.1502199323263<text:tab/>16.7794026627239<text:tab/>57.6463344399224<text:tab/>33.4108568880942</text:p>
      <text:p text:style-name="P1">Tpcn2<text:tab/>4.01847310238889<text:tab/>7.28732292277819<text:tab/>3.46251044280451<text:tab/>8.61510683193983<text:tab/>4.85269142871438</text:p>
      <text:p text:style-name="P1">Tpd52<text:tab/>33.3037148365632<text:tab/>34.3674333492686<text:tab/>23.2486813949117<text:tab/>59.5230898446435<text:tab/>51.1815891007262</text:p>
      <text:p text:style-name="P1">Tpd52l1<text:tab/>1.92948419069222<text:tab/>0.823920214574815<text:tab/>1.47063464592401<text:tab/>3.73028008034356<text:tab/>1.72065486763444</text:p>
      <text:p text:style-name="P1">Tpd52l2<text:tab/>39.6452698680313<text:tab/>25.7476364203943<text:tab/>23.4056088545522<text:tab/>58.5564598872229<text:tab/>37.3807522475303</text:p>
      <text:p text:style-name="P1">Tpd52l3<text:tab/>0.103933771121142<text:tab/>0.10330493628222<text:tab/>0.0979952785205257<text:tab/>0.101020019074265<text:tab/>0.0959986064385136</text:p>
      <text:p text:style-name="P1">Tpgs1<text:tab/>22.6107711078666<text:tab/>21.5273190634995<text:tab/>11.106221329841<text:tab/>38.1817635920155<text:tab/>17.1000720405731</text:p>
      <text:p text:style-name="P1">Tpgs2<text:tab/>20.945158554415<text:tab/>17.9581348382177<text:tab/>21.4833289738557<text:tab/>36.139758370628<text:tab/>20.5697962292994</text:p>
      <text:p text:style-name="P1">Tph1<text:tab/>0.10434612484357<text:tab/>0.115813571582528<text:tab/>0.105809136570158<text:tab/>0.102034553024192<text:tab/>0.101584747279072</text:p>
      <text:p text:style-name="P1">Tph2<text:tab/>0.104358150087561<text:tab/>0.104066263210813<text:tab/>0.0983177530519239<text:tab/>0.101866550426806<text:tab/>0.109910698958426</text:p>
      <text:p text:style-name="P1">Tpi1<text:tab/>6.18796660906504<text:tab/>9.56293838185522<text:tab/>15.1457191919508<text:tab/>17.2693255067469<text:tab/>19.2610539470085</text:p>
      <text:p text:style-name="P1">Tpk1<text:tab/>2.61246262853763<text:tab/>1.89506440803729<text:tab/>0.862100824378239<text:tab/>2.59717032655862<text:tab/>1.295396608466</text:p>
      <text:p text:style-name="P1">Tpm1<text:tab/>1894.43291910281<text:tab/>2244.67304470677<text:tab/>2923.84527162125<text:tab/>1164.10665876812<text:tab/>360.832332437304</text:p>
      <text:p text:style-name="P1">Tpm2<text:tab/>2851.20353047011<text:tab/>3377.65618784443<text:tab/>3596.10401841158<text:tab/>1662.56849746344<text:tab/>783.721728299249</text:p>
      <text:p text:style-name="P1">Tpm3<text:tab/>221.402593425777<text:tab/>376.992340678957<text:tab/>274.511144923071<text:tab/>364.422658020686<text:tab/>275.654120234995</text:p>
      <text:p text:style-name="P1">Tpm4<text:tab/>1454.73688035195<text:tab/>1836.98516046321<text:tab/>1282.41638466237<text:tab/>1445.0881661512<text:tab/>483.745703245553</text:p>
      <text:p text:style-name="P1">Tpmt<text:tab/>10.0308924306345<text:tab/>9.62867100023576<text:tab/>20.1647210179549<text:tab/>13.2298922357904<text:tab/>23.2670360068975</text:p>
      <text:p text:style-name="P1"><text:soft-page-break/>Tpo<text:tab/>0.103933771121142<text:tab/>0.10330493628222<text:tab/>0.0979952785205257<text:tab/>0.101020019074265<text:tab/>0.0959986064385136</text:p>
      <text:p text:style-name="P1">Tpp1<text:tab/>63.1667671189306<text:tab/>52.4999115120301<text:tab/>38.9740656230536<text:tab/>116.333110071184<text:tab/>64.4388357192861</text:p>
      <text:p text:style-name="P1">Tpp2<text:tab/>18.6580602939351<text:tab/>26.2424526955478<text:tab/>21.6583534949758<text:tab/>25.1128224587746<text:tab/>18.8430816559122</text:p>
      <text:p text:style-name="P1">Tppp<text:tab/>0.10345193870666<text:tab/>0.107697191824176<text:tab/>0.721631366581379<text:tab/>0.131663284203715<text:tab/>0.131380024274043</text:p>
      <text:p text:style-name="P1">Tppp2<text:tab/>0.103933771121142<text:tab/>0.10330493628222<text:tab/>0.0979952785205257<text:tab/>0.101020019074265<text:tab/>0.0959986064385136</text:p>
      <text:p text:style-name="P1">Tppp3<text:tab/>0.385685521851213<text:tab/>0.105884987163777<text:tab/>0.0970591437301258<text:tab/>0.169073423365636<text:tab/>0.237308675105692</text:p>
      <text:p text:style-name="P1">Tpr<text:tab/>29.5950282767651<text:tab/>38.0340619891524<text:tab/>27.5831472765176<text:tab/>32.297400417503<text:tab/>22.5142023372753</text:p>
      <text:p text:style-name="P1">Tpra1<text:tab/>25.8072282679835<text:tab/>15.5491756289943<text:tab/>22.5499072687717<text:tab/>33.7965121971738<text:tab/>30.6710227618644</text:p>
      <text:p text:style-name="P1">Tprg1<text:tab/>0.105877522204526<text:tab/>0.106611392513206<text:tab/>0.229585411196948<text:tab/>0.105276909583209<text:tab/>0.0970454834571957</text:p>
      <text:p text:style-name="P1">Tprg1l<text:tab/>92.5988935139295<text:tab/>95.0119727234058<text:tab/>80.6499422445955<text:tab/>127.119831594304<text:tab/>95.473844239434</text:p>
      <text:p text:style-name="P1">Tprkb<text:tab/>0.791198505954534<text:tab/>2.91121808921335<text:tab/>0.0818936470857742<text:tab/>2.10831662833515<text:tab/>0.177348129354165</text:p>
      <text:p text:style-name="P1">Tprn<text:tab/>2.56418566959298<text:tab/>1.62147178494499<text:tab/>4.94952530192798<text:tab/>8.0549151422936<text:tab/>5.3272800136763</text:p>
      <text:p text:style-name="P1">Tpsab1<text:tab/>0.103933771121142<text:tab/>0.10330493628222<text:tab/>0.0979952785205257<text:tab/>0.101020019074265<text:tab/>0.0959986064385136</text:p>
      <text:p text:style-name="P1">Tpsb2<text:tab/>0.103933771121142<text:tab/>0.10330493628222<text:tab/>0.0979952785205257<text:tab/>0.101020019074265<text:tab/>0.0959986064385136</text:p>
      <text:p text:style-name="P1">Tpsg1<text:tab/>0.103933771121142<text:tab/>0.10330493628222<text:tab/>0.0979952785205257<text:tab/>0.101020019074265<text:tab/>0.0959986064385136</text:p>
      <text:p text:style-name="P1">Tpst1<text:tab/>18.3333787444445<text:tab/>14.5935773330538<text:tab/>13.6650824756218<text:tab/>24.8885535447616<text:tab/>15.2826242820325</text:p>
      <text:p text:style-name="P1">Tpst2<text:tab/>39.3154079048034<text:tab/>71.2844865407898<text:tab/>72.2702227121652<text:tab/>70.7938589266537<text:tab/>53.5312979624483</text:p>
      <text:p text:style-name="P1">Tpt1<text:tab/>3351.84008191007<text:tab/>4453.7644835362<text:tab/>4308.39796015802<text:tab/>4721.56372662853<text:tab/>4828.40927887356</text:p>
      <text:p text:style-name="P1">Tpte2<text:tab/>0.103933771121142<text:tab/>0.10330493628222<text:tab/>0.0979952785205257<text:tab/>0.101020019074265<text:tab/>0.0959986064385136</text:p>
      <text:p text:style-name="P1">Tpx2<text:tab/>23.847040802457<text:tab/>13.7436086864135<text:tab/>5.17559640612219<text:tab/>11.1293019188785<text:tab/>1.55571546688994</text:p>
      <text:p text:style-name="P1">Tra2a<text:tab/>38.1895935611302<text:tab/>52.4578819275566<text:tab/>71.2381157042432<text:tab/>58.8866768856945<text:tab/>65.8242212011746</text:p>
      <text:p text:style-name="P1">Tra2b<text:tab/>69.2729058679743<text:tab/>98.1381277237245<text:tab/>96.2940231100675<text:tab/>81.1857306283276<text:tab/>74.8969575832017</text:p>
      <text:p text:style-name="P1">Trabd<text:tab/>18.7097451892272<text:tab/>22.0669526567022<text:tab/>15.8877575762315<text:tab/>30.8214516627848<text:tab/>19.8760408046988</text:p>
      <text:p text:style-name="P1">Tradd<text:tab/>24.0944114953595<text:tab/>16.3282573635184<text:tab/>12.4813788425515<text:tab/>40.1786011633382<text:tab/>25.3818294880007</text:p>
      <text:p text:style-name="P1">Traf1<text:tab/>1.66569773912278<text:tab/>1.40824981730541<text:tab/>0.630296682841376<text:tab/>3.73282041695527<text:tab/>2.01242921968893</text:p>
      <text:p text:style-name="P1">Traf2<text:tab/>12.5040538537244<text:tab/>15.1601709098302<text:tab/>11.9894261955018<text:tab/>16.8496746029341<text:tab/>20.619524388088</text:p>
      <text:p text:style-name="P1">Traf3<text:tab/>5.72605272701712<text:tab/>6.32569158072333<text:tab/>4.02406808482518<text:tab/>7.67667488684815<text:tab/>4.32559770339968</text:p>
      <text:p text:style-name="P1">Traf3ip1<text:tab/>3.78787419964405<text:tab/>3.73767565837506<text:tab/>2.71893334959544<text:tab/>5.05050100775614<text:tab/>5.19000397290426</text:p>
      <text:p text:style-name="P1">Traf3ip2<text:tab/>6.99989186525302<text:tab/>2.26968623053922<text:tab/>1.25746721449727<text:tab/>8.49454093190718<text:tab/>0.837948035791327</text:p>
      <text:p text:style-name="P1">Traf3ip3<text:tab/>0.68049037699424<text:tab/>0.485051566070934<text:tab/>0.159308969308163<text:tab/>0.286885316564579<text:tab/>0.643678502198626</text:p>
      <text:p text:style-name="P1">Traf4<text:tab/>13.1948580317238<text:tab/>13.0771558014395<text:tab/>11.8090006770237<text:tab/>28.4397189094903<text:tab/>20.9090230641199</text:p>
      <text:p text:style-name="P1">Traf6<text:tab/>2.9207881726435<text:tab/>4.55115456726713<text:tab/>5.42699085786909<text:tab/>3.60445360284944<text:tab/>4.50243164538526</text:p>
      <text:p text:style-name="P1">Traf7<text:tab/>69.218083865828<text:tab/>66.0280554160902<text:tab/>47.5651879004998<text:tab/>91.9298667694077<text:tab/>55.3776754114893</text:p>
      <text:p text:style-name="P1">Trafd1<text:tab/>29.880394124252<text:tab/>28.2006606448237<text:tab/>44.9437156595023<text:tab/>27.8371125141871<text:tab/>23.9554999750398</text:p>
      <text:p text:style-name="P1">Traip<text:tab/>4.66323883864379<text:tab/>3.64696781469462<text:tab/>2.54182802168034<text:tab/>1.73865688468482<text:tab/>0.225232186478048</text:p>
      <text:p text:style-name="P1">Trak1<text:tab/>17.0162267104525<text:tab/>17.9587753872388<text:tab/>11.8831764419204<text:tab/>27.6813255557533<text:tab/>19.7148954465345</text:p>
      <text:p text:style-name="P1">Trak2<text:tab/>15.3554106741204<text:tab/>15.4485421119966<text:tab/>17.2020270478638<text:tab/>18.9287528466129<text:tab/>15.4347335303748</text:p>
      <text:p text:style-name="P1">Tram1<text:tab/>112.444211174048<text:tab/>151.335357781952<text:tab/>118.775581715196<text:tab/>177.773399024496<text:tab/>68.1360217403381</text:p>
      <text:p text:style-name="P1">Tram1l1<text:tab/>0.400926224835794<text:tab/>0.172414169626959<text:tab/>0.139684700716359<text:tab/>0.163064072727549<text:tab/>0.176695952563895</text:p>
      <text:p text:style-name="P1">Trank1<text:tab/>0.125219251670036<text:tab/>0.103469550914196<text:tab/>0.0975642197491452<text:tab/>0.116856049915918<text:tab/>0.0954088812840031</text:p>
      <text:p text:style-name="P1">Trap1<text:tab/>29.6969023261621<text:tab/>25.1008901220536<text:tab/>24.4062533759202<text:tab/>48.8138686479553<text:tab/>59.0441756789387</text:p>
      <text:p text:style-name="P1">Trappc1<text:tab/>77.1638826274875<text:tab/>75.5837165632134<text:tab/>51.1068467787414<text:tab/>129.894065509749<text:tab/>57.8329179763988</text:p>
      <text:p text:style-name="P1">Trappc10<text:tab/>10.40306773309<text:tab/>11.3930704035727<text:tab/>10.0632808963833<text:tab/>11.4037393366157<text:tab/>10.901121473586</text:p>
      <text:p text:style-name="P1">Trappc11<text:tab/>13.4691040071875<text:tab/>7.00990363691848<text:tab/>8.62954986372439<text:tab/>15.5494422795724<text:tab/>12.9526487375819</text:p>
      <text:p text:style-name="P1">Trappc13<text:tab/>37.0373027995049<text:tab/>29.6428503179267<text:tab/>28.706291914455<text:tab/>49.484579060048<text:tab/>44.2961857556458</text:p>
      <text:p text:style-name="P1">Trappc2<text:tab/>12.9795785459466<text:tab/>6.64154676413662<text:tab/>6.77318974668673<text:tab/>12.0596521662646<text:tab/>5.82610179871041</text:p>
      <text:p text:style-name="P1">Trappc2b<text:tab/>0.103220343763407<text:tab/>0.103981084296308<text:tab/>0.148047627548354<text:tab/>0.101852065257074<text:tab/>0.118131247484439</text:p>
      <text:p text:style-name="P1">Trappc2l<text:tab/>72.2228519350946<text:tab/>62.4725638736573<text:tab/>49.8029970100974<text:tab/>122.278797523258<text:tab/>96.4050538215465</text:p>
      <text:p text:style-name="P1">Trappc3<text:tab/>44.9114067826409<text:tab/>41.8140856943357<text:tab/>35.7871177561595<text:tab/>81.4577453254091<text:tab/>71.2313790197725</text:p>
      <text:p text:style-name="P1">Trappc4<text:tab/>24.1731585809639<text:tab/>17.8672290900084<text:tab/>15.0825880290274<text:tab/>42.4937167077476<text:tab/>29.89988789607</text:p>
      <text:p text:style-name="P1">Trappc5<text:tab/>22.5308758897201<text:tab/>24.1605075997476<text:tab/>15.1702878901755<text:tab/>35.8895470005771<text:tab/>21.0075391174235</text:p>
      <text:p text:style-name="P1">Trappc6a<text:tab/>42.8263123191013<text:tab/>33.1445558805979<text:tab/>29.6587327991409<text:tab/>41.0707203713744<text:tab/>38.3072135973284</text:p>
      <text:p text:style-name="P1">Trappc6b<text:tab/>43.4394210763647<text:tab/>40.5511711872399<text:tab/>18.9085965516105<text:tab/>49.9326046883532<text:tab/>42.1970146809626</text:p>
      <text:p text:style-name="P1">Trappc8<text:tab/>15.2079333018662<text:tab/>13.0923717759203<text:tab/>10.99472959849<text:tab/>16.3257883666233<text:tab/>12.8119026148239</text:p>
      <text:p text:style-name="P1"><text:soft-page-break/>Trappc9<text:tab/>6.38645594848697<text:tab/>7.01591396400443<text:tab/>6.11553806699319<text:tab/>11.4172426895141<text:tab/>9.59410083271156</text:p>
      <text:p text:style-name="P1">Trat1<text:tab/>0.103933771121142<text:tab/>0.10330493628222<text:tab/>0.0979952785205257<text:tab/>0.101020019074265<text:tab/>0.0959986064385136</text:p>
      <text:p text:style-name="P1">Trdmt1<text:tab/>4.54044477005689<text:tab/>3.64083619291229<text:tab/>3.37497391162391<text:tab/>5.87837664853855<text:tab/>2.45274519957366</text:p>
      <text:p text:style-name="P1">Trdn<text:tab/>0.103933771121142<text:tab/>0.10330493628222<text:tab/>0.0979952785205257<text:tab/>0.101020019074265<text:tab/>0.0959986064385136</text:p>
      <text:p text:style-name="P1">Treh<text:tab/>0.103933771121142<text:tab/>0.10330493628222<text:tab/>0.0979952785205257<text:tab/>0.101020019074265<text:tab/>0.0959986064385136</text:p>
      <text:p text:style-name="P1">Trem1<text:tab/>0.103933771121142<text:tab/>0.10330493628222<text:tab/>0.0979952785205257<text:tab/>0.101020019074265<text:tab/>0.0959986064385136</text:p>
      <text:p text:style-name="P1">Trem2<text:tab/>0.103933771121142<text:tab/>0.10330493628222<text:tab/>0.0979952785205257<text:tab/>0.101020019074265<text:tab/>0.0959986064385136</text:p>
      <text:p text:style-name="P1">Trem3<text:tab/>0.103933771121142<text:tab/>0.10330493628222<text:tab/>0.0979952785205257<text:tab/>0.101020019074265<text:tab/>0.0959986064385136</text:p>
      <text:p text:style-name="P1">Treml1<text:tab/>0.103933771121142<text:tab/>0.10330493628222<text:tab/>0.0979952785205257<text:tab/>0.101020019074265<text:tab/>0.0959986064385136</text:p>
      <text:p text:style-name="P1">Trerf1<text:tab/>5.56262223286392<text:tab/>1.70298157159695<text:tab/>0.661434750987306<text:tab/>8.33757338147886<text:tab/>0.918725582897817</text:p>
      <text:p text:style-name="P1">Trex1<text:tab/>13.6305395286236<text:tab/>31.5690617776144<text:tab/>17.4072844921651<text:tab/>29.5419651477738<text:tab/>25.5602646910592</text:p>
      <text:p text:style-name="P1">Trex2<text:tab/>0.101160034543242<text:tab/>0.105677305900853<text:tab/>0.159950442924534<text:tab/>0.680433517704939<text:tab/>0.110896022815013</text:p>
      <text:p text:style-name="P1">Trh<text:tab/>0.104048339258678<text:tab/>0.104196054002913<text:tab/>0.0978882631539597<text:tab/>0.102350464158853<text:tab/>0.155346050390148</text:p>
      <text:p text:style-name="P1">Trhde<text:tab/>0.103933771121142<text:tab/>0.10330493628222<text:tab/>0.0979952785205257<text:tab/>0.101020019074265<text:tab/>0.0959986064385136</text:p>
      <text:p text:style-name="P1">Trhr<text:tab/>0.103933771121142<text:tab/>0.10330493628222<text:tab/>0.0979952785205257<text:tab/>0.101020019074265<text:tab/>0.0959986064385136</text:p>
      <text:p text:style-name="P1">Trhr2<text:tab/>0.106115389477903<text:tab/>0.107026070488638<text:tab/>0.270696622970123<text:tab/>0.105820060376175<text:tab/>0.0971889450946089</text:p>
      <text:p text:style-name="P1">Triap1<text:tab/>0.103933771121142<text:tab/>0.10330493628222<text:tab/>0.0979952785205257<text:tab/>0.101020019074265<text:tab/>0.0959986064385136</text:p>
      <text:p text:style-name="P1">Trib1<text:tab/>6.08787069589111<text:tab/>126.6835557987<text:tab/>130.768049455453<text:tab/>35.7314237010515<text:tab/>15.1960288527116</text:p>
      <text:p text:style-name="P1">Trib2<text:tab/>4.8460803872017<text:tab/>34.3865179850871<text:tab/>6.75047599986576<text:tab/>17.2696138227759<text:tab/>4.49318310846903</text:p>
      <text:p text:style-name="P1">Trib3<text:tab/>10.8161411543222<text:tab/>37.0300382223055<text:tab/>7.49188885725673<text:tab/>13.4202337827376<text:tab/>25.4971818613039</text:p>
      <text:p text:style-name="P1">Tril<text:tab/>0.70787217784325<text:tab/>0.503964308177343<text:tab/>0.201461126563148<text:tab/>0.263279766596735<text:tab/>0.0876079002063026</text:p>
      <text:p text:style-name="P1">Trim10<text:tab/>0.146403114321979<text:tab/>0.173398352616822<text:tab/>0.196333944905269<text:tab/>0.135309086299886<text:tab/>0.108520325623193</text:p>
      <text:p text:style-name="P1">Trim11<text:tab/>9.76813823534368<text:tab/>11.796299462996<text:tab/>11.4183009422499<text:tab/>11.288772424457<text:tab/>13.0267101349905</text:p>
      <text:p text:style-name="P1">Trim13<text:tab/>2.98512656786546<text:tab/>0.627150027422771<text:tab/>1.3020487838444<text:tab/>4.15315127978275<text:tab/>2.12383182950895</text:p>
      <text:p text:style-name="P1">Trim14<text:tab/>0.663889923871775<text:tab/>0.187693377668115<text:tab/>0.185206336549674<text:tab/>0.630513054068557<text:tab/>0.611647822909632</text:p>
      <text:p text:style-name="P1">Trim15<text:tab/>3.57129593359145<text:tab/>5.62527034220682<text:tab/>6.57414664812244<text:tab/>5.87067060121943<text:tab/>5.45878850088898</text:p>
      <text:p text:style-name="P1">Trim16<text:tab/>2.86713696130837<text:tab/>6.62069394590358<text:tab/>1.94512616503234<text:tab/>3.85680943298876<text:tab/>1.48932740922305</text:p>
      <text:p text:style-name="P1">Trim17<text:tab/>0.646184613723413<text:tab/>0.406762918293237<text:tab/>0.938595745153454<text:tab/>0.229711702560228<text:tab/>0.320430555523876</text:p>
      <text:p text:style-name="P1">Trim2<text:tab/>0.503213329283046<text:tab/>0.38671821694306<text:tab/>0.180676932314871<text:tab/>4.62342678008265<text:tab/>1.21246346669822</text:p>
      <text:p text:style-name="P1">Trim21<text:tab/>1.72225288467431<text:tab/>12.2938600549045<text:tab/>8.18246059047047<text:tab/>3.42148503893542<text:tab/>1.26550971817843</text:p>
      <text:p text:style-name="P1">Trim23<text:tab/>8.89918555528257<text:tab/>3.05346203767088<text:tab/>6.41272028414003<text:tab/>11.2854036511572<text:tab/>10.2368284540802</text:p>
      <text:p text:style-name="P1">Trim24<text:tab/>5.15888520743937<text:tab/>5.25063502780925<text:tab/>4.34398673768946<text:tab/>7.90830060163793<text:tab/>4.16870894448371</text:p>
      <text:p text:style-name="P1">Trim25<text:tab/>11.3211175812795<text:tab/>28.8333508375894<text:tab/>19.0391456824224<text:tab/>20.172818589488<text:tab/>9.05770193157081</text:p>
      <text:p text:style-name="P1">Trim26<text:tab/>10.2896385632142<text:tab/>17.9860684858492<text:tab/>18.6594694651331<text:tab/>20.8272859841781<text:tab/>16.4105040236365</text:p>
      <text:p text:style-name="P1">Trim27<text:tab/>32.4132811353292<text:tab/>63.85929581298<text:tab/>47.1460309194281<text:tab/>40.5208679069276<text:tab/>32.0147007204251</text:p>
      <text:p text:style-name="P1">Trim28<text:tab/>114.676159474178<text:tab/>151.484615821992<text:tab/>154.136976673732<text:tab/>150.681942479069<text:tab/>140.732473622242</text:p>
      <text:p text:style-name="P1">Trim29<text:tab/>0.104259822021959<text:tab/>0.103839765623683<text:tab/>0.107068010868073<text:tab/>0.101595769529338<text:tab/>0.0961773304801921</text:p>
      <text:p text:style-name="P1">Trim3<text:tab/>19.3473132876017<text:tab/>15.3984276502737<text:tab/>13.7019128651765<text:tab/>23.8704268140302<text:tab/>15.5734749625953</text:p>
      <text:p text:style-name="P1">Trim31<text:tab/>0.103933771121142<text:tab/>0.10330493628222<text:tab/>0.0979952785205257<text:tab/>0.101020019074265<text:tab/>0.0959986064385136</text:p>
      <text:p text:style-name="P1">Trim32<text:tab/>10.5276091797337<text:tab/>10.6401724366732<text:tab/>9.80048085179828<text:tab/>15.7829820957542<text:tab/>10.2271722755909</text:p>
      <text:p text:style-name="P1">Trim34<text:tab/>2.36669016521268<text:tab/>1.54996022027112<text:tab/>0.375372097297222<text:tab/>4.80798616602819<text:tab/>0.148718808278263</text:p>
      <text:p text:style-name="P1">Trim35<text:tab/>56.4210457331381<text:tab/>34.244193842108<text:tab/>31.2109403234285<text:tab/>51.6594125328348<text:tab/>32.5759755214027</text:p>
      <text:p text:style-name="P1">Trim36<text:tab/>5.43950436976416<text:tab/>15.1001739141624<text:tab/>29.3054765104601<text:tab/>3.78060517256623<text:tab/>10.1876314008583</text:p>
      <text:p text:style-name="P1">Trim37<text:tab/>12.4131099621744<text:tab/>6.59605481942348<text:tab/>5.2584224262401<text:tab/>9.90339877538859<text:tab/>9.97126079286847</text:p>
      <text:p text:style-name="P1">Trim39<text:tab/>5.76248214980414<text:tab/>8.69744201152991<text:tab/>5.22402155772121<text:tab/>7.96171121969989<text:tab/>6.21255620093326</text:p>
      <text:p text:style-name="P1">Trim40<text:tab/>0.103933771121142<text:tab/>0.10330493628222<text:tab/>0.0979952785205257<text:tab/>0.101020019074265<text:tab/>0.0959986064385136</text:p>
      <text:p text:style-name="P1">Trim41<text:tab/>14.6164271240282<text:tab/>14.4927816972374<text:tab/>10.8138961249955<text:tab/>22.9655426427491<text:tab/>21.8681445813967</text:p>
      <text:p text:style-name="P1">Trim42<text:tab/>0.103933771121142<text:tab/>0.10330493628222<text:tab/>0.0979952785205257<text:tab/>0.101020019074265<text:tab/>0.0959986064385136</text:p>
      <text:p text:style-name="P1">Trim43a<text:tab/>0.55733181751994<text:tab/>0.249274018629601<text:tab/>0.934561433651573<text:tab/>0.453775025250108<text:tab/>0.187004802183645</text:p>
      <text:p text:style-name="P1">Trim44<text:tab/>31.0622552469891<text:tab/>22.828164956767<text:tab/>12.2184032816459<text:tab/>29.603368739542<text:tab/>25.5141854653286</text:p>
      <text:p text:style-name="P1">Trim45<text:tab/>0.945817259941022<text:tab/>0.939390440455231<text:tab/>0.338513384561602<text:tab/>1.97360875628445<text:tab/>0.277814744448029</text:p>
      <text:p text:style-name="P1">Trim46<text:tab/>5.14293849167268<text:tab/>4.17923456860251<text:tab/>1.20326627542243<text:tab/>10.2573907809923<text:tab/>1.94886292514098</text:p>
      <text:p text:style-name="P1">Trim47<text:tab/>15.4831511877974<text:tab/>63.145489062671<text:tab/>25.176348691802<text:tab/>41.502385764385<text:tab/>23.3401291602456</text:p>
      <text:p text:style-name="P1">Trim5<text:tab/>17.6340368138454<text:tab/>18.2944523350387<text:tab/>10.0528824460323<text:tab/>25.6230911406704<text:tab/>9.66002479954627</text:p>
      <text:p text:style-name="P1"><text:soft-page-break/>Trim50<text:tab/>0.103933771121142<text:tab/>0.10330493628222<text:tab/>0.0979952785205257<text:tab/>0.101020019074265<text:tab/>0.0959986064385136</text:p>
      <text:p text:style-name="P1">Trim52<text:tab/>0.103933771121142<text:tab/>0.10330493628222<text:tab/>0.0979952785205257<text:tab/>0.101020019074265<text:tab/>0.0959986064385136</text:p>
      <text:p text:style-name="P1">Trim54<text:tab/>0.103933771121142<text:tab/>0.10330493628222<text:tab/>0.0979952785205257<text:tab/>0.101020019074265<text:tab/>0.0959986064385136</text:p>
      <text:p text:style-name="P1">Trim55<text:tab/>0.10444611040312<text:tab/>0.104166099657758<text:tab/>0.0982330284488619<text:tab/>0.127670525063223<text:tab/>0.0960946344904124</text:p>
      <text:p text:style-name="P1">Trim58<text:tab/>0.103933771121142<text:tab/>0.10330493628222<text:tab/>0.0979952785205257<text:tab/>0.101020019074265<text:tab/>0.0959986064385136</text:p>
      <text:p text:style-name="P1">Trim59<text:tab/>12.9253357082792<text:tab/>7.073552995173<text:tab/>13.130940109023<text:tab/>11.6993016048186<text:tab/>8.67645076527333</text:p>
      <text:p text:style-name="P1">Trim6<text:tab/>0.236277340515065<text:tab/>0.135070393545627<text:tab/>0.12148974573266<text:tab/>0.519684127930155<text:tab/>0.0982846398075452</text:p>
      <text:p text:style-name="P1">Trim63<text:tab/>1.77075995021541<text:tab/>0.18953119294653<text:tab/>0.290367065207509<text:tab/>5.8407804587733<text:tab/>0.546460229008502</text:p>
      <text:p text:style-name="P1">Trim65<text:tab/>6.12868748338941<text:tab/>4.92610169344885<text:tab/>3.08080854871131<text:tab/>8.50097604107213<text:tab/>6.64162910485537</text:p>
      <text:p text:style-name="P1">Trim66<text:tab/>0.394414596984869<text:tab/>0.175463397842215<text:tab/>0.529401544707891<text:tab/>0.154389779353947<text:tab/>0.104323648887432</text:p>
      <text:p text:style-name="P1">Trim67<text:tab/>0.103933771121142<text:tab/>0.10330493628222<text:tab/>0.0979952785205257<text:tab/>0.101020019074265<text:tab/>0.0959986064385136</text:p>
      <text:p text:style-name="P1">Trim69<text:tab/>1.06050831859718<text:tab/>1.55941071985878<text:tab/>0.559743759835571<text:tab/>3.01082216555947<text:tab/>0.783087083907344</text:p>
      <text:p text:style-name="P1">Trim71<text:tab/>0.252484053974303<text:tab/>0.474646781387791<text:tab/>0.211685913791923<text:tab/>0.286653630136239<text:tab/>0.139418944726788</text:p>
      <text:p text:style-name="P1">Trim72<text:tab/>0.12140521665005<text:tab/>2.26342979743256<text:tab/>5.75118082793663<text:tab/>0.248129555580897<text:tab/>0.130658583601927</text:p>
      <text:p text:style-name="P1">Trim8<text:tab/>14.2372763805387<text:tab/>21.3662530650265<text:tab/>18.749451529701<text:tab/>43.2034630912362<text:tab/>29.4923523261836</text:p>
      <text:p text:style-name="P1">Trim9<text:tab/>0.10552122597528<text:tab/>0.131073060256568<text:tab/>0.175338228088562<text:tab/>0.104760360208918<text:tab/>0.0965999125458932</text:p>
      <text:p text:style-name="P1">Triml2<text:tab/>0.103933771121142<text:tab/>0.10330493628222<text:tab/>0.0979952785205257<text:tab/>0.101020019074265<text:tab/>0.0959986064385136</text:p>
      <text:p text:style-name="P1">Triobp<text:tab/>9.33098741771041<text:tab/>11.7416960487473<text:tab/>9.06166884450701<text:tab/>17.2043986843917<text:tab/>4.87772148768403</text:p>
      <text:p text:style-name="P1">Trip10<text:tab/>56.4398305085299<text:tab/>83.4019446029606<text:tab/>36.0633087625916<text:tab/>89.1425920904137<text:tab/>35.285867833887</text:p>
      <text:p text:style-name="P1">Trip11<text:tab/>10.6300764954362<text:tab/>11.4921561957944<text:tab/>5.43452287892223<text:tab/>13.4759140161889<text:tab/>7.38210295192771</text:p>
      <text:p text:style-name="P1">Trip12<text:tab/>32.6881213372421<text:tab/>42.2738509936125<text:tab/>28.1463470620387<text:tab/>53.4339225709576<text:tab/>35.6771841449214</text:p>
      <text:p text:style-name="P1">Trip13<text:tab/>5.90458110532454<text:tab/>6.74242152092037<text:tab/>3.38046466309644<text:tab/>2.27730219034206<text:tab/>0.958537913555248</text:p>
      <text:p text:style-name="P1">Trip4<text:tab/>10.6697931070208<text:tab/>8.45812056771858<text:tab/>4.74934062063761<text:tab/>15.3372768951883<text:tab/>10.6726184816897</text:p>
      <text:p text:style-name="P1">Trip6<text:tab/>50.9926718918598<text:tab/>69.4016476629047<text:tab/>27.5633879040856<text:tab/>60.5592362675968<text:tab/>22.4992897114103</text:p>
      <text:p text:style-name="P1">Triqk<text:tab/>5.7420142631249<text:tab/>2.87046290058209<text:tab/>3.34170241872129<text:tab/>5.52445807059381<text:tab/>2.03014502808675</text:p>
      <text:p text:style-name="P1">Trit1<text:tab/>8.08510806190069<text:tab/>12.3154113220387<text:tab/>9.30812808222682<text:tab/>13.0482844952012<text:tab/>23.6433327042317</text:p>
      <text:p text:style-name="P1">Trmt1<text:tab/>43.9020249985182<text:tab/>41.1462543512902<text:tab/>19.9619870734321<text:tab/>61.8996547810926<text:tab/>30.6530098072128</text:p>
      <text:p text:style-name="P1">Trmt10a<text:tab/>18.4347388830488<text:tab/>17.6832055150001<text:tab/>20.0181871431165<text:tab/>27.5990676974062<text:tab/>28.3184282927866</text:p>
      <text:p text:style-name="P1">Trmt10b<text:tab/>15.2463154801104<text:tab/>12.9871204465464<text:tab/>5.98179509565298<text:tab/>16.6774862621269<text:tab/>10.1416956331791</text:p>
      <text:p text:style-name="P1">Trmt10c<text:tab/>6.99278635316684<text:tab/>15.9617884690511<text:tab/>16.6168614320035<text:tab/>9.87912808991053<text:tab/>13.5151485477568</text:p>
      <text:p text:style-name="P1">Trmt11<text:tab/>6.44242597407915<text:tab/>6.42740512258456<text:tab/>4.02386097571797<text:tab/>7.24669175076017<text:tab/>5.90492943290703</text:p>
      <text:p text:style-name="P1">Trmt112<text:tab/>174.293098598195<text:tab/>169.175371544991<text:tab/>112.019001622177<text:tab/>234.882198620587<text:tab/>198.678940245303</text:p>
      <text:p text:style-name="P1">Trmt12<text:tab/>4.04151725339148<text:tab/>6.95647167088836<text:tab/>4.64328532268283<text:tab/>6.43276768603484<text:tab/>4.54337926676101</text:p>
      <text:p text:style-name="P1">Trmt13<text:tab/>8.60357418091007<text:tab/>10.694134297464<text:tab/>10.3824562418862<text:tab/>7.72733462307107<text:tab/>8.35232080769368</text:p>
      <text:p text:style-name="P1">Trmt1l<text:tab/>11.6210293287528<text:tab/>6.59654124306184<text:tab/>5.99904384981016<text:tab/>17.545265666986<text:tab/>14.703125374391</text:p>
      <text:p text:style-name="P1">Trmt2a<text:tab/>18.4531108980869<text:tab/>11.1310686061529<text:tab/>4.97169478472493<text:tab/>19.9611376304775<text:tab/>20.0516911681243</text:p>
      <text:p text:style-name="P1">Trmt44<text:tab/>2.94370469085732<text:tab/>3.75156000725395<text:tab/>2.93829152204324<text:tab/>4.53033821292811<text:tab/>3.75572511750803</text:p>
      <text:p text:style-name="P1">Trmt5<text:tab/>7.4003017970752<text:tab/>3.48835409671209<text:tab/>2.50507149689704<text:tab/>8.83168573520011<text:tab/>6.92773249500078</text:p>
      <text:p text:style-name="P1">Trmt6<text:tab/>11.9064741030954<text:tab/>17.8311677646365<text:tab/>10.0275140252113<text:tab/>14.4620676309529<text:tab/>18.2987442723728</text:p>
      <text:p text:style-name="P1">Trmt61a<text:tab/>2.2008489018021<text:tab/>5.85205543511396<text:tab/>0.11576506440213<text:tab/>0.617536091102796<text:tab/>0.40674807343611</text:p>
      <text:p text:style-name="P1">Trmu<text:tab/>6.77277402391522<text:tab/>2.74926514932755<text:tab/>4.10232993217942<text:tab/>6.0661216718515<text:tab/>11.7152233177448</text:p>
      <text:p text:style-name="P1">Trnau1ap<text:tab/>40.4396431346914<text:tab/>49.3806235189052<text:tab/>40.8727117227578<text:tab/>48.4965685593156<text:tab/>42.8922889866882</text:p>
      <text:p text:style-name="P1">Trnt1<text:tab/>16.1048111411604<text:tab/>17.6873364132631<text:tab/>6.61719032138968<text:tab/>13.6432021861737<text:tab/>16.6951945932098</text:p>
      <text:p text:style-name="P1">Troap<text:tab/>14.116834030391<text:tab/>9.47038810903466<text:tab/>4.04218240846076<text:tab/>3.33151916607197<text:tab/>0.658110904020303</text:p>
      <text:p text:style-name="P1">Trove2<text:tab/>6.10028738228164<text:tab/>5.76795845043604<text:tab/>8.92300950769559<text:tab/>10.2000240657678<text:tab/>7.99430174224589</text:p>
      <text:p text:style-name="P1">Trpa1<text:tab/>0.103933771121142<text:tab/>0.10330493628222<text:tab/>0.0979952785205257<text:tab/>0.101020019074265<text:tab/>0.0959986064385136</text:p>
      <text:p text:style-name="P1">Trpc1<text:tab/>3.28532508150985<text:tab/>4.80581174567167<text:tab/>2.95863644180115<text:tab/>3.47385754330325<text:tab/>3.19621258540545</text:p>
      <text:p text:style-name="P1">Trpc3<text:tab/>0.104217852694186<text:tab/>0.130491625067849<text:tab/>0.0981641249828355<text:tab/>0.101841480433786<text:tab/>0.096054101183607</text:p>
      <text:p text:style-name="P1">Trpc4<text:tab/>0.788556141266107<text:tab/>0.614041557879998<text:tab/>0.138531070407151<text:tab/>1.02884276949488<text:tab/>0.282215406599014</text:p>
      <text:p text:style-name="P1">Trpc4ap<text:tab/>63.452256957134<text:tab/>74.2999516529119<text:tab/>73.0489994555135<text:tab/>90.5241571703292<text:tab/>67.897432079637</text:p>
      <text:p text:style-name="P1">Trpc5<text:tab/>0.103933771121142<text:tab/>0.10330493628222<text:tab/>0.0979952785205257<text:tab/>0.101020019074265<text:tab/>0.0959986064385136</text:p>
      <text:p text:style-name="P1">Trpc6<text:tab/>20.4499458331541<text:tab/>33.6650316024631<text:tab/>6.45903185588954<text:tab/>12.9477134449727<text:tab/>4.85180255203813</text:p>
      <text:p text:style-name="P1">Trpc7<text:tab/>0.101237463890981<text:tab/>0.110240466383598<text:tab/>0.0951600055738459<text:tab/>0.219619748931887<text:tab/>0.0930313405027742</text:p>
      <text:p text:style-name="P1">Trpm1<text:tab/>0.10351936210113<text:tab/>0.10320608082417<text:tab/>0.0976249702736097<text:tab/>0.117991314209316<text:tab/>0.0955226569936929</text:p>
      <text:p text:style-name="P1"><text:soft-page-break/>Trpm2<text:tab/>0.103933771121142<text:tab/>0.10330493628222<text:tab/>0.0979952785205257<text:tab/>0.101020019074265<text:tab/>0.0959986064385136</text:p>
      <text:p text:style-name="P1">Trpm3<text:tab/>0.475804441595148<text:tab/>0.620658572563835<text:tab/>0.144098256158143<text:tab/>1.237783175421<text:tab/>0.108137676307109</text:p>
      <text:p text:style-name="P1">Trpm4<text:tab/>6.00615443598697<text:tab/>5.56313710580532<text:tab/>7.62513535273505<text:tab/>16.9918220491712<text:tab/>10.4331156698199</text:p>
      <text:p text:style-name="P1">Trpm5<text:tab/>0.103721691293731<text:tab/>0.103254120373925<text:tab/>0.0977944922186264<text:tab/>0.109266990503244<text:tab/>0.0957396332394931</text:p>
      <text:p text:style-name="P1">Trpm7<text:tab/>23.2783751142086<text:tab/>15.8714747354611<text:tab/>17.576813347996<text:tab/>28.0879007110413<text:tab/>20.5601366006049</text:p>
      <text:p text:style-name="P1">Trpm8<text:tab/>0.148259790725224<text:tab/>0.14063045614692<text:tab/>0.0981093642739182<text:tab/>0.113555940280784<text:tab/>0.0956177021985678</text:p>
      <text:p text:style-name="P1">Trps1<text:tab/>3.50643365090426<text:tab/>0.856995613660305<text:tab/>0.634675891244884<text:tab/>5.6328271717366<text:tab/>2.35596147482958</text:p>
      <text:p text:style-name="P1">Trpt1<text:tab/>1.60468982562972<text:tab/>0.698086358230545<text:tab/>0.693333004896015<text:tab/>2.57048055700919<text:tab/>1.15373184319967</text:p>
      <text:p text:style-name="P1">Trpv1<text:tab/>0.158549652313192<text:tab/>0.511394434094501<text:tab/>1.1761338400472<text:tab/>0.524184068411914<text:tab/>0.346294380135467</text:p>
      <text:p text:style-name="P1">Trpv2<text:tab/>4.44061841909854<text:tab/>15.5335694340383<text:tab/>2.34443835025628<text:tab/>40.147541014412<text:tab/>4.54850382324843</text:p>
      <text:p text:style-name="P1">Trpv3<text:tab/>0.10440382398005<text:tab/>0.104087710281594<text:tab/>0.0982128360241881<text:tab/>0.124427820743065<text:tab/>0.0960869110462053</text:p>
      <text:p text:style-name="P1">Trpv4<text:tab/>0.691532156934215<text:tab/>0.913507488216351<text:tab/>0.612205940262288<text:tab/>0.839633417504712<text:tab/>0.257057458551267</text:p>
      <text:p text:style-name="P1">Trpv5<text:tab/>0.103933771121142<text:tab/>0.10330493628222<text:tab/>0.0979952785205257<text:tab/>0.101020019074265<text:tab/>0.0959986064385136</text:p>
      <text:p text:style-name="P1">Trpv6<text:tab/>0.164845321018487<text:tab/>0.147177191802879<text:tab/>0.177872162661336<text:tab/>0.323647703276657<text:tab/>0.226334668724105</text:p>
      <text:p text:style-name="P1">Trrap<text:tab/>11.0972909989598<text:tab/>12.3390909868572<text:tab/>31.0415660626127<text:tab/>17.6511722766507<text:tab/>21.1769163153463</text:p>
      <text:p text:style-name="P1">Trub1<text:tab/>7.30595081270704<text:tab/>5.35646806302551<text:tab/>3.04579455817176<text:tab/>9.33628756554373<text:tab/>8.55026462516475</text:p>
      <text:p text:style-name="P1">Trub2<text:tab/>19.6986643313272<text:tab/>9.92231467193606<text:tab/>4.32499062815484<text:tab/>28.4852282019566<text:tab/>14.8156199819051</text:p>
      <text:p text:style-name="P1">Try10<text:tab/>0.103933771121142<text:tab/>0.10330493628222<text:tab/>0.0979952785205257<text:tab/>0.101020019074265<text:tab/>0.0959986064385136</text:p>
      <text:p text:style-name="P1">Try4<text:tab/>0.103933771121142<text:tab/>0.10330493628222<text:tab/>0.0979952785205257<text:tab/>0.101020019074265<text:tab/>0.0959986064385136</text:p>
      <text:p text:style-name="P1">Tryx5<text:tab/>0.103933771121142<text:tab/>0.10330493628222<text:tab/>0.0979952785205257<text:tab/>0.101020019074265<text:tab/>0.0959986064385136</text:p>
      <text:p text:style-name="P1">Tsacc<text:tab/>0.106277116181852<text:tab/>0.108126182418001<text:tab/>0.197680539065031<text:tab/>0.183125943281519<text:tab/>0.167944084951495</text:p>
      <text:p text:style-name="P1">Tsc1<text:tab/>9.74615676820384<text:tab/>4.97971693067143<text:tab/>4.67415478274847<text:tab/>10.5952527284893<text:tab/>6.75113201708957</text:p>
      <text:p text:style-name="P1">Tsc2<text:tab/>16.7689300899226<text:tab/>14.0309972594493<text:tab/>14.1791979761179<text:tab/>24.0594383613758<text:tab/>21.2469784052252</text:p>
      <text:p text:style-name="P1">Tsc22d1<text:tab/>56.3213394123496<text:tab/>75.8516886994907<text:tab/>103.378433090757<text:tab/>122.054476776707<text:tab/>135.290133806103</text:p>
      <text:p text:style-name="P1">Tsc22d2<text:tab/>9.64347290919586<text:tab/>15.1644086201072<text:tab/>29.32972530611<text:tab/>7.05380124787685<text:tab/>6.54444063727022</text:p>
      <text:p text:style-name="P1">Tsc22d3<text:tab/>5.62212707509986<text:tab/>3.81320782659668<text:tab/>1.28513247086931<text:tab/>12.541616699874<text:tab/>3.85423562936436</text:p>
      <text:p text:style-name="P1">Tsc22d4<text:tab/>0.103933771121142<text:tab/>0.10330493628222<text:tab/>0.0979952785205257<text:tab/>0.101020019074265<text:tab/>0.0959986064385136</text:p>
      <text:p text:style-name="P1">Tsen15<text:tab/>20.4970775509641<text:tab/>15.5833900295282<text:tab/>14.3387414938291<text:tab/>17.0274092035764<text:tab/>14.8835420263017</text:p>
      <text:p text:style-name="P1">Tsen2<text:tab/>3.71775566520547<text:tab/>1.74648965416352<text:tab/>2.22616895508838<text:tab/>5.1323369387074<text:tab/>4.35801478914448</text:p>
      <text:p text:style-name="P1">Tsen34<text:tab/>0.104329728379825<text:tab/>0.103968948371424<text:tab/>0.122241857507008<text:tab/>0.101880087263037<text:tab/>0.0961135409875478</text:p>
      <text:p text:style-name="P1">Tsen54<text:tab/>8.24909855546631<text:tab/>7.29221476034044<text:tab/>11.6570711126052<text:tab/>9.54673874852497<text:tab/>12.5003292941336</text:p>
      <text:p text:style-name="P1">Tsfm<text:tab/>18.1370514227166<text:tab/>18.6391880467215<text:tab/>15.1858711839362<text:tab/>25.2895584530715<text:tab/>24.2313918050941</text:p>
      <text:p text:style-name="P1">Tsg101<text:tab/>67.5929900752417<text:tab/>82.8187865568737<text:tab/>63.3154443466369<text:tab/>91.554030982461<text:tab/>82.3282982140542</text:p>
      <text:p text:style-name="P1">Tsga10<text:tab/>0.516505983891789<text:tab/>0.284596516804763<text:tab/>0.509486118603014<text:tab/>0.556822483992747<text:tab/>1.1575351261607</text:p>
      <text:p text:style-name="P1">Tsga10ip<text:tab/>0.222493529535281<text:tab/>0.138001579514873<text:tab/>0.0994037379446427<text:tab/>0.136670218510442<text:tab/>0.242532114860811</text:p>
      <text:p text:style-name="P1">Tsga13<text:tab/>0.103933771121142<text:tab/>0.10330493628222<text:tab/>0.0979952785205257<text:tab/>0.101020019074265<text:tab/>0.0959986064385136</text:p>
      <text:p text:style-name="P1">Tshb<text:tab/>0.104740809047865<text:tab/>0.104754745158096<text:tab/>0.0983764336269547<text:tab/>0.160110950848458<text:tab/>0.096145525061067</text:p>
      <text:p text:style-name="P1">Tshr<text:tab/>0.0999496569334906<text:tab/>0.259406114159338<text:tab/>0.094624843617971<text:tab/>0.119600224515281<text:tab/>0.0927079090088144</text:p>
      <text:p text:style-name="P1">Tshz3<text:tab/>1.50639574323733<text:tab/>3.85402120972457<text:tab/>1.70918071559223<text:tab/>4.13425047158168<text:tab/>1.62027609404784</text:p>
      <text:p text:style-name="P1">Tsks<text:tab/>0.300174676376813<text:tab/>0.12739811336488<text:tab/>0.416654070941871<text:tab/>0.172454027532645<text:tab/>0.368259496664735</text:p>
      <text:p text:style-name="P1">Tsku<text:tab/>10.5996217295638<text:tab/>18.836636482279<text:tab/>9.66675933118066<text:tab/>27.2543580609231<text:tab/>6.23551329969563</text:p>
      <text:p text:style-name="P1">Tsn<text:tab/>46.0602882116733<text:tab/>57.2812557740968<text:tab/>41.4402507058024<text:tab/>57.5477037633486<text:tab/>51.9088434465976</text:p>
      <text:p text:style-name="P1">Tsnax<text:tab/>50.8482782740573<text:tab/>46.5611338735377<text:tab/>24.935547394611<text:tab/>65.539879058481<text:tab/>48.7751455323829</text:p>
      <text:p text:style-name="P1">Tsnaxip1<text:tab/>0.45288901844136<text:tab/>1.01207571406697<text:tab/>0.155418824685961<text:tab/>0.151168770786264<text:tab/>0.1525698348488</text:p>
      <text:p text:style-name="P1">Tspan1<text:tab/>0.105752222331191<text:tab/>0.360740521649047<text:tab/>0.0987881331261648<text:tab/>0.354574360728457<text:tab/>0.161408658143854</text:p>
      <text:p text:style-name="P1">Tspan11<text:tab/>0.103933771121142<text:tab/>0.10330493628222<text:tab/>0.0979952785205257<text:tab/>0.101020019074265<text:tab/>0.0959986064385136</text:p>
      <text:p text:style-name="P1">Tspan12<text:tab/>29.4978949492139<text:tab/>23.7787790375172<text:tab/>14.6055278770476<text:tab/>15.9469319644844<text:tab/>8.04056494458144</text:p>
      <text:p text:style-name="P1">Tspan13<text:tab/>5.81018402286325<text:tab/>6.49046997022752<text:tab/>7.43163861687167<text:tab/>8.11424921917006<text:tab/>6.28946053834324</text:p>
      <text:p text:style-name="P1">Tspan14<text:tab/>20.9856863733167<text:tab/>22.734744662136<text:tab/>24.2963042940667<text:tab/>37.9592882920308<text:tab/>17.9861443291348</text:p>
      <text:p text:style-name="P1">Tspan15<text:tab/>7.7054784360007<text:tab/>8.60234663893613<text:tab/>14.0330493832917<text:tab/>4.85109983675579<text:tab/>7.09818474983731</text:p>
      <text:p text:style-name="P1">Tspan17<text:tab/>7.27495475313827<text:tab/>4.62843778619274<text:tab/>4.19077690133301<text:tab/>10.0148362552246<text:tab/>4.21343134603894</text:p>
      <text:p text:style-name="P1">Tspan18<text:tab/>18.6711139623198<text:tab/>10.9605254127198<text:tab/>8.99914214679559<text:tab/>5.15278505107589<text:tab/>1.72303071300486</text:p>
      <text:p text:style-name="P1">Tspan2<text:tab/>14.306032748651<text:tab/>19.364560517056<text:tab/>8.86173154285749<text:tab/>12.456259676767<text:tab/>4.31639667632026</text:p>
      <text:p text:style-name="P1">Tspan3<text:tab/>206.334727495001<text:tab/>172.423305424757<text:tab/>145.81452304019<text:tab/>239.435142616385<text:tab/>167.556191906182</text:p>
      <text:p text:style-name="P1"><text:soft-page-break/>Tspan31<text:tab/>57.8048189658972<text:tab/>64.9522256311861<text:tab/>46.3480621279756<text:tab/>106.529741803402<text:tab/>86.3495621532508</text:p>
      <text:p text:style-name="P1">Tspan33<text:tab/>0.105851077803665<text:tab/>0.108035454703488<text:tab/>0.159369811979517<text:tab/>0.122966069329665<text:tab/>0.231372813880111</text:p>
      <text:p text:style-name="P1">Tspan4<text:tab/>0.103096928375126<text:tab/>0.128231791363993<text:tab/>0.0969186425467266<text:tab/>0.268388272669806<text:tab/>0.116665113659227</text:p>
      <text:p text:style-name="P1">Tspan5<text:tab/>19.9510277326473<text:tab/>102.468545383283<text:tab/>117.84550274054<text:tab/>45.3211866353218<text:tab/>48.646843457482</text:p>
      <text:p text:style-name="P1">Tspan6<text:tab/>127.023653587482<text:tab/>147.056709446685<text:tab/>113.716471240702<text:tab/>174.013622873552<text:tab/>104.452903345418</text:p>
      <text:p text:style-name="P1">Tspan7<text:tab/>6.39448584055159<text:tab/>9.27081065519706<text:tab/>9.56271620899125<text:tab/>51.6968969362142<text:tab/>34.6017518265466</text:p>
      <text:p text:style-name="P1">Tspan8<text:tab/>0.103933771121142<text:tab/>0.10330493628222<text:tab/>0.0979952785205257<text:tab/>0.101020019074265<text:tab/>0.0959986064385136</text:p>
      <text:p text:style-name="P1">Tspan9<text:tab/>17.4483488942682<text:tab/>15.4746609667708<text:tab/>10.167502076841<text:tab/>20.2259086729067<text:tab/>5.50416774486948</text:p>
      <text:p text:style-name="P1">Tspo<text:tab/>141.819035974359<text:tab/>176.616980702982<text:tab/>146.895568055281<text:tab/>254.427190195735<text:tab/>109.255349168021</text:p>
      <text:p text:style-name="P1">Tspy1<text:tab/>0.103933771121142<text:tab/>0.10330493628222<text:tab/>0.0979952785205257<text:tab/>0.101020019074265<text:tab/>0.0959986064385136</text:p>
      <text:p text:style-name="P1">Tspy26<text:tab/>0.399745055009507<text:tab/>0.109207627357782<text:tab/>0.0989496208125605<text:tab/>0.173131533277661<text:tab/>0.144133779830521</text:p>
      <text:p text:style-name="P1">Tspyl1<text:tab/>24.1019477652939<text:tab/>20.107314029454<text:tab/>19.9710821744376<text:tab/>34.9349237239919<text:tab/>19.6290981665092</text:p>
      <text:p text:style-name="P1">Tspyl2<text:tab/>17.9417224239948<text:tab/>13.3666941056767<text:tab/>11.233589654566<text:tab/>21.0410685338006<text:tab/>13.7187071011261</text:p>
      <text:p text:style-name="P1">Tspyl4<text:tab/>2.61108111025502<text:tab/>1.10221135286927<text:tab/>0.374038109376407<text:tab/>3.28488763911319<text:tab/>0.144986529311614</text:p>
      <text:p text:style-name="P1">Tsr2<text:tab/>0.658479992459471<text:tab/>1.94747136659483<text:tab/>1.01013845787842<text:tab/>1.51296093101449<text:tab/>0.899605522371367</text:p>
      <text:p text:style-name="P1">Tsr3<text:tab/>10.9419188875805<text:tab/>11.3253501474285<text:tab/>11.6027847584719<text:tab/>17.8837444816371<text:tab/>16.5440647686877</text:p>
      <text:p text:style-name="P1">Tssc1<text:tab/>16.2452911740863<text:tab/>17.3793061557544<text:tab/>12.1838609794667<text:tab/>31.9514399026088<text:tab/>25.6354149449803</text:p>
      <text:p text:style-name="P1">Tssc4<text:tab/>23.2469072176316<text:tab/>24.6936331088897<text:tab/>25.0423885501674<text:tab/>46.6578761434108<text:tab/>18.7422908501904</text:p>
      <text:p text:style-name="P1">Tssk1b<text:tab/>0.132768028044259<text:tab/>0.212319189469695<text:tab/>0.279335517433045<text:tab/>0.129343187070449<text:tab/>0.13970909150656</text:p>
      <text:p text:style-name="P1">Tssk2<text:tab/>0.104157732545618<text:tab/>0.122421872347819<text:tab/>0.0981290918762859<text:tab/>0.101650502924391<text:tab/>0.0960427677251918</text:p>
      <text:p text:style-name="P1">Tssk3<text:tab/>1.40644844772576<text:tab/>0.127863118476366<text:tab/>1.63429159606728<text:tab/>0.759038551199621<text:tab/>0.570932601520348</text:p>
      <text:p text:style-name="P1">Tssk4<text:tab/>0.247086208948754<text:tab/>0.292277111517223<text:tab/>0.114904251339369<text:tab/>0.140114067368978<text:tab/>0.225153600336951</text:p>
      <text:p text:style-name="P1">Tssk5<text:tab/>0.104355071878854<text:tab/>0.137863037759389<text:tab/>0.118559936872522<text:tab/>0.104683611757933<text:tab/>0.300103922826833</text:p>
      <text:p text:style-name="P1">Tssk6<text:tab/>0.72485872306462<text:tab/>0.141638986087409<text:tab/>0.243884805660505<text:tab/>0.780330333482838<text:tab/>0.676466572446124</text:p>
      <text:p text:style-name="P1">Tst<text:tab/>16.8734653498358<text:tab/>14.5178243863136<text:tab/>5.81786767765687<text:tab/>21.5145083207094<text:tab/>2.77458774927419</text:p>
      <text:p text:style-name="P1">Tsta3<text:tab/>39.5968376533266<text:tab/>44.5523942781035<text:tab/>28.2798132073051<text:tab/>60.4005918066691<text:tab/>34.5722936278147</text:p>
      <text:p text:style-name="P1">Tstd2<text:tab/>10.2138506209557<text:tab/>8.92974474852751<text:tab/>4.57131706996596<text:tab/>12.6043273910365<text:tab/>10.1672226743677</text:p>
      <text:p text:style-name="P1">Tsx<text:tab/>0.106882040850786<text:tab/>0.179557948942712<text:tab/>0.145318033051531<text:tab/>0.242750420532974<text:tab/>0.123202700058879</text:p>
      <text:p text:style-name="P1">Ttbk1<text:tab/>0.107094335250702<text:tab/>0.115872114353906<text:tab/>0.12970124357149<text:tab/>0.126244169043231<text:tab/>0.284343139981379</text:p>
      <text:p text:style-name="P1">Ttbk2<text:tab/>1.77802430130002<text:tab/>1.48689759375766<text:tab/>1.6504968365463<text:tab/>2.77347859391974<text:tab/>1.63630662617643</text:p>
      <text:p text:style-name="P1">Ttc1<text:tab/>30.4917495437791<text:tab/>58.1717311833215<text:tab/>43.0622796184723<text:tab/>60.0740698542571<text:tab/>52.5580021837944</text:p>
      <text:p text:style-name="P1">Ttc12<text:tab/>1.49848199900763<text:tab/>1.47818556751844<text:tab/>1.45639087273092<text:tab/>6.59448018339609<text:tab/>4.21019001891607</text:p>
      <text:p text:style-name="P1">Ttc13<text:tab/>29.8085816190555<text:tab/>29.4981534027221<text:tab/>25.2604595082365<text:tab/>47.3155839429312<text:tab/>41.5755066131265</text:p>
      <text:p text:style-name="P1">Ttc14<text:tab/>13.7227279484238<text:tab/>7.71304619234719<text:tab/>7.42881545290084<text:tab/>13.9777328954925<text:tab/>14.2909745825343</text:p>
      <text:p text:style-name="P1">Ttc17<text:tab/>10.0205108539185<text:tab/>10.4275400259196<text:tab/>10.3466868283975<text:tab/>18.3776587031972<text:tab/>13.6548519636206</text:p>
      <text:p text:style-name="P1">Ttc19<text:tab/>7.48584083239656<text:tab/>13.3320983665943<text:tab/>17.2157435999323<text:tab/>17.8710337976495<text:tab/>19.2588604825031</text:p>
      <text:p text:style-name="P1">Ttc21b<text:tab/>10.9403003061734<text:tab/>9.83316079857648<text:tab/>5.0909218490833<text:tab/>10.3844730853779<text:tab/>3.20970609574418</text:p>
      <text:p text:style-name="P1">Ttc22<text:tab/>1.31519341120498<text:tab/>1.93178102915521<text:tab/>0.30450441989601<text:tab/>1.4969417725272<text:tab/>0.145394576000864</text:p>
      <text:p text:style-name="P1">Ttc23<text:tab/>11.8846205359869<text:tab/>6.41604513268278<text:tab/>3.53916960199697<text:tab/>14.8408170492577<text:tab/>4.40236338455798</text:p>
      <text:p text:style-name="P1">Ttc25<text:tab/>0.292535128553919<text:tab/>0.212898543561706<text:tab/>0.0950221619575341<text:tab/>0.44866020486468<text:tab/>0.110126630201595</text:p>
      <text:p text:style-name="P1">Ttc26<text:tab/>4.67383495272891<text:tab/>4.09606860696348<text:tab/>1.2403276099307<text:tab/>9.3788464080489<text:tab/>2.66463651596494</text:p>
      <text:p text:style-name="P1">Ttc27<text:tab/>14.5089694836325<text:tab/>11.6730869822289<text:tab/>5.70389189555296<text:tab/>21.9432034918986<text:tab/>11.3738379900734</text:p>
      <text:p text:style-name="P1">Ttc29<text:tab/>0.103933771121142<text:tab/>0.10330493628222<text:tab/>0.0979952785205257<text:tab/>0.101020019074265<text:tab/>0.0959986064385136</text:p>
      <text:p text:style-name="P1">Ttc3<text:tab/>32.2032425723834<text:tab/>28.0947297232024<text:tab/>23.3427998504414<text:tab/>41.5999911251033<text:tab/>30.7105617361881</text:p>
      <text:p text:style-name="P1">Ttc30a<text:tab/>0.328194171757973<text:tab/>0.195765987262777<text:tab/>0.0930015677239889<text:tab/>1.04897082859973<text:tab/>0.276757833834248</text:p>
      <text:p text:style-name="P1">Ttc30a1<text:tab/>0.469152561320787<text:tab/>0.519775220977331<text:tab/>0.089031295693569<text:tab/>0.828881577649183<text:tab/>0.172574886789406</text:p>
      <text:p text:style-name="P1">Ttc30b<text:tab/>2.37664472030381<text:tab/>0.256286153461017<text:tab/>0.145202602310296<text:tab/>7.11590856708717<text:tab/>0.658845954961543</text:p>
      <text:p text:style-name="P1">Ttc33<text:tab/>9.17643770949548<text:tab/>3.34968885877648<text:tab/>1.26218200356538<text:tab/>9.96302904130368<text:tab/>4.20609232697283</text:p>
      <text:p text:style-name="P1">Ttc36<text:tab/>0.103827504566522<text:tab/>0.104415913621203<text:tab/>0.0976955170172091<text:tab/>0.102863393903459<text:tab/>0.224752652102233</text:p>
      <text:p text:style-name="P1">Ttc38<text:tab/>3.28400321395544<text:tab/>2.07592649795026<text:tab/>1.75217036390961<text:tab/>7.3281471147052<text:tab/>1.78442959336816</text:p>
      <text:p text:style-name="P1">Ttc39a<text:tab/>0.104168092371223<text:tab/>0.103721260367214<text:tab/>0.0981712274978985<text:tab/>0.101480777655967<text:tab/>0.102879152535298</text:p>
      <text:p text:style-name="P1">Ttc39b<text:tab/>3.45934318563495<text:tab/>4.78583158041573<text:tab/>7.61836913878934<text:tab/>12.7522514907604<text:tab/>12.5143616392754</text:p>
      <text:p text:style-name="P1">Ttc39c<text:tab/>5.67491049458496<text:tab/>11.2103340983103<text:tab/>5.98933607862865<text:tab/>23.0664783589114<text:tab/>12.4378370389518</text:p>
      <text:p text:style-name="P1">Ttc39d<text:tab/>0.103933771121142<text:tab/>0.10330493628222<text:tab/>0.0979952785205257<text:tab/>0.101020019074265<text:tab/>0.0959986064385136</text:p>
      <text:p text:style-name="P1"><text:soft-page-break/>Ttc4<text:tab/>6.12180886456022<text:tab/>3.36806861930563<text:tab/>2.90458414227796<text:tab/>7.62547955661621<text:tab/>4.13179884996089</text:p>
      <text:p text:style-name="P1">Ttc5<text:tab/>12.8834985222973<text:tab/>5.22140122218002<text:tab/>3.57632367130751<text:tab/>14.6423753973484<text:tab/>8.76385675113013</text:p>
      <text:p text:style-name="P1">Ttc7a<text:tab/>2.27546780332146<text:tab/>6.44380540680224<text:tab/>11.3966715887709<text:tab/>19.6308470894602<text:tab/>21.3668238778365</text:p>
      <text:p text:style-name="P1">Ttc7b<text:tab/>17.3670337421276<text:tab/>16.2532242546001<text:tab/>5.96441005162347<text:tab/>13.364046127335<text:tab/>5.59236798847595</text:p>
      <text:p text:style-name="P1">Ttc8<text:tab/>6.22767159723269<text:tab/>2.88688679061029<text:tab/>1.04204318920842<text:tab/>15.2715579035875<text:tab/>3.75585318280794</text:p>
      <text:p text:style-name="P1">Ttc9<text:tab/>0.330434361634509<text:tab/>0.262042226581854<text:tab/>0.380704561577564<text:tab/>0.279922825045112<text:tab/>0.27014858946894</text:p>
      <text:p text:style-name="P1">Ttc9b<text:tab/>0.104540271354781<text:tab/>0.104346053748824<text:tab/>0.0982783623404219<text:tab/>0.135951923130958<text:tab/>0.0961115420723478</text:p>
      <text:p text:style-name="P1">Ttc9c<text:tab/>23.1043707521295<text:tab/>18.1333948017094<text:tab/>10.9058725099842<text:tab/>26.0803326200588<text:tab/>16.4124627251556</text:p>
      <text:p text:style-name="P1">Ttf2<text:tab/>9.52472791283495<text:tab/>2.25571081292462<text:tab/>2.70309808919844<text:tab/>8.69489428114696<text:tab/>3.94092479358538</text:p>
      <text:p text:style-name="P1">Tti1<text:tab/>6.61185589304506<text:tab/>4.13415901062547<text:tab/>1.81488542109053<text:tab/>8.35939588180122<text:tab/>6.12139546026509</text:p>
      <text:p text:style-name="P1">Tti2<text:tab/>9.95092726951795<text:tab/>5.17770671570561<text:tab/>6.1130148508811<text:tab/>11.2616447599843<text:tab/>8.68422320055328</text:p>
      <text:p text:style-name="P1">Ttk<text:tab/>11.5273312204285<text:tab/>7.11311153764066<text:tab/>4.35405962546901<text:tab/>3.19541950555594<text:tab/>0.265720877104761</text:p>
      <text:p text:style-name="P1">Ttl<text:tab/>17.4478679130736<text:tab/>15.5619505360189<text:tab/>10.331696418457<text:tab/>19.2359830025787<text:tab/>15.2954106880522</text:p>
      <text:p text:style-name="P1">Ttll1<text:tab/>3.00051222786324<text:tab/>2.73757306444767<text:tab/>1.32745724258087<text:tab/>9.77222584813758<text:tab/>3.91263517890956</text:p>
      <text:p text:style-name="P1">Ttll10<text:tab/>0.23886927663561<text:tab/>0.104968752307208<text:tab/>0.0978235632575327<text:tab/>0.115092616264703<text:tab/>0.0955987010635096</text:p>
      <text:p text:style-name="P1">Ttll12<text:tab/>32.0512110422048<text:tab/>40.3906457121125<text:tab/>32.2756784747098<text:tab/>69.6217634067177<text:tab/>49.8036184875798</text:p>
      <text:p text:style-name="P1">Ttll13<text:tab/>1.66068461857833<text:tab/>1.4762103026379<text:tab/>0.841715217079418<text:tab/>1.56136758250088<text:tab/>1.72637507194843</text:p>
      <text:p text:style-name="P1">Ttll2<text:tab/>0.103933771121142<text:tab/>0.10330493628222<text:tab/>0.0979952785205257<text:tab/>0.101020019074265<text:tab/>0.0959986064385136</text:p>
      <text:p text:style-name="P1">Ttll3<text:tab/>1.84238065816745<text:tab/>3.0814150442037<text:tab/>4.13897054416826<text:tab/>0.8798695691262<text:tab/>1.6254988423436</text:p>
      <text:p text:style-name="P1">Ttll9<text:tab/>0.177040554319425<text:tab/>0.159125298380139<text:tab/>0.0974968216256397<text:tab/>0.174318751835116<text:tab/>0.112250688888005</text:p>
      <text:p text:style-name="P1">Ttpa<text:tab/>0.103808303937874<text:tab/>0.126449249415798<text:tab/>0.0977231461215754<text:tab/>0.142537680937538<text:tab/>0.0953908434204024</text:p>
      <text:p text:style-name="P1">Ttpal<text:tab/>11.5874885846539<text:tab/>21.0050522013113<text:tab/>17.5604578415616<text:tab/>18.3226197505687<text:tab/>18.9841551387816</text:p>
      <text:p text:style-name="P1">Ttr<text:tab/>0.103933771121142<text:tab/>0.10330493628222<text:tab/>0.0979952785205257<text:tab/>0.101020019074265<text:tab/>0.0959986064385136</text:p>
      <text:p text:style-name="P1">Ttyh1<text:tab/>0.38602822192741<text:tab/>0.108606483694409<text:tab/>0.116966621189532<text:tab/>0.210820158619969<text:tab/>0.191017526107939</text:p>
      <text:p text:style-name="P1">Ttyh3<text:tab/>12.0822975492907<text:tab/>9.72524837395706<text:tab/>16.3126587513<text:tab/>20.601514937756<text:tab/>21.9301232424469</text:p>
      <text:p text:style-name="P1">Tub<text:tab/>0.103542171550023<text:tab/>0.304156727723138<text:tab/>0.097276474021307<text:tab/>0.168946865237043<text:tab/>0.0944985508060063</text:p>
      <text:p text:style-name="P1">Tuba1a<text:tab/>176.502707919555<text:tab/>249.670093143173<text:tab/>268.909882900929<text:tab/>197.892490279031<text:tab/>354.578169209365</text:p>
      <text:p text:style-name="P1">Tuba1b<text:tab/>92.3889208852377<text:tab/>117.056750402667<text:tab/>127.082290315897<text:tab/>89.7675865640085<text:tab/>125.714668073829</text:p>
      <text:p text:style-name="P1">Tuba1c<text:tab/>0.103188031473322<text:tab/>0.103278147572654<text:tab/>0.129207809894426<text:tab/>0.101013030965909<text:tab/>0.0952749752069573</text:p>
      <text:p text:style-name="P1">Tuba3a<text:tab/>0.103632762122989<text:tab/>0.120324419666234<text:tab/>0.0976769384626299<text:tab/>0.123049015097931<text:tab/>0.0954707963154125</text:p>
      <text:p text:style-name="P1">Tuba3b<text:tab/>0.133352477587269<text:tab/>1.21469740161474<text:tab/>0.0922779088045612<text:tab/>0.0974365617145343<text:tab/>0.102223824474277</text:p>
      <text:p text:style-name="P1">Tuba4a<text:tab/>11.7262856456868<text:tab/>28.5280538090761<text:tab/>40.9844475561594<text:tab/>29.5432083637028<text:tab/>31.6319896218448</text:p>
      <text:p text:style-name="P1">Tuba8<text:tab/>0.101721983626632<text:tab/>1.44409400421172<text:tab/>0.400850676659068<text:tab/>0.152721566340877<text:tab/>0.29513055701547</text:p>
      <text:p text:style-name="P1">Tubal3<text:tab/>0.132012264449925<text:tab/>0.17137740680117<text:tab/>0.119124288480725<text:tab/>0.104313597565219<text:tab/>0.0960950402256166</text:p>
      <text:p text:style-name="P1">Tubb2a<text:tab/>6.02554607745754<text:tab/>26.8264238128246<text:tab/>29.1607698404838<text:tab/>9.17596421619423<text:tab/>4.85061860524857</text:p>
      <text:p text:style-name="P1">Tubb2b<text:tab/>0.106721529618101<text:tab/>0.294896516097782<text:tab/>0.51070079450865<text:tab/>0.183843955435797<text:tab/>0.0956157364970624</text:p>
      <text:p text:style-name="P1">Tubb3<text:tab/>5.38495622471584<text:tab/>12.8954790854064<text:tab/>20.5125598987966<text:tab/>7.75280924382278<text:tab/>15.037958482399</text:p>
      <text:p text:style-name="P1">Tubb4a<text:tab/>0.390613061467245<text:tab/>1.49723065707286<text:tab/>0.234280478822092<text:tab/>0.494283632352309<text:tab/>0.213237489481029</text:p>
      <text:p text:style-name="P1">Tubb4b<text:tab/>157.271302124853<text:tab/>271.522548979961<text:tab/>451.887733914376<text:tab/>176.091301966096<text:tab/>220.893713067271</text:p>
      <text:p text:style-name="P1">Tubb5<text:tab/>542.724765153359<text:tab/>714.20757665898<text:tab/>556.523870684716<text:tab/>494.975514347331<text:tab/>376.384675921988</text:p>
      <text:p text:style-name="P1">Tubb6<text:tab/>102.747874010074<text:tab/>373.04667614357<text:tab/>272.685403696682<text:tab/>237.632254849838<text:tab/>163.17929164095</text:p>
      <text:p text:style-name="P1">Tubd1<text:tab/>3.34205777014088<text:tab/>1.15032887153801<text:tab/>1.45149578659548<text:tab/>3.38824234974747<text:tab/>4.1966256354822</text:p>
      <text:p text:style-name="P1">Tube1<text:tab/>2.69297365060717<text:tab/>2.94445211671838<text:tab/>2.12224736683125<text:tab/>1.89519808547886<text:tab/>0.909892098294634</text:p>
      <text:p text:style-name="P1">Tubg1<text:tab/>21.221926998181<text:tab/>20.9600124826167<text:tab/>13.7628644474538<text:tab/>26.977903362505<text:tab/>34.2420068623397</text:p>
      <text:p text:style-name="P1">Tubg2<text:tab/>1.18315768100548<text:tab/>1.8150431171185<text:tab/>0.598575111743175<text:tab/>1.09717689725906<text:tab/>0.805191008179235</text:p>
      <text:p text:style-name="P1">Tubgcp2<text:tab/>16.1789293478181<text:tab/>9.89592417087961<text:tab/>7.82588411852742<text:tab/>17.1206362815595<text:tab/>11.7277466253334</text:p>
      <text:p text:style-name="P1">Tubgcp3<text:tab/>11.8069690057189<text:tab/>9.08799057250425<text:tab/>5.62159499250476<text:tab/>11.9344505091205<text:tab/>7.57890916011997</text:p>
      <text:p text:style-name="P1">Tubgcp5<text:tab/>9.93349131128215<text:tab/>6.68215657956161<text:tab/>3.63528710507328<text:tab/>10.7902243284924<text:tab/>6.72928340588293</text:p>
      <text:p text:style-name="P1">Tubgcp6<text:tab/>6.84459653669383<text:tab/>3.09051085660376<text:tab/>2.74215389882855<text:tab/>7.74424104619981<text:tab/>5.94188295745538</text:p>
      <text:p text:style-name="P1">Tufm<text:tab/>47.1415763197744<text:tab/>47.8557773896056<text:tab/>31.7251656862959<text:tab/>69.5214243759002<text:tab/>60.2451517936529</text:p>
      <text:p text:style-name="P1">Tuft1<text:tab/>4.89205040939723<text:tab/>5.36554441154162<text:tab/>12.3066171574799<text:tab/>6.3634865706691<text:tab/>5.22579460224197</text:p>
      <text:p text:style-name="P1">Tug1<text:tab/>17.3647249156014<text:tab/>13.4070756902974<text:tab/>16.943944036185<text:tab/>19.7351085771399<text:tab/>8.97004478175493</text:p>
      <text:p text:style-name="P1">Tulp1<text:tab/>0.102127089592519<text:tab/>0.130704728762519<text:tab/>0.35209887665692<text:tab/>0.10206559451558<text:tab/>0.0939435643111436</text:p>
      <text:p text:style-name="P1">Tulp2<text:tab/>0.669726832801931<text:tab/>0.346925676373837<text:tab/>0.172545109342786<text:tab/>0.362798522889668<text:tab/>0.308117204060469</text:p>
      <text:p text:style-name="P1"><text:soft-page-break/>Tulp4<text:tab/>18.9197308346089<text:tab/>14.4803045430781<text:tab/>11.5868019418215<text:tab/>16.5355001508264<text:tab/>14.6817196836124</text:p>
      <text:p text:style-name="P1">Tusc2<text:tab/>7.91003292743394<text:tab/>4.6642558123704<text:tab/>7.18811226699479<text:tab/>16.2451482468708<text:tab/>23.6334874780816</text:p>
      <text:p text:style-name="P1">Tusc3<text:tab/>27.5901993551718<text:tab/>36.5809937678596<text:tab/>37.0647318896298<text:tab/>79.5984621502683<text:tab/>68.3920642559882</text:p>
      <text:p text:style-name="P1">Tusc5<text:tab/>0.103933771121142<text:tab/>0.10330493628222<text:tab/>0.0979952785205257<text:tab/>0.101020019074265<text:tab/>0.0959986064385136</text:p>
      <text:p text:style-name="P1">Tut1<text:tab/>8.77851708299444<text:tab/>3.97470561123165<text:tab/>4.85812198158769<text:tab/>13.0279900853141<text:tab/>14.9937112741208</text:p>
      <text:p text:style-name="P1">Tvp23a<text:tab/>0.75957755236533<text:tab/>0.937884826704442<text:tab/>1.37793767949292<text:tab/>0.807815525718659<text:tab/>1.24114591900529</text:p>
      <text:p text:style-name="P1">Tvp23b<text:tab/>27.7199687055766<text:tab/>26.6931149957793<text:tab/>20.5624892651273<text:tab/>53.3511001047689<text:tab/>20.2730343225139</text:p>
      <text:p text:style-name="P1">Twf1<text:tab/>59.7140811179282<text:tab/>76.8615902474803<text:tab/>62.1440166388272<text:tab/>76.8249887862387<text:tab/>55.5883219089301</text:p>
      <text:p text:style-name="P1">Twf2<text:tab/>5.67692676286632<text:tab/>7.19793107155614<text:tab/>16.7084758377703<text:tab/>16.1947321299798<text:tab/>18.6145762824248</text:p>
      <text:p text:style-name="P1">Twist1<text:tab/>23.4599310901871<text:tab/>101.043436700886<text:tab/>76.1554615515853<text:tab/>55.4724453874842<text:tab/>55.5952303529269</text:p>
      <text:p text:style-name="P1">Twist2<text:tab/>11.9086153766916<text:tab/>50.0298430935335<text:tab/>18.3462811778032<text:tab/>18.4091508291454<text:tab/>14.1828837800114</text:p>
      <text:p text:style-name="P1">Twistnb<text:tab/>9.71608128604533<text:tab/>13.3626060747286<text:tab/>12.2897425675745<text:tab/>10.7727471666966<text:tab/>14.8683431445518</text:p>
      <text:p text:style-name="P1">Twsg1<text:tab/>55.1222397756158<text:tab/>53.1663907495865<text:tab/>44.8028605511066<text:tab/>85.4389991288974<text:tab/>30.0829452832791</text:p>
      <text:p text:style-name="P1">Txk<text:tab/>0.588695588240295<text:tab/>0.501029014424526<text:tab/>0.274879044620855<text:tab/>0.216632248250841<text:tab/>0.208682599756544</text:p>
      <text:p text:style-name="P1">Txlna<text:tab/>36.0937127833416<text:tab/>31.8059681716744<text:tab/>20.3100135105685<text:tab/>38.1543947469053<text:tab/>35.4538948947021</text:p>
      <text:p text:style-name="P1">Txlnb<text:tab/>0.103953489898383<text:tab/>0.110913902822176<text:tab/>0.0979559393963575<text:tab/>0.10119416573537<text:tab/>0.0959158598995418</text:p>
      <text:p text:style-name="P1">Txlng<text:tab/>1.50113510775367<text:tab/>2.65348073980198<text:tab/>2.19368854639585<text:tab/>1.56137263829893<text:tab/>2.71022440586141</text:p>
      <text:p text:style-name="P1">Txn1<text:tab/>1725.23847547532<text:tab/>2257.13860677275<text:tab/>2236.09590932519<text:tab/>3359.4305665956<text:tab/>3181.79901334986</text:p>
      <text:p text:style-name="P1">Txn2<text:tab/>72.4677296053476<text:tab/>76.9561122125652<text:tab/>59.4968012397817<text:tab/>108.353762415016<text:tab/>107.040344005142</text:p>
      <text:p text:style-name="P1">Txndc11<text:tab/>12.3420711981088<text:tab/>24.3942933725086<text:tab/>19.1883128011062<text:tab/>19.9022616201799<text:tab/>15.8188743324868</text:p>
      <text:p text:style-name="P1">Txndc12<text:tab/>82.0988989641146<text:tab/>93.8146699530732<text:tab/>91.9836527600653<text:tab/>142.374822877852<text:tab/>115.815500440574</text:p>
      <text:p text:style-name="P1">Txndc15<text:tab/>15.639120692748<text:tab/>12.9367314053964<text:tab/>9.51620333202501<text:tab/>31.6496641510789<text:tab/>10.6047467717242</text:p>
      <text:p text:style-name="P1">Txndc17<text:tab/>48.0791786298379<text:tab/>57.7492178106484<text:tab/>57.527505760805<text:tab/>80.9159068693563<text:tab/>71.4762566115338</text:p>
      <text:p text:style-name="P1">Txndc2<text:tab/>0.104136979932873<text:tab/>0.103773929713284<text:tab/>0.0981769691338589<text:tab/>0.101577215359244<text:tab/>0.110327153083409</text:p>
      <text:p text:style-name="P1">Txndc5<text:tab/>178.146224846845<text:tab/>230.604541459125<text:tab/>173.395288055516<text:tab/>217.011635898799<text:tab/>67.3005817967239</text:p>
      <text:p text:style-name="P1">Txndc8<text:tab/>0.344742922789076<text:tab/>0.108419038782595<text:tab/>0.206895778116413<text:tab/>0.474815412736015<text:tab/>0.337945900437832</text:p>
      <text:p text:style-name="P1">Txndc9<text:tab/>56.9768194195947<text:tab/>72.3013848758945<text:tab/>78.0089350963165<text:tab/>91.2329654944626<text:tab/>97.3965326144041</text:p>
      <text:p text:style-name="P1">Txnip<text:tab/>66.3490843240212<text:tab/>3.14888967793399<text:tab/>7.83516821222671<text:tab/>127.529209925441<text:tab/>222.041070185352</text:p>
      <text:p text:style-name="P1">Txnl1<text:tab/>114.127012774451<text:tab/>147.189175631474<text:tab/>113.85940788043<text:tab/>173.503131339233<text:tab/>130.657724534891</text:p>
      <text:p text:style-name="P1">Txnl4b<text:tab/>12.4243403208643<text:tab/>7.01491322389738<text:tab/>3.8895316846783<text:tab/>14.318329912216<text:tab/>8.65277958350932</text:p>
      <text:p text:style-name="P1">Txnrd1<text:tab/>42.7147564775167<text:tab/>86.4131231255079<text:tab/>138.675683557207<text:tab/>45.0124851075996<text:tab/>65.3501917681606</text:p>
      <text:p text:style-name="P1">Txnrd2<text:tab/>11.2668945208693<text:tab/>10.3308933561616<text:tab/>3.47505274700368<text:tab/>18.3677573079832<text:tab/>11.8252739982392</text:p>
      <text:p text:style-name="P1">Txnrd3<text:tab/>5.80428552886444<text:tab/>3.83100573225571<text:tab/>10.2632881831667<text:tab/>5.84140788771774<text:tab/>4.09606242995269</text:p>
      <text:p text:style-name="P1">Tyk2<text:tab/>8.92997310385414<text:tab/>4.90805965178082<text:tab/>5.21973826800316<text:tab/>15.8582692689277<text:tab/>11.2683820749706</text:p>
      <text:p text:style-name="P1">Tymp<text:tab/>11.1141915801884<text:tab/>12.0883791520562<text:tab/>9.18798891473872<text:tab/>15.4747654218378<text:tab/>13.5468771623135</text:p>
      <text:p text:style-name="P1">Tyms<text:tab/>34.9980956551511<text:tab/>16.0548457264573<text:tab/>10.3170581525065<text:tab/>32.8797356114372<text:tab/>6.06047207341459</text:p>
      <text:p text:style-name="P1">Tyr<text:tab/>0.114381049501956<text:tab/>0.103456484144385<text:tab/>0.0980213675443701<text:tab/>0.101187025023692<text:tab/>0.0959498167424023</text:p>
      <text:p text:style-name="P1">Tyro3<text:tab/>8.12177350846879<text:tab/>9.11981605783575<text:tab/>4.62455381764662<text:tab/>10.9813289988598<text:tab/>2.29292340680593</text:p>
      <text:p text:style-name="P1">Tyrobp<text:tab/>0.103933771121142<text:tab/>0.10330493628222<text:tab/>0.0979952785205257<text:tab/>0.101020019074265<text:tab/>0.0959986064385136</text:p>
      <text:p text:style-name="P1">Tyrp1<text:tab/>0.103933771121142<text:tab/>0.10330493628222<text:tab/>0.0979952785205257<text:tab/>0.101020019074265<text:tab/>0.0959986064385136</text:p>
      <text:p text:style-name="P1">Tysnd1<text:tab/>7.79962650686933<text:tab/>2.5962026754275<text:tab/>8.88299451032292<text:tab/>8.55275022810199<text:tab/>11.1662820482054</text:p>
      <text:p text:style-name="P1">Tyw1<text:tab/>8.81325696638768<text:tab/>7.92728796067608<text:tab/>4.13660634403117<text:tab/>12.3153681431431<text:tab/>10.6559318831431</text:p>
      <text:p text:style-name="P1">Tyw5<text:tab/>5.92398053871423<text:tab/>10.4329184351784<text:tab/>2.72237973598866<text:tab/>10.9956461962678<text:tab/>4.27950866316369</text:p>
      <text:p text:style-name="P1">U2af1<text:tab/>116.010920309697<text:tab/>210.93626125098<text:tab/>112.759121909725<text:tab/>127.062046222403<text:tab/>99.0566843391899</text:p>
      <text:p text:style-name="P1">U2af1l4<text:tab/>41.2193842819187<text:tab/>30.4477619791362<text:tab/>12.0050455722803<text:tab/>43.740646820545<text:tab/>24.2836542293627</text:p>
      <text:p text:style-name="P1">UST4r<text:tab/>0.103933771121142<text:tab/>0.10330493628222<text:tab/>0.0979952785205257<text:tab/>0.101020019074265<text:tab/>0.0959986064385136</text:p>
      <text:p text:style-name="P1">Uaca<text:tab/>29.8767831712205<text:tab/>57.9346045357644<text:tab/>16.0895233466104<text:tab/>33.7672697587523<text:tab/>7.2789727191429</text:p>
      <text:p text:style-name="P1">Uap1<text:tab/>14.177705508972<text:tab/>160.732794096629<text:tab/>316.465912673086<text:tab/>41.6341321591583<text:tab/>43.4419950546353</text:p>
      <text:p text:style-name="P1">Uap1l1<text:tab/>36.9464789233571<text:tab/>22.6390013960196<text:tab/>17.6504192024515<text:tab/>82.9182042561376<text:tab/>43.3515484785687</text:p>
      <text:p text:style-name="P1">Uba1<text:tab/>95.3726056578332<text:tab/>157.851954944607<text:tab/>114.507978215598<text:tab/>183.727578259379<text:tab/>137.99191430089</text:p>
      <text:p text:style-name="P1">Uba2<text:tab/>5.88993933077632<text:tab/>4.36217415189424<text:tab/>3.63237978873018<text:tab/>4.19117869380506<text:tab/>2.86958608851474</text:p>
      <text:p text:style-name="P1">Uba3<text:tab/>56.2662233884141<text:tab/>64.3056644048018<text:tab/>45.4676045783228<text:tab/>79.368545417168<text:tab/>59.3962361355606</text:p>
      <text:p text:style-name="P1">Uba5<text:tab/>53.2419537849477<text:tab/>74.29090649333<text:tab/>57.756038713113<text:tab/>134.148636420648<text:tab/>79.479115420087</text:p>
      <text:p text:style-name="P1">Uba52<text:tab/>1325.17275511701<text:tab/>1755.96241229078<text:tab/>1607.22025854955<text:tab/>2413.2508818197<text:tab/>1922.78172513105</text:p>
      <text:p text:style-name="P1"><text:soft-page-break/>Uba6<text:tab/>7.82119941394604<text:tab/>6.60574410273372<text:tab/>14.1905011269618<text:tab/>9.81807945696353<text:tab/>11.4203955454737</text:p>
      <text:p text:style-name="P1">Uba7<text:tab/>0.735406188830031<text:tab/>2.83640401480022<text:tab/>0.441746095886531<text:tab/>1.94387468017874<text:tab/>0.143157992650978</text:p>
      <text:p text:style-name="P1">Ubac1<text:tab/>22.2599340891768<text:tab/>10.9123042730666<text:tab/>10.8901480237519<text:tab/>27.0187931047737<text:tab/>24.1440373348831</text:p>
      <text:p text:style-name="P1">Ubac2<text:tab/>26.0422275788542<text:tab/>23.663442122846<text:tab/>15.8851356611122<text:tab/>42.7438673023603<text:tab/>17.7589564130119</text:p>
      <text:p text:style-name="P1">Ubald1<text:tab/>0.10187816539521<text:tab/>0.10817079612951<text:tab/>0.225226798362643<text:tab/>0.660955960615772<text:tab/>0.21516283092278</text:p>
      <text:p text:style-name="P1">Ubap1<text:tab/>14.576233981732<text:tab/>20.1731092758219<text:tab/>20.2449392588701<text:tab/>24.5424230733337<text:tab/>27.0848916086543</text:p>
      <text:p text:style-name="P1">Ubap2<text:tab/>34.3020380528309<text:tab/>43.770045724209<text:tab/>36.909242486226<text:tab/>42.8692561091632<text:tab/>45.8386870164819</text:p>
      <text:p text:style-name="P1">Ubash3a<text:tab/>0.103933771121142<text:tab/>0.10330493628222<text:tab/>0.0979952785205257<text:tab/>0.101020019074265<text:tab/>0.0959986064385136</text:p>
      <text:p text:style-name="P1">Ubash3b<text:tab/>1.84308919973193<text:tab/>3.34263854267472<text:tab/>3.56022472506461<text:tab/>5.17431072874562<text:tab/>1.84433582014764</text:p>
      <text:p text:style-name="P1">Ubb<text:tab/>346.188781552419<text:tab/>252.721876545193<text:tab/>228.9169856629<text:tab/>727.585506665765<text:tab/>570.635942219958</text:p>
      <text:p text:style-name="P1">Ubc<text:tab/>39.4283161534828<text:tab/>23.7416036824788<text:tab/>31.5605396841959<text:tab/>56.6219050270485<text:tab/>40.0639183289669</text:p>
      <text:p text:style-name="P1">Ubd<text:tab/>0.103933771121142<text:tab/>0.10330493628222<text:tab/>0.0979952785205257<text:tab/>0.101020019074265<text:tab/>0.0959986064385136</text:p>
      <text:p text:style-name="P1">Ube2a<text:tab/>24.6030640692972<text:tab/>29.4468327984001<text:tab/>28.7587484625372<text:tab/>38.5828191543874<text:tab/>31.2077929669125</text:p>
      <text:p text:style-name="P1">Ube2b<text:tab/>48.6031583237851<text:tab/>43.7934603755272<text:tab/>48.1393361739943<text:tab/>64.3989722231746<text:tab/>48.5130643177714</text:p>
      <text:p text:style-name="P1">Ube2c<text:tab/>49.0907380715031<text:tab/>54.1456459153092<text:tab/>15.0038608988162<text:tab/>17.8477557506146<text:tab/>1.31237092125929</text:p>
      <text:p text:style-name="P1">Ube2d1<text:tab/>16.7189189869306<text:tab/>13.6112131225599<text:tab/>13.7520414011278<text:tab/>23.0433557145472<text:tab/>17.2501915039402</text:p>
      <text:p text:style-name="P1">Ube2d2<text:tab/>115.585816656754<text:tab/>162.787990801916<text:tab/>151.082733870935<text:tab/>160.258929244797<text:tab/>117.235790551783</text:p>
      <text:p text:style-name="P1">Ube2d3<text:tab/>143.049738509346<text:tab/>262.310800042006<text:tab/>240.614640162131<text:tab/>195.866323078293<text:tab/>206.363490310448</text:p>
      <text:p text:style-name="P1">Ube2d4<text:tab/>1.23117386647153<text:tab/>2.20680598587077<text:tab/>1.66917487765503<text:tab/>1.73332114358274<text:tab/>1.47075877759353</text:p>
      <text:p text:style-name="P1">Ube2e2<text:tab/>25.8726921279649<text:tab/>25.1439784998297<text:tab/>14.1837992257175<text:tab/>48.4791426512998<text:tab/>15.5125221442507</text:p>
      <text:p text:style-name="P1">Ube2e3<text:tab/>45.1117304212833<text:tab/>40.4996515754827<text:tab/>25.4589954563764<text:tab/>49.9316055797333<text:tab/>30.1246937141405</text:p>
      <text:p text:style-name="P1">Ube2f<text:tab/>32.293263104137<text:tab/>49.701488470529<text:tab/>39.6273949907607<text:tab/>55.254247752184<text:tab/>38.6498645708213</text:p>
      <text:p text:style-name="P1">Ube2g1<text:tab/>26.1238071459962<text:tab/>29.6349854654741<text:tab/>36.9292970140092<text:tab/>36.5677001184963<text:tab/>23.1573331001729</text:p>
      <text:p text:style-name="P1">Ube2g2<text:tab/>26.5652303431193<text:tab/>56.9517990062963<text:tab/>41.7246870828282<text:tab/>41.6393296898006<text:tab/>37.0375491255577</text:p>
      <text:p text:style-name="P1">Ube2h<text:tab/>43.5072590754543<text:tab/>28.7800585073164<text:tab/>36.0385286481172<text:tab/>54.973732116648<text:tab/>36.2485279307203</text:p>
      <text:p text:style-name="P1">Ube2i<text:tab/>61.8719201622405<text:tab/>83.4659298845278<text:tab/>50.1392003452038<text:tab/>64.706492974168<text:tab/>60.4015883388261</text:p>
      <text:p text:style-name="P1">Ube2j1<text:tab/>37.5472648020497<text:tab/>56.8402100597914<text:tab/>46.5288691513248<text:tab/>61.4535192568621<text:tab/>53.3509488363187</text:p>
      <text:p text:style-name="P1">Ube2j2<text:tab/>50.2986076891996<text:tab/>74.07898897535<text:tab/>52.3861384883407<text:tab/>63.889369430762<text:tab/>55.7346671740258</text:p>
      <text:p text:style-name="P1">Ube2k<text:tab/>20.3058217910912<text:tab/>22.3240893609609<text:tab/>17.8914151136942<text:tab/>28.7228773608383<text:tab/>22.7652238892635</text:p>
      <text:p text:style-name="P1">Ube2l3<text:tab/>61.9680491094886<text:tab/>84.3139065512912<text:tab/>56.2146935573877<text:tab/>97.4191003718054<text:tab/>72.8722641909326</text:p>
      <text:p text:style-name="P1">Ube2l6<text:tab/>6.44909912560209<text:tab/>8.80702843324217<text:tab/>3.32980035650338<text:tab/>15.4517524738299<text:tab/>2.62165293769939</text:p>
      <text:p text:style-name="P1">Ube2m<text:tab/>72.9393017084872<text:tab/>112.523859086923<text:tab/>70.2541440614945<text:tab/>149.059372359111<text:tab/>87.5679049162505</text:p>
      <text:p text:style-name="P1">Ube2n<text:tab/>80.3661405393306<text:tab/>114.366324492406<text:tab/>96.0755370513615<text:tab/>99.0599531167407<text:tab/>82.8269640848842</text:p>
      <text:p text:style-name="P1">Ube2q1<text:tab/>79.2530874156338<text:tab/>99.1453522539043<text:tab/>79.4724387984645<text:tab/>119.252330629059<text:tab/>69.4457125710937</text:p>
      <text:p text:style-name="P1">Ube2q2l<text:tab/>7.52987184398928<text:tab/>5.99922671577225<text:tab/>1.9585444142046<text:tab/>7.97453333512649<text:tab/>2.43967370678642</text:p>
      <text:p text:style-name="P1">Ube2ql1<text:tab/>0.12352851270597<text:tab/>0.120016901062948<text:tab/>0.529392117293933<text:tab/>0.139750527004565<text:tab/>0.0940763146119207</text:p>
      <text:p text:style-name="P1">Ube2s<text:tab/>138.509572672625<text:tab/>231.986081651023<text:tab/>305.646752674081<text:tab/>143.818198015438<text:tab/>134.695195650775</text:p>
      <text:p text:style-name="P1">Ube2t<text:tab/>10.382808778744<text:tab/>5.12679165122189<text:tab/>6.28099633243036<text:tab/>4.21677836284742<text:tab/>1.29389662052355</text:p>
      <text:p text:style-name="P1">Ube2v1<text:tab/>71.8452096241581<text:tab/>103.519560771511<text:tab/>50.1360505613477<text:tab/>77.9396692604826<text:tab/>82.5437265459822</text:p>
      <text:p text:style-name="P1">Ube2v2<text:tab/>14.1090847921945<text:tab/>17.0730190093373<text:tab/>17.1999614640704<text:tab/>18.3784826452958<text:tab/>14.6094441170461</text:p>
      <text:p text:style-name="P1">Ube2z<text:tab/>60.0002525096384<text:tab/>96.6796975521833<text:tab/>74.2501851105442<text:tab/>94.1761856857563<text:tab/>82.4505249771377</text:p>
      <text:p text:style-name="P1">Ube3a<text:tab/>8.87913108590713<text:tab/>6.99670602971571<text:tab/>6.29445116023429<text:tab/>10.1170120646276<text:tab/>9.72101459878289</text:p>
      <text:p text:style-name="P1">Ube3b<text:tab/>14.6896105756149<text:tab/>11.4035094067995<text:tab/>8.52687480673201<text:tab/>19.0897302113857<text:tab/>14.4724110692933</text:p>
      <text:p text:style-name="P1">Ube3d<text:tab/>1.87893752411343<text:tab/>1.82365067957502<text:tab/>0.726481417292823<text:tab/>7.70932297681303<text:tab/>1.89894579481438</text:p>
      <text:p text:style-name="P1">Ube4a<text:tab/>17.7823298697784<text:tab/>14.9520871677264<text:tab/>14.4945012909023<text:tab/>24.2094284440078<text:tab/>20.2825384900299</text:p>
      <text:p text:style-name="P1">Ube4b<text:tab/>19.9877093548448<text:tab/>33.3051606194888<text:tab/>14.547720432036<text:tab/>26.0365676728417<text:tab/>21.4770060436039</text:p>
      <text:p text:style-name="P1">Ubfd1<text:tab/>25.6546209340115<text:tab/>25.0685037431364<text:tab/>20.9918943089245<text:tab/>50.8121385481708<text:tab/>26.2950341585347</text:p>
      <text:p text:style-name="P1">Ubiad1<text:tab/>7.89057497068314<text:tab/>9.22317897704244<text:tab/>4.05691915546611<text:tab/>8.08129553108775<text:tab/>5.75444724060608</text:p>
      <text:p text:style-name="P1">Ubl3<text:tab/>10.7358857400263<text:tab/>9.70164263949834<text:tab/>12.5082896523175<text:tab/>19.7833087199028<text:tab/>15.1167024665391</text:p>
      <text:p text:style-name="P1">Ubl4a<text:tab/>16.6971961609704<text:tab/>22.5062604733759<text:tab/>10.6183712193101<text:tab/>16.992863128709<text:tab/>9.94986993560657</text:p>
      <text:p text:style-name="P1">Ubl5<text:tab/>208.339593904844<text:tab/>265.866675363537<text:tab/>221.34557605339<text:tab/>442.055650694507<text:tab/>299.964071076209</text:p>
      <text:p text:style-name="P1">Ubl7<text:tab/>45.6000166384729<text:tab/>41.175467149066<text:tab/>38.7308970579474<text:tab/>66.291051010579<text:tab/>59.719923523543</text:p>
      <text:p text:style-name="P1">Ublcp1<text:tab/>35.5152327695022<text:tab/>18.6476104624333<text:tab/>17.9221531429477<text:tab/>33.457545198737<text:tab/>28.5404899292799</text:p>
      <text:p text:style-name="P1">Ubn1<text:tab/>15.0165374959801<text:tab/>18.6805575024036<text:tab/>21.4117838015229<text:tab/>15.6201484440037<text:tab/>14.4474993761586</text:p>
      <text:p text:style-name="P1"><text:soft-page-break/>Ubn2<text:tab/>4.2928207119611<text:tab/>3.75687277819104<text:tab/>3.29261405849456<text:tab/>4.49631549754582<text:tab/>3.17730237514514</text:p>
      <text:p text:style-name="P1">Ubox5<text:tab/>3.36927270490906<text:tab/>2.94772941238491<text:tab/>2.13315930081334<text:tab/>4.71405570043932<text:tab/>4.86455418578944</text:p>
      <text:p text:style-name="P1">Ubp1<text:tab/>25.0408307348117<text:tab/>26.3252689379383<text:tab/>39.0320350115331<text:tab/>31.5697768651058<text:tab/>27.4433192111216</text:p>
      <text:p text:style-name="P1">Ubqln1<text:tab/>53.4843288628478<text:tab/>82.5705755416355<text:tab/>49.4500035077275<text:tab/>81.9911264890087<text:tab/>72.7653066356221</text:p>
      <text:p text:style-name="P1">Ubqln2<text:tab/>11.6264903429183<text:tab/>11.7714107449234<text:tab/>17.4934844108471<text:tab/>20.6574975464274<text:tab/>26.752828363448</text:p>
      <text:p text:style-name="P1">Ubqln3<text:tab/>0.103933771121142<text:tab/>0.10330493628222<text:tab/>0.0979952785205257<text:tab/>0.101020019074265<text:tab/>0.0959986064385136</text:p>
      <text:p text:style-name="P1">Ubqln4<text:tab/>28.1962032560681<text:tab/>28.399893338092<text:tab/>18.3663838229352<text:tab/>33.3024303017396<text:tab/>25.8782248270229</text:p>
      <text:p text:style-name="P1">Ubqlnl<text:tab/>0.103933771121142<text:tab/>0.10330493628222<text:tab/>0.0979952785205257<text:tab/>0.101020019074265<text:tab/>0.0959986064385136</text:p>
      <text:p text:style-name="P1">Ubr1<text:tab/>18.5724950342233<text:tab/>16.2601203098114<text:tab/>6.2286077813966<text:tab/>48.981334622926<text:tab/>13.1587565800113</text:p>
      <text:p text:style-name="P1">Ubr2<text:tab/>22.0917811211621<text:tab/>16.2527298862917<text:tab/>19.3623358150789<text:tab/>26.8269312983869<text:tab/>25.0956523928217</text:p>
      <text:p text:style-name="P1">Ubr4<text:tab/>15.507512463221<text:tab/>22.8690706232186<text:tab/>18.6865897361588<text:tab/>26.5923864464551<text:tab/>20.936681835197</text:p>
      <text:p text:style-name="P1">Ubr7<text:tab/>17.1025271350732<text:tab/>11.7450810891385<text:tab/>11.8219122917809<text:tab/>13.5012335006498<text:tab/>10.4485932892018</text:p>
      <text:p text:style-name="P1">Ubtd1<text:tab/>13.2098263143175<text:tab/>71.1741612309368<text:tab/>35.4725009038844<text:tab/>35.0542531817934<text:tab/>14.1953909020018</text:p>
      <text:p text:style-name="P1">Ubtf<text:tab/>31.8413472553239<text:tab/>32.4914454688557<text:tab/>26.537247365407<text:tab/>41.1310464184244<text:tab/>49.7747137664135</text:p>
      <text:p text:style-name="P1">Ubxn1<text:tab/>129.30907056868<text:tab/>126.554881446981<text:tab/>83.805931129705<text:tab/>203.071757312276<text:tab/>145.930463753632</text:p>
      <text:p text:style-name="P1">Ubxn10<text:tab/>0.103933771121142<text:tab/>0.10330493628222<text:tab/>0.0979952785205257<text:tab/>0.101020019074265<text:tab/>0.0959986064385136</text:p>
      <text:p text:style-name="P1">Ubxn11<text:tab/>0.797279927567161<text:tab/>0.504301881009039<text:tab/>0.349383656005809<text:tab/>3.24384121548559<text:tab/>1.2655027308991</text:p>
      <text:p text:style-name="P1">Ubxn2a<text:tab/>9.82404294365041<text:tab/>7.49097082596161<text:tab/>7.28219789072917<text:tab/>12.7699633723325<text:tab/>11.0737825838923</text:p>
      <text:p text:style-name="P1">Ubxn2b<text:tab/>3.20757062462821<text:tab/>3.4870889712882<text:tab/>4.02562626059786<text:tab/>8.89887007648003<text:tab/>7.95395875400228</text:p>
      <text:p text:style-name="P1">Ubxn4<text:tab/>76.9343973473261<text:tab/>93.7698015076337<text:tab/>58.1488095907094<text:tab/>116.741430508005<text:tab/>80.5102023579145</text:p>
      <text:p text:style-name="P1">Ubxn6<text:tab/>32.4517740287165<text:tab/>34.4411461499861<text:tab/>27.6898774160906<text:tab/>56.9786684516964<text:tab/>46.7255819195511</text:p>
      <text:p text:style-name="P1">Ubxn7<text:tab/>1.16370130571212<text:tab/>1.77817179822968<text:tab/>0.927733029900641<text:tab/>1.27000214765169<text:tab/>1.1141552575182</text:p>
      <text:p text:style-name="P1">Ubxn8<text:tab/>4.71471741998478<text:tab/>4.83381750780054<text:tab/>2.19198600922682<text:tab/>8.64741773248621<text:tab/>2.39138883779217</text:p>
      <text:p text:style-name="P1">Uchl1<text:tab/>51.2794549593503<text:tab/>68.5970214503708<text:tab/>61.2312237373907<text:tab/>149.869675824414<text:tab/>221.040336661111</text:p>
      <text:p text:style-name="P1">Uchl3<text:tab/>4.10339031189662<text:tab/>3.05756350468749<text:tab/>5.42837223962513<text:tab/>8.95685135598547<text:tab/>5.17586650112188</text:p>
      <text:p text:style-name="P1">Uchl5<text:tab/>7.63679271330315<text:tab/>7.7420863809053<text:tab/>7.61826164082207<text:tab/>9.06065569266324<text:tab/>18.5176361519624</text:p>
      <text:p text:style-name="P1">Uck1<text:tab/>14.1063082775408<text:tab/>14.5411001583469<text:tab/>16.4848594042556<text:tab/>19.5317223407563<text:tab/>22.7137745372567</text:p>
      <text:p text:style-name="P1">Uck2<text:tab/>28.0571814009787<text:tab/>97.6503008169775<text:tab/>147.451315479819<text:tab/>45.5888553555438<text:tab/>34.9970986100665</text:p>
      <text:p text:style-name="P1">Uckl1<text:tab/>29.7769765158212<text:tab/>19.8889961404042<text:tab/>6.670100742292<text:tab/>43.0742887689552<text:tab/>7.49017122657746</text:p>
      <text:p text:style-name="P1">Ucma<text:tab/>0.103933771121142<text:tab/>0.10330493628222<text:tab/>0.0979952785205257<text:tab/>0.101020019074265<text:tab/>0.0959986064385136</text:p>
      <text:p text:style-name="P1">Ucn<text:tab/>0.103933771121142<text:tab/>0.10330493628222<text:tab/>0.0979952785205257<text:tab/>0.101020019074265<text:tab/>0.0959986064385136</text:p>
      <text:p text:style-name="P1">Ucn2<text:tab/>0.103933771121142<text:tab/>0.10330493628222<text:tab/>0.0979952785205257<text:tab/>0.101020019074265<text:tab/>0.0959986064385136</text:p>
      <text:p text:style-name="P1">Ucn3<text:tab/>0.103933771121142<text:tab/>0.10330493628222<text:tab/>0.0979952785205257<text:tab/>0.101020019074265<text:tab/>0.0959986064385136</text:p>
      <text:p text:style-name="P1">Ucp1<text:tab/>0.103933771121142<text:tab/>0.10330493628222<text:tab/>0.0979952785205257<text:tab/>0.101020019074265<text:tab/>0.0959986064385136</text:p>
      <text:p text:style-name="P1">Ucp2<text:tab/>79.2104852206205<text:tab/>79.9271401804105<text:tab/>70.8200143139743<text:tab/>80.0938204829517<text:tab/>30.3972982922078</text:p>
      <text:p text:style-name="P1">Ucp3<text:tab/>0.103933771121142<text:tab/>0.10330493628222<text:tab/>0.0979952785205257<text:tab/>0.101020019074265<text:tab/>0.0959986064385136</text:p>
      <text:p text:style-name="P1">Ufc1<text:tab/>55.929282632584<text:tab/>64.0982898290781<text:tab/>33.0071610849121<text:tab/>93.5695560344821<text:tab/>37.2583378649569</text:p>
      <text:p text:style-name="P1">Ufd1l<text:tab/>50.0190653838644<text:tab/>60.7508822215509<text:tab/>44.0908101857637<text:tab/>77.9637106495158<text:tab/>48.8996845565354</text:p>
      <text:p text:style-name="P1">Ufl1<text:tab/>16.9035638508433<text:tab/>16.1277727342493<text:tab/>15.0474720494505<text:tab/>24.9172004736261<text:tab/>17.9330141839616</text:p>
      <text:p text:style-name="P1">Ufm1<text:tab/>27.5137805000297<text:tab/>37.5291337440703<text:tab/>21.7531033934515<text:tab/>34.5942642166117<text:tab/>24.3708812134937</text:p>
      <text:p text:style-name="P1">Ufsp2<text:tab/>38.3668903239912<text:tab/>33.6678545486823<text:tab/>21.9338094931896<text:tab/>53.2860395925646<text:tab/>41.7565998833362</text:p>
      <text:p text:style-name="P1">Ugcg<text:tab/>17.6847456186342<text:tab/>39.2466628505077<text:tab/>33.8596626088546<text:tab/>21.0025591952275<text:tab/>25.4023995618445</text:p>
      <text:p text:style-name="P1">Ugdh<text:tab/>48.1529166610059<text:tab/>170.266407947218<text:tab/>167.698803109707<text:tab/>45.0235517911296<text:tab/>32.4079882447259</text:p>
      <text:p text:style-name="P1">Uggt1<text:tab/>28.3811098210355<text:tab/>28.7767866075517<text:tab/>20.1672335178332<text:tab/>52.0759307141293<text:tab/>25.9878292196195</text:p>
      <text:p text:style-name="P1">Ugp2<text:tab/>25.7579979041544<text:tab/>22.9412700083991<text:tab/>20.4614079186343<text:tab/>29.0071418212921<text:tab/>13.0267209966645</text:p>
      <text:p text:style-name="P1">Ugt1a1<text:tab/>0.111354801406454<text:tab/>0.444287198763959<text:tab/>0.416110492031204<text:tab/>0.86955376533752<text:tab/>0.0989934047779569</text:p>
      <text:p text:style-name="P1">Ugt1a2<text:tab/>21.940186574153<text:tab/>34.2816718016725<text:tab/>20.4492521604128<text:tab/>24.6630384222085<text:tab/>1.84532013383444</text:p>
      <text:p text:style-name="P1">Ugt1a3<text:tab/>0.113772211570799<text:tab/>0.115269864003217<text:tab/>0.106889317578248<text:tab/>0.113156341448352<text:tab/>0.104082962395439</text:p>
      <text:p text:style-name="P1">Ugt1a5<text:tab/>0.113772211570799<text:tab/>0.115269864003217<text:tab/>0.106889317578248<text:tab/>0.113156341448352<text:tab/>0.104082962395439</text:p>
      <text:p text:style-name="P1">Ugt1a6<text:tab/>2.01719393682879<text:tab/>0.89027743029201<text:tab/>0.768362793598125<text:tab/>5.88476281988131<text:tab/>0.451761355286175</text:p>
      <text:p text:style-name="P1">Ugt1a7c<text:tab/>0.11504879439245<text:tab/>0.118693699569964<text:tab/>0.107457185066478<text:tab/>0.635454716344385<text:tab/>0.104142543684562</text:p>
      <text:p text:style-name="P1">Ugt1a8<text:tab/>0.113772211570799<text:tab/>0.115269864003217<text:tab/>0.106889317578248<text:tab/>0.113156341448352<text:tab/>0.104082962395439</text:p>
      <text:p text:style-name="P1">Ugt1a9<text:tab/>0.113772211570799<text:tab/>0.115269864003217<text:tab/>0.106889317578248<text:tab/>0.113156341448352<text:tab/>0.104082962395439</text:p>
      <text:p text:style-name="P1">Ugt2a1<text:tab/>0.103933771121142<text:tab/>0.10330493628222<text:tab/>0.0979952785205257<text:tab/>0.101020019074265<text:tab/>0.0959986064385136</text:p>
      <text:p text:style-name="P1"><text:soft-page-break/>Ugt2a3<text:tab/>0.103933771121142<text:tab/>0.10330493628222<text:tab/>0.0979952785205257<text:tab/>0.101020019074265<text:tab/>0.0959986064385136</text:p>
      <text:p text:style-name="P1">Ugt2b<text:tab/>0.103933771121142<text:tab/>0.10330493628222<text:tab/>0.0979952785205257<text:tab/>0.101020019074265<text:tab/>0.0959986064385136</text:p>
      <text:p text:style-name="P1">Ugt2b1<text:tab/>0.103933771121142<text:tab/>0.10330493628222<text:tab/>0.0979952785205257<text:tab/>0.101020019074265<text:tab/>0.0959986064385136</text:p>
      <text:p text:style-name="P1">Ugt2b10<text:tab/>0.103933771121142<text:tab/>0.10330493628222<text:tab/>0.0979952785205257<text:tab/>0.101020019074265<text:tab/>0.0959986064385136</text:p>
      <text:p text:style-name="P1">Ugt2b15<text:tab/>0.103933771121142<text:tab/>0.10330493628222<text:tab/>0.0979952785205257<text:tab/>0.101020019074265<text:tab/>0.0959986064385136</text:p>
      <text:p text:style-name="P1">Ugt2b17<text:tab/>0.103933771121142<text:tab/>0.10330493628222<text:tab/>0.0979952785205257<text:tab/>0.101020019074265<text:tab/>0.0959986064385136</text:p>
      <text:p text:style-name="P1">Ugt2b37<text:tab/>0.103933771121142<text:tab/>0.10330493628222<text:tab/>0.0979952785205257<text:tab/>0.101020019074265<text:tab/>0.0959986064385136</text:p>
      <text:p text:style-name="P1">Ugt2b7<text:tab/>0.103933771121142<text:tab/>0.10330493628222<text:tab/>0.0979952785205257<text:tab/>0.101020019074265<text:tab/>0.0959986064385136</text:p>
      <text:p text:style-name="P1">Ugt8<text:tab/>0.103933771121142<text:tab/>0.10330493628222<text:tab/>0.0979952785205257<text:tab/>0.101020019074265<text:tab/>0.0959986064385136</text:p>
      <text:p text:style-name="P1">Uhmk1<text:tab/>14.2824570300972<text:tab/>13.6855154346547<text:tab/>13.1534061774771<text:tab/>24.0312975904948<text:tab/>24.6779901184325</text:p>
      <text:p text:style-name="P1">Uhrf1<text:tab/>16.0367945257745<text:tab/>13.320667664539<text:tab/>6.4740063675023<text:tab/>9.3327232097149<text:tab/>2.49425242311811</text:p>
      <text:p text:style-name="P1">Uhrf1bp1l<text:tab/>9.75774131008227<text:tab/>17.7403565930639<text:tab/>10.8613128559573<text:tab/>16.9225880989659<text:tab/>9.2750451445051</text:p>
      <text:p text:style-name="P1">Uhrf2<text:tab/>15.8084454348834<text:tab/>13.4602800307338<text:tab/>14.3471683189008<text:tab/>17.2284515821683<text:tab/>20.9826538682953</text:p>
      <text:p text:style-name="P1">Uimc1<text:tab/>19.5370006192005<text:tab/>12.6049421370755<text:tab/>19.0491738828569<text:tab/>24.5804191986195<text:tab/>21.9688918342319</text:p>
      <text:p text:style-name="P1">Ulk1<text:tab/>11.7671216349546<text:tab/>6.49381874211013<text:tab/>20.6734121070743<text:tab/>15.8103786024133<text:tab/>19.726768971298</text:p>
      <text:p text:style-name="P1">Ulk2<text:tab/>11.5162488075519<text:tab/>5.98308228218079<text:tab/>13.6202790705659<text:tab/>9.66294578513895<text:tab/>12.2358389978793</text:p>
      <text:p text:style-name="P1">Ulk3<text:tab/>5.00848917469122<text:tab/>3.1533203696576<text:tab/>1.73301279141202<text:tab/>4.61611668034189<text:tab/>2.43851981710813</text:p>
      <text:p text:style-name="P1">Umod<text:tab/>0.103933771121142<text:tab/>0.10330493628222<text:tab/>0.0979952785205257<text:tab/>0.101020019074265<text:tab/>0.0959986064385136</text:p>
      <text:p text:style-name="P1">Umps<text:tab/>28.5363815190289<text:tab/>32.7777896239214<text:tab/>40.3624078023955<text:tab/>37.0925273669601<text:tab/>51.1810533873343</text:p>
      <text:p text:style-name="P1">Unc119<text:tab/>44.8765247326744<text:tab/>30.0086916870023<text:tab/>23.7950718943161<text:tab/>28.3380797149016<text:tab/>6.98983745510849</text:p>
      <text:p text:style-name="P1">Unc119b<text:tab/>22.8222254446753<text:tab/>38.1533123689124<text:tab/>42.2187060804751<text:tab/>41.4914030095054<text:tab/>30.5582915420404</text:p>
      <text:p text:style-name="P1">Unc13a<text:tab/>2.6611751257942<text:tab/>4.37366241294073<text:tab/>0.650722605085502<text:tab/>6.37902906074289<text:tab/>6.80530155714622</text:p>
      <text:p text:style-name="P1">Unc13b<text:tab/>0.311424858775817<text:tab/>0.224588964179637<text:tab/>0.524026342937942<text:tab/>0.989317145989824<text:tab/>0.708228440106432</text:p>
      <text:p text:style-name="P1">Unc13c<text:tab/>0.103746951266889<text:tab/>0.103293681532901<text:tab/>0.103738497352961<text:tab/>0.101013670346726<text:tab/>0.0958175588216226</text:p>
      <text:p text:style-name="P1">Unc13d<text:tab/>1.00757270698723<text:tab/>0.777915933910097<text:tab/>0.702178856004828<text:tab/>2.02788195814716<text:tab/>0.458308631781745</text:p>
      <text:p text:style-name="P1">Unc45a<text:tab/>35.1634721017501<text:tab/>39.2297442772677<text:tab/>35.8772346679234<text:tab/>59.2294072428315<text:tab/>48.1405862656311</text:p>
      <text:p text:style-name="P1">Unc45b<text:tab/>0.103933771121142<text:tab/>0.10330493628222<text:tab/>0.0979952785205257<text:tab/>0.101020019074265<text:tab/>0.0959986064385136</text:p>
      <text:p text:style-name="P1">Unc50<text:tab/>33.3240276553894<text:tab/>23.6277302068416<text:tab/>21.3879671156854<text:tab/>37.0798822090769<text:tab/>30.3145372214836</text:p>
      <text:p text:style-name="P1">Unc5a<text:tab/>0.220379826191271<text:tab/>0.121480788285922<text:tab/>0.304597567204644<text:tab/>0.586241743899103<text:tab/>0.161502699721837</text:p>
      <text:p text:style-name="P1">Unc5b<text:tab/>22.1544363123007<text:tab/>29.9188130007089<text:tab/>50.2194994075951<text:tab/>43.4460646718612<text:tab/>49.2822934695687</text:p>
      <text:p text:style-name="P1">Unc5c<text:tab/>0.124830730189953<text:tab/>0.121790241607174<text:tab/>0.102899789212897<text:tab/>0.136952981119288<text:tab/>0.104933448714347</text:p>
      <text:p text:style-name="P1">Unc5cl<text:tab/>0.103933771121142<text:tab/>0.10330493628222<text:tab/>0.0979952785205257<text:tab/>0.101020019074265<text:tab/>0.0959986064385136</text:p>
      <text:p text:style-name="P1">Unc5d<text:tab/>0.104136160064128<text:tab/>0.103623641212376<text:tab/>0.0980874475243241<text:tab/>0.108885324804431<text:tab/>0.0960369254703941</text:p>
      <text:p text:style-name="P1">Unc79<text:tab/>0.12558685824318<text:tab/>0.128645240692238<text:tab/>0.127929416770903<text:tab/>0.108331932723127<text:tab/>0.105433247462875</text:p>
      <text:p text:style-name="P1">Unc93b1<text:tab/>8.09526301645116<text:tab/>6.2620295828221<text:tab/>2.36897778489311<text:tab/>16.4092480212163<text:tab/>3.3802134973331</text:p>
      <text:p text:style-name="P1">Uncx<text:tab/>0.104432740843514<text:tab/>0.104283648527028<text:tab/>0.0983347532592061<text:tab/>0.111952425384227<text:tab/>0.114400399257148</text:p>
      <text:p text:style-name="P1">Ung<text:tab/>8.08266431563101<text:tab/>4.94326712703648<text:tab/>4.74586678340491<text:tab/>7.34662904171321<text:tab/>7.39530977475141</text:p>
      <text:p text:style-name="P1">Uox<text:tab/>0.0997472595699379<text:tab/>0.155947303818456<text:tab/>0.0929989107854325<text:tab/>0.665311680973583<text:tab/>0.0910814435057547</text:p>
      <text:p text:style-name="P1">Upb1<text:tab/>0.103933771121142<text:tab/>0.10330493628222<text:tab/>0.0979952785205257<text:tab/>0.101020019074265<text:tab/>0.0959986064385136</text:p>
      <text:p text:style-name="P1">Upf2<text:tab/>10.1638632888303<text:tab/>10.0499119147927<text:tab/>6.40692773029975<text:tab/>12.3697943641967<text:tab/>7.24891785979431</text:p>
      <text:p text:style-name="P1">Upf3a<text:tab/>31.2010201670543<text:tab/>26.0760786354971<text:tab/>26.6163907041472<text:tab/>41.8362998868531<text:tab/>49.3195618521428</text:p>
      <text:p text:style-name="P1">Upf3b<text:tab/>18.8595394044719<text:tab/>15.5263154977075<text:tab/>13.3636261121353<text:tab/>22.9241308391015<text:tab/>26.2658386658806</text:p>
      <text:p text:style-name="P1">Upk1a<text:tab/>0.104813102255762<text:tab/>0.126397983847409<text:tab/>0.152127365797812<text:tab/>0.103193937953755<text:tab/>0.0962203660748762</text:p>
      <text:p text:style-name="P1">Upk1b<text:tab/>0.104260202105534<text:tab/>0.103832113259221<text:tab/>0.0981450395341132<text:tab/>0.115169772590614<text:tab/>0.0960602633419272</text:p>
      <text:p text:style-name="P1">Upk2<text:tab/>0.103933771121142<text:tab/>0.10330493628222<text:tab/>0.0979952785205257<text:tab/>0.101020019074265<text:tab/>0.0959986064385136</text:p>
      <text:p text:style-name="P1">Upk3a<text:tab/>0.104234146034785<text:tab/>0.10401323060348<text:tab/>0.0982715239448592<text:tab/>0.101863669505889<text:tab/>0.120177489770837</text:p>
      <text:p text:style-name="P1">Upk3bl<text:tab/>3.05936019296732<text:tab/>4.34792122651192<text:tab/>1.80817820217834<text:tab/>3.08644170018659<text:tab/>0.0795952823409585</text:p>
      <text:p text:style-name="P1">Upp1<text:tab/>2.94956798443907<text:tab/>12.4317325847674<text:tab/>14.0532764081457<text:tab/>21.4318051446557<text:tab/>14.9556215230789</text:p>
      <text:p text:style-name="P1">Upp2<text:tab/>0.103933771121142<text:tab/>0.10330493628222<text:tab/>0.0979952785205257<text:tab/>0.101020019074265<text:tab/>0.0959986064385136</text:p>
      <text:p text:style-name="P1">Uqcc1<text:tab/>20.1228997404478<text:tab/>19.7457496857102<text:tab/>10.1795535905058<text:tab/>28.2339887899248<text:tab/>20.9650133576499</text:p>
      <text:p text:style-name="P1">Uqcc2<text:tab/>47.004058162559<text:tab/>68.8768459679277<text:tab/>61.2550765464849<text:tab/>140.417830481259<text:tab/>122.438578745323</text:p>
      <text:p text:style-name="P1">Uqcr10<text:tab/>197.614612116387<text:tab/>222.625106942882<text:tab/>228.351152151715<text:tab/>332.73658896696<text:tab/>261.208908298538</text:p>
      <text:p text:style-name="P1">Uqcr11<text:tab/>233.188282872434<text:tab/>310.70685052555<text:tab/>251.565963053118<text:tab/>399.788551270108<text:tab/>295.947032081026</text:p>
      <text:p text:style-name="P1">Uqcrb<text:tab/>32.4516057142654<text:tab/>39.6996475982017<text:tab/>29.2061439705466<text:tab/>40.7593682253878<text:tab/>23.5313971578574</text:p>
      <text:p text:style-name="P1"><text:soft-page-break/>Uqcrc1<text:tab/>74.3339533809553<text:tab/>91.0424823231872<text:tab/>60.2003970095412<text:tab/>126.685969824671<text:tab/>104.871762859443</text:p>
      <text:p text:style-name="P1">Uqcrc2<text:tab/>115.145717848777<text:tab/>109.989663286316<text:tab/>81.0710341390349<text:tab/>152.539819096669<text:tab/>105.552618152934</text:p>
      <text:p text:style-name="P1">Uqcrfs1<text:tab/>105.822382644869<text:tab/>124.343185025789<text:tab/>77.6806147491677<text:tab/>155.504290684526<text:tab/>107.725619357661</text:p>
      <text:p text:style-name="P1">Uqcrh<text:tab/>302.088674174316<text:tab/>355.235524016877<text:tab/>368.536067375749<text:tab/>417.994910780222<text:tab/>453.736792029626</text:p>
      <text:p text:style-name="P1">Uqcrq<text:tab/>58.8509974013734<text:tab/>74.5727073381235<text:tab/>65.6632960533429<text:tab/>108.364867837291<text:tab/>81.31906183775</text:p>
      <text:p text:style-name="P1">Urb1<text:tab/>5.53423792945811<text:tab/>8.74477653149041<text:tab/>8.99545917925022<text:tab/>6.0251348127525<text:tab/>7.64166440723486</text:p>
      <text:p text:style-name="P1">Urb2<text:tab/>4.88630158913702<text:tab/>7.78953171054637<text:tab/>6.21087079601919<text:tab/>5.01387999511309<text:tab/>3.48830187883815</text:p>
      <text:p text:style-name="P1">Urgcp<text:tab/>11.6700657643574<text:tab/>12.2965663153667<text:tab/>6.83246444898274<text:tab/>13.2810283899416<text:tab/>10.1104200896194</text:p>
      <text:p text:style-name="P1">Uri1<text:tab/>17.3137717101241<text:tab/>10.5180513562067<text:tab/>10.3649304638339<text:tab/>22.5853927791746<text:tab/>11.4677167970386</text:p>
      <text:p text:style-name="P1">Urm1<text:tab/>38.4676713537475<text:tab/>46.5337282146216<text:tab/>27.5054982930154<text:tab/>48.15554546217<text:tab/>31.6512513330886</text:p>
      <text:p text:style-name="P1">Urod<text:tab/>42.5412028250496<text:tab/>36.4169464754985<text:tab/>34.8291174729604<text:tab/>68.3633033381367<text:tab/>45.2817638055718</text:p>
      <text:p text:style-name="P1">Uros<text:tab/>4.62331102654919<text:tab/>2.5595178961689<text:tab/>2.90840350414015<text:tab/>6.64929012717075<text:tab/>5.84693605917692</text:p>
      <text:p text:style-name="P1">Usb1<text:tab/>4.53114941692787<text:tab/>7.28428737142896<text:tab/>11.0676866115727<text:tab/>9.33691541142257<text:tab/>5.75368042666763</text:p>
      <text:p text:style-name="P1">Use1<text:tab/>100.052256145548<text:tab/>88.5855873954952<text:tab/>77.6706022366901<text:tab/>111.518495862901<text:tab/>66.039822142408</text:p>
      <text:p text:style-name="P1">Usf1<text:tab/>47.0507320000889<text:tab/>31.8113455136701<text:tab/>25.0317681967339<text:tab/>46.8526166456505<text:tab/>29.1946396197921</text:p>
      <text:p text:style-name="P1">Usf2<text:tab/>35.8716842293472<text:tab/>30.7991345288068<text:tab/>18.4080777529515<text:tab/>54.1304953409325<text:tab/>24.9291830469694</text:p>
      <text:p text:style-name="P1">Ush1c<text:tab/>0.103933771121142<text:tab/>0.10330493628222<text:tab/>0.0979952785205257<text:tab/>0.101020019074265<text:tab/>0.0959986064385136</text:p>
      <text:p text:style-name="P1">Ush1g<text:tab/>0.103933771121142<text:tab/>0.10330493628222<text:tab/>0.0979952785205257<text:tab/>0.101020019074265<text:tab/>0.0959986064385136</text:p>
      <text:p text:style-name="P1">Ush2a<text:tab/>0.103933771121142<text:tab/>0.10330493628222<text:tab/>0.0979952785205257<text:tab/>0.101020019074265<text:tab/>0.0959986064385136</text:p>
      <text:p text:style-name="P1">Ushbp1<text:tab/>0.130433215944417<text:tab/>0.187075594633523<text:tab/>0.098385006359304<text:tab/>0.149302921215608<text:tab/>0.137842886627165</text:p>
      <text:p text:style-name="P1">Usmg5<text:tab/>142.314616415046<text:tab/>205.378063248998<text:tab/>188.441894869546<text:tab/>243.418060282845<text:tab/>184.992447157253</text:p>
      <text:p text:style-name="P1">Uso1<text:tab/>59.452265972685<text:tab/>100.702944921092<text:tab/>81.1130855384872<text:tab/>90.3855466203335<text:tab/>67.7807393446673</text:p>
      <text:p text:style-name="P1">Usp1<text:tab/>15.6806029387672<text:tab/>15.0847529220469<text:tab/>8.24677990111477<text:tab/>10.2127003871731<text:tab/>7.192135218104</text:p>
      <text:p text:style-name="P1">Usp10<text:tab/>12.7251491075151<text:tab/>29.599195206502<text:tab/>31.5712495440801<text:tab/>17.9112525701237<text:tab/>28.3004121339316</text:p>
      <text:p text:style-name="P1">Usp11<text:tab/>12.4076204542181<text:tab/>14.9168515034532<text:tab/>17.4702412975596<text:tab/>21.9842593739838<text:tab/>21.8888887260422</text:p>
      <text:p text:style-name="P1">Usp12<text:tab/>6.72662625379618<text:tab/>21.3326211035008<text:tab/>20.0487315738396<text:tab/>14.4677628737376<text:tab/>20.5733560298219</text:p>
      <text:p text:style-name="P1">Usp13<text:tab/>2.43439921672282<text:tab/>4.8916230218176<text:tab/>2.34089777094909<text:tab/>7.4138803088155<text:tab/>1.97667695643352</text:p>
      <text:p text:style-name="P1">Usp14<text:tab/>62.0798382221181<text:tab/>71.158684176979<text:tab/>57.4678109043507<text:tab/>100.484139666386<text:tab/>84.7357697840803</text:p>
      <text:p text:style-name="P1">Usp15<text:tab/>18.638204882936<text:tab/>25.3204825829234<text:tab/>29.115539490647<text:tab/>25.244258948694<text:tab/>30.4030573173273</text:p>
      <text:p text:style-name="P1">Usp16<text:tab/>26.3494394021525<text:tab/>51.2702399876434<text:tab/>33.2561905614569<text:tab/>28.6610870862797<text:tab/>27.4692478017261</text:p>
      <text:p text:style-name="P1">Usp18<text:tab/>0.422178261446767<text:tab/>27.0636825296618<text:tab/>12.8939751223234<text:tab/>4.66385945212174<text:tab/>1.04254011401198</text:p>
      <text:p text:style-name="P1">Usp19<text:tab/>32.9038131029674<text:tab/>34.5300206349932<text:tab/>24.9239588638866<text:tab/>48.5868778618027<text:tab/>38.4270143283916</text:p>
      <text:p text:style-name="P1">Usp2<text:tab/>3.58638986485133<text:tab/>1.92818833171647<text:tab/>1.68841987817948<text:tab/>4.57960246734881<text:tab/>0.972685526392642</text:p>
      <text:p text:style-name="P1">Usp20<text:tab/>11.4785517961478<text:tab/>8.95719530563006<text:tab/>12.8895134320347<text:tab/>17.617172175638<text:tab/>12.5256231274258</text:p>
      <text:p text:style-name="P1">Usp21<text:tab/>10.5359434203082<text:tab/>7.34468072418512<text:tab/>3.90188840880505<text:tab/>17.8120558440023<text:tab/>8.77225008671446</text:p>
      <text:p text:style-name="P1">Usp22<text:tab/>29.0904720476165<text:tab/>44.1613452505727<text:tab/>32.56522100801<text:tab/>37.6073001223681<text:tab/>26.4960820219198</text:p>
      <text:p text:style-name="P1">Usp24<text:tab/>12.7570510257215<text:tab/>13.8639245256299<text:tab/>6.18391867377043<text:tab/>17.0511016757742<text:tab/>8.95458771196177</text:p>
      <text:p text:style-name="P1">Usp25<text:tab/>8.29661839540136<text:tab/>11.1825406337726<text:tab/>14.4256997618196<text:tab/>7.02833018079993<text:tab/>8.99677782714074</text:p>
      <text:p text:style-name="P1">Usp26<text:tab/>0.103933771121142<text:tab/>0.10330493628222<text:tab/>0.0979952785205257<text:tab/>0.101020019074265<text:tab/>0.0959986064385136</text:p>
      <text:p text:style-name="P1">Usp28<text:tab/>8.93912849611827<text:tab/>9.9020965376809<text:tab/>7.02739851361713<text:tab/>12.6760191269854<text:tab/>6.55651817347817</text:p>
      <text:p text:style-name="P1">Usp29<text:tab/>0.84249767226353<text:tab/>0.33400336446416<text:tab/>0.411939823171384<text:tab/>0.921407641753807<text:tab/>0.373000210257448</text:p>
      <text:p text:style-name="P1">Usp3<text:tab/>17.04386924029<text:tab/>16.6080509668359<text:tab/>13.4177223590299<text:tab/>22.6973426461142<text:tab/>15.35738999848</text:p>
      <text:p text:style-name="P1">Usp30<text:tab/>8.71856564059446<text:tab/>3.86531143656567<text:tab/>3.22901792430139<text:tab/>11.006411355643<text:tab/>4.8073003519354</text:p>
      <text:p text:style-name="P1">Usp31<text:tab/>3.04706343036335<text:tab/>5.52784140135002<text:tab/>4.23498366579378<text:tab/>2.31442649865008<text:tab/>2.45584744008231</text:p>
      <text:p text:style-name="P1">Usp32<text:tab/>7.56769020319184<text:tab/>7.97767112015228<text:tab/>9.65974932531735<text:tab/>11.1485458161651<text:tab/>11.1984640859581</text:p>
      <text:p text:style-name="P1">Usp33<text:tab/>20.1578466638189<text:tab/>16.0871142379863<text:tab/>20.50379753482<text:tab/>24.0546416093103<text:tab/>26.5928605736372</text:p>
      <text:p text:style-name="P1">Usp34<text:tab/>13.5270977279857<text:tab/>14.5613977315683<text:tab/>13.3869020609903<text:tab/>17.8410803682492<text:tab/>15.1486205504111</text:p>
      <text:p text:style-name="P1">Usp36<text:tab/>11.0001157125662<text:tab/>19.5944068175947<text:tab/>10.9013654313356<text:tab/>10.5046855501223<text:tab/>10.0745499154047</text:p>
      <text:p text:style-name="P1">Usp39<text:tab/>17.4903266225746<text:tab/>17.2407292449752<text:tab/>12.7997808705709<text:tab/>21.2191671488429<text:tab/>26.5266520646274</text:p>
      <text:p text:style-name="P1">Usp4<text:tab/>19.0301607731523<text:tab/>18.1254972460703<text:tab/>13.8098865621618<text:tab/>28.7755834576421<text:tab/>26.7726095629901</text:p>
      <text:p text:style-name="P1">Usp40<text:tab/>6.43232960219507<text:tab/>4.79417609593684<text:tab/>1.13690806557705<text:tab/>7.28509487899919<text:tab/>2.98629624047478</text:p>
      <text:p text:style-name="P1">Usp42<text:tab/>4.78714575947409<text:tab/>6.3351380879699<text:tab/>4.91974312492148<text:tab/>6.0469332254144<text:tab/>3.55820985737433</text:p>
      <text:p text:style-name="P1">Usp43<text:tab/>0.105007871612936<text:tab/>0.28407543359405<text:tab/>0.0983500151410429<text:tab/>0.112082915283913<text:tab/>0.102588442952939</text:p>
      <text:p text:style-name="P1">Usp44<text:tab/>0.103933771121142<text:tab/>0.10330493628222<text:tab/>0.0979952785205257<text:tab/>0.101020019074265<text:tab/>0.0959986064385136</text:p>
      <text:p text:style-name="P1"><text:soft-page-break/>Usp45<text:tab/>5.85655057896887<text:tab/>3.2917337630391<text:tab/>6.75668236726461<text:tab/>8.31647557255341<text:tab/>8.15571334788257</text:p>
      <text:p text:style-name="P1">Usp46<text:tab/>11.9788236413907<text:tab/>13.8974247317134<text:tab/>6.15589087821224<text:tab/>16.7418546843608<text:tab/>10.2228354074702</text:p>
      <text:p text:style-name="P1">Usp47<text:tab/>26.6642342699853<text:tab/>34.0133809001109<text:tab/>29.5596576162608<text:tab/>33.9247402084128<text:tab/>29.7749704935115</text:p>
      <text:p text:style-name="P1">Usp48<text:tab/>5.34737554275151<text:tab/>3.59041419382267<text:tab/>3.40941609014401<text:tab/>7.64001915354833<text:tab/>4.92457364588229</text:p>
      <text:p text:style-name="P1">Usp49<text:tab/>0.38024957714601<text:tab/>0.598852854221778<text:tab/>0.510139492920661<text:tab/>0.929658219179806<text:tab/>0.460907031113837</text:p>
      <text:p text:style-name="P1">Usp5<text:tab/>13.0301567191813<text:tab/>13.3457697021865<text:tab/>7.36022434431504<text:tab/>21.0491874643346<text:tab/>16.8916883362766</text:p>
      <text:p text:style-name="P1">Usp51<text:tab/>0.103933771121142<text:tab/>0.10330493628222<text:tab/>0.0979952785205257<text:tab/>0.101020019074265<text:tab/>0.0959986064385136</text:p>
      <text:p text:style-name="P1">Usp53<text:tab/>2.85702050198983<text:tab/>7.00716328154569<text:tab/>5.54273712722237<text:tab/>5.88697907143593<text:tab/>3.40099168591857</text:p>
      <text:p text:style-name="P1">Usp54<text:tab/>6.21187010505151<text:tab/>11.7529120396075<text:tab/>6.11029309566858<text:tab/>6.59158633135398<text:tab/>3.2523252398461</text:p>
      <text:p text:style-name="P1">Usp6nl<text:tab/>5.79063834288285<text:tab/>7.93236970702041<text:tab/>3.71739622036068<text:tab/>7.13499289816684<text:tab/>3.24518875811967</text:p>
      <text:p text:style-name="P1">Usp7<text:tab/>42.3349351928773<text:tab/>51.2348093088069<text:tab/>54.7133913557602<text:tab/>50.7450368702896<text:tab/>45.7040951431395</text:p>
      <text:p text:style-name="P1">Usp8<text:tab/>14.8835305620309<text:tab/>12.4746053182925<text:tab/>19.9470589010256<text:tab/>21.6374955548536<text:tab/>19.9582488130879</text:p>
      <text:p text:style-name="P1">Usp9x<text:tab/>29.0172426985128<text:tab/>22.9023690213794<text:tab/>28.5142363037034<text:tab/>27.3088034574738<text:tab/>19.8191189854663</text:p>
      <text:p text:style-name="P1">Uspl1<text:tab/>8.1135826652888<text:tab/>13.932181881306<text:tab/>8.93913033175135<text:tab/>9.10966170538535<text:tab/>8.00143542772193</text:p>
      <text:p text:style-name="P1">Ust<text:tab/>3.08876990034225<text:tab/>6.60383206043848<text:tab/>5.16010573033552<text:tab/>4.37830870857066<text:tab/>5.2071160387044</text:p>
      <text:p text:style-name="P1">Ust5r<text:tab/>0.103933771121142<text:tab/>0.10330493628222<text:tab/>0.0979952785205257<text:tab/>0.101020019074265<text:tab/>0.0959986064385136</text:p>
      <text:p text:style-name="P1">Utf1<text:tab/>0.103933771121142<text:tab/>0.10330493628222<text:tab/>0.0979952785205257<text:tab/>0.101020019074265<text:tab/>0.0959986064385136</text:p>
      <text:p text:style-name="P1">Utp11l<text:tab/>41.2601084389625<text:tab/>45.7889285702369<text:tab/>46.0542049419857<text:tab/>54.4921516623398<text:tab/>57.1655964602391</text:p>
      <text:p text:style-name="P1">Utp14a<text:tab/>14.8090803129747<text:tab/>14.0738095027022<text:tab/>8.56033974432976<text:tab/>20.3999391319979<text:tab/>23.402887103338</text:p>
      <text:p text:style-name="P1">Utp15<text:tab/>11.0132853017782<text:tab/>16.758273556913<text:tab/>16.0440476665665<text:tab/>14.0165177932017<text:tab/>19.2672166359163</text:p>
      <text:p text:style-name="P1">Utp18<text:tab/>10.2474660101026<text:tab/>19.6106272847831<text:tab/>17.278589309485<text:tab/>17.2404051552692<text:tab/>22.9936731154256</text:p>
      <text:p text:style-name="P1">Utp20<text:tab/>7.97795494598855<text:tab/>8.83141926502328<text:tab/>3.33095031800988<text:tab/>8.90958129332016<text:tab/>9.37889312911978</text:p>
      <text:p text:style-name="P1">Utp23<text:tab/>5.5197913651863<text:tab/>7.60998491131245<text:tab/>8.07971882471041<text:tab/>9.74420441513338<text:tab/>10.3468403035</text:p>
      <text:p text:style-name="P1">Utp3<text:tab/>24.6388306408456<text:tab/>51.6099222328704<text:tab/>39.7810957600783<text:tab/>36.3726246452365<text:tab/>35.8839364701388</text:p>
      <text:p text:style-name="P1">Utrn<text:tab/>19.1827178560452<text:tab/>18.933639160771<text:tab/>12.1998014097932<text:tab/>28.8230426568657<text:tab/>13.3256679550117</text:p>
      <text:p text:style-name="P1">Uts2<text:tab/>0.103933771121142<text:tab/>0.10330493628222<text:tab/>0.0979952785205257<text:tab/>0.101020019074265<text:tab/>0.0959986064385136</text:p>
      <text:p text:style-name="P1">Uts2b<text:tab/>0.104510598737261<text:tab/>0.21806238050715<text:tab/>0.0983187651354282<text:tab/>0.102961303037986<text:tab/>0.0961003129677806</text:p>
      <text:p text:style-name="P1">Uts2r<text:tab/>0.103933771121142<text:tab/>0.10330493628222<text:tab/>0.0979952785205257<text:tab/>0.101020019074265<text:tab/>0.0959986064385136</text:p>
      <text:p text:style-name="P1">Uvrag<text:tab/>11.0270539878817<text:tab/>12.6290321785527<text:tab/>16.1728812145961<text:tab/>10.5221353836011<text:tab/>8.79156000423361</text:p>
      <text:p text:style-name="P1">Uvssa<text:tab/>0.850505022155238<text:tab/>0.53470480274703<text:tab/>0.610080256115007<text:tab/>0.550933616136844<text:tab/>0.988129065720249</text:p>
      <text:p text:style-name="P1">Uxs1<text:tab/>58.1448696618731<text:tab/>69.3968055347177<text:tab/>48.4157750471275<text:tab/>106.827094994967<text:tab/>61.0566888909036</text:p>
      <text:p text:style-name="P1">Uxt<text:tab/>34.3528820503969<text:tab/>36.3368795027768<text:tab/>31.9806983331304<text:tab/>45.9593237924794<text:tab/>33.7824779286064</text:p>
      <text:p text:style-name="P1">V1ra14<text:tab/>0.103933771121142<text:tab/>0.10330493628222<text:tab/>0.0979952785205257<text:tab/>0.101020019074265<text:tab/>0.0959986064385136</text:p>
      <text:p text:style-name="P1">Vac14<text:tab/>17.9880723210168<text:tab/>18.1845113266128<text:tab/>13.1253454652668<text:tab/>28.319173003333<text:tab/>31.5534051813478</text:p>
      <text:p text:style-name="P1">Vamp1<text:tab/>2.53936193985415<text:tab/>1.5403706746807<text:tab/>2.22036162491516<text:tab/>2.75039483937664<text:tab/>1.99359471580245</text:p>
      <text:p text:style-name="P1">Vamp2<text:tab/>29.7501588053468<text:tab/>28.0049350465258<text:tab/>22.964433910448<text:tab/>42.5223515822494<text:tab/>19.8325071526075</text:p>
      <text:p text:style-name="P1">Vamp3<text:tab/>76.5652996943739<text:tab/>61.7358782561345<text:tab/>68.4391662826077<text:tab/>98.3797901012879<text:tab/>64.4062990377107</text:p>
      <text:p text:style-name="P1">Vamp4<text:tab/>8.30850122000252<text:tab/>7.98806031161646<text:tab/>4.01426608954798<text:tab/>13.9741185831354<text:tab/>7.0756524674109</text:p>
      <text:p text:style-name="P1">Vamp5<text:tab/>19.7242971997514<text:tab/>21.8430203682639<text:tab/>8.39571164157038<text:tab/>80.3875852975015<text:tab/>20.4164470261631</text:p>
      <text:p text:style-name="P1">Vamp7<text:tab/>41.4636798440874<text:tab/>37.7581220047969<text:tab/>33.1877541191622<text:tab/>68.5143328284264<text:tab/>35.343946966323</text:p>
      <text:p text:style-name="P1">Vamp8<text:tab/>148.50984481671<text:tab/>145.109124682515<text:tab/>58.0808186936659<text:tab/>253.188620028464<text:tab/>106.532905474134</text:p>
      <text:p text:style-name="P1">Vangl1<text:tab/>13.3351113152267<text:tab/>15.6058503166334<text:tab/>12.0636318877113<text:tab/>22.0191071418813<text:tab/>10.0250479346796</text:p>
      <text:p text:style-name="P1">Vangl2<text:tab/>0.765443117135583<text:tab/>0.273934175982809<text:tab/>0.591302789144114<text:tab/>1.16995699094448<text:tab/>0.188964910517567</text:p>
      <text:p text:style-name="P1">Vapa<text:tab/>113.382704995764<text:tab/>170.185859943922<text:tab/>141.578380587576<text:tab/>140.992104544226<text:tab/>136.963977600081</text:p>
      <text:p text:style-name="P1">Vapb<text:tab/>89.105120848366<text:tab/>84.335932245409<text:tab/>61.2073573082801<text:tab/>155.667698522288<text:tab/>97.2431954364222</text:p>
      <text:p text:style-name="P1">Vars<text:tab/>33.7621343898822<text:tab/>61.1663453785492<text:tab/>25.6296842126833<text:tab/>44.6628180324938<text:tab/>39.3671372547466</text:p>
      <text:p text:style-name="P1">Vars2<text:tab/>3.92193236925467<text:tab/>1.49911864150952<text:tab/>0.63953459685712<text:tab/>5.48262461354519<text:tab/>2.6241789779434</text:p>
      <text:p text:style-name="P1">Vash2<text:tab/>2.23380279209107<text:tab/>2.2210970738528<text:tab/>1.20668347006892<text:tab/>1.98174607558095<text:tab/>0.362095961702302</text:p>
      <text:p text:style-name="P1">Vasn<text:tab/>47.6941520198386<text:tab/>124.912990728352<text:tab/>201.013086046626<text:tab/>62.3485191182452<text:tab/>52.0611580687173</text:p>
      <text:p text:style-name="P1">Vasp<text:tab/>131.075379294358<text:tab/>300.806936058306<text:tab/>145.711476236446<text:tab/>184.367830257981<text:tab/>52.8488194272494</text:p>
      <text:p text:style-name="P1">Vat1<text:tab/>196.125392280843<text:tab/>241.228763190561<text:tab/>199.912952346661<text:tab/>349.741006404205<text:tab/>374.811057982</text:p>
      <text:p text:style-name="P1">Vav1<text:tab/>0.103192440723439<text:tab/>0.132654442653548<text:tab/>0.177678097988586<text:tab/>0.102378012318254<text:tab/>0.0948155569870668</text:p>
      <text:p text:style-name="P1">Vav2<text:tab/>3.65490762022254<text:tab/>2.65570043205984<text:tab/>4.22966131547772<text:tab/>7.15367888105986<text:tab/>5.26512212881453</text:p>
      <text:p text:style-name="P1">Vav3<text:tab/>0.897247905633305<text:tab/>1.05359974330982<text:tab/>0.106491288586199<text:tab/>0.922649040747967<text:tab/>0.416396663266665</text:p>
      <text:p text:style-name="P1"><text:soft-page-break/>Vax1<text:tab/>0.0974600419968427<text:tab/>0.418057763700906<text:tab/>1.01965364009415<text:tab/>0.101744034120593<text:tab/>0.226275919881838</text:p>
      <text:p text:style-name="P1">Vax2<text:tab/>1.97442537762069<text:tab/>2.48696703930545<text:tab/>2.31660311480523<text:tab/>6.28310896141193<text:tab/>3.45705646495664</text:p>
      <text:p text:style-name="P1">Vcam1<text:tab/>1.31826839221838<text:tab/>2.71385101426894<text:tab/>0.134258246867451<text:tab/>1.24370996400764<text:tab/>1.05976143961325</text:p>
      <text:p text:style-name="P1">Vcan<text:tab/>10.3357128332826<text:tab/>16.3823645262641<text:tab/>17.2618588706058<text:tab/>78.1920771792411<text:tab/>46.819023206888</text:p>
      <text:p text:style-name="P1">Vcl<text:tab/>272.846974765375<text:tab/>446.860753657403<text:tab/>342.832834702567<text:tab/>188.890002148198<text:tab/>92.3315709914539</text:p>
      <text:p text:style-name="P1">Vcp<text:tab/>188.142554362369<text:tab/>240.002280771176<text:tab/>211.933869201162<text:tab/>360.742758408324<text:tab/>339.16800222653</text:p>
      <text:p text:style-name="P1">Vcpip1<text:tab/>7.75917144626197<text:tab/>13.4433938591181<text:tab/>14.3314556428496<text:tab/>14.3488175842808<text:tab/>13.1798439166454</text:p>
      <text:p text:style-name="P1">Vcsa1<text:tab/>0.103933771121142<text:tab/>0.10330493628222<text:tab/>0.0979952785205257<text:tab/>0.101020019074265<text:tab/>0.0959986064385136</text:p>
      <text:p text:style-name="P1">Vcsa2<text:tab/>0.103933771121142<text:tab/>0.10330493628222<text:tab/>0.0979952785205257<text:tab/>0.101020019074265<text:tab/>0.0959986064385136</text:p>
      <text:p text:style-name="P1">Vdac1<text:tab/>51.1829686305286<text:tab/>70.4850671955469<text:tab/>51.0126446356306<text:tab/>79.1796991689696<text:tab/>51.248028180284</text:p>
      <text:p text:style-name="P1">Vdac2<text:tab/>136.378509041363<text:tab/>184.6093835914<text:tab/>143.443212583<text:tab/>228.329955362144<text:tab/>194.123879813413</text:p>
      <text:p text:style-name="P1">Vdac3<text:tab/>139.294552664242<text:tab/>151.566523473114<text:tab/>118.701773426117<text:tab/>209.751458259968<text:tab/>196.372952443416</text:p>
      <text:p text:style-name="P1">Vdr<text:tab/>3.12407091490558<text:tab/>3.75661934065196<text:tab/>2.3626523550588<text:tab/>5.62382735651255<text:tab/>0.578790146033086</text:p>
      <text:p text:style-name="P1">Vegfa<text:tab/>46.474571981003<text:tab/>60.0081616035926<text:tab/>99.8923721728139<text:tab/>36.8660004939914<text:tab/>34.8876984260285</text:p>
      <text:p text:style-name="P1">Vegfb<text:tab/>35.1824876176643<text:tab/>27.3574696059517<text:tab/>15.1423413339354<text:tab/>63.8594229086662<text:tab/>15.827078456107</text:p>
      <text:p text:style-name="P1">Vegfc<text:tab/>88.4968304538987<text:tab/>83.5997172355777<text:tab/>49.5358198555378<text:tab/>96.0932327373775<text:tab/>37.7324130099879</text:p>
      <text:p text:style-name="P1">Vegp2<text:tab/>0.103933771121142<text:tab/>0.10330493628222<text:tab/>0.0979952785205257<text:tab/>0.101020019074265<text:tab/>0.0959986064385136</text:p>
      <text:p text:style-name="P1">Veph1<text:tab/>0.240716377011434<text:tab/>0.536981721544639<text:tab/>0.107736363387981<text:tab/>0.150383206444736<text:tab/>0.0904106676043398</text:p>
      <text:p text:style-name="P1">Vezf1<text:tab/>15.8633190339058<text:tab/>15.6321011852442<text:tab/>8.39663831651913<text:tab/>19.2111645571758<text:tab/>7.61214676869756</text:p>
      <text:p text:style-name="P1">Vezt<text:tab/>10.6835434887544<text:tab/>15.6321815696612<text:tab/>8.78021160542229<text:tab/>15.4509185240623<text:tab/>9.00642275828265</text:p>
      <text:p text:style-name="P1">Vgf<text:tab/>0.159852215000751<text:tab/>0.777809693975775<text:tab/>0.410196305425577<text:tab/>0.144543040231303<text:tab/>0.308544262990296</text:p>
      <text:p text:style-name="P1">Vgll2<text:tab/>0.104243939505829<text:tab/>0.134598834171399<text:tab/>0.09817912602472<text:tab/>0.101927870000945<text:tab/>0.0960589029781081</text:p>
      <text:p text:style-name="P1">Vgll4<text:tab/>17.2000336057411<text:tab/>23.1480417563452<text:tab/>12.7703450987702<text:tab/>36.7082431504936<text:tab/>14.9120511577841</text:p>
      <text:p text:style-name="P1">Vhl<text:tab/>18.0447602094758<text:tab/>17.2048659614751<text:tab/>12.9364856183966<text:tab/>27.1985355920176<text:tab/>20.2392534027205</text:p>
      <text:p text:style-name="P1">Vil1<text:tab/>0.0996800539038948<text:tab/>0.548055003100113<text:tab/>0.161714569128257<text:tab/>0.101057651494219<text:tab/>0.244158517684443</text:p>
      <text:p text:style-name="P1">Vill<text:tab/>0.112834018328894<text:tab/>0.20545896592533<text:tab/>0.22659030934985<text:tab/>0.237225779348568<text:tab/>0.0997984802741316</text:p>
      <text:p text:style-name="P1">Vim<text:tab/>2901.82562958656<text:tab/>3912.88025888683<text:tab/>3892.3596886558<text:tab/>2588.31363522675<text:tab/>2542.57580344409</text:p>
      <text:p text:style-name="P1">Vimp<text:tab/>154.677684145856<text:tab/>174.204324811084<text:tab/>134.250463982841<text:tab/>182.845559850825<text:tab/>125.551656812767</text:p>
      <text:p text:style-name="P1">Vip<text:tab/>0.126837417174409<text:tab/>0.13709929491775<text:tab/>0.0982418606302428<text:tab/>0.102319489745445<text:tab/>0.0959677677948</text:p>
      <text:p text:style-name="P1">Vipas39<text:tab/>16.91953143835<text:tab/>7.2940345228091<text:tab/>4.69438851494595<text:tab/>20.8479656902238<text:tab/>13.4580866708586</text:p>
      <text:p text:style-name="P1">Vipr1<text:tab/>0.0990053495744062<text:tab/>0.442999400336837<text:tab/>0.0938052285379128<text:tab/>0.0973600027719604<text:tab/>0.104077677982445</text:p>
      <text:p text:style-name="P1">Vipr2<text:tab/>7.18378551943286<text:tab/>4.05801062865024<text:tab/>1.75099082515191<text:tab/>0.713032549853449<text:tab/>0.123457006782986</text:p>
      <text:p text:style-name="P1">Vkorc1<text:tab/>85.9397813634609<text:tab/>79.3542750616082<text:tab/>79.9391020391381<text:tab/>52.3816226782817<text:tab/>30.4029590329258</text:p>
      <text:p text:style-name="P1">Vkorc1l1<text:tab/>4.79670794728835<text:tab/>3.22022115727293<text:tab/>4.52191991331983<text:tab/>6.59019749006123<text:tab/>0.471248319198067</text:p>
      <text:p text:style-name="P1">Vldlr<text:tab/>255.081355931075<text:tab/>195.707606823765<text:tab/>90.3637646185453<text:tab/>120.633537285419<text:tab/>25.4934770270079</text:p>
      <text:p text:style-name="P1">Vmac<text:tab/>8.63767517688809<text:tab/>7.06085164833029<text:tab/>4.70108174757818<text:tab/>15.0440275699296<text:tab/>7.27263097243063</text:p>
      <text:p text:style-name="P1">Vmo1<text:tab/>0.678438739687969<text:tab/>0.299253270875478<text:tab/>1.16442354911691<text:tab/>0.511445361138036<text:tab/>0.748354873557647</text:p>
      <text:p text:style-name="P1">Vmp1<text:tab/>53.9281563540498<text:tab/>101.83086476665<text:tab/>133.131818891552<text:tab/>162.641166060834<text:tab/>134.536308017879</text:p>
      <text:p text:style-name="P1">Vnn1<text:tab/>0.103933771121142<text:tab/>0.10330493628222<text:tab/>0.0979952785205257<text:tab/>0.101020019074265<text:tab/>0.0959986064385136</text:p>
      <text:p text:style-name="P1">Vnn3<text:tab/>0.103933771121142<text:tab/>0.10330493628222<text:tab/>0.0979952785205257<text:tab/>0.101020019074265<text:tab/>0.0959986064385136</text:p>
      <text:p text:style-name="P1">Vof16<text:tab/>11.9222321248923<text:tab/>38.1618683194745<text:tab/>14.3776321539529<text:tab/>20.0087513515917<text:tab/>17.4923161717491</text:p>
      <text:p text:style-name="P1">Vom1r1<text:tab/>0.103933771121142<text:tab/>0.10330493628222<text:tab/>0.0979952785205257<text:tab/>0.101020019074265<text:tab/>0.0959986064385136</text:p>
      <text:p text:style-name="P1">Vom1r10<text:tab/>0.103933771121142<text:tab/>0.10330493628222<text:tab/>0.0979952785205257<text:tab/>0.101020019074265<text:tab/>0.0959986064385136</text:p>
      <text:p text:style-name="P1">Vom1r100<text:tab/>0.103933771121142<text:tab/>0.10330493628222<text:tab/>0.0979952785205257<text:tab/>0.101020019074265<text:tab/>0.0959986064385136</text:p>
      <text:p text:style-name="P1">Vom1r101<text:tab/>0.103933771121142<text:tab/>0.10330493628222<text:tab/>0.0979952785205257<text:tab/>0.101020019074265<text:tab/>0.0959986064385136</text:p>
      <text:p text:style-name="P1">Vom1r102<text:tab/>0.103933771121142<text:tab/>0.10330493628222<text:tab/>0.0979952785205257<text:tab/>0.101020019074265<text:tab/>0.0959986064385136</text:p>
      <text:p text:style-name="P1">Vom1r103<text:tab/>0.103933771121142<text:tab/>0.10330493628222<text:tab/>0.0979952785205257<text:tab/>0.101020019074265<text:tab/>0.0959986064385136</text:p>
      <text:p text:style-name="P1">Vom1r104<text:tab/>0.103933771121142<text:tab/>0.10330493628222<text:tab/>0.0979952785205257<text:tab/>0.101020019074265<text:tab/>0.0959986064385136</text:p>
      <text:p text:style-name="P1">Vom1r105<text:tab/>0.103933771121142<text:tab/>0.10330493628222<text:tab/>0.0979952785205257<text:tab/>0.101020019074265<text:tab/>0.0959986064385136</text:p>
      <text:p text:style-name="P1">Vom1r106<text:tab/>0.103933771121142<text:tab/>0.10330493628222<text:tab/>0.0979952785205257<text:tab/>0.101020019074265<text:tab/>0.0959986064385136</text:p>
      <text:p text:style-name="P1">Vom1r107<text:tab/>0.103933771121142<text:tab/>0.10330493628222<text:tab/>0.0979952785205257<text:tab/>0.101020019074265<text:tab/>0.0959986064385136</text:p>
      <text:p text:style-name="P1">Vom1r108<text:tab/>0.103933771121142<text:tab/>0.10330493628222<text:tab/>0.0979952785205257<text:tab/>0.101020019074265<text:tab/>0.0959986064385136</text:p>
      <text:p text:style-name="P1">Vom1r109<text:tab/>0.103933771121142<text:tab/>0.10330493628222<text:tab/>0.0979952785205257<text:tab/>0.101020019074265<text:tab/>0.0959986064385136</text:p>
      <text:p text:style-name="P1">Vom1r11<text:tab/>0.103933771121142<text:tab/>0.10330493628222<text:tab/>0.0979952785205257<text:tab/>0.101020019074265<text:tab/>0.0959986064385136</text:p>
      <text:p text:style-name="P1"><text:soft-page-break/>Vom1r110<text:tab/>0.103933771121142<text:tab/>0.10330493628222<text:tab/>0.0979952785205257<text:tab/>0.101020019074265<text:tab/>0.0959986064385136</text:p>
      <text:p text:style-name="P1">Vom1r111<text:tab/>0.103933771121142<text:tab/>0.10330493628222<text:tab/>0.0979952785205257<text:tab/>0.101020019074265<text:tab/>0.0959986064385136</text:p>
      <text:p text:style-name="P1">Vom1r12<text:tab/>0.103933771121142<text:tab/>0.10330493628222<text:tab/>0.0979952785205257<text:tab/>0.101020019074265<text:tab/>0.0959986064385136</text:p>
      <text:p text:style-name="P1">Vom1r15<text:tab/>0.103933771121142<text:tab/>0.10330493628222<text:tab/>0.0979952785205257<text:tab/>0.101020019074265<text:tab/>0.0959986064385136</text:p>
      <text:p text:style-name="P1">Vom1r16<text:tab/>0.103933771121142<text:tab/>0.10330493628222<text:tab/>0.0979952785205257<text:tab/>0.101020019074265<text:tab/>0.0959986064385136</text:p>
      <text:p text:style-name="P1">Vom1r19<text:tab/>0.103933771121142<text:tab/>0.10330493628222<text:tab/>0.0979952785205257<text:tab/>0.101020019074265<text:tab/>0.0959986064385136</text:p>
      <text:p text:style-name="P1">Vom1r2<text:tab/>0.103933771121142<text:tab/>0.10330493628222<text:tab/>0.0979952785205257<text:tab/>0.101020019074265<text:tab/>0.0959986064385136</text:p>
      <text:p text:style-name="P1">Vom1r20<text:tab/>0.103933771121142<text:tab/>0.10330493628222<text:tab/>0.0979952785205257<text:tab/>0.101020019074265<text:tab/>0.0959986064385136</text:p>
      <text:p text:style-name="P1">Vom1r21<text:tab/>0.103933771121142<text:tab/>0.10330493628222<text:tab/>0.0979952785205257<text:tab/>0.101020019074265<text:tab/>0.0959986064385136</text:p>
      <text:p text:style-name="P1">Vom1r22<text:tab/>0.103933771121142<text:tab/>0.10330493628222<text:tab/>0.0979952785205257<text:tab/>0.101020019074265<text:tab/>0.0959986064385136</text:p>
      <text:p text:style-name="P1">Vom1r23<text:tab/>0.103933771121142<text:tab/>0.10330493628222<text:tab/>0.0979952785205257<text:tab/>0.101020019074265<text:tab/>0.0959986064385136</text:p>
      <text:p text:style-name="P1">Vom1r24<text:tab/>0.103933771121142<text:tab/>0.10330493628222<text:tab/>0.0979952785205257<text:tab/>0.101020019074265<text:tab/>0.0959986064385136</text:p>
      <text:p text:style-name="P1">Vom1r25<text:tab/>0.103933771121142<text:tab/>0.10330493628222<text:tab/>0.0979952785205257<text:tab/>0.101020019074265<text:tab/>0.0959986064385136</text:p>
      <text:p text:style-name="P1">Vom1r26<text:tab/>0.103933771121142<text:tab/>0.10330493628222<text:tab/>0.0979952785205257<text:tab/>0.101020019074265<text:tab/>0.0959986064385136</text:p>
      <text:p text:style-name="P1">Vom1r27<text:tab/>0.103933771121142<text:tab/>0.10330493628222<text:tab/>0.0979952785205257<text:tab/>0.101020019074265<text:tab/>0.0959986064385136</text:p>
      <text:p text:style-name="P1">Vom1r28<text:tab/>0.103933771121142<text:tab/>0.10330493628222<text:tab/>0.0979952785205257<text:tab/>0.101020019074265<text:tab/>0.0959986064385136</text:p>
      <text:p text:style-name="P1">Vom1r29<text:tab/>0.103933771121142<text:tab/>0.10330493628222<text:tab/>0.0979952785205257<text:tab/>0.101020019074265<text:tab/>0.0959986064385136</text:p>
      <text:p text:style-name="P1">Vom1r3<text:tab/>0.103933771121142<text:tab/>0.10330493628222<text:tab/>0.0979952785205257<text:tab/>0.101020019074265<text:tab/>0.0959986064385136</text:p>
      <text:p text:style-name="P1">Vom1r30<text:tab/>0.103933771121142<text:tab/>0.10330493628222<text:tab/>0.0979952785205257<text:tab/>0.101020019074265<text:tab/>0.0959986064385136</text:p>
      <text:p text:style-name="P1">Vom1r31<text:tab/>0.103933771121142<text:tab/>0.10330493628222<text:tab/>0.0979952785205257<text:tab/>0.101020019074265<text:tab/>0.0959986064385136</text:p>
      <text:p text:style-name="P1">Vom1r32<text:tab/>0.103933771121142<text:tab/>0.10330493628222<text:tab/>0.0979952785205257<text:tab/>0.101020019074265<text:tab/>0.0959986064385136</text:p>
      <text:p text:style-name="P1">Vom1r34<text:tab/>0.103933771121142<text:tab/>0.10330493628222<text:tab/>0.0979952785205257<text:tab/>0.101020019074265<text:tab/>0.0959986064385136</text:p>
      <text:p text:style-name="P1">Vom1r35<text:tab/>0.103933771121142<text:tab/>0.10330493628222<text:tab/>0.0979952785205257<text:tab/>0.101020019074265<text:tab/>0.0959986064385136</text:p>
      <text:p text:style-name="P1">Vom1r36<text:tab/>0.103933771121142<text:tab/>0.10330493628222<text:tab/>0.0979952785205257<text:tab/>0.101020019074265<text:tab/>0.0959986064385136</text:p>
      <text:p text:style-name="P1">Vom1r37<text:tab/>0.103933771121142<text:tab/>0.10330493628222<text:tab/>0.0979952785205257<text:tab/>0.101020019074265<text:tab/>0.0959986064385136</text:p>
      <text:p text:style-name="P1">Vom1r38<text:tab/>0.103933771121142<text:tab/>0.10330493628222<text:tab/>0.0979952785205257<text:tab/>0.101020019074265<text:tab/>0.0959986064385136</text:p>
      <text:p text:style-name="P1">Vom1r39<text:tab/>0.103933771121142<text:tab/>0.10330493628222<text:tab/>0.0979952785205257<text:tab/>0.101020019074265<text:tab/>0.0959986064385136</text:p>
      <text:p text:style-name="P1">Vom1r4<text:tab/>0.103933771121142<text:tab/>0.10330493628222<text:tab/>0.0979952785205257<text:tab/>0.101020019074265<text:tab/>0.0959986064385136</text:p>
      <text:p text:style-name="P1">Vom1r40<text:tab/>0.103933771121142<text:tab/>0.10330493628222<text:tab/>0.0979952785205257<text:tab/>0.101020019074265<text:tab/>0.0959986064385136</text:p>
      <text:p text:style-name="P1">Vom1r41<text:tab/>0.103933771121142<text:tab/>0.10330493628222<text:tab/>0.0979952785205257<text:tab/>0.101020019074265<text:tab/>0.0959986064385136</text:p>
      <text:p text:style-name="P1">Vom1r42<text:tab/>0.103933771121142<text:tab/>0.10330493628222<text:tab/>0.0979952785205257<text:tab/>0.101020019074265<text:tab/>0.0959986064385136</text:p>
      <text:p text:style-name="P1">Vom1r43<text:tab/>0.103933771121142<text:tab/>0.10330493628222<text:tab/>0.0979952785205257<text:tab/>0.101020019074265<text:tab/>0.0959986064385136</text:p>
      <text:p text:style-name="P1">Vom1r44<text:tab/>0.103933771121142<text:tab/>0.10330493628222<text:tab/>0.0979952785205257<text:tab/>0.101020019074265<text:tab/>0.0959986064385136</text:p>
      <text:p text:style-name="P1">Vom1r45<text:tab/>0.103933771121142<text:tab/>0.10330493628222<text:tab/>0.0979952785205257<text:tab/>0.101020019074265<text:tab/>0.0959986064385136</text:p>
      <text:p text:style-name="P1">Vom1r46<text:tab/>0.103933771121142<text:tab/>0.10330493628222<text:tab/>0.0979952785205257<text:tab/>0.101020019074265<text:tab/>0.0959986064385136</text:p>
      <text:p text:style-name="P1">Vom1r47<text:tab/>0.103933771121142<text:tab/>0.10330493628222<text:tab/>0.0979952785205257<text:tab/>0.101020019074265<text:tab/>0.0959986064385136</text:p>
      <text:p text:style-name="P1">Vom1r48<text:tab/>0.103933771121142<text:tab/>0.10330493628222<text:tab/>0.0979952785205257<text:tab/>0.101020019074265<text:tab/>0.0959986064385136</text:p>
      <text:p text:style-name="P1">Vom1r49<text:tab/>0.103933771121142<text:tab/>0.10330493628222<text:tab/>0.0979952785205257<text:tab/>0.101020019074265<text:tab/>0.0959986064385136</text:p>
      <text:p text:style-name="P1">Vom1r5<text:tab/>0.103933771121142<text:tab/>0.10330493628222<text:tab/>0.0979952785205257<text:tab/>0.101020019074265<text:tab/>0.0959986064385136</text:p>
      <text:p text:style-name="P1">Vom1r50<text:tab/>0.103933771121142<text:tab/>0.10330493628222<text:tab/>0.0979952785205257<text:tab/>0.101020019074265<text:tab/>0.0959986064385136</text:p>
      <text:p text:style-name="P1">Vom1r51<text:tab/>0.103933771121142<text:tab/>0.10330493628222<text:tab/>0.0979952785205257<text:tab/>0.101020019074265<text:tab/>0.0959986064385136</text:p>
      <text:p text:style-name="P1">Vom1r52<text:tab/>0.103933771121142<text:tab/>0.10330493628222<text:tab/>0.0979952785205257<text:tab/>0.101020019074265<text:tab/>0.0959986064385136</text:p>
      <text:p text:style-name="P1">Vom1r53<text:tab/>0.103933771121142<text:tab/>0.10330493628222<text:tab/>0.0979952785205257<text:tab/>0.101020019074265<text:tab/>0.0959986064385136</text:p>
      <text:p text:style-name="P1">Vom1r54<text:tab/>0.103933771121142<text:tab/>0.10330493628222<text:tab/>0.0979952785205257<text:tab/>0.101020019074265<text:tab/>0.0959986064385136</text:p>
      <text:p text:style-name="P1">Vom1r55<text:tab/>0.103933771121142<text:tab/>0.10330493628222<text:tab/>0.0979952785205257<text:tab/>0.101020019074265<text:tab/>0.0959986064385136</text:p>
      <text:p text:style-name="P1">Vom1r56<text:tab/>0.103933771121142<text:tab/>0.10330493628222<text:tab/>0.0979952785205257<text:tab/>0.101020019074265<text:tab/>0.0959986064385136</text:p>
      <text:p text:style-name="P1">Vom1r57<text:tab/>0.103933771121142<text:tab/>0.10330493628222<text:tab/>0.0979952785205257<text:tab/>0.101020019074265<text:tab/>0.0959986064385136</text:p>
      <text:p text:style-name="P1">Vom1r58<text:tab/>0.103933771121142<text:tab/>0.10330493628222<text:tab/>0.0979952785205257<text:tab/>0.101020019074265<text:tab/>0.0959986064385136</text:p>
      <text:p text:style-name="P1">Vom1r59<text:tab/>0.103933771121142<text:tab/>0.10330493628222<text:tab/>0.0979952785205257<text:tab/>0.101020019074265<text:tab/>0.0959986064385136</text:p>
      <text:p text:style-name="P1">Vom1r6<text:tab/>0.103933771121142<text:tab/>0.10330493628222<text:tab/>0.0979952785205257<text:tab/>0.101020019074265<text:tab/>0.0959986064385136</text:p>
      <text:p text:style-name="P1">Vom1r60<text:tab/>0.103933771121142<text:tab/>0.10330493628222<text:tab/>0.0979952785205257<text:tab/>0.101020019074265<text:tab/>0.0959986064385136</text:p>
      <text:p text:style-name="P1">Vom1r61<text:tab/>0.103933771121142<text:tab/>0.10330493628222<text:tab/>0.0979952785205257<text:tab/>0.101020019074265<text:tab/>0.0959986064385136</text:p>
      <text:p text:style-name="P1">Vom1r62<text:tab/>0.103933771121142<text:tab/>0.10330493628222<text:tab/>0.0979952785205257<text:tab/>0.101020019074265<text:tab/>0.0959986064385136</text:p>
      <text:p text:style-name="P1">Vom1r63<text:tab/>0.103933771121142<text:tab/>0.10330493628222<text:tab/>0.0979952785205257<text:tab/>0.101020019074265<text:tab/>0.0959986064385136</text:p>
      <text:p text:style-name="P1"><text:soft-page-break/>Vom1r66<text:tab/>0.103933771121142<text:tab/>0.10330493628222<text:tab/>0.0979952785205257<text:tab/>0.101020019074265<text:tab/>0.0959986064385136</text:p>
      <text:p text:style-name="P1">Vom1r67<text:tab/>0.103933771121142<text:tab/>0.10330493628222<text:tab/>0.0979952785205257<text:tab/>0.101020019074265<text:tab/>0.0959986064385136</text:p>
      <text:p text:style-name="P1">Vom1r68<text:tab/>0.103933771121142<text:tab/>0.10330493628222<text:tab/>0.0979952785205257<text:tab/>0.101020019074265<text:tab/>0.0959986064385136</text:p>
      <text:p text:style-name="P1">Vom1r69<text:tab/>0.103933771121142<text:tab/>0.10330493628222<text:tab/>0.0979952785205257<text:tab/>0.101020019074265<text:tab/>0.0959986064385136</text:p>
      <text:p text:style-name="P1">Vom1r7<text:tab/>0.103933771121142<text:tab/>0.10330493628222<text:tab/>0.0979952785205257<text:tab/>0.101020019074265<text:tab/>0.0959986064385136</text:p>
      <text:p text:style-name="P1">Vom1r70<text:tab/>0.103933771121142<text:tab/>0.10330493628222<text:tab/>0.0979952785205257<text:tab/>0.101020019074265<text:tab/>0.0959986064385136</text:p>
      <text:p text:style-name="P1">Vom1r71<text:tab/>0.103933771121142<text:tab/>0.10330493628222<text:tab/>0.0979952785205257<text:tab/>0.101020019074265<text:tab/>0.0959986064385136</text:p>
      <text:p text:style-name="P1">Vom1r72<text:tab/>0.103933771121142<text:tab/>0.10330493628222<text:tab/>0.0979952785205257<text:tab/>0.101020019074265<text:tab/>0.0959986064385136</text:p>
      <text:p text:style-name="P1">Vom1r73<text:tab/>0.103095261715962<text:tab/>0.103105697660294<text:tab/>0.0973103505846397<text:tab/>0.139938050397069<text:tab/>0.0951238895313586</text:p>
      <text:p text:style-name="P1">Vom1r74<text:tab/>0.103933771121142<text:tab/>0.10330493628222<text:tab/>0.0979952785205257<text:tab/>0.101020019074265<text:tab/>0.0959986064385136</text:p>
      <text:p text:style-name="P1">Vom1r75<text:tab/>0.102123449068682<text:tab/>0.102871695820749<text:tab/>0.0966809505682167<text:tab/>0.221103719599868<text:tab/>0.0943399268201203</text:p>
      <text:p text:style-name="P1">Vom1r76<text:tab/>0.103933771121142<text:tab/>0.10330493628222<text:tab/>0.0979952785205257<text:tab/>0.101020019074265<text:tab/>0.0959986064385136</text:p>
      <text:p text:style-name="P1">Vom1r77<text:tab/>0.103933771121142<text:tab/>0.10330493628222<text:tab/>0.0979952785205257<text:tab/>0.101020019074265<text:tab/>0.0959986064385136</text:p>
      <text:p text:style-name="P1">Vom1r78<text:tab/>0.103933771121142<text:tab/>0.10330493628222<text:tab/>0.0979952785205257<text:tab/>0.101020019074265<text:tab/>0.0959986064385136</text:p>
      <text:p text:style-name="P1">Vom1r79<text:tab/>0.103933771121142<text:tab/>0.10330493628222<text:tab/>0.0979952785205257<text:tab/>0.101020019074265<text:tab/>0.0959986064385136</text:p>
      <text:p text:style-name="P1">Vom1r8<text:tab/>0.103933771121142<text:tab/>0.10330493628222<text:tab/>0.0979952785205257<text:tab/>0.101020019074265<text:tab/>0.0959986064385136</text:p>
      <text:p text:style-name="P1">Vom1r80<text:tab/>0.103933771121142<text:tab/>0.10330493628222<text:tab/>0.0979952785205257<text:tab/>0.101020019074265<text:tab/>0.0959986064385136</text:p>
      <text:p text:style-name="P1">Vom1r81<text:tab/>0.103933771121142<text:tab/>0.10330493628222<text:tab/>0.0979952785205257<text:tab/>0.101020019074265<text:tab/>0.0959986064385136</text:p>
      <text:p text:style-name="P1">Vom1r82<text:tab/>0.103933771121142<text:tab/>0.10330493628222<text:tab/>0.0979952785205257<text:tab/>0.101020019074265<text:tab/>0.0959986064385136</text:p>
      <text:p text:style-name="P1">Vom1r83<text:tab/>0.103933771121142<text:tab/>0.10330493628222<text:tab/>0.0979952785205257<text:tab/>0.101020019074265<text:tab/>0.0959986064385136</text:p>
      <text:p text:style-name="P1">Vom1r84<text:tab/>0.103933771121142<text:tab/>0.10330493628222<text:tab/>0.0979952785205257<text:tab/>0.101020019074265<text:tab/>0.0959986064385136</text:p>
      <text:p text:style-name="P1">Vom1r85<text:tab/>0.103933771121142<text:tab/>0.10330493628222<text:tab/>0.0979952785205257<text:tab/>0.101020019074265<text:tab/>0.0959986064385136</text:p>
      <text:p text:style-name="P1">Vom1r86<text:tab/>0.103933771121142<text:tab/>0.10330493628222<text:tab/>0.0979952785205257<text:tab/>0.101020019074265<text:tab/>0.0959986064385136</text:p>
      <text:p text:style-name="P1">Vom1r87<text:tab/>0.103933771121142<text:tab/>0.10330493628222<text:tab/>0.0979952785205257<text:tab/>0.101020019074265<text:tab/>0.0959986064385136</text:p>
      <text:p text:style-name="P1">Vom1r88<text:tab/>0.103933771121142<text:tab/>0.10330493628222<text:tab/>0.0979952785205257<text:tab/>0.101020019074265<text:tab/>0.0959986064385136</text:p>
      <text:p text:style-name="P1">Vom1r89<text:tab/>0.103933771121142<text:tab/>0.10330493628222<text:tab/>0.0979952785205257<text:tab/>0.101020019074265<text:tab/>0.0959986064385136</text:p>
      <text:p text:style-name="P1">Vom1r9<text:tab/>0.103933771121142<text:tab/>0.10330493628222<text:tab/>0.0979952785205257<text:tab/>0.101020019074265<text:tab/>0.0959986064385136</text:p>
      <text:p text:style-name="P1">Vom1r90<text:tab/>0.103933771121142<text:tab/>0.10330493628222<text:tab/>0.0979952785205257<text:tab/>0.101020019074265<text:tab/>0.0959986064385136</text:p>
      <text:p text:style-name="P1">Vom1r92<text:tab/>0.103933771121142<text:tab/>0.10330493628222<text:tab/>0.0979952785205257<text:tab/>0.101020019074265<text:tab/>0.0959986064385136</text:p>
      <text:p text:style-name="P1">Vom1r93<text:tab/>0.103933771121142<text:tab/>0.10330493628222<text:tab/>0.0979952785205257<text:tab/>0.101020019074265<text:tab/>0.0959986064385136</text:p>
      <text:p text:style-name="P1">Vom1r94<text:tab/>0.103933771121142<text:tab/>0.10330493628222<text:tab/>0.0979952785205257<text:tab/>0.101020019074265<text:tab/>0.0959986064385136</text:p>
      <text:p text:style-name="P1">Vom1r95<text:tab/>0.103933771121142<text:tab/>0.10330493628222<text:tab/>0.0979952785205257<text:tab/>0.101020019074265<text:tab/>0.0959986064385136</text:p>
      <text:p text:style-name="P1">Vom1r96<text:tab/>0.103933771121142<text:tab/>0.10330493628222<text:tab/>0.0979952785205257<text:tab/>0.101020019074265<text:tab/>0.0959986064385136</text:p>
      <text:p text:style-name="P1">Vom1r97<text:tab/>0.103933771121142<text:tab/>0.10330493628222<text:tab/>0.0979952785205257<text:tab/>0.101020019074265<text:tab/>0.0959986064385136</text:p>
      <text:p text:style-name="P1">Vom1r98<text:tab/>0.103933771121142<text:tab/>0.10330493628222<text:tab/>0.0979952785205257<text:tab/>0.101020019074265<text:tab/>0.0959986064385136</text:p>
      <text:p text:style-name="P1">Vom1r99<text:tab/>0.103933771121142<text:tab/>0.10330493628222<text:tab/>0.0979952785205257<text:tab/>0.101020019074265<text:tab/>0.0959986064385136</text:p>
      <text:p text:style-name="P1">Vom2r1<text:tab/>0.103933771121142<text:tab/>0.10330493628222<text:tab/>0.0979952785205257<text:tab/>0.101020019074265<text:tab/>0.0959986064385136</text:p>
      <text:p text:style-name="P1">Vom2r10<text:tab/>0.103933771121142<text:tab/>0.10330493628222<text:tab/>0.0979952785205257<text:tab/>0.101020019074265<text:tab/>0.0959986064385136</text:p>
      <text:p text:style-name="P1">Vom2r11<text:tab/>0.103933771121142<text:tab/>0.10330493628222<text:tab/>0.0979952785205257<text:tab/>0.101020019074265<text:tab/>0.0959986064385136</text:p>
      <text:p text:style-name="P1">Vom2r12<text:tab/>0.103933771121142<text:tab/>0.10330493628222<text:tab/>0.0979952785205257<text:tab/>0.101020019074265<text:tab/>0.0959986064385136</text:p>
      <text:p text:style-name="P1">Vom2r13<text:tab/>0.104170781645612<text:tab/>0.103680753305178<text:tab/>0.0981034345828298<text:tab/>0.110507137294223<text:tab/>0.0960434584387373</text:p>
      <text:p text:style-name="P1">Vom2r15<text:tab/>0.103933771121142<text:tab/>0.10330493628222<text:tab/>0.0979952785205257<text:tab/>0.101020019074265<text:tab/>0.0959986064385136</text:p>
      <text:p text:style-name="P1">Vom2r16<text:tab/>0.103933771121142<text:tab/>0.10330493628222<text:tab/>0.0979952785205257<text:tab/>0.101020019074265<text:tab/>0.0959986064385136</text:p>
      <text:p text:style-name="P1">Vom2r17<text:tab/>0.103933771121142<text:tab/>0.10330493628222<text:tab/>0.0979952785205257<text:tab/>0.101020019074265<text:tab/>0.0959986064385136</text:p>
      <text:p text:style-name="P1">Vom2r18<text:tab/>0.103933771121142<text:tab/>0.10330493628222<text:tab/>0.0979952785205257<text:tab/>0.101020019074265<text:tab/>0.0959986064385136</text:p>
      <text:p text:style-name="P1">Vom2r19<text:tab/>0.103933771121142<text:tab/>0.10330493628222<text:tab/>0.0979952785205257<text:tab/>0.101020019074265<text:tab/>0.0959986064385136</text:p>
      <text:p text:style-name="P1">Vom2r2<text:tab/>0.103933771121142<text:tab/>0.10330493628222<text:tab/>0.0979952785205257<text:tab/>0.101020019074265<text:tab/>0.0959986064385136</text:p>
      <text:p text:style-name="P1">Vom2r22<text:tab/>0.103933771121142<text:tab/>0.10330493628222<text:tab/>0.0979952785205257<text:tab/>0.101020019074265<text:tab/>0.0959986064385136</text:p>
      <text:p text:style-name="P1">Vom2r23<text:tab/>0.103933771121142<text:tab/>0.10330493628222<text:tab/>0.0979952785205257<text:tab/>0.101020019074265<text:tab/>0.0959986064385136</text:p>
      <text:p text:style-name="P1">Vom2r24<text:tab/>0.103933771121142<text:tab/>0.10330493628222<text:tab/>0.0979952785205257<text:tab/>0.101020019074265<text:tab/>0.0959986064385136</text:p>
      <text:p text:style-name="P1">Vom2r25<text:tab/>0.103933771121142<text:tab/>0.10330493628222<text:tab/>0.0979952785205257<text:tab/>0.101020019074265<text:tab/>0.0959986064385136</text:p>
      <text:p text:style-name="P1">Vom2r26<text:tab/>0.103933771121142<text:tab/>0.10330493628222<text:tab/>0.0979952785205257<text:tab/>0.101020019074265<text:tab/>0.0959986064385136</text:p>
      <text:p text:style-name="P1">Vom2r27<text:tab/>0.103933771121142<text:tab/>0.10330493628222<text:tab/>0.0979952785205257<text:tab/>0.101020019074265<text:tab/>0.0959986064385136</text:p>
      <text:p text:style-name="P1">Vom2r28<text:tab/>0.103933771121142<text:tab/>0.10330493628222<text:tab/>0.0979952785205257<text:tab/>0.101020019074265<text:tab/>0.0959986064385136</text:p>
      <text:p text:style-name="P1"><text:soft-page-break/>Vom2r29<text:tab/>0.103933771121142<text:tab/>0.10330493628222<text:tab/>0.0979952785205257<text:tab/>0.101020019074265<text:tab/>0.0959986064385136</text:p>
      <text:p text:style-name="P1">Vom2r3<text:tab/>0.103933771121142<text:tab/>0.10330493628222<text:tab/>0.0979952785205257<text:tab/>0.101020019074265<text:tab/>0.0959986064385136</text:p>
      <text:p text:style-name="P1">Vom2r30<text:tab/>0.103933771121142<text:tab/>0.10330493628222<text:tab/>0.0979952785205257<text:tab/>0.101020019074265<text:tab/>0.0959986064385136</text:p>
      <text:p text:style-name="P1">Vom2r31<text:tab/>0.10409566385066<text:tab/>0.103557845709757<text:tab/>0.0980688317239398<text:tab/>0.107102946534022<text:tab/>0.0960292712141265</text:p>
      <text:p text:style-name="P1">Vom2r32<text:tab/>0.103933771121142<text:tab/>0.10330493628222<text:tab/>0.0979952785205257<text:tab/>0.101020019074265<text:tab/>0.0959986064385136</text:p>
      <text:p text:style-name="P1">Vom2r33<text:tab/>0.103933771121142<text:tab/>0.10330493628222<text:tab/>0.0979952785205257<text:tab/>0.101020019074265<text:tab/>0.0959986064385136</text:p>
      <text:p text:style-name="P1">Vom2r34<text:tab/>0.103933771121142<text:tab/>0.10330493628222<text:tab/>0.0979952785205257<text:tab/>0.101020019074265<text:tab/>0.0959986064385136</text:p>
      <text:p text:style-name="P1">Vom2r35<text:tab/>0.103933771121142<text:tab/>0.10330493628222<text:tab/>0.0979952785205257<text:tab/>0.101020019074265<text:tab/>0.0959986064385136</text:p>
      <text:p text:style-name="P1">Vom2r36<text:tab/>0.103933771121142<text:tab/>0.10330493628222<text:tab/>0.0979952785205257<text:tab/>0.101020019074265<text:tab/>0.0959986064385136</text:p>
      <text:p text:style-name="P1">Vom2r37<text:tab/>0.103933771121142<text:tab/>0.10330493628222<text:tab/>0.0979952785205257<text:tab/>0.101020019074265<text:tab/>0.0959986064385136</text:p>
      <text:p text:style-name="P1">Vom2r38<text:tab/>0.103933771121142<text:tab/>0.10330493628222<text:tab/>0.0979952785205257<text:tab/>0.101020019074265<text:tab/>0.0959986064385136</text:p>
      <text:p text:style-name="P1">Vom2r4<text:tab/>0.104339797317016<text:tab/>0.103971781038619<text:tab/>0.0981824624836616<text:tab/>0.119993817569426<text:tab/>0.0960750990770889</text:p>
      <text:p text:style-name="P1">Vom2r40<text:tab/>0.103697244490939<text:tab/>0.10801504214995<text:tab/>0.0977639674590455<text:tab/>0.100869845698612<text:tab/>0.0957755059025293</text:p>
      <text:p text:style-name="P1">Vom2r41<text:tab/>0.0975018978195808<text:tab/>1.16494134646914<text:tab/>0.0921692621993713<text:tab/>0.0962319129145131<text:tab/>0.0904908902192537</text:p>
      <text:p text:style-name="P1">Vom2r42<text:tab/>0.103933771121142<text:tab/>0.10330493628222<text:tab/>0.0979952785205257<text:tab/>0.101020019074265<text:tab/>0.0959986064385136</text:p>
      <text:p text:style-name="P1">Vom2r43<text:tab/>0.103933771121142<text:tab/>0.10330493628222<text:tab/>0.0979952785205257<text:tab/>0.101020019074265<text:tab/>0.0959986064385136</text:p>
      <text:p text:style-name="P1">Vom2r44<text:tab/>0.729373315025429<text:tab/>0.519712342241914<text:tab/>0.875217524407003<text:tab/>0.276108638713218<text:tab/>0.261369163517659</text:p>
      <text:p text:style-name="P1">Vom2r46<text:tab/>0.103933771121142<text:tab/>0.10330493628222<text:tab/>0.0979952785205257<text:tab/>0.101020019074265<text:tab/>0.0959986064385136</text:p>
      <text:p text:style-name="P1">Vom2r47<text:tab/>0.103933771121142<text:tab/>0.10330493628222<text:tab/>0.0979952785205257<text:tab/>0.101020019074265<text:tab/>0.0959986064385136</text:p>
      <text:p text:style-name="P1">Vom2r48<text:tab/>0.103933771121142<text:tab/>0.10330493628222<text:tab/>0.0979952785205257<text:tab/>0.101020019074265<text:tab/>0.0959986064385136</text:p>
      <text:p text:style-name="P1">Vom2r49<text:tab/>0.103933771121142<text:tab/>0.10330493628222<text:tab/>0.0979952785205257<text:tab/>0.101020019074265<text:tab/>0.0959986064385136</text:p>
      <text:p text:style-name="P1">Vom2r5<text:tab/>0.103933771121142<text:tab/>0.10330493628222<text:tab/>0.0979952785205257<text:tab/>0.101020019074265<text:tab/>0.0959986064385136</text:p>
      <text:p text:style-name="P1">Vom2r50<text:tab/>0.103933771121142<text:tab/>0.10330493628222<text:tab/>0.0979952785205257<text:tab/>0.101020019074265<text:tab/>0.0959986064385136</text:p>
      <text:p text:style-name="P1">Vom2r51<text:tab/>0.103933771121142<text:tab/>0.10330493628222<text:tab/>0.0979952785205257<text:tab/>0.101020019074265<text:tab/>0.0959986064385136</text:p>
      <text:p text:style-name="P1">Vom2r52<text:tab/>0.103933771121142<text:tab/>0.10330493628222<text:tab/>0.0979952785205257<text:tab/>0.101020019074265<text:tab/>0.0959986064385136</text:p>
      <text:p text:style-name="P1">Vom2r53<text:tab/>0.103933771121142<text:tab/>0.10330493628222<text:tab/>0.0979952785205257<text:tab/>0.101020019074265<text:tab/>0.0959986064385136</text:p>
      <text:p text:style-name="P1">Vom2r54<text:tab/>0.103933771121142<text:tab/>0.10330493628222<text:tab/>0.0979952785205257<text:tab/>0.101020019074265<text:tab/>0.0959986064385136</text:p>
      <text:p text:style-name="P1">Vom2r55<text:tab/>0.103933771121142<text:tab/>0.10330493628222<text:tab/>0.0979952785205257<text:tab/>0.101020019074265<text:tab/>0.0959986064385136</text:p>
      <text:p text:style-name="P1">Vom2r56<text:tab/>0.103933771121142<text:tab/>0.10330493628222<text:tab/>0.0979952785205257<text:tab/>0.101020019074265<text:tab/>0.0959986064385136</text:p>
      <text:p text:style-name="P1">Vom2r57<text:tab/>0.103933771121142<text:tab/>0.10330493628222<text:tab/>0.0979952785205257<text:tab/>0.101020019074265<text:tab/>0.0959986064385136</text:p>
      <text:p text:style-name="P1">Vom2r58<text:tab/>0.103933771121142<text:tab/>0.10330493628222<text:tab/>0.0979952785205257<text:tab/>0.101020019074265<text:tab/>0.0959986064385136</text:p>
      <text:p text:style-name="P1">Vom2r59<text:tab/>0.103933771121142<text:tab/>0.10330493628222<text:tab/>0.0979952785205257<text:tab/>0.101020019074265<text:tab/>0.0959986064385136</text:p>
      <text:p text:style-name="P1">Vom2r6<text:tab/>0.103933771121142<text:tab/>0.10330493628222<text:tab/>0.0979952785205257<text:tab/>0.101020019074265<text:tab/>0.0959986064385136</text:p>
      <text:p text:style-name="P1">Vom2r60<text:tab/>0.103933771121142<text:tab/>0.10330493628222<text:tab/>0.0979952785205257<text:tab/>0.101020019074265<text:tab/>0.0959986064385136</text:p>
      <text:p text:style-name="P1">Vom2r61<text:tab/>0.103933771121142<text:tab/>0.10330493628222<text:tab/>0.0979952785205257<text:tab/>0.101020019074265<text:tab/>0.0959986064385136</text:p>
      <text:p text:style-name="P1">Vom2r62<text:tab/>0.103933771121142<text:tab/>0.10330493628222<text:tab/>0.0979952785205257<text:tab/>0.101020019074265<text:tab/>0.0959986064385136</text:p>
      <text:p text:style-name="P1">Vom2r63<text:tab/>0.103933771121142<text:tab/>0.10330493628222<text:tab/>0.0979952785205257<text:tab/>0.101020019074265<text:tab/>0.0959986064385136</text:p>
      <text:p text:style-name="P1">Vom2r64<text:tab/>0.103933771121142<text:tab/>0.10330493628222<text:tab/>0.0979952785205257<text:tab/>0.101020019074265<text:tab/>0.0959986064385136</text:p>
      <text:p text:style-name="P1">Vom2r65<text:tab/>0.103933771121142<text:tab/>0.10330493628222<text:tab/>0.0979952785205257<text:tab/>0.101020019074265<text:tab/>0.0959986064385136</text:p>
      <text:p text:style-name="P1">Vom2r67<text:tab/>0.103933771121142<text:tab/>0.10330493628222<text:tab/>0.0979952785205257<text:tab/>0.101020019074265<text:tab/>0.0959986064385136</text:p>
      <text:p text:style-name="P1">Vom2r68<text:tab/>0.103933771121142<text:tab/>0.10330493628222<text:tab/>0.0979952785205257<text:tab/>0.101020019074265<text:tab/>0.0959986064385136</text:p>
      <text:p text:style-name="P1">Vom2r69<text:tab/>0.103933771121142<text:tab/>0.10330493628222<text:tab/>0.0979952785205257<text:tab/>0.101020019074265<text:tab/>0.0959986064385136</text:p>
      <text:p text:style-name="P1">Vom2r7<text:tab/>0.103933771121142<text:tab/>0.10330493628222<text:tab/>0.0979952785205257<text:tab/>0.101020019074265<text:tab/>0.0959986064385136</text:p>
      <text:p text:style-name="P1">Vom2r70<text:tab/>0.103933771121142<text:tab/>0.10330493628222<text:tab/>0.0979952785205257<text:tab/>0.101020019074265<text:tab/>0.0959986064385136</text:p>
      <text:p text:style-name="P1">Vom2r71<text:tab/>0.103933771121142<text:tab/>0.10330493628222<text:tab/>0.0979952785205257<text:tab/>0.101020019074265<text:tab/>0.0959986064385136</text:p>
      <text:p text:style-name="P1">Vom2r72<text:tab/>0.103933771121142<text:tab/>0.10330493628222<text:tab/>0.0979952785205257<text:tab/>0.101020019074265<text:tab/>0.0959986064385136</text:p>
      <text:p text:style-name="P1">Vom2r73<text:tab/>0.103933771121142<text:tab/>0.10330493628222<text:tab/>0.0979952785205257<text:tab/>0.101020019074265<text:tab/>0.0959986064385136</text:p>
      <text:p text:style-name="P1">Vom2r75<text:tab/>0.103933771121142<text:tab/>0.10330493628222<text:tab/>0.0979952785205257<text:tab/>0.101020019074265<text:tab/>0.0959986064385136</text:p>
      <text:p text:style-name="P1">Vom2r76<text:tab/>0.103933771121142<text:tab/>0.10330493628222<text:tab/>0.0979952785205257<text:tab/>0.101020019074265<text:tab/>0.0959986064385136</text:p>
      <text:p text:style-name="P1">Vom2r77<text:tab/>0.103933771121142<text:tab/>0.10330493628222<text:tab/>0.0979952785205257<text:tab/>0.101020019074265<text:tab/>0.0959986064385136</text:p>
      <text:p text:style-name="P1">Vom2r78<text:tab/>0.103933771121142<text:tab/>0.10330493628222<text:tab/>0.0979952785205257<text:tab/>0.101020019074265<text:tab/>0.0959986064385136</text:p>
      <text:p text:style-name="P1">Vom2r79<text:tab/>0.103933771121142<text:tab/>0.10330493628222<text:tab/>0.0979952785205257<text:tab/>0.101020019074265<text:tab/>0.0959986064385136</text:p>
      <text:p text:style-name="P1">Vom2r8<text:tab/>0.103933771121142<text:tab/>0.10330493628222<text:tab/>0.0979952785205257<text:tab/>0.101020019074265<text:tab/>0.0959986064385136</text:p>
      <text:p text:style-name="P1">Vom2r80<text:tab/>0.218125073550873<text:tab/>0.104686028140142<text:tab/>0.0982796210487358<text:tab/>0.112164190976759<text:tab/>0.0957666600022545</text:p>
      <text:p text:style-name="P1"><text:soft-page-break/>Vom2r9<text:tab/>0.103933771121142<text:tab/>0.10330493628222<text:tab/>0.0979952785205257<text:tab/>0.101020019074265<text:tab/>0.0959986064385136</text:p>
      <text:p text:style-name="P1">Vopp1<text:tab/>12.1981389099222<text:tab/>10.4290521092402<text:tab/>6.78255649832941<text:tab/>25.9890416451382<text:tab/>12.4937678317771</text:p>
      <text:p text:style-name="P1">Vprbp<text:tab/>11.9802012107733<text:tab/>11.8203789787228<text:tab/>8.79341653234507<text:tab/>12.8159230127364<text:tab/>10.1510903337653</text:p>
      <text:p text:style-name="P1">Vpreb1<text:tab/>0.104605255213061<text:tab/>0.105003842410362<text:tab/>0.0986798872041455<text:tab/>0.103068383511072<text:tab/>0.192341025710883</text:p>
      <text:p text:style-name="P1">Vpreb2<text:tab/>0.103933771121142<text:tab/>0.10330493628222<text:tab/>0.0979952785205257<text:tab/>0.101020019074265<text:tab/>0.0959986064385136</text:p>
      <text:p text:style-name="P1">Vpreb3<text:tab/>0.104794719531405<text:tab/>0.104870324031544<text:tab/>0.0984030663347964<text:tab/>0.168617321373666<text:tab/>0.0961539846242902</text:p>
      <text:p text:style-name="P1">Vps11<text:tab/>23.7912441235703<text:tab/>18.0308383491983<text:tab/>17.700132719581<text:tab/>34.2177500595701<text:tab/>36.9000268987983</text:p>
      <text:p text:style-name="P1">Vps13a<text:tab/>4.21903963929067<text:tab/>3.54157183295386<text:tab/>3.62553394828001<text:tab/>5.80171971042814<text:tab/>4.07869764055311</text:p>
      <text:p text:style-name="P1">Vps13b<text:tab/>5.8601977740814<text:tab/>5.53343350999955<text:tab/>1.74419735560845<text:tab/>5.00790531235654<text:tab/>1.49355534470988</text:p>
      <text:p text:style-name="P1">Vps13d<text:tab/>5.98366158007547<text:tab/>3.73860569717535<text:tab/>2.27504021691135<text:tab/>5.20643539717691<text:tab/>2.60090626715829</text:p>
      <text:p text:style-name="P1">Vps16<text:tab/>19.1675946035457<text:tab/>10.9774005035211<text:tab/>9.94442769016175<text:tab/>24.195290314201<text:tab/>28.7769102046316</text:p>
      <text:p text:style-name="P1">Vps18<text:tab/>6.37099486495268<text:tab/>7.43788152584958<text:tab/>6.81403866241589<text:tab/>10.0143752731605<text:tab/>8.16618371190179</text:p>
      <text:p text:style-name="P1">Vps25<text:tab/>52.3134484235143<text:tab/>53.1922597116585<text:tab/>41.2178333618617<text:tab/>69.8354269095196<text:tab/>79.4913009395243</text:p>
      <text:p text:style-name="P1">Vps26a<text:tab/>45.9239015230001<text:tab/>51.4872951019514<text:tab/>41.9309004892428<text:tab/>87.6960479899862<text:tab/>91.484481550836</text:p>
      <text:p text:style-name="P1">Vps26b<text:tab/>58.8865315006415<text:tab/>39.8992798844507<text:tab/>27.9970576290137<text:tab/>40.5664779842727<text:tab/>22.2881732850808</text:p>
      <text:p text:style-name="P1">Vps28<text:tab/>45.7775799504758<text:tab/>66.8611987029525<text:tab/>40.6809460588303<text:tab/>112.740879905202<text:tab/>53.8832080745298</text:p>
      <text:p text:style-name="P1">Vps29<text:tab/>93.0281793119886<text:tab/>82.1687611755544<text:tab/>83.7232005410824<text:tab/>130.236191771809<text:tab/>101.642275845088</text:p>
      <text:p text:style-name="P1">Vps33a<text:tab/>12.9862796735942<text:tab/>7.27386947628273<text:tab/>5.10330039567992<text:tab/>17.9570844660976<text:tab/>14.6214142501701</text:p>
      <text:p text:style-name="P1">Vps33b<text:tab/>8.0615145194247<text:tab/>4.09867929858087<text:tab/>3.60917735272281<text:tab/>13.0978359186206<text:tab/>8.40527949552825</text:p>
      <text:p text:style-name="P1">Vps35<text:tab/>88.3622731484098<text:tab/>90.2418747682342<text:tab/>87.1070112476439<text:tab/>143.02657681717<text:tab/>144.265062539728</text:p>
      <text:p text:style-name="P1">Vps36<text:tab/>43.6827260530223<text:tab/>47.7624130857864<text:tab/>29.5271303073911<text:tab/>68.7615610894696<text:tab/>58.9886830116366</text:p>
      <text:p text:style-name="P1">Vps37a<text:tab/>17.9272572532084<text:tab/>21.0704398191296<text:tab/>24.0781279850661<text:tab/>23.3132948742024<text:tab/>23.358853345507</text:p>
      <text:p text:style-name="P1">Vps37b<text:tab/>7.11896170280666<text:tab/>51.672586354407<text:tab/>32.3994674128796<text:tab/>24.91114498922<text:tab/>17.3599579422646</text:p>
      <text:p text:style-name="P1">Vps37c<text:tab/>11.7376878717248<text:tab/>31.9918114262328<text:tab/>18.3612133055477<text:tab/>18.3690210741019<text:tab/>11.9531703248972</text:p>
      <text:p text:style-name="P1">Vps37d<text:tab/>1.72902394123977<text:tab/>3.08008484635863<text:tab/>0.664868928559117<text:tab/>2.41476032081876<text:tab/>0.251344655130915</text:p>
      <text:p text:style-name="P1">Vps39<text:tab/>15.6196667899062<text:tab/>8.43354897126149<text:tab/>8.40713072038195<text:tab/>18.847102837925<text:tab/>13.6577434765858</text:p>
      <text:p text:style-name="P1">Vps41<text:tab/>38.264833537017<text:tab/>26.8209992517739<text:tab/>20.2043845009142<text:tab/>67.4428966117045<text:tab/>47.1882803748157</text:p>
      <text:p text:style-name="P1">Vps45<text:tab/>13.5183420982191<text:tab/>9.83812422384276<text:tab/>7.0892155585378<text:tab/>16.9539263035823<text:tab/>8.71858900822284</text:p>
      <text:p text:style-name="P1">Vps4a<text:tab/>41.99551058722<text:tab/>43.1316481594534<text:tab/>47.9856073575581<text:tab/>51.2574494558729<text:tab/>53.1505237824462</text:p>
      <text:p text:style-name="P1">Vps4b<text:tab/>36.3206408704341<text:tab/>33.8095455121517<text:tab/>28.8489057974228<text:tab/>43.0195918252071<text:tab/>35.6590684547269</text:p>
      <text:p text:style-name="P1">Vps52<text:tab/>26.6953780087934<text:tab/>23.8511118892305<text:tab/>11.5609084642397<text:tab/>29.9413952740744<text:tab/>21.4454242542585</text:p>
      <text:p text:style-name="P1">Vps53<text:tab/>15.0932450835501<text:tab/>13.9357902627301<text:tab/>8.69316297040408<text:tab/>24.92821842822<text:tab/>17.0766478091199</text:p>
      <text:p text:style-name="P1">Vps54<text:tab/>10.9949464825913<text:tab/>13.1327032030438<text:tab/>6.59387609405754<text:tab/>8.12488299340525<text:tab/>6.38440643722761</text:p>
      <text:p text:style-name="P1">Vps72<text:tab/>37.5904643360009<text:tab/>47.2183092014575<text:tab/>32.9761830978391<text:tab/>66.450306901165<text:tab/>42.1745997157408</text:p>
      <text:p text:style-name="P1">Vps9d1<text:tab/>7.80630347001563<text:tab/>7.06344139181093<text:tab/>3.32093411572229<text:tab/>11.0971512317732<text:tab/>3.89214920821281</text:p>
      <text:p text:style-name="P1">Vrk1<text:tab/>10.0098274163431<text:tab/>8.91460603741545<text:tab/>7.71828012310338<text:tab/>7.91891905946738<text:tab/>3.9394299091854</text:p>
      <text:p text:style-name="P1">Vrk2<text:tab/>8.05046789014408<text:tab/>6.19385938814302<text:tab/>4.54565914243327<text:tab/>5.79531078992223<text:tab/>7.68692040079864</text:p>
      <text:p text:style-name="P1">Vrk3<text:tab/>21.4929136270232<text:tab/>13.4233070388888<text:tab/>15.4829222211259<text:tab/>38.5075321584594<text:tab/>35.8109196928451</text:p>
      <text:p text:style-name="P1">Vsig1<text:tab/>0.229474180763109<text:tab/>0.137362707247982<text:tab/>0.0974968002756954<text:tab/>0.263569711360596<text:tab/>0.0943329495120322</text:p>
      <text:p text:style-name="P1">Vsig10<text:tab/>50.0713666440461<text:tab/>29.1651121659021<text:tab/>17.4775564727368<text:tab/>25.0624669926048<text:tab/>5.16077675637409</text:p>
      <text:p text:style-name="P1">Vsig2<text:tab/>0.579280665225238<text:tab/>0.164464103271186<text:tab/>0.0976224710592136<text:tab/>0.105609475002747<text:tab/>0.0946289313449679</text:p>
      <text:p text:style-name="P1">Vsig4<text:tab/>0.103933771121142<text:tab/>0.10330493628222<text:tab/>0.0979952785205257<text:tab/>0.101020019074265<text:tab/>0.0959986064385136</text:p>
      <text:p text:style-name="P1">Vsig8<text:tab/>0.102262678597117<text:tab/>0.156343909167552<text:tab/>0.349013471755465<text:tab/>0.102525943974973<text:tab/>0.0939772035771779</text:p>
      <text:p text:style-name="P1">Vsnl1<text:tab/>2.35326035736253<text:tab/>2.18006617235231<text:tab/>1.2071897103435<text:tab/>19.5846369569904<text:tab/>1.55256096889941</text:p>
      <text:p text:style-name="P1">Vstm2b<text:tab/>0.103933771121142<text:tab/>0.10330493628222<text:tab/>0.0979952785205257<text:tab/>0.101020019074265<text:tab/>0.0959986064385136</text:p>
      <text:p text:style-name="P1">Vstm4<text:tab/>0.382482758429595<text:tab/>0.245372671599749<text:tab/>0.162258562952204<text:tab/>0.21155001383633<text:tab/>0.10174077258042</text:p>
      <text:p text:style-name="P1">Vstm5<text:tab/>0.279490477528843<text:tab/>0.236092990228458<text:tab/>0.198404026107322<text:tab/>0.155667578709159<text:tab/>0.12392514591666</text:p>
      <text:p text:style-name="P1">Vsx1<text:tab/>0.122305360206256<text:tab/>0.103519853023545<text:tab/>0.0979183734046755<text:tab/>0.101257414981109<text:tab/>0.0958685452408166</text:p>
      <text:p text:style-name="P1">Vsx2<text:tab/>0.139849086911235<text:tab/>0.163569953345497<text:tab/>0.298450770430582<text:tab/>0.112069723197764<text:tab/>0.0943510280964071</text:p>
      <text:p text:style-name="P1">Vta1<text:tab/>40.7395232555271<text:tab/>41.4867357566922<text:tab/>25.0876562243979<text:tab/>72.7541706617333<text:tab/>52.0408458370229</text:p>
      <text:p text:style-name="P1">Vtcn1<text:tab/>0.190128076136012<text:tab/>0.819507763949102<text:tab/>0.32041377042934<text:tab/>0.429314249179394<text:tab/>0.117045789614848</text:p>
      <text:p text:style-name="P1">Vti1a<text:tab/>27.0944625509666<text:tab/>30.6031391138978<text:tab/>22.1145064642796<text:tab/>49.6678590991015<text:tab/>48.0783033926486</text:p>
      <text:p text:style-name="P1">Vtn<text:tab/>0.101435066599803<text:tab/>0.123702148003599<text:tab/>0.354411575940516<text:tab/>0.12153755440373<text:tab/>0.0931766518806031</text:p>
      <text:p text:style-name="P1">Vwa1<text:tab/>1.16602898093711<text:tab/>1.59112940341657<text:tab/>0.943350093067598<text:tab/>1.30817498923253<text:tab/>0.379008794863511</text:p>
      <text:p text:style-name="P1"><text:soft-page-break/>Vwa3a<text:tab/>1.95852223247184<text:tab/>1.61018828703128<text:tab/>2.49965220951524<text:tab/>1.94744045124576<text:tab/>1.10372190944742</text:p>
      <text:p text:style-name="P1">Vwa5a<text:tab/>0.109932374732909<text:tab/>0.104884369127181<text:tab/>0.209652024496356<text:tab/>0.191731454262736<text:tab/>0.102273010761995</text:p>
      <text:p text:style-name="P1">Vwa5b1<text:tab/>0.103933771121142<text:tab/>0.10330493628222<text:tab/>0.0979952785205257<text:tab/>0.101020019074265<text:tab/>0.0959986064385136</text:p>
      <text:p text:style-name="P1">Vwa5b2<text:tab/>0.571914049442136<text:tab/>1.09986152352986<text:tab/>0.43336622940464<text:tab/>1.41497037874902<text:tab/>0.579596723310014</text:p>
      <text:p text:style-name="P1">Vwa7<text:tab/>0.193936928116243<text:tab/>0.920668864230239<text:tab/>0.265430593341309<text:tab/>0.180054494610922<text:tab/>0.15708328078397</text:p>
      <text:p text:style-name="P1">Vwa9<text:tab/>17.5385909062073<text:tab/>15.0875227605465<text:tab/>11.381645403469<text:tab/>20.0775995441945<text:tab/>14.9982798597822</text:p>
      <text:p text:style-name="P1">Vwc2<text:tab/>0.104258437324092<text:tab/>0.103829070489461<text:tab/>0.0981442139855547<text:tab/>0.115070498083532<text:tab/>0.0960599328953277</text:p>
      <text:p text:style-name="P1">Vwc2l<text:tab/>0.103933771121142<text:tab/>0.10330493628222<text:tab/>0.0979952785205257<text:tab/>0.101020019074265<text:tab/>0.0959986064385136</text:p>
      <text:p text:style-name="P1">Vwce<text:tab/>0.151435854014659<text:tab/>0.240460705071077<text:tab/>0.477348707723842<text:tab/>0.114078289122704<text:tab/>0.172145086418063</text:p>
      <text:p text:style-name="P1">Vwf<text:tab/>0.108300582796241<text:tab/>0.108210248682023<text:tab/>0.0955736433906037<text:tab/>0.214669895824693<text:tab/>0.096067015462625</text:p>
      <text:p text:style-name="P1">Wac<text:tab/>44.8435952272474<text:tab/>61.5557552655543<text:tab/>52.0789833837113<text:tab/>62.637008725754<text:tab/>54.6910913321012</text:p>
      <text:p text:style-name="P1">Wap<text:tab/>0.103933771121142<text:tab/>0.10330493628222<text:tab/>0.0979952785205257<text:tab/>0.101020019074265<text:tab/>0.0959986064385136</text:p>
      <text:p text:style-name="P1">Wars<text:tab/>47.0263923989473<text:tab/>72.9267616031367<text:tab/>51.8137306792046<text:tab/>80.8223452621215<text:tab/>100.394452737399</text:p>
      <text:p text:style-name="P1">Wars2<text:tab/>5.92867710255727<text:tab/>3.96572574689711<text:tab/>3.96013793602908<text:tab/>5.77251799577943<text:tab/>7.36502748893025</text:p>
      <text:p text:style-name="P1">Was<text:tab/>0.10605918382675<text:tab/>0.107792005634288<text:tab/>0.242322055116378<text:tab/>0.150530594626415<text:tab/>0.0965848732115494</text:p>
      <text:p text:style-name="P1">Wasf1<text:tab/>5.6131838332131<text:tab/>6.50550289595346<text:tab/>12.1657406590039<text:tab/>10.5321394494211<text:tab/>7.85935003208264</text:p>
      <text:p text:style-name="P1">Wasf2<text:tab/>24.8600623159794<text:tab/>23.4720152549079<text:tab/>11.7423694312998<text:tab/>30.2321238952316<text:tab/>13.1740501094388</text:p>
      <text:p text:style-name="P1">Wash1<text:tab/>24.3153024789884<text:tab/>17.9533947560672<text:tab/>20.2954021221631<text:tab/>37.7339018321934<text:tab/>35.6789470016487</text:p>
      <text:p text:style-name="P1">Wasl<text:tab/>15.5733876786926<text:tab/>12.7598003987942<text:tab/>15.6258010700913<text:tab/>19.117589458015<text:tab/>19.381830970231</text:p>
      <text:p text:style-name="P1">Wbp1<text:tab/>0.103933771121142<text:tab/>0.10330493628222<text:tab/>0.0979952785205257<text:tab/>0.101020019074265<text:tab/>0.0959986064385136</text:p>
      <text:p text:style-name="P1">Wbp11<text:tab/>0.103917179393872<text:tab/>0.103784799303515<text:tab/>0.0977493968617478<text:tab/>0.110812832364033<text:tab/>0.130088479944024</text:p>
      <text:p text:style-name="P1">Wbp1l<text:tab/>20.6682296297187<text:tab/>27.8721574444505<text:tab/>23.8366019570258<text:tab/>47.2734189422797<text:tab/>43.7817006058973</text:p>
      <text:p text:style-name="P1">Wbp2<text:tab/>132.804436469071<text:tab/>124.379068180508<text:tab/>82.4851840367455<text:tab/>172.005466440118<text:tab/>139.513907041267</text:p>
      <text:p text:style-name="P1">Wbp4<text:tab/>17.0772338809447<text:tab/>15.816958214751<text:tab/>24.9059863686753<text:tab/>28.3701068856802<text:tab/>30.1219135925266</text:p>
      <text:p text:style-name="P1">Wbp5<text:tab/>121.431900858458<text:tab/>130.205029798661<text:tab/>69.9405297252186<text:tab/>144.3131084171<text:tab/>57.4855328933819</text:p>
      <text:p text:style-name="P1">Wbscr16<text:tab/>11.4976890641316<text:tab/>12.138581170389<text:tab/>6.18307871859914<text:tab/>12.7933834343376<text:tab/>8.02452915404778</text:p>
      <text:p text:style-name="P1">Wbscr17<text:tab/>10.0933455878439<text:tab/>10.275819700689<text:tab/>6.41535161982648<text:tab/>8.1635693019368<text:tab/>4.07820734588241</text:p>
      <text:p text:style-name="P1">Wbscr22<text:tab/>21.5634639058084<text:tab/>24.7517440227724<text:tab/>18.404276476938<text:tab/>28.0460701659999<text:tab/>27.7871928740025</text:p>
      <text:p text:style-name="P1">Wbscr27<text:tab/>14.6785269002369<text:tab/>4.3703910660209<text:tab/>9.25840955343114<text:tab/>7.3813453535999<text:tab/>6.2667309329787</text:p>
      <text:p text:style-name="P1">Wdfy1<text:tab/>14.9529528870036<text:tab/>14.3957192382679<text:tab/>7.2607164977262<text:tab/>20.0107317665184<text:tab/>15.7021911996915</text:p>
      <text:p text:style-name="P1">Wdfy2<text:tab/>7.61068513230593<text:tab/>4.03999120536767<text:tab/>5.0953366780191<text:tab/>8.95468882670407<text:tab/>5.31253140590382</text:p>
      <text:p text:style-name="P1">Wdfy3<text:tab/>8.91849214285139<text:tab/>9.53756482233366<text:tab/>5.92062151585732<text:tab/>10.9463910283541<text:tab/>6.43194621966702</text:p>
      <text:p text:style-name="P1">Wdhd1<text:tab/>7.45874846949011<text:tab/>3.58322387840151<text:tab/>2.25142173700887<text:tab/>3.35584947987679<text:tab/>2.73065757766357</text:p>
      <text:p text:style-name="P1">Wdpcp<text:tab/>1.96010154667408<text:tab/>1.28297855137874<text:tab/>1.09629744911527<text:tab/>2.91694166935394<text:tab/>0.475348571714682</text:p>
      <text:p text:style-name="P1">Wdr1<text:tab/>171.824755311792<text:tab/>238.332585251476<text:tab/>153.929654542467<text:tab/>184.750520271582<text:tab/>99.9522044500769</text:p>
      <text:p text:style-name="P1">Wdr12<text:tab/>28.144778527921<text:tab/>37.4615172039646<text:tab/>20.250272161189<text:tab/>38.9742573898984<text:tab/>40.1975688878345</text:p>
      <text:p text:style-name="P1">Wdr13<text:tab/>18.8040520620922<text:tab/>17.853970171596<text:tab/>15.5049179041186<text:tab/>24.182344357738<text:tab/>22.8248909238699</text:p>
      <text:p text:style-name="P1">Wdr18<text:tab/>32.044451642522<text:tab/>24.6892607265061<text:tab/>21.1890705868435<text:tab/>43.9728040238395<text:tab/>34.9861511546372</text:p>
      <text:p text:style-name="P1">Wdr19<text:tab/>5.19018590390385<text:tab/>2.91249003491652<text:tab/>2.08902833839677<text:tab/>6.75093910249325<text:tab/>4.40362751233694</text:p>
      <text:p text:style-name="P1">Wdr20<text:tab/>3.61343434627505<text:tab/>5.01675222969557<text:tab/>4.41380677742614<text:tab/>4.65390471070605<text:tab/>3.8027917611631</text:p>
      <text:p text:style-name="P1">Wdr24<text:tab/>7.29196397683323<text:tab/>3.41620762644221<text:tab/>2.36845608373498<text:tab/>11.9306695228545<text:tab/>8.28822670975755</text:p>
      <text:p text:style-name="P1">Wdr25l<text:tab/>2.22861332908032<text:tab/>1.22876632458472<text:tab/>1.55693257243894<text:tab/>3.44682129036214<text:tab/>2.58634380237116</text:p>
      <text:p text:style-name="P1">Wdr26<text:tab/>37.0525678368797<text:tab/>41.9596897122661<text:tab/>54.7592788547169<text:tab/>50.4737000642291<text:tab/>47.8670158621968</text:p>
      <text:p text:style-name="P1">Wdr3<text:tab/>18.4307976955242<text:tab/>16.3449499096024<text:tab/>15.6199610923142<text:tab/>19.0095026231739<text:tab/>15.6218076457665</text:p>
      <text:p text:style-name="P1">Wdr31<text:tab/>0.836498871203269<text:tab/>1.36536687574058<text:tab/>0.1400669732531<text:tab/>4.17200733473512<text:tab/>0.573839471205685</text:p>
      <text:p text:style-name="P1">Wdr33<text:tab/>11.8253270054021<text:tab/>11.1843118457583<text:tab/>7.16358866150047<text:tab/>13.6122214720634<text:tab/>12.3231347658468</text:p>
      <text:p text:style-name="P1">Wdr34<text:tab/>9.13841744118634<text:tab/>8.77593721344252<text:tab/>4.53853999765879<text:tab/>15.244460643911<text:tab/>8.05808415730532</text:p>
      <text:p text:style-name="P1">Wdr35l<text:tab/>16.9793106928375<text:tab/>12.8038673171686<text:tab/>4.95214026342319<text:tab/>25.384595428407<text:tab/>8.39685614987579</text:p>
      <text:p text:style-name="P1">Wdr37<text:tab/>4.57402511936341<text:tab/>9.74921673939406<text:tab/>8.18181063454319<text:tab/>10.2344135582586<text:tab/>8.3405129634626</text:p>
      <text:p text:style-name="P1">Wdr4<text:tab/>10.9795239948176<text:tab/>11.1826704458602<text:tab/>5.43784615947608<text:tab/>13.0961633997914<text:tab/>14.0287250144419</text:p>
      <text:p text:style-name="P1">Wdr41<text:tab/>7.85072258605943<text:tab/>7.31741913393819<text:tab/>3.99545528462776<text:tab/>10.7967805155628<text:tab/>8.60018412243593</text:p>
      <text:p text:style-name="P1">Wdr43<text:tab/>22.4614854409118<text:tab/>56.374591128656<text:tab/>37.2302756940761<text:tab/>24.133678486472<text:tab/>30.4905443868674</text:p>
      <text:p text:style-name="P1">Wdr44<text:tab/>6.76939336571677<text:tab/>6.35067997681612<text:tab/>5.49849741372711<text:tab/>7.05537071103548<text:tab/>5.50284034504701</text:p>
      <text:p text:style-name="P1">Wdr45<text:tab/>21.8286095670226<text:tab/>11.4360171487511<text:tab/>13.094040109524<text:tab/>32.6902153701107<text:tab/>27.7317027469589</text:p>
      <text:p text:style-name="P1"><text:soft-page-break/>Wdr45b<text:tab/>40.4567061433279<text:tab/>91.822860765742<text:tab/>49.4830488243119<text:tab/>51.2216865759037<text:tab/>35.2909727196891</text:p>
      <text:p text:style-name="P1">Wdr46<text:tab/>20.1326371778885<text:tab/>26.6465244551955<text:tab/>21.9639183197688<text:tab/>24.7419268934877<text:tab/>31.4317881437109</text:p>
      <text:p text:style-name="P1">Wdr47<text:tab/>7.38082796277679<text:tab/>8.59152498675896<text:tab/>9.27015052820229<text:tab/>6.42802953998149<text:tab/>8.31028623014713</text:p>
      <text:p text:style-name="P1">Wdr48<text:tab/>21.0551369381309<text:tab/>22.3862255308516<text:tab/>16.2286209963743<text:tab/>23.9351428092629<text:tab/>16.9683594023826</text:p>
      <text:p text:style-name="P1">Wdr5<text:tab/>17.7592268458911<text:tab/>24.9685334384148<text:tab/>19.4801862097646<text:tab/>17.6108123663028<text:tab/>17.463506460487</text:p>
      <text:p text:style-name="P1">Wdr53<text:tab/>4.81286745880893<text:tab/>7.84286692942634<text:tab/>1.99457076672025<text:tab/>7.07035441930873<text:tab/>5.30850848542054</text:p>
      <text:p text:style-name="P1">Wdr54<text:tab/>0.104014963612738<text:tab/>0.103487281340488<text:tab/>0.098065392507864<text:tab/>0.101236050678401<text:tab/>0.100904784480311</text:p>
      <text:p text:style-name="P1">Wdr55<text:tab/>7.01742899217644<text:tab/>6.23829910778784<text:tab/>5.73884641796218<text:tab/>8.31213289197809<text:tab/>7.05900962563409</text:p>
      <text:p text:style-name="P1">Wdr5b<text:tab/>2.72733264843493<text:tab/>0.943618113261693<text:tab/>1.48108118638635<text:tab/>4.57810120345307<text:tab/>2.52998460019052</text:p>
      <text:p text:style-name="P1">Wdr6<text:tab/>35.8604706419988<text:tab/>23.077645316558<text:tab/>29.9307123731484<text:tab/>55.9978413717019<text:tab/>28.5303426935683</text:p>
      <text:p text:style-name="P1">Wdr60<text:tab/>4.46325429460794<text:tab/>2.85600068139167<text:tab/>1.86269849851382<text:tab/>6.7717268043412<text:tab/>3.77274884319333</text:p>
      <text:p text:style-name="P1">Wdr61<text:tab/>49.5736520353164<text:tab/>41.8122851583633<text:tab/>40.7980917361832<text:tab/>62.4756651902479<text:tab/>58.2077331293776</text:p>
      <text:p text:style-name="P1">Wdr62<text:tab/>0.167731813913959<text:tab/>0.296216063265322<text:tab/>0.563228892062432<text:tab/>0.142088250930721<text:tab/>0.252922794810905</text:p>
      <text:p text:style-name="P1">Wdr63<text:tab/>0.100277560499599<text:tab/>0.103346645286249<text:tab/>0.0937042764381278<text:tab/>0.477073574330628<text:tab/>0.105162610199228</text:p>
      <text:p text:style-name="P1">Wdr7<text:tab/>5.3217246381438<text:tab/>4.08947470454589<text:tab/>3.40633447066279<text:tab/>8.70469368754062<text:tab/>8.42918325874439</text:p>
      <text:p text:style-name="P1">Wdr70<text:tab/>11.0148301216499<text:tab/>11.7729195292675<text:tab/>13.2779596958409<text:tab/>12.988207715583<text:tab/>17.5547090594764</text:p>
      <text:p text:style-name="P1">Wdr72<text:tab/>0.359237452282013<text:tab/>0.617329021005605<text:tab/>0.114640457516421<text:tab/>0.589687199819908<text:tab/>0.177507712132694</text:p>
      <text:p text:style-name="P1">Wdr73<text:tab/>5.30986912595413<text:tab/>3.38952229964118<text:tab/>3.31372760529236<text:tab/>12.9847254351591<text:tab/>6.13179401468687</text:p>
      <text:p text:style-name="P1">Wdr74<text:tab/>29.8208901593819<text:tab/>49.6678924764541<text:tab/>28.0877512986258<text:tab/>31.81824379879<text:tab/>34.5609086384477</text:p>
      <text:p text:style-name="P1">Wdr75<text:tab/>38.863996925878<text:tab/>25.8858254520072<text:tab/>25.8079361726559<text:tab/>28.4788985204325<text:tab/>32.8788295188754</text:p>
      <text:p text:style-name="P1">Wdr77<text:tab/>0.103933771121142<text:tab/>0.10330493628222<text:tab/>0.0979952785205257<text:tab/>0.101020019074265<text:tab/>0.0959986064385136</text:p>
      <text:p text:style-name="P1">Wdr78<text:tab/>2.01239224515059<text:tab/>2.66297138023733<text:tab/>4.14907212220051<text:tab/>3.53618788327516<text:tab/>3.44385394414474</text:p>
      <text:p text:style-name="P1">Wdr81<text:tab/>9.26865528427255<text:tab/>2.55141178572962<text:tab/>3.75580597721921<text:tab/>15.0754293053302<text:tab/>14.5082210794616</text:p>
      <text:p text:style-name="P1">Wdr82<text:tab/>1.81165706167269<text:tab/>1.71189345897763<text:tab/>2.75751060504766<text:tab/>2.4072329052502<text:tab/>1.50447966314712</text:p>
      <text:p text:style-name="P1">Wdr83<text:tab/>12.1789867504217<text:tab/>7.07213547247126<text:tab/>3.33127928695312<text:tab/>12.872404410141<text:tab/>10.7862760451586</text:p>
      <text:p text:style-name="P1">Wdr83os<text:tab/>144.136850775915<text:tab/>181.434538349255<text:tab/>135.484366925119<text:tab/>223.401961238574<text:tab/>145.237550412223</text:p>
      <text:p text:style-name="P1">Wdr86<text:tab/>0.103933771121142<text:tab/>0.10330493628222<text:tab/>0.0979952785205257<text:tab/>0.101020019074265<text:tab/>0.0959986064385136</text:p>
      <text:p text:style-name="P1">Wdr89<text:tab/>3.55081028530582<text:tab/>1.14605747440556<text:tab/>0.910631807511132<text:tab/>2.8178882895765<text:tab/>3.45420683994278</text:p>
      <text:p text:style-name="P1">Wdr91<text:tab/>3.75979080474515<text:tab/>1.41212937113359<text:tab/>5.3178254638342<text:tab/>7.40232030940364<text:tab/>7.2405451996737</text:p>
      <text:p text:style-name="P1">Wdr92<text:tab/>10.6075288961017<text:tab/>4.62117239662631<text:tab/>5.56393916769279<text:tab/>16.1840174247648<text:tab/>10.9602897736418</text:p>
      <text:p text:style-name="P1">Wdr93<text:tab/>0.103011069170836<text:tab/>0.106966989568598<text:tab/>0.125683809187813<text:tab/>0.483158153161483<text:tab/>0.19630833629859</text:p>
      <text:p text:style-name="P1">Wdsub1<text:tab/>7.70545969872856<text:tab/>2.49872423157667<text:tab/>2.45610871688814<text:tab/>7.57744620829993<text:tab/>3.25809030430735</text:p>
      <text:p text:style-name="P1">Wdtc1<text:tab/>12.8411535955763<text:tab/>9.13899939452315<text:tab/>9.03044242066783<text:tab/>17.5760452319549<text:tab/>12.3005447121909</text:p>
      <text:p text:style-name="P1">Wdyhv1<text:tab/>7.93485448556601<text:tab/>4.3399587542364<text:tab/>4.86531904685711<text:tab/>8.6424340698149<text:tab/>7.59675341989583</text:p>
      <text:p text:style-name="P1">Wee1<text:tab/>7.27805011725748<text:tab/>7.15709740900141<text:tab/>3.44274308969327<text:tab/>8.29870349921885<text:tab/>0.68308926362532</text:p>
      <text:p text:style-name="P1">Wfdc1<text:tab/>10.4113026980565<text:tab/>7.56445981911387<text:tab/>6.34357553260915<text:tab/>1.02707360138664<text:tab/>0.469859031675018</text:p>
      <text:p text:style-name="P1">Wfdc10<text:tab/>0.103933771121142<text:tab/>0.10330493628222<text:tab/>0.0979952785205257<text:tab/>0.101020019074265<text:tab/>0.0959986064385136</text:p>
      <text:p text:style-name="P1">Wfdc11<text:tab/>0.103933771121142<text:tab/>0.10330493628222<text:tab/>0.0979952785205257<text:tab/>0.101020019074265<text:tab/>0.0959986064385136</text:p>
      <text:p text:style-name="P1">Wfdc12<text:tab/>0.103933771121142<text:tab/>0.10330493628222<text:tab/>0.0979952785205257<text:tab/>0.101020019074265<text:tab/>0.0959986064385136</text:p>
      <text:p text:style-name="P1">Wfdc15a<text:tab/>0.103933771121142<text:tab/>0.10330493628222<text:tab/>0.0979952785205257<text:tab/>0.101020019074265<text:tab/>0.0959986064385136</text:p>
      <text:p text:style-name="P1">Wfdc15b<text:tab/>0.103933771121142<text:tab/>0.10330493628222<text:tab/>0.0979952785205257<text:tab/>0.101020019074265<text:tab/>0.0959986064385136</text:p>
      <text:p text:style-name="P1">Wfdc16<text:tab/>0.103933771121142<text:tab/>0.10330493628222<text:tab/>0.0979952785205257<text:tab/>0.101020019074265<text:tab/>0.0959986064385136</text:p>
      <text:p text:style-name="P1">Wfdc18<text:tab/>0.103933771121142<text:tab/>0.10330493628222<text:tab/>0.0979952785205257<text:tab/>0.101020019074265<text:tab/>0.0959986064385136</text:p>
      <text:p text:style-name="P1">Wfdc2<text:tab/>9.39722151460624<text:tab/>4.70716610221591<text:tab/>1.4957561659053<text:tab/>7.30402407474253<text:tab/>2.71663891073149</text:p>
      <text:p text:style-name="P1">Wfdc21<text:tab/>0.10571275406673<text:tab/>1.06216142943087<text:tab/>0.0979102816334459<text:tab/>0.346677501216637<text:tab/>0.0952856557447761</text:p>
      <text:p text:style-name="P1">Wfdc3<text:tab/>0.103933771121142<text:tab/>0.10330493628222<text:tab/>0.0979952785205257<text:tab/>0.101020019074265<text:tab/>0.0959986064385136</text:p>
      <text:p text:style-name="P1">Wfdc5<text:tab/>0.103933771121142<text:tab/>0.10330493628222<text:tab/>0.0979952785205257<text:tab/>0.101020019074265<text:tab/>0.0959986064385136</text:p>
      <text:p text:style-name="P1">Wfdc6a<text:tab/>0.363809042483381<text:tab/>0.151477717775508<text:tab/>0.0990574492640934<text:tab/>0.298979697340299<text:tab/>0.861076229700549</text:p>
      <text:p text:style-name="P1">Wfdc6b<text:tab/>0.105628670541438<text:tab/>0.282201295303152<text:tab/>0.0991311665883575<text:tab/>0.105478481213456<text:tab/>0.141026218182504</text:p>
      <text:p text:style-name="P1">Wfdc8<text:tab/>0.103933771121142<text:tab/>0.10330493628222<text:tab/>0.0979952785205257<text:tab/>0.101020019074265<text:tab/>0.0959986064385136</text:p>
      <text:p text:style-name="P1">Wfdc9<text:tab/>0.103933771121142<text:tab/>0.10330493628222<text:tab/>0.0979952785205257<text:tab/>0.101020019074265<text:tab/>0.0959986064385136</text:p>
      <text:p text:style-name="P1">Wfikkn1<text:tab/>0.893304446757119<text:tab/>0.625198094690844<text:tab/>2.03249878963096<text:tab/>1.51323341729277<text:tab/>0.995745880833117</text:p>
      <text:p text:style-name="P1">Wfs1<text:tab/>12.220815007866<text:tab/>16.6058807840867<text:tab/>21.0768782994847<text:tab/>15.5732527596399<text:tab/>15.1648498502778</text:p>
      <text:p text:style-name="P1">Whamm<text:tab/>7.72324612764547<text:tab/>11.0240462207231<text:tab/>8.49426940420726<text:tab/>9.07829053174993<text:tab/>9.0876021687361</text:p>
      <text:p text:style-name="P1"><text:soft-page-break/>Whsc1<text:tab/>13.684765393961<text:tab/>15.1263675206668<text:tab/>13.3387525341457<text:tab/>12.0088670050655<text:tab/>9.87044196046232</text:p>
      <text:p text:style-name="P1">Whsc1l1<text:tab/>7.5202994820461<text:tab/>11.7059941943603<text:tab/>10.724983244157<text:tab/>11.9427908540326<text:tab/>7.85825545546566</text:p>
      <text:p text:style-name="P1">Wibg<text:tab/>15.4169475662669<text:tab/>17.9738626387417<text:tab/>8.78100585147177<text:tab/>20.0098927026378<text:tab/>16.8538617553274</text:p>
      <text:p text:style-name="P1">Wif1<text:tab/>0.891544269982596<text:tab/>0.370235710268521<text:tab/>0.881982193940313<text:tab/>0.988474379718361<text:tab/>0.331023954971287</text:p>
      <text:p text:style-name="P1">Wipf1<text:tab/>18.1652535535858<text:tab/>12.2551509359249<text:tab/>7.59791620851155<text:tab/>25.6973928222924<text:tab/>10.9760203955599</text:p>
      <text:p text:style-name="P1">Wipf2<text:tab/>6.76694087184622<text:tab/>8.81770525364257<text:tab/>9.59290146433001<text:tab/>8.24095997216028<text:tab/>7.11986014171986</text:p>
      <text:p text:style-name="P1">Wipf3<text:tab/>4.19471114758693<text:tab/>4.86991744354925<text:tab/>0.855993174105732<text:tab/>4.09745785038552<text:tab/>0.673738064501646</text:p>
      <text:p text:style-name="P1">Wipi1<text:tab/>46.7648989612471<text:tab/>42.7568026778284<text:tab/>25.4003595495283<text:tab/>80.1830889415869<text:tab/>26.1797042762685</text:p>
      <text:p text:style-name="P1">Wipi2<text:tab/>24.5148209937396<text:tab/>34.6825526213364<text:tab/>29.1315442425431<text:tab/>39.392595740158<text:tab/>38.2787054440093</text:p>
      <text:p text:style-name="P1">Wisp1<text:tab/>14.6181650387775<text:tab/>35.9639309110745<text:tab/>4.71975387546635<text:tab/>69.6336960746063<text:tab/>17.5806788425384</text:p>
      <text:p text:style-name="P1">Wisp2<text:tab/>181.790582552482<text:tab/>112.93873235201<text:tab/>13.1460297862869<text:tab/>102.427222778552<text:tab/>1.35844934988927</text:p>
      <text:p text:style-name="P1">Wisp3<text:tab/>0.962626503747404<text:tab/>1.47294402591721<text:tab/>0.507672557595601<text:tab/>0.475273950716209<text:tab/>0.33306443103123</text:p>
      <text:p text:style-name="P1">Wiz<text:tab/>14.3146434845308<text:tab/>18.1789581540456<text:tab/>8.88695392644194<text:tab/>15.5309271828436<text:tab/>10.1793947470664</text:p>
      <text:p text:style-name="P1">Wls<text:tab/>278.258478361064<text:tab/>294.130960517917<text:tab/>292.37999572723<text:tab/>318.853795409373<text:tab/>570.546582912782</text:p>
      <text:p text:style-name="P1">Wnk1<text:tab/>21.0765034479184<text:tab/>18.424286064794<text:tab/>26.1869425058631<text:tab/>33.4869232352137<text:tab/>25.6673580464411</text:p>
      <text:p text:style-name="P1">Wnk2<text:tab/>0.127490141191431<text:tab/>0.176356356312421<text:tab/>0.0978162719740095<text:tab/>0.103382118274662<text:tab/>0.12995873067048</text:p>
      <text:p text:style-name="P1">Wnk3<text:tab/>0.603737332977033<text:tab/>1.26853662519136<text:tab/>1.25566627157916<text:tab/>1.90216308330491<text:tab/>1.18268619052099</text:p>
      <text:p text:style-name="P1">Wnk4<text:tab/>12.4292465744611<text:tab/>29.577974612541<text:tab/>29.5050917342592<text:tab/>44.519936411845<text:tab/>54.5556409296048</text:p>
      <text:p text:style-name="P1">Wnt1<text:tab/>0.0996643991624032<text:tab/>0.49765308820885<text:tab/>0.484642133559833<text:tab/>0.103654195858734<text:tab/>0.0911322990498859</text:p>
      <text:p text:style-name="P1">Wnt10a<text:tab/>0.103933771121142<text:tab/>0.10330493628222<text:tab/>0.0979952785205257<text:tab/>0.101020019074265<text:tab/>0.0959986064385136</text:p>
      <text:p text:style-name="P1">Wnt10b<text:tab/>0.0945085848510326<text:tab/>0.981864119411917<text:tab/>0.445672177278273<text:tab/>0.991815058647986<text:tab/>0.125379164756678</text:p>
      <text:p text:style-name="P1">Wnt11<text:tab/>0.130384021990878<text:tab/>0.247692205586607<text:tab/>0.165520134560867<text:tab/>0.129284855126854<text:tab/>0.156819950782086</text:p>
      <text:p text:style-name="P1">Wnt16<text:tab/>0.121053310154375<text:tab/>0.121379167254589<text:tab/>0.0948914402441045<text:tab/>0.485785374659896<text:tab/>0.141072386621718</text:p>
      <text:p text:style-name="P1">Wnt2b<text:tab/>0.143659759534509<text:tab/>0.475977189679476<text:tab/>0.133594187450416<text:tab/>0.129718592237449<text:tab/>0.196658877471781</text:p>
      <text:p text:style-name="P1">Wnt3<text:tab/>0.156955445972104<text:tab/>0.120042620798622<text:tab/>0.0982211592985467<text:tab/>0.102282745835265<text:tab/>0.0958616724281758</text:p>
      <text:p text:style-name="P1">Wnt3a<text:tab/>0.103933771121142<text:tab/>0.10330493628222<text:tab/>0.0979952785205257<text:tab/>0.101020019074265<text:tab/>0.0959986064385136</text:p>
      <text:p text:style-name="P1">Wnt4<text:tab/>0.336291984269398<text:tab/>0.11802062560206<text:tab/>0.971294252805469<text:tab/>0.181520664974772<text:tab/>0.19677253120364</text:p>
      <text:p text:style-name="P1">Wnt5a<text:tab/>0.330469647343479<text:tab/>0.409241394636561<text:tab/>0.134793609924775<text:tab/>0.38444084241109<text:tab/>0.120212510427455</text:p>
      <text:p text:style-name="P1">Wnt5b<text:tab/>1.51432660301739<text:tab/>1.65328526331737<text:tab/>0.197372920077783<text:tab/>0.23765283198804<text:tab/>0.122299391451924</text:p>
      <text:p text:style-name="P1">Wnt6<text:tab/>0.104272605008968<text:tab/>0.104993895640983<text:tab/>0.141346912180469<text:tab/>0.144979519565158<text:tab/>0.106250198385849</text:p>
      <text:p text:style-name="P1">Wnt7a<text:tab/>0.103933771121142<text:tab/>0.10330493628222<text:tab/>0.0979952785205257<text:tab/>0.101020019074265<text:tab/>0.0959986064385136</text:p>
      <text:p text:style-name="P1">Wnt7b<text:tab/>0.103933771121142<text:tab/>0.10330493628222<text:tab/>0.0979952785205257<text:tab/>0.101020019074265<text:tab/>0.0959986064385136</text:p>
      <text:p text:style-name="P1">Wnt8a<text:tab/>0.103933771121142<text:tab/>0.10330493628222<text:tab/>0.0979952785205257<text:tab/>0.101020019074265<text:tab/>0.0959986064385136</text:p>
      <text:p text:style-name="P1">Wnt8b<text:tab/>0.103933771121142<text:tab/>0.10330493628222<text:tab/>0.0979952785205257<text:tab/>0.101020019074265<text:tab/>0.0959986064385136</text:p>
      <text:p text:style-name="P1">Wnt9a<text:tab/>0.361032385254519<text:tab/>0.206459176956459<text:tab/>0.67886285468209<text:tab/>0.799596626621997<text:tab/>0.586117719875362</text:p>
      <text:p text:style-name="P1">Wnt9b<text:tab/>0.103933771121142<text:tab/>0.10330493628222<text:tab/>0.0979952785205257<text:tab/>0.101020019074265<text:tab/>0.0959986064385136</text:p>
      <text:p text:style-name="P1">Wrap53<text:tab/>10.2391765744506<text:tab/>6.2845289328663<text:tab/>6.72601316596089<text:tab/>12.0610222577879<text:tab/>12.5217347755164</text:p>
      <text:p text:style-name="P1">Wrap73<text:tab/>6.75545436962076<text:tab/>8.05994131767137<text:tab/>4.78522467724634<text:tab/>8.89639369381812<text:tab/>7.20144132881371</text:p>
      <text:p text:style-name="P1">Wrb<text:tab/>15.219850575641<text:tab/>6.52818815615566<text:tab/>6.32962822907617<text:tab/>14.7619657394846<text:tab/>10.6054294246667</text:p>
      <text:p text:style-name="P1">Wrnip1<text:tab/>14.8782010863458<text:tab/>18.6032222796564<text:tab/>17.5584597856885<text:tab/>17.6565568597817<text:tab/>19.987556811713</text:p>
      <text:p text:style-name="P1">Wsb1<text:tab/>83.6690678140978<text:tab/>71.1910057345897<text:tab/>74.289487399294<text:tab/>50.2991925175969<text:tab/>45.4348749572436</text:p>
      <text:p text:style-name="P1">Wsb2<text:tab/>164.539339086807<text:tab/>161.422464493231<text:tab/>113.495727957556<text:tab/>158.267146331824<text:tab/>87.4385392444179</text:p>
      <text:p text:style-name="P1">Wscd1<text:tab/>0.103933771121142<text:tab/>0.10330493628222<text:tab/>0.0979952785205257<text:tab/>0.101020019074265<text:tab/>0.0959986064385136</text:p>
      <text:p text:style-name="P1">Wscd2<text:tab/>1.60188756465601<text:tab/>1.83014781422722<text:tab/>0.255146169055452<text:tab/>0.145943869413655<text:tab/>0.10758703598872</text:p>
      <text:p text:style-name="P1">Wt1<text:tab/>0.104165335933385<text:tab/>0.103671716316608<text:tab/>0.0981009155061681<text:tab/>0.110245734198256<text:tab/>0.096042431642003</text:p>
      <text:p text:style-name="P1">Wtap<text:tab/>57.0704344165284<text:tab/>41.7224102911485<text:tab/>38.2844254500743<text:tab/>64.6781742636237<text:tab/>43.5426979799084</text:p>
      <text:p text:style-name="P1">Wwc2<text:tab/>34.0566292323802<text:tab/>20.2868240118456<text:tab/>14.7417738037989<text:tab/>16.0470202667061<text:tab/>7.34351911815306</text:p>
      <text:p text:style-name="P1">Wwox<text:tab/>1.45046902754134<text:tab/>1.1843834870213<text:tab/>1.83703419248171<text:tab/>3.72867148370967<text:tab/>3.28006105825514</text:p>
      <text:p text:style-name="P1">Wwp1<text:tab/>11.8012294387118<text:tab/>9.09473261442091<text:tab/>7.4341348376886<text:tab/>15.9287620615825<text:tab/>9.47756070317326</text:p>
      <text:p text:style-name="P1">Wwp2<text:tab/>20.6791808458068<text:tab/>36.0520223448279<text:tab/>9.56221757323982<text:tab/>44.0280069517745<text:tab/>12.3772753224022</text:p>
      <text:p text:style-name="P1">Wwtr1<text:tab/>72.1058095110324<text:tab/>71.0924922309901<text:tab/>58.6977542279361<text:tab/>168.102607410408<text:tab/>90.3432923888624</text:p>
      <text:p text:style-name="P1">Xab2<text:tab/>19.2201114170125<text:tab/>15.9306889384752<text:tab/>13.2797486918592<text:tab/>21.845449627385<text:tab/>30.4108321201293</text:p>
      <text:p text:style-name="P1">Xbp1<text:tab/>73.1722475942737<text:tab/>124.232787106872<text:tab/>72.1510511975618<text:tab/>107.652702702142<text:tab/>38.6834852287892</text:p>
      <text:p text:style-name="P1">Xcl1<text:tab/>0.104284709045044<text:tab/>0.109842884073823<text:tab/>2.19432359461998<text:tab/>0.109115217026632<text:tab/>0.095332090745641</text:p>
      <text:p text:style-name="P1"><text:soft-page-break/>Xcr1<text:tab/>0.103933771121142<text:tab/>0.10330493628222<text:tab/>0.0979952785205257<text:tab/>0.101020019074265<text:tab/>0.0959986064385136</text:p>
      <text:p text:style-name="P1">Xdh<text:tab/>1.03989263286009<text:tab/>1.63693034158982<text:tab/>0.404237423060638<text:tab/>3.63138916470184<text:tab/>0.125539901574802</text:p>
      <text:p text:style-name="P1">Xiap<text:tab/>8.25005953908389<text:tab/>5.57152153382242<text:tab/>2.81186426324944<text:tab/>10.4835999232019<text:tab/>5.94950424513457</text:p>
      <text:p text:style-name="P1">Xirp2<text:tab/>0.10446071342672<text:tab/>0.126255377098626<text:tab/>0.112279981919507<text:tab/>0.102419405085962<text:tab/>0.0989407934224513</text:p>
      <text:p text:style-name="P1">Xk<text:tab/>0.368708221636782<text:tab/>0.417816508760095<text:tab/>0.356190733951286<text:tab/>0.524673003193173<text:tab/>0.262066563016971</text:p>
      <text:p text:style-name="P1">Xkr4<text:tab/>0.119947934910085<text:tab/>0.107743387613168<text:tab/>0.260854318786844<text:tab/>0.106793688519104<text:tab/>0.344990462960267</text:p>
      <text:p text:style-name="P1">Xkr5<text:tab/>5.22864294159821<text:tab/>2.36598633833401<text:tab/>0.729370616996427<text:tab/>1.37110131495223<text:tab/>0.147741069008109</text:p>
      <text:p text:style-name="P1">Xkr6<text:tab/>1.56065861110618<text:tab/>3.51698731769798<text:tab/>1.088854399653<text:tab/>3.10020459830135<text:tab/>1.55650816827795</text:p>
      <text:p text:style-name="P1">Xkr7<text:tab/>0.103933771121142<text:tab/>0.10330493628222<text:tab/>0.0979952785205257<text:tab/>0.101020019074265<text:tab/>0.0959986064385136</text:p>
      <text:p text:style-name="P1">Xkr8<text:tab/>2.50339317435598<text:tab/>0.837073711236415<text:tab/>1.81254875135817<text:tab/>3.91916125748847<text:tab/>1.49666151054571</text:p>
      <text:p text:style-name="P1">Xkr9<text:tab/>0.103933771121142<text:tab/>0.10330493628222<text:tab/>0.0979952785205257<text:tab/>0.101020019074265<text:tab/>0.0959986064385136</text:p>
      <text:p text:style-name="P1">Xkrx<text:tab/>0.102883148900781<text:tab/>0.10305531825881<text:tab/>0.0971658751407907<text:tab/>0.153300740642627<text:tab/>0.0949424018551219</text:p>
      <text:p text:style-name="P1">Xpa<text:tab/>3.50628967581826<text:tab/>2.52232429549272<text:tab/>2.40474508711574<text:tab/>6.15002097749596<text:tab/>6.21360701612634</text:p>
      <text:p text:style-name="P1">Xpc<text:tab/>11.8132610014396<text:tab/>2.87645111695838<text:tab/>11.9563973501966<text:tab/>12.7924581930013<text:tab/>14.5444092070969</text:p>
      <text:p text:style-name="P1">Xpnpep1<text:tab/>55.7406106648551<text:tab/>61.9946224128894<text:tab/>53.7524447709456<text:tab/>82.9897126852599<text:tab/>69.5154419821074</text:p>
      <text:p text:style-name="P1">Xpnpep2<text:tab/>0.103933771121142<text:tab/>0.10330493628222<text:tab/>0.0979952785205257<text:tab/>0.101020019074265<text:tab/>0.0959986064385136</text:p>
      <text:p text:style-name="P1">Xpnpep3<text:tab/>2.89523261694649<text:tab/>4.22707444506135<text:tab/>2.12871985522457<text:tab/>3.35599450213155<text:tab/>3.79593931806842</text:p>
      <text:p text:style-name="P1">Xpo1<text:tab/>38.4253190184511<text:tab/>57.7075581577334<text:tab/>27.1977274598348<text:tab/>54.0148249787586<text:tab/>51.386110617552</text:p>
      <text:p text:style-name="P1">Xpo4<text:tab/>2.92329997866801<text:tab/>3.27706014781448<text:tab/>2.30321179739961<text:tab/>3.33802464266524<text:tab/>2.98435272045439</text:p>
      <text:p text:style-name="P1">Xpo5<text:tab/>19.0241681571431<text:tab/>14.418097704553<text:tab/>11.2090219003167<text:tab/>23.2325690117658<text:tab/>18.5025267016476</text:p>
      <text:p text:style-name="P1">Xpo6<text:tab/>22.6302223935692<text:tab/>40.6811837552098<text:tab/>25.4362264574163<text:tab/>28.9184035292597<text:tab/>22.3344530206984</text:p>
      <text:p text:style-name="P1">Xpo7<text:tab/>13.4013525958593<text:tab/>12.9178215579498<text:tab/>8.1226290790579<text:tab/>23.8317096690761<text:tab/>13.872236609316</text:p>
      <text:p text:style-name="P1">Xpot<text:tab/>28.9005519544697<text:tab/>45.6165890629584<text:tab/>27.64026496806<text:tab/>33.7895628177098<text:tab/>32.5568927912758</text:p>
      <text:p text:style-name="P1">Xpr1<text:tab/>9.09950739291305<text:tab/>28.3935284517363<text:tab/>20.2716191687561<text:tab/>23.233562770697<text:tab/>21.8032253391676</text:p>
      <text:p text:style-name="P1">Xrcc1<text:tab/>24.1309401996566<text:tab/>20.1634471905081<text:tab/>11.2607301173512<text:tab/>33.397507929188<text:tab/>11.3883852831847</text:p>
      <text:p text:style-name="P1">Xrcc2<text:tab/>2.39569930534343<text:tab/>1.96421354052838<text:tab/>1.04671926159057<text:tab/>1.47144304419938<text:tab/>0.484351319914798</text:p>
      <text:p text:style-name="P1">Xrcc4<text:tab/>4.65293029107596<text:tab/>4.65696029134609<text:tab/>3.74470575050962<text:tab/>8.85638641264749<text:tab/>5.4648252224541</text:p>
      <text:p text:style-name="P1">Xrcc5<text:tab/>19.5607366012197<text:tab/>17.673103844548<text:tab/>9.70596374268819<text:tab/>31.0736754849399<text:tab/>14.3084181133443</text:p>
      <text:p text:style-name="P1">Xrcc6<text:tab/>20.4884190604526<text:tab/>20.3586029336075<text:tab/>23.7019933383337<text:tab/>28.9104035981615<text:tab/>26.5127951270813</text:p>
      <text:p text:style-name="P1">Xrcc6bp1<text:tab/>13.9755844468593<text:tab/>6.50382563703543<text:tab/>18.4607842923109<text:tab/>18.355312219324<text:tab/>13.374876680841</text:p>
      <text:p text:style-name="P1">Xrn1<text:tab/>4.7341931990188<text:tab/>3.00426922732102<text:tab/>3.07220086767688<text:tab/>6.80242341090378<text:tab/>4.32377191894477</text:p>
      <text:p text:style-name="P1">Xrn2<text:tab/>35.8072829999713<text:tab/>42.4966757162069<text:tab/>31.8157654081333<text:tab/>48.2738035791982<text:tab/>45.8200011634935</text:p>
      <text:p text:style-name="P1">Xylb<text:tab/>22.1131758234332<text:tab/>12.8264259082948<text:tab/>11.2134022504875<text:tab/>28.4586004192563<text:tab/>24.8111738179932</text:p>
      <text:p text:style-name="P1">Xylt2<text:tab/>12.6158341978016<text:tab/>8.51709835409584<text:tab/>10.7443520191405<text:tab/>18.7683302888451<text:tab/>15.404431280067</text:p>
      <text:p text:style-name="P1">Yae1d1<text:tab/>14.8268092422445<text:tab/>14.314480133177<text:tab/>9.0012071675783<text:tab/>17.3134188666669<text:tab/>19.5337941386969</text:p>
      <text:p text:style-name="P1">Yaf2<text:tab/>14.9518803590808<text:tab/>27.3987182277574<text:tab/>21.1948213769352<text:tab/>25.8452854070867<text:tab/>13.9731002415978</text:p>
      <text:p text:style-name="P1">Yap1<text:tab/>63.9713208096845<text:tab/>65.1383960512609<text:tab/>39.3495473780784<text:tab/>103.589961577322<text:tab/>51.905188312625</text:p>
      <text:p text:style-name="P1">Yars<text:tab/>45.1891331187985<text:tab/>109.686584953265<text:tab/>60.6917711181034<text:tab/>60.7324579838332<text:tab/>71.0271265338359</text:p>
      <text:p text:style-name="P1">Yars2<text:tab/>6.45801158151001<text:tab/>5.11553624197405<text:tab/>2.54769986229008<text:tab/>7.62223225539073<text:tab/>7.93067208942543</text:p>
      <text:p text:style-name="P1">Ybey<text:tab/>1.19721919821329<text:tab/>0.75459648872385<text:tab/>0.376151256862144<text:tab/>0.906463850894934<text:tab/>0.678286271380966</text:p>
      <text:p text:style-name="P1">Ybx1<text:tab/>138.183323731726<text:tab/>154.729166497994<text:tab/>163.871503067054<text:tab/>208.699671672751<text:tab/>185.751157852997</text:p>
      <text:p text:style-name="P1">Ybx1-ps3<text:tab/>51.2122472432742<text:tab/>58.8497737799433<text:tab/>53.2090805189564<text:tab/>75.8761263947893<text:tab/>58.707848403263</text:p>
      <text:p text:style-name="P1">Ybx2<text:tab/>0.670825191387543<text:tab/>0.3203834628919<text:tab/>0.211412126486877<text:tab/>0.21439972903411<text:tab/>1.19354140962585</text:p>
      <text:p text:style-name="P1">Ybx3<text:tab/>155.589941601526<text:tab/>284.282778926118<text:tab/>231.011007545765<text:tab/>360.179453282077<text:tab/>397.907333668025</text:p>
      <text:p text:style-name="P1">Ydjc<text:tab/>9.25265750064869<text:tab/>5.52881204192222<text:tab/>2.77139702402146<text:tab/>6.85653150589711<text:tab/>3.53407778477879</text:p>
      <text:p text:style-name="P1">Yeats2<text:tab/>10.1584971588007<text:tab/>5.90019609931418<text:tab/>7.11068167114053<text:tab/>14.3998310211377<text:tab/>10.6153728540674</text:p>
      <text:p text:style-name="P1">Yeats4<text:tab/>32.9284911306926<text:tab/>27.1007815443495<text:tab/>28.3088136483494<text:tab/>44.9662423228246<text:tab/>43.76308399037</text:p>
      <text:p text:style-name="P1">Yes1<text:tab/>17.6061871810029<text:tab/>17.0123136079567<text:tab/>14.5351086933994<text:tab/>15.7784934657443<text:tab/>7.72791717696188</text:p>
      <text:p text:style-name="P1">Yif1a<text:tab/>35.5177725709397<text:tab/>46.939147368245<text:tab/>29.0780179578989<text:tab/>60.0818380914559<text:tab/>36.5462608092294</text:p>
      <text:p text:style-name="P1">Yif1b<text:tab/>0.103933771121142<text:tab/>0.10330493628222<text:tab/>0.0979952785205257<text:tab/>0.101020019074265<text:tab/>0.0959986064385136</text:p>
      <text:p text:style-name="P1">Yipf1<text:tab/>22.8855834597354<text:tab/>22.1336414489224<text:tab/>25.4313188214781<text:tab/>46.4549639258086<text:tab/>34.8114352843607</text:p>
      <text:p text:style-name="P1">Yipf2<text:tab/>29.8283354709895<text:tab/>26.6431798955643<text:tab/>15.1330675392221<text:tab/>53.1102961315798<text:tab/>24.157718768495</text:p>
      <text:p text:style-name="P1">Yipf3<text:tab/>51.3116665119396<text:tab/>46.6425334152838<text:tab/>40.4698872836738<text:tab/>73.7120695840605<text:tab/>66.8917308294288</text:p>
      <text:p text:style-name="P1">Yipf4<text:tab/>61.9577737767459<text:tab/>49.9343161755627<text:tab/>48.3602887784367<text:tab/>74.0609816078155<text:tab/>45.286129061405</text:p>
      <text:p text:style-name="P1"><text:soft-page-break/>Yipf5<text:tab/>69.496162716267<text:tab/>72.7841742552474<text:tab/>35.4172610114257<text:tab/>104.72904245985<text:tab/>31.7586285482</text:p>
      <text:p text:style-name="P1">Yipf6<text:tab/>10.4366741628565<text:tab/>13.1504083911322<text:tab/>7.04946657997619<text:tab/>11.7794855430457<text:tab/>9.30843692441269</text:p>
      <text:p text:style-name="P1">Yipf7<text:tab/>0.226605107629931<text:tab/>0.154815249405225<text:tab/>0.100764586623546<text:tab/>0.110257949732181<text:tab/>0.390015294209148</text:p>
      <text:p text:style-name="P1">Ykt6<text:tab/>107.612185596023<text:tab/>150.159785141638<text:tab/>79.2828260904693<text:tab/>158.83623459303<text:tab/>91.5147665375531</text:p>
      <text:p text:style-name="P1">Ylpm1<text:tab/>12.0646497502433<text:tab/>9.88478035875191<text:tab/>6.37839978585782<text:tab/>11.632072215341<text:tab/>8.05831355254861</text:p>
      <text:p text:style-name="P1">Yme1l1<text:tab/>0.121762868398607<text:tab/>0.10444952423017<text:tab/>0.0983100554009947<text:tab/>0.102309036046524<text:tab/>0.115110764812195</text:p>
      <text:p text:style-name="P1">Yod1<text:tab/>3.09192700054799<text:tab/>1.87062732357458<text:tab/>3.54912317724347<text:tab/>1.60255421043251<text:tab/>2.96455002221556</text:p>
      <text:p text:style-name="P1">Ypel2<text:tab/>10.3366662521145<text:tab/>1.58168913774991<text:tab/>4.88319431303296<text:tab/>22.5055039384889<text:tab/>12.8418332452534</text:p>
      <text:p text:style-name="P1">Ypel3<text:tab/>46.0284406341316<text:tab/>23.8147184705966<text:tab/>13.7283788562082<text:tab/>47.5318367199145<text:tab/>18.7074557685702</text:p>
      <text:p text:style-name="P1">Ypel4<text:tab/>0.588973497639184<text:tab/>0.343195520980017<text:tab/>0.232518267113391<text:tab/>1.81183321176098<text:tab/>0.188142117170772</text:p>
      <text:p text:style-name="P1">Ypel5<text:tab/>42.8604449729755<text:tab/>33.4775069633526<text:tab/>33.9443384355758<text:tab/>61.4329260926508<text:tab/>33.0491551145951</text:p>
      <text:p text:style-name="P1">Yrdc<text:tab/>24.4863054782713<text:tab/>43.0580396313643<text:tab/>34.1244477775352<text:tab/>35.604856866225<text:tab/>31.9497668524451</text:p>
      <text:p text:style-name="P1">Ythdc1<text:tab/>30.4878004613871<text:tab/>68.6800732894715<text:tab/>29.9802822897515<text:tab/>30.3960321862692<text:tab/>25.5004245601306</text:p>
      <text:p text:style-name="P1">Ythdf1<text:tab/>26.6620698326553<text:tab/>38.1153180918887<text:tab/>31.2984630035403<text:tab/>31.458636648495<text:tab/>27.9705917892821</text:p>
      <text:p text:style-name="P1">Ythdf2<text:tab/>19.683751789188<text:tab/>29.9356678663287<text:tab/>28.8217765299901<text:tab/>23.7835420670193<text:tab/>24.2208965960843</text:p>
      <text:p text:style-name="P1">Ythdf3<text:tab/>22.9304904010836<text:tab/>27.9602162587367<text:tab/>26.3217192682347<text:tab/>22.1659232610555<text:tab/>22.0216477133276</text:p>
      <text:p text:style-name="P1">Ywhab<text:tab/>116.048531948228<text:tab/>144.165613110851<text:tab/>118.316291565764<text:tab/>163.734670749764<text:tab/>150.51879184445</text:p>
      <text:p text:style-name="P1">Ywhae<text:tab/>318.349171782946<text:tab/>378.88616395612<text:tab/>323.411341797873<text:tab/>495.304667558995<text:tab/>433.648085148108</text:p>
      <text:p text:style-name="P1">Ywhag<text:tab/>89.7973618933893<text:tab/>216.489909337571<text:tab/>176.28154585765<text:tab/>165.875477743578<text:tab/>198.304456630807</text:p>
      <text:p text:style-name="P1">Ywhah<text:tab/>179.020521547254<text:tab/>334.884180643853<text:tab/>181.374051590566<text:tab/>235.40288932675<text:tab/>155.131798600207</text:p>
      <text:p text:style-name="P1">Ywhaq<text:tab/>165.827458285208<text:tab/>200.599916079116<text:tab/>197.768588684518<text:tab/>209.484413797057<text:tab/>145.489516081266</text:p>
      <text:p text:style-name="P1">Ywhaz<text:tab/>318.898293436606<text:tab/>555.417985038447<text:tab/>358.117319806706<text:tab/>492.584650214418<text:tab/>353.477275918667</text:p>
      <text:p text:style-name="P1">Yy1<text:tab/>35.6117766330018<text:tab/>52.7343505795307<text:tab/>36.0475321844153<text:tab/>50.1197014984385<text:tab/>33.8961224090653</text:p>
      <text:p text:style-name="P1">Zadh2<text:tab/>6.34992067685894<text:tab/>3.29040101913127<text:tab/>3.11693063121232<text:tab/>7.07931325412817<text:tab/>3.42207246799978</text:p>
      <text:p text:style-name="P1">Zap70<text:tab/>0.103933771121142<text:tab/>0.10330493628222<text:tab/>0.0979952785205257<text:tab/>0.101020019074265<text:tab/>0.0959986064385136</text:p>
      <text:p text:style-name="P1">Zar1<text:tab/>0.103933771121142<text:tab/>0.10330493628222<text:tab/>0.0979952785205257<text:tab/>0.101020019074265<text:tab/>0.0959986064385136</text:p>
      <text:p text:style-name="P1">Zbbx<text:tab/>0.103933771121142<text:tab/>0.10330493628222<text:tab/>0.0979952785205257<text:tab/>0.101020019074265<text:tab/>0.0959986064385136</text:p>
      <text:p text:style-name="P1">Zbed3<text:tab/>16.7924727735132<text:tab/>10.5786972061069<text:tab/>4.09582552453189<text:tab/>18.6170657506396<text:tab/>5.6487230461815</text:p>
      <text:p text:style-name="P1">Zbed4<text:tab/>2.87067353144681<text:tab/>6.3277697625805<text:tab/>8.6645392733505<text:tab/>2.59224556415331<text:tab/>2.55590360559265</text:p>
      <text:p text:style-name="P1">Zbed5<text:tab/>32.3702211255045<text:tab/>46.8972706825469<text:tab/>50.1393642454116<text:tab/>57.0959884455565<text:tab/>44.1286759267795</text:p>
      <text:p text:style-name="P1">Zbp1<text:tab/>0.132794962456454<text:tab/>0.139672836832814<text:tab/>0.262536353748195<text:tab/>0.600952501684809<text:tab/>0.116401769222481</text:p>
      <text:p text:style-name="P1">Zbtb1<text:tab/>9.84942613311144<text:tab/>14.3147968474904<text:tab/>12.6803602921396<text:tab/>12.3233190552791<text:tab/>9.28337839600727</text:p>
      <text:p text:style-name="P1">Zbtb10<text:tab/>2.43572745382845<text:tab/>5.56128721613135<text:tab/>2.18037917565026<text:tab/>3.26872530563189<text:tab/>2.01832403045488</text:p>
      <text:p text:style-name="P1">Zbtb11<text:tab/>7.02163826785265<text:tab/>8.83660886052935<text:tab/>12.7267619830869<text:tab/>7.92207944482208<text:tab/>13.382986244505</text:p>
      <text:p text:style-name="P1">Zbtb12<text:tab/>4.06007696918319<text:tab/>2.05871775564915<text:tab/>1.55811256601408<text:tab/>5.51290650903079<text:tab/>1.60234772755196</text:p>
      <text:p text:style-name="P1">Zbtb16<text:tab/>0.103933771121142<text:tab/>0.10330493628222<text:tab/>0.0979952785205257<text:tab/>0.101020019074265<text:tab/>0.0959986064385136</text:p>
      <text:p text:style-name="P1">Zbtb17<text:tab/>8.49944454035704<text:tab/>14.0540498130151<text:tab/>11.1558102982236<text:tab/>12.3370519529476<text:tab/>9.8436535467708</text:p>
      <text:p text:style-name="P1">Zbtb2<text:tab/>4.82258852946712<text:tab/>15.1429344309984<text:tab/>3.52572858712089<text:tab/>5.3329664051834<text:tab/>3.05092580801904</text:p>
      <text:p text:style-name="P1">Zbtb20<text:tab/>1.36420146926284<text:tab/>1.01754942513849<text:tab/>0.380328444704961<text:tab/>3.21272845231767<text:tab/>0.449154379617168</text:p>
      <text:p text:style-name="P1">Zbtb22<text:tab/>9.95168905146393<text:tab/>12.4031066651772<text:tab/>9.8859416987812<text:tab/>16.2349895601042<text:tab/>11.0499559746865</text:p>
      <text:p text:style-name="P1">Zbtb24<text:tab/>4.92444112296703<text:tab/>2.98527207871037<text:tab/>2.89658828622122<text:tab/>3.51098994901855<text:tab/>2.72430865586888</text:p>
      <text:p text:style-name="P1">Zbtb25<text:tab/>2.17453595421754<text:tab/>0.705149122403604<text:tab/>0.985470144996593<text:tab/>1.78415137535926<text:tab/>2.27582415699004</text:p>
      <text:p text:style-name="P1">Zbtb26<text:tab/>3.3563020053171<text:tab/>1.80431564392174<text:tab/>0.886468072959547<text:tab/>3.67393563237354<text:tab/>1.5431810318688</text:p>
      <text:p text:style-name="P1">Zbtb3<text:tab/>1.35656460637988<text:tab/>0.354582974259269<text:tab/>0.376294239504598<text:tab/>1.85899388604248<text:tab/>1.58424106593142</text:p>
      <text:p text:style-name="P1">Zbtb32<text:tab/>0.104443861806609<text:tab/>0.118112185063496<text:tab/>0.0982558362234516<text:tab/>0.115818811536871<text:tab/>0.0960969926698591</text:p>
      <text:p text:style-name="P1">Zbtb33<text:tab/>0.103933771121142<text:tab/>0.10330493628222<text:tab/>0.0979952785205257<text:tab/>0.101020019074265<text:tab/>0.0959986064385136</text:p>
      <text:p text:style-name="P1">Zbtb37<text:tab/>1.37256291881971<text:tab/>0.417302612638799<text:tab/>0.640536476097514<text:tab/>0.97130419981985<text:tab/>0.463642415601325</text:p>
      <text:p text:style-name="P1">Zbtb38<text:tab/>8.36179816124002<text:tab/>10.9610920436007<text:tab/>2.44043982511428<text:tab/>15.5127761638685<text:tab/>2.85424570561242</text:p>
      <text:p text:style-name="P1">Zbtb39<text:tab/>2.69914191832539<text:tab/>4.31272402324286<text:tab/>3.86513572104654<text:tab/>2.63857961200169<text:tab/>2.54222554284247</text:p>
      <text:p text:style-name="P1">Zbtb4<text:tab/>13.9771465709444<text:tab/>12.0733776564731<text:tab/>4.27698958154893<text:tab/>25.0574720654408<text:tab/>7.78402675812029</text:p>
      <text:p text:style-name="P1">Zbtb40<text:tab/>2.83675325560206<text:tab/>1.65765633931965<text:tab/>1.13990114890723<text:tab/>3.98221237010129<text:tab/>3.42433103946916</text:p>
      <text:p text:style-name="P1">Zbtb41<text:tab/>4.81349997226115<text:tab/>3.82936504943029<text:tab/>5.20100066593098<text:tab/>5.49135500475429<text:tab/>3.62556574564756</text:p>
      <text:p text:style-name="P1">Zbtb42<text:tab/>3.01198277142544<text:tab/>1.71259241821342<text:tab/>3.80014443092934<text:tab/>4.21269055133782<text:tab/>1.88091877190488</text:p>
      <text:p text:style-name="P1">Zbtb43<text:tab/>3.14430334096863<text:tab/>4.63368088836159<text:tab/>4.35862500853758<text:tab/>4.57605101171767<text:tab/>3.53092231292136</text:p>
      <text:p text:style-name="P1"><text:soft-page-break/>Zbtb44<text:tab/>3.53067188483129<text:tab/>2.40472097042886<text:tab/>1.84555145567136<text:tab/>6.13525629809972<text:tab/>2.91311770742669</text:p>
      <text:p text:style-name="P1">Zbtb45<text:tab/>7.178666743916<text:tab/>7.01424775652124<text:tab/>2.39554419887139<text:tab/>11.2563754597818<text:tab/>4.14512914310841</text:p>
      <text:p text:style-name="P1">Zbtb46<text:tab/>2.43026325518956<text:tab/>9.70770040526542<text:tab/>8.05402348748228<text:tab/>3.70402122468212<text:tab/>2.09310590801375</text:p>
      <text:p text:style-name="P1">Zbtb48<text:tab/>4.37126666836057<text:tab/>4.04988461375254<text:tab/>3.99268020654507<text:tab/>4.89960209876833<text:tab/>4.03675505820238</text:p>
      <text:p text:style-name="P1">Zbtb49<text:tab/>2.48479687383243<text:tab/>3.07310849744635<text:tab/>3.47408493289977<text:tab/>3.62604141623872<text:tab/>1.97290108840452</text:p>
      <text:p text:style-name="P1">Zbtb5<text:tab/>4.70089453272394<text:tab/>3.35133838136294<text:tab/>2.77442507344706<text:tab/>4.45672056874991<text:tab/>1.80053582720743</text:p>
      <text:p text:style-name="P1">Zbtb6<text:tab/>6.20013814281065<text:tab/>4.41607107758891<text:tab/>3.27847103447165<text:tab/>6.65188913603451<text:tab/>4.66138252847084</text:p>
      <text:p text:style-name="P1">Zbtb7a<text:tab/>13.7107408325227<text:tab/>55.5732603434127<text:tab/>33.1880902572527<text:tab/>27.2275722700777<text:tab/>26.1258577169061</text:p>
      <text:p text:style-name="P1">Zbtb7b<text:tab/>12.5251375144169<text:tab/>36.6881172251279<text:tab/>10.8855269101737<text:tab/>30.9715427764211<text:tab/>18.0840017792587</text:p>
      <text:p text:style-name="P1">Zbtb7c<text:tab/>0.478096468042021<text:tab/>1.19119281904471<text:tab/>0.57381961755848<text:tab/>1.08882738010448<text:tab/>0.783597007588099</text:p>
      <text:p text:style-name="P1">Zbtb8a<text:tab/>6.52174178844065<text:tab/>3.85290485523442<text:tab/>3.21994383641144<text:tab/>5.25815450935321<text:tab/>1.66201276337854</text:p>
      <text:p text:style-name="P1">Zbtb8b<text:tab/>0.103933771121142<text:tab/>0.10330493628222<text:tab/>0.0979952785205257<text:tab/>0.101020019074265<text:tab/>0.0959986064385136</text:p>
      <text:p text:style-name="P1">Zbtb9<text:tab/>5.25420215671296<text:tab/>3.39307835374276<text:tab/>7.1097293976542<text:tab/>5.15809195214906<text:tab/>6.61195771214749</text:p>
      <text:p text:style-name="P1">Zc2hc1a<text:tab/>56.4511251853505<text:tab/>15.9027137254549<text:tab/>21.2908143039782<text:tab/>40.8748639359517<text:tab/>16.4399568012261</text:p>
      <text:p text:style-name="P1">Zc2hc1b<text:tab/>0.103933771121142<text:tab/>0.10330493628222<text:tab/>0.0979952785205257<text:tab/>0.101020019074265<text:tab/>0.0959986064385136</text:p>
      <text:p text:style-name="P1">Zc2hc1c<text:tab/>0.211521254865961<text:tab/>0.146791414938771<text:tab/>0.106400894570197<text:tab/>0.878594870690181<text:tab/>0.38080964440194</text:p>
      <text:p text:style-name="P1">Zc3h10<text:tab/>6.76991305544874<text:tab/>4.62303237967002<text:tab/>7.81553268048882<text:tab/>7.6895404635618<text:tab/>10.2034419461819</text:p>
      <text:p text:style-name="P1">Zc3h11a<text:tab/>60.031780152716<text:tab/>81.2317955501688<text:tab/>59.9595521054409<text:tab/>71.5256465796968<text:tab/>51.7026780142968</text:p>
      <text:p text:style-name="P1">Zc3h12a<text:tab/>5.78202634285712<text:tab/>11.1623508394292<text:tab/>7.38553434055835<text:tab/>8.67039885895784<text:tab/>3.44181083134661</text:p>
      <text:p text:style-name="P1">Zc3h12c<text:tab/>2.84174452594214<text:tab/>8.77000020582776<text:tab/>9.90779725370335<text:tab/>3.54180400471567<text:tab/>1.96113246862767</text:p>
      <text:p text:style-name="P1">Zc3h12d<text:tab/>0.104459362344496<text:tab/>0.158862144660562<text:tab/>0.0981953347467361<text:tab/>0.122939350149614<text:tab/>0.0958926411427207</text:p>
      <text:p text:style-name="P1">Zc3h13<text:tab/>15.7297537424143<text:tab/>14.5761490963102<text:tab/>12.839881449409<text:tab/>15.1363483796511<text:tab/>19.6783429137746</text:p>
      <text:p text:style-name="P1">Zc3h14<text:tab/>39.4154202445816<text:tab/>35.1194414005763<text:tab/>31.8443290166881<text:tab/>55.3636787930355<text:tab/>37.7418940588654</text:p>
      <text:p text:style-name="P1">Zc3h15<text:tab/>42.1012033498058<text:tab/>58.9032574325506<text:tab/>50.3610921370551<text:tab/>39.9617070750164<text:tab/>49.6676900277576</text:p>
      <text:p text:style-name="P1">Zc3h18<text:tab/>21.0784924433686<text:tab/>25.7285518353057<text:tab/>26.4211409523407<text:tab/>24.4640382770036<text:tab/>27.0032330061852</text:p>
      <text:p text:style-name="P1">Zc3h3<text:tab/>7.90465279897076<text:tab/>5.20580470474399<text:tab/>4.09635299684117<text:tab/>8.54521647771928<text:tab/>6.17869568409178</text:p>
      <text:p text:style-name="P1">Zc3h6<text:tab/>1.39805529246718<text:tab/>0.700380972097279<text:tab/>0.365954305989862<text:tab/>1.54210595965644<text:tab/>0.946947449348024</text:p>
      <text:p text:style-name="P1">Zc3h7a<text:tab/>30.8350061478133<text:tab/>42.9357471508588<text:tab/>21.2578872425854<text:tab/>32.2089117316187<text:tab/>20.5233543114563</text:p>
      <text:p text:style-name="P1">Zc3h7b<text:tab/>31.5184967873122<text:tab/>30.0042559652976<text:tab/>19.0749999455531<text:tab/>43.4590712326361<text:tab/>19.4990629937419</text:p>
      <text:p text:style-name="P1">Zc3h8<text:tab/>6.83383473767714<text:tab/>5.77950167035952<text:tab/>3.09773786117966<text:tab/>10.3525938559264<text:tab/>16.4129417750089</text:p>
      <text:p text:style-name="P1">Zc3hav1<text:tab/>10.4718805188316<text:tab/>45.3131306738293<text:tab/>28.1047245575813<text:tab/>15.5823138468748<text:tab/>17.3274405160698</text:p>
      <text:p text:style-name="P1">Zc3hc1<text:tab/>19.4160095073371<text:tab/>17.1285023238123<text:tab/>13.396850038501<text:tab/>23.3535096558441<text:tab/>15.4138281609148</text:p>
      <text:p text:style-name="P1">Zc4h2<text:tab/>7.5704898200807<text:tab/>4.97535414578979<text:tab/>0.785382343112445<text:tab/>7.94760058042407<text:tab/>1.29933118773951</text:p>
      <text:p text:style-name="P1">Zcchc10<text:tab/>12.6152025308521<text:tab/>10.1805768700768<text:tab/>5.23214713353161<text:tab/>10.844755548327<text:tab/>9.22697544082079</text:p>
      <text:p text:style-name="P1">Zcchc11<text:tab/>7.72490742476109<text:tab/>4.39963557545241<text:tab/>3.89336982882991<text:tab/>8.68745238517612<text:tab/>2.28282929969943</text:p>
      <text:p text:style-name="P1">Zcchc12<text:tab/>0.10870754664722<text:tab/>0.372142855402612<text:tab/>0.388481315750961<text:tab/>0.430647516586013<text:tab/>0.447785288986227</text:p>
      <text:p text:style-name="P1">Zcchc17<text:tab/>14.4558935578034<text:tab/>16.4860754806613<text:tab/>21.7128354270468<text:tab/>21.9989273379177<text:tab/>32.5739324458507</text:p>
      <text:p text:style-name="P1">Zcchc2<text:tab/>3.73389758825498<text:tab/>4.66443927712513<text:tab/>8.32165716978631<text:tab/>4.8091582887868<text:tab/>3.74898072526305</text:p>
      <text:p text:style-name="P1">Zcchc24<text:tab/>18.5633071407758<text:tab/>11.4413020624866<text:tab/>11.7911176147307<text:tab/>36.6772242184915<text:tab/>8.39388462624416</text:p>
      <text:p text:style-name="P1">Zcchc4<text:tab/>2.87245098674006<text:tab/>1.80638823461859<text:tab/>1.02088676488157<text:tab/>3.46203424673758<text:tab/>0.871082122821407</text:p>
      <text:p text:style-name="P1">Zcchc7<text:tab/>19.1705816921773<text:tab/>12.6370306180771<text:tab/>10.7538477592725<text:tab/>23.3247170405968<text:tab/>17.529374905303</text:p>
      <text:p text:style-name="P1">Zcchc8<text:tab/>13.8662309708425<text:tab/>14.0523955846983<text:tab/>6.49420161160129<text:tab/>17.0609985684633<text:tab/>7.82004825928705</text:p>
      <text:p text:style-name="P1">Zcchc9<text:tab/>29.4927254985185<text:tab/>29.5136757605703<text:tab/>17.1678545746469<text:tab/>39.3896079591551<text:tab/>25.1387203063876</text:p>
      <text:p text:style-name="P1">Zcrb1<text:tab/>36.9282312126895<text:tab/>28.4313286901647<text:tab/>25.3056855071429<text:tab/>43.1763820547991<text:tab/>28.0757018334697</text:p>
      <text:p text:style-name="P1">Zdhhc1<text:tab/>8.41219881853314<text:tab/>5.94989693622899<text:tab/>3.00833235207827<text:tab/>9.73244422329499<text:tab/>3.70701901150389</text:p>
      <text:p text:style-name="P1">Zdhhc11<text:tab/>0.104739691549755<text:tab/>0.173497679778795<text:tab/>0.0982410560983383<text:tab/>0.120616621050142<text:tab/>0.111880377359783</text:p>
      <text:p text:style-name="P1">Zdhhc12<text:tab/>15.0222369782641<text:tab/>5.42389011903023<text:tab/>2.7811366000727<text:tab/>25.5788586272774<text:tab/>18.4258217221353</text:p>
      <text:p text:style-name="P1">Zdhhc13<text:tab/>11.2680498565246<text:tab/>12.3892701090313<text:tab/>14.900945763648<text:tab/>9.09999887527043<text:tab/>10.6637046124574</text:p>
      <text:p text:style-name="P1">Zdhhc14<text:tab/>7.96012680413082<text:tab/>14.606275623859<text:tab/>15.2131685376987<text:tab/>9.5495860996311<text:tab/>12.8405484116824</text:p>
      <text:p text:style-name="P1">Zdhhc15<text:tab/>2.56784938895846<text:tab/>1.1645913639777<text:tab/>0.747899903497639<text:tab/>1.90907771223879<text:tab/>0.261760978381021</text:p>
      <text:p text:style-name="P1">Zdhhc16<text:tab/>20.7902049777989<text:tab/>19.2777019910151<text:tab/>16.7362935506462<text:tab/>32.296992405355<text:tab/>32.56220191861</text:p>
      <text:p text:style-name="P1">Zdhhc17<text:tab/>7.98733304726137<text:tab/>6.25799870157806<text:tab/>3.59104308377065<text:tab/>7.82108443216416<text:tab/>5.67821245439517</text:p>
      <text:p text:style-name="P1">Zdhhc18<text:tab/>7.53043761878466<text:tab/>20.7228315952457<text:tab/>19.244709349195<text:tab/>13.0359881505764<text:tab/>16.2799754156018</text:p>
      <text:p text:style-name="P1">Zdhhc19<text:tab/>0.103933771121142<text:tab/>0.10330493628222<text:tab/>0.0979952785205257<text:tab/>0.101020019074265<text:tab/>0.0959986064385136</text:p>
      <text:p text:style-name="P1"><text:soft-page-break/>Zdhhc2<text:tab/>9.8533206507734<text:tab/>11.5582589003699<text:tab/>11.7185565359767<text:tab/>16.4107889835393<text:tab/>7.59743624912965</text:p>
      <text:p text:style-name="P1">Zdhhc20<text:tab/>19.3359543456926<text:tab/>20.1123822219497<text:tab/>14.6291100889805<text:tab/>26.4948942507886<text:tab/>12.8221235615591</text:p>
      <text:p text:style-name="P1">Zdhhc21<text:tab/>5.39927705287317<text:tab/>4.5548226966993<text:tab/>3.57013846901315<text:tab/>5.07589126241138<text:tab/>3.72266616732672</text:p>
      <text:p text:style-name="P1">Zdhhc22<text:tab/>0.103933771121142<text:tab/>0.10330493628222<text:tab/>0.0979952785205257<text:tab/>0.101020019074265<text:tab/>0.0959986064385136</text:p>
      <text:p text:style-name="P1">Zdhhc23<text:tab/>1.27867143614779<text:tab/>0.213383370161418<text:tab/>0.0967993764502865<text:tab/>0.218776462649275<text:tab/>0.0930632334014902</text:p>
      <text:p text:style-name="P1">Zdhhc24<text:tab/>1.62283536751318<text:tab/>1.62803810423393<text:tab/>0.959824272175462<text:tab/>4.36387575234343<text:tab/>3.65278169886115</text:p>
      <text:p text:style-name="P1">Zdhhc25<text:tab/>0.103933771121142<text:tab/>0.10330493628222<text:tab/>0.0979952785205257<text:tab/>0.101020019074265<text:tab/>0.0959986064385136</text:p>
      <text:p text:style-name="P1">Zdhhc3<text:tab/>28.1436130673028<text:tab/>28.9916725415659<text:tab/>21.5090151141231<text:tab/>38.9697750821341<text:tab/>29.3475189500954</text:p>
      <text:p text:style-name="P1">Zdhhc4<text:tab/>16.3309558111797<text:tab/>14.7516867270929<text:tab/>9.76582708650031<text:tab/>20.4583239967427<text:tab/>18.0240626149798</text:p>
      <text:p text:style-name="P1">Zdhhc5<text:tab/>32.5762879787274<text:tab/>52.6816898362759<text:tab/>49.0943971313041<text:tab/>52.7825570686222<text:tab/>37.8681525150406</text:p>
      <text:p text:style-name="P1">Zdhhc6<text:tab/>23.4528855373064<text:tab/>27.5853363502118<text:tab/>13.1306701665467<text:tab/>31.3566118908426<text:tab/>23.31052662768</text:p>
      <text:p text:style-name="P1">Zdhhc7<text:tab/>15.0654423940847<text:tab/>17.582433400689<text:tab/>14.7489934065532<text:tab/>16.6998758682774<text:tab/>24.9573131123795</text:p>
      <text:p text:style-name="P1">Zdhhc8<text:tab/>19.4529470681499<text:tab/>32.7490315765599<text:tab/>20.2263968914373<text:tab/>36.6998408012153<text:tab/>24.0146066985927</text:p>
      <text:p text:style-name="P1">Zdhhc9<text:tab/>12.6897220086253<text:tab/>16.2351258333064<text:tab/>9.55484704715965<text:tab/>16.2463927698338<text:tab/>8.19286989968773</text:p>
      <text:p text:style-name="P1">Zeb1<text:tab/>13.2657570208796<text:tab/>28.2069573174161<text:tab/>12.0388176999818<text:tab/>20.3807016775377<text:tab/>10.3824784786537</text:p>
      <text:p text:style-name="P1">Zeb2<text:tab/>9.83225753872912<text:tab/>10.0001485539382<text:tab/>5.53644191760269<text:tab/>16.4852998764199<text:tab/>7.59881373492827</text:p>
      <text:p text:style-name="P1">Zer1<text:tab/>14.7796398408462<text:tab/>7.8426765928518<text:tab/>4.68479368057309<text:tab/>22.9648029645308<text:tab/>13.3229113699292</text:p>
      <text:p text:style-name="P1">Zfand2a<text:tab/>11.0173881741256<text:tab/>47.6067513211552<text:tab/>50.2633834327351<text:tab/>20.8339367232379<text:tab/>65.7190342214522</text:p>
      <text:p text:style-name="P1">Zfand2b<text:tab/>10.3193014604779<text:tab/>7.34488207197616<text:tab/>6.36109425800139<text:tab/>14.4002849429628<text:tab/>14.9240579330943</text:p>
      <text:p text:style-name="P1">Zfand3<text:tab/>44.0367689223665<text:tab/>62.0005964841781<text:tab/>45.7725290812439<text:tab/>80.2924312802305<text:tab/>60.2432299440608</text:p>
      <text:p text:style-name="P1">Zfand4<text:tab/>0.643247778497538<text:tab/>1.67211753105523<text:tab/>3.04883962610782<text:tab/>2.61079708165116<text:tab/>2.62938179674386</text:p>
      <text:p text:style-name="P1">Zfand5<text:tab/>40.4671265745161<text:tab/>110.450831376567<text:tab/>127.510729797203<text:tab/>46.049106576947<text:tab/>73.3014759861899</text:p>
      <text:p text:style-name="P1">Zfand6<text:tab/>37.6665709609924<text:tab/>31.0171620486712<text:tab/>31.010097824402<text:tab/>49.6408879142915<text:tab/>29.4183759879038</text:p>
      <text:p text:style-name="P1">Zfat<text:tab/>1.9297327282905<text:tab/>1.7853479494442<text:tab/>1.23353139173498<text:tab/>3.23372377219953<text:tab/>1.8332513357026</text:p>
      <text:p text:style-name="P1">Zfhx2<text:tab/>0.399145535848683<text:tab/>0.427834238699893<text:tab/>0.444729154936318<text:tab/>0.886993178929149<text:tab/>1.19472878837078</text:p>
      <text:p text:style-name="P1">Zfhx4<text:tab/>0.104028679289632<text:tab/>0.109835255188086<text:tab/>0.0980524113436922<text:tab/>0.101273565074762<text:tab/>0.0960175760527108</text:p>
      <text:p text:style-name="P1">Zfp105<text:tab/>10.0702143565679<text:tab/>6.02313545457703<text:tab/>8.54387239186578<text:tab/>11.8611807541286<text:tab/>11.4263813049136</text:p>
      <text:p text:style-name="P1">Zfp110<text:tab/>8.47259321451855<text:tab/>9.25355907123292<text:tab/>3.43090327483145<text:tab/>11.5361176292419<text:tab/>6.38163221864611</text:p>
      <text:p text:style-name="P1">Zfp111<text:tab/>6.54603033784036<text:tab/>5.45479506813076<text:tab/>2.69102959670787<text:tab/>5.69838453543464<text:tab/>1.88609710138157</text:p>
      <text:p text:style-name="P1">Zfp112<text:tab/>1.5579565753898<text:tab/>1.48746452926394<text:tab/>0.331042541880313<text:tab/>1.9302172192729<text:tab/>0.412392279335697</text:p>
      <text:p text:style-name="P1">Zfp13<text:tab/>0.103933771121142<text:tab/>0.10330493628222<text:tab/>0.0979952785205257<text:tab/>0.101020019074265<text:tab/>0.0959986064385136</text:p>
      <text:p text:style-name="P1">Zfp131<text:tab/>19.2231810510177<text:tab/>20.1061380286445<text:tab/>22.6376727348705<text:tab/>19.5079173535422<text:tab/>15.0390094090688</text:p>
      <text:p text:style-name="P1">Zfp133<text:tab/>7.85276962943506<text:tab/>6.15152824200088<text:tab/>4.34493018655917<text:tab/>7.8498709694023<text:tab/>3.72991044036061</text:p>
      <text:p text:style-name="P1">Zfp14<text:tab/>0.10387174959053<text:tab/>0.104291644573746<text:tab/>0.0975700650611086<text:tab/>0.126876162230963<text:tab/>0.142106656843343</text:p>
      <text:p text:style-name="P1">Zfp142<text:tab/>12.3061580065391<text:tab/>18.4469256287519<text:tab/>13.5683154149682<text:tab/>12.1995446310507<text:tab/>14.5968788765751</text:p>
      <text:p text:style-name="P1">Zfp143<text:tab/>6.0104269450787<text:tab/>7.98501450763352<text:tab/>5.88297888349043<text:tab/>7.43222876155218<text:tab/>8.6181306293072</text:p>
      <text:p text:style-name="P1">Zfp148<text:tab/>14.2600815880837<text:tab/>14.4503806870094<text:tab/>10.0167418068504<text:tab/>19.0899078792864<text:tab/>11.6333356939364</text:p>
      <text:p text:style-name="P1">Zfp157<text:tab/>3.09729085452586<text:tab/>1.39522748685712<text:tab/>1.09134983061904<text:tab/>6.43165515799959<text:tab/>1.80510428417372</text:p>
      <text:p text:style-name="P1">Zfp161<text:tab/>3.62363332012653<text:tab/>2.88276990752529<text:tab/>0.975755311631581<text:tab/>4.35494419065901<text:tab/>1.823656761608</text:p>
      <text:p text:style-name="P1">Zfp167<text:tab/>1.05033881179734<text:tab/>0.195927559571452<text:tab/>0.254929488155644<text:tab/>1.24580438463339<text:tab/>0.814797238491943</text:p>
      <text:p text:style-name="P1">Zfp18<text:tab/>8.82441324084689<text:tab/>9.22618208502185<text:tab/>8.21698526331286<text:tab/>9.41444883193862<text:tab/>8.25728672828425</text:p>
      <text:p text:style-name="P1">Zfp180<text:tab/>8.03594202767741<text:tab/>10.0329187852915<text:tab/>7.76258294624257<text:tab/>12.1914474520874<text:tab/>7.40399178581676</text:p>
      <text:p text:style-name="P1">Zfp189<text:tab/>3.46149121243792<text:tab/>10.2452598993407<text:tab/>6.68598450098809<text:tab/>5.40142516175178<text:tab/>2.29784889393581</text:p>
      <text:p text:style-name="P1">Zfp191<text:tab/>14.3209216758872<text:tab/>25.0769960009847<text:tab/>16.2432648757669<text:tab/>21.8266768626842<text:tab/>18.221429911304</text:p>
      <text:p text:style-name="P1">Zfp192<text:tab/>2.01508560184091<text:tab/>0.485809229840325<text:tab/>0.790486110490956<text:tab/>1.7750229462309<text:tab/>1.06662885938855</text:p>
      <text:p text:style-name="P1">Zfp2<text:tab/>2.24784006384572<text:tab/>1.14745231989652<text:tab/>0.242165616542078<text:tab/>3.1757770717103<text:tab/>0.865469668248395</text:p>
      <text:p text:style-name="P1">Zfp202<text:tab/>2.69844354902066<text:tab/>3.50498461547576<text:tab/>2.48240235430455<text:tab/>3.14316897589262<text:tab/>1.43649096697793</text:p>
      <text:p text:style-name="P1">Zfp207<text:tab/>62.4018665721614<text:tab/>57.889253876575<text:tab/>59.3040805733101<text:tab/>91.2845577666531<text:tab/>74.2469103115414</text:p>
      <text:p text:style-name="P1">Zfp213<text:tab/>2.64220558421158<text:tab/>1.8625792510242<text:tab/>6.75232646108915<text:tab/>3.36307598001503<text:tab/>4.76293248971261</text:p>
      <text:p text:style-name="P1">Zfp217<text:tab/>5.04627912425089<text:tab/>8.15533099665302<text:tab/>6.03178116135649<text:tab/>7.7689631472263<text:tab/>5.69245356240952</text:p>
      <text:p text:style-name="P1">Zfp219<text:tab/>18.5593967529487<text:tab/>10.8014989875701<text:tab/>4.24994529404085<text:tab/>20.9638285675022<text:tab/>6.631617756328</text:p>
      <text:p text:style-name="P1">Zfp238<text:tab/>13.7215067557249<text:tab/>12.1547569829908<text:tab/>12.2728115456676<text:tab/>18.8931076659694<text:tab/>14.5821467446105</text:p>
      <text:p text:style-name="P1">Zfp251<text:tab/>7.28015214846395<text:tab/>4.72914035952684<text:tab/>3.01405238284798<text:tab/>8.51420362438761<text:tab/>5.98852614893097</text:p>
      <text:p text:style-name="P1">Zfp259<text:tab/>19.593943532181<text:tab/>26.8039966866925<text:tab/>22.5965881444603<text:tab/>28.3737598350069<text:tab/>38.0472624122614</text:p>
      <text:p text:style-name="P1"><text:soft-page-break/>Zfp26<text:tab/>3.23704753655397<text:tab/>3.40755247304814<text:tab/>1.5076388095777<text:tab/>3.34902493391955<text:tab/>1.82213038481166</text:p>
      <text:p text:style-name="P1">Zfp260<text:tab/>1.97044701662692<text:tab/>13.6239715172305<text:tab/>0.731725380683696<text:tab/>6.0356304515198<text:tab/>1.99874209618889</text:p>
      <text:p text:style-name="P1">Zfp263<text:tab/>4.99051001580111<text:tab/>4.0604482382197<text:tab/>3.23619256204647<text:tab/>5.47266535327757<text:tab/>3.02539324015914</text:p>
      <text:p text:style-name="P1">Zfp266<text:tab/>21.4827676087728<text:tab/>9.53899219624998<text:tab/>6.97207544866387<text:tab/>20.6165252023132<text:tab/>7.93418070837676</text:p>
      <text:p text:style-name="P1">Zfp275<text:tab/>7.6082800372363<text:tab/>8.95756135383263<text:tab/>5.78063779308101<text:tab/>9.23027062332253<text:tab/>6.61959745868087</text:p>
      <text:p text:style-name="P1">Zfp280b<text:tab/>1.41850914611707<text:tab/>2.73685130051423<text:tab/>1.54300441145781<text:tab/>1.11743276604861<text:tab/>0.87002028485119</text:p>
      <text:p text:style-name="P1">Zfp280d<text:tab/>8.62988576229695<text:tab/>9.04050412541928<text:tab/>4.45087384017003<text:tab/>8.26101564283736<text:tab/>6.94895493335071</text:p>
      <text:p text:style-name="P1">Zfp281<text:tab/>10.7472543443968<text:tab/>33.4475796908741<text:tab/>19.0870836785197<text:tab/>12.7588946412207<text:tab/>7.5615255746553</text:p>
      <text:p text:style-name="P1">Zfp282<text:tab/>5.57289383370347<text:tab/>3.91280649112291<text:tab/>2.93028852619014<text:tab/>5.72835725320557<text:tab/>4.31668049104263</text:p>
      <text:p text:style-name="P1">Zfp286a<text:tab/>0.336328493240696<text:tab/>0.133368268004557<text:tab/>0.165396062203637<text:tab/>0.566387659312111<text:tab/>0.200475014387214</text:p>
      <text:p text:style-name="P1">Zfp287<text:tab/>2.76388464813287<text:tab/>2.82746385192763<text:tab/>3.23147526386813<text:tab/>3.19122040316149<text:tab/>2.25913315016617</text:p>
      <text:p text:style-name="P1">Zfp292<text:tab/>4.24215255567263<text:tab/>1.62193033273587<text:tab/>2.62242438540174<text:tab/>4.66954474478736<text:tab/>3.35519752115164</text:p>
      <text:p text:style-name="P1">Zfp295<text:tab/>6.02725160379744<text:tab/>14.8674083341267<text:tab/>12.5127434044912<text:tab/>8.36159381025516<text:tab/>6.23385697631917</text:p>
      <text:p text:style-name="P1">Zfp3<text:tab/>0.879775952278342<text:tab/>0.146861830080059<text:tab/>0.389367905038152<text:tab/>0.872686467426285<text:tab/>0.681109032429971</text:p>
      <text:p text:style-name="P1">Zfp316<text:tab/>1.85792304568808<text:tab/>1.12692591991567<text:tab/>1.29680161784009<text:tab/>2.24322303104344<text:tab/>1.40726565488073</text:p>
      <text:p text:style-name="P1">Zfp317<text:tab/>8.03760853139869<text:tab/>4.44763235179375<text:tab/>3.36311464294243<text:tab/>6.83734963649436<text:tab/>3.34542431278755</text:p>
      <text:p text:style-name="P1">Zfp319<text:tab/>4.25914186765766<text:tab/>6.98907361603162<text:tab/>7.6369125792416<text:tab/>5.68772201104767<text:tab/>4.4256233843091</text:p>
      <text:p text:style-name="P1">Zfp322a<text:tab/>11.984352896596<text:tab/>3.70275530238372<text:tab/>2.95020589450622<text:tab/>10.0690915410471<text:tab/>4.80483027378921</text:p>
      <text:p text:style-name="P1">Zfp329<text:tab/>1.58348070166235<text:tab/>0.537536966064288<text:tab/>0.317602793130571<text:tab/>1.58297501147156<text:tab/>0.664399124133148</text:p>
      <text:p text:style-name="P1">Zfp330<text:tab/>28.4279845364961<text:tab/>43.6402171590323<text:tab/>36.1635533941874<text:tab/>35.8563105985313<text:tab/>27.5252214334463</text:p>
      <text:p text:style-name="P1">Zfp346<text:tab/>7.55902745782655<text:tab/>4.47517136851687<text:tab/>8.00681726388112<text:tab/>7.8919153998071<text:tab/>7.38085050878886</text:p>
      <text:p text:style-name="P1">Zfp347<text:tab/>1.64560253251696<text:tab/>2.56242022568867<text:tab/>1.45079233360771<text:tab/>21.1048866525265<text:tab/>2.34659668364176</text:p>
      <text:p text:style-name="P1">Zfp35<text:tab/>4.9889837229148<text:tab/>5.83534495930146<text:tab/>4.35694962460087<text:tab/>5.19281612853496<text:tab/>3.90135273764084</text:p>
      <text:p text:style-name="P1">Zfp352<text:tab/>0.103933771121142<text:tab/>0.10330493628222<text:tab/>0.0979952785205257<text:tab/>0.101020019074265<text:tab/>0.0959986064385136</text:p>
      <text:p text:style-name="P1">Zfp354a<text:tab/>1.80771588699261<text:tab/>3.86871462073369<text:tab/>1.98951762668798<text:tab/>3.72669525953174<text:tab/>2.01045512938856</text:p>
      <text:p text:style-name="P1">Zfp354c<text:tab/>6.36874402679546<text:tab/>4.79784385824599<text:tab/>2.73948634931998<text:tab/>7.67859133055598<text:tab/>1.72935612537721</text:p>
      <text:p text:style-name="P1">Zfp358<text:tab/>9.07575204159063<text:tab/>4.07191051311032<text:tab/>1.83561717206458<text:tab/>14.8823640704446<text:tab/>2.65148151840728</text:p>
      <text:p text:style-name="P1">Zfp36<text:tab/>23.0597400112708<text:tab/>105.256979553642<text:tab/>207.059858600852<text:tab/>36.9096182590013<text:tab/>93.5497919213942</text:p>
      <text:p text:style-name="P1">Zfp362<text:tab/>16.4165249147923<text:tab/>5.80819617502004<text:tab/>5.22429424611182<text:tab/>11.6815618256159<text:tab/>2.43208964857727</text:p>
      <text:p text:style-name="P1">Zfp365<text:tab/>7.63022433834454<text:tab/>8.38460212998729<text:tab/>2.58412709606046<text:tab/>9.48894385350973<text:tab/>2.88834304683251</text:p>
      <text:p text:style-name="P1">Zfp367<text:tab/>8.38516020569195<text:tab/>8.36743622243629<text:tab/>4.93657738082092<text:tab/>3.49357381606577<text:tab/>1.43844940792383</text:p>
      <text:p text:style-name="P1">Zfp36l1<text:tab/>40.5455667409709<text:tab/>100.502930459506<text:tab/>57.8170709811529<text:tab/>54.5702311422003<text:tab/>38.7042258764581</text:p>
      <text:p text:style-name="P1">Zfp36l2<text:tab/>1.18143989470376<text:tab/>0.225098185240649<text:tab/>0.213423763707799<text:tab/>0.172977211639072<text:tab/>0.184081230246731</text:p>
      <text:p text:style-name="P1">Zfp37<text:tab/>0.281792069604915<text:tab/>0.942162398210684<text:tab/>0.0929979059438085<text:tab/>0.343676118405237<text:tab/>0.144826531460451</text:p>
      <text:p text:style-name="P1">Zfp382<text:tab/>3.52626042171312<text:tab/>7.75863234033821<text:tab/>2.50475202209683<text:tab/>5.79941702183745<text:tab/>2.80539969273982</text:p>
      <text:p text:style-name="P1">Zfp384<text:tab/>22.0477363129571<text:tab/>30.3348417501705<text:tab/>15.6361176716956<text:tab/>33.3423587277119<text:tab/>12.7850541675552</text:p>
      <text:p text:style-name="P1">Zfp385a<text:tab/>10.1758681323701<text:tab/>15.030361677023<text:tab/>13.7776370317028<text:tab/>20.8892793672388<text:tab/>12.3278943799341</text:p>
      <text:p text:style-name="P1">Zfp385b<text:tab/>0.104257099213391<text:tab/>0.158830287649594<text:tab/>0.0979367727378902<text:tab/>0.108199097970811<text:tab/>0.0956691650858133</text:p>
      <text:p text:style-name="P1">Zfp385d<text:tab/>0.910276516174919<text:tab/>2.48785627035299<text:tab/>0.661715583104746<text:tab/>3.44536517245308<text:tab/>0.348191973207535</text:p>
      <text:p text:style-name="P1">Zfp386<text:tab/>21.0925454630658<text:tab/>9.14979477234351<text:tab/>5.98550243355667<text:tab/>19.5687191371567<text:tab/>8.72009407326148</text:p>
      <text:p text:style-name="P1">Zfp39<text:tab/>1.05169656713294<text:tab/>0.1883051922946<text:tab/>0.425117135523951<text:tab/>1.46736265636796<text:tab/>0.714991785922697</text:p>
      <text:p text:style-name="P1">Zfp394<text:tab/>4.84946306715881<text:tab/>2.87983058586305<text:tab/>2.70319872273438<text:tab/>6.0611015292439<text:tab/>4.79891688163185</text:p>
      <text:p text:style-name="P1">Zfp395<text:tab/>4.62213127552428<text:tab/>2.67556027907146<text:tab/>1.96237500048724<text:tab/>7.33541222843603<text:tab/>1.45432981131112</text:p>
      <text:p text:style-name="P1">Zfp397<text:tab/>3.71339805546435<text:tab/>1.80557598799809<text:tab/>1.68053774141163<text:tab/>4.61437260778462<text:tab/>2.04759560748576</text:p>
      <text:p text:style-name="P1">Zfp398<text:tab/>1.38200100095569<text:tab/>1.40499415706752<text:tab/>1.70285207175175<text:tab/>2.27087167043412<text:tab/>1.23596283514735</text:p>
      <text:p text:style-name="P1">Zfp40<text:tab/>4.49742986834259<text:tab/>1.05154253841283<text:tab/>0.572232241747701<text:tab/>3.13804523267844<text:tab/>0.864066866955362</text:p>
      <text:p text:style-name="P1">Zfp410<text:tab/>10.1833950372166<text:tab/>14.2676358500747<text:tab/>12.1978177147402<text:tab/>14.1147877264949<text:tab/>12.3764420665743</text:p>
      <text:p text:style-name="P1">Zfp414<text:tab/>22.1772192144316<text:tab/>16.0085456835783<text:tab/>9.68195923344288<text:tab/>22.1747049186776<text:tab/>15.1715279720688</text:p>
      <text:p text:style-name="P1">Zfp418<text:tab/>1.25455272295988<text:tab/>1.93248701080128<text:tab/>0.184828446558465<text:tab/>0.525052571721268<text:tab/>0.22011804184556</text:p>
      <text:p text:style-name="P1">Zfp422<text:tab/>21.0369199912376<text:tab/>15.5888116904401<text:tab/>8.31755043478286<text:tab/>19.6761688341727<text:tab/>11.6168618581492</text:p>
      <text:p text:style-name="P1">Zfp423<text:tab/>0.104436121503486<text:tab/>0.104113704343521<text:tab/>0.110926744471188<text:tab/>0.111771602924842<text:tab/>0.0961211976653727</text:p>
      <text:p text:style-name="P1">Zfp426<text:tab/>3.11659239259568<text:tab/>1.79686683989222<text:tab/>0.71537548494596<text:tab/>3.11746291472311<text:tab/>1.82721771528</text:p>
      <text:p text:style-name="P1">Zfp428<text:tab/>7.09189904249517<text:tab/>7.34460422688345<text:tab/>5.4234278219767<text:tab/>9.4580238383864<text:tab/>6.89247385352344</text:p>
      <text:p text:style-name="P1">Zfp438<text:tab/>1.04288717440126<text:tab/>1.99665861277153<text:tab/>0.384350257095088<text:tab/>0.888008934414059<text:tab/>0.70385708468283</text:p>
      <text:p text:style-name="P1"><text:soft-page-break/>Zfp444<text:tab/>14.1309562257829<text:tab/>14.52975752735<text:tab/>10.6801291305499<text:tab/>19.321709716584<text:tab/>15.9423660117698</text:p>
      <text:p text:style-name="P1">Zfp445<text:tab/>11.1900915933927<text:tab/>9.47871583666206<text:tab/>5.11703699831275<text:tab/>10.2906428502274<text:tab/>6.56975343006441</text:p>
      <text:p text:style-name="P1">Zfp451<text:tab/>5.76305212588893<text:tab/>5.21056786045996<text:tab/>6.05806646513635<text:tab/>7.91382030555201<text:tab/>9.12360922379907</text:p>
      <text:p text:style-name="P1">Zfp455<text:tab/>1.5143520492905<text:tab/>0.544427810818837<text:tab/>0.825092136369935<text:tab/>3.00704724769068<text:tab/>0.718921826241554</text:p>
      <text:p text:style-name="P1">Zfp458<text:tab/>0.938245478088276<text:tab/>0.305302056831423<text:tab/>0.203545729275593<text:tab/>0.969151674234061<text:tab/>0.669531657180408</text:p>
      <text:p text:style-name="P1">Zfp46<text:tab/>10.062963059063<text:tab/>7.41104620691529<text:tab/>3.93050548040651<text:tab/>13.1472615518618<text:tab/>4.46211765876398</text:p>
      <text:p text:style-name="P1">Zfp467<text:tab/>5.192823506839<text:tab/>1.95527111984936<text:tab/>0.355668175128362<text:tab/>13.5455357767945<text:tab/>0.86245440185357</text:p>
      <text:p text:style-name="P1">Zfp472<text:tab/>1.06464458325106<text:tab/>1.36848128891402<text:tab/>0.678113657220442<text:tab/>1.65933860204645<text:tab/>1.45136856916946</text:p>
      <text:p text:style-name="P1">Zfp474<text:tab/>0.114244688593584<text:tab/>0.13185127373893<text:tab/>0.093527973779512<text:tab/>0.458757708921775<text:tab/>0.0910931530866133</text:p>
      <text:p text:style-name="P1">Zfp483<text:tab/>0.42464279595047<text:tab/>0.112954514004782<text:tab/>0.262451317339913<text:tab/>0.786796252834522<text:tab/>0.415167874739245</text:p>
      <text:p text:style-name="P1">Zfp496<text:tab/>15.5850036439626<text:tab/>14.5891486819908<text:tab/>8.22857583250636<text:tab/>18.6742295123188<text:tab/>8.57813715045925</text:p>
      <text:p text:style-name="P1">Zfp498<text:tab/>8.86512766390686<text:tab/>4.00491231686272<text:tab/>4.57721443026035<text:tab/>9.25275468841412<text:tab/>4.97971257689273</text:p>
      <text:p text:style-name="P1">Zfp503<text:tab/>7.68019490440491<text:tab/>9.05077327205383<text:tab/>19.2778566239627<text:tab/>14.9172052461126<text:tab/>15.673942735917</text:p>
      <text:p text:style-name="P1">Zfp507<text:tab/>5.49931742461243<text:tab/>6.30625020538912<text:tab/>2.77358718464334<text:tab/>5.65987527267055<text:tab/>2.75822817393527</text:p>
      <text:p text:style-name="P1">Zfp51<text:tab/>1.6028232716613<text:tab/>0.39109110075089<text:tab/>0.471557959340752<text:tab/>1.11011014070786<text:tab/>0.466255865772932</text:p>
      <text:p text:style-name="P1">Zfp511<text:tab/>14.8026471134045<text:tab/>9.11029304860013<text:tab/>8.75404197415396<text:tab/>24.5912753296074<text:tab/>18.2805124846552</text:p>
      <text:p text:style-name="P1">Zfp512b<text:tab/>20.7764894767981<text:tab/>19.8904603043206<text:tab/>13.6952255953186<text:tab/>17.8956531211655<text:tab/>6.99902258279826</text:p>
      <text:p text:style-name="P1">Zfp513<text:tab/>18.3731552121938<text:tab/>20.0674593765864<text:tab/>14.8325486769908<text:tab/>26.8828615651941<text:tab/>20.6845522940582</text:p>
      <text:p text:style-name="P1">Zfp516<text:tab/>5.3566576551945<text:tab/>9.59643399637613<text:tab/>7.69589232979822<text:tab/>10.2302345848907<text:tab/>4.77456490651786</text:p>
      <text:p text:style-name="P1">Zfp518a<text:tab/>1.09564072824639<text:tab/>0.672853766010045<text:tab/>0.455051017551921<text:tab/>2.01698012517689<text:tab/>0.742218188158679</text:p>
      <text:p text:style-name="P1">Zfp52<text:tab/>1.94996896122939<text:tab/>1.14363976036427<text:tab/>0.665061218011278<text:tab/>1.71675369165752<text:tab/>1.21582515413474</text:p>
      <text:p text:style-name="P1">Zfp521<text:tab/>0.103933771121142<text:tab/>0.10330493628222<text:tab/>0.0979952785205257<text:tab/>0.101020019074265<text:tab/>0.0959986064385136</text:p>
      <text:p text:style-name="P1">Zfp523<text:tab/>7.17564725528241<text:tab/>5.47249821400035<text:tab/>5.18503884439777<text:tab/>12.9984747756101<text:tab/>15.8145258289854</text:p>
      <text:p text:style-name="P1">Zfp524<text:tab/>13.7997478974739<text:tab/>6.30892233765828<text:tab/>6.10531176031759<text:tab/>16.6206934477718<text:tab/>8.44454105846677</text:p>
      <text:p text:style-name="P1">Zfp53<text:tab/>1.68473334785652<text:tab/>0.847641964268767<text:tab/>0.484111730889471<text:tab/>1.58538938745431<text:tab/>0.586098179589773</text:p>
      <text:p text:style-name="P1">Zfp532<text:tab/>6.35123077602416<text:tab/>3.10793983729864<text:tab/>0.412682029866533<text:tab/>8.22538118943527<text:tab/>0.924371344894035</text:p>
      <text:p text:style-name="P1">Zfp563<text:tab/>0.695825191211501<text:tab/>1.3288447166507<text:tab/>0.590076095422272<text:tab/>0.914050908712496<text:tab/>0.255195814771687</text:p>
      <text:p text:style-name="P1">Zfp566<text:tab/>0.110079850404542<text:tab/>0.218075171359565<text:tab/>0.204291997741674<text:tab/>0.316699866267177<text:tab/>0.3929065537318</text:p>
      <text:p text:style-name="P1">Zfp57<text:tab/>24.2439036348845<text:tab/>17.2766981643935<text:tab/>3.57616851497004<text:tab/>18.7603097330746<text:tab/>3.38580423397653</text:p>
      <text:p text:style-name="P1">Zfp574<text:tab/>8.37608934533635<text:tab/>9.89896782063784<text:tab/>12.9289558241589<text:tab/>10.1421492281708<text:tab/>8.6724373417349</text:p>
      <text:p text:style-name="P1">Zfp575<text:tab/>0.489795248457415<text:tab/>0.638224364283433<text:tab/>0.119082027898801<text:tab/>1.26809690115256<text:tab/>0.144342087453046</text:p>
      <text:p text:style-name="P1">Zfp579<text:tab/>6.69400727465608<text:tab/>4.51483730889172<text:tab/>3.08448633667984<text:tab/>8.41452494675507<text:tab/>1.37666253060562</text:p>
      <text:p text:style-name="P1">Zfp583<text:tab/>0.451670508509865<text:tab/>0.365915545480038<text:tab/>0.090522470471481<text:tab/>0.830002218664286<text:tab/>0.259542610234387</text:p>
      <text:p text:style-name="P1">Zfp592<text:tab/>6.01255792608757<text:tab/>10.0545984963131<text:tab/>5.00768362957333<text:tab/>8.45857489299535<text:tab/>6.05876922064176</text:p>
      <text:p text:style-name="P1">Zfp593<text:tab/>10.8359845626674<text:tab/>21.6810991122941<text:tab/>13.7828608438815<text:tab/>13.350804679469<text:tab/>14.3320399419936</text:p>
      <text:p text:style-name="P1">Zfp597<text:tab/>2.45215396618079<text:tab/>5.66457860680713<text:tab/>2.84724161154274<text:tab/>1.75376017583587<text:tab/>2.04537252138644</text:p>
      <text:p text:style-name="P1">Zfp598<text:tab/>22.242135458255<text:tab/>38.2299097054585<text:tab/>31.6471323942851<text:tab/>28.3457558368905<text:tab/>30.7287622470012</text:p>
      <text:p text:style-name="P1">Zfp608<text:tab/>4.88445065322575<text:tab/>2.58697431961678<text:tab/>0.75243662472281<text:tab/>9.01254917615279<text:tab/>2.33885174891608</text:p>
      <text:p text:style-name="P1">Zfp609<text:tab/>10.4339527480993<text:tab/>7.3813473669712<text:tab/>5.81177677685147<text:tab/>9.35068271140509<text:tab/>6.07430681949818</text:p>
      <text:p text:style-name="P1">Zfp61<text:tab/>11.8228717104255<text:tab/>11.7904301658089<text:tab/>7.28184053382681<text:tab/>14.4359039308307<text:tab/>9.0035585235948</text:p>
      <text:p text:style-name="P1">Zfp612<text:tab/>6.44346764340662<text:tab/>4.26319770732306<text:tab/>3.24208177827199<text:tab/>5.36065765047037<text:tab/>3.57930002486926</text:p>
      <text:p text:style-name="P1">Zfp622<text:tab/>0.202559640613813<text:tab/>0.124930565561139<text:tab/>0.0979376118347762<text:tab/>0.103199591470563<text:tab/>0.106844941741075</text:p>
      <text:p text:style-name="P1">Zfp629<text:tab/>3.94658956543111<text:tab/>5.42761523543819<text:tab/>3.23140356415417<text:tab/>5.2880991981887<text:tab/>3.34034095464665</text:p>
      <text:p text:style-name="P1">Zfp637<text:tab/>35.5880892742075<text:tab/>24.4167297913083<text:tab/>15.5597423658378<text:tab/>33.6393421491518<text:tab/>19.8393897298636</text:p>
      <text:p text:style-name="P1">Zfp638<text:tab/>13.0690114236436<text:tab/>12.1635090377153<text:tab/>9.03797487033768<text:tab/>14.5043727195987<text:tab/>11.5274908929967</text:p>
      <text:p text:style-name="P1">Zfp639<text:tab/>9.9603088962297<text:tab/>13.6850550319206<text:tab/>10.9362704482899<text:tab/>9.90765068009172<text:tab/>10.8693598711248</text:p>
      <text:p text:style-name="P1">Zfp64<text:tab/>10.3903489134816<text:tab/>7.37619080038293<text:tab/>2.94131903157572<text:tab/>13.2139016941919<text:tab/>4.80932061066689</text:p>
      <text:p text:style-name="P1">Zfp641<text:tab/>2.49681550030307<text:tab/>1.84780646965339<text:tab/>0.617123163081879<text:tab/>2.17600457256435<text:tab/>0.438402280627218</text:p>
      <text:p text:style-name="P1">Zfp644<text:tab/>6.99082723360534<text:tab/>5.29498263632084<text:tab/>5.22400013730397<text:tab/>6.75412944701129<text:tab/>3.79423000657101</text:p>
      <text:p text:style-name="P1">Zfp652<text:tab/>3.36003570619207<text:tab/>2.75427617665277<text:tab/>1.26102485932935<text:tab/>4.18284296710342<text:tab/>1.11050918282935</text:p>
      <text:p text:style-name="P1">Zfp653<text:tab/>5.6437572093331<text:tab/>7.45237877300588<text:tab/>4.17163699816531<text:tab/>6.58215837170375<text:tab/>3.15966992846215</text:p>
      <text:p text:style-name="P1">Zfp655<text:tab/>0.840944536153975<text:tab/>8.5818294901691<text:tab/>2.98908724736427<text:tab/>1.81538075303501<text:tab/>7.13029359617546</text:p>
      <text:p text:style-name="P1">Zfp667<text:tab/>0.153232545872242<text:tab/>0.12182910641792<text:tab/>0.452482643564668<text:tab/>0.658212737350669<text:tab/>0.534921432262734</text:p>
      <text:p text:style-name="P1">Zfp668<text:tab/>2.1154452729537<text:tab/>3.06874018449923<text:tab/>1.94687264072467<text:tab/>4.66782467974521<text:tab/>3.3407470835569</text:p>
      <text:p text:style-name="P1"><text:soft-page-break/>Zfp672<text:tab/>5.91679439581178<text:tab/>8.47273933300624<text:tab/>12.6359116644875<text:tab/>8.46187249158783<text:tab/>7.74476478159579</text:p>
      <text:p text:style-name="P1">Zfp68<text:tab/>6.66463366915526<text:tab/>4.028563567555<text:tab/>3.9164123054409<text:tab/>7.51864437669947<text:tab/>4.41279100738852</text:p>
      <text:p text:style-name="P1">Zfp689<text:tab/>3.10120730800124<text:tab/>1.88378046542215<text:tab/>1.03667711246335<text:tab/>3.58368777743916<text:tab/>1.20845966290466</text:p>
      <text:p text:style-name="P1">Zfp691<text:tab/>5.78870477084595<text:tab/>2.35447468029367<text:tab/>2.45779932558912<text:tab/>7.80151845511206<text:tab/>2.87362520165216</text:p>
      <text:p text:style-name="P1">Zfp692<text:tab/>15.7161505288196<text:tab/>8.11076253508783<text:tab/>6.68804684487698<text:tab/>21.7629506208894<text:tab/>10.4326151409296</text:p>
      <text:p text:style-name="P1">Zfp697<text:tab/>0.104307951817145<text:tab/>0.146679805280694<text:tab/>0.0982152607087424<text:tab/>0.102149844490797<text:tab/>0.0960702957358708</text:p>
      <text:p text:style-name="P1">Zfp7<text:tab/>0.104425883835545<text:tab/>0.104512497333582<text:tab/>0.0984735758193704<text:tab/>0.102466942426232<text:tab/>0.148720398556126</text:p>
      <text:p text:style-name="P1">Zfp703<text:tab/>11.3657569821504<text:tab/>11.1416286172826<text:tab/>24.4544934983538<text:tab/>29.1017618665949<text:tab/>18.8017203147059</text:p>
      <text:p text:style-name="P1">Zfp706<text:tab/>21.8233456028685<text:tab/>21.2017083460942<text:tab/>25.4409790364265<text:tab/>24.1959376996352<text:tab/>29.5867945152474</text:p>
      <text:p text:style-name="P1">Zfp707<text:tab/>0.377162794221395<text:tab/>0.45147064011803<text:tab/>0.946666411565024<text:tab/>0.798274586310718<text:tab/>0.986475665777539</text:p>
      <text:p text:style-name="P1">Zfp709<text:tab/>5.19851623805026<text:tab/>3.28841954436297<text:tab/>1.80666259880088<text:tab/>5.39908158887473<text:tab/>3.22143667340958</text:p>
      <text:p text:style-name="P1">Zfp709l1<text:tab/>0.223627220938272<text:tab/>0.12162796760022<text:tab/>0.0990881779024439<text:tab/>0.215514836070949<text:tab/>0.548361165735977</text:p>
      <text:p text:style-name="P1">Zfp710<text:tab/>3.68927616070359<text:tab/>4.51247621348442<text:tab/>1.68028627744448<text:tab/>6.41814054930993<text:tab/>1.98453348872191</text:p>
      <text:p text:style-name="P1">Zfp74<text:tab/>0.102625186478989<text:tab/>0.103787594876806<text:tab/>0.095902483347304<text:tab/>0.102945036830166<text:tab/>0.996565069438911</text:p>
      <text:p text:style-name="P1">Zfp746<text:tab/>6.59897429883686<text:tab/>6.74137990815843<text:tab/>10.1106725633497<text:tab/>9.03616084000567<text:tab/>8.20038371417639</text:p>
      <text:p text:style-name="P1">Zfp763<text:tab/>2.36988714303292<text:tab/>0.722793502843822<text:tab/>0.684997096317288<text:tab/>1.78327057627626<text:tab/>0.913000240597649</text:p>
      <text:p text:style-name="P1">Zfp772<text:tab/>4.40050291482877<text:tab/>3.64255969617702<text:tab/>3.98863458387581<text:tab/>4.07222400110416<text:tab/>3.19148775304551</text:p>
      <text:p text:style-name="P1">Zfp775<text:tab/>2.55261457532753<text:tab/>0.920933388127065<text:tab/>0.373200589129604<text:tab/>3.39481103893416<text:tab/>1.74574401378766</text:p>
      <text:p text:style-name="P1">Zfp777<text:tab/>9.35547224644486<text:tab/>14.608635925496<text:tab/>9.57706582923188<text:tab/>10.4557458104735<text:tab/>10.7606382387525</text:p>
      <text:p text:style-name="P1">Zfp786<text:tab/>1.54216436110414<text:tab/>0.405808290435064<text:tab/>0.487932487858562<text:tab/>1.44276268998595<text:tab/>0.842912508868495</text:p>
      <text:p text:style-name="P1">Zfp787<text:tab/>5.20439102429919<text:tab/>8.25083235665473<text:tab/>5.75232404214329<text:tab/>9.80703698429927<text:tab/>5.78080473812697</text:p>
      <text:p text:style-name="P1">Zfp799<text:tab/>4.28720643836854<text:tab/>0.543163412767281<text:tab/>1.94141718719364<text:tab/>3.90032004993817<text:tab/>3.3935253939826</text:p>
      <text:p text:style-name="P1">Zfp800<text:tab/>7.35012884820746<text:tab/>20.4518121286233<text:tab/>18.4253294073789<text:tab/>6.82410796015854<text:tab/>7.12627152427547</text:p>
      <text:p text:style-name="P1">Zfp819<text:tab/>0.670801988314666<text:tab/>0.450483441270346<text:tab/>0.523300174833807<text:tab/>0.879718614421791<text:tab/>0.632485988445692</text:p>
      <text:p text:style-name="P1">Zfp830<text:tab/>8.47878334410522<text:tab/>13.8684340158138<text:tab/>10.4658955638751<text:tab/>13.6511466533053<text:tab/>9.52698432488132</text:p>
      <text:p text:style-name="P1">Zfp84<text:tab/>2.88339810541689<text:tab/>2.90961704244558<text:tab/>2.04495473747358<text:tab/>3.2257361638437<text:tab/>1.97216734056111</text:p>
      <text:p text:style-name="P1">Zfp846<text:tab/>6.92417391725405<text:tab/>3.20406411397491<text:tab/>3.04719095928266<text:tab/>6.90713131457849<text:tab/>5.56424788417223</text:p>
      <text:p text:style-name="P1">Zfp865<text:tab/>0.806577178043851<text:tab/>0.459115271076298<text:tab/>0.796178707134111<text:tab/>2.09280661337827<text:tab/>1.62371408442467</text:p>
      <text:p text:style-name="P1">Zfp867<text:tab/>1.62895426601175<text:tab/>0.975444098530223<text:tab/>1.01465406688968<text:tab/>1.9432355376167<text:tab/>0.704308753724181</text:p>
      <text:p text:style-name="P1">Zfp868<text:tab/>7.93718504147249<text:tab/>10.6370144312908<text:tab/>13.0507285797242<text:tab/>6.53224602025514<text:tab/>8.74417601084981</text:p>
      <text:p text:style-name="P1">Zfp870<text:tab/>1.50884225381405<text:tab/>2.50459867658471<text:tab/>1.62823979865337<text:tab/>3.84428114368796<text:tab/>1.13373081788628</text:p>
      <text:p text:style-name="P1">Zfp879<text:tab/>0.732216585253776<text:tab/>0.139416866142375<text:tab/>0.298214947569587<text:tab/>0.724766925008316<text:tab/>0.151749200996867</text:p>
      <text:p text:style-name="P1">Zfp9<text:tab/>5.75055850575533<text:tab/>2.59893876789791<text:tab/>0.390996984991399<text:tab/>2.90055101281649<text:tab/>0.732802103173982</text:p>
      <text:p text:style-name="P1">Zfp90<text:tab/>3.01149324764799<text:tab/>0.631889937403773<text:tab/>0.597780356150413<text:tab/>2.11739190784292<text:tab/>1.21170976310433</text:p>
      <text:p text:style-name="P1">Zfp91<text:tab/>40.5784852361173<text:tab/>29.0450511796631<text:tab/>13.6914876843696<text:tab/>36.9208898908733<text:tab/>17.0395313334382</text:p>
      <text:p text:style-name="P1">Zfp93<text:tab/>0.103233124969651<text:tab/>0.195779534618315<text:tab/>0.192375516678158<text:tab/>0.200202951691629<text:tab/>0.16300090943968</text:p>
      <text:p text:style-name="P1">Zfp94<text:tab/>3.76066281899386<text:tab/>1.98196432756455<text:tab/>0.68303951965158<text:tab/>3.93473198591368<text:tab/>2.84188160461017</text:p>
      <text:p text:style-name="P1">Zfp949<text:tab/>3.53720279749192<text:tab/>2.341686593219<text:tab/>1.46486535800336<text:tab/>4.0744713522709<text:tab/>1.05905683649702</text:p>
      <text:p text:style-name="P1">Zfp951<text:tab/>0.103933771121142<text:tab/>0.10330493628222<text:tab/>0.0979952785205257<text:tab/>0.101020019074265<text:tab/>0.0959986064385136</text:p>
      <text:p text:style-name="P1">Zfp955a<text:tab/>3.55490343146976<text:tab/>3.54084416577421<text:tab/>2.18716824948691<text:tab/>4.03343224021026<text:tab/>2.15095886959331</text:p>
      <text:p text:style-name="P1">Zfp956<text:tab/>1.99478823224506<text:tab/>0.336918654786061<text:tab/>0.62943029592459<text:tab/>1.31102119367263<text:tab/>1.01481135936999</text:p>
      <text:p text:style-name="P1">Zfp958<text:tab/>1.11419211363813<text:tab/>0.390257335908576<text:tab/>0.31038504291459<text:tab/>1.65811881413603<text:tab/>0.86866134089511</text:p>
      <text:p text:style-name="P1">Zfp978<text:tab/>0.927237967998932<text:tab/>0.532325938077476<text:tab/>1.41568047896106<text:tab/>0.94419419526901<text:tab/>1.35405590055424</text:p>
      <text:p text:style-name="P1">Zfpl1<text:tab/>25.3005420345403<text:tab/>31.5057779723503<text:tab/>20.4019869355807<text:tab/>34.9394425714531<text:tab/>22.2366371570976</text:p>
      <text:p text:style-name="P1">Zfpm1<text:tab/>7.7568397180741<text:tab/>24.6547154832314<text:tab/>28.5433657167757<text:tab/>19.3292248142587<text:tab/>24.7810630211164</text:p>
      <text:p text:style-name="P1">Zfpm2<text:tab/>7.84960822425505<text:tab/>7.24402960434738<text:tab/>9.36717712905011<text:tab/>7.90748772239019<text:tab/>6.8466741004917</text:p>
      <text:p text:style-name="P1">Zfr<text:tab/>26.3865390269851<text:tab/>34.3236103490369<text:tab/>27.5792449454678<text:tab/>38.83568973477<text:tab/>34.2155747998503</text:p>
      <text:p text:style-name="P1">Zfx<text:tab/>5.82281286035243<text:tab/>5.9106547087623<text:tab/>4.30187987625883<text:tab/>7.09987509744533<text:tab/>4.67387294855226</text:p>
      <text:p text:style-name="P1">Zfyve1<text:tab/>9.70323439290543<text:tab/>4.15143082032916<text:tab/>7.08608297949017<text:tab/>11.9884252483712<text:tab/>9.4960886748081</text:p>
      <text:p text:style-name="P1">Zfyve16<text:tab/>13.3778862023276<text:tab/>8.89793648297622<text:tab/>13.0167491643842<text:tab/>16.3318094368877<text:tab/>9.00101470125426</text:p>
      <text:p text:style-name="P1">Zfyve19<text:tab/>9.3610248003038<text:tab/>4.94230707524444<text:tab/>3.98519020510514<text:tab/>18.1984932254109<text:tab/>9.36998725810369</text:p>
      <text:p text:style-name="P1">Zfyve21<text:tab/>37.3122386177878<text:tab/>14.3031812730498<text:tab/>22.1809776459383<text:tab/>36.6695734187012<text:tab/>20.7105937048795</text:p>
      <text:p text:style-name="P1">Zfyve26<text:tab/>5.11213573041135<text:tab/>1.62585012037308<text:tab/>0.900553226703975<text:tab/>7.34746849012383<text:tab/>4.90136189951192</text:p>
      <text:p text:style-name="P1">Zfyve27<text:tab/>7.21390344076979<text:tab/>13.09323966961<text:tab/>7.84262359064627<text:tab/>10.7225017832545<text:tab/>11.0598002071211</text:p>
      <text:p text:style-name="P1"><text:soft-page-break/>Zfyve28<text:tab/>1.75481659878839<text:tab/>0.712812505962735<text:tab/>1.29829252295456<text:tab/>1.00609511262398<text:tab/>1.92513499562142</text:p>
      <text:p text:style-name="P1">Zfyve9<text:tab/>3.66016554846144<text:tab/>2.9034569208144<text:tab/>1.27617071007554<text:tab/>4.57604773756206<text:tab/>2.59864466237595</text:p>
      <text:p text:style-name="P1">Zg16<text:tab/>0.103933771121142<text:tab/>0.10330493628222<text:tab/>0.0979952785205257<text:tab/>0.101020019074265<text:tab/>0.0959986064385136</text:p>
      <text:p text:style-name="P1">Zgpat<text:tab/>11.261259170032<text:tab/>7.6539343891055<text:tab/>12.2531401336342<text:tab/>18.9314949804178<text:tab/>15.7745672892495</text:p>
      <text:p text:style-name="P1">Zhx1<text:tab/>15.187459818035<text:tab/>6.73635886300244<text:tab/>9.30092603856606<text:tab/>12.3736411405418<text:tab/>5.347799038714</text:p>
      <text:p text:style-name="P1">Zhx2<text:tab/>2.24606844557787<text:tab/>6.64679176572173<text:tab/>0.855047581120193<text:tab/>6.66935954502728<text:tab/>1.57452843100919</text:p>
      <text:p text:style-name="P1">Zhx3<text:tab/>4.05144887412532<text:tab/>6.54592332376181<text:tab/>8.45605029859653<text:tab/>6.26451167546919<text:tab/>5.23376365861403</text:p>
      <text:p text:style-name="P1">Zic1<text:tab/>0.103933771121142<text:tab/>0.10330493628222<text:tab/>0.0979952785205257<text:tab/>0.101020019074265<text:tab/>0.0959986064385136</text:p>
      <text:p text:style-name="P1">Zic2<text:tab/>0.104055617577619<text:tab/>0.103581082185855<text:tab/>0.0981017141222594<text:tab/>0.101347471199983<text:tab/>0.103738696831945</text:p>
      <text:p text:style-name="P1">Zic3<text:tab/>0.103933771121142<text:tab/>0.10330493628222<text:tab/>0.0979952785205257<text:tab/>0.101020019074265<text:tab/>0.0959986064385136</text:p>
      <text:p text:style-name="P1">Zic4<text:tab/>0.103933771121142<text:tab/>0.10330493628222<text:tab/>0.0979952785205257<text:tab/>0.101020019074265<text:tab/>0.0959986064385136</text:p>
      <text:p text:style-name="P1">Zic5<text:tab/>0.103933771121142<text:tab/>0.10330493628222<text:tab/>0.0979952785205257<text:tab/>0.101020019074265<text:tab/>0.0959986064385136</text:p>
      <text:p text:style-name="P1">Zim1<text:tab/>0.103933771121142<text:tab/>0.10330493628222<text:tab/>0.0979952785205257<text:tab/>0.101020019074265<text:tab/>0.0959986064385136</text:p>
      <text:p text:style-name="P1">Zkscan1<text:tab/>6.45752144195484<text:tab/>2.74296713853657<text:tab/>5.91288851450018<text:tab/>7.3184919071815<text:tab/>5.91357008022277</text:p>
      <text:p text:style-name="P1">Zkscan3<text:tab/>12.1365842980514<text:tab/>11.4526068285127<text:tab/>12.5719026637126<text:tab/>17.4120529587139<text:tab/>11.9178218694724</text:p>
      <text:p text:style-name="P1">Zkscan5<text:tab/>5.2916789865944<text:tab/>11.9780210795427<text:tab/>7.41468800272289<text:tab/>6.77274934802887<text:tab/>5.30472378714933</text:p>
      <text:p text:style-name="P1">Zmat2<text:tab/>32.2767913070943<text:tab/>30.7449598329645<text:tab/>23.3444033215784<text:tab/>41.5879746644074<text:tab/>40.7865429798895</text:p>
      <text:p text:style-name="P1">Zmat3<text:tab/>15.4743164604113<text:tab/>13.1532609577524<text:tab/>9.84608762229738<text:tab/>33.6237726938253<text:tab/>12.6089459259433</text:p>
      <text:p text:style-name="P1">Zmat4<text:tab/>0.103933771121142<text:tab/>0.10330493628222<text:tab/>0.0979952785205257<text:tab/>0.101020019074265<text:tab/>0.0959986064385136</text:p>
      <text:p text:style-name="P1">Zmiz1<text:tab/>16.1223222682991<text:tab/>33.4515374466099<text:tab/>29.8401518773624<text:tab/>27.7518972729846<text:tab/>18.9986033536475</text:p>
      <text:p text:style-name="P1">Zmiz2<text:tab/>0.115482807328413<text:tab/>0.103441411919568<text:tab/>0.0979441526235979<text:tab/>0.10117169260131<text:tab/>0.095910540349544</text:p>
      <text:p text:style-name="P1">Zmpste24<text:tab/>26.9928659582736<text:tab/>28.4837949837684<text:tab/>14.0017258169881<text:tab/>45.3131689234451<text:tab/>19.3582061260439</text:p>
      <text:p text:style-name="P1">Zmym1<text:tab/>6.16476582620796<text:tab/>2.1091180310201<text:tab/>2.01354477296901<text:tab/>7.04876520476647<text:tab/>4.70004114367699</text:p>
      <text:p text:style-name="P1">Zmym3<text:tab/>10.501379802683<text:tab/>5.5406174439826<text:tab/>1.98489480854245<text:tab/>13.1521960192169<text:tab/>2.52502954790077</text:p>
      <text:p text:style-name="P1">Zmym4<text:tab/>7.91807832733541<text:tab/>9.42014720171824<text:tab/>4.88364255133898<text:tab/>10.6756974468606<text:tab/>3.28311679111102</text:p>
      <text:p text:style-name="P1">Zmym6<text:tab/>6.56530426310638<text:tab/>2.57552857895298<text:tab/>2.56803114241683<text:tab/>7.55324813435609<text:tab/>5.60951432628422</text:p>
      <text:p text:style-name="P1">Zmym6nb<text:tab/>0.655502024213712<text:tab/>0.40019970513934<text:tab/>0.665612397682928<text:tab/>0.524296291339443<text:tab/>0.0951907167483305</text:p>
      <text:p text:style-name="P1">Zmynd10<text:tab/>2.30601181214664<text:tab/>2.04830267151071<text:tab/>1.07646621214373<text:tab/>3.08029199295124<text:tab/>2.45283275428244</text:p>
      <text:p text:style-name="P1">Zmynd11<text:tab/>31.0873974363245<text:tab/>28.0125166925882<text:tab/>24.2376485626888<text:tab/>35.66090051639<text:tab/>20.54657348405</text:p>
      <text:p text:style-name="P1">Zmynd12<text:tab/>0.103489455871513<text:tab/>0.104251293202032<text:tab/>0.097442717337609<text:tab/>0.202267952429227<text:tab/>0.0950085431827561</text:p>
      <text:p text:style-name="P1">Zmynd15<text:tab/>0.78214617590531<text:tab/>1.75451835782012<text:tab/>1.10755475527836<text:tab/>2.12265824165339<text:tab/>1.98141926211271</text:p>
      <text:p text:style-name="P1">Zmynd19<text:tab/>18.8823888840976<text:tab/>24.5658391977592<text:tab/>22.2609399058994<text:tab/>11.8259950626053<text:tab/>14.3334715853494</text:p>
      <text:p text:style-name="P1">Zmynd8<text:tab/>13.1114557610973<text:tab/>3.8415630359157<text:tab/>0.97667820255217<text:tab/>31.307038808396<text:tab/>4.14142836308134</text:p>
      <text:p text:style-name="P1">Znfx1<text:tab/>3.60124111487228<text:tab/>10.9425916614671<text:tab/>6.13774119627103<text:tab/>7.68476039053643<text:tab/>5.71495836399968</text:p>
      <text:p text:style-name="P1">Znhit1<text:tab/>30.6949736611461<text:tab/>39.555234571677<text:tab/>33.5145988383977<text:tab/>54.9988842922344<text:tab/>47.3511912998634</text:p>
      <text:p text:style-name="P1">Znhit2<text:tab/>11.7731740858839<text:tab/>15.1057692655378<text:tab/>12.1508120606594<text:tab/>18.9428688450958<text:tab/>19.7398304963169</text:p>
      <text:p text:style-name="P1">Znhit6<text:tab/>22.3114157090544<text:tab/>17.139663848063<text:tab/>16.3227909892293<text:tab/>28.2505006544454<text:tab/>20.5473550696862</text:p>
      <text:p text:style-name="P1">Znrd1<text:tab/>48.8004684624093<text:tab/>36.347519414689<text:tab/>19.8823864624331<text:tab/>42.1726007504506<text:tab/>29.8736737326895</text:p>
      <text:p text:style-name="P1">Znrd1-as1<text:tab/>0.103933771121142<text:tab/>0.10330493628222<text:tab/>0.0979952785205257<text:tab/>0.101020019074265<text:tab/>0.0959986064385136</text:p>
      <text:p text:style-name="P1">Znrd1as1<text:tab/>4.49701329677463<text:tab/>0.366386321502889<text:tab/>0.498244576737907<text:tab/>4.09465071046157<text:tab/>0.866028128343909</text:p>
      <text:p text:style-name="P1">Znrf2<text:tab/>3.59236272182903<text:tab/>2.50434651147252<text:tab/>4.56019762474343<text:tab/>4.33238596163799<text:tab/>4.25953937236878</text:p>
      <text:p text:style-name="P1">Znrf4<text:tab/>0.0963487646146813<text:tab/>1.55451983117968<text:tab/>0.0908683689456513<text:tab/>0.347138450134255<text:tab/>0.103649045713703</text:p>
      <text:p text:style-name="P1">Zp1<text:tab/>0.103933771121142<text:tab/>0.10330493628222<text:tab/>0.0979952785205257<text:tab/>0.101020019074265<text:tab/>0.0959986064385136</text:p>
      <text:p text:style-name="P1">Zp2<text:tab/>0.103933771121142<text:tab/>0.10330493628222<text:tab/>0.0979952785205257<text:tab/>0.101020019074265<text:tab/>0.0959986064385136</text:p>
      <text:p text:style-name="P1">Zp3<text:tab/>0.100359724127241<text:tab/>0.102648127983557<text:tab/>0.0939981551678922<text:tab/>0.355351144060525<text:tab/>0.0922560838470682</text:p>
      <text:p text:style-name="P1">Zp3r<text:tab/>0.103933771121142<text:tab/>0.10330493628222<text:tab/>0.0979952785205257<text:tab/>0.101020019074265<text:tab/>0.0959986064385136</text:p>
      <text:p text:style-name="P1">Zp4<text:tab/>0.103933771121142<text:tab/>0.10330493628222<text:tab/>0.0979952785205257<text:tab/>0.101020019074265<text:tab/>0.0959986064385136</text:p>
      <text:p text:style-name="P1">Zpbp<text:tab/>0.103933771121142<text:tab/>0.10330493628222<text:tab/>0.0979952785205257<text:tab/>0.101020019074265<text:tab/>0.0959986064385136</text:p>
      <text:p text:style-name="P1">Zpbp2<text:tab/>0.595358654644459<text:tab/>0.37193660491546<text:tab/>0.151169207230167<text:tab/>1.05215767421247<text:tab/>0.471979515384022</text:p>
      <text:p text:style-name="P1">Zranb2<text:tab/>48.090688954272<text:tab/>46.2383619752615<text:tab/>44.2457011683184<text:tab/>56.7899567511041<text:tab/>47.0274116473023</text:p>
      <text:p text:style-name="P1">Zrsr1<text:tab/>7.34766411932337<text:tab/>6.77456203830838<text:tab/>5.93515830556717<text:tab/>9.76324151745584<text:tab/>7.68933949808503</text:p>
      <text:p text:style-name="P1">Zscan10<text:tab/>0.103759064226182<text:tab/>0.103378161898243<text:tab/>0.0977464583225887<text:tab/>0.101290721937152<text:tab/>0.116992686558059</text:p>
      <text:p text:style-name="P1">Zscan21<text:tab/>10.6964488451589<text:tab/>8.26904159606728<text:tab/>5.71003271307332<text:tab/>11.6463723157589<text:tab/>9.47190877412933</text:p>
      <text:p text:style-name="P1">Zswim2<text:tab/>0.103933771121142<text:tab/>0.10330493628222<text:tab/>0.0979952785205257<text:tab/>0.101020019074265<text:tab/>0.0959986064385136</text:p>
      <text:p text:style-name="P1"><text:soft-page-break/>Zswim3<text:tab/>8.55030625225802<text:tab/>6.24076688172608<text:tab/>6.66147774049521<text:tab/>7.24584827398247<text:tab/>5.6875388347615</text:p>
      <text:p text:style-name="P1">Zswim4<text:tab/>4.06308479289498<text:tab/>19.7921428779884<text:tab/>13.2244236920424<text:tab/>7.08218750244263<text:tab/>3.61736638622974</text:p>
      <text:p text:style-name="P1">Zswim5<text:tab/>0.104548053481003<text:tab/>0.134281363714558<text:tab/>0.0982948246893988<text:tab/>0.110266047496292<text:tab/>0.12304573392091</text:p>
      <text:p text:style-name="P1">Zswim7<text:tab/>8.34552202485082<text:tab/>1.93284374116257<text:tab/>1.34107266263012<text:tab/>7.44354313878796<text:tab/>7.82710824831358</text:p>
      <text:p text:style-name="P1">Zswim8<text:tab/>1.2854628752575<text:tab/>1.92788690025157<text:tab/>1.48856220312482<text:tab/>2.54349129908955<text:tab/>1.92802486677762</text:p>
      <text:p text:style-name="P1">Zufsp<text:tab/>8.79664509150137<text:tab/>6.31780340852887<text:tab/>5.35673872438664<text:tab/>10.3283787337368<text:tab/>8.35739113126878</text:p>
      <text:p text:style-name="P1">Zw10<text:tab/>12.053554163432<text:tab/>10.9903440751774<text:tab/>11.8340026974544<text:tab/>15.1801358983365<text:tab/>10.4772385341431</text:p>
      <text:p text:style-name="P1">Zwint<text:tab/>47.3097092527934<text:tab/>66.711171095542<text:tab/>58.9205551510337<text:tab/>69.0907248187369<text:tab/>60.1428166578356</text:p>
      <text:p text:style-name="P1">Zyx<text:tab/>192.349279917149<text:tab/>306.547649336837<text:tab/>338.704312778357<text:tab/>257.38962832277<text:tab/>240.461711206429</text:p>
      <text:p text:style-name="P1">Zzz3<text:tab/>10.4160897046553<text:tab/>9.45960683582426<text:tab/>7.25179201020964<text:tab/>10.1796201944047<text:tab/>7.5106337477516</text:p>
      <text:p text:style-name="P1">aicda<text:tab/>0.103933771121142<text:tab/>0.10330493628222<text:tab/>0.0979952785205257<text:tab/>0.101020019074265<text:tab/>0.0959986064385136</text:p>
      <text:p text:style-name="P1">l7Rn6<text:tab/>35.0815169733397<text:tab/>33.3748156303469<text:tab/>19.6496569342006<text:tab/>38.2760583712627<text:tab/>30.9015632267124</text:p>
      <text:p text:style-name="P1">mrpl11<text:tab/>37.5430971335989<text:tab/>30.8312770555622<text:tab/>8.77697724655132<text:tab/>39.2997300245112<text:tab/>25.8187024151923</text:p>
      <text:p text:style-name="P1">mrpl24<text:tab/>18.3479739292433<text:tab/>19.7306133191629<text:tab/>10.0455191631472<text:tab/>25.1660160830373<text:tab/>21.9785196833143</text:p>
      <text:p text:style-name="P1">mrpl9<text:tab/>55.4186083395737<text:tab/>35.9344782191693<text:tab/>29.4693971509547<text:tab/>54.9346482436288<text:tab/>45.629636559647</text:p>
      <text:p text:style-name="P1">rnf141<text:tab/>14.509478825997<text:tab/>7.01383794207945<text:tab/>8.89172522433<text:tab/>19.5132128204162<text:tab/>11.0005888342217</text:p>
      <text:p text:style-name="P1">ste2<text:tab/>0.103933771121142<text:tab/>0.10330493628222<text:tab/>0.0979952785205257<text:tab/>0.101020019074265<text:tab/>0.0959986064385136</text:p>
      <text:p text:style-name="P1">tGap1<text:tab/>0.126309851992459<text:tab/>0.103604360926717<text:tab/>0.0980474673334033<text:tab/>0.101359310113023<text:tab/>0.095904965421412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6T15:10:15.459643251</dc:date>
    <meta:editing-duration>PT23S</meta:editing-duration>
    <meta:editing-cycles>1</meta:editing-cycles>
    <meta:document-statistic meta:table-count="0" meta:image-count="0" meta:object-count="0" meta:page-count="323" meta:paragraph-count="17405" meta:word-count="104430" meta:character-count="1618222" meta:non-whitespace-character-count="1531197"/>
    <meta:generator>LibreOffice/4.3.7.2$Linux_X86_64 LibreOffice_project/430$Build-2</meta:generator>
  </office:meta>
</office:document-meta>
</file>